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F0000003CBDD2345B.png" manifest:media-type="image/png"/>
  <manifest:file-entry manifest:full-path="Pictures/100000010000003F0000003C9A75211C.png" manifest:media-type="image/png"/>
  <manifest:file-entry manifest:full-path="Pictures/1000000100000037000000347FC8E8EF.png" manifest:media-type="image/png"/>
  <manifest:file-entry manifest:full-path="Pictures/1000000100000037000000349F87305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hropicMonoVariableVariable" svg:font-family="AnthropicMonoVariableVariable"/>
    <style:font-face style:name="AnthropicSerifWebVariable-Text" svg:font-family="AnthropicSerifWebVariable-Text"/>
    <style:font-face style:name="AnthropicSerifWebVariable-TextRegular" svg:font-family="AnthropicSerifWebVariable-TextRegular"/>
    <style:font-face style:name="DejaVu Sans" svg:font-family="'DejaVu Sans'" style:font-family-generic="system" style:font-pitch="variable"/>
    <style:font-face style:name="DejaVuSansMono" svg:font-family="DejaVuSansMono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zilla_Bullet" svg:font-family="Mozilla_Bulle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AnthropicSerifWebVariable-Text" fo:font-size="12pt" fo:font-weight="normal" style:font-name-asian="AnthropicSerifWebVariable-Text" style:font-size-asian="12pt" style:font-weight-asian="normal" style:font-name-complex="AnthropicSerifWebVariable-Text" style:font-size-complex="12pt" style:font-weight-complex="normal"/>
    </style:style>
    <style:style style:name="T2" style:family="text">
      <style:text-properties fo:color="#000000" loext:opacity="100%" style:font-name="Georgia" fo:font-size="12pt" fo:font-weight="normal" style:font-name-asian="Georgia" style:font-size-asian="12pt" style:font-weight-asian="normal" style:font-name-complex="Georgia" style:font-size-complex="12pt" style:font-weight-complex="normal"/>
    </style:style>
    <style:style style:name="T3" style:family="text">
      <style:text-properties fo:color="#000000" loext:opacity="100%" style:font-name="AnthropicSerifWebVariable-Text" fo:font-size="10.5pt" fo:font-weight="normal" style:font-name-asian="AnthropicSerifWebVariable-Text" style:font-size-asian="10.5pt" style:font-weight-asian="normal" style:font-name-complex="AnthropicSerifWebVariable-Text" style:font-size-complex="10.5pt" style:font-weight-complex="normal"/>
    </style:style>
    <style:style style:name="T4" style:family="text">
      <style:text-properties fo:color="#000000" loext:opacity="100%" style:font-name="AnthropicMonoVariableVariable" fo:font-size="10.8000001907349pt" fo:font-weight="normal" style:font-name-asian="AnthropicMonoVariableVariable" style:font-size-asian="10.8000001907349pt" style:font-weight-asian="normal" style:font-name-complex="AnthropicMonoVariableVariable" style:font-size-complex="10.8000001907349pt" style:font-weight-complex="normal"/>
    </style:style>
    <style:style style:name="T5" style:family="text">
      <style:text-properties fo:color="#000000" loext:opacity="100%" style:font-name="Mozilla_Bullet" fo:font-size="12pt" fo:font-weight="normal" style:font-name-asian="Mozilla_Bullet" style:font-size-asian="12pt" style:font-weight-asian="normal" style:font-name-complex="Mozilla_Bullet" style:font-size-complex="12pt" style:font-weight-complex="normal"/>
    </style:style>
    <style:style style:name="T6" style:family="text">
      <style:text-properties fo:color="#000000" loext:opacity="100%" style:font-name="Georgia" fo:font-size="10.5pt" fo:font-weight="bold" style:font-name-asian="Georgia" style:font-size-asian="10.5pt" style:font-weight-asian="bold" style:font-name-complex="Georgia" style:font-size-complex="10.5pt" style:font-weight-complex="bold"/>
    </style:style>
    <style:style style:name="T7" style:family="text">
      <style:text-properties fo:color="#000000" loext:opacity="100%" style:font-name="AnthropicSerifWebVariable-TextRegular" fo:font-size="12pt" fo:font-style="italic" fo:font-weight="normal" style:font-name-asian="AnthropicSerifWebVariable-TextRegular" style:font-size-asian="12pt" style:font-style-asian="italic" style:font-weight-asian="normal" style:font-name-complex="AnthropicSerifWebVariable-TextRegular" style:font-size-complex="12pt" style:font-style-complex="italic" style:font-weight-complex="normal"/>
    </style:style>
    <style:style style:name="T8" style:family="text">
      <style:text-properties fo:color="#14181f" loext:opacity="100%" style:font-name="AnthropicMonoVariableVariable" fo:font-size="10.5pt" fo:font-weight="normal" style:font-name-asian="AnthropicMonoVariableVariable" style:font-size-asian="10.5pt" style:font-weight-asian="normal" style:font-name-complex="AnthropicMonoVariableVariable" style:font-size-complex="10.5pt" style:font-weight-complex="normal"/>
    </style:style>
    <style:style style:name="T9" style:family="text">
      <style:text-properties fo:color="#14181f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style:style style:name="T10" style:family="text">
      <style:text-properties fo:color="#000000" loext:opacity="100%" style:font-name="Georgia" fo:font-size="10.5pt" fo:font-weight="normal" style:font-name-asian="Georgia" style:font-size-asian="10.5pt" style:font-weight-asian="normal" style:font-name-complex="Georgia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8.917cm" svg:height="0.588cm" svg:x="1.01cm" svg:y="0.865cm" svg:viewBox="0 0 18918 589" svg:d="M353 152c-5-23-13-41-23-56s-23-26-39-34c-16-7-35-11-57-11-29 0-53 8-74 22s-37 35-48 62c-11 26-17 58-17 95 0 38 6 71 18 100 12 28 28 50 49 65 22 15 47 23 76 23 19 0 36-4 51-11 14-7 28-19 40-35 12-17 24-38 36-66h33l-19 108c-18 12-40 21-67 29-27 7-54 10-82 10-45 0-84-9-119-26-35-18-62-43-82-75-19-32-29-69-29-109 0-44 10-83 30-117 19-34 47-61 82-80 35-20 74-29 118-29 29 0 58 3 85 10 28 6 51 15 70 27v98zM586 453c-30 0-56-6-79-20-23-13-41-32-54-55-13-24-19-51-19-81 0-31 7-60 21-86s33-46 57-62c23-15 50-23 79-23s55 7 78 21c23 13 41 32 54 55 13 24 20 51 20 81 0 31-7 60-21 86s-33 46-57 62c-24 15-50 22-79 22zM592 421c14 0 26-4 35-14 10-9 17-22 22-40 4-18 7-41 7-68 0-28-3-53-9-73-6-22-14-38-25-50s-23-18-38-18c-14 0-25 5-35 14s-17 23-21 41c-5 18-8 41-8 68 0 28 3 52 9 74 6 21 15 37 26 49s23 17 37 17zM864 223l-93-37v-23l93-37h28zM892 388c0 6 2 11 4 14 3 4 7 7 13 9 7 3 15 4 26 6v29h-164v-29c10-2 17-3 23-5 5-2 9-5 11-8 3-4 4-9 4-15v-214l83-49zM882 234c12-23 23-42 33-58 10-15 20-27 30-36 10-10 20-15 30-15 5 0 9 1 13 2s7 3 10 6v76h-17c-16 0-29 2-40 5s-21 9-31 16c-9 7-18 17-28 30zM1019 151c16-6 29-12 40-18 10-7 19-15 26-24 8-10 15-22 22-38h37v114h-125zM1144 362c0 11 3 19 8 26 6 7 15 12 26 16 12 3 27 6 46 7v29c-12 4-24 8-36 10s-23 3-34 3c-29 0-52-7-69-22-16-15-24-37-24-65v-206h83zM1218 185h-105v-52h105zM1537 366c-15 29-33 51-55 65-22 15-49 22-79 22s-57-6-81-19c-23-13-41-32-54-55s-20-50-20-81c0-32 7-61 21-87s33-47 58-62c24-15 50-23 80-23 25 0 47 6 66 16 19 11 33 26 44 45 10 20 16 42 16 68v21h-223v-32l154-3-10 14c0-21-2-38-6-52s-10-25-18-32c-9-7-18-11-30-11-15 0-27 5-38 14s-19 23-26 40c-6 17-8 37-8 59 0 24 3 45 11 62s20 30 35 39 33 14 54 14c17 0 33-4 47-10 15-7 30-17 43-31zM1790 199c6-8 8-14 8-19 0-4-3-8-8-11s-13-5-24-6v-30h125v30c-11 2-20 4-26 7-5 4-11 9-17 16l-97 116-23-24zM1595 186c-6-7-12-13-17-16-6-4-14-6-24-7v-30h175v30c-11 1-20 3-25 6-5 2-8 6-8 11-1 5 2 11 7 19l55 73 93 122c6 7 12 13 18 16 5 4 13 6 23 7v29h-174v-29c10-2 18-4 24-6 5-3 8-6 8-11s-2-11-8-19l-56-77zM1649 381c-5 7-8 13-8 18s3 9 8 12c6 2 14 4 25 6v29h-126v-29c11-2 20-5 25-8 6-3 12-8 18-16l97-116 23 24zM1913 275v-63h157v63zM2204 372c0 10 1 19 4 25 4 6 9 10 16 13 8 3 18 5 31 6v30h-147v-30c13-1 23-3 30-6 8-3 13-7 16-13s5-15 5-25v-274c0-11-2-19-5-25s-8-11-16-13c-7-3-17-5-30-6v-30h102l-6 59zM2491 450l-308-325 27-101 308 324zM2576 54c-13 1-23 3-31 6-7 2-12 7-16 13-3 6-4 14-4 25v352h-34l-12-64v-288c0-11-1-19-4-25s-8-11-16-13c-7-3-17-5-30-6v-30h147zM2872 366c-14 29-32 51-54 65-23 15-49 22-79 22-31 0-58-6-81-19s-42-32-55-55-19-50-19-81c0-32 7-61 21-87s33-47 57-62c25-15 51-23 81-23 25 0 47 6 65 16 19 11 34 26 44 45 11 20 16 42 16 68v21h-222v-32l153-3-9 14c0-21-2-38-6-52s-10-25-19-32c-8-7-18-11-29-11-15 0-27 5-38 14s-20 23-26 40-9 37-9 59c0 24 4 45 12 62s19 30 35 39c15 9 33 14 54 14 16 0 32-4 47-10 15-7 29-17 43-31zM3126 199c5-8 8-14 8-19 0-4-3-8-8-11-6-3-14-5-25-6v-30h125v30c-11 2-19 4-25 7-5 4-11 9-18 16l-97 116-22-24zM2931 186c-6-7-12-13-18-16-6-4-13-6-23-7v-30h174v30c-11 1-19 3-24 6-6 2-8 6-9 11 0 5 2 11 8 19l55 73 93 122c6 7 11 13 17 16 6 4 14 6 24 7v29h-175v-29c11-2 19-4 25-6 5-3 8-6 8-11s-2-11-8-19l-57-77zM2985 381c-6 7-8 13-8 18s2 9 8 12c5 2 14 4 25 6v29h-126v-29c11-2 19-5 25-8s12-8 18-16l97-116 23 24zM3339 223l-93-37v-23l93-37h28zM3367 345c0 17 5 29 13 38 8 8 21 12 38 12 10 0 20-2 30-6 11-4 21-9 31-16s20-15 27-24v25c-10 15-23 29-37 41-15 12-30 22-46 28-16 7-31 10-46 10-30 0-54-8-70-24s-23-39-23-70v-183l83-50zM3539 223l-93-37v-23l93-37h28zM3567 365c0 7 2 12 4 16s6 7 12 9c5 3 13 4 23 6v30l-94 26h-28v-276l83-50zM3672 342c7 27 17 47 30 59 13 13 30 20 51 20 12 0 22-2 31-6 9-3 16-9 20-15 5-7 8-15 8-25 0-8-2-16-6-22-4-5-10-10-18-14-9-4-20-8-34-13-5-1-10-2-15-3-25-6-46-13-61-21s-27-19-34-31-10-27-10-44c0-20 5-37 16-52 10-15 25-27 44-35 19-9 41-14 65-14 22 0 42 3 60 7 18 5 34 12 49 22v72h-38c-6-22-15-39-27-51-13-11-28-17-45-17-11 0-20 1-28 5-8 3-14 8-18 14s-6 13-6 21c0 9 2 16 6 21 5 6 12 10 21 14s22 8 38 12c28 6 51 14 67 23 17 8 29 19 37 31 7 13 11 29 11 47 0 22-5 41-16 57-11 15-27 28-47 36-21 9-44 13-71 13-23 0-45-3-65-9-21-5-39-14-54-24v-78zM3922 202c0-9 3-18 8-26 4-8 11-15 19-20s17-7 27-7 19 2 27 7 15 12 20 20c4 8 7 17 7 26 0 10-3 20-7 28-5 8-12 15-20 19-8 5-17 7-27 7s-19-2-27-7c-8-4-15-11-19-19-5-8-8-18-8-28zM3922 396c0-9 3-18 8-26 4-8 11-15 19-20s17-8 27-8 19 3 27 8 15 12 20 20c4 8 7 17 7 26 0 10-3 20-7 28-5 8-12 15-20 19-8 5-17 7-27 7s-19-2-27-7c-8-4-15-11-19-20-5-8-8-17-8-27zM4312 363c0 12 2 21 5 27 4 7 11 12 20 15s20 5 35 5h34c18 0 35-3 49-10 14-6 26-16 38-29 11-14 22-32 32-55h32l-22 130h-366v-30c14-1 24-3 31-6s12-7 15-13c4-6 5-15 5-25v-274c0-11-1-19-5-25-3-6-8-11-15-13-7-3-17-5-31-6v-30h143zM4505 142c-5-21-11-38-19-50s-18-20-31-25c-12-4-29-7-51-7h-121v-36h254v118zM4385 210c10 0 18-2 24-5 7-3 12-9 15-18 4-7 7-19 9-34h31v150h-31c-2-14-5-26-9-34-3-8-8-14-15-17-5-3-14-5-24-5h-102v-37zM4704 126l-28 97-93-37v-23l93-37zM4583 417c10-2 17-3 23-5 5-2 9-5 11-8 3-4 4-9 4-15v-214l83-49v263c0 6 2 11 4 15 2 3 6 6 12 8 5 2 13 3 23 5v29h-160zM4778 417c9-2 17-3 22-5 6-2 10-5 12-8 2-4 4-9 4-15v-156c0-16-4-28-12-36s-21-12-37-12c-10 0-20 2-30 5-10 4-20 9-30 16-9 6-18 14-25 22v-25c10-15 22-28 36-39 14-12 29-21 44-28 16-6 31-10 46-10 29 0 52 8 67 24 16 16 24 39 24 68v171c0 6 1 11 3 15 3 3 7 6 13 8 5 2 13 3 23 5v29h-160zM4972 417c10-2 18-3 23-5 6-2 9-5 12-8 2-4 3-9 3-15v-156c0-16-4-28-12-36s-20-12-37-12c-9 0-19 2-29 5-11 4-21 9-30 16-10 6-18 14-26 22v-25c10-15 22-28 36-39 15-12 30-21 45-28 16-6 31-10 45-10 30 0 53 8 68 24 16 16 24 39 24 68v171c0 6 1 11 3 15 2 3 7 6 12 8 6 2 13 3 23 5v29h-160zM5308 453c-29 0-55-6-78-20-24-13-42-32-54-55-13-24-20-51-20-81 0-31 7-60 21-86s33-46 57-62c24-15 50-23 79-23s55 7 79 21c23 13 41 32 54 55 13 24 19 51 19 81 0 31-7 60-20 86-15 26-34 46-58 62-24 15-50 22-79 22zM5314 421c14 0 26-4 36-14 9-9 16-22 21-40s7-41 7-68c0-28-3-53-8-73-6-22-15-38-26-50s-23-18-37-18-26 5-36 14c-9 9-16 23-21 41s-7 41-7 68c0 28 3 52 9 74 5 21 14 37 25 49s23 17 37 17zM5493 151c16-6 30-12 40-18 10-7 19-15 26-24 8-10 15-22 22-38h37v114h-125zM5618 362c0 11 3 19 9 26 5 7 14 12 25 16 12 3 27 6 46 7v29c-12 4-24 8-36 10s-23 3-34 3c-29 0-52-7-69-22-16-15-24-37-24-65v-206h83zM5692 185h-105v-52h105zM5752 53c0-10 3-18 7-26 5-8 11-15 19-20 8-4 17-7 27-7 9 0 18 3 26 7 8 5 14 12 18 20 5 8 8 16 8 26s-3 19-8 27c-4 8-10 14-18 18-8 5-17 7-27 7-9 0-18-2-26-7-8-4-14-10-19-19-4-8-7-16-7-26zM5821 223l-93-37v-23l93-37h28zM5849 389c0 6 1 11 3 15 3 3 7 6 12 8 6 2 13 3 23 5v29h-159v-29c9-2 17-3 22-5 6-2 10-5 12-8 2-4 4-9 4-15v-214l83-49zM6066 453c-29 0-55-6-79-20-23-13-41-32-54-55-13-24-19-51-19-81 0-31 7-60 21-86s33-46 57-62c24-15 50-23 79-23s55 7 79 21c23 13 41 32 54 55 13 24 19 51 19 81 0 31-7 60-21 86s-33 46-57 62c-24 15-50 22-79 22zM6072 421c14 0 26-4 36-14 9-9 16-22 21-40s7-41 7-68c0-28-3-53-9-73-5-22-14-38-25-50s-23-18-37-18-26 5-36 14c-9 9-16 23-21 41s-7 41-7 68c0 28 3 52 8 74 6 21 15 37 26 49s23 17 37 17zM6373 126l-28 97-93-37v-23l93-37zM6252 417c9-2 17-3 22-5 6-2 9-5 12-8 2-4 4-9 4-15v-214l83-49v263c0 6 1 11 3 15 3 3 7 6 12 8 6 2 13 3 23 5v29h-159zM6452 417c10-2 17-3 23-5 5-2 9-5 11-8 2-4 4-9 4-15v-154c0-17-5-29-13-38-8-8-21-12-38-12-10 0-20 2-30 6-11 4-22 9-32 16s-18 15-26 23v-24c10-16 23-29 37-41 15-12 30-22 46-28 16-7 31-11 46-11 30 0 53 8 69 25 16 16 24 39 24 70v168c0 6 1 11 3 15 3 3 7 6 12 8 6 2 13 3 23 5v29h-159zM6946 441c-9 4-17 6-26 8s-18 3-27 3c-22 0-39-6-51-18-12-11-18-27-18-49v-173c0-19-4-33-12-43-9-10-21-15-37-15-15 0-27 5-35 15-9 9-13 22-13 38v35h-58c-6-4-10-8-14-15-3-6-5-14-5-21 0-15 6-28 17-41 11-12 26-21 44-28 20-7 41-11 64-11 28 0 52 5 72 14 19 8 34 20 45 37 10 16 16 36 16 60v145c0 6 1 12 3 15 2 4 6 7 12 9 5 3 13 4 23 6zM6836 390c-14 22-31 38-49 48s-39 15-62 15c-16 0-30-3-43-10-13-6-23-16-30-28s-11-25-11-41c0-22 7-41 21-56s35-27 64-35l120-34v28l-81 25c-14 5-25 11-32 20s-10 20-10 33c0 9 2 16 6 23 4 6 9 12 16 16 7 3 15 5 24 5 12 0 24-3 36-9 12-7 22-16 31-27zM7062 111l-93-43v-23l93-44h28zM7090 389c0 6 1 11 3 15 3 3 7 6 13 8 5 2 13 3 22 5v29h-159v-29c9-2 17-3 22-5 6-2 10-5 12-8 3-4 4-9 4-15v-339l83-49zM7311 306c7 37 20 66 38 84 18 19 42 28 73 28 18 0 33-3 46-8 14-6 24-14 31-24 6-11 10-23 10-38 0-13-3-24-9-33-7-9-15-17-27-23-11-6-25-11-42-16-6-2-12-4-18-6-29-7-53-16-72-26-20-10-35-24-46-40-11-17-16-37-16-61 0-25 6-47 19-66s31-34 53-44c24-11 50-16 80-16 27 0 51 3 73 9s42 15 61 28v98h-36c-5-23-12-42-21-57-9-14-19-25-32-33-13-7-28-11-45-11-16 0-29 3-40 8-12 5-21 13-27 22s-9 20-9 33c0 15 4 27 11 36 8 9 17 15 28 20 11 4 25 9 42 14 4 1 8 2 12 3 30 8 55 18 75 29 21 10 37 24 49 42 12 16 18 37 18 62 0 26-8 49-22 69-15 20-35 36-61 48-25 11-55 16-88 16-28 0-55-4-80-11s-46-18-64-31v-105zM7629 151c16-6 30-12 40-18 10-7 19-15 26-24 8-10 15-22 22-38h37v114h-125zM7754 362c0 11 3 19 9 26 5 7 14 12 26 16 11 3 27 6 45 7v29c-12 4-23 8-36 10-12 2-23 3-34 3-29 0-52-7-69-22-16-15-24-37-24-65v-206h83zM7828 185h-105v-52h105zM8169 441c-9 4-17 6-26 8s-18 3-26 3c-22 0-39-6-52-18-11-11-17-27-17-49v-173c0-19-5-33-13-43s-21-15-37-15c-15 0-27 5-35 15-9 9-13 22-13 38v35h-58c-6-4-10-8-13-15-4-6-5-14-5-21 0-15 5-28 16-41 11-12 26-21 45-28s40-11 63-11c28 0 52 5 72 14 20 8 35 20 45 37 11 16 16 36 16 60v145c0 6 1 12 3 15 2 4 6 7 12 9 5 3 13 4 23 6zM8059 390c-14 22-30 38-49 48-18 10-39 15-61 15-17 0-31-3-44-10-13-6-23-16-30-28s-10-25-10-41c0-22 7-41 21-56s35-27 63-35l120-34v28l-80 25c-15 5-26 11-33 20-6 9-10 20-10 33 0 9 2 16 6 23 4 6 9 12 16 16 7 3 15 5 24 5 12 0 24-3 36-9 12-7 23-16 31-27zM8174 151c16-6 30-12 40-18 10-7 19-15 26-24 8-10 15-22 22-38h37v114h-125zM8299 362c0 11 3 19 9 26 5 7 14 12 26 16 11 3 27 6 45 7v29c-12 4-23 8-36 10-12 2-23 3-34 3-29 0-52-7-69-22-16-15-24-37-24-65v-206h83zM8373 185h-105v-52h105zM8693 366c-14 29-33 51-55 65-22 15-49 22-79 22s-57-6-81-19c-23-13-42-32-55-55s-20-50-20-81c0-32 7-61 21-87s34-47 59-62c24-15 51-23 80-23 25 0 47 6 66 16 19 11 34 26 44 45 10 20 16 42 16 68v21h-223v-32l154-3-9 14c0-21-2-38-6-52-5-14-11-25-19-32s-18-11-30-11c-14 0-27 5-38 14s-19 23-25 40-9 37-9 59c0 24 4 45 11 62 8 17 20 30 35 39s33 14 54 14c17 0 33-4 48-10 15-7 29-17 42-31zM8826 416c13-1 24-3 31-6s12-7 15-13c4-6 5-14 5-25v-274c0-11-1-19-5-25-3-6-8-11-15-13-7-3-18-5-31-6v-30h194v30c-14 1-24 3-31 6s-13 7-16 13-4 14-4 25v274c0 11 1 19 4 25s9 10 16 13 17 5 31 6v30h-194zM9170 126l-28 97-93-37v-23l93-37zM9049 417c9-2 17-3 22-5 6-2 10-5 12-8 2-4 4-9 4-15v-214l83-49v263c0 6 1 11 3 15 3 3 7 6 12 8 6 2 13 3 23 5v29h-159zM9249 417c10-2 17-3 23-5 5-2 9-5 11-8 3-4 4-9 4-15v-154c0-17-4-29-13-38-8-8-21-12-38-12-10 0-20 2-30 6-11 4-21 9-32 16-10 7-18 15-26 23v-24c11-16 23-29 37-41 15-12 30-22 46-28 16-7 31-11 46-11 30 0 53 8 69 25 16 16 24 39 24 70v168c0 6 1 11 3 15 3 3 7 6 12 8 6 2 14 3 24 5v29h-160zM9553 469c0 23-5 44-16 62s-27 31-48 40c-21 10-45 14-73 14v-28c13-4 24-8 32-13 8-6 13-13 17-21 3-9 5-20 5-33v-317l83-47zM9525 223l-94-37v-23l94-37h28zM9457 53c0-10 2-18 6-26 5-8 11-15 19-20 8-4 17-7 27-7 9 0 18 3 26 7 8 5 14 12 18 20 5 8 7 16 7 26s-2 19-7 27c-4 8-10 14-18 18-8 5-17 7-26 7-10 0-19-2-27-7-8-4-14-10-19-19-4-8-6-16-6-26zM9897 366c-14 29-33 51-55 65-22 15-49 22-79 22s-57-6-81-19c-23-13-41-32-54-55s-20-50-20-81c0-32 7-61 21-87s33-47 58-62c24-15 51-23 80-23 25 0 47 6 66 16 19 11 33 26 44 45 10 20 16 42 16 68v21h-223v-32l154-3-10 14c0-21-2-38-6-52s-10-25-18-32-18-11-30-11c-14 0-27 5-38 14s-19 23-26 40c-5 17-8 37-8 59 0 24 4 45 11 62 8 17 20 30 35 39s33 14 54 14c17 0 33-4 47-10 15-7 30-17 43-31zM10208 366c-12 28-29 50-52 65-22 15-48 22-79 22-29 0-54-6-77-20-23-13-41-31-54-54-12-24-18-51-18-81 0-32 6-62 20-88s33-46 57-61c25-15 52-23 83-23 22 0 41 4 58 11 18 7 32 17 41 29 10 12 15 26 15 41 0 8-2 15-5 21-4 6-9 11-15 14h-54v-16c0-22-4-38-13-49s-21-17-37-17c-14 0-27 5-38 14s-19 21-25 38c-6 16-9 35-9 57 0 24 4 44 13 62 8 18 19 32 34 41 14 10 32 14 52 14 15 0 30-3 44-9s27-16 40-30zM10231 151c16-6 29-12 39-18 10-7 19-15 27-24 7-10 15-22 21-38h38v114h-125zM10356 362c0 11 2 19 8 26s14 12 26 16c12 3 27 6 46 7v29c-12 4-24 8-36 10s-24 3-35 3c-29 0-52-7-68-22-17-15-24-37-24-65v-206h83zM10430 185h-106v-52h106zM10490 53c0-10 2-18 6-26 5-8 11-15 19-20 8-4 17-7 27-7s18 3 26 7c8 5 14 12 19 20s7 16 7 26-2 19-7 27-11 14-19 18c-8 5-16 7-26 7s-19-2-27-7c-8-4-14-10-19-19-4-8-6-16-6-26zM10558 223l-93-37v-23l93-37h28zM10586 389c0 6 1 11 4 15 2 3 6 6 12 8 5 2 13 3 22 5v29h-159v-29c10-2 17-3 23-5 5-2 9-5 11-8 3-4 4-9 4-15v-214l83-49zM10804 453c-30 0-56-6-79-20-23-13-41-32-54-55-13-24-19-51-19-81 0-31 7-60 21-86s32-46 56-62c24-15 51-23 80-23s55 7 78 21c23 13 41 32 54 55 13 24 20 51 20 81 0 31-7 60-21 86s-33 46-57 62c-24 15-50 22-79 22zM10810 421c14 0 26-4 35-14 10-9 17-22 22-40 4-18 7-41 7-68 0-28-3-53-9-73-6-22-14-38-25-50s-23-18-38-18c-14 0-26 5-35 14-10 9-17 23-22 41-4 18-7 41-7 68 0 28 3 52 9 74 6 21 14 37 25 49s24 17 38 17zM11110 126l-28 97-93-37v-23l93-37zM10989 417c9-2 17-3 23-5 5-2 9-5 11-8 3-4 4-9 4-15v-214l83-49v263c0 6 1 11 4 15 2 3 6 6 12 8 5 2 13 3 22 5v29h-159zM11189 417c10-2 18-3 23-5 6-2 10-5 12-8 2-4 3-9 3-15v-154c0-17-4-29-13-38-8-8-20-12-38-12-9 0-19 2-30 6s-21 9-31 16-19 15-26 23v-24c10-16 22-29 37-41 14-12 30-22 45-28 16-7 31-11 46-11 31 0 54 8 70 25 15 16 23 39 23 70v168c0 6 1 11 4 15 2 3 6 6 12 8 5 2 13 3 23 5v29h-160zM11508 53c0-10 2-18 6-26 5-8 11-15 19-20 8-4 17-7 27-7 9 0 18 3 26 7 8 5 14 12 19 20 4 8 7 16 7 26s-3 19-7 27c-5 8-11 14-19 18-8 5-17 7-27 7-9 0-18-2-26-7-8-4-14-10-19-19-4-8-6-16-6-26zM11576 223l-93-37v-23l93-37h28zM11604 389c0 6 1 11 3 15 3 3 7 6 13 8 5 2 12 3 22 5v29h-159v-29c10-2 17-3 22-5 6-2 10-5 12-8 2-4 4-9 4-15v-214l83-49zM11790 126l-28 97-93-37v-23l93-37zM11669 417c9-2 17-3 22-5 6-2 10-5 12-8 3-4 4-9 4-15v-214l83-49v263c0 6 1 11 3 15 3 3 7 6 13 8 5 2 13 3 22 5v29h-159zM11869 417c10-2 18-3 23-5 6-2 9-5 12-8 2-4 3-9 3-15v-154c0-17-4-29-13-38-8-8-20-12-38-12-9 0-19 2-30 6s-21 9-31 16-19 15-26 23v-24c10-16 22-29 37-41 14-12 29-22 45-28 16-7 31-11 46-11 31 0 54 8 70 25 15 16 23 39 23 70v168c0 6 1 11 4 15 2 3 6 6 12 8 5 2 13 3 23 5v29h-160zM12161 416c13-1 23-3 30-6 8-3 13-7 16-13s5-15 5-25v-274c0-11-2-19-5-25s-8-11-16-13c-7-3-17-5-30-6v-30h194v30c-14 1-25 3-32 6-7 2-12 7-15 13s-5 14-5 25v265c0 11 2 20 6 27s10 12 19 15 21 5 35 5h17c18 0 34-3 48-10 14-6 27-16 38-29 11-14 22-32 32-55h33l-23 130h-347zM12870 441c-9 4-17 6-26 8s-18 3-27 3c-22 0-39-6-51-18-12-11-17-27-17-49v-173c0-19-5-33-13-43-9-10-21-15-37-15-15 0-27 5-35 15-9 9-13 22-13 38v35h-58c-6-4-10-8-14-15-3-6-5-14-5-21 0-15 6-28 17-41 11-12 26-21 45-28s40-11 63-11c28 0 52 5 72 14 19 8 34 20 45 37 10 16 16 36 16 60v145c0 6 1 12 3 15 2 4 6 7 12 9 5 3 13 4 23 6zM12760 390c-14 22-31 38-49 48s-39 15-62 15c-16 0-30-3-43-10-13-6-23-16-30-28s-10-25-10-41c0-22 6-41 20-56s36-27 64-35l120-34v28l-80 25c-15 5-26 11-33 20s-10 20-10 33c0 9 2 16 6 23 4 6 9 12 16 16 7 3 15 5 24 5 12 0 24-3 36-9 12-7 22-16 31-27zM12986 223l-93-37v-23l93-37h28zM13014 388c0 6 1 11 4 14 3 4 7 7 13 9 7 3 15 4 26 6v29h-164v-29c9-2 17-3 23-5 5-2 9-5 11-8 3-4 4-9 4-15v-214l83-49zM13004 234c12-23 23-42 33-58 10-15 20-27 30-36 10-10 20-15 30-15 5 0 9 1 13 2s7 3 10 6v76h-17c-16 0-29 2-40 5s-21 9-31 16c-9 7-18 17-28 30zM13372 157c14-7 25-11 34-15 9-3 17-6 24-7 6-2 13-3 19-3h17v53h-94zM13296 126c26 0 48 5 68 14s36 22 47 38 16 35 16 55c0 21-6 41-18 59-12 17-28 31-49 42-20 10-43 15-67 15-26 0-48-4-68-13s-35-22-46-38-16-35-16-55c0-22 5-41 17-59 12-17 29-31 49-42 21-10 43-16 67-16zM13293 156c-17 0-30 7-39 20s-13 32-13 56c0 17 2 32 7 46 5 13 11 23 20 31 9 7 18 11 29 11 17 0 29-7 38-20s13-32 13-57c0-17-2-32-7-45s-11-23-20-31c-8-7-18-11-28-11zM13246 461c-18 0-31 4-42 13-10 8-15 20-15 34 0 11 3 20 10 28s17 13 30 17c13 5 29 7 48 7h22c20 0 37-2 52-8 15-4 27-11 36-20 8-9 13-18 13-30s-5-21-13-27c-9-7-21-10-36-10h-141l-1-15c-17 0-31-5-42-15-10-11-15-25-15-42 0-14 3-26 11-36 7-11 17-20 30-26 13-7 28-11 45-12l7 22c-13 0-23 2-30 7-6 4-9 11-9 19s2 14 7 18c4 4 11 6 20 6h135c20 0 38 4 52 11 15 7 27 17 35 30s12 29 12 47c0 20-8 38-23 55-15 16-35 30-61 40s-54 15-85 15h-22c-28 0-53-3-75-10-22-6-40-15-52-26s-18-24-18-38c0-13 4-24 12-35 9-11 21-20 36-27 15-6 31-10 48-10h29v18zM13779 366c-15 29-33 51-55 65-23 15-49 22-79 22s-58-6-81-19-41-32-55-55c-12-23-19-50-19-81 0-32 7-61 21-87s33-47 57-62c25-15 51-23 81-23 25 0 47 6 66 16 19 11 33 26 44 45 10 20 16 42 16 68v21h-223v-32l154-3-10 14c0-21-2-38-6-52s-10-25-18-32c-9-7-18-11-30-11-15 0-27 5-38 14s-19 23-26 40c-6 17-8 37-8 59 0 24 3 45 11 62s20 30 35 39 33 14 54 14c17 0 33-4 47-10 15-7 30-17 43-31zM13912 416c13-1 23-3 30-6 8-3 13-7 16-13s5-15 5-25v-274c0-11-2-19-5-25s-8-11-16-13c-7-3-17-5-30-6v-30h194v30c-14 1-24 3-32 6-7 2-12 7-15 13s-5 14-5 25v265c0 11 2 20 6 27s10 12 19 15 21 5 35 5h17c18 0 34-3 49-10 13-6 26-16 37-29 11-14 22-32 32-55h33l-23 130h-347zM14621 441c-9 4-17 6-26 8s-18 3-26 3c-22 0-39-6-52-18-11-11-17-27-17-49v-173c0-19-4-33-13-43-8-10-21-15-37-15-15 0-27 5-35 15-9 9-13 22-13 38v35h-58c-6-4-10-8-13-15-4-6-5-14-5-21 0-15 5-28 16-41 11-12 26-21 45-28s40-11 63-11c28 0 52 5 72 14 20 8 35 20 45 37 11 16 16 36 16 60v145c0 6 1 12 3 15 2 4 6 7 12 9 5 3 13 4 23 6zM14511 390c-14 22-30 38-49 48-18 10-39 15-61 15-17 0-31-3-44-10-13-6-23-16-30-28s-10-25-10-41c0-22 7-41 21-56s35-27 63-35l120-34v28l-80 25c-15 5-26 11-33 20-6 9-10 20-10 33 0 9 2 16 6 23 4 6 9 12 16 16 7 3 15 5 24 5 12 0 24-3 36-9 12-7 23-16 31-27zM14765 126l-28 97-93-37v-23l93-37zM14644 417c10-2 17-3 23-5 5-2 9-5 11-8 3-4 4-9 4-15v-214l83-49v263c0 6 2 11 4 15 2 3 6 6 12 8 5 2 13 3 22 5v29h-159zM14844 417c10-2 18-3 23-5 6-2 10-5 12-8 2-4 3-9 3-15v-154c0-17-4-29-12-38-8-8-21-12-38-12-10 0-20 2-31 6-10 4-21 9-31 16s-19 15-26 23v-24c10-16 23-29 37-41 15-12 30-22 46-28 15-7 31-11 45-11 31 0 54 8 70 25 16 16 24 39 24 70v168c0 6 1 11 3 15 2 3 6 6 12 8s13 3 23 5v29h-160zM15261 157c14-7 25-11 34-15 9-3 17-6 24-7 6-2 13-3 19-3h17v53h-94zM15185 126c26 0 48 5 68 14s35 22 46 38 17 35 17 55c0 21-6 41-18 59-12 17-28 31-49 42-21 10-43 15-67 15-26 0-49-4-68-13-20-9-35-22-46-38s-17-35-17-55c0-22 6-41 18-59 12-17 28-31 49-42 20-10 43-16 67-16zM15181 156c-17 0-29 7-38 20s-13 32-13 56c0 17 2 32 7 46 4 13 11 23 20 31 8 7 18 11 29 11 16 0 29-7 38-20s13-32 13-57c0-17-2-32-7-45s-12-23-20-31c-9-7-18-11-29-11zM15134 461c-17 0-31 4-41 13-10 8-15 20-15 34 0 11 3 20 10 28s17 13 30 17c13 5 29 7 47 7h23c19 0 37-2 52-8 15-4 27-11 36-20 8-9 12-18 12-30s-4-21-12-27c-9-7-21-10-36-10h-141l-1-15c-17 0-31-5-42-15-10-11-15-25-15-42 0-14 3-26 10-36 8-11 18-20 31-26 13-7 28-11 45-12l7 22c-13 0-23 2-30 7-6 4-10 11-10 19s3 14 7 18c5 4 12 6 21 6h135c20 0 37 4 52 11s26 17 34 30 13 29 13 47c0 20-8 38-23 55-15 16-35 30-61 40s-54 15-85 15h-22c-29 0-54-3-76-10-22-6-39-15-52-26-12-11-18-24-18-38 0-13 4-24 13-35s21-20 35-27c15-6 31-10 49-10h29v18zM15466 223l-93-37v-23l93-37h29zM15495 345c0 17 4 29 12 38 9 8 21 12 38 12 10 0 20-2 31-6 10-4 21-9 31-16s19-15 27-24v25c-11 15-24 29-38 41s-29 22-46 28c-15 7-31 10-45 10-31 0-54-8-70-24s-24-39-24-70v-183l84-50zM15667 223l-94-37v-23l94-37h28zM15695 365c0 7 1 12 3 16 3 4 7 7 12 9 6 3 13 4 23 6v30l-93 26h-29v-276l84-50zM16063 441c-9 4-17 6-26 8s-18 3-26 3c-22 0-39-6-52-18-11-11-17-27-17-49v-173c0-19-5-33-13-43s-21-15-37-15c-15 0-27 5-35 15-9 9-13 22-13 38v35h-58c-6-4-10-8-13-15-4-6-5-14-5-21 0-15 5-28 16-41 11-12 26-21 45-28s40-11 63-11c28 0 52 5 72 14 20 8 35 20 45 37 11 16 16 36 16 60v145c0 6 1 12 3 15 2 4 6 7 12 9 5 3 13 4 23 6zM15953 390c-14 22-30 38-49 48-18 10-39 15-61 15-17 0-31-3-44-10-13-6-23-16-30-28s-10-25-10-41c0-22 7-41 21-56s35-27 63-35l120-34v28l-80 25c-15 5-26 11-33 20-6 9-10 20-10 33 0 9 2 16 6 23 4 6 9 12 16 16 7 3 15 5 24 5 12 0 24-3 36-9 12-7 23-16 31-27zM16314 157c14-7 25-11 34-15 9-3 17-6 24-7 6-2 13-3 19-3h17v53h-94zM16238 126c26 0 48 5 68 14s35 22 46 38 17 35 17 55c0 21-6 41-18 59-12 17-28 31-49 42-20 10-43 15-67 15-26 0-49-4-68-13-20-9-35-22-46-38s-17-35-17-55c0-22 6-41 18-59 12-17 28-31 49-42 21-10 43-16 67-16zM16234 156c-17 0-29 7-38 20s-13 32-13 56c0 17 2 32 7 46 4 13 11 23 20 31 8 7 18 11 29 11 16 0 29-7 38-20s13-32 13-57c0-17-2-32-7-45s-12-23-20-31c-8-7-18-11-29-11zM16188 461c-18 0-32 4-42 13-10 8-15 20-15 34 0 11 3 20 10 28s17 13 30 17c13 5 29 7 47 7h23c19 0 37-2 52-8 15-4 27-11 36-20 8-9 12-18 12-30s-4-21-12-27c-9-7-21-10-36-10h-141l-1-15c-17 0-31-5-42-15-10-11-15-25-15-42 0-14 3-26 10-36 8-11 18-20 31-26 13-7 28-11 45-12l7 22c-13 0-23 2-30 7-6 4-10 11-10 19s3 14 8 18c4 4 11 6 20 6h135c20 0 38 4 52 11 15 7 26 17 34 30s13 29 13 47c0 20-8 38-23 55-15 16-35 30-61 40s-54 15-85 15h-22c-28 0-54-3-76-10-22-6-39-15-51-26-13-11-19-24-19-38 0-13 5-24 13-35 9-11 21-20 35-27 15-6 31-10 49-10h29v18zM16720 366c-14 29-32 51-54 65-23 15-49 22-79 22-31 0-58-6-81-19s-42-32-55-55-19-50-19-81c0-32 7-61 21-87s33-47 57-62 51-23 81-23c25 0 47 6 65 16 19 11 34 26 44 45 11 20 16 42 16 68v21h-222v-32l153-3-9 14c0-21-2-38-6-52s-10-25-19-32c-8-7-18-11-30-11-14 0-26 5-38 14-10 9-19 23-25 40s-9 37-9 59c0 24 4 45 12 62s19 30 35 39c15 9 33 14 54 14 16 0 32-4 47-10 15-7 29-17 42-31zM16950 372c0 11 1 19 4 25 4 6 9 10 16 13 8 3 18 5 31 6v30h-148v-30c14-1 24-3 31-6 8-3 13-7 16-13s5-14 5-25v-274c0-11-2-19-5-25s-8-11-16-13c-7-3-17-5-31-6v-30h151l-54 59zM17148 369l-16 78h-46l-144-345v-78h64zM17118 369l143-345h14v78l-143 345h-46zM17410 54c-14 1-24 3-31 6-7 2-12 7-16 13-3 6-4 14-4 25v274c0 11 1 19 4 25 4 6 9 10 16 13s17 5 31 6v30h-193v-30c13-1 23-3 30-6s12-7 15-13c4-6 5-14 5-25v-289l-6-59h149zM17591 453c-29 0-55-6-79-20-23-13-41-32-54-55-13-24-19-51-19-81 0-31 7-60 21-86s33-46 57-62c24-15 50-23 79-23s55 7 78 21c24 13 42 32 55 55 13 24 19 51 19 81 0 31-7 60-21 86s-33 46-57 62c-24 15-50 22-79 22zM17597 421c14 0 26-4 36-14 9-9 16-22 21-40s7-41 7-68c0-28-3-53-9-73-5-22-14-38-25-50s-23-18-37-18-26 5-36 14c-9 9-16 23-21 41s-7 41-7 68c0 28 3 52 8 74 6 21 15 37 26 49s23 17 37 17zM18066 111l-93-43v-23l93-44h28zM18094 365c0 7 1 12 4 16 2 4 6 7 11 9 6 3 13 4 23 6v30l-93 26h-28v-400l83-51zM18041 215c-13-18-25-31-38-39-11-7-25-11-40-11-18 0-34 5-48 15s-24 25-32 43c-7 19-11 40-11 65 0 24 4 44 10 60 7 17 16 30 28 39 13 9 27 13 44 13 11 0 22-2 32-6 11-5 22-12 31-20 10-9 18-19 25-31l7 20c-10 19-22 36-35 49-14 14-29 24-45 31s-33 10-51 10c-25 0-47-6-67-19-21-13-36-30-48-52-12-23-17-48-17-75 0-35 7-67 21-94 14-28 33-49 59-64s56-23 89-23c20 0 39 4 58 11 19 8 35 18 48 30zM18446 366c-14 29-32 51-55 65-22 15-49 22-79 22s-57-6-81-19c-23-13-41-32-54-55s-20-50-20-81c0-32 7-61 21-87s34-47 58-62 51-23 80-23c25 0 47 6 66 16 19 11 34 26 44 45 11 20 16 42 16 68v21h-223v-32l154-3-9 14c0-21-2-38-6-52-5-14-11-25-19-32s-18-11-30-11c-14 0-27 5-38 14s-19 23-25 40-9 37-9 59c0 24 4 45 11 62 8 17 20 30 35 39s33 14 54 14c17 0 33-4 48-10 15-7 29-17 42-31zM18569 111l-93-43v-23l93-44h29zM18598 389c0 6 1 11 3 15 2 3 6 6 12 8 5 2 13 3 23 5v29h-160v-29c10-2 17-3 23-5 5-2 9-5 11-8 3-4 4-9 4-15v-339l84-49zM18704 342c6 27 17 47 30 59 13 13 30 20 51 20 12 0 22-2 31-6 9-3 16-9 20-15 5-7 8-15 8-25 0-8-2-16-6-22-4-5-10-10-18-14-9-4-20-8-34-13-5-1-10-2-15-3-26-6-46-13-61-21s-27-19-34-31-10-27-10-44c0-20 5-37 16-52 10-15 25-27 44-35 19-9 40-14 65-14 22 0 42 3 60 7 18 5 34 12 49 22v72h-38c-6-22-15-39-27-51-13-11-28-17-45-17-11 0-20 1-28 5-8 3-14 8-18 14s-6 13-6 21c0 9 2 16 6 21 5 6 12 10 21 14s22 8 38 12c28 6 51 14 67 23 17 8 29 19 36 31 8 13 12 29 12 47 0 22-5 41-17 57-11 15-26 28-46 36-21 9-44 13-71 13-23 0-45-3-65-9-21-5-39-14-54-24v-78z">
          <text:p/>
        </draw:path>
        <draw:path draw:style-name="gr1" draw:text-style-name="P1" draw:layer="layout" svg:width="18.42cm" svg:height="0.482cm" svg:x="0.999cm" svg:y="2.129cm" svg:viewBox="0 0 18421 483" svg:d="M117 298c0 10 2 17 5 22 3 6 8 10 15 13 6 2 16 3 28 3h5v30h-170v-25c11-1 19-2 25-5 6-2 11-6 13-11 3-5 4-11 4-20v-222c0-9-1-16-4-21-2-5-7-8-13-11-6-2-14-4-25-5v-25h117zM167 21c39 0 73 7 102 21s51 33 67 58c15 25 23 54 23 88s-7 64-23 92c-15 26-37 48-64 63-28 15-59 23-94 23h-86v-30h81c21 0 40-6 56-17 17-11 30-27 39-48s14-45 14-72c0-31-5-57-16-79-10-22-25-39-44-51s-42-18-67-18h-63v-30zM628 300c-11 24-26 42-44 54s-40 18-65 18-47-6-66-16c-19-11-34-26-44-46-11-19-16-41-16-66 0-26 5-50 17-71 11-22 27-39 47-52 20-12 41-18 65-18 20 0 38 4 54 13 15 9 28 21 36 37 9 16 13 35 13 56v17h-182v-26l126-2-8 11c0-17-2-32-5-43-3-12-8-21-15-27s-15-9-24-9c-12 0-22 4-31 12s-16 19-21 33-7 30-7 49c0 20 3 36 9 51 7 14 16 24 28 32 12 7 27 11 44 11 14 0 27-3 39-8 13-6 24-14 35-25zM656 341c7-1 13-2 18-4 4-1 7-3 9-6s3-7 3-12v-210c0-21 6-40 18-56s29-30 50-38c22-9 47-14 75-14 22 0 41 3 58 7 16 4 29 11 38 19s13 18 13 29c0 6-1 11-5 16-3 5-8 9-13 12h-57v-14c0-15-3-26-11-33-7-9-17-13-31-13s-26 3-36 10-18 17-23 29-8 27-8 45v210c0 5 1 9 4 12 2 3 6 5 11 7 6 2 13 3 22 4v25h-135zM652 123c16-5 29-11 40-18 11-6 21-16 32-28h23v75h-95zM909 152h-180v-43h180zM833 341c8-1 14-2 18-4 5-1 8-3 10-6 1-3 2-7 2-12v-210l46-6h23v216c0 5 1 9 3 12s5 5 9 6c4 2 11 3 19 4v25h-130zM1084 103l-23 79-76-30v-19l76-30zM985 341c8-1 15-2 19-4 4-1 7-3 9-6s3-7 3-12v-176l68-40v216c0 5 1 9 3 12s5 5 10 6c4 2 10 3 18 4v25h-130zM1148 341c8-1 14-2 19-4 4-1 7-3 9-6s3-7 3-12v-128c0-13-4-23-11-30-6-7-17-10-31-10-7 0-16 1-24 5-9 3-17 7-25 13-8 5-15 12-22 19v-20c9-13 19-24 31-34 11-10 24-18 37-23 12-6 25-8 37-8 25 0 43 6 56 20 13 13 20 32 20 57v139c0 5 1 9 3 12s5 5 9 6c5 2 11 3 19 4v25h-130zM1323 44c0-9 2-16 6-22 3-7 8-12 15-16s14-6 22-6 15 2 22 6c6 4 11 9 15 16 4 6 5 13 5 22 0 8-1 16-5 22-4 7-9 12-15 15-7 4-15 6-23 6-7 0-14-2-21-6-7-3-12-9-15-15-4-7-6-14-6-22zM1379 182l-76-30v-19l76-30h23zM1402 319c0 5 1 9 3 12s5 5 10 6c4 2 10 3 18 4v25h-130v-25c8-1 15-2 19-4 4-1 7-3 9-6s3-7 3-12v-176l68-40zM1448 123c13-5 24-10 33-15 8-5 15-12 21-20 6-7 12-18 18-31h31v95h-103zM1551 297c0 9 2 16 6 21 5 6 12 10 22 13s22 5 37 6v24c-9 4-19 6-29 8s-20 3-29 3c-24 0-42-6-56-19-13-12-20-30-20-52v-170h69zM1611 152h-86v-43h86zM1662 44c0-9 2-16 5-22 4-7 9-12 16-16 6-4 14-6 22-6 7 0 15 2 21 6 7 4 12 9 16 16 3 6 5 13 5 22 0 8-2 16-5 22-4 7-9 12-16 15-6 4-14 6-22 6s-15-2-21-6c-7-3-12-9-16-15-3-7-5-14-5-22zM1718 182l-76-30v-19l76-30h23zM1741 319c0 5 1 9 3 12s5 5 9 6c5 2 11 3 18 4v25h-129v-25c8-1 14-2 19-4 4-1 7-3 9-6s3-7 3-12v-176l68-40zM1919 133c-10 1-18 3-23 6-5 2-7 5-8 9-1 5 1 10 4 18l52 130h-10l53-130c2-8 4-13 3-18-1-4-3-7-8-9-5-3-13-5-24-6v-24h98v24c-6 1-11 3-15 4-4 2-6 4-9 6-2 2-3 5-5 9l-95 217h-23l-99-216c-3-4-5-7-7-10-2-2-5-4-8-6-4-1-9-3-15-4v-24h139zM2302 300c-11 24-26 42-45 54-18 12-40 18-65 18-24 0-46-6-65-16-19-11-34-26-45-46-11-19-16-41-16-66 0-26 6-50 17-71 12-22 27-39 47-52 20-12 42-18 66-18 20 0 38 4 53 13 16 9 28 21 37 37 8 16 13 35 13 56v17h-182v-26l126-2-8 11c0-17-2-32-6-43-3-12-8-21-15-27-6-6-14-9-24-9-12 0-22 4-31 12-8 8-15 19-21 33-4 14-7 30-7 49 0 20 3 36 10 51 6 14 16 24 28 32 12 7 26 11 44 11 14 0 27-3 39-8 12-6 24-14 35-25zM2458 251c6 31 16 54 30 69 15 16 35 23 60 23 15 0 27-2 38-7 10-4 18-11 24-19 6-9 9-19 9-31 0-11-3-20-8-27-5-8-12-14-21-19-9-4-20-9-34-13-5-1-10-3-15-4-24-6-43-14-59-22s-28-19-37-32c-9-14-14-30-14-50s5-38 16-54c10-16 25-28 44-37s40-13 64-13c22 0 42 2 59 7 18 5 35 13 51 24v81h-29c-5-19-11-35-18-46-7-13-15-21-26-27-10-7-22-10-37-10-12 0-23 2-32 7-9 4-16 10-22 17-4 8-7 17-7 27 0 12 3 22 9 29 6 8 14 13 23 17 8 3 20 7 33 11 4 1 7 1 10 3 25 6 45 14 62 23 17 8 30 20 40 34 9 13 14 31 14 51 0 21-6 40-18 56-12 17-28 30-49 39s-45 14-72 14c-23 0-45-3-66-9-20-6-37-15-51-26v-86zM2951 300c-9 23-23 41-41 53-18 13-40 19-65 19-23 0-44-6-63-16-19-11-34-26-44-46-10-19-15-41-15-66 0-27 5-51 16-72 12-22 27-38 47-51 20-12 43-18 68-18 17 0 33 3 47 8 15 6 26 15 34 25s12 21 12 33c0 6-1 12-5 17-3 5-7 9-12 12h-44v-13c0-18-4-32-10-41-7-9-17-14-30-14-12 0-22 4-31 11-9 8-16 18-20 32-5 13-8 29-8 47 0 20 4 37 10 51 7 15 16 27 28 35 13 7 27 11 43 11 12 0 24-2 35-8 11-5 22-13 33-24zM2994 44c0-9 2-16 5-22 4-7 9-12 16-16 6-4 14-6 22-6s15 2 21 6c7 4 12 9 16 16 3 6 5 13 5 22 0 8-2 16-5 22-4 7-9 12-16 15-6 4-14 6-22 6-7 0-15-2-21-6-7-3-12-9-16-15-3-7-5-14-5-22zM3050 182l-76-30v-19l76-30h23zM3073 319c0 5 1 9 3 12s5 5 9 6c5 2 11 3 19 4v25h-130v-25c8-1 14-2 19-4 4-1 7-3 9-6s3-7 3-12v-176l68-40zM3363 300c-11 24-26 42-45 54-18 12-40 18-65 18-24 0-46-6-65-16-19-11-34-26-45-46-11-19-16-41-16-66 0-26 6-50 17-71 12-22 27-39 47-52 20-12 42-18 66-18 20 0 38 4 53 13 16 9 28 21 37 37 8 16 13 35 13 56v17h-182v-26l126-2-8 11c0-17-2-32-6-43-3-12-8-21-15-27-6-6-14-9-24-9-12 0-22 4-31 12-8 8-16 19-21 33-4 14-7 30-7 49 0 20 3 36 10 51 6 14 16 24 28 32 12 7 26 11 44 11 14 0 27-3 39-8 12-6 24-14 35-25zM3488 103l-23 79-76-30v-19l76-30zM3389 341c8-1 14-2 19-4 4-1 7-3 9-6s3-7 3-12v-176l68-40v216c0 5 1 9 3 12s5 5 9 6c5 2 11 3 19 4v25h-130zM3552 341c8-1 14-2 18-4 5-1 8-3 10-6 1-3 2-7 2-12v-128c0-13-3-23-10-30s-17-10-31-10c-8 0-16 1-25 5-8 3-16 7-24 13-9 5-16 12-22 19v-20c8-13 19-24 30-34 12-10 24-18 37-23 13-6 26-8 38-8 24 0 43 6 56 20 13 13 20 32 20 57v139c0 5 1 9 3 12 1 3 5 5 9 6 4 2 11 3 19 4v25h-130zM3690 123c13-5 24-10 33-15 8-5 15-12 21-20 6-7 12-18 18-31h31v95h-103zM3793 297c0 9 2 16 6 21 5 6 12 10 22 13s22 5 37 6v24c-9 4-19 6-30 8-9 2-19 3-28 3-24 0-42-6-56-19-13-12-20-30-20-52v-170h69zM3853 152h-86v-43h86zM3904 44c0-9 1-16 5-22 4-7 9-12 16-16 6-4 14-6 22-6 7 0 15 2 21 6 7 4 12 9 16 16 3 6 5 13 5 22 0 8-2 16-5 22-4 7-9 12-16 15-6 4-14 6-22 6s-15-2-21-6c-7-3-12-9-16-15-4-7-5-14-5-22zM3960 182l-76-30v-19l76-30h23zM3983 319c0 5 1 9 3 12s5 5 9 6c5 2 11 3 18 4v25h-129v-25c8-1 14-2 19-4 4-1 7-3 9-6s3-7 3-12v-176l68-40zM4037 341c8-1 14-2 19-4 4-1 7-3 9-6s3-7 3-12v-210c0-21 6-40 17-56 13-16 29-30 51-38 22-9 47-14 75-14 22 0 41 3 57 7 17 4 30 11 38 19 10 8 14 18 14 29 0 6-1 11-5 16-3 5-8 9-13 12h-57v-14c0-15-3-26-11-33-7-9-17-13-31-13s-26 3-36 10-18 17-23 29-8 27-8 45v210c0 5 1 9 3 12 3 3 7 5 12 7 6 2 13 3 22 4v25h-136zM4034 123c16-5 29-11 40-18 10-6 21-16 32-28h23v75h-95zM4291 152h-180v-43h180zM4215 341c8-1 14-2 18-4 5-1 8-3 10-6 1-3 2-7 2-12v-210l46-6h23v216c0 5 0 9 2 12 3 3 6 5 10 6 4 2 10 3 19 4v25h-130zM4596 300c-9 23-23 41-41 53-18 13-40 19-65 19-24 0-45-6-63-16-19-11-34-26-44-46-10-19-15-41-15-66 0-27 5-51 16-72 12-22 27-38 47-51 20-12 43-18 67-18 18 0 34 3 48 8 15 6 26 15 34 25s12 21 12 33c0 6-2 12-5 17s-7 9-12 12h-44v-13c0-18-4-32-11-41-6-9-16-14-29-14-12 0-22 4-31 11-9 8-16 18-21 32-4 13-7 29-7 47 0 20 3 37 10 51 7 15 16 27 28 35 12 7 26 11 43 11 12 0 24-2 35-8 11-5 22-13 33-24zM4822 305c0 9 1 15 4 20 2 5 7 9 13 11 6 3 14 4 25 5v25h-159v-25c11-1 19-2 25-5 6-2 11-6 13-11 3-5 4-11 4-20v-222c0-9-1-16-4-21-2-5-7-8-13-11-6-2-14-4-25-5v-25h117zM4889 21c26 0 48 3 68 11 19 8 34 18 44 32 10 13 16 29 16 47 0 19-5 35-15 49-10 13-24 23-42 30s-40 11-65 11h-97v-28h68c18 0 32-2 43-5 10-4 18-10 23-19s8-20 8-35c0-20-7-35-20-46-14-11-33-17-59-17h-63v-30zM4873 193c11 0 22 1 31 3 8 2 16 6 23 10 6 5 12 11 17 19l60 86c6 7 11 13 15 17 5 4 11 7 17 9s14 3 23 4v25h-113l-81-139c-4-6-8-11-12-15-3-3-8-6-13-7s-11-1-18-1v-11zM5298 300c-11 24-26 42-44 54-19 12-40 18-65 18s-47-6-66-16c-19-11-34-26-44-46-11-19-16-41-16-66 0-26 5-50 17-71 11-22 27-39 47-52 19-12 41-18 65-18 20 0 38 4 54 13 15 9 27 21 36 37s13 35 13 56v17h-182v-26l126-2-8 11c0-17-2-32-5-43-4-12-8-21-15-27s-15-9-24-9c-12 0-22 4-31 12s-16 19-21 33-7 30-7 49c0 20 3 36 9 51 7 14 16 24 28 32 12 7 27 11 44 11 14 0 27-3 39-8 13-6 24-14 35-25zM5396 182l-76-30v-19l76-30h23zM5419 433c0 5 1 9 3 12s5 5 9 7c5 1 11 3 19 4v24h-130v-24c8-1 14-3 19-4 4-2 7-4 9-7s3-7 3-12v-290l68-40zM5387 177c8-16 18-30 29-41s23-19 36-25c14-5 27-8 42-8 20 0 38 5 55 16 16 10 29 25 38 43 10 19 15 39 15 61 0 29-6 55-17 78-12 22-28 40-49 52s-45 19-73 19c-16 0-31-3-46-9-16-6-29-14-40-25l17-37c11 14 21 25 30 30 10 6 21 9 33 9 15 0 28-4 39-12 11-9 20-21 26-36s9-33 9-53c0-19-3-36-8-50s-13-24-23-32c-10-7-22-11-36-11-9 0-17 2-27 6-8 4-17 9-24 16-8 7-15 16-20 26zM5757 372c-24 0-45-6-64-17s-33-26-44-46c-10-19-15-41-15-66s5-49 16-70c12-22 27-39 47-52 19-12 40-18 64-18s45 5 64 16 33 27 44 47c10 19 15 41 15 66s-5 49-17 70c-11 22-26 39-46 51-19 12-41 19-64 19zM5762 346c11 0 21-4 28-11 8-8 14-19 17-34 4-15 6-34 6-56 0-23-2-43-7-61-5-17-11-31-20-41-9-9-19-14-30-14s-21 4-29 12c-7 7-13 18-17 33s-6 33-6 55c0 24 3 44 7 62 5 17 12 31 21 40 9 10 19 15 30 15zM5985 182l-76-30v-19l76-30h23zM6008 318c0 5 1 9 3 12s6 5 11 7 12 3 21 4v25h-134v-25c8-1 14-2 18-4 5-1 8-3 10-6s3-7 3-12v-176l68-40zM5999 192c10-19 19-35 27-47 8-13 16-23 24-31 8-7 17-11 25-11 4 0 7 0 10 1s6 3 8 5v62h-13c-13 0-24 2-33 4-9 3-18 7-25 13-8 6-15 14-23 25zM6112 123c14-5 24-10 33-15 8-5 16-12 21-20 7-7 13-18 18-31h31v95h-103zM6215 297c0 9 2 16 7 21 4 6 11 10 21 13s22 5 38 6v24c-10 4-20 6-30 8s-20 3-28 3c-24 0-43-6-57-19-13-12-19-30-19-52v-170h68zM6275 152h-86v-43h86zM6401 225v-52h434v52zM7250 127c-4-19-10-34-18-46-9-13-19-21-32-27-13-7-28-10-46-10-23 0-44 6-61 18s-30 29-38 51c-9 21-14 47-14 77 0 31 5 58 15 81 9 23 23 41 40 53 18 12 38 18 61 18 16 0 29-2 41-8s23-16 32-29c11-14 21-32 30-54h27l-15 88c-15 10-33 18-55 24s-44 9-67 9c-36 0-68-7-97-22-28-14-50-35-66-61s-23-56-23-89c0-35 7-67 23-95s39-50 67-66 60-24 96-24c24 0 47 2 69 8 23 5 42 14 57 23v81zM7441 372c-24 0-45-6-64-17-18-11-33-26-44-46-10-19-15-41-15-66s5-49 16-70c12-22 27-39 47-52 19-12 41-18 64-18 24 0 45 5 64 16s33 27 44 47c10 19 16 41 16 66s-6 49-17 70c-12 22-27 39-47 51-19 12-41 19-64 19zM7446 346c12 0 21-4 28-11 8-8 14-19 17-34 4-15 6-34 6-56 0-23-2-43-7-61-4-17-11-31-20-41-9-9-19-14-30-14s-21 4-29 12c-7 7-13 18-17 33s-6 33-6 55c0 24 3 44 8 62 4 17 11 31 20 40 9 10 19 15 30 15zM7692 103l-23 79-76-30v-19l76-30zM7593 341c8-1 14-2 19-4 4-1 7-3 9-6s3-7 3-12v-176l68-40v216c0 5 1 9 3 12s5 5 9 6c5 2 11 3 18 4v25h-129zM7751 341c8-1 14-2 19-4 4-1 7-3 9-6s3-7 3-12v-129c0-13-3-23-10-29-7-7-17-10-30-10-7 0-16 1-24 5-9 3-17 7-25 12-8 6-14 12-20 18v-20c8-12 18-23 30-33 11-10 23-17 35-22 13-6 26-8 38-8 24 0 42 6 55 19s19 31 19 56v141c0 5 1 9 3 12s5 5 9 6c5 2 11 3 19 4v25h-130zM7910 341c8-1 14-2 18-4 4-1 7-3 9-6s3-7 3-12v-129c0-13-3-23-10-29-6-7-16-10-30-10-8 0-15 1-24 5-8 3-17 7-25 12-7 6-14 12-20 18v-20c8-12 18-23 30-33 11-10 23-17 36-22 13-6 25-8 37-8 24 0 43 6 55 19 13 13 19 31 19 56v141c0 5 1 9 3 12s5 5 10 6c4 2 10 3 18 4v25h-129zM8136 182l-76-30v-19l76-30h23zM8159 433c0 5 1 9 3 12s5 5 10 7c4 1 10 3 18 4v24h-130v-24c8-1 15-3 19-4 4-2 7-4 9-7s3-7 3-12v-290l68-40zM8128 177c8-16 17-30 28-41s23-19 37-25c13-5 28-8 42-8 20 0 38 5 55 16 17 10 29 25 39 43 9 19 14 39 14 61 0 29-6 55-17 78-12 22-28 40-49 52s-45 19-73 19c-17 0-32-3-47-9s-28-14-39-25l17-37c10 14 20 25 29 30 10 6 21 9 33 9 16 0 29-4 40-12 11-9 20-21 26-36s9-33 9-53c0-19-3-36-8-50s-13-24-23-32c-10-7-22-11-37-11-8 0-17 2-26 6s-17 9-25 16-14 16-20 26zM8441 93l-76-36v-19l76-37h23zM8464 319c0 5 1 9 3 12s5 5 9 6c5 2 11 3 19 4v25h-130v-25c8-1 14-2 19-4 4-1 7-3 9-6s3-7 3-12v-277l68-41zM8754 300c-11 24-26 42-44 54-19 12-41 18-66 18-24 0-46-6-65-16-19-11-34-26-45-46-11-19-16-41-16-66 0-26 6-50 17-71 12-22 27-39 47-52 20-12 42-18 66-18 20 0 38 4 53 13 16 9 28 21 37 37 8 16 13 35 13 56v17h-182v-26l126-2-8 11c0-17-2-32-6-43-3-12-8-21-14-27-7-6-15-9-25-9-12 0-22 4-31 12-8 8-15 19-21 33-4 14-7 30-7 49 0 20 3 36 10 51 6 14 16 24 28 32 12 7 27 11 44 11 14 0 27-3 39-8 12-6 24-14 35-25zM8777 123c14-5 24-10 33-15 8-5 15-12 21-20 7-7 12-18 18-31h31v95h-103zM8880 297c0 9 2 16 6 21 5 6 12 10 22 13s22 5 37 6v24c-9 4-19 6-29 8s-20 3-28 3c-24 0-43-6-57-19-13-12-20-30-20-52v-170h69zM8940 152h-86v-43h86zM9202 300c-11 24-26 42-44 54-19 12-40 18-65 18s-47-6-66-16c-19-11-34-26-44-46-11-19-16-41-16-66 0-26 5-50 17-71 11-22 27-39 47-52 19-12 41-18 65-18 20 0 38 4 54 13 15 9 27 21 36 37s13 35 13 56v17h-182v-26l126-2-8 11c0-17-2-32-5-43-3-12-8-21-15-27s-15-9-24-9c-12 0-22 4-31 12s-16 19-21 33-7 30-7 49c0 20 3 36 9 51 7 14 16 24 28 32 12 7 27 11 44 11 14 0 27-3 39-8 13-6 24-14 35-25zM9432 305c0 9 1 15 3 20 3 5 7 9 13 11 6 3 15 4 26 5v25h-160v-25c11-1 20-2 26-5 6-2 10-6 13-11 2-5 4-11 4-20v-222c0-9-2-16-4-21-3-5-7-8-13-11-6-2-15-4-26-5v-25h118zM9485 21c27 0 50 3 70 11s35 19 46 33c10 13 16 29 16 48 0 20-5 37-16 51-10 15-24 26-43 34-18 7-40 11-66 11h-84v-30h55c18 0 33-2 44-6 11-5 20-11 25-20s8-21 8-36c0-21-7-37-21-49-14-11-34-17-61-17h-50v-30zM9711 182l-76-30v-19l76-30h23zM9734 318c0 5 1 9 3 12s6 5 11 7 12 3 21 4v25h-134v-25c8-1 14-2 19-4 4-1 7-3 9-6s3-7 3-12v-176l68-40zM9726 192c9-19 18-35 26-47 8-13 16-23 24-31 9-7 17-11 26-11 3 0 6 0 10 1 3 1 6 3 8 5v62h-14c-13 0-23 2-33 4-9 3-17 7-25 13-7 6-15 14-22 25zM9961 372c-24 0-46-6-64-17-19-11-34-26-44-46-11-19-16-41-16-66s6-49 17-70c11-22 26-39 46-52 19-12 41-18 64-18 24 0 46 5 64 16 19 11 34 27 44 47 11 19 16 41 16 66s-6 49-17 70c-11 22-27 39-46 51-20 12-41 19-64 19zM9966 346c11 0 20-4 28-11 7-8 13-19 17-34s6-34 6-56c0-23-3-43-7-61-5-17-12-31-21-41-8-9-18-14-29-14-12 0-21 4-29 12-8 7-14 18-18 33s-5 33-5 55c0 24 2 44 7 62 5 17 11 31 20 40 9 10 19 15 31 15zM10296 129c12-6 22-10 29-13 8-2 14-5 19-6s10-1 15-1h14v43h-77zM10235 103c20 0 38 4 55 11 16 8 29 18 38 31s14 29 14 45c0 18-5 34-15 48-10 15-24 26-41 34-16 9-35 13-55 13s-39-3-55-11c-16-7-29-18-38-31s-13-28-13-45 5-33 14-47c10-15 23-27 40-35 17-9 35-13 56-13zM10231 127c-13 0-24 5-31 16-8 11-11 27-11 47 0 13 2 26 6 37s9 19 16 25 15 9 24 9c13 0 23-5 30-16 8-11 11-26 11-46 0-14-2-27-6-37-3-11-9-20-16-26s-14-9-23-9zM10193 377c-14 0-26 4-34 11-8 8-12 17-12 28 0 9 3 17 8 23 6 7 14 11 25 15 11 3 23 5 38 5h18c16 0 30-2 43-6 12-4 22-10 29-17s10-15 10-24c0-10-3-18-10-23-7-6-17-9-29-9h-116v-11c-14 0-25-4-34-13-8-9-12-20-12-34 0-12 2-21 8-30s14-16 25-21c10-6 23-9 37-10l6 18c-11 0-19 2-25 6-5 3-8 9-8 16 0 6 2 11 6 14 4 4 9 5 17 5h109c17 0 31 3 43 9 13 6 22 14 28 25 7 11 10 23 10 38 0 17-6 32-18 45-12 14-29 25-50 33-21 9-45 13-70 13h-17c-23 0-44-3-62-8s-32-12-42-22c-10-9-16-19-16-31 0-11 4-20 11-29s17-16 29-22c12-5 25-8 40-8h23v14zM10470 182l-76-30v-19l76-30h23zM10493 318c0 5 1 9 3 12s5 5 11 7c5 2 12 3 21 4v25h-134v-25c8-1 14-2 18-4 5-1 8-3 10-6 1-3 2-7 2-12v-176l69-40zM10484 192c10-19 19-35 26-47 8-13 17-23 25-31 8-7 17-11 25-11 4 0 7 0 10 1s6 3 8 5v62h-14c-12 0-23 2-32 4-9 3-18 7-25 13-8 6-15 14-23 25zM10848 362c-6 3-13 5-20 6-8 2-15 3-22 3-18 0-32-5-42-14-9-10-14-23-14-41v-143c0-16-4-27-11-35-6-8-16-12-29-12-12 0-22 4-29 11-7 8-10 18-10 32v29h-48c-5-3-9-7-12-13-2-5-3-11-3-17 0-12 4-23 13-33s21-18 37-24c15-5 33-8 52-8 22 0 42 3 58 11 16 7 28 17 37 31 8 13 13 29 13 48v120c0 6 0 10 2 13 3 4 6 6 10 8s10 3 18 4zM10760 320c-12 18-25 31-40 39-16 8-32 13-51 13-13 0-25-3-35-9-11-5-19-13-25-23-5-10-8-21-8-33 0-19 6-34 17-47 11-12 29-22 52-28l98-28v23l-65 20c-13 4-22 9-27 17-6 7-8 16-8 27 0 7 1 13 4 19 3 5 8 10 13 13 6 3 13 5 20 5 10 0 19-3 29-8 10-6 19-13 26-22zM10968 103l-23 79-77-30v-19l77-30zM10868 341c8-1 15-2 19-4 5-1 8-3 10-6 1-3 2-7 2-12v-176l69-40v216c0 5 1 9 2 12 2 3 5 5 10 6 4 2 10 3 18 4v25h-130zM11027 341c8-1 14-2 18-4 5-1 8-3 10-6s3-7 3-12v-129c0-13-4-23-10-29-7-7-17-10-30-10-8 0-16 1-24 5-9 3-17 7-25 12-8 6-15 12-21 18v-20c9-12 19-23 30-33s23-17 36-22c13-6 25-8 37-8 25 0 43 6 56 19 12 13 19 31 19 56v141c0 5 1 9 3 12 1 3 5 5 9 6 4 2 11 3 19 4v25h-130zM11185 341c8-1 14-2 19-4 4-1 7-3 9-6s3-7 3-12v-129c0-13-4-23-10-29-7-7-17-10-30-10-8 0-16 1-24 5-9 3-17 7-25 12-8 6-15 12-20 18v-20c8-12 18-23 29-33 12-10 24-17 37-22 13-6 25-8 37-8 24 0 42 6 55 19s19 31 19 56v141c0 5 1 9 3 12s5 5 9 6c5 2 11 3 19 4v25h-130zM11555 133c-9 1-15 3-20 6-4 2-7 6-8 11-1 4 0 10 2 17l30 125h-10l69-183 13 47-85 214h-27l-66-214c-2-7-5-12-10-15-4-4-11-6-20-8v-24h132zM11812 133c-5 1-10 3-14 5-5 2-8 4-10 7-3 3-5 6-6 11l-68 214h-27l-82-213 13-48h37l69 183h-11l33-125c2-7 2-13 1-17-1-5-3-9-8-11-4-3-11-5-20-6v-24h93zM11854 44c0-9 2-16 6-22 3-7 8-12 15-16s14-6 22-6 15 2 22 6c6 4 11 9 15 16 4 6 5 13 5 22 0 8-1 16-5 22-4 7-9 12-15 15-7 4-15 6-23 6-7 0-14-2-21-6-7-3-12-9-15-15-4-7-6-14-6-22zM11910 182l-76-30v-19l76-30h23zM11933 319c0 5 1 9 3 12s5 5 10 6c4 2 10 3 18 4v25h-130v-25c8-1 15-2 19-4 4-1 7-3 9-6s3-7 3-12v-176l68-40zM11979 123c13-5 24-10 33-15 8-5 15-12 21-20 6-7 12-18 18-31h31v95h-103zM12082 297c0 9 2 16 6 21 5 6 12 10 22 13s22 5 37 6v24c-9 4-19 6-29 8s-20 3-29 3c-24 0-42-6-56-19-13-12-20-30-20-52v-170h69zM12142 152h-86v-43h86zM12249 93l-76-36v-19l76-37h23zM12272 319c0 5 1 9 3 12s5 5 9 6c5 2 11 3 18 4v25h-129v-25c8-1 14-2 19-4 4-1 7-3 9-6s3-7 3-12v-277l68-41zM12254 168c8-13 18-24 30-34s24-18 37-23c13-6 26-8 38-8 24 0 43 6 56 20 13 13 20 32 20 57v139c0 5 1 9 3 12 1 3 4 5 9 6 4 2 11 3 19 4v25h-130v-25c8-1 14-2 18-4 5-1 8-3 10-6 1-3 2-7 2-12v-128c0-13-3-23-10-30s-17-10-31-10c-8 0-16 1-25 5-8 3-17 7-25 13-8 5-15 12-21 19zM12694 305c0 9 1 15 4 20 2 5 7 9 13 11 6 3 14 4 25 5v25h-159v-25c11-1 19-2 25-5 6-2 11-6 13-11 3-5 4-11 4-20v-222c0-9-1-16-4-21-2-5-7-8-13-11-6-2-14-4-25-5v-25h117zM12851 119c-4-18-10-31-16-41s-15-16-25-21c-11-3-24-6-42-6h-98v-30h206v98zM12752 179c8 0 15-1 20-4s9-8 12-14c3-7 6-16 8-29h25v123h-25c-2-12-5-21-8-28-3-6-7-11-12-14s-12-4-20-4h-82v-30zM12970 182l-76-30v-19l76-30h23zM12993 283c0 14 3 24 10 31 7 6 18 10 31 10 8 0 17-2 25-5 9-3 17-7 25-13 9-6 16-12 22-20v21c-9 13-19 24-30 34-12 9-24 17-37 22-13 6-26 9-38 9-25 0-44-7-57-20s-19-32-19-57v-150l68-42zM13133 182l-76-30v-19l76-30h23zM13156 300c0 5 0 9 2 13 3 3 6 6 10 7 5 2 11 4 18 5v24l-75 21h-23v-225l68-42zM13284 93l-76-36v-19l76-37h23zM13307 319c0 5 1 9 3 12s5 5 9 6c5 2 11 3 18 4v25h-129v-25c8-1 14-2 19-4 4-1 7-3 9-6s3-7 3-12v-277l68-41zM13436 93l-76-36v-19l76-37h24zM13460 319c0 5 0 9 2 12s5 5 10 6c4 2 10 3 18 4v25h-130v-25c8-1 15-2 19-4 5-1 8-3 9-6 2-3 3-7 3-12v-277l69-41zM13643 251c6 31 16 54 30 69 15 16 35 23 60 23 14 0 27-2 38-7 10-4 18-11 24-19 6-9 9-19 9-31 0-11-3-20-8-27-5-8-12-14-21-19-9-4-20-9-34-13-5-1-10-3-16-4-23-6-42-14-58-22s-28-19-37-32c-9-14-14-30-14-50s5-38 16-54c10-16 25-28 44-37s40-13 64-13c22 0 42 2 59 7 18 5 35 13 50 24v81h-28c-5-19-11-35-18-46-7-13-16-21-26-27-10-7-22-10-37-10-12 0-23 2-32 7-9 4-17 10-22 17-5 8-7 17-7 27 0 12 3 22 9 29 6 8 14 13 23 17 8 3 20 7 33 11 4 1 7 1 10 3 25 6 45 14 62 23 17 8 30 20 40 34 9 13 14 31 14 51 0 21-6 40-18 56-12 17-28 30-49 39s-45 14-72 14c-23 0-45-3-66-9-20-6-37-15-51-26v-86zM13904 123c14-5 24-10 33-15 8-5 16-12 21-20 7-7 13-18 18-31h31v95h-103zM14007 297c0 9 2 16 7 21 4 6 11 10 21 13s22 5 38 6v24c-10 4-20 6-30 8s-20 3-28 3c-24 0-43-6-57-19-13-12-19-30-19-52v-170h68zM14067 152h-86v-43h86zM14347 362c-7 3-14 5-21 6-8 2-15 3-22 3-18 0-32-5-42-14-9-10-14-23-14-41v-143c0-16-3-27-10-35s-17-12-30-12c-12 0-21 4-28 11-7 8-11 18-11 32v29h-48c-4-3-8-7-11-13-3-5-4-11-4-17 0-12 4-23 13-33s22-18 37-24c16-5 33-8 52-8 23 0 42 3 58 11 16 7 29 17 37 31 9 13 13 29 13 48v120c0 6 1 10 3 13 2 4 5 6 9 8s11 3 19 4zM14259 320c-12 18-26 31-41 39s-32 13-50 13c-14 0-26-3-36-9-11-5-19-13-24-23-6-10-9-21-9-33 0-19 6-34 17-47 12-12 29-22 52-28l98-28v23l-65 20c-12 4-21 9-27 17-5 7-8 16-8 27 0 7 1 13 4 19 4 5 8 10 14 13 5 3 12 5 19 5 10 0 20-3 30-8 10-6 18-13 25-22zM14352 123c13-5 24-10 33-15 8-5 15-12 21-20 6-7 12-18 18-31h31v95h-103zM14455 297c0 9 2 16 6 21 5 6 12 10 22 13s22 5 37 6v24c-10 4-19 6-30 8-10 2-19 3-28 3-24 0-42-6-56-19-13-12-20-30-20-52v-170h69zM14515 152h-86v-43h86zM14566 44c0-9 1-16 5-22 4-7 9-12 16-16 6-4 13-6 22-6 7 0 14 2 21 6s12 9 16 16c3 6 5 13 5 22 0 8-2 16-5 22-4 7-9 12-16 15-7 4-14 6-22 6s-15-2-21-6c-7-3-12-9-16-15-4-7-5-14-5-22zM14622 182l-76-30v-19l76-30h23zM14645 319c0 5 1 9 3 12s5 5 9 6c5 2 11 3 18 4v25h-129v-25c8-1 14-2 19-4 4-1 7-3 9-6s3-7 3-12v-176l68-40zM14732 280c6 22 14 39 25 49 11 11 25 16 42 16 9 0 18-1 25-4 7-4 13-8 17-13 4-6 6-13 6-20s-2-13-5-18-8-9-15-12c-6-4-16-7-27-11-4-1-9-2-13-3-21-5-37-10-50-17-12-7-21-15-27-25s-9-23-9-37c0-16 4-30 13-43 9-12 21-22 36-29 16-7 33-10 53-10 18 0 35 2 50 6 14 3 28 9 40 17v60h-31c-4-18-12-32-22-42s-23-14-38-14c-8 0-15 1-22 4-6 2-11 6-15 11-3 5-5 11-5 17 0 7 2 13 5 18 4 4 9 8 17 11 7 4 18 7 31 10 23 6 42 12 55 19 14 7 24 16 30 26s10 23 10 39c0 18-5 33-14 46s-21 23-38 30-36 11-58 11c-19 0-36-3-53-7-17-5-32-12-44-21v-64zM14931 123c14-5 24-10 33-15 8-5 16-12 22-20 6-7 12-18 17-31h31v95h-103zM15034 297c0 9 2 16 7 21 4 6 11 10 21 13s22 5 38 6v24c-10 4-20 6-30 8s-19 3-28 3c-24 0-43-6-56-19-14-12-20-30-20-52v-170h68zM15094 152h-86v-43h86zM15145 44c0-9 2-16 6-22 3-7 8-12 15-16s14-6 22-6 15 2 22 6c6 4 11 9 15 16 4 6 6 13 6 22 0 8-2 16-6 22-4 7-9 12-15 15-7 4-14 6-22 6s-15-2-22-6c-7-3-12-9-15-15-4-7-6-14-6-22zM15201 182l-76-30v-19l76-30h23zM15224 319c0 5 1 9 3 12s5 5 10 6c4 2 10 3 18 4v25h-130v-25c8-1 15-2 19-4 4-1 7-3 9-6s3-7 3-12v-176l68-40zM15507 300c-10 23-23 41-42 53-18 13-39 19-64 19-24 0-45-6-64-16-18-11-33-26-43-46-11-19-16-41-16-66 0-27 6-51 17-72 11-22 27-38 47-51 20-12 42-18 67-18 18 0 34 3 48 8 14 6 25 15 34 25 8 10 12 21 12 33 0 6-2 12-5 17s-7 9-12 12h-44v-13c0-18-4-32-11-41s-17-14-30-14c-12 0-22 4-31 11-8 8-15 18-20 32-5 13-7 29-7 47 0 20 3 37 10 51 6 15 16 27 28 35 12 7 26 11 42 11 13 0 25-2 36-8 11-5 22-13 33-24zM15778 362c-6 3-13 5-21 6-7 2-14 3-21 3-18 0-32-5-42-14-10-10-15-23-15-41v-143c0-16-3-27-10-35s-17-12-30-12c-12 0-21 4-28 11-7 8-10 18-10 32v29h-48c-5-3-9-7-12-13-2-5-4-11-4-17 0-12 5-23 13-33 10-10 22-18 37-24 16-5 34-8 52-8 23 0 42 3 59 11 16 7 28 17 37 31 8 13 12 29 12 48v120c0 6 1 10 3 13 2 4 5 6 9 8 5 2 11 3 19 4zM15690 320c-12 18-25 31-41 39-15 8-32 13-50 13-13 0-25-3-36-9-10-5-18-13-24-23s-8-21-8-33c0-19 5-34 17-47 11-12 28-22 52-28l98-28v23l-65 20c-13 4-22 9-27 17-6 7-9 16-9 27 0 7 2 13 5 19 3 5 7 10 13 13s12 5 20 5c9 0 19-3 29-8 10-6 18-13 25-22zM15874 93l-76-36v-19l76-37h23zM15897 319c0 5 1 9 3 12s5 5 9 6c5 2 11 3 19 4v25h-130v-25c8-1 14-2 19-4 4-1 7-3 9-6s3-7 3-12v-277l68-41zM16402 46c-8 1-15 3-20 4-5 2-9 5-13 8-3 3-5 7-7 13l-123 298h-43l34-54 86-224c4-11 6-19 5-25s-4-11-11-14c-6-3-15-5-27-6v-25h119zM16195 46c-12 1-21 3-27 6-7 3-10 8-11 14s1 14 5 25l86 224-9 54h-43l-123-298c-2-6-5-10-8-13s-7-6-13-8c-5-1-12-3-20-4v-25h163zM16624 362c-7 3-14 5-21 6-7 2-15 3-21 3-19 0-32-5-42-14-10-10-15-23-15-41v-143c0-16-3-27-10-35s-17-12-30-12c-12 0-21 4-28 11-7 8-10 18-10 32v29h-48c-5-3-9-7-12-13-3-5-4-11-4-17 0-12 5-23 13-33 9-10 22-18 37-24 16-5 33-8 52-8 23 0 42 3 59 11 16 7 28 17 36 31 9 13 13 29 13 48v120c0 6 1 10 3 13 2 4 5 6 9 8 5 2 11 3 19 4zM16536 320c-12 18-26 31-41 39s-32 13-50 13c-13 0-25-3-36-9-10-5-18-13-24-23s-8-21-8-33c0-19 5-34 17-47 11-12 28-22 51-28l99-28v23l-66 20c-12 4-21 9-27 17-5 7-8 16-8 27 0 7 2 13 5 19 3 5 7 10 13 13s12 5 20 5c9 0 19-3 29-8 10-6 18-13 25-22zM16720 93l-76-36v-19l76-37h23zM16743 319c0 5 1 9 3 12s5 5 9 6c5 2 11 3 18 4v25h-129v-25c8-1 14-2 19-4 4-1 7-3 9-6s3-7 3-12v-277l68-41zM16816 44c0-9 2-16 6-22 3-7 9-12 15-16 7-4 14-6 22-6s15 2 22 6c6 4 12 9 15 16 4 6 6 13 6 22 0 8-2 16-6 22-3 7-9 12-15 15-7 4-14 6-22 6s-15-2-22-6c-6-3-12-9-15-15-4-7-6-14-6-22zM16873 182l-76-30v-19l76-30h23zM16896 319c0 5 1 9 2 12 2 3 5 5 10 6 4 2 10 3 18 4v25h-129v-25c8-1 14-2 18-4 5-1 8-3 10-6 1-3 2-7 2-12v-176l69-40zM17177 93l-75-36v-19l75-37h23zM17200 300c0 5 1 9 3 13 2 3 5 6 10 7 4 2 10 4 18 5v24l-76 21h-23v-326l68-43zM17156 173c-10-14-20-24-29-30-10-5-21-8-33-8-15 0-28 4-39 12s-20 20-26 36c-6 15-9 33-9 53 0 19 3 36 8 50 5 13 13 24 23 31 10 8 22 11 36 11 9 0 18-2 26-5 9-4 17-9 25-16 8-8 15-16 20-26l6 17c-8 16-18 30-29 41s-23 19-36 24c-13 6-27 9-42 9-20 0-38-6-54-16-17-11-30-25-40-43-9-19-13-39-13-61 0-30 5-56 17-78 11-23 27-40 48-53 21-12 45-18 72-18 17 0 32 3 47 9 16 6 29 14 39 24zM17501 362c-7 3-14 5-21 6-8 2-15 3-22 3-18 0-32-5-42-14-9-10-14-23-14-41v-143c0-16-4-27-11-35-6-8-16-12-29-12-12 0-22 4-28 11-7 8-11 18-11 32v29h-48c-5-3-9-7-11-13-3-5-4-11-4-17 0-12 4-23 13-33s21-18 37-24c16-5 33-8 52-8 22 0 42 3 58 11 16 7 28 17 37 31 8 13 13 29 13 48v120c0 6 1 10 2 13 3 4 6 6 10 8s10 3 19 4zM17412 320c-11 18-25 31-40 39-16 8-32 13-51 13-13 0-25-3-35-9-11-5-19-13-25-23-5-10-8-21-8-33 0-19 6-34 17-47 11-12 29-22 52-28l98-28v23l-65 20c-13 4-21 9-27 17-5 7-8 16-8 27 0 7 1 13 4 19 3 5 8 10 13 13 6 3 13 5 20 5 10 0 20-3 29-8 10-6 19-13 26-22zM17506 123c13-5 24-10 32-15 9-5 16-12 22-20 6-7 12-18 18-31h30v95h-102zM17608 297c0 9 3 16 7 21 5 6 12 10 22 13s22 5 37 6v24c-10 4-20 6-30 8s-19 3-28 3c-24 0-43-6-56-19-13-12-20-30-20-52v-170h68zM17669 152h-86v-43h86zM17719 44c0-9 2-16 6-22 3-7 9-12 15-16 7-4 14-6 22-6s15 2 22 6 12 9 15 16c4 6 6 13 6 22 0 8-2 16-6 22-3 7-8 12-15 15-7 4-14 6-22 6s-15-2-22-6c-6-3-12-9-15-15-4-7-6-14-6-22zM17776 182l-76-30v-19l76-30h23zM17799 319c0 5 1 9 3 12 1 3 4 5 9 6 4 2 10 3 18 4v25h-129v-25c8-1 14-2 18-4 5-1 8-3 10-6 1-3 2-7 2-12v-176l69-40zM17976 372c-24 0-45-6-64-17-18-11-33-26-44-46-10-19-15-41-15-66s5-49 16-70c12-22 27-39 47-52 19-12 41-18 64-18 24 0 45 5 64 16s33 27 44 47c10 19 16 41 16 66s-6 49-18 70c-11 22-26 39-46 51-19 12-41 19-64 19zM17981 346c12 0 21-4 28-11 8-8 14-19 17-34 4-15 6-34 6-56 0-23-2-43-7-61-5-17-11-31-20-41-9-9-19-14-30-14s-21 4-29 12c-7 7-13 18-17 33s-6 33-6 55c0 24 3 44 7 62 5 17 12 31 21 40 9 10 19 15 30 15zM18227 103l-23 79-76-30v-19l76-30zM18128 341c8-1 14-2 19-4 4-1 7-3 9-6s3-7 3-12v-176l68-40v216c0 5 1 9 3 12s5 5 9 6c5 2 11 3 18 4v25h-129zM18291 341c8-1 14-2 18-4 5-1 8-3 10-6 1-3 2-7 2-12v-128c0-13-3-23-10-30s-17-10-31-10c-8 0-16 1-25 5-8 3-17 7-25 13-8 5-15 12-21 19v-20c8-13 18-24 30-34s24-18 37-23c13-6 25-8 38-8 24 0 43 6 56 20 13 13 20 32 20 57v139c0 5 0 9 2 12s5 5 10 6c4 2 10 3 19 4v25h-130z">
          <text:p/>
        </draw:path>
        <draw:path draw:style-name="gr1" draw:text-style-name="P1" draw:layer="layout" svg:width="6.148cm" svg:height="0.425cm" svg:x="0.998cm" svg:y="3.031cm" svg:viewBox="0 0 6149 426" svg:d="M0 302c10 0 17-1 23-3 5-3 9-6 11-10 3-5 4-11 4-19v-197c0-8-1-14-4-19-2-4-6-7-11-9-6-3-13-4-23-4v-22h143v22c-10 0-18 1-24 4-5 2-9 5-11 9-2 5-4 11-4 19v191c0 9 2 15 4 20 3 5 8 8 14 11 6 2 14 3 24 3h11c14 0 25-2 35-7 10-4 20-11 28-21s16-24 23-40h25l-17 94h-251zM498 266c-10 21-23 37-39 48-17 11-35 16-57 16s-42-5-59-14c-17-10-30-23-40-41-9-17-14-37-14-59 0-23 5-44 15-63 11-21 25-36 42-47 18-11 37-17 59-17 18 0 33 4 47 12s25 19 32 33c8 14 12 32 12 50v16h-162v-23l112-2-7 10c0-15-1-28-5-40-3-10-7-18-13-23-6-6-14-9-22-9-10 0-19 4-27 11s-14 17-19 30c-4 13-6 27-6 44 0 18 3 33 9 45 5 13 14 23 24 29 11 7 24 10 39 10 13 0 24-2 35-7s21-12 31-22zM743 321c-6 3-12 5-19 6-6 1-12 2-18 2-17 0-29-4-38-12-8-9-13-21-13-37v-127c0-15-3-25-8-32-6-7-15-11-27-11-11 0-19 3-25 10-7 7-10 16-10 28v27h-42c-4-2-8-6-11-11-2-5-3-10-3-17 0-11 4-20 12-29s19-16 33-21 29-8 46-8c20 0 37 3 51 10 15 6 26 15 33 27 8 12 12 28 12 45v107c0 5 1 9 2 12 2 2 5 5 9 6 3 2 9 3 16 4zM665 284c-11 16-23 27-36 35-13 7-28 11-45 11-12 0-22-2-32-7-9-5-16-12-21-21s-8-19-8-30c0-16 5-30 16-41 10-12 25-20 46-26l87-24v20l-57 18c-12 3-20 8-25 15-5 6-7 14-7 24 0 6 1 12 4 17 2 5 6 9 12 11 5 3 10 5 17 5 9 0 17-2 26-7 8-5 16-11 23-20zM959 81l-67-31v-17l67-33h21zM980 266c0 5 0 9 2 12s4 5 8 7c4 1 10 2 17 3v22l-68 19h-20v-291l61-38zM940 153c-9-14-18-23-26-28s-18-8-29-8c-13 0-25 4-34 12-10 7-18 18-23 32s-8 30-8 48c0 17 2 32 7 44 5 13 11 22 20 28 9 7 20 10 32 10 8 0 16-1 23-5 8-3 16-8 22-14 7-6 13-14 18-23l5 15c-7 15-15 27-25 37-10 9-21 17-32 22-12 5-24 7-37 7-18 0-35-5-49-14-15-9-26-22-34-39-9-16-13-35-13-55 0-25 5-48 15-68 10-21 25-37 43-48 19-11 41-17 65-17 14 0 28 3 41 8 14 6 25 13 35 22zM1207 270c0 8 1 14 4 19 2 4 6 7 11 10 6 2 13 3 23 3v22h-142v-22c10 0 17-1 23-3 5-3 9-6 11-10 3-5 4-11 4-19v-197c0-8-1-14-4-19-2-4-6-7-11-9-6-2-13-3-23-4v-22h104zM1266 19c23 0 43 3 60 9 18 6 31 15 40 28 9 11 14 25 14 41 0 17-5 32-13 44-9 13-21 22-37 28-17 6-36 9-58 9h-86v-24h60c16 0 28-1 38-6 9-3 16-9 21-17 4-8 6-18 6-30 0-18-6-32-18-42-12-9-29-14-52-14h-55v-26zM1252 171c11 0 20 1 28 3s15 5 20 9c6 5 12 10 16 17l52 76c4 6 9 11 13 15s9 6 15 8c5 2 12 3 20 3v22h-100l-70-122c-3-6-7-10-11-13-3-3-7-6-11-7-5-1-10-1-17-1v-10zM1629 266c-10 21-23 37-39 48-17 11-35 16-57 16s-42-5-59-14c-17-10-30-23-40-41-9-17-14-37-14-59 0-23 5-44 15-63 11-21 25-36 42-47 18-11 37-17 59-17 18 0 33 4 47 12s25 19 32 33c8 14 12 32 12 50v16h-162v-23l112-2-7 10c0-15-1-28-5-40-3-10-7-18-13-23-6-6-13-9-22-9-10 0-19 4-27 11s-14 17-19 30c-4 13-6 27-6 44 0 18 3 33 9 45 5 13 14 23 24 29 11 7 24 10 40 10 12 0 24-2 34-7 11-5 22-12 31-22zM1683 248c6 20 13 34 23 44s22 14 36 14c9 0 17-1 23-4 7-2 12-6 15-11 4-5 6-11 6-18 0-6-2-11-4-15-3-5-7-8-14-12-6-3-14-6-24-9-4-1-8-2-12-3-18-4-32-9-44-15-11-7-19-14-24-23-6-9-8-20-8-32 0-16 4-29 11-40 8-11 19-19 32-25 14-7 30-10 48-10 16 0 31 2 44 6 13 3 25 8 36 15v55h-28c-4-18-11-30-20-39s-20-13-33-13c-8 0-14 1-20 4-6 2-10 6-13 10-3 5-4 10-4 15 0 6 1 13 4 17s8 7 15 11c6 3 16 6 28 8 20 5 37 10 49 16 12 7 21 15 26 24 6 9 8 21 8 35 0 15-4 29-12 41-7 11-19 20-33 27-15 6-32 9-52 9-16 0-32-2-48-6-15-4-28-11-38-19v-57zM2074 266c-10 21-24 37-40 48s-35 16-57 16-42-5-59-14c-17-10-30-23-40-41-9-17-13-37-13-59 0-23 5-44 15-63 10-21 24-36 41-47 18-11 37-17 59-17 18 0 34 4 47 12 14 8 25 19 32 33 8 14 12 32 12 50v16h-162v-23l112-2-6 10c0-15-2-28-5-40-3-10-8-18-14-23-6-6-13-9-22-9-10 0-19 4-27 11s-14 17-18 30c-5 13-7 27-7 44 0 18 3 33 9 45 6 13 14 23 25 29 11 7 24 10 39 10 12 0 24-2 34-7 12-5 22-12 31-22zM2319 321c-6 3-12 5-18 6-7 1-13 2-19 2-16 0-29-4-38-12-8-9-12-21-12-37v-127c0-15-3-25-9-32s-15-11-27-11c-10 0-19 3-25 10s-9 16-9 28v27h-43c-4-2-8-6-10-11s-4-10-4-17c0-11 4-20 13-29 8-9 18-16 32-21s29-8 46-8c20 0 37 3 52 10 14 6 25 15 33 27 7 12 11 28 11 45v107c0 5 1 9 2 12 2 2 5 5 9 6 3 2 9 3 16 4zM2241 284c-10 16-22 27-36 35-13 7-28 11-44 11-12 0-23-2-32-7-10-5-17-12-22-21s-8-19-8-30c0-16 5-30 16-41 10-12 25-20 46-26l87-24v20l-57 18c-12 3-20 8-25 15-5 6-7 14-7 24 0 6 1 12 4 17s7 9 12 11c5 3 11 5 17 5 9 0 17-2 26-7s16-11 23-20zM2405 161l-68-28v-17l68-27h20zM2425 281c0 5 1 9 3 12s5 5 10 7c4 1 10 2 18 3v21h-119v-21c7-1 13-2 16-3 4-2 7-4 9-6 1-3 2-6 2-11v-158l61-36zM2417 170c9-17 17-32 24-43 7-12 15-21 22-27 7-7 15-11 22-11 3 0 6 1 9 2s5 2 7 4v56h-12c-11 0-21 2-29 4s-16 6-22 12c-7 5-14 12-21 21zM2720 266c-8 21-21 36-37 47s-35 17-57 17c-21 0-40-5-56-14-17-10-30-24-39-41-10-17-14-37-14-59 0-24 5-45 15-65s24-35 42-45c17-11 37-17 59-17 16 0 30 3 43 8 12 5 22 12 29 21 8 9 11 19 11 30 0 7-1 12-4 17-3 4-6 8-11 10h-39v-12c0-17-3-29-9-37s-15-13-27-13c-10 0-19 4-27 10-8 7-14 16-18 30-4 12-6 26-6 42 0 17 3 32 8 46 6 13 15 23 25 30 11 7 23 10 38 10 11 0 22-2 32-7 10-4 19-12 28-21zM2804 81l-67-31v-17l67-33h20zM2824 283c0 5 1 8 3 11 1 2 4 4 8 6 4 1 9 2 16 3v21h-114v-21c7-1 12-2 16-3 4-2 7-4 8-6 2-3 3-6 3-11v-247l60-36zM2809 147c7-11 16-21 26-30 11-8 22-15 33-20s23-8 34-8c21 0 38 6 49 18 12 12 18 28 18 52v124c0 5 1 8 2 11 2 2 5 4 8 6 4 1 10 2 17 3v21h-115v-21c7-1 13-2 16-3 4-2 7-4 9-6 1-3 2-6 2-11v-113c0-13-3-23-9-29s-15-9-27-9c-7 0-14 1-22 4s-15 7-23 12c-7 6-13 12-18 18zM3225 266c-10 21-24 37-40 48s-35 16-57 16-42-5-59-14c-17-10-30-23-40-41-9-17-13-37-13-59 0-23 5-44 15-63 10-21 24-36 41-47 18-11 37-17 59-17 18 0 34 4 47 12 14 8 25 19 32 33 8 14 12 32 12 50v16h-162v-23l112-2-6 10c0-15-2-28-5-40-3-10-8-18-14-23-6-6-13-9-22-9-10 0-19 4-27 11s-14 17-18 30c-5 13-7 27-7 44 0 18 3 33 9 45 6 13 14 23 25 29 11 7 24 10 39 10 12 0 24-2 34-7 11-5 22-12 31-22zM3316 161l-67-28v-17l67-27h20zM3336 281c0 5 1 9 3 12s6 5 10 7c5 1 11 2 19 3v21h-119v-21c7-1 12-2 16-3 4-2 7-4 8-6 2-3 3-6 3-11v-158l60-36zM3329 170c9-17 16-32 23-43 8-12 15-21 22-27 8-7 15-11 23-11 3 0 6 1 8 2 3 1 6 2 8 4v56h-13c-11 0-21 2-29 4s-15 6-22 12c-7 5-13 12-20 21zM3621 330c-24 0-45-4-62-10-17-7-30-17-38-29-9-13-14-27-14-43 0-17 4-32 11-45 8-13 18-24 32-32 14-9 32-18 54-26 18-6 33-13 43-19 11-6 19-13 24-21 4-8 7-17 7-28 0-12-4-21-11-27-6-7-16-11-28-11-8 0-16 2-22 5s-11 8-14 14c-3 7-5 14-5 22 0 5 1 11 4 16 2 6 6 11 11 16 4 6 11 12 19 21 4 4 9 8 13 12l135 133c6 7 12 11 17 15 6 3 12 6 17 7 7 2 14 2 21 2v22h-85l-160-159c-10-10-17-20-24-28-6-8-10-16-13-24s-4-17-4-26c0-14 4-27 11-38 8-11 19-20 32-27 14-6 29-9 47-9 16 0 31 3 44 8 13 6 23 13 30 22 7 10 11 21 11 33 0 14-4 26-10 35-7 10-17 18-30 24-12 7-29 16-51 24-14 5-25 12-35 19-10 8-17 17-22 27-5 11-8 22-8 33 0 13 3 25 9 34s15 17 25 22c11 5 24 7 38 7 17 0 33-4 48-12s28-19 40-33c11-14 20-30 26-48 5-12 4-21-2-28-5-7-16-10-31-10v-22h112v22c-8 0-15 2-21 5-5 2-9 6-13 11-3 5-7 11-10 19-13 29-27 52-44 70-16 19-35 33-56 42-20 9-43 13-68 13zM4036 264c0 9 1 16 4 20 3 5 7 8 13 11 6 2 14 3 25 3h5v26h-151v-22c9 0 17-1 22-3 6-3 10-6 12-10 2-5 3-11 3-19v-197c0-8-1-14-3-19-2-4-6-7-12-9-5-3-13-4-22-4v-22h104zM4079 19c35 0 65 6 90 18 26 12 46 29 60 51s21 48 21 79c0 30-7 57-21 81-13 24-32 43-57 57-24 13-52 19-82 19h-76v-26h72c18 0 34-5 49-15 14-10 26-24 34-42 8-19 12-40 12-65 0-28-4-51-14-71-9-19-22-34-39-44-17-11-37-16-59-16h-55v-26zM4489 266c-10 21-23 37-40 48-16 11-35 16-57 16s-41-5-59-14c-17-10-30-23-39-41-9-17-14-37-14-59 0-23 5-44 15-63 10-21 24-36 42-47 17-11 37-17 58-17 18 0 34 4 48 12s24 19 32 33c7 14 11 32 11 50v16h-161v-23l112-2-7 10c0-15-2-28-5-40-3-10-8-18-14-23-6-6-13-9-21-9-11 0-20 4-28 11s-14 17-18 30c-5 13-7 27-7 44 0 18 3 33 9 45 6 13 14 23 25 29 11 7 24 10 39 10 12 0 24-2 35-7s21-12 31-22zM4628 116c-9 1-16 3-21 5-4 2-6 5-7 8 0 4 1 10 4 16l45 118h-7l46-118c2-6 3-11 3-15-1-4-3-7-8-9-4-2-10-4-20-5v-21h87v21c-6 1-10 3-14 4-3 1-6 3-7 5-2 2-4 5-5 9l-85 193h-20l-88-193c-2-4-4-7-6-9s-5-4-8-5-7-3-13-4v-21h124zM4968 266c-10 21-23 37-40 48-16 11-35 16-56 16-22 0-42-5-59-14-17-10-30-23-40-41-9-17-14-37-14-59 0-23 5-44 15-63 10-21 24-36 42-47s37-17 58-17c18 0 34 4 48 12s24 19 32 33 11 32 11 50v16h-161v-23l112-2-7 10c0-15-1-28-5-40-3-10-7-18-14-23-5-6-13-9-21-9-10 0-20 4-28 11-7 7-13 17-18 30-4 13-6 27-6 44 0 18 2 33 8 45 6 13 14 23 25 29 11 7 24 10 39 10 13 0 24-2 35-7s21-12 31-22zM5060 81l-68-31v-17l68-33h20zM5080 283c0 5 1 8 2 11 2 2 5 4 9 6 4 1 9 2 16 3v21h-115v-21c7-1 13-2 16-3 4-2 7-4 9-6 1-3 2-6 2-11v-247l61-36zM5238 330c-21 0-40-5-57-14-16-10-29-24-39-41-9-18-14-38-14-60s5-43 15-62c10-21 24-36 42-47 17-11 36-17 56-17 22 0 41 5 57 15 17 10 29 24 39 41 9 19 14 38 14 60 0 23-5 44-15 63s-24 34-41 45c-18 11-36 17-57 17zM5242 307c11 0 19-3 26-10 6-7 11-17 15-30 3-13 5-30 5-50 0-21-3-39-7-54-4-17-10-29-18-37-7-9-16-14-26-14s-19 4-25 11c-7 6-12 16-16 31-3 13-5 29-5 49 0 21 2 39 6 55 5 16 11 28 18 36 8 9 17 13 27 13zM5439 161l-68-28v-17l68-27h20zM5459 385c0 4 1 7 2 10 2 3 5 5 8 6 5 1 10 3 17 4v21h-115v-21c7-1 13-3 16-4 4-1 7-3 9-6 1-3 2-6 2-10v-260l61-36zM5430 156c8-15 16-27 26-37s20-17 32-22c11-5 24-8 37-8 18 0 34 5 49 15 14 9 26 22 34 39s13 35 13 55c0 26-6 49-16 69s-24 35-43 46c-18 11-40 17-64 17-14 0-28-3-42-8-13-5-25-13-34-22l16-32c8 12 17 21 25 26 9 5 18 8 29 8 13 0 25-4 35-11s17-18 22-32c6-13 9-29 9-48 0-17-3-32-7-44-5-12-12-22-21-29-9-6-19-10-32-10-7 0-15 2-23 5-8 4-15 8-22 15s-13 14-18 23zM5859 266c-10 21-23 37-40 48-16 11-35 16-57 16s-41-5-59-14c-16-10-30-23-39-41-9-17-14-37-14-59 0-23 5-44 15-63 10-21 24-36 42-47 17-11 37-17 58-17 18 0 34 4 48 12s24 19 32 33c7 14 11 32 11 50v16h-161v-23l112-2-7 10c0-15-2-28-5-40-3-10-8-18-14-23-6-6-13-9-21-9-11 0-20 4-28 11s-14 17-18 30-7 27-7 44c0 18 3 33 9 45 6 13 14 23 25 29 11 7 24 10 39 10 13 0 24-2 35-7s21-12 31-22zM5950 161l-67-28v-17l67-27h21zM5971 281c0 5 1 9 3 12s5 5 10 7c4 1 10 2 18 3v21h-119v-21c7-1 12-2 16-3 4-2 7-4 8-6 2-3 3-6 3-11v-158l61-36zM5963 170c9-17 17-32 24-43 7-12 14-21 22-27 7-7 14-11 22-11 3 0 6 1 9 2s5 2 7 4v56h-12c-12 0-21 2-29 4-9 2-16 6-22 12-7 5-14 12-21 21zM6070 145c0-6 2-13 5-19 4-6 9-11 15-14 6-4 13-6 20-6 6 0 13 2 19 6s11 8 14 14c4 6 6 13 6 20 0 8-2 14-6 20-3 6-8 11-14 15-6 3-13 5-19 5-7 0-14-2-20-5-6-4-11-9-15-15-3-6-5-13-5-21zM6070 289c0-7 2-14 5-20 4-6 9-11 15-14 6-4 13-5 20-5 6 0 13 1 19 5 6 3 11 8 14 14 4 6 6 13 6 20s-2 13-6 19c-3 6-8 11-14 15-6 3-13 5-19 5-7 0-14-2-20-5-6-4-11-9-15-15-3-6-5-12-5-19z">
          <text:p/>
        </draw:path>
        <draw:path draw:style-name="gr1" draw:text-style-name="P1" draw:layer="layout" svg:width="2.426cm" svg:height="0.33cm" svg:x="13.5cm" svg:y="3.03cm" svg:viewBox="0 0 2427 331" svg:d="M0 303c8 0 14-1 18-2 5-2 8-4 11-8 3-2 6-6 8-11l108-265h38l-30 48-77 199c-3 10-5 17-4 23 1 5 4 9 9 12 6 3 14 4 25 4v22h-106zM230 230h-158l11-27h136zM183 303c11 0 19-1 25-4 5-3 8-7 9-12 1-6-1-13-4-23l-76-199 8-48h38l108 265c3 5 5 9 8 11 3 4 6 6 11 8 4 1 11 2 18 2v22h-145zM348 304c7-1 12-2 16-3 4-2 7-4 8-6 2-3 3-6 3-11v-182c0-19 5-35 16-50 10-14 24-25 43-33s40-12 64-12c18 0 34 2 46 7 13 4 23 9 30 17 6 8 10 17 10 27l-16 56h-35v-47c0-13-3-23-9-30-7-7-16-10-29-10s-23 3-32 9-16 14-21 25c-4 11-7 24-7 41v181c0 4 1 8 4 11 2 3 5 5 10 7 5 1 11 2 19 3v21h-120zM506 304c7-1 13-2 16-3 4-2 7-4 9-6 1-3 2-6 2-11v-187c0-20 6-36 16-50 10-15 25-26 45-33 19-8 41-13 67-13 19 0 36 3 51 7 15 3 26 9 34 16s12 15 12 25c0 6-1 10-4 15-3 4-7 8-13 10h-49v-13c0-13-4-23-10-29-7-7-16-11-28-11-13 0-24 3-33 9s-16 14-20 25c-5 11-7 24-7 40v188c0 4 1 8 3 11s5 5 10 7c5 1 12 2 20 3v21h-121zM665 304c7-1 12-2 16-4 4-1 6-3 8-5 2-3 3-6 3-11v-187l40-7h20v194c0 5 1 8 2 11 2 2 5 4 9 5 4 2 9 3 16 4v21h-114zM345 109c14-4 25-9 35-16 9-6 19-15 29-26h20v68h-84zM732 135h-319v-38h319zM868 82l-67-31v-17l67-33h20zM888 284c0 5 1 8 2 11 2 2 5 4 9 6 4 1 9 2 16 3v21h-114v-21c6-1 12-2 15-3 4-2 7-4 9-6 2-3 2-6 2-11v-247l61-36zM953 38c0-6 2-13 5-18 4-6 8-11 14-14 6-4 12-6 20-6 7 0 13 2 19 6 6 3 11 8 14 14 3 5 5 12 5 19s-2 13-5 19-8 11-14 14-12 5-20 5c-7 0-13-2-19-5s-10-8-14-14c-3-6-5-12-5-20zM1003 162l-67-27v-17l67-28h21zM1024 284c0 5 1 8 2 11 2 2 5 4 8 5 4 2 10 3 17 4v21h-115v-21c7-1 13-2 16-4 4-1 7-3 8-5 2-3 3-6 3-11v-157l61-37zM1293 322c-6 3-13 5-19 6s-13 2-19 2c-16 0-29-4-37-12-9-9-13-21-13-37v-127c0-14-3-24-9-31s-15-11-26-11-19 3-26 10c-6 7-9 16-9 28v26h-42c-5-2-8-6-11-11-2-5-3-10-3-16 0-11 4-20 12-29s19-16 32-21c14-6 30-9 47-9 20 0 37 3 51 11 15 6 26 15 33 27 8 12 12 27 12 44v107c0 5 0 9 2 12 2 2 4 5 8 6 4 2 9 3 17 4zM1214 285c-10 16-22 27-35 35-14 7-29 11-45 11-12 0-23-2-32-7s-17-12-22-21-7-19-7-30c0-16 5-30 15-41 10-12 26-20 46-26l87-24v20l-57 18c-11 3-20 8-25 15-4 6-7 14-7 24 0 6 1 12 4 17s7 9 12 11c5 3 11 5 17 5 9 0 18-2 26-7 9-5 17-11 23-20zM1298 109c12-4 21-8 29-14 7-5 13-10 19-17 5-7 10-17 15-28h27v85h-90zM1388 265c0 8 2 14 6 19 5 4 11 8 20 11 8 3 20 4 33 5v22c-9 3-17 5-26 6-9 2-18 3-26 3-21 0-37-6-49-17s-18-26-18-46v-151h60zM1442 135h-76v-38h76zM1488 38c0-6 2-13 5-18 3-6 8-11 14-14 5-4 12-6 19-6s14 2 20 6c6 3 10 8 14 14 3 5 4 12 4 19s-1 13-4 19c-4 6-8 11-14 14s-13 5-20 5-14-2-19-5c-6-3-11-8-14-14s-5-12-5-20zM1538 162l-67-27v-17l67-28h20zM1558 284c0 5 1 8 3 11 1 2 4 4 8 5 4 2 9 3 16 4v21h-114v-21c7-1 12-2 16-4 4-1 7-3 8-5 2-3 3-6 3-11v-157l60-37zM1716 331c-21 0-40-5-57-14-16-10-29-24-39-41-9-18-13-38-13-60s4-43 14-62c11-20 24-35 42-46 17-11 36-18 57-18s40 5 56 16c17 10 30 24 39 41 9 18 14 37 14 59 0 23-5 44-15 63s-24 34-41 45-36 17-57 17zM1721 308c10 0 18-3 25-10s12-17 15-30 5-30 5-50c0-21-2-39-7-54-4-16-10-28-17-36-8-9-17-14-27-14s-18 4-25 11c-7 6-12 16-16 30-3 13-5 29-5 49 0 21 2 39 6 55 5 16 11 28 19 36 8 9 17 13 27 13zM1939 90l-21 72-67-27v-17l67-28zM1851 304c7-1 13-2 16-3 4-2 7-4 8-6 2-3 3-6 3-11v-157l61-37v194c0 5 1 8 2 11 2 2 5 4 8 6 4 1 10 2 17 3v21h-115zM1996 304c7-1 12-2 16-3 4-2 6-4 8-6 2-3 3-6 3-11v-113c0-13-3-22-10-28-6-6-15-9-27-9-7 0-14 1-22 4-7 3-15 7-22 12s-14 11-19 17v-18c7-11 16-21 26-30 11-8 22-15 33-20 12-6 23-9 34-9 22 0 38 7 50 19 11 12 17 28 17 51v124c0 5 1 8 3 11 1 2 4 4 8 6 4 1 9 2 16 3v21h-114zM2164 249c5 20 12 34 22 44s22 14 37 14c8 0 16-1 22-4 7-2 12-6 16-11 3-5 5-11 5-18 0-6-1-11-4-15-3-5-7-8-13-12-6-3-15-6-25-9-4-1-8-2-11-3-18-4-33-9-44-15-11-7-20-14-25-23s-8-20-8-32c0-15 4-28 12-39 7-11 18-19 32-25 14-8 29-11 47-11 16 0 31 2 45 7 13 3 25 8 36 15v54h-28c-4-17-10-29-20-38s-21-13-34-13c-7 0-14 1-20 4-5 2-10 6-13 10-3 5-4 10-4 15 0 6 1 12 4 16s8 7 15 11c7 3 16 6 28 8 20 5 38 10 50 16 12 7 21 15 26 24 6 9 9 21 9 35 0 15-4 29-12 41-8 11-20 20-34 27-16 6-33 9-53 9-16 0-32-2-47-6s-28-11-39-19v-57zM2349 147c0-6 2-13 5-19 4-6 9-11 14-14 7-4 13-6 20-6s14 2 20 6 11 8 14 14c4 6 5 13 5 20s-1 13-5 19c-3 6-8 11-14 15-6 3-13 5-20 5s-13-2-20-5c-5-4-10-9-14-15-3-6-5-13-5-20zM2349 290c0-7 2-14 5-20 4-6 9-11 14-14 7-4 13-5 20-5s14 1 20 5c6 3 11 8 14 14 4 6 5 13 5 20s-1 13-5 19c-3 6-8 11-14 15-6 3-13 5-20 5s-13-2-20-5c-5-4-10-9-14-15-3-6-5-12-5-19z">
          <text:p/>
        </draw:path>
        <draw:frame draw:style-name="gr2" draw:text-style-name="P3" draw:layer="layout" svg:width="6.297cm" svg:height="0.577cm" svg:x="7.162cm" svg:y="2.902cm">
          <draw:text-box>
            <text:p text:style-name="P2"><text:span text:style-name="T1"><text:s/></text:span><text:span text:style-name="T1">Maximili</text:span><text:span text:style-name="T1">ano </text:span><text:span text:style-name="T1">Rodrigo </text:span><text:span text:style-name="T1">Speranz</text:span><text:span text:style-name="T1">a </text:span></text:p>
          </draw:text-box>
        </draw:frame>
        <draw:frame draw:style-name="gr2" draw:text-style-name="P3" draw:layer="layout" svg:width="3.592cm" svg:height="0.577cm" svg:x="15.943cm" svg:y="2.902cm">
          <draw:text-box>
            <text:p text:style-name="P2"><text:span text:style-name="T1"><text:s/></text:span><text:span text:style-name="T1">Cisco </text:span><text:span text:style-name="T1">Network</text:span><text:span text:style-name="T1">ing</text:span></text:p>
          </draw:text-box>
        </draw:frame>
        <draw:frame draw:style-name="gr2" draw:text-style-name="P3" draw:layer="layout" svg:width="17.807cm" svg:height="0.577cm" svg:x="0.988cm" svg:y="3.537cm">
          <draw:text-box>
            <text:p text:style-name="P2"><text:span text:style-name="T1">Academ</text:span><text:span text:style-name="T1">y </text:span><text:span text:style-name="T1">(Certiﬁe</text:span><text:span text:style-name="T1">d) · </text:span><text:span text:style-name="T1">Universi</text:span><text:span text:style-name="T1">dad </text:span><text:span text:style-name="T1">Tecnoló</text:span><text:span text:style-name="T1">gica </text:span><text:span text:style-name="T1">Nacional </text:span><text:span text:style-name="T1">— </text:span><text:span text:style-name="T1">Facultad </text:span><text:span text:style-name="T1">Regional </text:span><text:span text:style-name="T1">Buenos </text:span><text:span text:style-name="T1">Aires</text:span></text:p>
          </draw:text-box>
        </draw:frame>
        <draw:path draw:style-name="gr1" draw:text-style-name="P1" draw:layer="layout" svg:width="3.474cm" svg:height="0.329cm" svg:x="12.078cm" svg:y="4.301cm" svg:viewBox="0 0 3475 330" svg:d="M0 302c8 0 14-1 18-2 5-2 9-4 11-8 3-2 6-6 8-11l109-265h39l-31 48-77 199c-4 10-5 17-5 23 1 5 4 9 11 12 5 3 14 4 25 4v22h-108zM231 229h-159l12-27h136zM185 302c10 0 18-1 24-4 5-3 9-7 9-12 1-6 0-13-4-23l-76-199 8-48h39l108 265c2 5 4 9 7 11 3 4 7 6 11 8 5 1 11 2 19 2v22h-145zM347 302c10 0 17-1 23-3 5-3 9-6 11-10 3-5 4-11 4-19v-197c0-8-1-14-4-19-2-4-6-7-11-9-6-3-13-4-23-4v-22h143v22c-10 1-18 2-24 4-5 2-9 5-11 9-2 5-4 11-4 19v197c0 8 2 14 4 19 2 4 6 7 11 10 6 2 14 3 24 3v22h-143zM851 112c-4-17-9-30-16-41-8-11-17-19-29-24-12-6-25-9-40-9-21 0-39 6-54 16-15 11-27 26-35 45-8 20-12 44-12 70 0 27 4 51 13 72 9 20 21 36 36 47 16 11 34 16 54 16 14 0 26-2 36-8 11-5 21-14 29-26 9-11 18-27 27-48h24l-14 79c-13 9-30 16-49 21s-38 8-58 8c-32 0-61-6-87-19-25-13-44-31-59-54-14-23-21-50-21-80 0-31 8-59 22-84s34-45 59-59 54-21 85-21c21 0 42 3 62 8 19 5 36 11 50 20v71zM1021 330c-21 0-40-5-57-14-17-10-30-24-39-41-9-18-14-38-14-60s5-43 15-62c10-20 24-36 41-47 18-11 36-17 57-17s40 5 57 15c16 10 29 25 38 42 10 18 15 37 15 59 0 23-5 44-16 63-10 19-23 34-40 45-18 11-37 17-57 17zM1025 307c10 0 19-3 26-10 6-7 11-17 14-30 4-13 5-30 5-50 0-21-2-39-6-54-4-16-10-28-18-37-7-9-16-14-26-14s-19 4-26 11c-6 7-12 17-15 31-3 13-5 29-5 49 0 21 2 39 6 55s10 28 18 36c8 9 17 13 27 13zM1221 81l-67-31v-17l67-33h21zM1242 283c0 5 0 8 2 11 2 2 5 4 8 6 4 1 10 2 17 3v21h-115v-21c7-1 12-2 16-3 4-2 7-4 8-6 2-3 3-6 3-11v-247l61-36zM1357 81l-67-31v-17l67-33h21zM1378 283c0 5 0 8 2 11 2 2 4 4 8 6 4 1 10 2 17 3v21h-115v-21c7-1 12-2 16-3 4-2 7-4 8-6 2-3 3-6 3-11v-247l61-36zM1646 321c-6 3-12 5-19 6-6 1-12 2-18 2-17 0-29-4-38-12-8-9-12-21-12-37v-127c0-14-3-24-9-32-6-7-15-11-27-11-10 0-19 3-25 10s-9 17-9 29v26h-43c-4-2-8-6-10-11-3-5-4-10-4-16 0-11 4-20 13-30 7-9 18-16 32-21s29-8 46-8c20 0 37 3 52 10 14 6 25 15 33 27 7 13 11 28 11 45v107c0 5 1 9 2 12 2 2 5 5 9 6 3 2 9 3 16 4zM1568 284c-10 16-22 27-36 35-13 7-28 11-44 11-12 0-23-2-32-7-10-5-17-12-22-21s-8-19-8-30c0-16 5-30 16-41 10-12 25-20 46-26l87-24v20l-57 18c-12 3-20 8-25 15-5 6-7 14-7 24 0 6 1 12 4 17s7 9 12 11c5 3 11 5 17 5 9 0 17-2 26-7s16-11 23-20zM1721 81l-67-31v-17l67-33h21zM1681 324v-290l61-34v299zM1731 301l-23 23h-27l50-41zM1720 268c9 12 18 21 26 26 9 5 18 8 29 8 13 0 25-4 35-11s17-18 22-32c6-13 9-29 9-48 0-17-3-32-8-44-4-12-11-21-20-28-9-6-20-10-32-10-7 0-15 2-23 5-8 4-15 8-22 15-7 6-13 13-18 22l-5-15c8-14 16-26 26-37 9-10 20-17 32-22 11-5 24-8 36-8 18 0 35 5 50 15 14 9 26 22 34 40 8 16 12 34 12 54 0 26-5 49-15 69s-24 35-43 46-40 17-64 17c-14 0-28-3-42-8s-25-13-34-22zM2042 330c-21 0-40-5-57-14-16-10-29-24-39-41-9-18-14-38-14-60s5-43 15-62c11-20 24-36 42-47 17-11 36-17 56-17 22 0 41 5 57 15 17 10 30 25 39 42 9 18 14 37 14 59 0 23-5 44-15 63s-24 34-41 45-36 17-57 17zM2047 307c10 0 18-3 25-10s11-17 15-30c3-13 5-30 5-50 0-21-2-39-7-54-4-16-10-28-17-37-8-9-17-14-27-14s-18 4-25 11-12 17-16 31c-3 13-5 29-5 49 0 21 2 39 6 55 5 16 11 28 19 36 8 9 17 13 27 13zM2244 161l-67-27v-18l67-27h21zM2265 281c0 5 1 9 3 12s5 5 10 7c4 1 10 2 18 3v21h-119v-21c7-1 12-2 16-3 4-2 7-4 8-6 2-3 3-6 3-11v-158l61-36zM2257 170c9-17 17-31 24-43s14-21 22-27c7-7 14-11 22-11 3 0 6 1 9 2s5 2 7 4v56h-12c-12 0-21 2-29 4-9 2-16 6-22 12-7 5-14 12-21 21zM2581 321c-6 3-12 5-19 6-6 1-12 2-18 2-17 0-29-4-38-12-8-9-13-21-13-37v-127c0-14-3-24-8-32-6-7-15-11-27-11-11 0-19 3-25 10-7 7-10 17-10 29v26h-42c-4-2-8-6-10-11-3-5-4-10-4-16 0-11 4-20 12-30 8-9 19-16 33-21s29-8 46-8c20 0 37 3 51 10 15 6 26 15 34 27 7 13 11 28 11 45v107c0 5 1 9 2 12 2 2 5 5 9 6 3 2 9 3 16 4zM2503 284c-10 16-22 27-36 35-13 7-28 11-45 11-11 0-22-2-32-7-9-5-16-12-21-21s-8-19-8-30c0-16 5-30 16-41 10-12 25-20 46-26l87-24v20l-57 18c-12 3-20 8-25 15-5 6-7 14-7 24 0 6 1 12 4 17 2 5 6 9 12 11 5 3 10 5 17 5 9 0 17-2 26-7s16-11 23-20zM2586 107c12-4 22-8 29-13s14-10 19-17c6-7 11-17 16-28h27v85h-91zM2677 264c0 8 2 14 6 19 4 4 11 8 19 11 9 3 20 4 34 5v22c-9 3-18 5-27 6-9 2-17 3-25 3-21 0-38-6-50-17s-17-26-17-46v-152h60zM2731 134h-77v-39h77zM2865 330c-21 0-40-5-57-14-17-10-30-24-39-41-10-18-14-38-14-60s5-43 15-62c10-20 24-36 41-47s36-17 57-17 40 5 57 15c16 10 29 25 38 42 10 18 15 37 15 59 0 23-6 44-16 63s-23 34-41 45c-17 11-36 17-56 17zM2869 307c10 0 19-3 25-10 7-7 12-17 15-30 4-13 5-30 5-50 0-21-2-39-6-54-5-16-10-28-18-37s-16-14-27-14c-9 0-18 4-25 11s-12 17-15 31c-4 13-5 29-5 49 0 21 2 39 6 55s10 28 18 36c8 9 17 13 27 13zM3067 161l-67-27v-18l67-27h20zM3087 281c0 5 1 9 3 12s6 5 10 7c4 1 11 2 19 3v21h-119v-21c7-1 12-2 16-3 4-2 6-4 8-6 2-3 3-6 3-11v-158l60-36zM3080 170c8-17 16-31 23-43 8-12 15-21 22-27 8-7 15-11 22-11 4 0 7 1 9 2 3 1 5 2 7 4v56h-12c-11 0-21 2-29 4s-15 6-22 12c-7 5-14 12-20 21zM3213 248c5 20 12 34 22 44s22 14 37 14c9 0 16-1 22-4 7-2 12-6 16-11 3-5 5-11 5-18 0-6-1-11-4-15-3-5-7-8-13-12-6-3-14-6-25-9-4-1-8-2-11-3-18-4-33-9-44-15-11-7-20-14-25-23s-8-20-8-32c0-15 4-28 12-40 8-11 18-19 32-25 14-7 30-10 47-10 16 0 31 2 44 6 14 3 25 8 36 15v55h-27c-5-17-11-29-20-39-10-9-21-13-34-13-7 0-14 1-20 4-5 2-10 6-12 10-3 6-5 11-5 16 0 6 2 12 5 16 2 4 7 7 14 11 7 3 16 6 28 8 21 5 37 10 49 16 12 7 21 15 27 24 5 9 8 21 8 35 0 15-4 29-12 41-8 11-19 20-34 27-15 6-32 9-52 9-16 0-32-2-47-6s-28-11-39-19v-57zM3397 146c0-6 2-13 5-20 4-6 9-11 14-14 7-4 13-6 20-6s14 2 20 6 11 8 14 14c4 7 5 14 5 21s-1 13-5 19c-3 6-8 11-14 15-6 3-13 5-20 5s-13-2-20-5c-5-4-10-9-14-15-3-6-5-13-5-20zM3397 289c0-7 2-14 5-20 4-6 9-11 14-14 7-4 13-5 20-5s14 1 20 5c6 3 11 8 14 14 4 6 5 13 5 20s-1 13-5 19c-3 6-8 11-14 15-6 3-13 5-20 5s-13-2-20-5c-5-4-10-9-14-15-3-6-5-12-5-19z">
          <text:p/>
        </draw:path>
        <draw:frame draw:style-name="gr2" draw:text-style-name="P3" draw:layer="layout" svg:width="5.687cm" svg:height="0.577cm" svg:x="0.988cm" svg:y="4.172cm">
          <draw:text-box>
            <text:p text:style-name="P2"><text:span text:style-name="T1">(UTN-</text:span><text:span text:style-name="T1">BA), </text:span><text:span text:style-name="T1">currently </text:span><text:span text:style-name="T1">enrolled </text:span></text:p>
          </draw:text-box>
        </draw:frame>
        <draw:frame draw:style-name="gr2" draw:text-style-name="P3" draw:layer="layout" svg:width="3.329cm" svg:height="0.577cm" svg:x="15.569cm" svg:y="4.172cm">
          <draw:text-box>
            <text:p text:style-name="P2"><text:span text:style-name="T1"><text:s/></text:span><text:span text:style-name="T1">Antigravi</text:span><text:span text:style-name="T1">ty�AI ·</text:span></text:p>
          </draw:text-box>
        </draw:frame>
        <draw:path draw:style-name="gr1" draw:text-style-name="P1" draw:layer="layout" svg:width="4.044cm" svg:height="0.431cm" svg:x="10.803cm" svg:y="4.935cm" svg:viewBox="0 0 4045 432" svg:d="M25 223c5 28 14 49 27 62 13 14 31 21 53 21 13 0 24-2 33-6 10-5 17-11 22-18 6-8 8-17 8-27 0-9-2-18-7-24-4-7-11-12-19-16-7-5-18-9-30-12-4-2-9-3-14-4-20-6-37-12-51-20-14-7-25-16-33-28s-12-27-12-44c0-18 4-34 13-48 10-14 23-25 40-32 16-9 35-13 56-13 20 0 37 2 53 7s31 12 44 21v72h-25c-4-17-10-31-16-42-6-10-13-18-23-23-8-5-19-8-32-8-11 0-21 2-29 6-8 3-15 8-19 15s-7 15-7 24c0 10 3 19 8 26 6 6 12 11 20 14s18 7 30 10c3 1 6 1 9 2 22 6 40 13 55 21s26 18 35 30c8 12 13 28 13 46s-6 35-16 50c-11 14-25 25-44 34-19 8-40 12-64 12-20 0-39-3-58-8-18-5-33-13-45-23v-77zM259 109c11-4 21-8 28-13 8-5 14-10 20-17 5-7 10-17 15-28h27v84h-90zM349 265c0 8 2 14 6 19 4 4 11 8 19 11 9 3 20 4 34 5v22c-9 3-18 5-27 6-8 2-17 3-25 3-21 0-38-6-49-17-12-11-18-26-18-46v-151h60zM403 135h-77v-38h77zM652 322c-6 3-12 5-19 6-6 1-12 2-19 2-16 0-28-4-37-12-9-9-13-21-13-37v-127c0-14-3-24-9-31s-14-11-26-11c-11 0-19 3-25 10-7 7-10 16-10 28v26h-42c-5-2-8-6-11-11-2-5-3-10-3-16 0-11 4-20 12-29s19-16 33-21 29-8 46-8c20 0 37 3 51 10 15 6 26 15 33 27 8 12 12 27 12 44v107c0 5 1 9 2 12 2 2 5 5 8 6 4 2 9 3 17 4zM574 285c-11 16-23 27-36 35-13 7-28 11-45 11-12 0-22-2-32-7-9-5-16-12-21-21-6-9-8-19-8-30 0-16 5-30 15-41 11-12 26-20 47-26l87-24v20l-58 18c-11 3-19 8-24 15-5 6-8 14-8 24 0 6 2 12 4 17 3 5 7 9 12 11 6 3 11 5 18 5 8 0 17-2 25-7 9-5 17-11 24-20zM657 109c12-4 21-8 29-13 7-5 14-10 19-17 6-7 11-17 15-28h28v84h-91zM748 265c0 8 1 14 6 19 4 4 10 8 19 11s20 4 33 5v22c-8 3-17 5-26 6-9 2-17 3-25 3-22 0-38-6-50-17s-18-26-18-46v-151h61zM802 135h-77v-38h77zM847 39c0-6 2-13 5-19s8-11 14-14c6-4 12-6 20-6 7 0 13 2 19 6 6 3 10 8 14 14 3 6 5 13 5 20s-2 13-5 19c-4 6-8 11-14 14s-13 5-20 5-13-2-19-5-11-8-14-14-5-12-5-20zM897 162l-67-27v-17l67-27h21zM918 284c0 5 0 8 2 11 2 2 4 4 8 5 4 2 10 3 17 4v21h-115v-21c7-1 12-2 16-4 4-1 7-3 8-5 2-3 3-6 3-11v-157l61-36zM996 249c5 20 12 34 22 44s22 14 37 14c8 0 16-1 22-4 7-2 12-6 16-11 3-5 5-11 5-18 0-6-1-11-4-15-3-5-7-8-14-12-6-3-14-6-24-9-4-1-8-2-11-3-18-4-33-9-44-15-12-7-20-14-25-23-6-9-8-20-8-32 0-15 4-28 12-39 7-11 18-19 32-25 13-7 29-10 47-10 16 0 31 2 44 6 13 3 25 8 36 15v54h-28c-4-17-10-29-20-38-9-9-20-13-33-13-8 0-14 1-20 4-6 2-10 6-13 10-3 5-4 10-4 15 0 6 1 12 4 16s8 7 15 11c7 3 16 6 28 8 20 5 37 10 49 16 12 7 21 15 26 24 6 9 9 21 9 35 0 15-5 29-13 41-7 11-19 20-33 27-15 6-32 9-52 9-16 0-32-2-47-6-16-4-28-11-39-19v-57zM1174 109c12-4 21-8 29-13 7-5 13-10 19-17 5-7 11-17 15-28h27v84h-90zM1264 265c0 8 2 14 6 19 5 4 11 8 20 11s20 4 33 5v22c-8 3-17 5-26 6-9 2-17 3-25 3-22 0-38-6-50-17s-18-26-18-46v-151h60zM1318 135h-76v-38h76zM1364 39c0-6 2-13 5-19s8-11 14-14c5-4 12-6 19-6s14 2 20 6c6 3 10 8 14 14 3 6 4 13 4 20s-1 13-4 19c-4 6-8 11-14 14s-13 5-20 5-14-2-19-5c-6-3-11-8-14-14s-5-12-5-20zM1414 162l-67-27v-17l67-27h20zM1434 284c0 5 1 8 3 11 1 2 4 4 8 5 4 2 9 3 16 4v21h-114v-21c7-1 12-2 16-4 4-1 7-3 8-5 2-3 3-6 3-11v-157l60-36zM1686 267c-8 21-21 36-37 47s-35 17-57 17c-21 0-40-5-56-14-17-10-30-24-40-41-9-17-13-37-13-59 0-24 5-45 15-65 10-19 24-34 41-44 18-11 38-17 60-17 16 0 30 3 42 8 13 5 23 12 30 21s11 19 11 30c0 6-1 11-4 16-3 4-7 8-11 10h-39v-12c0-16-3-28-9-36-7-8-15-13-27-13-10 0-19 4-27 10-8 7-14 16-18 29-5 12-6 26-6 42 0 17 2 32 8 46 6 13 14 23 25 30s23 10 38 10c11 0 22-2 32-7 10-4 19-12 28-21zM1927 322c-6 3-12 5-19 6-6 1-12 2-18 2-17 0-29-4-38-12-8-9-13-21-13-37v-127c0-14-3-24-8-31-6-7-15-11-27-11-11 0-19 3-25 10-7 7-10 16-10 28v26h-42c-4-2-8-6-10-11-3-5-4-10-4-16 0-11 4-20 12-29s19-16 33-21 29-8 46-8c20 0 37 3 51 10 15 6 26 15 33 27 8 12 12 27 12 44v107c0 5 1 9 2 12 2 2 5 5 9 6 3 2 9 3 16 4zM1849 285c-11 16-22 27-36 35-13 7-28 11-45 11-12 0-22-2-32-7-9-5-16-12-21-21s-8-19-8-30c0-16 5-30 16-41 10-12 25-20 46-26l87-24v20l-57 18c-12 3-20 8-25 15-5 6-7 14-7 24 0 6 1 12 4 17 2 5 6 9 12 11 5 3 10 5 17 5 9 0 17-2 26-7 8-5 16-11 23-20zM2013 83l-68-31v-17l68-34h20zM2033 284c0 5 1 8 2 11 2 2 5 4 8 6 4 1 10 2 17 3v21h-115v-21c7-1 13-2 16-3 4-2 7-4 9-6 1-3 2-6 2-11v-246l61-37zM2154 303c8 0 14-1 18-2 5-2 9-4 11-8 3-2 6-6 8-11l108-265h39l-31 49-76 198c-4 10-6 17-5 23 1 5 4 9 10 12 5 3 13 4 24 4v22h-106zM2384 230h-158l11-27h136zM2338 303c10 0 18-1 24-4 5-3 8-7 9-12 1-6-1-13-4-23l-76-198 8-49h39l108 265c2 5 4 9 7 11 3 4 6 6 11 8 5 1 11 2 19 2v22h-145zM2589 91l-20 71-68-27v-17l68-27zM2501 304c7-1 13-2 16-3 4-2 7-4 9-6 1-3 2-6 2-11v-157l61-36v193c0 5 1 8 2 11 2 2 5 4 8 6 4 1 10 2 17 3v21h-115zM2646 304c7-1 12-2 16-3 4-2 6-4 8-6 2-3 3-6 3-11v-113c0-13-3-22-10-28-6-6-15-9-27-9-7 0-14 1-22 4-7 3-15 7-22 12s-14 11-19 17v-18c7-11 16-21 26-30 11-8 22-15 34-20 11-5 22-8 33-8 22 0 38 6 50 18 11 12 17 28 17 51v124c0 5 1 8 3 11 1 2 4 4 8 6 4 1 9 2 16 3v21h-114zM3004 322c-5 3-12 5-18 6-7 1-13 2-19 2-16 0-29-4-38-12-8-9-12-21-12-37v-127c0-14-3-24-9-31s-15-11-26-11-20 3-26 10-9 16-9 28v26h-43c-4-2-8-6-10-11s-3-10-3-16c0-11 4-20 12-29s19-16 32-21c14-5 30-8 47-8 19 0 36 3 51 10 14 6 25 15 33 27s11 27 11 44v107c0 5 1 9 3 12 1 2 4 5 8 6 3 2 9 3 16 4zM2926 285c-10 16-22 27-36 35-13 7-28 11-44 11-12 0-23-2-32-7-10-5-17-12-22-21s-7-19-7-30c0-16 5-30 15-41 10-12 26-20 46-26l87-24v20l-57 18c-11 3-20 8-25 15-5 6-7 14-7 24 0 6 1 12 4 17s7 9 12 11c5 3 11 5 17 5 9 0 17-2 26-7s17-11 23-20zM3090 83l-68-31v-17l68-34h20zM3110 284c0 5 1 8 2 11 2 2 5 4 9 6 4 1 9 2 16 3v21h-115v-21c7-1 13-2 16-3 4-2 7-4 9-6 2-3 3-6 3-11v-246l60-37zM3270 118c-9 1-16 3-21 5-4 2-7 6-7 10 0 3 1 9 4 16l50 122h-12l47-122c3-7 5-13 4-16 0-4-2-8-6-10s-11-4-21-5v-21h87v21c-8 2-14 4-17 6-4 2-7 7-9 12l-83 192h-25l-88-192c-3-5-6-9-9-12-3-2-9-4-17-6v-21h123zM3178 375c15 0 28-2 38-6 10-3 18-9 25-17s14-19 20-33l25 9c-9 24-18 43-27 58s-18 27-30 34c-10 8-23 12-36 12-7 0-14-1-20-3-7-3-12-6-15-9v-45zM3436 249c5 20 13 34 23 44s22 14 36 14c9 0 16-1 23-4 6-2 11-6 15-11s6-11 6-18c0-6-2-11-5-15-2-5-7-8-13-12-6-3-14-6-25-9-4-1-7-2-11-3-18-4-33-9-44-15-11-7-19-14-25-23-5-9-7-20-7-32 0-15 3-28 11-39s18-19 32-25c14-7 30-10 47-10s31 2 45 6c13 3 25 8 35 15v54h-27c-4-17-11-29-20-38s-20-13-34-13c-7 0-14 1-19 4-6 2-10 6-13 10-3 5-5 10-5 15 0 6 2 12 5 16s8 7 14 11c7 3 16 6 28 8 21 5 37 10 49 16 12 7 21 15 27 24 5 9 8 21 8 35 0 15-4 29-12 41-8 11-19 20-34 27-14 6-32 9-51 9-17 0-32-2-48-6-15-4-28-11-38-19v-57zM3634 39c0-6 1-13 5-19 3-6 8-11 13-14 6-4 13-6 20-6s14 2 20 6c5 3 10 8 13 14 4 6 5 13 5 20s-1 13-5 19c-3 6-8 11-13 14-6 3-13 5-20 5s-14-2-20-5c-5-3-10-8-13-14-4-6-5-12-5-20zM3684 162l-67-27v-17l67-27h20zM3704 284c0 5 1 8 2 11 2 2 5 4 9 5 4 2 9 3 16 4v21h-114v-21c7-1 12-2 16-4 4-1 6-3 8-5 2-3 3-6 3-11v-157l60-36zM3782 249c5 20 13 34 23 44s22 14 36 14c9 0 16-1 23-4 6-2 12-6 15-11 4-5 6-11 6-18 0-6-2-11-5-15-2-5-7-8-13-12-6-3-14-6-25-9-3-1-7-2-11-3-18-4-32-9-44-15-11-7-19-14-25-23-5-9-7-20-7-32 0-15 4-28 11-39 8-11 19-19 32-25 14-7 30-10 48-10 16 0 31 2 44 6 13 3 25 8 36 15v54h-28c-4-17-11-29-20-38s-20-13-33-13c-8 0-15 1-20 4-6 2-10 6-13 10-3 5-4 10-4 15 0 6 1 12 4 16s8 7 14 11c7 3 17 6 28 8 21 5 37 10 50 16 12 7 20 15 26 24 5 9 8 21 8 35 0 15-4 29-12 41-8 11-19 20-34 27-14 6-31 9-51 9-17 0-32-2-48-6-15-4-28-11-38-19v-57zM3967 147c0-6 1-13 5-19 3-6 8-11 14-14 6-4 13-6 20-6s13 2 19 6 11 8 14 14c4 6 6 13 6 20s-2 13-6 19c-3 6-8 11-14 15-6 3-12 5-19 5s-14-2-20-5c-6-4-11-9-14-15-4-6-5-13-5-20zM3967 290c0-7 1-14 5-20 3-6 8-11 14-14 6-4 13-5 20-5s13 1 19 5c6 3 11 8 14 14 4 6 6 13 6 20s-2 13-6 19c-3 6-8 11-14 15-6 3-12 5-19 5s-14-2-20-5c-6-4-11-9-14-15-4-6-5-12-5-19z">
          <text:p/>
        </draw:path>
        <draw:frame draw:style-name="gr2" draw:text-style-name="P3" draw:layer="layout" svg:width="9.756cm" svg:height="0.577cm" svg:x="0.988cm" svg:y="4.807cm">
          <draw:text-box>
            <text:p text:style-name="P2"><text:span text:style-name="T1">Claude </text:span><text:span text:style-name="T1">(Anthrop</text:span><text:span text:style-name="T1">ic, </text:span><text:span text:style-name="T1">research </text:span><text:span text:style-name="T1">design </text:span><text:span text:style-name="T1">and </text:span><text:span text:style-name="T1">analysis) </text:span></text:p>
          </draw:text-box>
        </draw:frame>
        <draw:frame draw:style-name="gr2" draw:text-style-name="P3" draw:layer="layout" svg:width="4.235cm" svg:height="0.577cm" svg:x="14.863cm" svg:y="4.807cm">
          <draw:text-box>
            <text:p text:style-name="P2"><text:span text:style-name="T1"><text:s/></text:span><text:span text:style-name="T1">Maximili</text:span><text:span text:style-name="T1">ano </text:span><text:span text:style-name="T1">Rodrigo</text:span></text:p>
          </draw:text-box>
        </draw:frame>
        <draw:path draw:style-name="gr1" draw:text-style-name="P1" draw:layer="layout" svg:width="1.058cm" svg:height="0.31cm" svg:x="7.629cm" svg:y="5.59cm" svg:viewBox="0 0 1059 311" svg:d="M104 245c0 9 1 16 4 20 3 5 7 8 13 11 6 2 14 3 25 3h5v26h-151v-22c9 0 17-1 22-3 6-3 10-6 12-10 2-5 3-11 3-19v-197c0-8-1-14-3-19-2-4-6-7-12-9-5-3-13-4-22-4v-22h104zM147 0c35 0 65 6 90 18 26 12 46 29 60 51 15 22 22 48 22 79 0 30-7 57-22 81-13 24-32 43-57 57-24 13-52 19-82 19h-76v-26h72c18 0 34-5 49-15 14-10 26-24 34-42 8-19 12-40 12-65 0-28-4-51-14-71-9-19-22-34-39-44-17-11-37-16-59-16h-55v-26zM569 302c-6 3-12 5-19 6-6 1-12 2-19 2-16 0-28-4-37-12-9-9-13-21-13-37v-128c0-14-3-24-9-31-5-7-14-11-26-11-11 0-19 3-25 10-7 7-10 16-10 28v27h-42c-5-2-8-6-11-12-2-5-3-10-3-16 0-11 4-20 12-29s19-16 33-21 29-8 46-8c20 0 37 3 51 10 15 6 26 15 33 27 8 12 12 27 12 45v107c0 5 1 9 2 12 2 2 5 5 8 6 4 2 9 3 17 4zM491 265c-11 16-23 27-36 35-13 7-28 11-45 11-12 0-22-2-32-7-9-5-16-12-21-21-6-9-8-19-8-30 0-16 5-30 15-41 11-12 26-20 47-26l87-24v20l-58 18c-11 3-19 8-24 15-5 6-8 14-8 24 0 6 2 12 4 17 3 5 7 9 12 11 6 3 11 5 18 5 8 0 17-2 25-7 9-5 17-11 24-20zM574 88c12-4 21-8 29-13 7-5 14-10 19-17 6-7 11-17 16-28h27v84h-91zM665 245c0 8 2 14 6 19 4 4 10 8 19 11s20 4 34 5v22c-9 3-18 5-27 6-9 2-17 3-25 3-22 0-38-6-50-17s-17-26-17-46v-152h60zM719 114h-77v-38h77zM952 247c-10 21-23 37-40 48-16 11-35 16-56 16-22 0-42-5-59-14-17-10-30-23-40-41-9-17-14-37-14-59 0-23 5-44 15-64s24-35 42-46 37-17 58-17c18 0 34 4 48 12s24 19 32 33 11 32 11 50v16h-161v-23l112-2-7 10c0-15-1-29-5-40-3-10-7-18-14-23-6-6-13-9-21-9-10 0-20 4-28 11-7 7-13 17-18 29-4 14-6 28-6 45 0 18 2 33 8 45 6 13 14 23 25 29 11 7 24 10 39 10 13 0 24-2 35-7s21-12 31-22zM980 126c0-6 2-13 5-19 4-6 9-11 15-14 6-4 12-6 19-6s14 2 20 6 11 8 14 14c4 6 6 13 6 20s-2 13-6 20c-3 6-8 11-14 15-6 3-13 5-20 5s-13-2-19-5c-6-4-11-9-15-15-3-7-5-14-5-21zM980 270c0-7 2-14 5-20 4-6 9-11 15-14 6-4 12-5 19-5s14 1 20 5c6 3 11 8 14 14 4 6 6 13 6 20s-2 13-6 19c-3 6-8 11-14 15-6 3-13 5-20 5s-13-2-19-5c-6-4-11-9-15-15-3-6-5-12-5-19z">
          <text:p/>
        </draw:path>
        <draw:frame draw:style-name="gr2" draw:text-style-name="P3" draw:layer="layout" svg:width="6.517cm" svg:height="0.577cm" svg:x="0.988cm" svg:y="5.442cm">
          <draw:text-box>
            <text:p text:style-name="P2"><text:span text:style-name="T1">Speranz</text:span><text:span text:style-name="T1">a </text:span><text:span text:style-name="T1">(Cortex-</text:span><text:span text:style-name="T1">Nexus </text:span><text:span text:style-name="T1">Project) </text:span></text:p>
          </draw:text-box>
        </draw:frame>
        <draw:path draw:style-name="gr1" draw:text-style-name="P1" draw:layer="layout" svg:width="1.678cm" svg:height="0.33cm" svg:x="11.746cm" svg:y="5.57cm" svg:viewBox="0 0 1679 331" svg:d="M329 42c-8 0-14 1-19 3-4 2-8 4-11 7s-5 6-7 11l-108 266h-39l30-48 77-200c3-10 5-17 4-22-1-6-4-10-9-12-6-3-14-4-25-5v-22h107zM145 42c-11 1-19 2-25 5-5 2-8 6-8 12-1 5 0 12 4 22l76 200-8 48h-39l-108-266c-2-5-5-8-8-11-2-3-6-5-11-7-4-2-10-3-18-3v-22h145zM514 267c-9 21-23 37-39 48s-35 16-57 16-42-5-59-14c-17-10-30-23-40-41-9-17-13-37-13-59 0-23 4-45 14-64 11-20 25-35 42-46 18-11 37-17 59-17 18 0 33 4 47 12s25 19 32 33c8 14 12 31 12 49v17h-162v-24l112-2-7 10c0-15-1-28-4-39-4-10-8-18-14-23-6-6-13-9-22-9-10 0-19 4-27 11s-14 17-19 29c-4 13-6 27-6 45s3 33 9 45c5 13 14 23 24 29 12 7 24 10 40 10 12 0 24-2 34-7 11-5 22-12 31-22zM606 161l-67-27v-17l67-27h20zM626 282c0 5 1 9 3 12s6 5 10 7c4 1 11 2 19 3v21h-119v-21c7-1 12-2 16-3 4-2 6-4 8-6 2-3 3-6 3-11v-158l60-36zM619 170c8-17 16-31 23-42 8-12 15-21 22-27 8-7 15-11 22-11 4 0 7 1 9 2 3 1 5 2 7 4v55h-12c-11 0-21 2-29 4s-15 6-22 12c-7 5-13 12-20 22zM752 249c5 20 13 34 23 44s22 14 36 14c9 0 16-1 24-4 6-2 11-6 15-11s6-11 6-18c0-6-2-11-5-15-2-5-7-8-13-12-7-3-15-6-26-9-4-1-7-2-11-3-18-4-33-9-44-15-11-7-19-14-25-23-5-10-8-21-8-33 0-15 4-28 12-39s18-19 32-25c14-7 30-10 47-10 18 0 32 2 46 6 13 3 25 8 35 15v54h-27c-4-17-11-29-20-38s-21-13-35-13c-7 0-14 1-20 4-5 2-9 6-12 10-3 5-5 10-5 15 0 6 2 12 5 16s8 7 14 11c7 3 16 6 28 8 22 5 38 11 50 17 12 7 21 15 27 24 5 9 8 21 8 35 0 15-4 29-12 41-8 11-19 20-34 27-14 6-33 9-53 9-16 0-32-2-47-6s-28-11-39-19v-57zM951 38c0-6 1-13 5-18 3-6 7-11 13-14 6-4 13-6 20-6s14 2 20 6c5 3 10 8 13 14 4 5 5 12 5 19s-1 13-5 19c-3 6-8 11-13 14-6 3-13 5-20 5s-14-2-20-5-10-8-13-14c-4-6-5-12-5-20zM1001 161l-67-27v-17l67-27h20zM1021 284c0 5 1 8 2 11 2 2 5 4 9 5 4 2 9 3 16 4v21h-114v-21c6-1 12-2 16-4 4-1 6-3 8-5 2-3 3-6 3-11v-158l60-36zM1179 331c-21 0-40-5-57-14-16-10-29-24-39-41-9-18-14-38-14-60s5-44 15-63c11-20 24-35 42-46 17-11 36-17 56-17 22 0 41 5 57 15 17 10 30 24 39 41 9 18 14 37 14 60s-5 44-15 63-24 34-41 45-36 17-57 17zM1184 308c10 0 18-3 25-10 6-7 11-17 15-30 3-13 5-30 5-50 0-21-2-40-7-55-4-16-10-28-18-36-7-9-16-14-26-14s-18 4-25 11c-7 6-12 16-16 30-3 13-5 29-5 50s2 39 6 55c5 16 11 28 19 36 8 9 17 13 27 13zM1402 90l-21 71-67-27v-17l67-27zM1314 304c7-1 12-2 16-3 4-2 7-4 8-6 2-3 3-6 3-11v-158l61-36v194c0 5 0 8 2 11 2 2 5 4 8 6 4 1 10 2 17 3v21h-115zM1459 304c6-1 12-2 16-3 4-2 6-4 8-6 2-3 3-6 3-11v-114c0-13-4-22-10-28s-15-9-27-9c-7 0-14 1-22 4s-15 7-22 12-14 11-19 17v-18c7-11 16-21 26-30 11-8 22-15 33-20 12-5 23-8 34-8 22 0 38 6 50 18 11 12 17 28 17 51v125c0 5 1 8 2 11 2 2 5 4 9 6 4 1 9 2 16 3v21h-114zM1601 146c0-6 1-13 5-19 3-6 8-11 14-14 6-4 13-6 20-6s13 2 19 6 11 8 14 14c4 6 6 13 6 20s-2 13-6 19c-3 6-8 11-14 15-6 3-12 5-19 5s-14-2-20-5c-6-4-11-9-14-15-4-6-5-13-5-20zM1601 290c0-7 1-14 5-20 3-6 8-11 14-14 6-4 13-5 20-5s13 1 19 5c6 3 11 8 14 14 4 6 6 13 6 20s-2 13-6 19c-3 6-8 11-14 15-6 3-12 5-19 5s-14-2-20-5c-6-4-11-9-14-15-4-6-5-12-5-19z">
          <text:p/>
        </draw:path>
        <draw:frame draw:style-name="gr2" draw:text-style-name="P3" draw:layer="layout" svg:width="3.274cm" svg:height="0.577cm" svg:x="8.703cm" svg:y="5.442cm">
          <draw:text-box>
            <text:p text:style-name="P2"><text:span text:style-name="T1"><text:s/></text:span><text:span text:style-name="T1">April 16, </text:span><text:span text:style-name="T1">2026 | </text:span></text:p>
          </draw:text-box>
        </draw:frame>
        <draw:path draw:style-name="gr1" draw:text-style-name="P1" draw:layer="layout" svg:width="1.908cm" svg:height="0.33cm" svg:x="0.998cm" svg:y="6.205cm" svg:viewBox="0 0 1909 331" svg:d="M0 303c10 0 17-1 23-3 5-3 9-6 11-10 3-5 4-11 4-19v-197c0-8-1-14-4-19-2-4-6-7-11-9-6-3-13-4-23-4v-22h143v22c-10 0-18 1-24 4-5 2-9 5-11 9-2 5-4 11-4 19v191c0 9 2 15 4 20 3 5 8 8 14 11 6 2 14 3 24 3h11c14 0 25-2 35-7 10-4 20-11 28-21s16-24 23-40h25l-17 94h-251zM399 331c-21 0-40-5-57-14-17-10-30-24-39-41-10-18-14-38-14-60 0-23 5-44 15-63 10-20 24-35 41-46s36-17 57-17 40 5 57 15c16 10 29 24 38 41 10 18 15 37 15 59 0 24-6 45-16 64s-23 34-41 45c-17 11-36 17-56 17zM403 308c10 0 19-3 25-10 7-7 12-17 15-30 4-13 5-30 5-50 0-22-2-40-6-55-5-16-10-28-18-36-8-9-16-14-27-14-9 0-18 4-25 11-7 6-12 16-15 30-4 13-5 29-5 49 0 22 2 40 6 56s10 28 18 36c8 9 17 13 27 13zM744 267c-9 21-21 36-37 47-17 11-36 17-58 17-21 0-39-5-56-14-16-10-30-24-39-41s-14-37-14-59c0-25 5-46 15-66 10-19 24-34 42-44 18-11 37-17 60-17 15 0 29 3 42 8s23 12 30 21 11 19 11 30c0 6-2 11-5 16-2 4-6 8-11 10h-38v-12c0-16-3-28-10-36-6-8-15-13-26-13s-20 4-28 10c-7 7-13 16-18 29-4 12-6 26-6 42 0 18 3 33 9 47 6 13 14 23 25 30 10 7 23 10 37 10 12 0 22-2 32-7 10-4 20-12 29-21zM985 322c-6 3-12 5-19 6-6 1-13 2-19 2-16 0-28-4-37-12-9-9-13-21-13-37v-128c0-14-3-24-9-31s-14-11-26-11c-11 0-19 3-25 10-7 7-10 16-10 28v26h-42c-5-2-8-6-11-11-2-5-3-10-3-16 0-11 4-20 12-29s19-16 33-21c13-5 29-8 46-8 20 0 37 3 51 10 15 6 26 15 33 27 8 12 12 27 12 44v108c0 5 0 9 2 12 2 2 5 5 8 6 4 2 9 3 17 4zM906 285c-10 16-22 27-35 35-14 7-28 11-45 11-12 0-22-2-32-7-9-5-16-12-21-21-6-9-8-19-8-30 0-16 5-30 15-41 10-12 26-20 47-27l87-24v20l-58 19c-11 3-19 8-24 15-5 6-8 14-8 24 0 6 2 12 4 17 3 5 7 9 12 11 5 3 11 5 17 5 9 0 18-2 26-7 9-5 17-11 23-20zM990 108c12-4 21-8 29-13 7-5 13-10 19-17 5-7 11-17 15-28h27v84h-90zM1080 265c0 8 2 14 6 19 5 4 11 8 20 11s20 4 33 5v22c-8 3-17 5-26 6-9 2-17 3-25 3-22 0-38-6-50-17s-18-26-18-46v-152h60zM1134 134h-76v-38h76zM1180 38c0-6 2-13 5-18 3-6 8-11 14-14 6-4 12-6 20-6 7 0 13 2 19 6 6 3 10 8 14 14 3 5 5 12 5 19s-2 13-5 19c-4 6-8 11-14 14s-13 5-20 5-13-2-19-5-11-8-14-14-5-12-5-20zM1230 161l-67-27v-17l67-27h21zM1251 284c0 5 0 8 2 11 2 2 4 4 8 5 4 2 10 3 17 4v21h-115v-21c7-1 12-2 16-4 4-1 7-3 8-5 2-3 3-6 3-11v-158l61-36zM1408 331c-21 0-40-5-56-14-17-10-30-24-40-41-9-18-13-38-13-60 0-23 5-44 15-63 10-20 24-35 41-46s36-17 57-17 40 5 56 15c17 10 30 24 39 41 10 18 14 37 14 59 0 24-5 45-15 64s-24 34-41 45-36 17-57 17zM1413 308c10 0 19-3 25-10 7-7 12-17 15-30s5-30 5-50c0-22-2-40-7-55-4-16-10-28-17-36-8-9-17-14-27-14s-18 4-25 11c-7 6-12 16-16 30-3 13-4 29-4 49 0 22 1 40 6 56 4 16 10 28 18 36 8 9 17 13 27 13zM1631 90l-20 71-68-27v-17l68-27zM1543 304c7-1 13-2 16-3 4-2 7-4 9-6 1-3 2-6 2-11v-158l61-36v194c0 5 1 8 2 11 2 2 5 4 9 6 4 1 9 2 16 3v21h-115zM1688 304c7-1 12-2 16-3 4-2 7-4 8-6 2-3 3-6 3-11v-114c0-13-3-22-10-28-5-6-14-9-27-9-7 0-14 1-22 4-7 3-15 7-22 12s-13 11-19 17v-18c7-11 16-21 27-30 10-8 21-15 33-20 11-5 22-8 33-8 22 0 38 6 50 18s17 28 17 51v125c0 5 1 8 3 11 1 2 4 4 8 6 4 1 9 2 16 3v21h-114zM1830 146c0-6 2-13 5-19 4-6 8-11 14-14 7-4 13-6 21-6 7 0 14 2 19 6 7 4 11 8 15 14 3 6 5 13 5 20s-2 13-5 19c-4 6-8 11-15 15-5 3-12 5-19 5-8 0-14-2-21-5-6-4-10-9-14-15-3-6-5-13-5-20zM1830 290c0-7 2-14 5-20 4-6 8-11 14-14 7-4 13-5 21-5 7 0 14 1 19 5 7 3 11 8 15 14 3 6 5 13 5 20s-2 13-5 19c-4 6-8 11-15 15-5 3-12 5-19 5-8 0-14-2-21-5-6-4-10-9-14-15-3-6-5-12-5-19z">
          <text:p/>
        </draw:path>
        <draw:frame draw:style-name="gr2" draw:text-style-name="P3" draw:layer="layout" svg:width="5.742cm" svg:height="0.577cm" svg:x="13.44cm" svg:y="5.442cm">
          <draw:text-box>
            <text:p text:style-name="P2"><text:span text:style-name="T1"><text:s/></text:span><text:span text:style-name="T1">6.0 — </text:span><text:span text:style-name="T1">Final </text:span><text:span text:style-name="T1">Deﬁnitiv</text:span><text:span text:style-name="T1">e Report</text:span></text:p>
          </draw:text-box>
        </draw:frame>
        <draw:path draw:style-name="gr1" draw:text-style-name="P1" draw:layer="layout" svg:width="1.398cm" svg:height="0.316cm" svg:x="7.944cm" svg:y="6.219cm" svg:viewBox="0 0 1399 317" svg:d="M26 208c5 28 14 50 27 63 13 14 31 21 53 21 13 0 24-2 33-6 10-5 17-11 22-18 5-8 8-17 8-27s-2-19-7-25c-4-7-11-12-19-16-8-5-18-9-30-12-5-2-9-3-14-4-20-6-37-12-51-20-14-7-25-16-33-28s-12-27-12-44c0-18 4-34 13-48 10-14 23-25 40-32 16-8 35-12 56-12 20 0 37 2 53 7 16 4 31 11 44 20v72h-25c-4-17-10-31-16-42-6-10-13-18-23-23-8-5-19-8-32-8-11 0-21 2-29 6-8 3-15 8-19 15s-7 15-7 24c0 10 3 19 8 26 6 6 12 11 20 14s18 7 30 10c3 1 6 1 9 2 22 6 40 13 55 21s26 18 35 30c8 12 13 28 13 46s-6 36-16 51c-11 14-25 25-44 34-19 8-40 12-64 12-20 0-39-3-58-8-18-5-33-13-46-23v-78zM260 94c11-4 21-8 28-13s14-10 19-17c6-7 11-17 16-28h27v84h-90zM350 251c0 8 2 14 6 19 4 4 11 8 19 11 9 3 20 4 34 5v22c-9 3-18 5-27 6-8 2-17 3-25 3-21 0-38-6-50-17-11-11-17-26-17-46v-152h60zM404 120h-77v-38h77zM653 308c-6 3-12 5-19 6-6 1-12 2-19 2-16 0-28-4-37-12-9-9-13-21-13-37v-128c0-14-3-24-9-31-5-7-14-11-26-11-11 0-19 3-25 10-7 7-10 16-10 28v26h-42c-5-2-8-6-11-11-2-5-3-10-3-16 0-11 4-20 12-29s19-16 33-21 29-8 46-8c20 0 37 3 51 10 15 6 26 15 33 27 8 12 12 27 12 44v108c0 5 1 9 2 12 2 2 5 5 8 6 4 2 9 3 17 4zM575 271c-11 16-23 27-36 35-13 7-28 11-45 11-12 0-22-2-32-7-9-5-16-12-21-21-6-9-8-19-8-30 0-16 5-31 15-42 11-12 26-20 47-26l87-24v20l-58 18c-11 3-19 8-24 15-5 6-7 14-7 25 0 6 1 12 3 17 3 5 7 9 13 11 5 3 10 5 17 5 8 0 17-2 26-7 8-5 16-11 23-20zM658 94c12-4 21-8 29-13 7-5 14-10 19-17 6-7 11-17 16-28h27v84h-91zM749 251c0 8 2 14 6 19 4 4 10 8 19 11s20 4 34 5v22c-9 3-18 5-27 6-9 2-17 3-25 3-22 0-38-6-50-17s-17-26-17-46v-152h60zM803 120h-77v-38h77zM894 147l-67-27v-17l67-27h21zM915 237c0 13 3 23 9 29s15 9 27 9c7 0 15-2 22-5 8-3 15-7 22-11 8-6 14-11 20-18v18c-8 12-17 22-27 30-11 9-22 16-33 21-12 5-23 7-33 7-23 0-39-6-51-18-12-11-17-28-17-50v-135l61-38zM1038 147l-67-27v-17l67-27h21zM1059 253c0 5 0 9 2 12s5 5 9 7c4 1 9 2 16 3v22l-67 19h-21v-202l61-38zM1135 234c6 21 14 35 24 45s22 14 36 14c9 0 16-1 23-4 6-2 11-6 15-11s6-11 6-18c0-6-2-11-5-15-2-5-7-9-13-13-6-3-14-6-25-9-4-1-7-2-11-3-18-4-33-9-44-15-12-7-20-14-26-23-5-9-7-20-7-32 0-15 3-28 11-39s19-19 33-25c14-7 30-10 48-10 16 0 30 2 44 6 13 3 25 8 35 15v54h-27c-4-17-11-29-20-38s-20-13-34-13c-7 0-14 1-19 4-6 2-10 6-13 10-3 5-5 10-5 15 0 6 2 12 5 16s8 7 14 11c7 3 16 6 28 8 21 5 37 10 49 16 13 7 21 15 27 24 5 9 8 21 8 36s-4 29-12 41c-8 11-19 20-34 27-14 6-32 9-51 9-17 0-32-2-48-6s-29-11-39-19v-58zM1321 132c0-6 1-13 4-19 4-6 9-11 15-14 6-4 13-6 20-6s13 2 19 6 11 8 14 14c4 6 6 13 6 20s-2 13-6 19c-3 6-8 11-14 15-6 3-12 5-19 5s-14-2-20-5c-6-4-11-9-15-15-3-6-4-13-4-20zM1321 276c0-7 1-14 4-20 4-6 9-11 15-14 6-5 13-6 20-6s13 1 19 6c6 3 11 8 14 14 4 6 6 13 6 20s-2 13-6 19c-3 6-8 11-14 15-6 3-12 5-19 5s-14-2-20-5c-6-4-11-9-15-15-3-6-4-12-4-19z">
          <text:p/>
        </draw:path>
        <draw:frame draw:style-name="gr2" draw:text-style-name="P3" draw:layer="layout" svg:width="5.014cm" svg:height="0.577cm" svg:x="2.923cm" svg:y="6.077cm">
          <draw:text-box>
            <text:p text:style-name="P2"><text:span text:style-name="T1"><text:s/></text:span><text:span text:style-name="T1">Buenos </text:span><text:span text:style-name="T1">Aires, </text:span><text:span text:style-name="T1">Argentin</text:span><text:span text:style-name="T1">a </text:span></text:p>
          </draw:text-box>
        </draw:frame>
        <draw:path draw:style-name="gr1" draw:text-style-name="P1" draw:layer="layout" svg:width="3.903cm" svg:height="0.426cm" svg:x="16.124cm" svg:y="6.205cm" svg:viewBox="0 0 3904 427" svg:d="M96 46c-15 0-28 2-37 6-9 3-17 9-23 17-5 9-10 21-13 37h-23v-86h129v26zM260 106c-4-16-9-28-15-37-5-8-13-14-22-17-9-4-21-6-37-6h-33v-26h129v86zM70 302c10 0 17-2 23-4 5-2 9-5 11-9s4-10 4-18v-251h66v251c0 8 1 14 4 18 2 4 6 7 11 9 6 2 13 4 23 4v22h-142zM387 330c-21 0-40-5-56-14-17-10-30-24-39-41-10-18-14-38-14-60s5-43 15-62c10-20 24-35 41-46s36-17 57-17 40 5 57 15c16 10 29 24 38 41 10 18 14 37 14 59 0 23-5 44-15 63s-24 34-41 45-36 17-57 17zM392 307c10 0 19-3 25-10 7-7 12-17 15-30s5-30 5-50c0-21-2-39-7-54-4-16-10-28-17-36-8-9-16-14-27-14-10 0-18 4-25 11-7 6-12 16-15 30-4 13-5 29-5 49 0 21 1 39 6 55 4 16 10 28 18 36 8 9 17 13 27 13zM522 108c12-4 22-8 29-13s14-10 19-17c6-7 11-17 16-28h27v84h-91zM613 264c0 8 2 14 6 19 4 4 11 8 19 11 9 3 20 4 34 5v22c-9 3-18 5-27 6-8 2-17 3-25 3-21 0-38-6-50-17-11-11-17-26-17-46v-151h60zM667 134h-77v-38h77zM916 321c-6 3-12 5-19 6-6 1-12 2-19 2-16 0-28-4-37-12-9-9-13-21-13-37v-127c0-14-3-24-9-31s-14-11-26-11c-11 0-19 3-26 10-6 7-9 16-9 28v26h-42c-5-2-8-6-11-11-2-5-3-10-3-16 0-11 4-20 12-29s19-16 33-21c13-5 29-8 46-8 20 0 37 3 51 10 15 6 26 15 33 27 8 12 12 27 12 44v107c0 5 0 9 2 12 2 2 5 5 8 6 4 2 9 3 17 4zM837 284c-10 16-22 27-35 35-14 7-28 11-45 11-12 0-22-2-32-7-9-5-16-12-21-21-6-9-8-19-8-30 0-16 5-30 15-41 10-12 26-20 47-26l87-24v20l-58 18c-11 3-19 8-24 15-5 6-8 14-8 24 0 6 2 12 4 17 3 5 7 9 12 11 5 3 11 5 17 5 9 0 18-2 26-7 9-5 17-11 23-20zM1001 82l-67-31v-17l67-33h20zM1021 283c0 5 1 8 3 11 1 2 4 4 8 6 4 1 9 2 16 3v21h-114v-21c7-1 12-2 16-3 4-2 7-4 8-6 2-3 3-6 3-11v-246l60-36zM1358 266c-10 21-24 37-40 48s-35 16-57 16-42-5-59-14c-17-10-30-23-40-41-9-17-13-37-13-59 0-23 5-44 15-63 10-20 24-35 41-46 18-11 38-17 59-17 18 0 34 4 47 12 14 8 25 19 32 33 8 14 12 31 12 49v16h-162v-23l112-2-6 10c0-15-2-28-5-39-3-10-8-18-14-23-6-6-13-9-22-9-10 0-19 4-27 11s-14 17-18 29c-5 13-7 27-7 44 0 18 3 33 9 45 6 13 14 23 25 29 11 7 24 10 39 10 12 0 24-2 34-7 11-5 22-12 31-22zM1543 143c4-5 6-10 6-13 0-4-2-6-6-8-4-3-10-4-17-5v-21h89v21c-8 2-14 4-18 6s-8 6-12 11l-70 85-17-17zM1401 134c-4-6-9-10-13-12s-9-4-16-5v-21h127v21c-9 1-15 2-19 5-3 2-5 4-6 8 0 3 2 8 6 13l40 54 67 89c5 6 9 10 13 13 4 2 9 3 16 4v21h-125v-21c8-1 14-2 18-4 3-2 6-5 6-8 0-4-3-8-6-14l-41-57zM1441 277c-5 6-7 10-7 14 0 3 2 6 7 8 4 2 10 3 18 4v21h-91v-21c8-1 14-3 18-5s8-7 12-12l71-84 17 16zM1698 161l-67-27v-17l67-27h21zM1719 386c0 4 0 7 2 10s4 5 8 6 9 3 17 4v21h-115v-21c7-1 12-3 16-4s7-3 8-6c2-3 3-6 3-10v-260l61-36zM1690 156c7-14 16-26 25-36 10-10 21-17 32-22 12-5 24-8 37-8 18 0 34 5 49 15 15 9 26 22 34 39 9 16 13 34 13 54 0 26-5 49-15 69s-25 35-43 46c-19 11-40 17-64 17-15 0-29-3-42-8-14-5-25-13-34-22l15-32c9 12 17 21 26 26 8 5 18 8 29 8 13 0 24-4 34-11s18-18 23-32c5-13 8-29 8-48 0-17-2-32-7-44-4-12-11-21-20-28-9-6-20-10-32-10-8 0-15 2-24 5-7 4-15 8-22 15-7 6-12 13-17 22zM2118 266c-10 21-23 37-39 48-17 11-35 16-57 16s-42-5-59-14c-17-10-30-23-40-41-9-17-13-37-13-59 0-23 4-44 14-63 11-20 25-35 42-46 18-11 37-17 59-17 18 0 33 4 47 12s25 19 32 33c8 14 12 31 12 49v16h-162v-23l112-2-7 10c0-15-1-28-5-39-3-10-7-18-13-23-6-6-13-9-22-9-10 0-19 4-27 11s-14 17-19 29c-4 13-6 27-6 44 0 18 3 33 9 45 5 13 14 23 24 29 11 7 24 10 40 10 12 0 24-2 34-7 11-5 22-12 31-22zM2210 161l-67-27v-17l67-27h20zM2230 281c0 5 1 9 3 12s6 5 10 7c4 1 11 2 19 3v21h-119v-21c7-1 12-2 16-3 4-2 6-4 8-6 2-3 3-6 3-11v-157l60-36zM2223 170c8-17 16-31 23-42 8-12 15-21 22-27 8-7 15-11 22-11 4 0 7 1 9 2 3 1 5 2 7 4v55h-12c-11 0-21 2-29 4s-15 6-22 12c-7 5-14 12-20 21zM2343 38c0-6 2-13 5-18 3-6 8-11 14-14 6-4 12-6 20-6 7 0 13 2 19 6 6 3 11 8 14 14 3 5 5 12 5 19s-2 13-5 19-8 11-14 14-12 5-20 5c-7 0-13-2-19-5s-11-8-14-14-5-12-5-20zM2393 161l-67-27v-17l67-27h21zM2414 283c0 5 0 8 2 11 2 2 4 4 8 5 4 2 10 3 17 4v21h-115v-21c7-1 12-2 16-4 4-1 7-3 8-5 2-3 3-6 3-11v-157l61-36zM2550 90l-21 71-67-27v-17l67-27zM2462 303c7-1 12-2 16-3 4-2 7-4 8-6 2-3 3-6 3-11v-157l61-36v193c0 5 0 8 2 11 2 2 4 4 8 6 4 1 10 2 17 3v21h-115zM2603 303c6-1 12-2 16-3 4-2 6-4 8-6 2-3 3-6 3-11v-116c0-11-4-20-9-26-6-5-15-8-27-8-7 0-14 1-22 4-7 3-14 6-21 11s-13 10-18 17v-19c7-11 16-20 26-29 10-8 21-15 32-20 11-4 22-7 33-7 21 0 38 6 49 17 11 12 17 28 17 50v126c0 5 1 8 2 11 2 2 5 4 9 6 4 1 9 2 16 3v21h-114zM2743 303c7-1 12-2 16-3 4-2 7-4 8-6 2-3 3-6 3-11v-116c0-11-3-20-9-26-6-5-15-8-27-8-6 0-14 1-21 4-8 3-15 6-22 11s-13 10-18 17v-19c7-11 16-20 26-29 10-8 21-15 33-20 11-4 22-7 32-7 22 0 38 6 49 17 11 12 17 28 17 50v126c0 5 1 8 3 11 2 2 4 4 8 6 4 1 10 2 17 3v21h-115zM3086 266c-10 21-23 37-39 48-17 11-35 16-57 16s-42-5-59-14c-17-10-30-23-40-41-9-17-14-37-14-59 0-23 5-44 15-63 11-20 25-35 42-46 18-11 37-17 59-17 18 0 33 4 47 12s25 19 32 33c8 14 12 31 12 49v16h-162v-23l112-2-7 10c0-15-1-28-5-39-3-10-7-18-13-23-6-6-13-9-22-9-10 0-19 4-27 11s-14 17-19 29c-4 13-6 27-6 44 0 18 3 33 9 45 5 13 14 23 24 29 11 7 24 10 40 10 12 0 24-2 34-7 11-5 21-12 31-22zM3198 90l-20 71-67-27v-17l67-27zM3111 303c6-1 12-2 16-3 4-2 6-4 8-6 2-3 3-6 3-11v-157l60-36v193c0 5 1 8 2 11 2 2 5 4 9 6 4 1 9 2 16 3v21h-114zM3255 303c7-1 12-2 16-3 4-2 7-4 8-6 2-3 3-6 3-11v-113c0-13-3-22-9-28s-15-9-27-9c-7 0-15 1-22 4-8 3-16 7-23 12s-13 11-19 17v-18c8-11 16-21 27-30 10-8 21-15 33-20 11-5 22-8 33-8 22 0 39 6 50 18 12 12 18 28 18 51v124c0 5 0 8 2 11 2 2 4 4 8 6 4 1 10 2 17 3v21h-115zM3378 108c12-4 21-8 29-13 7-5 14-10 19-17 6-7 11-17 16-28h27v84h-91zM3469 264c0 8 2 14 6 19 4 4 10 8 19 11s20 4 34 5v22c-9 3-18 5-27 6-9 2-17 3-25 3-22 0-38-6-50-17s-17-26-17-46v-151h60zM3523 134h-77v-38h77zM3772 321c-6 3-12 5-19 6-6 1-13 2-19 2-16 0-28-4-37-12-9-9-13-21-13-37v-127c0-14-3-24-9-31s-15-11-26-11-19 3-26 10c-6 7-9 16-9 28v26h-42c-5-2-8-6-11-11-2-5-3-10-3-16 0-11 4-20 12-29s19-16 32-21c14-5 30-8 47-8 20 0 37 3 51 10 15 6 26 15 33 27 8 12 12 27 12 44v107c0 5 0 9 2 12 2 2 4 5 8 6 4 2 9 3 17 4zM3693 284c-10 16-22 27-35 35-14 7-29 11-45 11-12 0-23-2-32-7s-16-12-22-21c-5-9-7-19-7-30 0-16 5-30 15-41 10-12 26-20 46-26l88-24v20l-58 18c-11 3-19 8-25 15-4 6-7 14-7 24 0 6 1 12 4 17s7 9 12 11c5 3 11 5 17 5 9 0 18-2 26-7 9-5 17-11 23-20zM3857 82l-67-31v-17l67-33h20zM3877 283c0 5 1 8 3 11 1 2 4 4 8 6 4 1 9 2 16 3v21h-114v-21c7-1 12-2 16-3 4-2 6-4 8-6 2-3 3-6 3-11v-246l60-36z">
          <text:p/>
        </draw:path>
        <draw:path draw:style-name="gr1" draw:text-style-name="P1" draw:layer="layout" svg:width="1.356cm" svg:height="0.43cm" svg:x="0.999cm" svg:y="6.841cm" svg:viewBox="0 0 1357 431" svg:d="M204 266c-9 21-21 36-37 47s-35 17-57 17c-21 0-40-5-57-14-16-10-29-24-39-41-9-17-14-38-14-60 0-24 5-45 15-65 10-19 25-34 42-44 18-11 38-17 60-17 15 0 30 3 42 8 13 5 23 12 30 21s11 19 11 30c0 6-2 11-4 16-3 4-7 8-12 10h-38v-12c0-16-3-28-9-36-7-8-16-13-27-13s-20 4-27 10c-8 7-14 16-19 29-4 12-6 26-6 42 0 17 3 32 9 47 6 13 14 23 25 30s23 10 37 10c12 0 22-2 32-7 10-4 20-12 29-21zM341 116c-10 1-17 3-21 5-5 2-7 6-7 10-1 3 1 9 4 16l50 123h-12l47-123c3-7 4-13 4-16-1-4-3-8-7-10s-11-4-20-5v-21h85v21c-7 2-13 4-17 6-3 2-6 7-9 12l-81 193h-26l-88-193c-2-5-5-9-9-12-3-2-8-4-16-6v-21h123zM248 374c16 0 28-2 38-6 10-3 19-9 26-17s14-19 20-33l25 9c-9 24-18 43-27 58s-19 27-30 34c-11 8-23 12-37 12-7 0-13-1-20-3-6-3-11-6-14-9v-45zM677 266c-9 21-21 36-37 47s-35 17-57 17c-21 0-40-5-56-14-17-10-30-24-40-41-9-17-13-38-13-60 0-24 5-45 15-65 10-19 24-34 41-44 18-11 38-17 60-17 16 0 30 3 42 8 13 5 23 12 30 21s11 19 11 30c0 6-1 11-4 16-3 4-7 8-11 10h-39v-12c0-16-3-28-9-36-7-8-15-13-27-13-10 0-20 4-27 10-8 7-14 16-18 29-5 12-7 26-7 42 0 17 3 32 9 47 6 13 14 23 25 30s23 10 38 10c11 0 22-2 32-7 10-4 19-12 28-21zM761 81l-67-31v-17l67-33h20zM781 283c0 5 1 8 2 11 2 2 5 4 9 6 4 1 9 2 16 3v21h-114v-21c6-1 12-2 16-3 4-2 6-4 8-6 2-3 3-6 3-11v-247l60-36zM1040 266c-11 21-24 37-41 48-16 11-35 16-57 16s-41-5-59-14c-16-10-30-23-39-41-9-17-14-38-14-60 0-23 5-44 15-63 10-20 24-35 42-46 17-11 37-17 58-17 18 0 34 4 48 12s24 19 32 33c7 14 12 31 12 49v16h-162v-23l112-2-7 10c0-15-2-28-5-39-3-10-8-18-14-23-6-6-13-9-21-9-11 0-20 4-28 11s-14 17-18 29c-4 13-7 27-7 44 0 18 3 33 9 46s14 23 25 29c11 7 24 10 39 10 12 0 24-2 35-7s21-12 31-22zM1094 248c5 20 13 34 23 44 9 10 22 14 36 14 9 0 16-1 22-4 7-2 12-6 16-11s5-11 5-18c0-6-1-11-4-15-3-5-7-8-13-12-6-3-14-6-25-10-4-1-7-2-11-3-18-4-33-9-44-15-11-7-19-14-25-23-5-9-8-20-8-32 0-15 4-28 12-39s18-19 32-25c14-7 30-10 47-10 16 0 31 2 44 6 14 3 25 8 36 15v54h-27c-4-17-11-29-20-38s-21-13-34-13c-7 0-14 1-20 4-5 2-9 6-12 10-3 5-5 10-5 15 0 6 2 12 5 16s7 7 14 11c7 3 16 6 28 8 21 5 37 10 49 16 12 7 21 15 27 24 5 9 8 22 8 36 0 15-4 29-12 41-8 11-19 20-34 27-15 6-32 9-52 9-16 0-32-2-47-6s-28-11-39-19v-57zM1278 145c0-6 2-13 5-19 4-6 9-11 15-14 6-4 12-6 19-6s14 2 20 6 11 8 14 14c4 6 6 13 6 20s-2 13-6 19c-3 6-8 11-14 15-6 3-13 5-20 5s-13-2-19-5c-6-4-11-9-15-15-3-6-5-13-5-20zM1278 289c0-7 2-14 5-20 4-6 9-11 15-14 6-4 12-5 19-5s14 1 20 5c6 3 11 8 14 14 4 6 6 13 6 20s-2 13-6 19c-3 6-8 11-14 15-6 3-13 5-20 5s-13-2-19-5c-6-4-11-9-15-15-3-6-5-12-5-19z">
          <text:p/>
        </draw:path>
        <draw:frame draw:style-name="gr2" draw:text-style-name="P3" draw:layer="layout" svg:width="6.83cm" svg:height="0.577cm" svg:x="9.358cm" svg:y="6.077cm">
          <draw:text-box>
            <text:p text:style-name="P2"><text:span text:style-name="T1"><text:s/></text:span><text:span text:style-name="T1">Researc</text:span><text:span text:style-name="T1">h Report </text:span><text:span text:style-name="T1">— Open </text:span><text:span text:style-name="T1">Science </text:span></text:p>
          </draw:text-box>
        </draw:frame>
        <draw:path draw:style-name="gr1" draw:text-style-name="P1" draw:layer="layout" svg:width="5.595cm" svg:height="0.426cm" svg:x="4.115cm" svg:y="6.84cm" svg:viewBox="0 0 5596 427" svg:d="M96 46c-15 0-28 2-37 6-9 3-17 9-22 17-6 9-11 21-14 37h-23v-86h129v26zM260 106c-4-16-9-28-15-37-5-8-13-14-22-17-9-4-21-6-37-6h-33v-26h129v86zM70 303c10 0 18-2 23-4s9-5 11-9c3-4 4-10 4-18v-252h66v252c0 8 1 14 4 18 2 4 6 7 11 9 6 2 13 4 23 4v22h-142zM387 331c-21 0-40-5-56-14-17-10-30-24-40-41-9-18-13-38-13-60s5-44 15-63c10-20 24-35 41-46s36-17 57-17 40 5 56 15c17 10 30 24 39 41 10 18 14 38 14 60 0 23-5 44-15 63s-24 34-41 45-36 17-57 17zM392 308c10 0 19-3 25-10 7-7 12-17 15-30s5-30 5-50c0-21-2-39-7-55-4-16-10-28-17-36-8-9-17-14-27-14s-18 4-25 11c-7 6-12 16-16 30-3 13-4 30-4 50 0 21 1 39 6 55 4 16 10 28 18 36 8 9 17 13 27 13zM522 108c12-4 22-8 29-13s14-10 19-17c6-7 11-17 16-28h27v84h-91zM613 265c0 8 2 14 6 19 4 4 11 8 19 11 9 3 20 4 34 5v22c-9 3-18 5-27 6-8 2-17 3-25 3-21 0-38-6-50-17-11-11-17-26-17-46v-152h60zM667 134h-77v-38h77zM916 322c-6 3-12 5-19 6-6 1-13 2-19 2-16 0-28-4-37-12-9-9-13-21-13-37v-128c0-14-3-24-9-31s-14-11-26-11c-11 0-19 3-26 10-6 7-9 16-9 28v27h-42c-5-2-8-7-11-12-2-5-3-10-3-16 0-11 4-20 12-29s19-16 32-21c14-5 30-8 47-8 20 0 37 3 51 10 15 6 26 15 33 27 8 12 12 27 12 44v108c0 5 0 9 2 12 2 2 4 5 8 6 4 2 9 3 17 4zM837 285c-10 16-22 27-35 35-14 7-28 11-45 11-12 0-23-2-32-7s-16-12-21-21c-6-9-8-19-8-30 0-16 5-30 15-41 10-12 26-20 47-26l87-24v20l-58 18c-11 3-19 8-25 15-4 6-7 14-7 24 0 6 2 12 4 17 3 5 7 9 12 11 5 3 11 5 17 5 9 0 18-2 26-7 9-5 17-11 23-20zM1001 82l-67-31v-17l67-33h21zM1022 284c0 5 0 8 2 11 2 2 4 4 8 6 4 1 10 2 17 3v21h-115v-21c7-1 12-2 16-3 4-2 7-4 8-6 2-3 3-6 3-11v-247l61-36zM1146 108c12-4 21-8 29-13 7-5 13-10 19-17 5-7 11-17 15-28h27v84h-90zM1236 265c0 8 2 14 6 19 5 4 11 8 20 11s20 4 33 5v22c-8 3-17 5-26 6-9 2-17 3-25 3-22 0-38-6-50-17s-18-26-18-46v-152h60zM1290 134h-76v-38h76zM1386 161l-67-27v-17l67-27h20zM1406 282c0 5 1 9 3 12s6 5 10 7c5 1 11 2 19 3v21h-119v-21c7-1 12-2 16-3 4-2 7-4 8-6 2-3 3-6 3-11v-158l60-36zM1399 170c9-17 16-31 23-42 8-12 15-21 22-27 8-7 15-11 23-11 3 0 6 1 8 2 3 1 6 2 8 4v55h-13c-11 0-21 2-29 4s-15 6-22 12c-7 5-13 13-20 22zM1519 38c0-6 2-13 5-18 4-6 8-11 14-14 6-4 12-6 20-6 7 0 13 2 19 6 6 3 11 8 14 14 3 5 5 12 5 19s-2 13-5 19-8 11-14 14-12 5-20 5c-7 0-13-2-19-5s-10-8-14-14c-3-6-5-12-5-20zM1569 161l-67-27v-17l67-27h21zM1590 284c0 5 1 8 2 11 2 2 5 4 8 5 4 2 10 3 17 4v21h-115v-21c7-1 12-2 16-4 4-1 7-3 8-5 2-3 3-6 3-11v-158l61-36zM1701 161l-67-27v-17l67-27h21zM1722 386c0 4 1 7 2 10 2 3 5 5 8 6 4 1 10 3 17 4v21h-115v-21c7-1 12-3 16-4s7-3 8-6c2-3 3-6 3-10v-260l61-36zM1693 156c8-14 16-26 26-36 9-10 20-17 32-22 11-5 24-8 36-8 18 0 35 5 50 15 14 9 26 22 34 39 8 16 12 35 12 55 0 26-5 49-15 69s-24 35-43 46-40 17-64 17c-14 0-28-3-42-8s-25-13-34-22l15-32c9 12 18 21 26 26 9 5 18 8 29 8 13 0 25-4 35-11s17-18 22-32c6-13 9-29 9-48 0-17-3-32-8-45-4-12-11-21-20-28-9-6-20-10-32-10-7 0-15 2-23 5-8 4-15 8-22 15-7 6-13 13-18 22zM2133 322c-6 3-12 5-19 6-6 1-12 2-19 2-16 0-28-4-37-12-9-9-13-21-13-37v-128c0-14-3-24-9-31s-14-11-26-11c-11 0-19 3-25 10-7 7-10 16-10 28v27h-42c-5-2-8-7-11-12-2-5-3-10-3-16 0-11 4-20 12-29s19-16 33-21 29-8 46-8c20 0 37 3 51 10 15 6 26 15 33 27 8 12 12 27 12 44v108c0 5 0 9 2 12 2 2 5 5 8 6 4 2 9 3 17 4zM2055 285c-11 16-23 27-36 35-14 7-28 11-45 11-12 0-22-2-32-7-9-5-16-12-21-21-6-9-8-19-8-30 0-16 5-30 15-41 10-12 26-20 47-26l87-24v20l-58 18c-11 3-19 8-24 15-5 6-8 14-8 24 0 6 2 12 4 17 3 5 7 9 12 11 5 3 11 5 17 5 9 0 18-2 26-7 9-5 17-11 24-20zM2218 161l-67-27v-17l67-27h21zM2239 282c0 5 0 9 2 12 3 3 6 5 10 7 5 1 11 2 19 3v21h-119v-21c7-1 12-2 16-3 4-2 7-4 8-6 2-3 3-6 3-11v-158l61-36zM2231 170c9-17 17-31 24-42 7-12 14-21 22-27 7-7 14-11 22-11 3 0 6 1 9 2 2 1 5 2 7 4v55h-12c-12 0-22 2-30 4s-15 6-22 12c-6 5-13 13-20 22zM2332 108c12-4 21-8 29-13 7-5 14-10 19-17 6-7 11-17 16-28h27v84h-91zM2423 265c0 8 2 14 6 19 4 4 10 8 19 11s20 4 34 5v22c-9 3-18 5-27 6-9 2-17 3-25 3-22 0-38-6-50-17s-17-26-17-46v-152h60zM2477 134h-77v-38h77zM2522 38c0-6 2-13 5-18 3-6 8-11 14-14 6-4 12-6 20-6 7 0 13 2 19 6 6 3 10 8 14 14 3 5 5 12 5 19s-2 13-5 19c-4 6-8 11-14 14s-13 5-20 5-13-2-19-5-11-8-14-14-5-12-5-20zM2572 161l-67-27v-17l67-27h21zM2593 284c0 5 0 8 2 11 2 2 4 4 8 5 4 2 10 3 17 4v21h-115v-21c7-1 12-2 16-4 4-1 7-3 8-5 2-3 3-6 3-11v-158l61-36zM2634 108c12-4 22-8 29-13s14-10 19-17c6-7 11-17 16-28h27v84h-91zM2725 265c0 8 2 14 6 19 4 4 10 8 19 11s20 4 34 5v22c-9 3-18 5-27 6-9 2-17 3-25 3-22 0-38-6-50-17s-17-26-17-46v-152h60zM2779 134h-77v-38h77zM3012 267c-10 21-23 37-40 48-16 11-35 16-56 16-22 0-42-5-59-14-17-10-31-23-40-41-9-17-14-37-14-59 0-23 5-45 15-64 10-20 24-35 42-46s37-17 58-17c18 0 34 4 48 12s24 19 32 33c7 14 11 31 11 50v16h-161v-23l112-2-7 10c0-16-2-29-5-40-3-10-7-18-14-23-6-6-13-9-21-9-10 0-20 4-28 11-7 7-13 17-18 29-4 13-6 28-6 45 0 18 2 33 8 45 6 13 14 23 25 29 11 7 24 10 39 10 13 0 24-2 35-7s21-12 31-22zM3324 267c-10 21-23 37-39 48-17 11-35 16-57 16s-42-5-59-14c-17-10-30-23-40-41-9-17-14-37-14-59 0-23 5-45 15-64 11-20 25-35 42-46 18-11 37-17 59-17 18 0 33 4 47 12s25 19 32 33c8 14 12 31 12 50v16h-162v-23l112-2-7 10c0-16-1-29-5-40-3-10-7-18-13-23-6-6-13-9-22-9-10 0-19 4-27 11s-14 17-19 29c-4 13-6 28-6 45 0 18 3 33 9 45 5 13 14 23 24 29 11 7 24 10 40 10 12 0 24-2 34-7 11-5 22-12 31-22zM3463 117c-9 1-16 3-20 5s-7 5-7 8c-1 4 0 10 3 16l46 118h-8l46-118c3-6 4-11 3-15 0-4-3-7-7-9s-11-4-20-5v-21h86v21c-5 1-10 3-13 4s-6 3-8 5-3 5-5 9l-84 193h-21l-88-193c-2-4-4-7-6-9s-4-4-8-5c-3-1-7-3-12-4v-21h123zM3812 322c-5 3-12 5-18 6-7 1-13 2-19 2-16 0-29-4-37-12-9-9-13-21-13-37v-128c0-14-3-24-9-31s-15-11-26-11-20 3-26 10-9 16-9 28v27h-43c-4-2-8-7-10-12s-3-10-3-16c0-11 4-20 12-29s19-16 32-21c14-5 30-8 47-8 19 0 37 3 51 10 14 6 25 15 33 27s11 27 11 44v108c0 5 1 9 3 12 1 2 4 5 8 6 4 2 9 3 16 4zM3734 285c-10 16-22 27-36 35-13 7-28 11-44 11-12 0-23-2-32-7s-17-12-22-21-7-19-7-30c0-16 5-30 15-41 10-12 26-20 46-26l87-24v20l-57 18c-11 3-20 8-25 15-5 6-7 14-7 24 0 6 1 12 4 17s7 9 12 11c5 3 11 5 17 5 9 0 18-2 26-7 9-5 17-11 23-20zM3898 82l-67-31v-17l67-33h20zM3918 284c0 5 1 8 2 11 2 2 5 4 9 6 4 1 9 2 16 3v21h-114v-21c6-1 12-2 16-3 4-2 6-4 8-6 2-3 3-6 3-11v-247l60-36zM4029 161l-66-27v-17l66-27h21zM4050 252c0 12 3 22 9 28s15 9 28 9c6 0 14-2 22-5 7-3 15-7 22-11 7-6 13-11 19-18v18c-7 12-16 22-27 30-10 9-21 16-33 21s-23 7-33 7c-22 0-39-6-51-18-11-11-17-28-17-50v-135l61-38zM4174 161l-68-27v-17l68-27h20zM4194 267c0 5 1 9 2 12 2 3 5 5 9 7 4 1 9 2 16 3v22l-67 19h-21v-202l61-38zM4462 322c-6 3-12 5-19 6-6 1-12 2-18 2-17 0-29-4-38-12-8-9-13-21-13-37v-128c0-14-3-24-8-31-6-7-15-11-27-11-11 0-19 3-25 10s-10 16-10 28v27h-43c-4-2-8-7-10-12-3-5-4-10-4-16 0-11 4-20 12-29s20-16 34-21 29-8 46-8c20 0 37 3 51 10 15 6 26 15 34 27 7 12 11 27 11 44v108c0 5 1 9 2 12 2 2 5 5 9 6 3 2 9 3 16 4zM4384 285c-10 16-22 27-36 35-13 7-28 11-45 11-11 0-22-2-33-7-9-5-16-12-21-21s-8-19-8-30c0-16 5-30 16-41 10-12 26-20 47-26l87-24v20l-57 18c-12 3-20 8-25 15-5 6-7 14-7 24 0 6 1 12 4 17 2 5 6 9 12 11 5 3 10 5 17 5 9 0 17-2 26-7s16-11 23-20zM4468 108c11-4 21-8 28-13s14-10 19-17c6-7 11-17 16-28h27v84h-90zM4558 265c0 8 2 14 6 19 4 4 11 8 19 11 9 3 20 4 34 5v22c-9 3-18 5-27 6-8 2-17 3-25 3-21 0-38-6-50-17-11-11-17-26-17-46v-152h60zM4612 134h-77v-38h77zM4657 38c0-6 2-13 5-18 4-6 8-11 14-14 6-4 13-6 20-6s13 2 19 6c6 3 11 8 14 14 3 5 5 12 5 19s-2 13-5 19-8 11-14 14-12 5-20 5c-7 0-13-2-19-5s-10-8-14-14c-3-6-5-12-5-20zM4708 161l-68-27v-17l68-27h20zM4728 284c0 5 1 8 2 11 2 2 5 4 8 5 4 2 10 3 17 4v21h-115v-21c7-1 13-2 16-4 4-1 7-3 9-5 1-3 2-6 2-11v-158l61-36zM4886 331c-21 0-40-5-57-14-16-10-30-24-39-41-9-18-14-38-14-60s5-44 15-63c10-20 24-35 41-46 18-11 37-17 57-17 21 0 40 5 57 15s29 24 39 41c9 18 14 38 14 60 0 23-5 44-16 63-9 19-23 34-40 45-18 11-37 17-57 17zM4890 308c10 0 19-3 26-10 6-7 11-17 15-30 3-13 4-30 4-50 0-21-2-39-6-55s-10-28-18-36c-7-9-16-14-26-14s-19 4-26 11c-6 6-11 16-15 30-3 13-5 30-5 50 0 21 2 39 6 55 5 16 11 28 18 36 8 9 17 13 27 13zM5109 90l-21 71-67-27v-17l67-27zM5021 304c7-1 12-2 16-3 4-2 7-4 8-6 2-3 3-6 3-11v-158l61-36v194c0 5 0 8 2 11 2 2 4 4 8 6 4 1 10 2 17 3v21h-115zM5165 304c7-1 13-2 16-3 4-2 7-4 9-6 1-3 2-6 2-11v-114c0-13-3-22-9-28s-15-9-27-9c-7 0-14 1-22 4s-15 7-23 12c-7 5-13 11-18 17v-18c7-11 16-21 26-30 11-8 22-15 33-20s23-8 34-8c21 0 38 6 49 18 12 12 18 28 18 51v125c0 5 1 8 2 11 2 2 5 4 8 6 4 1 10 2 17 3v21h-115zM5333 249c5 20 13 34 23 44s22 14 36 14c9 0 17-1 23-4 7-2 12-6 15-11 4-5 6-11 6-18 0-6-2-11-5-15-2-5-7-8-13-12-6-3-14-6-25-9-3-1-7-2-11-3-18-4-32-9-44-15-11-7-19-14-25-23-5-9-7-20-7-33 0-15 4-28 11-39 8-11 19-19 32-25 14-7 30-10 48-10 16 0 31 2 44 6 13 3 25 8 36 15v54h-28c-4-17-11-29-20-38s-20-13-33-13c-8 0-14 1-20 4-6 2-10 6-13 10-3 5-4 10-4 15 0 6 1 12 4 16s8 7 14 11c7 4 17 7 29 9 20 5 36 10 49 16 12 7 21 15 26 24 6 9 8 21 8 35 0 15-4 29-12 41-8 11-19 20-33 27-15 6-32 9-52 9-16 0-32-2-48-6-15-4-28-11-38-19v-57zM5518 146c0-6 1-13 5-19 3-6 8-11 14-14 6-4 13-6 20-6s13 2 19 6 11 8 14 14c4 6 6 13 6 20s-2 13-6 19c-3 6-8 12-14 16-6 3-12 5-19 5s-14-2-20-5c-6-4-11-10-14-16-4-6-5-13-5-20zM5518 290c0-7 1-14 5-20 3-6 8-11 14-14 6-4 13-5 20-5s13 1 19 5c6 3 11 8 14 14 4 6 6 13 6 20s-2 13-6 19c-3 6-8 11-14 15-6 3-12 5-19 5s-14-2-20-5c-6-4-11-9-14-15-4-6-5-12-5-19z">
          <text:p/>
        </draw:path>
        <draw:frame draw:style-name="gr2" draw:text-style-name="P3" draw:layer="layout" svg:width="1.886cm" svg:height="0.577cm" svg:x="2.371cm" svg:y="6.712cm">
          <draw:text-box>
            <text:p text:style-name="P2"><text:span text:style-name="T1"><text:s/></text:span><text:span text:style-name="T1">3,664+ | </text:span></text:p>
          </draw:text-box>
        </draw:frame>
        <draw:polygon draw:style-name="gr1" draw:text-style-name="P1" draw:layer="layout" svg:width="18.733cm" svg:height="0.018cm" svg:x="1.146cm" svg:y="7.958cm" svg:viewBox="0 0 18734 19" draw:points="0,0 18734,0 18734,19 0,19">
          <text:p/>
        </draw:polygon>
        <draw:path draw:style-name="gr1" draw:text-style-name="P1" draw:layer="layout" svg:width="5.771cm" svg:height="0.436cm" svg:x="1.001cm" svg:y="9.069cm" svg:viewBox="0 0 5772 437" svg:d="M142 347c0 12 2 21 6 27 4 7 10 12 19 15s21 5 35 5h35c18 0 34-3 48-10 14-6 27-16 38-29 11-14 22-32 32-56h33l-23 131h-365v-30c13-1 23-3 30-6 8-3 13-7 16-13s5-14 5-25v-275c0-11-2-19-5-25s-8-11-16-13c-7-3-17-5-30-6v-30h142zM336 125c-5-21-12-38-20-50-7-12-18-20-30-25-13-4-30-7-51-7h-122v-36h254v118zM216 193c9 0 18-2 24-5s11-9 15-17c3-8 6-20 9-35h30v150h-30c-3-14-6-26-9-34-4-8-9-14-15-17s-14-5-24-5h-103v-37zM508 356c0 11 1 19 4 25 4 6 9 10 16 13 8 3 18 5 31 6v30h-148v-30c14-1 24-3 31-6 8-3 13-7 16-13s5-14 5-25v-275c0-11-2-19-5-25s-8-11-16-13c-7-3-17-5-31-6v-30h103l-6 59zM794 434l-308-326 28-101 308 325zM880 37c-13 1-24 3-31 6-7 2-13 7-16 13s-4 14-4 25v353h-35l-11-64v-289c0-11-2-19-4-25-4-6-9-11-16-13-7-3-17-5-30-6v-30h147zM1251 135c-4-22-12-41-23-55-10-15-23-27-40-34-15-8-34-12-56-12-29 0-54 8-75 22s-37 35-48 62c-11 26-16 58-16 96 0 37 6 70 17 100 13 28 29 50 51 65s47 23 76 23c20 0 39-4 56-11 18-8 33-19 47-34l43 38c-19 13-42 23-70 31-27 7-55 11-84 11-45 0-85-9-120-26-35-18-62-43-82-75-19-33-29-69-29-110 0-44 10-82 29-117 20-34 47-61 82-80 35-20 74-29 118-29 30 0 59 3 86 10 28 6 51 15 70 27v98zM1325 254c-11 1-20 3-26 6-6 2-10 6-12 12-3 5-4 12-4 21v102h-79v-100c0-10-2-17-6-23-4-5-10-9-19-12-10-3-23-5-41-6v-30h187zM1356 400c14-1 24-3 31-6s13-7 16-13 5-14 5-25v-275c0-11-2-19-5-25s-9-11-16-13c-7-3-17-5-31-6v-30h194v30c-13 1-24 3-31 6-7 2-12 7-15 13-4 6-5 14-5 25v266c0 11 2 20 6 27s10 12 19 15 20 5 35 5h17c18 0 34-3 48-10 14-6 27-16 38-29 11-14 22-32 32-56h33l-23 131h-348zM1746 400c14-1 24-3 31-6s12-7 15-13c4-6 5-14 5-25v-275c0-11-1-19-5-25-3-6-8-11-15-13-7-3-17-5-31-6v-30h195v30c-13 1-24 3-31 6s-12 7-16 13c-3 6-4 14-4 25v275c0 11 1 19 4 25 4 6 9 10 16 13s18 5 31 6v30h-195zM2021 289c7 39 20 67 38 85 18 19 42 28 73 28 18 0 33-3 46-8 13-6 24-14 31-24 6-11 10-23 10-38 0-13-3-24-9-34-7-9-16-17-27-23s-25-11-42-16c-6-2-12-4-18-6-29-7-53-16-72-26-20-10-35-24-46-40s-16-37-16-61c0-25 6-47 19-66s31-34 53-44c24-11 50-16 80-16 26 0 51 3 72 9 23 6 43 15 62 28v98h-36c-5-23-12-42-21-57-9-14-19-25-32-33-13-7-28-11-45-11-16 0-29 3-41 8-11 5-20 13-26 22s-9 20-9 33c0 15 4 27 11 36 8 9 17 15 28 20 11 4 25 9 42 14 4 1 8 2 12 3 30 8 55 18 75 29 21 10 37 24 49 42 12 16 17 37 17 62 0 27-7 50-22 70-14 21-34 36-60 48-25 11-55 16-88 16-28 0-55-4-80-11s-46-18-64-31v-106zM2336 400c13-1 24-3 31-6s12-7 15-13 5-14 5-25v-275c0-11-2-19-5-25s-8-11-15-13c-7-3-18-5-31-6v-30h194v30c-14 1-24 3-32 6-7 3-12 7-15 13s-4 14-4 25v275c0 11 1 19 4 25s8 10 15 13c8 3 18 5 32 6v30h-194zM2693 230h-244v-37h244zM2613 400c13-1 23-3 30-6 8-3 13-7 16-13s5-14 5-25v-275c0-11-2-19-5-25s-8-11-16-13c-7-3-17-5-30-6v-30h193v30c-13 1-24 3-31 6s-12 7-15 13-5 14-5 25v275c0 11 2 19 5 25s8 10 15 13 18 5 31 6v30h-193zM3389 37c-11 1-20 2-26 5-6 2-11 5-15 9s-7 9-10 16l-151 367h-52l41-67 107-276c5-13 7-23 6-31-1-7-5-13-13-16-7-4-18-6-33-7v-30h146zM3132 37c-15 1-26 3-33 7-8 3-12 9-13 16-1 8 1 18 6 31l107 276-12 67h-52l-152-367c-2-7-6-12-10-16s-9-7-15-9c-6-3-15-4-25-5v-30h199zM3552 347c0 12 2 21 6 27 4 7 10 12 19 15s21 5 35 5h35c18 0 34-3 48-10 14-6 27-16 38-29 12-14 22-32 32-56h33l-23 131h-365v-30c13-1 23-3 31-6 7-3 12-7 15-13s5-14 5-25v-275c0-11-2-19-5-25s-8-11-15-13c-8-3-18-5-31-6v-30h142zM3746 125c-5-21-12-38-19-50-8-12-18-20-31-25-13-4-30-7-51-7h-122v-36h254v118zM3626 193c10 0 18-2 24-5s11-9 15-17c3-8 6-20 9-35h31v150h-31c-3-14-6-26-9-34-4-8-9-14-15-17s-14-5-24-5h-103v-37zM3964 356c0 11 2 19 5 25s8 10 15 13 18 5 32 6v30h-194v-30c13-1 23-3 30-6 8-3 13-7 16-13s5-14 5-25v-275c0-11-2-19-5-25s-8-11-16-13c-7-3-17-5-30-6v-30h142zM4047 7c32 0 60 4 83 13 24 9 42 21 55 38 13 16 19 36 19 58 0 24-6 43-18 60s-29 29-51 38c-23 9-49 13-80 13h-120v-34h84c22 0 40-2 53-7s23-13 29-23c6-11 9-25 9-43 0-25-8-44-25-57s-40-20-72-20h-78v-36zM4027 217c14 0 27 1 37 4 11 2 20 6 28 11 8 6 16 13 22 23l78 108c6 9 12 16 18 21s13 8 21 11c7 2 16 4 27 5v30h-137l-104-172c-5-8-9-13-14-17s-10-7-16-9c-6-1-14-2-23-2v-13zM4330 289c7 39 19 67 38 85 17 19 42 28 73 28 17 0 33-3 46-8 13-6 23-14 30-24 7-11 11-23 11-38 0-13-3-24-9-34-7-9-16-17-27-23s-25-11-42-16c-6-2-12-4-19-6-28-7-52-16-71-26-20-10-35-24-46-40s-16-37-16-61c0-25 6-47 19-66s30-34 53-44c23-11 50-16 80-16 26 0 51 3 72 9 22 6 43 15 62 28v98h-36c-5-23-12-42-21-57-9-14-19-25-32-33-13-7-28-11-45-11-16 0-29 3-41 8-11 5-20 13-26 22s-9 20-9 33c0 15 4 27 11 36 8 9 17 15 28 20 11 4 25 9 42 14 4 1 8 2 12 3 30 8 55 18 75 29 21 10 37 24 49 42 11 16 17 37 17 62 0 27-7 50-22 70-14 21-34 36-60 48-25 11-55 16-88 16-28 0-55-4-80-11s-46-18-64-31v-106zM4645 400c13-1 24-3 31-6s12-7 15-13 5-14 5-25v-275c0-11-2-19-5-25s-8-11-15-13c-7-3-18-5-31-6v-30h194v30c-14 1-24 3-32 6-7 3-12 7-15 13s-4 14-4 25v275c0 11 1 19 4 25s8 10 15 13c8 3 18 5 32 6v30h-194zM5067 437c-39 0-74-9-106-28s-57-44-75-77c-19-33-28-68-28-107 0-44 9-83 28-117 18-34 44-61 77-80s71-28 113-28c39 0 74 9 106 28 32 18 57 44 75 76s28 68 28 107c0 44-10 82-28 118-19 34-44 61-78 80-32 19-70 28-112 28zM5075 402c24 0 45-6 62-20s30-35 39-61c9-28 14-60 14-98s-5-71-16-99c-10-29-24-51-43-66-18-16-39-24-63-24s-45 7-62 21c-18 14-31 34-40 61-9 26-14 59-14 96 0 38 5 72 16 101 10 29 24 51 43 66 19 16 40 23 64 23zM5400 356c0 11 1 19 4 25 4 6 9 10 16 13 8 3 18 5 31 6v30h-147v-30c13-1 23-3 30-6 8-3 13-7 16-13s5-14 5-25v-275c0-11-2-19-5-25s-8-11-16-13c-7-3-17-5-30-6v-30h102l-6 59zM5687 434l-308-326 27-101 308 325zM5772 37c-13 1-23 3-31 6-7 2-12 7-16 13-3 6-4 14-4 25v353h-34l-12-64v-289c0-11-1-19-4-25s-8-11-16-13c-7-3-17-5-30-6v-30h147z">
          <text:p/>
        </draw:path>
        <draw:polygon draw:style-name="gr1" draw:text-style-name="P1" draw:layer="layout" svg:width="18.733cm" svg:height="0.018cm" svg:x="1.146cm" svg:y="10.156cm" svg:viewBox="0 0 18734 19" draw:points="0,0 18734,0 18734,19 0,19">
          <text:p/>
        </draw:polygon>
        <draw:path draw:style-name="gr1" draw:text-style-name="P1" draw:layer="layout" svg:width="1.995cm" svg:height="0.369cm" svg:x="0.994cm" svg:y="11.289cm" svg:viewBox="0 0 1996 370" svg:d="M0 339c10 0 17-1 22-3 5-3 9-6 13-9 3-3 6-8 8-13l122-298h44l-35 54-86 224c-4 11-6 19-6 25 2 6 5 11 11 13 6 4 15 6 28 7v25h-121zM259 255h-176l12-31h152zM209 339c12-1 21-3 27-7 6-2 10-7 11-13s-1-14-5-25l-86-224 9-54h44l122 298c2 5 5 10 8 13s7 6 12 9c6 2 12 3 21 3v25h-163zM450 90l-76-36v-19l76-35h22zM404 364v-327l68-37v334zM460 337l-26 27h-30l56-48zM448 298c10 15 20 25 30 31 9 7 20 9 32 9 15 0 28-5 39-13 12-9 20-20 26-36 6-15 9-33 9-53 0-19-3-36-8-50s-13-24-23-32c-10-7-22-11-36-11-8 0-17 2-26 6s-17 10-25 16c-8 7-14 16-20 26l-6-17c8-16 18-30 29-41s23-19 36-24c13-6 27-9 42-9 20 0 38 5 55 16 16 11 29 25 39 43 9 19 14 39 14 62 0 29-6 54-17 77-12 22-28 41-49 53-21 13-45 19-72 19-16 0-32-3-48-9-15-6-28-14-38-25zM715 277c6 22 15 39 26 49 11 12 25 17 41 17 10 0 18-1 25-4 8-3 13-9 18-14 4-6 6-13 6-20s-2-13-5-18c-3-4-8-9-15-12s-16-7-28-10c-4-1-8-3-12-4-21-4-38-10-50-17-13-7-22-15-28-25s-8-23-8-37c0-16 4-30 12-42 9-13 21-23 37-30 15-7 33-10 53-10 18 0 34 2 49 6s28 10 40 18v59h-31c-4-18-11-32-22-42-10-9-22-14-37-14-9 0-16 1-23 4-6 2-11 6-15 11-3 5-4 11-4 17 0 7 1 13 4 18 4 4 10 8 17 12 8 3 18 6 31 10 24 5 42 11 56 18 13 7 23 16 29 26 7 10 10 24 10 39 0 18-4 33-14 47-8 14-21 23-38 30-16 7-36 11-58 11-18 0-36-3-53-7-17-5-32-12-44-21v-65zM915 120c13-4 24-9 32-15 9-5 16-12 22-19 6-8 12-18 18-31h30v94h-102zM1017 294c0 9 3 16 7 21 5 6 12 10 22 13s22 5 37 6v25c-10 4-19 6-30 8-10 2-19 3-28 3-24 0-43-6-56-18-13-13-20-31-20-54v-169h68zM1078 149h-86v-43h86zM1185 179l-76-30v-19l76-30h23zM1208 315c0 5 1 9 3 12s5 5 11 7c5 3 12 4 21 6v24h-134v-24c8-2 14-3 18-4 5-3 8-5 10-8 1-3 2-7 2-12v-176l69-40zM1199 189c10-19 19-35 26-47 8-13 17-23 25-31 8-7 16-11 25-11 4 0 7 0 10 2 3 1 6 2 8 4v62h-14c-12 0-23 2-32 5-9 2-18 6-25 12-8 6-15 14-23 25zM1564 360c-7 3-14 5-21 7-8 1-15 2-22 2-18 0-32-5-42-14-9-10-14-24-14-42v-143c0-16-4-27-11-35-6-8-16-12-29-12-12 0-22 4-28 12-7 7-11 17-11 31v29h-48c-5-3-9-7-11-12-3-6-4-12-4-18 0-12 4-23 13-33s21-18 37-23c16-6 33-9 52-9 22 0 42 4 58 11s29 17 37 31c8 13 13 29 13 48v120c0 6 1 10 2 14 3 3 6 5 10 7s10 3 19 5zM1475 318c-11 18-25 31-40 39-16 9-32 13-51 13-13 0-25-3-35-8-11-6-19-14-25-24-5-10-8-22-8-34 0-19 6-34 17-47 11-12 29-22 52-28l98-28v23l-65 20c-12 4-21 9-27 17-5 7-8 16-8 27 0 7 1 13 4 19 4 6 8 10 13 13 6 3 13 5 20 5 10 0 20-3 29-8 10-5 19-13 26-22zM1807 297c-9 23-23 42-41 55-18 12-39 18-64 18-24 0-45-6-64-16-18-11-33-27-43-46-11-20-16-42-16-66 0-28 6-52 17-73s27-38 47-50c20-13 42-19 67-19 18 0 34 3 48 9s25 14 34 24c8 10 12 21 12 33 0 6-2 12-5 17s-7 9-12 12h-45v-13c0-18-3-32-10-41s-17-14-30-14c-12 0-22 4-31 11-8 8-15 18-20 32s-7 29-7 47c0 20 3 37 10 52 6 14 16 26 28 34 12 7 26 11 42 11 13 0 25-2 36-7 11-6 22-14 33-25zM1828 120c13-4 24-9 32-15 9-5 16-12 22-19 6-8 12-18 17-31h31v94h-102zM1930 294c0 9 2 16 7 21 5 6 12 10 21 13 10 3 23 5 38 6v25c-10 4-20 6-30 8s-19 3-28 3c-24 0-43-6-56-18-13-13-20-31-20-54v-169h68zM1990 149h-86v-43h86z">
          <text:p/>
        </draw:path>
        <draw:frame draw:style-name="gr2" draw:text-style-name="P3" draw:layer="layout" svg:width="1.077cm" svg:height="0.577cm" svg:x="9.727cm" svg:y="6.712cm">
          <draw:text-box>
            <text:p text:style-name="P2"><text:span text:style-name="T1"><text:s/></text:span><text:span text:style-name="T1">~650</text:span></text:p>
          </draw:text-box>
        </draw:frame>
        <draw:frame draw:style-name="gr2" draw:text-style-name="P3" draw:layer="layout" svg:width="17.304cm" svg:height="0.577cm" svg:x="0.988cm" svg:y="12.06cm">
          <draw:text-box>
            <text:p text:style-name="P2"><text:span text:style-name="T1">This </text:span><text:span text:style-name="T1">paper </text:span><text:span text:style-name="T1">presents </text:span><text:span text:style-name="T1">the </text:span><text:span text:style-name="T1">complet</text:span><text:span text:style-name="T1">e and </text:span><text:span text:style-name="T1">statistica</text:span><text:span text:style-name="T1">lly </text:span><text:span text:style-name="T1">validate</text:span><text:span text:style-name="T1">d results </text:span><text:span text:style-name="T1">of the </text:span><text:span text:style-name="T1">Cortex-</text:span><text:span text:style-name="T1">Nexus</text:span></text:p>
          </draw:text-box>
        </draw:frame>
        <draw:frame draw:style-name="gr2" draw:text-style-name="P3" draw:layer="layout" svg:width="17.274cm" svg:height="0.577cm" svg:x="0.988cm" svg:y="12.695cm">
          <draw:text-box>
            <text:p text:style-name="P2"><text:span text:style-name="T1">experim</text:span><text:span text:style-name="T1">ental </text:span><text:span text:style-name="T1">program</text:span><text:span text:style-name="T1">. Over </text:span><text:span text:style-name="T1">3,664+ </text:span><text:span text:style-name="T1">cycles </text:span><text:span text:style-name="T1">across </text:span><text:span text:style-name="T1">ﬁve </text:span><text:span text:style-name="T1">emotion</text:span><text:span text:style-name="T1">al states, </text:span><text:span text:style-name="T1">two </text:span><text:span text:style-name="T1">interacti</text:span><text:span text:style-name="T1">on</text:span></text:p>
          </draw:text-box>
        </draw:frame>
        <draw:frame draw:style-name="gr2" draw:text-style-name="P3" draw:layer="layout" svg:width="17.795cm" svg:height="0.577cm" svg:x="0.988cm" svg:y="13.33cm">
          <draw:text-box>
            <text:p text:style-name="P2"><text:span text:style-name="T1">experim</text:span><text:span text:style-name="T1">ents, </text:span><text:span text:style-name="T1">and a </text:span><text:span text:style-name="T1">cross-</text:span><text:span text:style-name="T1">domain </text:span><text:span text:style-name="T1">validatio</text:span><text:span text:style-name="T1">n phase, </text:span><text:span text:style-name="T1">we </text:span><text:span text:style-name="T1">establish </text:span><text:span text:style-name="T1">the </text:span><text:span text:style-name="T1">followin</text:span><text:span text:style-name="T1">g with </text:span><text:span text:style-name="T1">formal</text:span></text:p>
          </draw:text-box>
        </draw:frame>
        <draw:frame draw:style-name="gr2" draw:text-style-name="P3" draw:layer="layout" svg:width="8.769cm" svg:height="0.577cm" svg:x="0.988cm" svg:y="13.965cm">
          <draw:text-box>
            <text:p text:style-name="P2"><text:span text:style-name="T1">statistica</text:span><text:span text:style-name="T1">l rigor </text:span><text:span text:style-name="T1">(Wilcoxo</text:span><text:span text:style-name="T1">n </text:span><text:span text:style-name="T1">signed-</text:span><text:span text:style-name="T1">rank </text:span><text:span text:style-name="T1">tests, </text:span></text:p>
          </draw:text-box>
        </draw:frame>
        <draw:frame draw:style-name="gr2" draw:text-style-name="P3" draw:layer="layout" svg:width="0.422cm" svg:height="0.484cm" svg:x="9.767cm" svg:y="14.03cm">
          <draw:text-box>
            <text:p text:style-name="P2"><text:span text:style-name="T2">α</text:span></text:p>
          </draw:text-box>
        </draw:frame>
        <draw:frame draw:style-name="gr2" draw:text-style-name="P3" draw:layer="layout" svg:width="8.354cm" svg:height="0.577cm" svg:x="10.02cm" svg:y="13.965cm">
          <draw:text-box>
            <text:p text:style-name="P2"><text:span text:style-name="T1">=0.05): </text:span><text:span text:style-name="T1">(1) </text:span><text:span text:style-name="T1">Curiosity </text:span><text:span text:style-name="T1">injection </text:span><text:span text:style-name="T1">in large </text:span><text:span text:style-name="T1">LLMs</text:span></text:p>
          </draw:text-box>
        </draw:frame>
        <draw:frame draw:style-name="gr2" draw:text-style-name="P3" draw:layer="layout" svg:width="17.96cm" svg:height="0.577cm" svg:x="0.988cm" svg:y="14.6cm">
          <draw:text-box>
            <text:p text:style-name="P2"><text:span text:style-name="T1">(70B+) </text:span><text:span text:style-name="T1">signiﬁca</text:span><text:span text:style-name="T1">ntly </text:span><text:span text:style-name="T1">improve</text:span><text:span text:style-name="T1">s output </text:span><text:span text:style-name="T1">quality </text:span><text:span text:style-name="T1">in open-</text:span><text:span text:style-name="T1">ended </text:span><text:span text:style-name="T1">philosop</text:span><text:span text:style-name="T1">hical/ex</text:span><text:span text:style-name="T1">plorator</text:span><text:span text:style-name="T1">y tasks</text:span></text:p>
          </draw:text-box>
        </draw:frame>
        <draw:frame draw:style-name="gr2" draw:text-style-name="P3" draw:layer="layout" svg:width="17.659cm" svg:height="0.577cm" svg:x="0.988cm" svg:y="15.235cm">
          <draw:text-box>
            <text:p text:style-name="P2"><text:span text:style-name="T1">(p=0.004</text:span><text:span text:style-name="T1">, </text:span><text:span text:style-name="T1">Cohen's </text:span><text:span text:style-name="T1">d=0.234)</text:span><text:span text:style-name="T1">; (2) the </text:span><text:span text:style-name="T1">optimal </text:span><text:span text:style-name="T1">conﬁgur</text:span><text:span text:style-name="T1">ation — </text:span><text:span text:style-name="T1">Curiosity </text:span><text:span text:style-name="T1">0.95 </text:span><text:span text:style-name="T1">combine</text:span><text:span text:style-name="T1">d with</text:span></text:p>
          </draw:text-box>
        </draw:frame>
        <draw:frame draw:style-name="gr2" draw:text-style-name="P3" draw:layer="layout" svg:width="17.968cm" svg:height="0.577cm" svg:x="0.988cm" svg:y="15.87cm">
          <draw:text-box>
            <text:p text:style-name="P2"><text:span text:style-name="T1">synthetic </text:span><text:span text:style-name="T1">low </text:span><text:span text:style-name="T1">Frustrati</text:span><text:span text:style-name="T1">on 0.20 </text:span><text:span text:style-name="T1">— </text:span><text:span text:style-name="T1">outperfo</text:span><text:span text:style-name="T1">rms </text:span><text:span text:style-name="T1">pure </text:span><text:span text:style-name="T1">curiosity, </text:span><text:span text:style-name="T1">conﬁrmi</text:span><text:span text:style-name="T1">ng the </text:span><text:span text:style-name="T1">2D </text:span><text:span text:style-name="T1">interacti</text:span><text:span text:style-name="T1">on</text:span></text:p>
          </draw:text-box>
        </draw:frame>
        <draw:frame draw:style-name="gr2" draw:text-style-name="P3" draw:layer="layout" svg:width="18.963cm" svg:height="0.577cm" svg:x="0.988cm" svg:y="16.505cm">
          <draw:text-box>
            <text:p text:style-name="P2"><text:span text:style-name="T1">hypothe</text:span><text:span text:style-name="T1">sis </text:span><text:span text:style-name="T1">(optimal </text:span><text:span text:style-name="T1">2D: </text:span><text:span text:style-name="T1">p=0.022, </text:span><text:span text:style-name="T1">d=0.263 </text:span><text:span text:style-name="T1">vs. </text:span><text:span text:style-name="T1">curiosity </text:span><text:span text:style-name="T1">alone: </text:span><text:span text:style-name="T1">p=0.034, </text:span><text:span text:style-name="T1">d=0.205)</text:span><text:span text:style-name="T1">; (3) the </text:span><text:span text:style-name="T1">technical</text:span></text:p>
          </draw:text-box>
        </draw:frame>
        <draw:frame draw:style-name="gr2" draw:text-style-name="P3" draw:layer="layout" svg:width="18.9cm" svg:height="0.577cm" svg:x="0.988cm" svg:y="17.14cm">
          <draw:text-box>
            <text:p text:style-name="P2"><text:span text:style-name="T1">domain </text:span><text:span text:style-name="T1">serves </text:span><text:span text:style-name="T1">as a </text:span><text:span text:style-name="T1">perfect </text:span><text:span text:style-name="T1">negative </text:span><text:span text:style-name="T1">control </text:span><text:span text:style-name="T1">— all </text:span><text:span text:style-name="T1">emotion</text:span><text:span text:style-name="T1">al </text:span><text:span text:style-name="T1">injection</text:span><text:span text:style-name="T1">s </text:span><text:span text:style-name="T1">produce </text:span><text:span text:style-name="T1">null or </text:span><text:span text:style-name="T1">negative</text:span></text:p>
          </draw:text-box>
        </draw:frame>
        <draw:frame draw:style-name="gr2" draw:text-style-name="P3" draw:layer="layout" svg:width="18.658cm" svg:height="0.577cm" svg:x="0.988cm" svg:y="17.775cm">
          <draw:text-box>
            <text:p text:style-name="P2"><text:span text:style-name="T1">eﬀects </text:span><text:span text:style-name="T1">(p=0.50–</text:span><text:span text:style-name="T1">0.93, d=-</text:span><text:span text:style-name="T1">0.14), </text:span><text:span text:style-name="T1">demonst</text:span><text:span text:style-name="T1">rating </text:span><text:span text:style-name="T1">strict </text:span><text:span text:style-name="T1">domain-</text:span><text:span text:style-name="T1">speciﬁcit</text:span><text:span text:style-name="T1">y; (4) </text:span><text:span text:style-name="T1">Wonder </text:span><text:span text:style-name="T1">approac</text:span><text:span text:style-name="T1">hes</text:span></text:p>
          </draw:text-box>
        </draw:frame>
        <draw:frame draw:style-name="gr2" draw:text-style-name="P3" draw:layer="layout" svg:width="18.37cm" svg:height="0.577cm" svg:x="0.988cm" svg:y="18.41cm">
          <draw:text-box>
            <text:p text:style-name="P2"><text:span text:style-name="T1">the </text:span><text:span text:style-name="T1">statistica</text:span><text:span text:style-name="T1">l </text:span><text:span text:style-name="T1">boundar</text:span><text:span text:style-name="T1">y </text:span><text:span text:style-name="T1">(p=0.058</text:span><text:span text:style-name="T1">, </text:span><text:span text:style-name="T1">d=0.148, </text:span><text:span text:style-name="T1">n=294) </text:span><text:span text:style-name="T1">suggesti</text:span><text:span text:style-name="T1">ng a real </text:span><text:span text:style-name="T1">but </text:span><text:span text:style-name="T1">stochasti</text:span><text:span text:style-name="T1">cally </text:span><text:span text:style-name="T1">erratic</text:span></text:p>
          </draw:text-box>
        </draw:frame>
        <draw:frame draw:style-name="gr2" draw:text-style-name="P3" draw:layer="layout" svg:width="18.764cm" svg:height="0.577cm" svg:x="0.988cm" svg:y="19.045cm">
          <draw:text-box>
            <text:p text:style-name="P2"><text:span text:style-name="T1">eﬀect </text:span><text:span text:style-name="T1">requirin</text:span><text:span text:style-name="T1">g more </text:span><text:span text:style-name="T1">data; (5) </text:span><text:span text:style-name="T1">Conﬁde</text:span><text:span text:style-name="T1">nce </text:span><text:span text:style-name="T1">operates </text:span><text:span text:style-name="T1">on an </text:span><text:span text:style-name="T1">indepen</text:span><text:span text:style-name="T1">dent </text:span><text:span text:style-name="T1">epistemi</text:span><text:span text:style-name="T1">c style </text:span><text:span text:style-name="T1">layer —</text:span></text:p>
          </draw:text-box>
        </draw:frame>
        <draw:frame draw:style-name="gr2" draw:text-style-name="P3" draw:layer="layout" svg:width="19.137cm" svg:height="0.577cm" svg:x="0.988cm" svg:y="19.68cm">
          <draw:text-box>
            <text:p text:style-name="P2"><text:span text:style-name="T1">modulati</text:span><text:span text:style-name="T1">ng </text:span><text:span text:style-name="T1">hedging </text:span><text:span text:style-name="T1">patterns </text:span><text:span text:style-name="T1">without </text:span><text:span text:style-name="T1">aﬀecting </text:span><text:span text:style-name="T1">judge-</text:span><text:span text:style-name="T1">rated </text:span><text:span text:style-name="T1">quality. </text:span><text:span text:style-name="T1">The </text:span><text:span text:style-name="T1">central </text:span><text:span text:style-name="T1">practical </text:span><text:span text:style-name="T1">ﬁnding:</text:span></text:p>
          </draw:text-box>
        </draw:frame>
        <draw:frame draw:style-name="gr2" draw:text-style-name="P3" draw:layer="layout" svg:width="18.565cm" svg:height="0.577cm" svg:x="0.988cm" svg:y="20.315cm">
          <draw:text-box>
            <text:p text:style-name="P2"><text:span text:style-name="T1">emotion</text:span><text:span text:style-name="T1">al state </text:span><text:span text:style-name="T1">injection </text:span><text:span text:style-name="T1">in LLMs </text:span><text:span text:style-name="T1">is a </text:span><text:span text:style-name="T1">domain-</text:span><text:span text:style-name="T1">speciﬁc </text:span><text:span text:style-name="T1">tool, not </text:span><text:span text:style-name="T1">a </text:span><text:span text:style-name="T1">universa</text:span><text:span text:style-name="T1">l quality </text:span><text:span text:style-name="T1">enhance</text:span><text:span text:style-name="T1">r. It</text:span></text:p>
          </draw:text-box>
        </draw:frame>
        <draw:frame draw:style-name="gr2" draw:text-style-name="P3" draw:layer="layout" svg:width="18.904cm" svg:height="0.577cm" svg:x="0.988cm" svg:y="20.95cm">
          <draw:text-box>
            <text:p text:style-name="P2"><text:span text:style-name="T1">potentia</text:span><text:span text:style-name="T1">tes </text:span><text:span text:style-name="T1">lateral </text:span><text:span text:style-name="T1">innovati</text:span><text:span text:style-name="T1">on, </text:span><text:span text:style-name="T1">philosop</text:span><text:span text:style-name="T1">hy, and </text:span><text:span text:style-name="T1">human </text:span><text:span text:style-name="T1">interacti</text:span><text:span text:style-name="T1">on tasks </text:span><text:span text:style-name="T1">while </text:span><text:span text:style-name="T1">contami</text:span><text:span text:style-name="T1">nating </text:span><text:span text:style-name="T1">or</text:span></text:p>
          </draw:text-box>
        </draw:frame>
        <draw:polygon draw:style-name="gr1" draw:text-style-name="P1" draw:layer="layout" svg:width="18.733cm" svg:height="0.018cm" svg:x="1.146cm" svg:y="22.831cm" svg:viewBox="0 0 18734 19" draw:points="0,0 18734,0 18734,19 0,19">
          <text:p/>
        </draw:polygon>
        <draw:path draw:style-name="gr1" draw:text-style-name="P1" draw:layer="layout" svg:width="8.092cm" svg:height="0.482cm" svg:x="1.003cm" svg:y="23.963cm" svg:viewBox="0 0 8093 483" svg:d="M5 338c18-1 31-3 39-5s13-6 16-11c3-4 5-12 5-22v-205l11 11h-76v-26c21-3 39-6 52-10 12-5 23-11 33-20 9-8 18-20 28-36h27v286c0 10 1 18 4 22 2 5 8 9 16 11s21 4 39 5v27h-194zM234 324c0-8 2-16 6-22 4-7 9-12 16-16s14-6 22-6 15 2 22 6 12 9 16 16c4 6 6 14 6 22 0 9-2 16-6 23s-9 12-16 16-14 6-22 6-15-2-22-6-12-9-16-16-6-14-6-23zM734 125c-4-18-10-34-19-46-8-12-18-21-31-27s-29-9-47-9c-23 0-43 6-60 17-17 12-30 29-39 51s-13 48-13 78 5 57 14 80c10 23 23 41 41 54 17 13 38 19 61 19 15 0 29-3 41-9 11-7 22-16 32-30 10-13 20-31 30-54h27l-16 90c-14 10-32 18-54 23-22 6-44 9-67 9-36 0-69-7-97-21-28-15-50-36-66-62-16-27-24-56-24-90 0-35 8-66 24-94s38-50 67-66c28-16 60-24 96-24 23 0 47 3 69 8 22 6 41 13 57 23v80zM925 371c-24 0-45-5-64-16s-34-28-44-47c-10-20-16-42-16-66 0-26 6-49 17-71 11-21 27-39 46-51 20-12 41-19 65-19s45 6 64 17c18 11 33 26 43 46 11 20 16 42 16 66 0 26-6 49-17 71-11 21-26 39-46 51-20 13-41 19-64 19zM930 345c11 0 21-3 28-11 8-8 13-20 17-34 4-15 6-34 6-57s-2-43-7-60c-5-18-12-31-20-41-9-10-19-14-30-14-12 0-21 4-29 11-8 8-13 19-17 34s-6 33-6 55c0 23 2 44 7 61 5 18 12 31 21 42 8 10 18 14 30 14zM1176 101l-23 80-76-31v-18l76-31zM1077 341c8-1 14-2 18-4 5-2 8-4 10-7 1-4 2-7 2-12v-177l69-40v217c0 5 1 8 3 12 1 3 4 5 9 7 4 2 10 3 18 4v24h-129zM1235 341c8-1 14-2 18-4 5-2 8-4 10-7 2-4 3-7 3-12v-130c0-13-4-23-10-29-7-7-17-10-30-10-8 0-16 2-24 5-9 3-17 7-25 13-8 5-15 11-21 18v-20c9-13 19-24 30-33 12-10 23-17 36-23 13-5 25-8 37-8 25 0 43 7 56 19 12 13 19 32 19 56v142c0 5 1 8 3 12 1 3 5 5 9 7s11 3 19 4v24h-130zM1393 341c8-1 14-2 19-4 4-2 7-4 9-7 2-4 3-7 3-12v-130c0-13-4-23-10-29-6-7-17-10-30-10-8 0-16 2-24 5-9 3-17 7-25 13-8 5-15 11-20 18v-20c8-13 18-24 29-33 12-10 24-17 37-23 13-5 25-8 37-8 24 0 42 7 55 19 13 13 19 32 19 56v142c0 5 1 8 3 12 2 3 5 5 9 7 5 2 11 3 19 4v24h-130zM1620 181l-76-31v-18l76-31h23zM1643 433c0 5 1 8 3 12 2 2 5 5 9 6 5 2 11 3 19 5v23h-130v-23c8-2 14-3 19-5 4-1 7-4 9-6 2-4 3-7 3-12v-292l68-40zM1611 175c8-16 18-29 29-40s23-19 36-25 27-9 42-9c20 0 38 6 55 16 16 11 29 25 38 44 10 18 15 39 15 61 0 29-6 55-17 77-12 23-28 41-49 53-21 13-45 19-73 19-16 0-32-3-47-9-15-5-28-14-39-24l17-38c11 14 20 24 30 31 10 6 21 9 33 9 15 0 28-4 39-14 11-8 20-20 26-35 5-16 9-33 9-54 0-19-3-35-8-49s-13-25-23-32c-10-8-22-11-36-11-9 0-18 2-27 6-8 4-17 9-24 16-8 7-15 15-20 25zM1924 91l-76-36v-18l76-36h23zM1947 318c0 5 1 8 3 12 2 3 5 5 9 7 5 2 11 3 18 4v24h-129v-24c8-1 14-2 19-4 4-2 7-4 9-7 2-4 3-7 3-12v-277l68-40zM2236 299c-11 23-26 42-44 55-18 11-40 17-65 17s-46-5-65-16c-20-11-35-26-45-46-11-19-16-41-16-66 0-27 6-50 17-72 11-21 27-39 47-51s41-19 65-19c21 0 38 5 54 13 16 9 28 22 36 38 9 16 14 34 14 55v17h-182v-25l125-3-7 11c0-17-2-31-6-43-3-12-8-21-15-26-6-6-15-9-24-9-12 0-22 4-31 11-9 8-16 19-21 33s-7 31-7 49c0 20 3 37 9 51 7 14 16 25 28 32 13 8 27 11 45 11 13 0 27-2 39-8 12-5 23-13 34-24zM2260 122c13-5 24-10 33-15 8-6 15-12 21-20s12-18 18-31h30v94h-102zM2362 296c0 8 3 15 7 21 5 5 12 9 22 13 10 3 22 5 37 6v25c-10 3-19 6-30 7-10 2-19 3-28 3-24 0-43-6-56-18s-20-31-20-54v-169h68zM2423 150h-86v-43h86zM2685 299c-11 23-26 42-44 55-19 11-40 17-65 17s-47-5-66-16-34-26-45-46c-10-19-16-41-16-66 0-27 6-50 18-72 11-21 27-39 46-51 20-12 42-19 66-19 20 0 38 5 53 13 16 9 28 22 37 38s13 34 13 55v17h-182v-25l126-3-8 11c0-17-2-31-5-43-4-12-9-21-15-26-7-6-15-9-25-9-11 0-22 4-30 11-9 8-16 19-21 33s-7 31-7 49c0 20 3 37 9 51s16 25 28 32c12 8 27 11 44 11 14 0 27-2 39-8 12-5 24-13 35-24zM2914 296c0 10 2 17 5 23 3 5 8 10 15 12 7 3 16 4 28 4h28c15 0 29-2 40-8 11-5 23-14 32-25s18-26 26-44h27l-19 107h-299v-25c11 0 19-2 25-4 6-3 11-6 13-12 3-5 4-12 4-21v-222c0-8-1-15-4-20-2-5-7-9-13-11-6-3-14-4-25-5v-25h117zM3072 117c-4-17-9-31-16-41-6-9-15-16-25-20-11-4-25-6-42-6h-98v-30h207v97zM2973 172c8 0 15-2 20-4 5-3 9-8 12-14 3-7 5-16 7-28h25v122h-25c-2-12-4-21-7-28-3-6-7-11-12-14-5-2-12-4-20-4h-82v-30zM3328 161c5-6 7-11 7-15s-3-7-7-10c-4-2-11-3-20-4v-25h102v25c-9 1-16 3-21 6-4 2-9 7-14 13l-79 95-18-19zM3169 150c-5-6-9-10-14-13-4-3-11-5-18-5v-25h141v25c-9 1-16 2-20 4s-7 5-7 9 2 10 6 16l45 60 76 100c5 6 10 12 14 15 5 3 11 4 19 5v24h-141v-24c8-1 15-2 19-5 5-2 7-5 7-10 0-4-2-9-7-15l-46-64zM3214 311c-5 6-7 11-7 15 0 5 2 8 6 10 5 3 11 4 20 5v24h-101v-24c9-2 15-4 20-6 4-3 9-8 14-14l79-95 19 19zM3503 181l-76-31v-18l76-31h23zM3526 433c0 5 1 8 3 12 1 2 5 5 9 6 4 2 11 3 19 5v23h-130v-23c8-2 14-3 18-5 5-1 8-4 10-6 2-4 3-7 3-12v-292l68-40zM3494 175c8-16 18-29 29-40s23-19 36-25 27-9 41-9c20 0 39 6 55 16 17 11 30 25 39 44 9 18 14 39 14 61 0 29-5 55-17 77-11 23-27 41-48 53-21 13-45 19-73 19-16 0-32-3-47-9-15-5-28-14-39-24l17-38c10 14 20 24 30 31 9 6 20 9 32 9 15 0 28-4 39-14 12-8 20-20 26-35 6-16 9-33 9-54 0-19-2-35-7-49-6-14-13-25-24-32-10-8-22-11-35-11-9 0-18 2-27 6s-17 9-25 16c-7 7-14 15-20 25zM3976 299c-11 23-26 42-44 55-19 11-41 17-65 17-25 0-47-5-66-16s-34-26-45-46c-10-19-16-41-16-66 0-27 6-50 17-72 12-21 27-39 47-51s42-19 66-19c20 0 38 5 53 13 16 9 28 22 37 38 8 16 13 34 13 55v17h-182v-25l126-3-8 11c0-17-2-31-6-43-3-12-8-21-14-26-7-6-15-9-25-9-12 0-22 4-31 11-8 8-15 19-21 33-4 14-7 31-7 49 0 20 3 37 10 51 6 14 16 25 28 32 12 8 27 11 44 11 14 0 27-2 39-8 12-5 24-13 35-24zM4078 181l-76-31v-18l76-31h23zM4101 316c0 5 1 9 3 13 2 3 6 6 11 7 5 2 12 4 21 5v24h-134v-24c8-1 14-2 19-4 4-2 7-4 9-7 2-4 3-7 3-12v-177l68-40zM4093 190c9-19 18-34 26-47s16-23 24-30c9-8 17-12 26-12 3 0 6 1 10 2 3 1 6 3 8 5v62h-14c-13 0-23 1-33 4-9 3-17 7-25 13-7 6-15 14-22 24zM4228 43c0-8 2-15 6-22 3-6 9-11 15-15 7-4 14-6 22-6s15 2 22 6c6 4 11 9 15 15 4 7 6 14 6 22s-2 15-6 22c-4 6-9 11-15 15-7 3-14 5-22 5s-15-2-22-5c-6-4-12-9-15-16-4-6-6-14-6-21zM4284 181l-76-31v-18l76-31h24zM4308 318c0 5 0 8 2 12 2 3 5 5 10 7 4 2 10 3 18 4v24h-130v-24c8-1 15-2 19-4 5-2 8-4 10-7 1-4 2-7 2-12v-177l69-40zM4460 101l-23 80-76-31v-18l76-31zM4361 341c8-1 14-2 19-4 4-2 7-4 9-7 2-4 3-7 3-12v-177l68-40v217c0 5 1 8 3 12 2 3 5 5 9 7 5 2 11 3 19 4v24h-130zM4519 341c8-1 15-2 19-4s7-4 9-7c2-4 3-7 3-12v-130c0-13-3-23-10-29-6-7-16-10-30-10-7 0-15 2-24 5-8 3-17 7-25 13-7 5-14 11-20 18v-20c8-13 18-24 30-33 11-10 23-17 36-23 12-5 25-8 37-8 24 0 43 7 55 19 13 13 20 32 20 56v142c0 5 0 8 2 12 2 3 5 5 10 7 4 2 10 3 18 4v24h-130zM4678 341c8-1 14-2 18-4 5-2 8-4 10-7 1-4 2-7 2-12v-130c0-13-3-23-10-29-6-7-16-10-30-10-7 0-15 2-24 5-8 3-16 7-24 13-8 5-15 11-21 18v-20c9-13 19-24 30-33 11-10 23-17 36-23 13-5 25-8 37-8 25 0 43 7 55 19 13 13 20 32 20 56v142c0 5 1 8 2 12 2 3 5 5 10 7 4 2 10 3 19 4v24h-130zM5064 299c-11 23-26 42-44 55-19 11-40 17-65 17s-47-5-66-16-34-26-44-46c-11-19-16-41-16-66 0-27 5-50 17-72 11-21 27-39 46-51 20-12 42-19 66-19 20 0 38 5 54 13 15 9 27 22 36 38s13 34 13 55v17h-182v-25l126-3-8 11c0-17-2-31-5-43-4-12-9-21-15-26-7-6-15-9-24-9-12 0-22 4-31 11-9 8-16 19-21 33s-7 31-7 49c0 20 3 37 9 51 7 14 16 25 28 32 12 8 27 11 44 11 14 0 27-2 39-8 12-5 24-13 35-24zM5190 101l-24 80-76-31v-18l76-31zM5090 341c8-1 15-2 19-4 5-2 8-4 9-7 2-4 3-7 3-12v-177l69-40v217c0 5 0 8 2 12 2 3 5 5 10 7 4 2 10 3 18 4v24h-130zM5254 341c7-1 13-2 18-4 4-2 7-4 9-7 2-4 3-7 3-12v-128c0-14-4-24-11-30-6-7-17-11-31-11-7 0-16 2-24 5-9 3-17 8-25 13-8 6-15 12-22 20v-21c9-12 19-23 31-33 11-10 24-18 37-24 12-5 25-8 37-8 25 0 43 7 56 20 14 13 20 32 20 57v140c0 5 1 8 3 12 2 3 5 5 9 7 5 2 11 3 19 4v24h-129zM5391 122c14-5 24-10 33-15 8-6 16-12 21-20 7-8 13-18 18-31h31v94h-103zM5494 296c0 8 2 15 7 21 4 5 11 9 21 13 10 3 22 5 38 6v25c-10 3-20 6-30 7-10 2-19 3-28 3-24 0-43-6-57-18-13-12-19-31-19-54v-169h68zM5554 150h-86v-43h86zM5834 361c-7 3-14 5-21 7-8 1-15 2-22 2-18 0-32-5-42-14-9-9-14-23-14-42v-143c0-15-3-27-10-35s-17-12-30-12c-12 0-21 4-28 12-7 7-11 18-11 31v29h-48c-4-2-8-7-11-12-3-6-4-11-4-18 0-12 4-23 13-33s22-17 37-23c16-6 33-9 52-9 23 0 42 4 58 11s29 18 37 31c9 13 13 30 13 49v120c0 5 1 10 3 13 2 4 5 6 9 8s11 3 19 5zM5746 319c-12 18-26 31-41 39-15 9-32 13-50 13-14 0-26-3-36-8-11-6-19-13-24-23-6-10-9-22-9-35 0-18 6-34 17-46 12-13 29-22 52-29l98-27v23l-65 20c-12 3-21 9-27 16-5 7-8 16-8 28 0 6 1 13 4 18 4 6 8 10 14 14 5 3 12 4 20 4 9 0 19-2 29-8 10-5 18-12 25-22zM5930 91l-76-36v-18l76-36h23zM5953 318c0 5 1 8 3 12 2 3 5 5 9 7 5 2 11 3 18 4v24h-129v-24c8-1 14-2 19-4 4-2 7-4 9-7 2-4 3-7 3-12v-277l68-40zM6209 303c0 9 2 16 4 21 3 6 7 9 13 12 6 2 15 4 26 4v25h-160v-25c11 0 19-2 25-4 6-3 11-6 13-12 3-5 4-12 4-21v-222c0-8-1-15-4-20-2-5-7-9-13-11-6-3-14-4-25-5v-25h117zM6263 20c27 0 50 4 70 11 20 8 35 18 46 32 10 14 16 30 16 49 0 20-6 37-16 51s-24 25-43 33c-19 7-41 11-66 11h-84v-30h55c18 0 33-2 44-6s19-11 25-20c5-9 7-21 7-35 0-22-7-38-21-49s-34-17-60-17h-50v-30zM6489 181l-76-31v-18l76-31h23zM6512 316c0 5 1 9 3 13 2 3 6 6 11 7 5 2 12 4 21 5v24h-134v-24c8-1 14-2 19-4 4-2 7-4 9-7 2-4 3-7 3-12v-177l68-40zM6503 190c10-19 19-34 27-47s16-23 24-30c8-8 17-12 25-12 4 0 7 1 10 2 4 1 6 3 9 5v62h-14c-13 0-24 1-33 4s-17 7-25 13-15 14-23 24zM6739 371c-24 0-46-5-64-16-19-11-34-28-45-47-10-20-15-42-15-66 0-26 6-49 17-71 11-21 26-39 46-51 19-12 41-19 64-19 24 0 46 6 64 17 19 11 34 26 44 46s16 42 16 66c0 26-6 49-17 71-11 21-27 39-47 51-19 13-40 19-63 19zM6743 345c12 0 21-3 29-11 7-8 13-20 17-34 4-15 6-34 6-57s-3-43-7-60c-5-18-12-31-21-41-8-10-18-14-30-14-11 0-21 4-28 11-8 8-14 19-18 34s-5 33-5 55c0 23 2 44 7 61 4 18 11 31 20 42 9 10 19 14 30 14zM7074 127c12-5 21-9 29-12s14-5 19-6 10-2 15-2h14v43h-77zM7012 101c21 0 39 4 56 12 16 7 28 17 38 31 9 13 13 28 13 45s-5 33-14 48c-10 14-24 26-41 34-16 8-35 13-55 13-21 0-39-4-55-11-16-8-29-18-38-31s-13-29-13-45c0-18 4-34 14-48s23-26 40-35c17-8 35-13 55-13zM7009 125c-13 0-24 6-31 17-8 11-11 26-11 46 0 14 2 26 6 37s9 20 16 26c7 5 15 8 23 8 14 0 24-5 31-16 8-10 11-26 11-46 0-14-2-26-6-37-3-11-9-19-16-25s-14-10-23-10zM6971 377c-14 0-26 3-34 11-8 7-12 16-12 28 0 9 3 17 8 23 6 6 14 11 25 14 10 4 23 6 38 6h18c16 0 30-2 43-6 12-4 22-10 29-17 7-8 10-16 10-25 0-10-3-17-10-23-7-5-17-8-29-8h-116v-12c-14 0-25-4-34-12-8-9-12-21-12-36 0-11 2-21 8-30s14-15 25-21c10-5 22-9 36-10l7 19c-11 0-19 1-25 5-5 4-8 9-8 16s2 12 6 15 9 5 17 5h109c17 0 31 3 43 10 12 6 22 14 28 25 6 10 10 23 10 38 0 16-6 31-18 45-13 14-29 25-51 33-20 8-44 13-69 13h-17c-23 0-44-3-62-8s-32-13-42-22c-11-9-16-20-16-32 0-10 4-20 11-29s17-16 29-21c12-6 25-9 40-9h23v15zM7247 181l-76-31v-18l76-31h24zM7271 316c0 5 0 9 2 13 3 3 6 6 11 7 5 2 12 4 21 5v24h-134v-24c8-1 15-2 19-4s8-4 9-7c2-4 3-7 3-12v-177l69-40zM7262 190c10-19 18-34 26-47s16-23 24-30c9-8 17-12 26-12 3 0 7 1 10 2s6 3 8 5v62h-14c-12 0-23 1-32 4-10 3-18 7-26 13-7 6-15 14-22 24zM7626 361c-6 3-13 5-21 7-7 1-14 2-21 2-18 0-32-5-42-14s-14-23-14-42v-143c0-15-4-27-11-35-6-8-16-12-30-12-11 0-21 4-28 12-7 7-10 18-10 31v29h-48c-5-2-9-7-12-12-2-6-4-11-4-18 0-12 5-23 14-33s21-17 37-23c15-6 33-9 51-9 23 0 43 4 59 11s28 18 37 31c8 13 13 30 13 49v120c0 5 0 10 2 13 2 4 5 6 10 8 4 2 10 3 18 5zM7538 319c-12 18-25 31-41 39-15 9-31 13-50 13-13 0-25-3-36-8-10-6-18-13-24-23-5-10-8-22-8-35 0-18 6-34 17-46 11-13 29-22 52-29l98-27v23l-65 20c-13 3-22 9-27 16-6 7-8 16-8 28 0 6 1 13 4 18 3 6 8 10 13 14 6 3 13 4 20 4 10 0 19-2 29-8 10-5 19-12 26-22zM7746 101l-24 80-76-31v-18l76-31zM7646 341c8-1 15-2 19-4s8-4 9-7c2-4 3-7 3-12v-177l69-40v217c0 5 0 8 2 12 2 3 5 5 10 7 4 2 10 3 18 4v24h-130zM7805 341c8-1 14-2 18-4 5-2 8-4 10-7 1-4 2-7 2-12v-130c0-13-3-23-10-29-6-7-16-10-29-10-8 0-16 2-25 5-8 3-16 7-24 13-8 5-15 11-21 18v-20c9-13 19-24 30-33 11-10 23-17 36-23 13-5 25-8 37-8 25 0 43 7 55 19 13 13 20 32 20 56v142c0 5 1 8 3 12 1 3 4 5 9 7 4 2 10 3 19 4v24h-130zM7963 341c8-1 14-2 18-4 5-2 8-4 10-7 2-4 3-7 3-12v-130c0-13-4-23-10-29-7-7-17-10-31-10-7 0-15 2-23 5-9 3-17 7-25 13-8 5-15 11-21 18v-20c9-13 19-24 30-33 12-10 24-17 37-23 12-5 25-8 37-8 24 0 42 7 55 19 12 13 19 32 19 56v142c0 5 1 8 3 12 1 3 5 5 9 7s11 3 19 4v24h-130z">
          <text:p/>
        </draw:path>
        <draw:path draw:style-name="gr1" draw:text-style-name="P1" draw:layer="layout" svg:width="3.213cm" svg:height="0.33cm" svg:x="1.002cm" svg:y="25.075cm" svg:viewBox="0 0 3214 331" svg:d="M4 302c16-1 27-3 34-5s12-5 15-9 4-10 4-19v-183l10 11h-67v-25c19-2 34-5 45-9 12-3 21-9 30-16 8-8 16-19 24-33h25v255c0 9 1 15 3 19 3 4 8 7 15 9s19 4 35 5v23h-173zM208 290c0-7 2-14 5-20 4-6 8-11 14-14 7-4 13-5 20-5s14 1 20 5c6 3 11 8 14 14s5 13 5 20-2 13-5 20c-3 5-8 10-14 14-6 3-13 5-20 5s-13-2-20-5c-6-4-10-9-14-14-3-7-5-13-5-20zM321 302c16-1 27-3 34-5 8-2 13-5 15-9 3-4 4-10 4-19v-183l10 11h-67v-25c19-2 34-5 45-9 12-3 22-9 30-16 8-8 16-19 24-33h25v255c0 9 1 15 4 19 2 4 7 7 14 9s19 4 35 5v23h-173zM594 303c8 0 15-1 19-2 5-2 9-4 11-7 3-3 6-7 8-12l108-265h39l-31 48-76 199c-4 10-5 17-5 23 2 5 5 9 10 12s14 4 25 4v22h-108zM825 230h-158l11-27h136zM779 303c10 0 19-1 24-4 6-3 9-7 9-12 1-6 0-13-4-23l-76-199 8-48h39l108 265c2 5 4 9 7 12s7 5 11 7c5 1 11 2 19 2v22h-145zM1010 162l-68-27v-17l68-28h20zM1030 282c0 5 1 9 3 12s5 5 10 7c4 1 10 2 19 3v21h-120v-21c7-1 13-2 16-3 4-2 7-4 9-6 2-3 3-6 3-11v-157l60-37zM1022 171c9-17 17-31 24-42 7-12 15-21 22-27 7-7 15-12 22-12 4 0 6 1 9 2s5 3 7 5v55h-12c-11 0-21 2-29 4s-16 6-22 12c-7 5-14 12-21 21zM1325 267c-8 21-20 36-36 47-17 11-36 17-58 17-21 0-39-5-56-14-17-10-30-24-39-41s-14-37-14-59c0-24 5-45 15-65 10-19 24-33 42-44 17-11 37-18 59-18 16 0 30 3 43 9 13 5 23 12 30 21s11 19 11 30c0 6-2 11-5 16-2 4-6 8-11 10h-38v-12c0-16-4-28-10-36s-15-13-26-13-20 4-28 10c-8 7-14 16-18 29-4 12-6 26-6 42 0 17 3 32 9 46 6 13 14 23 25 30 10 7 23 10 37 10 11 0 22-2 32-7 10-4 19-12 29-21zM1409 83l-67-32v-17l67-33h21zM1430 284c0 5 0 8 2 11 2 2 4 4 8 6 4 1 10 2 17 3v21h-115v-21c7-1 12-2 16-3 4-2 7-4 8-6 2-3 3-6 3-11v-247l61-36zM1414 149c7-11 16-21 26-30 11-8 22-15 33-20 11-6 23-9 34-9 21 0 38 7 49 19 12 12 18 29 18 51v124c0 5 1 8 2 11 2 2 5 4 9 6 4 1 9 2 16 3v21h-115v-21c7-1 13-2 16-3 4-2 7-4 9-6 1-3 2-6 2-11v-113c0-13-3-22-9-28s-15-9-27-9c-7 0-14 1-22 4s-15 7-23 12c-7 5-13 11-18 17zM1642 38c0-6 2-13 5-18 3-6 8-11 14-14 5-4 12-6 19-6s14 2 20 6c6 3 10 8 14 14 3 5 4 12 4 19s-1 13-4 19c-4 6-8 11-14 14s-13 5-20 5-14-2-19-5c-6-3-11-8-14-14s-5-12-5-20zM1692 162l-67-27v-17l67-28h20zM1712 284c0 5 1 8 3 11 1 2 4 4 8 5 4 2 9 3 16 4v21h-114v-21c7-1 12-2 16-4 4-1 7-3 8-5 2-3 3-6 3-11v-157l60-37zM1754 109c12-4 21-8 29-13 7-5 13-11 19-18 5-7 10-17 15-28h27v85h-90zM1844 265c0 8 2 14 6 19 5 4 11 8 20 11 8 3 20 4 33 5v22c-9 3-17 5-26 6-9 2-18 3-26 3-21 0-37-6-49-17s-18-26-18-46v-151h60zM1898 135h-76v-38h76zM2132 267c-10 21-23 37-40 48-16 11-35 16-57 16s-41-5-59-14c-16-10-30-23-39-41-9-17-14-37-14-59 0-23 5-44 15-63 10-20 24-35 42-46 17-11 37-18 58-18 18 0 34 5 48 13 13 8 24 19 32 33 7 14 11 31 11 49v16h-161v-23l112-2-7 10c0-15-2-28-5-39-3-10-8-18-14-23-6-6-13-9-21-9-11 0-20 4-28 11s-14 17-18 29c-4 13-7 27-7 44 0 18 3 33 9 45 6 13 14 23 25 29 11 7 24 10 39 10 12 0 24-2 35-7s21-12 31-22zM2360 267c-9 21-21 36-37 47-17 11-36 17-58 17-21 0-39-5-56-14-16-10-30-24-39-41s-14-37-14-59c0-24 5-45 15-65 10-19 24-33 42-44s37-18 59-18c16 0 30 3 43 9 13 5 23 12 30 21s11 19 11 30c0 6-2 11-5 16-2 4-6 8-11 10h-38v-12c0-16-4-28-10-36s-15-13-26-13-20 4-28 10c-7 7-14 16-18 29-4 12-6 26-6 42 0 17 3 32 9 46 6 13 14 23 25 30 10 7 23 10 37 10 11 0 22-2 32-7 10-4 20-12 29-21zM2378 109c12-4 21-8 29-13 7-5 13-11 19-18 5-7 10-17 15-28h27v85h-90zM2468 265c0 8 2 14 6 19 5 4 11 8 20 11 8 3 20 4 33 5v22c-9 3-17 5-26 6-9 2-18 3-26 3-21 0-37-6-49-17s-18-26-18-46v-151h60zM2522 135h-76v-38h76zM2614 162l-67-27v-17l67-28h21zM2635 252c0 12 2 22 8 28 7 6 16 9 28 9 7 0 14-2 22-5s15-7 22-11c7-6 14-11 19-17v17c-7 12-16 22-27 30-10 9-21 16-33 21-11 5-22 7-33 7-22 0-39-6-51-18-11-11-17-28-17-50v-134l62-39zM2758 162l-67-27v-17l67-28h20zM2778 267c0 5 1 9 3 12 1 3 4 5 8 7 4 1 10 2 16 3v22l-66 19h-21v-201l60-39zM2892 162l-67-27v-17l67-28h21zM2913 282c0 5 1 9 2 12 3 3 6 5 10 7 5 1 11 2 19 3v21h-119v-21c7-1 12-2 16-3 4-2 7-4 8-6 2-3 3-6 3-11v-157l61-37zM2905 171c9-17 17-31 24-42 7-12 14-21 22-27 7-7 14-12 22-12 3 0 6 1 9 2 2 1 5 3 7 5v55h-12c-12 0-22 2-30 4s-15 6-22 12c-6 5-13 12-20 21zM3214 267c-10 21-23 37-40 48-16 11-35 16-57 16s-41-5-59-14c-16-10-30-23-39-41-9-17-14-37-14-59 0-23 5-44 15-63 10-20 24-35 42-46 17-11 37-18 58-18 18 0 34 5 48 13s24 19 32 33c7 14 11 31 11 49v16h-161v-23l112-2-7 10c0-15-2-28-5-39-3-10-8-18-14-23-6-6-13-9-21-9-11 0-20 4-28 11s-14 17-18 29c-4 13-7 27-7 44 0 18 3 33 9 45 6 13 14 23 25 29 11 7 24 10 39 10 12 0 24-2 35-7s21-12 31-22z">
          <text:p/>
        </draw:path>
        <draw:frame draw:style-name="gr2" draw:text-style-name="P3" draw:layer="layout" svg:width="8.21cm" svg:height="0.577cm" svg:x="0.988cm" svg:y="21.585cm">
          <draw:text-box>
            <text:p text:style-name="P2"><text:span text:style-name="T1">harming </text:span><text:span text:style-name="T1">determi</text:span><text:span text:style-name="T1">nistic </text:span><text:span text:style-name="T1">logical </text:span><text:span text:style-name="T1">processi</text:span><text:span text:style-name="T1">ng.</text:span></text:p>
          </draw:text-box>
        </draw:frame>
      </draw:page>
      <draw:page draw:name="page2" draw:style-name="dp1" draw:master-page-name="master-page20">
        <draw:polygon draw:style-name="gr1" draw:text-style-name="P1" draw:layer="layout" svg:width="18.627cm" svg:height="0.017cm" svg:x="1.199cm" svg:y="1.053cm" svg:viewBox="0 0 18628 18" draw:points="0,0 18628,0 18628,18 0,18">
          <text:p/>
        </draw:polygon>
        <draw:polygon draw:style-name="gr1" draw:text-style-name="P1" draw:layer="layout" svg:width="18.627cm" svg:height="0.018cm" svg:x="1.199cm" svg:y="2.141cm" svg:viewBox="0 0 18628 19" draw:points="0,0 18628,0 18628,19 0,19">
          <text:p/>
        </draw:polygon>
        <draw:polygon draw:style-name="gr1" draw:text-style-name="P1" draw:layer="layout" svg:width="18.627cm" svg:height="0.018cm" svg:x="1.199cm" svg:y="3.23cm" svg:viewBox="0 0 18628 19" draw:points="0,0 18628,0 18628,19 0,19">
          <text:p/>
        </draw:polygon>
        <draw:polygon draw:style-name="gr1" draw:text-style-name="P1" draw:layer="layout" svg:width="18.627cm" svg:height="0.017cm" svg:x="1.199cm" svg:y="4.319cm" svg:viewBox="0 0 18628 18" draw:points="0,0 18628,0 18628,18 0,18">
          <text:p/>
        </draw:polygon>
        <draw:path draw:style-name="gr1" draw:text-style-name="P1" draw:layer="layout" svg:width="0.792cm" svg:height="0.288cm" svg:x="1.235cm" svg:y="0.384cm" svg:viewBox="0 0 793 289" svg:d="M91 237c0 6 1 12 3 16s6 7 10 9c5 1 12 3 20 3v19h-124v-19c9 0 15-2 20-3 4-2 8-5 10-9s3-10 3-16v-172c0-7-1-12-3-16-2-5-6-8-10-9-5-3-11-4-20-4v-20h91zM143 16c20 0 38 3 52 9 15 5 27 13 35 25 8 10 12 22 12 36 0 15-4 28-11 39-8 10-19 18-33 24-14 5-31 7-50 7h-75v-21h52c14 0 25-1 33-4s14-8 18-15 6-16 6-26c0-16-5-28-16-37-10-9-25-13-44-13h-49v-24zM130 150c10 0 18 1 25 2 7 2 13 5 18 8 5 4 9 9 14 15l45 67c3 5 7 10 11 13s8 5 13 7c5 1 11 2 18 3v19h-88l-61-107c-3-5-6-9-9-12-3-2-6-4-10-5s-9-2-15-2v-8zM373 289c-19 0-35-4-50-13-14-8-26-20-34-35-8-16-12-33-12-52 0-20 4-38 13-55s21-30 36-40 32-15 50-15 35 5 49 13c15 9 26 21 34 36 9 15 13 32 13 51 0 21-4 39-13 56s-21 30-36 40c-15 9-32 14-50 14zM377 269c9 0 16-3 22-9 5-6 10-15 13-26 3-12 5-26 5-44s-2-34-6-48c-4-13-9-23-16-31-6-8-14-12-23-12s-16 4-22 9c-6 6-10 15-14 27-3 11-4 26-4 43 0 18 2 34 6 48 3 13 8 24 15 32 7 7 15 11 24 11zM548 73l-58-30v-14l58-29h19zM567 248c0 4 0 7 2 9 1 2 4 4 7 6 3 1 8 2 14 2v19h-100v-19c6 0 11-1 14-2 3-2 6-4 7-6s2-5 2-9v-216l54-32zM793 233c-9 19-21 33-35 42s-32 14-51 14-37-4-52-13c-14-8-26-20-34-35s-12-32-12-51c0-21 4-39 13-56s21-30 36-40c16-10 33-15 51-15 16 0 30 4 43 11 12 6 21 16 28 28 7 13 10 27 10 44v13h-142v-20l98-2-6 9c0-13-2-25-5-34-2-9-6-16-11-20-5-5-12-7-19-7-9 0-17 3-24 9s-13 14-16 25c-4 11-6 24-6 39s3 28 7 39c6 11 13 20 23 25 9 6 20 9 34 9 10 0 21-2 31-6s18-11 27-20z">
          <text:p/>
        </draw:path>
        <draw:path draw:style-name="gr1" draw:text-style-name="P1" draw:layer="layout" svg:width="1.134cm" svg:height="0.288cm" svg:x="6.357cm" svg:y="0.384cm" svg:viewBox="0 0 1135 289" svg:d="M62 237c0 7 1 12 3 16s5 7 10 9c5 1 11 3 20 3v19h-95v-19c8 0 15-2 20-3 4-2 7-5 9-9 3-4 4-9 4-16v-172c0-7-1-13-4-16-2-5-5-8-9-9-5-3-12-4-20-4v-20h97l-35 39zM188 235l-11 50h-30l-90-217v-52h40zM168 235l90-219h9v52l-90 217h-30zM354 36c-9 0-16 1-21 4-4 1-8 4-10 9-2 3-3 9-3 16v172c0 7 1 12 3 16s6 7 10 9c5 1 12 3 21 3v19h-125v-19c9 0 16-2 20-3 5-2 8-5 10-9s4-9 4-16v-182l-5-39h96zM469 289c-18 0-35-4-49-13-15-8-26-20-34-35-9-16-13-33-13-52 0-20 5-38 14-55 8-17 20-30 35-40 16-10 33-15 51-15s34 5 49 13c14 9 26 21 34 36s13 32 13 51c0 21-5 39-14 56s-21 30-36 40c-15 9-31 14-50 14zM474 269c8 0 15-3 21-9s10-15 13-26c4-12 5-26 5-44s-2-34-6-48c-3-13-8-23-15-31s-14-12-23-12-17 4-22 9c-6 6-11 15-14 27-3 11-5 26-5 43 0 18 2 34 6 48 4 13 9 24 15 32 7 7 15 11 25 11zM770 73l-58-30v-14l58-29h19zM789 233c0 5 0 8 2 10 1 3 4 5 7 6s8 3 14 4v18l-59 17h-18v-255l54-33zM754 134c-8-11-15-18-23-23-7-5-16-7-25-7-12 0-22 3-30 10-9 6-16 15-20 27-5 12-7 26-7 42 0 15 2 28 6 39s10 19 18 25c8 5 17 8 27 8 7 0 14-1 21-4s13-8 19-13c6-6 11-12 16-20l4 14c-6 12-14 23-22 31-9 9-18 15-28 20-11 4-21 6-33 6-15 0-29-4-42-12s-23-20-31-34c-7-15-11-30-11-48 0-22 5-43 14-60 9-18 21-31 38-41 16-10 35-15 56-15 12 0 24 3 36 7 12 5 22 12 31 20zM1013 233c-9 19-21 33-35 42s-31 14-50 14c-20 0-37-4-52-13-14-8-26-20-34-35s-12-32-12-51c0-21 4-39 13-56s21-30 36-40c16-10 33-15 51-15 16 0 30 4 42 11 12 6 21 16 28 28 7 13 10 27 10 44v13h-141v-20l97-2-5 9c0-13-2-25-5-34-2-9-6-16-11-20-6-5-12-7-19-7-9 0-17 3-24 9s-13 14-16 25c-4 11-6 24-6 39s3 28 7 39c6 11 13 20 22 25 10 6 21 9 35 9 10 0 20-2 30-6 9-4 18-11 27-20zM1093 73l-59-30v-14l59-29h19zM1112 248c0 4 0 7 2 9 1 2 4 4 7 6 3 1 8 2 14 2v19h-101v-19c7 0 11-1 15-2 3-2 5-4 7-6 1-2 2-5 2-9v-216l54-32z">
          <text:p/>
        </draw:path>
        <draw:path draw:style-name="gr1" draw:text-style-name="P1" draw:layer="layout" svg:width="1.256cm" svg:height="0.377cm" svg:x="13.561cm" svg:y="0.384cm" svg:viewBox="0 0 1257 378" svg:d="M92 237c0 6 1 12 3 16s5 7 10 9c4 1 11 3 20 3v19h-125v-19c9 0 16-2 20-3 5-2 8-5 10-9s3-10 3-16v-173c0-7-1-12-3-16s-5-7-10-8c-4-3-11-4-20-4v-20h92zM214 92c-4-14-8-25-13-32s-11-12-19-16c-8-3-19-4-33-4h-76v-24h160v76zM137 138c6 0 11-1 15-3s7-6 9-11c3-5 5-12 6-22h20v96h-20c-1-9-3-17-6-22-2-5-5-9-9-11-4-3-9-4-15-4h-64v-23zM430 281c-6 3-11 4-17 5-5 1-11 2-16 2-14 0-25-4-32-11-8-7-11-18-11-31v-113c0-12-3-21-9-27-5-7-13-10-23-10-9 0-16 3-22 9-5 6-8 14-8 24v23h-38c-3-2-6-5-8-9s-3-9-3-14c0-9 3-18 10-26 7-7 17-13 29-18 12-4 25-7 40-7 18 0 33 3 45 8 13 6 22 14 29 25 7 10 10 23 10 38v95c0 4 1 7 2 10 2 2 4 4 7 5 4 2 8 3 15 4zM361 249c-9 14-19 24-31 30-12 7-25 10-39 10-11 0-20-2-28-6-8-5-14-11-18-19-5-7-7-16-7-26 0-14 4-26 13-36s22-17 40-23l77-22v18l-51 17c-10 3-17 7-21 13-4 5-6 12-6 21 0 6 1 10 3 15 3 4 6 8 10 10 5 3 10 4 15 4 8 0 16-2 23-6 8-5 14-10 20-18zM523 78l-19 62-59-23v-15l59-24zM445 265c7 0 11-1 15-2 3-2 5-4 7-6 1-2 2-5 2-9v-138l54-32v170c0 4 0 7 2 9 1 2 4 4 7 6 3 1 8 2 14 2v19h-101zM568 265c7 0 11-1 15-2 3-2 5-4 7-6 1-2 2-5 2-9v-102c0-10-3-18-8-23s-13-7-23-7c-6 0-12 1-19 3-6 3-13 6-19 10s-11 9-16 14v-16c7-9 14-18 23-25s19-13 28-17c10-5 20-7 29-7 19 0 33 5 43 16 10 9 15 24 15 43v111c0 4 1 7 2 9 2 2 4 4 7 6 4 1 9 2 15 2v19h-101zM691 265c6 0 11-1 15-2 3-2 5-4 7-6 1-2 2-5 2-9v-102c0-10-3-18-8-23s-13-7-23-7c-6 0-13 1-19 3-7 3-13 6-19 10s-11 9-16 14v-16c7-9 14-18 23-25s18-13 28-17c10-5 20-7 29-7 19 0 33 5 43 16 10 9 15 24 15 43v111c0 4 1 7 2 9s4 4 7 6c4 1 9 2 15 2v19h-101zM828 33c0-6 1-12 4-17s7-9 12-12 10-4 17-4c6 0 13 1 18 4s9 7 12 12 4 11 4 17c0 7-1 12-4 18-3 4-7 8-12 11s-12 5-18 5c-7 0-12-2-17-5s-9-7-12-12-4-11-4-17zM871 140l-59-23v-15l59-24h19zM890 248c0 3 1 7 3 9 1 2 4 4 7 6 3 1 8 2 14 2v19h-102v-19c6 0 11-1 15-2 3-2 5-4 7-6 1-2 2-5 2-9v-138l54-32zM991 72l-59-29v-14l59-29h18zM1009 248c0 4 1 7 2 9 2 2 4 4 7 6 4 1 8 2 14 2v19h-100v-19c6 0 11-1 14-2 4-2 6-4 7-6 2-2 3-5 3-9v-216l53-32zM1149 102c-9 1-15 2-19 4s-6 5-6 8 1 8 3 14l45 108h-11l41-108c3-6 4-10 4-13-1-4-3-7-6-9-4-2-10-3-18-4v-19h75v19c-7 1-12 3-15 5s-5 6-8 11l-71 169h-22l-77-169c-2-5-5-8-8-11-3-2-8-4-15-5v-19h108zM1068 327c13 0 24-1 33-5 9-3 16-8 23-15 6-6 12-16 17-28l22 8c-8 20-16 37-23 50-8 13-17 23-26 30-10 7-21 11-33 11-6 0-12-1-17-3-6-3-10-5-13-8v-40z">
          <text:p/>
        </draw:path>
        <draw:path draw:style-name="gr1" draw:text-style-name="P1" draw:layer="layout" svg:width="1.542cm" svg:height="0.288cm" svg:x="15.366cm" svg:y="0.384cm" svg:viewBox="0 0 1543 289" svg:d="M92 237c0 6 0 12 2 16 3 4 6 7 10 9 5 1 12 3 21 3v19h-125v-19c9 0 16-2 20-3 5-2 8-5 10-9s3-10 3-16v-172c0-7-1-12-3-16-2-5-5-8-10-9-4-3-11-4-20-4v-20h92zM132 16c22 0 40 3 55 9s27 14 35 25c9 11 13 24 13 38 0 16-4 29-12 40-7 11-19 20-33 26-15 5-32 8-52 8h-65v-23h42c15 0 26-1 35-5 8-3 15-8 19-15s6-16 6-28c0-16-5-28-16-37-11-10-27-14-48-14h-38v-24zM309 141l-59-23v-15l59-24h18zM327 247c0 4 0 7 2 10 2 2 4 4 8 5 4 2 10 3 17 3v19h-104v-19c6 0 11-1 14-2 3-2 6-4 7-6s2-5 2-9v-137l54-32zM320 149c7-15 14-27 21-37 6-10 12-18 18-24 7-6 13-9 20-9 2 0 5 1 8 2 2 1 4 2 6 4v48h-11c-9 0-18 1-26 3-7 2-13 6-19 10-5 5-11 11-17 19zM502 289c-18 0-35-4-49-13-14-8-26-20-34-35-8-16-12-33-12-52 0-20 4-38 13-55s20-30 36-40c15-10 32-15 50-15s34 5 49 13c14 9 26 21 34 36s13 32 13 51c0 21-5 39-14 56-8 17-20 30-35 40-16 9-32 14-51 14zM507 269c8 0 15-3 21-9s11-15 14-26c3-12 5-26 5-44s-3-34-7-48c-3-13-8-23-15-31s-14-12-23-12-16 4-22 9c-6 6-11 15-14 27-3 11-4 26-4 43 0 18 1 34 5 48 4 13 9 24 16 32 6 7 15 11 24 11zM718 103c-8 1-14 2-18 4s-6 4-7 7c0 4 1 8 4 14l39 102h-7l41-102c2-6 3-10 3-14-1-3-3-5-7-7s-9-3-17-4v-19h76v19c-5 1-9 2-13 3-2 1-4 3-6 5-2 1-3 4-5 7l-73 169h-18l-78-168c-1-4-3-7-5-8-1-2-3-4-6-5s-7-2-11-3v-19h108zM856 33c0-6 1-12 4-17s7-9 12-12 11-4 17-4 12 1 17 4 9 7 12 12 5 11 5 17c0 7-2 12-5 19-3 4-7 8-12 11s-11 5-17 5-12-2-17-5-9-7-12-12c-3-6-4-12-4-18zM899 141l-58-23v-15l58-24h19zM918 248c0 3 0 7 2 9 1 2 4 4 7 6 3 1 8 2 14 2v19h-100v-19c6 0 11-1 14-2 3-2 5-4 7-6 1-2 2-5 2-9v-137l54-32zM1136 73l-58-30v-14l58-29h18zM1154 233c0 5 1 8 2 10 2 3 4 5 8 6 3 1 8 3 13 4v18l-58 17h-18v-255l53-33zM1120 134c-8-11-16-18-23-23s-16-7-25-7c-12 0-22 3-31 10-8 6-15 15-20 27-4 12-6 26-6 42 0 15 2 28 6 39s10 19 18 25c7 5 16 8 27 8 7 0 14-1 20-4 7-3 14-8 20-13 6-6 11-12 15-20l5 14c-6 12-14 23-22 31-9 9-18 15-29 20-10 4-21 6-32 6-15 0-30-4-43-12-12-8-23-20-30-34-7-15-11-30-11-48 0-22 5-43 13-60 9-18 22-31 38-41 17-10 35-15 57-15 12 0 24 3 36 7 12 5 22 12 30 20zM1378 233c-9 19-20 33-34 42-15 9-31 14-51 14-19 0-36-4-51-13-15-8-26-20-35-35-8-15-12-32-12-51 0-21 5-39 13-56 9-17 21-30 37-40 15-10 32-15 51-15 16 0 30 4 41 11 13 6 22 16 29 28 6 13 10 27 10 44v13h-142v-20l98-2-6 9c0-13-1-25-4-34s-6-16-12-20c-5-5-11-7-18-7-10 0-18 3-25 9s-12 14-16 25c-3 11-5 24-5 39s2 28 7 39 13 20 22 25c10 6 21 9 34 9 11 0 21-2 31-6 9-4 18-11 27-20zM1458 141l-59-23v-15l59-24h18zM1476 247c0 4 1 7 3 10 1 2 4 4 8 5 4 2 9 3 16 3v19h-104v-19c6 0 11-1 15-2 3-2 5-4 7-6 1-2 2-5 2-9v-137l53-32zM1469 149c8-15 15-27 21-37s13-18 19-24c7-6 13-9 19-9 3 0 6 1 9 2 2 1 4 2 6 4v48h-11c-10 0-18 1-26 3-7 2-13 6-19 10-6 5-11 11-18 19z">
          <text:p/>
        </draw:path>
        <draw:path draw:style-name="gr1" draw:text-style-name="P1" draw:layer="layout" svg:width="4.816cm" svg:height="0.565cm" svg:x="6.347cm" svg:y="1.323cm" svg:viewBox="0 0 4817 566" svg:d="M170 0h4477c94 0 170 76 170 171v225c0 94-76 170-170 170h-4477c-94 0-170-76-170-170v-225c0-95 76-171 170-171zM4647 18h-4477c-84 0-152 68-152 153v225c0 84 68 152 152 152h4477c84 0 152-68 152-152v-225c0-85-68-153-152-153z">
          <text:p/>
        </draw:path>
        <draw:frame draw:style-name="gr3" draw:text-style-name="P4" draw:layer="layout" svg:width="4.527cm" svg:height="0.501cm" svg:x="1.226cm" svg:y="1.342cm">
          <draw:text-box>
            <text:p text:style-name="P2"><text:span text:style-name="T3">Orchestra</text:span><text:span text:style-name="T3">tor/</text:span><text:span text:style-name="T3">Interrogat</text:span><text:span text:style-name="T3">or</text:span></text:p>
          </draw:text-box>
        </draw:frame>
        <draw:frame draw:style-name="gr4" draw:text-style-name="P5" draw:layer="layout" svg:width="4.032cm" svg:height="0.517cm" svg:x="6.471cm" svg:y="1.331cm">
          <draw:text-box>
            <text:p text:style-name="P2"><text:span text:style-name="T4">google/</text:span><text:span text:style-name="T4">gemma-3-</text:span><text:span text:style-name="T4">4b-it</text:span></text:p>
          </draw:text-box>
        </draw:frame>
        <draw:frame draw:style-name="gr3" draw:text-style-name="P4" draw:layer="layout" svg:width="1.242cm" svg:height="0.501cm" svg:x="13.552cm" svg:y="1.342cm">
          <draw:text-box>
            <text:p text:style-name="P2"><text:span text:style-name="T3">Google</text:span></text:p>
          </draw:text-box>
        </draw:frame>
        <draw:frame draw:style-name="gr3" draw:text-style-name="P4" draw:layer="layout" svg:width="3.545cm" svg:height="0.501cm" svg:x="15.357cm" svg:y="1.342cm">
          <draw:text-box>
            <text:p text:style-name="P2"><text:span text:style-name="T3">NVIDIA AI </text:span><text:span text:style-name="T3">Endpoints</text:span></text:p>
          </draw:text-box>
        </draw:frame>
        <draw:path draw:style-name="gr1" draw:text-style-name="P1" draw:layer="layout" svg:width="6.415cm" svg:height="0.564cm" svg:x="6.347cm" svg:y="2.412cm" svg:viewBox="0 0 6416 565" svg:d="M170 0h6076c94 0 170 76 170 170v226c0 94-76 169-170 169h-6076c-94 0-170-75-170-169v-226c0-94 76-170 170-170zM6246 18h-6076c-84 0-152 68-152 152v226c0 84 68 152 152 152h6076c84 0 152-68 152-152v-226c0-84-68-152-152-152z">
          <text:p/>
        </draw:path>
        <draw:frame draw:style-name="gr3" draw:text-style-name="P4" draw:layer="layout" svg:width="3.643cm" svg:height="0.501cm" svg:x="1.226cm" svg:y="2.431cm">
          <draw:text-box>
            <text:p text:style-name="P2"><text:span text:style-name="T3">Agent </text:span><text:span text:style-name="T3">(Experime</text:span><text:span text:style-name="T3">ntal)</text:span></text:p>
          </draw:text-box>
        </draw:frame>
        <draw:frame draw:style-name="gr4" draw:text-style-name="P5" draw:layer="layout" svg:width="4.989cm" svg:height="0.517cm" svg:x="6.471cm" svg:y="2.42cm">
          <draw:text-box>
            <text:p text:style-name="P2"><text:span text:style-name="T4">meta/</text:span><text:span text:style-name="T4">llama-3.3-</text:span><text:span text:style-name="T4">70b-</text:span><text:span text:style-name="T4">instruct</text:span></text:p>
          </draw:text-box>
        </draw:frame>
        <draw:frame draw:style-name="gr3" draw:text-style-name="P4" draw:layer="layout" svg:width="0.883cm" svg:height="0.501cm" svg:x="13.552cm" svg:y="2.431cm">
          <draw:text-box>
            <text:p text:style-name="P2"><text:span text:style-name="T3">Meta</text:span></text:p>
          </draw:text-box>
        </draw:frame>
        <draw:frame draw:style-name="gr3" draw:text-style-name="P4" draw:layer="layout" svg:width="3.071cm" svg:height="0.501cm" svg:x="15.357cm" svg:y="2.431cm">
          <draw:text-box>
            <text:p text:style-name="P2"><text:span text:style-name="T3">OpenRout</text:span><text:span text:style-name="T3">er�API</text:span></text:p>
          </draw:text-box>
        </draw:frame>
        <draw:path draw:style-name="gr1" draw:text-style-name="P1" draw:layer="layout" svg:width="5.273cm" svg:height="0.564cm" svg:x="6.347cm" svg:y="3.501cm" svg:viewBox="0 0 5274 565" svg:d="M170 0h4934c94 0 170 76 170 170v226c0 93-76 169-170 169h-4934c-94 0-170-76-170-169v-226c0-94 76-170 170-170zM5104 17h-4934c-84 0-152 68-152 153v226c0 84 68 152 152 152h4934c84 0 152-68 152-152v-226c0-85-68-153-152-153z">
          <text:p/>
        </draw:path>
        <draw:frame draw:style-name="gr3" draw:text-style-name="P4" draw:layer="layout" svg:width="3.545cm" svg:height="0.501cm" svg:x="1.226cm" svg:y="3.52cm">
          <draw:text-box>
            <text:p text:style-name="P2"><text:span text:style-name="T3">Judge </text:span><text:span text:style-name="T3">(Double-</text:span><text:span text:style-name="T3">blind)</text:span></text:p>
          </draw:text-box>
        </draw:frame>
        <draw:frame draw:style-name="gr4" draw:text-style-name="P5" draw:layer="layout" svg:width="4.1cm" svg:height="0.517cm" svg:x="6.471cm" svg:y="3.509cm">
          <draw:text-box>
            <text:p text:style-name="P2"><text:span text:style-name="T4">mistralai/</text:span><text:span text:style-name="T4">mistral-</text:span><text:span text:style-name="T4">nemo</text:span></text:p>
          </draw:text-box>
        </draw:frame>
        <draw:frame draw:style-name="gr3" draw:text-style-name="P4" draw:layer="layout" svg:width="1.192cm" svg:height="0.501cm" svg:x="13.552cm" svg:y="3.52cm">
          <draw:text-box>
            <text:p text:style-name="P2"><text:span text:style-name="T3">Mistral</text:span></text:p>
          </draw:text-box>
        </draw:frame>
        <draw:path draw:style-name="gr1" draw:text-style-name="P1" draw:layer="layout" svg:width="5.947cm" svg:height="0.431cm" svg:x="0.998cm" svg:y="5.441cm" svg:viewBox="0 0 5948 432" svg:d="M202 77c7-8 11-14 12-19s-1-9-6-12c-5-2-13-4-25-5v-22h128v22c-8 1-15 2-21 4-5 1-10 3-15 6-4 3-9 8-15 13l-113 103h-34zM263 272c5 7 10 12 14 16 5 5 10 8 16 10 6 3 13 4 22 4v22h-99l-103-157 54-35zM0 302c10 0 17-1 23-4 5-2 9-5 11-10 3-4 4-10 4-18v-197c0-7-1-13-4-18-2-4-6-7-11-9-6-2-13-4-23-5v-22h143v22c-10 1-18 3-24 5-5 2-9 5-11 9-2 5-4 11-4 18v197c0 8 2 14 4 18 2 5 6 8 11 10 6 3 14 4 24 4v22h-143zM524 266c-10 21-23 37-40 48-16 10-35 16-57 16s-41-5-58-15c-17-9-31-22-40-40-9-17-14-37-14-59 0-23 5-45 15-64s24-34 42-46c17-11 37-16 58-16 18 0 34 4 48 12s24 19 32 33c7 14 11 30 11 49v16h-161v-23l112-3-7 11c0-16-2-28-5-39-3-10-8-18-14-24-6-5-13-8-21-8-11 0-20 4-28 11s-14 16-18 29c-4 12-7 27-7 44 0 18 3 33 9 45 6 13 14 22 25 29 11 6 24 10 39 10 13 0 24-3 35-7 11-5 21-13 31-22zM662 117c-9 1-16 3-21 5-4 2-7 5-7 9s1 9 4 16l50 123h-12l47-123c3-7 5-12 4-16 0-4-2-7-6-9s-11-4-21-5v-22h86v22c-8 1-14 4-17 6-4 2-7 6-9 12l-82 192h-25l-88-192c-2-5-5-9-9-12-3-2-9-5-17-6v-22h123zM570 373c15 0 28-2 38-5 10-4 18-9 25-17s14-19 20-33l25 9c-9 23-18 43-27 59-9 15-18 26-29 34s-23 12-37 12c-7 0-14-1-20-4-7-2-12-5-15-9v-46zM970 90l-21 71-67-28v-16l67-27zM882 303c7-1 12-2 16-4 4-1 7-3 8-6 2-2 3-6 3-10v-157l61-36v193c0 4 0 8 2 10 2 3 4 5 8 6 4 2 10 3 17 4v21h-115zM1023 303c6-1 12-2 16-4 3-1 6-3 8-6 2-2 3-6 3-10v-116c0-11-3-20-9-26s-15-9-27-9c-7 0-14 2-22 5-7 2-14 6-21 11s-13 10-18 16v-18c7-11 16-20 26-29 10-8 21-15 32-20s22-7 33-7c21 0 38 6 49 17s17 28 17 50v126c0 4 1 8 2 10 2 3 5 5 9 6 4 2 9 3 16 4v21h-114zM1163 303c7-1 12-2 16-4 4-1 7-3 8-6 2-2 3-6 3-10v-116c0-11-3-20-9-26s-15-9-27-9c-6 0-14 2-21 5-8 2-15 6-22 11s-13 10-18 16v-18c7-11 16-20 26-29 10-8 21-15 33-20 11-5 22-7 32-7 22 0 38 6 49 17s17 28 17 50v126c0 4 1 8 3 10 2 3 4 5 8 6 4 2 10 3 17 4v21h-115zM1507 266c-10 21-24 37-40 48-16 10-35 16-57 16s-42-5-59-15c-17-9-30-22-40-40-9-17-13-37-13-59 0-23 5-45 14-64 11-19 25-34 42-46 18-11 37-16 59-16 18 0 34 4 47 12 14 8 25 19 32 33 8 14 12 30 12 49v16h-162v-23l112-3-6 11c0-16-2-28-5-39-3-10-8-18-14-24-6-5-13-8-22-8-10 0-19 4-27 11s-14 16-18 29c-5 12-7 27-7 44 0 18 3 33 9 45 6 13 14 22 25 29 11 6 24 10 39 10 12 0 24-3 34-7 11-5 22-13 31-22zM1529 108c11-4 21-9 28-13 8-5 14-11 19-18 6-7 11-16 16-27h27v83h-90zM1619 264c0 7 2 14 6 18 4 5 11 9 19 12 9 3 20 4 34 5v21c-9 3-18 5-27 7-8 2-17 3-25 3-21 0-38-6-50-17-11-11-17-26-17-47v-151h60zM1673 133h-77v-38h77zM1769 82l-68-32v-16l68-33h20zM1789 283c0 4 1 8 2 10 2 3 5 5 8 6 4 2 10 3 17 4v21h-115v-21c7-1 13-2 16-4 4-1 7-3 9-6 1-2 2-6 2-10v-246l61-36zM1773 148c7-11 16-21 26-30 11-9 22-16 34-20 11-5 22-8 33-8 22 0 38 6 50 18 11 11 17 28 17 50v125c0 4 1 8 3 10 1 3 4 5 8 6 4 2 9 3 16 4v21h-114v-21c7-1 12-2 16-4 4-1 7-3 8-6 2-2 3-6 3-10v-114c0-12-3-21-10-27-6-6-14-10-27-10-7 0-14 2-22 5-7 3-15 7-22 12s-13 10-19 17zM2090 330c-21 0-40-5-57-15-16-10-29-23-39-40-9-18-13-38-13-60 0-23 5-44 14-63 11-19 24-34 42-45 17-11 36-17 57-17s40 5 56 15c17 10 30 24 39 41 9 18 14 37 14 59s-5 43-15 62c-10 20-24 35-41 46s-36 17-57 17zM2095 307c10 0 18-4 25-10 7-7 12-17 15-30 3-14 5-30 5-50 0-21-2-39-7-54-4-16-10-28-17-37-8-8-17-13-27-13s-18 4-25 11c-7 6-12 16-16 29-3 14-5 30-5 50 0 21 2 39 6 55 5 15 11 27 19 36 8 8 17 13 27 13zM2434 82l-67-32v-16l67-33h21zM2455 266c0 5 0 8 2 11s4 6 8 8c4 1 10 2 17 3v21l-68 20h-20v-290l61-38zM2415 152c-9-12-18-21-26-26s-18-8-29-8c-13 0-24 4-34 12-10 7-17 18-23 31-5 14-8 30-8 47 0 18 3 33 7 45 5 12 11 22 20 28 9 7 20 10 32 10 8 0 16-2 23-5 8-3 16-8 23-14 6-7 12-14 17-23l5 15c-7 14-15 27-25 37-10 9-20 16-32 22-12 4-24 7-37 7-18 0-35-5-49-14-15-10-26-23-34-39-9-17-13-35-13-55 0-25 5-48 15-68 11-20 25-36 43-47 19-11 41-17 65-17 14 0 28 3 41 8 14 5 25 13 35 22zM2611 330c-21 0-40-5-57-15s-30-23-39-40c-10-18-14-38-14-60 0-23 5-44 15-63s24-34 41-45 36-17 57-17 40 5 57 15c16 10 29 24 38 41 10 18 15 37 15 59s-6 43-16 62c-10 20-23 35-41 46-17 11-36 17-56 17zM2615 307c10 0 19-4 25-10 7-7 12-17 15-30 4-14 5-30 5-50 0-21-2-39-6-54-5-16-10-28-18-37-7-8-16-13-26-13s-19 4-26 11c-6 6-12 16-15 29-4 14-5 30-5 50 0 21 2 39 6 55 4 15 10 27 18 36 8 8 17 13 27 13zM2811 82l-67-32v-16l67-33h21zM2832 283c0 4 0 8 2 10 2 3 4 5 8 6 4 2 9 3 17 4v21h-115v-21c7-1 12-2 16-4 4-1 7-3 8-6 2-2 3-6 3-10v-246l61-36zM2989 330c-21 0-40-5-56-15-17-10-30-23-39-40-10-18-14-38-14-60 0-23 5-44 15-63s24-34 41-45 36-17 57-17 40 5 57 15c16 10 29 24 38 41 10 18 14 37 14 59s-5 43-15 62c-10 20-24 35-41 46s-36 17-57 17zM2994 307c10 0 19-4 25-10 7-7 12-17 15-30 3-14 5-30 5-50 0-21-2-39-7-54-4-16-9-28-17-37-8-8-16-13-27-13-10 0-18 4-25 11-7 6-12 16-15 29-4 14-5 30-5 50 0 21 2 39 6 55 4 15 10 27 18 36 8 8 17 13 27 13zM3288 113c11-5 20-8 27-10 6-3 12-5 16-6s9-2 13-2h13v38h-69zM3233 90c19 0 35 3 50 10 14 6 25 16 33 28s12 25 12 40-4 29-13 43c-8 13-20 23-35 31-15 7-32 11-49 11-19 0-36-4-50-10-14-7-25-16-34-28-8-12-12-25-12-40 0-16 5-30 14-43 8-13 20-23 35-30 15-8 31-12 49-12zM3230 111c-12 0-21 5-28 15-6 9-9 23-9 41 0 13 1 24 5 33 3 10 8 17 15 23 6 5 13 8 21 8 12 0 21-5 27-14 6-10 9-24 9-42 0-12-1-23-5-33-3-9-8-17-14-22-6-6-13-9-21-9zM3197 335c-13 0-23 3-31 9-7 7-11 15-11 25 0 8 3 16 8 22s12 10 22 13c9 3 21 5 34 5h15c14 0 27-2 38-6 11-3 20-8 26-15s9-15 9-23c0-9-3-16-9-20-6-5-15-8-26-8h-102v-10c-12 0-23-4-30-12-8-7-12-18-12-30 0-10 3-19 8-26 5-8 12-15 21-19 10-5 21-8 34-9l6 15c-10 0-17 2-22 6-5 3-8 8-8 14s2 11 5 14c4 3 9 4 16 4h97c14 0 27 3 38 8 10 5 19 12 25 22 5 9 8 21 8 34 0 15-5 28-16 41s-25 22-44 29c-19 8-40 11-62 11h-15c-21 0-39-2-56-7-15-4-28-11-37-19s-14-17-14-29c0-9 3-18 10-26 6-8 15-14 25-19 12-5 23-8 36-8h21v14zM3392 38c0-7 2-13 5-19 3-5 8-10 14-13 6-4 12-6 20-6 7 0 13 2 19 6 6 3 10 8 14 13 3 6 5 12 5 20 0 7-2 13-5 19-4 6-8 10-14 14-6 3-13 5-20 5s-13-2-19-5c-6-4-11-8-14-14s-5-12-5-20zM3442 161l-67-28v-16l67-27h21zM3463 283c0 4 0 8 2 10 2 3 4 4 8 6 4 1 10 3 17 4v21h-115v-21c7-1 12-3 16-4 4-2 7-3 8-6 2-2 3-6 3-10v-157l61-36zM3714 266c-8 20-21 36-37 47s-35 17-57 17c-21 0-40-5-56-15-17-10-30-23-39-40-10-18-14-37-14-59 0-24 5-46 15-65s24-34 42-45c17-11 37-16 59-16 16 0 30 3 43 8 12 5 22 12 29 21 8 9 11 19 11 30 0 5-1 11-4 15-3 5-6 8-11 11h-39v-12c0-16-3-28-9-36-6-9-15-13-27-13-10 0-19 4-27 10-8 7-14 16-18 28s-6 27-6 43c0 17 3 32 8 45 6 13 15 23 25 31 11 7 23 10 38 10 11 0 22-2 32-7s19-12 28-21zM3955 321c-6 3-12 4-18 5-7 2-13 3-19 3-16 0-29-5-38-12-8-9-12-21-12-37v-128c0-13-3-24-9-31s-15-10-27-10c-10 0-19 3-25 10-6 6-9 16-9 27v27h-43c-4-3-8-6-10-11s-4-11-4-16c0-11 4-21 13-29 8-9 18-16 32-21s29-8 46-8c20 0 37 3 52 9 14 7 25 16 33 28 7 12 11 27 11 43v108c0 5 1 9 2 11 2 3 5 5 9 7 3 2 9 3 16 3zM3877 284c-10 15-22 27-36 35-13 7-28 11-44 11-12 0-23-3-32-7-10-6-17-13-22-21-5-9-8-19-8-30 0-17 5-30 16-42 10-11 25-19 46-25l87-25v21l-57 17c-12 4-20 9-25 15-5 7-7 15-7 25 0 6 1 12 4 17 3 4 7 8 12 11s11 5 17 5c9 0 17-3 26-8 9-4 16-11 23-19zM4041 82l-68-32v-16l68-33h20zM4061 283c0 4 1 8 2 10 2 3 5 5 8 6 4 2 10 3 17 4v21h-115v-21c7-1 13-2 16-4 4-1 7-3 9-6 1-2 2-6 2-10v-246l61-36zM4391 266c-8 20-21 36-37 47s-35 17-57 17c-21 0-40-5-56-15-17-10-30-23-40-40-9-18-13-37-13-59 0-24 5-46 15-65s24-34 41-45c18-11 38-16 60-16 16 0 30 3 42 8 13 5 23 12 30 21s11 19 11 30c0 5-1 11-4 15-3 5-7 8-11 11h-39v-12c0-16-3-28-9-36-7-9-15-13-27-13-10 0-20 4-27 10-8 7-14 16-18 28-5 12-6 27-6 43 0 17 2 32 8 45s14 23 25 31c11 7 23 10 38 10 11 0 22-2 32-7s19-12 28-21zM4521 330c-21 0-40-5-56-15-17-10-30-23-39-40-10-18-14-38-14-60 0-23 5-44 15-63s24-34 41-45 36-17 57-17 40 5 57 15c16 10 29 24 38 41 10 18 14 37 14 59s-5 43-15 62c-10 20-24 35-41 46s-36 17-57 17zM4526 307c10 0 19-4 25-10 7-7 12-17 15-30 3-14 5-30 5-50 0-21-2-39-7-54-4-16-10-28-17-37-8-8-17-13-27-13s-18 4-25 11c-7 6-12 16-15 29-4 14-5 30-5 50 0 21 1 39 6 55 4 15 10 27 18 36 8 8 17 13 27 13zM4744 90l-20 71-68-28v-16l68-27zM4656 303c7-1 13-2 16-4 4-1 7-3 9-6 2-2 2-6 2-10v-157l61-36v193c0 4 1 8 2 10 2 3 5 5 9 6 4 2 9 3 16 4v21h-115zM4801 303c7-1 12-2 16-4 4-1 7-3 8-6 2-2 3-6 3-10v-114c0-12-3-21-9-27s-15-10-27-10c-8 0-15 2-23 5-7 3-15 7-22 12s-13 10-19 17v-18c7-11 16-21 27-30 10-9 21-16 33-20 11-5 22-8 33-8 22 0 38 6 50 18 12 11 18 28 18 50v125c0 4 0 8 2 10 2 3 4 5 8 6 4 2 9 3 17 4v21h-115zM4924 108c12-4 21-9 29-13 7-5 14-11 19-18 6-7 11-16 15-27h27v83h-90zM5014 264c0 7 2 14 7 18 4 5 10 9 19 12s20 4 33 5v21c-8 3-17 5-26 7s-17 3-25 3c-22 0-38-6-50-17s-18-26-18-47v-151h60zM5068 133h-76v-38h76zM5164 161l-67-28v-16l67-27h21zM5185 281c0 5 0 9 2 12 3 2 6 5 10 6 5 2 11 3 19 4v21h-119v-21c7-1 12-2 16-4 4-1 7-3 8-6 2-2 3-6 3-10v-157l61-36zM5177 170c9-17 17-32 24-43s14-20 22-27c7-6 14-10 22-10 3 0 6 0 9 2 2 1 5 2 7 4v55h-12c-12 0-22 1-30 4-8 2-15 6-22 12-6 5-13 12-20 21zM5386 330c-21 0-40-5-57-15-16-10-29-23-39-40-9-18-14-38-14-60 0-23 5-44 15-63 11-19 24-34 42-45 17-11 36-17 56-17 22 0 41 5 57 15 17 10 30 24 39 41 9 18 14 37 14 59s-5 43-15 62c-10 20-24 35-41 46s-36 17-57 17zM5391 307c10 0 18-4 25-10 6-7 11-17 15-30 3-14 5-30 5-50 0-21-2-39-7-54-4-16-10-28-18-37-7-8-16-13-26-13s-18 4-25 11c-7 6-12 16-16 29-3 14-5 30-5 50 0 21 2 39 6 55 5 15 11 27 19 36 8 8 17 13 27 13zM5587 82l-68-32v-16l68-33h20zM5607 283c0 4 1 8 2 10 2 3 5 5 9 6 3 2 9 3 16 4v21h-115v-21c7-1 13-2 16-4 4-1 7-3 9-6 1-2 2-6 2-10v-246l61-36zM5685 248c5 19 13 34 23 44 10 9 22 14 36 14 9 0 16-1 23-4 6-3 11-7 15-11 4-6 6-11 6-18 0-6-2-11-5-15-2-5-7-9-13-12s-14-6-25-9c-4-1-7-2-11-3-18-4-33-9-44-16-11-6-19-13-25-22-5-9-8-20-8-33 0-14 4-27 12-38s18-19 32-26c14-6 30-9 47-9s31 2 45 5c13 4 25 9 35 16v53h-27c-4-16-11-29-20-37-9-9-20-13-34-13-7 0-14 1-20 4-5 2-9 5-12 10-3 4-5 9-5 15s2 11 5 15 7 8 14 11 16 6 28 9c21 5 37 10 49 16s21 14 27 24c5 9 8 21 8 35 0 15-4 29-12 40-8 12-19 21-34 27-14 7-32 10-52 10-16 0-32-2-47-6-15-5-28-11-39-19v-57zM5869 146c0-7 2-13 5-19 4-6 9-11 15-14 6-4 12-6 20-6 6 0 13 2 19 6 6 3 11 8 14 14 4 6 6 12 6 20 0 7-2 13-6 19-3 6-8 11-14 14-6 4-13 5-19 5-8 0-14-1-20-5-6-3-11-8-15-14-3-6-5-13-5-20zM5869 288c0-6 2-13 5-19 4-6 9-11 15-14 6-4 12-6 20-6 6 0 13 2 19 6 6 3 11 8 14 14 4 6 6 13 6 19 0 7-2 14-6 20-3 6-8 11-14 15-6 3-13 5-19 5-8 0-14-2-20-5-6-4-11-9-15-15-3-6-5-13-5-20z">
          <text:p/>
        </draw:path>
        <draw:frame draw:style-name="gr3" draw:text-style-name="P4" draw:layer="layout" svg:width="3.071cm" svg:height="0.501cm" svg:x="15.357cm" svg:y="3.52cm">
          <draw:text-box>
            <text:p text:style-name="P2"><text:span text:style-name="T3">OpenRout</text:span><text:span text:style-name="T3">er�API</text:span></text:p>
          </draw:text-box>
        </draw:frame>
        <draw:frame draw:style-name="gr2" draw:text-style-name="P3" draw:layer="layout" svg:width="14.95cm" svg:height="0.577cm" svg:x="1.428cm" svg:y="6.306cm">
          <draw:text-box>
            <text:p text:style-name="P2"><text:span text:style-name="T5">• </text:span><text:span text:style-name="T1"><text:s/></text:span><text:span text:style-name="T1">Sequenti</text:span><text:span text:style-name="T1">al </text:span><text:span text:style-name="T1">indepen</text:span><text:span text:style-name="T1">dent </text:span><text:span text:style-name="T1">judge </text:span><text:span text:style-name="T1">evaluati</text:span><text:span text:style-name="T1">on </text:span><text:span text:style-name="T1">(separat</text:span><text:span text:style-name="T1">e API call </text:span><text:span text:style-name="T1">per </text:span><text:span text:style-name="T1">respons</text:span><text:span text:style-name="T1">e)</text:span></text:p>
          </draw:text-box>
        </draw:frame>
        <draw:frame draw:style-name="gr2" draw:text-style-name="P3" draw:layer="layout" svg:width="15.505cm" svg:height="0.577cm" svg:x="1.428cm" svg:y="7.119cm">
          <draw:text-box>
            <text:p text:style-name="P2"><text:span text:style-name="T5">• </text:span><text:span text:style-name="T1"><text:s/></text:span><text:span text:style-name="T1">Random </text:span><text:span text:style-name="T1">A/B </text:span><text:span text:style-name="T1">blind </text:span><text:span text:style-name="T1">rotation </text:span><text:span text:style-name="T1">— judge </text:span><text:span text:style-name="T1">never </text:span><text:span text:style-name="T1">identiﬁe</text:span><text:span text:style-name="T1">s </text:span><text:span text:style-name="T1">Experim</text:span><text:span text:style-name="T1">ental vs </text:span><text:span text:style-name="T1">Control</text:span></text:p>
          </draw:text-box>
        </draw:frame>
        <draw:frame draw:style-name="gr2" draw:text-style-name="P3" draw:layer="layout" svg:width="14.84cm" svg:height="0.577cm" svg:x="1.428cm" svg:y="7.933cm">
          <draw:text-box>
            <text:p text:style-name="P2"><text:span text:style-name="T5">• </text:span><text:span text:style-name="T1"><text:s/></text:span><text:span text:style-name="T1">300-</text:span><text:span text:style-name="T1">token </text:span><text:span text:style-name="T1">limit on </text:span><text:span text:style-name="T1">both </text:span><text:span text:style-name="T1">agents </text:span><text:span text:style-name="T1">with </text:span><text:span text:style-name="T1">identical </text:span><text:span text:style-name="T1">system </text:span><text:span text:style-name="T1">prompt </text:span><text:span text:style-name="T1">instructi</text:span><text:span text:style-name="T1">ons</text:span></text:p>
          </draw:text-box>
        </draw:frame>
        <draw:frame draw:style-name="gr2" draw:text-style-name="P3" draw:layer="layout" svg:width="17.681cm" svg:height="0.577cm" svg:x="1.428cm" svg:y="8.746cm">
          <draw:text-box>
            <text:p text:style-name="P2"><text:span text:style-name="T5">• </text:span><text:span text:style-name="T1"><text:s/></text:span><text:span text:style-name="T1">Python </text:span><text:span text:style-name="T1">regex </text:span><text:span text:style-name="T1">scrubbin</text:span><text:span text:style-name="T1">g of </text:span><text:span text:style-name="T1">emotion</text:span><text:span text:style-name="T1">al self-</text:span><text:span text:style-name="T1">referenc</text:span><text:span text:style-name="T1">es </text:span><text:span text:style-name="T1">before </text:span><text:span text:style-name="T1">judge </text:span><text:span text:style-name="T1">evaluati</text:span><text:span text:style-name="T1">on (e.g., </text:span><text:span text:style-name="T1">"me</text:span></text:p>
          </draw:text-box>
        </draw:frame>
        <draw:frame draw:style-name="gr2" draw:text-style-name="P3" draw:layer="layout" svg:width="4.985cm" svg:height="0.577cm" svg:x="2.046cm" svg:y="9.444cm">
          <draw:text-box>
            <text:p text:style-name="P2"><text:span text:style-name="T1">siento </text:span><text:span text:style-name="T1">curioso" </text:span><text:span text:style-name="T1">removed</text:span><text:span text:style-name="T1">)</text:span></text:p>
          </draw:text-box>
        </draw:frame>
        <draw:frame draw:style-name="gr2" draw:text-style-name="P3" draw:layer="layout" svg:width="9.066cm" svg:height="0.577cm" svg:x="1.428cm" svg:y="10.257cm">
          <draw:text-box>
            <text:p text:style-name="P2"><text:span text:style-name="T5">• </text:span><text:span text:style-name="T1"><text:s/></text:span><text:span text:style-name="T1">30-</text:span><text:span text:style-name="T1">question </text:span><text:span text:style-name="T1">repetitio</text:span><text:span text:style-name="T1">n ﬁlter </text:span><text:span text:style-name="T1">on </text:span><text:span text:style-name="T1">Interrog</text:span><text:span text:style-name="T1">ator</text:span></text:p>
          </draw:text-box>
        </draw:frame>
        <draw:path draw:style-name="gr1" draw:text-style-name="P1" draw:layer="layout" svg:width="4.355cm" svg:height="0.428cm" svg:x="1.002cm" svg:y="12.712cm" svg:viewBox="0 0 4356 429" svg:d="M4 300c16-1 27-2 34-4s12-5 15-9 4-11 4-20v-181l10 9h-67v-23c19-3 34-6 45-9 12-4 21-9 30-17 8-8 16-18 24-32h25v253c0 9 1 16 3 20 3 4 8 7 15 9s19 3 35 4v24h-173zM208 288c0-7 2-13 5-19 4-6 8-11 14-14 7-4 13-6 20-6s14 2 20 6c6 3 11 8 14 14s5 12 5 19-2 14-5 20-8 11-14 14c-6 4-13 5-20 5s-13-1-20-5c-6-3-10-8-14-14-3-6-5-13-5-20zM315 299c34-27 61-50 82-69 20-20 35-38 45-55 10-18 15-35 15-53 0-11-2-22-6-30-5-8-11-15-20-19-8-5-18-7-29-7-13 0-25 3-36 8-10 6-20 15-29 27l-16-11c10-26 24-44 42-57s40-19 66-19c19 0 37 3 51 11 15 7 26 18 34 31 8 14 12 30 12 48 0 21-6 41-19 60-12 20-30 39-53 57s-51 37-84 57v-12h159v58h-214zM736 270c0 8 1 14 3 18 3 5 7 8 12 10s13 4 23 4v22h-142v-22c9 0 17-2 22-4 6-2 10-5 12-10 2-4 3-10 3-18v-197c0-8-1-14-3-18s-6-7-12-9c-5-3-13-4-22-5v-22h104zM783 19c24 0 44 3 62 10 18 6 31 16 41 28 9 12 14 27 14 43 0 18-5 33-14 46-8 13-21 22-38 29s-36 10-59 10h-74v-27h48c17 0 30-2 40-5 10-4 17-10 21-18 5-7 7-18 7-31 0-19-6-34-18-43-13-10-31-15-54-15h-44v-27zM984 160l-67-27v-16l67-27h20zM1004 281c0 5 1 9 3 12 2 2 6 4 10 6 5 2 11 3 19 4v21h-119v-21c7-1 12-2 16-4s7-4 8-6c2-2 3-6 3-10v-157l60-36zM997 170c9-18 16-32 23-43 8-11 15-20 23-27 7-7 14-10 22-10 3 0 6 0 8 1 3 2 6 3 8 5v55h-13c-11 0-21 1-29 4-8 2-15 6-22 11-6 6-13 13-20 22zM1207 330c-21 0-41-5-58-15-16-10-29-23-39-41-9-17-14-37-14-59 0-23 5-44 15-63s24-34 41-45c18-11 38-17 58-17 21 0 40 5 57 15s29 23 39 41c9 17 14 37 14 58 0 23-5 44-15 63s-24 35-41 46c-18 11-37 17-57 17zM1211 306c11 0 19-3 26-10 6-6 11-16 15-29 3-14 5-31 5-50 0-21-3-39-7-54-4-16-10-28-18-37-7-9-16-13-26-13s-19 3-25 10c-8 7-13 17-17 30-3 13-5 30-5 50s2 39 6 54c5 16 12 28 19 37 8 8 17 12 27 12zM1506 113c11-5 20-8 26-11 7-2 12-4 17-5 4-1 9-2 13-2h13v38h-69zM1451 90c18 0 35 3 49 10 15 6 26 16 34 28s12 25 12 39c0 16-4 30-13 43s-21 24-36 31c-15 8-31 11-49 11s-35-3-49-10c-15-6-26-15-34-27s-12-25-12-40c0-16 4-30 13-43s21-23 36-31c15-7 31-11 49-11zM1448 111c-12 0-22 5-28 15-7 9-10 23-10 41 0 12 2 23 5 33 4 10 9 17 15 23 6 5 13 8 21 8 12 0 21-5 28-14 6-10 9-24 9-42 0-12-2-23-5-33-4-9-9-17-15-22-6-6-12-9-20-9zM1414 334c-13 0-23 4-30 11-8 6-11 15-11 25 0 8 2 15 8 21 5 5 12 10 22 13 9 3 20 5 33 5h16c14 0 27-2 38-6 11-3 19-9 26-15 6-7 9-14 9-22 0-9-3-16-9-21s-15-8-26-8h-102v-10c-13 0-23-4-31-12-7-8-11-18-11-31 0-9 2-18 8-26 5-8 12-14 21-18 10-5 21-8 33-9l6 15c-9 0-17 2-22 6-5 3-7 8-7 14s2 10 5 13c4 3 9 5 15 5h97c15 0 28 2 38 7 11 6 19 13 25 23 6 9 9 20 9 35 0 14-5 28-16 40s-26 22-45 29c-18 7-39 11-62 11h-15c-20 0-39-2-55-7-16-4-28-11-37-19-10-8-14-18-14-28 0-9 3-18 9-26 7-9 15-15 26-21 11-4 23-7 35-7h21v13zM1660 160l-67-27v-16l67-27h20zM1680 281c0 5 1 9 3 12 2 2 5 4 10 6 4 2 10 3 19 4v21h-119v-21c6-1 12-2 15-4 5-2 7-4 9-6s3-6 3-10v-157l60-36zM1672 170c9-18 17-32 24-43s15-20 22-27c8-7 15-10 22-10 4 0 6 0 9 1 3 2 5 3 7 5v55h-12c-11 0-21 1-29 4-8 2-16 6-22 11-7 6-14 13-21 22zM1996 321c-6 2-12 4-18 5-7 2-13 2-19 2-16 0-29-4-38-12-8-8-12-20-12-36v-128c0-13-3-24-9-31s-15-10-27-10c-10 0-19 3-25 10-6 6-9 15-9 27v27h-43c-4-3-8-7-10-11-2-5-3-11-3-16 0-11 4-21 12-30 8-8 19-15 32-21 14-5 30-7 46-7 20 0 37 3 52 9 14 6 25 16 33 28s11 26 11 43v108c0 5 1 8 3 11 1 3 4 5 8 7 3 1 9 3 16 3zM1918 284c-10 15-22 27-36 35-13 7-28 11-44 11-12 0-23-3-32-8-10-5-17-12-22-21-5-8-8-18-8-29 0-17 6-31 16-42s26-20 46-25l87-25v21l-57 17c-11 4-20 9-25 15s-7 15-7 25c0 6 1 11 4 16s7 9 12 12 11 4 17 4c9 0 17-2 26-7 9-4 17-11 23-19zM2102 90l-20 70-68-27v-16l68-27zM2014 303c7-1 13-2 16-4 4-2 7-4 9-6s2-6 2-10v-157l61-36v193c0 4 1 8 2 10 2 2 5 4 9 6s9 3 16 4v21h-115zM2155 303c7-1 12-2 16-4s7-4 8-6c2-2 3-6 3-10v-116c0-11-3-20-9-26s-15-9-26-9c-7 0-15 2-22 5-8 2-15 6-22 11-7 4-13 10-18 16v-18c7-11 16-21 26-29 11-9 21-15 32-20 12-5 23-7 34-7 21 0 37 6 49 17 11 11 17 28 17 49v127c0 4 0 8 2 10s4 4 8 6 10 3 17 4v21h-115zM2295 303c7-1 13-2 17-4s6-4 8-6 3-6 3-10v-116c0-11-3-20-9-26s-15-9-27-9c-7 0-14 2-22 5-7 2-14 6-21 11-7 4-13 10-19 16v-18c8-11 17-21 26-29 11-9 22-15 33-20s22-7 33-7c21 0 38 6 49 17s17 28 17 49v127c0 4 1 8 2 10 2 2 5 4 9 6s9 3 16 4v21h-115zM2605 46c-16 0-28 2-37 5-10 3-17 9-23 18-5 8-10 20-14 36h-23v-86h130v27zM2768 105c-3-16-8-28-14-36-6-9-13-15-22-18s-22-5-37-5h-33v-27h129v86zM2578 302c10-1 18-2 23-4 6-3 10-6 12-10s3-10 3-17v-252h67v252c0 7 1 13 3 17s6 7 12 10c5 2 13 3 23 4v22h-143zM2829 38c0-7 2-13 5-19s8-10 14-14c5-3 12-5 19-5s14 2 20 5c6 4 10 8 14 14 3 6 5 12 5 19 0 8-2 14-5 20-4 6-8 10-14 14-6 3-13 5-20 5s-14-2-19-5c-6-4-11-8-14-14s-5-13-5-20zM2879 160l-67-27v-16l67-27h20zM2899 283c0 4 1 8 3 10 1 2 4 4 8 6 4 1 9 2 16 4v21h-114v-21c7-2 12-3 16-4 4-2 7-4 8-6 2-2 3-6 3-10v-157l60-36zM3035 90l-20 70-67-27v-16l67-27zM2948 303c7-1 12-2 16-4s6-4 8-6 3-6 3-10v-157l60-36v193c0 4 1 8 3 10 1 2 4 4 8 6s9 3 16 4v21h-114zM3088 303c7-1 12-2 16-4s7-4 8-6c2-2 3-6 3-10v-116c0-11-3-20-9-26s-14-9-26-9c-7 0-14 2-22 5-8 2-15 6-22 11-7 4-13 10-18 16v-18c8-11 16-21 27-29 10-9 21-15 32-20s22-7 33-7c21 0 37 6 49 17 11 11 17 28 17 49v127c0 4 1 8 2 10 2 2 5 4 8 6 4 2 10 3 17 4v21h-115zM3228 303c8-1 13-2 17-4s7-4 8-6c2-2 3-6 3-10v-116c0-11-3-20-9-26s-15-9-27-9c-7 0-14 2-22 5-7 2-14 6-21 11-7 4-13 10-19 16v-18c8-11 17-21 27-29 10-9 21-15 32-20 12-5 22-7 33-7 21 0 38 6 49 17s17 28 17 49v127c0 4 1 8 3 10 1 2 4 4 8 6s9 3 16 4v21h-115zM3572 266c-10 21-23 37-40 48-16 10-35 16-56 16-22 0-42-5-59-15-17-9-31-23-40-40s-14-37-14-59c0-23 5-45 15-64s24-35 42-46 37-16 58-16c18 0 34 4 48 12s24 19 32 33c7 14 11 30 11 49v15h-161v-22l112-3-7 11c0-16-2-29-5-39-3-11-7-18-14-24-6-5-13-8-21-8-10 0-20 4-28 10-7 8-13 17-18 30-4 12-7 27-7 44s3 33 9 45c6 13 14 22 25 29 11 6 24 10 39 10 13 0 24-3 35-8 11-4 21-12 31-22zM3664 82l-68-32v-16l68-33h20zM3684 283c0 4 1 8 2 10 2 2 5 4 8 6 4 2 10 3 17 4v21h-115v-21c7-1 13-2 16-4 4-2 7-4 9-6 1-2 2-6 2-10v-246l61-36zM3749 38c0-7 2-13 5-19s8-10 14-14c6-3 12-5 20-5 7 0 13 2 19 5 6 4 11 8 14 14s5 12 5 19c0 8-2 14-5 20s-8 10-14 14c-6 3-13 5-20 5s-13-2-19-5c-6-4-11-8-14-14s-5-13-5-20zM3799 160l-67-27v-16l67-27h21zM3820 283c0 4 0 8 2 10s4 4 8 6c4 1 10 2 17 4v21h-115v-21c7-2 12-3 16-4 4-2 7-4 8-6 2-2 3-6 3-10v-157l61-36zM3956 90l-21 70-67-27v-16l67-27zM3868 303c7-1 12-2 16-4s7-4 8-6c2-2 3-6 3-10v-157l61-36v193c0 4 0 8 2 10s4 4 8 6 10 3 17 4v21h-115zM4012 303c7-1 13-2 16-4 4-2 7-4 9-6 1-2 2-6 2-10v-114c0-12-3-22-9-27-6-7-15-10-27-10-7 0-14 2-22 5s-15 7-23 12c-7 5-13 10-18 17v-18c7-12 16-22 26-30 11-9 22-16 33-21s23-7 34-7c21 0 38 6 49 17 12 12 18 29 18 51v125c0 4 1 8 2 10 2 2 5 4 8 6 4 2 10 3 17 4v21h-115zM4356 266c-10 21-24 37-40 48-16 10-35 16-57 16s-42-5-59-15c-17-9-30-23-40-40-9-17-13-37-13-59 0-23 5-45 15-64s24-35 41-46c18-11 38-16 59-16 18 0 34 4 47 12 14 8 25 19 32 33 8 14 12 30 12 49v15h-162v-22l112-3-6 11c0-16-2-29-5-39-3-11-8-18-14-24-6-5-13-8-22-8-10 0-19 4-27 10-8 8-14 17-18 30-5 12-7 27-7 44s3 33 9 45c6 13 14 22 25 29 11 6 24 10 39 10 12 0 24-3 35-8 11-4 21-12 30-22z">
          <text:p/>
        </draw:path>
        <draw:polygon draw:style-name="gr1" draw:text-style-name="P1" draw:layer="layout" svg:width="18.627cm" svg:height="0.018cm" svg:x="1.199cm" svg:y="14.459cm" svg:viewBox="0 0 18628 19" draw:points="0,0 18628,0 18628,19 0,19">
          <text:p/>
        </draw:polygon>
        <draw:polygon draw:style-name="gr1" draw:text-style-name="P1" draw:layer="layout" svg:width="18.627cm" svg:height="0.018cm" svg:x="1.199cm" svg:y="15.53cm" svg:viewBox="0 0 18628 19" draw:points="0,0 18628,0 18628,19 0,19">
          <text:p/>
        </draw:polygon>
        <draw:polygon draw:style-name="gr1" draw:text-style-name="P1" draw:layer="layout" svg:width="18.627cm" svg:height="0.017cm" svg:x="1.199cm" svg:y="16.601cm" svg:viewBox="0 0 18628 18" draw:points="0,0 18628,0 18628,18 0,18">
          <text:p/>
        </draw:polygon>
        <draw:polygon draw:style-name="gr1" draw:text-style-name="P1" draw:layer="layout" svg:width="18.627cm" svg:height="0.019cm" svg:x="1.199cm" svg:y="17.671cm" svg:viewBox="0 0 18628 20" draw:points="0,0 18628,0 18628,20 0,20">
          <text:p/>
        </draw:polygon>
        <draw:polygon draw:style-name="gr1" draw:text-style-name="P1" draw:layer="layout" svg:width="18.627cm" svg:height="0.019cm" svg:x="1.199cm" svg:y="18.742cm" svg:viewBox="0 0 18628 20" draw:points="0,0 18628,0 18628,20 0,20">
          <text:p/>
        </draw:polygon>
        <draw:polygon draw:style-name="gr1" draw:text-style-name="P1" draw:layer="layout" svg:width="18.627cm" svg:height="0.017cm" svg:x="1.199cm" svg:y="19.813cm" svg:viewBox="0 0 18628 18" draw:points="0,0 18628,0 18628,18 0,18">
          <text:p/>
        </draw:polygon>
        <draw:polygon draw:style-name="gr1" draw:text-style-name="P1" draw:layer="layout" svg:width="18.627cm" svg:height="0.017cm" svg:x="1.199cm" svg:y="20.884cm" svg:viewBox="0 0 18628 18" draw:points="0,0 18628,0 18628,18 0,18">
          <text:p/>
        </draw:polygon>
        <draw:polygon draw:style-name="gr1" draw:text-style-name="P1" draw:layer="layout" svg:width="18.627cm" svg:height="0.018cm" svg:x="1.199cm" svg:y="21.954cm" svg:viewBox="0 0 18628 19" draw:points="0,0 18628,0 18628,19 0,19">
          <text:p/>
        </draw:polygon>
        <draw:polygon draw:style-name="gr1" draw:text-style-name="P1" draw:layer="layout" svg:width="18.627cm" svg:height="0.018cm" svg:x="1.199cm" svg:y="23.025cm" svg:viewBox="0 0 18628 19" draw:points="0,0 18628,0 18628,19 0,19">
          <text:p/>
        </draw:polygon>
        <draw:polygon draw:style-name="gr1" draw:text-style-name="P1" draw:layer="layout" svg:width="18.627cm" svg:height="0.017cm" svg:x="1.199cm" svg:y="24.096cm" svg:viewBox="0 0 18628 18" draw:points="0,0 18628,0 18628,18 0,18">
          <text:p/>
        </draw:polygon>
        <draw:polygon draw:style-name="gr1" draw:text-style-name="P1" draw:layer="layout" svg:width="18.627cm" svg:height="0.018cm" svg:x="1.199cm" svg:y="25.166cm" svg:viewBox="0 0 18628 19" draw:points="0,0 18628,0 18628,19 0,19">
          <text:p/>
        </draw:polygon>
        <draw:path draw:style-name="gr1" draw:text-style-name="P1" draw:layer="layout" svg:width="1.073cm" svg:height="0.288cm" svg:x="1.235cm" svg:y="13.791cm" svg:viewBox="0 0 1074 289" svg:d="M91 237c0 6 1 12 3 16s6 7 10 8c5 2 12 3 20 4v19h-124v-19c9-1 15-2 20-4 4-1 8-4 10-8s3-10 3-16v-173c0-7-1-12-3-16s-6-7-10-9c-5-2-11-3-20-4v-19h91zM132 16c21 0 39 3 55 9 15 6 27 14 35 24 8 11 13 24 13 38 0 16-4 29-12 40-8 12-19 21-34 26-14 6-31 9-51 9h-65v-23h42c14 0 26-2 34-5 9-3 15-9 19-16 5-7 7-17 7-28 0-16-5-29-16-37-12-9-27-14-48-14h-38v-23zM308 71l-59-28v-14l59-29h18zM326 248c0 4 1 7 3 9 1 2 3 4 7 5 3 2 8 3 14 3v19h-101v-19c6 0 11-1 15-3 3-1 5-3 7-5 1-2 2-5 2-9v-216l53-32zM312 130c7-11 14-20 23-27 9-8 19-14 29-18 11-5 21-7 31-7 19 0 33 5 43 15 10 11 15 26 15 46v109c0 4 1 7 2 9 2 2 4 4 7 5 4 2 9 3 15 3v19h-100v-19c6 0 10-1 14-3 3-1 6-3 7-5s2-5 2-9v-100c0-11-2-20-8-25-5-5-13-8-25-8-6 0-12 2-19 4s-13 6-19 11c-7 5-12 10-17 16zM690 281c-5 2-10 4-16 5s-11 2-17 2c-14 0-24-4-32-11-7-8-11-18-11-32v-112c0-12-2-21-8-28-5-6-13-9-23-9-9 0-17 3-22 9-6 6-8 14-8 25v23h-38c-4-2-6-5-9-10-2-4-2-8-2-13 0-10 3-19 10-27 7-7 17-14 29-18 12-5 25-7 40-7 18 0 33 3 45 8 13 6 22 14 29 24 6 11 10 24 10 39v95c0 4 0 7 2 10 1 2 4 4 7 5 3 2 8 3 14 3zM622 249c-9 13-20 23-31 30-12 7-25 10-39 10-11 0-20-2-28-7-8-4-14-10-19-18-4-8-6-16-6-26 0-14 4-26 13-36s22-17 40-22l77-22v18l-51 15c-10 3-17 8-21 14-5 5-7 12-7 21 0 5 2 10 4 14 2 5 6 8 10 11 5 3 10 4 15 4 8 0 15-2 23-6 7-5 14-11 20-18zM732 217c5 17 11 30 20 39 9 8 19 12 32 12 8 0 14-1 20-3 5-3 10-6 13-11 3-4 5-9 5-15 0-5-2-10-4-13-2-4-6-8-12-10-5-3-12-6-21-9-3 0-6-1-10-2-16-4-29-8-39-14-9-5-16-11-21-19s-7-18-7-29c0-12 4-24 10-34 7-10 16-17 28-23 12-5 26-8 42-8 14 0 27 2 38 5 12 3 22 7 32 14v47h-25c-3-14-9-26-17-34-8-7-18-11-29-11-7 0-12 1-18 3-4 2-8 5-11 9-2 4-3 9-3 13 0 7 1 11 3 15 3 3 7 6 13 9s14 6 24 8c18 4 33 9 43 14 11 6 19 13 23 21 6 8 8 18 8 30 0 14-3 26-10 36s-17 18-31 24c-13 5-28 8-45 8-14 0-28-2-41-6s-25-9-34-16v-50zM1074 233c-9 19-21 33-35 42s-31 14-50 14-37-4-52-13c-14-8-26-20-34-35s-12-32-12-51c0-21 4-40 13-57s21-31 36-40c16-10 33-15 51-15 16 0 30 3 42 10s21 17 28 29c7 14 10 28 10 45v13h-141v-20l97-2-5 9c0-14-2-25-5-35-2-9-6-16-11-20-5-5-12-8-19-8-9 0-17 4-24 10s-13 14-16 26c-4 11-6 24-6 39s3 28 7 39c6 11 13 19 23 25 9 6 20 9 34 9 10 0 20-2 30-6s18-11 27-20z">
          <text:p/>
        </draw:path>
        <draw:path draw:style-name="gr1" draw:text-style-name="P1" draw:layer="layout" svg:width="1.171cm" svg:height="0.377cm" svg:x="2.83cm" svg:y="13.791cm" svg:viewBox="0 0 1172 378" svg:d="M223 98c-3-15-8-26-14-36-7-10-15-17-25-21-10-5-22-7-36-7-18 0-33 4-46 14-14 8-24 21-31 39-7 17-11 37-11 60 0 24 4 45 11 63 8 17 18 31 33 41 13 10 29 14 47 14 12 0 22-2 32-7 9-5 17-12 25-22 8-11 15-25 23-42h21l-12 69c-11 7-26 14-42 18-17 5-35 7-52 7-28 0-54-6-76-17s-40-27-52-47c-12-21-18-44-18-69 0-28 6-52 18-74 13-22 30-39 52-51s48-19 76-19c18 0 36 2 53 7 18 4 32 10 44 17v63zM378 102c-9 1-15 2-19 4s-6 4-6 8c0 3 1 8 3 14l44 107h-11l42-107c3-6 4-10 4-14-1-3-3-6-7-8-3-2-9-3-17-4v-19h75v19c-7 1-12 2-15 5-3 2-6 5-8 11l-71 168h-23l-77-168c-2-5-4-9-7-11s-8-4-15-5v-19h108zM297 327c13 0 24-2 33-5s16-8 22-16c7-6 13-16 18-29l22 9c-8 20-16 38-24 51-7 13-16 23-26 30-9 7-20 11-32 11-6 0-12-1-18-4-6-2-10-4-12-7v-40zM672 232c-8 18-19 32-33 42-14 9-31 14-50 14-18 0-35-4-49-13-15-9-26-20-34-36-8-15-13-32-13-51 0-21 5-40 14-56 9-17 21-30 36-40 16-9 33-14 52-14 14 0 27 2 38 7 11 4 20 11 26 19s9 16 9 26c0 5-1 9-4 13-2 4-5 7-10 9h-33v-10c0-14-3-25-8-32-6-7-13-11-24-11-9 0-17 3-24 9-6 6-12 14-15 24-4 11-6 23-6 37 0 16 3 29 8 41 5 11 12 20 21 26 10 6 21 9 33 9 10 0 20-2 28-6 9-4 17-10 26-19zM745 71l-59-28v-14l59-29h18zM763 247c0 4 1 7 2 9 2 2 4 4 7 5 4 2 8 3 14 3v19h-100v-19c6 0 11-1 14-3 3-1 6-3 7-5 2-2 3-5 3-9v-215l53-32zM988 232c-9 19-20 33-35 42-14 9-31 14-50 14s-36-4-51-13c-15-8-27-20-35-35s-12-32-12-51c0-21 4-40 13-57 9-16 21-30 37-39 15-10 32-15 51-15 16 0 29 3 41 10s22 17 28 29c7 13 11 27 11 44v13h-142v-20l98-2-6 9c0-14-1-25-4-34s-7-16-12-20c-5-5-11-8-19-8-9 0-17 4-24 10s-12 14-16 25-5 24-5 39 2 28 7 39 12 19 22 25c9 6 21 9 34 9 11 0 21-2 30-6 10-4 19-11 27-20zM1035 216c5 17 11 30 20 39 9 8 19 12 32 12 7 0 14-1 20-3 5-3 10-6 13-11 3-4 5-9 5-15 0-5-2-10-4-13-2-4-6-8-12-10-5-3-12-6-21-9-3 0-6-1-10-2-16-4-29-8-39-14-9-5-16-11-21-19s-7-18-7-29c0-12 4-23 10-33 7-10 16-17 28-23 12-5 26-8 42-8 14 0 27 2 38 5s22 7 32 14v46h-25c-3-14-9-25-17-33-8-7-18-11-29-11-7 0-12 1-18 3-4 2-8 5-11 9-2 4-3 9-3 13 0 6 1 10 3 14 3 3 7 6 13 9s14 6 24 8c18 4 33 9 43 14 11 6 19 13 23 21 6 8 8 18 8 30 0 14-3 26-10 36s-17 18-31 24c-13 5-28 8-45 8-14 0-28-2-41-6s-25-9-34-16v-50z">
          <text:p/>
        </draw:path>
        <draw:path draw:style-name="gr1" draw:text-style-name="P1" draw:layer="layout" svg:width="2.148cm" svg:height="0.372cm" svg:x="4.588cm" svg:y="13.791cm" svg:viewBox="0 0 2149 373" svg:d="M92 232c0 7 1 12 3 17 3 4 7 7 12 9s13 3 22 3h21c12 0 22-2 31-6s17-10 24-19c8-9 14-20 21-35h21l-15 83h-232v-19c9-1 16-2 20-4 5-1 8-4 10-8s3-10 3-16v-173c0-7-1-13-3-16-2-4-5-7-10-9-4-2-11-3-20-4v-19h92zM214 92c-4-14-8-25-13-32-5-8-11-13-19-16s-19-5-33-5h-76v-23h161v76zM137 134c7 0 12-1 16-3 4-3 7-7 9-12s4-12 5-21h20v96h-20c-1-10-3-17-5-21-2-5-5-9-9-11-4-4-9-5-16-5h-64v-23zM412 124c3-4 5-8 5-11s-1-6-5-8c-3-1-8-3-15-3v-19h78v19c-6 1-12 2-15 5-3 2-7 5-11 9l-61 76-15-15zM289 116c-4-5-8-8-12-10-3-2-8-4-13-4v-19h109v19c-7 0-12 2-16 3-3 2-5 4-5 8 0 3 2 7 5 11l35 49 59 78c4 5 7 8 11 10s8 4 14 4v19h-109v-19c7 0 12-2 15-3 3-2 5-4 5-7 0-4-1-8-5-12l-36-51zM323 243c-3 4-5 8-5 11s2 6 5 7c3 2 9 4 16 4v19h-79v-19c7-1 12-2 15-4 4-2 7-6 11-11l62-74 14 15zM548 140l-59-24v-14l59-24h18zM566 337c0 3 0 6 2 9 1 2 4 4 7 5 4 1 8 2 14 3v19h-100v-19c6-1 11-2 14-3 4-1 6-3 8-5 1-3 2-6 2-9v-228l53-31zM541 135c6-12 13-22 22-31 9-8 18-15 28-19 10-5 21-7 33-7 15 0 29 4 42 13 13 8 23 19 30 33 8 15 11 31 11 49 0 23-4 43-13 61-9 17-21 31-38 41-16 9-35 14-56 14-13 0-25-2-37-7-11-4-21-11-30-20l14-28c8 11 15 19 22 23 8 5 16 7 26 7 12 0 22-3 30-9 9-7 16-16 20-28 5-12 7-26 7-42 0-15-2-29-6-39-4-11-10-20-18-25-8-6-17-9-28-9-6 0-13 2-20 4-7 4-14 8-20 13-6 6-11 12-15 20zM917 233c-9 19-21 33-35 42s-31 14-50 14-36-4-51-13c-16-8-28-20-36-35s-12-32-12-51c0-21 4-41 13-58 9-16 21-30 37-39 16-10 33-15 52-15 15 0 29 3 41 10s21 17 28 29c7 13 10 27 10 45v13h-142v-21l98-2-5 10c0-15-2-26-5-35-2-9-6-16-11-20-5-5-12-8-19-8-9 0-17 4-24 10s-13 14-16 25c-4 11-6 24-6 40 0 15 3 28 8 39s12 19 22 25c9 6 21 9 34 9 10 0 20-2 30-6s19-11 27-20zM997 140l-59-24v-14l59-24h18zM1015 246c0 5 1 8 2 10 2 3 5 5 8 6 4 1 10 3 17 3v19h-104v-19c6 0 11-1 14-3 3-1 6-3 7-5 2-2 2-5 2-9v-139l54-31zM1008 148c7-15 14-27 21-37 6-10 12-18 18-24 7-6 13-9 20-9 3 0 5 0 8 2 2 0 5 2 6 3v48h-10c-10 0-19 1-26 4-7 2-14 5-20 10-5 5-11 11-17 20zM1114 33c0-7 1-12 4-17s7-9 12-12 10-4 17-4c6 0 12 1 17 4s9 7 12 12 4 10 4 17c0 6-1 12-4 17s-7 9-12 12-11 4-17 4c-7 0-12-1-17-4s-9-7-12-12-4-11-4-17zM1157 140l-59-24v-14l59-24h18zM1175 248c0 3 1 6 3 9 1 2 4 4 7 5 3 2 8 3 14 3v19h-101v-19c6 0 11-1 15-3 3-1 5-3 7-5 1-2 2-5 2-9v-139l53-31zM1294 78l-18 62-59-24v-14l59-24zM1217 265c6 0 11-1 14-3 4-1 6-3 7-5 2-2 3-5 3-9v-139l53-31v170c0 4 1 7 2 9 2 2 4 4 7 5 4 2 8 3 14 3v19h-100zM1340 265c6 0 11-1 14-3 4-1 6-3 7-5 2-2 3-5 3-9v-102c0-11-3-18-8-23s-13-8-23-8c-6 0-12 2-19 4s-13 6-19 10-12 8-16 14v-16c6-10 14-18 23-25 9-8 18-13 28-17 10-5 19-7 29-7 19 0 33 5 43 15s14 25 14 43v112c0 4 1 7 3 9 1 2 4 4 7 5 3 2 8 3 14 3v19h-100zM1463 265c6 0 11-1 14-3 3-1 6-3 7-5 2-2 2-5 2-9v-102c0-11-2-18-7-23s-13-8-24-8c-6 0-12 2-19 4-6 2-12 6-18 10s-12 8-16 14v-16c6-10 14-18 23-25 9-8 18-13 28-17 10-5 19-7 29-7 18 0 33 5 43 15 9 10 14 25 14 43v112c0 4 1 7 3 9 1 2 3 4 7 5 3 2 8 3 14 3v19h-100zM1763 233c-9 19-20 33-34 42s-31 14-51 14c-19 0-36-4-51-13-15-8-26-20-35-35-8-15-12-32-12-51 0-21 5-41 14-58 8-16 21-30 36-39 15-10 32-15 51-15 16 0 30 3 42 10s21 17 28 29c7 13 10 27 10 45v13h-142v-21l98-2-5 10c0-15-2-26-5-35s-6-16-11-20c-6-5-12-8-19-8-9 0-18 4-24 10-7 6-13 14-16 25-4 11-6 24-6 40 0 15 2 28 7 39s13 19 22 25c10 6 21 9 34 9 11 0 21-2 31-6 9-4 18-11 27-20zM1862 78l-19 62-59-24v-14l59-24zM1784 265c7 0 11-1 15-3 3-1 5-3 7-5 1-2 2-5 2-9v-139l54-31v170c0 4 0 7 2 9 1 2 4 4 7 5 3 2 8 3 14 3v19h-101zM1911 265c6 0 11-1 14-3 4-1 6-3 7-5 2-2 2-5 2-9v-101c0-11-2-19-7-24-6-5-14-8-25-8-6 0-12 2-19 4s-13 6-19 10c-7 5-12 10-17 16v-16c7-10 15-19 23-26 9-8 19-14 29-18 10-5 20-7 30-7 19 0 33 5 43 15 10 11 15 26 15 45v110c0 4 1 7 2 9 2 2 4 4 8 5 3 2 8 3 14 3v19h-100zM2018 94c10-4 19-8 25-12 7-4 13-9 18-15 4-6 9-14 13-24h24v73h-80zM2098 231c0 7 2 12 5 17 4 4 9 7 17 9 7 3 17 4 29 5v19c-7 2-15 4-23 6-8 1-15 2-22 2-19 0-33-5-43-14-11-10-16-24-16-42v-133h53zM2145 116h-67v-33h67z">
          <text:p/>
        </draw:path>
        <draw:path draw:style-name="gr1" draw:text-style-name="P1" draw:layer="layout" svg:width="1.13cm" svg:height="0.277cm" svg:x="11.649cm" svg:y="13.802cm" svg:viewBox="0 0 1131 278" svg:d="M22 184c5 24 13 42 24 54 12 12 27 17 47 17 11 0 21-1 29-5 8-3 15-8 19-15s7-15 7-24c0-8-2-15-6-21s-10-10-16-14c-7-4-16-7-27-11-4-1-8-2-12-3-18-5-33-10-46-16-12-7-22-16-28-27-7-10-11-23-11-38 0-16 4-30 12-42s20-22 34-28c14-7 31-11 50-11 17 0 32 2 46 6s27 10 39 18v63h-22c-4-15-8-27-14-36-5-10-12-17-20-21-8-5-17-7-28-7-10 0-18 1-26 5-7 3-12 8-16 14-4 5-6 12-6 20 0 10 2 17 7 23 4 5 10 9 17 12s16 6 26 9c3 1 6 2 9 2 19 5 35 12 48 18 12 7 22 17 30 28 7 11 11 24 11 40s-5 30-14 43-22 23-38 30c-17 7-35 11-56 11-18 0-35-3-50-7-16-5-30-12-41-20v-67zM228 83c10-4 18-8 25-12s12-9 17-15 10-14 14-24h24v73h-80zM308 220c0 7 1 12 5 17 3 4 9 7 16 9 8 3 18 4 30 5v19c-8 2-16 4-23 6-8 1-15 2-22 2-19 0-34-5-44-14-10-10-15-24-15-42v-133h53zM354 105h-66v-33h66zM572 270c-5 2-11 4-16 5-6 1-11 2-17 2-14 0-25-4-32-11-7-8-11-18-11-32v-113c0-11-3-20-8-27-5-6-13-9-23-9s-17 3-22 9c-6 6-9 14-9 24v24h-37c-4-2-7-5-9-11-2-4-3-8-3-13 0-9 4-18 11-26 7-7 16-14 29-18 12-5 25-7 40-7 17 0 32 3 45 8 12 6 22 14 29 24 6 11 10 23 10 39v95c0 4 0 7 2 10 1 2 4 4 7 5 3 2 8 3 14 3zM504 238c-9 13-20 23-32 30-11 7-24 10-39 10-10 0-19-2-27-7-8-4-15-10-19-18s-7-16-7-26c0-14 5-26 14-36 8-10 22-17 40-22l76-22v18l-50 15c-10 3-17 8-22 14-4 5-6 12-6 21 0 5 1 10 4 14 2 5 6 8 10 11s9 4 15 4c8 0 15-2 22-6 8-5 15-11 21-18zM576 83c11-4 19-8 26-12 6-4 12-9 17-15s9-14 14-24h23v73h-80zM656 220c0 7 2 12 5 17 4 4 9 7 17 9 8 3 18 4 30 5v19c-8 2-16 4-23 6-8 1-16 2-23 2-18 0-33-5-43-14-10-10-15-24-15-42v-133h52zM703 105h-66v-33h66zM783 129l-58-24v-14l58-24h19zM802 208c0 11 2 20 7 25 6 5 14 7 24 7 6 0 13-1 19-3 7-2 14-6 20-10 7-5 12-10 17-16v16c-6 10-14 19-24 27-9 7-18 13-28 18-10 4-20 6-29 6-20 0-34-5-45-16-10-10-15-25-15-44v-118l54-33zM910 129l-59-24v-14l59-24h18zM928 222c0 4 0 8 2 10 1 2 4 4 7 6 4 1 9 2 14 4v18l-58 17h-18v-177l53-33zM994 206c5 17 11 30 20 39 9 8 19 12 32 12 7 0 14-1 20-3 5-3 10-6 13-11 3-4 5-9 5-15 0-5-2-10-4-13-2-4-6-8-12-10-5-3-12-6-21-9-3 0-7-1-10-2-16-4-29-8-39-14-9-5-16-11-21-19s-7-18-7-30 4-23 10-33c7-10 16-17 28-23 12-5 26-8 42-8 14 0 27 2 38 5s22 7 32 14v46h-25c-3-14-9-25-17-33-8-7-18-11-29-11-7 0-13 1-18 3-4 2-8 5-11 9-2 4-3 9-3 13 0 6 1 10 3 14 3 3 7 6 13 10 6 3 14 6 24 8 18 4 33 9 43 14 11 6 19 13 23 21 6 8 8 18 8 30 0 14-3 26-10 36s-17 18-31 24c-13 5-28 8-45 8-14 0-28-2-41-6s-25-9-34-16v-50z">
          <text:p/>
        </draw:path>
        <draw:frame draw:style-name="gr2" draw:text-style-name="P3" draw:layer="layout" svg:width="12.118cm" svg:height="0.577cm" svg:x="1.428cm" svg:y="11.071cm">
          <draw:text-box>
            <text:p text:style-name="P2"><text:span text:style-name="T5">• </text:span><text:span text:style-name="T1"><text:s/></text:span><text:span text:style-name="T1">Fixed </text:span><text:span text:style-name="T1">emotion</text:span><text:span text:style-name="T1">al values </text:span><text:span text:style-name="T1">per </text:span><text:span text:style-name="T1">block </text:span><text:span text:style-name="T1">(not </text:span><text:span text:style-name="T1">dynamic </text:span><text:span text:style-name="T1">modulati</text:span><text:span text:style-name="T1">on)</text:span></text:p>
          </draw:text-box>
        </draw:frame>
        <draw:frame draw:style-name="gr3" draw:text-style-name="P4" draw:layer="layout" svg:width="0.607cm" svg:height="0.501cm" svg:x="1.226cm" svg:y="14.749cm">
          <draw:text-box>
            <text:p text:style-name="P2"><text:span text:style-name="T3">1–6</text:span></text:p>
          </draw:text-box>
        </draw:frame>
        <draw:frame draw:style-name="gr3" draw:text-style-name="P4" draw:layer="layout" svg:width="0.942cm" svg:height="0.501cm" svg:x="2.815cm" svg:y="14.749cm">
          <draw:text-box>
            <text:p text:style-name="P2"><text:span text:style-name="T3">1,195</text:span></text:p>
          </draw:text-box>
        </draw:frame>
        <draw:frame draw:style-name="gr3" draw:text-style-name="P4" draw:layer="layout" svg:width="5.086cm" svg:height="0.501cm" svg:x="4.579cm" svg:y="14.749cm">
          <draw:text-box>
            <text:p text:style-name="P2"><text:span text:style-name="T3">Curiosity </text:span><text:span text:style-name="T3">(reﬁneme</text:span><text:span text:style-name="T3">nt phases)</text:span></text:p>
          </draw:text-box>
        </draw:frame>
        <draw:frame draw:style-name="gr3" draw:text-style-name="P4" draw:layer="layout" svg:width="6.267cm" svg:height="0.501cm" svg:x="11.628cm" svg:y="14.749cm">
          <draw:text-box>
            <text:p text:style-name="P2"><text:span text:style-name="T3">Methodol</text:span><text:span text:style-name="T3">ogical </text:span><text:span text:style-name="T3">controls </text:span><text:span text:style-name="T3">establishe</text:span><text:span text:style-name="T3">d</text:span></text:p>
          </draw:text-box>
        </draw:frame>
        <draw:frame draw:style-name="gr3" draw:text-style-name="P4" draw:layer="layout" svg:width="0.369cm" svg:height="0.501cm" svg:x="1.226cm" svg:y="15.82cm">
          <draw:text-box>
            <text:p text:style-name="P2"><text:span text:style-name="T3">7</text:span></text:p>
          </draw:text-box>
        </draw:frame>
        <draw:frame draw:style-name="gr3" draw:text-style-name="P4" draw:layer="layout" svg:width="0.633cm" svg:height="0.501cm" svg:x="2.815cm" svg:y="15.82cm">
          <draw:text-box>
            <text:p text:style-name="P2"><text:span text:style-name="T3">400</text:span></text:p>
          </draw:text-box>
        </draw:frame>
        <draw:frame draw:style-name="gr3" draw:text-style-name="P4" draw:layer="layout" svg:width="3.109cm" svg:height="0.501cm" svg:x="4.579cm" svg:y="15.82cm">
          <draw:text-box>
            <text:p text:style-name="P2"><text:span text:style-name="T3">Frustratio</text:span><text:span text:style-name="T3">n blocks</text:span></text:p>
          </draw:text-box>
        </draw:frame>
        <draw:frame draw:style-name="gr3" draw:text-style-name="P4" draw:layer="layout" svg:width="6.83cm" svg:height="0.501cm" svg:x="11.628cm" svg:y="15.82cm">
          <draw:text-box>
            <text:p text:style-name="P2"><text:span text:style-name="T3">Directiona</text:span><text:span text:style-name="T3">lly </text:span><text:span text:style-name="T3">signiﬁcant</text:span><text:span text:style-name="T3">, not </text:span><text:span text:style-name="T3">statisticall</text:span><text:span text:style-name="T3">y</text:span></text:p>
          </draw:text-box>
        </draw:frame>
        <draw:frame draw:style-name="gr3" draw:text-style-name="P4" draw:layer="layout" svg:width="0.369cm" svg:height="0.501cm" svg:x="1.226cm" svg:y="16.891cm">
          <draw:text-box>
            <text:p text:style-name="P2"><text:span text:style-name="T3">8</text:span></text:p>
          </draw:text-box>
        </draw:frame>
        <draw:frame draw:style-name="gr3" draw:text-style-name="P4" draw:layer="layout" svg:width="0.633cm" svg:height="0.501cm" svg:x="2.815cm" svg:y="16.891cm">
          <draw:text-box>
            <text:p text:style-name="P2"><text:span text:style-name="T3">394</text:span></text:p>
          </draw:text-box>
        </draw:frame>
        <draw:frame draw:style-name="gr3" draw:text-style-name="P4" draw:layer="layout" svg:width="2.567cm" svg:height="0.501cm" svg:x="4.579cm" svg:y="16.891cm">
          <draw:text-box>
            <text:p text:style-name="P2"><text:span text:style-name="T3">Wonder </text:span><text:span text:style-name="T3">blocks</text:span></text:p>
          </draw:text-box>
        </draw:frame>
        <draw:frame draw:style-name="gr3" draw:text-style-name="P4" draw:layer="layout" svg:width="7.575cm" svg:height="0.501cm" svg:x="11.628cm" svg:y="16.891cm">
          <draw:text-box>
            <text:p text:style-name="P2"><text:span text:style-name="T3">Borderlin</text:span><text:span text:style-name="T3">e — </text:span><text:span text:style-name="T3">p=0.058 </text:span><text:span text:style-name="T3">with </text:span><text:span text:style-name="T3">augmente</text:span><text:span text:style-name="T3">d data</text:span></text:p>
          </draw:text-box>
        </draw:frame>
        <draw:frame draw:style-name="gr3" draw:text-style-name="P4" draw:layer="layout" svg:width="0.369cm" svg:height="0.501cm" svg:x="1.226cm" svg:y="17.961cm">
          <draw:text-box>
            <text:p text:style-name="P2"><text:span text:style-name="T3">9</text:span></text:p>
          </draw:text-box>
        </draw:frame>
        <draw:frame draw:style-name="gr3" draw:text-style-name="P4" draw:layer="layout" svg:width="0.633cm" svg:height="0.501cm" svg:x="2.815cm" svg:y="17.961cm">
          <draw:text-box>
            <text:p text:style-name="P2"><text:span text:style-name="T3">397</text:span></text:p>
          </draw:text-box>
        </draw:frame>
        <draw:frame draw:style-name="gr3" draw:text-style-name="P4" draw:layer="layout" svg:width="3.143cm" svg:height="0.501cm" svg:x="4.579cm" svg:y="17.961cm">
          <draw:text-box>
            <text:p text:style-name="P2"><text:span text:style-name="T3">Conﬁdenc</text:span><text:span text:style-name="T3">e blocks</text:span></text:p>
          </draw:text-box>
        </draw:frame>
        <draw:frame draw:style-name="gr3" draw:text-style-name="P4" draw:layer="layout" svg:width="4.752cm" svg:height="0.501cm" svg:x="11.628cm" svg:y="17.961cm">
          <draw:text-box>
            <text:p text:style-name="P2"><text:span text:style-name="T3">Two-layer </text:span><text:span text:style-name="T3">model </text:span><text:span text:style-name="T3">conﬁrmed</text:span></text:p>
          </draw:text-box>
        </draw:frame>
        <draw:frame draw:style-name="gr3" draw:text-style-name="P4" draw:layer="layout" svg:width="0.421cm" svg:height="0.501cm" svg:x="1.226cm" svg:y="19.032cm">
          <draw:text-box>
            <text:p text:style-name="P2"><text:span text:style-name="T3">10</text:span></text:p>
          </draw:text-box>
        </draw:frame>
        <draw:frame draw:style-name="gr3" draw:text-style-name="P4" draw:layer="layout" svg:width="0.633cm" svg:height="0.501cm" svg:x="2.815cm" svg:y="19.032cm">
          <draw:text-box>
            <text:p text:style-name="P2"><text:span text:style-name="T3">462</text:span></text:p>
          </draw:text-box>
        </draw:frame>
        <draw:path draw:style-name="gr1" draw:text-style-name="P1" draw:layer="layout" svg:width="4.092cm" svg:height="0.377cm" svg:x="11.649cm" svg:y="19.144cm" svg:viewBox="0 0 4093 378" svg:d="M22 194c5 24 13 42 24 54 12 12 27 18 47 18 11 0 21-2 29-5 8-4 15-9 19-16 4-6 7-14 7-23s-2-16-6-21c-4-6-10-11-16-15-7-3-16-7-27-10-4-1-8-2-12-3-18-5-33-11-46-17-12-7-22-15-28-25-7-11-11-23-11-39s4-30 12-42 20-21 34-28 31-10 50-10c17 0 32 2 46 6s27 10 39 17v63h-22c-4-14-8-26-14-36-5-9-12-16-20-21-8-4-17-7-28-7-10 0-18 2-26 5-7 3-12 8-16 14s-6 13-6 20c0 10 2 17 7 23 4 5 10 10 17 13s16 6 26 8c3 1 6 2 9 3 19 5 35 11 48 18 12 6 22 15 30 26 7 11 11 24 11 40s-5 31-14 44c-9 12-22 23-38 31-17 7-35 10-56 10-18 0-35-2-50-7-16-5-30-12-41-21v-67zM227 94c10-3 18-7 25-11 7-5 12-10 17-16s10-14 14-23h24v73h-80zM307 230c0 7 1 13 5 17 3 4 9 7 16 10 8 2 18 4 30 4v20c-8 3-16 5-23 6-8 1-15 2-22 2-19 0-34-4-44-14-10-11-15-25-15-42v-133h53zM353 117h-66v-34h66zM571 282c-5 2-11 3-16 5-6 1-11 1-17 1-14 0-25-3-32-11s-11-19-11-32v-112c0-12-3-21-8-27s-13-10-23-10-17 4-22 9c-6 6-9 14-9 25v22h-37c-4-2-7-5-9-9s-3-9-3-14c0-9 4-18 11-25 7-8 16-14 29-19 12-4 25-7 40-7 17 0 32 3 45 9 12 5 22 13 29 24 6 10 10 23 10 38v94c0 4 0 8 2 10 1 2 4 4 7 6 3 1 8 2 14 3zM503 248c-9 14-20 25-32 31-11 7-24 10-39 10-10 0-19-2-27-6-8-5-15-12-19-20-4-7-7-16-7-25 0-15 5-27 14-37 8-10 22-17 40-22l76-21v17l-50 16c-10 3-17 7-22 13-4 5-6 13-6 21 0 6 1 10 4 15 2 4 6 8 10 10 4 3 9 4 15 4 8 0 15-2 22-6 8-4 15-10 21-18zM575 94c11-3 19-7 26-11 6-5 12-10 17-16s9-14 14-23h23v73h-80zM655 230c0 7 2 13 5 17 4 4 9 7 17 10 8 2 18 4 30 4v20c-8 3-16 5-23 6-8 1-16 2-23 2-18 0-33-4-43-14-10-11-15-25-15-42v-133h52zM702 117h-66v-34h66zM743 33c0-6 1-12 4-16 3-6 7-10 12-13 5-2 10-4 17-4 6 0 12 2 17 4 5 3 9 7 12 13 3 4 4 10 4 16 0 7-1 13-4 18s-7 8-12 11-11 5-17 5c-7 0-12-2-17-5s-9-7-12-12-4-11-4-17zM786 140l-59-23v-15l59-24h18zM804 247c0 4 1 7 3 9 1 3 3 4 7 6 3 1 8 2 14 3v19h-101v-19c6-1 11-2 15-3 3-2 5-3 7-6 1-2 2-5 2-9v-137l53-32zM872 216c4 18 11 31 19 39 9 8 20 12 32 12 8 0 15-1 20-3 6-2 10-6 14-10 3-5 4-10 4-16 0-5-1-9-3-13-3-4-6-7-12-10-5-3-12-6-21-8-3-1-7-2-10-2-16-4-29-9-39-14s-17-12-21-20c-5-8-7-17-7-29s3-23 10-32c6-10 16-18 28-23 12-6 26-9 41-9s27 2 39 5c11 3 22 8 31 14v46h-24c-3-14-9-25-17-32-8-8-18-12-29-12-7 0-13 1-18 4-5 2-8 4-11 8-3 5-4 9-4 14s1 10 4 13c3 4 7 7 13 10 6 2 14 5 24 7 18 5 32 9 43 15 11 5 18 12 23 20s8 18 8 31-4 25-11 35c-7 11-17 20-30 25-13 6-28 8-45 8-14 0-28-2-41-5-14-4-25-10-34-18v-50zM1027 94c11-3 19-7 26-11 6-5 12-10 17-16s9-14 14-23h23v73h-80zM1107 230c0 7 2 13 5 17 4 4 9 7 17 10 8 2 18 4 30 4v20c-8 3-16 5-23 6-8 1-16 2-23 2-18 0-33-4-43-14-10-11-16-25-16-42v-133h53zM1154 117h-66v-34h66zM1195 33c0-6 1-12 4-16 3-6 7-10 12-13 5-2 10-4 17-4 6 0 12 2 17 4 5 3 9 7 12 13 3 4 4 10 4 16 0 7-1 13-4 18s-7 8-12 11-11 5-17 5c-7 0-12-2-17-5s-9-7-12-12-4-11-4-17zM1238 140l-59-23v-15l59-24h18zM1256 247c0 4 1 7 3 9 1 3 3 4 7 6 3 1 8 2 14 3v19h-101v-19c6-1 11-2 15-3 3-2 5-3 7-6 1-2 2-5 2-9v-137l53-32zM1476 232c-8 18-18 32-33 43-14 10-30 14-49 14s-36-4-50-12c-14-10-26-22-34-37s-12-32-12-51c0-21 4-40 13-57 9-16 21-30 36-39 16-10 34-15 53-15 14 0 26 3 37 7 11 5 20 11 26 19s9 17 9 26c0 5-1 9-3 13-3 4-6 7-10 9h-34v-10c0-14-3-24-8-31s-13-11-23-11-18 3-25 9c-6 5-11 13-15 24s-6 23-6 37c0 15 3 29 8 40s12 20 22 27c9 5 20 8 33 8 10 0 19-2 27-6 9-4 18-10 26-18zM1687 282c-5 2-11 3-17 5-5 1-11 1-16 1-14 0-25-3-32-11-8-8-11-19-11-32v-112c0-12-3-21-8-27-6-6-13-10-24-10-9 0-16 4-22 9-5 6-8 14-8 25v22h-37c-4-2-7-5-9-9s-3-9-3-14c0-9 3-18 10-25 7-8 17-14 29-19 12-4 26-7 40-7 18 0 33 3 46 9 12 5 22 13 28 24 7 10 10 23 10 38v94c0 4 1 8 2 10 2 2 4 4 8 6 3 1 8 2 14 3zM1619 248c-10 14-20 25-32 31-12 7-25 10-39 10-10 0-20-2-28-6-8-5-14-12-18-20-5-7-7-16-7-25 0-15 4-27 13-37s22-17 41-22l76-21v17l-51 16c-10 3-17 7-21 13-4 5-6 13-6 21 0 6 1 10 3 15 3 4 6 8 11 10 4 3 9 4 15 4 7 0 15-2 22-6 8-4 15-10 21-18zM1762 72l-59-28v-15l59-28h18zM1780 247c0 4 0 7 2 9 1 3 4 4 7 6 3 1 8 2 14 3v19h-100v-19c6-1 11-2 14-3 3-2 6-3 7-6 1-2 2-5 2-9v-215l54-31zM1880 72l-59-28v-15l59-28h18zM1898 247c0 4 1 7 3 9 1 3 3 4 7 6 3 1 8 2 14 3v19h-101v-19c6-1 11-2 15-3 3-2 5-3 7-6 1-2 2-5 2-9v-215l53-31zM2038 102c-8 1-14 3-18 4-4 2-6 5-7 8 0 3 1 8 4 14l44 107h-11l42-107c2-5 3-10 3-13 0-4-2-7-6-9-3-1-9-3-18-4v-19h75v19c-6 1-11 3-15 5-3 2-5 6-7 11l-72 169h-22l-77-169c-2-5-5-8-8-10-3-3-8-4-14-6v-19h107zM1957 327c13 0 25-1 33-5 9-3 17-8 23-14 6-7 12-17 18-29l21 8c-8 21-15 37-23 50-8 14-16 24-26 31-10 6-20 10-33 10-5 0-11-1-17-3s-10-5-12-8v-40zM2408 232c-7 18-18 32-33 43-14 10-30 14-49 14s-35-4-50-12c-14-10-25-22-34-37-8-15-12-32-12-51 0-21 4-40 13-57 9-16 21-30 37-39 15-10 33-15 52-15 14 0 26 3 37 7 11 5 20 11 26 19 7 8 10 17 10 26 0 5-2 9-4 13s-6 7-10 9h-34v-10c0-14-2-24-8-31-5-7-13-11-23-11-9 0-17 3-24 9-7 5-12 13-16 24s-5 23-5 37c0 15 2 29 7 40s13 20 22 27c9 5 20 8 33 8 10 0 19-2 28-6 8-4 17-10 25-18zM2522 289c-18 0-35-4-49-12-15-10-26-22-35-37-8-16-12-33-12-52 0-20 5-38 13-55 9-17 21-30 36-40 16-10 32-15 50-15 19 0 35 5 49 14 15 8 27 20 35 35 8 16 12 33 12 52 0 20-4 38-13 55s-21 30-36 41c-15 10-32 14-50 14zM2527 268c8 0 15-3 21-9s10-14 13-26c4-12 5-26 5-44s-2-34-6-47c-4-14-9-24-15-32-7-7-15-11-23-11-9 0-17 3-23 9-5 5-10 14-13 26-3 11-5 26-5 44s2 33 6 47c3 14 9 24 15 32 7 7 15 11 25 11zM2719 78l-19 62-60-23v-15l60-24zM2640 265c7-1 12-2 15-3 3-2 5-3 7-6 1-2 2-5 2-9v-137l55-32v169c0 4 0 7 2 9 1 3 4 4 7 6 3 1 8 2 14 3v19h-102zM2768 265c6-1 11-2 14-3 4-2 6-3 7-6 2-2 2-5 2-9v-99c0-11-2-19-7-24-6-6-14-8-25-8-5 0-12 1-19 4-6 2-13 5-19 10-6 4-12 9-17 15v-16c7-10 15-18 23-26 10-8 19-14 29-18s20-7 30-7c19 0 34 6 43 16 10 10 15 25 15 44v109c0 4 1 7 3 9 1 3 3 4 7 6 3 1 8 2 14 3v19h-100zM2890 265c6-1 11-2 14-3 3-2 6-3 8-6 1-2 2-5 2-9v-164c0-16 4-30 14-43 9-12 22-22 39-29s36-10 58-10c17 0 32 2 45 5s22 8 30 14c7 7 11 14 11 22 0 5-2 9-5 13-2 4-6 7-10 10h-44v-12c0-11-3-20-9-26-5-6-13-9-24-9-12 0-21 3-29 8-7 5-13 12-17 22s-6 21-6 35v163c0 4 0 7 2 10 2 2 5 4 9 5 4 2 10 3 17 4v19h-105zM2887 94c12-4 23-8 31-13 8-6 16-13 25-23h18v59h-74zM3087 117h-140v-34h140zM3028 265c7-1 11-2 15-3 3-2 5-3 7-6 1-2 2-5 2-9v-164l35-5h18v169c0 4 1 7 2 9 2 3 4 4 7 6 4 1 9 2 15 3v19h-101zM3206 140l-59-23v-15l59-24h18zM3224 246c0 4 1 7 2 10 2 2 5 4 9 5 4 2 9 3 16 4v19h-104v-19c6-1 11-2 14-3 4-2 6-3 7-6 2-2 3-5 3-9v-137l53-32zM3217 148c8-15 15-27 21-37s12-17 19-23c6-7 13-10 19-10 3 0 6 1 8 2 3 1 5 2 6 4v48h-10c-10 0-19 1-26 3s-14 6-19 11c-6 4-12 10-18 18zM3385 78l-19 62-59-23v-15l59-24zM3307 265c7-1 11-2 15-3 3-2 5-3 7-6 1-2 2-5 2-9v-137l54-32v169c0 4 0 7 2 9 1 3 4 4 7 6 3 1 8 2 14 3v19h-101zM3430 265c6-1 11-2 15-3 3-2 5-3 7-6 1-2 2-5 2-9v-101c0-10-3-18-8-22-5-6-13-8-23-8-6 0-12 1-19 4-6 2-13 5-19 9s-11 9-16 14v-16c7-9 14-18 23-25s19-13 28-17c10-4 20-7 29-7 19 0 33 6 43 16s15 24 15 43v110c0 4 1 7 2 9 1 3 4 4 7 6 4 1 9 2 15 3v19h-101zM3553 265c6-1 11-2 15-3 3-2 5-3 7-6 1-2 2-5 2-9v-101c0-10-3-18-8-22-5-6-13-8-24-8-5 0-12 1-18 4-7 2-13 5-19 9s-11 9-16 14v-16c7-9 14-18 23-25s18-13 28-17 20-7 29-7c19 0 33 6 43 16s15 24 15 43v110c0 4 0 7 2 9 1 3 4 4 7 6 4 1 9 2 15 3v19h-101zM3854 233c-9 18-21 32-35 43-14 9-31 13-50 13s-36-4-51-12c-15-10-27-21-35-37-8-15-12-32-12-51 0-20 4-39 13-56s21-30 36-40c16-10 33-15 52-15 15 0 29 4 41 11 12 6 22 16 28 28 7 13 11 27 11 44v13h-142v-20l98-2-6 9c0-13-1-24-4-34-3-9-7-16-12-20-5-5-11-7-19-7-9 0-17 3-24 9s-12 15-16 26-5 24-5 38c0 15 2 28 7 39s12 20 22 26c9 6 21 8 34 8 11 0 21-2 30-6 10-4 19-11 27-19zM4052 72l-59-28v-15l59-28h18zM4070 233c0 4 1 7 2 10 2 2 4 4 7 5 4 2 8 3 14 4v19l-58 17h-18v-255l53-32zM4035 133c-7-11-15-18-22-23-8-4-16-7-26-7-11 0-21 3-30 10-8 6-15 15-20 28-4 11-6 25-6 42 0 14 2 27 6 38s10 19 17 25c8 5 17 8 28 8 7 0 14-1 20-4 7-3 14-7 20-13 6-5 11-12 15-20l5 14c-7 13-14 23-23 31-8 9-18 16-28 21-10 4-21 6-32 6-16 0-30-4-43-12-13-9-23-21-30-35s-11-30-11-48c0-22 4-42 13-60s22-31 38-41 35-15 56-15c13 0 25 3 37 7 12 5 22 12 30 20z">
          <text:p/>
        </draw:path>
        <draw:frame draw:style-name="gr3" draw:text-style-name="P4" draw:layer="layout" svg:width="4.515cm" svg:height="0.501cm" svg:x="4.58cm" svg:y="19.032cm">
          <draw:text-box>
            <text:p text:style-name="P2"><text:span text:style-name="T3">2D: </text:span><text:span text:style-name="T3">Curiosity </text:span><text:span text:style-name="T3">× </text:span><text:span text:style-name="T3">Frustratio</text:span><text:span text:style-name="T3">n</text:span></text:p>
          </draw:text-box>
        </draw:frame>
        <draw:frame draw:style-name="gr3" draw:text-style-name="P4" draw:layer="layout" svg:width="1.471cm" svg:height="0.501cm" svg:x="15.748cm" svg:y="19.032cm">
          <draw:text-box>
            <text:p text:style-name="P2"><text:span text:style-name="T3"><text:s/></text:span><text:span text:style-name="T3">p=0.022</text:span></text:p>
          </draw:text-box>
        </draw:frame>
        <draw:frame draw:style-name="gr3" draw:text-style-name="P4" draw:layer="layout" svg:width="0.421cm" svg:height="0.501cm" svg:x="1.226cm" svg:y="20.103cm">
          <draw:text-box>
            <text:p text:style-name="P2"><text:span text:style-name="T3">11</text:span></text:p>
          </draw:text-box>
        </draw:frame>
        <draw:frame draw:style-name="gr3" draw:text-style-name="P4" draw:layer="layout" svg:width="0.633cm" svg:height="0.501cm" svg:x="2.815cm" svg:y="20.103cm">
          <draw:text-box>
            <text:p text:style-name="P2"><text:span text:style-name="T3">238</text:span></text:p>
          </draw:text-box>
        </draw:frame>
        <draw:frame draw:style-name="gr3" draw:text-style-name="P4" draw:layer="layout" svg:width="6.297cm" svg:height="0.501cm" svg:x="4.579cm" svg:y="20.103cm">
          <draw:text-box>
            <text:p text:style-name="P2"><text:span text:style-name="T3">3D: </text:span><text:span text:style-name="T3">Curiosity </text:span><text:span text:style-name="T3">× </text:span><text:span text:style-name="T3">Frustratio</text:span><text:span text:style-name="T3">n × </text:span><text:span text:style-name="T3">Wonder</text:span></text:p>
          </draw:text-box>
        </draw:frame>
        <draw:frame draw:style-name="gr3" draw:text-style-name="P4" draw:layer="layout" svg:width="3.816cm" svg:height="0.501cm" svg:x="11.628cm" svg:y="20.103cm">
          <draw:text-box>
            <text:p text:style-name="P2"><text:span text:style-name="T3">Complexit</text:span><text:span text:style-name="T3">y </text:span><text:span text:style-name="T3">saturation</text:span></text:p>
          </draw:text-box>
        </draw:frame>
        <draw:frame draw:style-name="gr3" draw:text-style-name="P4" draw:layer="layout" svg:width="0.421cm" svg:height="0.501cm" svg:x="1.226cm" svg:y="21.173cm">
          <draw:text-box>
            <text:p text:style-name="P2"><text:span text:style-name="T3">12</text:span></text:p>
          </draw:text-box>
        </draw:frame>
        <draw:frame draw:style-name="gr3" draw:text-style-name="P4" draw:layer="layout" svg:width="0.633cm" svg:height="0.501cm" svg:x="2.815cm" svg:y="21.173cm">
          <draw:text-box>
            <text:p text:style-name="P2"><text:span text:style-name="T3">336</text:span></text:p>
          </draw:text-box>
        </draw:frame>
        <draw:frame draw:style-name="gr3" draw:text-style-name="P4" draw:layer="layout" svg:width="4.193cm" svg:height="0.501cm" svg:x="4.58cm" svg:y="21.173cm">
          <draw:text-box>
            <text:p text:style-name="P2"><text:span text:style-name="T3">Cross-</text:span><text:span text:style-name="T3">domain </text:span><text:span text:style-name="T3">validation</text:span></text:p>
          </draw:text-box>
        </draw:frame>
        <draw:frame draw:style-name="gr3" draw:text-style-name="P4" draw:layer="layout" svg:width="5.057cm" svg:height="0.501cm" svg:x="11.628cm" svg:y="21.173cm">
          <draw:text-box>
            <text:p text:style-name="P2"><text:span text:style-name="T3">Domain-</text:span><text:span text:style-name="T3">speciﬁcity </text:span><text:span text:style-name="T3">conﬁrmed</text:span></text:p>
          </draw:text-box>
        </draw:frame>
        <draw:frame draw:style-name="gr3" draw:text-style-name="P4" draw:layer="layout" svg:width="0.421cm" svg:height="0.501cm" svg:x="1.226cm" svg:y="22.244cm">
          <draw:text-box>
            <text:p text:style-name="P2"><text:span text:style-name="T3">13</text:span></text:p>
          </draw:text-box>
        </draw:frame>
        <draw:frame draw:style-name="gr3" draw:text-style-name="P4" draw:layer="layout" svg:width="0.633cm" svg:height="0.501cm" svg:x="2.815cm" svg:y="22.244cm">
          <draw:text-box>
            <text:p text:style-name="P2"><text:span text:style-name="T3">200</text:span></text:p>
          </draw:text-box>
        </draw:frame>
        <draw:path draw:style-name="gr1" draw:text-style-name="P1" draw:layer="layout" svg:width="4.092cm" svg:height="0.377cm" svg:x="11.649cm" svg:y="22.356cm" svg:viewBox="0 0 4093 378" svg:d="M22 195c5 24 13 42 24 54 12 12 27 18 47 18 11 0 21-2 29-5 8-4 15-9 19-16 4-6 7-14 7-23s-2-16-6-21c-4-6-10-11-16-15-7-3-16-7-27-10-4-1-8-2-12-3-18-5-33-11-46-17-12-7-22-15-28-25-7-10-11-23-11-39s4-31 12-43 20-21 34-28 31-10 50-10c17 0 32 2 46 6s27 10 39 17v64h-22c-4-14-8-27-14-37-5-9-12-16-20-21-8-4-17-7-28-7-10 0-18 2-26 5-7 4-12 8-16 14s-6 13-6 20c0 11 2 19 7 24 4 6 10 10 17 13s16 6 26 9c3 0 6 1 9 2 19 5 35 11 48 18 12 7 22 15 30 26 7 11 11 24 11 40s-5 31-14 44-22 23-38 30c-17 7-35 10-56 10-18 0-35-2-50-7-16-4-30-11-41-20v-67zM227 95c10-3 18-7 25-11 7-5 12-11 17-17s10-14 14-23h24v74h-80zM307 232c0 6 1 12 5 16 3 4 9 7 16 10 8 2 18 4 30 4v19c-8 3-16 5-23 6-8 2-15 2-22 2-19 0-34-4-44-14s-15-24-15-41v-133h53zM353 118h-66v-34h66zM571 282c-5 2-11 4-16 5-6 1-11 1-17 1-14 0-25-3-32-11-7-7-11-18-11-31v-112c0-12-3-21-8-27s-13-9-23-9-17 3-22 8c-6 6-9 14-9 25v22h-37c-4-2-7-5-9-9s-3-9-3-14c0-9 4-18 11-25 7-8 16-14 29-18 12-5 25-8 40-8 17 0 32 3 45 9 12 5 22 13 29 24 6 10 10 23 10 38v94c0 4 0 8 2 10 1 2 4 4 7 6 3 1 8 2 14 3zM503 249c-9 14-20 24-32 30-11 7-24 10-39 10-10 0-19-2-27-6-8-5-15-11-19-18-4-8-7-17-7-26 0-15 5-27 14-37 8-10 22-17 40-22l76-21v17l-50 16c-10 3-17 7-22 13-4 6-6 13-6 22 0 5 1 9 4 14 2 4 6 8 10 10 4 3 9 4 15 4 8 0 15-2 22-6 8-4 15-10 21-17zM575 95c11-3 19-7 26-11 6-5 12-11 17-17s9-14 14-23h23v74h-80zM655 232c0 6 2 12 5 16 4 4 9 7 17 10 8 2 18 4 30 4v19c-8 3-16 5-23 6-8 2-16 2-23 2-18 0-33-4-43-14s-15-24-15-41v-133h52zM702 118h-66v-34h66zM743 33c0-6 1-12 4-16 3-5 7-9 12-13 5-2 10-4 17-4 6 0 12 2 17 4 5 4 9 8 12 13 3 4 4 10 4 16 0 7-1 13-4 18s-7 8-12 11-11 5-17 5c-7 0-12-2-17-5s-9-6-12-12c-3-5-4-10-4-17zM786 141l-59-23v-15l59-24h18zM804 248c0 4 1 7 3 9 1 3 3 5 7 6 3 1 8 2 14 3v18h-101v-18c6-1 11-2 15-3 3-1 5-3 7-6 1-2 2-5 2-9v-137l53-32zM872 217c4 18 11 31 19 39 9 8 20 12 32 12 8 0 15-1 20-3 6-2 10-6 14-10 3-5 4-10 4-16 0-5-1-9-3-13-3-4-6-7-12-10-5-3-12-6-21-8-3-1-7-2-10-2-16-4-29-9-39-14s-17-12-21-19c-5-8-7-18-7-30s3-23 10-32c6-10 16-18 28-23 12-6 26-9 41-9s27 2 39 5c11 3 22 8 31 14v46h-24c-3-14-9-25-17-32-8-8-18-12-29-12-7 0-13 1-18 4-5 2-8 4-11 8-3 5-4 9-4 14s1 10 4 13c3 4 7 7 13 10 6 2 14 5 24 8 18 4 32 8 43 14 11 5 18 12 23 20s8 18 8 31-4 25-11 35c-7 11-17 19-30 24-13 6-28 8-45 8-14 0-28-2-41-5-14-4-25-10-34-17v-50zM1027 95c11-3 19-7 26-11 6-5 12-11 17-17s9-14 14-23h23v74h-80zM1107 232c0 6 2 12 5 16 4 4 9 7 17 10 8 2 18 4 30 4v19c-8 3-16 5-23 6-8 2-16 2-23 2-18 0-33-4-43-14s-16-24-16-41v-133h53zM1154 118h-66v-34h66zM1195 33c0-6 1-12 4-16 3-5 7-9 12-13 5-2 10-4 17-4 6 0 12 2 17 4 5 4 9 8 12 13 3 4 4 10 4 16 0 7-1 13-4 18s-7 8-12 11-11 5-17 5c-7 0-12-2-17-5s-9-6-12-12c-3-5-4-10-4-17zM1238 141l-59-23v-15l59-24h18zM1256 248c0 4 1 7 3 9 1 3 3 5 7 6 3 1 8 2 14 3v18h-101v-18c6-1 11-2 15-3 3-1 5-3 7-6 1-2 2-5 2-9v-137l53-32zM1476 233c-8 18-18 32-33 42-14 10-30 14-49 14s-36-4-50-12c-14-9-26-21-34-36s-12-32-12-51c0-21 4-40 13-57 9-16 21-30 36-39 16-10 34-15 53-15 14 0 26 3 37 8 11 4 20 10 26 18s9 17 9 26c0 5-1 9-3 13-3 5-6 7-10 9h-34v-10c0-14-3-24-8-31s-13-11-23-11-18 3-25 9c-6 5-11 13-15 24s-6 23-6 37c0 15 3 29 8 40 5 12 12 20 22 27 9 6 20 8 33 8 10 0 19-2 27-6 9-4 18-10 26-18zM1687 282c-5 2-11 4-17 5-5 1-11 1-16 1-14 0-25-3-32-11-8-7-11-18-11-31v-112c0-12-3-21-8-27-6-6-13-9-24-9-9 0-16 3-22 8-5 6-8 14-8 25v22h-37c-4-2-7-5-9-9s-3-9-3-14c0-9 3-18 10-25 7-8 17-14 29-18 12-5 26-8 40-8 18 0 33 3 46 9 12 5 22 13 28 24 7 10 10 23 10 38v94c0 4 1 8 2 10 2 2 4 4 8 6 3 1 8 2 14 3zM1619 249c-10 14-20 24-32 30-12 7-25 10-39 10-10 0-20-2-28-6-8-5-14-11-18-18-5-8-7-17-7-26 0-15 4-27 13-37s22-17 41-22l76-21v17l-51 16c-10 3-17 7-21 13s-6 13-6 22c0 5 1 9 3 14 3 4 6 8 11 10 4 3 9 4 15 4 7 0 15-2 22-6 8-4 15-10 21-17zM1762 72l-59-28v-15l59-28h18zM1780 248c0 4 0 7 2 9 1 3 4 5 7 6s8 2 14 3v18h-100v-18c6-1 11-2 14-3s6-3 7-6c1-2 2-5 2-9v-216l54-31zM1880 72l-59-28v-15l59-28h18zM1898 248c0 4 1 7 3 9 1 3 3 5 7 6 3 1 8 2 14 3v18h-101v-18c6-1 11-2 15-3 3-1 5-3 7-6 1-2 2-5 2-9v-216l53-31zM2038 103c-8 1-14 3-18 4-4 2-6 5-7 8 0 4 1 8 4 15l44 106h-11l42-106c2-6 3-11 3-14 0-4-2-7-6-9-3-1-9-3-18-4v-19h75v19c-6 1-11 3-15 5-3 2-5 6-7 11l-72 168h-22l-77-168c-2-5-5-8-8-10-3-3-8-4-14-6v-19h107zM1957 327c13 0 25-1 33-5 9-3 17-8 23-14 6-7 12-17 18-29l21 8c-8 21-15 37-23 50-8 14-16 24-26 31s-20 10-33 10c-5 0-11-1-17-3s-10-5-12-8v-40zM2408 233c-7 18-18 32-33 42-14 10-30 14-49 14s-35-4-50-12c-14-9-25-21-34-36-8-15-12-32-12-51 0-21 4-40 13-57 9-16 21-30 37-39 15-10 33-15 52-15 14 0 26 3 37 8 11 4 20 10 26 18 7 8 10 17 10 26 0 5-2 9-4 13-2 5-6 7-10 9h-34v-10c0-14-2-24-8-31-5-7-13-11-23-11-9 0-17 3-24 9-7 5-12 13-16 24s-5 23-5 37c0 15 2 29 7 40 5 12 13 20 22 27 9 6 20 8 33 8 10 0 19-2 28-6 8-4 17-10 25-18zM2522 289c-18 0-35-4-49-12-15-9-26-21-35-36-8-16-12-33-12-52 0-20 5-38 13-55 9-17 21-30 36-40 16-10 32-15 50-15 19 0 35 5 49 14 15 8 27 20 35 35 8 16 12 33 12 52 0 20-4 39-13 55-9 17-21 30-36 40s-32 14-50 14zM2527 269c8 0 15-3 21-9s10-14 13-26c4-11 5-26 5-44s-2-34-6-47c-4-14-9-24-15-32-7-7-15-11-23-11-9 0-17 3-23 9-5 6-10 14-13 26s-5 26-5 44 2 34 6 47c3 14 9 24 15 32 7 7 15 11 25 11zM2719 79l-19 62-60-23v-15l60-24zM2640 266c7-1 12-2 15-3s5-3 7-6c1-2 2-5 2-9v-137l55-32v169c0 4 0 7 2 9 1 3 4 5 7 6s8 2 14 3v18h-102zM2768 266c6-1 11-2 14-3 4-1 6-3 7-6 2-2 2-5 2-9v-99c0-11-2-19-7-24-6-6-14-8-25-8-5 0-12 1-19 4-6 2-13 5-19 10-6 4-12 9-17 15v-16c7-10 15-18 23-26 10-8 19-14 29-18s20-7 30-7c19 0 34 6 43 16 10 10 15 25 15 44v109c0 4 1 7 3 9 1 3 3 5 7 6 3 1 8 2 14 3v18h-100zM2890 266c6-1 11-2 14-3s6-3 8-6c1-2 2-5 2-9v-164c0-17 4-31 14-44 9-12 22-22 39-29s36-10 58-10c17 0 32 2 45 5s22 8 30 15c7 6 11 13 11 22 0 4-2 8-5 12-2 4-6 7-10 10h-44v-12c0-11-3-20-9-26-5-6-13-9-24-9-12 0-21 3-29 8-7 5-13 12-17 22s-6 21-6 36v164c0 3 0 6 2 9 2 2 5 4 9 5 4 2 10 3 17 4v18h-105zM2887 95c12-4 23-8 31-13 8-7 16-14 25-24h18v60h-74zM3087 118h-140v-34h140zM3028 266c7-1 11-2 15-3 3-1 5-3 7-6 1-2 2-5 2-9v-164l35-5h18v169c0 4 1 7 2 9 2 3 4 5 7 6 4 1 9 2 15 3v18h-101zM3206 141l-59-23v-15l59-24h18zM3224 247c0 4 1 7 2 10 2 2 5 4 9 5 4 2 9 3 16 4v18h-104v-18c6-1 11-2 14-3 4-1 6-3 7-6 2-2 3-5 3-9v-137l53-32zM3217 149c8-15 15-27 21-37 6-9 12-17 19-23 6-6 13-10 19-10 3 0 6 1 8 2 3 1 5 2 6 4v48h-10c-10 0-19 1-26 3s-14 6-19 11c-6 4-12 10-18 18zM3385 79l-19 62-59-23v-15l59-24zM3307 266c7-1 11-2 15-3 3-1 5-3 7-6 1-2 2-5 2-9v-137l54-32v169c0 4 0 7 2 9 1 3 4 5 7 6s8 2 14 3v18h-101zM3430 266c6-1 11-2 15-3 3-1 5-3 7-6 1-2 2-5 2-9v-101c0-10-3-18-8-22-5-6-13-8-23-8-6 0-12 1-19 4-6 2-13 5-19 9s-11 9-16 14v-16c7-9 14-17 23-25 9-7 19-13 28-17 10-4 20-7 29-7 19 0 33 6 43 16s15 24 15 43v110c0 4 1 7 2 9 1 3 4 5 7 6 4 1 9 2 15 3v18h-101zM3553 266c6-1 11-2 15-3 3-1 5-3 7-6 1-2 2-5 2-9v-101c0-10-3-18-8-22-5-6-13-8-24-8-5 0-12 1-18 4-7 2-13 5-19 9s-11 9-16 14v-16c7-9 14-17 23-25 9-7 18-13 28-17s20-7 29-7c19 0 33 6 43 16s15 24 15 43v110c0 4 0 7 2 9 1 3 4 5 7 6 4 1 9 2 15 3v18h-101zM3854 234c-9 18-21 32-35 42-14 9-31 13-50 13s-36-4-51-12c-15-9-27-20-35-36-8-15-12-32-12-51 0-20 4-39 13-56s21-30 36-40c16-10 33-15 52-15 15 0 29 4 41 11 12 6 22 16 28 29 7 12 11 27 11 43v13h-142v-20l98-2-6 9c0-13-1-24-4-34-3-9-7-16-12-20-5-5-11-7-19-7-9 0-17 3-24 9s-12 15-16 26-5 24-5 38c0 15 2 28 7 39s12 20 22 26c9 6 21 9 34 9 11 0 21-2 30-7 10-4 19-11 27-19zM4052 72l-59-28v-15l59-28h18zM4070 234c0 4 1 7 2 10 2 2 4 4 7 5 4 2 8 3 14 4v19l-58 16h-18v-255l53-32zM4035 134c-7-11-15-18-22-23-8-4-16-7-26-7-11 0-21 3-30 10-8 6-15 16-20 28-4 12-6 25-6 42 0 14 2 27 6 38s10 19 17 25c8 5 17 8 28 8 7 0 14-1 20-4 7-3 14-7 20-13 6-5 11-12 15-20l5 14c-7 13-14 23-23 31-8 9-18 15-28 20-10 4-21 6-32 6-16 0-30-4-43-12s-23-20-30-34-11-30-11-48c0-22 4-42 13-60s22-31 38-41 35-15 56-15c13 0 25 3 37 8 12 4 22 11 30 19z">
          <text:p/>
        </draw:path>
        <draw:frame draw:style-name="gr3" draw:text-style-name="P4" draw:layer="layout" svg:width="4.35cm" svg:height="0.501cm" svg:x="4.58cm" svg:y="22.244cm">
          <draw:text-box>
            <text:p text:style-name="P2"><text:span text:style-name="T3">Optimal </text:span><text:span text:style-name="T3">conﬁg </text:span><text:span text:style-name="T3">validation</text:span></text:p>
          </draw:text-box>
        </draw:frame>
        <draw:frame draw:style-name="gr3" draw:text-style-name="P4" draw:layer="layout" svg:width="1.471cm" svg:height="0.501cm" svg:x="15.748cm" svg:y="22.244cm">
          <draw:text-box>
            <text:p text:style-name="P2"><text:span text:style-name="T3"><text:s/></text:span><text:span text:style-name="T3">p=0.022</text:span></text:p>
          </draw:text-box>
        </draw:frame>
        <draw:frame draw:style-name="gr3" draw:text-style-name="P4" draw:layer="layout" svg:width="0.421cm" svg:height="0.501cm" svg:x="1.226cm" svg:y="23.315cm">
          <draw:text-box>
            <text:p text:style-name="P2"><text:span text:style-name="T3">14</text:span></text:p>
          </draw:text-box>
        </draw:frame>
        <draw:frame draw:style-name="gr3" draw:text-style-name="P4" draw:layer="layout" svg:width="0.844cm" svg:height="0.501cm" svg:x="2.815cm" svg:y="23.315cm">
          <draw:text-box>
            <text:p text:style-name="P2"><text:span text:style-name="T3">~650</text:span></text:p>
          </draw:text-box>
        </draw:frame>
        <draw:frame draw:style-name="gr3" draw:text-style-name="P4" draw:layer="layout" svg:width="4.866cm" svg:height="0.501cm" svg:x="4.58cm" svg:y="23.315cm">
          <draw:text-box>
            <text:p text:style-name="P2"><text:span text:style-name="T3">Final </text:span><text:span text:style-name="T3">statistical </text:span><text:span text:style-name="T3">conﬁrmati</text:span><text:span text:style-name="T3">on</text:span></text:p>
          </draw:text-box>
        </draw:frame>
        <draw:path draw:style-name="gr1" draw:text-style-name="P1" draw:layer="layout" svg:width="0.917cm" svg:height="0.288cm" svg:x="1.233cm" svg:y="24.498cm" svg:viewBox="0 0 918 289" svg:d="M84 39c-13 0-24 3-32 6s-15 8-20 16c-5 7-9 18-12 31h-20v-76h113v23zM228 92c-3-13-7-24-12-31-5-8-12-13-20-16s-19-6-32-6h-30v-23h114v76zM61 264c9 0 16-1 20-3 5-2 8-5 10-9 2-3 3-8 3-15v-221h60v221c0 7 1 12 3 15 1 4 5 7 9 9 5 2 12 3 21 3v20h-126zM340 289c-19 0-35-5-50-13-14-9-26-21-34-36s-12-32-12-52c0-19 4-38 13-55s21-30 36-39c15-10 32-15 50-15s35 4 49 13c15 8 26 20 34 36 9 15 13 32 13 51 0 20-4 39-13 56-9 16-21 29-36 39s-32 15-50 15zM344 268c9 0 16-3 22-9 5-5 10-14 13-25 3-12 5-27 5-44 0-18-2-34-6-48-4-13-9-24-16-31-6-8-14-12-23-12s-16 3-22 9-10 15-14 26c-3 12-4 26-4 44s2 34 5 47c4 14 9 25 16 32 7 8 15 11 24 11zM458 95c10-4 18-8 25-12s12-9 17-15c5-7 9-14 14-24h24v73h-80zM538 231c0 6 1 12 5 16 3 5 9 8 16 10 8 2 18 4 30 5v18c-8 3-16 5-23 7-8 1-15 2-22 2-19 0-34-5-44-15s-15-23-15-41v-132h53zM584 117h-66v-33h66zM802 281c-5 2-10 4-16 5s-11 2-17 2c-14 0-24-4-32-11-7-8-11-18-11-32v-112c0-11-3-20-8-27-5-6-13-9-23-9-9 0-17 3-22 9-6 6-9 14-9 24v23h-37c-4-3-7-6-9-10s-3-8-3-14c0-9 4-17 11-25s16-14 29-18c12-5 25-7 40-7 17 0 32 2 45 8 12 5 22 14 29 24 6 11 10 23 10 38v95c0 4 0 7 2 9 1 3 4 5 7 6s8 3 14 3zM734 248c-9 14-20 24-31 31-12 6-25 10-40 10-10 0-19-2-27-7-8-4-14-10-19-18-4-8-7-16-7-26 0-14 5-26 14-36s22-18 40-22l77-22v18l-51 15c-10 3-17 8-22 13-4 6-6 13-6 22 0 5 1 10 4 14 2 5 6 8 10 11 5 2 9 4 15 4 8 0 15-2 23-7 7-4 14-10 20-17zM877 72l-59-28v-15l59-29h18zM895 247c0 5 1 8 2 10 2 2 4 4 7 5 4 1 8 2 14 3v19h-100v-19c6-1 11-2 14-3 4-1 6-3 7-5 2-2 3-5 3-10v-216l53-31z">
          <text:p/>
        </draw:path>
        <draw:path draw:style-name="gr1" draw:text-style-name="P1" draw:layer="layout" svg:width="1.232cm" svg:height="0.335cm" svg:x="2.82cm" svg:y="24.509cm" svg:viewBox="0 0 1233 336" svg:d="M15 208c8 14 19 24 31 31 12 6 26 9 40 9 12 0 21-1 30-5 8-4 14-10 19-17 4-8 6-17 6-27 0-12-3-23-10-32s-17-16-30-20c-14-5-30-7-48-7v-22c15 0 28-2 38-6 11-3 19-8 24-15 5-6 8-14 8-23 0-6-2-11-5-16s-7-9-12-11c-6-3-12-4-19-4-11 0-21 3-31 8s-19 13-28 23l-14-10c9-21 21-37 37-48 15-11 34-16 55-16 14 0 26 3 37 8s20 11 25 20c7 9 10 20 10 31s-3 21-10 30c-6 9-16 17-28 23s-27 11-45 15l6-11c20 2 37 7 51 13 15 7 26 16 34 27 7 11 11 24 11 38 0 16-4 30-13 43-8 13-20 23-35 30-16 7-33 11-52 11-25 0-45-5-61-15s-28-24-36-44zM215 315c12-1 22-5 31-11 9-5 18-13 23-22s8-18 8-29h5c0 7-2 12-7 16-4 4-9 7-18 7-6 0-11-2-17-5-5-3-9-7-12-12-3-6-5-11-5-18 0-6 2-12 5-17s7-9 12-12c6-3 11-5 17-5 9 0 16 2 22 6s10 10 14 17c3 7 4 15 4 23 0 15-3 28-10 40s-17 22-30 29c-12 8-26 12-42 14zM490 17c-24 8-45 19-62 35-16 14-29 31-38 51-8 20-12 42-12 66 0 17 2 31 6 44 5 13 11 23 19 29 8 7 17 11 28 11 10 0 18-2 24-7 7-4 13-11 16-20 4-8 6-18 6-30s-3-23-7-32c-5-9-11-17-20-22-8-5-17-8-28-8-9 0-18 2-27 6-8 5-15 11-22 19l-1-19c9-13 20-23 33-29 13-7 28-11 43-11s30 4 42 11c13 7 23 17 30 29s11 26 11 41c0 18-5 35-14 49-9 15-21 27-37 35-15 8-33 13-52 13-22 0-41-5-58-15-16-9-29-22-38-39-8-17-13-37-13-59 0-28 7-53 20-76s32-41 57-58c25-15 55-25 89-31zM725 17c-25 8-45 19-62 35-17 14-29 31-38 51s-13 42-13 66c0 17 2 31 7 44 4 13 10 23 19 29 8 7 17 11 28 11 9 0 17-2 24-7 7-4 12-11 16-20 4-8 5-18 5-30s-2-23-7-32c-4-9-11-17-19-22s-18-8-28-8-19 2-27 6c-8 5-16 11-22 19l-1-19c9-13 20-23 33-29 13-7 27-11 42-11 16 0 30 4 43 11 12 7 22 17 29 29 8 12 11 26 11 41 0 18-4 35-13 49-9 15-22 27-37 35-16 8-33 13-53 13-22 0-41-5-57-15-17-9-29-22-38-39s-13-37-13-59c0-28 6-53 20-76 13-23 32-41 57-58 25-15 54-25 88-31zM873 252c10-1 17-2 21-4 4-1 7-3 9-7 1-3 2-9 2-16v-172h3l-92 123v-10h195v33h-224v-24l130-172h46v222c0 7 0 13 2 16 1 4 4 6 8 7 5 2 11 3 21 4v21h-121zM1155 47v185h-30v-185zM1233 124v30h-185v-30z">
          <text:p/>
        </draw:path>
        <draw:polygon draw:style-name="gr1" draw:text-style-name="P1" draw:layer="layout" svg:width="18.733cm" svg:height="0.017cm" svg:x="1.146cm" svg:y="26.454cm" svg:viewBox="0 0 18734 18" draw:points="0,0 18734,0 18734,18 0,18">
          <text:p/>
        </draw:polygon>
        <draw:path draw:style-name="gr1" draw:text-style-name="P1" draw:layer="layout" svg:width="13.253cm" svg:height="0.485cm" svg:x="1.002cm" svg:y="27.585cm" svg:viewBox="0 0 13254 486" svg:d="M0 338c38-30 68-57 91-79 23-23 40-43 51-63 12-20 18-39 18-59 0-13-3-24-8-34s-12-17-21-22c-10-5-21-7-34-7-15 0-28 3-40 9-11 6-23 16-34 30l-18-13c12-28 28-49 48-64 21-14 45-21 74-21 22 0 42 4 58 12 17 8 30 20 38 36 10 15 14 33 14 54 0 23-7 46-21 68s-34 43-60 65c-26 21-58 42-96 64v-13h181v65h-241zM273 325c0-8 2-15 5-22 4-6 10-12 16-16 7-4 15-6 23-6s15 2 21 6c7 4 13 10 17 16 4 7 6 14 6 22s-2 16-6 22c-4 7-10 12-17 17-6 3-13 6-21 6s-16-3-23-6c-6-5-12-10-16-17-3-6-5-14-5-22zM595 305c0 9 1 15 4 20 2 5 7 9 12 11 7 3 15 4 26 5v25h-159v-25c11-1 19-2 25-5 6-2 10-6 13-11s4-11 4-20v-223c0-9-1-16-4-20-3-6-7-9-13-11-6-3-14-5-25-5v-25h117zM752 118c-4-18-10-31-16-41s-15-16-25-20c-11-4-24-6-42-6h-98v-30h206v97zM653 178c8 0 15-1 20-4s9-8 12-14c3-7 6-16 7-28h26v123h-26c-1-13-4-22-7-29-3-6-7-11-12-14s-12-4-20-4h-82v-30zM821 43c0-8 1-15 5-21 4-7 9-12 15-16 7-4 14-6 23-6 7 0 14 2 21 6s12 9 15 16c4 6 6 13 6 21s-2 16-6 22c-3 7-8 12-15 15-7 4-14 6-22 6s-15-2-22-6c-6-3-11-9-15-15-4-7-5-14-5-22zM877 181l-76-30v-19l76-30h23zM900 319c0 5 1 9 3 12 1 3 5 5 9 7 4 1 10 2 18 3v25h-129v-25c8-1 14-2 18-3 5-2 8-4 10-7s3-7 3-12v-177l68-40zM1052 102l-23 79-76-30v-19l76-30zM953 341c8-1 15-2 19-3 4-2 7-4 9-7s3-7 3-12v-177l68-40v217c0 5 1 9 3 12s5 5 10 7c4 1 10 2 18 3v25h-130zM1116 341c8-1 14-2 19-3 4-2 7-4 9-7s3-7 3-12v-128c0-14-4-24-11-31-6-7-17-10-31-10-7 0-16 1-24 5-9 3-17 7-25 13-8 5-16 12-22 19v-20c9-13 19-24 31-34 11-10 24-17 37-23 12-5 25-8 37-8 24 0 43 6 56 20 13 13 20 32 20 57v140c0 5 1 9 3 12s5 5 9 7c5 1 11 2 19 3v25h-130zM1520 362c-7 3-14 5-21 6-8 2-15 3-22 3-18 0-32-5-42-14-9-10-14-23-14-41v-144c0-16-4-27-10-35-7-8-17-12-30-12-12 0-21 4-28 11-7 8-11 18-11 32v29h-48c-5-3-8-7-11-13-3-5-4-11-4-17 0-12 4-23 13-33s22-18 37-23c16-6 33-9 52-9 23 0 42 3 58 11 16 7 29 17 37 31 9 13 13 29 13 48v121c0 6 1 10 3 14 2 3 5 5 9 7s11 3 19 4zM1432 321c-12 17-26 30-41 38s-32 13-50 13c-14 0-26-3-36-8-11-6-19-14-24-24-6-10-9-21-9-33 0-19 6-34 17-47 12-12 29-23 52-29l98-28v23l-65 21c-12 4-21 9-27 17-5 7-8 16-8 27 0 7 1 13 4 19 4 6 8 10 14 13 5 3 12 5 19 5 10 0 20-3 30-8 10-6 18-13 25-22zM1616 92l-76-36v-19l76-36h23zM1639 319c0 5 1 9 3 12 1 3 5 5 9 7 4 1 11 2 18 3v25h-129v-25c8-1 14-2 18-3 5-2 8-4 10-7s3-7 3-12v-278l68-40zM1822 251c6 31 16 54 30 70 15 15 35 22 60 22 15 0 27-2 38-7 11-4 19-11 24-19 6-9 9-19 9-31 0-11-3-20-8-27-5-8-12-15-21-19-8-5-20-10-34-14-5-1-10-3-15-4-23-6-43-13-59-22-16-8-28-19-37-32-9-14-13-30-13-50s5-38 15-54c11-15 25-28 44-36 19-9 40-13 65-13 21 0 41 2 59 7s34 13 50 23v81h-29c-5-19-11-34-18-46s-15-21-25-27c-11-6-23-10-37-10-13 0-24 3-33 7s-16 10-21 18c-5 7-8 16-8 26 0 12 3 22 9 29 6 8 14 13 23 17s20 7 33 11c4 1 7 1 10 3 25 6 46 14 62 23 17 9 30 20 40 34 9 14 14 31 14 52s-6 40-17 56c-12 17-29 30-50 39s-45 14-72 14c-23 0-45-3-65-9-21-6-38-15-52-26v-86zM2084 122c13-5 24-9 32-15 9-5 16-12 22-20 6-7 12-17 17-30h31v94h-102zM2186 297c0 9 2 16 7 21 5 6 12 10 21 13 10 3 23 5 38 6v24c-10 4-20 6-30 8s-19 3-28 3c-24 0-43-6-56-18-13-13-20-30-20-53v-171h68zM2246 151h-86v-43h86zM2526 362c-7 3-14 5-21 6-7 2-14 3-21 3-18 0-32-5-42-14-10-10-15-23-15-41v-144c0-16-3-27-10-35s-17-12-30-12c-12 0-21 4-28 11-7 8-10 18-10 32v29h-48c-5-3-9-7-12-13-3-5-4-11-4-17 0-12 5-23 13-33 10-10 22-18 37-23 16-6 33-9 52-9 23 0 42 3 59 11 16 7 28 17 37 31 8 13 12 29 12 48v121c0 6 1 10 3 14 2 3 5 5 9 7 5 2 11 3 19 4zM2438 321c-12 17-25 30-41 38-15 8-32 13-50 13-13 0-25-3-36-8-10-6-18-14-24-24s-8-21-8-33c0-19 5-34 17-47 11-12 28-23 52-29l98-28v23l-65 21c-13 4-22 9-27 17-6 7-9 16-9 27 0 7 2 13 5 19s7 10 13 13 12 5 20 5c9 0 19-3 29-8 10-6 18-13 25-22zM2531 122c14-5 24-9 33-15 8-5 15-12 21-20 7-7 12-17 18-30h31v94h-103zM2634 297c0 9 2 16 6 21 5 6 12 10 22 13s22 5 37 6v24c-9 4-19 6-29 8s-20 3-28 3c-24 0-43-6-57-18-13-13-19-30-19-53v-171h68zM2694 151h-86v-43h86zM2745 43c0-8 2-15 5-21 4-7 9-12 16-16s14-6 22-6 15 2 21 6c7 4 12 9 16 16 3 6 5 13 5 21s-2 16-5 22c-4 7-9 12-16 15-6 4-14 6-22 6-7 0-14-2-21-6-7-3-12-9-16-15-3-7-5-14-5-22zM2801 181l-76-30v-19l76-30h23zM2824 319c0 5 1 9 3 12s5 5 9 7c5 1 11 2 19 3v25h-130v-25c8-1 14-2 19-3 4-2 7-4 9-7s3-7 3-12v-177l68-40zM2911 280c6 22 15 39 26 49 11 11 24 16 41 16 9 0 18-1 25-4 8-3 13-8 17-13 4-6 6-13 6-20s-1-13-5-18c-3-4-7-9-14-12-7-4-16-7-28-10-4-2-8-3-13-4-20-4-37-10-49-17-13-8-22-16-28-26s-9-23-9-37c0-16 5-30 13-43 9-12 21-22 36-29 16-7 34-10 53-10s35 2 50 6 28 9 40 17v60h-31c-4-18-11-32-22-42-10-9-23-14-37-14-9 0-16 1-23 4-6 2-11 6-15 11-3 5-5 11-5 17 0 7 2 13 5 18 4 4 9 8 17 12 8 3 18 6 31 9 24 6 42 12 55 19 14 7 24 16 30 27 7 10 10 23 10 39 0 18-5 33-14 47-9 12-21 22-38 29-16 7-36 11-58 11-18 0-36-3-53-7-17-5-32-12-44-21v-64zM3111 122c13-5 24-9 32-15 9-5 16-12 22-20 6-7 12-17 17-30h31v94h-102zM3213 297c0 9 3 16 7 21 5 6 12 10 21 13 10 3 23 5 38 6v24c-10 4-20 6-30 8s-19 3-28 3c-24 0-43-6-56-18-13-13-20-30-20-53v-171h68zM3273 151h-86v-43h86zM3324 43c0-8 2-15 6-21 3-7 9-12 15-16 7-4 14-6 22-6s15 2 22 6c6 4 11 9 15 16 4 6 6 13 6 21s-2 16-6 22c-4 7-9 12-15 15-7 4-14 6-22 6s-15-2-22-6c-6-3-12-9-15-15-4-7-6-14-6-22zM3380 181l-76-30v-19l76-30h24zM3404 319c0 5 0 9 2 12s5 5 10 7c4 1 10 2 18 3v25h-130v-25c8-1 15-2 19-3 5-2 8-4 10-7 1-3 2-7 2-12v-177l69-40zM3686 300c-9 23-23 41-41 54-19 12-40 18-65 18-24 0-45-6-63-16-19-11-34-26-44-45-10-20-15-42-15-68 0-27 5-51 16-72 12-22 27-38 47-50 20-13 43-19 67-19 18 0 34 3 48 9 15 6 26 14 34 24s12 21 12 33c0 6-2 12-5 17s-7 9-12 12h-44v-13c0-18-4-32-11-41-6-9-16-14-29-14-12 0-22 4-31 11-9 8-16 18-21 32-5 13-7 29-7 47 0 20 3 38 10 52 7 15 16 27 28 35 12 7 26 11 43 11 12 0 24-2 35-8 11-5 22-13 33-24zM3957 362c-6 3-13 5-20 6-8 2-15 3-22 3-18 0-32-5-42-14-9-10-14-23-14-41v-144c0-16-4-27-11-35-6-8-16-12-29-12-12 0-22 4-29 11-7 8-10 18-10 32v29h-48c-5-3-9-7-12-13-2-5-3-11-3-17 0-12 4-23 13-33s21-18 37-23c15-6 33-9 52-9 22 0 42 3 58 11 16 7 28 17 37 31 8 13 13 29 13 48v121c0 6 0 10 2 14 3 3 6 5 10 7s10 3 18 4zM3869 321c-12 17-25 30-41 38-15 8-31 13-50 13-13 0-25-3-35-8-11-6-19-14-25-24-5-10-8-21-8-33 0-19 6-34 17-47 11-12 29-23 52-29l98-28v23l-65 21c-13 4-22 9-27 17-6 7-8 16-8 27 0 7 1 13 4 19s8 10 13 13c6 3 13 5 20 5 10 0 19-3 29-8 10-6 19-13 26-22zM4054 92l-77-36v-19l77-36h23zM4077 319c0 5 0 9 2 12s5 5 10 7c4 1 10 2 18 3v25h-130v-25c8-1 15-2 19-3 5-2 8-4 10-7 1-3 2-7 2-12v-278l69-40zM4333 305c0 9 1 15 4 20 2 5 7 9 13 11 6 3 14 4 25 5v25h-159v-25c11-1 19-2 25-5 6-2 11-6 13-11 3-5 4-11 4-20v-223c0-9-1-16-4-20-2-6-7-9-13-11-6-3-14-5-25-5v-25h117zM4400 21c26 0 48 3 67 11 20 7 35 17 45 31 10 13 16 29 16 47 0 19-5 36-15 49s-24 24-42 30c-18 7-40 11-65 11h-97v-28h68c18 0 32-1 43-5 10-4 18-10 23-19s8-20 8-35c0-20-7-35-20-46-14-11-34-16-59-16h-63v-30zM4384 192c11 0 22 1 31 3 8 2 16 6 23 10 6 5 12 11 17 19l60 87c6 7 10 13 15 17s11 7 17 9 14 3 22 4v25h-112l-81-140c-4-6-8-11-12-15-3-3-8-6-13-7s-11-1-18-1v-11zM4809 300c-11 24-26 42-44 54s-40 18-65 18-47-6-66-16c-19-11-34-26-44-45-11-19-16-42-16-68s5-50 17-71c11-22 27-39 47-51 20-13 41-19 65-19 20 0 38 4 54 13 15 9 28 21 36 37 9 16 13 35 13 56v17h-182v-26l126-2-8 11c0-17-2-32-5-43-3-12-8-21-15-27s-15-9-24-9c-12 0-22 4-31 12s-16 19-21 33-7 30-7 49c0 20 3 37 9 52 7 14 16 24 28 32 12 7 27 11 44 11 14 0 27-3 39-8 13-5 24-14 35-25zM4869 280c6 22 15 39 26 49 11 11 24 16 41 16 9 0 18-1 25-4 8-3 13-8 17-13 4-6 6-13 6-20s-1-13-5-18c-3-4-8-9-14-12-7-4-16-7-28-10-4-2-8-3-13-4-20-4-37-10-49-17-13-8-22-16-28-26s-9-23-9-37c0-16 4-30 13-43 9-12 21-22 36-29 16-7 34-10 53-10s35 2 50 6c14 4 28 9 40 17v60h-31c-4-18-12-32-22-42-10-9-23-14-37-14-9 0-16 1-23 4-6 2-11 6-15 11-3 5-5 11-5 17 0 7 2 13 5 18 4 4 9 8 17 12 7 3 18 6 31 9 24 6 42 12 55 19 14 7 24 16 30 27 7 10 10 23 10 39 0 18-5 33-14 47-9 12-21 22-38 29-16 7-36 11-58 11-18 0-36-3-53-7-17-5-32-12-44-21v-64zM5143 181l-76-30v-19l76-30h23zM5166 283c0 14 3 24 10 31s17 10 31 10c8 0 16-2 25-5s17-7 25-13 15-12 22-20v21c-9 13-19 24-31 34-11 10-24 17-36 23-13 5-26 8-38 8-25 0-44-7-57-20s-20-32-20-57v-151l69-42zM5306 181l-76-30v-19l76-30h22zM5328 300c0 5 1 9 3 13 2 3 6 6 10 8 4 1 10 3 18 4v24l-75 21h-23v-226l67-42zM5457 92l-76-36v-19l76-36h23zM5480 319c0 5 1 9 3 12 1 3 5 5 9 7 4 1 10 2 18 3v25h-129v-25c8-1 14-2 18-3 5-2 8-4 10-7 1-3 2-7 2-12v-278l69-40zM5523 122c13-5 24-9 32-15 9-5 16-12 22-20 6-7 12-17 18-30h31v94h-103zM5626 297c0 9 3 16 7 21 5 6 12 10 22 13 9 3 22 5 37 6v24c-10 4-20 6-30 8s-19 3-28 3c-25 0-44-6-57-18-13-13-20-30-20-53v-171h69zM5687 151h-87v-43h87zM5756 280c6 22 14 39 25 49 12 11 25 16 42 16 9 0 18-1 25-4s13-8 17-13c4-6 6-13 6-20s-1-13-5-18c-3-4-8-9-15-12-6-4-15-7-27-10-4-2-8-3-13-4-20-4-37-10-49-17-13-8-22-16-28-26s-9-23-9-37c0-16 4-30 13-43 9-12 21-22 36-29 16-7 34-10 53-10s35 2 50 6c14 4 28 9 40 17v60h-31c-4-18-12-32-22-42-10-9-23-14-37-14-9 0-16 1-23 4-6 2-11 6-15 11-3 5-5 11-5 17 0 7 2 13 5 18 4 4 9 8 17 12 7 3 18 6 31 9 24 6 42 12 55 19 14 7 24 16 30 27 7 10 10 23 10 39 0 18-5 33-14 47-9 12-21 22-38 29-16 7-36 11-58 11-18 0-36-3-53-7-17-5-32-12-44-21v-64zM6053 224v-52h435v52zM6903 126c-5-19-11-34-19-46s-19-21-32-27-28-10-46-10c-23 0-43 6-61 18-17 12-29 29-38 51-9 21-13 47-13 77 0 31 4 59 14 82 9 23 23 41 40 53 18 12 38 19 61 19 16 0 29-3 41-9s23-16 33-29 20-31 29-54h27l-15 88c-15 10-33 18-55 24-21 6-44 9-66 9-37 0-69-7-97-22-29-14-51-35-66-61-16-26-24-57-24-90 0-35 8-67 24-94 16-29 38-51 66-67 29-15 60-23 96-23 24 0 47 2 70 8 22 5 41 13 56 23v80zM7094 372c-24 0-46-6-64-17-19-11-34-26-45-46-10-19-15-41-15-67 0-25 6-49 17-70 11-22 26-39 46-51 19-13 41-19 64-19 24 0 46 5 64 16 19 11 34 27 44 47 10 19 16 41 16 66 0 26-6 50-17 71-11 22-27 39-47 51-19 13-40 19-63 19zM7098 346c12 0 21-4 29-11 7-8 13-19 17-34s6-34 6-57-3-43-7-61c-5-17-12-31-21-40-8-10-18-15-30-15-11 0-21 4-28 12-8 7-14 18-18 33s-5 34-5 56c0 24 2 44 7 62 4 17 11 31 20 41 9 9 19 14 30 14zM7344 102l-23 79-76-30v-19l76-30zM7245 341c8-1 14-2 19-3 4-2 7-4 9-7s3-7 3-12v-177l68-40v217c0 5 1 9 3 12s5 5 9 7c5 1 11 2 19 3v25h-130zM7403 341c8-1 15-2 19-3 4-2 7-4 9-7s3-7 3-12v-130c0-13-3-23-10-29-6-7-16-10-30-10-7 0-15 1-24 5-8 3-17 7-25 12-7 6-14 12-20 19v-21c8-12 18-23 30-33 11-9 23-17 36-22 12-5 25-8 37-8 24 0 43 6 55 19 13 13 20 31 20 56v142c0 5 0 9 2 12s5 5 10 7c4 1 10 2 18 3v25h-130zM7562 341c8-1 14-2 18-3 5-2 8-4 10-7 1-3 2-7 2-12v-130c0-13-3-23-10-29-6-7-16-10-30-10-7 0-15 1-24 5-8 3-16 7-24 12-8 6-15 12-21 19v-21c9-12 19-23 30-33 11-9 23-17 36-22s25-8 37-8c25 0 43 6 55 19 13 13 20 31 20 56v142c0 5 1 9 2 12 2 3 5 5 10 7 4 1 10 2 19 3v25h-130zM7789 181l-76-30v-19l76-30h23zM7812 433c0 5 1 9 2 12 2 3 5 5 10 7 4 1 10 3 19 4v24h-130v-24c8-1 14-3 18-4 5-2 8-4 10-7 1-3 2-7 2-12v-291l69-40zM7780 176c8-16 17-30 28-41s24-19 37-24c13-6 27-9 41-9 20 0 39 5 55 16 17 11 30 25 39 43 9 19 14 39 14 61 0 31-6 56-17 79-11 22-27 40-48 52-21 13-46 19-73 19-16 0-32-3-47-9s-28-14-39-25l17-37c10 15 20 25 30 31 9 5 20 8 32 8 15 0 28-4 39-12 12-9 20-20 26-36 6-15 9-33 9-54 0-19-3-36-8-50s-13-24-23-32c-10-7-22-11-36-11-8 0-17 2-26 6s-17 9-25 16-14 16-20 26zM8092 92l-76-36v-19l76-36h24zM8116 319c0 5 0 9 2 12s5 5 10 7c4 1 10 2 18 3v25h-130v-25c8-1 15-2 19-3 5-2 8-4 9-7 2-3 3-7 3-12v-278l69-40zM8405 300c-11 24-26 42-44 54-19 12-40 18-65 18s-47-6-66-16c-19-11-34-26-45-45-10-19-16-42-16-68s6-50 18-71c11-22 27-39 46-51 20-13 42-19 66-19 20 0 38 4 53 13 16 9 28 21 37 37s13 35 13 56v17h-182v-26l126-2-8 11c0-17-2-32-5-43-4-12-9-21-15-27-7-6-15-9-25-9-11 0-22 4-30 12-9 8-16 19-21 33s-7 30-7 49c0 20 3 37 9 52 7 14 16 24 28 32 12 7 27 11 44 11 14 0 27-3 39-8s24-14 35-25zM8429 122c13-5 24-9 32-15 8-5 16-12 22-20 6-7 12-17 17-30h31v94h-102zM8531 297c0 9 2 16 7 21 4 6 12 10 21 13 10 3 23 5 38 6v24c-10 4-20 6-30 8s-19 3-28 3c-24 0-43-6-56-18-14-13-20-30-20-53v-171h68zM8591 151h-86v-43h86zM8853 300c-11 24-25 42-44 54-18 12-40 18-65 18-24 0-46-6-65-16-20-11-34-26-45-45s-16-42-16-68 6-50 17-71c11-22 27-39 47-51 20-13 42-19 66-19 20 0 38 4 53 13 16 9 28 21 36 37 9 16 14 35 14 56v17h-182v-26l125-2-7 11c0-17-2-32-6-43-3-12-8-21-15-27-6-6-14-9-24-9-12 0-22 4-31 12s-16 19-21 33-7 30-7 49c0 20 3 37 9 52 7 14 16 24 29 32 12 7 26 11 44 11 14 0 27-3 39-8s23-14 35-25zM9001 70c-3-8-7-15-13-18s-15-6-28-6v-25h161v25c-12 0-21 2-28 5-6 3-9 7-11 13-1 7-1 15 2 26l53 216-8 63h-42zM9226 89l-97 280h-42l27-64 97-281h41zM9201 89l10-65h42l90 281-9 64h-42zM9379 90c4-11 5-19 3-26-1-6-5-10-11-13s-16-5-28-5v-25h123v25c-12 0-21 3-27 6-5 3-10 10-12 18l-93 299h-42l27-63zM9494 43c0-8 2-15 6-21 4-7 9-12 15-16 7-4 14-6 22-6s15 2 22 6 12 9 15 16c4 6 6 13 6 21s-2 16-6 22c-3 7-8 12-15 15-7 4-14 6-22 6s-15-2-22-6c-6-3-11-9-15-15-4-7-6-14-6-22zM9551 181l-76-30v-19l76-30h23zM9574 319c0 5 1 9 3 12 1 3 5 5 9 7 4 1 10 2 18 3v25h-129v-25c8-1 14-2 18-3 5-2 8-4 10-7s2-7 2-12v-177l69-40zM9703 92l-76-36v-19l76-36h24zM9727 319c0 5 0 9 2 12s5 5 10 7c4 1 10 2 18 3v25h-130v-25c8-1 15-2 19-3 4-2 7-4 9-7s3-7 3-12v-278l69-40zM10009 300c-10 23-23 41-42 54-18 12-39 18-64 18-24 0-45-6-64-16-18-11-33-26-43-45-11-20-16-42-16-68 0-27 6-51 17-72 11-22 27-38 47-50 20-13 42-19 67-19 18 0 34 3 48 9s25 14 34 24c8 10 12 21 12 33 0 6-2 12-5 17s-7 9-12 12h-44v-13c0-18-4-32-11-41s-16-14-30-14c-12 0-22 4-31 11-8 8-15 18-20 32-5 13-7 29-7 47 0 20 3 38 10 52 6 15 16 27 28 35 12 7 26 11 42 11 13 0 25-2 36-8 11-5 22-13 33-24zM10156 372c-24 0-46-6-64-17-19-11-34-26-44-46-11-19-16-41-16-67 0-25 6-49 17-70 11-22 26-39 46-51 19-13 41-19 65-19 23 0 45 5 63 16 19 11 34 27 44 47 11 19 16 41 16 66 0 26-6 50-17 71-11 22-27 39-46 51-20 13-41 19-64 19zM10161 346c11 0 20-4 28-11 7-8 13-19 17-34s6-34 6-57-3-43-7-61c-5-17-12-31-21-40-8-10-18-15-29-15-12 0-21 4-29 12-8 7-14 18-18 33-3 15-5 34-5 56 0 24 2 44 7 62 5 17 11 31 20 41 9 9 19 14 31 14zM10486 161c4-6 6-11 6-15s-2-7-6-9c-5-2-11-4-20-5v-24h101v24c-9 2-16 4-20 6-5 3-9 7-14 13l-79 96-19-20zM10327 151c-5-6-10-11-15-13-4-3-10-5-18-6v-24h141v24c-8 1-15 3-19 5-5 2-7 5-8 9 0 4 3 9 7 15l45 61 76 101c4 6 9 11 14 13 4 3 11 5 18 5v25h-141v-25c9 0 16-2 20-4s7-5 7-9-2-9-7-15l-46-65zM10371 313c-4 6-7 11-7 15 0 3 2 7 7 9 4 2 11 4 20 4v25h-102v-25c9-1 16-3 20-6 5-2 10-6 14-12l80-97 18 21zM10698 372c-24 0-45-6-64-17s-33-26-44-46c-10-19-15-41-15-67 0-25 5-49 16-70 11-22 27-39 46-51 20-13 41-19 65-19s45 5 64 16 33 27 43 47c11 19 16 41 16 66 0 26-5 50-17 71-11 22-26 39-46 51-20 13-41 19-64 19zM10703 346c11 0 21-4 28-11 8-8 13-19 17-34s6-34 6-57-2-43-7-61c-5-17-11-31-20-40-9-10-19-15-30-15-12 0-21 4-29 12-7 7-13 18-17 33s-6 34-6 56c0 24 2 44 7 62 5 17 12 31 21 41 9 9 19 14 30 14zM10949 102l-23 79-76-30v-19l76-30zM10850 341c8-1 14-2 18-3 5-2 8-4 10-7s2-7 2-12v-177l69-40v217c0 5 1 9 3 12 1 3 5 5 9 7 4 1 10 2 18 3v25h-129zM11013 341c7-1 14-2 18-3 4-2 7-4 9-7s3-7 3-12v-128c0-14-3-24-10-31s-17-10-31-10c-8 0-16 1-25 5-9 3-17 7-25 13-8 5-15 12-21 19v-20c8-13 18-24 30-34s24-17 37-23c13-5 25-8 37-8 25 0 44 6 57 20 13 13 19 32 19 57v140c0 5 1 9 3 12s5 5 10 7c4 1 10 2 18 3v25h-129zM11249 341c8 0 15-1 20-3 6-2 10-5 13-8s6-8 8-13l123-300h43l-35 55-86 225c-4 11-6 19-5 25s4 10 10 13c7 3 16 5 28 6v25h-119zM11507 258h-177l13-32h151zM11457 341c12-1 21-3 27-6s9-7 10-13 0-14-5-25l-86-225 10-55h43l122 300c3 5 5 10 8 13s8 6 13 8 12 3 20 3v25h-162zM11739 102l-23 79-76-30v-19l76-30zM11640 341c8-1 14-2 19-3 4-2 7-4 9-7s3-7 3-12v-177l68-40v217c0 5 1 9 3 12s5 5 9 7c5 1 11 2 18 3v25h-129zM11803 341c8-1 14-2 18-3 5-2 8-4 10-7 1-3 2-7 2-12v-128c0-14-3-24-10-31s-17-10-31-10c-8 0-16 1-25 5-8 3-17 7-25 13-8 5-15 12-21 19v-20c8-13 18-24 30-34s24-17 37-23c13-5 25-8 38-8 24 0 43 6 56 20 13 13 20 32 20 57v140c0 5 0 9 2 12s5 5 10 7c4 1 10 2 18 3v25h-129zM12206 362c-6 3-13 5-20 6-8 2-15 3-22 3-18 0-32-5-42-14-10-10-14-23-14-41v-144c0-16-4-27-11-35-6-8-16-12-29-12-12 0-22 4-29 11-7 8-10 18-10 32v29h-48c-5-3-9-7-12-13-2-5-3-11-3-17 0-12 4-23 13-33s21-18 37-23c15-6 33-9 52-9 22 0 42 3 58 11 16 7 28 17 37 31 8 13 13 29 13 48v121c0 6 0 10 2 14 3 3 6 5 10 7s10 3 18 4zM12118 321c-12 17-25 30-41 38-15 8-31 13-50 13-13 0-25-3-36-8-10-6-18-14-24-24-5-10-8-21-8-33 0-19 6-34 17-47 11-12 29-23 52-29l98-28v23l-65 21c-13 4-22 9-27 17-6 7-8 16-8 27 0 7 1 13 4 19s8 10 13 13c6 3 13 5 20 5 10 0 19-3 29-8 10-6 19-13 26-22zM12302 92l-76-36v-19l76-36h23zM12325 319c0 5 1 9 3 12s5 5 10 7c4 1 10 2 18 3v25h-130v-25c8-1 15-2 19-3 4-2 7-4 9-7s3-7 3-12v-278l68-40zM12505 132c-11 1-19 3-24 6-4 2-7 5-8 10 0 4 1 10 5 18l56 138h-13l53-138c3-7 4-14 4-18s-3-8-8-10c-4-3-12-5-22-6v-24h96v24c-9 2-15 4-19 7-4 2-7 7-10 13l-92 217h-28l-99-217c-3-5-6-10-10-13s-10-5-19-7v-24h138zM12401 421c17 0 31-2 42-6 12-4 22-10 30-19s15-21 22-37l28 10c-10 26-20 48-30 65s-21 30-34 39c-12 8-26 13-41 13-8 0-15-2-23-5-7-2-13-5-15-9v-51zM12690 280c6 22 14 39 25 49 11 11 25 16 42 16 9 0 17-1 25-4 7-3 13-8 17-13 4-6 6-13 6-20s-2-13-5-18c-3-4-8-9-15-12-6-4-16-7-27-10-4-2-9-3-13-4-21-4-37-10-50-17-12-8-21-16-27-26s-9-23-9-37c0-16 4-30 13-43 8-12 21-22 36-29 16-7 33-10 53-10 18 0 35 2 50 6 14 4 28 9 40 17v60h-31c-4-18-12-32-22-42-10-9-23-14-38-14-8 0-16 1-22 4-7 2-11 6-15 11-3 5-5 11-5 17 0 7 2 13 5 18 4 4 9 8 16 12 8 3 19 6 32 9 23 6 42 12 55 19 14 7 23 16 30 27 6 10 10 23 10 39 0 18-5 33-14 47-9 12-22 22-38 29-17 7-36 11-59 11-18 0-35-3-52-7-17-5-32-12-45-21v-64zM12912 43c0-8 2-15 6-21 3-7 8-12 15-16s14-6 22-6 15 2 22 6c6 4 11 9 15 16 4 6 5 13 5 21s-1 16-5 22c-4 7-9 12-15 15-7 4-15 6-23 6-7 0-14-2-21-6-7-3-12-9-15-15-4-7-6-14-6-22zM12968 181l-76-30v-19l76-30h23zM12991 319c0 5 1 9 3 12s5 5 9 7c5 1 11 2 19 3v25h-130v-25c8-1 14-2 19-3 4-2 7-4 9-7s3-7 3-12v-177l68-40zM13078 280c6 22 15 39 26 49 11 11 25 16 41 16 10 0 18-1 26-4 7-3 12-8 17-13 4-6 6-13 6-20s-2-13-5-18c-3-4-8-9-15-12-7-4-16-7-28-10-4-2-8-3-12-4-21-4-38-10-50-17-13-8-22-16-28-26s-8-23-8-37c0-16 4-30 12-43 9-12 21-22 37-29 15-7 33-10 53-10 18 0 34 2 49 6s28 9 40 17v60h-30c-5-18-12-32-22-42-11-9-23-14-38-14-9 0-16 1-23 4-6 2-11 6-14 11-4 5-5 11-5 17 0 7 1 13 5 18 3 4 9 8 16 12 8 3 18 6 31 9 24 6 42 12 56 19 13 7 23 16 29 27 7 10 10 23 10 39 0 18-4 33-13 47-9 12-22 22-39 29-16 7-36 11-58 11-18 0-36-3-53-7-17-5-32-12-44-21v-64z">
          <text:p/>
        </draw:path>
        <draw:path draw:style-name="gr1" draw:text-style-name="P1" draw:layer="layout" svg:width="5.172cm" svg:height="0.431cm" svg:x="1cm" svg:y="28.698cm" svg:viewBox="0 0 5173 432" svg:d="M0 299c34-26 61-50 82-69 20-20 35-38 45-55 10-18 15-35 15-53 0-11-2-21-6-30-5-8-11-15-20-19-8-5-18-7-30-7s-24 3-35 8c-10 6-20 15-30 27l-16-11c11-26 25-44 43-57s40-19 66-19c19 0 37 3 51 11 15 7 26 18 34 31 8 14 12 30 12 48 0 21-6 41-19 60-12 20-30 39-53 57s-51 37-84 57v-12h159v58h-214zM243 288c0-7 2-13 5-19 4-6 9-11 14-14 7-4 13-6 20-6s14 2 20 6c6 3 11 8 14 14 4 6 5 12 5 19s-1 14-5 20c-3 6-8 11-14 14-6 4-13 5-20 5s-13-1-20-5c-5-3-10-8-14-14-3-6-5-13-5-20zM356 300c16-1 27-2 34-4 8-2 13-5 15-9 3-4 4-11 4-20v-181l10 9h-67v-23c19-3 34-5 46-9 11-4 21-9 29-17 8-7 16-18 25-32h24v253c0 9 1 16 4 20 2 4 7 7 14 9s19 3 35 4v24h-173zM738 270c0 8 1 14 3 18 3 5 7 8 12 10s13 4 23 4v22h-142v-22c9 0 17-2 22-4 6-2 10-5 12-10 2-4 3-10 3-18v-197c0-7-1-13-3-18-2-4-6-7-12-9-5-2-13-4-22-5v-22h104zM785 19c24 0 44 4 62 10 18 7 31 16 41 28 9 12 14 27 14 43 0 18-5 33-14 46-8 13-21 22-38 29s-36 10-59 10h-74v-27h48c17 0 30-2 40-5 10-4 17-10 21-17 5-8 7-19 7-32 0-19-6-33-18-43-13-10-31-15-54-15h-44v-27zM986 160l-67-27v-16l67-27h20zM1006 281c0 5 1 9 3 12 2 2 6 5 10 6 5 2 11 3 19 4v21h-119v-21c7-1 12-2 16-4 4-1 7-4 8-6 2-2 3-6 3-10v-157l60-36zM999 170c9-17 16-32 23-43 8-11 15-20 23-27 7-7 14-10 22-10 3 0 6 0 8 1 3 2 6 3 8 5v55h-13c-11 0-21 1-29 4-8 2-15 6-22 11-6 6-13 13-20 22zM1119 38c0-7 2-13 5-19 4-6 8-10 14-14 6-3 12-5 20-5 7 0 13 2 19 5 6 4 11 8 14 14s5 12 5 20c0 7-2 13-5 19s-8 10-14 14c-6 3-12 5-20 5-7 0-13-2-19-5-6-4-10-8-14-14-3-6-5-13-5-20zM1170 160l-68-27v-16l68-27h20zM1190 283c0 4 1 8 2 10 2 2 5 4 8 6 4 1 10 2 17 4v21h-115v-21c7-2 13-3 16-4 4-2 7-4 9-6 1-2 2-6 2-10v-157l61-36zM1326 90l-21 70-67-27v-16l67-27zM1238 303c7-1 12-2 16-4 4-1 7-4 8-6 2-2 3-6 3-10v-157l61-36v193c0 4 0 8 2 10s5 5 8 6c4 2 10 3 17 4v21h-115zM1379 303c7-1 12-2 16-4 4-1 6-4 8-6s3-6 3-10v-116c0-11-3-20-9-26s-15-9-27-9c-7 0-14 2-22 5-7 2-14 6-21 11s-13 10-18 16v-18c7-11 16-21 26-29 10-9 21-15 32-20s22-7 33-7c21 0 38 6 49 17 12 11 17 28 17 50v126c0 4 1 8 3 10 1 2 4 5 8 6 4 2 9 3 16 4v21h-114zM1519 303c7-1 12-2 16-4 4-1 7-4 8-6 2-2 3-6 3-10v-116c0-11-3-20-9-26s-14-9-27-9c-6 0-13 2-21 5-8 2-15 6-22 11s-13 10-18 16v-18c7-11 16-21 26-29 10-9 21-15 33-20 11-5 22-7 32-7 22 0 38 6 50 17s17 28 17 50v126c0 4 1 8 3 10s5 5 8 6c4 2 10 3 17 4v21h-116zM1879 321c-6 2-13 4-19 5-7 2-13 2-19 2-16 0-29-4-37-12-9-8-13-20-13-36v-128c0-13-3-24-9-31s-15-10-26-10-20 3-26 10c-6 6-9 16-9 27v27h-43c-4-3-8-7-10-11-2-5-3-11-3-16 0-11 4-21 12-30 8-8 19-15 32-20 14-6 30-8 47-8 19 0 37 3 51 9 14 7 25 16 33 28s12 27 12 43v108c0 5 0 8 2 11s4 5 8 7 9 3 17 3zM1800 284c-10 15-22 27-36 35-13 7-28 11-44 11-12 0-23-3-32-8s-17-12-22-21c-5-8-7-18-7-29 0-17 5-31 15-42s26-19 46-25l87-25v21l-57 17c-11 4-20 9-25 15s-7 15-7 25c0 6 1 11 4 16s7 9 12 12 11 4 17 4c9 0 18-2 26-7 9-4 17-11 23-19zM1964 160l-67-27v-16l67-27h20zM1984 281c0 5 1 9 3 12 2 2 5 5 10 6 4 2 11 3 19 4v21h-119v-21c6-1 12-2 16-4 4-1 6-4 8-6s3-6 3-10v-157l60-36zM1976 170c9-17 17-32 24-43 8-11 15-20 22-27 8-7 15-10 22-10 4 0 7 0 9 1 3 2 5 3 7 5v55h-12c-11 0-21 1-29 4-8 2-15 6-22 11-7 6-14 13-21 22zM2201 117c-10 1-17 3-21 5-5 2-7 5-7 9-1 4 0 9 3 16l51 123h-13l48-123c3-7 4-12 4-16-1-4-3-7-7-9s-11-4-20-5v-22h85v22c-8 1-13 3-17 6-3 2-6 6-9 12l-81 192h-26l-88-192c-2-5-5-9-9-12-3-3-8-5-16-6v-22h123zM2108 373c16 0 28-2 38-5 10-4 18-9 26-17 7-8 14-19 20-34l25 10c-10 23-18 43-27 58-9 16-19 27-30 35s-23 12-37 12c-7 0-13-1-20-4-6-2-11-5-14-9v-46zM2524 270c0 8 1 14 3 18 2 5 6 8 11 10 6 2 14 4 24 4v22h-143v-22c10 0 17-2 23-4s9-5 12-10c2-4 3-10 3-18v-197c0-7-1-13-3-18-3-4-6-7-12-9s-13-4-23-5v-22h105zM2583 19c23 0 43 3 60 10 17 6 30 15 39 27s14 26 14 42c0 17-4 32-13 44s-21 20-37 27c-16 6-36 9-58 9h-85v-24h59c16 0 29-2 38-5 10-4 17-10 21-17 5-8 7-18 7-31 0-18-6-31-18-41-12-9-30-14-52-14h-55v-27zM2568 171c11 0 20 1 28 3s15 5 21 9 11 10 16 17l52 76c4 6 8 11 12 14 5 4 10 7 15 9 6 1 12 2 20 3v22h-100l-70-123c-3-5-7-9-10-13-4-3-7-5-12-6-4-1-10-2-16-2v-9zM2946 266c-10 21-23 37-40 48-16 10-35 16-57 16s-42-5-59-15c-17-9-30-23-39-40-10-17-14-37-14-59 0-23 5-45 15-64s24-35 42-46c17-11 37-16 58-16 18 0 34 4 47 12 14 8 25 19 32 33 8 14 12 30 12 49v16h-162v-23l112-3-6 11c0-16-2-29-5-39-3-11-8-18-14-24-6-5-13-8-22-8-10 0-19 4-27 11s-14 16-18 29c-5 12-7 27-7 44s3 33 9 45c6 13 14 22 25 29 11 6 24 10 39 10 12 0 24-3 35-8 11-4 21-12 30-22zM3000 247c5 20 12 35 22 45 10 9 22 14 37 14 8 0 16-1 22-4 7-3 12-7 16-12 3-5 5-11 5-17s-1-11-4-16c-3-4-7-8-13-11s-15-7-25-10c-4 0-8-1-11-2-18-4-33-9-44-16-11-6-20-14-25-22-5-9-8-20-8-33 0-14 4-27 12-38 7-11 18-19 32-26 14-6 29-9 47-9 16 0 31 2 44 5 13 4 25 9 36 16v53h-28c-4-16-10-29-19-37-10-9-21-13-34-13-7 0-14 1-20 3-5 3-10 6-13 11-3 4-4 9-4 15s1 11 4 15 8 8 15 11 16 6 28 9c20 4 37 10 49 16s21 14 26 24c6 9 9 21 9 34 0 16-4 29-12 41s-19 21-34 27-32 10-52 10c-16 0-32-2-47-6-15-5-28-11-39-19v-58zM3243 160l-67-27v-16l67-27h21zM3264 251c0 12 3 21 9 27s15 9 27 9c7 0 15-1 22-4 8-3 15-7 22-12 8-5 14-11 20-17v18c-8 11-17 21-27 30-11 9-22 15-33 20-12 5-23 8-33 8-22 0-39-6-51-18s-17-29-17-51v-134l61-37zM3387 160l-67-27v-16l67-27h21zM3408 266c0 4 1 8 2 11 2 3 5 6 9 7 4 2 9 3 16 4v21l-67 19h-21v-201l61-37zM3522 82l-67-32v-16l67-33h20zM3542 283c0 4 1 8 2 10 2 2 5 5 9 6 4 2 9 3 16 4v21h-114v-21c6-1 12-2 16-4 4-1 6-4 8-6s3-6 3-10v-246l60-36zM3581 108c12-4 22-9 29-13 7-5 14-11 19-18 6-7 11-16 16-27h27v83h-91zM3672 263c0 8 2 15 6 19 4 5 11 9 19 12 9 2 20 4 34 5v21c-9 3-18 5-27 7-8 2-17 3-25 3-21 0-38-6-50-17-11-11-17-27-17-47v-151h60zM3726 133h-77v-38h77zM3788 247c5 20 13 35 23 45 10 9 22 14 36 14 9 0 16-1 23-4 6-3 11-7 15-12s6-11 6-17-2-11-5-16c-2-4-7-8-13-11s-14-7-25-10c-4 0-7-1-11-2-18-4-33-9-44-16-11-6-19-14-25-22-5-9-7-20-7-33 0-14 3-27 11-38s18-19 32-26c14-6 30-9 47-9s31 2 45 5c13 4 25 9 35 16v53h-27c-4-16-11-29-20-37-9-9-20-13-34-13-7 0-14 1-19 3-6 3-10 6-13 11-3 4-5 9-5 15s2 11 5 15 8 8 14 11c7 3 16 6 28 9 21 4 37 10 49 16s21 14 27 24c5 9 8 21 8 34 0 16-4 29-12 41s-19 21-34 27c-14 6-32 10-51 10-17 0-32-2-48-6-15-5-28-11-38-19v-58zM4140 46c-16 0-28 2-37 5-9 4-17 9-23 18-5 8-10 21-14 36h-23v-86h130v27zM4303 105c-3-15-8-28-14-36-5-9-13-14-22-18-9-3-21-5-37-5h-33v-27h129v86zM4113 302c11-1 18-2 23-4 6-3 10-6 12-10s3-10 3-17v-252h67v252c0 7 1 13 3 17 3 4 6 7 12 10 5 2 13 3 23 4v22h-143zM4550 321c-6 2-12 4-18 5-7 2-13 2-19 2-16 0-29-4-38-12-8-8-12-20-12-36v-128c0-13-3-24-9-31s-15-10-27-10c-10 0-19 3-25 10-6 6-9 16-9 27v27h-43c-4-3-8-7-10-11-2-5-3-11-3-16 0-11 4-21 12-30 8-8 19-15 32-20 14-6 30-8 46-8 20 0 37 3 52 9 14 7 25 16 33 28s11 27 11 43v108c0 5 1 8 3 11 1 3 4 5 8 7 3 2 9 3 16 3zM4472 284c-10 15-22 27-36 35-13 7-28 11-44 11-12 0-23-3-32-8-10-5-17-12-22-21-5-8-8-18-8-29 0-17 6-31 16-42s26-19 46-25l87-25v21l-57 17c-11 4-20 9-25 15s-7 15-7 25c0 6 1 11 4 16s7 9 12 12 11 4 17 4c9 0 17-2 26-7 9-4 17-11 23-19zM4626 82l-68-32v-16l68-33h20zM4585 324v-290l61-33v297zM4635 301l-23 23h-27l50-41zM4625 267c8 13 17 22 25 27 9 5 18 7 29 7 13 0 25-3 35-11 10-7 17-17 22-31 6-14 9-30 9-48 0-17-3-32-7-44-5-12-12-22-21-28-9-7-19-10-32-10-7 0-15 2-23 5s-15 8-22 14c-7 7-13 14-18 23l-5-16c8-13 16-25 26-35s20-18 32-22c11-6 24-8 37-8 18 0 34 5 49 14 14 10 26 23 34 39 8 17 13 34 13 54 0 26-6 50-16 70s-24 35-43 46c-18 11-40 17-64 17-14 0-28-3-42-8-13-6-25-13-34-22zM4895 82l-67-32v-16l67-33h20zM4915 283c0 4 1 8 3 10 1 2 4 5 8 6 4 2 9 3 16 4v21h-114v-21c7-1 12-2 16-4 4-1 6-4 8-6s3-6 3-10v-246l60-36zM5173 266c-10 21-23 37-40 48-16 10-35 16-56 16-23 0-42-5-59-15-17-9-31-23-40-40s-14-37-14-59c0-23 5-45 15-64s24-35 42-46 37-16 58-16c18 0 34 4 48 12s24 19 32 33c7 14 11 30 11 49v16h-161v-23l112-3-7 11c0-16-2-29-5-39-3-11-8-18-14-24-6-5-13-8-21-8-11 0-20 4-28 11-7 7-14 16-18 29-4 12-7 27-7 44s3 33 9 45c6 13 14 22 25 29 11 6 24 10 39 10 13 0 24-3 35-8 11-4 21-12 31-22z">
          <text:p/>
        </draw:path>
        <draw:frame draw:style-name="gr3" draw:text-style-name="P4" draw:layer="layout" svg:width="3.236cm" svg:height="0.501cm" svg:x="11.628cm" svg:y="23.315cm">
          <draw:text-box>
            <text:p text:style-name="P2"><text:span text:style-name="T3">All results </text:span><text:span text:style-name="T3">ﬁnalized</text:span></text:p>
          </draw:text-box>
        </draw:frame>
      </draw:page>
      <draw:page draw:name="page3" draw:style-name="dp1" draw:master-page-name="master-page20">
        <draw:polygon draw:style-name="gr1" draw:text-style-name="P1" draw:layer="layout" svg:width="18.627cm" svg:height="0.018cm" svg:x="1.199cm" svg:y="1.682cm" svg:viewBox="0 0 18628 19" draw:points="0,0 18628,0 18628,19 0,19">
          <text:p/>
        </draw:polygon>
        <draw:polygon draw:style-name="gr1" draw:text-style-name="P1" draw:layer="layout" svg:width="18.627cm" svg:height="0.017cm" svg:x="1.199cm" svg:y="3.383cm" svg:viewBox="0 0 18628 18" draw:points="0,0 18628,0 18628,18 0,18">
          <text:p/>
        </draw:polygon>
        <draw:polygon draw:style-name="gr1" draw:text-style-name="P1" draw:layer="layout" svg:width="18.627cm" svg:height="0.018cm" svg:x="1.199cm" svg:y="5.083cm" svg:viewBox="0 0 18628 19" draw:points="0,0 18628,0 18628,19 0,19">
          <text:p/>
        </draw:polygon>
        <draw:polygon draw:style-name="gr1" draw:text-style-name="P1" draw:layer="layout" svg:width="18.627cm" svg:height="0.017cm" svg:x="1.199cm" svg:y="6.154cm" svg:viewBox="0 0 18628 18" draw:points="0,0 18628,0 18628,18 0,18">
          <text:p/>
        </draw:polygon>
        <draw:polygon draw:style-name="gr1" draw:text-style-name="P1" draw:layer="layout" svg:width="18.627cm" svg:height="0.018cm" svg:x="1.199cm" svg:y="7.854cm" svg:viewBox="0 0 18628 19" draw:points="0,0 18628,0 18628,19 0,19">
          <text:p/>
        </draw:polygon>
        <draw:polygon draw:style-name="gr1" draw:text-style-name="P1" draw:layer="layout" svg:width="18.627cm" svg:height="0.017cm" svg:x="1.199cm" svg:y="8.925cm" svg:viewBox="0 0 18628 18" draw:points="0,0 18628,0 18628,18 0,18">
          <text:p/>
        </draw:polygon>
        <draw:polygon draw:style-name="gr1" draw:text-style-name="P1" draw:layer="layout" svg:width="18.627cm" svg:height="0.017cm" svg:x="1.199cm" svg:y="9.996cm" svg:viewBox="0 0 18628 18" draw:points="0,0 18628,0 18628,18 0,18">
          <text:p/>
        </draw:polygon>
        <draw:polygon draw:style-name="gr1" draw:text-style-name="P1" draw:layer="layout" svg:width="18.627cm" svg:height="0.018cm" svg:x="1.199cm" svg:y="11.066cm" svg:viewBox="0 0 18628 19" draw:points="0,0 18628,0 18628,19 0,19">
          <text:p/>
        </draw:polygon>
        <draw:polygon draw:style-name="gr1" draw:text-style-name="P1" draw:layer="layout" svg:width="18.627cm" svg:height="0.017cm" svg:x="1.199cm" svg:y="12.137cm" svg:viewBox="0 0 18628 18" draw:points="0,0 18628,0 18628,18 0,18">
          <text:p/>
        </draw:polygon>
        <draw:polygon draw:style-name="gr1" draw:text-style-name="P1" draw:layer="layout" svg:width="18.627cm" svg:height="0.018cm" svg:x="1.199cm" svg:y="13.207cm" svg:viewBox="0 0 18628 19" draw:points="0,0 18628,0 18628,19 0,19">
          <text:p/>
        </draw:polygon>
        <draw:polygon draw:style-name="gr1" draw:text-style-name="P1" draw:layer="layout" svg:width="18.627cm" svg:height="0.018cm" svg:x="1.199cm" svg:y="14.278cm" svg:viewBox="0 0 18628 19" draw:points="0,0 18628,0 18628,19 0,19">
          <text:p/>
        </draw:polygon>
        <draw:path draw:style-name="gr1" draw:text-style-name="P1" draw:layer="layout" svg:width="0.76cm" svg:height="0.272cm" svg:x="1.233cm" svg:y="0.4cm" svg:viewBox="0 0 761 273" svg:d="M84 25c-13 0-24 1-32 4-8 4-15 9-20 16s-9 18-12 32h-20v-77h113v25zM227 77c-3-14-7-25-12-32s-12-12-20-16c-8-3-19-4-32-4h-29v-25h113v77zM61 249c9-1 16-2 20-4 5-2 8-5 10-8 2-4 3-9 3-16v-221h59v221c0 7 1 12 3 16 1 3 5 6 9 8 5 2 12 3 21 4v19h-125zM426 217c-8 19-20 33-34 42s-31 14-51 14c-19 0-36-4-51-13-15-8-26-20-35-35-8-15-12-32-12-51 0-21 5-39 14-56 8-17 21-30 36-40s32-15 51-15c16 0 30 4 42 11 12 6 21 16 28 28 7 13 10 27 10 44v13h-142v-20l98-2-5 9c0-13-2-25-5-34-2-9-6-16-11-20-6-5-12-7-19-7-9 0-18 3-24 9-7 6-13 14-16 25-4 11-6 24-6 39s2 28 7 39 13 20 22 25c10 6 21 9 34 9 11 0 21-2 31-6 9-4 18-11 27-20zM473 201c5 18 12 31 20 39 9 8 20 12 32 12 8 0 14-1 20-3 6-3 10-6 13-11 4-4 5-9 5-15 0-5-1-10-4-13-2-4-6-8-11-10-5-3-13-6-22-8-3-1-6-2-10-3-16-4-28-8-38-13-10-6-17-12-22-20-4-8-6-18-6-29 0-12 3-23 10-32 6-10 16-18 28-24 12-5 26-8 41-8 14 0 27 2 39 5 11 3 21 8 31 14v46h-24c-4-14-9-25-17-32-8-8-18-12-30-12-6 0-12 1-17 3s-9 5-11 9c-3 4-4 9-4 13 0 6 1 11 4 14 2 3 7 7 12 10 6 2 14 5 25 7 18 4 32 9 43 15 10 5 18 12 23 20s8 18 8 30c0 14-4 26-11 36s-17 18-30 24c-13 5-28 8-45 8-14 0-28-2-42-5-13-4-24-10-33-17v-50zM629 79c10-3 19-7 25-11 7-5 14-10 18-16 5-6 10-14 14-24h24v74h-81zM710 215c0 7 2 12 5 17 4 4 9 7 16 10 8 2 18 3 30 4v19c-7 2-15 4-23 6-8 1-15 2-22 2-19 0-33-5-44-14-11-10-16-24-16-42v-132h54zM757 102h-67v-34h67z">
          <text:p/>
        </draw:path>
        <draw:path draw:style-name="gr1" draw:text-style-name="P1" draw:layer="layout" svg:width="0.227cm" svg:height="0.205cm" svg:x="6.36cm" svg:y="0.462cm" svg:viewBox="0 0 228 206" svg:d="M78 0l-19 63-59-24v-15l59-24zM0 187c7 0 11-1 15-2 3-2 5-4 7-6 1-2 2-5 2-9v-138l54-32v170c0 4 0 7 2 9 1 2 5 4 8 6 3 1 8 2 14 2v19h-102zM128 187c6 0 11-1 14-2 4-2 6-4 7-6s2-5 2-9v-99c0-11-2-19-7-26-6-5-14-7-25-7-6 0-12 1-19 3-7 3-13 6-20 11s-12 10-17 16v-16c7-11 15-20 24-27 9-8 19-14 29-18 10-5 20-7 30-7 19 0 33 5 43 16 10 10 15 25 15 45v109c0 4 1 7 2 9 2 2 4 4 8 6 3 1 8 2 14 2v19h-100z">
          <text:p/>
        </draw:path>
        <draw:path draw:style-name="gr1" draw:text-style-name="P1" draw:layer="layout" svg:width="0.353cm" svg:height="0.294cm" svg:x="7.454cm" svg:y="0.462cm" svg:viewBox="0 0 354 295" svg:d="M59 62l-59-23v-15l59-24h18zM77 258c0 4 1 7 2 9s4 5 7 6c4 1 9 2 15 3v19h-101v-19c6-1 11-2 15-3 3-1 5-4 7-6 1-2 2-5 2-9v-226l53-32zM52 57c6-12 14-22 22-30 9-9 18-16 28-20 10-5 21-7 33-7 16 0 30 4 43 13 13 8 23 19 31 33 7 15 11 31 11 48 0 23-5 43-14 61-8 17-21 31-38 41-16 9-36 14-57 14-12 0-25-2-36-6-12-5-22-12-31-20l14-28c8 11 15 18 23 23 7 4 15 6 25 6 12 0 22-3 31-9 9-7 16-16 20-28 5-12 7-26 7-42 0-15-2-27-6-38s-10-19-18-25c-9-6-18-9-28-9-7 0-14 2-21 5s-13 7-20 12c-6 6-11 12-15 20zM254 95v-39h100v39z">
          <text:p/>
        </draw:path>
        <draw:path draw:style-name="gr1" draw:text-style-name="P1" draw:layer="layout" svg:width="0.971cm" svg:height="0.288cm" svg:x="7.452cm" svg:y="1.014cm" svg:viewBox="0 0 972 289" svg:d="M108 101c-8 2-14 3-18 5-3 1-5 4-6 7s1 8 3 14l40 102h-7l40-102c3-6 4-11 3-14 0-3-2-6-6-7-4-2-10-3-18-5v-18h75v18c-4 2-8 3-11 4s-5 2-7 4c-1 2-3 5-4 8l-74 170h-18l-77-170c-2-3-3-6-5-8s-4-3-7-4-6-2-11-4v-18h108zM414 281c-6 2-11 4-17 5-5 1-11 2-16 2-14 0-25-4-32-12-8-8-11-18-11-32v-112c0-11-3-20-9-27-5-6-13-9-23-9-9 0-16 3-22 9-5 6-8 14-8 24v23h-38c-3-3-6-6-8-10s-3-8-3-14c0-9 3-17 10-25s17-14 29-18c12-5 25-7 40-7 18 0 33 2 45 8 13 6 22 14 29 24 7 11 10 23 10 38v95c0 4 1 7 2 9 1 3 4 5 7 6 4 1 8 3 15 3zM345 247c-9 14-19 24-31 32-12 6-25 10-39 10-11 0-20-2-28-7s-14-11-19-19c-4-8-6-16-6-26 0-14 4-26 13-36s22-18 40-22l77-22v18l-51 15c-10 3-17 8-21 13-4 6-6 13-6 22 0 5 1 10 3 14 2 5 6 8 10 11 5 2 10 4 15 4 8 0 15-2 23-7 8-4 14-10 20-17zM488 71l-59-28v-14l59-29h18zM506 246c0 5 1 8 3 10 1 2 4 4 7 5s8 2 14 3v20h-101v-20c7-1 11-2 15-3 3-1 5-3 7-5 1-2 2-5 2-10v-215l53-31zM603 139l-58-23v-15l58-23h18zM621 218c0 11 3 19 8 25 6 5 14 7 24 7 6 0 12-1 19-3 7-3 14-6 20-11 6-4 12-9 17-15v16c-7 10-15 19-24 27-9 7-18 13-28 19-10 4-20 6-30 6-19 0-34-5-44-17-10-10-15-25-15-44v-117l53-33zM729 139l-58-23v-15l58-23h19zM748 232c0 4 0 8 2 10 1 2 4 4 7 5 3 2 8 3 14 4v19l-58 18h-18v-177l53-33zM972 232c-8 19-20 32-34 42s-31 15-50 15c-20 0-37-5-52-14-14-8-26-20-35-35s-13-32-13-51c0-21 5-40 15-57 9-17 21-30 36-39 15-10 33-15 51-15 16 0 30 3 42 10s21 16 28 29c7 12 10 27 10 43v14h-141v-20l97-2-5 8c0-13-2-24-5-33-2-9-6-16-11-21-6-4-12-7-19-7-9 0-17 3-24 10-7 6-13 14-16 25-4 11-6 24-6 39s2 28 7 39 13 19 22 25c10 6 21 9 35 9 10 0 20-2 30-6 9-5 18-11 27-20z">
          <text:p/>
        </draw:path>
        <draw:path draw:style-name="gr1" draw:text-style-name="P1" draw:layer="layout" svg:width="1.941cm" svg:height="0.288cm" svg:x="9.221cm" svg:y="0.384cm" svg:viewBox="0 0 1942 289" svg:d="M222 99c-3-14-8-26-15-36-6-9-14-17-24-22-10-4-22-7-36-7-18 0-33 5-46 15-13 9-23 22-30 39s-11 37-11 60c0 24 4 45 11 63 8 17 18 31 32 41 13 10 29 15 47 15 12 0 22-3 32-8 9-4 17-12 25-22s15-24 23-42h21l-12 69c-12 7-26 14-43 19-17 4-34 6-51 6-28 0-53-5-75-16-22-12-40-28-52-48s-18-43-18-69c0-27 6-52 18-74 13-22 30-40 52-52s47-19 75-19c18 0 36 3 53 7 18 4 32 10 44 18v63zM371 289c-19 0-35-4-50-13-14-8-26-20-34-35-8-16-12-33-12-52 0-20 4-38 13-55s21-30 36-40 32-15 50-15 35 5 49 13c15 9 26 21 34 36 9 15 13 32 13 51 0 21-5 39-13 56-9 17-21 30-36 40-15 9-32 14-50 14zM375 269c8 0 16-3 22-9 5-6 10-15 13-26 3-12 5-26 5-44s-2-34-6-48c-4-13-9-23-16-31-6-8-14-12-23-12s-16 4-22 9c-6 6-10 15-14 27-3 11-4 26-4 43 0 18 2 34 5 48 4 13 9 24 16 32 7 7 15 11 24 11zM566 79l-18 62-59-23v-15l59-24zM489 265c6 0 11-1 14-2 4-2 6-4 7-6 2-2 3-5 3-9v-137l53-32v169c0 4 1 7 2 9 2 2 4 4 8 6 3 1 7 2 13 2v19h-100zM616 265c6 0 10-1 14-2 3-2 6-4 7-6s2-5 2-9v-99c0-11-3-19-8-25-5-5-13-7-24-7-6 0-12 1-19 3-7 3-13 6-20 10-6 5-11 10-16 16v-16c6-10 14-19 23-26 9-8 19-14 29-18 10-5 20-7 29-7 19 0 34 5 44 16 10 10 15 25 15 44v109c0 4 1 7 2 9s4 4 7 6c4 1 9 2 15 2v19h-100zM738 265c5 0 10-1 13-2 4-2 7-4 8-6s2-5 2-9v-164c0-16 5-30 14-44 9-12 22-22 39-29s37-11 59-11c16 0 31 2 44 6 13 3 23 8 30 14 7 7 11 14 11 22 0 6-1 10-4 14s-6 7-11 9h-43v-11c0-13-3-21-9-27s-14-9-25-9-20 3-28 8-14 12-18 23c-4 9-6 21-6 35v163c0 4 1 7 2 10 2 2 5 4 9 5 5 2 10 3 18 3v19h-105zM734 95c13-4 23-8 31-14 9-5 17-13 26-22h18v59h-75zM935 118h-141v-34h141zM876 265c6 0 11-1 14-2 4-2 6-4 7-6 2-2 3-6 3-9v-164l35-5h18v169c0 3 0 7 2 9 1 2 4 4 7 6 4 1 8 2 14 2v19h-100zM1053 141l-59-23v-15l59-24h19zM1072 247c0 4 0 7 2 10 2 2 4 4 8 5 4 2 10 3 17 3v19h-105v-19c7 0 11-1 15-2 3-2 5-4 7-6 1-2 2-5 2-9v-137l54-32zM1064 149c8-15 15-27 21-37 7-10 13-18 19-24 7-6 13-9 19-9 3 0 6 1 9 2 2 1 4 2 6 4v48h-11c-10 0-18 1-26 3-7 2-13 6-19 10-5 5-11 11-18 19zM1232 79l-18 62-59-23v-15l59-24zM1155 265c6 0 11-1 14-2 3-2 6-4 7-6 2-2 3-5 3-9v-137l53-32v169c0 4 1 7 2 9 2 2 4 4 7 6 4 1 8 2 14 2v19h-100zM1278 265c6 0 11-1 14-2 3-2 6-4 7-6 2-2 2-5 2-9v-101c0-10-2-18-7-23s-13-7-23-7c-6 0-13 1-19 3-7 3-13 6-19 10s-12 9-16 14v-16c6-9 14-18 23-25s18-13 28-17c10-5 19-7 28-7 20 0 34 5 44 16 9 9 14 24 14 43v110c0 4 1 7 3 9 1 2 3 4 7 6 3 1 8 2 14 2v19h-100zM1401 265c6 0 11-1 14-2 3-2 6-4 7-6 2-2 2-5 2-9v-101c0-10-2-18-7-23-6-5-13-7-24-7-6 0-12 1-19 3-6 3-12 6-19 10-5 4-11 9-15 14v-16c6-9 14-18 23-25 8-7 18-13 28-17 10-5 19-7 28-7 19 0 33 5 44 16 10 9 15 24 15 43v110c0 4 1 7 3 9 1 2 3 4 7 6 3 1 8 2 14 2v19h-101zM1702 233c-8 19-20 33-34 42s-31 14-50 14c-20 0-37-4-52-13-15-8-26-20-35-35-8-15-12-32-12-51 0-21 5-39 14-56 8-17 21-30 36-40s33-15 51-15c16 0 30 4 42 11 12 6 21 16 28 28 7 13 10 27 10 44v13h-141v-20l97-2-5 9c0-13-2-25-5-34-2-9-6-16-11-20-6-5-12-7-19-7-9 0-18 3-24 9-7 6-13 14-16 25-4 11-6 24-6 39s2 28 7 39 13 20 22 25c10 6 21 9 34 9 11 0 21-2 31-6 9-4 18-11 27-20zM1900 73l-58-30v-14l58-29h19zM1919 233c0 5 0 8 2 10 1 3 4 5 7 6s8 3 14 4v18l-59 17h-18v-255l54-33zM1884 134c-8-11-15-18-23-23-7-5-16-7-25-7-12 0-22 3-30 10-9 6-16 15-20 27-5 12-7 26-7 42 0 15 2 28 6 39s10 19 18 25c8 5 17 8 27 8 7 0 14-1 21-4s13-8 19-13c6-6 11-12 16-20l4 14c-6 12-14 23-22 31-9 9-18 15-28 20-11 4-21 6-33 6-15 0-29-4-42-12s-23-20-31-34c-7-15-11-30-11-48 0-22 5-43 14-60 9-18 21-31 38-41 16-10 35-15 56-15 12 0 24 3 36 7 12 5 22 12 31 20z">
          <text:p/>
        </draw:path>
        <draw:path draw:style-name="gr1" draw:text-style-name="P1" draw:layer="layout" svg:width="1.441cm" svg:height="0.288cm" svg:x="11.949cm" svg:y="0.384cm" svg:viewBox="0 0 1442 289" svg:d="M223 99c-3-14-8-26-15-36-6-9-14-17-24-22-10-4-22-7-36-7-18 0-33 5-47 15-13 9-23 22-29 39-7 17-11 37-11 60 0 24 4 45 11 63 7 17 18 31 32 41 13 10 29 15 46 15 12 0 23-3 32-8 9-4 18-12 26-22 7-10 15-24 23-42h21l-12 69c-12 7-26 14-43 19-17 4-34 6-51 6-28 0-54-5-76-16-22-12-39-28-51-48-13-20-19-43-19-69 0-27 7-52 19-74 13-22 30-40 52-52s47-19 74-19c19 0 37 3 54 7 18 4 32 10 44 18v63zM372 289c-18 0-35-4-49-13-15-8-26-20-35-35-9-16-13-33-13-52 0-20 5-38 14-55 10-17 21-30 37-40 15-10 32-15 50-15s34 5 49 13c14 9 26 21 34 36s13 32 13 51c0 21-5 39-14 56-8 17-20 30-35 40-16 9-32 14-51 14zM377 269c8 0 15-3 21-9s10-15 14-26c3-12 5-26 5-44s-3-34-7-48c-3-13-8-23-15-31s-14-12-23-12-16 4-22 9c-6 6-11 15-14 27-3 11-4 26-4 43 0 18 1 34 5 48 4 13 9 24 16 32 6 7 15 11 24 11zM548 73l-59-30v-14l59-29h18zM566 248c0 4 1 7 2 9 2 2 4 4 8 6 3 1 7 2 13 2v19h-100v-19c6 0 11-1 14-2 4-2 6-4 7-6 2-2 3-5 3-9v-216l53-32zM552 130c6-10 14-19 23-26 9-8 19-14 29-18 10-5 20-7 29-7 19 0 34 5 44 16 10 10 15 25 15 44v109c0 4 1 7 2 9s4 4 7 6c4 1 9 2 15 2v19h-100v-19c6 0 10-1 14-2 3-2 6-4 7-6s2-5 2-9v-99c0-11-3-19-8-25-5-5-13-7-24-7-6 0-12 1-19 3-7 3-13 6-20 10-6 5-11 10-16 16zM916 233c-9 19-20 33-35 42-14 9-30 14-50 14-19 0-36-4-51-13-15-8-26-20-35-35-8-15-12-32-12-51 0-21 4-39 13-56s21-30 37-40c15-10 32-15 51-15 16 0 29 4 41 11 12 6 22 16 28 28 7 13 11 27 11 44v13h-142v-20l98-2-6 9c0-13-1-25-4-34s-7-16-12-20c-5-5-11-7-19-7-9 0-17 3-24 9s-12 14-16 25c-3 11-5 24-5 39s2 28 7 39 12 20 22 25c9 6 21 9 34 9 11 0 21-2 30-6 10-4 19-11 27-20zM1014 79l-18 62-59-23v-15l59-24zM937 265c6 0 11-1 14-2 4-2 6-4 7-6 2-2 3-5 3-9v-137l53-32v169c0 4 1 7 2 9 2 2 4 4 8 6 3 1 7 2 13 2v19h-100zM1064 265c6 0 10-1 14-2 3-2 6-4 7-6s2-5 2-9v-99c0-11-3-19-8-25-5-5-13-7-24-7-6 0-12 1-19 3-7 3-13 6-20 10-6 5-11 10-16 16v-16c6-10 14-19 23-26 9-8 19-14 29-18 10-5 20-7 29-7 19 0 34 5 44 16 10 10 15 25 15 44v109c0 4 1 7 2 9s4 4 7 6c4 1 9 2 15 2v19h-100zM1249 16l-17 111h-22l-17-111zM1305 217c4 18 11 31 19 39 9 8 20 12 32 12 8 0 15-1 20-3 6-3 10-6 14-11 3-4 5-9 5-15 0-5-2-10-4-13-3-4-6-8-12-10-5-3-12-6-21-8-3-1-7-2-10-3-16-4-29-8-39-13-10-6-17-12-21-20-5-8-7-18-7-29 0-12 3-23 10-32 6-10 16-18 28-24 12-5 26-8 41-8s27 2 39 5c11 3 22 8 31 14v46h-24c-3-14-9-25-17-32-8-8-18-12-29-12-7 0-13 1-18 3s-8 5-11 9-4 9-4 13c0 6 1 11 4 14s7 7 13 10c6 2 14 5 24 7 18 4 32 9 43 15 11 5 18 12 23 20s8 18 8 30c0 14-4 26-11 36s-17 18-30 24c-13 5-28 8-45 8-14 0-28-2-41-5-14-4-25-10-34-17v-50z">
          <text:p/>
        </draw:path>
        <draw:path draw:style-name="gr1" draw:text-style-name="P1" draw:layer="layout" svg:width="0.219cm" svg:height="0.288cm" svg:x="11.944cm" svg:y="1.014cm" svg:viewBox="0 0 220 289" svg:d="M178 71l-59-28v-14l59-29h19zM197 232c0 4 0 8 2 10 1 2 4 4 7 5 3 2 8 3 14 4v19l-59 18h-19v-255l55-33zM162 132c-9-10-16-18-24-22-7-5-16-7-25-7-12 0-22 3-30 9-9 7-16 16-20 28-5 12-7 26-7 42 0 15 2 27 6 39 4 10 10 19 18 24 8 6 17 9 27 9 7 0 14-2 21-5s13-7 19-13c6-5 12-12 17-19l4 13c-6 13-15 23-23 32-9 8-18 15-28 20-11 5-21 7-33 7-15 0-29-4-42-13s-23-20-31-35c-7-14-11-30-11-48 0-22 5-42 14-60 9-17 21-31 38-40 16-10 35-15 56-15 12 0 24 2 36 7 13 5 23 11 32 19z">
          <text:p/>
        </draw:path>
        <draw:path draw:style-name="gr1" draw:text-style-name="P1" draw:layer="layout" svg:width="1.014cm" svg:height="0.272cm" svg:x="14.102cm" svg:y="0.4cm" svg:viewBox="0 0 1015 273" svg:d="M63 221c0 7 0 12 2 16 3 4 6 7 11 9 5 1 11 3 20 3v19h-96v-19c9 0 16-2 20-3 5-2 8-5 10-9s3-9 3-16v-172c0-7-1-13-3-16-2-4-5-7-10-8-4-3-11-4-20-4v-21h98l-35 39zM188 219l-11 50h-29l-90-217v-52h40zM168 219l91-219h9v52l-91 217h-29zM354 21c-9 0-15 1-20 4-5 1-8 4-10 8-2 3-3 9-3 16v172c0 7 1 12 3 16s5 7 10 9c5 1 11 3 20 3v19h-124v-19c8 0 15-2 20-3 5-2 8-5 10-9s3-9 3-16v-182l-4-39h95zM558 217c-9 19-21 33-35 42s-31 14-50 14-37-4-52-13c-14-8-26-20-34-35s-12-32-12-51c0-21 4-39 13-56s21-30 36-40c16-10 33-15 51-15 16 0 30 4 42 11 12 6 21 16 28 28 7 13 10 27 10 44v13h-141v-20l97-2-5 9c0-13-2-25-5-34-2-9-6-16-11-20-5-5-12-7-19-7-9 0-17 3-24 9s-13 14-16 25c-4 11-6 24-6 39s3 28 8 39 12 20 22 25c9 6 20 9 34 9 10 0 20-2 30-6s18-11 27-20zM773 265c-6 3-11 4-17 5-5 1-11 2-16 2-14 0-25-4-32-11-8-7-11-18-11-31v-112c0-12-3-21-9-27-5-7-13-10-23-10-9 0-16 3-22 9-5 6-8 14-8 24v23h-38c-3-2-6-5-8-9-3-4-4-9-4-14 0-9 4-18 11-26 7-7 17-13 29-18 12-4 25-7 40-7 18 0 33 3 45 8 13 6 22 14 29 25 7 10 10 23 10 38v94c0 4 1 7 2 10 2 2 4 4 7 5 4 2 8 3 15 4zM704 233c-9 14-19 24-31 30-12 7-25 10-39 10-11 0-20-2-28-6-8-5-14-11-20-19-4-7-6-16-6-26 0-14 4-26 14-36 9-10 22-17 40-22l77-22v18l-51 16c-10 3-17 7-21 13-4 5-6 12-6 21 0 6 1 10 3 15 2 4 6 8 10 10 5 3 10 4 15 4 8 0 15-2 23-6 8-5 14-10 20-18zM865 63l-18 62-59-23v-15l59-24zM788 249c6 0 11-1 15-2 3-2 5-4 7-6 1-2 2-5 2-9v-137l53-32v169c0 4 1 7 3 9 1 2 3 4 7 6 3 1 8 2 14 2v19h-101zM915 249c6 0 10-1 14-2 3-2 6-4 7-6s2-5 2-9v-99c0-11-2-19-8-25-5-5-13-7-24-7-6 0-12 1-19 3-7 3-13 6-19 10-7 5-12 10-17 16v-16c7-10 14-19 23-26 9-8 19-14 29-18 10-5 20-7 30-7 19 0 33 5 43 16 10 10 15 25 15 44v109c0 4 1 7 2 9 2 2 4 4 7 6 4 1 9 2 15 2v19h-100z">
          <text:p/>
        </draw:path>
        <draw:path draw:style-name="gr1" draw:text-style-name="P1" draw:layer="layout" svg:width="2.544cm" svg:height="0.372cm" svg:x="15.898cm" svg:y="0.384cm" svg:viewBox="0 0 2545 373" svg:d="M0 265c8 0 15-2 19-3 5-2 8-5 10-9s4-9 4-16v-173c0-7-2-13-4-16-2-4-5-7-10-8-4-3-11-4-19-4v-20h124v20c-9 0-16 1-20 4-5 1-8 4-10 8-2 3-3 9-3 16v173c0 7 1 12 3 16s5 7 10 9c4 1 11 3 20 3v19h-124zM221 78l-18 62-59-23v-15l59-24zM144 265c6 0 11-1 14-2 4-2 6-4 7-6 2-2 3-5 3-9v-138l53-32v170c0 4 1 7 2 9 2 2 4 4 7 6 4 1 8 2 14 2v19h-100zM271 265c6 0 10-1 13-2 4-2 7-4 8-6s2-5 2-9v-100c0-11-3-19-8-25-5-5-13-7-24-7-6 0-13 1-19 3-7 3-13 6-20 10-6 5-12 10-16 16v-16c6-10 14-19 23-26 9-8 19-14 29-18 10-5 20-7 29-7 19 0 34 5 44 16 10 10 15 25 15 44v110c0 4 0 7 2 9 1 2 4 4 7 6 4 1 9 2 14 2v19h-99zM378 94c10-3 18-7 25-11 7-5 12-10 17-16s9-14 14-24h24v74h-80zM458 231c0 7 1 12 5 17 3 4 9 7 16 10 8 2 18 3 30 4v19c-8 2-16 4-23 6-8 1-15 2-22 2-19 0-34-5-44-14-10-10-15-24-15-42v-133h53zM504 117h-66v-34h66zM710 233c-9 19-20 33-35 42-14 9-31 14-51 14-19 0-36-4-51-13-15-8-27-20-35-35s-12-32-12-51c0-22 4-40 13-57s21-30 37-40c15-10 32-15 51-15 17 0 30 4 42 11 12 6 22 16 28 28 7 13 11 27 11 44v14h-143v-21l99-2-6 9c0-13-1-25-4-34s-7-16-12-20c-6-5-12-7-20-7-9 0-17 3-24 9s-12 14-16 25-5 24-5 39c0 16 2 29 7 40s12 20 22 25c9 6 21 9 35 9 11 0 21-2 30-6 10-4 19-11 27-20zM790 140l-59-23v-15l59-24h18zM808 247c0 4 1 7 2 10 2 2 5 4 9 5 4 2 9 3 16 3v19h-104v-19c6 0 11-1 14-2 4-2 6-4 8-6 1-2 2-5 2-9v-138l53-32zM801 148c8-15 15-27 21-37s12-18 19-24c6-6 13-9 19-9 3 0 6 1 8 2 3 1 5 2 6 4v48h-10c-10 0-19 1-26 3s-14 6-19 10c-6 5-12 11-18 19zM947 140l-59-23v-15l59-24h18zM965 337c0 4 1 7 2 9s4 4 7 5c4 1 9 2 15 3v19h-101v-19c6-1 11-2 15-3 3-1 5-3 7-5 1-2 2-5 2-9v-227l53-32zM940 135c6-12 14-22 22-30 9-9 18-16 28-20 10-5 21-7 33-7 15 0 29 4 42 13 13 8 23 19 30 33 8 15 12 31 12 48 0 24-5 44-14 62-9 17-21 31-38 41-16 9-35 14-56 14-12 0-25-2-36-6-12-5-22-12-31-20l14-28c8 11 15 18 23 23 7 4 15 6 25 6 12 0 22-3 30-9 9-7 16-16 20-28 5-12 7-26 7-42s-2-28-6-39-10-19-18-25-17-9-27-9c-7 0-14 2-21 5s-13 7-20 12c-6 6-11 12-15 20zM1185 140l-59-23v-15l59-24h18zM1203 247c0 4 1 7 2 10 2 2 5 4 8 5 4 2 10 3 17 3v19h-104v-19c6 0 11-1 14-2 3-2 6-4 7-6 2-2 2-5 2-9v-138l54-32zM1196 148c7-15 14-27 21-37 6-10 12-18 18-24 7-6 13-9 20-9 3 0 5 1 8 2 2 1 4 2 6 4v48h-10c-10 0-19 1-26 3s-14 6-20 10c-5 5-11 11-17 19zM1466 233c-9 19-20 33-35 42-14 9-30 14-50 14-19 0-36-4-51-13-15-8-26-20-35-35-8-15-12-32-12-51 0-22 5-40 13-57 9-17 21-30 37-40 15-10 32-15 51-15 16 0 30 4 41 11 13 6 22 16 29 28 6 13 10 27 10 44v14h-142v-21l98-2-6 9c0-13-1-25-4-34s-7-16-12-20c-5-5-11-7-18-7-10 0-18 3-25 9s-12 14-16 25c-3 11-5 24-5 39 0 16 2 29 7 40s12 20 22 25c10 6 21 9 34 9 11 0 21-2 31-6 9-4 18-11 27-20zM1485 94c10-3 19-7 25-11 7-5 13-10 18-16 4-6 9-14 13-24h24v74h-80zM1565 231c0 7 2 12 5 17 4 4 9 7 16 10 8 2 18 3 30 4v19c-7 2-15 4-23 6-8 1-15 2-22 2-19 0-33-5-43-14-11-10-16-24-16-42v-133h53zM1612 117h-67v-34h67zM1830 281c-6 3-11 4-17 5-5 1-11 2-16 2-14 0-25-4-32-11-8-7-11-18-11-31v-113c0-12-3-21-9-27-5-7-13-10-23-10-9 0-16 3-22 9-5 6-8 14-8 24v23h-38c-3-2-6-5-8-9s-3-9-3-14c0-9 3-18 10-26 7-7 17-13 29-18 12-4 25-7 40-7 18 0 33 3 45 8 13 6 22 14 29 25 7 10 10 23 10 38v95c0 4 1 7 2 10 2 2 4 4 7 5 4 2 8 3 15 4zM1761 249c-9 14-19 24-31 30-12 7-25 10-39 10-11 0-20-2-28-6-8-5-14-11-18-19-5-7-7-16-7-26 0-14 4-26 13-36s22-17 40-22l77-23v19l-51 16c-10 3-17 7-21 13-4 5-6 12-6 21 0 6 1 10 3 15 2 4 6 8 11 10 4 3 9 4 14 4 8 0 16-2 23-6 8-5 14-10 20-18zM1834 94c10-3 19-7 25-11 7-5 12-10 17-16s10-14 14-24h24v74h-80zM1914 231c0 7 1 12 5 17 3 4 9 7 16 10 8 2 18 3 30 4v19c-8 2-15 4-23 6-8 1-15 2-22 2-19 0-34-5-44-14-10-10-15-24-15-42v-133h53zM1961 117h-67v-34h67zM2001 33c0-6 1-12 4-17s7-9 12-12 11-4 17-4 12 1 17 4 9 7 12 12 5 11 5 17c0 7-2 12-5 18-3 4-7 8-12 11s-11 5-17 5-12-2-17-5-9-7-12-12-4-11-4-17zM2045 140l-59-23v-15l59-24h18zM2063 248c0 3 0 7 2 9 1 2 4 4 7 6 3 1 8 2 14 2v19h-100v-19c6 0 11-1 14-2 3-2 6-4 7-6s2-5 2-9v-138l54-32zM2200 289c-18 0-35-4-49-13-15-8-26-20-35-35-8-16-12-33-12-52 0-21 5-39 13-56 9-17 21-30 36-40 16-10 32-15 50-15 19 0 35 5 49 13 15 9 27 21 35 36s12 32 12 52c0 21-4 39-13 56s-21 30-36 40c-15 9-32 14-50 14zM2205 269c8 0 15-3 21-9s10-15 13-26c4-12 5-26 5-44 0-19-2-35-6-49-4-13-9-23-15-31-7-8-15-12-23-12-9 0-17 4-22 9-6 6-11 15-14 27-3 11-5 26-5 44s2 34 6 48c3 13 9 24 15 32 7 7 15 11 25 11zM2396 78l-19 62-59-23v-15l59-24zM2318 265c7 0 12-1 15-2 3-2 6-4 7-6s2-5 2-9v-138l54-32v170c0 4 0 7 2 9 1 2 4 4 7 6 3 1 8 2 14 2v19h-101zM2445 265c6 0 11-1 14-2 4-2 6-4 7-6 2-2 2-5 2-9v-100c0-11-2-19-7-25-6-5-13-7-25-7-5 0-12 1-19 3-6 3-13 6-19 10-6 5-12 10-17 16v-16c7-10 15-19 24-26 9-8 18-14 28-18 10-5 20-7 30-7 19 0 34 5 43 16 10 10 15 25 15 44v110c0 4 1 7 3 9 1 2 3 4 7 6 3 1 8 2 14 2v19h-100z">
          <text:p/>
        </draw:path>
        <draw:path draw:style-name="gr1" draw:text-style-name="P1" draw:layer="layout" svg:width="4.197cm" svg:height="0.397cm" svg:x="1.241cm" svg:y="2.064cm" svg:viewBox="0 0 4198 398" svg:d="M223 118c-4-14-9-26-15-36-7-9-15-16-25-20-10-5-22-8-35-8-18 0-34 5-47 14s-23 22-30 39c-7 18-11 38-11 61 0 24 4 45 12 63 7 18 17 32 31 42 13 9 29 14 47 14 12 0 23-2 32-7s17-13 25-23 16-24 23-42h21l-12 69c-11 8-26 14-42 19-17 4-34 6-52 6-28 0-53-5-75-16s-40-27-52-47c-12-21-18-44-18-70 0-27 6-51 19-74 12-22 29-39 51-51 22-13 47-19 75-19 18 0 36 2 53 6 18 5 33 11 44 18v62zM330 161l-58-23v-15l58-25h18zM348 240c0 11 3 19 8 24 5 6 13 8 24 8 6 0 12-1 19-3 7-3 13-6 20-11 6-4 12-9 17-15v16c-7 10-15 18-24 26s-19 14-29 18c-9 4-19 6-29 6-19 0-34-5-44-15s-15-25-15-45v-116l53-35zM456 161l-58-23v-15l58-25h18zM474 254c0 4 1 7 3 10 1 2 3 4 7 5 3 2 8 3 14 4v19l-58 16h-18v-175l52-35zM574 161l-59-23v-15l59-25h18zM592 267c0 4 1 7 2 10 2 2 5 4 8 5 4 2 10 3 17 4v19h-104v-19c6-1 11-2 14-3s6-3 7-6c2-2 3-5 3-9v-137l53-33zM585 169c8-15 14-27 21-36 6-10 12-19 19-25 6-6 12-10 19-10 3 0 5 1 8 2s5 2 6 4v49h-10c-10 0-19 1-26 3s-14 6-20 11c-5 4-11 10-17 18zM691 53c0-6 1-11 4-16s7-9 12-12 11-5 17-5 12 2 17 5 9 7 12 12 4 10 4 16c0 7-1 13-4 18s-7 9-12 11c-5 4-11 5-17 5s-12-1-17-5c-5-2-9-6-12-12-3-5-4-10-4-17zM734 161l-59-23v-15l59-25h19zM753 268c0 4 0 7 2 9 1 3 4 5 7 6s8 2 14 3v19h-101v-19c7-1 11-2 15-3 3-1 5-3 7-6 1-2 2-5 2-9v-137l54-33zM891 309c-19 0-36-4-51-12-14-9-26-21-34-36s-12-33-12-52c0-20 4-38 13-55s21-30 36-41c16-10 33-15 51-15s35 5 49 14c15 9 26 21 34 37 9 15 13 32 13 51 0 20-4 39-13 55-9 17-21 30-36 40s-32 14-50 14zM895 289c9 0 16-3 22-9 5-6 10-14 13-26 3-11 5-26 5-44s-2-34-6-47c-4-14-9-24-16-32-6-7-14-12-23-12s-16 4-22 10-10 14-15 26c-3 12-4 26-4 44s2 34 5 47c5 14 10 24 17 32s15 11 24 11zM1037 237c5 18 11 31 20 39 9 9 19 13 32 13 7 0 14-2 20-4 5-2 10-6 13-10 3-5 5-10 5-16 0-5-2-9-4-13s-6-7-12-10c-5-3-12-5-21-8-3-1-7-1-10-2-16-4-29-9-39-14-9-5-17-12-21-19-5-8-7-18-7-30s3-22 10-32 16-19 28-24c12-6 26-9 42-9 14 0 27 2 38 5s22 8 32 14v48h-25c-3-15-9-26-17-33-8-8-18-13-29-13-7 0-13 3-18 5s-8 5-11 9c-2 4-4 8-4 13s2 10 4 14c3 3 7 6 13 9s14 5 24 8c18 4 32 8 43 14 11 5 19 12 23 20 5 9 8 19 8 31 0 13-3 25-10 35-7 11-17 19-31 24-13 6-28 8-45 8-14 0-28-1-41-5s-25-10-34-17v-50zM1210 53c0-6 2-11 5-16s7-9 11-12c5-3 11-5 17-5 7 0 12 2 18 5 5 3 9 7 12 12s4 10 4 16c0 7-1 13-4 18s-7 9-12 11c-6 4-11 5-18 5-6 0-12-1-17-5-4-2-8-6-11-12-3-5-5-10-5-17zM1254 161l-59-23v-15l59-25h18zM1272 268c0 4 1 7 2 9 2 3 4 5 7 6 4 1 8 2 14 3v19h-100v-19c6-1 11-2 14-3 4-1 6-3 7-6 2-2 3-5 3-9v-137l53-33zM1308 114c10-3 19-7 25-11 7-5 12-10 17-16s10-14 14-23h24v74h-80zM1388 252c0 6 1 12 5 16 3 4 9 8 16 10 8 2 18 4 30 4v19c-8 3-15 5-23 6-8 2-15 2-22 2-19 0-34-4-44-14s-15-24-15-41v-132h53zM1435 138h-67v-35h67zM1561 123c-8 1-14 3-18 5s-6 4-6 7c-1 4 0 8 3 15l44 107h-11l42-107c2-6 4-11 3-14 0-4-2-6-6-8-3-2-9-4-17-5v-20h74v20c-6 1-11 3-14 5s-6 6-8 11l-72 168h-22l-77-168c-2-5-4-8-8-10-3-3-7-4-14-6v-20h107zM1480 348c14 0 25-2 33-5 9-3 17-8 23-15s12-17 18-29l21 8c-7 21-15 37-23 50-8 14-16 24-26 31-9 7-20 10-32 10-6 0-12-1-18-3s-10-5-12-8v-39zM1879 156c20 0 34-4 43-12 10-8 15-20 15-38 0-15-5-27-15-35-9-7-24-11-43-11h-64v-23h82c32 0 56 5 72 16 17 11 25 28 25 49 0 12-3 24-10 34-6 9-16 17-27 23-12 6-25 9-40 10h-102v-13zM1891 281c20 0 35-4 45-12s15-21 15-39c0-16-5-29-17-37-10-9-26-14-46-14h-73v-14h103c18 0 34 3 48 9 14 5 25 13 32 22 8 10 12 21 12 34 0 15-4 28-13 39-8 11-20 20-35 26-16 6-33 10-52 10h-95v-24zM1752 285c9 0 15-1 20-3s8-5 10-9 3-9 3-16v-173c0-6-1-12-3-15-2-4-5-7-10-9s-11-4-20-4v-19h92v215c0 7 1 13 3 17 2 5 6 8 11 10 6 2 13 2 22 2h6v24h-134zM2025 285c8 0 15-1 19-3 5-2 8-5 10-8 3-4 4-10 4-17v-173c0-7-1-12-4-16-2-3-5-6-10-8-4-2-11-4-19-4v-19h124v19c-9 0-15 2-20 4s-8 5-10 8c-2 4-3 9-3 16v173c0 7 1 13 3 17 2 3 5 6 10 8s11 3 20 3v20h-124zM2386 118c-3-14-8-25-15-35-6-9-14-17-24-21-10-5-22-8-36-8-18 0-34 5-47 14s-23 22-30 39c-7 18-10 38-10 61 0 24 3 45 11 63 7 18 17 32 31 42 14 9 29 14 47 14 13 0 24-2 35-7s21-13 29-22l29 23c-12 9-27 16-44 21s-35 7-53 7c-29 0-54-5-76-16s-39-27-52-47c-12-21-18-44-18-70 0-27 6-51 19-74 12-22 30-39 52-51 22-13 46-19 74-19 19 0 37 2 54 6 18 5 32 11 44 18v62zM2434 194c-7 1-13 2-17 4-4 1-7 4-9 8-1 3-2 8-2 14v61h-51v-61c0-7-1-11-4-15-2-3-6-6-12-7-6-2-15-3-27-4v-19h122zM2542 182c0-26 4-50 12-73s19-43 32-61 27-34 42-48h24c-20 28-36 58-47 89-10 30-16 62-16 93 0 30 6 61 16 92 11 30 27 60 47 88h-24c-15-14-29-30-42-48-13-17-24-38-32-60-8-23-12-47-12-72zM2772 309c-18 0-35-4-49-12-14-9-26-21-34-36s-12-33-12-52c0-20 4-38 13-55s20-30 36-41c15-10 32-15 50-15s35 5 49 14 26 21 34 37c8 15 13 32 13 51 0 20-5 39-14 55-8 17-20 30-35 40-16 10-32 14-51 14zM2777 289c8 0 15-3 21-9s11-14 14-26c3-11 5-26 5-44s-2-34-6-47c-4-14-9-24-16-32-7-7-14-12-23-12s-16 4-22 10-11 14-14 26-4 26-4 44 1 34 5 47c4 14 9 24 16 32s15 11 24 11zM2950 161l-59-23v-15l59-25h18zM2968 267c0 4 1 7 2 10 2 2 5 4 9 5 3 2 9 3 16 4v19h-104v-19c6-1 11-2 14-3s6-3 7-6c2-2 3-5 3-9v-137l53-33zM2961 169c8-15 14-27 21-36 6-10 12-19 19-25 6-6 13-10 19-10 3 0 6 1 8 2 3 1 5 2 6 4v49h-10c-10 0-19 1-26 3s-14 6-19 11c-6 4-12 10-18 18zM3067 53c0-6 1-11 4-16s7-9 12-12 11-5 17-5 12 2 17 5 9 7 12 12 5 10 5 16c0 7-2 13-5 18s-7 9-12 11c-5 4-11 5-17 5s-12-1-17-5c-5-2-9-6-12-12-3-5-4-10-4-17zM3110 161l-59-23v-15l59-25h19zM3129 268c0 4 0 7 2 9 1 3 4 5 7 6s8 2 14 3v19h-101v-19c7-1 11-2 15-3 3-1 5-3 7-6 1-2 2-5 2-9v-137l54-33zM3315 119c10-4 17-7 23-10 5-2 10-3 14-4 5-1 8-2 12-2h11v35h-60zM3267 98c16 0 31 3 43 9s22 15 29 26c7 10 11 22 11 35s-4 26-12 37c-7 11-17 20-31 27-13 6-27 10-42 10-16 0-31-3-44-9-12-5-22-13-29-24-7-10-10-22-10-35 0-14 3-26 11-38 7-11 18-21 31-28 13-6 27-10 43-10zM3264 118c-10 0-18 5-24 13-5 9-8 21-8 36 0 11 1 21 4 29s7 15 13 20c5 5 11 7 18 7 11 0 19-4 24-13 6-8 9-20 9-36 0-11-2-20-5-29-3-8-7-15-13-19-5-5-11-8-18-8zM3235 313c-11 0-20 3-27 9-6 5-9 13-9 22 0 7 2 13 6 18 5 5 11 9 19 11 8 3 19 5 30 5h14c12 0 23-2 33-5s17-8 22-14c6-5 9-12 9-19s-3-13-9-18c-5-4-12-6-22-6h-90v-9c-10 0-19-4-26-10-7-7-10-16-10-27 0-9 2-16 7-23 4-7 11-12 19-16s18-7 29-8l5 14c-9 0-15 1-19 4-5 3-7 7-7 13 0 5 2 9 5 11 3 3 7 4 13 4h85c13 0 24 3 33 7 9 5 17 11 22 20 5 8 8 17 8 29 0 13-5 24-15 35-9 11-22 20-39 26-16 7-34 10-53 10h-14c-18 0-34-2-48-6s-25-10-33-17c-8-8-12-16-12-24s3-16 9-24c5-7 12-12 22-17 10-4 20-6 31-6h18v11zM3406 53c0-6 2-11 5-16s7-9 11-12c5-3 11-5 17-5 7 0 12 2 18 5 5 3 9 7 12 12s4 10 4 16c0 7-1 13-4 18s-7 9-12 11c-6 4-11 5-18 5-6 0-12-1-17-5-4-2-8-6-11-12-3-5-5-10-5-17zM3450 161l-59-23v-15l59-25h18zM3468 268c0 4 1 7 2 9 2 3 4 5 7 6 4 1 8 2 14 3v19h-100v-19c6-1 11-2 14-3 4-1 6-3 7-6 2-2 3-5 3-9v-137l53-33zM3587 98l-18 63-59-23v-15l59-25zM3510 286c6-1 11-2 14-3s6-3 7-6c1-2 2-5 2-9v-137l54-33v170c0 4 0 7 2 9 1 3 4 5 7 6s8 2 14 3v19h-100zM3636 286c6-1 11-2 14-3 4-1 6-3 7-6 2-2 3-5 3-9v-99c0-11-3-19-8-24s-13-8-24-8c-6 0-13 1-20 4-6 2-13 5-19 10-6 4-12 9-17 15v-16c7-10 15-18 24-26s18-15 28-19 20-7 30-7c19 0 34 6 44 16 9 11 14 26 14 46v108c0 4 1 7 3 9 1 3 3 5 7 6 3 1 8 2 14 3v19h-100zM3950 302c-5 2-11 4-17 5-5 1-11 1-16 1-14 0-25-3-32-11-8-7-11-17-11-31v-112c0-12-3-21-8-27-6-6-13-10-24-10-9 0-16 4-22 9-5 6-8 15-8 25v22h-37c-4-2-7-5-9-9s-3-9-3-14c0-9 3-17 10-25 7-9 17-15 29-19 12-5 26-8 40-8 18 0 33 3 46 9 12 5 22 14 28 25 7 10 10 23 10 38v94c0 4 1 8 2 10 2 2 4 4 8 6 3 1 8 2 14 3zM3882 269c-10 14-20 24-32 31-12 6-25 9-39 9-10 0-20-2-28-6-8-5-14-11-18-18-5-8-7-17-7-26 0-15 4-27 13-37s22-17 41-22l76-21v17l-51 16c-9 3-17 7-21 13s-6 13-6 22c0 5 1 10 3 14 3 4 6 8 11 10 4 3 9 4 15 4 7 0 15-2 22-6 8-4 15-10 21-17zM4024 92l-59-28v-15l59-28h19zM4043 268c0 4 0 7 2 9 1 3 4 5 7 6s8 2 14 3v19h-101v-19c7-1 11-2 15-3 3-1 5-3 7-6 1-2 2-5 2-9v-216l54-31zM4198 182c0 25-4 49-12 72-9 22-19 43-32 60-13 18-27 34-42 48h-25c21-28 37-58 48-88 10-31 16-62 16-92 0-31-6-63-16-93-11-31-27-61-48-89h25c15 14 29 30 42 48s23 38 32 61c8 23 12 47 12 73z">
          <text:p/>
        </draw:path>
        <draw:frame draw:style-name="gr3" draw:text-style-name="P4" draw:layer="layout" svg:width="0.369cm" svg:height="0.42cm" svg:x="14.093cm" svg:y="0.958cm">
          <draw:text-box>
            <text:p text:style-name="P2"><text:span text:style-name="T6">Δ</text:span></text:p>
          </draw:text-box>
        </draw:frame>
        <draw:path draw:style-name="gr1" draw:text-style-name="P1" draw:layer="layout" svg:width="1.063cm" svg:height="0.276cm" svg:x="7.461cm" svg:y="2.096cm" svg:viewBox="0 0 1064 277" svg:d="M110 277c-22 0-41-5-58-17-16-12-29-29-38-50-10-21-14-44-14-71s4-51 14-72c9-21 22-38 39-50 17-11 36-17 58-17 21 0 40 6 57 17 17 12 30 29 39 49 9 21 14 45 14 72 0 26-5 51-14 72-10 21-23 37-40 50-17 12-36 17-57 17zM119 252c9 0 16-4 23-10 7-7 12-16 15-29 4-13 5-28 5-47 0-27-2-51-8-73-5-21-12-38-22-50-9-12-20-18-32-18-9 0-16 3-22 10-7 6-11 16-15 29-3 12-5 28-5 46 0 28 3 52 8 73 5 22 12 38 22 50 9 12 19 19 31 19zM249 240c0-6 1-12 4-17s7-9 13-12c5-3 11-5 17-5s12 2 17 5 10 7 13 13c3 5 5 10 5 16s-2 13-5 19c-3 5-8 9-13 12s-11 4-17 4-12-1-17-4c-6-3-10-7-13-12-3-6-4-13-4-19zM455 277c-22 0-41-5-58-17-16-12-29-29-39-50-9-21-13-44-13-71s4-51 13-72c10-21 23-38 40-50 16-11 36-17 57-17 22 0 41 6 59 17 17 12 30 29 39 49 9 21 14 45 14 72 0 26-5 51-15 72-9 21-22 37-39 50-18 12-37 17-58 17zM464 252c9 0 16-4 23-10 6-7 11-16 15-29 3-13 5-28 5-47 0-27-2-51-8-73-5-21-13-38-22-50s-20-18-32-18c-9 0-16 3-23 10-6 6-11 16-14 29-3 12-5 28-5 46 0 28 3 52 8 73 5 22 12 38 21 50s20 19 32 19zM705 277c-22 0-41-5-58-17s-30-29-39-50-14-44-14-71 5-51 14-72c10-21 23-38 39-50 17-11 36-17 58-17s41 6 58 17c16 12 29 29 39 49 9 21 13 45 13 72 0 26-4 51-14 72-9 21-22 37-39 50-17 12-36 17-57 17zM713 252c9 0 17-4 24-10 6-7 11-16 14-29 4-13 6-28 6-47 0-27-3-51-8-73-5-21-13-38-22-50-10-12-20-18-32-18-9 0-17 3-23 10-6 6-11 16-14 29-4 12-5 28-5 46 0 28 2 52 8 73 5 22 12 38 21 50s20 19 31 19zM927 252c9-1 16-3 20-5 5-1 8-4 9-7 2-3 2-9 2-16v-172h4l-92 123v-10h194v33h-223v-25l129-170h46v221c0 7 1 13 2 16 2 3 5 6 9 7 4 2 11 4 20 5v21h-120z">
          <text:p/>
        </draw:path>
        <draw:frame draw:style-name="gr5" draw:text-style-name="P6" draw:layer="layout" svg:width="0.465cm" svg:height="0.439cm" svg:x="9.203cm" svg:y="2.024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0.767cm" svg:height="0.276cm" svg:x="9.743cm" svg:y="2.096cm" svg:viewBox="0 0 768 277" svg:d="M130 23c-11 1-18 3-23 5-4 3-6 7-6 13 0 5 3 12 9 21l58 93-50 17-85-129c-3-5-6-8-9-11-4-3-7-5-11-6s-8-2-13-3v-18h130zM280 23c-5 1-10 2-14 3s-7 3-11 6c-3 3-6 6-9 11l-84 129-18-17 59-93c5-9 8-16 9-21 0-6-2-10-7-13-5-2-12-4-22-5v-18h97zM78 253c8 0 15-2 20-5 4-1 8-4 10-8 2-3 3-9 3-15v-81h58v81c0 6 1 12 2 15 3 4 6 7 11 8 5 3 12 5 20 5v20h-124zM384 219c0 7 1 13 4 17 2 4 6 7 11 10 6 2 13 2 22 2h22c11 0 22-2 31-6 8-4 16-10 24-18 7-9 14-21 20-35h21l-15 84h-231v-20c9 0 15-1 20-4 4-2 8-5 10-9s3-9 3-16v-172c0-7-1-12-3-16-2-3-6-6-10-8-5-2-11-4-20-4v-19h91zM506 80c-3-14-8-24-13-32-4-7-11-12-19-15s-19-5-32-5h-76v-23h160v75zM429 123c7 0 12-1 16-4 4-2 7-6 9-11s4-12 6-21h20v94h-20c-1-9-3-16-6-21-2-5-5-9-9-11s-9-3-16-3h-63v-23zM590 182c5 24 12 43 25 54 11 12 27 19 47 19 11 0 20-2 28-6 9-4 15-9 20-16 4-6 6-14 6-23s-2-16-6-21c-4-6-9-11-16-14-7-4-16-8-27-11-4-1-7-2-11-3-18-5-34-10-47-17-12-6-22-15-29-25s-10-23-10-39c0-15 4-30 12-42s19-21 35-28c14-7 31-10 50-10 16 0 32 2 46 6s27 10 39 17v63h-23c-3-14-8-26-13-36-6-9-13-16-21-20-7-5-17-8-28-8-9 0-18 2-25 5-7 4-13 8-17 14s-6 13-6 21c0 9 3 17 7 22 5 6 11 10 18 13s16 6 26 9c2 0 5 1 8 2 19 5 35 11 48 18s23 15 30 26c8 11 12 24 12 40s-5 31-14 44-22 24-39 31c-16 7-35 10-56 10-17 0-34-2-51-7-16-4-29-11-40-21v-67z">
          <text:p/>
        </draw:path>
        <draw:frame draw:style-name="gr3" draw:text-style-name="P4" draw:layer="layout" svg:width="0.633cm" svg:height="0.501cm" svg:x="6.35cm" svg:y="1.972cm">
          <draw:text-box>
            <text:p text:style-name="P2"><text:span text:style-name="T3">151</text:span></text:p>
          </draw:text-box>
        </draw:frame>
        <draw:frame draw:style-name="gr3" draw:text-style-name="P4" draw:layer="layout" svg:width="0.942cm" svg:height="0.501cm" svg:x="11.934cm" svg:y="1.972cm">
          <draw:text-box>
            <text:p text:style-name="P2"><text:span text:style-name="T3">0.234</text:span></text:p>
          </draw:text-box>
        </draw:frame>
        <draw:frame draw:style-name="gr3" draw:text-style-name="P4" draw:layer="layout" svg:width="1.153cm" svg:height="0.501cm" svg:x="14.093cm" svg:y="1.972cm">
          <draw:text-box>
            <text:p text:style-name="P2"><text:span text:style-name="T3">+0.095</text:span></text:p>
          </draw:text-box>
        </draw:frame>
        <draw:frame draw:style-name="gr3" draw:text-style-name="P4" draw:layer="layout" svg:width="1.361cm" svg:height="0.501cm" svg:x="15.889cm" svg:y="1.972cm">
          <draw:text-box>
            <text:p text:style-name="P2"><text:span text:style-name="T3">Primary</text:span></text:p>
          </draw:text-box>
        </draw:frame>
        <draw:path draw:style-name="gr1" draw:text-style-name="P1" draw:layer="layout" svg:width="3.863cm" svg:height="0.393cm" svg:x="1.241cm" svg:y="3.764cm" svg:viewBox="0 0 3864 394" svg:d="M131 309c-24 0-47-6-67-18s-35-28-47-48c-12-21-17-43-17-68 0-28 5-52 17-74s28-39 48-51c21-12 45-18 72-18 24 0 46 6 66 18s36 28 48 49c11 20 17 43 17 67 0 28-6 53-18 74-11 22-27 39-48 51s-44 18-71 18zM137 286c14 0 27-4 38-13s19-21 24-38c6-17 9-37 9-61s-3-45-10-63c-6-18-15-32-27-41-11-10-24-15-39-15s-28 4-39 13-19 22-25 39c-5 16-8 36-8 60s3 45 9 63c7 18 16 32 27 42 12 10 25 14 41 14zM350 161l-59-24v-14l59-24h17zM367 358c0 3 1 6 2 9 2 2 4 3 8 5 3 1 8 2 14 3v19h-100v-19c6-1 11-2 14-3 3-2 6-3 7-5 1-3 2-6 2-9v-228l53-31zM342 156c7-12 14-22 22-31 9-9 19-15 29-20 10-4 21-6 32-6 16 0 30 4 43 13 12 8 22 19 30 33 7 14 11 30 11 48 0 23-5 43-13 61-9 17-22 31-38 41-17 9-35 14-57 14-12 0-24-2-36-7-12-4-22-11-30-20l13-28c8 11 16 19 23 23 7 5 16 7 25 7 12 0 22-3 31-9 9-7 15-16 20-28 4-12 7-26 7-42 0-15-2-28-6-38-4-11-10-20-18-25-8-6-17-9-28-9-7 0-14 2-20 4-7 3-14 8-20 13-6 6-11 12-15 20zM528 115c10-4 18-8 25-12s12-9 17-15 9-14 14-24h24v73h-80zM608 251c0 7 1 12 5 17 3 4 9 7 16 9 8 3 18 4 30 5v19c-8 2-16 4-23 6-8 1-16 2-22 2-19 0-34-5-44-14-10-10-15-24-15-42v-132h53zM654 137h-66v-33h66zM696 54c0-7 1-12 4-17s7-9 12-12 10-4 17-4c6 0 12 1 17 4s9 7 12 12 4 10 4 17c0 6-1 12-4 17s-7 9-12 12-11 4-17 4c-7 0-12-1-17-4s-9-7-12-12-4-11-4-17zM739 161l-60-24v-14l60-24h18zM757 268c0 3 1 6 3 9 1 2 3 4 7 5 3 1 8 2 14 3v19h-102v-19c6-1 12-2 16-3 3-1 5-3 7-5 1-2 2-5 2-9v-138l53-31zM876 99l-18 62-59-24v-14l59-24zM799 285c6-1 11-2 14-3 4-1 6-3 7-5 2-2 3-5 3-9v-138l53-31v169c0 4 1 7 2 9 2 2 4 4 7 5 4 1 8 2 14 3v19h-100zM922 285c6-1 11-2 14-3s6-3 7-5c2-2 2-5 2-9v-101c0-11-2-18-7-23s-13-8-23-8c-6 0-13 2-19 4-7 2-13 6-19 10s-12 8-16 14v-16c6-10 14-18 23-25 9-8 18-13 28-18 10-4 19-6 29-6 19 0 33 5 43 15 9 10 14 25 14 43v111c0 4 1 7 3 9 1 2 3 4 7 5 3 1 8 2 14 3v19h-100zM1045 285c6-1 11-2 14-3s6-3 7-5c2-2 2-5 2-9v-101c0-11-2-18-7-23-6-5-13-8-24-8-6 0-12 2-19 4-6 2-12 6-19 10-5 4-11 8-15 14v-16c6-10 14-18 23-25 8-8 18-13 28-18 10-4 19-6 28-6 19 0 34 5 43 15 10 10 15 25 15 43v111c0 4 1 7 3 9 1 2 3 4 7 5 3 1 8 2 14 3v19h-100zM1359 301c-5 2-11 4-17 5-5 1-11 2-16 2-14 0-25-4-32-11-8-8-11-18-11-32v-112c0-11-3-20-9-27-5-6-13-9-23-9-9 0-16 3-22 9-5 6-8 14-8 24v23h-38c-3-3-6-6-8-10s-3-8-3-13c0-10 3-18 10-26s17-14 29-18c12-5 26-7 40-7 18 0 33 3 45 8 13 6 23 14 29 24 7 11 10 23 10 38v95c0 4 1 7 2 10 2 2 4 4 7 5 4 2 8 3 15 3zM1290 269c-9 13-19 23-31 30s-25 10-39 10c-10 0-20-2-28-7-8-4-14-10-18-18-5-8-7-16-7-26 0-14 4-26 13-36s22-17 40-22l77-22v18l-51 15c-10 3-17 8-21 13-4 6-6 13-6 22 0 5 1 10 3 14 3 5 6 8 11 11 4 2 9 4 14 4 8 0 16-2 23-6 8-5 14-11 20-18zM1433 92l-59-28v-14l59-29h19zM1452 268c0 4 0 7 2 9 1 2 4 4 7 5s8 2 14 3v19h-101v-19c7-1 11-2 15-3 3-1 5-3 7-5 1-2 2-5 2-9v-215l54-32zM1562 282c30-23 53-43 71-60s31-34 40-49 13-31 13-46c0-10-2-19-6-26-3-7-9-13-16-17-8-4-16-6-26-6-11 0-22 2-31 8-9 4-18 12-26 23l-14-10c9-22 21-39 37-50 15-11 35-17 57-17 17 0 32 3 45 10 14 6 23 15 30 28 7 12 11 26 11 42 0 18-6 35-17 52s-26 34-46 50c-21 16-45 32-74 50v-11h140v51h-188zM1862 252c0 7 1 13 3 17s6 7 11 9c6 2 13 3 23 3h3v23h-132v-19c9-1 16-2 20-4 5-2 8-4 10-9 2-4 3-9 3-16v-172c0-6-1-12-3-15-2-4-5-7-10-9-4-2-11-3-20-4v-19h92zM1900 37c30 0 56 5 78 16 23 11 40 26 52 45s18 42 18 68c0 27-6 50-18 71s-28 38-49 49c-22 12-46 18-73 18h-66v-23h63c16 0 30-4 43-13 12-9 22-21 30-37 7-17 11-35 11-57 0-23-4-44-12-61s-20-30-35-39-32-14-52-14h-48v-23zM2160 181c0-25 4-49 12-72 9-22 19-43 32-61s27-34 43-48h23c-20 29-36 58-47 89-10 31-16 61-16 92s6 62 16 92c11 31 27 60 47 90h-23c-16-15-30-31-43-49s-23-38-32-61c-8-23-12-47-12-72zM2522 119c-3-15-8-27-15-36-6-10-14-17-24-21-10-5-22-7-36-7-18 0-33 4-46 14-13 8-23 21-30 39-7 17-11 37-11 60 0 24 4 45 11 63 8 17 18 31 32 41 13 10 29 14 47 14 12 0 22-2 32-7 9-5 17-12 25-23 8-10 15-24 23-41h21l-12 68c-12 8-26 15-43 19-16 5-34 7-51 7-28 0-53-6-75-17s-40-27-52-47c-12-21-18-44-18-70 0-27 6-51 18-73 13-22 30-39 52-51 22-13 47-19 75-19 18 0 36 2 53 7 18 4 32 10 44 17v63zM2775 109v30h-185v-30zM2775 202v30h-185v-30zM2925 309c-21 0-41-6-57-17-17-12-30-28-39-49s-14-45-14-72 5-51 14-72 23-37 39-49c17-12 36-18 58-18s41 6 57 18c17 12 30 28 39 49 10 21 14 44 14 71s-5 51-14 72-22 37-39 49-36 18-58 18zM2934 283c9 0 17-3 23-9 7-6 12-16 15-29 4-12 6-28 6-46 0-28-3-52-8-73-6-22-13-38-22-50-10-12-20-19-32-19-9 0-17 4-23 10-6 7-11 16-14 29-4 13-5 28-5 46 0 28 2 52 7 74 5 21 13 38 22 50s19 17 31 17zM3064 272c0-6 1-11 4-17 4-5 8-9 13-12 6-3 11-5 17-5s12 2 17 5c6 3 10 7 13 13 3 5 5 11 5 16 0 7-2 13-5 18s-7 9-13 12c-5 3-11 5-17 5s-11-2-17-5c-5-3-9-7-13-12-3-5-4-11-4-18zM3180 292c43-12 75-31 96-56 22-26 34-57 34-95 0-17-3-31-8-44-4-13-10-23-18-30-8-6-17-10-28-10-9 0-17 2-24 7s-13 11-16 20c-4 8-6 18-6 30s3 23 7 32c5 9 11 17 19 22 9 5 18 7 29 7 9 0 18-1 26-6 9-4 16-10 23-18l1 19c-9 13-20 23-33 30-13 6-27 10-43 10-15 0-30-4-43-11-12-7-22-17-29-29s-11-26-11-41c0-18 5-35 14-49 9-15 21-27 37-35 16-9 33-13 53-13 22 0 40 5 57 14 16 10 29 23 38 40s13 37 13 59c0 29-7 54-22 77-14 22-35 41-62 56-28 15-60 25-99 31zM3389 239c9 14 20 24 32 31 12 6 25 10 40 10 11 0 21-2 29-5 8-4 15-9 19-15 5-7 7-15 7-23 0-12-4-21-12-30-7-8-19-14-35-19-17-5-37-9-63-11l27-140h134v51h-132l14-7-11 55-10-13c47 4 84 14 108 30 24 17 36 40 36 69 0 17-4 32-13 46-8 12-20 23-35 30-16 7-33 11-53 11-24 0-44-5-60-14-17-10-29-25-37-45zM3786 78v185h-30v-185zM3864 156v29h-186v-29z">
          <text:p/>
        </draw:path>
        <draw:path draw:style-name="gr1" draw:text-style-name="P1" draw:layer="layout" svg:width="1.406cm" svg:height="0.362cm" svg:x="1.235cm" svg:y="4.394cm" svg:viewBox="0 0 1407 363" svg:d="M91 257c0 7 1 12 3 16s6 7 10 9c5 2 12 3 20 3v20h-124v-20c9 0 15-1 20-3 4-2 8-5 10-9s3-9 3-16v-173c0-6-1-11-3-15s-6-7-10-9c-5-2-11-3-20-4v-19h91zM213 112c-3-14-7-24-13-32-4-7-11-12-19-15s-19-5-32-5h-76v-23h160v75zM136 160c7 0 12-1 15-4 4-2 8-5 10-11 2-5 4-12 6-21h20v95h-20c-2-9-4-17-6-22s-6-9-10-11c-3-2-8-3-15-3h-63v-23zM452 109v31h-185v-31zM452 203v29h-185v-29zM602 310c-22 0-41-6-58-17-16-12-29-29-38-50-10-20-14-44-14-71s4-51 14-73c9-21 22-38 39-49 17-12 36-18 58-18 21 0 40 6 57 18 17 11 30 28 39 49s14 45 14 72-5 51-14 72c-10 21-23 37-40 49s-36 18-57 18zM611 284c9 0 16-3 23-9 7-7 12-16 15-29 4-13 5-28 5-47 0-27-2-51-8-72-5-23-12-40-22-52-9-12-20-18-32-18-9 0-16 4-22 10-7 7-11 16-15 29-3 12-5 29-5 47 0 28 3 52 8 73 5 22 12 38 22 51 9 11 19 17 31 17zM741 273c0-6 1-12 4-17s7-9 13-12c5-3 11-5 17-5s12 2 17 5 10 7 13 13c3 5 5 10 5 16 0 7-2 12-5 18-3 5-8 9-13 12s-11 4-17 4-12-1-17-4c-6-3-10-7-13-12-3-6-4-11-4-18zM835 283c29-23 54-44 71-60 18-18 32-34 40-49 9-15 14-31 14-46 0-11-2-20-6-27s-10-13-17-17-16-6-26-6c-11 0-22 2-31 7-10 5-19 13-27 24l-14-10c9-22 21-39 38-50 16-11 35-17 57-17 17 0 33 3 45 10 14 6 24 15 30 27 7 13 11 27 11 42 0 19-6 37-17 54s-26 34-46 50-45 32-74 49v-10h140v51h-188zM1158 310c-22 0-41-6-58-17-17-12-29-29-39-50-9-20-13-44-13-71s4-51 13-73c10-21 23-38 40-49 16-12 36-18 57-18 22 0 41 6 58 18 17 11 30 28 39 49s14 45 14 72-5 51-15 72c-9 21-22 37-39 49s-36 18-57 18zM1167 284c9 0 16-3 23-9 6-7 11-16 15-29 3-13 5-28 5-47 0-27-2-51-8-72-5-23-13-40-22-52s-20-18-32-18c-9 0-16 4-23 10-6 7-11 16-14 29-3 12-5 29-5 47 0 28 3 52 8 73 5 22 12 38 21 51 9 11 20 17 32 17zM1407 182c0 25-4 49-12 72-9 22-19 43-32 61-13 17-27 33-42 48h-25c21-29 37-59 48-89 10-31 16-61 16-92s-6-62-16-93c-11-31-27-60-48-89h25c15 14 29 30 42 48s23 38 32 61c8 24 12 47 12 73z">
          <text:p/>
        </draw:path>
        <draw:frame draw:style-name="gr3" draw:text-style-name="P4" draw:layer="layout" svg:width="2.229cm" svg:height="0.501cm" svg:x="15.889cm" svg:y="2.602cm">
          <draw:text-box>
            <text:p text:style-name="P2"><text:span text:style-name="T3">conﬁrmati</text:span><text:span text:style-name="T3">on</text:span></text:p>
          </draw:text-box>
        </draw:frame>
        <draw:path draw:style-name="gr1" draw:text-style-name="P1" draw:layer="layout" svg:width="0.988cm" svg:height="0.277cm" svg:x="7.461cm" svg:y="3.796cm" svg:viewBox="0 0 989 278" svg:d="M110 278c-22 0-41-6-58-17-16-12-29-28-38-49-10-22-14-46-14-73s4-51 14-72c9-21 22-37 39-49s36-18 58-18c21 0 40 6 57 18s30 28 39 49 14 44 14 71-5 51-14 73c-10 21-23 37-40 49s-36 18-57 18zM119 252c9 0 16-3 23-9s12-16 15-29c4-13 5-29 5-47 0-28-2-52-8-73-5-22-12-38-22-50-9-12-20-19-32-19-9 0-16 4-22 10-7 7-11 16-15 29-3 13-5 28-5 46 0 28 3 52 8 74 5 21 12 39 22 51 9 12 19 17 31 17zM249 241c0-6 1-11 4-17 3-5 7-9 13-12 5-3 11-5 17-5s12 2 17 5 10 7 13 13c3 5 5 11 5 16 0 7-2 13-5 18s-8 9-13 12-11 5-17 5-12-2-17-5c-6-3-10-7-13-12s-4-11-4-18zM455 278c-22 0-41-6-58-17-16-12-29-28-39-49-9-22-13-46-13-73s4-51 13-72c10-21 23-37 40-49 16-12 36-18 57-18 22 0 41 6 58 18s30 28 39 49 14 44 14 71-5 51-15 73c-9 21-22 37-39 49s-36 18-57 18zM464 252c9 0 16-3 23-9 6-6 11-16 15-29 3-13 5-29 5-47 0-28-2-52-8-73-5-22-13-38-22-50s-20-19-32-19c-9 0-16 4-23 10-6 7-11 16-14 29s-5 28-5 46c0 28 3 52 8 74 5 21 12 39 21 51s20 17 32 17zM591 251c30-23 53-43 71-61 18-17 31-34 40-49s13-31 13-46c0-10-2-19-6-26s-9-13-16-17c-8-4-16-6-26-6-12 0-22 2-31 8-9 4-18 12-27 23l-13-10c8-22 21-39 37-50 15-11 34-17 57-17 17 0 32 3 45 10 13 6 23 15 30 28 7 12 10 26 10 42 0 18-5 35-16 52s-26 34-47 50c-20 16-44 33-73 51v-11h140v51h-188zM801 251c29-23 53-43 71-61 18-17 31-34 40-49s13-31 13-46c0-10-2-19-6-26s-9-13-16-17c-8-4-16-6-26-6-12 0-22 2-31 8-9 4-18 12-27 23l-14-10c9-22 22-39 37-50 16-11 35-17 58-17 17 0 32 3 46 10 13 6 23 15 30 28 7 12 10 26 10 42 0 18-5 35-16 52s-27 34-48 50c-20 16-45 33-74 51v-11h141v51h-188z">
          <text:p/>
        </draw:path>
        <draw:frame draw:style-name="gr5" draw:text-style-name="P6" draw:layer="layout" svg:width="0.465cm" svg:height="0.439cm" svg:x="9.203cm" svg:y="3.725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0.767cm" svg:height="0.277cm" svg:x="9.743cm" svg:y="3.796cm" svg:viewBox="0 0 768 278" svg:d="M130 24c-11 0-18 2-23 5-4 2-6 6-6 12 0 5 3 13 9 21l58 93-50 17-85-129c-3-4-6-8-9-10-4-3-7-5-11-6-4-2-8-3-13-3v-19h130zM280 24c-5 0-10 1-14 3-4 1-7 3-11 6-3 2-6 6-9 10l-84 129-18-17 59-93c5-8 8-16 9-21 0-6-2-10-7-12-5-3-12-5-22-5v-19h97zM78 254c8-1 15-2 20-4 4-2 8-5 10-9 2-3 3-8 3-15v-81h58v81c0 7 1 12 2 15 3 4 6 7 11 9s12 3 20 4v19h-124zM384 221c0 7 1 12 4 17 2 4 6 7 11 9 6 2 13 3 22 3h22c11 0 22-2 31-6 8-4 16-11 24-19 7-9 14-21 20-36h21l-15 84h-231v-19c9-1 15-2 20-4 4-2 8-4 10-9 2-4 3-9 3-16v-173c0-6-1-12-3-15-2-4-6-7-10-9-5-2-11-3-20-4v-19h91zM506 81c-3-14-8-25-13-32-4-8-11-13-19-16s-19-5-32-5h-76v-23h160v76zM429 123c7 0 12-1 16-3 4-3 7-7 9-12s4-12 6-21h20v94h-20c-1-9-3-16-6-20-2-6-5-9-9-12-4-2-9-3-16-3h-63v-23zM590 183c5 25 12 43 25 55 11 11 27 17 47 17 11 0 20-1 28-5 9-3 15-9 20-15 4-7 6-15 6-24s-2-16-6-22-9-10-16-14-16-7-27-11c-4-1-7-2-11-3-18-5-34-10-47-16-12-7-22-15-29-26-7-10-10-23-10-38 0-16 4-30 12-42s19-22 35-28c14-7 31-11 50-11 16 0 32 2 46 6s27 10 39 18v63h-23c-3-15-8-27-13-36-6-10-13-17-21-21-7-5-17-7-28-7-9 0-18 1-25 5-7 3-13 8-17 13-4 6-6 13-6 21 0 10 3 17 7 22 5 6 11 10 18 13s16 6 26 9c2 1 5 1 8 2 19 5 35 11 48 18s23 16 30 27c8 11 12 24 12 39 0 18-5 32-14 45s-22 23-39 30c-16 7-35 11-56 11-17 0-34-3-51-7-16-5-29-12-40-20v-68z">
          <text:p/>
        </draw:path>
        <draw:path draw:style-name="gr1" draw:text-style-name="P1" draw:layer="layout" svg:width="0.978cm" svg:height="0.277cm" svg:x="11.948cm" svg:y="3.796cm" svg:viewBox="0 0 979 278" svg:d="M110 278c-22 0-41-6-58-17-16-12-29-28-38-49-10-22-14-46-14-73s4-51 14-72c9-21 22-37 39-49s36-18 58-18c21 0 40 6 57 18s30 28 39 49 14 44 14 71-5 51-15 73c-9 21-22 37-39 49s-36 18-57 18zM119 252c9 0 16-3 23-9s12-16 15-29 5-29 5-47c0-28-2-52-8-73-5-22-12-38-22-50-9-12-20-19-32-19-9 0-16 4-22 10-7 7-12 16-15 29s-5 28-5 46c0 28 3 52 8 74 5 21 12 39 21 51 10 12 20 17 32 17zM249 241c0-6 1-11 4-17 3-5 7-9 13-12 5-3 11-5 18-5 6 0 12 2 17 5s9 7 12 13c4 5 5 11 5 16 0 7-1 13-5 18-3 5-7 9-12 12s-11 5-17 5c-7 0-13-2-18-5-6-3-10-7-13-12s-4-11-4-18zM343 251c30-23 53-43 71-61 18-17 31-34 40-49s13-31 13-46c0-10-2-19-6-26-3-7-9-13-16-17-8-4-16-6-26-6-12 0-22 2-31 8-9 4-18 12-26 23l-14-10c9-22 21-39 37-50 15-11 35-17 57-17 17 0 32 3 45 10 13 6 23 15 30 28 7 12 10 26 10 42 0 18-5 35-16 52s-26 34-46 50c-21 16-45 33-74 51v-11h140v51h-188zM725 17c-24 8-45 19-62 34-16 14-29 31-38 51-8 20-12 42-12 66 0 17 2 32 6 45 5 13 11 23 19 30s17 10 28 10c10 0 18-2 24-7 7-4 13-11 16-19 4-9 6-19 6-32 0-12-3-22-7-32-5-9-11-17-19-22-9-5-18-7-29-7-9 0-18 2-27 6-8 4-15 10-22 18l-1-19c9-13 20-23 33-29 14-7 28-11 43-11s30 4 42 11c13 7 23 17 30 29 7 13 11 26 11 41 0 18-5 36-14 50-9 15-21 27-37 35-15 9-33 13-52 13-22 0-41-5-58-14-16-10-29-23-37-40-9-17-14-38-14-60 0-28 7-53 20-76 13-22 32-41 57-56s55-26 89-32zM797 208c9 14 19 24 31 31 12 6 26 10 40 10 12 0 21-2 30-6 8-4 14-10 19-17 4-8 7-17 7-28 0-12-4-23-11-32s-17-15-30-20c-14-4-29-7-48-7v-21c15-1 28-3 38-7 11-3 19-8 24-14 5-7 8-15 8-24 0-6-2-11-5-16s-7-9-12-11c-6-3-12-4-19-4-11 0-21 3-31 8s-19 13-27 23l-15-9c9-21 21-37 37-48 15-11 34-16 55-16 14 0 26 3 37 8s20 11 26 20 9 19 9 31c0 11-3 21-10 29-6 9-15 17-28 23-12 6-27 11-45 15l6-11c20 2 37 7 52 14 14 6 25 15 33 26 7 11 11 24 11 38 0 17-4 31-13 44-8 13-20 23-35 30-16 7-33 11-52 11-25 0-45-5-61-14-16-10-28-25-36-45z">
          <text:p/>
        </draw:path>
        <draw:frame draw:style-name="gr3" draw:text-style-name="P4" draw:layer="layout" svg:width="0.633cm" svg:height="0.501cm" svg:x="6.35cm" svg:y="3.672cm">
          <draw:text-box>
            <text:p text:style-name="P2"><text:span text:style-name="T3">142</text:span></text:p>
          </draw:text-box>
        </draw:frame>
        <draw:frame draw:style-name="gr3" draw:text-style-name="P4" draw:layer="layout" svg:width="1.153cm" svg:height="0.501cm" svg:x="14.093cm" svg:y="3.672cm">
          <draw:text-box>
            <text:p text:style-name="P2"><text:span text:style-name="T3">+0.054</text:span></text:p>
          </draw:text-box>
        </draw:frame>
        <draw:path draw:style-name="gr1" draw:text-style-name="P1" draw:layer="layout" svg:width="4.375cm" svg:height="0.397cm" svg:x="1.241cm" svg:y="5.465cm" svg:viewBox="0 0 4376 398" svg:d="M223 118c-4-14-9-26-15-36-7-9-15-16-25-21-10-4-22-7-35-7-18 0-34 5-47 14s-23 22-30 39-11 37-11 60c0 24 4 45 12 63 7 18 17 31 31 41 13 10 29 15 47 15 12 0 23-3 32-8 9-4 17-12 25-22s16-24 23-42h21l-12 69c-11 8-26 15-42 20-17 4-34 6-52 6-28 0-53-5-75-16-22-13-40-28-52-49-12-20-18-43-18-69 0-27 6-52 19-73 12-23 29-40 51-52s47-19 75-19c18 0 36 3 53 7 18 5 33 10 44 18v62zM330 160l-58-23v-15l58-24h18zM348 239c0 11 3 19 8 24s13 8 24 8c6 0 12-1 19-4 7-2 13-6 20-10 6-4 12-10 17-16v17c-7 9-15 18-24 26-9 9-19 15-29 19-9 4-19 6-29 6-19 0-34-5-44-15-10-11-15-26-15-46v-117l53-33zM456 160l-58-23v-15l58-24h18zM474 253c0 4 1 7 3 9 1 3 3 5 7 6 3 1 8 3 14 4v19l-58 17h-18v-177l52-33zM574 160l-59-23v-15l59-24h18zM592 266c0 4 1 7 2 10 2 2 5 4 8 5 4 2 10 3 17 3v20h-104v-20c6 0 11-1 14-2 3-2 6-4 7-6 2-2 3-5 3-9v-137l53-32zM585 168c8-15 14-27 21-37 6-10 12-17 19-23 6-7 12-10 19-10 3 0 5 1 8 2s5 2 6 4v48h-10c-10 0-19 1-26 3s-14 6-20 10c-5 5-11 11-17 19zM691 53c0-6 1-12 4-17s7-9 12-12 11-4 17-4 12 1 17 4 9 7 12 12 4 11 4 17c0 7-1 13-4 18-3 4-7 8-12 11s-11 5-17 5-12-2-17-5-9-7-12-12-4-11-4-17zM734 160l-59-23v-15l59-24h19zM753 267c0 4 0 7 2 9 1 2 4 4 7 6 3 1 8 2 14 2v20h-101v-20c7 0 11-1 15-2 3-2 5-4 7-6 1-2 2-5 2-9v-137l54-32zM890 309c-19 0-35-4-50-12-14-10-26-22-34-37-8-16-12-33-12-52 0-20 4-38 13-55s21-30 36-40 32-15 50-15 35 5 49 13c16 9 27 21 35 36 9 15 13 33 13 52 0 20-4 38-13 55s-21 30-37 41c-15 9-32 14-50 14zM894 288c9 0 16-3 22-9 5-6 10-14 13-26s5-26 5-44-2-34-6-47c-4-14-9-24-16-32-6-8-14-11-23-11s-16 3-22 8c-6 6-10 15-14 27-3 11-4 26-4 43 0 18 2 34 5 48 4 13 9 24 16 32 7 7 15 11 24 11zM1037 236c5 18 11 31 20 39s19 12 32 12c7 0 14-1 20-3 5-3 10-6 13-11 3-4 5-9 5-15 0-5-2-9-4-13s-6-7-12-10c-5-3-12-6-21-8-3-1-7-2-10-3-16-4-29-8-39-13-9-5-17-12-21-20-5-8-7-17-7-29s3-23 10-32c7-10 16-18 28-24 12-5 26-8 42-8 14 0 27 2 38 5s22 8 32 14v46h-25c-3-14-9-25-17-32-8-8-18-12-29-12-7 0-13 1-18 3s-8 5-11 9c-2 4-4 9-4 13 0 6 2 11 4 14 3 4 7 7 13 10 6 2 14 5 24 7 18 5 32 9 43 15 11 5 19 12 23 20 5 8 8 18 8 30 0 14-3 26-10 36-7 11-17 19-31 25-13 5-28 8-45 8-14 0-28-2-41-5-13-4-25-10-34-18v-50zM1210 53c0-6 2-12 5-17s7-9 11-12c5-3 11-4 17-4 7 0 12 1 18 4 5 3 9 7 12 12s4 11 4 17c0 7-1 13-4 18-3 4-7 8-12 11-6 3-11 5-18 5-6 0-12-2-17-5-4-3-8-7-11-12s-5-11-5-17zM1254 160l-59-23v-15l59-24h18zM1272 267c0 4 1 7 2 9 2 2 4 4 7 6 4 1 8 2 14 2v20h-100v-20c6 0 11-1 14-2 4-2 6-4 7-6 2-2 3-5 3-9v-137l53-32zM1308 114c10-3 19-7 25-11 7-5 12-10 17-16s10-14 14-24h24v74h-80zM1388 250c0 7 1 12 5 17 3 4 9 7 16 10 8 2 18 4 30 4v20c-8 3-15 4-23 6-8 1-15 2-22 2-19 0-34-5-44-14-10-11-15-25-15-42v-133h53zM1435 137h-67v-34h67zM1561 122c-8 1-14 3-18 4-4 2-6 5-6 8-1 3 0 8 3 14l44 107h-11l42-107c2-5 4-10 3-13 0-4-2-7-6-9-3-1-9-3-17-4v-19h74v19c-6 1-11 3-14 5s-6 6-8 11l-72 169h-22l-77-169c-2-5-4-8-8-11-3-2-7-4-14-5v-19h107zM1480 347c14 0 25-1 33-5 9-3 17-8 23-15 6-6 12-16 18-28l21 8c-7 21-15 37-23 50s-16 23-26 30c-9 7-20 11-32 11-6 0-12-1-18-3-6-3-10-5-12-8v-40zM1946 301c-5 3-11 4-16 5-6 2-11 2-17 2-14 0-25-4-32-11-7-8-11-19-11-32v-112c0-12-3-21-8-27s-13-10-23-10-17 3-22 9c-6 6-9 14-9 24v23h-37c-4-2-7-5-9-9s-3-9-3-14c0-9 4-18 11-25 7-8 16-14 28-19 12-4 26-7 41-7 17 0 32 3 45 8 12 6 22 14 28 25 7 10 10 23 10 38v94c0 4 1 7 3 10 1 2 3 4 7 5 3 2 8 3 14 4zM1878 268c-10 14-20 25-32 31-12 7-24 10-39 10-10 0-19-2-27-6-9-5-15-12-19-20-5-7-7-16-7-25 0-15 5-27 13-37 9-10 23-17 41-22l76-21v17l-50 16c-10 3-17 7-22 13-4 5-6 13-6 21 0 6 1 10 3 15 3 4 6 8 11 10 4 3 9 4 15 4 7 0 15-2 22-6 8-4 15-10 21-18zM2021 92l-59-29v-14l59-29h18zM2039 267c0 4 1 7 2 9 2 2 4 4 7 6 4 1 8 2 14 2v20h-100v-20c6 0 11-1 14-2 3-2 6-4 7-6 2-2 2-5 2-9v-215l54-32zM2176 309c-18 0-35-4-49-12-15-10-26-22-35-37-8-16-12-33-12-52 0-20 5-38 14-55 8-17 20-30 35-40 16-10 32-15 51-15 18 0 34 5 49 13 14 9 26 21 34 36s12 33 12 52c0 20-4 38-13 55s-21 30-36 41c-15 9-31 14-50 14zM2181 288c8 0 15-3 21-9s10-14 13-26c4-12 5-26 5-44s-2-34-6-47c-3-14-9-24-15-32-7-8-15-11-23-11-9 0-17 3-22 8-6 6-11 15-14 27-3 11-5 26-5 43 0 18 2 34 6 48 4 13 9 24 15 32 7 7 15 11 25 11zM2372 98l-18 62-59-23v-15l59-24zM2295 284c6 0 11-1 14-2 3-2 6-4 7-6 2-2 2-5 2-9v-137l54-32v169c0 4 1 7 2 9s4 4 7 6c4 1 8 2 14 2v20h-100zM2422 284c5 0 10-1 13-2 4-2 6-4 7-6 2-2 3-5 3-9v-99c0-11-3-19-8-25-5-5-13-7-24-7-6 0-13 1-20 4-6 2-13 5-19 9-6 5-12 10-16 16v-16c6-10 14-19 23-26 9-8 18-14 28-18 11-5 20-7 30-7 19 0 34 5 44 16 10 10 15 25 15 44v109c0 4 0 7 2 9 1 2 4 4 7 6 4 1 8 2 14 2v20h-99zM2722 253c-9 18-21 32-35 42s-31 14-50 14-36-4-52-12c-14-10-26-22-34-37s-12-32-12-51c0-21 4-39 13-56s21-30 36-40c16-10 33-15 51-15 16 0 30 4 42 11 12 6 21 16 28 28 7 13 10 27 10 44v13h-141v-20l97-2-5 9c0-13-2-25-5-34-2-9-6-16-11-20-5-5-12-7-19-7-9 0-17 3-24 9s-13 14-16 25c-4 11-6 24-6 39s3 28 8 39 12 20 22 26c9 5 20 8 34 8 10 0 20-2 30-6s19-11 27-20zM2828 180c0-25 4-49 12-71 9-23 19-43 32-62 13-17 27-33 43-47h23c-20 28-36 58-46 88-11 31-16 61-16 92s5 62 16 92c10 32 26 61 46 90h-23c-16-14-30-30-43-48s-23-39-32-61c-8-23-12-47-12-73zM3190 118c-3-14-8-26-14-36-7-9-15-16-25-21-10-4-22-7-36-7-18 0-33 5-46 14s-23 22-30 39-11 37-11 60c0 24 4 45 11 63 8 18 18 31 32 41 13 10 29 15 47 15 12 0 22-3 32-8 9-4 17-12 25-22s15-24 23-42h21l-12 69c-11 8-26 15-42 20-17 4-35 6-52 6-28 0-53-5-75-16-22-13-40-28-52-49-12-20-18-43-18-69 0-27 6-52 18-73 13-23 30-40 52-52s47-19 75-19c18 0 36 3 53 7 18 5 32 10 44 18v62zM3443 109v29h-185v-29zM3443 201v30h-185v-30zM3594 309c-22 0-42-5-58-18-17-12-30-28-39-49s-14-45-14-72c0-26 5-50 14-71 10-21 23-38 39-50 17-12 36-18 58-18s41 6 57 18c17 12 30 28 40 49 9 21 13 45 13 71 0 27-5 51-14 72s-22 38-39 50-36 18-57 18zM3602 283c9 0 17-3 24-10 6-6 11-16 14-28 4-13 6-29 6-47 0-27-3-51-8-73-6-21-13-38-22-50-10-12-20-18-32-18-9 0-17 3-23 10-6 6-11 16-14 28-4 13-5 28-5 47 0 27 2 52 7 73 6 21 13 38 22 50s19 18 31 18zM3732 272c0-6 1-12 4-17 4-5 8-9 13-12 6-4 11-5 17-5s12 1 17 5c6 3 10 7 13 12 3 6 5 11 5 17s-2 12-5 17c-3 7-7 11-13 14-5 2-11 4-17 4s-11-2-17-4c-5-3-9-7-13-14-3-5-4-11-4-17zM3848 293c43-13 75-32 97-58 22-25 33-57 33-94 0-17-3-32-8-45-4-13-10-23-18-29-8-7-17-11-28-11-9 0-17 3-24 7-7 5-13 11-16 20-4 9-6 19-6 30 0 12 3 23 7 33 5 9 11 16 19 21 9 5 18 8 29 8 9 0 18-2 26-6 9-4 16-10 24-18v18c-9 13-20 23-33 30s-27 10-42 10c-16 0-31-3-43-10-13-7-23-17-30-30-7-12-11-26-11-41 0-18 5-34 14-49s21-26 37-35c16-8 33-13 53-13 22 0 40 5 57 15 16 9 29 22 38 40 9 16 14 36 14 58 0 29-8 55-22 77-15 23-36 41-63 56-28 16-60 26-98 32zM4057 239c9 13 20 23 32 30s25 10 40 10c11 0 21-2 29-5 9-4 15-9 19-15 5-6 7-14 7-23 0-11-4-21-12-29-7-8-19-15-35-20-17-5-37-8-63-11l27-140h134v51h-131l13-6-11 54-10-13c47 4 84 14 108 31 24 16 36 39 36 68 0 17-4 33-12 46-9 13-21 23-36 31-15 7-33 11-53 11-24 0-44-5-60-14-17-11-29-26-37-46zM4376 180c0 26-4 50-12 73-8 22-18 43-31 61s-27 34-43 48h-24c21-29 37-58 47-90 11-30 16-61 16-92s-5-61-16-92c-10-30-26-60-47-88h24c16 14 30 30 43 47 13 19 23 39 31 62 8 22 12 46 12 71z">
          <text:p/>
        </draw:path>
        <draw:frame draw:style-name="gr3" draw:text-style-name="P4" draw:layer="layout" svg:width="3.194cm" svg:height="0.501cm" svg:x="15.889cm" svg:y="3.672cm">
          <draw:text-box>
            <text:p text:style-name="P2"><text:span text:style-name="T3">Best </text:span><text:span text:style-name="T3">conﬁgura</text:span><text:span text:style-name="T3">tion</text:span></text:p>
          </draw:text-box>
        </draw:frame>
        <draw:path draw:style-name="gr1" draw:text-style-name="P1" draw:layer="layout" svg:width="1.03cm" svg:height="0.277cm" svg:x="7.461cm" svg:y="5.496cm" svg:viewBox="0 0 1031 278" svg:d="M110 278c-22 0-41-5-58-17-16-12-29-28-38-49-10-21-14-45-14-73 0-26 4-50 14-71 9-21 22-38 39-50s36-18 58-18c21 0 40 6 57 18s30 28 39 49 14 45 14 71c0 28-5 52-14 73-10 21-23 38-40 50-17 11-36 17-57 17zM119 253c9 0 16-3 23-10 7-6 12-16 15-28 4-13 5-29 5-47 0-28-2-52-8-74-5-21-12-38-22-50-9-12-20-18-32-18-9 0-16 3-22 10-7 6-11 16-15 28-3 13-5 28-5 47 0 27 3 53 8 74s12 38 22 50c9 12 19 18 31 18zM249 242c0-6 1-12 4-17s8-9 14-12c5-4 11-5 17-5s12 1 17 5c5 3 10 7 13 12 3 6 5 11 5 17s-2 12-5 17c-3 6-8 10-13 13-5 2-11 4-17 4s-12-2-17-4c-6-3-11-7-14-13-3-5-4-11-4-17zM456 278c-22 0-41-5-58-17-16-12-29-28-39-49-9-21-13-45-13-73 0-26 4-50 13-71 10-21 23-38 40-50 16-12 36-18 57-18 22 0 41 6 58 18s30 28 39 49 14 45 14 71c0 28-5 52-15 73-9 21-22 38-39 50-17 11-36 17-57 17zM465 253c9 0 16-3 23-10 6-6 11-16 15-28 3-13 5-29 5-47 0-28-2-52-8-74-5-21-13-38-22-50s-20-18-32-18c-9 0-16 3-23 10-6 6-11 16-14 28-3 13-5 28-5 47 0 27 3 53 8 74s12 38 21 50 20 18 32 18zM601 209c9 13 19 23 31 30 13 7 26 10 41 10 11 0 21-2 29-6s15-9 19-17c5-7 7-16 7-27 0-12-4-23-11-32s-17-16-30-20c-13-5-29-8-48-8v-21c15-1 28-3 39-6 10-4 18-9 23-15 5-7 8-14 8-24 0-6-1-11-4-16-3-4-8-8-13-11-6-2-12-4-19-4-11 0-21 3-31 8-9 5-18 13-27 24l-15-10c9-21 21-37 37-48 16-10 34-16 55-16 14 0 27 3 37 8 11 5 20 12 26 21 6 8 9 18 9 30 0 11-3 21-10 30-6 8-15 16-27 22-12 7-28 12-46 16l6-11c20 2 38 6 52 13s25 15 33 26c8 12 11 25 11 39 0 16-4 31-12 43-9 13-21 23-36 31-15 7-33 10-52 10-24 0-45-5-61-14-16-10-28-25-36-45zM893 252c10 0 17-1 21-3 4-1 7-4 9-7 1-4 2-9 2-16v-174h3l-92 124v-10h195v33h-224v-24l130-172h46v223c0 7 0 12 2 16 1 3 4 6 8 7 5 2 11 3 21 3v21h-121z">
          <text:p/>
        </draw:path>
        <draw:frame draw:style-name="gr5" draw:text-style-name="P6" draw:layer="layout" svg:width="0.465cm" svg:height="0.439cm" svg:x="9.203cm" svg:y="5.419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0.767cm" svg:height="0.277cm" svg:x="9.743cm" svg:y="5.496cm" svg:viewBox="0 0 768 278" svg:d="M130 24c-11 1-18 2-23 5-4 3-6 7-6 12 0 6 3 13 9 22l58 92-50 18-85-130c-3-4-6-7-9-10-4-3-7-5-11-6s-8-2-13-3v-19h130zM280 24c-5 1-10 2-14 3s-7 3-11 6c-3 3-6 6-9 10l-84 130-18-18 59-92c5-9 8-16 9-22 0-5-2-9-7-12s-12-4-22-5v-19h97zM78 254c8-1 15-2 20-4 4-2 8-4 10-8s3-9 3-16v-81h58v81c0 7 1 12 2 16 3 4 6 6 11 8s12 3 20 4v19h-124zM384 221c0 7 1 13 4 17 2 4 6 7 11 9 6 2 13 3 22 3h22c11 0 22-2 31-6 8-4 16-10 24-19 7-9 14-20 20-34h21l-15 82h-231v-19c9 0 15-1 20-3 4-2 8-5 10-9s3-10 3-16v-173c0-7-1-12-3-16s-6-6-10-8c-5-3-11-4-20-4v-20h91zM506 81c-3-14-8-25-13-32-4-7-11-12-19-15-8-4-19-5-32-5h-76v-24h160v76zM429 123c7 0 12-1 16-3s7-6 9-11c2-6 4-13 6-21h20v95h-20c-1-9-3-16-6-22-2-5-5-9-9-11s-9-3-16-3h-63v-24zM590 184c5 24 12 42 25 54 11 12 27 18 47 18 11 0 20-2 28-5 9-4 15-9 20-16 4-6 6-14 6-24 0-8-2-15-6-20-4-6-9-11-16-15-7-3-16-7-27-10-4-1-7-2-11-5-18-4-34-10-47-16-12-7-22-15-29-25-7-11-10-24-10-39 0-16 4-30 12-42s19-21 35-28c14-7 31-11 50-11 16 0 32 3 46 7s27 9 39 17v63h-23c-3-15-8-27-13-36-6-9-13-16-21-21-7-4-17-7-28-7-9 0-18 2-25 5s-13 8-17 14-6 13-6 20c0 10 3 17 7 23 5 5 11 10 18 12 7 4 16 6 26 9 2 1 5 2 8 3 19 5 35 11 48 18 13 6 23 15 30 26 8 12 12 25 12 41s-5 31-14 43c-9 13-22 23-39 31-16 7-35 10-56 10-17 0-34-2-51-7-16-5-29-11-40-20v-67z">
          <text:p/>
        </draw:path>
        <draw:frame draw:style-name="gr3" draw:text-style-name="P4" draw:layer="layout" svg:width="0.633cm" svg:height="0.501cm" svg:x="6.35cm" svg:y="5.373cm">
          <draw:text-box>
            <text:p text:style-name="P2"><text:span text:style-name="T3">146</text:span></text:p>
          </draw:text-box>
        </draw:frame>
        <draw:frame draw:style-name="gr3" draw:text-style-name="P4" draw:layer="layout" svg:width="0.942cm" svg:height="0.501cm" svg:x="11.934cm" svg:y="5.373cm">
          <draw:text-box>
            <text:p text:style-name="P2"><text:span text:style-name="T3">0.205</text:span></text:p>
          </draw:text-box>
        </draw:frame>
        <draw:frame draw:style-name="gr3" draw:text-style-name="P4" draw:layer="layout" svg:width="1.153cm" svg:height="0.501cm" svg:x="14.094cm" svg:y="5.373cm">
          <draw:text-box>
            <text:p text:style-name="P2"><text:span text:style-name="T3">+0.036</text:span></text:p>
          </draw:text-box>
        </draw:frame>
        <draw:frame draw:style-name="gr3" draw:text-style-name="P4" draw:layer="layout" svg:width="3.016cm" svg:height="0.501cm" svg:x="15.889cm" svg:y="5.373cm">
          <draw:text-box>
            <text:p text:style-name="P2"><text:span text:style-name="T3">Baseline </text:span><text:span text:style-name="T3">curiosity</text:span></text:p>
          </draw:text-box>
        </draw:frame>
        <draw:frame draw:style-name="gr3" draw:text-style-name="P4" draw:layer="layout" svg:width="2.589cm" svg:height="0.501cm" svg:x="1.226cm" svg:y="6.444cm">
          <draw:text-box>
            <text:p text:style-name="P2"><text:span text:style-name="T3">Wonder </text:span><text:span text:style-name="T3">Global</text:span></text:p>
          </draw:text-box>
        </draw:frame>
        <draw:frame draw:style-name="gr3" draw:text-style-name="P4" draw:layer="layout" svg:width="0.633cm" svg:height="0.501cm" svg:x="6.351cm" svg:y="6.444cm">
          <draw:text-box>
            <text:p text:style-name="P2"><text:span text:style-name="T3">294</text:span></text:p>
          </draw:text-box>
        </draw:frame>
        <draw:frame draw:style-name="gr5" draw:text-style-name="P6" draw:layer="layout" svg:width="0.465cm" svg:height="0.439cm" svg:x="9.203cm" svg:y="6.494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7.447cm" svg:y="6.444cm">
          <draw:text-box>
            <text:p text:style-name="P2"><text:span text:style-name="T3">0.058</text:span></text:p>
          </draw:text-box>
        </draw:frame>
        <draw:frame draw:style-name="gr3" draw:text-style-name="P4" draw:layer="layout" svg:width="1.814cm" svg:height="0.501cm" svg:x="9.206cm" svg:y="7.073cm">
          <draw:text-box>
            <text:p text:style-name="P2"><text:span text:style-name="T3">borderlin</text:span><text:span text:style-name="T3">e</text:span></text:p>
          </draw:text-box>
        </draw:frame>
        <draw:frame draw:style-name="gr3" draw:text-style-name="P4" draw:layer="layout" svg:width="0.942cm" svg:height="0.501cm" svg:x="11.934cm" svg:y="6.444cm">
          <draw:text-box>
            <text:p text:style-name="P2"><text:span text:style-name="T3">0.148</text:span></text:p>
          </draw:text-box>
        </draw:frame>
        <draw:frame draw:style-name="gr3" draw:text-style-name="P4" draw:layer="layout" svg:width="1.153cm" svg:height="0.501cm" svg:x="14.093cm" svg:y="6.444cm">
          <draw:text-box>
            <text:p text:style-name="P2"><text:span text:style-name="T3">+0.078</text:span></text:p>
          </draw:text-box>
        </draw:frame>
        <draw:frame draw:style-name="gr3" draw:text-style-name="P4" draw:layer="layout" svg:width="1.932cm" svg:height="0.501cm" svg:x="15.889cm" svg:y="6.444cm">
          <draw:text-box>
            <text:p text:style-name="P2"><text:span text:style-name="T3">Asymptoti</text:span><text:span text:style-name="T3">c</text:span></text:p>
          </draw:text-box>
        </draw:frame>
        <draw:frame draw:style-name="gr3" draw:text-style-name="P4" draw:layer="layout" svg:width="1.594cm" svg:height="0.501cm" svg:x="15.889cm" svg:y="7.073cm">
          <draw:text-box>
            <text:p text:style-name="P2"><text:span text:style-name="T3">tendency</text:span></text:p>
          </draw:text-box>
        </draw:frame>
        <draw:frame draw:style-name="gr3" draw:text-style-name="P4" draw:layer="layout" svg:width="3.935cm" svg:height="0.501cm" svg:x="1.226cm" svg:y="8.144cm">
          <draw:text-box>
            <text:p text:style-name="P2"><text:span text:style-name="T3">Wonder </text:span><text:span text:style-name="T3">Extreme </text:span><text:span text:style-name="T3">block</text:span></text:p>
          </draw:text-box>
        </draw:frame>
        <draw:frame draw:style-name="gr3" draw:text-style-name="P4" draw:layer="layout" svg:width="0.421cm" svg:height="0.501cm" svg:x="6.351cm" svg:y="8.144cm">
          <draw:text-box>
            <text:p text:style-name="P2"><text:span text:style-name="T3">72</text:span></text:p>
          </draw:text-box>
        </draw:frame>
        <draw:frame draw:style-name="gr5" draw:text-style-name="P6" draw:layer="layout" svg:width="0.465cm" svg:height="0.439cm" svg:x="9.203cm" svg:y="8.196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7.447cm" svg:y="8.144cm">
          <draw:text-box>
            <text:p text:style-name="P2"><text:span text:style-name="T3">0.320</text:span></text:p>
          </draw:text-box>
        </draw:frame>
        <draw:frame draw:style-name="gr3" draw:text-style-name="P4" draw:layer="layout" svg:width="0.595cm" svg:height="0.501cm" svg:x="9.668cm" svg:y="8.144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0.942cm" svg:height="0.501cm" svg:x="11.935cm" svg:y="8.144cm">
          <draw:text-box>
            <text:p text:style-name="P2"><text:span text:style-name="T3">0.121</text:span></text:p>
          </draw:text-box>
        </draw:frame>
        <draw:frame draw:style-name="gr3" draw:text-style-name="P4" draw:layer="layout" svg:width="1.153cm" svg:height="0.501cm" svg:x="14.094cm" svg:y="8.144cm">
          <draw:text-box>
            <text:p text:style-name="P2"><text:span text:style-name="T3">+0.069</text:span></text:p>
          </draw:text-box>
        </draw:frame>
        <draw:frame draw:style-name="gr3" draw:text-style-name="P4" draw:layer="layout" svg:width="2.94cm" svg:height="0.501cm" svg:x="15.889cm" svg:y="8.144cm">
          <draw:text-box>
            <text:p text:style-name="P2"><text:span text:style-name="T3">Block </text:span><text:span text:style-name="T3">insuﬃcien</text:span><text:span text:style-name="T3">t</text:span></text:p>
          </draw:text-box>
        </draw:frame>
        <draw:frame draw:style-name="gr3" draw:text-style-name="P4" draw:layer="layout" svg:width="2.826cm" svg:height="0.501cm" svg:x="1.226cm" svg:y="9.215cm">
          <draw:text-box>
            <text:p text:style-name="P2"><text:span text:style-name="T3">Technical </text:span><text:span text:style-name="T3">Global</text:span></text:p>
          </draw:text-box>
        </draw:frame>
        <draw:frame draw:style-name="gr3" draw:text-style-name="P4" draw:layer="layout" svg:width="0.633cm" svg:height="0.501cm" svg:x="6.351cm" svg:y="9.215cm">
          <draw:text-box>
            <text:p text:style-name="P2"><text:span text:style-name="T3">207</text:span></text:p>
          </draw:text-box>
        </draw:frame>
        <draw:frame draw:style-name="gr5" draw:text-style-name="P6" draw:layer="layout" svg:width="0.465cm" svg:height="0.439cm" svg:x="9.203cm" svg:y="9.263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7.448cm" svg:y="9.215cm">
          <draw:text-box>
            <text:p text:style-name="P2"><text:span text:style-name="T3">0.937</text:span></text:p>
          </draw:text-box>
        </draw:frame>
        <draw:path draw:style-name="gr1" draw:text-style-name="P1" draw:layer="layout" svg:width="1.069cm" svg:height="0.277cm" svg:x="11.951cm" svg:y="9.338cm" svg:viewBox="0 0 1070 278" svg:d="M0 162v-39h100v39zM240 278c-22 0-41-6-58-17-16-12-29-28-38-49-10-21-14-46-14-73s4-50 14-71c9-22 22-38 39-50s36-18 58-18c21 0 40 6 57 18s30 28 39 49c10 21 15 44 15 71s-5 52-15 73-23 38-40 49c-16 12-36 18-57 18zM249 253c9 0 17-3 23-10 7-6 12-16 15-28 4-13 5-29 5-48 0-27-2-52-8-73-5-22-12-38-22-50-9-12-20-18-32-18-9 0-16 3-22 10-7 6-11 15-15 28-3 13-5 28-5 47 0 27 3 52 8 74 5 21 12 38 22 50 9 12 19 18 31 18zM380 242c0-7 1-12 4-17 3-6 8-10 13-13s11-5 17-5 12 2 17 5 10 8 13 13 5 11 5 17-2 12-5 17c-3 6-8 10-13 12-5 3-11 5-17 5s-12-2-17-5c-5-2-10-6-13-12-3-5-4-11-4-17zM479 252c13-1 23-2 29-4 7-2 11-4 14-8 2-4 3-9 3-17v-159l9 8h-59v-21c16-2 29-4 39-7 11-3 19-8 26-15 8-7 15-16 22-29h21v223c0 8 1 13 3 17 3 4 7 6 13 8s17 3 31 4v21h-151zM722 252c10-1 16-2 21-3 4-2 7-4 8-7 2-4 3-9 3-16v-174h3l-92 123v-10h194v34h-223v-25l130-171h46v223c0 7 0 12 2 16 1 3 4 5 8 7 4 1 11 2 20 3v21h-120zM882 252c30-24 53-44 71-61 18-18 31-34 40-50 9-15 13-30 13-46 0-10-2-18-6-26-3-7-9-13-16-17-8-4-16-6-26-6-12 0-22 3-31 8s-18 12-26 23l-14-10c9-22 21-39 37-50 15-11 35-17 57-17 17 0 32 4 45 10 13 7 23 16 30 28s10 26 10 42c0 18-5 35-16 53-11 17-26 33-46 49-21 17-45 34-74 51v-11h140v51h-188z">
          <text:p/>
        </draw:path>
        <draw:frame draw:style-name="gr3" draw:text-style-name="P4" draw:layer="layout" svg:width="0.595cm" svg:height="0.501cm" svg:x="9.668cm" svg:y="9.215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4.093cm" svg:y="9.215cm">
          <draw:text-box>
            <text:p text:style-name="P2"><text:span text:style-name="T3">-0.038</text:span></text:p>
          </draw:text-box>
        </draw:frame>
        <draw:frame draw:style-name="gr3" draw:text-style-name="P4" draw:layer="layout" svg:width="2.868cm" svg:height="0.501cm" svg:x="15.889cm" svg:y="9.215cm">
          <draw:text-box>
            <text:p text:style-name="P2"><text:span text:style-name="T3">Negative </text:span><text:span text:style-name="T3">control</text:span></text:p>
          </draw:text-box>
        </draw:frame>
        <draw:frame draw:style-name="gr3" draw:text-style-name="P4" draw:layer="layout" svg:width="3.554cm" svg:height="0.501cm" svg:x="1.226cm" svg:y="10.285cm">
          <draw:text-box>
            <text:p text:style-name="P2"><text:span text:style-name="T3">Technical </text:span><text:span text:style-name="T3">(low </text:span><text:span text:style-name="T3">block)</text:span></text:p>
          </draw:text-box>
        </draw:frame>
        <draw:frame draw:style-name="gr3" draw:text-style-name="P4" draw:layer="layout" svg:width="0.421cm" svg:height="0.501cm" svg:x="6.35cm" svg:y="10.285cm">
          <draw:text-box>
            <text:p text:style-name="P2"><text:span text:style-name="T3">25</text:span></text:p>
          </draw:text-box>
        </draw:frame>
        <draw:frame draw:style-name="gr5" draw:text-style-name="P6" draw:layer="layout" svg:width="0.465cm" svg:height="0.439cm" svg:x="9.203cm" svg:y="10.338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7.448cm" svg:y="10.285cm">
          <draw:text-box>
            <text:p text:style-name="P2"><text:span text:style-name="T3">0.718</text:span></text:p>
          </draw:text-box>
        </draw:frame>
        <draw:frame draw:style-name="gr3" draw:text-style-name="P4" draw:layer="layout" svg:width="0.595cm" svg:height="0.501cm" svg:x="9.668cm" svg:y="10.285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1.935cm" svg:y="10.285cm">
          <draw:text-box>
            <text:p text:style-name="P2"><text:span text:style-name="T3">-0.274</text:span></text:p>
          </draw:text-box>
        </draw:frame>
        <draw:frame draw:style-name="gr3" draw:text-style-name="P4" draw:layer="layout" svg:width="1.06cm" svg:height="0.501cm" svg:x="14.093cm" svg:y="10.285cm">
          <draw:text-box>
            <text:p text:style-name="P2"><text:span text:style-name="T3">-0.068</text:span></text:p>
          </draw:text-box>
        </draw:frame>
        <draw:frame draw:style-name="gr3" draw:text-style-name="P4" draw:layer="layout" svg:width="2.915cm" svg:height="0.501cm" svg:x="15.889cm" svg:y="10.285cm">
          <draw:text-box>
            <text:p text:style-name="P2"><text:span text:style-name="T3">Perfect </text:span><text:span text:style-name="T3">inversion</text:span></text:p>
          </draw:text-box>
        </draw:frame>
        <draw:frame draw:style-name="gr3" draw:text-style-name="P4" draw:layer="layout" svg:width="4.392cm" svg:height="0.501cm" svg:x="1.226cm" svg:y="11.356cm">
          <draw:text-box>
            <text:p text:style-name="P2"><text:span text:style-name="T3">Technical </text:span><text:span text:style-name="T3">(medium </text:span><text:span text:style-name="T3">block)</text:span></text:p>
          </draw:text-box>
        </draw:frame>
        <draw:frame draw:style-name="gr3" draw:text-style-name="P4" draw:layer="layout" svg:width="0.421cm" svg:height="0.501cm" svg:x="6.35cm" svg:y="11.356cm">
          <draw:text-box>
            <text:p text:style-name="P2"><text:span text:style-name="T3">25</text:span></text:p>
          </draw:text-box>
        </draw:frame>
        <draw:frame draw:style-name="gr5" draw:text-style-name="P6" draw:layer="layout" svg:width="0.465cm" svg:height="0.439cm" svg:x="9.203cm" svg:y="11.405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7.448cm" svg:y="11.356cm">
          <draw:text-box>
            <text:p text:style-name="P2"><text:span text:style-name="T3">0.500</text:span></text:p>
          </draw:text-box>
        </draw:frame>
        <draw:frame draw:style-name="gr3" draw:text-style-name="P4" draw:layer="layout" svg:width="0.595cm" svg:height="0.501cm" svg:x="9.668cm" svg:y="11.356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1.935cm" svg:y="11.356cm">
          <draw:text-box>
            <text:p text:style-name="P2"><text:span text:style-name="T3">-0.223</text:span></text:p>
          </draw:text-box>
        </draw:frame>
        <draw:frame draw:style-name="gr3" draw:text-style-name="P4" draw:layer="layout" svg:width="1.06cm" svg:height="0.501cm" svg:x="14.093cm" svg:y="11.356cm">
          <draw:text-box>
            <text:p text:style-name="P2"><text:span text:style-name="T3">-0.032</text:span></text:p>
          </draw:text-box>
        </draw:frame>
        <draw:frame draw:style-name="gr3" draw:text-style-name="P4" draw:layer="layout" svg:width="0.696cm" svg:height="0.501cm" svg:x="15.889cm" svg:y="11.356cm">
          <draw:text-box>
            <text:p text:style-name="P2"><text:span text:style-name="T3">Null</text:span></text:p>
          </draw:text-box>
        </draw:frame>
        <draw:frame draw:style-name="gr3" draw:text-style-name="P4" draw:layer="layout" svg:width="3.723cm" svg:height="0.501cm" svg:x="1.226cm" svg:y="12.427cm">
          <draw:text-box>
            <text:p text:style-name="P2"><text:span text:style-name="T3">Technical </text:span><text:span text:style-name="T3">(high </text:span><text:span text:style-name="T3">block)</text:span></text:p>
          </draw:text-box>
        </draw:frame>
        <draw:frame draw:style-name="gr3" draw:text-style-name="P4" draw:layer="layout" svg:width="0.421cm" svg:height="0.501cm" svg:x="6.351cm" svg:y="12.427cm">
          <draw:text-box>
            <text:p text:style-name="P2"><text:span text:style-name="T3">25</text:span></text:p>
          </draw:text-box>
        </draw:frame>
        <draw:frame draw:style-name="gr5" draw:text-style-name="P6" draw:layer="layout" svg:width="0.465cm" svg:height="0.439cm" svg:x="9.203cm" svg:y="12.471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7.447cm" svg:y="12.427cm">
          <draw:text-box>
            <text:p text:style-name="P2"><text:span text:style-name="T3">0.841</text:span></text:p>
          </draw:text-box>
        </draw:frame>
        <draw:frame draw:style-name="gr3" draw:text-style-name="P4" draw:layer="layout" svg:width="0.595cm" svg:height="0.501cm" svg:x="9.668cm" svg:y="12.427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1.935cm" svg:y="12.427cm">
          <draw:text-box>
            <text:p text:style-name="P2"><text:span text:style-name="T3">-0.132</text:span></text:p>
          </draw:text-box>
        </draw:frame>
        <draw:frame draw:style-name="gr3" draw:text-style-name="P4" draw:layer="layout" svg:width="1.06cm" svg:height="0.501cm" svg:x="14.094cm" svg:y="12.427cm">
          <draw:text-box>
            <text:p text:style-name="P2"><text:span text:style-name="T3">-0.004</text:span></text:p>
          </draw:text-box>
        </draw:frame>
        <draw:frame draw:style-name="gr3" draw:text-style-name="P4" draw:layer="layout" svg:width="0.696cm" svg:height="0.501cm" svg:x="15.889cm" svg:y="12.427cm">
          <draw:text-box>
            <text:p text:style-name="P2"><text:span text:style-name="T3">Null</text:span></text:p>
          </draw:text-box>
        </draw:frame>
        <draw:frame draw:style-name="gr3" draw:text-style-name="P4" draw:layer="layout" svg:width="4.396cm" svg:height="0.501cm" svg:x="1.226cm" svg:y="13.497cm">
          <draw:text-box>
            <text:p text:style-name="P2"><text:span text:style-name="T3">Technical </text:span><text:span text:style-name="T3">(extreme </text:span><text:span text:style-name="T3">block)</text:span></text:p>
          </draw:text-box>
        </draw:frame>
        <draw:frame draw:style-name="gr3" draw:text-style-name="P4" draw:layer="layout" svg:width="0.421cm" svg:height="0.501cm" svg:x="6.35cm" svg:y="13.497cm">
          <draw:text-box>
            <text:p text:style-name="P2"><text:span text:style-name="T3">24</text:span></text:p>
          </draw:text-box>
        </draw:frame>
        <draw:frame draw:style-name="gr5" draw:text-style-name="P6" draw:layer="layout" svg:width="0.465cm" svg:height="0.439cm" svg:x="9.203cm" svg:y="13.547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7.447cm" svg:y="13.497cm">
          <draw:text-box>
            <text:p text:style-name="P2"><text:span text:style-name="T3">0.637</text:span></text:p>
          </draw:text-box>
        </draw:frame>
        <draw:frame draw:style-name="gr3" draw:text-style-name="P4" draw:layer="layout" svg:width="0.595cm" svg:height="0.501cm" svg:x="9.668cm" svg:y="13.497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1.935cm" svg:y="13.497cm">
          <draw:text-box>
            <text:p text:style-name="P2"><text:span text:style-name="T3">-0.066</text:span></text:p>
          </draw:text-box>
        </draw:frame>
        <draw:frame draw:style-name="gr3" draw:text-style-name="P4" draw:layer="layout" svg:width="1.06cm" svg:height="0.501cm" svg:x="14.093cm" svg:y="13.497cm">
          <draw:text-box>
            <text:p text:style-name="P2"><text:span text:style-name="T3">-0.013</text:span></text:p>
          </draw:text-box>
        </draw:frame>
        <draw:path draw:style-name="gr1" draw:text-style-name="P1" draw:layer="layout" svg:width="6.477cm" svg:height="0.431cm" svg:x="1cm" svg:y="15.612cm" svg:viewBox="0 0 6478 432" svg:d="M0 300c34-26 61-49 82-69 20-19 35-38 45-55 10-18 15-35 15-53 0-12-2-22-6-31-5-8-11-15-20-19-8-5-18-7-30-7s-24 3-35 9c-10 5-20 14-30 26l-16-11c11-25 25-44 43-57s40-19 66-19c19 0 37 4 51 11 15 7 26 18 34 31 8 14 12 30 12 48 0 22-6 42-19 61-12 20-30 39-53 57-23 19-51 38-84 57v-12h159v58h-214zM243 289c0-6 2-13 5-19 4-6 9-11 14-14 7-4 13-6 20-6s14 2 20 6c6 3 11 8 14 14 4 6 5 13 5 19 0 7-1 14-5 20-3 6-8 11-14 15-6 3-13 5-20 5s-13-2-20-5c-5-4-10-9-14-15-3-6-5-13-5-20zM350 300c34-26 61-49 82-69 20-19 35-38 45-55 10-18 15-35 15-53 0-12-2-22-6-31-5-8-11-15-20-19-8-5-18-7-29-7-13 0-25 3-36 9-10 5-20 14-29 26l-16-11c10-25 24-44 42-57s40-19 66-19c19 0 37 4 51 11 15 7 26 18 34 31 8 14 12 30 12 48 0 22-6 42-19 61-12 20-30 39-53 57-23 19-51 38-84 57v-12h160v58h-215zM771 271c0 8 1 14 3 18 3 5 7 8 12 10 5 3 13 4 23 4v22h-142v-22c9 0 17-1 22-4 6-2 10-5 12-10 2-4 3-10 3-18v-198c0-7-1-13-3-18-2-4-6-7-12-9-5-2-13-4-22-5v-22h104zM818 19c24 0 44 4 62 10 18 7 31 16 41 28 9 13 14 27 14 43 0 18-4 34-14 47-8 13-21 23-38 29-17 7-36 10-59 10h-74v-27h49c16 0 29-1 39-5s17-10 21-17c5-8 7-20 7-33 0-19-6-33-18-43-13-10-30-15-54-15h-44v-27zM1019 162l-67-27v-18l67-27h21zM1040 282c0 5 0 9 2 12 3 2 6 5 10 6 5 2 11 3 19 4v21h-119v-21c7-1 12-2 16-4 4-1 7-3 8-6 2-2 3-6 3-10v-157l61-37zM1032 171c9-17 17-32 24-43 7-12 14-21 22-28 7-6 14-10 22-10 3 0 6 1 8 2 3 1 6 2 8 4v56h-12c-12 0-22 2-30 4s-15 6-22 12c-6 5-13 12-20 21zM1341 267c-10 21-23 37-40 48-16 10-35 16-57 16s-41-5-59-15c-17-9-30-22-39-40-10-17-14-37-14-59 0-23 5-45 15-64s24-35 42-46c17-12 37-17 58-17 18 0 34 4 47 12 14 8 25 20 32 34 8 14 12 30 12 49v16h-161v-23l111-3-6 11c0-16-2-28-5-39-3-10-8-18-14-24s-13-9-21-9c-11 0-20 4-28 12-8 7-14 16-18 29-5 12-7 27-7 44 0 18 3 33 9 45 6 13 14 22 25 29 11 6 24 10 39 10 12 0 24-3 35-7 11-5 21-13 31-22zM1480 117c-10 1-16 4-21 6-4 2-6 5-7 8 0 4 1 9 3 16l46 116h-8l47-116c2-6 3-12 3-15-1-4-3-7-8-9-4-2-11-5-20-6v-22h87v22c-6 1-10 2-14 5-3 1-6 3-7 5-2 2-4 5-5 9l-85 192h-20l-88-192c-2-4-4-7-6-9s-5-4-8-5c-3-3-7-4-13-5v-22h124zM1636 38c0-7 2-13 5-19 4-5 8-10 14-13 6-4 12-6 20-6 7 0 13 2 19 6 6 3 11 8 14 13 3 6 5 12 5 20 0 7-2 13-5 19s-8 10-14 14c-6 3-12 5-20 5-7 0-13-2-19-5-6-4-10-8-14-14-3-6-5-12-5-20zM1686 162l-67-27v-18l67-27h21zM1707 284c0 4 0 8 2 10 2 3 5 4 8 6 4 1 10 3 17 4v21h-115v-21c7-1 12-3 16-4 4-2 7-3 8-6 2-2 3-6 3-10v-157l61-37zM1865 331c-21 0-40-5-57-15-17-9-30-23-39-40-10-18-14-38-14-60 0-23 5-44 15-63s24-35 41-46 36-17 57-17 40 5 57 15c16 10 29 25 38 42 10 18 15 37 15 59 0 23-6 43-16 62-10 20-23 35-41 46-17 11-36 17-56 17zM1869 308c10 0 19-4 25-10 7-7 12-17 15-30 4-14 5-30 5-50 0-21-2-39-6-54-5-16-10-28-18-37-7-9-16-14-27-14-9 0-18 4-25 12-7 6-12 16-15 29-4 14-5 30-5 50 0 21 2 39 6 55 4 15 10 28 18 36s17 13 27 13zM2065 162l-67-27v-18l67-27h21zM2086 252c0 12 2 21 8 27 7 6 16 9 28 9 7 0 14-1 22-4s15-7 22-12 14-10 19-17v18c-7 11-16 21-27 30-10 9-21 15-33 21-11 4-22 7-33 7-22 0-39-6-50-18-12-12-18-29-18-51v-134l62-38zM2209 162l-67-27v-18l67-27h20zM2229 267c0 5 1 8 3 11 1 3 4 6 10 8 3 1 9 2 15 3v21l-67 20h-21v-202l60-38zM2307 249c5 19 13 34 23 44 9 9 22 14 36 14 9 0 16-1 23-4 6-3 11-7 15-11 4-5 5-11 5-18 0-6-1-11-4-15-3-5-7-9-13-12s-14-6-25-9c-4-1-7-2-11-3-18-4-33-9-44-16-11-6-19-13-25-22-5-9-8-20-8-33 0-14 4-27 12-38 8-12 18-20 32-27 14-6 30-9 47-9 16 0 31 2 44 5 14 4 26 9 36 16v54h-27c-4-16-11-29-20-37-9-10-21-14-34-14-7 0-14 1-20 4-5 3-9 6-12 11-3 4-5 9-5 15s2 11 5 15 7 8 14 11 16 6 28 9c21 5 37 10 49 16s21 14 27 24c5 9 8 21 8 35 0 15-4 29-12 40-8 12-19 21-34 27-15 7-32 10-52 10-16 0-32-2-47-6-15-5-28-11-39-19v-57zM2555 82l-68-32v-16l68-33h20zM2575 284c0 4 1 8 2 10 2 3 5 5 9 6 4 2 9 3 16 4v21h-115v-21c7-1 13-2 16-4 4-1 7-3 9-6 2-2 2-6 2-10v-247l61-36zM2735 117c-9 1-16 4-21 6-4 2-7 5-7 9s1 9 4 16l50 123h-12l47-123c3-7 5-12 4-16 0-4-2-7-6-9s-11-5-21-6v-22h86v22c-8 1-14 5-17 7-4 2-7 6-9 12l-82 192h-25l-88-192c-3-5-6-9-9-12-3-2-9-6-17-7v-22h123zM2643 374c15 0 28-2 38-5 10-4 18-9 25-17s14-19 20-33l25 9c-9 23-18 43-27 58s-19 26-30 34c-10 8-23 12-36 12-7 0-14-1-20-4-7-2-12-5-15-9v-45zM3058 271c0 8 1 14 3 18 3 5 7 8 12 10 5 3 13 4 23 4v22h-142v-22c9 0 17-1 22-4 6-2 10-5 12-10 2-4 3-10 3-18v-198c0-7-1-13-3-18-2-4-6-7-12-9-5-2-13-4-22-5v-22h104zM3117 19c23 0 43 4 60 10s31 15 40 27 14 26 14 42c0 17-5 33-14 45-8 12-21 21-37 27s-35 9-58 9h-85v-24h60c15 0 28-2 38-5 9-4 16-9 21-17 4-8 6-19 6-31 0-18-6-32-18-42-12-9-29-14-52-14h-55v-27zM3103 172c10 0 19 1 27 3s15 5 21 9 11 10 16 17l52 76c4 6 8 11 13 15 4 3 9 6 14 8 6 1 13 2 20 3v22h-99l-70-123c-4-5-7-9-11-12-3-4-7-6-11-7-5-1-10-2-17-2v-9zM3480 267c-10 21-23 37-40 48-16 10-35 16-56 16-22 0-42-5-59-15-17-9-31-22-40-40-9-17-14-37-14-59 0-23 5-45 15-64s24-35 42-46c18-12 37-17 58-17 18 0 34 4 48 12s24 20 32 34c7 14 11 30 11 49v16h-161v-23l112-3-7 11c0-16-2-28-5-39-3-10-7-18-14-24-6-6-13-9-21-9-10 0-20 4-28 12-7 7-13 16-18 29-4 12-6 27-6 44 0 18 2 33 8 45 6 13 14 22 25 29 11 6 24 10 39 10 13 0 24-3 35-7 11-5 21-13 31-22zM3568 162l-68-27v-18l68-27h20zM3588 385c0 5 1 8 2 11 2 2 5 4 9 6 4 1 9 3 16 4v21h-115v-21c7-1 13-3 16-4 4-2 7-4 9-6 2-3 2-6 2-11v-258l61-37zM3559 157c8-14 16-26 26-36 10-11 20-18 32-23s24-8 37-8c18 0 34 5 49 14 14 10 26 24 34 40 8 17 13 35 13 54 0 27-6 50-16 70s-24 35-43 46c-18 11-39 17-64 17-14 0-28-3-42-8-13-5-25-13-34-22l16-33c8 13 17 22 26 27 8 5 17 8 28 8 13 0 25-4 35-11 10-8 17-18 23-32 5-14 8-30 8-48 0-17-3-32-7-44-5-12-12-22-21-28-9-7-19-10-32-10-7 0-15 2-23 5s-15 8-22 14c-7 7-13 14-18 23zM3888 331c-21 0-40-5-56-15-17-9-30-23-40-40-9-18-13-38-13-60 0-23 5-44 15-63s24-35 41-46 36-17 57-17 40 5 56 15c17 10 30 25 39 42 10 18 14 37 14 59 0 23-5 43-15 62-10 20-24 35-41 46s-36 17-57 17zM3893 308c10 0 19-4 25-10 7-7 12-17 15-30 3-14 5-30 5-50 0-21-2-39-7-54-4-16-10-28-17-37-8-9-17-14-27-14s-18 4-25 12c-7 6-12 16-15 29-4 14-5 30-5 50 0 21 1 39 6 55 4 15 10 28 18 36s17 13 27 13zM4091 162l-68-27v-18l68-27h20zM4111 282c0 5 1 9 3 12 2 2 5 5 10 6 4 2 10 3 19 4v21h-120v-21c7-1 13-2 16-4 4-1 7-3 9-6 1-2 2-6 2-10v-157l61-37zM4103 171c9-17 17-32 24-43 7-12 15-21 22-28 7-6 15-10 22-10 3 0 6 1 9 2s5 2 7 4v56h-12c-11 0-21 2-29 4s-16 6-22 12c-7 5-14 12-21 21zM4205 108c11-4 21-9 28-13 8-5 14-11 20-18 5-7 10-16 15-27h27v85h-90zM4295 265c0 7 2 14 6 18 5 5 11 9 19 12 9 3 20 4 34 5v21c-9 3-18 5-26 7-9 2-18 3-26 3-21 0-38-6-49-17-12-11-18-26-18-47v-152h60zM4349 135h-77v-40h77zM4583 267c-10 21-24 37-40 48-16 10-35 16-57 16s-42-5-59-15c-17-9-30-22-40-40-9-17-13-37-13-59 0-23 5-45 14-64 11-19 25-35 42-46 18-12 37-17 59-17 18 0 34 4 47 12 14 8 25 20 32 34 8 14 12 30 12 49v16h-162v-23l112-3-6 11c0-16-2-28-5-39-3-10-8-18-14-24s-13-9-22-9c-10 0-19 4-27 12-8 7-14 16-18 29-5 12-7 27-7 44 0 18 3 33 9 45 6 13 14 22 25 29 11 6 24 10 39 10 12 0 24-3 34-7 11-5 22-13 31-22zM4809 82l-67-32v-16l67-33h20zM4829 267c0 5 1 8 3 11 1 3 4 6 8 8 4 1 9 2 16 3v21l-67 20h-20v-291l60-38zM4790 153c-9-12-18-21-26-26s-18-9-29-9c-13 0-25 5-35 13-9 7-17 18-22 31-5 14-8 30-8 47 0 18 2 33 7 45 4 12 11 22 20 28 9 7 20 10 32 10 8 0 16-1 23-5 8-3 16-8 22-14 7-7 13-14 18-23l5 15c-7 14-15 27-25 37-10 9-21 16-32 22-12 4-25 7-37 7-18 0-35-5-49-14-15-10-26-23-35-39-8-17-12-35-12-55 0-25 5-48 15-68s25-37 43-48c19-11 40-17 65-17 14 0 28 3 41 8 14 5 25 13 35 23zM5057 271c0 8 2 14 4 18 2 5 6 8 11 10 6 3 13 4 23 4v22h-142v-22c10 0 17-1 23-4 5-2 9-5 11-10 3-4 4-10 4-18v-198c0-7-1-13-4-18-2-4-6-7-11-9-6-2-13-4-23-5v-22h104zM5116 19c24 0 44 4 60 10 18 6 31 15 40 27s14 26 14 42c0 17-4 33-13 45s-21 21-37 27c-17 6-36 9-58 9h-86v-24h60c16 0 28-2 38-5 10-4 17-9 21-17s7-19 7-31c0-18-6-32-19-42-11-9-29-14-51-14h-56v-27zM5102 172c11 0 20 1 28 3s15 5 21 9c5 4 11 10 16 17l51 76c4 6 9 11 13 15 4 3 9 6 15 8 5 1 12 2 20 3v22h-100l-70-123c-3-5-7-9-11-12-3-4-7-6-11-7s-10-2-17-2v-9zM5479 267c-9 21-23 37-39 48-16 10-35 16-57 16s-42-5-59-15c-17-9-30-22-40-40-9-17-13-37-13-59 0-23 5-45 14-64 11-19 25-35 42-46 18-12 37-17 59-17 18 0 34 4 47 12 14 8 25 20 32 34 8 14 12 30 12 49v16h-162v-23l112-3-7 11c0-16-1-28-4-39-3-10-8-18-14-24s-13-9-22-9c-10 0-19 4-27 12-8 7-14 16-18 29-5 12-7 27-7 44 0 18 3 33 9 45 5 13 14 22 25 29 11 6 23 10 39 10 12 0 24-3 34-7 11-5 22-13 31-22zM5534 249c5 19 12 34 22 44 10 9 22 14 36 14 9 0 17-1 23-4 7-3 12-7 16-11 3-5 5-11 5-18 0-6-1-11-4-15-3-5-7-9-14-12-6-3-14-6-24-9-4-1-8-2-11-3-19-4-33-9-45-16-11-6-19-13-24-22-6-9-8-20-8-33 0-14 4-27 12-38 7-12 18-20 32-27 13-6 29-9 47-9 16 0 31 2 44 5 13 4 25 9 36 16v54h-28c-4-16-10-29-20-37-9-10-20-14-33-14-8 0-14 1-20 4s-10 6-13 11c-3 4-4 9-4 15s1 11 4 15 8 8 15 11c6 3 16 6 28 9 20 5 37 10 49 16s21 14 26 24c6 9 8 21 8 35 0 15-4 29-12 40-7 12-19 21-33 27-15 7-32 10-52 10-16 0-32-2-47-6-16-5-28-11-39-19v-57zM5777 162l-67-27v-18l67-27h21zM5798 252c0 12 3 21 9 27s15 9 27 9c7 0 15-1 22-4 8-3 15-7 22-12 8-5 14-10 20-17v18c-8 11-17 21-27 30-11 9-22 15-33 21-12 4-23 7-34 7-22 0-39-6-50-18-12-12-17-29-17-51v-134l61-38zM5921 162l-67-27v-18l67-27h21zM5942 267c0 5 0 8 2 11s5 6 9 8c4 1 9 2 16 3v21l-67 20h-21v-202l61-38zM6056 82l-68-32v-16l68-33h20zM6076 284c0 4 1 8 2 10 2 3 5 5 9 6 4 2 9 3 16 4v21h-115v-21c7-1 13-2 16-4 4-1 7-3 9-6 1-2 2-6 2-10v-247l61-36zM6115 108c12-4 22-9 29-13 7-5 14-11 19-18 6-7 11-16 16-27h27v85h-91zM6206 265c0 7 2 14 6 18 4 5 11 9 19 12 9 3 20 4 34 5v21c-9 3-18 5-27 7s-17 3-25 3c-21 0-38-6-50-17s-17-26-17-47v-152h60zM6260 135h-77v-40h77zM6322 249c5 19 13 34 23 44 10 9 22 14 36 14 9 0 16-1 23-4 6-3 11-7 15-11 4-5 6-11 6-18 0-6-2-11-5-15-2-5-7-9-13-12s-14-6-25-9c-4-1-7-2-11-3-18-4-33-9-44-16-11-6-19-13-25-22-5-9-8-20-8-33 0-14 4-27 12-38 8-12 18-20 32-27 14-6 30-9 47-9s31 2 45 5c13 4 25 9 35 16v54h-27c-4-16-11-29-20-37-9-10-20-14-34-14-7 0-14 1-20 4-5 3-9 6-12 11-3 4-5 9-5 15s2 11 5 15 8 8 14 11c7 3 16 6 28 9 21 5 37 10 49 16s21 14 27 24c5 9 8 21 8 35 0 15-4 29-12 40-8 12-19 21-34 27-14 7-32 10-52 10-16 0-32-2-47-6-15-5-28-11-39-19v-57z">
          <text:p/>
        </draw:path>
        <draw:polygon draw:style-name="gr1" draw:text-style-name="P1" draw:layer="layout" svg:width="18.627cm" svg:height="0.017cm" svg:x="1.199cm" svg:y="17.36cm" svg:viewBox="0 0 18628 18" draw:points="0,0 18628,0 18628,18 0,18">
          <text:p/>
        </draw:polygon>
        <draw:polygon draw:style-name="gr1" draw:text-style-name="P1" draw:layer="layout" svg:width="18.627cm" svg:height="0.018cm" svg:x="1.199cm" svg:y="18.43cm" svg:viewBox="0 0 18628 19" draw:points="0,0 18628,0 18628,19 0,19">
          <text:p/>
        </draw:polygon>
        <draw:polygon draw:style-name="gr1" draw:text-style-name="P1" draw:layer="layout" svg:width="18.627cm" svg:height="0.018cm" svg:x="1.199cm" svg:y="19.501cm" svg:viewBox="0 0 18628 19" draw:points="0,0 18628,0 18628,19 0,19">
          <text:p/>
        </draw:polygon>
        <draw:polygon draw:style-name="gr1" draw:text-style-name="P1" draw:layer="layout" svg:width="18.627cm" svg:height="0.017cm" svg:x="1.199cm" svg:y="20.572cm" svg:viewBox="0 0 18628 18" draw:points="0,0 18628,0 18628,18 0,18">
          <text:p/>
        </draw:polygon>
        <draw:polygon draw:style-name="gr1" draw:text-style-name="P1" draw:layer="layout" svg:width="18.627cm" svg:height="0.018cm" svg:x="1.199cm" svg:y="21.642cm" svg:viewBox="0 0 18628 19" draw:points="0,0 18628,0 18628,19 0,19">
          <text:p/>
        </draw:polygon>
        <draw:polygon draw:style-name="gr1" draw:text-style-name="P1" draw:layer="layout" svg:width="18.627cm" svg:height="0.018cm" svg:x="1.199cm" svg:y="22.713cm" svg:viewBox="0 0 18628 19" draw:points="0,0 18628,0 18628,19 0,19">
          <text:p/>
        </draw:polygon>
        <draw:polygon draw:style-name="gr1" draw:text-style-name="P1" draw:layer="layout" svg:width="18.627cm" svg:height="0.017cm" svg:x="1.199cm" svg:y="23.784cm" svg:viewBox="0 0 18628 18" draw:points="0,0 18628,0 18628,18 0,18">
          <text:p/>
        </draw:polygon>
        <draw:polygon draw:style-name="gr1" draw:text-style-name="P1" draw:layer="layout" svg:width="18.627cm" svg:height="0.018cm" svg:x="1.199cm" svg:y="24.854cm" svg:viewBox="0 0 18628 19" draw:points="0,0 18628,0 18628,19 0,19">
          <text:p/>
        </draw:polygon>
        <draw:path draw:style-name="gr1" draw:text-style-name="P1" draw:layer="layout" svg:width="0.76cm" svg:height="0.271cm" svg:x="1.233cm" svg:y="16.708cm" svg:viewBox="0 0 761 272" svg:d="M84 23c-13 0-24 1-32 5-8 3-15 8-20 15-5 8-9 18-12 32h-20v-75h113v23zM227 75c-3-14-7-24-12-32-5-7-12-12-20-15-8-4-19-5-32-5h-29v-23h113v75zM61 248c9-1 16-2 20-4 5-2 8-4 10-8s3-10 3-17v-219h59v219c0 7 1 13 3 17 1 4 5 6 9 8 5 2 12 3 21 4v19h-125zM426 216c-8 19-20 33-34 43-14 9-31 13-51 13-19 0-36-4-51-12-15-9-26-21-35-37-8-15-12-32-12-51 0-20 5-39 14-56 8-17 21-30 36-40s32-15 51-15c16 0 30 4 42 11 12 6 21 16 28 28 7 13 10 27 10 44v13h-142v-20l98-2-5 9c0-13-2-24-5-34-2-9-6-16-11-20-6-5-12-7-19-7-9 0-18 3-24 9-7 6-13 14-16 25-4 12-6 24-6 39s2 28 7 39 13 20 22 26c10 5 21 8 34 8 11 0 21-2 31-6 9-4 18-11 27-20zM473 199c5 18 12 32 20 40 9 8 20 12 32 12 8 0 14-1 20-3s10-6 13-10c4-5 5-11 5-17 0-5-1-9-4-13-2-4-6-7-11-10s-13-6-22-8c-3-1-6-2-10-3-16-4-28-8-38-13s-17-12-22-20c-4-8-6-17-6-29s3-23 10-32c6-10 16-18 28-23 12-6 26-9 41-9 14 0 27 2 39 5 11 3 21 8 31 14v46h-24c-4-14-9-25-17-32-8-8-18-12-30-12-6 0-12 1-17 4-5 1-9 4-11 8-3 4-4 9-4 14s1 10 4 13c2 4 7 7 12 10 6 2 14 5 25 7 18 5 32 9 43 15 10 5 18 12 23 20s8 18 8 30c0 14-4 26-11 37s-17 19-30 24c-13 6-28 8-45 8-14 0-28-2-42-5-13-4-24-10-33-17v-51zM629 77c10-3 19-7 25-11 7-5 14-10 18-16 5-6 10-14 14-23h24v73h-81zM710 213c0 7 2 13 5 18 4 4 9 7 16 10 8 2 18 4 30 4v19c-7 3-15 5-23 6s-15 2-22 2c-19 0-33-5-44-14-11-10-16-24-16-42v-133h54zM757 100h-67v-34h67z">
          <text:p/>
        </draw:path>
        <draw:path draw:style-name="gr1" draw:text-style-name="P1" draw:layer="layout" svg:width="0.227cm" svg:height="0.205cm" svg:x="7.575cm" svg:y="16.769cm" svg:viewBox="0 0 228 206" svg:d="M77 0l-18 62-59-23v-15l59-24zM0 188c6-1 11-2 15-3 3-2 5-3 7-6 1-2 2-5 2-9v-138l53-32v170c0 4 1 7 3 9 1 3 3 4 7 6 3 1 8 2 14 3v18h-101zM127 188c6-1 11-2 14-3 3-2 6-3 7-6 1-2 2-5 2-9v-100c0-11-2-19-8-25-5-5-13-7-24-7-6 0-12 1-19 4-7 2-13 5-19 10-7 4-12 9-17 15v-16c7-10 14-19 23-26 9-8 19-14 29-18 10-5 20-7 30-7 19 0 33 6 43 16s15 25 15 44v110c0 4 1 7 2 9 2 3 4 4 7 6 4 1 9 2 16 3v18h-101z">
          <text:p/>
        </draw:path>
        <draw:path draw:style-name="gr1" draw:text-style-name="P1" draw:layer="layout" svg:width="1.346cm" svg:height="0.371cm" svg:x="9.367cm" svg:y="16.692cm" svg:viewBox="0 0 1347 372" svg:d="M59 139l-59-23v-15l59-24h18zM77 336c0 4 0 7 2 9 1 2 4 4 7 5 4 1 9 2 14 3v19h-100v-19c6-1 11-2 14-3 4-1 6-3 8-5 1-2 2-5 2-9v-227l53-32zM52 135c6-13 13-23 22-31 9-9 18-16 28-20 10-5 21-7 33-7 15 0 29 5 42 13s23 19 30 34c8 14 11 30 11 48 0 23-4 44-13 61-9 18-21 31-38 41-16 9-35 14-56 14-13 0-25-2-36-6-12-5-22-12-31-20l14-28c8 11 15 18 23 23 7 4 15 6 25 6 12 0 22-3 30-9 9-7 16-16 20-27 5-13 7-27 7-43 0-15-2-28-6-39s-10-19-18-25-17-9-28-9c-6 0-13 2-20 5s-14 7-20 13c-6 5-11 12-15 19zM253 173v-40h100v40zM483 101c-9 1-14 3-18 4-4 2-6 4-7 8 0 3 1 8 4 13l39 103h-7l41-103c2-5 3-10 3-13-1-4-3-6-7-8-4-1-10-3-18-4v-19h76v19c-5 1-9 2-12 3-2 1-4 3-6 5s-3 4-5 7l-74 170h-17l-78-169c-1-4-3-6-5-8-1-2-4-4-6-5-3-1-7-2-11-3v-19h108zM789 281c-5 2-11 3-16 5-6 1-11 1-17 1-14 0-25-4-32-11-8-7-12-18-12-31v-113c0-12-3-21-8-27s-13-10-23-10-17 3-22 9c-6 6-9 14-9 25v22h-37c-4-2-7-5-9-9s-3-9-3-14c0-9 4-18 11-25 7-8 16-14 28-19 13-4 26-7 41-7 17 0 32 3 46 9 12 5 22 13 29 24 6 10 10 23 10 38v95c0 4 0 8 2 10 1 2 4 4 7 6 3 1 8 2 14 3zM720 248c-9 14-20 24-32 30-11 7-24 10-39 10-10 0-19-2-27-6-8-5-15-11-19-19-4-7-7-16-7-25 0-15 5-27 14-37 8-10 22-18 40-23l77-21v17l-51 17c-10 3-17 7-22 13-4 5-6 13-6 21 0 6 1 10 4 15 2 4 6 8 10 10 4 3 9 4 15 4 8 0 15-2 22-6 8-4 15-10 21-18zM864 71l-59-28v-15l59-28h18zM882 247c0 4 1 7 2 9 2 3 4 4 7 6 4 1 8 2 14 3v18h-100v-18c6-1 11-2 14-3 3-2 6-3 7-6 2-2 2-5 2-9v-216l54-31zM979 139l-59-23v-15l59-24h18zM997 219c0 11 2 19 7 24 6 5 14 8 25 8 6 0 12-1 18-4 7-2 14-6 20-10 7-4 13-9 17-15v16c-6 9-14 18-23 26-10 8-19 14-29 18s-20 6-29 6c-19 0-34-5-44-15-11-10-16-25-16-45v-118l54-33zM1105 139l-59-23v-15l59-24h18zM1123 233c0 4 1 7 2 10 2 2 4 4 7 5 4 2 9 3 15 4v19l-59 16h-18v-177l53-33zM1347 233c-9 18-20 32-35 42-14 9-31 13-50 13s-36-4-51-12c-15-9-27-21-35-36s-12-32-12-52 4-39 13-56 21-30 37-40c15-10 32-15 51-15 16 0 29 4 41 11 12 6 22 16 28 28 7 13 11 27 11 44v13h-142v-20l98-2-6 9c0-13-1-24-4-34-3-9-7-16-12-20-5-5-11-7-19-7-9 0-17 3-24 9s-12 14-16 25c-4 12-5 24-5 39s2 29 7 40 12 20 22 26c9 5 21 8 34 8 11 0 21-2 30-6 10-4 19-11 27-20z">
          <text:p/>
        </draw:path>
        <draw:path draw:style-name="gr1" draw:text-style-name="P1" draw:layer="layout" svg:width="1.941cm" svg:height="0.287cm" svg:x="12.327cm" svg:y="16.692cm" svg:viewBox="0 0 1942 288" svg:d="M223 97c-4-14-9-26-15-36-7-9-15-16-25-21-10-4-21-7-35-7-18 0-34 5-47 14s-23 22-30 39c-7 18-10 38-10 61 0 24 3 45 11 63 7 18 17 31 31 41 13 10 29 15 47 15 12 0 23-3 32-7 9-5 17-13 25-23s16-24 23-42h21l-12 69c-11 8-26 14-42 19-17 4-34 6-52 6-28 0-53-5-75-16-22-12-40-27-52-48-12-20-18-43-18-69 0-27 6-52 19-74 12-22 29-40 51-52s47-18 75-18c18 0 36 2 53 6 18 5 33 11 44 18v62zM372 288c-19 0-35-4-50-12-14-9-26-21-35-36-8-16-12-33-12-52 0-20 4-38 13-55 10-17 22-30 37-41 15-10 32-15 50-15s35 5 49 13c15 10 26 22 34 37 9 15 13 33 13 52 0 20-4 38-13 55s-21 30-36 40c-15 9-32 14-50 14zM376 268c9 0 16-3 22-9s10-14 13-26 5-26 5-44-2-34-6-47c-4-14-9-24-16-32-6-7-14-11-23-11s-16 3-22 8c-6 6-10 15-14 27-3 11-4 26-4 43 0 19 2 34 6 48 3 14 8 24 15 32 7 7 15 11 24 11zM567 77l-18 63-59-23v-15l59-25zM490 265c6-1 11-2 15-3 3-2 5-3 7-6 1-2 2-5 2-9v-137l53-33v170c0 4 1 7 3 9 1 3 3 4 7 6 3 1 8 2 14 3v18h-101zM617 265c6-1 10-2 14-3 3-2 6-3 7-6 1-2 2-5 2-9v-99c0-11-2-19-8-25-5-5-13-7-24-7-6 0-12 1-19 4-7 2-13 5-19 10-7 4-12 9-17 15v-16c7-10 14-19 23-26 9-9 19-15 29-19 10-5 20-7 30-7 19 0 33 6 43 16 10 11 15 26 15 45v109c0 4 1 7 2 9 2 3 4 4 7 6 4 1 9 2 15 3v18h-100zM739 265c5-1 10-2 13-3 4-2 7-3 8-6 2-2 2-5 2-9v-165c0-16 5-30 14-43 9-12 22-22 39-29s37-10 59-10c17 0 31 1 44 5 13 3 23 8 30 14 7 7 11 14 11 22 0 5-1 9-4 13s-6 7-11 9h-43v-11c0-11-3-20-9-26s-14-9-25-9-20 3-28 8-14 12-18 22-6 21-6 35v164c0 4 1 7 3 10 1 2 4 4 8 5 5 2 11 3 18 4v18h-105zM735 93c13-4 23-8 31-14 9-5 17-12 26-22h18v60h-75zM936 117h-141v-35h141zM877 265c6-1 11-2 14-3 4-2 6-3 8-6 1-2 2-5 2-9v-165l35-5h18v170c0 4 0 7 2 9 1 3 4 4 7 6 4 1 8 2 14 3v18h-100zM1055 140l-59-23v-15l59-25h18zM1073 246c0 4 0 7 2 10 2 2 4 4 8 5 4 2 10 3 17 4v18h-104v-18c6-1 11-2 14-3 3-2 6-3 7-6 1-2 2-5 2-9v-137l54-33zM1066 148c7-15 14-27 20-37 7-10 13-18 19-24 7-7 13-10 20-10 2 0 5 1 8 2 2 1 4 2 6 4v49h-11c-10 0-18 1-26 3-7 2-13 6-19 11-5 4-11 10-17 18zM1233 77l-18 63-59-23v-15l59-25zM1156 265c6-1 11-2 14-3 4-2 6-3 8-6 1-2 2-5 2-9v-137l53-33v170c0 4 1 7 2 9 2 3 4 4 8 6 3 1 7 2 13 3v18h-100zM1279 265c6-1 11-2 14-3 4-2 6-3 7-6 2-2 3-5 3-9v-101c0-10-3-18-8-23s-13-7-23-7c-6 0-12 1-19 4-7 2-13 5-19 9s-12 9-16 14v-16c6-9 14-18 23-25 9-8 18-14 28-18 10-5 20-7 29-7 19 0 33 6 43 16 10 11 15 25 15 44v110c0 4 0 7 2 9 1 3 4 4 7 6 4 1 8 2 14 3v18h-100zM1402 265c6-1 11-2 14-3 4-2 6-3 7-6 2-2 3-5 3-9v-101c0-10-3-18-8-23s-13-7-24-7c-6 0-12 1-19 4-6 2-12 5-18 9s-12 9-16 14v-16c6-9 14-18 23-25 9-8 18-14 28-18 10-5 19-7 29-7 18 0 33 6 43 16 10 11 15 25 15 44v110c0 4 0 7 2 9 1 3 4 4 7 6 3 1 8 2 14 3v18h-100zM1703 233c-9 18-21 32-35 42-14 9-31 13-50 13s-37-4-52-12c-14-9-26-21-34-36s-12-32-12-51c0-20 4-39 13-56s21-30 36-41c16-10 33-15 51-15 16 0 30 4 42 11 12 6 21 17 28 29 7 13 10 27 10 44v13h-141v-20l97-2-5 9c0-13-2-24-5-34-2-9-6-16-11-20-5-5-12-7-19-7-9 0-17 3-24 9s-13 14-16 25c-4 12-6 24-6 39s3 28 7 39c6 11 13 20 23 26 9 5 20 8 34 8 10 0 20-2 30-6s18-11 27-20zM1901 71l-59-28v-15l59-28h18zM1919 233c0 4 1 7 2 10 1 2 4 4 7 5 4 2 8 3 14 4v19l-58 16h-19v-255l54-32zM1884 133c-8-11-15-18-22-23-8-4-16-7-26-7-11 0-21 3-30 10-9 6-15 15-20 28-4 11-7 25-7 41 0 15 2 28 6 39s10 19 18 25c8 5 17 8 28 8 7 0 13-1 20-4s13-7 19-13c7-6 12-12 16-20l5 14c-7 12-14 23-23 31-8 9-18 15-28 20-10 4-21 6-33 6-15 0-29-4-42-12s-23-20-30-34c-8-14-11-30-11-48 0-22 4-42 13-60s22-31 38-42c16-10 35-15 56-15 13 0 25 3 37 7 11 5 21 12 30 21z">
          <text:p/>
        </draw:path>
        <draw:path draw:style-name="gr1" draw:text-style-name="P1" draw:layer="layout" svg:width="1.748cm" svg:height="0.287cm" svg:x="16.254cm" svg:y="16.692cm" svg:viewBox="0 0 1749 288" svg:d="M223 97c-3-14-8-26-15-36-6-9-14-16-24-21-10-4-22-7-36-7-18 0-34 5-47 14s-23 22-30 39c-7 18-10 38-10 61 0 24 3 45 11 63 7 18 18 31 31 41 14 10 29 15 47 15 12 0 23-3 32-7 9-5 18-13 25-23 8-10 16-24 24-42h21l-13 69c-11 8-25 14-42 19-17 4-34 6-51 6-29 0-54-5-76-16-22-12-39-27-52-48-12-20-18-43-18-69 0-27 6-52 19-74 12-22 30-40 52-52s47-18 74-18c18 0 36 2 54 6 17 5 32 11 44 18v62zM372 288c-18 0-36-4-50-12-15-9-26-21-35-36-8-16-12-33-12-52 0-20 5-38 13-55 9-17 21-30 36-41 16-10 33-15 51-15 19 0 35 5 49 13 15 10 27 22 35 37s12 33 12 52c0 20-4 38-13 55s-21 30-36 40c-15 9-32 14-50 14zM377 268c8 0 15-3 21-9s10-14 13-26c4-12 5-26 5-44s-2-34-6-47c-4-14-9-24-15-32-7-7-15-11-23-11-9 0-17 3-22 8-6 6-12 15-15 27-3 11-5 26-5 43 0 19 2 34 6 48 3 14 10 24 16 32 7 7 15 11 25 11zM548 71l-59-28v-15l59-28h18zM566 247c0 4 1 7 2 9 2 3 4 4 7 6 4 1 8 2 14 3v18h-100v-18c6-1 11-2 14-3 3-2 6-3 7-6 2-2 3-5 3-9v-216l53-31zM552 129c6-10 14-19 23-26 9-9 19-15 28-19 11-5 21-7 30-7 19 0 34 6 44 16 10 11 15 26 15 45v109c0 4 0 7 2 9 1 3 4 4 7 6 4 1 8 2 14 3v18h-99v-18c5-1 10-2 13-3 4-2 6-3 8-6 1-2 2-5 2-9v-99c0-11-3-19-8-25-5-5-13-7-24-7-6 0-13 1-19 4-7 2-14 5-20 10-6 4-12 9-16 15zM916 233c-9 18-21 32-35 42-14 9-31 13-50 13s-36-4-51-12c-15-9-27-21-35-36s-12-32-12-51c0-20 4-39 13-56s21-30 36-41c16-10 33-15 52-15 15 0 29 4 41 11 12 6 21 17 28 29 7 13 11 27 11 44v13h-142v-20l97-2-5 9c0-13-2-24-4-34-3-9-7-16-12-20-5-5-11-7-19-7-9 0-17 3-24 9s-12 14-16 25c-4 12-6 24-6 39s3 28 8 39 12 20 22 26c9 5 21 8 34 8 10 0 21-2 30-6 10-4 19-11 27-20zM1014 77l-18 63-59-23v-15l59-25zM937 265c6-1 11-2 14-3 3-2 6-3 7-6 2-2 3-5 3-9v-137l53-33v170c0 4 1 7 2 9 2 3 4 4 7 6 4 1 8 2 14 3v18h-100zM1064 265c5-1 10-2 13-3 4-2 6-3 8-6 1-2 2-5 2-9v-99c0-11-3-19-8-25-5-5-13-7-24-7-6 0-13 1-19 4-7 2-14 5-20 10-6 4-12 9-16 15v-16c6-10 14-19 23-26 9-9 19-15 28-19 11-5 21-7 30-7 19 0 34 6 44 16 10 11 15 26 15 45v109c0 4 0 7 2 9 1 3 4 4 7 6 4 1 8 2 14 3v18h-99zM1249 16l-17 110h-22l-17-110zM1304 216c5 18 12 31 20 39 9 8 20 12 32 12 8 0 15-1 20-3 6-2 10-6 13-10 4-5 5-10 5-16 0-5-1-9-3-13-3-4-7-7-12-10s-12-6-22-8c-3-1-6-2-9-3-16-4-29-8-39-13s-17-12-22-20c-4-8-6-17-6-29s3-23 10-32c6-10 16-19 28-24 12-6 26-9 41-9 14 0 27 2 39 5 11 3 22 8 31 14v47h-24c-3-14-9-25-17-32-8-8-18-12-29-12-7 0-13 1-18 4-5 1-9 4-11 8-3 4-4 9-4 14s1 10 4 13c2 4 7 7 13 10 5 2 14 5 24 7 18 5 32 9 43 15 10 5 18 12 23 20s8 18 8 30c0 14-4 26-11 36-7 11-17 19-30 24-13 6-28 8-45 8-14 0-28-2-42-5-13-4-24-10-33-17v-50zM1708 71l-59-28v-15l59-28h18zM1726 233c0 4 1 7 2 10 1 2 4 4 7 5 4 2 8 3 14 4v19l-58 16h-19v-255l54-32zM1691 133c-8-11-15-18-22-23-8-4-16-7-26-7-11 0-21 3-30 10-9 6-15 15-20 28-4 11-7 25-7 41 0 15 2 28 7 39 3 11 9 19 17 25 8 5 17 8 28 8 7 0 13-1 20-4s13-7 19-13c7-6 12-12 16-20l5 14c-7 12-14 23-23 31-8 9-18 15-28 20-10 4-21 6-32 6-16 0-30-4-43-12s-23-20-30-34c-8-14-11-30-11-48 0-22 4-42 13-60s22-31 38-42c16-10 35-15 56-15 13 0 25 3 37 7 11 5 21 12 30 21z">
          <text:p/>
        </draw:path>
        <draw:frame draw:style-name="gr3" draw:text-style-name="P4" draw:layer="layout" svg:width="0.696cm" svg:height="0.501cm" svg:x="15.889cm" svg:y="13.497cm">
          <draw:text-box>
            <text:p text:style-name="P2"><text:span text:style-name="T3">Null</text:span></text:p>
          </draw:text-box>
        </draw:frame>
        <draw:frame draw:style-name="gr3" draw:text-style-name="P4" draw:layer="layout" svg:width="2.775cm" svg:height="0.501cm" svg:x="1.226cm" svg:y="17.649cm">
          <draw:text-box>
            <text:p text:style-name="P2"><text:span text:style-name="T3">Curiosity </text:span><text:span text:style-name="T3">SMALL</text:span></text:p>
          </draw:text-box>
        </draw:frame>
        <draw:frame draw:style-name="gr3" draw:text-style-name="P4" draw:layer="layout" svg:width="0.633cm" svg:height="0.501cm" svg:x="7.565cm" svg:y="17.649cm">
          <draw:text-box>
            <text:p text:style-name="P2"><text:span text:style-name="T3">170</text:span></text:p>
          </draw:text-box>
        </draw:frame>
        <draw:frame draw:style-name="gr5" draw:text-style-name="P6" draw:layer="layout" svg:width="0.465cm" svg:height="0.439cm" svg:x="12.311cm" svg:y="17.695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361cm" svg:y="17.649cm">
          <draw:text-box>
            <text:p text:style-name="P2"><text:span text:style-name="T3">0.154</text:span></text:p>
          </draw:text-box>
        </draw:frame>
        <draw:frame draw:style-name="gr3" draw:text-style-name="P4" draw:layer="layout" svg:width="0.595cm" svg:height="0.501cm" svg:x="12.774cm" svg:y="17.649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6.239cm" svg:y="17.649cm">
          <draw:text-box>
            <text:p text:style-name="P2"><text:span text:style-name="T3">-0.022</text:span></text:p>
          </draw:text-box>
        </draw:frame>
        <draw:frame draw:style-name="gr3" draw:text-style-name="P4" draw:layer="layout" svg:width="2.644cm" svg:height="0.501cm" svg:x="1.226cm" svg:y="18.72cm">
          <draw:text-box>
            <text:p text:style-name="P2"><text:span text:style-name="T3">Frustratio</text:span><text:span text:style-name="T3">n BIG</text:span></text:p>
          </draw:text-box>
        </draw:frame>
        <draw:frame draw:style-name="gr3" draw:text-style-name="P4" draw:layer="layout" svg:width="0.633cm" svg:height="0.501cm" svg:x="7.565cm" svg:y="18.72cm">
          <draw:text-box>
            <text:p text:style-name="P2"><text:span text:style-name="T3">200</text:span></text:p>
          </draw:text-box>
        </draw:frame>
        <draw:frame draw:style-name="gr5" draw:text-style-name="P6" draw:layer="layout" svg:width="0.465cm" svg:height="0.439cm" svg:x="12.311cm" svg:y="18.771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361cm" svg:y="18.72cm">
          <draw:text-box>
            <text:p text:style-name="P2"><text:span text:style-name="T3">0.693</text:span></text:p>
          </draw:text-box>
        </draw:frame>
        <draw:frame draw:style-name="gr3" draw:text-style-name="P4" draw:layer="layout" svg:width="0.595cm" svg:height="0.501cm" svg:x="12.774cm" svg:y="18.72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6.239cm" svg:y="18.72cm">
          <draw:text-box>
            <text:p text:style-name="P2"><text:span text:style-name="T3">-0.035</text:span></text:p>
          </draw:text-box>
        </draw:frame>
        <draw:frame draw:style-name="gr3" draw:text-style-name="P4" draw:layer="layout" svg:width="3.169cm" svg:height="0.501cm" svg:x="1.226cm" svg:y="19.791cm">
          <draw:text-box>
            <text:p text:style-name="P2"><text:span text:style-name="T3">Frustratio</text:span><text:span text:style-name="T3">n SMALL</text:span></text:p>
          </draw:text-box>
        </draw:frame>
        <draw:frame draw:style-name="gr3" draw:text-style-name="P4" draw:layer="layout" svg:width="0.633cm" svg:height="0.501cm" svg:x="7.565cm" svg:y="19.791cm">
          <draw:text-box>
            <text:p text:style-name="P2"><text:span text:style-name="T3">200</text:span></text:p>
          </draw:text-box>
        </draw:frame>
        <draw:frame draw:style-name="gr5" draw:text-style-name="P6" draw:layer="layout" svg:width="0.465cm" svg:height="0.439cm" svg:x="12.311cm" svg:y="19.837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361cm" svg:y="19.791cm">
          <draw:text-box>
            <text:p text:style-name="P2"><text:span text:style-name="T3">0.718</text:span></text:p>
          </draw:text-box>
        </draw:frame>
        <draw:frame draw:style-name="gr3" draw:text-style-name="P4" draw:layer="layout" svg:width="0.595cm" svg:height="0.501cm" svg:x="12.774cm" svg:y="19.791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6.239cm" svg:y="19.791cm">
          <draw:text-box>
            <text:p text:style-name="P2"><text:span text:style-name="T3">-0.062</text:span></text:p>
          </draw:text-box>
        </draw:frame>
        <draw:frame draw:style-name="gr3" draw:text-style-name="P4" draw:layer="layout" svg:width="2.677cm" svg:height="0.501cm" svg:x="1.226cm" svg:y="20.862cm">
          <draw:text-box>
            <text:p text:style-name="P2"><text:span text:style-name="T3">Conﬁdenc</text:span><text:span text:style-name="T3">e BIG</text:span></text:p>
          </draw:text-box>
        </draw:frame>
        <draw:frame draw:style-name="gr3" draw:text-style-name="P4" draw:layer="layout" svg:width="0.633cm" svg:height="0.501cm" svg:x="7.565cm" svg:y="20.862cm">
          <draw:text-box>
            <text:p text:style-name="P2"><text:span text:style-name="T3">191</text:span></text:p>
          </draw:text-box>
        </draw:frame>
        <draw:frame draw:style-name="gr5" draw:text-style-name="P6" draw:layer="layout" svg:width="0.465cm" svg:height="0.439cm" svg:x="12.311cm" svg:y="20.913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361cm" svg:y="20.862cm">
          <draw:text-box>
            <text:p text:style-name="P2"><text:span text:style-name="T3">0.943</text:span></text:p>
          </draw:text-box>
        </draw:frame>
        <draw:frame draw:style-name="gr3" draw:text-style-name="P4" draw:layer="layout" svg:width="0.595cm" svg:height="0.501cm" svg:x="12.774cm" svg:y="20.862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6.239cm" svg:y="20.862cm">
          <draw:text-box>
            <text:p text:style-name="P2"><text:span text:style-name="T3">-0.214</text:span></text:p>
          </draw:text-box>
        </draw:frame>
        <draw:frame draw:style-name="gr3" draw:text-style-name="P4" draw:layer="layout" svg:width="3.202cm" svg:height="0.501cm" svg:x="1.226cm" svg:y="21.932cm">
          <draw:text-box>
            <text:p text:style-name="P2"><text:span text:style-name="T3">Conﬁdenc</text:span><text:span text:style-name="T3">e SMALL</text:span></text:p>
          </draw:text-box>
        </draw:frame>
        <draw:frame draw:style-name="gr3" draw:text-style-name="P4" draw:layer="layout" svg:width="0.633cm" svg:height="0.501cm" svg:x="7.565cm" svg:y="21.932cm">
          <draw:text-box>
            <text:p text:style-name="P2"><text:span text:style-name="T3">195</text:span></text:p>
          </draw:text-box>
        </draw:frame>
        <draw:frame draw:style-name="gr5" draw:text-style-name="P6" draw:layer="layout" svg:width="0.465cm" svg:height="0.439cm" svg:x="12.311cm" svg:y="21.979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361cm" svg:y="21.932cm">
          <draw:text-box>
            <text:p text:style-name="P2"><text:span text:style-name="T3">0.278</text:span></text:p>
          </draw:text-box>
        </draw:frame>
        <draw:frame draw:style-name="gr3" draw:text-style-name="P4" draw:layer="layout" svg:width="0.595cm" svg:height="0.501cm" svg:x="12.774cm" svg:y="21.932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0.942cm" svg:height="0.501cm" svg:x="16.239cm" svg:y="21.932cm">
          <draw:text-box>
            <text:p text:style-name="P2"><text:span text:style-name="T3">0.012</text:span></text:p>
          </draw:text-box>
        </draw:frame>
        <draw:frame draw:style-name="gr3" draw:text-style-name="P4" draw:layer="layout" svg:width="2.597cm" svg:height="0.501cm" svg:x="1.226cm" svg:y="23.003cm">
          <draw:text-box>
            <text:p text:style-name="P2"><text:span text:style-name="T3">2D BIG </text:span><text:span text:style-name="T3">(global)</text:span></text:p>
          </draw:text-box>
        </draw:frame>
        <draw:frame draw:style-name="gr3" draw:text-style-name="P4" draw:layer="layout" svg:width="0.633cm" svg:height="0.501cm" svg:x="7.565cm" svg:y="23.003cm">
          <draw:text-box>
            <text:p text:style-name="P2"><text:span text:style-name="T3">212</text:span></text:p>
          </draw:text-box>
        </draw:frame>
        <draw:frame draw:style-name="gr5" draw:text-style-name="P6" draw:layer="layout" svg:width="0.465cm" svg:height="0.439cm" svg:x="12.311cm" svg:y="23.055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361cm" svg:y="23.003cm">
          <draw:text-box>
            <text:p text:style-name="P2"><text:span text:style-name="T3">0.325</text:span></text:p>
          </draw:text-box>
        </draw:frame>
        <draw:frame draw:style-name="gr3" draw:text-style-name="P4" draw:layer="layout" svg:width="0.595cm" svg:height="0.501cm" svg:x="12.774cm" svg:y="23.003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0.942cm" svg:height="0.501cm" svg:x="16.239cm" svg:y="23.003cm">
          <draw:text-box>
            <text:p text:style-name="P2"><text:span text:style-name="T3">0.056</text:span></text:p>
          </draw:text-box>
        </draw:frame>
        <draw:frame draw:style-name="gr3" draw:text-style-name="P4" draw:layer="layout" svg:width="1.209cm" svg:height="0.501cm" svg:x="1.226cm" svg:y="24.074cm">
          <draw:text-box>
            <text:p text:style-name="P2"><text:span text:style-name="T3">3D BIG</text:span></text:p>
          </draw:text-box>
        </draw:frame>
        <draw:frame draw:style-name="gr3" draw:text-style-name="P4" draw:layer="layout" svg:width="0.633cm" svg:height="0.501cm" svg:x="7.565cm" svg:y="24.074cm">
          <draw:text-box>
            <text:p text:style-name="P2"><text:span text:style-name="T3">207</text:span></text:p>
          </draw:text-box>
        </draw:frame>
        <draw:frame draw:style-name="gr5" draw:text-style-name="P6" draw:layer="layout" svg:width="0.465cm" svg:height="0.439cm" svg:x="12.311cm" svg:y="24.122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361cm" svg:y="24.074cm">
          <draw:text-box>
            <text:p text:style-name="P2"><text:span text:style-name="T3">0.575</text:span></text:p>
          </draw:text-box>
        </draw:frame>
        <draw:frame draw:style-name="gr3" draw:text-style-name="P4" draw:layer="layout" svg:width="0.595cm" svg:height="0.501cm" svg:x="12.774cm" svg:y="24.074cm">
          <draw:text-box>
            <text:p text:style-name="P2"><text:span text:style-name="T3"><text:s/></text:span><text:span text:style-name="T3">No</text:span></text:p>
          </draw:text-box>
        </draw:frame>
        <draw:polygon draw:style-name="gr1" draw:text-style-name="P1" draw:layer="layout" svg:width="18.733cm" svg:height="0.018cm" svg:x="1.146cm" svg:y="26.142cm" svg:viewBox="0 0 18734 19" draw:points="0,0 18734,0 18734,19 0,19">
          <text:p/>
        </draw:polygon>
        <draw:path draw:style-name="gr1" draw:text-style-name="P1" draw:layer="layout" svg:width="7.63cm" svg:height="0.482cm" svg:x="0.994cm" svg:y="27.273cm" svg:viewBox="0 0 7631 483" svg:d="M19 282c12 18 26 30 41 39s32 13 51 13c15 0 28-2 38-8 11-5 20-12 25-22 6-10 8-21 8-35 0-15-4-29-13-40-9-12-22-20-39-26s-38-10-62-10v-27c20-1 37-3 50-8s24-11 30-19c7-9 11-19 11-30 0-8-2-15-6-21s-10-11-17-14c-7-4-15-5-24-5-14 0-27 3-39 10-12 6-24 16-36 30l-18-13c11-27 26-47 46-60 21-14 44-21 71-21 19 0 35 3 49 9 14 7 25 15 33 27 7 11 11 24 11 39 0 14-4 27-12 38-9 11-21 21-36 29-16 8-36 15-59 20l8-14c26 3 48 8 67 17 18 9 32 20 42 34s15 31 15 49c0 21-6 39-17 56-11 16-26 29-46 38-19 9-41 14-66 14-32 0-58-6-78-19-21-12-36-31-47-57zM287 325c0-8 2-16 6-22 4-7 9-13 16-16 7-4 14-6 22-6s15 2 22 6c7 3 12 9 16 16 4 6 7 14 7 22 0 7-3 15-7 22-4 6-9 12-16 16s-14 6-22 6-15-2-22-6-12-10-16-16c-4-7-6-15-6-22zM599 51c-18 0-32 2-42 6-11 4-19 11-26 20-6 10-11 23-15 41h-26v-97h146v30zM784 118c-4-18-9-31-16-41-6-9-14-16-25-20-10-4-24-6-41-6h-38v-30h146v97zM570 340c11-1 20-3 26-5s10-6 12-10c3-5 4-12 4-20v-284h75v284c0 8 1 15 4 20 3 4 7 8 13 10s15 4 26 5v25h-160zM909 92l-76-36v-19l76-35h23zM932 319c0 4 1 8 2 11 2 3 5 5 10 7 4 1 10 2 18 4v24h-129v-24c8-2 14-3 18-4 5-2 8-4 10-7 1-3 2-7 2-11v-278l69-39zM914 167c8-12 18-24 30-34s24-17 37-23c13-5 25-8 37-8 25 0 44 7 56 20 14 13 20 32 20 57v140c0 4 1 8 3 11s5 5 9 7c5 1 11 2 19 4v24h-129v-24c7-2 13-3 18-4 4-2 7-4 9-7s3-7 3-11v-128c0-14-4-24-10-31-7-7-17-10-31-10-8 0-16 2-25 5s-17 7-25 13-15 12-21 19zM1382 299c-11 24-26 42-44 54-19 12-40 18-65 18s-47-5-66-16-34-26-44-45c-11-19-16-41-16-66 0-27 5-51 17-72 11-22 27-39 47-51 19-13 41-19 65-19 20 0 38 4 54 13 15 9 27 22 36 38 9 15 13 34 13 55v17h-182v-26l126-2-8 11c0-17-2-31-5-43-4-12-9-21-15-27-7-5-15-9-24-9-12 0-22 4-31 12s-16 19-21 33-7 30-7 49c0 20 3 37 9 51 7 14 16 25 28 32s27 11 44 11c14 0 27-3 39-8s24-14 35-25zM1600 51c-17 0-31 2-42 6-10 4-18 11-25 20-6 10-11 23-15 41h-26v-97h146v30zM1786 118c-4-18-10-31-16-41-6-9-14-16-25-20-10-4-24-6-42-6h-37v-30h146v97zM1572 340c11-1 20-3 26-5 5-2 10-6 12-10 3-5 4-12 4-20v-284h75v284c0 8 1 15 4 20 2 4 7 8 13 10s15 4 26 5v25h-160zM1910 92l-76-36v-19l76-35h24zM1934 319c0 4 0 8 2 11s5 5 10 7c4 1 10 2 18 4v24h-130v-24c8-2 15-3 19-4 4-2 8-4 9-7 2-3 3-7 3-11v-278l69-39zM1915 167c9-12 19-24 31-34 11-10 24-17 37-23 12-5 25-8 37-8 25 0 43 7 56 20 14 13 20 32 20 57v140c0 4 1 8 3 11s5 5 9 7c5 1 11 2 19 4v24h-130v-24c8-2 14-3 19-4 4-2 7-4 9-7s3-7 3-11v-128c0-14-4-24-11-31-6-7-17-10-31-10-7 0-16 2-24 5-9 3-17 7-25 13s-15 12-22 19zM2228 181l-76-30v-19l76-30h23zM2251 317c0 5 1 9 3 12s6 5 11 7 12 3 21 5v24h-134v-24c8-2 15-3 19-4 4-2 7-4 9-7s3-7 3-11v-177l68-40zM2243 191c10-19 18-35 26-47 8-13 16-23 24-31 9-7 17-11 26-11 3 0 7 0 10 2 3 1 6 2 8 5v61h-14c-12 0-23 2-32 5-10 2-18 7-26 12-7 6-15 15-22 25zM2590 299c-11 24-26 42-44 54-19 12-40 18-65 18s-47-5-66-16-34-26-45-45c-10-19-16-41-16-66 0-27 6-51 17-72 12-22 28-39 47-51 20-13 42-19 66-19 20 0 38 4 53 13 16 9 28 22 37 38 9 15 13 34 13 55v17h-182v-26l126-2-8 11c0-17-2-31-5-43-4-12-9-21-15-27-7-5-15-9-25-9-11 0-22 4-30 12-9 8-16 19-21 33s-8 30-8 49c0 20 3 37 10 51 6 14 16 25 28 32s27 11 44 11c14 0 27-3 39-8s24-14 35-25zM2853 299c-11 24-26 42-45 54-18 12-40 18-65 18s-47-5-66-16-34-26-44-45c-11-19-16-41-16-66 0-27 5-51 17-72 11-22 27-39 47-51 20-13 41-19 65-19 20 0 38 4 54 13 15 9 29 22 37 38 9 15 13 34 13 55v17h-182v-26l125-2-8 11c0-17-1-31-5-43-3-12-8-21-15-27-7-5-15-9-24-9-12 0-22 4-31 12s-16 19-21 33-7 30-7 49c0 20 3 37 9 51 7 14 16 25 28 32s27 11 44 11c14 0 27-3 40-8 12-5 24-14 35-25zM3260 126c-4-19-10-34-19-46-8-12-18-21-31-27s-28-10-46-10c-24 0-44 6-61 18s-30 29-39 51c-8 22-13 48-13 78s5 57 15 80c9 23 22 41 40 53 17 13 38 19 61 19 15 0 29-3 41-9 11-6 22-16 32-29s20-31 30-54h27l-15 88c-15 10-33 18-55 24s-44 9-67 9c-36 0-68-7-97-22-28-14-50-35-66-61s-24-56-24-89c0-35 8-66 24-94 16-29 38-51 67-66 28-16 60-24 96-24 24 0 47 3 69 8 23 6 42 13 57 23v80zM3451 371c-24 0-45-6-64-17-18-11-33-26-44-45-10-20-15-42-15-67s5-49 16-70c12-22 27-39 47-51 19-13 41-19 64-19 24 0 45 5 64 16s33 27 44 47c10 19 16 41 16 66s-6 49-18 70c-11 22-26 39-46 51-19 13-41 19-64 19zM3456 345c11 0 21-4 28-11 8-8 14-19 17-34 4-15 6-33 6-56s-2-43-7-60c-5-18-11-32-20-41-9-10-19-15-30-15s-21 4-29 12c-7 7-13 19-17 34-4 14-6 33-6 55 0 23 3 43 7 61 5 18 12 31 21 41 9 9 19 14 30 14zM3702 102l-23 79-76-30v-19l76-30zM3603 341c8-2 14-3 19-4 4-2 7-4 9-7s3-7 3-11v-177l68-40v217c0 4 1 8 3 11s5 5 9 7c5 1 11 2 18 4v24h-129zM3766 341c8-2 14-3 18-4 5-2 8-4 10-7 1-3 2-7 2-11v-128c0-14-3-24-10-31s-17-10-31-10c-8 0-16 2-25 5-8 3-17 7-25 13s-15 12-21 19v-20c8-12 18-24 30-34s24-17 37-23c13-5 25-8 38-8 24 0 43 7 56 20s20 32 20 57v140c0 4 0 8 2 11s5 5 10 7c4 1 10 2 19 4v24h-130zM3922 341c8-2 14-3 18-4 4-2 7-4 9-7s3-7 3-11v-211c0-21 6-39 18-56 12-16 29-28 50-37 22-9 47-13 75-13 22 0 41 2 58 6 16 5 29 11 38 19s14 18 14 29c0 5-2 10-5 16-4 4-8 8-14 11h-56v-14c0-15-4-26-11-33-7-8-18-12-32-12s-26 4-36 10-18 16-23 28-8 27-8 45v210c0 5 2 9 4 12s6 5 11 7c6 2 13 3 22 5v24h-135zM3918 122c16-5 29-11 40-17 11-7 21-17 32-29h23v75h-95zM4175 151h-180v-43h180zM4099 341c8-2 14-3 19-4 4-2 7-4 9-7s3-7 3-11v-211l45-6h23v217c0 4 1 8 3 11s5 5 9 7c5 1 11 2 19 4v24h-130zM4328 181l-77-30v-19l77-30h23zM4351 317c0 5 1 9 2 12 3 3 6 5 11 7 6 2 13 3 21 5v24h-134v-24c8-2 15-3 19-4 5-2 8-4 10-7 1-3 2-7 2-11v-177l69-40zM4342 191c10-19 19-35 26-47 8-13 16-23 25-31 8-7 16-11 25-11 3 0 7 0 10 2 3 1 6 2 8 5v61h-14c-12 0-23 2-32 5-9 2-18 7-26 12-7 6-14 15-22 25zM4557 102l-23 79-76-30v-19l76-30zM4458 341c8-2 14-3 18-4 5-2 8-4 10-7s3-7 3-11v-177l68-40v217c0 4 1 8 3 11s5 5 9 7c5 1 11 2 18 4v24h-129zM4616 341c8-2 14-3 19-4 4-2 7-4 9-7s3-7 3-11v-130c0-13-3-23-10-29-7-7-17-10-30-10-8 0-16 2-24 5-9 3-17 7-25 12-8 6-15 12-20 19v-21c8-12 18-23 29-33 12-9 24-17 36-22 13-5 26-8 38-8 24 0 42 6 55 19s19 32 19 56v142c0 4 1 8 3 11s5 5 9 7c5 1 11 2 19 4v24h-130zM4775 341c7-2 13-3 18-4 4-2 7-4 9-7s3-7 3-11v-130c0-13-3-23-10-29-6-7-16-10-30-10-8 0-16 2-24 5s-17 7-25 12c-7 6-14 12-20 19v-21c8-12 18-23 30-33 11-9 23-17 36-22s25-8 37-8c24 0 43 6 55 19 13 13 19 32 19 56v142c0 4 1 8 3 11s5 5 9 7c5 1 11 2 19 4v24h-129zM5161 299c-11 24-26 42-44 54-19 12-41 18-65 18-25 0-47-5-66-16s-34-26-45-45c-10-19-16-41-16-66 0-27 6-51 17-72 12-22 27-39 47-51 20-13 42-19 66-19 20 0 38 4 53 13 16 9 28 22 37 38 9 15 13 34 13 55v17h-182v-26l126-2-8 11c0-17-2-31-6-43-3-12-8-21-14-27-7-5-15-9-25-9-12 0-22 4-31 12-8 8-15 19-20 33s-8 30-8 49c0 20 3 37 10 51 6 14 16 25 28 32s27 11 44 11c14 0 27-3 39-8s24-14 35-25zM5415 92l-75-36v-19l75-35h23zM5438 299c0 5 1 10 3 13s5 6 10 8c4 2 10 3 18 4v24l-76 21h-23v-326l68-41zM5394 172c-10-13-20-23-29-29-10-6-21-9-33-9-15 0-28 4-39 13-11 8-20 19-26 35-6 15-9 33-9 53 0 19 3 36 8 50s13 24 23 31c10 8 22 11 36 11 9 0 18-1 26-5 9-4 17-9 25-16s15-16 20-25l6 17c-8 15-18 29-29 40s-23 19-36 25c-13 5-27 8-42 8-20 0-38-5-54-16-17-11-30-25-40-43-9-18-13-39-13-61 0-30 5-56 17-78 11-22 27-40 48-52 21-13 45-19 72-19 17 0 32 3 47 9 16 6 29 14 39 25zM5693 304c0 9 1 16 4 21 3 4 7 8 13 11 6 2 15 3 26 4v25h-160v-25c11-1 19-2 25-4 6-3 11-7 13-11 3-5 4-12 4-21v-222c0-9-1-16-4-20-2-5-7-9-13-11-6-3-14-4-25-5v-25h117zM5850 118c-4-18-10-31-16-41-6-9-14-16-25-20-10-4-24-6-41-6h-99v-30h207v97zM5752 178c8 0 14-1 19-4 6-3 10-8 13-14 2-7 5-16 7-28h26v122h-26c-2-12-5-21-7-28-3-6-7-11-13-14-5-3-11-4-19-4h-83v-30zM5919 43c0-8 2-15 5-21 4-7 9-12 16-15 6-4 14-7 22-7 7 0 15 3 21 7 7 3 12 8 16 15 3 6 5 13 5 21 0 9-2 16-5 23-4 6-9 11-16 14-6 4-14 6-22 6s-15-2-21-6c-7-3-12-8-16-15-3-7-5-14-5-22zM5975 181l-76-30v-19l76-30h23zM5998 319c0 4 1 8 3 11s5 5 9 7c5 1 11 2 18 4v24h-129v-24c8-2 14-3 19-4 4-2 7-4 9-7s3-7 3-11v-177l68-40zM6151 102l-24 79-76-30v-19l76-30zM6051 341c8-2 15-3 19-4 5-2 8-4 10-7 1-3 2-7 2-11v-177l69-40v217c0 4 0 8 2 11s5 5 10 7c4 1 10 2 18 4v24h-130zM6215 341c7-2 13-3 18-4 4-2 7-4 9-7s3-7 3-11v-128c0-14-4-24-11-31-6-7-17-10-30-10-8 0-16 2-25 5s-17 7-25 13-15 12-22 19v-20c9-12 19-24 31-34s24-17 37-23c13-5 25-8 37-8 25 0 43 7 56 20 14 13 20 32 20 57v140c0 4 1 8 3 11s5 5 9 7c5 1 11 2 19 4v24h-129zM6593 92l-75-36v-19l75-35h23zM6616 299c0 5 1 10 3 13s5 6 9 8c5 2 11 3 19 4v24l-76 21h-23v-326l68-41zM6572 172c-10-13-20-23-30-29-9-6-20-9-32-9-15 0-28 4-39 13-11 8-20 19-26 35-6 15-9 33-9 53 0 19 3 36 8 50s13 24 23 31c10 8 22 11 36 11 9 0 17-1 26-5s17-9 25-16 15-16 20-25l6 17c-8 15-18 29-29 40s-23 19-36 25c-13 5-27 8-42 8-20 0-38-5-55-16-16-11-29-25-39-43-9-18-13-39-13-61 0-30 5-56 17-78 11-22 27-40 48-52 21-13 45-19 72-19 16 0 32 3 47 9 16 6 29 14 39 25zM6688 43c0-8 2-15 5-21 4-7 9-12 16-15 6-4 14-7 22-7s15 3 21 7c7 3 12 8 16 15 3 6 5 13 5 21 0 9-2 16-5 23-4 6-9 11-16 14-6 4-14 6-22 6-7 0-15-2-21-6-7-3-12-8-16-15-3-7-5-14-5-22zM6744 181l-76-30v-19l76-30h23zM6767 319c0 4 1 8 3 11s5 5 9 7c5 1 11 2 19 4v24h-130v-24c8-2 14-3 19-4 4-2 7-4 9-7s3-7 3-11v-177l68-40zM6920 102l-23 79-76-30v-19l76-30zM6821 341c8-2 14-3 18-4 5-2 8-4 10-7 1-3 2-7 2-11v-177l69-40v217c0 4 1 8 3 11 1 3 4 5 9 7 4 1 10 2 18 4v24h-129zM6984 341c7-2 13-3 18-4 4-2 7-4 9-7s3-7 3-11v-128c0-14-4-24-10-31-7-7-17-10-31-10-8 0-16 2-25 5s-17 7-25 13-15 12-21 19v-20c8-12 18-24 30-34s24-17 37-23c13-5 25-8 37-8 25 0 44 7 56 20 14 13 20 32 20 57v140c0 4 1 8 3 11s5 5 9 7c5 1 11 2 19 4v24h-129zM7325 128c11-6 21-10 28-12 8-3 14-5 20-6 5-1 10-2 15-2h14v43h-77zM7263 102c21 0 39 4 55 11 16 8 29 18 38 31 9 14 14 29 14 46s-5 33-15 48c-10 14-23 25-40 34-17 8-35 12-55 12-21 0-39-3-55-11-17-7-29-17-38-31-9-13-14-28-14-45s5-33 15-47c10-15 23-26 39-35 17-9 36-13 56-13zM7260 126c-14 0-24 6-32 17-7 10-11 26-11 46 0 14 2 26 6 37s10 19 17 25 14 9 23 9c14 0 24-5 31-16 7-10 11-26 11-46 0-14-2-26-6-37s-9-20-16-25c-7-7-15-10-23-10zM7222 376c-15 0-26 4-35 12-8 8-12 17-12 29 0 9 3 16 9 23 5 6 14 11 24 14 11 4 24 6 38 6h18c16 0 31-3 43-6 13-5 22-10 29-18 7-7 11-15 11-24 0-10-4-17-11-23-7-7-16-9-29-9h-115v-12c-14 0-26-4-34-13-9-8-13-20-13-34 0-11 3-21 8-30 6-9 14-16 25-21s23-9 37-10l7 18c-11 0-19 2-25 6s-8 9-8 16c0 6 1 11 5 15 4 3 10 5 17 5h110c16 0 31 3 43 8 12 6 21 15 27 25 7 11 10 24 10 39 0 17-6 32-18 45-12 14-29 25-50 34-21 8-44 12-69 12h-18c-23 0-43-2-61-7-18-6-33-13-43-22-10-10-15-20-15-32 0-10 3-20 10-29 8-10 17-17 30-23 12-5 25-8 39-8h24v14zM7456 279c5 22 14 39 25 49 11 11 25 16 41 16 10 0 18-1 26-4 7-3 13-8 17-13 4-6 6-13 6-20s-2-13-5-18c-3-4-8-8-15-12-7-3-16-7-28-10-4-1-8-2-12-4-21-4-37-10-50-17-12-7-22-15-27-25-6-10-9-23-9-37 0-16 4-30 12-42 9-13 21-23 37-30 16-6 33-10 53-10 18 0 35 2 49 6 15 4 29 10 41 18v59h-31c-5-18-12-32-22-42-11-9-23-14-38-14-8 0-16 1-22 4-7 2-12 6-15 11-4 5-5 11-5 17 0 7 1 13 5 18 3 5 9 8 16 12 8 3 18 6 32 10 23 5 42 11 55 18s23 16 30 26c6 11 9 24 9 39 0 18-4 33-13 47-9 13-22 23-38 29-17 7-36 11-59 11-18 0-35-3-53-7-17-5-31-12-44-21v-64z">
          <text:p/>
        </draw:path>
        <draw:path draw:style-name="gr1" draw:text-style-name="P1" draw:layer="layout" svg:width="12.045cm" svg:height="0.431cm" svg:x="0.998cm" svg:y="28.386cm" svg:viewBox="0 0 12046 432" svg:d="M104 270c0 9 2 15 4 20 2 4 6 7 11 9 6 3 14 4 24 4v22h-143v-22c10 0 17-1 23-4 5-2 9-5 11-9 3-5 4-11 4-20v-196c0-8-1-14-4-19-2-4-6-7-11-9-6-2-13-4-23-4v-22h104zM243 106c-3-16-8-28-14-37-5-8-13-14-22-17-9-4-22-6-37-6h-86v-26h183v86zM156 158c8 0 14-1 18-3s8-7 10-13c3-5 5-14 7-24h23v108h-23c-2-10-4-19-7-25-2-5-6-9-10-12-4-2-10-4-18-4h-72v-27zM305 38c0-7 1-13 5-18 3-6 8-11 13-14 6-4 13-6 20-6s14 2 20 6c5 3 10 8 13 14 4 5 5 12 5 19s-1 13-5 19c-3 6-8 11-13 14-6 3-13 5-20 5s-14-2-20-5c-5-3-10-8-13-14-4-6-5-12-5-20zM355 161l-67-27v-17l67-27h20zM375 284c0 4 1 8 2 11 2 2 5 4 9 5 4 2 9 3 16 4v21h-114v-21c7-1 12-2 16-4 4-1 6-3 8-5 2-3 3-7 3-11v-158l60-36zM511 90l-20 71-68-27v-17l68-27zM423 304c7-1 13-2 16-3 4-2 7-4 9-6 1-3 2-7 2-11v-158l61-36v194c0 4 1 8 2 11 2 2 5 4 8 6 4 1 10 2 17 3v21h-115zM568 304c7-1 12-2 16-3 4-2 7-4 8-6 2-3 3-7 3-11v-115c0-12-3-21-10-27-6-6-14-9-27-9-7 0-14 1-22 4-7 3-15 7-22 12s-13 11-19 17v-18c7-11 16-21 26-30 11-9 22-15 34-20 11-5 22-8 33-8 22 0 38 6 50 18s17 28 17 50v126c0 4 1 8 3 11 1 2 4 4 8 6 4 1 9 2 16 3v21h-114zM903 82l-66-32v-16l66-33h21zM924 266c0 5 1 9 3 13 1 3 4 5 8 7 4 1 9 2 16 3v22l-67 19h-20v-291l60-38zM885 152c-9-12-18-21-26-26s-18-8-29-8c-13 0-25 4-35 12-9 7-17 18-22 31-5 14-8 30-8 48 0 17 2 32 7 44 4 12 11 22 20 29s20 10 32 10c8 0 16-1 23-5 8-3 16-8 22-15 7-7 13-14 18-23l5 15c-7 16-16 28-25 38-10 9-21 17-32 22-12 4-25 7-37 7-18 0-35-5-49-14-15-9-26-22-35-39-8-18-12-36-12-56 0-25 5-48 15-68s25-36 43-47c19-11 40-17 65-17 14 0 28 3 41 8 13 6 25 13 35 22zM988 38c0-7 1-13 5-18 3-6 8-11 14-14 5-4 12-6 19-6s14 2 20 6c5 3 10 8 13 14 4 5 5 12 5 19s-1 13-5 19c-3 6-8 11-13 14-6 3-13 5-20 5s-14-2-19-5c-6-3-11-8-14-14-4-6-5-12-5-20zM1038 161l-67-27v-17l67-27h20zM1058 284c0 4 1 8 3 11 1 2 4 4 8 5 4 2 9 3 16 4v21h-114v-21c7-1 12-2 16-4 4-1 6-3 8-5 2-3 3-7 3-11v-158l60-36zM1194 90l-20 71-68-27v-17l68-27zM1106 304c7-1 13-2 16-3 4-2 7-4 9-6 1-3 2-7 2-11v-158l61-36v194c0 4 1 8 2 11 2 2 5 4 9 6 4 1 9 2 16 3v21h-115zM1251 304c7-1 12-2 16-3 4-2 7-4 8-6 2-3 3-7 3-11v-115c0-12-3-21-9-27s-15-9-28-9c-7 0-14 1-22 4-7 3-15 7-22 12s-13 11-19 17v-18c7-11 16-21 27-30 10-9 21-15 33-20 11-5 22-8 33-8 22 0 38 6 50 18s18 28 18 50v126c0 4 0 8 2 11 1 2 4 4 8 6 4 1 9 2 17 3v21h-115zM1554 113c11-4 20-8 27-10 7-3 12-5 16-6 5-1 9-1 14-1h12v38h-69zM1499 90c19 0 36 3 50 10s25 16 34 28c8 12 12 25 12 40s-5 30-14 43c-8 13-20 23-35 31-15 7-31 11-49 11-19 0-35-4-49-10-15-7-26-16-34-28-8-11-12-25-12-40s4-30 13-42c9-14 21-24 35-31 15-8 32-12 49-12zM1497 112c-13 0-22 4-29 14-6 10-9 23-9 41 0 13 2 24 5 33 4 10 9 17 15 23 6 5 13 8 21 8 12 0 21-4 27-14 7-10 10-23 10-41 0-13-2-24-6-34-3-9-8-17-14-22-6-6-13-8-20-8zM1463 336c-13 0-23 3-30 9-8 7-11 15-11 26 0 8 2 14 7 20s13 10 22 13c10 4 21 5 34 5h15c15 0 27-2 38-5 12-4 20-9 26-16 7-6 10-14 10-22 0-9-3-16-10-20-6-5-14-7-26-7h-102v-11c-12 0-22-4-30-11-8-8-11-18-11-31 0-11 2-20 7-27 5-8 13-15 22-19 9-5 20-8 33-9l6 16c-10 0-17 2-22 5s-7 8-7 14 1 12 5 15c3 3 9 4 15 4h97c15 0 27 3 38 8s19 12 25 22 9 21 9 34c0 15-6 28-17 40-10 13-25 23-44 30s-39 11-62 11h-15c-21 0-39-3-55-8-16-4-29-10-38-19-9-8-13-17-13-27s3-18 9-26c7-8 15-15 26-20s23-7 35-7h21v13zM1714 303c8 0 14-1 18-2 5-2 9-5 12-8 2-2 5-6 7-11l108-265h39l-30 48-77 198c-4 10-5 18-4 24 1 5 4 9 9 12s14 4 25 4v22h-107zM1944 229h-158l11-27h136zM1898 303c10 0 19-1 24-4 6-3 9-7 9-12 1-6 0-14-4-24l-76-198 8-48h39l108 265c2 5 4 9 7 11 3 3 7 6 11 8 5 1 11 2 19 2v22h-145zM2147 199v-45h386v45zM2735 46c-16 0-28 2-37 6-10 3-17 9-23 17-5 9-10 21-14 37h-23v-86h130v26zM2898 106c-3-16-8-28-14-37-6-8-13-14-22-17-9-4-22-6-37-6h-33v-26h129v86zM2708 303c10 0 18-2 23-4 6-2 10-5 12-9s3-10 3-19v-251h67v251c0 9 1 15 3 19s6 7 12 9c5 2 13 4 23 4v22h-143zM3009 82l-67-32v-16l67-33h21zM3030 284c0 4 0 8 2 11 2 2 4 4 8 6 4 1 9 2 17 3v21h-115v-21c7-1 12-2 16-3 4-2 7-4 8-6 2-3 3-7 3-11v-247l61-36zM3014 148c7-11 16-21 26-30 11-9 22-15 33-20s23-8 34-8c21 0 38 6 49 18 12 12 18 28 18 50v126c0 4 1 8 2 11 2 2 5 4 8 6 4 1 10 2 17 3v21h-115v-21c7-1 13-2 16-3 4-2 7-4 9-6 1-3 2-7 2-11v-115c0-12-3-21-9-27s-15-9-27-9c-7 0-14 1-22 4s-15 7-23 12c-7 5-13 11-18 17zM3430 266c-10 22-24 38-40 49-16 10-35 16-57 16s-42-5-59-14c-17-10-30-23-40-42-9-17-13-37-13-59 0-23 5-44 15-64 10-19 24-34 41-45 18-11 37-17 59-17 18 0 34 4 47 12 14 8 25 19 32 33 8 14 12 31 12 49v16h-162v-23l112-3-6 11c0-16-2-28-5-39-3-10-8-18-14-23-6-6-13-9-22-9-10 0-19 4-27 11s-14 17-18 29c-5 13-7 27-7 44 0 18 3 33 9 45 6 13 14 22 25 29 11 8 24 11 39 11 12 0 24-2 34-8 11-5 22-12 31-22zM3635 270c0 9 1 15 4 20 2 4 6 7 11 9 6 3 13 4 23 4v22h-142v-22c10 0 17-1 23-4 5-2 9-5 11-9 3-5 4-11 4-20v-196c0-8-1-14-4-19-2-4-6-7-11-9-6-2-13-4-23-4v-22h104zM3682 20c24 0 45 3 62 9 18 7 32 16 41 29 10 12 15 26 15 43s-5 33-14 45c-9 13-22 23-39 30-16 6-36 9-58 9h-75v-27h49c16 0 29-1 39-5s17-9 22-17c4-8 7-19 7-32 0-19-7-33-19-43s-30-15-54-15h-44v-26zM3883 161l-67-27v-17l67-27h21zM3904 282c0 5 1 9 3 12s5 5 10 7c4 1 10 2 18 3v21h-119v-21c7-1 12-2 16-3 4-2 7-4 8-6 2-3 3-7 3-11v-158l61-36zM3896 170c9-17 17-31 24-42 7-12 14-21 22-27 7-7 15-11 22-11 3 0 6 1 9 2s5 2 7 4v55h-12c-12 0-21 2-29 4-9 2-16 6-22 12-7 5-14 12-21 21zM4017 38c0-7 1-13 5-18 3-6 8-11 13-14 6-4 13-6 20-6s14 2 20 6c5 3 10 8 13 14 4 5 5 12 5 19s-1 13-5 19c-3 6-8 11-13 14-6 3-13 5-20 5s-14-2-20-5c-5-3-10-8-13-14-4-6-5-12-5-20zM4067 161l-67-27v-17l67-27h20zM4087 284c0 4 1 8 3 11 1 2 4 4 8 5 4 2 9 3 16 4v21h-114v-21c7-1 12-2 16-4 4-1 6-3 8-5 2-3 3-7 3-11v-158l60-36zM4223 90l-20 71-67-27v-17l67-27zM4136 304c6-1 12-2 15-3 5-2 7-4 9-6 2-3 3-7 3-11v-158l60-36v194c0 4 1 8 2 11 2 2 5 4 9 6 4 1 9 2 16 3v21h-114zM4276 304c7-1 12-2 16-3 4-2 7-4 8-6 2-3 3-7 3-11v-117c0-11-3-20-9-26-6-5-14-8-26-8-7 0-15 1-22 4-8 3-15 6-22 11s-13 10-18 17v-19c7-11 16-20 27-29 10-8 20-15 32-20 11-4 22-7 33-7 21 0 37 6 49 17 11 12 17 28 17 50v127c0 4 0 8 2 11 2 2 4 4 8 6 4 1 10 2 17 3v21h-115zM4416 304c7-1 13-2 17-3 4-2 6-4 8-6 2-3 3-7 3-11v-117c0-11-3-20-9-26-6-5-15-8-27-8-7 0-14 1-22 4-7 3-14 6-21 11s-13 10-19 17v-19c8-11 17-20 27-29 10-8 21-15 32-20 11-4 22-7 33-7 21 0 38 6 49 17 11 12 17 28 17 50v127c0 4 1 8 2 11 2 2 5 4 9 6 4 1 9 2 16 3v21h-115zM4775 322c-6 3-12 4-19 6-6 1-12 2-19 2-16 0-28-4-37-12-9-9-13-21-13-37v-129c0-13-3-23-9-30-5-7-14-11-26-11-11 0-19 3-25 10-7 7-10 16-10 28v26h-42c-5-2-8-6-11-11-2-5-3-10-3-16 0-11 4-20 12-29s19-16 33-21 29-8 46-8c20 0 37 3 51 9 15 7 26 16 33 28 8 12 12 27 12 44v108c0 5 1 9 2 12 2 2 5 4 8 6 4 2 9 3 17 4zM4697 285c-11 16-23 27-36 35-13 7-28 11-45 11-12 0-22-3-32-7-9-5-16-12-21-21-6-9-8-19-8-31 0-17 5-30 15-41 11-12 26-20 47-26l87-25v21l-57 18c-12 3-20 8-25 14-5 7-7 15-7 25 0 6 1 12 3 17 3 6 7 9 12 12 6 3 11 5 18 5 8 0 17-3 25-7 9-5 17-13 24-21zM4860 161l-67-27v-17l67-27h21zM4881 282c0 5 0 9 2 12 3 3 6 5 10 7 5 1 11 2 19 3v21h-119v-21c7-1 12-2 16-3 4-2 7-4 8-6 2-3 3-7 3-11v-158l61-36zM4873 170c9-17 17-31 24-42 7-12 14-21 22-27 7-7 14-11 22-11 3 0 6 1 9 2 2 1 5 2 7 4v55h-12c-12 0-22 2-30 4s-15 6-22 12c-6 5-13 12-20 21zM5098 117c-10 1-16 3-21 5-4 2-7 5-7 9s1 10 4 16l50 123h-12l47-123c3-6 4-12 4-16s-2-7-6-9c-5-2-11-4-21-5v-21h86v21c-8 2-14 4-17 6-4 2-7 7-9 12l-82 193h-25l-89-193c-3-5-6-9-9-12-4-2-9-4-17-6v-21h124zM5005 374c15 0 29-1 39-5 9-3 18-9 25-17s14-19 20-33l25 9c-9 24-18 43-27 58s-19 26-30 34c-10 8-23 12-38 12-6 0-13-1-19-4-7-2-12-5-15-8v-46zM5421 264c0 9 1 16 4 21s7 8 13 11c6 2 15 3 25 3h25c13 0 25-2 35-7 10-4 19-12 28-23 8-10 16-23 23-39h24l-17 95h-264v-22c9 0 17-1 22-4 6-2 10-5 12-9 2-5 3-11 3-20v-196c0-8-1-14-3-19-2-4-6-7-12-10-5-2-13-3-22-3v-22h104zM5560 106c-4-16-9-28-14-37-6-8-13-14-22-17-10-4-22-6-37-6h-87v-26h183v86zM5473 154c7 0 13-1 17-4 5-2 9-7 11-12 3-6 5-14 7-25h22v108h-22c-2-10-4-18-7-24s-6-10-11-13c-4-2-10-4-17-4h-73v-26zM5620 304c7-1 12-2 16-3 4-2 7-4 8-6 2-3 3-7 3-11v-183c0-18 5-35 16-49 10-14 24-25 43-33s40-12 64-12c18 0 33 2 46 6 13 5 23 10 30 18 6 8 9 17 9 27l-15 55h-35v-47c0-12-3-22-10-29-6-7-16-10-28-10-13 0-23 3-32 9-9 5-16 14-21 25-4 11-7 24-7 40v182c0 4 1 8 3 11 3 3 6 5 11 7 5 1 11 2 19 3v21h-120zM5617 108c14-4 25-9 35-15 9-6 19-15 29-26h20v67h-84zM5919 134h-234v-38h234zM5778 304c7-1 13-2 16-3 4-2 7-4 9-6 1-3 2-7 2-11v-198c0-17 4-31 11-44 8-13 19-23 32-30s29-11 46-11c14 0 26 2 36 6 11 4 19 10 25 16 5 7 9 15 9 24 0 4-2 8-4 13-2 4-4 7-7 9h-43v-26c0-8-1-15-4-19s-8-7-13-7c-9 0-16 5-20 13-5 9-7 20-7 36v217c0 4 1 8 3 11s5 5 10 7c5 1 11 2 20 3v21h-121zM6153 266c-10 22-23 38-40 49-16 10-35 16-56 16-22 0-42-5-59-14-17-10-30-23-40-42-9-17-14-37-14-59 0-23 5-44 15-64 10-19 24-34 42-45s37-17 58-17c18 0 34 4 48 12s24 19 32 33 11 31 11 49v16h-161v-23l112-3-7 11c0-16-1-28-5-39-3-10-7-18-14-23-6-6-13-9-21-9-10 0-20 4-28 11-7 7-13 17-18 29-4 13-6 27-6 44 0 18 2 33 8 45 6 13 14 22 25 29 11 8 24 11 39 11 13 0 24-2 35-8 11-5 21-12 31-22zM6381 266c-9 22-21 37-37 48s-35 17-57 17c-21 0-40-5-57-14-16-10-29-24-39-42-9-17-14-37-14-59 0-24 5-46 15-65s25-34 42-44c18-11 38-17 60-17 15 0 30 3 42 8 13 5 23 12 30 21s11 19 11 30c0 6-2 11-4 16-3 4-7 8-11 10h-39v-12c0-16-3-28-9-36-7-8-16-13-27-13s-20 4-27 10c-8 7-14 16-19 28-4 13-6 27-6 43 0 17 3 32 9 46 6 13 14 23 25 30 10 8 23 11 37 11 12 0 22-2 32-8 10-4 20-12 29-21zM6399 108c12-4 21-9 29-13 7-5 14-11 19-18 6-6 11-16 16-27h27v84h-91zM6490 264c0 7 1 15 6 19 4 5 10 9 19 12s20 4 33 5v22c-8 3-17 5-26 6-9 2-17 3-25 3-22 0-38-6-50-17s-18-26-18-48v-151h61zM6544 134h-77v-38h77zM6576 146c0-7 2-13 5-19s8-11 14-14c6-4 13-6 20-6s13 2 19 6c7 3 11 8 15 14 3 6 5 13 5 20s-2 13-5 19c-4 6-8 11-15 14-6 4-12 5-19 5s-14-1-20-5c-6-3-11-8-14-14s-5-13-5-20zM6576 290c0-7 2-15 5-21s8-11 14-14c6-4 13-6 20-6s13 2 19 6c7 3 11 8 15 14 3 6 5 14 5 21s-2 13-5 19c-4 6-8 11-15 15-6 3-12 5-19 5s-14-2-20-5c-6-4-11-9-14-15s-5-12-5-19zM7020 113c-3-17-8-30-16-41-7-11-17-19-28-24-12-6-25-9-41-9-20 0-38 6-53 16-15 11-27 26-35 45-8 20-12 42-12 69s4 51 13 72c9 20 21 36 36 47 16 11 33 17 54 17 14 0 26-3 36-8 11-5 20-14 29-27 9-11 18-27 27-48h23l-13 80c-14 9-30 16-49 21s-38 8-58 8c-33 0-61-6-87-19-25-13-45-31-59-55s-21-50-21-80c0-31 7-58 22-84 14-25 34-44 59-58s53-21 85-21c21 0 41 3 61 8s37 11 51 20v71zM7144 161l-67-27v-17l67-27h21zM7165 251c0 12 3 21 8 29 7 6 16 8 28 8 7 0 14-1 22-4s15-7 22-13c7-5 14-10 19-17v18c-7 12-16 23-27 31-10 9-21 16-33 21-11 4-22 7-33 7-22 0-39-6-50-18-12-11-18-28-18-51v-134l62-38zM7288 161l-67-27v-17l67-27h20zM7308 266c0 5 1 9 3 13 1 3 4 5 9 7 4 1 9 2 15 3v22l-66 19h-21v-202l60-38zM7422 161l-67-27v-17l67-27h21zM7443 282c0 5 1 9 3 12s5 5 10 7c4 1 10 2 18 3v21h-119v-21c7-1 12-2 16-3 4-2 7-4 8-6 2-3 3-7 3-11v-158l61-36zM7435 170c9-17 17-31 24-42 7-12 14-21 22-27 7-7 14-11 22-11 3 0 6 1 9 2s5 2 7 4v55h-12c-12 0-21 2-29 4-9 2-16 6-22 12-7 5-14 12-21 21zM7556 38c0-7 1-13 5-18 3-6 8-11 13-14 6-4 13-6 20-6s14 2 20 6c5 3 10 8 13 14 4 5 5 12 5 19s-1 13-5 19c-3 6-8 11-13 14-6 3-13 5-20 5s-14-2-20-5c-5-3-10-8-13-14-4-6-5-12-5-20zM7606 161l-67-27v-17l67-27h20zM7626 284c0 4 1 8 2 11 2 2 5 4 9 5 4 2 9 3 16 4v21h-114v-21c7-1 12-2 16-4 4-1 6-3 8-5 2-3 3-7 3-11v-158l60-36zM7784 331c-21 0-40-5-57-14-16-10-29-24-39-42-9-18-14-38-14-60 0-23 5-43 15-63 11-19 24-34 42-45 17-11 36-17 56-17 22 0 41 5 57 15 17 10 30 24 39 41 9 18 14 37 14 59 0 23-5 44-15 63-10 20-24 35-41 46s-36 17-57 17zM7789 308c10 0 18-4 25-10 7-7 12-17 15-31 3-13 5-30 5-50 0-21-2-39-7-54-4-16-10-28-17-37-8-8-17-13-27-13s-18 4-25 11c-7 6-12 16-16 30-3 13-5 29-5 49 0 21 2 39 6 55 5 16 11 29 19 37 8 9 17 13 27 13zM7951 248c5 20 13 35 23 45 10 9 22 14 36 14 9 0 16-1 23-4 6-3 12-6 15-11 4-5 6-11 6-19 0-6-2-11-5-15-2-5-7-9-13-12s-14-6-25-9c-3-1-7-2-11-3-18-4-33-9-44-15-11-7-19-14-25-23-5-9-7-20-7-33 0-14 3-27 11-38s19-19 32-26c14-6 30-9 48-9 16 0 30 2 44 6 13 3 25 8 36 15v54h-28c-4-17-11-29-20-38s-20-13-33-13c-8 0-15 1-20 4-6 2-10 5-13 10s-4 10-4 15c0 6 1 11 4 15 3 5 8 8 14 11 7 4 17 6 28 9 21 5 37 10 49 16 13 7 21 14 27 24 5 9 8 21 8 35 0 15-4 30-12 42-8 11-19 20-34 27-14 6-32 9-51 9-17 0-32-2-48-6-15-5-28-11-38-19v-58zM8149 38c0-7 1-13 5-18 3-6 8-11 14-14 5-4 12-6 19-6s14 2 20 6c5 3 10 8 13 14 4 5 5 12 5 19s-1 13-5 19c-3 6-8 11-13 14-6 3-13 5-20 5s-14-2-19-5c-6-3-11-8-14-14-4-6-5-12-5-20zM8199 161l-67-27v-17l67-27h20zM8219 284c0 4 1 8 3 11 1 2 4 4 8 5 4 2 9 3 16 4v21h-114v-21c7-1 12-2 16-4 4-1 6-3 8-5 2-3 3-7 3-11v-158l60-36zM8261 108c12-4 21-9 29-13 7-5 13-11 19-18 5-6 11-16 15-27h27v84h-90zM8351 264c0 7 2 15 6 19 5 5 11 9 20 12s20 4 33 5v22c-8 3-17 5-26 6-9 2-17 3-25 3-22 0-38-6-50-17s-18-26-18-48v-151h60zM8405 134h-76v-38h76zM8550 117c-10 1-16 3-21 5-4 2-7 5-7 9s1 10 4 16l50 123h-12l47-123c3-6 4-12 4-16s-2-7-6-9c-5-2-11-4-21-5v-21h86v21c-8 2-14 4-18 6-3 2-6 7-8 12l-82 193h-25l-88-193c-3-5-6-9-9-12-4-2-9-4-17-6v-21h123zM8458 374c15 0 28-1 38-5 9-3 18-9 25-17s14-19 20-33l25 9c-9 24-18 43-27 58s-19 26-30 34c-10 8-23 12-37 12-6 0-13-1-19-4-7-2-12-5-15-8v-46zM8787 38c0-7 1-13 5-18 3-6 8-11 14-14 5-4 12-6 19-6s14 2 20 6c6 3 10 8 14 14 3 5 4 12 4 19s-1 13-4 19c-4 6-8 11-14 14s-13 5-20 5-14-2-19-5c-6-3-11-8-14-14-4-6-5-12-5-20zM8837 161l-67-27v-17l67-27h20zM8857 284c0 4 1 8 3 11 1 2 4 4 8 5 4 2 9 3 16 4v21h-114v-21c7-1 12-2 16-4 4-1 7-3 8-5 2-3 3-7 3-11v-158l60-36zM8993 90l-20 71-67-27v-17l67-27zM8906 304c7-1 12-2 16-3 4-2 6-4 8-6 2-3 3-7 3-11v-158l60-36v194c0 4 1 8 2 11 2 2 5 4 9 6 4 1 9 2 16 3v21h-114zM9050 304c7-1 12-2 16-3 4-2 7-4 8-6 2-3 3-7 3-11v-115c0-12-3-21-9-27s-15-9-27-9c-7 0-15 1-22 4-8 3-16 7-23 12s-13 11-19 17v-18c8-11 16-21 27-30 10-9 21-15 33-20 11-5 22-8 33-8 22 0 39 6 50 18 12 12 18 28 18 50v126c0 4 0 8 2 11 2 2 4 4 8 6 4 1 10 2 17 3v21h-115zM9266 303c9 0 17-1 22-4 6-2 10-5 12-9 2-5 3-11 3-20v-196c0-8-1-14-3-19-2-4-6-7-12-10-5-2-13-3-22-3v-22h142v22c-10 0-18 1-23 3-6 3-10 6-12 10-2 5-3 11-3 19v190c0 8 1 16 4 21s7 8 13 11c6 2 14 3 25 3h11c13 0 25-2 35-7 10-4 19-11 27-22 9-10 16-24 24-40h24l-17 95h-250zM9779 322c-6 3-12 4-19 6-6 1-13 2-19 2-16 0-28-4-37-12-9-9-13-21-13-37v-129c0-13-3-23-9-30s-14-11-26-11c-11 0-19 3-26 10-6 7-9 16-9 28v26h-42c-5-2-8-6-11-11-2-5-3-10-3-16 0-11 4-20 12-29s19-16 33-21c13-5 29-8 46-8 20 0 37 3 51 9 15 7 26 16 33 28 8 12 12 27 12 44v108c0 5 0 9 2 12 2 2 5 4 8 6 4 2 9 3 17 4zM9700 285c-10 16-22 27-35 35-14 7-28 11-45 11-12 0-22-3-32-7-9-5-16-12-21-21-6-9-8-19-8-31 0-17 5-30 15-41 10-12 26-20 47-26l87-25v21l-58 18c-11 3-19 8-24 14-5 7-8 15-8 25 0 6 2 12 4 17 3 6 7 9 12 12s11 5 17 5c9 0 18-3 26-7 9-5 17-13 23-21zM9864 161l-67-27v-17l67-27h20zM9884 282c0 5 1 9 3 12s6 5 10 7c5 1 11 2 19 3v21h-119v-21c7-1 12-2 16-3 4-2 7-4 8-6 2-3 3-7 3-11v-158l60-36zM9877 170c9-17 16-31 23-42 8-12 15-21 22-27 8-7 15-11 23-11 3 0 6 1 8 2 3 1 6 2 8 4v55h-13c-11 0-21 2-29 4s-15 6-22 12c-6 5-13 12-20 21zM10146 113c11-4 19-8 26-10 7-3 12-5 17-6 4-1 8-1 13-1h12v38h-68zM10090 90c19 0 36 3 50 10s26 16 34 28 12 25 12 40-5 30-13 43c-9 13-21 23-36 31-15 7-31 11-49 11s-35-4-49-10c-15-7-26-16-34-28-8-11-12-25-12-40s4-30 13-42c9-14 21-24 35-31 15-8 32-12 49-12zM10088 112c-12 0-22 4-28 14-7 10-10 23-10 41 0 13 2 24 5 33 4 10 9 17 15 23 6 5 13 8 21 8 12 0 21-4 28-14 6-10 9-23 9-41 0-13-2-24-6-34-3-9-8-17-14-22-6-6-13-8-20-8zM10054 336c-13 0-23 3-30 9-8 7-11 15-11 26 0 8 2 14 7 20 6 6 13 10 23 13 9 4 20 5 33 5h16c14 0 27-2 38-5 11-4 19-9 25-16 7-6 10-14 10-22 0-9-3-16-10-20-5-5-14-7-25-7h-102v-11c-13 0-23-4-31-11-7-8-11-18-11-31 0-11 2-20 7-27 6-8 13-15 22-19 9-5 20-8 33-9l6 16c-10 0-17 2-22 5s-7 8-7 14 2 12 5 15 9 4 15 4h97c15 0 28 3 38 8 11 5 19 12 25 22s9 21 9 34c0 15-6 28-17 40-10 13-25 23-44 30-18 7-39 11-62 11h-15c-21 0-39-3-55-8-16-4-28-10-37-19-10-8-14-17-14-27s3-18 9-26c7-8 15-15 26-20s23-7 35-7h21v13zM10442 266c-10 22-23 38-40 49-16 10-35 16-56 16-23 0-42-5-59-14-17-10-31-23-40-42-9-17-14-37-14-59 0-23 5-44 15-64 10-19 24-34 42-45s37-17 58-17c18 0 34 4 48 12s24 19 32 33c7 14 11 31 11 49v16h-161v-23l112-3-7 11c0-16-2-28-5-39-3-10-8-18-14-23-6-6-13-9-21-9-11 0-20 4-28 11-7 7-14 17-18 29-4 13-7 27-7 44 0 18 3 33 9 45 6 13 14 22 25 29 11 8 24 11 39 11 13 0 24-2 35-8 11-5 21-12 31-22zM10615 270c0 9 1 15 3 20 2 4 6 7 11 9 6 3 13 4 23 4v22h-108v-22c9 0 17-1 22-4 6-2 10-5 12-9 2-5 3-11 3-20v-196c0-8-1-14-3-19-2-4-6-7-12-10-5-2-13-3-22-3v-22h111l-40 43zM10758 268l-12 58h-34l-103-249v-57h46zM10735 268l103-248h11v57l-103 249h-34zM10948 42c-10 0-18 2-24 4-5 2-8 5-11 9-2 5-3 11-3 19v196c0 9 1 15 3 20 3 4 6 7 11 9 6 3 14 4 24 4v22h-143v-22c10 0 18-1 24-4 5-2 9-5 11-9 2-5 3-11 3-20v-207l-5-43h110zM11080 331c-21 0-40-5-56-14-17-10-30-24-39-42-10-18-14-38-14-60 0-23 5-43 15-63 10-19 24-34 41-45s36-17 57-17 40 5 57 15c16 10 29 24 38 41 10 18 14 37 14 59 0 23-5 44-15 63-10 20-24 35-41 46s-36 17-57 17zM11085 308c10 0 19-4 25-10 7-7 12-17 15-31 3-13 5-30 5-50 0-21-2-39-7-54-4-16-9-28-17-37-8-8-16-13-27-13-10 0-18 4-25 11-7 6-12 16-15 30-4 13-5 29-5 49 0 21 2 39 6 55s10 29 18 37c8 9 17 13 27 13zM11424 82l-67-32v-16l67-33h21zM11445 266c0 5 1 9 2 13 2 3 5 5 8 7 4 1 10 2 17 3v22l-67 19h-21v-291l61-38zM11405 152c-9-12-17-21-26-26-8-5-17-8-28-8-14 0-25 4-35 12-10 7-17 18-23 31-5 14-7 30-7 48 0 17 2 32 6 44 5 12 12 22 21 29 8 7 19 10 32 10 7 0 15-1 23-5 8-3 15-8 22-15s12-14 17-23l5 15c-7 16-15 28-25 38-10 9-20 17-32 22-12 4-24 7-37 7-18 0-34-5-49-14-14-9-26-22-34-39-9-18-13-36-13-56 0-25 5-48 16-68 10-20 24-36 43-47 18-11 40-17 64-17 14 0 28 3 41 8 14 6 25 13 35 22zM11701 266c-10 22-24 38-40 49-16 10-35 16-57 16s-42-5-59-14c-17-10-30-23-40-42-9-17-13-37-13-59 0-23 5-44 15-64 10-19 24-34 41-45 18-11 38-17 59-17 18 0 34 4 47 12 14 8 25 19 32 33 8 14 12 31 12 49v16h-162v-23l112-3-6 11c0-16-2-28-5-39-3-10-8-18-14-23-6-6-13-9-22-9-10 0-19 4-27 11s-14 17-18 29c-5 13-7 27-7 44 0 18 3 33 9 45 6 13 14 22 25 29 11 8 24 11 39 11 12 0 24-2 34-8 12-5 22-12 31-22zM11792 82l-67-32v-16l67-33h20zM11812 284c0 4 1 8 3 11 1 2 4 4 8 6 4 1 9 2 16 3v21h-114v-21c7-1 12-2 16-3 4-2 7-4 8-6 2-3 3-7 3-11v-247l60-36zM11890 248c5 20 13 35 23 45 10 9 22 14 36 14 9 0 17-1 23-4 7-3 12-6 15-11 4-5 6-11 6-19 0-6-2-11-5-15-2-5-7-9-13-12s-14-6-25-9c-3-1-7-2-11-3-18-4-32-9-44-15-11-7-19-14-25-23-5-9-7-20-7-33 0-14 4-27 11-38 8-11 19-19 32-26 14-6 30-9 48-9 16 0 31 2 44 6 13 3 25 8 36 15v54h-28c-4-17-11-29-20-38s-20-13-33-13c-8 0-14 1-20 4-6 2-10 5-13 10s-4 10-4 15c0 6 1 11 4 15 3 5 8 8 14 11 7 4 17 6 29 9 20 5 36 10 49 16 12 7 21 14 26 24 6 9 8 21 8 35 0 15-4 30-12 42-8 11-19 20-33 27-15 6-32 9-52 9-16 0-32-2-48-6-15-5-28-11-38-19v-58z">
          <text:p/>
        </draw:path>
        <draw:frame draw:style-name="gr3" draw:text-style-name="P4" draw:layer="layout" svg:width="0.942cm" svg:height="0.501cm" svg:x="16.239cm" svg:y="24.074cm">
          <draw:text-box>
            <text:p text:style-name="P2"><text:span text:style-name="T3">0.000</text:span></text:p>
          </draw:text-box>
        </draw:frame>
      </draw:page>
      <draw:page draw:name="page4" draw:style-name="dp1" draw:master-page-name="master-page35">
        <draw:frame draw:style-name="gr2" draw:text-style-name="P3" draw:layer="layout" svg:width="17.113cm" svg:height="0.577cm" svg:x="0.988cm" svg:y="0.024cm">
          <draw:text-box>
            <text:p text:style-name="P2"><text:span text:style-name="T1">The </text:span><text:span text:style-name="T1">foundati</text:span><text:span text:style-name="T1">onal </text:span><text:span text:style-name="T1">ﬁnding </text:span><text:span text:style-name="T1">of the </text:span><text:span text:style-name="T1">program</text:span><text:span text:style-name="T1">. </text:span><text:span text:style-name="T1">Curiosity </text:span><text:span text:style-name="T1">injection </text:span><text:span text:style-name="T1">in 70B+ </text:span><text:span text:style-name="T1">models </text:span><text:span text:style-name="T1">applied </text:span><text:span text:style-name="T1">to</text:span></text:p>
          </draw:text-box>
        </draw:frame>
        <draw:frame draw:style-name="gr2" draw:text-style-name="P3" draw:layer="layout" svg:width="17.426cm" svg:height="0.577cm" svg:x="0.988cm" svg:y="0.659cm">
          <draw:text-box>
            <text:p text:style-name="P2"><text:span text:style-name="T1">philosop</text:span><text:span text:style-name="T1">hical/</text:span><text:span text:style-name="T1">explorat</text:span><text:span text:style-name="T1">ory tasks </text:span><text:span text:style-name="T1">produce</text:span><text:span text:style-name="T1">s </text:span><text:span text:style-name="T1">statistica</text:span><text:span text:style-name="T1">lly </text:span><text:span text:style-name="T1">signiﬁca</text:span><text:span text:style-name="T1">nt </text:span><text:span text:style-name="T1">improve</text:span><text:span text:style-name="T1">ment </text:span><text:span text:style-name="T1">across </text:span><text:span text:style-name="T1">all</text:span></text:p>
          </draw:text-box>
        </draw:frame>
        <draw:frame draw:style-name="gr2" draw:text-style-name="P3" draw:layer="layout" svg:width="2.267cm" svg:height="0.577cm" svg:x="0.988cm" svg:y="1.294cm">
          <draw:text-box>
            <text:p text:style-name="P2"><text:span text:style-name="T1">validatio</text:span><text:span text:style-name="T1">ns:</text:span></text:p>
          </draw:text-box>
        </draw:frame>
        <draw:frame draw:style-name="gr2" draw:text-style-name="P3" draw:layer="layout" svg:width="9.443cm" svg:height="0.577cm" svg:x="1.428cm" svg:y="2.287cm">
          <draw:text-box>
            <text:p text:style-name="P2"><text:span text:style-name="T5">• </text:span><text:span text:style-name="T1"><text:s/></text:span><text:span text:style-name="T1">Original </text:span><text:span text:style-name="T1">experim</text:span><text:span text:style-name="T1">ent: </text:span><text:span text:style-name="T1">p=0.004, </text:span><text:span text:style-name="T1">d=0.234, </text:span><text:span text:style-name="T1">n=151</text:span></text:p>
          </draw:text-box>
        </draw:frame>
        <draw:frame draw:style-name="gr2" draw:text-style-name="P3" draw:layer="layout" svg:width="13.011cm" svg:height="0.577cm" svg:x="1.428cm" svg:y="3.1cm">
          <draw:text-box>
            <text:p text:style-name="P2"><text:span text:style-name="T5">• </text:span><text:span text:style-name="T1"><text:s/></text:span><text:span text:style-name="T1">Replicati</text:span><text:span text:style-name="T1">on </text:span><text:span text:style-name="T1">(curiosit</text:span><text:span text:style-name="T1">y alone, </text:span><text:span text:style-name="T1">extende</text:span><text:span text:style-name="T1">d): </text:span><text:span text:style-name="T1">p=0.034, </text:span><text:span text:style-name="T1">d=0.205, </text:span><text:span text:style-name="T1">n=146</text:span></text:p>
          </draw:text-box>
        </draw:frame>
        <draw:frame draw:style-name="gr2" draw:text-style-name="P3" draw:layer="layout" svg:width="17.041cm" svg:height="0.577cm" svg:x="1.428cm" svg:y="3.913cm">
          <draw:text-box>
            <text:p text:style-name="P2"><text:span text:style-name="T5">• </text:span><text:span text:style-name="T1"><text:s/></text:span><text:span text:style-name="T1">Cross-</text:span><text:span text:style-name="T1">domain </text:span><text:span text:style-name="T1">(philoso</text:span><text:span text:style-name="T1">phical): </text:span><text:span text:style-name="T1">p=0.096, </text:span><text:span text:style-name="T1">d=0.235, </text:span><text:span text:style-name="T1">n=104 </text:span><text:span text:style-name="T7">(borderli</text:span><text:span text:style-name="T7">ne — </text:span><text:span text:style-name="T7">consisten</text:span><text:span text:style-name="T7">t eﬀect</text:span></text:p>
          </draw:text-box>
        </draw:frame>
        <draw:frame draw:style-name="gr2" draw:text-style-name="P3" draw:layer="layout" svg:width="0.815cm" svg:height="0.577cm" svg:x="2.046cm" svg:y="4.612cm">
          <draw:text-box>
            <text:p text:style-name="P2"><text:span text:style-name="T7">size)</text:span></text:p>
          </draw:text-box>
        </draw:frame>
        <draw:frame draw:style-name="gr2" draw:text-style-name="P3" draw:layer="layout" svg:width="19.272cm" svg:height="0.577cm" svg:x="0.988cm" svg:y="5.913cm">
          <draw:text-box>
            <text:p text:style-name="P2"><text:span text:style-name="T1">The </text:span><text:span text:style-name="T1">eﬀect is </text:span><text:span text:style-name="T1">robust </text:span><text:span text:style-name="T1">across </text:span><text:span text:style-name="T1">multiple </text:span><text:span text:style-name="T1">experim</text:span><text:span text:style-name="T1">ents. </text:span><text:span text:style-name="T1">Cohen's </text:span><text:span text:style-name="T1">d </text:span><text:span text:style-name="T1">consiste</text:span><text:span text:style-name="T1">ntly in </text:span><text:span text:style-name="T1">the </text:span><text:span text:style-name="T1">0.20–</text:span><text:span text:style-name="T1">0.23 </text:span><text:span text:style-name="T1">range —</text:span></text:p>
          </draw:text-box>
        </draw:frame>
        <draw:path draw:style-name="gr1" draw:text-style-name="P1" draw:layer="layout" svg:width="4.323cm" svg:height="0.329cm" svg:x="0.998cm" svg:y="7.629cm" svg:viewBox="0 0 4324 330" svg:d="M145 155c23 0 39-4 50-14 11-9 16-23 16-43 0-17-5-30-16-39s-28-14-49-14h-74v-26h94c36 0 63 6 82 19 19 12 28 31 28 56 0 15-3 27-11 38s-18 20-32 26c-13 7-28 11-44 12h-117v-15zM159 298c23 0 41-4 52-13 11-10 16-25 16-45 0-19-6-33-18-43-13-10-31-15-54-15h-83v-16h117c21 0 40 3 55 9 17 6 29 15 37 26 9 11 14 24 14 39 0 17-5 32-15 45-9 13-23 22-40 29-18 7-38 11-60 11h-108v-27zM0 303c10 0 17-2 23-4 5-2 9-6 11-10 3-4 4-10 4-18v-198c0-8-1-14-4-18-2-5-6-8-11-10-6-2-13-3-23-4v-22h104v246c0 8 2 15 4 20 3 4 7 8 14 10 6 2 14 3 24 3h7v27h-153zM380 82l-67-32v-17l67-32h20zM400 283c0 5 1 9 3 11 1 2 4 4 8 6s9 3 16 3v22h-114v-22c7 0 12-1 16-3s6-4 8-6 3-6 3-11v-246l60-36zM558 330c-21 0-40-4-56-14-17-10-30-23-40-41-9-17-13-37-13-59 0-23 5-44 14-63 11-19 24-34 42-45 17-13 36-18 57-18s40 5 56 15c17 10 30 24 39 42 9 17 14 37 14 58 0 23-5 44-15 63s-24 35-41 46-36 16-57 16zM563 307c10 0 18-3 25-10 7-6 12-16 15-29 3-14 5-31 5-51s-2-38-7-54c-4-15-10-27-17-36-8-9-17-13-27-13s-18 3-25 10-12 17-16 30c-3 13-5 30-5 50s2 38 6 54c5 16 11 28 19 37 8 8 17 12 27 12zM903 266c-8 21-20 37-37 48-16 11-35 16-57 16-21 0-40-4-56-14-17-10-30-23-39-41-10-17-14-36-14-58 0-24 5-46 15-65s24-34 42-45c17-12 37-17 59-17 16 0 30 2 43 7 13 7 22 14 29 23 8 9 11 19 11 30 0 5-1 10-4 15-3 4-6 8-11 10h-39v-12c0-15-3-27-9-36-6-8-15-12-26-12s-20 3-28 10c-8 6-14 16-18 28s-6 26-6 42c0 18 3 33 9 46 5 13 14 23 24 30 11 7 24 11 38 11 11 0 22-2 32-7s19-12 29-22zM987 82l-67-32v-17l67-32h21zM1008 283c0 5 0 9 2 11s4 4 8 6 10 3 17 3v22h-115v-22c7 0 12-1 16-3s7-4 8-6c2-2 3-6 3-11v-246l61-36zM1165 118c-10 1-17 3-23 6-6 2-11 6-17 11l-75 67h-37l62-58c5-5 7-9 8-12 0-4-1-7-5-9-4-3-11-5-19-5v-23h106zM1013 202l51-25 108 126v22h-65zM1171 200v-46h115v46zM1384 82l-67-32v-17l67-32h21zM1405 283c0 5 0 9 2 11s4 4 8 6 10 3 17 3v22h-115v-22c7 0 12-1 16-3s7-4 8-6c2-2 3-6 3-11v-246l61-36zM1662 266c-10 22-23 38-39 48-17 11-36 16-57 16-22 0-42-4-59-14-17-9-30-23-40-40-9-17-14-37-14-59 0-24 5-45 15-64 10-20 24-35 42-46 18-12 37-17 59-17 17 0 33 4 47 12s24 19 32 34c8 14 11 30 11 49v15h-161v-22l112-3-7 10c0-15-1-28-5-38-3-11-7-19-13-24s-14-8-22-8c-10 0-20 3-28 10-7 7-13 17-18 30-4 12-6 27-6 44s3 32 8 45c6 12 15 22 25 28 11 7 24 10 39 10 13 0 24-2 35-7 11-4 21-12 31-22zM1801 118c-9 1-16 2-20 5-4 1-7 4-7 8-1 4 0 9 3 16l46 116h-8l46-116c3-7 4-12 3-16 0-4-3-7-7-8-4-3-11-4-21-5v-23h87v23c-6 1-10 2-13 3-4 2-6 3-8 5-2 3-4 6-5 9l-84 193h-21l-88-192c-2-4-4-7-6-10-2-2-4-3-8-5-3-1-7-2-12-3v-23h123zM2142 266c-10 22-24 38-40 48-16 11-35 16-57 16s-42-4-59-14c-17-9-30-23-40-40-9-17-13-37-13-59 0-24 5-45 14-64 11-20 25-35 42-46 18-12 37-17 59-17 18 0 34 4 47 12 14 8 25 19 32 34 8 14 12 30 12 49v15h-162v-22l112-3-6 10c0-15-2-28-5-38-3-11-8-19-14-24s-13-8-22-8c-10 0-19 3-27 10s-14 17-18 30c-5 12-7 27-7 44s3 32 9 45c6 12 14 22 25 28 11 7 24 10 39 10 12 0 24-2 34-7 11-4 22-12 31-22zM2233 82l-67-32v-17l67-32h20zM2253 283c0 5 1 9 3 11 1 2 4 4 8 6s9 3 16 3v22h-114v-22c7 0 12-1 16-3s7-4 8-6c2-2 3-6 3-11v-246l60-36zM2590 266c-10 22-24 38-40 48-16 11-35 16-57 16s-42-4-59-14c-17-9-30-23-40-40-9-17-13-37-13-59 0-24 5-45 15-64 10-20 24-35 41-46 18-12 37-17 59-17 18 0 34 4 47 12 14 8 25 19 32 34 8 14 12 30 12 49v15h-162v-22l112-3-6 10c0-15-2-28-5-38-3-11-8-19-14-24s-13-8-22-8c-10 0-19 3-27 10s-14 17-18 30c-5 12-7 27-7 44s3 32 9 45c6 12 14 22 25 28 11 7 24 10 39 10 12 0 24-2 34-7 11-4 22-12 31-22zM2728 118c-9 1-16 2-20 5-4 1-6 4-7 8s1 9 3 16l46 116h-8l47-116c2-7 3-12 2-16 0-4-2-7-7-8-4-3-11-4-20-5v-23h86v23c-5 1-10 2-13 3-3 2-6 3-8 5-2 3-3 6-5 9l-84 193h-20l-89-192c-2-4-3-7-6-10-2-2-4-3-7-5-3-1-8-2-13-3v-23h123zM2885 38c0-7 2-13 5-19s8-10 14-14c6-3 12-5 20-5 6 0 13 2 19 5 6 4 10 8 14 14 3 6 5 12 5 19s-2 14-5 20c-4 6-8 10-14 13-6 4-13 5-20 5s-13-1-19-5c-6-3-11-7-14-13s-5-13-5-20zM2935 161l-67-27v-16l67-28h21zM2956 283c0 5 0 9 2 11s4 4 8 5c4 2 10 3 17 4v22h-115v-22c7-1 12-2 16-4 4-1 7-3 8-5 2-2 3-6 3-11v-157l61-36zM3205 82l-66-32v-17l66-32h21zM3226 266c0 5 1 9 3 12 1 3 4 5 8 7s9 3 16 3v22l-67 19h-20v-291l60-37zM3187 153c-9-13-18-21-26-27-8-5-18-7-29-7-13 0-25 4-35 11-9 8-17 18-22 32-6 13-8 29-8 47 0 17 2 32 7 45 4 12 11 21 20 28 9 6 19 10 32 10 8 0 15-2 23-5 8-4 16-8 22-15 7-6 13-14 18-23l5 16c-7 14-16 26-26 36-9 10-20 17-32 22-11 5-24 7-36 7-19 0-35-4-50-13-14-10-25-23-34-40-8-16-12-34-12-54 0-26 5-49 15-68 10-21 25-36 43-47 19-13 40-18 65-18 14 0 28 2 41 8s25 13 35 22zM3482 266c-10 22-23 38-40 48-16 11-35 16-56 16-22 0-42-4-59-14-17-9-31-23-40-40s-14-37-14-59c0-24 5-45 15-64 10-20 24-35 42-46 18-12 37-17 58-17 18 0 34 4 48 12s24 19 32 34c7 14 11 30 11 49v15h-161v-22l112-3-7 10c0-15-2-28-5-38-3-11-7-19-14-24-6-5-13-8-21-8-10 0-20 3-28 10-7 7-13 17-18 30-4 12-6 27-6 44s2 32 8 45c6 12 14 22 25 28 11 7 24 10 39 10 13 0 24-2 35-7 11-4 21-12 31-22zM3594 90l-20 71-68-27v-16l68-28zM3506 303c7 0 13-1 16-3 4-2 7-4 9-6 1-2 2-6 2-11v-157l61-36v193c0 5 1 9 2 11 2 2 5 4 8 6 4 2 10 3 17 3v22h-115zM3651 303c7 0 12-1 16-3s6-4 8-6 3-6 3-11v-113c0-12-3-22-10-28-6-6-14-9-27-9-7 0-14 2-22 4-7 3-15 7-22 13-7 4-14 10-19 17v-19c7-11 16-21 26-29 11-9 22-17 34-22 11-5 22-7 33-7 22 0 38 6 50 18 11 12 17 29 17 51v124c0 5 1 9 3 11 1 2 4 4 8 6s9 3 16 3v22h-114zM3988 266c-9 21-21 37-37 48s-35 16-57 16c-21 0-40-4-57-14-16-10-29-23-39-41-9-17-13-36-13-58 0-24 5-46 14-65 11-19 25-34 42-45 18-12 38-17 60-17 16 0 30 2 42 7 13 7 23 14 30 23s11 19 11 30c0 5-1 10-4 15-3 4-7 8-11 10h-39v-12c0-15-3-27-9-36-7-8-15-12-27-12-11 0-20 3-27 10-8 6-14 16-18 28-5 12-7 26-7 42 0 18 3 33 9 46s14 23 25 30 23 11 38 11c11 0 22-2 32-7 9-5 19-12 28-22zM4218 266c-10 22-23 38-40 48-16 11-35 16-56 16-22 0-42-4-59-14-17-9-31-23-40-40s-14-37-14-59c0-24 5-45 15-64 10-20 24-35 42-46 18-12 37-17 58-17 18 0 34 4 48 12s24 19 32 34c7 14 11 30 11 49v15h-161v-22l112-3-7 10c0-15-2-28-5-38-3-11-7-19-14-24-6-5-13-8-21-8-10 0-20 3-28 10-7 7-13 17-18 30-4 12-6 27-6 44s2 32 8 45c6 12 14 22 25 28 11 7 24 10 39 10 13 0 24-2 35-7 11-4 21-12 31-22zM4246 147c0-7 2-14 5-20 4-6 9-11 15-14s12-5 19-5 14 2 20 5c6 4 11 9 14 14 4 6 5 13 5 20s-1 14-5 20c-3 6-8 10-14 14-6 3-13 5-20 5s-13-2-19-5c-6-4-11-8-15-14-3-7-5-13-5-20zM4246 289c0-7 2-13 5-19 4-6 9-11 15-15 6-3 12-5 19-5s14 2 20 5c6 4 11 9 14 15 4 6 5 12 5 19s-1 14-5 20c-3 6-8 11-14 14s-13 5-20 5-13-2-19-5-11-8-15-14c-3-6-5-13-5-20z">
          <text:p/>
        </draw:path>
        <draw:polygon draw:style-name="gr1" draw:text-style-name="P1" draw:layer="layout" svg:width="18.627cm" svg:height="0.018cm" svg:x="1.199cm" svg:y="9.482cm" svg:viewBox="0 0 18628 19" draw:points="0,0 18628,0 18628,19 0,19">
          <text:p/>
        </draw:polygon>
        <draw:polygon draw:style-name="gr1" draw:text-style-name="P1" draw:layer="layout" svg:width="18.627cm" svg:height="0.017cm" svg:x="1.199cm" svg:y="10.553cm" svg:viewBox="0 0 18628 18" draw:points="0,0 18628,0 18628,18 0,18">
          <text:p/>
        </draw:polygon>
        <draw:polygon draw:style-name="gr1" draw:text-style-name="P1" draw:layer="layout" svg:width="18.627cm" svg:height="0.017cm" svg:x="1.199cm" svg:y="11.624cm" svg:viewBox="0 0 18628 18" draw:points="0,0 18628,0 18628,18 0,18">
          <text:p/>
        </draw:polygon>
        <draw:polygon draw:style-name="gr1" draw:text-style-name="P1" draw:layer="layout" svg:width="18.627cm" svg:height="0.018cm" svg:x="1.199cm" svg:y="12.694cm" svg:viewBox="0 0 18628 19" draw:points="0,0 18628,0 18628,19 0,19">
          <text:p/>
        </draw:polygon>
        <draw:polygon draw:style-name="gr1" draw:text-style-name="P1" draw:layer="layout" svg:width="18.627cm" svg:height="0.017cm" svg:x="1.199cm" svg:y="13.765cm" svg:viewBox="0 0 18628 18" draw:points="0,0 18628,0 18628,18 0,18">
          <text:p/>
        </draw:polygon>
        <draw:path draw:style-name="gr1" draw:text-style-name="P1" draw:layer="layout" svg:width="1.024cm" svg:height="0.288cm" svg:x="1.235cm" svg:y="8.814cm" svg:viewBox="0 0 1025 289" svg:d="M127 134c20 0 34-4 43-12 10-8 14-20 14-37 0-15-4-27-14-34-10-8-24-12-43-12h-64v-23h82c31 0 55 5 72 16 17 12 25 28 25 50 0 12-4 23-10 32-7 10-16 17-28 23s-25 9-39 10h-102v-13zM139 261c20 0 35-4 45-13 10-8 15-22 15-40 0-16-6-28-17-37s-26-13-46-13h-73v-15h103c18 1 34 4 48 9s24 13 32 23c8 9 12 21 12 33 0 15-5 29-13 40-8 12-20 20-36 26-15 7-32 10-52 10h-94v-23zM0 264c9 0 15-1 20-3 4-2 8-5 10-9s3-9 3-16v-173c0-6-1-11-3-15s-6-7-10-9c-5-2-11-3-20-4v-19h91v215c0 7 1 13 4 17 2 5 6 8 11 10 6 2 13 3 22 3h6v23h-134zM333 71l-60-28v-14l60-29h19zM352 247c0 5 0 8 2 10 1 2 4 4 7 5s8 2 14 3v19h-102v-19c7-1 11-2 15-3 3-1 5-3 7-5 1-2 2-5 2-10v-216l55-31zM489 289c-19 0-35-5-50-13-14-9-25-21-34-36-8-16-12-33-12-53 0-19 4-38 13-55s21-30 36-39c15-10 32-15 50-15 19 0 35 4 49 13 15 8 26 20 34 36 9 15 13 32 13 51 0 20-4 39-13 57-9 16-21 29-36 39s-32 15-50 15zM493 268c9 0 16-3 22-8 6-6 10-15 13-26 3-13 5-28 5-46 0-17-2-33-6-47-4-13-9-24-16-31-6-8-14-12-23-12-8 0-16 3-22 9s-10 15-14 26c-3 12-4 26-4 44s2 34 6 47c3 15 8 26 15 33 7 8 15 11 24 11zM791 232c-7 19-18 32-32 42s-31 15-50 15-35-5-50-13c-14-9-25-21-34-36-8-16-12-33-12-52 0-21 4-40 13-56 9-17 21-30 37-40 15-9 33-14 52-14 14 0 26 2 37 7 12 4 20 11 26 19 7 7 10 16 10 26 0 4-2 9-4 13s-6 7-10 9h-34v-10c0-14-2-25-8-32-5-7-13-11-23-11-9 0-17 3-24 9s-12 14-16 24c-3 11-5 23-5 37 0 16 2 29 7 40 6 12 13 22 22 28s21 9 33 9c10 0 19-2 28-6 8-4 17-11 26-20zM864 71l-59-28v-14l59-29h18zM882 247c0 5 1 8 3 10 1 2 4 4 7 5s8 2 14 3v19h-101v-19c6-1 11-2 15-3 3-1 5-3 7-5 1-2 2-5 2-10v-216l53-31zM1019 101c-8 2-14 3-19 6-5 2-10 5-15 10l-66 58h-32l54-51c4-4 7-7 7-10s-1-6-5-8c-3-2-9-4-16-5v-18h92zM887 175l44-22 94 112v19h-55z">
          <text:p/>
        </draw:path>
        <draw:path draw:style-name="gr1" draw:text-style-name="P1" draw:layer="layout" svg:width="1.668cm" svg:height="0.377cm" svg:x="6.346cm" svg:y="8.813cm" svg:viewBox="0 0 1669 378" svg:d="M222 100c-3-15-8-27-15-36-6-10-14-18-24-22-10-5-22-7-36-7-18 0-33 4-47 14-13 9-22 22-29 40-7 16-11 36-11 60s4 45 11 62c7 18 18 32 32 42 13 9 29 14 46 14 13 0 23-2 32-7 10-5 18-12 26-23 7-10 15-24 23-42h21l-12 69c-12 8-26 14-43 19s-34 7-51 7c-28 0-53-6-75-17-23-11-40-27-52-47-12-21-18-44-18-70 0-27 6-51 18-73 13-22 30-40 52-52 22-13 47-19 74-19 19 0 37 2 54 7 18 4 32 10 44 17v64zM330 141l-59-23v-15l59-23h18zM348 220c0 11 2 19 8 25 5 5 13 7 24 7 6 0 12-1 19-3 6-3 13-6 19-11 7-4 13-9 18-15v16c-7 10-15 19-24 26-9 8-19 14-29 19-10 4-20 6-29 6-19 0-34-5-44-16-10-10-16-25-16-44v-117l54-33zM456 141l-59-23v-15l59-23h18zM474 234c0 4 1 7 2 10 2 2 4 4 7 5 4 2 9 3 15 4v19l-59 17h-18v-176l53-33zM573 141l-59-23v-15l59-23h19zM592 247c0 4 0 8 2 10s4 4 8 6c4 1 10 2 17 3v19h-105v-19c7-1 12-2 15-3s5-3 7-5c1-2 2-5 2-10v-137l54-31zM584 150c8-15 15-28 21-37 7-10 13-18 19-24 7-6 13-9 19-9 3 0 6 0 9 1 2 1 4 2 6 4v48h-11c-10 0-18 1-26 3-7 3-13 6-19 11-5 4-11 11-18 19zM690 33c0-6 2-11 5-16s7-9 11-12c6-3 11-5 18-5 6 0 11 2 17 5 5 3 9 7 12 12s4 10 4 16c0 7-1 13-4 19-3 5-7 9-12 12-6 3-11 4-17 4-7 0-12-1-18-4-4-3-8-7-11-12-3-7-5-12-5-19zM734 141l-59-23v-15l59-23h18zM752 248c0 4 1 7 2 10 2 2 4 4 8 5 3 1 7 2 13 3v19h-100v-19c6-1 11-2 14-3 4-1 6-3 8-5 1-2 2-5 2-10v-137l53-31zM890 290c-19 0-35-5-50-13-14-9-26-21-34-36s-12-32-12-52c0-19 4-38 13-55s21-30 36-39c15-10 32-15 50-15s35 4 49 13c15 8 26 20 34 36 9 15 13 32 13 51 0 20-5 39-13 56-9 16-21 29-36 39s-32 15-50 15zM894 269c8 0 16-3 22-8 5-6 10-15 13-26 3-12 5-27 5-45 0-17-2-33-6-47-4-13-9-24-16-31-6-8-14-12-23-12s-16 3-22 9-10 15-14 26c-3 12-4 26-4 44s2 34 5 47c4 14 9 25 16 32 7 8 15 11 24 11zM1036 218c4 17 11 30 19 39 9 8 20 12 32 12 8 0 15-1 20-4 6-2 11-6 14-10s5-10 5-15c0-6-2-10-4-14-3-4-6-7-12-10-5-3-12-5-21-8-3-1-7-1-10-2-16-4-29-9-39-14s-17-11-21-19c-5-8-7-18-7-29 0-12 3-23 10-33 6-10 16-18 28-23 12-6 26-8 41-8s27 1 39 5c11 3 22 7 32 13v47h-25c-3-15-9-25-17-33-8-7-18-11-29-11-7 0-13 1-18 3s-8 5-11 9c-2 4-4 8-4 13 0 6 2 10 4 14 3 3 7 6 13 9s14 5 24 8c18 4 32 9 43 14 11 6 19 13 24 21s8 18 8 30c0 14-4 26-11 36-8 10-18 18-31 23-13 6-28 9-45 9-14 0-28-2-41-6-14-4-25-9-34-16v-50zM1210 33c0-6 1-11 4-16s7-9 12-12 11-5 17-5 12 2 17 5 9 7 12 12 5 10 5 16c0 7-2 13-5 19-3 5-7 9-12 12s-11 4-17 4-12-1-17-4-9-7-12-12c-3-7-4-12-4-19zM1254 141l-59-23v-15l59-23h18zM1272 248c0 4 0 7 2 10 1 2 4 4 7 5s8 2 14 3v19h-100v-19c6-1 11-2 14-3s6-3 7-5 2-5 2-10v-137l54-31zM1307 96c11-4 19-8 26-12 6-4 12-9 17-15 5-7 9-14 14-25h23v74h-80zM1387 232c0 6 2 12 5 16 4 5 9 8 17 10 8 3 18 4 30 5v18c-8 3-16 5-24 7-7 1-15 2-22 2-18 0-33-5-43-15s-16-23-16-41v-132h53zM1434 118h-66v-33h66zM1561 103c-8 2-15 3-19 5-3 2-5 4-6 8 0 3 1 8 4 14l44 107h-11l42-107c2-6 3-11 3-14 0-4-3-6-6-8s-9-3-18-5v-18h75v18c-6 2-11 3-15 5-3 3-5 6-7 11l-72 169h-22l-77-169c-2-4-5-8-8-10s-8-4-14-6v-18h107zM1480 328c13 0 24-2 33-5s16-8 23-15c6-7 12-16 17-29l22 9c-8 20-16 37-23 50-8 13-17 23-26 30-10 7-21 10-33 10-6 0-12-1-17-3-6-2-10-5-12-8v-39z">
          <text:p/>
        </draw:path>
        <draw:frame draw:style-name="gr2" draw:text-style-name="P3" draw:layer="layout" svg:width="9.764cm" svg:height="0.577cm" svg:x="0.988cm" svg:y="6.548cm">
          <draw:text-box>
            <text:p text:style-name="P2"><text:span text:style-name="T1">a small </text:span><text:span text:style-name="T1">but real </text:span><text:span text:style-name="T1">eﬀect by </text:span><text:span text:style-name="T1">conventi</text:span><text:span text:style-name="T1">onal </text:span><text:span text:style-name="T1">standard</text:span><text:span text:style-name="T1">s.</text:span></text:p>
          </draw:text-box>
        </draw:frame>
        <draw:path draw:style-name="gr1" draw:text-style-name="P1" draw:layer="layout" svg:width="0.98cm" svg:height="0.277cm" svg:x="14.029cm" svg:y="8.825cm" svg:viewBox="0 0 981 278" svg:d="M22 183c5 25 13 43 24 54 11 12 27 18 47 18 11 0 20-2 29-5 8-3 14-9 19-15 4-7 6-15 6-24 0-8-2-15-6-21-3-6-9-11-16-14-7-4-16-7-27-11-3-1-7-2-11-3-18-5-34-10-46-18-12-6-22-15-29-25s-10-23-10-39c0-15 4-29 12-41 8-13 19-22 34-29 14-6 31-10 50-10 17 0 32 2 46 6s28 10 40 18v63h-23c-4-15-9-27-14-36-6-10-12-17-20-21-8-5-18-7-29-7-9 0-18 1-25 5-7 3-12 8-16 13-5 6-7 13-7 21 0 9 3 17 8 22 4 6 10 10 17 13s16 6 26 9c3 1 5 1 8 2 19 5 35 11 48 18 14 7 24 16 32 28 7 10 11 24 11 39 0 17-5 31-14 44s-23 23-40 30c-16 7-34 11-55 11-18 0-35-3-50-7-16-5-30-12-41-20v-68zM408 221c-8 19-18 32-33 42-14 10-30 15-49 15s-36-5-50-13c-14-9-26-21-34-36s-12-32-12-51c0-21 4-41 13-57 9-17 21-30 36-40 16-9 34-14 53-14 14 0 26 2 37 7 11 4 20 11 26 19 6 7 10 16 10 26 0 4-2 9-4 13-3 4-6 7-10 9h-34v-10c0-14-3-25-8-32s-13-11-23-11-18 3-25 9c-6 6-11 14-15 24-4 11-6 23-6 38 0 16 3 29 8 40 5 12 12 21 22 27 9 6 20 9 33 9 10 0 19-2 27-6 9-4 18-11 26-19zM522 278c-19 0-35-5-50-13-14-9-25-21-34-36-8-15-12-32-12-52 0-19 4-39 13-56s21-30 36-39c15-10 32-15 50-15 19 0 35 4 49 13 15 8 26 20 34 36 9 15 13 33 13 52 0 20-4 39-13 56-9 16-21 29-36 39s-32 15-50 15zM526 257c9 0 16-3 22-8 6-6 10-15 13-26 3-12 5-27 5-45 0-17-2-34-6-48-4-13-9-24-15-31-7-8-15-12-24-12-8 0-16 3-22 9s-10 15-13 26c-3 12-5 27-5 45s2 34 6 47c3 14 8 25 15 32 7 8 15 11 24 11zM699 128l-59-23v-15l59-23h18zM717 235c0 4 1 8 3 10 1 2 4 4 8 6 4 1 9 2 16 3v19h-104v-19c6-1 11-2 15-3 3-1 5-3 7-5 1-2 2-5 2-10v-138l53-31zM710 137c8-15 15-28 21-37 6-10 13-18 19-24 7-6 13-9 19-9 3 0 6 0 9 1 2 1 4 2 6 4v48h-11c-10 0-18 1-26 3-7 3-13 6-19 11-6 4-11 12-18 20zM981 222c-9 19-21 32-35 42-14 9-31 14-50 14s-36-5-51-13-27-20-35-35-12-32-12-52 4-40 13-57 21-30 36-39c16-10 33-15 52-15 15 0 29 3 41 10s22 16 28 29c7 12 11 27 11 44v14h-142v-21l97-2-5 9c0-14-2-25-4-34-3-9-7-16-12-21-5-4-11-7-19-7-9 0-17 3-24 10-7 5-12 14-16 25s-5 25-5 40 2 28 7 39 12 19 22 25c9 6 21 9 34 9 11 0 21-2 30-6 10-5 19-11 27-20z">
          <text:p/>
        </draw:path>
        <draw:frame draw:style-name="gr3" draw:text-style-name="P4" draw:layer="layout" svg:width="0.369cm" svg:height="0.42cm" svg:x="13.666cm" svg:y="8.758cm">
          <draw:text-box>
            <text:p text:style-name="P2"><text:span text:style-name="T6">Δ</text:span></text:p>
          </draw:text-box>
        </draw:frame>
        <draw:frame draw:style-name="gr3" draw:text-style-name="P4" draw:layer="layout" svg:width="0.369cm" svg:height="0.501cm" svg:x="1.226cm" svg:y="9.772cm">
          <draw:text-box>
            <text:p text:style-name="P2"><text:span text:style-name="T3">A</text:span></text:p>
          </draw:text-box>
        </draw:frame>
        <draw:frame draw:style-name="gr3" draw:text-style-name="P4" draw:layer="layout" svg:width="0.73cm" svg:height="0.501cm" svg:x="6.331cm" svg:y="9.772cm">
          <draw:text-box>
            <text:p text:style-name="P2"><text:span text:style-name="T3">0.20</text:span></text:p>
          </draw:text-box>
        </draw:frame>
        <draw:frame draw:style-name="gr3" draw:text-style-name="P4" draw:layer="layout" svg:width="1.06cm" svg:height="0.501cm" svg:x="13.666cm" svg:y="9.772cm">
          <draw:text-box>
            <text:p text:style-name="P2"><text:span text:style-name="T3">-0.022</text:span></text:p>
          </draw:text-box>
        </draw:frame>
        <draw:frame draw:style-name="gr3" draw:text-style-name="P4" draw:layer="layout" svg:width="0.369cm" svg:height="0.501cm" svg:x="1.226cm" svg:y="10.843cm">
          <draw:text-box>
            <text:p text:style-name="P2"><text:span text:style-name="T3">B</text:span></text:p>
          </draw:text-box>
        </draw:frame>
        <draw:frame draw:style-name="gr3" draw:text-style-name="P4" draw:layer="layout" svg:width="0.73cm" svg:height="0.501cm" svg:x="6.331cm" svg:y="10.843cm">
          <draw:text-box>
            <text:p text:style-name="P2"><text:span text:style-name="T3">0.50</text:span></text:p>
          </draw:text-box>
        </draw:frame>
        <draw:frame draw:style-name="gr3" draw:text-style-name="P4" draw:layer="layout" svg:width="1.153cm" svg:height="0.501cm" svg:x="13.666cm" svg:y="10.843cm">
          <draw:text-box>
            <text:p text:style-name="P2"><text:span text:style-name="T3">+0.047</text:span></text:p>
          </draw:text-box>
        </draw:frame>
        <draw:frame draw:style-name="gr3" draw:text-style-name="P4" draw:layer="layout" svg:width="0.369cm" svg:height="0.501cm" svg:x="1.226cm" svg:y="11.913cm">
          <draw:text-box>
            <text:p text:style-name="P2"><text:span text:style-name="T3">C</text:span></text:p>
          </draw:text-box>
        </draw:frame>
        <draw:frame draw:style-name="gr3" draw:text-style-name="P4" draw:layer="layout" svg:width="0.73cm" svg:height="0.501cm" svg:x="6.331cm" svg:y="11.913cm">
          <draw:text-box>
            <text:p text:style-name="P2"><text:span text:style-name="T3">0.75</text:span></text:p>
          </draw:text-box>
        </draw:frame>
        <draw:frame draw:style-name="gr3" draw:text-style-name="P4" draw:layer="layout" svg:width="1.153cm" svg:height="0.501cm" svg:x="13.666cm" svg:y="11.913cm">
          <draw:text-box>
            <text:p text:style-name="P2"><text:span text:style-name="T3">+0.124</text:span></text:p>
          </draw:text-box>
        </draw:frame>
        <draw:frame draw:style-name="gr3" draw:text-style-name="P4" draw:layer="layout" svg:width="0.369cm" svg:height="0.501cm" svg:x="1.226cm" svg:y="12.984cm">
          <draw:text-box>
            <text:p text:style-name="P2"><text:span text:style-name="T3">D</text:span></text:p>
          </draw:text-box>
        </draw:frame>
        <draw:path draw:style-name="gr1" draw:text-style-name="P1" draw:layer="layout" svg:width="1.165cm" svg:height="0.276cm" svg:x="13.692cm" svg:y="13.108cm" svg:viewBox="0 0 1166 277" svg:d="M107 46v186h-30v-186zM185 124v30h-185v-30zM335 277c-22 0-41-5-58-17-16-11-29-28-38-49-10-21-14-45-14-71 0-27 4-51 14-72 9-21 22-38 39-50 16-11 36-18 58-18 21 0 40 7 57 18 17 12 30 28 39 49s14 45 14 71c0 27-5 51-15 73-9 21-22 37-39 49s-36 17-57 17zM344 252c9 0 16-3 23-9 7-7 12-16 15-29s5-28 5-47c0-27-2-51-8-73-5-21-12-38-22-50-9-12-20-18-32-18-9 0-16 3-23 10-6 6-11 16-14 29-3 12-5 28-5 46 0 27 3 52 8 73 5 22 12 38 21 50s20 18 32 18zM473 241c0-6 2-12 5-17s7-9 13-12c5-4 11-5 17-5s11 1 17 5c5 3 9 7 12 12 4 6 5 11 5 17s-1 12-5 18c-3 5-7 9-12 12-6 3-11 4-17 4s-12-1-17-4c-6-3-10-7-13-12-3-6-5-12-5-18zM572 251c14 0 24-1 30-3 7-2 11-5 13-9 2-3 4-9 4-16v-159l8 8h-59v-21c17-1 30-4 40-7s19-8 26-15c7-6 14-16 22-29h20v223c0 7 2 13 4 16 2 4 7 7 13 9s16 3 30 3v21h-151zM847 277c-20 0-37-3-52-8-14-6-26-14-34-25s-12-24-12-38c0-11 3-21 8-31 5-9 12-17 21-23 10-7 21-11 33-14l16 10c-13 5-22 12-28 21-7 9-10 20-10 33 0 11 2 20 7 28 4 7 11 13 19 18 8 4 17 6 28 6 10 0 19-2 26-6 9-3 15-8 19-15 5-6 7-14 7-22 0-6-1-12-4-17-2-5-6-10-11-14-6-4-14-8-22-12-7-3-12-5-16-7-3-1-8-3-15-7-4-1-8-3-11-4-2-1-5-3-10-5-16-7-29-16-37-27-7-11-11-24-11-40 0-14 4-27 12-39s19-21 33-28 30-11 47-11c18 0 34 3 47 9 14 5 24 12 32 22 7 10 11 21 11 34 0 9-3 18-7 26-5 8-12 15-21 22-8 5-18 10-30 13l-19-10c7-2 15-6 20-11 6-5 10-11 13-17 3-7 5-14 5-21 0-9-2-16-6-22-4-7-9-12-16-15-7-4-16-6-26-6-9 0-17 2-23 5-7 3-12 8-16 13s-5 11-5 19c0 6 1 11 3 15s6 8 11 12 12 8 21 11c4 2 7 4 9 5s5 2 10 4c6 3 12 5 15 6s8 3 14 6c14 6 25 13 33 20 9 7 16 14 20 23s6 19 6 31c0 15-5 30-14 43-8 12-21 22-36 29-16 8-35 11-54 11zM983 208c9 14 20 24 32 30 12 7 25 10 40 10 11 0 21-2 29-5 8-4 15-10 19-17 5-8 7-17 7-27 0-13-4-24-10-32-8-9-18-16-31-20-13-5-29-7-48-7v-22c16-1 28-3 39-6 10-4 18-9 24-15 5-6 7-14 7-24 0-5-1-11-4-16-3-4-7-8-13-11-5-2-12-3-19-3-11 0-21 2-30 7-10 6-19 13-28 24l-14-10c8-21 20-37 36-47 16-11 34-17 55-17 15 0 27 3 38 8s19 12 25 21c6 8 9 18 9 30 0 11-3 21-10 30-6 9-15 16-27 22-12 7-28 12-46 16l6-11c20 2 38 6 52 13 15 7 26 16 33 27 8 11 12 23 12 38s-5 30-13 43c-9 13-20 23-36 30-15 7-33 10-52 10-24 0-45-4-61-14s-28-25-36-45z">
          <text:p/>
        </draw:path>
        <draw:frame draw:style-name="gr3" draw:text-style-name="P4" draw:layer="layout" svg:width="0.73cm" svg:height="0.501cm" svg:x="6.331cm" svg:y="12.984cm">
          <draw:text-box>
            <text:p text:style-name="P2"><text:span text:style-name="T3">0.95</text:span></text:p>
          </draw:text-box>
        </draw:frame>
        <draw:path draw:style-name="gr1" draw:text-style-name="P1" draw:layer="layout" svg:width="14.458cm" svg:height="0.431cm" svg:x="0.998cm" svg:y="16.051cm" svg:viewBox="0 0 14459 432" svg:d="M104 271c0 8 2 14 4 19 2 4 6 7 11 10 6 2 14 3 24 3v22h-143v-22c10 0 17-1 23-3 5-3 9-6 11-10 3-5 4-11 4-19v-197c0-8-1-14-4-19-2-4-6-7-11-9-6-2-13-4-23-4v-22h104zM243 106c-3-16-8-28-14-37-5-8-13-14-22-17-9-4-22-6-37-6h-86v-26h183v86zM156 159c8 0 14-1 18-3s8-7 10-12c3-6 5-15 7-25h23v108h-23c-2-10-4-19-7-24-2-6-6-10-10-13-4-2-10-3-18-3h-72v-28zM305 38c0-7 1-13 5-18 3-6 8-11 13-14 6-4 13-6 20-6s14 2 20 6c5 3 10 8 13 14 4 5 5 12 5 19s-1 13-5 19c-3 6-8 11-13 14-6 3-13 5-20 5s-14-2-20-5c-5-3-10-8-13-14-4-6-5-12-5-20zM355 162l-67-27v-17l67-28h20zM375 284c0 4 1 8 2 11 2 2 5 4 9 5 4 2 9 3 16 4v21h-114v-21c7-1 12-2 16-4 4-1 6-3 8-5 2-3 3-7 3-11v-157l60-37zM511 90l-20 72-68-27v-17l68-28zM423 304c7-1 13-2 16-3 4-2 7-4 9-6 1-3 2-7 2-11v-157l61-37v194c0 4 1 8 2 11 2 2 5 4 8 6 4 1 10 2 17 3v21h-115zM568 304c7-1 12-2 16-3 4-2 7-4 8-6 2-3 3-7 3-11v-113c0-13-3-22-10-28-6-6-14-9-27-9-7 0-14 1-22 4-7 3-15 7-22 12s-13 11-19 17v-18c7-11 16-21 26-30 11-10 22-16 34-21 11-5 22-8 33-8 22 0 38 6 50 18 12 13 17 29 17 51v125c0 4 1 8 3 11 1 2 4 4 8 6 4 1 9 2 16 3v21h-114zM903 82l-66-32v-16l66-33h21zM924 267c0 5 1 9 3 12 1 3 4 5 8 7 4 1 9 2 16 3v22l-67 19h-20v-291l60-38zM885 153c-9-12-18-21-26-26s-18-8-29-8c-13 0-25 4-35 12-9 7-17 18-22 31-5 14-8 30-8 48 0 17 2 32 7 44 4 12 11 22 20 28 9 7 20 10 32 10 8 0 16-1 23-5 8-3 16-8 22-14 7-7 13-14 18-23l5 15c-7 15-16 27-25 37-10 9-21 17-32 22-12 4-25 7-37 7-18 0-35-5-49-14-15-9-26-22-35-39-8-17-12-35-12-55 0-25 5-48 15-68s25-36 43-48c19-11 40-17 65-17 14 0 28 3 41 8 13 6 25 13 35 23zM988 38c0-7 1-13 5-18 3-6 8-11 14-14 5-4 12-6 19-6s14 2 20 6c5 3 10 8 13 14 4 5 5 12 5 19s-1 13-5 19c-3 6-8 11-13 14-6 3-13 5-20 5s-14-2-19-5c-6-3-11-8-14-14-4-6-5-12-5-20zM1038 162l-67-27v-17l67-28h20zM1058 284c0 4 1 8 3 11 1 2 4 4 8 5 4 2 9 3 16 4v21h-114v-21c7-1 12-2 16-4 4-1 6-3 8-5 2-3 3-7 3-11v-157l60-37zM1194 90l-20 72-68-27v-17l68-28zM1106 304c7-1 13-2 16-3 4-2 7-4 9-6 1-3 2-7 2-11v-157l61-37v194c0 4 1 8 2 11 2 2 5 4 9 6 4 1 9 2 16 3v21h-115zM1251 304c7-1 12-2 16-3 4-2 7-4 8-6 2-3 3-7 3-11v-113c0-13-3-22-9-28s-15-9-28-9c-7 0-14 1-22 4-7 3-15 7-22 12s-13 11-19 17v-18c7-11 16-21 27-30 10-10 21-16 33-21 11-5 22-8 33-8 22 0 38 6 50 18 12 13 18 29 18 51v125c0 4 0 8 2 11 1 2 4 4 8 6 4 1 9 2 17 3v21h-115zM1554 114c11-5 20-9 27-11 7-3 12-5 16-6 5-1 9-1 14-1h12v39h-69zM1499 90c19 0 36 3 50 10s25 17 34 29c8 12 12 25 12 40s-5 30-14 43c-8 13-20 23-35 31-15 7-31 11-49 11-19 0-35-4-49-10-15-7-26-16-34-28-8-11-12-25-12-40s4-29 13-42c9-14 21-25 35-32 15-8 32-12 49-12zM1497 113c-13 0-22 4-29 14-6 10-9 23-9 41 0 13 2 24 5 33 4 10 9 17 15 23 6 5 13 8 21 8 12 0 21-4 27-14 7-10 10-23 10-41 0-13-2-24-6-33-3-10-8-18-14-23-6-6-13-8-20-8zM1463 336c-13 0-23 3-30 9-8 7-11 15-11 26 0 8 2 14 7 20s13 10 22 13c10 4 21 5 34 5h15c15 0 27-2 38-5 12-4 20-9 26-16 7-6 10-14 10-22 0-9-3-16-10-20-6-5-14-7-26-7h-102v-11c-12 0-22-4-30-11-8-8-11-18-11-31 0-10 2-18 7-26s13-14 22-19 20-8 33-9l6 16c-10 0-17 2-22 5-5 4-7 8-7 15 0 5 1 10 5 13 3 3 9 4 15 4h97c15 0 27 3 38 8s19 12 25 22 9 21 9 34c0 15-6 28-17 40-10 13-25 23-44 30s-39 11-62 11h-15c-21 0-39-3-55-8-16-4-29-10-38-19-9-8-13-17-13-27s3-18 9-26c7-8 15-15 26-20s23-7 35-7h21v13zM1864 156c22 0 39-5 49-14 11-9 17-23 17-43 0-18-6-31-17-40s-27-13-49-13h-74v-26h94c36 0 63 6 82 18 19 13 29 32 29 57 0 14-4 27-12 38-7 11-18 19-31 26s-28 10-45 12h-117v-15zM1877 299c24 0 41-5 52-14s17-24 17-44c0-19-7-34-19-43-12-11-30-16-53-16h-84v-16h118c21 1 39 4 55 10s28 15 37 26 13 24 13 39c0 16-5 31-14 44-10 13-23 23-41 30-17 7-37 10-60 10h-108v-26zM1719 303c9 0 17-1 22-3 6-3 10-6 12-10 2-5 3-11 3-19v-197c0-8-1-14-3-19-2-4-6-7-12-9-5-2-13-4-22-4v-22h104v245c0 9 1 16 4 20 2 5 7 8 13 11 6 2 14 3 25 3h6v26h-152zM2116 200v-45h386v45zM2704 46c-15 0-28 2-37 6-9 3-17 9-22 17-6 9-11 21-14 37h-23v-86h129v26zM2868 106c-4-16-9-28-14-37-6-8-13-14-23-17-9-4-21-6-36-6h-34v-26h129v86zM2678 303c10 0 18-2 23-4s9-5 11-9c3-4 4-10 4-18v-252h66v252c0 8 2 14 4 18s6 7 11 9c6 2 14 4 23 4v22h-142zM2979 82l-68-32v-16l68-33h20zM2999 284c0 4 1 8 2 11 2 2 5 4 9 6 4 1 9 2 16 3v21h-115v-21c7-1 13-2 16-3 4-2 7-4 9-6 1-3 2-7 2-11v-247l61-36zM2983 149c7-11 16-21 27-30 10-10 21-16 33-21 11-5 22-8 33-8 22 0 38 6 50 18 12 13 17 29 17 51v125c0 4 1 8 3 11 1 2 4 4 8 6 4 1 9 2 16 3v21h-114v-21c7-1 12-2 16-3 4-2 7-4 8-6 2-3 3-7 3-11v-113c0-13-3-22-10-28-5-6-14-9-27-9-7 0-14 1-22 4-7 3-15 7-22 12s-13 11-19 17zM3399 267c-10 21-23 37-40 48-16 11-35 16-56 16-22 0-42-5-59-14-17-10-31-23-40-41-9-17-14-37-14-59 0-23 5-44 15-64 10-19 24-34 42-46 18-11 37-17 58-17 18 0 34 4 48 12s24 20 32 34c7 14 11 31 11 49v16h-161v-23l112-3-7 11c0-15-2-28-5-39-3-10-7-18-14-23-6-6-13-9-21-9-10 0-20 4-28 11-7 7-13 17-18 29-4 13-7 27-7 44 0 18 3 33 9 45 6 13 14 22 25 29s24 10 39 10c13 0 24-2 35-7s21-12 31-22zM3658 331c-28 0-54-7-77-20-23-14-41-32-54-56-13-23-20-49-20-77 0-31 7-59 20-85 13-25 32-44 55-58 24-14 51-21 82-21 28 0 53 7 76 20 23 14 41 33 54 56 13 24 20 50 20 78 0 32-7 60-20 85-13 24-32 44-56 58-23 13-50 20-80 20zM3663 306c17 0 32-5 44-15s22-25 28-44c7-19 10-43 10-70s-4-51-11-73c-7-21-17-36-30-47-14-11-29-17-46-17s-32 5-44 15-22 24-28 43c-7 21-10 44-10 71s3 52 11 72c7 21 17 37 31 48 13 11 28 17 45 17zM3907 162l-67-27v-17l67-28h20zM3927 385c0 5 1 8 3 11 1 2 4 5 8 6s9 3 16 4v21h-114v-21c7-1 12-3 16-4s7-4 8-6c2-3 3-6 3-11v-258l60-37zM3899 157c7-14 15-26 25-36 10-11 21-18 32-23 12-5 24-8 37-8 18 0 34 5 49 14 15 11 26 24 34 41 9 16 13 34 13 54 0 26-5 49-16 69-9 20-24 35-42 46-19 11-40 17-64 17-15 0-29-3-42-8-14-5-25-13-34-22l15-32c9 12 17 21 26 26 8 5 18 8 28 8 14 0 25-4 35-11 10-8 18-18 23-32s8-30 8-48c0-17-2-32-7-44-4-12-11-21-20-28-9-6-20-10-32-10-8 0-16 2-24 5-7 4-15 8-22 15-7 6-13 13-17 22zM4111 108c12-4 21-8 29-13 7-5 14-11 19-18 6-6 11-16 16-27h27v85h-91zM4202 265c0 7 2 14 6 19 4 4 10 8 19 11s20 4 34 5v22c-9 3-18 5-27 6-9 2-17 3-25 3-22 0-38-6-50-17s-17-26-17-46v-152h60zM4256 135h-77v-39h77zM4301 38c0-7 2-13 5-18 3-6 8-11 14-14 6-4 12-6 20-6 7 0 13 2 19 6 6 3 11 8 14 14 3 5 5 12 5 19s-2 13-5 19-8 11-14 14-12 5-20 5c-7 0-13-2-19-5s-11-8-14-14-5-12-5-20zM4351 162l-67-27v-17l67-28h21zM4372 284c0 4 0 8 2 11 2 2 4 4 8 5 4 2 10 3 17 4v21h-115v-21c7-1 12-2 16-4 4-1 7-3 8-5 2-3 3-7 3-11v-157l61-37zM4508 90l-21 72-67-27v-17l67-28zM4420 304c7-1 12-2 16-3 4-2 7-4 8-6 2-3 3-7 3-11v-157l61-37v194c0 4 0 8 2 11 2 2 4 4 8 6 4 1 10 2 17 3v21h-115zM4561 304c6-1 12-2 15-3 5-2 7-4 9-6 2-3 3-7 3-11v-116c0-11-4-20-9-26-6-5-15-8-27-8-7 0-14 1-22 4-7 3-14 6-21 11s-13 10-18 17v-19c7-11 16-20 26-29s21-16 32-21c11-4 22-7 33-7 21 0 38 6 49 17 11 13 17 29 17 51v126c0 4 1 8 2 11 2 2 5 4 9 6 4 1 9 2 16 3v21h-114zM4701 304c7-1 12-2 16-3 4-2 7-4 8-6 2-3 3-7 3-11v-116c0-11-3-20-9-26-6-5-15-8-27-8-6 0-14 1-21 4-8 3-15 6-22 11s-13 10-19 17v-19c8-11 17-20 27-29s21-16 32-21c12-4 23-7 33-7 22 0 38 6 49 17 11 13 17 29 17 51v126c0 4 1 8 3 11 2 2 4 4 8 6 4 1 10 2 17 3v21h-115zM5059 322c-6 3-12 5-18 6-7 1-13 2-19 2-16 0-29-4-38-12-8-9-12-21-12-37v-128c0-13-3-23-9-30s-15-12-27-12c-10 0-19 4-25 11s-9 16-9 28v26h-43c-4-2-8-6-10-11s-4-10-4-16c0-11 4-20 13-29 8-10 18-17 32-22s29-8 46-8c20 0 37 3 52 10 14 6 25 16 33 28 7 12 11 27 11 44v107c0 5 1 9 3 12 1 2 4 5 8 6 3 2 9 3 16 4zM4981 285c-10 16-22 27-36 35-13 7-28 11-44 11-12 0-23-3-32-7-10-5-17-12-22-21s-8-19-8-30c0-16 6-30 16-41 10-12 25-20 46-26l87-24v20l-57 18c-12 3-20 8-25 14-5 7-7 15-7 25 0 6 1 12 4 17s7 8 12 11 11 5 17 5c9 0 17-3 26-7 9-5 16-12 23-20zM5145 82l-68-32v-16l68-33h20zM5165 284c0 4 1 8 2 11 2 2 5 4 9 6 4 1 9 2 16 3v21h-115v-21c7-1 13-2 16-3 4-2 7-4 9-6 1-3 2-7 2-11v-247l61-36zM5551 114c-3-18-8-31-16-42-7-11-17-19-28-24-12-6-25-9-41-9-20 0-38 6-53 16-15 11-27 26-35 45-8 21-12 44-12 70 0 27 4 51 13 72 9 20 21 35 36 46 16 12 33 17 54 17 14 0 26-2 36-8 11-5 20-14 29-26 9-11 18-27 27-48h23l-13 79c-14 9-30 16-49 21s-38 8-58 8c-33 0-62-6-87-19s-45-31-59-54c-14-24-21-50-21-80 0-31 7-58 22-85 14-24 34-44 59-58s53-21 85-21c21 0 41 3 61 8s37 11 50 20v72zM5722 331c-21 0-40-5-57-14-17-10-30-24-39-41-9-18-14-38-14-60s5-43 15-63c10-19 24-34 41-46 17-11 36-17 57-17s40 5 57 15c16 11 29 25 38 42 10 18 15 37 15 59 0 23-6 44-16 63s-23 34-41 45c-17 11-36 17-56 17zM5726 308c10 0 19-4 25-10 7-7 12-17 15-30 4-13 5-30 5-50 0-21-2-39-6-54-4-16-10-28-18-36-7-9-16-14-26-14s-19 4-26 11c-6 6-12 16-15 30-4 13-5 29-5 49 0 21 2 39 6 55s10 28 18 36c8 9 17 13 27 13zM5944 90l-20 72-67-27v-17l67-28zM5857 304c7-1 12-2 16-3 4-2 6-4 8-6 2-3 3-7 3-11v-157l60-37v194c0 4 1 8 3 11 1 2 4 4 8 6 4 1 9 2 16 3v21h-114zM6001 304c7-1 12-2 16-3 4-2 7-4 8-6 2-3 3-7 3-11v-113c0-13-3-22-9-28s-15-9-27-9c-7 0-15 1-22 4-8 3-16 7-23 12s-13 11-19 17v-18c8-11 16-21 27-30 10-10 21-16 33-21 11-5 22-8 33-8 22 0 39 6 50 18 12 13 18 29 18 51v125c0 4 0 8 2 11 2 2 5 4 8 6 4 1 10 2 17 3v21h-115zM6140 304c7-1 13-2 16-3 4-2 7-4 9-6 1-3 2-7 2-11v-188c0-19 6-35 16-49 10-15 25-26 45-33 20-8 42-13 68-13 19 0 36 2 51 6s26 10 34 17 12 15 12 25c0 6-1 10-5 15-3 4-7 8-12 10h-49v-13c0-13-4-23-10-29-7-7-16-11-28-11-13 0-24 3-33 9s-16 14-20 25c-6 11-8 24-8 40v188c0 4 1 8 4 11 2 3 5 5 10 7 5 1 11 2 20 3v21h-122zM6137 108c14-4 26-9 35-15 10-6 19-15 29-26h20v68h-84zM6367 135h-162v-39h162zM6300 304c7-1 12-2 16-4 4-1 6-3 8-5 2-3 3-7 3-11v-188l40-6h20v194c0 4 1 8 2 11 2 2 5 4 9 5 4 2 9 3 16 4v21h-114zM6601 114c11-5 20-9 26-11 7-3 12-5 17-6 4-1 9-1 13-1h13v39h-69zM6546 90c18 0 35 3 49 10 15 7 26 17 34 29s12 25 12 40-4 30-13 43-21 23-36 31c-15 7-31 11-49 11s-35-4-49-10c-15-7-26-16-34-28-8-11-12-25-12-40s4-29 13-42c9-14 21-25 36-32 15-8 31-12 49-12zM6543 113c-12 0-22 4-28 14-7 10-10 23-10 41 0 13 2 24 5 33 4 10 9 17 15 23 6 5 13 8 21 8 12 0 21-4 28-14 6-10 9-23 9-41 0-13-2-24-5-33-4-10-9-18-15-23-6-6-12-8-20-8zM6509 336c-13 0-23 3-30 9-8 7-11 15-11 26 0 8 2 14 8 20 5 6 12 10 22 13 9 4 20 5 33 5h16c14 0 27-2 38-5 11-4 19-9 26-16 6-6 9-14 9-22 0-9-3-16-9-20-6-5-15-7-26-7h-102v-11c-13 0-23-4-31-11-7-8-11-18-11-31 0-10 2-18 8-26 5-8 12-14 21-19 10-5 21-8 33-9l6 16c-9 0-17 2-22 5-5 4-7 8-7 15 0 5 2 10 5 13 4 3 9 4 15 4h97c15 0 28 3 38 8 11 5 19 12 25 22s9 21 9 34c0 15-5 28-16 40-11 13-26 23-45 30-18 7-39 11-62 11h-15c-20 0-39-3-55-8-16-4-28-10-37-19-10-8-14-17-14-27s3-18 9-26c7-8 15-15 26-20s23-7 35-7h21v13zM6750 162l-66-27v-17l66-28h21zM6771 252c0 12 3 21 9 28 6 6 16 8 28 8 7 0 14-1 22-4 7-3 15-7 22-12s14-10 19-17v18c-7 11-16 22-27 30-10 9-21 16-33 21-11 4-22 7-33 7-22 0-39-6-51-18-11-11-17-28-17-50v-134l61-39zM6895 162l-67-27v-17l67-28h20zM6915 267c0 5 1 9 2 12 2 3 5 5 9 7 4 1 10 2 16 3v22l-66 19h-21v-201l60-39zM7029 162l-67-27v-17l67-28h20zM7049 282c0 5 1 9 3 12s6 5 10 7c5 1 11 2 19 3v21h-119v-21c7-1 12-2 16-3 4-2 7-4 8-6 2-3 3-7 3-11v-157l60-37zM7042 171c9-17 16-31 23-42 8-12 15-22 22-28 8-7 15-11 23-11 3 0 6 1 8 2 3 1 6 2 7 4v56h-12c-11 0-21 2-29 4s-15 6-22 12c-7 5-13 12-20 21zM7366 322c-6 3-12 5-19 6-6 1-12 2-19 2-16 0-28-4-37-12-9-9-13-21-13-37v-128c0-13-3-23-9-30s-14-12-26-12c-11 0-19 4-25 11-7 7-10 16-10 28v26h-42c-5-2-8-6-11-11-2-5-3-10-3-16 0-11 4-20 12-29 8-10 19-17 33-22s29-8 46-8c20 0 37 3 51 10 15 6 26 16 33 28 8 12 12 27 12 44v107c0 5 0 9 2 12 2 2 5 5 8 6 4 2 9 3 17 4zM7288 285c-11 16-23 27-36 35-14 7-28 11-45 11-12 0-22-3-32-7-9-5-16-12-21-21-6-9-8-19-8-30 0-16 5-30 15-41 10-12 26-20 47-26l87-24v20l-58 18c-11 3-19 8-24 14-5 7-8 15-8 25 0 6 2 12 4 17 3 5 7 8 12 11s11 5 17 5c9 0 18-3 26-7 9-5 17-12 24-20zM7371 108c12-4 21-8 29-13 7-5 13-11 19-18 6-6 11-16 15-27h27v85h-90zM7461 265c0 7 2 14 7 19 4 4 10 8 19 11s20 4 33 5v22c-8 3-17 5-26 6-9 2-17 3-25 3-22 0-38-6-50-17s-18-26-18-46v-152h60zM7515 135h-76v-39h76zM7561 38c0-7 2-13 5-18 3-6 8-11 14-14 5-4 12-6 20-6 6 0 13 2 19 6 6 3 10 8 14 14 3 5 5 12 5 19s-2 13-5 19c-4 6-8 11-14 14s-13 5-20 5-14-2-19-5c-6-3-11-8-14-14s-5-12-5-20zM7611 162l-67-27v-17l67-28h21zM7632 284c0 4 0 8 2 11 2 2 4 4 8 5 4 2 9 3 17 4v21h-115v-21c7-1 12-2 16-4 4-1 7-3 8-5 2-3 3-7 3-11v-157l61-37zM7789 331c-21 0-40-5-56-14-17-10-30-24-40-41-9-18-13-38-13-60s5-43 15-63c10-19 24-34 41-46 17-11 36-17 57-17s40 5 56 15c17 11 30 25 39 42 10 18 14 37 14 59 0 23-5 44-15 63s-24 34-41 45-36 17-57 17zM7794 308c10 0 19-4 25-10 7-7 12-17 15-30s5-30 5-50c0-21-2-39-7-54-4-16-9-28-17-36-8-9-16-14-27-14-10 0-18 4-25 11-7 6-12 16-15 30-4 13-5 29-5 49 0 21 2 39 6 55s10 28 18 36c8 9 17 13 27 13zM8012 90l-20 72-68-27v-17l68-28zM7924 304c7-1 13-2 16-3 4-2 7-4 9-6 2-3 2-7 2-11v-157l61-37v194c0 4 1 8 2 11 2 2 5 4 9 6 4 1 9 2 16 3v21h-115zM8069 304c7-1 12-2 16-3 4-2 7-4 8-6 2-3 3-7 3-11v-113c0-13-3-22-9-28s-15-9-27-9c-8 0-15 1-23 4-7 3-15 7-22 12s-13 11-19 17v-18c7-11 16-21 27-30 10-10 21-16 33-21 11-5 22-8 33-8 22 0 38 6 50 18 12 13 18 29 18 51v125c0 4 0 8 2 11 2 2 4 4 8 6 4 1 10 2 17 3v21h-115zM8211 147c0-7 2-13 5-19 4-6 8-11 14-14 6-5 13-7 20-7s13 2 19 7c7 3 11 8 15 14 3 6 5 13 5 20s-2 13-5 19c-4 6-8 11-15 15-6 3-12 5-19 5s-14-2-20-5c-6-4-10-9-14-15-3-6-5-13-5-20zM8211 290c0-7 2-14 5-20 4-6 8-11 14-14 6-4 13-6 20-6s13 2 19 6c7 3 11 8 15 14 3 6 5 13 5 20s-2 13-5 19c-4 6-8 11-15 15-6 3-12 5-19 5s-14-2-20-5c-6-4-10-9-14-15-3-6-5-12-5-19zM8656 114c-4-18-9-31-16-42-8-11-17-19-29-24-12-6-25-9-40-9-21 0-39 6-54 16-15 11-27 26-35 45-8 21-12 44-12 70 0 27 4 51 13 72 9 20 21 35 36 46 16 12 34 17 54 17 14 0 26-2 36-8 11-5 21-14 29-26 9-11 18-27 27-48h24l-14 79c-13 9-30 16-49 21s-38 8-58 8c-32 0-61-6-87-19-25-13-44-31-59-54-14-24-21-50-21-80 0-31 8-58 22-85 14-24 34-44 59-58s54-21 85-21c21 0 42 3 62 8 19 5 36 11 50 20v72zM8779 162l-67-27v-17l67-28h21zM8800 252c0 12 3 21 9 28 6 6 15 8 27 8 7 0 15-1 22-4 8-3 15-7 22-12 8-5 14-10 20-17v18c-8 11-17 22-27 30-11 9-22 16-34 21-11 4-22 7-33 7-22 0-39-6-50-18-12-11-17-28-17-50v-134l61-39zM8923 162l-67-27v-17l67-28h21zM8944 267c0 5 0 9 2 12s5 5 9 7c4 1 9 2 16 3v22l-67 19h-21v-201l61-39zM9057 162l-67-27v-17l67-28h21zM9078 282c0 5 1 9 3 12s5 5 10 7c4 1 10 2 18 3v21h-119v-21c7-1 13-2 16-3 4-2 7-4 9-6 1-3 2-7 2-11v-157l61-37zM9070 171c9-17 17-31 24-42 7-12 14-22 22-28 7-7 15-11 22-11 3 0 6 1 9 2s5 2 7 4v56h-12c-12 0-21 2-29 4-9 2-16 6-22 12-7 5-14 12-21 21zM9191 38c0-7 2-13 5-18 3-6 8-11 14-14 5-4 12-6 19-6s14 2 20 6c6 3 10 8 14 14 3 5 5 12 5 19s-2 13-5 19c-4 6-8 11-14 14s-13 5-20 5-14-2-19-5c-6-3-11-8-14-14s-5-12-5-20zM9241 162l-67-27v-17l67-28h20zM9261 284c0 4 1 8 3 11 1 2 4 4 8 5 4 2 9 3 16 4v21h-114v-21c7-1 12-2 16-4 4-1 7-3 8-5 2-3 3-7 3-11v-157l60-37zM9419 331c-21 0-40-5-57-14-16-10-29-24-39-41-9-18-13-38-13-60s5-43 14-63c11-19 24-34 42-46 17-11 36-17 57-17s40 5 56 15c17 11 30 25 39 42 9 18 14 37 14 59 0 23-5 44-15 63s-24 34-41 45-36 17-57 17zM9424 308c10 0 18-4 25-10 7-7 12-17 15-30s5-30 5-50c0-21-2-39-7-54-4-16-10-28-17-36-8-9-17-14-27-14s-18 4-25 11c-7 6-12 16-16 30-3 13-5 29-5 49 0 21 2 39 6 55 5 16 11 28 19 36 8 9 17 13 27 13zM9586 249c5 20 13 34 23 44s22 14 36 14c9 0 17-1 23-4s12-6 15-11c4-5 6-11 6-18 0-6-2-11-5-15-2-5-7-9-13-12s-14-6-25-9c-3-1-7-2-11-3-18-4-32-9-44-15-11-7-19-14-25-23-5-9-7-20-7-33 0-14 4-27 11-38 8-11 19-20 32-26 14-7 30-10 48-10 16 0 31 2 44 6 13 3 25 8 36 15v55h-28c-4-17-11-29-20-38s-20-13-33-13c-8 0-15 1-20 4-6 2-10 6-13 10-3 5-4 10-4 15 0 6 1 12 4 15 3 5 8 8 14 12 7 3 17 5 28 8 21 5 37 10 50 16 12 7 20 15 26 24 5 9 8 21 8 35 0 15-4 29-12 41-8 11-19 20-34 27-14 6-31 9-51 9-17 0-32-2-48-6-15-5-28-11-38-19v-57zM9784 38c0-7 2-13 5-18 3-6 8-11 14-14 6-4 12-6 20-6 6 0 13 2 19 6 6 3 10 8 14 14 3 5 5 12 5 19s-2 13-5 19c-4 6-8 11-14 14s-13 5-20 5-13-2-19-5-11-8-14-14-5-12-5-20zM9834 162l-67-27v-17l67-28h21zM9855 284c0 4 0 8 2 11 2 2 4 4 8 5 4 2 10 3 17 4v21h-115v-21c7-1 12-2 16-4 4-1 7-3 8-5 2-3 3-7 3-11v-157l61-37zM9896 108c12-4 21-8 29-13 7-5 13-11 19-18 6-6 11-16 15-27h27v85h-90zM9986 265c0 7 2 14 6 19 5 4 11 8 20 11s20 4 33 5v22c-8 3-17 5-26 6-9 2-17 3-25 3-22 0-38-6-50-17s-18-26-18-46v-152h60zM10040 135h-76v-39h76zM10185 118c-9 1-16 3-21 5-4 2-7 5-7 9s1 10 4 16l50 123h-12l47-123c3-6 5-12 4-16 0-4-2-7-6-9s-11-4-21-5v-22h86v22c-8 2-14 4-17 6-4 2-7 7-9 12l-82 192h-25l-88-192c-2-5-6-9-9-12-3-2-9-4-17-6v-22h123zM10093 374c15 0 28-1 38-5 10-3 18-9 25-17s14-19 20-33l25 9c-9 24-18 43-27 58s-19 27-30 34c-10 8-23 12-36 12-7 0-14-1-20-4-7-2-12-5-15-8v-46zM10545 66v213h-34v-213zM10634 156v34h-211v-34zM10792 223c5 28 14 49 27 62 13 14 31 21 53 21 13 0 24-2 33-6 10-5 17-11 22-18 5-8 8-17 8-27 0-9-3-18-7-24-5-7-11-12-19-16-8-5-18-9-30-12-5-2-9-3-14-4-20-6-37-12-51-20-14-7-25-16-33-28-9-12-13-27-13-45s5-34 14-48c10-14 23-25 39-32 17-8 36-12 57-12 20 0 37 2 53 7 16 4 31 11 44 20v73h-25c-5-18-10-32-16-43-6-10-14-18-23-23s-19-8-32-8c-11 0-21 2-30 6-8 3-14 8-18 15-5 7-7 15-7 24 0 10 3 19 8 26s12 12 20 15 18 6 30 10c3 1 6 1 9 2 22 6 40 13 55 21s26 18 35 30c8 12 12 28 12 45 0 19-5 36-16 51-10 14-24 25-43 34-19 8-40 12-64 12-20 0-40-3-58-8s-33-13-46-23v-77zM11127 118c-9 1-16 3-21 5-4 2-7 5-7 9s1 10 4 16l50 123h-12l47-123c3-6 4-12 4-16s-2-7-6-9c-5-2-11-4-21-5v-22h86v22c-8 2-14 4-17 6-4 2-7 7-9 12l-82 192h-25l-88-192c-3-5-6-9-9-12-4-2-9-4-17-6v-22h123zM11035 374c15 0 28-1 38-5 10-3 18-9 25-17s14-19 20-33l25 9c-9 24-18 43-27 58s-19 27-30 34c-10 8-23 12-37 12-6 0-13-1-19-4-7-2-12-5-15-8v-46zM11356 90l-20 72-68-27v-17l68-28zM11268 304c7-1 13-2 16-3 4-2 7-4 9-6 1-3 2-7 2-11v-157l61-37v194c0 4 1 8 2 11 2 2 5 4 9 6 4 1 9 2 16 3v21h-115zM11413 304c7-1 12-2 16-3 4-2 7-4 8-6 2-3 3-7 3-11v-113c0-13-3-22-10-28-5-6-14-9-27-9-7 0-14 1-22 4-7 3-15 7-22 12s-13 11-19 17v-18c7-11 16-21 27-30 10-10 21-16 33-21 11-5 22-8 33-8 22 0 38 6 50 18 12 13 17 29 17 51v125c0 4 1 8 3 11 1 2 4 4 8 6 4 1 9 2 16 3v21h-114zM11536 108c12-4 21-8 29-13 7-5 13-11 19-18 6-6 11-16 15-27h27v85h-90zM11626 265c0 7 2 14 7 19 4 4 10 8 19 11s20 4 33 5v22c-8 3-17 5-26 6-9 2-17 3-25 3-22 0-38-6-50-17s-18-26-18-46v-152h60zM11680 135h-76v-39h76zM11776 82l-67-32v-16l67-33h20zM11796 284c0 4 1 8 3 11 1 2 4 4 8 6 4 1 9 2 17 3v21h-115v-21c7-1 12-2 16-3 4-2 7-4 8-6 2-3 3-7 3-11v-247l60-36zM11780 149c8-11 17-21 27-30 11-10 22-16 33-21s23-8 34-8c21 0 38 6 49 18 12 13 18 29 18 51v125c0 4 1 8 2 11 2 2 5 4 8 6 4 1 10 2 17 3v21h-115v-21c7-1 13-2 16-3 4-2 7-4 9-6 1-3 2-7 2-11v-113c0-13-3-22-9-28s-15-9-27-9c-7 0-14 1-22 4s-15 7-23 12c-7 5-13 11-19 17zM12197 267c-10 21-23 37-40 48-16 11-35 16-57 16s-42-5-59-14c-17-10-30-23-39-41-10-17-14-37-14-59 0-23 5-44 15-64 10-19 24-34 42-46 17-11 37-17 58-17 18 0 34 4 47 12 14 8 25 20 32 34 8 14 12 31 12 49v16h-162v-23l112-3-6 11c0-15-2-28-5-39-3-10-8-18-14-23-6-6-13-9-22-9-10 0-19 4-27 11s-14 17-18 29c-5 13-7 27-7 44 0 18 3 33 9 45 6 13 14 22 25 29s24 10 39 10c12 0 24-2 35-7s21-12 30-22zM12219 108c11-4 21-8 28-13 8-5 14-11 20-18 5-6 10-16 15-27h27v85h-90zM12309 265c0 7 2 14 6 19 5 4 11 8 19 11 9 3 20 4 34 5v22c-9 3-18 5-26 6-9 2-18 3-26 3-21 0-38-6-49-17-12-11-18-26-18-46v-152h60zM12363 135h-76v-39h76zM12409 38c0-7 1-13 5-18 3-6 7-11 13-14 6-4 13-6 20-6s14 2 19 6c6 3 11 8 14 14 4 5 5 12 5 19s-1 13-5 19c-3 6-8 11-14 14-5 3-12 5-19 5s-14-2-20-5-10-8-13-14c-4-6-5-12-5-20zM12459 162l-67-27v-17l67-28h20zM12479 284c0 4 1 8 2 11 2 2 5 4 9 5 4 2 9 3 16 4v21h-114v-21c6-1 12-2 15-4 5-1 7-3 9-5 2-3 3-7 3-11v-157l60-37zM12731 267c-9 21-21 36-37 47s-35 17-57 17c-21 0-40-5-57-14-16-10-29-24-39-41-9-17-14-37-14-59 0-24 5-46 15-65s25-34 42-45c18-11 38-17 60-17 15 0 30 3 42 8 13 5 23 12 30 22 7 9 11 19 11 30 0 6-2 11-4 16-3 4-7 8-11 10h-39v-12c0-16-3-28-9-36-7-8-16-13-27-13s-20 4-27 10c-8 7-14 16-19 28-4 13-6 27-6 43 0 17 3 32 9 46 6 13 14 23 25 30 10 7 23 10 37 10 12 0 22-2 32-7 10-4 20-12 29-21zM12933 271c0 8 1 14 3 19 3 4 7 7 12 10 5 2 13 3 23 3v22h-142v-22c9 0 17-1 22-3 6-3 10-6 12-10 2-5 3-11 3-19v-197c0-8-1-14-3-19-2-4-6-7-12-9-5-2-13-4-22-4v-22h104zM13072 106c-4-16-9-28-14-37-6-8-13-14-23-17-9-4-21-6-36-6h-87v-26h183v86zM12985 159c7 0 13-1 17-3 5-2 8-7 11-12 2-6 5-15 6-25h23v108h-23c-1-10-4-19-6-24-3-6-6-10-11-13-4-2-10-3-17-3h-73v-28zM13173 162l-68-27v-17l68-28h20zM13193 282c0 5 1 9 3 12s5 5 10 7c4 1 10 2 19 3v21h-120v-21c7-1 13-2 16-3 4-2 7-4 9-6 2-3 2-7 2-11v-157l61-37zM13185 171c9-17 17-31 24-42 7-12 15-22 22-28 7-7 15-11 22-11 4 0 6 1 9 2s5 2 7 4v56h-12c-11 0-21 2-29 4s-16 6-22 12c-7 5-14 12-21 21zM13306 38c0-7 2-13 5-18 3-6 8-11 14-14 5-4 12-6 20-6 6 0 13 2 19 6 6 3 10 8 14 14 3 5 5 12 5 19s-2 13-5 19c-4 6-8 11-14 14s-13 5-20 5-14-2-19-5c-6-3-11-8-14-14s-5-12-5-20zM13356 162l-67-27v-17l67-28h21zM13377 284c0 4 0 8 2 11 2 2 4 4 8 5 4 2 10 3 17 4v21h-115v-21c7-1 12-2 16-4 4-1 7-3 8-5 2-3 3-7 3-11v-157l61-37zM13628 267c-8 21-21 36-37 47s-35 17-57 17c-21 0-40-5-56-14-17-10-30-24-39-41-10-17-14-37-14-59 0-24 5-46 15-65s24-34 42-45c17-11 37-17 59-17 16 0 30 3 43 8 12 5 22 12 29 22 8 9 11 19 11 30 0 6-1 11-4 16-3 4-6 8-11 10h-39v-12c0-16-3-28-9-36s-15-13-27-13c-10 0-19 4-27 10-8 7-14 16-18 28-4 13-6 27-6 43 0 17 3 32 8 46 6 13 15 23 25 30 11 7 23 10 38 10 11 0 22-2 32-7 10-4 19-12 28-21zM13646 108c12-4 22-8 29-13s14-11 19-18c6-6 11-16 16-27h27v85h-91zM13737 265c0 7 2 14 6 19 4 4 11 8 19 11 9 3 20 4 34 5v22c-9 3-18 5-27 6-8 2-17 3-25 3-21 0-38-6-50-17-11-11-17-26-17-46v-152h60zM13791 135h-77v-39h77zM13837 38c0-7 1-13 4-18 4-6 8-11 14-14 6-4 13-6 20-6s13 2 19 6c6 3 11 8 14 14 3 5 5 12 5 19s-2 13-5 19-8 11-14 14-12 5-19 5-14-2-20-5-10-8-14-14c-3-6-4-12-4-20zM13887 162l-68-27v-17l68-28h20zM13907 284c0 4 1 8 2 11 2 2 5 4 9 5 4 2 9 3 16 4v21h-115v-21c7-1 13-2 16-4 4-1 7-3 9-5 1-3 2-7 2-11v-157l61-37zM14065 331c-21 0-40-5-57-14-16-10-30-24-39-41-9-18-14-38-14-60s5-43 15-63c10-19 24-34 41-46 18-11 37-17 57-17 21 0 40 5 57 15 16 11 29 25 39 42 9 18 14 37 14 59 0 23-5 44-16 63-9 19-23 34-40 45-18 11-37 17-57 17zM14069 308c10 0 19-4 26-10 6-7 11-17 15-30 3-13 4-30 4-50 0-21-2-39-6-54-4-16-10-28-18-36-7-9-16-14-26-14s-19 4-26 11c-6 6-11 16-15 30-3 13-5 29-5 49 0 21 2 39 6 55 5 16 11 28 18 36 8 9 17 13 27 13zM14288 90l-21 72-67-27v-17l67-28zM14200 304c7-1 12-2 16-3 4-2 7-4 8-6 2-3 3-7 3-11v-157l61-37v194c0 4 0 8 2 11 2 2 4 4 8 6 4 1 10 2 17 3v21h-115zM14344 304c7-1 13-2 16-3 4-2 7-4 9-6 1-3 2-7 2-11v-113c0-13-3-22-9-28s-15-9-27-9c-7 0-14 1-22 4s-15 7-23 12c-7 5-13 11-18 17v-18c7-11 16-21 26-30 11-10 22-16 33-21s23-8 34-8c21 0 38 6 49 18 12 13 18 29 18 51v125c0 4 1 8 2 11 2 2 5 4 8 6 4 1 10 2 17 3v21h-115z">
          <text:p/>
        </draw:path>
        <draw:path draw:style-name="gr1" draw:text-style-name="P1" draw:layer="layout" svg:width="12.603cm" svg:height="0.431cm" svg:x="0.996cm" svg:y="16.898cm" svg:viewBox="0 0 12604 432" svg:d="M96 46c-15 0-28 2-37 5-9 4-17 9-23 18-5 8-10 21-13 36h-23v-86h129v27zM260 105c-4-15-9-28-15-36-5-9-13-14-22-18-9-3-21-5-37-5h-33v-27h129v86zM70 303c10-1 17-2 23-4 5-3 9-6 11-10s4-10 4-17v-253h66v253c0 7 1 13 4 17 2 4 6 7 11 10 6 2 13 3 23 4v22h-142zM371 82l-68-32v-16l68-33h20zM391 284c0 4 1 8 2 10 2 2 5 4 8 6 4 2 10 3 17 4v21h-115v-21c7-1 13-2 16-4 4-2 7-4 9-6 1-2 2-6 2-10v-247l61-36zM375 149c7-12 16-23 26-31 11-9 22-16 33-20 12-6 23-8 34-8 22 0 38 6 50 17 11 12 17 30 17 52v125c0 4 1 8 3 10 1 2 4 4 8 6s9 3 16 4v21h-114v-21c7-1 12-2 16-4s6-4 8-6 3-6 3-10v-114c0-12-3-21-10-27-6-7-15-10-27-10-7 0-14 2-22 5-7 3-15 7-22 12s-14 10-19 17zM603 38c0-7 2-13 5-19s8-10 14-14c6-3 12-5 20-5 6 0 13 2 19 5 6 4 10 8 14 14 3 6 5 12 5 20 0 7-2 13-5 19-4 6-8 10-14 14-6 3-13 5-20 5s-13-2-19-5c-6-4-11-8-14-14s-5-13-5-20zM653 161l-67-27v-17l67-27h21zM674 284c0 4 0 8 2 10s4 4 8 6c4 1 10 2 17 4v21h-115v-21c7-2 12-3 16-4 4-2 7-4 8-6 2-2 3-6 3-10v-158l61-36zM752 248c5 20 12 35 22 45 10 9 22 14 37 14 8 0 16-1 22-4 7-3 12-7 16-12 3-5 5-11 5-17s-1-11-4-16c-3-4-7-8-14-11-5-3-14-7-24-10-4 0-8-1-11-2-18-4-33-9-45-16-11-6-19-14-24-22-6-9-8-20-8-33 0-14 4-27 12-39 7-11 18-19 32-26 13-6 29-9 47-9 16 0 31 2 44 5 13 4 25 9 36 16v54h-28c-4-16-10-29-20-37-9-10-20-14-33-14-8 0-14 1-20 3-6 3-10 6-13 12-3 4-4 9-4 15s1 11 4 15 8 8 15 11 16 6 28 9c20 4 37 10 49 16s21 14 26 24c6 9 9 20 9 34 0 16-5 29-13 41-7 12-19 21-33 27-15 6-32 10-52 10-16 0-32-2-47-6-16-5-28-11-39-19v-58zM1028 38c0-7 1-13 5-19 3-6 8-10 13-14 6-3 13-5 20-5s14 2 20 5c5 4 10 8 13 14 4 6 5 12 5 20 0 7-1 13-5 19-3 6-8 10-13 14-6 3-13 5-20 5s-14-2-20-5c-5-4-10-8-13-14-4-6-5-13-5-20zM1078 161l-67-27v-17l67-27h20zM1098 284c0 4 1 8 2 10 2 2 5 4 9 6 4 1 9 2 16 4v21h-114v-21c7-2 12-3 16-4 4-2 6-4 8-6s3-6 3-10v-158l60-36zM1176 248c5 20 13 35 23 45 10 9 22 14 36 14 9 0 16-1 23-4 6-3 11-7 15-12s6-11 6-17-2-11-5-16c-2-4-7-8-13-11s-14-7-25-10c-4 0-7-1-11-2-18-4-33-9-44-16-11-6-19-14-25-22-5-9-7-20-7-33 0-14 3-27 11-39 8-11 18-19 32-26 14-6 30-9 48-9 16 0 30 2 44 5 13 4 25 9 35 16v54h-27c-4-16-11-29-20-37-9-10-20-14-34-14-7 0-14 1-19 3-6 3-10 6-13 12-3 4-5 9-5 15s2 11 5 15 8 8 14 11c7 3 16 6 28 9 21 4 37 10 49 16 13 6 21 14 27 24 5 9 8 20 8 34 0 16-4 29-12 41s-19 21-34 27c-14 6-32 10-51 10-17 0-32-2-48-6-15-5-28-11-38-19v-58zM1433 108c12-4 21-9 29-13 7-5 13-11 19-18 5-7 11-16 15-27h27v84h-90zM1523 264c0 8 2 15 6 19 5 5 11 9 20 12 9 2 20 4 33 5v21c-8 3-17 5-26 7s-17 3-25 3c-22 0-38-6-50-17s-18-27-18-47v-152h60zM1577 134h-76v-39h76zM1673 82l-67-32v-16l67-33h21zM1694 284c0 4 0 8 2 10s4 4 8 6 10 3 17 4v21h-115v-21c7-1 12-2 16-4s7-4 8-6c2-2 3-6 3-10v-247l61-36zM1678 149c7-12 16-23 26-31 11-9 22-16 33-20 11-6 23-8 34-8 21 0 38 6 49 17 12 12 18 30 18 52v125c0 4 1 8 2 10 2 2 5 4 8 6 4 2 10 3 17 4v21h-115v-21c7-1 13-2 16-4 4-2 7-4 9-6 1-2 2-6 2-10v-114c0-12-3-21-9-27-6-7-15-10-27-10-7 0-14 2-22 5s-15 7-23 12c-7 5-13 10-18 17zM2094 267c-10 21-24 37-40 48-16 10-35 16-57 16s-42-5-59-15c-17-9-30-23-40-40-9-17-13-37-13-59 0-23 5-45 15-64s24-36 41-47c18-11 38-16 59-16 18 0 34 4 47 12 14 8 25 19 32 34 8 14 12 30 12 49v16h-162v-23l112-3-6 11c0-16-2-29-5-39-3-11-8-18-14-25-6-5-13-8-22-8-10 0-19 4-27 11-8 8-14 17-18 30-5 12-7 27-7 44s3 33 9 45c6 13 14 22 25 29 11 6 24 10 39 10 12 0 24-3 35-8 11-4 21-12 30-22zM2284 90l-20 71-68-27v-17l68-27zM2196 304c7-1 13-2 16-4 4-2 7-4 9-6 1-2 2-6 2-10v-158l61-36v194c0 4 1 8 2 10 2 2 5 4 9 6s9 3 16 4v21h-115zM2337 304c7-1 12-2 16-4s7-4 8-6c2-2 3-6 3-10v-116c0-11-3-20-9-26s-15-9-26-9c-7 0-15 2-22 5-8 2-15 6-22 11s-13 10-18 16v-18c7-11 16-22 26-30 11-9 21-15 32-20 12-5 23-7 33-7 22 0 38 6 50 17 11 11 17 29 17 51v126c0 4 0 8 2 10s4 4 8 6 10 3 17 4v21h-115zM2477 304c7-1 13-2 17-4s6-4 8-6 3-6 3-10v-116c0-11-3-20-9-26s-15-9-27-9c-7 0-14 2-22 5-7 2-14 6-21 11s-14 10-19 16v-18c8-11 17-22 26-30 11-9 22-15 33-20s22-7 32-7c22 0 38 6 50 17 11 11 17 29 17 51v126c0 4 0 8 2 10s5 4 9 6 9 3 16 4v21h-115zM2721 331c-21 0-40-5-57-15-16-10-29-23-39-41-9-17-14-37-14-59 0-23 5-44 15-63s24-35 42-46c17-11 36-17 56-17 22 0 41 5 57 15 17 10 29 24 39 42 9 17 14 37 14 58 0 23-5 44-15 63s-24 35-41 46c-18 11-36 17-57 17zM2725 307c11 0 19-3 26-9 6-7 11-17 15-30 3-14 5-31 5-50 0-21-3-39-7-54-4-16-10-28-18-38-7-9-16-13-26-13s-19 4-25 10c-7 8-12 18-16 31-3 13-5 30-5 50s2 39 6 54c5 16 11 28 18 37 8 8 18 12 27 12zM2888 248c5 20 13 35 23 45 10 9 22 14 36 14 9 0 16-1 23-4 6-3 11-7 15-12s6-11 6-17-2-11-5-16c-2-4-7-8-13-11s-14-7-25-10c-4 0-7-1-11-2-18-4-33-9-44-16-11-6-19-14-25-22-5-9-8-20-8-33 0-14 4-27 12-39 8-11 18-19 32-26 14-6 30-9 47-9s31 2 45 5c13 4 25 9 35 16v54h-27c-4-16-11-29-20-37-9-10-20-14-34-14-7 0-14 1-20 3-5 3-9 6-12 12-3 4-5 9-5 15s2 11 5 15 8 8 14 11c7 3 16 6 28 9 21 4 37 10 49 16s21 14 27 24c5 9 8 20 8 34 0 16-4 29-12 41s-19 21-34 27c-14 6-32 10-52 10-16 0-31-2-47-6-15-5-28-11-39-19v-58zM3066 108c12-4 22-9 29-13 7-5 14-11 19-18 6-7 11-16 16-27h27v84h-91zM3157 264c0 8 2 15 6 19 4 5 11 9 19 12 9 2 20 4 34 5v21c-9 3-18 5-27 7s-17 3-25 3c-21 0-38-6-50-17s-17-27-17-47v-152h60zM3211 134h-77v-39h77zM3381 161l-67-27v-17l67-27h21zM3402 385c0 5 0 8 2 11 1 2 4 4 8 6 4 1 9 2 17 4v20h-115v-20c7-2 12-3 16-4 4-2 7-4 8-6 2-3 3-6 3-11v-259l61-36zM3373 156c7-14 16-25 25-36 10-10 21-18 32-22 12-6 24-8 37-8 18 0 34 5 49 14 15 10 26 24 34 40 9 17 13 34 13 54 0 26-5 50-15 70s-25 35-43 46c-19 11-40 17-64 17-15 0-29-3-42-8-14-6-25-13-34-22l15-33c9 13 17 22 26 27 8 5 18 7 29 7 13 0 24-3 34-11 10-7 18-17 23-31s8-30 8-48c0-17-2-32-7-44-4-12-11-22-20-28-9-7-20-10-32-10-8 0-16 2-24 5-7 3-15 8-22 14-7 7-13 14-17 23zM3653 161l-68-27v-17l68-27h20zM3673 282c0 5 1 9 3 12 2 2 5 4 10 6 4 2 10 3 19 4v21h-120v-21c7-1 13-2 16-4 4-2 7-4 9-6s2-6 2-10v-158l61-36zM3665 171c9-17 17-32 24-43 7-12 15-21 22-28s15-10 22-10c4 0 6 0 9 1 3 2 5 3 7 5v56h-12c-11 0-21 1-29 4-8 2-16 6-22 11-7 6-14 13-21 22zM3989 322c-6 2-12 4-18 5-7 2-13 2-19 2-16 0-29-4-38-12-8-8-12-20-12-36v-128c0-13-3-24-9-32-6-7-15-10-27-10-10 0-19 3-25 10s-9 17-9 28v27h-43c-4-3-8-6-10-11s-3-11-3-16c0-11 4-21 12-31 8-8 18-15 32-20 14-6 30-8 46-8 20 0 37 3 52 9 14 7 25 16 33 29 8 12 11 26 11 43v108c0 5 1 8 3 11 1 3 4 5 8 7 3 1 9 3 16 3zM3911 285c-10 15-22 27-36 35-13 7-28 11-44 11-12 0-23-3-32-8-10-5-17-12-22-21-5-8-8-18-8-29 0-17 6-31 16-42s26-19 46-25l87-25v21l-57 17c-11 4-20 9-25 15s-7 15-7 25c0 6 1 11 4 16s7 9 12 12 11 4 17 4c9 0 17-2 26-7 9-4 17-11 23-19zM4206 267c-8 20-20 36-36 47-17 11-36 17-58 17-21 0-40-5-56-15-17-10-30-23-39-41-9-17-14-36-14-58 0-24 5-46 15-65s24-35 42-46c17-11 37-16 59-16 16 0 30 2 43 8 13 5 23 12 30 21 7 10 11 20 11 31 0 5-2 11-5 15-2 5-6 8-11 11h-38v-12c0-16-4-28-10-36-6-10-15-14-26-14s-20 3-28 10c-8 8-14 17-18 29s-6 26-6 43 3 32 9 45c5 13 14 23 25 31 10 7 23 10 37 10 11 0 22-2 32-7s19-12 29-22zM4225 108c12-4 21-9 29-13 7-5 13-11 19-18 5-7 10-16 15-27h27v84h-90zM4315 264c0 8 2 15 6 19 5 5 11 9 20 12 8 2 20 4 33 5v21c-9 3-17 5-26 7s-18 3-26 3c-21 0-37-6-49-17s-18-27-18-47v-152h60zM4369 134h-76v-39h76zM4415 38c0-7 1-13 5-19 3-6 8-10 14-14 5-3 12-5 19-5s14 2 20 5c5 4 10 8 13 14 4 6 5 12 5 20 0 7-1 13-5 19-3 6-8 10-13 14-6 3-13 5-20 5s-14-2-19-5c-6-4-11-8-14-14-4-6-5-13-5-20zM4465 161l-67-27v-17l67-27h20zM4485 284c0 4 1 8 3 10 1 2 4 4 8 6 4 1 9 2 16 4v21h-114v-21c7-2 12-3 16-4 4-2 6-4 8-6s3-6 3-10v-158l60-36zM4737 267c-9 20-21 36-37 47s-35 17-57 17c-21 0-40-5-57-15-16-10-29-23-39-41-9-17-13-36-13-58 0-24 5-46 14-65 11-19 25-35 42-46 18-11 38-16 60-16 16 0 30 2 42 8 13 5 23 12 30 21 7 10 11 20 11 31 0 5-1 11-4 15-3 5-7 8-11 11h-39v-12c0-16-3-28-9-36-7-10-15-14-27-14-11 0-20 3-27 10-8 8-14 17-19 29-4 12-6 26-6 43s3 32 9 45 14 23 25 31c11 7 23 10 38 10 11 0 22-2 32-7 9-5 19-12 28-22zM4978 322c-6 2-12 4-19 5-6 2-12 2-18 2-17 0-29-4-38-12s-13-20-13-36v-128c0-13-3-24-8-32-6-7-15-10-27-10-11 0-19 3-25 10-7 7-10 17-10 28v27h-42c-5-3-8-6-11-11-2-5-3-11-3-16 0-11 4-21 12-31 8-8 19-15 33-20 14-6 29-8 46-8 20 0 37 3 51 9 15 7 26 16 33 29 8 12 12 26 12 43v108c0 5 1 8 2 11 2 3 5 5 8 7 4 1 10 3 17 3zM4900 285c-11 15-23 27-36 35-13 7-28 11-45 11-12 0-22-3-32-8-9-5-16-12-21-21-5-8-8-18-8-29 0-17 5-31 15-42 11-11 26-19 47-25l87-25v21l-57 17c-12 4-20 9-25 15s-7 15-7 25c0 6 1 11 3 16 3 5 7 9 13 12 5 3 10 4 17 4 8 0 17-2 26-7 8-4 16-11 23-19zM5063 82l-67-32v-16l67-33h21zM5084 284c0 4 0 8 2 10s4 4 8 6 10 3 17 4v21h-115v-21c7-1 12-2 16-4s7-4 8-6c2-2 3-6 3-10v-247l61-36zM5199 82l-67-32v-16l67-33h21zM5220 284c0 4 0 8 2 10s4 4 8 6 10 3 17 4v21h-115v-21c7-1 12-2 16-4s7-4 8-6c2-2 3-6 3-10v-247l61-36zM5381 117c-10 1-17 3-21 5-5 2-7 6-7 10-1 4 0 9 3 16l51 123h-13l48-123c3-7 4-12 4-16-1-4-3-8-7-10s-11-4-20-5v-22h85v22c-8 1-13 3-17 6-3 2-6 7-9 13l-81 192h-26l-89-192c-2-5-5-11-9-13-3-3-9-5-16-6v-22h124zM5287 374c16 0 29-2 39-5 10-4 18-9 25-17 8-8 15-19 21-34l25 10c-10 23-19 43-27 58-9 15-19 26-30 34s-23 12-38 12c-7 0-13-1-20-4-6-2-11-5-14-9v-45zM5630 248c5 20 13 35 23 45 10 9 22 14 36 14 9 0 16-1 23-4 6-3 11-7 15-12s6-11 6-17-2-11-5-16c-2-4-7-8-13-11s-14-7-25-10c-4 0-7-1-11-2-18-4-33-9-44-16-11-6-19-14-25-22-5-9-7-20-7-33 0-14 3-27 11-39 8-11 18-19 32-26 14-6 30-9 47-9s31 2 45 5c13 4 25 9 35 16v54h-27c-4-16-11-29-20-37-9-10-20-14-34-14-7 0-14 1-19 3-6 3-10 6-13 12-3 4-5 9-5 15s2 11 5 15 8 8 14 11c7 3 16 6 28 9 21 4 37 10 49 16 13 6 21 14 27 24 5 9 8 20 8 34 0 16-4 29-12 41s-19 21-34 27c-14 6-32 10-51 10-17 0-32-2-48-6-15-5-28-11-38-19v-58zM5828 38c0-7 1-13 5-19 3-6 8-10 13-14 6-3 13-5 20-5s14 2 20 5c5 4 10 8 13 14 4 6 5 12 5 20 0 7-1 13-5 19-3 6-8 10-13 14-6 3-13 5-20 5s-14-2-20-5c-5-4-10-8-13-14-4-6-5-13-5-20zM5878 161l-67-27v-17l67-27h20zM5898 284c0 4 1 8 2 10 2 2 5 4 9 6 4 1 9 2 16 4v21h-114v-21c7-2 12-3 16-4 4-2 6-4 8-6s3-6 3-10v-158l60-36zM6112 113c11-5 20-8 26-11 7-2 12-4 17-5 4-1 9-2 13-2h13v39h-69zM6057 90c19 0 35 3 49 10 15 6 26 16 34 29 8 12 12 25 12 40s-4 29-13 43c-9 12-20 23-35 30-16 8-32 11-49 11-19 0-36-3-50-9-14-7-26-16-34-28s-12-25-12-40c0-16 5-30 13-43 9-14 21-24 36-32 15-7 31-11 49-11zM6054 111c-12 0-21 5-28 15-6 10-9 24-9 42 0 13 1 24 4 33 4 10 9 17 15 23 7 5 14 8 21 8 12 0 22-5 28-14 6-10 9-24 9-42 0-12-2-23-5-33-4-9-8-18-15-23-6-6-12-9-20-9zM6020 336c-13 0-23 3-30 9-7 7-11 15-11 25 0 8 2 15 8 21 5 5 12 10 22 13 9 3 20 5 33 5h16c14 0 27-2 38-6 11-3 19-8 26-15 6-7 9-14 9-22 0-9-3-16-9-21-6-4-15-7-26-7h-102v-10c-13 0-23-4-30-12-8-7-12-18-12-31 0-9 3-18 8-26s12-14 21-18c10-5 21-8 33-9l6 15c-9 0-17 2-22 6-5 3-7 8-7 14s2 11 5 13c4 3 9 5 16 5h97c14 0 27 2 38 8 10 5 18 12 24 22 6 9 9 21 9 34 0 14-5 28-16 40s-26 22-44 29c-19 8-40 11-63 11h-15c-20 0-39-2-55-7-16-4-28-11-37-19s-14-18-14-28c0-9 3-18 9-26 7-8 16-14 26-20 11-4 23-7 36-7h21v14zM6286 90l-20 71-67-27v-17l67-27zM6199 304c7-1 12-2 16-4s6-4 8-6 3-6 3-10v-158l60-36v194c0 4 1 8 3 10 1 2 4 4 8 6s9 3 16 4v21h-114zM6343 304c7-1 12-2 16-4s7-4 8-6c2-2 3-6 3-10v-114c0-12-3-21-9-27-6-7-15-10-27-10-7 0-15 2-22 5-8 3-16 7-23 12s-13 10-19 17v-18c8-12 16-23 27-31 10-9 21-16 33-20 11-6 22-8 34-8 21 0 38 6 49 17 12 12 18 30 18 52v125c0 4 0 8 2 10s4 4 8 6 10 3 17 4v21h-115zM6499 38c0-7 1-13 4-19 4-6 8-10 14-14 6-3 13-5 20-5s13 2 19 5c6 4 11 8 14 14 4 6 5 12 5 20 0 7-1 13-5 19-3 6-8 10-14 14-6 3-12 5-19 5s-14-2-20-5c-6-4-10-8-14-14-3-6-4-13-4-20zM6549 161l-68-27v-17l68-27h20zM6569 284c0 4 1 8 2 10 2 2 5 4 9 6 4 1 9 2 16 4v21h-115v-21c7-2 13-3 16-4 4-2 7-4 9-6s2-6 2-10v-158l61-36zM6618 304c7-1 13-2 16-4 4-2 7-4 9-6 1-2 2-6 2-10v-189c0-18 5-34 16-49 10-14 25-25 44-33 20-8 42-12 68-12 19 0 36 2 51 6 14 4 26 9 34 17 8 7 12 15 12 25 0 5-1 10-5 14-3 5-7 8-12 11h-50v-13c0-13-3-23-9-30-7-7-16-10-29-10-12 0-23 3-32 9s-16 14-20 25c-5 11-8 24-8 40v188c0 4 1 8 4 11 2 2 5 4 10 6s11 3 19 4v21h-120zM6615 107c14-4 26-8 35-14 10-7 19-15 29-26h20v67h-84zM6844 134h-161v-39h161zM6777 304c6-2 12-3 15-4 4-2 7-4 9-6s2-6 2-10v-189l41-5h20v194c0 4 1 8 2 10 2 2 5 4 9 6 4 1 9 2 16 4v21h-114zM7116 267c-9 20-21 36-37 47-17 11-36 17-58 17-21 0-39-5-56-15-16-10-29-23-39-41-9-17-14-36-14-58 0-24 5-46 15-65s24-35 42-46 37-16 60-16c15 0 29 2 42 8 13 5 23 12 30 21 7 10 11 20 11 31 0 5-2 11-5 15-2 5-6 8-11 11h-38v-12c0-16-3-28-10-36-6-10-15-14-26-14s-20 3-28 10c-7 8-13 17-18 29-4 12-6 26-6 43s3 32 9 45 14 23 25 31c10 7 23 10 37 10 12 0 22-2 32-7s20-12 29-22zM7357 322c-6 2-12 4-19 5-6 2-12 2-19 2-16 0-28-4-37-12s-13-20-13-36v-128c0-13-3-24-9-32-6-7-14-10-26-10-11 0-19 3-25 10-7 7-10 17-10 28v27h-42c-5-3-8-6-11-11-2-5-3-11-3-16 0-11 4-21 12-31 8-8 19-15 33-20 13-6 29-8 46-8 20 0 37 3 51 9 15 7 26 16 33 29 8 12 12 26 12 43v108c0 5 0 8 2 11s5 5 8 7c4 1 9 3 17 3zM7279 285c-11 15-23 27-36 35-14 7-28 11-45 11-12 0-22-3-32-8-9-5-16-12-21-21-6-8-8-18-8-29 0-17 5-31 15-42s26-19 47-25l87-25v21l-58 17c-11 4-19 9-24 15s-8 15-8 25c0 6 2 11 4 16 3 5 7 9 12 12s11 4 17 4c9 0 18-2 26-7 9-4 17-11 24-19zM7462 90l-20 71-67-27v-17l67-27zM7375 304c7-1 12-2 16-4s7-4 8-6c2-2 3-6 3-10v-158l60-36v194c0 4 1 8 3 10 1 2 4 4 8 6s9 3 17 4v21h-115zM7519 304c7-1 13-2 16-4 4-2 7-4 9-6 1-2 2-6 2-10v-114c0-12-3-21-9-27-6-7-15-10-27-10-7 0-14 2-22 5s-15 7-23 12c-7 5-13 10-18 17v-18c7-12 16-23 26-31 11-9 22-16 33-20 11-6 23-8 34-8 21 0 38 6 49 17 12 12 18 30 18 52v125c0 4 1 8 2 10 2 2 5 4 8 6 4 2 10 3 17 4v21h-115zM7642 108c12-4 22-9 29-13 7-5 14-11 19-18 6-7 11-16 16-27h27v84h-91zM7733 264c0 8 2 15 6 19 4 5 11 9 19 12 9 2 20 4 34 5v21c-9 3-18 5-27 7-8 2-17 3-25 3-21 0-38-6-50-17-11-11-17-27-17-47v-152h60zM7787 134h-77v-39h77zM7895 304c7-1 12-2 16-4s7-4 8-6c2-2 3-6 3-10v-189c0-18 5-34 15-49 11-14 26-25 45-33s42-12 67-12c20 0 37 2 52 6 14 4 26 9 34 17 8 7 12 15 12 25 0 5-2 10-5 14-3 5-7 8-12 11h-50v-13c0-13-3-23-10-30-6-7-16-10-28-10-13 0-24 3-32 9-9 6-16 14-21 25s-7 24-7 40v188c0 4 1 8 3 11 3 2 6 4 11 6 4 2 11 3 19 4v21h-120zM7892 107c14-4 25-8 35-14 9-7 19-15 29-26h20v67h-84zM8120 134h-161v-39h161zM8053 304c7-2 12-3 16-4 4-2 7-4 8-6 2-2 3-6 3-10v-189l40-5h21v194c0 4 0 8 2 10s5 4 8 6c4 1 10 2 17 4v21h-115zM8276 90l-20 71-67-27v-17l67-27zM8189 304c7-1 12-2 16-4s7-4 8-6c2-2 3-6 3-10v-158l60-36v194c0 4 1 8 3 10 1 2 4 4 8 6s9 3 17 4v21h-115zM8333 304c7-1 13-2 16-4 4-2 7-4 9-6 1-2 2-6 2-10v-114c0-12-3-21-9-27-6-7-15-10-27-10-7 0-14 2-22 5s-15 7-23 12c-7 5-13 10-18 17v-18c7-12 16-23 26-31 11-9 22-16 33-20 11-6 23-8 34-8 21 0 38 6 49 17 12 12 18 30 18 52v125c0 4 1 8 2 10 2 2 5 4 8 6 4 2 10 3 17 4v21h-115zM8669 82l-67-32v-16l67-33h21zM8690 267c0 4 0 8 2 11s5 6 8 7c4 2 10 3 17 4v21l-67 19h-21v-290l61-38zM8650 153c-9-12-17-21-26-27-8-5-17-8-28-8-14 0-25 4-35 13-10 7-17 17-23 31-5 14-8 29-8 47s3 33 7 45c5 12 12 21 20 28 9 7 20 10 32 10 8 0 16-2 24-5s15-8 22-14c7-7 12-15 17-23l5 15c-7 14-15 26-25 36s-20 17-32 22-24 8-37 8c-18 0-34-5-49-14-14-10-26-23-34-39-9-17-13-35-13-55 0-26 5-48 16-68 10-20 24-37 43-48 18-11 40-17 64-17 14 0 28 3 41 8 14 5 25 13 35 22zM8753 38c0-7 2-13 5-19s8-10 14-14c6-3 12-5 20-5 7 0 13 2 19 5 6 4 10 8 14 14 3 6 5 12 5 20 0 7-2 13-5 19-4 6-8 10-14 14-6 3-13 5-20 5s-13-2-19-5c-6-4-11-8-14-14s-5-13-5-20zM8803 161l-67-27v-17l67-27h21zM8824 284c0 4 0 8 2 10s4 4 8 6c4 1 10 2 17 4v21h-115v-21c7-2 12-3 16-4 4-2 7-4 8-6 2-2 3-6 3-10v-158l61-36zM8960 90l-21 71-67-27v-17l67-27zM8872 304c7-1 12-2 16-4s7-4 8-6c2-2 3-6 3-10v-158l61-36v194c0 4 0 8 2 10s4 4 8 6 10 3 17 4v21h-115zM9016 304c7-1 13-2 16-4 4-2 7-4 9-6 1-2 2-6 2-10v-114c0-12-3-21-9-27-6-7-15-10-27-10-7 0-14 2-22 5s-15 7-23 12c-7 5-13 10-18 17v-18c7-12 16-23 26-31 11-9 22-16 33-20 11-6 23-8 34-8 21 0 38 6 49 17 12 12 18 30 18 52v125c0 4 1 8 2 10 2 2 5 4 8 6 4 2 10 3 17 4v21h-115zM9320 113c11-5 20-8 26-11 7-2 13-4 17-5s9-2 13-2h13v39h-69zM9265 90c19 0 35 3 49 10 15 6 26 16 34 29 8 12 12 25 12 40s-4 29-13 43c-9 12-20 23-35 30-15 8-32 11-49 11-19 0-36-3-50-9-14-7-26-16-34-28s-12-25-12-40c0-16 5-30 13-43 9-14 21-24 36-32 15-7 31-11 49-11zM9262 111c-12 0-21 5-28 15-6 10-9 24-9 42 0 13 1 24 5 33 3 10 8 17 14 23 7 5 14 8 21 8 12 0 22-5 28-14 6-10 9-24 9-42 0-12-2-23-5-33-4-9-8-18-15-23-5-6-12-9-20-9zM9228 336c-13 0-23 3-30 9-7 7-11 15-11 25 0 8 3 15 8 21 5 5 12 10 22 13 9 3 21 5 34 5h15c14 0 27-2 38-6 11-3 20-8 26-15s9-14 9-22c0-9-3-16-9-21-6-4-15-7-26-7h-102v-10c-13 0-23-4-30-12-8-7-12-18-12-31 0-9 3-18 8-26s12-14 21-18c10-5 21-8 33-9l6 15c-9 0-17 2-22 6-4 3-7 8-7 14s2 11 5 13c4 3 9 5 16 5h97c14 0 27 2 38 8 10 5 19 12 24 22 6 9 9 21 9 34 0 14-5 28-16 40s-26 22-44 29c-19 8-40 11-63 11h-14c-21 0-40-2-56-7-15-4-28-11-37-19s-14-18-14-28c0-9 3-18 9-26 7-8 16-14 26-20 11-4 23-7 36-7h21v14zM9595 331c-21 0-40-5-57-15-16-10-29-23-39-41-9-17-14-37-14-59 0-23 5-44 15-63s24-35 42-46c17-11 36-17 56-17 22 0 41 5 57 15 17 10 29 24 39 42 9 17 14 37 14 58 0 23-5 44-15 63s-24 35-41 46c-18 11-36 17-57 17zM9599 307c11 0 19-3 26-9 6-7 11-17 15-30 3-14 5-31 5-50 0-21-3-39-7-54-4-16-10-28-18-38-7-9-16-13-26-13s-19 4-25 10c-7 8-12 18-16 31-3 13-5 30-5 50s2 39 6 54c5 16 11 28 18 37 8 8 17 12 27 12zM9733 304c7-1 13-2 16-4 4-2 7-4 9-6 1-2 2-6 2-10v-199c0-16 4-31 11-43 8-13 19-23 32-30s29-11 46-11c13 0 25 2 36 6s19 9 25 16 9 15 9 23c0 5-2 9-4 13-2 5-5 8-8 10h-42v-26c0-8-1-15-4-19-3-5-7-7-13-7-9 0-16 4-20 13-5 8-8 20-8 36v217c0 4 2 8 4 11 2 2 5 4 10 6s11 3 20 4v21h-121zM9730 107c9-2 17-6 24-9 8-4 14-8 21-13 6-5 12-11 19-18h20v67h-84zM9874 134h-76v-39h76zM9975 108c12-4 21-9 28-13 8-5 14-11 20-18 5-7 10-16 15-27h27v84h-90zM10065 264c0 8 2 15 6 19 5 5 11 9 20 12 8 2 20 4 33 5v21c-9 3-17 5-26 7s-18 3-26 3c-21 0-38-6-49-17-12-11-18-27-18-47v-152h60zM10119 134h-76v-39h76zM10215 82l-67-32v-16l67-33h20zM10235 284c0 4 1 8 2 10 2 2 5 4 9 6s9 3 16 4v21h-114v-21c6-1 12-2 16-4s6-4 8-6 3-6 3-10v-247l60-36zM10219 149c8-12 16-23 27-31 10-9 21-16 33-20 11-6 22-8 33-8 22 0 39 6 50 17 12 12 18 30 18 52v125c0 4 0 8 2 10s4 4 8 6 10 3 17 4v21h-115v-21c7-1 12-2 16-4s7-4 8-6c2-2 3-6 3-10v-114c0-12-3-21-9-27-6-7-15-10-27-10-7 0-15 2-22 5-8 3-16 7-23 12s-13 10-19 17zM10635 267c-10 21-23 37-39 48-17 10-35 16-57 16s-42-5-59-15c-17-9-30-23-40-40-9-17-14-37-14-59 0-23 5-45 15-64 11-19 25-36 42-47 18-11 37-16 59-16 18 0 33 4 47 12s25 19 32 34c8 14 12 30 12 49v16h-162v-23l112-3-7 11c0-16-1-29-5-39-3-11-7-18-13-25-6-5-13-8-22-8-10 0-19 4-27 11-8 8-14 17-19 30-4 12-6 27-6 44s3 33 9 45c5 13 14 22 24 29 11 6 24 10 40 10 12 0 24-3 34-8 11-4 22-12 31-22zM10801 161l-67-27v-17l67-27h21zM10822 385c0 5 1 8 2 11 2 2 5 4 8 6 4 1 10 2 17 4v20h-115v-20c7-2 12-3 16-4 4-2 7-4 8-6 2-3 3-6 3-11v-259l61-36zM10793 156c8-14 16-25 26-36 9-10 20-18 32-22 11-6 24-8 36-8 18 0 35 5 50 14 14 10 26 24 34 40 8 17 12 34 12 54 0 26-5 50-15 70s-24 35-43 46-40 17-64 17c-14 0-28-3-42-8-14-6-25-13-34-22l15-33c9 13 18 22 26 27 9 5 18 7 29 7 13 0 25-3 35-11 10-7 17-17 22-31 6-14 9-30 9-48 0-17-3-32-8-44-4-12-11-22-20-28-9-7-20-10-32-10-7 0-15 2-23 5s-15 8-22 14c-7 7-13 14-18 23zM11073 161l-67-27v-17l67-27h20zM11093 282c0 5 1 9 3 12 2 2 6 4 10 6 5 2 11 3 19 4v21h-119v-21c7-1 12-2 16-4s7-4 8-6c2-2 3-6 3-10v-158l60-36zM11086 171c9-17 16-32 23-43 8-12 15-21 23-28 7-7 14-10 22-10 3 0 6 0 8 1 3 2 6 3 8 5v56h-13c-11 0-21 1-29 4-8 2-15 6-22 11-6 6-13 13-20 22zM11295 331c-21 0-40-5-57-15-16-10-29-23-39-41-9-17-14-37-14-59 0-23 5-44 15-63s24-35 41-46c18-11 37-17 57-17 21 0 40 5 57 15s29 24 39 42c9 17 14 37 14 58 0 23-5 44-15 63s-24 35-41 46c-18 11-37 17-57 17zM11299 307c11 0 19-3 26-9 6-7 11-17 15-30 3-14 5-31 5-50 0-21-3-39-7-54-4-16-10-28-18-38-7-9-16-13-26-13s-19 4-25 10c-7 8-12 18-16 31-3 13-5 30-5 50s2 39 6 54c5 16 11 28 18 37 8 8 17 12 27 12zM11594 113c11-5 19-8 26-11 7-2 12-4 17-5 4-1 8-2 13-2h12v39h-68zM11538 90c19 0 36 3 50 10 14 6 26 16 34 29 8 12 12 25 12 40s-5 29-13 43c-9 12-21 23-36 30-15 8-31 11-49 11-19 0-35-3-49-9-15-7-26-16-34-28s-12-25-12-40c0-16 4-30 13-43 9-14 21-24 35-32 15-7 32-11 49-11zM11536 111c-12 0-22 5-28 15-7 10-10 24-10 42 0 13 2 24 5 33 4 10 9 17 15 23 6 5 13 8 21 8 12 0 21-5 28-14 6-10 9-24 9-42 0-12-2-23-6-33-3-9-8-18-14-23-6-6-13-9-20-9zM11502 336c-13 0-23 3-30 9-8 7-11 15-11 25 0 8 2 15 7 21 6 5 13 10 23 13 9 3 20 5 33 5h16c14 0 27-2 38-6 11-3 19-8 25-15 7-7 10-14 10-22 0-9-3-16-10-21-5-4-14-7-25-7h-102v-10c-13 0-23-4-31-12-7-7-11-18-11-31 0-9 2-18 7-26 6-8 13-14 22-18 9-5 20-8 33-9l6 15c-10 0-17 2-22 6-5 3-7 8-7 14s1 11 5 13c3 3 9 5 15 5h97c15 0 28 2 38 8 11 5 19 12 25 22 6 9 9 21 9 34 0 14-6 28-17 40-10 12-25 22-44 29-18 8-39 11-62 11h-15c-21 0-39-2-55-7-16-4-28-11-37-19-10-8-14-18-14-28 0-9 3-18 9-26 7-8 15-14 26-20 11-4 23-7 35-7h21v14zM11748 161l-67-27v-17l67-27h20zM11768 282c0 5 1 9 3 12 2 2 5 4 10 6 4 2 10 3 19 4v21h-119v-21c6-1 12-2 15-4 5-2 7-4 9-6s3-6 3-10v-158l60-36zM11760 171c9-17 17-32 24-43 7-12 15-21 22-28 8-7 15-10 22-10 4 0 6 0 9 1 3 2 5 3 7 5v56h-12c-11 0-21 1-29 4-8 2-16 6-22 11-7 6-14 13-21 22zM12084 322c-5 2-12 4-18 5-7 2-13 2-19 2-16 0-29-4-38-12-8-8-12-20-12-36v-128c0-13-3-24-9-32-6-7-15-10-27-10-10 0-19 3-25 10s-9 17-9 28v27h-43c-4-3-8-6-10-11s-3-11-3-16c0-11 4-21 12-31 8-8 19-15 32-20 14-6 30-8 46-8 20 0 37 3 52 9 14 7 25 16 33 29 8 12 11 26 11 43v108c0 5 1 8 3 11 1 3 4 5 8 7 3 1 9 3 16 3zM12006 285c-10 15-22 27-36 35-13 7-28 11-44 11-12 0-23-3-32-8-10-5-17-12-22-21-5-8-8-18-8-29 0-17 6-31 16-42s26-19 46-25l87-25v21l-57 17c-11 4-20 9-25 15s-7 15-7 25c0 6 1 11 4 16s7 9 12 12 11 4 17 4c9 0 17-2 26-7 9-4 17-11 23-19zM12190 90l-20 71-68-27v-17l68-27zM12102 304c7-1 13-2 16-4 4-2 7-4 9-6s2-6 2-10v-158l61-36v194c0 4 1 8 2 10 2 2 5 4 9 6s9 3 16 4v21h-115zM12243 304c7-1 12-2 16-4s7-4 8-6c2-2 3-6 3-10v-116c0-11-3-20-9-26s-15-9-26-9c-7 0-15 2-22 5-8 2-15 6-22 11s-13 10-18 16v-18c7-11 16-22 26-30 11-9 21-15 32-20 12-5 23-7 34-7 21 0 37 6 49 17 11 11 17 29 17 51v126c0 4 0 8 2 10s4 4 8 6 10 3 17 4v21h-115zM12383 304c7-1 13-2 17-4s6-4 8-6 3-6 3-10v-116c0-11-3-20-9-26s-15-9-27-9c-7 0-14 2-22 5-7 2-14 6-21 11s-13 10-19 16v-18c8-11 17-22 26-30 11-9 22-15 33-20s22-7 33-7c21 0 38 6 49 17s17 29 17 51v126c0 4 1 8 2 10 2 2 5 4 9 6s9 3 16 4v21h-115zM12525 289c0-7 2-13 5-19 4-6 9-11 15-14 6-4 12-6 19-6s14 2 20 6c6 3 11 8 14 14 4 6 6 12 6 19s-2 14-6 20c-3 6-8 11-14 14-6 4-13 5-20 5s-13-1-19-5c-6-3-11-8-15-14-3-6-5-13-5-20z">
          <text:p/>
        </draw:path>
        <draw:polygon draw:style-name="gr1" draw:text-style-name="P1" draw:layer="layout" svg:width="18.627cm" svg:height="0.018cm" svg:x="1.199cm" svg:y="18.751cm" svg:viewBox="0 0 18628 19" draw:points="0,0 18628,0 18628,19 0,19">
          <text:p/>
        </draw:polygon>
        <draw:polygon draw:style-name="gr1" draw:text-style-name="P1" draw:layer="layout" svg:width="18.627cm" svg:height="0.018cm" svg:x="1.199cm" svg:y="19.822cm" svg:viewBox="0 0 18628 19" draw:points="0,0 18628,0 18628,19 0,19">
          <text:p/>
        </draw:polygon>
        <draw:polygon draw:style-name="gr1" draw:text-style-name="P1" draw:layer="layout" svg:width="18.627cm" svg:height="0.017cm" svg:x="1.199cm" svg:y="20.893cm" svg:viewBox="0 0 18628 18" draw:points="0,0 18628,0 18628,18 0,18">
          <text:p/>
        </draw:polygon>
        <draw:path draw:style-name="gr1" draw:text-style-name="P1" draw:layer="layout" svg:width="2.524cm" svg:height="0.375cm" svg:x="1.241cm" svg:y="18.083cm" svg:viewBox="0 0 2525 376" svg:d="M224 99c-4-15-9-26-15-36-7-11-15-18-25-22-10-5-22-7-35-7-18 0-34 5-47 14s-23 23-30 40-11 37-11 60c0 24 4 45 12 63 7 17 17 31 31 41 13 10 29 14 47 14 12 0 23-2 32-7 9-4 17-12 25-22 8-11 16-25 23-42h21l-12 69c-11 7-26 14-42 18-17 5-34 7-52 7-28 0-53-6-75-17s-40-27-53-47c-12-21-18-44-18-69 0-28 6-52 19-74s30-40 52-52 47-19 75-19c18 0 36 2 53 7 18 4 33 10 44 17v64zM372 289c-19 0-35-4-50-13-14-9-26-20-34-36-8-15-12-32-12-51 0-20 4-39 13-56 9-16 21-30 36-39 15-10 32-15 50-15s35 4 49 13c15 9 26 21 34 36 9 15 13 32 13 51 0 21-4 39-13 56-9 16-21 30-36 40-15 9-32 14-50 14zM376 269c9 0 16-3 22-9s10-15 13-26c3-12 5-27 5-44 0-18-2-34-6-48-4-13-9-24-16-31-6-8-14-12-23-12s-16 3-22 9-10 15-14 27c-3 11-4 26-4 43 0 18 2 34 6 48 3 13 8 24 15 32 7 7 15 11 24 11zM567 79l-18 62-59-23v-15l59-24zM490 265c6 0 11-1 15-2 3-2 5-4 7-6 1-2 2-5 2-9v-138l53-31v169c0 4 1 7 3 9 1 2 3 4 7 6 3 1 8 2 13 2v19h-100zM617 265c6 0 10-1 14-2 3-2 6-4 7-6s2-5 2-9v-100c0-11-3-19-8-24s-13-8-24-8c-6 0-12 2-19 4s-13 6-19 10c-7 5-12 10-17 16v-16c7-10 14-19 23-26 9-8 19-14 29-18 10-5 20-7 30-7 19 0 33 5 43 15 10 11 15 26 15 45v109c0 4 1 7 2 9 2 2 4 4 7 6 4 1 9 2 15 2v19h-100zM739 265c5 0 10-1 13-2 4-2 7-4 8-6 2-2 2-5 2-9v-164c0-16 5-32 14-44s22-22 39-29 37-11 59-11c16 0 31 2 44 6 13 3 23 8 30 14s11 14 11 22c0 5-1 9-4 13-3 5-6 8-11 10h-43v-12c0-12-3-20-9-26s-14-9-25-9-20 2-28 8c-8 4-14 12-18 22s-6 22-6 35v164c0 4 1 7 2 9 2 3 5 5 9 6 5 1 10 3 18 3v19h-105zM735 94c13-3 23-8 31-13 9-5 17-13 26-22h18v59h-75zM936 118h-141v-34h141zM877 265c6 0 11-1 14-2 4-2 6-4 7-6 2-2 3-6 3-9v-164l35-5h18v169c0 3 0 7 2 9 1 2 4 4 7 6 4 1 8 2 14 2v19h-100zM1140 99c10-4 18-7 23-9 6-2 11-4 15-4 4-2 8-2 12-2h11v34h-61zM1093 79c16 0 30 3 43 9 12 6 22 14 29 24s10 22 10 35c0 14-4 26-11 38-8 11-18 20-31 26-13 7-27 10-43 10s-30-3-43-8c-13-6-23-14-29-24-7-11-11-22-11-36 0-13 4-26 11-37 8-11 18-21 31-27 13-7 28-10 44-10zM1090 98c-11 0-19 4-24 13-6 8-9 20-9 36 0 10 2 20 5 28 3 9 7 16 12 20 6 5 12 7 19 7 10 0 18-4 24-12 5-9 8-21 8-37 0-10-1-20-4-28-3-9-8-15-13-20-6-4-12-7-18-7zM1060 293c-11 0-20 3-26 8-7 6-10 13-10 23 0 7 2 12 7 17 4 5 10 9 19 12 8 3 18 4 30 4h13c12 0 23-1 33-5 10-3 18-8 23-13 5-6 8-12 8-19 0-8-3-14-8-18s-13-6-22-6h-90v-10c-11 0-20-3-27-10-6-7-10-16-10-27 0-8 3-16 7-22 5-7 11-13 19-17s18-6 29-8l5 14c-8 0-14 2-19 5-4 3-6 7-6 12 0 6 1 9 4 12 3 2 8 4 13 4h86c12 0 23 2 32 7 10 4 17 11 22 19s8 18 8 29c0 13-5 25-14 36-10 11-23 19-39 26-17 6-35 10-54 10h-13c-18 0-34-3-49-7-14-4-25-9-33-17-7-7-11-15-11-24 0-8 2-16 8-23 5-7 13-13 23-17 9-4 19-6 30-6h19v11zM1272 141l-59-23v-15l59-24h18zM1290 220c0 11 2 19 8 24 5 5 13 7 24 7 6 0 12-1 19-3 6-2 13-6 19-10 7-5 13-10 17-16v16c-6 10-14 19-23 27-9 7-19 13-29 18-10 4-20 6-29 6-19 0-34-5-44-15-11-11-16-26-16-45v-117l54-33zM1398 141l-59-23v-15l59-24h18zM1416 233c0 4 1 8 2 10 2 2 4 4 7 6 4 1 9 2 15 4v18l-59 17h-18v-176l53-33zM1515 141l-59-23v-15l59-24h18zM1533 246c0 5 1 8 3 10 1 3 4 5 8 6s9 3 16 3v19h-104v-19c7 0 11-1 15-2 3-2 5-4 7-6 1-2 2-5 2-9v-138l53-31zM1526 149c8-15 15-27 21-37s13-18 19-24c7-6 13-9 19-9 3 0 6 0 9 2 2 0 4 2 6 3v48h-11c-10 0-18 1-26 4-7 2-13 6-19 10-6 5-11 11-18 19zM1810 281c-5 2-11 4-17 5-5 1-11 2-16 2-14 0-25-4-32-11-8-7-11-18-11-32v-112c0-11-3-20-9-26-5-7-13-10-23-10-9 0-16 3-22 9-5 6-8 14-8 24v23h-38c-3-2-6-5-8-10-2-4-3-8-3-13 0-9 3-18 10-26 7-7 17-13 29-18s26-7 40-7c18 0 33 3 45 8 13 6 23 14 29 24 7 11 10 23 10 38v95c0 4 1 7 2 10 2 2 4 4 7 5 4 2 8 3 15 4zM1741 249c-9 13-19 23-31 30s-25 10-39 10c-10 0-20-2-28-7-8-4-14-10-18-18-5-8-7-16-7-26 0-14 4-26 13-36s22-17 40-22l77-22v18l-51 15c-10 3-17 8-21 14-4 5-6 12-6 21 0 5 1 10 3 14 3 5 6 8 11 11 4 3 9 4 14 4 8 0 16-2 23-6 8-5 14-10 20-18zM1814 95c10-4 19-8 25-12 7-4 13-9 18-15 4-6 9-15 13-25h24v75h-80zM1894 231c0 7 2 12 5 17 4 4 9 7 16 10 8 2 18 3 30 4v19c-7 2-15 4-23 6-8 1-15 2-22 2-19 0-33-5-43-14-11-10-16-24-16-42v-132h53zM1941 118h-67v-34h67zM1981 33c0-6 1-12 4-17s7-9 12-12 11-4 17-4 12 1 17 4 9 7 12 12 5 11 5 17-2 12-5 17-7 10-12 13-11 4-17 4-12-1-17-4-9-8-12-13-4-11-4-17zM2025 141l-59-23v-15l59-24h18zM2043 248c0 3 1 7 2 9s4 4 7 6c4 1 8 2 14 2v19h-100v-19c6 0 11-1 14-2 3-2 6-4 7-6 2-2 2-5 2-9v-138l54-31zM2180 289c-18 0-35-4-49-13-15-9-26-20-35-36-8-15-12-32-12-51 0-20 5-39 14-56 8-16 20-30 35-39 16-10 32-15 51-15 18 0 34 4 49 13 14 9 26 21 34 36s12 32 12 51c0 21-4 39-13 56-9 16-21 30-36 40-15 9-31 14-50 14zM2185 269c8 0 15-3 21-9s10-15 13-26c4-12 5-27 5-44 0-18-2-34-6-48-3-13-9-24-15-31-7-8-15-12-23-12-9 0-17 3-22 9-6 6-11 15-14 27-3 11-5 26-5 43 0 18 2 34 6 48 3 13 9 24 15 32 7 7 15 11 25 11zM2376 79l-18 62-59-23v-15l59-24zM2299 265c6 0 11-1 14-2 3-2 6-4 7-6s2-5 2-9v-138l54-31v169c0 4 0 7 2 9 1 2 4 4 7 6 3 1 8 2 14 2v19h-100zM2425 265c6 0 11-1 14-2 4-2 6-4 7-6 2-2 2-5 2-9v-100c0-11-2-19-7-24s-13-8-24-8c-6 0-13 2-20 4-6 2-13 6-19 10-6 5-12 10-17 16v-16c7-10 15-19 24-26 9-8 18-14 28-18 10-5 20-7 30-7 19 0 34 5 44 15 9 11 14 26 14 45v109c0 4 1 7 3 9 1 2 3 4 7 6 3 1 8 2 14 2v19h-100z">
          <text:p/>
        </draw:path>
        <draw:path draw:style-name="gr1" draw:text-style-name="P1" draw:layer="layout" svg:width="1.346cm" svg:height="0.372cm" svg:x="10.382cm" svg:y="18.083cm" svg:viewBox="0 0 1347 373" svg:d="M59 140l-59-23v-15l59-24h18zM77 337c0 4 1 7 2 9 2 2 4 4 7 5 4 1 9 2 15 3v19h-101v-19c7-1 11-2 15-3 3-1 5-3 7-5 1-2 2-5 2-9v-228l53-31zM52 135c6-12 14-22 22-31 9-8 18-15 28-19 10-5 21-7 33-7 15 0 29 4 42 13 13 8 23 19 31 33 7 15 11 31 11 48 0 23-5 43-14 61-8 17-21 31-38 41-16 10-35 15-56 15-12 0-25-2-36-8-12-4-22-11-31-19l14-29c8 11 15 19 23 24 7 4 16 6 25 6 12 0 22-3 30-9 9-7 16-16 20-28 5-12 7-26 7-42 0-15-2-28-6-38-4-11-10-20-18-25-7-6-17-9-27-9-7 0-14 2-21 5s-13 7-20 12c-5 6-10 12-14 20zM253 173v-39h100v39zM483 102c-8 1-14 2-18 4s-6 4-6 7c-1 4 0 8 3 14l40 102h-8l41-102c2-6 3-10 3-14-1-3-3-5-7-7-3-2-9-3-17-4v-19h75v19c-5 1-9 2-11 3-3 1-5 3-7 4-2 2-3 5-4 8l-74 170h-18l-78-169c-1-4-3-7-5-9-1-1-3-3-6-4s-7-2-11-3v-19h108zM788 280c-5 3-10 5-16 6s-11 2-17 2c-14 0-24-4-32-12-7-7-11-18-11-32v-112c0-11-3-20-8-26-5-7-13-10-23-10-9 0-17 3-22 9-6 6-9 14-9 24v23h-37c-4-2-7-5-9-10-2-4-3-8-3-13 0-9 4-18 11-26 7-7 16-13 29-18 12-5 25-7 40-7 17 0 32 3 45 8 12 6 22 14 29 24 6 11 10 23 10 38v95c0 4 0 7 2 10 1 2 4 4 7 5 3 2 8 3 14 4zM720 248c-9 13-20 23-31 30-12 8-25 11-40 11-10 0-19-2-27-8-8-4-15-10-19-18s-7-16-7-26c0-14 5-26 14-36s22-17 40-22l77-22v18l-51 15c-10 3-17 8-22 14-4 5-6 12-6 21 0 5 1 10 4 14 2 5 6 8 10 11s9 4 15 4c8 0 15-2 23-6 7-5 14-10 20-18zM863 71l-59-28v-14l59-29h18zM881 247c0 4 1 7 2 9 2 2 4 4 8 6 3 1 7 2 13 2v20h-100v-20c6 0 11-1 14-2 4-2 6-4 7-6 2-2 3-5 3-9v-215l53-32zM978 140l-59-23v-15l59-24h18zM996 219c0 11 2 19 8 24 5 5 13 7 24 7 6 0 12-1 19-3 8-2 14-6 21-10 6-5 12-10 17-16v16c-7 10-15 19-24 27-9 7-20 13-30 19-10 4-19 6-29 6-19 0-34-5-44-16s-16-26-16-45v-117l54-33zM1105 140l-59-23v-15l59-24h18zM1123 232c0 4 1 8 2 10 2 2 4 4 8 6 3 1 8 2 14 4v18l-59 18h-18v-177l53-33zM1347 232c-9 19-20 33-35 42-14 10-30 15-50 15-19 0-36-4-51-14-15-8-27-20-35-35s-12-32-12-51c0-21 4-40 13-57 9-16 21-30 37-39 15-10 32-15 51-15 16 0 29 4 41 10 12 7 22 17 28 29 7 13 11 27 11 44v13h-142v-20l98-2-6 9c0-14-1-25-4-34s-7-16-12-20c-5-5-11-8-19-8-9 0-17 4-24 10s-12 14-16 25-5 24-5 39 2 28 7 39 12 19 22 25c9 6 21 9 34 9 11 0 21-2 30-6 10-4 19-11 27-20z">
          <text:p/>
        </draw:path>
        <draw:path draw:style-name="gr1" draw:text-style-name="P1" draw:layer="layout" svg:width="1.748cm" svg:height="0.288cm" svg:x="13.324cm" svg:y="18.083cm" svg:viewBox="0 0 1749 289" svg:d="M223 98c-4-15-9-26-15-36-7-10-15-17-25-21-9-5-21-7-35-7-18 0-34 5-47 14-13 8-23 22-30 39s-10 37-10 61 3 45 11 63c7 17 17 31 31 41 13 10 29 14 47 14 12 0 23-2 32-7 9-4 17-12 25-22 8-11 16-25 23-42h21l-12 69c-11 7-26 14-42 18-17 5-34 7-52 7-28 0-53-6-75-17s-40-27-52-47c-12-21-18-44-18-69 0-29 6-53 19-75 12-22 29-39 51-51s47-19 75-19c18 0 36 2 53 7 18 4 33 10 44 17v63zM371 289c-19 0-35-4-50-13-14-9-26-20-34-36-8-15-12-32-12-51 0-20 4-39 13-57 9-16 21-30 36-39 15-10 32-15 50-15s35 4 49 13c15 9 26 21 34 36 9 16 13 33 13 52 0 21-4 39-13 56-9 16-21 30-36 40-15 9-32 14-50 14zM375 269c9 0 16-3 22-9s10-15 13-26c3-12 5-27 5-44 0-18-2-34-6-49-4-13-9-24-16-31-6-8-14-12-23-12s-16 3-22 9-10 15-14 27c-3 12-4 27-4 44 0 18 2 34 6 48 3 13 8 24 15 32 7 7 15 11 24 11zM547 71l-59-28v-14l59-29h18zM565 248c0 4 0 7 2 9 1 2 4 4 7 6 3 1 8 2 14 2v19h-100v-19c6 0 11-1 14-2 3-2 6-4 7-6s2-5 2-9v-216l54-32zM550 129c7-10 15-19 24-26 9-8 18-14 28-18 10-5 20-7 30-7 19 0 34 5 44 15 9 11 14 26 14 45v110c0 4 1 7 3 9 1 2 3 4 7 6 3 1 8 2 14 2v19h-100v-19c6 0 11-1 14-2 4-2 6-4 7-6 2-2 2-5 2-9v-100c0-12-2-20-7-25s-13-8-24-8c-6 0-13 2-20 4-6 2-13 6-19 10-6 5-12 10-17 17zM914 233c-8 19-20 33-34 42s-31 14-50 14c-20 0-37-4-52-13-14-8-26-20-34-35-9-15-12-32-12-51 0-21 4-40 13-58 9-16 21-30 36-39 16-10 33-15 51-15 16 0 30 4 42 10 12 7 21 17 28 29 7 13 10 28 10 45v13h-141v-20l97-2-5 9c0-14-2-26-5-35-2-9-6-16-11-20-6-5-12-8-19-8-9 0-17 4-24 10s-13 14-16 25c-4 12-6 25-6 40s3 28 7 39c5 11 13 19 22 25 10 6 21 9 35 9 10 0 20-2 30-6 9-4 18-11 27-20zM1013 78l-18 62-59-23v-15l59-24zM936 265c6 0 11-1 14-2 3-2 6-4 7-6s2-5 2-9v-139l54-31v170c0 4 0 7 2 9 1 2 4 4 7 6 3 1 8 2 14 2v19h-100zM1062 265c6 0 11-1 14-2 4-2 6-4 7-6 2-2 3-5 3-9v-100c0-12-3-20-8-25s-13-8-24-8c-6 0-13 2-20 4-6 2-13 6-19 10-6 5-12 10-17 17v-17c7-10 15-19 24-26 9-8 18-14 28-18 10-5 20-7 30-7 19 0 34 5 44 15 9 11 14 26 14 45v110c0 4 1 7 3 9 1 2 4 4 7 6 3 1 8 2 14 2v19h-100zM1247 16l-16 109h-22l-17-109zM1303 217c5 17 12 30 20 39 9 8 20 12 32 12 8 0 14-1 20-3 6-3 10-6 13-11 3-4 5-9 5-15 0-5-1-10-4-13-2-4-6-8-11-10-6-3-13-6-22-9-3 0-6-1-10-2-16-4-28-8-38-14-10-5-17-11-22-19-4-8-6-18-6-29 0-13 3-24 9-34 7-10 16-17 29-23 12-5 25-8 41-8 14 0 27 2 38 5 12 3 22 7 32 14v47h-24c-4-15-9-26-17-34-9-7-18-11-30-11-6 0-12 1-17 3s-9 5-11 9c-3 4-4 9-4 13 0 6 1 10 4 14 2 3 6 7 12 10s14 6 25 8c18 4 32 9 43 14 10 6 18 13 23 21s7 18 7 30c0 14-3 26-10 36s-17 18-30 24c-13 5-28 8-45 8-15 0-28-2-42-6-13-4-24-9-33-16v-50zM1707 71l-58-28v-14l58-29h19zM1726 233c0 4 0 8 2 10 1 2 4 4 7 6 3 1 8 2 14 4v18l-59 17h-18v-255l54-33zM1691 132c-8-10-15-18-23-22-7-5-16-7-25-7-11 0-22 3-30 10-9 6-16 15-20 27-5 13-7 27-7 43 0 15 2 28 6 39 4 10 10 19 18 24 8 6 17 9 27 9 7 0 14-2 21-5s13-7 19-12c6-6 11-12 16-20l5 14c-7 12-15 23-23 31-9 9-18 15-28 19-11 5-21 7-33 7-15 0-29-4-42-12-13-9-23-20-30-34-8-15-11-31-11-48 0-23 4-43 13-61s22-32 38-41c16-10 35-15 56-15 12 0 25 2 36 7 12 5 22 11 31 19z">
          <text:p/>
        </draw:path>
        <draw:path draw:style-name="gr1" draw:text-style-name="P1" draw:layer="layout" svg:width="1.013cm" svg:height="0.272cm" svg:x="16.909cm" svg:y="18.099cm" svg:viewBox="0 0 1014 273" svg:d="M62 221c0 7 1 12 3 16s5 7 10 8c5 2 12 3 20 4v19h-95v-19c9-1 15-2 20-4 4-1 8-4 9-8 3-4 4-9 4-16v-173c0-7-1-13-4-16-1-4-5-7-9-9-5-2-11-3-20-4v-19h97l-35 38zM188 219l-11 50h-30l-90-219v-50h40zM168 219l90-219h9v50l-90 219h-30zM354 19c-9 1-16 2-21 4-4 2-8 5-10 9-2 3-2 9-2 16v173c0 7 0 12 2 16s6 7 10 8c5 2 12 3 21 4v19h-125v-19c9-1 16-2 20-4 5-1 8-4 10-8 3-4 4-9 4-16v-183l-5-38h96zM557 217c-9 19-20 33-35 42-14 9-30 14-50 14-19 0-36-4-51-13-15-8-26-20-35-35-8-15-12-33-12-52 0-21 4-40 13-57 9-16 21-30 37-39 15-10 32-15 51-15 16 0 29 4 41 10 12 7 22 17 28 29 7 13 11 27 11 44v13h-142v-20l98-2-6 9c0-14-1-25-4-34s-7-16-12-20c-5-5-11-8-19-8-9 0-17 4-24 10s-12 14-16 25-5 24-5 39 2 28 7 40c5 11 12 19 22 25 9 6 21 9 34 9 11 0 21-2 30-6 10-4 19-11 27-20zM771 265c-5 2-11 4-17 5-5 1-11 2-16 2-14 0-25-4-32-11s-11-18-11-32v-113c0-11-3-20-8-26-6-7-13-10-23-10s-17 3-23 9c-5 6-8 14-8 24v23h-37c-4-2-7-5-9-10-2-4-3-8-3-13 0-9 4-18 11-26 7-7 16-13 28-18s26-7 41-7c17 0 32 3 45 8 12 6 22 14 28 24 7 11 10 23 10 38v96c0 4 1 7 2 10 2 2 4 4 8 5 3 2 8 3 14 4zM703 233c-10 13-20 23-32 30s-25 10-39 10c-10 0-19-2-27-7-9-4-15-10-19-18-5-8-7-16-7-26 0-14 5-26 13-37 9-10 23-17 41-22l76-22v18l-50 15c-10 3-18 8-22 14-4 5-6 13-6 22 0 5 1 10 3 14 3 5 6 8 11 11 4 3 9 4 15 4 7 0 15-2 22-6 8-5 15-10 21-18zM865 62l-18 62-60-23v-15l60-24zM787 249c6 0 11-1 14-2 3-2 6-4 7-6s2-5 2-9v-139l55-31v170c0 4 0 7 2 9 1 2 4 4 7 6 3 1 8 2 14 2v19h-101zM914 249c6 0 11-1 14-2 4-2 6-4 7-6 2-2 3-5 3-9v-101c0-11-3-19-8-24s-13-8-24-8c-6 0-13 2-20 4-6 2-13 6-19 10-6 5-12 10-17 16v-16c7-10 15-19 24-26 9-8 18-14 28-18 10-5 20-7 30-7 19 0 34 5 44 15 9 11 14 26 14 45v110c0 4 1 7 3 9 1 2 3 4 7 6 3 1 8 2 14 2v19h-100z">
          <text:p/>
        </draw:path>
        <draw:frame draw:style-name="gr2" draw:text-style-name="P3" draw:layer="layout" svg:width="16.55cm" svg:height="0.577cm" svg:x="0.988cm" svg:y="14.759cm">
          <draw:text-box>
            <text:p text:style-name="P2"><text:span text:style-name="T1">Monoto</text:span><text:span text:style-name="T1">nically </text:span><text:span text:style-name="T1">increasin</text:span><text:span text:style-name="T1">g. The </text:span><text:span text:style-name="T1">higher </text:span><text:span text:style-name="T1">the </text:span><text:span text:style-name="T1">curiosity </text:span><text:span text:style-name="T1">intensity</text:span><text:span text:style-name="T1">, the </text:span><text:span text:style-name="T1">stronger </text:span><text:span text:style-name="T1">the </text:span><text:span text:style-name="T1">eﬀect.</text:span></text:p>
          </draw:text-box>
        </draw:frame>
        <draw:frame draw:style-name="gr3" draw:text-style-name="P4" draw:layer="layout" svg:width="0.369cm" svg:height="0.42cm" svg:x="18.001cm" svg:y="18.027cm">
          <draw:text-box>
            <text:p text:style-name="P2"><text:span text:style-name="T6">Δ</text:span></text:p>
          </draw:text-box>
        </draw:frame>
        <draw:frame draw:style-name="gr3" draw:text-style-name="P4" draw:layer="layout" svg:width="4.07cm" svg:height="0.501cm" svg:x="1.226cm" svg:y="19.041cm">
          <draw:text-box>
            <text:p text:style-name="P2"><text:span text:style-name="T3">Curiosity </text:span><text:span text:style-name="T3">alone </text:span><text:span text:style-name="T3">(C=0.95)</text:span></text:p>
          </draw:text-box>
        </draw:frame>
        <draw:frame draw:style-name="gr3" draw:text-style-name="P4" draw:layer="layout" svg:width="0.942cm" svg:height="0.501cm" svg:x="10.376cm" svg:y="19.041cm">
          <draw:text-box>
            <text:p text:style-name="P2"><text:span text:style-name="T3">0.034</text:span></text:p>
          </draw:text-box>
        </draw:frame>
        <draw:frame draw:style-name="gr3" draw:text-style-name="P4" draw:layer="layout" svg:width="0.942cm" svg:height="0.501cm" svg:x="13.309cm" svg:y="19.041cm">
          <draw:text-box>
            <text:p text:style-name="P2"><text:span text:style-name="T3">0.205</text:span></text:p>
          </draw:text-box>
        </draw:frame>
        <draw:path draw:style-name="gr1" draw:text-style-name="P1" draw:layer="layout" svg:width="5.163cm" svg:height="0.392cm" svg:x="1.241cm" svg:y="20.204cm" svg:viewBox="0 0 5164 393" svg:d="M131 308c-24 0-47-5-67-17s-35-29-47-49-17-43-17-68c0-27 5-52 17-74 12-21 28-38 48-50 21-12 45-18 72-18 24 0 46 6 66 18s36 28 48 48c11 21 17 43 17 68 0 27-6 52-18 74-11 21-27 38-48 50s-44 18-71 18zM137 286c14 0 27-5 38-14 11-8 19-21 24-38 6-16 9-37 9-61s-3-45-10-63c-6-18-15-31-27-41-11-10-24-15-39-15s-28 5-39 13c-11 9-19 22-25 39-5 17-8 37-8 61s3 45 9 62c7 19 16 32 27 42 12 10 25 15 41 15zM350 160l-59-23v-15l59-24h17zM367 356c0 4 1 7 2 9 2 2 4 4 8 5 3 1 8 2 14 3v20h-100v-20c6-1 11-2 14-3s6-3 7-5 2-5 2-9v-226l53-32zM342 156c7-13 14-23 22-31 9-9 19-16 29-20 10-5 21-7 32-7 16 0 30 5 43 13 12 8 22 19 30 34 7 14 11 30 11 48 0 22-5 43-13 60-9 18-22 31-38 41-17 9-35 14-57 14-12 0-24-2-36-6-12-5-22-12-30-20l13-28c8 11 16 18 23 23 7 4 16 6 25 6 12 0 22-3 31-9s15-16 20-27c4-13 7-26 7-42 0-15-2-28-6-39s-10-19-18-25-17-9-28-9c-7 0-14 2-20 5-7 3-14 7-20 13-6 5-11 12-15 19zM528 114c10-3 18-7 25-11 7-5 12-10 17-16s9-14 14-23h24v73h-80zM608 250c0 7 1 13 5 17 3 4 9 7 16 10 8 2 18 4 30 4v19c-8 3-16 5-23 6-8 1-16 2-22 2-19 0-34-5-44-14-10-10-15-24-15-41v-133h53zM654 137h-66v-34h66zM695 53c0-6 1-12 4-16 3-6 7-10 12-13 5-2 10-4 17-4 6 0 12 2 17 4 5 3 9 7 12 13 3 4 4 10 4 16 0 7-1 13-4 18s-7 8-12 11-11 5-17 5c-7 0-12-2-17-5s-9-7-12-12-4-11-4-17zM738 160l-59-23v-15l59-24h18zM756 267c0 4 1 7 3 9 1 3 3 4 7 6 3 1 8 2 14 3v18h-101v-18c6-1 11-2 15-3 3-2 5-3 7-6 1-2 2-5 2-9v-137l53-32zM875 98l-18 62-59-23v-15l59-24zM798 285c6-1 11-2 14-3 4-2 6-3 7-6 2-2 3-5 3-9v-137l53-32v169c0 4 1 7 2 9 2 3 4 4 7 6 4 1 8 2 14 3v18h-100zM921 285c6-1 11-2 14-3 3-2 6-3 7-6 2-2 2-5 2-9v-101c0-10-2-18-7-23s-13-7-23-7c-6 0-13 1-19 4-7 2-13 5-19 9s-12 9-16 14v-16c6-9 14-18 23-25s18-13 28-17c10-5 19-7 29-7 19 0 33 6 43 16 9 10 14 24 14 43v110c0 4 1 7 3 9 1 3 3 4 7 6 3 1 8 2 14 3v18h-100zM1044 285c6-1 11-2 14-3 3-2 6-3 7-6 2-2 2-5 2-9v-101c0-10-2-18-7-23-6-5-13-7-24-7-6 0-12 1-19 4-6 2-12 5-19 9-5 4-11 9-15 14v-16c6-9 14-18 23-25 8-7 18-13 28-17 10-5 19-7 28-7 19 0 34 6 43 16 10 10 15 24 15 43v110c0 4 1 7 3 9 1 3 3 4 7 6 3 1 8 2 14 3v18h-100zM1359 301c-5 2-11 3-17 5-6 1-12 1-17 1-14 0-25-4-32-11-8-7-11-18-11-31v-112c0-12-3-21-9-27-5-6-13-10-23-10-9 0-16 3-22 9-5 6-8 14-8 25v22h-38c-3-2-6-5-8-9s-3-9-3-14c0-9 3-18 10-25 7-8 17-14 29-19 12-4 26-7 40-7 18 0 33 3 45 9 13 5 23 13 29 24 7 10 10 23 10 38v94c0 4 1 8 2 10 2 2 5 4 8 6 4 1 8 2 15 3zM1289 268c-9 14-19 24-31 30-12 7-25 10-39 10-10 0-20-2-28-6-8-5-14-11-18-19-5-7-7-16-7-25 0-15 4-27 13-37s22-17 40-22l77-21v17l-51 16c-10 3-17 7-21 13-4 5-6 13-6 21 0 6 1 10 3 15 3 4 6 8 11 10 4 3 9 4 14 4 8 0 16-2 23-6 8-4 14-10 20-18zM1433 92l-59-28v-15l59-28h19zM1452 267c0 4 0 7 2 9 1 3 4 4 7 6 3 1 8 2 14 3v18h-101v-18c7-1 11-2 15-3 3-2 5-3 7-6 1-2 2-5 2-9v-215l54-31zM1562 282c30-24 53-44 71-61s31-33 40-48c9-16 13-31 13-47 0-10-2-18-6-26-3-7-9-12-16-17-8-4-16-6-26-6-11 0-22 3-31 8s-18 13-26 23l-14-10c9-22 21-38 37-49 15-12 35-17 57-17 17 0 32 3 45 9 14 7 23 16 30 28s11 26 11 42c0 18-6 36-17 53s-26 33-46 49c-21 16-45 33-74 50v-10h140v50h-188zM1862 251c0 7 1 13 3 18 2 4 6 7 11 8 6 2 13 3 23 3h3v23h-132v-19c9 0 16-1 20-3 5-2 8-5 10-9s3-9 3-16v-172c0-7-1-12-3-16s-5-6-10-8c-4-3-11-4-20-4v-19h92zM1900 37c30 0 56 5 78 16 23 10 40 25 52 45 12 19 18 41 18 68 0 26-6 50-18 71s-28 37-49 49c-22 12-46 17-73 17h-66v-23h63c16 0 30-4 43-12 12-9 22-22 30-38 7-16 11-35 11-56 0-24-4-44-12-61-8-18-20-31-35-40s-32-13-52-13h-48v-23zM2160 180c0-25 4-49 12-71 9-23 19-43 32-61s27-34 43-48h23c-20 28-36 58-47 88-10 31-16 62-16 92 0 31 6 62 16 92 11 31 27 61 47 89h-23c-16-14-30-30-43-48s-23-38-32-60c-8-23-12-47-12-73zM2522 118c-3-14-8-26-15-36-6-9-14-16-24-21-10-4-22-7-36-7-18 0-33 5-46 14s-23 22-30 39-11 37-11 60c0 24 4 45 11 63 8 18 18 31 32 41 13 10 29 15 47 15 12 0 22-3 32-7 9-5 17-13 25-23s15-24 23-42h21l-12 69c-12 8-26 14-43 19-16 4-34 6-51 6-28 0-53-5-75-16-22-12-40-27-52-48-12-20-18-43-18-69 0-27 6-52 18-73 13-22 30-40 52-52s47-18 75-18c18 0 36 2 53 6 18 5 32 11 44 18v62zM2775 109v30h-185v-30zM2775 201v30h-185v-30zM2925 308c-21 0-41-5-57-17-17-12-30-28-39-49s-14-45-14-72c0-26 5-50 14-71s23-38 39-50c17-11 36-17 58-17s41 6 57 17c17 12 30 28 39 49 10 21 14 45 14 71 0 27-5 51-14 73-9 21-22 37-39 49s-36 17-58 17zM2934 283c9 0 17-3 23-9 7-7 12-17 15-29 4-13 6-28 6-47 0-27-3-51-8-73-6-21-13-38-22-50-10-12-20-18-32-18-9 0-17 3-23 10-6 6-11 16-14 29-4 12-5 28-5 46 0 27 2 52 7 73 5 22 13 38 22 50s19 18 31 18zM3064 272c0-6 1-12 4-17 4-5 8-9 13-12 6-4 11-5 17-5s12 1 17 5c6 3 10 7 13 12 3 6 5 11 5 17s-2 12-5 18c-3 5-7 9-13 12-5 3-11 4-17 4s-11-1-17-4c-5-3-9-7-13-12-3-6-4-12-4-18zM3180 292c43-12 75-31 96-56 22-26 34-58 34-95 0-17-3-32-8-45-4-13-10-23-18-29-8-7-17-11-28-11-9 0-17 3-24 8-7 4-13 11-16 19-4 9-6 19-6 30 0 12 3 23 7 33 5 9 11 16 19 21 9 5 18 8 29 8 9 0 18-2 26-6 9-4 16-10 23-18l1 18c-9 13-20 23-33 30s-27 10-43 10c-15 0-30-3-43-10-12-7-22-17-29-30-7-12-11-26-11-41 0-18 5-34 14-49s21-26 37-35c16-8 33-12 53-12 22 0 40 4 57 14 16 9 29 22 38 40 9 17 13 36 13 59 0 28-7 54-22 76-14 23-35 41-62 56-28 15-60 26-99 31zM3389 239c9 13 20 24 32 30 12 7 25 10 40 10 11 0 21-2 29-5s15-8 19-15c5-6 7-14 7-23 0-11-4-21-12-29-7-8-19-15-35-19-17-6-37-9-63-11l27-140h134v50h-132l14-6-11 54-10-12c47 3 84 13 108 30 24 16 36 39 36 68 0 18-4 33-13 46-8 13-20 23-35 30-16 8-33 11-53 11-24 0-44-5-60-14-17-10-29-25-37-45zM3590 346c11-2 22-5 31-11s16-13 22-22c5-9 7-19 7-30h6c0 8-2 13-7 17-4 4-10 6-17 6-6 0-11-1-17-4-5-3-9-7-13-12-3-6-4-12-4-18s1-12 4-17c4-5 8-9 13-12 6-4 11-5 17-5 8 0 15 2 20 6 6 4 11 9 14 16 4 7 5 15 5 23 0 15-3 29-10 41s-17 22-29 29c-13 8-27 12-42 13zM3850 256c0 7 0 12 2 16 3 4 6 7 10 9 5 2 12 3 21 3v19h-125v-19c9 0 15-1 20-3s8-5 10-9 3-9 3-16v-172c0-7-1-12-3-15-2-4-5-7-10-9-5-3-11-4-20-4v-19h92zM3971 112c-3-14-7-24-12-32-5-7-12-12-20-15-8-4-19-5-32-5h-76v-23h160v75zM3895 158c6 0 11-1 15-3s7-6 9-11 5-12 6-21h20v94h-20c-1-9-4-16-6-21s-5-9-9-11-9-3-15-3h-64v-24zM4210 109v30h-185v-30zM4210 201v30h-185v-30zM4360 308c-21 0-41-5-57-17-17-12-30-28-39-49s-14-45-14-72c0-26 5-50 14-71s23-38 39-50c17-11 36-17 58-17s41 6 57 17c17 12 30 28 39 49s14 45 14 71c0 27-5 51-14 73-9 21-22 37-39 49s-36 17-58 17zM4369 283c9 0 17-3 23-9 7-7 12-17 15-29 4-13 6-28 6-47 0-27-3-51-8-73-6-21-13-38-23-50-9-12-19-18-32-18-8 0-16 3-22 10-6 6-11 16-14 29-4 12-5 28-5 46 0 27 2 52 7 73 5 22 13 38 22 50s19 18 31 18zM4499 272c0-6 1-12 4-17 4-5 8-9 13-12 5-4 11-5 17-5s12 1 17 5c6 3 10 7 13 12 3 6 5 11 5 17s-2 12-5 18c-3 5-7 9-13 12-5 3-11 4-17 4s-12-1-17-4-9-7-13-12c-3-6-4-12-4-18zM4593 282c29-24 53-44 70-61 18-17 32-33 41-48 8-16 13-31 13-47 0-10-2-18-6-26-4-7-10-12-17-17-7-4-16-6-26-6-11 0-22 3-31 8s-18 13-26 23l-14-10c9-22 21-38 37-49 16-12 35-17 57-17 18 0 33 3 46 9 13 7 23 16 29 28 7 12 11 26 11 42 0 18-6 36-17 53-10 17-26 33-46 49s-45 33-74 50v-10h140v50h-187zM4915 308c-22 0-41-5-58-17-16-12-29-28-38-49-10-21-14-45-14-72 0-26 4-50 14-71 9-21 22-38 39-50 17-11 36-17 58-17 21 0 41 6 57 17 17 12 30 28 39 49s14 45 14 71c0 27-5 51-14 73-10 21-23 37-39 49-17 12-37 17-58 17zM4924 283c9 0 17-3 23-9 7-7 12-17 15-29 4-13 6-28 6-47 0-27-3-51-9-73-5-21-12-38-22-50-9-12-20-18-32-18-9 0-16 3-22 10-7 6-11 16-15 29-3 12-5 28-5 46 0 27 3 52 8 73 5 22 12 38 22 50 9 12 19 18 31 18zM5164 180c0 26-4 50-12 73-8 22-19 42-32 60s-27 34-42 48h-24c21-28 36-58 47-89 11-30 16-61 16-92 0-30-5-61-16-92-11-30-26-60-47-88h24c15 14 29 30 42 48s24 38 32 61c8 22 12 46 12 71z">
          <text:p/>
        </draw:path>
        <draw:path draw:style-name="gr1" draw:text-style-name="P1" draw:layer="layout" svg:width="0.989cm" svg:height="0.276cm" svg:x="10.389cm" svg:y="20.236cm" svg:viewBox="0 0 990 277" svg:d="M110 277c-22 0-41-5-58-17-16-12-29-28-38-49-10-21-14-45-14-72 0-26 4-50 14-71 9-22 22-39 39-51 17-11 36-17 58-17 21 0 41 6 57 17 17 12 30 28 39 50 9 21 14 45 14 71 0 27-5 51-14 73-10 21-23 37-39 49-17 12-37 17-58 17zM119 252c9 0 17-3 23-9 7-7 12-17 15-29 4-13 6-28 6-47 0-27-3-51-9-73-5-21-12-38-22-51-9-12-20-18-32-18-9 0-16 3-22 10-7 6-11 17-15 30-3 12-5 28-5 46 0 27 3 52 8 73 5 22 12 38 22 50 9 12 19 18 31 18zM249 241c0-6 1-12 4-17s8-9 13-12c5-4 11-5 17-5s12 1 17 5c5 3 10 7 13 12 3 6 5 11 5 17s-2 12-5 18c-3 5-8 9-13 12s-11 4-17 4-12-1-17-4-10-7-13-12c-3-6-4-12-4-18zM455 277c-22 0-41-5-58-17-16-12-29-28-38-49-10-21-14-45-14-72 0-26 4-50 14-71 9-22 22-39 39-51 16-11 36-17 58-17 21 0 40 6 57 17 17 12 30 28 39 50 9 21 14 45 14 71 0 27-5 51-15 73-9 21-22 37-39 49s-36 17-57 17zM464 252c9 0 16-3 23-9 7-7 12-17 15-29 3-13 5-28 5-47 0-27-2-51-8-73-5-21-12-38-22-51-9-12-20-18-32-18-9 0-16 3-23 10-6 6-11 17-14 30-3 12-5 28-5 46 0 27 3 52 8 73 5 22 12 38 21 50s20 18 32 18zM591 251c30-24 53-44 71-61s31-33 40-48c9-16 13-31 13-47 0-10-2-18-6-26-3-7-9-12-16-17-8-5-16-7-26-7-12 0-22 3-31 9-9 5-18 13-27 23l-13-10c9-23 21-39 37-50 15-12 34-17 57-17 17 0 32 3 45 9 13 7 23 16 30 28s10 27 10 43c0 18-5 36-16 53s-26 33-46 49c-21 16-45 33-74 50v-10h140v50h-188zM801 251c29-24 53-44 71-61s31-33 40-48c9-16 13-31 13-47 0-10-2-18-6-26-4-7-9-12-16-17-8-5-16-7-26-7-12 0-22 3-31 9-9 5-18 13-27 23l-13-10c8-23 21-39 36-50 16-12 35-17 58-17 17 0 32 3 45 9 13 7 23 16 31 28 7 12 10 27 10 43 0 18-5 36-17 53-11 17-26 33-47 49-20 16-45 33-73 50v-10h141v50h-189z">
          <text:p/>
        </draw:path>
        <draw:path draw:style-name="gr1" draw:text-style-name="P1" draw:layer="layout" svg:width="0.979cm" svg:height="0.276cm" svg:x="13.322cm" svg:y="20.236cm" svg:viewBox="0 0 980 277" svg:d="M110 277c-21 0-41-5-57-17-17-12-30-28-39-49s-14-45-14-72c0-26 5-50 14-71 10-22 23-39 39-51 17-11 36-17 58-17s41 6 57 17c17 12 30 28 39 50 10 21 14 45 14 71 0 27-5 51-14 73-9 21-22 37-39 49s-36 17-58 17zM119 252c9 0 17-3 23-9 7-7 12-17 15-29 4-13 6-28 6-47 0-27-3-51-8-73-6-21-13-38-22-51-10-12-20-18-32-18-9 0-17 3-23 10-6 6-11 17-14 30-4 12-5 28-5 46 0 27 2 52 7 73 5 22 13 38 22 50s19 18 31 18zM249 241c0-6 1-12 4-17 4-5 8-9 13-12 6-4 11-5 17-5s12 1 17 5c6 3 10 7 13 12 3 6 5 11 5 17s-2 12-5 18c-3 5-7 9-13 12-5 3-11 4-17 4s-11-1-17-4c-5-3-9-7-13-12-3-6-4-12-4-18zM343 251c29-24 53-44 71-61 17-17 31-33 40-48 9-16 13-31 13-47 0-10-2-18-6-26-4-7-9-12-17-17-7-5-16-7-26-7-11 0-21 3-30 9-10 5-18 13-27 23l-14-10c9-23 21-39 37-50 16-12 35-17 58-17 17 0 32 3 45 9 13 7 23 16 30 28 6 12 10 27 10 43 0 18-5 36-16 53s-27 33-47 49-45 33-74 50v-10h140v50h-187zM725 16c-24 8-45 20-62 35-16 15-29 32-38 52-9 19-13 41-13 65 0 17 3 32 7 45 4 12 11 22 19 29s17 10 28 10c9 0 17-2 24-6 7-5 12-11 16-20s6-19 6-30c0-12-3-23-8-32-4-10-10-17-19-22-8-5-17-8-28-8-10 0-19 2-27 6s-15 10-22 18l-1-19c9-12 20-22 33-29s27-10 42-10c16 0 30 3 43 10s23 17 30 29c7 13 11 27 11 42 0 18-5 34-14 49s-21 26-37 35c-16 8-33 12-52 12-23 0-42-5-58-14-17-10-29-23-38-40s-13-36-13-59c0-27 7-52 20-75s32-43 57-58 54-25 88-31zM796 208c9 13 19 24 32 30 12 7 25 10 41 10 11 0 21-2 29-5 8-4 15-10 19-18 5-7 7-16 7-27 0-12-4-23-10-32-8-8-18-15-31-19-13-5-30-8-49-8v-21c16-1 29-3 40-6 10-4 18-9 24-15 5-7 7-14 7-24 0-5-1-11-4-16-3-4-7-9-13-12-5-2-12-4-19-4-12 0-22 3-31 8-10 6-19 14-28 25l-14-10c8-22 20-38 36-48 16-11 35-16 56-16 14 0 27 2 38 7s19 12 25 21c6 8 9 18 9 31 0 11-3 21-10 30-6 9-15 16-27 22-12 7-28 12-46 16l6-11c20 2 38 6 52 13 15 7 26 15 33 26 8 11 12 24 12 39s-5 30-13 43c-9 12-20 23-36 30-15 7-33 10-52 10-25 0-46-5-62-14-16-10-28-25-36-45z">
          <text:p/>
        </draw:path>
        <draw:path draw:style-name="gr1" draw:text-style-name="P1" draw:layer="layout" svg:width="1.254cm" svg:height="0.276cm" svg:x="16.925cm" svg:y="20.236cm" svg:viewBox="0 0 1255 277" svg:d="M109 45v187h-30v-187zM186 124v30h-186v-30zM337 277c-22 0-42-5-58-17-17-12-30-28-39-49s-14-45-14-72c0-26 5-50 14-71 10-22 23-39 39-51 17-11 36-17 58-17s41 6 57 17c17 12 30 28 40 50 9 21 13 45 13 71 0 27-4 51-14 73-9 21-22 37-39 49s-36 17-57 17zM345 252c9 0 17-3 23-9 7-7 12-17 15-29 4-13 6-28 6-47 0-27-3-51-8-73-6-21-13-38-22-51-10-12-20-18-32-18-9 0-17 3-23 10-6 6-11 17-14 30-4 12-5 28-5 46 0 27 2 52 7 73 6 22 13 38 22 50s19 18 31 18zM475 241c0-6 1-12 4-17 4-5 8-9 13-12 6-4 11-5 17-5s12 1 17 5c6 3 10 7 13 12 3 6 5 11 5 17s-2 12-5 18c-3 5-7 9-13 12-5 3-11 4-17 4s-11-1-17-4c-5-3-9-7-13-12-3-6-4-12-4-18zM681 277c-21 0-41-5-57-17-17-12-30-28-39-49s-14-45-14-72c0-26 5-50 14-71 10-22 23-39 39-51 17-11 36-17 58-17s41 6 57 17c17 12 30 28 39 50 10 21 14 45 14 71 0 27-5 51-14 73-9 21-22 37-39 49s-36 17-58 17zM690 252c9 0 17-3 23-9 7-7 12-17 15-29 4-13 6-28 6-47 0-27-3-51-8-73-6-21-13-38-23-51-9-12-19-18-31-18-9 0-17 3-23 10-6 6-11 17-14 30-4 12-5 28-5 46 0 27 2 52 7 73 5 22 13 38 22 50s19 18 31 18zM825 208c10 13 20 24 32 30 12 7 25 10 40 10 11 0 21-2 29-5 9-3 15-8 20-15 4-6 6-14 6-23 0-11-4-21-11-29-8-8-20-15-36-19-16-6-37-9-62-11l26-141h134v51h-131l13-7-10 55-11-12c48 3 84 13 108 30 24 16 36 39 36 68 0 18-4 33-12 46-9 13-21 23-36 30-15 8-33 11-52 11-25 0-45-5-61-14-16-10-28-25-36-45zM1118 251c10 0 16-1 20-3 5-1 8-4 9-7 2-4 2-9 2-16v-173h4l-92 123v-10h194v33h-223v-24l130-172h45v223c0 7 1 12 3 16 1 3 4 6 8 7 4 2 11 3 20 3v21h-120z">
          <text:p/>
        </draw:path>
        <draw:frame draw:style-name="gr3" draw:text-style-name="P4" draw:layer="layout" svg:width="1.153cm" svg:height="0.501cm" svg:x="16.9cm" svg:y="19.041cm">
          <draw:text-box>
            <text:p text:style-name="P2"><text:span text:style-name="T3">+0.036</text:span></text:p>
          </draw:text-box>
        </draw:frame>
        <draw:frame draw:style-name="gr2" draw:text-style-name="P3" draw:layer="layout" svg:width="14.573cm" svg:height="0.577cm" svg:x="0.988cm" svg:y="21.887cm">
          <draw:text-box>
            <text:p text:style-name="P2"><text:span text:style-name="T1">Adding </text:span><text:span text:style-name="T1">low </text:span><text:span text:style-name="T1">synthetic </text:span><text:span text:style-name="T1">frustrati</text:span><text:span text:style-name="T1">on </text:span><text:span text:style-name="T1">(F=0.20) </text:span><text:span text:style-name="T1">to </text:span><text:span text:style-name="T1">maximu</text:span><text:span text:style-name="T1">m </text:span><text:span text:style-name="T1">curiosity </text:span><text:span text:style-name="T1">produce</text:span><text:span text:style-name="T1">s:</text:span></text:p>
          </draw:text-box>
        </draw:frame>
        <draw:frame draw:style-name="gr2" draw:text-style-name="P3" draw:layer="layout" svg:width="6.335cm" svg:height="0.577cm" svg:x="1.428cm" svg:y="22.88cm">
          <draw:text-box>
            <text:p text:style-name="P2"><text:span text:style-name="T5">• </text:span><text:span text:style-name="T1"><text:s/></text:span><text:span text:style-name="T1">Lower </text:span><text:span text:style-name="T1">p-value </text:span><text:span text:style-name="T1">(0.022 vs </text:span><text:span text:style-name="T1">0.034)</text:span></text:p>
          </draw:text-box>
        </draw:frame>
        <draw:frame draw:style-name="gr2" draw:text-style-name="P3" draw:layer="layout" svg:width="7.499cm" svg:height="0.577cm" svg:x="1.428cm" svg:y="23.693cm">
          <draw:text-box>
            <text:p text:style-name="P2"><text:span text:style-name="T5">• </text:span><text:span text:style-name="T1"><text:s/></text:span><text:span text:style-name="T1">Higher </text:span><text:span text:style-name="T1">eﬀect </text:span><text:span text:style-name="T1">size </text:span><text:span text:style-name="T1">(d=0.263 </text:span><text:span text:style-name="T1">vs 0.205)</text:span></text:p>
          </draw:text-box>
        </draw:frame>
        <draw:frame draw:style-name="gr2" draw:text-style-name="P3" draw:layer="layout" svg:width="3.088cm" svg:height="0.577cm" svg:x="1.428cm" svg:y="24.506cm">
          <draw:text-box>
            <text:p text:style-name="P2"><text:span text:style-name="T5">• </text:span><text:span text:style-name="T1"><text:s/></text:span><text:span text:style-name="T1">Higher </text:span><text:span text:style-name="T1">mean </text:span></text:p>
          </draw:text-box>
        </draw:frame>
        <draw:frame draw:style-name="gr2" draw:text-style-name="P3" draw:layer="layout" svg:width="0.422cm" svg:height="0.484cm" svg:x="4.728cm" svg:y="24.571cm">
          <draw:text-box>
            <text:p text:style-name="P2"><text:span text:style-name="T2">Δ</text:span></text:p>
          </draw:text-box>
        </draw:frame>
        <draw:path draw:style-name="gr1" draw:text-style-name="P1" draw:layer="layout" svg:width="5.441cm" svg:height="0.426cm" svg:x="0.996cm" svg:y="25.936cm" svg:viewBox="0 0 5442 427" svg:d="M96 46c-15 0-28 2-37 5-9 4-17 10-23 18-5 9-10 21-13 36h-23v-86h129v27zM260 105c-4-15-9-27-15-36-5-8-13-14-22-18-9-3-21-5-37-5h-33v-27h129v86zM70 303c10-1 17-2 23-4 5-2 9-5 11-10 2-4 4-10 4-17v-253h66v253c0 7 1 13 4 17 2 5 6 8 11 10 6 2 13 3 23 4v22h-142zM371 82l-68-32v-16l68-33h20zM391 284c0 4 1 8 2 10 2 3 5 5 8 6 4 2 10 3 17 4v21h-115v-21c7-1 13-2 16-4 4-1 7-3 9-6 1-2 2-6 2-10v-247l61-36zM375 148c7-11 16-21 26-30 11-9 22-16 33-20 12-5 23-8 34-8 22 0 38 6 50 18 11 11 17 28 17 50v126c0 4 1 8 3 10 1 3 4 5 8 6 4 2 9 3 16 4v21h-114v-21c7-1 12-2 16-4 4-1 6-3 8-6 2-2 3-6 3-10v-115c0-12-3-21-10-27-6-6-15-10-27-10-7 0-14 2-22 5-7 3-15 7-22 12s-14 10-19 17zM791 267c-10 21-23 37-40 48-16 10-35 16-56 16-23 0-42-5-59-15-17-9-31-22-40-40-9-17-14-37-14-59 0-24 5-46 15-65s24-34 42-45c17-12 37-17 58-17 18 0 34 4 48 12s24 19 32 33c7 14 11 30 11 49v16h-161v-23l112-3-7 11c0-16-2-28-5-39-3-10-8-18-14-24-6-5-13-8-21-8-11 0-20 4-28 11s-14 17-18 29-7 27-7 44c0 19 3 34 9 46 6 13 14 22 25 29 11 6 24 10 39 10 13 0 24-3 35-7 11-5 21-13 31-22zM925 331c-21 0-40-5-57-15-16-10-29-23-39-40-9-18-14-38-14-60 0-24 5-45 15-64s24-34 41-45c18-11 37-17 57-17 21 0 40 5 57 15s29 24 39 41c9 18 14 37 14 60 0 22-5 43-16 62-9 20-23 35-40 46-18 11-37 17-57 17zM929 308c11 0 19-4 26-10 6-7 11-17 15-30 3-14 5-30 5-50 0-22-3-40-7-55-4-16-10-28-18-37-7-8-16-13-26-13s-19 4-26 11c-6 6-11 16-15 29-3 14-5 30-5 51s2 39 6 55c5 15 11 28 18 36 8 8 17 13 27 13zM1127 161l-67-28v-16l67-27h21zM1148 282c0 5 0 9 2 12 3 2 6 5 10 6 5 2 11 3 19 4v21h-119v-21c7-1 12-2 16-4 4-1 7-3 8-6 2-2 3-6 3-10v-158l61-36zM1140 170c9-17 17-32 24-43s14-20 22-27c7-6 14-10 22-10 3 0 6 0 8 2 3 1 6 2 8 4v55h-12c-12 0-22 2-30 4s-15 6-22 12c-6 5-13 12-20 21zM1449 267c-10 21-23 37-40 48-16 10-35 16-56 16-23 0-42-5-59-15-17-9-31-22-40-40-9-17-14-37-14-59 0-24 5-46 15-65s24-34 42-45c17-12 37-17 58-17 18 0 34 4 48 12s24 19 32 33c7 14 11 30 11 49v16h-161v-23l112-3-7 11c0-16-2-28-5-39-3-10-8-18-14-24-6-5-13-8-21-8-11 0-20 4-28 11s-14 17-18 29-7 27-7 44c0 19 3 34 9 46 6 13 14 22 25 29 11 6 24 10 39 10 13 0 24-3 35-7 11-5 21-13 31-22zM1471 108c12-4 21-9 29-13 7-5 13-11 19-18 5-7 11-16 15-27h27v83h-90zM1561 265c0 7 2 14 6 18 5 5 11 9 20 12s20 4 33 5v21c-8 3-17 5-26 7s-17 3-25 3c-22 0-38-6-50-17s-18-26-18-47v-152h60zM1615 133h-76v-38h76zM1661 38c0-7 2-13 5-19 3-5 8-10 14-13 5-4 12-6 19-6s14 2 20 6c7 3 11 8 15 13 3 6 5 12 5 20 0 7-2 13-5 19-4 6-8 10-15 14-6 3-13 5-20 5s-14-2-19-5c-6-4-11-8-14-14s-5-12-5-20zM1711 161l-67-28v-16l67-27h21zM1732 284c0 4 1 8 3 10 1 3 4 5 8 6s9 3 16 4v21h-115v-21c7-1 12-3 16-4s7-3 8-6c2-2 3-6 3-10v-158l61-36zM1984 267c-8 20-21 36-37 47s-35 17-57 17c-21 0-40-5-56-15-17-10-30-23-40-40-9-18-13-37-13-59 0-25 5-47 15-66s24-34 41-44c18-12 38-17 60-17 16 0 30 3 42 8 13 5 23 12 30 21 8 9 11 19 11 30 0 5-1 11-4 15-3 5-7 8-11 11h-39v-12c0-16-3-28-9-36-6-9-15-13-27-13-10 0-19 4-27 10-8 7-14 16-18 28s-6 27-6 43c0 18 2 33 8 46s14 23 25 31c11 7 23 10 38 10 11 0 22-2 32-7s19-12 28-21zM2225 322c-6 3-12 4-19 5-6 2-12 3-18 3-17 0-29-5-38-12-8-9-13-21-13-37v-129c0-13-3-24-8-31-6-7-15-10-27-10-11 0-19 3-25 10-7 6-10 16-10 27v27h-42c-4-3-8-6-10-11-3-5-4-11-4-16 0-11 4-21 12-29 8-9 19-16 33-21s29-8 46-8c20 0 37 3 51 9 15 7 26 16 34 28 7 12 11 27 11 43v109c0 5 1 9 2 11 2 3 5 5 9 7 3 2 9 3 16 3zM2147 285c-11 15-22 27-36 35-13 7-28 11-45 11-11 0-22-3-32-7-9-6-16-13-21-21-5-9-8-19-8-30 0-17 5-30 16-41 10-12 25-20 46-26l87-26v21l-57 18c-12 4-20 9-25 15-5 7-7 15-7 25 0 6 1 12 4 17 2 4 6 8 12 11 5 3 10 5 17 5 9 0 17-3 26-8 9-4 16-11 23-19zM2310 82l-67-32v-16l67-33h21zM2331 284c0 4 1 8 2 10 2 3 5 5 8 6 4 2 10 3 17 4v21h-115v-21c7-1 12-2 16-4 4-1 7-3 8-6 2-2 3-6 3-10v-247l61-36zM2475 38c0-7 1-13 5-19 3-5 7-10 13-13 6-4 13-6 20-6s14 2 20 6c5 3 10 8 13 13 4 6 5 12 5 20 0 7-1 13-5 19-3 6-8 10-13 14-6 3-13 5-20 5s-14-2-20-5c-6-4-10-8-13-14-4-6-5-12-5-20zM2525 161l-67-28v-16l67-27h20zM2545 284c0 4 1 8 2 10 2 3 5 5 9 6s9 3 16 4v21h-114v-21c6-1 12-3 16-4s6-3 8-6c2-2 3-6 3-10v-158l60-36zM2681 90l-20 71-68-28v-16l68-27zM2593 304c7-1 13-2 16-4 4-1 7-3 9-6 1-2 2-6 2-10v-158l61-36v194c0 4 1 8 2 10 2 3 5 5 8 6 4 2 10 3 17 4v21h-115zM2738 304c7-1 12-2 16-4 4-1 6-3 8-6 2-2 3-6 3-10v-115c0-12-3-21-10-27-6-6-15-10-27-10-7 0-14 2-22 5-7 3-15 7-22 12s-14 10-19 17v-18c7-11 16-21 26-30 11-9 22-16 34-20 11-5 22-8 33-8 22 0 38 6 50 18 11 11 17 28 17 50v126c0 4 1 8 3 10 1 3 4 5 8 6 4 2 9 3 16 4v21h-114zM2861 108c12-4 21-9 29-13 7-5 14-11 19-18 6-7 11-16 15-27h27v83h-90zM2951 265c0 7 2 14 7 18 4 5 10 9 19 12s20 4 33 5v21c-8 3-17 5-26 7s-17 3-25 3c-22 0-38-6-50-17s-18-26-18-47v-152h60zM3005 133h-76v-38h76zM3239 267c-10 21-23 37-40 48-16 10-35 16-57 16s-41-5-59-15c-16-9-30-22-39-40-9-17-14-37-14-59 0-24 5-46 15-65s24-34 42-45c17-12 37-17 58-17 18 0 34 4 48 12s24 19 32 33c7 14 11 30 11 49v16h-161v-23l112-3-7 11c0-16-2-28-5-39-3-10-8-18-14-24-6-5-13-8-21-8-11 0-20 4-28 11s-14 17-18 29-7 27-7 44c0 19 3 34 9 46 6 13 14 22 25 29 11 6 24 10 39 10 12 0 24-3 35-7 11-5 21-13 31-22zM3330 161l-67-28v-16l67-27h21zM3351 282c0 5 1 9 3 12 2 2 5 5 9 6 5 2 11 3 19 4v21h-119v-21c7-1 12-2 16-4 4-1 7-3 8-6 2-2 3-6 3-10v-158l61-36zM3343 170c9-17 17-32 24-43s14-20 22-27c7-6 14-10 22-10 3 0 6 0 9 2 3 1 5 2 7 4v55h-12c-12 0-21 2-29 4-9 2-16 6-23 12-6 5-13 12-20 21zM3510 161l-67-28v-16l67-27h20zM3530 385c0 5 1 8 3 11 1 2 4 4 8 6 4 1 9 3 16 4v21h-114v-21c7-1 12-3 16-4 4-2 6-4 8-6 2-3 3-6 3-11v-259l60-36zM3502 156c7-14 15-26 25-36s21-18 32-22c12-5 24-8 37-8 18 0 34 5 49 14 15 10 26 23 34 39 9 17 13 35 13 54 0 28-5 51-16 71-9 20-24 35-43 46-18 11-39 17-63 17-15 0-29-3-42-8-14-5-25-13-35-22l16-33c9 13 17 22 26 27 8 5 18 8 28 8 14 0 25-4 35-11 10-8 18-18 23-32s8-30 8-48-2-33-7-45-11-22-20-28c-9-7-20-10-32-10-8 0-16 2-24 5-7 3-15 8-22 14-7 7-13 14-17 23zM3782 161l-68-28v-16l68-27h20zM3802 282c0 5 1 9 3 12 2 2 5 5 10 6 4 2 10 3 18 4v21h-119v-21c7-1 13-2 16-4 4-1 7-3 9-6 1-2 2-6 2-10v-158l61-36zM3794 170c9-17 17-32 24-43s15-20 22-27c7-6 15-10 22-10 3 0 6 0 9 2 3 1 5 2 7 4v55h-12c-12 0-21 2-29 4s-16 6-22 12c-7 5-14 12-21 21zM4103 267c-10 21-23 37-39 48-17 10-36 16-57 16-22 0-42-5-59-15-17-9-30-22-40-40-9-17-14-37-14-59 0-24 5-46 15-65s24-34 42-45c18-12 37-17 59-17 17 0 33 4 47 12s24 19 32 33 11 30 11 49v16h-161v-23l112-3-7 11c0-16-1-28-5-39-3-10-7-18-13-24-6-5-14-8-22-8-10 0-20 4-28 11-7 7-13 17-18 29-4 12-6 27-6 44 0 19 3 34 8 46 6 13 15 22 25 29 11 6 24 10 39 10 13 0 24-3 35-7 11-5 21-13 31-22zM4125 108c12-4 22-9 29-13 7-5 14-11 19-18 6-7 11-16 16-27h27v83h-91zM4216 265c0 7 2 14 6 18 4 5 10 9 19 12s20 4 34 5v21c-9 3-18 5-27 7s-17 3-25 3c-22 0-38-6-50-17s-17-26-17-47v-152h60zM4270 133h-77v-38h77zM4519 322c-6 3-13 4-19 5-6 2-13 3-19 3-16 0-29-5-37-12-9-9-13-21-13-37v-129c0-13-3-24-9-31s-15-10-26-10-20 3-26 10c-6 6-9 16-9 27v27h-43c-4-3-8-6-10-11s-3-11-3-16c0-11 4-21 12-29 8-9 19-16 32-21 14-5 30-8 47-8 20 0 37 3 51 9 15 7 26 16 33 28 8 12 12 27 12 43v109c0 5 0 9 2 11 2 3 4 5 8 7s9 3 17 3zM4440 285c-10 15-22 27-36 35-13 7-28 11-44 11-12 0-23-3-32-7-9-6-17-13-22-21-5-9-7-19-7-30 0-17 5-30 15-41 10-12 26-20 46-26l87-26v21l-57 18c-11 4-20 9-25 15-4 7-7 15-7 25 0 6 1 12 4 17 3 4 7 8 12 11s11 5 17 5c9 0 18-3 26-8 9-4 17-11 23-19zM4524 108c12-4 21-9 29-13 7-5 13-11 19-18 5-7 11-16 15-27h27v83h-90zM4614 265c0 7 2 14 6 18 5 5 11 9 20 12s20 4 33 5v21c-8 3-17 5-26 7s-17 3-25 3c-22 0-38-6-50-17s-18-26-18-47v-152h60zM4668 133h-76v-38h76zM4714 38c0-7 2-13 5-19 3-5 8-10 14-13 5-4 12-6 19-6s14 2 20 6c6 3 10 8 14 13 3 6 4 12 4 20 0 7-1 13-4 19-4 6-8 10-14 14-6 3-13 5-20 5s-14-2-19-5c-6-4-11-8-14-14s-5-12-5-20zM4764 161l-67-28v-16l67-27h20zM4784 284c0 4 1 8 3 10 1 3 4 5 8 6s9 3 16 4v21h-114v-21c7-1 12-3 16-4s6-3 8-6c2-2 3-6 3-10v-158l60-36zM4942 331c-21 0-40-5-56-15-17-10-30-23-40-40-9-18-13-38-13-60 0-24 5-45 15-64s24-34 41-45 36-17 57-17 40 5 56 15c17 10 30 24 39 41 10 18 14 37 14 60 0 22-5 43-15 62-10 20-24 35-41 46s-36 17-57 17zM4947 308c10 0 18-4 25-10 7-7 12-17 15-30 3-14 5-30 5-50 0-22-2-40-7-55-4-16-10-28-17-37-8-8-17-13-27-13s-18 4-25 11c-7 6-12 16-16 29-3 14-5 30-5 51s2 39 7 55c4 15 10 28 18 36s17 13 27 13zM5165 90l-20 71-68-28v-16l68-27zM5077 304c7-1 13-2 16-4 4-1 7-3 9-6 1-2 2-6 2-10v-158l61-36v194c0 4 1 8 2 10 2 3 5 5 9 6 3 2 9 3 16 4v21h-115zM5222 304c7-1 12-2 16-4 4-1 7-3 8-6 2-2 3-6 3-10v-115c0-12-3-21-10-27-6-6-14-10-27-10-7 0-14 2-22 5-7 3-15 7-22 12s-13 10-19 17v-18c7-11 16-21 27-30 10-9 21-16 33-20 11-5 22-8 33-8 22 0 38 6 50 18 12 11 17 28 17 50v126c0 4 1 8 3 10 1 3 4 5 8 6 4 2 9 3 16 4v21h-114zM5364 146c0-7 2-13 5-19s8-11 14-14c6-4 13-6 20-6s13 2 19 6c7 3 11 8 15 14 3 6 5 12 5 20 0 7-2 13-5 19-4 6-8 11-15 14-6 4-12 5-19 5s-14-1-20-5c-6-3-11-8-14-14s-5-13-5-20zM5364 289c0-6 2-13 5-19s8-11 14-14c6-4 13-6 20-6s13 2 19 6c7 3 11 8 15 14 3 6 5 13 5 19 0 7-2 14-5 20-4 6-8 11-15 15-6 3-12 5-19 5s-14-2-20-5c-6-4-11-9-14-15s-5-13-5-20z">
          <text:p/>
        </draw:path>
        <draw:frame draw:style-name="gr2" draw:text-style-name="P3" draw:layer="layout" svg:width="3.651cm" svg:height="0.577cm" svg:x="5.007cm" svg:y="24.506cm">
          <draw:text-box>
            <text:p text:style-name="P2"><text:span text:style-name="T1"><text:s/></text:span><text:span text:style-name="T1">(+0.054 </text:span><text:span text:style-name="T1">vs </text:span><text:span text:style-name="T1">+0.036)</text:span></text:p>
          </draw:text-box>
        </draw:frame>
        <draw:frame draw:style-name="gr2" draw:text-style-name="P3" draw:layer="layout" svg:width="12.219cm" svg:height="0.577cm" svg:x="6.454cm" svg:y="25.808cm">
          <draw:text-box>
            <text:p text:style-name="P2"><text:span text:style-name="T1"><text:s/></text:span><text:span text:style-name="T1">A small </text:span><text:span text:style-name="T1">amount </text:span><text:span text:style-name="T1">of </text:span><text:span text:style-name="T1">cognitiv</text:span><text:span text:style-name="T1">e friction </text:span><text:span text:style-name="T1">(frustrati</text:span><text:span text:style-name="T1">on 0.20 </text:span><text:span text:style-name="T1">= "slight</text:span></text:p>
          </draw:text-box>
        </draw:frame>
        <draw:frame draw:style-name="gr2" draw:text-style-name="P3" draw:layer="layout" svg:width="17.833cm" svg:height="0.577cm" svg:x="0.988cm" svg:y="26.443cm">
          <draw:text-box>
            <text:p text:style-name="P2"><text:span text:style-name="T1">tension, </text:span><text:span text:style-name="T1">almost </text:span><text:span text:style-name="T1">neutral") </text:span><text:span text:style-name="T1">alongsid</text:span><text:span text:style-name="T1">e high </text:span><text:span text:style-name="T1">curiosity </text:span><text:span text:style-name="T1">activates </text:span><text:span text:style-name="T1">a mild </text:span><text:span text:style-name="T1">challeng</text:span><text:span text:style-name="T1">e </text:span><text:span text:style-name="T1">respons</text:span><text:span text:style-name="T1">e that</text:span></text:p>
          </draw:text-box>
        </draw:frame>
        <draw:frame draw:style-name="gr2" draw:text-style-name="P3" draw:layer="layout" svg:width="17.689cm" svg:height="0.577cm" svg:x="0.988cm" svg:y="27.078cm">
          <draw:text-box>
            <text:p text:style-name="P2"><text:span text:style-name="T1">improve</text:span><text:span text:style-name="T1">s </text:span><text:span text:style-name="T1">engage</text:span><text:span text:style-name="T1">ment </text:span><text:span text:style-name="T1">with </text:span><text:span text:style-name="T1">diﬃcult </text:span><text:span text:style-name="T1">philosop</text:span><text:span text:style-name="T1">hical </text:span><text:span text:style-name="T1">question</text:span><text:span text:style-name="T1">s. Pure </text:span><text:span text:style-name="T1">unboun</text:span><text:span text:style-name="T1">ded </text:span><text:span text:style-name="T1">curiosity </text:span><text:span text:style-name="T1">is</text:span></text:p>
          </draw:text-box>
        </draw:frame>
        <draw:frame draw:style-name="gr2" draw:text-style-name="P3" draw:layer="layout" svg:width="17.16cm" svg:height="0.577cm" svg:x="0.988cm" svg:y="27.713cm">
          <draw:text-box>
            <text:p text:style-name="P2"><text:span text:style-name="T1">slightly </text:span><text:span text:style-name="T1">less </text:span><text:span text:style-name="T1">eﬀective </text:span><text:span text:style-name="T1">than </text:span><text:span text:style-name="T1">curiosity </text:span><text:span text:style-name="T1">under </text:span><text:span text:style-name="T1">minimal </text:span><text:span text:style-name="T1">constrai</text:span><text:span text:style-name="T1">nt. This </text:span><text:span text:style-name="T1">mirrors </text:span><text:span text:style-name="T1">research </text:span><text:span text:style-name="T1">on</text:span></text:p>
          </draw:text-box>
        </draw:frame>
        <draw:frame draw:style-name="gr2" draw:text-style-name="P3" draw:layer="layout" svg:width="16.135cm" svg:height="0.577cm" svg:x="0.988cm" svg:y="28.348cm">
          <draw:text-box>
            <text:p text:style-name="P2"><text:span text:style-name="T1">"desirabl</text:span><text:span text:style-name="T1">e </text:span><text:span text:style-name="T1">diﬃculti</text:span><text:span text:style-name="T1">es" in </text:span><text:span text:style-name="T1">learning </text:span><text:span text:style-name="T1">— a </text:span><text:span text:style-name="T1">small </text:span><text:span text:style-name="T1">obstacle </text:span><text:span text:style-name="T1">can </text:span><text:span text:style-name="T1">focus </text:span><text:span text:style-name="T1">explorat</text:span><text:span text:style-name="T1">ory </text:span><text:span text:style-name="T1">eﬀort.</text:span></text:p>
          </draw:text-box>
        </draw:frame>
      </draw:page>
      <draw:page draw:name="page5" draw:style-name="dp1" draw:master-page-name="master-page40">
        <draw:path draw:style-name="gr1" draw:text-style-name="P1" draw:layer="layout" svg:width="3.788cm" svg:height="0.329cm" svg:x="0.993cm" svg:y="0.152cm" svg:viewBox="0 0 3789 330" svg:d="M36 64c-2-8-6-13-11-16-6-3-14-5-25-6v-22h143v22c-11 1-19 2-24 5-6 2-9 6-11 12-1 5 0 13 3 23l46 189-7 57h-37zM236 80l-86 248h-37l23-57 86-248h37zM214 80l8-57h37l80 248-8 57h-37zM371 82c3-10 4-18 3-23-2-6-5-10-11-12-5-3-14-4-24-5v-22h110v22c-11 1-19 3-25 6-5 3-9 8-11 16l-82 264h-37l24-57zM474 39c0-7 1-14 5-19 3-6 8-12 13-15 6-3 13-5 20-5s14 2 20 5c5 3 10 9 13 15 4 5 5 12 5 19s-1 14-5 20c-3 5-8 10-13 13-6 4-13 5-20 5s-14-1-20-5c-5-3-10-8-13-13-4-6-5-13-5-20zM524 161l-67-27v-17l67-27h20zM544 283c0 5 1 8 2 11 2 2 5 4 9 5 4 2 9 3 16 4v22h-114v-22c7-1 12-2 16-4 4-1 6-3 8-5 2-3 3-6 3-11v-157l60-36zM680 90l-20 71-68-27v-17l68-27zM592 303c7 0 13-2 16-3 4-2 7-4 9-6 2-3 3-6 3-11v-157l60-36v193c0 5 1 8 2 11 2 2 5 4 9 6 4 1 9 3 16 3v22h-115zM737 303c7 0 12-2 16-3 4-2 7-4 8-6 2-3 3-6 3-11v-113c0-13-3-22-9-28s-15-9-27-9c-7 0-15 1-23 4-7 3-15 7-22 12s-13 11-19 18v-19c7-11 16-21 27-29 10-9 21-16 33-21 11-5 22-8 33-8 22 0 38 6 50 18s18 29 18 51v124c0 5 0 8 2 11 2 2 4 4 8 6 4 1 10 3 17 3v22h-115zM1022 161l-67-27v-17l67-27h20zM1042 282c0 5 1 8 3 11s6 5 10 7c4 1 11 3 19 3v22h-119v-22c7 0 12-2 16-3 4-2 6-4 8-6 2-3 3-6 3-11v-157l60-36zM1035 170c8-17 16-31 23-42 8-11 15-20 22-27 8-7 15-11 22-11 4 0 7 1 9 2 3 1 5 3 7 5v55h-12c-11 0-21 1-29 4-8 2-15 6-22 11s-14 13-20 22zM1359 321c-6 3-13 5-19 6s-13 2-19 2c-16 0-29-4-37-12-9-8-13-21-13-36v-128c0-14-3-24-9-31s-15-11-26-11-20 4-26 10c-6 7-9 16-9 28v26h-43c-4-2-8-6-10-11s-3-10-3-16c0-10 4-20 12-29s19-16 32-21c14-5 30-8 47-8 20 0 37 4 51 10 15 6 26 15 33 27 8 13 12 27 12 44v107c0 5 0 9 2 12s4 5 8 7c4 1 9 2 17 3zM1280 284c-10 16-22 28-36 35-13 8-28 11-44 11-12 0-23-2-32-7s-17-12-22-21-7-19-7-30c0-16 5-30 15-41s26-20 46-25l87-25v20l-57 18c-11 4-20 9-25 15-4 6-7 14-7 25 0 6 1 11 4 16s7 9 12 12 11 4 17 4c9 0 18-2 26-7 9-5 17-11 23-19zM1364 109c12-5 21-9 28-14 8-4 14-10 20-17 5-7 10-16 15-28h27v84h-90zM1454 264c0 8 2 14 6 19 5 5 11 9 20 11 8 3 20 5 33 5v22c-9 3-17 5-26 7-9 1-18 2-26 2-21 0-38-5-49-16-12-11-18-27-18-47v-151h60zM1508 134h-76v-38h76zM1742 266c-10 22-23 38-40 48-16 11-35 16-57 16s-41-5-59-14c-17-10-30-23-39-40-10-18-14-37-14-59 0-24 5-45 15-64 10-20 24-35 42-46 17-11 37-17 58-17 18 0 34 5 47 13 14 7 25 18 32 33 8 14 12 30 12 49v15h-161v-22l111-3-6 10c0-15-2-28-5-38-3-11-8-19-14-24-6-6-13-8-21-8-11 0-20 3-28 10s-14 17-18 29c-5 13-7 28-7 45s3 32 9 45c6 12 14 22 25 28 11 7 24 10 39 10 12 0 24-2 35-7s21-12 31-22zM2054 266c-10 22-23 38-40 48-16 11-35 16-57 16s-41-5-59-14c-16-10-30-23-39-40-9-18-14-37-14-59 0-24 5-45 15-64 10-20 24-35 42-46 17-11 37-17 58-17 18 0 34 5 48 13 14 7 24 18 32 33 7 14 11 30 11 49v15h-161v-22l112-3-7 10c0-15-2-28-5-38-3-11-8-19-14-24-6-6-13-8-21-8-11 0-20 3-28 10s-14 17-18 29c-4 13-7 28-7 45s3 32 9 45c6 12 14 22 25 28 11 7 24 10 39 10 13 0 24-2 35-7s21-12 31-22zM2193 117c-9 2-16 3-21 5-4 2-6 5-7 9 0 3 1 9 4 16l45 116h-7l46-116c2-7 3-12 3-16-1-4-3-7-7-9-5-2-11-3-21-5v-21h87v21c-6 2-10 3-14 4-3 1-6 3-7 5-2 3-4 6-5 9l-85 193h-20l-88-192c-2-4-4-7-6-10-2-2-5-4-8-5s-7-2-13-4v-21h124zM2349 39c0-7 2-14 5-19 4-6 8-12 14-15s12-5 20-5c7 0 13 2 19 5s11 9 14 15c3 5 5 12 5 19s-2 14-5 20c-3 5-8 10-14 13-6 4-12 5-20 5-7 0-13-1-19-5-6-3-10-8-14-13-3-6-5-13-5-20zM2399 161l-67-27v-17l67-27h21zM2420 283c0 5 0 8 2 11 2 2 5 4 8 5 4 2 10 3 17 4v22h-115v-22c7-1 12-2 16-4 4-1 7-3 8-5 2-3 3-6 3-11v-157l61-36zM2670 83l-67-32v-17l67-33h21zM2691 266c0 5 0 9 2 12s4 5 8 7 10 3 17 3v22l-68 19h-20v-290l61-38zM2651 153c-9-13-17-21-26-27-8-5-18-7-29-7-13 0-24 3-34 11s-17 18-23 32c-5 13-8 29-8 47 0 17 3 32 7 45 5 12 12 21 20 28 9 6 20 10 32 10 8 0 16-2 24-5 8-4 15-8 22-15 6-6 12-14 17-23l5 16c-7 14-15 26-25 36s-20 17-32 22-24 7-37 7c-18 0-35-4-49-14-14-9-26-22-34-39-9-16-13-34-13-54 0-26 5-49 15-69 11-20 25-35 43-46 19-12 41-18 65-18 14 0 28 3 41 9 14 5 25 12 35 21zM2946 266c-9 22-23 38-39 48-16 11-35 16-57 16s-42-5-59-14c-17-10-30-23-40-40-9-18-13-37-13-59 0-24 5-45 14-64 11-20 25-35 42-46 18-11 37-17 59-17 18 0 34 5 47 13 14 7 25 18 32 33 8 14 12 30 12 49v15h-162v-22l112-3-7 10c0-15-1-28-4-38-3-11-8-19-14-24-6-6-13-8-22-8-10 0-19 3-27 10s-14 17-18 29c-5 13-7 28-7 45s3 32 9 45c5 12 14 22 25 28 11 7 23 10 39 10 12 0 24-2 34-7 11-5 22-12 31-22zM3058 90l-20 71-67-27v-17l67-27zM2971 303c7 0 12-2 16-3 4-2 6-4 8-6 2-3 3-6 3-11v-157l60-36v193c0 5 1 8 3 11 1 2 4 4 8 6 4 1 9 3 16 3v22h-114zM3115 303c7 0 12-2 16-3 4-2 7-4 8-6 2-3 3-6 3-11v-113c0-13-3-22-9-28s-15-9-27-9c-7 0-15 1-22 4-8 3-16 7-23 12s-13 11-19 18v-19c8-11 17-21 27-29 10-9 21-16 33-21 11-5 23-8 34-8 21 0 38 6 49 18 12 12 18 29 18 51v124c0 5 0 8 2 11 2 2 5 4 8 6 4 1 10 3 17 3v22h-115zM3452 266c-8 21-20 37-37 48-16 11-35 16-57 16-21 0-40-5-56-14-17-10-30-23-39-41-10-17-14-37-14-58 0-25 5-46 15-65s24-34 42-45c17-11 37-17 59-17 16 0 30 3 43 8s22 13 29 22c8 9 12 18 12 29 0 6-2 11-5 16-3 4-6 8-11 10h-39v-12c0-15-3-27-9-36-6-8-15-12-26-12s-20 3-28 10c-8 6-14 16-18 28s-6 26-6 42c0 18 3 33 9 46 5 13 14 23 24 30 11 7 24 11 38 11 11 0 22-3 32-7 10-5 19-12 29-22zM3683 266c-10 22-24 38-40 48-16 11-35 16-57 16s-42-5-59-14c-17-10-30-23-40-40-9-18-13-37-13-59 0-24 5-45 14-64 11-20 25-35 42-46 18-11 37-17 59-17 18 0 34 5 47 13 14 7 25 18 32 33 8 14 12 30 12 49v15h-162v-22l112-3-6 10c0-15-2-28-5-38-3-11-8-19-14-24-6-6-13-8-22-8-10 0-19 3-27 10s-14 17-18 29c-5 13-7 28-7 45s3 32 9 45c6 12 14 22 25 28 11 7 23 10 39 10 12 0 24-2 34-7 11-5 22-12 31-22zM3711 147c0-7 1-14 5-20 3-6 8-11 14-14 6-4 13-5 20-5s13 1 19 5 11 9 14 14c4 6 6 13 6 20s-2 14-6 20c-3 5-8 10-14 14-6 3-12 5-19 5s-14-2-20-5c-6-4-11-9-14-14-4-7-5-13-5-20zM3711 289c0-7 1-13 5-19 3-7 8-11 14-15 6-3 13-5 20-5s13 2 19 5c6 4 11 8 14 15 4 6 6 12 6 19s-2 14-6 20c-3 6-8 11-14 14s-12 5-19 5-14-2-20-5-11-8-14-14c-4-6-5-13-5-20z">
          <text:p/>
        </draw:path>
        <draw:frame draw:style-name="gr2" draw:text-style-name="P3" draw:layer="layout" svg:width="13.143cm" svg:height="0.577cm" svg:x="1.428cm" svg:y="1.017cm">
          <draw:text-box>
            <text:p text:style-name="P2"><text:span text:style-name="T5">• </text:span><text:span text:style-name="T1"><text:s/></text:span><text:span text:style-name="T1">Optimal </text:span><text:span text:style-name="T1">2D: </text:span><text:span text:style-name="T1">Experim</text:span><text:span text:style-name="T1">ental </text:span><text:span text:style-name="T1">wins </text:span><text:span text:style-name="T1">9.2% of </text:span><text:span text:style-name="T1">cycles, </text:span><text:span text:style-name="T1">Control </text:span><text:span text:style-name="T1">wins </text:span><text:span text:style-name="T1">1.1%</text:span></text:p>
          </draw:text-box>
        </draw:frame>
        <draw:path draw:style-name="gr1" draw:text-style-name="P1" draw:layer="layout" svg:width="12.497cm" svg:height="0.429cm" svg:x="0.998cm" svg:y="3.471cm" svg:viewBox="0 0 12498 430" svg:d="M104 271c0 8 2 14 4 19 2 4 6 7 11 10 6 2 14 3 24 3v22h-143v-22c10 0 17-1 23-3 5-3 9-6 11-10 3-5 4-11 4-19v-197c0-8-1-14-4-19-2-4-6-7-11-9-6-2-13-4-23-4v-22h104zM243 106c-3-16-8-28-14-37-5-8-13-14-22-17-9-4-22-6-37-6h-86v-26h183v86zM156 159c8 0 14-2 18-4s8-7 10-12c3-6 5-15 7-25h23v109h-23c-2-10-4-19-7-24-2-6-6-10-10-13-4-2-10-3-18-3h-72v-28zM305 38c0-7 1-13 5-18 3-6 8-11 13-14 6-4 13-6 20-6s14 2 20 6c5 3 10 8 13 14 4 5 5 12 5 19s-1 13-5 19c-3 6-8 11-13 14-6 3-13 5-20 5s-14-2-20-5c-5-3-10-8-13-14-4-6-5-12-5-20zM355 161l-67-27v-17l67-27h20zM375 284c0 5 1 8 2 11 2 2 5 4 9 5 4 2 9 3 16 4v21h-114v-21c7-1 12-2 16-4 4-1 6-3 8-5 2-3 3-6 3-11v-158l60-36zM511 90l-20 71-68-27v-17l68-27zM423 304c7-1 13-2 16-3 4-2 7-4 9-6 1-3 2-6 2-11v-158l61-36v194c0 5 1 8 2 11 2 2 5 4 8 6 4 1 10 2 17 3v21h-115zM568 304c7-1 12-2 16-3 4-2 7-4 8-6 2-3 3-6 3-11v-113c0-14-3-23-10-29-6-6-14-9-27-9-7 0-14 1-22 4-7 3-15 7-22 12s-13 11-19 17v-18c7-11 16-21 26-30 11-9 22-15 34-20 11-5 22-8 33-8 22 0 38 6 50 18s17 28 17 51v125c0 5 1 8 3 11 1 2 4 4 8 6 4 1 9 2 16 3v21h-114zM903 82l-66-32v-16l66-33h21zM924 267c0 5 1 9 3 12 1 3 4 5 8 7 4 1 9 2 16 3v22l-67 19h-20v-291l60-38zM885 152c-9-12-18-21-26-26s-18-8-29-8c-13 0-25 4-35 12-9 7-17 18-22 31-5 15-8 31-8 49 0 17 2 32 7 44 4 12 11 22 20 28 9 7 20 10 32 10 8 0 16-1 23-5 8-3 16-8 22-14 7-7 13-14 18-23l5 15c-7 15-16 27-25 37-10 9-21 17-32 22-12 4-25 7-37 7-18 0-35-5-49-14-15-9-26-22-35-39-8-16-12-35-12-55 0-25 5-48 15-69 10-20 25-36 43-47 19-11 40-17 65-17 14 0 28 3 41 8 13 6 25 13 35 22zM988 38c0-7 1-13 5-18 3-6 8-11 14-14 5-4 12-6 19-6s14 2 20 6c5 3 10 8 13 14 4 5 5 12 5 19s-1 13-5 19c-3 6-8 11-13 14-6 3-13 5-20 5s-14-2-19-5c-6-3-11-8-14-14-4-6-5-12-5-20zM1038 161l-67-27v-17l67-27h20zM1058 284c0 5 1 8 3 11 1 2 4 4 8 5 4 2 9 3 16 4v21h-114v-21c7-1 12-2 16-4 4-1 6-3 8-5 2-3 3-6 3-11v-158l60-36zM1194 90l-20 71-68-27v-17l68-27zM1106 304c7-1 13-2 16-3 4-2 7-4 9-6 1-3 2-6 2-11v-158l61-36v194c0 5 1 8 2 11 2 2 5 4 9 6 4 1 9 2 16 3v21h-115zM1251 304c7-1 12-2 16-3 4-2 7-4 8-6 2-3 3-6 3-11v-113c0-14-3-23-9-29s-15-9-28-9c-7 0-14 1-22 4-7 3-15 7-22 12s-13 11-19 17v-18c7-11 16-21 27-30 10-9 21-15 33-20 11-5 22-8 33-8 22 0 38 6 50 18s18 28 18 51v125c0 5 0 8 2 11 1 2 4 4 8 6 4 1 9 2 17 3v21h-115zM1554 113c11-4 20-8 27-10 7-3 12-5 16-6 5-1 9-1 14-1h12v38h-69zM1499 90c19 0 36 3 50 10s25 16 34 28c8 12 12 25 12 41 0 15-5 30-14 43-8 13-20 23-35 31-15 7-31 11-49 11-19 0-35-4-49-10-15-7-26-16-34-28-8-11-12-25-12-40 0-16 4-30 13-43 9-14 21-24 35-31 15-8 32-12 49-12zM1497 112c-13 0-22 4-29 14-6 10-9 23-9 41 0 14 2 25 5 34 4 10 9 17 15 23s13 8 21 8c12 0 21-4 27-14 7-10 10-23 10-41 0-14-2-25-6-34-3-10-8-18-14-23-6-6-13-8-20-8zM1463 336c-13 0-23 3-30 9-8 7-11 15-11 26 0 8 2 15 7 20 5 6 13 10 22 13 10 4 21 5 34 5h15c15 0 27-2 38-5 12-4 20-9 26-16 7-6 10-14 10-22 0-9-3-15-10-20-6-5-14-7-26-7h-102v-11c-12 0-22-4-30-11-8-8-11-18-11-31 0-10 2-18 7-26s13-14 22-19 20-8 33-9l6 16c-10 0-17 2-22 5-5 4-7 8-7 15 0 5 1 10 5 13 3 3 9 4 15 4h97c15 0 27 3 38 8s19 12 25 22 9 21 9 34c0 15-6 28-17 40-10 13-25 23-44 30s-39 11-62 11h-15c-21 0-39-3-55-8-16-4-29-10-38-19-9-8-13-17-13-27s3-18 9-26c7-8 15-15 26-20s23-7 35-7h21v13zM1979 113c-3-17-8-30-16-41-7-11-17-19-28-24-12-6-25-9-40-9-21 0-39 6-54 16-15 11-27 26-35 45-8 20-12 43-12 70s4 51 13 72c9 20 21 35 36 47 16 11 33 16 54 16 14 0 26-2 36-8 11-5 21-14 29-26 9-11 18-27 27-48h24l-14 79c-13 9-30 16-49 21s-38 8-58 8c-33 0-61-6-87-19-25-13-44-31-59-54-14-24-21-50-21-80 0-32 7-59 22-85 14-24 34-44 59-58s53-21 85-21c21 0 42 3 61 8 20 5 37 11 51 20v71zM2125 200v-46h386v46zM2713 46c-15 0-28 2-37 6-9 3-17 9-23 17-5 9-10 21-13 37h-23v-86h129v26zM2877 106c-4-16-9-28-15-37-5-8-13-14-22-17-9-4-21-6-37-6h-33v-26h129v86zM2687 303c10 0 17-2 23-4 5-2 9-5 11-9s4-10 4-18v-252h66v252c0 8 1 14 4 18 2 4 6 7 11 9 6 2 13 4 23 4v22h-142zM2987 82l-67-32v-16l67-33h21zM3008 284c0 5 1 8 2 11 2 2 5 4 8 6 4 1 10 2 17 3v21h-115v-21c7-1 13-2 16-3 4-2 7-4 8-6 2-3 3-6 3-11v-247l61-36zM2992 148c7-11 16-21 26-30 11-9 22-15 33-20 12-5 23-8 34-8 22 0 38 6 50 18 11 12 17 28 17 51v125c0 5 1 8 3 11 1 2 4 4 8 6 4 1 9 2 16 3v21h-114v-21c7-1 12-2 16-3 4-2 6-4 8-6 2-3 3-6 3-11v-113c0-14-3-23-10-29-6-6-15-9-27-9-7 0-14 1-22 4s-15 7-22 12-14 11-19 17zM3408 267c-10 21-23 37-40 48-16 11-35 16-57 16s-41-5-59-14c-16-10-30-23-39-41-9-17-14-37-14-59 0-23 5-44 15-65 10-19 24-34 42-45 17-11 37-17 58-17 18 0 34 4 48 12s24 19 32 33c7 14 11 31 11 50v16h-161v-23l112-2-7 10c0-15-2-29-5-40-3-10-8-18-14-23-6-6-13-9-21-9-11 0-20 4-28 11s-14 17-18 29c-4 13-7 28-7 45 0 18 3 33 9 45 6 13 14 22 25 29s24 10 39 10c12 0 24-2 35-7s21-12 31-22zM3614 271c0 8 1 14 3 19 3 4 6 7 12 10 5 2 13 3 23 3v22h-142v-22c9 0 17-1 22-3 6-3 10-6 12-10 2-5 3-11 3-19v-197c0-8-1-14-3-19-2-4-6-7-12-9-5-2-13-4-22-4v-22h104zM3661 20c23 0 44 3 62 10 18 6 31 15 41 28 9 12 14 26 14 43s-5 33-14 45c-9 13-21 24-38 31-17 6-36 10-59 10h-74v-28h48c16 0 30-2 39-6 10-4 18-9 22-17 5-8 7-19 7-32 0-19-6-33-19-43-12-10-30-15-53-15h-44v-26zM3997 267c-10 21-24 37-40 48s-35 16-57 16-42-5-59-14c-17-10-30-23-40-41-9-17-13-37-13-59 0-23 5-44 15-65 10-19 24-34 41-45 18-11 38-17 59-17 18 0 34 4 47 12 14 8 25 19 32 33 8 14 12 31 12 50v16h-162v-23l112-2-6 10c0-15-2-29-5-40-3-10-8-18-14-23-6-6-13-9-22-9-10 0-19 4-27 11s-14 17-18 29c-5 13-7 28-7 45 0 18 3 33 9 45 6 13 14 22 25 29s24 10 39 10c12 0 24-2 35-7s21-12 30-22zM4088 161l-67-27v-17l67-27h21zM4109 282c0 5 0 9 2 12s6 5 10 7c5 1 11 2 19 3v21h-119v-21c7-1 12-2 16-3 4-2 7-4 8-6 2-3 3-6 3-11v-158l61-36zM4101 171c9-18 16-32 24-43 7-12 14-21 22-27 7-7 14-11 22-11 3 0 6 1 8 2 3 1 6 2 8 4v55h-13c-11 0-21 2-29 4s-15 6-22 12c-6 6-13 13-20 22zM4205 304c7-1 13-2 16-3 4-2 7-4 9-6 1-3 2-6 2-11v-198c0-17 4-31 11-44 8-13 19-23 32-30s29-11 46-11c13 0 25 3 36 6 11 4 19 10 25 16 6 8 9 15 9 24 0 4-2 8-4 13-2 4-5 7-8 9h-42v-26c0-8-1-15-4-19s-7-7-13-7c-9 0-16 5-20 13-5 9-8 20-8 36v217c0 4 2 8 4 11s5 5 10 7c5 1 11 2 20 3v21h-121zM4202 108c9-3 17-6 24-10 8-3 14-7 21-12 6-5 12-12 19-19h20v67h-84zM4347 134h-77v-38h77zM4580 267c-10 21-23 37-40 48-16 11-35 16-56 16-22 0-42-5-59-14-17-10-31-23-40-41-9-17-14-37-14-59 0-23 5-44 15-65 10-19 24-34 42-45s37-17 58-17c18 0 34 4 48 12s24 19 32 33c7 14 11 31 11 50v16h-161v-23l112-2-7 10c0-15-2-29-5-40-3-10-7-18-14-23-6-6-13-9-21-9-10 0-20 4-28 11-7 7-14 17-18 29-4 13-7 28-7 45 0 18 3 33 9 45 6 13 14 22 25 29s24 10 39 10c13 0 24-2 35-7s21-12 31-22zM4808 267c-9 21-21 36-37 47s-35 17-58 17c-20 0-39-5-56-14-16-10-29-24-39-41-9-17-14-37-14-59 0-24 5-45 15-66 10-19 24-34 42-44 18-11 38-17 60-17 15 0 30 3 42 8 13 5 23 12 30 21s11 19 11 30c0 6-2 11-5 16-2 5-6 9-11 11h-38v-13c0-16-3-28-10-36-6-8-15-13-26-13s-20 4-28 10c-7 7-13 16-18 28-4 13-6 28-6 44 0 17 3 32 9 46 6 13 14 23 25 30 10 7 23 10 37 10 12 0 22-2 32-7 10-4 20-12 29-21zM4826 108c12-4 21-8 29-13 7-5 14-10 19-17 6-7 11-17 15-28h27v84h-90zM4916 265c0 8 2 14 7 19 4 4 10 8 19 11s20 4 33 5v22c-8 3-17 5-26 6-9 2-17 3-25 3-22 0-38-6-50-17s-18-26-18-46v-152h60zM4970 134h-76v-38h76zM5147 271c0 8 2 14 4 19 2 4 6 7 11 10 5 2 13 3 23 3v22h-109v-22c10 0 17-1 23-3 5-3 9-6 11-10 3-5 4-11 4-19v-197c0-8-1-14-4-19-2-4-6-7-11-9-6-2-13-4-23-4v-22h75l-4 44zM5354 328l-223-235 20-73 223 235zM5417 42c-10 0-18 2-23 4-6 2-9 5-11 9-3 5-4 11-4 19v254h-25l-8-44v-210c0-8-2-14-4-19-2-4-6-7-12-9-5-2-12-4-22-4v-22h109zM5634 267c-10 21-24 37-40 48s-35 16-57 16-42-5-59-14c-17-10-30-23-39-41-10-17-14-37-14-59 0-23 5-44 15-65 10-19 24-34 41-45 18-11 38-17 59-17 18 0 34 4 47 12 14 8 25 19 32 33 8 14 12 31 12 50v16h-162v-23l112-2-6 10c0-15-2-29-5-40-3-10-8-18-14-23-6-6-13-9-22-9-10 0-19 4-27 11s-14 17-18 29c-5 13-7 28-7 45 0 18 3 33 9 45 6 13 14 22 25 29s24 10 39 10c12 0 24-2 35-7s21-12 30-22zM5821 113c11-4 20-8 26-10 7-3 13-5 17-6s9-1 13-1h13v38h-69zM5766 90c19 0 35 3 50 10 14 7 25 16 33 28s12 25 12 41c0 15-4 30-13 43-8 13-20 23-35 31-15 7-32 11-49 11-19 0-36-4-50-10-14-7-26-16-34-28-8-11-12-25-12-40 0-16 5-30 14-43 8-14 20-24 35-31 15-8 31-12 49-12zM5763 112c-12 0-21 4-28 14-6 10-9 23-9 41 0 14 1 25 5 34 3 10 8 17 15 23 6 6 13 8 20 8 13 0 22-4 28-14s9-23 9-41c0-14-2-25-5-34-3-10-8-18-14-23-6-6-13-8-21-8zM5730 336c-13 0-23 3-31 9-7 7-11 15-11 26 0 8 3 15 8 20 5 6 12 10 22 13 9 4 21 5 34 5h15c14 0 27-2 38-5 11-4 20-9 26-16 6-6 9-14 9-22 0-9-3-15-9-20s-15-7-26-7h-102v-11c-12 0-23-4-30-11-8-8-12-18-12-31 0-10 3-18 8-26s12-14 21-19c10-5 21-8 33-9l7 16c-10 0-17 2-23 5-4 4-7 8-7 15 0 5 2 10 5 13 4 3 9 4 16 4h97c14 0 27 3 38 8 10 5 19 12 25 22 5 10 8 21 8 34 0 15-5 28-16 40-11 13-26 23-44 30-19 7-40 11-63 11h-14c-21 0-39-3-56-8-15-4-28-10-37-19-9-8-14-17-14-27s3-18 10-26c6-8 15-15 25-20 11-5 23-7 36-7h21v13zM6128 322c-6 3-12 5-18 6-7 1-13 2-19 2-16 0-29-4-38-12-8-9-12-21-12-37v-129c0-13-3-23-9-30s-15-11-27-11c-10 0-19 3-25 10s-9 16-9 28v27h-43c-4-2-8-6-10-12-2-5-4-10-4-16 0-11 4-20 13-29 8-9 18-16 32-21s29-8 46-8c20 0 37 3 52 10 14 6 25 15 33 27 7 12 11 27 11 45v107c0 5 1 9 3 12 1 2 4 5 8 6 3 2 9 3 16 4zM6050 285c-10 16-22 27-36 35-13 7-28 11-44 11-12 0-23-3-32-7-10-5-17-12-22-21s-8-19-8-30c0-16 5-30 16-41 10-12 25-20 46-26l87-24v20l-57 18c-12 3-20 8-25 14-5 7-7 15-7 25 0 6 1 12 4 17s7 9 12 11c5 3 11 5 17 5 9 0 17-3 26-7 9-5 16-12 23-20zM6134 108c11-4 21-8 28-13 8-5 14-10 20-17 5-7 10-17 15-28h27v84h-90zM6224 265c0 8 2 14 6 19 5 4 11 8 19 11 9 3 20 4 34 5v22c-9 3-18 5-26 6-9 2-18 3-26 3-21 0-38-6-49-17-12-11-18-26-18-46v-152h60zM6278 134h-77v-38h77zM6324 38c0-7 1-13 5-18 3-6 7-11 13-14 6-4 13-6 20-6s14 2 19 6c6 3 11 8 14 14 4 5 5 12 5 19s-1 13-5 19c-3 6-8 11-14 14-5 3-12 5-19 5s-14-2-20-5-10-8-13-14c-4-6-5-12-5-20zM6374 161l-67-27v-17l67-27h20zM6394 284c0 5 1 8 2 11 2 2 5 4 9 5 4 2 9 3 16 4v21h-114v-21c6-1 12-2 15-4 4-1 7-3 9-5 2-3 3-6 3-11v-158l60-36zM6553 117c-10 1-16 3-21 5-4 2-6 5-7 8 0 4 1 9 3 16l46 118h-8l47-118c2-6 3-11 2-15 0-4-2-7-7-9-4-2-11-4-20-5v-21h86v21c-5 1-9 3-13 4-3 1-6 3-7 5-2 2-4 5-5 9l-85 193h-20l-88-193c-2-4-4-7-6-9s-5-4-8-5-7-3-13-4v-21h124zM6893 267c-10 21-23 37-40 48-16 11-35 16-56 16-22 0-42-5-59-14-17-10-31-23-40-41-9-17-14-37-14-59 0-23 5-44 15-65 10-19 24-34 42-45 17-11 37-17 58-17 18 0 34 4 48 12s24 19 32 33c7 14 11 31 11 50v16h-161v-23l112-2-7 10c0-15-2-29-5-40-3-10-7-18-14-23-6-6-13-9-21-9-11 0-20 4-28 11s-14 17-18 29c-4 13-7 28-7 45 0 18 3 33 9 45 6 13 14 22 25 29s24 10 39 10c13 0 24-2 35-7s21-12 31-22zM7255 113c-3-17-8-30-16-41-7-11-16-19-28-24-12-6-25-9-40-9-21 0-39 6-54 16-15 11-27 26-35 45-8 20-12 43-12 70s4 51 13 72c9 20 21 35 36 47 16 11 33 16 54 16 14 0 26-2 36-8 11-5 21-14 29-26 9-11 18-27 27-48h24l-14 79c-14 9-30 16-49 21s-38 8-58 8c-33 0-61-6-87-19-25-13-44-31-59-54-14-24-21-50-21-80 0-32 7-59 22-85 14-24 34-44 59-58s53-21 85-21c21 0 42 3 61 8 20 5 37 11 51 20v71zM7426 331c-21 0-40-5-57-14-17-10-30-24-39-41-10-18-14-38-14-60s5-43 15-64c10-19 24-34 41-45s36-17 57-17 40 5 57 15c16 10 29 24 38 41 10 18 15 38 15 60 0 23-6 44-16 63s-23 34-41 45c-17 11-36 17-56 17zM7430 308c10 0 19-3 25-10 7-7 12-17 15-30 4-13 5-30 5-50 0-21-2-39-6-55-5-16-10-28-18-36-7-9-16-14-26-14s-19 4-26 11c-6 6-12 16-15 30-4 13-5 30-5 50 0 21 2 39 6 55s10 28 18 36c8 9 17 13 27 13zM7648 90l-20 71-67-27v-17l67-27zM7561 304c7-1 12-2 16-3 4-2 6-4 8-6 2-3 3-6 3-11v-158l60-36v194c0 5 1 8 3 11 1 2 4 4 8 6 4 1 9 2 16 3v21h-114zM7705 304c7-1 12-2 16-3 4-2 7-4 8-6 2-3 3-6 3-11v-113c0-14-3-23-9-29s-15-9-27-9c-7 0-15 1-22 4-8 3-16 7-23 12s-13 11-19 17v-18c8-11 16-21 27-30 10-9 21-15 33-20 11-5 22-8 33-8 22 0 39 6 50 18 12 12 18 28 18 51v125c0 5 0 8 2 11 2 2 4 4 8 6 4 1 10 2 17 3v21h-115zM7828 108c12-4 21-8 29-13 7-5 14-10 19-17 6-7 11-17 16-28h27v84h-91zM7919 265c0 8 2 14 6 19 4 4 11 8 19 11 9 3 20 4 34 5v22c-9 3-18 5-27 6-9 2-17 3-25 3-22 0-38-6-50-17s-17-26-17-46v-152h60zM7973 134h-77v-38h77zM8068 161l-67-27v-17l67-27h21zM8089 282c0 5 1 9 3 12s5 5 10 7c4 1 10 2 18 3v21h-119v-21c7-1 13-2 16-3 4-2 7-4 8-6 2-3 3-6 3-11v-158l61-36zM8081 171c9-18 17-32 24-43 7-12 14-21 22-27 7-7 15-11 22-11 3 0 6 1 9 2s5 2 7 4v55h-12c-12 0-21 2-29 4-9 2-16 6-22 12-7 6-14 13-21 22zM8290 331c-21 0-40-5-56-14-17-10-30-24-40-41-9-18-13-38-13-60s5-43 15-64c10-19 24-34 41-45s36-17 57-17 40 5 56 15c17 10 30 24 39 41 10 18 14 38 14 60 0 23-5 44-15 63s-24 34-41 45-36 17-57 17zM8295 308c10 0 19-3 25-10 7-7 12-17 15-30s5-30 5-50c0-21-2-39-7-55-4-16-10-28-17-36-8-9-17-14-27-14s-18 4-25 11c-7 6-12 16-16 30-3 13-5 30-5 50 0 21 2 39 7 55 4 16 10 28 18 36 8 9 17 13 27 13zM8491 82l-67-32v-16l67-33h20zM8511 284c0 5 1 8 2 11 2 2 5 4 9 6 4 1 9 2 16 3v21h-114v-21c6-1 12-2 16-3 4-2 6-4 8-6 2-3 3-6 3-11v-247l60-36zM8563 146c0-7 2-13 5-19 4-6 9-11 15-14 6-4 12-6 19-6s14 2 20 6c6 3 11 8 14 14 4 6 6 13 6 20s-2 13-6 19c-3 7-8 12-14 16-6 3-13 5-20 5s-13-2-19-5c-6-4-11-9-15-16-3-6-5-13-5-20zM8563 290c0-7 2-14 5-20 4-6 9-11 15-14 6-4 12-6 19-6s14 2 20 6c6 3 11 8 14 14 4 6 6 13 6 20s-2 13-6 19c-3 6-8 11-14 15-6 3-13 5-20 5s-13-2-19-5c-6-4-11-9-15-15-3-6-5-12-5-19zM8841 46c-16 0-28 2-37 6-9 3-17 9-23 17-5 9-10 21-13 37h-24v-86h130v26zM9005 106c-4-16-9-28-15-37-5-8-13-14-22-17-9-4-21-6-37-6h-33v-26h129v86zM8814 303c11 0 18-2 24-4 5-2 9-5 11-9s3-10 3-18v-252h67v252c0 8 1 14 3 18 3 4 7 7 12 9 6 2 13 4 23 4v22h-143zM9232 267c-10 21-23 37-40 48-16 11-35 16-57 16s-41-5-59-14c-16-10-30-23-39-41-9-17-14-37-14-59 0-23 5-44 15-65 10-19 24-34 42-45 17-11 37-17 58-17 18 0 34 4 48 12s24 19 32 33c7 14 11 31 11 50v16h-161v-23l112-2-7 10c0-15-2-29-5-40-3-10-8-18-14-23-6-6-13-9-21-9-11 0-20 4-28 11s-14 17-18 29c-4 13-7 28-7 45 0 18 3 33 9 45 6 13 14 22 25 29s24 10 39 10c13 0 24-2 35-7s21-12 31-22zM9460 267c-9 21-21 36-37 47-17 11-36 17-58 17-21 0-39-5-56-14-16-10-30-24-39-41s-14-37-14-59c0-24 5-45 15-66 10-19 24-34 42-44 18-11 37-17 60-17 15 0 29 3 42 8s23 12 30 21 11 19 11 30c0 6-2 11-5 16-2 5-6 9-11 11h-38v-13c0-16-3-28-10-36-6-8-15-13-26-13s-20 4-28 10c-7 7-13 16-18 28-4 13-6 28-6 44 0 17 3 32 9 46 6 13 14 23 25 30 10 7 23 10 37 10 11 0 22-2 32-7 10-4 20-12 29-21zM9544 82l-68-32v-16l68-33h20zM9564 284c0 5 1 8 2 11 2 2 5 4 8 6 4 1 10 2 17 3v21h-115v-21c7-1 13-2 16-3 4-2 7-4 9-6 1-3 2-6 2-11v-247l61-36zM9548 148c7-11 16-21 26-30 11-9 22-15 33-20 12-5 23-8 34-8 22 0 38 6 50 18 11 12 17 28 17 51v125c0 5 1 8 3 11 1 2 4 4 8 6 4 1 9 2 16 3v21h-114v-21c7-1 12-2 16-3 4-2 6-4 8-6 2-3 3-6 3-11v-113c0-14-3-23-10-29-6-6-15-9-27-9-7 0-14 1-22 4-7 3-15 7-22 12s-14 11-19 17zM9847 90l-21 71-67-27v-17l67-27zM9759 304c7-1 12-2 16-3 4-2 7-4 8-6 2-3 3-6 3-11v-158l61-36v194c0 5 0 8 2 11 2 2 4 4 8 6 4 1 10 2 17 3v21h-115zM9903 304c7-1 13-2 16-3 4-2 7-4 9-6 1-3 2-6 2-11v-113c0-14-3-23-9-29s-15-9-27-9c-7 0-14 1-22 4s-15 7-23 12c-7 5-13 11-18 17v-18c7-11 16-21 26-30 11-9 22-15 33-20s23-8 34-8c21 0 38 6 49 18 12 12 18 28 18 51v125c0 5 1 8 2 11 2 2 5 4 8 6 4 1 10 2 17 3v21h-115zM10059 38c0-7 1-13 5-18 3-6 7-11 13-14 6-4 13-6 20-6s14 2 20 6c5 3 10 8 13 14 4 5 5 12 5 19s-1 13-5 19c-3 6-8 11-13 14-6 3-13 5-20 5s-14-2-20-5-10-8-13-14c-4-6-5-12-5-20zM10109 161l-67-27v-17l67-27h20zM10129 284c0 5 1 8 2 11 2 2 5 4 9 5 4 2 9 3 16 4v21h-114v-21c6-1 12-2 16-4 4-1 6-3 8-5 2-3 3-6 3-11v-158l60-36zM10381 267c-9 21-21 36-37 47s-35 17-57 17c-21 0-40-5-57-14-16-10-29-24-39-41-9-17-14-37-14-59 0-24 5-45 15-66 10-19 25-34 42-44 18-11 38-17 60-17 15 0 30 3 42 8 13 5 23 12 30 21s11 19 11 30c0 6-2 11-4 16-3 5-7 9-11 11h-39v-13c0-16-3-28-9-36-7-8-16-13-27-13s-20 4-27 10c-8 7-14 16-19 28-4 13-6 28-6 44 0 17 3 32 9 46 6 13 14 23 25 30s23 10 37 10c12 0 22-2 32-7 10-4 20-12 29-21zM10622 322c-6 3-12 5-19 6-6 1-12 2-19 2-16 0-28-4-37-12-9-9-13-21-13-37v-129c0-13-3-23-9-30s-14-11-26-11c-11 0-19 3-25 10-7 7-10 16-10 28v27h-42c-5-2-8-6-11-12-2-5-3-10-3-16 0-11 4-20 12-29s19-16 33-21 29-8 46-8c20 0 37 3 51 10 15 6 26 15 33 27 8 12 12 27 12 45v107c0 5 1 9 2 12 2 2 5 5 8 6 4 2 9 3 17 4zM10544 285c-11 16-23 27-36 35-13 7-28 11-45 11-12 0-22-3-32-7-9-5-16-12-21-21-6-9-8-19-8-30 0-16 5-30 15-41 11-12 26-20 47-26l87-24v20l-58 18c-11 3-19 8-24 14-5 7-8 15-8 25 0 6 2 12 4 17 3 5 7 9 12 11 6 3 11 5 18 5 8 0 17-3 25-7 9-5 17-12 24-20zM10707 82l-67-32v-16l67-33h21zM10728 284c0 5 0 8 2 11 2 2 4 4 8 6 4 1 10 2 17 3v21h-115v-21c7-1 12-2 16-3 4-2 7-4 8-6 2-3 3-6 3-11v-247l61-36zM10957 265c0 9 2 16 4 20 3 5 8 8 13 11 7 2 15 3 25 3h5v26h-151v-22c10 0 17-1 23-3 5-3 9-6 11-10 3-5 4-11 4-19v-197c0-8-1-14-4-19-2-4-6-7-11-9-6-3-13-4-23-4v-22h104zM11001 20c34 0 64 6 90 18 25 12 45 29 59 51s21 48 21 78c0 31-7 58-20 82-14 24-33 43-57 57-25 13-52 19-83 19h-76v-26h72c18 0 35-5 49-15 15-10 26-24 34-42 9-19 13-40 13-65 0-28-5-51-14-71-10-19-23-34-40-45-16-10-36-15-59-15h-55v-26zM11311 331c-21 0-40-5-57-14-17-10-30-24-39-41-10-18-14-38-14-60s5-43 15-64c10-19 24-34 41-45s36-17 57-17 40 5 57 15c16 10 29 24 38 41 10 18 15 38 15 60 0 23-6 44-16 63s-23 34-41 45c-17 11-36 17-56 17zM11315 308c10 0 19-3 25-10 7-7 12-17 15-30 4-13 5-30 5-50 0-21-2-39-6-55-5-16-10-28-18-36-8-9-16-14-27-14-9 0-18 4-25 11-6 6-12 16-15 30-4 13-5 30-5 50 0 21 2 39 6 55s10 28 18 36c8 9 17 13 27 13zM11533 90l-20 71-67-27v-17l67-27zM11446 304c7-1 12-2 16-3 4-2 6-4 8-6 2-3 3-6 3-11v-158l60-36v194c0 5 1 8 2 11 2 2 5 4 9 6 4 1 9 2 16 3v21h-114zM11586 304c7-1 12-2 16-3 4-2 7-4 8-6 2-3 3-6 3-11v-117c0-11-3-20-9-26-6-5-14-8-26-8-7 0-14 1-22 4s-15 6-22 11-13 10-18 17v-19c8-11 16-20 27-29 10-8 21-15 32-20 11-4 22-7 33-7 21 0 37 6 49 17 11 12 17 28 17 50v127c0 5 1 8 2 11 2 2 5 4 8 6 4 1 10 2 17 3v21h-115zM11726 304c8-1 13-2 17-3 4-2 6-4 8-6 2-3 3-6 3-11v-117c0-11-3-20-9-26-6-5-15-8-27-8-7 0-14 1-22 4-7 3-14 6-21 11s-13 10-19 17v-19c8-11 17-20 27-29 10-8 21-15 32-20 11-4 22-7 33-7 21 0 38 6 49 17 11 12 17 28 17 50v127c0 5 1 8 3 11 1 2 4 4 8 6 4 1 9 2 16 3v21h-115zM12085 322c-6 3-12 5-19 6-6 1-12 2-18 2-17 0-29-4-38-12-8-9-13-21-13-37v-129c0-13-3-23-8-30-6-7-15-11-27-11-11 0-19 3-25 10-7 7-10 16-10 28v27h-42c-4-2-8-6-11-12-2-5-3-10-3-16 0-11 4-20 12-29s19-16 33-21 29-8 46-8c20 0 37 3 51 10 15 6 26 15 33 27 8 12 12 27 12 45v107c0 5 1 9 2 12 2 2 5 5 9 6 3 2 9 3 16 4zM12007 285c-11 16-23 27-36 35-13 7-28 11-45 11-12 0-22-3-32-7-9-5-16-12-21-21s-8-19-8-30c0-16 5-30 16-41 10-12 25-20 46-26l87-24v20l-57 18c-12 3-20 8-25 14-5 7-7 15-7 25 0 6 1 12 3 17 3 5 7 9 13 11 5 3 10 5 17 5 9 0 17-3 26-7 8-5 16-12 23-20zM12120 38c0-7 2-13 5-18 3-6 8-11 14-14 6-4 12-6 20-6 7 0 13 2 19 6 6 3 11 8 14 14 3 5 5 12 5 19s-2 13-5 19-8 11-14 14-12 5-20 5c-7 0-13-2-19-5s-11-8-14-14-5-12-5-20zM12170 161l-67-27v-17l67-27h21zM12191 284c0 5 0 8 2 11 2 2 4 4 8 5 4 2 10 3 17 4v21h-115v-21c7-1 12-2 16-4 4-1 7-3 8-5 2-3 3-6 3-11v-158l61-36zM12327 90l-21 71-67-27v-17l67-27zM12239 304c7-1 12-2 16-3 4-2 7-4 8-6 2-3 3-6 3-11v-158l61-36v194c0 5 0 8 2 11 2 2 4 4 8 6 4 1 10 2 17 3v21h-115zM12383 304c7-1 13-2 16-3 4-2 7-4 9-6 1-3 2-6 2-11v-113c0-14-3-23-9-29s-15-9-27-9c-7 0-14 1-22 4s-15 7-23 12c-7 5-13 11-18 17v-18c7-11 16-21 26-30 11-9 22-15 33-20s23-8 34-8c21 0 38 6 49 18 12 12 18 28 18 51v125c0 5 1 8 2 11 2 2 5 4 9 6 3 1 9 2 16 3v21h-115z">
          <text:p/>
        </draw:path>
        <draw:frame draw:style-name="gr2" draw:text-style-name="P3" draw:layer="layout" svg:width="13.849cm" svg:height="0.577cm" svg:x="1.428cm" svg:y="1.83cm">
          <draw:text-box>
            <text:p text:style-name="P2"><text:span text:style-name="T5">• </text:span><text:span text:style-name="T1"><text:s/></text:span><text:span text:style-name="T1">Curiosity </text:span><text:span text:style-name="T1">alone: </text:span><text:span text:style-name="T1">Experim</text:span><text:span text:style-name="T1">ental </text:span><text:span text:style-name="T1">wins </text:span><text:span text:style-name="T1">3.3% of </text:span><text:span text:style-name="T1">cycles, </text:span><text:span text:style-name="T1">Control </text:span><text:span text:style-name="T1">wins </text:span><text:span text:style-name="T1">1.1%</text:span></text:p>
          </draw:text-box>
        </draw:frame>
        <draw:polygon draw:style-name="gr1" draw:text-style-name="P1" draw:layer="layout" svg:width="18.627cm" svg:height="0.018cm" svg:x="1.199cm" svg:y="6.171cm" svg:viewBox="0 0 18628 19" draw:points="0,0 18628,0 18628,19 0,19">
          <text:p/>
        </draw:polygon>
        <draw:polygon draw:style-name="gr1" draw:text-style-name="P1" draw:layer="layout" svg:width="18.627cm" svg:height="0.018cm" svg:x="1.199cm" svg:y="7.242cm" svg:viewBox="0 0 18628 19" draw:points="0,0 18628,0 18628,19 0,19">
          <text:p/>
        </draw:polygon>
        <draw:polygon draw:style-name="gr1" draw:text-style-name="P1" draw:layer="layout" svg:width="18.627cm" svg:height="0.017cm" svg:x="1.199cm" svg:y="8.313cm" svg:viewBox="0 0 18628 18" draw:points="0,0 18628,0 18628,18 0,18">
          <text:p/>
        </draw:polygon>
        <draw:polygon draw:style-name="gr1" draw:text-style-name="P1" draw:layer="layout" svg:width="18.627cm" svg:height="0.018cm" svg:x="1.199cm" svg:y="9.383cm" svg:viewBox="0 0 18628 19" draw:points="0,0 18628,0 18628,19 0,19">
          <text:p/>
        </draw:polygon>
        <draw:polygon draw:style-name="gr1" draw:text-style-name="P1" draw:layer="layout" svg:width="18.627cm" svg:height="0.018cm" svg:x="1.199cm" svg:y="10.454cm" svg:viewBox="0 0 18628 19" draw:points="0,0 18628,0 18628,19 0,19">
          <text:p/>
        </draw:polygon>
        <draw:polygon draw:style-name="gr1" draw:text-style-name="P1" draw:layer="layout" svg:width="18.627cm" svg:height="0.017cm" svg:x="1.199cm" svg:y="11.525cm" svg:viewBox="0 0 18628 18" draw:points="0,0 18628,0 18628,18 0,18">
          <text:p/>
        </draw:polygon>
        <draw:path draw:style-name="gr1" draw:text-style-name="P1" draw:layer="layout" svg:width="2.886cm" svg:height="0.288cm" svg:x="1.235cm" svg:y="5.503cm" svg:viewBox="0 0 2887 289" svg:d="M91 232c0 7 1 12 4 17 2 4 6 7 11 9 6 2 13 3 22 3h22c11 0 22-2 31-6 8-4 16-11 24-19 8-9 15-20 21-35h21l-15 83h-232v-19c9-1 15-2 20-4 4-2 8-4 10-9 2-4 3-9 3-16v-172c0-7-1-13-3-16-2-4-6-7-10-9-5-2-11-3-20-4v-19h91zM214 92c-3-14-8-25-14-32-4-8-11-13-19-16s-19-5-32-5h-76v-23h161v76zM136 135c7 0 12-1 16-3 4-3 7-7 9-12s4-13 6-22h20v95h-20c-1-9-3-16-6-20-2-6-5-9-9-11-4-3-9-4-16-4h-63v-23zM342 78l-18 63-59-24v-15l59-24zM265 265c6-1 11-2 14-3 4-1 6-3 8-5 1-2 2-5 2-10v-138l53-31v169c0 5 1 8 2 10 2 2 4 4 8 5 3 1 7 2 13 3v19h-100zM388 265c6-1 11-2 14-3 4-1 6-3 8-5 1-2 2-5 2-10v-100c0-11-3-18-8-23s-13-8-23-8c-6 0-12 2-19 4s-13 6-19 10-11 8-16 14v-16c6-10 14-19 23-26 9-8 18-13 28-18 10-4 20-6 29-6 19 0 33 5 43 15s15 26 15 44v110c0 5 0 8 2 10 1 2 4 4 7 5 4 1 8 2 14 3v19h-100zM511 265c6-1 11-2 14-3 4-1 6-3 7-5 2-2 3-5 3-10v-100c0-11-3-18-8-23s-13-8-24-8c-6 0-12 2-19 4-6 2-12 6-18 10s-12 8-16 14v-16c6-10 14-19 23-26 9-8 18-13 28-18 10-4 19-6 29-6 18 0 33 5 43 15s15 26 15 44v110c0 5 0 8 2 10 1 2 4 4 7 5 4 1 8 2 14 3v19h-100zM724 289c-19 0-35-4-50-13-14-9-25-20-34-36-8-15-12-32-12-51 0-20 4-39 13-56 9-16 21-31 36-40 16-10 32-15 50-15 19 0 35 4 49 13 15 9 26 20 35 37 8 15 12 32 12 51 0 20-4 39-13 56-9 16-21 30-36 40-15 9-32 14-50 14zM728 268c9 0 16-2 22-8s10-15 13-26c3-12 5-27 5-44 0-18-2-34-6-48-4-13-9-24-15-32-7-8-15-12-24-12-8 0-16 3-22 9-6 7-10 16-13 28-3 11-5 25-5 43s2 34 6 47c3 14 9 25 15 32 7 8 15 11 24 11zM842 94c10-4 19-8 25-12 7-4 13-9 17-15 5-6 10-14 14-24h24v74h-80zM922 231c0 7 2 12 5 16 3 5 9 8 16 10 8 3 18 4 30 5v19c-8 2-15 4-23 6-8 1-15 2-22 2-19 0-33-5-44-14-10-10-15-24-15-42v-133h53zM969 117h-67v-34h67zM1009 33c0-7 1-12 5-17 2-5 6-9 11-12s11-4 17-4 12 1 17 4 9 7 12 12 5 10 5 17c0 6-2 12-5 17s-7 9-12 12-11 4-17 4-12-1-17-4-9-7-11-12c-4-5-5-11-5-17zM1053 141l-59-24v-15l59-24h18zM1071 247c0 4 1 7 2 10 1 2 4 4 7 5s8 2 14 3v19h-100v-19c6-1 11-2 14-3s6-3 7-5c2-2 2-5 2-10v-138l54-31zM1208 289c-18 0-35-4-49-13-15-9-26-20-35-36-8-15-12-32-12-51 0-20 5-39 14-56 8-16 20-31 35-40 16-10 32-15 51-15 18 0 34 4 49 13 14 9 26 20 34 37 8 15 12 32 12 51 0 20-4 39-13 56-9 16-21 30-36 40-15 9-31 14-50 14zM1213 268c8 0 15-2 21-8s10-15 13-26c4-12 5-27 5-44 0-18-2-34-6-48-3-13-9-24-15-32-7-8-15-12-23-12-9 0-17 3-22 9-6 7-11 16-14 28-3 11-5 25-5 43s2 34 6 47c4 14 9 25 15 32 7 8 15 11 25 11zM1404 78l-18 63-59-24v-15l59-24zM1327 265c6-1 11-2 14-3s6-3 7-5 2-5 2-10v-138l54-31v169c0 5 0 8 2 10 1 2 4 4 7 5s8 2 14 3v19h-100zM1453 265c6-1 11-2 14-3 4-1 6-3 7-5 2-2 3-5 3-10v-99c0-11-3-19-8-24s-13-8-24-8c-6 0-13 2-20 4-6 2-13 6-19 10-6 5-12 10-17 16v-16c7-10 15-20 24-27 9-8 18-14 28-19 10-4 20-6 30-6 19 0 34 5 44 15 9 11 14 26 14 46v108c0 5 1 8 3 10 1 2 4 4 7 5s8 2 14 3v19h-100zM1767 281c-5 2-11 4-17 5-5 1-11 2-16 2-14 0-25-4-32-11-8-8-11-18-11-32v-112c0-11-3-21-8-28-6-6-13-9-24-9-9 0-16 3-22 9-5 6-8 15-8 25v23h-37c-4-3-7-6-9-10s-3-8-3-13c0-10 3-19 10-27s17-14 29-18c12-5 26-7 40-7 18 0 33 3 46 8 12 6 22 14 28 24 7 12 10 24 10 39v95c0 4 1 7 2 10 2 2 4 4 8 5 3 2 8 3 14 3zM1699 249c-10 13-20 23-32 30s-25 10-39 10c-10 0-20-2-28-7-8-4-14-10-18-18-5-8-7-16-7-26 0-14 4-26 13-36s22-17 41-22l76-22v18l-51 15c-10 3-17 8-21 13-4 6-6 13-6 22 0 5 1 10 3 14 3 5 6 8 11 11 4 2 9 4 15 4 7 0 15-2 22-6 8-5 15-11 21-18zM1842 71l-59-28v-14l59-29h18zM1860 247c0 5 0 8 2 10 1 2 4 4 7 5s8 2 14 3v19h-100v-19c6-1 11-2 14-3s6-3 7-5 2-5 2-10v-215l54-32zM2003 195c4 24 12 42 23 54 12 11 27 17 47 17 11 0 21-1 29-5 8-3 15-9 19-15 4-7 7-15 7-24 0-8-2-15-6-21s-10-10-16-14c-7-4-16-7-27-11-4-1-8-2-12-3-18-5-33-10-46-16-12-7-22-15-28-26-7-10-11-24-11-39 0-16 4-30 12-42s20-22 34-28c14-7 31-11 50-11 17 0 32 2 46 6s27 10 39 18v63h-22c-4-15-8-27-14-36-5-10-12-17-20-21-8-5-17-7-28-7-10 0-18 1-26 5-7 3-12 8-16 13-4 6-6 13-6 21 0 10 2 17 7 22 4 6 10 10 17 13s16 7 26 10c3 1 6 1 9 2 19 5 35 11 48 18 12 7 22 16 30 27 7 11 11 24 11 39 0 17-5 31-14 44s-22 23-38 30c-17 7-35 11-56 11-18 0-35-3-50-7-16-5-30-12-41-20v-67zM2207 94c10-4 18-8 25-12s12-9 17-15 10-14 14-24h24v74h-80zM2287 231c0 7 1 12 5 16 3 5 9 8 16 10 8 3 18 4 30 5v19c-8 2-16 4-23 6-8 1-15 2-22 2-19 0-34-5-44-14-10-10-15-24-15-42v-133h53zM2334 117h-67v-34h67zM2551 281c-5 2-10 4-16 5s-11 2-17 2c-14 0-24-4-32-11-7-8-11-18-11-32v-112c0-11-2-21-8-28-5-6-13-9-23-9-9 0-17 3-22 9-6 6-8 15-8 25v23h-38c-4-3-7-6-9-10s-2-8-2-13c0-10 3-19 10-27s17-14 29-18c12-5 25-7 40-7 18 0 33 3 45 8 12 6 22 14 29 24 6 12 10 24 10 39v95c0 4 0 7 2 10 1 2 4 4 7 5 3 2 8 3 14 3zM2483 249c-9 13-20 23-31 30-12 7-25 10-40 10-10 0-19-2-27-7-8-4-14-10-19-18-4-8-6-16-6-26 0-14 4-26 13-36s22-17 40-22l77-22v18l-51 15c-10 3-17 8-22 13-4 6-6 13-6 22 0 5 1 10 4 14 2 5 6 8 10 11 5 2 10 4 15 4 8 0 15-2 23-6 7-5 14-11 20-18zM2556 94c10-4 18-8 25-12 6-4 12-9 17-15s9-14 14-24h23v74h-79zM2635 231c0 7 2 12 5 16 4 5 10 8 17 10 8 3 18 4 30 5v19c-8 2-16 4-23 6-8 1-16 2-22 2-19 0-34-5-44-14-10-10-15-24-15-42v-133h52zM2682 117h-66v-34h66zM2887 233c-9 19-21 33-35 42s-31 14-50 14-36-4-51-13c-15-8-27-20-35-35s-12-32-12-51c0-21 4-40 13-57 9-16 21-31 36-40 16-10 33-15 52-15 15 0 29 3 41 10s21 17 28 30 11 27 11 44v13h-142v-20l98-2-6 9c0-14-2-25-4-34-3-9-7-17-12-22-5-4-11-7-19-7-9 0-17 3-24 10s-12 15-16 26-6 24-6 39 3 28 8 39 12 19 22 25c9 6 21 9 34 9 11 0 21-2 30-6 10-5 19-11 27-20z">
          <text:p/>
        </draw:path>
        <draw:path draw:style-name="gr1" draw:text-style-name="P1" draw:layer="layout" svg:width="3.588cm" svg:height="0.372cm" svg:x="6.433cm" svg:y="5.503cm" svg:viewBox="0 0 3589 373" svg:d="M85 39c-14 0-25 2-33 5s-14 8-19 16c-5 7-9 18-13 32h-20v-76h113v23zM228 92c-4-14-8-25-13-32-5-8-11-13-19-16s-19-5-33-5h-28v-23h113v76zM62 265c9-1 15-3 20-5 4-2 8-5 10-9 2-3 3-8 3-15v-220h58v220c0 7 1 12 3 15 2 4 5 7 10 9s11 4 20 5v19h-124zM427 232c-9 19-21 34-35 43s-31 14-50 14-36-4-51-13c-15-8-27-21-35-36s-12-32-12-51c0-21 4-40 13-57 9-16 21-30 36-39 16-10 33-15 52-15 15 0 29 3 41 10s21 17 28 29c7 13 10 27 10 44v13h-141v-20l97-2-5 9c0-14-2-25-5-34-2-9-6-16-11-21-5-4-12-7-19-7-9 0-17 3-24 10-7 6-13 14-16 25-4 11-6 24-6 39s3 28 8 39 12 19 22 25c9 6 21 9 34 9 10 0 20-2 30-6 10-5 19-11 27-20zM626 232c-8 18-18 33-33 43-14 9-30 14-49 14s-36-4-50-13-26-21-34-37c-8-15-12-32-12-51 0-21 4-40 13-56 9-17 21-30 36-40 16-9 34-14 53-14 14 0 26 2 37 7 11 4 20 11 26 19 6 7 9 16 9 26 0 4-1 9-3 13-3 4-6 7-10 9h-34v-10c0-14-3-25-8-32s-13-11-23-11-18 3-25 9c-6 6-11 14-15 24-4 11-6 23-6 37 0 16 3 29 8 41 5 11 12 20 22 26 9 6 20 9 33 9 10 0 19-2 27-6 9-4 18-10 26-19zM699 71l-59-28v-14l59-29h18zM717 246c0 5 1 8 2 10 2 2 4 4 8 5 3 1 7 3 13 4v19h-100v-19c6-1 11-3 14-4 4-1 6-3 7-5 2-2 3-5 3-10v-214l53-32zM703 129c6-10 14-19 23-26 9-8 19-14 29-19 10-4 20-6 29-6 19 0 34 5 44 15 10 11 15 25 15 45v108c0 5 0 8 2 10 1 2 4 4 7 5 4 1 9 3 15 4v19h-100v-19c6-1 10-3 14-4 3-1 6-3 7-5s2-5 2-10v-99c0-11-3-19-8-24s-13-8-24-8c-6 0-12 2-19 4s-13 6-20 10c-6 5-12 10-16 16zM965 78l-19 62-59-24v-14l59-24zM887 265c7-1 11-3 15-4 3-1 5-3 7-5 1-2 2-5 2-10v-137l54-31v168c0 5 0 8 2 10 1 2 4 4 7 5s8 3 14 4v19h-101zM1014 265c6-1 11-3 14-4 4-1 6-3 7-5 2-2 2-5 2-10v-99c0-11-2-19-7-24-6-5-14-8-25-8-6 0-12 2-19 4-6 2-13 6-19 10-6 5-12 10-17 16v-16c7-10 15-19 23-26 10-8 19-14 29-19 10-4 20-6 30-6 19 0 33 5 43 15 10 11 15 25 15 45v108c0 5 1 8 3 10 1 2 3 4 7 5 3 1 8 3 14 4v19h-100zM1150 33c0-7 2-12 5-17s6-9 11-12 11-4 17-4c7 0 12 1 17 4 6 3 10 7 13 12 2 5 4 10 4 17 0 6-2 12-4 17-3 5-7 9-13 12-5 3-10 4-17 4-6 0-12-1-17-4s-8-7-11-12-5-11-5-17zM1194 140l-59-24v-14l59-24h18zM1212 246c0 4 1 7 2 10 2 2 4 4 7 5 4 1 8 3 14 4v19h-100v-19c6-1 11-3 14-4s6-3 7-5c2-2 3-5 3-10v-137l53-31zM1432 232c-8 18-19 33-33 43-14 9-31 14-50 14-18 0-35-4-49-13-15-9-26-21-34-37-9-15-13-32-13-51 0-21 5-40 14-56 9-17 21-30 36-40 16-9 33-14 52-14 14 0 27 2 38 7 11 4 19 11 26 19 6 7 9 16 9 26 0 4-1 9-4 13-2 4-5 7-10 9h-33v-10c0-14-3-25-8-32-6-7-13-11-24-11-9 0-17 3-24 9-6 6-12 14-15 24-4 11-6 23-6 37 0 16 3 29 8 41 5 11 12 20 21 26 10 6 21 9 33 9 10 0 20-2 28-6 9-4 17-10 26-19zM1643 281c-6 2-11 4-17 5-5 1-11 2-16 2-14 0-25-4-32-11-8-8-11-19-11-33v-112c0-11-3-20-9-27-5-6-13-9-23-9-9 0-16 3-22 9-5 6-8 14-8 24v23h-38c-3-3-6-6-8-10s-3-8-3-13c0-10 3-18 10-26s17-14 29-18c12-5 25-7 40-7 18 0 33 3 45 8 13 6 22 14 29 24 7 11 10 23 10 38v95c0 4 1 7 2 10 1 2 4 4 7 5 4 2 8 3 15 3zM1574 248c-9 13-19 24-31 31s-25 10-39 10c-11 0-20-2-28-7-8-4-14-10-19-18-4-9-6-17-6-27 0-14 4-26 13-36s22-17 40-22l77-22v18l-51 15c-10 3-17 8-21 13-4 6-6 13-6 22 0 5 1 10 3 14 2 5 6 8 10 11 5 2 10 4 15 4 8 0 15-2 23-6 8-5 14-11 20-18zM1717 71l-59-28v-14l59-29h18zM1735 246c0 5 1 8 3 10 1 2 3 4 7 5 3 1 8 3 14 4v19h-101v-19c6-1 11-3 15-4 3-1 5-3 7-5 1-2 2-5 2-10v-214l53-32zM1936 231c0 7 1 13 3 17s6 7 11 9c6 2 13 3 23 3h3v24h-132v-19c9-1 16-3 20-5 5-2 8-4 10-9 2-4 3-9 3-16v-171c0-7-1-13-3-16-2-4-5-7-10-9-4-2-11-3-20-4v-19h92zM1974 16c30 0 56 5 78 16 23 11 40 26 52 45s18 42 18 68c0 27-6 50-18 71s-28 38-49 50c-22 12-46 18-73 18h-66v-24h63c16 0 30-4 43-13 12-9 22-21 30-37 7-17 11-35 11-57 0-23-4-44-12-61s-20-30-35-39-32-14-52-14h-48v-23zM2245 289c-19 0-35-4-50-13-14-9-26-21-34-37-8-15-12-32-12-51 0-20 4-39 13-56 9-16 21-30 36-39 15-10 32-15 50-15s35 4 49 13c15 9 26 20 34 36 9 15 13 32 13 51 0 20-5 39-13 56-9 16-21 31-36 41-15 9-32 14-50 14zM2249 268c8 0 16-2 21-9 6-6 11-15 14-26 3-12 5-27 5-44 0-18-2-34-6-48-4-13-9-24-16-31-6-8-14-12-23-12s-16 3-22 9-11 15-14 27c-3 11-4 25-4 43s2 34 5 47c4 14 9 25 16 32 7 9 15 12 24 12zM2440 78l-18 62-59-24v-14l59-24zM2363 265c6-1 11-3 14-4 4-1 6-3 7-5 2-2 3-5 3-10v-137l53-31v168c0 5 1 8 2 10 2 2 4 4 7 5 4 1 8 3 14 4v19h-100zM2486 265c6-1 11-3 14-4s6-3 7-5c2-2 3-5 3-10v-100c0-11-3-18-8-23s-13-8-23-8c-6 0-12 2-19 4s-13 6-19 10-12 8-16 14v-16c6-10 14-18 23-25 9-8 18-13 28-18 10-4 19-6 29-6 19 0 34 5 44 15s14 25 14 43v110c0 5 1 8 3 10 1 2 4 4 7 5s8 3 14 4v19h-101zM2610 265c6-1 11-3 14-4s6-3 7-5c2-2 2-5 2-10v-100c0-11-2-18-7-23s-13-8-24-8c-6 0-12 2-19 4-6 2-12 6-18 10s-12 8-16 14v-16c6-10 14-18 23-25 9-8 18-13 28-18 10-4 19-6 29-6 18 0 33 5 42 15 10 10 15 25 15 43v110c0 5 1 8 3 10 1 2 3 4 7 5 3 1 8 3 14 4v19h-100zM2924 281c-6 2-11 4-17 5-5 1-11 2-16 2-14 0-25-4-32-11-8-8-11-19-11-33v-112c0-11-3-20-9-27-5-6-13-9-23-9-9 0-16 3-22 9-5 6-8 14-8 24v23h-38c-3-3-6-6-8-10s-3-8-3-13c0-10 3-18 10-26s17-14 29-18c12-5 25-7 40-7 18 0 33 3 45 8 13 6 22 14 29 24 7 11 10 23 10 38v95c0 4 1 7 2 10 2 2 4 4 7 5 4 2 8 3 15 3zM2855 248c-9 13-19 24-31 31s-25 10-39 10c-11 0-20-2-28-7-8-4-14-10-19-18-4-9-6-17-6-27 0-14 4-26 13-36s22-17 40-22l77-22v18l-51 15c-10 3-17 8-21 13-4 6-6 13-6 22 0 5 1 10 3 14 2 5 6 8 10 11 5 2 10 4 15 4 8 0 15-2 23-6 8-5 14-11 20-18zM2955 33c0-7 1-12 4-17s7-9 12-12 11-4 17-4 12 1 17 4 9 7 12 12 5 10 5 17c0 6-2 12-5 17s-7 9-12 12-11 4-17 4-12-1-17-4-9-7-12-12-4-11-4-17zM2998 140l-59-24v-14l59-24h19zM3017 246c0 4 0 7 2 10 1 2 4 4 7 5s8 3 14 4v19h-101v-19c7-1 11-3 15-4 3-1 5-3 7-5 1-2 2-5 2-10v-137l54-31zM3135 78l-18 62-59-24v-14l59-24zM3058 265c6-1 11-3 14-4 4-1 6-3 8-5 1-2 2-5 2-10v-137l53-31v168c0 5 1 8 2 10 2 2 4 4 8 5 3 1 7 3 13 4v19h-100zM3185 265c6-1 10-3 14-4 3-1 6-3 7-5s2-5 2-10v-99c0-11-3-19-8-24s-13-8-24-8c-6 0-12 2-19 4s-13 6-20 10c-6 5-11 10-16 16v-16c6-10 14-19 23-26 9-8 19-14 29-19 10-4 20-6 29-6 19 0 34 5 44 15 10 11 15 25 15 45v108c0 5 1 8 2 10s4 4 7 5c4 1 9 3 15 4v19h-100zM3429 140l-59-24v-14l59-24h18zM3447 337c0 3 1 6 2 9 2 2 4 3 7 5 4 1 9 2 15 3v19h-101v-19c7-1 11-2 15-3 3-2 5-3 7-5 1-3 2-6 2-9v-228l53-31zM3422 135c6-12 14-22 22-31 9-9 18-15 28-20 11-4 22-6 33-6 15 0 29 4 42 12 13 9 23 20 31 34 7 14 11 30 11 48 0 23-5 43-14 61-8 17-21 32-38 42-16 9-35 14-56 14-12 0-24-2-36-7-12-4-22-11-30-21l13-28c8 11 15 19 23 23 7 5 16 8 25 8 12 0 22-4 31-10 8-7 15-16 19-28 5-12 8-26 8-42 0-15-2-28-6-38-5-11-11-20-19-25-7-6-17-9-27-9-7 0-14 2-21 4-7 3-13 8-19 13-6 6-11 12-15 20z">
          <text:p/>
        </draw:path>
        <draw:path draw:style-name="gr1" draw:text-style-name="P1" draw:layer="layout" svg:width="1.748cm" svg:height="0.288cm" svg:x="11.628cm" svg:y="5.503cm" svg:viewBox="0 0 1749 289" svg:d="M223 99c-4-16-9-28-15-37-7-10-15-17-25-21-9-5-21-7-35-7-18 0-34 4-47 14-13 8-23 21-30 39s-10 38-10 61c0 24 3 45 11 63 7 17 17 31 31 41s29 14 47 14c12 0 23-2 32-7s17-12 25-23c8-10 16-24 23-41h21l-12 68c-11 8-25 15-42 19-17 5-34 7-52 7-28 0-53-6-75-17s-39-27-52-47c-12-21-18-44-18-70 0-27 6-51 19-74 12-22 29-39 51-51 23-13 47-19 75-19 18 0 36 2 53 7 18 4 33 10 44 17v64zM371 289c-19 0-35-4-50-13-14-9-25-20-34-36-8-15-12-32-12-51 0-20 4-39 13-56 9-16 21-30 36-40s32-15 50-15c19 0 35 4 49 13 15 10 26 21 34 37 9 15 13 32 13 51 0 20-4 39-13 56-9 16-21 30-36 40-15 9-32 14-50 14zM375 268c9 0 16-2 22-8s10-15 13-26c3-12 5-27 5-44 0-18-2-34-6-48-4-13-9-24-16-31-6-8-14-12-23-12-8 0-16 3-22 9s-10 15-13 27c-4 11-5 25-5 43s2 34 6 47c3 14 8 25 15 32 7 8 15 11 24 11zM546 71l-59-28v-14l59-29h19zM565 247c0 5 0 8 2 10 1 2 4 4 7 5s8 2 14 3v19h-101v-19c7-1 12-2 15-3s5-3 7-5c1-2 2-5 2-10v-215l54-32zM550 130c7-10 15-19 23-26 10-8 19-15 29-20 10-4 20-6 30-6 19 0 34 5 43 15 10 12 15 26 15 46v108c0 5 1 8 3 10 1 2 3 4 7 5 3 1 8 2 14 3v19h-100v-19c6-1 11-2 14-3 4-1 6-3 7-5 2-2 2-5 2-10v-99c0-11-2-19-7-24-6-5-14-8-25-8-5 0-12 2-19 4-6 2-13 6-19 10-6 5-12 10-17 16zM915 233c-9 19-21 33-35 42s-31 14-50 14-37-4-52-13c-14-8-26-20-34-35s-12-32-12-51c0-21 4-40 13-57 9-16 21-30 36-40 16-10 33-15 51-15 16 0 30 3 42 10 12 8 21 18 28 30 7 13 10 27 10 44v13h-141v-20l97-2-5 9c0-14-2-25-5-34-2-9-6-16-11-21-6-4-12-7-19-7-9 0-17 3-24 10-7 6-13 14-16 25-4 11-6 24-6 39s3 28 7 39c5 11 13 19 22 25 10 6 21 9 35 9 10 0 20-2 30-6 9-5 18-11 27-20zM1013 78l-18 63-59-24v-14l59-25zM936 265c6-1 11-2 14-3s6-3 7-5c2-2 2-5 2-10v-137l54-32v169c0 5 0 8 2 10 1 2 4 4 7 5s8 2 14 3v19h-100zM1062 265c6-1 11-2 14-3 4-1 6-3 7-5 2-2 3-5 3-10v-99c0-11-3-19-8-24s-13-8-24-8c-6 0-13 2-20 4-6 2-13 6-19 10-6 5-12 10-17 16v-16c7-10 15-19 24-26 9-8 18-15 28-20 10-4 20-6 30-6 19 0 34 5 44 15 10 12 14 26 14 46v108c0 5 1 8 3 10 1 2 4 4 7 5s8 2 14 3v19h-100zM1247 16l-16 110h-22l-17-110zM1303 217c5 17 12 30 20 39 9 8 20 12 32 12 8 0 14-1 20-3 6-3 10-6 13-11 3-4 5-9 5-15 0-5-1-10-4-14-2-4-6-7-11-9-6-3-13-6-22-9-3 0-6-1-10-2-16-4-28-8-38-14-10-5-17-11-22-19-4-8-6-18-6-29 0-12 3-23 10-33 6-10 15-18 28-24 12-5 26-8 41-8 14 0 27 1 39 5 11 3 21 7 31 15v46h-24c-4-14-9-25-17-33-9-7-18-11-30-11-6 0-12 1-17 3s-9 5-11 9c-3 4-4 8-4 13 0 6 1 10 4 14 2 3 7 6 12 9 6 3 14 6 25 8 18 4 32 9 43 14 10 6 18 13 23 21s8 18 8 30c0 14-4 26-11 36s-17 18-30 24c-13 5-28 8-45 8-15 0-28-2-42-6-13-4-24-9-33-16v-50zM1707 71l-58-28v-14l58-29h19zM1726 233c0 4 0 8 2 10 1 2 4 4 7 6 3 1 8 2 14 3v19l-59 17h-18v-255l54-33zM1691 133c-8-10-15-18-23-22-7-5-15-7-25-7-11 0-22 3-30 10-9 6-15 15-20 27s-7 26-7 42c0 15 2 28 6 39 4 10 10 19 18 24 8 6 17 9 28 9 6 0 13-2 20-5s13-7 19-12c6-6 11-13 16-20l5 14c-7 12-15 23-23 31-9 8-18 15-28 19-10 5-21 7-33 7-15 0-29-4-42-12-13-9-23-20-30-34-8-15-11-31-11-48 0-23 4-43 13-60 9-18 22-32 38-42s35-15 56-15c12 0 25 2 36 7 12 5 22 12 31 20z">
          <text:p/>
        </draw:path>
        <draw:path draw:style-name="gr1" draw:text-style-name="P1" draw:layer="layout" svg:width="1.69cm" svg:height="0.288cm" svg:x="14.461cm" svg:y="5.503cm" svg:viewBox="0 0 1691 289" svg:d="M92 232c0 7 1 13 3 17 3 4 6 7 12 9 5 2 13 3 22 3h4v23h-133v-19c9-1 16-2 20-4 5-2 8-4 10-9 2-4 3-9 3-16v-172c0-7-1-13-3-16-2-4-5-7-10-9-4-2-11-3-20-4v-19h92zM130 16c30 0 56 5 79 16 22 11 39 26 51 45 13 19 19 43 19 69 0 27-6 50-19 71-11 21-28 38-49 49-21 12-46 18-72 18h-66v-23h62c16 0 30-4 43-13s23-21 30-37c7-17 11-35 11-57 0-23-4-45-12-62s-20-30-35-39c-14-9-32-14-52-14h-47v-23zM320 33c0-7 2-12 5-17 2-5 6-9 11-12s11-4 17-4 12 1 17 4 9 7 12 12 5 10 5 17c0 6-2 12-5 17s-7 9-12 12-11 4-17 4-12-1-17-4-9-7-11-12c-3-5-5-11-5-17zM364 141l-59-24v-15l59-24h18zM382 247c0 4 1 7 2 10 1 2 4 4 7 5 4 1 8 2 14 3v19h-100v-19c6-1 11-2 14-3s6-3 7-5c2-2 2-5 2-10v-138l54-31zM482 141l-59-24v-15l59-24h19zM501 246c0 5 0 8 2 10 2 3 4 4 8 6 4 1 10 2 17 3v19h-105v-19c7-1 11-2 15-3 3-1 5-3 7-5 1-2 2-5 2-10v-138l54-31zM493 149c8-15 15-27 21-38 7-10 13-18 19-24 7-6 13-9 19-9 3 0 6 0 9 1 2 1 4 3 6 4v49h-11c-10 0-18 1-26 4-7 2-13 5-19 10-5 4-11 11-18 19zM764 233c-9 19-20 33-35 42-14 9-31 14-50 14s-36-4-51-13c-15-8-27-20-35-35s-12-32-12-51c0-21 4-40 13-57 9-16 21-31 37-40 15-10 32-15 51-15 15 0 29 3 41 10s22 17 28 30c7 13 11 27 11 44v13h-142v-20l98-2-6 9c0-14-1-25-4-34s-7-17-12-22c-5-4-11-7-19-7-9 0-17 3-24 10s-12 15-16 26-5 24-5 39 2 28 7 39 12 19 22 25c9 6 21 9 34 9 11 0 21-2 30-6 10-5 19-11 27-20zM963 233c-7 18-18 32-32 42-15 9-31 14-50 14s-35-4-50-13c-14-9-25-20-34-36-8-15-12-32-12-51 0-21 4-40 13-56 9-17 21-31 37-41 15-9 33-14 52-14 14 0 26 2 37 7 11 4 20 11 26 19 7 7 10 17 10 27 0 4-2 9-4 13s-6 7-10 9h-34v-10c0-14-2-25-8-33-5-7-13-11-23-11-9 0-17 3-24 9-7 7-12 15-16 25-4 11-5 23-5 37 0 16 2 29 7 41 5 11 13 20 22 26s20 9 33 9c10 0 19-2 28-6 8-4 17-10 25-19zM979 94c10-4 19-8 25-12 7-4 13-9 17-15 5-6 10-14 14-24h24v74h-80zM1059 231c0 7 2 12 5 16 3 5 9 8 16 10 8 3 18 4 30 5v19c-8 2-15 4-23 6-8 1-15 2-22 2-19 0-33-5-44-14-10-10-15-24-15-42v-133h53zM1106 117h-67v-34h67zM1146 33c0-7 2-12 5-17 2-5 6-9 11-12s11-4 17-4 12 1 17 4 9 7 12 12 5 10 5 17c0 6-2 12-5 17s-7 9-12 12-11 4-17 4-12-1-17-4-9-7-11-12c-3-5-5-11-5-17zM1190 141l-59-24v-15l59-24h18zM1208 247c0 4 1 7 2 10 1 2 4 4 7 5 4 1 8 2 14 3v19h-100v-19c6-1 11-2 14-3s6-3 7-5c2-2 2-5 2-10v-138l54-31zM1345 289c-18 0-35-4-49-13-15-9-26-20-35-36-8-15-12-32-12-51 0-20 5-39 14-56 8-16 20-31 35-40 16-10 33-15 51-15s34 4 49 13c14 9 26 20 34 37 8 15 13 32 13 51 0 20-5 39-14 56-9 16-21 30-36 40-15 9-31 14-50 14zM1350 268c8 0 15-2 21-8s10-15 13-26c4-12 5-27 5-44 0-18-2-34-6-48-3-13-8-24-15-32s-14-12-23-12-17 3-22 9c-6 7-11 16-14 28-3 11-5 25-5 43s2 34 6 47c4 14 9 25 15 32 7 8 15 11 25 11zM1541 78l-18 63-59-24v-15l59-24zM1464 265c6-1 11-2 14-3s6-3 7-5c2-2 2-5 2-10v-138l54-31v169c0 5 1 8 2 10s4 4 7 5c4 1 8 2 14 3v19h-100zM1591 265c6-1 11-2 14-3 4-1 6-3 7-5 2-2 3-5 3-10v-99c0-11-3-19-8-24s-13-8-25-8c-6 0-13 2-20 4-6 2-13 6-19 10-6 5-12 10-17 16v-16c7-10 15-20 24-27 9-8 18-14 28-19 12-4 21-6 31-6 19 0 34 5 44 15 10 11 15 26 15 46v108c0 5 0 8 2 10 1 2 4 4 7 5s8 2 14 3v19h-100z">
          <text:p/>
        </draw:path>
        <draw:frame draw:style-name="gr2" draw:text-style-name="P3" draw:layer="layout" svg:width="15.365cm" svg:height="0.577cm" svg:x="0.988cm" svg:y="4.19cm">
          <draw:text-box>
            <text:p text:style-name="P2"><text:span text:style-name="T1">All </text:span><text:span text:style-name="T1">emotion</text:span><text:span text:style-name="T1">al </text:span><text:span text:style-name="T1">injection</text:span><text:span text:style-name="T1">s in </text:span><text:span text:style-name="T1">technical </text:span><text:span text:style-name="T1">domains </text:span><text:span text:style-name="T1">produce </text:span><text:span text:style-name="T1">null or </text:span><text:span text:style-name="T1">negative </text:span><text:span text:style-name="T1">eﬀects:</text:span></text:p>
          </draw:text-box>
        </draw:frame>
        <draw:frame draw:style-name="gr3" draw:text-style-name="P4" draw:layer="layout" svg:width="3.427cm" svg:height="0.501cm" svg:x="1.226cm" svg:y="6.461cm">
          <draw:text-box>
            <text:p text:style-name="P2"><text:span text:style-name="T3">Curiosity </text:span><text:span text:style-name="T3">(all </text:span><text:span text:style-name="T3">blocks)</text:span></text:p>
          </draw:text-box>
        </draw:frame>
        <draw:frame draw:style-name="gr3" draw:text-style-name="P4" draw:layer="layout" svg:width="0.942cm" svg:height="0.501cm" svg:x="6.426cm" svg:y="6.461cm">
          <draw:text-box>
            <text:p text:style-name="P2"><text:span text:style-name="T3">0.937</text:span></text:p>
          </draw:text-box>
        </draw:frame>
        <draw:frame draw:style-name="gr3" draw:text-style-name="P4" draw:layer="layout" svg:width="1.06cm" svg:height="0.501cm" svg:x="11.613cm" svg:y="6.461cm">
          <draw:text-box>
            <text:p text:style-name="P2"><text:span text:style-name="T3">-0.142</text:span></text:p>
          </draw:text-box>
        </draw:frame>
        <draw:frame draw:style-name="gr3" draw:text-style-name="P4" draw:layer="layout" svg:width="3.702cm" svg:height="0.501cm" svg:x="14.452cm" svg:y="6.461cm">
          <draw:text-box>
            <text:p text:style-name="P2"><text:span text:style-name="T3">Consisten</text:span><text:span text:style-name="T3">tly </text:span><text:span text:style-name="T3">negative</text:span></text:p>
          </draw:text-box>
        </draw:frame>
        <draw:frame draw:style-name="gr3" draw:text-style-name="P4" draw:layer="layout" svg:width="2.445cm" svg:height="0.501cm" svg:x="1.226cm" svg:y="7.532cm">
          <draw:text-box>
            <text:p text:style-name="P2"><text:span text:style-name="T3">Curiosity </text:span><text:span text:style-name="T3">(low)</text:span></text:p>
          </draw:text-box>
        </draw:frame>
        <draw:frame draw:style-name="gr3" draw:text-style-name="P4" draw:layer="layout" svg:width="0.942cm" svg:height="0.501cm" svg:x="6.426cm" svg:y="7.532cm">
          <draw:text-box>
            <text:p text:style-name="P2"><text:span text:style-name="T3">0.718</text:span></text:p>
          </draw:text-box>
        </draw:frame>
        <draw:frame draw:style-name="gr3" draw:text-style-name="P4" draw:layer="layout" svg:width="1.06cm" svg:height="0.501cm" svg:x="11.613cm" svg:y="7.532cm">
          <draw:text-box>
            <text:p text:style-name="P2"><text:span text:style-name="T3">-0.274</text:span></text:p>
          </draw:text-box>
        </draw:frame>
        <draw:frame draw:style-name="gr3" draw:text-style-name="P4" draw:layer="layout" svg:width="2.851cm" svg:height="0.501cm" svg:x="14.452cm" svg:y="7.532cm">
          <draw:text-box>
            <text:p text:style-name="P2"><text:span text:style-name="T3">Strong </text:span><text:span text:style-name="T3">inversion</text:span></text:p>
          </draw:text-box>
        </draw:frame>
        <draw:frame draw:style-name="gr3" draw:text-style-name="P4" draw:layer="layout" svg:width="3.283cm" svg:height="0.501cm" svg:x="1.226cm" svg:y="8.603cm">
          <draw:text-box>
            <text:p text:style-name="P2"><text:span text:style-name="T3">Curiosity </text:span><text:span text:style-name="T3">(medium)</text:span></text:p>
          </draw:text-box>
        </draw:frame>
        <draw:frame draw:style-name="gr3" draw:text-style-name="P4" draw:layer="layout" svg:width="0.942cm" svg:height="0.501cm" svg:x="6.426cm" svg:y="8.603cm">
          <draw:text-box>
            <text:p text:style-name="P2"><text:span text:style-name="T3">0.500</text:span></text:p>
          </draw:text-box>
        </draw:frame>
        <draw:frame draw:style-name="gr3" draw:text-style-name="P4" draw:layer="layout" svg:width="1.06cm" svg:height="0.501cm" svg:x="11.613cm" svg:y="8.603cm">
          <draw:text-box>
            <text:p text:style-name="P2"><text:span text:style-name="T3">-0.223</text:span></text:p>
          </draw:text-box>
        </draw:frame>
        <draw:frame draw:style-name="gr3" draw:text-style-name="P4" draw:layer="layout" svg:width="1.543cm" svg:height="0.501cm" svg:x="14.452cm" svg:y="8.603cm">
          <draw:text-box>
            <text:p text:style-name="P2"><text:span text:style-name="T3">Negative</text:span></text:p>
          </draw:text-box>
        </draw:frame>
        <draw:frame draw:style-name="gr3" draw:text-style-name="P4" draw:layer="layout" svg:width="2.614cm" svg:height="0.501cm" svg:x="1.226cm" svg:y="9.673cm">
          <draw:text-box>
            <text:p text:style-name="P2"><text:span text:style-name="T3">Curiosity </text:span><text:span text:style-name="T3">(high)</text:span></text:p>
          </draw:text-box>
        </draw:frame>
        <draw:frame draw:style-name="gr3" draw:text-style-name="P4" draw:layer="layout" svg:width="0.942cm" svg:height="0.501cm" svg:x="6.426cm" svg:y="9.673cm">
          <draw:text-box>
            <text:p text:style-name="P2"><text:span text:style-name="T3">0.841</text:span></text:p>
          </draw:text-box>
        </draw:frame>
        <draw:frame draw:style-name="gr3" draw:text-style-name="P4" draw:layer="layout" svg:width="1.06cm" svg:height="0.501cm" svg:x="11.613cm" svg:y="9.673cm">
          <draw:text-box>
            <text:p text:style-name="P2"><text:span text:style-name="T3">-0.132</text:span></text:p>
          </draw:text-box>
        </draw:frame>
        <draw:frame draw:style-name="gr3" draw:text-style-name="P4" draw:layer="layout" svg:width="1.543cm" svg:height="0.501cm" svg:x="14.452cm" svg:y="9.673cm">
          <draw:text-box>
            <text:p text:style-name="P2"><text:span text:style-name="T3">Negative</text:span></text:p>
          </draw:text-box>
        </draw:frame>
        <draw:frame draw:style-name="gr3" draw:text-style-name="P4" draw:layer="layout" svg:width="3.287cm" svg:height="0.501cm" svg:x="1.226cm" svg:y="10.744cm">
          <draw:text-box>
            <text:p text:style-name="P2"><text:span text:style-name="T3">Curiosity </text:span><text:span text:style-name="T3">(extreme)</text:span></text:p>
          </draw:text-box>
        </draw:frame>
        <draw:frame draw:style-name="gr3" draw:text-style-name="P4" draw:layer="layout" svg:width="0.942cm" svg:height="0.501cm" svg:x="6.426cm" svg:y="10.744cm">
          <draw:text-box>
            <text:p text:style-name="P2"><text:span text:style-name="T3">0.637</text:span></text:p>
          </draw:text-box>
        </draw:frame>
        <draw:frame draw:style-name="gr3" draw:text-style-name="P4" draw:layer="layout" svg:width="1.06cm" svg:height="0.501cm" svg:x="11.613cm" svg:y="10.744cm">
          <draw:text-box>
            <text:p text:style-name="P2"><text:span text:style-name="T3">-0.066</text:span></text:p>
          </draw:text-box>
        </draw:frame>
        <draw:frame draw:style-name="gr3" draw:text-style-name="P4" draw:layer="layout" svg:width="2.851cm" svg:height="0.501cm" svg:x="14.452cm" svg:y="10.744cm">
          <draw:text-box>
            <text:p text:style-name="P2"><text:span text:style-name="T3">Slightly </text:span><text:span text:style-name="T3">negative</text:span></text:p>
          </draw:text-box>
        </draw:frame>
        <draw:frame draw:style-name="gr2" draw:text-style-name="P3" draw:layer="layout" svg:width="18.616cm" svg:height="0.577cm" svg:x="0.988cm" svg:y="12.519cm">
          <draw:text-box>
            <text:p text:style-name="P2"><text:span text:style-name="T1">This is </text:span><text:span text:style-name="T1">the most </text:span><text:span text:style-name="T1">theoretic</text:span><text:span text:style-name="T1">ally </text:span><text:span text:style-name="T1">importa</text:span><text:span text:style-name="T1">nt result </text:span><text:span text:style-name="T1">for </text:span><text:span text:style-name="T1">domain-</text:span><text:span text:style-name="T1">speciﬁcit</text:span><text:span text:style-name="T1">y. In </text:span><text:span text:style-name="T1">technical </text:span><text:span text:style-name="T1">tasks </text:span><text:span text:style-name="T1">(neural</text:span></text:p>
          </draw:text-box>
        </draw:frame>
        <draw:frame draw:style-name="gr2" draw:text-style-name="P3" draw:layer="layout" svg:width="18.79cm" svg:height="0.577cm" svg:x="0.988cm" svg:y="13.154cm">
          <draw:text-box>
            <text:p text:style-name="P2"><text:span text:style-name="T1">network </text:span><text:span text:style-name="T1">architect</text:span><text:span text:style-name="T1">ure, </text:span><text:span text:style-name="T1">optimiza</text:span><text:span text:style-name="T1">tion </text:span><text:span text:style-name="T1">algorith</text:span><text:span text:style-name="T1">ms, </text:span><text:span text:style-name="T1">distribut</text:span><text:span text:style-name="T1">ed </text:span><text:span text:style-name="T1">systems, </text:span><text:span text:style-name="T1">computa</text:span><text:span text:style-name="T1">tional </text:span><text:span text:style-name="T1">complexi</text:span><text:span text:style-name="T1">ty,</text:span></text:p>
          </draw:text-box>
        </draw:frame>
        <draw:path draw:style-name="gr1" draw:text-style-name="P1" draw:layer="layout" svg:width="2.989cm" svg:height="0.425cm" svg:x="13.26cm" svg:y="13.918cm" svg:viewBox="0 0 2990 426" svg:d="M68 159l-68-27v-16l68-27h20zM88 384c0 5 1 8 2 11 2 2 5 4 8 6 4 1 10 2 17 4v21h-115v-21c7-2 13-3 16-4 4-2 7-4 9-6 1-3 2-6 2-11v-259l61-36zM59 154c8-13 16-25 26-35s20-18 32-22c11-6 24-8 37-8 18 0 35 5 50 14 14 10 26 23 34 39 8 17 13 34 13 54 0 27-6 50-16 70-10 21-24 36-43 47s-41 17-65 17c-14 0-28-3-42-8-13-6-25-13-34-22l15-34c9 13 18 23 26 28 9 5 18 8 29 8 13 0 25-4 35-12s17-18 22-32c6-14 10-30 10-48 0-17-4-32-8-44-5-12-12-22-21-28-9-7-19-10-32-10-7 0-15 2-23 5s-15 8-22 14c-7 7-13 14-18 23zM489 265c-10 21-23 38-40 49-16 10-35 16-57 16s-41-5-59-15c-16-9-30-23-39-41-9-17-14-37-14-59 0-23 5-45 15-64s24-35 42-46c17-11 37-16 58-16 18 0 34 4 48 12s24 19 32 33c7 14 11 30 11 49v16h-161v-23l112-3-7 11c0-16-2-29-5-39-3-11-8-18-14-24-6-5-13-8-21-8-11 0-20 4-28 11s-14 16-18 29c-4 12-7 27-7 44 0 18 3 33 9 45 6 13 14 22 25 29 11 6 24 10 39 10 12 0 24-3 35-7 11-5 21-13 31-23zM580 159l-67-27v-16l67-27h21zM601 280c0 5 1 10 3 13 2 2 5 5 9 6 5 2 11 3 19 4v21h-119v-21c7-1 12-2 16-4 4-1 7-4 8-6 2-2 3-6 3-11v-157l61-36zM593 169c9-17 17-32 24-43s14-20 22-27c7-7 14-10 22-10 3 0 6 0 9 1 3 2 5 3 7 5v55h-12c-12 0-21 1-29 4-9 2-16 6-23 11-6 6-13 13-20 22zM698 303c7-1 12-2 16-4 4-1 6-4 8-6s3-6 3-11v-198c0-16 3-31 11-43 7-13 18-23 31-30 14-7 29-11 46-11 14 0 26 2 36 6 11 4 19 9 25 16s9 15 9 23c0 5-1 9-3 14-3 4-5 7-9 9h-42v-26c0-8-1-15-4-19-3-5-7-7-13-7-8 0-15 4-20 13-5 8-7 20-7 36v216c0 4 1 9 3 12 2 2 6 5 11 6 4 2 11 3 19 4v21h-120zM694 106c9-2 18-6 25-9s14-8 20-13 13-11 19-18h21v66h-85zM839 132h-77v-38h77zM973 330c-21 0-40-5-57-15s-30-23-39-41c-10-18-14-38-14-60 0-23 5-44 15-63s24-34 41-45 36-17 57-17 40 5 57 15c16 10 29 23 38 41 10 17 15 37 15 59s-6 43-16 62-23 36-41 47c-17 11-36 17-56 17zM977 306c10 0 19-3 25-9 7-7 12-18 15-31 4-14 5-31 5-50 0-21-2-39-6-54-5-16-10-28-18-37-7-9-16-13-27-13-9 0-18 4-25 10-6 7-12 17-15 30-4 13-5 30-5 50 0 21 2 39 6 54 4 16 10 28 18 38 8 8 17 12 27 12zM1175 159l-67-27v-16l67-27h20zM1195 280c0 5 1 10 3 13 2 2 6 5 10 6 4 2 11 3 19 4v21h-119v-21c7-1 12-2 16-4 4-1 6-4 8-6s3-6 3-11v-157l60-36zM1188 169c8-17 16-32 23-43 8-11 15-20 22-27 8-7 15-10 22-10 4 0 7 0 9 1 3 2 5 3 7 5v55h-12c-11 0-21 1-29 4-8 2-15 6-22 11-7 6-14 13-20 22zM1379 89l-21 70-67-27v-16l67-27zM1291 303c7-1 12-2 16-4 4-1 7-4 8-6 2-2 3-6 3-11v-157l61-36v193c0 5 0 9 2 11s4 5 8 6c4 2 10 3 17 4v21h-115zM1432 303c7-1 12-2 16-4 4-1 6-4 8-6s3-6 3-11v-116c0-11-3-20-9-26s-15-9-27-9c-7 0-14 2-22 5-7 2-14 6-21 11s-13 10-18 16v-18c7-11 16-21 26-29 10-9 21-15 32-20s22-7 33-7c21 0 38 6 49 17s17 28 17 50v126c0 5 1 9 2 11 2 2 5 5 9 6 4 2 9 3 16 4v21h-114zM1572 303c7-1 12-2 16-4 4-1 7-4 8-6 2-2 3-6 3-11v-116c0-11-3-20-9-26s-14-9-27-9c-6 0-13 2-21 5-8 2-15 6-22 11s-13 10-18 16v-18c7-11 16-21 26-29 10-9 21-15 33-20 11-5 22-7 32-7 22 0 38 6 49 17s17 28 17 50v126c0 5 1 9 3 11s5 5 8 6c4 2 10 3 17 4v21h-115zM1901 116c-7 1-13 2-17 5-4 2-7 5-8 9s0 9 2 16l27 112h-9l61-164 12 43-75 192h-25l-59-193c-1-6-4-10-8-13s-10-5-18-7v-22h117zM2130 116c-5 1-10 2-14 4-3 2-6 4-8 6-2 3-3 6-5 10l-60 193h-24l-73-191 11-44h33l61 164h-10l30-112c2-7 2-12 1-16s-3-7-7-9c-4-3-10-4-18-5v-22h83zM2251 330c-21 0-40-5-56-15-17-10-30-23-39-41-10-18-14-38-14-60 0-23 5-44 15-63s24-34 41-45 36-17 57-17 40 5 57 15c16 10 29 23 38 41 10 17 14 37 14 59s-5 43-15 62-24 36-41 47-36 17-57 17zM2256 306c10 0 19-3 25-9 7-7 12-18 15-31 3-14 5-31 5-50 0-21-2-39-7-54-4-16-10-28-17-37-8-9-16-13-27-13-10 0-18 4-25 10-7 7-12 17-15 30-4 13-5 30-5 50 0 21 1 39 6 54 4 16 10 28 18 38 8 8 17 12 27 12zM2454 159l-68-27v-16l68-27h20zM2474 280c0 5 1 10 3 13 2 2 5 5 10 6 4 2 10 3 19 4v21h-120v-21c7-1 13-2 16-4 4-1 7-4 9-6s2-6 2-11v-157l61-36zM2466 169c9-17 17-32 24-43s15-20 22-27 15-10 22-10c4 0 6 0 9 1 3 2 5 3 7 5v55h-12c-11 0-21 1-29 4-8 2-16 6-22 11-7 6-14 13-21 22zM2600 246c5 20 12 35 22 46 10 9 22 14 37 14 8 0 16-1 22-4 7-3 12-7 16-12 3-6 5-12 5-18s-1-11-4-16c-3-4-7-8-13-11s-15-6-25-10c-4 0-8-1-11-2-18-4-33-9-44-16-11-6-20-13-25-22s-8-20-8-33c0-14 4-27 12-38 7-11 18-19 32-26 14-6 29-9 47-9 16 0 31 2 44 5 13 4 25 9 36 16v53h-28c-4-16-10-29-19-37-10-9-21-13-34-13-8 0-14 1-20 3-5 3-10 6-13 11-3 4-4 9-4 15s1 11 4 15 8 8 15 11 16 6 28 9c20 4 37 10 49 16s21 14 26 24c6 9 9 21 9 34 0 16-5 30-12 42-8 12-19 21-34 27s-32 10-52 10c-16 0-32-2-47-6-15-5-28-11-39-19v-59zM2990 265c-10 21-24 38-40 49-16 10-35 16-57 16s-42-5-59-15c-17-9-30-23-40-41-9-17-13-37-13-59 0-23 5-45 15-64s24-35 42-46c17-11 37-16 58-16 18 0 34 4 47 12 14 8 25 19 32 33 8 14 12 30 12 49v16h-162v-23l112-3-6 11c0-16-2-29-5-39-3-11-8-18-14-24-6-5-13-8-22-8-10 0-19 4-27 11s-14 16-18 29c-5 12-7 27-7 44 0 18 3 33 9 45 6 13 14 22 25 29 11 6 24 10 39 10 12 0 24-3 35-7 11-5 21-13 30-23z">
          <text:p/>
        </draw:path>
        <draw:frame draw:style-name="gr2" draw:text-style-name="P3" draw:layer="layout" svg:width="12.274cm" svg:height="0.577cm" svg:x="0.988cm" svg:y="13.789cm">
          <draw:text-box>
            <text:p text:style-name="P2"><text:span text:style-name="T1">informat</text:span><text:span text:style-name="T1">ion </text:span><text:span text:style-name="T1">theory), </text:span><text:span text:style-name="T1">high </text:span><text:span text:style-name="T1">curiosity </text:span><text:span text:style-name="T1">injection </text:span><text:span text:style-name="T1">makes </text:span><text:span text:style-name="T1">the </text:span><text:span text:style-name="T1">model </text:span></text:p>
          </draw:text-box>
        </draw:frame>
        <draw:frame draw:style-name="gr2" draw:text-style-name="P3" draw:layer="layout" svg:width="3.554cm" svg:height="0.577cm" svg:x="16.261cm" svg:y="13.789cm">
          <draw:text-box>
            <text:p text:style-name="P2"><text:span text:style-name="T1"><text:s/></text:span><text:span text:style-name="T1">than the </text:span><text:span text:style-name="T1">baseline</text:span></text:p>
          </draw:text-box>
        </draw:frame>
        <draw:frame draw:style-name="gr2" draw:text-style-name="P3" draw:layer="layout" svg:width="18.1cm" svg:height="0.577cm" svg:x="0.988cm" svg:y="14.424cm">
          <draw:text-box>
            <text:p text:style-name="P2"><text:span text:style-name="T1">control. </text:span><text:span text:style-name="T1">The </text:span><text:span text:style-name="T1">emotion</text:span><text:span text:style-name="T1">al </text:span><text:span text:style-name="T1">framing </text:span><text:span text:style-name="T1">encoura</text:span><text:span text:style-name="T1">ges </text:span><text:span text:style-name="T1">speculati</text:span><text:span text:style-name="T1">ve </text:span><text:span text:style-name="T1">explorati</text:span><text:span text:style-name="T1">on over </text:span><text:span text:style-name="T1">precise </text:span><text:span text:style-name="T1">structur</text:span><text:span text:style-name="T1">ed</text:span></text:p>
          </draw:text-box>
        </draw:frame>
        <draw:path draw:style-name="gr1" draw:text-style-name="P1" draw:layer="layout" svg:width="18.984cm" svg:height="0.431cm" svg:x="0.996cm" svg:y="16.14cm" svg:viewBox="0 0 18985 432" svg:d="M96 46c-15 0-28 2-37 6-9 3-17 9-23 17-5 9-10 21-13 37h-23v-87h129v27zM260 106c-4-16-9-28-15-37-5-8-13-14-22-17-9-4-21-6-37-6h-33v-27h129v87zM70 303c10-1 17-3 23-5 5-2 9-5 11-9s4-10 4-18v-252h66v252c0 8 1 14 4 18 2 4 6 7 11 9 6 2 13 4 23 5v22h-142zM371 83l-68-32v-17l68-33h20zM391 283c0 5 1 8 2 11 2 2 5 4 8 6 4 1 10 2 17 3v22h-115v-22c7-1 13-2 16-3 4-2 7-4 9-6 1-3 2-6 2-11v-246l61-36zM375 148c7-11 16-21 26-30 11-8 22-15 33-20 12-5 23-8 34-8 22 0 38 6 50 18 11 12 17 29 17 51v124c0 5 1 8 3 11 1 2 4 4 8 6 4 1 9 2 16 3v22h-114v-22c7-1 12-2 16-3 4-2 6-4 8-6 2-3 3-6 3-11v-113c0-13-3-22-10-28-6-6-15-9-27-9-7 0-14 1-22 4-7 3-15 7-22 12s-14 11-19 17zM791 266c-10 22-23 38-40 48-16 11-35 16-56 16-23 0-42-5-59-14-17-10-31-23-40-40-9-18-14-37-14-59 0-24 5-45 15-64 10-20 24-35 42-46 17-11 37-17 58-17 18 0 34 4 48 12s24 19 32 34c7 14 11 30 11 49v15h-161v-23l112-2-7 10c0-15-2-28-5-38-3-11-8-19-14-24-6-6-13-8-21-8-11 0-20 3-28 10s-14 17-18 29c-4 13-7 28-7 44 0 18 3 33 9 46 6 12 14 22 25 28 11 7 24 10 39 10 13 0 24-2 35-7s21-12 31-22zM981 90l-20 71-67-27v-17l67-27zM894 303c7-1 12-2 16-3 4-2 7-4 8-6 2-3 3-6 3-11v-157l60-36v193c0 5 1 8 3 11 1 2 4 4 8 6 4 1 9 2 16 3v22h-114zM1038 303c7-1 12-2 16-3 4-2 7-4 8-6 2-3 3-6 3-11v-113c0-13-3-22-9-28s-15-9-27-9c-7 0-15 1-22 4-8 3-16 7-23 12s-13 11-19 17v-18c8-11 17-21 27-30 10-8 22-15 33-20s23-8 34-8c21 0 38 6 49 18 12 12 18 29 18 51v124c0 5 1 8 2 11 2 2 5 4 8 6 4 1 10 2 17 3v22h-115zM1381 266c-9 22-23 38-39 48-17 11-35 16-57 16s-42-5-59-14c-17-10-30-23-40-40-9-18-13-37-13-59 0-24 4-45 14-64 11-20 25-35 42-46 18-11 37-17 59-17 18 0 33 4 47 12s25 19 32 34c8 14 12 30 12 49v15h-162v-23l112-2-7 10c0-15-1-28-4-38-4-11-8-19-14-24-6-6-13-8-22-8-10 0-19 3-27 10s-14 17-19 29c-4 13-6 28-6 44 0 18 3 33 9 46 5 12 14 22 24 28 12 7 24 10 40 10 12 0 24-2 34-7 11-5 22-12 31-22zM1569 114c11-5 20-9 26-11 7-2 12-4 17-5 4-2 9-2 13-2h13v38h-69zM1514 90c18 0 35 4 49 10 15 7 26 16 34 28s12 25 12 40-4 30-13 43-20 23-35 31c-16 7-32 11-49 11-19 0-36-3-50-10s-26-16-34-28c-8-11-12-25-12-40s5-29 13-42c9-13 21-24 36-31 15-8 31-12 49-12zM1511 112c-12 0-22 5-28 14-6 10-9 24-9 42 0 12 1 23 4 33 4 9 9 17 15 22 7 6 14 8 21 8 12 0 21-4 28-14 6-9 9-23 9-41 0-13-2-24-5-33-4-10-8-17-15-23-6-5-12-8-20-8zM1477 335c-13 0-23 3-30 9-7 7-11 15-11 26 0 8 2 15 8 20 5 6 12 10 22 13 9 4 20 5 33 5h16c14 0 27-2 38-5 11-4 19-9 26-16 6-6 9-14 9-22s-3-15-9-20-15-7-26-7h-102v-11c-13 0-23-3-30-11-8-8-12-18-12-31 0-10 2-18 8-26 5-8 12-14 21-19 10-4 21-7 33-9l6 16c-9 0-17 2-22 5-5 4-7 9-7 15s2 10 5 13c4 3 9 4 16 4h97c14 0 27 3 38 8 10 5 18 13 24 22 6 10 9 21 9 34 0 15-5 28-16 41-11 12-26 22-44 29-19 7-40 11-63 11h-15c-20 0-39-3-55-7-16-5-28-11-37-20-9-8-14-17-14-27 0-9 3-18 9-26 7-8 16-15 26-20 11-5 23-7 36-7h21v13zM1876 321c-6 3-12 5-19 6-6 1-12 2-18 2-17 0-29-4-38-12-8-9-12-21-12-36v-128c0-14-4-24-9-31-6-7-15-11-27-11-10 0-19 4-25 10-6 7-9 16-9 28v26h-43c-4-2-8-6-10-11-3-5-4-10-4-16 0-10 4-20 12-29s19-16 33-21 29-8 46-8c20 0 37 3 51 10 15 6 26 15 34 27 7 12 11 27 11 44v107c0 5 1 9 2 12 2 3 5 5 9 6 3 2 9 3 16 4zM1798 284c-10 16-22 27-36 35-13 7-28 11-45 11-11 0-22-2-32-7-9-5-16-12-21-21s-8-19-8-30c0-16 5-30 16-41 10-11 25-20 46-25l87-25v20l-57 18c-12 4-20 8-25 15-5 6-7 14-7 24 0 6 1 12 4 17 2 5 7 9 12 12s11 4 17 4c9 0 17-2 26-7s16-11 23-19zM1882 109c11-5 21-9 28-14 8-4 14-10 19-17 6-7 11-16 16-28h27v84h-90zM1972 264c0 8 2 14 6 19s11 8 19 11c9 3 20 5 34 5v22c-9 3-18 5-27 6-8 2-17 3-25 3-21 0-38-5-50-16-11-11-17-27-17-47v-151h60zM2026 134h-77v-38h77zM2071 39c0-7 2-14 5-20 4-6 8-11 14-14 6-4 13-5 20-5s13 1 19 5c6 3 11 8 14 14s5 13 5 20-2 14-5 19c-3 6-8 11-14 14s-12 5-20 5c-7 0-13-2-19-5s-10-8-14-14c-3-5-5-12-5-19zM2122 161l-68-27v-17l68-27h20zM2142 283c0 5 1 8 2 11 2 2 5 4 8 5 4 2 10 3 17 4v22h-115v-22c7-1 13-2 16-4 4-1 7-3 9-5 1-3 2-6 2-11v-157l61-36zM2300 117c-9 1-16 3-20 5s-6 5-7 9c-1 3 1 9 3 16l46 116h-8l47-116c2-7 3-12 2-16 0-4-2-7-7-9-4-2-11-4-20-5v-21h86v21c-5 1-10 3-13 4s-6 3-8 5-3 5-5 9l-84 192h-20l-89-191c-1-4-3-8-6-10-2-2-4-4-7-5s-8-3-13-4v-21h123zM2641 266c-10 22-23 38-40 48-16 11-35 16-57 16s-41-5-59-14c-17-10-30-23-39-40-10-18-14-37-14-59 0-24 5-45 15-64 10-20 24-35 42-46 17-11 37-17 58-17 18 0 34 4 48 12 13 8 24 19 31 34 8 14 12 30 12 49v15h-161v-23l111-2-6 10c0-15-2-28-5-38-3-11-8-19-14-24-6-6-13-8-21-8-11 0-20 3-28 10s-14 17-18 29c-5 13-7 28-7 44 0 18 3 33 9 46 6 12 14 22 25 28 11 7 24 10 39 10 12 0 24-2 35-7s21-12 31-22zM2947 266c-9 21-21 37-37 48s-35 16-57 16c-21 0-40-5-56-14-17-10-30-24-40-41-9-17-13-37-13-58 0-25 5-46 15-65s24-34 41-45c18-11 38-17 60-17 16 0 30 3 42 8 13 5 23 12 30 22 7 8 11 18 11 29 0 6-1 11-4 16-3 4-7 8-11 10h-39v-12c0-16-3-28-9-36-7-8-15-12-27-12-10 0-20 3-27 10-8 6-14 15-18 28-5 12-6 26-6 42 0 17 2 33 8 46s14 23 25 30 23 11 38 11c11 0 22-3 32-8 10-4 19-11 28-21zM3077 330c-21 0-40-5-57-14-16-10-29-24-39-41-9-18-13-37-13-60 0-22 5-43 14-62 11-19 24-35 42-46 17-11 36-17 57-17s40 5 56 15c17 10 30 24 39 42 9 17 14 36 14 58 0 23-5 44-15 63s-24 34-41 46c-17 11-36 16-57 16zM3082 307c10 0 18-3 25-10s12-16 15-30c3-13 5-30 5-50s-2-38-7-54c-4-16-10-28-17-36-8-9-17-13-27-13s-18 3-25 10-12 16-16 30c-3 13-5 29-5 49 0 21 2 39 6 55 5 16 11 28 19 36 8 9 17 13 27 13zM3300 90l-20 71-68-27v-17l68-27zM3212 303c7-1 13-2 16-3 4-2 7-4 9-6 1-3 2-6 2-11v-157l61-36v193c0 5 1 8 2 11 2 2 5 4 8 6 4 1 10 2 17 3v22h-115zM3357 303c7-1 12-2 16-3 4-2 6-4 8-6 2-3 3-6 3-11v-113c0-13-3-22-10-28-6-6-15-9-27-9-7 0-14 1-22 4-7 3-15 7-22 12s-14 11-19 17v-18c7-11 16-21 26-30 11-8 22-15 33-20 12-5 23-8 34-8 22 0 38 6 50 18 11 12 17 29 17 51v124c0 5 1 8 3 11 1 2 4 4 8 6 4 1 9 2 16 3v22h-114zM3480 109c12-5 21-9 29-14 7-4 14-10 19-17 6-7 11-16 15-28h27v84h-90zM3570 264c0 8 2 14 7 19 4 5 10 8 19 11s20 5 33 5v22c-8 3-17 5-26 6-9 2-17 3-25 3-22 0-38-5-50-16s-18-27-18-47v-151h60zM3624 134h-76v-38h76zM3720 161l-67-27v-17l67-27h20zM3740 282c0 4 1 8 3 11s6 5 10 7c5 1 11 2 19 3v22h-119v-22c7-1 12-2 16-3 4-2 7-4 8-6 2-3 3-6 3-11v-157l60-36zM3733 170c9-17 16-31 23-42 8-11 15-21 23-27 7-7 14-11 22-11 3 0 6 1 8 2 3 1 6 3 8 4v56h-13c-11 0-21 1-29 3-8 3-15 6-22 12-6 5-13 12-20 21zM3942 330c-21 0-40-5-57-14-16-10-29-24-39-41-9-18-14-37-14-60 0-22 5-43 15-62 11-19 24-35 42-46 17-11 36-17 56-17 22 0 41 5 57 15 17 10 30 24 39 42 9 17 14 36 14 58 0 23-5 44-15 63s-24 34-41 46c-17 11-36 16-57 16zM3947 307c10 0 18-3 25-10 6-7 11-16 15-30 3-13 5-30 5-50s-2-38-7-54c-4-16-10-28-18-36-7-9-16-13-26-13s-18 3-25 10-12 16-16 30c-3 13-5 29-5 49 0 21 2 39 6 55 5 16 11 28 19 36 8 9 17 13 27 13zM4143 83l-68-32v-17l68-33h20zM4163 283c0 5 1 8 2 11 2 2 5 4 8 6 4 1 10 2 17 3v22h-115v-22c7-1 13-2 16-3 4-2 7-4 9-6 1-3 2-6 2-11v-246l61-36zM4307 39c0-7 1-14 5-20 3-6 8-11 13-14 6-4 13-5 20-5s14 1 20 5c5 3 10 8 13 14 4 6 5 13 5 20s-1 14-5 19c-3 6-8 11-13 14-6 3-13 5-20 5s-14-2-20-5c-5-3-10-8-13-14-4-5-5-12-5-19zM4357 161l-67-27v-17l67-27h20zM4377 283c0 5 1 8 3 11 1 2 4 4 8 5 4 2 9 3 16 4v22h-114v-22c7-1 12-2 16-4 4-1 6-3 8-5 2-3 3-6 3-11v-157l60-36zM4455 248c5 20 13 35 23 44 10 10 22 14 36 14 9 0 17-1 23-3 6-3 12-7 15-12 4-5 6-11 6-18 0-6-2-11-5-15-2-4-7-8-13-12-6-3-14-6-25-9-3-1-7-2-11-3-18-4-32-9-44-15-11-6-19-14-25-23-5-9-7-19-7-32 0-15 4-27 11-38 8-11 19-20 32-26 14-7 30-10 48-10 16 0 31 2 44 6 13 3 25 8 36 15v54h-28c-4-17-11-29-20-38s-20-13-33-13c-8 0-14 1-20 4-6 2-10 6-13 10-3 5-4 10-4 15 0 7 1 12 4 16s8 7 14 11c7 3 17 6 29 9 20 4 36 9 49 16 12 6 20 14 26 23s8 21 8 35c0 15-4 29-12 41s-19 21-33 27c-15 6-32 9-52 9-17 0-32-2-48-6-15-4-28-11-38-19v-57zM4778 161l-68-27v-17l68-27h20zM4798 385c0 4 1 8 2 10 2 3 5 5 9 6 4 2 9 3 16 4v21h-115v-21c7-1 13-2 17-4 3-1 6-3 8-6 2-2 3-6 3-10v-259l60-36zM4769 156c8-14 16-26 26-36s20-17 32-22 24-8 37-8c18 0 34 5 49 15 14 9 26 22 34 39 8 16 13 34 13 54 0 26-6 49-16 69s-24 36-43 47c-18 11-39 16-64 16-14 0-28-3-42-8-13-5-25-12-34-22l16-32c8 12 17 21 26 26 8 6 17 8 28 8 13 0 25-4 35-11s17-18 23-31c5-14 8-30 8-48s-3-32-7-44c-5-13-12-22-21-29-9-6-19-10-32-10-7 0-15 2-23 5-8 4-15 9-22 15s-13 14-18 22zM5198 266c-10 22-23 38-40 48-16 11-35 16-56 16-22 0-42-5-59-14-17-10-31-23-40-40-9-18-14-37-14-59 0-24 5-45 15-64 10-20 24-35 42-46s37-17 58-17c18 0 34 4 48 12s24 19 32 34c7 14 11 30 11 49v15h-161v-23l112-2-7 10c0-15-2-28-5-38-3-11-7-19-14-24-6-6-13-8-21-8-11 0-20 3-28 10-7 7-14 17-18 29-4 13-7 28-7 44 0 18 3 33 9 46 6 12 14 22 25 28 11 7 24 10 39 10 13 0 24-2 35-7s21-12 31-22zM5290 161l-68-27v-17l68-27h20zM5310 282c0 4 1 8 3 11s5 5 10 7c4 1 10 2 18 3v22h-119v-22c7-1 13-2 16-3 4-2 7-4 9-6 1-3 2-6 2-11v-157l61-36zM5302 170c9-17 17-31 24-42s15-21 22-27c7-7 15-11 22-11 3 0 6 1 9 2s5 3 7 4v56h-12c-12 0-21 1-29 3-8 3-16 6-22 12-7 5-14 12-21 21zM5407 303c7-1 12-2 16-3 4-2 7-4 8-6 2-3 3-6 3-11v-197c0-17 3-31 11-44 8-12 18-23 31-30 14-8 29-11 47-11 13 0 25 2 35 6 11 3 19 9 25 17 6 7 9 14 9 23 0 4-1 9-3 13s-5 7-9 9h-41v-26c0-8-2-14-5-19s-7-7-13-7c-8 0-15 4-20 13s-7 21-7 36v216c0 5 1 8 3 11s6 5 11 7c4 1 11 2 19 3v22h-120zM5404 108c9-3 17-6 24-9 7-4 14-8 20-13s13-11 19-19h21v67h-84zM5548 134h-77v-38h77zM5782 266c-10 22-24 38-40 48-16 11-35 16-57 16s-42-5-59-14c-17-10-30-23-40-40-9-18-13-37-13-59 0-24 5-45 14-64 11-20 25-35 42-46 18-11 37-17 59-17 18 0 34 4 47 12 14 8 25 19 32 34 8 14 12 30 12 49v15h-162v-23l112-2-6 10c0-15-2-28-5-38-3-11-8-19-14-24-6-6-13-8-22-8-10 0-19 3-27 10s-14 17-18 29c-5 13-7 28-7 44 0 18 3 33 9 46 6 12 14 22 25 28 11 7 24 10 39 10 12 0 24-2 34-7 11-5 22-12 31-22zM6009 266c-8 21-21 37-37 48s-35 16-57 16c-21 0-40-5-56-14-17-10-30-24-39-41-10-17-14-37-14-58 0-25 5-46 15-65s24-34 42-45c17-11 37-17 59-17 16 0 30 3 43 8 12 5 22 12 29 22 8 8 11 18 11 29 0 6-1 11-4 16-3 4-6 8-11 10h-39v-12c0-16-3-28-9-36s-15-12-27-12c-10 0-19 3-27 10-8 6-14 15-18 28-4 12-6 26-6 42 0 17 3 33 8 46 6 13 15 23 25 30 11 7 23 11 38 11 11 0 22-3 32-8 10-4 19-11 28-21zM6027 109c12-5 22-9 29-14 7-4 14-10 19-17 6-7 11-16 16-28h27v84h-91zM6118 264c0 8 2 14 6 19s11 8 19 11c9 3 20 5 34 5v22c-9 3-18 5-27 6-8 2-17 3-25 3-21 0-38-5-50-16-11-11-17-27-17-47v-151h60zM6172 134h-77v-38h77zM6342 83l-67-32v-17l67-33h21zM6302 325v-290l61-34v298zM6352 301l-24 24h-26l50-42zM6341 268c9 12 17 21 26 26 8 6 18 8 29 8 13 0 25-4 34-11 10-7 18-18 23-31 6-14 8-30 8-48s-2-32-7-44c-4-13-11-22-20-29-9-6-20-10-32-10-8 0-15 2-23 5-8 4-16 9-22 15-7 6-13 14-18 22l-5-15c7-14 16-26 25-36 10-10 21-17 32-22 12-5 24-8 37-8 18 0 35 5 49 15 15 9 26 22 34 39 9 16 13 34 13 54 0 26-5 49-15 69s-25 36-43 47c-19 11-40 16-64 16-15 0-29-3-42-8-14-5-25-12-34-22zM6763 266c-10 22-23 38-40 48-16 11-35 16-57 16s-42-5-59-14c-17-10-30-23-39-40-10-18-14-37-14-59 0-24 5-45 15-64 10-20 24-35 42-46 17-11 37-17 58-17 18 0 34 4 47 12 14 8 25 19 32 34 8 14 12 30 12 49v15h-162v-23l112-2-6 10c0-15-2-28-5-38-3-11-8-19-14-24-6-6-13-8-22-8-10 0-19 3-27 10s-14 17-18 29c-5 13-7 28-7 44 0 18 3 33 9 46 6 12 14 22 25 28 11 7 24 10 39 10 12 0 24-2 35-7s21-12 30-22zM6990 266c-8 21-20 37-37 48-16 11-35 16-57 16-21 0-40-5-56-14-17-10-30-24-39-41-10-17-14-37-14-58 0-25 5-46 15-65s24-34 42-45c17-11 37-17 59-17 16 0 30 3 43 8 12 5 22 12 29 22 8 8 11 18 11 29 0 6-1 11-4 16-3 4-6 8-11 10h-39v-12c0-16-3-28-9-36s-15-12-26-12-20 3-28 10c-8 6-14 15-18 28-4 12-6 26-6 42 0 17 3 33 9 46 5 13 14 23 24 30 11 7 24 11 38 11 11 0 22-3 32-8 10-4 19-11 29-21zM7231 321c-6 3-12 5-18 6-7 1-13 2-19 2-16 0-29-4-38-12-8-9-12-21-12-36v-128c0-14-3-24-9-31s-15-11-27-11c-10 0-19 4-25 10-6 7-9 16-9 28v26h-43c-4-2-8-6-10-11s-4-10-4-16c0-10 4-20 13-29 8-9 18-16 32-21s29-8 46-8c20 0 37 3 52 10 14 6 25 15 33 27 7 12 11 27 11 44v107c0 5 1 9 3 12 1 3 4 5 8 6 3 2 9 3 16 4zM7153 284c-10 16-22 27-36 35-13 7-28 11-44 11-12 0-23-2-32-7-10-5-17-12-22-21s-8-19-8-30c0-16 6-30 16-41s25-20 46-25l87-25v20l-57 18c-12 4-20 8-25 15-5 6-7 14-7 24 0 6 1 12 4 17s7 9 12 12 11 4 17 4c9 0 17-2 26-7s16-11 23-19zM7306 161l-67-27v-17l67-27h21zM7327 251c0 12 3 22 9 28s15 9 28 9c6 0 14-2 22-5 7-3 15-6 22-11s13-11 19-17v17c-8 12-16 22-27 31-10 8-21 15-33 20s-23 7-33 7c-22 0-39-6-51-18-11-11-17-28-17-50v-134l61-38zM7451 161l-68-27v-17l68-27h20zM7471 266c0 5 1 9 2 12 2 3 5 5 9 7 4 1 9 3 16 3v22l-67 19h-21v-201l61-38zM7547 248c5 20 13 35 23 44 10 10 22 14 36 14 9 0 17-1 23-3 7-3 12-7 15-12 4-5 6-11 6-18 0-6-2-11-5-15-2-4-7-8-13-12-6-3-14-6-25-9-3-1-7-2-11-3-18-4-32-9-44-15-11-6-19-14-25-23-5-9-7-19-7-32 0-15 4-27 11-38 8-11 19-20 32-26 14-7 30-10 48-10 16 0 31 2 44 6 13 3 25 8 36 15v54h-28c-4-17-11-29-20-38s-20-13-33-13c-8 0-14 1-20 4-6 2-10 6-13 10-3 5-4 10-4 15 0 7 1 12 4 16s8 7 14 11c7 3 17 6 29 9 20 4 36 9 49 16 12 6 21 14 26 23 6 9 8 21 8 35 0 15-4 29-12 41s-19 21-33 27c-15 6-32 9-52 9-16 0-32-2-48-6-15-4-28-11-38-19v-57zM7937 266c-10 22-23 38-39 48-17 11-36 16-57 16-22 0-42-5-59-14-17-10-30-23-40-40-9-18-14-37-14-59 0-24 5-45 15-64 10-20 25-35 42-46 18-11 37-17 59-17 18 0 33 4 47 12s25 19 32 34c8 14 12 30 12 49v15h-162v-23l112-2-7 10c0-15-1-28-5-38-3-11-7-19-13-24-6-6-13-8-22-8-10 0-19 3-27 10s-14 17-19 29c-4 13-6 28-6 44 0 18 3 33 9 46 5 12 14 22 24 28 11 7 24 10 40 10 12 0 23-2 34-7s21-12 31-22zM8057 39c0-7 2-14 5-20s8-11 14-14c6-4 12-5 20-5 7 0 13 1 19 5 6 3 11 8 14 14s5 13 5 20-2 14-5 19c-3 6-8 11-14 14s-12 5-20 5c-7 0-13-2-19-5s-11-8-14-14c-3-5-5-12-5-19zM8107 161l-67-27v-17l67-27h21zM8128 283c0 5 0 8 2 11 2 2 5 4 8 5 4 2 10 3 17 4v22h-115v-22c7-1 12-2 16-4 4-1 7-3 8-5 2-3 3-6 3-11v-157l61-36zM8169 109c12-5 22-9 29-14 7-4 14-10 19-17 6-7 11-16 16-28h27v84h-91zM8260 264c0 8 2 14 6 19s11 8 19 11c9 3 20 5 34 5v22c-9 3-18 5-27 6-9 2-17 3-25 3-21 0-38-5-50-16s-17-27-17-47v-151h60zM8314 134h-77v-38h77zM8438 39c0-7 1-14 5-20 3-6 8-11 14-14 5-4 12-5 19-5s14 1 20 5c6 3 11 8 14 14 4 6 5 13 5 20s-1 14-5 19c-3 6-8 11-14 14s-13 5-20 5-14-2-19-5c-6-3-11-8-14-14-4-5-5-12-5-19zM8488 161l-67-27v-17l67-27h21zM8509 283c0 5 1 8 3 11 1 2 4 4 8 5 4 2 9 3 16 4v22h-115v-22c7-1 12-2 16-4 4-1 6-3 8-5 2-3 3-6 3-11v-157l61-36zM8587 248c5 20 13 35 23 44 10 10 22 14 36 14 9 0 16-1 23-3 6-3 12-7 15-12 4-5 6-11 6-18 0-6-2-11-5-15-2-4-7-8-13-12-6-3-14-6-25-9-3-1-7-2-11-3-18-4-32-9-44-15-11-6-19-14-25-23-5-9-7-19-7-32 0-15 4-27 11-38 8-11 19-20 32-26 14-7 30-10 48-10 16 0 31 2 44 6 13 3 25 8 36 15v54h-28c-4-17-11-29-20-38s-20-13-33-13c-8 0-15 1-20 4-6 2-10 6-13 10-3 5-4 10-4 15 0 7 1 12 4 16s8 7 14 11c7 3 17 6 28 9 21 4 37 9 49 16 13 6 21 14 27 23 5 9 8 21 8 35 0 15-4 29-12 41s-19 21-34 27c-14 6-32 9-51 9-17 0-32-2-48-6-15-4-28-11-38-19v-57zM8910 161l-68-27v-17l68-27h20zM8930 385c0 4 1 8 2 10 2 3 5 5 9 6 4 2 9 3 16 4v21h-115v-21c7-1 13-2 16-4 4-1 7-3 9-6 1-2 2-6 2-10v-259l61-36zM8901 156c8-14 16-26 26-36s20-17 32-22c11-5 24-8 37-8 18 0 34 5 49 15 14 9 26 22 34 39 8 16 13 34 13 54 0 26-6 49-16 69s-24 36-43 47c-18 11-40 16-64 16-14 0-28-3-42-8-13-5-25-12-34-22l16-32c8 12 17 21 25 26 9 6 18 8 29 8 13 0 25-4 35-11s17-18 22-31c6-14 9-30 9-48s-3-32-7-44c-5-13-12-22-21-29-9-6-19-10-32-10-7 0-15 2-23 5-8 4-15 9-22 15s-13 14-18 22zM9181 161l-67-27v-17l67-27h21zM9202 282c0 4 1 8 2 11 3 3 6 5 10 7 5 1 11 2 19 3v22h-119v-22c7-1 12-2 16-3 4-2 7-4 8-6 2-3 3-6 3-11v-157l61-36zM9194 170c9-17 17-31 24-42s14-21 22-27c7-7 14-11 22-11 3 0 6 1 9 2s5 3 7 4v56h-12c-12 0-22 1-30 3-8 3-15 6-22 12-6 5-13 12-20 21zM9503 266c-10 22-23 38-40 48-16 11-35 16-57 16s-41-5-58-14c-17-10-31-23-40-40-9-18-14-37-14-59 0-24 5-45 15-64 10-20 24-35 42-46 17-11 37-17 58-17 18 0 34 4 48 12s24 19 32 34c7 14 11 30 11 49v15h-161v-23l112-2-7 10c0-15-2-28-5-38-3-11-8-19-14-24-6-6-13-8-21-8-11 0-20 3-28 10s-14 17-18 29c-4 13-7 28-7 44 0 18 3 33 9 46 6 12 14 22 25 28 11 7 24 10 39 10 13 0 24-2 35-7s21-12 31-22zM9731 266c-9 21-21 37-37 48-17 11-36 16-58 16-21 0-39-5-56-14-16-10-30-24-39-41s-14-37-14-58c0-25 5-46 15-65s24-34 42-45 37-17 60-17c15 0 29 3 42 8s23 12 30 22c7 8 11 18 11 29 0 6-2 11-5 16-2 4-6 8-11 10h-38v-12c0-16-3-28-10-36-6-8-15-12-26-12s-20 3-28 10c-7 6-13 15-18 28-4 12-6 26-6 42 0 17 3 33 9 46s14 23 25 30c10 7 23 11 37 11 11 0 22-3 32-8 10-4 20-11 29-21zM9768 39c0-7 2-14 5-20 4-6 8-11 14-14 6-4 12-5 20-5 7 0 13 1 19 5 6 3 11 8 14 14s5 13 5 20-2 14-5 19c-3 6-8 11-14 14s-12 5-20 5c-7 0-13-2-19-5s-10-8-14-14c-3-5-5-12-5-19zM9819 161l-68-27v-17l68-27h20zM9839 283c0 5 1 8 2 11 2 2 5 4 8 5 4 2 10 3 17 4v22h-115v-22c7-1 13-2 16-4 4-1 7-3 9-5 1-3 2-6 2-11v-157l61-36zM9917 248c5 20 12 35 22 44 10 10 22 14 37 14 9 0 16-1 22-3 7-3 12-7 16-12 3-5 5-11 5-18 0-6-1-11-4-15s-7-8-13-12c-6-3-15-6-25-9-4-1-8-2-11-3-18-4-33-9-44-15s-20-14-25-23-8-19-8-32c0-15 4-27 12-38s18-20 32-26c14-7 30-10 47-10 16 0 31 2 44 6 13 3 25 8 36 15v54h-27c-5-17-11-29-20-38-10-9-21-13-34-13-7 0-14 1-20 4-5 2-10 6-12 10-3 5-5 10-5 15 0 7 2 12 5 16 2 4 7 7 14 11 7 3 16 6 28 9 21 4 37 9 49 16 12 6 21 14 27 23 5 9 8 21 8 35 0 15-4 29-12 41s-19 21-34 27-32 9-52 9c-16 0-32-2-47-6s-28-11-39-19v-57zM10307 266c-10 22-23 38-40 48-16 11-35 16-57 16s-41-5-59-14c-17-10-30-23-39-40-9-18-14-37-14-59 0-24 5-45 15-64 10-20 24-35 42-46 17-11 37-17 58-17 18 0 34 4 48 12s24 19 32 34c7 14 11 30 11 49v15h-161v-23l112-2-7 10c0-15-2-28-5-38-3-11-8-19-14-24-6-6-13-8-21-8-11 0-20 3-28 10s-14 17-18 29c-5 13-7 28-7 44 0 18 3 33 9 46 6 12 14 22 25 28 11 7 24 10 39 10 12 0 24-2 35-7s21-12 31-22zM10398 83l-67-32v-17l67-33h21zM10419 283c0 5 0 8 2 11 2 2 5 4 8 6 4 1 10 2 17 3v22h-115v-22c7-1 12-2 16-3 4-2 7-4 8-6 2-3 3-6 3-11v-246l61-36zM10579 117c-10 1-17 3-21 5-5 3-7 6-7 10-1 3 0 9 4 16l50 122h-12l47-122c3-7 4-13 4-16-1-4-3-7-7-10-4-2-11-4-20-5v-21h85v21c-7 2-13 4-17 6-3 3-6 7-9 13l-81 191h-26l-88-191c-2-6-5-10-9-13-3-2-8-4-16-6v-21h123zM10486 374c16 0 28-2 38-6 10-3 19-9 26-17s14-19 20-33l25 9c-9 24-18 43-27 58s-19 27-30 34c-11 8-23 13-37 13-7 0-13-2-20-4-6-3-11-6-14-9v-45zM10796 109c12-5 22-9 29-14 7-4 14-10 19-17 6-7 11-16 16-28h27v84h-91zM10887 264c0 8 2 14 6 19s11 8 19 11c9 3 20 5 34 5v22c-9 3-18 5-27 6-9 2-17 3-25 3-21 0-38-5-50-16s-17-27-17-47v-151h60zM10941 134h-77v-38h77zM11036 83l-67-32v-17l67-33h21zM11057 283c0 5 1 8 2 11 2 2 5 4 8 6 4 1 10 2 17 3v22h-115v-22c7-1 12-2 16-3 4-2 7-4 8-6 2-3 3-6 3-11v-246l61-36zM11041 148c7-11 16-21 26-30 11-8 22-15 33-20 12-5 23-8 34-8 22 0 38 6 50 18 11 12 17 29 17 51v124c0 5 1 8 2 11 2 2 5 4 9 6 4 1 9 2 16 3v22h-114v-22c6-1 12-2 16-3 4-2 6-4 8-6 2-3 3-6 3-11v-113c0-13-4-22-10-28s-15-9-27-9c-7 0-14 1-22 4s-15 7-22 12-14 11-19 17zM11457 266c-10 22-23 38-40 48-16 11-35 16-57 16s-41-5-59-14c-17-10-30-23-39-40-9-18-14-37-14-59 0-24 5-45 15-64 10-20 24-35 42-46 17-11 37-17 58-17 18 0 34 4 48 12 13 8 24 19 32 34 7 14 11 30 11 49v15h-161v-23l111-2-6 10c0-15-2-28-5-38-3-11-8-19-14-24-6-6-13-8-21-8-11 0-20 3-28 10s-14 17-18 29c-5 13-7 28-7 44 0 18 3 33 9 46 6 12 14 22 25 28 11 7 24 10 39 10 12 0 24-2 35-7s21-12 31-22zM11669 330c-21 0-40-5-56-14-17-10-30-24-40-41-9-18-13-37-13-60 0-22 5-43 15-62s24-35 41-46 36-17 57-17 40 5 56 15c17 10 30 24 39 42 10 17 14 36 14 58 0 23-5 44-15 63s-24 34-41 46c-17 11-36 16-57 16zM11674 307c10 0 19-3 25-10 7-7 12-16 15-30 3-13 5-30 5-50s-2-38-7-54c-4-16-10-28-17-36-8-9-17-13-27-13s-18 3-25 10-12 16-16 30c-3 13-4 29-4 49 0 21 1 39 6 55 4 16 10 28 18 36 8 9 17 13 27 13zM11870 161l-67-27v-17l67-27h20zM11890 385c0 4 1 8 3 10 1 3 4 5 8 6 4 2 9 3 16 4v21h-114v-21c7-1 12-2 16-4 4-1 7-3 8-6 2-2 3-6 3-10v-259l60-36zM11862 156c7-14 15-26 25-36s21-17 32-22c12-5 24-8 37-8 18 0 34 5 49 15 15 9 26 22 34 39 9 16 13 34 13 54 0 26-5 49-16 69-9 20-24 36-43 47-18 11-39 16-63 16-15 0-29-3-42-8-14-5-25-12-35-22l16-32c9 12 17 21 26 26 8 6 18 8 28 8 14 0 25-4 35-11s18-18 23-31c5-14 8-30 8-48s-2-32-7-44c-5-13-11-22-21-29-8-6-19-10-31-10-8 0-16 2-24 5-7 4-15 9-22 15s-13 14-17 22zM12140 161l-67-27v-17l67-27h20zM12160 385c0 4 1 8 2 10 2 3 5 5 9 6 4 2 9 3 16 4v21h-114v-21c6-1 12-2 16-4 4-1 6-3 8-6 2-2 3-6 3-10v-259l60-36zM12132 156c7-14 15-26 25-36s20-17 32-22 24-8 37-8c18 0 34 5 49 15 14 9 26 22 34 39 8 16 13 34 13 54 0 26-6 49-16 69s-24 36-43 47c-18 11-39 16-64 16-14 0-28-3-42-8-13-5-25-12-34-22l16-32c9 12 17 21 26 26 8 6 18 8 28 8 14 0 25-4 35-11s17-18 23-31c5-14 8-30 8-48s-3-32-7-44c-5-13-12-22-21-29-8-6-19-10-32-10-7 0-15 2-23 5-8 4-15 9-22 15s-13 14-17 22zM12461 330c-21 0-40-5-57-14-17-10-30-24-39-41-10-18-14-37-14-60 0-22 5-43 15-62s24-35 41-46 36-17 57-17 40 5 57 15c16 10 29 24 38 42 10 17 14 36 14 58 0 23-5 44-15 63s-24 34-41 46c-17 11-36 16-56 16zM12465 307c10 0 19-3 25-10 7-7 12-16 15-30 3-13 5-30 5-50s-2-38-7-54c-4-16-9-28-17-36-8-9-16-13-27-13-10 0-18 3-25 10s-12 16-15 30c-4 13-5 29-5 49 0 21 2 39 6 55s10 28 18 36c8 9 17 13 27 13zM12628 248c5 20 12 35 22 44 10 10 22 14 36 14 9 0 17-1 23-3 7-3 12-7 16-12 3-5 5-11 5-18 0-6-1-11-4-15s-7-8-14-12c-6-3-14-6-24-9-4-1-8-2-11-3-18-4-33-9-45-15-11-6-19-14-24-23-6-9-8-19-8-32 0-15 4-27 12-38 7-11 18-20 31-26 14-7 30-10 48-10 16 0 31 2 44 6 13 3 25 8 36 15v54h-28c-4-17-10-29-20-38-9-9-20-13-33-13-8 0-14 1-20 4-6 2-10 6-13 10-3 5-4 10-4 15 0 7 1 12 4 16s8 7 15 11c6 3 16 6 28 9 20 4 37 9 49 16 12 6 21 14 26 23 6 9 9 21 9 35 0 15-5 29-13 41-7 12-19 21-33 27-15 6-32 9-52 9-16 0-32-2-47-6-16-4-28-11-39-19v-57zM12825 39c0-7 2-14 5-20s8-11 14-14c6-4 12-5 20-5 7 0 13 1 19 5 6 3 10 8 14 14 3 6 5 13 5 20s-2 14-5 19c-4 6-8 11-14 14s-13 5-20 5-13-2-19-5-11-8-14-14c-3-5-5-12-5-19zM12875 161l-67-27v-17l67-27h21zM12896 283c0 5 0 8 2 11 2 2 4 4 8 5 4 2 10 3 17 4v22h-115v-22c7-1 12-2 16-4 4-1 7-3 8-5 2-3 3-6 3-11v-157l61-36zM12937 109c12-5 22-9 29-14 7-4 14-10 19-17 6-7 11-16 16-28h27v84h-91zM13028 264c0 8 2 14 6 19s10 8 19 11 20 5 34 5v22c-9 3-18 5-27 6-9 2-17 3-25 3-22 0-38-5-50-16s-17-27-17-47v-151h60zM13082 134h-77v-38h77zM13315 266c-10 22-23 38-40 48-16 11-35 16-56 16-22 0-42-5-59-14-17-10-30-23-40-40-9-18-14-37-14-59 0-24 5-45 15-64 10-20 24-35 42-46s37-17 58-17c18 0 34 4 48 12s24 19 32 34c8 14 11 30 11 49v15h-161v-23l112-2-7 10c0-15-1-28-5-38-3-11-7-19-14-24-6-6-13-8-21-8-10 0-20 3-28 10-7 7-13 17-18 29-4 13-6 28-6 44 0 18 2 33 8 46 6 12 14 22 25 28 11 7 24 10 39 10 13 0 24-2 35-7s21-12 31-22zM13528 330c-21 0-40-5-57-14-17-10-30-24-39-41-10-18-14-37-14-60 0-22 5-43 15-62s24-35 41-46 36-17 57-17 40 5 57 15c16 10 29 24 38 42 10 17 15 36 15 58 0 23-6 44-16 63s-23 34-41 46c-17 11-36 16-56 16zM13532 307c10 0 19-3 25-10 7-7 12-16 15-30 4-13 5-30 5-50s-2-38-6-54c-5-16-10-28-18-36-7-9-16-13-26-13s-19 3-26 10c-6 7-12 16-15 30-4 13-5 29-5 49 0 21 2 39 6 55s10 28 18 36c8 9 17 13 27 13zM13666 303c7-1 12-2 16-3 4-2 7-4 8-6 2-3 3-6 3-11v-197c0-17 4-31 11-44 8-12 18-23 31-30 14-8 29-11 47-11 13 0 25 2 36 6 10 3 18 9 24 17 6 7 9 14 9 23 0 4-1 9-3 13s-5 7-8 9h-42v-26c0-8-2-14-5-19s-7-7-12-7c-9 0-16 4-21 13s-7 21-7 36v216c0 5 1 8 3 11 3 3 6 5 11 7 5 1 11 2 19 3v22h-120zM13663 108c9-3 17-6 24-9 7-4 14-8 20-13 7-5 13-11 20-19h20v67h-84zM13807 134h-76v-38h76zM14023 117c-8 1-14 3-18 5-4 3-7 6-8 10s0 9 2 15l27 113-9-1 61-163 12 42-75 191h-24l-59-191c-2-6-5-10-9-13s-10-6-18-8v-21h118zM14251 117c-5 1-10 3-13 5-4 1-6 3-9 6-2 2-3 6-5 10l-60 191h-24l-73-190 11-43h33l62 163-10 1 29-113c2-6 2-11 1-15s-3-7-7-10c-4-2-10-4-17-5v-21h82zM14334 83l-67-32v-17l67-33h20zM14354 283c0 5 1 8 3 11 1 2 4 4 8 6 4 1 9 2 16 3v22h-114v-22c7-1 12-2 16-3 4-2 7-4 8-6 2-3 3-6 3-11v-246l60-36zM14338 148c8-11 17-21 27-30 11-8 22-15 33-20s23-8 34-8c21 0 38 6 49 18 12 12 18 29 18 51v124c0 5 1 8 2 11 2 2 5 4 8 6 4 1 10 2 17 3v22h-115v-22c7-1 12-2 16-3 4-2 7-4 8-6 2-3 3-6 3-11v-113c0-13-3-22-9-28s-15-9-27-9c-7 0-14 1-22 4s-15 7-23 12c-7 5-13 11-19 17zM14770 321c-6 3-12 5-19 6-6 1-12 2-19 2-16 0-28-4-37-12-9-9-13-21-13-36v-128c0-14-3-24-9-31-5-7-14-11-26-11-11 0-19 4-25 10-7 7-10 16-10 28v26h-42c-5-2-8-6-11-11-2-5-3-10-3-16 0-10 4-20 12-29s19-16 33-21 29-8 46-8c20 0 37 3 51 10 15 6 26 15 33 27 8 12 12 27 12 44v107c0 5 1 9 2 12 2 3 5 5 8 6 4 2 10 3 17 4zM14692 284c-11 16-23 27-36 35-13 7-28 11-45 11-12 0-22-2-32-7-9-5-16-12-21-21-6-9-8-19-8-30 0-16 5-30 15-41 11-11 26-20 47-25l87-25v20l-57 18c-12 4-20 8-25 15-5 6-7 14-7 24 0 6 1 12 3 17 3 5 7 9 13 12 5 3 10 4 17 4 8 0 17-2 26-7 8-5 16-11 23-19zM14775 109c12-5 21-9 29-14 7-4 14-10 19-17 6-7 11-16 16-28h27v84h-91zM14866 264c0 8 2 14 6 19s10 8 19 11 20 5 34 5v22c-9 3-18 5-27 6-9 2-17 3-25 3-22 0-38-5-50-16s-18-27-18-47v-151h61zM14920 134h-77v-38h77zM15090 161l-67-27v-17l67-27h20zM15110 385c0 4 1 8 3 10 1 3 4 5 8 6 4 2 9 3 16 4v21h-114v-21c7-1 12-2 16-4 4-1 6-3 8-6 2-2 3-6 3-10v-259l60-36zM15082 156c7-14 15-26 25-36s21-17 32-22c12-5 24-8 37-8 18 0 34 5 49 15 15 9 26 22 34 39 9 16 13 34 13 54 0 26-5 49-16 69-10 20-24 36-43 47-18 11-39 16-64 16-14 0-28-3-41-8-14-5-26-12-35-22l16-32c9 12 17 21 26 26 8 6 18 8 28 8 14 0 25-4 35-11s17-18 23-31c5-14 8-30 8-48s-2-32-7-44c-5-13-11-22-21-29-8-6-19-10-32-10-7 0-15 2-23 5-7 4-15 9-22 15s-13 14-17 22zM15359 83l-67-32v-17l67-33h21zM15380 283c0 5 0 8 2 11 2 2 4 4 8 6 4 1 10 2 17 3v22h-115v-22c7-1 12-2 16-3 4-2 7-4 8-6 2-3 3-6 3-11v-246l61-36zM15364 148c7-11 16-21 26-30 11-8 22-15 33-20 12-5 23-8 34-8 22 0 38 6 49 18 12 12 18 29 18 51v124c0 5 1 8 2 11 2 2 5 4 9 6 4 1 9 2 16 3v22h-114v-22c6-1 12-2 15-3 4-2 7-4 9-6 2-3 3-6 3-11v-113c0-13-4-22-10-28s-15-9-27-9c-7 0-14 1-22 4s-15 7-23 12c-7 5-13 11-18 17zM15592 39c0-7 1-14 5-20 3-6 8-11 14-14 5-4 12-5 19-5s14 1 20 5c5 3 10 8 13 14 4 6 5 13 5 20s-1 14-5 19c-3 6-8 11-13 14-6 3-13 5-20 5s-14-2-19-5c-6-3-11-8-14-14-4-5-5-12-5-19zM15642 161l-67-27v-17l67-27h20zM15662 283c0 5 1 8 3 11 1 2 4 4 8 5 4 2 9 3 16 4v22h-114v-22c7-1 12-2 16-4 4-1 6-3 8-5 2-3 3-6 3-11v-157l60-36zM15778 83l-68-32v-17l68-33h20zM15798 283c0 5 1 8 2 11 2 2 5 4 9 6 4 1 9 2 16 3v22h-115v-22c7-1 13-2 16-3 4-2 7-4 9-6 2-3 2-6 2-11v-246l61-36zM15956 330c-21 0-40-5-57-14-16-10-29-24-39-41-9-18-14-37-14-60 0-22 5-43 15-62s24-35 42-46c17-11 36-17 56-17 22 0 41 5 57 15 17 10 29 24 39 42 9 17 14 36 14 58 0 23-5 44-15 63s-24 34-41 46c-18 11-36 16-57 16zM15960 307c11 0 19-3 26-10 6-7 11-16 15-30 3-13 5-30 5-50s-3-38-7-54-10-28-18-36c-7-9-16-13-26-13s-19 3-25 10c-7 7-12 16-16 30-3 13-5 29-5 49 0 21 2 39 6 55 5 16 11 28 18 36 8 9 17 13 27 13zM16123 248c5 20 13 35 23 44 10 10 22 14 36 14 9 0 16-1 23-3 6-3 11-7 15-12s6-11 6-18c0-6-2-11-5-15-2-4-7-8-13-12-6-3-14-6-25-9-4-1-7-2-11-3-18-4-33-9-44-15s-19-14-25-23c-5-9-8-19-8-32 0-15 4-27 12-38s18-20 32-26c14-7 30-10 47-10s31 2 45 6c13 3 25 8 35 15v54h-27c-4-17-11-29-20-38s-20-13-34-13c-7 0-14 1-20 4-5 2-9 6-12 10-3 5-5 10-5 15 0 7 2 12 5 16s8 7 14 11c7 3 16 6 28 9 21 4 37 9 49 16 12 6 21 14 27 23 5 9 8 21 8 35 0 15-4 29-12 41s-19 21-34 27c-14 6-32 9-52 9-16 0-31-2-47-6-15-4-28-11-39-19v-57zM16413 330c-21 0-40-5-57-14-16-10-29-24-39-41-9-18-13-37-13-60 0-22 5-43 14-62 11-19 24-35 42-46 17-11 36-17 57-17s40 5 56 15c17 10 30 24 39 42 9 17 14 36 14 58 0 23-5 44-15 63s-24 34-41 46c-17 11-36 16-57 16zM16418 307c10 0 18-3 25-10s12-16 15-30c3-13 5-30 5-50s-2-38-7-54c-4-16-10-28-17-36-8-9-17-13-27-13s-18 3-25 10-12 16-16 30c-3 13-5 29-5 49 0 21 2 39 6 55 5 16 11 28 19 36 8 9 17 13 27 13zM16614 161l-67-27v-17l67-27h20zM16634 385c0 4 1 8 3 10 1 3 4 5 8 6 4 2 9 3 16 4v21h-114v-21c7-1 12-2 16-4 4-1 6-3 8-6 2-2 3-6 3-10v-259l60-36zM16606 156c7-14 15-26 25-36s21-17 32-22c12-5 24-8 37-8 18 0 34 5 49 15 15 9 26 22 34 39 9 16 13 34 13 54 0 26-5 49-16 69-10 20-24 36-43 47-18 11-39 16-64 16-14 0-28-3-41-8-14-5-26-12-35-22l16-32c9 12 17 21 26 26 8 6 18 8 28 8 14 0 25-4 35-11s17-18 23-31c5-14 8-30 8-48s-3-32-7-44c-5-13-11-22-21-29-8-6-19-10-32-10-7 0-15 2-23 5-7 4-15 9-22 15s-13 14-17 22zM16883 83l-67-32v-17l67-33h21zM16904 283c0 5 0 8 2 11 2 2 4 4 8 6 4 1 10 2 17 3v22h-115v-22c7-1 12-2 16-3 4-2 7-4 8-6 2-3 3-6 3-11v-246l61-36zM16888 148c7-11 16-21 26-30 11-8 22-15 33-20 12-5 23-8 34-8 22 0 38 6 49 18 12 12 18 29 18 51v124c0 5 1 8 2 11 2 2 5 4 9 6 4 1 9 2 16 3v22h-115v-22c7-1 13-2 16-3 4-2 7-4 9-6 2-3 2-6 2-11v-113c0-13-3-22-9-28s-15-9-27-9c-7 0-14 1-22 4s-15 7-23 12c-7 5-13 11-18 17zM17116 39c0-7 1-14 5-20 3-6 8-11 14-14 5-4 12-5 19-5s14 1 20 5c5 3 10 8 13 14 4 6 5 13 5 20s-1 14-5 19c-3 6-8 11-13 14-6 3-13 5-20 5s-14-2-19-5c-6-3-11-8-14-14-4-5-5-12-5-19zM17166 161l-67-27v-17l67-27h20zM17186 283c0 5 1 8 3 11 1 2 4 4 8 5 4 2 9 3 16 4v22h-114v-22c7-1 12-2 16-4 4-1 6-3 8-5 2-3 3-6 3-11v-157l60-36zM17438 266c-9 21-21 37-37 48s-35 16-57 16c-21 0-40-5-57-14-16-10-29-24-39-41-9-17-13-37-13-58 0-25 5-46 14-65 11-19 25-34 42-45 18-11 38-17 60-17 16 0 30 3 42 8 13 5 23 12 30 22 7 8 11 18 11 29 0 6-1 11-4 16-3 4-7 8-11 10h-39v-12c0-16-3-28-9-36-7-8-15-12-27-12-11 0-20 3-27 10-8 6-14 15-19 28-4 12-6 26-6 42 0 17 3 33 9 46s14 23 25 30 23 11 38 11c11 0 22-3 32-8 9-4 19-11 28-21zM17679 321c-6 3-12 5-19 6-6 1-12 2-18 2-17 0-29-4-38-12-9-9-13-21-13-36v-128c0-14-3-24-8-31-6-7-15-11-27-11-11 0-19 4-25 10-7 7-10 16-10 28v26h-42c-5-2-8-6-11-11-2-5-3-10-3-16 0-10 4-20 12-29s19-16 33-21 29-8 46-8c20 0 37 3 51 10 15 6 26 15 33 27 8 12 12 27 12 44v107c0 5 1 9 2 12 2 3 5 5 8 6 4 2 10 3 17 4zM17601 284c-11 16-23 27-36 35-13 7-28 11-45 11-12 0-22-2-32-7-9-5-16-12-21-21s-8-19-8-30c0-16 5-30 15-41 11-11 26-20 47-25l87-25v20l-57 18c-12 4-20 8-25 15-5 6-7 14-7 24 0 6 1 12 3 17 3 5 7 9 13 12 5 3 10 4 17 4 8 0 17-2 26-7 8-5 16-11 23-19zM17764 83l-67-32v-17l67-33h21zM17785 283c0 5 0 8 2 11 2 2 4 4 8 6 4 1 10 2 17 3v22h-115v-22c7-1 12-2 16-3 4-2 7-4 8-6 2-3 3-6 3-11v-246l61-36zM17909 109c12-5 21-9 29-14 7-4 14-10 19-17 6-7 11-16 16-28h27v84h-91zM18000 264c0 8 2 14 6 19s10 8 19 11 20 5 34 5v22c-9 3-18 5-27 6-9 2-17 3-25 3-22 0-38-5-50-16s-17-27-17-47v-151h60zM18054 134h-77v-38h77zM18303 321c-6 3-13 5-19 6-7 1-13 2-19 2-16 0-29-4-37-12-9-9-13-21-13-36v-128c0-14-3-24-9-31s-15-11-26-11-20 4-26 10c-6 7-9 16-9 28v26h-43c-4-2-8-6-10-11s-3-10-3-16c0-10 4-20 12-29s19-16 32-21c14-5 30-8 47-8 19 0 37 3 51 10 14 6 26 15 33 27 8 12 12 27 12 44v107c0 5 0 9 2 12s4 5 8 6c4 2 9 3 17 4zM18224 284c-10 16-22 27-36 35-13 7-28 11-44 11-12 0-23-2-32-7s-17-12-22-21-7-19-7-30c0-16 5-30 15-41s26-20 46-25l87-25v20l-57 18c-11 4-20 8-25 15-5 6-7 14-7 24 0 6 1 12 4 17s7 9 12 12 11 4 17 4c9 0 18-2 26-7 9-5 17-11 23-19zM18350 248c5 20 13 35 23 44 10 10 22 14 36 14 9 0 17-1 23-3 7-3 12-7 15-12 4-5 6-11 6-18 0-6-2-11-5-15-2-4-7-8-13-12-6-3-14-6-25-9-3-1-7-2-11-3-18-4-32-9-44-15-11-6-19-14-24-23-6-9-8-19-8-32 0-15 4-27 11-38 8-11 19-20 32-26 14-7 30-10 48-10 16 0 31 2 44 6 13 3 25 8 36 15v54h-28c-4-17-11-29-20-38s-20-13-33-13c-8 0-14 1-20 4-6 2-10 6-13 10-3 5-4 10-4 15 0 7 1 12 4 16s8 7 14 11c7 3 17 6 29 9 20 4 36 9 49 16 12 6 21 14 26 23 6 9 8 21 8 35 0 15-4 29-12 41-7 12-19 21-33 27-15 6-32 9-52 9-16 0-32-2-48-6-15-4-28-11-38-19v-57zM18598 83l-67-32v-17l67-33h21zM18619 283c0 5 0 8 2 11 2 2 4 4 8 6 4 1 10 2 17 3v22h-115v-22c7-1 12-2 16-3 4-2 7-4 8-6 2-3 3-6 3-11v-246l61-36zM18775 117c-9 2-16 4-22 6-6 3-11 7-17 12l-75 67h-37l62-59c5-4 7-8 8-11 0-4-1-7-5-10-4-2-11-4-19-5v-21h105zM18624 202l51-25 107 126v22h-64zM18829 248c5 20 13 35 23 44 10 10 22 14 36 14 9 0 16-1 23-3 6-3 12-7 15-12 4-5 6-11 6-18 0-6-2-11-5-15-2-4-7-8-13-12-6-3-14-6-25-9-3-1-7-2-11-3-18-4-33-9-44-15s-19-14-25-23c-5-9-7-19-7-32 0-15 4-27 11-38 8-11 19-20 32-26 14-7 30-10 48-10 16 0 30 2 44 6 13 3 25 8 36 15v54h-28c-4-17-11-29-20-38s-20-13-33-13c-8 0-15 1-20 4-6 2-10 6-13 10-3 5-4 10-4 15 0 7 1 12 4 16s8 7 14 11c7 3 17 6 28 9 21 4 37 9 49 16 13 6 21 14 27 23 5 9 8 21 8 35 0 15-4 29-12 41s-19 21-34 27c-14 6-31 9-51 9-17 0-32-2-48-6-15-4-28-11-38-19v-57z">
          <text:p/>
        </draw:path>
        <draw:path draw:style-name="gr1" draw:text-style-name="P1" draw:layer="layout" svg:width="1.143cm" svg:height="0.328cm" svg:x="1.002cm" svg:y="16.776cm" svg:viewBox="0 0 1144 329" svg:d="M27 247c5 20 13 35 23 44 10 10 22 14 36 14 9 0 16-1 23-3 6-3 11-7 15-12s6-11 6-18c0-6-2-11-5-15-2-4-7-8-13-12-6-3-14-6-25-9-3-1-7-2-11-3-18-4-33-9-44-15s-19-14-25-23c-5-9-7-19-7-32 0-15 3-27 11-38 8-12 19-21 32-27 14-7 30-10 48-10 16 0 30 2 44 6 13 3 25 8 35 15v55h-27c-4-17-11-29-20-38-9-10-20-14-34-14-7 0-14 1-19 4-6 3-10 7-13 11-3 5-4 10-4 15 0 7 1 12 4 16s8 7 14 11c7 3 17 6 28 9 21 4 37 9 49 16 13 6 21 14 27 23 5 9 8 21 8 35 0 15-4 29-12 41s-19 21-34 27c-14 6-32 9-51 9-17 0-32-2-48-6-15-4-28-11-38-19v-57zM275 81l-67-32v-17l67-32h20zM295 282c0 5 1 8 3 11 1 2 4 4 8 6 4 1 9 2 16 3v22h-114v-22c7-1 12-2 16-3 4-2 6-4 8-6 2-3 3-6 3-11v-247l60-35zM279 147c8-11 16-21 27-31 10-8 21-15 33-20 11-5 22-8 34-8 21 0 38 6 49 18 12 13 18 30 18 52v124c0 5 0 8 2 11 2 2 4 4 8 6 4 1 10 2 17 3v22h-115v-22c7-1 12-2 16-3 4-2 7-4 8-6 2-3 3-6 3-11v-113c0-13-3-22-9-28s-15-9-27-9c-7 0-15 1-22 4-8 3-16 7-23 12s-13 11-19 17zM596 329c-21 0-40-5-57-14-17-10-30-24-39-41-9-18-14-37-14-60 0-22 5-43 15-62s24-36 41-47 36-17 57-17 40 5 57 15c16 10 29 25 38 43 10 17 15 36 15 58 0 23-6 44-16 63s-23 34-40 46c-18 11-37 16-57 16zM600 306c10 0 19-3 25-10 7-7 12-16 15-30 4-13 5-30 5-50s-2-38-6-54-10-28-18-36c-7-10-16-14-26-14s-19 3-26 11c-6 7-12 16-15 30-3 13-5 29-5 49 0 21 2 39 6 55s10 28 18 36c8 9 17 13 27 13zM839 115c-8 1-14 4-18 6-4 3-7 6-8 10s0 9 2 15l27 113-9-1 61-164 12 43-75 191h-24l-59-191c-2-6-5-10-9-13s-10-6-18-9v-21h118zM1067 115c-5 1-10 4-13 6-4 1-6 3-9 6-2 2-3 6-5 10l-60 191h-24l-73-190 11-44h33l62 164-10 1 29-113c2-6 2-11 1-15s-3-7-7-10c-4-2-10-5-17-6v-21h82zM1065 288c0-7 2-14 5-20 4-6 9-11 15-14s13-5 20-5c6 0 13 2 19 5s11 8 14 14c4 6 6 13 6 20s-2 13-6 20c-3 6-8 10-14 14-6 3-13 5-19 5-7 0-14-2-20-5-6-4-11-8-15-14-3-7-5-13-5-20z">
          <text:p/>
        </draw:path>
        <draw:frame draw:style-name="gr2" draw:text-style-name="P3" draw:layer="layout" svg:width="10.945cm" svg:height="0.577cm" svg:x="0.988cm" svg:y="15.059cm">
          <draw:text-box>
            <text:p text:style-name="P2"><text:span text:style-name="T1">reasonin</text:span><text:span text:style-name="T1">g — </text:span><text:span text:style-name="T1">exactly </text:span><text:span text:style-name="T1">what </text:span><text:span text:style-name="T1">technical </text:span><text:span text:style-name="T1">question</text:span><text:span text:style-name="T1">s </text:span><text:span text:style-name="T1">penalize.</text:span></text:p>
          </draw:text-box>
        </draw:frame>
        <draw:frame draw:style-name="gr2" draw:text-style-name="P3" draw:layer="layout" svg:width="17.879cm" svg:height="0.577cm" svg:x="2.161cm" svg:y="16.647cm">
          <draw:text-box>
            <text:p text:style-name="P2"><text:span text:style-name="T1"><text:s/></text:span><text:span text:style-name="T1">This </text:span><text:span text:style-name="T1">rules out </text:span><text:span text:style-name="T1">the </text:span><text:span text:style-name="T1">possibilit</text:span><text:span text:style-name="T1">y that </text:span><text:span text:style-name="T1">the </text:span><text:span text:style-name="T1">philosop</text:span><text:span text:style-name="T1">hical </text:span><text:span text:style-name="T1">eﬀect is </text:span><text:span text:style-name="T1">a </text:span><text:span text:style-name="T1">general </text:span><text:span text:style-name="T1">prompt-</text:span><text:span text:style-name="T1">engineer</text:span><text:span text:style-name="T1">ing</text:span></text:p>
          </draw:text-box>
        </draw:frame>
        <draw:frame draw:style-name="gr2" draw:text-style-name="P3" draw:layer="layout" svg:width="17.579cm" svg:height="0.577cm" svg:x="0.988cm" svg:y="17.282cm">
          <draw:text-box>
            <text:p text:style-name="P2"><text:span text:style-name="T1">artifact. </text:span><text:span text:style-name="T1">If it </text:span><text:span text:style-name="T1">were, </text:span><text:span text:style-name="T1">technical </text:span><text:span text:style-name="T1">domains </text:span><text:span text:style-name="T1">would </text:span><text:span text:style-name="T1">show </text:span><text:span text:style-name="T1">the </text:span><text:span text:style-name="T1">same </text:span><text:span text:style-name="T1">improve</text:span><text:span text:style-name="T1">ment. </text:span><text:span text:style-name="T1">They </text:span><text:span text:style-name="T1">show </text:span><text:span text:style-name="T1">the</text:span></text:p>
          </draw:text-box>
        </draw:frame>
        <draw:polygon draw:style-name="gr1" draw:text-style-name="P1" draw:layer="layout" svg:width="18.733cm" svg:height="0.018cm" svg:x="1.146cm" svg:y="19.162cm" svg:viewBox="0 0 18734 19" draw:points="0,0 18734,0 18734,19 0,19">
          <text:p/>
        </draw:polygon>
        <draw:path draw:style-name="gr1" draw:text-style-name="P1" draw:layer="layout" svg:width="7.978cm" svg:height="0.482cm" svg:x="1.002cm" svg:y="20.294cm" svg:viewBox="0 0 7979 483" svg:d="M112 338c11 0 20-2 25-4 6-1 9-5 11-9 2-5 3-12 3-21v-223h5l-119 159v-13h250v43h-287v-31l167-222h59v287c0 9 0 16 2 20 3 5 6 8 11 10 6 2 14 4 26 4v27h-153zM320 325c0-8 1-15 5-22s9-12 16-16 15-6 23-6c7 0 15 2 21 6 7 4 13 9 17 16s6 14 6 22-2 15-6 22-10 12-17 16c-6 4-14 6-21 6-8 0-16-2-23-6s-12-9-16-16-5-14-5-22zM631 50c-18 0-32 2-42 6-11 4-19 11-26 20-6 10-11 24-15 41h-26v-97h146v30zM816 117c-4-17-9-31-16-41-6-9-14-16-24-20-11-4-25-6-42-6h-38v-30h146v97zM602 340c11-1 20-2 26-5 6-2 10-5 13-10 2-5 3-11 3-20v-285h75v285c0 9 2 15 4 20 3 5 7 8 13 10 6 3 15 4 26 5v25h-160zM941 91l-76-35v-19l76-36h23zM964 319c0 5 1 9 3 11 1 3 5 5 9 7s10 3 18 4v24h-129v-24c8-1 14-2 18-4 5-2 8-4 10-7 1-2 2-6 2-11v-278l69-40zM946 167c8-12 18-24 30-34s24-18 37-23c13-6 25-9 37-9 25 0 44 7 57 20s19 34 19 58v140c0 5 1 9 3 11 2 3 5 5 10 7 4 2 10 3 18 4v24h-129v-24c7-1 14-2 18-4s7-4 9-7c2-2 3-6 3-11v-128c0-13-3-24-10-30-7-7-17-11-31-11-8 0-16 2-25 5s-17 8-25 13c-8 6-15 12-21 20zM1414 300c-11 24-26 42-44 54-19 11-40 17-65 17s-47-5-66-16-34-26-44-45c-11-19-16-41-16-66 0-27 5-50 17-72 11-21 27-39 47-52 19-12 41-19 65-19 20 0 38 5 54 14 15 8 28 21 36 38 9 16 13 34 13 55v17h-182v-25l126-3-8 11c0-17-2-31-5-43-4-12-8-21-15-27s-15-9-24-9c-12 0-22 4-31 11-9 8-16 20-21 34-5 15-7 31-7 50s3 36 9 50c7 14 16 25 28 32 12 8 27 11 44 11 14 0 27-2 39-7 13-6 24-14 35-25zM1690 173c25 0 43-5 56-14 12-12 18-28 18-49 0-20-6-35-18-45-13-10-32-15-56-15h-82v-30h105c40 0 71 7 92 22 21 14 32 35 32 63 0 16-4 30-13 42-8 13-20 23-35 30-15 8-32 12-51 13h-130v-17zM1705 335c26 0 46-5 58-16 13-10 20-27 20-50 0-21-8-37-22-48s-34-17-60-17h-93v-18h132c23 0 44 4 61 11 18 6 32 16 42 29 10 12 15 27 15 43 0 19-5 36-17 51-10 14-25 26-45 34-20 7-42 11-68 11h-120v-30zM1526 340c11 0 20-2 26-4s10-6 13-11c2-5 4-12 4-20v-224c0-8-2-15-4-20-3-5-7-9-13-11s-15-4-26-5v-25h118v278c0 9 1 17 4 22 3 6 8 10 15 12s16 3 28 3h7v30h-172zM2014 371c-24 0-45-5-64-16s-34-26-44-46c-11-19-16-41-16-66 0-26 6-49 17-71 11-21 27-39 46-52 20-12 41-19 65-19s45 6 64 17c18 11 33 26 43 47 11 20 16 42 16 66 0 26-6 49-17 71-11 21-26 38-46 51-20 12-41 18-64 18zM2019 345c11 0 21-3 28-11 8-7 13-19 17-33 4-15 6-34 6-56 0-24-2-44-7-61-5-18-12-31-20-42-9-9-19-14-30-14-12 0-21 4-29 11-8 8-14 20-18 35-3 15-5 33-5 55 0 23 2 44 7 61 5 18 12 32 21 41 8 10 18 14 30 14zM2242 182l-77-31v-19l77-31h23zM2265 317c0 6 1 10 2 12 3 3 6 6 11 8 6 1 13 3 21 4v24h-134v-24c8-1 15-2 19-4 5-2 8-4 10-7 1-2 2-6 2-11v-177l69-41zM2256 192c10-19 19-35 26-49 8-13 16-23 25-30 8-8 16-12 25-12 4 0 7 1 10 2s6 3 8 5v63h-14c-12 0-23 1-32 4s-18 7-26 13c-7 6-14 14-22 25zM2595 91l-75-35v-19l75-36h23zM2618 300c0 5 1 9 3 12 2 4 5 6 9 8 5 2 11 3 19 4v25l-76 21h-23v-328l68-41zM2574 173c-10-14-20-25-30-31-9-6-20-9-32-9-15 0-28 5-39 13-11 9-20 21-26 36s-9 33-9 54c0 19 3 35 8 49s13 24 23 32c10 7 22 11 36 11 9 0 17-2 26-6 9-3 17-9 25-16s15-15 20-25l6 17c-8 16-18 29-29 40s-23 20-36 25c-13 6-27 8-42 8-20 0-38-5-55-16-16-10-29-25-39-43-9-18-14-38-14-61 0-29 6-55 18-78 11-22 27-40 48-53 21-12 45-19 72-19 16 0 32 3 47 10 16 6 29 14 39 24zM2906 300c-11 24-26 42-44 54-19 11-40 17-65 17s-47-5-66-16-34-26-45-45c-10-19-15-41-15-66 0-27 5-50 17-72 11-21 27-39 46-52 20-12 42-19 66-19 20 0 38 5 54 14 15 8 27 21 36 38 9 16 13 34 13 55v17h-182v-25l126-3-8 11c0-17-2-31-5-43-4-12-9-21-15-27-7-6-15-9-24-9-12 0-22 4-31 11-9 8-16 20-21 34-5 15-7 31-7 50s3 36 9 50c7 14 16 25 28 32 12 8 27 11 44 11 14 0 27-2 39-7 12-6 24-14 35-25zM3009 182l-77-31v-19l77-31h24zM3033 317c0 6 0 10 2 12 3 3 6 6 11 8 5 1 12 3 21 4v24h-135v-24c8-1 15-2 19-4s8-4 9-7c2-2 3-6 3-11v-177l70-41zM3024 192c10-19 18-35 26-49 8-13 16-23 24-30 9-8 17-12 26-12 3 0 7 1 10 2s6 3 8 5v63h-14c-12 0-23 1-32 4-10 3-18 7-26 13-7 6-15 14-22 25zM3216 91l-76-35v-19l76-36h23zM3239 319c0 5 1 9 3 11 1 3 5 5 9 7s10 3 18 4v24h-129v-24c8-1 14-2 18-4 5-2 8-4 10-7 2-2 3-6 3-11v-278l68-40zM3312 43c0-8 2-15 6-22 3-6 8-11 15-15s14-6 22-6 15 2 22 6c6 4 11 9 15 15 4 7 5 14 5 22s-1 15-5 22c-4 6-9 11-15 15-7 4-15 5-23 5-7 0-14-1-21-5s-12-9-15-16c-4-6-6-13-6-21zM3368 182l-76-31v-19l76-31h23zM3391 319c0 5 1 9 3 11 2 3 5 5 10 7 4 2 10 3 18 4v24h-130v-24c8-1 15-2 19-4s7-4 9-7c2-2 3-6 3-11v-177l68-41zM3544 101l-23 81-76-31v-19l76-31zM3445 341c8-1 14-2 19-4 4-2 7-4 9-7 2-2 3-6 3-11v-177l68-41v218c0 5 1 9 3 11 2 3 5 5 9 7 5 2 11 3 18 4v24h-129zM3608 341c8-1 14-2 18-4 5-2 8-4 10-7 1-2 2-6 2-11v-128c0-13-3-24-10-30-7-7-17-11-31-11-8 0-16 2-25 5-8 3-17 8-25 13-8 6-15 12-21 20v-21c8-12 18-24 30-34s24-18 37-23c13-6 26-9 38-9 24 0 43 7 56 20s20 34 20 58v140c0 5 1 9 2 11 2 3 5 5 10 7 4 2 10 3 19 4v24h-130zM3994 300c-11 24-25 42-44 54-18 11-40 17-65 17s-46-5-65-16c-20-11-34-26-45-45s-16-41-16-66c0-27 6-50 17-72 11-21 27-39 47-52 20-12 42-19 65-19 21 0 38 5 54 14 16 8 28 21 36 38 9 16 14 34 14 55v17h-182v-25l125-3-7 11c0-17-2-31-6-43-3-12-8-21-15-27-6-6-15-9-24-9-12 0-22 4-31 11-9 8-16 20-21 34-5 15-7 31-7 50s3 36 9 50c7 14 16 25 28 32 13 8 27 11 45 11 13 0 27-2 39-7 12-6 23-14 34-25zM4224 305c0 8 1 15 4 20 2 5 6 9 12 11s15 4 26 4v25h-160v-25c11 0 20-2 26-4s10-6 13-11c2-5 4-12 4-20v-224c0-8-2-15-4-20-3-5-7-9-13-11s-15-4-26-5v-25h118zM4381 117c-5-17-10-31-16-41-6-9-15-16-26-20-10-4-24-6-41-6h-98v-30h206v97zM4282 178c8 0 15-1 20-4 5-2 9-7 12-14 3-6 5-17 7-29h26v123h-26c-2-12-4-21-7-27-3-7-7-11-12-14s-12-5-20-5h-82v-30zM4449 43c0-8 2-15 6-22 3-6 9-11 15-15 7-4 14-6 22-6s15 2 22 6c6 4 12 9 15 15 4 7 6 14 6 22s-2 15-6 22c-3 6-9 11-15 15-7 4-14 5-22 5s-15-1-22-5c-6-4-12-9-15-16-4-6-6-13-6-21zM4506 182l-77-31v-19l77-31h23zM4529 319c0 5 1 9 2 11 2 3 5 5 10 7 4 2 10 3 18 4v24h-130v-24c8-1 15-2 19-4 5-2 8-4 10-7 1-2 2-6 2-11v-177l69-41zM4681 101l-23 81-76-31v-19l76-31zM4582 341c8-1 14-2 19-4 4-2 7-4 9-7 2-2 3-6 3-11v-177l68-41v218c0 5 1 9 3 11 2 3 5 5 9 7 5 2 11 3 19 4v24h-130zM4745 341c8-1 14-2 18-4 5-2 8-4 10-7 2-2 3-6 3-11v-128c0-13-4-24-11-30-7-7-17-11-31-11-8 0-16 2-25 5-8 3-16 8-24 13-9 6-16 12-22 20v-21c8-12 19-24 30-34 12-10 24-18 37-23 13-6 26-9 38-9 24 0 43 7 56 20s20 34 20 58v140c0 5 1 9 3 11 1 3 5 5 9 7s11 3 19 4v24h-130zM5124 91l-76-35v-19l76-36h23zM5147 300c0 5 1 9 3 12 2 4 5 6 9 8 5 2 11 3 18 4v25l-75 21h-23v-328l68-41zM5103 173c-10-14-20-25-30-31-9-6-20-9-32-9-15 0-28 5-39 13-11 9-20 21-26 36s-9 33-9 54c0 19 2 35 7 49 6 14 14 24 24 32 10 7 22 11 35 11 9 0 18-2 27-6 9-3 17-9 25-16s14-15 20-25l6 17c-8 16-18 29-29 40s-23 20-36 25c-14 6-28 8-42 8-20 0-38-5-55-16-16-10-29-25-39-43-9-18-14-38-14-61 0-29 6-55 17-78 12-22 28-40 49-53 21-12 45-19 72-19 16 0 32 3 47 10 15 6 28 14 39 24zM5218 43c0-8 2-15 6-22 3-6 9-11 15-15 7-4 14-6 22-6s15 2 22 6 12 9 15 15c4 7 6 14 6 22s-2 15-6 22c-3 6-8 11-15 15s-14 5-22 5-15-1-22-5c-6-4-12-9-15-16-4-6-6-13-6-21zM5275 182l-76-31v-19l76-31h23zM5298 319c0 5 1 9 3 11 1 3 4 5 9 7 4 2 10 3 18 4v24h-129v-24c8-1 14-2 18-4 5-2 8-4 10-7 1-2 2-6 2-11v-177l69-41zM5450 101l-23 81-76-31v-19l76-31zM5351 341c8-1 14-2 19-4 4-2 7-4 9-7 2-2 3-6 3-11v-177l68-41v218c0 5 1 9 3 11 2 3 5 5 9 7 5 2 11 3 19 4v24h-130zM5514 341c8-1 14-2 18-4 5-2 8-4 10-7 2-2 3-6 3-11v-128c0-13-4-24-11-30-7-7-17-11-31-11-7 0-16 2-25 5-8 3-16 8-24 13-8 6-16 12-22 20v-21c9-12 19-24 30-34 12-10 24-18 37-23 13-6 26-9 38-9 24 0 43 7 56 20s20 34 20 58v140c0 5 1 9 3 11 1 3 5 5 9 7s11 3 19 4v24h-130zM5855 127c12-5 22-9 29-12 8-3 14-5 19-6s10-2 15-2h15v44h-78zM5794 101c20 0 38 4 55 12 16 7 29 18 38 31 9 14 14 29 14 46s-5 33-15 48c-10 14-24 26-41 34-16 9-35 13-55 13s-39-4-55-11c-16-8-29-18-38-31s-13-28-13-45c0-18 5-33 14-48 10-15 23-27 40-35 17-9 35-14 56-14zM5790 126c-13 0-24 5-31 16-8 12-11 27-11 47 0 14 2 26 6 37s9 20 16 26 15 8 24 8c13 0 23-5 30-15 8-11 12-27 12-47 0-14-3-26-7-37-3-11-9-20-16-26s-14-9-23-9zM5752 377c-14 0-25 3-34 11-8 7-12 17-12 28 0 9 3 17 8 23 6 6 14 11 25 14 11 4 23 6 38 6h18c16 0 30-2 43-6 12-4 22-10 29-17 7-8 10-16 10-24 0-10-3-18-10-24-7-5-17-8-29-8h-115v-11c-15 0-26-5-35-13-8-9-12-21-12-35 0-11 2-21 8-30 6-8 14-15 25-21 10-5 23-8 37-10l6 19c-10 0-19 2-25 5-5 4-8 9-8 16s2 12 6 15 9 5 17 5h109c17 0 31 3 43 9 13 6 22 14 28 25 7 10 10 23 10 38 0 16-6 31-18 45s-29 25-50 33-44 13-70 13h-17c-23 0-44-3-62-8s-32-13-42-22-16-20-16-32c0-10 4-20 11-29s17-16 29-21c12-6 26-9 40-9h24v15zM5957 166c0-8 2-16 6-23s9-13 16-16c6-4 14-6 22-6s15 2 22 6c7 3 12 9 16 16s6 15 6 23c0 7-2 15-6 22-4 6-9 12-16 16s-14 6-22 6-16-2-22-6c-7-4-12-10-16-16-4-7-6-15-6-22zM5957 325c0-8 2-15 6-22s9-12 16-16c6-4 14-6 22-6s15 2 22 6 12 9 16 16 6 14 6 22-2 15-6 22-9 12-16 16-14 6-22 6-16-2-22-6c-7-4-12-9-16-16s-6-14-6-22zM6197 70c-3-9-7-15-13-18-6-4-15-6-27-7v-25h160v25c-12 1-21 3-27 6-6 2-10 7-11 13-2 6-1 15 2 26l53 215-9 64h-42zM6422 88l-97 281h-42l27-64 97-281h41zM6398 88l9-64h42l90 281-9 64h-42zM6576 90c3-11 4-20 3-26-2-6-6-11-12-13-6-3-15-5-28-6v-25h124v25c-12 1-21 3-27 7-6 3-10 9-13 18l-93 299h-42l28-64zM6764 371c-24 0-45-5-64-16s-34-26-44-46c-11-19-16-41-16-66 0-26 6-49 17-71 11-21 27-39 46-52 20-12 41-19 65-19 23 0 45 6 64 17 18 11 33 26 43 47 11 20 16 42 16 66 0 26-6 49-17 71-11 21-26 38-46 51-20 12-41 18-64 18zM6769 345c11 0 20-3 28-11 8-7 13-19 17-33 4-15 6-34 6-56 0-24-2-44-7-61-5-18-12-31-21-42-8-9-18-14-29-14-12 0-21 4-29 11-8 8-14 20-18 35-3 15-5 33-5 55 0 23 2 44 7 61 5 18 12 32 20 41 9 10 19 14 31 14zM7015 101l-24 81-76-31v-19l76-31zM6915 341c8-1 15-2 19-4s8-4 9-7c2-2 3-6 3-11v-177l69-41v218c0 5 0 9 2 11 2 3 5 5 10 7 4 2 10 3 18 4v24h-130zM7078 341c8-1 14-2 19-4 4-2 7-4 9-7 2-2 3-6 3-11v-128c0-13-4-24-11-30-6-7-17-11-31-11-7 0-16 2-24 5-9 3-17 8-25 13-8 6-15 12-22 20v-21c9-12 19-24 31-34 11-10 24-18 37-23 12-6 25-9 37-9 25 0 43 7 56 20 14 13 20 34 20 58v140c0 5 1 9 3 11 2 3 5 5 9 7 5 2 11 3 19 4v24h-130zM7457 91l-75-35v-19l75-36h23zM7480 300c0 5 1 9 3 12 2 4 5 6 9 8 5 2 11 3 18 4v25l-75 21h-23v-328l68-41zM7436 173c-10-14-20-25-30-31-9-6-20-9-32-9-15 0-28 5-39 13-11 9-20 21-26 36s-9 33-9 54c0 19 2 35 8 49 5 14 13 24 23 32 10 7 22 11 36 11 8 0 17-2 26-6 9-3 17-9 25-16s14-15 20-25l6 17c-8 16-18 29-29 40s-23 20-36 25c-13 6-28 8-42 8-20 0-38-5-55-16-16-10-29-25-39-43-9-18-14-38-14-61 0-29 6-55 17-78 12-22 28-40 49-53 21-12 45-19 72-19 16 0 32 3 47 10 15 6 28 14 39 24zM7768 300c-11 24-26 42-44 54-19 11-41 17-66 17-24 0-46-5-65-16s-34-26-45-45c-10-19-16-41-16-66 0-27 6-50 17-72 12-21 27-39 47-52 20-12 42-19 66-19 20 0 38 5 53 14 16 8 28 21 37 38 8 16 13 34 13 55v17h-182v-25l126-3-8 11c0-17-2-31-6-43-3-12-8-21-14-27-7-6-15-9-25-9-12 0-22 4-31 11-8 8-15 20-21 34-4 15-7 31-7 50s3 36 10 50c6 14 16 25 28 32 12 8 27 11 44 11 14 0 27-2 39-7 12-6 24-14 35-25zM7870 182l-76-31v-19l76-31h23zM7893 317c0 6 1 10 3 12 2 3 6 6 11 8 5 1 12 3 21 4v24h-134v-24c8-1 14-2 19-4 4-2 7-4 9-7 2-2 3-6 3-11v-177l68-41zM7885 192c9-19 18-35 26-49 8-13 16-23 24-30 9-8 17-12 26-12 3 0 6 1 9 2 4 1 7 3 9 5v63h-14c-13 0-23 1-33 4-9 3-17 7-25 13-7 6-15 14-22 25z">
          <text:p/>
        </draw:path>
        <draw:frame draw:style-name="gr2" draw:text-style-name="P3" draw:layer="layout" svg:width="1.852cm" svg:height="0.577cm" svg:x="0.988cm" svg:y="17.917cm">
          <draw:text-box>
            <text:p text:style-name="P2"><text:span text:style-name="T1">opposite</text:span><text:span text:style-name="T1">.</text:span></text:p>
          </draw:text-box>
        </draw:frame>
        <draw:frame draw:style-name="gr2" draw:text-style-name="P3" draw:layer="layout" svg:width="4.769cm" svg:height="0.577cm" svg:x="0.988cm" svg:y="21.067cm">
          <draw:text-box>
            <text:p text:style-name="P2"><text:span text:style-name="T1">Wonder </text:span><text:span text:style-name="T1">does not </text:span><text:span text:style-name="T1">reach </text:span></text:p>
          </draw:text-box>
        </draw:frame>
        <draw:frame draw:style-name="gr2" draw:text-style-name="P3" draw:layer="layout" svg:width="0.422cm" svg:height="0.484cm" svg:x="5.604cm" svg:y="21.131cm">
          <draw:text-box>
            <text:p text:style-name="P2"><text:span text:style-name="T2">α</text:span></text:p>
          </draw:text-box>
        </draw:frame>
        <draw:polygon draw:style-name="gr1" draw:text-style-name="P1" draw:layer="layout" svg:width="18.627cm" svg:height="0.018cm" svg:x="1.199cm" svg:y="23.048cm" svg:viewBox="0 0 18628 19" draw:points="0,0 18628,0 18628,19 0,19">
          <text:p/>
        </draw:polygon>
        <draw:polygon draw:style-name="gr1" draw:text-style-name="P1" draw:layer="layout" svg:width="18.627cm" svg:height="0.018cm" svg:x="1.199cm" svg:y="24.119cm" svg:viewBox="0 0 18628 19" draw:points="0,0 18628,0 18628,19 0,19">
          <text:p/>
        </draw:polygon>
        <draw:polygon draw:style-name="gr1" draw:text-style-name="P1" draw:layer="layout" svg:width="18.627cm" svg:height="0.017cm" svg:x="1.199cm" svg:y="25.19cm" svg:viewBox="0 0 18628 18" draw:points="0,0 18628,0 18628,18 0,18">
          <text:p/>
        </draw:polygon>
        <draw:path draw:style-name="gr1" draw:text-style-name="P1" draw:layer="layout" svg:width="0.846cm" svg:height="0.272cm" svg:x="1.235cm" svg:y="22.396cm" svg:viewBox="0 0 847 273" svg:d="M92 214c0 8 1 14 4 18 2 5 6 8 11 10 6 2 13 3 22 3h4v23h-133v-19c9-1 15-2 20-4 4-2 8-4 10-9s3-10 3-17v-172c0-6-1-12-3-16-2-3-6-6-10-8-5-2-11-3-20-4v-19h92zM130 0c30 0 57 5 79 16s40 26 52 45 18 42 18 68c0 27-6 50-18 71s-28 39-50 50c-21 12-45 18-72 18h-66v-23h63c16 0 30-4 42-14 13-9 23-21 31-37 7-17 11-35 11-57 0-24-5-44-13-61s-19-30-34-39-32-14-52-14h-48v-23zM498 265c-5 2-11 4-16 5-6 1-11 2-17 2-14 0-25-4-32-11-7-8-11-18-11-33v-112c0-11-3-20-8-27-5-6-13-9-23-9-9 0-17 3-22 9-6 6-9 14-9 24v23h-37c-4-3-7-6-9-10s-3-8-3-13c0-10 4-18 11-26s16-14 29-18c12-5 25-7 40-7 17 0 32 3 45 8 12 6 22 14 29 24 6 11 10 23 10 38v95c0 4 0 8 2 11 1 2 4 4 7 5 3 2 8 3 14 3zM430 232c-9 14-20 24-32 31-11 7-24 10-39 10-10 0-19-2-27-7-8-4-15-10-19-18s-7-17-7-27c0-14 5-26 14-36 8-10 22-18 40-22l77-22v18l-51 15c-10 3-17 8-22 13-4 6-6 13-6 22 0 5 1 10 4 14 2 5 6 8 10 12 4 2 9 4 15 4 8 0 15-2 23-7 7-5 14-11 20-18zM502 78c11-4 19-8 26-12 6-4 12-9 17-15 4-6 9-14 14-24h23v73h-80zM582 214c0 7 2 12 5 16 4 6 9 9 17 11 8 3 17 4 30 5v19c-8 2-16 4-24 6-7 1-15 2-22 2-18 0-33-5-43-15-10-9-16-23-16-42v-132h53zM629 100h-67v-33h67zM847 265c-5 2-11 4-17 5-5 1-11 2-16 2-14 0-25-4-32-11-7-8-11-18-11-33v-112c0-11-3-20-8-27-6-6-13-9-23-9s-17 3-23 9c-5 6-8 14-8 24v23h-37c-4-3-7-6-9-10s-3-8-3-13c0-10 4-18 11-26s16-14 28-18c12-5 26-7 41-7 17 0 32 3 45 8 12 6 22 14 28 24 7 11 10 23 10 38v95c0 4 1 8 3 11 1 2 3 4 7 5 3 2 8 3 14 3zM779 232c-10 14-20 24-32 31s-25 10-39 10c-10 0-19-2-27-7-9-4-15-10-19-18-5-8-7-17-7-27 0-14 5-26 13-36 9-10 23-18 41-22l76-22v18l-50 15c-10 3-18 8-22 13-4 6-6 13-6 22 0 5 1 10 3 14 3 5 6 8 11 12 4 2 9 4 15 4 7 0 15-2 22-7 8-5 15-11 21-18z">
          <text:p/>
        </draw:path>
        <draw:path draw:style-name="gr1" draw:text-style-name="P1" draw:layer="layout" svg:width="0.227cm" svg:height="0.205cm" svg:x="6.172cm" svg:y="22.458cm" svg:viewBox="0 0 228 206" svg:d="M78 0l-18 62-60-24v-15l60-23zM0 186c6-1 11-2 14-3 4-1 6-3 8-5 1-2 2-5 2-10v-137l54-31v168c0 5 1 8 3 10 1 2 3 4 7 5 3 1 8 2 13 3v20h-101zM128 186c6-1 10-2 14-3 3-1 6-3 7-5s2-5 2-10v-99c0-11-3-19-8-24s-13-8-24-8c-6 0-12 2-19 4s-13 6-19 10c-7 4-12 10-17 16v-16c7-10 14-19 23-26 9-8 19-14 29-19 10-4 20-6 30-6 19 0 33 5 43 15 10 11 15 25 15 45v108c0 5 1 8 2 10 2 2 4 4 7 5 4 1 9 2 15 3v20h-100z">
          <text:p/>
        </draw:path>
        <draw:path draw:style-name="gr1" draw:text-style-name="P1" draw:layer="layout" svg:width="1.346cm" svg:height="0.372cm" svg:x="8.328cm" svg:y="22.38cm" svg:viewBox="0 0 1347 373" svg:d="M59 141l-59-24v-15l59-23h18zM77 337c0 3 1 6 2 9 1 2 4 3 7 5 4 1 9 2 15 3v19h-101v-19c6-1 11-2 15-3 3-2 5-3 7-5 1-3 2-6 2-9v-227l53-31zM52 136c6-12 14-22 22-31 9-9 18-15 28-20 10-4 21-6 33-6 15 0 29 4 42 12 13 9 23 20 30 34 8 14 11 30 11 48 0 23-4 43-13 61-9 17-21 31-38 40-16 10-35 15-56 15-13 0-25-2-36-7-12-4-22-11-31-20l14-28c8 11 15 19 23 23 7 5 15 7 25 7 12 0 22-3 30-9 9-7 16-16 20-28 5-12 7-26 7-42 0-15-2-28-6-38-4-11-10-20-18-25-8-6-17-9-27-9-7 0-14 1-21 4s-13 8-20 13c-6 6-11 12-15 20zM253 174v-40h100v40zM484 102c-8 2-14 3-18 5-4 1-6 4-7 7 0 3 1 8 4 14l39 102h-7l41-102c2-6 3-11 3-14-1-3-3-6-7-7-4-2-9-3-17-5v-18h75v18c-5 2-9 3-12 4-2 1-4 2-6 4s-3 5-5 8l-73 169h-18l-79-169c-1-3-3-6-5-8-1-2-3-3-6-4s-7-2-11-4v-18h109zM789 281c-5 2-10 4-16 5s-11 2-17 2c-14 0-24-4-32-11-7-8-11-18-11-32v-112c0-11-3-20-8-27-5-6-13-9-23-9-9 0-17 3-22 9-6 6-8 14-8 24v23h-38c-4-3-7-6-9-10s-3-8-3-13c0-10 4-18 11-26s16-14 29-18c12-5 25-7 40-7 17 0 33 3 45 8 12 6 22 14 29 24 6 11 10 23 10 38v95c0 4 0 7 2 10 1 2 4 4 7 5 3 2 8 3 14 3zM721 249c-9 13-20 23-31 30-12 7-25 10-40 10-10 0-19-2-27-7-8-4-14-10-19-18-4-8-7-16-7-26 0-14 5-26 14-36s22-18 40-22l77-22v18l-51 15c-10 3-17 8-22 13-4 6-6 13-6 22 0 5 1 10 4 14 2 5 6 8 10 11 5 2 9 4 15 4 8 0 15-2 23-6 7-5 14-11 20-18zM864 72l-59-29v-14l59-29h18zM882 247c0 5 1 8 2 10 2 2 4 4 7 5 4 1 8 2 14 3v19h-100v-19c6-1 11-2 14-3 4-1 6-3 7-5 2-2 3-5 3-10v-215l53-32zM979 141l-59-24v-15l59-23h18zM997 219c0 11 2 20 8 25 5 5 13 7 24 7 6 0 12-1 19-3 6-2 13-6 19-10 7-5 13-10 18-16v16c-7 10-15 19-24 27-9 7-19 13-29 18-10 4-20 6-29 6-19 0-34-5-44-16-11-10-16-25-16-44v-117l54-33zM1105 141l-59-24v-15l59-23h18zM1123 233c0 4 1 8 2 10 2 2 4 4 7 6 4 1 9 2 15 3v19l-59 17h-18v-176l53-33zM1347 233c-9 19-20 33-35 42-14 9-30 14-50 14-19 0-36-4-51-13-15-8-26-20-35-35-8-15-12-32-12-51 0-21 4-40 13-57 9-16 21-30 37-39 15-10 32-15 51-15 16 0 29 3 41 10s22 17 28 29c7 12 11 27 11 43v14h-142v-20l98-2-6 8c0-13-1-24-4-33s-7-16-12-21c-5-4-11-7-19-7-9 0-17 3-24 10-7 6-12 14-16 25-3 11-5 24-5 39s2 28 7 39 12 19 22 25c9 6 21 9 34 9 11 0 21-2 30-6 10-5 19-11 27-20z">
          <text:p/>
        </draw:path>
        <draw:path draw:style-name="gr1" draw:text-style-name="P1" draw:layer="layout" svg:width="1.748cm" svg:height="0.288cm" svg:x="11.906cm" svg:y="22.38cm" svg:viewBox="0 0 1749 289" svg:d="M222 98c-3-15-8-27-14-36-7-10-15-17-25-21-10-5-22-7-36-7-18 0-33 4-46 13s-23 22-30 40c-7 17-11 37-11 60 0 25 4 46 11 64 8 17 18 31 32 41 13 10 29 14 47 14 12 0 22-2 32-7 9-5 17-12 25-23 8-10 15-24 23-41h21l-12 68c-11 8-26 15-42 19-17 5-35 7-52 7-28 0-53-6-75-17s-40-27-52-47c-12-21-18-44-18-70 0-28 6-52 18-74 13-22 30-39 52-51 22-13 47-19 75-19 18 0 36 2 53 7 18 4 32 10 44 17v63zM371 289c-19 0-35-4-50-13-14-9-26-21-34-36s-12-32-12-51c0-20 4-40 13-57 9-16 21-30 36-39 15-10 32-15 50-15s35 4 49 13c15 9 26 20 34 36 9 15 13 33 13 52 0 20-4 39-13 56-9 16-21 30-36 39-15 10-32 15-50 15zM375 268c9 0 16-2 22-8 5-6 10-15 13-26 3-12 5-27 5-44 0-18-2-34-6-49-4-13-9-24-16-31-6-8-14-12-23-12s-16 3-22 9-10 15-14 26c-3 12-4 27-4 45s2 34 5 47c4 14 9 25 16 32 7 8 15 11 24 11zM546 71l-59-28v-14l59-29h18zM564 247c0 5 1 8 3 10 1 2 4 4 7 5s8 2 14 3v19h-101v-19c6-1 11-2 15-3 3-1 5-3 7-5 1-2 2-5 2-10v-215l53-32zM550 129c7-10 14-19 23-26 9-8 19-14 29-19 10-4 20-6 30-6 19 0 33 5 43 15 10 11 15 25 15 45v109c0 5 1 8 2 10 2 2 4 4 8 5 3 1 8 2 14 3v19h-100v-19c6-1 11-2 14-3s6-3 7-5 2-5 2-10v-100c0-11-2-19-7-24-6-5-14-8-25-8-6 0-12 2-19 4s-13 6-19 10c-7 4-12 10-17 16zM914 233c-8 19-20 33-34 42s-31 14-51 14c-19 0-36-4-51-13-15-8-26-20-35-35-8-15-12-32-12-51 0-21 5-41 14-58 8-16 21-30 36-39 15-10 32-15 51-15 16 0 30 3 42 10s21 17 28 29 10 27 10 44v14h-142v-20l98-2-5 8c0-14-2-25-5-34-2-9-6-16-11-21-6-4-12-7-19-7-9 0-18 3-24 10-7 6-13 14-16 25-4 11-6 25-6 40s2 28 7 39 13 19 22 25c10 6 21 9 34 9 11 0 21-2 31-6 9-5 18-11 27-20zM1013 78l-19 62-59-24v-15l59-23zM935 265c7-1 11-2 15-3 3-1 5-3 7-5 1-2 2-5 2-10v-138l54-31v169c0 5 0 8 2 10 1 2 4 4 7 5s8 2 14 3v19h-101zM1062 265c6-1 11-2 14-3 4-1 6-3 7-5 2-2 2-5 2-10v-100c0-11-2-19-7-24-6-5-14-8-25-8-6 0-12 2-19 4s-13 6-19 10c-7 4-12 10-17 16v-16c7-10 15-19 23-26 10-8 19-14 29-19 10-4 20-6 30-6 19 0 33 5 43 15 10 11 15 25 15 45v109c0 5 1 8 2 10 2 2 4 4 8 5 3 1 8 2 14 3v19h-100zM1248 16l-16 109h-22l-18-109zM1304 217c5 17 11 30 20 39 9 8 19 12 32 12 8 0 14-1 20-3 6-3 10-7 13-11s5-9 5-15c0-5-1-10-4-14-2-4-6-7-11-10-6-2-13-5-22-8-3 0-6-1-10-2-16-4-29-9-39-14-9-5-16-11-21-19-4-8-7-18-7-30s4-23 10-33c7-10 16-17 28-23 13-5 26-8 42-8 14 0 27 1 38 5 12 3 22 7 32 14v46h-24c-4-14-10-25-18-33-8-7-17-11-29-11-6 0-12 1-17 3s-9 5-11 9c-3 4-4 8-4 13 0 6 1 10 4 14 2 3 6 6 12 9 6 4 14 6 24 9 18 4 33 9 43 14 11 6 19 13 24 21s7 18 7 30c0 14-3 26-10 36s-17 18-30 24c-13 5-28 8-46 8-14 0-27-2-41-6-13-4-25-9-34-16v-50zM1707 71l-58-28v-14l58-29h19zM1726 233c0 4 0 8 2 10 1 2 4 4 7 6 3 1 8 2 14 3v19l-59 17h-18v-255l54-33zM1691 132c-8-10-16-18-23-22-7-5-16-7-25-7-12 0-22 3-30 10-9 6-16 15-20 27-5 13-7 27-7 43 0 15 2 28 6 39 4 10 10 19 18 24 7 6 17 9 27 9 7 0 14-2 21-5s13-7 19-12c6-6 11-13 15-20l5 13c-6 13-14 24-22 32-9 8-18 15-28 19-11 5-22 7-33 7-15 0-29-4-42-12-13-9-23-20-31-34-7-15-11-31-11-48 0-23 5-43 14-62 9-17 21-31 38-40 16-10 35-15 56-15 12 0 24 2 36 7s22 11 31 19z">
          <text:p/>
        </draw:path>
        <draw:path draw:style-name="gr1" draw:text-style-name="P1" draw:layer="layout" svg:width="1.013cm" svg:height="0.272cm" svg:x="16.269cm" svg:y="22.396cm" svg:viewBox="0 0 1014 273" svg:d="M62 219c0 7 1 13 3 18 2 4 6 6 10 8 5 2 12 3 20 4v19h-95v-19c9-1 15-2 20-4 4-2 8-4 10-8 2-5 3-11 3-18v-172c0-6-1-12-3-16-2-3-6-6-10-8-5-2-11-3-20-4v-19h97l-35 38zM188 218l-11 50h-29l-91-218v-50h40zM168 218l90-218h9v50l-90 218h-29zM354 19c-9 1-16 2-21 4-4 2-7 5-10 8-1 4-2 10-2 16v172c0 7 1 13 2 18 3 4 6 6 10 8 5 2 12 3 21 4v19h-125v-19c9-1 16-2 21-4 4-2 8-4 10-8 2-5 3-11 3-18v-181l-5-38h96zM558 216c-9 20-20 34-35 43-14 9-30 14-50 14-19 0-37-4-52-13-15-8-26-20-35-36-8-15-12-32-12-51 0-21 5-40 13-57 9-16 21-30 37-39 15-10 33-15 52-15 16 0 30 3 41 10 13 7 22 17 28 29 7 12 11 27 11 43v14h-143v-20l99-2-6 8c0-13-1-24-4-33s-7-16-12-21c-5-4-11-7-18-7-10 0-18 3-25 10-8 6-13 14-17 25-3 11-5 24-5 39s2 28 7 39 12 19 23 25c10 6 21 9 34 9 11 0 21-2 31-6 9-5 18-11 27-20zM772 265c-5 2-11 4-17 5-5 1-11 2-16 2-14 0-25-4-32-11-7-8-11-18-11-33v-112c0-11-3-20-8-27-6-6-13-9-23-9s-17 3-22 9c-6 6-9 14-9 24v23h-37c-4-3-7-6-9-10s-3-8-3-13c0-10 4-18 11-26s16-14 28-18c12-5 26-7 41-7 17 0 32 3 45 8 12 6 22 14 28 24 7 11 10 23 10 38v95c0 4 1 8 3 11 1 2 3 4 7 5 3 2 8 3 14 3zM704 232c-10 14-20 24-32 31s-25 10-39 10c-10 0-19-2-27-7-9-4-15-10-19-18-5-8-7-17-7-27 0-14 5-26 13-36 9-10 23-18 41-22l76-22v18l-50 15c-10 3-17 8-22 13-4 6-6 13-6 22 0 5 1 10 3 14 3 5 6 8 11 12 4 2 9 4 15 4 7 0 15-2 22-7 8-5 15-11 21-18zM865 62l-18 62-59-24v-15l59-23zM788 249c6-1 11-2 14-3s6-3 7-5c2-2 2-5 2-11v-137l54-31v168c0 6 1 9 2 11s4 4 7 5c4 1 8 2 14 3v19h-100zM915 249c5-1 10-2 13-3 4-1 6-3 7-5 2-2 3-5 3-11v-99c0-11-3-19-8-24s-13-8-24-8c-6 0-13 2-20 4-6 2-13 6-19 10s-12 10-16 16v-16c6-10 14-19 23-26 9-8 18-14 28-19 11-4 21-6 30-6 19 0 34 5 44 15 10 11 15 25 15 45v108c0 6 0 9 2 11 1 2 4 4 7 5 4 1 8 2 14 3v19h-99z">
          <text:p/>
        </draw:path>
        <draw:frame draw:style-name="gr2" draw:text-style-name="P3" draw:layer="layout" svg:width="6.737cm" svg:height="0.577cm" svg:x="5.857cm" svg:y="21.067cm">
          <draw:text-box>
            <text:p text:style-name="P2"><text:span text:style-name="T1">=0.05 </text:span><text:span text:style-name="T1">but tells </text:span><text:span text:style-name="T1">an </text:span><text:span text:style-name="T1">importa</text:span><text:span text:style-name="T1">nt story:</text:span></text:p>
          </draw:text-box>
        </draw:frame>
        <draw:frame draw:style-name="gr3" draw:text-style-name="P4" draw:layer="layout" svg:width="0.369cm" svg:height="0.42cm" svg:x="17.362cm" svg:y="22.324cm">
          <draw:text-box>
            <text:p text:style-name="P2"><text:span text:style-name="T6">Δ</text:span></text:p>
          </draw:text-box>
        </draw:frame>
        <draw:frame draw:style-name="gr3" draw:text-style-name="P4" draw:layer="layout" svg:width="1.386cm" svg:height="0.501cm" svg:x="1.226cm" svg:y="23.338cm">
          <draw:text-box>
            <text:p text:style-name="P2"><text:span text:style-name="T3">Original</text:span></text:p>
          </draw:text-box>
        </draw:frame>
        <draw:frame draw:style-name="gr3" draw:text-style-name="P4" draw:layer="layout" svg:width="0.633cm" svg:height="0.501cm" svg:x="6.162cm" svg:y="23.338cm">
          <draw:text-box>
            <text:p text:style-name="P2"><text:span text:style-name="T3">194</text:span></text:p>
          </draw:text-box>
        </draw:frame>
        <draw:frame draw:style-name="gr3" draw:text-style-name="P4" draw:layer="layout" svg:width="0.942cm" svg:height="0.501cm" svg:x="8.322cm" svg:y="23.338cm">
          <draw:text-box>
            <text:p text:style-name="P2"><text:span text:style-name="T3">0.107</text:span></text:p>
          </draw:text-box>
        </draw:frame>
        <draw:frame draw:style-name="gr3" draw:text-style-name="P4" draw:layer="layout" svg:width="0.942cm" svg:height="0.501cm" svg:x="11.891cm" svg:y="23.338cm">
          <draw:text-box>
            <text:p text:style-name="P2"><text:span text:style-name="T3">0.148</text:span></text:p>
          </draw:text-box>
        </draw:frame>
        <draw:frame draw:style-name="gr3" draw:text-style-name="P4" draw:layer="layout" svg:width="1.153cm" svg:height="0.501cm" svg:x="16.26cm" svg:y="23.338cm">
          <draw:text-box>
            <text:p text:style-name="P2"><text:span text:style-name="T3">+0.086</text:span></text:p>
          </draw:text-box>
        </draw:frame>
        <draw:frame draw:style-name="gr3" draw:text-style-name="P4" draw:layer="layout" svg:width="2.038cm" svg:height="0.501cm" svg:x="1.226cm" svg:y="24.409cm">
          <draw:text-box>
            <text:p text:style-name="P2"><text:span text:style-name="T3">Augment</text:span><text:span text:style-name="T3">ed</text:span></text:p>
          </draw:text-box>
        </draw:frame>
        <draw:frame draw:style-name="gr3" draw:text-style-name="P4" draw:layer="layout" svg:width="0.633cm" svg:height="0.501cm" svg:x="6.162cm" svg:y="24.409cm">
          <draw:text-box>
            <text:p text:style-name="P2"><text:span text:style-name="T3">294</text:span></text:p>
          </draw:text-box>
        </draw:frame>
        <draw:frame draw:style-name="gr3" draw:text-style-name="P4" draw:layer="layout" svg:width="0.942cm" svg:height="0.501cm" svg:x="8.322cm" svg:y="24.409cm">
          <draw:text-box>
            <text:p text:style-name="P2"><text:span text:style-name="T3">0.058</text:span></text:p>
          </draw:text-box>
        </draw:frame>
        <draw:frame draw:style-name="gr3" draw:text-style-name="P4" draw:layer="layout" svg:width="0.942cm" svg:height="0.501cm" svg:x="11.891cm" svg:y="24.409cm">
          <draw:text-box>
            <text:p text:style-name="P2"><text:span text:style-name="T3">0.148</text:span></text:p>
          </draw:text-box>
        </draw:frame>
        <draw:frame draw:style-name="gr3" draw:text-style-name="P4" draw:layer="layout" svg:width="1.153cm" svg:height="0.501cm" svg:x="16.26cm" svg:y="24.409cm">
          <draw:text-box>
            <text:p text:style-name="P2"><text:span text:style-name="T3">+0.078</text:span></text:p>
          </draw:text-box>
        </draw:frame>
        <draw:frame draw:style-name="gr2" draw:text-style-name="P3" draw:layer="layout" svg:width="18.658cm" svg:height="0.577cm" svg:x="0.988cm" svg:y="26.184cm">
          <draw:text-box>
            <text:p text:style-name="P2"><text:span text:style-name="T1">The </text:span><text:span text:style-name="T1">eﬀect </text:span><text:span text:style-name="T1">size </text:span><text:span text:style-name="T1">(d=0.148</text:span><text:span text:style-name="T1">) is </text:span><text:span text:style-name="T1">stable </text:span><text:span text:style-name="T1">across </text:span><text:span text:style-name="T1">both </text:span><text:span text:style-name="T1">samples. </text:span><text:span text:style-name="T1">The p-</text:span><text:span text:style-name="T1">value is </text:span><text:span text:style-name="T1">approac</text:span><text:span text:style-name="T1">hing but </text:span><text:span text:style-name="T1">has not</text:span></text:p>
          </draw:text-box>
        </draw:frame>
        <draw:frame draw:style-name="gr2" draw:text-style-name="P3" draw:layer="layout" svg:width="19.34cm" svg:height="0.577cm" svg:x="0.988cm" svg:y="26.819cm">
          <draw:text-box>
            <text:p text:style-name="P2"><text:span text:style-name="T1">crossed </text:span><text:span text:style-name="T1">the </text:span><text:span text:style-name="T1">threshol</text:span><text:span text:style-name="T1">d. This is </text:span><text:span text:style-name="T1">the </text:span><text:span text:style-name="T1">signatur</text:span><text:span text:style-name="T1">e of a </text:span><text:span text:style-name="T1">real but </text:span><text:span text:style-name="T1">noisy </text:span><text:span text:style-name="T1">eﬀect — </text:span><text:span text:style-name="T1">wonder </text:span><text:span text:style-name="T1">produce</text:span><text:span text:style-name="T1">s </text:span><text:span text:style-name="T1">genuine</text:span></text:p>
          </draw:text-box>
        </draw:frame>
        <draw:path draw:style-name="gr1" draw:text-style-name="P1" draw:layer="layout" svg:width="7.665cm" svg:height="0.42cm" svg:x="0.998cm" svg:y="28.511cm" svg:viewBox="0 0 7666 421" svg:d="M145 178c23 0 39-5 50-14s16-23 16-42c0-18-5-31-16-40-11-8-28-13-49-13h-74v-26h94c36 0 63 6 82 18 19 13 28 32 28 57 0 14-3 26-11 37s-18 19-32 26c-13 7-28 12-44 13h-117v-16zM159 322c23 0 41-4 52-14 11-9 16-24 16-44 0-19-6-33-18-43-13-11-31-16-54-16h-83v-17h117c21 1 40 5 55 11 17 6 29 15 37 26 9 11 14 24 14 39 0 17-5 31-15 44-9 13-23 23-40 30-18 7-38 11-60 11h-108v-27zM0 326c10 0 17-1 23-3 5-3 9-6 11-10 3-5 4-11 4-18v-198c0-8-1-14-4-18-2-5-6-8-11-10-6-2-13-3-23-4v-22h104v245c0 9 2 16 4 20 3 5 7 9 14 11 6 2 14 3 24 3h7v27h-153zM380 106l-67-32v-17l67-32h20zM400 307c0 5 1 8 3 11 1 2 4 4 8 6 4 1 9 2 16 3v22h-114v-22c7-1 12-2 16-3 4-2 6-4 8-6 2-3 3-6 3-11v-247l60-35zM558 354c-21 0-40-5-56-14-17-10-30-24-40-41-9-18-13-38-13-60s5-43 14-63c11-19 24-35 42-46 17-11 36-17 57-17s40 5 56 15c17 10 30 24 39 41 9 18 14 38 14 60 0 23-5 44-15 63s-24 34-41 45c-17 12-36 17-57 17zM563 331c10 0 18-3 25-10s12-17 15-30 5-30 5-50c0-21-2-39-7-55-4-16-10-28-17-36-8-9-17-14-27-14s-18 4-25 11c-7 6-12 16-16 30-3 13-5 30-5 50 0 21 2 39 6 55 5 16 11 28 19 36 8 9 17 13 27 13zM903 290c-8 21-20 36-37 47-16 12-35 17-57 17-21 0-40-5-56-14-17-10-30-24-39-41-10-17-14-37-14-59 0-24 5-45 15-66 10-19 24-33 42-44 17-11 37-17 59-17 16 0 30 3 43 8s22 12 29 21c8 9 11 19 11 30 0 6-1 11-4 16s-6 9-11 11h-39v-13c0-16-3-28-9-36s-15-12-26-12-20 3-28 9c-8 7-14 16-18 29-4 12-6 27-6 43 0 17 3 33 9 46 5 13 14 23 24 30 11 7 24 11 38 11 11 0 22-3 32-8 10-4 19-11 29-21zM987 106l-67-32v-17l67-32h21zM1008 307c0 5 0 8 2 11 2 2 4 4 8 6 4 1 10 2 17 3v22h-115v-22c7-1 12-2 16-3 4-2 7-4 8-6 2-3 3-6 3-11v-247l61-35zM1164 140c-9 2-16 4-22 6-6 3-11 7-17 12l-75 68h-37l62-60c5-4 7-8 8-11 0-4-1-7-5-10-4-2-11-4-19-5v-21h105zM1013 226l51-25 107 126v22h-64zM1170 223v-46h115v46zM1383 106l-67-32v-17l67-32h21zM1404 307c0 5 0 8 2 11 2 2 4 4 8 6 4 1 10 2 17 3v22h-115v-22c7-1 12-2 16-3 4-2 7-4 8-6 2-3 3-6 3-11v-247l61-35zM1661 290c-10 21-23 37-39 48-17 11-36 16-57 16-22 0-42-5-59-14-17-10-30-23-40-41-9-17-14-36-14-59s5-44 15-64 24-35 42-46 37-17 59-17c17 0 33 4 47 12s24 19 32 33c8 15 11 31 11 51v15h-161v-23l112-2-7 10c0-15-1-29-5-40-3-10-7-18-13-23-6-6-14-8-22-8-10 0-20 3-28 10-7 7-13 17-18 29-4 13-6 28-6 45 0 18 3 33 8 45 6 13 15 23 25 29 11 7 24 10 39 10 13 0 24-2 35-7s21-12 31-22zM1800 140c-9 1-16 3-20 5s-7 5-7 8c-1 4 0 10 3 16l46 118h-8l46-118c3-6 4-11 3-15 0-4-3-7-7-9s-11-4-21-5v-21h87v21c-6 1-10 3-13 4-4 1-6 3-8 5s-4 5-5 9l-84 193h-21l-88-193c-2-4-4-7-6-9s-4-4-8-5c-3-1-7-3-12-4v-21h123zM2141 290c-10 21-24 37-40 48s-35 16-57 16-42-5-59-14c-17-10-30-23-40-41-9-17-13-36-13-59s5-44 14-64c11-20 25-35 42-46 18-11 37-17 59-17 18 0 34 4 47 12 14 8 25 19 32 33 8 15 12 31 12 51v15h-162v-23l112-2-6 10c0-15-2-29-5-40-3-10-8-18-14-23-6-6-13-8-22-8-10 0-19 3-27 10s-14 17-18 29c-5 13-7 28-7 45 0 18 3 33 9 45 6 13 14 23 25 29 11 7 24 10 39 10 12 0 24-2 34-7 11-5 22-12 31-22zM2232 106l-67-32v-17l67-32h20zM2252 307c0 5 1 8 3 11 1 2 4 4 8 6 4 1 9 2 16 3v22h-114v-22c7-1 12-2 16-3 4-2 7-4 8-6 2-3 3-6 3-11v-247l60-35zM2589 290c-10 21-24 37-40 48s-35 16-57 16-42-5-59-14c-17-10-30-23-40-41-9-17-13-36-13-59s5-44 15-64 24-35 41-46c18-11 37-17 59-17 18 0 34 4 47 12 14 8 25 19 32 33 8 15 12 31 12 51v15h-162v-23l112-2-6 10c0-15-2-29-5-40-3-10-8-18-14-23-6-6-13-8-22-8-10 0-19 3-27 10s-14 17-18 29c-5 13-7 28-7 45 0 18 3 33 9 45 6 13 14 23 25 29 11 7 24 10 39 10 12 0 24-2 34-7 11-5 22-12 31-22zM2727 140c-9 1-16 3-20 5s-6 5-7 8c-1 4 1 10 3 16l46 118h-8l47-118c2-6 3-11 2-15 0-4-2-7-7-9-4-2-11-4-20-5v-21h87v21c-5 1-10 3-13 4-4 1-7 3-9 5s-3 5-5 9l-84 193h-20l-89-193c-2-4-3-7-6-9-2-2-4-4-7-5s-8-3-13-4v-21h123zM2885 61c0-6 2-13 5-18 3-6 8-11 14-14 6-4 12-6 20-6 6 0 13 2 19 6 6 3 10 8 14 14 3 5 5 12 5 19s-2 13-5 19c-4 6-8 11-14 14s-13 5-20 5-13-2-19-5-11-8-14-14-5-12-5-20zM2935 184l-67-27v-17l67-27h21zM2956 307c0 5 0 8 2 11 2 2 4 4 8 5 4 2 10 3 17 4v22h-115v-22c7-1 12-2 16-4 4-1 7-3 8-5 2-3 3-6 3-11v-158l61-36zM3205 106l-66-32v-17l66-32h21zM3226 290c0 5 1 9 3 12 1 3 4 5 8 7 4 1 9 2 16 3v22l-67 19h-20v-291l60-37zM3187 176c-9-13-18-22-26-27s-18-8-29-8c-13 0-25 4-35 12-9 7-17 18-22 31-6 15-8 31-8 49 0 17 2 32 7 44 4 13 11 22 20 29 9 6 19 9 32 9 8 0 15-1 23-5 8-3 16-8 22-14 7-6 13-14 18-23l5 15c-7 15-16 27-26 37-9 9-20 17-32 22-11 5-24 7-36 7-19 0-35-5-50-14-14-9-25-22-34-39-8-16-12-35-12-54 0-26 5-49 15-70 10-20 25-36 43-47 19-11 40-17 65-17 14 0 28 3 41 9 13 5 25 12 35 21zM3482 290c-10 21-23 37-40 48-16 11-35 16-56 16-22 0-42-5-59-14-17-10-31-23-40-41-9-17-14-36-14-59s5-44 15-64 24-35 42-46 37-17 58-17c18 0 34 4 48 12s24 19 32 33c7 15 11 31 11 51v15h-161v-23l112-2-7 10c0-15-2-29-5-40-3-10-7-18-14-23-6-6-13-8-21-8-10 0-20 3-28 10-7 7-13 17-18 29-4 13-6 28-6 45 0 18 2 33 8 45 6 13 14 23 25 29 11 7 24 10 39 10 13 0 24-2 35-7s21-12 31-22zM3594 113l-20 71-68-27v-17l68-27zM3506 327c7-1 13-2 16-3 4-2 7-4 9-6 1-3 2-6 2-11v-158l61-36v194c0 5 1 8 2 11 2 2 5 4 8 6 4 1 10 2 17 3v22h-115zM3651 327c7-1 12-2 16-3 4-2 6-4 8-6 2-3 3-6 3-11v-113c0-14-3-23-10-29-6-6-14-9-27-9-7 0-14 1-22 4-7 3-15 7-22 12s-14 11-19 17v-18c7-11 16-21 26-30 11-8 22-15 34-20 11-5 22-8 33-8 22 0 38 6 50 18 11 12 17 29 17 51v125c0 5 1 8 3 11 1 2 4 4 8 6 4 1 9 2 16 3v22h-114zM3988 290c-9 21-21 36-37 47-16 12-35 17-57 17-21 0-40-5-57-14-16-10-29-24-39-41-9-17-13-37-13-59 0-24 5-45 14-66 11-19 25-33 42-44 18-11 38-17 60-17 16 0 30 3 42 8 13 5 23 12 30 21s11 19 11 30c0 6-1 11-4 16s-7 9-11 11h-39v-13c0-16-3-28-9-36-7-8-15-12-27-12-11 0-20 3-27 9-8 7-14 16-18 29-5 12-7 27-7 43 0 17 3 33 9 46s14 23 25 30 23 11 38 11c11 0 22-3 32-8 9-4 19-11 28-21zM4218 290c-10 21-23 37-40 48-16 11-35 16-56 16-22 0-42-5-59-14-17-10-31-23-40-41-9-17-14-36-14-59s5-44 15-64 24-35 42-46 37-17 58-17c18 0 34 4 48 12s24 19 32 33c7 15 11 31 11 51v15h-161v-23l112-2-7 10c0-15-2-29-5-40-3-10-7-18-14-23-6-6-13-8-21-8-10 0-20 3-28 10-7 7-13 17-18 29-4 13-6 28-6 45 0 18 2 33 8 45 6 13 14 23 25 29 11 7 24 10 39 10 13 0 24-2 35-7s21-12 31-22zM4341 208c0-30 4-57 14-83 9-26 21-49 35-70 15-20 31-38 49-55h27c-24 33-41 67-54 102-12 35-18 70-18 106 0 35 6 70 18 105 13 35 30 69 54 102h-27c-18-17-34-35-49-55-14-21-26-44-35-70-10-26-14-53-14-82zM4638 178c23 0 39-5 50-14s17-23 17-42c0-18-6-31-17-40-11-8-27-13-49-13h-74v-26h94c36 0 63 6 82 18 19 13 29 32 29 57 0 14-4 26-12 37-7 11-18 19-31 26-14 7-29 12-45 13h-117v-16zM4652 322c23 0 41-4 52-14 11-9 17-24 17-44 0-19-7-33-19-43-13-11-31-16-54-16h-83v-17h118c20 1 39 5 55 11s28 15 37 26c8 11 13 24 13 39 0 17-5 31-15 44-9 13-23 23-40 30-18 7-38 11-60 11h-108v-27zM4493 326c10 0 18-1 23-3 6-3 9-6 12-10 2-5 3-11 3-18v-198c0-8-1-14-3-18-3-5-6-8-12-10-5-2-13-3-23-4v-22h105v245c0 9 1 16 3 20 3 5 7 9 14 11 6 2 14 3 25 3h6v27h-153zM4805 326c9 0 17-1 22-3 6-3 10-6 12-10 2-5 3-11 3-18v-198c0-8-1-14-3-18-2-5-6-8-12-10-5-3-13-4-22-4v-22h142v22c-10 1-18 2-23 4s-9 5-12 10c-2 4-3 10-3 18v198c0 7 1 13 3 18 3 4 7 7 12 10 5 2 13 3 23 3v23h-142zM5218 136c-4-16-10-30-17-40-8-11-17-20-29-25-11-6-25-8-40-8-21 0-39 5-54 16-15 10-26 25-34 44-8 20-12 43-12 70s4 51 12 72c9 20 21 36 37 47 15 11 33 16 53 16 15 0 28-3 40-8 13-6 24-14 34-25l32 27c-14 10-30 18-50 24-20 5-40 8-61 8-32 0-61-6-86-19s-45-31-59-54-21-50-21-80c0-32 7-59 21-84s34-45 59-59 54-21 85-21c22 0 42 3 62 8s37 11 50 20v71zM5272 222c-8 1-15 2-19 5-5 2-8 5-10 9-2 3-3 9-3 16v70h-57v-70c0-8-2-13-5-17s-8-7-15-9c-6-2-16-3-29-4v-22h138zM5272 397c13-2 25-6 35-13 11-6 19-14 25-24 6-11 9-22 9-34h6c0 8-2 14-7 19-5 4-12 7-20 7-7 0-13-2-20-5-6-4-10-9-14-14-3-7-5-13-5-20s2-14 5-20c4-6 8-11 14-14 7-4 13-5 20-5 9 0 16 2 23 7 7 4 12 10 16 18 3 8 5 17 5 27 0 17-4 32-12 46-8 13-19 24-33 33s-30 14-47 16zM5467 327c7-1 12-2 16-3 4-2 7-4 8-6 2-3 3-6 3-11v-198c0-17 4-31 11-44 8-13 18-22 32-29 13-8 29-11 46-11 13 0 25 2 36 6 10 3 19 9 25 16 5 7 8 14 8 23 0 4-1 9-3 13s-5 7-8 9h-42v-26c0-8-2-14-5-19-3-4-7-7-12-7-9 0-16 5-21 13-4 9-7 21-7 36v217c0 4 1 8 4 11 2 3 5 5 10 7 5 1 11 2 19 3v22h-120zM5464 131c9-3 17-6 24-9 7-4 14-8 20-13 7-5 13-11 20-19h20v67h-84zM5608 157h-76v-38h76zM5695 184l-67-27v-17l67-27h21zM5716 275c0 12 3 22 9 28s15 9 27 9c7 0 15-2 22-5 8-3 15-7 23-11 7-6 13-11 19-18v18c-8 12-17 22-27 30-11 9-22 16-33 21-12 5-23 7-33 7-22 0-39-6-51-18-12-11-17-28-17-50v-135l61-38zM5840 184l-68-27v-17l68-27h20zM5860 290c0 5 1 9 2 12 2 3 5 5 9 7 4 1 9 2 16 3v22l-67 19h-21v-202l61-38zM5974 106l-67-32v-17l67-32h20zM5994 307c0 5 1 8 2 11 2 2 5 4 9 6 4 1 9 2 16 3v22h-114v-22c6-1 12-2 16-3 4-2 6-4 8-6 2-3 3-6 3-11v-247l60-35zM6110 106l-68-32v-17l68-32h20zM6130 307c0 5 1 8 2 11 2 2 5 4 8 6 4 1 10 2 17 3v22h-115v-22c7-1 13-2 16-3 4-2 7-4 9-6 1-3 2-6 2-11v-247l61-35zM6324 184l-67-27v-17l67-27h20zM6344 306c0 4 1 8 3 11s6 5 10 7c5 1 11 2 19 3v22h-119v-22c7-1 12-2 16-3 4-2 6-4 8-6 2-3 3-6 3-11v-158l60-36zM6337 194c8-18 16-32 23-43 8-12 15-21 22-27 8-7 15-11 22-11 4 0 7 1 9 2 3 1 6 3 7 4v55h-12c-11 0-21 2-29 4s-15 6-22 12-13 13-20 22zM6646 290c-10 21-24 37-40 48s-35 16-57 16-42-5-59-14c-17-10-30-23-39-41-10-17-14-36-14-59s5-44 15-64 24-35 42-46c17-11 37-17 58-17 18 0 34 4 47 12 14 8 25 19 32 33 8 15 12 31 12 51v15h-162v-23l112-2-6 10c0-15-2-29-5-40-3-10-8-18-14-23-6-6-13-8-22-8-10 0-19 3-27 10s-14 17-18 29c-5 13-7 28-7 45 0 18 3 33 9 45 6 13 14 23 25 29 11 7 24 10 39 10 12 0 24-2 35-7s21-12 30-22zM6737 184l-67-27v-17l67-27h21zM6758 306c0 4 0 8 2 11 3 3 6 5 10 7 5 1 11 2 19 3v22h-119v-22c7-1 12-2 16-3 4-2 7-4 8-6 2-3 3-6 3-11v-158l61-36zM6750 194c9-18 17-32 24-43 7-12 14-21 22-27 7-7 14-11 22-11 3 0 6 1 8 2 3 1 6 3 8 4v55h-12c-12 0-22 2-30 4s-15 6-22 12c-6 6-13 13-20 22zM6916 184l-67-27v-17l67-27h21zM6937 275c0 12 3 22 9 28s15 9 27 9c7 0 15-2 23-5 7-3 15-7 22-11 7-6 13-11 19-18v18c-8 12-17 22-27 30-10 9-21 16-33 21s-23 7-33 7c-22 0-39-6-51-18-11-11-17-28-17-50v-135l61-38zM7061 184l-68-27v-17l68-27h20zM7081 290c0 5 1 9 2 12 2 3 5 5 9 7 4 1 9 2 16 3v22l-67 19h-21v-202l61-38zM7215 113l-20 71-67-27v-17l67-27zM7128 327c7-1 12-2 16-3 4-2 6-4 8-6 2-3 3-6 3-11v-158l60-36v194c0 5 1 8 3 11 1 2 4 4 8 6 4 1 9 2 16 3v22h-114zM7272 327c7-1 12-2 16-3 4-2 7-4 8-6 2-3 3-6 3-11v-113c0-14-3-23-9-29s-15-9-27-9c-7 0-15 1-22 4-8 3-16 7-23 12s-13 11-19 17v-18c8-11 16-21 27-30 10-8 21-15 33-20 11-5 22-8 33-8 22 0 39 6 50 18 12 12 18 29 18 51v125c0 5 0 8 2 11 2 2 5 4 8 6 4 1 10 2 17 3v22h-115zM7540 208c0 29-5 56-14 82s-21 49-36 70c-14 20-31 38-48 55h-28c24-33 42-67 54-102s18-70 18-105c0-36-6-71-18-106s-30-69-54-102h28c17 17 34 35 48 55 15 21 27 44 36 70s14 53 14 83zM7588 169c0-6 2-13 5-19s8-11 14-14c6-4 13-6 20-6s13 2 19 6c7 4 11 8 15 14 3 6 5 13 5 20s-2 14-5 19c-4 7-8 12-15 16-6 3-12 5-19 5s-14-2-20-5c-6-4-11-9-14-16-3-6-5-13-5-20zM7588 313c0-7 2-14 5-20s8-11 14-14c6-4 13-5 20-5s13 1 19 5c7 3 11 8 15 14 3 6 5 13 5 20s-2 13-5 20c-4 5-8 10-15 14-6 3-12 5-19 5s-14-2-20-5c-6-4-11-9-14-14-3-7-5-13-5-20z">
          <text:p/>
        </draw:path>
        <draw:frame draw:style-name="gr2" draw:text-style-name="P3" draw:layer="layout" svg:width="12.583cm" svg:height="0.577cm" svg:x="0.988cm" svg:y="27.454cm">
          <draw:text-box>
            <text:p text:style-name="P2"><text:span text:style-name="T1">positive </text:span><text:span text:style-name="T1">improve</text:span><text:span text:style-name="T1">ments </text:span><text:span text:style-name="T1">but with </text:span><text:span text:style-name="T1">high </text:span><text:span text:style-name="T1">variabilit</text:span><text:span text:style-name="T1">y </text:span><text:span text:style-name="T1">between </text:span><text:span text:style-name="T1">cycles.</text:span></text:p>
          </draw:text-box>
        </draw:frame>
      </draw:page>
      <draw:page draw:name="page6" draw:style-name="dp1" draw:master-page-name="master-page20">
        <draw:polygon draw:style-name="gr1" draw:text-style-name="P1" draw:layer="layout" svg:width="18.627cm" svg:height="0.017cm" svg:x="1.199cm" svg:y="1.053cm" svg:viewBox="0 0 18628 18" draw:points="0,0 18628,0 18628,18 0,18">
          <text:p/>
        </draw:polygon>
        <draw:polygon draw:style-name="gr1" draw:text-style-name="P1" draw:layer="layout" svg:width="18.627cm" svg:height="0.018cm" svg:x="1.199cm" svg:y="2.123cm" svg:viewBox="0 0 18628 19" draw:points="0,0 18628,0 18628,19 0,19">
          <text:p/>
        </draw:polygon>
        <draw:polygon draw:style-name="gr1" draw:text-style-name="P1" draw:layer="layout" svg:width="18.627cm" svg:height="0.018cm" svg:x="1.199cm" svg:y="3.194cm" svg:viewBox="0 0 18628 19" draw:points="0,0 18628,0 18628,19 0,19">
          <text:p/>
        </draw:polygon>
        <draw:polygon draw:style-name="gr1" draw:text-style-name="P1" draw:layer="layout" svg:width="18.627cm" svg:height="0.017cm" svg:x="1.199cm" svg:y="4.265cm" svg:viewBox="0 0 18628 18" draw:points="0,0 18628,0 18628,18 0,18">
          <text:p/>
        </draw:polygon>
        <draw:polygon draw:style-name="gr1" draw:text-style-name="P1" draw:layer="layout" svg:width="18.627cm" svg:height="0.018cm" svg:x="1.199cm" svg:y="5.335cm" svg:viewBox="0 0 18628 19" draw:points="0,0 18628,0 18628,19 0,19">
          <text:p/>
        </draw:polygon>
        <draw:path draw:style-name="gr1" draw:text-style-name="P1" draw:layer="layout" svg:width="1.024cm" svg:height="0.288cm" svg:x="1.235cm" svg:y="0.384cm" svg:viewBox="0 0 1025 289" svg:d="M127 135c20 0 34-4 43-11 10-8 14-21 14-37s-4-27-14-35c-10-9-24-12-43-12h-64v-24h82c31 0 55 6 72 17s25 28 25 50c0 12-4 23-10 33-7 9-16 17-28 23-12 5-25 8-39 10h-102v-14zM139 261c20 0 35-4 45-12 10-9 15-22 15-39 0-16-6-29-17-38s-26-13-46-13h-73v-14h103c18 0 34 3 48 9 14 5 24 12 32 22s12 21 12 34c0 14-5 28-13 39s-20 20-36 26c-15 6-32 9-52 9h-94v-23zM0 265c9 0 15-2 20-3 4-2 8-5 10-9s3-10 3-16v-172c0-7-1-12-3-16-2-5-6-8-10-9-5-3-11-4-20-4v-20h91v216c0 7 1 12 4 17 2 4 6 7 11 9 6 2 13 3 22 3h6v23h-134zM333 73l-60-30v-14l60-29h19zM352 248c0 4 0 7 2 9 1 2 4 4 7 6 3 1 8 2 14 2v19h-102v-19c7 0 11-1 15-2 3-2 5-4 7-6 1-2 2-5 2-9v-216l55-32zM489 289c-19 0-35-4-50-13-14-8-25-20-34-35-8-16-12-33-12-52 0-20 4-38 13-55s21-30 36-40 32-15 50-15c19 0 35 5 49 13 15 9 26 21 34 36 9 15 13 32 13 51 0 21-4 39-13 56s-21 30-36 40c-15 9-32 14-50 14zM493 269c9 0 16-3 22-9s10-15 13-26c3-12 5-26 5-44s-2-34-6-48c-4-13-9-23-16-31-6-8-14-12-23-12-8 0-16 4-22 9-6 6-10 15-14 27-3 11-4 26-4 43 0 18 2 34 6 48 3 13 8 24 15 32 7 7 15 11 24 11zM791 233c-7 18-18 32-32 42-14 9-31 14-50 14s-35-4-50-13c-14-8-25-20-34-35-8-15-12-33-12-52 0-21 4-39 13-56s21-30 37-40c15-9 33-14 52-14 14 0 26 3 37 7 12 5 20 11 26 19 7 8 10 16 10 26 0 5-2 9-4 13s-6 7-10 9h-34v-10c0-14-2-24-8-31-5-8-13-11-23-11-9 0-17 3-24 8-7 6-12 14-16 25-3 10-5 23-5 37 0 15 2 29 7 40 6 11 13 20 22 26s21 9 33 9c10 0 19-2 28-6 8-4 17-10 26-19zM864 73l-59-30v-14l59-29h18zM882 248c0 4 1 7 3 9 1 2 4 4 7 6 3 1 8 2 14 2v19h-101v-19c6 0 11-1 15-2 3-2 5-4 7-6 1-2 2-5 2-9v-216l53-32zM1019 103c-8 1-14 3-19 5-5 3-10 6-15 10l-66 59h-32l54-52c4-3 7-6 7-9 0-4-1-7-5-9-3-2-9-3-16-4v-19h92zM887 177l44-22 94 110v19h-55z">
          <text:p/>
        </draw:path>
        <draw:path draw:style-name="gr1" draw:text-style-name="P1" draw:layer="layout" svg:width="1.416cm" svg:height="0.288cm" svg:x="4.007cm" svg:y="0.384cm" svg:viewBox="0 0 1417 289" svg:d="M32 56c-3-7-6-12-11-15-4-3-11-4-21-5v-20h125v20c-9 0-16 1-21 4-5 2-8 5-9 11-1 5-1 12 1 20l41 166-6 50h-33zM206 70l-75 217h-33l21-50 75-218h33zM187 70l7-51h33l69 218-7 50h-32zM324 71c3-8 4-15 3-20-2-6-5-9-9-11-5-3-12-4-22-4v-20h97v20c-10 1-17 2-22 5-4 3-8 8-10 15l-72 231h-32l21-50zM471 289c-18 0-35-4-49-13-15-8-26-20-35-35-8-16-12-33-12-52 0-20 5-38 13-55 9-17 21-30 36-40 16-10 32-15 50-15 19 0 35 5 50 13 14 9 26 21 34 36s12 32 12 51c0 21-4 39-13 56s-21 30-36 40c-15 9-32 14-50 14zM476 269c8 0 15-3 21-9s10-15 13-26c4-12 5-26 5-44s-2-34-6-48c-4-13-9-23-15-31-7-8-15-12-23-12-9 0-17 4-22 9-6 6-11 15-14 27-3 11-5 26-5 43 0 18 2 34 6 48 3 13 9 24 15 32 7 7 15 11 25 11zM667 79l-19 62-58-23v-15l58-24zM590 265c6 0 11-1 14-2 3-2 5-4 7-6 1-2 2-5 2-9v-137l54-32v169c0 4 0 7 2 9 1 2 4 4 7 6 3 1 8 2 14 2v19h-100zM716 265c6 0 11-1 14-2 4-2 6-4 7-6 2-2 2-5 2-9v-99c0-11-2-19-7-25-6-5-14-7-25-7-5 0-12 1-19 3-6 3-13 6-19 10-6 5-12 10-17 16v-16c7-10 15-19 23-26 10-8 19-14 29-18 10-5 20-7 30-7 19 0 34 5 43 16 10 10 15 25 15 44v109c0 4 1 7 3 9 1 2 3 4 7 6 3 1 8 2 14 2v19h-100zM1011 73l-59-30v-14l59-29h18zM1029 233c0 5 1 8 2 10 2 3 4 5 8 6 3 1 7 3 13 4v18l-58 17h-18v-255l53-33zM994 134c-7-11-15-18-22-23-8-5-16-7-27-7s-21 3-30 10c-8 6-15 15-20 27-4 12-6 26-6 42 0 15 2 28 6 39s10 19 17 25c8 5 17 8 28 8 7 0 15-1 21-4 7-3 14-8 20-13 6-6 11-12 15-20l5 14c-7 12-14 23-23 31-8 9-17 15-28 20-11 4-22 6-33 6-16 0-30-4-43-12s-23-20-30-34c-7-15-11-30-11-48 0-22 4-43 13-60 9-18 22-31 38-41s35-15 56-15c14 0 26 3 38 7 12 5 22 12 30 20zM1253 233c-9 19-20 33-35 42-14 9-31 14-50 14s-36-4-51-13c-15-8-27-20-35-35s-12-32-12-51c0-21 4-39 13-56s21-30 37-40c15-10 32-15 51-15 15 0 29 4 41 11 12 6 22 16 28 28 7 13 11 27 11 44v13h-142v-20l98-2-6 9c0-13-1-25-4-34s-7-16-12-20c-5-5-11-7-19-7-9 0-17 3-24 9s-12 14-16 25-5 24-5 39 2 28 7 39 12 20 22 25c9 6 21 9 34 9 11 0 21-2 30-6 10-4 19-11 27-20zM1333 141l-59-23v-15l59-24h18zM1351 247c0 4 1 7 2 10 2 2 5 4 9 5 4 2 9 3 16 3v19h-104v-19c6 0 11-1 14-2 4-2 6-4 8-6 1-2 2-5 2-9v-137l53-32zM1344 149c8-15 15-27 21-37s12-18 19-24c6-6 13-9 19-9 3 0 6 1 8 2 3 1 5 2 6 4v48h-10c-10 0-19 1-26 3s-14 6-19 10c-6 5-12 11-18 19z">
          <text:p/>
        </draw:path>
        <draw:path draw:style-name="gr1" draw:text-style-name="P1" draw:layer="layout" svg:width="0.979cm" svg:height="0.277cm" svg:x="7.869cm" svg:y="0.395cm" svg:viewBox="0 0 980 278" svg:d="M22 184c4 24 12 42 24 54 11 12 27 18 47 18 11 0 20-2 28-5 9-4 15-9 19-16 5-6 7-14 7-24 0-8-2-15-6-21-4-5-9-10-16-14-7-3-16-7-27-10-4-1-8-3-12-4-18-4-33-10-45-16-12-7-22-15-29-26-7-10-10-23-10-38 0-16 4-30 12-42s19-23 33-29c15-7 32-11 50-11 17 0 33 2 47 6 14 5 27 10 38 19v63h-22c-3-15-8-27-13-36-6-9-13-16-21-21-8-4-17-7-28-7-10 0-18 2-25 5s-13 8-17 14-6 12-6 20c0 10 2 17 7 23 5 5 11 10 18 12 7 3 15 6 26 9 2 1 5 2 8 2 19 6 35 12 48 19 13 6 23 15 30 26 8 11 11 24 11 40s-4 31-13 43c-10 13-22 23-39 31-16 7-35 10-56 10-17 0-34-2-50-7s-29-11-40-20v-67zM406 222c-7 18-18 32-32 42-14 9-31 14-50 14-18 0-35-4-49-13-15-8-26-20-34-35-9-15-13-33-13-52 0-21 5-39 14-56 8-17 21-30 36-40 16-9 33-14 52-14 14 0 27 3 38 7 11 5 19 11 26 19 6 8 9 16 9 26 0 5-1 9-4 13-2 4-5 7-10 9h-33v-10c0-14-3-24-9-31-5-8-12-11-23-11-9 0-17 3-24 8-7 6-12 14-15 25-4 10-6 23-6 37 0 15 3 29 8 40s12 20 21 26c10 6 21 9 33 9 10 0 19-2 28-6s17-10 26-19zM522 278c-19 0-35-4-50-13-14-8-27-20-35-35-8-16-12-33-12-52 0-20 4-38 13-55s22-30 37-40 32-15 50-15 35 5 49 13c15 9 26 21 34 36 9 15 13 32 13 51 0 21-5 39-13 56-9 17-21 30-36 40-15 9-32 14-50 14zM526 258c8 0 16-3 21-9 6-6 11-15 14-26 3-12 5-26 5-44s-2-34-6-48c-4-13-9-23-16-31-6-8-14-12-23-12s-16 4-22 9c-6 6-11 15-14 27-3 11-4 26-4 43 0 18 2 34 5 48 4 13 9 24 16 32 7 7 15 11 24 11zM699 130l-59-23v-15l59-24h18zM717 236c0 4 1 7 2 10 2 2 5 4 9 5 4 2 9 3 16 3v19h-104v-19c6 0 11-1 14-2 4-2 6-4 7-6 2-2 3-5 3-9v-137l53-32zM710 138c8-15 15-27 21-37s12-18 19-24c6-6 13-9 19-9 3 0 6 1 8 2 3 1 5 2 6 4v48h-10c-10 0-19 1-26 3s-14 6-19 10c-6 5-12 11-18 19zM980 222c-8 19-20 33-34 42s-31 14-50 14c-20 0-37-4-52-13-14-8-26-20-34-35-9-15-13-32-13-51 0-21 5-39 14-56 8-17 21-30 36-40s33-15 51-15c16 0 30 4 42 11 12 6 21 16 28 28 7 13 10 27 10 44v13h-141v-20l97-2-5 9c0-13-2-25-5-34-2-9-6-16-11-20-6-5-12-7-19-7-9 0-17 3-24 9s-13 14-16 25c-4 11-6 24-6 39s2 28 7 39 13 20 22 25c10 6 21 9 35 9 10 0 20-2 30-6 9-4 18-11 27-20z">
          <text:p/>
        </draw:path>
        <draw:frame draw:style-name="gr3" draw:text-style-name="P4" draw:layer="layout" svg:width="0.369cm" svg:height="0.42cm" svg:x="7.506cm" svg:y="0.328cm">
          <draw:text-box>
            <text:p text:style-name="P2"><text:span text:style-name="T6">Δ</text:span></text:p>
          </draw:text-box>
        </draw:frame>
        <draw:path draw:style-name="gr1" draw:text-style-name="P1" draw:layer="layout" svg:width="1.407cm" svg:height="0.377cm" svg:x="11.153cm" svg:y="0.384cm" svg:viewBox="0 0 1408 378" svg:d="M62 237c0 6 1 12 3 16s6 7 11 9c4 1 11 3 19 3v19h-95v-19c9 0 16-2 20-3 5-2 8-5 10-9s3-10 3-16v-173c0-7-1-13-3-16-2-4-5-7-10-8-4-3-11-4-20-4v-20h66l-4 39zM243 286l-194-205 17-65 194 206zM297 36c-8 0-15 1-20 4-4 1-8 4-10 8s-2 9-2 16v222h-22l-8-38v-184c0-7-1-13-3-16-2-4-6-7-10-8-5-3-11-4-20-4v-20h95zM400 289c-19 0-35-4-50-13-14-8-26-20-34-35-8-16-12-33-12-52 0-21 4-39 13-56s21-30 36-40 32-15 50-15 35 5 49 13c15 9 26 21 34 36 9 15 13 32 13 51 0 22-4 40-13 57s-21 30-36 40c-15 9-32 14-50 14zM404 269c8 0 16-3 22-9 5-6 10-15 13-26 3-12 5-26 5-44 0-19-2-35-6-49-4-13-9-23-16-31-6-8-14-12-23-12s-16 4-22 9c-6 6-10 15-14 27-3 11-4 26-4 43 0 19 2 35 5 49 4 13 9 24 16 32 7 7 15 11 24 11zM615 102c-8 1-14 2-18 4s-6 4-6 7c-1 4 0 8 3 14l40 103h-8l41-103c2-6 3-10 3-14 0-3-3-5-7-7-3-2-9-3-17-4v-19h75v19c-5 1-9 2-11 3-3 1-5 3-7 5-2 1-3 4-4 7l-74 170h-18l-78-169c-1-4-3-7-5-8-1-2-3-4-6-5s-7-2-11-3v-19h108zM914 233c-9 19-21 33-35 42s-31 14-50 14-37-4-52-13c-15-8-27-20-35-35s-12-32-12-51c0-22 4-40 13-57s21-30 36-40c16-10 34-15 53-15 15 0 29 4 41 11 12 6 22 16 28 28 7 13 11 27 11 44v13h-143v-20l99-2-6 9c0-13-1-25-4-34s-7-16-12-20c-5-5-11-7-19-7-9 0-17 3-24 9-8 6-13 14-17 25s-5 24-5 39c0 16 2 29 7 40s13 20 23 25c9 6 21 9 34 9 11 0 21-2 30-6 10-4 19-11 27-20zM994 72l-59-29v-14l59-29h18zM1012 248c0 4 1 7 2 9 2 2 4 4 7 6 4 1 8 2 14 2v19h-100v-19c6 0 11-1 14-2 3-2 6-4 7-6 2-2 3-5 3-9v-216l53-32zM1046 94c10-3 19-7 25-11 7-5 13-10 17-16 5-6 10-14 14-24h24v74h-80zM1126 231c0 7 2 12 5 17 4 4 9 7 16 10 8 2 18 3 30 4v19c-8 2-15 4-23 6-8 1-15 2-22 2-19 0-33-5-44-14-10-10-15-24-15-42v-133h53zM1173 117h-67v-34h67zM1300 102c-9 1-15 2-19 4s-6 5-6 8 1 8 3 14l44 108h-11l42-108c3-6 4-10 4-13-1-4-3-7-7-9-3-2-9-3-17-4v-19h75v19c-7 1-12 3-15 5s-6 6-8 11l-71 169h-23l-77-169c-2-5-4-8-7-11-3-2-8-4-15-5v-19h108zM1219 327c13 0 24-1 33-5 9-3 16-8 22-15 7-6 13-16 18-28l22 8c-8 20-16 37-24 50-7 13-16 23-26 30-9 7-20 11-32 11-6 0-12-1-18-3-6-3-10-5-12-8v-40z">
          <text:p/>
        </draw:path>
        <draw:frame draw:style-name="gr3" draw:text-style-name="P4" draw:layer="layout" svg:width="0.369cm" svg:height="0.42cm" svg:x="10.87cm" svg:y="0.328cm">
          <draw:text-box>
            <text:p text:style-name="P2"><text:span text:style-name="T6">Δ</text:span></text:p>
          </draw:text-box>
        </draw:frame>
        <draw:path draw:style-name="gr1" draw:text-style-name="P1" draw:layer="layout" svg:width="1.921cm" svg:height="0.288cm" svg:x="15.16cm" svg:y="0.384cm" svg:viewBox="0 0 1922 289" svg:d="M223 99c-3-14-8-26-15-36-6-9-14-17-24-22-10-4-22-7-36-7-18 0-34 5-47 15-13 9-23 22-30 39s-10 37-10 60c0 24 3 45 11 63 7 17 18 31 31 41 14 10 29 15 47 15 12 0 23-3 32-8 9-4 18-12 25-22 8-10 16-24 24-42h20l-12 69c-11 7-25 14-42 19-17 4-34 6-51 6-29 0-54-5-76-16-22-12-39-28-52-48-12-20-18-43-18-69 0-27 6-52 19-74 12-22 30-40 52-52s47-19 74-19c18 0 36 3 54 7 17 4 32 10 44 18v63zM371 289c-18 0-35-4-50-13-14-8-25-20-34-35-8-16-12-33-12-52 0-20 5-38 13-55 9-17 21-30 36-40 16-10 32-15 50-15 19 0 35 5 49 13 15 9 26 21 35 36 8 15 12 32 12 51 0 21-4 39-13 56s-21 30-36 40c-15 9-32 14-50 14zM376 269c8 0 15-3 21-9s10-15 13-26c4-12 5-26 5-44s-2-34-6-48c-4-13-9-23-15-31-7-8-15-12-23-12-9 0-17 4-23 9-5 6-10 15-13 27-3 11-5 26-5 43 0 18 2 34 6 48 3 13 9 24 15 32 7 7 15 11 25 11zM547 73l-59-30v-14l59-29h18zM565 248c0 4 1 7 2 9s4 4 7 6c4 1 8 2 14 2v19h-100v-19c6 0 11-1 14-2 3-2 6-4 7-6 2-2 2-5 2-9v-216l54-32zM551 130c6-10 14-19 23-26 9-8 18-14 28-18 11-5 20-7 30-7 19 0 34 5 44 16 10 10 15 25 15 44v109c0 4 0 7 2 9 1 2 4 4 7 6 3 1 8 2 14 2v19h-100v-19c6 0 11-1 14-2 4-2 6-4 7-6 2-2 3-5 3-9v-99c0-11-3-19-8-25-5-5-13-7-24-7-6 0-13 1-20 3-6 3-13 6-19 10-6 5-12 10-16 16zM915 233c-9 19-21 33-35 42s-31 14-50 14-36-4-51-13c-15-8-27-20-35-35s-12-32-12-51c0-21 4-39 13-56s21-30 36-40c16-10 33-15 52-15 15 0 29 4 41 11 12 6 21 16 28 28 7 13 11 27 11 44v13h-142v-20l97-2-5 9c0-13-2-25-4-34-3-9-7-16-12-20-5-5-11-7-19-7-9 0-17 3-24 9s-12 14-16 25-6 24-6 39 3 28 8 39 12 20 22 25c9 6 21 9 34 9 10 0 21-2 30-6 10-4 19-11 27-20zM995 141l-59-23v-15l59-24h18zM1013 247c0 4 1 7 2 10 2 2 5 4 8 5 4 2 10 3 17 3v19h-104v-19c6 0 11-1 14-2 3-2 6-4 7-6 2-2 3-5 3-9v-137l53-32zM1006 149c8-15 14-27 21-37 6-10 12-18 19-24 6-6 12-9 19-9 3 0 5 1 8 2s5 2 6 4v48h-10c-10 0-19 1-26 3s-14 6-20 10c-5 5-11 11-17 19zM1277 233c-8 19-20 33-34 42s-31 14-51 14c-19 0-37-4-52-13-15-8-26-20-35-35-8-15-12-32-12-51 0-21 5-39 14-56 8-17 20-30 36-40 15-10 33-15 52-15 16 0 30 4 42 11 12 6 21 16 28 28 7 13 10 27 10 44v13h-143v-20l99-2-5 9c0-13-2-25-5-34s-6-16-11-20c-6-5-12-7-19-7-9 0-18 3-24 9-8 6-14 14-17 25-4 11-6 24-6 39s2 28 7 39 14 20 23 25c10 6 21 9 34 9 11 0 21-2 31-6 9-4 18-11 27-20zM1376 79l-19 62-59-23v-15l59-24zM1298 265c7 0 11-1 15-2 3-2 5-4 7-6 1-2 2-5 2-9v-137l54-32v169c0 4 0 7 2 9 1 2 4 4 7 6 3 1 8 2 14 2v19h-101zM1425 265c6 0 11-1 14-2 4-2 6-4 7-6 2-2 2-5 2-9v-99c0-11-2-19-7-25-6-5-14-7-25-7-6 0-12 1-19 3-7 3-13 6-19 10-7 5-12 10-17 16v-16c7-10 15-19 23-26 10-8 19-14 29-18 10-5 20-7 30-7 19 0 33 5 43 16 10 10 15 25 15 44v109c0 4 1 7 2 9 2 2 4 4 8 6 3 1 8 2 14 2v19h-100zM1720 233c-8 18-18 32-33 42-14 9-30 14-49 14s-36-4-50-13c-14-8-26-20-34-35s-12-33-12-52c0-21 4-39 13-56s21-30 36-40c16-9 34-14 53-14 14 0 26 3 37 7 11 5 20 11 26 19s10 16 10 26c0 5-2 9-4 13-3 4-6 7-10 9h-34v-10c0-14-3-24-8-31-5-8-13-11-23-11s-18 3-25 8c-6 6-11 14-15 25-4 10-6 23-6 37 0 15 3 29 8 40s12 20 22 26c9 6 20 9 33 9 10 0 19-2 27-6 9-4 18-10 26-19zM1922 233c-9 19-21 33-35 42s-31 14-50 14-37-4-52-13c-14-8-26-20-34-35s-12-32-12-51c0-21 4-39 13-56s21-30 36-40c16-10 33-15 51-15 16 0 30 4 42 11 12 6 21 16 28 28 7 13 10 27 10 44v13h-141v-20l97-2-5 9c0-13-2-25-5-34-2-9-6-16-11-20-5-5-12-7-19-7-9 0-17 3-24 9s-13 14-16 25c-4 11-6 24-6 39s3 28 7 39c6 11 13 20 22 25 10 6 21 9 35 9 10 0 20-2 30-6 9-4 18-11 27-20z">
          <text:p/>
        </draw:path>
        <draw:frame draw:style-name="gr3" draw:text-style-name="P4" draw:layer="layout" svg:width="0.369cm" svg:height="0.42cm" svg:x="14.871cm" svg:y="0.328cm">
          <draw:text-box>
            <text:p text:style-name="P2"><text:span text:style-name="T6">Δ</text:span></text:p>
          </draw:text-box>
        </draw:frame>
        <draw:frame draw:style-name="gr3" draw:text-style-name="P4" draw:layer="layout" svg:width="0.369cm" svg:height="0.501cm" svg:x="1.226cm" svg:y="1.342cm">
          <draw:text-box>
            <text:p text:style-name="P2"><text:span text:style-name="T3">A</text:span></text:p>
          </draw:text-box>
        </draw:frame>
        <draw:path draw:style-name="gr1" draw:text-style-name="P1" draw:layer="layout" svg:width="1.175cm" svg:height="0.277cm" svg:x="7.531cm" svg:y="1.466cm" svg:viewBox="0 0 1176 278" svg:d="M109 46v186h-31v-186zM186 124v30h-186v-30zM337 278c-22 0-41-6-58-17-17-12-30-28-39-49s-14-45-14-72 5-51 14-72c10-22 23-39 39-50 17-12 36-18 58-18s41 6 57 18c17 11 30 28 40 50 9 20 13 44 13 71s-4 51-14 72c-9 21-22 37-39 49s-36 18-57 18zM345 252c9 0 17-3 24-9 6-7 11-16 14-29 4-12 6-28 6-47 0-27-3-51-8-72-6-22-13-39-22-51-10-13-20-19-32-19-9 0-17 4-23 10-6 7-11 16-14 30-4 12-5 28-5 46 0 28 2 52 7 74 6 21 13 38 22 50s20 17 31 17zM475 241c0-6 1-12 4-17 4-5 8-9 13-12 6-3 11-5 17-5s12 2 17 5c6 3 10 7 13 13 3 5 5 11 5 16 0 7-2 12-5 18-3 5-7 9-13 12-5 3-11 5-17 5s-11-2-17-5c-5-3-9-7-13-12-3-6-4-11-4-18zM574 252c13-1 23-2 30-4 6-2 11-5 13-8 2-4 3-9 3-17v-159l9 9h-59v-22c17-2 30-4 40-7 10-4 19-9 26-15 7-7 14-16 21-29h21v223c0 8 1 13 3 17 3 3 7 6 14 8 6 2 16 3 30 4v21h-151zM922 17c-24 8-45 19-62 34-16 15-29 32-38 52-8 20-12 42-12 66 0 17 2 31 6 44 5 13 11 23 19 29 8 7 17 11 28 11 10 0 18-2 24-7 7-4 13-11 16-20 4-8 6-18 6-30s-3-23-7-32c-5-9-11-17-20-22-8-5-17-8-28-8-9 0-18 2-27 6-8 5-15 11-22 19l-1-19c9-13 20-23 33-29 13-7 28-11 43-11s30 4 42 11c13 7 23 17 30 29s11 26 11 41c0 18-5 35-14 49-9 15-21 27-37 35-15 8-33 13-52 13-22 0-42-5-58-15-16-9-29-22-38-39-8-17-13-37-13-59 0-28 7-53 20-76s32-42 57-58c25-15 55-25 89-31zM994 208c8 14 19 24 31 31 12 6 26 10 40 10 12 0 21-2 29-6 9-4 15-10 20-17 4-8 6-17 6-27 0-13-3-23-10-32s-17-16-30-20c-14-5-30-7-48-7v-22c15 0 28-2 38-6 11-3 19-8 24-15 5-6 8-14 8-23 0-6-2-11-5-16s-7-10-12-12c-6-3-12-4-19-4-11 0-22 3-31 8-10 6-19 14-28 24l-14-10c9-22 21-37 36-48 16-11 35-16 56-16 14 0 26 3 37 8s19 11 25 20c7 9 10 19 10 31 0 11-4 21-10 30s-16 17-28 23-27 11-45 15l6-11c20 2 37 7 51 13 15 7 26 16 34 27 7 11 11 24 11 38 0 16-4 30-13 43-8 13-20 23-35 30-16 7-33 11-52 11-25 0-45-5-61-15s-28-24-36-44z">
          <text:p/>
        </draw:path>
        <draw:frame draw:style-name="gr3" draw:text-style-name="P4" draw:layer="layout" svg:width="0.73cm" svg:height="0.501cm" svg:x="4.002cm" svg:y="1.342cm">
          <draw:text-box>
            <text:p text:style-name="P2"><text:span text:style-name="T3">0.20</text:span></text:p>
          </draw:text-box>
        </draw:frame>
        <draw:frame draw:style-name="gr3" draw:text-style-name="P4" draw:layer="layout" svg:width="0.942cm" svg:height="0.501cm" svg:x="10.87cm" svg:y="1.342cm">
          <draw:text-box>
            <text:p text:style-name="P2"><text:span text:style-name="T3">+0.27</text:span></text:p>
          </draw:text-box>
        </draw:frame>
        <draw:frame draw:style-name="gr3" draw:text-style-name="P4" draw:layer="layout" svg:width="0.942cm" svg:height="0.501cm" svg:x="14.871cm" svg:y="1.342cm">
          <draw:text-box>
            <text:p text:style-name="P2"><text:span text:style-name="T3">+0.29</text:span></text:p>
          </draw:text-box>
        </draw:frame>
        <draw:frame draw:style-name="gr3" draw:text-style-name="P4" draw:layer="layout" svg:width="0.369cm" svg:height="0.501cm" svg:x="1.226cm" svg:y="2.413cm">
          <draw:text-box>
            <text:p text:style-name="P2"><text:span text:style-name="T3">B</text:span></text:p>
          </draw:text-box>
        </draw:frame>
        <draw:frame draw:style-name="gr3" draw:text-style-name="P4" draw:layer="layout" svg:width="0.73cm" svg:height="0.501cm" svg:x="4.002cm" svg:y="2.413cm">
          <draw:text-box>
            <text:p text:style-name="P2"><text:span text:style-name="T3">0.50</text:span></text:p>
          </draw:text-box>
        </draw:frame>
        <draw:frame draw:style-name="gr3" draw:text-style-name="P4" draw:layer="layout" svg:width="1.153cm" svg:height="0.501cm" svg:x="7.506cm" svg:y="2.413cm">
          <draw:text-box>
            <text:p text:style-name="P2"><text:span text:style-name="T3">+0.041</text:span></text:p>
          </draw:text-box>
        </draw:frame>
        <draw:frame draw:style-name="gr3" draw:text-style-name="P4" draw:layer="layout" svg:width="0.942cm" svg:height="0.501cm" svg:x="10.87cm" svg:y="2.413cm">
          <draw:text-box>
            <text:p text:style-name="P2"><text:span text:style-name="T3">+0.06</text:span></text:p>
          </draw:text-box>
        </draw:frame>
        <draw:frame draw:style-name="gr3" draw:text-style-name="P4" draw:layer="layout" svg:width="0.942cm" svg:height="0.501cm" svg:x="14.871cm" svg:y="2.413cm">
          <draw:text-box>
            <text:p text:style-name="P2"><text:span text:style-name="T3">+0.04</text:span></text:p>
          </draw:text-box>
        </draw:frame>
        <draw:frame draw:style-name="gr3" draw:text-style-name="P4" draw:layer="layout" svg:width="0.369cm" svg:height="0.501cm" svg:x="1.226cm" svg:y="3.484cm">
          <draw:text-box>
            <text:p text:style-name="P2"><text:span text:style-name="T3">C</text:span></text:p>
          </draw:text-box>
        </draw:frame>
        <draw:path draw:style-name="gr1" draw:text-style-name="P1" draw:layer="layout" svg:width="1.135cm" svg:height="0.277cm" svg:x="7.531cm" svg:y="3.607cm" svg:viewBox="0 0 1136 278" svg:d="M108 46v186h-30v-186zM185 125v30h-185v-30zM336 278c-22 0-41-5-58-17s-30-28-39-49-14-45-14-72 5-51 14-72c10-21 23-38 39-50 17-12 36-18 58-18s41 6 57 18c17 12 30 28 40 49 9 21 13 45 13 72s-4 51-14 73c-9 20-22 37-39 49-17 11-36 17-57 17zM344 253c9 0 17-3 24-10 6-6 11-16 14-28 4-13 6-29 6-47 0-27-3-52-8-74-6-21-13-38-22-50-10-12-20-18-32-18-9 0-17 3-23 10-6 6-11 16-14 28-4 13-5 28-5 47 0 28 2 53 7 74 6 21 13 38 22 50s20 18 31 18zM474 242c0-6 1-12 4-17 4-5 8-9 13-12 6-4 11-5 17-5s12 1 17 5c6 3 10 7 13 12 3 6 5 11 5 17s-2 12-5 17c-3 6-7 10-13 13-5 2-11 4-17 4s-11-2-17-4c-5-3-9-7-13-13-3-5-4-11-4-17zM573 252c13 0 23-2 30-4 6-1 11-4 13-8 2-3 3-9 3-16v-160l9 8h-59v-21c17-2 30-4 40-7s19-8 26-15c7-6 14-16 21-29h21v224c0 7 1 13 3 16 3 4 7 7 14 8 6 2 16 4 30 4v21h-151zM754 252c14 0 24-2 30-4 6-1 11-4 13-8 2-3 3-9 3-16v-160l9 8h-59v-21c17-2 30-4 40-7s19-8 26-15c7-6 14-16 21-29h21v224c0 7 1 13 4 16 2 4 6 7 13 8 6 2 16 4 30 4v21h-151zM999 252c9 0 16-2 20-3 5-1 8-4 9-7 1-4 2-9 2-16v-174h4l-93 124v-10h195v33h-224v-24l130-172h46v223c0 7 1 12 2 16 2 3 4 6 9 7 4 1 11 3 20 3v21h-120z">
          <text:p/>
        </draw:path>
        <draw:frame draw:style-name="gr3" draw:text-style-name="P4" draw:layer="layout" svg:width="0.73cm" svg:height="0.501cm" svg:x="4.002cm" svg:y="3.484cm">
          <draw:text-box>
            <text:p text:style-name="P2"><text:span text:style-name="T3">0.75</text:span></text:p>
          </draw:text-box>
        </draw:frame>
        <draw:frame draw:style-name="gr3" draw:text-style-name="P4" draw:layer="layout" svg:width="0.942cm" svg:height="0.501cm" svg:x="10.87cm" svg:y="3.484cm">
          <draw:text-box>
            <text:p text:style-name="P2"><text:span text:style-name="T3">+0.18</text:span></text:p>
          </draw:text-box>
        </draw:frame>
        <draw:frame draw:style-name="gr3" draw:text-style-name="P4" draw:layer="layout" svg:width="0.942cm" svg:height="0.501cm" svg:x="14.871cm" svg:y="3.484cm">
          <draw:text-box>
            <text:p text:style-name="P2"><text:span text:style-name="T3">+0.12</text:span></text:p>
          </draw:text-box>
        </draw:frame>
        <draw:frame draw:style-name="gr3" draw:text-style-name="P4" draw:layer="layout" svg:width="0.369cm" svg:height="0.501cm" svg:x="1.226cm" svg:y="4.554cm">
          <draw:text-box>
            <text:p text:style-name="P2"><text:span text:style-name="T3">D</text:span></text:p>
          </draw:text-box>
        </draw:frame>
        <draw:frame draw:style-name="gr3" draw:text-style-name="P4" draw:layer="layout" svg:width="0.73cm" svg:height="0.501cm" svg:x="4.002cm" svg:y="4.554cm">
          <draw:text-box>
            <text:p text:style-name="P2"><text:span text:style-name="T3">0.95</text:span></text:p>
          </draw:text-box>
        </draw:frame>
        <draw:frame draw:style-name="gr3" draw:text-style-name="P4" draw:layer="layout" svg:width="1.153cm" svg:height="0.501cm" svg:x="7.506cm" svg:y="4.554cm">
          <draw:text-box>
            <text:p text:style-name="P2"><text:span text:style-name="T3">+0.021</text:span></text:p>
          </draw:text-box>
        </draw:frame>
        <draw:frame draw:style-name="gr3" draw:text-style-name="P4" draw:layer="layout" svg:width="0.942cm" svg:height="0.501cm" svg:x="10.87cm" svg:y="4.554cm">
          <draw:text-box>
            <text:p text:style-name="P2"><text:span text:style-name="T3">+0.04</text:span></text:p>
          </draw:text-box>
        </draw:frame>
        <draw:frame draw:style-name="gr3" draw:text-style-name="P4" draw:layer="layout" svg:width="0.942cm" svg:height="0.501cm" svg:x="14.871cm" svg:y="4.554cm">
          <draw:text-box>
            <text:p text:style-name="P2"><text:span text:style-name="T3">+0.06</text:span></text:p>
          </draw:text-box>
        </draw:frame>
        <draw:frame draw:style-name="gr2" draw:text-style-name="P3" draw:layer="layout" svg:width="17.058cm" svg:height="0.577cm" svg:x="0.988cm" svg:y="6.33cm">
          <draw:text-box>
            <text:p text:style-name="P2"><text:span text:style-name="T1">Wonder </text:span><text:span text:style-name="T1">uniquely </text:span><text:span text:style-name="T1">improve</text:span><text:span text:style-name="T1">s both </text:span><text:span text:style-name="T1">novelty</text:span><text:span text:style-name="T1">�AND </text:span><text:span text:style-name="T1">coheren</text:span><text:span text:style-name="T1">ce </text:span><text:span text:style-name="T1">simultan</text:span><text:span text:style-name="T1">eously </text:span><text:span text:style-name="T1">— a </text:span><text:span text:style-name="T1">distinct</text:span></text:p>
          </draw:text-box>
        </draw:frame>
        <draw:frame draw:style-name="gr2" draw:text-style-name="P3" draw:layer="layout" svg:width="17.93cm" svg:height="0.577cm" svg:x="0.988cm" svg:y="6.965cm">
          <draw:text-box>
            <text:p text:style-name="P2"><text:span text:style-name="T1">dimensi</text:span><text:span text:style-name="T1">onal </text:span><text:span text:style-name="T1">proﬁle </text:span><text:span text:style-name="T1">from all </text:span><text:span text:style-name="T1">other </text:span><text:span text:style-name="T1">emotion</text:span><text:span text:style-name="T1">s tested. </text:span><text:span text:style-name="T1">The </text:span><text:span text:style-name="T1">stochasti</text:span><text:span text:style-name="T1">c </text:span><text:span text:style-name="T1">variance </text:span><text:span text:style-name="T1">("stocha</text:span><text:span text:style-name="T1">stically</text:span></text:p>
          </draw:text-box>
        </draw:frame>
        <draw:frame draw:style-name="gr2" draw:text-style-name="P3" draw:layer="layout" svg:width="17.706cm" svg:height="0.577cm" svg:x="0.988cm" svg:y="7.6cm">
          <draw:text-box>
            <text:p text:style-name="P2"><text:span text:style-name="T1">erratic" </text:span><text:span text:style-name="T1">as </text:span><text:span text:style-name="T1">characte</text:span><text:span text:style-name="T1">rized in </text:span><text:span text:style-name="T1">the </text:span><text:span text:style-name="T1">statistica</text:span><text:span text:style-name="T1">l report) </text:span><text:span text:style-name="T1">prevents </text:span><text:span text:style-name="T1">statistica</text:span><text:span text:style-name="T1">l </text:span><text:span text:style-name="T1">conﬁrma</text:span><text:span text:style-name="T1">tion, but </text:span><text:span text:style-name="T1">the</text:span></text:p>
          </draw:text-box>
        </draw:frame>
        <draw:path draw:style-name="gr1" draw:text-style-name="P1" draw:layer="layout" svg:width="3.778cm" svg:height="0.33cm" svg:x="0.998cm" svg:y="9.315cm" svg:viewBox="0 0 3779 331" svg:d="M104 271c0 8 2 14 4 18 2 5 6 8 11 10 6 2 14 4 24 4v22h-143v-22c10 0 17-2 23-4 5-2 9-5 11-10 3-4 4-10 4-18v-197c0-7-1-14-4-19-2-4-6-7-11-9-6-2-13-4-23-5v-22h104zM163 19c24 0 44 3 61 10 17 6 30 15 39 27 9 13 14 27 14 43 0 17-4 32-13 44s-21 21-37 27-36 9-58 9h-85v-24h59c16 0 28-2 38-5 10-4 17-9 21-17s7-18 7-31c0-17-6-31-19-42-11-9-29-14-51-14h-55v-27zM149 172c11 0 20 1 28 3s15 5 21 9c5 4 11 10 16 17l51 76c4 6 9 11 13 15 5 3 9 6 15 8 6 1 12 2 20 3v22h-100l-70-123c-3-5-7-9-10-12-4-4-8-6-12-7s-10-2-17-2v-9zM527 267c-10 21-24 37-40 48-16 10-35 16-57 16s-42-5-59-15c-17-9-30-23-40-40-9-17-13-37-13-59 0-23 5-45 15-64s24-35 41-46c18-11 38-16 59-16 18 0 34 4 47 12 14 8 25 19 32 33 8 14 12 30 12 49v16h-162v-23l112-3-6 11c0-16-2-29-5-39-3-11-8-18-14-24-6-5-13-8-22-8-10 0-19 4-27 11s-14 16-18 29c-5 12-7 27-7 44 0 18 3 33 9 45 6 13 14 22 25 29 11 6 24 10 39 10 12 0 24-3 34-7 12-5 22-13 31-22zM754 267c-8 20-21 36-37 47s-35 17-57 17c-21 0-40-5-56-15-17-10-30-23-39-40-10-18-14-37-14-59 0-24 5-46 15-65s24-34 42-45c17-11 37-16 59-16 16 0 30 3 43 8 12 5 22 12 29 21 8 9 11 19 11 30 0 5-1 11-4 15-3 5-6 8-11 11h-39v-12c0-16-3-28-9-36-6-9-15-13-26-13s-20 3-28 10-14 16-18 28-6 26-6 43 3 32 9 45c5 13 14 23 24 31 11 7 23 10 38 10 11 0 22-2 32-7s19-12 28-21zM885 331c-21 0-40-5-57-15s-30-23-39-40c-10-18-14-38-14-60 0-23 5-44 15-63s24-34 41-45 36-17 57-17c22 0 41 5 58 15 16 10 29 23 38 41 10 17 15 37 15 59s-6 43-16 62c-10 20-23 35-41 46-17 11-36 17-57 17zM889 308c11 0 20-4 26-10 7-7 12-17 15-30 4-14 5-30 5-50 0-21-2-39-6-54-5-16-10-28-18-37-7-9-16-13-28-13-9 0-18 4-25 10-6 7-12 17-15 30-4 13-5 30-5 50 0 21 2 39 6 54 4 16 10 28 18 37 8 8 17 13 27 13zM1108 91l-20 70-67-27v-16l67-27zM1021 304c7-1 12-2 16-4 4-1 6-3 8-6 2-2 3-6 3-10v-157l60-36v193c0 4 1 8 2 10 2 3 5 5 9 6 4 2 9 3 16 4v21h-114zM1161 304c7-1 12-2 16-4 4-1 7-3 8-6 2-2 3-6 3-10v-116c0-11-3-20-9-26s-14-9-26-9c-7 0-14 2-22 5-8 2-15 6-22 11s-13 10-18 16v-18c7-11 16-21 27-29 10-9 21-15 32-20s22-7 33-7c21 0 37 6 49 17 11 11 17 28 17 50v126c0 4 1 8 2 10 2 3 5 5 8 6 4 2 10 3 17 4v21h-115zM1301 304c8-1 13-2 17-4 4-1 6-3 8-6 2-2 3-6 3-10v-116c0-11-3-20-9-26s-15-9-27-9c-7 0-14 2-22 5-7 2-14 6-21 11s-13 10-19 16v-18c8-11 17-21 27-29 10-9 21-15 32-20s22-7 33-7c21 0 38 6 49 17s17 28 17 50v126c0 4 1 8 3 10 1 3 4 5 8 6 4 2 9 3 16 4v21h-115zM1527 91l-20 70-67-27v-16l67-27zM1440 304c6-1 12-2 16-4 4-1 6-3 8-6 2-2 3-6 3-10v-157l60-36v193c0 4 1 8 2 10 2 3 5 5 9 6 4 2 9 3 16 4v21h-114zM1580 304c7-1 12-2 16-4 4-1 7-3 8-6 2-2 3-6 3-10v-116c0-11-3-20-9-26s-14-9-26-9c-7 0-14 2-22 5-8 2-15 6-22 11s-13 10-18 16v-18c7-11 16-21 27-29 10-9 21-15 32-20s22-7 33-7c21 0 37 6 49 17 11 11 17 28 17 50v126c0 4 0 8 2 10 2 3 5 5 8 6 4 2 10 3 17 4v21h-115zM1720 304c7-1 13-2 17-4 4-1 6-3 8-6 2-2 3-6 3-10v-116c0-11-3-20-9-26s-15-9-27-9c-7 0-14 2-22 5-7 2-14 6-21 11s-13 10-19 16v-18c8-11 17-21 27-29 10-9 21-15 32-20s22-7 33-7c21 0 38 6 49 17s17 28 17 50v126c0 4 1 8 3 10 1 3 4 5 8 6 4 2 9 3 16 4v21h-115zM2064 267c-10 21-23 37-40 48-16 10-35 16-57 16s-41-5-58-15c-17-9-31-23-40-40s-14-37-14-59c0-23 5-45 15-64s24-35 42-46c17-11 37-16 58-16 18 0 34 4 48 12s24 19 32 33c7 14 11 30 11 49v16h-161v-23l112-3-7 11c0-16-2-29-5-39-3-11-8-18-14-24-6-5-13-8-21-8-11 0-20 4-28 11s-14 16-18 29c-4 12-7 27-7 44 0 18 3 33 9 45 6 13 14 22 25 29 11 6 24 10 39 10 13 0 24-3 35-7 11-5 21-13 31-22zM2176 91l-21 70-67-27v-16l67-27zM2088 304c7-1 12-2 16-4 4-1 7-3 8-6 2-2 3-6 3-10v-157l61-36v193c0 4 1 8 2 10 2 3 5 5 8 6 4 2 10 3 17 4v21h-115zM2233 304c7-1 12-2 16-4 4-1 6-3 8-6 2-2 3-6 3-10v-114c0-12-4-21-10-27-6-7-15-10-27-10-7 0-14 2-22 5s-15 7-22 12-14 10-19 17v-18c7-12 16-21 26-30 11-9 22-16 33-20 12-5 23-8 34-8 22 0 38 6 50 18 11 11 17 28 17 50v125c0 4 1 8 2 10 2 3 5 5 9 6 4 2 9 3 16 4v21h-114zM2568 83l-67-33v-16l67-33h21zM2589 267c0 5 1 8 2 11 2 3 5 6 9 7 4 2 9 3 16 4v21l-67 20h-21v-291l61-38zM2549 153c-8-12-17-21-25-26-9-5-18-8-29-8-13 0-25 4-35 12-10 7-17 17-22 31-6 14-8 29-8 47s2 33 6 45c5 12 12 22 21 28 9 7 19 10 32 10 8 0 15-2 23-5s15-8 22-14c7-7 13-15 18-23l5 15c-7 14-16 27-26 36-9 10-20 17-32 22s-24 8-37 8c-18 0-34-5-49-14-14-10-25-23-34-39-8-17-13-35-13-55 0-25 6-48 16-68s24-36 43-47 40-17 64-17c15 0 28 3 42 8 13 5 25 13 34 22zM2856 322c-6 2-12 4-19 5-6 2-12 3-19 3-16 0-28-5-37-13s-13-20-13-36v-128c0-13-3-24-9-31-5-7-14-10-26-10-11 0-19 3-25 10-7 6-10 16-10 27v27h-42c-5-3-8-6-11-11-2-5-3-11-3-16 0-11 4-21 12-29 8-9 19-16 33-21s29-8 46-8c20 0 37 3 51 9 15 7 26 16 33 28 8 12 12 27 12 43v108c0 5 1 9 2 11 2 3 5 5 8 7 4 2 9 3 17 3zM2778 285c-11 15-23 27-36 35-13 7-28 11-45 11-12 0-22-3-32-8-9-5-16-12-21-20-6-9-8-19-8-30 0-17 5-31 15-42 11-11 26-19 47-25l87-25v21l-58 17c-11 4-19 9-24 15-5 7-7 15-7 25 0 6 1 11 3 17 3 4 7 8 12 11 6 3 11 5 18 5 8 0 17-3 25-8 9-4 17-11 24-19zM2861 109c12-4 21-9 29-13 7-5 14-11 19-18 6-7 11-17 16-28h27v84h-91zM2952 265c0 7 2 14 6 18 4 5 10 9 19 12 9 2 20 4 34 5v21c-9 3-18 5-27 7s-17 3-25 3c-22 0-38-6-50-17s-17-26-17-47v-151h60zM3006 134h-77v-38h77zM3051 38c0-7 2-13 5-19 3-5 8-10 14-13 6-4 12-6 20-6 7 0 13 2 19 6 6 3 11 8 14 13 3 6 5 12 5 20 0 7-2 13-5 19-3 7-8 11-14 15-6 3-12 5-20 5-7 0-13-2-19-5-6-4-11-8-14-15-3-6-5-12-5-20zM3101 161l-67-27v-16l67-27h21zM3122 284c0 4 0 8 2 10 2 3 4 4 8 6 4 1 10 3 17 4v21h-115v-21c7-1 12-3 16-4 4-2 7-3 8-6 2-2 3-6 3-10v-157l61-36zM3280 331c-21 0-40-5-57-15s-30-23-39-40c-9-18-14-38-14-60 0-23 5-44 15-63s24-34 41-45 36-17 57-17 40 5 57 15c16 10 29 23 38 41 10 17 15 37 15 59s-6 43-16 62c-10 20-23 35-41 46-17 11-36 17-56 17zM3284 308c10 0 19-4 25-10 7-7 12-17 15-30 4-14 5-30 5-50 0-21-2-39-6-54-4-16-10-28-18-37-7-9-16-13-26-13s-19 4-26 10c-6 7-12 17-15 30-4 13-5 30-5 50 0 21 2 39 6 54 4 16 10 28 18 37 8 8 17 13 27 13zM3502 91l-20 70-67-27v-16l67-27zM3415 304c7-1 12-2 16-4 4-1 6-3 8-6 2-2 3-6 3-10v-157l60-36v193c0 4 1 8 3 10 1 3 4 5 8 6 4 2 9 3 16 4v21h-114zM3559 304c7-1 12-2 16-4 4-1 7-3 8-6 2-2 3-6 3-10v-114c0-12-3-21-9-27-6-7-15-10-27-10-7 0-15 2-22 5-8 3-16 7-23 12s-13 10-19 17v-18c8-12 16-21 27-30 10-9 21-16 33-20 11-5 23-8 34-8 21 0 38 6 49 18 12 11 18 28 18 50v125c0 4 0 8 2 10 2 3 5 5 8 6 4 2 10 3 17 4v21h-115zM3701 147c0-7 2-13 5-19 4-6 9-11 14-15 7-3 13-5 20-5s14 2 20 5c6 4 11 9 14 15 4 6 5 12 5 20 0 7-1 13-5 19-3 6-8 11-14 14-6 4-13 5-20 5s-13-1-20-5c-5-3-10-8-14-14-3-6-5-13-5-20zM3701 289c0-7 2-13 5-19 4-6 9-11 14-14 7-4 13-6 20-6s14 2 20 6c6 3 11 8 14 14 4 6 5 12 5 19s-1 14-5 20c-3 6-8 11-14 14-6 4-13 5-20 5s-13-1-20-5c-5-3-10-8-14-14-3-6-5-13-5-20z">
          <text:p/>
        </draw:path>
        <draw:frame draw:style-name="gr2" draw:text-style-name="P3" draw:layer="layout" svg:width="6.14cm" svg:height="0.577cm" svg:x="0.988cm" svg:y="8.235cm">
          <draw:text-box>
            <text:p text:style-name="P2"><text:span text:style-name="T1">direction</text:span><text:span text:style-name="T1">al </text:span><text:span text:style-name="T1">consiste</text:span><text:span text:style-name="T1">ncy is </text:span><text:span text:style-name="T1">clear.</text:span></text:p>
          </draw:text-box>
        </draw:frame>
        <draw:frame draw:style-name="gr2" draw:text-style-name="P3" draw:layer="layout" svg:width="14.34cm" svg:height="0.577cm" svg:x="4.793cm" svg:y="9.187cm">
          <draw:text-box>
            <text:p text:style-name="P2"><text:span text:style-name="T1"><text:s/></text:span><text:span text:style-name="T1">~150 </text:span><text:span text:style-name="T1">addition</text:span><text:span text:style-name="T1">al cycles </text:span><text:span text:style-name="T1">at the </text:span><text:span text:style-name="T1">global </text:span><text:span text:style-name="T1">level </text:span><text:span text:style-name="T1">would </text:span><text:span text:style-name="T1">likely </text:span><text:span text:style-name="T1">cross </text:span><text:span text:style-name="T1">p=0.05 </text:span><text:span text:style-name="T1">given</text:span></text:p>
          </draw:text-box>
        </draw:frame>
        <draw:polygon draw:style-name="gr1" draw:text-style-name="P1" draw:layer="layout" svg:width="18.733cm" svg:height="0.018cm" svg:x="1.146cm" svg:y="11.068cm" svg:viewBox="0 0 18734 19" draw:points="0,0 18734,0 18734,19 0,19">
          <text:p/>
        </draw:polygon>
        <draw:path draw:style-name="gr1" draw:text-style-name="P1" draw:layer="layout" svg:width="7.313cm" svg:height="0.482cm" svg:x="0.993cm" svg:y="12.199cm" svg:viewBox="0 0 7314 483" svg:d="M19 283c12 17 25 30 41 39 15 9 32 13 51 13 14 0 27-2 38-7 10-5 18-11 24-20 6-8 9-18 9-29 0-15-5-28-15-38s-25-18-46-25c-21-6-47-11-80-14l34-181h173v66h-169l17-9-14 70-14-16c62 5 108 19 139 40 31 22 47 51 47 88 0 22-6 41-17 58-10 17-25 30-45 40-19 9-42 14-67 14-32 0-58-6-78-19-21-12-36-31-47-57zM288 325c0-8 1-15 5-22s9-12 16-16 14-6 23-6c7 0 14 2 21 6s13 9 17 16 6 14 6 22-2 16-6 22c-4 7-10 12-17 16s-14 6-21 6c-9 0-16-2-23-6s-12-9-16-16c-4-6-5-14-5-22zM599 50c-18 0-32 3-42 6-11 5-19 12-26 22-6 10-11 23-15 41h-26v-98h146v29zM784 119c-4-18-9-31-16-41-6-10-14-17-24-22-11-3-25-6-42-6h-38v-29h146v98zM570 341c11-1 20-3 26-5s10-6 13-11c2-4 3-11 3-19v-285h75v285c0 8 2 15 4 19 3 5 7 9 13 11s15 4 26 5v25h-160zM909 93l-76-37v-19l76-36h23zM932 319c0 5 1 9 3 12 1 3 4 5 9 7 4 1 10 2 18 3v25h-129v-25c8-1 14-2 18-3 5-2 8-4 10-7 1-3 2-7 2-12v-278l69-40zM914 168c8-13 18-24 30-34s24-18 37-23c13-6 25-8 37-8 25 0 44 6 57 20 13 13 19 32 19 57v139c0 5 1 9 3 12s5 5 9 7c5 1 11 2 19 3v25h-129v-25c7-1 13-2 18-3 4-2 7-4 9-7s3-7 3-12v-128c0-13-4-23-10-30-7-7-17-10-31-10-8 0-16 1-25 5-9 3-17 7-25 13-8 5-15 12-21 19zM1382 300c-11 24-26 42-44 54-19 12-40 18-65 18s-47-6-66-16c-19-11-34-26-44-45-11-20-16-42-16-67 0-26 5-50 17-71 11-22 27-39 47-52 19-12 41-18 65-18 20 0 38 4 54 13 15 9 27 21 36 37s13 35 13 56v17h-182v-26l126-2-8 11c0-17-2-32-5-43-4-12-9-21-15-27-7-6-15-9-24-9-12 0-22 4-31 12s-16 19-21 33-7 30-7 49c0 20 3 36 9 51 7 14 16 24 28 32 12 7 27 11 44 11 14 0 27-3 39-8 12-6 24-14 35-25zM1789 127c-4-19-10-34-19-46-8-12-18-22-31-28-13-7-29-10-46-10-24 0-44 6-61 18-17 13-30 30-39 52-8 21-13 47-13 77 0 31 5 58 14 81 10 23 23 41 41 53 17 12 38 18 61 18 15 0 29-2 41-8 11-6 22-16 32-29 10-14 20-32 30-54h27l-15 88c-15 10-33 18-55 24s-44 9-67 9c-36 0-68-7-97-22-28-14-50-35-66-61s-24-56-24-89c0-35 8-67 24-95s38-51 67-67c28-15 60-23 96-23 24 0 47 2 69 8 22 5 42 13 57 22v82zM1980 372c-24 0-45-6-64-17s-33-26-44-46c-10-19-15-41-15-66s5-49 16-70c11-22 27-39 46-52 20-12 41-18 65-18s45 5 64 16 33 27 43 47c11 19 16 41 16 66s-5 49-17 70c-11 22-26 39-46 51-20 13-41 19-64 19zM1985 346c11 0 21-4 28-11 8-8 13-19 17-34s6-34 6-56c0-23-2-43-7-61-5-17-11-31-20-40-9-10-19-15-30-15s-21 4-29 12c-7 7-13 18-17 33s-6 33-6 55c0 24 2 44 7 62 5 17 12 31 21 40 8 10 19 15 30 15zM2231 103l-23 79-76-30v-19l76-30zM2132 341c8-1 14-2 18-3 5-2 8-4 10-7s2-7 2-12v-176l69-40v216c0 5 1 9 3 12 1 3 5 5 9 7 4 1 10 2 18 3v25h-129zM2295 341c8-1 14-2 18-3 4-2 7-4 9-7s3-7 3-12v-128c0-13-3-23-10-30s-17-10-31-10c-8 0-16 1-25 5-9 3-17 7-25 13-8 5-15 12-21 19v-20c8-13 18-24 30-34s24-18 37-23c13-6 25-8 37-8 25 0 44 6 57 20 13 13 19 32 19 57v139c0 5 1 9 3 12s5 5 10 7c4 1 10 2 18 3v25h-129zM2451 341c8-1 14-2 18-3 4-2 7-4 9-7s3-7 3-12v-210c0-21 6-40 18-57 12-16 29-29 50-37 22-9 47-14 75-14 22 0 42 3 59 7 16 4 29 11 38 19s14 17 14 28c0 6-2 11-5 17-4 5-8 9-14 12h-57v-14c0-16-4-27-11-34-7-8-18-12-32-12s-26 3-36 10c-10 6-18 16-23 28-5 13-8 28-8 46v210c0 5 2 9 4 12s6 5 11 7c6 2 13 3 22 4v25h-135zM2447 123c16-5 29-11 40-18 11-6 21-16 32-28h23v75h-95zM2705 152h-181v-43h181zM2628 341c8-1 14-2 18-3 5-2 8-4 10-7s3-7 3-12v-210l46-6h23v216c0 5 1 9 3 12s5 5 9 7c4 1 11 2 19 3v25h-131zM2857 182l-76-30v-19l76-30h24zM2881 318c0 5 0 9 2 12 3 3 6 5 11 7s13 3 21 4v25h-134v-25c8-1 15-2 19-3 5-2 8-4 9-7 2-3 3-7 3-12v-176l69-40zM2872 192c10-19 19-35 26-47 8-13 16-23 25-31 8-7 16-11 25-11 3 0 7 0 10 1s6 3 8 5v62h-14c-12 0-23 2-32 4-9 3-18 7-26 13-7 6-14 14-22 25zM3087 103l-23 79-76-30v-19l76-30zM2988 341c8-1 14-2 18-3 5-2 8-4 10-7s3-7 3-12v-176l68-40v216c0 5 1 9 3 12 1 3 5 5 9 7 4 1 10 2 18 3v25h-129zM3146 341c8-1 14-2 19-3 4-2 7-4 9-7s3-7 3-12v-129c0-13-4-23-10-29-7-7-17-10-30-10-8 0-16 1-24 5-9 3-17 7-25 12-8 6-15 12-20 18v-20c8-12 18-23 29-33 12-10 24-17 36-22 13-6 26-8 38-8 24 0 42 6 55 19s19 31 19 56v141c0 5 1 9 3 12s5 5 9 7c5 1 11 2 19 3v25h-130zM3305 341c7-1 13-2 18-3 4-2 7-4 9-7s3-7 3-12v-129c0-13-3-23-10-29-6-7-16-10-30-10-8 0-16 1-24 5-9 3-17 7-25 12-7 6-14 12-20 18v-20c8-12 18-23 30-33 11-10 23-17 36-22 13-6 25-8 37-8 24 0 42 6 55 19s19 31 19 56v141c0 5 1 9 3 12s5 5 9 7c5 1 11 2 19 3v25h-129zM3691 300c-11 24-26 42-44 54-19 12-41 18-66 18-24 0-46-6-65-16-19-11-34-26-45-45-10-20-16-42-16-67 0-26 6-50 17-71 12-22 27-39 47-52 20-12 42-18 66-18 20 0 38 4 53 13 16 9 28 21 37 37 8 16 13 35 13 56v17h-182v-26l126-2-8 11c0-17-2-32-6-43-3-12-8-21-14-27-7-6-15-9-25-9-12 0-22 4-31 12-8 8-15 19-21 33-4 14-7 30-7 49 0 20 3 36 10 51 6 14 16 24 28 32 12 7 27 11 44 11 14 0 27-3 39-8 12-6 24-14 35-25zM3945 93l-75-37v-19l75-36h23zM3968 300c0 5 1 9 3 13 2 3 5 6 10 7 4 2 10 4 18 5v24l-76 21h-23v-327l68-42zM3924 173c-10-14-20-24-29-29-10-6-21-9-33-9-15 0-28 4-39 12s-20 20-26 36c-6 15-9 33-9 53 0 19 3 36 8 50 5 13 13 24 23 31 10 8 22 11 36 11 9 0 18-2 26-5 9-4 17-9 25-16 8-8 15-16 20-26l6 17c-8 16-18 30-29 41s-23 19-36 24c-13 6-27 9-42 9-20 0-38-6-54-16-17-11-30-25-40-43-9-19-13-39-13-61 0-30 5-56 17-78 11-23 27-40 48-53 21-12 45-18 72-18 17 0 32 3 47 9 16 6 29 14 39 24zM4186 305c0 9 1 15 3 20 3 5 7 9 13 11 6 3 15 4 26 5v25h-122v-25c11-1 19-2 25-5 6-2 11-6 13-11 3-5 4-11 4-20v-222c0-9-1-17-4-22-2-5-7-8-13-11-6-2-14-4-25-5v-24h84l-4 50zM4418 369l-250-265 22-83 250 265zM4488 45c-11 1-19 3-25 5-6 3-10 6-13 11-2 5-4 13-4 22v286h-28l-10-50v-236c0-9-1-17-4-22-2-5-6-8-12-11-6-2-15-4-26-5v-24h122zM4620 372c-24 0-45-6-64-17s-34-26-44-46c-11-19-16-41-16-66s6-49 17-70c11-22 27-39 46-52 20-12 41-18 65-18s45 5 64 16c18 11 33 27 43 47 11 19 16 41 16 66s-6 49-17 70c-11 22-26 39-46 51-20 13-41 19-64 19zM4625 346c11 0 20-4 28-11 8-8 13-19 17-34s6-34 6-56c0-23-2-43-7-61-5-17-12-31-21-40-8-10-18-15-29-15-12 0-21 4-29 12-8 7-14 18-18 33-3 15-5 33-5 55 0 24 2 44 7 62 5 17 12 31 20 40 9 10 19 15 31 15zM4871 103l-24 79-76-30v-19l76-30zM4771 341c8-1 15-2 19-3 5-2 8-4 10-7 1-3 2-7 2-12v-176l69-40v216c0 5 0 9 2 12s5 5 10 7c4 1 10 2 18 3v25h-130zM4935 341c7-1 13-2 18-3 4-2 7-4 9-7s3-7 3-12v-128c0-13-4-23-11-30-6-7-17-10-30-10-8 0-16 1-25 5-9 3-17 7-25 13-8 5-15 12-22 19v-20c9-13 19-24 31-34 11-10 24-18 37-23 13-6 25-8 37-8 25 0 43 6 56 20 14 13 20 32 20 57v139c0 5 1 9 3 12s5 5 9 7c5 1 11 2 19 3v25h-129zM5097 225v-52h129v52zM5376 305c0 9 1 15 4 20 2 5 6 9 12 11 7 3 15 4 26 5v25h-160v-25c11-1 20-2 26-5 6-2 10-6 13-11 2-5 4-11 4-20v-222c0-9-2-17-4-22-3-5-7-8-13-11-6-2-15-4-26-5v-24h118zM5533 119c-4-18-10-31-16-41s-15-17-25-22c-11-3-25-6-42-6h-98v-29h206v98zM5434 179c8 0 15-1 20-4s9-8 12-14c3-7 5-16 7-29h26v123h-26c-2-12-4-21-7-28-3-6-7-11-12-14s-12-4-20-4h-82v-30zM5601 43c0-8 2-15 6-21 4-7 9-12 15-16 7-4 14-6 22-6s15 2 22 6 12 9 15 16c4 6 6 13 6 21s-2 16-6 22c-3 8-8 13-15 16-7 4-14 6-22 6s-15-2-22-6c-6-3-11-9-15-16s-6-14-6-22zM5658 182l-76-30v-19l76-30h23zM5681 319c0 5 1 9 3 12 1 3 5 5 9 7 4 1 10 2 18 3v25h-129v-25c8-1 14-2 18-3 5-2 8-4 10-7 1-3 2-7 2-12v-176l69-40zM5833 103l-23 79-76-30v-19l76-30zM5734 341c8-1 14-2 19-3 4-2 7-4 9-7s3-7 3-12v-176l68-40v216c0 5 1 9 3 12s5 5 9 7c5 1 11 2 19 3v25h-130zM5897 341c8-1 14-2 18-3 5-2 8-4 10-7s3-7 3-12v-128c0-13-4-23-11-30-6-7-17-10-31-10-7 0-16 1-25 5-8 3-16 7-24 13-8 5-16 12-22 19v-20c9-13 19-24 30-34 12-10 24-18 37-23 13-6 26-8 38-8 24 0 43 6 56 20 13 13 20 32 20 57v139c0 5 1 9 3 12s5 5 9 7c4 1 11 2 19 3v25h-130zM6276 93l-76-37v-19l76-36h23zM6299 300c0 5 1 9 3 13 2 3 5 6 9 7 5 2 11 4 18 5v24l-75 21h-23v-327l68-42zM6255 173c-10-14-20-24-30-29-10-6-20-9-32-9-15 0-28 4-40 12-11 8-19 20-25 36-6 15-9 33-9 53 0 19 2 36 7 50 6 13 14 24 24 31 10 8 22 11 35 11 9 0 18-2 27-5 9-4 17-9 25-16 8-8 14-16 20-26l6 17c-9 16-18 30-29 41s-23 19-36 24c-14 6-28 9-42 9-20 0-38-6-55-16-16-11-30-25-39-43-9-19-14-39-14-61 0-30 6-56 17-78 12-23 28-40 49-53 21-12 45-18 72-18 16 0 32 3 47 9s28 14 39 24zM6370 43c0-8 2-15 6-21 3-7 9-12 15-16 7-4 14-6 22-6s15 2 22 6c6 4 12 9 15 16 4 6 6 13 6 21s-2 16-6 22c-3 8-9 13-15 16-7 4-14 6-22 6s-15-2-22-6c-6-3-12-9-15-16-4-7-6-14-6-22zM6427 182l-77-30v-19l77-30h23zM6450 319c0 5 1 9 2 12 2 3 5 5 10 7 4 1 10 2 18 3v25h-130v-25c9-1 15-2 19-3 5-2 8-4 10-7 1-3 2-7 2-12v-176l69-40zM6602 103l-23 79-76-30v-19l76-30zM6503 341c8-1 15-2 19-3 4-2 7-4 9-7s3-7 3-12v-176l68-40v216c0 5 1 9 3 12s5 5 10 7c4 1 10 2 18 3v25h-130zM6666 341c8-1 14-2 19-3 4-2 7-4 9-7s3-7 3-12v-128c0-13-4-23-11-30-6-7-17-10-31-10-7 0-16 1-24 5-9 3-17 7-25 13-8 5-16 12-22 19v-20c9-13 19-24 31-34 11-10 24-18 36-23 13-6 26-8 38-8 25 0 43 6 56 20 13 13 20 32 20 57v139c0 5 1 9 3 12s5 5 9 7c5 1 11 2 19 3v25h-130zM7007 129c12-6 22-10 29-13 8-2 14-4 19-6 5-1 10-1 15-1h15v43h-78zM6946 103c20 0 39 4 55 11 16 8 29 18 38 31s14 29 14 45c0 18-5 34-15 48-10 15-24 26-41 34-16 9-35 13-55 13s-39-3-55-11c-16-7-29-18-38-31s-13-28-13-45 5-33 14-47c10-15 23-27 40-35 17-9 35-13 56-13zM6942 127c-13 0-24 5-31 17-7 10-11 26-11 46 0 13 2 26 6 37s10 19 17 25c6 6 14 9 23 9 13 0 24-5 31-16s11-26 11-46c0-14-3-27-6-37-4-11-10-20-16-26-7-6-15-9-24-9zM6904 377c-14 0-25 4-34 11-8 8-12 17-12 28 0 9 3 17 8 23 6 7 14 12 25 15s23 5 38 5h18c16 0 30-2 43-6 12-4 22-10 29-17s10-15 10-24c0-10-3-18-10-23-7-6-17-9-29-9h-115v-11c-15 0-26-4-35-13-8-9-12-20-12-34 0-11 2-21 8-30s14-16 25-21c10-6 23-9 37-10l6 18c-10 0-19 2-24 6-6 3-9 9-9 16 0 6 2 11 6 14 4 4 9 5 17 5h110c16 0 30 3 43 9 12 6 21 14 27 25 7 11 10 23 10 38 0 17-6 32-18 45-12 14-29 25-50 33-21 9-44 13-70 13h-17c-23 0-44-3-62-8s-32-12-42-22c-10-9-15-19-15-31 0-10 3-20 10-29s17-16 29-22c12-5 26-8 40-8h24v14zM7138 280c6 22 15 39 26 49 11 11 24 16 41 16 9 0 18-1 25-4 8-3 13-8 17-13 4-6 6-13 6-20s-1-13-5-18c-3-5-8-9-14-12-7-4-16-7-28-10-4-2-8-3-13-4-20-4-37-10-49-17-13-7-22-15-28-25s-9-23-9-37c0-16 4-30 13-43 9-12 21-22 36-29 16-7 34-10 53-10s35 2 50 6c15 3 28 9 40 17v60h-31c-4-18-12-32-22-42-10-9-23-14-37-14-9 0-16 1-23 4-6 2-11 6-15 11-3 5-5 11-5 17 0 7 2 13 5 18 4 4 9 8 17 11 8 4 18 7 31 10 24 6 42 12 55 19 14 7 24 16 30 26 7 10 10 23 10 39 0 18-5 33-14 46s-21 23-38 30c-16 7-36 11-58 11-18 0-36-3-53-7-17-5-32-12-44-21v-64z">
          <text:p/>
        </draw:path>
        <draw:path draw:style-name="gr1" draw:text-style-name="P1" draw:layer="layout" svg:width="9.249cm" svg:height="0.428cm" svg:x="0.993cm" svg:y="13.312cm" svg:viewBox="0 0 9250 429" svg:d="M16 252c11 15 23 26 36 34 14 8 30 12 46 12 13 0 24-2 34-6 9-4 16-10 22-18 5-7 7-16 7-25 0-14-4-25-13-34s-22-17-41-22c-18-6-42-10-71-13l30-161h154v58h-151l15-8-11 63-13-15c55 5 96 16 123 35 28 20 42 46 42 79 0 20-5 37-15 52-9 15-23 27-40 36-17 8-37 12-60 12-28 0-51-6-69-17s-32-28-41-51zM255 289c0-7 2-13 5-19 4-6 8-11 14-14 6-4 13-6 20-6s14 2 19 6c7 3 11 8 15 14 3 6 5 12 5 19s-2 14-5 20c-4 6-8 11-15 15-5 3-12 4-19 4s-14-1-20-4c-6-4-10-9-14-15-3-6-5-13-5-20zM368 301c16-1 27-2 34-4s12-5 15-9 4-11 4-20v-182l10 9h-67v-23c19-3 34-5 45-9 12-4 21-9 30-17 8-7 16-18 24-32h25v254c0 9 1 16 3 20 3 4 8 7 15 9s19 3 35 4v24h-173zM750 271c0 8 1 14 3 18 3 5 6 8 12 10 5 2 13 4 23 4v22h-142v-22c9 0 17-2 22-4 6-2 10-5 12-10 2-4 3-10 3-18v-198c0-7-1-13-3-18-2-4-6-7-12-9-5-2-13-4-22-5v-22h104zM889 105c-4-15-9-28-15-36-5-8-13-14-22-18-9-3-21-5-37-5h-86v-27h183v86zM802 158c7 0 13-1 17-3 5-3 8-7 11-13 2-6 4-14 6-25h23v109h-23c-2-10-4-18-6-24-3-6-6-10-11-12-4-2-10-4-17-4h-73v-28zM989 160l-67-27v-16l67-27h21zM1010 282c0 5 1 9 3 12 2 2 5 5 10 6 4 2 10 3 18 4v21h-119v-21c7-1 13-2 16-4 4-1 7-4 8-6 2-2 3-6 3-10v-158l61-36zM1002 170c9-17 17-32 24-43s14-20 22-27c7-7 15-10 22-10 3 0 6 0 9 2 3 1 5 2 7 4v55h-12c-12 0-21 1-29 4-9 2-16 6-22 12-7 6-14 13-21 22zM1169 160l-67-27v-16l67-27h21zM1190 252c0 12 2 21 8 27 7 6 16 9 28 9 7 0 14-1 22-4s15-7 22-12 14-11 19-17v18c-7 11-16 21-27 30-10 9-21 15-33 21-11 4-22 7-33 7-22 0-39-6-51-18-11-12-17-29-17-51v-135l62-37zM1313 160l-67-27v-16l67-27h20zM1333 267c0 5 1 8 3 11 1 3 4 6 8 7 4 2 10 3 16 4v21l-66 20h-21v-203l60-37zM1410 249c5 19 12 34 22 44 10 9 22 14 37 14 9 0 16-1 22-4 7-3 12-7 16-11 3-6 5-12 5-18s-1-11-4-16c-3-4-7-8-13-11s-15-6-25-10c-4 0-8-1-11-2-18-4-33-9-44-16-11-6-20-13-25-22s-8-20-8-34 4-27 12-38 18-19 32-26c14-6 30-9 47-9 16 0 31 2 44 5 14 4 25 9 36 16v53h-27c-5-16-11-29-20-37-10-9-21-13-34-13-7 0-14 1-20 3-5 3-10 6-12 11-3 4-5 9-5 15s2 11 5 15c2 4 7 8 14 11 7 4 16 7 28 10 21 4 37 10 49 16s21 14 27 24c5 9 8 21 8 35 0 15-4 29-12 40-8 12-19 21-34 27s-32 10-52 10c-16 0-32-2-47-6-15-5-28-11-39-19v-57zM1588 108c12-4 21-9 29-13 7-5 14-11 19-18 6-7 11-16 16-27h27v83h-91zM1679 265c0 7 1 14 6 18 4 5 10 9 19 12 9 2 20 4 33 5v21c-8 3-17 5-26 7s-17 3-25 3c-22 0-38-6-50-17s-18-26-18-47v-152h61zM1733 133h-77v-38h77zM1828 160l-67-27v-16l67-27h21zM1849 282c0 5 1 9 2 12 3 2 6 5 10 6 5 2 11 3 19 4v21h-119v-21c7-1 12-2 16-4 4-1 7-4 8-6 2-2 3-6 3-10v-158l61-36zM1841 170c9-17 17-32 24-43s14-20 22-27c7-7 14-10 22-10 3 0 6 0 9 2 3 1 5 2 7 4v55h-12c-12 0-22 1-30 4-8 2-15 6-22 12-6 6-13 13-20 22zM2165 322c-6 2-12 4-19 5-6 2-12 3-19 3-16 0-28-5-37-13s-13-20-13-36v-129c0-13-3-24-8-31-6-7-15-10-27-10-11 0-19 3-25 10-7 6-10 16-10 27v28h-42c-5-3-8-7-11-12-2-5-3-11-3-16 0-11 4-21 12-29 8-9 19-16 33-21 14-6 29-8 46-8 20 0 37 3 51 9 15 7 26 16 33 28 8 12 12 27 12 43v109c0 5 1 9 2 11 2 3 5 5 8 7 4 2 10 3 17 3zM2087 285c-11 15-23 27-36 35-13 7-28 11-45 11-12 0-22-3-32-7-9-6-16-13-21-21-5-9-8-19-8-30 0-17 5-31 15-42 11-11 26-19 47-25l87-25v21l-57 17c-12 4-20 9-25 15-5 7-7 15-7 25 0 6 1 11 3 17 3 4 7 8 13 11 5 3 10 5 17 5 8 0 17-3 26-8 8-4 16-11 23-19zM2170 108c12-4 21-9 29-13 7-5 14-11 19-18 6-7 11-16 16-27h27v83h-91zM2261 265c0 7 2 14 6 18 4 5 10 9 19 12 9 2 20 4 34 5v21c-9 3-18 5-27 7s-17 3-25 3c-22 0-38-6-50-17s-17-26-17-47v-152h60zM2315 133h-77v-38h77zM2360 38c0-7 2-13 5-19 4-5 8-10 14-13 6-4 12-6 20-6 7 0 13 2 19 6 6 3 11 8 14 13 3 6 5 12 5 20 0 7-2 13-5 19s-8 10-14 14c-6 3-12 5-20 5-7 0-13-2-19-5-6-4-10-8-14-14-3-6-5-12-5-20zM2410 160l-67-27v-16l67-27h21zM2431 284c0 4 0 8 2 10s5 4 8 6c4 1 10 3 17 4v21h-115v-21c7-1 12-3 16-4 4-2 7-4 8-6 2-2 3-6 3-10v-158l61-36zM2589 331c-21 0-40-5-57-15s-30-23-39-40c-10-18-14-38-14-60 0-23 5-44 15-64 10-19 24-34 41-45s36-17 57-17 40 5 57 15c16 10 29 23 38 41 10 17 15 38 15 60s-6 43-16 62c-10 20-23 35-41 46-17 11-36 17-56 17zM2593 308c10 0 19-4 25-10 7-7 12-17 15-30 4-14 5-31 5-50 0-21-2-39-6-55-5-16-10-28-18-37s-16-13-27-13c-9 0-18 4-25 11-6 6-12 16-15 29-4 14-5 31-5 51 0 21 2 39 6 54 4 16 10 28 18 37 8 8 17 13 27 13zM2811 90l-20 70-67-27v-16l67-27zM2724 304c6-1 12-2 16-4 4-1 6-4 8-6s3-6 3-10v-158l60-36v194c0 4 1 8 2 10 2 2 5 5 9 6 4 2 9 3 16 4v21h-114zM2868 304c7-1 12-2 16-4 4-1 7-4 8-6 2-2 3-6 3-10v-115c0-12-3-21-9-27-6-7-15-10-27-10-7 0-15 2-22 5-8 3-16 7-23 12s-13 10-19 17v-18c8-12 16-21 27-30 10-9 21-16 33-20 11-6 22-8 33-8 22 0 39 6 50 18 12 11 18 28 18 50v126c0 4 0 8 2 10s4 5 8 6c4 2 10 3 17 4v21h-115zM3091 200v-47h386v47zM3691 265c0 9 1 15 4 20s7 8 13 10c6 3 14 4 25 4h5v26h-152v-22c9 0 17-2 22-4 6-2 10-5 12-10 2-4 3-10 3-18v-198c0-7-1-13-3-18-2-4-6-8-12-10-5-2-13-3-22-4v-22h105zM3734 19c35 0 65 6 90 19 26 12 46 29 60 51s21 48 21 78c0 31-7 58-21 82-13 24-33 43-57 56-24 14-52 20-82 20h-76v-26h71c19 0 35-5 49-15 15-10 26-24 35-43 8-18 12-39 12-64 0-28-5-52-14-71-9-20-22-34-39-45-17-10-37-15-59-15h-55v-27zM4144 267c-10 21-23 37-40 48-16 10-35 16-57 16s-41-5-59-15c-17-9-30-23-39-40-10-17-14-37-14-59 0-23 5-45 15-65 10-19 24-35 42-46 17-11 37-16 58-16 18 0 34 4 47 12 14 8 25 19 32 33 8 14 12 30 12 50v16h-162v-23l112-3-6 11c0-17-2-30-5-40-3-11-8-18-14-24-6-5-13-8-22-8-10 0-19 4-27 11s-14 16-18 29c-5 12-7 28-7 45 0 18 3 33 9 45 6 13 14 22 25 29 11 6 24 10 39 10 12 0 24-3 35-7 11-5 21-13 31-22zM4198 249c5 19 12 34 22 44 10 9 22 14 37 14 9 0 16-1 22-4 7-3 12-7 16-11 3-6 5-12 5-18s-1-11-4-16c-3-4-7-8-13-11s-15-6-25-10c-4 0-8-1-11-2-18-4-33-9-44-16-11-6-20-13-25-22s-8-20-8-34 4-27 12-38c7-11 18-19 32-26 14-6 29-9 47-9 16 0 31 2 44 5 13 4 25 9 36 16v53h-28c-4-16-10-29-19-37-10-9-21-13-34-13-7 0-14 1-20 3-5 3-10 6-12 11-4 4-5 9-5 15s1 11 5 15c2 4 7 8 14 11 7 4 16 7 28 10 20 4 37 10 49 16s21 14 26 24c6 9 9 21 9 35 0 15-4 29-12 40-8 12-19 21-34 27s-32 10-52 10c-16 0-32-2-47-6-15-5-28-11-39-19v-57zM4582 267c-9 20-21 36-37 47-17 11-36 17-58 17-21 0-39-5-56-15-16-10-29-23-39-40-9-18-14-37-14-59 0-24 5-46 15-66 10-19 24-34 42-45s38-16 60-16c15 0 29 2 42 8 13 5 23 12 30 21s11 19 11 30c0 5-2 11-5 15-2 5-6 9-11 12h-38v-13c0-16-3-28-10-36-6-9-15-13-26-13s-20 3-28 10c-7 7-13 16-18 28-4 12-6 27-6 44s3 32 9 45 14 23 25 31c10 7 23 10 37 10 12 0 22-2 32-7s20-12 29-21zM4668 160l-67-27v-16l67-27h20zM4688 282c0 5 1 9 3 12 2 2 5 5 10 6 4 2 10 3 19 4v21h-119v-21c6-1 12-2 16-4 4-1 6-4 8-6s3-6 3-10v-158l60-36zM4680 170c9-17 17-32 24-43s15-20 22-27c8-7 15-10 22-10 4 0 6 0 9 2 3 1 5 2 7 4v55h-12c-11 0-21 1-29 4-8 2-16 6-22 12-7 6-14 13-21 22zM4801 38c0-7 2-13 5-19 3-5 8-10 14-13 6-4 12-6 20-6 7 0 13 2 19 6 6 3 10 8 14 13 3 6 5 12 5 20 0 7-2 13-5 19-4 6-8 10-14 14-6 3-13 5-20 5s-13-2-19-5c-6-4-11-8-14-14s-5-12-5-20zM4851 160l-67-27v-16l67-27h21zM4872 284c0 4 0 8 2 10s4 4 8 6c4 1 10 3 17 4v21h-115v-21c7-1 12-3 16-4 4-2 7-4 8-6 2-2 3-6 3-10v-158l61-36zM4983 160l-67-27v-16l67-27h21zM5004 385c0 5 0 8 2 11 2 2 4 4 8 6 4 1 10 3 17 4v21h-115v-21c7-1 12-3 16-4 4-2 7-4 8-6 2-3 3-6 3-11v-259l61-36zM4975 155c7-13 16-25 25-35 10-10 21-18 32-22 12-6 24-8 37-8 18 0 35 5 49 14 15 10 26 23 34 39 9 17 13 36 13 55 0 27-5 50-15 70s-25 35-43 46c-19 11-40 17-64 17-15 0-29-3-42-8-14-6-25-13-34-22l15-33c9 13 18 22 26 27s18 8 29 8c13 0 24-4 34-11 10-8 18-18 23-32 6-14 8-30 8-48 0-17-2-32-7-45-4-12-11-22-20-28-9-7-20-10-32-10-8 0-15 2-23 5s-16 8-22 14c-7 7-13 14-18 24zM5187 108c12-4 22-9 29-13 7-5 14-11 19-18 6-7 11-16 16-27h27v83h-91zM5278 265c0 7 2 14 6 18 4 5 11 9 19 12 9 2 20 4 34 5v21c-9 3-18 5-27 7-8 2-17 3-25 3-21 0-38-6-50-17-11-11-17-26-17-47v-152h60zM5332 133h-77v-38h77zM5377 38c0-7 2-13 5-19 4-5 8-10 14-13 6-4 13-6 20-6s13 2 19 6c6 3 11 8 14 13 3 6 5 12 5 20 0 7-2 13-5 19s-8 10-14 14c-6 3-12 5-19 5-8 0-14-2-20-5-6-4-10-8-14-14-3-6-5-12-5-20zM5428 160l-68-27v-16l68-27h20zM5448 284c0 4 1 8 2 10 2 2 5 4 9 6 4 1 9 3 16 4v21h-115v-21c7-1 13-3 16-4 4-2 7-4 9-6 1-2 2-6 2-10v-158l61-36zM5606 117c-9 1-16 3-20 5s-6 5-7 8c-1 4 1 9 3 16l46 117h-8l46-117c3-7 4-12 3-15 0-4-3-7-7-9s-11-4-20-5v-22h86v22c-5 1-10 2-13 4-3 1-6 3-8 5s-3 5-5 9l-84 193h-20l-89-193c-2-4-4-7-6-9s-4-4-7-5c-3-2-8-3-13-4v-22h123zM5947 267c-10 21-23 37-40 48-16 10-35 16-57 16s-41-5-59-15c-17-9-30-23-39-40s-14-37-14-59c0-23 5-45 15-65 10-19 24-35 42-46 17-11 37-16 58-16 18 0 34 4 48 12s24 19 32 33c7 14 11 30 11 50v16h-161v-23l112-3-7 11c0-17-2-30-5-40-3-11-8-18-14-24-6-5-13-8-21-8-11 0-20 4-28 11s-14 16-18 29c-4 12-7 28-7 45 0 18 3 33 9 45 6 13 14 22 25 29 11 6 24 10 39 10 12 0 24-3 35-7 11-5 21-13 31-22zM5959 374c14-2 25-6 36-13 10-6 19-15 25-25s9-21 9-33h6c0 7-3 14-8 18-5 5-11 7-19 7-7 0-14-1-20-4-6-4-11-9-14-15-4-6-5-13-5-20s1-13 5-19c3-6 8-11 14-14 6-4 13-6 20-6 8 0 16 3 23 7 6 5 12 11 16 19 3 8 5 17 5 27 0 17-4 32-12 45-8 14-19 25-33 33-14 9-30 14-48 16zM6224 271c0 8 1 14 3 18 2 5 6 8 11 10 6 2 13 4 23 4v22h-108v-22c9 0 17-2 22-4 6-2 10-5 12-10 2-4 3-10 3-18v-198c0-7-1-13-3-18-2-4-6-7-12-9-5-2-13-4-22-5v-22h75l-4 44zM6429 328l-221-235 20-74 221 236zM6492 41c-10 1-17 3-23 5-5 2-9 5-11 9-2 5-3 11-3 18v255h-26l-8-44v-211c0-7-1-13-4-18-2-4-6-7-11-9-6-2-13-4-22-5v-22h108zM6609 331c-21 0-40-5-57-15-16-10-29-23-39-40-9-18-14-38-14-60 0-23 5-44 15-64 10-19 24-34 42-45 17-11 36-17 56-17 22 0 41 5 57 15 17 10 29 23 39 41 9 17 14 38 14 60s-5 43-15 62c-10 20-24 35-41 46-18 11-36 17-57 17zM6613 308c11 0 19-4 26-10 6-7 11-17 15-30 3-14 5-31 5-50 0-21-3-39-7-55s-10-28-18-37c-7-9-16-13-26-13s-19 4-25 11c-7 6-12 16-16 29-3 14-5 31-5 51 0 21 2 39 6 54 5 16 11 28 18 37 8 8 18 13 27 13zM6744 108c12-4 21-9 29-13 7-5 14-11 19-18 6-7 11-16 15-27h27v83h-90zM6834 265c0 7 2 14 7 18 4 5 10 9 19 12 9 2 20 4 33 5v21c-8 3-17 5-26 7s-17 3-25 3c-22 0-38-6-50-17s-18-26-18-47v-152h60zM6888 133h-76v-38h76zM7033 223c5 28 14 48 27 62s31 20 53 20c13 0 24-2 33-6 10-4 17-10 23-17 5-8 7-17 7-27s-2-18-7-25c-4-6-11-12-19-16-7-4-18-8-30-12-4-1-9-2-14-4-20-5-37-11-51-19-14-7-25-18-33-30-8-11-12-26-12-44 0-17 4-33 14-47 9-14 22-25 39-33 16-7 35-11 56-11 20 0 38 2 53 6 16 5 31 12 44 21v71h-25c-4-16-10-30-16-41-6-10-13-18-22-24-9-5-20-7-33-7-11 0-21 2-29 5-8 4-15 9-19 16-4 6-7 14-7 23 0 11 3 20 8 26 6 7 12 11 20 15 8 3 18 6 30 10 3 0 6 1 9 2 22 6 41 13 55 21 15 7 26 19 35 31 8 12 13 27 13 45 0 19-6 36-16 50-11 15-25 26-44 35-19 8-40 12-64 12-20 0-39-3-58-8-18-6-33-13-45-23v-77zM7286 38c0-7 2-13 5-19 3-5 8-10 14-13 5-4 12-6 20-6 6 0 13 2 19 6 6 3 10 8 14 13 3 6 5 12 5 20 0 7-2 13-5 19-4 6-8 10-14 14-6 3-13 5-20 5s-14-2-19-5c-6-4-11-8-14-14s-5-12-5-20zM7336 160l-67-27v-16l67-27h20zM7356 284c0 4 1 8 3 10 1 2 4 4 8 6 4 1 9 3 17 4v21h-115v-21c7-1 12-3 16-4 4-2 7-4 8-6 2-2 3-6 3-10v-158l60-36zM7570 113c11-5 20-8 27-10 6-3 12-5 16-6s9-2 13-2h13v38h-69zM7515 90c19 0 35 3 50 10 14 6 25 16 33 28s12 25 12 40c0 16-4 30-13 44-8 13-20 23-35 30-15 8-32 12-49 12-19 0-36-4-50-10-14-7-25-16-33-28-9-12-13-25-13-40 0-17 5-31 14-44 8-13 20-23 35-31 15-7 31-11 49-11zM7512 111c-12 0-21 5-28 15-6 9-9 23-9 41 0 14 1 25 5 34 3 10 8 17 15 23 6 5 13 8 21 8 12 0 21-5 27-14 6-10 9-24 9-42 0-13-1-24-5-34-3-9-8-17-14-22-6-6-13-9-21-9zM7479 336c-13 0-23 3-31 9-7 7-11 15-11 25 0 8 3 15 8 21s12 10 22 13c9 3 21 5 34 5h15c14 0 27-2 38-6 11-3 20-8 26-15s9-14 9-22c0-9-3-16-9-20-6-5-15-8-26-8h-102v-10c-12 0-22-4-30-12-8-7-12-18-12-31 0-9 3-18 8-25 5-8 12-15 21-19 10-5 21-8 34-9l6 15c-10 0-17 2-22 6-5 3-8 8-8 14s2 11 5 13c4 4 9 5 16 5h97c14 0 27 3 38 8 10 5 19 12 25 22 5 9 8 21 8 34 0 14-5 28-16 40-11 13-25 22-44 29-19 8-40 11-62 11h-15c-21 0-39-2-55-7-16-4-29-11-38-19s-14-17-14-28c0-9 3-18 10-26 6-8 15-14 26-19s22-8 35-8h21v14zM7745 90l-21 70-67-27v-16l67-27zM7657 304c7-1 12-2 16-4 4-1 7-4 8-6 2-2 3-6 3-10v-158l61-36v194c0 4 0 8 2 10s4 5 8 6c4 2 10 3 17 4v21h-115zM7801 304c7-1 13-2 16-4 4-1 7-4 9-6 1-2 2-6 2-10v-115c0-12-3-21-9-27-6-7-15-10-27-10-7 0-14 2-22 5s-15 7-23 12c-7 5-13 10-18 17v-18c7-12 16-21 26-30 11-9 22-16 33-20 11-6 23-8 34-8 21 0 38 6 49 18 12 11 18 28 18 50v126c0 4 1 8 2 10 2 2 5 5 8 6 4 2 10 3 17 4v21h-115zM7957 38c0-7 1-13 5-19 3-5 8-10 13-13 6-4 13-6 20-6s14 2 20 6c5 3 10 8 13 13 4 6 5 12 5 20 0 7-1 13-5 19-3 6-8 10-13 14-6 3-13 5-20 5s-14-2-20-5c-5-4-10-8-13-14-4-6-5-12-5-20zM8007 160l-67-27v-16l67-27h20zM8027 284c0 4 1 8 3 10 1 2 4 4 8 6 4 1 9 3 16 4v21h-114v-21c7-1 12-3 16-4 4-2 6-4 8-6s3-6 3-10v-158l60-36zM8076 304c7-1 13-2 16-4 5-1 7-4 9-6s3-6 3-10v-189c0-18 5-34 15-49 11-14 25-25 45-33 19-8 41-12 67-12 19 0 36 2 51 6s26 9 34 17c8 7 12 15 12 25 0 5-1 10-5 14-3 5-7 8-12 11h-49v-13c0-13-4-23-10-30-7-6-16-10-28-10-13 0-24 3-33 9s-16 14-20 25c-5 11-7 24-7 40v188c0 4 1 8 3 11 2 2 6 5 10 6 5 2 12 3 20 4v21h-121zM8073 108c14-4 26-9 35-15 10-7 20-15 29-26h21v66h-85zM8302 133h-161v-38h161zM8235 304c7-1 12-3 16-4 4-2 6-4 8-6s3-6 3-10v-189l40-5h20v194c0 4 1 8 3 10 1 2 4 4 8 6 4 1 9 3 16 4v21h-114zM8574 267c-9 20-21 36-37 47s-35 17-57 17c-21 0-40-5-57-15-16-10-29-23-39-40-9-18-14-37-14-59 0-24 5-46 15-66 11-19 25-34 42-45 18-11 38-16 60-16 15 0 30 2 42 8 13 5 23 12 30 21s11 19 11 30c0 5-2 11-4 15-3 5-7 9-11 12h-39v-13c0-16-3-28-9-36-7-9-16-13-27-13s-20 3-27 10c-8 7-14 16-19 28-4 12-6 27-6 44s3 32 9 45 14 23 25 31c11 7 23 10 37 10 12 0 22-2 32-7s20-12 29-21zM8815 322c-6 2-12 4-19 5-6 2-12 3-18 3-17 0-29-5-38-13-8-8-13-20-13-36v-129c0-13-3-24-8-31-6-7-15-10-27-10-11 0-19 3-25 10-7 6-10 16-10 27v28h-42c-5-3-8-7-11-12-2-5-3-11-3-16 0-11 4-21 12-29 8-9 19-16 33-21 14-6 29-8 46-8 20 0 37 3 51 9 15 7 26 16 33 28 8 12 12 27 12 43v109c0 5 1 9 2 11 2 3 5 5 8 7 4 2 10 3 17 3zM8737 285c-11 15-23 27-36 35-13 7-28 11-45 11-12 0-22-3-32-7-9-6-16-13-21-21-5-9-8-19-8-30 0-17 5-31 15-42 11-11 26-19 47-25l87-25v21l-57 17c-12 4-20 9-25 15-5 7-7 15-7 25 0 6 1 11 3 17 3 4 7 8 13 11 5 3 10 5 17 5 8 0 17-3 26-8 8-4 16-11 23-19zM8921 90l-21 70-67-27v-16l67-27zM8833 304c7-1 12-2 16-4 4-1 7-4 8-6 2-2 3-6 3-10v-158l61-36v194c0 4 0 8 2 10s4 5 8 6c4 2 10 3 17 4v21h-115zM8977 304c7-1 13-2 16-4 4-1 7-4 9-6s2-6 2-10v-115c0-12-3-21-9-27-6-7-15-10-27-10-7 0-14 2-22 5s-15 7-23 12c-7 5-13 10-18 17v-18c7-12 16-21 26-30 11-9 22-16 33-20 12-6 23-8 34-8 22 0 38 6 49 18 12 11 18 28 18 50v126c0 4 1 8 2 10 2 2 5 5 9 6 4 2 9 3 16 4v21h-115zM9101 108c11-4 21-9 28-13 8-5 14-11 20-18 5-7 10-16 15-27h27v83h-90zM9191 265c0 7 2 14 6 18 5 5 11 9 19 12 9 2 20 4 34 5v21c-9 3-18 5-26 7-9 2-18 3-26 3-21 0-38-6-49-17-12-11-18-26-18-47v-152h60zM9245 133h-77v-38h77z">
          <text:p/>
        </draw:path>
        <draw:frame draw:style-name="gr2" draw:text-style-name="P3" draw:layer="layout" svg:width="3.008cm" svg:height="0.577cm" svg:x="0.988cm" svg:y="9.822cm">
          <draw:text-box>
            <text:p text:style-name="P2"><text:span text:style-name="T1">stable </text:span><text:span text:style-name="T1">d=0.148.</text:span></text:p>
          </draw:text-box>
        </draw:frame>
        <draw:frame draw:style-name="gr2" draw:text-style-name="P3" draw:layer="layout" svg:width="18.866cm" svg:height="0.577cm" svg:x="0.988cm" svg:y="14.031cm">
          <draw:text-box>
            <text:p text:style-name="P2"><text:span text:style-name="T1">The -</text:span><text:span text:style-name="T1">0.188 </text:span><text:span text:style-name="T1">extreme </text:span><text:span text:style-name="T1">block </text:span><text:span text:style-name="T1">result </text:span><text:span text:style-name="T1">and </text:span><text:span text:style-name="T1">near-</text:span><text:span text:style-name="T1">perfect </text:span><text:span text:style-name="T1">symmetr</text:span><text:span text:style-name="T1">y with </text:span><text:span text:style-name="T1">curiosity </text:span><text:span text:style-name="T1">(+0.183 </text:span><text:span text:style-name="T1">vs -</text:span><text:span text:style-name="T1">0.188) </text:span><text:span text:style-name="T1">are</text:span></text:p>
          </draw:text-box>
        </draw:frame>
        <draw:frame draw:style-name="gr2" draw:text-style-name="P3" draw:layer="layout" svg:width="18.112cm" svg:height="0.577cm" svg:x="0.988cm" svg:y="14.666cm">
          <draw:text-box>
            <text:p text:style-name="P2"><text:span text:style-name="T1">descripti</text:span><text:span text:style-name="T1">vely </text:span><text:span text:style-name="T1">compelli</text:span><text:span text:style-name="T1">ng but </text:span><text:span text:style-name="T1">statistica</text:span><text:span text:style-name="T1">lly non-</text:span><text:span text:style-name="T1">signiﬁca</text:span><text:span text:style-name="T1">nt </text:span><text:span text:style-name="T1">(p=0.693</text:span><text:span text:style-name="T1">). The </text:span><text:span text:style-name="T1">extreme </text:span><text:span text:style-name="T1">block is </text:span><text:span text:style-name="T1">real</text:span></text:p>
          </draw:text-box>
        </draw:frame>
        <draw:path draw:style-name="gr1" draw:text-style-name="P1" draw:layer="layout" svg:width="9.247cm" svg:height="0.431cm" svg:x="0.996cm" svg:y="16.381cm" svg:viewBox="0 0 9248 432" svg:d="M96 46c-15 0-28 2-37 5-9 4-17 10-23 18-5 9-10 21-13 36h-23v-86h129v27zM260 105c-4-15-9-27-15-36-5-8-13-14-22-18-9-3-21-5-37-5h-33v-27h129v86zM70 303c10 0 17-2 23-4 5-2 9-5 11-10 2-4 4-9 4-17v-253h66v253c0 8 1 13 4 17 2 5 6 8 11 10 6 2 13 4 23 4v22h-142zM371 82l-68-32v-16l68-33h20zM391 284c0 4 1 8 2 10 2 3 5 5 8 7 4 1 10 2 17 3v21h-115v-21c7-1 13-2 16-3 4-2 7-4 9-7 1-2 2-6 2-10v-247l61-36zM375 148c7-11 16-21 26-30 11-9 22-15 33-20 12-5 23-8 34-8 22 0 38 6 50 18 11 12 17 28 17 50v126c0 4 1 8 3 10 1 3 4 5 8 7 4 1 9 2 16 3v21h-114v-21c7-1 12-2 16-3 4-2 6-4 8-7 2-2 3-6 3-10v-115c0-12-3-21-10-27-6-6-15-10-27-10-7 0-14 2-22 5-7 3-15 7-22 12s-14 11-19 17zM791 267c-10 21-23 37-40 48-16 10-35 16-56 16-23 0-42-5-59-14-17-10-31-23-40-41-9-17-14-37-14-59 0-24 5-45 15-65 10-19 24-34 42-45 17-11 37-17 58-17 18 0 34 4 48 12s24 19 32 33c7 14 11 31 11 49v16h-161v-23l112-3-7 11c0-16-2-28-5-39-3-10-8-18-14-23-6-6-13-9-21-9-11 0-20 4-28 11s-14 17-18 29c-4 13-7 27-7 44 0 19 3 34 9 46 6 13 14 22 25 29s24 10 39 10c13 0 24-2 35-7s21-12 31-22zM924 249c5 20 12 34 22 44 10 9 22 14 37 14 8 0 16-1 22-4 7-3 12-6 16-11 3-5 5-11 5-18 0-6-1-11-4-15-3-5-7-9-14-12-6-3-14-6-24-9-4-1-8-2-11-3-18-4-33-9-45-16-11-7-19-14-24-23-6-9-8-20-8-33 0-14 4-27 12-38 7-11 18-19 32-26 13-6 29-9 47-9 16 0 31 2 44 6 13 3 25 8 36 15v53h-28c-4-16-10-28-20-37-9-9-20-13-33-13-8 0-14 1-20 4-6 2-10 5-13 10-3 4-4 9-4 15s1 11 4 15c3 5 8 8 15 11s16 6 28 9c20 5 37 10 49 16 12 7 21 14 26 25 6 9 9 21 9 35 0 15-5 29-13 40-7 12-19 21-33 27-15 7-32 10-52 10-16 0-32-2-47-6-16-5-28-11-39-19v-57zM1214 117c-10 1-17 3-21 5-5 2-7 5-7 9-1 4 0 9 3 16l51 124h-12l47-124c3-7 4-12 4-16-1-4-3-7-7-9s-11-4-20-5v-21h85v21c-7 2-13 4-17 6-3 2-6 6-9 12l-81 193h-26l-88-193c-2-5-5-9-9-12-3-2-8-4-16-6v-21h123zM1121 374c16 0 28-2 38-5s18-9 26-17c7-8 14-19 20-33l25 9c-10 24-18 43-27 58s-19 26-30 34-23 12-37 12c-7 0-13-1-20-4-6-2-11-5-14-8v-46zM1443 90l-21 71-67-27v-17l67-27zM1355 304c7-1 12-2 16-3 4-2 7-4 8-7 2-2 3-6 3-10v-158l61-36v194c0 4 0 8 2 10 2 3 4 5 8 7 4 1 10 2 17 3v21h-115zM1496 304c6-1 12-2 16-3 4-2 6-4 8-7 2-2 3-6 3-10v-117c0-11-3-20-9-26-6-5-15-9-27-9-7 0-14 2-22 5-7 3-14 6-21 11s-13 10-18 16v-18c7-11 16-20 26-29 10-8 21-15 32-20 11-4 22-7 33-7 21 0 38 6 49 17 11 12 17 28 17 50v127c0 4 1 8 2 10 2 3 5 5 9 7 4 1 9 2 16 3v21h-114zM1636 304c7-1 12-2 16-3 4-2 7-4 8-7 2-2 3-6 3-10v-117c0-11-3-20-9-26-6-5-15-9-27-9-6 0-14 2-21 5-8 3-15 6-22 11s-13 10-18 16v-18c7-11 16-20 26-29 10-8 21-15 33-20 11-4 22-7 32-7 22 0 38 6 49 17 11 12 17 28 17 50v127c0 4 1 8 3 10 2 3 5 5 8 7 4 1 10 2 17 3v21h-115zM1862 90l-21 71-67-27v-17l67-27zM1774 304c7-1 12-2 16-3 4-2 7-4 8-7 2-2 3-6 3-10v-158l61-36v194c0 4 0 8 2 10 2 3 4 5 8 7 4 1 10 2 17 3v21h-115zM1914 304c7-1 13-2 16-3 4-2 7-4 9-7 2-2 2-6 2-10v-117c0-11-3-20-8-26-6-5-15-9-27-9-7 0-14 2-22 5-7 3-14 6-21 11s-13 10-19 16v-18c8-11 17-20 27-29 10-8 21-15 32-20 11-4 22-7 33-7 21 0 38 6 49 17 11 12 17 28 17 50v127c0 4 1 8 2 10 2 3 5 5 9 7 4 1 9 2 16 3v21h-115zM2054 304c8-1 13-2 17-3 4-2 7-4 8-7 2-2 3-6 3-10v-117c0-11-3-20-9-26-6-5-15-9-27-9-6 0-14 2-21 5-8 3-15 6-22 11s-13 10-19 16v-18c8-11 17-20 27-29 10-8 21-15 32-20 12-4 23-7 33-7 22 0 38 6 49 17 11 12 17 28 17 50v127c0 4 1 8 3 10 2 3 4 5 8 7 4 1 10 2 17 3v21h-116zM2398 267c-10 21-23 37-39 48-17 10-36 16-57 16-22 0-42-5-59-14-17-10-30-23-40-41-9-17-14-37-14-59 0-24 5-45 15-65 10-19 25-34 42-45 18-11 37-17 59-17 18 0 33 4 47 12s25 19 32 33c8 14 12 31 12 49v16h-162v-23l112-3-7 11c0-16-1-28-5-39-3-10-7-18-13-23-6-6-14-9-22-9-10 0-19 4-27 11s-14 17-19 29c-4 13-6 27-6 44 0 19 3 34 9 46 5 13 14 22 24 29 11 7 24 10 39 10 13 0 24-2 35-7s21-12 31-22zM2420 108c12-4 22-9 29-13 7-5 14-11 19-18 6-7 11-16 16-27h27v84h-91zM2511 265c0 7 2 14 6 18 4 5 11 9 19 12 9 3 20 4 34 5v21c-9 3-18 6-27 7-9 2-17 3-25 3-21 0-38-6-50-17s-17-26-17-47v-152h60zM2565 134h-77v-38h77zM2661 161l-68-27v-17l68-27h20zM2681 282c0 5 1 9 3 12s5 5 10 7c4 1 10 2 18 3v21h-119v-21c7-1 13-2 16-3 4-2 7-4 9-7 1-2 2-6 2-10v-158l61-36zM2673 170c9-17 17-31 24-42 7-12 15-21 22-27 7-7 15-11 22-11 3 0 6 1 9 2s5 2 7 4v55h-12c-12 0-21 2-29 4s-16 6-22 12c-7 5-14 12-21 21zM2897 117c-9 1-16 3-21 5-4 2-6 5-7 9 0 4 1 9 4 16l50 124h-12l48-124c2-7 4-12 3-16 0-4-2-7-6-9s-11-4-21-5v-21h86v21c-8 2-14 4-17 6s-7 6-9 12l-82 193h-25l-88-193c-2-5-5-9-9-12-3-2-9-4-16-6v-21h122zM2805 374c15 0 28-2 38-5s18-9 25-17c8-8 14-19 21-33l24 9c-9 24-18 43-27 58-8 15-18 26-29 34s-23 12-37 12c-7 0-14-1-20-4-7-2-12-5-14-8v-46zM3184 161l-67-27v-17l67-27h21zM3205 282c0 5 1 9 2 12 3 3 6 5 10 7 5 1 11 2 19 3v21h-119v-21c7-1 12-2 16-3 4-2 7-4 8-7 2-2 3-6 3-10v-158l61-36zM3197 170c9-17 17-31 24-42 7-12 14-21 22-27 7-7 14-11 22-11 3 0 6 1 9 2s5 2 7 4v55h-12c-12 0-22 2-30 4s-15 6-22 12c-6 5-13 12-20 21zM3506 267c-10 21-23 37-40 48-16 10-35 16-56 16-22 0-42-5-59-14-17-10-31-23-40-41-9-17-14-37-14-59 0-24 5-45 15-65 10-19 24-34 42-45s37-17 58-17c18 0 34 4 48 12s24 19 32 33c7 14 11 31 11 49v16h-161v-23l112-3-7 11c0-16-2-28-5-39-3-10-7-18-14-23-6-6-13-9-21-9-10 0-20 4-28 11-7 7-13 17-18 29-4 13-6 27-6 44 0 19 2 34 8 46 6 13 14 22 25 29s24 10 39 10c13 0 24-2 35-7s21-12 31-22zM3618 90l-20 71-68-27v-17l68-27zM3530 304c7-1 13-2 16-3 4-2 7-4 9-7 1-2 2-6 2-10v-158l61-36v194c0 4 1 8 2 10 2 3 5 5 9 7 4 1 10 2 17 3v21h-116zM3672 304c7-1 12-2 16-3 4-2 7-4 8-7 2-2 3-6 3-10v-117c0-11-3-20-9-26-6-5-15-9-26-9-7 0-15 2-22 5-8 3-16 6-23 11s-13 10-18 16v-18c7-11 16-20 26-29 12-8 22-15 33-20 12-4 23-7 33-7 22 0 38 6 49 17 12 12 18 28 18 50v127c0 4 0 8 2 10 2 3 4 5 8 7 4 1 10 2 17 3v21h-115zM3812 304c7-1 13-2 16-3 4-2 7-4 9-7 2-2 2-6 2-10v-117c0-11-3-20-8-26-6-5-15-9-27-9-7 0-14 2-22 5-7 3-14 6-21 11s-14 10-19 16v-18c8-11 16-20 26-29 11-8 21-15 33-20 11-4 22-7 32-7 22 0 38 6 49 17 12 12 18 28 18 50v127c0 4 0 8 2 10 2 3 5 5 9 7 4 1 9 2 16 3v21h-115zM4171 322c-6 3-12 4-19 6-6 1-13 2-19 2-16 0-28-4-37-12-9-9-13-21-13-37v-129c0-13-3-23-9-31-6-6-14-10-26-10-11 0-19 3-26 10-6 7-9 16-9 27v27h-42c-5-3-8-6-11-11-2-5-3-11-3-16 0-11 4-20 12-29s19-16 33-21c13-5 29-8 46-8 20 0 37 3 51 9 15 7 26 16 33 28 8 12 12 27 12 44v108c0 5 0 9 2 12 2 2 5 4 8 6 4 2 9 3 17 4zM4093 285c-11 16-23 27-36 35-14 7-28 11-45 11-12 0-22-3-32-7-9-5-16-12-21-21-6-9-8-19-8-30 0-17 5-30 15-41 10-12 26-21 47-27l87-25v21l-58 18c-11 4-19 9-24 15-5 7-8 15-8 25 0 6 2 12 4 17 3 5 7 8 12 11s11 5 17 5c9 0 18-3 26-7 9-5 17-12 24-20zM4206 38c0-7 2-13 5-19 3-5 8-10 14-13 5-4 12-6 19-6s14 2 20 6c6 3 10 8 14 13 3 6 5 12 5 20 0 7-2 13-5 19-4 6-8 11-14 14s-13 5-20 5-14-2-19-5c-6-3-11-8-14-14s-5-12-5-20zM4256 161l-67-27v-17l67-27h20zM4276 284c0 4 1 8 3 10 1 3 4 5 8 6s9 3 16 4v21h-114v-21c7-1 12-3 16-4s7-3 8-6c2-2 3-6 3-10v-158l60-36zM4412 90l-20 71-67-27v-17l67-27zM4325 304c6-1 12-2 16-3 4-2 6-4 8-7 2-2 3-6 3-10v-158l60-36v194c0 4 1 8 2 10 2 3 5 5 9 7 4 1 9 2 16 3v21h-114zM4469 304c7-1 12-2 16-3 4-2 7-4 8-7 2-2 3-6 3-10v-115c0-12-3-21-9-27s-15-10-27-10c-7 0-15 2-22 5-8 3-16 7-23 12s-13 11-19 17v-18c8-11 16-21 27-30 10-9 21-15 33-20 11-5 22-8 33-8 22 0 39 6 50 18 12 12 18 28 18 50v126c0 4 0 8 2 10 2 3 4 5 8 7 4 1 10 2 17 3v21h-115zM4637 249c5 20 13 34 23 44 10 9 22 14 36 14 9 0 16-1 23-4 6-3 11-6 15-11s6-11 6-18c0-6-2-11-5-15-2-5-7-9-13-12s-14-6-25-9c-4-1-7-2-11-3-18-4-33-9-44-16s-19-14-25-23c-5-9-7-20-7-33 0-14 3-27 11-38s18-19 32-26c14-6 30-9 47-9s31 2 45 6c13 3 25 8 35 15v53h-27c-4-16-11-28-20-37s-20-13-34-13c-7 0-14 1-19 4-6 2-10 5-13 10-3 4-5 9-5 15s2 11 5 15c3 5 8 8 14 11 7 3 16 6 28 9 21 5 37 10 49 16 12 7 21 14 27 25 5 9 8 21 8 35 0 15-4 29-12 40-8 12-19 21-34 27-14 7-32 10-51 10-17 0-32-2-48-6-15-5-28-11-38-19v-57zM4894 108c12-4 21-9 29-13 7-5 13-11 19-18 5-7 11-16 15-27h27v84h-90zM4984 265c0 7 2 14 6 18 5 5 11 9 20 12s20 4 33 5v21c-8 3-17 6-26 7-9 2-17 3-25 3-22 0-38-6-50-17s-18-26-18-47v-152h60zM5038 134h-76v-38h76zM5134 82l-67-32v-16l67-33h20zM5154 284c0 4 1 8 3 10 1 3 4 5 8 7 4 1 9 2 16 3v21h-114v-21c7-1 12-2 16-3 4-2 6-4 8-7 2-2 3-6 3-10v-247l60-36zM5138 148c8-11 17-21 27-30 11-9 22-15 33-20s23-8 34-8c21 0 38 6 49 18 12 12 18 28 18 50v126c0 4 1 8 2 10 2 3 5 5 8 7 4 1 10 2 17 3v21h-115v-21c7-1 12-2 16-3 4-2 7-4 8-7 2-2 3-6 3-10v-115c0-12-3-21-9-27s-15-10-27-10c-7 0-15 2-22 5-8 3-16 7-23 12s-13 11-19 17zM5554 267c-9 21-23 37-39 48-16 10-35 16-57 16s-42-5-59-14c-17-10-30-23-40-41-9-17-13-37-13-59 0-24 5-45 14-65 11-19 25-34 42-45 18-11 37-17 59-17 18 0 34 4 47 12 14 8 25 19 32 33 8 14 12 31 12 49v16h-162v-23l112-3-7 11c0-16-1-28-5-39-3-10-7-18-13-23-6-6-13-9-22-9-10 0-19 4-27 11s-14 17-19 29c-4 13-6 27-6 44 0 19 3 34 9 46 5 13 14 22 24 29 12 7 24 10 40 10 12 0 24-2 34-7 11-5 22-12 31-22zM5688 331c-21 0-40-5-56-14-17-10-30-24-40-41-9-18-13-38-13-60 0-24 5-44 15-64 10-19 24-34 41-45s36-17 57-17 40 5 56 15c17 10 30 24 39 41 10 18 14 37 14 59 0 24-5 45-15 64s-24 34-41 45-36 17-57 17zM5693 308c10 0 19-4 25-10 7-7 12-17 15-30 3-14 5-30 5-50 0-22-2-40-7-55-4-16-10-28-17-37-8-8-16-13-27-13-10 0-18 4-25 11-7 6-12 16-16 29-3 14-4 30-4 50 0 22 1 40 6 56 4 15 10 28 18 36 8 9 17 13 27 13zM5891 161l-68-27v-17l68-27h20zM5911 282c0 5 1 9 3 12s5 5 10 7c4 1 10 2 19 3v21h-120v-21c7-1 13-2 16-3 4-2 7-4 9-7 1-2 2-6 2-10v-158l61-36zM5903 170c9-17 17-31 24-42 7-12 15-21 22-27 7-7 15-11 22-11 3 0 6 1 9 2s5 2 7 4v55h-12c-11 0-21 2-29 4s-16 6-22 12c-7 5-14 12-21 21zM6212 267c-9 21-23 37-39 48-16 10-35 16-57 16s-42-5-59-14c-17-10-30-23-40-41-9-17-13-37-13-59 0-24 5-45 14-65 11-19 25-34 42-45 18-11 37-17 59-17 18 0 34 4 47 12 14 8 25 19 32 33 8 14 12 31 12 49v16h-162v-23l112-3-7 11c0-16-1-28-4-39-4-10-8-18-14-23-6-6-13-9-22-9-10 0-19 4-27 11s-14 17-19 29c-4 13-6 27-6 44 0 19 3 34 9 46 6 13 14 22 25 29s23 10 39 10c12 0 24-2 34-7 11-5 22-12 31-22zM6235 108c11-4 21-9 28-13 7-5 14-11 19-18 6-7 11-16 16-27h27v84h-90zM6325 265c0 7 2 14 6 18 4 5 11 9 19 12 9 3 20 4 34 5v21c-9 3-18 6-27 7-8 2-17 3-25 3-21 0-38-6-50-17-11-11-17-26-17-47v-152h60zM6379 134h-77v-38h77zM6424 38c0-7 2-13 5-19 4-5 8-10 14-13 6-4 13-6 20-6s13 2 19 6c6 3 11 8 14 13 3 6 5 12 5 20 0 7-2 13-5 19s-8 11-14 14-12 5-20 5c-7 0-13-2-19-5s-10-8-14-14c-3-6-5-12-5-20zM6475 161l-68-27v-17l68-27h20zM6495 284c0 4 1 8 2 10 2 3 5 5 8 6 4 1 10 3 17 4v21h-115v-21c7-1 13-3 16-4 4-1 7-3 9-6 1-2 2-6 2-10v-158l61-36zM6747 267c-9 21-21 36-37 47-17 11-36 17-58 17-21 0-39-5-56-14-16-10-30-24-39-41-9-18-14-37-14-59 0-25 5-47 15-66s24-34 42-44c18-11 37-17 59-17 16 0 30 3 43 8s23 12 30 21 11 19 11 30c0 6-2 11-5 15-2 5-6 8-11 11h-38v-12c0-16-3-28-10-36-6-8-15-13-26-13s-20 4-28 10c-7 7-13 16-18 28-4 12-6 27-6 43 0 17 3 33 9 47 6 12 14 23 25 30 10 7 23 10 37 10 11 0 22-2 32-7s20-12 29-21zM6988 322c-6 3-13 4-19 6-6 1-13 2-19 2-16 0-29-4-37-12-9-9-13-21-13-37v-129c0-13-3-23-9-31-6-6-15-10-26-10s-19 3-26 10c-6 7-9 16-9 27v27h-42c-5-3-8-6-11-11-2-5-3-11-3-16 0-11 4-20 12-29s19-16 32-21c14-5 30-8 47-8 20 0 37 3 51 9 15 7 26 16 33 28 8 12 12 27 12 44v108c0 5 0 9 2 12 2 2 4 4 8 6s9 3 17 4zM6909 285c-10 16-22 27-35 35-14 7-29 11-45 11-12 0-23-3-32-7-9-5-17-12-22-21s-7-19-7-30c0-17 5-30 15-41 10-12 26-21 46-27l87-25v21l-57 18c-11 4-20 9-25 15-4 7-7 15-7 25 0 6 1 12 4 17s7 8 12 11 11 5 17 5c9 0 18-3 26-7 9-5 17-12 23-20zM7073 82l-67-32v-16l67-33h20zM7093 284c0 4 1 8 3 10 1 3 4 5 8 7 4 1 9 2 16 3v21h-114v-21c7-1 12-2 16-3 4-2 6-4 8-7 2-2 3-6 3-10v-247l60-36zM7209 82l-67-32v-16l67-33h20zM7229 284c0 4 1 8 2 10 2 3 5 5 9 7 4 1 9 2 16 3v21h-114v-21c6-1 12-2 16-3 4-2 6-4 8-7 2-2 3-6 3-10v-247l60-36zM7389 117c-9 1-16 3-21 5-4 2-7 5-7 9s1 9 4 16l50 124h-12l47-124c3-7 5-12 4-16 0-4-2-7-6-9s-11-4-21-5v-21h86v21c-8 2-14 4-17 6-4 2-7 6-9 12l-82 193h-25l-88-193c-2-5-5-9-9-12-3-2-9-4-17-6v-21h123zM7297 374c15 0 28-2 38-5s18-9 25-17 14-19 21-33l24 9c-9 24-18 43-27 58s-18 26-29 34-23 12-37 12c-7 0-14-1-20-4-7-2-12-5-15-8v-46zM7697 90l-21 71-67-27v-17l67-27zM7609 304c7-1 12-2 16-3 4-2 7-4 8-7 2-2 3-6 3-10v-158l61-36v194c0 4 0 8 2 10 2 3 4 5 8 7 4 1 10 2 17 3v21h-115zM7753 304c7-1 13-2 16-3 4-2 7-4 9-7 1-2 2-6 2-10v-115c0-12-3-21-9-27s-15-10-27-10c-7 0-14 2-22 5s-15 7-23 12c-7 5-13 11-18 17v-18c7-11 16-21 26-30 11-9 22-15 33-20s23-8 34-8c21 0 38 6 49 18 12 12 18 28 18 50v126c0 4 1 8 2 10 2 3 5 5 8 7 5 1 10 2 17 3v21h-115zM7997 331c-21 0-40-5-57-14-16-10-30-24-39-41-9-18-14-38-14-60 0-24 5-44 15-64 10-19 24-34 41-45 18-11 37-17 57-17 21 0 40 5 57 15 16 10 29 24 39 41 9 18 14 37 14 59 0 24-5 45-16 64-9 19-23 34-40 45-18 11-37 17-57 17zM8001 308c10 0 19-4 26-10 6-7 11-17 15-30 3-14 5-30 5-50 0-22-3-40-7-55-4-16-10-28-18-37-7-8-16-13-26-13s-19 4-26 11c-6 6-11 16-15 29-3 14-5 30-5 50 0 22 2 40 6 56 5 15 11 28 18 36 8 9 17 13 27 13zM8132 108c12-4 21-9 29-13 7-5 13-11 19-18 5-7 11-16 15-27h27v84h-90zM8222 265c0 7 2 14 6 18 5 5 11 9 20 12s20 4 33 5v21c-8 3-17 6-26 7-9 2-17 3-26 3-21 0-37-6-49-17s-18-26-18-47v-152h60zM8276 134h-76v-38h76zM8525 322c-6 3-12 4-18 6-7 1-13 2-19 2-16 0-29-4-38-12-8-9-12-21-12-37v-129c0-13-3-23-9-31-6-6-15-10-27-10-10 0-19 3-25 10s-9 16-9 27v27h-43c-4-3-8-6-10-11s-4-11-4-16c0-11 5-20 13-29s18-16 32-21 29-8 46-8c20 0 37 3 52 9 14 7 25 16 33 28s11 27 11 44v108c0 5 1 9 3 12 1 2 4 4 8 6 3 2 9 3 16 4zM8447 285c-10 16-22 27-36 35-13 7-28 11-44 11-12 0-23-3-32-7-10-5-17-12-22-21s-8-19-8-30c0-17 6-30 16-41 10-12 25-21 46-27l87-25v21l-57 18c-12 4-20 9-25 15-5 7-7 15-7 25 0 6 1 12 4 17s7 8 12 11 11 5 17 5c9 0 17-3 26-7 9-5 16-12 23-20zM8601 82l-68-32v-16l68-33h20zM8560 325v-291l61-33v298zM8610 302l-23 23h-27l50-41zM8599 269c9 12 18 21 26 26 9 5 18 8 29 8 13 0 25-4 35-11 10-8 17-18 22-32 6-14 9-30 9-49 0-17-3-32-7-44-5-12-12-22-21-28-9-7-19-10-32-10-7 0-15 2-23 5s-15 8-22 14c-7 7-13 14-18 23l-5-15c8-14 16-26 26-36s20-17 32-22c11-5 24-8 37-8 18 0 34 5 49 14 14 10 26 23 34 40 8 16 13 34 13 54 0 27-6 50-16 70s-24 35-43 46c-18 11-40 17-64 17-14 0-28-3-42-8-13-5-25-13-34-22zM8870 82l-67-32v-16l67-33h20zM8890 284c0 4 1 8 2 10 2 3 5 5 9 7 4 1 9 2 16 3v21h-114v-21c7-1 12-2 16-3 4-2 6-4 8-7 2-2 3-6 3-10v-247l60-36zM9148 267c-10 21-23 37-40 48-16 10-35 16-56 16-23 0-42-5-59-14-17-10-31-23-40-41-9-17-14-37-14-59 0-24 5-45 15-65 10-19 24-34 42-45 17-11 37-17 58-17 18 0 34 4 48 12s24 19 32 33c7 14 11 31 11 49v16h-161v-23l112-3-7 11c0-16-2-28-5-39-3-10-8-18-14-23-6-6-13-9-21-9-11 0-20 4-28 11s-14 17-18 29c-4 13-7 27-7 44 0 19 3 34 9 46 6 13 14 22 25 29s24 10 39 10c13 0 24-2 35-7s21-12 31-22zM9170 289c0-6 2-13 5-19s8-11 14-14c6-4 13-6 20-6s13 2 19 6c6 3 11 8 15 14 3 6 5 13 5 19 0 8-2 14-5 20-4 6-9 11-15 15-6 3-12 5-19 5s-14-2-20-5c-6-4-11-9-14-15s-5-12-5-20z">
          <text:p/>
        </draw:path>
        <draw:frame draw:style-name="gr2" draw:text-style-name="P3" draw:layer="layout" svg:width="14.357cm" svg:height="0.577cm" svg:x="0.988cm" svg:y="15.301cm">
          <draw:text-box>
            <text:p text:style-name="P2"><text:span text:style-name="T1">within </text:span><text:span text:style-name="T1">n=25-30 </text:span><text:span text:style-name="T1">cycles </text:span><text:span text:style-name="T1">but the </text:span><text:span text:style-name="T1">eﬀect is </text:span><text:span text:style-name="T1">diluted </text:span><text:span text:style-name="T1">across </text:span><text:span text:style-name="T1">the full </text:span><text:span text:style-name="T1">distributi</text:span><text:span text:style-name="T1">on.</text:span></text:p>
          </draw:text-box>
        </draw:frame>
        <draw:frame draw:style-name="gr2" draw:text-style-name="P3" draw:layer="layout" svg:width="9.197cm" svg:height="0.577cm" svg:x="10.26cm" svg:y="16.253cm">
          <draw:text-box>
            <text:p text:style-name="P2"><text:span text:style-name="T1"><text:s/></text:span><text:span text:style-name="T1">It </text:span><text:span text:style-name="T1">suggests </text:span><text:span text:style-name="T1">the </text:span><text:span text:style-name="T1">system </text:span><text:span text:style-name="T1">respond</text:span><text:span text:style-name="T1">s to </text:span><text:span text:style-name="T1">emotion</text:span><text:span text:style-name="T1">al</text:span></text:p>
          </draw:text-box>
        </draw:frame>
        <draw:path draw:style-name="gr1" draw:text-style-name="P1" draw:layer="layout" svg:width="7.437cm" svg:height="0.33cm" svg:x="0.993cm" svg:y="18.18cm" svg:viewBox="0 0 7438 331" svg:d="M16 252c11 15 23 27 36 34 14 8 30 12 46 12 13 0 24-2 34-6 9-4 16-10 22-17 5-8 7-16 7-26 0-13-4-25-13-34s-22-16-41-22c-18-6-42-10-71-12l30-161h154v58h-151l15-8-11 63-13-14c55 4 96 15 123 35 28 19 42 45 42 78 0 19-5 37-15 52-9 15-23 26-40 35-17 8-37 12-60 12-28 0-51-6-69-17s-32-28-41-50zM255 290c0-7 2-14 5-20 4-6 8-11 14-14 6-4 13-5 20-5s14 1 19 5c7 3 11 8 15 14 3 6 5 13 5 20s-2 13-5 20c-4 5-8 10-15 14-5 3-12 5-19 5s-14-2-20-5c-6-4-10-9-14-14-3-7-5-13-5-20zM362 301c34-27 61-50 82-70 20-19 35-38 45-55 10-18 15-35 15-52 0-12-2-22-6-31-5-8-11-15-20-20-8-4-18-6-30-6s-24 2-35 8c-10 6-20 15-30 27l-16-11c11-26 25-45 43-58 18-12 40-19 66-19 19 0 37 4 51 11 15 8 26 18 34 32 8 13 12 30 12 49 0 20-6 40-19 60-12 19-30 38-53 56-23 19-51 38-84 58v-12h159v57h-214zM691 252c10 15 22 27 36 34 13 8 29 12 45 12 14 0 25-2 34-7 10-4 17-11 22-20 5-8 8-18 8-30 0-14-4-26-12-36s-20-18-35-23c-15-6-33-9-55-9v-23c18-1 33-4 44-8 12-4 21-10 27-17 7-7 10-16 10-27 0-7-2-13-6-19-3-5-8-9-14-12s-14-5-22-5c-12 0-24 3-35 9s-21 16-31 27l-17-11c10-24 24-43 42-55s39-18 62-18c17 0 32 3 44 8 12 6 22 14 29 24 6 10 10 21 10 35 0 13-4 25-11 34-7 10-17 19-31 26s-32 13-53 18l7-12c23 2 43 7 59 15 17 7 30 18 38 30 9 13 14 27 14 43 0 19-5 35-15 50-10 14-24 25-42 34-17 8-37 12-59 12-28 0-51-6-69-17s-32-28-41-50zM1029 265c0 9 1 16 4 20 3 5 7 9 13 11s14 3 25 3h5v26h-151v-22c9 0 17-1 22-3 6-3 10-6 12-10 2-5 3-11 3-19v-197c0-8-1-14-3-18-2-5-6-8-12-10-5-3-13-4-22-4v-22h104zM1072 20c35 0 65 6 90 18 26 12 46 29 60 52 14 22 21 48 21 78s-7 57-21 81c-13 24-32 43-57 57-24 13-52 19-82 19h-76v-26h72c18 0 34-5 49-15 14-10 26-24 34-42 8-19 12-40 12-65 0-27-4-50-14-70-9-19-22-35-39-45-17-11-37-16-59-16h-55v-26zM1350 303c9 0 17-1 22-3 6-3 10-6 12-10 2-5 3-11 3-19v-197c0-8-1-14-3-18-2-5-6-8-12-10-5-3-13-4-22-4v-22h142v22c-10 1-18 2-23 4s-9 5-12 10c-2 4-3 10-3 18v197c0 8 1 14 3 19 3 4 7 7 12 10 5 2 13 3 23 3v22h-142zM1603 91l-21 71-67-27v-17l67-27zM1515 304c7-1 12-2 16-3 4-2 7-4 8-6 2-3 3-6 3-11v-157l61-36v193c0 5 0 8 2 11 2 2 4 4 8 6 4 1 10 2 17 3v21h-115zM1659 304c7-1 13-2 16-3 4-2 7-4 9-6 1-3 2-6 2-11v-113c0-13-3-22-9-28s-15-9-27-9c-7 0-14 1-22 4s-15 7-23 12c-7 5-13 11-18 17v-18c7-11 16-21 26-30 11-8 22-15 33-20s23-8 34-8c21 0 38 6 49 18 12 12 18 29 18 51v124c0 5 1 8 2 11 2 2 5 4 8 6 4 1 10 2 17 3v21h-115zM1783 109c11-4 21-8 28-13 8-5 14-10 20-18 5-7 10-17 15-28h27v85h-90zM1873 265c0 8 2 14 6 19 5 4 11 8 19 11 9 3 20 4 34 5v22c-9 3-18 5-26 6-9 2-18 3-26 3-21 0-38-6-49-17-12-11-18-26-18-46v-151h60zM1927 135h-77v-38h77zM2161 267c-10 21-24 37-40 48s-35 16-57 16-42-5-59-14c-17-10-30-23-40-41-9-17-13-37-13-59 0-23 5-44 15-63 10-20 24-35 41-46 18-11 38-17 59-17 18 0 34 4 47 12 14 8 25 19 32 33 8 14 12 31 12 49v16h-162v-23l112-2-6 10c0-15-2-28-5-39-3-10-8-18-14-23-6-6-13-9-22-9-10 0-19 4-27 11s-14 17-18 29c-5 13-7 27-7 44 0 18 3 33 9 45 6 13 14 23 25 29 11 7 24 10 39 10 12 0 24-2 34-7 11-5 22-12 31-22zM2252 162l-67-27v-17l67-27h20zM2272 282c0 5 1 9 3 12s6 5 10 7c5 1 11 2 19 3v21h-119v-21c7-1 12-2 16-3 4-2 7-4 8-6 2-3 3-6 3-11v-157l60-36zM2265 171c9-17 16-31 23-42 8-12 15-21 22-27 8-7 15-11 23-11 3 0 6 1 8 2 3 1 6 2 8 4v55h-13c-11 0-21 2-29 4s-15 6-22 12c-6 5-13 12-20 21zM2589 322c-6 3-12 5-19 6-6 1-13 2-19 2-16 0-28-4-37-12-9-9-13-21-13-37v-127c0-14-3-24-9-31s-14-11-26-11c-11 0-19 3-26 10-6 7-9 16-9 28v26h-42c-5-2-8-6-11-11-2-5-3-10-3-16 0-11 4-20 12-29s19-16 32-21c14-5 30-8 47-8 20 0 37 3 51 10 15 6 26 15 33 27 8 12 12 27 12 44v107c0 5 0 9 2 12 2 2 4 5 8 6 4 2 9 3 17 4zM2510 285c-10 16-22 27-35 35-14 7-28 11-45 11-12 0-23-2-32-7s-16-12-22-21c-5-9-7-19-7-30 0-16 5-30 15-41 10-12 26-20 47-26l87-24v20l-58 18c-11 3-19 8-25 15-4 6-7 14-7 24 0 6 2 12 4 17 3 5 7 9 12 11 5 3 11 5 17 5 9 0 18-2 26-7 9-5 17-11 23-20zM2807 267c-9 21-21 36-37 47s-35 17-59 17c-20 0-39-5-56-14-16-10-29-24-39-41-9-17-14-37-14-59 0-24 5-45 15-65 10-19 24-33 42-44s38-17 60-17c16 0 31 3 43 8 13 5 23 12 30 21s11 19 11 30c0 6-2 11-5 16-2 4-6 8-11 10h-38v-12c0-16-3-28-9-36-7-8-17-13-28-13s-20 4-28 10c-7 7-13 16-18 29-4 12-6 26-6 42 0 17 3 32 9 46 6 13 14 23 25 30 10 7 23 10 38 10 12 0 22-2 32-7 10-4 20-12 29-21zM2825 109c12-4 21-8 29-13 7-5 14-10 19-18 6-7 11-17 16-28h27v85h-91zM2916 265c0 8 2 14 6 19 4 4 10 8 19 11s20 4 34 5v22c-9 3-18 5-27 6-9 2-17 3-25 3-22 0-38-6-50-17s-17-26-17-46v-151h60zM2970 135h-77v-38h77zM3015 38c0-6 2-13 5-18 3-6 8-11 14-14 6-4 12-6 20-6 7 0 13 2 19 6 6 3 10 8 14 14 3 5 5 12 5 19s-2 13-5 19c-4 6-8 11-14 14s-13 5-20 5-13-2-19-5-11-8-14-14-5-12-5-20zM3065 162l-67-27v-17l67-27h21zM3086 284c0 5 0 8 2 11 2 2 4 4 8 5 4 2 10 3 17 4v21h-115v-21c7-1 12-2 16-4 4-1 7-3 8-5 2-3 3-6 3-11v-157l61-36zM3244 331c-21 0-40-5-57-14-17-10-30-24-39-41-10-18-14-38-14-60s5-43 15-62c10-20 24-35 41-46s36-17 57-17 40 5 57 15c16 10 29 24 38 41 10 18 15 37 15 59 0 23-6 44-16 63s-23 34-41 45c-17 11-36 17-56 17zM3248 308c10 0 19-3 25-10 7-7 12-17 15-30 4-13 5-30 5-50 0-21-2-39-6-54-5-16-10-28-18-36-7-9-16-14-27-14-9 0-18 4-25 11-6 6-12 16-15 30-4 13-5 29-5 49 0 21 2 39 6 55s10 28 18 36c8 9 17 13 27 13zM3466 91l-20 71-67-27v-17l67-27zM3379 304c7-1 12-2 16-3 4-2 6-4 8-6 2-3 3-6 3-11v-157l60-36v193c0 5 1 8 2 11 2 2 5 4 9 6 4 1 9 2 16 3v21h-114zM3523 304c7-1 12-2 16-3 4-2 7-4 8-6 2-3 3-6 3-11v-113c0-13-3-22-9-28s-15-9-27-9c-7 0-15 1-22 4-8 3-16 7-23 12s-13 11-19 17v-18c8-11 16-21 27-30 10-8 21-15 33-20 11-5 22-8 33-8 22 0 39 6 50 18 12 12 18 29 18 51v124c0 5 0 8 2 11 2 2 4 4 8 6 4 1 10 2 17 3v21h-115zM3746 200v-45h386v45zM4501 114c-3-17-9-30-16-42-7-11-17-19-28-24-12-6-25-8-41-8-20 0-38 5-53 16-15 10-27 26-35 45-8 20-12 43-12 69 0 27 4 51 13 72 8 20 21 36 36 47s33 16 54 16c13 0 26-2 36-8 11-5 20-14 29-26 9-11 18-27 27-47h23l-14 78c-13 9-29 16-48 21s-39 8-58 8c-33 0-62-6-87-19s-45-31-59-54-21-50-21-80c0-31 7-58 22-83 14-26 33-46 59-60 25-14 53-21 84-21 22 0 42 3 62 8s37 11 50 20v72zM4672 331c-21 0-40-5-57-14-17-10-30-24-39-41-10-18-14-38-14-60s5-43 15-62c10-20 24-35 41-46s36-17 57-17 40 5 57 15c16 10 29 24 38 41 10 18 15 37 15 59 0 23-6 44-16 63s-23 34-41 45c-17 11-36 17-56 17zM4676 308c10 0 19-3 25-10 7-7 12-17 15-30s5-30 5-50c0-21-2-39-7-54-4-16-9-28-17-36-8-9-16-14-27-14-10 0-18 4-25 11-7 6-12 16-15 30-4 13-5 29-5 49 0 21 2 39 6 55s10 28 18 36c8 9 17 13 27 13zM4894 91l-20 71-67-27v-17l67-27zM4807 304c6-1 12-2 16-3 4-2 6-4 8-6 2-3 3-6 3-11v-157l60-36v193c0 5 1 8 2 11 2 2 5 4 9 6 4 1 9 2 16 3v21h-114zM4951 304c7-1 12-2 16-3 4-2 7-4 8-6 2-3 3-6 3-11v-113c0-13-3-22-9-28s-15-9-27-9c-7 0-15 1-22 4-8 3-16 7-23 12s-13 11-19 17v-18c8-11 16-21 27-30 10-8 21-15 33-20 11-5 22-8 33-8 22 0 39 6 50 18 12 12 18 29 18 51v124c0 5 0 8 2 11 2 2 4 4 8 6 4 1 10 2 17 3v21h-115zM5090 304c7-1 13-2 16-3 4-2 7-4 9-6 1-3 2-6 2-11v-187c0-20 5-36 16-50 10-15 25-26 44-33 20-8 42-13 68-13 19 0 36 3 51 7 15 3 26 9 34 16s12 16 12 25c0 6-1 10-5 15-3 4-7 8-12 10h-49v-13c0-13-4-23-10-29-7-7-16-11-29-11-12 0-23 3-32 9s-16 14-20 26c-5 10-8 23-8 40v187c0 4 2 8 4 11s5 5 10 7c5 1 11 2 19 3v21h-120zM5087 109c14-4 26-9 35-15 10-6 19-16 29-27h20v68h-84zM5316 135h-161v-38h161zM5248 304c7-1 13-2 16-4 4-1 7-3 9-5 2-3 3-6 3-11v-187l40-6h20v193c0 5 1 8 2 11 2 2 5 4 9 5 4 2 9 3 16 4v21h-115zM5451 162l-67-27v-17l67-27h21zM5472 282c0 5 1 9 3 12s5 5 10 7c4 1 10 2 18 3v21h-119v-21c7-1 12-2 16-3 4-2 7-4 8-6 2-3 3-6 3-11v-157l61-36zM5464 171c9-17 17-31 24-42 7-12 14-21 22-27 7-7 15-11 22-11 3 0 6 1 9 2s5 2 7 4v55h-12c-12 0-21 2-29 4-9 2-16 6-22 12-7 5-14 12-21 21zM5655 91l-20 71-67-27v-17l67-27zM5568 304c7-1 12-2 16-3 4-2 6-4 8-6 2-3 3-6 3-11v-157l60-36v193c0 5 1 8 3 11 1 2 4 4 8 6 4 1 9 2 16 3v21h-114zM5708 304c7-1 12-2 16-3 4-2 7-4 8-6 2-3 3-6 3-11v-116c0-11-3-20-9-26-6-5-14-8-26-8-7 0-14 1-22 4s-15 6-22 11-13 10-18 17v-19c8-11 16-20 27-29 10-8 21-15 32-20 11-4 22-7 33-7 21 0 37 6 49 17 11 12 17 28 17 50v126c0 5 1 8 2 11 2 2 5 4 8 6 4 1 10 2 17 3v21h-115zM5848 304c8-1 13-2 17-3 4-2 6-4 8-6 2-3 3-6 3-11v-116c0-11-3-20-9-26-6-5-15-8-27-8-7 0-14 1-22 4-7 3-14 6-21 11s-13 10-19 17v-19c8-11 17-20 27-29 10-8 21-15 32-20 11-4 22-7 33-7 21 0 38 6 49 17 11 12 17 28 17 50v126c0 5 1 8 3 11 1 2 4 4 8 6 4 1 9 2 16 3v21h-115zM6192 267c-10 21-23 37-40 48-16 11-35 16-56 16-22 0-42-5-59-14-17-10-31-23-40-41-9-17-14-37-14-59 0-23 5-44 15-63 10-20 24-35 42-46s37-17 58-17c18 0 34 4 48 12s24 19 32 33c7 14 11 31 11 49v16h-161v-23l112-2-7 10c0-15-2-28-5-39-3-10-7-18-14-23-6-6-13-9-21-9-11 0-20 4-28 11-7 7-14 17-18 29-4 13-7 27-7 44 0 18 3 33 9 45 6 13 14 23 25 29 11 7 24 10 39 10 13 0 24-2 35-7s21-12 31-22zM6418 83l-67-32v-17l67-33h21zM6439 267c0 5 1 9 2 12 2 3 5 5 8 7 4 1 10 2 17 3v22l-67 19h-21v-291l61-38zM6399 154c-9-13-17-22-26-27-8-5-17-8-28-8-14 0-25 4-35 12-10 7-17 18-23 31-5 14-7 30-7 48 0 17 2 32 6 44 5 13 12 22 21 28 9 7 19 10 32 10 7 0 15-1 23-5 8-3 15-8 22-14s13-14 18-23l4 15c-7 15-15 27-25 37-10 9-20 17-32 22s-24 7-37 7c-18 0-34-5-49-14-14-9-26-22-34-39-9-16-13-35-13-54 0-26 5-49 16-69 10-20 24-36 43-47 18-11 40-17 64-17 15 0 28 3 42 9 13 5 25 12 34 21zM6634 271c0 8 1 14 3 19 2 4 6 7 11 10 6 2 13 3 23 3v22h-108v-22c9 0 17-1 22-3 6-3 10-6 12-10 2-5 3-11 3-19v-197c0-8-1-14-3-18-2-5-6-8-12-10-5-2-13-3-22-4v-22h75l-4 44zM6839 328l-221-234 20-74 221 235zM6902 42c-10 1-17 2-23 4-5 2-9 5-11 10-2 4-3 10-3 18v254h-26l-8-44v-210c0-8-1-14-4-18-2-5-6-8-11-10s-13-3-22-4v-22h108zM6976 162l-66-27v-17l66-27h21zM6997 252c0 12 3 22 9 28s15 9 28 9c6 0 14-2 22-5 7-3 15-7 22-11 7-6 13-11 19-18v18c-7 12-16 22-27 30-10 9-21 16-33 21s-23 7-33 7c-22 0-39-6-51-18-11-11-17-28-17-50v-134l61-38zM7121 162l-68-27v-17l68-27h20zM7141 267c0 5 1 9 2 12 2 3 5 5 9 7 4 1 9 2 16 3v22l-67 19h-21v-201l61-38zM7255 83l-67-32v-17l67-33h20zM7275 284c0 5 1 8 3 11 1 2 4 4 8 6 4 1 9 2 16 3v21h-114v-21c7-1 12-2 16-3 4-2 7-4 8-6 2-3 3-6 3-11v-247l60-36zM7391 83l-67-32v-17l67-33h20zM7411 284c0 5 1 8 2 11 2 2 5 4 9 6 4 1 9 2 16 3v21h-114v-21c6-1 12-2 16-3 4-2 6-4 8-6 2-3 3-6 3-11v-247l60-36z">
          <text:p/>
        </draw:path>
        <draw:frame draw:style-name="gr2" draw:text-style-name="P3" draw:layer="layout" svg:width="17.215cm" svg:height="0.577cm" svg:x="0.988cm" svg:y="16.888cm">
          <draw:text-box>
            <text:p text:style-name="P2"><text:span text:style-name="T1">valence </text:span><text:span text:style-name="T1">direction</text:span><text:span text:style-name="T1">, not just </text:span><text:span text:style-name="T1">intensity</text:span><text:span text:style-name="T1">. But this </text:span><text:span text:style-name="T1">requires </text:span><text:span text:style-name="T1">more </text:span><text:span text:style-name="T1">data to </text:span><text:span text:style-name="T1">conﬁrm </text:span><text:span text:style-name="T1">statistica</text:span><text:span text:style-name="T1">lly.</text:span></text:p>
          </draw:text-box>
        </draw:frame>
        <draw:frame draw:style-name="gr2" draw:text-style-name="P3" draw:layer="layout" svg:width="18.404cm" svg:height="0.577cm" svg:x="0.988cm" svg:y="18.899cm">
          <draw:text-box>
            <text:p text:style-name="P2"><text:span text:style-name="T1">p=0.575, </text:span><text:span text:style-name="T1">d=0.000. </text:span><text:span text:style-name="T1">Three </text:span><text:span text:style-name="T1">simultan</text:span><text:span text:style-name="T1">eous </text:span><text:span text:style-name="T1">emotion</text:span><text:span text:style-name="T1">al </text:span><text:span text:style-name="T1">signals </text:span><text:span text:style-name="T1">produce </text:span><text:span text:style-name="T1">noise. </text:span><text:span text:style-name="T1">The BMB </text:span><text:span text:style-name="T1">(all at </text:span><text:span text:style-name="T1">0.95)</text:span></text:p>
          </draw:text-box>
        </draw:frame>
        <draw:frame draw:style-name="gr2" draw:text-style-name="P3" draw:layer="layout" svg:width="4.439cm" svg:height="0.577cm" svg:x="0.988cm" svg:y="19.534cm">
          <draw:text-box>
            <text:p text:style-name="P2"><text:span text:style-name="T1">dimensi</text:span><text:span text:style-name="T1">onal </text:span><text:span text:style-name="T1">paradox </text:span><text:span text:style-name="T1">(</text:span></text:p>
          </draw:text-box>
        </draw:frame>
        <draw:frame draw:style-name="gr2" draw:text-style-name="P3" draw:layer="layout" svg:width="0.422cm" svg:height="0.484cm" svg:x="5.422cm" svg:y="19.598cm">
          <draw:text-box>
            <text:p text:style-name="P2"><text:span text:style-name="T2">Δ</text:span></text:p>
          </draw:text-box>
        </draw:frame>
        <draw:frame draw:style-name="gr2" draw:text-style-name="P3" draw:layer="layout" svg:width="2.339cm" svg:height="0.577cm" svg:x="5.702cm" svg:y="19.534cm">
          <draw:text-box>
            <text:p text:style-name="P2"><text:span text:style-name="T1">Nov=+0.</text:span><text:span text:style-name="T1">27, </text:span></text:p>
          </draw:text-box>
        </draw:frame>
        <draw:frame draw:style-name="gr2" draw:text-style-name="P3" draw:layer="layout" svg:width="0.422cm" svg:height="0.484cm" svg:x="8.071cm" svg:y="19.598cm">
          <draw:text-box>
            <text:p text:style-name="P2"><text:span text:style-name="T2">Δ</text:span></text:p>
          </draw:text-box>
        </draw:frame>
        <draw:frame draw:style-name="gr2" draw:text-style-name="P3" draw:layer="layout" svg:width="11.339cm" svg:height="0.577cm" svg:x="8.351cm" svg:y="19.534cm">
          <draw:text-box>
            <text:p text:style-name="P2"><text:span text:style-name="T1">Prof=-</text:span><text:span text:style-name="T1">0.27) is a </text:span><text:span text:style-name="T1">genuine </text:span><text:span text:style-name="T1">ﬁnding </text:span><text:span text:style-name="T1">— </text:span><text:span text:style-name="T1">disorgan</text:span><text:span text:style-name="T1">ized </text:span><text:span text:style-name="T1">creativit</text:span><text:span text:style-name="T1">y</text:span></text:p>
          </draw:text-box>
        </draw:frame>
        <draw:path draw:style-name="gr1" draw:text-style-name="P1" draw:layer="layout" svg:width="12.097cm" svg:height="0.454cm" svg:x="0.993cm" svg:y="21.438cm" svg:viewBox="0 0 12098 455" svg:d="M16 275c11 15 23 26 36 34 14 8 30 12 46 12 13 0 24-2 34-6 9-4 16-10 22-17 5-8 7-16 7-26 0-14-4-25-13-34s-22-16-41-22c-18-6-42-10-71-13l30-161h154v58h-151l15-7-11 63-13-14c55 4 96 15 123 34 28 20 42 46 42 79 0 19-5 36-15 51-9 16-23 27-40 36-17 8-37 12-60 12-28 0-51-6-69-17s-32-28-41-50zM255 312c0-6 2-13 5-19 4-6 8-11 14-14 6-4 13-6 20-6s14 2 19 6c7 3 11 8 15 14 3 6 5 13 5 19 0 8-2 14-5 20-4 6-8 11-15 15-5 3-12 5-19 5s-14-2-20-5c-6-4-10-9-14-15-3-6-5-12-5-20zM372 275c11 15 23 26 36 34 14 8 29 12 46 12 13 0 25-2 34-7 10-5 17-11 22-20 5-8 7-18 7-30 0-14-4-26-12-36-7-11-19-18-34-24-16-5-34-8-55-8v-24c18-1 32-3 44-7s21-10 27-17c6-8 9-16 9-28 0-7-1-13-5-18-3-5-8-10-14-13-7-3-14-4-22-4-12 0-24 3-35 9s-21 14-32 26l-16-11c10-24 24-42 42-54s38-18 62-18c17 0 31 3 44 8 12 6 22 13 28 23 7 10 11 22 11 35s-4 25-11 35-18 19-32 26-31 13-52 18l7-12c23 2 43 7 59 15 17 7 29 18 38 30s13 27 13 43c0 18-5 35-15 50-9 14-23 25-41 34-17 8-37 12-59 12-28 0-51-6-69-17-19-11-32-28-41-50zM946 137c-4-18-9-31-16-42-8-11-17-19-29-24-12-6-25-9-40-9-21 0-39 6-54 16-15 11-27 26-35 45-8 21-12 43-12 70s4 51 13 72c9 20 21 35 36 46 16 11 34 17 54 17 14 0 26-3 36-8 11-5 21-14 29-26 9-11 18-27 27-48h24l-14 79c-13 9-30 16-49 21s-38 8-58 8c-33 0-61-7-87-19-25-13-44-31-59-54-14-24-21-50-21-80 0-31 8-59 22-85 14-25 34-44 59-58s53-21 85-21c21 0 42 3 62 8 19 5 36 11 50 20v72zM1116 354c-21 0-40-5-57-14-17-10-30-24-39-41-9-18-14-38-14-60 0-23 5-43 15-63 10-19 24-34 41-45 17-12 36-18 57-18s40 5 57 16c16 10 29 24 38 41 10 18 15 37 15 59 0 23-6 44-16 63s-23 34-41 45c-17 11-36 17-56 17zM1120 331c10 0 19-4 25-10 7-7 12-17 15-30 4-14 5-30 5-50 0-21-2-39-6-54-4-16-10-28-18-37-7-8-16-13-26-13s-19 4-26 11c-6 6-12 16-15 29-3 14-5 30-5 50 0 21 2 39 6 55 4 15 10 28 18 36 8 9 17 13 27 13zM1338 113l-20 72-67-27v-17l67-28zM1251 327c7-1 12-2 16-3 4-2 7-4 8-7 2-2 3-6 3-10v-157l60-37v194c0 4 1 8 3 10 1 3 4 5 8 7 4 1 9 2 16 3v21h-114zM1395 327c7-1 12-2 16-3 4-2 7-4 8-7 2-2 3-6 3-10v-114c0-12-3-21-9-27s-15-10-27-10c-7 0-15 2-22 5-8 3-16 7-23 12s-13 11-19 17v-18c8-11 17-21 27-30s22-16 33-21 23-8 34-8c21 0 38 6 49 19 12 12 18 28 18 50v125c0 4 1 8 2 10 2 3 5 5 8 7 4 1 10 2 17 3v21h-115zM1535 327c7-1 12-2 16-3 4-2 6-4 8-7 2-2 3-6 3-10v-188c0-19 5-35 15-49 11-15 26-26 45-34s42-12 67-12c19 0 36 2 51 6s26 10 34 17 13 15 13 25c0 5-2 10-5 15-3 4-7 8-13 10h-49v-13c0-13-3-23-10-29-7-7-16-11-28-11-13 0-24 3-33 9s-15 14-20 25-7 24-7 40v188c0 4 1 8 3 11s6 5 11 7c4 1 11 2 19 3v21h-120zM1531 132c14-4 26-10 36-16 9-6 19-15 28-26h21v68h-85zM1760 158h-161v-39h161zM1693 327c7-1 12-3 16-4s7-3 8-6c2-2 3-6 3-10v-188l40-6h20v194c0 4 1 8 3 10 1 3 4 5 8 6s9 3 16 4v21h-114zM2030 105l-67-32v-16l67-33h21zM2051 290c0 5 1 9 2 11 2 4 5 6 9 8 4 1 9 2 16 3v21l-67 20h-20v-291l60-38zM2011 176c-8-12-17-21-25-26-9-5-18-8-29-8-13 0-25 4-35 12-9 7-17 18-22 31-6 14-8 30-8 48 0 17 2 32 6 44 5 12 12 22 21 28 9 7 19 10 32 10 8 0 15-1 23-5 8-3 15-8 22-14 7-7 13-14 18-23l5 15c-7 15-16 27-26 37-9 9-20 17-32 22-12 4-24 7-37 7-18 0-34-5-49-14-14-9-25-23-34-39-8-17-13-35-13-55 0-25 6-48 16-68s24-36 43-47c19-12 40-18 64-18 15 0 28 3 42 8 13 7 25 14 34 23zM2307 290c-10 21-23 37-40 48-16 10-35 16-57 16s-41-5-59-14c-16-10-30-23-39-41-9-17-14-37-14-59 0-23 5-44 15-64 10-19 24-34 42-45 17-12 37-18 58-18 18 0 34 4 48 12 14 9 24 20 32 34 7 14 11 31 11 49v16h-161v-23l112-3-7 11c0-16-2-28-5-39-3-10-8-18-14-23-6-6-13-9-21-9-11 0-20 4-28 11s-14 17-18 29c-4 13-7 27-7 44 0 18 3 33 9 45 6 13 14 22 25 29s24 10 39 10c12 0 24-2 35-7s21-12 31-22zM2419 113l-21 72-67-27v-17l67-28zM2331 327c7-1 12-2 16-3 4-2 7-4 8-7 2-2 3-6 3-10v-157l61-37v194c0 4 0 8 2 10 2 3 5 5 8 7 4 1 10 2 17 3v21h-115zM2476 327c6-1 12-2 16-3 4-2 6-4 8-7 2-2 3-6 3-10v-114c0-12-4-21-10-27s-15-10-27-10c-7 0-14 2-22 5s-15 7-22 12-14 11-19 17v-18c7-11 16-21 26-30 11-9 22-16 33-21 12-5 23-8 34-8 22 0 38 6 50 19 11 12 17 28 17 50v125c0 4 1 8 2 10 2 3 5 5 9 7 4 1 9 2 16 3v21h-114zM2813 290c-9 21-21 36-37 47s-35 17-57 17c-21 0-40-5-57-14-16-10-29-24-39-41-9-18-13-37-13-59 0-24 4-46 14-65 11-19 25-34 42-44 18-12 38-18 60-18 16 0 30 3 42 8 13 5 23 13 30 22s11 19 11 30c0 6-1 11-4 15-3 5-7 8-11 11h-39v-12c0-16-3-28-9-36-7-8-16-13-27-13s-20 4-27 10c-8 7-14 16-19 28-4 12-6 27-6 43 0 17 3 32 9 46 6 12 14 23 25 30s23 10 38 10c11 0 22-2 31-7 10-5 20-12 29-21zM3043 290c-10 21-23 37-40 48-16 10-35 16-57 16s-41-5-59-14c-16-10-30-23-39-41-9-17-14-37-14-59 0-23 5-44 15-64 10-19 24-34 42-45 17-12 37-18 58-18 18 0 34 4 48 12 14 9 24 20 32 34 7 14 11 31 11 49v16h-161v-23l112-3-7 11c0-16-2-28-5-39-3-10-8-18-14-23-6-6-13-9-21-9-11 0-20 4-28 11s-14 17-18 29c-4 13-7 27-7 44 0 18 3 33 9 45 6 13 14 22 25 29s24 10 39 10c12 0 24-2 35-7s21-12 31-22zM3461 414c-5 5-12 8-20 11s-16 5-25 5c-12 0-23-2-32-7-10-4-19-11-29-21l-54-54 14-14 79 40c10 5 20 9 30 12 10 2 22 4 37 6zM3303 354c-28 0-53-7-76-21-23-13-41-32-54-55s-20-49-20-77c0-32 7-60 20-86 13-24 31-43 55-57s51-21 81-21c28 0 53 7 76 20 23 14 41 33 55 56 13 24 19 50 19 78 0 31-6 60-19 85-14 24-32 44-56 57-24 14-51 21-81 21zM3309 328c17 0 31-4 43-14 13-11 22-25 29-45 7-19 10-42 10-69 0-28-4-51-11-73-7-21-18-37-31-48s-28-16-46-16c-17 0-31 5-44 15-12 10-21 24-28 43-6 20-10 44-10 71s4 51 11 72c8 21 18 37 31 48s29 16 46 16zM3554 185l-67-27v-17l67-28h21zM3575 275c0 12 3 21 9 28 6 5 15 8 27 8 7 0 14-1 22-4s15-7 22-12 14-10 19-17v18c-7 11-16 21-27 30-10 9-21 16-33 21-11 4-22 7-33 7-22 0-39-6-50-18-12-12-17-28-17-51v-133l61-39zM3698 185l-67-27v-17l67-28h21zM3719 290c0 5 0 9 2 11 2 4 4 6 9 8 4 1 9 2 16 3v21l-67 20h-21v-201l61-39zM3986 345c-6 3-12 4-19 6-6 1-13 2-19 2-16 0-28-4-37-12-9-9-13-21-13-37v-128c0-13-3-24-9-31-6-6-14-10-26-10-11 0-19 3-26 10-6 7-9 16-9 27v27h-42c-5-3-8-6-11-11-2-5-3-11-3-16 0-11 4-20 12-29s19-17 33-22c13-5 29-8 46-8 20 0 37 3 51 9 15 8 26 17 33 29 8 12 12 27 12 44v107c0 5 0 9 2 12 2 2 4 4 8 6s9 3 17 4zM3908 308c-11 16-23 27-36 35-14 7-28 11-45 11-12 0-22-3-32-7-9-5-16-12-21-21-6-9-8-19-8-30 0-17 5-30 15-41 10-12 26-20 47-26l87-25v21l-58 17c-11 4-19 9-24 15-5 7-8 15-8 25 0 6 2 12 4 17 3 5 7 8 12 11s11 5 17 5c9 0 18-3 26-7 9-5 17-12 24-20zM4071 105l-67-32v-16l67-33h20zM4091 307c0 4 1 8 3 10 1 3 4 5 8 7 4 1 9 2 16 3v21h-114v-21c7-1 12-2 16-3 4-2 7-4 8-7 2-2 3-6 3-10v-247l60-36zM4157 61c0-7 1-13 5-19 3-5 8-10 14-13 5-4 12-6 19-6s14 2 20 6c5 3 10 8 13 13 4 6 5 12 5 20 0 7-1 13-5 19-3 6-8 11-13 14-6 3-13 5-20 5s-14-2-19-5c-6-3-11-8-14-14-4-6-5-12-5-20zM4207 185l-67-27v-17l67-28h20zM4227 307c0 4 1 8 3 10 1 3 4 5 8 6s9 3 16 4v21h-114v-21c7-1 12-3 16-4s6-3 8-6c2-2 3-6 3-10v-157l60-37zM4269 132c12-4 21-10 28-14 8-5 14-11 20-18 5-7 10-16 15-27h27v85h-90zM4359 288c0 7 2 14 6 18 5 5 11 9 20 12 8 3 20 4 33 5v21c-9 3-17 6-26 7-9 2-18 3-26 3-21 0-38-6-49-17-12-11-18-26-18-47v-151h60zM4413 158h-76v-39h76zM4558 141c-10 1-16 3-21 5-4 2-7 5-7 9s1 9 4 16l50 123h-12l47-123c3-7 4-12 4-16s-3-7-7-9-10-4-20-5v-22h86v22c-8 2-14 4-18 6-3 2-6 6-8 12l-82 192h-25l-88-192c-3-5-6-9-9-12-4-2-9-4-17-6v-22h123zM4465 397c16 0 29-2 38-5 10-3 19-9 26-17s14-19 20-33l25 9c-9 24-18 43-27 58s-19 26-30 34c-10 8-23 12-37 12-6 0-13-1-19-4-7-2-12-5-15-8v-46zM4777 326c9 0 17-1 22-4 6-2 10-5 12-10 2-4 3-10 3-18v-197c0-8-1-14-3-19-2-4-6-7-12-10-5-2-13-3-22-3v-23h142v23c-10 0-18 1-23 3-6 3-10 6-12 10-2 5-3 11-3 19v191c0 8 1 15 4 20s7 8 13 11c6 2 14 3 25 3h11c13 0 25-2 34-7 11-4 20-11 28-21s16-24 24-40h24l-17 94h-250zM5291 345c-6 3-12 4-19 6-6 1-13 2-19 2-16 0-28-4-37-12-9-9-13-21-13-37v-128c0-13-3-24-9-31-6-6-15-10-26-10s-19 3-26 10c-6 7-9 16-9 27v27h-42c-5-3-8-6-11-11-2-5-3-11-3-16 0-11 4-20 12-29s19-17 32-22c14-5 30-8 47-8 20 0 37 3 51 9 15 8 26 17 33 29 8 12 12 27 12 44v107c0 5 0 9 2 12 2 2 4 4 8 6s9 3 17 4zM5212 308c-10 16-22 27-35 35-14 7-29 11-45 11-12 0-23-3-32-7-9-5-16-12-22-21-5-9-7-19-7-30 0-17 5-30 15-41 10-12 26-20 46-26l88-25v21l-58 17c-11 4-19 9-25 15-4 7-7 15-7 25 0 6 2 12 4 17 3 5 7 8 12 11s11 5 17 5c9 0 18-3 26-7 9-5 17-12 23-20zM5406 141c-10 1-16 3-21 5-4 2-7 5-7 9s1 9 4 16l50 123h-12l47-123c3-7 4-12 4-16s-2-7-6-9c-5-2-11-4-21-5v-22h86v22c-8 2-14 4-17 6-4 2-7 6-9 12l-82 192h-25l-88-192c-3-5-6-9-9-12-4-2-9-4-17-6v-22h123zM5314 397c15 0 28-2 38-5 9-3 18-9 25-17s14-19 20-33l25 9c-9 24-18 43-27 58s-19 26-30 34c-10 8-23 12-37 12-6 0-13-1-19-4-7-2-12-5-15-8v-46zM5748 290c-9 21-23 37-39 48-17 10-35 16-57 16s-42-5-59-14c-17-10-30-23-40-41-9-17-13-37-13-59 0-23 5-44 14-64 11-19 25-34 42-45 18-12 37-18 59-18 18 0 34 4 47 12 14 9 25 20 32 34 8 14 12 31 12 49v16h-162v-23l112-3-7 11c0-16-1-28-4-39-4-10-8-18-14-23-6-6-13-9-22-9-10 0-19 4-27 11s-14 17-19 29c-4 13-6 27-6 44 0 18 3 33 9 45 5 13 14 22 24 29 12 7 24 10 40 10 12 0 24-2 34-7 11-5 22-12 31-22zM5840 185l-67-27v-17l67-28h20zM5860 305c0 5 1 9 3 12s6 5 10 7c4 1 11 2 19 3v21h-119v-21c7-1 12-2 16-3 4-2 6-4 8-7 2-2 3-6 3-10v-157l60-37zM5853 194c8-17 16-31 23-42 8-12 15-21 22-28 8-7 15-11 22-11 4 0 7 1 9 2 3 1 5 2 7 4v56h-12c-11 0-21 2-29 4s-15 6-22 12c-7 5-13 12-20 21zM6041 223v-46h386v46zM6796 137c-3-18-9-31-16-42s-17-19-29-24c-11-6-24-9-40-9-21 0-38 6-53 16-15 11-27 26-35 45-8 21-12 43-12 70s4 51 13 72c8 20 20 35 36 46 15 11 33 17 53 17 14 0 26-3 37-8 10-5 20-14 29-26 9-11 18-27 26-48h24l-14 79c-13 9-29 16-48 21s-39 8-59 8c-32 0-61-7-86-19-25-13-45-31-59-54-14-24-21-50-21-80 0-31 7-59 21-85 15-25 34-44 59-58 26-14 54-21 85-21 22 0 42 3 62 8s37 11 50 20v72zM6966 354c-21 0-40-5-57-14-16-10-29-24-39-41-9-18-13-38-13-60 0-23 4-43 14-63 11-19 24-34 42-45 17-12 36-18 57-18s40 5 56 16c17 10 30 24 39 41 9 18 14 37 14 59 0 23-5 44-15 63s-24 34-41 45-36 17-57 17zM6971 331c10 0 18-4 25-10 7-7 12-17 15-30 3-14 5-30 5-50 0-21-2-39-7-54-4-16-10-28-17-37-8-8-17-13-27-13s-18 4-25 11c-7 6-12 16-16 29-3 14-5 30-5 50 0 21 2 39 6 55 5 15 11 28 19 36 8 9 17 13 27 13zM7189 113l-20 72-68-27v-17l68-28zM7101 327c7-1 13-2 16-3 4-2 7-4 9-7 1-2 2-6 2-10v-157l61-37v194c0 4 1 8 2 10 2 3 5 5 8 7 4 1 10 2 17 3v21h-115zM7246 327c7-1 12-2 16-3 4-2 6-4 8-7 2-2 3-6 3-10v-114c0-12-3-21-10-27-6-6-15-10-27-10-7 0-14 2-22 5-7 3-15 7-22 12s-14 11-19 17v-18c7-11 16-21 26-30 11-9 22-16 33-21 12-5 23-8 34-8 22 0 38 6 50 19 11 12 17 28 17 50v125c0 4 1 8 3 10 1 3 4 5 8 7 4 1 9 2 16 3v21h-114zM7385 327c7-1 12-2 16-3 4-2 7-4 8-7 2-2 3-6 3-10v-188c0-19 5-35 16-49 10-15 25-26 44-34 20-8 42-12 68-12 19 0 36 2 51 6 14 4 26 10 34 17s12 15 12 25c0 5-2 10-5 15-3 4-7 8-12 10h-50v-13c0-13-3-23-10-29-6-7-16-11-28-11-13 0-23 3-32 9s-16 14-21 25c-4 11-7 24-7 40v188c0 4 1 8 4 11 2 3 5 5 10 7 5 1 11 2 19 3v21h-120zM7382 132c14-4 25-10 35-16s19-15 29-26h20v68h-84zM7611 158h-161v-39h161zM7543 327c7-1 13-3 16-4 4-1 7-3 9-6 1-2 2-6 2-10v-188l41-6h20v194c0 4 1 8 2 10 2 3 5 5 8 6 4 1 10 3 17 4v21h-115zM7746 185l-67-27v-17l67-28h21zM7767 305c0 5 0 9 2 12 3 3 6 5 10 7 5 1 11 2 19 3v21h-119v-21c7-1 12-2 16-3 4-2 7-4 8-7 2-2 3-6 3-10v-157l61-37zM7759 194c9-17 17-31 24-42 7-12 14-21 22-28 7-7 14-11 22-11 3 0 6 1 8 2 3 1 6 2 8 4v56h-12c-12 0-22 2-30 4s-15 6-22 12c-6 5-13 12-20 21zM7950 113l-20 72-67-27v-17l67-28zM7863 327c6-1 12-2 15-3 4-2 7-4 9-7 2-2 2-6 2-10v-157l61-37v194c0 4 1 8 2 10 2 3 5 5 9 7 4 1 9 2 16 3v21h-114zM8003 327c7-1 12-2 16-3 4-2 7-4 8-7 2-2 3-6 3-10v-116c0-11-3-20-9-26-6-5-14-9-26-9-7 0-15 2-22 5-8 3-15 6-22 11s-13 10-18 16v-18c7-11 16-20 27-29 10-8 20-16 31-21 12-4 23-7 34-7 21 0 37 6 49 18 11 12 17 28 17 50v126c0 4 0 8 2 10 2 3 4 5 8 7 4 1 10 2 17 3v21h-115zM8143 327c7-1 13-2 17-3 4-2 6-4 8-7 2-2 3-6 3-10v-116c0-11-3-20-9-26-6-5-15-9-27-9-7 0-14 2-22 5-7 3-14 6-21 11s-13 10-19 16v-18c8-11 17-20 27-29 10-8 21-16 32-21 11-4 22-7 33-7 21 0 38 6 49 18s17 28 17 50v126c0 4 1 8 2 10 2 3 5 5 9 7 4 1 9 2 16 3v21h-115zM8487 290c-10 21-23 37-40 48-16 10-35 16-57 16s-41-5-59-14c-17-10-30-23-39-41-9-17-14-37-14-59 0-23 5-44 15-64 10-19 24-34 42-45 17-12 37-18 58-18 18 0 34 4 48 12 14 9 24 20 32 34 7 14 11 31 11 49v16h-161v-23l112-3-7 11c0-16-2-28-5-39-3-10-8-18-14-23-6-6-13-9-21-9-11 0-20 4-28 11s-14 17-18 29c-4 13-7 27-7 44 0 18 3 33 9 45 6 13 14 22 25 29s24 10 39 10c12 0 24-2 35-7s21-12 31-22zM8713 105l-67-32v-16l67-33h21zM8734 290c0 5 1 9 2 11 2 4 5 6 8 8 4 1 10 2 17 3v21l-67 20h-21v-291l61-38zM8694 176c-9-12-17-21-26-26-8-5-17-8-28-8-14 0-25 4-35 12-10 7-17 18-23 31-5 14-7 30-7 48 0 17 2 32 6 44 5 12 12 22 21 28 8 7 19 10 32 10 7 0 15-1 23-5 8-3 15-8 22-14 7-7 13-14 17-23l5 15c-7 15-15 27-25 37-10 9-20 17-32 22-12 4-24 7-37 7-18 0-34-5-49-14-14-9-26-23-34-39-9-17-13-35-13-55 0-25 5-48 16-68 10-20 24-36 43-47 18-12 40-18 64-18 14 0 28 3 41 8 14 7 25 14 35 23zM8929 294c0 8 1 14 3 18 2 5 6 8 11 10 5 3 13 4 23 4v22h-109v-22c10 0 18-1 23-4 6-2 9-5 12-10 2-4 3-10 3-18v-197c0-8-1-14-3-19-3-4-6-7-12-9-5-2-13-4-23-4v-23h75l-3 45zM9134 351l-221-235 19-74 222 236zM9197 65c-10 0-18 2-23 4s-9 5-11 9c-2 5-4 11-4 19v254h-25l-8-44v-210c0-8-2-14-4-19-2-4-6-7-12-9-5-2-12-4-22-4v-23h109zM9271 185l-67-27v-17l67-28h21zM9292 275c0 12 3 21 9 28 6 5 15 8 27 8 7 0 15-1 23-4 7-3 15-7 22-12s13-10 19-17v18c-8 11-17 21-27 30s-22 16-33 21c-12 4-23 7-33 7-22 0-39-6-51-18-11-12-17-28-17-51v-133l61-39zM9416 185l-68-27v-17l68-28h20zM9436 290c0 5 1 9 2 11 2 4 5 6 9 8 4 1 9 2 16 3v21l-67 20h-21v-201l61-39zM9550 105l-67-32v-16l67-33h20zM9570 307c0 4 1 8 2 10 2 3 5 5 9 7 4 1 9 2 16 3v21h-114v-21c6-1 12-2 16-3 3-2 6-4 8-7 2-2 3-6 3-10v-247l60-36zM9686 105l-68-32v-16l68-33h20zM9706 307c0 4 1 8 2 10 2 3 5 5 8 7 5 1 10 2 17 3v21h-115v-21c7-1 13-2 16-3 4-2 7-4 9-7 1-2 2-6 2-10v-247l61-36zM9853 208c0-29 4-57 13-83s21-49 36-70c15-20 31-39 49-55h27c-24 33-42 67-54 101-12 36-18 71-18 107 0 35 6 70 18 105s30 69 54 101h-27c-18-16-34-34-49-55-15-20-27-43-36-69s-13-53-13-82zM10110 288c0 9 1 15 3 20 3 5 8 8 14 11 6 2 14 3 24 3h26c13 0 25-2 35-7 10-4 19-12 27-22s16-23 24-39h23l-16 94h-265v-22c10 0 17-1 23-4 5-2 9-5 12-10 2-4 3-10 3-18v-197c0-8-1-14-3-19-3-4-7-7-12-10-6-2-13-3-23-3v-23h105zM10248 129c-3-16-8-28-14-37-5-8-13-14-22-18-9-3-21-5-37-5h-86v-27h183v87zM10161 178c8 0 14-1 18-4 5-2 8-7 11-13 2-5 5-13 6-24h23v108h-23c-1-10-4-18-7-24-2-6-6-10-10-13-4-2-10-4-18-4h-72v-26zM10476 167c4-6 6-10 6-13 0-4-2-7-6-9s-10-3-17-4v-22h90v22c-9 2-15 3-19 6-4 2-8 6-12 11l-70 85-17-17zM10335 158c-4-6-8-10-12-12-5-2-10-4-16-5v-22h125v22c-8 1-14 2-18 4s-6 5-7 9c0 3 2 7 7 13l39 54 67 89c5 6 9 10 13 12 4 3 10 4 16 5v21h-125v-21c8-1 14-2 18-4s6-5 6-8c0-4-2-9-6-14l-41-57zM10374 301c-4 5-6 10-6 14 0 3 2 6 6 8s10 3 18 4v21h-90v-21c8-1 14-3 18-5 4-3 8-7 12-12l71-85 16 17zM10631 185l-67-27v-17l67-28h21zM10652 408c0 5 0 8 2 11 2 2 4 4 8 6 4 1 10 3 17 4v21h-115v-21c7-1 12-3 16-4 4-2 7-4 8-6 2-3 3-6 3-11v-258l61-37zM10623 180c7-14 16-26 25-36 10-10 21-18 32-23 12-5 24-8 37-8 18 0 35 5 49 14 15 11 26 24 34 41 9 16 13 34 13 54 0 26-5 49-15 69s-25 35-43 46c-19 11-40 17-64 17-15 0-29-3-42-8-14-5-25-13-34-22l15-32c9 12 18 21 26 26s18 8 29 8c13 0 25-4 34-11 10-8 18-18 23-32 6-14 8-30 8-48 0-17-2-32-7-44-4-12-11-22-20-28-9-7-20-10-32-10-8 0-15 2-23 5s-16 8-22 14c-7 7-13 14-18 23zM11052 290c-10 21-24 37-40 48-16 10-35 16-57 16s-42-5-59-14c-17-10-30-23-40-41-9-17-13-37-13-59 0-23 5-44 15-64 10-19 24-34 41-45 18-12 38-18 59-18 18 0 34 4 47 12 14 9 25 20 32 34 8 14 12 31 12 49v16h-162v-23l112-3-6 11c0-16-2-28-5-39-3-10-8-18-14-23-6-6-13-9-22-9-10 0-19 4-27 11s-14 17-18 29c-5 13-7 27-7 44 0 18 3 33 9 45 6 13 14 22 25 29s24 10 39 10c12 0 24-2 34-7 11-5 22-12 31-22zM11279 290c-8 21-21 36-37 47s-35 17-57 17c-21 0-40-5-56-14-17-10-30-24-39-41-10-18-14-37-14-59 0-24 5-46 15-65s24-34 42-44c17-12 37-18 59-18 16 0 30 3 43 8 12 5 22 13 29 22 8 9 11 19 11 30 0 6-1 11-4 15-3 5-6 8-11 11h-39v-12c0-16-3-28-9-36s-15-13-27-13c-10 0-19 4-27 10-8 7-14 16-18 28s-6 27-6 43c0 17 3 32 8 46 6 12 15 23 25 30 11 7 23 10 38 10 11 0 22-2 32-7s19-12 28-21zM11298 132c11-4 21-10 28-14 8-5 14-11 20-18 5-7 10-16 15-27h27v85h-90zM11388 288c0 7 2 14 6 18 5 5 11 9 19 12 9 3 20 4 34 5v21c-9 3-18 6-26 7-9 2-18 3-26 3-21 0-38-6-49-17-12-11-18-26-18-47v-151h60zM11442 158h-77v-39h77zM11676 290c-10 21-24 37-40 48-16 10-35 16-57 16s-42-5-59-14c-17-10-30-23-40-41-9-17-13-37-13-59 0-23 5-44 15-64 10-19 24-34 41-45 18-12 37-18 59-18 18 0 34 4 47 12 14 9 25 20 32 34 8 14 12 31 12 49v16h-162v-23l112-3-6 11c0-16-2-28-5-39-3-10-8-18-14-23-6-6-13-9-22-9-10 0-19 4-27 11s-14 17-18 29c-5 13-7 27-7 44 0 18 3 33 9 45 6 13 14 22 25 29s24 10 39 10c12 0 24-2 34-7 11-5 22-12 31-22zM11902 105l-67-32v-16l67-33h20zM11922 290c0 5 1 9 3 11 1 4 4 6 8 8 4 1 9 2 16 3v21l-67 20h-20v-291l60-38zM11883 176c-9-12-18-21-26-26s-18-8-29-8c-13 0-25 4-34 12-10 7-18 18-23 31-5 14-8 30-8 48 0 17 2 32 7 44 4 12 11 22 20 28 9 7 20 10 32 10 8 0 16-1 23-5 8-3 16-8 22-14 7-7 13-14 18-23l5 15c-7 15-15 27-25 37-10 9-21 17-32 22-12 4-24 7-37 7-18 0-35-5-49-14-15-9-26-23-35-39-8-17-12-35-12-55 0-25 5-48 15-68s25-36 43-47c19-12 40-18 65-18 14 0 28 3 41 8 14 7 25 14 35 23zM12098 208c0 29-4 56-13 82-10 26-22 49-36 69-15 21-31 39-49 55h-27c23-32 42-66 54-101s18-70 18-105c0-36-6-71-18-107-12-34-31-68-54-101h27c18 16 34 35 49 55 14 21 26 44 36 70 9 26 13 54 13 83z">
          <text:p/>
        </draw:path>
        <draw:frame draw:style-name="gr2" draw:text-style-name="P3" draw:layer="layout" svg:width="11.385cm" svg:height="0.577cm" svg:x="0.988cm" svg:y="20.169cm">
          <draw:text-box>
            <text:p text:style-name="P2"><text:span text:style-name="T1">— </text:span><text:span text:style-name="T1">but </text:span><text:span text:style-name="T1">the net </text:span><text:span text:style-name="T1">eﬀect is </text:span><text:span text:style-name="T1">zero. </text:span><text:span text:style-name="T1">Complex</text:span><text:span text:style-name="T1">ity </text:span><text:span text:style-name="T1">saturatio</text:span><text:span text:style-name="T1">n is real.</text:span></text:p>
          </draw:text-box>
        </draw:frame>
        <draw:frame draw:style-name="gr2" draw:text-style-name="P3" draw:layer="layout" svg:width="18.43cm" svg:height="0.577cm" svg:x="0.988cm" svg:y="22.18cm">
          <draw:text-box>
            <text:p text:style-name="P2"><text:span text:style-name="T1">p=0.943. </text:span><text:span text:style-name="T1">This is </text:span><text:span text:style-name="T1">the </text:span><text:span text:style-name="T1">expecte</text:span><text:span text:style-name="T1">d result. </text:span><text:span text:style-name="T1">Conﬁde</text:span><text:span text:style-name="T1">nce was </text:span><text:span text:style-name="T1">predicte</text:span><text:span text:style-name="T1">d to </text:span><text:span text:style-name="T1">aﬀect </text:span><text:span text:style-name="T1">style, </text:span><text:span text:style-name="T1">not </text:span><text:span text:style-name="T1">quality. </text:span><text:span text:style-name="T1">The</text:span></text:p>
          </draw:text-box>
        </draw:frame>
        <draw:polygon draw:style-name="gr1" draw:text-style-name="P1" draw:layer="layout" svg:width="18.733cm" svg:height="0.017cm" svg:x="1.146cm" svg:y="24.061cm" svg:viewBox="0 0 18734 18" draw:points="0,0 18734,0 18734,18 0,18">
          <text:p/>
        </draw:polygon>
        <draw:path draw:style-name="gr1" draw:text-style-name="P1" draw:layer="layout" svg:width="10.832cm" svg:height="0.485cm" svg:x="1.003cm" svg:y="25.192cm" svg:viewBox="0 0 10833 486" svg:d="M220 35c-31 11-57 26-79 44-21 19-37 41-49 67-11 25-16 53-16 85 0 22 3 41 8 58 6 16 14 29 24 38 11 9 23 13 37 13 12 0 22-3 31-9s16-14 21-25c4-11 7-25 7-40s-4-29-10-41c-6-13-14-23-25-29-10-7-22-11-36-11-12 0-23 3-34 9-11 5-20 13-29 23l-1-24c11-17 26-29 42-38 17-9 35-13 55-13s38 4 55 14c16 8 29 21 38 37s14 35 14 54c0 24-6 45-18 64-11 19-27 33-47 45-20 10-43 16-68 16-28 0-53-7-74-19s-37-29-49-51c-11-22-17-47-17-76 0-37 9-69 26-98s42-54 74-73c32-20 70-33 113-41zM304 325c0-8 1-15 5-22s9-12 16-16 15-6 23-6c7 0 15 2 21 6 7 4 13 9 17 16s6 14 6 22-2 15-6 22-10 12-17 16c-6 4-14 6-21 6-8 0-16-2-23-6s-12-9-16-16-5-14-5-22zM615 50c-18 0-32 2-42 6-11 4-19 11-26 21-6 9-11 23-15 41h-26v-98h146v30zM800 118c-4-18-9-32-16-41-6-10-14-17-24-21-11-4-25-6-42-6h-38v-30h146v98zM586 341c11-1 20-3 26-5 6-3 10-6 12-11 3-4 4-11 4-20v-285h75v285c0 9 2 16 4 20 3 5 7 8 13 11 6 2 15 4 26 5v24h-160zM925 92l-76-36v-19l76-36h23zM948 319c0 5 1 9 3 12 1 2 5 5 9 6 4 2 10 3 18 4v24h-129v-24c8-1 14-2 18-4 5-1 8-4 10-6 1-3 2-7 2-12v-278l69-40zM930 167c8-13 18-24 30-34s24-18 37-23c13-6 25-8 37-8 25 0 44 6 57 19 13 14 19 33 19 58v140c0 5 1 9 3 12 2 2 5 5 10 6 4 2 10 3 18 4v24h-129v-24c7-1 14-2 18-4 4-1 7-4 9-6 2-3 3-7 3-12v-129c0-13-4-23-10-30-7-7-17-11-31-11-8 0-16 2-25 5s-17 8-25 14c-8 5-15 12-21 19zM1398 300c-11 24-26 42-44 54-19 12-40 18-65 18s-47-6-66-16c-19-12-34-26-44-46-11-19-16-41-16-66 0-27 5-51 17-72 11-22 27-39 47-52 19-12 41-18 65-18 20 0 38 4 54 13 15 9 27 21 36 37s13 34 13 55v18h-182v-26l126-3-8 11c0-16-2-31-5-43-3-11-8-20-15-26s-15-9-24-9c-12 0-22 4-31 12-9 7-16 18-21 33-5 14-7 30-7 50 0 19 3 36 9 51 7 14 16 24 28 31 12 8 27 12 44 12 14 0 27-3 39-8 13-6 24-14 35-25zM1617 50c-18 0-32 2-42 6-11 4-19 11-26 21-6 9-11 23-15 41h-26v-98h146v30zM1802 118c-4-18-9-32-16-41-6-10-14-17-24-21-11-4-25-6-42-6h-38v-30h146v98zM1588 341c11-1 20-3 26-5 6-3 10-6 12-11 3-4 4-11 4-20v-285h75v285c0 9 2 16 4 20 3 5 7 8 13 11 6 2 15 4 26 5v24h-160zM1977 132c-8 1-15 2-19 5-5 3-8 7-9 11-1 5 0 11 2 17l31 127h-11l69-184 13 47-84 215h-28l-66-216c-2-6-5-11-10-14-4-4-11-6-20-8v-24h132zM2235 132c-6 1-11 3-15 5s-8 4-10 7-4 6-6 10l-67 216h-28l-82-214 13-48h37l69 184h-11l33-127c2-6 2-12 1-17-1-4-3-8-8-11-4-3-11-4-19-5v-24h93zM2371 372c-24 0-45-6-64-17-18-11-33-26-44-46-10-19-15-41-15-66 0-27 5-50 16-71 12-22 27-39 47-52 19-12 41-18 64-18 24 0 45 5 64 16s33 27 44 46c10 20 16 42 16 68 0 25-6 48-17 70-11 21-27 38-47 51-19 12-41 19-64 19zM2376 346c12 0 21-4 28-11 8-8 14-19 17-34 4-15 7-34 7-56 0-23-3-45-8-62-4-18-11-31-20-41-9-9-18-14-30-14-11 0-21 4-28 12-8 7-14 18-18 33s-6 33-6 56 3 44 8 61c4 18 11 32 20 41 9 10 19 15 30 15zM2543 225v-53h129v53zM2704 341c11-1 19-3 25-5s11-6 13-11c3-5 4-12 4-20v-223c0-9-1-16-4-21-2-5-7-9-13-11s-14-4-25-5v-25h160v25c-11 1-20 3-26 5s-10 6-13 11-4 12-4 21v216c0 9 2 16 5 22 3 5 8 9 15 12 7 2 16 4 28 4h13c15 0 28-3 40-8 11-5 21-13 30-24 10-12 18-26 26-45h27l-18 106h-283zM3283 362c-7 3-14 5-21 6-8 2-15 2-22 2-18 0-32-4-42-13-9-10-14-24-14-41v-144c0-16-4-27-11-35-6-8-16-12-29-12-12 0-22 4-28 11-7 8-11 18-11 32v28h-48c-5-2-9-6-11-12-3-5-4-11-4-17 0-13 4-24 13-34 9-9 21-17 37-23 16-5 33-8 52-8 22 0 42 3 58 11 16 7 29 17 37 30 8 14 13 30 13 49v121c0 6 1 10 2 13 3 3 6 6 10 7 4 2 10 4 19 5zM3194 320c-11 18-25 30-40 39-16 8-32 13-51 13-13 0-25-3-35-9-11-5-19-13-25-23-5-10-8-21-8-34 0-18 6-33 17-46 11-12 29-22 52-28l98-29v24l-65 20c-12 4-21 9-27 16-5 8-8 17-8 28 0 7 1 13 4 19 4 5 8 10 13 13 6 3 13 4 20 4 10 0 20-2 30-7 9-6 18-13 25-22zM3413 132c-11 1-19 3-24 5-5 3-8 6-8 10-1 5 1 11 4 19l56 138h-13l53-138c3-8 5-14 4-18 0-5-3-8-7-11-5-2-12-4-23-5v-24h96v24c-8 1-15 4-19 6-4 3-7 8-10 14l-92 217h-28l-99-217c-3-6-6-10-10-13s-10-5-19-7v-24h139zM3308 421c18 0 32-2 43-6s21-10 29-19 16-22 23-38l27 11c-10 26-20 48-30 65-9 17-21 30-33 38-12 9-26 14-42 14-8 0-15-2-23-5-7-2-12-6-15-10v-50zM3797 300c-11 24-26 42-44 54-19 12-40 18-65 18s-47-6-66-16c-19-12-34-26-45-46-10-19-15-41-15-66 0-27 5-51 17-72 11-22 27-39 46-52 20-12 42-18 66-18 20 0 38 4 54 13 15 9 27 21 36 37s13 34 13 55v18h-182v-26l126-3-8 11c0-16-2-31-5-43-4-11-9-20-15-26-7-6-15-9-24-9-12 0-22 4-31 12-9 7-16 18-21 33-5 14-7 30-7 50 0 19 3 36 9 51 7 14 16 24 28 31 12 8 27 12 44 12 14 0 27-3 39-8 12-6 24-14 35-25zM3899 181l-76-30v-19l76-30h24zM3923 318c0 5 0 9 2 12 3 3 6 5 11 7s12 3 21 4v24h-134v-24c8-1 15-2 19-4 4-1 8-4 9-6 2-3 3-7 3-12v-177l69-40zM3914 191c10-19 18-35 26-48 8-12 16-22 24-30 9-8 17-11 26-11 3 0 7 0 10 1s6 3 8 5v62h-14c-12 0-23 1-32 4-10 3-18 7-26 13-7 6-15 14-22 25zM4195 305c0 9 2 16 4 20 3 5 7 9 13 11s15 4 26 5v24h-123v-24c11-1 20-3 26-5s10-6 13-11c2-4 4-11 4-20v-223c0-9-2-16-4-21-3-5-7-9-13-11s-15-4-26-5v-25h125l-45 50zM4357 303l-14 64h-37l-117-282v-65h51zM4332 303l117-283h11v65l-117 282h-37zM4572 45c-11 1-20 3-26 5s-10 6-13 11-4 12-4 21v223c0 9 1 16 4 20 3 5 7 9 13 11s15 4 26 5v24h-161v-24c12-1 21-3 27-5s10-6 13-11c2-4 4-11 4-20v-235l-6-50h123zM4721 372c-24 0-46-6-64-17-19-11-34-26-45-46-10-19-15-41-15-66 0-27 6-50 17-71 11-22 26-39 46-52 19-12 41-18 64-18 24 0 46 5 64 16 19 11 34 27 44 46 10 20 16 42 16 68 0 25-6 48-17 70-11 21-27 38-47 51-19 12-40 19-63 19zM4725 346c12 0 21-4 29-11 7-8 13-19 17-34s6-34 6-56c0-23-3-45-7-62-5-18-12-31-21-41-8-9-18-14-30-14-11 0-21 4-28 12-8 7-14 18-18 33s-5 33-5 56 2 44 7 61c4 18 11 32 20 41 9 10 19 15 30 15zM5108 92l-76-36v-19l76-36h23zM5131 300c0 5 1 9 3 13 2 3 5 5 9 7 5 2 11 4 18 5v24l-75 21h-23v-327l68-42zM5087 172c-10-14-20-24-30-30-10-5-20-9-32-9-15 0-28 5-40 13-11 8-19 20-25 35-6 16-9 33-9 55 0 19 2 36 7 50 6 13 14 24 24 31s22 11 35 11c9 0 18-2 27-6 9-3 17-8 25-16 8-7 14-15 20-25l6 17c-8 16-18 29-29 40s-23 20-36 25c-14 6-28 9-42 9-20 0-38-6-55-16-16-11-30-25-39-43-9-19-14-39-14-62 0-29 6-56 17-78 12-23 28-40 49-53 21-12 45-18 72-18 16 0 32 3 47 9s28 14 39 24zM5418 300c-11 24-25 42-44 54-18 12-40 18-65 18-24 0-46-6-65-16-19-12-34-26-45-46-11-19-16-41-16-66 0-27 6-51 17-72 12-22 27-39 47-52 20-12 42-18 66-18 20 0 38 4 53 13 16 9 28 21 36 37 9 16 14 34 14 55v18h-182v-26l125-3-7 11c0-16-2-31-6-43-3-11-8-20-15-26-6-6-14-9-24-9-12 0-22 4-31 12-9 7-16 18-21 33-5 14-7 30-7 50 0 19 3 36 10 51 6 14 15 24 28 31 12 8 26 12 44 12 14 0 27-3 39-8 12-6 24-14 35-25zM5521 92l-76-36v-19l76-36h23zM5544 319c0 5 1 9 3 12 2 2 5 5 9 6 5 2 11 3 18 4v24h-129v-24c8-1 14-2 19-4 4-1 7-4 9-6 2-3 3-7 3-12v-278l68-40zM5809 372c-24 0-45-6-64-17s-34-26-44-46c-10-19-16-41-16-66 0-27 6-50 17-71 11-22 27-39 46-52 20-12 41-18 65-18s45 5 64 16c18 11 33 27 43 46 11 20 16 42 16 68 0 25-6 48-17 70-11 21-26 38-46 51-20 12-41 19-64 19zM5814 346c11 0 21-4 28-11 8-8 13-19 17-34s6-34 6-56c0-23-2-45-7-62-5-18-12-31-20-41-9-9-19-14-30-14-12 0-21 4-29 12-8 7-14 18-18 33-3 15-5 33-5 56s2 44 7 61c5 18 12 32 20 41 9 10 19 15 31 15zM5964 341c8-1 14-2 18-4 5-1 8-4 10-6 2-3 2-7 2-12v-223c0-18 5-35 13-49 9-15 21-26 36-34s32-12 52-12c15 0 28 2 40 7 12 4 21 10 28 18s10 16 10 26c0 5-1 10-4 14-2 5-5 9-9 11h-47v-28c0-10-2-17-6-22-3-6-8-8-14-8-9 0-17 5-22 14-6 10-8 23-8 40v245c0 5 1 9 3 12s6 5 12 7c5 2 13 3 22 4v24h-136zM5960 121c11-3 21-6 28-10 8-4 16-9 23-14 7-6 14-13 22-21h23v75h-96zM6123 151h-86v-43h86zM6353 298c0 9 1 17 4 22s8 9 15 12c7 2 17 4 29 4h28c15 0 28-3 39-8 12-5 22-13 31-24 9-12 18-26 27-45h26l-19 106h-298v-24c11-1 20-3 26-5s10-6 13-11c2-5 4-12 4-20v-223c0-9-2-16-4-21-3-5-7-9-13-11s-15-4-26-5v-25h118zM6510 118c-4-18-10-32-16-41-7-10-15-17-25-21s-24-6-42-6h-98v-30h206v98zM6412 172c8 0 14-1 19-4 6-3 10-7 13-14 2-7 5-16 7-28h25v123h-25c-2-12-5-21-7-27-3-8-7-13-13-15-5-3-11-5-19-5h-83v-30zM6674 102l-23 79-76-30v-19l76-30zM6575 341c8-1 15-2 19-4 4-1 7-4 9-6 2-3 3-7 3-12v-177l68-40v217c0 5 1 9 3 12 2 2 5 5 10 6 4 2 10 3 18 4v24h-130zM6733 341c8-1 15-2 19-4 5-1 8-4 10-6 1-3 2-7 2-12v-130c0-14-3-23-10-30-6-6-16-10-29-10-8 0-16 2-25 5-8 3-16 8-24 13s-15 11-21 18v-20c9-12 18-24 30-33 11-10 23-17 36-22 13-6 25-8 37-8 24 0 43 6 55 19 13 13 20 31 20 55v143c0 5 0 9 2 12 2 2 5 5 10 6 4 2 10 3 18 4v24h-130zM6892 341c8-1 14-2 18-4 5-1 8-4 10-6 1-3 2-7 2-12v-130c0-14-3-23-9-30-7-6-17-10-31-10-7 0-15 2-23 5-9 3-17 8-25 13s-15 11-21 18v-20c9-12 19-24 30-33 11-10 24-17 36-22 13-6 26-8 37-8 25 0 43 6 56 19 12 13 19 31 19 55v143c0 5 1 9 3 12 1 2 5 5 9 6 4 2 11 3 19 4v24h-130zM7166 372c-24 0-45-6-64-17-18-11-33-26-44-46-10-19-15-41-15-66 0-27 5-50 16-71 12-22 27-39 47-52 19-12 41-18 64-18 24 0 45 5 64 16s33 27 44 46c10 20 16 42 16 68 0 25-6 48-18 70-11 21-26 38-46 51-19 12-41 19-64 19zM7171 346c12 0 21-4 28-11 8-8 14-19 17-34 4-15 6-34 6-56 0-23-2-45-7-62-5-18-11-31-20-41-9-9-19-14-30-14s-21 4-29 12c-7 7-13 18-17 33s-6 33-6 56 3 44 7 61c5 18 12 32 21 41 9 10 19 15 30 15zM7318 122c13-5 24-10 32-15 9-5 16-12 22-20s12-18 17-31h31v95h-102zM7420 297c0 9 2 16 7 21 4 6 12 10 21 13 10 3 23 5 38 6v24c-10 3-20 6-30 8s-19 3-28 3c-24 0-43-7-56-19-14-12-20-30-20-53v-170h68zM7480 151h-86v-43h86zM7531 43c0-8 2-15 6-21 3-7 8-12 15-16s14-6 22-6 15 2 22 6c6 4 11 9 15 16 4 6 6 13 6 21s-2 16-6 22c-4 7-9 11-15 15-7 4-14 6-22 6s-15-2-22-6-12-9-15-15c-4-7-6-14-6-22zM7587 181l-76-30v-19l76-30h23zM7610 319c0 5 1 9 3 12 2 2 5 5 10 6 4 2 10 3 18 4v24h-130v-24c8-1 15-2 19-4 4-1 7-4 9-6 2-3 3-7 3-12v-177l68-40zM7788 372c-24 0-45-6-64-17s-33-26-44-46c-10-19-15-41-15-66 0-27 5-50 16-71 11-22 27-39 46-52 20-12 41-18 65-18s45 5 64 16 33 27 43 46c11 20 16 42 16 68 0 25-5 48-17 70-11 21-26 38-46 51-20 12-41 19-64 19zM7793 346c11 0 21-4 28-11 8-8 13-19 17-34s6-34 6-56c0-23-2-45-7-62-5-18-12-31-20-41-9-9-19-14-30-14-12 0-21 4-29 12-7 7-13 18-17 33s-6 33-6 56 2 44 7 61c5 18 12 32 21 41 8 10 19 15 30 15zM8039 102l-23 79-76-30v-19l76-30zM7940 341c8-1 14-2 18-4 5-1 8-4 10-6 1-3 2-7 2-12v-177l69-40v217c0 5 1 9 3 12 1 2 5 5 9 6 4 2 10 3 18 4v24h-129zM8103 341c7-1 14-2 18-4 4-1 7-4 9-6 2-3 3-7 3-12v-129c0-13-4-23-10-30-7-7-17-11-31-11-8 0-16 2-25 5s-17 8-25 14c-8 5-15 12-21 19v-20c8-13 18-24 30-34s24-18 37-23c13-6 25-8 37-8 25 0 44 6 57 19 13 14 19 33 19 58v140c0 5 1 9 3 12 2 2 5 5 10 6 4 2 10 3 18 4v24h-129zM8506 362c-7 3-14 5-21 6-7 2-14 2-21 2-18 0-32-4-42-13-10-10-15-24-15-41v-144c0-16-3-27-10-35s-17-12-30-12c-12 0-21 4-28 11-7 8-10 18-10 32v28h-48c-5-2-9-6-12-12-3-5-4-11-4-17 0-13 5-24 13-34 10-9 22-17 37-23 16-5 33-8 52-8 23 0 42 3 59 11 16 7 28 17 37 30 8 14 12 30 12 49v121c0 6 1 10 3 13s5 6 9 7c5 2 11 4 19 5zM8418 320c-12 18-25 30-41 39-15 8-32 13-50 13-13 0-25-3-36-9-10-5-18-13-24-23s-8-21-8-34c0-18 5-33 17-46 11-12 28-22 52-28l98-29v24l-65 20c-13 4-22 9-27 16-6 8-9 17-9 28 0 7 2 13 5 19 3 5 7 10 13 13s12 4 20 4c9 0 19-2 29-7 10-6 18-13 25-22zM8602 92l-76-36v-19l76-36h23zM8625 319c0 5 1 9 3 12 2 2 5 5 9 6 5 2 11 3 19 4v24h-130v-24c8-1 14-2 19-4 4-1 7-4 9-6 2-3 3-7 3-12v-278l68-40zM8764 341c11-1 20-3 26-5s10-6 13-11c2-4 4-11 4-20v-223c0-9-2-16-4-21-3-5-7-9-13-11s-15-4-26-5v-25h160v25c-11 1-20 3-26 5s-10 6-13 11c-2 5-3 12-3 21v223c0 9 1 16 3 20 3 5 7 9 13 11s15 4 26 5v24h-160zM9048 102l-23 79-76-30v-19l76-30zM8949 341c8-1 14-2 19-4 4-1 7-4 9-6 2-3 3-7 3-12v-177l68-40v217c0 5 1 9 3 12 2 2 5 5 9 6 5 2 11 3 18 4v24h-129zM9112 341c8-1 14-2 18-4 5-1 8-4 10-6 1-3 2-7 2-12v-129c0-13-3-23-10-30s-17-11-31-11c-8 0-16 2-25 5-8 3-17 8-25 14-8 5-15 12-21 19v-20c8-13 18-24 30-34s24-18 37-23c13-6 26-8 38-8 24 0 43 6 56 19 13 14 20 33 20 58v140c0 5 1 9 2 12 2 2 5 5 10 6 4 2 10 3 19 4v24h-130zM9361 384c0 19-5 37-14 51s-22 25-39 33-37 12-60 12v-24c11-3 20-6 27-11 6-4 11-10 13-17 3-7 5-16 5-27v-261l68-38zM9337 181l-75-30v-19l75-30h24zM9281 43c0-8 2-15 6-21 4-7 9-12 15-16 7-4 14-6 22-6s15 2 22 6c6 4 11 9 15 16 4 6 6 13 6 21s-2 16-6 22c-4 7-9 11-15 15-7 4-14 6-22 6s-15-2-22-6c-6-4-11-9-15-15-4-7-6-14-6-22zM9643 300c-11 24-26 42-44 54-19 12-40 18-65 18s-47-6-66-16c-19-12-34-26-44-46-11-19-16-41-16-66 0-27 5-51 17-72 11-22 27-39 47-52 19-12 41-18 65-18 20 0 38 4 54 13 15 9 27 21 36 37s13 34 13 55v18h-182v-26l126-3-8 11c0-16-2-31-5-43-4-11-9-20-15-26-7-6-15-9-24-9-12 0-22 4-31 12-9 7-16 18-21 33-5 14-7 30-7 50 0 19 3 36 9 51 7 14 16 24 28 31 12 8 27 12 44 12 14 0 27-3 39-8 12-6 24-14 35-25zM9898 300c-9 23-23 41-41 53s-40 19-65 19c-23 0-44-6-63-16-19-12-33-26-44-46-10-19-15-41-15-66 0-28 6-52 17-74 11-21 27-38 46-50 21-12 43-18 68-18 18 0 34 3 48 8 14 6 25 14 33 25 8 10 12 21 12 33 0 6-1 12-5 17-3 5-7 9-12 11h-44v-12c0-18-3-32-10-41s-17-14-30-14c-12 0-22 4-31 11-9 8-16 18-20 32-5 13-8 29-8 48 0 20 4 37 10 51 7 15 16 26 29 34 12 8 26 12 42 12 12 0 24-3 35-8 12-5 23-14 33-25zM9918 122c14-5 24-10 33-15 8-5 16-12 21-20 7-8 13-18 18-31h31v95h-103zM10021 297c0 9 2 16 7 21 4 6 11 10 21 13s22 5 38 6v24c-10 3-20 6-30 8s-19 3-28 3c-24 0-43-7-57-19-13-12-19-30-19-53v-170h68zM10081 151h-86v-43h86zM10132 43c0-8 2-15 6-21 3-7 8-12 15-16s14-6 22-6 15 2 22 6c6 4 11 9 15 16 4 6 5 13 5 21s-1 16-5 22c-4 7-9 11-15 15-7 4-15 6-23 6-7 0-14-2-21-6s-12-9-15-15c-4-7-6-14-6-22zM10188 181l-76-30v-19l76-30h23zM10211 319c0 5 1 9 3 12 2 2 5 5 10 6 4 2 10 3 18 4v24h-130v-24c8-1 15-2 19-4 4-1 7-4 9-6 2-3 3-7 3-12v-177l68-40zM10389 372c-24 0-45-6-64-17s-34-26-44-46c-11-19-16-41-16-66 0-27 6-50 17-71 11-22 27-39 46-52 20-12 41-18 65-18 23 0 45 5 64 16 18 11 33 27 43 46 11 20 16 42 16 68 0 25-6 48-17 70-11 21-26 38-46 51-20 12-41 19-64 19zM10394 346c11 0 20-4 28-11 8-8 13-19 17-34s6-34 6-56c0-23-2-45-7-62-5-18-12-31-21-41-8-9-18-14-29-14-12 0-21 4-29 12-8 7-14 18-18 33-3 15-5 33-5 56s2 44 7 61c5 18 12 32 20 41 9 10 19 15 31 15zM10640 102l-24 79-76-30v-19l76-30zM10540 341c8-1 15-2 19-4 4-1 8-4 9-6 2-3 3-7 3-12v-177l69-40v217c0 5 0 9 2 12 2 2 5 5 10 6 4 2 10 3 18 4v24h-130zM10704 341c7-1 13-2 18-4 4-1 7-4 9-6 2-3 3-7 3-12v-129c0-13-4-23-11-30-6-7-17-11-30-11-8 0-16 2-25 5s-17 8-25 14c-8 5-15 12-22 19v-20c9-13 19-24 31-34 11-10 24-18 37-23 12-6 25-8 37-8 25 0 43 6 56 19 14 14 20 33 20 58v140c0 5 1 9 3 12 2 2 5 5 9 6 5 2 11 3 19 4v24h-129z">
          <text:p/>
        </draw:path>
        <draw:frame draw:style-name="gr2" draw:text-style-name="P3" draw:layer="layout" svg:width="9.519cm" svg:height="0.577cm" svg:x="0.988cm" svg:y="22.815cm">
          <draw:text-box>
            <text:p text:style-name="P2"><text:span text:style-name="T1">null </text:span><text:span text:style-name="T1">quality </text:span><text:span text:style-name="T1">result </text:span><text:span text:style-name="T1">conﬁrms </text:span><text:span text:style-name="T1">the two-</text:span><text:span text:style-name="T1">layer </text:span><text:span text:style-name="T1">model.</text:span></text:p>
          </draw:text-box>
        </draw:frame>
        <draw:path draw:style-name="gr1" draw:text-style-name="P1" draw:layer="layout" svg:width="7.825cm" svg:height="0.454cm" svg:x="0.998cm" svg:y="27.023cm" svg:viewBox="0 0 7826 455" svg:d="M0 325c10 0 17-2 23-4 5-2 9-6 11-10 3-4 4-10 4-18v-197c0-8-1-14-4-18-2-5-6-8-11-10-6-2-13-4-23-4v-22h143v22c-10 0-18 2-24 4-5 2-9 5-11 10-2 4-4 10-4 18v191c0 8 2 14 4 20 3 4 8 8 14 10s14 3 24 3h11c14 0 25-2 35-6 10-5 20-12 28-22s16-23 23-40h25l-17 95h-251zM513 344c-6 2-12 4-18 5-7 1-13 2-19 2-16 0-29-4-38-12-8-8-12-20-12-36v-128c0-14-3-24-9-31s-15-10-27-10c-10 0-19 3-25 9-6 7-9 16-9 28v26h-43c-4-2-8-6-10-11s-4-10-4-16c0-10 4-20 13-29 8-9 18-15 32-21 14-5 29-7 46-7 20 0 37 3 52 9 14 6 25 15 33 27 7 13 11 27 11 44v108c0 4 1 8 3 11 1 3 4 5 8 7 3 1 9 2 16 3zM435 307c-10 15-22 27-36 34-13 8-28 11-44 11-12 0-23-2-32-7-10-5-17-12-22-21s-8-19-8-30c0-16 6-30 16-41s25-20 46-25l87-25v20l-57 18c-12 4-20 9-25 15s-7 14-7 25c0 6 1 11 4 16s7 9 12 12 11 4 17 4c9 0 17-2 26-7s16-11 23-19zM629 140c-10 1-17 2-21 5-5 2-7 5-7 9-1 4 1 9 4 16l50 122h-12l47-122c3-7 4-12 4-16-1-4-3-7-7-9-4-3-11-4-20-5v-22h85v22c-7 1-13 3-17 6-3 2-6 6-9 12l-81 192h-26l-88-192c-2-6-5-10-9-12-3-3-8-5-16-6v-22h123zM536 396c16 0 28-2 38-6 10-3 19-9 26-17 7-7 14-18 20-33l25 10c-9 23-18 42-27 57s-19 27-30 35c-11 9-23 13-37 13-7 0-13-2-20-4-6-2-11-5-14-10v-45zM971 288c-10 22-23 38-40 48-16 11-35 16-56 16-22 0-42-4-59-14s-31-23-40-40-14-37-14-59c0-24 5-45 15-64 10-20 24-35 42-46s37-16 58-16c18 0 34 4 48 12 14 7 24 18 32 33 8 14 11 30 11 49v15h-161v-22l112-3-7 10c0-15-2-28-5-38-3-11-7-19-14-24-6-5-13-8-21-8-10 0-20 3-28 10-7 7-13 17-18 29-4 13-6 28-6 45s2 32 8 45c6 12 14 22 25 28 11 7 24 10 39 10 13 0 24-2 35-7 11-4 21-12 31-22zM1063 183l-68-27v-16l68-27h20zM1083 304c0 5 1 9 3 11 2 3 5 5 10 7 4 2 10 3 18 3v22h-119v-22c7 0 13-1 16-3 4-2 7-4 9-6 1-3 2-6 2-11v-157l61-35zM1075 192c9-17 17-31 24-42s15-20 22-27 15-10 22-10c3 0 6 0 9 1s5 3 7 5v55h-12c-11 0-21 1-29 4-8 2-16 6-22 11-7 5-14 13-21 22zM1264 323c16-1 27-2 34-4 7-3 12-6 15-10s4-10 4-19v-181l10 9h-67v-24c19-2 34-5 45-8 12-4 21-10 30-17 8-8 16-18 24-33h25v254c0 9 1 15 3 19 3 4 8 7 15 10 7 2 19 3 34 4v24h-172zM1549 222v-46h386v46zM2082 245c5 27 14 48 27 62 13 13 31 20 53 20 13 0 24-2 34-6 9-5 16-10 22-18 5-7 7-16 7-26s-2-18-7-25c-4-7-11-12-19-16-7-4-18-8-30-12-4-1-9-2-14-4-20-5-37-12-51-19-14-8-25-17-33-29s-12-26-12-44 4-33 14-47c9-14 22-25 39-33 16-8 35-12 56-12 20 0 38 3 53 7 16 5 31 11 45 20v72h-26c-4-17-10-30-16-41s-13-19-22-24-20-8-33-8c-11 0-21 2-29 6-8 3-14 8-19 15-4 7-7 15-7 24 0 11 3 19 8 26 6 6 12 11 20 14 8 4 18 7 30 10 3 1 6 2 9 2 22 6 41 13 55 21 15 8 27 18 35 31 8 12 13 27 13 45 0 19-6 35-16 50-11 14-25 26-44 34s-40 12-64 12c-20 0-39-2-58-7-18-6-33-14-45-24v-76zM2527 288c-10 22-23 38-39 48-17 11-35 16-57 16s-42-4-59-14-30-23-40-40c-9-17-14-37-14-59 0-24 5-45 15-64 11-20 25-35 42-46 18-11 37-16 59-16 18 0 33 4 47 12 14 7 25 18 32 33 8 14 12 30 12 49v15h-162v-22l112-3-7 10c0-15-1-28-5-38-3-11-7-19-13-24s-13-8-22-8c-10 0-19 3-27 10s-14 17-19 29c-4 13-6 28-6 45s3 32 9 45c5 12 14 22 24 28 11 7 24 10 40 10 12 0 24-2 34-7 11-4 21-12 31-22zM2639 113l-20 70-67-27v-16l67-27zM2552 325c6 0 12-1 16-3s6-4 8-6c2-3 3-6 3-11v-157l60-35v192c0 5 1 8 2 11 2 2 5 4 9 6s9 3 16 3v22h-114zM2692 325c7 0 12-1 16-3s7-4 8-6c2-3 3-6 3-11v-115c0-12-3-20-9-26s-14-9-26-9c-7 0-14 2-22 4-8 3-15 7-22 11-7 5-13 11-18 17v-18c7-11 16-21 27-29 10-9 21-15 32-20s22-7 33-7c21 0 37 5 49 17 11 11 17 28 17 49v126c0 5 0 8 2 11 2 2 5 4 8 6 4 2 10 3 17 3v22h-115zM2832 325c7 0 13-1 17-3s6-4 8-6c2-3 3-6 3-11v-115c0-12-3-20-9-26s-15-9-27-9c-7 0-14 2-22 4-7 3-14 7-21 11-7 5-13 11-19 17v-18c8-11 17-21 27-29 10-9 21-15 32-20s22-7 33-7c21 0 38 5 49 17 12 11 18 28 18 49v126c0 5 1 8 3 11 1 2 4 4 8 6s9 3 16 3v22h-116zM3192 344c-6 2-12 4-19 5-6 1-12 2-18 2-17 0-29-4-38-12-8-8-13-20-13-36v-128c0-14-3-24-8-31-6-7-15-10-27-10-11 0-19 3-25 9-7 7-10 16-10 28v26h-42c-4-2-8-6-11-11-2-5-3-10-3-16 0-10 4-20 12-29s19-15 33-21c14-5 29-7 46-7 20 0 37 3 51 9 15 6 26 15 33 27 8 13 12 27 12 44v108c0 4 1 8 2 11 2 3 5 5 8 7 4 1 10 2 17 3zM3114 307c-11 15-23 27-36 34-13 8-28 11-45 11-12 0-22-2-32-7-9-5-16-12-21-21s-8-19-8-30c0-16 5-30 16-41 10-11 25-20 46-25l87-25v20l-57 18c-12 4-20 9-25 15s-7 14-7 25c0 6 1 11 3 16 3 5 7 9 13 12 5 3 10 4 17 4 8 0 17-2 26-7 8-5 16-11 23-19zM3298 113l-21 70-67-27v-16l67-27zM3210 325c7 0 12-1 16-3s7-4 8-6c2-3 3-6 3-11v-157l61-35v192c0 5 0 8 2 11 2 2 4 4 8 6s10 3 17 3v22h-115zM3354 325c7 0 13-1 16-3 4-2 7-4 9-6 2-3 2-6 2-11v-113c0-12-3-22-9-28s-15-9-27-9c-7 0-14 2-22 4-8 3-15 7-23 13-7 4-13 10-18 17v-19c7-11 16-21 26-29 11-9 22-16 33-21 12-5 23-7 34-7 22 0 38 5 49 17 12 12 18 29 18 51v124c0 5 1 8 2 11 2 2 5 4 9 6s9 3 16 3v22h-115zM3478 131c11-5 21-9 28-13 8-5 14-11 20-18 5-7 10-16 15-28h27v84h-90zM3568 286c0 8 2 14 6 19 5 5 11 9 19 11 9 3 20 5 34 5v22c-9 3-18 5-26 7-9 1-18 2-26 2-21 0-38-5-49-16-12-11-18-27-18-47v-151h60zM3622 156h-77v-38h77zM3668 61c0-7 1-13 5-19 3-6 8-10 13-14 6-3 13-5 20-5s14 2 20 5c5 4 10 8 13 14 4 6 5 12 5 19s-1 14-5 20c-3 6-8 10-13 13-6 4-13 5-20 5s-14-1-20-5c-5-3-10-7-13-13-4-6-5-13-5-20zM3718 183l-67-27v-16l67-27h20zM3738 305c0 5 1 8 2 11 2 2 5 4 9 5 4 2 9 3 16 4v22h-114v-22c7-1 12-2 16-4 4-1 6-3 8-5 2-3 3-6 3-11v-157l60-35zM3990 288c-9 21-21 37-37 48s-35 16-58 16c-20 0-39-4-56-14-16-10-29-23-39-41-9-17-14-36-14-58 0-24 5-46 15-65s25-34 42-45c18-11 38-16 60-16 15 0 30 2 42 7 13 6 23 13 30 22s11 18 11 30c0 5-2 10-5 15-2 4-6 8-11 10h-38v-12c0-15-3-27-9-36-7-8-16-12-27-12s-20 3-27 10c-8 6-14 16-19 28-4 12-6 26-6 42 0 18 3 33 9 46s14 23 25 30c10 7 23 11 37 11 12 0 22-3 32-7 10-5 20-12 29-22zM4404 412c-5 5-12 9-20 12s-16 4-25 4c-12 0-23-2-32-6-10-5-19-12-29-21l-54-54 14-15 79 41c10 5 20 9 30 11 10 3 22 5 37 6zM4246 352c-28 0-53-6-76-20s-41-32-54-55c-13-24-20-50-20-78 0-31 7-60 20-84 13-25 31-44 55-58 24-13 51-21 82-21 27 0 52 7 75 21s41 32 55 56c13 23 19 48 19 77 0 31-6 59-19 84-14 25-32 44-56 58s-51 20-81 20zM4252 327c17 0 31-5 44-15 12-10 22-25 28-44 7-19 10-42 10-69 0-28-4-52-11-73-7-20-18-36-31-47s-28-17-46-17c-16 0-31 5-44 15-12 10-21 25-28 44-6 19-10 42-10 69 0 28 4 52 11 72 8 21 18 37 31 48s29 17 46 17zM4497 183l-67-27v-16l67-27h21zM4518 273c0 13 3 22 9 28s15 9 27 9c7 0 15-1 22-5 8-2 15-6 22-11 8-5 14-11 20-17v17c-8 12-17 22-27 31-11 8-22 15-33 20-12 5-23 7-33 7-22 0-39-5-51-17s-17-29-17-51v-134l61-37zM4641 183l-67-27v-16l67-27h21zM4662 288c0 5 1 9 2 12 2 3 5 5 9 7s9 3 16 3v22l-67 19h-21v-201l61-37zM4929 344c-6 2-12 4-19 5-6 1-12 2-19 2-16 0-28-4-37-12s-13-20-13-36v-128c0-14-3-24-9-31-5-7-14-10-26-10-11 0-19 3-25 9-7 7-10 16-10 28v26h-42c-5-2-8-6-11-11-2-5-3-10-3-16 0-10 4-20 12-29s19-15 33-21c14-5 29-7 46-7 20 0 37 3 51 9 15 6 26 15 33 27 8 13 12 27 12 44v108c0 4 1 8 2 11 2 3 5 5 8 7 4 1 9 2 17 3zM4851 307c-11 15-23 27-36 34-13 8-28 11-45 11-12 0-22-2-32-7-9-5-16-12-21-21-6-9-8-19-8-30 0-16 5-30 15-41 11-11 26-20 47-25l87-25v20l-58 18c-11 4-19 9-24 15s-8 14-8 25c0 6 2 11 4 16 3 5 7 9 12 12 6 3 11 4 18 4 8 0 17-2 25-7 9-5 17-11 24-19zM5014 105l-67-32v-17l67-32h21zM5035 305c0 5 0 8 2 11 2 2 4 4 8 6s10 3 17 3v22h-115v-22c7 0 12-1 16-3s7-4 8-6c2-3 3-6 3-11v-245l61-36zM5100 61c0-7 2-13 5-19s8-10 14-14c5-3 12-5 20-5 6 0 13 2 19 5 6 4 10 8 14 14 3 6 5 12 5 19s-2 14-5 20c-4 6-8 10-14 13-6 4-13 5-20 5s-14-1-19-5c-6-3-11-7-14-13s-5-13-5-20zM5150 183l-67-27v-16l67-27h20zM5170 305c0 5 1 8 3 11 1 2 4 4 8 5 4 2 9 3 16 4v22h-114v-22c7-1 12-2 16-4 4-1 7-3 8-5 2-3 3-6 3-11v-157l60-35zM5212 131c12-5 21-9 29-13 7-5 14-11 19-18 6-7 11-16 15-28h27v84h-90zM5302 286c0 8 2 14 7 19 4 5 10 9 19 11 9 3 20 5 33 5v22c-8 3-17 5-26 7-9 1-17 2-25 2-22 0-38-5-50-16s-18-27-18-47v-151h60zM5356 156h-76v-38h76zM5501 140c-9 1-16 2-21 5-4 2-7 5-7 9s1 9 4 16l50 122h-12l47-122c3-7 4-12 4-16s-2-7-6-9c-5-3-11-4-21-5v-22h86v22c-8 1-14 3-17 6-4 2-7 6-9 12l-82 192h-25l-88-192c-3-6-6-10-9-12-4-3-9-5-17-6v-22h123zM5409 396c15 0 28-2 38-6 10-3 18-9 25-17 7-7 14-18 20-33l25 10c-9 23-18 42-27 57s-19 27-30 35c-10 9-23 13-37 13-6 0-13-2-19-4-7-2-12-5-15-10v-45zM5741 206c0-29 4-56 14-82 9-26 21-49 35-69 15-21 31-39 49-55h27c-23 32-41 66-54 101-12 35-18 70-18 105 0 36 6 71 18 106 13 35 31 68 54 101h-27c-18-16-34-35-49-55-14-21-26-44-35-70-10-25-14-53-14-82zM6154 135c-3-16-8-30-16-41-7-11-17-19-28-24-12-5-25-8-41-8-20 0-38 5-53 16-15 10-27 25-35 44-8 20-12 43-12 69 0 28 4 52 13 72s21 36 36 47c16 11 33 16 54 16 13 0 26-2 36-7 11-6 20-14 29-26s18-28 27-48h23l-13 79c-14 8-30 16-49 21s-39 7-58 7c-33 0-62-6-87-19s-45-31-59-54-21-50-21-79c0-31 7-59 22-84 14-25 34-45 59-59 25-13 53-21 84-21 22 0 42 3 62 8s37 12 50 20v71zM6325 352c-21 0-40-4-57-14s-30-23-39-41c-10-17-14-37-14-59 0-23 5-44 15-63s24-34 41-45c17-12 36-17 57-17s40 5 57 14c16 10 29 24 38 42 10 17 15 37 15 58 0 23-6 44-16 63s-23 35-41 46c-17 11-36 16-56 16zM6329 329c10 0 19-3 25-10 7-6 12-16 15-29 4-14 5-31 5-51s-2-38-6-54c-5-15-10-28-18-36-8-9-16-13-27-13-9 0-18 3-25 10s-12 17-15 30c-4 13-5 30-5 50s2 38 6 54 10 28 18 36c8 9 17 13 27 13zM6547 113l-20 70-67-27v-16l67-27zM6460 325c7 0 12-1 16-3s6-4 8-6c2-3 3-6 3-11v-157l60-35v192c0 5 1 8 2 11 2 2 5 4 9 6s9 3 16 3v22h-114zM6604 325c7 0 12-1 16-3s7-4 8-6c2-3 3-6 3-11v-113c0-12-3-22-9-28s-15-9-27-9c-7 0-15 2-22 4-8 3-16 7-23 13-7 4-13 10-19 17v-19c8-11 16-21 27-29 10-9 21-16 33-21 11-5 22-7 33-7 22 0 39 5 50 17 12 12 18 29 18 51v124c0 5 0 8 2 11 2 2 4 4 8 6s10 3 17 3v22h-115zM6727 131c12-5 21-9 29-13 7-5 14-11 19-18 6-7 11-16 16-28h27v84h-91zM6818 286c0 8 2 14 6 19s10 9 19 11c9 3 20 5 34 5v22c-9 3-18 5-27 7-9 1-17 2-25 2-22 0-38-5-50-16s-17-27-17-47v-151h60zM6872 156h-77v-38h77zM7105 288c-10 22-23 38-40 48-16 11-35 16-56 16-22 0-42-4-59-14s-31-23-40-40-14-37-14-59c0-24 5-45 15-64 10-20 24-35 42-46s37-16 58-16c18 0 34 4 48 12 14 7 24 18 32 33 7 14 11 30 11 49v15h-161v-22l112-3-7 10c0-15-2-28-5-38-3-11-7-19-14-24-6-5-13-8-21-8-10 0-20 3-28 10-7 7-13 17-18 29-4 13-6 28-6 45s2 32 8 45c6 12 14 22 25 28 11 7 24 10 39 10 13 0 24-2 35-7 11-4 21-12 31-22zM7217 113l-20 70-68-27v-16l68-27zM7129 325c7 0 13-1 16-3 4-2 7-4 9-6 1-3 2-6 2-11v-157l61-35v192c0 5 1 8 2 11 2 2 5 4 8 6 4 2 10 3 17 3v22h-115zM7274 325c7 0 12-1 16-3s6-4 8-6c2-3 3-6 3-11v-113c0-12-3-22-10-28-6-6-14-9-27-9-7 0-14 2-22 4-7 3-15 7-22 13-7 4-13 10-19 17v-19c7-11 16-21 26-29 11-9 22-16 34-21 11-5 22-7 33-7 22 0 38 5 50 17 11 12 17 29 17 51v124c0 5 1 8 3 11 1 2 4 4 8 6s9 3 16 3v22h-114zM7397 131c12-5 21-9 29-13 7-5 14-11 19-18 6-7 11-16 15-28h28v84h-91zM7488 286c0 8 1 14 6 19 4 5 10 9 19 11 9 3 20 5 33 5v22c-8 3-17 5-26 7-9 1-17 2-25 2-22 0-38-5-50-16s-18-27-18-47v-151h61zM7542 156h-77v-38h77zM7699 206c0 29-4 57-13 82-10 26-22 49-36 70-15 20-31 39-49 55h-27c24-33 42-66 54-101s18-70 18-106c0-35-6-70-18-105s-30-69-54-101h27c18 16 34 34 49 55 14 20 26 43 36 69 9 26 13 53 13 82zM7748 169c0-7 1-14 4-20 4-6 9-11 15-14s13-5 20-5 13 2 19 5c6 4 11 9 14 14 4 6 6 13 6 20s-2 14-6 20c-3 6-8 10-14 14-6 3-12 5-19 5s-14-2-20-5c-6-4-11-8-15-14-3-7-4-13-4-20zM7748 311c0-7 1-13 4-19 4-7 9-11 15-15 6-3 13-5 20-5s13 2 19 5c6 4 11 8 14 15 4 6 6 12 6 19s-2 14-6 20c-3 6-8 11-14 14s-12 5-19 5-14-2-20-5-11-8-15-14c-3-6-4-13-4-20z">
          <text:p/>
        </draw:path>
        <draw:frame draw:style-name="gr2" draw:text-style-name="P3" draw:layer="layout" svg:width="11.191cm" svg:height="0.577cm" svg:x="0.988cm" svg:y="25.965cm">
          <draw:text-box>
            <text:p text:style-name="P2"><text:span text:style-name="T1">The </text:span><text:span text:style-name="T1">most </text:span><text:span text:style-name="T1">novel </text:span><text:span text:style-name="T1">theoretic</text:span><text:span text:style-name="T1">al </text:span><text:span text:style-name="T1">contribu</text:span><text:span text:style-name="T1">tion of </text:span><text:span text:style-name="T1">this </text:span><text:span text:style-name="T1">program</text:span><text:span text:style-name="T1">:</text:span></text:p>
          </draw:text-box>
        </draw:frame>
        <draw:frame draw:style-name="gr2" draw:text-style-name="P3" draw:layer="layout" svg:width="11.275cm" svg:height="0.577cm" svg:x="8.839cm" svg:y="26.918cm">
          <draw:text-box>
            <text:p text:style-name="P2"><text:span text:style-name="T1"><text:s/></text:span><text:span text:style-name="T1">Emotion</text:span><text:span text:style-name="T1">s that </text:span><text:span text:style-name="T1">aﬀect </text:span><text:span text:style-name="T1">what the </text:span><text:span text:style-name="T1">model </text:span><text:span text:style-name="T1">says. </text:span><text:span text:style-name="T1">Detectab</text:span><text:span text:style-name="T1">le by</text:span></text:p>
          </draw:text-box>
        </draw:frame>
        <draw:frame draw:style-name="gr2" draw:text-style-name="P3" draw:layer="layout" svg:width="11.462cm" svg:height="0.577cm" svg:x="0.988cm" svg:y="27.553cm">
          <draw:text-box>
            <text:p text:style-name="P2"><text:span text:style-name="T1">quality </text:span><text:span text:style-name="T1">judges </text:span><text:span text:style-name="T1">through </text:span><text:span text:style-name="T1">Novelty, </text:span><text:span text:style-name="T1">Depth, </text:span><text:span text:style-name="T1">Coheren</text:span><text:span text:style-name="T1">ce </text:span><text:span text:style-name="T1">scores.</text:span></text:p>
          </draw:text-box>
        </draw:frame>
      </draw:page>
      <draw:page draw:name="page7" draw:style-name="dp1" draw:master-page-name="master-page35">
        <draw:frame draw:style-name="gr2" draw:text-style-name="P3" draw:layer="layout" svg:width="11.538cm" svg:height="0.577cm" svg:x="1.428cm" svg:y="0.064cm">
          <draw:text-box>
            <text:p text:style-name="P2"><text:span text:style-name="T5">• </text:span><text:span text:style-name="T1"><text:s/></text:span><text:span text:style-name="T1">Curiosity</text:span><text:span text:style-name="T1">: </text:span><text:span text:style-name="T1">statistica</text:span><text:span text:style-name="T1">lly </text:span><text:span text:style-name="T1">conﬁrme</text:span><text:span text:style-name="T1">d </text:span><text:span text:style-name="T1">positive </text:span><text:span text:style-name="T1">eﬀect </text:span><text:span text:style-name="T1">(p=0.004</text:span><text:span text:style-name="T1">)</text:span></text:p>
          </draw:text-box>
        </draw:frame>
        <draw:frame draw:style-name="gr2" draw:text-style-name="P3" draw:layer="layout" svg:width="7.872cm" svg:height="0.577cm" svg:x="1.428cm" svg:y="0.877cm">
          <draw:text-box>
            <text:p text:style-name="P2"><text:span text:style-name="T5">• </text:span><text:span text:style-name="T1"><text:s/></text:span><text:span text:style-name="T1">Wonder: </text:span><text:span text:style-name="T1">borderli</text:span><text:span text:style-name="T1">ne </text:span><text:span text:style-name="T1">positive </text:span><text:span text:style-name="T1">(p=0.058</text:span><text:span text:style-name="T1">)</text:span></text:p>
          </draw:text-box>
        </draw:frame>
        <draw:frame draw:style-name="gr2" draw:text-style-name="P3" draw:layer="layout" svg:width="12.423cm" svg:height="0.577cm" svg:x="1.428cm" svg:y="1.691cm">
          <draw:text-box>
            <text:p text:style-name="P2"><text:span text:style-name="T5">• </text:span><text:span text:style-name="T1"><text:s/></text:span><text:span text:style-name="T1">Frustrati</text:span><text:span text:style-name="T1">on: </text:span><text:span text:style-name="T1">direction</text:span><text:span text:style-name="T1">ally </text:span><text:span text:style-name="T1">negative</text:span><text:span text:style-name="T1">, not </text:span><text:span text:style-name="T1">statistica</text:span><text:span text:style-name="T1">lly </text:span><text:span text:style-name="T1">conﬁrme</text:span><text:span text:style-name="T1">d</text:span></text:p>
          </draw:text-box>
        </draw:frame>
        <draw:path draw:style-name="gr1" draw:text-style-name="P1" draw:layer="layout" svg:width="8.149cm" svg:height="0.454cm" svg:x="0.998cm" svg:y="3.91cm" svg:viewBox="0 0 8150 455" svg:d="M0 325c10 0 17-1 23-3 5-3 9-6 11-10 3-5 4-11 4-19v-196c0-8-1-14-4-19-2-4-6-7-11-9-6-3-13-4-23-4v-22h143v22c-10 0-18 1-24 4-5 2-9 5-11 9-2 5-4 11-4 19v190c0 9 2 15 4 20 3 5 8 9 14 11s14 3 24 3h11c14 0 25-2 35-7 10-4 20-11 28-21s16-24 23-40h25l-17 94h-251zM513 344c-6 3-12 5-18 6-7 1-13 2-19 2-16 0-29-4-38-12-8-9-12-21-12-37v-127c0-14-3-24-9-31s-15-11-27-11c-10 0-19 3-25 10s-9 16-9 28v26h-43c-4-2-8-6-10-11s-4-10-4-16c0-11 4-20 13-29 8-9 18-16 32-21s29-8 46-8c20 0 37 3 52 10 14 6 25 15 33 27 7 12 11 27 11 44v107c0 5 1 9 3 12 1 2 4 5 8 6 3 2 9 3 16 4zM435 307c-10 16-22 27-36 35-13 7-28 11-44 11-12 0-23-2-32-7-10-5-17-12-22-21s-8-19-8-30c0-16 6-30 16-41s25-20 46-26l87-24v20l-57 18c-12 3-20 8-25 15-5 6-7 14-7 24 0 6 1 12 4 17s7 9 12 11c5 3 11 5 17 5 9 0 17-2 26-7s16-11 23-20zM629 140c-10 1-17 3-21 5-5 2-7 6-7 10-1 3 1 9 4 16l50 122h-12l47-122c3-7 4-13 4-16-1-4-3-8-7-10s-11-4-20-5v-21h85v21c-7 2-13 4-17 6-3 3-6 7-9 12l-81 192h-26l-88-192c-2-5-5-9-9-12-3-2-8-4-16-6v-21h123zM536 397c16 0 28-2 38-6 10-3 19-9 26-17s14-19 20-33l25 9c-9 24-18 43-27 59-9 15-19 27-30 34-11 8-23 12-37 12-7 0-13-1-20-3-6-3-11-6-14-9v-46zM971 289c-10 21-23 37-40 48-16 11-35 16-56 16-22 0-42-5-59-14-17-10-31-23-40-41-9-17-14-36-14-59s5-44 15-63c10-20 24-35 42-46s37-17 58-17c18 0 34 4 48 12s24 19 32 33 11 31 11 49v16h-161v-23l112-2-7 10c0-15-2-28-5-39-3-10-7-18-14-23-6-6-13-9-21-9-10 0-20 4-28 11-7 7-13 17-18 29-4 13-6 27-6 44 0 18 2 33 8 45 6 13 14 23 25 29 11 7 24 10 39 10 13 0 24-2 35-7s21-12 31-22zM1063 184l-68-27v-17l68-27h20zM1083 304c0 5 1 9 3 12s5 5 10 7c4 1 10 2 18 3v21h-119v-21c7-1 13-2 16-3 4-2 7-4 9-6 1-3 2-6 2-11v-157l61-36zM1075 193c9-17 17-31 24-42 7-12 15-21 22-27 7-7 15-11 22-11 3 0 6 1 9 2s5 3 7 4v55h-12c-11 0-21 2-29 4s-16 6-22 12c-7 5-14 12-21 21zM1258 323c34-27 61-50 81-70 21-19 36-38 46-55 10-18 15-35 15-52 0-12-2-22-6-31-5-8-11-14-20-19-8-4-18-6-30-6-13 0-24 2-35 8-10 5-20 14-30 26l-16-11c11-25 25-44 43-57 18-12 40-19 65-19 20 0 38 4 52 11 15 8 26 18 34 32 8 13 12 29 12 48 0 20-6 40-19 60-12 19-30 38-53 56-23 19-51 38-85 58v-12h160v57h-214zM1582 222v-45h386v45zM2181 287c0 9 1 16 4 20 2 5 7 9 13 11s14 3 25 3h25c13 0 25-2 35-7 10-4 19-12 27-22 9-10 16-23 24-39h24l-17 94h-265v-22c10 0 18-1 23-3 6-3 9-6 12-10 2-5 3-11 3-19v-196c0-8-1-14-3-19-3-4-6-7-12-9-5-3-13-4-23-4v-22h105zM2320 129c-4-16-9-28-15-37-5-8-13-14-22-17-9-4-21-6-37-6h-86v-26h183v86zM2232 177c8 0 14-1 18-4 5-2 8-6 11-12s5-14 6-25h23v108h-23c-1-10-4-18-6-24-3-6-7-10-11-13-4-2-10-3-18-3h-72v-27zM2442 184l-67-27v-17l67-27h20zM2462 409c0 4 1 7 3 10 1 3 4 5 8 6s9 3 16 4v21h-114v-21c7-1 12-3 16-4s7-3 8-6c2-3 3-6 3-10v-260l60-36zM2434 179c7-14 15-26 25-36s21-17 32-22c12-5 24-8 37-8 18 0 34 5 49 15 15 9 26 22 34 39 9 16 13 34 13 54 0 26-5 49-15 69s-25 35-43 46c-19 11-40 17-64 17-15 0-29-3-42-8-14-5-25-13-34-22l15-32c9 12 17 21 26 26 8 5 18 8 29 8 13 0 24-4 34-11s18-18 23-32c5-13 8-29 8-48 0-17-2-31-7-44-4-12-11-21-20-28-9-6-20-10-32-10-8 0-16 2-24 5-7 4-15 8-22 15-7 6-13 13-17 22zM2664 61c0-6 1-13 4-18 4-6 8-11 14-14 6-4 13-6 20-6s13 2 19 6c6 3 11 8 14 14 3 5 5 12 5 19s-2 13-5 19-8 11-14 14-12 5-19 5-14-2-20-5-10-8-14-14c-3-6-4-12-4-20zM2714 184l-68-27v-17l68-27h20zM2734 306c0 5 1 8 2 11 2 2 5 4 9 5 4 2 9 3 16 4v21h-115v-21c7-1 13-2 16-4 4-1 7-3 9-5 1-3 2-6 2-11v-157l61-36zM2812 271c5 20 13 34 23 44 9 10 22 14 36 14 9 0 16-1 22-4 7-2 12-6 16-11s5-11 5-18c0-6-1-11-4-15-3-5-7-8-13-12-6-3-14-6-25-9-4-1-7-2-11-3-18-4-33-9-44-15-11-7-19-14-25-23-5-9-8-19-8-32 0-15 4-27 12-38 8-12 18-20 32-26 14-7 30-10 47-10 16 0 31 2 44 6 14 3 25 8 36 15v54h-27c-4-17-11-29-20-38s-21-13-34-13c-7 0-14 1-20 4-5 2-9 6-12 10-3 5-5 10-5 15 0 6 2 12 5 16s7 7 14 11c7 3 16 6 28 8 21 5 37 10 49 16 12 7 21 15 27 24 5 9 8 21 8 35 0 15-4 29-12 41-8 11-19 20-34 27-15 6-32 9-52 9-16 0-32-2-47-6s-28-11-39-19v-57zM2990 131c12-4 22-8 29-13s14-10 19-17c6-7 11-17 16-28h28v84h-92zM3082 287c0 8 2 14 6 19 4 4 11 8 19 11 9 3 20 4 34 5v22c-9 3-18 5-27 6-9 2-17 3-25 3-22 0-39-6-51-17s-17-26-17-46v-151h61zM3136 157h-78v-38h78zM3369 289c-10 21-23 37-39 48-17 11-36 16-57 16-22 0-42-5-59-14-17-10-30-23-40-41-9-17-14-36-14-59s5-44 15-63c10-20 24-35 42-46s37-17 59-17c17 0 33 4 47 12s24 19 32 33 11 31 11 49v16h-161v-23l112-2-7 10c0-15-1-28-5-39-3-10-7-18-13-23-6-6-14-9-22-9-10 0-20 4-28 11-7 7-13 17-18 29-4 13-6 27-6 44 0 18 3 33 8 45 6 13 15 23 25 29 11 7 24 10 39 10 13 0 24-2 35-7s21-12 31-22zM3481 113l-20 71-68-27v-17l68-27zM3393 326c7-1 13-2 16-3 4-2 7-4 9-6 2-3 2-6 2-11v-157l61-36v193c0 5 1 8 2 11 2 2 5 4 9 6 4 1 9 2 16 3v21h-115zM3534 326c7-1 12-2 16-3 4-2 7-4 8-6 2-3 3-6 3-11v-116c0-11-3-20-9-25-6-6-15-9-26-9-7 0-15 1-22 4-8 3-15 6-22 11s-13 10-18 17v-19c7-11 16-20 27-29 10-8 20-15 31-20 12-4 23-7 34-7 21 0 37 6 49 17 11 12 17 28 17 50v126c0 5 0 8 2 11 2 2 4 4 8 6 4 1 10 2 17 3v21h-115zM3674 326c7-1 13-2 17-3 4-2 6-4 8-6 2-3 3-6 3-11v-116c0-11-3-20-9-25-6-6-15-9-27-9-7 0-14 1-22 4-7 3-14 6-21 11s-13 10-19 17v-19c8-11 17-20 27-29 10-8 21-15 32-20 11-4 22-7 33-7 21 0 38 6 49 17 11 12 17 28 17 50v126c0 5 1 8 2 11 2 2 5 4 9 6 4 1 9 2 16 3v21h-115zM3829 61c0-6 2-13 5-18 4-6 8-11 14-14 6-4 13-6 20-6s13 2 19 6c6 3 11 8 14 14 3 5 5 12 5 19s-2 13-5 19-8 11-14 14-12 5-19 5c-8 0-14-2-20-5s-10-8-14-14c-3-6-5-12-5-20zM3880 184l-68-27v-17l68-27h20zM3900 306c0 5 1 8 2 11 2 2 5 4 9 5 4 2 9 3 16 4v21h-115v-21c7-1 13-2 16-4 4-1 7-3 9-5 1-3 2-6 2-11v-157l61-36zM4152 289c-9 21-21 36-37 47-17 11-36 17-58 17-21 0-39-5-56-14-16-10-29-24-39-41-9-17-14-37-14-59 0-24 5-45 15-65 10-19 24-33 42-44s38-17 60-17c15 0 29 3 42 8s23 12 30 21 11 19 11 30c0 6-2 11-5 16-2 4-6 8-11 10h-38v-12c0-16-3-28-10-36-6-8-15-13-26-13s-20 4-28 10c-7 7-13 16-18 29-4 12-6 26-6 42 0 17 3 32 9 46 6 13 14 23 25 30 10 7 23 10 37 10 12 0 22-2 32-7 10-4 20-12 29-21zM4288 246c5 27 14 48 27 61 13 14 31 21 54 21 13 0 24-2 33-6 9-5 17-11 22-18 5-8 8-17 8-26 0-10-3-19-8-25-4-7-10-12-18-16-8-5-18-9-31-12-4-2-9-3-13-4-21-6-38-12-52-20-14-7-25-16-33-28s-12-27-12-44c0-18 5-34 14-48s22-25 39-32c17-8 35-12 57-12 19 0 37 2 53 7 15 4 30 11 44 20v72h-26c-4-17-9-31-16-42-5-10-13-18-22-23s-20-8-33-8c-11 0-20 2-29 6-8 3-14 8-19 15-4 7-6 15-6 24 0 10 2 19 7 26 6 6 13 11 20 14 8 3 19 7 31 10 3 1 5 1 8 2 23 6 41 13 56 21 14 8 26 18 34 30 9 12 13 28 13 46s-5 35-16 50c-10 14-25 25-44 34-18 8-40 12-63 12-21 0-40-3-58-8s-34-13-46-23v-76zM4522 131c12-4 21-8 29-13 7-5 13-10 19-17 5-7 11-17 15-28h27v84h-90zM4612 287c0 8 2 14 6 19 5 4 11 8 20 11s20 4 33 5v22c-8 3-17 5-26 6-9 2-17 3-25 3-22 0-38-6-50-17s-18-26-18-46v-151h60zM4666 157h-76v-38h76zM4811 140c-10 1-16 3-21 5-4 2-7 6-7 10 0 3 1 9 4 16l50 122h-12l47-122c3-7 4-13 4-16 0-4-3-8-6-10-5-2-11-4-21-5v-21h86v21c-8 2-14 4-18 6-3 3-6 7-8 12l-82 192h-25l-88-192c-3-5-6-9-9-12-4-2-9-4-17-6v-21h123zM4718 397c16 0 29-2 38-6 10-3 19-9 26-17s14-19 20-33l25 9c-9 24-18 43-27 59-9 15-19 27-30 34-10 8-23 12-37 12-6 0-13-1-19-3-7-3-12-6-15-9v-46zM5013 106l-67-32v-17l67-33h21zM5034 306c0 5 0 8 2 11 2 2 5 4 8 6 4 1 10 2 17 3v21h-115v-21c7-1 12-2 16-3 4-2 7-4 8-6 2-3 3-6 3-11v-246l61-36zM5291 289c-9 21-23 37-39 48s-35 16-57 16-42-5-59-14c-17-10-30-23-40-41-9-17-13-36-13-59s4-44 14-63c11-20 25-35 42-46 18-11 37-17 59-17 18 0 33 4 47 12s25 19 32 33c8 14 12 31 12 49v16h-162v-23l112-2-7 10c0-15-1-28-4-39-4-10-8-18-14-23-6-6-13-9-22-9-10 0-19 4-27 11s-14 17-19 29c-4 13-6 27-6 44 0 18 3 33 9 45 5 13 14 23 25 29 11 7 23 10 39 10 12 0 24-2 34-7 11-5 22-12 31-22zM5414 207c0-29 5-56 14-82s21-49 36-70c14-20 30-39 48-55h28c-24 33-42 67-54 102s-19 70-19 105 7 70 19 105 30 69 54 103h-28c-18-18-34-36-48-56-15-21-27-44-36-70s-14-53-14-82zM5671 287c0 9 1 16 4 20 3 5 7 9 13 11s15 3 25 3h25c13 0 25-2 35-7 10-4 19-12 27-22 9-10 17-23 24-39h24l-17 94h-264v-22c9 0 17-1 22-3 6-3 10-6 12-10 2-5 3-11 3-19v-196c0-8-1-14-3-19-2-4-6-7-12-9-5-3-13-4-22-4v-22h104zM5810 129c-4-16-9-28-14-37-6-8-13-14-22-17-10-4-22-6-37-6h-87v-26h183v86zM5723 177c7 0 13-1 17-4 5-2 9-6 11-12 3-6 5-14 6-25h23v108h-23c-1-10-3-18-6-24s-6-10-11-13c-4-2-10-3-17-3h-73v-27zM6037 166c4-5 6-10 6-13 0-4-2-6-6-8-3-3-9-4-17-5v-21h90v21c-8 2-14 4-18 6s-8 6-12 11l-71 85-16-17zM5897 157c-5-6-9-10-13-12s-9-4-16-5v-21h125v21c-8 1-14 2-18 5-4 2-6 4-6 8 0 3 2 8 6 13l39 54 68 89c4 6 8 10 13 13 4 2 9 3 16 4v21h-126v-21c8-1 14-2 18-4s6-5 6-8c0-4-2-8-6-14l-41-57zM5936 300c-4 6-6 10-6 14 0 3 2 6 5 8 4 2 10 3 18 4v21h-89v-21c7-1 13-3 17-5s9-7 13-12l70-84 16 16zM6193 184l-68-27v-17l68-27h20zM6213 409c0 4 1 7 2 10 2 3 5 5 9 6s9 3 16 4v21h-115v-21c7-1 13-3 16-4 4-1 7-3 9-6 1-3 2-6 2-10v-260l61-36zM6184 179c8-14 16-26 26-36s20-17 32-22c11-5 24-8 37-8 18 0 34 5 49 15 14 9 26 22 34 39 8 16 13 34 13 54 0 26-6 49-16 69s-24 35-43 46c-18 11-40 17-64 17-14 0-28-3-42-8-13-5-25-13-34-22l16-32c8 12 17 21 26 26 8 5 17 8 28 8 13 0 25-4 35-11s17-18 22-32c6-13 9-29 9-48 0-17-3-31-7-44-5-12-12-21-21-28-9-6-19-10-32-10-7 0-15 2-23 5-8 4-15 8-22 15-7 6-13 13-18 22zM6464 184l-67-27v-17l67-27h21zM6485 304c0 5 0 9 2 12 3 3 6 5 10 7 5 1 11 2 19 3v21h-119v-21c7-1 12-2 16-3 4-2 7-4 8-6 2-3 3-6 3-11v-157l61-36zM6477 193c9-17 17-31 24-42 7-12 14-21 22-27 7-7 14-11 22-11 3 0 6 1 8 2 3 1 6 3 8 4v55h-13c-11 0-21 2-29 4s-15 6-22 12c-6 5-13 12-20 21zM6786 289c-10 21-23 37-40 48-16 11-35 16-57 16s-41-5-58-14c-17-10-31-23-40-41-9-17-14-36-14-59s5-44 15-63c10-20 24-35 42-46 17-11 37-17 58-17 18 0 34 4 48 12s24 19 32 33c7 14 11 31 11 49v16h-161v-23l112-2-7 10c0-15-2-28-5-39-3-10-8-18-14-23-6-6-13-9-21-9-11 0-20 4-28 11s-14 17-18 29c-4 13-7 27-7 44 0 18 3 33 9 45 6 13 14 23 25 29 11 7 24 10 39 10 13 0 24-2 35-7s21-12 31-22zM6840 271c5 20 13 34 23 44 9 10 22 14 36 14 9 0 16-1 23-4 6-2 11-6 15-11s5-11 5-18c0-6-1-11-4-15-3-5-7-8-13-12-6-3-14-6-25-9-4-1-7-2-11-3-18-4-33-9-44-15-11-7-19-14-25-23-5-9-8-19-8-32 0-15 4-27 12-38 8-12 18-20 32-26 14-7 30-10 47-10 16 0 31 2 44 6 14 3 26 8 36 15v54h-27c-4-17-11-29-20-38s-21-13-34-13c-7 0-14 1-20 4-5 2-9 6-12 10-3 5-5 10-5 15 0 6 2 12 5 16s7 7 14 11c7 3 16 6 28 8 21 5 37 10 49 16 12 7 21 15 27 24 5 9 8 21 8 35 0 15-4 29-12 41-8 11-19 20-34 27-15 6-32 9-52 9-16 0-32-2-47-6s-28-11-39-19v-57zM7050 271c5 20 13 34 23 44s22 14 36 14c9 0 16-1 23-4 6-2 12-6 15-11 4-5 6-11 6-18 0-6-2-11-5-15-2-5-7-8-13-12-6-3-14-6-25-9-3-1-7-2-11-3-18-4-32-9-44-15-11-7-19-14-25-23-5-9-7-19-7-32 0-15 4-27 11-38 8-12 19-20 32-26 14-7 30-10 48-10 16 0 31 2 44 6 13 3 25 8 36 15v54h-28c-4-17-11-29-20-38s-20-13-33-13c-8 0-15 1-20 4-6 2-10 6-13 10-3 5-4 10-4 15 0 6 1 12 4 16s8 7 14 11c7 3 17 6 28 8 21 5 37 10 49 16 13 7 21 15 27 24 5 9 8 21 8 35 0 15-4 29-12 41-8 11-19 20-34 27-14 6-31 9-51 9-17 0-32-2-48-6-15-4-28-11-38-19v-57zM7248 61c0-6 1-13 5-18 3-6 8-11 14-14 5-4 12-6 19-6s14 2 20 6c6 3 10 8 14 14 3 5 4 12 4 19s-1 13-4 19c-4 6-8 11-14 14s-13 5-20 5-14-2-19-5c-6-3-11-8-14-14-4-6-5-12-5-20zM7298 184l-67-27v-17l67-27h20zM7318 306c0 5 1 8 3 11 1 2 4 4 8 5 4 2 9 3 16 4v21h-114v-21c7-1 12-2 16-4 4-1 7-3 8-5 2-3 3-6 3-11v-157l60-36zM7476 353c-21 0-40-5-56-14-17-10-30-24-40-41-9-18-13-38-13-60s5-43 15-62c10-20 23-35 41-46 17-11 36-17 57-17s40 5 56 15c17 10 30 24 39 41 10 18 14 37 14 59 0 23-5 44-15 63s-24 34-41 45-36 17-57 17zM7481 330c10 0 18-3 25-10s12-17 15-30 5-30 5-50c0-21-2-39-7-54-4-16-10-28-17-36-8-9-17-14-27-14s-18 4-25 11c-7 6-12 16-16 30-3 13-5 29-5 49 0 21 2 39 7 55 4 16 10 28 18 36 8 9 17 13 27 13zM7699 113l-20 71-68-27v-17l68-27zM7611 326c7-1 13-2 16-3 4-2 7-4 9-6 1-3 2-6 2-11v-157l61-36v193c0 5 1 8 2 11 2 2 5 4 8 6 5 1 10 2 17 3v21h-115zM7756 326c7-1 12-2 16-3 4-2 7-4 8-6 2-3 3-6 3-11v-113c0-13-3-22-10-28-5-6-14-9-27-9-7 0-14 1-22 4-7 3-15 7-22 12s-13 11-19 17v-18c7-11 16-21 26-30 11-8 22-15 34-20 11-5 22-8 33-8 22 0 38 6 50 18s17 29 17 51v124c0 5 1 8 3 11 1 2 4 4 8 6 4 1 9 2 16 3v21h-114zM8024 207c0 29-5 56-14 82s-21 49-36 70c-15 20-31 38-49 56h-27c24-34 42-68 54-103s18-70 18-105-6-70-18-105-30-69-54-102h27c18 16 34 35 49 55 15 21 27 44 36 70s14 53 14 82zM8072 169c0-6 1-13 5-19 3-6 8-11 14-14 6-4 13-6 20-6s13 2 19 6 11 8 14 14c4 6 6 13 6 20s-2 14-6 19c-3 6-8 11-14 15-6 3-12 5-19 5s-14-2-20-5c-6-4-11-9-14-15-4-6-5-12-5-20zM8072 312c0-7 1-14 5-20 3-6 8-11 14-14 6-4 13-5 20-5s13 1 19 5c6 3 11 8 14 14 4 6 6 13 6 20s-2 13-6 20c-3 5-8 10-14 14-6 3-12 5-19 5s-14-2-20-5c-6-4-11-9-14-14-4-7-5-13-5-20z">
          <text:p/>
        </draw:path>
        <draw:frame draw:style-name="gr2" draw:text-style-name="P3" draw:layer="layout" svg:width="10.349cm" svg:height="0.577cm" svg:x="1.428cm" svg:y="2.504cm">
          <draw:text-box>
            <text:p text:style-name="P2"><text:span text:style-name="T5">• </text:span><text:span text:style-name="T1"><text:s/></text:span><text:span text:style-name="T1">Conﬁde</text:span><text:span text:style-name="T1">nce: null </text:span><text:span text:style-name="T1">(expecte</text:span><text:span text:style-name="T1">d — </text:span><text:span text:style-name="T1">operates </text:span><text:span text:style-name="T1">on Layer </text:span><text:span text:style-name="T1">2)</text:span></text:p>
          </draw:text-box>
        </draw:frame>
        <draw:frame draw:style-name="gr2" draw:text-style-name="P3" draw:layer="layout" svg:width="9.315cm" svg:height="0.577cm" svg:x="9.163cm" svg:y="3.805cm">
          <draw:text-box>
            <text:p text:style-name="P2"><text:span text:style-name="T1"><text:s/></text:span><text:span text:style-name="T1">Emotion</text:span><text:span text:style-name="T1">s that </text:span><text:span text:style-name="T1">aﬀect </text:span><text:span text:style-name="T1">how the </text:span><text:span text:style-name="T1">model </text:span><text:span text:style-name="T1">expresse</text:span><text:span text:style-name="T1">s</text:span></text:p>
          </draw:text-box>
        </draw:frame>
        <draw:polygon draw:style-name="gr1" draw:text-style-name="P1" draw:layer="layout" svg:width="18.627cm" svg:height="0.017cm" svg:x="1.199cm" svg:y="6.422cm" svg:viewBox="0 0 18628 18" draw:points="0,0 18628,0 18628,18 0,18">
          <text:p/>
        </draw:polygon>
        <draw:polygon draw:style-name="gr1" draw:text-style-name="P1" draw:layer="layout" svg:width="18.627cm" svg:height="0.018cm" svg:x="1.199cm" svg:y="7.492cm" svg:viewBox="0 0 18628 19" draw:points="0,0 18628,0 18628,19 0,19">
          <text:p/>
        </draw:polygon>
        <draw:polygon draw:style-name="gr1" draw:text-style-name="P1" draw:layer="layout" svg:width="18.627cm" svg:height="0.018cm" svg:x="1.199cm" svg:y="8.563cm" svg:viewBox="0 0 18628 19" draw:points="0,0 18628,0 18628,19 0,19">
          <text:p/>
        </draw:polygon>
        <draw:polygon draw:style-name="gr1" draw:text-style-name="P1" draw:layer="layout" svg:width="18.627cm" svg:height="0.018cm" svg:x="1.199cm" svg:y="9.634cm" svg:viewBox="0 0 18628 19" draw:points="0,0 18628,0 18628,19 0,19">
          <text:p/>
        </draw:polygon>
        <draw:polygon draw:style-name="gr1" draw:text-style-name="P1" draw:layer="layout" svg:width="18.627cm" svg:height="0.017cm" svg:x="1.199cm" svg:y="10.705cm" svg:viewBox="0 0 18628 18" draw:points="0,0 18628,0 18628,18 0,18">
          <text:p/>
        </draw:polygon>
        <draw:path draw:style-name="gr1" draw:text-style-name="P1" draw:layer="layout" svg:width="2.058cm" svg:height="0.287cm" svg:x="1.241cm" svg:y="5.754cm" svg:viewBox="0 0 2059 288" svg:d="M223 97c-4-14-9-26-15-36-7-9-15-16-25-21-10-4-22-7-35-7-18 0-34 5-47 14s-23 22-30 39-11 37-11 61 4 45 12 63c7 18 17 32 31 41 13 10 29 15 47 15 12 0 23-3 32-7 9-5 17-13 25-23s16-24 23-42h21l-12 69c-11 8-26 14-42 19-17 4-34 6-52 6-28 0-53-5-75-16s-40-27-52-48c-12-20-18-43-18-69 0-28 6-53 19-74 12-22 29-39 51-52 22-12 47-18 75-18 18 0 36 2 53 6 18 5 33 11 44 18v62zM371 288c-19 0-35-4-50-12-14-9-26-21-34-36-8-16-12-33-12-52 0-20 4-38 13-55 9-18 21-31 36-41s32-15 50-15 35 5 49 14c15 8 26 20 34 35 9 17 13 34 13 53 0 20-4 39-13 55-9 17-21 30-36 40s-32 14-50 14zM375 268c9 0 16-3 22-9s10-14 13-26c3-11 5-26 5-44s-2-34-6-47c-4-15-9-25-16-33-6-7-14-11-23-11s-16 3-22 9-10 14-14 27c-3 11-4 26-4 44s2 33 6 47c3 14 8 24 15 32 7 7 15 11 24 11zM566 77l-18 63-59-24v-15l59-24zM489 265c6-1 11-2 15-3 3-1 5-3 7-6 1-2 2-5 2-9v-138l53-32v170c0 4 1 7 3 9 1 3 3 5 7 6 3 1 8 2 13 3v18h-100zM616 265c6-1 10-2 14-3 3-1 6-3 7-6 1-2 2-5 2-9v-99c0-11-3-20-8-25-5-6-13-8-24-8-6 0-12 1-19 4-7 2-13 5-19 10-7 5-12 10-17 16v-17c7-10 14-18 23-26s19-14 29-18 20-7 30-7c19 0 33 6 43 16s15 25 15 45v109c0 4 1 7 2 9 2 3 4 5 7 6 4 1 9 2 15 3v18h-100zM738 265c5-1 10-2 13-3 4-1 7-3 8-6 2-2 2-5 2-9v-165c0-16 5-30 14-43 9-12 22-22 39-29s37-10 59-10c16 0 31 2 44 5s23 8 30 14c7 7 11 14 11 23 0 4-1 8-4 12s-6 7-11 10h-43v-12c0-11-3-20-9-26s-14-9-25-9-20 3-28 8-14 12-18 22-6 21-6 35v164c0 4 1 7 2 10 2 2 5 4 9 5 5 2 10 3 18 4v18h-105zM734 93c13-4 23-8 31-13 9-6 17-13 26-23h18v59h-75zM935 116h-141v-34h141zM876 265c6-1 11-2 14-3 4-1 6-3 7-6 2-2 3-5 3-9v-165l35-5h18v170c0 4 0 7 2 9 1 3 4 5 7 6 4 1 8 2 14 3v18h-100zM1171 71l-58-28v-15l58-28h19zM1190 233c0 4 0 7 2 10 1 2 4 4 7 5 3 2 8 3 14 4v19l-59 16h-18v-255l54-32zM1155 133c-8-12-15-19-23-24-7-4-16-7-25-7-11 0-22 3-30 10-9 6-16 16-20 29-5 11-7 25-7 42 0 14 2 27 6 38s10 19 18 25c8 5 17 8 27 8 7 0 14-1 21-4s13-7 19-13c6-5 11-12 16-20l5 14c-7 13-15 23-23 31-9 9-18 15-28 20-11 4-21 6-33 6-15 0-29-4-42-12s-23-20-30-34c-8-14-11-30-11-48 0-22 4-42 13-60 9-19 22-32 38-42s35-15 56-15c12 0 25 3 36 8 12 4 22 11 31 19zM1414 233c-9 18-21 32-35 42-14 9-31 13-50 13s-37-4-52-12c-14-9-26-20-34-36-8-15-12-32-12-51 0-20 4-39 13-56 9-18 21-31 36-41 16-10 33-15 51-15 16 0 30 4 42 11 12 6 21 16 28 28 7 13 10 29 10 45v13h-141v-20l97-2-5 9c0-13-2-24-5-35-2-9-6-16-11-20-5-5-12-7-19-7-9 0-17 3-24 9s-13 15-16 27c-4 11-6 24-6 38 0 15 3 28 7 39 6 11 13 20 22 26 10 6 21 8 35 8 10 0 20-1 30-6 10-4 18-11 27-19zM1512 77l-18 63-59-24v-15l59-24zM1435 265c6-1 11-2 14-3s6-3 7-6c2-2 2-5 2-9v-138l54-32v170c0 4 0 7 2 9 1 3 4 5 7 6s8 2 14 3v18h-100zM1561 265c6-1 11-2 14-3 4-1 6-3 7-6 2-2 3-5 3-9v-99c0-11-3-20-8-25-5-6-13-8-24-8-6 0-13 1-20 4-6 2-13 5-19 10s-12 10-16 16v-17c6-10 14-18 23-26s18-14 28-18 20-7 30-7c19 0 34 6 44 16s14 25 14 45v109c0 4 1 7 3 9 1 3 4 5 7 6s8 2 14 3v18h-100zM1857 232c-7 18-19 32-33 42-15 10-31 14-50 14s-35-4-50-12c-14-9-25-21-34-36-8-15-12-32-12-51 0-21 4-40 13-57s21-31 37-40c15-10 33-15 52-15 14 0 26 3 37 8 11 4 20 10 26 18 8 8 11 17 11 26 0 6-2 10-4 14-2 5-7 7-11 9h-34v-10c0-15-2-25-8-32-5-7-13-11-23-11-9 0-17 3-24 9-7 5-12 13-16 25-3 11-5 23-5 37 0 15 2 29 7 40 6 12 13 20 22 27 9 5 20 8 33 8 10 0 19-2 28-6 8-4 17-10 25-18zM2059 233c-9 18-21 32-35 42-14 9-31 13-50 13s-36-4-51-12c-15-9-27-20-35-36-8-15-12-32-12-51 0-20 4-39 13-56 9-18 21-31 36-41 16-10 33-15 52-15 15 0 29 4 41 11 12 6 22 16 28 28 7 13 11 29 11 45v13h-142v-20l97-2-5 9c0-13-2-24-4-35-3-9-7-16-12-20-5-5-11-7-19-7-9 0-17 3-24 9s-12 15-16 27c-4 11-6 24-6 38 0 15 3 28 8 39s12 20 22 26c9 6 21 8 34 8 11 0 21-1 30-6 10-4 19-11 27-19z">
          <text:p/>
        </draw:path>
        <draw:path draw:style-name="gr1" draw:text-style-name="P1" draw:layer="layout" svg:width="2.858cm" svg:height="0.374cm" svg:x="6.162cm" svg:y="5.754cm" svg:viewBox="0 0 2859 375" svg:d="M0 264c9 0 16-1 20-3 5-2 8-5 10-8 2-4 3-10 3-17v-172c0-7-1-12-3-16s-5-7-10-9c-4-2-11-4-20-4v-19h125v19c-9 0-16 2-21 4-4 2-7 5-10 9-1 4-2 9-2 16v172c0 7 1 13 2 17 3 3 6 6 10 8 5 2 12 3 21 3v19h-125zM223 158h-150v-23h150zM172 264c9 0 15-1 20-3s8-5 10-8c2-4 3-10 3-17v-172c0-7-1-12-3-16s-5-7-10-9-11-4-20-4v-19h124v19c-8 0-15 2-20 4-4 2-8 6-10 10-1 3-2 8-2 15v172c0 7 1 12 2 16 2 4 6 7 10 9 5 2 12 3 20 3v19h-124zM500 233c-9 18-20 32-35 42-14 9-30 13-50 13-19 0-36-4-51-12-15-9-26-20-35-36-8-15-12-32-12-51 0-20 5-39 13-56 9-17 21-30 37-40 15-10 32-15 51-15 16 0 30 4 41 11 13 6 22 16 29 28 6 13 10 28 10 44v13h-142v-20l98-2-6 9c0-13-1-24-4-34-3-9-7-16-12-20-5-5-11-7-18-7-10 0-18 3-25 9s-12 15-16 26c-3 11-5 24-5 38 0 15 2 28 7 39s12 20 22 26 21 8 34 8c11 0 21-1 31-6 9-4 18-11 27-19zM698 72l-58-28v-16l58-28h18zM716 233c0 4 1 7 3 10 1 2 3 4 7 5 3 2 8 3 14 4v19l-59 16h-18v-255l53-32zM682 133c-8-11-16-18-23-23-7-4-16-7-25-7-12 0-22 3-31 10-8 6-15 16-19 28-5 11-7 25-7 42 0 14 2 27 6 38s10 19 18 25c7 5 16 8 27 8 7 0 14-1 21-4 6-3 13-7 19-13 6-5 11-12 15-20l5 14c-6 13-14 23-22 31-9 9-18 15-28 20-11 4-22 6-33 6-15 0-30-4-42-12-13-8-23-20-31-34-7-14-11-30-11-48 0-22 5-42 13-60 10-18 22-31 39-41 16-10 34-15 56-15 12 0 24 3 36 8 12 4 22 11 30 19zM902 99c9-4 17-7 22-10 6-2 11-3 15-4s8-2 12-2h11v34h-60zM854 78c16 0 30 3 43 9 12 6 22 14 29 24 7 11 10 22 10 36 0 13-4 26-11 37-8 11-18 20-31 27-13 6-27 10-43 10s-30-3-43-9c-13-5-22-14-29-24s-11-22-11-35c0-14 4-26 11-38 8-11 18-20 31-27 13-6 28-10 44-10zM851 98c-11 0-19 4-24 12-6 8-9 20-9 36 0 11 2 20 5 29 3 8 7 15 12 20 6 4 12 7 19 7 10 0 18-4 24-13 5-8 8-20 8-36 0-11-1-20-4-29-3-8-7-15-13-19-5-5-12-7-18-7zM821 292c-11 0-20 3-26 8-7 6-10 14-10 23 0 7 3 13 7 18s11 9 19 11c8 3 18 5 30 5h13c13 0 24-2 33-5 10-4 18-8 23-14s8-12 8-19-3-14-8-18-13-6-22-6h-90v-9c-11 0-20-4-26-10-7-7-10-16-10-27 0-9 2-16 6-23 5-7 11-12 20-16 7-4 17-7 28-8l5 14c-8 0-14 1-19 4-4 3-6 7-6 13 0 5 1 9 4 11 3 3 8 4 13 4h86c12 0 23 3 32 7 10 5 17 11 22 20 5 8 8 17 8 29 0 13-5 24-14 35-10 11-23 20-39 26-17 7-34 10-54 10h-13c-18 0-34-2-49-6-14-4-25-10-33-17-7-8-11-16-11-24 0-9 3-16 8-24 6-7 13-12 23-17 9-4 20-6 31-6h18v11zM1162 233c-9 18-20 32-35 42-14 9-30 13-50 13-19 0-36-4-51-12-15-9-26-20-35-36-8-15-13-32-13-51 0-20 6-39 14-56 9-17 21-30 37-40 15-10 32-15 51-15 16 0 30 4 41 11 13 6 22 16 29 28 6 13 10 28 10 44v13h-142v-20l98-2-6 9c0-13-1-24-4-34-3-9-6-16-12-20-5-5-11-7-18-7-10 0-18 3-25 9s-12 15-16 26c-3 11-5 24-5 38 0 15 2 28 7 39s12 20 22 26 21 8 34 8c11 0 21-1 31-6 9-4 18-11 27-19zM1342 236c0 7 1 12 3 16s5 7 10 9c4 2 11 3 20 3v19h-125v-19c9 0 16-1 20-3 5-2 8-5 10-9s3-9 3-16v-172c0-7-1-12-3-15-2-4-5-8-10-10-4-2-11-4-20-4v-19h92zM1393 16c21 0 38 2 53 8 15 5 27 14 35 25 8 10 12 23 12 37 0 15-4 28-12 38-7 10-18 18-33 24-14 5-30 8-49 8h-76v-21h53c13 0 24-2 33-5 8-3 14-8 18-15s6-15 6-26c0-16-6-28-16-37-10-8-25-13-45-13h-49v-23zM1381 149c9 0 17 1 24 3 7 1 13 4 19 7 5 4 9 9 13 15l45 67c4 5 8 10 11 13 4 3 9 5 14 7 4 1 10 2 17 3v19h-87l-61-107c-4-5-6-9-9-12-3-2-7-4-11-5-3-1-8-1-14-1v-9zM1728 281c-5 2-11 4-16 5-6 1-12 1-17 1-14 0-25-3-32-11-7-7-11-18-11-31v-112c0-12-3-21-8-27-6-6-13-9-23-9s-17 3-22 8c-6 6-9 14-9 25v22h-37c-4-2-7-5-9-9s-3-9-3-14c0-9 4-18 11-25 7-8 16-14 28-18 12-5 26-8 41-8 17 0 32 3 45 9 12 5 22 13 28 24 7 10 10 23 10 38v94c0 4 1 8 3 10 1 2 3 4 7 6 3 1 8 2 14 3zM1660 248c-10 14-20 24-32 30-12 7-25 10-39 10-10 0-19-2-27-6-9-5-15-11-19-18-5-8-7-17-7-26 0-15 5-27 13-37 9-10 23-17 41-22l76-21v17l-50 16c-10 3-17 7-22 13-4 6-6 13-6 22 0 5 1 9 3 14 3 4 6 8 11 10 4 3 9 4 15 4 7 0 15-2 22-6 8-4 15-10 21-18zM1732 94c10-3 19-7 26-11 6-5 12-10 17-16 4-6 9-14 13-23h24v73h-80zM1812 230c0 7 2 13 5 17 4 4 9 7 17 10 7 2 17 4 29 4v19c-7 3-15 5-23 6-7 2-15 2-22 2-19 0-33-4-43-14-11-10-16-24-16-41v-133h53zM1859 117h-67v-34h67zM2063 233c-8 18-20 32-34 42-14 9-31 13-50 13-20 0-37-4-52-12-14-9-26-20-34-36-9-15-13-32-13-51 0-20 5-39 14-56s21-30 36-40c16-10 33-15 51-15 16 0 30 4 42 11 12 6 21 16 28 28 7 13 10 28 10 44v13h-141v-20l97-2-5 9c0-13-2-24-5-34-2-9-6-16-11-20-6-5-12-7-19-7-9 0-17 3-24 9s-13 15-16 26c-4 11-6 24-6 38 0 15 3 28 7 39 5 11 13 20 22 26 10 6 21 8 35 8 10 0 20-1 30-6 9-4 18-11 27-19zM2243 231c0 7 1 13 4 17 2 4 6 7 11 10 6 1 13 2 22 2h22c11 0 22-2 31-6 8-4 16-10 24-19 7-8 14-20 20-34h21l-15 82h-231v-19c9 0 15-1 20-3 4-2 8-5 10-9s3-9 3-16v-172c0-7-1-12-3-16s-6-7-10-9c-5-2-11-4-20-4v-19h91zM2365 92c-3-14-7-24-13-32-4-7-11-12-19-15-8-5-19-6-32-6h-76v-23h160v76zM2288 135c7 0 12-2 16-4s7-6 9-11c3-5 4-12 6-21h20v94h-20c-1-9-3-16-6-21-2-5-5-9-9-11s-9-3-16-3h-63v-23zM2563 125c4-5 6-9 6-12s-2-5-5-7-9-3-15-4v-19h78v19c-7 1-12 3-16 5-3 2-7 5-11 10l-61 74-15-15zM2440 117c-4-5-8-9-11-11s-8-3-14-4v-19h110v19c-7 1-13 2-16 4-3 1-5 4-6 7 0 3 2 7 6 12l35 47 59 78c3 5 7 9 11 11 3 2 8 3 14 4v18h-110v-18c7-1 12-2 16-4 3-1 5-4 5-7s-2-7-5-12l-36-50zM2475 242c-4 5-5 9-5 12s1 5 5 7c3 2 8 3 15 4v18h-79v-18c7-1 12-3 16-5 3-2 7-5 11-10l61-75 15 15zM2699 140l-59-23v-15l59-24h18zM2717 336c0 4 1 7 2 9 2 2 4 4 7 5 4 1 9 3 15 3v19h-101v-19c7 0 11-2 15-3 3-1 5-3 7-5 1-2 2-5 2-9v-226l53-32zM2692 136c6-12 14-23 22-31 9-9 18-16 28-20 11-4 21-7 33-7 15 0 29 5 42 13s23 19 31 34c7 14 11 30 11 48 0 22-5 43-14 60-8 18-21 31-38 41-16 10-35 14-56 14-12 0-24-2-36-6-12-5-22-12-30-20l13-28c8 11 15 19 23 23 7 4 16 7 25 7 12 0 22-3 31-10 8-6 15-15 19-27 5-12 8-26 8-42 0-15-2-28-6-39-5-11-11-19-19-25-7-5-17-8-27-8-7 0-14 1-21 4s-13 7-19 13c-6 5-11 12-15 19z">
          <text:p/>
        </draw:path>
        <draw:path draw:style-name="gr1" draw:text-style-name="P1" draw:layer="layout" svg:width="2.678cm" svg:height="0.374cm" svg:x="11.559cm" svg:y="5.754cm" svg:viewBox="0 0 2679 375" svg:d="M0 264c9 0 16-1 20-3 5-2 8-5 10-8 2-4 3-10 3-17v-172c0-7-1-12-3-16s-5-7-10-9c-4-2-11-4-20-4v-19h125v19c-9 0-16 2-21 4-4 2-7 5-9 9s-3 9-3 16v172c0 7 1 13 3 17 2 3 5 6 9 8 5 2 12 3 21 3v19h-125zM224 158h-151v-23h151zM172 264c9 0 15-1 20-3s8-5 10-8c2-4 3-10 3-17v-172c0-7-1-12-3-16s-5-7-10-9-11-4-20-4v-19h124v19c-8 0-15 2-20 4-4 2-8 6-9 10-2 3-3 8-3 15v172c0 7 1 12 3 16 1 4 5 7 9 9 5 2 12 3 20 3v19h-124zM501 233c-9 18-21 32-35 42-15 9-31 13-51 13-19 0-36-4-51-12-15-9-26-20-35-36-8-15-12-32-12-51 0-20 5-39 13-56 9-17 21-30 37-40 15-10 32-15 51-15 16 0 30 4 41 11 13 6 22 16 30 28 6 13 10 28 10 44v13h-143v-20l98-2-6 9c0-13-1-24-4-34-3-9-6-16-12-20-5-5-11-7-18-7-10 0-18 3-25 9s-12 15-16 26c-3 11-5 24-5 38 0 15 2 28 7 39s13 20 22 26c10 6 21 8 34 8 11 0 21-1 31-6 9-4 18-11 28-19zM699 72l-58-28v-16l58-28h18zM717 233c0 4 1 7 3 10 1 2 3 4 7 5 3 2 8 3 13 4v19l-58 16h-18v-255l53-32zM683 133c-8-11-16-18-23-23-7-4-16-7-25-7-12 0-22 3-31 10-8 6-15 16-20 28-4 11-6 25-6 42 0 14 2 27 6 38s10 19 18 25c7 5 16 8 27 8 7 0 14-1 21-4 6-3 13-7 19-13 6-5 11-12 15-20l5 14c-6 13-14 23-22 31-9 9-18 15-28 20-11 4-22 6-33 6-15 0-30-4-42-12-13-8-23-20-31-34-7-14-11-30-11-48 0-22 5-42 13-60 10-18 22-31 38-41 17-10 35-15 57-15 12 0 24 3 36 8 12 4 22 11 30 19zM903 99c9-4 17-7 22-10 6-2 11-3 15-4s8-2 12-2h11v34h-60zM855 78c16 0 30 3 43 9 12 6 22 14 29 24 7 11 10 22 10 36 0 13-3 26-11 37s-18 20-31 27c-13 6-27 10-42 10-17 0-31-3-44-9-13-5-22-14-29-24s-11-22-11-35c0-14 4-26 11-38 8-11 18-20 31-27 13-6 28-10 44-10zM852 98c-11 0-19 4-24 12-6 8-9 20-9 36 0 11 2 20 5 29 3 8 7 15 13 20 5 4 11 7 18 7 10 0 18-4 24-13 6-8 8-20 8-36 0-11-1-20-4-29-3-8-7-15-13-19-5-5-11-7-18-7zM822 292c-11 0-20 3-26 8-7 6-10 14-10 23 0 7 3 13 7 18s11 9 19 11c8 3 18 5 30 5h13c13 0 24-2 33-5 10-4 18-8 23-14s8-12 8-19-3-14-8-18-13-6-22-6h-90v-9c-11 0-20-4-26-10-7-7-10-16-10-27 0-9 2-16 6-23 5-7 11-12 20-16 8-4 17-7 28-8l5 14c-8 0-14 1-19 4-4 3-6 7-6 13 0 5 1 9 4 11 4 3 8 4 13 4h86c12 0 23 3 32 7 10 5 17 11 22 20 6 8 8 17 8 29 0 13-5 24-14 35-10 11-23 20-39 26-17 7-34 10-54 10h-13c-18 0-34-2-48-6-15-4-26-10-34-17-7-8-11-16-11-24 0-9 3-16 8-24 6-7 13-12 23-17 9-4 20-6 31-6h18v11zM1162 233c-9 18-20 32-35 42-14 9-30 13-50 13-19 0-36-4-51-12-15-9-26-20-35-36-8-15-12-32-12-51 0-20 5-39 13-56 9-17 21-30 37-40 15-10 32-15 51-15 16 0 30 4 41 11 12 6 22 16 29 28 6 13 10 28 10 44v13h-142v-20l98-2-6 9c0-13-1-24-4-34-3-9-7-16-12-20-5-5-11-7-18-7-10 0-18 3-25 9s-12 15-16 26c-3 11-5 24-5 38 0 15 2 28 7 39s12 20 22 26 21 8 34 8c11 0 21-1 31-6 9-4 18-11 27-19zM1342 236c0 7 1 12 3 16s5 7 10 9c4 2 11 3 20 3v19h-124v-19c8 0 15-1 19-3 5-2 8-5 10-9s4-9 4-16v-172c0-7-2-12-4-15-2-4-5-8-10-10-4-2-11-4-19-4v-19h91zM1393 16c21 0 38 2 53 8 15 5 27 14 35 25 8 10 12 23 12 37 0 15-4 28-12 38-7 10-18 18-33 24-14 5-30 8-49 8h-76v-21h53c14 0 25-2 33-5s14-8 18-15 6-15 6-26c0-16-5-28-16-37-10-8-25-13-45-13h-49v-23zM1381 149c9 0 17 1 24 3 7 1 13 4 19 7 5 4 9 9 13 15l46 67c3 5 7 10 11 13s8 5 13 7c4 1 10 2 17 3v19h-87l-61-107c-3-5-6-9-9-12-3-2-7-4-11-5-3-1-8-1-14-1v-9zM1728 281c-5 2-11 4-16 5-6 1-11 1-17 1-14 0-25-3-32-11-7-7-11-18-11-31v-112c0-12-3-21-8-27s-13-9-23-9-17 3-22 8c-6 6-9 14-9 25v22h-37c-4-2-7-5-9-9s-3-9-3-14c0-9 4-18 11-25 7-8 16-14 28-18 13-5 26-8 41-8 17 0 32 3 45 9 12 5 22 13 29 24 6 10 9 23 9 38v94c0 4 1 8 3 10 1 2 3 4 7 6 3 1 8 2 14 3zM1660 248c-9 14-20 24-32 30-11 7-24 10-39 10-10 0-19-2-27-6-8-5-15-11-19-18-4-8-7-17-7-26 0-15 5-27 14-37 8-10 22-17 40-22l76-21v17l-50 16c-10 3-17 7-22 13-4 6-6 13-6 22 0 5 1 9 3 14 3 4 7 8 11 10 4 3 9 4 15 4 7 0 15-2 22-6 8-4 15-10 21-18zM1732 94c10-3 19-7 26-11 6-5 12-10 17-16 4-6 9-14 13-23h24v73h-80zM1812 230c0 7 2 13 5 17 4 4 9 7 17 10 7 2 17 4 29 4v19c-7 3-15 5-23 6-7 2-15 2-22 2-18 0-33-4-43-14-11-10-16-24-16-41v-133h53zM1859 117h-67v-34h67zM2064 233c-9 18-21 32-35 42-14 9-31 13-50 13s-37-4-52-12c-14-9-26-20-34-36-8-15-12-32-12-51 0-20 4-39 13-56s21-30 36-40c16-10 33-15 51-15 16 0 30 4 42 11 12 6 21 16 28 28 7 13 10 28 10 44v13h-141v-20l97-2-5 9c0-13-2-24-5-34-2-9-6-16-11-20-6-5-12-7-19-7-9 0-17 3-24 9s-13 15-16 26c-4 11-6 24-6 38 0 15 3 28 7 39 6 11 13 20 22 26 10 6 21 8 35 8 10 0 20-1 30-6 9-4 18-11 27-19zM2381 98c-4-14-9-26-15-36-7-9-15-16-24-22-10-4-22-7-36-7-18 0-34 5-47 15-13 9-23 22-30 39s-10 37-10 60c0 24 3 45 11 63 7 18 17 32 31 41 14 10 29 15 47 15 12 0 23-3 32-7 9-5 17-13 25-23s16-24 23-42h21l-12 69c-11 8-25 14-42 19-17 4-34 6-52 6-28 0-53-5-75-16s-39-27-52-48c-12-20-18-43-18-69 0-27 6-52 19-73 12-22 29-40 51-53 23-12 47-18 75-18 18 0 36 2 53 6 18 5 33 11 44 18v63zM2427 94c10-3 19-7 26-11 6-5 12-10 17-16 4-6 9-14 13-23h24v73h-80zM2507 230c0 7 2 13 5 17 4 4 9 7 17 10 7 2 17 4 29 4v19c-7 3-15 5-23 6-7 2-15 2-22 2-19 0-33-4-43-14-11-10-16-24-16-41v-133h53zM2554 117h-67v-34h67zM2638 72l-59-28v-16l59-28h18zM2656 247c0 4 1 7 2 9 2 3 4 5 7 6 4 1 8 2 14 3v18h-100v-18c6-1 11-2 14-3 4-1 6-3 7-6 2-2 3-5 3-9v-216l53-31z">
          <text:p/>
        </draw:path>
        <draw:frame draw:style-name="gr2" draw:text-style-name="P3" draw:layer="layout" svg:width="14.831cm" svg:height="0.577cm" svg:x="0.988cm" svg:y="4.44cm">
          <draw:text-box>
            <text:p text:style-name="P2"><text:span text:style-name="T1">certainty</text:span><text:span text:style-name="T1">. </text:span><text:span text:style-name="T1">Invisible </text:span><text:span text:style-name="T1">to </text:span><text:span text:style-name="T1">quality </text:span><text:span text:style-name="T1">judges. </text:span><text:span text:style-name="T1">Detectab</text:span><text:span text:style-name="T1">le </text:span><text:span text:style-name="T1">through </text:span><text:span text:style-name="T1">linguistic </text:span><text:span text:style-name="T1">analysis.</text:span></text:p>
          </draw:text-box>
        </draw:frame>
        <draw:path draw:style-name="gr1" draw:text-style-name="P1" draw:layer="layout" svg:width="1.161cm" svg:height="0.374cm" svg:x="17.003cm" svg:y="5.754cm" svg:viewBox="0 0 1162 375" svg:d="M0 264c9 0 16-1 20-3 5-2 8-5 10-8 2-4 3-10 3-17v-172c0-7-1-12-3-16s-5-7-10-9c-4-2-11-4-20-4v-19h125v19c-9 0-16 2-21 4-4 2-7 5-10 9-2 4-2 9-2 16v172c0 7 0 13 2 17 3 3 6 6 10 8 5 2 12 3 21 3v19h-125zM223 158h-150v-23h150zM172 264c8 0 15-1 20-3s8-5 10-8c2-4 3-10 3-17v-172c0-7-1-12-3-16s-5-7-10-9-12-4-20-4v-19h124v19c-8 0-15 2-20 4s-8 6-10 10c-2 3-2 8-2 15v172c0 7 0 12 2 16s5 7 10 9 12 3 20 3v19h-124zM500 233c-9 18-20 32-35 42-14 9-30 13-50 13-19 0-36-4-51-12-15-9-26-20-35-36-8-15-12-32-12-51 0-20 4-39 13-56s21-30 37-40c15-10 32-15 51-15 16 0 29 4 41 11 12 6 22 16 28 28 7 13 11 28 11 44v13h-142v-20l98-2-6 9c0-13-1-24-4-34-3-9-7-16-12-20-5-5-11-7-18-7-10 0-18 3-25 9s-12 15-16 26c-3 11-5 24-5 38 0 15 2 28 7 39s12 20 22 26 21 8 34 8c11 0 21-1 30-6 10-4 19-11 27-19zM698 72l-58-28v-16l58-28h18zM716 233c0 4 1 7 2 10 2 2 4 4 8 5 3 2 7 3 13 4v19l-58 16h-18v-255l53-32zM681 133c-7-11-15-18-22-23-8-4-16-7-26-7-11 0-21 3-30 10-8 6-15 16-20 28-4 11-6 25-6 42 0 14 2 27 6 38s10 19 17 25c8 5 17 8 28 8 7 0 14-1 20-4 7-3 14-7 20-13 6-5 11-12 15-20l5 14c-7 13-14 23-23 31-8 9-17 15-28 20-10 4-21 6-32 6-16 0-30-4-43-12s-23-20-30-34-11-30-11-48c0-22 4-42 13-60s22-31 38-41 35-15 57-15c12 0 24 3 36 8 12 4 22 11 30 19zM901 99c10-4 18-7 23-10 6-2 11-3 15-4s8-2 12-2h11v34h-61zM854 78c16 0 30 3 43 9 12 6 22 14 29 24 7 11 10 22 10 36 0 13-4 26-11 37-8 11-18 20-31 27-13 6-27 10-43 10s-30-3-43-9c-13-5-23-14-29-24-7-10-11-22-11-35 0-14 4-26 11-38 8-11 18-20 31-27 13-6 28-10 44-10zM851 98c-11 0-19 4-24 12-6 8-9 20-9 36 0 11 2 20 5 29 3 8 7 15 12 20 6 4 12 7 19 7 10 0 18-4 24-13 5-8 8-20 8-36 0-11-1-20-4-29-3-8-8-15-13-19-6-5-12-7-18-7zM821 292c-11 0-20 3-26 8-7 6-10 14-10 23 0 7 2 13 7 18 4 5 10 9 19 11 8 3 18 5 30 5h13c12 0 24-2 33-5 10-4 18-8 23-14s8-12 8-19-3-14-8-18-13-6-22-6h-90v-9c-11 0-20-4-27-10-6-7-10-16-10-27 0-9 3-16 7-23 5-7 11-12 19-16s18-7 29-8l5 14c-8 0-14 1-19 4-4 3-6 7-6 13 0 5 1 9 4 11 3 3 8 4 13 4h86c12 0 23 3 32 7 10 5 17 11 22 20 5 8 8 17 8 29 0 13-5 24-14 35-10 11-23 20-39 26-17 7-34 10-54 10h-13c-18 0-34-2-49-6-14-4-25-10-33-17-7-8-11-16-11-24 0-9 2-16 8-24 5-7 13-12 23-17 9-4 19-6 30-6h19v11zM1162 233c-9 18-20 32-35 42-14 9-30 13-50 13-19 0-36-4-51-12-15-9-26-20-35-36-8-15-12-32-12-51 0-20 4-39 13-56s21-30 37-40c15-10 32-15 51-15 16 0 29 4 41 11 12 6 22 16 28 28 7 13 11 28 11 44v13h-142v-20l98-2-6 9c0-13-1-24-4-34-3-9-7-16-12-20-5-5-11-7-19-7-9 0-17 3-24 9s-12 15-16 26-5 24-5 38c0 15 2 28 7 39s12 20 22 26c9 6 21 8 34 8 11 0 21-1 30-6 10-4 19-11 27-19z">
          <text:p/>
        </draw:path>
        <draw:frame draw:style-name="gr3" draw:text-style-name="P4" draw:layer="layout" svg:width="0.369cm" svg:height="0.42cm" svg:x="16.652cm" svg:y="5.697cm">
          <draw:text-box>
            <text:p text:style-name="P2"><text:span text:style-name="T6">Δ</text:span></text:p>
          </draw:text-box>
        </draw:frame>
        <draw:frame draw:style-name="gr3" draw:text-style-name="P4" draw:layer="layout" svg:width="1.653cm" svg:height="0.501cm" svg:x="1.226cm" svg:y="6.712cm">
          <draw:text-box>
            <text:p text:style-name="P2"><text:span text:style-name="T3">0.20 (low)</text:span></text:p>
          </draw:text-box>
        </draw:frame>
        <draw:frame draw:style-name="gr3" draw:text-style-name="P4" draw:layer="layout" svg:width="0.942cm" svg:height="0.501cm" svg:x="6.153cm" svg:y="6.712cm">
          <draw:text-box>
            <text:p text:style-name="P2"><text:span text:style-name="T3">1.275</text:span></text:p>
          </draw:text-box>
        </draw:frame>
        <draw:path draw:style-name="gr1" draw:text-style-name="P1" draw:layer="layout" svg:width="1.209cm" svg:height="0.277cm" svg:x="16.677cm" svg:y="6.835cm" svg:viewBox="0 0 1210 278" svg:d="M108 46v186h-30v-186zM186 124v30h-186v-30zM336 278c-22 0-41-6-58-17-17-12-30-28-39-49-9-22-13-46-13-73 0-26 4-50 13-71 10-22 23-38 39-50 17-12 37-18 58-18 22 0 41 6 58 18 16 12 30 28 39 49s14 44 14 71-5 51-15 73c-9 21-22 38-39 49-17 12-36 18-57 18zM345 253c8 0 16-3 23-10 6-6 11-16 15-28 3-14 5-30 5-48 0-27-3-52-8-73-5-22-13-38-22-50s-20-18-32-18c-9 0-17 3-23 10-6 6-11 16-14 28-3 13-5 28-5 47 0 27 2 52 8 73 5 22 12 39 21 51s20 18 32 18zM474 242c0-6 2-12 5-17s7-9 12-12c6-4 11-5 17-5 7 0 12 1 18 5 5 3 9 7 12 12 4 5 5 11 5 17s-1 12-5 17c-3 6-7 10-12 13-6 2-11 4-18 4-6 0-11-2-17-4-5-3-9-7-12-13-3-5-5-11-5-17zM590 262c43-13 75-31 97-57s33-58 33-95c0-17-3-32-7-45-5-13-11-23-19-29-8-7-17-11-28-11-9 0-17 3-24 7-7 5-12 11-16 20s-6 19-6 30c0 12 3 23 7 33 5 9 11 16 19 21 9 5 18 8 29 8 10 0 18-2 26-6 9-4 17-10 24-19v19c-9 13-20 23-33 30s-27 10-42 10c-16 0-30-4-43-11-13-6-23-16-30-29-7-12-11-26-11-41 0-18 5-34 14-49s21-26 37-35c16-8 34-13 53-13 22 0 41 5 57 15 16 9 29 22 38 39s14 37 14 59c0 29-8 55-22 77-15 23-36 42-63 57s-60 25-98 31zM812 209c8 13 19 23 32 30 12 7 26 10 40 10 12 0 21-2 29-6 9-4 15-9 20-17 4-7 6-16 6-28s-3-23-10-32c-7-8-17-15-30-20-14-4-30-7-48-7v-21c15-1 28-3 38-6 11-4 19-9 24-15 5-7 8-15 8-24 0-6-2-11-5-16s-7-8-12-11c-6-2-12-4-19-4-11 0-22 3-31 8-10 5-20 13-29 24l-14-10c8-21 21-37 37-48 16-10 35-16 56-16 14 0 26 3 37 8s19 12 25 20c7 9 10 19 10 31 0 11-4 21-10 30-7 8-16 16-28 22-12 7-27 12-45 16l6-11c20 2 37 6 51 13 15 6 26 15 33 26 8 11 12 24 12 38 0 17-4 32-13 44-8 13-20 23-35 31-16 7-33 10-52 10-25 0-45-5-62-14-16-10-28-25-36-45zM1027 209c9 13 19 23 31 30s26 10 40 10c11 0 21-2 29-5 9-4 15-9 20-15 4-7 6-14 6-23 0-12-3-22-11-30s-20-15-36-20-37-8-62-11l26-140h135v51h-132l13-7-10 55-11-13c48 4 84 14 108 31 24 16 37 39 37 68 0 18-5 34-13 47-9 13-20 23-36 30-15 7-32 11-52 11-25 0-45-5-61-14-16-10-28-25-36-45z">
          <text:p/>
        </draw:path>
        <draw:frame draw:style-name="gr3" draw:text-style-name="P4" draw:layer="layout" svg:width="0.942cm" svg:height="0.501cm" svg:x="11.55cm" svg:y="6.712cm">
          <draw:text-box>
            <text:p text:style-name="P2"><text:span text:style-name="T3">0.340</text:span></text:p>
          </draw:text-box>
        </draw:frame>
        <draw:frame draw:style-name="gr3" draw:text-style-name="P4" draw:layer="layout" svg:width="2.491cm" svg:height="0.501cm" svg:x="1.226cm" svg:y="7.782cm">
          <draw:text-box>
            <text:p text:style-name="P2"><text:span text:style-name="T3">0.50 </text:span><text:span text:style-name="T3">(medium)</text:span></text:p>
          </draw:text-box>
        </draw:frame>
        <draw:frame draw:style-name="gr3" draw:text-style-name="P4" draw:layer="layout" svg:width="0.942cm" svg:height="0.501cm" svg:x="6.153cm" svg:y="7.782cm">
          <draw:text-box>
            <text:p text:style-name="P2"><text:span text:style-name="T3">0.636</text:span></text:p>
          </draw:text-box>
        </draw:frame>
        <draw:frame draw:style-name="gr3" draw:text-style-name="P4" draw:layer="layout" svg:width="0.942cm" svg:height="0.501cm" svg:x="11.55cm" svg:y="7.782cm">
          <draw:text-box>
            <text:p text:style-name="P2"><text:span text:style-name="T3">0.444</text:span></text:p>
          </draw:text-box>
        </draw:frame>
        <draw:frame draw:style-name="gr3" draw:text-style-name="P4" draw:layer="layout" svg:width="1.153cm" svg:height="0.501cm" svg:x="16.652cm" svg:y="7.782cm">
          <draw:text-box>
            <text:p text:style-name="P2"><text:span text:style-name="T3">+0.192</text:span></text:p>
          </draw:text-box>
        </draw:frame>
        <draw:frame draw:style-name="gr3" draw:text-style-name="P4" draw:layer="layout" svg:width="1.822cm" svg:height="0.501cm" svg:x="1.226cm" svg:y="8.853cm">
          <draw:text-box>
            <text:p text:style-name="P2"><text:span text:style-name="T3">0.75 </text:span><text:span text:style-name="T3">(high)</text:span></text:p>
          </draw:text-box>
        </draw:frame>
        <draw:frame draw:style-name="gr3" draw:text-style-name="P4" draw:layer="layout" svg:width="0.942cm" svg:height="0.501cm" svg:x="6.153cm" svg:y="8.853cm">
          <draw:text-box>
            <text:p text:style-name="P2"><text:span text:style-name="T3">0.297</text:span></text:p>
          </draw:text-box>
        </draw:frame>
        <draw:frame draw:style-name="gr3" draw:text-style-name="P4" draw:layer="layout" svg:width="0.942cm" svg:height="0.501cm" svg:x="11.55cm" svg:y="8.853cm">
          <draw:text-box>
            <text:p text:style-name="P2"><text:span text:style-name="T3">0.330</text:span></text:p>
          </draw:text-box>
        </draw:frame>
        <draw:frame draw:style-name="gr3" draw:text-style-name="P4" draw:layer="layout" svg:width="1.06cm" svg:height="0.501cm" svg:x="16.652cm" svg:y="8.853cm">
          <draw:text-box>
            <text:p text:style-name="P2"><text:span text:style-name="T3">-0.033</text:span></text:p>
          </draw:text-box>
        </draw:frame>
        <draw:frame draw:style-name="gr3" draw:text-style-name="P4" draw:layer="layout" svg:width="2.495cm" svg:height="0.501cm" svg:x="1.226cm" svg:y="9.924cm">
          <draw:text-box>
            <text:p text:style-name="P2"><text:span text:style-name="T3">0.95 </text:span><text:span text:style-name="T3">(extreme)</text:span></text:p>
          </draw:text-box>
        </draw:frame>
        <draw:frame draw:style-name="gr3" draw:text-style-name="P4" draw:layer="layout" svg:width="0.942cm" svg:height="0.501cm" svg:x="6.153cm" svg:y="9.924cm">
          <draw:text-box>
            <text:p text:style-name="P2"><text:span text:style-name="T3">0.241</text:span></text:p>
          </draw:text-box>
        </draw:frame>
        <draw:path draw:style-name="gr1" draw:text-style-name="P1" draw:layer="layout" svg:width="1.069cm" svg:height="0.277cm" svg:x="16.668cm" svg:y="10.047cm" svg:viewBox="0 0 1070 278" svg:d="M0 163v-39h100v39zM241 278c-22 0-41-6-58-17-17-12-30-28-39-49s-14-45-14-72 5-50 14-71c10-22 23-38 39-51 17-12 37-18 58-18 22 0 41 6 58 18 16 13 30 29 39 50s14 44 14 71-5 51-15 72c-9 21-22 38-39 49-17 12-36 18-57 18zM250 253c8 0 16-3 23-10 6-6 11-16 15-28 3-13 5-29 5-47 0-27-3-52-8-73-5-22-13-38-22-50s-20-19-32-19c-9 0-17 4-23 11-6 6-11 15-14 28s-5 28-5 47c0 27 2 52 8 73 5 21 12 38 21 50s20 18 32 18zM379 242c0-7 2-12 5-17 3-6 7-10 12-13 6-3 11-5 17-5 7 0 12 2 17 5 6 3 10 8 13 13s5 11 5 17-2 12-5 17c-3 6-7 10-13 12-5 3-10 5-17 5-6 0-11-2-17-5-5-2-9-6-12-12-3-5-5-11-5-17zM478 252c14-1 23-2 30-4 6-2 11-4 13-8s3-9 3-17v-158l9 8h-59v-21c17-2 30-4 40-7s19-8 26-15c7-8 14-17 21-30h21v223c0 8 1 13 4 17 2 4 6 6 13 8 6 2 16 3 30 4v21h-151zM676 261c43-12 75-30 97-56 22-25 33-57 33-95 0-16-3-31-7-44-5-13-11-23-19-29-8-7-17-12-28-12-9 0-17 4-24 8-7 5-12 11-16 20s-5 19-5 30c0 12 2 23 6 32 5 10 11 17 20 22 8 5 17 8 28 8 10 0 19-2 27-6s16-10 23-19v19c-8 13-19 23-33 30-13 7-27 10-42 10-16 0-30-4-43-11s-23-16-30-29c-7-12-10-26-10-41 0-18 4-35 13-49 9-15 21-27 37-36 16-8 34-13 53-13 22 0 41 5 57 15 17 9 29 23 38 40s14 37 14 59c0 29-8 55-22 77-15 22-35 41-63 56-27 15-60 25-98 31zM886 209c9 13 19 23 31 30s26 10 41 10c11 0 21-2 30-5 8-4 14-9 19-15 4-7 6-14 6-23 0-11-3-21-11-29s-20-15-36-20c-17-5-38-9-63-11l26-141h136v52h-133l13-7-10 55-11-13c49 4 85 14 109 31 25 16 37 39 37 68 0 17-5 32-13 46-9 13-20 23-36 30-15 7-32 11-52 11-25 0-46-5-62-14-16-10-28-25-36-45z">
          <text:p/>
        </draw:path>
        <draw:frame draw:style-name="gr3" draw:text-style-name="P4" draw:layer="layout" svg:width="0.942cm" svg:height="0.501cm" svg:x="11.55cm" svg:y="9.924cm">
          <draw:text-box>
            <text:p text:style-name="P2"><text:span text:style-name="T3">0.436</text:span></text:p>
          </draw:text-box>
        </draw:frame>
        <draw:frame draw:style-name="gr2" draw:text-style-name="P3" draw:layer="layout" svg:width="17.841cm" svg:height="0.577cm" svg:x="0.988cm" svg:y="11.699cm">
          <draw:text-box>
            <text:p text:style-name="P2"><text:span text:style-name="T1">Perfectly </text:span><text:span text:style-name="T1">monoto</text:span><text:span text:style-name="T1">nically </text:span><text:span text:style-name="T1">decreasi</text:span><text:span text:style-name="T1">ng. With </text:span><text:span text:style-name="T1">low </text:span><text:span text:style-name="T1">conﬁden</text:span><text:span text:style-name="T1">ce, the </text:span><text:span text:style-name="T1">Experim</text:span><text:span text:style-name="T1">ental </text:span><text:span text:style-name="T1">uses ~4x </text:span><text:span text:style-name="T1">more</text:span></text:p>
          </draw:text-box>
        </draw:frame>
        <draw:path draw:style-name="gr1" draw:text-style-name="P1" draw:layer="layout" svg:width="13.946cm" svg:height="0.429cm" svg:x="0.996cm" svg:y="13.414cm" svg:viewBox="0 0 13947 430" svg:d="M96 46c-15 0-28 2-37 6-9 3-17 9-23 18-5 9-10 21-13 37h-23v-87h129v26zM260 107c-4-16-9-28-15-37-5-9-13-15-22-18-9-4-21-6-37-6h-33v-26h129v87zM70 303c10 0 17-2 23-4 5-2 9-5 11-9s4-10 4-18v-252h66v252c0 8 1 14 4 18 2 4 6 7 11 9 6 2 13 4 23 4v22h-142zM371 83l-68-33v-16l68-33h20zM391 284c0 4 1 8 2 11 2 2 5 4 8 6 4 1 10 2 17 3v21h-115v-21c7-1 13-2 16-3 4-2 7-4 9-6 1-3 2-7 2-11v-247l61-36zM375 149c7-11 16-21 26-30 11-9 22-15 33-20 12-5 23-8 34-8 22 0 38 6 50 18 11 12 17 28 17 50v125c0 4 1 8 3 11 1 2 4 4 8 6 4 1 9 2 16 3v21h-114v-21c7-1 12-2 16-3 4-2 6-4 8-6 2-3 3-7 3-11v-113c0-13-3-22-10-28-6-6-15-9-27-9-7 0-14 1-22 4-7 3-15 7-22 12s-14 11-19 17zM603 38c0-7 2-13 5-18 3-6 8-11 14-14 6-4 12-6 20-6 6 0 13 2 19 6 6 3 10 8 14 14 3 5 5 12 5 19s-2 13-5 19c-4 6-8 12-14 15s-13 5-20 5-13-2-19-5-11-9-14-15-5-12-5-20zM653 162l-67-27v-17l67-27h21zM674 284c0 4 0 8 2 11 2 2 4 4 8 5 4 2 10 3 17 4v21h-115v-21c7-1 12-2 16-4 4-1 7-3 8-5 2-3 3-7 3-11v-157l61-36zM752 249c5 20 12 34 22 44s22 14 37 14c8 0 16-1 22-4 7-3 12-6 16-11 3-5 5-11 5-18 0-6-1-11-4-15-3-5-7-9-14-12-5-3-14-6-24-9-4-1-8-2-11-3-18-4-33-9-45-15-11-7-19-14-24-23-6-9-8-20-8-33 0-14 4-27 12-38 7-11 18-19 32-26 13-6 29-9 47-9 16 0 31 2 44 6 13 3 25 8 36 15v54h-28c-4-17-10-29-20-38-9-9-20-13-33-13-8 0-14 1-20 4-6 2-10 5-13 10s-4 10-4 15c0 6 1 11 4 15 3 5 8 8 15 12 7 3 16 5 28 8 20 5 37 10 49 16 12 7 21 15 26 24 6 9 9 21 9 35 0 15-5 29-13 41-7 11-19 20-33 27-15 6-32 9-52 9-16 0-32-2-47-6-16-5-28-11-39-19v-57zM1028 38c0-7 1-13 5-18 3-6 8-11 13-14 6-4 13-6 20-6s14 2 20 6c5 3 10 8 13 14 4 5 5 12 5 19s-1 13-5 19c-3 6-8 12-13 15-6 3-13 5-20 5s-14-2-20-5c-5-3-10-9-13-15-4-6-5-12-5-20zM1078 162l-67-27v-17l67-27h20zM1098 284c0 4 1 8 2 11 2 2 5 4 9 5 4 2 9 3 16 4v21h-114v-21c7-1 12-2 16-4 4-1 6-3 8-5 2-3 3-7 3-11v-157l60-36zM1176 249c5 20 13 34 23 44s22 14 36 14c9 0 16-1 23-4 6-3 11-6 15-11s6-11 6-18c0-6-2-11-5-15-2-5-7-9-13-12s-14-6-25-9c-4-1-7-2-11-3-18-4-33-9-44-15-11-7-19-14-25-23-5-9-7-20-7-33 0-14 3-27 11-38s18-19 32-26c14-6 30-9 48-9 16 0 30 2 44 6 13 3 25 8 35 15v54h-27c-4-17-11-29-20-38s-20-13-34-13c-7 0-14 1-19 4-6 2-10 5-13 10s-5 10-5 15c0 6 2 11 5 15 3 5 8 8 14 12 7 3 16 5 28 8 21 5 37 10 49 16 13 7 21 15 27 24 5 9 8 21 8 35 0 15-4 29-12 41-8 11-19 20-34 27-14 6-32 9-51 9-17 0-32-2-48-6-15-5-28-11-38-19v-57zM1433 109c12-4 21-9 29-13 7-5 13-11 19-18 5-6 11-17 15-28h27v85h-90zM1523 265c0 7 2 14 6 19 5 4 11 8 20 11s20 4 33 5v22c-8 3-17 5-26 6-9 2-17 3-25 3-22 0-38-6-50-17s-18-26-18-46v-152h60zM1577 135h-76v-38h76zM1673 83l-67-33v-16l67-33h21zM1694 284c0 4 0 8 2 11 2 2 4 4 8 6 4 1 10 2 17 3v21h-115v-21c7-1 12-2 16-3 4-2 7-4 8-6 2-3 3-7 3-11v-247l61-36zM1678 149c7-11 16-21 26-30 11-9 22-15 33-20s23-8 34-8c21 0 38 6 49 18 12 12 18 28 18 50v125c0 4 1 8 2 11 2 2 5 4 8 6 4 1 10 2 17 3v21h-115v-21c7-1 13-2 16-3 4-2 7-4 9-6 1-3 2-7 2-11v-113c0-13-3-22-9-28s-15-9-27-9c-7 0-14 1-22 4s-15 7-23 12c-7 5-13 11-18 17zM2094 267c-10 21-24 37-40 48s-35 16-57 16-42-5-59-14c-17-10-30-23-40-41-9-17-13-37-13-59 0-23 5-44 15-64 10-19 24-34 41-45 18-11 38-17 59-17 18 0 34 4 47 12 14 8 25 19 32 33 8 14 12 31 12 49v16h-162v-23l112-3-6 11c0-15-2-28-5-39-3-10-8-18-14-23-6-6-13-9-22-9-10 0-19 4-27 11s-14 17-18 29c-5 13-7 27-7 44 0 18 3 33 9 45 6 13 14 22 25 29s24 10 39 10c12 0 24-2 35-7s21-12 30-22zM2284 91l-20 71-68-27v-17l68-27zM2196 304c7-1 13-2 16-3 4-2 7-4 9-6 1-3 2-7 2-11v-157l61-36v193c0 4 1 8 2 11 2 2 5 4 9 6 4 1 9 2 16 3v21h-115zM2337 304c7-1 12-2 16-3 4-2 7-4 8-6 2-3 3-7 3-11v-116c0-11-3-20-9-26-6-5-15-8-26-8-7 0-15 1-22 4-8 3-15 6-22 11s-13 10-18 17v-19c7-11 16-20 26-29 11-8 21-15 32-20 12-4 23-7 33-7 22 0 38 6 50 17 11 12 17 28 17 50v126c0 4 0 8 2 11 2 2 4 4 8 6 4 1 10 2 17 3v21h-115zM2477 304c7-1 13-2 17-3 4-2 6-4 8-6 2-3 3-7 3-11v-116c0-11-3-20-9-26-6-5-15-8-27-8-7 0-14 1-22 4-7 3-14 6-21 11s-14 10-19 17v-19c8-11 17-20 26-29 11-8 22-15 33-20 11-4 22-7 32-7 22 0 38 6 50 17 11 12 17 28 17 50v126c0 4 0 8 2 11 2 2 5 4 9 6 4 1 9 2 16 3v21h-115zM2721 331c-21 0-40-5-57-14-16-10-29-24-39-41-9-18-14-38-14-60s5-43 15-63c10-19 24-34 42-45 17-11 36-17 56-17 22 0 41 5 57 15 17 10 29 24 39 41 9 18 14 37 14 59 0 23-5 44-15 63s-24 34-41 45c-18 11-36 17-57 17zM2725 308c11 0 19-4 26-10 6-7 11-17 15-30 3-13 5-30 5-50 0-21-3-39-7-54-4-16-10-28-18-36-7-9-16-14-26-14s-19 4-25 11c-7 6-12 16-16 30-3 13-5 29-5 49 0 21 2 39 6 55 5 16 11 28 18 36 8 9 18 13 27 13zM2888 249c5 20 13 34 23 44s22 14 36 14c9 0 16-1 23-4 6-3 11-6 15-11s6-11 6-18c0-6-2-11-5-15-2-5-7-9-13-12s-14-6-25-9c-4-1-7-2-11-3-18-4-33-9-44-15-11-7-19-14-25-23-5-9-8-20-8-33 0-14 4-27 12-38s18-19 32-26c14-6 30-9 47-9s31 2 45 6c13 3 25 8 35 15v54h-27c-4-17-11-29-20-38s-20-13-34-13c-7 0-14 1-20 4-5 2-9 5-12 10s-5 10-5 15c0 6 2 11 5 15 3 5 8 8 14 12 7 3 16 5 28 8 21 5 37 10 49 16 12 7 21 15 27 24 5 9 8 21 8 35 0 15-4 29-12 41-8 11-19 20-34 27-14 6-32 9-52 9-16 0-31-2-47-6-15-5-28-11-39-19v-57zM3066 109c12-4 22-9 29-13 7-5 14-11 19-18 6-6 11-17 16-28h27v85h-91zM3157 265c0 7 2 14 6 19 4 4 11 8 19 11 9 3 20 4 34 5v22c-9 3-18 5-27 6-9 2-17 3-25 3-21 0-38-6-50-17s-17-26-17-46v-152h60zM3211 135h-77v-38h77zM3385 162l-67-27v-17l67-27h20zM3405 282c0 5 1 9 3 12s6 5 10 7c4 1 11 2 19 3v21h-119v-21c7-1 12-2 16-3 4-2 6-4 8-6 2-3 3-7 3-11v-157l60-36zM3398 171c8-17 16-31 23-42 8-12 15-21 22-27 8-7 15-11 22-11 4 0 7 1 9 2 3 1 6 2 7 4v55h-12c-11 0-21 2-29 4s-15 6-22 12c-7 5-13 12-20 21zM3707 267c-10 21-23 37-40 48-16 11-35 16-57 16s-41-5-59-14c-17-10-30-23-39-41-10-17-14-37-14-59 0-23 5-44 15-64 10-19 24-34 42-45 17-11 37-17 58-17 18 0 34 4 47 12 14 8 25 19 32 33 8 14 12 31 12 49v16h-162v-23l112-3-6 11c0-15-2-28-5-39-3-10-8-18-14-23-6-6-13-9-21-9-11 0-20 4-28 11s-14 17-18 29c-5 13-7 27-7 44 0 18 3 33 9 45 6 13 14 22 25 29s24 10 39 10c12 0 24-2 35-7s21-12 31-22zM3798 83l-67-33v-16l67-33h21zM3819 284c0 4 0 8 2 11 2 2 4 4 8 6 4 1 10 2 17 3v21h-115v-21c7-1 12-2 16-3 4-2 7-4 8-6 2-3 3-7 3-11v-247l61-36zM3884 38c0-7 1-13 5-18 3-6 8-11 14-14 5-4 12-6 19-6s14 2 20 6c6 3 10 8 13 14 4 5 5 12 5 19s-1 13-5 19c-3 6-7 12-13 15s-13 5-20 5-14-2-19-5c-6-3-11-9-14-15-4-6-5-12-5-20zM3934 162l-67-27v-17l67-27h20zM3954 284c0 4 1 8 3 11 1 2 4 4 8 5 4 2 9 3 16 4v21h-114v-21c7-1 12-2 16-4 4-1 6-3 8-5 2-3 3-7 3-11v-157l60-36zM4223 322c-6 3-12 4-19 6-6 1-12 2-18 2-17 0-29-4-38-12-8-9-13-21-13-37v-128c0-13-3-23-8-30-6-7-15-11-27-11-11 0-19 3-25 10-7 7-10 16-10 28v26h-42c-4-2-8-6-10-11-3-5-4-10-4-16 0-11 4-20 12-29s19-16 33-21 29-8 46-8c20 0 37 3 51 9 15 7 26 16 34 28 7 12 11 27 11 44v107c0 5 1 9 2 12 2 2 5 5 9 6 3 2 9 3 16 4zM4145 285c-11 16-23 27-36 35-13 7-28 11-45 11-12 0-22-3-32-7-9-5-16-12-21-21s-8-19-8-30c0-17 5-30 16-41 10-12 25-20 46-26l87-24v20l-57 18c-12 3-20 8-25 14-5 7-7 15-7 25 0 6 1 12 4 17 2 5 6 8 12 11 5 3 10 5 17 5 9 0 17-3 26-7 8-5 16-12 23-20zM4298 83l-67-33v-16l67-33h21zM4258 325v-291l61-33v299zM4308 302l-23 23h-27l50-41zM4297 269c9 12 18 21 26 26 9 5 18 8 29 8 13 0 25-4 35-11 9-8 17-18 22-32 6-14 8-30 8-48 0-17-2-32-7-44-4-12-11-21-20-28-9-6-20-10-32-10-8 0-15 2-23 5-8 4-15 8-22 15-7 6-13 13-18 22l-5-15c7-14 16-26 25-36 10-10 21-17 32-22 12-5 24-8 37-8 18 0 35 5 49 14 15 10 26 23 35 40 8 16 12 34 12 54 0 26-5 49-15 69s-24 35-43 46-40 17-64 17c-14 0-29-3-42-8-14-5-25-13-34-22zM4568 83l-68-33v-16l68-33h20zM4588 284c0 4 1 8 2 11 2 2 5 4 9 6 4 1 9 2 16 3v21h-115v-21c7-1 13-2 16-3 4-2 7-4 9-6 2-3 3-7 3-11v-247l60-36zM4846 267c-10 21-23 37-40 48-16 11-35 16-57 16s-42-5-59-14c-17-10-30-23-39-41-10-17-14-37-14-59 0-23 5-44 15-64 10-19 24-34 42-45 17-11 37-17 58-17 18 0 34 4 47 12 14 8 25 19 32 33 8 14 12 31 12 49v16h-162v-23l112-3-6 11c0-15-2-28-5-39-3-10-8-18-14-23-6-6-13-9-22-9-10 0-19 4-27 11s-14 17-18 29c-5 13-7 27-7 44 0 18 3 33 9 45 6 13 14 22 25 29s24 10 39 10c12 0 24-2 35-7s21-12 30-22zM5169 322c-6 3-12 4-19 6-6 1-12 2-19 2-16 0-28-4-37-12-9-9-13-21-13-37v-128c0-13-3-23-8-30-6-7-15-11-27-11-11 0-19 3-25 10-7 7-10 16-10 28v26h-42c-5-2-8-6-11-11-2-5-3-10-3-16 0-11 4-20 12-29s19-16 33-21 29-8 46-8c20 0 37 3 51 9 15 7 26 16 33 28 8 12 12 27 12 44v107c0 5 1 9 2 12 2 2 5 5 8 6 4 2 10 3 17 4zM5091 285c-11 16-23 27-36 35-13 7-28 11-45 11-12 0-22-3-32-7-9-5-16-12-21-21s-8-19-8-30c0-17 5-30 15-41 11-12 26-20 47-26l87-24v20l-57 18c-12 3-20 8-25 14-5 7-7 15-7 25 0 6 1 12 3 17 3 5 7 8 13 11 5 3 10 5 17 5 8 0 17-3 26-7 8-5 16-12 23-20zM5275 91l-21 71-67-27v-17l67-27zM5187 304c7-1 12-2 16-3 4-2 7-4 8-6 2-3 3-7 3-11v-157l61-36v193c0 4 0 8 2 11 2 2 4 4 8 6 4 1 10 2 17 3v21h-115zM5331 304c7-1 13-2 16-3 4-2 7-4 9-6 1-3 2-7 2-11v-113c0-13-3-22-9-28s-15-9-27-9c-7 0-14 1-22 4s-15 7-23 12c-7 5-13 11-18 17v-18c7-11 16-21 26-30 11-9 22-15 33-20 12-5 23-8 34-8 21 0 38 6 49 18 12 12 18 28 18 50v125c0 4 1 8 2 11 2 2 5 4 9 6 4 1 9 2 16 3v21h-115zM5667 83l-67-33v-16l67-33h21zM5688 267c0 5 1 9 2 12 2 3 5 5 8 7 4 1 10 2 17 3v22l-67 19h-21v-291l61-38zM5648 153c-9-12-17-21-26-26-8-5-17-8-28-8-14 0-25 4-35 12-10 7-17 18-23 31-5 14-7 30-7 48 0 17 2 32 6 44 5 12 12 22 21 28 8 7 19 10 32 10 7 0 15-1 23-5 8-3 15-8 22-14 7-7 13-14 17-23l5 15c-7 15-15 27-25 37-10 9-20 17-32 22-12 4-24 7-37 7-18 0-34-5-49-14-14-9-26-22-34-39-9-17-13-35-13-55 0-25 5-48 16-68 10-20 24-36 43-47 18-11 40-17 64-17 15 0 28 3 42 8 13 6 25 13 34 22zM6017 267c-8 21-21 36-37 47-17 11-36 17-58 17-21 0-40-5-56-14-17-10-30-24-39-41-10-17-14-37-14-59 0-24 5-46 15-65s24-34 42-44c17-11 37-17 59-17 16 0 30 3 43 8s23 12 30 21c8 9 11 19 11 30 0 6-1 11-4 16-3 4-6 8-11 10h-40v-12c0-16-3-28-9-36s-15-13-27-13c-10 0-19 4-27 10-8 7-14 16-18 28-4 13-6 27-6 43 0 17 3 32 8 46 6 13 15 23 25 30 11 7 23 10 38 10 11 0 22-2 32-7 11-4 20-12 29-21zM6147 331c-21 0-40-5-56-14-17-10-30-24-39-41-10-18-14-38-14-60s5-43 15-63c10-19 24-34 41-45s36-17 57-17 40 5 57 15c16 10 29 24 38 41 10 18 14 37 14 59 0 23-5 44-15 63s-24 34-41 45-36 17-57 17zM6152 308c10 0 19-4 25-10 7-7 12-17 15-30s5-30 5-50c0-21-2-39-7-54-4-16-10-28-17-36-8-9-16-14-27-14-10 0-18 4-25 11-7 6-12 16-15 30-4 13-5 29-5 49 0 21 1 39 6 55 4 16 10 28 18 36 8 9 17 13 27 13zM6370 91l-20 71-68-27v-17l68-27zM6282 304c7-1 13-2 16-3 4-2 7-4 9-6 2-3 2-7 2-11v-157l61-36v193c0 4 1 8 2 11 2 2 5 4 9 6 4 1 9 2 16 3v21h-115zM6427 304c7-1 12-2 16-3 4-2 7-4 8-6 2-3 3-7 3-11v-113c0-13-3-22-9-28s-15-9-27-9c-7 0-15 1-23 4-7 3-15 7-22 12s-13 11-19 17v-18c7-11 16-21 27-30 10-9 21-15 33-20 11-5 22-8 33-8 22 0 38 6 50 18s18 28 18 50v125c0 4 0 8 2 11 2 2 4 4 8 6 4 1 10 2 17 3v21h-115zM6595 249c5 20 13 34 23 44s22 14 36 14c9 0 16-1 23-4 6-3 11-6 15-11s6-11 6-18c0-6-2-11-5-15-2-5-7-9-13-12s-14-6-25-9c-4-1-7-2-11-3-18-4-33-9-44-15-11-7-19-14-25-23-5-9-8-20-8-33 0-14 4-27 12-38s18-19 32-26c14-6 30-9 47-9s31 2 44 6c14 3 26 8 36 15v54h-27c-4-17-11-29-20-38s-20-13-34-13c-7 0-14 1-20 4-5 2-9 5-12 10s-5 10-5 15c0 6 2 11 5 15 3 5 8 8 14 12 7 3 16 5 28 8 21 5 37 10 49 16 12 7 21 15 27 24 5 9 8 21 8 35 0 15-4 29-12 41-8 11-19 20-34 27-14 6-32 9-52 9-16 0-32-2-47-6-15-5-28-11-39-19v-57zM6793 38c0-7 1-13 5-18 3-6 7-11 13-14 6-4 13-6 20-6s14 2 19 6c6 3 11 8 14 14 4 5 5 12 5 19s-1 13-5 19c-3 6-8 12-14 15-5 3-12 5-19 5s-14-2-20-5-10-9-13-15c-4-6-5-12-5-20zM6843 162l-67-27v-17l67-27h20zM6863 284c0 4 1 8 2 11 2 2 5 4 9 5 4 2 9 3 16 4v21h-114v-21c6-1 12-2 16-4 4-1 6-3 8-5 2-3 3-7 3-11v-157l60-36zM6941 249c5 20 13 34 23 44s22 14 36 14c9 0 16-1 23-4 6-3 11-6 15-11s6-11 6-18c0-6-2-11-5-15-2-5-7-9-13-12s-14-6-25-9c-3-1-7-2-11-3-18-4-33-9-44-15-11-7-19-14-25-23-5-9-7-20-7-33 0-14 3-27 11-38s19-19 32-26c14-6 30-9 48-9 16 0 30 2 44 6 13 3 25 8 35 15v54h-27c-4-17-11-29-20-38s-20-13-34-13c-7 0-14 1-19 4-6 2-10 5-13 10s-4 10-4 15c0 6 1 11 4 15 3 5 8 8 14 12 7 3 17 5 28 8 21 5 37 10 49 16 13 7 21 15 27 24 5 9 8 21 8 35 0 15-4 29-12 41-8 11-19 20-34 27-14 6-32 9-51 9-17 0-32-2-48-6-15-5-28-11-38-19v-57zM7119 109c12-4 22-9 29-13 7-5 14-11 19-18 6-6 11-17 16-28h27v85h-91zM7210 265c0 7 2 14 6 19 4 4 11 8 19 11 9 3 20 4 34 5v22c-9 3-18 5-27 6-8 2-17 3-25 3-21 0-38-6-50-17-11-11-17-26-17-46v-152h60zM7264 135h-77v-38h77zM7497 267c-10 21-23 37-39 48-17 11-35 16-57 16s-42-5-59-14c-17-10-30-23-40-41-9-17-14-37-14-59 0-23 5-44 15-64 11-19 25-34 42-45 18-11 37-17 59-17 18 0 33 4 47 12s25 19 32 33c8 14 12 31 12 49v16h-162v-23l112-3-7 11c0-15-1-28-5-39-3-10-7-18-13-23-6-6-13-9-22-9-10 0-19 4-27 11s-14 17-19 29c-4 13-6 27-6 44 0 18 3 33 9 45 5 13 14 22 24 29 11 7 24 10 40 10 12 0 24-2 34-7 11-5 21-12 31-22zM7609 91l-20 71-67-27v-17l67-27zM7522 304c6-1 12-2 16-3 4-2 6-4 8-6 2-3 3-7 3-11v-157l60-36v193c0 4 1 8 2 11 2 2 5 4 9 6 4 1 9 2 16 3v21h-114zM7666 304c7-1 12-2 16-3 4-2 7-4 8-6 2-3 3-7 3-11v-113c0-13-3-22-9-28s-15-9-27-9c-7 0-15 1-22 4-8 3-16 7-23 12s-13 11-19 17v-18c8-11 16-21 27-30 10-9 21-15 33-20 11-5 22-8 33-8 22 0 39 6 50 18 12 12 18 28 18 50v125c0 4 0 8 2 11 2 2 4 4 8 6 4 1 10 2 17 3v21h-115zM7789 109c12-4 22-9 29-13 7-5 14-11 19-18 6-6 11-17 16-28h27v85h-91zM7880 265c0 7 2 14 6 19 4 4 11 8 19 11 9 3 20 4 34 5v22c-9 3-18 5-27 6-9 2-17 3-25 3-21 0-38-6-50-17s-17-26-17-46v-152h60zM7934 135h-77v-38h77zM8042 304c7-1 12-2 16-3 4-2 7-4 8-6 2-3 3-7 3-11v-187c0-19 5-36 15-50 11-15 26-26 45-33 19-8 42-13 67-13 20 0 37 2 51 6 15 4 26 10 35 17 8 7 12 15 12 25 0 6-2 10-5 15s-7 9-12 11h-50v-14c0-13-3-23-10-29-7-7-16-11-28-11-13 0-24 3-33 9-8 6-15 14-20 25s-7 25-7 41v187c0 4 1 8 3 11s6 5 11 7c4 1 11 2 19 3v21h-120zM8039 109c13-4 25-9 35-15 9-6 19-15 28-27h21v68h-84zM8267 135h-161v-38h161zM8200 304c7-1 12-2 16-4 4-1 7-3 8-5 2-3 3-7 3-11v-187l40-6h21v193c0 4 0 8 2 11 2 2 4 4 8 5 4 2 10 3 17 4v21h-115zM8423 91l-20 71-67-27v-17l67-27zM8336 304c7-1 12-2 16-3 4-2 6-4 8-6 2-3 3-7 3-11v-157l60-36v193c0 4 1 8 3 11 1 2 4 4 8 6 4 1 9 2 16 3v21h-114zM8480 304c7-1 12-2 16-3 4-2 7-4 8-6 2-3 3-7 3-11v-113c0-13-3-22-9-28s-15-9-27-9c-7 0-15 1-22 4-8 3-16 7-23 12s-13 11-19 17v-18c8-11 17-21 27-30s21-15 33-20c11-5 23-8 34-8 21 0 38 6 49 18 12 12 18 28 18 50v125c0 4 0 8 2 11 2 2 5 4 8 6 4 1 10 2 17 3v21h-115zM8816 83l-67-33v-16l67-33h21zM8837 267c0 5 0 9 2 12s4 5 8 7c4 1 10 2 17 3v22l-68 19h-20v-291l61-38zM8797 153c-9-12-18-21-26-26s-18-8-29-8c-13 0-24 4-34 12-10 7-17 18-23 31-5 14-8 30-8 48 0 17 3 32 7 44 5 12 12 22 20 28 9 7 20 10 32 10 8 0 16-1 24-5 7-3 15-8 22-14 6-7 12-14 17-23l5 15c-7 15-15 27-25 37-10 9-20 17-32 22-12 4-24 7-37 7-18 0-35-5-49-14-15-9-26-22-34-39-9-17-13-35-13-55 0-25 5-48 15-68 11-20 25-36 43-47 19-11 41-17 65-17 14 0 28 3 41 8 14 6 25 13 35 22zM8900 38c0-7 2-13 5-18 3-6 8-11 14-14 6-4 12-6 20-6 7 0 13 2 19 6 6 3 10 8 14 14 3 5 5 12 5 19s-2 13-5 19c-4 6-8 12-14 15s-13 5-20 5-13-2-19-5-11-9-14-15-5-12-5-20zM8950 162l-67-27v-17l67-27h21zM8971 284c0 4 0 8 2 11 2 2 4 4 8 5 4 2 10 3 17 4v21h-115v-21c7-1 12-2 16-4 4-1 7-3 8-5 2-3 3-7 3-11v-157l61-36zM9106 91l-20 71-67-27v-17l67-27zM9019 304c7-1 12-2 16-3 4-2 6-4 8-6 2-3 3-7 3-11v-157l60-36v193c0 4 1 8 3 11 1 2 4 4 8 6 4 1 9 2 16 3v21h-114zM9163 304c7-1 12-2 16-3 4-2 7-4 8-6 2-3 3-7 3-11v-113c0-13-3-22-9-28s-15-9-27-9c-7 0-15 1-22 4-8 3-16 7-23 12s-13 11-19 17v-18c8-11 16-21 27-30 10-9 21-15 33-20 11-5 23-8 34-8 21 0 38 6 49 18 12 12 18 28 18 50v125c0 4 0 8 2 11 2 2 5 4 8 6 4 1 10 2 17 3v21h-115zM9467 114c11-4 20-8 26-10 7-3 12-5 17-6 4-1 9-1 13-1h13v38h-69zM9412 91c18 0 35 3 49 10 15 7 26 16 34 28s12 25 12 40-4 30-13 43-20 23-35 31c-16 7-32 11-49 11-19 0-36-4-50-10-14-7-26-16-34-28-8-11-12-25-12-40s5-29 13-42c9-14 21-24 36-31 15-8 31-12 49-12zM9409 113c-12 0-22 4-28 14s-10 23-10 41c0 13 2 24 5 33 4 10 9 17 15 23 7 5 14 8 21 8 12 0 21-4 28-14 6-10 9-23 9-41 0-13-2-24-5-33-4-10-8-18-15-23-6-6-12-8-20-8zM9375 336c-13 0-23 3-30 9-7 7-11 15-11 26 0 8 2 14 8 20 5 6 12 10 22 13 9 4 20 5 33 5h16c14 0 27-2 38-5 11-4 19-9 26-16 6-6 9-14 9-22 0-9-3-16-9-20-6-5-15-7-26-7h-102v-11c-13 0-23-4-30-11-8-8-12-18-12-31 0-10 2-18 8-26 5-8 12-15 21-19 10-5 21-8 33-9l6 16c-9 0-17 2-22 5s-7 8-7 15c0 5 2 10 5 13 4 3 9 4 16 4h97c14 0 27 3 38 8 10 5 18 12 24 22s9 21 9 34c0 15-5 28-16 40-11 13-26 23-44 30-19 7-40 11-63 11h-15c-20 0-39-3-55-8-16-4-28-10-37-19-9-8-14-17-14-27s3-18 9-26c7-8 16-15 26-20 11-5 23-7 36-7h21v13zM9742 331c-21 0-40-5-57-14-16-10-30-24-39-41-9-18-14-38-14-60s5-43 15-63c10-19 24-34 41-45 18-11 37-17 57-17 21 0 40 5 57 15s29 24 39 41c9 18 14 37 14 59 0 23-5 44-16 63-9 19-23 34-40 45-18 11-37 17-57 17zM9746 308c10 0 19-4 26-10 6-7 11-17 15-30 3-13 4-30 4-50 0-21-2-39-6-54-4-16-10-28-18-36-7-9-16-14-26-14s-19 4-26 11c-6 6-11 16-15 30-3 13-5 29-5 49 0 21 2 39 6 55 5 16 11 28 18 36 8 9 17 13 27 13zM9880 304c7-1 13-2 16-3 4-2 7-4 9-6 1-3 2-7 2-11v-197c0-17 4-32 11-45 8-13 18-23 32-30 13-7 29-11 46-11 13 0 25 2 36 6 10 4 19 10 25 16 5 7 8 15 8 24 0 4-1 8-3 13-2 4-5 7-8 10h-42v-27c0-8-2-15-4-19-3-4-8-7-13-7-9 0-16 5-20 13-5 9-8 20-8 36v217c0 4 1 8 4 11 2 3 5 5 10 7 5 1 11 2 19 3v21h-120zM9877 109c9-3 17-6 24-10 8-3 14-7 21-12 6-5 12-12 19-20h20v68h-84zM10021 135h-76v-38h76zM10122 109c11-4 21-9 28-13 8-5 14-11 20-18 5-6 10-17 15-28h27v85h-90zM10212 265c0 7 2 14 6 19 5 4 11 8 19 11 9 3 20 4 34 5v22c-9 3-18 5-26 6-9 2-18 3-26 3-21 0-38-6-49-17-12-11-18-26-18-46v-152h60zM10266 135h-77v-38h77zM10362 83l-68-33v-16l68-33h20zM10382 284c0 4 1 8 2 11 2 2 5 4 9 6 4 1 9 2 16 3v21h-115v-21c7-1 13-2 16-3 4-2 7-4 9-6 2-3 3-7 3-11v-247l60-36zM10366 149c7-11 16-21 27-30 10-9 21-15 33-20 11-5 22-8 33-8 22 0 38 6 50 18s18 28 18 50v125c0 4 0 8 2 11 2 2 4 4 8 6 4 1 10 2 17 3v21h-115v-21c7-1 12-2 16-3 4-2 7-4 8-6 2-3 3-7 3-11v-113c0-13-3-22-9-28s-15-9-27-9c-7 0-15 1-23 4-7 3-15 7-22 12s-13 11-19 17zM10782 267c-10 21-23 37-40 48-16 11-35 16-56 16-22 0-42-5-59-14-17-10-30-23-40-41-9-17-14-37-14-59 0-23 5-44 15-64 10-19 24-34 42-45s37-17 58-17c18 0 34 4 48 12s24 19 32 33 11 31 11 49v16h-161v-23l112-3-7 11c0-15-1-28-5-39-3-10-7-18-14-23-5-6-13-9-21-9-10 0-20 4-28 11-7 7-13 17-18 29-4 13-6 27-6 44 0 18 3 33 8 45 6 13 14 22 25 29s24 10 39 10c13 0 24-2 35-7s21-12 31-22zM11094 267c-9 21-23 37-39 48-17 11-35 16-57 16s-42-5-59-14c-17-10-30-23-40-41-9-17-13-37-13-59 0-23 5-44 14-64 11-19 25-34 42-45 18-11 37-17 59-17 18 0 34 4 47 12 14 8 25 19 32 33 8 14 12 31 12 49v16h-162v-23l112-3-7 11c0-15-1-28-4-39-4-10-8-18-14-23-6-6-13-9-22-9-10 0-19 4-27 11s-14 17-19 29c-4 13-6 27-6 44 0 18 3 33 9 45 5 13 14 22 24 29 12 7 24 10 40 10 12 0 24-2 34-7 11-5 22-12 31-22zM11206 91l-20 71-67-27v-17l67-27zM11119 304c7-1 12-2 16-3 4-2 6-4 8-6 2-3 3-7 3-11v-157l60-36v193c0 4 1 8 3 11 1 2 4 4 8 6 4 1 9 2 16 3v21h-114zM11263 304c7-1 12-2 16-3 4-2 7-4 8-6 2-3 3-7 3-11v-113c0-13-3-22-9-28s-15-9-27-9c-7 0-15 1-22 4-8 3-16 7-23 12s-13 11-19 17v-18c8-11 16-21 27-30 10-9 21-15 33-20 11-5 22-8 33-8 22 0 39 6 50 18 12 12 18 28 18 50v125c0 4 0 8 2 11 2 2 5 4 8 6 4 1 10 2 17 3v21h-115zM11386 109c12-4 22-9 29-13 7-5 14-11 19-18 6-6 11-17 16-28h27v85h-91zM11477 265c0 7 2 14 6 19 4 4 11 8 19 11 9 3 20 4 34 5v22c-9 3-18 5-27 6-9 2-17 3-25 3-21 0-38-6-50-17s-17-26-17-46v-152h60zM11531 135h-77v-38h77zM11576 38c0-7 2-13 5-18 4-6 8-11 14-14 6-4 12-6 20-6 7 0 13 2 19 6 6 3 11 8 14 14 3 5 5 12 5 19s-2 13-5 19-8 12-14 15-12 5-20 5c-7 0-13-2-19-5s-10-9-14-15c-3-6-5-12-5-20zM11627 162l-68-27v-17l68-27h20zM11647 284c0 4 1 8 2 11 2 2 5 4 8 5 4 2 10 3 17 4v21h-115v-21c7-1 13-2 16-4 4-1 7-3 8-5 2-3 3-7 3-11v-157l61-36zM11762 162l-67-27v-17l67-27h21zM11783 282c0 5 0 9 2 12 3 3 6 5 10 7 5 1 11 2 19 3v21h-119v-21c7-1 12-2 16-3 4-2 7-4 8-6 2-3 3-7 3-11v-157l61-36zM11775 171c9-17 17-31 24-42 7-12 14-21 22-27 7-7 14-11 22-11 3 0 6 1 9 2 2 1 5 2 7 4v55h-12c-12 0-22 2-30 4s-15 6-22 12c-6 5-13 12-20 21zM12084 267c-10 21-23 37-40 48-16 11-35 16-56 16-23 0-42-5-59-14-17-10-31-23-40-41-9-17-14-37-14-59 0-23 5-44 15-64 10-19 24-34 42-45s37-17 58-17c18 0 34 4 48 12s24 19 32 33c7 14 11 31 11 49v16h-161v-23l112-3-7 11c0-15-2-28-5-39-3-10-8-18-14-23-6-6-13-9-21-9-11 0-20 4-28 11-7 7-14 17-18 29-4 13-7 27-7 44 0 18 3 33 9 45 6 13 14 22 25 29s24 10 39 10c13 0 24-2 35-7s21-12 31-22zM12250 162l-67-27v-17l67-27h20zM12270 385c0 5 1 8 3 11 1 2 4 5 8 6s9 3 16 4v21h-114v-21c7-1 12-3 16-4s7-4 8-6c2-3 3-6 3-11v-258l60-36zM12242 157c7-14 16-26 25-36 10-10 21-17 32-22 12-5 24-8 37-8 18 0 34 5 49 14 15 10 26 23 34 40 9 16 13 34 13 54 0 26-5 49-15 69s-25 35-43 46c-19 11-40 17-64 17-15 0-29-3-42-8-14-5-25-13-34-22l15-32c9 12 17 21 26 26 8 5 18 8 29 8 13 0 24-4 34-11 10-8 18-18 23-32s8-30 8-48c0-17-2-32-7-44-4-12-11-21-20-28-9-6-20-10-32-10-8 0-16 2-24 5-7 4-15 8-22 15-7 6-13 13-17 22zM12522 162l-68-27v-17l68-27h20zM12542 282c0 5 1 9 3 12s5 5 10 7c4 1 10 2 18 3v21h-119v-21c7-1 13-2 16-3 4-2 7-4 9-6 1-3 2-7 2-11v-157l61-36zM12534 171c9-17 17-31 24-42 7-12 15-21 22-27 7-7 15-11 22-11 3 0 6 1 9 2s5 2 7 4v55h-12c-11 0-21 2-29 4s-16 6-22 12c-7 5-14 12-21 21zM12744 331c-21 0-40-5-57-14-17-10-30-24-39-41-10-18-14-38-14-60s5-43 15-63c10-19 24-34 41-45s36-17 57-17 40 5 57 15c16 10 29 24 38 41 10 18 15 37 15 59 0 23-6 44-16 63s-23 34-41 45c-17 11-36 17-56 17zM12748 308c10 0 19-4 25-10 7-7 12-17 15-30s5-30 5-50c0-21-2-39-6-54-5-16-10-28-18-36-8-9-16-14-27-14-9 0-18 4-25 11-7 6-12 16-15 30-4 13-5 29-5 49 0 21 2 39 6 55s10 28 18 36c8 9 17 13 27 13zM13042 114c11-4 20-8 27-10 6-3 12-5 16-6 5-1 9-1 13-1h13v38h-69zM12987 91c19 0 35 3 50 10 14 7 25 16 33 28s12 25 12 40-4 30-13 43c-8 13-20 23-35 31-15 7-32 11-49 11-19 0-35-4-50-10-14-7-25-16-33-28-9-11-13-25-13-40s5-29 14-42c9-14 20-24 35-31 15-8 31-12 49-12zM12984 113c-12 0-21 4-28 14-6 10-9 23-9 41 0 13 1 24 5 33 3 10 8 17 15 23 6 5 13 8 21 8 12 0 21-4 27-14s10-23 10-41c0-13-2-24-6-33-3-10-8-18-14-23-6-6-13-8-21-8zM12951 336c-13 0-23 3-31 9-7 7-11 15-11 26 0 8 3 14 8 20s12 10 22 13c10 4 21 5 34 5h15c14 0 27-2 38-5 11-4 20-9 26-16 6-6 9-14 9-22 0-9-3-16-9-20-6-5-15-7-26-7h-102v-11c-12 0-22-4-30-11-8-8-12-18-12-31 0-10 3-18 8-26s12-15 22-19c9-5 20-8 33-9l6 16c-10 0-17 2-22 5s-8 8-8 15c0 5 2 10 5 13 4 3 9 4 16 4h97c14 0 27 3 38 8 10 5 19 12 25 22 5 10 8 21 8 34 0 15-5 28-16 40-11 13-25 23-44 30s-40 11-62 11h-15c-21 0-39-3-55-8-16-4-29-10-38-19-9-8-14-17-14-27s3-18 10-26c6-8 15-15 26-20s22-7 35-7h21v13zM13196 162l-67-27v-17l67-27h21zM13217 282c0 5 1 9 3 12s5 5 9 7c5 1 11 2 19 3v21h-119v-21c7-1 12-2 16-3 4-2 7-4 8-6 2-3 3-7 3-11v-157l61-36zM13209 171c9-17 17-31 24-42 7-12 14-21 22-27 7-7 14-11 22-11 3 0 6 1 9 2s5 2 7 4v55h-12c-12 0-22 2-29 4-9 2-16 6-23 12-6 5-13 12-20 21zM13533 322c-6 3-12 4-19 6-6 1-12 2-18 2-17 0-29-4-38-12-8-9-13-21-13-37v-128c0-13-3-23-8-30-6-7-15-11-27-11-11 0-19 3-25 10-7 7-10 16-10 28v26h-42c-4-2-8-6-11-11-2-5-3-10-3-16 0-11 4-20 12-29s19-16 33-21 29-8 46-8c20 0 37 3 51 9 15 7 26 16 33 28 8 12 12 27 12 44v107c0 5 1 9 2 12 2 2 5 5 8 6 4 2 10 3 17 4zM13455 285c-11 16-23 27-36 35-13 7-28 11-45 11-12 0-22-3-32-7-9-5-16-12-21-21s-8-19-8-30c0-17 5-30 16-41 10-12 25-20 46-26l87-24v20l-57 18c-12 3-20 8-25 14-5 7-7 15-7 25 0 6 1 12 3 17 3 5 7 8 13 11 5 3 10 5 17 5 9 0 17-3 26-7 8-5 16-12 23-20zM13639 91l-21 71-67-27v-17l67-27zM13551 304c7-1 12-2 16-3 4-2 7-4 8-6 2-3 3-7 3-11v-157l61-36v193c0 4 0 8 2 11 2 2 4 4 8 6 4 1 10 2 17 3v21h-115zM13692 304c7-1 12-2 16-3 4-2 6-4 8-6 2-3 3-7 3-11v-116c0-11-3-20-9-26-6-5-15-8-27-8-7 0-14 1-22 4-7 3-14 6-21 11s-13 10-18 17v-19c7-11 16-20 26-29 10-8 21-15 32-20 11-4 22-7 33-7 21 0 38 6 49 17 11 12 17 28 17 50v126c0 4 1 8 2 11 2 2 5 4 9 6 4 1 9 2 16 3v21h-114zM13832 304c7-1 12-2 16-3 4-2 7-4 8-6 2-3 3-7 3-11v-116c0-11-3-20-9-26-6-5-15-8-27-8-6 0-13 1-21 4s-15 6-22 11-13 10-18 17v-19c7-11 16-20 26-29 10-8 21-15 33-20 11-4 22-7 32-7 22 0 38 6 49 17 11 12 17 28 17 50v126c0 4 1 8 3 11 2 2 5 4 8 6 4 1 10 2 17 3v21h-115z">
          <text:p/>
        </draw:path>
        <draw:frame draw:style-name="gr2" draw:text-style-name="P3" draw:layer="layout" svg:width="15.801cm" svg:height="0.577cm" svg:x="0.988cm" svg:y="12.334cm">
          <draw:text-box>
            <text:p text:style-name="P2"><text:span text:style-name="T1">hedging </text:span><text:span text:style-name="T1">than </text:span><text:span text:style-name="T1">Control. </text:span><text:span text:style-name="T1">With </text:span><text:span text:style-name="T1">extreme </text:span><text:span text:style-name="T1">conﬁden</text:span><text:span text:style-name="T1">ce, the </text:span><text:span text:style-name="T1">pattern </text:span><text:span text:style-name="T1">inverts </text:span><text:span text:style-name="T1">complet</text:span><text:span text:style-name="T1">ely.</text:span></text:p>
          </draw:text-box>
        </draw:frame>
        <draw:frame draw:style-name="gr2" draw:text-style-name="P3" draw:layer="layout" svg:width="4.574cm" svg:height="0.577cm" svg:x="14.953cm" svg:y="13.286cm">
          <draw:text-box>
            <text:p text:style-name="P2"><text:span text:style-name="T1"><text:s/>— </text:span><text:span text:style-name="T1">a </text:span><text:span text:style-name="T1">perfect </text:span><text:span text:style-name="T1">curve </text:span><text:span text:style-name="T1">with</text:span></text:p>
          </draw:text-box>
        </draw:frame>
        <draw:polygon draw:style-name="gr1" draw:text-style-name="P1" draw:layer="layout" svg:width="18.733cm" svg:height="0.018cm" svg:x="1.146cm" svg:y="15.167cm" svg:viewBox="0 0 18734 19" draw:points="0,0 18734,0 18734,19 0,19">
          <text:p/>
        </draw:polygon>
        <draw:path draw:style-name="gr1" draw:text-style-name="P1" draw:layer="layout" svg:width="8.196cm" svg:height="0.484cm" svg:x="1.002cm" svg:y="16.299cm" svg:viewBox="0 0 8197 485" svg:d="M27 364l171-282 1 4h-199v-66h244v28l-141 316zM276 324c0-8 1-16 5-22 4-7 9-13 16-16 7-4 14-6 23-6 7 0 14 2 21 6 7 3 13 9 17 16 4 6 6 14 6 22s-2 15-6 22c-4 6-10 12-17 16s-14 6-21 6c-9 0-16-2-23-6s-12-10-16-16c-4-7-5-14-5-22zM587 50c-18 0-32 2-42 6-11 4-19 11-26 20-6 10-11 23-15 41h-26v-97h146v30zM772 117c-4-18-10-31-16-41-6-9-14-16-25-20-10-4-24-6-41-6h-38v-30h146v97zM558 339c11-1 20-3 26-5s10-5 12-10c3-5 4-12 4-20v-284h75v284c0 8 2 15 4 20 3 5 7 8 13 10s15 4 26 5v25h-160zM897 91l-76-36v-18l76-36h23zM920 318c0 5 1 8 2 11 2 3 5 5 10 7 4 1 10 3 18 4v24h-129v-24c7-1 14-3 18-4 5-2 8-4 10-7 1-3 2-6 2-11v-278l69-39zM902 166c8-12 18-24 30-33 12-10 24-18 37-24 13-5 25-8 37-8 25 0 44 7 56 20 14 13 20 32 20 57v140c0 5 1 8 3 11s5 5 9 7c5 1 11 3 19 4v24h-129v-24c7-1 13-3 18-4 4-2 7-4 9-7s3-6 3-11v-128c0-14-4-24-10-30-7-7-17-11-31-11-8 0-16 2-25 5s-17 7-25 13-15 12-21 20zM1370 298c-11 24-26 42-44 54-19 12-40 18-65 18s-47-5-66-16-34-26-44-45c-11-19-16-41-16-66 0-27 5-51 17-72 11-22 27-39 47-51 19-13 41-19 65-19 20 0 38 4 54 13 15 9 27 22 36 38s13 34 13 55v17h-182v-25l126-3-8 11c0-17-2-31-5-43-4-12-9-21-15-27-7-5-15-8-24-8-12 0-22 4-31 11-9 8-16 19-21 33s-7 31-7 49c0 20 3 37 9 51 7 14 16 25 28 32s27 11 44 11c14 0 27-2 39-8 12-5 24-13 35-24zM1600 297c0 9 1 16 4 22 3 5 8 9 15 12 7 2 16 3 28 3h5v30h-170v-25c11 0 20-2 25-4 7-3 11-6 14-11 2-5 4-12 4-21v-222c0-9-2-15-4-20-3-5-7-9-14-11-5-3-14-4-25-5v-25h118zM1650 20c38 0 72 7 101 20 29 14 51 33 67 58s23 55 23 89c0 33-7 64-23 91-15 27-37 48-64 63-28 16-59 23-93 23h-86v-30h81c21 0 39-5 55-16 17-12 30-28 39-48 10-21 14-45 14-73 0-30-5-57-16-79-10-22-25-39-44-51-19-11-41-17-67-17h-62v-30zM1998 370c-24 0-45-5-63-16-19-11-34-27-45-46-10-20-15-42-15-66 0-26 6-50 17-71 11-22 26-39 46-51 19-13 41-19 64-19 24 0 46 6 64 17 19 11 33 26 44 46 10 19 16 42 16 66 0 25-6 49-17 71-11 21-27 38-47 50-19 13-40 19-64 19zM2003 344c12 0 21-3 29-11 7-8 13-19 17-33 4-15 6-34 6-57s-3-43-7-60c-5-18-12-31-21-41-8-10-18-14-30-14-11 0-21 3-28 11-8 8-14 19-18 34-4 14-5 33-5 55 0 23 2 43 7 61 4 18 11 31 20 41 9 9 19 14 30 14zM2249 101l-23 79-76-30v-19l76-30zM2150 340c8-1 14-3 19-4 4-2 7-4 9-7s3-6 3-11v-177l68-40v217c0 5 1 8 3 11s5 5 9 7c5 1 11 3 19 4v24h-130zM2308 340c8-1 15-3 19-4 4-2 7-4 9-7s3-6 3-11v-130c0-13-3-23-10-29-6-7-16-10-30-10-7 0-15 2-24 5-8 3-17 7-25 13-7 5-14 11-20 18v-21c8-12 18-23 30-33 11-9 23-16 36-22 12-5 25-8 37-8 24 0 43 7 55 19 13 13 19 32 19 56v142c0 5 1 8 3 11s5 5 10 7c4 1 10 3 18 4v24h-130zM2467 340c8-1 14-3 18-4 5-2 8-4 10-7 1-3 2-6 2-11v-130c0-13-3-23-10-29-6-7-16-10-30-10-7 0-15 2-24 5-8 3-16 7-24 13-8 5-15 11-21 18v-21c9-12 18-23 30-33 11-9 23-16 36-22 13-5 25-8 37-8 25 0 43 7 55 19 13 13 20 32 20 56v142c0 5 0 8 2 11s5 5 10 7c4 1 10 3 19 4v24h-130zM2870 360c-6 3-13 5-20 7-8 1-15 2-22 2-18 0-32-5-42-14s-14-23-14-41v-143c0-15-4-27-11-35-6-8-16-12-29-12-12 0-22 4-29 12-7 7-10 18-10 31v29h-48c-5-3-9-7-12-12-2-6-3-12-3-18 0-12 4-23 13-33s21-18 37-23c15-6 33-9 52-9 22 0 42 4 58 11s28 17 37 31c8 13 13 29 13 48v121c0 5 0 10 2 13 3 3 6 5 10 7s10 3 18 4zM2782 319c-12 17-25 30-41 38-15 9-31 13-50 13-13 0-25-3-36-8-10-6-18-13-24-23-5-10-8-21-8-34 0-18 6-34 17-46 11-13 29-22 52-29l98-28v24l-65 19c-13 4-22 10-27 17-6 7-8 16-8 28 0 6 1 13 4 18 3 6 8 10 13 14 6 3 13 4 20 4 10 0 19-3 29-8s19-13 26-22zM2910 43c0-8 2-16 6-22 3-6 9-12 15-15 7-4 14-6 22-6s15 2 22 6c6 3 11 9 15 15s6 14 6 22-2 15-6 22c-4 6-9 11-15 15-7 3-14 5-22 5s-15-2-22-5c-6-4-12-9-15-16-4-6-6-14-6-21zM2967 180l-77-30v-19l77-30h23zM2990 318c0 5 1 8 2 11 2 3 5 5 10 7 4 1 10 3 18 4v24h-130v-24c8-1 15-3 19-4 5-2 8-4 10-7 1-3 2-6 2-11v-177l69-40zM3143 101l-23 79-77-30v-19l77-30zM3043 340c8-1 14-3 19-4 4-2 7-4 9-7s3-6 3-11v-177l69-40v217c0 5 1 8 3 11s5 5 9 7c5 1 11 3 19 4v24h-131zM3207 340c8-1 14-3 18-4 5-2 8-4 10-7s2-6 2-11v-128c0-14-3-24-10-30-7-7-17-11-31-11-8 0-16 2-25 5-8 3-16 7-24 13-9 6-16 12-22 20v-21c8-12 18-24 30-33 12-10 24-18 37-24 13-5 26-8 38-8 24 0 43 7 56 20s20 32 20 57v140c0 5 1 8 3 11 1 3 5 5 9 7 4 1 11 3 19 4v24h-130zM3370 223v-51h129v51zM3575 249c6 31 16 54 30 70 15 15 35 22 60 22 15 0 27-2 38-6 10-5 19-12 24-20 6-9 9-19 9-30s-3-20-8-28c-5-7-12-13-21-18s-20-9-34-13c-5-2-10-3-15-5-24-6-43-13-59-21-16-9-28-20-37-33s-13-30-13-50 5-38 15-53c11-16 25-28 44-37s40-13 65-13c21 0 41 3 59 8 17 5 34 12 50 22v81h-29c-5-19-11-34-18-46s-15-21-26-27c-10-6-22-9-36-9-13 0-24 2-33 6s-16 10-21 18-8 16-8 26c0 12 3 22 9 30 6 7 14 13 23 16 9 4 20 8 33 11 4 1 7 2 10 3 25 7 46 14 62 23 17 9 30 20 40 34 9 14 14 31 14 51 0 21-6 40-18 57-11 16-28 29-49 38s-45 14-72 14c-23 0-45-3-65-9-21-6-38-15-52-26v-86zM3911 180l-76-30v-19l76-30h23zM3934 433c0 4 1 8 3 11s5 5 9 7c5 2 11 3 19 4v24h-130v-24c8-1 14-2 19-4 4-2 7-4 9-7s3-7 3-11v-292l68-40zM3902 175c8-16 18-29 29-40s23-20 36-25c14-6 27-9 42-9 20 0 38 5 55 16 16 11 29 25 38 44 10 18 15 38 15 61 0 29-6 55-17 77-12 22-28 40-49 52-21 13-45 19-73 19-16 0-31-3-46-9-16-6-29-14-40-25l18-36c10 14 20 24 29 30 10 6 21 9 33 9 15 0 28-4 39-13 11-8 20-20 26-35 6-16 9-34 9-54 0-19-3-35-8-49s-13-25-23-32c-10-8-22-11-36-11-9 0-17 2-26 6-9 3-18 9-25 16-8 7-15 15-20 25zM4384 298c-11 24-26 42-44 54s-40 18-65 18-47-5-66-16-34-26-44-45c-11-19-16-41-16-66 0-27 5-51 17-72 11-22 27-39 47-51 20-13 41-19 65-19 20 0 38 4 54 13 15 9 28 22 36 38 9 16 13 34 13 55v17h-181v-25l125-3-8 11c0-17-1-31-5-43-3-12-8-21-15-27-7-5-15-8-24-8-12 0-22 4-31 11-9 8-16 19-21 33s-7 31-7 49c0 20 3 37 9 51 7 14 16 25 28 32s27 11 44 11c14 0 27-2 40-8 12-5 23-13 34-24zM4639 298c-9 24-23 41-41 54-18 12-40 18-64 18s-45-5-64-16-33-26-43-45c-11-20-16-42-16-66 0-27 6-52 17-73s27-38 47-50c20-13 42-19 67-19 18 0 34 3 48 9s25 14 33 24 13 21 13 33c0 7-2 12-5 17-4 6-7 9-13 12h-44v-13c0-18-3-31-10-41-7-9-17-13-30-13-12 0-22 3-31 11-9 7-15 18-20 31-5 14-7 30-7 48 0 19 3 36 10 51 6 15 16 26 28 34s26 12 42 12c13 0 24-3 35-8 12-6 23-14 33-25zM4682 43c0-8 2-16 6-22 3-6 9-12 15-15 7-4 14-6 22-6s15 2 22 6c6 3 11 9 15 15s6 14 6 22-2 15-6 22c-4 6-9 11-15 15-7 3-14 5-22 5s-15-2-22-5c-6-4-12-9-15-16-4-6-6-14-6-21zM4738 180l-76-30v-19l76-30h24zM4762 318c0 5 0 8 2 11s5 5 10 7c4 1 10 3 18 4v24h-130v-24c8-1 15-3 19-4 5-2 8-4 9-7 2-3 3-6 3-11v-177l69-40zM4816 340c8-1 14-3 18-4 5-2 8-4 10-7 1-3 2-6 2-11v-211c0-21 6-39 18-56 12-16 29-28 51-37 21-9 46-13 75-13 21 0 40 2 57 6 17 5 29 11 38 19s14 18 14 29c0 5-2 11-5 16s-8 8-14 11h-56v-14c0-15-4-26-11-33-7-8-18-12-32-12s-26 4-36 10c-10 7-18 16-23 28-5 13-7 27-7 45v211c0 4 1 8 3 11s6 6 12 7c5 2 12 4 22 5v24h-136zM4812 121c16-5 30-11 40-17 11-7 22-17 32-29h24v75h-96zM5069 150h-180v-43h180zM4994 340c7-1 13-3 18-4 4-2 7-4 9-7s3-6 3-11v-211l45-6h23v217c0 5 1 8 3 11s5 5 9 7c5 1 11 3 19 4v24h-129zM5374 298c-9 24-23 41-41 54-18 12-39 18-64 18-24 0-45-5-64-16s-33-26-43-45c-11-20-16-42-16-66 0-27 6-52 17-73s27-38 47-50c20-13 42-19 67-19 18 0 34 3 48 9s25 14 33 24 13 21 13 33c0 7-2 12-5 17-3 6-7 9-13 12h-44v-13c0-18-3-31-10-41-7-9-17-13-30-13-12 0-22 3-31 11-9 7-15 18-20 31-5 14-7 30-7 48 0 19 3 36 10 51 6 15 16 26 28 34s26 12 42 12c13 0 24-3 35-8 12-6 23-14 34-25zM5417 43c0-8 2-16 6-22 3-6 9-12 15-15 7-4 14-6 22-6s15 2 22 6c6 3 11 9 15 15s6 14 6 22-2 15-6 22c-4 6-9 11-15 15-7 3-14 5-22 5s-15-2-22-5c-6-4-12-9-15-16-4-6-6-14-6-21zM5473 180l-76-30v-19l76-30h24zM5497 318c0 5 0 8 2 11s5 5 10 7c4 1 10 3 18 4v24h-130v-24c8-1 15-3 19-4 5-2 8-4 10-7 1-3 2-6 2-11v-177l69-40zM5542 121c14-4 24-9 33-14 8-6 15-13 21-20 7-8 13-18 18-31h31v94h-103zM5645 296c0 8 2 15 7 21 4 5 11 9 21 12s22 5 38 6v25c-10 3-20 5-30 7s-20 3-28 3c-24 0-43-6-57-18-13-13-19-30-19-53v-169h68zM5705 150h-86v-43h86zM5867 131c-11 2-19 3-23 6-5 2-8 5-9 10 0 4 1 11 5 19l56 136h-13l53-136c3-8 4-14 4-19 0-4-3-7-8-10-4-3-12-4-22-6v-24h96v24c-9 2-15 4-19 7s-7 7-10 14l-92 215h-28l-99-215c-3-6-6-10-10-13s-10-6-19-8v-24h138zM5763 420c17 0 32-2 43-6s21-10 29-20c8-8 15-21 22-37l28 10c-10 27-20 49-30 66s-21 30-33 39c-13 9-27 13-42 13-8 0-15-1-23-4-7-3-12-6-15-10v-51zM6229 303c0 9 1 16 3 21 3 5 7 8 13 11 6 2 15 4 26 4v25h-160v-25c11 0 20-2 25-4 7-3 11-6 14-11 2-5 4-12 4-21v-222c0-9-2-15-4-20-3-5-7-9-14-11-5-3-14-4-25-5v-25h118zM6282 20c27 0 50 4 70 11 20 8 35 18 46 32 10 14 16 30 16 49s-6 36-16 51c-10 14-24 25-43 33-18 7-40 11-66 11h-84v-30h55c18 0 33-2 44-6s20-11 25-20 8-21 8-36c0-21-7-37-21-48s-35-17-61-17h-50v-30zM6508 180l-76-30v-19l76-30h23zM6531 316c0 5 1 9 3 12s6 6 11 7c5 2 12 4 21 5v24h-134v-24c8-1 14-3 19-4 4-2 7-4 9-7s3-6 3-11v-177l68-40zM6522 190c10-19 19-34 27-47s16-23 24-30c8-8 17-12 25-12 4 0 7 1 10 2 4 1 6 2 9 5v61h-14c-13 0-24 2-33 5-9 2-17 7-25 13-8 5-15 14-23 24zM6658 43c0-8 2-16 6-22 3-6 9-12 15-15 7-4 14-6 22-6s15 2 22 6c6 3 11 9 15 15s6 14 6 22-2 15-6 22c-4 6-9 11-15 15-7 3-14 5-22 5s-15-2-22-5c-6-4-12-9-15-16-4-6-6-14-6-21zM6714 180l-76-30v-19l76-30h24zM6738 318c0 5 0 8 2 11s5 5 10 7c4 1 10 3 18 4v24h-130v-24c8-1 15-3 19-4 5-2 8-4 9-7 2-3 3-6 3-11v-177l69-40zM6890 101l-23 79-76-30v-19l76-30zM6791 340c8-1 14-3 19-4 4-2 7-4 9-7s3-6 3-11v-177l68-40v217c0 5 1 8 3 11s5 5 9 7c5 1 11 3 18 4v24h-129zM6954 340c8-1 14-3 18-4 5-2 8-4 10-7 1-3 2-6 2-11v-128c0-14-3-24-10-30-7-7-17-11-31-11-8 0-16 2-25 5-8 3-17 7-25 13s-15 12-21 20v-21c8-12 18-24 30-33 12-10 24-18 37-24 13-5 26-8 38-8 24 0 43 7 56 20s20 32 20 57v140c0 5 1 8 2 11 2 3 5 5 10 7 4 1 10 3 19 4v24h-130zM7333 298c-9 24-23 41-41 54-18 12-40 18-65 18-23 0-44-5-63-16s-33-26-44-45c-10-20-15-42-15-66 0-27 5-52 16-73 12-21 27-38 47-50 20-13 43-19 68-19 18 0 33 3 48 9 14 6 25 14 33 24s12 21 12 33c0 7-1 12-5 17-3 6-7 9-12 12h-44v-13c0-18-3-31-10-41-7-9-17-13-30-13-12 0-22 3-31 11-9 7-16 18-20 31-5 14-8 30-8 48 0 19 4 36 10 51 7 15 16 26 28 34 13 8 27 12 43 12 12 0 24-3 35-8 12-6 23-14 33-25zM7376 43c0-8 2-16 6-22 3-6 8-12 15-15 7-4 14-6 22-6s15 2 22 6c6 3 11 9 15 15s6 14 6 22-2 15-6 22c-4 6-9 11-15 15-7 3-14 5-22 5s-15-2-22-5c-7-4-12-9-15-16-4-6-6-14-6-21zM7432 180l-76-30v-19l76-30h24zM7456 318c0 5 0 8 2 11s5 5 10 7c4 1 10 3 18 4v24h-130v-24c8-1 15-3 19-4 4-2 7-4 9-7s3-6 3-11v-177l69-40zM7581 180l-77-30v-19l77-30h23zM7604 433c0 4 0 8 2 11s5 5 10 7c4 2 10 3 19 4v24h-131v-24c8-1 15-2 19-4 5-2 8-4 10-7 1-3 2-7 2-11v-292l69-40zM7572 175c8-16 17-29 28-40s23-20 37-25c13-6 27-9 41-9 20 0 39 5 55 16 17 11 30 25 39 44 9 18 14 38 14 61 0 29-6 55-17 77s-28 40-48 52c-21 13-46 19-73 19-16 0-32-3-47-9s-28-14-39-25l17-36c10 14 20 24 30 30 9 6 20 9 32 9 15 0 28-4 39-13 12-8 20-20 26-35 6-16 9-34 9-54 0-19-3-35-8-49s-13-25-23-32c-10-8-22-11-36-11-8 0-17 2-26 6-9 3-17 9-25 16s-14 15-20 25zM7884 91l-76-36v-18l76-36h24zM7908 318c0 5 0 8 2 11s5 5 10 7c4 1 10 3 18 4v24h-130v-24c8-1 15-3 19-4 4-2 7-4 9-7s3-6 3-11v-278l69-39zM8197 298c-11 24-26 42-44 54-19 12-40 18-65 18s-47-5-66-16-34-26-45-45c-10-19-16-41-16-66 0-27 6-51 17-72 12-22 27-39 47-51 20-13 42-19 66-19 20 0 38 4 53 13 16 9 28 22 37 38s13 34 13 55v17h-182v-25l126-3-8 11c0-17-2-31-5-43-4-12-9-21-15-27-7-5-15-8-25-8-11 0-22 4-30 11-9 8-16 19-21 33s-8 31-8 49c0 20 3 37 10 51 6 14 16 25 28 32s27 11 44 11c14 0 27-2 39-8 12-5 24-13 35-24z">
          <text:p/>
        </draw:path>
        <draw:frame draw:style-name="gr2" draw:text-style-name="P3" draw:layer="layout" svg:width="15.2cm" svg:height="0.577cm" svg:x="0.988cm" svg:y="13.921cm">
          <draw:text-box>
            <text:p text:style-name="P2"><text:span text:style-name="T1">no </text:span><text:span text:style-name="T1">noise, </text:span><text:span text:style-name="T1">conﬁrme</text:span><text:span text:style-name="T1">d </text:span><text:span text:style-name="T1">through </text:span><text:span text:style-name="T1">linguistic </text:span><text:span text:style-name="T1">analysis </text:span><text:span text:style-name="T1">rather </text:span><text:span text:style-name="T1">than </text:span><text:span text:style-name="T1">judge </text:span><text:span text:style-name="T1">evaluati</text:span><text:span text:style-name="T1">on.</text:span></text:p>
          </draw:text-box>
        </draw:frame>
        <draw:polygon draw:style-name="gr1" draw:text-style-name="P1" draw:layer="layout" svg:width="18.627cm" svg:height="0.018cm" svg:x="1.199cm" svg:y="19.053cm" svg:viewBox="0 0 18628 19" draw:points="0,0 18628,0 18628,19 0,19">
          <text:p/>
        </draw:polygon>
        <draw:polygon draw:style-name="gr1" draw:text-style-name="P1" draw:layer="layout" svg:width="18.627cm" svg:height="0.017cm" svg:x="1.199cm" svg:y="20.124cm" svg:viewBox="0 0 18628 18" draw:points="0,0 18628,0 18628,18 0,18">
          <text:p/>
        </draw:polygon>
        <draw:polygon draw:style-name="gr1" draw:text-style-name="P1" draw:layer="layout" svg:width="18.627cm" svg:height="0.018cm" svg:x="1.199cm" svg:y="21.194cm" svg:viewBox="0 0 18628 19" draw:points="0,0 18628,0 18628,19 0,19">
          <text:p/>
        </draw:polygon>
        <draw:polygon draw:style-name="gr1" draw:text-style-name="P1" draw:layer="layout" svg:width="18.627cm" svg:height="0.018cm" svg:x="1.199cm" svg:y="22.265cm" svg:viewBox="0 0 18628 19" draw:points="0,0 18628,0 18628,19 0,19">
          <text:p/>
        </draw:polygon>
        <draw:path draw:style-name="gr1" draw:text-style-name="P1" draw:layer="layout" svg:width="1.439cm" svg:height="0.289cm" svg:x="1.235cm" svg:y="18.384cm" svg:viewBox="0 0 1440 290" svg:d="M91 232c0 8 1 13 4 18 2 4 6 7 11 9 6 2 13 3 22 3h4v23h-132v-20c9 0 15-1 20-3 4-2 8-5 10-9s3-9 3-16v-173c0-7-1-12-3-16-2-3-6-6-10-8-5-2-11-3-20-4v-19h91zM129 17c30 0 57 5 79 16s40 26 52 45 18 42 18 68-6 51-18 72-28 37-50 49c-21 12-45 18-72 18h-66v-23h63c16 0 30-5 42-13 13-9 23-21 31-38 7-16 11-36 11-57 0-24-5-44-13-61s-19-30-34-39-32-14-52-14h-48v-23zM400 290c-18 0-35-5-49-13-15-9-26-21-35-36-8-15-12-33-12-53s5-38 14-55c8-17 20-30 35-40 16-9 32-14 51-14 18 0 34 4 49 13 14 8 26 20 34 36 8 15 12 32 12 51 0 21-4 40-13 57-9 16-21 29-36 39s-31 15-50 15zM405 269c8 0 15-3 21-9 6-5 10-14 13-26 4-11 5-26 5-45 0-18-2-33-6-47-3-14-9-24-15-31-7-8-14-12-23-12s-17 3-22 9c-6 6-11 15-14 26-3 12-5 26-5 44 0 19 2 35 6 48 4 14 9 24 15 32 7 8 15 11 25 11zM596 79l-18 61-59-23v-15l59-23zM519 266c6-1 11-2 14-3s6-3 7-5c1-3 2-6 2-10v-138l54-31v169c0 4 0 7 2 10 1 2 4 4 7 5s8 2 14 3v19h-100zM642 266c6-1 11-2 14-3s5-3 7-5c1-3 2-6 2-10v-102c0-10-2-17-7-22-6-5-13-8-24-8-6 0-12 1-18 4-7 2-13 5-20 9-6 4-11 9-16 15v-16c7-10 15-18 23-26 10-7 19-13 29-17s19-6 28-6c19 0 34 5 43 15 10 10 15 24 15 43v111c0 4 1 7 2 10 2 2 4 4 8 5 3 1 8 2 14 3v19h-100zM764 266c7-1 11-2 15-3 3-1 5-3 7-5 1-3 2-6 2-10v-102c0-10-2-17-8-22-5-5-13-8-23-8-6 0-12 1-19 4-6 2-13 5-19 9s-11 9-16 15v-16c7-10 15-18 23-26 9-7 19-13 29-17 9-4 19-6 28-6 19 0 33 5 43 15s15 24 15 43v111c0 4 1 7 2 10 2 2 4 4 7 5 4 1 9 2 15 3v19h-101zM1079 282c-5 2-10 4-16 5s-11 1-17 1c-14 0-24-3-32-11-7-7-11-17-11-31v-113c0-12-2-21-8-27-5-6-13-9-23-9-9 0-17 3-22 9-6 6-8 14-8 24v22h-39c-4-2-7-5-9-9s-2-8-2-14c0-9 3-17 10-25s17-14 30-18c12-5 25-7 40-7 18 0 33 2 45 8 12 5 22 13 29 24 6 10 10 23 10 38v95c0 5 0 8 2 10 1 3 4 4 7 6 3 1 8 2 14 3zM1011 249c-9 14-20 24-31 31-12 6-25 10-40 10-10 0-20-3-28-7s-14-10-19-18c-4-8-6-16-6-26 0-14 4-27 13-36 9-10 22-19 41-24l77-21v18l-51 15c-10 4-17 8-22 14-4 6-6 13-6 22 0 5 1 10 4 14 2 4 6 8 10 11 5 2 9 3 15 3 8 0 15-1 23-6 7-4 14-10 20-17zM1111 33c0-6 1-11 4-16s7-9 12-12 10-5 17-5c6 0 11 2 17 5 5 3 9 7 12 12s4 10 4 16c0 7-1 13-4 18s-7 9-12 12c-6 3-11 4-17 4-7 0-12-1-17-4s-9-7-12-13c-3-5-4-10-4-17zM1154 140l-59-23v-15l59-23h18zM1172 248c0 4 1 7 2 10 2 2 4 4 8 5 3 1 7 2 13 3v19h-100v-19c6-1 11-2 14-3 4-1 6-3 8-5 1-3 2-6 2-10v-138l53-31zM1291 79l-18 61-59-23v-15l59-23zM1214 266c6-1 11-2 14-3s6-3 7-5c2-3 2-6 2-10v-138l54-31v169c0 4 1 7 2 10 1 2 4 4 7 5 4 1 8 2 14 3v19h-100zM1340 266c6-1 11-2 14-3 4-1 6-3 7-5 2-3 3-6 3-10v-100c0-11-3-19-8-24s-13-8-24-8c-6 0-13 1-20 4-6 2-13 5-19 10-6 4-12 10-16 15v-16c6-10 14-18 23-26 9-7 18-13 28-18 11-4 21-6 30-6 19 0 34 5 44 15s15 25 15 45v109c0 4 0 7 2 10 1 2 4 4 7 5 4 1 8 2 14 3v19h-100z">
          <text:p/>
        </draw:path>
        <draw:path draw:style-name="gr1" draw:text-style-name="P1" draw:layer="layout" svg:width="4.661cm" svg:height="0.372cm" svg:x="6.95cm" svg:y="18.384cm" svg:viewBox="0 0 4662 373" svg:d="M93 232c0 7 1 13 3 17 2 5 6 8 12 10 5 2 12 3 22 3h21c12 0 22-2 31-7 9-4 17-10 24-18 8-9 14-21 21-35h21l-15 83h-233v-20c9 0 16-1 20-3 5-2 8-5 10-9s3-9 3-16v-172c0-7-1-12-3-16-2-3-5-6-10-8-4-2-11-3-20-4v-20h93zM214 93c-3-14-7-24-12-32-5-7-11-12-19-15-9-3-19-5-33-5h-76v-24h160v76zM138 136c7 0 12-1 15-3 4-3 7-7 10-12 2-5 4-12 5-21h20v94h-20c-1-9-3-16-5-21-3-5-6-9-10-11-3-2-8-3-15-3h-64v-23zM343 80l-18 61-59-23v-15l59-23zM266 266c6-1 11-2 14-3s6-3 7-5c2-3 2-6 2-10v-137l54-31v168c0 4 0 7 2 10 1 2 4 4 7 5s8 2 14 3v19h-100zM389 266c6-1 11-2 14-3s6-3 7-5c1-3 2-6 2-10v-101c0-10-2-17-7-22-6-5-13-8-24-8-6 0-12 1-18 4-7 2-13 5-20 9-6 4-11 9-16 15v-16c7-10 15-18 24-26 9-7 18-13 28-17s19-6 28-6c19 0 34 5 43 15 10 10 15 24 15 43v110c0 4 1 7 2 10 2 2 4 4 8 5 3 1 8 2 14 3v19h-100zM511 266c7-1 12-2 15-3s5-3 7-5c1-3 2-6 2-10v-101c0-10-2-17-8-22-5-5-13-8-23-8-6 0-12 1-19 4-6 2-13 5-19 9s-11 9-16 15v-16c7-10 15-18 23-26 9-7 19-13 29-17 9-4 19-6 28-6 19 0 33 5 43 15s15 24 15 43v110c0 4 1 7 2 10 2 2 4 4 7 5 4 1 9 2 15 3v19h-101zM724 290c-18 0-35-5-49-13-15-9-26-21-34-36-9-15-13-33-13-52 0-20 5-38 14-55s20-30 36-40c15-9 32-14 50-14s34 4 49 13c14 8 26 20 34 36 8 15 13 32 13 51 0 20-5 39-14 56-8 16-20 29-35 39-16 10-32 15-51 15zM729 269c8 0 15-3 21-9 6-5 10-14 14-26 3-11 4-26 4-44s-2-33-6-47c-3-14-8-24-15-31-7-8-14-12-23-12s-16 3-22 9-11 15-14 26c-3 12-4 26-4 44s1 34 5 47c4 14 9 24 16 32 6 8 15 11 24 11zM842 96c11-4 19-8 26-12 6-4 12-9 17-15 4-7 9-14 14-24h23v73h-80zM922 232c0 6 2 12 5 16 4 4 9 8 17 10 7 2 17 4 30 5v18c-8 3-16 5-24 6-7 2-15 3-22 3-18 0-33-5-43-15-11-10-16-23-16-41v-132h53zM969 118h-67v-33h67zM1009 34c0-7 2-12 5-17s7-9 11-12c6-3 11-5 18-5 6 0 11 2 17 5 5 3 9 7 12 12s4 10 4 17-1 13-4 18-7 9-12 12c-6 3-11 4-17 4-7 0-12-1-18-4-4-3-8-7-11-13-3-5-5-10-5-17zM1053 141l-59-23v-15l59-23h18zM1071 248c0 4 1 7 2 10 2 2 4 4 8 5 3 1 7 2 13 3v19h-100v-19c6-1 11-2 14-3 4-1 6-3 8-5 1-3 2-6 2-10v-137l53-31zM1209 290c-19 0-35-5-50-13-14-9-26-21-34-36s-12-33-12-52c0-20 4-38 13-55s21-30 36-40c15-9 32-14 50-14s35 4 49 13c15 8 26 20 34 36 9 15 13 32 13 51 0 20-5 39-13 56-9 16-21 29-36 39s-32 15-50 15zM1213 269c8 0 16-3 22-9 5-5 10-14 13-26 3-11 5-26 5-44s-2-33-6-47-9-24-16-31c-6-8-14-12-23-12s-16 3-22 9-10 15-14 26c-3 12-4 26-4 44s2 34 5 47c4 14 9 24 16 32s15 11 24 11zM1404 80l-18 61-59-23v-15l59-23zM1327 266c6-1 11-2 14-3 4-1 6-3 8-5 1-3 2-6 2-10v-137l53-31v168c0 4 1 7 2 10 2 2 4 4 8 5 3 1 7 2 13 3v19h-100zM1454 266c6-1 10-2 14-3 3-1 6-3 7-5 1-3 2-6 2-10v-99c0-11-3-19-8-24s-13-8-24-8c-6 0-12 1-19 4-7 2-13 5-20 10-6 4-11 10-16 15v-16c6-10 14-18 23-26 9-7 19-13 29-18 10-4 20-6 29-6 19 0 34 5 44 15s15 25 15 45v108c0 4 1 7 2 10 1 2 4 4 7 5 4 1 9 2 15 3v19h-100zM1767 282c-5 2-10 4-16 5s-11 1-17 1c-14 0-24-3-32-11-7-7-11-17-11-31v-112c0-12-3-21-8-27s-13-9-23-9c-9 0-17 3-22 9-6 6-9 14-9 24v22h-37c-4-2-7-5-9-9s-3-8-3-14c0-9 4-17 11-25s16-14 29-18c12-5 25-7 40-7 17 0 32 2 45 8 12 5 22 13 29 24 6 10 10 23 10 38v94c0 5 0 8 2 10 1 3 4 4 7 6 3 1 8 2 14 3zM1699 249c-9 14-20 24-31 31-12 6-25 10-40 10-10 0-19-3-27-7s-15-10-19-18-7-16-7-26c0-14 5-27 14-36 8-10 22-18 40-23l77-21v18l-51 15c-10 3-17 7-22 13-4 6-6 13-6 22 0 5 1 10 4 14 2 4 6 8 10 11 4 2 9 3 15 3 8 0 15-1 23-6 7-4 14-10 20-17zM1842 73l-59-28v-14l59-30h18zM1860 248c0 4 1 7 2 10 2 2 4 4 8 5 3 1 7 2 13 3v19h-100v-19c6-1 11-2 14-3 4-1 6-3 8-5 1-3 2-6 2-10v-215l53-32zM1985 34c0-7 2-12 5-17s7-9 11-12c6-3 11-5 17-5 7 0 12 2 18 5 5 3 9 7 12 12s4 10 4 17-1 13-4 18-7 9-12 12c-6 3-11 4-18 4-6 0-11-1-17-4-4-3-8-7-11-13-3-5-5-10-5-17zM2029 141l-59-23v-15l59-23h18zM2047 248c0 4 1 7 2 10 2 2 4 4 8 5 3 1 7 2 13 3v19h-100v-19c6-1 11-2 14-3 4-1 6-3 7-5 2-3 3-6 3-10v-137l53-31zM2166 80l-19 61-59-23v-15l59-23zM2088 266c7-1 12-2 15-3s5-3 7-5c1-3 2-6 2-10v-137l54-31v168c0 4 0 7 2 10 1 2 4 4 7 5s8 2 14 3v19h-101zM2215 266c6-1 11-2 14-3 4-1 6-3 7-5 2-3 2-6 2-10v-99c0-11-2-19-7-24-6-5-13-8-25-8-5 0-12 1-19 4-6 2-13 5-19 10-6 4-12 10-17 15v-16c7-10 15-18 23-26 10-7 19-13 29-18 10-4 20-6 30-6 19 0 34 5 43 15 10 10 15 25 15 45v108c0 4 1 7 3 10 1 2 3 4 7 5 3 1 8 2 14 3v19h-100zM2409 299c0 15-4 29-11 40s-17 20-30 26c-13 5-29 8-46 8v-18c8-2 15-5 20-8s8-8 11-13c2-6 3-13 3-22v-203l53-29zM2391 141l-59-23v-15l59-23h18zM2347 34c0-7 1-12 4-17s7-9 12-12 11-5 18-5c6 0 11 2 16 5s9 7 12 12 5 10 5 17-2 13-5 18-7 9-12 12-11 4-17 4-12-1-17-4-9-7-12-13c-3-5-4-10-4-17zM2628 234c-8 18-20 32-34 42-14 9-31 14-50 14-20 0-37-5-52-13-14-8-26-20-34-35-9-15-13-32-13-52s5-39 14-56c8-17 21-30 36-40 15-9 33-14 51-14 16 0 30 3 42 10s21 16 28 29c7 12 10 27 10 43v14h-141v-20l97-3-5 9c0-13-2-24-5-33-2-9-6-16-11-21-6-4-12-7-19-7-9 0-17 3-24 9s-13 15-16 26c-4 11-6 24-6 38 0 16 2 29 7 40s13 19 22 25c10 6 21 9 35 9 10 0 20-2 30-6 9-5 18-11 27-20zM2828 233c-8 18-19 32-33 42s-31 15-50 15c-18 0-35-5-49-13-15-9-26-21-34-36-9-15-12-32-12-51 0-21 4-40 13-56 9-17 21-30 36-40 16-10 33-14 52-14 14 0 27 2 38 7 11 4 20 11 26 19 6 7 9 16 9 25 0 5-1 10-4 14-2 4-5 7-10 8h-33v-9c0-14-3-25-8-32-6-7-13-11-24-11-9 0-17 3-24 9-6 5-12 14-15 24-4 11-6 23-6 37 0 16 3 29 8 40 5 12 12 21 21 27 10 6 21 9 34 9 9 0 19-2 27-6 9-4 17-11 26-19zM2844 96c10-4 18-8 25-12s12-9 17-15c5-7 9-14 14-24h23v73h-79zM2923 232c0 6 2 12 5 16 4 4 10 8 17 10 8 2 18 4 30 5v18c-8 3-16 5-23 6-8 2-16 3-22 3-19 0-34-5-44-15s-15-23-15-41v-132h52zM2970 118h-66v-33h66zM3011 34c0-7 1-12 4-17s7-9 12-12 10-5 17-5c6 0 12 2 17 5s9 7 12 12 4 10 4 17-1 13-4 18-7 9-12 12-11 4-17 4c-7 0-12-1-17-4s-9-7-12-13c-3-5-4-10-4-17zM3054 141l-59-23v-15l59-23h18zM3072 248c0 4 1 7 3 10 1 2 3 4 7 5 3 1 8 2 14 3v19h-101v-19c6-1 11-2 15-3 3-1 5-3 7-5 1-3 2-6 2-10v-137l53-31zM3210 290c-19 0-35-5-50-13-14-9-26-21-34-36s-12-33-12-52c0-20 4-38 13-55s21-30 36-40c15-9 32-14 50-14s35 4 49 13c15 8 26 20 34 36 9 15 13 32 13 51 0 20-5 39-13 56-9 16-21 29-36 39s-32 15-50 15zM3214 269c8 0 16-3 22-9 5-5 10-14 13-26 3-11 5-26 5-44s-2-33-6-47-9-24-16-31c-6-8-14-12-23-12s-16 3-22 9-10 15-14 26c-3 12-4 26-4 44s2 34 5 47c4 14 9 24 16 32s15 11 24 11zM3405 80l-18 61-59-23v-15l59-23zM3328 266c6-1 11-2 15-3 3-1 5-3 7-5 1-3 2-6 2-10v-137l53-31v168c0 4 1 7 3 10 1 2 3 4 7 5 3 1 8 2 14 3v19h-101zM3455 266c6-1 10-2 14-3 3-1 6-3 7-5 1-3 2-6 2-10v-99c0-11-2-19-8-24-5-5-13-8-24-8-6 0-12 1-19 4-7 2-13 5-19 10-7 4-12 10-17 15v-16c7-10 14-18 23-26 9-7 19-13 29-18 10-4 20-6 30-6 19 0 33 5 43 15s15 25 15 45v108c0 4 1 7 2 10 2 2 4 4 7 5 4 1 9 2 15 3v19h-100zM3827 234c-8 18-20 32-34 42-14 9-31 14-50 14-20 0-37-5-52-13-14-8-26-20-34-35-9-15-13-32-13-52s5-39 14-56 21-30 36-40c16-9 33-14 51-14 16 0 30 3 42 10s21 16 28 29c7 12 10 27 10 43v14h-141v-20l97-3-5 9c0-13-2-24-5-33-2-9-6-16-11-21-6-4-12-7-19-7-9 0-17 3-24 9s-13 15-16 26c-4 11-6 24-6 38 0 16 3 29 7 40 5 11 13 19 22 25 10 6 21 9 35 9 10 0 20-2 30-6 9-5 18-11 27-20zM3850 266c5-1 10-2 13-3 4-1 7-3 8-5 2-3 2-6 2-10v-158c0-17 5-31 14-43 9-13 21-24 38-31 16-7 35-10 56-10 16 0 29 2 40 5 11 4 20 9 25 16 6 8 9 16 9 24l-14 48h-29v-40c0-11-3-20-9-26s-14-10-25-10-20 3-28 9c-8 5-14 12-18 22s-6 21-6 35v159c0 3 1 7 2 9 2 2 5 4 9 6 5 1 10 2 18 3v19h-105zM3846 95c13-4 23-8 31-13 9-6 17-13 26-23h18v59h-75zM4111 118h-205v-33h205zM3988 266c6-1 11-2 14-3 4-1 6-3 7-5 2-3 3-6 3-10v-172c0-15 3-27 10-38 6-13 15-21 27-28 12-6 25-9 40-9 12 0 23 2 32 5 9 4 16 9 21 15 6 6 9 13 9 21 0 3-2 7-4 11-2 3-4 6-7 8h-37v-22c0-7-1-14-4-18-2-4-6-6-11-6-7 0-13 3-17 11s-6 19-6 32v190c0 3 0 7 2 9s5 4 9 6c5 1 10 2 17 3v19h-105zM4316 234c-9 18-20 32-35 42-14 9-31 14-50 14s-36-5-51-13-27-20-35-35-12-32-12-52 4-39 13-56 21-30 37-40c15-9 32-14 51-14 16 0 29 3 41 10s22 16 28 29c7 12 11 27 11 43v14h-142v-20l98-3-6 9c0-13-1-24-4-33s-7-16-12-21c-5-4-11-7-19-7-9 0-17 3-24 9s-12 15-16 26-5 24-5 38c0 16 2 29 7 40s12 19 22 25c9 6 21 9 34 9 11 0 21-2 30-6 10-5 19-11 27-20zM4515 233c-7 18-18 32-32 42s-31 15-50 15-35-5-50-13c-14-9-25-21-34-36-8-15-12-32-12-51 0-21 4-40 13-56 9-17 21-30 37-40 15-10 33-14 52-14 14 0 26 2 38 7 11 4 19 11 25 19 7 7 10 16 10 25 0 5-2 10-4 14s-6 7-10 8h-34v-9c0-14-2-25-8-32-5-7-13-11-23-11-9 0-17 3-24 9-7 5-12 14-16 24-3 11-5 23-5 37 0 16 2 29 7 40 6 12 13 21 22 27s20 9 33 9c10 0 19-2 28-6 8-4 17-11 26-19zM4531 96c10-4 19-8 25-12 7-4 13-9 18-15 4-7 9-14 13-24h24v73h-80zM4611 232c0 6 2 12 5 16 4 4 9 8 17 10 7 2 17 4 29 5v18c-7 3-15 5-23 6-8 2-15 3-22 3-19 0-33-5-43-15-11-10-16-23-16-41v-132h53zM4658 118h-67v-33h67z">
          <text:p/>
        </draw:path>
        <draw:path draw:style-name="gr1" draw:text-style-name="P1" draw:layer="layout" svg:width="3.731cm" svg:height="0.372cm" svg:x="12.902cm" svg:y="18.384cm" svg:viewBox="0 0 3732 373" svg:d="M92 237c0 7 1 12 3 16s5 7 10 9c4 2 11 3 20 3v20h-125v-20c9 0 16-1 20-3 5-2 8-5 10-9s4-9 4-16v-172c0-6-2-11-4-15s-5-7-10-9c-4-2-11-3-20-4v-20h92zM133 17c22 0 40 3 55 9 16 6 27 14 36 25 8 11 12 23 12 38s-4 29-11 40c-8 11-19 19-34 25-14 6-32 9-53 9h-65v-23h43c14 0 25-2 34-5 10-4 16-9 20-16 5-7 7-16 7-27 0-16-6-29-17-38-12-9-28-13-48-13h-39v-24zM310 141l-59-23v-15l59-23h18zM328 247c0 4 1 8 2 10 2 2 5 4 8 6 4 1 10 2 17 3v19h-104v-19c6-1 11-2 14-3s6-3 7-5c2-3 2-6 2-10v-137l54-31zM321 150c7-15 14-28 21-37 6-10 12-18 18-24 7-6 13-9 20-9 3 0 5 0 8 1 2 1 5 2 6 4v48h-10c-10 0-19 1-26 3-7 3-14 6-20 11-5 4-11 11-17 19zM604 282c-5 2-11 4-16 5-6 1-11 1-17 1-14 0-25-3-32-11-7-7-11-17-11-31v-112c0-12-3-21-8-27s-13-9-23-9c-9 0-17 3-22 9-6 6-9 14-9 24v22h-37c-4-2-7-5-9-9s-3-8-3-14c0-9 4-17 11-25s16-14 29-18c12-5 25-7 40-7 17 0 32 2 45 8 12 5 22 13 29 24 6 10 10 23 10 38v94c0 5 0 8 2 10 1 3 4 4 7 6 3 1 8 2 14 3zM536 249c-9 14-20 24-32 31-11 6-24 10-39 10-10 0-19-3-27-7s-15-10-19-18-7-16-7-26c0-14 5-27 14-36 8-10 22-18 40-23l77-21v18l-51 15c-10 3-17 7-22 13-4 6-6 13-6 22 0 5 1 10 4 14 2 4 6 8 10 11 4 2 9 3 15 3 8 0 15-1 22-6 8-4 15-10 21-17zM794 233c-7 18-18 32-32 42s-31 15-50 15c-18 0-35-5-49-13-15-9-26-21-35-36-8-15-12-32-12-51 0-21 5-40 14-56 8-17 21-30 36-40 16-10 33-14 52-14 14 0 27 2 38 7 11 4 19 11 26 19 6 7 9 16 9 25 0 5-1 10-4 14-2 4-5 7-10 8h-33v-9c0-14-3-25-9-32-5-7-13-11-23-11-9 0-17 3-24 9-7 5-12 14-15 24-4 11-6 23-6 37 0 16 3 29 8 40 5 12 12 21 21 27 10 6 21 9 33 9 10 0 19-2 28-6s17-11 26-19zM810 96c11-4 19-8 26-12 6-4 12-9 17-15 5-7 9-14 14-24h23v73h-80zM890 232c0 6 2 12 5 16 4 4 9 8 17 10s17 4 30 5v18c-8 3-16 5-24 6-7 2-15 3-22 3-18 0-33-5-43-15s-16-23-16-41v-132h53zM937 118h-67v-33h67zM978 34c0-7 1-12 4-17s7-9 12-12 10-5 17-5c6 0 11 2 17 5 5 3 9 7 12 12s4 10 4 17-1 13-4 18-7 9-12 12c-6 3-11 4-17 4-7 0-12-1-17-4s-9-7-12-13c-3-5-4-10-4-17zM1021 141l-59-23v-15l59-23h18zM1039 248c0 4 1 7 2 10 2 2 4 4 8 5 3 1 8 2 13 3v19h-100v-19c6-1 11-2 14-3 4-1 6-3 8-5 1-3 2-6 2-10v-137l53-31zM1259 233c-8 18-18 32-33 42-14 10-30 15-49 15s-36-5-50-13c-14-9-26-21-34-36s-12-32-12-51c0-21 4-40 13-56 9-17 21-30 36-40 16-10 34-14 53-14 14 0 26 2 37 7 11 4 20 11 26 19 6 7 10 16 10 25 0 5-2 10-4 14-3 4-6 7-10 8h-34v-9c0-14-3-25-8-32s-13-11-23-11-18 3-25 9c-6 5-11 14-15 24-4 11-6 23-6 37 0 16 3 29 8 40 5 12 12 21 22 27 9 6 20 9 33 9 10 0 19-2 27-6 9-4 18-11 26-19zM1470 282c-5 2-11 4-17 5-5 1-11 1-16 1-14 0-25-3-32-11-8-7-11-17-11-31v-112c0-12-3-21-8-27-6-6-13-9-24-9-9 0-16 3-22 9-5 6-8 14-8 24v22h-37c-4-2-7-5-9-9s-3-8-3-14c0-9 4-17 11-25 6-8 16-14 28-18 12-5 26-7 40-7 18 0 33 2 46 8 12 5 22 13 28 24 7 10 10 23 10 38v94c0 5 1 8 2 10 2 3 4 4 8 6 3 1 8 2 14 3zM1402 249c-10 14-20 24-32 31-12 6-25 10-39 10-10 0-20-3-28-7s-14-10-18-18c-5-8-7-16-7-26 0-14 4-27 13-36 9-10 23-18 41-23l76-21v18l-51 15c-9 3-17 7-21 13s-6 13-6 22c0 5 1 10 3 14 3 4 6 8 11 11 4 2 9 3 15 3 7 0 15-1 22-6 8-4 15-10 21-17zM1544 73l-59-28v-14l59-30h19zM1563 248c0 4 0 7 2 10 1 2 4 4 7 5s8 2 14 3v19h-101v-19c7-1 12-2 15-3s5-3 7-5c1-3 2-6 2-10v-215l54-32zM1688 34c0-7 1-12 4-17s7-9 12-12 11-5 17-5 12 2 17 5 9 7 12 12 5 10 5 17-2 13-5 18-7 9-12 12-11 4-17 4-12-1-17-4-9-7-12-13c-3-5-4-10-4-17zM1731 141l-59-23v-15l59-23h19zM1750 248c0 4 0 7 2 10 1 2 4 4 7 5s8 2 14 3v19h-101v-19c7-1 12-2 15-3s5-3 7-5c1-3 2-6 2-10v-137l54-31zM1868 80l-18 61-59-23v-15l59-23zM1791 266c6-1 11-2 14-3 4-1 6-3 8-5 1-3 2-6 2-10v-137l53-31v168c0 4 1 7 3 10 1 2 3 4 7 5 3 1 8 2 13 3v19h-100zM1914 266c6-1 11-2 14-3 4-1 6-3 8-5 1-3 2-6 2-10v-101c0-10-3-17-8-22s-13-8-23-8c-6 0-12 1-19 4-6 2-13 5-19 9s-11 9-16 15v-16c6-10 14-18 23-26 9-7 18-13 28-17s20-6 29-6c19 0 33 5 43 15s15 24 15 43v110c0 4 0 7 2 10 1 2 4 4 7 5 4 1 8 2 14 3v19h-100zM2037 266c6-1 11-2 14-3 4-1 6-3 7-5 2-3 3-6 3-10v-101c0-10-3-17-8-22s-13-8-24-8c-6 0-12 1-18 4-7 2-13 5-19 9s-11 9-16 15v-16c6-10 14-18 23-26 9-7 18-13 28-17s20-6 29-6c18 0 33 5 43 15s15 24 15 43v110c0 4 0 7 2 10 1 2 4 4 7 5 4 1 8 2 14 3v19h-100zM2214 141l-59-23v-15l59-23h17zM2231 338c0 3 1 6 2 8 2 3 4 4 8 5 3 2 8 3 14 4v18h-100v-18c6-1 11-2 14-4 3-1 6-2 7-5 2-2 2-5 2-8v-227l53-31zM2206 137c7-12 14-22 23-31 8-9 18-15 28-20 10-4 21-6 32-6 16 0 30 4 43 12 12 8 22 20 30 34 7 14 11 30 11 48 0 23-4 43-13 60-9 18-22 31-38 41-17 10-35 15-57 15-12 0-24-3-36-7-12-5-22-11-30-20l14-28c7 11 15 19 22 23 7 5 16 7 26 7 11 0 21-3 30-10 9-6 15-15 20-27 4-12 7-26 7-42 0-15-2-28-6-39s-10-19-18-24c-8-6-17-9-28-9-7 0-14 1-20 4-7 3-14 7-20 13-6 5-11 12-15 20zM2449 73l-59-28v-14l59-30h19zM2468 248c0 4 0 7 2 10 1 2 4 4 7 5s8 2 14 3v19h-101v-19c7-1 11-2 15-3 3-1 5-3 7-5 1-3 2-6 2-10v-215l54-32zM2525 34c0-7 1-12 4-17s7-9 12-12 10-5 17-5c6 0 11 2 17 5 5 3 9 7 12 12s4 10 4 17-1 13-4 18-7 9-12 12c-6 3-11 4-17 4-7 0-12-1-17-4s-9-7-12-13c-3-5-4-10-4-17zM2568 141l-59-23v-15l59-23h18zM2586 248c0 4 1 7 2 10 2 2 4 4 8 5 3 1 8 2 13 3v19h-100v-19c6-1 11-2 14-3 4-1 6-3 8-5 1-3 2-6 2-10v-137l53-31zM2806 233c-8 18-19 32-33 42s-30 15-49 15-36-5-50-13c-14-9-26-21-34-36s-12-32-12-51c0-21 4-40 13-56 9-17 21-30 36-40 16-10 33-14 53-14 13 0 26 2 37 7 11 4 20 11 26 19 6 7 9 16 9 25 0 5-1 10-4 14-2 4-5 7-9 8h-34v-9c0-14-3-25-8-32-6-7-13-11-23-11s-18 3-25 9c-6 5-12 14-15 24-4 11-6 23-6 37 0 16 3 29 8 40 5 12 12 21 22 27 9 6 20 9 33 9 10 0 19-2 27-6 9-4 18-11 26-19zM3017 282c-5 2-11 4-17 5-5 1-11 1-16 1-14 0-25-3-32-11-8-7-11-17-11-31v-112c0-12-3-21-9-27-5-6-13-9-23-9-9 0-16 3-22 9-5 6-8 14-8 24v22h-38c-3-2-6-5-8-9s-3-8-3-14c0-9 3-17 10-25s17-14 29-18c12-5 26-7 40-7 18 0 33 2 45 8 13 5 23 13 29 24 7 10 10 23 10 38v94c0 5 1 8 2 10 2 3 4 4 7 6 4 1 8 2 15 3zM2948 249c-9 14-19 24-31 31-12 6-25 10-39 10-10 0-20-3-28-7s-14-10-18-18c-5-8-7-16-7-26 0-14 4-27 13-36 9-10 22-18 40-23l77-21v18l-51 15c-10 3-17 7-21 13s-6 13-6 22c0 5 1 10 3 14 3 4 6 8 11 11 4 2 9 3 14 3 8 0 16-1 23-6 8-4 14-10 20-17zM3021 96c10-4 19-8 25-12 7-4 13-9 17-15 5-7 10-14 14-24h24v73h-80zM3101 232c0 6 2 12 5 16s9 8 16 10c8 2 18 4 30 5v18c-7 3-15 5-23 6-8 2-15 3-22 3-19 0-33-5-44-15-10-10-15-23-15-41v-132h53zM3148 118h-67v-33h67zM3188 34c0-7 2-12 5-17s6-9 11-12 11-5 17-5 12 2 17 5 9 7 13 12c2 5 4 10 4 17s-2 13-4 18c-4 5-8 9-13 12s-11 4-17 4-12-1-17-4-8-7-11-13c-3-5-5-10-5-17zM3232 141l-59-23v-15l59-23h18zM3250 248c0 4 1 7 2 10 2 2 4 4 7 5 4 1 8 2 14 3v19h-100v-19c6-1 11-2 14-3s6-3 7-5c2-3 2-6 2-10v-137l54-31zM3387 290c-18 0-35-5-49-13-15-9-26-21-35-36-8-15-12-33-12-52 0-20 5-38 14-55 8-17 20-30 35-40 16-9 32-14 50-14 19 0 35 4 50 13 14 8 26 20 34 36 8 15 12 32 12 51 0 20-4 39-13 56-9 16-21 29-36 39s-31 15-50 15zM3392 269c8 0 15-3 21-9 6-5 10-14 13-26 4-11 5-26 5-44s-2-33-6-47-9-24-15-31c-7-8-15-12-23-12-9 0-17 3-22 9-6 6-11 15-14 26-3 12-5 26-5 44s2 34 6 47c3 14 9 24 15 32 7 8 15 11 25 11zM3583 80l-18 61-59-23v-15l59-23zM3506 266c6-1 11-2 14-3s6-3 7-5c2-3 2-6 2-10v-137l54-31v168c0 4 1 7 2 10 1 2 4 4 7 5 4 1 8 2 14 3v19h-100zM3632 266c6-1 11-2 14-3 4-1 6-3 7-5 2-3 3-6 3-10v-99c0-11-3-19-8-24s-13-8-24-8c-6 0-13 1-20 4-6 2-13 5-19 10-6 4-12 10-16 15v-16c6-10 14-18 23-26 9-7 18-13 28-18 11-4 20-6 30-6 19 0 34 5 44 15s15 25 15 45v108c0 4 0 7 2 10 1 2 4 4 7 5s8 2 14 3v19h-100z">
          <text:p/>
        </draw:path>
        <draw:frame draw:style-name="gr2" draw:text-style-name="P3" draw:layer="layout" svg:width="19.255cm" svg:height="0.577cm" svg:x="0.988cm" svg:y="17.072cm">
          <draw:text-box>
            <text:p text:style-name="P2"><text:span text:style-name="T1">The </text:span><text:span text:style-name="T1">cross-</text:span><text:span text:style-name="T1">domain </text:span><text:span text:style-name="T1">validatio</text:span><text:span text:style-name="T1">n </text:span><text:span text:style-name="T1">establish</text:span><text:span text:style-name="T1">ed the </text:span><text:span text:style-name="T1">most </text:span><text:span text:style-name="T1">importa</text:span><text:span text:style-name="T1">nt </text:span><text:span text:style-name="T1">boundar</text:span><text:span text:style-name="T1">y </text:span><text:span text:style-name="T1">conditio</text:span><text:span text:style-name="T1">n of the </text:span><text:span text:style-name="T1">program</text:span><text:span text:style-name="T1">:</text:span></text:p>
          </draw:text-box>
        </draw:frame>
        <draw:frame draw:style-name="gr5" draw:text-style-name="P6" draw:layer="layout" svg:width="0.465cm" svg:height="0.439cm" svg:x="6.943cm" svg:y="19.389cm">
          <draw:image xlink:href="Pictures/1000000100000037000000349F873052.png" xlink:type="simple" xlink:show="embed" xlink:actuate="onLoad" draw:mime-type="image/png">
            <text:p/>
          </draw:image>
        </draw:frame>
        <draw:frame draw:style-name="gr3" draw:text-style-name="P4" draw:layer="layout" svg:width="4.43cm" svg:height="0.501cm" svg:x="1.226cm" svg:y="19.343cm">
          <draw:text-box>
            <text:p text:style-name="P2"><text:span text:style-name="T3">Philosoph</text:span><text:span text:style-name="T3">ical/</text:span><text:span text:style-name="T3">explorato</text:span><text:span text:style-name="T3">ry</text:span></text:p>
          </draw:text-box>
        </draw:frame>
        <draw:frame draw:style-name="gr3" draw:text-style-name="P4" draw:layer="layout" svg:width="4.07cm" svg:height="0.501cm" svg:x="7.403cm" svg:y="19.343cm">
          <draw:text-box>
            <text:p text:style-name="P2"><text:span text:style-name="T3"><text:s/></text:span><text:span text:style-name="T3">Positive </text:span><text:span text:style-name="T3">and </text:span><text:span text:style-name="T3">signiﬁcant</text:span></text:p>
          </draw:text-box>
        </draw:frame>
        <draw:frame draw:style-name="gr3" draw:text-style-name="P4" draw:layer="layout" svg:width="4.392cm" svg:height="0.501cm" svg:x="12.893cm" svg:y="19.343cm">
          <draw:text-box>
            <text:p text:style-name="P2"><text:span text:style-name="T3">Use </text:span><text:span text:style-name="T3">curiosity </text:span><text:span text:style-name="T3">at 0.75–</text:span><text:span text:style-name="T3">0.95</text:span></text:p>
          </draw:text-box>
        </draw:frame>
        <draw:frame draw:style-name="gr3" draw:text-style-name="P4" draw:layer="layout" svg:width="1.42cm" svg:height="0.501cm" svg:x="1.226cm" svg:y="20.414cm">
          <draw:text-box>
            <text:p text:style-name="P2"><text:span text:style-name="T3">Creative</text:span></text:p>
          </draw:text-box>
        </draw:frame>
        <draw:frame draw:style-name="gr3" draw:text-style-name="P4" draw:layer="layout" svg:width="1.704cm" svg:height="0.501cm" svg:x="6.941cm" svg:y="20.414cm">
          <draw:text-box>
            <text:p text:style-name="P2"><text:span text:style-name="T3">→ </text:span><text:span text:style-name="T3">Neutral</text:span></text:p>
          </draw:text-box>
        </draw:frame>
        <draw:frame draw:style-name="gr3" draw:text-style-name="P4" draw:layer="layout" svg:width="5.408cm" svg:height="0.501cm" svg:x="12.894cm" svg:y="20.414cm">
          <draw:text-box>
            <text:p text:style-name="P2"><text:span text:style-name="T3">Emotional </text:span><text:span text:style-name="T3">injection </text:span><text:span text:style-name="T3">not </text:span><text:span text:style-name="T3">needed</text:span></text:p>
          </draw:text-box>
        </draw:frame>
        <draw:frame draw:style-name="gr5" draw:text-style-name="P6" draw:layer="layout" svg:width="0.465cm" svg:height="0.439cm" svg:x="6.943cm" svg:y="21.531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2.872cm" svg:height="0.501cm" svg:x="1.226cm" svg:y="21.484cm">
          <draw:text-box>
            <text:p text:style-name="P2"><text:span text:style-name="T3">Technical/</text:span><text:span text:style-name="T3">logical</text:span></text:p>
          </draw:text-box>
        </draw:frame>
        <draw:frame draw:style-name="gr3" draw:text-style-name="P4" draw:layer="layout" svg:width="1.636cm" svg:height="0.501cm" svg:x="7.403cm" svg:y="21.484cm">
          <draw:text-box>
            <text:p text:style-name="P2"><text:span text:style-name="T3"><text:s/></text:span><text:span text:style-name="T3">Negative</text:span></text:p>
          </draw:text-box>
        </draw:frame>
        <draw:path draw:style-name="gr1" draw:text-style-name="P1" draw:layer="layout" svg:width="5.009cm" svg:height="0.426cm" svg:x="0.996cm" svg:y="23.387cm" svg:viewBox="0 0 5010 427" svg:d="M96 46c-15 0-28 2-37 6-9 3-17 9-23 17-5 9-10 21-13 37h-23v-86h129v26zM260 106c-4-16-9-28-15-37-5-8-13-14-22-17-9-4-21-6-37-6h-33v-26h129v86zM70 303c10 0 17-2 23-4 5-2 9-5 11-9s4-10 4-18v-252h66v252c0 8 1 14 4 18 2 4 6 7 11 9 6 2 13 4 23 4v22h-142zM371 82l-68-32v-16l68-33h20zM391 284c0 4 1 8 2 11 2 2 5 4 8 6 4 1 10 2 17 3v21h-115v-21c7-1 13-2 16-3 4-2 7-4 9-6 1-3 2-7 2-11v-247l61-36zM375 148c7-11 16-21 26-30 11-9 22-15 33-20 12-5 23-8 34-8 22 0 38 6 50 18 11 12 17 28 17 50v126c0 4 1 8 3 11 1 2 4 4 8 6 4 1 9 2 16 3v21h-114v-21c7-1 12-2 16-3 4-2 6-4 8-6 2-3 3-7 3-11v-114c0-13-3-22-10-28-6-6-15-9-27-9-7 0-14 1-22 4-7 3-15 7-22 12s-14 11-19 17zM791 267c-10 21-23 37-40 48-16 11-35 16-56 16-23 0-42-5-59-14-17-10-31-23-40-41-9-17-14-37-14-59 0-24 5-45 15-65 10-19 24-34 42-45 17-11 37-17 58-17 18 0 34 4 48 12s24 19 32 33c7 14 11 31 11 49v16h-161v-23l112-3-7 11c0-15-2-28-5-39-3-10-8-18-14-23-6-6-13-9-21-9-11 0-20 4-28 11s-14 17-18 29c-4 13-7 27-7 44 0 19 3 34 9 46 6 13 14 22 25 29s24 10 39 10c13 0 24-2 35-7s21-12 31-22zM925 331c-21 0-40-5-57-14-16-10-29-24-39-41-9-18-14-38-14-60 0-23 5-44 15-64 10-19 24-34 41-45 18-11 37-17 57-17 21 0 40 5 57 15s29 24 39 41c9 18 14 37 14 60s-5 44-16 63c-9 19-23 34-40 45-18 11-37 17-57 17zM929 308c11 0 19-4 26-10 6-7 11-17 15-30 3-13 5-30 5-50 0-22-3-40-7-55-4-16-10-28-18-36-7-9-16-14-26-14s-19 4-26 11c-6 6-11 16-15 30-3 13-5 29-5 50s2 39 6 55c5 16 11 28 18 36 8 9 17 13 27 13zM1127 161l-67-27v-17l67-27h21zM1148 282c0 5 0 9 2 12 3 3 6 5 10 7 5 1 11 2 19 3v21h-119v-21c7-1 12-2 16-3 4-2 7-4 8-6 2-3 3-7 3-11v-158l61-36zM1140 170c9-17 17-31 24-42 7-12 14-21 22-27 7-7 14-11 22-11 3 0 6 1 8 2 3 1 6 2 8 4v55h-12c-12 0-22 2-30 4s-15 6-22 12c-6 5-13 12-20 21zM1449 267c-10 21-23 37-40 48-16 11-35 16-56 16-23 0-42-5-59-14-17-10-31-23-40-41-9-17-14-37-14-59 0-24 5-45 15-65 10-19 24-34 42-45 17-11 37-17 58-17 18 0 34 4 48 12s24 19 32 33c7 14 11 31 11 49v16h-161v-23l112-3-7 11c0-15-2-28-5-39-3-10-8-18-14-23-6-6-13-9-21-9-11 0-20 4-28 11s-14 17-18 29c-4 13-7 27-7 44 0 19 3 34 9 46 6 13 14 22 25 29s24 10 39 10c13 0 24-2 35-7s21-12 31-22zM1471 108c12-4 21-9 29-13 7-5 14-11 20-18 5-6 11-16 15-27h27v84h-91zM1562 265c0 7 2 14 6 19 5 4 11 8 20 11s20 4 33 5v22c-8 3-17 5-26 6-9 2-17 3-25 3-22 0-38-6-50-17-13-11-19-26-19-46v-152h61zM1616 134h-76v-38h76zM1662 38c0-7 2-13 5-18 3-6 8-11 14-14 5-4 12-6 19-6s14 2 20 6c6 3 10 8 14 14 3 5 5 12 5 19s-2 13-5 19c-4 6-8 11-14 14s-13 5-20 5-14-2-19-5c-6-3-11-8-14-14s-5-12-5-20zM1712 161l-67-27v-17l67-27h20zM1732 284c0 4 1 8 3 11 1 2 4 4 8 5 4 2 9 3 16 4v21h-114v-21c7-1 12-2 16-4 4-1 7-3 8-5 2-3 3-7 3-11v-158l60-36zM1984 267c-8 21-21 36-37 47s-35 17-57 17c-21 0-40-5-56-14-17-10-30-24-40-41-9-17-13-37-13-59 0-25 5-47 15-66s24-34 41-44c18-11 38-17 60-17 16 0 30 3 42 8 13 5 23 12 30 21 8 9 11 19 11 30 0 6-1 11-4 16-3 4-7 8-11 10h-39v-12c0-16-3-28-9-36s-15-13-27-13c-10 0-19 4-27 10-8 7-14 16-18 28-4 13-6 27-6 43 0 18 2 33 8 47 6 13 14 23 25 30s23 10 38 10c11 0 22-2 32-7 10-4 19-12 28-21zM2225 322c-6 3-12 5-19 6-6 1-12 2-18 2-17 0-29-4-38-12-8-9-13-21-13-37v-129c0-13-3-23-8-30-6-7-15-11-27-11-11 0-19 3-25 10-7 7-10 16-10 28v26h-42c-4-2-8-6-10-11-3-5-4-10-4-16 0-11 4-20 12-29s19-16 33-21 29-8 46-8c20 0 37 3 51 9 15 7 26 16 34 28 7 12 11 27 11 44v108c0 5 1 9 2 12 2 2 5 5 9 6 3 2 9 3 16 4zM2147 285c-11 16-22 27-36 35-13 7-28 11-45 11-11 0-22-3-32-7-9-5-16-12-21-21s-8-19-8-30c0-17 5-30 16-41 10-12 25-20 46-26l87-25v21l-57 18c-12 3-20 8-25 14-5 7-7 15-7 25 0 6 1 12 4 17 2 5 6 8 12 11 5 3 10 5 17 5 9 0 17-3 26-7 9-5 16-12 23-20zM2310 82l-67-32v-16l67-33h21zM2331 284c0 4 1 8 2 11 2 2 5 4 8 6 4 1 10 2 17 3v21h-115v-21c7-1 12-2 16-3 4-2 7-4 8-6 2-3 3-7 3-11v-247l61-36zM2667 267c-10 21-23 37-40 48-16 11-35 16-56 16-22 0-42-5-59-14-17-10-31-23-40-41-9-17-14-37-14-59 0-24 5-45 15-65 10-19 24-34 42-45s37-17 58-17c18 0 34 4 48 12s24 19 32 33c7 14 11 31 11 49v16h-161v-23l112-3-7 11c0-15-2-28-5-39-3-10-7-18-14-23-6-6-13-9-21-9-10 0-20 4-28 11-7 7-14 17-18 29-4 13-7 27-7 44 0 19 3 34 9 46 6 13 14 22 25 29s24 10 39 10c13 0 24-2 35-7s21-12 31-22zM2851 143c4-5 6-10 6-13 0-4-2-7-6-8-4-3-9-4-17-5v-21h90v21c-8 2-14 3-18 6-5 2-9 6-13 11l-70 86-17-17zM2710 134c-4-6-8-10-12-12s-10-4-16-5v-21h125v21c-8 1-14 2-18 5-4 1-6 4-6 8 0 3 2 8 6 13l39 54 68 90c4 6 8 10 12 12 4 3 10 4 16 5v21h-125v-21c8-1 14-2 18-4s6-5 6-8c0-4-2-8-6-14l-41-57zM2750 278c-5 6-6 10-6 14 0 3 1 6 5 8s10 3 18 4v21h-90v-21c8-1 14-3 18-5 4-3 8-7 13-12l70-85 16 17zM3006 161l-67-27v-17l67-27h21zM3027 386c0 4 1 7 2 10 2 2 5 4 8 6 4 1 10 3 17 4v21h-115v-21c7-1 12-3 16-4 4-2 7-4 8-6 2-3 3-6 3-10v-260l61-36zM2998 156c7-14 16-26 26-36 9-10 20-17 32-22 11-5 24-8 36-8 18 0 35 5 50 14 14 10 26 23 34 40 8 16 12 34 12 54 0 27-5 50-15 70s-24 35-43 46-40 17-64 17c-14 0-28-3-42-8s-25-13-34-22l15-32c9 12 18 21 26 26 9 5 18 8 29 8 13 0 25-4 35-11 10-8 17-18 22-32 6-14 9-30 9-48s-3-33-8-45c-4-12-11-21-20-28-9-6-20-10-32-10-7 0-15 2-23 5-8 4-15 8-22 15-7 6-13 13-18 22zM3276 82l-68-32v-16l68-33h20zM3296 284c0 4 1 8 2 11 2 2 5 4 9 6 4 1 9 2 16 3v21h-115v-21c7-1 13-2 16-3 4-2 7-4 9-6 2-3 3-7 3-11v-247l60-36zM3565 322c-6 3-12 5-19 6-6 1-12 2-19 2-16 0-28-4-37-12-9-9-13-21-13-37v-129c0-13-3-23-9-30s-14-11-26-11c-11 0-19 3-25 10-7 7-10 16-10 28v26h-42c-5-2-8-6-11-11-2-5-3-10-3-16 0-11 4-20 12-29s19-16 33-21 29-8 46-8c20 0 37 3 51 9 15 7 26 16 33 28 8 12 12 27 12 44v108c0 5 1 9 2 12 2 2 5 5 8 6 4 2 9 3 17 4zM3487 285c-11 16-23 27-36 35-13 7-28 11-45 11-12 0-22-3-32-7-9-5-16-12-21-21-6-9-8-19-8-30 0-17 5-30 15-41 11-12 26-20 47-26l87-25v21l-58 18c-11 3-19 8-24 14-5 7-8 15-8 25 0 6 2 12 4 17 3 5 7 8 12 11 6 3 11 5 18 5 8 0 17-3 25-7 9-5 17-12 24-20zM3671 90l-21 71-67-27v-17l67-27zM3583 304c7-1 12-2 16-3 4-2 7-4 8-6 2-3 3-7 3-11v-158l61-36v194c0 4 0 8 2 11 2 2 4 4 8 6 4 1 10 2 17 3v21h-115zM3727 304c7-1 13-2 16-3 4-2 7-4 9-6 1-3 2-7 2-11v-114c0-13-3-22-9-28s-15-9-27-9c-7 0-14 1-22 4s-15 7-23 12c-7 5-13 11-18 17v-18c7-11 16-21 26-30 11-9 22-15 33-20s23-8 34-8c21 0 38 6 49 18 12 12 18 28 18 50v126c0 4 1 8 2 11 2 2 5 4 8 6 4 1 10 2 17 3v21h-115zM4086 322c-6 3-12 5-19 6-6 1-12 2-18 2-17 0-29-4-38-12-8-9-13-21-13-37v-129c0-13-3-23-8-30-6-7-15-11-27-11-11 0-19 3-25 10-7 7-10 16-10 28v26h-42c-4-2-8-6-11-11-2-5-3-10-3-16 0-11 4-20 12-29s19-16 33-21 29-8 46-8c20 0 37 3 51 9 15 7 26 16 33 28 8 12 12 27 12 44v108c0 5 1 9 2 12 2 2 5 5 8 6 4 2 10 3 17 4zM4008 285c-11 16-23 27-36 35-13 7-28 11-45 11-12 0-22-3-32-7-9-5-16-12-21-21s-8-19-8-30c0-17 5-30 16-41 10-12 25-20 46-26l87-25v21l-57 18c-12 3-20 8-25 14-5 7-7 15-7 25 0 6 1 12 3 17 3 5 7 8 13 11 5 3 10 5 17 5 9 0 17-3 26-7 8-5 16-12 23-20zM4091 108c12-4 22-9 29-13 7-5 14-11 19-18 6-6 11-16 16-27h27v84h-91zM4182 265c0 7 2 14 6 19 4 4 11 8 19 11 9 3 20 4 34 5v22c-9 3-18 5-27 6-8 2-17 3-25 3-21 0-38-6-50-17-11-11-17-26-17-46v-152h60zM4236 134h-77v-38h77zM4281 38c0-7 2-13 5-18 4-6 8-11 14-14 6-4 12-6 20-6 7 0 13 2 19 6 6 3 11 8 14 14 3 5 5 12 5 19s-2 13-5 19-8 11-14 14-12 5-20 5c-7 0-13-2-19-5s-10-8-14-14c-3-6-5-12-5-20zM4331 161l-67-27v-17l67-27h21zM4352 284c0 4 1 8 2 11 2 2 5 4 8 5 4 2 10 3 17 4v21h-115v-21c7-1 12-2 16-4 4-1 7-3 8-5 2-3 3-7 3-11v-158l61-36zM4510 331c-21 0-40-5-57-14-17-10-30-24-39-41-9-18-14-38-14-60 0-23 5-44 15-64 10-19 24-34 41-45 18-11 36-17 57-17s40 5 57 15c16 10 29 24 38 41 10 18 15 37 15 60s-5 44-16 63c-10 19-23 34-40 45-18 11-37 17-57 17zM4514 308c10 0 19-4 26-10 6-7 11-17 14-30 4-13 5-30 5-50 0-22-2-40-6-55-4-16-10-28-18-36-7-9-16-14-26-14s-19 4-26 11c-6 6-12 16-15 30-3 13-5 29-5 50s2 39 6 55 10 28 18 36c8 9 17 13 27 13zM4732 90l-20 71-67-27v-17l67-27zM4645 304c7-1 12-2 16-3 4-2 7-4 8-6 2-3 3-7 3-11v-158l60-36v194c0 4 1 8 3 11 1 2 4 4 8 6 4 1 9 2 16 3v21h-114zM4789 304c7-1 12-2 16-3 4-2 7-4 8-6 2-3 3-7 3-11v-114c0-13-3-22-9-28s-15-9-27-9c-7 0-14 1-22 4s-15 7-23 12c-7 5-13 11-19 17v-18c8-11 17-21 27-30 11-9 22-15 33-20s23-8 34-8c21 0 38 6 49 18 12 12 18 28 18 50v126c0 4 1 8 2 11 2 2 5 4 8 6 4 1 10 2 17 3v21h-115zM4931 146c0-7 2-13 5-19 4-6 9-11 15-14 6-4 12-6 19-6s14 2 20 6c6 3 11 8 14 14 4 6 6 13 6 20s-2 13-6 19c-3 6-8 11-14 15-6 3-13 4-20 4s-13-1-19-4c-6-4-11-9-15-15-3-6-5-13-5-20zM4931 290c0-7 2-14 5-20 4-6 9-11 15-14 6-4 12-6 19-6s14 2 20 6c6 3 11 8 14 14 4 6 6 13 6 20s-2 13-6 19c-3 6-8 11-14 15-6 3-13 5-20 5s-13-2-19-5c-6-4-11-9-15-15-3-6-5-12-5-19z">
          <text:p/>
        </draw:path>
        <draw:frame draw:style-name="gr3" draw:text-style-name="P4" draw:layer="layout" svg:width="5.493cm" svg:height="0.501cm" svg:x="12.894cm" svg:y="21.484cm">
          <draw:text-box>
            <text:p text:style-name="P2"><text:span text:style-name="T3">Do NOT </text:span><text:span text:style-name="T3">use </text:span><text:span text:style-name="T3">emotional </text:span><text:span text:style-name="T3">injection</text:span></text:p>
          </draw:text-box>
        </draw:frame>
        <draw:frame draw:style-name="gr2" draw:text-style-name="P3" draw:layer="layout" svg:width="13.379cm" svg:height="0.577cm" svg:x="6.021cm" svg:y="23.259cm">
          <draw:text-box>
            <text:p text:style-name="P2"><text:span text:style-name="T1"><text:s/></text:span><text:span text:style-name="T1">Emotion</text:span><text:span text:style-name="T1">al </text:span><text:span text:style-name="T1">injection </text:span><text:span text:style-name="T1">encoura</text:span><text:span text:style-name="T1">ges </text:span><text:span text:style-name="T1">divergen</text:span><text:span text:style-name="T1">t, </text:span><text:span text:style-name="T1">explorat</text:span><text:span text:style-name="T1">ory, </text:span><text:span text:style-name="T1">speculati</text:span><text:span text:style-name="T1">ve</text:span></text:p>
          </draw:text-box>
        </draw:frame>
        <draw:frame draw:style-name="gr2" draw:text-style-name="P3" draw:layer="layout" svg:width="17.939cm" svg:height="0.577cm" svg:x="0.988cm" svg:y="23.894cm">
          <draw:text-box>
            <text:p text:style-name="P2"><text:span text:style-name="T1">thinking. </text:span><text:span text:style-name="T1">This is </text:span><text:span text:style-name="T1">beneﬁci</text:span><text:span text:style-name="T1">al for </text:span><text:span text:style-name="T1">tasks </text:span><text:span text:style-name="T1">that </text:span><text:span text:style-name="T1">reward </text:span><text:span text:style-name="T1">lateral </text:span><text:span text:style-name="T1">connecti</text:span><text:span text:style-name="T1">ons and </text:span><text:span text:style-name="T1">novel </text:span><text:span text:style-name="T1">perspect</text:span><text:span text:style-name="T1">ives</text:span></text:p>
          </draw:text-box>
        </draw:frame>
        <draw:frame draw:style-name="gr2" draw:text-style-name="P3" draw:layer="layout" svg:width="18.785cm" svg:height="0.577cm" svg:x="0.988cm" svg:y="24.529cm">
          <draw:text-box>
            <text:p text:style-name="P2"><text:span text:style-name="T1">(philoso</text:span><text:span text:style-name="T1">phy, </text:span><text:span text:style-name="T1">creative </text:span><text:span text:style-name="T1">writing, </text:span><text:span text:style-name="T1">concept</text:span><text:span text:style-name="T1">ual </text:span><text:span text:style-name="T1">analysis)</text:span><text:span text:style-name="T1">. It is </text:span><text:span text:style-name="T1">harmful </text:span><text:span text:style-name="T1">for tasks </text:span><text:span text:style-name="T1">that </text:span><text:span text:style-name="T1">reward </text:span><text:span text:style-name="T1">precisio</text:span><text:span text:style-name="T1">n,</text:span></text:p>
          </draw:text-box>
        </draw:frame>
        <draw:frame draw:style-name="gr2" draw:text-style-name="P3" draw:layer="layout" svg:width="19.065cm" svg:height="0.577cm" svg:x="0.988cm" svg:y="25.164cm">
          <draw:text-box>
            <text:p text:style-name="P2"><text:span text:style-name="T1">converg</text:span><text:span text:style-name="T1">ence, </text:span><text:span text:style-name="T1">and </text:span><text:span text:style-name="T1">correct </text:span><text:span text:style-name="T1">answers </text:span><text:span text:style-name="T1">(algorith</text:span><text:span text:style-name="T1">ms, </text:span><text:span text:style-name="T1">distribut</text:span><text:span text:style-name="T1">ed </text:span><text:span text:style-name="T1">systems, </text:span><text:span text:style-name="T1">mathem</text:span><text:span text:style-name="T1">atical </text:span><text:span text:style-name="T1">reasonin</text:span><text:span text:style-name="T1">g) —</text:span></text:p>
          </draw:text-box>
        </draw:frame>
        <draw:path draw:style-name="gr1" draw:text-style-name="P1" draw:layer="layout" svg:width="14.358cm" svg:height="0.431cm" svg:x="0.996cm" svg:y="26.88cm" svg:viewBox="0 0 14359 432" svg:d="M96 46c-15 0-28 1-37 5-9 3-17 10-23 19-5 8-10 20-13 36h-23v-87h129v27zM260 106c-4-16-9-28-15-36-5-9-13-16-22-19-9-4-21-5-37-5h-33v-27h129v87zM70 303c10-1 17-2 23-5 5-2 9-5 11-9s4-10 4-18v-252h66v252c0 8 1 14 4 18 2 4 6 7 11 9 6 3 13 4 23 5v22h-142zM371 83l-68-33v-17l68-32h20zM391 284c0 4 1 8 2 10 2 2 5 4 8 6 4 2 10 3 17 3v22h-115v-22c7 0 13-1 16-3 4-2 7-4 9-6 1-2 2-6 2-10v-247l61-36zM375 148c7-11 16-21 26-29 11-9 22-16 33-21 12-5 23-7 34-7 22 0 38 6 50 17 11 12 17 29 17 51v125c0 4 1 8 3 10 1 2 4 4 8 6s9 3 16 3v22h-114v-22c7 0 12-1 16-3s6-4 8-6 3-6 3-10v-114c0-12-3-22-10-28-6-6-15-9-27-9-7 0-14 2-22 4-7 4-15 8-22 13-7 4-14 10-19 17zM791 266c-10 22-23 38-40 48-16 11-35 16-56 16-23 0-42-4-59-14-17-9-31-23-40-40s-14-37-14-59c0-24 5-45 15-64s24-35 42-46c17-11 37-16 58-16 18 0 34 4 48 12 14 7 24 19 32 33 7 14 11 30 11 49v15h-161v-22l112-3-7 10c0-15-2-28-5-38-3-11-8-19-14-24s-13-8-21-8c-11 0-20 3-28 10s-14 17-18 30c-4 12-7 27-7 44s3 32 9 45c6 12 14 22 25 29 11 6 24 9 39 9 13 0 24-2 35-7 11-4 21-12 31-22zM1096 83l-67-33v-17l67-32h20zM1116 266c0 5 1 9 3 12 1 3 4 5 8 7s9 3 16 4v21l-67 19h-20v-291l60-37zM1077 153c-9-12-18-21-26-27-8-5-18-7-29-7-13 0-25 4-35 11-9 8-17 18-22 32-5 13-8 29-8 47 0 17 2 32 7 45 4 12 11 21 20 28s20 10 32 10c8 0 16-2 23-5 8-3 16-8 22-14 7-7 13-15 18-24l5 16c-7 14-16 26-25 36-10 10-21 17-32 22-12 5-25 7-37 7-18 0-35-4-49-13-15-10-26-23-35-39-8-17-12-35-12-55 0-26 5-49 15-68 10-21 25-36 43-47 19-12 40-17 65-17 14 0 28 2 41 8 14 5 25 12 35 21zM1272 330c-20 0-40-4-56-14-17-10-30-23-39-41-10-17-14-37-14-59 0-23 5-44 15-63s24-34 41-45c17-12 36-17 57-17s40 5 57 15c16 9 29 23 38 41 10 17 14 37 14 58 0 23-5 44-15 63s-24 35-41 46-36 16-57 16zM1277 307c10 0 19-3 25-10 7-6 12-16 15-29 3-14 5-31 5-51s-2-38-7-54c-4-15-9-27-17-36s-16-13-27-13c-10 0-18 3-25 10s-12 17-15 30c-4 13-5 30-5 50s2 38 6 54 10 28 18 37c8 8 17 12 27 12zM1495 91l-20 70-67-27v-16l67-27zM1408 303c6 0 12-1 15-3 4-2 7-4 9-6s2-6 2-10v-158l61-35v193c0 4 1 8 2 10 2 2 5 4 9 6s9 3 16 3v22h-114zM1548 303c7 0 12-1 16-3s7-4 8-6c2-2 3-6 3-10v-116c0-11-3-20-9-26s-14-9-26-9c-7 0-15 2-22 4-8 3-15 7-22 11-7 5-13 11-18 17v-18c7-11 16-21 27-29 10-9 20-15 31-20 12-5 23-7 34-7 21 0 37 5 49 17 11 11 17 28 17 49v127c0 4 0 8 2 10s4 4 8 6 10 3 17 3v22h-115zM1688 303c7 0 13-1 17-3s6-4 8-6 3-6 3-10v-116c0-11-3-20-9-26s-15-9-27-9c-7 0-14 2-22 4-7 3-14 7-21 11-7 5-13 11-19 17v-18c8-11 17-21 27-29 10-9 21-15 32-20s22-7 33-7c21 0 38 5 49 17 11 11 17 28 17 49v127c0 4 1 8 2 10 2 2 5 4 9 6s9 3 16 3v22h-115zM2047 322c-6 2-12 4-19 5-6 1-12 2-19 2-16 0-28-4-37-12s-13-20-13-36v-128c0-14-3-24-9-31-5-7-14-10-26-10-11 0-19 3-25 10-7 6-10 15-10 27v27h-42c-5-3-8-7-11-11-2-6-3-11-3-17 0-10 4-20 12-29s19-15 33-21c14-5 29-7 46-7 20 0 37 3 51 9 15 6 26 15 33 28 8 12 12 26 12 43v108c0 4 1 8 2 11 2 3 5 5 8 7 4 1 9 2 17 3zM1969 285c-11 15-23 27-36 34-13 8-28 11-45 11-12 0-22-2-32-7-9-5-16-12-21-21-6-9-8-18-8-29 0-17 5-31 15-42 11-11 26-20 47-25l87-25v20l-58 18c-11 4-19 9-24 15s-7 15-7 25c0 6 1 11 3 16 3 5 7 9 12 12 6 3 11 4 18 4 8 0 17-2 25-7 9-5 17-11 24-19zM2082 38c0-7 2-13 5-19s8-10 14-14c6-3 12-5 20-5 7 0 13 2 19 5 6 4 10 8 14 14 3 6 5 12 5 19s-2 14-5 21c-4 6-8 10-14 13-6 4-13 5-20 5s-13-1-19-5c-6-3-11-7-14-13-3-7-5-14-5-21zM2132 161l-67-27v-16l67-27h21zM2153 284c0 4 0 8 2 10s4 4 8 6c4 1 10 2 17 3v22h-115v-22c7-1 12-2 16-3 4-2 7-4 8-6 2-2 3-6 3-10v-158l61-35zM2288 91l-20 70-67-27v-16l67-27zM2201 303c7 0 12-1 16-3s7-4 8-6c2-2 3-6 3-10v-158l60-35v193c0 4 1 8 3 10 1 2 4 4 8 6s9 3 16 3v22h-114zM2345 303c7 0 12-1 16-3s7-4 8-6c2-2 3-6 3-10v-114c0-12-3-22-9-28s-15-9-27-9c-7 0-14 2-22 4-8 4-15 8-23 13-7 4-13 10-19 17v-19c8-11 17-21 27-29 11-9 22-16 33-21s23-7 34-7c21 0 38 6 49 17 12 12 18 29 18 51v125c0 4 1 8 2 10 2 2 5 4 8 6 4 2 10 3 17 3v22h-115zM2490 200v-46h115v46zM2678 248c5 20 13 35 23 44 10 10 22 15 36 15 9 0 16-2 23-4 6-3 11-7 15-12s6-11 6-17c0-7-2-12-5-16-2-4-7-8-13-11-6-4-14-7-25-10-3 0-7-1-11-2-18-4-33-10-44-16s-19-14-25-23c-5-8-7-19-7-32 0-14 3-27 11-38s19-20 32-26c14-6 30-9 48-9 16 0 30 2 44 5 13 3 25 9 36 16v53h-28c-4-17-11-29-20-37-9-9-20-14-34-14-7 0-14 2-19 4-6 2-10 6-13 11-3 4-4 9-4 15s1 11 4 15 8 8 14 11c7 3 17 6 28 9 21 4 37 10 49 16 13 6 21 14 27 24 5 9 8 20 8 34 0 16-4 29-12 41s-19 21-34 27c-14 6-32 9-51 9-17 0-32-2-48-6-15-4-28-10-38-18v-58zM2922 161l-67-27v-16l67-27h20zM2942 385c0 4 1 8 3 10 1 3 4 5 8 7 4 1 9 2 16 3v21h-114v-21c7-1 12-2 16-3 4-2 7-4 8-7 2-2 3-6 3-10v-259l60-35zM2914 156c7-14 16-26 25-36 10-10 21-17 32-22 12-5 24-7 37-7 18 0 34 4 49 14s26 23 34 39c9 16 13 34 13 54 0 26-5 49-15 70-10 19-25 35-43 46-19 11-40 16-64 16-15 0-29-2-42-7-14-6-25-13-34-22l15-33c9 13 17 22 26 27 8 5 18 7 29 7 13 0 24-3 34-11 10-7 18-18 23-31 5-14 8-30 8-48 0-17-2-32-7-44-4-13-11-22-20-28-9-7-20-10-32-10-8 0-16 1-24 5-7 3-15 8-22 14s-13 14-17 23zM3342 266c-10 22-23 38-39 48-17 11-35 16-57 16s-42-4-59-14c-17-9-30-23-40-40-9-17-14-37-14-59 0-24 5-45 15-64 11-19 25-35 42-46 18-11 37-16 59-16 18 0 33 4 47 12 14 7 25 19 32 33 8 14 12 30 12 49v15h-162v-22l112-3-7 10c0-15-1-28-5-38-3-11-7-19-13-24s-13-8-22-8c-10 0-19 3-27 10s-14 17-19 30c-4 12-6 27-6 44s3 32 9 45c5 12 14 22 24 29 11 6 24 9 40 9 12 0 24-2 34-7 11-4 22-12 31-22zM3570 266c-9 21-21 37-37 48s-35 16-57 16c-21 0-40-4-56-14-17-10-30-23-40-41-9-17-13-36-13-58 0-24 5-46 15-65s24-34 41-45c18-11 38-16 60-16 16 0 30 2 42 7 13 6 23 13 30 22s11 19 11 30c0 5-1 10-4 15-3 4-7 8-11 11h-39v-13c0-15-3-27-9-35-7-9-15-13-27-13-10 0-19 3-27 10-8 6-14 16-18 28-5 12-6 26-6 42 0 18 2 33 8 46s14 23 25 30 23 11 38 11c11 0 22-2 32-7s19-12 28-22zM3608 38c0-7 1-13 5-19 3-6 8-10 14-14 5-3 12-5 19-5s14 2 20 5c5 4 10 8 13 14 4 6 5 12 5 19s-1 14-5 21c-3 6-8 10-13 13-6 4-13 5-20 5s-14-1-19-5c-6-3-11-7-14-13-4-7-5-14-5-21zM3658 161l-67-27v-16l67-27h20zM3678 284c0 4 1 8 3 10 1 2 4 4 8 6 4 1 9 2 16 3v22h-114v-22c7-1 12-2 16-3 4-2 6-4 8-6s3-6 3-10v-158l60-35zM3728 303c7 0 12-1 16-3s6-4 8-6 3-6 3-10v-188c0-18 5-35 15-50 11-14 26-25 45-33s42-12 67-12c19 0 37 2 51 6 15 4 26 9 34 16 8 8 13 16 13 26 0 5-2 11-5 15-3 5-7 8-13 11h-49v-14c0-13-3-23-10-30s-16-10-28-10c-13 0-24 3-33 9-8 5-15 14-20 25-5 12-7 25-7 41v186c0 5 1 9 3 11 2 3 6 5 11 7 4 2 11 3 19 3v22h-120zM3724 108c14-4 26-9 36-15 9-6 19-14 28-25h21v66h-85zM3953 134h-161v-38h161zM3886 303c7-1 12-2 16-3 4-2 7-4 8-6 2-2 3-6 3-10v-188l40-5h21v193c0 4 0 8 2 10s4 4 8 6c4 1 10 2 17 3v22h-115zM4225 266c-9 21-21 37-37 48s-35 16-57 16c-21 0-40-4-57-14-16-10-29-23-39-41-9-17-14-36-14-58 0-24 5-46 15-65 11-19 25-34 42-45 18-11 38-16 60-16 15 0 30 2 42 7 13 6 23 13 30 22s11 19 11 30c0 5-2 10-4 15-3 4-7 8-11 11h-39v-13c0-15-3-27-9-35-7-9-16-13-27-13s-20 3-27 10c-8 6-14 16-19 28-4 12-6 26-6 42 0 18 3 33 9 46s14 23 25 30 23 11 37 11c12 0 23-2 32-7 10-5 20-12 29-22zM4263 38c0-7 1-13 5-19 3-6 7-10 13-14 6-3 13-5 20-5s14 2 20 5c5 4 10 8 13 14 4 6 5 12 5 19s-1 14-5 21c-3 6-8 10-13 13-6 4-13 5-20 5s-14-1-20-5c-6-3-10-7-13-13-4-7-5-14-5-21zM4313 161l-67-27v-16l67-27h20zM4333 284c0 4 1 8 2 10 2 2 5 4 9 6 4 1 9 2 16 3v22h-114v-22c6-1 12-2 16-3 4-2 6-4 8-6s3-6 3-10v-158l60-35zM4375 109c12-5 21-9 28-13 8-5 14-11 20-18 5-7 10-16 15-29h27v85h-90zM4465 264c0 8 2 14 6 19 5 5 11 9 20 12 8 2 20 4 33 5v21c-9 3-17 5-26 7-9 1-18 2-26 2-21 0-38-5-49-16-12-11-18-27-18-47v-151h60zM4519 134h-76v-38h76zM4664 118c-10 1-17 2-21 5-4 2-7 5-7 9-1 4 1 9 4 16l50 122h-12l47-122c3-7 4-12 4-16s-3-7-7-9c-4-3-11-4-20-5v-22h85v22c-7 1-13 3-17 6-3 2-6 6-8 12l-82 192h-25l-89-192c-2-6-5-10-8-12-4-3-9-5-17-6v-22h123zM4571 374c16 0 28-2 38-6 10-3 19-9 26-17 7-7 14-18 20-33l25 10c-9 23-18 42-27 58-9 15-19 26-30 34s-23 12-37 12c-6 0-13-2-20-4-6-2-11-5-14-9v-45zM4885 303c7 0 12-1 16-3s6-4 8-6 3-6 3-10v-188c0-18 5-35 15-50 11-14 26-25 45-33s42-12 67-12c19 0 37 2 51 6 15 4 26 9 34 16 8 8 13 16 13 26 0 5-2 11-5 15-3 5-7 8-12 11h-50v-14c0-13-3-23-10-30s-16-10-28-10c-13 0-24 3-33 9-8 5-15 14-20 25-5 12-7 25-7 41v186c0 5 1 9 3 11 2 3 6 5 11 7 4 2 11 3 19 3v22h-120zM4881 108c14-4 26-9 36-15 9-6 19-14 28-25h21v66h-85zM5110 134h-161v-38h161zM5043 303c7-1 12-2 16-3 4-2 7-4 8-6 2-2 3-6 3-10v-188l40-5h21v193c0 4 0 8 2 10s4 4 8 6c4 1 10 2 17 3v22h-115zM5266 91l-20 70-67-27v-16l67-27zM5179 303c7 0 12-1 16-3s6-4 8-6 3-6 3-10v-158l60-35v193c0 4 1 8 2 10 2 2 5 4 9 6s9 3 16 3v22h-114zM5323 303c7 0 12-1 16-3s7-4 8-6c2-2 3-6 3-10v-114c0-12-3-22-9-28s-15-9-27-9c-7 0-15 2-22 4-8 4-16 8-23 13-7 4-13 10-19 17v-19c8-11 16-21 27-29 10-9 21-16 33-21 11-5 22-7 33-7 22 0 39 6 50 17 12 12 18 29 18 51v125c0 4 0 8 2 10s4 4 8 6 10 3 17 3v22h-115zM5659 83l-67-33v-17l67-32h21zM5680 266c0 5 0 9 2 12s4 5 8 7 10 3 17 4v21l-68 19h-20v-291l61-37zM5640 153c-9-12-18-21-26-27-8-5-18-7-29-7-13 0-25 4-34 11-10 8-18 18-23 32-5 13-8 29-8 47 0 17 2 32 7 45 5 12 11 21 20 28s20 10 32 10c8 0 16-2 23-5 8-3 16-8 22-14 7-7 13-15 18-24l5 16c-7 14-15 26-25 36s-21 17-32 22c-12 5-24 7-37 7-18 0-35-4-49-13-15-10-26-23-34-39-9-17-13-35-13-55 0-26 5-49 15-68 10-21 25-36 43-47 19-12 41-17 65-17 14 0 28 2 41 8 14 5 25 12 35 21zM5743 38c0-7 2-13 5-19s8-10 14-14c5-3 12-5 20-5 6 0 13 2 19 5 6 4 10 8 14 14 3 6 5 12 5 19s-2 14-5 21c-4 6-8 10-14 13-6 4-13 5-20 5s-14-1-19-5c-6-3-11-7-14-13-3-7-5-14-5-21zM5793 161l-67-27v-16l67-27h20zM5813 284c0 4 1 8 3 10 1 2 4 4 8 6 4 1 9 2 17 3v22h-115v-22c7-1 12-2 16-3 4-2 7-4 8-6 2-2 3-6 3-10v-158l60-35zM5949 91l-20 70-67-27v-16l67-27zM5862 303c7 0 12-1 16-3s6-4 8-6 3-6 3-10v-158l60-35v193c0 4 1 8 3 10 1 2 4 4 8 6s9 3 16 3v22h-114zM6006 303c7 0 12-1 16-3s7-4 8-6c2-2 3-6 3-10v-114c0-12-3-22-9-28s-15-9-27-9c-7 0-15 2-22 4-8 4-16 8-23 13-7 4-13 10-19 17v-19c8-11 17-21 27-29 10-9 21-16 33-21 11-5 23-7 34-7 21 0 38 6 49 17 12 12 18 29 18 51v125c0 4 0 8 2 10s5 4 8 6c4 2 10 3 17 3v22h-115zM6311 114c11-5 20-8 26-11 7-2 12-4 17-5 4-1 9-2 13-2h13v38h-69zM6256 91c18 0 35 3 49 10 15 6 26 16 34 28s12 25 12 39c0 16-4 30-13 43s-21 24-36 31c-15 8-31 11-49 11s-35-3-49-10c-15-6-27-15-35-27s-12-25-12-40c0-16 4-30 13-43s22-23 37-31 31-11 49-11zM6253 112c-12 0-22 5-28 14-7 10-10 24-10 42 0 12 2 23 5 33 4 10 9 17 15 22 6 6 13 9 21 9 12 0 21-5 28-15 6-9 9-23 9-41 0-12-2-23-5-33-4-9-9-17-15-23-6-5-12-8-20-8zM6219 335c-13 0-23 3-30 10-9 6-12 15-12 25 0 8 2 15 9 21 5 5 12 10 22 13 9 3 20 5 33 5h16c14 0 27-2 38-6s19-9 26-15c6-7 9-14 9-22 0-9-3-16-9-21s-15-7-26-7h-102v-10c-14 0-24-4-32-12-7-8-11-18-11-31 0-9 2-18 8-26 5-8 12-14 21-18 11-5 22-8 34-9l6 15c-9 0-17 2-22 6-5 3-7 8-7 14s2 10 5 13c4 3 9 5 15 5h97c15 0 28 2 38 7 11 6 19 13 25 22 6 10 9 21 9 35s-5 28-16 40-26 22-45 29c-18 7-39 11-62 11h-15c-20 0-39-2-55-7-17-5-29-11-38-19-10-9-14-18-14-28 0-9 3-18 9-26 7-8 15-15 26-20 11-4 24-7 36-7h21v13zM6543 161l-67-27v-16l67-27h21zM6564 282c0 5 1 9 2 11 3 3 6 5 10 7 5 2 11 3 19 3v22h-119v-22c7 0 12-1 16-3s7-4 8-6c2-2 3-6 3-10v-158l61-35zM6556 171c9-18 17-32 24-43s14-20 22-27c7-7 14-10 22-10 3 0 6 0 9 1s5 3 7 5v55h-12c-12 0-22 1-30 4-8 2-15 6-22 11-6 5-13 13-20 22zM6865 266c-10 22-23 38-40 48-16 11-35 16-56 16-22 0-42-4-59-14-17-9-31-23-40-40s-14-37-14-59c0-24 5-45 15-64s24-35 42-46 37-16 58-16c18 0 34 4 48 12 14 7 24 19 32 33 7 14 11 30 11 49v15h-161v-22l112-3-7 10c0-15-2-28-5-38-3-11-7-19-14-24-6-5-13-8-21-8-10 0-20 3-28 10-7 7-13 17-18 30-4 12-6 27-6 44s2 32 8 45c6 12 14 22 25 29 11 6 24 9 39 9 13 0 24-2 35-7 11-4 21-12 31-22zM6919 248c5 20 13 35 23 44 10 10 22 15 36 15 9 0 16-2 23-4 6-3 11-7 15-12s6-11 6-17c0-7-2-12-5-16-2-4-7-8-13-11-6-4-14-7-25-10-4 0-7-1-11-2-18-4-33-10-44-16s-19-14-25-23c-5-8-7-19-7-32 0-14 3-27 11-38s18-20 32-26 30-9 47-9 31 2 45 5c13 3 25 9 35 16v53h-27c-4-17-11-29-20-37-9-9-20-14-34-14-7 0-14 2-19 4-6 2-10 6-13 11-3 4-5 9-5 15s2 11 5 15 8 8 14 11c7 3 16 6 28 9 21 4 37 10 49 16 13 6 21 14 27 24 5 9 8 20 8 34 0 16-4 29-12 41s-19 21-34 27c-14 6-32 9-51 9-17 0-32-2-48-6-15-4-28-10-38-18v-58zM7209 330c-21 0-40-4-56-14-17-10-30-23-40-41-9-17-13-37-13-59 0-23 5-44 15-63s23-34 41-45c17-12 36-17 57-17s40 5 56 15c17 9 30 23 39 41 10 17 14 37 14 58 0 23-5 44-15 63s-24 35-41 46-36 16-57 16zM7214 307c10 0 18-3 25-10 7-6 12-16 15-29 3-14 5-31 5-51s-2-38-7-54c-4-15-10-27-17-36-8-9-17-13-27-13s-18 3-25 10-12 17-16 30c-3 13-5 30-5 50s2 38 7 54c4 16 10 28 18 37 8 8 17 12 27 12zM7410 83l-67-33v-17l67-32h20zM7430 284c0 4 1 8 2 10 2 2 5 4 9 6s9 3 16 3v22h-114v-22c6 0 12-1 16-3s6-4 8-6 3-6 3-10v-247l60-36zM7591 118c-9 1-16 2-20 5-5 2-7 4-8 8 0 4 1 9 4 16l45 116h-7l46-116c2-7 3-12 3-16-1-4-3-6-7-8-5-3-11-4-21-5v-22h87v22c-6 1-10 2-13 4-4 1-6 2-8 4-2 3-4 6-5 9l-84 193h-21l-88-192c-2-4-4-7-6-10-2-2-5-3-8-4-3-2-7-3-13-4v-22h124zM7931 266c-10 22-23 38-39 48-17 11-36 16-57 16-22 0-42-4-59-14-17-9-30-23-40-40-9-17-14-37-14-59 0-24 5-45 15-64s25-35 42-46c18-11 37-16 59-16 18 0 33 4 47 12 14 7 25 19 32 33 8 14 12 30 12 49v15h-162v-22l112-3-7 10c0-15-1-28-5-38-3-11-7-19-13-24s-14-8-22-8c-10 0-19 3-27 10s-14 17-19 30c-4 12-6 27-6 44s3 32 9 45c5 12 14 22 24 29 11 6 24 9 39 9 13 0 24-2 35-7 11-4 21-12 31-22zM7985 248c5 20 13 35 23 44 10 10 22 15 36 15 9 0 17-2 23-4 6-3 12-7 15-12 4-5 6-11 6-17 0-7-2-12-5-16-2-4-7-8-13-11-6-4-14-7-25-10-3 0-7-1-11-2-18-4-32-10-44-16-11-6-19-14-25-23-5-8-7-19-7-32 0-14 4-27 11-38 8-11 19-20 32-26 14-6 30-9 48-9 16 0 31 2 44 5s25 9 36 16v53h-28c-4-17-11-29-20-37-9-9-20-14-33-14-8 0-14 2-20 4s-10 6-13 11c-3 4-4 9-4 15s1 11 4 15 8 8 14 11c7 3 17 6 29 9 20 4 36 10 49 16 12 6 21 14 26 24 6 9 8 20 8 34 0 16-4 29-12 41s-19 21-33 27c-15 6-32 9-52 9-17 0-32-2-48-6-15-4-28-10-38-18v-58zM8242 109c12-5 21-9 29-13 7-5 14-11 19-18 6-7 11-16 16-29h27v85h-91zM8333 264c0 8 2 14 6 19s10 9 19 12c9 2 20 4 34 5v21c-9 3-18 5-27 7-9 1-17 2-25 2-22 0-38-5-50-16s-17-27-17-47v-151h60zM8387 134h-77v-38h77zM8482 83l-67-33v-17l67-32h21zM8503 284c0 4 0 8 2 10s5 4 8 6c4 2 10 3 17 3v22h-115v-22c7 0 12-1 16-3s7-4 8-6c2-2 3-6 3-10v-247l61-36zM8487 148c7-11 16-21 26-29 11-9 22-16 33-21 12-5 23-7 34-7 22 0 38 6 50 17 11 12 17 29 17 51v125c0 4 1 8 2 10 2 2 5 4 9 6s9 3 16 3v22h-114v-22c6 0 12-1 16-3s6-4 8-6 3-6 3-10v-114c0-12-4-22-10-28s-15-9-27-9c-7 0-14 2-22 4-8 4-15 8-22 13-8 4-14 10-19 17zM8903 266c-10 22-23 38-40 48-16 11-35 16-57 16s-41-4-59-14c-17-9-30-23-39-40-10-17-14-37-14-59 0-24 5-45 15-64s24-35 42-46c17-11 37-16 58-16 18 0 34 4 48 12 13 7 24 19 31 33 8 14 12 30 12 49v15h-161v-22l111-3-6 10c0-15-2-28-5-38-3-11-8-19-14-24s-13-8-21-8c-11 0-20 3-28 10s-14 17-18 30c-5 12-7 27-7 44s3 32 9 45c6 12 14 22 25 29 11 6 24 9 39 9 12 0 24-2 35-7 11-4 21-12 31-22zM9069 161l-67-27v-16l67-27h20zM9089 385c0 4 1 8 2 10 2 3 5 5 9 7 4 1 9 2 16 3v21h-114v-21c7-1 12-2 16-3 4-2 6-4 8-7 2-2 3-6 3-10v-259l60-35zM9061 156c7-14 15-26 25-36s20-17 32-22 24-7 37-7c18 0 34 4 49 14s26 23 34 39 13 34 13 54c0 26-5 49-16 70-10 19-24 35-43 46-18 11-39 16-64 16-14 0-28-2-41-7-14-6-26-13-35-22l16-33c9 13 17 22 26 27 8 5 18 7 28 7 14 0 25-3 35-11 10-7 17-18 23-31 5-14 8-30 8-48 0-17-3-32-7-44-5-13-12-22-21-28-8-7-19-10-32-10-7 0-15 1-23 5-7 3-15 8-22 14s-13 14-17 23zM9340 161l-67-27v-16l67-27h21zM9361 282c0 5 1 9 3 11 2 3 5 5 10 7 4 2 10 3 18 3v22h-119v-22c7 0 13-1 16-3 4-2 7-4 8-6 2-2 3-6 3-10v-158l61-35zM9353 171c9-18 17-32 24-43s14-20 22-27c7-7 15-10 22-10 3 0 6 0 9 1s5 3 7 5v55h-12c-12 0-21 1-29 4-9 2-16 6-22 11-7 5-14 13-21 22zM9562 330c-21 0-40-4-56-14-17-10-30-23-40-41-9-17-13-37-13-59 0-23 5-44 15-63s24-34 41-45c17-12 36-17 57-17s40 5 56 15c17 9 30 23 39 41 10 17 14 37 14 58 0 23-5 44-15 63s-24 35-41 46-36 16-57 16zM9567 307c10 0 19-3 25-10 7-6 12-16 15-29 3-14 5-31 5-51s-2-38-7-54c-4-15-10-27-17-36-8-9-17-13-27-13s-18 3-25 10-12 17-16 30c-3 13-5 30-5 50s2 38 7 54c4 16 10 28 18 37 8 8 17 12 27 12zM9861 114c11-5 20-8 26-11 7-2 13-4 17-5s9-2 13-2h13v38h-69zM9806 91c19 0 35 3 49 10 15 6 26 16 34 28s12 25 12 39c0 16-4 30-13 43s-20 24-35 31c-15 8-32 11-49 11-19 0-36-3-50-10-14-6-26-15-34-27s-12-25-12-40c0-16 5-30 14-43 8-13 20-23 35-31s31-11 49-11zM9803 112c-12 0-21 5-28 14-6 10-9 24-9 42 0 12 1 23 5 33 3 10 8 17 14 22 7 6 14 9 21 9 13 0 22-5 28-15 6-9 9-23 9-41 0-12-2-23-5-33-4-9-8-17-15-23-5-5-12-8-20-8zM9769 335c-13 0-23 3-30 10-7 6-11 15-11 25 0 8 3 15 8 21 5 5 12 10 22 13 9 3 21 5 33 5h16c14 0 27-2 38-6s20-9 26-15c6-7 9-14 9-22 0-9-3-16-9-21s-15-7-26-7h-102v-10c-13 0-23-4-30-12-8-8-12-18-12-31 0-9 3-18 8-26s12-14 21-18c10-5 21-8 33-9l6 15c-9 0-16 2-22 6-4 3-7 8-7 14s2 10 5 13c4 3 9 5 16 5h97c14 0 27 2 38 7 10 6 19 13 25 22 5 10 8 21 8 35s-5 28-16 40-26 22-44 29c-19 7-40 11-63 11h-15c-20 0-38-2-55-7-15-5-28-11-37-19-9-9-14-18-14-28 0-9 3-18 9-26 7-8 16-15 26-20 11-4 23-7 36-7h21v13zM10015 161l-67-27v-16l67-27h21zM10036 282c0 5 0 9 2 11 3 3 6 5 10 7 5 2 11 3 19 3v22h-119v-22c7 0 12-1 16-3s7-4 8-6c2-2 3-6 3-10v-158l61-35zM10028 171c9-18 17-32 24-43s14-20 22-27c7-7 14-10 22-10 3 0 6 0 8 1 3 1 6 3 8 5v55h-12c-12 0-22 1-30 4-8 2-15 6-22 11-6 5-13 13-20 22zM10352 322c-6 2-12 4-19 5-6 1-12 2-19 2-16 0-28-4-37-12s-13-20-13-36v-128c0-14-3-24-9-31s-14-10-26-10c-11 0-19 3-25 10-7 6-10 15-10 27v27h-42c-5-3-8-7-11-11-2-6-3-11-3-17 0-10 4-20 12-29s19-15 33-21c14-5 29-7 46-7 20 0 37 3 51 9 15 6 26 15 33 28 8 12 12 26 12 43v108c0 4 0 8 2 11s5 5 8 7c4 1 9 2 17 3zM10274 285c-11 15-23 27-36 34-14 8-28 11-45 11-12 0-22-2-32-7-9-5-16-12-21-21-6-9-8-18-8-29 0-17 5-31 15-42s26-20 47-25l87-25v20l-58 18c-11 4-19 9-24 15s-8 15-8 25c0 6 2 11 4 16 3 5 7 9 12 12s11 4 17 4c9 0 18-2 26-7 9-5 17-11 24-19zM10458 91l-21 70-67-27v-16l67-27zM10370 303c7 0 12-1 16-3s7-4 8-6c2-2 3-6 3-10v-158l61-35v193c0 4 0 8 2 10s4 4 8 6 10 3 17 3v22h-115zM10510 303c7 0 13-1 16-3 4-2 7-4 9-6 1-2 2-6 2-10v-116c0-11-3-20-8-26-6-6-15-9-27-9-7 0-14 2-22 4-7 3-14 7-21 11-7 5-13 11-19 17v-18c8-11 17-21 27-29 10-9 21-15 32-20s22-7 33-7c21 0 38 5 49 17 11 11 17 28 17 49v127c0 4 1 8 2 10 2 2 5 4 9 6s9 3 16 3v22h-115zM10650 303c8 0 13-1 17-3s7-4 8-6c2-2 3-6 3-10v-116c0-11-3-20-9-26s-15-9-27-9c-6 0-14 2-21 4-8 3-15 7-22 11-7 5-13 11-19 17v-18c8-11 17-21 27-29 10-9 21-15 32-20 12-5 23-7 33-7 22 0 38 5 49 17 11 11 17 28 17 49v127c0 4 1 8 3 10s4 4 8 6 10 3 17 3v22h-116zM10863 19l-20 126h-25l-19-126zM10927 248c5 20 12 35 22 44 10 10 22 15 37 15 8 0 16-2 22-4 7-3 12-7 16-12 3-5 5-11 5-17 0-7-1-12-4-16s-7-8-14-11c-5-4-14-7-24-10-4 0-8-1-11-2-18-4-33-10-44-16s-20-14-25-23c-5-8-8-19-8-32 0-14 4-27 12-38 7-11 18-20 32-26s29-9 47-9c16 0 31 2 44 5s25 9 36 16v53h-28c-4-17-10-29-19-37-10-9-21-14-34-14-8 0-14 2-20 4-5 2-10 6-13 11-3 4-4 9-4 15s1 11 4 15 8 8 15 11 16 6 28 9c20 4 37 10 49 16s21 14 26 24c6 9 9 20 9 34 0 16-5 29-13 41-7 12-19 21-33 27-15 6-32 9-52 9-16 0-32-2-47-6-16-4-28-10-39-18v-58zM11389 266c-8 21-21 37-37 48s-35 16-57 16c-21 0-40-4-56-14-17-10-30-23-40-41-9-17-13-36-13-58 0-24 5-46 15-65s24-34 41-45c18-11 38-16 60-16 16 0 30 2 42 7 13 6 23 13 30 22s11 19 11 30c0 5-1 10-4 15-3 4-7 8-11 11h-39v-13c0-15-3-27-9-35-7-9-15-13-27-13-10 0-19 3-27 10-8 6-14 16-18 28-5 12-6 26-6 42 0 18 2 33 8 46s14 23 25 30 23 11 38 11c11 0 22-2 32-7s19-12 28-22zM11619 266c-10 22-23 38-39 48-17 11-36 16-57 16-22 0-42-4-59-14-17-9-30-23-40-40-9-17-14-37-14-59 0-24 5-45 15-64s24-35 42-46 37-16 59-16c17 0 33 4 47 12 14 7 24 19 32 33s11 30 11 49v15h-161v-22l112-3-7 10c0-15-1-28-5-38-3-11-7-19-14-24-5-5-13-8-21-8-10 0-20 3-28 10-7 7-13 17-18 30-4 12-6 27-6 44s3 32 8 45c6 12 15 22 25 29 11 6 24 9 39 9 13 0 24-2 35-7 11-4 21-12 31-22zM11731 91l-20 70-68-27v-16l68-27zM11643 303c7 0 13-1 16-3 4-2 7-4 9-6s2-6 2-10v-158l61-35v193c0 4 1 8 2 10 2 2 5 4 9 6s9 3 16 3v22h-115zM11788 303c7 0 12-1 16-3s7-4 8-6c2-2 3-6 3-10v-114c0-12-3-22-9-28s-15-9-27-9c-8 0-15 2-23 4-7 4-15 8-22 13-7 4-13 10-19 17v-19c7-11 16-21 27-29 10-9 21-16 33-21 11-5 22-7 33-7 22 0 38 6 50 17 12 12 18 29 18 51v125c0 4 0 8 2 10s4 4 8 6 9 3 17 3v22h-115zM11911 109c12-5 21-9 29-13 7-5 14-11 19-18 6-7 11-16 15-29h27v85h-90zM12001 264c0 8 2 14 7 19 4 5 10 9 19 12 9 2 20 4 33 5v21c-8 3-17 5-26 7-9 1-17 2-25 2-22 0-38-5-50-16s-18-27-18-47v-151h60zM12055 134h-76v-38h76zM12151 161l-67-27v-16l67-27h21zM12172 282c0 5 0 9 2 11 3 3 6 5 10 7 5 2 11 3 19 3v22h-119v-22c7 0 12-1 16-3s7-4 8-6c2-2 3-6 3-10v-158l61-35zM12164 171c9-18 17-32 24-43s14-20 22-27c7-7 14-10 22-10 3 0 6 0 9 1 2 1 5 3 7 5v55h-12c-12 0-22 1-30 4-8 2-15 6-22 11-6 5-13 13-20 22zM12488 322c-6 2-12 4-19 5-6 1-12 2-19 2-16 0-28-4-37-12s-13-20-13-36v-128c0-14-3-24-9-31-5-7-14-10-26-10-11 0-19 3-25 10-7 6-10 15-10 27v27h-42c-5-3-8-7-11-11-2-6-3-11-3-17 0-10 4-20 12-29s19-15 33-21c14-5 29-7 46-7 20 0 37 3 51 9 15 6 26 15 33 28 8 12 12 26 12 43v108c0 4 1 8 2 11 2 3 5 5 8 7 4 1 9 2 17 3zM12410 285c-11 15-23 27-36 34-13 8-28 11-45 11-12 0-22-2-32-7-9-5-16-12-21-21-6-9-8-18-8-29 0-17 5-31 15-42 11-11 26-20 47-25l87-25v20l-58 18c-11 4-19 9-24 15s-7 15-7 25c0 6 1 11 3 16 3 5 7 9 12 12 6 3 11 4 18 4 8 0 17-2 25-7 9-5 17-11 24-19zM12573 83l-67-33v-17l67-32h21zM12594 284c0 4 0 8 2 10s4 4 8 6 10 3 17 3v22h-115v-22c7 0 12-1 16-3s7-4 8-6c2-2 3-6 3-10v-247l61-36zM12718 109c12-5 21-9 29-13 7-5 14-11 19-18 6-7 11-16 15-29h27v85h-90zM12808 264c0 8 2 14 7 19 4 5 10 9 19 12 9 2 20 4 33 5v21c-8 3-17 5-26 7-9 1-17 2-25 2-22 0-38-5-50-16s-18-27-18-47v-151h60zM12862 134h-76v-38h76zM13096 266c-10 22-23 38-40 48-16 11-35 16-56 16-22 0-42-4-59-14-17-9-31-23-40-40s-14-37-14-59c0-24 5-45 15-64s24-35 42-46 37-16 58-16c18 0 34 4 48 12 14 7 24 19 32 33 7 14 11 30 11 49v15h-161v-22l112-3-7 10c0-15-2-28-5-38-3-11-7-19-14-24-6-5-13-8-21-8-11 0-20 3-28 10-7 7-14 17-18 30-4 12-7 27-7 44s3 32 9 45c6 12 14 22 25 29 11 6 24 9 39 9 13 0 24-2 35-7 11-4 21-12 31-22zM13208 91l-20 70-68-27v-16l68-27zM13120 303c7 0 13-1 16-3 4-2 7-4 9-6 1-2 2-6 2-10v-158l61-35v193c0 4 1 8 2 10 2 2 5 4 8 6 4 2 10 3 17 3v22h-115zM13265 303c7 0 12-1 16-3s6-4 8-6 3-6 3-10v-114c0-12-3-22-10-28-6-6-15-9-27-9-7 0-14 2-22 4-7 4-15 8-22 13-7 4-14 10-19 17v-19c7-11 16-21 26-29 11-9 22-16 34-21 11-5 22-7 33-7 22 0 38 6 50 17 11 12 17 29 17 51v125c0 4 1 8 3 10 1 2 4 4 8 6s9 3 16 3v22h-114zM13433 248c5 20 12 35 22 44 10 10 22 15 37 15 8 0 16-2 22-4 7-3 12-7 16-12 3-5 5-11 5-17 0-7-1-12-4-16s-7-8-13-11c-6-4-15-7-25-10-4 0-8-1-11-2-18-4-33-10-44-16s-20-14-25-23c-5-8-8-19-8-32 0-14 4-27 12-38 7-11 18-20 32-26s29-9 47-9c16 0 31 2 44 5s25 9 36 16v53h-28c-4-17-10-29-19-37-10-9-21-14-34-14-7 0-14 2-20 4-5 2-10 6-13 11-3 4-4 9-4 15s1 11 4 15 8 8 15 11 16 6 28 9c20 4 37 10 49 16s21 14 26 24c6 9 9 20 9 34 0 16-4 29-12 41s-19 21-34 27-32 9-52 9c-16 0-32-2-47-6s-28-10-39-18v-58zM13630 38c0-7 2-13 5-19 4-6 8-10 14-14 6-3 12-5 20-5 7 0 13 2 19 5 6 4 11 8 14 14s5 12 5 19-2 14-5 21c-3 6-8 10-14 13-6 4-12 5-20 5-7 0-13-1-19-5-6-3-10-7-14-13-3-7-5-14-5-21zM13680 161l-67-27v-16l67-27h21zM13701 284c0 4 1 8 2 10 2 2 5 4 8 6 4 1 10 2 17 3v22h-115v-22c7-1 12-2 16-3 4-2 7-4 8-6 2-2 3-6 3-10v-158l61-35zM13859 330c-21 0-40-4-57-14s-30-23-39-41c-9-17-14-37-14-59 0-23 5-44 15-63s24-34 41-45c18-12 36-17 57-17s40 5 57 15c16 9 29 23 38 41 10 17 15 37 15 58 0 23-5 44-16 63-10 19-23 35-40 46-18 11-37 16-57 16zM13863 307c10 0 19-3 26-10 6-6 11-16 14-29 4-14 5-31 5-51s-2-38-6-54c-4-15-10-27-18-36-7-9-16-13-26-13s-19 3-26 10c-6 7-12 17-15 30s-5 30-5 50 2 38 6 54 10 28 18 37c8 8 17 12 27 12zM14081 91l-20 70-67-27v-16l67-27zM13994 303c7 0 12-1 16-3s7-4 8-6c2-2 3-6 3-10v-158l60-35v193c0 4 1 8 3 10 1 2 4 4 8 6s9 3 17 3v22h-115zM14138 303c7 0 13-1 16-3 4-2 7-4 9-6 1-2 2-6 2-10v-114c0-12-3-22-9-28s-15-9-27-9c-7 0-14 2-22 4-8 4-15 8-23 13-7 4-13 10-18 17v-19c7-11 16-21 26-29 11-9 22-16 33-21s23-7 34-7c21 0 38 6 49 17 12 12 18 29 18 51v125c0 4 1 8 2 10 2 2 5 4 8 6 4 2 10 3 17 3v22h-115zM14280 147c0-7 2-13 5-19 4-7 9-11 15-15 6-3 12-5 19-5s14 2 20 5c6 4 11 9 14 15 4 6 6 12 6 19s-2 14-6 20c-3 6-8 10-14 14-6 3-13 5-20 5s-13-2-19-5c-6-4-11-8-15-14-3-7-5-13-5-20zM14280 289c0-7 2-13 5-19 4-6 9-11 15-15 6-3 12-5 19-5s14 2 20 5c6 4 11 9 14 15 4 6 6 12 6 19s-2 14-6 20c-3 6-8 11-14 14-6 4-13 5-20 5s-13-1-19-5c-6-3-11-8-15-14-3-6-5-13-5-20z">
          <text:p/>
        </draw:path>
        <draw:frame draw:style-name="gr2" draw:text-style-name="P3" draw:layer="layout" svg:width="17.672cm" svg:height="0.577cm" svg:x="0.988cm" svg:y="25.799cm">
          <draw:text-box>
            <text:p text:style-name="P2"><text:span text:style-name="T1">where </text:span><text:span text:style-name="T1">the </text:span><text:span text:style-name="T1">model </text:span><text:span text:style-name="T1">should </text:span><text:span text:style-name="T1">constrai</text:span><text:span text:style-name="T1">n itself </text:span><text:span text:style-name="T1">to </text:span><text:span text:style-name="T1">establish</text:span><text:span text:style-name="T1">ed </text:span><text:span text:style-name="T1">knowled</text:span><text:span text:style-name="T1">ge, not </text:span><text:span text:style-name="T1">explore </text:span><text:span text:style-name="T1">beyond </text:span><text:span text:style-name="T1">it.</text:span></text:p>
          </draw:text-box>
        </draw:frame>
        <draw:frame draw:style-name="gr2" draw:text-style-name="P3" draw:layer="layout" svg:width="3.732cm" svg:height="0.577cm" svg:x="15.37cm" svg:y="26.752cm">
          <draw:text-box>
            <text:p text:style-name="P2"><text:span text:style-name="T1"><text:s/></text:span><text:span text:style-name="T1">the </text:span><text:span text:style-name="T1">initial </text:span><text:span text:style-name="T1">baseline</text:span></text:p>
          </draw:text-box>
        </draw:frame>
        <draw:frame draw:style-name="gr2" draw:text-style-name="P3" draw:layer="layout" svg:width="18.739cm" svg:height="0.577cm" svg:x="0.988cm" svg:y="27.387cm">
          <draw:text-box>
            <text:p text:style-name="P2"><text:span text:style-name="T1">experim</text:span><text:span text:style-name="T1">ents </text:span><text:span text:style-name="T1">showed </text:span><text:span text:style-name="T1">74.6% </text:span><text:span text:style-name="T1">win </text:span><text:span text:style-name="T1">rates </text:span><text:span text:style-name="T1">that </text:span><text:span text:style-name="T1">turned </text:span><text:span text:style-name="T1">out to be </text:span><text:span text:style-name="T1">method</text:span><text:span text:style-name="T1">ological </text:span><text:span text:style-name="T1">artifacts. </text:span><text:span text:style-name="T1">The </text:span><text:span text:style-name="T1">clean</text:span></text:p>
          </draw:text-box>
        </draw:frame>
        <draw:frame draw:style-name="gr2" draw:text-style-name="P3" draw:layer="layout" svg:width="18.112cm" svg:height="0.577cm" svg:x="0.988cm" svg:y="28.022cm">
          <draw:text-box>
            <text:p text:style-name="P2"><text:span text:style-name="T1">ﬁnding </text:span><text:span text:style-name="T1">is </text:span><text:span text:style-name="T1">narrowe</text:span><text:span text:style-name="T1">r but </text:span><text:span text:style-name="T1">more </text:span><text:span text:style-name="T1">valuable </text:span><text:span text:style-name="T1">— a </text:span><text:span text:style-name="T1">speciﬁc </text:span><text:span text:style-name="T1">tool for </text:span><text:span text:style-name="T1">speciﬁc </text:span><text:span text:style-name="T1">contexts</text:span><text:span text:style-name="T1">, not a </text:span><text:span text:style-name="T1">universa</text:span><text:span text:style-name="T1">l</text:span></text:p>
          </draw:text-box>
        </draw:frame>
        <draw:frame draw:style-name="gr2" draw:text-style-name="P3" draw:layer="layout" svg:width="3.114cm" svg:height="0.577cm" svg:x="0.988cm" svg:y="28.657cm">
          <draw:text-box>
            <text:p text:style-name="P2"><text:span text:style-name="T1">quality </text:span><text:span text:style-name="T1">booster.</text:span></text:p>
          </draw:text-box>
        </draw:frame>
      </draw:page>
      <draw:page draw:name="page8" draw:style-name="dp1" draw:master-page-name="master-page20">
        <draw:polygon draw:style-name="gr1" draw:text-style-name="P1" draw:layer="layout" svg:width="18.733cm" svg:height="0.018cm" svg:x="1.146cm" svg:y="0.317cm" svg:viewBox="0 0 18734 19" draw:points="0,0 18734,0 18734,19 0,19">
          <text:p/>
        </draw:polygon>
        <draw:path draw:style-name="gr1" draw:text-style-name="P1" draw:layer="layout" svg:width="7.962cm" svg:height="0.485cm" svg:x="1.003cm" svg:y="1.448cm" svg:viewBox="0 0 7963 486" svg:d="M125 372c-25 0-47-4-66-11-19-8-34-19-44-33s-15-30-15-48c0-14 3-27 10-40 6-13 16-23 28-31s26-14 42-18l21 13c-17 7-29 16-37 28-8 11-12 27-12 44 0 13 2 25 8 35s14 17 24 23c11 5 23 7 38 7 12 0 23-2 33-7 10-4 17-11 23-19s9-18 9-28c0-8-2-16-5-22-3-7-8-13-15-18-7-6-16-12-27-17-9-4-16-7-20-9-5-1-11-4-19-8-7-3-11-5-14-6s-8-3-13-6c-21-9-37-21-48-35-10-15-15-32-15-52 0-18 5-35 15-50 11-15 25-27 44-36 18-9 38-13 60-13 23 0 42 3 59 10 18 7 31 16 41 29 9 12 14 27 14 43 0 12-3 23-9 34-6 10-15 20-26 28-11 7-24 13-39 17l-24-12c10-3 18-8 25-14 7-7 13-14 17-23s6-18 6-27c0-11-2-21-7-29s-12-14-21-19c-9-4-20-6-32-6s-22 1-31 5c-8 4-15 9-20 17-4 7-7 15-7 24 0 7 2 14 5 20 3 5 7 10 14 15s16 10 27 15c6 2 10 4 12 5 3 1 7 3 12 6 8 3 14 6 19 8 4 1 10 4 18 7 17 8 32 16 43 25 11 10 19 20 24 31 5 12 8 25 8 40 0 20-6 38-17 55-11 16-27 29-48 39-20 9-43 14-68 14zM292 325c0-8 1-15 5-22 4-6 9-12 16-16s15-6 23-6c7 0 15 2 21 6 7 4 13 10 17 16 4 7 6 14 6 22s-2 16-6 23c-4 6-10 12-17 16-6 4-14 6-21 6-8 0-16-2-23-6s-12-10-16-16c-4-7-5-15-5-23zM791 126c-4-19-10-34-18-46-9-12-19-21-32-27s-28-10-46-10c-23 0-44 6-61 18s-30 29-38 51c-9 21-14 47-14 77 0 31 5 59 15 82 9 23 23 41 40 53 18 12 38 19 61 19 16 0 29-3 41-9s22-16 32-29c11-13 21-31 30-54h27l-15 88c-15 10-33 18-55 24s-44 9-67 9c-36 0-68-7-97-22-28-14-50-35-66-61s-23-57-23-90c0-35 7-66 23-94 16-29 39-51 67-67 28-15 60-23 96-23 24 0 47 2 69 8 23 5 42 13 57 23v80zM982 372c-24 0-45-6-64-17-18-11-33-26-44-45-10-20-15-42-15-68 0-25 5-49 16-70 12-22 27-39 47-51 19-13 41-19 64-19 24 0 45 5 64 16s33 27 44 47c10 19 16 41 16 66 0 26-6 50-18 71-11 22-26 39-46 51-19 13-41 19-64 19zM987 346c12 0 21-4 28-11 8-8 14-19 17-34 4-15 6-34 6-57s-2-43-7-61c-5-17-11-31-20-40-9-10-19-15-30-15s-21 4-29 12c-7 7-13 18-17 33s-6 34-6 56c0 24 3 44 7 62 5 17 12 31 21 41 9 9 19 14 30 14zM1233 102l-23 79-76-30v-19l76-30zM1134 341c8-1 14-2 19-3 4-2 7-4 9-7s3-7 3-12v-177l68-40v217c0 5 1 9 3 12s5 5 9 7c5 1 11 2 18 3v25h-129zM1292 341c8-1 14-2 19-3 4-2 7-4 9-7s3-7 3-12v-130c0-13-3-23-10-29-7-7-17-10-30-10-7 0-16 1-24 5-9 3-17 7-25 12-8 6-14 12-20 19v-21c8-12 18-23 30-33 11-9 23-17 35-22 13-5 26-8 38-8 24 0 42 6 55 19s19 32 19 56v142c0 5 1 9 3 12s5 5 9 7c5 1 11 2 19 3v25h-130zM1451 341c8-1 14-2 18-3 4-2 7-4 9-7s3-7 3-12v-130c0-13-3-23-10-29-6-7-16-10-30-10-8 0-15 1-24 5-8 3-17 7-25 12-7 6-14 12-20 19v-21c8-12 18-23 30-33 11-9 23-17 36-22s25-8 37-8c24 0 43 6 55 19 13 13 19 32 19 56v142c0 5 1 9 3 12s5 5 10 7c4 1 10 2 18 3v25h-129zM1677 181l-76-30v-19l76-30h23zM1700 434c0 4 1 8 3 11s5 5 10 7c4 2 10 3 18 4v24h-130v-24c8-1 15-2 19-4s7-4 9-7 3-7 3-11v-292l68-40zM1669 176c8-16 17-30 28-41s23-19 37-24c13-6 27-9 41-9 20 0 39 5 55 16 17 11 29 25 39 43 9 19 14 39 14 62 0 30-6 55-17 78-12 22-28 40-49 52-21 13-45 19-72 19-17 0-32-3-47-9s-28-14-39-25l17-37c10 15 20 25 29 31 10 5 21 8 33 8 15 0 28-4 39-12 11-9 20-20 26-36 6-15 9-33 9-54 0-19-3-36-8-50s-13-24-23-32c-10-7-22-11-36-11-8 0-17 2-26 6s-17 9-25 16-14 16-20 26zM1981 92l-76-36v-19l76-36h23zM2004 319c0 5 1 9 3 12s5 5 9 7c5 1 11 2 19 3v25h-130v-25c8-1 14-2 19-3 4-2 7-4 9-7s3-7 3-12v-278l68-40zM2294 300c-11 24-26 42-45 54-18 12-40 18-65 18-24 0-46-6-65-16-19-11-34-26-45-45s-16-41-16-68c0-26 6-50 17-71 12-22 27-39 47-51 20-13 42-19 66-19 20 0 38 4 53 13 16 9 28 21 37 38 8 15 13 34 13 55v17h-182v-26l126-2-8 11c0-17-2-32-6-43-3-12-8-21-15-27-6-6-14-9-24-9-12 0-22 4-31 12-8 8-15 19-21 33-4 14-7 30-7 49 0 20 3 37 10 52 6 14 16 24 28 32 12 7 26 11 44 11 14 0 27-3 39-8s24-14 35-25zM2317 122c14-4 24-9 33-15 8-5 15-12 21-20 7-7 12-17 18-30h31v94h-103zM2420 297c0 9 2 16 6 21 5 6 12 10 22 13s22 5 37 6v24c-9 4-19 6-29 8s-20 3-28 3c-24 0-43-6-57-18-13-13-20-30-20-53v-171h69zM2480 151h-86v-43h86zM2742 300c-11 24-26 42-44 54s-40 18-65 18-47-6-66-16c-19-11-34-26-44-45-11-19-16-41-16-68 0-26 5-50 17-71 11-22 27-39 47-51 20-13 41-19 65-19 20 0 38 4 54 13 15 9 28 21 36 38 9 15 13 34 13 55v17h-182v-26l126-2-8 11c0-17-1-32-5-43-3-12-8-21-15-27s-15-9-24-9c-12 0-22 4-31 12s-16 19-21 33-7 30-7 49c0 20 3 37 9 52 7 14 16 24 28 32 12 7 27 11 44 11 14 0 27-3 40-8 12-5 23-14 34-25zM2898 251c6 31 16 54 31 70 14 15 34 22 61 22 14 0 26-2 37-7 11-4 19-11 24-19 6-9 9-19 9-31 0-11-2-20-7-27-5-8-12-15-21-19-9-5-21-9-35-14-5-1-10-3-15-4-24-6-44-13-59-22-16-8-29-19-38-32-9-14-13-30-13-50s5-38 15-54c11-15 26-28 44-36 19-9 41-13 66-13 21 0 41 2 59 7s35 13 50 23v81h-29c-4-19-10-34-17-46s-16-21-26-27c-11-6-23-10-37-10-13 0-25 3-34 7s-16 10-21 18c-5 7-7 16-7 26 0 12 3 22 8 29 7 8 14 13 23 17s21 7 35 11c3 1 7 2 10 3 24 6 45 14 61 23 17 9 30 20 40 34s14 31 14 52-6 40-17 56c-12 17-29 30-50 39s-45 14-72 14c-24 0-46-3-66-9s-37-15-51-26v-86zM3235 181l-76-30v-19l76-30h23zM3258 283c0 14 4 24 11 31 6 7 17 10 30 10 8 0 17-2 25-5 9-3 17-7 26-13 8-6 15-12 21-20v21c-8 13-18 24-30 34s-24 17-37 23c-13 5-25 8-38 8-25 0-44-7-57-20s-19-32-19-57v-151l68-42zM3398 181l-76-30v-19l76-30h23zM3421 300c0 5 1 10 2 13 3 3 6 6 10 8 5 1 11 3 19 4v24l-76 21h-23v-226l68-42zM3572 102l-23 79-76-30v-19l76-30zM3473 341c8-1 14-2 19-3 4-2 7-4 9-7s3-7 3-12v-177l68-40v217c0 5 1 9 3 12s5 5 9 7c5 1 11 2 18 3v25h-129zM3631 341c8-1 14-2 19-3 4-2 7-4 9-7s3-7 3-12v-130c0-13-3-23-10-29-7-7-16-10-30-10-7 0-16 1-24 5-8 3-17 7-25 12-7 6-14 12-20 19v-21c8-12 18-23 30-33 11-9 23-17 35-22 13-5 26-8 38-8 24 0 43 6 55 19 13 13 19 32 19 56v142c0 5 1 9 3 12s5 5 10 7c4 1 10 2 18 3v25h-130zM3790 341c8-1 14-2 18-3 4-2 8-4 9-7 2-3 3-7 3-12v-130c0-13-3-23-10-29-6-7-16-10-30-10-7 0-15 1-24 5-8 3-17 7-25 12-7 6-14 12-20 19v-21c9-12 18-23 30-33 11-9 23-17 36-22s25-8 37-8c24 0 43 6 55 19 13 13 20 32 20 56v142c0 5 0 9 2 12s5 5 10 7c4 1 10 2 18 3v25h-129zM4044 102l-23 79-76-30v-19l76-30zM3945 341c8-1 14-2 19-3 4-2 7-4 9-7s3-7 3-12v-177l68-40v217c0 5 1 9 3 12s5 5 9 7c5 1 11 2 18 3v25h-129zM4103 341c8-1 14-2 19-3 4-2 7-4 9-7s3-7 3-12v-130c0-13-3-23-10-29-7-7-17-10-30-10-8 0-16 1-24 5-9 3-17 7-25 12-8 6-14 12-20 19v-21c8-12 18-23 29-33 12-9 24-17 36-22 13-5 26-8 38-8 24 0 42 6 55 19s19 32 19 56v142c0 5 1 9 3 12s5 5 9 7c5 1 11 2 19 3v25h-130zM4262 341c7-1 14-2 18-3 4-2 7-4 9-7s3-7 3-12v-130c0-13-3-23-10-29-6-7-16-10-30-10-8 0-15 1-24 5-8 3-17 7-25 12-7 6-14 12-20 19v-21c8-12 18-23 30-33 11-9 23-17 36-22s25-8 37-8c24 0 43 6 55 19 13 13 19 32 19 56v142c0 5 1 9 3 12s5 5 10 7c4 1 10 2 18 3v25h-129zM4665 362c-6 3-13 5-21 6-7 2-14 3-21 3-18 0-32-5-42-14-10-10-14-23-14-41v-144c0-16-4-27-11-35s-16-12-30-12c-12 0-21 4-28 12-7 7-10 17-10 31v29h-48c-5-3-9-7-12-13-2-5-4-11-4-17 0-12 5-23 14-33s21-18 37-23c15-6 33-9 51-9 23 0 42 4 59 11 16 7 28 17 37 31 8 13 12 29 12 48v121c0 6 1 10 3 14 2 3 5 5 9 7 5 2 11 3 19 4zM4577 321c-12 17-25 30-41 38-15 9-32 13-50 13-13 0-25-3-36-8-10-6-18-14-24-24-5-10-8-21-8-33 0-19 5-34 17-47 11-12 28-23 52-29l98-28v23l-65 21c-13 4-22 9-27 17-6 7-9 16-9 27 0 7 2 13 5 19s8 10 13 13c6 3 12 5 20 5 9 0 19-3 29-8 10-6 18-13 26-22zM4761 181l-76-30v-19l76-30h23zM4784 318c0 5 1 9 3 12s6 5 11 7 12 3 21 4v25h-134v-25c8-1 15-2 19-3 4-2 7-4 9-7s3-7 3-12v-177l68-40zM4776 191c10-19 18-35 26-47 8-13 16-23 24-31 9-7 17-11 26-11 3 0 7 0 10 1 3 2 6 3 8 5v62h-14c-12 0-23 2-32 5-10 2-18 6-26 12-7 6-15 14-22 25zM5027 132c-11 1-19 3-24 6-4 2-7 5-8 10 0 4 1 10 5 18l56 138h-13l53-138c3-7 4-13 4-18-1-4-3-8-8-10-4-3-12-5-22-6v-24h96v24c-9 2-15 4-19 7-4 2-7 7-10 14l-92 216h-28l-100-216c-2-6-5-11-10-14-3-3-9-5-18-7v-24h138zM4923 421c17 0 31-2 42-6 12-4 21-10 30-19 8-9 15-21 22-37l28 10c-10 26-20 48-30 65s-21 30-34 39c-12 8-26 13-42 13-7 0-14-2-22-5-8-2-13-5-16-9v-51zM5397 372c-24 0-46-6-64-17-19-11-34-26-44-45-11-20-16-42-16-68 0-25 6-49 17-70 11-22 26-39 46-51 19-13 41-19 64-19 24 0 46 5 64 16 19 11 34 27 44 47 11 19 16 41 16 66 0 26-6 50-17 71-11 22-27 39-47 51-19 13-40 19-63 19zM5402 346c11 0 20-4 28-11 7-8 13-19 17-34s6-34 6-57-3-43-7-61c-5-17-12-31-21-40-8-10-18-15-30-15-11 0-20 4-28 12-8 7-14 18-18 33s-5 34-5 56c0 24 2 44 7 62 5 17 11 31 20 41 9 9 19 14 31 14zM5552 341c8-1 14-2 18-3 4-2 8-4 9-7 2-3 3-7 3-12v-223c0-18 4-34 13-49 9-14 21-26 36-33 15-8 32-13 51-13 16 0 29 3 41 7 11 4 21 11 27 18 7 8 11 17 11 26 0 5-2 10-4 15-3 4-6 8-9 11h-47v-29c0-10-2-17-6-22-3-5-8-8-14-8-10 0-17 5-23 14-5 10-7 23-7 41v244c0 5 1 9 3 12s6 5 11 7c6 2 13 3 22 4v25h-135zM5548 122c11-4 20-7 28-11s16-9 23-14c7-6 14-13 21-21h23v75h-95zM5711 151h-86v-43h86zM5940 298c0 10 2 17 5 23 3 5 8 9 15 11 7 3 16 4 28 4h28c15 0 29-3 40-8s22-13 31-24 18-26 26-45h27l-19 107h-298v-25c11-1 19-2 25-5 6-2 11-6 13-11 3-5 4-11 4-20v-223c0-9-1-16-4-20-2-6-7-9-13-11-6-3-14-5-25-5v-25h117zM6097 118c-4-18-9-31-16-41-6-10-14-16-24-20-11-4-25-6-42-6h-98v-30h206v97zM5999 172c8 0 15-1 20-4 5-2 9-7 12-14 3-6 6-16 7-27h25v122h-25c-1-12-4-22-7-28-3-7-7-11-12-14s-12-4-20-4h-82v-31zM6288 132c-11 2-18 3-23 6-5 2-8 5-8 10-1 4 1 9 4 17l51 131h-9l52-131c3-8 4-13 4-17-1-5-3-8-9-10-4-3-12-4-23-6v-24h98v24c-7 2-11 3-15 5-4 1-7 3-9 5s-4 5-5 9l-95 218h-23l-100-216c-2-5-4-8-6-10-2-3-5-5-8-6-4-2-9-3-15-5v-24h139zM6464 43c0-8 2-15 6-21 3-7 8-12 15-16s14-6 22-6 15 2 21 6c7 4 12 9 16 16 4 6 5 13 5 21 0 9-1 16-5 22-4 7-9 12-16 15-6 4-14 6-22 6-7 0-14-2-21-6-7-3-12-9-15-15-4-7-6-14-6-22zM6520 181l-76-30v-19l76-30h23zM6543 319c0 5 1 9 3 12s5 5 9 7c5 1 11 2 19 3v25h-130v-25c8-1 14-2 19-3 4-2 7-4 9-7s3-7 3-12v-177l68-40zM6825 92l-75-36v-19l75-36h23zM6848 300c0 5 1 10 3 13s5 6 9 8c5 1 11 3 18 4v24l-75 21h-23v-327l68-42zM6804 172c-10-14-20-23-30-29-9-6-20-9-32-9-15 0-28 4-39 12-11 9-20 20-26 36-6 15-9 33-9 53s2 37 8 51c5 13 13 24 23 31 10 8 22 11 36 11 8 0 17-2 26-5 9-4 17-9 25-16 8-8 15-16 20-26l6 17c-8 16-18 30-29 41s-23 19-36 25c-13 5-28 8-42 8-20 0-38-6-55-16-16-11-29-25-39-43-9-19-14-39-14-61 0-31 6-57 17-79 12-22 28-40 49-52 21-13 45-19 72-19 16 0 32 3 47 9s28 14 39 24zM7136 300c-11 24-26 42-44 54-19 12-41 18-65 18-25 0-47-6-66-16-19-11-34-26-45-45-10-19-16-41-16-68 0-26 6-50 17-71 12-22 27-39 47-51 20-13 42-19 66-19 20 0 38 4 53 13 16 9 28 21 37 38 8 15 13 34 13 55v17h-182v-26l126-2-8 11c0-17-2-32-6-43-3-12-8-21-14-27-7-6-15-9-25-9-12 0-22 4-31 12-8 8-15 19-21 33-4 14-7 30-7 49 0 20 3 37 10 52 6 14 16 24 28 32 12 7 27 11 44 11 14 0 27-3 39-8s24-14 35-25zM7261 102l-23 79-76-30v-19l76-30zM7162 341c8-1 14-2 19-3 4-2 7-4 9-7s3-7 3-12v-177l68-40v217c0 5 1 9 3 12s5 5 9 7c5 1 11 2 19 3v25h-130zM7325 341c8-1 14-2 18-3 5-2 8-4 10-7s3-7 3-12v-128c0-14-4-24-11-31-6-7-17-10-31-10-7 0-16 1-25 5-8 3-16 7-24 13-9 5-16 12-22 19v-20c9-13 19-24 30-34 12-10 24-17 37-23 13-5 26-8 38-8 24 0 43 6 56 20 13 13 20 32 20 57v140c0 5 1 9 3 12 1 3 5 5 9 7 4 1 11 2 19 3v25h-130zM7704 300c-9 23-23 41-41 54-18 12-40 18-64 18s-45-6-64-16c-19-11-33-26-43-45-11-20-16-42-16-68 0-27 6-51 17-72 11-22 27-38 47-50 20-13 42-19 67-19 18 0 34 3 48 9s25 14 33 24 12 21 12 33c0 6-1 12-4 17s-8 9-13 12h-44v-13c0-18-3-32-10-41s-17-14-30-14c-12 0-22 4-31 11-9 8-15 18-20 32-5 13-7 29-7 47 0 20 3 38 10 52 6 15 16 27 28 35 12 7 26 11 42 11 13 0 24-2 35-7 12-6 23-14 33-25zM7963 300c-11 24-25 42-44 54-18 12-40 18-65 18s-46-6-65-16c-20-11-34-26-45-45s-16-41-16-68c0-26 6-50 17-71 11-22 27-39 47-51 20-13 41-19 65-19 21 0 39 4 54 13 16 9 28 21 36 38 9 15 14 34 14 55v17h-182v-26l125-2-7 11c0-17-2-32-6-43-3-12-8-21-15-27-6-6-15-9-24-9-12 0-22 4-31 12s-16 19-21 33-7 30-7 49c0 20 3 37 9 52 7 14 16 24 28 32 13 7 27 11 45 11 13 0 27-3 39-8s23-14 34-25z">
          <text:p/>
        </draw:path>
        <draw:path draw:style-name="gr1" draw:text-style-name="P1" draw:layer="layout" svg:width="8.59cm" svg:height="0.426cm" svg:x="0.998cm" svg:y="2.561cm" svg:viewBox="0 0 8591 427" svg:d="M104 265c0 9 2 15 4 20 3 5 8 8 14 10 6 3 14 4 24 4h26c13 0 25-2 34-7 11-5 20-12 28-22s16-23 24-40h23l-16 95h-265v-22c10 0 17-1 23-4 5-2 9-5 11-10 3-4 4-10 4-18v-198c0-7-1-13-4-18-2-4-6-7-11-10-6-2-13-3-23-4v-22h104zM243 105c-3-15-8-27-14-36-5-8-13-14-22-18-9-3-22-5-37-5h-86v-27h183v86zM156 154c8 0 14-1 18-4 5-2 8-7 11-13 2-5 5-14 6-24h23v109h-23c-1-10-4-19-7-25-2-6-6-10-10-13-4-2-10-4-18-4h-72v-26zM304 304c7-1 12-2 16-4 4-1 6-3 8-6 2-2 3-6 3-10v-183c0-18 5-35 15-49s25-25 44-33c18-8 40-12 64-12 18 0 33 2 46 6s23 10 29 18c7 8 10 17 10 26l-16 56h-34v-47c0-13-3-22-10-29s-16-10-28-10c-13 0-24 3-33 8-8 6-15 15-20 26s-7 24-7 39v183c0 4 1 8 3 11 2 2 6 5 11 6 4 2 11 3 19 4v21h-120zM300 108c14-4 26-9 35-15 10-6 19-15 29-26h21v67h-85zM603 134h-235v-39h235zM462 304c7-1 12-2 16-4 4-1 7-3 8-6 2-2 3-6 3-10v-198c0-17 4-31 11-44 8-13 18-23 31-30 14-7 29-11 47-11 13 0 25 2 36 6 10 4 18 9 24 16s9 15 9 23c0 5-1 9-3 14-2 4-5 7-8 9h-42v-26c0-8-2-15-5-19-3-5-7-7-12-7-9 0-16 5-21 13-4 8-6 20-6 36v217c0 4 0 8 2 11 3 2 6 5 11 6 5 2 11 3 20 4v21h-121zM837 267c-10 21-24 37-40 48-16 10-35 16-57 16s-42-5-59-15c-17-9-30-22-40-40-9-17-13-37-13-59 0-24 5-46 15-65s24-34 41-45c18-12 38-17 59-17 18 0 34 4 47 12 14 8 25 19 32 33 8 14 12 31 12 49v16h-162v-23l112-3-6 11c0-16-2-28-5-39-3-10-8-18-14-23-6-6-13-9-22-9-10 0-19 4-27 11s-14 17-18 29c-5 12-7 27-7 44 0 19 3 34 9 46 6 13 14 22 25 29s24 10 39 10c12 0 24-3 35-7 11-5 21-12 30-22zM1064 267c-8 20-21 36-37 47s-35 17-57 17c-21 0-40-5-56-15-17-9-30-23-39-40-10-18-14-37-14-59 0-25 5-47 15-66s24-34 42-44c17-12 37-17 59-17 16 0 30 3 43 8 12 5 22 12 29 21 8 9 11 19 11 30 0 5-1 11-4 15-3 5-6 8-11 11h-39v-12c0-16-3-28-9-36s-15-13-26-13-20 4-28 10c-8 7-14 16-18 28s-6 27-6 43c0 18 3 33 9 46 5 13 14 23 24 31 11 7 24 10 38 10 11 0 22-2 32-7s19-12 29-21zM1083 108c11-4 21-9 28-13 8-5 14-11 20-18 5-7 10-16 15-27h27v84h-90zM1173 265c0 7 2 14 6 18 5 5 11 9 19 12 9 3 20 4 34 5v21c-9 3-18 5-26 7-9 2-18 3-26 3-21 0-38-6-49-17-12-11-18-26-18-47v-152h60zM1227 134h-77v-39h77zM1404 271c0 8 1 14 3 18 2 5 6 8 11 10 6 3 14 4 23 4v22h-108v-22c9 0 17-1 22-4 6-2 10-5 12-10 2-4 3-10 3-18v-198c0-7-1-13-3-18-2-4-6-7-12-10-5-2-13-3-22-4v-22h111l-40 44zM1547 269l-12 57h-33l-104-249v-58h46zM1525 269l103-250h10v58l-103 249h-33zM1737 41c-10 1-18 3-23 5s-9 5-11 9c-2 5-4 11-4 18v198c0 8 2 14 4 18 2 5 6 8 11 10 5 3 13 4 23 4v22h-142v-22c10 0 17-1 23-4 5-2 9-5 11-10 3-4 4-10 4-18v-208l-5-44h109zM1981 322c-6 3-13 4-19 5-7 2-13 3-19 3-16 0-29-4-37-12-9-9-13-21-13-37v-129c0-13-3-24-9-31s-15-10-26-10-20 3-26 10c-6 6-9 16-9 27v27h-43c-4-3-8-6-10-11s-3-11-3-16c0-11 4-21 12-29 8-9 19-16 32-21 14-5 30-8 47-8 19 0 37 3 51 9 14 7 26 16 33 28 8 12 12 27 12 43v109c0 5 0 9 2 12 2 2 4 4 8 6s9 3 17 3zM1902 285c-10 15-22 27-36 35-13 7-28 11-44 11-12 0-23-3-32-7-9-6-17-13-22-21-5-9-7-19-7-30 0-17 5-30 15-41 10-12 26-20 46-26l87-26v21l-57 18c-11 4-20 9-25 15-5 7-7 15-7 25 0 6 1 12 4 17 3 4 7 8 12 11s11 5 17 5c9 0 18-3 26-8 9-4 17-11 23-19zM2062 161l-67-27v-17l67-27h20zM2082 385c0 5 1 8 3 11 1 2 4 4 8 6 4 1 9 3 16 4v21h-114v-21c7-1 12-3 16-4 4-2 6-4 8-6 2-3 3-6 3-11v-259l60-36zM2054 156c7-14 15-26 25-36s21-17 32-22c12-5 24-8 37-8 18 0 34 5 49 14 15 10 26 23 34 39 9 17 13 35 13 54 0 28-5 51-16 71-9 20-24 35-43 46-18 11-39 17-63 17-15 0-29-3-42-8-14-5-25-13-35-22l16-33c9 13 17 22 26 27 8 5 18 8 28 8 14 0 25-4 35-11 10-8 18-18 23-32s8-30 8-48-2-33-7-45-11-22-21-28c-8-7-19-10-31-10-8 0-16 2-24 5-7 3-15 8-22 14-7 7-13 14-17 23zM2354 199v-46h385v46zM2843 303c8 0 14-1 18-3 5-1 9-4 11-7 3-3 6-6 8-11l108-265h39l-31 48-76 199c-4 10-5 17-5 23 2 5 5 9 10 12 5 2 14 4 25 4v22h-107zM3073 230h-158l11-27h136zM3027 303c10 0 18-2 24-4 6-3 9-7 9-12 1-6 0-13-4-23l-76-199 8-48h39l108 265c2 5 4 8 7 11s7 6 11 7c5 2 11 3 19 3v22h-145zM3258 82l-68-32v-16l68-33h20zM3278 284c0 4 1 8 2 10 2 3 5 5 9 6 4 2 10 3 17 4v21h-116v-21c7-1 13-2 16-4 4-1 7-3 9-6 1-2 2-6 2-10v-247l61-36zM3395 82l-68-32v-16l68-33h20zM3415 284c0 4 1 8 2 10 2 3 5 5 8 6 4 2 10 3 17 4v21h-115v-21c7-1 13-2 16-4 4-1 7-3 9-6 1-2 2-6 2-10v-247l61-36zM3645 265c0 9 1 15 4 20 2 5 7 8 13 10 6 3 14 4 25 4h25c13 0 25-2 35-7s19-12 27-22c9-10 17-23 24-40h24l-17 95h-264v-22c9 0 17-1 22-4 6-2 9-5 12-10 2-4 3-10 3-18v-198c0-7-1-13-3-18-3-4-6-7-12-10-5-2-13-3-22-4v-22h104zM3784 105c-4-15-9-27-15-36-5-8-13-14-22-18-9-3-21-5-37-5h-86v-27h183v86zM3697 154c7 0 13-1 17-4 5-2 9-7 11-13 3-5 5-14 6-24h23v109h-23c-1-10-3-19-6-25s-6-10-11-13c-4-2-10-4-17-4h-73v-26zM4011 143c4-6 6-10 6-13 0-4-2-7-6-9s-9-3-17-4v-22h90v22c-8 2-14 3-18 6-5 2-9 6-13 11l-70 86-17-17zM3870 134c-4-6-8-10-12-12-4-3-10-4-16-5v-22h125v22c-8 1-14 2-18 4s-6 5-6 9c0 3 2 7 6 13l39 54 68 90c4 6 8 10 12 12 4 3 10 4 16 5v21h-125v-21c8-1 14-2 18-4s6-5 6-8c0-4-2-9-6-14l-41-57zM3910 278c-5 5-6 10-6 14 0 3 1 6 5 8s10 3 18 4v21h-90v-21c8-1 14-3 18-5 4-3 8-7 13-12l70-86 16 18zM4166 161l-67-27v-17l67-27h21zM4187 385c0 5 1 8 2 11 2 2 5 4 8 6 4 1 10 3 17 4v21h-115v-21c7-1 12-3 16-4 4-2 7-4 8-6 2-3 3-6 3-11v-259l61-36zM4158 156c7-14 16-26 26-36 9-10 20-17 31-22 12-5 24-8 37-8 18 0 35 5 49 14 15 10 27 23 35 39 8 17 12 35 12 54 0 28-5 51-15 71s-24 35-43 46-40 17-64 17c-14 0-28-3-42-8s-25-13-34-22l15-33c9 13 18 22 26 27 9 5 18 8 29 8 13 0 25-4 35-11 10-8 17-18 22-32 6-14 8-30 8-48s-2-33-7-45c-4-12-11-22-20-28-9-7-20-10-32-10-8 0-15 2-23 5s-15 8-22 14c-7 7-13 14-18 23zM4587 267c-10 21-23 37-40 48-16 10-35 16-57 16s-41-5-59-15c-17-9-30-22-39-40-10-17-14-37-14-59 0-24 5-46 15-65s24-34 42-45c17-12 37-17 58-17 18 0 34 4 47 12 14 8 25 19 32 33 8 14 12 31 12 49v16h-162v-23l112-3-6 11c0-16-2-28-5-39-3-10-8-18-14-23-6-6-13-9-22-9-10 0-19 4-27 11s-14 17-18 29c-5 12-7 27-7 44 0 19 3 34 9 46 6 13 14 22 25 29s24 10 39 10c12 0 24-3 35-7 11-5 21-12 30-22zM4678 161l-67-27v-17l67-27h21zM4699 282c0 5 0 9 2 12 3 2 6 5 10 6 5 2 11 3 19 4v21h-119v-21c7-1 12-2 16-4 4-1 7-3 8-6 2-2 3-6 3-10v-158l61-36zM4691 170c9-17 17-32 24-43s14-20 22-27c7-6 14-10 22-10 3 0 6 1 9 2 2 1 5 2 7 4v55h-12c-12 0-22 2-30 4s-15 6-22 12c-6 5-13 12-20 21zM4811 38c0-7 2-13 5-19 4-5 8-10 14-13 6-4 13-6 20-6s13 2 19 6c6 3 11 8 14 13 3 6 5 12 5 20 0 7-2 13-5 19s-8 10-14 14c-6 3-12 5-19 5-8 0-14-2-20-5-6-4-10-8-14-14-3-6-5-12-5-20zM4862 161l-68-27v-17l68-27h20zM4882 284c0 4 1 8 2 10 2 3 5 5 9 6 3 1 9 3 16 4v21h-115v-21c7-1 13-3 16-4 4-1 7-3 9-6 1-2 2-6 2-10v-158l61-36zM5018 90l-20 71-68-27v-17l68-27zM4930 304c7-1 13-2 16-4 4-1 7-3 9-6 1-2 2-6 2-10v-158l61-36v194c0 4 1 8 2 10 2 3 5 5 8 6 4 2 10 3 17 4v21h-115zM5071 304c7-1 12-2 16-4 4-1 7-3 8-6 2-2 3-6 3-10v-117c0-11-3-20-9-26s-15-9-26-9c-7 0-15 2-22 5-8 2-15 6-22 11s-13 10-18 16v-18c7-11 16-20 26-29 10-8 21-15 32-20 12-5 23-7 33-7 22 0 38 6 49 17 12 12 17 28 17 50v127c0 4 1 8 3 10 1 3 4 5 8 6 4 2 9 3 16 4v21h-114zM5211 304c7-1 13-2 16-4 4-1 7-3 9-6 1-2 2-6 2-10v-117c0-11-3-20-8-26-6-6-15-9-27-9-7 0-14 2-22 5-7 2-15 6-21 11-7 5-14 10-19 16v-18c8-11 16-20 26-29 10-8 21-15 33-20 11-5 22-7 32-7 22 0 38 6 49 17 12 12 17 28 17 50v127c0 4 1 8 3 10 2 3 5 5 8 6 5 2 10 3 17 4v21h-115zM5555 267c-10 21-24 37-40 48-16 10-35 16-57 16s-42-5-59-15c-17-9-30-22-39-40-10-17-14-37-14-59 0-24 5-46 15-65s24-34 42-45c17-12 37-17 58-17 18 0 34 4 47 12 14 8 25 19 32 33 8 14 12 31 12 49v16h-162v-23l112-3-6 11c0-16-2-28-5-39-3-10-8-18-14-23-6-6-13-9-22-9-10 0-19 4-27 11s-14 17-18 29c-5 12-7 27-7 44 0 19 3 34 9 46 6 13 14 22 25 29s24 10 39 10c12 0 24-3 35-7 11-5 21-12 30-22zM5667 90l-21 71-67-27v-17l67-27zM5579 304c7-1 12-2 16-4 4-1 7-3 8-6 2-2 3-6 3-10v-158l61-36v194c0 4 0 8 2 10 2 3 4 5 8 6 4 2 10 3 17 4v21h-115zM5723 304c7-1 13-2 16-4 4-1 7-3 9-6 1-2 2-6 2-10v-115c0-12-3-21-9-27s-15-10-27-10c-7 0-14 2-22 5s-15 7-23 12c-7 5-13 10-18 17v-18c7-11 16-21 26-30 11-9 22-15 33-20s23-8 34-8c21 0 38 6 49 18 12 11 18 28 18 50v126c0 4 1 8 2 10 2 3 5 5 8 6 4 2 10 3 17 4v21h-115zM5847 108c11-4 21-9 28-13 8-5 14-11 20-18 5-7 10-16 15-27h27v84h-90zM5937 265c0 7 2 14 6 18 5 5 11 9 19 12 9 3 20 4 34 5v21c-9 3-18 5-26 7-9 2-18 3-26 3-21 0-38-6-49-17-12-11-18-26-18-47v-152h60zM5991 134h-77v-39h77zM6053 249c5 19 13 34 23 44 10 9 22 14 36 14 9 0 16-1 23-4 6-3 12-7 15-11 4-5 6-11 6-18 0-6-2-11-5-15-2-5-7-9-13-12s-14-6-25-9c-3-1-7-2-11-3-18-4-33-9-44-16-11-6-19-13-25-23-5-9-7-20-7-33 0-14 4-27 11-38 8-11 19-19 32-26 14-6 30-9 48-9 16 0 30 2 44 5 13 4 25 9 36 16v53h-28c-4-16-11-29-20-37-9-9-20-13-33-13-8 0-15 1-20 4-6 2-10 5-13 10-3 4-4 9-4 15s1 11 4 15 8 8 14 11c7 3 17 6 28 9 21 5 37 10 50 16 12 7 20 15 26 25 5 9 8 21 8 35 0 15-4 29-12 40-8 12-19 21-34 27-14 7-31 10-51 10-17 0-32-2-48-6-15-5-28-11-38-19v-57zM6219 374c14-2 25-6 36-13 10-6 19-15 24-25 7-10 10-21 10-33h6c0 7-3 14-8 18-5 5-11 8-19 8-7 0-14-2-20-5-6-4-11-9-14-15-4-6-5-13-5-20 0-6 1-13 5-19 3-6 8-11 14-14 6-4 13-6 20-6 8 0 16 3 23 7 6 5 12 11 16 19 3 8 5 17 5 27 0 17-4 32-12 45-8 14-19 25-33 33-14 9-30 15-48 16zM6558 154c22 0 38-4 49-13s17-23 17-42c0-18-6-31-17-40s-27-13-49-13h-74v-27h94c36 0 63 7 82 19 19 13 29 31 29 56 0 14-4 27-12 38-7 11-18 19-31 26-13 6-28 10-45 11h-117v-15zM6571 299c24 0 41-5 52-14s17-24 17-45c0-18-7-33-19-44-13-10-30-15-53-15h-84v-16h118c21 0 39 4 55 10s28 14 37 26 13 25 13 39c0 17-5 32-14 45-10 13-24 23-41 30-18 7-37 10-60 10h-108v-26zM6413 303c9 0 17-1 22-4 6-2 10-5 12-10 2-4 3-10 3-18v-198c0-7-1-13-3-18-2-4-6-7-12-9-5-2-13-4-22-5v-22h104v246c0 9 1 15 4 20 2 5 7 8 13 10 6 3 14 4 25 4h6v26h-152zM6724 303c9 0 17-1 23-4 5-2 9-5 11-10 2-4 3-10 3-18v-198c0-7-1-13-3-18-2-4-6-7-11-10-6-2-14-3-23-4v-22h142v22c-10 1-18 3-23 5s-9 5-12 9c-2 5-3 11-3 18v198c0 8 1 14 3 18 3 5 7 8 12 10 5 3 13 4 23 4v22h-142zM7137 113c-4-17-9-30-17-41-7-11-17-19-29-24-11-6-24-9-40-9-21 0-38 6-53 16-16 11-27 25-35 45-8 19-12 42-12 69s4 52 12 72c9 21 21 36 37 47 15 11 33 17 53 17 15 0 28-3 41-8 12-6 23-14 33-26l33 28c-14 10-31 18-51 24-20 5-40 8-61 8-32 0-61-7-86-20-25-12-45-30-59-54-14-23-21-49-21-80s7-59 21-84c15-25 34-44 59-58 26-14 54-21 85-21 22 0 43 3 63 8 19 4 36 11 50 19v72zM7191 198c-8 1-15 2-19 5-5 2-8 5-10 9s-2 9-2 16v71h-58v-71c0-7-2-13-5-16-3-4-8-7-15-9-6-3-16-4-29-5v-22h138zM7366 271c0 8 1 14 3 18 3 5 6 8 11 10 6 3 14 4 24 4v22h-109v-22c9 0 17-1 23-4 5-2 9-5 11-10 2-4 3-10 3-18v-198c0-7-1-13-3-18-2-4-6-7-11-10-6-2-14-3-23-4v-22h111l-40 44zM7509 269l-12 57h-33l-103-249v-58h45zM7487 269l103-250h10v58l-103 249h-33zM7699 41c-10 1-18 3-23 5s-9 5-11 9c-2 5-3 11-3 18v198c0 8 1 14 3 18 2 5 6 8 11 10 5 3 13 4 23 4v22h-142v-22c10 0 17-1 23-4 5-2 9-5 12-10 2-4 3-10 3-18v-208l-5-44h109zM7832 331c-21 0-40-5-57-15-17-9-30-23-39-40-9-18-14-38-14-60 0-24 5-45 15-64s24-34 41-45 36-17 57-17 40 5 57 15c16 10 29 24 38 41 10 18 15 37 15 60s-6 43-16 62c-10 20-23 35-40 46-18 11-37 17-57 17zM7836 308c10 0 19-4 25-10 7-7 12-17 15-30 4-14 5-30 5-50 0-22-2-40-6-55-4-16-10-28-18-37-7-8-16-13-26-13s-19 4-26 11c-6 6-12 16-15 29-3 14-5 30-5 51s2 39 6 55c4 15 10 28 18 36s17 13 27 13zM8175 82l-67-32v-16l67-33h21zM8196 267c0 5 1 9 2 11 2 3 5 6 9 8 4 1 9 2 16 3v21l-67 20h-21v-291l61-38zM8156 152c-8-12-17-21-26-26-8-5-17-8-28-8-13 0-25 4-35 12-10 7-17 18-22 31-6 14-8 30-8 49 0 17 2 32 6 44 5 12 12 22 21 28 9 7 19 10 32 10 7 0 15-1 23-5 8-3 15-8 22-14 7-7 13-14 18-23l5 15c-7 15-16 27-26 37-9 9-20 16-32 22-12 4-24 7-37 7-18 0-34-5-49-14-14-10-26-23-34-39-8-17-13-35-13-55 0-26 6-49 16-69s24-36 43-47 40-17 64-17c15 0 28 3 42 8 13 5 25 13 34 22zM8452 267c-10 21-23 37-40 48-16 10-35 16-57 16s-41-5-59-15c-17-9-30-22-39-40-10-17-14-37-14-59 0-24 5-46 15-65s24-34 42-45c17-12 37-17 58-17 18 0 34 4 48 12 13 8 24 19 32 33 7 14 11 31 11 49v16h-161v-23l111-3-6 11c0-16-2-28-5-39-3-10-8-18-14-23-6-6-13-9-21-9-11 0-20 4-28 11s-14 17-18 29c-5 12-7 27-7 44 0 19 3 34 9 46 6 13 14 22 25 29s24 10 39 10c12 0 24-3 35-7 11-5 21-12 31-22zM8543 82l-67-32v-16l67-33h21zM8564 284c0 4 0 8 2 10 2 3 5 5 8 6 4 2 10 3 17 4v21h-115v-21c7-1 12-2 16-4 4-1 7-3 8-6 2-2 3-6 3-10v-247l61-36z">
          <text:p/>
        </draw:path>
        <draw:path draw:style-name="gr1" draw:text-style-name="P1" draw:layer="layout" svg:width="8.341cm" svg:height="0.454cm" svg:x="1.012cm" svg:y="11.913cm" svg:viewBox="0 0 8342 455" svg:d="M25 246c5 28 14 49 27 62 13 14 31 20 53 20 13 0 24-1 33-6 10-4 17-10 22-17 6-8 8-17 8-27s-2-18-7-24c-4-7-11-12-19-16-7-5-18-9-30-13-4-1-9-2-14-3-20-6-37-12-51-20-14-7-25-17-33-28-8-12-12-27-12-45s4-34 14-48c9-14 22-25 39-32 16-8 35-12 56-12 20 0 37 2 53 7 16 4 31 11 44 20v73h-25c-4-17-10-32-16-43-6-10-13-18-22-23-9-6-20-8-33-8-11 0-21 2-29 5-8 4-15 9-19 16-4 6-7 14-7 24s3 20 8 26c6 7 12 11 20 15 8 3 18 6 30 10 3 1 6 1 9 2 22 6 40 13 55 21s26 18 35 30c8 12 13 27 13 45 0 19-6 36-16 51-11 14-25 25-44 34-19 8-40 12-64 12-20 0-39-3-58-8-18-5-33-13-45-23v-77zM259 132c11-4 21-9 28-14 8-5 14-11 20-18 5-7 10-16 15-27h27v85h-90zM349 288c0 7 2 14 6 18 4 5 11 9 19 12 9 3 20 4 34 5v21c-9 3-18 6-26 7-9 2-18 3-26 3-21 0-38-6-49-17-12-11-18-26-18-47v-151h60zM403 158h-77v-38h77zM652 345c-6 3-12 4-19 6-6 1-12 2-19 2-16 0-28-4-37-12-9-9-13-21-13-37v-128c0-13-3-24-9-31-6-6-14-10-26-10-11 0-19 3-25 10-7 7-10 16-10 27v27h-42c-5-3-8-6-11-11-2-5-3-11-3-16 0-11 4-20 12-29s19-16 33-21c14-6 29-9 46-9 20 0 37 3 51 10 15 7 26 16 33 28 8 12 12 27 12 44v107c0 5 1 9 2 12 2 2 5 4 8 6 4 2 9 3 17 4zM574 308c-11 16-23 27-36 35-13 7-28 11-45 11-12 0-22-3-32-7-9-5-16-12-21-21-6-9-8-19-8-30 0-17 5-30 15-41 11-12 26-20 47-26l87-25v21l-58 17c-11 4-19 9-24 15-5 7-8 15-8 25 0 6 2 12 4 17 3 5 7 8 12 11 6 3 11 5 18 5 8 0 17-3 25-7 9-5 17-12 24-20zM657 132c12-4 22-9 29-14s14-11 19-18c6-7 11-16 16-27h27v85h-91zM748 288c0 7 2 14 6 18 4 5 10 9 19 12s20 4 34 5v21c-9 3-18 6-27 7-9 2-17 3-25 3-22 0-38-6-50-17s-17-26-17-47v-151h60zM802 158h-77v-38h77zM847 61c0-7 2-13 5-19 3-5 8-10 14-13 6-4 12-6 20-6 7 0 13 2 19 6 6 3 11 8 14 13 3 6 5 12 5 20 0 7-2 13-5 19s-8 11-14 14-13 5-20 5-13-2-19-5-11-8-14-14-5-12-5-20zM897 185l-67-27v-17l67-28h21zM918 307c0 4 0 8 2 10 2 3 4 5 8 6s10 3 17 4v21h-115v-21c7-1 12-3 16-4s7-3 8-6c2-2 3-6 3-10v-157l61-37zM996 272c5 20 12 34 22 44 10 9 22 14 37 14 9 0 16-1 22-4 7-3 12-6 16-11 3-5 5-11 5-18 0-6-1-11-4-15-3-5-7-9-13-12s-15-6-25-9c-4-1-8-2-11-3-18-4-33-9-44-16-11-6-20-13-25-22s-8-20-8-33c0-14 4-27 12-38 7-11 18-19 32-26s29-10 47-10c16 0 31 2 44 7 13 3 25 8 36 15v53h-28c-4-16-10-28-19-37-10-9-21-13-34-13-7 0-14 1-20 4-5 2-10 5-13 10-3 4-4 9-4 15s1 11 4 15c3 5 8 8 15 11s16 6 28 9c20 5 37 10 49 16 12 7 21 14 26 24 6 9 9 21 9 35 0 15-4 29-12 40-8 12-19 21-34 27-15 7-32 10-52 10-16 0-32-2-47-6-15-5-28-11-39-19v-57zM1174 132c12-4 21-9 29-14 7-5 13-11 19-18 5-7 11-16 15-27h27v85h-90zM1264 288c0 7 2 14 7 18 4 5 10 9 19 12s20 4 33 5v21c-8 3-17 6-26 7-9 2-17 3-25 3-22 0-38-6-50-17s-18-26-18-47v-151h60zM1318 158h-76v-38h76zM1364 61c0-7 2-13 5-19 3-5 8-10 14-13 6-4 12-6 20-6 7 0 13 2 19 6 6 3 10 8 14 13 3 6 5 12 5 20 0 7-2 13-5 19-4 6-8 11-14 14s-13 5-20 5-13-2-19-5-11-8-14-14-5-12-5-20zM1414 185l-67-27v-17l67-28h21zM1435 307c0 4 0 8 2 10 2 3 4 5 8 6s10 3 17 4v21h-115v-21c7-1 12-3 16-4s7-3 8-6c2-2 3-6 3-10v-157l61-37zM1686 290c-8 21-21 36-37 47s-35 17-57 17c-21 0-40-5-56-14-17-10-30-24-40-41-9-18-13-37-13-59 0-24 5-46 15-65s24-34 41-44c18-11 38-18 60-18 16 0 30 3 42 9 13 5 23 12 30 21 8 9 11 19 11 30 0 6-1 11-4 15-3 5-6 8-11 11h-39v-12c0-16-3-28-9-36s-15-13-27-13c-10 0-19 4-27 10-8 7-14 16-18 28s-6 27-6 43c0 17 2 32 8 46 6 12 14 23 25 30s23 10 38 10c11 0 22-2 32-7s19-12 28-21zM1927 345c-6 3-12 4-18 6-7 1-13 2-19 2-16 0-29-4-38-12-8-9-12-21-12-37v-128c0-13-3-24-9-31-6-6-15-10-27-10-10 0-19 3-25 10s-9 16-9 27v27h-43c-4-3-8-6-10-11s-4-11-4-16c0-11 4-20 13-29 8-9 18-16 32-21 14-6 29-9 46-9 20 0 37 3 52 10 14 7 25 16 33 28 7 12 11 27 11 44v107c0 5 1 9 2 12 2 2 5 4 9 6 3 2 9 3 16 4zM1849 308c-10 16-22 27-36 35-13 7-28 11-44 11-12 0-23-3-32-7-10-5-17-12-22-21s-8-19-8-30c0-17 5-30 16-41 10-12 25-20 46-26l87-25v21l-57 17c-12 4-20 9-25 15-5 7-7 15-7 25 0 6 1 12 4 17s7 8 12 11 11 5 17 5c9 0 17-3 26-7 9-5 16-12 23-20zM2013 105l-68-32v-16l68-33h20zM2033 307c0 4 1 8 2 10 2 3 5 5 8 7 4 1 10 2 17 3v21h-115v-21c7-1 13-2 16-3 4-2 7-4 9-7 1-2 2-6 2-10v-247l61-36zM2148 105l-67-32v-16l67-33h21zM2169 307c0 4 1 8 2 10 2 3 5 5 8 7 4 1 10 2 17 3v21h-115v-21c7-1 12-2 16-3 4-2 7-4 8-7 2-2 3-6 3-10v-247l61-36zM2329 141c-10 1-17 3-21 5-5 2-7 5-7 9-1 4 1 9 4 16l50 123h-12l47-123c3-7 4-12 4-16-1-4-3-7-7-9s-11-4-20-5v-21h85v21c-7 2-13 4-17 6-3 2-6 6-9 12l-81 192h-26l-88-192c-2-5-5-9-9-12-3-2-8-4-16-6v-21h123zM2236 397c16 0 28-2 38-5s19-9 26-17 14-19 20-33l25 9c-9 24-18 43-27 58s-19 26-30 34-23 12-37 12c-7 0-13-1-20-4-6-2-11-5-14-8v-46zM2808 137c-3-17-8-31-16-42-7-11-17-19-28-24-12-6-25-9-41-9-20 0-38 6-53 16-15 11-27 26-35 46s-12 42-12 69 4 51 13 72c9 20 21 35 36 46 16 11 33 17 54 17 13 0 26-3 36-8 11-5 20-14 29-26 9-11 18-27 27-48h23l-13 79c-14 9-30 16-49 21s-39 8-58 8c-33 0-62-7-87-19-25-13-45-31-59-54-14-24-21-50-21-80 0-31 7-59 22-85 14-25 34-44 59-58s53-21 85-21c21 0 41 3 61 8s37 11 50 20v72zM2978 354c-21 0-40-5-56-14-17-10-30-24-39-41-10-18-14-38-14-60 0-23 5-43 15-63 10-19 24-34 41-45s36-18 57-18 40 6 57 16c16 10 29 24 38 41 10 18 14 37 14 59 0 23-5 44-15 63s-24 34-41 45-36 17-57 17zM2983 331c10 0 19-4 25-10 7-7 12-17 15-30 3-14 5-30 5-50 0-21-2-39-7-54-4-16-10-28-17-37-8-8-16-13-27-13-10 0-18 4-25 11-7 6-12 16-15 29-4 14-5 30-5 50 0 21 1 39 6 55 4 15 10 28 18 36 8 9 17 13 27 13zM3202 113l-20 72-69-27v-17l69-28zM3113 327c7-1 13-2 16-3 4-2 7-4 9-7 2-2 3-6 3-10v-157l61-37v194c0 4 1 8 2 10 2 3 5 5 9 7 4 1 9 2 16 3v21h-116zM3259 327c7-1 12-2 16-3 4-2 7-4 8-7 2-2 3-6 3-10v-114c0-12-3-21-9-27s-15-10-27-10c-7 0-15 2-23 5-7 3-15 7-22 12s-13 11-19 17v-18c7-11 16-21 27-30 10-9 21-15 33-20 11-6 22-9 33-9 22 0 38 7 50 19s18 28 18 50v125c0 4 0 8 2 10 2 3 4 5 8 7 4 1 10 2 17 3v21h-115zM3398 327c7-1 12-2 16-3 4-2 7-4 8-7 2-2 3-6 3-10v-187c0-20 5-36 16-50 10-15 25-26 44-34 20-8 42-12 68-12 19 0 36 2 51 6 14 4 26 10 34 17s12 15 12 25c0 5-2 10-5 15-3 4-7 8-12 10h-50v-13c0-13-3-23-9-29-7-7-16-11-29-11s-23 3-32 9-16 14-21 25c-4 11-7 24-7 40v188c0 4 1 8 4 11 2 3 5 5 10 7 5 1 11 2 19 3v21h-120zM3395 132c14-4 26-9 35-16 10-6 19-15 29-26h20v68h-84zM3624 158h-161v-38h161zM3556 327c7-1 13-3 16-4 4-1 7-3 9-6 1-2 2-6 2-10v-187l41-7h20v194c0 4 1 8 2 10 2 3 5 5 9 6s9 3 16 4v21h-115zM3759 185l-67-27v-17l67-28h21zM3780 305c0 5 1 9 3 12s5 5 9 7c5 1 11 2 19 3v21h-119v-21c7-1 12-2 16-3 4-2 7-4 8-7 2-2 3-6 3-10v-157l61-37zM3772 194c9-17 17-31 24-42 7-12 14-21 22-27 7-8 14-12 22-12 3 0 6 1 9 2s5 2 7 5v55h-12c-12 0-21 2-29 4-9 2-16 6-23 12-6 5-13 12-20 21zM3963 113l-20 72-67-27v-17l67-28zM3876 327c6-1 12-2 16-3 4-2 6-4 8-7 2-2 3-6 3-10v-157l60-37v194c0 4 1 8 2 10 2 3 5 5 9 7 4 1 9 2 16 3v21h-114zM4016 327c7-1 12-2 16-3 4-2 7-4 8-7 2-2 3-6 3-10v-116c0-11-3-20-9-26-6-5-14-9-26-9-7 0-14 2-22 5s-15 6-22 11-13 10-18 16v-18c7-11 16-20 27-29 10-8 21-15 32-20s22-8 33-8c21 0 37 7 49 18 11 12 17 28 17 50v126c0 4 0 8 2 10 2 3 5 5 8 7 4 1 10 2 17 3v21h-115zM4156 327c7-1 13-2 17-3 4-2 6-4 8-7 2-2 3-6 3-10v-116c0-11-3-20-9-26-6-5-15-9-27-9-7 0-14 2-22 5-7 3-14 6-21 11s-13 10-19 16v-18c8-11 17-20 27-29 10-8 21-15 32-20s22-8 33-8c21 0 38 7 49 18 11 12 17 28 17 50v126c0 4 1 8 3 10 1 3 4 5 8 7 4 1 9 2 16 3v21h-115zM4500 290c-10 21-23 37-40 48-16 10-35 16-57 16s-41-5-58-14c-17-10-31-23-40-41-9-17-14-37-14-59 0-23 5-44 15-64 10-19 24-34 42-45 17-11 37-18 58-18 18 0 34 4 48 13 14 8 24 19 32 33 7 14 11 31 11 49v16h-161v-23l112-3-7 11c0-16-2-28-5-39-3-10-8-18-14-23-6-6-13-9-21-9-11 0-20 4-28 11s-14 17-18 29c-4 13-7 27-7 44 0 18 3 33 9 45 6 13 14 22 25 29s24 10 39 10c13 0 24-2 35-7s21-12 31-22zM4726 105l-67-32v-16l67-33h21zM4747 290c0 5 1 9 2 11 2 4 5 6 8 8 4 1 10 2 17 3v21l-67 20h-21v-291l61-38zM4707 176c-9-12-17-21-26-26-8-5-17-8-28-8-14 0-25 4-35 12-10 7-17 18-23 31-5 14-7 30-7 48 0 17 2 32 6 44 5 12 12 22 21 28 8 7 19 10 32 10 7 0 15-1 23-5 8-3 15-8 22-14 7-7 13-14 17-23l5 15c-7 15-15 27-25 37-10 9-20 17-32 22-12 4-24 7-37 7-18 0-34-5-49-14-14-9-26-23-34-39-9-17-13-35-13-55 0-25 5-48 16-68 10-20 24-36 43-47 18-11 40-18 64-18 14 0 28 3 41 9 14 6 26 13 35 22zM4975 288c0 9 1 15 4 20s7 8 13 11c6 2 14 3 25 3h25c13 0 25-2 35-7 10-4 19-12 27-22 9-10 17-23 24-39h24l-17 94h-264v-22c9 0 17-1 22-4 6-2 10-5 12-10 2-4 3-10 3-18v-197c0-8-1-14-3-19-2-4-6-7-12-10-5-2-13-3-22-3v-23h104zM5114 129c-4-16-9-28-15-37-5-8-13-14-22-18-9-3-21-5-37-5h-86v-27h183v87zM5027 178c7 0 13-1 17-4 5-2 9-7 11-13 3-5 5-13 6-24h23v108h-23c-1-10-3-18-6-24s-6-10-11-13c-4-2-10-4-17-4h-73v-26zM5174 327c7-1 12-2 16-3 4-2 7-4 8-7 2-2 3-6 3-10v-182c0-19 5-36 15-50 11-14 25-25 44-33s40-12 64-12c18 0 33 2 46 6 13 5 23 10 29 18 7 8 10 17 10 27l-16 56h-34v-48c0-12-3-22-10-29-6-7-16-10-28-10-13 0-24 3-32 8-9 6-16 15-21 26s-7 24-7 41v181c0 4 1 8 3 11 3 3 6 5 11 7 5 1 11 2 19 3v21h-120zM5171 132c14-4 25-9 34-16 10-6 20-15 30-26h20v68h-84zM5473 158h-235v-38h235zM5332 327c7-1 12-2 16-3 4-2 7-4 8-7 2-2 3-6 3-10v-198c0-17 4-31 11-44 8-13 18-23 32-30 13-7 29-11 46-11 13 0 25 2 36 6 10 4 19 9 25 16 5 7 8 15 8 24 0 4-1 8-3 13-2 4-4 7-8 9h-42v-26c0-8-2-15-4-19-4-5-8-7-13-7-9 0-16 5-21 13-4 9-6 20-6 36v217c0 4 1 8 3 11s5 5 10 7c5 1 11 2 20 3v21h-121zM5707 290c-10 21-23 37-40 48-16 10-35 16-56 16-23 0-42-5-59-14-17-10-31-23-40-41-9-17-14-37-14-59 0-23 5-44 15-64 10-19 24-34 42-45 17-11 37-18 58-18 18 0 34 4 48 13 14 8 24 19 32 33 7 14 11 31 11 49v16h-161v-23l112-3-7 11c0-16-2-28-5-39-3-10-8-18-14-23-6-6-13-9-21-9-11 0-20 4-28 11s-14 17-18 29c-4 13-7 27-7 44 0 18 3 33 9 45 6 13 14 22 25 29s24 10 39 10c13 0 24-2 35-7s21-12 31-22zM5935 290c-9 21-21 36-37 47-17 11-36 17-58 17-21 0-39-5-56-14-16-10-29-24-39-41-9-18-14-37-14-59 0-24 5-46 15-65s24-34 42-44c18-11 38-18 60-18 15 0 29 3 42 9 13 5 23 12 30 21s11 19 11 30c0 6-2 11-5 15-2 5-6 8-11 11h-38v-12c0-16-3-28-10-36-6-8-15-13-26-13s-20 4-28 10c-7 7-13 16-18 28-4 12-6 27-6 43 0 17 3 32 9 46 6 12 14 23 25 30 10 7 23 10 37 10 12 0 22-2 32-7s20-12 29-21zM5953 132c12-4 21-9 29-14 7-5 13-11 19-18 5-7 11-16 15-27h27v85h-90zM6043 288c0 7 2 14 6 18 5 5 11 9 20 12s20 4 33 5v21c-8 3-17 6-26 7-9 2-17 3-25 3-22 0-38-6-50-17s-18-26-18-47v-151h60zM6097 158h-76v-38h76zM6160 272c5 20 12 34 22 44 10 9 22 14 37 14 8 0 16-1 22-4 7-3 12-6 16-11 3-5 5-11 5-18 0-6-1-11-4-15-3-5-7-9-14-12-5-3-14-6-24-9-4-1-8-2-11-3-18-4-33-9-45-16-11-6-19-13-24-22-6-9-8-20-8-33 0-14 4-27 12-38 7-11 18-19 32-26 13-7 29-10 47-10 16 0 31 2 44 7 13 3 25 8 36 15v53h-28c-4-16-10-28-20-37-9-9-20-13-33-13-8 0-14 1-20 4-6 2-10 5-13 10-3 4-4 9-4 15s1 11 4 15c3 5 8 8 15 11s16 6 28 9c20 5 37 10 49 16 12 7 21 14 26 24 6 9 9 21 9 35 0 15-5 29-13 40-7 12-19 21-33 27-15 7-32 10-52 10-16 0-32-2-47-6-16-5-28-11-39-19v-57zM6438 208c0-29 5-57 14-82 9-27 21-50 36-71 15-20 31-39 49-55h27c-24 33-42 67-54 101-12 36-18 71-18 107 0 35 6 70 18 105s30 69 54 101h-27c-18-16-34-34-49-55-15-20-27-43-36-69s-14-53-14-82zM6656 185l-67-27v-17l67-28h20zM6676 408c0 5 1 8 2 11 2 2 5 4 9 6 4 1 9 3 16 4v21h-114v-21c6-1 12-3 16-4 3-2 6-4 8-6 2-3 3-6 3-11v-258l60-37zM6647 180c8-14 16-26 26-36s20-17 32-22c12-6 24-9 37-9 18 0 34 5 49 15 14 10 26 23 34 40 8 16 13 34 13 54 0 26-6 49-16 69s-24 35-43 46c-18 11-39 17-64 17-14 0-28-3-42-8-13-5-25-13-34-22l16-32c8 12 17 21 26 26 8 5 17 8 28 8 13 0 25-4 35-11 10-8 17-18 23-32 5-14 8-30 8-48 0-17-3-32-7-44-5-12-12-22-21-28-9-7-19-10-32-10-7 0-15 2-23 5s-15 8-22 14c-7 7-13 14-18 23zM7170 276v36l-212-97v-38l212-99v37l-201 93v-24zM7420 354c-25 0-47-7-66-20s-34-32-45-56c-10-24-16-51-16-81 0-31 6-58 16-83 11-25 26-43 45-57 19-13 42-20 66-20 25 0 47 7 66 20s34 32 44 56c11 24 16 52 16 82 0 31-5 59-16 83-10 24-25 42-45 56-19 13-41 20-65 20zM7430 325c10 0 19-3 26-11 8-8 13-19 17-33 4-15 6-32 6-53 0-31-3-59-9-84-6-24-14-44-25-58-11-13-23-20-36-20-11 0-19 4-26 11-7 8-13 18-17 33s-5 33-5 54c0 31 2 59 8 84 6 24 14 43 24 57 11 13 23 20 37 20zM7578 312c0-6 1-13 5-19 3-6 8-11 14-14 6-4 13-6 20-6s13 2 19 6c6 3 11 8 15 14 3 6 5 13 5 19 0 8-2 14-5 20-4 6-9 11-15 15-6 3-12 5-19 5s-14-2-20-5c-6-4-11-9-14-15-4-6-5-12-5-20zM7814 354c-25 0-47-7-66-20s-34-32-45-56c-10-24-15-51-15-81 0-31 5-58 15-83 11-25 26-43 45-57 20-13 42-20 66-20 25 0 47 7 66 20s34 32 45 56c10 24 16 52 16 82 0 31-6 59-16 83-11 24-26 42-46 56-19 13-41 20-65 20zM7824 325c10 0 19-3 26-11 8-8 13-19 17-33 4-15 6-32 6-53 0-31-3-59-9-84-5-24-14-44-25-58-11-13-23-20-36-20-11 0-19 4-26 11-7 8-13 18-17 33-3 15-5 33-5 54 0 31 2 59 8 84 6 24 14 43 24 57 11 13 23 20 37 20zM7978 275c10 15 22 26 36 34s29 12 46 12c13 0 24-2 33-6 10-4 17-10 22-17 5-8 8-16 8-26 0-14-4-25-13-34s-23-16-41-22-42-10-72-13l31-161h154v58h-151l15-7-12 63-12-14c54 4 96 15 123 34 28 20 42 46 42 79 0 19-5 36-15 51-9 16-23 27-40 36-17 8-37 12-60 12-28 0-51-6-70-17-18-11-31-28-40-50zM8342 208c0 29-4 56-13 82-10 26-22 49-36 69-15 21-31 39-49 55h-27c24-32 42-66 54-101s18-70 18-105c0-36-6-71-18-107-12-34-30-68-54-101h27c18 16 34 35 49 55 14 21 26 44 36 71 9 25 13 53 13 82z">
          <text:p/>
        </draw:path>
        <draw:path draw:style-name="gr1" draw:text-style-name="P1" draw:layer="layout" svg:width="4.474cm" svg:height="0.431cm" svg:x="2.063cm" svg:y="12.815cm" svg:viewBox="0 0 4475 432" svg:d="M255 112c-3-17-8-30-16-41-7-11-17-19-28-24-12-6-25-8-42-8-20 0-38 5-53 16-15 10-27 25-35 44-8 20-12 43-12 69 0 28 4 51 13 72 9 20 21 36 36 47 16 11 33 16 54 16 15 0 27-2 37-7 11-6 20-14 29-26s18-28 27-48h23l-13 79c-14 8-30 15-49 20-19 6-38 8-59 8-33 0-61-6-87-19-25-13-44-31-59-54-14-23-21-50-21-80s7-58 22-83c14-25 34-45 59-59s53-21 85-21c22 0 43 3 62 8 20 5 37 11 50 20v71zM379 160l-67-27v-17l67-27h21zM400 250c0 13 3 22 8 28 7 6 16 9 28 9 7 0 14-2 22-5s15-6 22-11 14-11 19-17v17c-7 12-16 22-27 31-10 8-21 15-33 20-11 5-22 7-33 7-22 0-39-6-50-17-12-12-18-29-18-51v-134l62-38zM523 160l-67-27v-17l67-27h21zM544 265c0 5 0 9 2 12 1 3 4 5 9 7 4 2 9 3 16 3v22l-67 19h-21v-201l61-38zM657 160l-67-27v-17l67-27h21zM678 281c0 5 1 8 3 11s5 5 10 7c4 1 10 2 18 3v22h-119v-22c7-1 12-2 16-3 4-2 7-4 8-6 2-3 3-6 3-11v-157l61-36zM670 169c9-17 17-31 24-42s14-20 22-27c7-7 15-11 22-11 3 0 6 1 9 2s5 3 7 4v56h-12c-12 0-21 1-29 3-9 3-16 7-22 12-7 5-14 12-21 22zM791 38c0-7 1-14 5-19 3-6 8-11 13-14 6-4 13-5 20-5s14 1 20 5c5 3 10 8 13 14 4 5 5 12 5 19s-1 14-5 19c-3 6-8 11-13 14-6 4-13 5-20 5s-14-1-20-5c-5-3-10-8-13-14-4-5-5-12-5-19zM841 160l-67-27v-17l67-27h20zM861 282c0 5 1 8 2 11 2 2 5 4 9 5 4 2 9 3 16 4v22h-114v-22c7-1 12-2 16-4 4-1 6-3 8-5 2-3 3-6 3-11v-157l60-36zM1019 329c-21 0-40-5-57-14-16-10-29-24-39-41-9-18-14-37-14-59 0-23 5-44 15-63s24-34 42-45c17-12 36-18 56-18 22 0 41 5 57 15 17 10 30 24 39 42 9 17 14 36 14 58 0 23-5 44-15 63s-24 34-41 46c-18 11-36 16-57 16zM1023 306c11 0 19-3 26-10 6-7 11-16 15-30 3-13 5-30 5-50s-3-38-7-54-10-28-18-36c-7-9-16-13-26-13s-18 3-25 10-12 17-16 30c-3 13-5 30-5 49 0 21 2 39 6 55 5 16 11 28 18 36 8 9 18 13 27 13zM1186 247c5 20 13 35 23 44 10 10 22 15 36 15 9 0 16-2 23-4 6-3 11-7 15-12s6-11 6-18c0-6-2-11-5-15-2-4-7-8-13-12-6-3-14-6-25-9-4-1-7-2-11-3-18-4-33-9-44-15s-19-14-25-23c-5-9-7-19-7-32 0-15 3-27 11-38s18-20 32-26 30-10 47-10 31 2 45 6c13 3 25 8 35 15v54h-27c-4-17-11-29-20-38-9-8-20-13-34-13-7 0-14 2-19 4-6 2-10 6-13 10-3 5-5 10-5 15 0 7 2 12 5 16s8 7 14 11c7 3 16 6 28 9 21 4 37 9 49 16 12 6 21 14 27 23 5 10 8 21 8 35 0 15-4 29-12 41s-19 21-34 27c-14 6-32 9-51 9-17 0-32-2-48-6-15-4-28-10-38-19v-57zM1384 38c0-7 1-14 5-19 3-6 8-11 14-14 5-4 12-5 19-5s14 1 20 5c5 3 10 8 14 14 3 5 4 12 4 19s-1 14-4 19c-4 6-9 11-14 14-6 4-13 5-20 5s-14-1-19-5c-6-3-11-8-14-14-4-5-5-12-5-19zM1434 160l-67-27v-17l67-27h20zM1454 282c0 5 1 8 3 11 1 2 4 4 8 5 4 2 9 3 16 4v22h-114v-22c7-1 12-2 16-4 4-1 7-3 8-5 2-3 3-6 3-11v-157l60-36zM1496 108c12-5 21-9 29-14 7-4 13-10 19-17 5-7 10-16 15-28h27v84h-90zM1586 263c0 8 2 14 6 19 5 5 11 8 20 11 8 3 20 5 33 5v22c-9 3-17 5-26 6-9 2-18 3-26 3-21 0-37-5-49-16s-18-27-18-47v-151h60zM1640 133h-76v-38h76zM1785 116c-10 2-16 3-21 5-4 3-7 6-7 10 0 3 1 9 4 16l50 122h-12l47-122c3-7 4-13 4-16 0-4-2-7-6-10-5-2-11-3-21-5v-21h86v21c-8 2-14 4-17 6-4 3-7 7-9 13l-82 191h-25l-88-191c-3-6-6-10-9-13-4-2-9-4-17-6v-21h123zM1693 374c15 0 28-2 38-6 9-3 18-9 25-17s14-19 20-34l25 9c-9 25-18 44-27 59s-19 27-30 34c-10 8-23 13-37 13-6 0-13-2-19-4-7-2-12-5-15-9v-45zM2149 154c22 0 39-5 49-14 11-9 17-23 17-42 0-17-6-31-17-39-11-9-27-14-49-14h-74v-26h94c36 0 63 6 82 19 19 12 29 31 29 56 0 14-4 26-12 37-7 11-18 20-31 26-13 7-28 11-45 12h-117v-15zM2162 297c24 0 41-4 52-14 11-9 17-24 17-44 0-19-7-33-19-43-13-10-30-16-53-16h-84v-16h118c21 1 39 4 55 10s28 15 37 26 13 24 13 39c0 17-5 32-14 44-10 13-23 23-41 30-17 7-37 11-60 11h-108v-27zM2004 302c9-1 17-2 22-4 6-2 10-6 12-10 2-5 3-11 3-18v-197c0-8-1-14-3-18-2-5-6-8-12-10-5-2-13-3-22-4v-22h104v245c0 8 1 15 4 19 2 5 7 9 13 11s14 3 25 3h6v27h-152zM2315 302c9-1 17-2 23-4 5-2 9-6 11-10 2-5 3-11 3-18v-197c0-8-1-14-3-18-2-5-6-8-11-10-6-2-14-4-23-4v-22h142v22c-10 1-17 2-23 4-5 2-9 5-12 10-2 4-3 10-3 18v197c0 7 1 13 3 18 3 4 7 8 12 10 6 2 13 3 23 4v22h-142zM2728 112c-4-16-9-29-17-40-7-11-17-20-29-25-11-6-24-8-40-8-21 0-38 5-53 16-16 10-27 25-35 44-8 20-12 43-12 69 0 28 4 51 12 72 9 20 21 36 37 47 15 11 33 16 53 16 15 0 28-2 41-8 12-6 23-14 33-25l33 27c-14 10-31 18-51 24-20 5-40 8-61 8-32 0-61-6-86-19s-45-31-59-54-21-50-21-80 7-58 21-83c15-25 34-45 59-59 26-14 54-21 85-21 22 0 43 3 63 8 19 5 36 11 50 20v71zM2782 197c-8 1-14 3-19 5s-8 5-10 9c-1 3-2 9-2 16v70h-58v-70c0-8-2-13-5-17s-8-7-14-9c-7-1-17-3-30-4v-22h138zM2997 329c-21 0-40-5-57-14-16-10-30-24-39-41-9-18-14-37-14-59 0-23 5-44 15-63s24-34 41-45c18-12 36-18 57-18s40 5 57 15c16 10 29 24 38 42 10 17 15 36 15 58 0 23-5 44-16 63-10 19-23 34-40 46-18 11-37 16-57 16zM3001 306c10 0 19-3 26-10 6-7 11-16 14-30 4-13 5-30 5-50s-2-38-6-54-10-28-18-36c-7-9-16-13-26-13s-19 3-26 10c-6 7-11 17-15 30-3 13-5 30-5 49 0 21 2 39 6 55s11 28 18 36c8 9 17 13 27 13zM3199 160l-67-27v-17l67-27h21zM3220 281c0 5 0 8 2 11s6 5 10 7c5 1 11 2 19 3v22h-119v-22c7-1 12-2 16-3 4-2 7-4 8-6 2-3 3-6 3-11v-157l61-36zM3212 169c9-17 16-31 24-42 7-11 14-20 22-27 7-7 14-11 22-11 3 0 6 1 8 2 3 1 6 3 8 4v56h-13c-11 0-21 1-29 3-8 3-15 7-22 12-6 5-13 12-20 22zM3333 38c0-7 1-14 4-19 4-6 8-11 14-14 6-4 13-5 20-5s13 1 19 5c6 3 11 8 14 14 3 5 5 12 5 19s-2 14-5 19c-3 6-8 11-14 14-6 4-12 5-19 5s-14-1-20-5c-6-3-10-8-14-14-3-5-4-12-4-19zM3383 160l-68-27v-17l68-27h20zM3403 282c0 5 1 8 2 11 2 2 5 4 9 5 4 2 9 3 16 4v22h-115v-22c7-1 13-2 16-4 4-1 7-3 9-5 1-3 2-6 2-11v-157l61-36zM3617 113c11-5 19-9 26-11s12-4 17-5c4-2 8-2 13-2h12v38h-68zM3561 89c19 0 36 4 50 10 14 7 26 16 34 28s12 26 12 40c0 16-5 30-13 43-9 13-21 23-36 31-15 7-31 11-49 11-19 0-35-3-49-10-15-7-26-16-34-27-8-12-12-26-12-41s4-29 13-42 21-24 35-31c15-8 32-12 49-12zM3559 111c-12 0-22 5-28 14-7 10-10 24-10 42 0 12 2 23 5 33 4 9 9 17 15 22 6 6 13 9 21 9 12 0 21-5 28-15 6-9 9-23 9-41 0-13-2-24-6-33-3-10-8-17-14-23-6-5-13-8-20-8zM3525 335c-13 0-23 3-30 10-8 6-11 15-11 25 0 8 2 15 7 20 6 6 13 10 22 14 10 3 21 4 34 4h16c14 0 27-1 38-5s19-9 25-15c7-7 10-15 10-23s-3-15-10-20c-5-5-14-7-25-7h-102v-12c-13 0-23-3-31-11-7-8-11-18-11-31 0-10 2-18 7-26s13-14 22-19c9-4 20-7 33-8l6 15c-10 0-17 2-22 5-5 4-7 9-7 15s1 10 5 13c3 3 9 4 15 4h97c15 0 28 3 38 8 11 5 19 13 25 22 6 10 9 22 9 35 0 15-6 28-17 41-10 12-25 22-44 29-18 7-39 11-62 11h-15c-21 0-39-3-55-7-16-5-28-11-38-20-9-8-13-17-13-27 0-9 3-18 9-26 7-8 15-15 26-21 11-5 23-7 35-7h21v14zM3721 38c0-7 1-14 5-19 3-6 7-11 13-14 6-4 13-5 20-5s14 1 19 5c6 3 11 8 14 14 4 5 5 12 5 19s-1 14-5 19c-3 6-8 11-14 14-5 4-12 5-19 5s-14-1-20-5c-6-3-10-8-13-14-4-5-5-12-5-19zM3771 160l-68-27v-17l68-27h20zM3791 282c0 5 1 8 2 11 2 2 5 4 9 5 4 2 9 3 16 4v22h-115v-22c7-1 13-2 16-4 4-1 7-3 9-5 2-3 2-6 2-11v-157l61-36zM3927 89l-21 71-67-27v-17l67-27zM3839 302c7-1 13-2 16-3 4-2 7-4 8-6 2-3 3-6 3-11v-157l61-36v193c0 5 1 8 2 11 2 2 5 4 8 6 4 1 10 2 17 3v22h-115zM3984 302c7-1 12-2 16-3 4-2 6-4 8-6 2-3 3-6 3-11v-113c0-13-4-22-10-28s-15-9-27-9c-7 0-14 1-22 4s-15 7-22 12-14 11-19 17v-18c7-11 16-21 26-29 11-9 22-16 33-21 12-5 23-8 34-8 22 0 38 6 50 18 11 12 17 29 17 51v124c0 5 1 8 3 11 1 2 4 4 8 6 4 1 9 2 16 3v22h-114zM4342 320c-6 3-12 5-18 6-7 1-13 2-19 2-16 0-29-4-38-12-8-8-12-21-12-36v-128c0-14-3-24-9-31s-15-11-27-11c-10 0-19 4-25 10-6 7-9 16-9 28v26h-43c-4-2-8-6-10-11s-4-10-4-16c0-10 4-20 13-29 8-9 18-16 32-21s29-8 46-8c20 0 37 4 52 10 14 6 25 15 33 27 7 12 11 27 11 44v107c0 5 1 9 3 12 1 3 4 5 8 7 3 1 9 2 16 3zM4264 283c-10 16-22 27-36 35-13 7-28 11-44 11-12 0-23-2-32-7-10-5-17-12-22-21s-8-19-8-30c0-16 6-30 16-41s25-20 46-25l87-25v20l-57 18c-12 4-20 9-25 15s-7 14-7 25c0 5 1 11 4 16s7 9 12 12 11 4 17 4c9 0 17-2 26-7s16-11 23-19zM4428 82l-67-32v-17l67-32h20zM4448 282c0 5 1 8 2 11 2 2 5 4 9 6 4 1 9 2 16 3v22h-114v-22c6-1 12-2 16-3 4-2 6-4 8-6 2-3 3-6 3-11v-245l60-36z">
          <text:p/>
        </draw:path>
        <draw:frame draw:style-name="gr2" draw:text-style-name="P3" draw:layer="layout" svg:width="0.645cm" svg:height="0.577cm" svg:x="1.382cm" svg:y="12.687cm">
          <draw:text-box>
            <text:p text:style-name="P2"><text:span text:style-name="T1">�</text:span><text:span text:style-name="T1">. </text:span></text:p>
          </draw:text-box>
        </draw:frame>
        <draw:frame draw:style-name="gr5" draw:text-style-name="P6" draw:layer="layout" svg:width="0.532cm" svg:height="0.507cm" svg:x="10.702cm" svg:y="12.742cm">
          <draw:image xlink:href="Pictures/100000010000003F0000003C9A75211C.png" xlink:type="simple" xlink:show="embed" xlink:actuate="onLoad" draw:mime-type="image/png">
            <text:p/>
          </draw:image>
        </draw:frame>
        <draw:frame draw:style-name="gr2" draw:text-style-name="P3" draw:layer="layout" svg:width="4.146cm" svg:height="0.577cm" svg:x="6.547cm" svg:y="12.687cm">
          <draw:text-box>
            <text:p text:style-name="P2"><text:span text:style-name="T1"><text:s/>— </text:span><text:span text:style-name="T1">p=0.004, </text:span><text:span text:style-name="T1">d=0.234 </text:span></text:p>
          </draw:text-box>
        </draw:frame>
        <draw:path draw:style-name="gr1" draw:text-style-name="P1" draw:layer="layout" svg:width="6.141cm" svg:height="0.448cm" svg:x="2.063cm" svg:y="13.596cm" svg:viewBox="0 0 6142 449" svg:d="M151 354c-28 0-54-7-77-21-23-13-41-32-54-55s-20-49-20-78c0-31 7-59 20-83 13-25 32-45 55-59 24-14 51-21 82-21 28 0 53 7 76 20 23 15 41 33 54 57 13 23 20 49 20 77 0 32-7 60-20 84-13 25-32 44-56 58-23 14-50 21-80 21zM156 328c17 0 32-5 44-15s22-25 28-44c7-19 10-42 10-69 0-28-4-52-11-72-7-21-17-37-31-48-13-12-28-17-45-17s-32 6-44 15c-12 10-22 25-28 44-7 19-10 42-10 69 0 28 3 52 11 73 7 20 17 36 30 48 14 11 29 16 46 16zM400 184l-67-27v-16l67-27h20zM420 408c0 5 1 8 2 11 2 2 5 4 9 6 4 1 9 2 16 4v20h-114v-20c7-2 12-3 16-4 4-2 6-4 8-6 2-3 3-6 3-11v-258l60-36zM392 179c7-14 15-26 25-35 10-10 21-18 32-23 12-5 24-7 37-7 18 0 34 5 49 14 15 10 26 23 34 39 9 17 13 34 13 54 0 26-5 50-16 70-10 20-24 35-43 46-18 11-39 17-64 17-14 0-28-3-41-8-14-6-26-13-35-22l16-33c9 13 17 22 26 27 8 5 18 7 28 7 14 0 25-3 35-11 10-7 17-17 23-31 5-14 8-30 8-48 0-17-3-32-7-44-5-12-12-22-21-28-8-7-19-10-32-10-7 0-15 2-23 5-7 3-15 8-22 14-7 7-13 14-17 23zM604 132c12-4 21-9 29-13 7-5 14-11 19-18 6-7 11-16 15-27h28v83h-91zM695 287c0 8 1 14 6 19 4 5 10 9 19 12 9 2 20 4 34 5v21c-9 3-18 5-27 7s-17 3-25 3c-22 0-38-6-50-17s-18-27-18-47v-151h61zM749 157h-77v-38h77zM794 61c0-7 2-13 5-19s8-10 14-14c6-3 12-5 20-5 7 0 13 2 19 5 6 4 10 8 14 14 3 6 5 12 5 20s-2 14-5 20c-4 6-8 10-14 14-6 3-13 5-20 5s-13-2-19-5c-6-4-11-8-14-14s-5-13-5-21zM844 184l-67-27v-16l67-27h21zM865 307c0 4 0 8 2 10s4 4 8 6c4 1 10 2 17 4v21h-115v-21c7-2 12-3 16-4 4-2 7-4 8-6 2-2 3-6 3-10v-157l61-36zM1000 114l-20 70-67-27v-16l67-27zM913 327c7-1 12-2 16-4s7-4 8-6c2-2 3-6 3-10v-157l60-36v193c0 4 1 8 3 10 1 2 5 4 9 6s9 3 16 4v21h-115zM1054 327c7-1 13-2 16-4 4-2 7-4 9-6 1-2 2-6 2-10v-116c0-11-3-20-8-26-6-6-15-9-27-9-7 0-14 2-22 5-7 2-15 6-22 11-7 4-14 10-19 16v-18c8-11 16-21 28-29 10-9 21-15 32-20s22-7 33-7c21 0 37 6 49 17 11 11 17 28 17 49v127c0 4 1 8 2 10 2 2 5 4 8 6 4 2 10 3 17 4v21h-115zM1194 327c8-1 13-2 17-4s7-4 8-6c2-2 3-6 3-10v-116c0-11-3-20-9-26s-15-9-27-9c-7 0-14 2-21 5-8 2-15 6-22 11-7 4-13 10-19 16v-18c8-11 17-21 27-29 10-9 21-15 32-20 12-5 23-7 33-7 21 0 38 6 49 17s17 28 17 49v127c0 4 1 8 3 10s4 4 8 6 10 3 17 4v21h-116zM1553 345c-6 2-12 4-19 5-6 2-12 2-18 2-17 0-29-4-38-12-8-8-12-20-12-36v-128c0-13-3-24-9-31s-15-10-27-10c-10 0-19 3-25 10-6 6-9 16-9 27v27h-43c-4-3-8-7-10-11-3-5-4-11-4-16 0-11 4-21 12-30 8-8 19-15 33-21 14-5 29-7 46-7 20 0 37 3 52 9 14 6 25 16 33 28 7 12 11 26 11 43v108c0 5 1 8 2 11 2 3 5 5 9 7 3 1 9 3 16 3zM1475 308c-10 15-22 27-36 35-13 7-28 11-45 11-11 0-22-3-32-8-9-5-16-12-21-21-5-8-8-18-8-29 0-17 5-31 16-42 10-11 25-20 46-25l87-25v21l-57 17c-12 4-20 9-25 15s-7 15-7 25c0 6 1 11 4 16s7 9 12 12 11 4 17 4c9 0 17-2 26-7 9-4 16-11 23-19zM1639 106l-68-32v-17l68-33h20zM1659 307c0 4 1 8 2 10 2 2 5 4 9 6 3 2 9 3 16 4v21h-115v-21c7-1 13-2 16-4 4-2 7-4 9-6 1-2 2-6 2-10v-247l61-36zM1786 323c34-26 62-50 82-69 20-20 35-38 45-55 10-18 15-35 15-53 0-11-2-21-6-30-5-8-11-15-19-19-9-5-19-7-30-7-13 0-25 3-36 8-10 6-20 15-29 27l-16-11c10-26 24-44 42-58 18-13 40-19 66-19 20 0 37 3 52 11 14 7 26 18 33 32 8 14 12 30 12 48 0 21-6 41-18 60-13 20-31 39-54 57s-51 37-84 57v-12h160v58h-215zM2129 288c0 9 1 15 4 20 2 5 7 8 13 10s14 4 25 4h5v26h-151v-22c9 0 17-2 22-4 6-2 9-5 12-10 2-4 3-10 3-18v-197c0-7-1-14-3-18-3-4-6-8-12-10-5-3-13-4-22-5v-22h104zM2172 42c35 0 65 6 90 18 26 14 46 31 60 53s21 48 21 77c0 31-7 58-21 82s-33 43-57 56-52 20-82 20h-76v-26h71c19 0 35-5 49-15 15-10 26-24 34-43 9-18 13-40 13-64 0-27-5-51-14-70-9-20-22-35-39-45s-37-15-59-15h-55v-28zM2470 207c0-28 5-56 14-82 9-25 21-48 36-70 15-21 31-39 49-55h27c-24 33-42 66-54 102-12 35-18 70-18 105 0 36 6 71 18 106s30 68 54 101h-27c-18-16-34-34-49-55-15-20-27-44-36-69-9-26-14-53-14-83zM2884 136c-3-16-9-30-16-40-7-11-17-19-29-25-11-6-24-9-40-9-21 0-38 5-53 17-16 10-27 25-35 45-8 19-12 42-12 69s4 51 12 71c9 21 21 36 37 47 15 11 33 17 53 17 14 0 26-3 37-8 10-6 20-14 29-26s18-28 26-48h24l-14 79c-13 9-29 16-48 21s-39 8-59 8c-32 0-61-7-86-20s-45-31-59-54-21-49-21-79c0-31 7-59 21-84 15-25 34-44 59-59 26-14 54-21 85-21 21 0 42 2 62 7s36 12 50 20v72zM3174 126v34h-212v-34zM3174 232v33h-212v-33zM3345 354c-25 0-47-7-66-20-19-14-34-32-44-56-11-24-16-51-16-82 0-30 5-58 16-82 10-24 25-43 44-57 20-13 42-20 66-20 25 0 47 6 66 20s34 32 45 56c10 24 16 51 16 82s-6 58-16 82c-11 24-26 43-46 57-19 13-41 20-65 20zM3355 325c10 0 19-4 26-11 8-8 14-19 17-33 4-15 6-32 6-53 0-31-3-59-8-84-6-24-15-44-26-57-11-14-23-22-36-22-11 0-19 5-26 13-7 7-13 18-17 32-3 15-5 32-5 53 0 32 3 60 8 85 6 24 14 43 24 57 11 13 23 20 37 20zM3503 312c0-7 2-13 5-19 4-6 9-11 14-14 7-4 13-6 20-6s14 2 20 6c6 3 11 8 14 14s5 12 5 19-2 14-5 20-8 11-14 14c-6 4-13 5-20 5s-13-1-20-5c-5-3-10-8-14-14-3-6-5-13-5-20zM3636 335c48-14 85-35 110-64s38-66 38-109c0-19-3-36-8-50-5-15-12-26-22-34-9-8-19-13-32-13-10 0-19 3-27 9-8 5-14 13-18 23-4 9-6 21-6 34 0 14 2 26 7 37 6 11 13 19 22 25 10 6 21 8 33 8 11 0 21-2 30-6 10-5 18-12 26-21l1 21c-10 15-23 26-38 34s-31 12-48 12c-18 0-35-4-49-13-15-8-26-19-34-33s-12-30-12-48c0-20 5-39 15-55 11-17 25-31 43-41 18-9 38-14 60-14 25 0 47 5 66 16 18 10 33 26 43 46 10 19 15 42 15 68 0 32-8 62-25 87-16 26-40 47-72 64-31 17-68 29-112 36zM3875 275c10 15 22 26 36 34s29 11 46 11c12 0 23-1 33-6 9-4 17-9 22-17 5-7 8-16 8-26 0-13-5-24-13-33-9-9-23-17-41-22-19-6-43-10-72-13l31-161h153v59h-150l15-8-12 63-13-15c55 4 96 16 124 35s42 45 42 78c0 20-5 37-15 52s-23 27-40 35c-18 8-38 13-61 13-27 0-51-6-69-17s-32-28-41-51zM4328 90v212h-34v-212zM4417 179v33h-211v-33zM4640 294c0 8 2 14 4 18 2 5 6 8 11 10 6 2 14 4 23 4v22h-142v-22c10 0 17-2 23-4 5-2 9-5 11-10 3-4 4-10 4-18v-197c0-7-1-14-4-18-2-4-6-7-11-9-6-4-13-5-23-6v-22h104zM4779 129c-3-15-8-28-14-36-6-9-13-15-22-18s-22-5-37-5h-87v-28h183v87zM4692 182c8 0 13-1 18-3 4-3 8-7 10-13 3-6 5-14 7-25h23v108h-23c-2-10-4-18-7-24-2-6-6-10-10-12-5-2-10-4-18-4h-73v-27zM5053 126v34h-212v-34zM5053 232v33h-212v-33zM5224 354c-25 0-47-7-66-20-19-14-34-32-45-56-10-24-15-51-15-82 0-30 5-58 15-82 11-24 26-43 45-57 20-13 42-20 66-20 25 0 47 6 66 20s34 32 45 56c10 24 16 51 16 82s-6 58-16 82c-11 24-26 43-46 57-19 13-41 20-65 20zM5234 325c10 0 19-4 26-11 8-8 13-19 17-33 4-15 6-32 6-53 0-31-3-59-9-84-5-24-14-44-25-57-11-14-23-22-36-22-11 0-19 5-26 13-7 7-13 18-17 32-3 15-5 32-5 53 0 32 3 60 8 85 6 24 14 43 24 57 11 13 23 20 37 20zM5382 312c0-7 2-13 5-19 4-6 8-11 14-14 7-4 13-6 20-6s14 2 20 6c6 3 11 8 14 14s5 12 5 19-2 14-5 20-8 11-14 14c-6 4-13 5-20 5s-13-1-20-5c-6-3-10-8-14-14-3-6-5-13-5-20zM5489 323c34-26 61-50 82-69 20-20 35-38 45-55 10-18 15-35 15-53 0-11-2-21-6-30-5-8-11-15-20-19-8-5-18-7-29-7-13 0-25 3-36 8-10 6-20 15-29 27l-16-11c10-26 24-44 42-58 18-13 40-19 66-19 19 0 37 3 51 11 15 7 26 18 34 32s12 30 12 48c0 21-6 41-19 60-12 20-30 39-53 57s-51 37-84 57v-12h159v58h-214zM5858 354c-25 0-47-7-66-20-19-14-34-32-44-56-11-24-16-51-16-82 0-30 5-58 16-82 10-24 25-43 44-57 20-13 42-20 66-20 25 0 47 6 66 20s34 32 45 56c10 24 16 51 16 82s-6 58-16 82c-11 24-26 43-45 57-20 13-42 20-66 20zM5868 325c10 0 19-4 26-11 8-8 14-19 17-33 4-15 6-32 6-53 0-31-3-59-8-84-6-24-15-44-26-57-10-14-23-22-36-22-10 0-19 5-26 13-7 7-13 18-17 32-3 15-5 32-5 53 0 32 3 60 8 85 6 24 14 43 24 57 11 13 23 20 37 20zM6142 207c0 30-5 57-14 83-9 25-21 49-36 69-14 21-31 39-48 55h-28c24-33 42-66 54-101s18-70 18-106c0-35-6-70-18-105-12-36-30-69-54-102h28c17 16 34 34 48 55 15 22 27 45 36 70 9 26 14 54 14 82z">
          <text:p/>
        </draw:path>
        <draw:frame draw:style-name="gr2" draw:text-style-name="P3" draw:layer="layout" svg:width="0.645cm" svg:height="0.577cm" svg:x="1.382cm" svg:y="13.491cm">
          <draw:text-box>
            <text:p text:style-name="P2"><text:span text:style-name="T1">�</text:span><text:span text:style-name="T1">. </text:span></text:p>
          </draw:text-box>
        </draw:frame>
        <draw:frame draw:style-name="gr5" draw:text-style-name="P6" draw:layer="layout" svg:width="0.532cm" svg:height="0.507cm" svg:x="12.294cm" svg:y="13.547cm">
          <draw:image xlink:href="Pictures/100000010000003F0000003C9A75211C.png" xlink:type="simple" xlink:show="embed" xlink:actuate="onLoad" draw:mime-type="image/png">
            <text:p/>
          </draw:image>
        </draw:frame>
        <draw:frame draw:style-name="gr2" draw:text-style-name="P3" draw:layer="layout" svg:width="4.146cm" svg:height="0.577cm" svg:x="8.236cm" svg:y="13.491cm">
          <draw:text-box>
            <text:p text:style-name="P2"><text:span text:style-name="T1"><text:s/>— </text:span><text:span text:style-name="T1">p=0.022, </text:span><text:span text:style-name="T1">d=0.263 </text:span></text:p>
          </draw:text-box>
        </draw:frame>
        <draw:path draw:style-name="gr1" draw:text-style-name="P1" draw:layer="layout" svg:width="5.13cm" svg:height="0.431cm" svg:x="2.063cm" svg:y="14.423cm" svg:viewBox="0 0 5131 432" svg:d="M254 114c-3-17-8-30-16-41-7-11-17-19-28-24-12-6-25-9-41-9-20 0-38 6-53 16-15 11-27 26-35 45-8 20-12 43-12 69 0 27 4 51 13 72 9 20 21 35 36 46 16 11 33 17 54 17 14 0 26-2 36-8 11-5 20-14 29-26 9-11 18-27 27-48h23l-13 79c-14 9-30 16-49 21s-38 8-58 8c-33 0-61-6-87-19-25-13-44-31-59-54-14-24-21-50-21-80 0-31 7-58 22-84 14-24 34-44 59-58s53-22 85-22c21 0 42 4 61 9 20 5 37 11 50 20v71zM378 162l-67-27v-17l67-27h21zM399 252c0 12 3 21 8 28 7 6 16 8 28 8 7 0 14-1 22-4s15-7 22-12 14-10 19-17v18c-7 11-16 22-27 30-10 9-21 16-33 21-11 4-22 7-33 7-22 0-39-6-50-18-12-11-18-28-18-50v-134l62-38zM523 162l-68-27v-17l68-27h21zM544 267c0 5 0 9 2 12 1 3 4 5 9 7 4 1 9 2 16 3v22l-67 19h-22v-201l62-38zM657 162l-67-27v-17l67-27h21zM678 282c0 5 1 9 3 12s5 5 10 7c4 1 10 2 18 3v21h-119v-21c7-1 12-2 16-3 4-2 7-4 8-6 2-3 3-7 3-11v-157l61-36zM670 171c9-17 17-31 24-42 7-12 14-21 22-27 7-7 15-11 22-11 3 0 6 1 9 2s5 2 7 4v55h-12c-12 0-21 2-29 4-9 2-16 6-22 12-7 5-14 12-21 21zM791 39c0-7 1-13 5-18 3-7 8-12 13-15 6-4 13-6 20-6s14 2 20 6c5 3 10 8 13 15 4 5 5 12 5 19s-1 13-5 19c-3 6-8 11-13 14-6 3-13 5-20 5s-14-2-20-5c-5-3-10-8-13-14-4-6-5-12-5-20zM841 162l-67-27v-17l67-27h20zM861 284c0 4 1 8 2 11 2 2 5 4 9 5 4 2 9 3 16 4v21h-114v-21c7-1 12-2 16-4 4-1 6-3 8-5 2-3 3-7 3-11v-157l60-36zM1019 331c-21 0-40-5-57-14-16-10-29-24-39-41-9-18-14-38-14-60s5-43 15-63c10-19 24-34 42-45 17-11 36-17 56-17 22 0 41 5 57 15 17 10 30 24 39 41 9 18 14 37 14 59 0 23-5 44-15 63s-24 34-41 45c-18 11-36 17-57 17zM1023 308c11 0 19-4 26-10 6-7 11-17 15-30 3-13 5-30 5-50 0-21-3-39-7-54-4-16-10-28-18-36-7-9-16-14-26-14s-18 4-25 11c-7 6-12 16-16 30-3 13-5 29-5 49 0 21 2 39 6 55 5 16 11 28 18 36 8 9 18 13 27 13zM1186 249c5 20 13 34 23 44s22 14 36 14c9 0 16-1 23-4 6-3 11-6 15-11s6-11 6-18c0-6-2-11-5-15-2-5-7-9-13-12s-14-6-25-9c-4-1-7-2-11-3-18-4-33-9-44-15-11-7-19-14-25-23-5-9-7-20-7-33 0-14 3-27 11-38s18-19 32-25c14-7 30-10 47-10s31 2 45 6c13 3 25 8 35 15v54h-27c-4-17-11-29-20-38s-20-13-34-13c-7 0-14 1-19 4-6 2-10 5-13 10s-5 10-5 15c0 6 2 11 5 15 3 5 8 8 14 12 7 3 16 5 28 8 21 5 37 10 49 16 12 7 21 15 27 24 5 9 8 21 8 35 0 15-4 29-12 41-8 11-19 20-34 27-14 6-32 9-51 9-17 0-32-2-48-6-15-5-28-11-38-19v-57zM1384 39c0-7 1-13 5-18 3-7 8-12 14-15 5-4 12-6 19-6s14 2 20 6c5 3 10 8 14 15 3 5 4 12 4 19s-1 13-4 19c-4 6-9 11-14 14-6 3-13 5-20 5s-14-2-19-5c-6-3-11-8-14-14-4-6-5-12-5-20zM1434 162l-67-27v-17l67-27h20zM1454 284c0 4 1 8 3 11 1 2 4 4 8 5 4 2 9 3 16 4v21h-114v-21c7-1 12-2 16-4 4-1 7-3 8-5 2-3 3-7 3-11v-157l60-36zM1496 109c12-4 21-8 29-13 7-5 13-11 19-18 5-6 10-16 15-27h27v84h-90zM1586 265c0 7 2 14 6 19 5 4 11 8 20 11 8 3 20 4 33 5v22c-9 3-17 5-26 6-9 2-18 3-26 3-21 0-37-6-49-17s-18-26-18-46v-152h60zM1640 135h-76v-38h76zM1785 118c-10 1-16 3-21 5-4 2-7 5-7 9s1 10 4 16l50 123h-12l47-123c3-6 4-12 4-16s-2-7-6-9c-5-2-11-4-21-5v-21h86v21c-8 2-14 4-17 6-4 2-7 7-9 12l-82 192h-25l-88-192c-3-5-6-9-9-12-4-2-9-4-17-6v-21h123zM1693 374c15 0 28-1 38-5 9-3 18-9 25-17s14-19 20-33l25 9c-9 24-18 43-27 58s-19 27-30 34c-10 8-23 12-37 12-6 0-13-1-19-4-7-2-12-5-15-8v-46zM2225 322c-6 3-12 5-18 6-7 1-13 2-19 2-16 0-29-4-38-12-8-9-12-21-12-37v-128c0-13-3-23-9-30s-15-11-27-11c-10 0-19 3-25 10s-9 16-9 28v26h-43c-4-2-8-6-10-11s-4-10-4-16c0-11 4-20 13-29 8-9 18-16 32-21s29-8 46-8c20 0 37 3 52 10 14 6 25 15 33 27 7 12 11 27 11 44v107c0 5 1 9 2 12 2 2 5 4 9 6 3 2 9 3 16 4zM2147 285c-10 16-22 27-36 35-13 7-28 11-44 11-12 0-23-3-32-7-10-5-17-12-22-21s-8-19-8-30c0-16 5-30 16-41 10-12 25-20 46-26l87-24v20l-57 18c-12 3-20 8-25 14-5 7-7 15-7 25 0 6 1 12 4 17s7 8 12 11 11 5 17 5c9 0 17-3 26-7 9-5 16-12 23-20zM2311 83l-68-32v-16l68-34h20zM2331 284c0 4 1 8 2 11 2 2 5 4 8 6 4 1 10 2 17 3v21h-115v-21c7-1 13-2 16-3 4-2 7-4 9-6 1-3 2-7 2-11v-246l61-37zM2489 331c-21 0-40-5-57-14-16-10-30-24-39-41-9-18-14-38-14-60s5-43 15-63c10-19 24-34 41-45 18-11 37-17 57-17 21 0 40 5 57 15s29 24 39 41c9 18 14 37 14 59 0 23-5 44-16 63-9 19-23 34-40 45-18 11-37 17-57 17zM2493 308c11 0 19-4 26-10 6-7 11-17 15-30 3-13 4-30 4-50 0-21-2-39-6-54-4-16-10-28-18-36-7-9-16-14-26-14s-19 4-26 11c-6 6-11 16-15 30-3 13-5 29-5 49 0 21 2 39 6 55s11 28 18 36c8 9 17 13 27 13zM2712 91l-21 71-67-27v-17l67-27zM2624 304c7-1 12-2 16-3 4-2 7-4 8-6 2-3 3-7 3-11v-157l61-36v193c0 4 0 8 2 11 2 2 4 4 8 6 4 1 10 2 17 3v21h-115zM2768 304c7-1 13-2 16-3 4-2 7-4 9-6 1-3 2-7 2-11v-113c0-13-3-22-9-28s-15-9-27-9c-7 0-14 1-22 4s-15 7-23 12c-7 5-13 11-18 17v-18c7-11 16-21 26-30 11-9 22-15 33-20s23-8 34-8c21 0 38 6 49 18 12 12 18 28 18 50v125c0 4 1 8 2 11 2 2 5 4 8 6 4 1 10 2 17 3v21h-115zM3112 267c-10 21-24 37-40 48s-35 16-57 16-42-5-59-14c-17-10-30-23-40-41-9-17-13-37-13-59 0-23 5-44 15-64 10-19 24-34 41-45 18-11 38-17 59-17 18 0 34 4 47 12 14 8 25 19 32 33 8 14 12 31 12 49v16h-162v-23l112-3-6 11c0-15-2-28-5-39-3-10-8-18-14-23-6-6-13-9-22-9-10 0-19 4-27 11s-14 17-18 29c-5 13-7 27-7 44 0 18 3 33 9 45 6 13 14 22 25 29s24 10 39 10c12 0 24-2 35-7s21-12 30-22zM3424 267c-10 21-23 37-40 48-16 11-35 16-57 16s-41-5-59-14c-17-10-30-23-39-41-9-17-14-37-14-59 0-23 5-44 15-64 10-19 24-34 42-45 17-11 37-17 58-17 18 0 34 4 48 12s24 19 32 33c7 14 11 31 11 49v16h-161v-23l112-3-7 11c0-15-2-28-5-39-3-10-8-18-14-23-6-6-13-9-21-9-11 0-20 4-28 11s-14 17-18 29c-5 13-7 27-7 44 0 18 3 33 9 45 6 13 14 22 25 29s24 10 39 10c12 0 24-2 35-7s21-12 31-22zM3608 144c4-5 6-10 6-13 0-4-2-7-6-8-4-3-10-4-17-5v-21h90v21c-9 2-15 3-19 6-4 2-8 6-12 11l-70 85-17-17zM3467 135c-4-6-8-10-12-12-5-2-10-4-16-5v-21h125v21c-8 1-14 2-18 5-4 1-6 4-6 8 0 3 1 8 6 13l39 54 67 89c5 6 9 10 13 12 4 3 10 4 16 5v21h-125v-21c8-1 14-2 18-4s6-5 6-8c0-4-2-8-6-14l-41-57zM3506 278c-4 6-6 10-6 14 0 3 2 6 6 8s10 3 18 4v21h-90v-21c8-1 14-3 18-5 4-3 8-7 13-12l70-85 16 17zM3698 109c11-4 21-8 28-13 8-5 14-11 20-18 5-6 10-16 15-27h27v84h-90zM3788 265c0 7 2 14 6 19 5 4 11 8 19 11 9 3 20 4 34 5v22c-9 3-18 5-26 6-9 2-18 3-26 3-21 0-38-6-49-17-12-11-18-26-18-46v-152h60zM3842 135h-77v-38h77zM4076 267c-10 21-24 37-40 48s-35 16-57 16-42-5-59-14c-17-10-30-23-40-41-9-17-13-37-13-59 0-23 5-44 15-64 10-19 24-34 41-45 18-11 37-17 59-17 18 0 34 4 47 12 14 8 25 19 32 33 8 14 12 31 12 49v16h-162v-23l112-3-6 11c0-15-2-28-5-39-3-10-8-18-14-23-6-6-13-9-22-9-10 0-19 4-27 11s-14 17-18 29c-5 13-7 27-7 44 0 18 3 33 9 45 6 13 14 22 25 29s24 10 39 10c12 0 24-2 34-7 11-5 22-12 31-22zM4187 91l-20 71-67-27v-17l67-27zM4100 304c7-1 12-2 16-3 4-2 7-4 8-6 2-3 3-7 3-11v-157l60-36v193c0 4 1 8 3 11 1 2 4 4 8 6 4 1 9 2 16 3v21h-114zM4244 304c7-1 12-2 16-3 4-2 7-4 8-6 2-3 3-7 3-11v-113c0-13-3-22-9-28s-15-9-27-9c-7 0-14 1-22 4s-15 7-23 12c-7 5-13 11-19 17v-18c8-11 17-21 27-30 11-9 22-15 33-20s23-8 34-8c21 0 38 6 49 18 12 12 18 28 18 50v125c0 4 1 8 2 11 2 2 5 4 8 6 4 1 10 2 17 3v21h-115zM4580 83l-67-32v-16l67-34h21zM4601 267c0 5 1 9 2 12 2 3 5 5 8 7 4 1 10 2 17 3v22l-67 19h-21v-290l61-39zM4561 153c-9-12-17-21-26-26-8-5-17-8-28-8-14 0-25 4-35 12-10 7-17 18-23 31-5 14-7 30-7 48 0 17 2 32 6 44 5 12 12 22 21 28 8 7 19 10 32 10 7 0 15-1 23-5 8-3 15-8 22-14 7-7 13-14 17-23l5 15c-7 15-15 27-25 37-10 9-20 17-32 22-12 4-24 7-37 7-18 0-34-5-49-14-14-9-26-22-34-39-9-17-13-35-13-55 0-25 5-48 16-68 10-20 24-36 43-47 18-11 40-17 64-17 14 0 28 3 41 8 14 6 26 13 35 22zM4857 267c-10 21-24 37-40 48s-35 16-57 16-42-5-59-14c-17-10-30-23-39-41-10-17-14-37-14-59 0-23 5-44 15-64 10-19 24-34 41-45 18-11 38-17 59-17 18 0 34 4 47 12 14 8 25 19 32 33 8 14 12 31 12 49v16h-162v-23l112-3-6 11c0-15-2-28-5-39-3-10-8-18-14-23-6-6-13-9-22-9-10 0-19 4-27 11s-14 17-18 29c-5 13-7 27-7 44 0 18 3 33 9 45 6 13 14 22 25 29s24 10 39 10c12 0 24-2 35-7s21-12 30-22zM5083 83l-67-32v-16l67-34h21zM5104 267c0 5 0 9 2 12s4 5 8 7c4 1 10 2 17 3v22l-68 19h-20v-290l61-39zM5064 153c-9-12-18-21-26-26s-18-8-29-8c-13 0-24 4-34 12-10 7-18 18-23 31-5 14-8 30-8 48 0 17 2 32 7 44s11 22 20 28c9 7 20 10 32 10 8 0 16-1 23-5 8-3 16-8 22-14 7-7 13-14 18-23l5 15c-7 15-15 27-25 37-10 9-21 17-32 22-12 4-24 7-37 7-18 0-35-5-49-14-15-9-26-22-34-39-9-17-13-35-13-55 0-25 5-48 15-68 11-20 25-36 43-47 19-11 41-17 65-17 14 0 28 3 41 8 14 6 25 13 35 22z">
          <text:p/>
        </draw:path>
        <draw:frame draw:style-name="gr2" draw:text-style-name="P3" draw:layer="layout" svg:width="0.645cm" svg:height="0.577cm" svg:x="1.382cm" svg:y="14.295cm">
          <draw:text-box>
            <text:p text:style-name="P2"><text:span text:style-name="T1">�</text:span><text:span text:style-name="T1">. </text:span></text:p>
          </draw:text-box>
        </draw:frame>
        <draw:frame draw:style-name="gr5" draw:text-style-name="P6" draw:layer="layout" svg:width="0.532cm" svg:height="0.507cm" svg:x="11.328cm" svg:y="14.351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6.761cm" svg:height="0.449cm" svg:x="1.005cm" svg:y="15.913cm" svg:viewBox="0 0 6762 450" svg:d="M254 136c-3-16-9-30-16-41s-17-19-29-24c-11-5-24-8-40-8-21 0-38 5-53 16-15 10-27 25-35 44-8 20-12 43-12 69 0 28 4 51 12 72 9 20 21 36 37 47 15 11 33 16 53 16 14 0 26-2 37-7 10-6 20-14 29-26s18-28 26-48h24l-14 79c-13 8-29 15-48 21-19 5-39 7-59 7-32 0-61-6-86-19s-45-31-59-54-21-50-21-79c0-31 7-59 21-84 15-25 34-45 59-59 26-14 54-21 85-21 22 0 42 3 62 8s37 12 50 20v71zM424 353c-21 0-40-5-57-14-16-10-29-23-39-41-9-17-13-37-13-59 0-23 4-44 14-63 11-19 24-34 42-45 17-12 36-17 57-17s40 4 56 14c17 10 30 24 39 42 9 17 14 37 14 58 0 23-5 44-15 63s-24 34-41 46c-17 11-36 16-57 16zM429 330c10 0 18-3 25-10 7-6 12-16 15-30 3-13 5-30 5-50s-2-38-7-54c-4-15-10-28-17-36-8-9-17-13-27-13s-18 3-25 10-12 17-16 30c-3 13-5 30-5 50s2 38 6 54c5 16 11 28 19 36 8 9 17 13 27 13zM647 114l-20 70-68-27v-17l68-26zM559 326c7 0 13-2 16-3 4-2 7-4 9-6 1-3 2-6 2-11v-157l61-35v192c0 5 1 8 2 11 2 2 5 4 8 6 4 1 10 3 17 3v22h-115zM704 326c7 0 12-2 16-3 4-2 6-4 8-6 2-3 3-6 3-11v-113c0-13-3-22-10-28-6-6-15-9-27-9-7 0-14 1-22 4-7 3-15 7-22 12s-14 11-19 18v-19c7-11 16-21 26-29 11-9 22-16 33-21 12-5 23-7 34-7 22 0 38 5 50 17 11 12 17 29 17 51v124c0 5 1 8 3 11 1 2 4 4 8 6 4 1 9 3 16 3v22h-114zM843 326c7 0 12-2 16-3 4-2 7-4 8-6 2-3 3-6 3-11v-187c0-18 5-35 15-49 11-14 26-25 45-33 20-8 42-12 67-12 20 0 37 2 52 6 14 4 26 9 34 16s12 16 12 26c0 5-2 10-5 14s-7 8-12 10h-50v-13c0-13-3-22-10-29-6-7-16-10-28-10-13 0-24 3-32 8-9 6-16 15-21 26s-7 24-7 39v187c0 5 1 8 3 11 3 3 6 5 11 7 5 1 11 3 19 3v22h-120zM840 131c14-4 25-9 35-15 9-6 19-15 29-26h20v67h-84zM1068 157h-160v-38h160zM1001 326c7-1 12-2 16-4 4-1 7-3 8-5 2-3 3-6 3-11v-187l40-5h21v192c0 5 1 8 2 11 2 2 5 4 8 5 4 2 10 3 17 4v22h-115zM1204 184l-67-27v-17l67-26h21zM1225 305c0 5 0 8 2 11 3 3 6 5 10 7 5 1 11 3 19 3v22h-119v-22c7 0 12-2 16-3 4-2 7-4 8-6 2-3 3-6 3-11v-157l61-35zM1217 193c9-17 17-31 24-42s14-20 22-27c7-7 14-10 22-10 3 0 6 0 8 1 3 1 6 3 8 5v55h-12c-12 0-22 1-30 4-8 2-15 6-22 11-6 5-13 13-20 22zM1408 114l-20 70-68-27v-17l68-26zM1320 326c7 0 13-2 16-3 4-2 7-4 9-6 1-3 2-6 2-11v-157l61-35v192c0 5 1 8 2 11 2 2 5 4 8 6 4 1 10 3 17 3v22h-115zM1461 326c7 0 12-2 16-3 4-2 7-4 8-6 2-3 3-6 3-11v-115c0-12-3-20-9-26s-15-9-26-9c-7 0-15 1-22 4-8 3-15 7-22 11-7 5-13 11-18 17v-18c7-11 16-21 26-30 11-8 21-15 32-19 12-5 23-7 33-7 22 0 38 5 49 17 12 11 18 28 18 49v126c0 5 0 8 2 11 2 2 4 4 8 6 4 1 10 3 17 3v22h-115zM1601 326c7 0 13-2 16-3 4-2 7-4 9-6 2-3 2-6 2-11v-115c0-12-3-20-8-26-6-6-15-9-27-9-7 0-14 1-22 4-7 3-14 7-21 11-7 5-14 11-19 17v-18c8-11 16-21 26-30 11-8 21-15 33-19 11-5 22-7 32-7 22 0 38 5 49 17 12 11 18 28 18 49v126c0 5 0 8 2 11 2 2 5 4 9 6 4 1 9 3 16 3v22h-115zM1945 289c-10 22-23 38-40 48-16 11-35 16-57 16s-41-5-59-14c-17-10-30-23-39-40-9-18-14-37-14-59 0-24 5-45 15-64 10-20 24-35 42-46 17-11 37-16 58-16 18 0 34 4 48 12 14 7 24 18 32 33 7 14 11 30 11 49v15h-161v-22l111-3-6 10c0-15-2-28-5-38-3-11-8-19-14-24-6-6-13-8-21-8-11 0-20 3-28 10s-14 17-18 29c-5 13-7 28-7 45s3 32 9 45c6 12 14 22 25 28 11 7 24 10 39 10 12 0 24-2 35-7s21-12 31-22zM2171 106l-67-32v-17l67-32h21zM2192 289c0 5 1 9 2 12 2 3 5 5 8 7 4 2 10 3 17 3v22l-67 19h-21v-290l61-37zM2152 176c-9-13-17-21-26-27-8-5-17-7-28-7-14 0-25 3-35 11s-17 18-23 32c-5 13-7 29-7 47 0 17 2 32 6 45 5 12 12 21 21 28 8 6 19 10 32 10 7 0 15-2 23-5 8-4 15-8 22-15 7-6 13-14 17-23l5 16c-7 14-15 26-25 36s-20 17-32 22-24 7-37 7c-18 0-34-4-49-13-14-10-26-23-34-40-9-16-13-34-13-54 0-26 5-49 16-69 10-20 24-35 43-46 18-12 40-17 64-17 14 0 28 2 41 8 14 5 25 12 35 21zM2388 294c0 7 1 14 3 18s6 8 11 10 13 3 23 4v22h-110v-22c10-1 18-2 23-4 6-2 9-6 12-10 2-4 3-11 3-18v-197c0-8-1-14-3-18-3-5-6-8-12-10-5-2-13-3-23-4v-22h76l-3 44zM2593 351l-222-235 20-73 222 234zM2656 65c-10 1-18 2-23 4s-9 5-11 10c-2 4-4 10-4 18v254h-25l-8-45v-209c0-8-2-14-4-18-2-5-6-8-12-10-5-2-12-3-22-4v-22h109zM2730 184l-67-27v-17l67-26h21zM2751 274c0 13 3 22 9 28s15 9 27 9c7 0 15-2 22-5 8-2 16-6 23-11s13-11 19-17v17c-8 12-17 22-27 31-10 8-22 15-33 20-12 5-23 7-33 7-22 0-39-6-51-17-11-12-17-29-17-51v-134l61-37zM2875 184l-68-27v-17l68-26h20zM2895 289c0 5 1 9 2 12 2 3 5 5 9 7s9 3 16 3v22l-67 19h-21v-201l61-37zM3009 106l-68-32v-17l68-32h20zM3029 306c0 5 1 8 2 11 2 2 5 4 9 6 4 1 9 3 16 3v22h-115v-22c7 0 13-2 17-3 3-2 6-4 8-6 2-3 3-6 3-11v-245l60-36zM3145 106l-68-32v-17l68-32h20zM3165 306c0 5 1 8 2 11 2 2 5 4 8 6 5 1 10 3 17 3v22h-115v-22c7 0 13-2 16-3 4-2 7-4 9-6 1-3 2-6 2-11v-245l61-36zM3395 288c0 8 1 15 4 20 3 4 7 8 13 10s14 3 25 3h25c13 0 25-2 35-6 10-5 19-12 27-22 9-10 17-24 24-40h24l-17 95h-264v-22c9-1 17-2 22-4 6-2 10-6 12-10s3-11 3-18v-197c0-8-1-14-3-18-2-5-6-8-12-10-5-2-13-4-22-4v-22h104zM3534 129c-4-16-9-28-15-36-5-9-13-15-22-18-9-4-21-6-37-6h-86v-26h183v86zM3447 177c7 0 13-1 17-3 5-3 9-7 11-13 3-6 5-14 6-24h23v108h-23c-1-11-3-19-6-25-3-5-6-10-11-12-4-3-10-4-17-4h-73v-27zM3594 326c7 0 12-2 16-3 4-2 7-4 8-6 2-3 3-6 3-11v-181c0-19 5-35 15-50 11-14 25-25 44-33s40-12 64-12c18 0 33 2 46 7 13 4 23 10 29 18 7 7 10 16 10 26l-16 55h-34v-46c0-13-3-23-10-29-6-7-16-11-28-11-13 0-23 3-32 9s-16 14-21 25-7 24-7 40v181c0 5 1 8 3 11 3 3 6 5 11 7 5 1 11 3 19 3v22h-120zM3591 131c14-4 25-9 34-15 10-6 20-15 30-26h20v67h-84zM3893 157h-234v-38h234zM3752 326c7 0 12-2 16-3 4-2 7-4 8-6 2-3 3-6 3-11v-197c0-16 4-31 11-43 8-13 18-23 32-30 13-8 29-11 46-11 13 0 25 2 36 6 10 4 19 9 25 16 5 7 8 15 8 23 0 4-1 9-3 13s-4 7-8 10h-42v-26c0-9-2-15-4-20-4-4-8-6-13-6-9 0-16 4-21 12-4 9-6 21-6 36v216c0 5 1 8 3 11s5 5 10 7c5 1 11 3 20 3v22h-121zM4127 289c-10 22-23 38-40 48-16 11-35 16-57 16s-41-5-59-14c-17-10-30-23-39-40-9-18-14-37-14-59 0-24 5-45 15-64 10-20 24-35 42-46 17-11 37-16 58-16 18 0 34 4 48 12 14 7 24 18 32 33 7 14 11 30 11 49v15h-161v-22l112-3-7 10c0-15-2-28-5-38-3-11-8-19-14-24-6-6-13-8-21-8-11 0-20 3-28 10s-14 17-18 29c-4 13-7 28-7 45s3 32 9 45c6 12 14 22 25 28 11 7 24 10 39 10 12 0 24-2 35-7s21-12 31-22zM4355 289c-9 21-21 37-37 48-17 11-36 16-58 16-21 0-39-5-56-14-16-10-30-23-39-41-9-17-14-36-14-58 0-25 5-46 15-65s24-34 42-45 37-16 59-16c16 0 30 2 43 7s23 13 30 22 11 18 11 29c0 6-2 11-5 16-2 4-6 8-11 10h-38v-12c0-15-3-27-10-36-6-8-15-12-26-12s-20 3-28 10c-7 6-13 16-18 28-4 12-6 26-6 42 0 18 3 33 9 46s14 23 25 30c10 7 23 11 37 11 11 0 22-3 32-7 10-5 20-12 29-22zM4373 132c12-5 21-9 29-14 7-4 13-10 19-17 5-7 10-16 15-28h27v84h-90zM4463 287c0 8 2 14 6 19 5 5 11 9 20 11 8 3 20 5 33 5v22c-9 3-17 5-26 7-9 1-18 2-26 2-21 0-37-5-49-16s-18-27-18-47v-151h60zM4517 157h-76v-38h76zM4580 271c5 20 12 35 22 44 10 10 22 15 37 15 8 0 16-2 22-4 7-3 12-7 16-12 3-5 5-11 5-18 0-6-1-11-4-15s-7-8-14-12c-5-3-14-6-24-9-4-1-8-2-11-3-18-4-33-9-44-15s-20-14-25-23c-5-8-8-19-8-32 0-15 4-27 12-38 7-11 18-20 32-26 13-6 29-9 47-9 16 0 31 1 44 5 13 3 25 9 36 15v54h-28c-4-17-10-29-19-38-10-8-21-13-34-13-8 0-14 2-20 4-5 2-10 6-13 11-3 4-4 9-4 14 0 7 1 12 4 16s8 8 15 11 16 6 28 9c20 4 37 9 49 16 12 6 21 14 26 23 6 10 9 21 9 35 0 16-5 29-13 41-7 12-19 21-33 27-15 6-32 9-52 9-16 0-32-2-47-6-16-4-28-10-39-19v-57zM4858 207c0-29 5-56 14-82s21-49 36-69c15-21 31-39 49-56h27c-24 33-42 67-54 102s-18 70-18 105 6 71 18 105c12 35 30 69 54 102h-27c-18-16-34-35-49-55-15-21-27-44-36-70-9-25-14-53-14-82zM5076 184l-68-27v-17l68-26h20zM5096 408c0 4 1 8 2 10 2 3 5 5 9 6 4 2 9 3 16 4v22h-115v-22c7-1 13-2 16-4 4-1 7-3 9-6 1-2 2-6 2-10v-259l61-35zM5067 179c8-14 16-26 26-36s20-17 32-22c11-5 24-7 37-7 18 0 34 4 49 14 14 9 26 22 34 39 8 16 13 34 13 54 0 26-6 49-16 69s-24 36-43 47c-18 11-40 16-64 16-14 0-28-2-42-7-13-6-25-13-34-22l16-33c8 13 17 21 25 26 9 6 18 8 29 8 13 0 25-3 35-11 10-7 17-18 22-31 6-14 9-30 9-48 0-17-3-32-7-44-5-13-12-22-21-28-9-7-19-10-32-10-7 0-15 1-23 5-8 3-15 8-22 14s-13 14-18 23zM5378 116v-37l212 97v38l-212 98v-37l201-92v25zM5840 353c-25 0-47-6-66-20-19-13-34-31-45-55-10-24-16-51-16-82s6-58 16-82c11-24 26-43 45-56 19-14 41-21 66-21s47 7 66 20c19 14 34 32 44 56 11 24 16 51 16 82 0 30-5 58-16 82-10 24-25 43-45 56-19 14-41 20-65 20zM5850 325c10 0 18-4 26-11 8-8 13-19 17-33 4-15 6-33 6-53 0-32-3-60-9-84-6-25-14-44-25-58-11-13-23-20-37-20-10 0-19 4-25 12-7 7-13 18-17 32-4 15-5 32-5 53 0 32 2 60 8 84 6 25 14 44 24 57 11 14 23 21 37 21zM5998 312c0-7 2-13 5-19 3-7 8-11 14-15 6-3 13-5 20-5s13 2 19 5c6 4 11 8 15 15 3 6 5 12 5 19s-2 14-5 20c-4 6-9 11-15 14s-12 5-19 5-14-2-20-5-11-8-14-14-5-13-5-20zM6114 274c10 16 22 27 36 35 14 7 29 11 46 11 13 0 24-2 33-6 10-4 17-9 22-17 6-7 8-16 8-26 0-13-4-24-13-33-9-10-23-17-41-23-18-5-42-10-72-12l31-160h154v58h-151l15-8-12 62-12-14c54 4 96 16 123 35 28 19 42 45 42 78 0 20-5 37-15 52-9 15-23 27-40 35s-37 12-60 12c-28 0-51-5-70-16-18-12-31-29-40-51zM6479 353c-25 0-47-6-66-20-19-13-34-31-45-55-10-24-16-51-16-82s6-58 16-82c11-24 26-43 45-56 19-14 41-21 66-21s47 7 66 20c19 14 34 32 44 56 11 24 16 51 16 82 0 30-5 58-16 82-10 24-25 43-45 56-19 14-41 20-65 20zM6489 325c10 0 18-4 26-11 8-8 13-19 17-33 4-15 6-33 6-53 0-32-3-60-9-84-6-25-14-44-25-58-11-13-23-20-36-20-11 0-20 4-26 12-7 7-13 18-17 32-4 15-5 32-5 53 0 32 2 60 8 84 6 25 14 44 24 57 11 14 23 21 37 21zM6762 207c0 29-4 57-13 82-10 26-22 49-36 70-15 20-31 39-49 55h-27c24-33 42-67 54-102 12-34 18-70 18-105s-6-70-18-105-30-69-54-102h27c18 17 34 35 49 56 14 20 26 43 36 69 9 26 13 53 13 82z">
          <text:p/>
        </draw:path>
        <draw:frame draw:style-name="gr2" draw:text-style-name="P3" draw:layer="layout" svg:width="4.146cm" svg:height="0.577cm" svg:x="7.2cm" svg:y="14.295cm">
          <draw:text-box>
            <text:p text:style-name="P2"><text:span text:style-name="T1"><text:s/>— </text:span><text:span text:style-name="T1">p=0.034, </text:span><text:span text:style-name="T1">d=0.205 </text:span></text:p>
          </draw:text-box>
        </draw:frame>
        <draw:frame draw:style-name="gr2" draw:text-style-name="P3" draw:layer="layout" svg:width="15.712cm" svg:height="0.577cm" svg:x="1.428cm" svg:y="16.696cm">
          <draw:text-box>
            <text:p text:style-name="P2"><text:span text:style-name="T5">• </text:span><text:span text:style-name="T1"><text:s/></text:span><text:span text:style-name="T1">Technica</text:span><text:span text:style-name="T1">l domain </text:span><text:span text:style-name="T1">(all </text:span><text:span text:style-name="T1">conﬁgur</text:span><text:span text:style-name="T1">ations): </text:span><text:span text:style-name="T1">p=0.50–</text:span><text:span text:style-name="T1">0.94 — </text:span><text:span text:style-name="T1">perfect </text:span><text:span text:style-name="T1">negative </text:span><text:span text:style-name="T1">control</text:span></text:p>
          </draw:text-box>
        </draw:frame>
        <draw:frame draw:style-name="gr2" draw:text-style-name="P3" draw:layer="layout" svg:width="10.073cm" svg:height="0.577cm" svg:x="1.428cm" svg:y="17.509cm">
          <draw:text-box>
            <text:p text:style-name="P2"><text:span text:style-name="T5">• </text:span><text:span text:style-name="T1"><text:s/></text:span><text:span text:style-name="T1">3D all-</text:span><text:span text:style-name="T1">emotion: </text:span><text:span text:style-name="T1">p=0.575 </text:span><text:span text:style-name="T1">— </text:span><text:span text:style-name="T1">complexi</text:span><text:span text:style-name="T1">ty </text:span><text:span text:style-name="T1">saturatio</text:span><text:span text:style-name="T1">n</text:span></text:p>
          </draw:text-box>
        </draw:frame>
        <draw:polygon draw:style-name="gr1" draw:text-style-name="P1" draw:layer="layout" svg:width="18.733cm" svg:height="0.018cm" svg:x="1.146cm" svg:y="19.917cm" svg:viewBox="0 0 18734 19" draw:points="0,0 18734,0 18734,19 0,19">
          <text:p/>
        </draw:polygon>
        <draw:path draw:style-name="gr1" draw:text-style-name="P1" draw:layer="layout" svg:width="4.663cm" svg:height="0.37cm" svg:x="1cm" svg:y="21.049cm" svg:viewBox="0 0 4664 371" svg:d="M31 350c55-15 96-40 124-73 28-32 42-74 42-122 0-22-3-41-9-58-5-16-13-29-24-38-10-9-22-13-36-13-11 0-22 3-31 9s-16 14-20 25c-5 11-8 24-8 39 0 16 3 30 9 42s14 22 25 28c11 7 23 10 37 10 12 0 24-2 34-7 11-6 21-14 29-24l1 24c-11 16-26 29-43 39-16 9-35 13-54 13-20 0-39-4-55-13-16-10-29-23-38-39-10-16-14-34-14-54 0-23 6-44 17-63 12-19 28-34 48-44 21-11 43-17 68-17 28 0 53 6 74 18s37 29 49 52c11 21 17 47 17 76 0 36-10 70-28 99-19 29-45 53-81 72-35 20-77 33-127 40zM307 325c0-8 1-16 5-22 4-7 9-12 16-16s15-6 23-6c7 0 15 2 21 6 7 4 13 9 17 16 4 6 6 14 6 22s-2 15-6 22-10 12-17 16c-6 4-14 6-21 6-8 0-16-2-23-6s-12-9-16-16-5-14-5-22zM629 304c0 9 1 16 3 21 3 5 7 8 13 11 6 2 15 4 26 4v25h-160v-25c11 0 20-2 26-4 6-3 10-6 13-11 2-5 4-12 4-21v-223c0-8-2-15-4-20-3-5-7-9-13-11-6-3-15-4-26-5v-25h118zM786 117c-5-17-10-31-16-41-7-9-15-16-26-20-10-4-24-6-41-6h-98v-30h206v97zM687 177c8 0 15-1 20-4 5-2 9-7 12-14s5-16 7-28h26v123h-26c-2-12-4-21-7-27-3-8-7-13-12-16-5-2-12-4-20-4h-82v-30zM854 43c0-8 2-15 6-22 3-6 9-11 15-15 7-4 14-6 22-6s15 2 22 6c6 4 11 9 15 15 4 7 6 14 6 22s-2 15-6 22c-4 6-9 11-15 15-7 3-14 5-22 5s-15-2-22-5c-6-4-12-9-15-16-4-6-6-14-6-21zM910 181l-76-31v-19l76-30h24zM934 319c0 5 0 9 2 11 2 3 5 5 10 7 4 2 10 3 18 4v24h-130v-24c8-1 15-2 19-4 5-2 8-4 9-7 2-2 3-6 3-11v-178l69-40zM1086 101l-23 80-76-31v-19l76-30zM987 341c8-1 14-2 19-4 4-2 7-4 9-7 2-2 3-6 3-11v-178l68-40v218c0 5 1 9 3 11 2 3 5 5 9 7 5 2 11 3 18 4v24h-129zM1150 341c8-1 14-2 18-4 5-2 8-4 10-7 1-2 2-6 2-11v-129c0-14-3-24-10-30-7-7-17-11-31-11-8 0-16 2-25 5-8 3-17 8-25 13-8 6-15 12-21 20v-21c8-12 18-23 30-33s24-18 37-24c13-5 26-8 38-8 24 0 43 7 56 20s20 32 20 57v141c0 5 1 9 2 11 2 3 5 5 10 7 4 2 10 3 19 4v24h-130zM1555 361c-7 3-14 5-21 7-8 1-15 2-22 2-18 0-32-5-42-14-9-9-14-23-14-40v-145c0-15-4-27-11-35-6-8-16-12-29-12-12 0-22 4-28 12-7 7-11 18-11 31v29h-49c-5-2-9-7-11-12-3-6-4-11-4-18 0-12 4-23 13-33 10-10 22-17 38-23s33-9 52-9c22 0 42 4 58 11s28 18 37 31c8 13 13 30 13 49v121c0 5 1 10 2 13 3 3 6 5 10 7s10 3 19 5zM1466 320c-12 17-25 30-40 38-16 9-32 13-51 13-13 0-25-3-35-8-12-6-20-13-26-23-5-10-8-21-8-34 0-18 6-34 17-46 12-13 30-22 53-29l98-28v24l-65 20c-13 3-21 9-27 16-5 7-8 16-8 28 0 6 1 13 4 18 3 6 8 10 13 14 6 3 13 4 20 4 10 0 20-2 29-8 10-5 19-12 26-22zM1650 91l-76-36v-18l76-36h24zM1674 319c0 5 0 9 2 11 2 3 5 5 10 7 4 2 10 3 18 4v24h-130v-24c8-1 15-2 19-4 5-2 8-4 10-7 1-2 2-6 2-11v-278l69-40zM2108 125c-5-18-11-34-19-46s-19-21-32-27-28-9-46-9c-23 0-43 6-61 17-16 12-29 29-38 51s-13 48-13 78 4 58 14 81c9 23 23 41 40 54 18 12 38 18 61 18 16 0 29-3 41-9s23-15 33-29c10-13 20-31 29-54h27l-15 89c-15 10-33 18-55 23-21 6-43 9-66 9-37 0-69-7-97-21-29-15-51-35-66-62-16-26-24-55-24-90s8-66 24-94 38-50 66-66c29-16 61-24 96-24 24 0 47 3 70 8 22 6 41 13 56 23v80zM2299 371c-24 0-46-5-64-16-19-11-34-27-44-46-11-20-16-42-16-66 0-27 6-50 17-72 11-21 27-39 46-51s41-19 65-19c23 0 45 6 63 17 19 11 34 26 44 46 11 20 16 42 16 67 0 26-6 49-17 71-11 21-27 38-46 50-20 13-41 19-64 19zM2304 345c11 0 20-3 28-11 7-7 13-19 17-33 4-15 6-34 6-57 0-24-3-44-7-61-5-18-12-31-21-41-8-10-18-14-29-14-12 0-21 3-29 11s-14 19-18 34c-3 15-5 33-5 56s2 44 7 61c5 18 12 31 20 41 9 10 19 14 31 14zM2550 101l-24 80-76-31v-19l76-30zM2450 341c8-1 15-2 19-4s7-4 9-7c2-2 3-6 3-11v-178l69-40v218c0 5 0 9 2 11 2 3 5 5 10 7 4 2 10 3 18 4v24h-130zM2613 341c8-1 14-2 19-4 4-2 7-4 9-7 2-2 3-6 3-11v-129c0-14-4-24-11-30-6-7-17-11-31-11-7 0-16 2-24 5-9 3-17 8-25 13-8 6-15 12-22 20v-21c9-12 19-23 31-33 11-10 24-18 37-24 12-5 25-8 37-8 25 0 43 7 56 20s20 32 20 57v141c0 5 1 9 3 11 2 3 5 5 9 7 5 2 11 3 19 4v24h-130zM2993 300c-10 23-23 41-42 53-18 12-39 18-64 18-24 0-45-5-64-16-18-11-33-26-43-45-11-19-16-41-16-66 0-28 6-53 17-74s27-38 47-50 42-19 67-19c18 0 34 3 48 9s25 14 34 24c8 10 12 21 12 33 0 7-2 12-5 17-3 6-7 10-12 12h-45v-13c0-18-3-31-10-40-7-10-17-14-30-14-12 0-22 3-31 11-8 7-15 18-20 31-5 14-7 30-7 48 0 20 3 37 10 52 6 15 16 26 28 34s26 12 42 12c13 0 25-3 36-8 11-6 22-14 33-25zM3087 91l-76-36v-18l76-36h23zM3110 319c0 5 1 9 3 11 2 3 5 5 9 7 5 2 11 3 19 4v24h-130v-24c8-1 14-2 19-4 4-2 7-4 9-7 2-2 3-6 3-11v-278l68-40zM3235 181l-76-31v-19l76-30h23zM3258 282c0 14 3 25 10 31 7 7 18 10 31 10 8 0 17-1 25-4 9-3 17-8 25-13 8-6 16-13 22-20v20c-9 13-19 24-30 34-12 10-24 17-37 23-13 5-26 8-38 8-25 0-44-6-57-20-13-13-19-32-19-56v-152l68-42zM3398 181l-76-31v-19l76-30h23zM3421 300c0 5 0 9 2 12 3 4 6 6 10 8 5 2 11 3 18 4v25l-75 21h-23v-227l68-42zM3506 279c6 23 15 39 26 50 11 10 25 16 41 16 10 0 18-2 25-5 8-3 13-7 18-13 4-6 6-12 6-20 0-7-2-13-5-17-3-5-8-9-15-13-7-3-16-7-28-10-4-1-8-2-12-3-21-5-38-11-50-17-13-7-22-16-28-27-6-10-8-22-8-37s4-30 12-42c9-13 21-22 37-29 15-7 33-11 53-11 18 0 34 2 49 6s28 10 40 18v59h-31c-4-18-11-32-22-41-10-10-22-15-37-15-9 0-16 2-23 4-6 3-11 7-15 12-3 4-4 10-4 17s1 13 4 17c4 5 10 9 17 12 8 3 18 7 31 10 24 5 42 11 56 19 13 8 23 16 29 26 7 11 10 24 10 40 0 17-4 33-14 46-8 13-21 23-38 30-16 7-36 10-58 10-18 0-36-2-53-7s-32-12-44-20v-65zM3729 43c0-8 1-15 5-22 4-6 9-11 15-15 7-4 14-6 23-6 7 0 14 2 21 6s12 9 15 15c4 7 6 14 6 22s-2 15-6 22c-3 6-8 11-15 15-7 3-14 5-22 5s-15-2-22-5c-6-4-11-9-15-16-4-6-5-14-5-21zM3785 181l-76-31v-19l76-30h23zM3808 319c0 5 1 9 3 11 1 3 5 5 9 7s11 3 18 4v24h-129v-24c8-1 14-2 18-4 5-2 8-4 10-7 2-2 3-6 3-11v-178l68-40zM3985 371c-24 0-45-5-64-16-18-11-33-27-44-46-10-20-15-42-15-66 0-27 5-50 16-72 12-21 27-39 47-51 19-12 41-19 64-19 24 0 45 6 64 17s33 26 44 46c10 20 16 42 16 67 0 26-6 49-17 71-11 21-27 38-47 50-19 13-40 19-64 19zM3990 345c12 0 21-3 28-11 8-7 14-19 18-33 4-15 6-34 6-57 0-24-3-44-8-61-4-18-11-31-20-41-8-10-18-14-30-14-11 0-21 3-28 11-8 8-14 19-18 34s-5 33-5 56 2 44 7 61c4 18 11 31 20 41s19 14 30 14zM4236 101l-23 80-76-31v-19l76-30zM4137 341c8-1 14-2 19-4 4-2 7-4 9-7 2-2 3-6 3-11v-178l68-40v218c0 5 1 9 3 11 2 3 5 5 9 7 5 2 11 3 19 4v24h-130zM4300 341c8-1 14-2 18-4 5-2 8-4 10-7 2-2 2-6 2-11v-129c0-14-3-24-10-30-7-7-17-11-31-11-8 0-16 2-25 5-8 3-16 8-24 13-9 6-16 12-22 20v-21c8-12 18-23 30-33s24-18 37-24c13-5 26-8 38-8 24 0 43 7 56 20s20 32 20 57v141c0 5 1 9 3 11 1 3 5 5 9 7s11 3 19 4v24h-130zM4489 279c5 23 14 39 25 50 11 10 25 16 41 16 10 0 18-2 26-5 7-3 13-7 17-13s6-12 6-20c0-7-2-13-5-17-3-5-8-9-15-13-7-3-16-7-28-10-4-1-8-2-12-3-21-5-38-11-50-17-12-7-22-16-28-27-5-10-8-22-8-37s4-30 12-42c9-13 21-22 37-29 15-7 33-11 53-11 18 0 34 2 49 6s28 10 40 18v59h-30c-5-18-12-32-22-41-11-10-23-15-38-15-8 0-16 2-22 4-7 3-12 7-15 12-4 4-5 10-5 17s1 13 5 17c3 5 9 9 16 12 8 3 18 7 32 10 23 5 41 11 55 19 13 8 23 16 29 26 7 11 10 24 10 40 0 17-4 33-13 46s-22 23-38 30c-17 7-37 10-59 10-18 0-36-2-53-7s-31-12-44-20v-65z">
          <text:p/>
        </draw:path>
        <draw:path draw:style-name="gr1" draw:text-style-name="P1" draw:layer="layout" svg:width="6.47cm" svg:height="0.454cm" svg:x="1.005cm" svg:y="21.927cm" svg:viewBox="0 0 6471 455" svg:d="M254 136c-3-16-9-30-16-41-7-12-17-20-29-25-11-5-24-8-40-8-21 0-38 5-53 16-15 10-27 26-35 45-8 20-12 43-12 69 0 28 4 52 12 72 9 20 21 36 37 47 15 11 33 16 53 16 14 0 26-2 37-7 10-6 20-14 29-26s18-28 26-48h24l-14 79c-13 8-29 16-48 21s-39 7-59 7c-32 0-61-6-86-19s-45-31-59-54-21-50-21-79c0-31 7-59 21-84 15-26 34-45 59-60 26-13 54-20 85-20 22 0 42 2 62 7s37 12 50 20v72zM424 353c-21 0-40-4-57-14-16-10-29-23-39-41-9-17-13-37-13-59 0-23 4-44 14-63 11-19 24-34 42-45 17-12 36-17 57-17s40 5 56 14c17 10 30 24 39 42 9 17 14 37 14 58 0 23-5 44-15 63s-24 35-41 46-36 16-57 16zM429 330c10 0 18-3 25-10 7-6 12-16 15-30 3-13 5-30 5-50s-2-38-7-54c-4-15-10-28-17-36-8-9-17-13-27-13s-18 3-25 10-12 17-16 30c-3 13-5 30-5 50s2 38 6 54c5 16 11 28 19 37 8 8 17 12 27 12zM647 114l-20 70-68-27v-16l68-27zM559 326c7 0 13-1 16-3 4-2 7-4 9-6 1-3 2-6 2-10v-158l61-35v193c0 4 1 7 2 10 2 2 5 4 8 6 4 2 10 3 17 3v22h-115zM704 326c7 0 12-1 16-3s6-4 8-6c2-3 3-6 3-10v-114c0-12-3-22-10-28-6-6-15-9-27-9-7 0-14 2-22 4-7 3-15 7-22 13-7 4-14 10-19 17v-19c7-11 16-21 26-29 11-9 22-16 33-21 12-5 23-7 34-7 22 0 38 6 50 17 11 12 17 29 17 51v125c0 4 1 7 3 10 1 2 4 4 8 6s9 3 16 3v22h-114zM1041 289c-9 21-21 37-37 48s-35 16-57 16c-21 0-40-4-57-14-16-10-29-23-39-41-9-17-14-36-14-58 0-24 5-46 15-65 11-19 25-34 42-45 18-11 38-16 60-16 15 0 30 2 42 7 13 6 23 13 30 22s11 19 11 30c0 5-2 10-4 15-3 4-7 8-11 10h-39v-12c0-15-3-27-9-35-7-9-16-13-27-13s-20 3-27 10c-8 6-14 16-19 28-4 12-6 26-6 42 0 18 3 33 9 46s14 23 25 30 23 11 37 11c12 0 23-3 32-7 10-5 20-12 29-22zM1125 106l-67-33v-17l67-32h20zM1145 307c0 4 1 7 2 10 2 2 5 4 9 6s9 3 16 3v22h-114v-22c6 0 12-1 16-3s6-4 8-6c2-3 3-6 3-10v-247l60-36zM1256 184l-66-27v-16l66-27h21zM1277 275c0 12 3 21 9 27s15 9 28 9c7 0 14-1 22-4 7-3 15-7 22-12s13-11 19-17v17c-7 12-16 22-27 31-10 8-21 15-33 20s-23 7-33 7c-22 0-39-5-51-17-11-12-17-29-17-51v-134l61-37zM1401 184l-68-27v-16l68-27h20zM1421 289c0 5 1 9 2 12 2 3 5 5 9 7s9 3 16 3v22l-67 19h-21v-201l61-37zM1497 271c6 20 13 35 23 44 10 10 22 15 36 15 9 0 17-2 23-4 7-3 12-7 15-12 4-5 6-11 6-17 0-7-2-12-4-16-3-4-7-8-14-11-6-4-14-7-24-10-4 0-8-1-12-3-18-4-32-9-44-15-11-6-19-14-24-23-6-8-8-19-8-32 0-14 4-27 11-38 8-11 19-20 32-26 14-6 30-9 48-9 16 0 31 1 44 5 13 3 25 9 36 16v53h-28c-4-17-11-29-20-37-9-9-20-14-33-14-8 0-14 2-20 4s-10 6-13 11c-3 4-4 9-4 14 0 7 1 12 4 16s8 8 15 11c6 3 16 6 28 9 20 4 37 10 49 16s21 14 26 23c6 10 8 21 8 35 0 16-4 29-12 41-7 12-19 21-33 27-15 6-32 9-52 9-16 0-32-2-48-6-15-4-28-10-38-18v-58zM1695 61c0-7 2-13 5-19s8-10 14-14c6-3 12-5 20-5 7 0 13 2 19 5 6 4 11 8 14 14s5 12 5 19-2 14-5 20-8 10-14 14-12 5-20 5c-7 0-13-1-19-5s-11-8-14-14-5-13-5-20zM1745 184l-67-27v-16l67-27h21zM1766 307c0 4 0 7 2 10 2 2 4 4 8 5 4 2 10 3 17 4v22h-115v-22c7-1 12-2 16-4 4-1 7-3 8-5 2-3 3-6 3-10v-158l61-35zM1924 353c-21 0-40-4-57-14s-30-23-39-41c-10-17-14-37-14-59 0-23 5-44 15-63s24-34 41-45c17-12 36-17 57-17s40 5 57 14c16 10 29 24 38 42 10 17 15 37 15 58 0 23-6 44-16 63s-23 35-41 46c-17 11-36 16-56 16zM1928 330c10 0 19-3 25-10 7-6 12-16 15-30 3-13 5-30 5-50s-2-38-6-54c-5-15-10-28-18-36-8-9-16-13-27-13-9 0-18 3-25 10s-12 17-15 30c-4 13-5 30-5 50s2 38 6 54 10 28 18 37c8 8 17 12 27 12zM2146 114l-20 70-67-27v-16l67-27zM2059 326c6 0 12-1 16-3s6-4 8-6c2-3 3-6 3-10v-158l60-35v193c0 4 1 7 2 10 2 2 5 4 9 6s9 3 16 3v22h-114zM2203 326c7 0 12-1 16-3s7-4 8-6c2-3 4-6 4-10v-114c0-12-4-22-10-28s-15-9-27-9c-7 0-15 2-22 4-8 3-16 7-23 13-7 4-13 10-19 17v-19c8-11 16-21 27-29 10-9 21-16 33-21 11-5 22-7 33-7 23 0 40 6 51 17 12 12 18 29 18 51v125c0 4 0 7 2 10 2 2 4 4 8 6s10 3 17 3v22h-116zM2427 324c16-1 28-2 35-4s12-6 14-10c3-4 4-10 4-19v-181l10 9h-67v-24c19-3 34-6 46-9 11-4 21-10 29-17 8-8 17-18 25-32h24v254c0 9 1 15 4 19 2 4 7 8 14 10s19 3 35 4v24h-173zM2713 223v-46h385v46zM3311 294c0 8 1 14 3 18 3 4 7 8 12 10s13 4 23 4v22h-142v-22c9 0 17-2 22-4 6-2 10-6 12-10s3-10 3-18v-197c0-9-1-15-3-19-2-5-6-8-12-10-5-2-13-3-22-4v-22h104zM3358 42c24 0 44 3 62 10 18 6 31 16 41 28 9 13 14 28 14 44 0 18-4 33-14 46-8 12-21 22-38 29s-36 10-59 10h-74v-27h49c16 0 29-2 39-6 10-3 17-9 21-17 5-8 7-18 7-32 0-18-6-33-18-44-13-10-30-15-54-15h-44v-26zM3559 184l-67-27v-16l67-27h21zM3580 305c0 5 0 9 2 11 3 3 6 5 10 7 5 2 11 3 19 3v22h-119v-22c7 0 12-1 16-3s7-4 8-6c2-3 3-6 3-10v-158l61-35zM3572 193c9-17 16-31 24-42 7-11 14-20 22-27 7-7 14-10 22-10 3 0 6 0 8 1 3 1 6 3 8 5v55h-13c-11 0-21 1-29 4-8 2-15 6-22 11-6 5-13 13-20 22zM3692 61c0-7 2-13 5-19 4-6 8-10 14-14 6-3 13-5 20-5s13 2 19 5c6 4 11 8 14 14s5 12 5 19-2 14-5 20-8 10-14 14-12 5-20 5c-7 0-13-1-19-5s-10-8-14-14c-3-6-5-13-5-20zM3743 184l-68-27v-16l68-27h20zM3763 307c0 4 1 7 2 10 2 2 5 4 8 5 4 2 10 3 17 4v22h-115v-22c7-1 13-2 16-4 4-1 7-3 9-5 1-3 2-6 2-10v-158l61-35zM3899 114l-21 70-67-27v-16l67-27zM3811 326c7 0 12-1 16-3s7-4 8-6c2-3 3-6 3-10v-158l61-35v193c0 4 1 7 2 10 2 2 5 4 8 6 4 2 10 3 17 3v22h-115zM3952 326c7 0 12-1 16-3s6-4 8-6c2-3 3-6 3-10v-116c0-12-3-20-9-26s-15-9-27-9c-7 0-14 2-22 4-7 3-14 7-21 11-7 5-13 11-18 17v-18c7-11 16-21 26-29 10-9 21-15 32-20s23-7 33-7c21 0 38 5 49 17 12 11 17 28 17 49v127c0 4 1 7 3 10 1 2 4 4 8 6s9 3 16 3v22h-114zM4092 326c7 0 13-1 16-3 4-2 7-4 9-6 1-3 2-6 2-10v-116c0-12-3-20-9-26-5-6-14-9-26-9-7 0-14 2-22 4-7 3-15 7-21 11-8 5-14 11-19 17v-18c7-11 16-21 26-29 10-9 21-15 33-20 11-5 22-7 32-7 22 0 38 5 49 17 12 11 17 28 17 49v127c0 4 1 7 3 10 2 2 5 4 8 6 4 2 10 3 17 3v22h-115zM4451 345c-6 2-13 4-19 5s-13 2-19 2c-16 0-29-4-37-12-9-8-13-20-13-36v-128c0-14-3-24-9-31s-15-10-26-10-19 3-26 9c-6 7-9 16-9 28v26h-42c-5-2-8-6-11-11-2-5-3-10-3-16 0-10 4-20 12-29s19-15 32-21c14-5 30-7 47-7 20 0 37 3 51 9 15 6 26 15 33 28 8 12 12 26 12 43v108c0 4 0 8 2 11s4 5 8 7c4 1 9 2 17 3zM4372 308c-10 15-22 27-36 34-13 8-28 11-44 11-12 0-23-2-32-7s-17-12-22-21-7-18-7-30c0-16 5-30 15-41s26-20 46-25l87-25v20l-57 18c-11 4-20 9-25 15-4 6-7 14-7 25 0 6 1 11 4 16s7 9 12 12 11 4 17 4c9 0 18-2 26-7 9-5 17-11 23-19zM4536 184l-67-27v-16l67-27h20zM4556 305c0 5 1 9 3 11 2 3 6 5 10 7s11 3 19 3v22h-119v-22c7 0 12-1 16-3s6-4 8-6c2-3 3-6 3-10v-158l60-35zM4549 193c8-17 16-31 23-42 8-11 15-20 22-27 8-7 15-10 22-10 4 0 7 0 9 1 3 1 5 3 7 5v55h-12c-11 0-21 1-29 4-8 2-15 6-22 11s-14 13-20 22zM4773 141c-10 1-17 2-21 5-5 2-7 5-7 9-1 4 0 9 4 16l50 122h-12l47-122c3-7 4-12 4-16-1-4-3-7-7-9-4-3-11-4-20-5v-22h85v22c-7 1-13 3-17 6-3 2-6 6-9 12l-81 192h-26l-88-192c-2-6-5-10-9-12-3-3-8-5-16-6v-22h123zM4680 397c16 0 28-2 38-6 10-3 19-9 26-17 7-7 14-18 20-33l25 10c-9 23-18 42-27 57s-19 27-30 35-23 12-37 12c-7 0-13-2-20-4-6-2-11-5-14-9v-45zM5096 288c0 8 1 15 3 20 3 4 8 8 14 10s14 3 24 3h26c13 0 25-2 35-6 10-5 19-12 27-22s16-23 24-40h23l-16 95h-265v-22c10 0 17-2 23-4 5-2 9-6 12-10 2-4 3-10 3-18v-197c0-9-1-15-3-19-3-5-7-8-12-10-6-2-13-4-23-4v-22h105zM5234 129c-3-16-8-28-14-37-5-9-13-15-22-18-9-4-21-6-37-6h-86v-26h183v87zM5147 177c8 0 14-1 18-3 5-3 8-7 11-13 2-6 5-14 6-24h23v108h-23c-1-11-4-19-7-24-2-6-6-11-10-13-4-3-10-4-18-4h-72v-27zM5295 326c7 0 12-1 16-3s7-4 8-6c2-3 3-6 3-10v-182c0-19 5-36 15-50 10-15 25-26 44-34s40-12 64-12c18 0 33 3 46 7s23 10 29 18c7 7 10 16 10 26l-16 56h-34v-47c0-13-3-23-10-29-7-7-16-11-28-11-13 0-24 3-33 9-8 6-15 14-20 25-5 12-7 25-7 41v181c0 5 1 9 3 11 2 3 6 5 11 7 4 2 11 3 19 3v22h-120zM5291 131c14-4 26-9 35-15 10-6 19-15 29-27h21v68h-85zM5594 157h-235v-38h235zM5453 326c7 0 12-1 16-3s7-4 8-6c2-3 3-6 3-10v-198c0-17 4-32 11-44 8-13 18-23 31-30 14-7 29-11 47-11 13 0 25 2 36 6 10 4 18 9 24 16s9 15 9 23c0 4-1 9-3 13s-5 7-8 10h-42v-26c0-9-2-15-5-20-3-4-7-6-12-6-9 0-16 4-21 12-4 9-6 21-6 36v217c0 5 0 9 2 11 3 3 6 5 11 7s11 3 20 3v22h-121zM5828 289c-10 22-23 38-40 48-16 11-35 16-57 16s-42-4-59-14c-17-9-30-23-39-40-10-17-14-37-14-59 0-24 5-45 15-64 10-20 24-35 42-46 17-11 37-16 58-16 18 0 34 4 47 12 14 7 25 18 32 33 8 14 12 30 12 49v15h-162v-22l112-3-6 10c0-15-2-28-5-38-3-11-8-19-14-24s-13-8-22-8c-10 0-19 3-27 10s-14 17-18 29c-5 13-7 28-7 45s3 32 9 45c6 12 14 22 25 28 11 7 24 10 39 10 12 0 24-2 35-7 11-4 21-12 30-22zM6055 289c-8 21-20 37-37 48-16 11-35 16-57 16-21 0-40-4-56-14-17-10-30-23-39-41-10-17-14-36-14-58 0-24 5-46 15-65s24-34 42-45c17-11 37-16 59-16 16 0 30 2 43 7 13 6 22 13 29 22 8 9 11 19 11 30 0 5-1 10-4 15-3 4-6 8-11 10h-39v-12c0-15-3-27-9-35-6-9-15-13-26-13s-20 3-28 10c-8 6-14 16-18 28s-6 26-6 42c0 18 3 33 9 46 5 13 14 23 24 30 11 7 24 11 38 11 11 0 22-3 32-7 10-5 19-12 29-22zM6074 132c12-5 21-9 28-13 8-5 14-11 20-18 5-7 10-17 15-29h27v85h-90zM6164 287c0 8 2 14 6 19 5 5 11 9 20 12 8 2 20 4 33 4v22c-9 3-17 5-26 7-9 1-18 2-26 2-21 0-38-5-49-16-12-11-18-27-18-47v-151h60zM6218 157h-76v-38h76zM6345 207c0-29 5-56 14-82s21-50 36-70c14-21 30-39 48-55h28c-24 32-42 66-54 102-12 35-19 70-19 105 0 36 7 71 19 106s30 68 54 101h-28c-18-16-34-35-48-55-15-21-27-44-36-70-9-25-14-53-14-82z">
          <text:p/>
        </draw:path>
        <draw:frame draw:style-name="gr5" draw:text-style-name="P6" draw:layer="layout" svg:width="0.532cm" svg:height="0.507cm" svg:x="7.493cm" svg:y="21.878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3.74cm" svg:height="0.448cm" svg:x="8.11cm" svg:y="21.927cm" svg:viewBox="0 0 3741 449" svg:d="M96 68c-15 0-28 2-37 6-9 3-16 9-22 18-6 8-10 20-14 36h-23v-86h129v26zM260 128c-4-16-9-28-14-36-6-9-13-15-22-18-10-4-22-6-37-6h-33v-26h129v86zM70 326c10-1 18-2 23-5 5-2 9-5 12-9 2-4 3-10 3-18v-252h67v252c0 8 1 14 3 18s6 7 11 9c6 3 14 4 24 5v22h-143zM371 183l-67-27v-16l67-27h20zM391 305c0 5 1 9 3 11 2 3 5 5 10 7 4 2 10 3 19 3v22h-119v-22c6 0 12-1 16-3 3-2 6-4 8-6 2-3 3-6 3-10v-159l60-35zM383 192c9-17 17-31 24-42s15-20 22-27 15-10 22-10c4 0 6 0 9 1s5 3 7 5v55h-12c-11 0-21 1-29 4-8 2-16 6-22 11-7 5-14 13-21 22zM504 61c0-7 2-13 5-19s8-10 14-14c6-3 12-5 20-5 6 0 13 2 19 5 6 4 10 8 14 14 3 6 5 12 5 19s-2 14-5 20c-4 6-8 10-14 13-6 4-13 5-20 5s-13-1-19-5c-6-3-11-7-14-13s-5-13-5-20zM554 183l-67-27v-16l67-27h21zM575 307c0 4 0 7 2 10 2 2 4 4 8 5 4 2 10 3 17 4v22h-115v-22c7-1 12-2 16-4 4-1 7-3 8-5 2-3 3-6 3-10v-159l61-35zM686 183l-67-27v-16l67-27h20zM706 408c0 4 1 8 3 10 1 3 4 5 8 6 4 2 9 3 16 4v21h-114v-21c7-1 12-2 16-4 4-1 7-3 8-6 2-2 3-6 3-10v-260l60-35zM678 178c7-14 15-26 25-36s21-17 32-22c12-5 24-7 37-7 18 0 34 4 49 14s26 23 34 39c9 16 13 34 13 54 0 26-5 50-15 70s-25 36-43 47c-19 11-40 16-64 16-15 0-29-2-42-7-14-6-25-13-34-22l15-33c9 13 17 21 26 27 8 5 18 7 29 7 13 0 24-3 34-11 10-7 18-18 23-31 5-14 8-30 8-49 0-17-2-32-7-44-4-13-11-22-20-28-9-7-20-10-32-10-8 0-16 1-24 5-7 3-15 8-22 14s-13 14-17 23zM955 105l-67-32v-17l67-32h21zM976 307c0 4 1 7 2 10 2 2 5 4 8 6 4 2 10 3 17 3v22h-115v-22c7 0 13-1 16-3 4-2 7-4 8-6 2-3 3-6 3-10v-247l61-36zM1233 289c-9 22-23 38-39 48-17 11-35 16-57 16s-42-4-59-14c-17-9-30-23-40-40-9-17-13-37-13-60 0-24 4-45 14-64 11-20 25-35 42-46 18-11 37-16 59-16 18 0 33 4 47 12 14 7 25 18 32 33 8 14 12 30 12 49v15h-162v-22l112-3-7 10c0-15-1-28-5-38-3-11-7-19-13-24s-13-8-22-8c-10 0-19 3-27 10s-14 17-19 29c-4 13-6 28-6 45s3 33 9 46c5 12 14 22 24 28 11 7 24 10 40 10 12 0 24-2 34-7 11-4 22-12 31-22zM1541 289c-9 21-21 37-37 48-17 11-36 16-58 16-21 0-39-4-56-14-16-10-29-23-39-41-9-17-14-36-14-59 0-24 5-46 15-65s24-34 42-45 37-16 60-16c15 0 29 2 42 7 13 6 23 13 30 22s11 19 11 30c0 5-2 10-5 15-2 4-6 8-11 10h-38v-12c0-15-3-27-10-35-6-9-15-13-26-13s-20 3-28 10c-7 6-13 16-18 28-4 12-6 26-6 42 0 18 3 34 9 47s14 23 25 30c10 7 23 11 37 11 12 0 22-3 32-7 10-5 20-12 29-22zM1671 353c-21 0-40-4-57-14-16-10-29-23-39-41-9-17-14-37-14-60s5-44 15-63 24-34 42-45c17-12 36-17 56-17 22 0 41 5 57 14 17 10 29 24 39 42 9 17 14 37 14 58 0 24-5 45-15 64s-24 35-41 46c-18 11-36 16-57 16zM1675 330c11 0 19-3 26-10 6-6 11-16 15-30 3-13 5-30 5-51 0-20-3-38-7-54-4-15-10-28-18-36-7-9-16-13-26-13s-19 3-25 10c-7 7-12 17-16 30-3 13-5 30-5 50s2 39 6 55c5 16 11 28 18 37 8 8 17 12 27 12zM1894 113l-21 70-67-27v-16l67-27zM1806 326c7 0 12-1 16-3s7-4 8-6c2-3 3-6 3-10v-159l61-35v194c0 4 0 7 2 10 2 2 4 4 8 6s10 3 17 3v22h-115zM1950 326c7 0 13-1 16-3 4-2 7-4 9-6 1-3 2-6 2-10v-115c0-12-3-22-9-28s-15-9-27-9c-7 0-14 2-22 4-8 3-15 7-23 13-7 4-13 10-18 17v-19c7-11 16-21 26-29 11-9 22-16 33-21 12-5 23-7 34-7 21 0 38 6 49 17 12 12 18 29 18 51v126c0 4 1 7 2 10 2 2 5 4 9 6s9 3 16 3v22h-115zM2090 326c7 0 12-1 16-3s7-4 8-6c2-3 3-6 3-10v-189c0-18 5-35 15-49 11-14 26-25 45-33s42-12 67-12c20 0 37 2 51 6 15 4 26 9 35 16 8 7 12 16 12 26 0 5-2 10-5 14-3 5-7 8-12 11h-50v-14c0-12-3-22-10-29s-16-10-28-10c-13 0-24 3-33 8-8 6-15 15-20 26s-7 24-7 40v187c0 5 1 9 3 11 2 3 6 5 11 7 4 2 11 3 19 3v22h-120zM2086 130c14-4 26-9 36-15 9-6 19-15 28-26h21v67h-85zM2315 156h-161v-38h161zM2248 326c7-1 12-2 16-4 4-1 7-3 8-5 2-3 3-6 3-10v-189l40-5h21v194c0 4 0 7 2 10 2 2 4 4 8 5 4 2 10 3 17 4v22h-115zM2451 183l-67-27v-16l67-27h20zM2471 305c0 5 1 9 3 11 2 3 6 5 10 7s11 3 19 3v22h-119v-22c7 0 12-1 16-3s6-4 8-6c2-3 3-6 3-10v-159l60-35zM2464 192c8-17 16-31 23-42 8-11 15-20 22-27 8-7 15-10 22-10 4 0 7 0 9 1 3 1 5 3 7 5v55h-12c-11 0-21 1-29 4-8 2-15 6-22 11s-13 13-20 22zM2655 113l-21 70-67-27v-16l67-27zM2567 326c7 0 12-1 16-3s7-4 8-6c2-3 3-6 3-10v-159l61-35v194c0 4 0 7 2 10 2 2 5 4 8 6 4 2 10 3 17 3v22h-115zM2708 326c7 0 12-1 16-3s6-4 8-6c2-3 3-6 3-10v-117c0-12-3-20-9-26s-15-9-27-9c-7 0-14 2-22 4-7 3-14 7-21 11-7 5-13 11-18 17v-18c7-11 16-21 26-29 10-9 21-15 32-20s22-7 33-7c21 0 38 5 49 17 12 11 17 28 17 49v128c0 4 1 7 3 10 1 2 4 4 8 6s9 3 16 3v22h-114zM2848 326c7 0 13-1 16-3 4-2 7-4 9-6 1-3 2-6 2-10v-117c0-12-3-20-9-26-5-6-14-9-27-9-6 0-13 2-21 4-8 3-15 7-22 11-7 5-13 11-18 17v-18c7-11 16-21 26-29 10-9 21-15 33-20 11-5 22-7 32-7 22 0 38 5 49 17 12 11 17 28 17 49v128c0 4 1 7 3 10 2 2 5 4 8 6 4 2 10 3 17 3v22h-115zM3192 289c-10 22-24 38-40 48-16 11-35 16-57 16s-42-4-59-14c-17-9-30-23-40-40-9-17-13-37-13-60 0-24 5-45 14-64 11-20 25-35 42-46 18-11 37-16 59-16 18 0 34 4 47 12 14 7 25 18 32 33 8 14 12 30 12 49v15h-162v-22l112-3-6 10c0-15-2-28-5-38-3-11-8-19-14-24s-13-8-22-8c-10 0-19 3-27 10s-14 17-18 29c-5 13-7 28-7 45s3 33 9 46c6 12 14 22 25 28 11 7 24 10 39 10 12 0 24-2 34-7 11-4 22-12 31-22zM3418 105l-67-32v-17l67-32h20zM3438 289c0 5 1 9 3 12 1 3 4 5 8 7s9 3 16 3v22l-67 19h-20v-291l60-37zM3399 175c-9-13-18-21-26-27-8-5-18-7-29-7-13 0-25 4-35 11-9 8-17 18-22 32-5 13-8 29-8 47 0 17 2 33 7 46 4 12 11 21 20 28 9 6 20 10 32 10 8 0 16-2 23-5 8-3 16-8 22-15 7-6 13-14 18-23l5 16c-7 14-16 26-25 36-10 10-21 17-32 22-12 5-25 7-37 7-18 0-35-4-49-13-15-10-26-23-35-40-8-16-12-34-12-55 0-26 5-49 15-69s25-35 43-46c19-12 40-17 65-17 14 0 28 2 41 8 14 5 25 12 35 21zM3614 206c0 29-4 58-13 83-10 26-22 49-36 70-15 20-31 39-49 55h-27c23-33 42-66 54-101s18-71 18-107c0-35-6-70-18-105s-31-69-54-101h27c18 16 34 34 49 55 14 20 26 43 36 69 9 26 13 53 13 82zM3662 169c0-7 2-14 5-19 4-7 9-12 15-15s13-5 20-5c6 0 13 2 19 5 6 4 11 9 14 15 4 5 6 12 6 19s-2 14-6 20c-3 6-8 10-14 14-6 3-13 5-19 5-7 0-14-2-20-5-6-4-11-8-15-14-3-7-5-13-5-20zM3662 312c0-7 2-13 5-19 4-6 9-11 15-15 6-3 13-5 20-5 6 0 13 2 19 5 6 4 11 9 14 15 4 6 6 12 6 19s-2 14-6 20c-3 6-8 11-14 14s-13 5-19 5c-7 0-14-2-20-5s-11-8-15-14c-3-6-5-13-5-20z">
          <text:p/>
        </draw:path>
        <draw:frame draw:style-name="gr2" draw:text-style-name="P3" draw:layer="layout" svg:width="16.986cm" svg:height="0.577cm" svg:x="1.428cm" svg:y="18.322cm">
          <draw:text-box>
            <text:p text:style-name="P2"><text:span text:style-name="T5">• </text:span><text:span text:style-name="T1"><text:s/></text:span><text:span text:style-name="T1">Conﬁde</text:span><text:span text:style-name="T1">nce </text:span><text:span text:style-name="T1">quality </text:span><text:span text:style-name="T1">layer: </text:span><text:span text:style-name="T1">p=0.943 </text:span><text:span text:style-name="T1">— </text:span><text:span text:style-name="T1">expecte</text:span><text:span text:style-name="T1">d null </text:span><text:span text:style-name="T1">(style </text:span><text:span text:style-name="T1">layer </text:span><text:span text:style-name="T1">conﬁrme</text:span><text:span text:style-name="T1">d </text:span><text:span text:style-name="T1">separate</text:span><text:span text:style-name="T1">ly)</text:span></text:p>
          </draw:text-box>
        </draw:frame>
        <draw:frame draw:style-name="gr2" draw:text-style-name="P3" draw:layer="layout" svg:width="6.839cm" svg:height="0.577cm" svg:x="11.866cm" svg:y="21.822cm">
          <draw:text-box>
            <text:p text:style-name="P2"><text:span text:style-name="T1"><text:s/></text:span><text:span text:style-name="T1">Curiosity </text:span><text:span text:style-name="T1">injection </text:span><text:span text:style-name="T1">in 70B+ </text:span><text:span text:style-name="T1">models</text:span></text:p>
          </draw:text-box>
        </draw:frame>
        <draw:frame draw:style-name="gr2" draw:text-style-name="P3" draw:layer="layout" svg:width="17.994cm" svg:height="0.577cm" svg:x="0.988cm" svg:y="22.457cm">
          <draw:text-box>
            <text:p text:style-name="P2"><text:span text:style-name="T1">signiﬁca</text:span><text:span text:style-name="T1">ntly </text:span><text:span text:style-name="T1">improve</text:span><text:span text:style-name="T1">s output </text:span><text:span text:style-name="T1">quality </text:span><text:span text:style-name="T1">for </text:span><text:span text:style-name="T1">philosop</text:span><text:span text:style-name="T1">hical/ex</text:span><text:span text:style-name="T1">plorator</text:span><text:span text:style-name="T1">y tasks. </text:span><text:span text:style-name="T1">Consiste</text:span><text:span text:style-name="T1">nt </text:span><text:span text:style-name="T1">across</text:span></text:p>
          </draw:text-box>
        </draw:frame>
        <draw:frame draw:style-name="gr2" draw:text-style-name="P3" draw:layer="layout" svg:width="18.438cm" svg:height="0.577cm" svg:x="0.988cm" svg:y="23.092cm">
          <draw:text-box>
            <text:p text:style-name="P2"><text:span text:style-name="T1">three </text:span><text:span text:style-name="T1">indepen</text:span><text:span text:style-name="T1">dent </text:span><text:span text:style-name="T1">statistica</text:span><text:span text:style-name="T1">l tests </text:span><text:span text:style-name="T1">(p=0.004</text:span><text:span text:style-name="T1">, </text:span><text:span text:style-name="T1">p=0.022, </text:span><text:span text:style-name="T1">p=0.034)</text:span><text:span text:style-name="T1">. Eﬀect </text:span><text:span text:style-name="T1">size </text:span><text:span text:style-name="T1">d≈0.21–</text:span><text:span text:style-name="T1">0.26 </text:span><text:span text:style-name="T1">(small</text:span></text:p>
          </draw:text-box>
        </draw:frame>
        <draw:path draw:style-name="gr1" draw:text-style-name="P1" draw:layer="layout" svg:width="8.168cm" svg:height="0.452cm" svg:x="1.005cm" svg:y="24.784cm" svg:viewBox="0 0 8169 453" svg:d="M254 136c-3-17-9-30-16-41s-17-19-29-24c-11-6-24-9-40-9-21 0-38 6-53 16-15 11-27 26-35 45-8 20-12 42-12 69s4 51 12 73c9 20 21 35 37 46 15 11 33 17 53 17 14 0 26-3 37-8 10-5 20-14 29-26 9-11 18-27 26-49h24l-14 80c-13 9-29 16-48 21s-39 8-59 8c-32 0-61-6-86-19s-45-31-59-54c-14-24-21-51-21-81 0-31 7-59 21-84 15-25 34-44 59-58 26-14 54-21 85-21 22 0 42 3 62 8s37 11 50 20v71zM424 354c-21 0-40-5-57-15-16-9-29-23-39-40-9-18-13-38-13-61s4-44 14-63c11-19 24-34 42-45 17-11 36-17 57-17s40 5 56 15c17 10 30 24 39 41 9 18 14 37 14 59 0 24-5 45-15 64s-24 34-41 45-36 17-57 17zM429 331c10 0 18-4 25-10 7-7 12-17 15-30s5-30 5-51-2-39-7-54c-4-16-10-28-17-37-8-8-17-13-27-13s-18 4-25 11c-7 6-12 16-16 29-3 14-5 30-5 50 0 22 2 40 6 56 5 15 11 28 19 36 8 9 17 13 27 13zM647 113l-20 71-68-27v-17l68-27zM559 327c7-1 13-2 16-3 4-2 7-4 9-7 1-2 2-6 2-10v-158l61-36v194c0 4 1 8 2 10 2 3 5 5 8 7 4 1 10 2 17 3v21h-115zM704 327c7-1 12-2 16-3 4-2 6-4 8-7 2-2 3-6 3-10v-115c0-12-3-21-10-27-6-6-15-9-27-9-7 0-14 1-22 4-7 3-15 7-22 12s-14 11-19 17v-18c7-11 16-21 26-30 11-9 22-15 33-20 12-5 23-8 34-8 22 0 38 6 50 18 11 12 17 28 17 50v126c0 4 1 8 3 10 1 3 4 5 8 7 4 1 9 2 16 3v21h-114zM1041 290c-9 21-21 36-37 47s-35 17-57 17c-21 0-40-5-57-15-16-9-29-23-39-40-9-17-14-37-14-60 0-24 5-46 15-65 11-19 25-34 42-44 18-11 38-17 60-17 15 0 30 3 42 8 13 5 23 12 30 21s11 19 11 30c0 6-2 11-4 15-3 5-7 8-11 11h-39v-12c0-16-3-28-9-36-7-8-16-13-27-13s-20 4-27 10c-8 7-14 16-19 28-4 12-6 27-6 43 0 17 3 33 9 47 6 13 14 23 25 30s23 10 37 10c12 0 23-2 32-7 10-5 20-12 29-21zM1125 105l-67-32v-16l67-33h20zM1145 307c0 4 1 8 2 10 2 3 5 5 9 7 4 1 9 2 16 3v21h-114v-21c6-1 12-2 16-3 4-2 6-4 8-7 2-2 3-6 3-10v-247l60-36zM1256 184l-66-27v-17l66-27h21zM1277 275c0 12 3 21 9 28 6 6 15 8 28 8 7 0 14-1 22-4 7-3 15-7 22-12s13-10 19-17v18c-7 11-16 21-27 30-10 9-21 16-33 21-12 4-23 7-33 7-22 0-39-6-51-18-11-11-17-28-17-51v-134l61-38zM1401 184l-68-27v-17l68-27h20zM1421 290c0 5 1 9 2 11 2 4 5 6 9 8 4 1 9 2 16 3v21l-67 20h-21v-202l61-38zM1497 272c6 20 13 34 23 44 10 9 22 14 36 14 9 0 17-1 23-4 7-3 12-6 15-11 4-5 6-11 6-18 0-6-2-11-4-15-3-5-7-9-14-12-6-3-14-6-24-9-4-1-8-2-12-3-18-4-32-9-44-17-11-6-19-13-24-22-6-9-8-20-8-33 0-14 4-27 11-38 8-11 19-19 32-26 14-6 30-9 48-9 16 0 31 2 44 6 13 3 25 8 36 15v53h-28c-4-16-11-28-20-37s-20-13-33-13c-8 0-14 1-20 4-6 2-10 5-13 10s-4 9-4 15 1 11 4 15c3 5 8 8 15 11 6 3 16 6 28 9 20 5 37 10 49 16 12 7 21 14 26 24 6 10 8 22 8 36 0 15-4 29-12 40-7 12-19 21-33 27-15 7-32 10-52 10-16 0-32-2-48-6-15-5-28-11-38-19v-57zM1695 61c0-7 2-13 5-18 3-6 8-11 14-14 6-4 12-6 20-6 7 0 13 2 19 6 6 3 11 8 14 14 3 5 5 12 5 19s-2 13-5 19-8 11-14 14-12 5-20 5c-7 0-13-2-19-5s-11-8-14-14-5-12-5-20zM1745 184l-67-27v-17l67-27h21zM1766 307c0 4 0 8 2 10 2 3 4 5 8 6 4 2 10 3 17 4v21h-115v-21c7-1 12-2 16-4 4-1 7-3 8-6 2-2 3-6 3-10v-158l61-36zM1924 354c-21 0-40-5-57-15-17-9-30-23-39-40-10-18-14-38-14-61s5-44 15-63 24-34 41-45 36-17 57-17 40 5 57 15c16 10 29 24 38 41 10 18 15 37 15 59 0 24-6 45-16 64s-23 34-41 45c-17 11-36 17-56 17zM1928 331c10 0 19-4 25-10 7-7 12-17 15-30s5-30 5-51-2-39-6-54c-5-16-10-28-18-37-8-8-16-13-27-13-9 0-18 4-25 11-7 6-12 16-15 29-4 14-5 30-5 50 0 22 2 40 6 56 4 15 10 28 18 36 8 9 17 13 27 13zM2146 113l-20 71-67-27v-17l67-27zM2059 327c6-1 12-2 16-3 4-2 6-4 8-7 2-2 3-6 3-10v-158l60-36v194c0 4 1 8 2 10 2 3 5 5 9 7 4 1 9 2 16 3v21h-114zM2203 327c7-1 12-2 16-3 4-2 7-4 8-7 2-2 3-6 3-10v-115c0-12-3-21-9-27s-15-9-27-9c-7 0-15 1-22 4-8 3-16 7-23 12s-13 11-19 17v-18c8-11 16-21 27-30 10-9 21-15 33-20 11-5 22-8 33-8 22 0 39 6 50 18 12 12 18 28 18 50v126c0 4 0 8 2 10 2 3 4 5 8 7 4 1 10 2 17 3v21h-115zM2420 324c34-27 62-50 82-70s35-39 45-56c10-18 16-35 16-52 0-12-3-22-7-31-5-8-11-15-19-19-9-4-18-7-30-7-13 0-25 3-35 9-11 5-21 14-30 26l-16-11c10-25 24-44 42-57s40-19 66-19c20 0 37 4 52 11 14 7 26 18 33 31 8 14 12 30 12 48 0 21-6 41-18 60-13 20-31 39-54 57-23 20-51 39-84 59v-13h160v58h-215zM2745 222v-46h387v46zM3397 354c-28 0-54-7-77-21-23-13-40-32-54-55-13-23-20-50-20-78 0-32 7-60 20-84 14-25 32-44 55-58 24-14 51-21 82-21 28 0 53 7 76 20 23 14 41 33 54 56s20 49 20 77c0 32-7 61-20 86-13 24-32 44-56 57-23 14-50 21-80 21zM3402 328c17 0 32-4 44-14 12-11 22-25 28-44 7-20 10-44 10-71 0-28-4-51-11-72s-17-37-30-48c-14-11-29-16-46-16s-32 5-44 15-22 24-28 43c-7 19-10 43-10 70s3 51 11 73c7 21 17 37 31 48 13 11 28 16 45 16zM3646 184l-67-27v-17l67-27h20zM3666 408c0 5 1 8 3 11 2 2 4 4 8 6 4 1 9 3 17 4v21h-115v-21c7-1 12-3 16-4 4-2 7-4 8-6 2-3 3-6 3-11v-259l60-36zM3638 179c7-14 16-26 25-36 10-10 21-17 32-22 12-5 24-8 37-8 18 0 34 5 49 14 15 10 26 23 34 40 9 16 13 34 13 54 0 27-5 50-15 70s-25 35-43 46c-19 11-40 17-64 17-15 0-29-3-42-8-14-5-25-13-34-22l15-32c9 12 17 21 26 26 8 5 18 8 29 8 13 0 24-4 34-11 10-8 18-18 23-32s8-30 8-49c0-17-2-32-7-44-4-12-11-22-20-28s-20-10-32-10c-8 0-16 2-24 5-7 3-15 8-22 14-7 7-13 14-17 23zM3850 131c12-4 22-9 29-13 7-5 14-11 19-18 6-7 11-16 16-27h27v84h-91zM3941 288c0 7 2 14 6 18 4 5 11 9 19 12 9 3 20 4 34 5v21c-9 4-18 6-27 7-9 2-17 3-25 3-21 0-38-6-50-17s-17-26-17-47v-152h60zM3995 157h-77v-38h77zM4040 61c0-7 2-13 5-18 4-6 8-11 14-14 6-4 13-6 20-6s13 2 19 6c6 3 11 8 14 14 3 5 5 12 5 19s-2 13-5 19-8 11-14 14-12 5-20 5c-7 0-13-2-19-5s-10-8-14-14c-3-6-5-12-5-20zM4091 184l-68-27v-17l68-27h20zM4111 307c0 4 1 8 2 10 2 3 5 5 8 6 4 2 10 3 17 4v21h-115v-21c7-1 13-2 16-4 4-1 7-3 9-6 1-2 2-6 2-10v-158l61-36zM4247 113l-21 71-67-27v-17l67-27zM4159 327c7-1 12-2 16-3 4-2 7-4 8-7 2-2 3-6 3-10v-158l61-36v194c0 4 0 8 2 10 2 3 4 5 8 7 4 1 10 2 17 3v21h-115zM4300 327c6-1 12-2 16-3 4-2 6-4 8-7 2-2 3-6 3-10v-117c0-11-3-20-9-26-6-5-15-8-27-8-7 0-14 1-22 4-7 3-14 6-21 11s-13 10-18 16v-18c7-11 16-20 26-29 10-8 21-15 32-20 11-4 22-7 33-7 21 0 38 6 49 17 11 12 17 28 17 50v127c0 4 1 8 2 10 2 3 5 5 9 7 4 1 9 2 16 3v21h-114zM4440 327c7-1 12-2 16-3 4-2 7-4 8-7 2-2 3-6 3-10v-117c0-11-3-20-9-26-6-5-15-8-27-8-6 0-13 1-21 4s-15 6-22 11-13 10-18 16v-18c7-11 16-20 26-29 10-8 21-15 33-20 11-4 22-7 32-7 22 0 38 6 49 17 11 12 17 28 17 50v127c0 4 1 8 3 10 2 3 5 5 8 7 4 1 10 2 17 3v21h-115zM4798 345c-6 3-12 4-18 6-7 1-13 2-19 2-16 0-29-4-38-12-8-9-12-21-12-37v-129c0-13-3-23-9-31-6-6-15-10-26-10s-20 3-26 10-9 16-9 27v27h-43c-4-3-8-6-10-11s-3-11-3-16c0-11 4-20 12-29s19-16 32-21c14-5 30-8 47-8 19 0 36 3 51 9 14 7 25 16 33 28s11 27 11 44v108c0 5 1 9 3 12 1 2 4 4 8 6 3 2 9 3 16 4zM4720 308c-10 16-22 27-36 35-13 7-28 11-44 11-12 0-23-3-32-7-10-5-17-12-22-21s-8-19-8-30c0-17 6-30 16-41 10-13 26-21 46-27l87-25v21l-57 17c-11 4-20 10-25 16-5 7-7 15-7 25 0 6 1 12 4 17s7 8 12 11 11 5 17 5c9 0 17-3 26-7 9-5 17-12 23-20zM4884 105l-67-32v-16l67-33h20zM4904 307c0 4 1 8 2 10 2 3 5 5 9 7 4 1 9 2 16 3v21h-114v-21c6-1 12-2 16-3 4-2 6-4 8-7 2-2 3-6 3-10v-247l60-36zM5291 136c-4-17-9-30-16-41-8-11-17-19-29-24-12-6-25-9-40-9-21 0-39 6-54 16-15 11-27 26-35 45-8 20-12 42-12 69s4 51 13 73c9 20 21 35 36 46 16 11 34 17 54 17 14 0 26-3 36-8 11-5 21-14 29-26 9-11 18-27 27-49h24l-14 80c-13 9-30 16-49 21s-38 8-58 8c-33 0-61-6-87-19-25-13-44-31-59-54-14-24-21-51-21-81 0-31 8-59 22-84s34-44 59-58 53-21 85-21c21 0 42 3 62 8 19 5 36 11 50 20v71zM5461 354c-21 0-40-5-57-15-17-9-30-23-39-40-9-18-14-38-14-61s5-44 15-63 24-34 41-45 36-17 57-17 40 5 57 15c16 10 29 24 38 41 10 18 15 37 15 59 0 24-6 45-16 64s-23 34-41 45c-17 11-36 17-56 17zM5465 331c10 0 19-4 25-10 7-7 12-17 15-30 4-13 5-30 5-51s-2-39-6-54c-4-16-10-28-18-37-7-8-16-13-26-13s-19 4-26 11c-6 6-12 16-15 29-4 14-5 30-5 50 0 22 2 40 6 56 4 15 10 28 18 36 8 9 17 13 27 13zM5683 113l-20 71-67-27v-17l67-27zM5596 327c7-1 12-2 16-3 4-2 6-4 8-7 2-2 3-6 3-10v-158l60-36v194c0 4 1 8 3 10 1 3 4 5 8 7 4 1 9 2 16 3v21h-114zM5740 327c7-1 12-2 16-3 4-2 7-4 8-7 2-2 3-6 3-10v-115c0-12-3-21-9-27s-15-9-27-9c-7 0-15 1-22 4-8 3-16 7-23 12s-13 11-19 17v-18c8-11 17-21 27-30s21-15 33-20c11-5 23-8 34-8 21 0 38 6 49 18 12 12 18 28 18 50v126c0 4 0 8 2 10 2 3 5 5 8 7 4 1 10 2 17 3v21h-115zM5879 327c7-1 13-2 16-3 4-2 7-4 9-7 2-2 2-6 2-10v-188c0-19 6-35 16-49 11-15 25-26 45-34 19-8 41-12 67-12 19 0 36 2 51 6s26 10 34 17 12 15 12 25c0 6-1 10-5 15-3 4-7 8-12 10h-49v-13c0-13-4-23-10-29-7-7-16-11-28-11-13 0-24 3-33 9s-16 14-20 25c-5 11-7 24-7 40v188c0 4 1 8 3 11s6 5 10 7c5 1 12 2 20 3v21h-121zM5876 131c14-4 26-9 35-15 10-6 19-15 29-26h21v67h-85zM6105 157h-161v-38h161zM6038 327c7-1 12-2 16-4 4-1 6-3 8-6 2-2 3-6 3-10v-188l40-6h20v194c0 4 1 8 3 10 1 3 4 5 8 6 4 2 9 3 16 4v21h-114zM6339 136c11-4 20-8 26-10 7-3 12-5 17-6 4-1 9-1 13-1h13v38h-69zM6284 113c18 0 35 3 49 10 15 7 26 16 34 28s12 25 12 40-4 30-13 43c-9 14-20 24-35 32-16 7-32 11-50 11s-35-4-49-10c-14-7-26-16-34-29-8-12-12-25-12-40s5-30 13-42c9-14 21-24 36-31 15-8 31-12 49-12zM6281 135c-12 0-22 4-28 14-7 10-10 23-10 41 0 13 2 24 5 33 4 10 9 17 15 23s14 9 21 9c12 0 21-5 28-15 6-10 9-23 9-41 0-13-2-24-5-34-4-9-8-17-15-22-6-6-12-8-20-8zM6247 359c-13 0-23 3-30 9-7 7-11 15-11 26 0 8 2 14 8 20 5 6 12 10 22 13 9 3 20 5 33 5h16c14 0 27-2 38-5 11-4 19-9 26-16 6-6 9-14 9-22 0-9-3-16-9-20-6-5-15-7-26-7h-102v-11c-13 0-23-4-30-12-8-7-12-17-12-30 0-10 2-19 8-26 5-8 12-15 21-19 10-5 21-8 33-9l6 16c-9 0-17 2-22 5s-7 8-7 14 2 11 5 14c4 3 9 4 15 4h97c15 0 28 3 39 8 10 5 18 12 24 22s9 21 9 34c0 15-5 28-16 40-11 13-26 22-44 29-19 8-40 12-63 12h-15c-20 0-39-3-55-8-16-4-28-11-37-19s-14-17-14-28c0-9 3-17 9-25 7-9 15-15 26-20s23-7 36-7h20v13zM6488 184l-66-27v-17l66-27h21zM6509 275c0 12 3 21 9 28 6 6 16 8 28 8 7 0 14-1 22-4s15-7 22-12 14-10 19-17v18c-7 11-16 21-27 30-10 9-21 16-33 21-11 4-22 7-33 7-22 0-39-6-51-18-11-11-17-28-17-51v-134l61-38zM6633 184l-67-27v-17l67-27h20zM6653 290c0 5 1 9 2 11 2 4 5 6 9 8 4 1 10 2 16 3v21l-66 20h-21v-202l60-38zM6767 184l-67-27v-17l67-27h21zM6788 305c0 5 0 9 2 12 3 3 6 5 10 7 5 1 11 2 19 3v21h-119v-21c7-1 12-2 16-3 4-2 7-4 8-7 2-2 3-6 3-10v-158l61-36zM6780 193c9-17 17-31 24-42 7-12 14-21 22-27 7-7 14-11 22-11 3 0 6 1 9 2 2 1 5 2 7 4v55h-12c-12 0-22 2-30 4s-15 6-22 12c-6 5-13 12-20 21zM7104 345c-6 3-12 4-19 6-6 1-12 2-19 2-16 0-28-4-37-12-9-9-13-21-13-37v-129c0-13-3-23-9-31-6-6-14-10-26-10-11 0-19 3-25 10-7 7-10 16-10 27v27h-42c-5-3-8-6-11-11-2-5-3-11-3-16 0-11 4-20 12-29s19-16 33-21 29-8 46-8c20 0 37 3 51 9 15 7 26 16 33 28 8 12 12 27 12 44v108c0 5 1 9 2 12 2 2 5 4 8 6 4 2 9 3 17 4zM7026 308c-11 16-23 27-36 35-13 7-28 11-45 11-12 0-22-3-32-7-9-5-16-12-21-21-6-9-8-19-8-30 0-17 5-30 15-41 11-13 26-21 47-27l87-25v21l-58 17c-11 4-19 10-24 16-5 7-8 15-8 25 0 6 2 12 4 17 3 5 7 8 12 11 6 3 11 5 18 5 8 0 17-3 25-7 9-5 17-12 24-20zM7109 131c12-4 21-9 29-13 7-5 14-11 19-18 6-7 11-16 16-27h27v84h-91zM7200 288c0 7 1 14 6 18 4 5 10 9 19 12s20 4 34 5v21c-9 4-18 6-27 7-9 2-17 3-25 3-22 0-38-6-50-17s-18-26-18-47v-152h61zM7254 157h-77v-38h77zM7299 61c0-7 2-13 5-18 3-6 8-11 14-14 6-4 12-6 20-6 7 0 13 2 19 6 6 3 10 8 14 14 3 5 5 12 5 19s-2 13-5 19c-4 6-8 11-14 14s-13 5-20 5-13-2-19-5-11-8-14-14-5-12-5-20zM7349 184l-67-27v-17l67-27h21zM7370 307c0 4 0 8 2 10 2 3 4 5 8 6 4 2 10 3 17 4v21h-115v-21c7-1 12-2 16-4 4-1 7-3 8-6 2-2 3-6 3-10v-158l61-36zM7528 354c-21 0-40-5-57-15-17-9-30-23-39-40-10-18-14-38-14-61s5-44 15-63 24-34 41-45 36-17 57-17 40 5 57 15c16 10 29 24 38 41 10 18 14 37 14 59 0 24-5 45-15 64s-24 34-41 45-36 17-56 17zM7532 331c10 0 19-4 25-10 7-7 12-17 15-30s5-30 5-51-2-39-7-54c-4-16-9-28-17-37-8-8-16-13-27-13-10 0-18 4-25 11-7 6-12 16-15 29-4 14-5 30-5 50 0 22 2 40 6 56 4 15 10 28 18 36 8 9 17 13 27 13zM7750 113l-20 71-67-27v-17l67-27zM7663 327c6-1 12-2 16-3 4-2 6-4 8-7 2-2 3-6 3-10v-158l60-36v194c0 4 1 8 2 10 2 3 5 5 9 7 4 1 9 2 16 3v21h-114zM7807 327c7-1 12-2 16-3 4-2 7-4 8-7 2-2 3-6 3-10v-115c0-12-3-21-9-27s-15-9-27-9c-7 0-15 1-22 4-8 3-16 7-23 12s-13 11-19 17v-18c7-11 16-21 27-30 10-9 21-15 33-20 11-5 22-8 33-8 22 0 39 6 50 18 12 12 18 28 18 50v126c0 4 0 8 2 10 2 3 4 5 8 7 4 1 10 2 17 3v21h-115zM8044 207c0-29 4-57 13-82 9-26 21-49 36-70 15-20 31-39 49-55h27c-24 33-42 67-54 102-12 34-18 69-18 105 0 35 6 71 18 106s30 69 54 101h-27c-18-16-34-34-49-55-15-20-27-43-36-69s-13-54-13-83z">
          <text:p/>
        </draw:path>
        <draw:frame draw:style-name="gr5" draw:text-style-name="P6" draw:layer="layout" svg:width="0.532cm" svg:height="0.507cm" svg:x="9.186cm" svg:y="24.731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494cm" svg:height="0.413cm" svg:x="9.818cm" svg:y="24.784cm" svg:viewBox="0 0 2495 414" svg:d="M254 136c-3-17-9-30-16-41-8-11-17-19-29-24-11-6-25-9-40-9-21 0-38 6-53 16-16 11-27 26-35 45-8 20-12 42-12 69 0 28 4 52 12 73 9 20 21 35 37 46 15 11 33 17 53 17 14 0 26-3 37-8 10-5 20-14 29-26 9-11 17-27 26-48h24l-14 79c-13 9-29 16-48 21s-39 8-59 8c-32 0-61-6-86-19s-45-31-59-54c-14-24-21-50-21-81s7-59 21-84c15-25 34-44 59-58 26-14 54-21 85-21 21 0 42 3 62 8s36 11 50 20v71zM424 354c-21 0-40-5-57-15-16-9-29-23-39-40-9-18-14-38-14-60 0-23 5-45 15-64s24-34 42-45c17-11 36-17 56-17 22 0 41 5 57 15 17 10 29 24 39 41 9 18 14 38 14 60 0 23-5 44-15 63s-24 34-41 45c-18 11-36 17-57 17zM428 331c11 0 19-4 26-10 6-7 11-17 15-30 3-13 5-30 5-50 0-21-3-40-7-55-4-16-10-28-18-37-7-8-16-13-26-13s-19 4-25 11c-7 6-12 16-16 29-3 14-5 31-5 51 0 21 2 39 6 55 5 15 11 28 18 36 8 9 18 13 27 13zM647 113l-21 71-67-27v-17l67-27zM559 327c7-1 12-2 16-3 4-2 7-4 8-7 2-2 3-6 3-10v-158l61-36v194c0 4 0 8 2 10 2 3 4 5 8 7 4 1 10 2 17 3v21h-115zM704 327c6-1 12-2 16-3 3-2 6-4 8-7 2-2 3-6 3-10v-115c0-12-4-21-10-27s-15-9-27-9c-7 0-14 1-22 4s-15 7-23 12c-7 5-13 11-18 17v-18c7-11 16-21 26-30 11-9 22-15 33-20 12-5 23-8 34-8 22 0 38 6 50 18 11 12 17 28 17 50v126c0 4 1 8 2 10 2 3 5 5 9 7 4 1 9 2 16 3v21h-114zM843 327c7-1 12-2 16-3 4-2 7-4 8-7 2-2 3-6 3-10v-188c0-19 5-35 15-49 11-15 26-26 45-34s42-12 67-12c20 0 37 2 51 6 15 4 26 10 35 17 8 7 12 15 12 25 0 6-2 10-5 15-3 4-7 8-12 10h-50v-13c0-13-3-23-10-29-7-7-16-11-28-11-13 0-24 3-33 9-8 6-15 14-20 25s-7 24-7 40v188c0 4 1 8 3 11s6 5 11 7c4 1 11 2 19 3v21h-120zM840 131c13-4 25-9 35-15 9-6 19-15 28-26h21v67h-84zM1068 157h-161v-38h161zM1001 327c7-1 12-2 16-4 4-1 7-3 8-6 2-2 3-6 3-10v-188l40-6h21v194c0 4 0 8 2 10 2 3 4 5 8 6 4 2 10 3 17 4v21h-115zM1204 184l-67-27v-17l67-27h20zM1224 305c0 5 1 9 3 12s6 5 10 7c5 1 11 2 19 3v21h-119v-21c7-1 12-2 16-3 4-2 7-4 8-7 2-2 3-6 3-10v-158l60-36zM1217 193c9-17 16-31 23-42 8-12 15-21 22-27 8-7 15-11 22-11 4 0 7 1 9 2 3 1 6 2 7 4v55h-12c-11 0-21 2-29 4s-15 6-22 12c-7 5-13 12-20 22zM1409 113l-22 71-67-27v-17l67-27zM1320 327c7-1 12-2 16-3 4-2 7-4 8-7 2-2 3-6 3-10v-158l62-36v194c0 4 1 8 2 10 2 3 5 5 8 7 4 1 10 2 17 3v21h-116zM1462 327c7-1 12-2 16-3 4-2 6-4 8-7 2-2 3-6 3-10v-117c0-11-3-20-9-26-6-5-15-8-27-8-7 0-14 1-22 4-7 3-14 6-21 11s-14 10-19 16v-18c7-11 17-20 27-29 10-8 21-15 32-20 11-4 22-7 33-7 21 0 38 6 49 17 12 12 17 28 17 50v127c0 4 1 8 3 10 1 3 4 5 8 7 4 1 9 2 16 3v21h-114zM1602 327c7-1 13-2 16-3 4-2 7-4 9-7 1-2 2-6 2-10v-117c0-11-3-20-8-26-6-5-15-8-28-8-6 0-13 1-21 4-7 3-15 6-22 11s-13 10-18 16v-18c7-11 16-20 26-29 10-8 21-15 33-20 11-4 22-7 32-7 22 0 38 6 49 17 12 12 17 28 17 50v127c0 4 1 8 3 10 2 3 5 5 8 7 4 1 10 2 17 3v21h-115zM1946 290c-10 21-23 37-40 48-16 10-35 16-57 16s-42-5-59-15c-17-9-30-22-39-40-10-17-14-37-14-59 0-23 5-46 15-65s24-34 42-45c17-11 37-17 58-17 18 0 34 4 47 12 14 8 25 19 32 33 8 14 12 31 12 50v16h-162v-24l112-3-6 12c0-17-2-29-5-40-3-10-8-18-14-23-6-6-13-9-22-9-10 0-19 4-27 11s-14 17-18 29c-5 13-7 28-7 45 0 18 3 33 9 45 6 13 14 22 25 29s24 10 39 10c12 0 24-2 35-7s21-12 30-22zM2172 105l-67-32v-16l67-33h21zM2193 290c0 5 0 9 2 11 2 4 4 6 8 8 4 1 10 2 17 3v21l-68 20h-20v-291l61-38zM2153 175c-9-12-18-21-26-26s-18-8-29-8c-13 0-24 4-34 12-10 7-17 18-23 31-5 14-8 31-8 49 0 17 3 32 7 44 5 12 12 22 20 28 9 7 20 10 32 10 8 0 16-1 23-5 8-3 16-8 23-14 6-7 12-14 17-23l5 15c-7 15-15 27-25 37-10 9-20 17-32 22-12 4-24 7-37 7-18 0-35-5-49-14-15-9-26-23-34-39-9-17-13-35-13-55 0-25 5-49 15-69 11-20 25-36 43-47 19-11 41-17 65-17 14 0 28 3 41 8 14 6 25 13 35 22zM2369 208c0 29-5 56-14 82-10 26-21 49-36 69-15 21-31 39-49 55h-27c24-32 42-66 54-101s18-70 18-105c0-37-6-72-18-106-12-35-30-69-54-102h27c18 16 34 35 49 55 15 21 26 44 36 70 9 25 14 53 14 83zM2416 169c0-7 2-13 5-19 4-6 9-11 15-14 6-4 13-6 20-6 6 0 13 2 19 6 6 3 11 8 14 14 4 6 6 13 6 20s-2 13-6 19c-3 6-8 11-14 15s-13 5-19 5c-7 0-14-1-20-5s-11-9-15-15c-3-6-5-13-5-20zM2416 313c0-7 2-14 5-20 4-6 9-11 15-14 6-4 13-6 20-6 6 0 13 2 19 6 6 3 11 8 14 14 4 6 6 13 6 20s-2 13-6 19c-3 6-8 11-14 15-6 3-13 5-19 5-7 0-14-2-20-5-6-4-11-9-15-15-3-6-5-12-5-19z">
          <text:p/>
        </draw:path>
        <draw:frame draw:style-name="gr2" draw:text-style-name="P3" draw:layer="layout" svg:width="1.784cm" svg:height="0.577cm" svg:x="0.988cm" svg:y="23.727cm">
          <draw:text-box>
            <text:p text:style-name="P2"><text:span text:style-name="T1">but real).</text:span></text:p>
          </draw:text-box>
        </draw:frame>
        <draw:frame draw:style-name="gr2" draw:text-style-name="P3" draw:layer="layout" svg:width="7.609cm" svg:height="0.577cm" svg:x="12.328cm" svg:y="24.679cm">
          <draw:text-box>
            <text:p text:style-name="P2"><text:span text:style-name="T1"><text:s/></text:span><text:span text:style-name="T1">Curiosity </text:span><text:span text:style-name="T1">0.95 + </text:span><text:span text:style-name="T1">Frustrati</text:span><text:span text:style-name="T1">on 0.20 </text:span><text:span text:style-name="T1">is the</text:span></text:p>
          </draw:text-box>
        </draw:frame>
        <draw:frame draw:style-name="gr2" draw:text-style-name="P3" draw:layer="layout" svg:width="17.833cm" svg:height="0.577cm" svg:x="0.988cm" svg:y="25.314cm">
          <draw:text-box>
            <text:p text:style-name="P2"><text:span text:style-name="T1">superior </text:span><text:span text:style-name="T1">conﬁgur</text:span><text:span text:style-name="T1">ation </text:span><text:span text:style-name="T1">(p=0.022</text:span><text:span text:style-name="T1">, </text:span><text:span text:style-name="T1">d=0.263) </text:span><text:span text:style-name="T1">— better </text:span><text:span text:style-name="T1">than </text:span><text:span text:style-name="T1">pure </text:span><text:span text:style-name="T1">curiosity </text:span><text:span text:style-name="T1">(p=0.034</text:span><text:span text:style-name="T1">, </text:span><text:span text:style-name="T1">d=0.205)</text:span><text:span text:style-name="T1">.</text:span></text:p>
          </draw:text-box>
        </draw:frame>
        <draw:path draw:style-name="gr1" draw:text-style-name="P1" draw:layer="layout" svg:width="7.436cm" svg:height="0.454cm" svg:x="1.005cm" svg:y="27.007cm" svg:viewBox="0 0 7437 455" svg:d="M254 136c-3-16-9-30-16-41s-17-19-29-24c-11-5-24-8-40-8-21 0-38 5-53 16-15 10-27 25-35 44-8 20-12 43-12 69 0 28 4 52 12 72 9 20 21 36 37 47 15 11 33 16 53 16 14 0 26-2 37-7 10-6 20-14 29-26s18-28 26-48h24l-14 79c-13 8-29 16-48 21s-39 7-59 7c-32 0-61-6-86-19s-45-31-59-54-21-50-21-79c0-31 7-59 21-84 15-25 34-44 59-59 26-13 54-20 85-20 22 0 42 2 62 7s37 12 50 20v71zM424 353c-21 0-40-4-57-14-16-10-29-23-39-41-9-17-13-37-13-59 0-23 4-44 14-63 11-19 24-34 42-45 17-12 36-17 57-17s40 5 56 14c17 10 30 24 39 42 9 17 14 37 14 58 0 23-5 44-15 63s-24 35-41 46-36 16-57 16zM429 330c10 0 18-3 25-10 7-6 12-16 15-30 3-13 5-30 5-50s-2-38-7-54c-4-15-10-28-17-36-8-9-17-13-27-13s-18 3-25 10-12 17-16 30c-3 13-5 30-5 50s2 38 6 54c5 16 11 28 19 37 8 8 17 12 27 12zM647 114l-20 70-68-27v-16l68-27zM559 326c7 0 13-1 16-3 4-2 7-4 9-6 1-3 2-6 2-10v-158l61-35v193c0 4 1 7 2 10 2 2 5 4 8 6 4 2 10 3 17 3v22h-115zM704 326c7 0 12-1 16-3s6-4 8-6c2-3 3-6 3-10v-114c0-12-3-22-10-28-6-6-15-9-27-9-7 0-14 2-22 4-7 3-15 7-22 13-7 4-14 10-19 17v-19c7-11 16-21 26-29 11-9 22-16 33-21 12-5 23-7 34-7 22 0 38 6 50 17 11 12 17 29 17 51v125c0 4 1 7 3 10 1 2 4 4 8 6s9 3 16 3v22h-114zM1041 289c-9 21-21 37-37 48s-35 16-57 16c-21 0-40-4-57-14-16-10-29-23-39-41-9-17-14-36-14-58 0-24 5-46 15-65 11-19 25-34 42-45 18-11 38-16 60-16 15 0 30 2 42 7 13 6 23 13 30 22s11 19 11 30c0 5-2 10-4 15-3 4-7 8-11 10h-39v-12c0-15-3-27-9-35-7-9-16-13-27-13s-20 3-27 10c-8 6-14 16-19 28-4 12-6 26-6 42 0 18 3 33 9 46s14 23 25 30 23 11 37 11c12 0 23-3 32-7 10-5 20-12 29-22zM1125 106l-67-32v-17l67-32h20zM1145 307c0 4 1 7 2 10 2 2 5 4 9 6s9 3 16 3v22h-114v-22c6 0 12-1 16-3s6-4 8-6c2-3 3-6 3-10v-246l60-36zM1256 184l-66-27v-16l66-27h21zM1277 275c0 12 3 21 9 27s15 9 28 9c7 0 14-1 22-4 7-3 15-7 22-12s13-11 19-17v17c-7 12-16 22-27 31-10 8-21 15-33 20s-23 7-33 7c-22 0-39-5-51-17-11-12-17-29-17-51v-134l61-37zM1401 184l-68-27v-16l68-27h20zM1421 289c0 5 1 9 2 12 2 3 5 5 9 7s9 3 16 3v22l-67 19h-21v-201l61-37zM1497 271c6 20 13 35 23 44 10 10 22 15 36 15 9 0 17-2 23-4 7-3 12-7 15-12 4-5 6-11 6-17 0-7-2-12-4-16-3-4-7-8-14-11-6-4-14-7-24-10-4 0-8-1-12-3-18-4-32-9-44-15-11-6-19-14-24-23-6-8-8-19-8-32 0-14 4-27 11-38 8-11 19-20 32-26 14-6 30-9 48-9 16 0 31 1 44 5 13 3 25 9 36 16v53h-28c-4-17-11-29-20-37-9-9-20-14-33-14-8 0-14 2-20 4s-10 6-13 11c-3 4-4 9-4 14 0 7 1 12 4 16s8 8 15 11c6 3 16 6 28 9 20 4 37 10 49 16s21 14 26 23c6 10 8 21 8 35 0 16-4 29-12 41-7 12-19 21-33 27-15 6-32 9-52 9-16 0-32-2-48-6-15-4-28-10-38-18v-58zM1695 62c0-7 2-13 5-19s8-10 14-14c6-3 12-5 20-5 7 0 13 2 19 5 6 4 11 8 14 14s5 12 5 19-2 14-5 20-8 10-14 13c-6 4-12 5-20 5-7 0-13-1-19-5-6-3-11-7-14-13s-5-13-5-20zM1745 184l-67-27v-16l67-27h21zM1766 307c0 4 0 7 2 10 2 2 4 4 8 5 4 2 10 3 17 4v22h-115v-22c7-1 12-2 16-4 4-1 7-3 8-5 2-3 3-6 3-10v-158l61-35zM1924 353c-21 0-40-4-57-14s-30-23-39-41c-10-17-14-37-14-59 0-23 5-44 15-63s24-34 41-45c17-12 36-17 57-17s40 5 57 14c16 10 29 24 38 42 10 17 15 37 15 58 0 23-6 44-16 63s-23 35-41 46c-17 11-36 16-56 16zM1928 330c10 0 19-3 25-10 7-6 12-16 15-30 3-13 5-30 5-50s-2-38-6-54c-5-15-10-28-18-36-8-9-16-13-27-13-9 0-18 3-25 10s-12 17-15 30c-4 13-5 30-5 50s2 38 6 54 10 28 18 37c8 8 17 12 27 12zM2146 114l-20 70-67-27v-16l67-27zM2059 326c6 0 12-1 16-3s6-4 8-6c2-3 3-6 3-10v-158l60-35v193c0 4 1 7 2 10 2 2 5 4 9 6s9 3 16 3v22h-114zM2203 326c7 0 12-1 16-3s7-4 8-6c2-3 3-6 3-10v-114c0-12-3-22-9-28s-15-9-27-9c-7 0-15 2-22 4-8 3-16 7-23 13-7 4-13 10-19 17v-19c8-11 16-21 27-29 10-9 21-16 33-21 11-5 22-7 33-7 22 0 39 6 50 17 12 12 18 29 18 51v125c0 4 0 7 2 10 2 2 4 4 8 6s10 3 17 3v22h-115zM2431 275c10 15 22 26 36 34 14 7 29 11 45 11 14 0 25-2 35-6 9-5 16-12 21-20 5-9 8-19 8-30 0-15-4-27-12-37s-20-18-35-23c-15-6-33-8-55-8v-24c18-1 33-4 44-8 13-4 21-9 27-17 7-7 10-16 10-26 0-7-2-13-6-18-3-6-8-10-14-13s-14-5-22-5c-12 0-24 3-35 9s-21 15-31 27l-17-11c10-24 24-42 42-54s39-18 62-18c17 0 32 2 44 8 12 5 22 13 29 23s10 21 10 35c0 13-4 24-11 34s-17 18-31 26c-14 7-32 13-53 17l7-12c23 2 43 7 59 15 17 8 30 18 38 30 9 13 14 27 14 43 0 19-5 35-15 50-10 14-24 26-42 34-17 8-36 12-59 12-27 0-51-5-69-16s-32-28-41-51zM2752 223v-46h386v46zM3350 288c0 8 1 15 4 20 3 4 7 8 13 10 7 2 15 3 25 3h5v27h-151v-22c10 0 17-2 23-4 5-2 9-6 11-10s4-10 4-18v-197c0-8-2-14-4-18-2-5-6-8-11-10-6-2-13-4-23-4v-22h104zM3394 43c34 0 64 6 90 18 25 12 45 29 59 51 14 23 21 48 21 78s-7 58-20 82c-14 24-33 42-58 56-24 13-51 20-82 20h-76v-27h72c18 0 35-5 49-14 15-10 26-24 34-43 8-18 13-40 13-64 0-28-5-51-15-70-9-20-22-35-39-45s-36-16-59-16h-55v-26zM3703 353c-21 0-40-4-56-14-17-10-30-23-39-41-10-17-14-37-14-59 0-23 5-44 15-63s24-34 41-45c17-12 36-17 57-17s40 5 57 14c16 10 29 24 38 42 10 17 14 37 14 58 0 23-5 44-15 63s-24 35-41 46-36 16-57 16zM3708 330c10 0 19-3 25-10 7-6 12-16 15-30 3-13 5-30 5-50s-2-38-7-54c-4-15-9-28-17-36-8-9-16-13-27-13-10 0-18 3-25 10s-12 17-15 30c-4 13-5 30-5 50s2 38 6 54 10 28 18 37c8 8 17 12 27 12zM3926 114l-20 70-68-27v-16l68-27zM3838 326c7 0 13-1 16-3 4-2 7-4 9-6 2-3 2-6 2-10v-158l61-35v193c0 4 1 7 2 10 2 2 5 4 9 6s9 3 16 3v22h-115zM3979 326c7 0 12-1 16-3s7-4 8-6c2-3 3-6 3-10v-116c0-12-3-20-9-26s-15-9-26-9c-7 0-15 2-22 4-8 3-15 7-22 11-7 5-13 11-18 17v-18c7-11 16-21 26-29 11-9 21-15 32-20 12-5 23-7 34-7 21 0 37 5 49 17 11 11 17 28 17 49v127c0 4 0 7 2 10 2 2 4 4 8 6s10 3 17 3v22h-115zM4119 326c7 0 13-1 17-3s6-4 8-6c2-3 3-6 3-10v-116c0-12-3-20-9-26s-15-9-27-9c-7 0-14 2-22 4-7 3-14 7-21 11-7 5-13 11-19 17v-18c8-11 17-21 26-29 11-9 22-15 33-20s22-7 33-7c21 0 38 5 49 17 11 11 17 28 17 49v127c0 4 1 7 2 10 2 2 5 4 9 6s9 3 16 3v22h-115zM4478 345c-6 2-12 4-19 5-6 1-12 2-19 2-16 0-28-4-37-12s-13-20-13-36v-128c0-14-3-24-9-31-5-7-14-10-26-10-11 0-19 3-25 9-7 7-10 16-10 28v26h-42c-5-2-8-6-11-11-2-5-3-10-3-16 0-10 4-20 12-29s19-15 33-21c14-5 29-7 46-7 20 0 37 3 51 9 15 6 26 15 33 28 8 12 12 26 12 43v108c0 4 1 8 2 11 2 3 5 5 8 7 4 1 9 2 17 3zM4400 308c-11 15-23 27-36 34-13 8-28 11-45 11-12 0-22-2-32-7-9-5-16-12-21-21-6-9-8-18-8-30 0-16 5-30 15-41 11-11 26-20 47-25l87-25v20l-58 18c-11 4-19 9-24 15s-8 14-8 25c0 6 2 11 4 16 3 5 7 9 12 12 6 3 11 4 18 4 8 0 17-2 25-7 9-5 17-11 24-19zM4513 62c0-7 2-13 5-19s8-10 14-14c6-3 12-5 20-5 6 0 13 2 19 5 6 4 10 8 14 14 3 6 5 12 5 19s-2 14-5 20c-4 6-8 10-14 13-6 4-13 5-20 5s-13-1-19-5c-6-3-11-7-14-13s-5-13-5-20zM4563 184l-67-27v-16l67-27h21zM4584 307c0 4 0 7 2 10 2 2 4 4 8 5 4 2 10 3 17 4v22h-115v-22c7-1 12-2 16-4 4-1 7-3 8-5 2-3 3-6 3-10v-158l61-35zM4719 114l-20 70-67-27v-16l67-27zM4632 326c7 0 12-1 16-3s7-4 8-6c2-3 3-6 3-10v-158l60-35v193c0 4 1 7 3 10 1 2 4 4 8 6s9 3 16 3v22h-114zM4776 326c7 0 12-1 16-3s7-4 8-6c2-3 3-6 3-10v-114c0-12-3-22-9-28s-15-9-27-9c-7 0-14 2-22 4-8 3-15 7-23 13-7 4-13 10-19 17v-19c8-11 17-21 27-29 11-9 22-16 33-21s23-7 34-7c21 0 38 6 49 17 12 12 18 29 18 51v125c0 4 1 7 2 10 2 2 5 4 8 6 4 2 10 3 17 3v22h-115zM5030 246c6 27 15 48 27 62 14 13 32 20 54 20 13 0 24-2 33-6 10-4 17-10 22-18 5-7 8-16 8-26s-3-18-7-25c-5-7-11-12-19-16s-18-8-30-12c-5-1-10-2-14-4-20-5-38-12-51-19-15-8-26-17-34-29s-12-26-12-44 5-33 14-47c10-14 23-25 39-33 17-8 36-11 57-11 19 0 37 2 53 6 16 5 30 11 44 21v71h-25c-5-17-10-30-16-41s-14-19-23-24-20-8-32-8c-11 0-21 2-30 6-8 3-14 8-18 15-5 7-7 15-7 24 0 11 2 19 8 26 5 6 12 11 20 14 8 4 18 7 30 10 3 1 6 2 9 2 22 6 40 13 55 21 14 8 26 18 35 31 8 12 12 27 12 45 0 19-5 35-16 50-10 14-25 26-43 34-19 8-40 12-64 12-20 0-40-2-58-7-18-6-33-14-46-24v-76zM5330 184l-67-27v-16l67-27h20zM5350 408c0 4 1 8 2 10 2 3 5 5 9 6 4 2 9 3 16 4v21h-114v-21c6-1 12-2 16-4 4-1 6-3 8-6 2-2 3-6 3-10v-259l60-35zM5322 179c7-14 15-26 25-36s20-17 32-22 24-7 37-7c18 0 34 4 49 14 14 10 26 23 34 39s13 34 13 54c0 26-6 49-16 69s-24 36-43 47c-18 11-39 16-64 16-14 0-28-2-42-7-13-6-25-13-34-22l16-33c8 13 17 21 26 27 8 5 18 7 28 7 13 0 25-3 35-11 10-7 17-18 23-31 5-14 8-30 8-48 0-17-3-32-7-44-5-13-12-22-21-28-9-7-19-10-32-10-7 0-15 1-23 5-8 3-15 8-22 14s-13 14-18 23zM5750 289c-10 22-23 38-40 48-16 11-35 16-56 16-22 0-42-4-59-14-17-9-31-23-40-40s-14-37-14-59c0-24 5-45 15-64 10-20 24-35 42-46s37-16 58-16c18 0 34 4 48 12 14 7 24 18 32 33 7 14 11 30 11 49v15h-161v-22l112-3-7 10c0-15-2-28-5-38-3-11-7-19-14-24-6-5-13-8-21-8-10 0-20 3-28 10-7 7-13 17-18 29-4 13-6 28-6 45s2 32 8 45c6 12 14 22 25 28 11 7 24 10 39 10 13 0 24-2 35-7 11-4 21-12 31-22zM5978 289c-9 21-21 37-37 48s-35 16-58 16c-20 0-39-4-56-14-16-10-29-23-39-41-9-17-14-36-14-58 0-24 5-46 15-65s24-34 42-45 38-16 60-16c15 0 30 2 42 7 13 6 23 13 30 22s11 19 11 30c0 5-2 10-5 15-2 4-6 8-11 10h-38v-12c0-15-3-27-9-35-7-9-16-13-27-13s-20 3-28 10c-7 6-13 16-18 28-4 12-6 26-6 42 0 18 3 33 9 46s14 23 25 30c10 7 23 11 37 11 12 0 22-3 32-7 10-5 20-12 29-22zM6015 62c0-7 2-13 5-19 4-6 8-10 14-14 6-3 13-5 20-5s13 2 19 5c6 4 11 8 14 14s5 12 5 19-2 14-5 20-8 10-14 13c-6 4-12 5-19 5s-14-1-20-5c-6-3-10-7-14-13-3-6-5-13-5-20zM6066 184l-68-27v-16l68-27h20zM6086 307c0 4 1 7 2 10 2 2 5 4 9 5 4 2 9 3 16 4v22h-115v-22c7-1 13-2 16-4 4-1 7-3 9-5 1-3 2-6 2-10v-158l61-35zM6135 326c7 0 13-1 16-3 4-2 7-4 8-6 2-3 3-6 3-10v-188c0-18 5-35 16-49 10-14 25-25 44-33 20-8 42-12 68-12 19 0 36 2 51 6 14 4 26 9 34 16s12 16 12 26c0 5-2 10-5 14-3 5-7 8-12 11h-50v-14c0-12-3-22-9-29-7-7-16-10-29-10s-23 3-32 8c-9 6-16 15-20 26-5 11-8 24-8 40v186c0 5 1 9 4 11 2 3 5 5 10 7s11 3 19 3v22h-120zM6132 131c14-4 26-9 35-15 10-6 19-15 29-26h20v67h-84zM6361 157h-161v-38h161zM6293 326c7-1 13-2 16-4 4-1 7-3 9-5 1-3 2-6 2-10v-188l41-5h20v193c0 4 1 7 2 10 2 2 5 4 9 5 4 2 9 3 16 4v22h-115zM6633 289c-9 21-21 37-37 48-17 11-36 16-58 16-21 0-39-4-56-14-16-10-30-23-39-41-9-17-14-36-14-58 0-24 5-46 15-65s24-34 42-45 37-16 60-16c15 0 29 2 42 7 13 6 23 13 30 22s11 19 11 30c0 5-2 10-5 15-2 4-6 8-11 10h-38v-12c0-15-3-27-10-35-6-9-15-13-26-13s-20 3-28 10c-7 6-13 16-18 28-4 12-6 26-6 42 0 18 3 33 9 46s14 23 25 30c10 7 23 11 37 11 11 0 22-3 32-7 10-5 20-12 29-22zM6670 62c0-7 2-13 5-19 4-6 8-10 14-14 6-3 13-5 20-5s13 2 19 5c6 4 11 8 14 14s5 12 5 19-2 14-5 20-8 10-14 13c-6 4-12 5-20 5-7 0-13-1-19-5-6-3-10-7-14-13-3-6-5-13-5-20zM6721 184l-68-27v-16l68-27h20zM6741 307c0 4 1 7 2 10 2 2 5 4 8 5 4 2 10 3 17 4v22h-115v-22c7-1 13-2 16-4 4-1 7-3 9-5 1-3 2-6 2-10v-158l61-35zM6782 132c12-5 22-9 29-13 7-5 14-11 19-18 6-7 11-16 16-28h27v84h-91zM6873 287c0 8 2 14 6 19s11 9 19 12c9 2 20 4 34 4v22c-9 3-18 5-27 7-9 1-17 2-25 2-21 0-38-5-50-16s-17-27-17-47v-151h60zM6927 157h-77v-38h77zM7072 141c-10 1-17 2-21 5-5 2-7 5-7 9-1 4 0 9 3 16l51 122h-13l48-122c3-7 4-12 4-16-1-4-3-7-7-9-4-3-11-4-20-5v-22h85v22c-8 1-13 3-17 6-3 2-6 6-9 12l-81 192h-26l-88-192c-2-6-5-10-9-12-3-3-9-5-16-6v-22h123zM6979 397c15 0 28-2 38-6 10-3 18-9 25-17 8-7 14-18 21-33l25 10c-10 23-19 42-27 57-9 15-19 27-30 35s-23 12-37 12c-7 0-13-2-20-4s-11-5-14-9v-45zM7311 207c0-29 5-56 14-82s21-49 36-69c14-21 31-39 48-56h28c-24 33-42 67-54 102s-18 70-18 105c0 36 6 71 18 106s30 68 54 101h-28c-17-16-34-35-48-55-15-21-27-44-36-70-9-25-14-53-14-82z">
          <text:p/>
        </draw:path>
        <draw:frame draw:style-name="gr5" draw:text-style-name="P6" draw:layer="layout" svg:width="0.532cm" svg:height="0.507cm" svg:x="8.458cm" svg:y="26.958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6.488cm" svg:height="0.454cm" svg:x="9.085cm" svg:y="27.007cm" svg:viewBox="0 0 6489 455" svg:d="M254 136c-3-16-8-30-16-41-7-11-17-19-28-24-12-5-25-8-40-8-21 0-39 5-54 16-15 10-27 25-35 44-8 20-12 43-12 69 0 28 4 52 13 72s21 36 36 47c16 11 33 16 54 16 14 0 26-2 36-7 11-6 21-14 29-26 9-12 18-28 27-48h23l-13 79c-13 8-30 16-49 21s-38 7-58 7c-33 0-61-6-87-19-25-13-44-31-59-54-14-23-21-50-21-79 0-31 7-59 22-84 14-25 34-44 59-59 25-13 53-20 85-20 21 0 42 2 61 7 20 5 37 12 51 20v71zM425 353c-21 0-40-4-57-14s-30-23-39-41c-10-17-14-37-14-59 0-23 5-44 15-63s24-34 41-45c17-12 36-17 57-17s40 5 57 14c16 10 29 24 38 42 10 17 15 37 15 58 0 23-6 44-16 63s-23 35-41 46c-17 11-36 16-56 16zM429 330c10 0 19-3 25-10 7-6 12-16 15-30 4-13 5-30 5-50s-2-38-6-54c-5-15-10-28-18-36-7-9-16-13-26-13s-19 3-26 10c-6 7-12 17-15 30-4 13-5 30-5 50s2 38 6 54 10 28 18 37c8 8 17 12 27 12zM648 114l-21 70-67-27v-16l67-27zM560 326c7 0 12-1 16-3s6-4 8-6c2-3 3-6 3-10v-158l61-35v193c0 4 1 7 3 10 1 2 4 4 8 6s9 3 16 3v22h-115zM705 326c7 0 12-1 16-3s7-4 8-6c2-3 3-6 3-10v-114c0-12-3-22-9-28s-15-9-27-9c-7 0-15 2-22 4-8 3-16 7-23 13-8 4-14 10-20 17v-19c8-11 17-21 28-29 10-9 21-16 33-21 11-5 22-7 33-7 22 0 39 6 50 17 12 12 18 29 18 51v125c0 4 0 7 2 10 2 2 4 4 8 6s10 3 17 3v22h-115zM844 326c7 0 13-1 16-3 4-2 7-4 9-6 1-3 2-6 2-10v-188c0-18 5-35 16-49 10-14 25-25 44-33 20-8 42-12 68-12 19 0 36 2 51 6s26 9 34 16 12 16 12 26c0 5-1 10-5 14-3 5-7 8-12 11h-49v-14c0-12-4-22-10-29-7-7-16-10-28-10-13 0-24 3-33 8-9 6-16 15-20 26-5 11-8 24-8 40v186c0 5 2 9 4 11 2 3 5 5 10 7s11 3 20 3v22h-121zM841 131c14-4 26-9 35-15 10-6 19-15 29-26h20v67h-84zM1070 157h-161v-38h161zM1003 326c6-1 12-2 16-4 4-1 6-3 8-5 2-3 3-6 3-10v-188l40-5h20v193c0 4 1 7 2 10 2 2 5 4 9 5 4 2 9 3 16 4v22h-114zM1206 184l-68-27v-16l68-27h20zM1226 305c0 5 1 9 3 11 2 3 5 5 10 7 4 2 10 3 18 3v22h-119v-22c7 0 13-1 16-3 4-2 7-4 9-6 1-3 2-6 2-10v-158l61-35zM1218 193c9-17 17-31 24-42s15-20 22-27 15-10 22-10c3 0 6 0 9 1s5 3 7 5v55h-12c-12 0-21 1-29 4-8 2-16 6-22 11-7 5-14 13-21 22zM1409 114l-20 70-67-27v-16l67-27zM1322 326c7 0 12-1 16-3s6-4 8-6c2-3 3-6 3-10v-158l60-35v193c0 4 1 7 3 10 1 2 4 4 8 6s9 3 16 3v22h-114zM1462 326c7 0 13-1 16-3 4-2 7-4 9-6 1-3 2-6 2-10v-116c0-12-3-20-9-26-5-6-14-9-26-9-7 0-14 2-22 4-7 3-15 7-22 11-7 5-13 11-18 17v-18c8-11 16-21 27-29 10-9 21-15 32-20s22-7 33-7c21 0 37 5 49 17 11 11 17 28 17 49v127c0 4 1 7 2 10 2 2 5 4 8 6 4 2 10 3 17 3v22h-115zM1602 326c8 0 13-1 17-3s7-4 8-6c2-3 3-6 3-10v-116c0-12-3-20-9-26s-15-9-27-9c-7 0-14 2-21 4-8 3-15 7-22 11-7 5-13 11-19 17v-18c8-11 17-21 27-29 10-9 21-15 32-20 12-5 22-7 33-7 21 0 38 5 49 17 11 11 17 28 17 49v127c0 4 1 7 3 10 2 2 4 4 8 6s9 3 17 3v22h-116zM1946 289c-10 22-23 38-40 48-16 11-35 16-56 16-22 0-42-4-59-14-17-9-30-23-40-40-9-17-14-37-14-59 0-24 5-45 15-64 10-20 24-35 42-46s37-16 58-16c18 0 34 4 48 12 14 7 24 18 32 33 8 14 11 30 11 49v15h-161v-22l112-3-7 10c0-15-1-28-5-38-3-11-7-19-14-24-5-5-13-8-21-8-10 0-20 3-28 10-7 7-13 17-18 29-4 13-6 28-6 45s2 32 8 45c6 12 14 22 25 28 11 7 24 10 39 10 13 0 24-2 35-7 11-4 21-12 31-22zM2172 106l-67-32v-17l67-32h21zM2193 289c0 5 1 9 2 12 2 3 5 5 9 7s9 3 16 3v22l-67 19h-21v-290l61-37zM2153 176c-8-13-17-21-26-27-8-5-17-7-28-7-13 0-25 4-35 11-10 8-17 18-22 32-6 13-8 29-8 47 0 17 2 32 6 45 5 12 12 21 21 28 9 6 19 10 32 10 7 0 15-2 23-5s15-8 22-15c7-6 13-14 18-23l5 16c-7 14-16 26-26 36-9 10-20 17-32 22s-24 7-37 7c-18 0-34-4-49-13-14-10-26-23-34-40-8-16-13-34-13-54 0-26 6-49 16-69s24-35 43-46c19-12 40-17 64-17 15 0 28 2 42 8 13 5 25 12 34 21zM2381 106l-67-32v-17l67-32h21zM2341 348v-290l61-33v297zM2391 325l-23 23h-27l50-41zM2380 291c9 13 18 21 26 27 9 5 18 7 29 7 13 0 25-3 35-11 9-7 17-18 22-31 6-14 8-30 8-48 0-17-2-32-7-44-4-13-11-22-20-28-9-7-20-10-32-10-8 0-15 1-23 5-8 3-15 8-22 14s-13 14-18 23l-5-16c7-14 16-26 25-36 10-10 21-17 32-22 12-5 24-7 37-7 18 0 35 4 49 14 15 10 26 23 35 39 8 16 12 34 12 54 0 26-5 49-15 69s-24 36-43 47-40 16-64 16c-14 0-29-2-42-7-14-6-25-13-34-22zM2696 141c-10 1-17 2-21 5-5 2-7 5-7 9-1 4 1 9 4 16l50 122h-12l47-122c3-7 4-12 4-16-1-4-3-7-7-9-4-3-11-4-20-5v-22h85v22c-7 1-13 3-17 6-3 2-6 6-9 12l-81 192h-26l-88-192c-2-6-5-10-9-12-3-3-8-5-16-6v-22h123zM2603 397c16 0 28-2 38-6 10-3 19-9 26-17 7-7 14-18 20-33l25 10c-9 23-18 42-27 57s-19 27-30 35-23 12-37 12c-7 0-13-2-20-4-6-2-11-5-14-9v-45zM3003 114l-20 70-68-27v-16l68-27zM2915 326c7 0 13-1 16-3 4-2 7-4 9-6 2-3 2-6 2-10v-158l61-35v193c0 4 1 7 2 10 2 2 5 4 9 6s9 3 16 3v22h-115zM3060 326c7 0 12-1 16-3s7-4 8-6c2-3 3-6 3-10v-114c0-12-3-22-9-28s-15-9-28-9c-7 0-14 2-22 4-7 3-15 7-22 13-7 4-13 10-19 17v-19c7-11 16-21 27-29 10-9 21-16 33-21 11-5 22-7 33-7 22 0 38 6 50 17 12 12 18 29 18 51v125c0 4 0 7 2 10 2 2 4 4 8 6s10 3 17 3v22h-115zM3403 289c-10 22-23 38-40 48-16 11-35 16-56 16-22 0-42-4-59-14-17-9-30-23-40-40-9-17-14-37-14-59 0-24 5-45 15-64 10-20 24-35 42-46s37-16 58-16c18 0 34 4 48 12 14 7 24 18 32 33 8 14 11 30 11 49v15h-161v-22l112-3-7 10c0-15-1-28-5-38-3-11-7-19-14-24-6-5-13-8-21-8-10 0-20 3-28 10-7 7-13 17-18 29-4 13-6 28-6 45s2 32 8 45c6 12 14 22 25 28 11 7 24 10 39 10 13 0 24-2 35-7 11-4 21-12 31-22zM3591 137c11-5 19-9 26-11s12-4 17-5c4-1 8-2 13-2h12v38h-68zM3535 114c19 0 36 3 50 9 14 7 26 16 34 29 8 11 12 25 12 39 0 16-5 30-13 43-9 13-21 23-36 31s-31 11-49 11c-19 0-35-3-49-10-15-6-26-15-34-27s-12-25-12-41c0-15 4-29 13-42s21-23 35-31c15-8 32-11 49-11zM3533 135c-12 0-22 5-28 14-7 10-10 24-10 42 0 12 2 23 5 33 4 9 9 17 15 22 6 6 13 9 21 9 12 0 21-5 28-15 6-9 9-23 9-41 0-12-2-23-6-33-3-10-8-17-14-23-6-5-13-8-20-8zM3499 358c-13 0-23 3-30 10-8 6-11 15-11 25 0 8 2 15 7 20 6 6 13 11 22 14 10 3 21 5 34 5h16c14 0 27-2 38-6s19-9 25-15c7-7 10-14 10-22 0-9-3-16-10-21-5-5-14-7-25-7h-102v-10c-13 0-23-4-31-12-7-8-11-18-11-31 0-9 2-18 7-26 6-8 13-14 22-18 9-5 20-8 33-9l6 15c-10 0-17 2-22 6-5 3-7 8-7 14s1 10 5 13c3 3 9 5 15 5h97c15 0 28 2 38 7 11 6 19 13 25 22 6 10 9 21 9 35s-6 28-17 40c-10 12-25 22-44 29-18 7-39 11-62 11h-15c-21 0-39-2-55-7s-28-11-38-19c-9-9-13-18-13-28 0-9 3-18 9-26 7-8 15-15 26-20 11-4 23-7 35-7h21v13zM3898 345c-6 2-12 4-19 5-6 1-12 2-18 2-17 0-29-4-38-12-8-8-13-20-13-36v-128c0-14-3-24-8-31-6-7-15-10-27-10-11 0-19 3-25 9-7 7-10 16-10 28v26h-42c-5-2-8-6-11-11-2-5-3-10-3-16 0-10 4-20 12-29s19-15 33-21c14-5 29-7 46-7 20 0 37 3 51 9 15 6 26 15 33 28 8 12 12 26 12 43v108c0 4 1 8 2 11 2 3 5 5 8 7 4 1 10 2 17 3zM3820 308c-11 15-23 27-36 34-13 8-28 11-45 11-12 0-22-2-32-7-9-5-16-12-21-21s-8-18-8-30c0-16 5-30 15-41 11-11 26-20 47-25l87-25v20l-57 18c-12 4-20 9-25 15s-7 14-7 25c0 6 1 11 3 16 3 5 7 9 13 12 5 3 10 4 17 4 8 0 17-2 26-7 8-5 16-11 23-19zM3903 132c12-5 21-9 29-13 7-5 14-11 19-18 6-7 11-16 16-28h27v84h-91zM3994 287c0 8 2 14 6 19s10 9 19 12c9 2 20 4 34 4v22c-9 3-18 5-27 7-9 1-17 2-25 2-22 0-38-5-50-16s-17-27-17-47v-151h60zM4048 157h-77v-38h77zM4093 62c0-7 2-13 5-19s8-10 14-14c6-3 12-5 20-5 7 0 13 2 19 5 6 4 10 8 14 14 3 6 5 12 5 19s-2 14-5 20c-4 6-8 10-14 13-6 4-13 5-20 5s-13-1-19-5c-6-3-11-7-14-13s-5-13-5-20zM4143 184l-67-27v-16l67-27h21zM4164 307c0 4 0 7 2 10 2 2 4 4 8 5 4 2 10 3 17 4v22h-115v-22c7-1 12-2 16-4 4-1 7-3 8-5 2-3 3-6 3-10v-158l61-35zM4322 141c-9 1-16 2-20 5-4 1-7 4-7 8-1 4 0 9 3 16l46 116h-8l46-116c3-7 4-12 3-16 0-4-3-7-7-8-4-3-11-4-21-5v-22h87v22c-6 1-10 2-13 3-4 2-6 3-8 5-2 3-4 6-5 9l-84 193h-21l-88-192c-2-4-4-7-6-10-2-2-4-3-8-5-3-1-7-2-12-3v-22h123zM4663 289c-10 22-24 38-40 48-16 11-35 16-57 16s-42-4-59-14c-17-9-30-23-40-40-9-17-13-37-13-59 0-24 5-45 15-64 10-20 24-35 41-46 18-11 37-16 59-16 18 0 34 4 47 12 14 7 25 18 32 33 8 14 12 30 12 49v15h-162v-22l112-3-6 10c0-15-2-28-5-38-3-11-8-19-14-24s-13-8-22-8c-10 0-19 3-27 10s-14 17-18 29c-5 13-7 28-7 45s3 32 9 45c6 12 14 22 25 28 11 7 24 10 39 10 12 0 24-2 34-7 11-4 22-12 31-22zM4969 289c-9 21-21 37-37 48s-35 16-58 16c-20 0-39-4-56-14-16-10-29-23-39-41-9-17-14-36-14-58 0-24 5-46 15-65s24-34 42-45 38-16 60-16c15 0 30 2 42 7 13 6 23 13 30 22s11 19 11 30c0 5-2 10-5 15-2 4-6 8-11 10h-38v-12c0-15-3-27-10-35-6-9-15-13-26-13s-20 3-28 10c-7 6-13 16-18 28-4 12-6 26-6 42 0 18 3 33 9 46s14 23 25 30c10 7 23 11 37 11 12 0 22-3 32-7 10-5 20-12 29-22zM5099 353c-21 0-40-4-57-14-16-10-29-23-39-41-9-17-14-37-14-59 0-23 5-44 15-63s24-34 42-45c17-12 36-17 56-17 22 0 41 5 57 14 17 10 30 24 39 42 9 17 14 37 14 58 0 23-5 44-15 63s-24 35-41 46-36 16-57 16zM5104 330c10 0 18-3 25-10 6-6 11-16 15-30 3-13 5-30 5-50s-3-38-7-54c-4-15-10-28-18-36-7-9-16-13-26-13s-18 3-25 10-12 17-16 30c-3 13-5 30-5 50s2 38 6 54c5 16 11 28 18 37 9 8 18 12 28 12zM5322 114l-21 70-67-27v-16l67-27zM5234 326c7 0 12-1 16-3s7-4 8-6c2-3 3-6 3-10v-158l61-35v193c0 4 0 7 2 10 2 2 5 4 8 6 4 2 10 3 17 3v22h-115zM5379 326c6 0 12-1 16-3s6-4 8-6c2-3 3-6 3-10v-114c0-12-4-22-10-28s-15-9-27-9c-7 0-14 2-22 4-8 3-15 7-22 13-7 4-14 10-19 17v-19c7-11 16-21 26-29 11-9 22-16 33-21 12-5 23-7 34-7 22 0 38 6 50 17 11 12 17 29 17 51v125c0 4 1 7 2 10 2 2 5 4 9 6s9 3 16 3v22h-114zM5502 132c11-5 21-9 28-13 8-5 14-11 20-18 5-7 10-16 15-28h27v84h-90zM5592 287c0 8 2 14 6 19 5 5 11 9 20 12 8 2 19 4 33 4v22c-9 3-18 5-26 7-9 1-18 2-26 2-21 0-38-5-49-16-12-11-18-27-18-47v-151h60zM5646 157h-76v-38h76zM5742 184l-67-27v-16l67-27h20zM5762 305c0 5 1 9 3 11 2 3 5 5 10 7 4 2 11 3 19 3v22h-119v-22c6 0 12-1 16-3s6-4 8-6c2-3 3-6 3-10v-158l60-35zM5754 193c9-17 17-31 24-42 8-11 15-20 22-27 8-7 15-10 22-10 4 0 6 0 9 1s5 3 7 5v55h-12c-11 0-21 1-29 4-8 2-16 6-22 11-7 5-14 13-21 22zM5964 353c-21 0-40-4-57-14s-30-23-39-41c-9-17-14-37-14-59 0-23 5-44 15-63s24-34 41-45c18-12 36-17 57-17s40 5 57 14c16 10 29 24 38 42 10 17 15 37 15 58 0 23-5 44-16 63-10 19-23 35-40 46-18 11-37 16-57 16zM5968 330c10 0 19-3 26-10 6-6 11-16 14-30 4-13 5-30 5-50s-2-38-6-54c-4-15-10-28-18-36-7-9-16-13-26-13s-19 3-26 10c-6 7-12 17-15 30s-5 30-5 50 2 38 6 54 10 28 18 37c8 8 17 12 27 12zM6164 106l-67-32v-17l67-32h21zM6185 307c0 4 0 7 2 10 2 2 4 4 8 6s10 3 17 3v22h-115v-22c7 0 12-1 16-3s7-4 8-6c2-3 3-6 3-10v-246l61-36zM6362 207c0 29-4 57-13 82-10 26-22 49-36 70-15 20-31 39-49 55h-27c24-33 42-66 54-101s18-70 18-106c0-35-6-70-18-105s-30-69-54-102h27c18 17 34 35 49 56 14 20 26 43 36 69 9 26 13 53 13 82zM6410 170c0-7 2-14 5-19 4-7 9-12 15-15s13-5 20-5c6 0 13 2 19 5 6 4 11 9 14 15 4 5 6 12 6 19s-2 14-6 20c-3 6-8 10-14 14-6 3-13 5-19 5-7 0-14-2-20-5-6-4-11-8-15-14-3-7-5-13-5-20zM6410 312c0-7 2-13 5-19 4-6 9-11 15-15 6-3 13-5 20-5 6 0 13 2 19 5 6 4 11 9 14 15 4 6 6 12 6 19s-2 14-6 20c-3 6-8 11-14 14s-13 5-19 5c-7 0-14-2-20-5s-11-8-15-14c-3-6-5-13-5-20z">
          <text:p/>
        </draw:path>
        <draw:frame draw:style-name="gr2" draw:text-style-name="P3" draw:layer="layout" svg:width="15.433cm" svg:height="0.577cm" svg:x="0.988cm" svg:y="25.949cm">
          <draw:text-box>
            <text:p text:style-name="P2"><text:span text:style-name="T1">Cognitiv</text:span><text:span text:style-name="T1">e friction </text:span><text:span text:style-name="T1">at low </text:span><text:span text:style-name="T1">intensity </text:span><text:span text:style-name="T1">enhance</text:span><text:span text:style-name="T1">s, not </text:span><text:span text:style-name="T1">degrade</text:span><text:span text:style-name="T1">s, the </text:span><text:span text:style-name="T1">curiosity </text:span><text:span text:style-name="T1">eﬀect.</text:span></text:p>
          </draw:text-box>
        </draw:frame>
        <draw:frame draw:style-name="gr2" draw:text-style-name="P3" draw:layer="layout" svg:width="4.358cm" svg:height="0.577cm" svg:x="15.589cm" svg:y="26.902cm">
          <draw:text-box>
            <text:p text:style-name="P2"><text:span text:style-name="T1"><text:s/></text:span><text:span text:style-name="T1">Emotion</text:span><text:span text:style-name="T1">al </text:span><text:span text:style-name="T1">injection </text:span><text:span text:style-name="T1">is</text:span></text:p>
          </draw:text-box>
        </draw:frame>
        <draw:frame draw:style-name="gr2" draw:text-style-name="P3" draw:layer="layout" svg:width="18.684cm" svg:height="0.577cm" svg:x="0.988cm" svg:y="27.537cm">
          <draw:text-box>
            <text:p text:style-name="P2"><text:span text:style-name="T1">domain-</text:span><text:span text:style-name="T1">conditio</text:span><text:span text:style-name="T1">nal. </text:span><text:span text:style-name="T1">Eﬀective </text:span><text:span text:style-name="T1">for </text:span><text:span text:style-name="T1">philosop</text:span><text:span text:style-name="T1">hical/ex</text:span><text:span text:style-name="T1">plorator</text:span><text:span text:style-name="T1">y tasks. </text:span><text:span text:style-name="T1">Harmful </text:span><text:span text:style-name="T1">for </text:span><text:span text:style-name="T1">technical</text:span><text:span text:style-name="T1">/logical</text:span></text:p>
          </draw:text-box>
        </draw:frame>
        <draw:frame draw:style-name="gr2" draw:text-style-name="P3" draw:layer="layout" svg:width="18.845cm" svg:height="0.577cm" svg:x="0.988cm" svg:y="28.172cm">
          <draw:text-box>
            <text:p text:style-name="P2"><text:span text:style-name="T1">tasks. </text:span><text:span text:style-name="T1">This is </text:span><text:span text:style-name="T1">not a </text:span><text:span text:style-name="T1">limitatio</text:span><text:span text:style-name="T1">n — it is </text:span><text:span text:style-name="T1">the </text:span><text:span text:style-name="T1">boundar</text:span><text:span text:style-name="T1">y </text:span><text:span text:style-name="T1">conditio</text:span><text:span text:style-name="T1">n that </text:span><text:span text:style-name="T1">makes </text:span><text:span text:style-name="T1">the </text:span><text:span text:style-name="T1">ﬁnding </text:span><text:span text:style-name="T1">scientiﬁc</text:span><text:span text:style-name="T1">ally</text:span></text:p>
          </draw:text-box>
        </draw:frame>
        <draw:path draw:style-name="gr1" draw:text-style-name="P1" draw:layer="layout" svg:width="19.05cm" svg:height="7.999cm" svg:x="0.987cm" svg:y="3.256cm" svg:viewBox="0 0 19051 8000" svg:d="M212 0h18628c116 0 211 94 211 211v7577c0 117-95 212-211 212h-18628c-117 0-212-95-212-212v-7577c0-117 95-211 212-211zM18840 17h-18628c-107 0-194 87-194 194v7577c0 107 87 194 194 194h18628c107 0 194-87 194-194v-7577c0-107-87-194-194-194z">
          <text:p/>
        </draw:path>
        <draw:frame draw:style-name="gr2" draw:text-style-name="P3" draw:layer="layout" svg:width="6.754cm" svg:height="0.577cm" svg:x="0.988cm" svg:y="28.807cm">
          <draw:text-box>
            <text:p text:style-name="P2"><text:span text:style-name="T1">speciﬁc </text:span><text:span text:style-name="T1">and </text:span><text:span text:style-name="T1">practicall</text:span><text:span text:style-name="T1">y </text:span><text:span text:style-name="T1">actionab</text:span><text:span text:style-name="T1">le.</text:span></text:p>
          </draw:text-box>
        </draw:frame>
        <draw:frame draw:style-name="gr3" draw:text-style-name="P4" draw:layer="layout" svg:width="1.035cm" svg:height="0.501cm" svg:x="1.376cm" svg:y="3.69cm">
          <draw:text-box>
            <text:p text:style-name="P2"><text:span text:style-name="T8">+0.20 </text:span></text:p>
          </draw:text-box>
        </draw:frame>
        <draw:frame draw:style-name="gr3" draw:text-style-name="P4" draw:layer="layout" svg:width="0.369cm" svg:height="0.433cm" svg:x="2.709cm" svg:y="3.742cm">
          <draw:text-box>
            <text:p text:style-name="P2"><text:span text:style-name="T9">┤</text:span></text:p>
          </draw:text-box>
        </draw:frame>
        <draw:frame draw:style-name="gr3" draw:text-style-name="P4" draw:layer="layout" svg:width="7.956cm" svg:height="0.501cm" svg:x="2.932cm" svg:y="3.69cm">
          <draw:text-box>
            <text:p text:style-name="P2"><text:span text:style-name="T8"><text:s text:c="19"/></text:span><text:span text:style-name="T8"><text:s text:c="5"/>████ </text:span><text:span text:style-name="T8">2D </text:span><text:span text:style-name="T8">B_explora</text:span><text:span text:style-name="T8">tion </text:span><text:span text:style-name="T8">(+0.192)</text:span></text:p>
          </draw:text-box>
        </draw:frame>
        <draw:frame draw:style-name="gr3" draw:text-style-name="P4" draw:layer="layout" svg:width="8.858cm" svg:height="0.501cm" svg:x="1.376cm" svg:y="4.292cm">
          <draw:text-box>
            <text:p text:style-name="P2"><text:span text:style-name="T8"><text:s text:c="6"/>│ <text:s text:c="10"/></text:span><text:span text:style-name="T8"><text:s text:c="13"/></text:span><text:span text:style-name="T8">████ </text:span><text:span text:style-name="T8">Curiosity </text:span><text:span text:style-name="T8">extreme </text:span><text:span text:style-name="T8">(+0.183)</text:span></text:p>
          </draw:text-box>
        </draw:frame>
        <draw:frame draw:style-name="gr3" draw:text-style-name="P4" draw:layer="layout" svg:width="7.394cm" svg:height="0.501cm" svg:x="1.376cm" svg:y="4.894cm">
          <draw:text-box>
            <text:p text:style-name="P2"><text:span text:style-name="T8"><text:s text:c="6"/>│ <text:s text:c="10"/></text:span><text:span text:style-name="T8"><text:s text:c="8"/></text:span><text:span text:style-name="T8">████ </text:span><text:span text:style-name="T8">Wonder </text:span><text:span text:style-name="T8">low </text:span><text:span text:style-name="T8">(+0.163)</text:span></text:p>
          </draw:text-box>
        </draw:frame>
        <draw:frame draw:style-name="gr3" draw:text-style-name="P4" draw:layer="layout" svg:width="1.035cm" svg:height="0.501cm" svg:x="1.376cm" svg:y="5.496cm">
          <draw:text-box>
            <text:p text:style-name="P2"><text:span text:style-name="T8">+0.10 </text:span></text:p>
          </draw:text-box>
        </draw:frame>
        <draw:frame draw:style-name="gr3" draw:text-style-name="P4" draw:layer="layout" svg:width="0.369cm" svg:height="0.433cm" svg:x="2.709cm" svg:y="5.548cm">
          <draw:text-box>
            <text:p text:style-name="P2"><text:span text:style-name="T9">┤</text:span></text:p>
          </draw:text-box>
        </draw:frame>
        <draw:frame draw:style-name="gr3" draw:text-style-name="P4" draw:layer="layout" svg:width="6.335cm" svg:height="0.501cm" svg:x="2.932cm" svg:y="5.496cm">
          <draw:text-box>
            <text:p text:style-name="P2"><text:span text:style-name="T8"><text:s text:c="14"/></text:span><text:span text:style-name="T8">████ </text:span><text:span text:style-name="T8">2D </text:span><text:span text:style-name="T8">D_tension </text:span><text:span text:style-name="T8">(+0.108)</text:span></text:p>
          </draw:text-box>
        </draw:frame>
        <draw:frame draw:style-name="gr3" draw:text-style-name="P4" draw:layer="layout" svg:width="9.337cm" svg:height="0.501cm" svg:x="1.376cm" svg:y="6.098cm">
          <draw:text-box>
            <text:p text:style-name="P2"><text:span text:style-name="T8"><text:s text:c="6"/>│ <text:s text:c="8"/></text:span><text:span text:style-name="T8">████ </text:span><text:span text:style-name="T8">Curiosity </text:span><text:span text:style-name="T8">high </text:span><text:span text:style-name="T8">(+0.076 </text:span><text:span text:style-name="T8">avg </text:span><text:span text:style-name="T8">confirmed</text:span><text:span text:style-name="T8">)</text:span></text:p>
          </draw:text-box>
        </draw:frame>
        <draw:frame draw:style-name="gr3" draw:text-style-name="P4" draw:layer="layout" svg:width="8.795cm" svg:height="0.501cm" svg:x="1.376cm" svg:y="6.7cm">
          <draw:text-box>
            <text:p text:style-name="P2"><text:span text:style-name="T8"><text:s text:c="6"/>│ <text:s text:c="3"/></text:span><text:span text:style-name="T8">████ </text:span><text:span text:style-name="T8">Optimal </text:span><text:span text:style-name="T8">2D mean </text:span><text:span text:style-name="T8">confirmed </text:span><text:span text:style-name="T8">(+0.054)</text:span></text:p>
          </draw:text-box>
        </draw:frame>
        <draw:frame draw:style-name="gr3" draw:text-style-name="P4" draw:layer="layout" svg:width="0.921cm" svg:height="0.501cm" svg:x="1.376cm" svg:y="7.302cm">
          <draw:text-box>
            <text:p text:style-name="P2"><text:span text:style-name="T8"><text:s/></text:span><text:span text:style-name="T8">0.00 </text:span></text:p>
          </draw:text-box>
        </draw:frame>
        <draw:frame draw:style-name="gr3" draw:text-style-name="P4" draw:layer="layout" svg:width="0.369cm" svg:height="0.433cm" svg:x="2.709cm" svg:y="7.354cm">
          <draw:text-box>
            <text:p text:style-name="P2"><text:span text:style-name="T9">┼</text:span></text:p>
          </draw:text-box>
        </draw:frame>
        <draw:frame draw:style-name="gr3" draw:text-style-name="P4" draw:layer="layout" svg:width="10.78cm" svg:height="0.501cm" svg:x="2.932cm" svg:y="7.302cm">
          <draw:text-box>
            <text:p text:style-name="P2"><text:span text:style-name="T8">────────</text:span><text:span text:style-name="T8">────────</text:span><text:span text:style-name="T8">────────</text:span><text:span text:style-name="T8">────────</text:span><text:span text:style-name="T8">────────</text:span><text:span text:style-name="T8">── </text:span><text:span text:style-name="T8">baseline</text:span></text:p>
          </draw:text-box>
        </draw:frame>
        <draw:frame draw:style-name="gr3" draw:text-style-name="P4" draw:layer="layout" svg:width="7.534cm" svg:height="0.501cm" svg:x="1.376cm" svg:y="7.904cm">
          <draw:text-box>
            <text:p text:style-name="P2"><text:span text:style-name="T8"><text:s text:c="6"/>│ <text:s text:c="3"/></text:span><text:span text:style-name="T8">████ </text:span><text:span text:style-name="T8">Curiosity </text:span><text:span text:style-name="T8">alone </text:span><text:span text:style-name="T8">mean </text:span><text:span text:style-name="T8">(+0.036)</text:span></text:p>
          </draw:text-box>
        </draw:frame>
        <draw:frame draw:style-name="gr3" draw:text-style-name="P4" draw:layer="layout" svg:width="9.583cm" svg:height="0.501cm" svg:x="1.376cm" svg:y="8.505cm">
          <draw:text-box>
            <text:p text:style-name="P2"><text:span text:style-name="T8"><text:s text:c="6"/>│ <text:s text:c="3"/></text:span><text:span text:style-name="T8">████ </text:span><text:span text:style-name="T8">3D </text:span><text:span text:style-name="T8">BMB </text:span><text:span text:style-name="T8">(+0.000 — </text:span><text:span text:style-name="T8">complexit</text:span><text:span text:style-name="T8">y </text:span><text:span text:style-name="T8">saturation</text:span><text:span text:style-name="T8">)</text:span></text:p>
          </draw:text-box>
        </draw:frame>
        <draw:frame draw:style-name="gr3" draw:text-style-name="P4" draw:layer="layout" svg:width="0.946cm" svg:height="0.501cm" svg:x="1.376cm" svg:y="9.107cm">
          <draw:text-box>
            <text:p text:style-name="P2"><text:span text:style-name="T8">-0.10 </text:span></text:p>
          </draw:text-box>
        </draw:frame>
        <draw:frame draw:style-name="gr3" draw:text-style-name="P4" draw:layer="layout" svg:width="0.369cm" svg:height="0.433cm" svg:x="2.709cm" svg:y="9.16cm">
          <draw:text-box>
            <text:p text:style-name="P2"><text:span text:style-name="T9">┤</text:span></text:p>
          </draw:text-box>
        </draw:frame>
        <draw:frame draw:style-name="gr3" draw:text-style-name="P4" draw:layer="layout" svg:width="7.635cm" svg:height="0.501cm" svg:x="2.932cm" svg:y="9.107cm">
          <draw:text-box>
            <text:p text:style-name="P2"><text:span text:style-name="T8"><text:s text:c="4"/>████ </text:span><text:span text:style-name="T8">Technical </text:span><text:span text:style-name="T8">domain (-</text:span><text:span text:style-name="T8">0.038 to -</text:span><text:span text:style-name="T8">0.068)</text:span></text:p>
          </draw:text-box>
        </draw:frame>
        <draw:frame draw:style-name="gr3" draw:text-style-name="P4" draw:layer="layout" svg:width="9.223cm" svg:height="0.501cm" svg:x="1.376cm" svg:y="9.709cm">
          <draw:text-box>
            <text:p text:style-name="P2"><text:span text:style-name="T8"><text:s text:c="6"/>│ <text:s text:c="3"/></text:span><text:span text:style-name="T8">████ </text:span><text:span text:style-name="T8">Frustratio</text:span><text:span text:style-name="T8">n </text:span><text:span text:style-name="T8">(descriptiv</text:span><text:span text:style-name="T8">e -0.188 </text:span><text:span text:style-name="T8">extreme)</text:span></text:p>
          </draw:text-box>
        </draw:frame>
        <draw:frame draw:style-name="gr3" draw:text-style-name="P4" draw:layer="layout" svg:width="0.946cm" svg:height="0.501cm" svg:x="1.376cm" svg:y="10.311cm">
          <draw:text-box>
            <text:p text:style-name="P2"><text:span text:style-name="T8">-0.20 </text:span></text:p>
          </draw:text-box>
        </draw:frame>
        <draw:frame draw:style-name="gr3" draw:text-style-name="P4" draw:layer="layout" svg:width="0.369cm" svg:height="0.433cm" svg:x="2.709cm" svg:y="10.364cm">
          <draw:text-box>
            <text:p text:style-name="P2"><text:span text:style-name="T9">┤</text:span></text:p>
          </draw:text-box>
        </draw:frame>
      </draw:page>
      <draw:page draw:name="page9" draw:style-name="dp1" draw:master-page-name="master-page35">
        <draw:path draw:style-name="gr1" draw:text-style-name="P1" draw:layer="layout" svg:width="5.137cm" svg:height="0.414cm" svg:x="1.005cm" svg:y="0.128cm" svg:viewBox="0 0 5138 415" svg:d="M254 137c-3-16-9-30-16-41s-17-20-29-25c-11-5-24-8-40-8-21 0-38 5-53 17-15 10-27 25-35 44-8 20-12 43-12 69 0 28 4 51 12 72 9 20 21 36 37 47 15 11 33 16 53 16 14 0 26-2 37-7 10-6 20-14 29-26s18-28 26-48h24l-14 79c-13 8-29 15-48 21-19 5-39 7-59 7-32 0-61-6-86-19s-45-31-59-54-21-50-21-79c0-31 7-59 21-84 15-25 34-46 59-60 26-14 54-21 85-21 22 0 42 3 62 8s37 12 50 20v72zM424 354c-21 0-40-5-57-14-16-10-29-23-39-41-9-17-13-37-13-59 0-23 4-44 14-63 11-19 24-34 42-45 17-12 36-18 57-18s40 5 56 15c17 10 30 24 39 42 9 17 14 36 14 58 0 23-5 44-15 63s-24 34-41 46c-17 11-36 16-57 16zM429 331c10 0 18-3 25-10 7-6 12-16 15-30 3-13 5-30 5-50s-2-38-7-54c-4-15-10-28-17-36-8-9-17-13-27-13s-18 3-25 10-12 17-16 30c-3 13-5 30-5 49 0 21 2 39 6 55 5 16 11 28 19 36 8 9 17 13 27 13zM647 114l-20 71-68-27v-17l68-27zM559 327c7 0 13-2 16-3 4-2 7-4 9-6 1-3 2-6 2-11v-157l61-36v193c0 5 1 8 2 11 2 2 5 4 8 6 4 1 10 3 17 3v22h-115zM704 327c7 0 12-2 16-3 4-2 6-4 8-6 2-3 3-6 3-11v-113c0-13-3-22-10-28-6-6-15-9-27-9-7 0-14 1-22 4-7 3-15 7-22 12s-14 11-19 18v-19c7-11 16-21 26-29 11-9 22-16 33-21 12-5 23-8 34-8 22 0 38 6 50 18 11 12 17 29 17 51v124c0 5 1 8 3 11 1 2 4 4 8 6 4 1 9 3 16 3v22h-114zM1041 290c-9 21-21 37-37 48s-35 16-57 16c-21 0-40-5-57-14-16-10-29-23-39-41-9-17-14-37-14-58 0-25 5-46 15-65 11-19 25-34 42-45 18-11 38-17 60-17 15 0 30 3 42 8 13 5 23 13 30 22s11 18 11 29c0 6-2 11-4 16-3 4-7 8-11 10h-39v-12c0-15-3-27-9-36-7-8-16-12-27-12s-20 3-27 10c-8 6-14 16-19 28-4 12-6 26-6 42 0 18 3 33 9 46s14 23 25 30 23 11 37 11c12 0 23-3 32-7 10-5 20-12 29-22zM1125 107l-67-33v-17l67-32h20zM1145 307c0 5 1 8 2 11 2 2 5 4 9 6 4 1 9 3 16 3v22h-114v-22c6 0 12-2 16-3 4-2 6-4 8-6 2-3 3-6 3-11v-246l60-36zM1256 185l-66-27v-17l66-27h21zM1277 275c0 13 3 22 9 28s15 9 28 9c7 0 14-2 22-5 7-2 15-6 22-11s13-11 19-17v17c-7 12-16 22-27 31-10 8-21 15-33 20s-23 7-33 7c-22 0-39-6-51-17-11-12-17-29-17-51v-134l61-38zM1401 185l-68-27v-17l68-27h20zM1421 290c0 5 1 9 2 12 2 3 5 5 9 7s9 3 16 3v22l-67 19h-21v-201l61-38zM1497 272c6 20 13 35 23 44 10 10 22 15 36 15 10 0 18-2 24-4 7-3 12-7 15-12 4-5 6-11 6-18 0-6-2-11-4-15-3-4-7-8-14-12-6-3-14-6-25-9-4-1-8-2-12-3-18-4-32-9-44-15-11-6-19-14-24-23-6-9-8-19-8-32 0-15 4-27 11-38 8-11 19-20 32-26 14-6 30-10 48-10 17 0 32 2 45 6 13 3 25 9 36 15v54h-28c-4-17-11-29-20-38-9-8-20-13-34-13-8 0-14 2-20 4s-10 6-13 11c-3 4-4 9-4 14 0 7 1 12 4 16s8 8 15 11c6 3 16 6 29 9 20 4 37 9 49 16 12 6 21 14 26 23 6 10 8 21 8 35 0 16-4 29-12 41-7 12-19 21-33 27-15 6-32 9-53 9-16 0-32-2-48-6-15-4-28-10-38-19v-57zM1696 62c0-7 2-14 5-19 3-6 8-11 14-14s12-5 20-5c7 0 13 2 19 5s11 8 14 14c3 5 5 12 5 19s-2 14-5 21c-3 5-8 10-14 13-6 4-12 5-20 5-7 0-13-1-19-5-6-3-11-8-14-13-3-7-5-14-5-21zM1746 185l-67-27v-17l67-27h21zM1767 307c0 5 0 8 2 11 2 2 4 4 8 5 4 2 10 3 17 4v22h-115v-22c7-1 12-2 16-4 4-1 7-3 8-5 2-3 3-6 3-11v-157l61-36zM1925 354c-21 0-40-5-57-14-17-10-30-23-39-41-10-17-14-37-14-59 0-23 5-44 15-63s24-34 41-45c17-12 36-18 57-18s40 5 57 15c16 10 29 24 38 42 10 17 15 36 15 58 0 23-6 44-16 63s-23 34-41 46c-17 11-36 16-56 16zM1929 331c10 0 19-3 25-10 7-6 12-16 15-30 3-13 5-30 5-50s-2-38-6-54c-5-15-10-28-18-36-8-9-16-13-27-13-9 0-18 3-25 10s-12 17-15 30c-4 13-5 30-5 49 0 21 2 39 6 55s10 28 18 36c8 9 17 13 27 13zM2147 114l-20 71-67-27v-17l67-27zM2060 327c6 0 12-2 16-3 4-2 6-4 8-6 2-3 3-6 3-11v-157l60-36v193c0 5 1 8 2 11 2 2 5 4 9 6 4 1 9 3 16 3v22h-114zM2204 327c7 0 12-2 16-3 4-2 7-4 8-6 2-3 3-6 3-11v-113c0-13-3-22-9-28s-15-9-27-9c-7 0-15 1-22 4-8 3-16 7-23 12s-13 11-19 18v-19c8-11 16-21 27-29 10-9 21-16 33-21 11-5 22-8 33-8 22 0 39 6 50 18 12 12 18 29 18 51v124c0 5 0 8 2 11 2 2 4 4 8 6 4 1 10 3 17 3v22h-115zM2521 325c10-1 18-2 23-4 4-2 8-4 9-8 2-4 3-10 3-19v-197h4l-106 141v-12h223v38h-256v-27l149-197h52v254c0 9 1 15 3 19s5 6 10 8c4 2 12 3 23 4v24h-137zM2787 224v-46h386v46zM3312 88c-2-8-6-14-12-17-5-3-13-5-24-6v-22h143v22c-11 1-19 2-25 5-5 2-9 6-10 13-1 5 0 13 2 23l47 189-8 57h-37zM3511 104l-86 248h-37l24-57 86-249h37zM3490 104l8-58h37l79 249-8 57h-37zM3647 106c3-10 4-18 2-23-1-7-5-11-10-13-6-3-14-4-25-5v-22h111v22c-11 1-20 3-25 6s-9 9-11 17l-83 264h-37l24-57zM3815 354c-21 0-40-5-57-14-17-10-30-23-39-41-10-17-14-37-14-59 0-23 5-44 15-63s24-34 41-45c17-12 36-18 57-18s40 5 57 15c16 10 29 24 38 42 10 17 15 36 15 58 0 23-6 44-16 63s-24 34-41 46c-17 11-36 16-56 16zM3819 331c10 0 19-3 25-10 7-6 12-16 15-30 3-13 5-30 5-50s-2-38-7-54c-4-15-9-28-17-36-8-9-16-13-27-13-10 0-18 3-25 10s-12 17-15 30c-4 13-5 30-5 49 0 21 2 39 6 55s10 28 18 36c8 9 17 13 27 13zM4037 114l-20 71-67-27v-17l67-27zM3950 327c6 0 12-2 16-3 4-2 6-4 8-6 2-3 3-6 3-11v-157l60-36v193c0 5 1 8 2 11 2 2 5 4 9 6 4 1 9 3 16 3v22h-114zM4094 327c7 0 12-2 16-3 4-2 7-4 8-6 2-3 3-6 3-11v-113c0-13-3-22-9-28s-15-9-27-9c-7 0-15 1-22 4-8 3-16 7-23 12s-13 11-19 18v-19c8-11 16-21 27-29 10-9 21-16 33-21 11-5 22-8 33-8 22 0 39 6 50 18 12 12 18 29 18 51v124c0 5 0 8 2 11 2 2 4 4 8 6 4 1 10 3 17 3v22h-115zM4430 107l-67-33v-17l67-32h21zM4451 290c0 5 0 9 2 12s4 5 8 7 10 3 17 3v22l-68 19h-20v-291l61-37zM4411 177c-9-13-18-21-26-27-8-5-18-7-29-7-13 0-24 3-34 11s-17 18-23 32c-5 13-8 29-8 47 0 17 3 32 7 45 5 12 11 21 20 28 9 6 20 10 32 10 8 0 16-2 23-5 8-4 16-8 22-15 7-6 13-14 18-23l5 16c-7 14-15 26-25 36s-21 17-32 22c-12 5-24 7-37 7-18 0-35-4-49-14-15-9-26-22-34-39-9-16-13-34-13-54 0-26 5-49 15-69 11-20 25-35 43-46 19-12 41-18 65-18 14 0 28 3 41 9 14 5 25 12 35 21zM4706 290c-10 22-23 38-39 48-17 11-35 16-57 16s-42-5-59-14c-17-10-30-23-40-40-9-18-14-37-14-59 0-24 5-45 15-64 11-20 25-35 42-46 18-11 37-17 59-17 18 0 33 5 47 13 14 7 25 18 32 33 8 14 12 30 12 49v15h-162v-22l112-3-7 10c0-15-1-28-5-38-3-11-7-19-13-24-6-6-13-8-22-8-10 0-19 3-27 10s-14 17-19 29c-4 13-6 28-6 45s3 32 9 45c5 12 14 22 24 28 11 7 24 10 40 10 12 0 24-2 34-7 11-5 21-12 31-22zM4798 185l-67-27v-17l67-27h20zM4818 306c0 5 1 8 3 11s6 5 10 7c4 1 11 3 19 3v22h-119v-22c7 0 12-2 16-3 4-2 6-4 8-6 2-3 3-6 3-11v-157l60-36zM4811 194c8-17 16-31 23-42 8-11 15-20 22-27 8-7 15-11 22-11 4 0 7 1 9 2 3 1 5 3 7 5v55h-12c-11 0-21 1-29 4-8 2-15 6-22 11s-14 13-20 22zM5012 208c0-29 5-56 14-82s21-50 36-70c15-21 31-39 48-56h28c-24 33-42 67-54 103-12 35-18 70-18 105s6 71 18 105c12 35 30 69 54 102h-28c-17-16-33-35-48-55-15-21-27-44-36-70-9-25-14-53-14-82z">
          <text:p/>
        </draw:path>
        <draw:frame draw:style-name="gr5" draw:text-style-name="P6" draw:layer="layout" svg:width="0.532cm" svg:height="0.507cm" svg:x="6.155cm" svg:y="0.076cm">
          <draw:image xlink:href="Pictures/100000010000003F0000003CBDD2345B.png" xlink:type="simple" xlink:show="embed" xlink:actuate="onLoad" draw:mime-type="image/png">
            <text:p/>
          </draw:image>
        </draw:frame>
        <draw:path draw:style-name="gr1" draw:text-style-name="P1" draw:layer="layout" svg:width="4.313cm" svg:height="0.42cm" svg:x="6.78cm" svg:y="0.128cm" svg:viewBox="0 0 4314 421" svg:d="M145 179c22 0 39-5 49-14 11-9 17-23 17-42 0-17-6-31-17-39-11-10-27-15-49-15h-73v-26h93c36 0 64 6 82 19 19 12 29 32 29 57 0 14-4 26-12 37-7 11-17 20-31 26-13 7-28 11-45 12h-116v-15zM158 322c24 0 41-4 52-14 11-9 17-24 17-44 0-19-6-33-19-43-12-10-30-16-53-16h-83v-16h117c21 1 39 4 55 10s28 15 37 26 13 24 13 39c0 17-5 32-14 44-10 13-23 23-41 30-17 7-37 11-59 11h-108v-27zM0 327c9-1 17-2 22-4 6-2 10-6 12-10 2-5 3-11 3-18v-197c0-8-1-14-3-19s-6-8-12-10c-5-2-13-3-22-4v-22h104v246c0 8 1 15 4 19 2 5 7 9 13 11s15 3 25 3h7v27h-153zM433 354c-21 0-40-5-57-14-17-10-30-23-39-41-10-17-14-37-14-59 0-23 5-44 15-63s24-34 41-45c17-12 36-18 57-18s40 5 57 15c16 10 29 24 38 42 10 17 15 36 15 58 0 23-6 44-16 63s-23 34-41 46c-17 11-36 16-56 16zM437 331c10 0 19-3 25-10 7-6 12-16 15-30 4-13 5-30 5-50s-2-38-6-54c-5-15-10-28-18-36-8-9-16-13-27-13-9 0-18 3-25 10s-12 17-15 30c-4 13-5 30-5 49 0 21 2 39 6 55s10 28 18 36c8 9 17 13 27 13zM635 185l-67-27v-17l67-27h20zM655 306c0 5 1 8 3 11s6 5 10 7c4 1 11 3 19 3v22h-119v-22c6 0 12-2 16-3 4-2 6-4 8-6 2-3 3-6 3-11v-157l60-36zM648 194c8-17 16-31 23-42 8-11 15-20 22-27 8-7 15-11 22-11 4 0 7 1 9 2 3 1 5 3 7 5v55h-12c-11 0-21 1-29 4-8 2-15 6-22 11s-14 13-20 22zM949 107l-67-33v-17l67-32h21zM970 290c0 5 1 9 2 12 2 3 5 5 8 7 4 2 10 3 17 3v22l-67 19h-21v-291l61-37zM930 177c-9-13-17-21-26-27-8-5-17-7-28-7-14 0-25 3-35 11s-17 18-23 32c-5 13-7 29-7 47 0 17 2 32 6 45 5 12 12 21 21 28 8 6 19 10 32 10 7 0 15-2 23-5 8-4 15-8 22-15 7-6 13-14 17-23l5 16c-7 14-15 26-25 36s-20 17-32 22-24 7-37 7c-18 0-34-4-49-14-14-9-26-22-34-39-9-16-13-34-13-54 0-26 5-49 16-69 10-20 24-35 43-46 18-12 40-18 64-18 14 0 28 3 41 9 14 5 26 12 35 21zM1226 290c-10 22-24 38-40 48-16 11-35 16-57 16s-42-5-59-14c-17-10-30-23-40-40-9-18-13-37-13-59 0-24 5-45 15-64 10-20 24-35 41-46 18-11 38-17 59-17 18 0 34 5 47 13 14 7 25 18 32 33 8 14 12 30 12 49v15h-162v-22l112-3-6 10c0-15-2-28-5-38-3-11-8-19-14-24-6-6-13-8-22-8-10 0-19 3-27 10s-14 17-18 29c-5 13-7 28-7 45s3 32 9 45c6 12 14 22 25 28 11 7 24 10 39 10 12 0 24-2 35-7s21-12 30-22zM1317 185l-67-27v-17l67-27h21zM1338 306c0 5 0 8 2 11s6 5 10 7c5 1 11 3 19 3v22h-119v-22c7 0 12-2 16-3 4-2 7-4 8-6 2-3 3-6 3-11v-157l61-36zM1330 194c9-17 16-31 23-42 8-11 15-20 23-27 7-7 14-11 22-11 3 0 6 1 8 2 3 1 6 3 8 5v55h-13c-11 0-21 1-29 4-8 2-15 6-22 11-6 5-13 13-20 22zM1501 107l-68-33v-17l68-32h20zM1521 307c0 5 1 8 2 11 2 2 5 4 8 6 4 1 10 3 17 3v22h-115v-22c7 0 13-2 16-3 4-2 7-4 9-6 1-3 2-6 2-11v-246l61-36zM1586 62c0-7 2-14 5-19 3-6 8-11 14-14s12-5 20-5c7 0 13 2 19 5s10 8 14 14c3 5 5 12 5 19s-2 14-5 21c-4 5-8 10-14 13-6 4-13 5-20 5s-13-1-19-5c-6-3-11-8-14-13-3-7-5-14-5-21zM1636 185l-67-27v-17l67-27h21zM1657 307c0 5 0 8 2 11 2 2 4 4 8 5 4 2 10 3 17 4v22h-115v-22c7-1 12-2 16-4 4-1 7-3 8-5 2-3 3-6 3-11v-157l61-36zM1793 114l-21 71-67-27v-17l67-27zM1705 327c7 0 12-2 16-3 4-2 7-4 8-6 2-3 3-6 3-11v-157l61-36v193c0 5 0 8 2 11 2 2 4 4 8 6 4 1 10 3 17 3v22h-115zM1849 327c7 0 13-2 16-3 4-2 7-4 9-6 1-3 2-6 2-11v-113c0-13-3-22-9-28s-15-9-27-9c-7 0-14 1-22 4s-15 7-23 12c-7 5-13 11-18 18v-19c7-11 16-21 26-29 11-9 22-16 33-21s23-8 34-8c21 0 38 6 49 18 12 12 18 29 18 51v124c0 5 1 8 2 11 2 2 5 4 8 6 4 1 10 3 17 3v22h-115zM2193 290c-10 22-24 38-40 48-16 11-35 16-57 16s-42-5-59-14c-17-10-30-23-40-40-9-18-13-37-13-59 0-24 5-45 15-64 10-20 24-35 41-46 18-11 38-17 59-17 18 0 34 5 47 13 14 7 25 18 32 33 8 14 12 30 12 49v15h-162v-22l112-3-6 10c0-15-2-28-5-38-3-11-8-19-14-24-6-6-13-8-22-8-10 0-19 3-27 10s-14 17-18 29c-5 13-7 28-7 45s3 32 9 45c6 12 14 22 25 28 11 7 24 10 39 10 12 0 24-2 34-7 12-5 22-12 31-22zM2205 397c13-2 25-6 35-12 11-7 19-15 25-25 6-11 10-22 10-34h6c0 8-3 14-8 19s-11 7-19 7c-7 0-14-2-20-5s-11-8-15-14c-3-6-4-13-4-20s1-13 4-19c4-7 9-11 15-15 6-3 13-5 20-5 8 0 16 2 22 7 7 4 12 11 16 19 4 7 6 16 6 26 0 17-4 32-12 46-8 13-19 24-33 33-15 9-30 14-48 16zM2601 107l-67-33v-17l67-32h21zM2622 290c0 5 1 9 2 12 2 3 5 5 9 7s9 3 16 3v22l-67 19h-21v-291l61-37zM2582 177c-8-13-17-21-25-27-9-5-18-7-29-7-13 0-25 3-35 11-9 8-17 18-22 32-6 13-8 29-8 47 0 17 2 32 6 45 5 12 12 21 21 28 9 6 19 10 32 10 8 0 15-2 23-5 8-4 15-8 22-15 7-6 13-14 18-23l5 16c-7 14-16 26-26 36-9 10-20 17-32 22s-24 7-37 7c-18 0-34-4-49-14-14-9-25-22-34-39-8-16-13-34-13-54 0-26 6-49 16-69s24-35 43-46c19-12 40-18 64-18 15 0 28 3 42 9 13 5 25 12 34 21zM2898 127v33h-212v-33zM2898 232v34h-212v-34zM3069 354c-25 0-47-6-66-20-19-13-34-31-45-55-10-24-15-51-15-82s5-58 15-82c11-24 26-44 45-57 20-14 42-21 66-21 25 0 47 7 66 20 19 14 34 33 45 57 10 24 16 51 16 82 0 30-6 58-16 82-11 24-26 43-46 56-19 14-41 20-65 20zM3079 326c10 0 19-4 26-11 8-8 14-19 17-33 4-15 6-33 6-53 0-32-3-60-9-84-5-25-14-44-25-58s-23-21-36-21c-11 0-19 4-26 12s-13 19-17 33c-3 15-5 32-5 53 0 32 3 60 8 84 6 25 14 44 24 57 11 14 23 21 37 21zM3227 313c0-7 2-13 5-19 4-7 8-11 14-15 7-3 13-5 20-5s14 2 20 5c6 4 11 8 14 15 3 6 5 12 5 19s-2 14-5 20-8 11-14 14-13 5-20 5-13-2-20-5c-6-3-10-8-14-14-3-6-5-13-5-20zM3340 325c16-1 27-2 34-4 8-3 13-6 15-10 3-4 4-10 4-19v-181l10 9h-67v-24c19-2 34-5 45-9 12-3 22-10 30-17 8-8 16-19 24-33h25v255c0 9 1 15 4 19 2 4 7 7 14 10 7 2 19 3 35 4v24h-173zM3619 325c10-1 18-2 23-4s8-4 9-8c2-4 3-10 3-19v-197h5l-106 141v-12h222v38h-255v-27l148-197h52v254c0 9 1 15 3 19s5 6 10 8 12 3 23 4v24h-137zM3913 354c-22 0-42-3-58-10-17-7-31-16-40-28-9-13-13-27-13-43 0-13 2-24 8-35s14-20 25-27c11-8 23-13 38-16l18 11c-15 6-26 15-33 25s-11 23-11 38c0 12 3 22 8 31 5 8 12 15 22 20 9 5 20 7 33 7 11 0 21-2 29-6 9-4 16-10 21-17 5-8 8-16 8-25 0-8-2-14-5-20s-7-11-13-16c-6-4-14-9-24-13-8-4-14-7-18-8-4-2-9-4-17-8-6-2-10-4-12-5-3-1-7-3-12-5-19-8-33-19-42-32-9-12-13-28-13-46 0-16 4-31 13-45 10-14 23-24 39-32s34-12 53-12c20 0 38 4 53 10s27 14 37 25c8 12 12 25 12 39 0 11-3 21-8 30-5 10-14 18-24 25s-21 12-34 15l-21-10c8-3 16-7 22-13s11-12 15-20c3-8 5-16 5-25s-2-17-6-24c-5-9-11-14-19-18-8-5-17-7-28-7-10 0-19 2-27 6-8 3-14 8-18 15s-6 14-6 22c0 6 1 12 4 17 2 5 7 10 12 14 6 4 14 8 24 13 5 2 8 4 11 5 2 1 6 2 11 4 7 4 12 6 16 8 3 1 9 4 16 7 15 6 28 14 38 22 11 8 18 17 23 27s7 22 7 34c0 18-5 35-15 49-10 15-26 27-43 35-18 8-38 12-61 12zM4188 208c0 29-5 57-14 82-9 26-21 49-36 70-15 20-31 39-48 55h-28c24-33 42-67 54-102 12-34 18-70 18-105s-6-70-18-105c-12-36-30-70-54-103h28c17 17 33 35 48 56 15 20 27 44 36 70s14 53 14 82zM4236 171c0-7 1-14 5-20 3-6 8-11 14-14 6-4 13-5 20-5s13 1 19 5 11 9 14 14c4 6 6 13 6 20s-2 14-6 20c-3 5-8 10-14 14-6 3-12 5-19 5s-14-2-20-5c-6-4-11-9-14-14-4-7-5-13-5-20zM4236 313c0-7 1-13 5-19 3-7 8-11 14-15 6-3 13-5 20-5s13 2 19 5c6 4 11 8 14 15 4 6 6 12 6 19s-2 14-6 20c-3 6-8 11-14 14s-12 5-19 5-14-2-20-5-11-8-14-14c-4-6-5-13-5-20z">
          <text:p/>
        </draw:path>
        <draw:frame draw:style-name="gr2" draw:text-style-name="P3" draw:layer="layout" svg:width="5.624cm" svg:height="0.577cm" svg:x="11.109cm" svg:y="0.024cm">
          <draw:text-box>
            <text:p text:style-name="P2"><text:span text:style-name="T1"><text:s/></text:span><text:span text:style-name="T1">Statistica</text:span><text:span text:style-name="T1">lly </text:span><text:span text:style-name="T1">unconﬁr</text:span><text:span text:style-name="T1">med at </text:span></text:p>
          </draw:text-box>
        </draw:frame>
        <draw:frame draw:style-name="gr2" draw:text-style-name="P3" draw:layer="layout" svg:width="0.422cm" svg:height="0.484cm" svg:x="16.757cm" svg:y="0.088cm">
          <draw:text-box>
            <text:p text:style-name="P2"><text:span text:style-name="T2">α</text:span></text:p>
          </draw:text-box>
        </draw:frame>
        <draw:frame draw:style-name="gr2" draw:text-style-name="P3" draw:layer="layout" svg:width="1.082cm" svg:height="0.577cm" svg:x="17.01cm" svg:y="0.024cm">
          <draw:text-box>
            <text:p text:style-name="P2"><text:span text:style-name="T1">=0.05</text:span></text:p>
          </draw:text-box>
        </draw:frame>
        <draw:frame draw:style-name="gr2" draw:text-style-name="P3" draw:layer="layout" svg:width="18.176cm" svg:height="0.577cm" svg:x="0.988cm" svg:y="0.659cm">
          <draw:text-box>
            <text:p text:style-name="P2"><text:span text:style-name="T1">(p=0.058</text:span><text:span text:style-name="T1">) but </text:span><text:span text:style-name="T1">with </text:span><text:span text:style-name="T1">consiste</text:span><text:span text:style-name="T1">nt </text:span><text:span text:style-name="T1">positive </text:span><text:span text:style-name="T1">eﬀect </text:span><text:span text:style-name="T1">size </text:span><text:span text:style-name="T1">across </text:span><text:span text:style-name="T1">all data. </text:span><text:span text:style-name="T1">Unique </text:span><text:span text:style-name="T1">dimensi</text:span><text:span text:style-name="T1">onal </text:span><text:span text:style-name="T1">proﬁle:</text:span></text:p>
          </draw:text-box>
        </draw:frame>
        <draw:frame draw:style-name="gr2" draw:text-style-name="P3" draw:layer="layout" svg:width="17.177cm" svg:height="0.577cm" svg:x="0.988cm" svg:y="1.294cm">
          <draw:text-box>
            <text:p text:style-name="P2"><text:span text:style-name="T1">improve</text:span><text:span text:style-name="T1">s </text:span><text:span text:style-name="T1">novelty</text:span><text:span text:style-name="T1">�AND </text:span><text:span text:style-name="T1">coheren</text:span><text:span text:style-name="T1">ce </text:span><text:span text:style-name="T1">simultan</text:span><text:span text:style-name="T1">eously. </text:span><text:span text:style-name="T1">Requires </text:span><text:span text:style-name="T1">~150 </text:span><text:span text:style-name="T1">addition</text:span><text:span text:style-name="T1">al cycles </text:span><text:span text:style-name="T1">for</text:span></text:p>
          </draw:text-box>
        </draw:frame>
        <draw:path draw:style-name="gr1" draw:text-style-name="P1" draw:layer="layout" svg:width="7.102cm" svg:height="0.454cm" svg:x="1.005cm" svg:y="2.986cm" svg:viewBox="0 0 7103 455" svg:d="M254 136c-3-17-9-30-16-41s-17-19-29-24c-11-6-24-9-40-9-21 0-38 6-53 16-15 11-27 25-35 45-8 19-12 42-12 69s4 51 12 71c9 21 21 36 37 47 15 11 33 17 53 17 14 0 26-3 37-8 10-5 20-14 29-26 9-11 18-27 26-48h24l-14 79c-13 9-29 16-48 21s-39 8-59 8c-32 0-61-7-86-20-25-12-45-30-59-54-14-23-21-49-21-79 0-31 7-59 21-84 15-25 34-44 59-58 26-14 54-21 85-21 22 0 42 3 62 8 20 4 37 11 50 19v72zM424 353c-21 0-40-5-57-15-16-9-29-23-39-40-9-18-13-38-13-60 0-23 4-44 14-63 11-19 24-34 42-45 17-11 36-17 57-17s40 5 56 15c17 10 30 24 39 41 9 18 14 37 14 59 0 23-5 43-15 62-10 20-24 35-41 46s-36 17-57 17zM429 330c10 0 18-4 25-10 7-7 12-17 15-30 3-14 5-30 5-50 0-21-2-39-7-54-4-16-10-28-17-37-8-8-17-13-27-13s-18 4-25 11c-7 6-12 16-16 29-3 14-5 30-5 50 0 21 2 39 6 55 5 15 11 28 19 36s17 13 27 13zM647 113l-20 71-68-27v-17l68-27zM559 326c7-1 13-2 16-4 4-1 7-3 9-6 1-2 2-6 2-10v-157l61-36v193c0 4 1 8 2 10 2 3 5 5 8 6 4 2 10 3 17 4v21h-115zM704 326c7-1 12-2 16-4 4-1 6-3 8-6 2-2 3-6 3-10v-114c0-12-3-21-10-27-6-6-15-10-27-10-7 0-14 2-22 5-7 3-15 7-22 12s-14 10-19 17v-18c7-11 16-21 26-30 11-9 22-15 33-20 12-5 23-8 34-8 22 0 38 6 50 18 11 11 17 28 17 50v125c0 4 1 8 3 10 1 3 4 5 8 6 4 2 9 3 16 4v21h-114zM1041 289c-9 21-21 36-37 47s-35 17-57 17c-21 0-40-5-57-15-16-9-29-23-39-40-9-18-14-37-14-59 0-24 5-46 15-65 11-19 25-34 42-44 18-11 38-17 60-17 15 0 30 3 42 8 13 5 23 12 30 21s11 19 11 30c0 5-2 11-4 15-3 5-7 8-11 11h-39v-12c0-16-3-28-9-36-7-8-16-13-27-13s-20 4-27 10c-8 7-14 16-19 28-4 12-6 27-6 43 0 17 3 32 9 45s14 23 25 31c11 7 23 10 37 10 12 0 23-2 32-7 10-5 20-12 29-21zM1125 105l-67-32v-16l67-33h20zM1145 306c0 4 1 8 2 10 2 3 5 5 9 6 4 2 9 3 16 4v21h-114v-21c6-1 12-2 16-4 4-1 6-3 8-6 2-2 3-6 3-10v-246l60-36zM1256 184l-66-27v-17l66-27h21zM1277 274c0 12 3 21 9 27s15 9 28 9c7 0 14-1 22-4 7-3 15-7 22-12s13-10 19-17v18c-7 11-16 21-27 30-10 9-21 16-33 21-12 4-23 7-33 7-22 0-39-6-51-18-11-12-17-29-17-51v-134l61-37zM1401 184l-68-27v-17l68-27h20zM1421 289c0 5 1 9 2 11 2 3 5 6 9 8 4 1 9 2 16 3v21l-67 20h-21v-202l61-37zM1497 271c6 19 13 34 23 44 10 9 22 14 36 14 9 0 17-1 23-4 7-3 12-7 15-11 4-5 6-11 6-18 0-6-2-11-4-15-3-5-7-9-14-12-6-3-14-6-24-9-4-1-8-2-12-3-18-4-32-9-44-16-11-6-19-13-24-22-6-9-8-20-8-33 0-14 4-27 11-38 8-11 19-19 32-26 14-6 30-9 48-9 16 0 31 2 44 6 13 3 25 8 36 15v53h-28c-4-16-11-29-20-37-9-9-20-13-33-13-8 0-14 1-20 4-6 2-10 5-13 10-3 4-4 9-4 15s1 11 4 15 8 8 15 11c6 3 16 6 28 9 20 5 37 10 49 16s21 14 26 24c6 9 8 21 8 35 0 15-4 29-12 40-7 12-19 21-33 27-15 7-32 10-52 10-16 0-32-2-48-6-15-5-28-11-38-19v-57zM1695 61c0-7 2-13 5-19 3-5 8-10 14-13 6-4 12-6 20-6 7 0 13 2 19 6 6 3 11 8 14 13 3 6 5 12 5 20 0 7-2 13-5 19s-8 10-14 14c-6 3-12 5-20 5-7 0-13-2-19-5-6-4-11-8-14-14s-5-12-5-20zM1745 184l-67-27v-17l67-27h21zM1766 306c0 4 0 8 2 10 2 3 4 5 8 6s10 3 17 4v21h-115v-21c7-1 12-3 16-4s7-3 8-6c2-2 3-6 3-10v-157l61-36zM1924 353c-21 0-40-5-57-15-17-9-30-23-39-40-10-18-14-38-14-60 0-23 5-44 15-63s24-34 41-45 36-17 57-17 40 5 57 15c16 10 29 24 38 41 10 18 15 37 15 59 0 23-6 43-16 62-10 20-23 35-41 46-17 11-36 17-56 17zM1928 330c10 0 19-4 25-10 7-7 12-17 15-30 3-14 5-30 5-50 0-21-2-39-6-54-5-16-10-28-18-37-8-8-16-13-27-13-9 0-18 4-25 11-7 6-12 16-15 29-4 14-5 30-5 50 0 21 2 39 6 55 4 15 10 28 18 36s17 13 27 13zM2146 113l-20 71-67-27v-17l67-27zM2059 326c6-1 12-2 16-4 4-1 6-3 8-6 2-2 3-6 3-10v-157l60-36v193c0 4 1 8 2 10 2 3 5 5 9 6 4 2 9 3 16 4v21h-114zM2203 326c7-1 12-2 16-4 4-1 7-3 8-6 2-2 3-6 3-10v-114c0-12-3-21-9-27s-15-10-27-10c-7 0-15 2-22 5-8 3-16 7-23 12s-13 10-19 17v-18c8-11 16-21 27-30 10-9 21-15 33-20 11-5 22-8 33-8 22 0 39 6 50 18 12 11 18 28 18 50v125c0 4 0 8 2 10 2 3 4 5 8 6 4 2 10 3 17 4v21h-115zM2430 274c10 15 22 26 36 34 13 8 29 12 46 12 12 0 23-2 33-6s18-10 23-17c5-8 8-16 8-26 0-14-5-25-14-34-8-9-23-17-41-22-19-6-43-10-72-13l31-160h154v58h-151l14-7-11 62-13-14c55 4 97 15 125 34s42 45 42 79c0 19-5 36-15 51-10 16-23 27-41 36-17 8-37 12-61 12-28 0-51-6-69-17s-32-28-41-50zM2751 222v-46h386v46zM3338 69c-15 0-27 2-37 5-9 4-16 10-22 18-6 9-10 21-14 36h-23v-86h129v27zM3502 128c-4-15-8-27-14-36-6-8-13-14-22-18-10-3-22-5-37-5h-33v-27h129v86zM3312 325c10-1 18-2 23-4 6-2 9-5 12-10 2-4 3-10 3-17v-252h67v252c0 7 1 13 3 17 2 5 6 8 12 10 5 2 13 3 23 4v22h-143zM3659 140c-8 1-14 2-18 5-4 2-7 5-8 9s0 10 2 16l27 112h-9l61-163 12 42-75 191h-24l-59-192c-2-5-5-10-9-13s-10-5-18-7v-21h118zM3887 140c-5 1-10 3-13 4-4 2-6 4-9 6-2 3-3 6-5 10l-60 192h-24l-73-190 11-43h33l62 163h-10l29-112c2-6 2-12 1-16s-3-7-7-9c-4-3-10-4-17-5v-21h82zM4009 353c-21 0-40-5-57-15-17-9-30-23-39-40-10-18-14-38-14-60 0-23 5-44 15-63s24-34 41-45 36-17 57-17 40 5 57 15c16 10 29 24 38 41 10 18 15 37 15 59 0 23-6 43-16 62-10 20-23 35-41 46-17 11-36 17-56 17zM4013 330c10 0 19-4 25-10 7-7 12-17 15-30 3-14 5-30 5-50 0-21-2-39-6-54-5-16-10-28-18-37-8-8-16-13-27-13-9 0-18 4-25 11-7 6-12 16-15 29-4 14-5 30-5 50 0 21 2 39 6 55 4 15 10 28 18 36s17 13 27 13zM4161 222v-46h114v46zM4306 325c9 0 17-1 22-4 6-2 10-5 12-10 2-4 3-10 3-18v-197c0-7-1-13-3-18-2-4-6-7-12-10-5-2-13-3-22-4v-22h142v22c-10 1-18 2-23 4-6 3-10 6-12 10-2 5-3 11-3 18v191c0 8 1 15 4 20s7 8 13 10c6 3 14 4 25 4h11c13 0 25-2 34-7 11-4 20-11 28-21 8-11 16-24 24-41h24l-17 95h-250zM4819 344c-6 3-12 4-19 5-6 2-12 3-19 3-16 0-28-4-37-12-9-9-13-21-13-37v-128c0-13-3-24-9-31-6-6-14-10-26-10-11 0-19 3-25 10-7 6-10 16-10 27v27h-42c-5-3-8-6-11-11-2-5-3-11-3-16 0-11 4-21 12-29 8-9 19-16 33-21s29-8 46-8c20 0 37 3 51 9 15 7 26 16 33 28 8 12 12 27 12 43v108c0 5 0 9 2 12 2 2 5 4 8 6 4 2 9 3 17 3zM4741 307c-11 15-23 27-36 35-14 7-28 11-45 11-12 0-22-3-32-7-9-5-16-13-21-21-6-9-8-19-8-30 0-17 5-30 15-41 10-12 26-20 47-26l87-25v21l-58 17c-11 4-19 9-24 15-5 7-8 15-8 25 0 6 2 12 4 17 3 4 7 8 12 11s11 5 17 5c9 0 18-3 26-8 9-4 17-11 24-19zM4934 140c-10 1-16 3-21 5-4 2-7 5-7 9s1 9 4 16l50 123h-12l47-123c3-7 4-12 4-16s-2-7-6-9c-5-2-11-4-21-5v-21h86v21c-8 2-14 4-17 6-4 2-7 6-9 12l-82 192h-25l-88-192c-3-5-6-9-9-12-4-2-9-4-17-6v-21h123zM4842 396c15 0 28-2 38-5 9-3 18-9 25-17s14-19 20-33l25 9c-9 23-18 43-27 58-9 16-19 27-30 35-10 8-23 12-37 12-6 0-13-1-19-4-7-2-12-5-15-8v-47zM5276 289c-9 21-23 37-39 48-16 10-35 16-57 16s-42-5-59-15c-17-9-30-22-40-40-9-17-13-37-13-59 0-23 5-45 14-64 11-19 25-34 42-45 18-11 37-17 59-17 18 0 34 4 47 12 14 8 25 19 32 33 8 14 12 30 12 49v16h-162v-23l112-3-7 11c0-16-1-28-4-39-3-10-8-18-14-24-6-5-13-8-22-8-10 0-19 4-27 11s-14 17-18 29c-5 12-7 27-7 44 0 18 3 33 9 45 5 13 14 22 24 29 12 6 24 10 40 10 12 0 24-3 34-7 11-5 22-12 31-22zM5368 184l-67-27v-17l67-27h20zM5388 304c0 5 1 9 3 12 2 2 6 5 10 6 4 2 11 3 19 4v21h-119v-21c7-1 12-2 16-4 4-1 6-3 8-6 2-2 3-6 3-10v-157l60-36zM5381 193c8-17 16-32 23-43 8-11 15-20 22-27 8-6 15-10 22-10 4 0 7 1 9 2 3 1 5 2 7 4v55h-12c-11 0-21 2-29 4s-15 6-22 12c-7 5-13 12-20 21zM5633 293c0 8 1 14 3 18 2 5 6 8 11 10 6 3 13 4 23 4v22h-108v-22c9 0 17-1 22-4 6-2 10-5 12-10 2-4 3-10 3-18v-197c0-7-1-13-3-18-2-4-6-7-12-10-5-2-13-3-22-4v-22h111l-40 44zM5776 291l-12 57h-34l-103-248v-58h46zM5753 291l103-249h11v58l-103 248h-34zM5966 64c-10 1-18 3-24 5-5 2-8 5-11 9-2 5-3 11-3 18v197c0 8 1 14 3 18 3 5 6 8 11 10 6 3 14 4 24 4v22h-143v-22c10 0 18-1 24-4 5-2 9-5 11-10 2-4 3-10 3-18v-207l-5-44h110zM6098 353c-21 0-40-5-56-15-17-9-30-23-40-40-9-18-13-38-13-60 0-23 5-44 15-63s23-34 41-45c17-11 36-17 57-17s40 5 56 15c17 10 30 24 39 41 9 18 14 37 14 59 0 23-5 43-15 62-10 20-24 35-41 46s-36 17-57 17zM6103 330c10 0 18-4 25-10 7-7 12-17 15-30 3-14 5-30 5-50 0-21-2-39-7-54-4-16-10-28-17-37-8-8-17-13-27-13s-18 4-25 11c-7 6-12 16-16 29-3 14-5 30-5 50 0 21 2 39 7 55 4 15 10 28 18 36s17 13 27 13zM6442 105l-67-32v-16l67-33h21zM6463 289c0 5 0 9 2 11 2 3 4 6 8 8 4 1 10 2 17 3v21l-68 20h-20v-290l61-38zM6423 175c-9-12-18-21-26-26s-18-8-29-8c-13 0-24 4-34 12-10 7-17 18-23 31-5 14-8 30-8 48 0 17 3 32 7 44 5 12 12 22 20 28 9 7 20 10 32 10 8 0 16-1 23-5 8-3 16-8 23-14 6-7 12-14 17-23l5 15c-7 14-15 27-25 37-10 9-20 17-32 22-12 4-24 7-37 7-18 0-35-5-49-14-15-10-26-23-34-39-9-17-13-35-13-55 0-25 5-48 15-68 11-20 25-36 43-47 19-11 41-17 65-17 14 0 28 3 41 8 14 5 25 13 35 22zM6718 289c-9 21-23 37-39 48-17 10-35 16-57 16s-42-5-59-15c-17-9-30-22-40-40-9-17-13-37-13-59 0-23 4-45 14-64 11-19 25-34 42-45 18-11 37-17 59-17 18 0 34 4 47 12 14 8 25 19 32 33 8 14 12 30 12 49v16h-162v-23l112-3-7 11c0-16-1-28-5-39-3-10-7-18-13-24-6-5-13-8-22-8-10 0-19 4-27 11s-14 17-19 29c-4 12-6 27-6 44 0 18 3 33 9 45 5 13 14 22 24 29 12 6 24 10 40 10 12 0 24-3 34-7 11-5 22-12 31-22zM6810 105l-67-32v-16l67-33h20zM6830 306c0 4 1 8 3 10 1 3 4 5 8 6 4 2 9 3 16 4v21h-114v-21c7-1 12-2 16-4 4-1 6-3 8-6 2-2 3-6 3-10v-246l60-36zM6977 207c0-29 4-57 14-82 9-26 21-49 35-70 15-20 31-39 49-55h28c-24 33-42 67-55 101-12 35-18 70-18 106 0 35 6 70 18 105 13 35 31 69 55 101h-28c-18-16-34-34-49-55-14-20-26-43-35-69-10-26-14-53-14-82z">
          <text:p/>
        </draw:path>
        <draw:frame draw:style-name="gr5" draw:text-style-name="P6" draw:layer="layout" svg:width="0.532cm" svg:height="0.507cm" svg:x="8.12cm" svg:y="2.938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494cm" svg:height="0.413cm" svg:x="8.751cm" svg:y="2.986cm" svg:viewBox="0 0 2495 414" svg:d="M254 137c-3-17-9-31-16-42s-17-19-29-24c-11-6-24-9-40-9-20 0-38 6-53 16-15 11-27 25-35 46-8 19-12 42-12 69s4 51 13 71c8 21 21 36 36 47s33 17 53 17c14 0 26-3 37-8 10-5 20-14 29-26 9-11 18-27 26-48h24l-14 79c-13 9-29 16-48 21s-39 8-59 8c-32 0-61-7-86-20-25-12-45-30-59-54-14-23-21-49-21-79 0-31 7-59 22-84 14-26 33-45 58-59 26-14 54-21 85-21 22 0 42 3 62 8 20 4 37 11 50 19v73zM424 354c-21 0-40-5-56-15-17-9-30-23-40-40-9-18-13-38-13-60 0-23 5-44 14-63 11-19 24-34 42-45 17-11 36-17 57-17s40 5 56 15c17 10 30 24 39 41 9 18 14 37 14 59 0 23-5 43-15 62-10 20-24 35-41 46s-36 17-57 17zM429 331c10 0 18-4 25-10 7-7 12-17 15-30 3-14 5-30 5-50 0-21-2-39-7-54-4-16-10-28-17-37-8-8-17-13-27-13s-18 4-25 11c-7 6-12 16-16 29-3 14-5 30-5 50 0 21 2 39 7 55 4 15 10 28 18 36s17 13 27 13zM647 114l-20 71-68-27v-17l68-27zM559 327c7-1 13-2 16-4 4-1 7-3 9-6 1-2 2-6 2-10v-157l61-36v193c0 4 1 8 2 10 2 3 5 5 8 6 4 2 10 3 17 4v21h-115zM704 327c7-1 12-2 16-4 4-1 7-3 8-6 2-2 3-6 3-10v-114c0-12-3-21-10-27-6-6-14-10-27-10-7 0-14 2-22 5-7 3-15 7-22 12s-13 10-19 17v-18c7-11 16-21 26-30 11-9 22-15 34-20 11-5 22-8 33-8 22 0 38 6 50 18 11 11 17 28 17 50v125c0 4 1 8 3 10 1 3 4 5 8 6 4 2 9 3 16 4v21h-114zM843 327c7-1 12-2 16-4 4-1 7-3 8-6 2-2 3-6 3-10v-187c0-20 5-36 16-51 10-14 25-25 44-33 20-8 42-12 68-12 19 0 36 2 51 6 14 4 26 10 34 17s12 15 12 25c0 5-2 10-5 15-3 4-7 8-12 10h-50v-13c0-13-3-23-9-29-7-7-16-11-29-11s-23 3-32 9-16 14-21 25c-4 11-7 24-7 41v187c0 4 1 8 4 11 2 2 5 5 10 6 5 2 11 3 19 4v21h-120zM840 132c14-4 26-9 35-15 10-7 19-16 29-27h20v68h-84zM1069 158h-161v-38h161zM1001 327c7-1 13-3 16-4 4-1 7-3 9-6 1-2 2-6 2-10v-187l41-6h20v193c0 4 1 8 2 10 2 3 5 5 9 6s9 3 16 4v21h-115zM1204 185l-67-27v-17l67-27h21zM1225 305c0 5 0 9 2 12 3 2 6 5 10 6 5 2 11 3 19 4v21h-119v-21c7-1 12-2 16-4 4-1 7-3 8-6 2-2 3-6 3-10v-157l61-36zM1217 194c9-17 17-32 24-43s14-20 22-27c7-6 14-10 22-10 3 0 6 1 9 2 2 1 5 2 7 4v55h-12c-12 0-22 2-30 4s-15 6-22 12c-6 5-13 12-20 21zM1408 114l-20 71-67-27v-17l67-27zM1321 327c6-1 12-2 16-4 4-1 6-3 8-6 2-2 3-6 3-10v-157l60-36v193c0 4 1 8 2 10 2 3 5 5 9 6 4 2 9 3 16 4v21h-114zM1461 327c7-1 12-2 16-4 4-1 7-3 8-6 2-2 3-6 3-10v-116c0-11-3-20-9-26s-14-9-26-9c-7 0-14 2-22 5-8 2-15 6-22 11s-13 10-18 16v-18c7-11 16-20 27-29 10-8 21-15 32-20s22-7 33-7c21 0 37 6 49 17 11 12 17 28 17 50v126c0 4 0 8 2 10 2 3 5 5 8 6 4 2 10 3 17 4v21h-115zM1601 327c7-1 13-2 17-4 4-1 6-3 8-6 2-2 3-6 3-10v-116c0-11-3-20-9-26s-15-9-27-9c-7 0-14 2-22 5-7 2-14 6-21 11s-13 10-19 16v-18c8-11 17-20 27-29 10-8 21-15 32-20s22-7 33-7c21 0 38 6 49 17 11 12 17 28 17 50v126c0 4 1 8 3 10 1 3 4 5 8 6 4 2 9 3 16 4v21h-115zM1945 290c-10 21-23 37-40 48-16 10-35 16-56 16-23 0-42-5-59-15-17-9-31-22-40-40-9-17-14-37-14-59 0-23 5-45 15-64s24-34 42-45c17-11 37-17 58-17 18 0 34 4 48 12s24 19 32 33c7 14 11 30 11 49v16h-161v-23l112-3-7 11c0-16-2-28-5-39-3-10-8-18-14-24-6-5-13-8-21-8-11 0-20 4-28 11s-14 17-18 29-7 27-7 44c0 18 3 33 9 45 6 13 14 22 25 29 11 6 24 10 39 10 13 0 24-3 35-7 11-5 21-12 31-22zM2171 105l-67-32v-16l67-33h21zM2192 290c0 5 1 9 2 11 2 3 5 6 8 8 4 1 10 2 17 3v21l-67 20h-21v-291l61-38zM2152 176c-9-12-17-21-26-26-8-5-17-8-28-8-14 0-25 4-35 12-10 7-17 18-23 31-5 14-7 30-7 48 0 17 2 32 6 44 5 12 12 22 21 28 8 7 19 10 32 10 7 0 15-1 23-5 8-3 15-8 22-14 7-7 13-14 17-23l5 15c-7 14-15 27-25 37-10 9-20 17-32 22-12 4-24 7-37 7-18 0-34-5-49-14-14-10-26-23-34-39-9-17-13-35-13-55 0-25 5-48 16-68 10-20 24-36 43-47 18-11 40-17 64-17 14 0 28 3 41 8 14 5 26 13 35 22zM2368 208c0 29-5 56-14 82s-21 49-36 69c-15 21-31 39-48 55h-28c24-32 42-66 54-101s18-70 18-105c0-36-6-71-18-107-12-34-30-68-54-101h28c17 16 33 35 48 55 15 21 27 44 36 71 9 25 14 53 14 82zM2416 170c0-7 2-13 5-19s8-11 14-14c6-4 13-6 20-6s13 2 20 6c6 3 11 8 15 14 3 6 5 12 5 20 0 7-2 13-5 19-4 6-9 11-15 14-7 4-13 5-20 5s-14-1-20-5c-6-3-11-8-14-14s-5-13-5-20zM2416 312c0-6 2-13 5-19s8-11 14-14c6-4 13-6 20-6s13 2 20 6c6 3 11 8 15 14 3 6 5 13 5 19 0 7-2 14-5 20-4 6-9 11-15 15-7 3-13 5-20 5s-14-2-20-5c-6-4-11-9-14-15s-5-13-5-20z">
          <text:p/>
        </draw:path>
        <draw:frame draw:style-name="gr2" draw:text-style-name="P3" draw:layer="layout" svg:width="2.677cm" svg:height="0.577cm" svg:x="0.988cm" svg:y="1.929cm">
          <draw:text-box>
            <text:p text:style-name="P2"><text:span text:style-name="T1">conﬁrma</text:span><text:span text:style-name="T1">tion.</text:span></text:p>
          </draw:text-box>
        </draw:frame>
        <draw:frame draw:style-name="gr2" draw:text-style-name="P3" draw:layer="layout" svg:width="7.288cm" svg:height="0.577cm" svg:x="11.262cm" svg:y="2.881cm">
          <draw:text-box>
            <text:p text:style-name="P2"><text:span text:style-name="T1"><text:s/></text:span><text:span text:style-name="T1">Emotion</text:span><text:span text:style-name="T1">al </text:span><text:span text:style-name="T1">injection </text:span><text:span text:style-name="T1">operates </text:span><text:span text:style-name="T1">on two</text:span></text:p>
          </draw:text-box>
        </draw:frame>
        <draw:frame draw:style-name="gr2" draw:text-style-name="P3" draw:layer="layout" svg:width="18.472cm" svg:height="0.577cm" svg:x="0.988cm" svg:y="3.516cm">
          <draw:text-box>
            <text:p text:style-name="P2"><text:span text:style-name="T1">indepen</text:span><text:span text:style-name="T1">dent </text:span><text:span text:style-name="T1">layers. </text:span><text:span text:style-name="T1">Quality </text:span><text:span text:style-name="T1">layer </text:span><text:span text:style-name="T1">(Curiosit</text:span><text:span text:style-name="T1">y, </text:span><text:span text:style-name="T1">Wonder, </text:span><text:span text:style-name="T1">potential</text:span><text:span text:style-name="T1">ly </text:span><text:span text:style-name="T1">Frustrati</text:span><text:span text:style-name="T1">on) </text:span><text:span text:style-name="T1">aﬀects </text:span><text:span text:style-name="T1">semanti</text:span><text:span text:style-name="T1">c</text:span></text:p>
          </draw:text-box>
        </draw:frame>
        <draw:frame draw:style-name="gr2" draw:text-style-name="P3" draw:layer="layout" svg:width="18.383cm" svg:height="0.577cm" svg:x="0.988cm" svg:y="4.151cm">
          <draw:text-box>
            <text:p text:style-name="P2"><text:span text:style-name="T1">content. </text:span><text:span text:style-name="T1">Style </text:span><text:span text:style-name="T1">layer </text:span><text:span text:style-name="T1">(Conﬁde</text:span><text:span text:style-name="T1">nce) </text:span><text:span text:style-name="T1">aﬀects </text:span><text:span text:style-name="T1">epistemi</text:span><text:span text:style-name="T1">c </text:span><text:span text:style-name="T1">expressi</text:span><text:span text:style-name="T1">on </text:span><text:span text:style-name="T1">through </text:span><text:span text:style-name="T1">hedging </text:span><text:span text:style-name="T1">patterns. </text:span><text:span text:style-name="T1">The</text:span></text:p>
          </draw:text-box>
        </draw:frame>
        <draw:frame draw:style-name="gr2" draw:text-style-name="P3" draw:layer="layout" svg:width="17.431cm" svg:height="0.577cm" svg:x="0.988cm" svg:y="4.786cm">
          <draw:text-box>
            <text:p text:style-name="P2"><text:span text:style-name="T1">Conﬁde</text:span><text:span text:style-name="T1">nce </text:span><text:span text:style-name="T1">hedging </text:span><text:span text:style-name="T1">curve is </text:span><text:span text:style-name="T1">the most </text:span><text:span text:style-name="T1">reliable </text:span><text:span text:style-name="T1">ﬁnding </text:span><text:span text:style-name="T1">of the </text:span><text:span text:style-name="T1">entire </text:span><text:span text:style-name="T1">program </text:span><text:span text:style-name="T1">— </text:span><text:span text:style-name="T1">perfectly</text:span></text:p>
          </draw:text-box>
        </draw:frame>
        <draw:path draw:style-name="gr1" draw:text-style-name="P1" draw:layer="layout" svg:width="8.192cm" svg:height="0.455cm" svg:x="1.005cm" svg:y="6.478cm" svg:viewBox="0 0 8193 456" svg:d="M254 137c-3-16-9-30-16-42-7-11-17-19-29-24-11-5-24-8-40-8-21 0-38 5-53 16-15 10-27 25-35 45s-12 43-12 69c0 28 4 51 12 72 9 20 21 36 37 47 15 11 33 16 53 16 14 0 26-2 37-7 10-6 20-14 29-26s18-28 26-48h24l-14 79c-13 8-29 15-48 21-19 5-39 7-59 7-32 0-61-6-86-19s-45-31-59-54-21-50-21-79c0-31 7-59 21-84 15-26 34-46 59-60 26-14 54-21 85-21 22 0 42 3 62 8s37 12 50 20v72zM424 354c-21 0-40-5-57-14-16-10-29-23-39-41-9-17-13-37-13-59 0-23 4-44 14-63 11-19 24-34 42-45 17-12 36-18 57-18s40 5 56 15c17 10 30 24 39 42 9 17 14 36 14 58 0 23-5 44-15 63s-24 34-41 46c-17 11-36 16-57 16zM429 331c10 0 18-3 25-10 7-6 12-16 15-30 3-13 5-30 5-50s-2-38-7-54c-4-15-10-28-17-36-8-9-17-13-27-13s-18 3-25 10-12 17-16 30c-3 13-5 30-5 49 0 21 2 39 6 55 5 16 11 28 19 36 8 9 17 13 27 13zM647 114l-20 71-68-27v-17l68-27zM559 327c7 0 13-2 16-3 4-2 7-4 9-6 1-3 2-6 2-11v-157l61-36v193c0 5 1 8 2 11 2 2 5 4 8 6 4 1 10 3 17 3v22h-115zM704 327c7 0 12-2 16-3 4-2 6-4 8-6 2-3 3-6 3-11v-113c0-13-3-22-10-28-6-6-15-9-27-9-7 0-14 1-22 4-7 3-15 7-22 12s-14 11-19 18v-19c7-11 16-21 26-29 11-9 22-16 33-21 12-5 23-8 34-8 22 0 38 6 50 18 11 12 17 29 17 51v124c0 5 1 8 3 11 1 2 4 4 8 6 4 1 9 3 16 3v22h-114zM1041 290c-9 21-21 37-37 48s-35 16-57 16c-21 0-40-5-57-14-16-10-29-23-39-41-9-17-14-37-14-58 0-25 5-46 15-65 11-19 25-34 42-45 18-11 38-17 60-17 15 0 30 3 42 8 13 5 23 13 30 22s11 18 11 29c0 6-2 11-4 16-3 4-7 8-11 10h-39v-12c0-15-3-27-9-36-7-8-16-12-27-12s-20 3-27 10c-8 6-14 16-19 28-4 12-6 26-6 42 0 18 3 33 9 46s14 23 25 30 23 11 37 11c12 0 23-3 32-7 10-5 20-12 29-22zM1125 107l-67-33v-17l67-32h20zM1145 307c0 5 1 8 2 11 2 2 5 4 9 6 4 1 9 3 16 3v22h-114v-22c6 0 12-2 16-3 4-2 6-4 8-6 2-3 3-6 3-11v-246l60-36zM1256 185l-66-27v-17l66-27h21zM1277 275c0 13 3 22 9 28s15 9 28 9c7 0 14-2 22-5 7-2 15-6 22-11s13-11 19-17v17c-7 12-16 22-27 31-10 8-21 15-33 20s-23 7-33 7c-22 0-39-6-51-17-11-12-17-29-17-51v-134l61-38zM1401 185l-68-27v-17l68-27h20zM1421 290c0 5 1 9 2 12 2 3 5 5 9 7s9 3 16 3v22l-67 19h-21v-201l61-38zM1497 272c6 20 13 35 23 44 10 10 22 15 36 15 9 0 17-2 23-4 7-3 12-7 15-12 4-5 6-11 6-18 0-6-2-11-4-15-3-4-7-8-14-12-6-3-14-6-24-9-4-1-8-2-12-3-18-4-32-9-44-15-11-6-19-14-24-23-6-9-8-19-8-32 0-15 4-27 11-38 8-11 19-20 32-26 14-6 30-10 48-10 16 0 31 2 44 6 13 3 25 9 36 15v54h-28c-4-17-11-29-20-38-9-8-20-13-33-13-8 0-14 2-20 4s-10 6-13 11c-3 4-4 9-4 14 0 7 1 12 4 16s8 8 15 11c6 3 16 6 28 9 20 4 37 9 49 16 12 6 21 14 26 23 6 10 8 21 8 35 0 16-4 29-12 41-7 12-19 21-33 27-15 6-32 9-52 9-16 0-32-2-48-6-15-4-28-10-38-19v-57zM1695 62c0-7 2-14 5-19 3-6 8-11 14-14s12-5 20-5c7 0 13 2 19 5s11 8 14 14c3 5 5 12 5 19s-2 14-5 20c-3 5-8 10-14 13-6 4-12 5-20 5-7 0-13-1-19-5-6-3-11-8-14-13-3-6-5-13-5-20zM1745 185l-67-27v-17l67-27h21zM1766 307c0 5 0 8 2 11 2 2 4 4 8 5 4 2 10 3 17 4v22h-115v-22c7-1 12-2 16-4 4-1 7-3 8-5 2-3 3-6 3-11v-157l61-36zM1924 354c-21 0-40-5-57-14-17-10-30-23-39-41-10-17-14-37-14-59 0-23 5-44 15-63s24-34 41-45c17-12 36-18 57-18s40 5 57 15c16 10 29 24 38 42 10 17 15 36 15 58 0 23-6 44-16 63s-23 34-41 46c-17 11-36 16-56 16zM1928 331c10 0 19-3 25-10 7-6 12-16 15-30 3-13 5-30 5-50s-2-38-6-54c-5-15-10-28-18-36-8-9-16-13-27-13-9 0-18 3-25 10s-12 17-15 30c-4 13-5 30-5 49 0 21 2 39 6 55s10 28 18 36c8 9 17 13 27 13zM2146 114l-20 71-67-27v-17l67-27zM2059 327c6 0 12-2 16-3 4-2 6-4 8-6 2-3 3-6 3-11v-157l60-36v193c0 5 1 8 2 11 2 2 5 4 9 6 4 1 9 3 16 3v22h-114zM2203 327c7 0 12-2 16-3 4-2 7-4 8-6 2-3 3-6 3-11v-113c0-13-3-22-9-28s-15-9-27-9c-7 0-15 1-22 4-8 3-16 7-23 12s-13 11-19 18v-19c8-11 16-21 27-29 10-9 21-16 33-21 11-5 22-8 33-8 22 0 39 6 50 18 12 12 18 29 18 51v124c0 5 0 8 2 11 2 2 4 4 8 6 4 1 10 3 17 3v22h-115zM2618 56c-28 9-51 22-70 39-20 17-34 37-44 60-10 22-15 47-15 75 0 19 3 36 7 51 5 14 13 26 22 34 9 7 20 11 32 11 11 0 20-2 28-8 8-5 13-13 18-22 4-10 6-22 6-35 0-14-3-26-8-37-5-10-13-19-22-25-9-5-20-8-32-8-11 0-21 2-31 7-9 4-18 11-25 20l-1-21c10-14 22-26 37-33 15-8 31-13 49-13 17 0 34 5 48 13 15 8 26 19 34 33 9 14 13 30 13 48 0 20-5 39-15 56-11 16-25 29-43 39-18 9-38 14-60 14-25 0-47-5-66-16-18-11-33-26-43-45-10-20-15-42-15-68 0-31 7-60 23-86 15-26 37-48 65-66 29-17 62-29 101-36zM2773 224v-46h387v46zM3529 137c-3-16-9-30-16-42-8-11-17-19-29-24-11-5-25-8-40-8-21 0-38 5-54 16-15 10-26 25-34 45s-12 43-12 69c0 28 4 51 12 72 9 20 21 36 37 47 15 11 33 16 53 16 14 0 26-2 37-7 10-6 20-14 29-26s17-28 26-48h24l-14 79c-13 8-29 15-48 21-20 5-39 7-59 7-32 0-61-6-86-19s-45-31-59-54-21-50-21-79c0-31 7-59 21-84 15-26 34-46 59-60 26-14 54-21 85-21 21 0 42 3 62 8s36 12 50 20v72zM3699 354c-21 0-40-5-57-14-16-10-29-23-39-41-9-17-14-37-14-59 0-23 5-44 15-63s24-34 42-45c17-12 36-18 56-18 22 0 41 5 57 15 17 10 29 24 39 42 9 17 14 36 14 58 0 23-5 44-15 63s-24 34-41 46c-18 11-36 16-57 16zM3703 331c11 0 19-3 26-10 6-6 11-16 15-30 3-13 5-30 5-50s-3-38-7-54c-4-15-10-28-18-36-7-9-16-13-26-13s-19 3-25 10c-7 7-12 17-16 30-3 13-5 30-5 49 0 21 2 39 6 55 5 16 11 28 18 36 8 9 18 13 27 13zM3922 114l-21 71-67-27v-17l67-27zM3834 327c7 0 12-2 16-3 4-2 7-4 8-6 2-3 3-6 3-11v-157l61-36v193c0 5 0 8 2 11 2 2 4 4 8 6 4 1 10 3 17 3v22h-115zM3975 327c7 0 12-2 16-3 4-2 6-4 8-6 2-3 3-6 3-11v-115c0-12-3-20-9-26s-15-9-27-9c-7 0-14 1-22 4-7 3-14 7-21 11-7 5-13 11-18 17v-18c7-11 16-21 26-30 10-8 21-15 32-19 11-5 22-8 33-8 21 0 38 6 49 18 11 11 17 28 17 49v126c0 5 1 8 2 11 2 2 5 4 9 6 4 1 9 3 16 3v22h-114zM4115 327c7 0 12-2 16-3 4-2 7-4 8-6 2-3 3-6 3-11v-115c0-12-3-20-9-26s-14-9-27-9c-6 0-13 1-21 4s-15 7-22 11c-7 5-13 11-18 17v-18c7-11 16-21 26-30 10-8 21-15 33-19 11-5 22-8 32-8 22 0 38 6 49 18 12 11 17 28 17 49v126c0 5 1 8 3 11 2 2 5 4 8 6 4 1 10 3 17 3v22h-115zM4316 185l-67-27v-17l67-27h21zM4337 409c0 4 0 8 2 10 2 3 5 5 8 6 4 2 10 3 17 4v21h-115v-21c7-1 12-2 16-4 4-1 7-3 8-6 2-2 3-6 3-10v-259l61-36zM4308 180c7-14 16-26 25-36 10-10 21-17 32-22 12-5 24-8 37-8 18 0 35 5 49 15 15 9 26 22 35 39 8 16 12 34 12 54 0 26-5 49-15 69s-24 36-43 47-40 16-64 16c-14 0-28-2-42-7-14-6-25-13-34-23l15-32c9 13 18 21 26 26 9 6 18 8 29 8 13 0 25-3 35-11 9-7 17-18 22-31 6-14 8-30 8-48 0-17-2-32-7-44-4-13-11-22-20-28-9-7-20-10-32-10-8 0-15 1-23 5-8 3-15 8-22 14s-13 14-18 23zM4586 107l-68-33v-17l68-32h20zM4606 307c0 5 1 8 2 11 2 2 5 4 9 6 4 1 9 3 16 3v22h-115v-22c7 0 13-2 16-3 4-2 7-4 9-6 1-3 2-6 2-11v-246l61-36zM4864 290c-10 22-23 38-40 48-16 11-35 16-57 16s-41-5-59-14c-17-10-30-23-39-40-10-18-14-37-14-59 0-24 5-45 15-64 10-20 24-35 42-46 17-11 37-17 58-17 18 0 34 5 47 13 14 7 25 18 32 33 8 14 12 30 12 49v15h-162v-22l112-3-6 10c0-15-2-28-5-38-3-11-8-19-14-24-6-6-13-8-21-8-11 0-20 3-28 10s-14 17-18 29c-5 13-7 28-7 45s3 32 9 45c6 12 14 22 25 28 11 7 24 10 39 10 12 0 24-2 35-7s21-12 31-22zM5048 167c4-5 6-10 6-13s-2-6-6-8-10-4-17-5v-21h89v21c-8 2-14 4-18 6s-8 6-12 12l-70 84-17-17zM4907 158c-4-5-9-9-13-12-4-2-9-4-16-5v-21h126v21c-9 1-15 3-19 5-3 2-5 5-6 8 0 3 2 8 6 13l40 54 67 90c5 5 9 9 13 12 4 2 9 4 16 4v22h-125v-22c8 0 14-2 18-4s6-5 6-8-2-8-6-14l-41-57zM4946 301c-4 6-6 11-6 14s2 6 6 8 10 4 18 4v22h-90v-22c8-1 14-3 18-5s8-6 12-12l70-84 17 16zM5157 62c0-7 1-14 5-19 3-6 8-11 14-14 5-3 12-5 19-5s14 2 20 5 10 8 14 14c3 5 4 12 4 19s-1 14-4 20c-4 5-8 10-14 13-6 4-13 5-20 5s-14-1-19-5c-6-3-11-8-14-13-4-6-5-13-5-20zM5207 185l-67-27v-17l67-27h20zM5227 307c0 5 1 8 3 11 1 2 4 4 8 5 4 2 9 3 16 4v22h-114v-22c7-1 12-2 16-4 4-1 6-3 8-5 2-3 3-6 3-11v-157l60-36zM5269 133c12-5 21-9 29-14 7-4 13-10 19-18 5-7 11-16 15-28h27v85h-90zM5359 288c0 8 2 14 6 19 5 5 11 9 20 11 9 3 20 5 33 5v22c-8 3-17 5-26 7-9 1-17 2-25 2-22 0-38-5-50-16s-18-27-18-47v-151h60zM5413 158h-76v-38h76zM5558 141c-10 2-16 3-21 5-4 3-7 6-7 10s1 9 4 16l50 122h-12l47-122c3-7 4-12 4-16s-2-7-6-10c-5-2-11-3-21-5v-21h86v21c-8 2-14 4-17 7-4 2-7 6-9 12l-82 192h-25l-88-192c-3-6-6-10-9-12-4-3-9-5-17-7v-21h123zM5466 398c15 0 28-2 38-6 9-3 18-9 25-17s14-19 20-33l25 10c-9 23-18 42-27 57s-19 27-30 35c-10 8-23 12-37 12-6 0-13-2-19-4-7-2-12-5-15-9v-45zM5815 247c6 27 14 48 27 61 14 14 31 21 54 21 13 0 24-2 33-6 9-5 17-10 22-18s8-16 8-26-3-18-7-25c-5-7-11-12-19-16s-18-8-30-12c-5-1-10-3-14-4-21-6-38-12-52-19-14-8-25-17-33-29s-12-26-12-44 5-34 14-48c10-14 23-25 39-33 17-8 36-12 57-12 19 0 37 3 53 7s30 11 44 20v73h-25c-5-17-10-32-16-42-6-11-14-19-23-24s-20-8-32-8-21 2-30 6c-8 3-14 8-18 15-5 7-7 15-7 25 0 11 2 19 8 26 5 6 12 11 19 14 8 4 19 7 31 10 3 1 6 2 9 2 22 6 40 13 55 21 14 8 26 18 34 31 9 12 13 27 13 45 0 19-5 35-16 50-10 14-25 26-43 34-19 8-40 12-64 12-21 0-40-2-58-7-18-6-34-14-46-24v-76zM6272 345c-6 3-12 5-19 6-6 1-12 2-19 2-16 0-28-4-37-12s-13-21-13-36v-128c0-14-3-24-9-31s-14-11-26-11c-11 0-19 4-25 10-7 7-10 16-10 28v26h-42c-5-2-8-6-11-11-2-5-3-10-3-16 0-10 4-20 12-29s19-16 33-21c13-5 29-8 46-8 20 0 37 4 51 10 15 6 26 15 33 27 8 13 12 27 12 44v107c0 5 1 9 2 12 2 3 5 5 8 7 4 1 9 2 17 3zM6194 308c-11 16-23 28-36 35-14 8-28 11-45 11-12 0-22-2-32-7-9-5-16-12-21-21-6-9-8-19-8-30 0-16 5-30 15-41 11-11 26-20 47-25l87-25v20l-58 18c-11 4-19 9-24 15s-8 14-8 25c0 6 2 11 4 16 3 5 7 9 12 12 6 3 11 4 17 4 9 0 18-2 26-7 9-5 17-11 24-19zM6277 133c12-5 21-9 29-14 7-4 13-10 19-18 6-7 11-16 15-28h27v85h-90zM6367 288c0 8 2 14 7 19 4 5 10 9 19 11 9 3 20 5 33 5v22c-8 3-17 5-26 7-9 1-17 2-25 2-22 0-38-5-50-16s-18-27-18-47v-151h60zM6421 158h-76v-38h76zM6513 185l-67-27v-17l67-27h21zM6534 275c0 13 3 22 8 28 7 6 16 9 28 9 7 0 14-2 22-5 8-2 15-6 22-11s14-11 19-17v17c-7 12-16 22-27 31-10 8-21 15-33 20-11 5-22 7-33 7-22 0-39-6-50-17-12-12-18-29-18-51v-134l62-38zM6657 185l-67-27v-17l67-27h21zM6678 290c0 5 0 9 2 12s4 5 9 7c4 2 9 3 16 3v22l-67 19h-21v-201l61-38zM6791 185l-67-27v-17l67-27h21zM6812 306c0 5 1 8 3 11s5 5 10 7c4 1 10 3 18 3v22h-119v-22c7 0 13-2 16-3 4-2 7-4 8-6 2-3 3-6 3-11v-157l61-36zM6804 194c9-17 17-31 24-42s14-20 22-27c7-7 15-11 22-11 3 0 6 1 9 2s5 3 7 5v55h-12c-12 0-21 1-29 4-9 2-16 6-22 11-7 5-14 13-21 22zM7128 345c-6 3-12 5-19 6-6 1-12 2-18 2-17 0-29-4-38-12-8-8-13-21-13-36v-128c0-14-3-24-8-31-6-7-15-11-27-11-11 0-19 4-25 10-7 7-10 16-10 28v26h-42c-4-2-8-6-10-11-3-5-4-10-4-16 0-10 4-20 12-29s19-16 33-21 29-8 46-8c20 0 37 4 51 10 15 6 26 15 34 27 7 13 11 27 11 44v107c0 5 1 9 2 12 2 3 5 5 9 7 3 1 9 2 16 3zM7050 308c-10 16-22 28-36 35-13 8-28 11-45 11-11 0-22-2-32-7-9-5-16-12-21-21s-8-19-8-30c0-16 5-30 16-41 10-11 25-20 46-25l87-25v20l-57 18c-12 4-20 9-25 15s-7 14-7 25c0 6 1 11 4 16 2 5 6 9 12 12 5 3 10 4 17 4 9 0 17-2 26-7s16-11 23-19zM7133 133c12-5 22-9 29-14 7-4 14-10 19-18 6-7 11-16 16-28h27v85h-91zM7224 288c0 8 2 14 6 19s11 9 19 11c9 3 20 5 34 5v22c-9 3-18 5-27 7-9 1-17 2-25 2-21 0-38-5-50-16s-17-27-17-47v-151h60zM7278 158h-77v-38h77zM7323 62c0-7 2-14 5-19 4-6 8-11 14-14s13-5 20-5 13 2 19 5 11 8 14 14c3 5 5 12 5 19s-2 14-5 20c-3 5-8 10-14 13-6 4-12 5-20 5-7 0-13-1-19-5-6-3-10-8-14-13-3-6-5-13-5-20zM7374 185l-68-27v-17l68-27h20zM7394 307c0 5 1 8 2 11 2 2 5 4 8 5 4 2 10 3 17 4v22h-115v-22c7-1 13-2 16-4 4-1 7-3 9-5 1-3 2-6 2-11v-157l61-36zM7552 354c-21 0-40-5-57-14-17-10-30-23-39-41-9-17-14-37-14-59 0-23 5-44 15-63s24-34 41-45c18-12 36-18 57-18s40 5 57 15c16 10 29 24 38 42 10 17 15 36 15 58 0 23-5 44-16 63-10 19-23 34-41 46-17 11-36 16-56 16zM7556 331c10 0 19-3 26-10 6-6 11-16 14-30 4-13 5-30 5-50s-2-38-6-54c-4-15-10-28-18-36-7-9-16-13-26-13s-19 3-26 10c-6 7-12 17-15 30s-5 30-5 49c0 21 2 39 6 55s10 28 18 36c8 9 17 13 27 13zM7774 114l-20 71-67-27v-17l67-27zM7687 327c7 0 12-2 16-3 4-2 7-4 8-6 2-3 3-6 3-11v-157l60-36v193c0 5 1 8 3 11 1 2 4 4 8 6 4 1 9 3 16 3v22h-114zM7831 327c7 0 12-2 16-3 4-2 7-4 8-6 2-3 3-6 3-11v-113c0-13-3-22-9-28s-15-9-27-9c-7 0-14 1-22 4s-16 7-23 12-13 11-19 18v-19c8-11 17-21 27-29 11-9 22-16 33-21s23-8 34-8c21 0 38 6 49 18 12 12 18 29 18 51v124c0 5 1 8 2 11 2 2 5 4 8 6 4 1 10 3 17 3v22h-115zM8068 208c0-29 4-56 14-82 9-27 21-50 35-70 15-21 31-39 49-56h27c-23 33-41 67-54 102-12 36-18 71-18 106s6 71 18 105c13 35 31 69 54 102h-27c-18-16-34-35-49-55-14-21-26-44-35-70-10-25-14-53-14-82z">
          <text:p/>
        </draw:path>
        <draw:frame draw:style-name="gr5" draw:text-style-name="P6" draw:layer="layout" svg:width="0.532cm" svg:height="0.507cm" svg:x="9.212cm" svg:y="6.426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494cm" svg:height="0.414cm" svg:x="9.842cm" svg:y="6.478cm" svg:viewBox="0 0 2495 415" svg:d="M254 136c-3-16-9-30-16-41s-17-19-29-24c-11-5-24-8-40-8-20 0-38 5-53 16-15 10-27 25-35 44-8 20-12 43-12 69 0 28 4 51 13 72 8 20 21 36 36 47s33 16 53 16c14 0 26-2 37-7 10-6 20-14 29-26s18-28 26-48h24l-14 79c-13 8-29 16-48 22-19 5-39 7-59 7-32 0-61-6-86-20-25-13-45-31-59-54s-21-50-21-79c0-31 7-59 21-84 15-25 34-45 59-59 26-14 54-21 85-21 22 0 42 3 62 8s37 12 50 20v71zM424 354c-21 0-40-5-56-14-17-11-30-24-40-42-9-17-13-37-13-59 0-23 5-44 14-63 11-19 24-34 42-45 17-12 36-18 57-18s40 5 56 15c17 10 30 24 39 42 9 17 14 36 14 58 0 23-5 44-15 63s-24 34-41 47c-17 11-36 16-57 16zM429 330c10 0 18-3 25-10 7-6 12-16 15-30 3-13 5-30 5-50s-2-38-7-54c-4-15-10-28-17-36-8-9-17-13-27-13s-18 3-25 10-12 17-16 30c-3 13-5 30-5 49 0 21 2 39 7 55 4 16 10 28 18 36 8 9 17 13 27 13zM647 113l-20 71-68-27v-17l68-27zM559 326c7 0 13-2 16-3 4-2 7-4 9-6 1-3 2-6 2-11v-157l61-36v193c0 5 1 8 2 11 2 2 5 4 8 6 4 1 10 3 17 3v23h-115zM704 326c7 0 12-2 16-3 4-2 7-4 8-6 2-3 3-6 3-11v-113c0-13-3-22-10-28-6-6-14-9-27-9-7 0-14 1-22 4-7 3-15 7-22 12s-13 11-19 18v-19c7-11 16-21 26-29 11-9 22-16 34-21 11-5 22-8 33-8 22 0 38 6 50 18 11 12 17 29 17 51v124c0 5 1 8 3 11 1 2 4 4 8 6 4 1 9 3 16 3v23h-114zM843 326c7 0 12-2 16-3 4-2 7-4 8-6 2-3 3-6 3-11v-187c0-18 5-35 16-49 10-14 25-25 44-33 20-8 42-12 67-12 20 0 37 2 52 6 14 4 26 9 34 16s12 16 12 26c0 5-2 10-5 14s-7 8-12 10h-50v-13c0-13-3-22-10-29-6-7-16-10-28-10-13 0-23 3-32 8-9 6-16 15-21 26-4 11-7 24-7 39v187c0 5 1 8 3 11 3 3 6 5 11 7 5 1 11 3 19 3v23h-120zM840 131c14-4 25-9 35-15s19-15 29-26h20v67h-84zM1069 157h-161v-38h161zM1001 326c7-1 13-2 16-4 4-1 7-3 9-5 1-3 2-6 2-11v-187l41-6h20v193c0 5 1 8 2 11 2 2 5 4 8 5 4 2 10 3 17 4v23h-115zM1204 184l-67-27v-17l67-27h21zM1225 305c0 5 0 8 2 11 3 3 6 5 10 7 5 1 11 3 19 3v23h-119v-23c7 0 12-2 16-3 4-2 7-4 8-6 2-3 3-6 3-11v-157l61-36zM1217 193c9-17 17-31 24-42s14-20 22-27c7-7 14-11 22-11 3 0 6 1 9 2 2 1 5 3 7 5v55h-12c-12 0-22 1-30 4-8 2-15 6-22 11-6 5-13 13-20 22zM1409 113l-20 71-69-27v-17l69-27zM1320 326c7 0 13-2 16-3 4-2 7-4 9-6 1-3 2-6 2-11v-157l62-36v193c0 5 1 8 2 11 2 2 5 4 9 6 4 1 9 3 16 3v23h-116zM1462 326c7 0 12-2 16-3 4-2 7-4 8-6 2-3 3-6 3-11v-115c0-12-3-20-9-26s-15-9-26-9c-7 0-15 1-22 4-8 3-15 7-22 11-7 5-13 11-18 17v-18c7-11 16-21 26-30 11-8 21-15 32-19 12-5 23-8 33-8 22 0 38 6 50 18 11 11 17 28 17 49v126c0 5 0 8 2 11 2 2 4 4 8 6 4 1 10 3 17 3v23h-115zM1602 326c7 0 13-2 17-3 4-2 6-4 8-6 2-3 3-6 3-11v-115c0-12-3-20-9-26s-15-9-27-9c-7 0-14 1-22 4-7 3-14 7-21 11-7 5-13 11-19 17v-18c8-11 17-21 26-30 11-8 22-15 33-19 11-5 22-8 32-8 22 0 39 6 50 18 11 11 17 28 17 49v126c0 5 0 8 2 11 2 2 5 4 9 6 4 1 9 3 16 3v23h-115zM1946 289c-10 22-23 38-40 49-16 11-35 16-57 16s-41-5-58-14c-17-11-31-24-40-41-9-18-14-37-14-59 0-24 5-45 15-64 10-20 24-35 42-46 17-11 37-17 58-17 18 0 34 5 48 13 14 7 24 18 32 33 7 14 11 30 11 49v15h-161v-22l112-3-7 10c0-15-2-28-5-38-3-11-8-19-14-24-6-6-13-8-21-8-11 0-20 3-28 10s-14 17-18 29c-4 13-7 28-7 45s3 32 9 45c6 12 14 22 25 28 11 7 24 10 39 10 13 0 24-2 35-7s21-12 31-22zM2172 106l-67-32v-17l67-32h21zM2193 289c0 5 1 9 2 12 2 3 5 5 8 7 4 2 10 3 17 3v22l-67 20h-21v-291l61-37zM2153 176c-9-13-17-21-26-27-8-5-17-7-28-7-14 0-25 3-35 11s-17 18-23 32c-5 13-7 29-7 47 0 17 2 32 6 45 5 12 12 21 21 28 8 6 19 10 32 10 7 0 15-2 23-5 8-4 15-8 22-15 7-6 13-14 17-23l5 16c-7 14-15 26-25 36s-20 18-32 23-24 7-37 7c-18 0-34-4-49-14-14-10-26-23-34-40-9-16-13-34-13-54 0-26 5-49 16-69 10-20 24-35 43-46 18-12 40-18 64-18 14 0 28 3 41 9 14 5 26 12 35 21zM2369 207c0 29-5 57-14 82-9 26-21 50-36 71-15 20-31 39-48 55h-28c24-33 42-67 54-103 12-34 18-70 18-105s-6-70-18-105-30-69-54-102h28c17 17 33 35 48 56 15 20 27 43 36 69s14 53 14 82zM2417 170c0-7 1-14 5-20 3-6 8-11 14-14 6-4 13-5 20-5s13 1 19 5 11 9 14 14c4 6 6 13 6 20s-2 14-6 20c-3 5-8 10-14 14-6 3-12 5-19 5s-14-2-20-5c-6-4-11-9-14-14-4-7-5-13-5-20zM2417 312c0-7 1-13 5-19 3-7 8-11 14-15 6-3 13-5 20-5s13 2 19 5c6 4 11 8 14 15 4 6 6 12 6 19s-2 14-6 20c-3 7-8 12-14 15s-12 5-19 5-14-2-20-5-11-8-14-15c-4-6-5-13-5-20z">
          <text:p/>
        </draw:path>
        <draw:frame draw:style-name="gr2" draw:text-style-name="P3" draw:layer="layout" svg:width="4.536cm" svg:height="0.577cm" svg:x="0.988cm" svg:y="5.421cm">
          <draw:text-box>
            <text:p text:style-name="P2"><text:span text:style-name="T1">monoto</text:span><text:span text:style-name="T1">nic, zero </text:span><text:span text:style-name="T1">noise.</text:span></text:p>
          </draw:text-box>
        </draw:frame>
        <draw:frame draw:style-name="gr2" draw:text-style-name="P3" draw:layer="layout" svg:width="7.681cm" svg:height="0.577cm" svg:x="12.353cm" svg:y="6.374cm">
          <draw:text-box>
            <text:p text:style-name="P2"><text:span text:style-name="T1"><text:s/></text:span><text:span text:style-name="T1">Three </text:span><text:span text:style-name="T1">simultan</text:span><text:span text:style-name="T1">eous </text:span><text:span text:style-name="T1">emotion</text:span><text:span text:style-name="T1">al </text:span><text:span text:style-name="T1">signals</text:span></text:p>
          </draw:text-box>
        </draw:frame>
        <draw:frame draw:style-name="gr2" draw:text-style-name="P3" draw:layer="layout" svg:width="18.76cm" svg:height="0.577cm" svg:x="0.988cm" svg:y="7.009cm">
          <draw:text-box>
            <text:p text:style-name="P2"><text:span text:style-name="T1">produce </text:span><text:span text:style-name="T1">zero net </text:span><text:span text:style-name="T1">eﬀect. </text:span><text:span text:style-name="T1">Single </text:span><text:span text:style-name="T1">clear </text:span><text:span text:style-name="T1">emotion</text:span><text:span text:style-name="T1">al </text:span><text:span text:style-name="T1">signals </text:span><text:span text:style-name="T1">outperfo</text:span><text:span text:style-name="T1">rm </text:span><text:span text:style-name="T1">complex </text:span><text:span text:style-name="T1">combina</text:span><text:span text:style-name="T1">tions. </text:span><text:span text:style-name="T1">The</text:span></text:p>
          </draw:text-box>
        </draw:frame>
        <draw:path draw:style-name="gr1" draw:text-style-name="P1" draw:layer="layout" svg:width="8.923cm" svg:height="0.454cm" svg:x="1.005cm" svg:y="8.701cm" svg:viewBox="0 0 8924 455" svg:d="M254 136c-3-17-9-30-16-41s-17-19-29-24c-11-6-24-9-40-9-21 0-38 6-53 16-15 11-27 25-35 45-8 19-12 43-12 70s4 51 12 71c9 21 21 36 37 47 15 11 33 17 53 17 14 0 26-3 37-8 10-5 20-14 29-26 9-11 18-27 26-48h24l-14 79c-13 9-29 16-48 21s-39 8-59 8c-32 0-61-7-86-20-25-12-45-30-59-54-14-23-21-49-21-79 0-31 7-60 21-85 15-25 34-44 59-58 26-14 54-21 85-21 22 0 42 3 62 8 20 4 37 11 50 19v72zM424 354c-21 0-40-5-57-15-16-9-29-23-39-40-9-18-13-38-13-60 0-23 4-44 14-63 11-19 24-35 42-46 17-11 36-17 57-17s40 5 56 15c17 10 30 24 39 42s14 37 14 59c0 23-5 43-15 62-10 20-24 35-41 46s-36 17-57 17zM429 331c10 0 18-4 25-10 7-7 12-17 15-30 3-14 5-30 5-50 0-21-2-39-7-54-4-16-10-28-17-38-8-8-17-13-27-13s-18 4-25 11-12 17-16 30c-3 14-5 30-5 50 0 21 2 39 6 55 5 15 11 28 19 36s17 13 27 13zM647 113l-20 72-68-27v-18l68-27zM559 327c7-1 13-2 16-4 4-1 7-3 9-6 1-2 2-6 2-10v-158l61-36v194c0 4 1 8 2 10 2 3 5 5 8 6 4 2 10 3 17 4v21h-115zM704 327c7-1 12-2 16-4 4-1 6-3 8-6 2-2 3-6 3-10v-114c0-12-3-21-10-27-6-6-15-10-27-10-7 0-14 2-22 5-7 3-15 7-22 12s-14 10-19 17v-18c7-11 16-22 26-31 11-9 22-15 33-20 12-5 23-8 34-8 22 0 38 6 50 18 11 11 17 29 17 51v125c0 4 1 8 3 10 1 3 4 5 8 6 4 2 9 3 16 4v21h-114zM1041 290c-9 21-21 36-37 47s-35 17-57 17c-21 0-40-5-57-15-16-9-29-23-39-40-9-18-14-37-14-59 0-24 5-46 15-65 11-19 25-35 42-45 18-11 38-17 60-17 15 0 30 3 42 8 13 5 23 12 30 21s11 20 11 31c0 5-2 11-4 15-3 5-7 8-11 11h-39v-12c0-16-3-28-9-37-7-8-16-13-27-13s-20 4-27 10c-8 8-14 17-19 29-4 12-6 27-6 43 0 17 3 32 9 45s14 23 25 31c11 7 23 10 37 10 12 0 23-2 32-7 10-5 20-12 29-21zM1125 105l-67-32v-16l67-33h20zM1145 307c0 4 1 8 2 10 2 3 5 5 9 6 4 2 9 3 16 4v21h-114v-21c6-1 12-2 16-4 4-1 6-3 8-6 2-2 3-6 3-10v-247l60-36zM1256 185l-66-27v-18l66-27h21zM1277 275c0 12 3 21 9 27s15 9 28 9c7 0 14-1 22-4 7-3 15-7 22-12s13-10 19-17v18c-7 11-16 21-27 30-10 9-21 16-33 21-12 4-23 7-33 7-22 0-39-6-51-18-11-12-17-29-17-51v-135l61-37zM1401 185l-68-27v-18l68-27h20zM1421 290c0 5 1 9 2 11 2 3 5 6 9 8 4 1 9 2 16 3v21l-67 20h-21v-203l61-37zM1497 272c6 19 13 34 23 44 10 9 22 14 36 14 9 0 17-1 23-4 7-3 12-7 15-11 4-5 6-11 6-18 0-6-2-11-4-15-3-5-7-9-14-12-6-3-14-6-24-9-4-1-8-2-12-3-18-4-32-9-44-16-11-6-19-13-24-22-6-9-8-20-8-33 0-14 4-27 11-39 8-11 19-19 32-26 14-6 30-9 48-9 16 0 31 2 44 6 13 3 25 8 36 15v54h-28c-4-16-11-29-20-38s-20-13-33-13c-8 0-14 1-20 4-6 2-10 5-13 10s-4 10-4 16 1 11 4 15 8 8 15 11c6 3 16 6 28 9 20 5 37 10 49 16s21 14 26 24c6 9 8 21 8 35 0 15-4 29-12 40-7 12-19 21-33 27-15 7-32 10-52 10-16 0-32-2-48-6-15-5-28-11-38-19v-57zM1695 61c0-7 2-13 5-19 3-5 8-10 14-13 6-4 12-6 20-6 7 0 13 2 19 6 6 3 11 8 14 13 3 6 5 12 5 20 0 7-2 13-5 19s-8 10-14 14c-6 3-12 5-20 5-7 0-13-2-19-5-6-4-11-8-14-14s-5-12-5-20zM1745 185l-67-27v-18l67-27h21zM1766 307c0 4 0 8 2 10 2 3 4 5 8 6s10 3 17 4v21h-115v-21c7-1 12-3 16-4s7-3 8-6c2-2 3-6 3-10v-158l61-36zM1924 354c-21 0-40-5-57-15-17-9-30-23-39-40-10-18-14-38-14-60 0-23 5-44 15-63s24-35 41-46 36-17 57-17 40 5 57 15c16 10 29 24 38 42 10 18 15 37 15 59 0 23-6 43-16 62-10 20-23 35-41 46-17 11-36 17-56 17zM1928 331c10 0 19-4 25-10 7-7 12-17 15-30 3-14 5-30 5-50 0-21-2-39-6-54-5-16-10-28-18-38-8-8-16-13-27-13-9 0-18 4-25 11s-12 17-15 30c-4 14-5 30-5 50 0 21 2 39 6 55 4 15 10 28 18 36s17 13 27 13zM2146 113l-20 72-67-27v-18l67-27zM2059 327c6-1 12-2 16-4 4-1 6-3 8-6 2-2 3-6 3-10v-158l60-36v194c0 4 1 8 2 10 2 3 5 5 9 6 4 2 9 3 16 4v21h-114zM2203 327c7-1 12-2 16-4 4-1 7-3 8-6 2-2 3-6 3-10v-114c0-12-3-21-9-27s-15-10-27-10c-7 0-15 2-22 5-8 3-16 7-23 12s-13 10-19 17v-18c8-11 16-22 27-31 10-9 21-15 33-20 11-5 22-8 33-8 22 0 39 6 50 18 12 11 18 29 18 51v125c0 4 0 8 2 10 2 3 4 5 8 6 4 2 10 3 17 4v21h-115zM2445 348l151-251 2 3h-178v-58h217v25l-125 281zM2748 223v-46h386v46zM3313 294c0 8 1 14 3 18 2 5 6 8 11 10 6 3 14 4 23 4v22h-108v-22c9 0 17-1 22-4 6-2 10-5 12-10 2-4 3-10 3-18v-198c0-7-1-13-3-18-2-4-6-7-12-10-5-2-13-3-22-4v-22h111l-40 44zM3457 292l-13 57h-33l-104-249v-58h46zM3434 292l104-250h10v58l-104 249h-33zM3647 64c-10 1-18 3-23 5s-9 5-11 9c-2 5-4 11-4 18v198c0 8 2 14 4 18 2 5 6 8 11 10 5 3 13 4 23 4v22h-142v-22c10 0 17-1 23-4 5-2 9-5 11-10 3-4 4-10 4-18v-208l-5-44h109zM3780 354c-21 0-40-5-57-15-17-9-30-23-39-40-9-18-14-38-14-60 0-23 5-44 15-63s24-35 41-46c18-11 36-17 57-17s40 5 57 15c16 10 29 24 38 42 10 18 15 37 15 59 0 23-5 43-16 62-10 20-23 35-40 46-18 11-37 17-57 17zM3784 331c10 0 19-4 26-10 6-7 11-17 14-30 4-14 5-30 5-50 0-21-2-39-6-54-4-16-10-28-18-38-7-8-16-13-26-13s-19 4-26 11c-6 7-12 17-15 30-3 14-5 30-5 50 0 21 2 39 6 55 4 15 10 28 18 36s17 13 27 13zM4123 105l-67-32v-16l67-33h21zM4144 290c0 5 1 9 2 11 2 3 5 6 9 8 4 1 9 2 16 3v21l-67 20h-20v-291l60-38zM4104 176c-8-12-17-21-25-27-9-5-18-8-29-8-13 0-25 4-35 13-9 7-17 18-22 31-6 14-8 30-8 48 0 17 2 32 6 44 5 12 12 22 21 28 9 7 19 10 32 10 8 0 15-1 23-5 8-3 15-8 22-14 7-7 13-14 18-23l5 15c-7 14-16 27-26 37-9 9-20 17-32 22-12 4-24 7-37 7-18 0-34-5-49-14-14-10-25-23-34-39-8-17-13-35-13-55 0-25 6-48 16-68s24-37 43-48 40-17 64-17c15 0 28 3 42 8 13 5 25 13 34 22zM4400 290c-10 21-23 37-40 48-16 10-35 16-57 16s-41-5-59-15c-16-9-30-22-39-40-9-17-14-37-14-59 0-23 5-45 15-64s24-35 42-46c17-11 37-17 58-17 18 0 34 4 48 12 13 8 24 19 32 34 7 14 11 31 11 49v16h-161v-23l112-3-7 11c0-16-2-28-5-39-3-10-8-19-14-25-6-5-13-8-21-8-11 0-20 4-28 11-8 8-14 18-18 30s-7 27-7 44c0 18 3 33 9 45 6 13 14 22 25 29 11 6 24 10 39 10 12 0 24-3 35-7 11-5 21-12 31-22zM4491 105l-67-32v-16l67-33h21zM4512 307c0 4 0 8 2 10 2 3 5 5 8 6 4 2 10 3 17 4v21h-115v-21c7-1 12-2 16-4 4-1 7-3 8-6 2-2 3-6 3-10v-247l61-36zM4898 136c-3-17-9-30-16-41s-17-19-29-24c-11-6-24-9-40-9-21 0-38 6-53 16-15 11-27 25-35 45-8 19-12 43-12 70s4 51 13 71c8 21 20 36 36 47 15 11 33 17 53 17 14 0 26-3 37-8 10-5 20-14 29-26 9-11 18-27 26-48h24l-14 79c-13 9-29 16-48 21s-39 8-59 8c-32 0-61-7-86-20-25-12-45-30-59-54-14-23-21-49-21-79 0-31 7-60 21-85 15-25 34-44 59-58 26-14 54-21 85-21 22 0 42 3 62 8 20 4 37 11 50 19v72zM5179 345c-6 3-12 4-19 5-6 2-12 3-18 3-17 0-29-4-38-12-8-9-13-21-13-37v-128c0-13-3-25-8-32-6-6-15-10-27-10-11 0-19 3-25 10-7 6-10 17-10 28v27h-42c-4-3-8-6-11-11-2-5-3-11-3-16 0-11 4-22 12-30 8-9 19-16 33-21s29-8 46-8c20 0 37 3 51 9 15 7 26 16 33 28 8 13 12 28 12 44v108c0 5 1 9 2 12 2 2 5 4 8 6 4 2 10 3 17 3zM5101 308c-11 15-23 27-36 35-13 7-28 11-45 11-12 0-22-3-32-7-9-5-16-13-21-21-5-9-8-19-8-30 0-17 5-30 16-41 10-12 25-20 46-26l87-25v21l-57 17c-12 4-20 9-25 15-5 7-7 15-7 25 0 6 1 12 3 17 3 4 7 8 13 11 5 3 10 5 17 5 9 0 17-3 26-8 8-4 16-11 23-19zM5260 185l-67-27v-18l67-27h21zM5281 408c0 5 1 8 2 11 2 2 5 4 8 6 4 1 10 3 17 4v21h-115v-21c7-1 12-3 16-4 4-2 7-4 8-6 2-3 3-6 3-11v-259l61-36zM5252 180c7-14 16-26 26-37 9-10 20-17 32-22 11-5 24-8 36-8 18 0 35 5 50 14 14 10 26 23 34 40s12 35 12 54c0 27-5 50-15 70s-24 35-43 46-40 17-64 17c-14 0-28-3-42-8s-25-13-34-22l15-33c9 13 18 22 26 27 9 5 18 8 29 8 13 0 25-4 35-11 10-8 17-18 22-32 6-14 9-30 9-48 0-17-3-32-8-44-4-12-11-22-20-28-9-7-20-10-32-10-7 0-15 2-23 5s-15 8-22 14c-7 7-13 14-18 23zM5692 345c-6 3-12 4-19 5-6 2-12 3-19 3-16 0-28-4-37-12-9-9-13-21-13-37v-128c0-13-3-25-9-32-5-6-14-10-26-10-11 0-19 3-25 10-7 6-10 17-10 28v27h-42c-5-3-8-6-11-11-2-5-3-11-3-16 0-11 4-22 12-30 8-9 19-16 33-21s29-8 46-8c20 0 37 3 51 9 15 7 26 16 33 28 8 13 12 28 12 44v108c0 5 1 9 2 12 2 2 5 4 8 6 4 2 9 3 17 3zM5614 308c-11 15-23 27-36 35-13 7-28 11-45 11-12 0-22-3-32-7-9-5-16-13-21-21-6-9-8-19-8-30 0-17 5-30 15-41 11-12 26-20 47-26l87-25v21l-57 17c-12 4-20 9-25 15-5 7-7 15-7 25 0 6 1 12 3 17 3 4 7 8 13 11 5 3 10 5 17 5 8 0 17-3 26-8 8-4 16-11 23-19zM5909 290c-9 21-21 36-37 47s-35 17-57 17c-21 0-40-5-57-15-16-9-29-23-39-40-9-18-13-37-13-59 0-24 5-46 14-65 11-19 25-35 42-45 18-11 38-17 60-17 16 0 30 3 42 8 13 5 23 12 30 21s11 20 11 31c0 5-1 11-4 15-3 5-7 8-11 11h-39v-12c0-16-3-28-9-37-7-8-15-13-27-13-10 0-20 4-27 10-8 8-14 17-18 29-5 12-7 27-7 43 0 17 3 32 9 45s14 23 25 31c11 7 23 10 38 10 11 0 22-2 32-7 9-5 19-12 28-21zM5947 61c0-7 1-13 5-19 3-5 7-10 13-13 6-4 13-6 20-6s14 2 19 6c6 3 11 8 14 13 4 6 5 12 5 20 0 7-1 13-5 19-3 6-8 10-14 14-5 3-12 5-19 5s-14-2-20-5c-6-4-10-8-13-14-4-6-5-12-5-20zM5997 185l-67-27v-18l67-27h20zM6017 307c0 4 1 8 2 10 2 3 5 5 9 6s9 3 16 4v21h-114v-21c6-1 12-3 16-4 3-1 6-3 8-6 2-2 3-6 3-10v-158l60-36zM6059 131c11-4 21-9 28-13 8-5 14-11 20-18 5-7 10-16 15-27h27v85h-90zM6149 288c0 7 2 14 6 18 5 5 11 9 20 12 8 3 19 4 33 5v21c-9 3-17 5-26 7s-18 3-26 3c-21 0-38-6-49-17-12-11-18-26-18-47v-152h60zM6203 158h-76v-39h76zM6348 140c-10 1-17 3-21 5s-7 5-7 10c-1 4 1 9 4 16l50 123h-12l47-123c3-7 4-12 4-16 0-5-3-8-7-10s-11-4-20-5v-21h85v21c-7 2-13 4-17 6-3 2-6 6-9 13l-81 192h-26l-88-192c-2-5-5-10-9-13-3-2-8-4-16-6v-21h123zM6255 397c16 0 28-2 38-5s19-9 26-17 14-19 20-33l25 9c-9 23-18 43-27 58s-19 26-30 34-23 12-37 12c-6 0-13-1-20-4-6-2-11-5-14-8v-46zM6660 69c-15 0-28 2-37 5-9 4-16 10-22 18-6 9-10 21-14 36h-23v-86h129v27zM6824 128c-4-15-9-27-14-36-6-8-13-14-22-18-10-3-22-5-37-5h-33v-27h129v86zM6634 326c10-1 18-2 23-4s9-5 12-10c2-4 3-10 3-17v-253h67v253c0 7 1 13 3 17 2 5 6 8 11 10 6 2 14 3 24 4v22h-143zM6935 105l-67-32v-16l67-33h20zM6955 307c0 4 1 8 2 10 2 3 5 5 9 6 4 2 9 3 16 4v21h-114v-21c6-1 12-2 16-4 4-1 6-3 8-6 2-2 3-6 3-10v-247l60-36zM6939 172c8-11 16-22 27-31 10-9 21-15 33-20 11-5 22-8 33-8 22 0 39 6 50 18 12 11 18 29 18 51v125c0 4 0 8 2 10 2 3 4 5 8 6 4 2 10 3 17 4v21h-115v-21c7-1 12-2 16-4 4-1 7-3 8-6 2-2 3-6 3-10v-114c0-12-3-21-9-27s-15-10-27-10c-7 0-15 2-22 5-8 3-16 7-23 12s-13 10-19 17zM7217 185l-67-27v-18l67-27h21zM7238 305c0 5 1 9 3 12 2 2 5 5 10 6 4 2 10 3 18 4v21h-119v-21c7-1 12-2 16-4 4-1 7-3 8-6 2-2 3-6 3-10v-158l61-36zM7230 194c9-17 17-32 24-44 7-11 14-20 22-27 7-6 14-10 22-10 3 0 6 1 9 2s5 2 7 4v56h-12c-12 0-21 2-29 4-9 2-16 6-22 12-7 5-14 12-21 21zM7539 290c-10 21-23 37-40 48-16 10-35 16-56 16-22 0-42-5-59-15-17-9-31-22-40-40-9-17-14-37-14-59 0-23 5-45 15-64s24-35 42-46 37-17 58-17c18 0 34 4 48 12s24 19 32 34c7 14 11 31 11 49v16h-161v-23l112-3-7 11c0-16-2-28-5-39-3-10-7-19-14-25-6-5-13-8-21-8-11 0-20 4-28 11-7 8-14 18-18 30s-7 27-7 44c0 18 3 33 9 45 6 13 14 22 25 29 11 6 24 10 39 10 13 0 24-3 35-7 11-5 21-12 31-22zM7593 272c5 19 13 34 23 44 10 9 22 14 36 14 9 0 16-1 23-4 6-3 11-7 15-11 4-5 6-11 6-18 0-6-2-11-5-15-2-5-7-9-13-12s-14-6-25-9c-4-1-7-2-11-3-18-4-33-9-44-16-11-6-19-13-25-22-5-9-7-20-7-33 0-14 3-27 11-39 8-11 18-19 32-26 14-6 30-9 47-9s31 2 45 6c13 3 25 8 35 15v54h-27c-4-16-11-29-20-38s-20-13-34-13c-7 0-14 1-19 4-6 2-10 5-13 10s-5 10-5 16 2 11 5 15 8 8 14 11c7 3 16 6 28 9 21 5 37 10 49 16s21 14 27 24c5 9 8 21 8 35 0 15-4 29-12 40-8 12-19 21-34 27-14 7-32 10-51 10-17 0-32-2-48-6-15-5-28-11-38-19v-57zM7841 105l-67-32v-16l67-33h20zM7861 307c0 4 1 8 3 10 1 3 4 5 8 6 4 2 9 3 16 4v21h-114v-21c7-1 12-2 16-4 4-1 6-3 8-6 2-2 3-6 3-10v-247l60-36zM7845 172c8-11 17-22 27-31s22-15 33-20 23-8 34-8c21 0 38 6 49 18 12 11 18 29 18 51v125c0 4 1 8 2 10 2 3 5 5 8 6 4 2 10 3 17 4v21h-115v-21c7-1 12-2 16-4 4-1 7-3 8-6 2-2 3-6 3-10v-114c0-12-3-21-9-27s-15-10-27-10c-7 0-15 2-22 5-8 3-16 7-23 12s-13 10-19 17zM8162 354c-21 0-40-5-57-15-17-9-30-23-39-40-9-18-14-38-14-60 0-23 5-44 15-63s24-35 41-46 36-17 57-17 40 5 57 15c16 10 29 24 38 42 10 18 15 37 15 59 0 23-6 43-16 62-10 20-23 35-41 46-17 11-36 17-56 17zM8166 331c10 0 19-4 25-10 7-7 12-17 15-30 4-14 5-30 5-50 0-21-2-39-6-54-4-16-10-28-18-38-7-8-16-13-26-13s-19 4-26 11c-6 7-12 17-15 30-4 14-5 30-5 50 0 21 2 39 6 55 4 15 10 28 18 36s17 13 27 13zM8362 105l-67-32v-16l67-33h21zM8383 307c0 4 0 8 2 10 2 3 4 5 8 6 4 2 10 3 17 4v21h-115v-21c7-1 12-2 16-4 4-1 7-3 8-6 2-2 3-6 3-10v-247l61-36zM8633 105l-67-32v-16l67-33h20zM8653 290c0 5 1 9 3 11 1 3 4 6 8 8 4 1 9 2 16 3v21l-67 20h-20v-291l60-38zM8614 176c-9-12-18-21-26-27-8-5-18-8-29-8-13 0-25 4-35 13-9 7-17 18-22 31-5 14-8 30-8 48 0 17 2 32 7 44 4 12 11 22 20 28 9 7 20 10 32 10 8 0 16-1 23-5 8-3 16-8 22-14 7-7 13-14 18-23l5 15c-7 14-15 27-25 37-10 9-21 17-32 22-12 4-24 7-37 7-18 0-35-5-49-14-15-10-26-23-35-39-8-17-12-35-12-55 0-25 5-48 15-68s25-37 43-48c19-11 40-17 65-17 14 0 28 3 41 8 14 5 25 13 35 22zM8798 208c0-29 5-58 14-83 9-26 21-49 36-70 14-20 30-39 48-55h28c-24 33-42 67-54 101-12 35-18 71-18 107 0 35 6 70 18 105s30 69 54 101h-28c-18-16-34-34-48-55-15-20-27-43-36-69s-14-53-14-82z">
          <text:p/>
        </draw:path>
        <draw:frame draw:style-name="gr5" draw:text-style-name="P6" draw:layer="layout" svg:width="0.532cm" svg:height="0.507cm" svg:x="9.948cm" svg:y="8.653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494cm" svg:height="0.413cm" svg:x="10.572cm" svg:y="8.701cm" svg:viewBox="0 0 2495 414" svg:d="M254 136c-3-17-8-30-16-41-7-11-17-19-28-24-12-6-25-9-41-9-20 0-38 6-53 16-15 11-27 25-35 45-8 19-12 42-12 70 0 27 4 51 13 71 9 21 21 36 36 47 16 11 33 17 54 17 14 0 26-3 36-8 11-5 20-14 29-26 9-11 18-27 27-48h23l-13 79c-14 9-30 16-49 21s-38 8-58 8c-33 0-61-7-87-20-25-12-45-30-59-54-14-23-21-49-21-79 0-32 7-60 22-85 14-25 34-44 59-58s53-21 85-21c21 0 41 3 61 8 20 4 37 11 50 19v72zM425 354c-21 0-40-5-57-15-17-9-30-23-39-40-10-18-14-38-14-60 0-23 5-44 15-64 10-19 24-34 41-45s36-17 57-17 40 5 57 15c16 10 29 24 38 41 10 19 15 38 15 60 0 23-6 43-16 62-10 20-23 35-41 46-17 11-36 17-56 17zM429 331c10 0 19-4 25-10 7-7 12-17 15-30 3-14 5-30 5-50 0-21-2-39-6-54-5-17-10-29-18-38-8-8-16-13-27-13-10 0-18 4-25 11-7 6-12 16-15 29-4 15-5 31-5 51 0 21 2 39 6 55 4 15 10 28 18 36s17 13 27 13zM647 113l-20 72-67-28v-17l67-27zM560 327c6-1 12-2 16-4 4-1 6-3 8-6 2-2 3-6 3-10v-158l60-36v194c0 4 1 8 2 10 3 3 6 5 10 6 4 2 9 3 16 4v21h-115zM705 327c7-1 12-2 16-4 4-1 7-3 8-6 2-2 3-6 3-10v-114c0-12-3-22-9-28s-15-10-27-10c-7 0-15 2-22 5-8 3-16 7-24 12-7 5-13 11-19 18v-19c8-11 16-21 28-30 10-9 21-15 33-20 11-5 22-8 33-8 22 0 39 6 50 18 12 11 18 28 18 51v125c0 4 0 8 2 10 2 3 4 5 8 6 4 2 10 3 17 4v21h-115zM844 327c7-1 13-2 16-4 4-1 7-3 9-6 1-2 2-6 2-10v-188c0-19 6-35 16-50 10-14 25-25 45-33 19-8 41-12 67-12 19 0 36 2 51 6s26 10 34 17 12 15 12 25c0 5-1 10-5 15-3 4-7 8-12 10h-49v-13c0-13-4-23-10-29-7-7-16-11-28-11-13 0-24 3-33 9s-16 14-20 25c-5 11-7 24-7 40v188c0 4 1 8 3 11 2 2 5 5 10 6 5 2 11 3 20 4v21h-121zM841 131c14-4 26-9 35-15 10-6 19-15 29-26h20v67h-84zM1070 157h-161v-38h161zM1003 327c7-1 12-3 16-4s6-3 8-6c2-2 3-6 3-10v-188l40-6h20v194c0 4 1 8 2 10 2 3 5 5 9 6s9 3 16 4v21h-114zM1205 185l-67-28v-17l67-27h21zM1226 305c0 5 1 9 3 12 2 2 5 5 10 6 4 2 10 3 18 4v21h-119v-21c7-1 12-2 16-4 4-1 7-3 8-6 2-2 3-6 3-10v-158l61-36zM1218 194c9-18 17-33 24-44s14-20 22-27c7-6 15-10 22-10 3 0 6 1 9 2s5 2 7 4v55h-12c-12 0-21 2-29 4-9 3-16 7-22 13-7 5-14 12-21 21zM1409 113l-20 72-67-28v-17l67-27zM1322 327c7-1 12-2 16-4 4-1 7-3 8-6 2-2 3-6 3-10v-158l60-36v194c0 4 1 8 3 10 1 3 4 5 8 6 4 2 9 3 16 4v21h-114zM1462 327c7-1 13-2 16-4 4-1 7-3 9-6 1-2 2-6 2-10v-116c0-11-3-21-8-27-6-6-15-9-27-9-7 0-14 2-22 5-7 2-15 6-21 11-7 5-14 11-19 17v-19c8-11 16-20 27-29 10-8 21-15 32-20s22-7 33-7c21 0 37 6 49 17 11 12 17 28 17 51v126c0 4 1 8 2 10 2 3 5 5 8 6 4 2 10 3 17 4v21h-115zM1602 327c8-1 13-2 17-4 4-1 7-3 8-6 2-2 3-6 3-10v-116c0-11-3-21-9-27s-15-9-27-9c-7 0-14 2-21 5-8 2-15 6-22 11s-13 11-19 17v-19c8-11 17-20 27-29 10-8 21-15 32-20 12-5 23-7 33-7 22 0 38 6 49 17 11 12 17 28 17 51v126c0 4 1 8 3 10 2 3 4 5 8 6 4 2 10 3 17 4v21h-116zM1946 290c-10 21-23 37-40 48-16 10-35 16-56 16-22 0-42-5-59-15-17-9-30-22-40-40-9-17-14-37-14-59 0-23 5-45 15-65 10-19 24-34 42-45s37-17 58-17c18 0 34 4 48 12s24 19 32 33 11 32 11 50v16h-161v-23l112-3-7 11c0-16-1-28-5-40-3-10-7-18-14-24-5-5-13-8-21-8-10 0-20 4-28 11-7 7-13 17-18 29-4 13-6 28-6 45 0 18 2 33 8 45 6 13 14 22 25 29 11 6 24 10 39 10 13 0 24-3 35-7 11-5 21-12 31-22zM2172 105l-67-32v-16l67-33h21zM2193 290c0 5 1 9 2 11 2 3 5 6 9 8 4 1 9 2 16 3v21l-67 20h-21v-291l61-38zM2153 175c-8-12-17-21-25-26-9-5-18-8-29-8-13 0-25 4-35 12-10 7-17 18-22 32-6 14-8 30-8 48 0 17 2 32 6 44 5 12 12 22 21 28 9 7 19 10 32 10 8 0 15-1 23-5 8-3 15-8 22-14 7-7 13-14 18-23l5 15c-7 14-16 27-26 37-9 9-20 17-32 22-12 4-24 7-37 7-18 0-34-5-49-14-14-10-25-23-34-39-8-17-13-35-13-55 0-25 6-48 16-69 10-20 24-36 43-47s40-17 64-17c15 0 28 3 42 8 13 5 25 13 34 22zM2369 208c0 29-5 56-14 82s-21 49-36 69c-14 21-31 39-48 55h-28c24-32 42-66 54-101s19-70 19-105c0-37-7-72-19-107-12-34-30-68-54-101h28c17 16 34 35 48 55 15 21 27 44 36 70 9 25 14 53 14 83zM2417 169c0-7 2-13 5-19 4-6 8-11 14-14 7-4 13-6 20-6s14 2 19 6c7 3 11 8 15 14 3 6 5 12 5 20 0 7-2 14-5 20-4 6-8 11-15 14-5 4-12 5-19 5s-13-1-20-5c-6-3-10-8-14-14-3-6-5-14-5-21zM2417 312c0-6 2-13 5-19 4-6 8-11 14-14 7-4 13-6 20-6s14 2 19 6c7 3 11 8 15 14 3 6 5 13 5 19 0 7-2 14-5 20-4 6-8 11-15 15-5 3-12 5-19 5s-13-2-20-5c-6-4-10-9-14-15-3-6-5-13-5-20z">
          <text:p/>
        </draw:path>
        <draw:frame draw:style-name="gr2" draw:text-style-name="P3" draw:layer="layout" svg:width="6.75cm" svg:height="0.577cm" svg:x="0.988cm" svg:y="7.644cm">
          <draw:text-box>
            <text:p text:style-name="P2"><text:span text:style-name="T1">Law of </text:span><text:span text:style-name="T1">Emotion</text:span><text:span text:style-name="T1">al </text:span><text:span text:style-name="T1">Simplicit</text:span><text:span text:style-name="T1">y holds.</text:span></text:p>
          </draw:text-box>
        </draw:frame>
        <draw:frame draw:style-name="gr2" draw:text-style-name="P3" draw:layer="layout" svg:width="6.428cm" svg:height="0.577cm" svg:x="13.083cm" svg:y="8.596cm">
          <draw:text-box>
            <text:p text:style-name="P2"><text:span text:style-name="T1"><text:s/></text:span><text:span text:style-name="T1">Eﬀects </text:span><text:span text:style-name="T1">require </text:span><text:span text:style-name="T1">70B+ </text:span><text:span text:style-name="T1">models. </text:span><text:span text:style-name="T1">4B</text:span></text:p>
          </draw:text-box>
        </draw:frame>
        <draw:frame draw:style-name="gr2" draw:text-style-name="P3" draw:layer="layout" svg:width="19.044cm" svg:height="0.577cm" svg:x="0.988cm" svg:y="9.231cm">
          <draw:text-box>
            <text:p text:style-name="P2"><text:span text:style-name="T1">models </text:span><text:span text:style-name="T1">show </text:span><text:span text:style-name="T1">correct </text:span><text:span text:style-name="T1">direction</text:span><text:span text:style-name="T1">al eﬀects </text:span><text:span text:style-name="T1">at </text:span><text:span text:style-name="T1">extreme</text:span><text:span text:style-name="T1">s but </text:span><text:span text:style-name="T1">cannot </text:span><text:span text:style-name="T1">sustain </text:span><text:span text:style-name="T1">reliable </text:span><text:span text:style-name="T1">modulati</text:span><text:span text:style-name="T1">on. The</text:span></text:p>
          </draw:text-box>
        </draw:frame>
        <draw:path draw:style-name="gr1" draw:text-style-name="P1" draw:layer="layout" svg:width="7.872cm" svg:height="0.428cm" svg:x="0.996cm" svg:y="10.947cm" svg:viewBox="0 0 7873 429" svg:d="M96 45c-15 0-28 2-37 6-9 3-17 9-23 18-5 8-10 20-13 36h-23v-86h129v26zM260 105c-4-16-9-28-15-36-5-9-13-15-22-18-9-4-21-6-37-6h-33v-26h129v86zM70 302c10-1 17-3 23-5 5-2 9-5 11-9s4-10 4-18v-251h66v251c0 8 1 14 4 18 2 4 6 7 11 9 6 2 13 4 23 5v22h-142zM371 82l-68-32v-17l68-32h20zM391 282c0 5 1 8 2 11 2 2 5 4 8 6 4 1 10 3 17 3v22h-115v-22c7 0 13-2 16-3 4-2 7-4 9-6 1-3 2-6 2-11v-245l61-36zM375 147c7-11 16-21 26-29 11-9 22-16 33-21 12-5 23-8 34-8 22 0 38 6 50 18 11 12 17 29 17 51v124c0 5 1 8 3 11 1 2 4 4 8 6 4 1 9 3 16 3v22h-114v-22c7 0 12-2 16-3 4-2 6-4 8-6 2-3 3-6 3-11v-113c0-13-3-22-10-28-6-6-15-9-27-9-7 0-14 1-22 4-7 3-15 7-22 12s-14 11-19 18zM791 265c-10 22-23 38-40 48-16 11-35 16-56 16-23 0-42-5-59-14-17-10-31-23-40-40-9-18-14-37-14-59 0-24 5-45 15-64 10-20 24-35 42-46 17-11 37-17 58-17 18 0 34 5 48 13 14 7 24 18 32 33 7 14 11 30 11 49v15h-161v-22l112-3-7 10c0-15-2-28-5-38-3-11-8-19-14-24-6-6-13-8-21-8-11 0-20 3-28 10s-14 17-18 29c-4 13-7 28-7 45s3 32 9 45c6 12 14 22 25 28 11 7 24 10 39 10 13 0 24-2 35-7s21-12 31-22zM1096 82l-67-32v-17l67-32h20zM1116 265c0 5 1 9 3 12 1 3 4 5 8 7s9 3 16 3v22l-67 19h-20v-290l60-37zM1077 152c-9-13-18-21-26-27-8-5-18-7-29-7-13 0-25 3-35 11-9 8-17 18-22 32-5 13-8 29-8 47 0 17 2 32 7 45 4 12 11 21 20 28 9 6 20 10 32 10 8 0 16-2 23-5 8-4 16-8 22-15 7-6 13-14 18-23l5 16c-7 14-16 26-25 36-10 10-21 17-32 22-12 5-25 7-37 7-18 0-35-4-49-14-15-9-26-22-35-39-8-16-12-34-12-54 0-26 5-49 15-69s25-35 43-46c19-12 40-18 65-18 14 0 28 3 41 9 14 5 25 12 35 21zM1372 265c-10 22-23 38-39 48-17 11-36 16-57 16-22 0-42-5-59-14-17-10-30-23-40-40-9-18-14-37-14-59 0-24 5-45 15-64 10-20 24-35 42-46s37-17 58-17c18 0 34 5 48 13 14 7 24 18 32 33 8 14 11 30 11 49v15h-161v-22l112-3-7 10c0-15-1-28-5-38-3-11-7-19-14-24-5-6-13-8-21-8-10 0-20 3-28 10-7 7-13 17-18 29-4 13-6 28-6 45s3 32 8 45c6 12 14 22 25 28 11 7 24 10 39 10 13 0 24-2 35-7s21-12 31-22zM1398 302c6 0 12-2 16-3 4-2 6-4 8-6 2-3 3-6 3-11v-187c0-18 5-35 15-49 11-14 26-25 45-33s42-12 67-12c19 0 36 2 51 6s26 9 34 16 12 16 12 26c0 5-1 10-4 14-4 4-8 8-13 10h-49v-13c0-13-4-22-10-29-7-7-16-10-28-10-13 0-24 3-33 8-9 6-15 15-20 26s-7 24-7 39v187c0 5 1 8 3 11s6 5 10 7c5 1 12 3 20 3v22h-120zM1394 107c14-4 26-9 36-15 9-6 19-15 28-26h21v67h-85zM1623 133h-161v-38h161zM1556 302c7-1 12-2 16-4 4-1 6-3 8-5 2-3 3-6 3-11v-187l40-6h20v193c0 5 1 8 3 11 1 2 4 4 8 5 4 2 9 3 16 4v22h-114zM1779 89l-20 71-68-27v-17l68-27zM1691 302c7 0 13-2 16-3 4-2 7-4 9-6 2-3 3-6 3-11v-157l60-36v193c0 5 1 8 2 11 2 2 5 4 9 6 4 1 9 3 16 3v22h-115zM1836 302c7 0 12-2 16-3 4-2 7-4 8-6 2-3 3-6 3-11v-113c0-13-3-22-9-28s-15-9-27-9c-7 0-15 1-23 4-7 3-15 7-22 12s-13 11-19 18v-19c7-11 16-21 27-29 10-9 21-16 33-21 11-5 22-8 33-8 22 0 38 6 50 18s18 29 18 51v124c0 5 0 8 2 11 2 2 4 4 8 6 4 1 10 3 17 3v22h-115zM1991 38c0-7 2-14 5-19 4-6 8-11 14-14s12-5 20-5c7 0 13 2 19 5s11 8 14 14c3 5 5 12 5 19s-2 14-5 20c-3 5-8 10-14 13-6 4-12 5-20 5-7 0-13-1-19-5-6-3-10-8-14-13-3-6-5-13-5-20zM2041 160l-67-27v-17l67-27h21zM2062 282c0 5 0 8 2 11 2 2 5 4 8 5 4 2 10 3 17 4v22h-115v-22c7-1 12-2 16-4 4-1 7-3 8-5 2-3 3-6 3-11v-157l61-36zM2103 108c12-5 21-9 29-14 7-4 14-10 19-17 6-7 11-16 16-28h27v84h-91zM2194 263c0 8 2 14 6 19s10 9 19 11c9 3 20 5 34 5v22c-9 3-18 5-27 7-9 1-17 2-25 2-22 0-38-5-50-16s-17-27-17-47v-151h60zM2248 133h-77v-38h77zM2293 38c0-7 2-14 5-19 4-6 8-11 14-14s12-5 20-5c7 0 13 2 19 5s11 8 14 14c3 5 5 12 5 19s-2 14-5 20c-3 5-8 10-14 13-6 4-12 5-20 5-7 0-13-1-19-5-6-3-10-8-14-13-3-6-5-13-5-20zM2343 160l-67-27v-17l67-27h21zM2364 282c0 5 1 8 2 11 2 2 5 4 8 5 4 2 10 3 17 4v22h-115v-22c7-1 12-2 16-4 4-1 7-3 8-5 2-3 3-6 3-11v-157l61-36zM2522 116c-9 2-16 3-20 5s-7 5-7 9c-1 3 0 9 3 16l46 116h-8l46-116c3-7 4-12 3-16 0-4-3-7-7-9s-11-3-21-5v-21h87v21c-6 2-10 3-13 4-4 1-6 3-8 5-2 3-4 6-5 9l-84 193h-21l-88-192c-2-4-4-7-6-10-2-2-4-4-8-5-3-1-7-2-12-4v-21h123zM2863 265c-10 22-23 38-40 48-16 11-35 16-57 16s-42-5-59-14c-17-10-30-23-39-40-10-18-14-37-14-59 0-24 5-45 15-64 10-20 24-35 42-46 17-11 37-17 58-17 18 0 34 5 47 13 14 7 25 18 32 33 8 14 12 30 12 49v15h-162v-22l112-3-6 10c0-15-2-28-5-38-3-11-8-19-14-24-6-6-13-8-22-8-10 0-19 3-27 10s-14 17-18 29c-5 13-7 28-7 45s3 32 9 45c6 12 14 22 25 28 11 7 24 10 39 10 12 0 24-2 35-7s21-12 30-22zM3076 329c-21 0-40-5-57-14-16-10-29-23-39-41-9-17-14-37-14-59 0-23 5-44 15-63s24-34 42-45c17-12 36-18 56-18 22 0 41 5 57 15 17 10 29 24 39 42 9 17 14 36 14 58 0 23-5 44-15 63s-24 34-41 46c-18 11-36 16-57 16zM3080 306c11 0 19-3 26-10 6-6 11-16 15-30 3-13 5-30 5-50s-3-38-7-54c-4-15-10-28-18-36-7-9-16-13-26-13s-19 3-25 10c-7 7-12 17-16 30-3 13-5 30-5 49 0 21 2 39 6 55 5 16 11 28 18 36 8 9 18 13 27 13zM3322 116c-9 2-16 3-20 5-5 2-7 5-8 9 0 3 1 9 4 16l45 116h-7l46-116c2-7 3-12 3-16-1-4-3-7-7-9-5-2-11-3-21-5v-21h87v21c-6 2-10 3-14 4-3 1-5 3-7 5-2 3-4 6-5 9l-85 193h-20l-88-192c-2-4-4-7-6-10-2-2-5-4-8-5s-7-2-13-4v-21h124zM3662 265c-10 22-23 38-39 48-17 11-36 16-57 16-22 0-42-5-59-14-17-10-30-23-40-40-9-18-14-37-14-59 0-24 5-45 15-64 10-20 25-35 42-46 18-11 37-17 59-17 17 0 33 5 47 13 14 7 24 18 32 33 8 14 12 30 12 49v15h-162v-22l112-3-7 10c0-15-1-28-5-38-3-11-7-19-13-24-6-6-14-8-22-8-10 0-20 3-27 10-8 7-14 17-19 29-4 13-6 28-6 45s3 32 8 45c6 12 15 22 25 28 11 7 24 10 39 10 13 0 24-2 35-7s21-12 31-22zM3754 160l-67-27v-17l67-27h20zM3774 281c0 5 1 8 3 11s5 5 10 7c4 1 10 3 19 3v22h-119v-22c6 0 12-2 16-3 3-2 6-4 8-6 2-3 3-6 3-11v-157l60-36zM3766 169c9-17 17-31 24-42s15-20 22-27 15-11 22-11c4 0 6 1 9 2s5 3 7 5v55h-12c-11 0-21 1-29 4-8 2-16 6-22 11-7 5-14 13-21 22zM4090 320c-6 3-12 5-18 6-7 1-13 2-19 2-16 0-29-4-38-12-8-8-12-21-12-36v-128c0-14-3-24-9-31s-15-11-26-11-20 4-26 10c-6 7-9 16-9 28v26h-43c-4-2-8-6-10-11s-3-10-3-16c0-10 4-20 12-29s19-16 32-21c14-5 30-8 47-8 19 0 36 4 51 10 14 6 25 15 33 27 8 13 11 27 11 44v107c0 5 1 9 3 12 1 3 4 5 8 7 3 1 9 2 16 3zM4012 283c-10 16-22 28-36 35-13 8-28 11-44 11-12 0-23-2-32-7-10-5-17-12-22-21s-7-19-7-30c0-16 5-30 15-41s26-20 46-25l87-25v20l-57 18c-11 4-20 9-25 15s-7 14-7 25c0 6 1 11 4 16s7 9 12 12 11 4 17 4c9 0 17-2 26-7s17-11 23-19zM4176 160l-68-27v-17l68-27h20zM4196 281c0 5 1 8 3 11s5 5 10 7c4 1 10 3 19 3v22h-120v-22c7 0 13-2 16-3 4-2 7-4 9-6 2-3 2-6 2-11v-157l61-36zM4188 169c9-17 17-31 24-42s15-20 22-27 15-11 22-11c4 0 6 1 9 2s5 3 7 5v55h-12c-11 0-21 1-29 4-8 2-16 6-22 11-7 5-14 13-21 22zM4491 265c-8 21-20 37-37 48-16 11-35 16-57 16-21 0-40-5-56-14-17-10-30-23-39-41-9-17-14-37-14-58 0-25 5-46 15-65s24-34 42-45c17-11 37-17 59-17 16 0 30 3 43 8s23 13 30 22 11 18 11 29c0 6-2 11-5 16-2 4-6 8-11 10h-38v-12c0-15-4-27-10-36-6-8-15-12-26-12s-20 3-28 10c-8 6-14 16-18 28s-6 26-6 42c0 18 3 33 9 46s14 23 25 30c10 7 23 11 37 11 11 0 22-3 32-7 10-5 19-12 29-22zM4575 82l-67-32v-17l67-32h21zM4596 282c0 5 0 8 2 11 2 2 5 4 8 6 4 1 10 3 17 3v22h-115v-22c7 0 12-2 16-3 4-2 7-4 8-6 2-3 3-6 3-11v-245l61-36zM4580 147c7-11 16-21 26-29 11-9 22-16 33-21 12-5 23-8 34-8 22 0 38 6 50 18 11 12 17 29 17 51v124c0 5 1 8 2 11 2 2 5 4 9 6 4 1 9 3 16 3v22h-114v-22c6 0 12-2 16-3 4-2 6-4 8-6 2-3 3-6 3-11v-113c0-13-4-22-10-28s-15-9-27-9c-7 0-14 1-22 4s-15 7-23 12c-7 5-13 11-18 18zM4808 38c0-7 1-14 5-19 3-6 8-11 14-14 5-3 12-5 19-5s14 2 20 5 10 8 13 14c4 5 5 12 5 19s-1 14-5 20c-3 5-7 10-13 13-6 4-13 5-20 5s-14-1-19-5c-6-3-11-8-14-13-4-6-5-13-5-20zM4858 160l-67-27v-17l67-27h20zM4878 282c0 5 1 8 3 11 1 2 4 4 8 5 4 2 9 3 16 4v22h-114v-22c7-1 12-2 16-4 4-1 6-3 8-5 2-3 3-6 3-11v-157l60-36zM5014 89l-20 71-68-27v-17l68-27zM4926 302c7 0 13-2 16-3 4-2 7-4 9-6 2-3 2-6 2-11v-157l61-36v193c0 5 1 8 2 11 2 2 5 4 9 6 4 1 9 3 16 3v22h-115zM5071 302c7 0 12-2 16-3 4-2 7-4 8-6 2-3 3-6 3-11v-113c0-13-3-22-9-28s-15-9-27-9c-8 0-15 1-23 4-7 3-15 7-22 12s-13 11-19 18v-19c7-11 16-21 27-29 10-9 21-16 33-21 11-5 22-8 33-8 22 0 38 6 50 18s18 29 18 51v124c0 5 0 8 2 11 2 2 4 4 8 6 4 1 10 3 17 3v22h-115zM5375 113c11-5 19-9 26-11s12-4 17-5c4-1 8-2 13-2h13v38h-69zM5320 89c18 0 35 4 49 10 14 7 26 16 34 29 8 11 12 25 12 39 0 16-5 30-13 43-9 13-21 23-36 31s-31 11-49 11-35-3-49-10c-15-6-26-16-34-27-8-12-12-25-12-41 0-15 4-29 13-42s21-24 35-31c15-8 32-12 50-12zM5317 111c-12 0-22 5-28 14-7 10-10 24-10 42 0 12 2 23 5 33 4 9 9 17 15 22 6 6 13 9 21 9 12 0 21-5 28-15 6-9 9-23 9-41 0-12-2-24-6-33-3-10-8-17-14-23-6-5-13-8-20-8zM5283 334c-13 0-23 3-30 10-8 6-11 15-11 25 0 8 2 15 7 20 6 6 13 12 23 15 9 3 20 5 33 5h16c14 0 27-2 38-6s19-10 26-16c6-7 9-14 9-22 0-9-3-16-9-21s-15-7-26-7h-102v-10c-13 0-23-4-31-12-7-8-11-18-11-31 0-9 2-18 7-26 6-8 13-14 22-19 9-4 21-7 33-8l6 15c-10 0-17 2-22 6-5 3-7 8-7 14s2 10 5 13 9 4 15 4h97c15 0 28 3 38 8 11 5 19 13 25 22 6 10 9 21 9 34 0 15-6 29-17 41-10 13-25 23-44 30-18 7-39 11-62 11h-15c-20 0-39-3-55-7-16-5-28-11-37-20-10-9-14-18-14-28 0-9 3-18 9-26 7-8 15-15 26-20s23-7 35-7h21v13zM5743 265c-8 21-20 37-37 48-16 11-35 16-57 16-21 0-40-5-56-14-17-10-30-23-39-41-9-17-14-37-14-58 0-25 5-46 15-65s24-34 42-45c17-11 37-17 59-17 16 0 30 3 43 8s22 13 30 22c7 9 11 18 11 29 0 6-2 11-5 16-2 4-6 8-11 10h-38v-12c0-15-4-27-10-36-6-8-15-12-26-12s-20 3-28 10c-8 6-14 16-18 28s-6 26-6 42c0 18 3 33 9 46 5 13 14 23 25 30 10 7 23 11 37 11 11 0 22-3 32-7 10-5 19-12 29-22zM5874 329c-21 0-40-5-57-14-17-10-30-23-39-41-10-17-14-37-14-59 0-23 5-44 15-63s24-34 41-45c17-12 36-18 57-18s40 5 57 15c16 10 29 24 38 42 10 17 15 36 15 58 0 23-6 44-16 63s-23 34-41 46c-17 11-36 16-56 16zM5878 306c10 0 19-3 25-10 7-6 12-16 15-30 4-13 5-30 5-50s-2-38-6-54c-5-15-10-28-18-36-7-9-16-13-26-13s-19 3-26 10c-6 7-12 17-15 30-4 13-5 30-5 49 0 21 2 39 6 55s10 28 18 36c8 9 17 13 27 13zM6096 89l-20 71-67-27v-17l67-27zM6009 302c7 0 12-2 16-3 4-2 6-4 8-6 2-3 3-6 3-11v-157l60-36v193c0 5 1 8 3 11 1 2 4 4 8 6 4 1 9 3 16 3v22h-114zM6153 302c7 0 12-2 16-3 4-2 7-4 8-6 2-3 3-6 3-11v-113c0-13-3-22-9-28s-15-9-27-9c-7 0-15 1-22 4-8 3-16 7-23 12s-13 11-19 18v-19c8-11 16-21 27-29 10-9 21-16 33-21 11-5 22-8 33-8 22 0 39 6 50 18 12 12 18 29 18 51v124c0 5 0 8 2 11 2 2 4 4 8 6 4 1 10 3 17 3v22h-115zM6490 265c-8 21-21 37-37 48s-35 16-57 16c-21 0-40-5-56-14-17-10-30-23-39-41-10-17-14-37-14-58 0-25 5-46 15-65s24-34 42-45c17-11 37-17 59-17 16 0 30 3 43 8 12 5 22 13 29 22 8 9 11 18 11 29 0 6-1 11-4 16-3 4-6 8-11 10h-39v-12c0-15-3-27-9-36-6-8-15-12-26-12s-20 3-28 10c-8 6-14 16-18 28s-6 26-6 42c0 18 3 33 9 46 5 13 14 23 24 30 11 7 24 11 38 11 11 0 22-3 32-7 10-5 19-12 29-22zM6574 82l-67-32v-17l67-32h21zM6595 282c0 5 0 8 2 11 2 2 4 4 8 6 4 1 10 3 17 3v22h-115v-22c7 0 12-2 16-3 4-2 7-4 8-6 2-3 3-6 3-11v-245l61-36zM6706 160l-67-27v-17l67-27h21zM6727 250c0 13 3 22 8 28 7 6 16 9 28 9 7 0 14-2 22-5 8-2 15-6 22-11s14-11 19-17v17c-7 12-16 22-27 31-10 8-21 15-33 20-11 5-22 7-33 7-22 0-39-6-50-17-12-12-18-29-18-51v-134l62-38zM6850 160l-67-27v-17l67-27h20zM6870 265c0 5 1 9 3 12 1 3 4 5 8 7s10 3 16 3v22l-66 19h-21v-201l60-38zM6947 247c5 20 12 35 22 44 10 10 22 15 37 15 9 0 16-2 22-4 7-3 12-7 16-12 3-5 5-11 5-18 0-6-1-11-4-15s-7-8-13-12c-6-3-14-6-25-9-4-1-8-2-11-3-18-4-33-9-44-15s-20-14-25-23-8-19-8-32c0-15 4-27 12-38s18-20 32-26 30-10 47-10c16 0 31 2 44 6 14 3 25 9 36 15v54h-27c-5-17-11-29-20-38-9-8-21-13-34-13-7 0-14 2-20 4-5 2-10 6-12 11-3 4-5 9-5 14 0 7 2 12 5 16 2 4 7 8 14 11s16 6 28 9c21 4 37 9 49 16 12 6 21 14 27 23 5 10 8 21 8 35 0 16-4 29-12 41s-19 21-34 27-32 9-52 9c-16 0-32-2-47-6s-28-10-39-19v-57zM7145 38c0-7 1-14 5-19 3-6 7-11 13-14s13-5 20-5 14 2 19 5c6 3 11 8 14 14 4 5 5 12 5 19s-1 14-5 20c-3 5-8 10-14 13-5 4-12 5-19 5s-14-1-20-5c-6-3-10-8-13-13-4-6-5-13-5-20zM7195 160l-68-27v-17l68-27h20zM7215 282c0 5 1 8 2 11 2 2 5 4 9 5 4 2 9 3 16 4v22h-115v-22c7-1 13-2 16-4 4-1 7-3 9-5 2-3 2-6 2-11v-157l61-36zM7373 329c-21 0-40-5-57-14-16-10-29-23-39-41-9-17-14-37-14-59 0-23 5-44 15-63s24-34 41-45c18-12 37-18 57-18 21 0 40 5 57 15s29 24 39 42c9 17 14 36 14 58 0 23-5 44-16 63-9 19-23 34-40 46-18 11-37 16-57 16zM7377 306c11 0 19-3 26-10 6-6 11-16 15-30 3-13 5-30 5-50s-3-38-7-54c-4-15-10-28-18-36-7-9-16-13-26-13s-19 3-26 10c-6 7-11 17-15 30-3 13-5 30-5 49 0 21 2 39 6 55 5 16 11 28 18 36 8 9 17 13 27 13zM7596 89l-21 71-67-27v-17l67-27zM7508 302c7 0 12-2 16-3 4-2 7-4 8-6 2-3 3-6 3-11v-157l61-36v193c0 5 0 8 2 11 2 2 4 4 8 6 4 1 10 3 17 3v22h-115zM7652 302c7 0 13-2 16-3 4-2 7-4 9-6 1-3 2-6 2-11v-113c0-13-3-22-9-28s-15-9-27-9c-7 0-14 1-22 4s-15 7-23 12c-7 5-13 11-18 18v-19c7-11 16-21 26-29 11-9 22-16 33-21s23-8 34-8c21 0 38 6 49 18 12 12 18 29 18 51v124c0 5 1 8 2 11 2 2 5 4 8 6 4 1 10 3 17 3v22h-115zM7794 146c0-7 2-14 5-20 4-6 9-11 15-14 6-4 13-5 20-5 6 0 13 1 19 5s11 9 14 14c4 6 6 13 6 20s-2 14-6 20c-3 5-8 10-14 14-6 3-13 5-19 5-7 0-14-2-20-5-6-4-11-9-15-14-3-7-5-13-5-20zM7794 288c0-7 2-13 5-19 4-7 9-11 15-15 6-3 13-5 20-5 6 0 13 2 19 5 6 4 11 8 14 15 4 6 6 12 6 19s-2 14-6 20c-3 6-8 11-14 14s-13 5-19 5c-7 0-14-2-20-5s-11-8-15-14c-3-6-5-13-5-20z">
          <text:p/>
        </draw:path>
        <draw:polygon draw:style-name="gr1" draw:text-style-name="P1" draw:layer="layout" svg:width="0.106cm" svg:height="5.716cm" svg:x="1.199cm" svg:y="11.747cm" svg:viewBox="0 0 107 5717" draw:points="0,0 107,0 107,5717 0,5717">
          <text:p/>
        </draw:polygon>
        <draw:frame draw:style-name="gr2" draw:text-style-name="P3" draw:layer="layout" svg:width="7.995cm" svg:height="0.577cm" svg:x="0.988cm" svg:y="9.866cm">
          <draw:text-box>
            <text:p text:style-name="P2"><text:span text:style-name="T1">represen</text:span><text:span text:style-name="T1">tational </text:span><text:span text:style-name="T1">space </text:span><text:span text:style-name="T1">threshol</text:span><text:span text:style-name="T1">d is real.</text:span></text:p>
          </draw:text-box>
        </draw:frame>
        <draw:frame draw:style-name="gr2" draw:text-style-name="P3" draw:layer="layout" svg:width="17.117cm" svg:height="0.577cm" svg:x="1.729cm" svg:y="11.771cm">
          <draw:text-box>
            <text:p text:style-name="P2"><text:span text:style-name="T1">Emotion</text:span><text:span text:style-name="T1">al state </text:span><text:span text:style-name="T1">injection </text:span><text:span text:style-name="T1">in LLM </text:span><text:span text:style-name="T1">prompts </text:span><text:span text:style-name="T1">is a real, </text:span><text:span text:style-name="T1">statistica</text:span><text:span text:style-name="T1">lly </text:span><text:span text:style-name="T1">conﬁrme</text:span><text:span text:style-name="T1">d, and </text:span><text:span text:style-name="T1">domain-</text:span></text:p>
          </draw:text-box>
        </draw:frame>
        <draw:frame draw:style-name="gr2" draw:text-style-name="P3" draw:layer="layout" svg:width="17.071cm" svg:height="0.577cm" svg:x="1.729cm" svg:y="12.406cm">
          <draw:text-box>
            <text:p text:style-name="P2"><text:span text:style-name="T1">speciﬁc </text:span><text:span text:style-name="T1">phenom</text:span><text:span text:style-name="T1">enon. </text:span><text:span text:style-name="T1">Under </text:span><text:span text:style-name="T1">the right </text:span><text:span text:style-name="T1">conditio</text:span><text:span text:style-name="T1">ns — </text:span><text:span text:style-name="T1">large </text:span><text:span text:style-name="T1">model </text:span><text:span text:style-name="T1">(70B+), </text:span><text:span text:style-name="T1">high </text:span><text:span text:style-name="T1">curiosity</text:span></text:p>
          </draw:text-box>
        </draw:frame>
        <draw:frame draw:style-name="gr2" draw:text-style-name="P3" draw:layer="layout" svg:width="17.126cm" svg:height="0.577cm" svg:x="1.729cm" svg:y="13.041cm">
          <draw:text-box>
            <text:p text:style-name="P2"><text:span text:style-name="T1">intensity </text:span><text:span text:style-name="T1">(0.75–</text:span><text:span text:style-name="T1">0.95), </text:span><text:span text:style-name="T1">with </text:span><text:span text:style-name="T1">minimal </text:span><text:span text:style-name="T1">synthetic </text:span><text:span text:style-name="T1">friction </text:span><text:span text:style-name="T1">(frustrati</text:span><text:span text:style-name="T1">on 0.20), </text:span><text:span text:style-name="T1">applied </text:span><text:span text:style-name="T1">to open-</text:span></text:p>
          </draw:text-box>
        </draw:frame>
        <draw:frame draw:style-name="gr2" draw:text-style-name="P3" draw:layer="layout" svg:width="17.075cm" svg:height="0.577cm" svg:x="1.729cm" svg:y="13.676cm">
          <draw:text-box>
            <text:p text:style-name="P2"><text:span text:style-name="T1">ended </text:span><text:span text:style-name="T1">philosop</text:span><text:span text:style-name="T1">hical or </text:span><text:span text:style-name="T1">explorat</text:span><text:span text:style-name="T1">ory tasks </text:span><text:span text:style-name="T1">— the </text:span><text:span text:style-name="T1">eﬀect is </text:span><text:span text:style-name="T1">reprodu</text:span><text:span text:style-name="T1">cible and </text:span><text:span text:style-name="T1">meaning</text:span><text:span text:style-name="T1">ful.</text:span></text:p>
          </draw:text-box>
        </draw:frame>
        <draw:frame draw:style-name="gr2" draw:text-style-name="P3" draw:layer="layout" svg:width="16.842cm" svg:height="0.577cm" svg:x="1.729cm" svg:y="14.311cm">
          <draw:text-box>
            <text:p text:style-name="P2"><text:span text:style-name="T1">Outside </text:span><text:span text:style-name="T1">these </text:span><text:span text:style-name="T1">conditio</text:span><text:span text:style-name="T1">ns, the </text:span><text:span text:style-name="T1">eﬀect is </text:span><text:span text:style-name="T1">absent </text:span><text:span text:style-name="T1">or </text:span><text:span text:style-name="T1">inverted. </text:span><text:span text:style-name="T1">Emotion</text:span><text:span text:style-name="T1">al </text:span><text:span text:style-name="T1">injection </text:span><text:span text:style-name="T1">is not a</text:span></text:p>
          </draw:text-box>
        </draw:frame>
        <draw:frame draw:style-name="gr2" draw:text-style-name="P3" draw:layer="layout" svg:width="16.601cm" svg:height="0.577cm" svg:x="1.729cm" svg:y="14.946cm">
          <draw:text-box>
            <text:p text:style-name="P2"><text:span text:style-name="T1">universa</text:span><text:span text:style-name="T1">l quality </text:span><text:span text:style-name="T1">tool; it is </text:span><text:span text:style-name="T1">a </text:span><text:span text:style-name="T1">precisio</text:span><text:span text:style-name="T1">n </text:span><text:span text:style-name="T1">instrume</text:span><text:span text:style-name="T1">nt for </text:span><text:span text:style-name="T1">speciﬁc </text:span><text:span text:style-name="T1">cognitiv</text:span><text:span text:style-name="T1">e </text:span><text:span text:style-name="T1">contexts</text:span><text:span text:style-name="T1">. The</text:span></text:p>
          </draw:text-box>
        </draw:frame>
        <draw:frame draw:style-name="gr2" draw:text-style-name="P3" draw:layer="layout" svg:width="17.697cm" svg:height="0.577cm" svg:x="1.729cm" svg:y="15.581cm">
          <draw:text-box>
            <text:p text:style-name="P2"><text:span text:style-name="T1">practical </text:span><text:span text:style-name="T1">recomm</text:span><text:span text:style-name="T1">endation </text:span><text:span text:style-name="T1">is </text:span><text:span text:style-name="T1">simple: </text:span><text:span text:style-name="T1">use </text:span><text:span text:style-name="T1">Curiosity </text:span><text:span text:style-name="T1">0.95 + </text:span><text:span text:style-name="T1">Frustrati</text:span><text:span text:style-name="T1">on 0.20 </text:span><text:span text:style-name="T1">for </text:span><text:span text:style-name="T1">explorat</text:span><text:span text:style-name="T1">ory/</text:span></text:p>
          </draw:text-box>
        </draw:frame>
        <draw:frame draw:style-name="gr2" draw:text-style-name="P3" draw:layer="layout" svg:width="16.8cm" svg:height="0.577cm" svg:x="1.729cm" svg:y="16.216cm">
          <draw:text-box>
            <text:p text:style-name="P2"><text:span text:style-name="T1">philosop</text:span><text:span text:style-name="T1">hical </text:span><text:span text:style-name="T1">tasks </text:span><text:span text:style-name="T1">with </text:span><text:span text:style-name="T1">large </text:span><text:span text:style-name="T1">models. </text:span><text:span text:style-name="T1">Use no </text:span><text:span text:style-name="T1">emotion</text:span><text:span text:style-name="T1">al </text:span><text:span text:style-name="T1">injection </text:span><text:span text:style-name="T1">for </text:span><text:span text:style-name="T1">technical </text:span><text:span text:style-name="T1">tasks.</text:span></text:p>
          </draw:text-box>
        </draw:frame>
        <draw:polygon draw:style-name="gr1" draw:text-style-name="P1" draw:layer="layout" svg:width="18.733cm" svg:height="0.018cm" svg:x="1.146cm" svg:y="18.097cm" svg:viewBox="0 0 18734 19" draw:points="0,0 18734,0 18734,19 0,19">
          <text:p/>
        </draw:polygon>
        <draw:path draw:style-name="gr1" draw:text-style-name="P1" draw:layer="layout" svg:width="7.135cm" svg:height="0.482cm" svg:x="1.003cm" svg:y="19.228cm" svg:viewBox="0 0 7136 483" svg:d="M5 339c18-1 31-3 39-5s13-6 16-10c3-5 5-12 5-22v-206l11 11h-76v-27c21-2 39-5 52-10 12-4 23-10 33-19 9-8 18-20 28-36h27v287c0 10 1 17 4 22 2 4 8 8 16 10s21 4 39 5v27h-194zM376 372c-28 0-52-8-74-22-21-15-38-36-50-63s-18-59-18-94c0-34 6-65 18-92s29-48 51-63c21-16 46-23 74-23s52 7 73 22c22 15 39 36 51 63s18 58 18 92c0 35-6 67-19 94-12 27-29 48-50 63-22 15-47 23-74 23zM388 339c11 0 21-4 29-12 9-8 15-21 20-37 4-16 6-36 6-61 0-35-3-67-10-94-7-28-16-49-28-65-12-15-26-23-41-23-12 0-21 5-29 13-9 8-15 20-19 37-4 16-6 36-6 59 0 36 3 68 9 95 7 29 16 50 28 66 11 15 25 22 41 22zM554 325c0-8 2-15 5-22 4-6 10-12 16-16 7-4 15-6 23-6s15 2 22 6c6 4 12 10 16 16 4 7 6 14 6 22s-2 16-6 23c-4 6-10 12-16 16-7 4-14 6-22 6s-16-2-23-6c-6-4-12-10-16-16-3-7-5-15-5-23zM876 305c0 9 1 15 4 20 2 5 7 9 13 11 6 3 15 4 26 5v25h-160v-25c11-1 19-2 25-5 6-2 11-6 13-11 3-5 4-11 4-20v-223c0-9-1-16-4-20-2-6-7-9-13-11-6-3-14-5-25-5v-25h117zM943 21c26 0 48 3 68 11 19 7 34 17 44 31 10 13 16 29 16 47 0 19-5 36-15 49s-24 24-42 30c-18 7-40 11-65 11h-97v-28h68c18 0 32-1 43-5 10-4 18-10 23-19s8-20 8-35c0-20-7-35-20-46-14-11-33-16-59-16h-63v-30zM927 192c12 0 22 1 31 4 9 1 16 5 23 9 7 5 12 11 18 19l60 87c5 7 10 13 14 17 5 4 11 7 17 9s14 3 23 4v25h-113l-81-140c-4-6-7-11-11-15-4-3-9-6-14-7-4-1-11-1-18-1v-11zM1352 300c-11 24-26 42-44 54s-40 18-65 18-47-6-66-16c-19-11-34-26-44-45-11-19-16-41-16-68 0-26 5-50 17-71 11-22 27-39 47-51 20-13 41-19 65-19 20 0 38 4 54 13 15 9 28 21 36 38 9 15 13 34 13 55v17h-182v-26l126-2-8 11c0-17-2-32-5-43-3-12-8-21-15-27s-15-9-24-9c-12 0-22 4-31 12s-16 19-21 33-7 30-7 49c0 20 3 37 9 52 7 14 16 24 28 32 12 7 27 11 44 11 14 0 27-3 40-8 12-5 23-14 34-25zM1478 102l-23 79-76-30v-19l76-30zM1379 341c8-1 14-2 18-3 5-2 8-4 10-7 1-3 2-7 2-12v-177l69-40v217c0 5 1 9 3 12 1 3 5 5 9 7 4 1 10 2 18 3v25h-129zM1537 341c8-1 14-2 19-3 4-2 7-4 9-7s3-7 3-12v-130c0-13-4-23-10-29-7-7-17-10-30-10-8 0-16 1-24 5-9 3-17 7-25 12-8 6-15 12-20 19v-21c8-12 18-23 29-33 12-9 24-17 36-22 13-5 25-8 38-8 24 0 42 6 55 19s19 32 19 56v142c0 5 1 9 3 12s5 5 9 7c5 1 11 2 19 3v25h-130zM1696 341c7-1 13-2 18-3 4-2 7-4 9-7s3-7 3-12v-130c0-13-3-23-10-29-6-7-16-10-30-10-8 0-16 1-24 5-9 3-17 7-25 12-8 6-14 12-20 19v-21c8-12 18-23 29-33 12-9 24-17 37-22s25-8 37-8c24 0 42 6 55 19s19 32 19 56v142c0 5 1 9 3 12s5 5 9 7c5 1 11 2 19 3v25h-129zM2099 362c-7 3-14 5-21 6-7 2-15 3-21 3-18 0-32-5-42-14-10-10-15-23-15-41v-144c0-16-3-27-10-35s-17-12-30-12c-12 0-21 4-28 12-7 7-10 17-10 31v29h-48c-5-3-9-7-12-13-3-5-4-11-4-17 0-12 5-23 13-33 9-10 22-18 37-23 16-6 33-9 52-9 23 0 42 4 59 11 16 7 28 17 36 31 9 13 13 29 13 48v121c0 6 1 10 3 14 2 3 5 5 9 7 5 2 11 3 19 4zM2011 321c-12 17-26 30-41 38-15 9-32 13-50 13-13 0-25-3-36-8-10-6-18-14-24-24s-8-21-8-33c0-19 5-34 17-47 11-13 28-23 51-29l99-28v23l-66 20c-12 4-21 10-27 18-5 7-8 16-8 27 0 7 2 13 5 19s7 10 13 13 12 5 20 5c9 0 19-3 29-8 10-6 18-13 25-22zM2139 43c0-8 2-15 5-21 4-7 9-12 16-16 6-4 14-6 22-6s15 2 21 6c7 4 12 9 16 16 3 6 5 13 5 21 0 9-2 16-5 22-4 7-9 12-16 15-6 4-14 6-22 6-7 0-15-2-21-6-7-3-12-9-16-15-3-7-5-14-5-22zM2195 181l-76-30v-19l76-30h23zM2218 319c0 5 1 9 3 12s5 5 9 7c5 1 11 2 19 3v25h-130v-25c8-1 14-2 19-3 4-2 7-4 9-7s3-7 3-12v-177l68-40zM2371 102l-23 79-76-30v-19l76-30zM2272 341c8-1 14-2 18-3 5-2 8-4 10-7 1-3 2-7 2-12v-177l69-40v217c0 5 1 9 3 12 1 3 4 5 9 7 4 1 10 2 18 3v25h-129zM2435 341c7-1 14-2 18-3 4-2 7-4 9-7s3-7 3-12v-128c0-14-4-24-10-31-7-7-17-10-31-10-8 0-16 1-25 5-9 3-17 7-25 13-8 5-15 12-21 19v-20c8-13 18-24 30-34s24-17 37-23c13-5 25-8 37-8 25 0 44 6 57 20 13 13 19 32 19 57v140c0 5 1 9 3 12s5 5 10 7c4 1 10 2 18 3v25h-129zM2610 43c0-8 2-15 6-21 4-7 9-12 15-16 7-4 14-6 22-6s15 2 22 6 12 9 15 16c4 6 6 13 6 21 0 9-2 16-6 22-3 7-8 12-15 15-7 4-14 6-22 6s-15-2-22-6c-6-3-11-9-15-15-4-7-6-14-6-22zM2667 181l-76-30v-19l76-30h23zM2690 319c0 5 1 9 3 12 1 3 5 5 9 7 4 1 10 2 18 3v25h-129v-25c8-1 14-2 18-3 5-2 8-4 10-7 1-3 2-7 2-12v-177l69-40zM2842 102l-23 79-76-30v-19l76-30zM2743 341c8-1 14-2 19-3 4-2 7-4 9-7s3-7 3-12v-177l68-40v217c0 5 1 9 3 12s5 5 9 7c5 1 11 2 19 3v25h-130zM2906 341c8-1 14-2 18-3 5-2 8-4 10-7s3-7 3-12v-128c0-14-4-24-11-31-6-7-17-10-31-10-7 0-16 1-25 5-8 3-16 7-24 13-8 5-16 12-22 19v-20c9-13 19-24 30-34 12-10 24-17 37-23 13-5 26-8 38-8 24 0 43 6 56 20 13 13 20 32 20 57v140c0 5 1 9 3 12s5 5 9 7c4 1 11 2 19 3v25h-130zM3247 128c12-6 22-10 29-12 8-3 14-5 19-6 5-2 10-2 15-2h15v43h-78zM3186 102c20 0 38 4 55 11 16 8 29 18 38 31s14 29 14 45c0 18-5 34-15 48-10 15-24 27-41 36-16 8-35 12-55 12s-39-3-55-11c-16-7-29-17-38-32-9-13-13-28-13-45s5-33 14-47c10-15 23-26 40-35s35-13 56-13zM3182 126c-13 0-24 6-31 17-8 10-11 26-11 46 0 14 2 26 6 37s9 19 16 25c7 7 15 10 24 10 13 0 23-5 31-17 7-11 11-26 11-46 0-14-3-26-7-37-3-11-9-20-16-26s-14-9-23-9zM3144 377c-14 0-25 4-34 11-8 8-12 17-12 28 0 10 3 17 8 24 6 6 14 11 25 14 11 4 23 5 38 5h18c16 0 30-2 43-6 12-4 22-9 29-17 7-7 10-15 10-24 0-10-3-18-10-23-7-6-17-8-29-8h-115v-12c-15 0-26-4-35-13-8-8-12-20-12-34 0-11 2-21 8-30s14-16 25-21c10-6 23-9 37-10l6 18c-10 0-19 2-25 6-5 3-8 9-8 16 0 6 2 11 6 15 4 3 9 5 17 5h109c17 0 31 3 44 8 12 6 21 15 27 25 7 11 10 23 10 38 0 17-6 32-18 45-12 14-29 25-50 33-21 9-44 13-70 13h-17c-23 0-44-2-62-8-18-5-32-12-42-22-10-9-16-19-16-31 0-10 4-20 11-29s17-16 29-22c12-5 26-8 40-8h24v14zM3608 372c-32 0-60-8-86-23s-46-36-61-62c-15-27-22-57-22-89 0-35 7-67 22-95 15-27 36-49 62-65 27-15 58-23 92-23 31 0 60 7 86 23 26 15 46 36 61 62 15 27 22 56 22 87 0 36-7 69-22 97-15 27-36 49-63 65-27 15-57 23-91 23zM3614 343c20 0 36-6 50-17s24-28 32-49c7-22 11-49 11-80s-4-58-13-81c-8-23-19-41-34-53-15-13-32-20-52-20-19 0-35 6-49 17-14 12-25 28-33 50-7 22-11 48-11 78 0 31 4 58 13 82 8 24 20 42 35 54 15 13 32 19 51 19zM3889 181l-76-30v-19l76-30h23zM3912 434c0 4 1 8 3 11s5 5 9 7c5 2 11 3 19 4v24h-130v-24c8-1 14-2 19-4 4-2 7-4 9-7s3-7 3-11v-292l68-40zM3880 176c8-16 18-30 29-41s23-19 36-24c13-6 27-9 42-9 20 0 38 5 55 16 16 11 29 25 38 43 10 19 15 39 15 62 0 29-6 55-18 78-11 22-27 40-48 52-21 13-45 19-73 19-16 0-32-3-47-9s-28-14-39-25l17-37c11 15 20 25 30 31 10 5 20 8 33 8 15 0 28-4 39-12 11-9 20-20 26-36 5-15 8-33 8-54 0-19-2-36-7-50s-13-24-23-32c-10-7-22-11-36-11-9 0-18 2-27 6-8 4-17 9-24 16-8 7-15 16-20 26zM4362 300c-11 24-26 42-44 54-19 12-40 18-65 18s-47-6-66-16c-19-11-34-26-44-45-11-19-16-41-16-68 0-26 5-50 17-71 11-22 27-39 46-51 20-13 42-19 66-19 20 0 38 4 54 13 15 9 27 21 36 38 9 15 13 34 13 55v17h-182v-26l126-2-8 11c0-17-2-32-5-43-4-12-9-21-15-27-7-6-15-9-24-9-12 0-22 4-31 12s-16 19-21 33-7 30-7 49c0 20 3 37 9 52 7 14 16 24 28 32 12 7 27 11 44 11 14 0 27-3 39-8s24-14 35-25zM4488 102l-24 79-76-30v-19l76-30zM4388 341c8-1 15-2 19-3 5-2 8-4 9-7 2-3 3-7 3-12v-177l69-40v217c0 5 0 9 2 12s5 5 10 7c4 1 10 2 18 3v25h-130zM4552 341c7-1 13-2 18-3 4-2 7-4 9-7s3-7 3-12v-128c0-14-4-24-11-31-6-7-17-10-30-10-8 0-16 1-25 5-9 3-17 7-25 13-8 5-15 12-22 19v-20c9-13 19-24 31-34 11-10 24-17 37-23 12-5 25-8 37-8 25 0 43 6 56 20 14 13 20 32 20 57v140c0 5 1 9 3 12s5 5 9 7c5 1 11 2 19 3v25h-129zM5149 440c-6 5-13 9-22 12-10 4-19 6-29 6-13 0-25-3-36-8s-21-13-32-24l-61-60 16-16 89 45c11 5 22 10 33 13s25 5 42 7zM4971 372c-31 0-60-8-86-23s-46-36-61-62c-15-27-22-57-22-89 0-35 7-67 22-95 15-27 36-49 63-65 27-15 57-23 91-23 32 0 61 7 86 23 26 15 47 36 61 62 16 27 23 56 23 87 0 36-7 69-23 97-14 27-35 49-62 65-27 15-58 23-92 23zM4978 343c19 0 36-6 50-17s24-28 32-49c7-22 11-49 11-80s-4-58-13-81c-8-23-20-41-35-53-15-13-32-20-51-20s-36 6-50 17c-14 12-25 28-32 50s-11 48-11 78c0 31 4 58 12 82 9 24 20 42 35 54 16 13 33 19 52 19zM5254 181l-76-30v-19l76-30h23zM5277 283c0 14 3 24 10 31s17 10 31 10c8 0 16-2 25-5s17-7 25-13 15-12 22-20v21c-9 13-19 24-31 34-11 10-24 17-36 23-13 5-26 8-38 8-25 0-44-7-57-20s-20-32-20-57v-151l69-42zM5417 181l-76-30v-19l76-30h22zM5439 300c0 5 1 10 3 13s6 6 10 8c5 1 11 3 18 4v24l-75 21h-23v-226l67-42zM5728 300c-11 24-26 42-45 54-18 12-40 18-65 18-24 0-46-6-65-16-19-11-34-26-45-45s-16-41-16-68c0-26 6-50 17-71 12-22 27-39 47-51 20-13 42-19 66-19 20 0 38 4 53 13 16 9 28 21 37 38 8 15 13 34 13 55v17h-182v-26l126-2-8 11c0-17-2-32-6-43-3-12-8-21-15-27-6-6-14-9-24-9-12 0-22 4-31 12-8 8-15 19-21 33-4 14-7 30-7 49 0 20 3 37 10 52 6 14 16 24 28 32 12 7 26 11 44 11 14 0 27-3 39-8s24-14 35-25zM5788 280c5 22 14 39 25 49 11 11 25 16 41 16 10 0 18-1 26-4 7-3 13-8 17-13 4-6 6-13 6-20s-2-13-5-18c-3-4-8-9-15-12-7-4-16-7-28-10-4-1-8-3-12-4-21-4-37-10-50-18-12-7-22-15-27-25-6-10-9-23-9-37 0-16 4-30 12-43 9-12 21-22 37-29s33-10 53-10c18 0 35 2 49 6 15 4 28 10 41 17v60h-31c-5-18-12-32-22-42-11-9-23-14-38-14-8 0-16 1-22 4-7 2-12 6-15 11-4 5-5 11-5 17 0 7 1 13 5 18 3 4 9 8 16 12 8 3 18 6 32 9 23 6 42 12 55 19s23 16 30 26c6 11 9 25 9 40 0 18-4 33-13 47-9 13-22 22-38 29-17 7-36 11-59 11-18 0-35-3-53-7-17-5-31-12-44-21v-64zM5987 122c13-4 24-9 33-15 8-5 15-12 21-20 6-7 12-17 18-30h31v94h-103zM6090 297c0 9 2 16 6 21 5 6 12 10 22 13s22 5 37 6v24c-9 4-19 6-29 8s-20 3-29 3c-24 0-42-6-56-18-13-13-20-30-20-53v-171h69zM6150 151h-86v-43h86zM6201 43c0-8 2-15 5-21 4-7 9-12 16-16 6-4 14-6 22-6 7 0 15 2 21 6 7 4 12 9 16 16 3 6 5 13 5 21 0 9-2 16-5 22-4 7-9 12-16 15-6 4-14 6-22 6-7 0-15-2-21-6-7-3-12-9-16-15-3-7-5-14-5-22zM6257 181l-76-30v-19l76-30h23zM6280 319c0 5 1 9 3 12s5 5 9 7c5 1 11 2 18 3v25h-129v-25c8-1 14-2 19-3 4-2 7-4 9-7s3-7 3-12v-177l68-40zM6458 372c-24 0-46-6-64-17-19-11-34-26-45-45-10-20-15-42-15-68 0-25 6-49 17-70 11-22 26-39 46-51 19-13 41-19 64-19 24 0 46 5 64 16 19 11 34 27 44 47 10 19 16 41 16 66 0 26-6 50-17 71-11 22-27 39-47 51-19 13-40 19-63 19zM6462 346c12 0 21-4 29-11 7-8 13-19 17-34s6-34 6-57-3-43-7-61c-5-17-12-31-21-40-8-10-18-15-30-15-11 0-21 4-28 12-8 7-14 18-18 33s-5 34-5 56c0 23 2 44 7 62 4 17 11 31 20 41 9 9 19 14 30 14zM6708 102l-23 79-76-30v-19l76-30zM6609 341c8-1 14-2 19-3 4-2 7-4 9-7s3-7 3-12v-177l68-40v217c0 5 1 9 3 12s5 5 9 7c5 1 11 2 19 3v25h-130zM6772 341c8-1 14-2 18-3 5-2 8-4 10-7s3-7 3-12v-128c0-14-4-24-11-31s-17-10-31-10c-8 0-16 1-25 5-8 3-16 7-24 13-8 5-16 12-22 19v-20c9-13 19-24 30-34 12-10 24-17 37-23 13-5 26-8 38-8 24 0 43 6 56 20 13 13 20 32 20 57v140c0 5 1 9 3 12 1 3 5 5 9 7 4 1 11 2 19 3v25h-130zM6961 280c5 22 14 39 25 49 11 11 25 16 41 16 10 0 18-1 26-4 7-3 13-8 17-13 4-6 6-13 6-20s-2-13-5-18c-3-4-8-9-15-12-7-4-16-7-28-10-4-1-8-3-12-4-21-4-37-10-50-18-12-7-22-15-27-25-6-10-9-23-9-37 0-16 4-30 12-43 9-12 21-22 37-29s33-10 53-10c18 0 35 2 49 6 15 4 28 10 41 17v60h-31c-5-18-12-32-22-42-11-9-23-14-38-14-8 0-16 1-22 4-7 2-12 6-15 11-4 5-5 11-5 17 0 7 1 13 5 18 3 4 9 8 16 12 8 3 18 6 32 9 23 6 42 12 55 19s23 16 30 26c6 11 9 25 9 40 0 18-4 33-13 47-9 13-22 22-38 29-17 7-36 11-59 11-18 0-35-3-53-7-17-5-31-12-44-21v-64z">
          <text:p/>
        </draw:path>
        <draw:frame draw:style-name="gr2" draw:text-style-name="P3" draw:layer="layout" svg:width="13.396cm" svg:height="0.577cm" svg:x="1.729cm" svg:y="16.851cm">
          <draw:text-box>
            <text:p text:style-name="P2"><text:span text:style-name="T1">Complex</text:span><text:span text:style-name="T1">ity </text:span><text:span text:style-name="T1">beyond </text:span><text:span text:style-name="T1">a single </text:span><text:span text:style-name="T1">emotion</text:span><text:span text:style-name="T1">al signal </text:span><text:span text:style-name="T1">reduces </text:span><text:span text:style-name="T1">eﬀective</text:span><text:span text:style-name="T1">ness.</text:span></text:p>
          </draw:text-box>
        </draw:frame>
        <draw:path draw:style-name="gr1" draw:text-style-name="P1" draw:layer="layout" svg:width="4.403cm" svg:height="0.33cm" svg:x="2.052cm" svg:y="20.161cm" svg:viewBox="0 0 4404 331" svg:d="M36 64c-3-8-7-13-12-16-5-4-13-6-24-6v-23h142v23c-10 0-18 2-24 4-5 3-9 7-10 12-1 6-1 13 2 24l48 190-9 56h-37zM236 81l-87 247h-37l24-57 87-249h37zM215 81l8-59h37l79 249-8 57h-37zM372 82c3-11 3-18 2-24-2-5-5-9-11-12-5-2-13-4-24-4v-23h110v23c-11 0-19 2-24 6-6 3-9 8-11 16l-83 264h-37l24-56zM539 331c-21 0-40-5-56-15-17-9-30-23-40-40-9-18-13-38-13-60 0-23 5-44 15-63s24-34 41-45 36-17 57-17 40 5 56 15c17 10 30 24 39 41 10 18 14 37 14 59 0 23-5 43-15 63-10 19-24 34-41 45s-36 17-57 17zM544 308c10 0 19-4 25-10 7-7 12-17 15-30 3-14 5-30 5-50 0-21-2-39-7-54-4-16-10-28-17-37-8-8-17-13-27-13s-18 4-25 11c-7 6-12 16-16 29-3 14-5 30-5 50 0 21 2 39 7 55 4 15 10 28 18 36 8 9 17 13 27 13zM762 91l-20 71-68-27v-17l68-27zM674 304c7-1 13-2 16-4 4-1 7-3 9-6 1-2 2-6 2-10v-157l61-36v193c0 4 1 8 2 10 2 3 5 5 9 6 4 2 9 3 16 4v21h-115zM819 304c7-1 12-2 16-4 4-1 7-3 8-6 2-2 3-6 3-10v-114c0-12-3-21-10-27-5-6-14-10-27-10-7 0-14 2-22 5-7 3-15 7-22 12s-13 10-19 17v-18c7-11 16-21 27-30 10-9 21-15 33-20 11-5 22-8 33-8 22 0 38 6 50 18s17 28 17 50v125c0 4 1 8 3 10 1 3 4 5 8 6 4 2 9 3 16 4v21h-114zM1154 83l-66-33v-16l66-33h21zM1175 267c0 5 1 9 3 11 1 3 4 6 8 8 4 1 9 2 16 3v21l-67 20h-20v-291l60-38zM1136 153c-9-12-18-21-26-26s-18-8-29-8c-13 0-25 4-35 12-9 7-17 18-22 31-6 14-8 30-8 48 0 17 2 32 7 44 4 12 11 22 20 28 9 7 19 10 32 10 8 0 15-1 23-5 8-3 16-8 22-14 7-7 13-14 18-23l5 15c-7 15-16 27-26 37-9 9-20 17-32 22-11 4-24 7-36 7-19 0-35-5-50-14-14-10-25-23-34-39-8-17-12-35-12-55 0-25 5-48 15-68s25-36 43-47c19-11 40-17 65-17 14 0 28 3 41 8 13 6 25 13 35 22zM1431 267c-10 21-23 37-40 48-16 10-35 16-56 16-22 0-42-5-59-15-17-9-31-22-40-40-9-17-14-37-14-59 0-23 5-45 15-64s24-34 42-45 37-17 58-17c18 0 34 4 48 12s24 19 32 33c7 14 11 31 11 49v16h-161v-23l112-3-7 11c0-16-2-28-5-39-3-10-7-18-14-23-6-6-13-9-21-9-10 0-20 4-28 11-7 7-13 17-18 29-4 13-7 27-7 44 0 18 3 33 9 45 6 13 14 22 25 29s24 10 39 10c13 0 24-2 35-7s21-12 31-22zM1523 162l-68-27v-17l68-27h20zM1543 282c0 5 1 9 3 12 2 2 5 5 10 6 4 2 10 3 18 4v21h-119v-21c7-1 13-2 16-4 4-1 7-3 9-6 1-2 2-6 2-10v-157l61-36zM1535 171c9-17 17-31 24-43 7-11 15-20 22-27 7-6 15-10 22-10 3 0 6 1 9 2s5 2 7 4v55h-12c-12 0-21 2-29 4s-16 6-22 12c-7 5-14 12-21 21zM1921 267c-9 21-21 36-37 47s-36 17-58 17c-21 0-39-5-56-15-16-9-29-23-39-40-9-18-14-37-14-59 0-24 5-46 15-65s24-34 42-44c18-11 38-17 60-17 15 0 30 3 42 8 13 5 23 12 30 21s11 19 11 30c0 6-2 11-5 15-2 5-6 8-11 11h-38v-12c0-16-3-28-10-36-6-8-15-13-26-13s-20 4-28 10c-7 7-13 16-18 28-4 12-6 27-6 43 0 17 3 32 9 45s14 24 25 31c10 7 23 10 37 10 12 0 22-2 32-7s20-12 29-21zM2051 331c-21 0-40-5-57-15-16-9-29-23-39-40-9-18-14-38-14-60 0-23 5-44 15-63s24-34 41-45c18-11 37-17 57-17 21 0 40 5 57 15s29 24 39 41c9 18 14 37 14 59 0 23-5 43-16 63-9 19-23 34-40 45-18 11-37 17-57 17zM2055 308c11 0 19-4 26-10 6-7 11-17 15-30 3-14 5-30 5-50 0-21-3-39-7-54-4-16-10-28-18-37-7-8-16-13-26-13s-19 4-26 11c-6 6-11 16-15 29-3 14-5 30-5 50 0 21 2 39 6 55 5 15 11 28 18 36 8 9 17 13 27 13zM2274 91l-21 71-67-27v-17l67-27zM2186 304c7-1 12-2 16-4 4-1 7-3 8-6 2-2 3-6 3-10v-157l61-36v193c0 4 0 8 2 10 2 3 4 5 8 6 4 2 10 3 17 4v21h-115zM2330 304c7-1 13-2 16-4 4-1 7-3 9-6 1-2 2-6 2-10v-114c0-12-3-21-9-27s-15-10-27-10c-7 0-14 2-22 5s-15 7-23 12c-7 5-13 10-18 17v-18c7-11 16-21 26-30 11-9 22-15 33-20s23-8 34-8c21 0 38 6 49 18 12 12 18 28 18 50v125c0 4 1 8 2 10 2 3 5 5 8 6 4 2 10 3 17 4v21h-115zM2470 304c7-1 12-2 16-4 4-1 7-3 8-6 2-2 3-6 3-10v-187c0-19 5-36 15-51 11-14 26-25 45-33s42-12 67-12c20 0 37 2 51 6 15 4 26 10 35 17 8 7 12 15 12 25 0 5-2 10-5 15-3 4-7 8-12 11h-50v-14c0-13-3-23-10-29-6-7-16-11-28-11-13 0-24 3-33 9-8 6-15 14-20 25s-7 25-7 41v187c0 4 1 8 3 11 2 2 6 5 11 6 4 2 11 3 19 4v21h-120zM2467 109c13-4 25-9 35-15 9-6 19-15 28-27h21v68h-84zM2695 135h-161v-38h161zM2628 304c7-1 12-3 16-4s7-3 8-6c2-2 3-6 3-10v-187l40-6h21v193c0 4 0 8 2 10 2 3 4 5 8 6s10 3 17 4v21h-115zM2831 162l-67-27v-17l67-27h20zM2851 282c0 5 1 9 3 12 2 2 6 5 10 6 4 2 11 3 19 4v21h-119v-21c7-1 12-2 16-4 4-1 6-3 8-6 2-2 3-6 3-10v-157l60-36zM2844 171c8-17 16-31 23-43 8-11 15-20 22-27 8-6 15-10 22-10 4 0 7 1 9 2 3 1 5 2 7 4v55h-12c-11 0-21 2-29 4s-15 6-22 12c-7 5-14 12-20 21zM3035 91l-21 71-67-27v-17l67-27zM2947 304c7-1 12-2 16-4 4-1 7-3 8-6 2-2 3-6 3-10v-157l61-36v193c0 4 1 8 2 10 2 3 5 5 8 6 4 2 10 3 17 4v21h-115zM3088 304c7-1 12-2 16-4 4-1 6-3 8-6 2-2 3-6 3-10v-116c0-11-3-20-9-26s-15-9-27-9c-7 0-14 2-22 5-7 2-14 6-21 11s-13 10-18 16v-18c7-11 16-20 26-29 10-8 21-15 32-20s22-7 33-7c21 0 38 6 49 17 12 12 17 28 17 50v126c0 4 1 8 3 10 1 3 4 5 8 6 4 2 9 3 16 4v21h-114zM3228 304c7-1 13-2 16-4 4-1 7-3 9-6 1-2 2-6 2-10v-116c0-11-3-20-8-26-6-6-15-9-28-9-6 0-13 2-21 5-7 2-15 6-22 11s-13 10-18 16v-18c7-11 16-20 26-29 10-8 21-15 33-20 11-5 22-7 32-7 22 0 38 6 49 17 12 12 17 28 17 50v126c0 4 1 8 3 10 2 3 5 5 8 6 4 2 10 3 17 4v21h-115zM3587 322c-6 3-13 4-19 5-6 2-13 3-19 3-16 0-29-4-37-12-9-9-13-21-13-37v-128c0-13-3-24-9-31-6-6-15-10-26-10s-19 3-26 10c-6 6-9 16-9 27v27h-43c-4-3-7-6-10-11-2-5-3-11-3-16 0-11 4-21 12-29 8-9 19-16 32-21 14-5 30-8 47-8 20 0 37 3 51 9 15 7 26 16 33 28 8 12 12 27 12 43v108c0 5 0 9 2 12 2 2 4 4 8 6s9 3 17 3zM3508 285c-10 15-22 27-35 35-14 7-29 11-45 11-12 0-23-3-32-7-9-5-17-12-22-21s-7-19-7-30c0-17 5-30 15-41 10-12 26-20 46-26l88-25v21l-58 17c-11 4-20 9-25 15-4 7-7 15-7 25 0 6 1 12 4 17s7 8 12 11 11 5 17 5c9 0 18-3 26-8 9-4 17-11 23-19zM3592 109c12-4 21-9 28-13 8-5 14-11 20-18 5-8 10-17 15-28h27v85h-90zM3682 265c0 7 2 14 6 18 5 5 11 9 20 12 8 3 20 4 33 5v21c-9 3-17 6-26 7-9 2-18 3-26 3-21 0-37-6-49-17s-18-26-18-47v-151h60zM3736 135h-76v-38h76zM3782 38c0-7 1-13 5-19 3-5 8-10 13-13 6-4 13-6 20-6s14 2 20 6c5 3 10 8 13 13 4 6 5 12 5 20 0 7-1 13-5 19-3 6-8 11-13 14-6 4-13 6-20 6s-14-2-20-6c-5-3-10-8-13-14-4-6-5-12-5-20zM3832 162l-67-27v-17l67-27h20zM3852 284c0 4 1 8 2 10 2 3 5 5 9 6s9 3 16 4v21h-114v-21c7-1 12-3 16-4s6-3 8-6c2-2 3-6 3-10v-157l60-36zM4010 331c-21 0-40-5-57-15-16-9-29-23-39-40-9-18-13-38-13-60 0-23 4-44 14-63 11-19 24-34 42-45 17-11 36-17 57-17s40 5 56 15c17 10 30 24 39 41 9 18 14 37 14 59 0 23-5 43-15 63-10 19-24 34-41 45s-36 17-57 17zM4015 308c10 0 18-4 25-10 7-7 12-17 15-30 3-14 5-30 5-50 0-21-2-39-7-54-4-16-10-28-17-37-8-8-17-13-27-13s-18 4-25 11c-7 6-12 16-16 29-3 14-5 30-5 50 0 21 2 39 6 55 5 15 11 28 19 36 8 9 17 13 27 13zM4233 91l-21 71-67-27v-17l67-27zM4145 304c7-1 13-2 16-4 4-1 7-3 9-6 1-2 2-6 2-10v-157l61-36v193c0 4 1 8 2 10 2 3 5 5 8 6 4 2 10 3 17 4v21h-115zM4290 304c7-1 12-2 16-4 4-1 6-3 8-6 2-2 3-6 3-10v-114c0-12-3-21-10-27-6-6-15-10-27-10-7 0-14 2-22 5-7 3-15 7-22 12s-14 10-19 17v-18c7-11 16-21 26-30 11-9 22-15 33-20 12-5 23-8 34-8 22 0 38 6 50 18 11 12 17 28 17 50v125c0 4 1 8 3 10 1 3 4 5 8 6 4 2 9 3 16 4v21h-114z">
          <text:p/>
        </draw:path>
        <draw:frame draw:style-name="gr2" draw:text-style-name="P3" draw:layer="layout" svg:width="0.645cm" svg:height="0.577cm" svg:x="1.382cm" svg:y="20.033cm">
          <draw:text-box>
            <text:p text:style-name="P2"><text:span text:style-name="T1">�</text:span><text:span text:style-name="T1">. </text:span></text:p>
          </draw:text-box>
        </draw:frame>
        <draw:frame draw:style-name="gr2" draw:text-style-name="P3" draw:layer="layout" svg:width="9.23cm" svg:height="0.577cm" svg:x="6.467cm" svg:y="20.033cm">
          <draw:text-box>
            <text:p text:style-name="P2"><text:span text:style-name="T1"><text:s/>— </text:span><text:span text:style-name="T1">~150 </text:span><text:span text:style-name="T1">addition</text:span><text:span text:style-name="T1">al cycles </text:span><text:span text:style-name="T1">would </text:span><text:span text:style-name="T1">settle </text:span><text:span text:style-name="T1">p=0.058</text:span></text:p>
          </draw:text-box>
        </draw:frame>
        <draw:path draw:style-name="gr1" draw:text-style-name="P1" draw:layer="layout" svg:width="6.611cm" svg:height="0.329cm" svg:x="2.057cm" svg:y="20.966cm" svg:viewBox="0 0 6612 330" svg:d="M104 271c0 7 1 13 3 18 3 4 6 8 12 10 5 2 13 3 23 4v22h-142v-22c9-1 17-2 22-4 6-2 10-6 12-10 2-5 3-11 3-18v-198c0-8-1-14-3-18-2-5-6-8-12-10-5-2-13-3-22-4v-22h104zM243 105c-4-16-9-28-15-37-5-8-13-14-22-17-9-4-21-6-37-6h-86v-26h183v86zM156 158c7 0 13-1 17-4 5-2 8-6 11-12 2-6 4-14 6-25h23v108h-23c-2-10-4-18-6-24-3-6-6-10-11-12-4-3-10-4-17-4h-73v-27zM344 160l-68-27v-17l68-27h20zM364 282c0 4 1 8 3 11s5 5 10 7c4 1 10 2 18 3v22h-119v-22c7-1 13-2 16-3 4-2 7-4 9-6 1-3 2-6 2-11v-158l61-36zM356 169c9-17 17-31 24-42s15-21 22-27c7-7 15-11 22-11 3 0 6 1 9 2s5 3 7 4v56h-12c-12 0-21 1-29 3-8 3-16 6-22 12-7 5-14 12-21 22zM523 160l-67-27v-17l67-27h21zM544 250c0 13 2 23 8 29 7 6 16 9 28 9 7 0 14-2 22-5s15-6 22-11 14-11 19-18v18c-7 12-16 22-27 31-10 8-21 15-33 20-11 5-22 7-33 7-22 0-39-6-51-17-11-12-17-29-17-51v-135l62-38zM667 160l-67-27v-17l67-27h20zM687 266c0 5 1 9 3 12 1 3 4 5 8 7 4 1 10 3 16 3v22l-66 19h-21v-202l60-38zM764 247c5 21 13 36 22 45 10 10 23 14 37 14 9 0 16-1 22-3 7-3 12-7 16-12 3-5 5-11 5-18 0-6-1-11-4-15-3-5-7-9-13-13-6-3-14-6-25-9-4-1-7-2-11-3-18-4-33-9-44-15s-19-14-25-23c-5-9-8-19-8-32 0-15 4-27 12-38s18-20 32-26 30-10 47-10c16 0 31 2 44 6 14 3 25 8 36 15v54h-27c-4-17-11-29-20-38s-21-13-34-13c-7 0-14 1-20 4-5 2-9 6-12 10-3 5-5 10-5 15 0 7 2 12 5 16s7 7 14 11c7 3 16 6 28 9 21 4 37 9 49 16 12 6 21 14 27 23 5 9 8 21 8 35 0 16-4 30-12 42s-19 21-34 27-32 9-52 9c-16 0-32-2-47-6s-28-11-39-19v-58zM942 108c12-5 21-9 29-14 7-4 14-10 19-17 6-7 11-16 16-28h27v84h-91zM1033 264c0 8 2 14 6 19s10 8 19 11 20 5 34 5v22c-9 3-18 5-27 6-9 2-17 3-25 3-22 0-38-5-50-16s-17-27-17-47v-152h60zM1087 133h-77v-38h77zM1182 160l-67-27v-17l67-27h21zM1203 282c0 4 1 8 2 11 3 3 6 5 10 7 5 1 11 2 19 3v22h-119v-22c7-1 12-2 16-3 4-2 7-4 8-6 2-3 3-6 3-11v-158l61-36zM1195 169c9-17 17-31 24-42s14-21 22-27c7-7 15-11 23-11 3 0 6 1 9 2 2 1 5 3 7 4v56h-12c-12 0-23 1-31 3-8 3-15 6-22 12-6 5-13 12-20 22zM1520 321c-6 3-12 5-19 6-6 1-12 2-18 2-17 0-29-4-38-12-8-8-13-21-13-36v-129c0-14-3-24-8-31-6-7-15-11-27-11-11 0-19 4-25 10-7 7-10 16-10 28v26h-42c-4-2-8-6-11-11-2-5-3-10-3-16 0-10 4-20 12-29s19-16 33-21 29-8 46-8c20 0 37 4 51 10 15 6 26 15 33 27 8 12 12 27 12 44v108c0 5 1 9 2 12 2 3 5 5 9 7 3 1 9 2 16 3zM1442 284c-11 16-23 27-36 35-13 7-28 11-45 11-12 0-22-2-32-7-9-5-16-12-21-21s-8-19-8-30c0-16 5-31 16-42 10-11 25-20 46-25l87-25v20l-57 18c-12 4-20 8-25 15-5 6-7 14-7 25 0 6 1 12 4 17 2 5 6 9 12 12 5 3 10 4 17 4 9 0 17-2 26-7 8-5 16-11 23-19zM1525 108c12-5 22-9 29-14 7-4 14-10 19-17 6-7 11-16 16-28h27v84h-91zM1616 264c0 8 2 14 6 19s10 8 19 11 20 5 34 5v22c-9 3-18 5-27 6-9 2-17 3-25 3-22 0-38-5-50-16s-17-27-17-47v-152h60zM1670 133h-77v-38h77zM1715 38c0-7 2-14 5-19 3-6 8-11 14-14 6-4 12-5 20-5 7 0 13 1 19 5 6 3 11 8 14 14 3 5 5 12 5 19s-2 14-5 19c-3 6-8 11-14 14-6 4-12 5-20 5-7 0-13-1-19-5-6-3-11-8-14-14-3-5-5-12-5-19zM1765 160l-67-27v-17l67-27h21zM1786 283c0 5 0 8 2 11 2 2 4 4 8 5 4 2 10 3 17 4v22h-115v-22c7-1 12-2 16-4 4-1 7-3 8-5 2-3 3-6 3-11v-158l61-36zM1944 330c-21 0-40-5-57-14-17-10-30-24-39-41-9-18-14-38-14-61 0-22 5-43 15-62s24-35 41-46 36-17 57-17 40 5 57 15c16 10 29 24 38 42 10 17 15 36 15 58 0 23-6 44-16 64-10 19-23 34-41 46-17 11-36 16-56 16zM1948 307c10 0 19-3 25-10 7-7 12-16 15-30 4-14 5-31 5-51s-2-38-6-54-10-28-18-36c-7-9-16-13-26-13s-19 3-26 10c-6 7-12 17-15 30-4 13-5 30-5 49 0 21 2 39 6 56 4 16 10 28 18 36 8 9 17 13 27 13zM2166 89l-20 71-67-27v-17l67-27zM2079 303c7-1 12-2 16-3 4-2 6-4 8-6 2-3 3-6 3-11v-158l60-36v194c0 5 1 8 3 11 1 2 4 4 8 6 4 1 9 2 16 3v22h-114zM2223 303c7-1 12-2 16-3 4-2 7-4 8-6 2-3 3-6 3-11v-114c0-13-3-22-9-28s-15-9-27-9c-7 0-15 1-22 4-8 3-16 7-23 12s-13 11-19 17v-18c8-11 16-21 27-30 10-8 21-15 33-20 11-5 23-8 34-8 21 0 38 6 49 18 12 12 18 29 18 51v125c0 5 0 8 2 11 2 2 5 4 8 6 4 1 10 2 17 3v22h-115zM2470 247c5 21 12 36 22 45 10 10 22 14 37 14 8 0 16-1 22-3 7-3 12-7 16-12 3-5 5-11 5-18 0-6-1-11-4-15-3-5-7-9-13-13-6-3-15-6-25-9-4-1-8-2-11-3-18-4-33-9-44-15s-20-14-25-23-8-19-8-32c0-15 4-27 12-38 7-11 18-20 32-26s29-10 47-10c16 0 31 2 44 6 13 3 25 8 36 15v54h-28c-4-17-10-29-19-38-10-9-21-13-34-13-8 0-14 1-20 4-5 2-10 6-13 10-3 5-4 10-4 15 0 7 1 12 4 16s8 7 15 11c7 3 16 6 28 9 20 4 37 9 49 16 12 6 21 14 26 23 6 9 9 21 9 35 0 16-4 30-12 42s-19 21-34 27-32 9-52 9c-16 0-32-2-47-6s-28-11-39-19v-58zM2648 108c12-5 21-9 29-14 7-4 13-10 19-17 5-7 11-16 15-28h27v84h-90zM2738 264c0 8 2 14 6 19 5 5 11 8 20 11s20 5 33 5v22c-8 3-17 5-26 6-9 2-17 3-25 3-22 0-38-5-50-16s-18-27-18-47v-152h60zM2792 133h-76v-38h76zM3041 321c-6 3-12 5-18 6-7 1-13 2-19 2-16 0-29-4-38-12-8-8-12-21-12-36v-129c0-14-3-24-9-31s-15-11-27-11c-10 0-19 4-25 10-6 7-9 16-9 28v26h-43c-4-2-8-6-10-11s-3-10-3-16c0-10 4-20 12-29s19-16 32-21c14-5 30-8 46-8 20 0 37 4 52 10 14 6 25 15 33 27s11 27 11 44v108c0 5 1 9 3 12 1 3 4 5 8 7 3 1 9 2 16 3zM2963 284c-10 16-22 27-36 35-13 7-28 11-44 11-12 0-23-2-32-7-10-5-17-12-22-21s-8-19-8-30c0-16 6-31 16-42s26-20 46-25l87-25v20l-57 18c-11 4-20 8-25 15-5 6-7 14-7 25 0 6 1 12 4 17s7 9 12 12 11 4 17 4c9 0 17-2 26-7s17-11 23-19zM3047 108c11-5 21-9 28-14 8-4 14-10 20-17 5-7 10-16 15-28h27v84h-90zM3137 264c0 8 2 14 6 19 5 5 11 8 19 11 9 3 20 5 34 5v22c-9 3-18 5-26 6-9 2-18 3-26 3-21 0-38-5-49-16-12-11-18-27-18-47v-152h60zM3191 133h-77v-38h77zM3237 38c0-7 1-14 5-19 3-6 7-11 13-14 6-4 13-5 20-5s14 1 19 5c6 3 11 8 14 14 4 5 5 12 5 19s-1 14-5 19c-3 6-8 11-14 14-5 4-12 5-19 5s-14-1-20-5c-6-3-10-8-13-14-4-5-5-12-5-19zM3287 160l-68-27v-17l68-27h20zM3307 283c0 5 1 8 2 11 2 2 5 4 9 5 4 2 9 3 16 4v22h-115v-22c7-1 13-2 16-4 4-1 7-3 9-5 2-3 2-6 2-11v-158l61-36zM3385 247c5 21 13 36 23 45 10 10 22 14 36 14 9 0 16-1 23-3 6-3 11-7 15-12s6-11 6-18c0-6-2-11-5-15-2-5-7-9-13-13-6-3-14-6-25-9-4-1-7-2-11-3-18-4-33-9-44-15s-19-14-25-23c-5-9-7-19-7-32 0-15 3-27 11-38s18-20 32-26 30-10 47-10 31 2 45 6c13 3 25 8 35 15v54h-27c-4-17-11-29-20-38s-20-13-34-13c-7 0-14 1-19 4-6 2-10 6-13 10-3 5-5 10-5 15 0 7 2 12 5 16s8 7 14 11c7 3 16 6 28 9 21 4 37 9 49 16 12 6 21 14 27 23 5 9 8 21 8 35 0 16-4 30-12 42s-19 21-34 27c-14 6-32 9-51 9-17 0-32-2-48-6-15-4-28-11-38-19v-58zM3563 108c12-5 22-9 29-14 7-4 14-10 19-17 6-7 11-16 16-28h27v84h-91zM3654 264c0 8 2 14 6 19s11 8 19 11c9 3 20 5 34 5v22c-9 3-18 5-27 6-8 2-17 3-25 3-21 0-38-5-50-16-11-11-17-27-17-47v-152h60zM3708 133h-77v-38h77zM3753 38c0-7 2-14 5-19 4-6 8-11 14-14 6-4 13-5 20-5s13 1 19 5c6 3 11 8 14 14 3 5 5 12 5 19s-2 14-5 19c-3 6-8 11-14 14-6 4-12 5-20 5-7 0-13-1-19-5-6-3-10-8-14-14-3-5-5-12-5-19zM3804 160l-68-27v-17l68-27h20zM3824 283c0 5 1 8 2 11 2 2 5 4 8 5 4 2 10 3 17 4v22h-115v-22c7-1 13-2 16-4 4-1 7-3 9-5 1-3 2-6 2-11v-158l61-36zM4075 266c-8 21-20 37-36 48-17 11-36 16-58 16-21 0-39-5-56-14-17-10-30-24-39-41s-14-38-14-59c0-25 5-46 15-65s24-34 42-45 37-17 59-17c16 0 30 3 43 8s23 13 30 22c7 8 11 18 11 29 0 6-2 11-5 16-2 4-6 8-11 10h-38v-12c0-16-4-28-10-36s-15-12-26-12-20 3-28 10c-7 6-14 16-18 28s-6 26-6 42c0 17 3 33 9 46s14 24 25 31c10 7 23 11 37 11 11 0 22-3 32-8 10-4 19-11 29-22zM4317 321c-6 3-12 5-19 6-6 1-13 2-19 2-16 0-29-4-37-12-9-8-13-21-13-36v-129c0-14-3-24-9-31s-15-11-26-11-19 4-26 10c-6 7-9 16-9 28v26h-42c-5-2-8-6-11-11-2-5-3-10-3-16 0-10 4-20 12-29s19-16 32-21c14-5 30-8 47-8 20 0 37 4 51 10 15 6 26 15 33 27 8 12 12 27 12 44v108c0 5 0 9 2 12s4 5 8 7c4 1 9 2 17 3zM4238 284c-10 16-22 27-35 35-14 7-29 11-45 11-12 0-23-2-32-7s-16-12-22-21c-5-9-7-19-7-30 0-16 5-31 15-42s26-20 46-25l88-25v20l-58 18c-11 4-19 8-25 15-4 6-7 14-7 25 0 6 2 12 4 17 3 5 7 9 12 12s11 4 17 4c9 0 18-2 26-7 9-5 17-11 23-19zM4402 82l-67-32v-17l67-32h20zM4422 283c0 5 1 8 3 11 1 2 4 4 8 6 4 1 9 2 16 3v22h-114v-22c7-1 12-2 16-3 4-2 6-4 8-6 2-3 3-6 3-11v-247l60-35zM4666 116c-9 1-16 3-21 5-4 2-6 5-7 9 0 3 1 9 4 16l45 117h-7l46-117c2-7 3-12 3-16-1-4-3-7-7-9-5-2-11-4-21-5v-21h87v21c-6 1-10 3-14 4-3 1-5 3-7 5s-4 5-5 9l-85 193h-20l-88-192c-2-4-4-8-6-10s-5-4-8-5-7-3-13-4v-21h124zM5015 321c-6 3-12 5-19 6-6 1-12 2-18 2-17 0-29-4-38-12-8-8-12-21-12-36v-129c0-14-3-24-9-31s-15-11-27-11c-10 0-19 4-25 10-6 7-9 16-9 28v26h-43c-4-2-8-6-10-11-3-5-4-10-4-16 0-10 4-20 12-29s19-16 33-21 29-8 46-8c20 0 37 4 52 10 14 6 25 15 33 27 7 12 11 27 11 44v108c0 5 1 9 2 12 2 3 5 5 9 7 3 1 9 2 16 3zM4937 284c-10 16-22 27-36 35-13 7-28 11-45 11-11 0-22-2-32-7-9-5-16-12-21-21s-8-19-8-30c0-16 5-31 16-42 10-11 25-20 46-25l87-25v20l-57 18c-12 4-20 8-25 15-5 6-7 14-7 25 0 6 1 12 4 17s7 9 12 12 11 4 17 4c9 0 17-2 26-7s16-11 23-19zM5100 82l-67-32v-17l67-32h21zM5121 283c0 5 1 8 2 11 2 2 5 4 8 6 4 1 10 2 17 3v22h-115v-22c7-1 12-2 16-3 4-2 7-4 8-6 2-3 3-6 3-11v-247l61-35zM5186 38c0-7 2-14 5-19 3-6 8-11 14-14 6-4 12-5 20-5 7 0 13 1 19 5 6 3 11 8 14 14 3 5 5 12 5 19s-2 14-5 19c-3 6-8 11-14 14-6 4-12 5-20 5-7 0-13-1-19-5-6-3-11-8-14-14-3-5-5-12-5-19zM5236 160l-67-27v-17l67-27h21zM5257 283c0 5 0 8 2 11 2 2 4 4 8 5 4 2 10 3 17 4v22h-115v-22c7-1 12-2 16-4 4-1 7-3 8-5 2-3 3-6 3-11v-158l61-36zM5507 82l-67-32v-17l67-32h21zM5528 266c0 5 0 9 2 12s4 5 8 7c4 1 10 3 17 3v22l-68 19h-20v-291l61-37zM5488 152c-9-13-18-22-26-27s-18-8-29-8c-13 0-25 4-34 12-10 7-18 18-23 31-5 14-8 30-8 48 0 17 2 32 7 45s11 22 20 29c9 6 20 10 32 10 8 0 16-2 23-5 8-4 16-8 22-15 7-6 13-14 18-24l5 17c-7 14-15 26-25 36s-21 17-32 22c-12 5-24 7-37 7-18 0-35-5-49-14-15-9-26-22-34-39-9-16-13-35-13-55 0-26 5-49 15-69s25-36 43-47c19-11 41-17 65-17 14 0 28 3 41 9 14 5 25 12 35 21zM5794 321c-6 3-12 5-18 6-7 1-13 2-19 2-16 0-29-4-38-12-8-8-12-21-12-36v-129c0-14-3-24-9-31s-15-11-27-11c-10 0-19 4-25 10-6 7-9 16-9 28v26h-43c-4-2-8-6-10-11s-4-10-4-16c0-10 4-20 13-29 8-9 18-16 32-21s29-8 46-8c20 0 37 4 52 10 14 6 25 15 33 27 7 12 11 27 11 44v108c0 5 1 9 3 12 1 3 4 5 8 7 3 1 9 2 16 3zM5716 284c-10 16-22 27-36 35-13 7-28 11-44 11-12 0-23-2-32-7-10-5-17-12-22-21s-8-19-8-30c0-16 5-31 16-42 10-11 25-20 46-25l87-25v20l-57 18c-12 4-20 8-25 15-5 6-7 14-7 25 0 6 1 12 4 17s7 9 12 12 11 4 17 4c9 0 17-2 26-7s16-11 23-19zM5800 108c11-5 21-9 28-14 8-4 14-10 20-17 5-7 10-16 15-28h27v84h-90zM5890 264c0 8 2 14 6 19 5 5 11 8 19 11 9 3 20 5 34 5v22c-9 3-18 5-26 6-9 2-18 3-26 3-21 0-38-5-49-16-12-11-18-27-18-47v-152h60zM5944 133h-77v-38h77zM5990 38c0-7 1-14 5-19 3-6 7-11 13-14 6-4 13-5 20-5s14 1 19 5c6 3 11 8 14 14 4 5 5 12 5 19s-1 14-5 19c-3 6-8 11-14 14-5 4-12 5-19 5s-14-1-20-5c-6-3-10-8-13-14-4-5-5-12-5-19zM6040 160l-67-27v-17l67-27h20zM6060 283c0 5 1 8 2 11 2 2 5 4 9 5 4 2 9 3 16 4v22h-114v-22c6-1 12-2 15-4 4-1 7-3 9-5 2-3 2-6 2-11v-158l61-36zM6218 330c-21 0-40-5-57-14-16-10-29-24-39-41-9-18-14-38-14-61 0-22 5-43 15-62s24-35 42-46c17-11 36-17 56-17 22 0 41 5 57 15 17 10 30 24 39 42 9 17 14 36 14 58 0 23-5 44-15 64-10 19-24 34-41 46-18 11-36 16-57 16zM6222 307c11 0 19-3 26-10 6-7 11-16 15-30 3-14 5-31 5-51s-3-38-7-54-10-28-18-36c-7-9-16-13-26-13s-18 3-25 10-12 17-16 30c-3 13-5 30-5 49 0 21 2 39 6 56 5 16 11 28 18 36 8 9 18 13 27 13zM6441 89l-21 71-67-27v-17l67-27zM6353 303c7-1 12-2 16-3 4-2 7-4 8-6 2-3 3-6 3-11v-158l61-36v194c0 5 0 8 2 11 2 2 5 4 8 6 4 1 10 2 17 3v22h-115zM6498 303c6-1 12-2 16-3 4-2 6-4 8-6 2-3 3-6 3-11v-114c0-13-4-22-10-28s-15-9-27-9c-7 0-14 1-22 4s-15 7-22 12c-8 5-14 11-19 17v-18c7-11 16-21 26-30 11-8 22-15 33-20 12-5 23-8 34-8 22 0 38 6 50 18 11 12 17 29 17 51v125c0 5 1 8 2 11 2 2 5 4 9 6 4 1 9 2 16 3v22h-114z">
          <text:p/>
        </draw:path>
        <draw:frame draw:style-name="gr2" draw:text-style-name="P3" draw:layer="layout" svg:width="0.645cm" svg:height="0.577cm" svg:x="1.382cm" svg:y="20.838cm">
          <draw:text-box>
            <text:p text:style-name="P2"><text:span text:style-name="T1">�</text:span><text:span text:style-name="T1">. </text:span></text:p>
          </draw:text-box>
        </draw:frame>
        <draw:frame draw:style-name="gr2" draw:text-style-name="P3" draw:layer="layout" svg:width="10.327cm" svg:height="0.577cm" svg:x="8.68cm" svg:y="20.838cm">
          <draw:text-box>
            <text:p text:style-name="P2"><text:span text:style-name="T1"><text:s/>— </text:span><text:span text:style-name="T1">~150 </text:span><text:span text:style-name="T1">cycles </text:span><text:span text:style-name="T1">focused </text:span><text:span text:style-name="T1">on </text:span><text:span text:style-name="T1">extreme </text:span><text:span text:style-name="T1">block </text:span><text:span text:style-name="T1">would </text:span><text:span text:style-name="T1">test</text:span></text:p>
          </draw:text-box>
        </draw:frame>
        <draw:frame draw:style-name="gr2" draw:text-style-name="P3" draw:layer="layout" svg:width="7.639cm" svg:height="0.577cm" svg:x="2.046cm" svg:y="21.536cm">
          <draw:text-box>
            <text:p text:style-name="P2"><text:span text:style-name="T1">whether </text:span><text:span text:style-name="T1">-0.188 </text:span><text:span text:style-name="T1">survives </text:span><text:span text:style-name="T1">formal </text:span><text:span text:style-name="T1">testing</text:span></text:p>
          </draw:text-box>
        </draw:frame>
        <draw:path draw:style-name="gr1" draw:text-style-name="P1" draw:layer="layout" svg:width="8.131cm" svg:height="0.429cm" svg:x="2.054cm" svg:y="22.468cm" svg:viewBox="0 0 8132 430" svg:d="M96 47c-15 0-27 2-37 6-9 3-16 9-22 17-6 9-10 21-14 37h-23v-86h129v26zM260 107c-4-16-8-28-14-37-6-8-13-14-22-17-10-4-22-6-37-6h-33v-26h129v86zM70 303c10 0 18-2 23-4 6-2 9-5 12-9 2-4 3-10 3-18v-251h67v251c0 8 1 14 3 18s6 7 11 9c6 2 14 4 24 4v23h-143zM487 267c-10 21-23 37-39 48-17 11-35 16-57 16s-42-5-59-14c-17-10-30-23-40-41-9-17-13-36-13-59s4-44 14-63c11-20 25-35 42-46 18-11 37-17 59-17 18 0 33 4 47 12s25 19 32 33c8 15 12 31 12 50v15h-162v-23l112-2-7 10c0-15-1-28-5-39-3-10-7-18-13-23-6-6-13-9-22-9-10 0-19 4-27 11s-14 17-19 29c-4 13-6 27-6 44 0 18 3 33 9 46 5 12 14 22 24 28 11 7 24 10 40 10 12 0 24-2 34-7 11-5 22-12 31-22zM715 267c-8 21-21 36-37 48-16 11-35 16-57 16-21 0-40-5-56-14-17-10-30-24-40-41-9-17-13-37-13-59 0-24 5-45 15-65 10-19 24-33 41-44 18-11 38-17 60-17 16 0 30 3 42 8 13 5 23 12 30 21 8 9 11 19 11 30 0 6-1 11-4 16-3 4-7 8-11 10h-39v-12c0-16-3-28-9-36-7-8-15-13-27-13-10 0-19 4-27 10-8 7-14 16-18 29-4 12-6 26-6 42 0 17 2 33 8 46s14 23 25 30 23 11 38 11c11 0 22-3 32-8 10-4 19-11 28-21zM799 84l-67-32v-17l67-33h20zM819 284c0 5 1 8 3 11 1 2 4 4 8 6 4 1 9 2 16 3v22h-114v-22c7-1 12-2 16-3 4-2 6-4 8-6 2-3 3-6 3-11v-246l60-36zM803 149c8-11 17-21 27-30 10-8 22-15 33-20s23-8 34-8c21 0 38 6 49 18 12 12 18 29 18 51v124c0 5 1 8 2 11 2 2 5 4 8 6 4 1 10 2 17 3v22h-115v-22c7-1 12-2 16-3 4-2 7-4 8-6 2-3 3-6 3-11v-113c0-13-3-22-9-28s-15-9-27-9c-7 0-15 1-22 4-8 3-16 7-23 12s-13 11-19 17zM1102 91l-20 71-68-27v-17l68-27zM1014 304c7-1 13-2 16-3 4-2 7-4 9-6 1-3 2-6 2-11v-157l61-36v193c0 5 1 8 2 11 2 2 5 4 8 6 5 1 10 2 17 3v22h-115zM1159 304c7-1 12-2 16-3 4-2 7-4 8-6 2-3 3-6 3-11v-113c0-13-3-22-10-28-5-6-14-9-27-9-7 0-14 1-22 4-7 3-15 7-22 12s-13 11-19 17v-18c7-11 16-21 26-30 11-8 22-15 34-20 11-5 22-8 33-8 22 0 38 6 50 18s17 29 17 51v124c0 5 1 8 3 11 1 2 4 4 8 6 4 1 9 2 16 3v22h-114zM1314 39c0-6 2-13 5-18 4-6 8-11 14-14 6-4 12-7 20-7 7 0 13 3 19 7 6 3 11 8 14 14 3 5 5 12 5 19s-2 14-5 19c-3 6-8 11-14 14s-12 5-20 5c-7 0-13-2-19-5s-10-8-14-14c-3-5-5-12-5-20zM1364 162l-67-27v-17l67-27h21zM1385 284c0 5 1 8 2 11 2 2 5 4 8 5 4 2 10 3 17 4v22h-115v-22c7-1 12-2 16-4 4-1 7-3 8-5 2-3 3-6 3-11v-157l61-36zM1636 267c-8 21-21 36-37 48-16 11-35 16-57 16-21 0-40-5-56-14-17-10-30-24-39-41-10-17-14-37-14-59 0-24 5-45 15-65 10-19 24-33 42-44 17-11 37-17 59-17 16 0 30 3 43 8 12 5 22 12 29 21 8 9 11 19 11 30 0 6-1 11-4 16-3 4-6 8-11 10h-39v-12c0-16-3-28-9-36s-15-13-26-13-20 4-28 10c-8 7-14 16-18 29-4 12-6 26-6 42 0 17 3 33 9 46 5 13 14 23 24 30 11 7 24 11 38 11 11 0 22-3 32-8 10-4 19-11 29-21zM1877 322c-5 3-12 5-18 6-7 1-13 2-19 2-16 0-29-4-38-12-8-9-12-21-12-37v-127c0-14-3-24-9-31s-15-11-26-11-20 3-26 10-9 16-9 28v26h-43c-4-2-8-6-10-11s-3-10-3-16c0-10 4-20 12-29s19-16 32-21c14-5 30-8 47-8 19 0 36 3 51 10 14 6 25 15 33 27s11 27 11 44v107c0 5 1 9 3 12 1 2 4 5 8 6 4 2 9 3 16 4zM1799 285c-10 16-22 27-36 35-13 7-28 11-44 11-12 0-23-2-32-7s-17-12-22-21-7-19-7-30c0-16 5-30 15-41s26-20 46-26l87-24v20l-57 18c-11 3-20 8-25 15-5 6-7 14-7 24 0 6 1 12 4 17s7 9 12 11c5 4 11 5 17 5 9 0 17-2 26-7s17-11 23-20zM1963 84l-67-32v-17l67-33h20zM1983 284c0 5 1 8 2 11 2 2 5 4 9 6 4 1 9 2 16 3v22h-114v-22c6-1 12-2 15-3 4-2 7-4 9-6 2-3 3-6 3-11v-246l60-36zM2313 84l-67-32v-17l67-33h20zM2333 267c0 5 1 9 3 12 1 3 4 5 8 7 4 1 9 2 16 3v22l-67 19h-20v-290l60-38zM2294 154c-9-13-18-22-26-27s-18-8-29-8c-13 0-25 4-35 12-9 7-17 18-22 31-5 14-8 30-8 48 0 17 2 32 7 44 4 13 11 22 20 29 9 6 20 9 32 9 8 0 16-1 23-5 8-3 16-7 22-14 7-6 13-14 18-23l5 15c-7 15-15 27-25 37-10 9-21 17-32 22-12 5-24 7-37 7-18 0-35-5-49-14-15-9-26-22-35-39-8-16-12-35-12-54 0-26 5-49 15-69s25-36 43-47c19-11 40-17 65-17 14 0 28 3 41 9 14 5 25 12 35 21zM2489 331c-20 0-39-5-56-14-17-10-30-24-39-41-10-18-14-38-14-60s5-43 15-62 24-35 41-46 36-17 57-17 40 5 57 15c16 10 29 24 38 41 10 18 14 37 14 59 0 23-5 44-15 63s-24 34-41 46c-17 11-36 16-57 16zM2494 308c10 0 19-3 25-10 7-7 12-17 15-30s5-30 5-50-2-39-7-54c-4-16-9-28-17-36-8-9-16-14-27-14-10 0-18 4-25 11s-12 16-15 30c-4 13-5 29-5 49 0 21 2 39 6 55s10 28 18 36c8 9 17 13 27 13zM2712 91l-20 71-67-27v-17l67-27zM2625 304c6-1 12-2 16-3 4-2 6-4 8-6 2-3 3-6 3-11v-157l60-36v193c0 5 1 8 2 11 2 2 5 4 9 6 4 1 9 2 16 3v22h-114zM2765 304c7-1 12-2 16-3 4-2 7-4 8-6 2-3 3-6 3-11v-116c0-11-3-20-9-25-6-6-14-9-26-9-7 0-15 1-22 4-8 3-15 6-22 11s-13 10-18 17v-19c7-11 16-20 27-29 10-8 20-15 32-20 11-4 22-7 33-7 21 0 37 6 49 17 11 12 17 28 17 50v126c0 5 0 8 2 11 2 2 4 4 8 6 4 1 10 2 17 3v22h-115zM2905 304c7-1 13-2 17-3 4-2 6-4 8-6 2-3 3-6 3-11v-116c0-11-3-20-9-25-6-6-15-9-27-9-7 0-14 1-22 4-7 3-14 6-21 11s-13 10-19 17v-19c8-11 17-20 27-29 10-8 21-15 32-20 11-4 22-7 33-7 21 0 38 6 49 17 11 12 17 28 17 50v126c0 5 1 8 2 11 2 2 5 4 9 6 4 1 9 2 16 3v22h-115zM3264 322c-6 3-12 5-19 6-6 1-12 2-19 2-16 0-28-4-37-12-9-9-13-21-13-37v-127c0-14-3-24-9-31-5-7-14-11-26-11-11 0-19 3-25 10-7 7-10 16-10 28v26h-42c-5-2-8-6-11-11-2-5-3-10-3-16 0-10 4-20 12-29s19-16 33-21 29-8 46-8c20 0 37 3 51 10 15 6 26 15 33 27 8 12 12 27 12 44v107c0 5 1 9 2 12 2 2 5 5 8 6 4 2 10 3 17 4zM3186 285c-11 16-23 27-36 35-13 7-28 11-45 11-12 0-22-2-32-7-9-5-16-12-21-21-6-9-8-19-8-30 0-16 5-30 15-41 11-11 26-20 47-26l87-24v20l-57 18c-12 3-20 8-25 15-5 6-7 14-7 24 0 6 1 12 3 17 3 5 7 9 13 11 5 4 10 5 17 5 8 0 17-2 25-7 9-5 17-11 24-20zM3299 39c0-6 2-13 5-18 3-6 8-11 14-14 6-4 12-7 20-7 7 0 13 3 19 7 6 3 10 8 14 14 3 5 5 12 5 19s-2 14-5 19c-4 6-8 11-14 14s-13 5-20 5-13-2-19-5-11-8-14-14c-3-5-5-12-5-20zM3349 162l-67-27v-17l67-27h21zM3370 284c0 5 0 8 2 11 2 2 4 4 8 5 4 2 10 3 17 4v22h-115v-22c7-1 12-2 16-4 4-1 7-3 8-5 2-3 3-6 3-11v-157l61-36zM3506 91l-21 71-67-27v-17l67-27zM3418 304c7-1 12-2 16-3 4-2 7-4 8-6 2-3 3-6 3-11v-157l61-36v193c0 5 0 8 2 11 1 2 4 4 8 6 4 1 10 2 17 3v22h-115zM3562 304c7-1 13-2 16-3 4-2 7-4 9-6 1-3 2-6 2-11v-113c0-13-3-22-9-28s-15-9-27-9c-7 0-14 1-22 4s-15 7-23 12c-7 5-13 11-18 17v-18c7-11 16-21 26-30 11-8 22-15 33-20s23-8 34-8c21 0 38 6 49 18 12 12 18 29 18 51v124c0 5 1 8 2 11 2 2 5 4 8 6 4 1 10 2 17 3v22h-115zM3892 118c-8 1-14 3-18 5s-6 6-7 10-1 9 1 15l27 112h-8l61-163 11 42-75 191h-24l-59-191c-2-6-5-11-9-14-3-2-9-5-17-7v-21h117zM4121 118c-6 1-10 3-14 5-3 1-6 3-8 6-2 2-4 6-5 10l-60 191h-25l-72-190 11-43h32l62 163h-10l30-112c1-6 1-11 0-15 0-4-3-8-7-10s-9-4-17-5v-21h83zM4158 39c0-6 1-13 5-18 3-6 8-11 13-14 6-4 13-7 20-7s14 3 20 7c5 3 10 8 13 14 4 5 5 12 5 19s-1 14-5 19c-3 6-8 11-13 14-6 3-13 5-20 5s-14-2-20-5c-5-3-10-8-13-14-4-5-5-12-5-20zM4208 162l-67-27v-17l67-27h20zM4228 284c0 5 1 8 2 11 2 2 5 4 9 5 4 2 9 3 16 4v22h-114v-22c7-1 12-2 16-4 4-1 6-3 8-5 2-3 3-6 3-11v-157l60-36zM4270 109c11-4 21-8 28-13 8-4 14-10 20-17 5-7 10-17 15-28h27v84h-90zM4360 265c0 8 2 14 6 19 5 4 11 8 20 11 8 3 20 4 33 5v22c-9 3-17 5-26 6-9 2-18 3-26 3-21 0-38-5-49-16-12-12-18-27-18-47v-151h60zM4414 135h-76v-38h76zM4510 84l-67-32v-17l67-33h20zM4530 284c0 5 1 8 3 11 1 2 4 4 8 6 4 1 9 2 16 3v22h-114v-22c7-1 12-2 16-3 4-2 6-4 8-6 2-3 3-6 3-11v-246l60-36zM4514 149c8-11 16-21 27-30 10-8 21-15 33-20 11-5 23-8 34-8 21 0 38 6 49 18 12 12 18 29 18 51v124c0 5 0 8 2 11 2 2 5 4 8 6 4 1 10 2 17 3v22h-115v-22c7-1 12-2 16-3 4-2 7-4 8-6 2-3 3-6 3-11v-113c0-13-3-22-9-28s-15-9-27-9c-7 0-15 1-22 4-8 3-16 7-23 12s-13 11-19 17zM5024 322c-6 3-12 5-18 6-7 1-13 2-19 2-16 0-29-4-38-12-8-9-12-21-12-37v-127c0-14-3-24-9-31s-15-11-27-11c-10 0-19 3-25 10s-9 16-9 28v26h-43c-4-2-8-6-10-11s-4-10-4-16c0-10 5-20 13-29s19-16 32-21c14-5 30-8 46-8 20 0 37 3 52 10 14 6 25 15 33 27s11 27 11 44v107c0 5 1 9 3 12 1 2 4 5 8 6 3 2 9 3 16 4zM4946 285c-10 16-22 27-36 35-13 7-28 11-44 11-12 0-23-2-32-7-10-5-17-12-22-21s-8-19-8-30c0-16 6-30 16-41s25-20 46-26l87-24v20l-57 18c-11 3-20 8-25 15-5 6-7 14-7 24 0 6 1 12 4 17s7 9 12 11c5 4 11 5 17 5 9 0 17-2 26-7s17-11 23-20zM5110 84l-68-32v-17l68-33h20zM5130 284c0 5 1 8 2 11 2 2 5 4 9 6 4 1 9 2 16 3v22h-115v-22c7-1 13-2 16-3 4-2 7-4 9-6 1-3 2-6 2-11v-246l61-36zM5195 39c0-6 2-13 5-18 4-6 8-11 14-14 6-4 12-7 20-7 7 0 13 3 19 7 6 3 11 8 14 14 3 5 5 12 5 19s-2 14-5 19c-3 6-8 11-14 14s-12 5-20 5c-7 0-13-2-19-5s-10-8-14-14c-3-5-5-12-5-20zM5245 162l-67-27v-17l67-27h21zM5266 284c0 5 0 8 2 11 2 2 5 4 8 5 4 2 10 3 17 4v22h-115v-22c7-1 12-2 16-4 4-1 7-3 8-5 2-3 3-6 3-11v-157l61-36zM5479 114c11-4 20-8 27-10 6-3 12-4 16-6 5-1 9-1 14-1h12v38h-69zM5424 91c19 0 36 4 50 10 14 7 25 16 34 28 8 12 12 25 12 40s-5 30-14 43c-8 13-20 23-35 31-15 7-31 11-49 11-19 0-35-3-50-10-14-7-25-16-33-28-8-11-12-25-12-40s4-29 13-42c9-14 20-24 35-31 15-8 32-12 49-12zM5422 113c-13 0-22 5-29 14-6 10-9 24-9 41 0 13 2 24 5 34 4 9 9 17 15 22 6 6 13 8 21 8 12 0 21-4 27-14 7-9 10-23 10-41 0-13-2-24-6-33-3-10-8-17-14-23s-13-8-20-8zM5388 336c-13 0-23 3-30 9-8 7-11 15-11 26 0 8 2 15 7 20 5 6 13 10 22 13 10 4 21 5 34 5h15c15 0 27-2 38-5 11-4 20-9 26-16 7-6 10-14 10-22s-3-15-10-20c-6-5-14-7-26-7h-102v-11c-12 0-22-4-30-11-8-8-11-18-11-31 0-10 2-18 7-26s13-14 22-19c9-4 20-8 33-9l6 16c-10 0-17 2-22 5-5 4-7 8-7 15 0 6 1 10 5 13 3 3 8 4 15 4h97c15 0 27 3 38 8s19 13 25 22c6 10 9 21 9 34 0 15-6 28-17 40-11 13-25 23-44 30s-39 11-62 11h-15c-21 0-39-3-55-7-16-5-29-11-38-20-9-8-13-17-13-27s3-18 9-26c7-8 15-15 26-20s23-7 35-7h21v13zM5654 91l-21 71-67-27v-17l67-27zM5566 304c7-1 12-2 16-3 4-2 7-4 8-6 2-3 3-6 3-11v-157l61-36v193c0 5 1 8 2 11 2 2 5 4 8 6 4 1 10 2 17 3v22h-115zM5711 304c7-1 12-2 16-3 4-2 6-4 8-6 2-3 3-6 3-11v-113c0-13-4-22-10-28s-15-9-27-9c-7 0-14 1-22 4-7 3-15 7-22 12s-14 11-19 17v-18c7-11 16-21 26-30 11-8 22-15 33-20 12-5 23-8 34-8 22 0 38 6 50 18 11 12 17 29 17 51v124c0 5 1 8 2 11 2 2 5 4 9 6 4 1 9 2 16 3v22h-114zM6054 267c-10 21-23 37-40 48-16 11-35 16-56 16-22 0-42-5-59-14-17-10-31-23-40-41-9-17-14-36-14-59s5-44 15-63c10-20 24-35 42-46s37-17 58-17c18 0 34 4 48 12s24 19 32 33c7 15 11 31 11 50v15h-161v-23l112-2-7 10c0-15-2-28-5-39-3-10-7-18-14-23-6-6-13-9-21-9-10 0-20 4-28 11-7 7-14 17-18 29-4 13-7 27-7 44 0 18 3 33 9 46 6 12 14 22 25 28 11 7 24 10 39 10 13 0 24-2 35-7s21-12 31-22zM6280 84l-67-32v-17l67-33h21zM6301 267c0 5 1 9 2 12 2 3 5 5 8 7 4 1 10 2 17 3v22l-67 19h-21v-290l61-38zM6261 154c-9-13-17-22-26-27-8-5-17-8-28-8-14 0-25 4-35 12-10 7-17 18-23 31-5 14-7 30-7 48 0 17 2 32 6 44 5 13 12 22 21 29 9 6 19 9 32 9 7 0 15-1 23-5 8-3 15-7 22-14 7-6 13-14 18-23l4 15c-7 15-15 27-25 37-10 9-20 17-32 22s-24 7-37 7c-18 0-34-5-49-14-14-9-26-22-34-39-9-16-13-35-13-54 0-26 5-49 16-69 10-20 24-36 43-47 18-11 40-17 64-17 15 0 28 3 42 9 13 5 25 12 34 21zM6635 267c-10 21-23 37-40 48-16 11-35 16-56 16-22 0-42-5-59-14-17-10-30-23-40-41-9-17-14-36-14-59s5-44 15-63c10-20 24-35 42-46s37-17 58-17c18 0 34 4 48 12s24 19 32 33c8 15 11 31 11 50v15h-161v-23l112-2-7 10c0-15-1-28-5-39-3-10-7-18-14-23-5-6-13-9-21-9-10 0-20 4-28 11-7 7-13 17-18 29-4 13-6 27-6 44 0 18 2 33 8 46 6 12 14 22 25 28 11 7 24 10 39 10 13 0 24-2 35-7s21-12 31-22zM6747 91l-20 71-68-27v-17l68-27zM6659 304c7-1 13-2 16-3 4-2 7-4 9-6 1-3 2-6 2-11v-157l61-36v193c0 5 1 8 2 11 2 2 5 4 9 6 4 1 9 2 16 3v22h-115zM6800 304c7-1 12-2 16-3 4-2 7-4 8-6 2-3 3-6 3-11v-116c0-11-3-20-9-25-6-6-15-9-26-9-7 0-15 1-22 4-8 3-15 6-22 11s-13 10-18 17v-19c7-11 16-20 26-29 11-8 21-15 32-20 12-4 23-7 33-7 22 0 38 6 50 17 11 12 17 28 17 50v126c0 5 0 8 2 11 2 2 4 4 8 6 4 1 10 2 17 3v22h-115zM6940 304c7-1 13-2 17-3 4-2 6-4 8-6 2-3 3-6 3-11v-116c0-11-3-20-9-25-6-6-15-9-27-9-7 0-14 1-22 4-7 3-14 6-21 11s-14 10-19 17v-19c8-11 17-20 26-29 11-8 22-15 33-20 11-4 22-7 32-7 22 0 39 6 50 17 11 12 17 28 17 50v126c0 5 0 8 2 11 2 2 5 4 9 6 4 1 9 2 16 3v22h-115zM7184 331c-21 0-40-5-57-14-16-10-29-24-39-41-9-18-14-38-14-60s5-43 15-62 24-35 42-46c17-11 36-17 56-17 22 0 41 5 57 15 17 10 29 24 39 41 9 18 14 37 14 59 0 23-5 44-15 63s-24 34-41 46c-18 11-36 16-57 16zM7188 308c11 0 19-3 26-10 6-7 11-17 15-30 3-13 5-30 5-50s-3-39-7-54c-4-16-10-28-18-36-7-9-16-14-26-14s-19 4-25 11c-7 7-12 16-16 30-3 13-5 29-5 49 0 21 2 39 6 55 5 16 11 28 18 36 8 9 18 13 27 13zM7319 109c12-4 21-8 29-13 7-4 14-10 19-17 6-7 11-17 15-28h27v84h-90zM7409 265c0 8 2 14 7 19 4 4 10 8 19 11s20 4 33 5v22c-8 3-17 5-26 6-9 2-17 3-25 3-22 0-38-5-50-16-12-12-18-27-18-47v-151h60zM7463 135h-76v-38h76zM7509 39c0-6 2-13 5-18 3-6 8-11 14-14 6-4 12-7 20-7 7 0 13 3 19 7 6 3 10 8 14 14 3 5 5 12 5 19s-2 14-5 19c-4 6-8 11-14 14s-13 5-20 5-13-2-19-5-11-8-14-14c-3-5-5-12-5-20zM7559 162l-67-27v-17l67-27h21zM7580 284c0 5 0 8 2 11 2 2 4 4 8 5 4 2 10 3 17 4v22h-115v-22c7-1 12-2 16-4 4-1 7-3 8-5 2-3 3-6 3-11v-157l61-36zM7737 331c-20 0-40-5-56-14-17-10-30-24-39-41-10-18-14-38-14-60s5-43 15-62 24-35 41-46 36-17 57-17 40 5 57 15c16 10 29 24 38 41 10 18 14 37 14 59 0 23-5 44-15 63s-24 34-41 46c-17 11-36 16-57 16zM7742 308c10 0 19-3 25-10 7-7 12-17 15-30s5-30 5-50-2-39-7-54c-4-16-9-28-17-36-8-9-16-14-27-14-10 0-18 4-25 11s-12 16-15 30c-4 13-5 29-5 49 0 21 2 39 6 55s10 28 18 36c8 9 17 13 27 13zM7960 91l-20 71-67-27v-17l67-27zM7873 304c6-1 12-2 15-3 5-2 7-4 9-6 2-3 3-6 3-11v-157l60-36v193c0 5 1 8 2 11 2 2 5 4 9 6 4 1 9 2 16 3v22h-114zM8017 304c7-1 12-2 16-3 4-2 7-4 8-6 2-3 3-6 3-11v-113c0-13-3-22-9-28s-15-9-27-9c-7 0-15 1-23 4-7 3-15 7-22 12s-13 11-19 17v-18c7-11 16-21 27-30 10-8 21-15 33-20 11-5 22-8 33-8 22 0 38 6 50 18s18 29 18 51v124c0 5 0 8 2 11 2 2 4 4 8 6 4 1 10 2 17 3v22h-115z">
          <text:p/>
        </draw:path>
        <draw:frame draw:style-name="gr2" draw:text-style-name="P3" draw:layer="layout" svg:width="0.645cm" svg:height="0.577cm" svg:x="1.382cm" svg:y="22.34cm">
          <draw:text-box>
            <text:p text:style-name="P2"><text:span text:style-name="T1">�</text:span><text:span text:style-name="T1">. </text:span></text:p>
          </draw:text-box>
        </draw:frame>
        <draw:frame draw:style-name="gr2" draw:text-style-name="P3" draw:layer="layout" svg:width="9.611cm" svg:height="0.577cm" svg:x="10.197cm" svg:y="22.34cm">
          <draw:text-box>
            <text:p text:style-name="P2"><text:span text:style-name="T1"><text:s/>— </text:span><text:span text:style-name="T1">does </text:span><text:span text:style-name="T1">high </text:span><text:span text:style-name="T1">Conﬁde</text:span><text:span text:style-name="T1">nce (not </text:span><text:span text:style-name="T1">Curiosity</text:span><text:span text:style-name="T1">) </text:span><text:span text:style-name="T1">improve</text:span></text:p>
          </draw:text-box>
        </draw:frame>
        <draw:frame draw:style-name="gr2" draw:text-style-name="P3" draw:layer="layout" svg:width="3.092cm" svg:height="0.577cm" svg:x="2.046cm" svg:y="23.039cm">
          <draw:text-box>
            <text:p text:style-name="P2"><text:span text:style-name="T1">technical </text:span><text:span text:style-name="T1">tasks?</text:span></text:p>
          </draw:text-box>
        </draw:frame>
        <draw:path draw:style-name="gr1" draw:text-style-name="P1" draw:layer="layout" svg:width="5.655cm" svg:height="0.431cm" svg:x="2.063cm" svg:y="23.971cm" svg:viewBox="0 0 5656 432" svg:d="M254 113c-3-17-8-30-16-41-7-11-17-19-28-24-12-6-25-9-41-9-20 0-38 6-53 16-15 11-27 26-35 45-8 20-12 42-12 69s4 51 13 71c9 21 21 36 36 47 16 11 33 17 54 17 14 0 26-3 36-8 11-5 20-14 29-26 9-11 18-27 27-48h23l-13 79c-14 9-30 16-49 21s-38 8-58 8c-33 0-61-7-87-19-25-13-44-31-59-55-14-23-21-49-21-79 0-31 7-59 22-84 14-25 34-44 59-58s53-21 85-21c21 0 42 3 61 8 20 4 37 11 50 20v71zM535 321c-6 3-12 4-18 5-7 2-13 3-19 3-16 0-29-4-38-12-8-9-12-21-12-37v-128c0-13-3-24-9-31-6-6-15-10-27-10-10 0-19 3-25 10-6 6-9 16-9 27v27h-43c-4-3-8-6-10-11s-4-11-4-16c0-11 4-21 13-29 8-9 18-16 32-21s29-8 46-8c20 0 37 3 52 9 14 7 25 16 33 28 7 12 11 27 11 43v108c0 5 1 9 3 12 1 2 4 4 8 6 3 2 9 3 16 3zM457 284c-10 15-22 27-36 35-13 7-28 11-44 11-12 0-23-3-32-7-10-5-17-12-22-21s-8-19-8-30c0-17 6-30 16-41 10-12 25-20 46-26l87-25v21l-57 17c-12 4-20 9-25 15-5 7-7 15-7 25 0 6 1 12 4 17s7 8 12 11 11 5 17 5c9 0 17-3 26-8 9-4 16-11 23-19zM617 161l-67-27v-17l67-27h20zM637 385c0 5 1 8 2 11 2 2 5 4 9 6 4 1 9 3 16 4v21h-114v-21c6-1 12-3 16-4 4-2 6-4 8-6 2-3 3-6 3-11v-259l60-36zM609 156c7-14 15-26 25-36s20-17 32-22 24-8 37-8c18 0 34 5 49 14 15 10 27 23 35 39 8 17 13 35 13 54 0 27-6 50-16 70s-25 35-44 46c-18 11-39 17-64 17-14 0-28-3-42-8-13-5-25-13-34-22l16-32c8 12 17 21 26 26 8 5 18 8 28 8 13 0 25-4 35-11 10-8 17-18 23-32 5-14 8-30 8-48 0-17-3-32-7-44-5-12-12-22-21-28-9-7-19-10-32-10-7 0-15 2-23 5s-15 8-22 14c-7 7-13 14-18 23zM1049 321c-6 3-12 4-18 5-7 2-13 3-19 3-16 0-29-4-38-12-8-9-12-21-12-37v-128c0-13-3-24-9-31-6-6-15-10-27-10-10 0-19 3-25 10-6 6-9 16-9 27v27h-43c-4-3-8-6-10-11-3-5-4-11-4-16 0-11 4-21 12-29 9-9 19-16 33-21s29-8 46-8c20 0 37 3 52 9 14 7 25 16 33 28 7 12 11 27 11 43v108c0 5 1 9 2 12 2 2 5 4 9 6 3 2 9 3 16 3zM971 284c-10 15-22 27-36 35-13 7-28 11-45 11-11 0-22-3-31-7-10-5-17-12-22-21s-8-19-8-30c0-17 5-30 16-41 10-12 25-20 46-26l87-25v21l-57 17c-12 4-20 9-25 15-5 7-7 15-7 25 0 6 1 12 4 17s7 8 12 11 11 5 17 5c9 0 17-3 26-8 9-4 16-11 23-19zM1266 266c-8 21-21 36-37 47s-35 17-57 17c-21 0-40-5-56-15-17-9-30-23-39-40-10-18-14-37-14-59 0-24 5-46 15-65s24-34 42-44c17-11 37-17 59-17 16 0 30 3 43 8 12 5 22 12 29 21 8 9 11 19 11 30 0 6-1 11-4 15-3 5-6 8-11 11h-39v-12c0-16-3-28-9-36s-15-13-26-13-20 4-28 10c-8 7-14 16-18 28s-6 27-6 43c0 17 3 32 9 45 5 13 14 24 24 31 11 7 24 10 38 10 11 0 22-2 32-7s19-12 29-21zM1304 38c0-7 2-13 5-19 3-5 8-10 14-13 6-4 12-6 20-6 7 0 13 2 19 6 6 3 10 8 14 13 3 6 5 12 5 20 0 7-2 13-5 19-4 6-8 11-14 14s-13 5-20 5-13-2-19-5-11-8-14-14-5-12-5-20zM1354 161l-67-27v-17l67-27h21zM1375 283c0 4 0 8 2 10 2 3 4 5 8 6s10 3 17 4v21h-115v-21c7-1 12-3 16-4s7-3 8-6c2-2 3-6 3-10v-157l61-36zM1416 108c12-4 21-9 29-13 7-5 14-11 19-18 6-7 11-16 15-27h27v84h-90zM1506 264c0 7 2 14 7 18 4 5 10 9 19 12s20 4 33 5v21c-8 3-17 6-26 7-9 2-17 3-25 3-22 0-38-6-50-17s-18-26-18-47v-151h60zM1560 134h-76v-38h76zM1705 117c-9 1-16 3-21 5-4 2-6 5-7 9 0 4 1 9 4 16l50 123h-12l48-123c2-7 4-12 3-16 0-4-2-7-6-9s-11-4-21-5v-21h86v21c-8 2-14 4-17 6-4 2-7 6-9 12l-82 192h-25l-88-192c-2-5-5-9-9-12-3-2-9-4-17-6v-21h123zM1613 373c15 0 28-2 38-5s18-9 25-17 14-19 21-33l24 9c-9 23-18 43-27 59-9 15-18 26-29 34s-23 12-37 12c-7 0-14-1-20-4-7-2-12-5-15-8v-47zM1923 108c12-4 21-9 28-13 8-5 14-11 20-18 5-7 10-16 15-27h27v84h-90zM2013 264c0 7 2 14 6 18 5 5 11 9 20 12 8 3 20 4 33 5v21c-9 3-17 6-26 7-9 2-18 3-26 3-21 0-38-6-49-17-12-11-18-26-18-47v-151h60zM2067 134h-76v-38h76zM2163 82l-67-32v-16l67-33h20zM2183 283c0 4 1 8 2 10 2 3 5 5 9 6 4 2 9 3 16 4v21h-114v-21c6-1 12-2 16-4 4-1 6-3 8-6 2-2 3-6 3-10v-246l60-36zM2167 148c8-11 16-21 27-30 10-9 21-15 33-20 11-5 22-8 33-8 22 0 39 6 50 18 12 12 18 28 18 50v125c0 4 0 8 2 10 2 3 4 5 8 6 4 2 10 3 17 4v21h-115v-21c7-1 12-2 16-4 4-1 7-3 8-6 2-2 3-6 3-10v-114c0-12-3-21-9-27s-15-10-27-10c-7 0-15 2-22 5-8 3-16 7-23 12s-13 10-19 17zM2446 161l-68-27v-17l68-27h20zM2466 281c0 5 1 9 3 12 2 2 5 5 10 6 4 2 10 3 18 4v21h-119v-21c7-1 13-2 16-4 4-1 7-3 9-6 1-2 2-6 2-10v-157l61-36zM2458 170c9-17 17-31 24-43 7-11 15-20 22-27 7-6 15-10 22-10 3 0 6 1 9 2s5 2 7 4v55h-12c-12 0-21 2-29 4s-16 6-22 12c-7 5-14 12-21 21zM2767 266c-10 21-23 37-39 48-17 10-36 16-57 16-22 0-42-5-59-15-17-9-30-22-40-40-9-17-14-37-14-59 0-23 5-45 15-64s24-34 42-45 37-17 59-17c17 0 33 4 47 12s24 19 32 33 11 31 11 49v16h-161v-23l112-3-7 11c0-16-1-28-5-39-3-10-7-18-13-23-6-6-14-9-22-9-10 0-20 4-28 11-7 7-13 17-18 29-4 13-6 27-6 44 0 18 3 33 8 45 6 13 15 22 25 29 11 7 24 10 39 10 13 0 24-2 35-7s21-12 31-22zM2821 248c5 20 13 34 23 44 10 9 22 14 36 14 9 0 16-1 23-4 6-3 12-7 15-11 4-5 6-11 6-18 0-6-2-11-5-15-2-5-7-9-13-12s-14-6-25-9c-3-1-7-2-11-3-18-4-32-9-44-16-11-6-19-13-25-22-5-9-7-20-7-33 0-14 4-27 11-38 8-11 19-19 32-26 14-6 30-9 48-9 16 0 31 2 44 6 13 3 25 8 36 15v53h-28c-4-16-11-29-20-37-9-9-20-13-33-13-8 0-14 1-20 4-6 2-10 5-13 10-3 4-4 9-4 15s1 11 4 15 8 8 14 11c7 3 17 6 28 9 21 5 37 10 50 16 12 7 20 14 26 24 5 9 8 21 8 35 0 15-4 29-12 40-8 12-19 21-34 27-14 7-31 10-51 10-17 0-32-2-48-6-15-5-28-11-38-19v-57zM3069 82l-67-32v-16l67-33h20zM3089 283c0 4 1 8 3 10 1 3 4 5 8 6 4 2 9 3 16 4v21h-114v-21c7-1 12-2 16-4 4-1 7-3 8-6 2-2 3-6 3-10v-246l60-36zM3073 148c8-11 17-21 27-30 11-9 22-15 33-20s23-8 34-8c21 0 38 6 49 18 12 12 18 28 18 50v125c0 4 1 8 2 10 2 3 5 5 8 6 4 2 10 3 17 4v21h-115v-21c7-1 12-2 16-4 4-1 7-3 8-6 2-2 3-6 3-10v-114c0-12-3-21-9-27s-15-10-27-10c-7 0-14 2-22 5s-16 7-23 12-13 10-19 17zM3390 330c-21 0-40-5-57-15-16-9-30-23-39-40-9-18-14-38-14-60 0-23 5-44 15-63s24-34 41-45c18-11 36-17 57-17s40 5 57 15c16 10 29 24 39 41 9 18 14 37 14 59 0 23-5 43-16 63-10 19-23 34-40 45-18 11-37 17-57 17zM3394 307c10 0 19-4 26-10 6-7 11-17 14-30 4-14 5-30 5-50 0-21-2-39-6-54-4-16-10-28-18-37-7-8-16-13-26-13s-19 4-26 11c-6 6-11 16-15 29-3 14-5 30-5 50 0 21 2 39 6 55 4 15 11 28 18 36 8 9 17 13 27 13zM3590 82l-67-32v-16l67-33h21zM3611 283c0 4 0 8 2 10 2 3 5 5 8 6 4 2 10 3 17 4v21h-115v-21c7-1 12-2 16-4 4-1 7-3 8-6 2-2 3-6 3-10v-246l61-36zM3861 82l-67-32v-16l67-33h21zM3882 266c0 5 0 9 2 11 2 3 4 6 8 8 4 1 10 2 17 3v21l-68 20h-20v-290l61-38zM3842 152c-9-12-18-21-26-26s-18-8-29-8c-13 0-25 4-34 12-10 7-18 18-23 31-5 14-8 30-8 48 0 17 2 32 7 44s11 22 20 28c9 7 20 10 32 10 8 0 16-1 23-5 8-3 16-8 22-14 7-7 13-14 18-23l5 15c-7 15-15 27-25 37-10 9-21 17-32 22-12 4-24 7-37 7-18 0-35-5-49-14-15-10-26-23-34-39-9-17-13-35-13-55 0-25 5-48 15-68s25-36 43-47c19-11 41-17 65-17 14 0 28 3 41 8 14 6 25 13 35 22zM4074 82l-68-32v-16l68-33h20zM4094 283c0 4 1 8 2 10 2 3 5 5 8 6 5 2 10 3 17 4v21h-115v-21c7-1 13-2 16-4 4-1 7-3 9-6 1-2 2-6 2-10v-246l61-36zM4252 330c-21 0-40-5-57-15-16-9-29-23-39-40-9-18-14-38-14-60 0-23 5-44 15-63s24-34 41-45c18-11 37-17 57-17 21 0 41 5 57 15 17 10 29 24 39 41 9 18 14 37 14 59 0 23-5 43-15 63-10 19-24 34-41 45-18 11-37 17-57 17zM4256 307c11 0 19-4 26-10 6-7 11-17 15-30 3-14 5-30 5-50 0-21-3-39-7-54-4-16-10-28-18-37-7-8-16-13-26-13s-19 4-26 11c-6 6-11 16-15 29-3 14-5 30-5 50 0 21 2 39 6 55 5 15 11 28 18 36 8 9 17 13 27 13zM4597 266c-9 21-21 36-37 47s-35 17-57 17c-21 0-40-5-56-15-17-9-30-23-40-40-9-18-13-37-13-59 0-24 5-46 15-65s24-34 41-44c18-11 38-17 60-17 16 0 30 3 42 8 13 5 23 12 30 21s11 19 11 30c0 6-1 11-4 15-3 5-7 8-11 11h-39v-12c0-16-3-28-9-36-7-8-15-13-27-13-10 0-20 4-27 10-8 7-14 16-18 28-5 12-7 27-7 43 0 17 3 32 9 45s14 24 25 31 23 10 38 10c11 0 22-2 32-7s19-12 28-21zM4838 321c-6 3-12 4-19 5-6 2-12 3-18 3-17 0-29-4-38-12-8-9-13-21-13-37v-128c0-13-3-24-8-31-6-6-15-10-27-10-11 0-19 3-25 10-7 6-10 16-10 27v27h-42c-4-3-8-6-11-11-2-5-3-11-3-16 0-11 4-21 12-29 8-9 19-16 33-21s29-8 46-8c20 0 37 3 51 9 15 7 26 16 33 28 8 12 12 27 12 43v108c0 5 1 9 2 12 2 2 5 4 8 6 4 2 10 3 17 3zM4760 284c-11 15-23 27-36 35-13 7-28 11-45 11-12 0-22-3-32-7-9-5-16-12-21-21s-8-19-8-30c0-17 5-30 16-41 10-12 25-20 46-26l87-25v21l-57 17c-12 4-20 9-25 15-5 7-7 15-7 25 0 6 1 12 3 17 3 5 7 8 13 11 5 3 10 5 17 5 9 0 17-3 26-8 8-4 16-11 23-19zM4843 108c12-4 22-9 29-13 7-5 14-11 19-18 6-7 11-16 16-27h27v84h-91zM4934 264c0 7 2 14 6 18 4 5 11 9 19 12 9 3 20 4 34 5v21c-9 3-18 6-27 7-9 2-17 3-25 3-21 0-38-6-50-17s-17-26-17-47v-151h60zM4988 134h-77v-38h77zM5033 38c0-7 2-13 5-19 4-5 8-10 14-13 6-4 12-6 20-6 7 0 13 2 19 6 6 3 11 8 14 13 3 6 5 12 5 20 0 7-2 13-5 19s-8 11-14 14-12 5-20 5c-7 0-13-2-19-5s-10-8-14-14c-3-6-5-12-5-20zM5083 161l-67-27v-17l67-27h21zM5104 283c0 4 1 8 2 10 2 3 5 5 8 6 4 1 10 3 17 4v21h-115v-21c7-1 12-3 16-4s7-3 8-6c2-2 3-6 3-10v-157l61-36zM5262 330c-21 0-40-5-57-15-17-9-30-23-39-40-9-18-14-38-14-60 0-23 5-44 15-63s24-34 41-45c18-11 36-17 57-17s40 5 57 15c16 10 29 24 38 41 10 18 15 37 15 59 0 23-5 43-16 63-10 19-23 34-40 45-18 11-37 17-57 17zM5266 307c10 0 19-4 26-10 6-7 11-17 14-30 4-14 5-30 5-50 0-21-2-39-6-54-4-16-10-28-18-37-7-8-16-13-26-13s-19 4-26 11c-6 6-12 16-15 29-3 14-5 30-5 50 0 21 2 39 6 55 4 15 10 28 18 36 8 9 17 13 27 13zM5484 90l-20 71-67-27v-17l67-27zM5397 303c7-1 12-2 16-4 4-1 7-3 8-6 2-2 3-6 3-10v-157l60-36v193c0 4 1 8 3 10 1 3 4 5 8 6 4 2 9 3 16 4v21h-114zM5541 303c7-1 13-2 16-4 4-1 7-3 9-6 1-2 2-6 2-10v-114c0-12-3-21-9-27s-15-10-27-10c-7 0-14 2-22 5s-15 7-23 12c-7 5-13 10-19 17v-18c8-11 17-21 27-30 11-9 22-15 33-20s23-8 34-8c21 0 38 6 49 18 12 12 18 28 18 50v125c0 4 1 8 2 10 2 3 5 5 8 6 4 2 10 3 17 4v21h-115z">
          <text:p/>
        </draw:path>
        <draw:frame draw:style-name="gr2" draw:text-style-name="P3" draw:layer="layout" svg:width="0.645cm" svg:height="0.577cm" svg:x="1.382cm" svg:y="23.843cm">
          <draw:text-box>
            <text:p text:style-name="P2"><text:span text:style-name="T1">�</text:span><text:span text:style-name="T1">. </text:span></text:p>
          </draw:text-box>
        </draw:frame>
        <draw:frame draw:style-name="gr2" draw:text-style-name="P3" draw:layer="layout" svg:width="12.464cm" svg:height="0.577cm" svg:x="7.73cm" svg:y="23.843cm">
          <draw:text-box>
            <text:p text:style-name="P2"><text:span text:style-name="T1"><text:s/>— </text:span><text:span text:style-name="T1">between </text:span><text:span text:style-name="T1">4B and </text:span><text:span text:style-name="T1">70B, </text:span><text:span text:style-name="T1">where </text:span><text:span text:style-name="T1">exactly </text:span><text:span text:style-name="T1">does the </text:span><text:span text:style-name="T1">eﬀect </text:span><text:span text:style-name="T1">appear?</text:span></text:p>
          </draw:text-box>
        </draw:frame>
        <draw:frame draw:style-name="gr2" draw:text-style-name="P3" draw:layer="layout" svg:width="5.01cm" svg:height="0.577cm" svg:x="2.046cm" svg:y="24.542cm">
          <draw:text-box>
            <text:p text:style-name="P2"><text:span text:style-name="T1">(7B, 13B, </text:span><text:span text:style-name="T1">34B </text:span><text:span text:style-name="T1">candidat</text:span><text:span text:style-name="T1">es)</text:span></text:p>
          </draw:text-box>
        </draw:frame>
        <draw:path draw:style-name="gr1" draw:text-style-name="P1" draw:layer="layout" svg:width="5.062cm" svg:height="0.43cm" svg:x="2.07cm" svg:y="25.475cm" svg:viewBox="0 0 5063 431" svg:d="M25 222c5 28 14 48 27 62s31 20 54 20c13 0 24-2 33-6s17-10 22-17c5-8 8-17 8-27s-3-18-8-25c-4-6-10-12-18-16s-18-8-31-12c-4-1-9-2-13-4-21-5-38-11-52-19-14-7-25-17-33-29-8-11-12-26-12-44 0-17 5-33 14-47 9-15 22-26 39-34 17-7 35-11 57-11 19 0 37 2 53 6 15 5 30 12 44 21v73h-26c-4-17-9-31-16-42-5-10-13-18-22-25-9-5-20-7-33-7-11 0-21 2-29 5-8 4-14 10-19 17-4 6-6 14-6 23 0 11 2 20 7 26 6 7 13 11 20 15 8 3 18 6 31 10 3 0 5 1 8 2 22 6 41 13 56 21 14 7 26 18 34 30 9 12 13 27 13 45 0 19-5 36-16 50-10 15-25 26-44 35-18 8-40 12-64 12-20 0-39-3-57-8-18-6-34-13-46-23v-77zM259 108c12-4 21-9 29-13 7-5 13-11 19-18 5-7 10-16 15-28h27v84h-90zM349 264c0 7 2 14 6 18 5 5 11 9 20 12 8 2 20 4 33 5v21c-8 3-17 5-26 7s-18 3-25 3c-22 0-38-6-50-17s-18-26-18-47v-151h60zM403 133h-76v-38h76zM549 117c-10 1-16 3-21 5-4 2-7 5-7 9s1 9 4 16l50 123h-12l47-123c3-7 4-12 4-16s-3-7-7-9-10-4-20-5v-22h86v22c-8 1-14 3-18 6-3 2-6 6-8 12l-82 192h-25l-90-192c-2-5-5-9-8-12-4-3-9-5-17-6v-22h124zM455 373c17 0 30-2 39-5 10-4 19-9 26-17s14-19 20-33l25 9c-9 23-18 43-27 58s-19 26-30 34c-10 8-23 12-37 12-6 0-14-1-21-4-6-2-11-5-14-9v-45zM751 82l-67-33v-16l67-33h21zM772 283c0 4 0 8 2 10s4 5 8 6c4 2 10 3 17 4v21h-115v-21c7-1 12-2 16-4 4-1 7-4 8-6 2-2 3-6 3-10v-247l61-36zM1029 266c-10 21-23 37-39 48-17 10-35 16-57 16s-42-5-59-15c-17-9-30-23-40-40-9-17-13-37-13-59 0-23 4-45 14-64 11-19 25-35 42-46 18-11 37-16 59-16 18 0 34 4 47 12 14 8 25 19 32 33 8 14 12 30 12 49v16h-162v-23l112-3-7 11c0-16-1-29-5-39-3-10-7-18-13-24-6-5-13-8-22-8-10 0-19 4-27 11s-14 16-19 29c-4 12-6 27-6 44 0 18 3 33 9 45 5 13 14 22 24 29 11 6 24 10 40 10 12 0 24-3 34-7 11-5 22-13 31-22zM1199 82l-67-33v-16l67-33h21zM1220 283c0 4 1 8 2 10 2 2 5 5 8 6 4 2 10 3 17 4v21h-115v-21c7-1 12-2 16-4 4-1 7-4 8-6 2-2 3-6 3-10v-247l61-36zM1488 321c-5 2-12 4-18 5-7 2-13 3-19 3-16 0-29-5-38-13-8-8-12-20-12-36v-128c0-13-3-24-9-31s-15-10-26-10-20 3-26 10c-6 6-9 16-9 27v27h-43c-4-3-8-6-10-11s-3-11-3-16c0-11 4-21 12-29 8-9 19-16 32-21 14-5 30-8 47-8 19 0 36 3 51 9 14 7 25 16 33 28s11 27 11 43v108c0 5 1 9 3 11 1 3 4 5 8 7 3 2 9 3 16 3zM1410 284c-10 15-22 27-36 35-13 7-28 11-44 11-12 0-23-3-32-7-9-6-17-13-22-21-5-9-7-19-7-30 0-17 5-31 15-42s26-19 46-25l87-25v21l-57 17c-11 4-20 9-25 15-5 7-7 15-7 25 0 6 1 11 4 17 3 4 7 8 12 11s11 5 17 5c9 0 17-3 26-8 9-4 17-11 23-19zM1604 117c-10 1-17 3-21 5s-7 5-7 9c-1 4 1 9 4 16l50 123h-12l47-123c3-7 4-12 4-16s-3-7-7-9-11-4-20-5v-22h85v22c-7 1-13 3-17 6-3 2-6 6-8 12l-82 192h-25l-89-192c-2-5-5-9-8-12-4-3-9-5-17-6v-22h123zM1511 373c16 0 28-2 38-5 10-4 19-9 26-17s14-19 20-33l25 9c-9 23-18 43-27 58s-19 26-30 34-23 12-37 12c-6 0-13-1-20-4-6-2-11-5-14-9v-45zM1946 266c-10 21-23 37-39 48-17 10-36 16-57 16-22 0-42-5-59-15-17-9-30-23-40-40-9-17-14-37-14-59 0-23 5-45 15-64s24-35 42-46 37-16 59-16c17 0 33 4 47 12s24 19 32 33 11 30 11 49v16h-161v-23l112-3-7 11c0-16-1-29-5-39-3-10-7-18-13-24-6-5-14-8-22-8-10 0-20 4-28 11-7 7-13 16-18 29-4 12-6 27-6 44 0 18 3 33 8 45 6 13 15 22 25 29 11 6 24 10 39 10 13 0 24-3 35-7 11-5 21-13 31-22zM2038 160l-67-27v-16l67-27h20zM2058 281c0 5 1 9 3 12 2 2 5 5 10 6 4 2 10 3 19 4v21h-119v-21c6-1 12-2 15-4 4-1 7-4 9-6s2-6 2-10v-157l61-36zM2050 170c9-17 17-32 24-43s15-20 22-27 15-10 22-10c4 0 6 0 9 2 3 1 5 2 7 4v55h-12c-11 0-21 1-29 4-8 2-16 6-22 12-7 5-14 12-21 21zM2436 266c-9 20-21 36-37 47s-35 17-57 17c-21 0-40-5-57-15-16-10-29-23-39-40-9-18-14-37-14-59 0-24 5-46 15-65 11-19 25-34 42-45 18-11 38-16 60-16 15 0 30 3 42 8 13 5 23 12 30 21s11 19 11 30c0 5-2 11-4 15-3 5-7 8-11 11h-39v-12c0-16-3-28-9-36-7-9-16-13-27-13s-20 3-27 10c-8 7-14 16-19 28-4 12-6 27-6 43 0 17 3 32 9 45s14 23 25 31c11 7 23 10 37 10 12 0 23-2 32-7 10-5 20-12 29-21zM2566 330c-21 0-40-5-57-15-16-10-29-23-39-40-9-18-14-38-14-60 0-23 5-44 15-63s24-34 42-45c17-11 36-17 56-17 22 0 41 5 57 15 17 10 30 23 39 41 9 17 14 37 14 59s-5 43-15 62c-10 20-24 35-41 46s-36 17-57 17zM2570 307c11 0 19-4 26-10 6-7 11-17 15-30 3-14 5-30 5-50 0-21-3-39-7-54-4-16-10-28-18-37-7-9-16-13-26-13s-18 4-25 11c-7 6-12 16-16 29-3 14-5 30-5 50 0 21 2 39 6 54 5 16 11 28 18 37 8 8 18 13 27 13zM2789 90l-21 70-67-27v-16l67-27zM2701 303c7-1 12-2 16-4 4-1 7-4 8-6 2-2 3-6 3-10v-157l61-36v193c0 4 0 8 2 10s5 5 8 6c4 2 10 3 17 4v21h-115zM2842 303c7-1 12-2 16-4 4-1 6-4 8-6s3-6 3-10v-116c0-11-3-20-9-26s-15-9-27-9c-7 0-14 2-22 5-7 2-14 6-21 11s-13 10-18 16v-18c7-11 16-21 26-29s21-15 32-20 22-7 33-7c21 0 38 6 49 17 12 11 17 28 17 50v126c0 4 1 8 3 10 1 2 4 5 8 6 4 2 9 3 16 4v21h-114zM2982 303c7-1 13-2 16-4 4-1 7-4 9-6 1-2 2-6 2-10v-116c0-11-3-20-9-26-5-6-14-9-27-9-6 0-13 2-21 5-8 2-15 6-22 11s-13 10-18 16v-18c7-11 16-21 26-29s21-15 33-20c11-5 22-7 32-7 22 0 38 6 49 17 12 11 17 28 17 50v126c0 4 1 8 3 10s5 5 8 6c4 2 10 3 17 4v21h-115zM3183 160l-67-27v-16l67-27h21zM3204 384c0 5 1 8 2 11 2 2 5 4 8 6 4 1 10 3 17 4v21h-115v-21c7-1 12-3 16-4 4-2 7-4 8-6 2-3 3-6 3-11v-258l61-36zM3175 156c7-14 16-26 26-36 9-10 20-18 32-22 11-5 23-8 36-8 18 0 35 5 49 14 15 10 27 23 35 39 8 17 12 35 12 54 0 27-5 50-15 70s-24 35-43 46-40 17-64 17c-14 0-28-3-42-8-14-6-25-13-34-22l15-33c9 13 18 22 26 27 9 5 18 8 29 8 13 0 25-4 35-11 10-8 17-18 22-32 6-14 8-30 8-48 0-17-2-32-7-44-4-12-11-22-20-28-9-7-20-10-32-10-7 0-15 2-23 5s-15 8-22 14c-7 7-13 14-18 23zM3453 82l-67-33v-16l67-33h20zM3473 283c0 4 1 8 2 10 2 2 5 5 9 6 4 2 9 3 16 4v21h-114v-21c6-1 12-2 16-4 4-1 6-4 8-6s3-6 3-10v-247l60-36zM3731 266c-10 21-23 37-40 48-16 10-35 16-57 16s-41-5-59-15c-17-9-30-23-39-40-10-17-14-37-14-59 0-23 5-45 15-64s24-35 42-46c17-11 37-16 58-16 18 0 34 4 47 12 14 8 25 19 32 33 8 14 12 30 12 49v16h-161v-23l111-3-6 11c0-16-2-29-5-39s-8-18-14-24c-6-5-13-8-21-8-11 0-20 4-28 11s-14 16-18 29c-5 12-7 27-7 44 0 18 3 33 9 45 6 13 14 22 25 29 11 6 24 10 39 10 12 0 24-3 35-7 11-5 21-13 31-22zM3753 108c12-4 21-9 28-13 8-5 14-11 20-18 5-7 10-16 15-28h27v84h-90zM3843 264c0 7 2 14 6 18 5 5 11 9 20 12 8 2 20 4 33 5v21c-9 3-17 5-26 7s-18 3-26 3c-21 0-37-6-49-17s-18-26-18-47v-151h60zM3897 133h-76v-38h76zM4131 266c-10 21-23 37-40 48-16 10-35 16-57 16s-41-5-59-15c-17-9-30-23-39-40-10-17-14-37-14-59 0-23 5-45 15-64s24-35 42-46c17-11 37-16 58-16 18 0 34 4 48 12 13 8 24 19 32 33 7 14 11 30 11 49v16h-161v-23l111-3-6 11c0-16-2-29-5-39s-8-18-14-24c-6-5-13-8-21-8-11 0-20 4-28 11s-14 16-18 29c-5 12-7 27-7 44 0 18 3 33 9 45 6 13 14 22 25 29 11 6 24 10 39 10 12 0 24-3 35-7 11-5 21-13 31-22zM4243 90l-21 70-67-27v-16l67-27zM4155 303c7-1 12-2 16-4 4-1 7-4 8-6 2-2 3-6 3-10v-157l61-36v193c0 4 0 8 2 10s4 5 8 6c4 2 10 3 17 4v21h-115zM4300 303c6-1 12-2 15-4 4-1 7-4 9-6s3-6 3-10v-114c0-12-4-21-10-27s-15-10-27-10c-7 0-14 2-22 5s-15 7-22 12c-8 5-14 10-19 17v-18c7-12 16-21 26-30 11-9 22-16 33-20 12-5 23-8 34-8 22 0 38 6 50 18 11 11 17 28 17 50v125c0 4 1 8 2 10 2 2 5 5 9 6 4 2 9 3 16 4v21h-114zM4643 266c-10 21-23 37-40 48-16 10-35 16-57 16s-41-5-59-15c-17-9-30-23-39-40-10-17-14-37-14-59 0-23 5-45 15-64s24-35 42-46c17-11 37-16 58-16 18 0 34 4 47 12 14 8 25 19 32 33 8 14 12 30 12 49v16h-161v-23l111-3-6 11c0-16-2-29-5-39s-8-18-14-24c-6-5-13-8-21-8-11 0-20 4-28 11s-14 16-18 29c-5 12-7 27-7 44 0 18 3 33 9 45 6 13 14 22 25 29 11 6 24 10 39 10 12 0 24-3 35-7 11-5 21-13 31-22zM4697 248c5 19 12 34 22 44 10 9 22 14 37 14 9 0 16-1 22-4 7-3 12-7 16-11 3-6 5-11 5-18 0-6-1-11-4-16-3-4-7-8-13-11s-14-6-25-9c-4-1-8-2-11-3-18-4-33-9-44-16-11-6-20-13-25-22s-8-20-8-33c0-14 4-27 12-38s18-19 32-26c14-6 30-9 47-9 16 0 31 2 44 5 14 4 25 9 36 16v53h-27c-5-16-11-29-20-37-10-9-21-13-34-13-7 0-14 1-20 3-5 3-10 6-12 11-3 4-5 9-5 15s2 11 5 15c2 4 7 8 14 11s16 6 28 9c21 4 37 10 49 16s21 14 27 24c5 9 8 21 8 35 0 15-4 29-12 40-8 12-19 21-34 27-15 7-32 10-52 10-16 0-32-2-47-6-15-5-28-11-39-19v-57zM4907 248c5 19 13 34 23 44 10 9 22 14 36 14 9 0 16-1 23-4 6-3 11-7 15-11 4-6 6-11 6-18 0-6-2-11-5-16-2-4-7-8-13-11s-14-6-25-9c-4-1-7-2-11-3-18-4-33-9-44-16-11-6-19-13-25-22-5-9-7-20-7-33 0-14 3-27 11-38s18-19 32-26c14-6 30-9 47-9s31 2 45 5c13 4 25 9 35 16v53h-27c-4-16-11-29-20-37-9-9-20-13-34-13-7 0-14 1-19 3-6 3-10 6-13 11-3 4-5 9-5 15s2 11 5 15 8 8 14 11c7 3 16 6 28 9 21 4 37 10 49 16s21 14 27 24c5 9 8 21 8 35 0 15-4 29-12 40-8 12-19 21-34 27-14 7-32 10-51 10-17 0-32-2-48-6-15-5-28-11-38-19v-57z">
          <text:p/>
        </draw:path>
        <draw:frame draw:style-name="gr2" draw:text-style-name="P3" draw:layer="layout" svg:width="0.645cm" svg:height="0.577cm" svg:x="1.382cm" svg:y="25.346cm">
          <draw:text-box>
            <text:p text:style-name="P2"><text:span text:style-name="T1">�</text:span><text:span text:style-name="T1">. </text:span></text:p>
          </draw:text-box>
        </draw:frame>
        <draw:frame draw:style-name="gr2" draw:text-style-name="P3" draw:layer="layout" svg:width="11.021cm" svg:height="0.577cm" svg:x="7.145cm" svg:y="25.346cm">
          <draw:text-box>
            <text:p text:style-name="P2"><text:span text:style-name="T1"><text:s/>— </text:span><text:span text:style-name="T1">full </text:span><text:span text:style-name="T1">linguistic </text:span><text:span text:style-name="T1">analysis </text:span><text:span text:style-name="T1">beyond </text:span><text:span text:style-name="T1">hedging </text:span><text:span text:style-name="T1">(modal </text:span><text:span text:style-name="T1">verbs,</text:span></text:p>
          </draw:text-box>
        </draw:frame>
        <draw:frame draw:style-name="gr2" draw:text-style-name="P3" draw:layer="layout" svg:width="7.753cm" svg:height="0.577cm" svg:x="2.046cm" svg:y="26.045cm">
          <draw:text-box>
            <text:p text:style-name="P2"><text:span text:style-name="T1">assertio</text:span><text:span text:style-name="T1">n </text:span><text:span text:style-name="T1">density, </text:span><text:span text:style-name="T1">syntactic </text:span><text:span text:style-name="T1">complexi</text:span><text:span text:style-name="T1">ty)</text:span></text:p>
          </draw:text-box>
        </draw:frame>
        <draw:path draw:style-name="gr1" draw:text-style-name="P1" draw:layer="layout" svg:width="4.942cm" svg:height="0.431cm" svg:x="2.057cm" svg:y="26.977cm" svg:viewBox="0 0 4943 432" svg:d="M104 264c0 8 1 15 4 20s7 8 13 10 14 3 25 3h5v27h-151v-22c9 0 17-2 22-4 6-2 10-5 12-10 2-4 3-10 3-18v-197c0-8-1-14-3-18-2-5-6-8-12-10-5-2-13-3-22-4v-22h104zM147 19c35 0 65 6 90 18 26 12 46 30 60 52s21 48 21 77c0 30-7 58-21 82-13 24-33 43-57 56s-52 20-82 20h-76v-27h71c19 0 35-4 49-14 15-10 27-24 35-43 8-18 12-40 12-64 0-27-4-51-14-70-9-20-22-35-39-45s-37-15-59-15h-55v-27zM465 117c-10 1-17 2-21 5-5 2-7 5-7 9-1 4 0 9 3 16l51 122h-13l48-122c3-7 4-12 4-16-1-4-3-7-7-9-4-3-11-4-20-5v-22h85v22c-8 1-13 3-17 6-3 2-6 6-9 12l-81 192h-26l-89-192c-2-6-5-10-9-12-3-3-9-5-16-6v-22h124zM371 373c15 0 28-2 38-6 11-3 19-9 26-17 8-7 14-18 21-33l25 10c-10 23-19 42-27 58-9 16-19 27-30 35-12 8-24 12-38 12-7 0-13-2-20-4s-11-5-14-9v-46zM694 90l-21 70-67-27v-16l67-27zM606 302c7 0 12-1 16-3s7-4 8-6c2-2 3-6 3-10v-158l61-35v193c0 4 0 8 2 10 1 2 4 4 8 6s10 3 17 3v22h-115zM750 302c7 0 13-1 16-3 4-2 7-4 9-6 1-2 2-6 2-10v-114c0-12-3-22-9-28s-15-9-27-9c-7 0-14 2-22 5s-15 7-23 12c-7 4-13 10-18 17v-18c7-12 16-22 26-30 11-9 22-16 33-21s23-7 34-7c21 0 38 6 49 17 12 12 18 29 18 51v125c0 4 1 8 2 10 2 2 5 4 8 6 4 2 10 3 17 3v22h-115zM1109 321c-6 2-12 4-19 5-6 1-12 2-18 2-17 0-29-4-38-12s-13-20-13-36v-128c0-14-3-24-8-31-6-7-15-10-27-10-11 0-19 3-25 10-7 6-10 15-10 27v27h-42c-4-3-8-7-11-11-2-6-3-11-3-16 0-11 4-21 12-30s19-15 33-21c14-5 29-7 46-7 20 0 37 3 51 9 15 6 26 15 33 28 8 12 12 26 12 43v108c0 4 1 8 2 11 2 3 5 5 8 7 4 1 10 2 17 3zM1031 284c-11 15-23 27-36 34-13 8-28 11-45 11-12 0-22-2-32-7-9-5-16-12-21-21-5-8-8-18-8-29 0-17 5-31 16-42 10-11 25-20 46-25l87-25v20l-57 18c-12 4-20 9-25 15s-7 15-7 25c0 6 1 11 3 16 3 5 7 9 13 12 5 3 10 4 17 4 8 0 17-2 26-7 8-5 16-11 23-19zM1215 90l-21 70-67-27v-16l67-27zM1127 302c7 0 12-1 16-3s7-4 8-6c2-2 3-6 3-10v-158l61-35v193c0 4 0 8 2 10s4 4 8 6 10 3 17 3v22h-115zM1268 302c6 0 12-1 16-3s6-4 8-6 3-6 3-10v-116c0-11-3-20-9-26s-15-9-27-9c-7 0-14 2-22 5-7 2-14 6-21 11-7 4-13 10-18 16v-18c7-11 16-21 26-29 10-9 21-15 32-20s22-7 33-7c21 0 38 5 49 17 11 11 17 28 17 49v127c0 4 1 8 2 10 2 2 5 4 9 6s9 3 16 3v22h-114zM1408 302c7 0 12-1 16-3s7-4 8-6c2-2 3-6 3-10v-116c0-11-3-20-9-26s-15-9-27-9c-6 0-13 2-21 5-8 2-15 6-22 11-7 4-13 10-18 16v-18c7-11 16-21 26-29 10-9 21-15 33-20 11-5 22-7 32-7 22 0 38 5 49 17 11 11 17 28 17 49v127c0 4 1 8 3 10s5 4 8 6c4 2 10 3 17 3v22h-115zM1563 38c0-7 2-13 5-19s8-10 14-14c6-3 12-5 20-5 7 0 13 2 19 5 6 4 10 8 14 14 3 6 5 12 5 19s-2 14-5 20c-4 6-8 10-14 13-6 4-13 5-20 5s-13-1-19-5c-6-3-11-7-14-13s-5-13-5-20zM1613 160l-67-27v-16l67-27h21zM1634 283c0 4 0 8 2 10s4 4 8 6c4 1 10 2 17 3v22h-115v-22c7-1 12-2 16-3 4-2 7-4 8-6 2-2 3-6 3-10v-158l61-35zM1885 265c-8 21-21 37-37 48s-35 16-57 16c-21 0-40-4-56-14-17-10-30-23-39-41-10-17-14-36-14-58 0-24 5-46 15-65s24-34 42-45c17-11 37-16 59-16 16 0 30 2 43 7 12 6 22 13 29 22 8 9 11 19 11 30 0 5-1 10-4 15-3 4-6 8-11 11h-39v-13c0-15-3-27-9-35-6-9-15-13-26-13s-20 3-28 10c-8 6-14 16-18 28s-6 26-6 42c0 18 3 33 9 46 5 13 14 23 24 30 11 7 24 11 38 11 11 0 22-2 32-7s19-12 28-22zM2101 117c-9 1-16 2-20 5-4 2-7 4-7 8-1 4 0 9 3 16l46 116h-8l46-116c3-7 4-12 3-16 0-4-3-6-7-8-4-3-11-4-21-5v-22h87v22c-6 1-10 2-13 4-4 1-6 2-8 4-2 3-4 6-5 9l-84 193h-21l-88-192c-2-4-4-7-6-10-2-2-4-3-8-4-3-2-7-3-12-4v-22h123zM2264 247c5 20 13 35 23 44 10 10 22 15 36 15 9 0 16-2 23-4 6-3 11-7 15-12s6-11 6-17c0-7-2-12-5-16-2-4-7-8-13-11-6-4-14-7-25-10-3 0-7-1-11-2-18-4-33-10-44-16s-19-14-25-23c-5-8-7-19-7-32 0-14 4-27 11-38 8-11 19-20 32-26 14-6 30-9 48-9 16 0 30 2 44 5 13 3 25 9 36 16v53h-28c-4-16-11-29-20-37-9-9-20-14-34-14-7 0-14 2-19 4-6 2-10 6-13 11-3 4-4 9-4 15s1 11 4 15 8 8 14 11c7 3 17 6 28 9 21 4 37 10 49 16 13 6 21 14 27 24 5 9 8 20 8 34 0 16-4 29-12 41s-19 21-34 27c-14 6-32 9-51 9-17 0-32-2-48-6-15-4-28-10-38-18v-58zM2440 288c0-7 1-13 5-19 3-6 8-11 14-15 6-3 13-5 20-5s13 2 19 5c6 4 11 9 15 15 3 6 5 12 5 19s-2 14-5 20c-4 6-9 11-15 14-6 4-12 5-19 5s-14-1-20-5c-6-3-11-8-14-14-4-6-5-13-5-20zM2626 302c7 0 12-1 16-3s7-4 8-6c2-2 3-6 3-10v-188c0-18 5-35 15-49 11-14 26-25 45-33s42-12 67-12c20 0 37 2 51 6 15 4 26 9 35 17 8 7 12 15 12 25 0 5-2 10-5 14-3 5-7 8-12 11h-50v-14c0-12-3-22-10-29s-16-10-28-10c-13 0-24 3-33 9-8 6-15 14-20 25s-7 24-7 40v186c0 5 1 9 3 12 2 2 6 4 11 6 4 2 11 3 19 3v22h-120zM2622 107c14-4 26-9 36-15 9-6 19-14 28-25h21v66h-85zM2851 133h-161v-38h161zM2784 302c7-1 12-2 16-3 4-2 7-4 8-6 2-2 3-6 3-10v-188l40-5h21v193c0 4 0 8 2 10s4 4 8 6c4 1 10 2 17 3v22h-115zM3088 143c4-6 6-10 6-14 0-3-2-6-6-8s-10-4-17-4v-22h89v22c-8 1-14 3-18 5s-8 6-12 12l-70 85-17-17zM2947 133c-4-5-9-9-13-11-4-3-9-5-16-5v-22h126v22c-9 0-15 2-19 4-3 2-5 5-6 8 0 4 2 8 6 14l40 54 67 89c5 5 9 10 13 12s9 4 16 4v22h-125v-22c8 0 14-2 18-3 4-3 6-5 6-9 0-3-2-8-6-13l-41-58zM2986 277c-4 5-6 10-6 13 0 4 2 6 6 9 4 1 10 3 18 3v22h-90v-22c8-1 14-2 18-5 4-2 8-6 12-12l70-84 17 17zM3377 265c-10 22-24 38-40 48-16 11-35 16-57 16s-42-4-59-14c-17-9-30-23-40-40-9-17-13-37-13-59 0-24 5-45 15-64s24-35 41-46c18-11 37-16 59-16 18 0 34 4 47 12 14 7 25 19 32 33 8 14 12 30 12 49v15h-162v-22l112-3-6 10c0-15-2-28-5-38-3-11-8-19-14-24s-13-8-22-8c-10 0-19 3-27 10s-14 17-18 30c-5 12-7 27-7 44s3 32 9 45c6 12 14 22 25 29 11 6 24 9 39 9 12 0 24-2 34-7 11-4 22-12 31-22zM3603 82l-67-32v-17l67-32h21zM3624 265c0 5 0 9 2 12 1 3 4 5 8 7s9 3 16 4v21l-67 19h-20v-290l61-37zM3584 152c-9-12-18-21-26-27-8-5-18-7-29-7-13 0-25 4-34 11-10 8-18 18-23 32-5 13-8 29-8 47s2 32 7 45c4 12 11 21 20 28s20 10 32 10c8 0 16-2 23-5 8-3 16-8 22-14 7-7 13-15 18-24l5 16c-7 14-15 26-25 36s-21 17-32 22c-12 5-24 7-37 7-18 0-35-4-49-13-15-10-26-23-35-39-8-17-12-35-12-55 0-26 5-49 15-68 10-21 25-36 43-47 19-12 40-17 65-17 14 0 28 2 41 8 14 5 25 12 35 21zM3778 247c5 20 13 35 23 44 10 10 22 15 36 15 9 0 16-2 23-4 6-3 11-7 15-12s6-11 6-17c0-7-2-12-5-16s-7-8-13-11c-6-4-14-7-25-10-4 0-7-1-11-2-18-4-33-10-44-16s-19-14-25-23c-5-8-8-19-8-32 0-14 4-27 12-38s18-20 32-26 30-9 47-9 31 2 44 5c14 3 26 9 36 16v53h-27c-4-16-11-29-20-37-9-9-21-14-34-14-7 0-14 2-20 4-5 2-9 6-12 11-3 4-5 9-5 15s2 11 5 15 7 8 14 11 16 6 28 9c21 4 37 10 49 16s21 14 27 24c5 9 8 20 8 34 0 16-4 29-12 41s-19 21-34 27-32 9-52 9c-16 0-32-2-47-6s-28-10-39-18v-58zM3956 108c12-5 22-9 29-13 7-5 14-11 19-18 6-7 11-16 16-28h27v84h-91zM4047 263c0 8 2 14 6 19s11 9 19 12c9 2 20 4 34 5v21c-9 3-18 5-27 7-8 1-17 2-25 2-21 0-38-5-50-16-11-11-17-27-17-47v-151h60zM4101 133h-77v-38h77zM4350 321c-6 2-12 4-19 5-6 1-13 2-19 2-16 0-28-4-37-12s-13-20-13-36v-128c0-14-3-24-9-31s-14-10-26-10c-11 0-19 3-26 10-6 6-9 15-9 27v27h-42c-5-3-8-7-11-11-2-6-3-11-3-16 0-11 4-21 12-30s19-15 33-21c13-5 29-7 46-7 20 0 37 3 51 9 15 6 26 15 33 28 8 12 12 26 12 43v108c0 4 0 8 2 11s4 5 8 7c4 1 9 2 17 3zM4271 284c-10 15-22 27-35 34-14 8-29 11-45 11-12 0-22-2-32-7-9-5-16-12-21-21-6-8-8-18-8-29 0-17 5-31 15-42s26-20 47-25l87-25v20l-58 18c-11 4-19 9-25 15-4 6-7 15-7 25 0 6 2 11 4 16 3 5 7 9 12 12s11 4 17 4c9 0 18-2 26-7 9-5 17-11 23-19zM4355 108c12-5 21-9 29-13 7-5 13-11 19-18 5-7 11-16 15-28h27v84h-90zM4445 263c0 8 2 14 6 19 5 5 11 9 20 12 9 2 20 4 33 5v21c-8 3-17 5-26 7-9 1-17 2-25 2-22 0-38-5-50-16s-18-27-18-47v-151h60zM4499 133h-76v-38h76zM4733 265c-10 22-23 38-40 48-16 11-35 16-56 16-23 0-42-4-59-14-17-9-31-23-40-40s-14-37-14-59c0-24 5-45 15-64s24-35 42-46c17-11 37-16 58-16 18 0 34 4 48 12 14 7 24 19 32 33 7 14 11 30 11 49v15h-161v-22l112-3-7 10c0-15-2-28-5-38-3-11-8-19-14-24s-13-8-21-8c-11 0-20 3-28 10s-14 17-18 30c-4 12-7 27-7 44s3 32 9 45c6 12 14 22 25 29 11 6 24 9 39 9 13 0 24-2 35-7 11-4 21-12 31-22zM4787 247c5 20 13 35 23 44 9 10 22 15 36 15 9 0 16-2 23-4 6-3 11-7 15-12s6-11 6-17c0-7-2-12-5-16s-7-8-13-11c-6-4-14-7-25-10-4 0-7-1-11-2-18-4-33-10-44-16s-19-14-25-23c-5-8-8-19-8-32 0-14 4-27 12-38s18-20 32-26 30-9 47-9c16 0 31 2 44 5 14 3 26 9 36 16v53h-27c-4-16-11-29-20-37-9-9-21-14-34-14-7 0-14 2-20 4-5 2-9 6-12 11-3 4-5 9-5 15s2 11 5 15 7 8 14 11 16 6 28 9c21 4 37 10 49 16s21 14 27 24c5 9 8 20 8 34 0 16-4 29-12 41s-19 21-34 27-32 9-52 9c-16 0-32-2-47-6s-28-10-39-18v-58z">
          <text:p/>
        </draw:path>
        <draw:frame draw:style-name="gr2" draw:text-style-name="P3" draw:layer="layout" svg:width="0.645cm" svg:height="0.577cm" svg:x="1.382cm" svg:y="26.849cm">
          <draw:text-box>
            <text:p text:style-name="P2"><text:span text:style-name="T1">�</text:span><text:span text:style-name="T1">. </text:span></text:p>
          </draw:text-box>
        </draw:frame>
        <draw:frame draw:style-name="gr2" draw:text-style-name="P3" draw:layer="layout" svg:width="11.927cm" svg:height="0.577cm" svg:x="7.012cm" svg:y="26.849cm">
          <draw:text-box>
            <text:p text:style-name="P2"><text:span text:style-name="T1"><text:s/>— </text:span><text:span text:style-name="T1">does </text:span><text:span text:style-name="T1">real-time </text:span><text:span text:style-name="T1">emotion</text:span><text:span text:style-name="T1">al </text:span><text:span text:style-name="T1">modulati</text:span><text:span text:style-name="T1">on </text:span><text:span text:style-name="T1">based </text:span><text:span text:style-name="T1">on </text:span><text:span text:style-name="T1">respons</text:span><text:span text:style-name="T1">e</text:span></text:p>
          </draw:text-box>
        </draw:frame>
        <draw:polygon draw:style-name="gr1" draw:text-style-name="P1" draw:layer="layout" svg:width="18.733cm" svg:height="0.017cm" svg:x="1.146cm" svg:y="29.143cm" svg:viewBox="0 0 18734 18" draw:points="0,0 18734,0 18734,18 0,18">
          <text:p/>
        </draw:polygon>
        <draw:frame draw:style-name="gr2" draw:text-style-name="P3" draw:layer="layout" svg:width="6.411cm" svg:height="0.577cm" svg:x="2.046cm" svg:y="27.547cm">
          <draw:text-box>
            <text:p text:style-name="P2"><text:span text:style-name="T1">quality </text:span><text:span text:style-name="T1">outperfo</text:span><text:span text:style-name="T1">rm ﬁxed </text:span><text:span text:style-name="T1">blocks?</text:span></text:p>
          </draw:text-box>
        </draw:frame>
      </draw:page>
      <draw:page draw:name="page10" draw:style-name="dp1" draw:master-page-name="master-page47">
        <draw:path draw:style-name="gr1" draw:text-style-name="P1" draw:layer="layout" svg:width="7.954cm" svg:height="0.479cm" svg:x="1.003cm" svg:y="0.478cm" svg:viewBox="0 0 7955 480" svg:d="M5 339c18-2 31-3 39-5 8-3 13-6 16-10 3-5 5-12 5-22v-206l11 11h-76v-27c21-2 39-6 52-10 12-4 23-11 33-19 9-8 18-21 28-36h27v287c0 10 1 17 4 22 2 4 8 7 16 10 8 2 21 3 39 5v27h-194zM237 339c18-2 31-3 39-5 8-3 14-6 17-10 3-5 4-12 4-22v-206l11 11h-75v-27c21-2 38-6 51-10s24-11 33-19 19-21 28-36h27v287c0 10 1 17 4 22 3 4 8 7 16 10 8 2 22 3 40 5v27h-195zM467 325c0-8 2-15 5-22 4-7 10-12 16-16 7-4 15-6 23-6s15 2 21 6c7 4 13 9 17 16s6 14 6 22-2 16-6 22c-4 7-10 12-17 16-6 4-13 6-21 6s-16-2-23-6c-6-4-12-9-16-16-3-6-5-14-5-22zM966 126c-4-19-10-34-18-46-9-13-19-21-32-27-13-7-28-10-46-10-23 0-44 6-61 18s-30 29-38 51c-9 21-14 47-14 77 0 31 5 59 15 82 9 23 23 41 40 53 18 12 38 18 61 18 16 0 29-2 41-8s22-16 32-29c11-14 21-32 30-54h27l-15 88c-15 10-33 18-55 24s-44 9-66 9c-37 0-69-8-98-22-28-14-50-35-66-61-15-26-23-57-23-90 0-35 8-67 23-95 16-28 39-50 67-66 28-15 60-23 96-23 24 0 47 2 69 8 23 5 42 13 57 22v81zM1157 372c-24 0-45-6-64-17-18-11-33-26-44-46-10-19-15-41-15-66 0-26 5-50 16-71 12-22 27-39 47-52 19-12 41-18 64-18 24 0 45 5 64 16s33 27 44 47c10 19 16 41 16 66 0 26-6 50-17 71-11 22-27 39-47 51-19 12-40 19-64 19zM1162 346c12 0 21-4 28-11 8-8 14-19 18-34s6-34 6-56c0-24-3-44-8-62-4-17-11-31-20-41-8-9-18-14-30-14-11 0-21 4-28 12-8 7-14 18-18 33s-6 33-6 55c0 25 3 45 8 63 4 17 11 31 20 40 9 10 19 15 30 15zM1408 102l-23 79-76-30v-19l76-30zM1309 341c8-1 14-2 19-4 4-1 7-4 9-6 2-3 3-7 3-12v-177l68-40v217c0 5 1 9 3 12 2 2 5 5 9 6 5 2 11 3 19 4v25h-130zM1467 341c8-1 15-2 19-4 4-1 7-4 9-6 2-3 3-7 3-12v-130c0-13-3-23-10-29-6-7-16-10-30-10-7 0-15 1-24 5-8 3-17 7-25 12-7 5-14 12-20 18v-20c8-12 18-23 30-33 11-10 23-17 36-22 12-6 25-8 37-8 24 0 43 6 55 19 13 13 19 31 19 56v142c0 5 1 9 3 12 2 2 5 5 10 6 4 2 10 3 18 4v25h-130zM1626 341c8-1 14-2 18-4 5-1 8-4 9-6 2-3 3-7 3-12v-130c0-13-3-23-10-29-6-7-16-10-30-10-7 0-15 1-24 5-8 3-17 7-24 12-8 5-15 12-21 18v-20c9-12 18-23 30-33 11-10 23-17 36-22 13-6 25-8 37-8 24 0 43 6 55 19 13 13 20 31 20 56v142c0 5 0 9 2 12 2 2 5 5 10 6 4 2 10 3 18 4v25h-129zM1852 181l-76-30v-19l76-30h24zM1876 433c0 5 0 9 2 12s5 5 10 7c4 1 10 3 18 4v24h-130v-24c8-1 15-3 19-4 5-2 8-4 10-7 1-3 2-7 2-12v-291l69-40zM1844 176c8-16 17-30 28-41s23-19 37-25c13-5 27-8 41-8 20 0 39 5 55 16 17 10 30 25 39 43 9 19 14 39 14 61 0 30-6 56-17 79-11 22-28 40-48 52-21 12-46 19-73 19-17 0-32-3-47-9s-28-14-39-25l17-37c10 14 20 25 30 30 9 6 20 9 32 9 15 0 28-4 39-12 12-9 20-21 26-36s9-33 9-54c0-19-3-36-8-50s-13-24-23-32c-10-7-22-11-36-11-8 0-17 2-26 6s-17 9-25 16-14 16-20 26zM2156 92l-76-36v-19l76-36h24zM2180 319c0 5 0 9 2 12 2 2 5 5 10 6 4 2 10 3 18 4v25h-130v-25c8-1 15-2 19-4 4-1 7-4 9-6 2-3 3-7 3-12v-278l69-40zM2469 300c-11 24-26 42-44 54-19 12-40 18-65 18s-47-6-66-16c-19-11-34-26-45-46-10-19-16-41-16-66 0-27 6-51 17-72 12-22 27-39 47-52 20-12 42-18 66-18 20 0 38 4 53 13 16 9 28 21 37 37s13 35 13 55v18h-182v-26l126-3-8 11c0-16-2-31-5-42-4-12-9-21-15-27-7-6-15-9-25-9-11 0-22 4-30 12-9 7-16 19-21 33s-8 30-8 49c0 21 3 37 10 52 6 14 16 24 28 32 12 7 27 11 44 11 14 0 27-3 39-8 12-6 24-14 35-25zM2492 122c14-5 24-10 33-15 8-5 16-12 21-20 7-7 13-18 18-31h31v95h-103zM2595 297c0 9 2 16 7 21 4 6 11 10 21 13s22 5 38 6v24c-10 3-20 6-30 8s-19 3-28 3c-24 0-43-6-57-19-13-12-19-30-19-52v-171h68zM2655 151h-86v-43h86zM2917 300c-11 24-26 42-44 54s-40 18-65 18-47-6-66-16c-19-11-34-26-44-46-11-19-16-41-16-66 0-27 5-51 17-72 11-22 27-39 47-52 20-12 41-18 65-18 20 0 38 4 54 13s28 21 36 37c9 16 13 35 13 55v18h-182v-26l126-3-8 11c0-16-1-31-5-42-3-12-8-21-15-27s-15-9-24-9c-12 0-22 4-31 12-9 7-16 19-21 33s-7 30-7 49c0 21 3 37 9 52 7 14 16 24 28 32 12 7 27 11 44 11 14 0 27-3 40-8 12-6 23-14 34-25zM3148 298c0 9 1 17 4 22 3 6 9 9 16 12 6 3 16 4 28 4h28c15 0 28-3 40-8 11-5 21-13 30-24s18-26 27-45h26l-18 107h-299v-25c11-1 20-2 26-5 6-2 10-6 13-11 2-5 4-12 4-20v-223c0-9-2-16-4-21-3-5-7-8-13-11-6-2-15-4-26-5v-24h118zM3305 118c-4-18-10-31-16-41s-15-16-25-21c-10-4-24-6-42-6h-98v-29h206v97zM3207 172c8 0 14-1 20-4 5-3 9-7 12-14s5-16 7-28h25v123h-25c-2-12-4-22-7-28-3-7-7-11-12-14-6-3-12-4-20-4h-83v-31zM3560 161c5-6 7-11 7-15s-2-7-7-9c-4-2-10-4-20-5v-24h102v24c-9 1-16 4-21 6-4 3-9 7-13 13l-80 96-18-20zM3402 151c-5-6-10-11-15-14-4-2-10-4-18-5v-24h141v24c-9 1-15 3-20 5-4 2-7 5-7 9s2 9 7 15l44 61 76 101c5 6 10 10 14 13 5 3 11 5 19 5v25h-141v-25c9 0 15-2 20-4 4-2 6-5 6-9 1-4-2-9-6-15l-47-65zM3446 313c-5 6-7 11-7 15 0 3 2 6 7 9 4 2 11 4 20 4v25h-102v-25c9-1 16-3 20-6 5-2 9-6 14-12l80-97 18 21zM3735 181l-76-30v-19l76-30h23zM3758 433c0 5 1 9 3 12s5 5 9 7c5 1 11 3 19 4v24h-130v-24c8-1 14-3 19-4 4-2 7-4 9-7s3-7 3-12v-291l68-40zM3726 176c8-16 18-30 29-41s23-19 36-25c14-5 27-8 42-8 20 0 38 5 55 16 16 10 29 25 38 43 10 19 15 39 15 61 0 30-6 56-17 79-12 22-28 40-49 52s-45 19-73 19c-16 0-32-3-47-9s-28-14-39-25l17-37c11 14 21 25 30 30 10 6 21 9 33 9 15 0 28-4 39-12 11-9 20-21 26-36s9-33 9-54c0-19-3-36-8-50s-13-24-23-32c-10-7-22-11-36-11-9 0-17 2-27 6-8 4-17 9-24 16-8 7-15 16-20 26zM4208 300c-11 24-26 42-44 54-19 12-40 18-65 18s-47-6-66-16c-19-11-34-26-44-46-11-19-16-41-16-66 0-27 5-51 17-72 11-22 27-39 47-52 19-12 41-18 65-18 20 0 38 4 54 13 15 9 27 21 36 37s13 35 13 55v18h-182v-26l126-3-8 11c0-16-2-31-5-42-4-12-8-21-15-27s-15-9-24-9c-12 0-22 4-31 12-9 7-16 19-21 33s-7 30-7 49c0 21 3 37 9 52 7 14 16 24 28 32 12 7 27 11 44 11 14 0 27-3 39-8 13-6 24-14 35-25zM4311 181l-77-30v-19l77-30h23zM4334 318c0 5 0 9 2 12 3 3 6 5 11 7 6 2 13 3 21 4v25h-134v-25c8-1 15-2 19-4 5-1 8-4 10-6 1-3 2-7 2-12v-177l69-40zM4325 191c10-19 19-35 26-47 8-13 16-23 25-31 8-7 16-11 25-11 4 0 7 0 10 1s6 3 8 5v62h-14c-12 0-23 2-32 4-9 3-18 7-26 13-7 6-14 14-22 25zM4461 43c0-8 2-15 5-21 4-7 9-12 16-16 6-4 14-6 22-6 7 0 15 2 21 6 7 4 12 9 16 16 3 6 5 13 5 21s-2 16-5 22c-4 7-9 12-16 15-6 4-14 6-22 6s-15-2-21-6c-7-3-12-9-16-15-3-7-5-14-5-22zM4517 181l-76-30v-19l76-30h23zM4540 319c0 5 1 9 3 12 2 2 5 5 9 6 5 2 11 3 18 4v25h-129v-25c8-1 14-2 19-4 4-1 7-4 9-6 2-3 3-7 3-12v-177l68-40zM4693 102l-24 79-76-30v-19l76-30zM4593 341c8-1 15-2 19-4 5-1 8-4 10-6 1-3 2-7 2-12v-177l69-40v217c0 5 0 9 2 12 2 2 5 5 10 6 4 2 10 3 18 4v25h-130zM4752 341c8-1 14-2 18-4 5-1 8-4 10-6 2-3 2-7 2-12v-130c0-13-3-23-9-29-7-7-17-10-30-10-8 0-16 1-24 5-9 3-17 7-25 12s-15 12-21 18v-20c9-12 19-23 30-33s23-17 36-22c13-6 25-8 37-8 25 0 43 6 56 19 12 13 19 31 19 56v142c0 5 1 9 3 12 1 2 5 5 9 6 4 2 11 3 19 4v25h-130zM4910 341c8-1 14-2 19-4 4-1 7-4 9-6 2-3 3-7 3-12v-130c0-13-4-23-10-29-7-7-17-10-31-10-7 0-15 1-23 5-9 3-17 7-25 12s-15 12-20 18v-20c8-12 18-23 29-33 12-10 24-17 37-22 13-6 25-8 37-8 24 0 42 6 55 19s19 31 19 56v142c0 5 1 9 3 12 2 2 5 5 9 6 5 2 11 3 19 4v25h-130zM5296 300c-11 24-25 42-44 54-18 12-40 18-65 18-24 0-46-6-65-16-20-11-34-26-45-46-11-19-16-41-16-66 0-27 6-51 17-72 11-22 27-39 47-52 20-12 42-18 66-18 20 0 38 4 53 13 16 9 28 21 36 37 9 16 14 35 14 55v18h-182v-26l125-3-7 11c0-16-2-31-6-42-3-12-8-21-15-27-6-6-14-9-24-9-12 0-22 4-31 12-9 7-16 19-21 33s-7 30-7 49c0 21 3 37 9 52 7 14 16 24 29 32 12 7 26 11 44 11 14 0 27-3 39-8 12-6 23-14 34-25zM5422 102l-23 79-76-30v-19l76-30zM5323 341c8-1 14-2 19-4 4-1 7-4 9-6 2-3 3-7 3-12v-177l68-40v217c0 5 1 9 3 12 2 2 5 5 9 6 5 2 11 3 18 4v25h-129zM5486 341c8-1 14-2 18-4 5-1 8-4 10-6 1-3 2-7 2-12v-129c0-13-3-23-10-30s-17-10-31-10c-8 0-16 1-25 5-8 3-17 7-25 13-8 5-15 12-21 19v-20c8-13 18-24 30-34s24-18 37-23c13-6 25-8 38-8 24 0 43 6 56 20 13 13 20 32 20 57v140c0 5 0 9 2 12 2 2 5 5 10 6 4 2 10 3 19 4v25h-130zM5624 122c13-5 24-10 32-15 9-5 16-12 22-20 6-7 12-18 18-31h30v95h-102zM5726 297c0 9 3 16 7 21 5 6 12 10 22 13 9 3 22 5 37 6v24c-10 3-20 6-30 8s-19 3-28 3c-24 0-43-6-56-19-13-12-20-30-20-52v-171h68zM5787 151h-86v-43h86zM6066 362c-6 3-14 5-21 6-7 2-14 3-21 3-18 0-32-5-42-14-10-10-15-23-15-41v-144c0-16-3-27-10-35s-17-12-30-12c-12 0-21 4-28 11-7 8-10 18-10 32v28h-48c-5-2-9-6-12-12-2-5-4-11-4-17 0-12 5-23 13-33 10-10 22-18 37-24 16-5 33-8 52-8 23 0 42 3 59 11 16 7 28 17 37 31 8 13 12 29 12 48v121c0 6 1 10 3 13s5 6 9 8c5 2 11 3 19 4zM5978 320c-12 18-25 31-41 39-15 8-32 13-50 13-13 0-25-3-36-9-10-5-18-13-24-23s-8-21-8-33c0-19 5-34 17-47 11-12 28-23 52-29l98-28v23l-65 21c-13 4-22 9-27 17-6 7-9 16-9 27 0 7 2 13 5 19 3 5 7 10 13 13s12 5 20 5c9 0 19-3 29-8 10-6 18-13 25-22zM6162 92l-76-36v-19l76-36h23zM6185 319c0 5 1 9 3 12 2 2 5 5 9 6 5 2 11 3 19 4v25h-130v-25c8-1 14-2 19-4 4-1 7-4 9-6 2-3 3-7 3-12v-278l68-40zM6442 305c0 8 1 15 4 20 2 5 6 9 12 11 7 3 15 4 26 5v25h-160v-25c11-1 20-2 26-5 6-2 10-6 13-11 2-5 4-12 4-20v-223c0-9-2-16-4-21-3-5-7-8-13-11-6-2-15-4-26-5v-24h118zM6508 21c27 0 49 3 68 11 20 7 35 17 45 31 10 13 15 29 15 47 0 19-5 35-15 49-9 13-23 23-41 30s-40 11-65 11h-97v-28h68c18 0 32-2 42-5 11-4 19-11 24-19 5-9 8-20 8-35 0-20-7-35-21-46-13-11-33-17-58-17h-63v-29zM6493 192c11 0 22 1 30 3 9 2 17 6 24 10 6 5 12 11 17 19l60 87c5 7 10 13 15 17s10 7 17 9c6 2 13 3 22 4v25h-112l-81-140c-4-7-8-11-12-15-3-3-8-6-13-7s-11-1-18-1v-11zM6918 300c-11 24-26 42-44 54-19 12-40 18-65 18s-47-6-66-16c-19-11-34-26-45-46-10-19-16-41-16-66 0-27 6-51 17-72 12-22 28-39 47-52 20-12 42-18 66-18 20 0 38 4 53 13 16 9 28 21 37 37s13 35 13 55v18h-182v-26l126-3-8 11c0-16-2-31-5-42-4-12-9-21-15-27-7-6-15-9-25-9-11 0-22 4-30 12-9 7-16 19-21 33s-8 30-8 49c0 21 3 37 10 52 6 14 16 24 28 32 12 7 27 11 44 11 14 0 27-3 39-8 12-6 24-14 35-25zM7173 300c-9 23-23 41-41 53-18 13-40 19-65 19-23 0-45-6-63-16-19-11-34-26-44-46-10-19-15-41-15-66 0-28 5-52 16-73 12-22 27-38 47-51 20-12 43-18 67-18 18 0 34 3 48 8 15 6 26 15 34 25s12 21 12 33c0 6-2 12-5 17s-7 9-12 11h-44v-12c0-18-4-32-11-41-6-9-16-14-29-14-12 0-22 4-31 11-9 8-16 18-21 32-4 13-7 29-7 47 0 21 4 38 10 52 7 15 16 27 28 34 12 8 27 12 43 12 12 0 24-2 35-8 11-5 22-13 33-24zM7320 372c-24 0-45-6-64-17s-33-26-44-46c-10-19-15-41-15-66 0-26 5-50 16-71 11-22 27-39 46-52 20-12 41-18 65-18s45 5 64 16 33 27 43 47c11 19 16 41 16 66 0 26-5 50-17 71-11 22-26 39-46 51s-41 19-64 19zM7325 346c11 0 21-4 28-11 8-8 13-19 17-34s6-34 6-56c0-24-2-44-7-62-5-17-11-31-20-41-9-9-19-14-30-14-12 0-21 4-29 12-7 7-13 18-17 33s-6 33-6 55c0 25 2 45 7 63 5 17 12 31 21 40 8 10 19 15 30 15zM7548 181l-76-30v-19l76-30h23zM7571 318c0 5 1 9 3 12s5 5 11 7c5 2 12 3 21 4v25h-134v-25c8-1 14-2 18-4 5-1 8-4 10-6 2-3 2-7 2-12v-177l69-40zM7562 191c10-19 19-35 26-47 8-13 17-23 25-31 8-7 17-11 25-11 4 0 7 0 10 1s6 3 8 5v62h-14c-12 0-23 2-32 4-9 3-18 7-25 13-8 6-15 14-23 25zM7901 92l-75-36v-19l75-36h24zM7925 300c0 5 0 9 2 13 2 3 5 6 10 7 4 2 10 4 18 5v24l-76 21h-23v-327l69-42zM7880 172c-10-14-20-24-29-30-10-5-21-8-33-8-15 0-28 4-39 12s-20 20-26 36c-6 15-9 33-9 53s3 37 8 51c6 13 13 24 23 31 10 8 22 11 36 11 9 0 18-2 26-5 9-4 18-9 25-16 8-8 15-16 20-26l6 17c-8 16-17 30-28 41s-24 19-37 24c-13 6-27 9-42 9-20 0-38-6-54-16-17-11-30-25-39-43-10-19-14-39-14-62 0-30 5-56 17-78 11-23 27-40 48-53 21-12 45-18 73-18 16 0 31 3 46 9 16 6 29 14 40 24z">
          <text:p/>
        </draw:path>
      </draw:page>
      <draw:page draw:name="page11" draw:style-name="dp1" draw:master-page-name="master-page50">
        <draw:polygon draw:style-name="gr1" draw:text-style-name="P1" draw:layer="layout" svg:width="18.627cm" svg:height="0.017cm" svg:x="1.199cm" svg:y="1.053cm" svg:viewBox="0 0 18628 18" draw:points="0,0 18628,0 18628,18 0,18">
          <text:p/>
        </draw:polygon>
        <draw:polygon draw:style-name="gr1" draw:text-style-name="P1" draw:layer="layout" svg:width="18.627cm" svg:height="0.018cm" svg:x="1.199cm" svg:y="2.753cm" svg:viewBox="0 0 18628 19" draw:points="0,0 18628,0 18628,19 0,19">
          <text:p/>
        </draw:polygon>
        <draw:polygon draw:style-name="gr1" draw:text-style-name="P1" draw:layer="layout" svg:width="18.627cm" svg:height="0.018cm" svg:x="1.199cm" svg:y="4.453cm" svg:viewBox="0 0 18628 19" draw:points="0,0 18628,0 18628,19 0,19">
          <text:p/>
        </draw:polygon>
        <draw:polygon draw:style-name="gr1" draw:text-style-name="P1" draw:layer="layout" svg:width="18.627cm" svg:height="0.017cm" svg:x="1.199cm" svg:y="6.154cm" svg:viewBox="0 0 18628 18" draw:points="0,0 18628,0 18628,18 0,18">
          <text:p/>
        </draw:polygon>
        <draw:polygon draw:style-name="gr1" draw:text-style-name="P1" draw:layer="layout" svg:width="18.627cm" svg:height="0.018cm" svg:x="1.199cm" svg:y="7.854cm" svg:viewBox="0 0 18628 19" draw:points="0,0 18628,0 18628,19 0,19">
          <text:p/>
        </draw:polygon>
        <draw:polygon draw:style-name="gr1" draw:text-style-name="P1" draw:layer="layout" svg:width="18.627cm" svg:height="0.017cm" svg:x="1.199cm" svg:y="9.555cm" svg:viewBox="0 0 18628 18" draw:points="0,0 18628,0 18628,18 0,18">
          <text:p/>
        </draw:polygon>
        <draw:polygon draw:style-name="gr1" draw:text-style-name="P1" draw:layer="layout" svg:width="18.627cm" svg:height="0.018cm" svg:x="1.199cm" svg:y="11.255cm" svg:viewBox="0 0 18628 19" draw:points="0,0 18628,0 18628,19 0,19">
          <text:p/>
        </draw:polygon>
        <draw:polygon draw:style-name="gr1" draw:text-style-name="P1" draw:layer="layout" svg:width="18.627cm" svg:height="0.018cm" svg:x="1.199cm" svg:y="12.955cm" svg:viewBox="0 0 18628 19" draw:points="0,0 18628,0 18628,19 0,19">
          <text:p/>
        </draw:polygon>
        <draw:polygon draw:style-name="gr1" draw:text-style-name="P1" draw:layer="layout" svg:width="18.627cm" svg:height="0.017cm" svg:x="1.199cm" svg:y="14.656cm" svg:viewBox="0 0 18628 18" draw:points="0,0 18628,0 18628,18 0,18">
          <text:p/>
        </draw:polygon>
        <draw:polygon draw:style-name="gr1" draw:text-style-name="P1" draw:layer="layout" svg:width="18.627cm" svg:height="0.018cm" svg:x="1.199cm" svg:y="16.356cm" svg:viewBox="0 0 18628 19" draw:points="0,0 18628,0 18628,19 0,19">
          <text:p/>
        </draw:polygon>
        <draw:polygon draw:style-name="gr1" draw:text-style-name="P1" draw:layer="layout" svg:width="18.627cm" svg:height="0.017cm" svg:x="1.199cm" svg:y="18.057cm" svg:viewBox="0 0 18628 18" draw:points="0,0 18628,0 18628,18 0,18">
          <text:p/>
        </draw:polygon>
        <draw:polygon draw:style-name="gr1" draw:text-style-name="P1" draw:layer="layout" svg:width="18.627cm" svg:height="0.017cm" svg:x="1.199cm" svg:y="19.757cm" svg:viewBox="0 0 18628 18" draw:points="0,0 18628,0 18628,18 0,18">
          <text:p/>
        </draw:polygon>
        <draw:polygon draw:style-name="gr1" draw:text-style-name="P1" draw:layer="layout" svg:width="18.627cm" svg:height="0.018cm" svg:x="1.199cm" svg:y="21.457cm" svg:viewBox="0 0 18628 19" draw:points="0,0 18628,0 18628,19 0,19">
          <text:p/>
        </draw:polygon>
        <draw:polygon draw:style-name="gr1" draw:text-style-name="P1" draw:layer="layout" svg:width="18.627cm" svg:height="0.017cm" svg:x="1.199cm" svg:y="23.158cm" svg:viewBox="0 0 18628 18" draw:points="0,0 18628,0 18628,18 0,18">
          <text:p/>
        </draw:polygon>
        <draw:polygon draw:style-name="gr1" draw:text-style-name="P1" draw:layer="layout" svg:width="18.627cm" svg:height="0.018cm" svg:x="1.199cm" svg:y="24.858cm" svg:viewBox="0 0 18628 19" draw:points="0,0 18628,0 18628,19 0,19">
          <text:p/>
        </draw:polygon>
        <draw:polygon draw:style-name="gr1" draw:text-style-name="P1" draw:layer="layout" svg:width="18.627cm" svg:height="0.018cm" svg:x="1.199cm" svg:y="26.558cm" svg:viewBox="0 0 18628 19" draw:points="0,0 18628,0 18628,19 0,19">
          <text:p/>
        </draw:polygon>
        <draw:polygon draw:style-name="gr1" draw:text-style-name="P1" draw:layer="layout" svg:width="18.627cm" svg:height="0.017cm" svg:x="1.199cm" svg:y="28.259cm" svg:viewBox="0 0 18628 18" draw:points="0,0 18628,0 18628,18 0,18">
          <text:p/>
        </draw:polygon>
        <draw:path draw:style-name="gr1" draw:text-style-name="P1" draw:layer="layout" svg:width="1.073cm" svg:height="0.288cm" svg:x="1.235cm" svg:y="0.384cm" svg:viewBox="0 0 1074 289" svg:d="M91 237c0 6 1 12 3 16s6 7 10 9c5 1 12 3 20 3v19h-124v-19c9 0 15-2 20-3 4-2 8-5 10-9s3-10 3-16v-172c0-7-1-12-3-16-2-5-6-8-10-9-5-3-11-4-20-4v-20h91zM132 16c21 0 39 3 55 9 15 6 27 14 35 25s13 24 13 38c0 16-4 29-12 40s-19 20-34 26c-14 5-31 8-51 8h-65v-23h42c14 0 26-1 34-5 9-3 15-8 19-15 5-7 7-16 7-28 0-16-5-28-16-37-12-10-27-14-48-14h-38v-24zM308 73l-59-30v-14l59-29h18zM326 248c0 4 1 7 3 9 1 2 3 4 7 6 3 1 8 2 14 2v19h-101v-19c6 0 11-1 15-2 3-2 5-4 7-6 1-2 2-5 2-9v-216l53-32zM312 130c7-10 14-19 23-26 9-8 19-14 29-18 11-5 21-7 31-7 19 0 33 5 43 16 10 10 15 25 15 44v109c0 4 1 7 2 9 2 2 4 4 7 6 4 1 9 2 15 2v19h-100v-19c6 0 10-1 14-2 3-2 6-4 7-6s2-5 2-9v-99c0-11-2-19-8-25-5-5-13-7-25-7-6 0-12 1-19 3-7 3-13 6-19 10-7 5-12 10-17 16zM690 281c-5 3-10 4-16 5s-11 2-17 2c-14 0-24-4-32-11-7-7-11-18-11-31v-112c0-12-2-21-8-27-5-7-13-10-23-10-9 0-17 3-22 9-6 6-8 14-8 24v23h-38c-4-2-6-5-9-9-2-4-2-9-2-14 0-9 3-18 10-26 7-7 17-13 29-18 12-4 25-7 40-7 18 0 33 3 45 8 13 6 22 14 29 25 6 10 10 23 10 38v94c0 4 0 7 2 10 1 2 4 4 7 5 3 2 8 3 14 4zM622 249c-9 14-20 24-31 30-12 7-25 10-39 10-11 0-20-2-28-6-8-5-14-11-19-19-4-7-6-16-6-26 0-14 4-26 13-36s22-17 40-22l77-22v18l-51 16c-10 3-17 7-21 13-5 5-7 12-7 21 0 6 2 10 4 15 2 4 6 8 10 10 5 3 10 4 15 4 8 0 15-2 23-6 7-5 14-10 20-18zM732 217c5 18 11 31 20 39s19 12 32 12c8 0 14-1 20-3 5-3 10-6 13-11 3-4 5-9 5-15 0-5-2-10-4-13-2-4-6-8-12-10-5-3-12-6-21-8-3-1-6-2-10-3-16-4-29-8-39-13-9-6-16-12-21-20s-7-18-7-29c0-12 4-23 10-32 7-10 16-18 28-24 12-5 26-8 42-8 14 0 27 2 38 5 12 3 22 8 32 14v46h-25c-3-14-9-25-17-32-8-8-18-12-29-12-7 0-12 1-18 3-4 2-8 5-11 9-2 4-3 9-3 13 0 6 1 11 3 14 3 3 7 7 13 10 6 2 14 5 24 7 18 4 33 9 43 15 11 5 19 12 23 20 6 8 8 18 8 30 0 14-3 26-10 36s-17 18-31 24c-13 5-28 8-45 8-14 0-28-2-41-5-13-4-25-10-34-17v-50zM1074 233c-9 19-21 33-35 42s-31 14-50 14-37-4-52-13c-14-8-26-20-34-35s-12-32-12-51c0-21 4-39 13-56s21-30 36-40c16-10 33-15 51-15 16 0 30 4 42 11 12 6 21 16 28 28 7 13 10 27 10 44v13h-141v-20l97-2-5 9c0-13-2-25-5-34-2-9-6-16-11-20-5-5-12-7-19-7-9 0-17 3-24 9s-13 14-16 25c-4 11-6 24-6 39s3 28 7 39c6 11 13 20 23 25 9 6 20 9 34 9 10 0 20-2 30-6s18-11 27-20z">
          <text:p/>
        </draw:path>
        <draw:path draw:style-name="gr1" draw:text-style-name="P1" draw:layer="layout" svg:width="1.172cm" svg:height="0.377cm" svg:x="4.901cm" svg:y="0.384cm" svg:viewBox="0 0 1173 378" svg:d="M223 98c-3-14-8-26-15-36-6-9-14-16-24-21-10-4-22-7-36-7-18 0-34 5-47 14s-23 22-30 39-10 37-10 60c0 24 4 46 11 64 7 17 18 31 31 41 14 10 30 15 47 15 12 0 23-3 32-8 9-4 18-12 26-22 7-10 15-24 23-42h21l-12 69c-12 7-26 14-43 19-17 4-34 6-51 6-29 0-54-5-76-16-22-12-39-28-51-48-13-20-19-43-19-70s7-52 19-74 30-39 52-51 47-19 74-19c19 0 36 3 54 7 17 4 32 10 44 18v62zM378 102c-8 1-15 2-19 4s-6 5-6 8c-1 3 0 8 3 14l45 108h-11l42-108c2-6 3-10 3-13 0-4-2-7-6-9-3-2-9-3-18-4v-19h75v19c-6 1-11 3-15 5-3 2-5 6-7 11l-72 169h-22l-78-169c-2-5-4-8-8-11-3-2-8-4-14-5v-19h108zM296 327c14 0 25-1 33-5 9-3 17-8 23-15 6-6 12-16 19-28l21 8c-8 20-15 37-24 50-8 13-16 23-26 30s-20 11-32 11c-6 0-12-1-18-3-6-3-10-5-12-8v-40zM672 233c-7 18-18 32-32 42-14 9-31 14-50 14s-35-4-49-13c-15-8-26-20-35-35-8-15-12-33-12-52 0-22 5-40 13-57 9-17 21-30 37-40 16-9 33-14 52-14 14 0 27 3 38 7 11 5 19 11 26 19 6 8 9 16 9 26 0 5-1 9-4 13-2 4-5 7-10 9h-33v-10c0-14-3-24-9-31-5-8-13-11-23-11-9 0-17 3-24 8-7 6-12 14-16 25-3 10-5 23-5 37 0 16 2 30 8 41 5 11 12 20 21 26 10 6 21 9 33 9 10 0 19-2 28-6s17-10 26-19zM745 72l-59-29v-14l59-29h19zM764 248c0 4 0 7 2 9 1 2 4 4 7 6 3 1 8 2 14 2v19h-101v-19c7 0 12-1 15-2 3-2 5-4 7-6 1-2 2-5 2-9v-216l54-32zM989 233c-9 19-21 33-35 42s-31 14-50 14-36-4-51-13c-15-8-27-20-35-35s-12-32-12-51c0-22 4-40 13-57s21-30 36-40c16-10 33-15 52-15 15 0 29 4 41 11 12 6 21 16 28 28 7 13 10 27 10 44v13h-141v-20l97-2-5 9c0-13-2-25-5-34-2-9-6-16-11-20-5-5-12-7-19-7-9 0-17 3-24 9s-13 14-16 25c-4 11-6 24-6 39 0 16 3 29 8 40s12 20 22 25c9 6 21 9 34 9 10 0 20-2 30-6s19-11 27-20zM1036 217c4 18 11 31 20 39 8 8 19 12 31 12 8 0 15-1 20-3 6-3 11-6 14-11 3-4 5-9 5-15 0-5-2-10-4-13-3-4-6-8-12-10-5-3-12-6-21-8-3-1-7-2-10-3-16-4-29-8-39-13-10-6-17-13-21-21-5-8-7-18-7-29 0-12 3-23 10-32 6-10 16-18 28-24 12-5 26-8 41-8s27 2 39 5c11 3 22 8 31 14v46h-24c-3-14-9-25-17-32-8-8-18-12-29-12-7 0-13 1-18 3s-8 5-11 9c-2 4-4 9-4 13 0 6 2 11 4 14 3 3 7 7 13 10 6 2 14 5 24 7 18 4 32 9 43 15 11 5 18 13 23 21s8 18 8 30c0 14-4 26-11 36s-17 18-30 24c-13 5-28 8-45 8-14 0-28-2-41-5-14-4-25-10-34-17v-50z">
          <text:p/>
        </draw:path>
        <draw:path draw:style-name="gr1" draw:text-style-name="P1" draw:layer="layout" svg:width="2.148cm" svg:height="0.372cm" svg:x="7.027cm" svg:y="0.384cm" svg:viewBox="0 0 2149 373" svg:d="M92 232c0 7 1 12 3 17 3 4 7 7 12 9s13 3 22 3h21c12 0 22-2 31-6s17-10 24-19c8-9 14-20 21-35h21l-15 83h-232v-19c9 0 16-2 20-3 5-2 8-5 10-9s3-10 3-16v-173c0-7-1-13-3-16-2-4-5-7-10-8-4-3-11-4-20-4v-20h92zM214 92c-4-14-8-25-13-32s-11-12-19-16c-8-3-19-4-33-4h-76v-24h161v76zM137 134c7 0 12-1 15-3 5-2 8-6 10-12 2-5 4-12 5-21h20v96h-20c-1-9-3-16-5-22-2-5-5-9-10-11-3-2-8-4-15-4h-64v-23zM412 124c4-4 5-8 5-11s-1-5-4-7c-4-2-9-3-16-4v-19h78v19c-6 1-11 3-15 5-3 2-7 5-11 10l-61 75-15-15zM289 117c-4-5-8-9-12-11-3-2-8-3-13-4v-19h109v19c-7 1-12 2-16 4-3 1-5 4-5 7s2 7 5 11l35 48 59 79c4 5 7 8 11 11 4 1 9 3 14 3v19h-109v-19c7 0 12-1 15-3 4-2 5-4 5-7s-1-7-5-12l-36-50zM323 243c-3 5-5 8-5 11s2 6 5 8c4 1 9 3 16 3v19h-79v-19c7-1 12-2 15-4 4-2 8-6 11-10l62-75 14 15zM549 140l-59-23v-15l59-24h18zM567 337c0 4 0 7 2 9 1 2 4 4 7 5 4 1 8 2 14 3v19h-100v-19c6-1 11-2 14-3 4-1 6-3 8-5 1-2 2-5 2-9v-227l53-32zM542 135c6-12 13-22 22-30 9-9 18-16 28-20 10-5 21-7 33-7 15 0 29 4 42 13 13 8 23 19 30 33 8 15 11 31 11 48 0 24-4 44-13 62-9 17-21 31-38 41-16 9-35 14-56 14-13 0-25-2-37-6-11-5-21-12-30-20l14-28c8 11 15 18 22 23 8 4 16 6 26 6 12 0 22-3 30-9 9-7 16-16 20-28 5-12 7-26 7-42s-2-28-6-39-10-19-18-25-17-9-28-9c-6 0-13 2-20 5s-14 7-20 12c-6 6-11 12-15 20zM917 233c-9 19-21 33-35 42s-31 14-50 14-36-4-51-13c-15-8-27-20-35-35s-12-32-12-51c0-22 4-40 13-57s21-30 36-40c16-10 33-15 52-15 15 0 29 4 41 11 12 6 21 16 28 28 7 13 11 27 11 44v14h-142v-21l98-2-6 9c0-13-2-25-4-34-3-9-7-16-12-20-5-5-11-7-19-7-9 0-17 3-24 9s-12 14-16 25-6 24-6 39c0 16 3 29 8 40s12 20 22 25c9 6 21 9 34 9 11 0 21-2 30-6 10-4 19-11 27-20zM997 140l-59-23v-15l59-24h18zM1015 247c0 4 1 7 2 10 2 2 5 4 8 5 4 2 10 3 17 3v19h-104v-19c6 0 11-1 14-2 3-2 6-4 7-6 2-2 2-5 2-9v-138l54-32zM1008 148c7-15 14-27 21-37 6-10 12-18 18-24 7-6 13-9 20-9 3 0 5 1 8 2 2 1 5 2 6 4v48h-10c-10 0-19 1-26 3s-14 6-20 10c-5 5-11 11-17 19zM1114 33c0-6 1-12 4-17s7-9 12-12 10-4 17-4c6 0 12 1 17 4s9 7 12 12 4 11 4 17c0 7-1 12-4 18-3 4-7 8-12 11s-11 5-17 5c-7 0-12-2-17-5s-9-7-12-12-4-11-4-17zM1157 140l-59-23v-15l59-24h18zM1175 248c0 3 1 7 3 9 1 2 4 4 7 6 3 1 8 2 14 2v19h-101v-19c6 0 11-1 15-2 3-2 5-4 7-6 1-2 2-5 2-9v-138l53-32zM1294 78l-18 62-59-23v-15l59-24zM1217 265c6 0 11-1 14-2 4-2 6-4 7-6 2-2 3-5 3-9v-138l53-32v170c0 4 1 7 2 9 2 2 4 4 7 6 4 1 8 2 14 2v19h-100zM1340 265c6 0 11-1 14-2 3-2 6-4 7-6 2-2 3-5 3-9v-102c0-10-3-18-8-23s-13-7-23-7c-6 0-12 1-19 3-7 3-13 6-19 10s-12 9-16 14v-16c6-9 14-18 23-25s18-13 28-17c10-5 19-7 29-7 19 0 33 5 43 16 10 9 14 24 14 43v111c0 4 1 7 3 9 1 2 4 4 7 6 3 1 8 2 14 2v19h-100zM1463 265c6 0 11-1 14-2 3-2 6-4 7-6 2-2 2-5 2-9v-102c0-10-2-18-7-23s-13-7-24-7c-6 0-12 1-19 3-6 3-12 6-18 10s-12 9-16 14v-16c6-9 14-18 23-25s18-13 28-17c10-5 19-7 29-7 18 0 33 5 43 16 9 9 14 24 14 43v111c0 4 1 7 3 9 1 2 3 4 7 6 3 1 8 2 14 2v19h-100zM1763 233c-8 19-20 33-34 42s-31 14-50 14c-20 0-37-4-52-13-14-8-26-20-34-35-9-15-13-32-13-51 0-22 5-40 14-57s21-30 36-40 33-15 51-15c16 0 30 4 42 11 12 6 21 16 28 28 7 13 10 27 10 44v14h-141v-21l97-2-5 9c0-13-2-25-5-34-2-9-6-16-11-20-6-5-12-7-19-7-9 0-17 3-24 9s-13 14-16 25c-4 11-6 24-6 39 0 16 2 29 7 40s13 20 22 25c10 6 21 9 35 9 10 0 20-2 30-6 9-4 18-11 27-20zM1862 78l-19 62-59-23v-15l59-24zM1784 265c7 0 11-1 15-2 3-2 5-4 7-6 1-2 2-5 2-9v-138l54-32v170c0 4 0 7 2 9 1 2 4 4 7 6 3 1 8 2 14 2v19h-101zM1911 265c6 0 11-1 14-2 4-2 6-4 7-6s2-5 2-9v-100c0-11-2-19-7-25-6-5-14-7-25-7-6 0-12 1-19 3-7 3-13 6-19 10-7 5-12 10-17 16v-16c7-10 15-19 23-26 9-8 19-14 29-18 10-5 20-7 30-7 19 0 33 5 43 16 10 10 15 25 15 44v110c0 4 1 7 2 9 2 2 4 4 8 6 3 1 8 2 14 2v19h-100zM2018 94c10-3 19-7 25-11 7-5 13-10 18-16 4-6 9-14 13-24h24v74h-80zM2098 231c0 7 2 12 5 17 4 4 9 7 17 10 7 2 17 3 29 4v19c-7 2-15 4-23 6-8 1-15 2-22 2-19 0-33-5-43-14-11-10-16-24-16-42v-133h53zM2145 117h-67v-34h67z">
          <text:p/>
        </draw:path>
        <draw:path draw:style-name="gr1" draw:text-style-name="P1" draw:layer="layout" svg:width="1.093cm" svg:height="0.375cm" svg:x="10.428cm" svg:y="0.384cm" svg:viewBox="0 0 1094 376" svg:d="M203 36c-9 0-16 1-20 4-5 1-8 4-10 8-2 3-3 9-3 16v144c0 16-4 31-11 43s-18 22-31 28c-14 7-30 10-48 10-15 0-29-2-41-7s-22-12-28-20c-7-9-11-18-11-29 0-6 1-12 4-17 2-5 6-10 12-13h29v19c0 15 3 27 8 35 6 7 13 11 24 11 12 0 20-4 26-12 5-8 8-21 8-39v-153c0-7-1-13-3-16-2-4-5-7-10-8-4-3-11-4-20-4v-20h125zM269 140l-59-23v-15l59-24h18zM287 220c0 11 2 19 7 24 6 5 14 8 25 8 5 0 12-1 18-4 7-2 14-6 20-10 7-5 13-10 17-16v16c-6 10-14 19-23 27-10 8-19 14-29 18s-20 6-29 6c-19 0-34-5-44-15-11-11-16-25-16-45v-118l54-33zM395 140l-59-23v-15l59-24h18zM413 233c0 5 1 8 2 10 2 3 4 5 7 6 4 1 9 3 15 4v18l-59 17h-18v-177l53-33zM630 72l-58-29v-14l58-29h18zM648 233c0 5 1 8 3 10 1 3 4 5 7 6s8 3 14 4v18l-59 17h-18v-255l53-33zM614 133c-8-11-16-18-23-23s-16-7-25-7c-12 0-22 3-31 10-8 6-15 15-19 27-5 12-7 26-7 43 0 15 2 28 6 39s10 19 18 25c7 5 17 8 27 8 7 0 14-1 21-4s13-8 19-13c6-6 11-12 15-20l5 14c-6 12-14 23-22 31-9 9-18 15-28 20-11 4-22 6-33 6-15 0-30-4-42-12-13-8-23-20-31-34-7-15-11-30-11-48 0-23 5-44 14-61 9-18 21-31 38-41 16-10 34-15 56-15 12 0 24 3 36 7 12 5 22 12 30 20zM834 98c9-3 17-7 22-9 6-2 11-3 15-4s8-2 12-2h11v34h-60zM786 78c16 0 30 3 43 9 12 6 22 14 29 24 7 11 10 22 10 35 0 14-3 27-11 39-8 11-18 20-31 26-13 7-27 10-43 10s-30-2-43-8-22-14-29-24-11-23-11-36c0-14 4-27 11-38 8-11 18-20 31-27s28-10 44-10zM783 97c-11 0-19 5-24 13-6 8-9 20-9 36 0 11 2 20 5 29s7 16 13 20c5 5 11 8 18 8 10 0 18-5 24-13 5-8 8-22 8-37 0-11-1-21-4-29-3-9-7-15-13-19-5-5-11-8-18-8zM753 293c-11 0-20 3-26 8-7 6-10 14-10 23 0 7 3 13 7 17 4 6 11 9 19 12s18 4 30 4h13c13 0 24-1 33-4 10-4 18-8 23-14s8-12 8-19c0-8-3-14-8-18s-13-6-22-6h-90v-10c-11 0-20-3-26-10-7-6-10-16-10-27 0-8 2-16 6-22 5-7 11-13 20-17 8-4 17-6 28-7l5 13c-8 0-14 2-19 5-4 3-6 7-6 12 0 6 1 10 4 12 4 3 8 4 13 4h86c12 0 23 2 32 7 10 4 17 11 22 19 6 8 8 18 8 30s-5 24-14 35c-10 11-23 19-39 26-17 6-34 10-54 10h-13c-18 0-34-2-49-6-14-5-25-10-33-17-7-8-11-16-11-25 0-8 3-16 8-23 6-7 13-13 23-17 9-4 20-6 31-6h18v11zM1094 233c-9 19-20 33-34 42-15 9-32 14-52 14-19 0-36-4-51-13-15-8-26-20-35-35-8-15-12-32-12-51 0-22 5-40 14-57 8-17 20-30 36-40 15-10 32-15 51-15 16 0 30 4 42 11 13 6 22 16 29 28 7 13 10 27 10 44v13h-143v-20l98-2-6 9c0-13-1-25-4-34s-6-16-12-20c-5-5-11-7-18-7-9 0-18 3-25 9s-12 14-15 25c-4 11-6 24-6 39 0 16 2 29 7 40s13 20 22 25c10 6 21 9 34 9 11 0 21-2 32-6 9-4 18-11 27-20z">
          <text:p/>
        </draw:path>
        <draw:path draw:style-name="gr1" draw:text-style-name="P1" draw:layer="layout" svg:width="1.346cm" svg:height="0.372cm" svg:x="13.092cm" svg:y="0.384cm" svg:viewBox="0 0 1347 373" svg:d="M59 140l-59-23v-15l59-24h18zM77 337c0 4 0 7 2 9 1 2 4 4 7 5 4 1 9 2 14 3v19h-100v-19c6-1 11-2 14-3 4-1 6-3 8-5 1-2 2-5 2-9v-227l53-32zM52 135c6-12 13-22 22-30 9-9 18-16 28-20 10-5 21-7 33-7 15 0 29 4 42 13 13 8 23 19 30 33 8 15 11 31 11 48 0 24-4 44-13 62-9 17-21 31-38 41-16 9-35 14-56 14-13 0-25-2-36-6-12-5-22-12-31-20l14-28c8 11 15 18 23 23 7 4 15 6 25 6 12 0 22-3 30-9 9-7 16-16 20-28 5-12 7-26 7-42s-2-28-6-39-10-19-18-25-17-9-28-9c-6 0-13 2-20 5s-14 7-20 12c-6 6-11 12-15 20zM253 174v-40h100v40zM483 102c-9 1-15 2-18 4-4 2-6 4-7 7 0 4 1 8 4 14l39 103h-7l41-103c2-6 3-10 3-14-1-3-3-5-7-7s-10-3-18-4v-19h76v19c-5 1-9 2-12 3-2 1-4 3-6 5-2 1-3 4-5 7l-74 170h-17l-78-169c-1-4-3-7-5-8-1-2-4-4-6-5-3-1-7-2-11-3v-19h108zM788 281c-5 3-11 4-16 5-6 1-11 2-17 2-14 0-25-4-32-11s-11-18-11-31v-113c0-12-3-21-8-27-5-7-13-10-23-10s-17 3-22 9c-6 6-9 14-9 24v23h-37c-4-2-7-5-9-9s-3-9-3-14c0-9 4-18 11-26 7-7 16-13 28-18 12-4 26-7 41-7 17 0 32 3 45 8 12 6 22 14 28 25 7 10 10 23 10 38v95c0 4 1 7 3 10 1 2 3 4 7 5 3 2 8 3 14 4zM720 249c-10 14-20 24-32 30-12 7-24 10-39 10-10 0-19-2-27-6-9-5-15-11-19-19-5-7-7-16-7-26 0-14 5-26 13-36 9-10 23-17 41-22l76-23v19l-50 16c-10 3-17 7-22 13-4 5-6 12-6 21 0 6 1 10 3 15 3 4 6 8 11 10 4 3 9 4 15 4 7 0 15-2 22-6 8-5 15-10 21-18zM863 72l-59-29v-14l59-29h18zM881 248c0 4 1 7 2 9 2 2 4 4 7 6 4 1 8 2 14 2v19h-100v-19c6 0 11-1 14-2 3-2 6-4 7-6 2-2 2-5 2-9v-216l54-32zM978 140l-59-23v-15l59-24h18zM996 220c0 11 2 19 7 24 6 5 14 8 25 8 6 0 13-1 19-4 7-2 14-6 20-10 7-5 13-10 17-16v16c-6 10-14 19-23 27-10 8-19 14-29 18-11 4-21 6-30 6-19 0-34-5-44-15-11-11-16-25-16-45v-118l54-33zM1105 140l-59-23v-15l59-24h18zM1123 233c0 5 1 8 2 10 2 3 4 5 7 6 4 1 9 3 15 4v18l-59 17h-18v-177l53-33zM1347 233c-9 19-21 33-35 42s-31 14-50 14-36-4-51-13c-15-8-27-20-35-35s-12-32-12-51c0-22 4-40 13-57s21-30 36-40c16-10 33-15 52-15 15 0 29 4 41 11 12 6 21 16 28 28 7 13 11 27 11 44v14h-142v-21l97-2-5 9c0-13-2-25-4-34-3-9-7-16-12-20-5-5-11-7-19-7-9 0-17 3-24 9s-12 14-16 25-6 24-6 40c0 15 3 28 8 39s12 20 22 25c9 6 21 9 34 9 10 0 21-2 30-6 10-4 19-11 27-20z">
          <text:p/>
        </draw:path>
        <draw:path draw:style-name="gr1" draw:text-style-name="P1" draw:layer="layout" svg:width="1.129cm" svg:height="0.277cm" svg:x="15.063cm" svg:y="0.395cm" svg:viewBox="0 0 1130 278" svg:d="M22 184c4 24 12 42 23 54 12 12 27 18 47 18 11 0 21-2 29-5 8-4 15-9 19-16 5-6 7-14 7-24 0-8-2-15-6-21-4-5-9-10-16-14-7-3-16-7-27-10-4-1-8-3-12-4-18-4-33-10-46-16-12-7-21-15-28-26-7-10-11-23-11-38 0-16 4-30 12-42s20-23 34-29c15-7 31-11 50-11 17 0 32 2 46 6 14 5 27 10 40 19v63h-23c-4-15-8-27-14-36-5-9-12-16-20-21-8-4-17-7-28-7-10 0-18 2-26 5-7 3-12 8-16 14s-6 12-6 20c0 10 2 17 7 23 5 5 10 10 18 12 6 3 15 6 25 9 3 1 6 2 9 2 19 6 35 12 48 19 12 6 24 15 31 26s11 24 11 40-5 31-14 43c-10 13-23 23-39 31-17 7-35 10-56 10-18 0-35-2-50-7-16-5-29-11-40-20v-67zM227 84c10-3 19-7 25-11 7-5 12-10 17-16s10-14 14-24h24v74h-80zM307 220c0 7 1 12 5 17 3 4 9 7 16 10 8 2 18 3 30 4v19c-8 2-15 4-23 6-8 1-15 2-22 2-19 0-34-5-44-14-10-10-15-24-15-42v-132h53zM354 107h-67v-34h67zM571 270c-5 3-10 4-16 5s-11 2-17 2c-14 0-24-4-32-11-7-7-11-18-11-31v-112c0-12-2-21-8-27-5-7-13-10-23-10-9 0-17 3-22 9-6 6-8 14-8 24v23h-38c-4-2-7-5-9-9s-3-9-3-14c0-9 4-18 11-26 7-7 16-13 29-18 12-4 25-7 40-7 17 0 33 3 45 8 12 6 22 14 29 25 6 10 10 23 10 38v94c0 4 0 7 2 10 1 2 4 4 7 5 3 2 8 3 14 4zM503 238c-9 14-20 24-31 30-12 7-25 10-40 10-10 0-19-2-27-6-8-5-14-11-19-19-4-7-6-16-6-26 0-14 4-26 13-36s22-17 40-22l77-22v18l-51 16c-10 3-17 7-22 13-4 5-6 12-6 21 0 6 1 10 4 15 2 4 6 8 10 10 5 3 10 4 15 4 8 0 15-2 23-6 7-5 14-10 20-18zM576 84c10-3 18-7 25-11 7-5 12-10 17-16s9-14 14-24h24v74h-80zM656 220c0 7 1 12 4 17 4 4 10 7 17 10 8 2 18 3 30 4v19c-8 2-16 4-23 6-8 1-16 2-22 2-19 0-34-5-44-14-10-10-15-24-15-42v-132h53zM702 107h-66v-34h66zM782 130l-58-23v-15l58-24h19zM801 209c0 11 2 19 7 24 6 5 14 8 25 8 5 0 12-1 18-4 7-2 14-6 20-10 7-5 12-10 17-16v16c-6 10-14 19-23 27-10 8-19 14-29 18s-20 6-29 6c-19 0-34-5-44-15-11-11-16-25-16-45v-117l54-33zM909 130l-59-23v-15l59-24h18zM927 222c0 5 1 8 2 10 1 3 4 5 7 6 4 1 9 3 15 4v18l-59 17h-18v-176l53-33zM993 206c5 18 11 31 20 39s19 12 32 12c8 0 14-1 20-3 5-3 10-6 13-11 3-4 5-9 5-15 0-5-2-10-4-13-2-4-6-8-12-10-5-3-12-6-21-8-3-1-6-2-10-3-16-4-29-8-39-13-9-6-16-12-21-20-4-8-7-18-7-29 0-12 4-23 10-32 7-10 16-18 28-24 12-5 26-8 42-8 14 0 27 2 38 5 12 3 22 8 32 14v46h-25c-3-14-9-25-17-32-8-8-18-12-29-12-6 0-12 1-17 3s-9 5-12 9c-2 4-3 9-3 13 0 6 1 11 3 14 3 3 7 7 13 10 6 2 14 5 24 7 18 4 33 9 43 15 11 5 19 12 24 20s7 18 7 30c0 14-3 26-10 36s-17 18-30 24c-13 5-28 8-46 8-14 0-28-2-41-5-13-4-25-10-34-17v-50z">
          <text:p/>
        </draw:path>
        <draw:frame draw:style-name="gr3" draw:text-style-name="P4" draw:layer="layout" svg:width="1.949cm" svg:height="0.501cm" svg:x="1.226cm" svg:y="1.342cm">
          <draw:text-box>
            <text:p text:style-name="P2"><text:span text:style-name="T3">Baseline </text:span><text:span text:style-name="T3">v1</text:span></text:p>
          </draw:text-box>
        </draw:frame>
        <draw:frame draw:style-name="gr3" draw:text-style-name="P4" draw:layer="layout" svg:width="0.633cm" svg:height="0.501cm" svg:x="4.887cm" svg:y="1.342cm">
          <draw:text-box>
            <text:p text:style-name="P2"><text:span text:style-name="T3">421</text:span></text:p>
          </draw:text-box>
        </draw:frame>
        <draw:frame draw:style-name="gr3" draw:text-style-name="P4" draw:layer="layout" svg:width="1.522cm" svg:height="0.501cm" svg:x="7.019cm" svg:y="1.342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678cm" svg:height="0.501cm" svg:x="10.422cm" svg:y="1.342cm">
          <draw:text-box>
            <text:p text:style-name="P2"><text:span text:style-name="T3">Gemma 3</text:span></text:p>
          </draw:text-box>
        </draw:frame>
        <draw:frame draw:style-name="gr3" draw:text-style-name="P4" draw:layer="layout" svg:width="0.451cm" svg:height="0.501cm" svg:x="10.422cm" svg:y="1.972cm">
          <draw:text-box>
            <text:p text:style-name="P2"><text:span text:style-name="T3">4B</text:span></text:p>
          </draw:text-box>
        </draw:frame>
        <draw:frame draw:style-name="gr3" draw:text-style-name="P4" draw:layer="layout" svg:width="0.37cm" svg:height="0.501cm" svg:x="13.085cm" svg:y="1.342cm">
          <draw:text-box>
            <text:p text:style-name="P2"><text:span text:style-name="T3">—</text:span></text:p>
          </draw:text-box>
        </draw:frame>
        <draw:frame draw:style-name="gr3" draw:text-style-name="P4" draw:layer="layout" svg:width="3.96cm" svg:height="0.501cm" svg:x="15.042cm" svg:y="1.342cm">
          <draw:text-box>
            <text:p text:style-name="P2"><text:span text:style-name="T3">Artifact — </text:span><text:span text:style-name="T3">10x </text:span><text:span text:style-name="T3">inﬂation</text:span></text:p>
          </draw:text-box>
        </draw:frame>
        <draw:frame draw:style-name="gr3" draw:text-style-name="P4" draw:layer="layout" svg:width="2.508cm" svg:height="0.501cm" svg:x="1.226cm" svg:y="3.043cm">
          <draw:text-box>
            <text:p text:style-name="P2"><text:span text:style-name="T3">Clean </text:span><text:span text:style-name="T3">baseline</text:span></text:p>
          </draw:text-box>
        </draw:frame>
        <draw:frame draw:style-name="gr3" draw:text-style-name="P4" draw:layer="layout" svg:width="0.421cm" svg:height="0.501cm" svg:x="4.887cm" svg:y="3.043cm">
          <draw:text-box>
            <text:p text:style-name="P2"><text:span text:style-name="T3">34</text:span></text:p>
          </draw:text-box>
        </draw:frame>
        <draw:frame draw:style-name="gr3" draw:text-style-name="P4" draw:layer="layout" svg:width="1.522cm" svg:height="0.501cm" svg:x="7.019cm" svg:y="3.043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3.043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3.672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085cm" svg:y="3.043cm">
          <draw:text-box>
            <text:p text:style-name="P2"><text:span text:style-name="T3">—</text:span></text:p>
          </draw:text-box>
        </draw:frame>
        <draw:frame draw:style-name="gr3" draw:text-style-name="P4" draw:layer="layout" svg:width="0.369cm" svg:height="0.42cm" svg:x="15.042cm" svg:y="3.099cm">
          <draw:text-box>
            <text:p text:style-name="P2"><text:span text:style-name="T10">Δ</text:span></text:p>
          </draw:text-box>
        </draw:frame>
        <draw:frame draw:style-name="gr3" draw:text-style-name="P4" draw:layer="layout" svg:width="3.715cm" svg:height="0.501cm" svg:x="15.286cm" svg:y="3.043cm">
          <draw:text-box>
            <text:p text:style-name="P2"><text:span text:style-name="T3">=-0.03, 1B </text:span><text:span text:style-name="T3">insuﬃcien</text:span><text:span text:style-name="T3">t</text:span></text:p>
          </draw:text-box>
        </draw:frame>
        <draw:frame draw:style-name="gr3" draw:text-style-name="P4" draw:layer="layout" svg:width="1.941cm" svg:height="0.501cm" svg:x="1.226cm" svg:y="4.743cm">
          <draw:text-box>
            <text:p text:style-name="P2"><text:span text:style-name="T3">Albert </text:span><text:span text:style-name="T3">local</text:span></text:p>
          </draw:text-box>
        </draw:frame>
        <draw:frame draw:style-name="gr3" draw:text-style-name="P4" draw:layer="layout" svg:width="0.633cm" svg:height="0.501cm" svg:x="4.887cm" svg:y="4.743cm">
          <draw:text-box>
            <text:p text:style-name="P2"><text:span text:style-name="T3">129</text:span></text:p>
          </draw:text-box>
        </draw:frame>
        <draw:frame draw:style-name="gr3" draw:text-style-name="P4" draw:layer="layout" svg:width="1.522cm" svg:height="0.501cm" svg:x="7.019cm" svg:y="4.743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4.743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5.373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085cm" svg:y="4.743cm">
          <draw:text-box>
            <text:p text:style-name="P2"><text:span text:style-name="T3">—</text:span></text:p>
          </draw:text-box>
        </draw:frame>
        <draw:frame draw:style-name="gr3" draw:text-style-name="P4" draw:layer="layout" svg:width="3.003cm" svg:height="0.501cm" svg:x="15.042cm" svg:y="4.743cm">
          <draw:text-box>
            <text:p text:style-name="P2"><text:span text:style-name="T3">Eﬀect at </text:span><text:span text:style-name="T3">cur&gt;0.75</text:span></text:p>
          </draw:text-box>
        </draw:frame>
        <draw:frame draw:style-name="gr3" draw:text-style-name="P4" draw:layer="layout" svg:width="2.563cm" svg:height="0.501cm" svg:x="1.226cm" svg:y="6.444cm">
          <draw:text-box>
            <text:p text:style-name="P2"><text:span text:style-name="T3">Cloud </text:span><text:span text:style-name="T3">dynamic</text:span></text:p>
          </draw:text-box>
        </draw:frame>
        <draw:frame draw:style-name="gr3" draw:text-style-name="P4" draw:layer="layout" svg:width="0.633cm" svg:height="0.501cm" svg:x="4.887cm" svg:y="6.444cm">
          <draw:text-box>
            <text:p text:style-name="P2"><text:span text:style-name="T3">411</text:span></text:p>
          </draw:text-box>
        </draw:frame>
        <draw:frame draw:style-name="gr3" draw:text-style-name="P4" draw:layer="layout" svg:width="1.522cm" svg:height="0.501cm" svg:x="7.018cm" svg:y="6.444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6.444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7.073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085cm" svg:y="6.444cm">
          <draw:text-box>
            <text:p text:style-name="P2"><text:span text:style-name="T3">—</text:span></text:p>
          </draw:text-box>
        </draw:frame>
        <draw:frame draw:style-name="gr3" draw:text-style-name="P4" draw:layer="layout" svg:width="0.823cm" svg:height="0.501cm" svg:x="15.042cm" svg:y="6.444cm">
          <draw:text-box>
            <text:p text:style-name="P2"><text:span text:style-name="T3">High</text:span></text:p>
          </draw:text-box>
        </draw:frame>
        <draw:frame draw:style-name="gr3" draw:text-style-name="P4" draw:layer="layout" svg:width="3.605cm" svg:height="0.501cm" svg:x="15.042cm" svg:y="7.073cm">
          <draw:text-box>
            <text:p text:style-name="P2"><text:span text:style-name="T3">curiosity→</text:span><text:span text:style-name="T3">advantag</text:span><text:span text:style-name="T3">e</text:span></text:p>
          </draw:text-box>
        </draw:frame>
        <draw:frame draw:style-name="gr3" draw:text-style-name="P4" draw:layer="layout" svg:width="2.051cm" svg:height="0.501cm" svg:x="1.226cm" svg:y="8.144cm">
          <draw:text-box>
            <text:p text:style-name="P2"><text:span text:style-name="T3">Blocks </text:span><text:span text:style-name="T3">prior</text:span></text:p>
          </draw:text-box>
        </draw:frame>
        <draw:frame draw:style-name="gr3" draw:text-style-name="P4" draw:layer="layout" svg:width="0.633cm" svg:height="0.501cm" svg:x="4.887cm" svg:y="8.144cm">
          <draw:text-box>
            <text:p text:style-name="P2"><text:span text:style-name="T3">200</text:span></text:p>
          </draw:text-box>
        </draw:frame>
        <draw:frame draw:style-name="gr3" draw:text-style-name="P4" draw:layer="layout" svg:width="1.522cm" svg:height="0.501cm" svg:x="7.019cm" svg:y="8.144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8.144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8.774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085cm" svg:y="8.144cm">
          <draw:text-box>
            <text:p text:style-name="P2"><text:span text:style-name="T3">—</text:span></text:p>
          </draw:text-box>
        </draw:frame>
        <draw:frame draw:style-name="gr3" draw:text-style-name="P4" draw:layer="layout" svg:width="3.736cm" svg:height="0.501cm" svg:x="15.042cm" svg:y="8.144cm">
          <draw:text-box>
            <text:p text:style-name="P2"><text:span text:style-name="T3">Monotoni</text:span><text:span text:style-name="T3">c </text:span><text:span text:style-name="T3">conﬁrmed</text:span></text:p>
          </draw:text-box>
        </draw:frame>
        <draw:frame draw:style-name="gr3" draw:text-style-name="P4" draw:layer="layout" svg:width="2.36cm" svg:height="0.501cm" svg:x="1.226cm" svg:y="9.844cm">
          <draw:text-box>
            <text:p text:style-name="P2"><text:span text:style-name="T3">Blocks </text:span><text:span text:style-name="T3">SMALL</text:span></text:p>
          </draw:text-box>
        </draw:frame>
        <draw:frame draw:style-name="gr3" draw:text-style-name="P4" draw:layer="layout" svg:width="0.633cm" svg:height="0.501cm" svg:x="4.886cm" svg:y="9.844cm">
          <draw:text-box>
            <text:p text:style-name="P2"><text:span text:style-name="T3">200</text:span></text:p>
          </draw:text-box>
        </draw:frame>
        <draw:frame draw:style-name="gr3" draw:text-style-name="P4" draw:layer="layout" svg:width="1.522cm" svg:height="0.501cm" svg:x="7.018cm" svg:y="9.844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9.844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10.474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9.844cm">
          <draw:text-box>
            <text:p text:style-name="P2"><text:span text:style-name="T3">0.154</text:span></text:p>
          </draw:text-box>
        </draw:frame>
        <draw:path draw:style-name="gr1" draw:text-style-name="P1" draw:layer="layout" svg:width="1.972cm" svg:height="0.288cm" svg:x="1.235cm" svg:y="11.657cm" svg:viewBox="0 0 1973 289" svg:d="M127 134c20 0 34-4 43-11 10-8 14-21 14-37s-4-27-14-35-24-11-43-11h-64v-24h82c31 0 55 6 72 17s25 27 25 49c0 12-4 23-10 33-7 9-16 17-28 23-12 5-25 9-39 10h-102v-14zM139 261c20 0 35-4 45-13 10-8 15-22 15-39 0-16-6-29-17-38s-26-13-46-13h-73v-14h103c18 0 34 3 48 9 14 5 24 12 32 22s12 21 12 34c0 15-5 28-13 39-8 12-20 21-36 27-15 6-32 9-52 9h-94v-23zM0 265c9 0 15-1 20-3 4-2 8-5 10-10 2-4 3-10 3-16v-172c0-7-1-12-3-16s-6-7-10-8c-5-3-11-4-20-4v-20h91v215c0 7 1 13 4 17 2 4 6 8 11 10 6 2 13 3 22 3h6v23h-134zM332 72l-59-29v-14l59-29h19zM351 247c0 4 0 8 2 10 1 2 4 4 7 6 3 1 8 2 14 2v19h-101v-19c7 0 11-1 15-2 3-2 5-4 7-6 1-2 2-6 2-10v-215l54-32zM488 289c-19 0-35-4-50-13-14-8-25-20-34-36-8-16-12-33-12-52 0-20 4-38 13-55s21-30 36-40 32-15 50-15c19 0 35 5 49 13 15 9 26 21 34 36 9 15 13 32 13 51 0 21-4 39-13 56s-21 31-36 41c-15 9-32 14-50 14zM492 269c9 0 16-3 22-9 6-7 10-16 13-27 3-12 5-26 5-44s-2-34-6-47c-4-14-9-24-16-32-6-8-14-11-23-11-8 0-16 3-22 8-6 6-10 15-14 27-3 11-4 26-4 43 0 18 2 34 6 48 3 13 8 24 15 33 7 7 15 11 24 11zM790 232c-7 18-18 33-32 43-14 9-31 14-50 14s-35-4-50-13c-14-8-25-20-34-36-8-15-12-32-12-52 0-21 4-39 13-56s21-30 37-40c15-9 33-14 52-14 14 0 26 3 37 7 12 5 20 11 26 19 7 8 10 16 10 26 0 5-2 9-4 13s-6 7-10 9h-34v-10c0-14-2-24-8-31-5-8-13-11-23-11-9 0-17 3-24 8-7 6-12 14-16 25-3 10-5 23-5 37 0 15 2 29 7 40 6 11 13 20 22 26s21 9 33 9c10 0 19-2 28-6 8-4 17-10 26-19zM863 72l-59-29v-14l59-29h18zM881 247c0 4 1 8 3 10 1 2 4 4 7 6 3 1 8 2 14 2v19h-101v-19c6 0 11-1 15-2 3-2 5-4 7-6 1-2 2-6 2-10v-215l53-32zM1018 102c-8 1-14 3-19 5-5 3-10 6-15 10l-66 59h-32l54-52c4-3 7-6 7-9 0-4-1-7-5-9-3-2-9-3-16-4v-19h92zM886 176l44-22 94 111v19h-55zM1065 216c5 18 12 31 20 40 9 8 20 12 32 12 8 0 14-1 20-3 6-3 10-6 13-12 3-4 5-9 5-15 0-5-1-9-4-13-2-4-6-8-11-10-6-3-13-6-22-8-3-1-6-2-10-3-16-4-28-8-38-13-10-6-17-12-22-20-4-8-6-17-6-29s3-23 9-32c7-10 16-18 29-24 12-5 25-8 41-8 14 0 27 2 39 5 11 3 21 8 31 14v46h-24c-4-14-9-25-17-32-9-8-18-12-30-12-6 0-12 1-17 3s-9 5-11 9c-3 4-4 9-4 13 0 6 1 11 4 14 2 4 6 7 12 10 6 2 14 5 25 7 18 4 32 9 43 15 10 5 18 12 23 20s8 18 8 30c0 14-4 26-11 37s-17 18-30 24c-13 5-28 8-45 8-15 0-28-2-42-5-13-4-24-10-33-17v-51zM1418 134c19 0 34-4 43-11 9-8 14-21 14-37s-5-27-14-35c-10-8-24-11-43-11h-65v-24h82c32 0 56 6 73 17 16 11 24 27 24 49 0 12-3 23-9 33-7 9-16 17-28 23-12 5-25 9-39 10h-103v-14zM1429 261c21 0 36-4 46-13 9-8 14-22 14-39 0-16-5-29-16-38s-26-13-46-13h-74v-14h103c19 0 35 3 48 9 14 5 25 12 33 22s11 21 11 34c0 15-4 28-12 39-9 12-21 21-36 27s-32 9-52 9h-95v-23zM1290 265c9 0 16-1 20-3 5-2 8-5 10-10 2-4 4-10 4-16v-172c0-7-2-12-4-16s-5-7-10-8c-4-3-11-4-20-4v-20h92v215c0 7 1 13 3 17 3 4 7 8 12 10s13 3 22 3h5v23h-134zM1563 265c9 0 15-1 20-3s8-5 10-10c2-4 3-9 3-16v-172c0-7-1-12-3-16s-5-7-10-8c-5-3-11-4-20-4v-20h125v20c-9 0-16 1-21 4-4 1-8 4-10 8s-2 9-2 16v172c0 7 0 12 2 16 2 5 6 8 10 10 5 2 12 3 21 3v19h-125zM1926 98c-4-14-9-26-15-35-7-10-15-17-25-22-10-4-22-7-36-7-18 0-34 5-47 14s-23 22-30 39-10 37-10 60c0 24 4 45 11 63s18 31 31 41c14 11 30 16 47 16 13 0 25-3 36-8 10-6 20-13 29-23l28 25c-12 9-26 16-44 21-17 5-35 7-53 7-29 0-54-5-76-16-22-12-39-29-52-49s-19-43-19-69c0-27 7-52 19-74 14-22 31-39 53-51s47-19 74-19c19 0 37 3 54 7 18 4 33 10 44 18v62zM1973 173c-7 0-13 1-17 3s-7 5-8 9c-2 3-3 8-3 13v63h-50v-63c0-6-2-11-4-14-2-4-7-6-13-8s-15-3-26-3v-19h121z">
          <text:p/>
        </draw:path>
        <draw:path draw:style-name="gr1" draw:text-style-name="P1" draw:layer="layout" svg:width="0.592cm" svg:height="0.277cm" svg:x="4.899cm" svg:y="11.668cm" svg:viewBox="0 0 593 278" svg:d="M3 252c14 0 24-2 30-4 7-1 11-4 13-8 3-3 4-9 4-16v-159l9 8h-59v-22c16-2 29-4 39-7s19-8 26-15 15-16 22-29h21v224c0 7 1 13 3 16 2 4 7 7 13 8 6 2 17 4 31 4v21h-152zM279 278c-20 0-37-3-51-9-15-5-27-14-35-24-8-11-12-24-12-38 0-12 3-22 8-31s12-17 21-24c10-6 21-11 34-13l15 10c-12 5-22 12-28 21s-10 20-10 33c0 11 3 20 7 28 4 7 11 13 19 17 8 5 17 6 28 6 10 0 19-1 26-5 8-4 14-9 19-15 4-7 6-14 6-22 0-7-1-12-4-17-2-5-6-10-11-14s-12-8-21-12c-7-3-12-6-16-7-3-2-8-4-15-7-4-2-8-3-11-4-2-1-5-3-9-5-17-7-29-16-37-27s-12-25-12-40 4-29 12-40c8-12 19-21 33-28 15-7 30-11 48-11 17 0 32 3 45 9 14 5 24 12 32 22 7 9 11 21 11 34 0 10-3 18-7 27-5 8-12 15-21 21-8 6-18 11-29 14l-19-10c8-2 14-6 20-11 5-5 9-11 12-17 4-7 5-14 5-21 0-10-2-17-6-23-4-7-9-12-16-15-7-4-15-6-25-6-8 0-16 2-23 5s-12 7-16 13c-3 5-5 11-5 19 0 6 1 12 3 16s6 8 11 12 12 8 22 11c4 2 6 3 8 5 3 0 6 2 10 3 6 3 11 6 14 7s8 3 14 5c14 7 25 13 34 20 8 7 15 15 19 24s6 19 6 30c0 16-5 31-13 43-9 13-22 23-37 30-16 7-34 11-53 11zM406 252c29-24 53-44 70-61 18-17 32-33 40-48 9-16 14-31 14-47 0-10-2-18-6-26-4-7-10-14-17-18s-16-6-26-6c-11 0-22 3-31 8s-18 13-26 24l-14-10c9-23 21-39 37-50 16-12 35-18 57-18 17 0 32 4 45 10 14 7 24 16 30 28 7 12 11 27 11 43 0 18-6 36-17 53s-26 33-46 49-45 33-74 50v-11h140v51h-187z">
          <text:p/>
        </draw:path>
        <draw:path draw:style-name="gr1" draw:text-style-name="P1" draw:layer="layout" svg:width="1.669cm" svg:height="0.377cm" svg:x="7.033cm" svg:y="11.657cm" svg:viewBox="0 0 1670 378" svg:d="M223 98c-3-14-8-26-15-36-6-9-14-16-24-21-10-4-22-7-36-7-18 0-33 5-47 14-13 9-23 22-29 39-8 17-11 37-11 60 0 24 4 45 11 63 7 19 18 32 32 42 13 10 29 15 46 15 12 0 23-3 32-8 9-4 18-12 26-22 7-10 15-25 23-43h21l-12 70c-12 8-26 14-43 19-17 4-34 6-51 6-28 0-54-5-76-16-22-12-39-28-51-48-13-21-19-44-19-70 0-27 7-52 19-74 13-22 30-39 52-51s47-19 74-19c19 0 37 3 54 7 18 4 32 10 44 18v62zM331 140l-59-23v-15l59-24h18zM349 220c0 11 2 19 7 24 6 5 14 8 25 8 6 0 12-1 18-4 7-2 14-6 20-10 7-5 13-10 17-16v16c-6 10-14 19-23 27-10 8-19 14-29 18s-20 6-29 6c-19 0-34-5-44-15-11-10-16-25-16-45v-118l54-33zM457 140l-59-23v-15l59-24h19zM476 233c0 5 1 8 2 10 2 3 4 5 7 6 4 1 9 3 15 4v19l-60 16h-18v-177l54-33zM575 140l-59-23v-15l59-24h19zM594 247c0 4 0 7 2 10 2 2 4 4 8 5 4 2 10 3 17 3v19h-105v-19c7 0 11-1 15-2 3-2 5-4 7-6 1-2 2-5 2-9v-138l54-32zM586 148c8-15 15-27 21-37 7-10 13-18 19-23 7-7 13-10 19-10 3 0 6 1 9 2 2 1 4 2 6 4v48h-11c-10 0-18 1-26 3-7 2-13 6-19 10-5 5-11 11-18 19zM692 33c0-6 2-12 5-17s7-9 11-12c5-3 11-4 17-4 7 0 12 1 18 4 5 3 9 7 12 12s4 11 4 17c0 7-1 12-4 18-3 4-7 8-12 11-6 3-11 5-18 5-6 0-12-2-17-5-4-3-8-7-11-12s-5-11-5-17zM736 140l-59-23v-15l59-24h18zM754 248c0 4 1 7 2 9 2 2 4 4 7 6 4 1 8 2 14 2v19h-100v-19c6 0 11-1 14-2 4-2 6-4 7-6 2-2 3-5 3-9v-138l53-32zM891 289c-18 0-35-4-49-13-14-8-26-20-34-35-8-16-12-34-12-53 0-20 4-38 13-55s20-30 36-40c15-10 32-15 50-15s35 5 49 13c14 9 26 21 34 36s13 32 13 51c0 21-5 39-14 57-8 17-20 30-35 40-16 9-32 14-51 14zM896 269c8 0 15-3 21-9s11-15 14-26c3-12 5-27 5-45s-2-34-6-47c-4-14-9-24-16-32s-14-11-23-11-16 3-22 8c-6 6-11 15-14 27-3 11-4 26-4 43 0 18 2 34 5 49 4 13 9 24 16 32 7 7 15 11 24 11zM1038 216c4 19 11 32 19 40 9 8 20 12 32 12 8 0 15-1 20-3 6-3 10-6 13-11 4-4 5-9 5-15 0-5-1-9-3-13-3-4-7-9-12-11-5-3-12-6-22-8-3-1-6-2-9-3-16-4-29-8-39-13-10-6-17-12-22-20-4-8-6-17-6-29s3-23 10-32c6-10 16-18 28-24 12-5 26-8 41-8s27 2 39 5c11 3 22 8 31 14v46h-24c-3-14-9-25-17-32-8-8-18-12-29-12-7 0-13 1-18 3s-8 5-11 9-4 9-4 13c0 6 1 11 4 14 3 4 7 7 13 10 5 2 14 5 24 7 18 4 32 9 43 15 11 5 18 12 23 20s8 18 8 31c0 14-4 26-11 36-7 11-17 18-30 24-13 5-28 8-45 8-14 0-28-2-42-5-13-4-24-10-33-17v-51zM1211 33c0-6 1-12 4-17s7-9 12-12 11-4 17-4 12 1 17 4 9 7 12 12 5 11 5 17c0 7-2 12-5 18-3 4-7 8-12 11s-11 5-17 5-12-2-17-5-9-7-12-12-4-11-4-17zM1254 140l-59-23v-15l59-24h19zM1273 248c0 4 0 7 2 9 1 2 4 4 7 6 3 1 8 2 14 2v19h-101v-19c7 0 12-1 15-2 3-2 5-4 7-6 1-2 2-5 2-9v-138l54-32zM1308 94c11-3 19-7 26-11 6-5 12-10 17-16 4-6 9-14 14-24h23v74h-80zM1388 231c0 7 2 12 5 17 4 4 9 7 17 10 7 2 17 3 30 4v19c-8 3-16 4-24 6-7 1-15 2-22 2-18 0-33-5-43-14-11-10-16-24-16-42v-133h53zM1435 117h-67v-34h67zM1562 102c-8 1-15 2-19 4-3 2-5 5-6 8 0 3 1 8 4 14l44 108h-11l42-108c2-5 3-10 3-13-1-4-3-7-6-9-4-2-9-3-18-4v-19h75v19c-7 1-12 3-15 5s-5 6-8 11l-71 169h-22l-77-169c-2-5-5-8-8-11-3-2-8-4-14-5v-19h107zM1481 327c13 0 24-1 33-5 9-3 16-8 23-15 6-6 12-16 17-28l22 8c-8 20-16 37-23 50-8 13-17 23-26 30-10 7-21 11-33 11-6 0-12-1-17-3-6-3-10-5-13-8v-40z">
          <text:p/>
        </draw:path>
        <draw:path draw:style-name="gr1" draw:text-style-name="P1" draw:layer="layout" svg:width="1.295cm" svg:height="0.288cm" svg:x="10.431cm" svg:y="11.657cm" svg:viewBox="0 0 1296 289" svg:d="M62 237c0 7 1 12 3 16s6 7 10 9c5 2 12 3 20 3v19h-95v-19c9 0 15-1 20-3 4-2 8-5 10-9s3-9 3-16v-172c0-7-1-12-3-16s-6-7-10-8c-5-3-11-4-20-4v-20h97l-35 38zM188 235l-11 50h-29l-91-217v-51h40zM168 235l90-218h9v51l-90 217h-29zM354 37c-9 0-16 1-21 4-4 1-7 4-10 8-2 4-2 9-2 16v172c0 7 0 12 2 16 3 4 6 7 10 9 5 2 12 3 21 3v19h-125v-19c9 0 16-1 21-3 4-2 8-5 9-9 3-4 4-9 4-16v-182l-5-38h96zM389 34c0-6 1-12 4-17s7-9 12-13c5-3 11-4 17-4s12 1 17 4c5 4 9 8 12 13s5 11 5 17c0 7-2 12-5 18-3 4-7 8-12 11s-11 5-17 5-12-2-17-5-9-7-12-12-4-11-4-17zM433 141l-59-23v-15l59-24h18zM451 248c0 4 0 7 2 9 1 2 4 4 7 6 3 1 8 2 14 2v19h-100v-19c6 0 11-1 14-2 3-2 6-4 7-6s2-5 2-9v-137l54-32zM518 217c5 18 11 31 20 39s19 12 32 12c9 0 15-1 21-3 6-3 10-6 13-11 3-4 5-9 5-15 0-5-1-9-4-13-2-4-6-8-11-10-6-3-13-6-23-8-3-1-6-2-10-3-16-4-29-8-38-13-10-6-17-12-22-20-4-8-7-17-7-29s4-23 10-32c7-10 16-18 28-24 13-5 26-8 42-8 15 0 28 2 39 5 12 3 22 8 32 14v46h-24c-4-14-10-25-18-32-8-8-17-12-30-12-6 0-12 1-17 3s-9 5-11 9c-3 4-4 9-4 13 0 6 1 11 4 14 2 4 6 7 12 10 6 2 14 5 26 7 17 4 32 9 42 15 11 5 19 12 24 20s7 18 7 30c0 14-3 26-10 36-7 11-17 18-30 24-13 5-28 8-47 8-14 0-27-2-41-5-13-4-24-10-34-17v-50zM675 95c10-3 19-7 25-11 7-5 12-10 17-16s10-14 14-24h24v74h-80zM755 231c0 7 1 12 5 17 3 4 9 7 16 10 8 2 18 3 30 4v19c-8 3-15 4-23 6-8 1-15 2-22 2-19 0-34-5-44-14-10-10-15-24-15-42v-132h53zM802 118h-67v-34h67zM886 141l-59-23v-15l59-24h18zM904 247c0 4 0 7 2 10 2 2 4 4 8 5 4 2 10 3 17 3v19h-104v-19c6 0 11-1 14-2 3-2 6-4 7-6s2-5 2-9v-137l54-32zM897 149c7-15 14-27 21-37 6-10 12-18 18-23 7-7 13-10 20-10 2 0 5 1 8 2 2 1 4 2 6 4v48h-11c-10 0-18 1-26 3-7 2-13 6-19 10-5 5-11 11-17 19zM1180 281c-5 3-11 4-17 5-5 1-11 2-16 2-14 0-25-4-32-11s-11-18-11-31v-112c0-12-3-21-8-27-6-6-13-10-23-10s-17 3-23 9c-5 6-8 14-8 24v23h-37c-4-2-7-5-9-9s-3-9-3-14c0-9 4-18 11-25 7-8 16-14 28-19 12-4 26-7 41-7 17 0 32 3 45 8 12 6 22 14 28 25 7 10 10 23 10 38v94c0 4 1 7 3 10 1 2 3 4 7 5 3 2 8 3 14 4zM1112 249c-10 14-20 24-32 30-12 7-25 10-39 10-10 0-19-2-27-6-9-5-15-11-19-19-5-7-7-16-7-26 0-14 5-26 13-36 9-10 23-17 41-22l76-21v17l-50 16c-10 3-18 7-22 13-4 5-6 13-6 21 0 6 1 10 3 15 3 4 6 8 11 10 4 3 9 4 15 4 7 0 15-2 22-6 8-4 15-10 21-18zM1255 73l-59-29v-14l59-30h18zM1273 248c0 4 0 7 2 9 1 2 4 4 7 6 3 1 8 2 14 2v19h-100v-19c6 0 11-1 14-2 3-2 6-4 7-6s2-5 2-9v-215l54-33z">
          <text:p/>
        </draw:path>
        <draw:path draw:style-name="gr1" draw:text-style-name="P1" draw:layer="layout" svg:width="1.066cm" svg:height="0.272cm" svg:x="10.431cm" svg:y="12.303cm" svg:viewBox="0 0 1067 273" svg:d="M62 220c0 7 1 12 3 16 2 5 6 7 10 9 5 2 12 3 20 4v19h-95v-19c9-1 15-2 20-4 4-2 8-4 10-9 2-4 3-9 3-16v-172c0-6-1-12-3-16-2-3-6-7-10-9-5-2-11-3-20-4v-19h65l-3 40zM242 270l-194-204 17-66 194 206zM297 19c-9 1-15 2-20 4s-8 6-10 10-3 9-3 15v222h-22l-7-38v-184c0-6-1-12-4-16-2-3-5-7-10-9-4-2-10-3-19-4v-19h95zM487 217c-9 19-20 33-35 42-14 9-30 14-50 14-19 0-36-4-51-13-15-8-26-20-35-35-8-15-12-32-12-51 0-21 4-40 13-57 9-16 21-30 37-39 15-10 32-15 51-15 16 0 29 3 41 10s22 17 28 29c7 12 11 27 11 43v14h-142v-20l98-2-6 8c0-13-1-24-4-33s-7-16-12-21c-5-4-11-7-19-7-9 0-17 3-24 10-7 6-12 14-16 25s-5 24-5 39 2 28 7 39 12 19 22 25c9 6 21 9 34 9 11 0 21-2 30-6 10-5 19-11 27-20zM585 63l-18 62-59-24v-15l59-23zM508 249c6-1 11-2 14-3 4-1 6-3 8-5 1-2 2-5 2-10v-137l53-31v168c0 5 1 8 2 10 2 2 4 4 8 5 3 1 7 2 13 3v19h-100zM631 249c6-1 11-2 14-3 4-1 6-3 7-5 2-2 3-5 3-10v-100c0-11-3-18-8-23s-13-8-23-8c-6 0-12 2-19 4s-13 5-19 9c-6 5-12 9-16 15v-16c6-10 14-18 23-26 9-7 18-12 28-17 10-4 20-6 29-6 19 0 33 5 43 15s15 24 15 43v110c0 5 0 8 2 10 1 2 4 4 7 5 4 1 8 2 14 3v19h-100zM754 249c6-1 12-2 15-3 4-1 6-3 7-5 2-2 3-5 3-10v-100c0-11-3-18-8-23s-14-8-25-8c-6 0-12 2-19 4-6 2-12 5-18 9-6 5-12 9-16 15v-16c6-10 14-18 23-26 9-7 18-12 28-17 10-4 20-6 30-6 18 0 33 5 43 15s15 24 15 43v110c0 5 0 8 2 10 1 2 4 4 7 5s8 2 14 3v19h-101zM968 273c-19 0-35-4-50-13-14-9-26-21-34-36s-12-32-12-52c0-19 4-38 13-55 9-16 21-30 36-39 15-10 32-15 50-15s35 4 49 13c15 9 26 20 34 36 9 15 13 32 13 51 0 20-4 39-13 56-9 16-21 30-36 39-15 10-32 15-50 15zM972 252c9 0 16-2 22-8 5-6 10-15 13-26 3-12 5-27 5-44 0-18-2-34-6-48-4-13-9-24-16-31-6-8-14-12-23-12s-16 3-22 9-10 15-14 26c-3 12-4 26-4 44s2 34 6 47c3 14 8 25 15 32 7 8 15 11 24 11z">
          <text:p/>
        </draw:path>
        <draw:path draw:style-name="gr1" draw:text-style-name="P1" draw:layer="layout" svg:width="1.063cm" svg:height="0.277cm" svg:x="13.099cm" svg:y="11.668cm" svg:viewBox="0 0 1064 278" svg:d="M110 278c-22 0-41-5-58-17-16-12-29-28-39-49-9-21-13-45-13-72 0-26 4-50 13-71 10-23 23-39 40-51 16-12 36-18 58-18 21 0 40 6 57 18s31 28 40 50c9 21 14 45 14 71 0 27-5 51-15 72-9 21-23 38-40 50-17 11-36 17-57 17zM119 253c9 0 16-3 23-10 7-6 12-16 15-28 3-13 5-29 5-47 0-27-2-51-8-73-5-21-12-39-22-51-9-12-20-18-32-18-9 0-16 3-23 10-6 6-11 16-14 29s-5 28-5 47c0 27 3 52 8 73s12 38 21 50 20 18 32 18zM249 242c0-6 2-12 5-17s7-9 13-12c5-4 11-5 17-5s11 1 17 5c5 3 9 7 12 12 4 5 5 11 5 17s-1 12-5 17c-3 6-7 10-12 13-6 2-11 4-17 4s-12-2-17-4c-6-3-10-7-13-13-3-5-5-11-5-17zM456 278c-22 0-41-5-58-17s-30-28-39-49-13-45-13-72c0-26 4-50 13-71 10-23 23-39 39-51 17-12 37-18 58-18 22 0 41 6 58 18 16 12 30 28 39 50 9 21 14 45 14 71 0 27-5 51-15 72-9 21-22 38-39 50-17 11-36 17-57 17zM465 253c8 0 16-3 23-10 6-6 11-16 15-28 3-13 5-29 5-47 0-27-3-51-8-73-5-21-13-39-22-51s-20-18-32-18c-9 0-17 3-23 10-6 6-11 16-14 29s-5 28-5 47c0 27 2 52 8 73 5 21 12 38 21 50s20 18 32 18zM704 278c-21 0-41-5-57-17-17-12-30-28-39-49s-14-45-14-72c0-26 5-50 14-71 10-23 23-39 39-51 17-12 36-18 58-18s41 6 57 18c17 12 30 28 40 50 9 21 13 45 13 71 0 27-5 51-14 72s-22 38-39 50c-17 11-36 17-58 17zM713 253c9 0 17-3 23-10 7-6 12-16 15-28 4-13 6-29 6-47 0-27-3-51-8-73-6-21-13-39-22-51-10-12-20-18-32-18-9 0-17 3-23 10-6 6-11 16-14 29-4 13-5 28-5 47 0 27 2 52 7 73s13 38 22 50 19 18 31 18zM927 252c9 0 16-2 20-3 5-1 7-4 9-7 1-4 2-9 2-16v-174h3l-92 124v-10h195v33h-223v-24l129-172h46v223c0 7 1 12 2 16 2 3 4 6 9 7 4 1 11 3 20 3v21h-120z">
          <text:p/>
        </draw:path>
        <draw:frame draw:style-name="gr5" draw:text-style-name="P6" draw:layer="layout" svg:width="0.465cm" svg:height="0.439cm" svg:x="13.089cm" svg:y="12.226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3.914cm" svg:height="0.377cm" svg:x="15.05cm" svg:y="11.657cm" svg:viewBox="0 0 3915 378" svg:d="M92 237c0 6 1 12 3 16s5 7 10 9c4 2 11 3 20 3v19h-125v-19c9 0 16-1 20-3 5-2 8-5 10-9s4-10 4-16v-173c0-7-2-12-4-16s-5-7-10-8c-4-3-11-4-20-4v-20h92zM133 16c21 0 39 3 54 9 16 6 27 14 36 25 8 10 12 23 12 38s-4 28-11 39c-8 11-19 20-34 26-14 5-32 8-52 8h-65v-23h43c14 0 25-1 34-5 9-3 15-8 19-15 5-7 7-16 7-28 0-16-6-28-17-37s-27-13-47-13h-39v-24zM309 140l-59-23v-15l59-24h18zM327 247c0 4 1 7 2 10 2 2 5 4 8 5 5 2 10 3 17 3v19h-104v-19c6 0 11-1 14-2 3-2 6-4 7-6 2-2 3-5 3-9v-138l53-32zM320 148c8-15 14-27 21-37 6-10 12-18 19-23 6-7 13-10 19-10 3 0 5 1 8 2s5 2 6 4v48h-10c-10 0-19 1-26 3s-14 6-20 10c-5 5-11 11-17 19zM426 33c0-6 1-12 4-17s7-9 12-12 10-4 17-4c6 0 12 1 17 4s9 7 12 12 4 11 4 17c0 7-1 12-4 18-3 4-7 8-12 11s-11 5-17 5c-7 0-12-2-17-5s-9-7-12-12-4-11-4-17zM469 140l-59-23v-15l59-24h18zM487 248c0 4 1 7 3 9 1 2 3 4 7 6 3 1 8 2 14 2v19h-101v-19c6 0 11-1 15-2 3-2 5-4 7-6 1-2 2-5 2-9v-138l53-32zM606 78l-18 62-59-23v-15l59-24zM529 265c6 0 11-1 14-2 4-2 6-4 7-6 2-2 3-5 3-9v-138l53-32v170c0 4 1 7 2 9 2 2 4 4 7 6 4 1 8 2 14 2v19h-100zM652 265c6 0 11-1 14-2 3-2 6-4 7-6 2-2 3-5 3-9v-102c0-10-3-18-8-23s-13-7-23-7c-6 0-12 1-19 3-7 3-13 6-19 10s-12 9-16 14v-16c6-9 14-18 23-25s18-13 28-17c10-5 19-7 29-7 19 0 33 5 43 16 9 10 14 24 14 43v111c0 4 1 7 3 9 1 2 4 4 7 6 3 1 8 2 14 2v19h-100zM775 265c6 0 11-1 14-2 3-2 6-4 7-6 2-2 2-5 2-9v-102c0-10-2-18-7-23s-13-7-24-7c-6 0-12 1-19 3-6 3-12 6-18 10s-12 9-16 14v-16c6-9 14-18 23-25s18-13 28-17c10-5 19-7 28-7 19 0 34 5 43 16 10 10 15 24 15 43v111c0 4 1 7 3 9 1 2 3 4 7 6 3 1 8 2 14 2v19h-100zM1089 281c-5 3-11 4-17 5-5 1-11 2-16 2-14 0-25-4-32-11-8-7-11-18-11-31v-113c0-12-3-21-9-27-5-6-12-10-23-10-9 0-16 3-22 9-5 6-8 14-8 24v23h-37c-4-2-7-5-9-9s-3-9-3-14c0-9 3-18 10-25 7-8 17-14 29-19 12-4 26-7 40-7 18 0 33 3 46 8 12 6 22 14 28 25 7 10 10 23 10 38v95c0 4 1 7 2 10 2 2 4 4 7 5 4 2 8 3 15 4zM1020 249c-9 14-19 24-31 30-12 7-25 10-39 10-10 0-20-2-28-6-8-5-14-11-18-19-5-7-7-16-7-26 0-14 4-27 13-37s22-17 40-22l77-21v17l-51 16c-10 3-17 7-21 13-4 5-6 13-6 22 0 6 1 10 3 15 3 4 6 8 11 10 4 3 9 4 14 4 8 0 16-2 23-6 8-4 15-10 20-18zM1163 140l-59-23v-15l59-24h19zM1182 247c0 4 0 7 2 10 2 2 4 4 8 5 4 2 10 3 17 3v19h-105v-19c7 0 11-1 15-2 3-2 5-4 7-6 1-2 2-5 2-9v-138l54-32zM1174 148c8-15 15-27 21-37 7-10 13-18 19-23 7-7 13-10 19-10 3 0 6 1 9 2 2 1 4 2 6 4v48h-11c-10 0-18 1-26 3-7 2-13 6-19 10-5 5-11 11-18 19zM1371 102c-9 1-15 2-19 4s-6 5-6 8 1 8 3 14l44 108h-11l42-108c3-5 4-10 4-13-1-4-3-7-6-9-4-2-10-3-18-4v-19h75v19c-7 1-12 3-15 5s-5 6-8 11l-71 169h-22l-78-169c-1-5-4-8-7-11-3-2-8-4-15-5v-19h108zM1290 327c13 0 24-1 33-5 9-3 16-8 23-15 6-6 12-16 17-28l22 8c-8 20-16 37-23 50-8 13-17 23-26 30-10 7-21 11-33 11-6 0-12-1-18-3-5-3-9-5-12-8v-40zM1741 233c-8 18-19 32-33 42-14 9-30 14-49 14s-36-4-50-13c-14-8-26-20-34-35s-12-33-12-53c0-21 4-39 13-56s21-30 36-40c16-9 33-14 53-14 13 0 26 3 37 7 11 5 20 11 26 19s9 16 9 26c0 5-1 9-4 13-2 4-5 7-9 9h-34v-10c0-14-3-24-8-31-6-8-13-11-23-11s-18 3-25 8c-6 6-12 14-15 25-4 10-6 23-6 37 0 15 3 29 8 40 5 12 12 21 22 27 9 6 20 9 33 9 9 0 19-2 27-6 9-4 17-10 26-19zM1855 289c-19 0-35-4-50-13-14-8-26-20-34-35-8-16-12-34-12-53 0-20 4-38 13-55s21-30 36-40 32-15 50-15 35 5 49 13c15 9 26 21 34 36 9 15 13 32 13 51 0 21-4 39-13 57-9 17-21 30-36 40-15 9-32 14-50 14zM1859 269c9 0 16-3 22-9 5-6 10-15 13-26 3-12 5-27 5-45s-2-34-6-47c-4-14-9-24-16-32-6-8-14-11-23-11s-16 3-22 8c-6 6-10 15-14 27-3 11-4 26-4 43 0 18 2 34 5 49 4 13 9 24 16 32 7 7 15 11 24 11zM2050 78l-18 62-59-23v-15l59-24zM1973 265c6 0 11-1 14-2 4-2 6-4 8-6 1-2 2-5 2-9v-138l53-32v170c0 4 1 7 2 9 2 2 4 4 8 6 3 1 7 2 13 2v19h-100zM2100 265c6 0 10-1 14-2 3-2 6-4 7-6s2-5 2-9v-100c0-11-3-19-8-25-5-5-13-7-24-7-6 0-12 1-19 3-7 3-13 6-20 10-6 5-11 10-16 16v-16c7-10 14-19 23-26 9-8 19-14 29-18 10-5 20-7 30-7 19 0 33 5 43 16 10 10 15 25 15 44v110c0 4 1 7 2 9 2 2 4 4 7 6 4 1 9 2 15 2v19h-100zM2222 265c5 0 10-1 13-2 4-2 7-4 8-6s2-5 2-9v-165c0-16 5-30 14-43 9-12 22-22 39-29s37-11 59-11c16 0 31 2 44 6 13 3 23 8 30 14 7 7 11 14 11 22 0 5-1 9-4 13s-6 7-11 9h-43v-11c0-12-3-20-9-26s-14-9-25-9-20 3-28 8-14 12-18 22c-4 9-6 21-6 35v164c0 4 1 7 2 10 2 2 5 4 9 5 5 2 10 3 18 3v19h-105zM2218 94c13-4 23-8 31-14 9-5 17-13 25-22h19v59h-75zM2419 117h-141v-34h141zM2360 265c6 0 11-1 14-2 4-2 6-4 7-6 2-2 3-5 3-9v-165l35-5h18v170c0 4 0 7 2 9 1 2 4 4 7 6 3 1 8 2 14 2v19h-100zM2537 140l-59-23v-15l59-24h19zM2556 247c0 4 0 7 2 10 3 2 5 4 9 5 4 2 10 3 17 3v19h-106v-19c7 0 11-1 15-2 3-2 5-4 7-6 1-2 2-5 2-9v-138l54-32zM2548 148c8-15 16-27 22-37 7-10 13-18 19-23 7-7 13-10 19-10 3 0 6 1 9 2 2 1 4 2 6 4v48h-11c-10 0-18 1-26 3-7 2-13 6-19 10-5 5-12 11-19 19zM2717 78l-18 62-59-23v-15l59-24zM2640 265c6 0 11-1 14-2 4-2 6-4 7-6 2-2 3-5 3-9v-138l53-32v170c0 4 1 7 2 9 2 2 4 4 8 6 3 1 7 2 13 2v19h-100zM2763 265c6 0 11-1 14-2 4-2 6-4 7-6 2-2 3-5 3-9v-102c0-10-3-18-8-23s-13-7-23-7c-6 0-12 1-19 3-7 3-13 6-19 10s-12 9-16 14v-16c6-9 14-18 23-25s18-13 28-17c10-5 19-7 29-7 19 0 33 5 43 16 10 10 15 24 15 43v111c0 4 0 7 2 9 1 2 4 4 7 6 3 1 8 2 14 2v19h-100zM2886 265c6 0 11-1 14-2 3-2 6-4 7-6 2-2 2-5 2-9v-102c0-10-2-18-7-23s-13-7-24-7c-6 0-12 1-19 3-6 3-12 6-18 10s-12 9-16 14v-16c6-9 14-18 23-25s18-13 28-17c10-5 19-7 29-7 18 0 33 5 43 16 9 10 14 24 14 43v111c0 4 1 7 3 9 1 2 3 4 7 6 3 1 8 2 14 2v19h-100zM3200 281c-5 3-11 4-17 5-5 1-11 2-16 2-14 0-25-4-32-11-8-7-11-18-11-31v-113c0-12-3-21-8-27-6-6-13-10-24-10-9 0-16 3-22 9-5 6-8 14-8 24v23h-37c-4-2-7-5-9-9s-3-9-3-14c0-9 3-18 10-25 7-8 17-14 29-19 12-4 26-7 40-7 18 0 33 3 46 8 12 6 22 14 28 25 7 10 10 23 10 38v95c0 4 1 7 2 10 2 2 4 4 8 5 3 2 8 3 14 4zM3132 249c-10 14-20 24-32 30-12 7-25 10-39 10-10 0-20-2-28-6-8-5-14-11-18-19-5-7-7-16-7-26 0-14 4-27 13-37s22-17 41-22l76-21v17l-51 16c-10 3-17 7-21 13-4 5-6 13-6 22 0 6 1 10 3 15 3 4 6 8 11 10 4 3 9 4 14 4 8 0 16-2 23-6 8-4 15-10 21-18zM3204 94c10-3 19-7 25-11 7-5 13-10 17-16 5-6 10-14 14-24h24v74h-80zM3284 231c0 7 2 12 5 17 3 4 9 7 16 10 8 2 18 3 30 4v19c-8 3-15 4-23 6-8 1-15 2-22 2-19 0-33-5-44-14-10-10-15-24-15-42v-133h53zM3331 117h-67v-34h67zM3371 33c0-6 2-12 5-17 2-5 6-9 11-12s11-4 17-4 12 1 17 4 9 7 12 12 5 11 5 17c0 7-2 12-5 18-3 4-7 8-12 11s-11 5-17 5-12-2-17-5-9-7-11-12c-3-5-5-11-5-17zM3415 140l-59-23v-15l59-24h18zM3433 248c0 4 1 7 2 9s4 4 7 6c4 1 8 2 14 2v19h-100v-19c6 0 11-1 14-2 3-2 6-4 7-6 2-2 2-5 2-9v-138l54-32zM3570 289c-18 0-35-4-49-13-15-8-26-20-34-35-9-16-13-34-13-53 0-20 5-38 14-55 8-17 20-30 35-40 16-10 33-15 51-15s34 5 49 13c14 9 26 21 34 36s12 32 12 51c0 21-4 39-13 57-9 17-21 30-36 40-15 9-31 14-50 14zM3575 269c8 0 15-3 21-9s10-15 13-26c4-12 5-27 5-45s-2-34-6-47c-3-14-9-24-15-32-7-8-14-11-23-11s-17 3-22 8c-6 6-11 15-14 27-3 11-5 26-5 43 0 18 2 34 6 49 4 13 9 24 15 32 7 7 15 11 25 11zM3766 78l-18 62-59-23v-15l59-24zM3689 265c6 0 11-1 14-2 3-2 6-4 7-6 2-2 2-5 2-9v-138l54-32v170c0 4 1 7 2 9s4 4 7 6c3 1 8 2 14 2v19h-100zM3815 265c6 0 11-1 14-2 4-2 6-4 7-6 2-2 3-5 3-9v-100c0-11-3-19-8-25-5-5-13-7-24-7-6 0-13 1-20 3-6 3-13 6-19 10-6 5-12 10-17 16v-16c7-10 15-19 24-26 9-8 18-14 28-18 10-5 20-7 30-7 19 0 34 5 44 16 10 10 14 25 14 44v110c0 4 1 7 3 9 1 2 4 4 7 6 3 1 8 2 14 2v19h-100z">
          <text:p/>
        </draw:path>
        <draw:frame draw:style-name="gr3" draw:text-style-name="P4" draw:layer="layout" svg:width="2.462cm" svg:height="0.501cm" svg:x="15.041cm" svg:y="9.844cm">
          <draw:text-box>
            <text:p text:style-name="P2"><text:span text:style-name="T3">4B </text:span><text:span text:style-name="T3">insuﬃcien</text:span><text:span text:style-name="T3">t</text:span></text:p>
          </draw:text-box>
        </draw:frame>
        <draw:frame draw:style-name="gr3" draw:text-style-name="P4" draw:layer="layout" svg:width="1.915cm" svg:height="0.501cm" svg:x="1.226cm" svg:y="13.245cm">
          <draw:text-box>
            <text:p text:style-name="P2"><text:span text:style-name="T3">Frustratio</text:span><text:span text:style-name="T3">n</text:span></text:p>
          </draw:text-box>
        </draw:frame>
        <draw:frame draw:style-name="gr3" draw:text-style-name="P4" draw:layer="layout" svg:width="1.158cm" svg:height="0.501cm" svg:x="1.226cm" svg:y="13.875cm">
          <draw:text-box>
            <text:p text:style-name="P2"><text:span text:style-name="T3">SMALL</text:span></text:p>
          </draw:text-box>
        </draw:frame>
        <draw:frame draw:style-name="gr3" draw:text-style-name="P4" draw:layer="layout" svg:width="0.633cm" svg:height="0.501cm" svg:x="4.886cm" svg:y="13.245cm">
          <draw:text-box>
            <text:p text:style-name="P2"><text:span text:style-name="T3">200</text:span></text:p>
          </draw:text-box>
        </draw:frame>
        <draw:frame draw:style-name="gr3" draw:text-style-name="P4" draw:layer="layout" svg:width="1.915cm" svg:height="0.501cm" svg:x="7.019cm" svg:y="13.245cm">
          <draw:text-box>
            <text:p text:style-name="P2"><text:span text:style-name="T3">Frustratio</text:span><text:span text:style-name="T3">n</text:span></text:p>
          </draw:text-box>
        </draw:frame>
        <draw:frame draw:style-name="gr3" draw:text-style-name="P4" draw:layer="layout" svg:width="1.192cm" svg:height="0.501cm" svg:x="10.422cm" svg:y="13.245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13.875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13.245cm">
          <draw:text-box>
            <text:p text:style-name="P2"><text:span text:style-name="T3">0.718</text:span></text:p>
          </draw:text-box>
        </draw:frame>
        <draw:frame draw:style-name="gr3" draw:text-style-name="P4" draw:layer="layout" svg:width="2.517cm" svg:height="0.501cm" svg:x="15.042cm" svg:y="13.245cm">
          <draw:text-box>
            <text:p text:style-name="P2"><text:span text:style-name="T3">Not </text:span><text:span text:style-name="T3">signiﬁcant</text:span></text:p>
          </draw:text-box>
        </draw:frame>
        <draw:frame draw:style-name="gr3" draw:text-style-name="P4" draw:layer="layout" svg:width="2.644cm" svg:height="0.501cm" svg:x="1.226cm" svg:y="14.945cm">
          <draw:text-box>
            <text:p text:style-name="P2"><text:span text:style-name="T3">Frustratio</text:span><text:span text:style-name="T3">n BIG</text:span></text:p>
          </draw:text-box>
        </draw:frame>
        <draw:frame draw:style-name="gr3" draw:text-style-name="P4" draw:layer="layout" svg:width="0.633cm" svg:height="0.501cm" svg:x="4.886cm" svg:y="14.945cm">
          <draw:text-box>
            <text:p text:style-name="P2"><text:span text:style-name="T3">200</text:span></text:p>
          </draw:text-box>
        </draw:frame>
        <draw:frame draw:style-name="gr3" draw:text-style-name="P4" draw:layer="layout" svg:width="1.915cm" svg:height="0.501cm" svg:x="7.018cm" svg:y="14.945cm">
          <draw:text-box>
            <text:p text:style-name="P2"><text:span text:style-name="T3">Frustratio</text:span><text:span text:style-name="T3">n</text:span></text:p>
          </draw:text-box>
        </draw:frame>
        <draw:frame draw:style-name="gr3" draw:text-style-name="P4" draw:layer="layout" svg:width="1.192cm" svg:height="0.501cm" svg:x="10.422cm" svg:y="14.945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15.575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14.945cm">
          <draw:text-box>
            <text:p text:style-name="P2"><text:span text:style-name="T3">0.693</text:span></text:p>
          </draw:text-box>
        </draw:frame>
        <draw:frame draw:style-name="gr3" draw:text-style-name="P4" draw:layer="layout" svg:width="3.084cm" svg:height="0.501cm" svg:x="15.042cm" svg:y="14.945cm">
          <draw:text-box>
            <text:p text:style-name="P2"><text:span text:style-name="T3">Descriptiv</text:span><text:span text:style-name="T3">e -0.188</text:span></text:p>
          </draw:text-box>
        </draw:frame>
        <draw:frame draw:style-name="gr3" draw:text-style-name="P4" draw:layer="layout" svg:width="2.631cm" svg:height="0.501cm" svg:x="1.226cm" svg:y="16.646cm">
          <draw:text-box>
            <text:p text:style-name="P2"><text:span text:style-name="T3">Wonder </text:span><text:span text:style-name="T3">SMALL</text:span></text:p>
          </draw:text-box>
        </draw:frame>
        <draw:frame draw:style-name="gr3" draw:text-style-name="P4" draw:layer="layout" svg:width="0.633cm" svg:height="0.501cm" svg:x="4.887cm" svg:y="16.646cm">
          <draw:text-box>
            <text:p text:style-name="P2"><text:span text:style-name="T3">200</text:span></text:p>
          </draw:text-box>
        </draw:frame>
        <draw:frame draw:style-name="gr3" draw:text-style-name="P4" draw:layer="layout" svg:width="1.378cm" svg:height="0.501cm" svg:x="7.019cm" svg:y="16.646cm">
          <draw:text-box>
            <text:p text:style-name="P2"><text:span text:style-name="T3">Wonder</text:span></text:p>
          </draw:text-box>
        </draw:frame>
        <draw:frame draw:style-name="gr3" draw:text-style-name="P4" draw:layer="layout" svg:width="1.192cm" svg:height="0.501cm" svg:x="10.422cm" svg:y="16.646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17.276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085cm" svg:y="16.646cm">
          <draw:text-box>
            <text:p text:style-name="P2"><text:span text:style-name="T3">—</text:span></text:p>
          </draw:text-box>
        </draw:frame>
        <draw:frame draw:style-name="gr3" draw:text-style-name="P4" draw:layer="layout" svg:width="2.483cm" svg:height="0.501cm" svg:x="15.042cm" svg:y="16.646cm">
          <draw:text-box>
            <text:p text:style-name="P2"><text:span text:style-name="T3">Proﬁle </text:span><text:span text:style-name="T3">distinct</text:span></text:p>
          </draw:text-box>
        </draw:frame>
        <draw:frame draw:style-name="gr3" draw:text-style-name="P4" draw:layer="layout" svg:width="2.106cm" svg:height="0.501cm" svg:x="1.226cm" svg:y="18.346cm">
          <draw:text-box>
            <text:p text:style-name="P2"><text:span text:style-name="T3">Wonder </text:span><text:span text:style-name="T3">BIG</text:span></text:p>
          </draw:text-box>
        </draw:frame>
        <draw:frame draw:style-name="gr3" draw:text-style-name="P4" draw:layer="layout" svg:width="1.187cm" svg:height="0.501cm" svg:x="1.226cm" svg:y="18.976cm">
          <draw:text-box>
            <text:p text:style-name="P2"><text:span text:style-name="T3">(rerun)</text:span></text:p>
          </draw:text-box>
        </draw:frame>
        <draw:frame draw:style-name="gr3" draw:text-style-name="P4" draw:layer="layout" svg:width="1.573cm" svg:height="0.501cm" svg:x="4.886cm" svg:y="18.346cm">
          <draw:text-box>
            <text:p text:style-name="P2"><text:span text:style-name="T3">194→294</text:span></text:p>
          </draw:text-box>
        </draw:frame>
        <draw:frame draw:style-name="gr3" draw:text-style-name="P4" draw:layer="layout" svg:width="1.378cm" svg:height="0.501cm" svg:x="7.018cm" svg:y="18.346cm">
          <draw:text-box>
            <text:p text:style-name="P2"><text:span text:style-name="T3">Wonder</text:span></text:p>
          </draw:text-box>
        </draw:frame>
        <draw:frame draw:style-name="gr3" draw:text-style-name="P4" draw:layer="layout" svg:width="1.192cm" svg:height="0.501cm" svg:x="10.422cm" svg:y="18.346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18.976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18.346cm">
          <draw:text-box>
            <text:p text:style-name="P2"><text:span text:style-name="T3">0.058</text:span></text:p>
          </draw:text-box>
        </draw:frame>
        <draw:frame draw:style-name="gr3" draw:text-style-name="P4" draw:layer="layout" svg:width="3.3cm" svg:height="0.501cm" svg:x="15.042cm" svg:y="18.346cm">
          <draw:text-box>
            <text:p text:style-name="P2"><text:span text:style-name="T3">Borderlin</text:span><text:span text:style-name="T3">e d=0.148</text:span></text:p>
          </draw:text-box>
        </draw:frame>
        <draw:frame draw:style-name="gr3" draw:text-style-name="P4" draw:layer="layout" svg:width="1.949cm" svg:height="0.501cm" svg:x="1.226cm" svg:y="20.047cm">
          <draw:text-box>
            <text:p text:style-name="P2"><text:span text:style-name="T3">Conﬁdenc</text:span><text:span text:style-name="T3">e</text:span></text:p>
          </draw:text-box>
        </draw:frame>
        <draw:frame draw:style-name="gr3" draw:text-style-name="P4" draw:layer="layout" svg:width="1.158cm" svg:height="0.501cm" svg:x="1.226cm" svg:y="20.676cm">
          <draw:text-box>
            <text:p text:style-name="P2"><text:span text:style-name="T3">SMALL</text:span></text:p>
          </draw:text-box>
        </draw:frame>
        <draw:frame draw:style-name="gr3" draw:text-style-name="P4" draw:layer="layout" svg:width="0.633cm" svg:height="0.501cm" svg:x="4.886cm" svg:y="20.047cm">
          <draw:text-box>
            <text:p text:style-name="P2"><text:span text:style-name="T3">200</text:span></text:p>
          </draw:text-box>
        </draw:frame>
        <draw:frame draw:style-name="gr3" draw:text-style-name="P4" draw:layer="layout" svg:width="1.949cm" svg:height="0.501cm" svg:x="7.019cm" svg:y="20.047cm">
          <draw:text-box>
            <text:p text:style-name="P2"><text:span text:style-name="T3">Conﬁdenc</text:span><text:span text:style-name="T3">e</text:span></text:p>
          </draw:text-box>
        </draw:frame>
        <draw:frame draw:style-name="gr3" draw:text-style-name="P4" draw:layer="layout" svg:width="1.192cm" svg:height="0.501cm" svg:x="10.422cm" svg:y="20.047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20.676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20.047cm">
          <draw:text-box>
            <text:p text:style-name="P2"><text:span text:style-name="T3">0.278</text:span></text:p>
          </draw:text-box>
        </draw:frame>
        <draw:frame draw:style-name="gr3" draw:text-style-name="P4" draw:layer="layout" svg:width="3.097cm" svg:height="0.501cm" svg:x="15.041cm" svg:y="20.047cm">
          <draw:text-box>
            <text:p text:style-name="P2"><text:span text:style-name="T3">Hedging </text:span><text:span text:style-name="T3">detected</text:span></text:p>
          </draw:text-box>
        </draw:frame>
        <draw:frame draw:style-name="gr3" draw:text-style-name="P4" draw:layer="layout" svg:width="2.677cm" svg:height="0.501cm" svg:x="1.226cm" svg:y="21.747cm">
          <draw:text-box>
            <text:p text:style-name="P2"><text:span text:style-name="T3">Conﬁdenc</text:span><text:span text:style-name="T3">e BIG</text:span></text:p>
          </draw:text-box>
        </draw:frame>
        <draw:frame draw:style-name="gr3" draw:text-style-name="P4" draw:layer="layout" svg:width="0.633cm" svg:height="0.501cm" svg:x="4.886cm" svg:y="21.747cm">
          <draw:text-box>
            <text:p text:style-name="P2"><text:span text:style-name="T3">197</text:span></text:p>
          </draw:text-box>
        </draw:frame>
        <draw:frame draw:style-name="gr3" draw:text-style-name="P4" draw:layer="layout" svg:width="1.949cm" svg:height="0.501cm" svg:x="7.018cm" svg:y="21.747cm">
          <draw:text-box>
            <text:p text:style-name="P2"><text:span text:style-name="T3">Conﬁdenc</text:span><text:span text:style-name="T3">e</text:span></text:p>
          </draw:text-box>
        </draw:frame>
        <draw:frame draw:style-name="gr3" draw:text-style-name="P4" draw:layer="layout" svg:width="1.192cm" svg:height="0.501cm" svg:x="10.422cm" svg:y="21.747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22.377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21.747cm">
          <draw:text-box>
            <text:p text:style-name="P2"><text:span text:style-name="T3">0.943</text:span></text:p>
          </draw:text-box>
        </draw:frame>
        <draw:frame draw:style-name="gr3" draw:text-style-name="P4" draw:layer="layout" svg:width="3.647cm" svg:height="0.501cm" svg:x="15.042cm" svg:y="21.747cm">
          <draw:text-box>
            <text:p text:style-name="P2"><text:span text:style-name="T3">Style layer </text:span><text:span text:style-name="T3">conﬁrmed</text:span></text:p>
          </draw:text-box>
        </draw:frame>
        <draw:frame draw:style-name="gr3" draw:text-style-name="P4" draw:layer="layout" svg:width="1.733cm" svg:height="0.501cm" svg:x="1.226cm" svg:y="23.447cm">
          <draw:text-box>
            <text:p text:style-name="P2"><text:span text:style-name="T3">2D SMALL</text:span></text:p>
          </draw:text-box>
        </draw:frame>
        <draw:frame draw:style-name="gr3" draw:text-style-name="P4" draw:layer="layout" svg:width="0.633cm" svg:height="0.501cm" svg:x="4.887cm" svg:y="23.447cm">
          <draw:text-box>
            <text:p text:style-name="P2"><text:span text:style-name="T3">232</text:span></text:p>
          </draw:text-box>
        </draw:frame>
        <draw:frame draw:style-name="gr3" draw:text-style-name="P4" draw:layer="layout" svg:width="1.568cm" svg:height="0.501cm" svg:x="7.018cm" svg:y="23.447cm">
          <draw:text-box>
            <text:p text:style-name="P2"><text:span text:style-name="T3">Cur×Frus</text:span></text:p>
          </draw:text-box>
        </draw:frame>
        <draw:frame draw:style-name="gr3" draw:text-style-name="P4" draw:layer="layout" svg:width="1.192cm" svg:height="0.501cm" svg:x="10.422cm" svg:y="23.447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24.077cm">
          <draw:text-box>
            <text:p text:style-name="P2"><text:span text:style-name="T3">Nemo</text:span></text:p>
          </draw:text-box>
        </draw:frame>
        <draw:frame draw:style-name="gr3" draw:text-style-name="P4" draw:layer="layout" svg:width="1.145cm" svg:height="0.501cm" svg:x="13.085cm" svg:y="23.447cm">
          <draw:text-box>
            <text:p text:style-name="P2"><text:span text:style-name="T3">0.025*</text:span></text:p>
          </draw:text-box>
        </draw:frame>
        <draw:frame draw:style-name="gr3" draw:text-style-name="P4" draw:layer="layout" svg:width="1.958cm" svg:height="0.501cm" svg:x="15.042cm" svg:y="23.447cm">
          <draw:text-box>
            <text:p text:style-name="P2"><text:span text:style-name="T3">Anomalou</text:span><text:span text:style-name="T3">s</text:span></text:p>
          </draw:text-box>
        </draw:frame>
        <draw:frame draw:style-name="gr3" draw:text-style-name="P4" draw:layer="layout" svg:width="1.209cm" svg:height="0.501cm" svg:x="1.226cm" svg:y="25.148cm">
          <draw:text-box>
            <text:p text:style-name="P2"><text:span text:style-name="T3">2D BIG</text:span></text:p>
          </draw:text-box>
        </draw:frame>
        <draw:frame draw:style-name="gr3" draw:text-style-name="P4" draw:layer="layout" svg:width="0.633cm" svg:height="0.501cm" svg:x="4.887cm" svg:y="25.148cm">
          <draw:text-box>
            <text:p text:style-name="P2"><text:span text:style-name="T3">230</text:span></text:p>
          </draw:text-box>
        </draw:frame>
        <draw:frame draw:style-name="gr3" draw:text-style-name="P4" draw:layer="layout" svg:width="1.568cm" svg:height="0.501cm" svg:x="7.019cm" svg:y="25.148cm">
          <draw:text-box>
            <text:p text:style-name="P2"><text:span text:style-name="T3">Cur×Frus</text:span></text:p>
          </draw:text-box>
        </draw:frame>
        <draw:frame draw:style-name="gr3" draw:text-style-name="P4" draw:layer="layout" svg:width="1.192cm" svg:height="0.501cm" svg:x="10.422cm" svg:y="25.148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25.777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25.148cm">
          <draw:text-box>
            <text:p text:style-name="P2"><text:span text:style-name="T3">0.325</text:span></text:p>
          </draw:text-box>
        </draw:frame>
        <draw:frame draw:style-name="gr3" draw:text-style-name="P4" draw:layer="layout" svg:width="2.462cm" svg:height="0.501cm" svg:x="15.042cm" svg:y="25.148cm">
          <draw:text-box>
            <text:p text:style-name="P2"><text:span text:style-name="T3">H4 </text:span><text:span text:style-name="T3">descriptiv</text:span><text:span text:style-name="T3">e</text:span></text:p>
          </draw:text-box>
        </draw:frame>
        <draw:frame draw:style-name="gr3" draw:text-style-name="P4" draw:layer="layout" svg:width="1.209cm" svg:height="0.501cm" svg:x="1.226cm" svg:y="26.848cm">
          <draw:text-box>
            <text:p text:style-name="P2"><text:span text:style-name="T3">3D BIG</text:span></text:p>
          </draw:text-box>
        </draw:frame>
        <draw:frame draw:style-name="gr3" draw:text-style-name="P4" draw:layer="layout" svg:width="0.633cm" svg:height="0.501cm" svg:x="4.886cm" svg:y="26.848cm">
          <draw:text-box>
            <text:p text:style-name="P2"><text:span text:style-name="T3">238</text:span></text:p>
          </draw:text-box>
        </draw:frame>
        <draw:frame draw:style-name="gr3" draw:text-style-name="P4" draw:layer="layout" svg:width="2.8cm" svg:height="0.501cm" svg:x="7.019cm" svg:y="26.848cm">
          <draw:text-box>
            <text:p text:style-name="P2"><text:span text:style-name="T3">Cur×Frus×</text:span><text:span text:style-name="T3">Wond</text:span></text:p>
          </draw:text-box>
        </draw:frame>
        <draw:frame draw:style-name="gr3" draw:text-style-name="P4" draw:layer="layout" svg:width="1.192cm" svg:height="0.501cm" svg:x="10.422cm" svg:y="26.848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27.478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26.848cm">
          <draw:text-box>
            <text:p text:style-name="P2"><text:span text:style-name="T3">0.575</text:span></text:p>
          </draw:text-box>
        </draw:frame>
        <draw:frame draw:style-name="gr3" draw:text-style-name="P4" draw:layer="layout" svg:width="3.816cm" svg:height="0.501cm" svg:x="15.041cm" svg:y="26.848cm">
          <draw:text-box>
            <text:p text:style-name="P2"><text:span text:style-name="T3">Complexit</text:span><text:span text:style-name="T3">y </text:span><text:span text:style-name="T3">saturation</text:span></text:p>
          </draw:text-box>
        </draw:frame>
        <draw:frame draw:style-name="gr3" draw:text-style-name="P4" draw:layer="layout" svg:width="2.402cm" svg:height="0.501cm" svg:x="1.226cm" svg:y="28.549cm">
          <draw:text-box>
            <text:p text:style-name="P2"><text:span text:style-name="T3">Cross-</text:span><text:span text:style-name="T3">domain</text:span></text:p>
          </draw:text-box>
        </draw:frame>
        <draw:frame draw:style-name="gr3" draw:text-style-name="P4" draw:layer="layout" svg:width="0.739cm" svg:height="0.501cm" svg:x="1.226cm" svg:y="29.178cm">
          <draw:text-box>
            <text:p text:style-name="P2"><text:span text:style-name="T3">Phil.</text:span></text:p>
          </draw:text-box>
        </draw:frame>
        <draw:frame draw:style-name="gr3" draw:text-style-name="P4" draw:layer="layout" svg:width="0.633cm" svg:height="0.501cm" svg:x="4.886cm" svg:y="28.549cm">
          <draw:text-box>
            <text:p text:style-name="P2"><text:span text:style-name="T3">120</text:span></text:p>
          </draw:text-box>
        </draw:frame>
        <draw:frame draw:style-name="gr3" draw:text-style-name="P4" draw:layer="layout" svg:width="1.522cm" svg:height="0.501cm" svg:x="7.019cm" svg:y="28.549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28.549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29.178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28.549cm">
          <draw:text-box>
            <text:p text:style-name="P2"><text:span text:style-name="T3">0.096</text:span></text:p>
          </draw:text-box>
        </draw:frame>
        <draw:frame draw:style-name="gr3" draw:text-style-name="P4" draw:layer="layout" svg:width="3.249cm" svg:height="0.501cm" svg:x="15.042cm" svg:y="28.549cm">
          <draw:text-box>
            <text:p text:style-name="P2"><text:span text:style-name="T3">d=0.235 </text:span><text:span text:style-name="T3">consistent</text:span></text:p>
          </draw:text-box>
        </draw:frame>
      </draw:page>
      <draw:page draw:name="page12" draw:style-name="dp1" draw:master-page-name="master-page55">
        <draw:polygon draw:style-name="gr1" draw:text-style-name="P1" draw:layer="layout" svg:width="18.627cm" svg:height="0.018cm" svg:x="1.199cm" svg:y="0.255cm" svg:viewBox="0 0 18628 19" draw:points="0,0 18628,0 18628,19 0,19">
          <text:p/>
        </draw:polygon>
        <draw:polygon draw:style-name="gr1" draw:text-style-name="P1" draw:layer="layout" svg:width="18.627cm" svg:height="0.017cm" svg:x="1.199cm" svg:y="1.956cm" svg:viewBox="0 0 18628 18" draw:points="0,0 18628,0 18628,18 0,18">
          <text:p/>
        </draw:polygon>
        <draw:polygon draw:style-name="gr1" draw:text-style-name="P1" draw:layer="layout" svg:width="18.627cm" svg:height="0.018cm" svg:x="1.199cm" svg:y="3.656cm" svg:viewBox="0 0 18628 19" draw:points="0,0 18628,0 18628,19 0,19">
          <text:p/>
        </draw:polygon>
        <draw:polygon draw:style-name="gr1" draw:text-style-name="P1" draw:layer="layout" svg:width="18.627cm" svg:height="0.017cm" svg:x="1.199cm" svg:y="5.357cm" svg:viewBox="0 0 18628 18" draw:points="0,0 18628,0 18628,18 0,18">
          <text:p/>
        </draw:polygon>
        <draw:polygon draw:style-name="gr1" draw:text-style-name="P1" draw:layer="layout" svg:width="18.627cm" svg:height="0.017cm" svg:x="1.199cm" svg:y="7.057cm" svg:viewBox="0 0 18628 18" draw:points="0,0 18628,0 18628,18 0,18">
          <text:p/>
        </draw:polygon>
        <draw:polygon draw:style-name="gr1" draw:text-style-name="P1" draw:layer="layout" svg:width="18.627cm" svg:height="0.018cm" svg:x="1.199cm" svg:y="8.127cm" svg:viewBox="0 0 18628 19" draw:points="0,0 18628,0 18628,19 0,19">
          <text:p/>
        </draw:polygon>
        <draw:frame draw:style-name="gr3" draw:text-style-name="P4" draw:layer="layout" svg:width="2.402cm" svg:height="0.501cm" svg:x="1.226cm" svg:y="0.545cm">
          <draw:text-box>
            <text:p text:style-name="P2"><text:span text:style-name="T3">Cross-</text:span><text:span text:style-name="T3">domain</text:span></text:p>
          </draw:text-box>
        </draw:frame>
        <draw:frame draw:style-name="gr3" draw:text-style-name="P4" draw:layer="layout" svg:width="0.916cm" svg:height="0.501cm" svg:x="1.226cm" svg:y="1.175cm">
          <draw:text-box>
            <text:p text:style-name="P2"><text:span text:style-name="T3">Tech.</text:span></text:p>
          </draw:text-box>
        </draw:frame>
        <draw:frame draw:style-name="gr3" draw:text-style-name="P4" draw:layer="layout" svg:width="0.633cm" svg:height="0.501cm" svg:x="4.886cm" svg:y="0.545cm">
          <draw:text-box>
            <text:p text:style-name="P2"><text:span text:style-name="T3">120</text:span></text:p>
          </draw:text-box>
        </draw:frame>
        <draw:frame draw:style-name="gr3" draw:text-style-name="P4" draw:layer="layout" svg:width="1.522cm" svg:height="0.501cm" svg:x="7.019cm" svg:y="0.545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0.545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1.175cm">
          <draw:text-box>
            <text:p text:style-name="P2"><text:span text:style-name="T3">Nemo</text:span></text:p>
          </draw:text-box>
        </draw:frame>
        <draw:path draw:style-name="gr1" draw:text-style-name="P1" draw:layer="layout" svg:width="4.258cm" svg:height="0.375cm" svg:x="15.05cm" svg:y="0.657cm" svg:viewBox="0 0 4259 376" svg:d="M92 236c0 7 1 12 3 16s5 7 10 9c4 2 11 3 20 3v21h-125v-21c9 0 16-1 20-3 5-2 8-5 10-9s4-9 4-16v-172c0-6-2-12-4-15-2-4-5-7-10-9-4-2-11-4-20-4v-19h92zM133 17c21 0 39 3 54 9 16 5 27 13 36 24 8 11 12 23 12 38s-4 29-11 40c-8 11-19 19-34 25-14 6-32 9-52 9h-65v-23h43c14 0 25-2 34-5 9-4 15-9 19-16 5-7 7-16 7-27 0-16-6-29-17-38s-27-13-47-13h-39v-23zM427 233c-9 18-20 32-35 42-14 10-30 15-50 15-19 0-36-5-51-14s-26-20-35-35c-8-15-12-33-12-52 0-20 5-39 13-56 9-17 21-30 37-40 15-10 32-14 51-14 16 0 30 3 41 10 13 7 22 16 29 29 6 12 10 27 10 43v13h-142v-19l98-3-6 9c0-13-1-24-4-33-3-10-6-16-12-21-5-5-11-7-18-7-10 0-18 3-25 9s-12 15-16 26c-3 11-5 24-5 38 0 15 2 28 7 39s12 20 22 26 21 9 34 9c11 0 21-2 31-6 9-5 18-11 27-20zM507 140l-59-23v-15l59-23h18zM525 246c0 4 1 8 3 10 1 2 4 4 8 6 4 1 9 2 16 3v20h-104v-20c7-1 11-2 15-3 3-1 5-3 7-5 1-3 2-6 2-10v-137l53-31zM518 149c8-16 15-28 21-37 6-10 13-18 19-24 7-6 13-9 19-9 3 0 6 0 9 1 2 1 4 2 6 4v48h-11c-10 0-18 1-26 3-7 2-13 6-19 11-6 4-12 10-18 19zM610 265c6-1 10-2 14-3 3-1 6-3 7-5 2-3 3-6 3-10v-172c0-15 3-27 9-38 6-12 16-21 27-27 13-6 26-9 41-9 12 0 22 2 32 5 9 4 16 8 21 15 5 6 8 12 8 19 0 4-1 8-3 12-2 3-4 6-7 8h-37v-22c0-8-1-13-4-17-2-4-6-6-11-6-8 0-14 3-18 11-4 7-6 18-6 31v190c0 3 1 7 3 9 1 2 4 4 8 6 5 1 11 2 18 3v20h-105zM606 94c9-3 16-5 23-8 6-3 11-7 17-11 5-5 11-10 17-17h18v59h-75zM733 117h-66v-34h66zM938 233c-9 18-21 32-35 42s-31 15-50 15-36-5-51-14-27-20-35-35-12-33-12-52c0-20 4-39 13-56s21-30 36-40c16-10 33-14 52-14 15 0 29 3 41 10s21 16 28 29c7 12 11 27 11 43v13h-142v-19l97-3-5 9c0-13-2-24-4-33-3-10-7-16-12-21s-11-7-19-7c-9 0-17 3-24 9s-12 15-16 26-6 24-6 38c0 15 3 28 8 39s12 20 22 26c9 6 21 9 34 9 10 0 21-2 30-6 10-5 19-11 27-20zM1137 232c-8 18-18 32-33 42-14 11-30 16-49 16s-36-5-50-14-26-21-34-36-12-32-12-51c0-21 4-40 13-56 9-17 21-31 36-40 16-10 34-14 53-14 14 0 26 2 37 7 11 4 20 10 26 18s10 17 10 26c0 5-2 10-4 14s-6 7-10 8h-34v-10c0-13-3-24-8-31s-13-11-23-11c-9 0-18 3-24 9-7 5-12 13-16 24s-5 23-5 37c0 15 2 29 7 40 5 12 13 21 22 27s20 9 33 9c10 0 19-2 27-7 9-4 18-10 26-18zM1153 94c10-3 19-7 25-11 7-4 13-10 17-16 5-6 10-14 14-23h24v73h-80zM1233 231c0 6 1 12 5 16 3 4 9 8 16 10 8 2 18 4 30 5v19c-8 3-15 5-23 6-8 2-15 3-22 3-19 0-33-5-44-16-10-10-15-24-15-41v-132h53zM1280 117h-67v-34h67zM1450 79l-18 61-59-23v-15l59-23zM1373 265c6-1 11-2 14-3 4-1 6-3 7-5 2-3 3-6 3-10v-137l53-31v168c0 4 1 7 2 10 2 2 4 4 8 5 3 1 7 2 13 3v20h-100zM1500 265c6-1 10-2 14-3 3-1 6-3 7-5 1-3 2-6 2-10v-99c0-11-3-19-8-24s-13-8-24-8c-6 0-12 1-19 4-7 2-13 5-20 10-6 4-12 9-16 15v-16c6-10 14-18 23-26 9-7 19-13 29-18 10-4 20-6 29-6 19 0 34 5 44 15s15 25 15 45v108c0 4 0 7 2 10 1 2 4 4 7 5 4 1 9 2 15 3v20h-100zM1800 233c-9 18-21 32-35 42s-31 15-50 15-36-5-51-14-27-20-35-35-12-33-12-52c0-20 4-39 13-56s21-30 36-40c16-10 33-14 52-14 15 0 29 3 41 10s22 16 28 29c7 12 11 27 11 43v13h-142v-19l98-3-6 9c0-13-1-24-4-33-3-10-7-16-12-21s-11-7-19-7c-9 0-17 3-24 9s-12 15-16 26-5 24-5 38c0 15 2 28 7 39s12 20 22 26c9 6 21 9 34 9 11 0 21-2 30-6 10-5 19-11 27-20zM1964 99c9-4 17-7 22-9 6-3 11-4 15-5s8-2 12-2h11v34h-60zM1916 79c16 0 30 3 43 8 12 6 22 14 29 25 7 10 10 22 10 35 0 14-3 26-11 37s-18 20-31 27c-13 6-27 10-42 10-17 0-31-3-44-9-13-5-22-13-29-24-7-10-11-22-11-35 0-14 4-26 11-38 8-11 18-20 31-27 13-6 28-9 44-9zM1913 98c-11 0-19 4-24 12-6 9-8 21-8 36 0 11 1 21 4 29 3 9 7 15 13 20 5 5 11 7 18 7 10 0 19-4 24-13 6-8 8-20 8-36 0-11-1-20-4-29-3-8-7-15-13-19-5-5-11-7-18-7zM1883 293c-11 0-20 3-26 9-7 5-10 13-10 22 0 7 3 13 7 18s11 9 19 11c8 3 18 5 30 5h13c13 0 24-2 33-5 10-3 18-8 23-14 6-5 8-12 8-19s-2-13-8-18c-5-4-13-6-22-6h-90v-9c-11 0-19-4-26-11s-10-16-10-27c0-9 2-16 6-23 5-7 11-12 20-16 8-4 17-7 28-8l5 14c-8 0-14 1-19 4-4 3-6 7-6 13 0 5 1 9 4 11 4 3 8 4 14 4h85c12 0 23 3 32 7 10 5 17 11 23 20 5 9 7 19 7 30 0 13-5 24-14 35-10 11-23 20-39 26-16 7-34 10-54 10h-13c-18 0-34-2-48-6s-26-10-33-17c-8-8-12-16-12-24s3-16 8-23c6-8 13-13 23-18 9-4 20-6 31-6h18v11zM2233 282c-6 2-11 4-17 5-5 1-11 1-16 1-15 0-25-3-32-12-8-7-11-17-11-31v-112c0-12-3-21-9-27-5-6-13-9-23-9-9 0-16 3-22 9-5 5-8 14-8 24v22h-38c-3-2-6-5-9-9-1-4-2-9-2-14 0-9 3-17 10-25s17-14 29-18c12-5 25-7 40-7 18 0 33 2 45 8 13 5 22 13 29 24 7 10 10 23 10 38v94c0 4 1 8 2 10s4 4 7 6c4 1 8 2 15 3zM2164 248c-9 14-19 24-31 32-12 6-25 10-39 10-11 0-20-3-28-7s-14-12-19-19c-4-8-6-17-6-26 0-15 4-27 13-37s22-17 40-22l77-21v18l-51 15c-10 3-17 7-21 13s-6 13-6 22c0 5 1 10 3 14s6 8 10 10c5 3 10 4 15 4 8 0 15-2 23-6s14-10 20-17zM2237 94c10-3 19-7 25-11 7-4 12-10 17-16s10-14 14-23h24v73h-80zM2317 231c0 6 1 12 5 16 3 4 9 8 16 10 8 2 18 4 30 5v19c-8 3-15 5-23 6-8 2-15 3-22 3-19 0-34-5-44-16-10-10-15-24-15-41v-132h53zM2364 117h-67v-34h67zM2404 33c0-6 1-11 4-16s7-9 12-12 11-5 17-5 12 2 17 5 9 7 12 12 5 10 5 16c0 7-2 13-5 18s-7 9-12 12-11 4-17 4-12-1-17-4-9-7-12-13c-3-5-4-10-4-17zM2448 140l-59-23v-15l59-23h18zM2466 247c0 4 0 7 2 10 1 2 4 4 7 5s8 2 14 3v20h-100v-20c6-1 11-2 14-3s6-3 7-5c1-3 2-6 2-10v-137l54-31zM2604 102c-8 1-14 3-17 5-4 1-6 3-7 7 0 3 1 8 3 14l40 102h-7l41-102c2-6 3-11 3-14-1-4-3-6-7-7-4-2-10-4-18-5v-19h76v19c-5 1-9 2-12 4-2 1-5 2-6 4-2 2-3 4-5 8l-74 169h-17l-78-169c-2-3-3-6-5-8s-4-3-7-4c-2-2-6-3-11-4v-19h108zM2902 233c-9 18-20 32-34 42s-31 15-51 15c-19 0-36-5-51-14s-26-20-35-35c-8-15-12-33-12-52 0-20 5-39 14-56 8-17 20-30 36-40 15-10 32-14 51-14 16 0 30 3 42 10s21 16 28 29c7 12 10 27 10 43v13h-142v-19l98-3-5 9c0-13-2-24-5-33-3-10-6-16-11-21-6-5-12-7-19-7-9 0-18 3-24 9-8 6-13 15-16 26-4 11-6 24-6 38 0 15 2 28 7 39s13 20 22 26c10 6 21 9 34 9 11 0 21-2 31-6 9-5 18-11 27-20zM3170 232c-8 18-18 32-33 42-14 11-30 16-49 16s-36-5-50-14-26-21-34-36-12-32-12-51c0-21 4-40 13-56 9-17 21-31 36-40 16-10 34-14 53-14 14 0 26 2 37 7 11 4 20 10 26 18s9 17 9 26c0 5-1 10-3 14-3 4-6 7-10 8h-34v-10c0-13-3-24-8-31s-13-11-23-11-18 3-25 9c-6 5-11 13-15 24s-6 23-6 37c0 15 3 29 8 40 5 12 12 21 22 27 9 6 20 9 33 9 10 0 19-2 27-7 9-4 18-10 26-18zM3284 290c-19 0-35-5-50-14-14-9-25-21-34-36-8-15-12-33-12-52 0-20 4-38 13-55s21-30 36-40 32-14 50-14c19 0 35 4 49 13 15 8 26 20 34 36 9 15 13 32 13 51 0 20-4 39-13 55-9 17-21 30-36 40-15 11-32 16-50 16zM3288 268c9 0 16-3 22-9 6-5 10-14 13-26 3-11 5-26 5-44s-2-33-6-47-9-24-16-32c-6-7-14-11-23-11-8 0-16 3-22 9s-10 14-13 26c-4 12-5 26-5 44s2 34 6 47c3 14 8 24 15 32s15 11 24 11zM3479 79l-18 61-59-23v-15l59-23zM3402 265c6-1 11-2 15-3 3-1 5-3 7-5 1-3 2-6 2-10v-137l53-31v168c0 4 1 7 3 10 1 2 4 4 7 5s8 2 14 3v20h-101zM3529 265c6-1 11-2 14-3s6-3 7-5c1-3 2-6 2-10v-99c0-11-2-19-8-24-5-5-13-8-24-8-6 0-12 1-19 4-7 2-13 5-19 10-7 4-12 9-17 15v-16c7-10 14-18 23-26 9-7 19-13 29-18 10-4 20-6 30-6 19 0 33 5 43 15s15 25 15 45v108c0 4 1 7 2 10 2 2 4 4 7 5 4 1 9 2 15 3v20h-100zM3636 94c10-3 19-7 25-11 7-4 13-10 17-16 5-6 10-14 14-23h24v73h-80zM3716 231c0 6 2 12 5 16s9 8 16 10c8 2 18 4 30 5v19c-8 3-15 5-23 6-8 2-15 3-22 3-19 0-33-5-44-16-10-10-15-24-15-41v-132h53zM3763 117h-67v-34h67zM3847 140l-59-23v-15l59-23h18zM3865 246c0 4 1 8 2 10 2 2 5 4 8 6 4 1 10 2 17 3v20h-104v-20c6-1 11-2 14-3s6-3 7-5c2-3 2-6 2-10v-137l54-31zM3858 149c7-16 14-28 21-37 6-10 12-18 18-24 7-6 13-9 20-9 3 0 5 0 8 1 2 1 5 2 6 4v48h-10c-10 0-19 1-26 3s-14 6-20 11c-5 4-11 10-17 19zM4041 290c-19 0-35-5-50-14-14-9-26-21-34-36s-12-33-12-52c0-20 4-38 13-55s21-30 36-40 32-14 50-14 35 4 49 13c16 8 27 20 35 36 8 15 13 32 13 51 0 20-5 39-13 55-9 17-22 30-37 40-15 11-32 16-50 16zM4045 268c8 0 16-3 21-9 6-5 11-14 14-26 3-11 5-26 5-44s-2-33-6-47-9-24-16-32c-6-7-14-11-23-11s-16 3-22 9-10 14-14 26c-3 12-4 26-4 44s2 34 5 47c4 14 9 24 16 32s15 11 24 11zM4217 72l-59-28v-15l59-28h18zM4235 247c0 4 1 7 3 10 1 2 4 4 7 5s8 2 14 3v20h-101v-20c6-1 11-2 15-3 3-1 5-3 7-5 1-3 2-6 2-10v-215l53-31z">
          <text:p/>
        </draw:path>
        <draw:frame draw:style-name="gr3" draw:text-style-name="P4" draw:layer="layout" svg:width="0.942cm" svg:height="0.501cm" svg:x="13.085cm" svg:y="0.545cm">
          <draw:text-box>
            <text:p text:style-name="P2"><text:span text:style-name="T3">0.937</text:span></text:p>
          </draw:text-box>
        </draw:frame>
        <draw:frame draw:style-name="gr3" draw:text-style-name="P4" draw:layer="layout" svg:width="2.402cm" svg:height="0.501cm" svg:x="1.226cm" svg:y="2.245cm">
          <draw:text-box>
            <text:p text:style-name="P2"><text:span text:style-name="T3">Cross-</text:span><text:span text:style-name="T3">domain</text:span></text:p>
          </draw:text-box>
        </draw:frame>
        <draw:frame draw:style-name="gr3" draw:text-style-name="P4" draw:layer="layout" svg:width="1.031cm" svg:height="0.501cm" svg:x="1.226cm" svg:y="2.875cm">
          <draw:text-box>
            <text:p text:style-name="P2"><text:span text:style-name="T3">Creat.</text:span></text:p>
          </draw:text-box>
        </draw:frame>
        <draw:frame draw:style-name="gr3" draw:text-style-name="P4" draw:layer="layout" svg:width="0.421cm" svg:height="0.501cm" svg:x="4.886cm" svg:y="2.245cm">
          <draw:text-box>
            <text:p text:style-name="P2"><text:span text:style-name="T3">96</text:span></text:p>
          </draw:text-box>
        </draw:frame>
        <draw:frame draw:style-name="gr3" draw:text-style-name="P4" draw:layer="layout" svg:width="1.522cm" svg:height="0.501cm" svg:x="7.019cm" svg:y="2.245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2.245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2.875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085cm" svg:y="2.245cm">
          <draw:text-box>
            <text:p text:style-name="P2"><text:span text:style-name="T3">0.680</text:span></text:p>
          </draw:text-box>
        </draw:frame>
        <draw:path draw:style-name="gr1" draw:text-style-name="P1" draw:layer="layout" svg:width="1.474cm" svg:height="0.372cm" svg:x="1.241cm" svg:y="4.058cm" svg:viewBox="0 0 1475 373" svg:d="M131 289c-24 0-47-6-67-17-20-13-35-29-47-49-12-21-17-44-17-69 0-27 5-52 17-74 12-21 28-38 48-50 21-12 45-18 72-18 24 0 46 6 66 18s36 28 48 48c11 20 17 43 17 67 0 28-6 53-18 76-11 21-27 38-48 50s-44 18-71 18zM137 267c14 0 27-5 38-14 11-8 19-21 24-39 6-16 9-37 9-61s-3-45-10-63c-6-18-15-31-27-41-11-10-24-15-39-15s-28 5-39 13c-11 9-19 22-25 39-5 16-8 37-8 61s3 45 9 62c7 19 16 33 27 43 12 10 25 15 41 15zM350 140l-59-23v-15l59-24h17zM367 337c0 4 1 7 2 9 2 2 4 4 8 5 3 1 8 2 14 3v19h-100v-19c6-1 11-2 14-3s6-3 7-5 2-5 2-9v-227l53-32zM342 136c7-13 14-23 22-31 9-9 19-16 29-20 10-5 21-7 32-7 16 0 30 5 43 13 12 8 22 19 30 34 7 14 11 30 11 48 0 22-5 42-13 61-9 18-22 31-38 41-17 9-35 14-57 14-12 0-24-2-36-6-12-5-22-12-30-20l13-28c8 11 16 18 23 23 7 4 16 6 25 6 12 0 22-3 31-9 9-7 15-16 20-27 4-14 7-28 7-43s-2-28-6-39-10-19-18-25-17-9-28-9c-7 0-14 2-20 5-7 3-14 7-20 13-6 5-11 12-15 19zM528 94c10-3 18-7 25-11 7-5 12-10 17-16s9-14 14-24h24v74h-80zM608 231c0 7 1 12 5 17 3 4 9 7 16 10 8 2 18 4 30 4v19c-8 3-16 5-23 6-8 1-16 2-22 2-19 0-34-5-44-14-10-10-15-24-15-41v-134h53zM654 117h-66v-34h66zM695 33c0-6 1-12 4-16 3-6 7-10 12-13s10-4 17-4c6 0 12 1 17 4s9 7 12 13c3 4 4 10 4 16 0 7-1 13-4 18-3 4-7 8-12 11s-11 5-17 5c-7 0-12-2-17-5s-9-7-12-12-4-11-4-17zM738 140l-59-23v-15l59-24h18zM756 248c0 4 1 7 3 9 1 2 3 4 7 6 3 1 8 2 14 3v18h-101v-18c6-1 11-2 15-3 3-2 5-4 7-6 1-2 2-5 2-9v-138l53-32zM875 78l-18 62-59-23v-15l59-24zM798 266c6-1 11-2 14-3 4-2 6-4 7-6 2-2 3-5 3-9v-138l53-32v170c0 4 1 7 2 9 2 2 4 4 7 6 4 1 8 2 14 3v18h-100zM921 266c6-1 11-2 14-3 3-2 6-4 7-6 2-2 2-5 2-9v-102c0-10-2-18-7-23s-13-7-23-7c-6 0-13 1-19 4-7 2-13 5-19 9s-12 9-16 14v-16c6-9 14-18 23-25s18-13 28-17c10-5 19-7 29-7 19 0 34 5 44 16 9 10 14 24 14 43v111c0 4 1 7 3 9 1 2 3 4 7 6 3 1 8 2 14 3v18h-101zM1045 266c6-1 11-2 14-3 3-2 6-4 7-6 2-2 2-5 2-9v-102c0-10-2-18-7-23-6-5-13-7-24-7-6 0-12 1-19 4-6 2-12 5-19 9-5 4-11 9-15 14v-16c6-9 14-18 23-25 8-7 18-13 28-17 10-5 19-7 28-7 19 0 34 5 43 16 10 10 15 24 15 43v111c0 4 1 7 3 9 1 2 3 4 7 6 3 1 8 2 14 3v18h-100zM1359 282c-5 2-11 3-17 4-5 2-11 2-16 2-14 0-25-4-32-11-8-7-11-18-11-31v-113c0-12-3-21-9-27-5-6-13-10-23-10-9 0-16 3-22 9-5 6-8 14-8 25v22h-38c-3-2-6-5-8-9s-3-9-3-14c0-9 3-18 10-25 7-8 17-14 29-19 12-4 26-7 40-7 18 0 33 3 45 8 13 6 23 14 29 25 7 10 10 23 10 38v95c0 4 1 8 2 10 2 2 4 4 7 5 4 2 8 3 15 4zM1290 249c-9 14-19 24-31 30-12 7-25 10-39 10-10 0-20-2-28-6-8-5-14-11-18-19-5-7-7-16-7-25 0-15 4-28 13-38s22-17 40-22l77-21v17l-51 16c-10 3-17 7-21 13-4 5-6 13-6 22 0 6 1 10 3 15 3 4 6 8 11 10 4 3 9 4 14 4 8 0 16-2 23-6 8-4 14-10 20-18zM1433 72l-59-29v-14l59-28h19zM1452 248c0 4 0 7 2 9 1 2 4 4 7 6 3 1 8 2 14 3v18h-101v-18c7-1 11-2 15-3 3-2 5-4 7-6 1-2 2-5 2-9v-216l54-31z">
          <text:p/>
        </draw:path>
        <draw:path draw:style-name="gr1" draw:text-style-name="P1" draw:layer="layout" svg:width="1.811cm" svg:height="0.288cm" svg:x="1.23cm" svg:y="4.688cm" svg:viewBox="0 0 1812 289" svg:d="M108 103c-8 1-14 2-17 4-4 2-6 4-7 7 0 4 1 8 3 14l40 102h-7l41-102c2-6 3-10 3-14-1-3-3-5-7-7s-10-3-18-4v-19h76v19c-5 1-9 2-12 3-2 1-5 3-6 4-2 2-3 5-5 8l-74 169h-17l-78-168c-2-4-3-7-5-9-2-1-4-3-7-4-2-1-6-2-11-3v-19h108zM414 281c-5 2-11 4-17 5-5 1-11 2-16 2-14 0-25-4-32-11s-11-18-11-32v-111c0-12-3-21-8-27-6-7-13-10-23-10s-17 3-22 9c-6 6-9 14-9 24v23h-37c-4-2-7-5-9-10-2-4-3-8-3-13 0-9 4-18 11-26 7-7 16-13 28-18s26-7 41-7c17 0 32 3 45 8 12 6 22 14 28 25 7 10 10 23 10 38v94c0 4 1 7 3 10 1 2 3 4 7 5 3 2 8 3 14 4zM346 249c-10 13-20 23-32 30s-25 10-39 10c-10 0-19-2-27-7-9-4-15-10-19-18-5-7-7-16-7-26 0-14 5-26 13-36 9-10 23-17 41-22l76-22v18l-50 15c-10 3-17 8-22 14-4 5-6 12-6 21 0 5 1 10 3 14 3 5 6 8 11 11 4 3 9 4 15 4 7 0 15-2 22-6 8-5 15-10 21-18zM489 72l-59-29v-14l59-29h18zM507 248c0 4 0 7 2 9 1 2 4 4 7 6 3 1 8 2 14 2v19h-100v-19c6 0 11-1 14-2 3-2 6-4 7-6s2-5 2-9v-216l54-32zM564 33c0-6 1-12 4-17s7-9 12-12 10-4 17-4c6 0 12 1 17 4s9 7 12 12 4 11 4 17-1 12-4 17-7 9-12 12c-5 4-11 5-17 5-7 0-12-1-17-5-5-3-9-7-12-12s-4-11-4-17zM607 141l-59-23v-15l59-24h18zM625 248c0 3 1 7 3 9 1 2 3 4 7 6 3 1 8 2 14 2v19h-101v-19c6 0 11-1 15-2 3-2 5-4 7-6 1-2 2-5 2-9v-138l53-31zM844 72l-59-29v-14l59-29h18zM862 233c0 4 1 8 2 10 2 2 4 4 7 6 4 1 8 3 14 4v18l-58 17h-18v-255l53-33zM827 134c-7-11-15-19-22-23-8-5-16-7-26-7-11 0-21 3-30 10-8 6-15 15-20 27-4 12-6 26-6 42 0 15 2 28 6 39s10 19 17 25c8 5 17 8 28 8 7 0 14-2 20-5 7-2 14-7 20-12 6-6 11-12 15-20l5 14c-7 12-14 23-23 31-8 9-18 15-28 19-10 5-21 7-32 7-16 0-30-4-43-12-13-9-23-20-30-34-7-15-11-31-11-48 0-23 4-43 13-60 9-18 22-31 38-41s35-15 56-15c13 0 25 2 37 7 11 5 22 11 30 19zM1095 281c-5 2-10 4-16 5s-11 2-17 2c-14 0-24-4-32-11-7-7-11-18-11-32v-111c0-12-2-21-8-27-5-7-13-10-23-10-9 0-17 3-22 9-6 6-8 14-8 24v23h-38c-4-2-7-5-9-10-2-4-3-8-3-13 0-9 4-18 11-26 7-7 16-13 29-18 12-5 25-7 40-7 18 0 33 3 45 8 12 6 22 14 29 25 6 10 10 23 10 38v94c0 4 0 7 2 10 1 2 4 4 7 5 3 2 8 3 14 4zM1027 249c-9 13-20 23-31 30-12 7-25 10-40 10-10 0-19-2-27-7-8-4-14-10-19-18-4-7-6-16-6-26 0-14 4-26 13-36s22-17 40-22l77-22v18l-51 15c-10 3-17 8-22 14-4 5-6 12-6 21 0 5 1 10 4 14 2 5 6 8 10 11 5 3 9 4 15 4 8 0 15-2 23-6 7-5 14-10 20-18zM1099 95c11-4 19-7 26-12 6-4 12-9 17-15 5-7 9-15 14-25h23v75h-80zM1179 231c0 7 2 12 5 17 4 4 9 7 17 10 8 2 18 3 30 4v19c-8 2-16 4-23 6-8 1-16 2-23 2-18 0-33-5-43-14-10-10-16-24-16-42v-132h53zM1226 118h-66v-34h66zM1267 33c0-6 1-12 4-17s7-9 12-12 10-4 17-4c6 0 12 1 17 4s9 7 12 12 4 11 4 17-1 12-4 17-7 9-12 12c-5 4-11 5-17 5-7 0-12-1-17-5-5-3-9-7-12-12s-4-11-4-17zM1310 141l-59-23v-15l59-24h18zM1328 248c0 3 1 7 3 9 1 2 3 4 7 6 3 1 8 2 14 2v19h-101v-19c6 0 11-1 15-2 3-2 5-4 7-6 1-2 2-5 2-9v-138l53-31zM1466 289c-19 0-35-4-50-13-14-8-26-20-34-36-8-15-12-32-12-51 0-20 4-38 13-55s21-30 36-40 32-15 50-15c19 0 36 4 50 13 15 9 26 21 34 36 9 15 13 32 13 51 0 21-4 39-13 56s-21 30-36 40c-15 9-33 14-51 14zM1470 269c9 0 17-3 23-9 5-6 10-15 13-26 3-12 5-27 5-44 0-18-2-34-6-48-4-13-9-24-16-31-7-8-15-12-24-12s-16 3-22 9-10 15-14 27c-3 11-4 26-4 43 0 18 2 34 6 48 3 13 8 24 15 32 7 7 15 11 24 11zM1662 79l-18 62-59-23v-15l59-24zM1585 265c6 0 11-1 14-2 4-2 6-4 8-6 1-2 2-5 2-9v-138l53-31v169c0 4 1 7 3 9 1 2 3 4 7 6 3 1 8 2 13 2v19h-100zM1712 265c6 0 10-1 14-2 3-2 6-4 7-6s2-5 2-9v-100c0-11-3-19-8-24s-13-8-24-8c-6 0-12 2-19 4-7 3-13 6-19 10-7 5-12 10-17 16v-16c7-10 14-19 23-26 9-8 19-14 29-18 10-5 20-7 30-7 19 0 33 5 43 15 10 11 15 26 15 45v109c0 4 1 7 2 9 2 2 4 4 7 6 4 1 9 2 15 2v19h-100z">
          <text:p/>
        </draw:path>
        <draw:path draw:style-name="gr1" draw:text-style-name="P1" draw:layer="layout" svg:width="1.66cm" svg:height="0.276cm" svg:x="4.897cm" svg:y="4.07cm" svg:viewBox="0 0 1661 277" svg:d="M0 251c30-24 53-45 71-62s31-33 40-48c9-16 13-31 13-47 0-10-2-18-6-26-3-7-9-13-16-17-8-4-16-6-26-6-11 0-22 3-31 8s-18 13-26 23l-14-10c9-22 21-38 37-49 16-12 35-17 57-17 17 0 32 3 45 9 14 7 23 16 30 28s11 26 11 42c0 18-6 36-17 53s-26 33-46 49c-21 16-45 34-74 51v-10h140v50h-188zM323 277c-22 0-41-5-58-17s-30-28-39-49c-9-22-13-46-13-73 0-26 4-50 13-71 10-21 23-38 39-50 17-12 37-17 58-17 22 0 41 5 58 17 16 12 30 28 39 49s14 45 14 71c0 27-5 51-15 74-9 20-22 37-39 49-17 11-36 17-57 17zM332 252c8 0 16-3 23-9 6-7 11-17 15-29 3-14 5-30 5-48 0-27-3-51-8-73-5-21-13-38-22-50s-20-18-32-18c-9 0-17 3-23 10-6 6-11 16-14 28-3 13-5 28-5 47 0 27 2 52 8 73 5 21 12 39 21 51s20 18 32 18zM572 277c-22 0-42-5-58-17-17-12-30-28-39-49-9-22-14-46-14-73 0-26 5-50 14-71 10-21 23-38 39-50 17-12 36-17 58-17s41 5 57 17c17 12 30 28 40 49 9 21 13 45 13 71 0 27-5 51-14 74-9 20-22 37-39 49-17 11-36 17-57 17zM580 252c9 0 17-3 24-9 6-7 11-17 14-29 4-14 6-30 6-48 0-27-3-51-8-73-6-21-13-38-22-50-10-12-20-18-32-18-9 0-17 3-23 10-6 6-11 16-14 28-4 13-5 28-5 47 0 27 2 52 7 73 6 21 13 39 22 51s19 18 31 18zM822 5h31l134 133-134 134h-31l96-132 6 8-209 15v-50l209 15-6 8zM1021 207c9 14 20 24 32 31s25 10 40 10c11 0 21-2 29-5 9-4 15-10 20-18 4-7 6-16 6-28s-3-23-10-32c-7-8-17-15-31-19-13-5-29-8-47-8v-21c15-1 28-3 38-6 11-4 19-9 24-15 5-7 8-14 8-24 0-5-2-11-5-16-3-4-7-8-13-11-5-2-11-4-18-4-11 0-22 3-31 8-10 5-19 13-28 24l-14-10c8-21 20-37 36-47 16-11 34-16 55-16 15 0 27 2 38 7s19 12 25 21c6 8 10 18 10 30 0 11-4 21-10 30-7 9-16 16-28 22-12 7-27 12-46 16l6-11c21 2 38 6 52 13 15 7 26 15 33 26 8 11 12 24 12 38 0 17-4 32-13 44-8 13-20 23-36 31-15 7-32 10-51 10-25 0-45-5-62-14-15-10-27-25-35-45zM1314 251c9 0 16-1 20-3 5-1 7-4 9-7 1-4 2-9 2-16v-174h3l-92 123v-10h195v33h-223v-24l129-171h46v223c0 7 1 12 2 16 2 3 4 6 9 7 4 2 11 3 20 3v21h-120zM1474 251c29-24 53-45 70-62 18-17 32-33 41-48 9-16 13-31 13-47 0-10-2-18-6-26-4-7-9-13-17-17-7-4-16-6-26-6-11 0-21 3-30 8-10 5-19 13-27 23l-14-10c9-22 21-38 37-49 16-12 35-17 58-17 17 0 32 3 45 9 13 7 23 16 30 28 6 12 10 26 10 42 0 18-5 36-17 53-10 17-26 33-46 49s-45 34-74 51v-10h140v50h-187z">
          <text:p/>
        </draw:path>
        <draw:path draw:style-name="gr1" draw:text-style-name="P1" draw:layer="layout" svg:width="2.227cm" svg:height="0.372cm" svg:x="7.033cm" svg:y="4.058cm" svg:viewBox="0 0 2228 373" svg:d="M223 98c-3-14-8-26-15-36-6-9-14-16-24-21-10-4-22-7-36-7-18 0-33 5-47 14-13 9-23 22-29 39-8 17-11 37-11 60 0 24 4 45 11 63 7 19 18 32 32 42 13 10 29 15 46 15 12 0 23-3 32-8 9-4 18-12 26-22 7-10 15-25 23-43h21l-12 70c-12 8-26 14-43 19-17 4-34 6-51 6-28 0-54-5-76-16-22-12-39-27-51-48-13-21-19-44-19-70 0-27 7-52 19-73 13-23 30-40 52-52s47-18 74-18c19 0 37 2 54 6 18 5 32 11 44 18v62zM398 57v186h-29v-186zM476 135v30h-185v-30zM603 237c0 6 1 12 3 16s5 7 10 9 11 3 20 3v19h-124v-19c8 0 15-1 20-3 4-2 8-5 9-9 3-4 4-10 4-16v-173c0-7-1-12-4-16-1-4-5-6-9-8-5-3-12-4-20-4v-19h91zM725 92c-3-14-8-25-13-32-4-7-11-12-19-15-8-4-19-5-32-5h-77v-23h161v75zM648 138c7 0 12-1 15-3 4-2 7-6 10-11 2-5 4-12 6-22h20v95h-20c-2-9-4-16-6-21-3-5-6-9-10-11-3-2-8-4-15-4h-64v-23zM928 289c-18 0-35-4-49-12-14-9-26-21-34-36-8-16-12-34-12-53 0-20 4-38 13-55s20-30 36-40c15-10 32-15 50-15s34 5 49 13c14 9 26 21 34 36s13 33 13 52c0 20-5 38-14 56-8 17-20 30-35 40-16 9-32 14-51 14zM933 269c8 0 15-3 21-9s11-14 14-26 5-27 5-45-3-34-7-47c-3-14-8-24-15-32s-14-11-23-11-16 3-22 8c-6 6-11 15-14 27-3 11-4 26-4 43 0 19 1 34 5 49 4 14 9 24 16 32 6 7 15 11 24 11zM1104 140l-59-23v-15l59-24h18zM1122 337c0 4 1 7 2 9s4 4 7 5c4 1 9 2 15 3v19h-101v-19c6-1 11-2 15-3 3-1 5-3 7-5 1-2 2-5 2-9v-227l53-32zM1097 136c6-13 14-23 22-31 9-9 18-16 28-20 10-5 21-7 33-7 15 0 29 5 42 13s23 19 31 34c7 14 11 30 11 48 0 22-5 42-14 61-8 18-21 31-38 41-16 9-35 14-56 14-12 0-25-2-36-6-12-5-22-12-31-20l14-28c8 11 15 18 23 23 7 4 15 6 25 6 12 0 22-3 30-9 9-7 16-16 20-27 5-14 7-28 7-43s-2-28-6-39-10-19-18-25-17-9-27-9c-7 0-14 2-21 5s-13 7-20 13c-6 5-10 12-15 19zM1282 94c10-3 19-7 26-11 6-5 12-10 17-16 4-6 9-14 14-24h23v74h-80zM1362 231c0 7 2 12 5 17 4 4 9 7 17 10 7 2 17 4 29 4v19c-7 3-15 5-23 6-7 1-15 2-22 2-18 0-33-5-43-14-11-10-16-24-16-41v-134h53zM1409 117h-67v-34h67zM1449 33c0-6 2-12 5-16 3-6 7-10 11-13 6-3 11-4 18-4 6 0 11 1 17 4 5 3 9 7 12 13 3 4 4 10 4 16 0 7-1 13-4 18-3 4-7 8-12 11-6 3-11 5-17 5-7 0-12-2-18-5-4-3-8-7-11-12s-5-11-5-17zM1493 140l-59-23v-15l59-24h18zM1511 248c0 4 1 7 2 9 2 2 4 4 8 6 3 1 7 2 13 3v18h-100v-18c6-1 11-2 14-3 4-2 6-4 8-6 1-2 2-5 2-9v-138l53-32zM1630 78l-18 62-59-23v-15l59-24zM1553 266c6-1 11-2 14-3 3-2 6-4 7-6 2-2 2-5 2-9v-138l54-32v170c0 4 1 7 2 9s4 4 7 6c4 1 8 2 14 3v18h-100zM1676 266c6-1 11-2 14-3 3-2 6-4 7-6s2-5 2-9v-102c0-10-2-18-7-23-6-5-13-7-24-7-5 0-12 1-18 4-7 2-13 5-20 9-6 4-11 9-16 14v-16c7-9 15-18 24-25s18-13 28-17c10-5 19-7 28-7 19 0 34 5 43 16 10 10 15 24 15 43v111c0 4 1 7 2 9 2 2 4 4 8 6 3 1 8 2 14 3v18h-100zM1799 266c6-1 11-2 14-3 3-2 6-4 7-6s2-5 2-9v-102c0-10-2-18-8-23-5-5-13-7-23-7-6 0-12 1-19 4-6 2-12 5-19 9-6 4-11 9-16 14v-16c7-9 15-18 23-25 9-7 19-13 29-17 10-5 19-7 28-7 19 0 33 5 43 16 10 10 15 24 15 43v111c0 4 1 7 2 9 2 2 4 4 8 6 3 1 8 2 14 3v18h-100zM2112 282c-5 2-10 3-16 4-6 2-11 2-17 2-14 0-24-4-32-11-7-7-11-18-11-31v-113c0-12-2-21-8-27-5-6-13-10-23-10-9 0-17 3-22 9-6 6-8 14-8 25v22h-38c-4-2-6-5-9-9-2-4-2-9-2-14 0-9 3-18 10-25 7-8 17-14 29-19 12-4 25-7 40-7 18 0 33 3 45 8 13 6 22 14 29 25 6 10 10 23 10 38v95c0 4 0 8 2 10 1 2 4 4 7 5 3 2 8 3 14 4zM2044 249c-9 14-20 24-31 30-12 7-25 10-39 10-11 0-20-2-28-6-8-5-14-11-19-19-4-7-6-16-6-25 0-15 4-28 13-38s22-17 40-22l77-21v17l-51 16c-10 3-17 7-21 13-5 5-7 13-7 22 0 6 2 10 4 15 2 4 6 8 10 10 5 3 10 4 15 4 8 0 15-2 23-6 7-4 14-10 20-18zM2187 72l-59-29v-14l59-28h18zM2205 248c0 4 1 7 3 9 1 2 3 4 7 6 3 1 8 2 13 3v18h-100v-18c6-1 11-2 14-3 4-2 6-4 8-6 1-2 2-5 2-9v-216l53-31z">
          <text:p/>
        </draw:path>
        <draw:path draw:style-name="gr1" draw:text-style-name="P1" draw:layer="layout" svg:width="1.295cm" svg:height="0.288cm" svg:x="10.431cm" svg:y="4.058cm" svg:viewBox="0 0 1296 289" svg:d="M62 237c0 7 1 12 3 16s6 7 10 9c5 2 12 3 20 3v19h-95v-19c9 0 15-1 20-3 4-2 8-5 10-9s3-9 3-16v-173c0-7-1-12-3-16s-6-6-10-8c-5-3-11-4-20-4v-19h97l-35 38zM188 235l-11 50h-29l-91-218v-50h40zM168 235l90-218h9v50l-90 218h-29zM354 36c-9 0-16 1-21 4-4 2-7 4-10 8-2 4-2 9-2 16v173c0 7 0 12 2 16 3 4 6 7 10 9 5 2 12 3 21 3v19h-125v-19c9 0 16-1 21-3 4-2 8-5 9-9 3-4 4-9 4-16v-182l-5-38h96zM389 33c0-6 1-12 4-16 3-6 7-10 12-13s11-4 17-4 12 1 17 4 9 7 12 13c3 4 5 10 5 16 0 7-2 13-5 18-3 4-7 8-12 11s-11 5-17 5-12-2-17-5-9-7-12-12-4-11-4-17zM433 141l-59-24v-15l59-24h18zM451 248c0 4 0 7 2 9 1 2 4 4 7 6 3 1 8 2 14 3v18h-100v-18c6-1 11-2 14-3 3-2 6-4 7-6s2-5 2-9v-138l54-32zM518 217c5 18 11 31 20 39s19 12 32 12c9 0 15-1 21-3s10-6 13-10c3-5 5-10 5-16 0-5-1-9-4-13-2-4-6-7-11-10-6-3-13-6-23-8-3-1-6-2-10-3-16-4-29-8-38-13-10-5-17-12-22-20-4-8-7-17-7-29s4-23 10-33c7-10 16-18 28-24 13-5 26-8 42-8 15 0 28 2 39 5 12 3 22 8 32 14v47h-24c-4-14-10-25-18-33s-17-12-30-12c-6 0-12 1-17 3s-9 5-11 9c-3 4-4 10-4 15s1 10 4 13c2 4 6 7 12 10 6 2 14 5 26 7 17 5 32 9 42 15 11 5 19 12 24 20s7 18 7 30c0 14-3 26-10 36-7 11-17 18-30 24-13 5-28 8-47 8-14 0-27-2-41-5-13-4-24-10-34-17v-50zM675 94c10-3 19-7 25-11 7-5 12-10 17-16s10-14 14-24h24v74h-80zM755 231c0 7 1 12 5 17 3 4 9 7 16 10 8 2 18 4 30 4v19c-8 3-15 5-23 6s-15 2-22 2c-19 0-34-5-44-14-10-10-15-24-15-41v-134h53zM802 117h-67v-34h67zM886 141l-59-24v-15l59-24h18zM904 247c0 4 0 7 2 10 2 2 4 4 8 5 4 2 10 3 17 4v18h-104v-18c6-1 11-2 14-3 3-2 6-4 7-6s2-5 2-9v-138l54-32zM897 149c7-15 14-27 21-38 6-10 12-17 18-23 7-7 13-10 20-10 2 0 5 1 8 2 2 1 4 2 6 4v49h-11c-10 0-18 1-26 3-7 2-13 6-19 10-5 5-11 11-17 19zM1180 282c-5 2-11 3-17 4-5 2-11 2-16 2-14 0-25-4-32-11s-11-18-11-31v-112c0-12-3-22-8-28-6-6-13-10-23-10s-17 3-23 9c-5 6-8 15-8 26v22h-37c-4-2-7-5-9-9s-3-9-3-14c0-9 4-19 11-26 7-8 16-14 28-19 12-4 26-7 41-7 17 0 32 3 45 8 12 6 22 14 28 25 7 11 10 24 10 39v94c0 4 1 8 3 10 1 2 3 4 7 5 3 2 8 3 14 4zM1112 249c-10 14-20 24-32 30-12 7-25 10-39 10-10 0-19-2-27-6-9-5-15-11-19-19-5-7-7-16-7-25 0-15 5-27 13-37 9-10 23-17 41-22l76-21v17l-50 16c-10 3-18 7-22 13-4 5-6 13-6 21 0 6 1 10 3 15 3 4 6 8 11 10 4 3 9 4 15 4 7 0 15-2 22-6 8-4 15-10 21-18zM1255 72l-59-29v-14l59-28h18zM1273 248c0 4 0 7 2 9 1 2 4 4 7 6 3 1 8 2 14 3v18h-100v-18c6-1 11-2 14-3 3-2 6-4 7-6s2-5 2-9v-216l54-31z">
          <text:p/>
        </draw:path>
        <draw:path draw:style-name="gr1" draw:text-style-name="P1" draw:layer="layout" svg:width="1.066cm" svg:height="0.272cm" svg:x="10.431cm" svg:y="4.704cm" svg:viewBox="0 0 1067 273" svg:d="M62 221c0 6 1 12 3 16s6 7 10 8c5 2 12 3 20 4v19h-95v-19c9-1 15-2 20-4 4-1 8-4 10-8s3-10 3-16v-172c0-7-1-14-3-17-2-4-6-7-10-9-5-2-11-3-20-3v-20h65l-3 40zM242 270l-194-204 17-66 194 206zM297 20c-9 0-15 1-20 3s-8 5-10 9-3 10-3 17v221h-22l-7-38v-183c0-7-1-14-4-17-2-4-5-7-10-9-4-2-10-3-19-3v-20h95zM487 217c-9 19-20 33-35 42-14 9-30 14-50 14-19 0-36-4-51-13-15-8-26-20-35-35-8-15-12-32-12-51 0-21 4-39 13-56s21-30 37-40c15-10 32-15 51-15 16 0 29 4 41 10 12 7 22 17 28 29 7 13 11 27 11 44v13h-142v-20l98-2-6 9c0-14-1-25-4-34s-7-16-12-20c-5-5-11-7-19-7-9 0-17 3-24 9s-12 14-16 25-5 24-5 39 2 28 7 39 12 20 22 25c9 6 21 9 34 9 11 0 21-2 30-6 10-4 19-11 27-20zM585 63l-18 62-59-23v-15l59-24zM508 249c6 0 11-1 14-2 4-2 6-4 8-6 1-2 2-5 2-9v-138l53-31v169c0 4 1 7 2 9 2 2 4 4 8 6 3 1 7 2 13 2v19h-100zM631 249c6 0 11-1 14-2 4-2 6-4 7-6 2-2 3-5 3-9v-101c0-10-3-18-8-23s-13-8-23-8c-6 0-12 2-19 4-7 3-13 6-19 10s-12 9-16 14v-16c6-9 14-18 23-25 9-8 18-13 28-17 10-5 20-7 29-7 19 0 33 5 43 15s15 25 15 43v111c0 4 0 7 2 9 1 2 4 4 7 6 4 1 8 2 14 2v19h-100zM754 249c6 0 12-1 15-2 4-2 6-4 7-6 2-2 3-5 3-9v-101c0-10-3-18-8-23s-14-8-25-8c-6 0-12 2-19 4-6 3-12 6-18 10s-12 9-16 14v-16c6-9 14-18 23-25 9-8 18-13 28-17 10-5 20-7 30-7 18 0 33 5 43 15s15 25 15 43v111c0 4 0 7 2 9 1 2 4 4 7 6 3 1 8 2 14 2v19h-101zM968 273c-19 0-35-4-50-13-14-8-26-20-34-36-8-15-12-32-12-51 0-20 4-38 13-55s21-30 36-40 32-15 50-15 35 4 49 13c15 9 26 21 34 36 9 15 13 32 13 51 0 21-4 39-13 56s-21 30-36 40c-15 9-32 14-50 14zM972 253c9 0 16-3 22-9 5-6 10-15 13-26 3-12 5-27 5-44 0-18-2-34-6-48-4-13-9-24-16-31-6-8-14-12-23-12s-16 3-22 9-10 15-14 27c-3 11-4 26-4 43 0 18 2 34 6 48 3 13 8 24 15 32 7 7 15 11 24 11z">
          <text:p/>
        </draw:path>
        <draw:path draw:style-name="gr1" draw:text-style-name="P1" draw:layer="layout" svg:width="0.988cm" svg:height="0.276cm" svg:x="13.099cm" svg:y="4.07cm" svg:viewBox="0 0 989 277" svg:d="M110 277c-22 0-41-5-58-17-16-12-29-28-39-49-9-22-13-46-13-73 0-26 4-50 13-71 10-21 23-38 40-50 16-12 36-17 58-17 21 0 40 5 57 17s30 28 39 49 14 45 14 71c0 27-5 51-15 74-9 20-22 37-39 49-17 11-36 17-57 17zM119 252c9 0 16-3 23-9 7-7 12-17 15-29 3-14 5-30 5-48 0-27-2-51-8-73-5-21-12-38-22-50-9-12-20-18-32-18-9 0-16 3-23 10-6 6-11 16-14 28-3 13-5 28-5 47 0 27 3 52 8 73s12 39 21 51 20 18 32 18zM249 241c0-6 2-12 5-17s7-9 13-12c5-5 11-6 17-6s11 1 17 6c5 3 9 7 12 12 4 6 5 11 5 17s-1 12-5 18c-3 5-7 9-12 12-6 3-11 4-17 4s-12-1-17-4c-6-3-10-7-13-12-3-6-5-12-5-18zM456 277c-22 0-41-5-58-17s-30-28-39-49c-9-22-13-46-13-73 0-26 4-50 13-71 10-21 23-38 39-50 17-12 37-17 58-17 22 0 41 5 58 17 16 12 30 28 39 49s14 45 14 71c0 27-5 51-15 74-9 20-22 37-39 49-17 11-36 17-57 17zM465 252c8 0 16-3 23-9 6-7 11-17 15-29 3-14 5-30 5-48 0-27-3-51-8-73-5-21-13-38-22-50s-20-18-32-18c-9 0-17 3-23 10-6 6-11 16-14 28-3 13-5 28-5 47 0 27 2 52 8 73 5 21 12 39 21 51s20 18 32 18zM592 251c29-24 53-45 71-62s31-33 40-48c9-16 13-31 13-47 0-10-2-18-6-26-4-7-9-13-17-17-7-4-16-6-25-6-12 0-22 3-31 8-10 5-18 13-27 23l-14-10c9-22 22-38 37-49 16-12 35-17 58-17 17 0 32 3 45 9 13 7 23 16 30 28s10 26 10 42c0 18-5 36-16 53s-27 33-47 49-45 34-74 51v-10h140v50h-187zM802 251c29-24 53-45 70-62 18-17 32-33 41-48 9-16 13-31 13-47 0-10-2-18-6-26-4-7-9-13-17-17-7-4-16-6-26-6-11 0-21 3-30 8-10 5-19 13-27 23l-14-10c9-22 21-38 37-49 16-12 35-17 58-17 17 0 32 3 45 9 13 7 23 16 30 28 6 12 10 26 10 42 0 18-5 36-17 53-10 17-26 33-46 49s-45 34-74 51v-10h140v50h-187z">
          <text:p/>
        </draw:path>
        <draw:frame draw:style-name="gr5" draw:text-style-name="P6" draw:layer="layout" svg:width="0.465cm" svg:height="0.439cm" svg:x="13.089cm" svg:y="4.623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3.423cm" svg:height="0.372cm" svg:x="15.056cm" svg:y="4.058cm" svg:viewBox="0 0 3424 373" svg:d="M223 98c-3-14-8-26-15-36-6-9-14-16-24-21-10-4-22-7-36-7-18 0-33 5-47 14-13 9-23 22-29 39-7 17-11 37-11 60 0 24 4 45 11 63 7 19 18 32 32 42 13 10 29 15 46 15 13 0 23-3 32-8 10-4 18-12 26-22 7-10 15-25 23-43h21l-12 70c-12 8-26 14-43 19-17 4-34 6-51 6-28 0-53-5-75-16-23-12-40-27-52-48s-19-44-19-70c0-27 7-52 19-73 13-23 30-40 52-52s47-18 74-18c19 0 37 2 54 6 18 5 32 11 44 18v62zM372 289c-18 0-36-4-50-12-14-9-26-21-34-36-8-16-12-34-12-53 0-20 4-38 13-55s20-30 36-40c15-10 33-15 51-15s34 5 49 13c14 9 26 21 34 36s13 33 13 52c0 20-5 38-14 56-8 17-20 30-35 40-16 9-32 14-51 14zM377 269c8 0 15-3 21-9s11-14 14-26 5-27 5-45-2-34-7-47c-3-14-8-24-15-32s-14-11-23-11-16 3-22 8c-6 6-12 15-15 27-3 11-4 26-4 43 0 19 1 34 5 49 4 14 10 24 17 32 7 7 15 11 24 11zM568 78l-18 62-59-23v-15l59-24zM491 266c6-1 11-2 14-3 3-2 6-4 7-6 2-2 3-5 3-9v-138l53-32v170c0 4 1 7 2 9 2 2 4 4 7 6 4 1 8 2 14 3v18h-100zM618 266c5-1 10-2 13-3 4-2 6-4 8-6 1-2 2-5 2-9v-100c0-11-3-19-8-25-5-5-13-7-24-7-6 0-13 1-20 4-6 2-13 5-19 10-6 4-12 9-16 15v-16c6-10 14-19 23-26 9-8 19-14 29-18 10-5 20-7 29-7 19 0 34 5 44 16 10 10 15 25 15 44v110c0 4 0 7 2 9 1 2 4 4 7 6 4 1 8 2 14 3v18h-99zM739 266c6-1 11-2 14-3 4-2 6-4 8-6 1-2 2-5 2-9v-165c0-16 5-30 14-43 9-12 22-22 39-29s36-10 58-10c17 0 32 1 45 5 13 3 23 8 30 14 7 7 11 14 11 22 0 5-2 9-5 13-2 4-6 7-10 9h-44v-11c0-11-3-20-8-26-6-6-14-9-25-9s-21 3-28 8c-8 5-14 12-18 22s-6 21-6 35v164c0 4 1 7 2 10 2 2 5 4 9 5 4 2 10 3 18 4v18h-106zM736 94c12-4 23-8 31-14 8-5 17-13 25-22h18v59h-74zM937 117h-141v-34h141zM878 266c6-1 11-2 14-3 3-2 6-4 7-6 2-2 2-5 2-9v-165l36-5h17v170c0 4 1 7 2 9 2 2 4 4 8 6 3 1 8 2 14 3v18h-100zM1055 140l-59-23v-15l59-24h18zM1073 247c0 4 1 7 3 10 1 2 4 4 8 5 4 2 9 3 16 4v18h-104v-18c6-1 11-2 14-3 4-2 6-4 8-6 1-2 2-5 2-9v-138l53-32zM1066 148c8-15 15-27 21-37s13-17 19-23c6-7 13-10 19-10 3 0 6 1 8 2 3 1 5 2 6 4v48h-10c-10 0-19 1-26 3s-13 6-19 10c-6 5-12 11-18 19zM1234 78l-18 62-59-23v-15l59-24zM1157 266c6-1 11-2 14-3 3-2 6-4 7-6 2-2 2-5 2-9v-138l54-32v170c0 4 1 7 2 9s4 4 7 6c4 1 8 2 14 3v18h-100zM1280 266c6-1 11-2 14-3 3-2 6-4 7-6s2-5 2-9v-102c0-10-2-18-7-23-6-5-13-7-24-7-5 0-12 1-18 4-7 2-13 5-20 9-5 4-11 9-16 14v-16c7-9 15-18 24-25s18-13 28-17c10-5 19-7 28-7 19 0 34 5 43 16 10 10 15 24 15 43v111c0 4 1 7 2 9 2 2 4 4 8 6 3 1 8 2 14 3v18h-100zM1403 266c6-1 11-2 14-3 3-2 6-4 7-6s2-5 2-9v-102c0-10-2-18-7-23-6-5-14-7-24-7-6 0-12 1-19 4-6 2-12 5-19 9-6 4-11 9-16 14v-16c7-9 15-18 24-25 8-7 18-13 28-17 10-5 19-7 28-7 19 0 33 5 43 16 10 10 15 24 15 43v111c0 4 1 7 2 9 2 2 4 4 8 6 3 1 8 2 14 3v18h-100zM1703 234c-9 18-20 32-35 41-14 10-30 14-50 14-19 0-36-4-51-12-15-9-26-21-35-36-8-15-12-33-12-52 0-21 5-39 13-56 9-17 21-30 37-40 15-10 32-15 51-15 16 0 30 4 41 11 13 6 22 16 29 28 6 13 10 27 10 44v13h-142v-20l98-2-6 9c0-13-1-24-4-34-3-9-6-16-12-20-5-5-11-7-18-7-10 0-18 3-25 9s-12 14-16 25c-3 11-5 24-5 39s2 28 7 39c5 12 12 21 22 27 10 5 21 8 34 8 11 0 21-2 31-6 9-4 18-11 27-20zM1901 72l-58-29v-14l58-28h18zM1919 234c0 4 1 7 3 9 1 3 4 5 7 6 3 2 8 3 14 4v19l-59 16h-18v-255l53-32zM1885 133c-8-11-16-18-23-23-7-4-16-7-25-7-12 0-22 3-31 10-8 6-15 15-19 28-5 11-7 25-7 41 0 15 2 28 6 40 4 11 10 19 18 25 7 5 17 8 27 8 7 0 14-1 21-4s13-8 19-13c6-6 11-12 15-21l5 15c-6 12-14 23-22 31-9 9-18 15-28 20-11 4-22 6-33 6-15 0-30-4-42-12-13-8-23-20-31-34-7-14-11-31-11-49 0-22 5-42 14-60s21-31 38-41c16-10 34-15 56-15 12 0 24 3 36 7 12 5 22 12 31 20zM2124 289c-19 0-35-4-50-12-14-9-25-21-34-36-8-16-12-34-12-53 0-20 4-38 13-55s21-30 36-40c16-10 32-15 50-15 19 0 35 5 49 13 15 9 26 21 35 36 8 15 12 33 12 52 0 20-4 38-13 56-9 17-21 30-36 40-15 9-32 14-50 14zM2128 269c9 0 16-3 22-9s10-14 13-26 5-27 5-45-2-34-6-47c-4-14-9-24-15-32-7-8-15-11-24-11-8 0-16 3-22 8-6 6-10 15-13 27-3 11-5 26-5 43 0 19 2 34 6 49 3 14 9 24 15 32 7 7 15 11 24 11zM2300 140l-59-23v-15l59-24h17zM2317 337c0 4 1 7 3 9 1 2 3 4 7 5 3 1 8 2 14 3v19h-100v-19c6-1 11-2 14-3s6-3 7-5c2-2 3-5 3-9v-227l52-32zM2293 136c6-13 13-23 22-31 8-9 18-16 28-20 10-5 21-7 32-7 16 0 30 5 43 13s23 19 30 34c7 14 11 30 11 48 0 22-4 42-13 61-9 18-22 31-38 41-16 9-35 14-56 14-13 0-25-2-37-6-12-5-22-12-30-20l14-28c7 11 15 18 22 23 8 4 16 6 26 6 11 0 21-3 30-9 9-7 15-16 20-27 4-14 7-28 7-43s-2-28-6-39-10-19-18-25-17-9-28-9c-6 0-13 2-20 5s-14 7-20 13c-6 5-11 12-15 19zM2478 94c10-3 19-7 25-11 7-5 12-10 17-16s10-14 14-24h24v74h-80zM2558 231c0 7 1 12 5 17 3 4 9 7 16 10 8 2 18 4 30 4v19c-8 3-15 5-23 6s-15 2-22 2c-19 0-34-5-44-14-10-10-15-24-15-41v-134h53zM2605 117h-67v-34h67zM2645 33c0-6 1-12 4-16 3-6 7-10 12-13s11-4 17-4 12 1 17 4 9 7 12 13c3 4 5 10 5 16 0 7-2 13-5 18-3 4-7 8-12 11s-11 5-17 5-12-2-17-5-9-7-12-12-4-11-4-17zM2689 140l-59-23v-15l59-24h18zM2707 248c0 4 0 7 2 9 1 2 4 4 7 6 3 1 8 2 14 3v18h-100v-18c6-1 11-2 14-3 3-2 6-4 7-6s2-5 2-9v-138l54-32zM2825 78l-18 62-59-23v-15l59-24zM2748 266c6-1 11-2 15-3 3-2 5-4 7-6 1-2 2-5 2-9v-138l53-32v170c0 4 1 7 3 9 1 2 3 4 7 6 3 1 8 2 14 3v18h-101zM2871 266c6-1 11-2 14-3 4-2 6-4 8-6 1-2 2-5 2-9v-102c0-10-3-18-8-23s-13-7-23-7c-6 0-12 1-19 4-6 2-13 5-19 9s-11 9-16 14v-16c7-9 14-18 23-25s19-13 28-17c10-5 20-7 29-7 19 0 33 5 43 16 10 10 15 24 15 43v111c0 4 0 7 2 9 1 2 4 4 7 6 4 1 9 2 14 3v18h-100zM2994 266c6-1 11-2 14-3 4-2 6-4 8-6 1-2 2-5 2-9v-102c0-10-3-18-8-23s-13-7-24-7c-6 0-12 1-18 4-7 2-13 5-19 9s-11 9-16 14v-16c6-9 14-18 23-25s18-13 28-17c10-5 20-7 29-7 19 0 33 5 43 16 10 10 15 24 15 43v111c0 4 0 7 2 9 1 2 4 4 7 6 4 1 8 2 14 3v18h-100zM3308 282c-5 2-11 3-17 4-5 2-11 2-16 2-14 0-25-4-32-11-8-7-11-18-11-31v-113c0-12-3-21-8-27-6-6-13-10-24-10-9 0-16 3-22 9-5 6-8 14-8 25v22h-37c-4-2-7-5-9-9s-3-9-3-14c0-9 4-18 11-25 6-8 16-14 28-19 12-4 26-7 40-7 18 0 33 3 46 8 12 6 22 14 28 25 7 10 10 23 10 38v95c0 4 1 8 2 10 2 2 4 4 8 5 3 2 8 3 14 4zM3240 249c-10 14-20 24-32 30-12 7-25 10-39 10-10 0-20-2-28-6-8-5-14-11-18-19-5-7-7-16-7-25 0-15 5-28 13-38 9-10 23-17 41-22l76-21v17l-50 16c-10 3-18 7-22 13-4 5-6 13-6 22 0 6 1 10 3 15 3 4 6 8 11 10 4 3 9 4 15 4 7 0 15-2 22-6 8-4 15-10 21-18zM3383 72l-59-29v-14l59-28h18zM3401 248c0 4 1 7 2 9s4 4 7 6c4 1 8 2 14 3v18h-100v-18c6-1 11-2 14-3 3-2 6-4 7-6 2-2 2-5 2-9v-216l54-31z">
          <text:p/>
        </draw:path>
        <draw:frame draw:style-name="gr3" draw:text-style-name="P4" draw:layer="layout" svg:width="1.302cm" svg:height="0.501cm" svg:x="15.041cm" svg:y="2.245cm">
          <draw:text-box>
            <text:p text:style-name="P2"><text:span text:style-name="T3">Neutral</text:span></text:p>
          </draw:text-box>
        </draw:frame>
        <draw:frame draw:style-name="gr3" draw:text-style-name="P4" draw:layer="layout" svg:width="1.522cm" svg:height="0.501cm" svg:x="1.226cm" svg:y="5.646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632cm" svg:height="0.501cm" svg:x="1.226cm" svg:y="6.276cm">
          <draw:text-box>
            <text:p text:style-name="P2"><text:span text:style-name="T3">extended</text:span></text:p>
          </draw:text-box>
        </draw:frame>
        <draw:frame draw:style-name="gr3" draw:text-style-name="P4" draw:layer="layout" svg:width="0.633cm" svg:height="0.501cm" svg:x="4.886cm" svg:y="5.646cm">
          <draw:text-box>
            <text:p text:style-name="P2"><text:span text:style-name="T3">146</text:span></text:p>
          </draw:text-box>
        </draw:frame>
        <draw:frame draw:style-name="gr3" draw:text-style-name="P4" draw:layer="layout" svg:width="1.522cm" svg:height="0.501cm" svg:x="7.018cm" svg:y="5.646cm">
          <draw:text-box>
            <text:p text:style-name="P2"><text:span text:style-name="T3">Curiosity</text:span></text:p>
          </draw:text-box>
        </draw:frame>
        <draw:frame draw:style-name="gr3" draw:text-style-name="P4" draw:layer="layout" svg:width="1.192cm" svg:height="0.501cm" svg:x="10.422cm" svg:y="5.646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422cm" svg:y="6.276cm">
          <draw:text-box>
            <text:p text:style-name="P2"><text:span text:style-name="T3">Nemo</text:span></text:p>
          </draw:text-box>
        </draw:frame>
        <draw:frame draw:style-name="gr5" draw:text-style-name="P6" draw:layer="layout" svg:width="0.465cm" svg:height="0.439cm" svg:x="13.089cm" svg:y="6.325cm">
          <draw:image xlink:href="Pictures/1000000100000037000000349F873052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13.085cm" svg:y="5.646cm">
          <draw:text-box>
            <text:p text:style-name="P2"><text:span text:style-name="T3">0.034</text:span></text:p>
          </draw:text-box>
        </draw:frame>
        <draw:path draw:style-name="gr1" draw:text-style-name="P1" draw:layer="layout" svg:width="1.322cm" svg:height="0.277cm" svg:x="1.233cm" svg:y="7.47cm" svg:viewBox="0 0 1323 278" svg:d="M84 28c-13 0-24 2-32 5-8 4-15 9-20 16s-9 18-12 32h-20v-76h113v23zM227 81c-3-14-7-25-12-32s-12-12-20-16c-8-3-19-5-32-5h-29v-23h113v76zM61 254c9-1 16-2 20-4 5-2 8-5 10-8 2-4 3-9 3-16v-221h59v221c0 7 1 12 3 16 1 3 5 6 9 8 5 2 12 3 21 4v19h-125zM396 278c-25 0-47-6-67-18s-36-28-47-48c-12-21-18-43-18-68 0-28 6-53 18-75 11-21 27-38 48-50 21-13 45-19 72-19 24 0 46 6 66 19 20 11 36 28 47 48 12 20 17 43 17 68 0 28-6 53-17 75-12 21-28 38-48 50-21 12-45 18-71 18zM401 256c15 0 27-5 38-14s19-21 25-38 9-37 9-61c0-25-4-46-10-64s-15-31-27-41-25-15-40-15-27 4-38 13-19 22-25 39c-6 16-8 37-8 61s3 45 9 63 15 32 27 42 25 15 40 15zM635 28c-14 0-25 2-33 5-8 4-14 9-20 16-4 7-8 18-12 32h-20v-76h113v23zM779 81c-4-14-8-25-13-32s-11-12-20-16c-8-3-19-5-33-5h-29v-23h114v76zM612 254c9-1 15-2 20-4 4-2 8-5 9-8 3-4 4-9 4-16v-221h58v221c0 7 1 12 3 16 2 3 5 6 10 8s11 3 20 4v19h-124zM786 254c7 0 12-1 16-3 4-1 7-3 10-5 2-3 4-6 6-11l95-232h34l-27 42-67 175c-3 8-4 14-4 19 1 5 3 9 8 11s12 4 22 4v19h-93zM987 189h-138l9-23h119zM947 254c9 0 16-2 21-4 4-2 7-6 8-11 0-5-1-11-4-19l-67-175 8-42h34l94 232c2 5 4 8 6 11 3 2 6 4 10 5 4 2 10 3 16 3v19h-126zM1088 254c9 0 16-2 20-3 5-2 8-5 10-9s3-10 3-16v-173c0-7-1-13-3-16-2-4-5-7-10-9-4-2-11-3-20-3v-20h125v20c-9 0-16 1-20 3-5 2-8 5-10 9-2 3-3 9-3 16v168c0 7 1 12 3 17 3 4 7 7 12 9s13 3 22 3h9c12 0 22-2 31-6s17-10 24-19 14-20 21-35h21l-15 83h-220z">
          <text:p/>
        </draw:path>
        <draw:path draw:style-name="gr1" draw:text-style-name="P1" draw:layer="layout" svg:width="1.233cm" svg:height="0.335cm" svg:x="4.891cm" svg:y="7.47cm" svg:viewBox="0 0 1234 336" svg:d="M15 209c9 13 20 23 32 30s25 10 40 10c11 0 21-2 29-6 9-4 15-9 19-17 5-7 7-16 7-27 0-12-4-23-10-32-7-8-18-15-31-20-13-4-29-7-48-7v-21c16-1 29-3 39-6 10-4 18-9 24-15 5-7 7-15 7-24 0-6-1-11-4-16s-7-8-13-11c-5-3-12-5-19-5-11 0-21 4-30 9-10 5-19 13-28 24l-14-10c8-22 20-38 36-49 16-10 34-16 55-16 15 0 27 3 38 8s19 12 25 20c6 9 9 20 9 32 0 11-3 21-9 30-7 8-16 16-28 22-12 7-27 12-46 16l6-11c20 2 38 6 52 13 15 6 26 15 33 26 8 11 12 24 12 38 0 16-5 31-13 43-8 13-20 23-36 31-15 7-33 10-52 10-24 0-45-5-61-14-16-10-28-25-36-45zM216 316c11-2 22-6 31-11 9-6 16-13 22-22 5-9 7-19 7-30h6c0 7-2 13-7 17-4 4-10 6-17 6-6 0-11-2-17-4-5-3-9-7-13-13-3-5-4-11-4-17s1-12 4-17c4-5 8-9 13-12 6-4 11-5 17-5 8 0 15 2 20 6 6 4 11 9 14 16 4 7 5 15 5 23 0 15-3 28-10 41-7 12-17 21-29 29-13 7-27 12-42 13zM490 17c-24 8-45 20-62 35-17 14-29 32-38 51-9 20-13 42-13 66 0 17 2 32 7 45 4 12 11 22 19 29s17 10 28 10c9 0 17-2 24-6 7-5 12-12 16-20 4-9 6-19 6-30 0-13-3-23-8-32-4-10-11-17-19-23-8-5-17-7-28-7-10 0-19 2-27 6s-16 10-22 18l-1-19c9-13 20-22 33-29s27-10 42-10c16 0 30 3 43 10s22 17 30 29c7 13 11 27 11 42 0 18-5 34-14 49-9 14-21 26-37 34-16 9-33 13-53 13-22 0-41-5-57-14-17-10-29-23-38-40s-13-36-13-59c0-27 6-53 20-75 13-23 32-42 57-58 25-15 54-26 88-32zM725 17c-24 8-45 20-61 35-18 14-31 32-39 51-9 20-13 42-13 66 0 17 2 32 7 45 4 12 10 22 18 29s19 10 29 10 18-2 25-6c7-5 12-12 16-20 3-9 5-19 5-30 0-13-2-23-7-32-4-10-11-17-19-23-8-5-18-7-28-7-11 0-20 2-28 6-9 4-16 10-22 18l-2-19c9-13 20-22 34-29s28-10 43-10c16 0 30 3 42 10 13 7 23 17 30 29 7 13 11 27 11 42 0 18-4 34-14 49-8 14-21 26-37 34-15 9-32 13-52 13-23 0-42-5-59-14-16-10-28-23-37-40s-13-36-13-59c0-27 6-53 19-75 14-23 33-42 58-58 26-15 55-26 89-32zM874 252c9 0 16-2 20-3 5-1 8-4 9-7 2-4 2-9 2-16v-173h4l-92 123v-10h194v33h-223v-24l130-172h45v223c0 7 1 12 2 16 2 3 5 6 9 7s11 3 20 3v21h-120zM1156 47v185h-30v-185zM1234 125v30h-186v-30z">
          <text:p/>
        </draw:path>
        <draw:polygon draw:style-name="gr1" draw:text-style-name="P1" draw:layer="layout" svg:width="18.733cm" svg:height="0.017cm" svg:x="1.146cm" svg:y="9.098cm" svg:viewBox="0 0 18734 18" draw:points="0,0 18734,0 18734,18 0,18">
          <text:p/>
        </draw:polygon>
        <draw:polygon draw:style-name="gr1" draw:text-style-name="P1" draw:layer="layout" svg:width="18.733cm" svg:height="0.017cm" svg:x="1.146cm" svg:y="10.068cm" svg:viewBox="0 0 18734 18" draw:points="0,0 18734,0 18734,18 0,18">
          <text:p/>
        </draw:polygon>
        <draw:path draw:style-name="gr1" draw:text-style-name="P1" draw:layer="layout" svg:width="6.831cm" svg:height="0.559cm" svg:x="0.996cm" svg:y="11.056cm" svg:viewBox="0 0 6832 560" svg:d="M455 160c-11 0-19 2-26 4-6 2-11 6-15 10s-7 9-9 16l-152 367h-52l42-67 107-276c5-13 7-24 6-31-1-8-6-13-14-17-7-3-18-5-33-6v-31h146zM198 160c-14 1-25 3-33 6-8 4-12 9-13 17-1 7 1 18 6 31l107 276-12 67h-52l-151-367c-3-7-6-12-10-16s-9-8-16-10c-6-2-14-4-24-4v-31h198zM619 470c0 11 1 20 5 27s11 12 19 15c9 3 21 4 36 4h34c18 0 34-3 48-9s27-16 38-30c12-13 23-32 32-54h33l-23 130h-365v-31c13 0 24-2 31-5s12-7 15-13c4-7 5-15 5-25v-276c0-10-1-19-5-24-3-7-8-11-15-14s-18-4-31-5v-31h143zM812 248c-5-22-11-38-19-50s-18-20-31-25-29-7-51-7h-122v-37h255v119zM692 316c10 0 18-2 24-5 6-4 11-10 15-18s7-19 9-34h31v151h-31c-2-15-5-26-9-35-4-8-9-14-15-17-6-4-14-5-24-5h-103v-37zM1031 479c0 10 1 18 4 25 3 6 8 10 15 13 8 3 18 5 32 5v31h-194v-31c13 0 24-2 31-5s12-7 15-13c3-7 5-15 5-25v-276c0-10-2-19-5-24-3-7-8-11-15-14s-18-4-31-5v-31h143zM1113 129c32 0 60 5 84 14 23 8 42 21 54 37 13 17 19 36 19 59s-6 43-18 60c-12 16-29 29-51 38-23 8-49 12-79 12h-121v-33h85c21 0 39-3 52-7 13-5 23-13 29-24 7-10 10-24 10-42 0-25-9-44-26-57-16-14-40-20-71-20h-79v-37zM1093 340c15 0 27 1 37 3 11 3 20 6 28 12 8 5 16 13 23 23l77 108c6 9 13 15 18 20 7 5 13 9 21 11 7 3 16 4 27 5v31h-137l-103-172c-5-8-10-14-15-18-4-4-10-7-16-8s-13-2-22-2v-13zM1396 413c7 37 20 65 38 84 18 18 42 28 73 28 18 0 33-3 46-9 14-5 24-13 31-23 7-11 10-24 10-38 0-13-3-25-9-34-7-9-15-16-27-22-11-6-25-11-42-18-6-1-12-3-18-5-29-7-52-16-72-27-19-10-35-23-46-39-11-17-16-37-16-61 0-25 6-47 19-67 13-19 31-33 54-44 23-10 49-16 79-16 27 0 51 3 73 10 22 6 42 15 61 27v99h-35c-6-23-13-42-22-57-8-15-19-26-32-33-12-7-27-11-45-11-16 0-29 3-40 8-12 5-21 12-27 22-6 9-9 20-9 32 0 15 4 28 11 37 8 8 17 15 28 20 11 4 25 9 42 13 4 1 8 3 12 4 30 8 55 17 76 28 20 11 36 25 48 42s18 39 18 64c0 26-8 49-22 69-15 20-35 36-60 47-26 11-56 17-89 17-28 0-55-4-80-11s-46-18-64-32v-104zM1711 522c14 0 24-2 31-5s12-7 15-13c4-6 5-14 5-25v-276c0-10-1-19-5-24-3-7-8-11-15-14s-17-4-31-5v-31h194v31c-14 1-24 2-31 5s-12 8-16 14c-3 5-4 14-4 24v276c0 11 1 19 4 25 4 6 9 10 16 13s17 5 31 5v31h-194zM2133 560c-38 0-74-10-106-28-32-19-57-45-75-77-19-32-28-68-28-108 0-43 9-82 28-116 18-34 44-61 77-80s71-29 113-29c39 0 74 10 106 28 32 19 57 45 75 77 19 32 28 68 28 107 0 43-9 83-28 117s-44 61-77 80-71 29-113 29zM2141 525c24 0 45-7 62-21s30-34 39-60c9-27 14-59 14-98 0-38-5-71-15-100-11-28-25-50-43-66-19-15-40-23-64-23s-45 7-62 21-31 34-40 61c-9 26-13 58-13 96s5 72 15 101c10 28 24 50 43 66 19 15 40 23 64 23zM2112 107l40-107h92l-81 107zM2467 479c0 10 2 18 5 25 3 6 8 10 16 13 7 3 17 5 31 5v31h-149v-31c13 0 24-2 31-5s12-7 15-13c5-7 6-15 6-25v-276c0-10-1-19-6-24-3-7-8-11-15-14s-18-4-31-5v-31h103l-6 59zM2754 557l-308-327 27-101 309 326zM2839 160c-13 1-23 2-30 5-8 3-13 7-16 14-3 5-5 14-5 24v354h-34l-12-64v-290c0-10-1-19-4-24-3-7-8-11-15-14s-18-4-31-5v-31h147zM3110 470c0 11 2 20 5 27 4 7 11 12 20 15 8 3 20 4 35 4h34c18 0 35-3 49-9 13-6 26-16 38-30 11-13 22-32 32-54h32l-22 130h-366v-31c14 0 24-2 31-5s12-7 15-13c4-7 5-15 5-25v-276c0-10-1-19-5-24-3-7-8-11-15-14s-17-4-31-5v-31h143zM3303 248c-5-22-11-38-19-50s-18-20-31-25c-12-5-29-7-51-7h-121v-37h254v119zM3183 316c10 0 18-2 24-5 7-4 12-10 15-18 4-8 7-19 9-34h31v151h-31c-2-15-5-26-9-35-3-8-8-14-15-17-6-4-14-5-24-5h-102v-37zM3475 479c0 10 2 18 5 25 3 6 8 10 16 13 7 3 17 5 31 5v31h-148v-31c13 0 24-2 31-5s12-7 15-13c4-7 5-15 5-25v-276c0-10-1-19-5-24-3-7-8-11-15-14s-18-4-31-5v-31h102l-6 59zM3762 557l-308-327 27-101 309 326zM3847 160c-13 1-23 2-30 5-8 3-13 7-16 14-3 5-5 14-5 24v354h-34l-12-64v-290c0-10-1-19-4-24-3-7-8-11-15-14s-17-4-31-5v-31h147zM4118 470c0 11 2 20 5 27 4 7 11 12 20 15 8 3 20 4 35 4h34c18 0 35-3 49-9s26-16 38-30c11-13 22-32 32-54h32l-22 130h-366v-31c14 0 24-2 31-5s12-7 15-13c4-7 5-15 5-25v-276c0-10-1-19-5-24-3-7-8-11-15-14s-17-4-31-5v-31h143zM4311 248c-5-22-11-38-19-50s-18-20-31-25c-12-5-29-7-51-7h-121v-37h254v119zM4191 316c10 0 18-2 24-5 7-4 12-10 15-18 4-8 7-19 9-34h31v151h-31c-2-15-5-26-9-35-3-8-8-14-15-17-6-4-14-5-24-5h-102v-37zM4440 413c7 37 20 65 38 84 18 18 42 28 73 28 18 0 33-3 47-9 13-5 23-13 30-23 7-11 10-24 10-38 0-13-3-25-9-34s-15-16-26-22c-12-6-26-11-42-18-7-1-13-3-19-5-29-7-52-16-72-27-19-10-35-23-46-39-11-17-16-37-16-61 0-25 6-47 19-67 13-19 31-33 54-44 23-10 49-16 79-16 27 0 51 3 73 10 22 6 42 15 62 27v99h-36c-6-23-13-42-22-57-8-15-19-26-32-33-12-7-27-11-45-11-15 0-29 3-40 8-12 5-20 12-27 22-6 9-8 20-8 32 0 15 3 28 11 37 7 8 16 15 27 20 11 4 25 9 42 13 4 1 8 3 12 4 30 8 55 17 76 28 20 11 36 25 48 42s18 39 18 64c0 26-8 49-22 69-15 20-35 36-60 47-26 11-55 17-89 17-28 0-54-4-79-11-26-7-47-18-64-32v-104zM4898 479c0 10 1 18 4 25 4 6 9 10 16 13s18 5 31 5v31h-194v-31c14 0 24-2 31-5s12-7 15-13c4-7 5-15 5-25v-276c0-10-1-19-5-24-3-7-8-11-15-14s-17-4-31-5v-31h143zM4965 129c33 0 61 5 86 14 24 9 42 22 55 39 14 16 20 36 20 59 0 25-6 46-19 63-12 18-29 31-53 40-22 10-49 14-81 14h-104v-37h69c22 0 41-2 54-7 14-5 24-13 31-24 6-11 9-26 9-44 0-26-9-46-26-59-17-14-42-21-74-21h-63v-37zM5053 522c10 0 19-2 25-4 7-2 12-5 16-9s7-10 9-17l152-366h52l-42 67-106 275c-6 14-8 24-7 31 2 8 6 13 13 17 7 3 18 6 33 6v31h-145zM5367 420h-213l14-39h184zM5310 522c14 0 25-3 33-6 7-4 11-9 12-17 1-7-1-17-5-31l-107-275 12-67h52l151 366c3 7 6 13 10 17s9 7 15 9 15 4 26 4v31h-199zM5626 479c0 10 1 18 4 25 4 6 9 10 16 13 8 3 18 5 31 5v31h-147v-31c13 0 23-2 30-5 8-3 13-7 16-13 3-7 5-15 5-25v-276c0-10-2-19-5-24-3-7-8-11-16-14-7-3-17-4-30-5v-31h102l-6 59zM5913 557l-309-327 28-101 308 326zM5998 160c-13 1-24 2-31 5s-12 7-16 14c-3 5-4 14-4 24v354h-34l-12-64v-290c0-10-1-19-4-24-3-7-9-11-16-14s-17-4-30-5v-31h147zM5644 102c0-17 3-33 9-46s15-23 27-30 26-11 42-11c9 0 17 1 25 4 7 2 15 4 25 8 8 3 16 6 22 8 6 1 13 2 19 2 9 0 16-3 21-9s8-14 8-23h42c0 18-3 34-9 47-7 13-16 23-27 30-12 7-26 11-43 11-9 0-17-1-24-3-8-2-16-5-25-9-9-3-16-6-23-7-6-2-12-3-19-3-9 0-16 3-21 9s-7 14-7 22zM6225 560c-38 0-74-10-106-28-32-19-57-45-75-77-19-32-28-68-28-108 0-43 9-82 28-116 18-34 44-61 77-80s71-29 113-29c39 0 74 10 106 28 32 19 57 45 75 77 19 32 28 68 28 107 0 43-9 83-28 117s-44 61-77 80-71 29-113 29zM6233 525c24 0 45-7 62-21s30-34 39-60c9-27 14-59 14-98 0-38-5-71-15-100-11-28-25-50-43-66-19-15-40-23-64-23s-45 7-62 21-31 34-40 61c-9 26-13 58-13 96s5 72 15 101c10 28 24 50 43 66 19 15 40 23 64 23zM6462 522c13 0 24-2 31-5s12-7 15-13c3-7 5-15 5-25v-276c0-10-2-19-5-24-3-7-8-11-15-14s-18-4-31-5v-31h194v31c-14 1-24 2-32 5-7 3-12 7-15 14-3 5-4 14-4 24v267c0 11 1 20 5 27s11 12 19 15c9 3 21 4 36 4h16c18 0 35-3 49-9s26-16 37-30c11-13 22-32 32-54h33l-23 130h-347z">
          <text:p/>
        </draw:path>
        <draw:polygon draw:style-name="gr1" draw:text-style-name="P1" draw:layer="layout" svg:width="18.733cm" svg:height="0.017cm" svg:x="1.146cm" svg:y="12.266cm" svg:viewBox="0 0 18734 18" draw:points="0,0 18734,0 18734,18 0,18">
          <text:p/>
        </draw:polygon>
        <draw:path draw:style-name="gr1" draw:text-style-name="P1" draw:layer="layout" svg:width="4.615cm" svg:height="0.37cm" svg:x="0.999cm" svg:y="13.397cm" svg:viewBox="0 0 4616 371" svg:d="M117 305c0 8 1 15 4 20s7 9 13 11 15 4 26 5v24h-160v-24c11-1 19-3 25-5s11-6 13-11c3-5 4-12 4-20v-223c0-9-1-16-4-21-2-5-7-9-13-11s-14-4-25-5v-25h117zM184 20c26 0 49 4 68 11 19 8 34 18 44 31 11 14 16 29 16 49 0 19-5 35-15 49-10 13-24 23-42 30s-39 11-64 11h-97v-28h67c18 0 32-2 43-5 10-4 18-11 23-19 6-9 8-21 8-35 0-21-7-36-20-47-14-11-33-17-59-17h-62v-30zM168 193c12 0 22 1 31 3s16 5 23 10 12 11 18 19l60 86c5 7 10 12 15 16 4 5 10 8 16 10s14 3 23 4v24h-113l-81-138c-3-7-7-11-11-15-4-3-8-6-14-7-4-1-10-2-18-2v-10zM593 300c-11 24-26 42-44 54s-40 17-65 17-46-5-66-16c-19-11-34-26-44-45-11-19-16-41-16-66 0-26 6-50 17-72 11-21 27-38 47-51 20-12 41-20 65-20 21 0 38 5 54 15 16 9 28 21 36 37 9 16 13 34 13 55v17h-181v-25l125-3-7 11c0-16-2-31-6-43-3-11-8-20-15-26-6-6-15-9-24-9-12 0-22 4-31 12-9 7-16 18-21 33-5 14-7 30-7 49s3 36 9 50c7 15 16 25 28 32 13 8 27 11 44 11 14 0 27-2 40-7 12-6 23-14 34-25zM653 279c6 23 15 39 26 50s24 16 41 16c10 0 18-1 25-4 8-4 13-8 17-14 4-5 7-12 7-19s-2-13-5-18-8-9-15-12c-7-4-16-7-28-11-4-1-8-2-13-3-20-5-37-10-49-17-13-7-22-16-28-25-6-11-9-23-9-37 0-16 5-30 13-43 9-12 21-22 37-29 15-8 33-12 52-12s35 3 50 8c15 3 28 9 40 17v60h-31c-4-19-11-33-22-42-10-10-23-15-37-15-9 0-16 2-23 4-6 3-11 7-15 12-3 5-5 10-5 17s2 13 5 18c4 4 9 8 17 11 8 4 18 7 31 10 24 5 42 12 55 19 14 7 24 16 30 26 7 10 10 23 10 39 0 18-5 33-14 46-8 13-21 23-38 30-16 7-36 10-58 10-18 0-36-2-53-7-17-4-32-11-44-20v-65zM927 182l-76-30v-19l76-32h23zM950 283c0 14 3 24 10 31 7 6 18 10 31 10 8 0 16-2 25-5s17-8 25-13c8-6 16-13 22-20v20c-9 13-19 25-30 35-12 9-25 17-37 22-13 6-26 8-38 8-25 0-44-6-57-19-13-14-19-32-19-57v-151l68-43zM1090 182l-76-30v-19l76-32h22zM1112 300c0 5 1 9 3 13 2 3 6 5 10 7 5 2 11 4 18 5v24l-75 21h-23v-226l67-43zM1264 101l-23 81-76-30v-19l76-32zM1165 341c8-1 14-2 19-4 4-1 7-4 9-6 2-3 3-7 3-12v-176l68-42v218c0 5 1 9 3 12 2 2 5 5 9 6 5 2 11 3 18 4v24h-129zM1324 341c8-1 14-2 19-4 4-1 7-4 9-6 2-3 3-7 3-12v-129c0-14-3-23-10-30-7-6-17-10-30-10-8 0-17 2-25 5-9 3-17 8-25 13s-14 11-20 18v-20c8-13 18-24 30-33 11-10 23-17 36-22 13-7 26-10 38-10 24 0 42 8 55 21s19 31 19 55v142c0 5 1 9 3 12 2 2 5 5 9 6 5 2 11 3 19 4v24h-130zM1483 341c8-1 14-2 18-4 4-1 7-4 9-6 2-3 3-7 3-12v-129c0-14-3-23-10-30-6-6-16-10-30-10-8 0-15 2-24 5-8 3-17 8-25 13-7 5-14 11-20 18v-20c8-13 18-24 30-33 11-10 23-17 36-22 13-7 25-10 37-10 24 0 43 8 55 21 13 13 19 31 19 55v142c0 5 1 9 3 12 2 2 5 5 10 6 4 2 10 3 18 4v24h-129zM1869 300c-11 24-26 42-44 54-19 12-41 17-65 17-25 0-47-5-66-16s-34-26-45-45c-10-19-16-41-16-66 0-26 6-50 17-72 12-21 27-38 47-51 20-12 42-20 66-20 20 0 38 5 53 15 16 9 28 21 37 37 8 16 13 34 13 55v17h-182v-25l126-3-8 11c0-16-2-31-6-43-3-11-8-20-14-26-7-6-15-9-25-9-12 0-22 4-31 12-8 7-15 18-21 33-4 14-7 30-7 49s3 36 10 50c6 15 16 25 28 32 12 8 27 11 44 11 14 0 27-2 39-7 12-6 24-14 35-25zM1994 101l-23 81-76-30v-19l76-32zM1895 341c8-1 14-2 19-4 4-1 7-4 9-6 2-3 3-7 3-12v-176l68-42v218c0 5 1 9 3 12 2 2 5 5 9 6 5 2 11 3 19 4v24h-130zM2058 341c8-1 14-2 18-4 5-1 8-4 10-6 2-3 3-7 3-12v-128c0-13-4-23-11-30s-17-11-31-11c-7 0-16 2-25 5-8 3-16 8-24 14-9 5-16 12-22 19v-20c9-13 19-24 30-34 12-10 24-18 37-23 13-7 26-10 38-10 24 0 43 8 56 21 13 14 20 33 20 58v139c0 5 1 9 3 12 1 2 5 5 9 6 4 2 11 3 19 4v24h-130zM2416 298c0 9 2 17 5 22 3 6 8 10 14 12 7 3 17 4 29 4h5v29h-170v-24c11-1 19-3 25-5s11-6 13-11c3-5 4-12 4-20v-223c0-9-1-16-4-21-2-5-7-9-13-11s-14-4-25-5v-25h117zM2466 20c39 0 73 7 102 21 29 13 51 33 66 58 16 26 24 55 24 89s-8 64-23 91-37 48-65 64c-27 15-58 22-93 22h-86v-29h81c21 0 40-6 56-17 17-11 29-27 39-48 9-21 14-45 14-73 0-30-5-56-16-78-10-23-25-40-44-52s-42-18-67-18h-63v-30zM2927 300c-11 24-26 42-44 54-19 12-40 17-65 17s-47-5-66-16-34-26-44-45c-11-19-16-41-16-66 0-26 5-50 17-72 11-21 27-38 47-51 19-12 41-20 65-20 20 0 38 5 54 15 15 9 27 21 36 37s13 34 13 55v17h-182v-25l126-3-8 11c0-16-2-31-5-43-4-11-9-20-15-26-7-6-15-9-24-9-12 0-22 4-31 12-9 7-16 18-21 33-5 14-7 30-7 49s3 36 9 50c7 15 16 25 28 32 12 8 27 11 44 11 14 0 27-2 39-7 12-6 24-14 35-25zM2955 341c7-1 13-2 18-4 4-1 7-4 9-6 2-3 3-7 3-12v-210c0-22 6-41 17-57 13-16 29-29 51-38 22-8 47-13 75-13 22 0 41 2 58 7 16 4 29 11 38 19s13 17 13 28c0 6-1 11-5 16-3 5-8 9-13 12h-57v-15c0-14-3-25-11-33-7-7-17-11-31-11s-26 3-36 10c-10 6-18 15-23 28-5 12-8 27-8 44v212c0 5 1 9 4 12 2 3 6 5 11 7 6 2 13 3 22 4v24h-135zM2951 122c16-4 29-10 40-18 11-7 21-16 32-28h23v76h-95zM3208 152h-180v-43h180zM3132 341c8-1 14-2 18-4 5-1 8-4 10-6 1-3 2-7 2-12v-210l46-8h23v218c0 5 1 9 2 12 3 2 6 5 10 6 4 2 10 3 19 4v24h-130zM3383 101l-23 81-76-30v-19l76-32zM3284 341c8-1 15-2 19-4 4-1 7-4 9-6 2-3 3-7 3-12v-176l68-42v218c0 5 1 9 3 12 2 2 5 5 10 6 4 2 10 3 18 4v24h-130zM3447 341c8-1 14-2 19-4 4-1 7-4 9-6 2-3 3-7 3-12v-128c0-13-4-23-11-30-6-7-17-11-31-11-7 0-16 2-24 5-9 3-17 8-25 14-8 5-16 12-22 19v-20c9-13 19-24 31-34 11-10 23-18 36-23 13-7 26-10 38-10 24 0 43 8 56 21 13 14 20 33 20 58v139c0 5 1 9 3 12 2 2 5 5 9 6 5 2 11 3 19 4v24h-130zM3622 43c0-8 2-15 6-21 3-7 8-12 15-16s14-6 22-6 15 2 22 6c6 4 11 9 15 16 4 6 5 13 5 21s-1 16-5 22-9 11-15 15c-7 4-15 5-22 5-8 0-15-1-22-5s-12-9-15-15c-4-7-6-14-6-22zM3678 182l-76-30v-19l76-32h23zM3701 319c0 5 1 9 3 12 2 2 5 5 10 6 4 2 10 3 18 4v24h-130v-24c8-1 15-2 19-4 4-1 7-4 9-6 2-3 3-7 3-12v-176l68-42zM3747 123c13-5 24-10 33-16 8-6 15-12 21-20s12-18 18-31h31v96h-103zM3850 297c0 9 2 16 6 21 5 6 12 10 22 13s22 5 37 6v24c-9 3-19 6-29 8s-20 2-29 2c-24 0-42-6-56-18-13-12-20-30-20-53v-169h69zM3910 152h-86v-43h86zM3961 43c0-8 1-15 5-21 4-7 9-12 16-16 6-4 13-6 22-6 7 0 15 2 21 6 7 4 12 9 16 16 3 6 5 13 5 21s-2 16-5 22c-4 6-9 11-16 15-6 4-14 5-22 5s-15-1-21-5c-7-4-12-9-16-15-4-7-5-14-5-22zM4017 182l-76-30v-19l76-32h23zM4040 319c0 5 1 9 3 12 2 2 5 5 9 6 5 2 11 3 18 4v24h-129v-24c8-1 14-2 19-4 4-1 7-4 9-6 2-3 3-7 3-12v-176l68-42zM4218 133c-11 1-18 3-23 5-5 3-8 6-8 10-1 4 1 10 4 17l51 131h-9l52-131c3-7 4-13 4-17-1-4-3-7-8-10-5-2-13-4-24-5v-24h98v24c-6 1-11 3-15 4-4 2-7 4-9 6s-4 5-5 9l-95 217h-23l-99-216c-3-4-5-8-7-10s-5-4-8-6c-4-1-9-3-15-4v-24h139zM4489 371c-24 0-46-5-64-16-19-11-34-26-44-46-11-19-16-41-16-66 0-26 6-49 17-71 11-21 26-38 46-51 19-12 41-20 64-20 24 0 46 6 64 18 19 11 34 26 44 46 11 20 16 42 16 66 0 26-6 49-17 71-11 21-27 38-46 51-20 12-41 18-64 18zM4494 346c11 0 20-4 28-11 7-8 13-19 17-34s6-34 6-56c0-23-3-44-7-61-5-18-12-31-21-41-8-9-18-14-30-14-11 0-20 4-28 12-8 7-14 18-18 33s-5 33-5 55c0 23 2 44 7 61 5 18 11 32 20 41 9 10 19 15 31 15z">
          <text:p/>
        </draw:path>
        <draw:frame draw:style-name="gr3" draw:text-style-name="P4" draw:layer="layout" svg:width="3.232cm" svg:height="0.501cm" svg:x="15.042cm" svg:y="5.646cm">
          <draw:text-box>
            <text:p text:style-name="P2"><text:span text:style-name="T3">Third </text:span><text:span text:style-name="T3">conﬁrmati</text:span><text:span text:style-name="T3">on</text:span></text:p>
          </draw:text-box>
        </draw:frame>
        <draw:frame draw:style-name="gr2" draw:text-style-name="P3" draw:layer="layout" svg:width="19.276cm" svg:height="0.577cm" svg:x="0.988cm" svg:y="14.17cm">
          <draw:text-box>
            <text:p text:style-name="P2"><text:span text:style-name="T1">Este </text:span><text:span text:style-name="T1">paper </text:span><text:span text:style-name="T1">presenta </text:span><text:span text:style-name="T1">los </text:span><text:span text:style-name="T1">resultad</text:span><text:span text:style-name="T1">os </text:span><text:span text:style-name="T1">complet</text:span><text:span text:style-name="T1">os y </text:span><text:span text:style-name="T1">estadísti</text:span><text:span text:style-name="T1">camente </text:span><text:span text:style-name="T1">validado</text:span><text:span text:style-name="T1">s del </text:span><text:span text:style-name="T1">program</text:span><text:span text:style-name="T1">a Cortex-</text:span></text:p>
          </draw:text-box>
        </draw:frame>
        <draw:frame draw:style-name="gr2" draw:text-style-name="P3" draw:layer="layout" svg:width="17.621cm" svg:height="0.577cm" svg:x="0.988cm" svg:y="14.805cm">
          <draw:text-box>
            <text:p text:style-name="P2"><text:span text:style-name="T1">Nexus. </text:span><text:span text:style-name="T1">Con </text:span><text:span text:style-name="T1">3.664+ </text:span><text:span text:style-name="T1">ciclos y </text:span><text:span text:style-name="T1">~650 </text:span><text:span text:style-name="T1">evaluaci</text:span><text:span text:style-name="T1">ones </text:span><text:span text:style-name="T1">tripartita</text:span><text:span text:style-name="T1">s </text:span><text:span text:style-name="T1">cíclicas, </text:span><text:span text:style-name="T1">los </text:span><text:span text:style-name="T1">hallazgo</text:span><text:span text:style-name="T1">s con </text:span><text:span text:style-name="T1">validez</text:span></text:p>
          </draw:text-box>
        </draw:frame>
        <draw:path draw:style-name="gr1" draw:text-style-name="P1" draw:layer="layout" svg:width="18.998cm" svg:height="0.449cm" svg:x="1.019cm" svg:y="16.497cm" svg:viewBox="0 0 18999 450" svg:d="M0 207c0-29 5-56 14-82s21-49 36-69c14-21 31-39 48-56h28c-24 33-42 67-54 102s-18 70-18 105 6 71 18 106 30 69 54 102h-28c-17-16-34-35-48-55-15-21-27-44-36-71-9-25-14-53-14-82zM161 325c15-1 27-3 34-4 7-3 12-6 15-10 2-4 4-11 4-20v-181l10 9h-68v-24c19-2 35-5 46-9 11-3 21-9 29-16 9-8 17-19 25-33h24v254c0 9 2 16 4 20 3 4 8 7 15 10 7 1 18 3 34 4v24h-172zM491 207c0 29-5 57-14 82-9 27-21 50-36 71-15 20-31 39-49 55h-27c24-33 42-67 54-102s18-71 18-106-6-70-18-105-30-69-54-102h27c18 17 34 35 49 56 15 20 27 43 36 69s14 53 14 82zM612 327c10-1 17-2 23-4 5-2 9-6 11-10 2-5 4-12 4-19v-197c0-8-2-14-4-18-2-5-6-8-11-10-6-2-13-4-23-4v-22h142v22c-10 0-17 2-23 4-5 2-9 5-11 10-3 4-4 10-4 18v191c0 8 2 14 4 20 3 5 7 9 13 11 7 2 15 3 25 3h11c13 0 25-2 35-6 10-5 19-12 27-23 9-10 17-24 24-40h24l-17 96h-250zM1125 345c-6 3-12 5-19 6-6 1-12 2-18 2-17 0-29-4-38-12-8-8-12-21-12-36v-129c0-14-4-24-9-31-6-7-15-11-27-11-11 0-19 4-25 10-6 7-10 16-10 28v26h-42c-4-2-8-6-10-11-3-5-4-10-4-16 0-10 4-20 12-29s19-16 33-21 29-8 46-8c20 0 37 4 51 10 15 6 26 15 34 27 7 12 11 27 11 44v107c0 6 1 10 2 13 2 3 5 5 9 7 3 1 9 2 16 3zM1047 308c-10 16-22 27-36 35-13 7-28 11-45 11-11 0-22-2-32-7-9-5-16-12-21-21s-8-19-8-31c0-16 5-30 16-41 10-11 25-20 46-25l87-25v20l-57 18c-12 4-20 8-25 15-5 6-7 14-7 24 0 6 1 12 4 17 3 6 6 10 12 13 5 3 10 4 17 4 9 0 17-2 26-7 9-6 16-12 23-20zM1425 289c-8 22-21 38-37 49s-35 16-57 16c-21 0-40-5-56-14-17-10-30-24-39-42-10-17-14-37-14-58 0-25 5-46 15-65s24-34 42-45c17-11 37-17 59-17 16 0 30 3 42 8 13 5 23 13 30 22 8 8 11 18 11 29 0 6-1 11-4 16-3 4-6 8-11 10h-39v-12c0-16-3-28-9-36s-15-12-27-12c-10 0-19 3-27 10-8 6-14 16-18 28s-6 26-6 42c0 17 3 33 8 46 6 13 14 23 25 30s23 12 38 12c11 0 22-4 32-9 10-4 19-11 28-21zM1509 184l-67-27v-17l67-27h21zM1530 274c0 12 2 22 8 28 7 7 16 10 28 10 7 0 14-2 22-5 8-4 15-7 22-12s14-11 19-17v17c-7 13-16 23-27 32-10 8-21 15-33 20-11 5-22 7-33 7-22 0-39-6-50-17-12-12-18-29-18-52v-134l62-38zM1653 184l-67-27v-17l67-27h20zM1673 289c0 5 1 9 3 12 1 4 4 6 8 8 4 1 10 3 16 3v22l-66 19h-21v-202l60-38zM1787 184l-67-27v-17l67-27h21zM1808 306c0 4 1 8 2 11 3 3 6 5 10 7 5 1 11 2 19 3v22h-119v-22c7-1 12-2 16-3 4-2 7-4 8-6 2-3 3-6 3-11v-158l61-36zM1800 193c9-17 17-31 24-42s14-21 22-27c7-7 14-11 22-11 3 0 6 1 9 2 2 1 5 3 7 4v56h-12c-12 0-22 1-30 3-8 3-15 6-22 12-6 5-13 12-20 22zM1921 62c0-7 1-14 4-19 4-6 8-11 14-14 6-4 13-5 20-5s13 1 19 5c6 3 11 8 14 14 4 5 5 12 5 19s-1 14-5 19c-3 6-8 11-14 14-6 4-12 5-19 5s-14-1-20-5c-6-3-10-8-14-14-3-5-4-12-4-19zM1971 184l-68-27v-17l68-27h20zM1991 307c0 5 1 8 2 11 2 2 5 4 9 5 4 2 9 3 16 4v22h-115v-22c7-1 13-2 16-4 4-1 7-3 9-5 2-3 2-6 2-11v-158l61-36zM2149 354c-21 0-40-5-57-14-16-10-29-24-39-42-9-18-14-37-14-60 0-22 5-43 15-62s24-35 42-46c17-11 36-17 56-17 22 0 41 5 57 15 17 10 29 24 39 42 9 17 14 36 14 58 0 23-5 44-15 63-10 20-24 35-41 47-18 11-36 16-57 16zM2153 331c11 0 19-3 26-10 6-7 11-16 15-31 3-13 5-30 5-50s-3-38-7-54-10-28-18-36c-7-9-16-13-26-13s-19 3-25 10c-7 7-12 17-16 30-3 13-5 30-5 49 0 21 2 39 6 55 5 16 11 29 18 37 8 9 18 13 27 13zM2316 271c5 20 13 36 23 45 10 10 22 14 36 14 9 0 16-1 23-3 6-3 11-7 15-12s6-11 6-19c0-6-2-11-5-15-2-4-7-8-13-12-6-3-14-6-25-9-4-1-7-2-11-3-18-4-33-9-44-15s-19-14-25-23c-5-9-8-19-8-32 0-15 4-27 12-38s18-20 32-26 30-10 47-10 31 2 45 6c13 3 25 8 35 15v54h-27c-4-17-11-29-20-38s-20-13-34-13c-7 0-14 1-20 4-5 2-9 6-12 10-3 5-5 10-5 15 0 7 2 12 5 16s8 7 14 11c7 3 16 6 28 9 21 4 37 9 49 16 12 6 21 14 27 23 5 9 8 21 8 35 0 15-4 30-12 42s-19 21-34 27c-14 6-32 9-52 9-16 0-31-2-47-6-15-4-28-11-39-19v-58zM2514 62c0-7 1-14 5-19 3-6 7-11 13-14 6-4 13-5 20-5s14 1 20 5c5 3 10 8 13 14 4 5 5 12 5 19s-1 14-5 19c-3 6-8 11-13 14-6 4-13 5-20 5s-14-1-20-5c-6-3-10-8-13-14-4-5-5-12-5-19zM2564 184l-67-27v-17l67-27h20zM2584 307c0 5 1 8 2 11 2 2 5 4 9 5 4 2 9 3 16 4v22h-114v-22c6-1 12-2 16-4 4-1 6-3 8-5 2-3 3-6 3-11v-158l60-36zM2834 106l-67-32v-17l67-32h21zM2855 289c0 5 1 9 2 12 2 4 5 6 9 8 4 1 9 3 16 3v22l-67 19h-21v-291l61-37zM2815 176c-8-13-17-22-25-27-9-5-18-8-29-8-13 0-25 4-35 12-10 7-17 18-22 31-6 14-8 30-8 48 0 17 2 32 6 45 5 12 12 21 21 29 9 6 19 10 32 10 8 0 15-2 23-5 8-4 15-9 22-16 7-6 13-14 18-23l5 16c-7 14-16 27-26 37-9 10-20 17-32 22s-24 7-37 7c-18 0-34-5-49-14-14-9-25-22-34-40-8-16-13-34-13-54 0-26 6-49 16-69s24-36 43-47 40-17 64-17c15 0 28 3 42 9 13 5 25 12 34 21zM3122 345c-6 3-12 5-19 6-6 1-12 2-19 2-16 0-28-4-37-12s-13-21-13-36v-129c0-14-3-24-9-31-5-7-14-11-26-11-11 0-19 4-25 10-7 7-10 16-10 28v26h-42c-5-2-8-6-11-11-2-5-3-10-3-16 0-10 4-20 12-29s19-16 33-21 29-8 46-8c20 0 37 4 51 10 15 6 26 15 33 27 8 12 12 27 12 44v107c0 6 1 10 2 13 2 3 5 5 8 7 4 1 9 2 17 3zM3044 308c-11 16-23 27-36 35-13 7-28 11-45 11-12 0-22-2-32-7-9-5-16-12-21-21-6-9-8-19-8-31 0-16 5-30 15-41 11-11 26-20 47-25l87-25v20l-58 18c-11 4-19 8-24 15-5 6-7 14-7 24 0 6 1 12 3 17 3 6 7 10 13 13 5 3 10 4 17 4 8 0 17-2 26-7 8-6 16-12 23-20zM3337 106l-66-32v-17l66-32h21zM3358 289c0 5 1 9 2 12 2 4 5 6 9 8 4 1 9 3 16 3v22l-67 19h-20v-291l60-37zM3319 176c-9-13-18-22-26-27s-18-8-29-8c-13 0-25 4-35 12-9 7-17 18-22 31-6 14-8 30-8 48 0 17 2 32 7 45 4 12 11 21 20 29 9 6 19 10 32 10 8 0 15-2 23-5 8-4 16-9 22-16 7-6 13-14 18-23l5 16c-7 14-16 27-26 37-9 10-20 17-32 22-11 5-24 7-37 7-18 0-34-5-49-14-14-9-25-22-34-40-8-16-12-34-12-54 0-26 5-49 15-69s25-36 43-47c19-11 40-17 64-17 15 0 29 3 42 9 13 5 25 12 35 21zM3693 289c-10 23-24 39-40 49-16 11-35 16-57 16s-42-5-59-14c-17-10-30-23-40-41-9-18-13-37-13-59 0-24 5-45 15-64 10-20 24-35 41-46 18-11 38-17 59-17 18 0 34 5 47 12 14 8 25 19 32 34 8 14 12 30 12 49v15h-162v-23l112-2-6 10c0-15-2-28-5-38-3-11-8-19-14-24-6-6-13-8-22-8-10 0-19 3-27 10s-14 17-18 29c-5 13-7 28-7 44 0 18 3 33 9 46 6 12 14 22 25 28 11 7 24 11 39 11 12 0 24-2 34-8 11-5 22-12 31-22zM3747 271c5 20 12 36 22 45 10 10 22 14 37 14 8 0 16-1 22-3 7-3 12-7 16-12 3-5 5-11 5-19 0-6-1-11-4-15s-7-8-14-12c-5-3-14-6-24-9-4-1-8-2-11-3-18-4-33-9-44-15s-20-14-25-23-8-19-8-32c0-15 4-27 12-38 7-11 18-20 32-26 13-6 29-10 47-10 16 0 31 2 44 6 13 3 25 8 36 15v54h-28c-4-17-10-29-20-38-9-9-20-13-33-13-8 0-14 1-20 4-6 2-10 6-13 10-3 5-4 10-4 15 0 7 1 12 4 16s8 7 15 11c7 3 16 6 28 9 20 4 37 9 49 16 12 6 21 14 26 23 6 9 9 21 9 35 0 15-5 30-13 42-7 12-19 21-33 27-15 6-32 9-52 9-16 0-32-2-47-6-16-4-28-11-39-19v-58zM4215 289c-10 23-23 39-40 49-16 11-35 16-56 16-22 0-42-5-59-14-17-10-31-23-40-41s-14-37-14-59c0-24 5-45 15-64 10-20 24-35 42-46s37-17 58-17c18 0 34 5 48 12 14 8 24 19 32 34 7 14 11 30 11 49v15h-161v-23l112-2-7 10c0-15-2-28-5-38-3-11-7-19-14-24-6-6-13-8-21-8-10 0-20 3-28 10-7 7-13 17-18 29-4 13-6 28-6 44 0 18 2 33 8 46 6 12 14 22 25 28 11 7 24 11 39 11 13 0 24-2 35-8 11-5 21-12 31-22zM4307 106l-68-32v-17l68-32h20zM4327 307c0 5 1 8 2 11 2 2 5 4 9 6 3 1 9 2 16 3v22h-115v-22c7-1 13-2 16-3 4-2 7-4 9-6 1-3 2-6 2-11v-247l61-35zM4517 184l-67-27v-17l67-27h20zM4537 274c0 12 3 22 9 28 6 7 16 10 28 10 7 0 14-2 22-5 8-4 15-7 22-12s14-11 19-17v17c-7 13-16 23-27 32-10 8-21 15-33 20-11 5-22 7-33 7-22 0-39-6-51-17-11-12-17-29-17-52v-134l61-38zM4661 184l-67-27v-17l67-27h20zM4681 289c0 5 1 9 3 12 1 4 4 6 8 8 4 1 10 3 16 3v22l-66 19h-21v-202l60-38zM4561 100l29-78h67l-59 78zM4816 113l-21 71-67-27v-17l67-27zM4728 327c7-1 12-2 16-3 4-2 7-4 8-6 2-3 3-6 3-11v-158l61-36v194c0 5 0 8 2 11 2 2 4 4 8 6 4 1 10 2 17 3v22h-115zM4872 327c7-1 13-2 16-3 4-2 7-4 9-6 1-3 2-6 2-11v-114c0-13-3-22-9-28s-15-9-27-9c-7 0-14 1-22 4s-15 7-23 12c-7 5-13 11-18 17v-18c7-11 16-21 26-30 11-8 22-15 33-20s23-8 34-8c21 0 38 6 49 18 12 12 18 29 18 51v125c0 5 1 8 2 11 2 2 5 4 8 6 4 1 10 2 17 3v22h-115zM5028 62c0-7 1-14 5-19 3-6 7-11 13-14 6-4 13-5 20-5s14 1 19 5c6 3 11 8 14 14 4 5 5 12 5 19s-1 14-5 19c-3 6-8 11-14 14-5 4-12 5-19 5s-14-1-20-5c-6-3-10-8-13-14-4-5-5-12-5-19zM5078 184l-67-27v-17l67-27h20zM5098 307c0 5 1 8 2 11 2 2 5 4 9 5 4 2 9 3 16 4v22h-114v-22c6-1 12-2 16-4 3-1 6-3 8-5 2-3 3-6 3-11v-158l60-36zM5350 289c-9 22-21 38-37 49s-35 16-57 16c-21 0-40-5-57-14-16-10-29-24-39-42-9-17-14-37-14-58 0-25 5-46 15-65s25-34 42-45c18-11 38-17 60-17 15 0 30 3 42 8 13 5 23 13 30 22 7 8 11 18 11 29 0 6-2 11-4 16-3 4-7 8-12 10h-38v-12c0-16-3-28-9-36-7-8-16-12-27-12s-20 3-27 10c-8 6-14 16-19 28-4 12-6 26-6 42 0 17 3 33 9 46s14 23 25 30 23 12 37 12c12 0 22-4 32-9 10-4 20-11 29-21zM5480 354c-21 0-40-5-57-14-16-10-29-24-39-42-9-18-14-37-14-60 0-22 5-43 15-62 11-19 24-35 42-46 17-11 36-17 56-17 22 0 41 5 57 15 17 10 30 24 39 42 9 17 14 36 14 58 0 23-5 44-15 63-10 20-24 35-41 47-17 11-36 16-57 16zM5485 331c10 0 18-3 25-10s11-16 15-31c3-13 5-30 5-50s-2-38-7-54c-4-16-10-28-17-36-8-9-17-13-27-13s-18 3-25 10-12 17-16 30c-3 13-5 30-5 49 0 21 2 39 6 55 5 16 11 29 19 37 8 9 17 13 27 13zM5905 289c-10 23-23 39-39 49-17 11-36 16-57 16-22 0-42-5-59-14-17-10-30-23-40-41-9-18-14-37-14-59 0-24 5-45 15-64 10-20 24-35 42-46s37-17 59-17c18 0 33 5 47 12 14 8 25 19 32 34 8 14 12 30 12 49v15h-162v-23l112-2-7 10c0-15-1-28-5-38-3-11-7-19-13-24-6-6-14-8-22-8-10 0-19 3-28 10-7 7-13 17-18 29-4 13-6 28-6 44 0 18 3 33 9 46 5 12 14 22 24 28 11 7 24 11 39 11 13 0 24-2 35-8 11-5 21-12 31-22zM5931 327c7-1 12-2 16-3 4-2 6-4 8-6 2-3 3-6 3-11v-198c0-17 3-31 11-44 7-12 18-22 31-29 14-8 29-11 46-11 14 0 25 2 36 6 11 3 19 9 25 16s9 14 9 23c0 4-1 9-3 13-3 4-5 7-9 9h-42v-25c0-9-1-15-4-20-3-4-7-6-13-6-9 0-15 4-20 12-5 9-7 21-7 36v217c0 5 1 8 3 11s6 5 11 7c4 1 11 2 19 3v22h-120zM5927 131c9-3 18-6 25-9 7-4 14-8 20-13s13-11 19-19h21v67h-85zM6072 157h-77v-38h77zM6305 289c-10 23-23 39-39 49-17 11-35 16-57 16s-42-5-59-14c-17-10-30-23-40-41-9-18-14-37-14-59 0-24 5-45 15-64 10-20 25-35 42-46 18-11 37-17 59-17 18 0 33 5 47 12 14 8 25 19 32 34 8 14 12 30 12 49v15h-162v-23l112-2-7 10c0-15-1-28-5-38-3-11-7-19-13-24-6-6-13-8-22-8-10 0-19 3-27 10s-14 17-19 29c-4 13-6 28-6 44 0 18 3 33 9 46 5 12 14 22 24 28 11 7 24 11 39 11 13 0 24-2 35-8 11-5 21-12 31-22zM6533 289c-9 22-21 38-37 49s-35 16-57 16c-21 0-40-5-57-14-16-10-29-24-39-42-9-17-13-37-13-58 0-25 5-46 14-65 11-19 25-34 42-45 18-11 38-17 60-17 16 0 30 3 42 8 13 5 23 13 30 22 7 8 11 18 11 29 0 6-1 11-4 16-3 4-7 8-11 10h-39v-12c0-16-3-28-9-36-7-8-15-12-27-12-10 0-20 3-27 10-8 6-14 16-18 28-5 12-7 26-7 42 0 17 3 33 9 46s14 23 25 30 23 12 38 12c11 0 22-4 32-9 9-4 19-11 28-21zM6551 132c12-5 22-9 29-14 7-4 14-10 19-17 6-7 11-16 16-28h27v84h-91zM6642 287c0 8 2 14 6 20 4 5 11 8 19 11 9 3 20 5 34 5v22c-9 3-18 5-27 6-9 2-17 3-25 3-21 0-38-5-50-16s-17-27-17-48v-151h60zM6696 157h-77v-38h77zM6830 354c-21 0-40-5-57-14-17-10-30-24-39-42-10-18-14-37-14-60 0-22 5-43 15-62s24-35 41-46 36-17 57-17 40 5 57 15c16 10 29 24 38 42 10 17 15 36 15 58 0 23-6 44-16 63-10 20-23 35-41 47-17 11-36 16-56 16zM6834 331c10 0 19-3 25-10 7-7 12-16 15-31 4-13 5-30 5-50s-2-38-6-54c-5-16-10-28-18-36-8-9-16-13-27-13-9 0-18 3-25 10s-12 17-15 30c-4 13-5 30-5 49 0 21 2 39 6 55s10 29 18 37c8 9 17 13 27 13zM7249 289c-9 22-21 38-37 49-17 11-36 16-58 16-21 0-39-5-56-14-16-10-30-24-39-42-9-17-14-37-14-58 0-25 5-46 15-65s24-34 42-45 37-17 59-17c16 0 30 3 43 8s23 13 30 22c7 8 11 18 11 29 0 6-2 11-5 16-2 4-6 8-11 10h-38v-12c0-16-3-28-10-36-6-8-15-12-26-12s-20 3-28 10c-7 6-13 16-18 28-4 12-6 26-6 42 0 17 3 33 9 46s14 23 25 30c10 7 23 12 37 12 11 0 22-4 32-9 10-4 20-11 29-21zM7379 354c-21 0-40-5-57-14-16-10-29-24-39-42-9-18-14-37-14-60 0-22 5-43 15-62s24-35 41-46c18-11 37-17 57-17 21 0 41 5 57 15 17 10 29 24 39 42 9 17 14 36 14 58 0 23-5 44-15 63-10 20-24 35-41 47-18 11-37 16-57 16zM7383 331c11 0 19-3 26-10 6-7 11-16 15-31 3-13 5-30 5-50s-3-38-7-54-10-28-18-36c-7-9-16-13-26-13s-19 3-26 10c-6 7-11 17-15 30-3 13-5 30-5 49 0 21 2 39 6 55 5 16 11 29 18 37 8 9 17 13 27 13zM7602 113l-21 71-67-27v-17l67-27zM7514 327c7-1 12-2 16-3 4-2 7-4 8-6 2-3 3-6 3-11v-158l61-36v194c0 5 0 8 2 11 2 2 4 4 8 6 4 1 10 2 17 3v22h-115zM7658 327c7-1 13-2 16-3 4-2 7-4 9-6 1-3 2-6 2-11v-114c0-13-3-22-9-28s-15-9-27-9c-7 0-14 1-22 4s-15 7-23 12c-7 5-13 11-18 17v-18c7-11 16-21 26-30 11-8 22-15 33-20 12-5 23-8 34-8 21 0 38 6 49 18 12 12 18 29 18 51v125c0 5 1 8 2 11 2 2 5 4 9 6 4 1 9 2 16 3v22h-115zM7798 327c7-1 12-2 16-3 4-2 6-4 8-6 2-3 3-6 3-11v-188c0-18 5-35 15-49 11-14 26-26 45-33 19-8 42-12 67-12 20 0 37 2 51 6 15 3 26 9 35 16 8 7 12 16 12 26 0 5-2 9-5 14-3 4-7 8-12 10h-50v-13c0-13-3-22-10-29s-16-11-28-11c-13 0-24 3-33 9-8 6-15 15-20 26-5 10-7 24-7 39v188c0 5 1 8 3 11s6 5 11 7c4 1 11 2 19 3v22h-120zM7794 131c14-4 26-9 36-15 9-6 19-15 28-26h21v67h-85zM8023 157h-161v-38h161zM7956 327c7-1 12-2 16-4 4-1 7-3 8-5 2-3 3-6 3-11v-188l40-6h21v194c0 5 0 8 2 11 2 2 4 4 8 5 4 2 10 3 17 4v22h-115zM8159 184l-67-27v-17l67-27h20zM8179 306c0 4 1 8 3 11s6 5 10 7c4 1 11 2 19 3v22h-119v-22c7-1 12-2 16-3 4-2 6-4 8-6 2-3 3-6 3-11v-158l60-36zM8172 193c8-17 16-31 23-42 8-11 15-21 22-27 8-7 15-11 22-11 4 0 7 1 9 2 3 1 5 3 7 4v56h-12c-11 0-21 1-29 3-8 3-15 6-22 12-7 5-14 12-20 22zM8363 113l-21 71-67-27v-17l67-27zM8275 327c7-1 12-2 16-3 4-2 7-4 8-6 2-3 3-6 3-11v-158l61-36v194c0 5 0 8 2 11 2 2 5 4 8 6 4 1 10 2 17 3v22h-115zM8416 327c7-1 12-2 16-3 4-2 6-4 8-6 2-3 3-6 3-11v-116c0-12-3-20-9-26s-15-9-27-9c-7 0-14 1-22 4-7 3-14 7-21 11-7 5-13 11-18 17v-18c7-11 16-21 26-30 10-8 21-15 32-19 11-5 22-8 33-8 21 0 38 6 50 17 11 12 17 28 17 50v127c0 5 1 8 3 11 1 2 4 4 8 6 4 1 9 2 16 3v22h-115zM8557 327c7-1 12-2 16-3 4-2 7-4 8-6 2-3 3-6 3-11v-116c0-12-3-20-9-26s-14-9-27-9c-6 0-13 1-21 4s-15 7-22 11c-7 5-13 11-18 17v-18c7-11 16-21 26-30 10-8 21-15 33-19 11-5 22-8 32-8 22 0 38 6 49 17 12 12 17 28 17 50v127c0 5 1 8 3 11 2 2 5 4 8 6 4 1 10 2 17 3v22h-115zM8916 345c-6 3-13 5-19 6-7 1-13 2-19 2-16 0-29-4-37-12-9-8-13-21-13-36v-129c0-14-3-24-9-31s-15-11-26-11-20 4-26 10c-6 7-9 16-9 28v26h-43c-4-2-8-6-10-11s-3-10-3-16c0-10 4-20 12-29s19-16 32-21c14-5 30-8 47-8 19 0 37 4 51 10s25 15 33 27 11 27 11 44v107c0 6 1 10 3 13 1 3 4 5 8 7 4 1 9 2 17 3zM8837 308c-10 16-22 27-36 35-13 7-28 11-44 11-12 0-23-2-32-7s-17-12-22-21-7-19-7-31c0-16 5-30 15-41s26-20 46-25l87-25v20l-57 18c-11 4-20 8-25 15-5 6-7 14-7 24 0 6 1 12 4 17 3 6 7 10 12 13s11 4 17 4c9 0 18-2 26-7 9-6 17-12 23-20zM9131 106l-67-32v-17l67-32h21zM9152 289c0 5 1 9 2 12 2 4 5 6 8 8 4 1 10 3 17 3v22l-67 19h-21v-291l61-37zM9112 176c-9-13-17-22-26-27-8-5-17-8-28-8-14 0-25 4-35 12-10 7-17 18-23 31-5 14-7 30-7 48 0 17 2 32 6 45 5 12 12 21 21 29 8 6 19 10 32 10 7 0 15-2 23-5 8-4 15-9 22-16 7-6 13-14 17-23l5 16c-7 14-15 27-25 37s-20 17-32 22-24 7-37 7c-18 0-34-5-49-14-14-9-26-22-34-40-9-16-13-34-13-54 0-26 5-49 16-69 10-20 24-36 43-47 18-11 40-17 64-17 14 0 28 3 41 9 14 5 25 12 35 21zM9308 354c-21 0-40-5-57-14-16-10-30-24-39-42s-14-37-14-60c0-22 5-43 15-62s24-35 41-46c18-11 36-17 57-17s40 5 57 15c16 10 29 24 39 42 9 17 14 36 14 58 0 23-5 44-16 63-10 20-23 35-40 47-18 11-37 16-57 16zM9312 331c10 0 19-3 26-10 6-7 11-16 14-31 4-13 5-30 5-50s-2-38-6-54-10-28-18-36c-7-9-16-13-26-13s-19 3-26 10c-6 7-11 17-15 30-3 13-5 30-5 49 0 21 2 39 6 55s10 29 18 37c8 9 17 13 27 13zM9733 289c-10 23-23 39-40 49-16 11-35 16-56 16-22 0-42-5-59-14-17-10-31-23-40-41s-14-37-14-59c0-24 5-45 15-64 10-20 24-35 42-46s37-17 58-17c18 0 34 5 48 12 14 8 24 19 32 34 7 14 11 30 11 49v15h-161v-23l112-2-7 10c0-15-2-28-5-38-3-11-7-19-14-24-6-6-13-8-21-8-10 0-20 3-28 10-7 7-13 17-18 29-4 13-6 28-6 44 0 18 2 33 8 46 6 12 14 22 25 28 11 7 24 11 39 11 13 0 24-2 35-8 11-5 21-12 31-22zM9787 271c5 20 13 36 23 45 10 10 22 14 36 14 9 0 16-1 23-3 6-3 11-7 15-12s6-11 6-19c0-6-2-11-5-15-2-4-7-8-13-12-6-3-14-6-25-9-4-1-7-2-11-3-18-4-33-9-44-15s-19-14-25-23c-5-9-7-19-7-32 0-15 3-27 11-38s18-20 32-26 30-10 48-10c16 0 30 2 44 6 13 3 25 8 35 15v54h-27c-4-17-11-29-20-38s-20-13-34-13c-7 0-14 1-19 4-6 2-10 6-13 10-3 5-5 10-5 15 0 7 2 12 5 16s8 7 14 11c7 3 16 6 28 9 21 4 37 9 49 16 13 6 21 14 27 23 5 9 8 21 8 35 0 15-4 30-12 42s-19 21-34 27c-14 6-32 9-51 9-17 0-32-2-48-6-15-4-28-11-38-19v-58zM9965 132c12-5 22-9 29-14 7-4 14-10 19-17 6-7 11-16 16-28h27v84h-91zM10056 287c0 8 2 14 6 20 4 5 11 8 19 11 9 3 20 5 34 5v22c-9 3-18 5-27 6-8 2-17 3-25 3-21 0-38-5-50-16-11-11-17-27-17-48v-151h60zM10110 157h-77v-38h77zM10359 345c-6 3-12 5-19 6-6 1-12 2-19 2-16 0-28-4-37-12s-13-21-13-36v-129c0-14-3-24-9-31s-14-11-26-11c-11 0-19 4-25 10-7 7-10 16-10 28v26h-42c-5-2-8-6-11-11-2-5-3-10-3-16 0-10 4-20 12-29s19-16 33-21 29-8 46-8c20 0 37 4 51 10 15 6 26 15 33 27 8 12 12 27 12 44v107c0 6 1 10 2 13 2 3 5 5 8 7 4 1 9 2 17 3zM10281 308c-11 16-23 27-36 35-13 7-28 11-45 11-12 0-22-2-32-7-9-5-16-12-21-21-6-9-8-19-8-31 0-16 5-30 15-41 11-11 26-20 47-25l87-25v20l-58 18c-11 4-19 8-24 15-5 6-8 14-8 24 0 6 2 12 4 17 3 6 7 10 12 13 6 3 11 4 18 4 8 0 17-2 25-7 9-6 17-12 24-20zM10574 106l-66-32v-17l66-32h21zM10595 289c0 5 1 9 2 12 2 4 5 6 9 8 4 1 9 3 16 3v22l-67 19h-20v-291l60-37zM10556 176c-9-13-18-22-26-27-9-5-18-8-29-8-13 0-25 4-35 12-9 7-17 18-22 31-6 14-8 30-8 48 0 17 2 32 7 45 4 12 11 21 20 29 9 6 19 10 32 10 8 0 15-2 23-5 8-4 15-9 22-16 7-6 13-14 18-23l5 16c-7 14-16 27-26 37-9 10-20 17-32 22s-24 7-37 7c-18 0-34-5-49-14-14-9-25-22-34-40-8-16-12-34-12-54 0-26 5-49 15-69s24-36 43-47 40-17 64-17c15 0 29 3 42 9 13 5 25 12 34 21zM10709 184l-67-27v-17l67-27h20zM10729 307c0 5 1 8 2 11 2 2 5 4 9 6 4 1 9 2 16 3v22h-114v-22c6-1 12-2 15-3 4-2 7-4 9-6 2-3 2-6 2-11v-158l61-36zM10678 100l30-78h66l-59 78zM10807 271c5 20 13 36 23 45 10 10 22 14 36 14 9 0 16-1 23-3 6-3 11-7 15-12s6-11 6-19c0-6-2-11-5-15s-7-8-13-12c-6-3-14-6-25-9-4-1-7-2-11-3-18-4-33-9-44-15s-19-14-25-23c-5-9-8-19-8-32 0-15 4-27 12-38s18-20 32-26 30-10 47-10 31 2 44 6c14 3 26 8 36 15v54h-27c-4-17-11-29-20-38s-20-13-34-13c-7 0-14 1-20 4-5 2-9 6-12 10-3 5-5 10-5 15 0 7 2 12 5 16s7 7 14 11c7 3 16 6 28 9 21 4 37 9 49 16 12 6 21 14 27 23 5 9 8 21 8 35 0 15-4 30-12 42s-19 21-34 27-32 9-52 9c-16 0-32-2-47-6s-28-11-39-19v-58zM10985 132c12-5 22-9 29-14 7-4 14-10 19-17 6-7 11-16 16-28h27v84h-91zM11076 287c0 8 2 14 6 20 4 5 11 8 19 11 9 3 20 5 34 5v22c-9 3-18 5-27 6-8 2-17 3-25 3-21 0-38-5-50-16-11-11-17-27-17-48v-151h60zM11130 157h-77v-38h77zM11175 62c0-7 2-14 5-19 4-6 8-11 14-14 6-4 12-5 20-5 7 0 13 1 19 5 6 3 11 8 14 14 3 5 5 12 5 19s-2 14-5 19c-3 6-8 11-14 14-6 4-12 5-20 5-7 0-13-1-19-5-6-3-10-8-14-14-3-5-5-12-5-19zM11225 184l-67-27v-17l67-27h21zM11246 307c0 5 1 8 2 11 2 2 5 4 8 5 4 2 10 3 17 4v22h-115v-22c7-1 13-2 16-4 4-1 7-3 8-5 2-3 3-6 3-11v-158l61-36zM11498 289c-9 22-21 38-37 49-17 11-36 16-58 16-21 0-39-5-56-14-16-10-30-24-39-42-9-17-14-37-14-58 0-25 5-46 15-65s24-34 42-45 37-17 59-17c16 0 30 3 43 8s23 13 30 22c7 8 11 18 11 29 0 6-2 11-5 16-2 4-6 8-11 10h-38v-12c0-16-4-28-10-36s-15-12-26-12-20 3-28 10c-7 6-14 16-18 28s-6 26-6 42c0 17 3 33 9 46s14 23 25 30c10 7 23 12 37 12 11 0 22-4 32-9 10-4 20-11 29-21zM11739 345c-6 3-13 5-19 6-7 1-13 2-19 2-16 0-29-4-37-12-9-8-13-21-13-36v-129c0-14-3-24-9-31s-15-11-26-11-20 4-26 10c-6 7-9 16-9 28v26h-43c-4-2-8-6-10-11s-3-10-3-16c0-10 4-20 12-29s19-16 32-21c14-5 30-8 47-8 19 0 37 4 51 10s26 15 33 27c8 12 12 27 12 44v107c0 6 0 10 2 13s4 5 8 7c4 1 9 2 17 3zM11660 308c-10 16-22 27-36 35-13 7-28 11-44 11-12 0-23-2-32-7s-17-12-22-21-7-19-7-31c0-16 5-30 15-41s26-20 46-25l87-25v20l-57 18c-11 4-20 8-25 15-5 6-7 14-7 24 0 6 1 12 4 17 3 6 7 10 12 13s11 4 17 4c9 0 18-2 26-7 9-6 17-12 23-20zM11844 113l-20 71-67-27v-17l67-27zM11757 327c7-1 12-2 16-3 4-2 6-4 8-6 2-3 3-6 3-11v-158l60-36v194c0 5 1 8 3 11 1 2 4 4 8 6 4 1 9 2 16 3v22h-114zM11897 327c7-1 13-2 16-3 4-2 7-4 9-6 1-3 2-6 2-11v-116c0-12-3-20-9-26-5-6-14-9-26-9-7 0-14 1-22 4-7 3-15 7-22 11-7 5-13 11-18 17v-18c8-11 16-21 27-30 10-8 21-15 32-19 11-5 22-8 33-8 21 0 37 6 49 17 11 12 17 28 17 50v127c0 5 1 8 2 11 2 2 5 4 8 6 4 1 10 2 17 3v22h-115zM12037 327c8-1 13-2 17-3 4-2 7-4 8-6 2-3 3-6 3-11v-116c0-12-3-20-9-26s-15-9-27-9c-7 0-14 1-21 4-8 3-15 7-22 11-7 5-13 11-19 17v-18c8-11 17-21 27-30 10-8 21-15 32-19 12-5 22-8 33-8 21 0 38 6 49 17 11 12 17 28 17 50v127c0 5 1 8 3 11 1 2 4 4 8 6 4 1 9 2 17 3v22h-116zM12381 289c-10 23-23 39-40 49-16 11-35 16-56 16-22 0-42-5-59-14-17-10-31-23-40-41s-14-37-14-59c0-24 5-45 15-64 10-20 24-35 42-46s37-17 58-17c18 0 34 5 48 12 14 8 24 19 32 34 8 14 11 30 11 49v15h-161v-23l112-2-7 10c0-15-2-28-5-38-3-11-7-19-14-24-6-6-13-8-21-8-10 0-20 3-28 10-7 7-13 17-18 29-4 13-6 28-6 44 0 18 2 33 8 46 6 12 14 22 25 28 11 7 24 11 39 11 13 0 24-2 35-8 11-5 21-12 31-22zM12493 113l-20 71-68-27v-17l68-27zM12405 327c7-1 13-2 16-3 4-2 7-4 9-6 1-3 2-6 2-11v-158l61-36v194c0 5 1 8 2 11 2 2 5 4 9 6 3 1 9 2 16 3v22h-115zM12550 327c7-1 12-2 16-3 4-2 7-4 8-6 2-3 3-6 3-11v-114c0-13-3-22-10-28-5-6-14-9-27-9-7 0-14 1-22 4-7 3-15 7-22 12s-13 11-19 17v-18c7-11 16-21 27-30 10-8 21-15 33-20 11-5 22-8 33-8 22 0 38 6 50 18s17 29 17 51v125c0 5 1 8 3 11 1 2 4 4 8 6 4 1 9 2 16 3v22h-114zM12673 132c12-5 21-9 29-14 7-4 13-10 19-17 5-7 11-16 15-28h27v84h-90zM12763 287c0 8 2 14 6 20 5 5 11 8 20 11s20 5 33 5v22c-8 3-17 5-26 6-9 2-17 3-25 3-22 0-38-5-50-16s-18-27-18-48v-151h60zM12817 157h-76v-38h76zM13051 289c-10 23-23 39-40 49-16 11-35 16-56 16-23 0-42-5-59-14-17-10-31-23-40-41s-14-37-14-59c0-24 5-45 15-64 10-20 24-35 42-46s37-17 58-17c18 0 34 5 48 12 14 8 24 19 32 34 7 14 11 30 11 49v15h-161v-23l112-2-7 10c0-15-2-28-5-38-3-11-8-19-14-24-6-6-13-8-21-8-11 0-20 3-28 10-7 7-14 17-18 29-4 13-7 28-7 44 0 18 3 33 9 46 6 12 14 22 25 28 11 7 24 11 39 11 13 0 24-2 35-8 11-5 21-12 31-22zM13363 289c-10 23-23 39-40 49-16 11-35 16-56 16-22 0-42-5-59-14-17-10-31-23-40-41s-14-37-14-59c0-24 5-45 15-64 10-20 24-35 42-46s37-17 58-17c18 0 34 5 48 12 14 8 24 19 32 34 7 14 11 30 11 49v15h-161v-23l112-2-7 10c0-15-2-28-5-38-3-11-7-19-14-24-6-6-13-8-21-8-10 0-20 3-28 10-7 7-13 17-18 29-4 13-6 28-6 44 0 18 2 33 8 46 6 12 14 22 25 28 11 7 24 11 39 11 13 0 24-2 35-8 11-5 21-12 31-22zM13475 113l-20 71-68-27v-17l68-27zM13387 327c7-1 13-2 16-3 4-2 7-4 9-6 1-3 2-6 2-11v-158l61-36v194c0 5 1 8 2 11 2 2 5 4 8 6 4 1 10 2 17 3v22h-115zM13532 327c7-1 12-2 16-3 4-2 7-4 8-6 2-3 3-6 3-11v-114c0-13-3-22-10-28-6-6-14-9-27-9-7 0-14 1-22 4-7 3-15 7-22 12s-13 11-19 17v-18c7-11 16-21 26-30 11-8 22-15 34-20 11-5 22-8 33-8 22 0 38 6 50 18s17 29 17 51v125c0 5 1 8 3 11 1 2 4 4 8 6 4 1 9 2 16 3v22h-114zM13746 132c12-5 22-9 29-14 7-4 14-10 19-17 6-7 11-16 16-28h27v84h-91zM13837 287c0 8 2 14 6 20 4 5 11 8 19 11 9 3 20 5 34 5v22c-9 3-18 5-27 6-9 2-17 3-25 3-21 0-38-5-50-16s-17-27-17-48v-151h60zM13891 157h-77v-38h77zM13986 184l-67-27v-17l67-27h21zM14007 306c0 4 1 8 3 11s5 5 9 7c5 1 11 2 19 3v22h-119v-22c7-1 12-2 16-3 4-2 7-4 8-6 2-3 3-6 3-11v-158l61-36zM13999 193c9-17 17-31 24-42s14-21 22-27c7-7 14-11 22-11 3 0 6 1 9 2s5 3 7 4v56h-12c-12 0-21 1-29 3-9 3-16 6-23 12-6 5-13 12-20 22zM14308 289c-10 23-23 39-40 49-16 11-35 16-56 16-22 0-42-5-59-14-17-10-30-23-40-41-9-18-14-37-14-59 0-24 5-45 15-64 10-20 24-35 42-46s37-17 58-17c18 0 34 5 48 12 14 8 24 19 32 34 8 14 11 30 11 49v15h-161v-23l112-2-7 10c0-15-1-28-5-38-3-11-7-19-14-24-5-6-13-8-21-8-10 0-20 3-28 10-7 7-13 17-18 29-4 13-6 28-6 44 0 18 2 33 8 46 6 12 14 22 25 28 11 7 24 11 39 11 13 0 24-2 35-8 11-5 21-12 31-22zM14362 271c5 20 13 36 23 45 10 10 22 14 36 14 9 0 16-1 23-3 6-3 11-7 15-12s6-11 6-19c0-6-2-11-5-15-2-4-7-8-13-12-6-3-14-6-25-9-3-1-7-2-11-3-18-4-33-9-44-15s-19-14-25-23c-5-9-7-19-7-32 0-15 3-27 11-38s19-20 32-26c14-6 30-10 48-10 16 0 30 2 44 6 13 3 25 8 36 15v54h-28c-4-17-11-29-20-38s-20-13-34-13c-7 0-14 1-19 4-6 2-10 6-13 10-3 5-4 10-4 15 0 7 1 12 4 16s8 7 14 11c7 3 17 6 28 9 21 4 37 9 49 16 13 6 21 14 27 23 5 9 8 21 8 35 0 15-4 30-12 42s-19 21-34 27c-14 6-32 9-51 9-17 0-32-2-48-6-15-4-28-11-38-19v-58zM14619 132c12-5 21-9 29-14 7-4 14-10 19-17 6-7 11-16 15-28h27v84h-90zM14709 287c0 8 2 14 7 20 4 5 10 8 19 11s20 5 33 5v22c-8 3-17 5-26 6-9 2-17 3-25 3-22 0-38-5-50-16s-18-27-18-48v-151h60zM14763 157h-76v-38h76zM14997 289c-10 23-23 39-40 49-16 11-35 16-57 16s-41-5-59-14c-16-10-30-23-39-41s-14-37-14-59c0-24 5-45 15-64 10-20 24-35 42-46 17-11 37-17 58-17 18 0 34 5 48 12 14 8 24 19 32 34 7 14 11 30 11 49v15h-161v-23l112-2-7 10c0-15-2-28-5-38-3-11-8-19-14-24-6-6-13-8-21-8-11 0-20 3-28 10s-14 17-18 29c-4 13-7 28-7 44 0 18 3 33 9 46 6 12 14 22 25 28 11 7 24 11 39 11 13 0 24-2 35-8 11-5 21-12 31-22zM15051 271c5 20 13 36 23 45 9 10 22 14 36 14 9 0 16-1 23-3 6-3 11-7 15-12s5-11 5-19c0-6-1-11-4-15s-7-8-13-12c-6-3-14-6-25-9-4-1-7-2-11-3-18-4-33-9-44-15s-19-14-25-23c-5-9-8-19-8-32 0-15 4-27 12-38s18-20 32-26 30-10 47-10c16 0 31 2 44 6 14 3 26 8 36 15v54h-27c-4-17-11-29-20-38s-21-13-34-13c-7 0-14 1-20 4-5 2-9 6-12 10-3 5-5 10-5 15 0 7 2 12 5 16s7 7 14 11c7 3 16 6 28 9 21 4 37 9 49 16 12 6 21 14 27 23 5 9 8 21 8 35 0 15-4 30-12 42s-19 21-34 27-32 9-52 9c-16 0-32-2-47-6s-28-11-39-19v-58zM15229 132c12-5 22-9 29-14 7-4 14-10 19-17 6-7 11-16 16-28h27v84h-91zM15320 287c0 8 2 14 6 20 4 5 11 8 19 11 9 3 20 5 34 5v22c-9 3-18 5-27 6-8 2-17 3-25 3-21 0-38-5-50-16-11-11-17-27-17-48v-151h60zM15374 157h-77v-38h77zM15436 271c5 20 13 36 23 45 9 10 22 14 36 14 9 0 16-1 23-3 6-3 11-7 15-12s5-11 5-19c0-6-1-11-4-15s-7-8-13-12c-6-3-14-6-25-9-4-1-7-2-11-3-18-4-33-9-44-15s-19-14-25-23c-5-9-8-19-8-32 0-15 4-27 12-38s18-20 32-26 30-10 47-10c16 0 31 2 44 6 14 3 26 8 36 15v54h-27c-4-17-11-29-20-38s-21-13-34-13c-7 0-14 1-20 4-5 2-9 6-12 10-3 5-5 10-5 15 0 7 2 12 5 16s7 7 14 11c7 3 16 6 28 9 21 4 37 9 49 16 12 6 21 14 27 23 5 9 8 21 8 35 0 15-4 30-12 42s-19 21-34 27-32 9-52 9c-16 0-32-2-47-6s-28-11-39-19v-58zM15712 62c0-7 2-14 5-19 3-6 8-11 14-14 6-4 12-5 20-5 7 0 13 1 19 5 6 3 10 8 14 14 3 5 5 12 5 19s-2 14-5 19c-4 6-8 11-14 14-6 4-13 5-20 5s-13-1-19-5c-6-3-11-8-14-14-3-5-5-12-5-19zM15762 184l-67-27v-17l67-27h21zM15783 307c0 5 0 8 2 11 2 2 4 4 8 5 4 2 10 3 17 4v22h-115v-22c7-1 12-2 16-4 4-1 7-3 8-5 2-3 3-6 3-11v-158l61-36zM15918 113l-20 71-67-27v-17l67-27zM15831 327c7-1 12-2 16-3 4-2 7-4 8-6 2-3 3-6 3-11v-158l60-36v194c0 5 1 8 3 11 1 2 4 4 8 6 4 1 9 2 16 3v22h-114zM15975 327c7-1 12-2 16-3 4-2 7-4 8-6 2-3 3-6 3-11v-114c0-13-3-22-9-28s-15-9-27-9c-7 0-15 1-22 4-8 3-16 7-23 12s-13 11-19 17v-18c8-11 17-21 27-30 10-8 22-15 33-20s23-8 34-8c21 0 38 6 49 18 12 12 18 29 18 51v125c0 5 1 8 2 11 2 2 5 4 8 6 4 1 10 2 17 3v22h-115zM16311 106l-67-32v-17l67-32h21zM16332 289c0 5 1 9 2 12 2 4 5 6 8 8 4 1 10 3 17 3v22l-67 19h-21v-291l61-37zM16292 176c-9-13-17-22-26-27-8-5-17-8-28-8-14 0-25 4-35 12-10 7-17 18-23 31-5 14-7 30-7 48 0 17 2 32 6 45 5 12 12 21 21 29 8 6 19 10 32 10 7 0 15-2 23-5 8-4 15-9 22-16 7-6 13-14 17-23l5 16c-7 14-15 27-25 37s-20 17-32 22-24 7-37 7c-18 0-34-5-49-14-14-9-26-22-34-40-9-16-13-34-13-54 0-26 5-49 16-69 10-20 24-36 43-47 18-11 40-17 64-17 14 0 28 3 41 9 14 5 25 12 35 21zM16588 289c-10 23-24 39-40 49-16 11-35 16-57 16s-42-5-59-14c-17-10-30-23-40-41-9-18-13-37-13-59 0-24 5-45 15-64 10-20 24-35 41-46 18-11 38-17 59-17 18 0 34 5 47 12 14 8 25 19 32 34 8 14 12 30 12 49v15h-162v-23l112-2-6 10c0-15-2-28-5-38-3-11-8-19-14-24-6-6-13-8-22-8-10 0-19 3-27 10s-14 17-18 29c-5 13-7 28-7 44 0 18 3 33 9 46 6 12 14 22 25 28 11 7 24 11 39 11 12 0 24-2 34-8 12-5 22-12 31-22zM16675 184l-67-27v-17l67-27h21zM16696 409c0 4 0 8 2 10 2 3 4 5 8 6 4 2 10 3 17 4v21h-115v-21c7-1 12-2 16-4 4-1 7-3 8-6 2-2 3-6 3-10v-260l61-36zM16667 179c7-14 16-26 25-36 10-10 21-17 32-22 12-5 24-8 37-8 18 0 35 5 49 15 15 9 26 22 34 39 9 16 13 34 13 54 0 26-5 49-15 69-10 21-25 37-43 48-19 11-40 16-64 16-15 0-29-2-42-8-14-5-25-12-34-22l15-33c9 13 18 22 26 27 8 6 18 8 29 8 13 0 24-4 34-11s18-19 23-32c6-14 8-30 8-48s-2-32-7-44c-4-13-11-22-20-29-9-6-20-9-32-9-8 0-15 1-23 4-8 4-16 9-22 15-7 6-13 14-18 22zM17096 289c-10 23-24 39-40 49-16 11-35 16-57 16s-42-5-59-14c-17-10-30-23-40-41-9-18-13-37-13-59 0-24 5-45 15-64 10-20 24-35 41-46 18-11 37-17 59-17 18 0 34 5 47 12 14 8 25 19 32 34 8 14 12 30 12 49v15h-162v-23l112-2-6 10c0-15-2-28-5-38-3-11-8-19-14-24-6-6-13-8-22-8-10 0-19 3-27 10s-14 17-18 29c-5 13-7 28-7 44 0 18 3 33 9 46 6 12 14 22 25 28 11 7 24 11 39 11 12 0 24-2 34-8 11-5 22-12 31-22zM17207 113l-20 71-67-27v-17l67-27zM17120 327c7-1 12-2 16-3 4-2 7-4 8-6 2-3 3-6 3-11v-158l60-36v194c0 5 1 8 3 11 1 2 4 4 8 6 4 1 9 2 16 3v22h-114zM17264 327c7-1 12-2 16-3 4-2 7-4 8-6 2-3 3-6 3-11v-114c0-13-3-22-9-28s-15-9-27-9c-7 0-14 1-22 4s-15 7-23 12c-7 5-13 11-19 17v-18c8-11 17-21 27-30 11-8 22-15 33-20s23-8 34-8c21 0 38 6 49 18 12 12 18 29 18 51v125c0 5 1 8 2 11 2 2 5 4 8 6 4 1 10 2 17 3v22h-115zM17600 106l-67-32v-17l67-32h21zM17621 289c0 5 0 9 2 12 2 4 4 6 8 8 4 1 10 3 17 3v22l-68 19h-20v-291l61-37zM17581 176c-9-13-17-22-26-27-8-5-18-8-29-8-13 0-24 4-34 12-10 7-17 18-23 31-5 14-8 30-8 48 0 17 3 32 7 45 5 12 12 21 20 29 9 6 20 10 32 10 8 0 16-2 24-5 8-4 15-9 22-16 6-6 12-14 17-23l5 16c-7 14-15 27-25 37s-20 17-32 22-24 7-37 7c-18 0-35-5-49-14s-26-22-34-40c-9-16-13-34-13-54 0-26 5-49 15-69 11-20 25-36 43-47 19-11 41-17 65-17 14 0 28 3 41 9 14 5 25 12 35 21zM17684 62c0-7 2-14 5-19 3-6 8-11 14-14 6-4 12-5 20-5 7 0 13 1 19 5 6 3 10 8 14 14 3 5 5 12 5 19s-2 14-5 19c-4 6-8 11-14 14-6 4-13 5-20 5s-13-1-19-5c-6-3-11-8-14-14-3-5-5-12-5-19zM17734 184l-67-27v-17l67-27h21zM17755 307c0 5 0 8 2 11 2 2 4 4 8 5 4 2 10 3 17 4v22h-115v-22c7-1 12-2 16-4 4-1 7-3 8-5 2-3 3-6 3-11v-158l61-36zM18012 289c-10 23-23 39-39 49-17 11-35 16-57 16s-42-5-59-14c-17-10-30-23-40-41-9-18-14-37-14-59 0-24 5-45 15-64 11-20 25-35 42-46 18-11 37-17 59-17 18 0 33 5 47 12 14 8 25 19 32 34 8 14 12 30 12 49v15h-162v-23l112-2-7 10c0-15-1-28-5-38-3-11-7-19-13-24-6-6-13-8-22-8-10 0-19 3-27 10s-14 17-19 29c-4 13-6 28-6 44 0 18 3 33 9 46 5 12 14 22 24 28 11 7 24 11 40 11 12 0 23-2 34-8 11-5 21-12 31-22zM18124 113l-20 71-67-27v-17l67-27zM18037 327c6-1 12-2 16-3 4-2 6-4 8-6 2-3 3-6 3-11v-158l60-36v194c0 5 1 8 2 11 2 2 5 4 9 6 4 1 9 2 16 3v22h-114zM18181 327c7-1 12-2 16-3 4-2 7-4 8-6 2-3 3-6 3-11v-114c0-13-3-22-9-28s-15-9-27-9c-7 0-15 1-22 4-8 3-16 7-23 12s-13 11-19 17v-18c8-11 16-21 27-30 10-8 21-15 33-20 11-5 22-8 33-8 22 0 39 6 50 18 12 12 18 29 18 51v125c0 5 0 8 2 11 2 2 4 4 8 6 4 1 10 2 17 3v22h-115zM18304 132c12-5 21-9 29-14 7-4 14-10 19-17 6-7 11-16 16-28h27v84h-91zM18395 287c0 8 2 14 6 20 4 5 10 8 19 11s20 5 34 5v22c-9 3-18 5-27 6-9 2-17 3-25 3-22 0-38-5-50-16s-17-27-17-48v-151h60zM18449 157h-77v-38h77zM18682 289c-10 23-23 39-39 49-17 11-36 16-57 16-22 0-42-5-59-14-17-10-30-23-40-41-9-18-14-37-14-59 0-24 5-45 15-64 10-20 24-35 42-46s37-17 59-17c17 0 33 5 47 12 14 8 24 19 32 34 8 14 11 30 11 49v15h-161v-23l112-2-7 10c0-15-1-28-5-38-3-11-7-19-14-24-5-6-13-8-21-8-10 0-20 3-28 10-7 7-13 17-18 29-4 13-6 28-6 44 0 18 3 33 8 46 6 12 15 22 25 28 11 7 24 11 39 11 13 0 24-2 35-8 11-5 21-12 31-22zM18736 271c5 20 13 36 23 45 10 10 22 14 36 14 9 0 16-1 23-3 6-3 12-7 15-12 4-5 6-11 6-19 0-6-2-11-5-15-2-4-7-8-13-12-6-3-14-6-25-9-3-1-7-2-11-3-18-4-32-9-44-15-11-6-19-14-25-23-5-9-7-19-7-32 0-15 4-27 11-38 8-11 19-20 32-26 14-6 30-10 48-10 16 0 30 2 44 6 13 3 25 8 36 15v54h-28c-4-17-11-29-20-38s-20-13-33-13c-8 0-15 1-20 4-6 2-10 6-13 10-3 5-4 10-4 15 0 7 1 12 4 16s8 7 14 11c7 3 17 6 28 9 21 4 37 9 49 16 13 6 21 14 27 23 5 9 8 21 8 35 0 15-4 30-12 42s-19 21-34 27c-14 6-32 9-51 9-17 0-32-2-48-6-15-4-28-11-38-19v-58zM18921 170c0-7 1-14 5-20 3-6 8-11 14-14 6-4 13-6 20-6s13 2 19 6 11 9 14 14c4 6 6 13 6 20s-2 14-6 19c-3 6-8 11-14 15-6 3-12 5-19 5s-14-2-20-5c-6-4-11-9-14-15-4-6-5-12-5-19zM18921 313c0-7 1-15 5-20 3-7 8-12 14-15s13-5 20-5 13 2 19 5 11 8 14 15c4 5 6 13 6 20s-2 13-6 20c-3 6-8 10-14 14-6 3-12 5-19 5s-14-2-20-5c-6-4-11-8-14-14-4-7-5-13-5-20z">
          <text:p/>
        </draw:path>
        <draw:frame draw:style-name="gr2" draw:text-style-name="P3" draw:layer="layout" svg:width="4.481cm" svg:height="0.577cm" svg:x="0.988cm" svg:y="15.44cm">
          <draw:text-box>
            <text:p text:style-name="P2"><text:span text:style-name="T1">estadísti</text:span><text:span text:style-name="T1">ca </text:span><text:span text:style-name="T1">formal </text:span><text:span text:style-name="T1">son:</text:span></text:p>
          </draw:text-box>
        </draw:frame>
        <draw:path draw:style-name="gr1" draw:text-style-name="P1" draw:layer="layout" svg:width="13.36cm" svg:height="0.451cm" svg:x="1.019cm" svg:y="18.085cm" svg:viewBox="0 0 13361 452" svg:d="M0 208c0-30 5-58 14-84 9-25 21-48 36-69 14-21 31-39 48-55h28c-24 33-42 66-54 101s-18 70-18 107c0 35 6 70 18 105s30 68 54 101h-28c-17-16-34-34-48-55-15-20-27-44-36-69-9-26-14-53-14-82zM155 323c34-26 61-50 81-69 20-20 36-38 46-55 10-19 15-36 15-54 0-11-2-21-7-30-4-8-11-15-19-19-8-5-18-7-30-7-13 0-24 3-35 8-10 6-20 15-30 27l-16-11c10-25 25-44 43-57s39-19 65-19c20 0 37 4 52 11s26 18 34 31c8 14 12 30 12 48 0 21-6 41-19 61-12 20-30 39-53 57-23 19-51 38-85 57v-12h160v58h-214zM524 208c0 29-5 56-14 82-9 25-21 49-36 69-15 21-31 39-48 55h-28c24-33 42-66 54-101s18-70 18-105c0-37-6-72-18-107s-30-68-54-101h28c17 16 33 34 48 55s27 44 36 69c9 26 14 54 14 84zM645 326c10 0 17-2 23-4 5-2 9-5 11-10 3-4 4-10 4-18v-198c0-7-1-13-4-18-2-4-6-8-11-10-6-2-13-3-23-4v-22h142v22c-10 1-17 2-23 4-5 2-9 6-11 10-3 5-4 11-4 18v192c0 8 2 15 4 20 3 5 8 8 13 10 7 3 15 4 25 4h11c14 0 25-3 35-7s19-12 28-21c8-11 16-24 23-41h25l-18 95h-250zM1158 345c-6 2-12 4-19 5-6 2-12 3-18 3-17 0-29-5-38-13-8-8-12-20-12-36v-129c0-13-3-24-9-31s-15-10-27-10c-10 0-19 3-25 10-6 6-9 16-9 27v28h-43c-4-3-8-6-10-11-3-5-4-12-4-17 0-11 4-21 12-29 8-9 19-16 33-21s29-8 46-8c20 0 37 3 52 9 14 7 25 16 33 28 7 12 11 27 11 44v108c0 5 1 9 2 11 2 3 5 5 9 7 3 2 9 3 16 3zM1080 308c-10 15-22 27-36 35-13 7-28 11-45 11-11 0-22-3-32-8-9-5-16-12-21-20-5-9-8-19-8-30 0-17 5-31 16-42 10-11 25-19 46-25l87-25v21l-57 17c-12 4-20 9-25 15-5 7-7 15-7 25 0 6 1 11 4 17 3 4 7 8 12 11s11 5 17 5c9 0 17-3 26-8 9-4 16-11 23-19zM1458 290c-8 20-21 36-37 47s-35 17-57 17c-21 0-40-5-56-15-17-10-30-23-39-40-10-18-14-37-14-59 0-24 5-46 15-66 10-19 24-34 42-45 17-11 37-16 59-16 16 0 30 3 43 8 12 5 22 12 29 21 8 9 11 19 11 30 0 5-1 12-4 16-3 5-6 8-11 11h-39v-12c0-17-3-29-9-37-6-9-15-13-26-13s-20 3-28 10-14 16-18 28c-4 13-6 27-6 44s3 32 8 45c6 13 15 23 25 31 11 7 23 10 38 10 11 0 22-2 32-7s19-12 28-22zM1589 354c-21 0-40-5-57-15s-30-23-39-40c-10-18-14-38-14-60 0-23 5-44 15-64 10-19 24-34 41-45s36-17 57-17 40 5 57 15c16 10 29 23 38 41 10 18 15 38 15 60s-6 43-16 62c-10 20-23 35-41 46-17 11-36 17-56 17zM1593 331c10 0 19-4 25-10 7-7 12-17 15-30 4-14 5-30 5-50 0-21-2-39-6-54-5-17-10-29-18-38-7-9-16-13-27-13-9 0-18 4-25 10-7 7-12 17-15 30-4 14-5 31-5 51 0 21 2 39 6 54 4 16 10 28 18 37 8 8 17 13 27 13zM1811 113l-20 71-67-28v-16l67-27zM1724 327c7-1 12-2 16-4 4-1 6-4 8-6s3-6 3-10v-158l60-36v194c0 4 1 8 2 10 2 2 5 5 9 6 4 2 9 3 16 4v21h-114zM1868 327c7-1 12-2 16-4 4-1 7-4 8-6 2-2 3-6 3-10v-114c0-13-3-22-9-28-6-7-15-10-27-10-7 0-15 2-22 5-8 3-16 7-23 12s-13 11-19 18v-19c8-12 16-21 27-30 10-9 21-16 33-20 11-5 22-8 33-8 22 0 39 6 50 17 12 12 18 29 18 52v125c0 4 0 8 2 10s4 5 8 6c4 2 10 3 17 4v21h-115zM2007 327c7-1 13-2 16-4 4-1 7-4 9-6 1-2 2-6 2-10v-189c0-18 5-34 16-49 10-14 25-25 44-33 20-8 42-12 68-12 19 0 36 2 51 6s26 9 34 17c8 7 12 15 12 25 0 5-1 10-5 14-3 5-7 8-12 11h-49v-13c0-13-4-23-10-30-7-6-16-10-28-10-13 0-24 3-33 9s-16 14-20 25c-5 11-8 24-8 40v188c0 4 2 8 4 11 2 2 5 5 10 6 5 2 11 3 20 4v21h-121zM2004 130c14-3 26-8 35-14 10-7 19-15 29-26h20v66h-84zM2233 156h-161v-38h161zM2166 327c6-1 12-3 16-4 4-2 6-4 8-6s3-6 3-10v-189l40-5h20v194c0 4 1 8 2 10 2 2 5 4 9 6 4 1 9 3 16 4v21h-114zM2467 136c11-5 20-8 26-10 7-3 12-5 17-6 4-1 8-2 13-2h13v38h-69zM2412 113c18 0 35 3 49 10 14 6 26 16 34 28s12 25 12 41c0 15-5 29-13 43-9 13-21 23-36 30-15 8-31 11-49 11s-35-3-49-9c-15-7-26-16-34-28s-12-25-12-40c0-16 4-31 13-44s21-23 35-31c16-7 32-11 50-11zM2409 134c-12 0-22 5-28 15-7 9-10 23-10 42 0 13 2 24 5 33 4 10 9 17 15 23 6 5 13 8 21 8 12 0 21-5 28-14 6-10 9-24 9-42 0-12-2-24-5-34-4-9-9-17-15-22-6-6-13-9-20-9zM2375 359c-13 0-23 3-30 9-8 7-11 15-11 25 0 8 2 15 8 21 5 6 12 10 22 13 9 3 20 5 33 5h16c14 0 27-2 38-6 11-3 19-8 26-15 6-7 9-14 9-22 0-9-3-16-9-20-6-5-15-8-26-8h-102v-10c-13 0-23-4-31-12-7-7-11-18-11-31 0-9 2-18 8-25 5-8 12-15 21-19 10-5 21-8 33-9l6 15c-9 0-17 2-22 6-5 3-7 8-7 14s2 11 5 13c4 4 9 5 15 5h97c15 0 28 3 38 8 11 5 19 12 25 22 6 9 9 21 9 34 0 14-5 28-17 40-10 12-25 22-44 29-18 8-39 11-62 11h-15c-20 0-39-2-55-7-16-4-28-11-37-19-10-8-14-18-14-28 0-9 3-18 9-26 7-8 15-14 26-19s23-8 35-8h21v14zM2616 184l-66-28v-16l66-27h21zM2637 275c0 12 3 21 9 27s16 9 28 9c7 0 14-1 22-4 7-3 15-7 22-12s14-11 19-17v18c-7 11-16 21-27 30-10 9-21 15-33 20-11 5-22 8-33 8-22 0-39-6-51-18-11-12-17-29-17-51v-135l61-37zM2761 184l-68-28v-16l68-27h20zM2781 290c0 5 1 8 2 11 2 3 5 6 9 7 4 2 10 3 16 4v21l-67 20h-20v-203l60-37zM2895 184l-67-28v-16l67-27h20zM2915 305c0 5 1 9 3 12 2 2 6 5 10 6 4 2 11 3 19 4v21h-119v-21c7-1 12-2 16-4 4-1 6-4 8-6s3-6 3-10v-158l60-36zM2908 194c8-18 16-33 23-44 8-11 15-20 22-27 8-7 15-10 22-10 4 0 7 0 9 2 3 1 6 2 7 4v55h-12c-11 0-21 1-29 4-8 2-15 7-22 12-7 6-13 13-20 22zM3232 345c-6 2-12 4-19 5-6 2-13 3-19 3-16 0-28-5-37-13s-13-20-13-36v-129c0-13-3-24-9-31s-14-10-26-10c-11 0-19 3-26 10-6 6-9 16-9 27v28h-42c-5-3-8-6-11-11-2-5-3-12-3-17 0-11 4-21 12-29 8-9 19-16 33-21 13-5 29-8 46-8 20 0 37 3 51 9 15 7 26 16 33 28 8 12 12 27 12 44v108c0 5 0 9 2 11 2 3 5 5 8 7 4 2 9 3 17 3zM3153 308c-10 15-22 27-35 35-14 7-28 11-45 11-12 0-22-3-32-8-9-5-16-12-21-20-6-9-8-19-8-30 0-17 5-31 15-42s26-19 47-25l87-25v21l-58 17c-11 4-19 9-24 15-5 7-8 15-8 25 0 6 2 11 4 17 3 4 7 8 12 11s11 5 17 5c9 0 18-3 26-8 9-4 17-11 23-19zM3449 290c-9 20-21 36-37 47s-35 17-57 17c-21 0-40-5-57-15-16-10-29-23-39-40-9-18-14-37-14-59 0-24 5-46 15-66 10-19 25-34 42-45 18-11 38-16 60-16 15 0 30 3 42 8 13 5 23 12 30 21s11 19 11 30c0 5-2 12-4 16-3 5-7 8-12 11h-38v-12c0-17-3-29-9-37-7-9-16-13-27-13s-20 3-27 10c-8 7-14 16-19 28-4 13-6 27-6 44s3 32 9 45 14 23 25 31c11 7 23 10 37 10 12 0 22-2 32-7s20-12 29-22zM3486 61c0-7 2-13 5-19 4-5 8-10 14-13 6-4 13-6 20-6s13 2 19 6c6 3 11 8 14 13 3 6 5 12 5 20 0 7-2 13-5 19s-8 10-14 14c-6 3-12 5-20 5-7 0-13-2-19-5-6-4-10-8-14-14-3-6-5-12-5-20zM3537 184l-68-28v-16l68-27h20zM3557 307c0 4 1 8 2 10 2 2 5 4 8 6 4 1 10 3 17 4v21h-115v-21c7-1 13-3 16-4 4-2 7-4 9-6 1-2 2-6 2-10v-158l61-36zM3715 354c-21 0-40-5-57-15-16-10-30-23-39-40-9-18-14-38-14-60 0-23 5-44 15-64 10-19 24-34 41-45 18-11 37-17 57-17 21 0 40 5 57 15s29 23 39 41c9 18 14 38 14 60s-5 43-16 62c-9 20-23 35-40 46-18 11-37 17-57 17zM3719 331c10 0 19-4 26-10 6-7 11-17 15-30 3-14 4-30 4-50 0-21-2-39-6-54-4-17-10-29-18-38-7-9-16-13-26-13s-19 4-26 10c-6 7-11 17-15 30-3 14-5 31-5 51 0 21 2 39 6 54 5 16 11 28 18 37 8 8 17 13 27 13zM3698 99l30-78h66l-59 78zM3938 113l-21 71-67-28v-16l67-27zM3850 327c7-1 12-2 16-4 4-1 7-4 8-6 2-2 3-6 3-10v-158l61-36v194c0 4 0 8 2 10s4 5 8 6c4 2 10 3 17 4v21h-115zM3994 327c7-1 13-2 16-4 4-1 7-4 9-6 1-2 2-6 2-10v-114c0-13-3-22-9-28-6-7-15-10-27-10-7 0-14 2-22 5s-15 7-23 12c-7 5-13 11-18 18v-19c7-12 16-21 26-30 11-9 22-16 33-20 11-5 23-8 34-8 21 0 38 6 49 17 12 12 18 29 18 52v125c0 4 1 8 2 10 2 2 5 5 8 6 4 2 10 3 17 4v21h-115zM4321 354c-21 0-40-5-57-15-16-10-30-23-39-40-9-18-14-38-14-60 0-23 5-44 15-64 10-19 24-34 41-45 18-11 36-17 57-17s40 5 57 15c16 10 29 23 38 41 10 18 15 38 15 60s-5 43-16 62c-10 20-23 35-40 46-18 11-37 17-57 17zM4325 331c10 0 19-4 26-10 6-7 11-17 14-30 4-14 5-30 5-50 0-21-2-39-6-54-4-17-10-29-18-38-7-9-16-13-26-13s-19 4-26 10c-6 7-11 17-15 30-3 14-5 31-5 51 0 21 2 39 6 54 4 16 11 28 18 37 8 8 17 13 27 13zM4304 99l29-78h67l-59 78zM4521 184l-67-28v-16l67-27h21zM4542 408c0 5 1 8 2 11 2 2 5 4 8 6 4 1 10 3 17 4v21h-115v-21c7-1 12-3 16-4 4-2 7-4 8-6 2-3 3-6 3-11v-259l61-36zM4513 178c7-13 16-25 26-35 9-10 20-18 32-22 11-5 23-8 36-8 18 0 35 5 50 14 14 10 26 23 34 39 8 18 12 36 12 55 0 27-5 50-15 70s-24 35-43 46-40 17-64 17c-14 0-28-3-42-8-14-6-25-13-34-22l15-33c9 13 18 22 26 27 9 5 18 8 29 8 13 0 25-4 35-11 10-8 17-18 22-32 6-14 9-30 9-48 0-17-3-32-8-44-4-13-11-23-20-29-9-7-20-10-32-10-7 0-15 2-23 5s-15 8-22 14c-7 7-13 15-18 24zM4726 131c11-4 21-9 28-13 8-5 14-11 20-18 5-7 10-16 15-27h27v83h-90zM4816 287c0 8 2 15 6 19 5 5 11 9 19 12 9 2 20 4 34 5v21c-9 3-18 5-26 7-9 2-18 3-26 3-21 0-38-6-49-17-12-11-18-26-18-47v-152h60zM4870 156h-77v-38h77zM4916 61c0-7 1-13 5-19 3-5 8-10 13-13 6-4 13-6 20-6s14 2 20 6c5 3 10 8 13 13 4 6 5 12 5 20 0 7-1 13-5 19-3 6-8 10-13 14-6 3-13 5-20 5s-14-2-20-5c-5-4-10-8-13-14-4-6-5-12-5-20zM4966 184l-67-28v-16l67-27h20zM4986 307c0 4 1 8 2 10 2 2 5 4 9 6 4 1 9 3 16 4v21h-114v-21c7-1 12-3 16-4 4-2 6-4 8-6s3-6 3-10v-158l60-36zM5122 113l-20 71-68-28v-16l68-27zM5034 327c7-1 13-2 16-4 4-1 7-4 9-6 1-2 2-6 2-10v-158l61-36v194c0 4 1 8 2 10 2 2 5 5 8 6 4 2 10 3 17 4v21h-115zM5175 327c7-1 12-2 16-4 4-1 7-4 8-6 2-2 3-6 3-10v-116c0-12-3-21-9-27s-15-9-26-9c-7 0-15 2-22 5-8 2-15 6-22 11s-13 11-18 17v-19c7-11 16-21 26-29 11-9 21-15 32-20 12-5 23-7 33-7 22 0 38 6 49 17 12 11 18 28 18 50v127c0 4 0 8 2 10s4 5 8 6c4 2 10 3 17 4v21h-115zM5315 327c7-1 13-2 16-4 4-1 7-4 9-6s2-6 2-10v-116c0-12-3-21-8-27-6-6-15-9-27-9-7 0-14 2-22 5-7 2-14 6-21 11s-14 11-19 17v-19c8-11 16-21 26-29 11-9 21-15 33-20 11-5 22-7 32-7 22 0 38 6 49 17 12 11 18 28 18 50v127c0 4 0 8 2 10s5 5 9 6c4 2 9 3 16 4v21h-115zM5675 345c-6 2-12 4-20 5-6 2-13 3-19 3-16 0-28-5-37-13s-13-20-13-36v-129c0-13-3-24-9-31s-14-10-26-10c-11 0-19 3-26 10-6 6-9 16-9 27v28h-42c-5-3-8-6-11-11-2-5-3-12-3-17 0-11 4-21 12-29 8-9 19-16 33-21 13-5 29-8 46-8 20 0 37 3 51 9 15 7 26 16 33 28 8 12 12 27 12 44v108c0 5 0 9 2 11 2 3 5 5 8 7 5 2 10 3 18 3zM5596 308c-11 15-23 27-36 35-14 7-28 11-45 11-12 0-22-3-32-8-9-5-16-12-21-20-6-9-8-19-8-30 0-17 5-31 15-42s26-19 47-25l87-25v21l-58 17c-11 4-19 9-24 15-5 7-8 15-8 25 0 6 2 11 4 17 3 4 7 8 12 11s11 5 17 5c9 0 18-3 26-8 9-4 17-11 24-19zM5981 290c-10 21-23 37-40 48-16 10-35 16-57 16s-41-5-59-15c-17-9-30-23-39-40-10-17-14-37-14-59 0-23 5-45 15-65 10-19 24-35 42-46 17-11 37-16 58-16 18 0 34 4 48 12 13 8 24 19 31 33 8 14 12 31 12 50v16h-161v-23l111-3-6 11c0-16-2-30-5-40-3-11-8-18-14-24-6-5-13-8-21-8-11 0-20 4-28 11s-14 16-18 29c-5 13-7 28-7 45 0 18 3 33 9 45 6 13 14 22 25 29 11 6 24 10 39 10 12 0 24-3 35-7 11-5 21-13 31-23zM6035 272c5 19 13 34 22 44 10 9 22 14 37 14 9 0 16-1 22-4 7-3 12-7 16-11 3-6 5-12 5-18s-1-11-4-16c-3-4-7-8-13-11s-14-6-25-9c-4-1-7-2-11-3-18-4-33-9-44-16-11-6-19-13-25-22-5-9-8-20-8-33 0-15 4-28 12-39s18-19 32-26c14-6 30-9 47-9 16 0 31 2 44 5 14 4 25 9 36 16v54h-27c-5-17-11-30-20-38-9-9-21-13-34-13-7 0-14 1-20 3-5 3-9 6-12 11-3 4-5 9-5 15s2 11 5 16c3 4 7 8 14 11s16 6 28 9c21 4 37 10 49 16s21 14 27 24c5 9 8 21 8 34 0 16-4 30-12 41-8 12-19 21-34 27s-32 10-52 10c-16 0-32-2-47-6-15-5-28-11-39-19v-57zM6554 135c-4-16-9-30-16-40-8-11-17-19-29-25-12-5-25-8-40-8-21 0-39 6-54 16s-27 25-35 45c-8 19-12 42-12 70 0 27 4 51 13 71 9 21 21 36 36 47 16 11 34 17 54 17 14 0 26-3 36-8 11-5 21-14 29-26 9-12 18-28 27-48h24l-14 79c-13 9-30 16-49 21s-38 8-58 8c-32 0-61-7-87-20-25-12-44-31-59-54-14-23-21-49-21-79 0-32 8-60 22-85s34-44 59-58 54-21 85-21c21 0 42 2 62 8 19 4 36 11 50 19v71zM6677 184l-67-28v-16l67-27h21zM6698 275c0 12 3 21 9 27s15 9 27 9c7 0 15-1 22-4 8-3 15-7 22-12 8-5 14-11 20-17v18c-8 11-17 21-27 30-11 9-22 15-34 20-11 5-22 8-33 8-22 0-39-6-50-18-12-12-17-29-17-51v-135l61-37zM6821 184l-67-28v-16l67-27h21zM6842 290c0 5 0 8 2 11s5 6 9 7c4 2 9 3 16 4v21l-67 20h-21v-203l61-37zM6956 184l-68-28v-16l68-27h20zM6976 305c0 5 1 9 3 12 2 2 5 5 10 6 4 2 10 3 18 4v21h-119v-21c7-1 13-2 16-4 4-1 7-4 9-6 1-2 2-6 2-10v-158l61-36zM6968 194c9-18 17-33 24-44s15-20 22-27 15-10 22-10c3 0 6 0 9 2 3 1 5 2 7 4v55h-12c-11 0-21 1-29 4-8 2-16 7-22 12-7 6-14 13-21 22zM7089 61c0-7 2-13 5-19 3-5 8-10 14-13 5-4 12-6 19-6s14 2 20 6c6 3 10 8 14 13 3 6 5 12 5 20 0 7-2 13-5 19-4 6-8 10-14 14-6 3-13 5-20 5s-14-2-19-5c-6-4-11-8-14-14s-5-12-5-20zM7139 184l-67-28v-16l67-27h20zM7159 307c0 4 1 8 3 10 1 2 4 4 8 6 4 1 9 3 16 4v21h-114v-21c7-1 12-3 16-4 4-2 7-4 8-6 2-2 3-6 3-10v-158l60-36zM7317 354c-21 0-40-5-57-15-16-10-29-23-39-40-9-18-13-38-13-60 0-23 5-44 14-64 11-19 24-34 42-45 17-11 36-17 57-17s40 5 56 15c17 10 30 23 39 41s14 38 14 60-5 43-15 62c-10 20-24 35-41 46s-36 17-57 17zM7322 331c10 0 18-4 25-10 7-7 12-17 15-30 3-14 5-30 5-50 0-21-2-39-7-54-4-17-10-29-17-38-8-9-17-13-27-13s-18 4-25 10c-7 7-12 17-16 30-3 14-5 31-5 51 0 21 2 39 6 54 5 16 11 28 19 37 8 8 17 13 27 13zM7484 272c5 19 13 34 23 44 10 9 22 14 36 14 9 0 17-1 23-4s12-7 15-11c4-6 6-12 6-18s-2-11-5-16c-2-4-7-8-13-11s-14-6-25-9c-3-1-7-2-11-3-18-4-32-9-44-16-11-6-19-13-25-22-5-9-7-20-7-33 0-15 4-28 11-39 8-11 19-19 32-26 14-6 30-9 48-9 16 0 31 2 44 5 13 4 25 9 36 16v54h-28c-4-17-11-30-20-38-9-9-20-13-33-13-8 0-14 1-20 3-6 3-10 6-13 11-3 4-4 9-4 15s1 11 4 16c3 4 8 8 14 11 7 3 17 6 28 9 21 4 37 10 50 16 12 6 20 14 26 24 6 9 8 21 8 34 0 16-4 30-12 41-8 12-19 21-34 27-14 6-31 10-51 10-17 0-32-2-48-6-15-5-28-11-38-19v-57zM7682 61c0-7 2-13 5-19 3-5 8-10 14-13 6-4 12-6 20-6 6 0 13 2 19 6 6 3 10 8 14 13 3 6 5 12 5 20 0 7-2 13-5 19-4 6-8 10-14 14-6 3-13 5-20 5s-13-2-19-5c-6-4-11-8-14-14s-5-12-5-20zM7732 184l-67-28v-16l67-27h21zM7753 307c0 4 0 8 2 10s4 4 8 6c4 1 10 3 17 4v21h-115v-21c7-1 12-3 16-4 4-2 7-4 8-6 2-2 3-6 3-10v-158l61-36zM8002 105l-66-32v-16l66-33h21zM8023 290c0 5 1 8 3 11 1 3 4 6 8 7 4 2 9 3 16 4v21l-67 20h-20v-291l60-38zM7984 175c-9-12-18-21-26-26s-18-8-29-8c-13 0-25 4-35 12-9 7-17 17-22 32-5 14-8 29-8 47s2 33 7 45c4 12 11 22 20 28 9 7 19 10 32 10 8 0 15-2 23-5s16-8 22-14c7-7 13-15 18-23l5 15c-7 14-16 27-26 36-9 10-20 17-31 22-12 5-25 8-37 8-18 0-35-5-49-14-15-10-26-23-35-39-8-17-12-35-12-55 0-25 5-48 15-69 10-20 25-36 43-47 19-11 40-17 65-17 14 0 28 3 41 8s25 13 35 22zM8290 345c-6 2-12 4-19 5-6 2-12 3-18 3-17 0-29-5-38-13-8-8-12-20-12-36v-129c0-13-4-24-9-31-6-7-15-10-27-10-11 0-19 3-25 10-6 6-10 16-10 27v28h-42c-4-3-8-6-10-11-3-5-4-12-4-17 0-11 4-21 12-29 8-9 19-16 33-21s29-8 46-8c20 0 37 3 51 9 15 7 26 16 34 28 7 12 11 27 11 44v108c0 5 1 9 2 11 2 3 5 5 9 7 3 2 9 3 16 3zM8212 308c-10 15-22 27-36 35-13 7-28 11-45 11-11 0-22-3-32-8-9-5-16-12-21-20-5-9-8-19-8-30 0-17 5-31 16-42 10-11 25-19 46-25l87-25v21l-57 17c-12 4-20 9-25 15-5 7-7 15-7 25 0 6 1 11 4 17 3 4 6 8 12 11 5 3 10 5 17 5 9 0 17-3 26-8 9-4 16-11 23-19zM8506 105l-67-32v-16l67-33h21zM8527 290c0 5 0 8 2 11s4 6 8 7c4 2 10 3 17 4v21l-68 20h-20v-291l61-38zM8487 175c-9-12-18-21-26-26s-18-8-29-8c-13 0-24 4-34 12-10 7-17 17-23 32-5 14-8 29-8 47s3 33 7 45c5 12 11 22 20 28 9 7 20 10 32 10 8 0 16-2 23-5 8-3 16-8 23-14 6-7 12-15 17-23l5 15c-7 14-15 27-25 36-10 10-21 17-32 22-12 5-24 8-37 8-18 0-35-5-49-14-15-10-26-23-34-39-9-17-13-35-13-55 0-25 5-48 15-69 11-20 25-36 43-47 19-11 41-17 65-17 14 0 28 3 41 8 14 5 25 13 35 22zM8781 354c-25 0-47-7-66-20s-34-32-44-56c-11-24-16-51-16-81 0-32 5-60 16-84 10-24 25-43 44-56 20-13 42-20 66-20 25 0 47 6 66 20 19 13 34 31 45 55 10 24 16 51 16 83 0 31-6 58-16 83-11 24-26 42-46 56-19 13-41 20-65 20zM8791 325c10 0 19-4 26-11 8-8 14-19 17-33 4-15 6-32 6-53 0-31-3-60-8-85-6-24-15-44-26-57-11-14-23-21-36-21-10 0-19 4-26 12-7 7-13 18-17 33-3 14-5 32-5 52 0 33 3 61 8 86 6 24 14 43 24 57 11 13 23 20 37 20zM8939 312c0-7 2-13 5-19 4-6 9-11 14-14 7-4 13-6 20-6s14 2 20 6c6 3 11 8 14 14 4 6 5 12 5 19s-1 14-5 20c-3 6-8 11-14 14-6 4-13 5-20 5s-13-1-20-5c-5-3-10-8-14-14-3-6-5-13-5-20zM9072 335c49-13 85-35 110-64s38-66 38-110c0-19-3-36-8-50-5-15-12-26-21-34-10-8-20-12-32-12-11 0-20 3-28 8s-14 13-18 23c-4 9-6 21-6 34 0 14 2 26 7 37 6 11 13 20 23 26 9 6 20 9 32 9 11 0 21-3 30-7 10-5 19-12 26-22l1 22c-10 15-23 26-38 34s-31 12-48 12c-18 0-35-4-49-12-15-8-26-20-34-34-8-15-12-31-12-49 0-20 5-39 15-55 11-17 25-30 43-40 18-9 38-14 60-14 25 0 47 5 66 16 18 11 33 26 43 45 10 20 15 42 15 68 0 34-8 63-25 88-16 26-40 47-71 64-32 17-69 29-113 36zM9311 275c10 15 22 26 36 34s29 12 46 12c12 0 23-2 33-6s17-10 22-18c5-7 8-16 8-25 0-14-5-25-13-34-9-9-23-17-41-22-19-6-42-10-72-13l31-161h153v58h-150l15-8-12 63-13-15c55 5 96 16 124 35 28 20 42 46 42 79 0 20-5 37-15 52s-23 27-40 36c-18 8-38 12-60 12-28 0-52-6-70-17s-32-28-41-51zM9764 89v213h-34v-213zM9853 178v35h-211v-35zM10077 294c0 8 1 14 3 18 2 5 6 8 11 10 6 2 14 4 24 4v22h-143v-22c10 0 17-2 23-4 5-2 9-5 12-10 2-4 3-10 3-18v-198c0-7-1-13-3-18-3-4-7-7-12-9-6-2-13-4-23-5v-22h105zM10215 128c-3-15-8-28-14-36-5-8-13-14-22-18-9-3-21-5-37-5h-86v-27h183v86zM10128 182c8 0 14-2 18-4 4-3 8-7 10-13 3-6 5-14 7-25h23v109h-23c-2-10-4-18-7-24-2-6-6-10-10-12s-10-4-18-4h-72v-27zM10316 184l-67-28v-16l67-27h21zM10337 305c0 5 0 9 2 12 3 2 6 5 10 6 5 2 11 3 19 4v21h-119v-21c7-1 12-2 16-4 4-1 7-4 8-6 2-2 3-6 3-10v-158l61-36zM10329 194c9-18 17-33 24-44s14-20 22-27c7-7 14-10 22-10 3 0 6 0 9 2 2 1 5 2 7 4v55h-12c-12 0-22 1-30 4-8 2-15 7-22 12-6 6-13 13-20 22zM10495 184l-66-28v-16l66-27h21zM10516 275c0 12 3 21 9 27s15 9 28 9c6 0 14-1 22-4 7-3 15-7 22-12s14-11 19-17v18c-7 11-16 21-27 30-10 9-21 15-33 20s-23 8-33 8c-22 0-39-6-51-18-11-12-17-29-17-51v-135l61-37zM10640 184l-68-28v-16l68-27h20zM10660 290c0 5 1 8 2 11 2 3 5 6 9 7 4 2 9 3 16 4v21l-67 20h-21v-203l61-37zM10736 272c6 19 13 34 23 44 10 9 22 14 36 14 9 0 17-1 23-4 7-3 12-7 15-11 4-6 6-12 6-18s-2-11-4-16c-3-4-7-8-14-11-6-3-14-6-24-9-4-1-8-2-11-3-19-4-33-9-45-16-11-6-19-13-24-22-6-9-8-20-8-33 0-15 4-28 11-39 8-11 19-19 32-26 14-6 30-9 48-9 16 0 31 2 44 5 13 4 25 9 36 16v54h-28c-4-17-11-30-20-38-9-9-20-13-33-13-8 0-14 1-20 3-6 3-10 6-13 11-3 4-4 9-4 15s1 11 4 16c3 4 8 8 15 11 6 3 16 6 28 9 20 4 37 10 49 16s21 14 26 24c6 9 8 21 8 34 0 16-4 30-12 41-7 12-19 21-33 27-15 6-32 10-52 10-16 0-32-2-48-6-15-5-28-11-38-19v-57zM10915 131c12-4 21-9 29-13 7-5 13-11 19-18 5-7 10-16 15-27h27v83h-90zM11005 287c0 8 2 15 6 19 5 5 11 9 20 12 8 2 20 4 33 5v21c-9 3-17 5-26 7s-18 3-26 3c-21 0-37-6-49-17s-18-26-18-47v-152h60zM11059 156h-76v-38h76zM11155 184l-67-28v-16l67-27h20zM11175 305c0 5 1 9 3 12 2 2 6 5 10 6 4 2 11 3 19 4v21h-119v-21c7-1 12-2 16-4 4-1 6-4 8-6s3-6 3-10v-158l60-36zM11168 194c8-18 16-33 23-44 8-11 15-20 22-27 8-7 15-10 22-10 4 0 7 0 9 2 3 1 5 2 7 4v55h-12c-11 0-21 1-29 4-8 2-15 7-22 12-7 6-13 13-20 22zM11492 345c-6 2-13 4-19 5-6 2-13 3-19 3-16 0-29-5-37-13-9-8-13-20-13-36v-129c0-13-3-24-9-31s-15-10-26-10-19 3-26 10c-6 6-9 16-9 27v28h-42c-5-3-8-6-11-11-2-5-3-12-3-17 0-11 4-21 12-29 8-9 19-16 32-21 14-5 30-8 47-8 20 0 37 3 51 9 15 7 26 16 33 28 8 12 12 27 12 44v108c0 5 0 9 2 11 2 3 4 5 8 7s9 3 17 3zM11413 308c-10 15-22 27-35 35-14 7-29 11-45 11-12 0-23-3-32-8s-17-12-22-20c-5-9-7-19-7-30 0-17 5-31 15-42s26-19 46-25l88-25v21l-58 17c-11 4-20 9-25 15-4 7-7 15-7 25 0 6 1 11 4 17 3 4 7 8 12 11s11 5 17 5c9 0 18-3 26-8 9-4 17-11 23-19zM11709 290c-9 20-21 36-37 47s-35 17-57 17c-21 0-40-5-57-15-16-10-29-23-39-40-9-18-14-37-14-59 0-24 5-46 15-66 10-19 25-34 42-45 18-11 38-16 60-16 15 0 30 3 42 8 13 5 23 12 30 21s11 19 11 30c0 5-2 12-4 16-3 5-7 8-11 11h-39v-12c0-17-3-29-9-37-7-9-16-13-27-13s-20 3-27 10c-8 7-14 16-19 28-4 13-6 27-6 44s3 32 9 45 14 23 25 31c10 7 23 10 37 10 12 0 22-2 32-7s20-12 29-22zM11746 61c0-7 2-13 5-19 4-5 8-10 14-13 6-4 13-6 20-6s13 2 19 6c6 3 11 8 14 13 3 6 5 12 5 20 0 7-2 13-5 19s-8 10-14 14c-6 3-12 5-20 5-7 0-13-2-19-5-6-4-10-8-14-14-3-6-5-12-5-20zM11797 184l-68-28v-16l68-27h20zM11817 307c0 4 1 8 2 10 2 2 5 4 8 6 4 1 10 3 17 4v21h-115v-21c7-1 13-3 16-4 4-2 7-4 9-6 1-2 2-6 2-10v-158l61-36zM11975 354c-21 0-40-5-57-15-16-10-30-23-39-40-9-18-14-38-14-60 0-23 5-44 15-64 10-19 24-34 41-45 18-11 37-17 57-17 21 0 40 5 57 15 16 10 29 23 39 41 9 18 14 38 14 60s-5 43-16 62c-9 20-23 35-40 46-18 11-37 17-57 17zM11979 331c10 0 19-4 26-10 6-7 11-17 15-30 3-14 5-30 5-50 0-21-3-39-7-54-4-17-10-29-18-38-7-9-16-13-26-13s-19 4-26 10c-6 7-11 17-15 30-3 14-5 31-5 51 0 21 2 39 6 54 4 16 11 28 18 37 8 8 17 13 27 13zM11958 99l30-78h66l-59 78zM12198 113l-21 71-67-28v-16l67-27zM12110 327c7-1 12-2 16-4 4-1 7-4 8-6 2-2 3-6 3-10v-158l61-36v194c0 4 0 8 2 10s4 5 8 6c4 2 10 3 17 4v21h-115zM12254 327c7-1 13-2 16-4 4-1 7-4 9-6 1-2 2-6 2-10v-114c0-13-3-22-9-28-6-7-15-10-27-10-7 0-14 2-22 5s-15 7-23 12c-7 5-13 11-18 18v-19c7-12 16-21 26-30 11-9 22-16 33-20 11-5 23-8 34-8 21 0 38 6 49 17 12 12 18 29 18 52v125c0 4 1 8 2 10 2 2 5 5 8 6 4 2 10 3 17 4v21h-115zM12601 354c-25 0-47-7-66-20s-34-32-45-56c-10-24-16-51-16-81 0-32 6-60 16-84 11-24 26-43 45-56s42-20 66-20c25 0 47 6 66 20 19 13 34 31 44 55 11 24 16 51 16 83 0 31-5 58-16 83-10 24-25 42-45 56-19 13-41 20-65 20zM12611 325c10 0 19-4 26-11 8-8 13-19 17-33 4-15 6-32 6-53 0-31-3-60-9-85-6-24-14-44-25-57-11-14-23-21-36-21-11 0-19 4-26 12-7 7-13 18-17 33-4 14-5 32-5 52 0 33 2 61 8 86 6 24 14 43 24 57 11 13 23 20 37 20zM12759 312c0-7 2-13 5-19s8-11 14-14c6-4 13-6 20-6s13 2 19 6c6 3 11 8 15 14 3 6 5 12 5 19s-2 14-5 20c-4 6-9 11-15 14-6 4-12 5-19 5s-14-1-20-5c-6-3-11-8-14-14s-5-13-5-20zM12866 323c34-26 61-50 81-69 20-20 36-38 46-55 10-19 15-36 15-54 0-11-2-21-7-30-4-8-11-15-19-19-8-5-18-7-30-7-13 0-24 3-35 8-10 6-20 15-30 27l-16-11c11-25 25-44 43-57s40-19 65-19c20 0 37 4 52 11s26 18 34 31c8 14 12 30 12 48 0 21-6 41-19 61-12 20-30 39-53 57-23 19-51 38-85 57v-12h160v58h-214zM13235 354c-25 0-47-7-66-20s-34-32-45-56c-10-24-16-51-16-81 0-32 6-60 16-84 11-24 26-43 45-56 20-13 42-20 66-20 25 0 47 6 66 20 19 13 34 31 44 55 11 24 16 51 16 83 0 31-5 58-16 83-10 24-25 42-45 56-19 13-41 20-65 20zM13245 325c10 0 19-4 26-11 8-8 13-19 17-33 4-15 6-32 6-53 0-31-3-60-9-85-6-24-14-44-25-57-11-14-23-21-36-21-11 0-19 4-26 12-7 7-13 18-17 33-4 14-5 32-5 52 0 33 2 61 8 86 6 24 14 43 24 57 11 13 23 20 37 20z">
          <text:p/>
        </draw:path>
        <draw:frame draw:style-name="gr2" draw:text-style-name="P3" draw:layer="layout" svg:width="14.184cm" svg:height="0.577cm" svg:x="0.988cm" svg:y="17.028cm">
          <draw:text-box>
            <text:p text:style-name="P2"><text:span text:style-name="T1">p=0.004 </text:span><text:span text:style-name="T1">(original)</text:span><text:span text:style-name="T1">, </text:span><text:span text:style-name="T1">p=0.022 </text:span><text:span text:style-name="T1">(óptimo </text:span><text:span text:style-name="T1">2D), </text:span><text:span text:style-name="T1">p=0.034 </text:span><text:span text:style-name="T1">(curiosid</text:span><text:span text:style-name="T1">ad </text:span><text:span text:style-name="T1">extendid</text:span><text:span text:style-name="T1">a).</text:span></text:p>
          </draw:text-box>
        </draw:frame>
        <draw:frame draw:style-name="gr2" draw:text-style-name="P3" draw:layer="layout" svg:width="2.377cm" svg:height="0.577cm" svg:x="14.396cm" svg:y="17.98cm">
          <draw:text-box>
            <text:p text:style-name="P2"><text:span text:style-name="T1">, </text:span><text:span text:style-name="T1">superan</text:span><text:span text:style-name="T1">do</text:span></text:p>
          </draw:text-box>
        </draw:frame>
        <draw:frame draw:style-name="gr2" draw:text-style-name="P3" draw:layer="layout" svg:width="17.473cm" svg:height="0.577cm" svg:x="0.988cm" svg:y="18.615cm">
          <draw:text-box>
            <text:p text:style-name="P2"><text:span text:style-name="T1">estadísti</text:span><text:span text:style-name="T1">camente </text:span><text:span text:style-name="T1">a la </text:span><text:span text:style-name="T1">curiosid</text:span><text:span text:style-name="T1">ad pura </text:span><text:span text:style-name="T1">(p=0.022</text:span><text:span text:style-name="T1">, </text:span><text:span text:style-name="T1">d=0.263 </text:span><text:span text:style-name="T1">vs </text:span><text:span text:style-name="T1">p=0.034, </text:span><text:span text:style-name="T1">d=0.205)</text:span><text:span text:style-name="T1">. La </text:span><text:span text:style-name="T1">fricción</text:span></text:p>
          </draw:text-box>
        </draw:frame>
        <draw:path draw:style-name="gr1" draw:text-style-name="P1" draw:layer="layout" svg:width="10.655cm" svg:height="0.452cm" svg:x="1.019cm" svg:y="20.307cm" svg:viewBox="0 0 10656 453" svg:d="M0 207c0-29 5-56 14-82s21-49 36-69c14-21 31-39 48-56h28c-24 33-42 67-54 102s-18 70-18 105c0 36 6 72 18 106 12 35 30 69 54 102h-28c-17-16-34-35-48-55-15-21-27-44-36-70-9-25-14-53-14-83zM165 275c10 16 22 27 36 35 14 7 29 11 46 11 13 0 24-2 34-7 9-4 17-11 21-19 6-9 8-19 8-31 0-14-4-26-12-36s-19-19-35-24c-15-6-33-8-54-8v-24c17-1 32-4 44-8s21-10 27-17 9-16 9-26c0-7-2-13-5-19-4-5-8-9-15-12-6-3-13-5-21-5-13 0-24 3-35 9s-22 15-32 27l-16-11c10-24 23-42 42-54 17-13 38-19 62-19 17 0 31 3 43 9 13 5 22 13 29 23s11 21 11 34-4 25-12 35c-7 10-17 18-31 26-14 7-31 12-52 17l7-12c23 2 42 7 59 15 16 8 29 18 38 31s13 27 13 43c0 19-5 35-15 50-10 14-23 26-41 34-17 8-37 12-59 12-28 0-51-5-70-16-18-12-32-29-40-51zM530 207c0 30-5 58-14 83-9 26-21 49-36 70-15 20-31 39-48 55h-28c24-33 42-67 54-102 12-34 18-70 18-106 0-35-6-70-18-105s-30-69-54-102h28c17 17 33 35 48 56 15 20 27 43 36 69s14 53 14 82zM756 289c0 8 1 15 3 19 3 5 8 9 14 11s14 3 24 3h26c13 0 25-2 35-6 10-5 19-13 27-22 9-10 16-24 24-40h23l-16 95h-265v-22c10-1 17-2 23-4 5-2 9-6 12-10 2-5 3-11 3-18v-198c0-8-1-14-3-18-3-5-7-8-12-10-6-2-13-4-23-4v-22h105zM894 129c-3-16-8-28-14-37-5-8-13-14-22-17-9-4-21-6-37-6h-86v-26h183v86zM807 177c8 0 14-1 18-4 5-2 8-6 11-12s5-14 6-24h23v109h-23c-1-11-4-19-7-25-2-5-6-11-10-13-4-3-10-4-18-4h-72v-27zM1021 106l-67-32v-17l67-32h20zM1041 307c0 5 1 8 2 11 2 2 5 4 9 6 4 1 9 2 16 3v22h-114v-22c6-1 12-2 16-3 4-2 6-4 8-6 2-3 3-6 3-11v-247l60-35zM1370 106l-67-32v-17l67-32h21zM1391 290c0 5 0 9 2 12s4 5 8 7c4 1 10 3 17 3v22l-68 19h-20v-291l61-37zM1351 176c-9-13-18-22-26-27s-18-8-29-8c-13 0-24 4-34 12-10 7-17 18-23 31-5 14-8 31-8 49 0 17 3 32 7 45 5 12 12 21 20 28 9 6 20 10 32 10 8 0 16-2 24-5 7-4 15-8 22-15 6-6 12-14 17-23l5 16c-7 14-15 26-25 36s-20 17-32 22-24 7-37 7c-18 0-35-5-49-14s-26-22-34-39c-9-16-13-34-13-54 0-26 5-50 15-70 11-20 25-36 43-47 19-11 41-17 65-17 14 0 28 3 41 9 14 5 25 12 35 21zM1547 354c-21 0-40-5-57-14-17-10-30-24-39-41-9-18-14-37-14-60 0-22 5-44 15-63s24-35 41-46 36-17 57-17 40 5 57 15c16 10 29 24 38 42 10 17 15 36 15 59s-6 44-16 63-23 34-41 46c-17 11-36 16-56 16zM1551 331c10 0 19-3 25-10 7-7 12-16 15-30 4-13 5-30 5-50s-2-39-6-55-10-28-18-36c-7-9-16-13-26-13s-19 3-26 10c-6 7-12 17-15 30-4 13-5 30-5 50 0 21 2 39 6 55s10 28 18 36c8 9 17 13 27 13zM1769 113l-20 71-67-27v-17l67-27zM1682 327c7-1 12-2 16-3 4-2 6-4 8-6 2-3 3-6 3-11v-158l60-36v194c0 5 1 8 3 11 1 2 4 4 8 6 4 1 9 2 16 3v22h-114zM1822 327c7-1 13-2 16-3 4-2 7-4 9-6 1-3 2-6 2-11v-116c0-12-3-20-9-26-5-6-14-9-26-9-7 0-14 1-22 4-7 3-15 7-22 11-7 5-13 11-18 17v-18c8-11 16-21 27-30 10-8 21-15 32-19 11-5 22-8 33-8 21 0 37 6 49 17 11 12 17 28 17 50v127c0 5 1 8 2 11 2 2 5 4 8 6 4 1 10 2 17 3v22h-115zM1962 327c8-1 13-2 17-3 4-2 7-4 8-6 2-3 3-6 3-11v-116c0-12-3-20-9-26s-15-9-27-9c-7 0-14 1-21 4-8 3-15 7-22 11-7 5-13 11-19 17v-18c8-11 17-21 27-30 10-8 21-15 32-19 12-5 22-8 33-8 21 0 38 6 49 17 11 12 17 28 17 50v127c0 5 1 8 3 11 1 2 4 4 8 6 4 1 9 2 17 3v22h-116zM2118 62c0-7 1-14 5-19 3-6 8-11 13-14 6-4 13-5 20-5s14 1 20 5c5 3 10 8 13 14 4 5 5 12 5 19s-1 14-5 19c-3 6-8 11-13 14-6 4-13 5-20 5s-14-1-20-5c-5-3-10-8-13-14-4-5-5-12-5-19zM2168 184l-67-27v-17l67-27h20zM2188 307c0 5 1 8 2 11 2 2 5 4 9 5 4 2 9 3 16 4v22h-114v-22c7-1 12-2 16-4 4-1 6-3 8-5 2-3 3-6 3-11v-158l60-36zM2324 113l-20 71-68-27v-17l68-27zM2236 327c7-1 13-2 16-3 4-2 7-4 9-6 1-3 2-6 2-11v-158l61-36v194c0 5 1 8 2 11 2 2 5 4 8 6 5 1 10 2 17 3v22h-115zM2381 327c7-1 12-2 16-3 4-2 7-4 8-6 2-3 3-6 3-11v-114c0-13-3-22-10-28-5-6-14-9-27-9-7 0-14 1-22 4-7 3-15 7-22 12s-13 11-19 17v-18c7-11 16-21 26-30 11-8 22-15 34-20 11-5 22-8 33-8 22 0 38 6 50 18s17 29 17 51v125c0 5 1 8 3 11 1 2 4 4 8 6 4 1 9 2 16 3v22h-114zM2536 62c0-7 2-14 5-19 3-6 8-11 14-14 6-4 12-5 20-5 7 0 13 1 19 5 6 3 10 8 14 14 3 5 5 12 5 19s-2 14-5 19c-4 6-8 11-14 14-6 4-13 5-20 5s-13-1-19-5c-6-3-11-8-14-14-3-5-5-12-5-19zM2586 184l-67-27v-17l67-27h21zM2607 307c0 5 0 8 2 11 2 2 4 4 8 5 4 2 10 3 17 4v22h-115v-22c7-1 12-2 16-4 4-1 7-3 8-5 2-3 3-6 3-11v-158l61-36zM2765 354c-21 0-40-5-57-14-17-10-30-24-39-41-10-18-14-37-14-60 0-22 5-44 15-63s24-35 41-46 36-17 57-17 40 5 57 15c16 10 29 24 38 42 10 17 15 36 15 59s-6 44-16 63-23 34-41 46c-17 11-36 16-56 16zM2769 331c10 0 19-3 25-10 7-7 12-16 15-30 4-13 5-30 5-50s-2-39-6-55c-5-16-10-28-18-36-8-9-16-13-27-13-9 0-18 3-25 10-6 7-12 17-15 30-4 13-5 30-5 50 0 21 2 39 6 55s10 28 18 36c8 9 17 13 27 13zM2978 132c12-5 21-9 29-14 7-4 14-10 19-17 6-7 11-16 16-28h27v84h-91zM3069 288c0 8 2 14 6 19s10 8 19 11 20 5 34 5v22c-9 3-18 5-27 6-9 2-17 3-25 3-22 0-38-5-50-16s-17-27-17-47v-152h60zM3123 157h-77v-38h77zM3356 290c-10 22-23 38-40 48-16 11-35 16-56 16-22 0-42-5-59-14-17-10-31-23-40-40-9-18-14-37-14-59 0-24 5-46 15-65 10-20 24-35 42-46s37-17 58-17c18 0 34 5 48 12 14 8 24 19 32 34 7 14 11 30 11 49v16h-161v-24l112-2-7 10c0-15-2-28-5-38-3-11-7-19-14-24-6-6-13-8-21-8-10 0-20 3-28 10-7 7-14 17-18 29-4 13-7 28-7 45 0 18 3 33 9 46 6 12 14 22 25 28 11 7 24 10 39 10 13 0 24-2 35-7s21-12 31-22zM3236 100l30-78h66l-59 78zM3584 290c-9 21-21 37-37 48s-35 16-58 16c-20 0-39-5-56-14-16-10-29-24-39-41-9-17-14-37-14-58 0-25 5-47 15-66s24-34 42-45 38-17 60-17c15 0 30 3 42 8 13 5 23 13 30 22 7 8 11 18 11 29 0 6-2 11-5 16-2 4-6 8-11 10h-38v-12c0-16-3-28-10-36-6-8-15-12-26-12s-20 3-28 10c-7 6-13 16-18 28-4 12-6 26-6 43s3 33 9 46 14 23 25 30c10 7 23 11 37 11 12 0 22-3 32-8 10-4 20-11 29-21zM3690 113l-20 71-67-27v-17l67-27zM3603 327c6-1 12-2 16-3 4-2 6-4 8-6 2-3 3-6 3-11v-158l60-36v194c0 5 1 8 2 11 2 2 5 4 9 6 4 1 9 2 16 3v22h-114zM3747 327c7-1 12-2 16-3 4-2 7-4 8-6 2-3 3-6 3-11v-114c0-13-3-22-9-28s-15-9-27-9c-7 0-15 1-22 4-8 3-16 7-23 12s-13 11-19 17v-18c8-11 16-21 27-30 10-8 21-15 33-20 11-5 22-8 33-8 22 0 39 6 50 18 12 12 18 29 18 51v125c0 5 0 8 2 11 2 2 4 4 8 6 4 1 10 2 17 3v22h-115zM3902 62c0-7 2-14 5-19 4-6 8-11 14-14 6-4 12-5 20-5 7 0 13 1 19 5 6 3 11 8 14 14 3 5 5 12 5 19s-2 14-5 19c-3 6-8 11-14 14-6 4-12 5-20 5-7 0-13-1-19-5-6-3-10-8-14-14-3-5-5-12-5-19zM3952 184l-67-27v-17l67-27h21zM3973 307c0 5 1 8 2 11 2 2 5 4 8 5 4 2 10 3 17 4v22h-115v-22c7-1 12-2 16-4 4-1 7-3 8-5 2-3 3-6 3-11v-158l61-36zM4224 290c-8 21-20 37-36 48-17 11-36 16-58 16-21 0-39-5-56-14-17-10-30-24-39-41s-14-37-14-58c0-25 5-47 15-66s24-34 42-45c17-11 37-17 59-17 16 0 30 3 43 8s23 13 30 22c7 8 11 18 11 29 0 6-2 11-5 16-2 4-6 8-11 10h-38v-12c0-16-4-28-10-36s-15-12-26-12-20 3-28 10c-8 6-14 16-18 28s-6 26-6 43 3 33 9 46 14 23 25 30c10 7 23 11 37 11 11 0 22-3 32-8 10-4 19-11 29-21zM4356 354c-21 0-40-5-58-14-17-10-30-24-39-41-9-18-14-37-14-60 0-22 5-44 15-63s24-35 41-46c18-11 37-17 58-17s40 5 57 15c16 10 29 24 38 42 10 17 15 36 15 59s-6 44-16 63-23 34-41 46c-17 11-36 16-56 16zM4360 331c10 0 19-3 25-10 7-7 12-16 15-30 4-13 5-30 5-50s-2-39-6-55-10-28-18-36c-7-9-16-13-26-13s-19 3-26 10c-6 7-12 17-15 30s-5 30-5 50c0 21 2 39 6 55s10 28 18 36c8 9 17 13 27 13zM4781 290c-10 22-23 38-40 48-16 11-35 16-56 16-23 0-42-5-59-14-17-10-31-23-40-40-9-18-14-37-14-59 0-24 5-46 15-65 10-20 24-35 42-46 17-11 37-17 58-17 18 0 34 5 48 12 14 8 24 19 32 34 7 14 11 30 11 49v16h-161v-24l112-2-7 10c0-15-2-28-5-38-3-11-8-19-14-24-6-6-13-8-21-8-11 0-20 3-28 10s-14 17-18 29c-4 13-7 28-7 45 0 18 3 33 9 46 6 12 14 22 25 28 11 7 24 10 39 10 13 0 24-2 35-7s21-12 31-22zM4835 272c5 20 13 35 23 44 10 10 22 14 36 14 9 0 16-1 23-3 6-3 11-7 15-12s6-11 6-18c0-6-2-11-5-15s-7-8-13-12c-6-3-14-6-25-9-4-1-7-2-11-3-18-4-33-9-44-15s-19-14-25-23c-5-10-8-20-8-33 0-15 4-27 12-38s18-20 32-26 30-10 47-10 31 2 44 6c14 3 26 8 36 15v54h-27c-4-17-11-29-20-38s-21-13-34-13c-7 0-14 1-20 4-5 2-9 6-12 10-3 5-5 10-5 15 0 7 2 12 5 16s7 7 14 11c7 3 16 6 28 9 21 4 37 9 49 17 12 6 21 14 27 23 5 9 8 21 8 35 0 15-4 29-12 41s-19 21-34 27-32 9-52 9c-16 0-32-2-47-6s-28-11-39-19v-57zM5304 290c-10 22-24 38-40 48-16 11-35 16-57 16s-42-5-59-14c-17-10-30-23-40-40-9-18-13-37-13-59 0-24 5-46 14-65 11-20 25-35 42-46 18-11 37-17 59-17 18 0 34 5 47 12 14 8 25 19 32 34 8 14 12 30 12 49v16h-162v-24l112-2-6 10c0-15-2-28-5-38-3-11-8-19-14-24-6-6-13-8-22-8-10 0-19 3-27 10s-14 17-18 29c-5 13-7 28-7 45 0 18 3 33 9 46 6 12 14 22 25 28 11 7 24 10 39 10 12 0 24-2 34-7 11-5 22-12 31-22zM5395 106l-67-32v-17l67-32h20zM5415 307c0 5 1 8 3 11 1 2 4 4 8 6 4 1 9 2 16 3v22h-114v-22c7-1 12-2 16-3 4-2 7-4 8-6 2-3 3-6 3-11v-247l60-35zM5745 290c-8 21-20 37-36 48-17 11-36 16-58 16-21 0-39-5-56-14-17-10-30-24-39-41s-14-37-14-58c0-25 5-47 15-66s24-34 42-45c17-11 37-17 59-17 16 0 30 3 43 8s23 13 30 22c7 8 11 18 11 29 0 6-2 11-5 16-2 4-6 8-11 10h-38v-12c0-16-4-28-10-36s-15-12-26-12-20 3-28 10c-8 6-14 16-18 28s-6 26-6 43 3 33 9 46 14 23 25 30c10 7 23 11 37 11 11 0 22-3 32-8 10-4 19-11 29-21zM5876 354c-21 0-40-5-57-14-16-10-30-24-39-41-9-18-14-37-14-60 0-22 5-44 15-63s24-35 41-46c18-11 36-17 57-17s40 5 57 15c16 10 29 24 39 42 9 17 14 36 14 59s-5 44-16 63c-10 19-23 34-40 46-18 11-37 16-57 16zM5880 331c10 0 19-3 26-10 6-7 11-16 14-30 4-13 5-30 5-50s-2-39-6-55-10-28-18-36c-7-9-16-13-26-13s-19 3-26 10c-6 7-11 17-15 30-3 13-5 30-5 50 0 21 2 39 6 55s10 28 18 36c8 9 17 13 27 13zM6099 113l-21 71-67-27v-17l67-27zM6011 327c7-1 12-2 16-3 4-2 7-4 8-6 2-3 3-6 3-11v-158l61-36v194c0 5 0 8 2 11 1 2 4 4 8 6 4 1 10 2 17 3v22h-115zM6155 327c7-1 13-2 16-3 4-2 7-4 9-6 1-3 2-6 2-11v-114c0-13-3-22-9-28s-15-9-27-9c-7 0-14 1-22 4s-15 7-23 12c-7 5-13 11-18 17v-18c7-11 16-21 26-30 11-8 22-15 33-20s23-8 34-8c21 0 38 6 49 18 12 12 18 29 18 51v125c0 5 1 8 2 11 2 2 5 4 8 6 4 1 10 2 17 3v22h-115zM6278 132c12-5 22-9 29-14 7-4 14-10 19-17 6-7 11-16 16-28h27v84h-91zM6369 288c0 8 2 14 6 19s11 8 19 11c9 3 20 5 34 5v22c-9 3-18 5-27 6-8 2-17 3-25 3-21 0-38-5-50-16-11-11-17-27-17-47v-152h60zM6423 157h-77v-38h77zM6519 184l-68-27v-17l68-27h20zM6539 306c0 4 1 8 3 11s5 5 10 7c4 1 10 2 18 3v22h-119v-22c7-1 13-2 16-3 4-2 7-4 9-6 1-3 2-6 2-11v-158l61-36zM6531 193c9-17 17-31 24-42s15-21 22-27c7-7 15-11 22-11 3 0 6 1 9 2s5 3 7 4v56h-12c-12 0-21 1-29 3-8 3-16 6-22 12-7 5-14 12-21 22zM6741 354c-21 0-40-5-57-14-17-10-30-24-39-41-10-18-14-37-14-60 0-22 5-44 15-63s24-35 41-46 36-17 57-17 40 5 57 15c16 10 29 24 38 42 10 17 15 36 15 59s-6 44-16 63-23 34-41 46c-17 11-36 16-56 16zM6745 331c10 0 19-3 25-10 7-7 12-16 15-30 4-13 5-30 5-50s-2-39-6-55c-5-16-10-28-18-36-8-9-16-13-27-13-9 0-18 3-25 10s-12 17-15 30c-4 13-5 30-5 50 0 21 2 39 6 55s10 28 18 36c8 9 17 13 27 13zM6941 106l-67-32v-17l67-32h20zM6961 307c0 5 1 8 3 11 1 2 4 4 8 6 4 1 9 2 16 3v22h-114v-22c7-1 12-2 16-3 4-2 7-4 8-6 2-3 3-6 3-11v-247l60-35zM7176 113l-21 71-67-27v-17l67-27zM7088 327c7-1 12-2 16-3 4-2 7-4 8-6 2-3 3-6 3-11v-158l61-36v194c0 5 0 8 2 11 2 2 4 4 8 6 4 1 10 2 17 3v22h-115zM7233 327c6-1 12-2 15-3 4-2 7-4 9-6 2-3 3-6 3-11v-114c0-13-4-22-10-28s-15-9-27-9c-7 0-14 1-22 4s-15 7-23 12c-7 5-13 11-18 17v-18c7-11 16-21 26-30 11-8 22-15 33-20 12-5 23-8 34-8 22 0 38 6 50 18 11 12 17 29 17 51v125c0 5 1 8 2 11 2 2 5 4 9 6 4 1 9 2 16 3v22h-114zM7576 290c-10 22-23 38-40 48-16 11-35 16-57 16s-41-5-59-14c-17-10-30-23-39-40-10-18-14-37-14-59 0-24 5-46 15-65 10-20 24-35 42-46 17-11 37-17 58-17 18 0 34 5 47 12 14 8 25 19 32 34 8 14 12 30 12 49v16h-161v-24l111-2-6 10c0-15-2-28-5-38-3-11-8-19-14-24-6-6-13-8-21-8-11 0-20 3-28 10s-14 17-18 29c-5 13-7 28-7 45 0 18 3 33 9 46 6 12 14 22 25 28 11 7 24 10 39 10 12 0 24-2 35-7s21-12 31-22zM7763 137c11-5 20-9 27-11 6-2 12-4 16-5 5-2 9-2 13-2h13v38h-69zM7708 113c19 0 35 4 50 10 14 7 25 16 33 28s12 25 12 40c0 16-4 31-13 44-8 13-20 23-35 31-15 7-31 11-49 11-19 0-35-3-50-10-14-7-25-16-33-28-8-11-12-26-12-41s4-29 13-42 20-24 35-31c15-8 31-12 49-12zM7705 135c-12 0-21 5-28 14-6 10-9 24-9 42 0 12 1 24 5 34 3 9 8 17 15 22 6 6 13 8 21 8 12 0 21-4 27-14 6-9 10-23 10-42 0-13-2-24-6-33-3-10-8-17-14-23-6-5-13-8-21-8zM7672 359c-13 0-23 3-31 9-7 7-11 15-11 26 0 8 3 15 8 20 5 6 12 10 22 13 10 4 21 5 34 5h15c15 0 27-2 38-5 11-4 20-9 26-16 6-6 9-14 9-22s-3-15-9-20-14-7-26-7h-102v-11c-12 0-22-3-30-11s-12-18-12-31c0-10 3-18 8-26s12-14 22-19c9-4 20-7 33-9l6 16c-10 0-17 2-22 5-5 4-8 9-8 15s2 10 5 13c4 3 9 4 16 4h97c14 0 27 3 38 8s19 13 25 22c5 10 9 21 9 34 0 15-6 28-17 41-11 12-25 22-44 29s-40 11-62 11h-15c-21 0-39-3-55-7-16-5-29-11-38-20-9-8-14-17-14-27 0-9 3-18 10-26 6-8 15-15 26-20s22-7 35-7h21v13zM8071 345c-6 3-12 5-19 6-6 1-13 2-19 2-16 0-29-4-37-12-9-8-13-21-13-36v-129c0-14-3-24-9-31s-15-11-26-11-19 4-26 10c-6 7-9 16-9 28v26h-42c-5-2-8-6-11-11-2-5-3-10-3-16 0-10 4-20 12-29s19-16 32-21c14-5 30-8 47-8 20 0 37 4 51 10 15 6 26 15 33 27 8 12 12 27 12 44v108c0 5 0 9 2 12s4 5 8 7c4 1 9 2 17 3zM7992 308c-10 16-22 27-35 35-14 7-29 11-45 11-12 0-23-2-32-7s-17-12-22-21-7-19-7-30c0-16 5-30 15-41s26-20 46-25l88-26v21l-58 18c-11 4-20 8-25 15-4 6-7 14-7 24 0 6 1 12 4 17s7 9 12 12 11 4 17 4c9 0 18-2 26-7 9-5 17-11 23-19zM8076 132c12-5 21-9 29-14 7-4 13-10 19-17 5-7 10-16 15-28h27v84h-90zM8166 288c0 8 2 14 6 19 5 5 11 8 20 11 8 3 20 5 33 5v22c-9 3-17 5-26 6-9 2-18 3-26 3-21 0-37-5-49-16s-18-27-18-47v-152h60zM8220 157h-76v-38h76zM8266 62c0-7 2-14 5-19 3-6 8-11 14-14 5-4 12-5 19-5s14 1 20 5c6 3 10 8 14 14 3 5 5 12 5 19s-2 14-5 19c-4 6-8 11-14 14-6 4-13 5-20 5s-14-1-19-5c-6-3-11-8-14-14-3-5-5-12-5-19zM8316 184l-67-27v-17l67-27h20zM8336 307c0 5 1 8 3 11 1 2 4 4 8 5 4 2 9 3 16 4v22h-114v-22c7-1 12-2 16-4 4-1 7-3 8-5 2-3 3-6 3-11v-158l60-36zM8495 140c-9 1-16 3-21 5-4 2-6 5-7 9 0 3 1 9 4 16l45 117h-7l46-117c2-7 3-12 3-16-1-4-3-7-8-9-4-2-10-4-20-5v-21h87v21c-6 1-10 3-14 4-3 1-6 3-7 5-2 2-4 5-5 9l-85 193h-20l-88-192c-2-4-4-8-6-10s-5-4-8-5-7-3-13-4v-21h124zM8736 354c-21 0-40-5-57-14-17-10-30-24-39-41-10-18-14-37-14-60 0-22 5-44 15-63s24-35 41-46 36-17 57-17 40 5 57 15c16 10 29 24 38 42 10 17 15 36 15 59s-6 44-16 63-23 34-41 46c-17 11-36 16-56 16zM8740 331c10 0 19-3 25-10 7-7 12-16 15-30 4-13 5-30 5-50s-2-39-6-55c-5-16-10-28-18-36-8-9-16-13-27-13-9 0-18 3-25 10s-12 17-15 30c-4 13-5 30-5 50 0 21 2 39 6 55s10 28 18 36c8 9 17 13 27 13zM9015 184l-68-27v-17l68-27h20zM9035 409c0 4 1 8 2 10 2 3 5 5 8 6 4 2 10 3 17 4v21h-115v-21c7-1 13-2 16-4 4-1 7-3 9-6 1-2 2-6 2-10v-260l61-36zM9006 179c8-14 16-26 26-36s20-17 32-22c11-5 24-8 37-8 17 0 34 5 49 15 14 9 26 22 34 39 8 16 12 34 12 55 0 26-5 49-15 69s-24 36-43 47c-18 11-40 16-64 16-14 0-28-2-42-8-13-5-25-12-34-22l15-32c9 12 18 21 26 26 9 6 18 8 29 8 13 0 25-4 35-11s17-18 22-31c6-14 9-30 9-48s-3-33-8-45c-4-13-11-22-20-29-9-6-19-9-32-9-7 0-15 1-23 4-8 4-15 9-22 15s-13 14-18 22zM9435 290c-10 22-23 38-40 48-16 11-35 16-56 16-22 0-42-5-59-14-17-10-31-23-40-40-9-18-14-37-14-59 0-24 5-46 15-65 10-20 24-35 42-46s37-17 58-17c18 0 34 5 48 12 14 8 24 19 32 34 7 14 11 30 11 49v16h-161v-24l112-2-7 10c0-15-2-28-5-38-3-11-7-19-14-24-6-6-13-8-21-8-11 0-20 3-28 10-7 7-14 17-18 29-4 13-7 28-7 45 0 18 3 33 9 46 6 12 14 22 25 28 11 7 24 10 39 10 13 0 24-2 35-7s21-12 31-22zM9527 184l-68-27v-17l68-27h20zM9547 306c0 4 1 8 3 11s5 5 10 7c4 1 10 2 18 3v22h-119v-22c7-1 13-2 16-3 4-2 7-4 9-6 1-3 2-6 2-11v-158l61-36zM9539 193c9-17 17-31 24-42s14-21 22-27c7-7 15-11 22-11 3 0 6 1 9 2s5 3 7 4v56h-12c-12 0-21 1-29 3-8 3-16 6-22 12-7 5-14 12-21 22zM9644 327c7-1 12-2 16-3 4-2 7-4 8-6 2-3 3-6 3-11v-198c0-17 3-31 11-44 8-12 18-22 31-29 14-8 29-11 47-11 13 0 25 2 35 6 11 3 19 9 25 16s9 14 9 23c0 4-1 9-3 13-3 4-5 7-9 9h-41v-25c0-9-2-15-5-20-3-4-7-6-13-6-8 0-15 4-20 12-5 9-7 21-7 36v217c0 5 1 8 3 11s6 5 11 7c4 1 11 2 19 3v22h-120zM9641 131c9-3 17-6 24-9 7-4 14-8 20-13s13-11 19-19h21v67h-84zM9785 157h-77v-38h77zM10018 290c-10 22-23 38-39 48-17 11-35 16-57 16s-42-5-59-14c-17-10-30-23-40-40-9-18-14-37-14-59 0-24 5-46 15-65 11-20 25-35 42-46 18-11 37-17 59-17 18 0 33 5 47 12 14 8 25 19 32 34 8 14 12 30 12 49v16h-162v-24l112-2-7 10c0-15-1-28-5-38-3-11-7-19-13-24-6-6-13-8-22-8-10 0-19 3-27 10s-14 17-19 29c-4 13-6 28-6 45 0 18 3 33 9 46 5 12 14 22 24 28 11 7 24 10 40 10 12 0 24-2 34-7 11-5 21-12 31-22zM10246 290c-9 21-21 37-37 48s-35 16-57 16c-21 0-40-5-56-14-17-10-30-24-40-41-9-17-13-37-13-58 0-25 5-47 14-66 11-19 25-34 42-45 18-11 38-17 60-17 16 0 30 3 42 8 13 5 23 13 30 22 7 8 11 18 11 29 0 6-1 11-4 16-3 4-7 8-11 10h-39v-12c0-16-3-28-9-36-7-8-15-12-27-12-10 0-20 3-27 10-8 6-14 16-18 28-5 12-7 26-7 43s3 33 9 46 14 23 25 30 23 11 38 11c11 0 22-3 32-8 9-4 19-11 28-21zM10264 132c12-5 22-9 29-14 7-4 14-10 19-17 6-7 11-16 16-28h27v84h-91zM10355 288c0 8 2 14 6 19s11 8 19 11c9 3 20 5 34 5v22c-9 3-18 5-27 6-8 2-17 3-25 3-21 0-38-5-50-16-11-11-17-27-17-47v-152h60zM10409 157h-77v-38h77zM10543 354c-21 0-40-5-57-14-17-10-30-24-39-41-10-18-14-37-14-60 0-22 5-44 15-63s24-35 41-46 36-17 57-17 40 5 57 15c16 10 29 24 38 42 10 17 15 36 15 59s-6 44-16 63-23 34-41 46c-17 11-36 16-56 16zM10547 331c10 0 19-3 25-10 7-7 12-16 15-30 3-13 5-30 5-50s-2-39-6-55c-5-16-10-28-18-36-8-9-16-13-27-13-9 0-18 3-25 10s-12 17-15 30c-4 13-5 30-5 50 0 21 2 39 6 55s10 28 18 36c8 9 17 13 27 13z">
          <text:p/>
        </draw:path>
        <draw:frame draw:style-name="gr2" draw:text-style-name="P3" draw:layer="layout" svg:width="9.099cm" svg:height="0.577cm" svg:x="0.988cm" svg:y="19.25cm">
          <draw:text-box>
            <text:p text:style-name="P2"><text:span text:style-name="T1">cognitiv</text:span><text:span text:style-name="T1">a leve </text:span><text:span text:style-name="T1">potencia</text:span><text:span text:style-name="T1">, no </text:span><text:span text:style-name="T1">degrada, </text:span><text:span text:style-name="T1">el </text:span><text:span text:style-name="T1">efecto.</text:span></text:p>
          </draw:text-box>
        </draw:frame>
        <draw:frame draw:style-name="gr2" draw:text-style-name="P3" draw:layer="layout" svg:width="7.736cm" svg:height="0.577cm" svg:x="11.686cm" svg:y="20.203cm">
          <draw:text-box>
            <text:p text:style-name="P2"><text:span text:style-name="T1"><text:s/>— </text:span><text:span text:style-name="T1">todos </text:span><text:span text:style-name="T1">los p-</text:span><text:span text:style-name="T1">values </text:span><text:span text:style-name="T1">entre </text:span><text:span text:style-name="T1">0.50 y </text:span><text:span text:style-name="T1">0.94,</text:span></text:p>
          </draw:text-box>
        </draw:frame>
        <draw:frame draw:style-name="gr2" draw:text-style-name="P3" draw:layer="layout" svg:width="17.896cm" svg:height="0.577cm" svg:x="0.988cm" svg:y="20.838cm">
          <draw:text-box>
            <text:p text:style-name="P2"><text:span text:style-name="T1">con </text:span><text:span text:style-name="T1">efectos </text:span><text:span text:style-name="T1">consiste</text:span><text:span text:style-name="T1">ntement</text:span><text:span text:style-name="T1">e </text:span><text:span text:style-name="T1">negativo</text:span><text:span text:style-name="T1">s (d=-</text:span><text:span text:style-name="T1">0.14). </text:span><text:span text:style-name="T1">Demues</text:span><text:span text:style-name="T1">tra </text:span><text:span text:style-name="T1">especiﬁc</text:span><text:span text:style-name="T1">idad de </text:span><text:span text:style-name="T1">dominio: </text:span><text:span text:style-name="T1">la</text:span></text:p>
          </draw:text-box>
        </draw:frame>
        <draw:frame draw:style-name="gr2" draw:text-style-name="P3" draw:layer="layout" svg:width="18.544cm" svg:height="0.577cm" svg:x="0.988cm" svg:y="21.473cm">
          <draw:text-box>
            <text:p text:style-name="P2"><text:span text:style-name="T1">inyecció</text:span><text:span text:style-name="T1">n </text:span><text:span text:style-name="T1">emocion</text:span><text:span text:style-name="T1">al </text:span><text:span text:style-name="T1">potencia </text:span><text:span text:style-name="T1">el </text:span><text:span text:style-name="T1">pensami</text:span><text:span text:style-name="T1">ento </text:span><text:span text:style-name="T1">lateral </text:span><text:span text:style-name="T1">pero </text:span><text:span text:style-name="T1">contami</text:span><text:span text:style-name="T1">na el </text:span><text:span text:style-name="T1">procesa</text:span><text:span text:style-name="T1">miento </text:span><text:span text:style-name="T1">lógico</text:span></text:p>
          </draw:text-box>
        </draw:frame>
        <draw:path draw:style-name="gr1" draw:text-style-name="P1" draw:layer="layout" svg:width="9.131cm" svg:height="0.413cm" svg:x="1.019cm" svg:y="23.165cm" svg:viewBox="0 0 9132 414" svg:d="M0 208c0-29 5-58 14-84 9-25 21-48 36-69 14-21 31-39 48-55h28c-24 33-42 66-54 101s-18 71-18 107c0 35 6 70 18 105s30 68 54 101h-28c-17-16-34-34-48-55-15-20-27-44-36-69-9-26-14-53-14-82zM254 324c11 0 18-2 23-3 5-2 8-5 9-9 2-4 3-10 3-18v-198h5l-106 141v-11h222v38h-255v-28l148-196h52v254c0 8 1 14 3 18s5 7 10 9c5 1 12 3 23 3v24h-137zM565 208c0 29-5 56-14 82-9 25-21 49-36 69-15 21-31 39-49 55h-27c24-33 42-66 54-101s18-70 18-105c0-36-6-72-18-107s-30-68-54-101h27c18 16 34 34 49 55s27 44 36 69c9 26 14 55 14 84zM790 288c0 9 2 15 4 20 3 5 8 8 14 10 6 3 14 4 24 4h26c13 0 24-3 34-7 11-5 20-12 28-22s16-23 24-40h23l-16 95h-265v-22c10 0 17-2 23-4 5-2 9-5 11-10 3-4 4-10 4-18v-198c0-7-1-13-4-18-2-4-6-8-11-10-6-2-13-3-23-4v-22h104zM929 128c-3-15-8-28-14-36s-13-14-22-18c-9-3-22-5-37-5h-87v-27h183v86zM842 178c8 0 13-1 18-4s8-8 11-14c2-6 4-14 6-24h23v109h-23c-2-11-4-19-7-24-2-6-6-10-10-13-5-2-10-4-18-4h-73v-26zM1056 105l-68-32v-16l68-33h20zM1076 307c0 4 1 8 2 10 2 2 5 5 9 6 4 2 9 3 16 4v21h-115v-21c7-1 13-2 16-4 4-1 7-4 9-6 1-2 2-6 2-10v-247l61-36zM1197 326c8 0 14-1 18-3 5-1 9-4 11-7 3-3 6-7 8-11l108-265h39l-31 48-76 199c-4 10-5 17-5 23 2 5 5 9 10 12 5 2 14 4 25 4v22h-107zM1427 253h-158l11-27h136zM1381 326c10 0 18-2 24-4 6-3 9-7 9-12 1-6 0-13-4-23l-76-199 8-48h39l108 265c2 4 4 8 7 11s7 6 11 7c5 2 11 3 19 3v22h-145zM1568 272c5 19 12 34 22 44 10 9 22 14 37 14 8 0 16-1 22-4 7-3 12-7 16-11 3-6 5-12 5-18s-1-11-4-16c-3-4-7-8-13-11s-15-6-25-9c-4-1-8-2-11-3-18-4-33-9-44-16-11-6-20-13-25-22s-8-20-8-33c0-14 4-28 12-39 7-11 18-19 32-26 14-6 29-9 47-9 16 0 31 2 44 5 13 4 25 9 36 16v54h-28c-4-16-10-30-19-38-10-9-21-13-34-13-8 0-14 1-20 3-5 3-10 6-13 11-3 4-4 9-4 15 0 7 1 12 4 16s8 8 15 11 16 6 28 9c20 4 37 10 49 16s21 14 26 24c6 9 9 21 9 34 0 16-4 30-13 41-7 12-19 21-33 27-15 6-32 10-52 10-16 0-32-2-47-6-15-5-28-11-39-19v-57zM1858 354c-21 0-40-5-57-15-16-10-29-23-39-40-9-18-14-38-14-60 0-23 5-44 15-63 10-20 24-35 42-46 17-11 36-17 56-17 22 0 41 5 57 15 17 10 29 23 39 41 9 18 14 38 14 60s-5 43-15 62c-10 20-24 35-41 46-18 11-37 17-57 17zM1862 330c11 0 19-3 26-9 6-7 11-17 15-30 3-14 5-30 5-50 0-21-3-39-7-54-4-16-10-29-18-38-7-9-16-13-26-13s-19 4-25 10c-7 7-12 17-16 31-3 13-5 30-5 50 0 21 2 39 6 54 5 16 11 28 18 37 8 8 17 12 27 12zM2081 113l-21 71-67-28v-16l67-27zM1993 327c7-1 12-2 16-4 4-1 7-4 8-6 2-2 3-6 3-10v-158l61-36v194c0 4 0 8 2 10s4 5 8 6c4 2 10 3 17 4v21h-115zM2134 327c6-1 12-2 16-4 4-1 6-4 8-6s3-6 3-10v-116c0-11-3-20-9-27-6-6-15-9-27-9-7 0-14 2-22 5-7 2-14 6-21 12-7 5-13 10-18 16v-19c7-11 16-21 26-29 10-9 21-15 32-20s22-7 33-7c21 0 38 6 49 17s17 28 17 51v126c0 4 1 8 2 10 2 2 5 5 9 6 4 2 9 3 16 4v21h-114zM2274 327c7-1 12-2 16-4 4-1 7-4 8-6 2-2 3-6 3-10v-116c0-11-3-20-9-27-6-6-15-9-27-9-6 0-13 2-21 5-8 2-15 6-22 12-7 5-13 10-18 16v-19c7-11 16-21 26-29 10-9 21-15 33-20 11-5 22-7 32-7 22 0 38 6 49 17s17 28 17 51v126c0 4 1 8 3 10s5 5 8 6c4 2 10 3 17 4v21h-115zM2467 105l-67-32v-16l67-33h20zM2427 348v-291l60-33v298zM2476 325l-23 23h-26l49-41zM2466 291c9 13 17 22 26 27 8 5 18 8 28 8 14 0 25-4 35-11 10-8 17-18 23-32 5-14 8-30 8-48 0-17-2-32-7-44s-11-23-21-29c-8-7-19-10-32-10-7 0-15 2-23 5-7 3-15 8-22 15s-13 14-17 23l-5-16c7-14 15-26 25-36s21-18 32-22c12-5 24-8 37-8 18 0 34 5 49 14 15 10 26 23 34 39 9 18 13 36 13 55 0 27-5 50-16 70-10 20-24 35-43 46-18 11-39 17-64 17-14 0-28-3-41-8-14-6-26-13-35-22zM2738 184l-67-28v-16l67-27h21zM2759 305c0 5 1 9 3 12 2 2 5 5 9 6 5 2 11 3 19 4v21h-119v-21c7-1 12-2 16-4 4-1 7-4 8-6 2-2 3-6 3-10v-158l61-36zM2751 194c9-17 17-33 24-44s14-20 22-27c7-7 14-10 22-10 3 0 6 0 9 2 3 1 5 2 7 4v56h-12c-12 0-21 1-29 4-9 2-16 6-23 11-6 6-13 13-20 22zM2960 354c-21 0-40-5-56-15-17-10-30-23-39-40-10-18-14-38-14-60 0-23 5-44 15-63 10-20 24-35 41-46s36-17 57-17 40 5 57 15c16 10 29 23 38 41 10 18 14 38 14 60s-5 43-15 62c-10 20-24 35-41 46s-36 17-57 17zM2965 330c10 0 19-3 25-9 7-7 12-17 15-30 3-14 5-30 5-50 0-21-2-39-7-54-4-16-10-29-17-38-8-9-17-13-27-13s-18 4-25 10c-7 7-12 17-15 31-4 13-5 30-5 50 0 21 1 39 6 54 4 16 10 28 18 37 8 8 17 12 27 12zM3386 290c-10 21-24 37-40 48-16 10-35 16-57 16s-42-5-59-15c-17-9-30-23-40-40-9-17-13-37-13-59 0-23 5-45 15-64 10-20 24-36 41-47 18-11 37-16 59-16 18 0 34 4 47 12 14 8 25 19 32 33 8 15 12 31 12 50v16h-162v-23l112-3-6 11c0-16-2-29-5-40s-8-18-14-24c-6-5-13-8-22-8-10 0-19 4-27 11s-14 16-18 30c-5 12-7 27-7 44 0 18 3 33 9 45 6 13 14 22 25 29 11 6 24 10 39 10 12 0 24-3 34-7 11-5 22-13 31-23zM3440 272c5 19 12 34 22 44 10 9 22 14 37 14 8 0 16-1 22-4 7-3 12-7 16-11 3-6 5-12 5-18s-1-11-4-16c-3-4-7-8-14-11-5-3-14-6-24-9-4-1-8-2-11-3-18-4-33-9-44-16-11-6-20-13-25-22-6-9-8-20-8-33 0-14 4-28 12-39 7-11 18-19 32-26 13-6 29-9 47-9 16 0 31 2 45 5 13 4 25 9 36 16v54h-28c-4-16-11-30-21-38-9-9-20-13-33-13-8 0-14 1-20 3-6 3-10 6-13 11-3 4-4 9-4 15 0 7 1 12 4 16s8 8 15 11 16 6 28 9c20 4 38 10 50 16s21 14 26 24c6 9 9 21 9 34 0 16-5 30-13 41-7 12-19 21-33 27-16 6-33 10-53 10-16 0-32-2-47-6-16-5-28-11-39-19v-57zM3619 131c12-4 21-9 29-13 7-5 13-11 19-18 5-7 11-16 15-27h27v83h-90zM3709 287c0 8 2 15 6 19 5 5 11 9 20 12 9 2 20 4 33 5v21c-8 3-17 5-26 7s-17 3-25 3c-22 0-38-6-50-17s-18-26-18-47v-152h60zM3763 156h-76v-38h76zM4012 345c-6 2-12 4-18 5-7 2-13 3-19 3-16 0-29-5-38-13-8-8-12-20-12-36v-128c0-14-3-25-9-32s-15-10-27-10c-10 0-19 3-25 10-6 6-9 16-9 28v27h-43c-4-3-8-6-10-11s-4-11-4-16c0-12 4-22 13-30 8-9 18-16 32-21s29-8 46-8c20 0 37 3 52 9 14 7 25 16 33 28 7 12 11 28 11 44v108c0 5 1 9 2 11 2 3 5 5 9 7 3 2 9 3 16 3zM3934 308c-10 15-22 27-36 35-13 7-28 11-44 11-12 0-23-3-32-8-10-5-17-12-22-20-5-9-8-19-8-30 0-17 5-31 16-42 10-11 25-19 46-25l87-25v21l-57 17c-12 4-20 9-25 15-5 7-7 15-7 25 0 6 1 11 4 17 3 4 7 8 12 11s11 5 17 5c9 0 17-3 26-8 9-4 16-11 23-19zM3874 99l30-78h67l-59 78zM4318 290c-10 21-23 37-39 48-17 10-35 16-57 16s-42-5-59-15c-17-9-30-23-40-40-9-17-14-37-14-59 0-23 5-45 15-64 11-20 25-36 42-47 18-11 37-16 59-16 18 0 33 4 47 12s25 19 32 33c8 15 12 31 12 50v16h-162v-23l112-3-7 11c0-16-1-29-5-40-3-11-7-18-13-24-6-5-13-8-22-8-10 0-19 4-27 11s-14 16-19 30c-4 12-6 27-6 44 0 18 3 33 9 45 5 13 14 22 24 29 11 6 24 10 40 10 12 0 24-3 34-7 11-5 21-13 31-23zM4430 113l-20 71-67-28v-16l67-27zM4343 327c7-1 12-2 16-4 4-1 6-4 8-6s3-6 3-10v-158l60-36v194c0 4 1 8 2 10 2 2 5 5 9 6 4 2 9 3 16 4v21h-114zM4487 327c7-1 12-2 16-4 4-1 7-4 8-6 2-2 3-6 3-10v-114c0-12-3-21-9-28s-15-10-27-10c-7 0-15 2-22 5-8 3-16 7-23 13-7 5-13 10-19 17v-18c8-13 16-22 27-31 10-9 21-16 33-20 11-5 22-8 33-8 22 0 39 6 50 17 12 12 18 29 18 52v125c0 4 0 8 2 10s4 5 8 6c4 2 10 3 17 4v21h-115zM4771 105l-67-32v-16l67-33h20zM4791 307c0 4 1 8 3 10 1 2 4 5 8 6 4 2 9 3 16 4v21h-114v-21c7-1 12-2 16-4 4-1 7-4 8-6 2-2 3-6 3-10v-247l60-36zM5060 345c-6 2-12 4-19 5-6 2-12 3-18 3-17 0-29-5-38-13-8-8-13-20-13-36v-128c0-14-3-25-8-32-6-7-15-10-27-10-11 0-19 3-25 10-7 6-10 16-10 28v27h-42c-4-3-8-6-11-11-2-5-3-11-3-16 0-12 4-22 12-30 8-9 19-16 33-21s29-8 46-8c20 0 37 3 51 9 15 7 26 16 33 28 8 12 12 28 12 44v108c0 5 1 9 2 11 2 3 5 5 8 7 4 2 10 3 17 3zM4982 308c-11 15-23 27-36 35-13 7-28 11-45 11-12 0-22-3-32-8-9-5-16-12-21-20-5-9-8-19-8-30 0-17 5-31 16-42 10-11 25-19 46-25l87-25v21l-57 17c-12 4-20 9-25 15-5 7-7 15-7 25 0 6 1 11 3 17 3 4 7 8 13 11 5 3 10 5 17 5 9 0 17-3 26-8 8-4 16-11 23-19zM5158 327c7-1 12-2 16-4 4-1 6-4 8-6s3-6 3-10v-199c0-16 3-31 11-43 7-13 18-23 31-30 14-7 29-11 46-11 14 0 26 2 36 6 11 4 19 9 25 16s9 15 9 23c0 5-1 9-3 14-3 4-5 7-9 9h-42v-26c0-8-1-15-4-19-3-5-7-7-13-7-8 0-15 4-20 13-5 8-7 20-7 36v217c0 4 1 8 3 11 2 2 6 5 11 6 4 2 11 3 19 4v21h-120zM5154 130c10-2 18-6 25-9s14-8 20-13 13-11 19-18h21v66h-85zM5299 156h-77v-38h77zM5390 184l-67-28v-16l67-27h21zM5411 305c0 5 0 9 2 12 3 2 6 5 10 6 5 2 11 3 19 4v21h-119v-21c7-1 12-2 16-4 4-1 7-4 8-6 2-2 3-6 3-10v-158l61-36zM5403 194c9-17 17-33 24-44s14-20 22-27c7-7 14-10 22-10 3 0 6 0 8 2 3 1 6 2 8 4v56h-12c-12 0-22 1-30 4-8 2-15 6-22 11-6 6-13 13-20 22zM5612 354c-21 0-40-5-57-15-16-10-29-23-39-40-9-18-14-38-14-60 0-23 5-44 15-63 10-20 24-35 42-46 17-11 36-17 56-17 22 0 41 5 57 15 17 10 29 23 39 41 9 18 14 38 14 60s-5 43-15 62c-10 20-24 35-41 46-18 11-36 17-57 17zM5616 330c11 0 19-3 26-9 6-7 11-17 15-30 3-14 5-30 5-50 0-21-3-39-7-54-4-16-10-29-18-38-7-9-16-13-26-13s-19 4-25 10c-7 7-12 17-16 31-3 13-5 30-5 50 0 21 2 39 6 54 5 16 11 28 18 37 8 8 18 12 27 12zM5835 113l-21 71-67-28v-16l67-27zM5747 327c7-1 12-2 16-4 4-1 7-4 8-6 2-2 3-6 3-10v-158l61-36v194c0 4 0 8 2 10s5 5 8 6c4 2 10 3 17 4v21h-115zM5892 327c6-1 12-2 16-4 4-1 6-4 8-6s3-6 3-10v-114c0-12-4-21-10-28s-15-10-27-10c-7 0-14 2-22 5s-15 7-22 13c-7 5-14 10-19 17v-18c7-13 16-22 26-31 11-9 22-16 33-20 12-5 23-8 34-8 22 0 38 6 50 17 11 12 17 29 17 52v125c0 4 1 8 2 10 2 2 5 5 9 6 4 2 9 3 16 4v21h-114zM6015 131c11-4 21-9 28-13 8-5 14-11 20-18 5-7 10-16 15-27h27v83h-90zM6105 287c0 8 2 15 6 19 5 5 11 9 19 12 9 2 20 4 34 5v21c-9 3-18 5-26 7-9 2-18 3-26 3-21 0-38-6-49-17-12-11-18-26-18-47v-152h60zM6159 156h-76v-38h76zM6393 290c-10 21-23 37-40 48-16 10-35 16-57 16s-41-5-59-15c-17-9-30-23-39-40-10-17-14-37-14-59 0-23 5-45 15-64 10-20 24-36 42-47 17-11 37-16 58-16 18 0 34 4 47 12 14 8 25 19 32 33 8 15 12 31 12 50v16h-162v-23l112-3-6 11c0-16-2-29-5-40s-8-18-14-24c-6-5-13-8-21-8-11 0-20 4-28 11s-14 16-18 30c-5 12-7 27-7 44 0 18 3 33 9 45 6 13 14 22 25 29 11 6 24 10 39 10 12 0 24-3 35-7 11-5 21-13 30-23zM6484 184l-67-28v-16l67-27h21zM6505 305c0 5 0 9 2 12 3 2 6 5 10 6 5 2 11 3 19 4v21h-119v-21c7-1 12-2 16-4 4-1 7-4 8-6 2-2 3-6 3-10v-158l61-36zM6497 194c9-17 17-33 24-44s14-20 22-27c7-7 14-10 22-10 3 0 6 0 9 2 2 1 5 2 7 4v56h-12c-12 0-22 1-30 4-8 2-15 6-22 11-6 6-13 13-20 22zM6821 345c-6 2-12 4-19 5-6 2-12 3-19 3-16 0-28-5-37-13s-13-20-13-36v-128c0-14-3-25-9-32s-14-10-26-10c-11 0-19 3-25 10-7 6-10 16-10 28v27h-42c-5-3-8-6-11-11-2-5-3-11-3-16 0-12 4-22 12-30 8-9 19-16 33-21s29-8 46-8c20 0 37 3 51 9 15 7 26 16 33 28 8 12 12 28 12 44v108c0 5 1 9 2 11 2 3 5 5 8 7 4 2 9 3 17 3zM6743 308c-11 15-23 27-36 35-13 7-28 11-45 11-12 0-22-3-32-8-9-5-16-12-21-20-6-9-8-19-8-30 0-17 5-31 15-42 11-11 26-19 47-25l87-25v21l-58 17c-11 4-19 9-24 15-5 7-8 15-8 25 0 6 2 11 4 17 3 4 7 8 12 11 6 3 11 5 18 5 8 0 17-3 25-8 9-4 17-11 24-19zM7127 290c-10 21-23 37-40 48-16 10-35 16-57 16s-41-5-59-15c-16-9-30-23-39-40s-14-37-14-59c0-23 5-45 15-64 10-20 24-36 42-47 17-11 37-16 58-16 18 0 34 4 48 12s24 19 32 33c7 15 11 31 11 50v16h-161v-23l112-3-7 11c0-16-2-29-5-40s-8-18-14-24c-6-5-13-8-21-8-11 0-20 4-28 11s-14 16-18 30c-4 12-7 27-7 44 0 18 3 33 9 45 6 13 14 22 25 29 11 6 24 10 39 10 13 0 24-3 35-7 11-5 21-13 31-23zM7181 272c5 19 13 34 23 44 9 9 22 14 36 14 9 0 16-1 23-4 6-3 11-7 15-11 4-6 5-12 5-18s-1-11-4-16c-3-4-7-8-13-11s-14-6-25-9c-4-1-7-2-11-3-18-4-33-9-44-16-11-6-19-13-25-22-5-9-8-20-8-33 0-14 4-28 12-39s18-19 32-26c14-6 30-9 47-9 16 0 31 2 44 5 14 4 26 9 36 16v54h-27c-4-16-11-30-20-38-9-9-21-13-34-13-7 0-14 1-20 3-5 3-9 6-12 11-3 4-5 9-5 15 0 7 2 12 5 16s7 8 14 11 16 6 28 9c21 4 37 10 49 16s21 14 27 24c5 9 8 21 8 34 0 16-4 30-12 41-8 12-19 21-34 27s-32 10-52 10c-16 0-32-2-47-6-15-5-28-11-39-19v-57zM7359 131c12-4 22-9 29-13 7-5 14-11 19-18 6-7 11-16 16-27h27v83h-91zM7450 287c0 8 2 15 6 19 4 5 11 9 19 12 9 2 20 4 34 5v21c-9 3-18 5-27 7s-17 3-25 3c-21 0-38-6-50-17s-17-26-17-47v-152h60zM7504 156h-77v-38h77zM7753 345c-6 2-12 4-19 5-6 2-13 3-19 3-16 0-28-5-37-13s-13-20-13-36v-128c0-14-3-25-9-32s-15-10-26-10-19 3-26 10c-6 6-9 16-9 28v27h-42c-5-3-8-6-11-11-2-5-3-11-3-16 0-12 4-22 12-30 8-9 19-16 32-21 14-5 30-8 47-8 20 0 37 3 51 9 15 7 26 16 33 28 8 12 12 28 12 44v108c0 5 0 9 2 11 2 3 4 5 8 7s9 3 17 3zM7674 308c-10 15-22 27-35 35-14 7-28 11-45 11-12 0-23-3-32-8s-16-12-22-20c-5-9-7-19-7-30 0-17 5-31 15-42s26-19 46-25l88-25v21l-58 17c-11 4-19 9-25 15-4 7-7 15-7 25 0 6 2 11 4 17 3 4 7 8 12 11s11 5 17 5c9 0 18-3 26-8 9-4 17-11 23-19zM7968 105l-67-32v-16l67-33h21zM7989 290c0 5 1 8 2 11 2 3 5 6 9 7 4 2 9 3 16 4v21l-67 20h-21v-291l61-38zM7949 176c-8-13-17-22-26-27-8-5-17-8-28-8-13 0-25 4-35 12-10 7-17 18-23 32-5 14-7 29-7 47s2 33 6 45c5 12 12 22 21 28 9 7 19 10 32 10 7 0 15-2 23-5s15-8 22-14c7-7 13-15 18-23l5 15c-8 14-16 27-26 36-9 10-20 17-32 22s-24 8-37 8c-18 0-34-5-49-14-14-10-26-23-34-39-9-17-13-35-13-55 0-25 5-48 16-68 10-21 24-37 43-48s40-17 64-17c15 0 28 3 42 8 13 5 25 13 34 22zM8103 184l-68-28v-16l68-27h20zM8123 307c0 4 1 8 2 10 2 2 5 5 8 6 4 2 10 3 17 4v21h-115v-21c7-1 13-2 16-4 4-1 7-4 9-6 1-2 2-6 2-10v-158l61-36zM8072 99l30-78h66l-59 78zM8201 272c5 19 13 34 22 44 10 9 23 14 37 14 9 0 16-1 22-4 7-3 12-7 16-11 3-6 5-12 5-18s-1-11-4-16c-3-4-7-8-13-11s-14-6-25-9c-4-1-8-2-11-3-18-4-33-9-44-16-11-6-19-13-25-22-5-9-8-20-8-33 0-14 4-28 12-39s18-19 32-26c14-6 30-9 47-9 16 0 31 2 44 5 14 4 25 9 36 16v54h-27c-5-16-11-30-20-38-9-9-21-13-34-13-7 0-14 1-20 3-5 3-9 6-12 11-3 4-5 9-5 15 0 7 2 12 5 16s7 8 14 11 16 6 28 9c21 4 37 10 49 16s21 14 27 24c5 9 8 21 8 34 0 16-4 30-12 41-8 12-19 21-34 27s-32 10-52 10c-16 0-32-2-47-6-15-5-28-11-39-19v-57zM8379 131c12-4 22-9 29-13 7-5 14-11 19-18 6-7 11-16 16-27h27v83h-91zM8470 287c0 8 2 15 6 19 4 5 11 9 19 12 9 2 20 4 34 5v21c-9 3-18 5-27 7s-17 3-25 3c-21 0-38-6-50-17s-17-26-17-47v-152h60zM8524 156h-77v-38h77zM8569 61c0-7 2-13 5-19 3-5 8-10 14-13 6-4 12-6 20-6 7 0 13 2 19 6 6 3 11 8 14 13 3 6 5 12 5 20 0 7-2 13-5 19s-8 10-14 14c-6 3-12 5-20 5-7 0-13-2-19-5-6-4-11-8-14-14s-5-12-5-20zM8619 184l-67-28v-16l67-27h21zM8640 307c0 4 0 8 2 10s5 4 8 6c4 1 10 3 17 4v21h-115v-21c7-1 12-3 16-4 4-2 7-4 8-6 2-2 3-6 3-10v-158l61-36zM8891 290c-8 20-20 36-37 47-16 11-35 17-57 17-21 0-40-5-56-15-17-10-30-23-39-40-9-18-14-37-14-59 0-24 5-46 15-65 10-20 24-35 42-46 17-11 37-16 59-16 16 0 30 3 43 8s22 12 29 21c8 9 12 19 12 31 0 5-2 11-5 15-2 5-6 8-11 11h-38v-12c0-16-4-29-10-37-6-9-15-13-26-13s-20 3-28 10-14 16-18 29c-4 12-6 26-6 43s3 32 9 45c5 13 14 23 24 31 11 7 24 10 38 10 11 0 22-2 32-7s19-12 29-22zM9132 345c-6 2-12 4-18 5-7 2-13 3-19 3-16 0-29-5-38-13-8-8-12-20-12-36v-128c0-14-3-25-9-32s-15-10-27-10c-10 0-19 3-25 10-6 6-9 16-9 28v27h-43c-4-3-8-6-10-11s-3-11-3-16c0-12 4-22 12-30 8-9 19-16 32-21 14-5 30-8 46-8 20 0 37 3 52 9 14 7 25 16 33 28s11 28 11 44v108c0 5 1 9 3 11 1 3 4 5 8 7 3 2 9 3 16 3zM9054 308c-10 15-22 27-36 35-13 7-28 11-44 11-12 0-23-3-32-8-10-5-17-12-22-20-5-9-8-19-8-30 0-17 6-31 16-42s26-19 46-25l87-25v21l-57 17c-11 4-20 9-25 15-5 7-7 15-7 25 0 6 1 11 4 17 3 4 7 8 12 11s11 5 17 5c9 0 17-3 26-8 9-4 17-11 23-19z">
          <text:p/>
        </draw:path>
        <draw:frame draw:style-name="gr2" draw:text-style-name="P3" draw:layer="layout" svg:width="2.648cm" svg:height="0.577cm" svg:x="0.988cm" svg:y="22.108cm">
          <draw:text-box>
            <text:p text:style-name="P2"><text:span text:style-name="T1">determi</text:span><text:span text:style-name="T1">nista.</text:span></text:p>
          </draw:text-box>
        </draw:frame>
        <draw:frame draw:style-name="gr2" draw:text-style-name="P3" draw:layer="layout" svg:width="8.998cm" svg:height="0.577cm" svg:x="10.157cm" svg:y="23.06cm">
          <draw:text-box>
            <text:p text:style-name="P2"><text:span text:style-name="T1"><text:s/></text:span><text:span text:style-name="T1">(p=0.058</text:span><text:span text:style-name="T1">, </text:span><text:span text:style-name="T1">d=0.148, </text:span><text:span text:style-name="T1">n=294) </text:span><text:span text:style-name="T1">— efecto </text:span><text:span text:style-name="T1">real </text:span><text:span text:style-name="T1">pero</text:span></text:p>
          </draw:text-box>
        </draw:frame>
        <draw:path draw:style-name="gr1" draw:text-style-name="P1" draw:layer="layout" svg:width="9.045cm" svg:height="0.449cm" svg:x="1.019cm" svg:y="24.752cm" svg:viewBox="0 0 9046 450" svg:d="M0 208c0-29 5-56 14-82 9-27 21-50 36-70 14-21 31-39 48-56h28c-24 33-42 67-54 102-12 36-18 71-18 106s6 71 18 105c12 35 30 69 54 102h-28c-17-16-34-35-48-55-15-21-27-44-36-70-9-25-14-53-14-82zM164 275c10 16 22 27 36 35 14 7 29 11 46 11 13 0 24-2 33-6 10-4 17-10 22-17s8-16 8-26c0-13-4-24-13-34-9-9-23-16-41-22-18-5-42-10-72-12l31-161h153v58h-150l15-8-12 63-12-14c54 4 96 16 123 35 28 19 42 45 42 78 0 19-5 37-15 52s-23 27-40 35-37 12-60 12c-28 0-51-5-70-16-18-12-31-29-40-51zM528 208c0 29-4 57-13 82-10 26-22 49-36 70-15 20-31 39-49 55h-27c24-33 42-67 54-102 12-34 18-70 18-105s-6-70-18-106c-12-35-30-69-54-102h27c18 17 34 35 49 56 14 20 26 43 36 70 9 26 13 53 13 82zM754 289c0 8 1 15 4 19 3 5 7 9 13 11s15 3 25 3h25c14 0 25-2 35-6 10-5 20-13 28-22 8-10 16-24 23-40h24l-16 95h-265v-22c10-1 17-2 23-4 5-2 9-6 11-10 2-5 3-11 3-18v-198c0-8-1-14-3-18-2-5-6-8-11-10-6-2-13-4-23-4v-22h104zM893 130c-4-16-8-29-14-38-6-8-13-14-22-17-10-4-22-6-37-6h-87v-26h183v87zM806 178c7 0 13-1 18-4 4-2 8-6 11-12 2-6 4-14 6-24h22v108h-22c-2-11-4-19-7-25-3-5-6-10-10-12-5-3-11-4-18-4h-73v-27zM1020 106l-68-32v-17l68-32h20zM1040 307c0 5 1 8 2 11 2 2 5 4 8 6 4 1 10 2 17 3v22h-115v-22c7-1 13-2 16-3 4-2 7-4 9-6 1-3 2-6 2-11v-247l61-35zM1237 295c0 7 1 13 3 18 2 4 6 8 11 10s13 3 23 4v22h-108v-22c9-1 17-2 22-4 6-2 9-6 12-10 2-5 3-11 3-18v-198c0-8-1-14-3-18-3-5-6-8-12-10-5-2-13-4-22-4v-22h111l-40 43zM1380 292l-12 58h-34l-103-250v-57h46zM1357 292l103-249h11v57l-103 250h-34zM1570 65c-10 1-18 2-24 4-5 2-8 5-11 10-2 4-3 10-3 18v198c0 7 1 13 3 18 3 4 6 8 11 10 6 2 14 3 24 4v22h-143v-22c10-1 18-2 24-4 5-2 9-6 11-10 2-5 3-11 3-18v-209l-5-43h110zM1702 354c-21 0-40-5-57-14-16-10-29-24-39-41-9-18-13-37-13-60 0-22 5-43 14-62 11-19 24-35 42-46 17-11 36-17 57-17s40 5 56 15c17 10 30 24 39 42 9 17 14 36 14 58 0 23-5 44-15 63s-24 34-41 46c-17 11-36 16-57 16zM1707 331c10 0 18-3 25-10s12-16 15-30c3-13 5-30 5-50s-2-38-7-54c-4-16-10-28-17-36-8-9-17-13-27-13s-18 3-25 10-12 17-16 30c-3 13-5 30-5 49 0 21 2 39 6 55 5 16 11 28 19 36 8 9 17 13 27 13zM2046 106l-67-32v-17l67-32h21zM2067 290c0 5 0 9 2 12s4 5 8 7c4 1 10 3 17 3v22l-68 19h-20v-291l61-37zM2027 177c-9-13-18-22-26-27s-18-8-29-8c-13 0-24 4-34 12-10 7-17 18-23 31-5 14-8 30-8 48 0 17 3 32 7 45 5 12 11 21 20 28 9 6 20 10 32 10 8 0 16-2 23-5 8-4 16-8 22-15 7-6 13-14 18-23l5 16c-7 14-15 26-25 36s-21 17-32 22c-12 5-24 7-37 7-18 0-35-5-49-14-15-9-26-22-34-39-9-16-13-34-13-54 0-26 5-49 15-69 11-20 25-36 43-47 19-11 41-17 65-17 14 0 28 3 41 9 14 5 25 12 35 21zM2322 290c-10 22-23 38-39 48-17 11-35 16-57 16s-42-5-59-14c-17-10-30-23-40-40-9-18-14-37-14-59 0-24 5-45 15-64 11-20 25-35 42-46 18-11 37-17 59-17 18 0 33 5 47 12 14 8 25 19 32 34 8 14 12 30 12 49v15h-162v-23l112-2-7 10c0-15-1-28-5-38-3-11-7-19-13-24-6-6-13-8-22-8-10 0-19 3-27 10s-14 17-19 29c-4 13-6 28-6 44 0 18 3 33 9 46 5 12 14 22 24 28 11 7 24 10 40 10 12 0 24-2 34-7 11-5 22-12 31-22zM2414 106l-67-32v-17l67-32h20zM2434 307c0 5 1 8 2 11 2 2 5 4 9 6 4 1 9 2 16 3v22h-114v-22c7-1 12-2 16-3 4-2 6-4 8-6 2-3 3-6 3-11v-247l60-35zM2592 354c-21 0-40-5-57-14-16-10-29-24-39-41-9-18-13-37-13-60 0-22 4-43 14-62 11-19 24-35 42-46 17-11 36-17 57-17s40 5 56 15c17 10 30 24 39 42 9 17 14 36 14 58 0 23-5 44-15 63s-24 34-41 46c-17 11-36 16-57 16zM2597 331c10 0 18-3 25-10s12-16 15-30c3-13 5-30 5-50s-2-38-7-54c-4-16-10-28-17-36-8-9-17-13-27-13s-18 3-25 10-12 17-16 30c-3 13-5 30-5 49 0 21 2 39 6 55 5 16 11 28 19 36 8 9 17 13 27 13zM3010 106l-67-32v-17l67-32h21zM3031 290c0 5 0 9 2 12s4 5 8 7c4 1 10 3 17 3v22l-68 19h-20v-291l61-37zM2991 177c-9-13-18-22-26-27s-18-8-29-8c-13 0-24 4-34 12-10 7-18 18-23 31-5 14-8 30-8 48 0 17 2 32 7 45 5 12 11 21 20 28 9 6 20 10 32 10 8 0 16-2 23-5 8-4 16-8 22-15 7-6 13-14 18-23l5 16c-7 14-15 26-25 36s-21 17-32 22c-12 5-24 7-37 7-18 0-35-5-49-14-15-9-26-22-34-39-9-16-13-34-13-54 0-26 5-49 15-69 11-20 25-36 43-47 19-11 41-17 65-17 14 0 28 3 41 9 14 5 25 12 35 21zM3286 290c-10 22-23 38-39 48-17 11-35 16-57 16s-42-5-59-14c-17-10-30-23-40-40-9-18-14-37-14-59 0-24 5-45 15-64 10-20 25-35 42-46 18-11 37-17 59-17 18 0 33 5 47 12 14 8 25 19 32 34 8 14 12 30 12 49v15h-162v-23l112-2-7 10c0-15-1-28-5-38-3-11-7-19-13-24-6-6-14-8-22-8-10 0-19 3-27 10s-14 17-19 29c-4 13-6 28-6 44 0 18 3 33 9 46 5 12 14 22 24 28 11 7 24 10 39 10 13 0 24-2 35-7s21-12 31-22zM3492 289c0 8 1 15 4 19 3 5 7 9 14 11 6 2 15 3 25 3h5v27h-152v-22c10-1 17-2 23-4 5-2 9-6 11-10 2-5 4-11 4-18v-198c0-8-2-14-4-18-2-5-6-8-11-10-6-2-13-4-23-4v-22h104zM3537 43c34 0 64 6 90 18 25 12 45 29 59 52 14 22 21 48 21 78s-7 57-20 82c-14 24-33 42-58 56-24 13-51 20-82 20h-77v-27h73c18 0 35-5 49-15s26-24 34-42 13-40 13-65c0-27-5-50-15-70-9-20-22-35-39-45s-36-16-59-16h-56v-26zM3846 354c-21 0-40-5-56-14-17-10-30-24-40-41-9-18-13-37-13-60 0-22 5-43 15-62s24-35 41-46 36-17 57-17 40 5 56 15c17 10 30 24 39 42 10 17 14 36 14 58 0 23-5 44-15 63s-24 34-41 46c-17 11-36 16-57 16zM3851 331c10 0 19-3 25-10 7-7 12-16 15-30 3-13 5-30 5-50s-2-38-7-54c-4-16-10-28-17-36-8-9-17-13-27-13s-18 3-25 10-12 17-15 30c-4 13-5 30-5 49 0 21 1 39 6 55 4 16 10 28 18 36 8 9 17 13 27 13zM4013 272c5 20 13 35 23 44 10 10 22 14 36 14 9 0 17-1 23-3 7-3 12-7 15-12 4-5 6-11 6-18 0-6-2-11-4-15-3-4-7-8-14-12-6-3-14-6-25-9-3-1-7-2-11-3-18-4-32-9-44-15-11-6-19-14-24-23-6-9-8-19-8-32 0-15 4-27 11-38 8-11 19-20 32-26 14-6 30-10 48-10 16 0 31 2 44 6 13 3 25 8 36 15v54h-28c-4-17-11-29-20-38s-20-13-33-13c-8 0-14 1-20 4-6 2-10 6-13 10-3 5-4 10-4 15 0 7 1 12 4 16s8 7 15 11c6 3 16 6 28 9 20 4 37 9 49 16 12 6 21 14 26 23 6 9 8 21 8 35 0 15-4 29-12 41-7 12-19 21-33 27-15 6-32 9-52 9-16 0-32-2-48-6-15-4-28-11-38-19v-57zM4532 137c-3-17-9-31-16-42s-17-19-29-24c-11-6-24-8-40-8-20 0-38 5-53 16-15 10-27 25-35 45s-12 43-12 69c0 27 4 51 13 72 8 20 21 36 36 47s33 16 53 16c14 0 26-2 37-7 10-6 20-15 29-26 9-12 18-28 26-48h24l-14 78c-13 9-29 16-48 21-19 6-39 8-59 8-32 0-61-6-86-19s-45-31-59-54-21-50-21-80 7-58 21-83c15-26 34-46 59-60 26-14 54-21 85-21 22 0 42 3 62 8s37 11 50 20v72zM4813 345c-6 3-12 5-19 6-6 1-12 2-18 2-17 0-29-4-38-12-8-8-13-21-13-36v-128c0-14-3-24-8-31-6-7-15-11-27-11-11 0-19 4-25 10-7 7-10 16-10 28v26h-42c-4-2-8-6-10-11-3-5-4-10-4-16 0-10 4-20 12-29s19-16 33-21 29-8 46-8c20 0 37 4 51 10 15 6 26 15 33 27 8 12 12 27 12 44v107c0 5 1 9 2 12 2 3 5 5 9 7 3 1 9 2 16 3zM4735 308c-11 16-23 27-36 35-13 7-28 11-45 11-12 0-22-2-32-7-9-5-16-12-21-21s-8-19-8-30c0-16 5-30 16-41 10-11 25-20 46-25l87-25v20l-57 18c-12 4-20 8-25 15-5 6-7 14-7 24 0 6 1 12 4 17 2 5 6 9 12 12 5 3 10 4 17 4 9 0 17-2 26-7 8-5 16-11 23-19zM4895 185l-68-27v-17l68-27h20zM4915 409c0 4 1 8 2 10 2 3 5 5 9 6 4 2 9 3 16 4v21h-115v-21c7-1 13-2 16-4 4-1 7-3 9-6 1-2 2-6 2-10v-259l61-36zM4886 180c8-14 16-26 26-36s20-17 32-22c11-5 24-8 37-8 18 0 34 5 49 15 14 9 26 22 34 39 8 16 13 34 13 54 0 26-6 49-16 69s-24 36-43 47c-18 11-40 16-64 16-14 0-28-2-42-8-13-5-25-12-34-22l16-32c8 12 17 21 25 26 9 6 18 8 29 8 13 0 25-4 35-11s17-18 22-31c6-14 9-30 9-48s-3-32-7-44c-5-13-12-22-21-29-9-6-19-9-32-9-7 0-15 1-23 4-8 4-15 9-22 15s-13 14-18 22zM5326 345c-6 3-12 5-19 6-6 1-12 2-19 2-16 0-28-4-37-12s-13-21-13-36v-128c0-14-3-24-8-31-6-7-15-11-27-11-11 0-19 4-25 10-7 7-10 16-10 28v26h-42c-5-2-8-6-11-11-2-5-3-10-3-16 0-10 4-20 12-29s19-16 33-21 29-8 46-8c20 0 37 4 51 10 15 6 26 15 33 27 8 12 12 27 12 44v107c0 5 1 9 2 12 2 3 5 5 8 7 4 1 10 2 17 3zM5248 308c-11 16-23 27-36 35-13 7-28 11-45 11-12 0-22-2-32-7-9-5-16-12-21-21s-8-19-8-30c0-16 5-30 15-41 11-11 26-20 47-25l87-25v20l-57 18c-12 4-20 8-25 15-5 6-7 14-7 24 0 6 1 12 3 17 3 5 7 9 13 12 5 3 10 4 17 4 8 0 17-2 26-7 8-5 16-11 23-19zM5374 272c5 20 12 35 22 44 10 10 22 14 37 14 9 0 16-1 22-3 7-3 12-7 16-12 3-5 5-11 5-18 0-6-1-11-4-15s-7-8-13-12c-6-3-15-6-25-9-4-1-8-2-11-3-18-4-33-9-44-15s-20-14-25-23-8-19-8-32c0-15 4-27 12-38s18-20 32-26 30-10 47-10c16 0 31 2 44 6 14 3 25 8 36 15v54h-27c-5-17-11-29-20-38-10-9-21-13-34-13-7 0-14 1-20 4-5 2-10 6-12 10-3 5-5 10-5 15 0 7 2 12 5 16 2 4 7 7 14 11 7 3 16 6 28 9 21 4 37 9 49 16 12 6 21 14 27 23 5 9 8 21 8 35 0 15-4 29-12 41s-19 21-34 27-32 9-52 9c-16 0-32-2-47-6s-28-11-39-19v-57zM5842 290c-10 22-23 38-39 48-17 11-36 16-57 16-22 0-42-5-59-14-17-10-30-23-40-40-9-18-14-37-14-59 0-24 5-45 15-64 11-20 25-35 42-46 18-11 37-17 59-17 18 0 33 5 47 12 14 8 25 19 32 34 8 14 12 30 12 49v15h-162v-23l112-2-7 10c0-15-1-28-5-38-3-11-7-19-13-24-6-6-13-8-22-8-10 0-19 3-27 10s-14 17-19 29c-4 13-6 28-6 44 0 18 3 33 9 46 5 12 14 22 24 28 11 7 24 10 40 10 12 0 24-2 34-7 11-5 21-12 31-22zM5896 272c5 20 13 35 23 44 10 10 22 14 36 14 9 0 17-1 23-3 7-3 12-7 15-12 4-5 6-11 6-18 0-6-2-11-5-15-2-4-7-8-13-12-6-3-14-6-25-9-3-1-7-2-11-3-18-4-32-9-44-15-11-6-19-14-24-23-6-9-8-19-8-32 0-15 4-27 11-38 8-11 19-20 32-26 14-6 30-10 48-10 16 0 31 2 44 6 13 3 25 8 36 15v54h-28c-4-17-11-29-20-38s-20-13-33-13c-8 0-14 1-20 4-6 2-10 6-13 10-3 5-4 10-4 15 0 7 1 12 4 16s8 7 14 11c7 3 17 6 29 9 20 4 36 9 49 16 12 6 21 14 26 23 6 9 8 21 8 35 0 15-4 29-12 41-7 12-19 21-33 27-15 6-32 9-52 9-16 0-32-2-48-6-15-4-28-11-38-19v-57zM6075 133c12-5 21-9 28-14 8-4 14-11 20-18 5-7 10-16 15-28h27v85h-90zM6165 288c0 8 2 14 6 19 5 5 11 8 20 11 8 3 20 5 33 5v22c-9 3-17 5-26 6-9 2-18 3-26 3-21 0-38-5-49-16-12-11-18-27-18-47v-151h60zM6219 158h-76v-38h76zM6468 345c-6 3-12 5-19 6-6 1-12 2-18 2-17 0-29-4-38-12-8-8-13-21-13-36v-128c0-14-3-24-8-31-6-7-15-11-27-11-11 0-19 4-25 10-7 7-10 16-10 28v26h-42c-4-2-8-6-10-11-3-5-4-10-4-16 0-10 4-20 12-29s19-16 33-21 29-8 46-8c20 0 37 4 51 10 15 6 26 15 34 27 7 12 11 27 11 44v107c0 5 1 9 2 12 2 3 5 5 9 7 3 1 9 2 16 3zM6390 308c-11 16-22 27-36 35-13 7-28 11-45 11-11 0-22-2-32-7-9-5-16-12-21-21s-8-19-8-30c0-16 5-30 16-41 10-11 25-20 46-25l87-25v20l-57 18c-12 4-20 8-25 15-5 6-7 14-7 24 0 6 1 12 4 17 2 5 6 9 12 12 5 3 10 4 17 4 9 0 17-2 26-7s16-11 23-19zM6330 100l30-78h67l-59 78zM6768 290c-8 21-21 37-37 48s-35 16-57 16c-21 0-40-5-56-14-17-10-30-24-40-41-9-17-13-37-13-58 0-25 5-46 15-65s24-34 41-45c18-11 38-17 60-17 16 0 30 3 42 8 13 5 23 13 30 22 8 8 11 18 11 29 0 6-1 11-4 16-3 4-6 8-11 10h-39v-12c0-16-3-28-9-36s-15-12-27-12c-10 0-19 3-27 10-8 6-14 16-18 28s-6 26-6 42c0 17 2 33 8 46s14 23 25 30 23 11 38 11c11 0 22-3 32-8 10-4 19-11 28-21zM6898 354c-21 0-40-5-56-14-17-10-30-24-40-41-9-18-13-37-13-60 0-22 5-43 15-62s23-35 41-46c17-11 36-17 57-17s40 5 56 15c17 10 30 24 39 42 9 17 14 36 14 58 0 23-5 44-15 63s-24 34-41 46c-17 11-36 16-57 16zM6903 331c10 0 18-3 25-10s12-16 15-30c3-13 5-30 5-50s-2-38-7-54c-4-16-10-28-17-36-8-9-17-13-27-13s-18 3-25 10-12 17-16 30c-3 13-5 30-5 49 0 21 2 39 7 55 4 16 10 28 18 36 8 9 17 13 27 13zM7121 114l-20 71-68-27v-17l68-27zM7033 327c7-1 13-2 16-3 4-2 7-4 9-6 1-3 2-6 2-11v-157l61-36v193c0 5 1 8 2 11 2 2 5 4 8 6 4 1 10 2 17 3v22h-115zM7178 327c7-1 12-2 16-3 4-2 7-4 8-6 2-3 3-6 3-11v-113c0-13-3-22-10-28-5-6-14-9-27-9-7 0-14 1-22 4-7 3-15 7-22 12s-13 11-19 17v-18c7-11 16-21 26-30 11-8 22-15 34-20 11-5 22-8 33-8 22 0 38 6 50 18s17 29 17 51v124c0 5 1 8 3 11 1 2 4 4 8 6 4 1 9 2 16 3v22h-114zM7317 327c7-1 13-2 16-3 4-2 7-4 9-6 1-3 2-6 2-11v-187c0-19 5-36 16-50 10-14 25-26 44-33 20-8 42-12 68-12 19 0 36 2 51 6 14 3 26 9 34 16s12 16 12 26c0 5-1 9-5 14-3 4-7 8-12 10h-50v-13c0-13-3-22-9-29-7-7-16-11-29-11s-23 3-32 9-16 15-20 26c-5 10-8 24-8 40v187c0 5 1 8 4 11 2 3 5 5 10 7 5 1 11 2 19 3v22h-120zM7314 132c14-4 26-9 35-15 10-7 19-16 29-27h20v68h-84zM7543 158h-161v-38h161zM7475 327c7-1 13-2 16-4 4-1 7-3 9-5 2-3 2-6 2-11v-187l41-6h20v193c0 5 1 8 2 11 2 2 5 4 9 5 4 2 9 3 16 4v22h-115zM7678 185l-67-27v-17l67-27h21zM7699 306c0 4 1 8 2 11 3 3 6 5 10 7 5 1 11 2 19 3v22h-119v-22c7-1 12-2 16-3 4-2 7-4 8-6 2-3 3-6 3-11v-157l61-36zM7691 194c9-17 17-31 24-42s14-21 22-27c7-7 14-11 22-11 3 0 6 1 9 2 2 1 5 3 7 4v56h-12c-12 0-22 1-30 3-8 3-15 6-22 12-6 5-13 12-20 22zM7882 114l-20 71-67-27v-17l67-27zM7795 327c7-1 12-2 16-3 4-2 6-4 8-6 2-3 3-6 3-11v-157l60-36v193c0 5 1 8 2 11 2 2 5 4 9 6 4 1 9 2 16 3v22h-114zM7935 327c7-1 12-2 16-3 4-2 7-4 8-6 2-3 3-6 3-11v-115c0-12-3-20-9-26s-14-9-26-9c-7 0-14 1-22 4s-15 7-22 11c-7 5-13 11-18 17v-18c7-11 16-21 27-30 10-8 21-15 32-19 11-5 22-8 33-8 21 0 37 6 49 17 11 12 17 28 17 50v126c0 5 1 8 2 11 2 2 5 4 8 6 4 1 10 2 17 3v22h-115zM8075 327c7-1 13-2 17-3 4-2 6-4 8-6 2-3 3-6 3-11v-115c0-12-3-20-9-26s-15-9-27-9c-7 0-14 1-22 4-7 3-14 7-21 11-7 5-13 11-19 17v-18c8-11 17-21 27-30 10-8 21-15 32-19 11-5 22-8 33-8 21 0 38 6 49 17 11 12 17 28 17 50v126c0 5 1 8 3 11 1 2 4 4 8 6 4 1 9 2 16 3v22h-115zM8434 345c-6 3-12 5-19 6-6 1-12 2-18 2-17 0-29-4-38-12-8-8-13-21-13-36v-128c0-14-3-24-8-31-6-7-15-11-27-11-11 0-19 4-25 10-7 7-10 16-10 28v26h-42c-5-2-8-6-11-11-2-5-3-10-3-16 0-10 4-20 12-29s19-16 33-21 29-8 46-8c20 0 37 4 51 10 15 6 26 15 33 27 8 12 12 27 12 44v107c0 5 1 9 2 12 2 3 5 5 8 7 4 1 10 2 17 3zM8356 308c-11 16-23 27-36 35-13 7-28 11-45 11-12 0-22-2-32-7-9-5-16-12-21-21s-8-19-8-30c0-16 5-30 15-41 11-11 26-20 47-25l87-25v20l-57 18c-12 4-20 8-25 15-5 6-7 14-7 24 0 6 1 12 3 17 3 5 7 9 13 12 5 3 10 4 17 4 9 0 17-2 26-7 8-5 16-11 23-19zM8649 106l-66-32v-17l66-32h21zM8670 290c0 5 1 9 3 12 1 3 4 5 8 7 4 1 9 3 16 3v22l-67 19h-20v-291l60-37zM8631 177c-9-13-18-22-26-27s-18-8-29-8c-13 0-25 4-35 12-9 7-17 18-22 31-5 14-8 30-8 48 0 17 2 32 7 45 4 12 11 21 20 28 9 6 19 10 32 10 8 0 15-2 23-5 8-4 16-8 22-15 7-6 13-14 18-23l5 16c-7 14-16 26-26 36-9 10-20 17-31 22-12 5-25 7-37 7-18 0-35-5-49-14-15-9-26-22-35-39-8-16-12-34-12-54 0-26 5-49 15-69s25-36 43-47c19-11 40-17 65-17 14 0 28 3 41 9 13 5 25 12 35 21zM8826 354c-21 0-40-5-56-14-17-10-30-24-40-41-9-18-13-37-13-60 0-22 5-43 15-62s24-35 41-46 36-17 57-17 40 5 56 15c17 10 30 24 39 42 10 17 14 36 14 58 0 23-5 44-15 63s-24 34-41 46c-17 11-36 16-57 16zM8831 331c10 0 19-3 25-10 7-7 12-16 15-30 3-13 5-30 5-50s-2-38-7-54c-4-16-10-28-17-36-8-9-17-13-27-13s-18 3-25 10-12 17-16 30c-3 13-5 30-5 49 0 21 2 39 7 55 4 16 10 28 18 36 8 9 17 13 27 13zM8967 171c0-7 2-14 5-20 4-6 9-11 15-14 6-4 13-6 20-6 6 0 13 2 19 6s11 9 14 14c4 6 6 13 6 20s-2 14-6 19c-3 6-8 11-14 15-6 3-13 5-19 5-7 0-14-2-20-5-6-4-11-9-15-15-3-6-5-12-5-19zM8967 313c0-7 2-14 5-19 4-7 9-12 15-15s13-5 20-5c6 0 13 2 19 5s11 8 14 15c4 5 6 12 6 19s-2 13-6 20c-3 6-8 10-14 14-6 3-13 5-19 5-7 0-14-2-20-5-6-4-11-8-15-14-3-7-5-13-5-20z">
          <text:p/>
        </draw:path>
        <draw:frame draw:style-name="gr2" draw:text-style-name="P3" draw:layer="layout" svg:width="5.256cm" svg:height="0.577cm" svg:x="0.988cm" svg:y="23.695cm">
          <draw:text-box>
            <text:p text:style-name="P2"><text:span text:style-name="T1">estocásti</text:span><text:span text:style-name="T1">camente </text:span><text:span text:style-name="T1">errático.</text:span></text:p>
          </draw:text-box>
        </draw:frame>
        <draw:frame draw:style-name="gr2" draw:text-style-name="P3" draw:layer="layout" svg:width="8.088cm" svg:height="0.577cm" svg:x="10.08cm" svg:y="24.648cm">
          <draw:text-box>
            <text:p text:style-name="P2"><text:span text:style-name="T1"><text:s/></text:span><text:span text:style-name="T1">la </text:span><text:span text:style-name="T1">Conﬁanz</text:span><text:span text:style-name="T1">a </text:span><text:span text:style-name="T1">modula </text:span><text:span text:style-name="T1">el estilo </text:span><text:span text:style-name="T1">epistémi</text:span><text:span text:style-name="T1">co</text:span></text:p>
          </draw:text-box>
        </draw:frame>
        <draw:polygon draw:style-name="gr1" draw:text-style-name="P1" draw:layer="layout" svg:width="18.733cm" svg:height="0.019cm" svg:x="1.146cm" svg:y="26.528cm" svg:viewBox="0 0 18734 20" draw:points="0,0 18734,0 18734,20 0,20">
          <text:p/>
        </draw:polygon>
        <draw:path draw:style-name="gr1" draw:text-style-name="P1" draw:layer="layout" svg:width="7.712cm" svg:height="0.372cm" svg:x="1.003cm" svg:y="27.658cm" svg:viewBox="0 0 7713 373" svg:d="M5 340c18-1 31-3 39-5s13-5 16-10c3-4 5-12 5-22v-205l11 11h-76v-26c21-3 39-6 52-10 12-5 23-11 33-21 9-8 18-20 28-36h27v287c0 10 1 18 4 22 2 5 8 8 16 10s21 4 39 5v27h-194zM234 327c0-8 2-16 6-22 4-7 9-12 16-16s14-6 22-6 15 2 22 6 12 9 16 16c4 6 6 14 6 22s-2 15-6 22-9 12-16 16-14 6-22 6-15-2-22-6-12-9-16-16-6-14-6-22zM556 306c0 9 2 16 4 21 3 5 7 8 13 11 6 2 15 4 26 4v25h-160v-25c11 0 19-2 25-4 7-3 11-6 14-11 2-5 3-12 3-21v-222c0-8-1-15-3-20-3-5-7-10-14-12-6-3-14-4-25-5v-25h117zM623 22c26 0 49 4 68 11s34 18 45 32c10 13 15 29 15 47 0 20-5 36-15 49-10 14-23 24-42 31-18 7-39 10-64 10h-97v-27h68c17 0 31-2 42-6s18-10 24-19c5-8 7-20 7-34 0-20-6-36-20-47s-33-17-58-17h-63v-30zM607 195c12 0 22 1 31 3s17 5 23 10c7 4 13 11 18 19l60 86c5 7 10 12 15 16 4 4 10 7 16 9 7 2 14 4 23 4v25h-113l-81-139c-3-6-7-11-11-14-4-4-8-6-13-7s-11-2-19-2v-10zM1032 302c-11 24-25 41-44 54-18 11-40 17-65 17-24 0-46-5-65-16s-34-26-45-45-16-41-16-66c0-27 6-50 17-72 11-21 27-39 47-51s42-19 66-19c20 0 38 5 53 13 16 9 28 22 36 38 9 16 14 34 14 55v17h-182v-25l125-3-7 11c0-17-2-31-6-43-3-12-8-20-15-26-6-6-14-9-24-9-12 0-22 4-31 11-9 8-16 19-21 33s-7 31-7 49c0 20 3 37 9 51 7 14 16 25 29 32 12 8 26 11 44 11 14 0 27-2 39-8 12-5 24-13 35-24zM1092 281c6 23 15 39 26 50 11 10 25 16 41 16 10 0 18-2 26-5 7-3 13-7 17-13s6-12 6-20c0-7-2-13-5-17-3-5-8-9-15-13-7-3-16-7-28-10-4-1-8-2-12-3-21-5-38-11-50-17-13-7-22-16-28-26-5-10-8-22-8-37s4-30 12-42c9-13 21-22 37-29 15-7 33-11 53-11 18 0 34 2 49 6s28 10 40 18v59h-30c-5-18-12-32-22-41-11-10-23-15-38-15-8 0-16 2-23 4-6 3-11 7-14 12-4 4-5 10-5 17s1 13 5 17c3 5 9 9 16 12 8 3 18 7 32 10 23 5 41 11 55 19 13 7 23 15 29 26 7 10 10 23 10 39 0 17-4 33-13 46s-22 23-38 30c-17 7-37 10-59 10-18 0-36-2-53-7s-32-12-44-20v-65zM1366 184l-76-31v-18l76-31h23zM1389 284c0 14 3 25 11 31 6 7 17 10 30 10 8 0 17-1 25-4 9-4 17-8 26-13 8-6 15-13 21-20v20c-9 13-19 24-30 34-12 10-24 17-37 23-13 5-26 8-38 8-25 0-44-6-57-20-13-13-19-32-19-56v-151l68-42zM1529 184l-76-31v-18l76-31h23zM1552 302c0 5 0 9 2 12 3 3 6 6 10 8 5 2 11 3 19 4v25l-76 21h-23v-226l68-42zM1680 94l-76-36v-19l76-36h23zM1703 321c0 5 1 8 3 11s5 5 9 7c5 2 11 3 19 4v24h-130v-24c8-1 14-2 19-4 4-2 7-4 9-7s3-6 3-11v-278l68-40zM1746 125c13-5 24-10 33-15 8-6 15-12 21-20s12-18 18-31h31v94h-103zM1849 299c0 8 2 15 6 21 5 5 12 9 22 12s22 5 37 6v25c-9 3-19 6-29 7-10 2-20 3-29 3-23 0-42-6-56-18-13-12-20-30-20-53v-169h69zM1909 153h-86v-43h86zM2189 363c-7 3-14 5-21 7-8 1-15 2-22 2-18 0-32-5-42-14-9-9-14-23-14-41v-143c0-15-4-27-11-35-6-8-16-12-29-12-12 0-22 4-28 12-7 7-11 18-11 31v29h-48c-5-3-9-7-11-12-3-6-4-11-4-18 0-12 4-23 13-33s21-17 37-23 33-9 52-9c22 0 42 4 58 11s29 18 37 31 13 30 13 49v120c0 5 1 10 2 13 3 3 6 5 10 7s10 3 19 5zM2100 322c-11 17-25 30-40 38-16 9-32 13-51 13-13 0-25-3-35-8-11-6-19-13-25-23-5-10-8-21-8-34 0-18 6-34 17-46 11-13 29-22 52-29l98-27v23l-65 20c-12 3-21 9-27 16-5 7-8 16-8 28 0 6 1 13 4 18 4 6 8 10 13 14 6 3 13 4 20 4 10 0 20-2 29-8 10-5 19-12 26-22zM2432 94l-76-36v-19l76-36h23zM2455 302c0 5 1 9 3 12s5 6 9 8c5 2 11 3 18 4v25l-75 21h-23v-328l68-41zM2411 175c-10-14-20-24-30-30-9-6-20-9-32-9-15 0-28 4-39 13-11 8-20 20-26 35s-9 33-9 54c0 19 2 35 8 49 5 14 13 24 23 32 10 7 22 11 36 11 8 0 17-2 26-6 9-3 17-9 25-16s14-16 20-25l6 17c-8 16-18 29-29 40s-23 19-36 25c-14 5-28 8-42 8-20 0-38-5-55-16-16-10-29-25-39-43-9-18-14-39-14-61 0-29 6-55 17-78 12-22 28-40 49-52s45-19 72-19c16 0 32 3 47 10 15 5 28 14 39 24zM2631 373c-24 0-46-5-64-16-19-11-34-27-44-46-11-20-16-42-16-66 0-26 6-49 17-71 11-21 26-39 46-51 19-12 41-19 65-19 23 0 45 6 63 17 19 11 34 26 44 46 11 20 16 42 16 66 0 26-6 49-17 71-11 21-27 38-46 50-20 13-41 19-64 19zM2636 347c11 0 20-3 28-11 7-7 13-19 17-33 4-15 6-34 6-57s-3-43-7-60c-5-18-12-31-21-41-8-10-18-14-29-14-12 0-21 4-29 11-8 8-14 19-18 34-3 15-5 33-5 55 0 23 2 43 7 61s11 31 20 41 19 14 31 14zM2818 281c6 23 15 39 26 50 12 10 26 16 42 16 10 0 18-2 26-5 7-3 12-7 17-13 4-6 6-12 6-20 0-7-2-13-5-17-3-5-8-9-15-13-7-3-16-7-28-10-4-1-8-2-12-3-21-5-39-11-51-17-13-7-22-16-28-26-5-10-8-22-8-37s4-30 12-42c9-13 21-22 37-29 15-7 34-11 54-11 18 0 34 2 49 6s28 10 40 18v59h-30c-5-18-12-32-22-41-11-10-23-15-38-15-8 0-16 2-23 4-6 3-11 7-15 12-4 4-5 10-5 17s1 13 5 17c4 5 10 9 17 12 8 3 18 7 32 10 23 5 41 11 55 19 13 7 23 15 29 26 7 10 10 23 10 39 0 17-4 33-13 46s-22 23-39 30c-16 7-36 10-58 10-18 0-37-2-54-7s-32-12-44-20v-65zM3225 299c0 10 1 17 4 23 4 5 9 9 16 11 7 3 16 4 28 4h28c15 0 28-2 40-7 11-5 21-14 31-25 9-11 17-26 26-44h26l-18 106h-298v-25c11 0 19-2 25-4 6-3 10-6 13-11s4-12 4-21v-222c0-8-1-15-4-20s-7-10-13-12c-6-3-14-4-25-5v-25h117zM3382 120c-4-17-9-31-16-41-6-9-15-16-25-20-10-5-24-7-42-7h-98v-30h206v98zM3284 175c8 0 14-2 20-4 5-3 9-8 12-14 3-7 5-16 7-28h25v122h-25c-2-12-4-21-7-28-3-6-7-11-12-14-6-2-12-4-20-4h-83v-30zM3483 281c6 23 14 39 26 50 11 10 24 16 41 16 9 0 18-2 25-5 8-3 13-7 17-13s6-12 6-20c0-7-1-13-5-17-3-5-8-9-15-13-6-3-15-7-27-10-4-1-8-2-13-3-20-5-37-11-49-17-13-7-22-16-28-26s-9-22-9-37 4-30 13-42c9-13 21-22 36-29 16-7 34-11 53-11s35 2 50 6c14 4 28 10 40 18v59h-31c-4-18-12-32-22-41-10-10-23-15-37-15-9 0-16 2-23 4-6 3-11 7-15 12-3 4-5 10-5 17s2 13 5 17c4 5 9 9 17 12 7 3 18 7 31 10 24 5 42 11 55 19 14 7 24 15 30 26 7 10 10 23 10 39 0 17-5 33-14 46s-21 23-38 30c-16 7-36 10-58 10-18 0-36-2-53-7s-32-12-44-20v-65zM3683 125c13-5 24-10 32-15 9-6 16-12 22-20s12-18 17-31h31v94h-102zM3785 299c0 8 2 15 7 21 5 5 12 9 21 12 10 3 23 5 38 6v25c-10 3-20 6-30 7-10 2-19 3-28 3-24 0-43-6-56-18-14-12-20-30-20-53v-169h68zM3845 153h-86v-43h86zM4125 363c-7 3-14 5-21 7-7 1-15 2-21 2-18 0-32-5-42-14s-15-23-15-41v-143c0-15-3-27-10-35s-17-12-30-12c-12 0-21 4-28 12-7 7-10 18-10 31v29h-48c-5-3-9-7-12-12-3-6-4-11-4-18 0-12 5-23 13-33 9-10 22-17 37-23 16-6 33-9 52-9 23 0 42 4 59 11 16 7 28 18 36 31 9 13 13 30 13 49v120c0 5 1 10 3 13s5 5 9 7c5 2 11 3 19 5zM4037 322c-12 17-26 30-41 38-15 9-32 13-50 13-13 0-25-3-36-8-10-6-18-13-24-23s-8-21-8-34c0-18 5-34 17-46 11-13 28-22 51-29l99-27v23l-65 20c-13 3-22 9-27 16-6 7-9 16-9 28 0 6 2 13 5 18 3 6 7 10 13 14 6 3 12 4 20 4 9 0 19-2 29-8 10-5 18-12 25-22zM4368 94l-75-36v-19l75-36h23zM4391 302c0 5 1 9 3 12s5 6 10 8c4 2 10 3 18 4v25l-76 21h-23v-328l68-41zM4347 175c-10-14-20-24-29-30-10-6-21-9-33-9-15 0-28 4-39 13-11 8-20 20-26 35s-9 33-9 54c0 19 3 35 8 49s13 24 23 32c10 7 22 11 36 11 9 0 18-2 26-6 9-3 17-9 25-16s15-16 20-25l6 17c-8 16-18 29-29 40s-23 19-36 25c-13 5-27 8-42 8-20 0-38-5-54-16-17-10-30-25-40-43-9-18-13-39-13-61 0-29 5-55 17-78 11-22 27-40 48-52s45-19 72-19c17 0 32 3 47 10 16 5 29 14 39 24zM4519 184l-76-31v-18l76-31h23zM4542 321c0 5 1 8 3 11s5 5 9 7c5 2 11 3 19 4v24h-130v-24c8-1 14-2 19-4 4-2 7-4 9-7s3-6 3-11v-177l68-40zM4484 88l34-88h74l-66 88zM4629 281c6 23 15 39 26 50 11 10 24 16 41 16 9 0 18-2 25-5 8-3 13-7 17-13s6-12 6-20c0-7-1-13-4-17-4-5-8-9-15-13-7-3-16-7-28-10-4-1-8-2-13-3-20-5-37-11-49-17-13-7-22-16-28-26s-9-22-9-37 5-30 13-42c9-13 21-22 36-29 16-7 34-11 53-11s35 2 50 6 28 10 40 18v59h-31c-4-18-12-32-22-41-10-10-23-15-37-15-9 0-16 2-23 4-6 3-11 7-15 12-3 4-5 10-5 17s2 13 5 17c4 5 9 9 17 12s18 7 31 10c24 5 42 11 55 19 14 7 24 15 30 26 7 10 10 23 10 39 0 17-5 33-14 46s-21 23-38 30c-16 7-36 10-58 10-18 0-36-2-53-7s-32-12-44-20v-65zM4829 125c13-5 24-10 32-15 9-6 16-12 22-20s12-18 17-31h31v94h-102zM4931 299c0 8 3 15 7 21 5 5 12 9 21 12 10 3 23 5 38 6v25c-10 3-20 6-30 7-10 2-19 3-28 3-24 0-43-6-56-18s-20-30-20-53v-169h68zM4991 153h-86v-43h86zM5042 45c0-8 2-15 6-22 3-6 9-11 15-15 7-4 14-6 22-6s15 2 22 6 12 9 15 15c4 7 6 14 6 22s-2 16-6 23c-3 6-8 11-15 15-7 3-14 5-22 5s-15-2-22-5c-6-4-12-9-15-16-4-6-6-15-6-22zM5099 184l-76-31v-18l76-31h23zM5122 321c0 5 1 8 3 11 1 3 4 5 9 7 4 2 10 3 18 4v24h-129v-24c8-1 14-2 18-4 5-2 8-4 10-7 1-3 2-6 2-11v-177l69-40zM5404 302c-9 23-23 41-41 53-19 12-40 18-65 18-24 0-45-5-63-16-19-11-34-26-44-45s-15-41-15-66c0-27 5-52 16-73s27-38 47-50 43-19 67-19c18 0 34 3 48 9 15 6 26 14 34 24s12 21 12 33c0 7-2 12-5 17-3 6-7 9-12 12h-44v-13c0-18-4-31-11-40-6-10-16-14-29-14-12 0-22 3-31 11-9 7-16 18-21 31-5 14-7 30-7 48 0 19 3 36 10 51s16 26 28 34 26 12 43 12c12 0 24-3 35-8 11-6 22-14 33-25zM5551 373c-24 0-45-5-64-16s-34-27-44-46c-10-20-16-42-16-66 0-26 6-49 17-71 11-21 27-39 46-51 20-12 41-19 65-19s45 6 64 17c18 11 33 26 43 46 11 20 16 42 16 66 0 26-6 49-17 71-11 21-26 38-46 50-20 13-41 19-64 19zM5556 347c11 0 21-3 28-11 8-7 13-19 17-33 4-15 6-34 6-57s-2-43-7-60c-5-18-12-31-20-41-9-10-19-14-30-14-12 0-21 4-29 11-8 8-14 19-18 34-3 15-5 33-5 55 0 23 2 43 7 61s12 31 21 41c8 10 18 14 30 14zM5739 281c6 23 14 39 25 50 11 10 25 16 41 16 10 0 18-2 26-5 7-3 13-7 17-13s6-12 6-20c0-7-2-13-5-17-3-5-8-9-15-13-7-3-16-7-27-10-5-1-9-2-13-3-21-5-37-11-50-17-12-7-22-16-27-26-6-10-9-22-9-37s4-30 13-42c8-13 20-22 36-29s33-11 53-11c18 0 35 2 49 6 15 4 29 10 41 18v59h-31c-5-18-12-32-22-41-11-10-23-15-38-15-8 0-16 2-22 4-7 3-12 7-15 12-3 4-5 10-5 17s2 13 5 17c3 5 9 9 16 12 8 3 19 7 32 10 23 5 42 11 55 19 13 7 23 15 30 26 6 10 10 23 10 39 0 17-5 33-14 46s-22 23-38 30c-17 7-36 10-59 10-18 0-35-2-53-7-17-5-31-12-44-20v-65zM6144 306c0 9 1 16 4 21 2 5 7 8 13 11 6 2 15 4 26 4v25h-160v-25c11 0 19-2 25-4 6-3 11-6 13-11 3-5 4-12 4-21v-222c0-8-1-15-4-20-2-5-7-10-13-12-6-3-14-4-25-5v-25h117zM6301 120c-4-17-10-31-16-41-6-9-14-16-25-20-10-5-24-7-41-7h-99v-30h207v98zM6203 180c8 0 14-1 19-4 6-3 10-7 13-14 2-7 5-16 7-28h26v122h-26c-2-12-5-21-7-27-3-7-7-12-13-15-5-2-11-4-19-4h-83v-30zM6370 45c0-8 2-15 5-22 4-6 9-11 16-15 6-4 14-6 22-6 7 0 15 2 21 6 7 4 12 9 16 15 3 7 5 14 5 22s-2 16-5 23c-4 6-9 11-16 15-6 3-14 5-22 5s-15-2-21-5c-7-4-12-9-16-16-3-6-5-15-5-22zM6426 184l-76-31v-18l76-31h23zM6449 321c0 5 1 8 3 11s5 5 9 7c5 2 11 3 18 4v24h-129v-24c8-1 14-2 19-4 4-2 7-4 9-7s3-6 3-11v-177l68-40zM6602 104l-23 80-77-31v-18l77-31zM6502 343c8-1 15-2 19-4 5-2 8-4 10-7 1-3 2-6 2-11v-177l69-40v217c0 5 0 8 2 11s5 5 10 7c4 2 10 3 18 4v24h-130zM6666 343c7-1 13-2 18-4 4-2 7-4 9-7s3-6 3-11v-128c0-14-4-24-11-30-6-7-17-11-30-11-8 0-16 2-25 5s-17 8-25 13c-8 6-15 12-22 20v-21c9-12 19-23 31-33s24-18 37-24c13-5 25-8 37-8 25 0 43 7 56 20 14 13 20 32 20 57v140c0 5 1 8 3 11s5 5 9 7c5 2 11 3 19 4v24h-129zM7069 363c-7 3-14 5-21 7-7 1-15 2-21 2-19 0-32-5-42-14s-15-23-15-41v-143c0-15-3-27-10-35s-17-12-30-12c-12 0-21 4-28 12-7 7-11 18-11 31v29h-48c-4-3-8-7-11-12-3-6-4-11-4-18 0-12 4-23 13-33s22-17 37-23c16-6 33-9 52-9 23 0 42 4 58 11 17 7 29 18 37 31 9 13 13 30 13 49v120c0 5 1 10 3 13s5 5 9 7c5 2 11 3 19 5zM6981 322c-12 17-26 30-41 38-15 9-32 13-50 13-13 0-25-3-36-8-10-6-18-13-24-23s-9-21-9-34c0-18 6-34 18-46 11-13 28-22 51-29l98-27v23l-65 20c-12 3-21 9-27 16-5 7-8 16-8 28 0 6 2 13 5 18 3 6 7 10 13 14 6 3 12 4 20 4 9 0 19-2 29-8 10-5 18-12 25-22zM7165 94l-76-36v-19l76-36h23zM7188 321c0 5 1 8 3 11s5 5 9 7c5 2 11 3 18 4v24h-129v-24c8-1 14-2 19-4 4-2 7-4 9-7s3-6 3-11v-278l68-40zM7477 302c-11 24-25 41-44 54-18 11-40 17-65 17-24 0-46-5-65-16s-34-26-45-45-16-41-16-66c0-27 6-50 17-72 11-21 27-39 47-51s42-19 66-19c20 0 38 5 53 13 16 9 28 22 36 38 9 16 14 34 14 55v17h-182v-25l125-3-7 11c0-17-2-31-6-43-3-12-8-20-15-26-6-6-14-9-24-9-12 0-22 4-31 11-9 8-16 19-21 33s-7 31-7 49c0 20 3 37 9 51 7 14 16 25 29 32 12 8 26 11 44 11 14 0 27-2 39-8 12-5 24-13 35-24zM7537 281c6 23 15 39 26 50 11 10 25 16 41 16 10 0 18-2 26-5 7-3 12-7 17-13 4-6 6-12 6-20 0-7-2-13-5-17-3-5-8-9-15-13-7-3-16-7-28-10-4-1-8-2-12-3-21-5-38-11-50-17-13-7-22-16-28-26s-8-22-8-37 4-30 12-42c9-13 21-22 37-29 15-7 33-11 53-11 18 0 34 2 49 6s28 10 40 18v59h-30c-5-18-12-32-22-41-11-10-23-15-38-15-9 0-16 2-23 4-6 3-11 7-14 12-4 4-5 10-5 17s1 13 5 17c3 5 9 9 16 12 8 3 18 7 32 10 23 5 41 11 55 19 13 7 23 15 29 26 7 10 10 23 10 39 0 17-4 33-13 46s-22 23-38 30c-17 7-37 10-59 10-18 0-36-2-53-7s-32-12-44-20v-65z">
          <text:p/>
        </draw:path>
        <draw:path draw:style-name="gr1" draw:text-style-name="P1" draw:layer="layout" svg:width="7.545cm" svg:height="0.425cm" svg:x="0.996cm" svg:y="28.773cm" svg:viewBox="0 0 7546 426" svg:d="M96 45c-15 0-28 2-37 6-9 3-17 9-23 17-5 9-10 21-13 37h-23v-86h129v26zM260 105c-4-16-9-28-15-37-5-8-13-14-22-17-9-4-21-6-37-6h-33v-26h129v86zM70 302c10-1 17-3 23-5 5-2 9-5 11-9s4-10 4-18v-251h66v251c0 8 1 14 4 18 2 4 6 7 11 9 6 2 13 4 23 5v22h-142zM487 265c-10 22-23 38-40 48-16 11-35 16-56 16-22 0-42-5-59-14-17-10-31-23-40-40-9-18-14-37-14-59 0-24 5-45 15-64 10-20 24-35 42-46s37-17 58-17c18 0 34 4 48 13 14 7 24 18 32 33 7 14 11 30 11 49v15h-161v-23l112-2-7 10c0-15-2-28-5-38-3-11-7-19-14-24-6-6-13-8-21-8-10 0-20 3-28 10-7 7-13 17-18 29-4 13-6 28-6 44 0 18 2 33 8 46 6 12 14 22 25 28 11 7 24 10 39 10 13 0 24-2 35-7s21-12 31-22zM541 247c5 20 13 35 23 44 10 10 22 14 36 14 9 0 16-1 23-3 6-3 11-7 15-12s6-11 6-18c0-6-2-11-5-15-2-4-7-8-13-12-6-3-14-6-25-9-4-1-7-2-11-3-18-4-33-9-44-15s-19-14-25-23c-5-9-7-19-7-32 0-15 3-27 11-38s18-20 32-26 30-10 48-10c16 0 30 2 44 6 13 3 25 8 35 15v54h-27c-4-17-11-29-20-38s-20-13-34-13c-7 0-14 1-19 4-6 2-10 6-13 10-3 5-5 10-5 15 0 7 2 12 5 16s8 7 14 11c7 3 16 6 28 9 21 4 37 9 49 16 13 6 21 14 27 23 5 9 8 21 8 35 0 15-4 29-12 41s-19 21-34 27c-14 6-32 9-51 9-17 0-32-2-48-6-15-4-28-11-38-19v-57zM720 108c11-5 21-9 28-14 8-4 14-10 20-17 5-7 10-16 15-28h27v84h-90zM810 263c0 8 2 14 6 19s11 8 19 11c9 3 20 5 34 5v22c-9 3-18 5-27 6-8 2-17 3-25 3-21 0-38-5-49-16-12-11-18-27-18-47v-151h60zM864 133h-77v-38h77zM926 247c5 20 13 35 23 44 10 10 22 14 36 14 9 0 16-1 23-3 6-3 11-7 15-12s6-11 6-18c0-6-2-11-5-15-2-4-7-8-13-12-6-3-14-6-25-9-3-1-7-2-11-3-18-4-33-9-44-15s-19-14-25-23c-5-9-7-19-7-32 0-15 3-27 11-38s18-20 32-26 30-10 48-10c16 0 30 2 44 6 13 3 25 8 35 15v54h-27c-4-17-11-29-20-38s-20-13-34-13c-7 0-14 1-19 4-6 2-10 6-13 10-3 5-4 10-4 15 0 7 1 12 4 16s8 7 14 11c7 3 16 6 28 9 21 4 37 9 49 16 13 6 21 14 27 23 5 9 8 21 8 35 0 15-4 29-12 41s-19 21-34 27c-14 6-32 9-51 9-17 0-32-2-48-6-15-4-28-11-38-19v-57zM1387 82l-67-32v-17l67-32h21zM1408 265c0 5 1 9 2 12 2 3 5 5 8 7 4 1 10 3 17 3v22l-67 19h-21v-290l61-37zM1368 152c-9-13-17-22-26-27-8-5-17-8-28-8-14 0-25 4-35 12-10 7-17 18-23 31-5 14-7 30-7 48 0 17 2 32 6 45 5 12 12 21 21 28 8 6 19 10 32 10 7 0 15-2 23-5 8-4 15-8 22-15 7-6 13-14 17-23l5 16c-7 14-15 26-25 36s-20 17-32 22-24 7-37 7c-18 0-34-5-49-14-14-9-26-22-34-39-9-16-13-34-13-54 0-26 5-49 16-69 10-20 24-36 43-47 18-11 40-17 64-17 14 0 28 3 41 9 14 5 26 12 35 21zM1664 265c-10 22-23 38-40 48-16 11-35 16-57 16s-42-5-59-14c-17-10-30-23-39-40-10-18-14-37-14-59 0-24 5-45 15-64 10-20 24-35 42-46 17-11 37-17 58-17 18 0 34 4 47 13 14 7 25 18 32 33 8 14 12 30 12 49v15h-162v-23l112-2-6 10c0-15-2-28-5-38-3-11-8-19-14-24-6-6-13-8-22-8-10 0-19 3-27 10s-14 17-18 29c-5 13-7 28-7 44 0 18 3 33 9 46 6 12 14 22 25 28 11 7 24 10 39 10 12 0 24-2 35-7s21-12 30-22zM1796 63c-2-8-6-13-11-16-6-3-14-5-25-6v-22h143v22c-11 1-19 2-24 5-6 2-9 6-11 11-1 6 0 14 3 24l47 189-8 56h-37zM1996 79l-86 247h-37l24-56 86-248h36zM1974 79l9-57h36l80 248-8 56h-37zM2131 81c3-10 4-18 3-24-2-5-5-9-11-11-5-3-14-4-24-5v-22h110v22c-11 1-19 3-25 6-5 3-9 8-11 16l-82 263h-37l24-56zM2234 38c0-7 1-14 5-19 3-6 8-11 14-14 5-4 12-5 19-5s14 1 20 5c5 3 10 8 13 14 4 5 5 12 5 19s-1 14-5 19c-3 6-8 11-13 14-6 3-13 5-20 5s-14-2-19-5c-6-3-11-8-14-14-4-5-5-12-5-19zM2284 160l-67-27v-17l67-27h20zM2304 282c0 5 1 8 3 11 1 2 4 4 8 5 4 2 9 3 16 4v22h-114v-22c7-1 12-2 16-4 4-1 6-3 8-5 2-3 3-6 3-11v-157l60-36zM2420 82l-68-32v-17l68-32h20zM2440 282c0 5 1 8 2 11 2 2 5 4 9 6 4 1 9 2 16 3v22h-115v-22c7-1 13-2 16-3 4-2 7-4 9-6 1-3 2-6 2-11v-246l61-35zM2692 265c-9 21-21 37-37 48-17 11-36 16-58 16-21 0-39-5-56-14-16-10-29-24-39-41-9-17-14-37-14-58 0-25 5-46 15-65s24-34 42-45 38-17 60-17c15 0 30 3 42 8 13 5 23 12 30 22 7 8 11 18 11 29 0 6-2 11-5 16-2 4-6 8-11 10h-38v-12c0-16-3-28-10-36-6-8-15-12-26-12s-20 3-28 10c-7 6-13 16-18 28-4 12-6 26-6 42 0 17 3 33 9 46s14 23 25 30c10 7 23 11 37 11 12 0 22-3 32-8 10-4 20-11 29-21zM2823 329c-21 0-40-5-58-14-16-10-29-24-39-41-9-18-14-37-14-60 0-22 5-43 15-62s24-35 42-46 37-17 57-17c22 0 41 5 57 15 17 10 29 24 39 42 9 17 14 36 14 58 0 23-5 44-15 63s-24 34-41 46c-18 11-36 16-57 16zM2827 306c11 0 19-3 26-10 6-7 11-16 15-30 3-13 5-30 5-50s-3-38-7-54-10-28-18-36c-7-9-16-13-26-13s-19 3-25 10c-7 7-12 17-16 30-3 13-6 30-6 49 0 21 3 39 7 55 5 16 11 28 18 36 8 9 18 13 27 13zM3116 142c4-5 6-10 6-13 0-4-2-6-6-8s-10-4-17-5v-21h89v21c-8 2-14 4-18 6s-8 6-12 11l-71 85-16-17zM2975 133c-4-6-9-9-13-12-4-2-9-4-16-5v-21h125v21c-8 1-14 3-18 5-3 2-5 4-6 8 0 3 2 8 6 13l39 54 68 90c5 5 9 9 13 12 4 2 9 3 16 4v22h-125v-22c8-1 14-2 17-4 4-2 6-5 6-8 0-4-2-8-6-14l-40-57zM3014 276c-4 6-6 10-6 14 0 3 2 6 6 8s10 3 18 4v22h-90v-22c8-1 13-3 18-5 4-2 8-6 12-12l70-84 17 16zM3305 329c-21 0-40-5-57-14-17-10-30-24-39-41-10-18-14-37-14-60 0-22 5-43 15-62s24-35 41-46 36-17 57-17 40 5 57 15c16 10 29 24 38 42 10 17 15 36 15 58 0 23-6 44-16 63s-23 34-41 46c-17 11-36 16-56 16zM3309 306c10 0 19-3 25-10 7-7 12-16 15-30 3-13 5-30 5-50s-2-38-6-54c-5-16-10-28-18-36-8-9-16-13-27-13-9 0-18 3-25 10s-12 17-15 30c-4 13-5 30-5 49 0 21 2 39 6 55s10 28 18 36c8 9 17 13 27 13zM3527 89l-20 71-67-27v-17l67-27zM3440 302c6-1 12-2 16-3 4-2 6-4 8-6 2-3 3-6 3-11v-157l60-36v193c0 5 1 8 2 11 2 2 5 4 9 6 4 1 9 2 16 3v22h-114zM3584 302c7-1 12-2 16-3 4-2 7-4 8-6 2-3 3-6 3-11v-113c0-13-3-22-9-28s-15-9-27-9c-7 0-15 1-22 4-8 3-16 7-23 12s-13 11-19 17v-18c8-11 16-21 27-30 10-8 21-15 33-20 11-5 22-8 33-8 22 0 39 6 50 18 12 12 18 29 18 51v124c0 5 0 8 2 11 2 2 4 4 8 6 4 1 10 2 17 3v22h-115zM3807 199v-46h386v46zM4395 45c-15 0-28 2-37 6-9 3-17 9-22 17-6 9-11 21-14 37h-23v-86h129v26zM4559 105c-4-16-9-28-15-37-5-8-12-14-22-17-9-4-21-6-36-6h-34v-26h129v86zM4369 302c10-1 18-3 23-5s9-5 11-9c3-4 4-10 4-18v-251h66v251c0 8 1 14 4 18 2 4 6 7 11 9 6 2 13 4 23 5v22h-142zM4806 320c-6 3-12 5-19 6-6 1-13 2-19 2-16 0-28-4-37-12s-13-21-13-36v-128c0-14-3-24-9-31s-14-11-26-11c-11 0-19 4-26 10-6 7-9 16-9 28v26h-42c-5-2-8-6-11-11-2-5-3-10-3-16 0-10 4-20 12-29s19-16 33-21c13-5 29-8 46-8 20 0 37 4 51 10 15 6 26 15 33 27 8 12 12 27 12 44v107c0 5 0 9 2 12s5 5 8 7c4 1 9 2 17 3zM4728 283c-11 16-23 27-36 35-14 7-28 11-45 11-12 0-22-2-32-7-9-5-16-12-21-21-6-9-8-19-8-30 0-16 5-30 15-41s26-20 47-25l87-25v20l-58 18c-11 4-19 8-24 15-5 6-8 14-8 25 0 5 2 11 4 16 3 5 7 9 12 12s11 4 17 4c9 0 18-2 26-7 9-5 17-11 24-19zM4881 82l-67-32v-17l67-32h20zM4841 324v-290l60-33v297zM4890 301l-23 23h-26l49-42zM4880 267c9 12 17 21 26 26 8 6 18 8 28 8 14 0 25-4 35-11s18-18 23-31c5-14 8-30 8-48s-2-32-7-44c-5-13-11-22-20-29-9-6-20-9-32-9-8 0-16 1-24 4-7 4-15 9-22 15s-13 14-17 22l-5-15c7-14 15-26 25-36s21-17 32-22c12-5 24-8 37-8 18 0 34 5 49 15 15 9 26 22 34 39 9 16 13 34 13 54 0 26-5 49-16 69-9 20-24 36-43 47-18 11-39 16-63 16-15 0-29-2-42-8-14-5-25-12-35-22zM5150 82l-67-32v-17l67-32h21zM5171 282c0 5 0 8 2 11 2 2 4 4 8 6 4 1 10 2 17 3v22h-115v-22c7-1 12-2 16-3 4-2 7-4 8-6 2-3 3-6 3-11v-246l61-35zM5439 320c-6 3-12 5-18 6-7 1-13 2-19 2-16 0-29-4-38-12-8-8-12-21-12-36v-128c0-14-3-24-9-31s-15-11-27-11c-10 0-19 4-25 10-6 7-9 16-9 28v26h-43c-4-2-8-6-10-11s-3-10-3-16c0-10 4-20 12-29s19-16 32-21c14-5 30-8 46-8 20 0 37 4 52 10 14 6 25 15 33 27s11 27 11 44v107c0 5 1 9 3 12 1 3 4 5 8 7 3 1 9 2 16 3zM5361 283c-10 16-22 27-36 35-13 7-28 11-44 11-12 0-23-2-32-7-10-5-17-12-22-21s-8-19-8-30c0-16 6-30 16-41s26-20 46-25l87-25v20l-57 18c-11 4-20 8-25 15-5 6-7 14-7 25 0 5 1 11 4 16s7 9 12 12 11 4 17 4c9 0 17-2 26-7s16-11 23-19zM5796 112c-4-17-9-30-16-41-8-11-17-19-29-24-11-6-25-8-40-8-21 0-39 5-54 16-15 10-26 25-34 44-9 20-13 43-13 69 0 27 5 51 13 72 9 20 21 36 36 47 16 11 34 16 54 16 14 0 26-2 36-7 11-6 21-15 30-26 8-12 17-28 26-48h24l-14 79c-13 8-30 15-49 20-19 6-38 8-58 8-32 0-61-6-87-19-25-13-44-31-59-54-14-23-20-50-20-80s7-58 21-83 34-45 59-59 54-21 85-21c21 0 42 3 62 8 19 5 36 11 50 20v71zM5966 329c-21 0-40-5-57-14-17-10-30-24-39-41-9-18-14-37-14-60 0-22 5-43 15-62s24-35 41-46c18-11 36-17 57-17s40 5 57 15c16 10 29 24 38 42 10 17 15 36 15 58 0 23-5 44-16 63-10 19-23 34-40 46-18 11-37 16-57 16zM5970 306c10 0 19-3 26-10 6-7 11-16 14-30 4-13 5-30 5-50s-2-38-6-54-10-28-18-36c-7-9-16-13-26-13s-19 3-26 10c-6 7-12 17-15 30s-5 30-5 49c0 21 2 39 6 55s10 28 18 36c8 9 17 13 27 13zM6189 89l-21 71-67-27v-17l67-27zM6101 302c7-1 12-2 16-3 4-2 7-4 8-6 2-3 3-6 3-11v-157l61-36v193c0 5 0 8 2 11 1 2 4 4 8 6 4 1 9 2 16 3v22h-114zM6241 302c7-1 13-2 16-3 4-2 7-4 9-6 1-3 2-6 2-11v-115c0-12-3-20-8-26-6-6-15-9-27-9-7 0-14 1-22 4-7 3-15 7-21 11-7 5-13 11-19 17v-18c8-11 17-21 27-30 10-8 21-15 32-19 11-5 22-8 33-8 21 0 38 6 49 17 11 12 17 28 17 50v126c0 5 1 8 2 11 2 2 5 4 9 6 4 1 9 2 16 3v22h-115zM6381 302c8-1 13-2 17-3 4-2 7-4 8-6 2-3 3-6 3-11v-115c0-12-3-20-9-26s-15-9-27-9c-6 0-14 1-21 4-8 3-15 7-22 11-7 5-13 11-19 17v-18c8-11 17-21 27-30 10-8 21-15 32-19 12-5 23-8 33-8 22 0 38 6 49 17 11 12 17 28 17 50v126c0 5 1 8 3 11 2 2 4 4 8 6 4 1 10 2 17 3v22h-116zM6583 160l-67-27v-17l67-27h21zM6604 385c0 4 0 8 2 10 2 3 4 5 8 6 4 2 10 3 17 4v21h-115v-21c7-1 12-2 16-4 4-1 7-3 8-6 2-2 3-6 3-10v-260l61-36zM6575 155c7-14 16-26 25-36 10-10 21-17 32-22 12-5 24-8 37-8 18 0 34 5 49 15 15 9 26 22 34 39 9 16 13 34 13 54 0 26-5 49-15 69s-25 36-43 47c-19 11-40 16-64 16-15 0-29-2-42-8-14-5-25-12-34-22l15-32c9 12 17 21 26 26 8 6 18 8 29 8 13 0 24-4 34-11s18-18 23-31c5-14 8-30 8-48s-2-32-7-44c-4-13-11-22-20-29-9-6-20-9-32-9-8 0-15 1-23 4-8 4-16 9-23 15s-12 14-17 22zM6852 82l-67-32v-17l67-32h21zM6873 282c0 5 1 8 2 11 2 2 5 4 8 6 4 1 10 2 17 3v22h-115v-22c7-1 12-2 16-3 4-2 7-4 8-6 2-3 3-6 3-11v-246l61-35zM7131 265c-10 22-24 38-40 48-16 11-35 16-57 16s-42-5-59-14c-17-10-30-23-40-40-9-18-13-37-13-59 0-24 5-45 14-64 11-20 25-35 42-46 18-11 37-17 59-17 18 0 34 4 47 13 14 7 25 18 32 33 8 14 12 30 12 49v15h-162v-23l112-2-6 10c0-15-2-28-5-38-3-11-8-19-14-24-6-6-13-8-22-8-10 0-19 3-27 10s-14 17-18 29c-5 13-7 28-7 44 0 18 3 33 9 46 6 12 14 22 25 28 11 7 24 10 39 10 12 0 24-2 34-7 11-5 22-12 31-22zM7153 108c11-5 21-9 28-14 8-4 14-10 20-17 5-7 10-16 15-28h27v84h-90zM7243 263c0 8 2 14 6 19s11 8 19 11c9 3 20 5 34 5v22c-9 3-18 5-27 6-8 2-17 3-25 3-21 0-38-5-49-16-12-11-18-27-18-47v-151h60zM7297 133h-77v-38h77zM7546 320c-6 3-12 5-19 6-6 1-12 2-19 2-16 0-28-4-37-12s-13-21-13-36v-128c0-14-3-24-9-31s-14-11-26-11c-11 0-19 4-25 10-7 7-10 16-10 28v26h-42c-5-2-8-6-11-11-2-5-3-10-3-16 0-10 4-20 12-29s19-16 33-21 29-8 46-8c20 0 37 4 51 10 15 6 26 15 33 27 8 12 12 27 12 44v107c0 5 1 9 2 12 2 3 5 5 8 7 4 1 9 2 17 3zM7468 283c-11 16-23 27-36 35-13 7-28 11-45 11-12 0-22-2-32-7-9-5-16-12-21-21-6-9-8-19-8-30 0-16 5-30 15-41 11-11 26-20 47-25l87-25v20l-58 18c-11 4-19 8-24 15-5 6-8 14-8 25 0 5 2 11 4 16 3 5 7 9 12 12 6 3 11 4 18 4 8 0 17-2 25-7 9-5 17-11 24-19z">
          <text:p/>
        </draw:path>
        <draw:frame draw:style-name="gr2" draw:text-style-name="P3" draw:layer="layout" svg:width="15.28cm" svg:height="0.577cm" svg:x="0.988cm" svg:y="25.283cm">
          <draw:text-box>
            <text:p text:style-name="P2"><text:span text:style-name="T1">(hedging</text:span><text:span text:style-name="T1">) en una </text:span><text:span text:style-name="T1">capa </text:span><text:span text:style-name="T1">separad</text:span><text:span text:style-name="T1">a e </text:span><text:span text:style-name="T1">indepen</text:span><text:span text:style-name="T1">diente </text:span><text:span text:style-name="T1">de la </text:span><text:span text:style-name="T1">calidad </text:span><text:span text:style-name="T1">del </text:span><text:span text:style-name="T1">contenid</text:span><text:span text:style-name="T1">o.</text:span></text:p>
          </draw:text-box>
        </draw:frame>
      </draw:page>
      <draw:page draw:name="page13" draw:style-name="dp1" draw:master-page-name="master-page20">
        <draw:polygon draw:style-name="gr1" draw:text-style-name="P1" draw:layer="layout" svg:width="18.627cm" svg:height="0.017cm" svg:x="1.199cm" svg:y="1.053cm" svg:viewBox="0 0 18628 18" draw:points="0,0 18628,0 18628,18 0,18">
          <text:p/>
        </draw:polygon>
        <draw:polygon draw:style-name="gr1" draw:text-style-name="P1" draw:layer="layout" svg:width="18.627cm" svg:height="0.018cm" svg:x="1.199cm" svg:y="2.123cm" svg:viewBox="0 0 18628 19" draw:points="0,0 18628,0 18628,19 0,19">
          <text:p/>
        </draw:polygon>
        <draw:polygon draw:style-name="gr1" draw:text-style-name="P1" draw:layer="layout" svg:width="18.627cm" svg:height="0.018cm" svg:x="1.199cm" svg:y="3.194cm" svg:viewBox="0 0 18628 19" draw:points="0,0 18628,0 18628,19 0,19">
          <text:p/>
        </draw:polygon>
        <draw:polygon draw:style-name="gr1" draw:text-style-name="P1" draw:layer="layout" svg:width="18.627cm" svg:height="0.017cm" svg:x="1.199cm" svg:y="4.265cm" svg:viewBox="0 0 18628 18" draw:points="0,0 18628,0 18628,18 0,18">
          <text:p/>
        </draw:polygon>
        <draw:polygon draw:style-name="gr1" draw:text-style-name="P1" draw:layer="layout" svg:width="18.627cm" svg:height="0.018cm" svg:x="1.199cm" svg:y="5.335cm" svg:viewBox="0 0 18628 19" draw:points="0,0 18628,0 18628,19 0,19">
          <text:p/>
        </draw:polygon>
        <draw:polygon draw:style-name="gr1" draw:text-style-name="P1" draw:layer="layout" svg:width="18.627cm" svg:height="0.018cm" svg:x="1.199cm" svg:y="6.406cm" svg:viewBox="0 0 18628 19" draw:points="0,0 18628,0 18628,19 0,19">
          <text:p/>
        </draw:polygon>
        <draw:polygon draw:style-name="gr1" draw:text-style-name="P1" draw:layer="layout" svg:width="18.627cm" svg:height="0.017cm" svg:x="1.199cm" svg:y="7.477cm" svg:viewBox="0 0 18628 18" draw:points="0,0 18628,0 18628,18 0,18">
          <text:p/>
        </draw:polygon>
        <draw:polygon draw:style-name="gr1" draw:text-style-name="P1" draw:layer="layout" svg:width="18.627cm" svg:height="0.018cm" svg:x="1.199cm" svg:y="8.547cm" svg:viewBox="0 0 18628 19" draw:points="0,0 18628,0 18628,19 0,19">
          <text:p/>
        </draw:polygon>
        <draw:polygon draw:style-name="gr1" draw:text-style-name="P1" draw:layer="layout" svg:width="18.627cm" svg:height="0.018cm" svg:x="1.199cm" svg:y="9.618cm" svg:viewBox="0 0 18628 19" draw:points="0,0 18628,0 18628,19 0,19">
          <text:p/>
        </draw:polygon>
        <draw:polygon draw:style-name="gr1" draw:text-style-name="P1" draw:layer="layout" svg:width="18.627cm" svg:height="0.017cm" svg:x="1.199cm" svg:y="10.689cm" svg:viewBox="0 0 18628 18" draw:points="0,0 18628,0 18628,18 0,18">
          <text:p/>
        </draw:polygon>
        <draw:polygon draw:style-name="gr1" draw:text-style-name="P1" draw:layer="layout" svg:width="18.627cm" svg:height="0.018cm" svg:x="1.199cm" svg:y="11.759cm" svg:viewBox="0 0 18628 19" draw:points="0,0 18628,0 18628,19 0,19">
          <text:p/>
        </draw:polygon>
        <draw:polygon draw:style-name="gr1" draw:text-style-name="P1" draw:layer="layout" svg:width="18.627cm" svg:height="0.018cm" svg:x="1.199cm" svg:y="12.83cm" svg:viewBox="0 0 18628 19" draw:points="0,0 18628,0 18628,19 0,19">
          <text:p/>
        </draw:polygon>
        <draw:polygon draw:style-name="gr1" draw:text-style-name="P1" draw:layer="layout" svg:width="18.627cm" svg:height="0.017cm" svg:x="1.199cm" svg:y="13.901cm" svg:viewBox="0 0 18628 18" draw:points="0,0 18628,0 18628,18 0,18">
          <text:p/>
        </draw:polygon>
        <draw:polygon draw:style-name="gr1" draw:text-style-name="P1" draw:layer="layout" svg:width="18.627cm" svg:height="0.018cm" svg:x="1.199cm" svg:y="14.971cm" svg:viewBox="0 0 18628 19" draw:points="0,0 18628,0 18628,19 0,19">
          <text:p/>
        </draw:polygon>
        <draw:polygon draw:style-name="gr1" draw:text-style-name="P1" draw:layer="layout" svg:width="18.627cm" svg:height="0.018cm" svg:x="1.199cm" svg:y="16.042cm" svg:viewBox="0 0 18628 19" draw:points="0,0 18628,0 18628,19 0,19">
          <text:p/>
        </draw:polygon>
        <draw:path draw:style-name="gr1" draw:text-style-name="P1" draw:layer="layout" svg:width="0.76cm" svg:height="0.272cm" svg:x="1.233cm" svg:y="0.4cm" svg:viewBox="0 0 761 273" svg:d="M84 25c-13 0-24 1-32 4-8 4-15 9-20 16s-9 18-12 32h-20v-77h113v25zM227 77c-3-14-7-25-12-32s-12-12-20-16c-8-3-19-4-32-4h-29v-25h113v77zM61 249c9-1 16-2 20-4 5-2 8-5 10-8 2-4 3-9 3-16v-221h59v221c0 7 1 12 3 16 1 3 5 6 9 8 5 2 12 3 21 4v19h-125zM426 217c-8 19-20 33-34 42s-31 14-51 14c-19 0-36-4-51-13-15-8-26-20-35-35-8-15-12-32-12-51 0-21 5-39 14-56 8-17 21-30 36-40s32-15 51-15c16 0 30 4 42 11 12 6 21 16 28 28 7 13 10 27 10 44v13h-142v-20l98-2-5 9c0-13-2-25-5-34-2-9-6-16-11-20-6-5-12-7-19-7-9 0-18 3-24 9-7 6-13 14-16 25-4 11-6 24-6 39s2 28 7 39 13 20 22 25c10 6 21 9 34 9 11 0 21-2 31-6 9-4 18-11 27-20zM473 201c5 18 12 31 20 39 9 8 20 12 32 12 8 0 14-1 20-3 6-3 10-6 13-11 4-4 5-9 5-15 0-5-1-10-4-13-2-4-6-8-11-10-5-3-13-6-22-8-3-1-6-2-10-3-16-4-28-8-38-13-10-6-17-12-22-20-4-8-6-18-6-29 0-12 3-23 10-32 6-10 16-18 28-24 12-5 26-8 41-8 14 0 27 2 39 5 11 3 21 8 31 14v46h-24c-4-14-9-25-17-32-8-8-18-12-30-12-6 0-12 1-17 3s-9 5-11 9c-3 4-4 9-4 13 0 6 1 11 4 14 2 3 7 7 12 10 6 2 14 5 25 7 18 4 32 9 43 15 10 5 18 12 23 20s8 18 8 30c0 14-4 26-11 36s-17 18-30 24c-13 5-28 8-45 8-14 0-28-2-42-5-13-4-24-10-33-17v-50zM629 79c10-3 19-7 25-11 7-5 14-10 18-16 5-6 10-14 14-24h24v74h-81zM710 215c0 7 2 12 5 17 4 4 9 7 16 10 8 2 18 3 30 4v19c-7 2-15 4-23 6-8 1-15 2-22 2-19 0-33-5-44-14-11-10-16-24-16-42v-132h54zM757 102h-67v-34h67z">
          <text:p/>
        </draw:path>
        <draw:path draw:style-name="gr1" draw:text-style-name="P1" draw:layer="layout" svg:width="0.227cm" svg:height="0.205cm" svg:x="7.936cm" svg:y="0.462cm" svg:viewBox="0 0 228 206" svg:d="M78 0l-19 63-59-24v-15l59-24zM0 187c7 0 11-1 15-2 3-2 5-4 7-6 1-2 2-5 2-9v-138l54-32v170c0 4 0 7 2 9 1 2 4 4 7 6 4 1 9 2 15 2v19h-102zM128 187c6 0 11-1 14-2 4-2 6-4 7-6 2-2 2-5 2-9v-99c0-11-2-19-7-26-6-5-14-7-25-7-6 0-12 1-19 3-6 3-14 6-20 11-7 5-12 10-17 16v-16c7-11 15-20 23-27 11-8 20-14 30-18 10-5 20-7 30-7 19 0 33 5 43 16 10 10 15 25 15 45v109c0 4 1 7 3 9 1 2 3 4 7 6 3 1 8 2 14 2v19h-100z">
          <text:p/>
        </draw:path>
        <draw:path draw:style-name="gr1" draw:text-style-name="P1" draw:layer="layout" svg:width="1.28cm" svg:height="0.372cm" svg:x="9.218cm" svg:y="0.384cm" svg:viewBox="0 0 1281 373" svg:d="M59 140l-59-23v-15l59-24h18zM77 337c0 4 0 7 2 9 1 2 4 4 7 5 4 1 9 2 14 3v19h-100v-19c6-1 11-2 15-3 3-1 5-3 7-5 1-2 2-5 2-9v-227l53-32zM52 135c6-12 13-22 22-30 9-9 18-16 28-20 10-5 21-7 33-7 15 0 29 4 42 13 13 8 23 19 30 33 8 15 11 31 11 48 0 24-4 44-13 62-9 17-21 31-38 41-16 9-35 14-56 14-13 0-25-2-36-6-12-5-22-12-31-20l14-28c8 11 15 18 23 23 7 4 15 6 25 6 12 0 22-3 30-9 9-7 16-16 20-28 5-12 7-26 7-42s-2-28-6-39-10-19-18-25-17-9-27-9c-7 0-14 2-21 5s-14 7-20 12c-6 6-11 12-15 20zM253 174v-40h100v40zM484 102c-9 1-14 2-18 4s-6 4-7 7c0 4 1 8 4 14l39 103h-7l41-103c2-6 3-10 3-14-1-3-3-5-7-7s-10-3-18-4v-19h76v19c-5 1-9 2-12 3-2 1-4 3-6 5-2 1-3 4-5 7l-73 170h-18l-78-169c-1-4-3-7-5-8-1-2-4-4-6-5-3-1-7-2-11-3v-19h108zM789 281c-5 3-11 4-16 5-6 1-11 2-17 2-14 0-25-4-32-11s-11-18-11-31v-113c0-12-3-21-8-27-5-7-13-10-23-10s-17 3-22 9c-6 6-9 14-9 24v23h-37c-4-2-7-5-9-9s-3-9-3-14c0-9 4-18 11-26 7-7 16-13 28-18 13-4 26-7 41-7 17 0 32 3 45 8 12 6 22 14 28 25 7 10 10 23 10 38v95c0 4 1 7 3 10 1 2 3 4 7 5 3 2 8 3 14 4zM721 249c-9 14-20 24-32 30-12 7-24 10-39 10-10 0-19-2-27-6-8-5-15-11-19-19-5-7-7-16-7-26 0-14 5-26 14-36 8-10 22-17 40-22l76-23v19l-50 16c-10 3-17 7-22 13-4 5-6 12-6 21 0 6 1 10 3 15 3 4 6 8 11 10 4 3 9 4 15 4 8 0 15-2 22-6 8-5 15-10 21-18zM864 72l-59-29v-14l59-29h18zM882 248c0 4 1 7 2 9 2 2 4 4 7 6 4 1 8 2 14 2v19h-100v-19c6 0 11-1 14-2 3-2 6-4 7-6 2-2 3-5 3-9v-216l53-32zM1019 289c-18 0-35-4-49-13-15-8-26-20-34-35-9-16-13-33-13-52 0-21 5-39 14-56s20-30 36-40c15-10 32-15 50-15s34 5 49 13c14 9 26 21 34 36s13 32 13 52c0 21-5 39-14 56-8 17-20 30-35 40-16 9-32 14-51 14zM1024 269c8 0 15-3 21-9s10-15 14-26c3-12 5-26 5-44 0-19-3-35-7-49-3-13-8-23-15-31s-14-12-23-12-16 4-22 9c-6 6-11 15-14 27-3 11-4 26-4 44s1 34 5 48c4 13 9 24 16 32 6 7 15 11 24 11zM1197 140l-59-23v-15l59-24h18zM1215 247c0 4 1 7 2 10 2 2 5 4 8 5 4 2 10 3 17 3v19h-104v-19c6 0 11-1 14-2 3-2 6-4 7-6 2-2 2-5 2-9v-138l54-32zM1208 148c7-15 14-27 21-37 6-10 12-18 18-24 7-6 13-9 20-9 3 0 5 1 8 2 2 1 5 2 6 4v48h-10c-10 0-19 1-26 3s-14 6-20 10c-5 5-11 11-17 19z">
          <text:p/>
        </draw:path>
        <draw:path draw:style-name="gr1" draw:text-style-name="P1" draw:layer="layout" svg:width="2.158cm" svg:height="0.288cm" svg:x="11.258cm" svg:y="0.384cm" svg:viewBox="0 0 2159 289" svg:d="M223 99c-4-14-9-26-15-36-7-9-15-17-25-22-9-4-21-7-35-7-18 0-34 5-47 15-13 9-23 22-30 39s-10 37-10 60c0 24 3 45 11 63 7 17 17 31 31 41s29 15 47 15c12 0 23-3 32-8 9-4 17-12 25-22s16-24 23-42h21l-12 69c-11 7-25 14-42 19-17 4-34 6-52 6-28 0-53-5-75-16-22-12-39-28-52-48-12-20-18-43-18-69 0-27 6-52 19-74 12-22 29-40 51-52 23-12 47-19 75-19 18 0 36 3 53 7 18 4 33 10 44 18v63zM371 289c-19 0-35-4-50-13-14-8-25-20-34-35-8-16-12-33-12-52 0-20 4-38 13-55s21-30 36-40 32-15 50-15c19 0 35 5 49 13 15 9 26 21 34 36 9 15 13 32 13 51 0 21-4 39-13 56s-21 30-36 40c-15 9-32 14-50 14zM375 269c9 0 16-3 22-9s10-15 13-26c3-12 5-26 5-44s-2-34-6-48c-4-13-9-23-15-31-7-8-15-12-24-12-8 0-16 4-22 9-6 6-10 15-13 27-4 11-5 26-5 43 0 18 2 34 6 48 3 13 8 24 15 32 7 7 15 11 24 11zM566 79l-18 62-59-23v-15l59-24zM489 265c6 0 11-1 15-2 3-2 5-4 7-6 1-2 2-5 2-9v-137l53-32v169c0 4 1 7 3 9 1 2 4 4 7 6 3 1 8 2 14 2v19h-101zM617 265c6 0 11-1 14-2 3-2 6-4 7-6s2-5 2-9v-99c0-11-2-19-8-25-5-5-13-7-24-7-7 0-13 1-20 3-7 3-13 6-19 10-7 5-12 10-17 16v-16c7-10 14-19 23-26 9-8 19-14 29-18 11-5 21-7 31-7 19 0 33 5 43 16 10 10 15 25 15 44v109c0 4 1 7 2 9 2 2 4 4 7 6 4 1 9 2 15 2v19h-100zM739 265c6 0 10-1 14-2 3-2 6-4 7-6 2-2 3-5 3-9v-164c0-16 4-30 13-44 9-12 23-22 40-29 16-7 36-11 58-11 17 0 32 2 45 6 12 3 22 8 29 14 8 7 11 14 11 22 0 6-1 10-4 14s-6 7-11 9h-43v-11c0-13-3-21-9-27-5-6-14-9-25-9s-20 3-28 8-13 12-17 23c-5 9-6 21-6 35v163c0 4 0 7 2 10 1 2 4 4 9 5 4 2 10 3 17 3v19h-105zM736 95c12-4 22-8 30-14 9-5 17-13 26-22h18v59h-74zM936 118h-140v-34h140zM877 265c6 0 11-1 15-2 3-2 5-4 7-6 1-2 2-6 2-9v-164l35-5h18v169c0 3 1 7 2 9s4 4 7 6c4 1 9 2 15 2v19h-101zM1055 141l-59-23v-15l59-24h18zM1073 247c0 4 1 7 2 10 2 2 5 4 8 5 4 2 10 3 17 3v19h-104v-19c6 0 11-1 14-2 3-2 6-4 7-6 2-2 2-5 2-9v-137l54-32zM1066 149c7-15 14-27 21-37 6-10 12-18 18-24 7-6 13-9 20-9 3 0 5 1 8 2 2 1 5 2 6 4v48h-10c-10 0-19 1-26 3s-14 6-20 10c-5 5-11 11-17 19zM1233 79l-18 62-59-23v-15l59-24zM1156 265c6 0 11-1 14-2 4-2 6-4 8-6 1-2 2-5 2-9v-137l53-32v169c0 4 1 7 3 9 1 2 3 4 7 6 3 1 8 2 13 2v19h-100zM1279 265c6 0 11-1 14-2 4-2 6-4 8-6 1-2 2-5 2-9v-101c0-10-3-18-8-23s-13-7-23-7c-6 0-12 1-19 3-6 3-13 6-19 10s-11 9-16 14v-16c6-9 14-18 23-25s18-13 28-17c10-5 20-7 29-7 19 0 33 5 43 16 10 9 15 24 15 43v110c0 4 0 7 2 9 1 2 4 4 7 6 4 1 8 2 14 2v19h-100zM1402 265c6 0 11-1 14-2 4-2 6-4 7-6 2-2 3-5 3-9v-101c0-10-3-18-8-23s-13-7-24-7c-6 0-12 1-18 3-7 3-13 6-19 10s-12 9-16 14v-16c6-9 14-18 23-25s18-13 28-17c10-5 19-7 29-7 18 0 33 5 43 16 10 9 15 24 15 43v110c0 4 0 7 2 9 1 2 4 4 7 6 4 1 8 2 14 2v19h-100zM1716 281c-5 3-11 4-17 5-5 1-11 2-16 2-14 0-25-4-32-11s-11-18-11-31v-112c0-12-3-21-8-27-6-7-13-10-23-10s-17 3-22 9c-6 6-9 14-9 24v23h-37c-4-2-7-5-9-9s-3-9-3-14c0-9 4-18 11-26 7-7 16-13 28-18 12-4 26-7 41-7 17 0 32 3 45 8 12 6 22 14 28 25 7 10 10 23 10 38v94c0 4 1 7 3 10 1 2 3 4 7 5 3 2 8 3 14 4zM1648 249c-10 14-20 24-32 30-12 7-25 10-39 10-10 0-19-2-27-6-9-5-15-11-19-19-5-7-7-16-7-26 0-14 5-26 13-36 9-10 23-17 41-22l76-22v18l-50 16c-10 3-17 7-22 13-4 5-6 12-6 21 0 6 1 10 3 15 3 4 6 8 11 10 4 3 9 4 15 4 7 0 15-2 22-6 8-5 15-10 21-18zM1905 73l-58-30v-14l58-29h18zM1923 233c0 5 1 8 2 10 2 3 4 5 8 6 3 1 8 3 13 4v18l-58 17h-18v-255l53-33zM1889 134c-8-11-16-18-23-23s-16-7-25-7c-12 0-22 3-31 10-8 6-15 15-20 27-4 12-6 26-6 42 0 15 2 28 6 39s10 19 18 25c7 5 16 8 27 8 7 0 14-1 20-4 7-3 14-8 20-13 6-6 11-12 15-20l5 14c-6 12-14 23-22 31-9 9-18 15-29 20-10 4-21 6-32 6-15 0-30-4-42-12-13-8-24-20-31-34-7-15-11-30-11-48 0-22 5-43 13-60 9-18 22-31 38-41 17-10 35-15 57-15 12 0 24 3 36 7 12 5 22 12 30 20zM2060 289c-19 0-35-4-50-13-14-8-26-20-34-35-8-16-12-33-12-52 0-20 4-38 13-55s21-30 36-40 32-15 50-15 35 5 49 13c15 9 26 21 34 36 9 15 13 32 13 51 0 21-5 39-13 56-9 17-21 30-36 40-15 9-32 14-50 14zM2064 269c8 0 16-3 22-9 5-6 10-15 13-26 3-12 5-26 5-44s-2-34-6-48c-4-13-9-23-16-31-6-8-14-12-23-12s-16 4-22 9c-6 6-10 15-14 27-3 11-4 26-4 43 0 18 2 34 5 48 4 13 9 24 16 32 7 7 15 11 24 11z">
          <text:p/>
        </draw:path>
        <draw:path draw:style-name="gr1" draw:text-style-name="P1" draw:layer="layout" svg:width="1.748cm" svg:height="0.288cm" svg:x="14.327cm" svg:y="0.384cm" svg:viewBox="0 0 1749 289" svg:d="M222 99c-3-14-8-26-14-36-7-9-15-17-25-22-10-4-22-7-36-7-18 0-33 5-46 15-13 9-23 22-30 39s-11 37-11 60c0 24 4 45 11 63 8 17 18 31 32 41 13 10 29 15 47 15 12 0 22-3 32-8 9-4 17-12 25-22s15-24 23-42h21l-12 69c-12 7-26 14-43 19-16 4-34 6-51 6-28 0-53-5-75-16-22-12-40-28-52-48s-18-43-18-69c0-27 6-52 18-74 13-22 30-40 52-52s47-19 75-19c18 0 36 3 53 7 18 4 32 10 44 18v63zM371 289c-19 0-35-4-50-13-14-8-26-20-34-35-8-16-12-33-12-52 0-20 4-38 13-55s21-30 36-40 32-15 50-15 35 5 49 13c15 9 26 21 34 36 9 15 13 32 13 51 0 21-5 39-13 56-9 17-21 30-36 40-15 9-32 14-50 14zM375 269c8 0 16-3 22-9 5-6 10-15 13-26 3-12 5-26 5-44s-2-34-6-48c-4-13-9-23-16-31-6-8-14-12-23-12s-16 4-22 9c-6 6-10 15-14 27-3 11-4 26-4 43 0 18 2 34 5 48 4 13 9 24 16 32 7 7 15 11 24 11zM547 73l-60-30v-14l60-29h18zM565 248c0 4 1 7 3 9 1 2 3 4 7 6 3 1 8 2 14 2v19h-102v-19c6 0 11-1 15-2 3-2 5-4 7-6 1-2 2-5 2-9v-216l54-32zM551 130c7-10 14-19 23-26 9-8 19-14 29-18 10-5 20-7 30-7 19 0 33 5 43 16 10 10 15 25 15 44v109c0 4 1 7 2 9 2 2 4 4 7 6 4 1 9 2 15 2v19h-100v-19c6 0 10-1 14-2 3-2 6-4 7-6s2-5 2-9v-99c0-11-2-19-8-25-5-5-13-7-24-7-6 0-12 1-19 3-7 3-13 6-19 10-7 5-12 10-17 16zM915 233c-9 19-20 33-34 42s-31 14-51 14c-19 0-36-4-51-13-15-8-26-20-35-35-8-15-12-32-12-51 0-21 5-39 14-56 8-17 20-30 36-40 15-10 32-15 51-15 16 0 30 4 42 11 12 6 21 16 28 28 7 13 10 27 10 44v13h-142v-20l98-2-6 9c0-13-1-25-4-34s-6-16-12-20c-5-5-11-7-18-7-9 0-18 3-25 9s-12 14-15 25c-4 11-6 24-6 39s2 28 7 39 13 20 22 25c10 6 21 9 34 9 11 0 21-2 31-6 9-4 18-11 27-20zM1014 79l-19 62-59-23v-15l59-24zM936 265c7 0 11-1 15-2 3-2 5-4 7-6 1-2 2-5 2-9v-137l54-32v169c0 4 0 7 2 9 1 2 4 4 7 6 3 1 8 2 14 2v19h-101zM1063 265c6 0 11-1 14-2 4-2 6-4 7-6s2-5 2-9v-99c0-11-2-19-7-25-6-5-14-7-25-7-6 0-12 1-19 3-7 3-13 6-19 10-7 5-12 10-17 16v-16c7-10 15-19 23-26 9-8 19-14 29-18 10-5 20-7 30-7 19 0 33 5 43 16 10 10 15 25 15 44v109c0 4 1 7 2 9 2 2 4 4 8 6 3 1 8 2 14 2v19h-100zM1248 16l-16 111h-22l-17-111zM1304 217c5 18 11 31 20 39s19 12 32 12c8 0 14-1 20-3 5-3 10-6 13-11 3-4 5-9 5-15 0-5-1-10-4-13-2-4-6-8-12-10-5-3-12-6-21-8-3-1-6-2-10-3-16-4-29-8-39-13-9-6-16-12-21-20-4-8-7-18-7-29 0-12 4-23 10-32 7-10 16-18 28-24 12-5 26-8 42-8 14 0 27 2 38 5 12 3 22 8 32 14v46h-25c-3-14-9-25-17-32-8-8-18-12-29-12-6 0-12 1-17 3s-9 5-12 9c-2 4-3 9-3 13 0 6 1 11 3 14 3 3 7 7 13 10 6 2 14 5 24 7 18 4 33 9 43 15 11 5 19 12 24 20s7 18 7 30c0 14-3 26-10 36s-17 18-30 24c-13 5-28 8-46 8-14 0-28-2-41-5-13-4-25-10-34-17v-50zM1707 73l-58-30v-14l58-29h18zM1725 233c0 5 1 8 3 10 1 3 4 5 7 6s8 3 14 4v18l-59 17h-18v-255l53-33zM1691 134c-8-11-16-18-23-23s-16-7-25-7c-12 0-22 3-31 10-8 6-15 15-19 27-5 12-7 26-7 42 0 15 2 28 6 39s10 19 18 25c7 5 16 8 27 8 7 0 14-1 21-4s13-8 19-13c6-6 11-12 15-20l5 14c-6 12-14 23-22 31-9 9-18 15-28 20-11 4-22 6-33 6-15 0-30-4-42-12-13-8-23-20-31-34-7-15-11-30-11-48 0-22 5-43 14-60 9-18 21-31 38-41 16-10 34-15 56-15 12 0 24 3 36 7 12 5 22 12 30 20z">
          <text:p/>
        </draw:path>
        <draw:path draw:style-name="gr1" draw:text-style-name="P1" draw:layer="layout" svg:width="1.726cm" svg:height="0.372cm" svg:x="17.247cm" svg:y="0.384cm" svg:viewBox="0 0 1727 373" svg:d="M59 140l-59-23v-15l59-24h18zM77 337c0 4 1 7 2 9 2 2 4 4 7 5 4 1 9 2 15 3v19h-101v-19c7-1 11-2 15-3 3-1 5-3 7-5 1-2 2-5 2-9v-227l53-32zM52 135c6-12 14-22 22-30 9-9 18-16 28-20 10-5 21-7 33-7 15 0 29 4 42 13 13 8 23 19 31 33 7 15 11 31 11 48 0 24-5 44-14 62-8 17-21 31-38 41-16 9-35 14-56 14-12 0-25-2-36-6-12-5-22-12-31-20l14-28c8 11 15 18 23 23 7 4 16 6 25 6 12 0 22-3 30-9 9-7 16-16 20-28 5-12 7-26 7-42s-2-28-6-39-10-19-18-25-17-9-27-9c-7 0-14 2-21 5s-13 7-20 12c-6 6-10 12-14 20zM297 140l-59-23v-15l59-24h18zM315 247c0 4 1 7 2 10 2 2 5 4 9 5 4 2 9 3 16 3v19h-104v-19c6 0 11-1 14-2 3-2 6-4 7-6 2-2 3-5 3-9v-138l53-32zM308 148c8-15 14-27 21-37 6-10 12-18 19-24 6-6 13-9 19-9 3 0 6 1 8 2 3 1 5 2 6 4v48h-10c-10 0-19 1-26 3s-14 6-19 10c-6 5-12 11-18 19zM491 289c-19 0-35-4-50-13-14-8-26-20-34-35-8-16-12-33-12-52 0-21 4-39 13-56s21-30 36-40 32-15 50-15 35 5 49 13c15 9 26 21 34 36 9 15 13 32 13 52 0 21-4 39-13 56s-21 30-36 40c-15 9-32 14-50 14zM495 269c9 0 16-3 22-9 5-6 10-15 13-26 3-12 5-26 5-44 0-19-2-35-6-49-4-13-9-23-16-31-6-8-14-12-23-12s-16 4-22 9c-6 6-10 15-14 27-3 11-4 26-4 44s2 34 5 48c4 13 9 24 16 32 7 7 15 11 24 11zM686 78l-18 62-59-23v-15l59-24zM609 265c6 0 11-1 14-2 4-2 6-4 8-6 1-2 2-5 2-9v-138l53-32v170c0 4 1 7 2 9 2 2 4 4 8 6 3 1 8 2 13 2v19h-100zM732 265c6 0 11-1 14-2 4-2 6-4 8-6 1-2 2-5 2-9v-102c0-10-3-18-8-23s-13-7-23-7c-6 0-12 1-19 3-6 3-13 6-19 10s-11 9-16 14v-16c6-9 14-18 23-25s18-13 28-17c10-5 20-7 29-7 19 0 33 5 43 16 10 9 15 24 15 43v111c0 4 0 7 2 9 1 2 4 4 7 6 4 1 8 2 14 2v19h-100zM855 265c6 0 12-1 15-2 4-2 6-4 7-6 2-2 3-5 3-9v-102c0-10-3-18-8-23s-14-7-25-7c-6 0-12 1-18 3-7 3-13 6-19 10s-12 9-16 14v-16c6-9 14-18 23-25s18-13 28-17c10-5 19-7 30-7 18 0 33 5 43 16 10 9 15 24 15 43v111c0 4 0 7 2 9 1 2 4 4 7 6 4 1 8 2 14 2v19h-101zM1157 233c-9 19-21 33-35 42s-31 14-50 14-36-4-51-13c-15-8-27-20-35-35s-12-32-12-51c0-22 4-40 13-57s21-30 36-40c16-10 33-15 52-15 15 0 29 4 41 11 12 6 21 16 28 28 7 13 10 27 10 44v14h-141v-21l97-2-5 9c0-13-2-25-5-34-2-9-6-16-11-20-5-5-12-7-19-7-9 0-17 3-24 9s-13 14-16 25c-4 11-6 24-6 39 0 16 3 29 8 40s12 20 22 25c9 6 21 9 34 9 10 0 20-2 30-6s19-11 27-20zM1355 72l-59-29v-14l59-29h18zM1373 233c0 5 0 8 2 10 1 3 4 5 7 6s8 3 14 4v18l-59 17h-18v-255l54-33zM1338 133c-8-11-15-18-23-23-7-5-15-7-25-7-11 0-21 3-30 10-9 6-15 15-20 27s-7 26-7 43c0 15 2 28 6 39s10 19 18 25c8 5 17 8 28 8 6 0 13-1 20-4s13-8 19-13c6-6 12-12 16-20l5 14c-7 12-15 23-23 31-9 9-18 15-28 20-10 4-21 6-33 6-15 0-29-4-42-12s-23-20-30-34c-8-15-11-30-11-48 0-23 4-44 13-61 9-18 22-31 38-41s35-15 56-15c12 0 25 3 36 7 12 5 22 12 31 20zM1429 33c0-6 1-12 4-17s7-9 12-12 10-4 17-4c6 0 11 1 17 4 5 3 9 7 12 12s4 11 4 17c0 7-1 12-4 18-3 4-7 8-12 11-6 3-11 5-17 5-7 0-12-2-17-5s-9-7-12-12-4-11-4-17zM1472 140l-59-23v-15l59-24h18zM1490 248c0 3 1 7 2 9 2 2 4 4 8 6 3 1 7 2 13 2v19h-100v-19c6 0 11-1 14-2 4-2 6-4 8-6 1-2 2-5 2-9v-138l53-32zM1628 289c-19 0-35-4-50-13-14-8-26-20-34-35-8-16-12-33-12-52 0-21 4-39 13-56s21-30 36-40 32-15 50-15 35 5 49 13c15 9 26 21 34 36 9 15 13 32 13 52 0 21-5 39-13 56-9 17-21 30-36 40-15 9-32 14-50 14zM1632 269c8 0 16-3 22-9 5-6 10-15 13-26 3-12 5-26 5-44 0-19-2-35-6-49-4-13-9-23-16-31-6-8-14-12-23-12s-16 4-22 9c-6 6-10 15-14 27-3 11-4 26-4 44s2 34 5 48c4 13 9 24 16 32 7 7 15 11 24 11z">
          <text:p/>
        </draw:path>
        <draw:path draw:style-name="gr1" draw:text-style-name="P1" draw:layer="layout" svg:width="4.501cm" svg:height="0.395cm" svg:x="1.241cm" svg:y="1.434cm" svg:viewBox="0 0 4502 396" svg:d="M223 119c-4-15-9-27-15-36-7-10-15-17-25-21-10-5-22-7-35-7-18 0-34 4-47 13s-23 22-30 40c-7 16-11 36-11 60s4 45 12 62c7 18 17 32 31 42 13 9 29 14 47 14 12 0 23-2 32-7s17-12 25-23c8-10 16-24 23-42h21l-12 69c-11 8-26 14-42 19-17 5-34 7-52 7-28 0-53-6-75-17s-40-27-52-47c-12-21-18-44-18-70 0-27 6-51 19-73 12-22 29-39 51-51 22-13 47-19 75-19 18 0 36 2 53 7 18 4 33 10 44 17v63zM330 160l-58-23v-15l58-23h18zM348 239c0 11 3 19 8 25 5 5 13 7 24 7 6 0 12-1 19-3 7-3 13-6 20-11 6-4 12-9 17-15v16c-7 10-15 19-24 26-9 8-19 14-29 19-9 4-19 6-29 6-19 0-34-5-44-16-10-10-15-25-15-44v-117l53-33zM456 160l-58-23v-15l58-23h18zM474 253c0 4 1 7 3 10 1 2 3 4 7 5 3 2 8 3 14 4v19l-58 17h-18v-176l52-33zM574 160l-59-23v-15l59-23h18zM592 266c0 4 1 8 2 10 2 2 5 4 8 6 4 1 10 2 17 3v19h-104v-19c6-1 11-2 14-3s6-3 7-5c2-2 3-6 3-10v-137l53-31zM585 169c8-15 14-28 21-37 6-10 12-18 19-24 6-6 12-9 19-9 3 0 5 0 8 1s5 2 6 4v48h-10c-10 0-19 1-26 3-7 3-14 6-20 11-5 4-11 11-17 19zM691 54c0-7 1-12 4-17s7-9 12-12 11-5 17-5 12 2 17 5 9 7 12 12 4 10 4 17c0 6-1 12-4 17s-7 9-12 12-11 4-17 4-12-1-17-4-9-7-12-12-4-11-4-17zM734 160l-59-23v-15l59-23h19zM753 267c0 4 0 7 2 10 1 2 4 4 7 5s8 2 14 3v19h-101v-19c7-1 11-2 15-3 3-1 5-3 7-5 1-2 2-6 2-10v-137l54-31zM890 309c-19 0-35-5-50-13-14-9-26-21-34-36s-12-32-12-52c0-19 4-38 13-55s21-30 36-39c15-10 32-15 50-15s35 4 49 13c15 8 26 20 34 36 9 15 13 32 13 51 0 20-4 39-13 56-9 16-21 29-36 39s-32 15-50 15zM894 288c9 0 16-3 22-8 5-6 10-15 13-26 3-12 5-27 5-44 0-18-2-34-6-48-4-13-9-24-16-31-6-8-14-12-23-12s-16 3-22 9-10 15-14 26c-3 12-4 26-4 44s2 34 5 47c4 14 9 25 16 32 7 8 15 11 24 11zM1037 237c5 17 11 30 20 39 9 8 19 12 32 12 7 0 14-1 20-4 5-2 10-6 13-10s5-10 5-15c0-6-2-10-4-14s-6-7-12-10c-5-2-12-5-21-8-3-1-7-1-10-2-16-4-29-9-39-14-9-5-17-11-21-19-5-8-7-18-7-29 0-12 3-23 10-33s16-17 28-23 26-8 42-8c14 0 27 1 38 5 11 3 22 7 32 13v47h-25c-3-15-9-25-17-33-8-7-18-11-29-11-7 0-13 1-18 3s-8 5-11 9c-2 4-4 8-4 13 0 6 2 10 4 14 3 3 7 6 13 9s14 5 24 8c18 4 32 9 43 14 11 6 19 13 23 21 5 8 8 18 8 30 0 14-3 26-10 36s-17 18-31 23c-13 6-28 9-45 9-14 0-28-2-41-6s-25-9-34-16v-50zM1210 54c0-7 2-12 5-17s7-9 11-12c5-3 11-5 17-5 7 0 12 2 18 5 5 3 9 7 12 12s4 10 4 17c0 6-1 12-4 17s-7 9-12 12c-6 3-11 4-18 4-6 0-12-1-17-4-4-3-8-7-11-12s-5-11-5-17zM1254 160l-59-23v-15l59-23h18zM1272 267c0 4 1 7 2 10 2 2 4 4 7 5 4 1 8 2 14 3v19h-100v-19c6-1 11-2 14-3 4-1 6-3 7-5 2-2 3-6 3-10v-137l53-31zM1490 92l-58-28v-14l58-29h19zM1509 253c0 4 0 7 2 10 1 2 4 4 7 5 3 2 8 3 14 4v19l-59 17h-18v-254l54-33zM1474 153c-8-10-15-18-23-22-7-5-16-7-25-7-11 0-21 3-30 9-9 7-15 16-20 28s-7 26-7 42c0 15 2 27 6 38s10 19 18 25 17 9 28 9c6 0 13-2 20-5s13-7 19-13c6-5 11-12 16-19l5 13c-7 13-15 23-23 32-9 8-18 15-28 19-10 5-21 7-33 7-15 0-29-4-42-12-13-9-23-20-30-35-8-14-11-30-11-48 0-22 4-42 13-60 9-17 22-31 38-40 16-10 35-15 56-15 12 0 25 2 36 7 12 5 22 11 31 19zM1742 301c-5 2-11 4-17 5-5 1-11 2-16 2-14 0-25-4-32-11-8-8-11-18-11-32v-112c0-11-3-20-9-27-5-6-12-9-23-9-9 0-16 3-22 9-5 6-8 14-8 24v23h-37c-4-3-7-6-9-10s-3-8-3-14c0-9 3-17 10-25s17-14 29-18c12-5 26-7 40-7 18 0 33 2 46 8 12 6 22 14 28 24 7 11 10 23 10 38v95c0 4 1 7 2 9 2 3 4 5 8 6 3 1 7 3 14 3zM1674 268c-10 14-20 24-32 31-12 6-25 10-39 10-10 0-20-2-28-7-8-4-14-10-18-18-5-8-7-16-7-26 0-14 4-26 13-36s22-18 40-22l77-22v18l-51 15c-10 3-17 8-21 13-4 6-6 13-6 22 0 5 1 10 3 14 3 5 6 8 11 11 4 2 9 4 15 4 7 0 15-2 22-7 8-4 15-10 21-17zM1931 92l-59-28v-14l59-29h18zM1949 253c0 4 1 7 2 10 2 2 4 4 7 5 4 2 8 3 14 4v19l-58 17h-18v-254l53-33zM1914 153c-7-10-15-18-22-22-8-5-16-7-26-7-11 0-21 3-30 9-8 7-15 16-20 28-4 12-6 26-6 42 0 15 2 27 6 38s10 19 17 25c8 6 17 9 28 9 7 0 14-2 20-5 7-3 14-7 20-13 6-5 11-12 15-19l5 13c-7 13-14 23-23 32-8 8-18 15-28 19-10 5-21 7-32 7-16 0-30-4-43-12-13-9-23-20-30-35-7-14-11-30-11-48 0-22 4-42 13-60 9-17 22-31 38-40 16-10 35-15 56-15 13 0 25 2 37 7s22 11 30 19zM2184 155c19 0 34-4 43-12 10-8 14-20 14-37 0-15-4-27-14-34-10-8-24-12-43-12h-64v-23h82c31 0 55 5 72 17 16 11 25 27 25 49 0 12-4 23-10 32-7 10-16 17-28 23s-25 9-39 10h-102v-13zM2196 281c20 0 35-4 45-13 10-8 15-21 15-39 0-16-6-28-17-37s-26-13-46-13h-73v-15h103c18 1 34 4 48 9s24 13 32 23c8 9 12 21 12 33 0 15-5 28-13 39-9 12-20 20-36 26-15 7-32 10-52 10h-94v-23zM2057 284c9 0 15-1 20-3 4-2 8-5 10-9s3-9 3-16v-172c0-6-1-11-3-15s-6-7-10-9c-5-2-11-3-20-4v-19h91v214c0 7 1 13 4 17 2 5 6 8 11 10 6 2 13 3 22 3h6v23h-134zM2329 284c9 0 16-1 20-3 5-2 8-4 10-8s3-10 3-17v-172c0-7-1-12-3-16-2-3-5-6-10-8-4-2-11-3-20-4v-19h125v19c-9 1-16 2-20 4-5 2-8 5-10 8-2 4-3 9-3 16v172c0 7 1 13 3 17s5 6 10 8c4 2 11 3 20 3v20h-125zM2691 119c-3-14-8-26-15-36-6-9-15-16-25-21s-22-7-36-7c-18 0-33 4-46 13s-23 22-30 40c-7 16-11 36-11 60s4 45 11 62c8 18 18 32 32 42 13 9 29 14 47 14 12 0 24-2 35-7 10-5 20-12 29-22l29 24c-12 8-27 15-44 21-18 4-35 7-54 7-28 0-53-6-75-17s-40-27-52-47c-12-21-18-44-18-70 0-27 6-51 18-73 13-22 30-39 52-51 22-13 47-19 75-19 18 0 36 2 54 7 17 4 32 10 44 17v63zM2738 193c-7 1-12 2-16 4s-7 5-9 8-2 8-2 14v62h-51v-62c0-6-1-11-4-14-2-4-6-7-12-8-6-2-15-3-27-4v-19h121zM2847 181c0-26 4-49 12-72s19-43 32-61 27-34 42-48h24c-21 29-36 58-47 89-11 30-16 61-16 92s5 61 16 92c11 30 26 60 47 90h-24c-15-14-29-31-42-49s-24-38-32-61-12-47-12-72zM3077 309c-18 0-35-5-49-13-15-9-26-21-35-36-8-15-12-32-12-52 0-19 5-38 13-55 9-17 21-30 36-39 16-10 32-15 50-15 19 0 35 4 50 13 14 8 26 20 34 36 8 15 12 32 12 51 0 20-4 39-13 56-9 16-21 29-36 39s-32 15-50 15zM3082 288c8 0 15-3 21-8 6-6 10-15 13-26 4-12 5-27 5-44 0-18-2-34-6-48-4-13-9-24-15-31-7-8-15-12-23-12-9 0-17 3-22 9-6 6-11 15-14 26-3 12-5 26-5 44s2 34 6 47c3 14 9 25 15 32 7 8 15 11 25 11zM3255 160l-59-23v-15l59-23h18zM3273 266c0 4 0 8 2 10s4 4 8 6c4 1 10 2 17 3v19h-104v-19c6-1 11-2 14-3s6-3 7-5 2-6 2-10v-137l54-31zM3266 169c7-15 14-28 20-37 7-10 13-18 19-24 7-6 13-9 20-9 2 0 5 0 8 1 2 1 4 2 6 4v48h-11c-10 0-18 1-26 3-7 3-13 6-19 11-5 4-11 11-17 19zM3372 54c0-7 1-12 4-17s7-9 12-12 10-5 17-5c6 0 11 2 17 5 5 3 9 7 12 12s4 10 4 17c0 6-1 12-4 17s-7 9-12 12c-6 3-11 4-17 4-7 0-12-1-17-4s-9-7-12-12-4-11-4-17zM3415 160l-59-23v-15l59-23h18zM3433 267c0 4 1 7 2 10 2 2 4 4 8 5 3 1 7 2 13 3v19h-100v-19c6-1 11-2 14-3 4-1 6-3 8-5 1-2 2-6 2-10v-137l53-31zM3620 119c9-4 17-7 22-9 6-2 11-4 15-5s8-1 12-1h11v33h-60zM3572 99c16 0 30 3 43 9 12 5 22 14 29 24s10 22 10 35c0 14-3 26-11 38-8 11-18 19-31 26s-27 10-42 10c-17 0-31-3-44-8-13-6-22-14-29-25-7-10-11-22-11-35s4-26 11-37c8-12 18-21 31-27 13-7 28-10 44-10zM3569 118c-11 0-19 4-24 13-6 8-9 20-9 36 0 10 2 20 5 28 3 9 7 15 13 20 5 5 11 7 18 7 10 0 18-4 24-12 6-9 8-21 8-37 0-10-1-20-4-29-3-8-7-14-13-19-5-5-11-7-18-7zM3539 313c-11 0-20 2-26 8-7 6-10 13-10 22 0 8 3 14 7 19s11 9 19 12 18 4 30 4h13c13 0 24-2 33-5 10-3 18-8 23-14 5-5 8-12 8-19 0-8-3-14-8-19-5-4-13-6-22-6h-90v-9c-11 0-20-3-26-10-7-7-10-16-10-27 0-8 2-16 6-23 5-6 11-12 20-16 8-4 17-7 28-8l5 14c-8 0-14 1-19 4-4 3-6 8-6 13s1 9 4 12c4 2 8 3 14 3h85c12 0 23 3 32 8 10 4 17 11 23 19 5 8 7 18 7 29 0 13-5 26-14 36-10 11-23 20-39 26-17 7-34 10-54 10h-13c-18 0-34-2-48-6-15-4-26-10-34-17-7-7-11-15-11-24s3-17 8-24c6-7 13-13 23-17 9-4 20-6 31-6h18v11zM3711 54c0-7 1-12 4-17s7-9 12-12 11-5 17-5 12 2 17 5 9 7 12 12 5 10 5 17c0 6-2 12-5 17s-7 9-12 12-11 4-17 4-12-1-17-4-9-7-12-12-4-11-4-17zM3755 160l-59-23v-15l59-23h18zM3773 267c0 4 0 7 2 10 1 2 4 4 7 5s8 2 14 3v19h-100v-19c6-1 11-2 14-3s6-3 7-5 2-6 2-10v-137l54-31zM3891 99l-18 61-59-23v-15l59-23zM3814 285c6-1 11-2 15-3 3-1 5-3 7-5 1-2 2-6 2-10v-137l53-31v168c0 4 1 8 3 10 1 2 4 4 7 5s8 2 14 3v19h-101zM3941 285c6-1 11-2 14-3s6-3 7-5 2-6 2-10v-99c0-11-2-19-8-24-5-5-13-8-24-8-6 0-12 2-19 4s-13 6-19 10c-7 4-12 10-17 15v-16c7-10 14-18 23-25 9-8 19-14 29-19 10-4 20-6 30-6 19 0 33 5 43 15s15 25 15 45v108c0 4 1 8 2 10 2 2 4 4 8 5 3 1 8 2 14 3v19h-100zM4255 301c-6 2-11 4-17 5-5 1-11 2-17 2-14 0-24-4-31-11-8-8-12-18-12-32v-112c0-11-2-20-8-27-5-6-13-9-23-9-9 0-16 3-22 9-5 6-8 14-8 24v23h-38c-3-3-6-6-9-10-1-4-2-8-2-14 0-9 3-17 10-25s17-14 29-18c12-5 25-7 40-7 18 0 33 2 45 8 13 6 22 14 29 24 7 11 10 23 10 38v95c0 4 1 7 2 9 1 3 4 5 7 6 4 1 8 3 15 3zM4186 268c-9 14-19 24-31 31-12 6-25 10-39 10-11 0-20-2-28-7-8-4-14-10-19-18-4-8-6-16-6-26 0-14 4-26 13-36s22-18 40-22l77-22v18l-51 15c-10 3-17 8-21 13-4 6-6 13-6 22 0 5 1 10 3 14 2 5 6 8 10 11 5 2 10 4 15 4 8 0 15-2 23-7 8-4 14-10 20-17zM4329 92l-59-28v-14l59-29h18zM4347 267c0 4 1 8 3 10 1 2 3 4 7 5 3 1 8 2 14 3v19h-101v-19c6-1 11-2 15-3 3-1 5-3 7-5 1-2 2-6 2-10v-215l53-31zM4502 181c0 25-4 49-12 72s-18 43-31 61-27 35-43 49h-24c21-30 37-60 48-90 10-31 15-61 15-92s-5-62-15-92c-11-31-27-60-48-89h24c16 14 30 30 43 48s23 38 31 61 12 46 12 72z">
          <text:p/>
        </draw:path>
        <draw:frame draw:style-name="gr3" draw:text-style-name="P4" draw:layer="layout" svg:width="0.369cm" svg:height="0.42cm" svg:x="16.898cm" svg:y="0.328cm">
          <draw:text-box>
            <text:p text:style-name="P2"><text:span text:style-name="T6">Δ</text:span></text:p>
          </draw:text-box>
        </draw:frame>
        <draw:path draw:style-name="gr1" draw:text-style-name="P1" draw:layer="layout" svg:width="1.063cm" svg:height="0.277cm" svg:x="9.225cm" svg:y="1.466cm" svg:viewBox="0 0 1064 278" svg:d="M110 278c-22 0-41-6-58-17-16-12-29-28-38-49-10-21-14-45-14-72s4-51 14-72c9-22 22-39 39-50 16-12 36-18 58-18 21 0 40 6 57 18 17 11 30 28 39 50 9 20 14 44 14 71s-5 51-15 72c-9 21-22 37-39 49s-36 18-57 18zM119 252c9 0 16-3 23-9 7-7 12-16 15-29 3-12 5-28 5-47 0-27-2-51-8-72-5-22-12-39-22-51-9-13-20-19-32-19-9 0-16 4-23 10-6 7-11 16-14 30-3 12-5 28-5 46 0 28 3 52 8 74 5 21 12 38 21 50 10 12 20 17 32 17zM249 241c0-6 1-12 4-17s7-9 13-12c5-3 11-5 17-5s12 2 17 5 9 7 12 13c4 5 5 11 5 16 0 7-1 12-5 18-3 5-7 9-12 12s-11 5-17 5-12-2-17-5c-6-3-10-7-13-12-3-6-4-11-4-18zM455 278c-22 0-41-6-58-17-17-12-30-28-39-49s-13-45-13-72 4-51 13-72c10-22 23-39 39-50 17-12 37-18 58-18 22 0 41 6 58 18 17 11 30 28 39 50 9 20 14 44 14 71s-5 51-15 72c-9 21-22 37-39 49s-36 18-57 18zM464 252c8 0 16-3 23-9 6-7 11-16 15-29 3-12 5-28 5-47 0-27-3-51-8-72-5-22-13-39-22-51-9-13-20-19-32-19-9 0-17 4-23 10-6 7-11 16-14 30-3 12-5 28-5 46 0 28 2 52 8 74 5 21 12 38 21 50s20 17 32 17zM704 278c-22 0-42-6-58-17-17-12-30-28-39-49s-14-45-14-72 5-51 14-72c10-22 23-39 39-50 17-12 36-18 58-18s41 6 57 18c17 11 30 28 40 50 9 20 13 44 13 71s-4 51-14 72c-9 21-22 37-39 49s-36 18-57 18zM712 252c9 0 17-3 23-9 7-7 12-16 15-29 4-12 6-28 6-47 0-27-3-51-8-72-6-22-13-39-22-51-10-13-20-19-32-19-9 0-17 4-23 10-6 7-11 16-14 30-4 12-5 28-5 46 0 28 2 52 7 74 6 21 13 38 22 50s20 17 31 17zM927 252c9-1 16-2 20-3 5-2 8-4 9-8 1-3 2-9 2-16v-172h4l-94 123v-10h196v33h-224v-24l130-172h46v222c0 7 1 13 2 16 2 4 4 6 9 8 4 1 11 2 20 3v21h-120z">
          <text:p/>
        </draw:path>
        <draw:frame draw:style-name="gr5" draw:text-style-name="P6" draw:layer="layout" svg:width="0.465cm" svg:height="0.439cm" svg:x="11.244cm" svg:y="1.389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0.353cm" svg:height="0.354cm" svg:x="11.798cm" svg:y="1.389cm" svg:viewBox="0 0 354 355" svg:d="M22 260c4 25 13 43 25 54 11 12 27 18 47 18 11 0 20-2 28-5 9-3 15-9 20-15 4-7 6-15 6-24 0-8-2-15-6-21s-9-11-16-14c-7-4-16-7-27-11-4-1-7-2-11-3-19-5-34-10-46-17-12-6-23-15-30-26-7-10-10-23-10-38 0-16 4-30 12-42 8-13 20-22 34-29 15-6 32-10 51-10 16 0 32 2 46 6s27 10 38 18v63h-22c-3-15-8-27-13-36-6-10-13-17-21-21-7-5-17-7-28-7-10 0-18 1-25 5-7 3-13 8-17 13-4 6-6 13-6 21 0 9 3 17 7 22 5 6 11 10 18 13s16 6 26 9c2 1 5 1 8 2 19 5 35 11 48 19 13 7 23 16 30 27 8 10 11 24 11 39 0 17-4 31-13 44-10 13-22 23-39 30-16 7-35 11-56 11-17 0-34-3-50-7-17-5-30-12-41-20v-68zM224 330c9 0 16-1 20-3 5-2 8-4 10-8s3-10 3-17v-173c0-7-1-12-3-16-2-3-5-6-10-8-4-2-11-3-20-4v-19h125v19c-9 1-16 2-20 4-5 2-8 5-10 8-2 4-3 9-3 16v173c0 7 1 13 3 17s5 6 10 8c4 2 11 3 20 3v20h-125zM270 68l26-68h58l-51 68z">
          <text:p/>
        </draw:path>
        <draw:frame draw:style-name="gr3" draw:text-style-name="P4" draw:layer="layout" svg:width="0.633cm" svg:height="0.501cm" svg:x="7.926cm" svg:y="1.342cm">
          <draw:text-box>
            <text:p text:style-name="P2"><text:span text:style-name="T3">151</text:span></text:p>
          </draw:text-box>
        </draw:frame>
        <draw:frame draw:style-name="gr3" draw:text-style-name="P4" draw:layer="layout" svg:width="0.942cm" svg:height="0.501cm" svg:x="14.312cm" svg:y="1.342cm">
          <draw:text-box>
            <text:p text:style-name="P2"><text:span text:style-name="T3">0.234</text:span></text:p>
          </draw:text-box>
        </draw:frame>
        <draw:path draw:style-name="gr1" draw:text-style-name="P1" draw:layer="layout" svg:width="5.257cm" svg:height="0.437cm" svg:x="1.241cm" svg:y="2.46cm" svg:viewBox="0 0 5258 438" svg:d="M131 353c-24 0-47-5-67-17s-35-28-47-49c-12-20-17-43-17-67 0-28 5-53 17-74 12-22 28-39 48-51 21-12 45-18 72-18 24 0 46 6 66 18s36 28 48 48c11 21 17 43 17 68 0 28-6 52-18 74-11 21-27 38-48 50s-44 18-71 18zM137 331c14 0 27-5 38-13 11-9 19-22 24-38 6-17 9-38 9-62 0-23-3-44-10-62-6-18-15-32-27-42-11-10-24-15-39-15s-28 5-39 14c-11 8-19 21-25 38-5 17-8 37-8 61s3 45 9 63c7 18 16 32 27 42 12 9 25 14 41 14zM117 68l26-68h59l-52 68zM350 205l-59-23v-15l59-24h17zM367 402c0 4 1 7 2 9 2 2 4 4 8 5 3 2 8 3 14 3v19h-100v-19c6 0 11-1 14-3 3-1 6-3 7-5s2-5 2-9v-227l53-32zM342 201c7-12 14-23 22-31 9-9 19-16 29-20s21-7 32-7c16 0 30 5 43 13 12 8 22 19 30 34 7 14 11 30 11 48 0 23-5 43-13 60-9 18-22 31-38 41-17 10-35 14-57 14-12 0-24-2-36-6-12-5-22-11-30-20l13-28c8 11 16 19 23 23s16 7 25 7c12 0 22-3 31-10 9-6 15-15 20-27 4-12 7-26 7-42 0-15-2-28-6-39s-10-19-18-25c-8-5-17-8-28-8-7 0-14 1-20 4-7 3-14 7-20 13-6 5-11 12-15 20zM528 159c10-3 18-7 25-11 7-5 12-10 17-16s9-14 14-23h24v73h-80zM608 296c0 6 1 12 5 16 3 4 9 8 16 10 8 2 18 4 30 4v19c-8 3-16 5-23 6-8 2-16 2-22 2-19 0-34-4-44-14s-15-24-15-41v-132h53zM654 182h-66v-34h66zM695 98c0-6 1-11 4-16s7-9 12-12 10-5 17-5c6 0 12 2 17 5s9 7 12 12 4 10 4 16c0 7-1 13-4 18s-7 9-12 11c-5 3-11 5-17 5-7 0-12-2-17-5-5-2-9-6-12-12-3-5-4-10-4-17zM738 205l-59-23v-15l59-24h18zM756 312c0 4 1 7 3 9 1 3 3 5 7 6 3 1 8 2 14 3v18h-101v-18c6-1 11-2 15-3 3-1 5-3 7-6 1-2 2-5 2-9v-137l53-32zM875 143l-18 62-59-23v-15l59-24zM798 330c6-1 11-2 14-3 4-1 6-3 7-6 2-2 3-5 3-9v-137l53-32v169c0 4 1 7 2 9 2 3 4 5 7 6 4 1 8 2 14 3v18h-100zM921 330c6-1 11-2 14-3s6-3 7-6c2-2 2-5 2-9v-101c0-10-2-18-7-22-5-5-13-8-23-8-6 0-13 1-19 4-7 2-13 5-19 9s-12 9-16 14v-16c6-9 14-17 23-25 9-7 18-13 28-17s19-7 29-7c19 0 33 6 43 16 9 10 14 24 14 43v110c0 4 1 7 3 9 1 3 3 5 7 6 3 1 8 2 14 3v18h-100zM1044 330c6-1 11-2 14-3s6-3 7-6c2-2 2-5 2-9v-101c0-10-2-18-7-22-6-5-13-8-24-8-6 0-12 1-19 4-6 2-12 5-19 9-5 4-11 9-15 14v-16c6-9 14-17 23-25 8-7 18-13 28-17s19-7 28-7c19 0 34 6 43 16 10 10 15 24 15 43v110c0 4 1 7 3 9 1 3 3 5 7 6 3 1 8 2 14 3v18h-100zM1257 353c-19 0-35-4-50-12-14-9-26-21-34-36s-12-33-12-52c0-20 4-38 13-55s21-30 36-40 32-15 50-15 35 5 49 14c15 8 26 20 34 35 9 16 13 33 13 52 0 20-4 39-13 55-9 17-21 30-36 40s-32 14-50 14zM1261 333c9 0 16-3 22-9 5-6 10-14 13-26 3-11 5-26 5-44s-2-34-6-47c-4-14-9-24-16-32-6-7-14-11-23-11s-16 3-22 9-10 14-14 26c-3 12-4 26-4 44s2 34 5 47c4 14 9 24 16 32 7 7 15 11 24 11zM1447 327c30-23 53-44 71-61s31-33 40-48c9-16 13-31 13-46 0-10-2-19-6-26-3-8-9-13-16-17-8-4-16-6-26-6-12 0-22 2-31 7s-18 13-26 23l-14-10c9-22 21-38 37-49 15-11 35-17 57-17 17 0 32 3 45 10 13 6 23 15 30 27s10 26 10 42c0 18-5 36-16 53s-26 34-46 50c-21 15-45 32-74 49v-10h140v50h-188zM1747 296c0 8 1 13 3 18 2 4 6 7 11 9 6 2 13 2 22 2h4v23h-132v-19c9 0 15-1 20-3s8-5 10-9 3-9 3-16v-172c0-7-1-12-3-16-2-3-5-6-10-8s-11-4-20-4v-19h92zM1785 82c30 0 56 5 78 16 23 10 40 25 52 45 12 19 18 42 18 68s-6 50-18 71-28 37-49 49c-22 12-46 17-73 17h-66v-23h63c16 0 30-4 43-12 12-9 22-22 30-38 7-16 11-35 11-56 0-24-4-44-12-61s-20-31-35-39c-15-9-32-14-52-14h-48v-23zM2045 226c0-26 4-50 12-72 9-23 19-43 32-61s27-34 43-48h23c-20 28-36 58-47 89-10 30-16 61-16 92 0 30 6 61 16 92 11 30 27 60 47 89h-23c-16-14-30-31-43-49s-23-38-32-60c-8-23-12-47-12-72zM2407 163c-3-14-8-26-15-36-6-9-14-16-24-20-10-5-22-8-36-8-18 0-33 5-47 14-13 9-23 22-29 39-7 17-11 37-11 60 0 24 4 45 11 63s18 32 32 42c13 9 29 14 46 14 13 0 23-2 32-7s18-13 26-23c7-10 15-24 23-42h21l-12 69c-12 8-26 14-43 19-17 4-34 6-51 6-28 0-53-5-76-16-22-11-39-27-51-47-12-21-19-44-19-70 0-27 7-51 19-73 13-22 30-39 52-52 22-12 47-18 74-18 19 0 37 2 54 6 18 5 32 11 44 18v62zM2660 154v30h-185v-30zM2660 247v29h-185v-29zM2810 353c-21 0-41-5-57-17-17-11-30-28-39-49s-14-44-14-71 5-51 14-72 23-38 39-50c17-11 36-17 58-17s41 6 57 17c17 12 30 29 39 49 9 21 14 45 14 72 0 26-5 51-14 72s-22 37-39 49-36 17-58 17zM2819 328c9 0 17-3 23-9 7-7 12-16 15-29 4-13 6-28 6-47 0-27-3-51-9-73-5-21-12-38-22-50-9-12-19-18-32-18-8 0-16 3-22 10-6 6-11 16-14 29-4 12-5 28-5 46 0 28 2 52 7 73 5 22 13 38 22 50s19 18 31 18zM2949 317c0-6 1-12 4-17 4-5 8-9 13-12s11-5 17-5 12 2 17 5c6 3 10 7 13 13 3 5 5 10 5 16s-2 12-5 18c-3 5-7 9-13 12-5 3-11 4-17 4s-12-1-17-4-9-7-13-12c-3-6-4-12-4-18zM3065 337c42-12 74-31 96-56 22-26 33-58 33-95 0-17-2-32-7-45-4-13-11-22-19-29-7-7-17-10-27-10-9 0-18 2-24 7-7 4-13 11-16 20-4 8-6 18-6 29 0 12 2 23 7 33 4 9 11 16 19 21 8 6 18 8 29 8 9 0 18-2 26-6 9-4 16-10 23-18l1 19c-9 12-20 22-33 29s-28 10-43 10c-16 0-30-3-43-10-12-7-22-17-29-29-7-13-11-27-11-42 0-18 4-34 13-49 9-14 22-26 38-35 15-8 33-12 53-12 21 0 40 5 56 14 17 9 30 23 38 40 10 17 14 36 14 59 0 28-7 54-22 76-14 23-35 42-63 57-27 14-60 25-98 30zM3274 284c9 14 20 24 32 30 12 7 25 10 40 10 11 0 20-1 29-5 8-3 15-8 19-15 5-6 7-14 7-23 0-11-4-21-12-29-7-8-19-14-36-19-16-5-36-9-62-11l27-140h134v50h-132l14-6-11 54-10-12c47 3 83 13 108 30 24 17 36 39 36 68 0 18-4 33-13 46-8 13-20 23-35 30-16 8-33 11-53 11-24 0-44-4-60-14-17-10-29-25-37-45zM3671 123v185h-30v-185zM3749 200v30h-186v-30zM3944 301c0 7 1 12 3 16s5 7 10 9c4 2 11 3 20 3v19h-125v-19c9 0 16-1 20-3 5-2 8-5 10-9s4-9 4-16v-172c0-6-2-12-4-15-2-4-5-7-10-9-4-2-11-4-20-4v-19h92zM4066 157c-4-14-8-24-13-32-5-7-11-12-19-15s-19-5-33-5h-76v-23h161v75zM3989 204c6 0 11-2 15-4s7-6 9-11c3-5 5-12 6-21h20v95h-20c-1-10-3-17-6-22-2-5-5-9-9-11s-9-3-15-3h-64v-23zM4305 154v30h-186v-30zM4305 247v29h-186v-29zM4455 353c-22 0-41-5-58-17-17-11-30-28-39-49s-13-44-13-71 4-51 13-72c10-21 23-38 39-50 17-11 37-17 58-17 22 0 41 6 58 17 16 12 30 29 39 49 9 21 14 45 14 72 0 26-5 51-15 72-9 21-22 37-39 49s-36 17-57 17zM4464 328c8 0 16-3 23-9 6-7 11-16 15-29 3-13 5-28 5-47 0-27-3-51-8-73-5-21-13-38-22-50s-20-18-32-18c-9 0-17 3-23 10-6 6-11 16-14 29-3 12-5 28-5 46 0 28 2 52 8 73 5 22 12 38 21 50s20 18 32 18zM4593 317c0-6 2-12 5-17s7-9 12-12c6-3 12-5 17-5 7 0 12 2 18 5 5 3 9 7 12 13 4 5 5 10 5 16s-1 12-5 18c-3 5-7 9-12 12-6 3-11 4-18 4-5 0-11-1-17-4-5-3-9-7-12-12-3-6-5-12-5-18zM4687 327c29-23 53-44 71-61s31-33 40-48c9-16 13-31 13-46 0-10-2-19-6-26-4-8-9-13-16-17-8-4-16-6-26-6-12 0-22 2-31 7s-18 13-27 23l-13-10c8-22 21-38 36-49 16-11 35-17 58-17 17 0 32 3 45 10 13 6 23 15 30 27s10 26 10 42c0 18-5 36-16 53s-26 34-47 50c-20 15-45 32-73 49v-10h140v50h-188zM5009 353c-21 0-41-5-57-17-17-11-30-28-39-49s-14-44-14-71 5-51 14-72 23-38 39-50c17-11 36-17 58-17s41 6 57 17c17 12 30 29 39 49 10 21 14 45 14 72 0 26-5 51-14 72s-22 37-39 49-36 17-58 17zM5018 328c9 0 17-3 23-9 7-7 12-16 15-29 4-13 6-28 6-47 0-27-3-51-8-73-6-21-13-38-22-50-10-12-20-18-32-18-9 0-17 3-23 10-6 6-11 16-14 29-4 12-5 28-5 46 0 28 2 52 7 73 5 22 13 38 22 50s19 18 31 18zM5258 226c0 25-4 49-12 72-8 22-19 42-31 60-13 18-27 35-43 49h-24c21-29 37-59 47-89 11-31 16-62 16-92 0-31-5-62-16-92-10-31-26-61-47-89h24c16 14 30 30 43 48 12 18 23 38 31 61 8 22 12 46 12 72z">
          <text:p/>
        </draw:path>
        <draw:frame draw:style-name="gr3" draw:text-style-name="P4" draw:layer="layout" svg:width="1.153cm" svg:height="0.501cm" svg:x="16.899cm" svg:y="1.342cm">
          <draw:text-box>
            <text:p text:style-name="P2"><text:span text:style-name="T3">+0.095</text:span></text:p>
          </draw:text-box>
        </draw:frame>
        <draw:path draw:style-name="gr1" draw:text-style-name="P1" draw:layer="layout" svg:width="0.988cm" svg:height="0.276cm" svg:x="9.225cm" svg:y="2.537cm" svg:viewBox="0 0 989 277" svg:d="M110 277c-22 0-41-5-58-17-16-11-29-28-38-49-10-21-14-44-14-71s4-51 14-73c9-21 22-38 39-50 16-11 36-17 58-17 21 0 40 6 58 17 17 12 30 29 39 49 9 22 14 46 14 73 0 26-5 51-15 72-9 21-22 37-39 49-18 12-37 17-58 17zM119 252c9 0 16-3 23-9 7-7 12-16 15-29s6-28 6-47c0-27-3-51-9-73-5-22-12-39-22-51-9-12-20-18-32-18-9 0-16 3-23 10-6 6-11 16-14 29-3 12-5 29-5 47 0 28 3 52 8 73 5 22 12 38 21 50 10 12 20 18 32 18zM250 241c0-6 1-12 4-17s7-9 13-12c5-3 11-5 17-5s12 2 17 5 9 7 12 13c4 5 5 10 5 16s-1 12-5 18c-3 5-7 9-12 12s-11 4-17 4-12-1-17-4c-6-3-10-7-13-12-3-6-4-12-4-18zM456 277c-22 0-41-5-58-17-17-11-30-28-39-49s-13-44-13-71 4-51 13-73c10-21 23-38 39-50 17-11 37-17 58-17 22 0 41 6 58 17 17 12 30 29 39 49 9 22 14 46 14 73 0 26-5 51-15 72-9 21-22 37-39 49s-36 17-57 17zM465 252c8 0 16-3 23-9 6-7 11-16 15-29 3-13 5-28 5-47 0-27-3-51-8-73s-13-39-22-51-20-18-32-18c-9 0-17 3-23 10-6 6-11 16-14 29-3 12-5 29-5 47 0 28 2 52 8 73 5 22 12 38 21 50s20 18 32 18zM592 251c29-23 53-44 71-61s31-33 40-48c9-16 13-31 13-46 0-10-2-20-6-27-4-8-9-13-16-17-8-4-16-6-26-6-12 0-22 2-31 7s-18 13-27 23l-13-10c8-22 21-38 36-49 16-11 35-17 58-17 17 0 32 3 45 10 13 6 23 15 30 27s10 26 10 42c0 19-5 37-16 54s-27 34-47 50c-20 15-45 32-74 49v-10h141v50h-188zM802 251c29-23 53-44 71-61 17-17 31-33 40-48 9-16 13-31 13-46 0-10-2-20-6-27-4-8-9-13-17-17-7-4-16-6-26-6-11 0-21 2-30 7-10 5-18 13-27 23l-14-10c9-22 21-38 37-49s35-17 58-17c17 0 32 3 45 10 13 6 23 15 30 27 6 12 10 26 10 42 0 19-5 37-16 54s-27 34-47 50c-20 15-45 32-74 49v-10h140v50h-187z">
          <text:p/>
        </draw:path>
        <draw:frame draw:style-name="gr5" draw:text-style-name="P6" draw:layer="layout" svg:width="0.465cm" svg:height="0.439cm" svg:x="11.244cm" svg:y="2.464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0.353cm" svg:height="0.353cm" svg:x="11.798cm" svg:y="2.46cm" svg:viewBox="0 0 354 354" svg:d="M22 260c4 24 13 43 25 54 11 12 27 18 47 18 11 0 20-2 28-5 9-4 15-9 20-16 4-6 6-14 6-23s-2-16-6-21c-4-6-9-11-16-15-7-3-16-7-27-10-4-1-7-2-11-3-19-5-34-11-46-17s-23-15-30-25c-7-11-10-24-10-40 0-15 4-30 12-42s20-21 34-28c15-7 32-10 51-10 16 0 32 2 46 6s27 10 38 17v63h-22c-3-14-8-26-13-36-6-9-13-16-21-20-7-5-17-8-28-8-10 0-18 2-25 5-7 4-13 8-17 14s-6 13-6 20c0 10 3 18 7 23 5 6 11 10 18 13s16 6 26 9c2 0 5 1 8 2 19 6 35 12 48 19s23 15 30 26c8 11 11 24 11 40s-4 31-13 44c-10 13-22 23-39 30-16 7-35 10-56 10-17 0-34-2-50-7-17-4-30-11-41-20v-67zM224 330c9 0 16-1 20-3 5-2 8-5 10-8 2-4 3-10 3-17v-173c0-7-1-12-3-16-2-3-5-6-10-8-4-2-11-4-20-4v-19h125v19c-9 0-16 2-20 4-5 2-8 5-10 8-2 4-3 9-3 16v173c0 7 1 13 3 17 2 3 5 6 10 8 4 2 11 3 20 3v19h-125zM270 68l26-68h58l-51 68z">
          <text:p/>
        </draw:path>
        <draw:path draw:style-name="gr1" draw:text-style-name="P1" draw:layer="layout" svg:width="0.978cm" svg:height="0.276cm" svg:x="14.325cm" svg:y="2.537cm" svg:viewBox="0 0 979 277" svg:d="M110 277c-21 0-41-5-58-17-16-11-29-28-38-49s-14-44-14-71 5-51 14-73c9-21 22-38 39-50 17-11 36-17 58-17 21 0 41 6 57 17 17 12 30 29 39 49 9 22 14 46 14 73 0 26-5 51-14 72s-23 37-39 49c-17 12-36 17-58 17zM119 252c9 0 17-3 23-9 7-7 12-16 15-29 4-13 6-28 6-47 0-27-3-51-9-73-5-22-12-39-22-51-9-12-20-18-32-18-8 0-16 3-22 10-7 6-11 16-15 29-3 12-5 29-5 47 0 28 3 52 8 73 5 22 12 38 22 50 9 12 19 18 31 18zM249 241c0-6 1-12 4-17s8-9 13-12 11-5 17-5 12 2 17 5c6 3 10 7 13 13 3 5 5 10 5 16s-2 12-5 18c-3 5-7 9-13 12-5 3-11 4-17 4s-12-1-17-4-10-7-13-12c-3-6-4-12-4-18zM343 251c29-23 53-44 70-61 18-17 32-33 40-48 9-16 14-31 14-46 0-10-2-20-6-27-4-8-10-13-17-17s-16-6-26-6c-11 0-22 2-31 7s-18 13-26 23l-14-10c9-22 21-38 37-49s35-17 57-17c17 0 33 3 45 10 14 6 24 15 30 27 7 12 11 26 11 42 0 19-6 37-17 54s-26 34-46 50c-20 15-45 32-74 49v-10h140v50h-187zM725 16c-25 8-45 20-62 34-17 15-29 32-38 53-9 20-13 41-13 65 0 17 2 32 7 45 4 13 10 22 18 29 9 7 18 11 29 11 9 0 17-3 24-7 7-5 12-11 16-20 3-9 5-19 5-30 0-12-2-23-7-32-4-10-11-17-19-22s-18-8-28-8-19 2-27 6-16 10-22 18l-1-18c8-13 19-23 33-30 13-6 27-10 42-10 16 0 30 4 43 10 12 7 22 17 29 30 8 12 11 26 11 41 0 18-4 34-13 49s-22 26-37 35c-16 8-33 12-53 12-22 0-41-4-58-14-16-9-28-23-37-40-9-16-13-36-13-59 0-27 6-52 20-75 13-24 32-43 57-58s54-25 88-31zM796 208c9 14 19 24 31 30 14 7 27 10 42 10 11 0 21-2 29-5 8-4 15-10 19-17 5-8 7-17 7-27 0-13-4-24-11-32-7-9-17-16-30-20-13-5-29-7-49-7v-22c16-1 29-3 40-6 10-3 18-8 23-15 5-6 8-15 8-25 0-5-1-11-4-15-3-5-8-9-13-11-6-3-12-4-19-4-11 0-21 2-31 7-10 6-19 13-28 24l-15-10c9-21 21-37 37-47 17-11 35-16 56-16 14 0 27 2 37 7 11 5 20 12 26 21 6 8 9 18 9 30 0 11-3 21-10 31-6 9-15 16-27 23-12 6-28 11-46 15l6-11c20 2 37 6 52 13 14 7 25 16 33 27s11 23 11 38c0 16-4 30-12 43-9 13-21 23-36 30-16 7-33 10-52 10-25 0-46-4-62-14s-28-25-36-45z">
          <text:p/>
        </draw:path>
        <draw:frame draw:style-name="gr3" draw:text-style-name="P4" draw:layer="layout" svg:width="0.633cm" svg:height="0.501cm" svg:x="7.926cm" svg:y="2.413cm">
          <draw:text-box>
            <text:p text:style-name="P2"><text:span text:style-name="T3">142</text:span></text:p>
          </draw:text-box>
        </draw:frame>
        <draw:path draw:style-name="gr1" draw:text-style-name="P1" draw:layer="layout" svg:width="4.93cm" svg:height="0.361cm" svg:x="1.241cm" svg:y="3.576cm" svg:viewBox="0 0 4931 362" svg:d="M223 118c-4-14-9-26-15-36-7-9-15-16-25-21-10-4-22-7-35-7-18 0-34 5-47 14s-23 22-30 39-11 37-11 60c0 24 4 45 12 64 7 18 17 31 31 41 13 10 29 15 47 15 12 0 23-3 32-8 9-4 17-12 25-22s16-24 23-43h21l-12 70c-11 8-26 14-42 19-17 4-34 6-52 6-28 0-53-5-75-16-22-12-40-27-52-48-12-20-18-44-18-70 0-27 6-52 19-74 12-22 29-39 51-51s47-19 75-19c18 0 36 3 53 7 18 5 33 10 44 18v62zM330 160l-58-23v-15l58-24h18zM348 240c0 11 3 19 8 24s13 8 24 8c6 0 12-1 19-4 7-2 13-6 20-10 6-4 12-10 17-15v15c-7 10-15 19-24 27s-19 14-29 18c-9 4-19 6-29 6-19 0-34-5-44-15s-15-25-15-45v-118l53-33zM456 160l-58-23v-15l58-24h18zM474 254c0 4 1 7 3 9 1 3 3 5 7 6 3 1 8 3 14 4v19l-58 16h-18v-177l52-33zM574 160l-59-23v-15l59-24h18zM592 267c0 4 1 7 2 10 2 2 5 4 8 5 4 2 10 3 17 3v19h-104v-19c6 0 11-1 14-2 3-2 6-4 7-6 2-2 3-5 3-9v-138l53-32zM585 168c8-15 14-27 21-37 6-10 12-18 19-23 6-7 12-10 19-10 3 0 5 1 8 2s5 2 6 4v48h-10c-10 0-19 1-26 3s-14 6-20 10c-5 5-11 11-17 19zM691 53c0-6 1-12 4-17s7-9 12-12 11-4 17-4 12 1 17 4 9 7 12 12 4 11 4 17c0 7-1 13-4 18-3 4-7 8-12 11s-11 5-17 5-12-2-17-5-9-7-12-12-4-11-4-17zM734 160l-59-23v-15l59-24h19zM753 268c0 4 0 7 2 9 1 2 4 4 7 6 3 1 8 2 14 2v19h-101v-19c7 0 11-1 15-2 3-2 5-4 7-6 1-2 2-5 2-9v-138l54-32zM890 309c-19 0-35-4-50-12-14-9-26-21-34-36-8-16-12-33-12-53s4-38 13-55 21-30 36-40 32-15 50-15 35 5 49 13c15 9 26 21 34 36 9 15 13 32 13 52 0 21-4 39-13 56s-21 30-36 40c-15 9-32 14-50 14zM894 289c9 0 16-3 22-9 5-6 10-14 13-26s5-26 5-45c0-18-2-34-6-47-4-14-9-24-16-32-6-8-14-11-23-11s-16 3-22 8c-6 6-10 15-14 27-3 11-4 26-4 43 0 19 2 35 5 49 4 13 9 24 16 32 7 7 15 11 24 11zM1036 237c5 18 11 31 20 39s19 12 32 12c7 0 14-1 20-3 5-3 10-6 13-11 3-4 5-9 5-15 0-5-2-9-4-13s-6-8-12-10c-5-3-12-6-21-8-3-1-7-2-10-3-16-4-29-8-39-14-9-5-17-12-21-20-5-8-7-17-7-29s3-23 10-32c7-10 16-18 28-24 12-5 26-8 42-8 14 0 27 2 38 5s22 8 32 14v46h-25c-3-14-9-25-17-32-8-8-18-12-29-12-7 0-13 1-18 3s-8 5-11 9c-2 4-4 9-4 13 0 6 2 11 4 14 3 4 7 7 13 10 6 2 14 5 24 7 18 4 32 9 43 15 11 5 19 12 23 20 5 9 8 19 8 31 0 14-3 26-10 36-7 11-17 18-31 24-13 5-28 8-45 8-14 0-28-2-41-5-13-4-25-10-34-17v-50zM1209 53c0-6 2-12 5-17s7-9 12-12 11-4 17-4c7 0 12 1 18 4 5 3 9 7 12 12s4 11 4 17c0 7-1 13-4 18-3 4-7 8-12 11-6 3-11 5-18 5-6 0-12-2-17-5s-9-7-12-12-5-11-5-17zM1254 160l-60-23v-15l60-24h18zM1272 268c0 4 1 7 2 9 2 2 4 4 7 6 4 1 8 2 14 2v19h-101v-19c6 0 11-1 14-2 4-2 6-4 7-6 2-2 3-5 3-9v-138l54-32zM1490 92l-58-29v-14l58-29h19zM1509 254c0 4 0 7 2 9 1 3 4 5 7 6s8 3 14 4v19l-59 16h-18v-255l54-33zM1474 153c-8-11-15-18-23-23-7-5-16-7-25-7-11 0-21 3-30 10-9 6-15 15-20 27s-7 26-7 42 2 29 6 40 10 19 18 25c8 5 17 8 28 8 6 0 13-1 20-4s13-8 19-13c6-6 11-12 16-20l5 14c-7 12-15 23-23 31-9 9-18 15-28 20-10 4-21 6-33 6-15 0-29-4-42-12s-23-20-30-34c-8-14-11-30-11-49 0-22 4-43 13-60 9-18 22-31 38-41s35-15 56-15c12 0 25 3 36 7 12 5 22 12 31 20zM1742 301c-5 3-11 4-17 5-5 2-11 2-16 2-14 0-25-4-32-11-8-7-11-18-11-31v-113c0-12-3-21-9-27-5-6-12-10-23-10-9 0-16 3-22 9-5 6-8 14-8 24v23h-37c-4-2-7-5-9-9s-3-9-3-14c0-9 3-18 10-25 7-8 17-14 29-19 12-4 26-7 40-7 18 0 33 3 46 8 12 6 22 14 28 25 7 10 10 23 10 38v95c0 4 1 7 2 10 2 2 4 4 8 5 3 2 7 3 14 4zM1674 269c-10 14-20 24-32 30-12 7-25 10-39 10-10 0-20-2-28-6-8-5-14-11-18-19-5-7-7-16-7-26 0-14 4-26 13-36 9-11 22-18 40-23l77-21v17l-51 16c-10 3-17 8-21 14-4 5-6 13-6 21 0 6 1 10 3 15 3 4 6 8 11 10 4 3 9 4 15 4 7 0 15-2 22-6 8-4 15-10 21-18zM1931 92l-59-29v-14l59-29h18zM1949 254c0 4 1 7 2 9 2 3 4 5 7 6 4 1 8 3 14 4v19l-58 16h-18v-255l53-33zM1914 153c-7-11-15-18-22-23-8-5-16-7-26-7-11 0-21 3-30 10-8 6-15 15-20 27-4 12-6 26-6 42s2 29 6 40 10 19 17 25c8 5 17 8 28 8 7 0 14-1 20-4 7-3 14-8 20-13 6-6 11-12 15-20l5 14c-7 12-14 23-23 31-8 9-18 15-28 20-10 4-21 6-32 6-16 0-30-4-43-12s-23-20-30-34-11-30-11-49c0-22 4-43 13-60 9-18 22-31 38-41s35-15 56-15c13 0 25 3 37 7 12 5 22 12 30 20zM2084 237c4 18 11 31 20 39 8 8 19 12 32 12 7 0 14-1 19-3 6-3 11-6 14-11 3-4 5-9 5-15 0-5-2-9-4-13s-6-8-12-10c-5-3-12-6-21-8-3-1-7-2-10-3-16-4-29-8-39-14-9-5-17-12-21-20-5-8-7-17-7-29s3-23 10-32c7-10 16-18 28-24 12-5 26-8 41-8s28 2 39 5 22 8 31 14v46h-24c-3-14-9-25-17-32-8-8-18-12-29-12-7 0-13 1-18 3s-8 5-11 9c-2 4-4 9-4 13 0 6 2 11 4 14 3 4 7 7 13 10 6 2 14 5 24 7 18 4 32 9 43 15 11 5 18 12 23 20 5 9 8 19 8 31 0 14-4 26-10 36-8 11-18 18-31 24-13 5-28 8-45 8-14 0-28-2-41-5-14-4-25-10-34-17v-50zM2338 309c-19 0-35-4-50-12-14-9-26-21-34-36-8-16-12-33-12-53s4-38 13-55 21-30 36-40 32-15 50-15 35 5 49 13c15 9 26 21 34 36 9 15 13 32 13 52 0 21-4 39-13 56s-21 30-36 40c-15 9-32 14-50 14zM2342 289c9 0 16-3 22-9 5-6 10-14 13-26s5-26 5-45c0-18-2-34-6-47-4-14-9-24-16-32-6-8-14-11-23-11s-16 3-22 8c-6 6-10 15-14 27-3 11-4 26-4 43 0 19 2 35 5 49 4 13 9 24 16 32 7 7 15 11 24 11zM2513 92l-59-29v-14l59-29h18zM2531 268c0 4 1 7 3 9 1 2 4 4 7 6 3 1 8 2 14 2v19h-101v-19c6 0 11-1 15-2 3-2 5-4 7-6 1-2 2-5 2-9v-216l53-32zM2766 301c-5 3-11 4-17 5-5 2-11 2-16 2-14 0-25-4-32-11-8-7-11-18-11-31v-113c0-12-3-21-8-27-6-6-13-10-24-10-9 0-16 3-22 9-5 6-8 14-8 24v23h-37c-4-2-7-5-9-9s-3-9-3-14c0-9 3-18 10-25 7-8 17-14 29-19 12-4 26-7 40-7 18 0 33 3 46 8 12 6 22 14 28 25 7 10 10 23 10 38v95c0 4 1 7 2 10 2 2 4 4 8 5 3 2 8 3 14 4zM2698 269c-10 14-20 24-32 30-12 7-25 10-39 10-10 0-20-2-28-6-8-5-14-11-18-19-5-7-7-16-7-26 0-14 4-26 13-36 9-11 22-18 41-23l76-21v17l-51 16c-9 3-17 8-21 14-4 5-6 13-6 21 0 6 1 10 3 15 3 4 6 8 11 10 4 3 9 4 15 4 7 0 15-2 22-6 8-4 15-10 21-18zM2867 180c0-25 4-49 12-71 8-23 19-43 32-62 13-17 27-33 42-47h24c-21 28-36 58-47 88-10 31-16 61-16 92s6 63 16 93c11 31 26 60 47 89h-24c-15-14-29-30-42-48s-24-38-32-60c-8-23-12-48-12-74zM3185 254c-9 18-20 32-35 41-14 9-30 14-50 14-19 0-36-4-51-12-15-9-26-21-35-36-8-15-12-32-12-52 0-21 4-39 13-56s21-30 37-40c15-10 32-15 51-15 16 0 29 4 41 11 12 6 22 16 28 28 7 13 11 27 11 44v13h-142v-20l98-2-6 9c0-13-1-25-4-34s-7-16-12-20c-5-5-11-7-18-7-10 0-18 3-25 9s-12 14-16 25c-3 11-5 24-5 39s2 29 7 40 12 20 22 25c10 6 21 9 34 9 11 0 21-2 30-6 10-4 19-11 27-20zM3346 144c3-4 5-8 5-11s-1-5-5-7c-3-2-8-3-15-4v-19h78v19c-6 1-12 3-15 5s-7 5-11 10l-61 74-15-15zM3223 137c-4-5-8-9-12-11-3-2-8-3-13-4v-19h109v19c-7 1-12 2-16 4-3 1-5 4-5 7s2 7 5 11l35 48 59 79c4 5 7 8 11 11 4 2 8 3 14 3v19h-109v-19c7 0 12-1 15-3s5-4 5-7-1-7-5-12l-36-51zM3257 263c-3 5-5 9-5 11 0 4 2 6 5 8s9 3 16 3v19h-79v-19c7-1 12-2 15-4 4-2 7-6 11-10l62-76 14 15zM3424 114c10-3 19-7 25-11 7-5 13-10 17-16 5-6 10-14 14-24h24v74h-80zM3504 251c0 7 2 12 5 17 3 4 9 7 16 10 8 2 18 3 30 4v19c-7 3-15 4-23 6-8 1-15 2-22 2-19 0-33-5-44-14-10-10-15-24-15-41v-134h53zM3551 137h-67v-34h67zM3755 254c-9 18-20 32-34 41s-31 14-51 14c-19 0-36-4-51-12-15-9-26-21-35-36-8-15-12-32-12-52 0-21 5-39 14-56 8-17 20-30 36-40 15-10 32-15 51-15 16 0 30 4 42 11 12 6 21 16 28 28 7 13 10 27 10 44v13h-142v-20l98-2-5 9c0-13-2-25-5-34s-6-16-12-20c-5-5-11-7-18-7-9 0-18 3-24 9-8 6-13 14-16 25-4 11-6 24-6 39s2 29 7 40 13 20 22 25c10 6 21 9 34 9 11 0 21-2 31-6 9-4 18-11 27-20zM3854 98l-19 62-59-23v-15l59-24zM3776 285c7 0 11-1 15-2 3-2 5-4 7-6 1-2 2-5 2-9v-138l54-32v170c0 4 0 7 2 9 1 2 4 4 7 6 3 1 8 2 14 2v19h-101zM3903 285c6 0 11-1 14-2 4-2 6-4 7-6 2-2 2-5 2-9v-100c0-11-2-19-7-25-6-5-14-7-25-7-6 0-12 1-19 4-7 2-13 5-19 9-7 5-12 10-17 16v-16c7-10 15-19 23-26 9-8 19-14 29-18 10-5 20-7 30-7 19 0 33 5 43 16 10 10 15 25 15 44v110c0 4 1 7 2 9 2 2 4 4 8 6 3 1 8 2 14 2v19h-100zM4197 92l-59-29v-14l59-29h18zM4215 254c0 4 1 7 2 9 1 3 4 5 7 6 4 1 8 3 14 4v19l-58 16h-19v-255l54-33zM4180 153c-8-11-15-18-22-23-8-5-16-7-26-7-11 0-21 3-30 10-9 6-15 15-20 27-4 12-7 26-7 42s2 29 6 40 10 19 18 25c8 5 17 8 28 8 7 0 13-1 20-4s13-8 19-13c7-6 12-12 16-20l5 14c-7 12-14 23-23 31-8 9-18 15-28 20-10 4-21 6-32 6-16 0-30-4-43-12s-23-20-30-34c-8-14-11-30-11-49 0-22 4-43 13-60 9-18 22-31 38-41s35-15 56-15c13 0 25 3 37 7 11 5 21 12 30 20zM4271 53c0-6 1-12 4-17s7-9 12-12 10-4 17-4c6 0 12 1 17 4s9 7 12 12 4 11 4 17c0 7-1 13-4 18-3 4-7 8-12 11s-11 5-17 5c-7 0-12-2-17-5s-9-7-12-12-4-11-4-17zM4314 160l-59-23v-15l59-24h18zM4332 268c0 4 1 7 3 9 1 2 4 4 7 6 3 1 8 2 14 2v19h-101v-19c6 0 11-1 15-2 3-2 5-4 7-6 1-2 2-5 2-9v-138l53-32zM4551 92l-59-29v-14l59-29h18zM4569 254c0 4 1 7 2 9 2 3 4 5 7 6 4 1 8 3 14 4v19l-58 16h-18v-255l53-33zM4534 153c-7-11-15-18-22-23-8-5-16-7-26-7-11 0-21 3-30 10-9 6-15 15-20 27-4 12-6 26-6 42s1 29 6 40c4 11 10 19 17 25 8 5 17 8 28 8 7 0 14-1 20-4 7-3 14-8 20-13 6-6 11-12 15-20l5 14c-7 12-14 23-23 31-8 9-18 15-28 20-10 4-21 6-32 6-16 0-30-4-43-12s-23-20-30-34c-8-14-11-30-11-49 0-22 4-43 13-60 9-18 22-31 38-41s35-15 56-15c13 0 25 3 37 7 11 5 22 12 30 20zM4802 301c-5 3-11 4-16 5-6 2-11 2-17 2-14 0-25-4-32-11s-11-18-11-31v-113c0-12-3-21-8-27s-13-10-23-10-17 3-22 9c-6 6-9 14-9 24v23h-37c-4-2-7-5-9-9s-3-9-3-14c0-9 4-18 11-25 7-8 16-14 28-19 13-4 26-7 41-7 17 0 32 3 45 8 12 6 22 14 29 25 6 10 9 23 9 38v95c0 4 1 7 3 10 1 2 4 4 7 5 3 2 8 3 14 4zM4734 269c-9 14-20 24-32 30-11 7-24 10-39 10-10 0-19-2-27-6-8-5-15-11-19-19-4-7-7-16-7-26 0-14 5-26 14-36 8-11 22-18 40-23l76-21v17l-50 16c-10 3-17 8-22 14-4 5-6 13-6 21 0 6 1 10 3 15 3 4 7 8 11 10 4 3 9 4 15 4 8 0 15-2 22-6 8-4 15-10 21-18zM4931 180c0 26-4 51-12 74-8 22-18 42-31 60s-27 34-43 48h-24c21-29 37-58 48-89 10-30 16-62 16-93s-6-61-16-92c-11-30-27-60-48-88h24c16 14 30 30 43 47 13 19 23 39 31 62 8 22 12 46 12 71z">
          <text:p/>
        </draw:path>
        <draw:frame draw:style-name="gr3" draw:text-style-name="P4" draw:layer="layout" svg:width="1.153cm" svg:height="0.501cm" svg:x="16.898cm" svg:y="2.413cm">
          <draw:text-box>
            <text:p text:style-name="P2"><text:span text:style-name="T3">+0.054</text:span></text:p>
          </draw:text-box>
        </draw:frame>
        <draw:path draw:style-name="gr1" draw:text-style-name="P1" draw:layer="layout" svg:width="1.03cm" svg:height="0.277cm" svg:x="9.225cm" svg:y="3.607cm" svg:viewBox="0 0 1031 278" svg:d="M110 278c-22 0-41-5-58-17-16-12-29-28-38-49-10-21-14-45-14-72s4-51 14-72c9-21 22-38 39-50 16-12 36-18 58-18 21 0 40 6 57 18s30 28 39 49 14 45 14 72-5 51-15 73c-9 20-22 37-39 49-17 11-36 17-57 17zM119 253c9 0 16-3 23-10 7-6 12-16 15-28 3-13 5-29 5-47 0-27-2-52-8-74-5-21-12-38-22-50-9-12-20-18-32-18-9 0-16 3-23 10-6 6-11 16-14 28-3 13-5 28-5 47 0 28 3 53 8 74s12 38 21 50c10 12 20 18 32 18zM249 242c0-6 1-12 4-17s7-9 13-12c5-4 11-5 17-5s12 1 17 5c5 3 9 7 12 12 4 6 5 11 5 17s-1 12-5 17c-3 6-7 10-12 13-5 2-11 4-17 4s-12-2-17-4c-6-3-10-7-13-13-3-5-4-11-4-17zM455 278c-22 0-41-5-58-17s-30-28-39-49-13-45-13-72 4-51 13-72c10-21 23-38 39-50 17-12 37-18 58-18 22 0 41 6 58 18s30 28 40 49c9 21 14 45 14 72s-5 51-15 73c-10 20-23 37-40 49-17 11-36 17-57 17zM464 253c8 0 16-3 23-10 6-6 11-16 15-28 3-13 5-29 5-47 0-27-3-52-8-74-5-21-13-38-22-50s-20-18-32-18c-9 0-17 3-23 10-6 6-11 16-14 28-3 13-5 28-5 47 0 28 2 53 8 74 5 21 12 38 21 50s20 18 32 18zM601 209c9 13 19 23 31 30s26 10 41 10c11 0 21-2 29-6s15-9 19-17c4-7 7-16 7-27 0-12-4-23-11-32-7-8-17-15-30-19-13-5-29-8-48-8v-22c15-1 28-3 39-6 10-4 18-9 23-15 5-7 8-15 8-24 0-6-2-11-4-16-3-4-8-8-13-11-6-2-12-4-19-4-11 0-21 3-31 8-9 5-18 13-27 24l-15-10c9-21 21-37 37-48 15-10 34-16 55-16 14 0 27 3 37 8 11 5 20 12 26 21 6 8 9 18 9 30 0 11-3 21-10 30-6 8-15 16-27 22-13 7-28 13-46 17l6-12c20 2 37 7 52 14 14 7 25 15 33 26s11 24 11 38c0 16-4 31-12 43-9 13-21 23-36 31-16 7-33 10-52 10-25 0-45-5-61-14-16-10-28-25-36-45zM893 252c10 0 17-2 21-3s7-4 9-7c1-4 2-9 2-16v-174h3l-92 124v-10h195v33h-224v-24l130-172h46v223c0 7 0 12 2 16 1 3 4 6 8 7 5 1 11 3 20 3v21h-120z">
          <text:p/>
        </draw:path>
        <draw:frame draw:style-name="gr5" draw:text-style-name="P6" draw:layer="layout" svg:width="0.465cm" svg:height="0.439cm" svg:x="11.244cm" svg:y="3.531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0.353cm" svg:height="0.354cm" svg:x="11.798cm" svg:y="3.53cm" svg:viewBox="0 0 354 355" svg:d="M22 261c4 24 13 42 25 54 11 12 27 18 47 18 11 0 20-2 28-5 9-4 15-9 20-16 4-6 6-14 6-23s-2-16-6-21c-4-6-9-11-16-15-7-3-16-7-27-10-4-1-7-2-11-4-19-4-34-10-46-16-12-7-23-15-30-25-7-11-10-25-10-40 0-16 4-30 12-42s20-21 34-28c15-7 32-11 51-11 16 0 32 3 46 7s27 9 38 17v63h-22c-3-15-8-27-13-36-6-9-13-16-21-21-7-4-17-7-28-7-10 0-18 2-25 5s-13 8-17 14-6 13-6 20c0 10 3 17 7 23 5 5 11 10 18 12 7 5 16 7 26 10 2 1 5 2 8 3 19 5 35 11 48 18 13 6 23 15 30 26 8 11 11 24 11 40s-4 31-13 43c-10 13-22 23-39 31-16 7-35 10-56 10-17 0-34-2-50-7-17-5-30-11-41-20v-67zM224 331c9 0 16-1 20-3 5-2 8-5 10-9s3-9 3-16v-173c0-7-1-12-3-16s-5-6-10-8c-4-3-11-4-20-4v-20h125v20c-9 0-16 1-20 4-5 2-8 4-10 8s-3 9-3 16v173c0 7 1 12 3 16s5 7 10 9c4 2 11 3 20 3v19h-125zM270 69l26-69h58l-51 69z">
          <text:p/>
        </draw:path>
        <draw:frame draw:style-name="gr3" draw:text-style-name="P4" draw:layer="layout" svg:width="0.633cm" svg:height="0.501cm" svg:x="7.926cm" svg:y="3.484cm">
          <draw:text-box>
            <text:p text:style-name="P2"><text:span text:style-name="T3">146</text:span></text:p>
          </draw:text-box>
        </draw:frame>
        <draw:frame draw:style-name="gr3" draw:text-style-name="P4" draw:layer="layout" svg:width="0.942cm" svg:height="0.501cm" svg:x="14.312cm" svg:y="3.484cm">
          <draw:text-box>
            <text:p text:style-name="P2"><text:span text:style-name="T3">0.205</text:span></text:p>
          </draw:text-box>
        </draw:frame>
        <draw:frame draw:style-name="gr3" draw:text-style-name="P4" draw:layer="layout" svg:width="1.153cm" svg:height="0.501cm" svg:x="16.898cm" svg:y="3.484cm">
          <draw:text-box>
            <text:p text:style-name="P2"><text:span text:style-name="T3">+0.036</text:span></text:p>
          </draw:text-box>
        </draw:frame>
        <draw:frame draw:style-name="gr3" draw:text-style-name="P4" draw:layer="layout" svg:width="2.792cm" svg:height="0.501cm" svg:x="1.226cm" svg:y="4.554cm">
          <draw:text-box>
            <text:p text:style-name="P2"><text:span text:style-name="T3">Asombro </text:span><text:span text:style-name="T3">Global</text:span></text:p>
          </draw:text-box>
        </draw:frame>
        <draw:frame draw:style-name="gr3" draw:text-style-name="P4" draw:layer="layout" svg:width="0.633cm" svg:height="0.501cm" svg:x="7.926cm" svg:y="4.554cm">
          <draw:text-box>
            <text:p text:style-name="P2"><text:span text:style-name="T3">294</text:span></text:p>
          </draw:text-box>
        </draw:frame>
        <draw:frame draw:style-name="gr5" draw:text-style-name="P6" draw:layer="layout" svg:width="0.465cm" svg:height="0.439cm" svg:x="11.244cm" svg:y="4.606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1cm" svg:y="4.554cm">
          <draw:text-box>
            <text:p text:style-name="P2"><text:span text:style-name="T3">0.058</text:span></text:p>
          </draw:text-box>
        </draw:frame>
        <draw:frame draw:style-name="gr3" draw:text-style-name="P4" draw:layer="layout" svg:width="1.585cm" svg:height="0.501cm" svg:x="11.705cm" svg:y="4.554cm">
          <draw:text-box>
            <text:p text:style-name="P2"><text:span text:style-name="T3"><text:s/></text:span><text:span text:style-name="T3">Frontera</text:span></text:p>
          </draw:text-box>
        </draw:frame>
        <draw:frame draw:style-name="gr3" draw:text-style-name="P4" draw:layer="layout" svg:width="0.942cm" svg:height="0.501cm" svg:x="14.312cm" svg:y="4.554cm">
          <draw:text-box>
            <text:p text:style-name="P2"><text:span text:style-name="T3">0.148</text:span></text:p>
          </draw:text-box>
        </draw:frame>
        <draw:frame draw:style-name="gr3" draw:text-style-name="P4" draw:layer="layout" svg:width="1.153cm" svg:height="0.501cm" svg:x="16.898cm" svg:y="4.554cm">
          <draw:text-box>
            <text:p text:style-name="P2"><text:span text:style-name="T3">+0.078</text:span></text:p>
          </draw:text-box>
        </draw:frame>
        <draw:frame draw:style-name="gr3" draw:text-style-name="P4" draw:layer="layout" svg:width="3.135cm" svg:height="0.501cm" svg:x="1.226cm" svg:y="5.625cm">
          <draw:text-box>
            <text:p text:style-name="P2"><text:span text:style-name="T3">Asombro </text:span><text:span text:style-name="T3">Extremo</text:span></text:p>
          </draw:text-box>
        </draw:frame>
        <draw:frame draw:style-name="gr3" draw:text-style-name="P4" draw:layer="layout" svg:width="0.421cm" svg:height="0.501cm" svg:x="7.926cm" svg:y="5.625cm">
          <draw:text-box>
            <text:p text:style-name="P2"><text:span text:style-name="T3">72</text:span></text:p>
          </draw:text-box>
        </draw:frame>
        <draw:frame draw:style-name="gr5" draw:text-style-name="P6" draw:layer="layout" svg:width="0.465cm" svg:height="0.439cm" svg:x="11.244cm" svg:y="5.673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1cm" svg:y="5.625cm">
          <draw:text-box>
            <text:p text:style-name="P2"><text:span text:style-name="T3">0.320</text:span></text:p>
          </draw:text-box>
        </draw:frame>
        <draw:frame draw:style-name="gr3" draw:text-style-name="P4" draw:layer="layout" svg:width="0.595cm" svg:height="0.501cm" svg:x="11.705cm" svg:y="5.625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0.942cm" svg:height="0.501cm" svg:x="14.312cm" svg:y="5.625cm">
          <draw:text-box>
            <text:p text:style-name="P2"><text:span text:style-name="T3">0.121</text:span></text:p>
          </draw:text-box>
        </draw:frame>
        <draw:frame draw:style-name="gr3" draw:text-style-name="P4" draw:layer="layout" svg:width="1.153cm" svg:height="0.501cm" svg:x="16.898cm" svg:y="5.625cm">
          <draw:text-box>
            <text:p text:style-name="P2"><text:span text:style-name="T3">+0.069</text:span></text:p>
          </draw:text-box>
        </draw:frame>
        <draw:frame draw:style-name="gr3" draw:text-style-name="P4" draw:layer="layout" svg:width="2.521cm" svg:height="0.501cm" svg:x="1.226cm" svg:y="6.696cm">
          <draw:text-box>
            <text:p text:style-name="P2"><text:span text:style-name="T3">Técnico </text:span><text:span text:style-name="T3">Global</text:span></text:p>
          </draw:text-box>
        </draw:frame>
        <draw:frame draw:style-name="gr3" draw:text-style-name="P4" draw:layer="layout" svg:width="0.633cm" svg:height="0.501cm" svg:x="7.926cm" svg:y="6.696cm">
          <draw:text-box>
            <text:p text:style-name="P2"><text:span text:style-name="T3">207</text:span></text:p>
          </draw:text-box>
        </draw:frame>
        <draw:frame draw:style-name="gr5" draw:text-style-name="P6" draw:layer="layout" svg:width="0.465cm" svg:height="0.439cm" svg:x="11.244cm" svg:y="6.748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2cm" svg:y="6.696cm">
          <draw:text-box>
            <text:p text:style-name="P2"><text:span text:style-name="T3">0.937</text:span></text:p>
          </draw:text-box>
        </draw:frame>
        <draw:path draw:style-name="gr1" draw:text-style-name="P1" draw:layer="layout" svg:width="1.069cm" svg:height="0.277cm" svg:x="14.328cm" svg:y="6.819cm" svg:viewBox="0 0 1070 278" svg:d="M0 162v-39h100v39zM241 278c-21 0-41-6-57-17-17-12-30-28-39-50-9-21-14-45-14-72 0-26 5-50 14-71 9-22 23-38 39-50 17-12 36-18 58-18s41 6 57 18c17 12 30 28 39 49s14 44 14 71-5 51-14 72c-9 22-22 39-39 50-17 12-36 18-58 18zM250 253c9 0 17-3 23-10 7-6 12-16 15-29 4-13 6-29 6-47 0-27-3-52-8-73-6-22-13-38-23-50-9-12-19-18-32-18-8 0-16 3-22 10-6 6-11 16-14 28-4 13-5 28-5 47 0 27 2 52 7 73s13 39 22 51 19 18 31 18zM380 242c0-6 1-12 4-17 4-5 8-10 13-13 5-4 11-5 17-5s12 1 17 5c6 3 10 8 13 13s5 11 5 17-2 12-5 17c-3 6-7 10-13 13-5 2-11 4-17 4s-12-2-17-4c-5-3-9-7-13-13-3-5-4-11-4-17zM479 252c13 0 23-2 30-4 6-1 11-4 13-8s3-9 3-16v-160l9 8h-59v-21c16-2 30-4 40-7s19-8 26-15 14-16 21-29h21v224c0 7 1 12 3 16 3 4 7 7 14 8 6 2 16 4 30 4v21h-151zM723 252c9 0 16-2 20-3s7-4 9-7c1-4 2-9 2-16v-174h3l-92 123v-10h195v33h-223v-24l129-171h46v223c0 7 1 12 2 16 1 3 4 6 8 7 5 1 12 3 21 3v21h-120zM883 252c29-24 53-45 70-62 18-17 32-33 40-48 9-16 14-31 14-47 0-10-2-18-6-26-4-7-10-13-17-17s-16-6-26-6c-11 0-22 3-31 8s-18 12-26 23l-14-10c9-22 21-38 37-49 16-12 35-18 57-18 18 0 33 4 45 10 14 7 24 16 30 28 7 12 11 26 11 42 0 18-6 35-17 53-11 17-26 33-46 49s-45 33-74 51v-11h140v51h-187z">
          <text:p/>
        </draw:path>
        <draw:frame draw:style-name="gr3" draw:text-style-name="P4" draw:layer="layout" svg:width="0.595cm" svg:height="0.501cm" svg:x="11.705cm" svg:y="6.696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6.898cm" svg:y="6.696cm">
          <draw:text-box>
            <text:p text:style-name="P2"><text:span text:style-name="T3">-0.038</text:span></text:p>
          </draw:text-box>
        </draw:frame>
        <draw:frame draw:style-name="gr3" draw:text-style-name="P4" draw:layer="layout" svg:width="2.381cm" svg:height="0.501cm" svg:x="1.226cm" svg:y="7.766cm">
          <draw:text-box>
            <text:p text:style-name="P2"><text:span text:style-name="T3">Técnico </text:span><text:span text:style-name="T3">(bajo)</text:span></text:p>
          </draw:text-box>
        </draw:frame>
        <draw:frame draw:style-name="gr3" draw:text-style-name="P4" draw:layer="layout" svg:width="0.421cm" svg:height="0.501cm" svg:x="7.926cm" svg:y="7.766cm">
          <draw:text-box>
            <text:p text:style-name="P2"><text:span text:style-name="T3">25</text:span></text:p>
          </draw:text-box>
        </draw:frame>
        <draw:frame draw:style-name="gr5" draw:text-style-name="P6" draw:layer="layout" svg:width="0.465cm" svg:height="0.439cm" svg:x="11.244cm" svg:y="7.815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1cm" svg:y="7.766cm">
          <draw:text-box>
            <text:p text:style-name="P2"><text:span text:style-name="T3">0.718</text:span></text:p>
          </draw:text-box>
        </draw:frame>
        <draw:frame draw:style-name="gr3" draw:text-style-name="P4" draw:layer="layout" svg:width="0.595cm" svg:height="0.501cm" svg:x="11.705cm" svg:y="7.766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4.312cm" svg:y="7.766cm">
          <draw:text-box>
            <text:p text:style-name="P2"><text:span text:style-name="T3">-0.274</text:span></text:p>
          </draw:text-box>
        </draw:frame>
        <draw:frame draw:style-name="gr3" draw:text-style-name="P4" draw:layer="layout" svg:width="1.06cm" svg:height="0.501cm" svg:x="16.899cm" svg:y="7.766cm">
          <draw:text-box>
            <text:p text:style-name="P2"><text:span text:style-name="T3">-0.068</text:span></text:p>
          </draw:text-box>
        </draw:frame>
        <draw:frame draw:style-name="gr3" draw:text-style-name="P4" draw:layer="layout" svg:width="2.724cm" svg:height="0.501cm" svg:x="1.226cm" svg:y="8.837cm">
          <draw:text-box>
            <text:p text:style-name="P2"><text:span text:style-name="T3">Técnico </text:span><text:span text:style-name="T3">(medio)</text:span></text:p>
          </draw:text-box>
        </draw:frame>
        <draw:frame draw:style-name="gr3" draw:text-style-name="P4" draw:layer="layout" svg:width="0.421cm" svg:height="0.501cm" svg:x="7.926cm" svg:y="8.837cm">
          <draw:text-box>
            <text:p text:style-name="P2"><text:span text:style-name="T3">25</text:span></text:p>
          </draw:text-box>
        </draw:frame>
        <draw:frame draw:style-name="gr5" draw:text-style-name="P6" draw:layer="layout" svg:width="0.465cm" svg:height="0.439cm" svg:x="11.244cm" svg:y="8.89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1cm" svg:y="8.837cm">
          <draw:text-box>
            <text:p text:style-name="P2"><text:span text:style-name="T3">0.500</text:span></text:p>
          </draw:text-box>
        </draw:frame>
        <draw:frame draw:style-name="gr3" draw:text-style-name="P4" draw:layer="layout" svg:width="0.595cm" svg:height="0.501cm" svg:x="11.705cm" svg:y="8.837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4.312cm" svg:y="8.837cm">
          <draw:text-box>
            <text:p text:style-name="P2"><text:span text:style-name="T3">-0.223</text:span></text:p>
          </draw:text-box>
        </draw:frame>
        <draw:frame draw:style-name="gr3" draw:text-style-name="P4" draw:layer="layout" svg:width="1.06cm" svg:height="0.501cm" svg:x="16.899cm" svg:y="8.837cm">
          <draw:text-box>
            <text:p text:style-name="P2"><text:span text:style-name="T3">-0.032</text:span></text:p>
          </draw:text-box>
        </draw:frame>
        <draw:frame draw:style-name="gr3" draw:text-style-name="P4" draw:layer="layout" svg:width="2.284cm" svg:height="0.501cm" svg:x="1.226cm" svg:y="9.908cm">
          <draw:text-box>
            <text:p text:style-name="P2"><text:span text:style-name="T3">Técnico </text:span><text:span text:style-name="T3">(alto)</text:span></text:p>
          </draw:text-box>
        </draw:frame>
        <draw:frame draw:style-name="gr3" draw:text-style-name="P4" draw:layer="layout" svg:width="0.421cm" svg:height="0.501cm" svg:x="7.926cm" svg:y="9.908cm">
          <draw:text-box>
            <text:p text:style-name="P2"><text:span text:style-name="T3">25</text:span></text:p>
          </draw:text-box>
        </draw:frame>
        <draw:frame draw:style-name="gr5" draw:text-style-name="P6" draw:layer="layout" svg:width="0.465cm" svg:height="0.439cm" svg:x="11.244cm" svg:y="9.957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1cm" svg:y="9.908cm">
          <draw:text-box>
            <text:p text:style-name="P2"><text:span text:style-name="T3">0.841</text:span></text:p>
          </draw:text-box>
        </draw:frame>
        <draw:frame draw:style-name="gr3" draw:text-style-name="P4" draw:layer="layout" svg:width="0.595cm" svg:height="0.501cm" svg:x="11.705cm" svg:y="9.908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4.312cm" svg:y="9.908cm">
          <draw:text-box>
            <text:p text:style-name="P2"><text:span text:style-name="T3">-0.132</text:span></text:p>
          </draw:text-box>
        </draw:frame>
        <draw:frame draw:style-name="gr3" draw:text-style-name="P4" draw:layer="layout" svg:width="1.06cm" svg:height="0.501cm" svg:x="16.898cm" svg:y="9.908cm">
          <draw:text-box>
            <text:p text:style-name="P2"><text:span text:style-name="T3">-0.004</text:span></text:p>
          </draw:text-box>
        </draw:frame>
        <draw:frame draw:style-name="gr3" draw:text-style-name="P4" draw:layer="layout" svg:width="3.092cm" svg:height="0.501cm" svg:x="1.226cm" svg:y="10.978cm">
          <draw:text-box>
            <text:p text:style-name="P2"><text:span text:style-name="T3">Técnico </text:span><text:span text:style-name="T3">(extremo)</text:span></text:p>
          </draw:text-box>
        </draw:frame>
        <draw:frame draw:style-name="gr3" draw:text-style-name="P4" draw:layer="layout" svg:width="0.421cm" svg:height="0.501cm" svg:x="7.926cm" svg:y="10.978cm">
          <draw:text-box>
            <text:p text:style-name="P2"><text:span text:style-name="T3">24</text:span></text:p>
          </draw:text-box>
        </draw:frame>
        <draw:frame draw:style-name="gr5" draw:text-style-name="P6" draw:layer="layout" svg:width="0.465cm" svg:height="0.439cm" svg:x="11.244cm" svg:y="11.024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1cm" svg:y="10.978cm">
          <draw:text-box>
            <text:p text:style-name="P2"><text:span text:style-name="T3">0.637</text:span></text:p>
          </draw:text-box>
        </draw:frame>
        <draw:frame draw:style-name="gr3" draw:text-style-name="P4" draw:layer="layout" svg:width="0.595cm" svg:height="0.501cm" svg:x="11.705cm" svg:y="10.978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4.312cm" svg:y="10.978cm">
          <draw:text-box>
            <text:p text:style-name="P2"><text:span text:style-name="T3">-0.066</text:span></text:p>
          </draw:text-box>
        </draw:frame>
        <draw:frame draw:style-name="gr3" draw:text-style-name="P4" draw:layer="layout" svg:width="1.06cm" svg:height="0.501cm" svg:x="16.899cm" svg:y="10.978cm">
          <draw:text-box>
            <text:p text:style-name="P2"><text:span text:style-name="T3">-0.013</text:span></text:p>
          </draw:text-box>
        </draw:frame>
        <draw:frame draw:style-name="gr3" draw:text-style-name="P4" draw:layer="layout" svg:width="2.69cm" svg:height="0.501cm" svg:x="1.226cm" svg:y="12.049cm">
          <draw:text-box>
            <text:p text:style-name="P2"><text:span text:style-name="T3">Frustració</text:span><text:span text:style-name="T3">n BIG</text:span></text:p>
          </draw:text-box>
        </draw:frame>
        <draw:frame draw:style-name="gr3" draw:text-style-name="P4" draw:layer="layout" svg:width="0.633cm" svg:height="0.501cm" svg:x="7.926cm" svg:y="12.049cm">
          <draw:text-box>
            <text:p text:style-name="P2"><text:span text:style-name="T3">200</text:span></text:p>
          </draw:text-box>
        </draw:frame>
        <draw:frame draw:style-name="gr5" draw:text-style-name="P6" draw:layer="layout" svg:width="0.465cm" svg:height="0.439cm" svg:x="11.244cm" svg:y="12.099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1cm" svg:y="12.049cm">
          <draw:text-box>
            <text:p text:style-name="P2"><text:span text:style-name="T3">0.693</text:span></text:p>
          </draw:text-box>
        </draw:frame>
        <draw:frame draw:style-name="gr3" draw:text-style-name="P4" draw:layer="layout" svg:width="0.595cm" svg:height="0.501cm" svg:x="11.705cm" svg:y="12.049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4.312cm" svg:y="12.049cm">
          <draw:text-box>
            <text:p text:style-name="P2"><text:span text:style-name="T3">-0.035</text:span></text:p>
          </draw:text-box>
        </draw:frame>
        <draw:frame draw:style-name="gr3" draw:text-style-name="P4" draw:layer="layout" svg:width="1.06cm" svg:height="0.501cm" svg:x="16.898cm" svg:y="12.049cm">
          <draw:text-box>
            <text:p text:style-name="P2"><text:span text:style-name="T3">-0.026</text:span></text:p>
          </draw:text-box>
        </draw:frame>
        <draw:frame draw:style-name="gr3" draw:text-style-name="P4" draw:layer="layout" svg:width="2.449cm" svg:height="0.501cm" svg:x="1.226cm" svg:y="13.12cm">
          <draw:text-box>
            <text:p text:style-name="P2"><text:span text:style-name="T3">Conﬁanza </text:span><text:span text:style-name="T3">BIG</text:span></text:p>
          </draw:text-box>
        </draw:frame>
        <draw:frame draw:style-name="gr3" draw:text-style-name="P4" draw:layer="layout" svg:width="0.633cm" svg:height="0.501cm" svg:x="7.926cm" svg:y="13.12cm">
          <draw:text-box>
            <text:p text:style-name="P2"><text:span text:style-name="T3">191</text:span></text:p>
          </draw:text-box>
        </draw:frame>
        <draw:frame draw:style-name="gr5" draw:text-style-name="P6" draw:layer="layout" svg:width="0.465cm" svg:height="0.439cm" svg:x="11.244cm" svg:y="13.166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2cm" svg:y="13.12cm">
          <draw:text-box>
            <text:p text:style-name="P2"><text:span text:style-name="T3">0.943</text:span></text:p>
          </draw:text-box>
        </draw:frame>
        <draw:frame draw:style-name="gr3" draw:text-style-name="P4" draw:layer="layout" svg:width="0.595cm" svg:height="0.501cm" svg:x="11.705cm" svg:y="13.12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1.06cm" svg:height="0.501cm" svg:x="14.312cm" svg:y="13.12cm">
          <draw:text-box>
            <text:p text:style-name="P2"><text:span text:style-name="T3">-0.214</text:span></text:p>
          </draw:text-box>
        </draw:frame>
        <draw:frame draw:style-name="gr3" draw:text-style-name="P4" draw:layer="layout" svg:width="1.06cm" svg:height="0.501cm" svg:x="16.898cm" svg:y="13.12cm">
          <draw:text-box>
            <text:p text:style-name="P2"><text:span text:style-name="T3">-0.028</text:span></text:p>
          </draw:text-box>
        </draw:frame>
        <draw:frame draw:style-name="gr3" draw:text-style-name="P4" draw:layer="layout" svg:width="2.597cm" svg:height="0.501cm" svg:x="1.226cm" svg:y="14.191cm">
          <draw:text-box>
            <text:p text:style-name="P2"><text:span text:style-name="T3">2D BIG </text:span><text:span text:style-name="T3">(global)</text:span></text:p>
          </draw:text-box>
        </draw:frame>
        <draw:frame draw:style-name="gr3" draw:text-style-name="P4" draw:layer="layout" svg:width="0.633cm" svg:height="0.501cm" svg:x="7.926cm" svg:y="14.191cm">
          <draw:text-box>
            <text:p text:style-name="P2"><text:span text:style-name="T3">212</text:span></text:p>
          </draw:text-box>
        </draw:frame>
        <draw:frame draw:style-name="gr5" draw:text-style-name="P6" draw:layer="layout" svg:width="0.465cm" svg:height="0.439cm" svg:x="11.244cm" svg:y="14.241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2cm" svg:y="14.191cm">
          <draw:text-box>
            <text:p text:style-name="P2"><text:span text:style-name="T3">0.325</text:span></text:p>
          </draw:text-box>
        </draw:frame>
        <draw:frame draw:style-name="gr3" draw:text-style-name="P4" draw:layer="layout" svg:width="0.595cm" svg:height="0.501cm" svg:x="11.705cm" svg:y="14.191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0.942cm" svg:height="0.501cm" svg:x="14.312cm" svg:y="14.191cm">
          <draw:text-box>
            <text:p text:style-name="P2"><text:span text:style-name="T3">0.056</text:span></text:p>
          </draw:text-box>
        </draw:frame>
        <draw:frame draw:style-name="gr3" draw:text-style-name="P4" draw:layer="layout" svg:width="1.153cm" svg:height="0.501cm" svg:x="16.898cm" svg:y="14.191cm">
          <draw:text-box>
            <text:p text:style-name="P2"><text:span text:style-name="T3">+0.015</text:span></text:p>
          </draw:text-box>
        </draw:frame>
        <draw:frame draw:style-name="gr3" draw:text-style-name="P4" draw:layer="layout" svg:width="1.209cm" svg:height="0.501cm" svg:x="1.226cm" svg:y="15.261cm">
          <draw:text-box>
            <text:p text:style-name="P2"><text:span text:style-name="T3">3D BIG</text:span></text:p>
          </draw:text-box>
        </draw:frame>
        <draw:frame draw:style-name="gr3" draw:text-style-name="P4" draw:layer="layout" svg:width="0.633cm" svg:height="0.501cm" svg:x="7.926cm" svg:y="15.261cm">
          <draw:text-box>
            <text:p text:style-name="P2"><text:span text:style-name="T3">207</text:span></text:p>
          </draw:text-box>
        </draw:frame>
        <draw:frame draw:style-name="gr5" draw:text-style-name="P6" draw:layer="layout" svg:width="0.465cm" svg:height="0.439cm" svg:x="11.244cm" svg:y="15.308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9.212cm" svg:y="15.261cm">
          <draw:text-box>
            <text:p text:style-name="P2"><text:span text:style-name="T3">0.575</text:span></text:p>
          </draw:text-box>
        </draw:frame>
        <draw:frame draw:style-name="gr3" draw:text-style-name="P4" draw:layer="layout" svg:width="0.595cm" svg:height="0.501cm" svg:x="11.705cm" svg:y="15.261cm">
          <draw:text-box>
            <text:p text:style-name="P2"><text:span text:style-name="T3"><text:s/></text:span><text:span text:style-name="T3">No</text:span></text:p>
          </draw:text-box>
        </draw:frame>
        <draw:frame draw:style-name="gr3" draw:text-style-name="P4" draw:layer="layout" svg:width="0.942cm" svg:height="0.501cm" svg:x="14.312cm" svg:y="15.261cm">
          <draw:text-box>
            <text:p text:style-name="P2"><text:span text:style-name="T3">0.000</text:span></text:p>
          </draw:text-box>
        </draw:frame>
        <draw:polygon draw:style-name="gr1" draw:text-style-name="P1" draw:layer="layout" svg:width="18.733cm" svg:height="0.017cm" svg:x="1.146cm" svg:y="17.33cm" svg:viewBox="0 0 18734 18" draw:points="0,0 18734,0 18734,18 0,18">
          <text:p/>
        </draw:polygon>
        <draw:path draw:style-name="gr1" draw:text-style-name="P1" draw:layer="layout" svg:width="7.932cm" svg:height="0.481cm" svg:x="1.002cm" svg:y="18.462cm" svg:viewBox="0 0 7933 482" svg:d="M0 337c38-31 68-57 91-79s40-43 51-62c12-20 18-40 18-59 0-13-3-25-8-34-5-10-12-17-21-22-10-5-21-8-34-8-15 0-28 4-40 10-11 6-23 16-34 30l-18-13c12-28 28-50 48-64 21-14 45-23 74-23 22 0 42 6 58 14 17 8 30 20 38 35 10 16 14 34 14 54 0 24-7 47-21 69s-34 43-60 64c-26 20-58 42-96 64v-14h181v65h-241zM273 324c0-8 2-15 5-22 4-7 10-12 16-16 7-4 15-6 23-6s15 2 21 6c7 4 13 9 17 16s6 14 6 22-2 15-6 22-10 12-17 16c-6 4-13 6-21 6s-16-2-23-6c-6-4-12-9-16-16-3-7-5-14-5-22zM478 340c11-1 19-3 25-5s10-6 13-11 4-12 4-20v-222c0-9-1-16-4-21s-7-9-13-11-14-4-25-5v-25h159v25c-11 1-19 3-26 5-5 2-10 6-12 11-3 5-4 12-4 21v215c0 9 1 16 4 22 4 5 9 9 16 12 7 2 16 4 28 4h13c15 0 28-3 39-8 12-5 22-13 31-24 9-12 18-26 26-45h27l-19 106h-282zM927 370c-24 0-45-5-64-16s-34-26-44-46c-10-19-16-41-16-66 0-26 6-49 17-70 11-22 27-39 46-52 20-12 41-19 65-19s45 6 64 17c18 11 33 26 43 46 11 20 16 42 16 67s-6 48-17 70c-11 21-26 38-46 51-20 12-41 18-64 18zM932 345c11 0 21-4 28-11 8-8 13-19 17-34s6-34 6-56c0-23-2-44-7-61-5-18-12-31-20-41-9-9-19-14-30-14-12 0-21 4-29 12-8 7-14 18-18 33-3 15-5 33-5 55 0 23 2 44 7 61 5 18 12 32 21 41 8 10 18 15 30 15zM1115 278c6 23 14 39 25 50s25 16 41 16c10 0 18-1 26-4 7-4 13-8 17-14 4-5 6-12 6-19s-2-13-5-18-8-9-15-12c-7-4-16-7-27-11-5-1-9-2-13-3-21-5-37-10-50-17-12-7-22-15-27-25-6-11-9-23-9-37 0-16 4-30 13-43 8-12 20-22 36-29s33-11 53-11c18 0 35 3 49 7 15 3 29 9 41 17v60h-31c-5-19-12-32-22-42-11-10-23-14-38-14-8 0-16 1-22 3-7 3-12 7-15 12-4 5-5 10-5 17s1 13 5 18c3 4 9 8 16 11 8 4 19 7 32 10 23 5 42 12 55 19s23 16 30 26c6 10 10 23 10 39 0 18-5 33-14 46s-22 23-38 30c-17 7-36 10-59 10-18 0-35-2-53-7-17-4-31-11-44-20v-65zM1509 50c-18 0-32 2-42 6s-19 11-25 21c-6 9-12 23-16 40h-25v-97h146v30zM1695 117c-5-17-10-31-16-40-6-10-15-17-25-21s-24-6-42-6h-37v-30h146v97zM1480 340c12-1 20-3 26-5 6-3 10-6 13-11 3-4 4-11 4-20v-284h75v284c0 9 1 16 4 20 2 5 6 8 12 11 7 2 15 4 26 5v24h-160zM1818 181l-76-30v-19l76-31h23zM1841 316c0 6 1 10 3 13s5 5 11 7c5 2 12 3 21 4v24h-134v-24c8-1 14-2 18-4 5-1 8-4 10-6 2-3 3-7 3-12v-176l68-41zM1832 191c10-19 19-35 27-48 8-12 16-22 24-30s17-12 25-12c4 0 7 1 10 2s6 3 8 5v62h-13c-13 0-24 1-33 4s-18 7-25 13c-8 6-15 14-23 25zM2179 299c-11 24-26 42-44 54s-40 17-65 17-47-5-66-15c-19-12-34-27-44-46-11-19-16-41-16-66 0-26 5-50 17-71 11-22 27-39 47-52 20-12 41-19 65-19 20 0 38 5 54 14 15 9 28 21 36 37 9 16 13 34 13 55v17h-182v-25l126-3-8 11c0-16-2-31-5-43-3-11-8-20-15-26s-15-9-24-9c-12 0-22 4-31 12-9 7-16 18-21 33-5 14-7 30-7 49s3 36 9 50c7 15 16 25 28 32 12 8 27 11 44 11 14 0 27-2 39-7 13-6 24-14 35-25zM2239 278c6 23 15 39 26 50s24 16 41 16c9 0 18-1 25-4 8-4 13-8 17-14 4-5 6-12 6-19s-1-13-5-18c-3-5-8-9-14-12-7-4-16-7-28-11-4-1-8-2-13-3-20-5-37-10-49-17-13-7-22-15-28-25-6-11-9-23-9-37 0-16 4-30 13-43 9-12 21-22 36-29 16-7 34-11 53-11s35 3 50 7c15 3 28 9 40 17v60h-31c-4-19-12-32-22-42s-23-14-37-14c-9 0-16 1-23 3-6 3-11 7-15 12-3 5-5 10-5 17s2 13 5 18c4 4 9 8 17 11 8 4 18 7 31 10 24 5 42 12 55 19 14 7 24 16 30 26 7 10 10 23 10 39 0 18-5 33-14 46s-21 23-38 30c-16 7-36 10-58 10-18 0-36-2-53-7-17-4-32-11-44-20v-65zM2527 340c11-1 20-3 26-5s10-6 13-11c2-4 4-11 4-20v-222c0-9-2-16-4-21-3-5-7-9-13-11s-15-4-26-5v-25h160v25c-11 1-20 3-26 5s-10 6-13 11c-2 5-3 12-3 21v222c0 9 1 16 3 20 3 5 7 9 13 11s15 4 26 5v24h-160zM2816 202h-195v-30h195zM2750 340c11-1 20-3 26-5s10-6 12-11c3-4 4-11 4-20v-222c0-9-1-16-4-21-2-5-6-9-12-11s-15-4-26-5v-25h159v25c-11 1-19 3-25 5s-10 6-13 11c-2 5-4 12-4 21v222c0 8 2 15 4 20 3 5 7 9 13 11s14 4 25 5v24h-159zM3184 361c-6 3-13 5-21 6-7 2-14 2-21 2-18 0-32-4-42-13-10-10-14-24-14-41v-143c0-16-4-28-11-35-7-8-17-12-30-12-12 0-21 4-28 11-7 8-10 18-10 32v28h-49c-5-2-9-6-12-12-3-5-4-11-4-17 0-13 5-24 13-34 11-9 23-17 38-23 16-5 34-9 52-9 23 0 42 4 59 12 16 7 28 17 37 30 8 14 12 30 12 49v120c0 6 1 10 3 13s5 6 9 7c5 2 11 4 19 5zM3096 319c-12 18-25 30-41 39-15 8-32 12-50 12-13 0-25-2-36-8-11-5-19-13-25-23s-8-21-8-34c0-18 5-33 17-46 12-12 29-22 53-28l98-28v23l-65 20c-13 4-22 9-27 16-6 7-9 17-9 28 0 7 2 13 5 19 3 5 7 10 13 13s12 4 20 4c9 0 19-2 29-7 10-6 18-13 25-22zM3280 92l-76-36v-19l76-37h23zM3303 318c0 5 1 9 3 12 2 2 5 5 9 6 5 2 11 3 19 4v24h-130v-24c8-1 14-2 19-4 4-1 7-4 9-6 2-3 3-7 3-12v-277l68-41zM3433 92l-76-36v-19l76-37h23zM3456 318c0 5 1 9 3 12 1 2 5 5 9 6 4 2 10 3 18 4v24h-129v-24c8-1 14-2 18-4 5-1 8-4 10-6 2-3 3-7 3-12v-277l68-41zM3758 361c-7 3-14 5-21 6-8 2-15 2-22 2-18 0-32-4-41-13-10-10-15-24-15-41v-143c0-16-3-28-10-35-7-8-17-12-30-12-12 0-21 4-28 11-7 8-11 18-11 32v28h-48c-4-2-8-6-11-12-3-5-4-11-4-17 0-13 4-24 13-34 9-9 22-17 37-23 16-5 33-9 52-9 23 0 42 4 58 12 16 7 29 17 37 30 9 14 13 30 13 49v120c0 6 1 10 3 13s5 6 9 7c5 2 11 4 19 5zM3670 319c-12 18-26 30-41 39-15 8-32 12-50 12-14 0-26-2-36-8-10-5-19-13-24-23-6-10-9-21-9-34 0-18 6-33 17-46 12-12 29-22 52-28l98-28v23l-65 20c-12 4-21 9-27 16-5 7-8 17-8 28 0 7 1 13 4 19 4 5 8 10 14 13 5 3 12 4 20 4 9 0 19-2 29-7 10-6 18-13 25-22zM3871 136c-12 0-22 2-29 5s-13 8-18 16-9 20-12 35h-30v-85h189v28zM3838 364h-64v-21l168-236h64v22zM3912 335c11 0 21-2 29-6s15-10 22-20c7-9 12-22 17-38h29l-12 93h-187v-28zM4217 127c12-5 21-9 29-12s14-5 19-6 10-1 15-1h14v43h-77zM4155 101c21 0 39 4 56 12 16 8 28 18 38 31 9 13 13 28 13 45 0 18-5 33-15 48-9 14-23 26-40 34-16 9-35 13-55 13-21 0-39-4-55-11s-29-18-38-31-13-28-13-45 4-33 14-48c10-14 23-26 40-34 17-9 35-14 55-14zM4152 126c-14 0-24 5-31 16-8 11-11 26-11 47 0 13 2 25 6 37 4 11 9 19 16 25s15 9 23 9c14 0 24-6 31-16 8-11 11-26 11-47 0-13-2-26-6-37-3-11-9-19-16-25s-15-9-23-9zM4114 376c-14 0-26 4-34 11s-12 17-12 28c0 9 2 17 8 23s14 11 25 15c10 3 23 5 38 5h17c17 0 31-2 44-6 12-4 22-10 29-17s10-15 10-24c0-10-3-18-10-23-7-6-17-9-29-9h-116v-11c-14 0-25-4-34-13-8-9-13-20-13-35 0-11 3-21 9-29 5-9 14-16 24-21 11-6 23-9 37-10l7 18c-11 0-19 2-25 5-5 4-8 9-8 16s2 12 6 15c3 4 9 5 17 5h109c17 0 31 3 43 9s22 14 28 25 10 23 10 38c0 16-6 31-18 45-13 14-29 25-51 33-21 9-44 13-69 13h-17c-23 0-44-3-62-8s-32-12-42-22c-11-9-16-20-16-31s4-20 11-30c7-8 17-16 29-21 12-6 25-8 40-8h23v14zM4438 370c-24 0-45-5-63-16-19-11-34-26-45-46-10-19-15-41-15-66 0-26 5-49 17-70 11-22 26-39 46-52 19-12 41-19 64-19 24 0 46 6 64 17 19 11 33 26 44 46 10 20 16 42 16 67s-6 48-17 70c-11 21-27 38-47 51-19 12-40 18-64 18zM4443 345c12 0 21-4 29-11 7-8 13-19 17-34s6-34 6-56c0-23-3-44-7-61-5-18-12-31-21-41-8-9-18-14-30-14-11 0-21 4-28 12-8 7-14 18-18 33s-5 33-5 55c0 23 2 44 7 61 4 18 11 32 20 41 9 10 19 15 30 15zM4626 278c6 23 15 39 26 50s24 16 41 16c9 0 18-1 25-4 8-4 13-8 17-14 4-5 6-12 6-19s-1-13-4-18c-4-5-8-9-15-12-7-4-16-7-28-11-4-1-8-2-13-3-20-5-37-10-49-17-13-7-22-15-28-25-6-11-9-23-9-37 0-16 5-30 13-43 9-12 21-22 36-29 16-7 34-11 53-11s35 3 50 7c15 3 28 9 40 17v60h-31c-4-19-11-32-22-42-10-10-23-14-37-14-9 0-16 1-23 3-6 3-11 7-15 12-3 5-5 10-5 17s2 13 5 18c4 4 9 8 17 11 8 4 18 7 31 10 24 5 42 12 55 19 14 7 24 16 30 26 7 10 10 23 10 39 0 18-5 33-14 46-8 13-21 23-38 30-16 7-36 10-58 10-18 0-36-2-53-7-17-4-32-11-44-20v-65zM5209 126c-4-19-10-34-19-47-8-12-18-21-31-27s-28-9-46-9c-23 0-44 6-61 18s-30 28-38 50c-9 22-14 48-14 78 0 31 5 57 15 81 9 23 22 41 40 53 17 12 38 18 61 18 15 0 29-3 41-9 12-5 22-15 32-28 11-14 20-32 30-54h27l-15 88c-15 10-33 18-55 24-22 5-44 8-67 8-36 0-68-7-97-21-28-15-50-35-66-61s-23-56-23-89c0-35 7-67 23-95s39-50 67-66 60-25 96-25c24 0 47 3 69 10 23 5 42 13 57 22v81zM5400 370c-24 0-45-5-64-16s-33-26-44-46c-10-19-15-41-15-66 0-26 5-49 16-70 12-22 27-39 47-52 19-12 40-19 64-19s45 6 64 17 33 26 44 46c10 20 15 42 15 67s-5 48-17 70c-11 21-26 38-46 51-19 12-41 18-64 18zM5405 345c11 0 21-4 28-11 8-8 14-19 17-34 4-15 6-34 6-56 0-23-2-44-7-61-5-18-11-31-20-41-9-9-19-14-30-14s-21 4-29 12c-7 7-13 18-17 33s-6 33-6 55c0 23 3 44 7 61 5 18 12 32 21 41 9 10 19 15 30 15zM5651 101l-23 80-76-30v-19l76-31zM5552 340c8-1 14-2 19-4 4-1 7-4 9-6 2-3 3-7 3-12v-176l68-41v217c0 5 1 9 3 12 2 2 5 5 9 6 5 2 11 3 18 4v24h-129zM5715 340c8-1 14-2 18-4 5-1 8-4 9-6 2-3 3-7 3-12v-128c0-13-3-23-10-30s-17-11-31-11c-8 0-16 2-25 5-8 3-17 8-25 14-8 5-15 12-21 19v-20c8-13 18-24 30-34s24-18 37-23c13-6 25-9 38-9 24 0 43 7 56 20 13 14 20 33 20 58v139c0 5 0 9 2 12 2 2 5 5 10 6 4 2 10 3 18 4v24h-129zM5871 340c7-1 14-2 18-4 4-1 7-4 9-6 2-3 3-7 3-12v-210c0-21 6-40 18-56s29-29 50-39c22-8 47-13 75-13 22 0 41 2 58 7 16 4 29 12 38 20s14 17 14 28c0 6-2 11-5 16-4 5-8 9-14 12h-56v-15c0-14-4-25-11-33-7-7-18-11-32-11s-26 3-36 10c-10 6-18 15-23 28-5 12-8 27-8 44v211c0 5 2 9 4 12s6 5 11 7c6 2 13 3 22 4v24h-135zM5867 121c16-4 29-10 40-17s21-16 32-28h23v75h-95zM6124 151h-180v-43h180zM6048 340c8-1 14-2 18-4 5-1 8-4 10-6 2-3 3-7 3-12v-210l45-7h23v217c0 5 1 9 3 12 2 2 5 5 9 6 4 2 11 3 19 4v24h-130zM6276 181l-76-30v-19l76-31h24zM6300 316c0 6 0 10 2 13 3 3 6 5 11 7s13 3 21 4v24h-134v-24c8-1 15-2 19-4 5-1 8-4 10-6 1-3 2-7 2-12v-176l69-41zM6291 191c10-19 19-35 26-48 8-12 16-22 24-30 9-8 17-12 26-12 3 0 7 1 10 2s6 3 8 5v62h-14c-12 0-23 1-32 4s-18 7-26 13c-7 6-14 14-22 25zM6506 101l-23 80-76-30v-19l76-31zM6407 340c8-1 14-2 19-4 4-1 7-4 9-6 2-3 3-7 3-12v-176l68-41v217c0 5 1 9 3 12 2 2 5 5 9 6 5 2 11 3 18 4v24h-129zM6565 340c8-1 14-2 19-4 4-1 7-4 9-6 2-3 3-7 3-12v-129c0-14-3-23-10-30-7-6-17-10-30-10-7 0-16 2-24 5-9 3-17 8-25 13s-14 11-20 18v-20c8-12 18-24 30-33 11-10 23-17 35-22 13-6 26-9 38-9 24 0 42 7 55 20s19 31 19 55v142c0 5 1 9 3 12 2 2 5 5 9 6 5 2 11 3 19 4v24h-130zM6724 340c7-1 14-2 18-4 4-1 7-4 9-6 2-3 3-7 3-12v-129c0-14-3-23-10-30-6-6-16-10-30-10-8 0-15 2-24 5-8 3-17 8-25 13-7 5-14 11-20 18v-20c8-12 18-24 30-33 11-10 23-17 36-22 13-6 25-9 37-9 24 0 43 7 55 20 13 13 19 31 19 55v142c0 5 1 9 3 12 2 2 5 5 10 6 4 2 10 3 18 4v24h-129zM7127 361c-6 3-13 5-21 6-7 2-14 2-21 2-18 0-32-4-42-13-10-10-14-24-14-41v-143c0-16-4-28-11-35-6-8-16-12-30-12-12 0-21 4-28 11-7 8-10 18-10 32v28h-48c-5-2-9-6-12-12-2-5-4-11-4-17 0-13 5-24 14-34 9-9 21-17 37-23 15-5 33-9 51-9 23 0 43 4 59 12 16 7 28 17 37 30 8 14 12 30 12 49v120c0 6 1 10 3 13s5 6 10 7c4 2 10 4 18 5zM7039 319c-12 18-25 30-41 39-15 8-32 12-50 12-13 0-25-2-36-8-10-5-18-13-24-23-5-10-8-21-8-34 0-18 5-33 17-46 11-12 29-22 52-28l98-28v23l-65 20c-13 4-22 9-27 16-6 7-9 17-9 28 0 7 2 13 5 19 3 5 8 10 13 13 6 3 12 4 20 4 9 0 19-2 29-7 10-6 18-13 26-22zM7371 92l-76-36v-19l76-37h23zM7394 299c0 5 1 9 3 12 1 4 4 6 9 8 4 2 10 4 18 5v24l-75 21h-24v-326l69-43zM7350 172c-11-14-21-24-30-30-10-5-20-9-33-9-14 0-27 5-39 13-11 8-19 20-26 35-6 16-8 33-8 54 0 19 2 36 7 50 6 13 13 24 23 31 11 7 23 11 36 11 9 0 18-2 27-6 9-3 17-9 24-16 9-7 15-15 20-25l6 17c-8 16-17 29-28 40s-23 20-37 25c-13 6-27 8-42 8-19 0-38-5-54-15-17-11-30-25-39-44-9-18-14-38-14-61 0-29 6-55 17-77 11-23 28-40 49-53 21-12 45-19 72-19 16 0 31 4 47 10 15 6 28 14 39 24zM7569 370c-24 0-45-5-64-16-18-11-33-26-44-46-10-19-15-41-15-66 0-26 5-49 16-70 12-22 27-39 47-52 19-12 41-19 64-19 24 0 45 6 64 17s33 26 44 46c10 20 16 42 16 67s-6 48-17 70c-11 21-27 38-47 51-19 12-41 18-64 18zM7574 345c12 0 21-4 28-11 8-8 14-19 18-34 3-15 6-34 6-56 0-23-3-44-8-61-4-18-11-31-20-41-9-9-18-14-30-14-11 0-21 4-28 12-8 7-14 18-18 33s-6 33-6 55c0 23 3 44 8 61 4 18 11 32 20 41 9 10 19 15 30 15zM7757 278c6 23 15 39 26 50s24 16 41 16c9 0 18-1 25-4 8-4 13-8 17-14 4-5 6-12 6-19s-1-13-5-18c-3-5-8-9-14-12-7-4-16-7-28-11-4-1-8-2-13-3-20-5-37-10-49-17-13-7-22-15-28-25-6-11-9-23-9-37 0-16 4-30 13-43 9-12 21-22 36-29 16-7 34-11 53-11s35 3 50 7c14 3 28 9 40 17v60h-31c-4-19-12-32-22-42s-23-14-37-14c-9 0-16 1-23 3-6 3-11 7-15 12-3 5-5 10-5 17s2 13 5 18c4 4 9 8 17 11 7 4 18 7 31 10 24 5 42 12 55 19 14 7 24 16 30 26 7 10 10 23 10 39 0 18-5 33-14 46s-21 23-38 30c-16 7-36 10-58 10-18 0-36-2-53-7-17-4-32-11-44-20v-65z">
          <text:p/>
        </draw:path>
        <draw:path draw:style-name="gr1" draw:text-style-name="P1" draw:layer="layout" svg:width="11.582cm" svg:height="0.428cm" svg:x="0.998cm" svg:y="19.574cm" svg:viewBox="0 0 11583 429" svg:d="M0 302c10 0 17-2 23-4 5-2 9-5 11-10 3-4 4-10 4-18v-197c0-8-1-14-4-18-2-4-6-8-11-10-6-2-13-3-23-4v-22h143v22c-10 1-18 2-24 5-5 2-9 5-11 9s-4 10-4 18v197c0 8 2 14 4 18 2 5 6 8 11 10 6 2 14 4 24 4v22h-143zM256 180h-172v-26h172zM197 302c9 0 17-2 22-4 6-2 9-5 12-10 2-4 3-10 3-18v-197c0-8-1-14-3-18-3-4-6-7-12-9-5-3-13-4-22-5v-22h142v22c-10 1-18 2-23 5-6 2-10 5-12 9s-3 10-3 18v197c0 8 1 14 3 18 2 5 6 8 12 10 5 2 13 4 23 4v22h-142zM582 321c-6 2-12 4-19 5-6 3-12 3-18 3-17 0-29-5-38-13-8-8-13-20-13-36v-128c0-14-3-24-8-31-6-7-15-10-27-10-11 0-19 3-25 10-7 6-10 15-10 27v27h-42c-4-3-8-7-10-11-3-6-4-11-4-16 0-11 4-21 12-30 8-8 19-15 33-21 14-5 29-7 46-7 20 0 37 3 51 9 15 6 26 15 34 28 7 12 11 26 11 43v108c0 4 1 8 2 11 2 3 5 5 9 7 3 1 9 2 16 3zM504 284c-10 15-22 27-36 34-13 8-28 12-45 12-11 0-22-3-32-8-9-5-16-12-21-21-5-8-8-18-8-29 0-17 5-31 16-42 10-11 25-20 46-25l87-25v20l-57 18c-12 4-20 9-25 15s-7 15-7 25c0 6 1 11 4 16 2 5 6 9 12 12 5 3 10 4 17 4 9 0 17-2 26-7s16-11 23-19zM668 82l-68-32v-17l68-32h20zM688 283c0 4 1 8 2 10 2 2 5 4 8 6 4 2 10 3 17 3v22h-115v-22c7 0 13-1 16-3 4-2 7-4 9-6 1-2 2-6 2-10v-246l61-36zM803 82l-67-32v-17l67-32h21zM824 283c0 4 0 8 2 10s4 4 8 6 10 3 17 3v22h-115v-22c7 0 12-1 16-3s7-4 8-6c2-2 3-6 3-10v-246l61-36zM1092 321c-6 2-12 4-18 5-7 3-13 3-19 3-16 0-29-5-38-13-8-8-12-20-12-36v-128c0-14-3-24-9-31s-15-10-27-10c-10 0-19 3-25 10-6 6-9 15-9 27v27h-43c-4-3-8-7-10-11-2-6-3-11-3-16 0-11 4-21 12-30 8-8 19-15 32-21 14-5 30-7 46-7 20 0 37 3 52 9 14 6 25 15 33 28 8 12 11 26 11 43v108c0 4 1 8 3 11 1 3 4 5 8 7 3 1 9 2 16 3zM1014 284c-10 15-22 27-36 34-13 8-28 12-44 12-12 0-23-3-32-8-10-5-17-12-22-21-5-8-8-18-8-29 0-17 6-31 16-42s26-20 46-25l87-25v20l-57 18c-11 4-20 9-25 15s-7 15-7 25c0 6 1 11 4 16s7 9 12 12 11 4 17 4c9 0 17-2 26-7s17-11 23-19zM1193 121c-11 0-20 1-26 3-6 3-11 8-16 15-4 7-8 18-11 32h-26v-76h168v24zM1164 324h-57v-19l149-210h57v18zM1230 298c10 0 18-2 25-5 8-4 14-10 20-18 6-9 11-20 15-34h26l-12 83h-165v-25zM1501 113c11-5 20-8 27-11 6-2 12-4 16-5 5-1 9-2 13-2h13v38h-69zM1446 90c19 0 35 3 50 10 14 6 25 16 33 28s12 25 12 39c0 16-4 30-13 43-8 13-20 24-35 31-15 8-32 11-49 11-19 0-35-3-50-10-14-6-25-15-33-27-9-12-13-25-13-40 0-16 5-30 14-43 8-13 20-23 35-31 15-7 31-11 49-11zM1443 111c-12 0-21 5-28 15-6 9-9 23-9 41 0 12 1 23 5 33 3 10 8 17 15 23 6 5 13 8 21 8 12 0 21-5 27-15 6-9 9-23 9-41 0-12-1-23-5-33-3-9-8-17-14-23-6-5-13-8-21-8zM1410 335c-13 0-23 3-31 10-7 6-11 15-11 25 0 8 3 15 8 21 5 5 12 10 22 13s21 5 34 5h15c14 0 27-2 38-6 11-3 20-9 26-15 6-7 9-14 9-22 0-9-3-16-9-21-6-4-15-7-26-7h-102v-11c-12 0-22-4-30-12s-12-18-12-31c0-9 3-18 8-26s12-14 21-18c10-5 21-8 34-9l6 15c-10 0-17 2-22 6-5 3-8 8-8 14s2 10 5 13c4 3 9 5 16 5h97c14 0 27 2 38 7 10 6 19 13 25 22 5 10 8 22 8 36s-5 28-16 40-25 22-44 29-40 11-62 11h-15c-21 0-39-2-55-7-16-4-29-11-38-19s-14-18-14-28c0-9 3-18 10-26 6-8 15-15 26-20s22-8 35-8h21v14zM1698 330c-21 0-40-5-57-15s-30-23-39-41c-9-17-14-37-14-59 0-23 5-44 15-63s24-34 41-45c18-12 36-17 57-17s40 5 57 15c16 9 29 23 38 41 10 17 15 37 15 58 0 23-5 44-16 63-10 19-23 35-40 46-18 11-37 17-57 17zM1702 306c10 0 19-3 26-10 6-6 11-16 14-29 4-14 5-31 5-51s-2-38-6-54c-4-15-10-27-18-36-7-9-16-13-26-13s-19 3-26 10c-6 7-12 17-15 30s-5 30-5 50 2 39 6 54c4 16 10 28 18 37 8 8 17 12 27 12zM1908 302c8 0 14-1 18-3 5-2 9-4 11-7 3-3 6-7 8-12l108-264h38l-30 48-76 199c-4 9-6 17-5 22 1 6 4 10 9 13 6 2 14 4 25 4v22h-106zM2138 229h-158l11-27h136zM2091 302c11 0 19-2 25-4 5-3 8-7 9-13 1-5-1-13-4-22l-76-199 8-48h38l109 264c2 5 4 9 7 12s6 5 11 7c4 2 11 3 18 3v22h-145zM2340 199v-46h386v46zM2834 302c10 0 17-2 23-4 5-2 9-5 12-10 2-4 3-10 3-18v-197c0-8-1-14-3-18-3-4-7-8-12-10-6-2-13-3-23-4v-22h143v22c-10 1-18 2-24 4-5 2-9 6-11 10s-3 10-3 18v191c0 8 1 15 3 20 3 5 8 8 14 10s14 4 24 4h11c14 0 25-3 35-7 10-5 20-12 28-22s16-23 23-40h25l-17 95h-251zM3348 321c-6 2-13 4-19 5-7 3-13 3-19 3-16 0-29-5-37-13-9-8-13-20-13-36v-128c0-14-3-24-9-31s-15-10-26-10-20 3-26 10c-6 6-9 15-9 27v27h-43c-4-3-8-7-10-11-2-6-3-11-3-16 0-11 4-21 12-30 8-8 19-15 32-21 14-5 30-7 47-7 19 0 37 3 51 9 15 6 26 15 33 28 8 12 12 26 12 43v108c0 4 0 8 2 11s4 5 8 7c4 1 9 2 17 3zM3269 284c-10 15-22 27-36 34-13 8-28 12-44 12-12 0-23-3-32-8s-17-12-22-21c-5-8-7-18-7-29 0-17 5-31 15-42s26-20 46-25l87-25v20l-57 18c-11 4-20 9-25 15-4 6-7 15-7 25 0 6 1 11 4 16s7 9 12 12 11 4 17 4c9 0 18-2 26-7 9-5 17-11 23-19zM3704 112c-4-16-9-30-16-40-8-12-17-20-29-25-11-5-25-8-40-8-21 0-39 5-54 16-15 10-26 25-34 45-9 19-13 42-13 69s5 51 13 71c9 20 21 36 37 47 15 11 33 17 53 17 14 0 26-3 36-8 11-6 21-14 30-26 8-12 17-28 26-48h24l-14 79c-13 9-30 16-49 21s-38 8-58 8c-32 0-61-7-87-20-25-13-44-31-59-54-14-23-20-49-20-79 0-31 7-59 21-84s34-44 59-58 54-21 85-21c21 0 42 2 62 7 19 5 36 12 50 20v71zM3827 160l-67-27v-16l67-27h21zM3848 251c0 12 3 21 9 27s15 9 27 9c7 0 15-1 22-4 8-3 16-7 23-12s13-11 19-17v18c-8 11-17 21-27 30-11 8-22 15-33 20-12 5-23 8-33 8-22 0-39-6-51-18-11-12-17-29-17-51v-134l61-37zM3972 160l-68-27v-16l68-27h20zM3992 266c0 4 1 8 2 11 2 3 5 5 9 7s9 3 16 4v21l-67 20h-21v-202l61-37zM4106 160l-68-27v-16l68-27h20zM4126 281c0 5 1 9 3 12 2 2 5 4 10 6 4 2 10 3 19 3v22h-120v-22c7 0 13-1 16-3 4-2 7-4 9-6s3-6 3-10v-157l60-36zM4118 170c9-18 17-32 24-43s15-20 22-27 15-10 22-10c4 0 6 0 9 1s5 3 7 5v55h-12c-11 0-21 1-29 4-8 2-16 6-22 11-7 6-14 13-21 22zM4239 38c0-7 2-13 5-19s8-10 14-14c6-3 12-5 20-5 6 0 13 2 19 5 6 4 10 8 14 14 3 6 5 12 5 19s-2 14-5 20c-4 6-8 10-14 14-6 3-13 4-20 4s-13-1-19-4c-6-4-11-8-14-14s-5-13-5-20zM4289 160l-67-27v-16l67-27h21zM4310 283c0 4 0 8 2 10s4 4 8 6c4 1 10 2 17 3v22h-115v-22c7-1 12-2 16-3 4-2 7-4 8-6 2-2 3-6 3-10v-157l61-36zM4467 330c-20 0-39-5-56-15s-30-23-39-41c-10-17-14-37-14-59 0-23 5-44 15-63s24-34 41-45c17-12 36-17 57-17s40 5 57 15c16 9 29 23 38 41 10 17 15 37 15 58 0 23-6 44-16 63s-24 35-41 46-36 17-57 17zM4472 306c10 0 19-3 25-10 7-6 12-16 15-29 3-14 5-31 5-51s-2-38-7-54c-4-15-9-27-17-36s-16-13-27-13c-10 0-18 3-25 10s-12 17-15 30c-4 13-5 30-5 50s2 39 6 54c4 16 10 28 18 37 8 8 17 12 27 12zM4635 247c5 20 12 35 22 44 10 10 22 15 36 15 9 0 17-1 23-4 7-3 12-7 16-12 3-5 5-11 5-17 0-7-1-12-4-16s-7-8-14-11c-6-4-14-7-24-10-4 0-8-1-11-2-18-4-33-10-45-16-11-6-19-14-24-22-6-9-8-20-8-33 0-14 4-27 12-38 7-11 18-20 31-26 14-6 30-9 48-9 16 0 31 2 44 5 13 4 25 9 36 16v53h-28c-4-16-10-29-20-37-9-9-20-14-33-14-8 0-14 2-20 4s-10 6-13 11c-3 4-4 9-4 15s1 11 4 15 8 8 15 11c6 3 16 6 28 9 20 4 37 10 49 16s21 14 26 24c6 9 9 20 9 34 0 16-5 29-13 41-7 12-19 21-33 27-15 6-32 10-52 10-16 0-32-3-47-7-16-4-28-10-39-18v-58zM4833 38c0-7 2-13 5-19s8-10 14-14c6-3 12-5 20-5 7 0 13 2 19 5 6 4 10 8 14 14 3 6 5 12 5 19s-2 14-5 20c-4 6-8 10-14 14-6 3-13 4-20 4s-13-1-19-4c-6-4-11-8-14-14s-5-13-5-20zM4883 160l-67-27v-16l67-27h21zM4904 283c0 4 0 8 2 10s4 4 8 6c4 1 10 2 17 3v22h-115v-22c7-1 12-2 16-3 4-2 7-4 8-6 2-2 3-6 3-10v-157l61-36zM5154 82l-67-32v-17l67-32h21zM5175 266c0 4 0 8 2 11s4 5 8 7 10 3 17 4v21l-68 20h-20v-291l61-37zM5135 152c-9-12-18-21-26-26-8-6-18-8-29-8-13 0-24 4-34 11-10 8-17 18-23 32-5 13-8 29-8 47s3 32 7 45c5 12 11 21 20 28s20 10 32 10c8 0 16-2 23-5 8-3 16-8 22-14 7-7 13-15 18-24l5 16c-7 14-15 26-25 36s-21 17-32 22c-12 5-24 8-37 8-18 0-35-5-49-14-15-10-26-23-34-39-9-17-13-35-13-55 0-26 5-49 15-68 11-20 25-36 43-47 19-12 41-17 65-17 14 0 28 2 41 8 14 5 25 12 35 21zM5441 321c-6 2-12 4-18 5-7 3-13 3-19 3-16 0-29-5-38-13-8-8-12-20-12-36v-128c0-14-3-24-9-31s-15-10-27-10c-10 0-19 3-25 10-6 6-9 15-9 27v27h-43c-4-3-8-7-10-11-2-6-3-11-3-16 0-11 3-21 12-30 8-8 19-15 32-21 14-5 30-7 46-7 20 0 37 3 52 9 14 6 25 15 33 28 8 12 11 26 11 43v108c0 4 1 8 3 11 1 3 4 5 8 7 3 1 9 2 16 3zM5363 284c-10 15-22 27-36 34-13 8-28 12-44 12-12 0-23-3-32-8-10-5-17-12-22-21-5-8-8-18-8-29 0-17 6-31 16-42s26-20 46-25l87-25v20l-57 18c-11 4-20 9-25 15s-7 15-7 25c0 6 1 11 4 16s7 9 12 12 11 4 17 4c9 0 17-2 26-7s16-11 23-19zM5657 82l-67-32v-17l67-32h21zM5678 266c0 4 0 8 2 11s4 5 8 7 10 3 17 4v21l-68 20h-20v-291l61-37zM5638 152c-9-12-17-21-26-26-8-6-18-8-29-8-13 0-24 4-34 11-10 8-17 18-23 32-5 13-8 29-8 47s3 32 7 45c5 12 12 21 20 28 9 7 20 10 32 10 8 0 16-2 24-5s15-8 22-14c7-7 12-15 17-24l5 16c-7 14-15 26-25 36s-20 17-32 22-24 8-37 8c-18 0-35-5-49-14-14-10-26-23-34-39-9-17-13-35-13-55 0-26 5-49 15-68 11-20 25-36 43-47 19-12 41-17 65-17 14 0 28 2 41 8 14 5 25 12 35 21zM6006 266c-9 20-21 36-37 47s-35 17-57 17c-21 0-40-5-57-15-16-10-29-23-39-41-9-17-13-36-13-58 0-24 5-46 14-65 11-19 25-34 42-45 18-11 38-16 60-16 16 0 30 2 42 7 13 6 23 13 30 22s11 19 11 30c0 5-1 10-4 15s-7 8-11 11h-39v-13c0-15-3-27-9-35-7-9-15-13-27-13-11 0-20 3-27 10-8 6-14 16-19 28-4 12-6 26-6 42 0 18 3 33 9 46s14 23 25 30c11 8 23 11 38 11 11 0 22-2 32-7 9-5 19-12 28-22zM6136 330c-21 0-40-5-57-15-16-10-29-23-39-41-9-17-14-37-14-59 0-23 5-44 15-63 11-19 24-34 42-45 17-12 36-17 57-17s40 5 56 15c17 9 30 23 39 41 9 17 14 37 14 58 0 23-5 44-15 63s-24 35-41 46-36 17-57 17zM6141 306c10 0 18-3 25-10 7-6 12-16 15-29 3-14 5-31 5-51s-2-38-7-54c-4-15-10-27-17-36-8-9-17-13-27-13s-18 3-25 10-12 17-16 30c-3 13-5 30-5 50s2 39 6 54c5 16 11 28 19 37 8 8 17 12 27 12zM6359 90l-21 70-67-27v-16l67-27zM6271 302c7 0 13-1 16-3 4-2 7-4 8-6 2-2 3-6 3-10v-157l61-36v193c0 4 1 8 2 10 2 2 5 4 8 6 4 2 10 3 17 3v22h-115zM6412 302c7 0 12-1 16-3s7-4 8-6c2-2 3-6 3-10v-116c0-11-3-20-9-26s-15-9-26-9c-7 0-15 2-23 5-7 2-14 6-21 11-7 4-13 10-18 16v-18c7-11 16-21 26-29 10-9 21-15 32-20 12-5 23-7 33-7 22 0 38 5 49 17 12 11 17 28 17 49v127c0 4 1 8 3 10 1 2 4 4 8 6s9 3 16 3v22h-114zM6552 302c7 0 13-1 16-3 4-2 7-4 9-6 1-2 2-6 2-10v-116c0-11-3-20-8-26-6-6-15-9-27-9-7 0-14 2-22 5-7 2-15 6-21 11-7 4-14 10-19 16v-18c8-11 16-21 26-29 10-9 21-15 33-20 11-5 22-7 32-7 22 0 38 5 49 17 12 11 17 28 17 49v127c0 4 1 8 3 10s5 4 8 6c4 2 10 3 17 3v22h-115zM6796 330c-21 0-40-5-57-15-16-10-30-23-39-41-9-17-14-37-14-59 0-23 5-44 15-63s24-34 41-45c18-12 36-17 57-17s40 5 57 15c16 9 29 23 39 41 9 17 14 37 14 58 0 23-5 44-16 63-10 19-23 35-40 46-18 11-37 17-57 17zM6800 306c10 0 19-3 26-10 6-6 11-16 15-29 3-14 4-31 4-51s-2-38-6-54c-4-15-10-27-18-36-7-9-16-13-26-13s-19 3-26 10c-6 7-11 17-15 30-3 13-5 30-5 50s2 39 6 54c4 16 11 28 18 37 8 8 17 12 27 12zM7115 270c0 8 1 14 3 18 3 5 6 8 12 10 5 2 13 4 23 4v22h-142v-22c9 0 17-2 22-4 6-2 10-5 12-10 2-4 3-10 3-18v-197c0-8-1-14-3-18s-6-7-12-9c-5-3-13-4-22-5v-22h104zM7162 19c23 0 44 3 62 10 18 6 31 16 41 28 9 12 14 27 14 43 0 18-5 33-14 46-9 12-22 22-38 29-17 7-36 10-59 10h-74v-27h48c16 0 29-2 39-5 10-4 18-10 22-18 5-8 7-18 7-32 0-18-6-33-19-43-12-9-30-14-53-14h-44v-27zM7398 330c-21 0-40-5-57-15s-30-23-39-41c-9-17-14-37-14-59 0-23 5-44 15-63s24-34 41-45c18-12 36-17 57-17s40 5 57 15c16 9 29 23 38 41 10 17 15 37 15 58 0 23-5 44-16 63-10 19-23 35-40 46-18 11-37 17-57 17zM7402 306c10 0 19-3 26-10 6-6 11-16 14-29 4-14 5-31 5-51s-2-38-6-54c-4-15-10-27-18-36-7-9-16-13-26-13s-19 3-26 10c-6 7-12 17-15 30s-5 30-5 50 2 39 6 54c4 16 10 28 18 37 8 8 17 12 27 12zM7533 108c12-5 21-9 28-13 8-5 14-11 20-18 5-7 10-16 15-28h27v84h-90zM7623 263c0 8 2 14 6 19 5 5 11 9 20 12 8 2 20 4 33 5v21c-9 3-17 5-26 7-9 3-18 3-26 3-21 0-38-6-49-17-12-11-18-27-18-47v-151h60zM7677 133h-76v-38h76zM7911 266c-10 21-23 37-40 47-16 11-35 17-57 17s-41-5-59-15c-17-9-30-23-39-40-10-17-14-37-14-59 0-24 5-45 15-64s24-35 42-46c17-11 37-16 58-16 18 0 34 4 48 12 13 8 24 19 31 33 8 14 12 30 12 49v15h-161v-22l111-3-6 11c0-16-2-29-5-39-3-11-8-19-14-24s-13-8-21-8c-11 0-20 4-28 10-8 7-14 17-18 30-5 12-7 27-7 44s3 33 9 45 14 22 25 29c11 6 24 10 39 10 12 0 24-3 35-8 11-4 21-12 31-22zM8023 90l-21 70-67-27v-16l67-27zM7935 302c7 0 12-1 16-3s7-4 8-6c2-2 3-6 3-10v-157l61-36v193c0 4 0 8 2 10s4 4 8 6 10 3 17 3v22h-115zM8080 302c6 0 12-1 15-3 4-2 7-4 9-6s2-6 2-10v-114c0-12-3-22-9-27-6-7-15-10-27-10-7 0-14 2-22 5s-15 7-23 12c-7 5-13 10-18 17v-18c7-12 16-22 26-30 11-9 22-16 33-21 12-5 23-7 34-7 22 0 38 6 49 17 12 12 18 29 18 51v125c0 4 1 8 2 10 2 2 5 4 9 6s9 3 16 3v22h-114zM8417 266c-9 20-21 36-37 47s-36 17-58 17c-20 0-39-5-56-15-16-10-29-23-39-41-9-17-14-36-14-58 0-24 5-46 15-65s24-34 42-45 38-16 60-16c15 0 30 2 42 7 13 6 23 13 30 22s11 19 11 30c0 5-2 10-5 15-2 5-6 8-11 11h-38v-13c0-15-3-27-10-35-6-9-15-13-26-13s-20 3-28 10c-7 6-13 16-18 28-4 12-6 26-6 42 0 18 3 33 9 46s14 23 25 30c10 8 23 11 37 11 12 0 22-2 32-7s20-12 29-22zM8454 38c0-7 2-13 5-19 4-6 8-10 14-14 6-3 13-5 20-5s13 2 19 5c6 4 11 8 14 14s5 12 5 19-2 14-5 20-8 10-14 14c-6 3-12 4-19 4-8 0-14-1-20-4-6-4-10-8-14-14-3-6-5-13-5-20zM8505 160l-68-27v-16l68-27h20zM8525 283c0 4 1 8 2 10 2 2 5 4 9 6 3 1 9 2 16 3v22h-115v-22c7-1 13-2 16-3 4-2 7-4 9-6 1-2 2-6 2-10v-157l61-36zM8794 321c-6 2-13 4-19 5-6 3-13 3-19 3-16 0-29-5-37-13-9-8-13-20-13-36v-128c0-14-3-24-9-31s-15-10-26-10-19 3-26 10c-6 6-9 15-9 27v27h-42c-5-3-8-7-11-11-2-6-3-11-3-16 0-11 4-21 12-30 8-8 19-15 32-21 14-5 30-7 47-7 20 0 37 3 51 9 15 6 26 15 33 28 8 12 12 26 12 43v108c0 4 0 8 2 11s4 5 8 7c4 1 9 2 17 3zM8715 284c-10 15-22 27-35 34-14 8-29 12-45 12-12 0-23-3-32-8s-17-12-22-21c-5-8-7-18-7-29 0-17 5-31 15-42s26-20 46-25l87-25v20l-57 18c-11 4-20 9-25 15-4 6-7 15-7 25 0 6 1 11 4 16s7 9 12 12 11 4 17 4c9 0 18-2 26-7 9-5 17-11 23-19zM9009 82l-67-32v-17l67-32h21zM9030 266c0 4 1 8 2 11 2 3 5 5 8 7 4 2 10 3 17 4v21l-67 20h-21v-291l61-37zM8990 152c-9-12-17-21-26-26-8-6-17-8-28-8-14 0-25 4-35 11-10 8-17 18-23 32-5 13-7 29-7 47s2 32 6 45c5 12 12 21 21 28 8 7 19 10 32 10 7 0 15-2 23-5s15-8 22-14c7-7 13-15 17-24l5 16c-7 14-15 26-25 36s-20 17-32 22-24 8-37 8c-18 0-34-5-49-14-14-10-26-23-34-39-9-17-13-35-13-55 0-26 5-49 16-68 10-20 24-36 43-47 18-12 40-17 64-17 14 0 28 2 42 8 13 5 25 12 34 21zM9186 330c-21 0-40-5-57-15-16-10-29-23-39-41-9-17-14-37-14-59 0-23 5-44 15-63s24-34 41-45c18-12 37-17 57-17 21 0 40 5 57 15 17 9 29 23 39 41 9 17 14 37 14 58 0 23-5 44-15 63s-24 35-41 46c-18 11-37 17-57 17zM9190 306c11 0 19-3 26-10 6-6 11-16 15-29 3-14 5-31 5-51s-3-38-7-54c-4-15-10-27-18-36-7-9-16-13-26-13s-19 3-26 10c-6 7-11 17-15 30-3 13-5 30-5 50s2 39 6 54c5 16 11 28 18 37 8 8 17 12 27 12zM9388 160l-67-27v-16l67-27h21zM9409 281c0 5 0 9 2 12 3 2 6 4 10 6 5 2 11 3 19 3v22h-119v-22c7 0 12-1 16-3s7-4 8-6c2-2 3-6 3-10v-157l61-36zM9401 170c9-18 17-32 24-43s14-20 22-27c7-7 14-10 22-10 3 0 6 0 9 1 2 1 5 3 7 5v55h-12c-12 0-22 1-30 4-8 2-15 6-22 11-6 6-13 13-20 22zM9843 112c-4-16-9-30-16-40-8-12-17-20-29-25s-25-8-40-8c-21 0-39 5-54 16-15 10-27 25-35 45-8 19-12 42-12 69s5 51 13 71c9 20 21 36 36 47 16 11 34 17 54 17 14 0 26-3 36-8 11-6 21-14 29-26 9-12 18-28 27-48h24l-14 79c-13 9-30 16-49 21s-38 8-58 8c-32 0-61-7-87-20-25-13-44-31-59-54-14-23-21-49-21-79 0-31 8-59 22-84s34-44 59-58 54-21 85-21c21 0 42 2 62 7 19 5 36 12 50 20v71zM10013 330c-21 0-40-5-57-15s-30-23-39-41c-9-17-14-37-14-59 0-23 5-44 15-63s24-34 41-45c17-12 36-17 57-17s40 5 57 15c16 9 29 23 38 41 10 17 15 37 15 58 0 23-5 44-16 63-10 19-23 35-40 46-18 11-37 17-57 17zM10017 306c10 0 19-3 26-10 6-6 11-16 14-29 4-14 5-31 5-51s-2-38-6-54c-4-15-10-27-18-36-7-9-16-13-26-13s-19 3-26 10c-6 7-12 17-15 30s-5 30-5 50 2 39 6 54c4 16 10 28 18 37 8 8 17 12 27 12zM10311 113c12-5 20-8 27-11 7-2 12-4 17-5 4-1 8-2 13-2h12v38h-69zM10256 90c19 0 36 3 50 10 14 6 25 16 34 28 8 12 12 25 12 39 0 16-5 30-13 43-9 13-21 24-36 31-15 8-31 11-49 11-19 0-35-3-49-10-15-6-26-15-34-27s-12-25-12-40c0-16 4-30 13-43s21-23 35-31c15-7 32-11 49-11zM10254 111c-12 0-22 5-28 15-7 9-10 23-10 41 0 12 2 23 5 33 4 10 9 17 15 23 6 5 13 8 21 8 12 0 21-5 28-15 6-9 9-23 9-41 0-12-2-23-6-33-3-9-8-17-14-23-6-5-13-8-20-8zM10220 335c-13 0-23 3-30 10-8 6-11 15-11 25 0 8 2 15 7 21 5 5 13 10 22 13 10 3 21 5 34 5h15c15 0 28-2 39-6 11-3 19-9 25-15 7-7 10-14 10-22 0-9-3-16-10-21-5-4-14-7-25-7h-102v-11c-13 0-23-4-31-12s-11-18-11-31c0-9 2-18 7-26s13-14 22-18c9-5 20-8 33-9l6 15c-10 0-17 2-22 6-5 3-7 8-7 14s1 10 5 13c3 3 9 5 15 5h97c15 0 27 2 38 7 11 6 19 13 25 22 6 10 9 22 9 36s-6 28-17 40c-10 12-25 22-44 29s-39 11-62 11h-15c-21 0-39-2-55-7-16-4-28-11-38-19-9-8-13-18-13-28 0-9 3-18 9-26 7-8 15-15 26-20s23-8 35-8h21v14zM10486 90l-20 70-68-27v-16l68-27zM10398 302c7 0 13-1 16-3 4-2 7-4 9-6 1-2 2-6 2-10v-157l61-36v193c0 4 1 8 2 10 2 2 5 4 8 6 4 2 10 3 17 3v22h-115zM10543 302c7 0 12-1 16-3s6-4 8-6 3-6 3-10v-114c0-12-3-22-10-27-6-7-15-10-27-10-7 0-14 2-22 5-7 3-15 7-22 12s-13 10-19 17v-18c7-12 16-22 26-30 11-9 22-16 34-21 11-5 22-7 33-7 22 0 38 6 50 17 11 12 17 29 17 51v125c0 4 1 8 3 10 1 2 4 4 8 6s9 3 16 3v22h-114zM10698 38c0-7 2-13 5-19s8-10 14-14c6-3 12-5 20-5 7 0 13 2 19 5 6 4 10 8 14 14 3 6 5 12 5 19s-2 14-5 20c-4 6-8 10-14 14-6 3-13 4-20 4s-13-1-19-4c-6-4-11-8-14-14s-5-13-5-20zM10748 160l-67-27v-16l67-27h21zM10769 283c0 4 0 8 2 10s4 4 8 6c4 1 10 2 17 3v22h-115v-22c7-1 12-2 16-3 4-2 7-4 8-6 2-2 3-6 3-10v-157l61-36zM10810 108c12-5 21-9 29-13 7-5 14-11 19-18 6-7 11-16 16-28h27v84h-91zM10901 263c0 8 2 14 6 19s10 9 19 12c9 2 20 4 34 5v21c-9 3-18 5-27 7-9 3-17 3-25 3-22 0-38-6-50-17s-17-27-17-47v-151h60zM10955 133h-77v-38h77zM11000 38c0-7 2-13 5-19s8-10 14-14c6-3 12-5 20-5 7 0 13 2 19 5 6 4 10 8 14 14 3 6 5 12 5 19s-2 14-5 20c-4 6-8 10-14 14-6 3-13 4-20 4s-13-1-19-4c-6-4-11-8-14-14s-5-13-5-20zM11050 160l-67-27v-16l67-27h21zM11071 283c0 4 0 8 2 10s4 4 8 6c4 1 10 2 17 3v22h-115v-22c7-1 12-2 16-3 4-2 7-4 8-6 2-2 3-6 3-10v-157l61-36zM11229 117c-9 1-16 2-20 5-4 2-7 4-7 8-1 4 0 9 3 16l46 116h-8l46-116c3-7 4-12 3-16 0-4-3-6-7-8-4-3-11-4-21-5v-22h87v22c-6 1-10 2-13 4-4 1-6 2-8 5-2 2-4 5-5 8l-84 193h-21l-88-192c-2-4-4-7-6-9-2-3-4-4-8-5-3-2-7-3-12-4v-22h123zM11470 330c-21 0-40-5-57-15s-30-23-39-41c-9-17-14-37-14-59 0-23 5-44 15-63s24-34 41-45c18-12 36-17 57-17s40 5 57 15c16 9 29 23 38 41 10 17 15 37 15 58 0 23-5 44-16 63-10 19-23 35-40 46-18 11-37 17-57 17zM11474 306c10 0 19-3 26-10 6-6 11-16 14-29 4-14 5-31 5-51s-2-38-6-54c-4-15-10-27-18-36-7-9-16-13-26-13s-19 3-26 10c-6 7-12 17-15 30s-5 30-5 50 2 39 6 54c4 16 10 28 18 37 8 8 17 12 27 12z">
          <text:p/>
        </draw:path>
        <draw:frame draw:style-name="gr3" draw:text-style-name="P4" draw:layer="layout" svg:width="0.942cm" svg:height="0.501cm" svg:x="16.899cm" svg:y="15.261cm">
          <draw:text-box>
            <text:p text:style-name="P2"><text:span text:style-name="T3">0.000</text:span></text:p>
          </draw:text-box>
        </draw:frame>
        <draw:frame draw:style-name="gr2" draw:text-style-name="P3" draw:layer="layout" svg:width="17.405cm" svg:height="0.577cm" svg:x="0.988cm" svg:y="20.293cm">
          <draw:text-box>
            <text:p text:style-name="P2"><text:span text:style-name="T1">Conﬁrm</text:span><text:span text:style-name="T1">ado en </text:span><text:span text:style-name="T1">tres </text:span><text:span text:style-name="T1">tests </text:span><text:span text:style-name="T1">indepen</text:span><text:span text:style-name="T1">dientes </text:span><text:span text:style-name="T1">con </text:span><text:span text:style-name="T1">Cohen's </text:span><text:span text:style-name="T1">d </text:span><text:span text:style-name="T1">consiste</text:span><text:span text:style-name="T1">nte </text:span><text:span text:style-name="T1">entre </text:span><text:span text:style-name="T1">0.205 y </text:span><text:span text:style-name="T1">0.263.</text:span></text:p>
          </draw:text-box>
        </draw:frame>
        <draw:polygon draw:style-name="gr1" draw:text-style-name="P1" draw:layer="layout" svg:width="18.627cm" svg:height="0.018cm" svg:x="1.199cm" svg:y="23.226cm" svg:viewBox="0 0 18628 19" draw:points="0,0 18628,0 18628,19 0,19">
          <text:p/>
        </draw:polygon>
        <draw:polygon draw:style-name="gr1" draw:text-style-name="P1" draw:layer="layout" svg:width="18.627cm" svg:height="0.018cm" svg:x="1.199cm" svg:y="24.297cm" svg:viewBox="0 0 18628 19" draw:points="0,0 18628,0 18628,19 0,19">
          <text:p/>
        </draw:polygon>
        <draw:polygon draw:style-name="gr1" draw:text-style-name="P1" draw:layer="layout" svg:width="18.627cm" svg:height="0.017cm" svg:x="1.199cm" svg:y="25.368cm" svg:viewBox="0 0 18628 18" draw:points="0,0 18628,0 18628,18 0,18">
          <text:p/>
        </draw:polygon>
        <draw:polygon draw:style-name="gr1" draw:text-style-name="P1" draw:layer="layout" svg:width="18.627cm" svg:height="0.018cm" svg:x="1.199cm" svg:y="26.438cm" svg:viewBox="0 0 18628 19" draw:points="0,0 18628,0 18628,19 0,19">
          <text:p/>
        </draw:polygon>
        <draw:polygon draw:style-name="gr1" draw:text-style-name="P1" draw:layer="layout" svg:width="18.627cm" svg:height="0.018cm" svg:x="1.199cm" svg:y="27.509cm" svg:viewBox="0 0 18628 19" draw:points="0,0 18628,0 18628,19 0,19">
          <text:p/>
        </draw:polygon>
        <draw:path draw:style-name="gr1" draw:text-style-name="P1" draw:layer="layout" svg:width="1.258cm" svg:height="0.372cm" svg:x="1.235cm" svg:y="22.558cm" svg:viewBox="0 0 1259 373" svg:d="M127 134c20 0 34-4 43-11 10-8 14-21 14-37s-4-27-14-35-24-12-43-12h-64v-23h82c31 0 55 6 72 17s25 27 25 49c0 12-4 23-10 32-7 10-16 18-28 24-12 5-25 8-39 9h-102v-13zM139 261c20 0 35-5 45-13 10-9 15-22 15-39s-6-29-17-38-26-13-46-13h-73v-14h103c18 0 34 3 48 8 14 6 24 13 32 23s12 21 12 34c0 14-5 27-13 39s-20 20-36 27c-15 6-32 9-52 9h-94v-23zM0 265c9-1 15-2 20-4 4-1 8-5 10-9s3-10 3-16v-172c0-7-1-12-3-16s-6-7-10-9c-5-2-11-3-20-3v-20h91v215c0 7 1 12 4 17 2 4 6 7 11 9 6 3 13 4 22 4h6v23h-134zM332 71l-59-28v-14l59-29h19zM351 247c0 4 0 7 2 9 1 2 4 5 7 7 3 1 8 2 14 2v19h-101v-19c7 0 11-1 15-2 3-2 5-5 7-7 1-2 2-5 2-9v-215l54-32zM488 289c-19 0-35-4-50-13-14-8-25-21-34-37-8-15-12-32-12-51 0-20 4-39 13-55 9-17 21-31 36-40 15-10 32-15 50-15 19 0 35 4 49 13 15 9 26 21 34 36 9 15 13 32 13 51 0 21-4 39-13 56s-21 31-36 41c-15 9-32 14-50 14zM492 269c9 0 16-3 22-9 6-7 10-16 13-27 3-12 5-27 5-44 0-18-2-34-6-48-4-13-9-24-16-31-6-8-14-12-23-12-8 0-16 3-22 9s-10 15-14 27c-3 11-4 26-4 43 0 18 2 34 6 48 3 13 8 24 15 32s15 12 24 12zM808 78l-43 36v-16l20-20zM808 337c0 4 1 7 2 9s4 4 7 5c4 1 8 2 14 3v19h-99v-19c5-1 10-2 13-3 4-1 6-3 7-5 2-2 3-5 3-9v-231l53-28zM773 133c-7-11-15-19-22-23-8-5-16-7-26-7-11 0-21 3-30 10-8 6-15 15-20 27-4 12-6 26-6 42 0 15 2 28 6 39s10 19 17 25c8 5 17 8 28 8 7 0 14-2 20-5 7-2 14-7 20-12 6-6 11-12 15-20l5 14c-7 12-14 23-23 32-8 9-17 15-28 19-10 5-21 7-32 7-16 0-30-4-43-12-14-9-24-21-31-35-7-15-11-31-11-48 0-23 4-43 13-60 9-18 22-32 39-41 16-10 35-15 57-15 12 0 24 2 36 7s22 11 30 19zM890 140l-58-23v-15l58-24h19zM909 219c0 11 2 19 7 24 6 5 14 8 25 8 5 0 12-2 18-4 7-2 14-6 20-10 7-5 12-10 17-16v16c-6 10-14 19-23 28-10 7-19 14-29 18s-20 6-29 6c-19 0-34-5-44-15-11-11-16-27-16-46v-117l54-33zM1017 140l-59-23v-15l59-24h18zM1035 232c0 4 1 8 2 10s4 4 7 6c4 1 9 3 15 4v19l-59 17h-18v-177l53-33zM1259 232c-9 19-21 34-35 43s-31 14-50 14-36-4-51-13c-15-8-27-21-35-36s-12-32-12-51c0-21 4-40 13-56 9-17 21-31 36-40 16-10 33-15 52-15 15 0 29 4 41 10 12 7 21 17 28 29 7 13 11 27 11 44v13h-142v-20l97-2-5 9c0-14-2-25-4-34-3-9-7-16-12-20-5-5-11-8-19-8-9 0-17 4-24 10s-12 14-16 25-5 24-5 39 2 28 7 39 12 20 22 25c9 6 21 9 34 9 10 0 21-2 30-6 10-4 19-11 27-20z">
          <text:p/>
        </draw:path>
        <draw:path draw:style-name="gr1" draw:text-style-name="P1" draw:layer="layout" svg:width="1.972cm" svg:height="0.288cm" svg:x="6.627cm" svg:y="22.558cm" svg:viewBox="0 0 1973 289" svg:d="M223 99c-3-15-8-26-15-36-6-10-14-18-24-22-10-5-22-7-36-7-18 0-34 5-47 14s-23 23-30 40-10 37-10 60c0 24 4 45 11 63 7 17 18 31 31 41 14 10 30 14 47 14 12 0 23-2 32-7 9-4 18-12 26-22 7-11 15-25 23-42h21l-12 69c-12 7-26 14-43 18-17 5-34 7-51 7-29 0-54-6-76-17s-39-27-51-47c-13-20-19-44-19-69 0-28 7-52 19-74s30-40 52-52 47-19 74-19c19 0 36 2 54 7 17 4 32 10 44 18v63zM331 141l-58-23v-15l58-24h19zM350 220c0 11 2 19 7 24 6 5 14 8 25 8 5 0 12-2 18-4 7-2 14-6 20-10 7-5 13-10 17-16v16c-6 10-14 19-23 27-10 7-19 14-29 18s-20 6-29 6c-19 0-34-5-44-15-11-11-16-26-16-45v-117l54-33zM458 141l-59-23v-15l59-24h18zM476 233c0 4 1 8 2 10 2 2 4 4 7 6 4 1 9 3 15 4v18l-59 17h-18v-176l53-33zM575 141l-59-23v-15l59-24h18zM593 247c0 4 1 7 3 9 1 3 4 5 8 6 4 2 9 3 16 3v19h-104v-19c6 0 11-1 15-2 3-2 5-4 7-6 1-2 2-5 2-9v-138l53-31zM586 149c8-15 15-27 21-37s13-18 19-24c7-6 13-9 19-9 3 0 6 1 9 2 2 0 4 2 6 3v48h-11c-10 0-18 2-26 4-7 2-13 6-19 10-6 5-12 11-18 19zM692 33c0-6 2-12 5-17s6-9 11-12 11-4 17-4c7 0 12 1 17 4 6 3 10 7 13 12 2 5 4 11 4 17s-2 12-4 18c-3 5-7 9-13 12-5 3-10 4-17 4-6 0-12-1-17-4s-8-7-11-12c-3-6-5-12-5-18zM736 141l-59-23v-15l59-24h18zM754 248c0 3 1 7 2 9 2 2 4 4 7 6 4 1 8 2 14 2v19h-100v-19c6 0 11-1 14-2 3-2 6-4 7-6 2-2 3-5 3-9v-138l53-31zM891 289c-18 0-35-4-49-13-15-8-26-20-35-36-8-15-12-32-12-51 0-20 5-39 14-55 8-17 20-31 35-40 16-10 33-15 51-15s34 4 49 13c14 9 26 21 34 36s12 32 12 51c0 21-4 39-13 56s-21 30-36 40c-15 9-31 14-50 14zM896 269c8 0 15-3 21-9s10-15 13-26c4-12 5-27 5-44 0-18-2-34-6-48-3-13-9-24-15-31-7-8-14-12-23-12s-17 3-22 9c-6 6-11 15-14 27-3 11-5 26-5 43 0 18 2 34 6 48 4 13 9 24 15 32 7 7 15 11 25 11zM1037 217c5 17 12 31 20 39 9 8 20 12 32 12 8 0 14-1 20-3 6-3 10-6 13-11 4-4 5-9 5-15 0-5-1-10-4-13-2-4-6-8-11-10-6-3-13-6-22-9-3 0-6-1-10-2-16-4-28-8-38-14-10-5-17-11-22-19-4-8-6-18-6-29 0-12 3-23 10-33 6-10 16-17 28-23 12-5 26-8 41-8 14 0 27 2 39 5 11 3 21 8 31 14v46h-24c-4-14-9-25-17-32-8-8-18-12-30-12-6 0-12 1-17 3s-9 5-11 9c-3 4-4 9-4 13 0 6 1 10 4 14 2 3 7 7 12 9 6 3 14 6 25 8 18 4 32 9 43 14 10 6 18 13 23 21s8 18 8 30c0 14-4 26-11 36s-17 18-30 24c-13 5-28 8-45 8-14 0-28-2-42-6-13-4-24-9-33-16v-50zM1211 33c0-6 1-12 4-17s7-9 12-12 11-4 17-4 12 1 17 4 9 7 12 12 5 11 5 17-2 12-5 18c-3 5-7 9-12 12s-11 4-17 4-12-1-17-4-9-7-12-12c-3-6-4-12-4-18zM1254 141l-59-23v-15l59-24h19zM1273 248c0 3 0 7 2 9 1 2 4 4 7 6 3 1 8 2 14 2v19h-101v-19c7 0 11-1 15-2 3-2 5-4 7-6 1-2 2-5 2-9v-138l54-31zM1491 72l-58-29v-14l58-29h18zM1509 233c0 4 1 8 2 10 2 2 4 4 8 6 3 1 7 3 13 4v18l-58 17h-18v-255l53-33zM1474 134c-7-11-15-19-22-23-8-5-16-7-26-7-11 0-21 3-30 10-8 6-15 15-20 27-4 12-6 26-6 42 0 15 2 28 6 39s10 19 17 25c8 5 17 8 28 8 7 0 14-2 20-5 7-2 14-7 20-12 6-6 11-12 15-20l5 14c-7 12-14 23-23 31-8 9-17 15-28 19-10 5-21 7-32 7-16 0-30-4-43-12-13-9-23-20-30-34-7-15-11-31-11-48 0-23 4-43 13-60 9-18 22-32 38-41 16-10 35-15 57-15 12 0 24 2 36 7s22 11 30 19zM1742 281c-5 2-10 4-16 5s-11 2-17 2c-14 0-24-4-32-11-7-7-11-18-11-32v-111c0-12-3-21-8-27-5-7-13-10-23-10-9 0-17 3-22 9-6 6-8 14-8 24v23h-38c-4-2-7-5-9-10-2-4-3-8-3-13 0-9 4-18 11-26 7-7 16-13 29-18 12-5 25-7 40-7 17 0 32 3 45 8 12 6 22 14 29 25 6 10 10 23 10 38v94c0 4 0 7 2 10 1 2 4 4 7 5 3 2 8 3 14 4zM1674 249c-9 13-20 23-31 30-12 7-25 10-40 10-10 0-19-2-27-7-8-4-14-10-19-18-4-8-6-16-6-26 0-14 4-26 13-36s22-17 40-22l77-22v18l-51 15c-10 3-17 8-22 14-4 5-6 12-6 21 0 5 1 10 4 14 2 5 6 8 10 11s9 4 15 4c8 0 15-2 23-6 7-5 14-10 20-18zM1931 72l-58-29v-14l58-29h19zM1950 233c0 4 0 8 2 10 1 2 4 4 7 6 3 1 8 3 14 4v18l-59 17h-18v-255l54-33zM1915 134c-8-11-15-19-23-23-7-5-16-7-25-7-12 0-22 3-30 10-9 6-16 15-20 27-5 12-7 26-7 42 0 15 2 28 6 39s10 19 18 25c8 5 17 8 27 8 7 0 14-2 21-5 7-2 13-7 19-12 6-6 11-12 16-20l4 14c-6 12-14 23-22 31-9 9-18 15-28 19-11 5-21 7-33 7-15 0-29-4-42-12-13-9-23-20-31-34-7-15-11-31-11-48 0-23 5-43 14-60 9-18 21-32 38-41 16-10 35-15 56-15 12 0 24 2 36 7s22 11 31 19z">
          <text:p/>
        </draw:path>
        <draw:frame draw:style-name="gr2" draw:text-style-name="P3" draw:layer="layout" svg:width="9.489cm" svg:height="0.577cm" svg:x="0.988cm" svg:y="21.245cm">
          <draw:text-box>
            <text:p text:style-name="P2"><text:span text:style-name="T1">Curva </text:span><text:span text:style-name="T1">monotó</text:span><text:span text:style-name="T1">nicamen</text:span><text:span text:style-name="T1">te </text:span><text:span text:style-name="T1">crecient</text:span><text:span text:style-name="T1">e por </text:span><text:span text:style-name="T1">bloques:</text:span></text:p>
          </draw:text-box>
        </draw:frame>
        <draw:path draw:style-name="gr1" draw:text-style-name="P1" draw:layer="layout" svg:width="0.979cm" svg:height="0.277cm" svg:x="14.593cm" svg:y="22.569cm" svg:viewBox="0 0 980 278" svg:d="M22 183c4 25 12 43 24 55 11 12 27 17 47 17 11 0 20-1 28-5 9-3 15-8 19-15 5-7 7-14 7-24 0-8-2-16-6-22-4-5-9-10-16-14s-16-7-27-10c-4-2-8-3-12-4-18-4-33-10-45-16-12-7-22-15-29-26-7-10-10-23-10-38 0-16 4-30 12-42s19-22 33-28c15-7 32-11 51-11 16 0 32 2 46 6s27 10 38 18v63h-22c-3-15-8-27-13-36-6-10-13-17-21-21-8-5-17-7-28-7-10 0-18 2-25 5s-13 8-17 14-6 12-6 20c0 10 2 17 7 23 5 5 11 9 18 12s15 6 26 9c2 1 5 2 8 2 19 6 35 12 48 19 13 6 23 15 30 26 8 11 11 24 11 40 0 17-4 31-13 44-10 13-22 23-39 31-16 6-35 10-56 10-17 0-34-2-50-7s-29-11-40-20v-68zM406 222c-7 18-18 32-32 42-14 9-31 14-50 14-18 0-35-4-49-13-15-8-26-20-34-36-9-15-13-33-13-52 0-21 5-39 14-56 8-17 21-30 36-40 16-9 33-14 52-14 14 0 27 2 38 7s19 11 26 19c6 8 9 16 9 26 0 5-1 9-4 13-2 4-5 7-10 9h-33v-10c0-14-3-24-9-31-5-8-12-12-23-12-9 0-17 3-24 9s-12 14-15 25c-4 10-6 23-6 36 0 16 3 29 8 41s12 21 21 27c10 6 21 9 33 9 10 0 19-2 28-6s17-10 26-19zM521 278c-19 0-35-4-50-13-14-8-26-20-34-36-8-15-12-33-12-52 0-20 4-39 13-55 9-17 21-31 36-40 15-10 32-15 50-15s35 4 49 13c16 9 27 21 35 36s13 32 13 51c0 21-5 40-13 57-9 17-21 30-37 40-15 9-32 14-50 14zM525 258c8 0 16-3 21-9 6-6 11-15 14-26 3-12 5-28 5-45 0-18-2-34-6-48-4-13-9-24-16-31-6-8-14-12-23-12s-16 3-22 9-11 15-14 27c-3 11-4 26-4 43 0 18 2 34 5 49 4 13 9 24 16 32 7 7 15 11 24 11zM699 129l-59-23v-15l59-24h18zM717 236c0 4 1 7 2 9 2 3 5 5 9 6 4 2 9 3 16 3v19h-104v-19c6 0 11-1 14-2 4-2 6-4 7-6 2-2 3-5 3-9v-139l53-31zM710 137c8-15 15-27 21-37s12-18 19-24c6-6 13-9 19-9 3 0 6 1 8 2 3 0 5 2 6 3v48h-10c-10 0-19 2-26 4s-14 6-19 10c-6 5-12 11-18 19zM980 222c-8 19-20 33-34 42s-31 14-50 14c-20 0-37-4-52-13-14-8-26-20-34-35-9-15-13-33-13-52 0-21 5-40 14-56 8-17 21-31 36-40 15-10 33-15 51-15 16 0 30 4 42 10 12 7 21 17 28 29 7 13 10 27 10 44v13h-141v-20l97-2-5 9c0-14-2-25-5-34-2-9-6-16-11-20-6-5-12-8-19-8-9 0-17 4-24 10s-13 14-16 25c-4 11-6 24-6 39s2 28 7 40c5 11 13 20 22 25 10 6 21 9 35 9 10 0 20-2 30-6 9-4 18-11 27-20z">
          <text:p/>
        </draw:path>
        <draw:frame draw:style-name="gr3" draw:text-style-name="P4" draw:layer="layout" svg:width="0.369cm" svg:height="0.42cm" svg:x="14.23cm" svg:y="22.502cm">
          <draw:text-box>
            <text:p text:style-name="P2"><text:span text:style-name="T6">Δ</text:span></text:p>
          </draw:text-box>
        </draw:frame>
        <draw:frame draw:style-name="gr3" draw:text-style-name="P4" draw:layer="layout" svg:width="0.369cm" svg:height="0.501cm" svg:x="1.226cm" svg:y="23.516cm">
          <draw:text-box>
            <text:p text:style-name="P2"><text:span text:style-name="T3">A</text:span></text:p>
          </draw:text-box>
        </draw:frame>
        <draw:frame draw:style-name="gr3" draw:text-style-name="P4" draw:layer="layout" svg:width="0.73cm" svg:height="0.501cm" svg:x="6.612cm" svg:y="23.516cm">
          <draw:text-box>
            <text:p text:style-name="P2"><text:span text:style-name="T3">0.20</text:span></text:p>
          </draw:text-box>
        </draw:frame>
        <draw:frame draw:style-name="gr3" draw:text-style-name="P4" draw:layer="layout" svg:width="1.06cm" svg:height="0.501cm" svg:x="14.23cm" svg:y="23.516cm">
          <draw:text-box>
            <text:p text:style-name="P2"><text:span text:style-name="T3">-0.022</text:span></text:p>
          </draw:text-box>
        </draw:frame>
        <draw:frame draw:style-name="gr3" draw:text-style-name="P4" draw:layer="layout" svg:width="0.369cm" svg:height="0.501cm" svg:x="1.226cm" svg:y="24.587cm">
          <draw:text-box>
            <text:p text:style-name="P2"><text:span text:style-name="T3">B</text:span></text:p>
          </draw:text-box>
        </draw:frame>
        <draw:frame draw:style-name="gr3" draw:text-style-name="P4" draw:layer="layout" svg:width="0.73cm" svg:height="0.501cm" svg:x="6.612cm" svg:y="24.587cm">
          <draw:text-box>
            <text:p text:style-name="P2"><text:span text:style-name="T3">0.50</text:span></text:p>
          </draw:text-box>
        </draw:frame>
        <draw:frame draw:style-name="gr3" draw:text-style-name="P4" draw:layer="layout" svg:width="1.153cm" svg:height="0.501cm" svg:x="14.23cm" svg:y="24.587cm">
          <draw:text-box>
            <text:p text:style-name="P2"><text:span text:style-name="T3">+0.047</text:span></text:p>
          </draw:text-box>
        </draw:frame>
        <draw:frame draw:style-name="gr3" draw:text-style-name="P4" draw:layer="layout" svg:width="0.369cm" svg:height="0.501cm" svg:x="1.226cm" svg:y="25.658cm">
          <draw:text-box>
            <text:p text:style-name="P2"><text:span text:style-name="T3">C</text:span></text:p>
          </draw:text-box>
        </draw:frame>
        <draw:frame draw:style-name="gr3" draw:text-style-name="P4" draw:layer="layout" svg:width="0.73cm" svg:height="0.501cm" svg:x="6.612cm" svg:y="25.658cm">
          <draw:text-box>
            <text:p text:style-name="P2"><text:span text:style-name="T3">0.75</text:span></text:p>
          </draw:text-box>
        </draw:frame>
        <draw:frame draw:style-name="gr3" draw:text-style-name="P4" draw:layer="layout" svg:width="1.153cm" svg:height="0.501cm" svg:x="14.23cm" svg:y="25.658cm">
          <draw:text-box>
            <text:p text:style-name="P2"><text:span text:style-name="T3">+0.124</text:span></text:p>
          </draw:text-box>
        </draw:frame>
        <draw:frame draw:style-name="gr3" draw:text-style-name="P4" draw:layer="layout" svg:width="0.369cm" svg:height="0.501cm" svg:x="1.226cm" svg:y="26.728cm">
          <draw:text-box>
            <text:p text:style-name="P2"><text:span text:style-name="T3">D</text:span></text:p>
          </draw:text-box>
        </draw:frame>
        <draw:path draw:style-name="gr1" draw:text-style-name="P1" draw:layer="layout" svg:width="1.165cm" svg:height="0.277cm" svg:x="14.255cm" svg:y="26.852cm" svg:viewBox="0 0 1166 278" svg:d="M108 46v186h-30v-186zM185 124v30h-185v-30zM336 278c-21 0-42-6-58-17-17-12-30-29-39-49-9-21-14-45-14-72s5-51 14-72c9-22 23-39 39-50 17-12 37-18 59-18s41 6 57 18c17 11 30 28 39 50 10 20 14 44 14 71s-5 51-14 72-22 37-39 49-36 18-58 18zM345 252c9 0 17-3 23-9 7-7 12-16 15-29 4-13 6-28 6-47 0-27-3-51-8-72-6-22-13-40-22-52-10-12-20-18-32-18-9 0-17 4-24 10-6 7-11 16-14 30-4 12-5 28-5 46 0 28 2 52 7 74 5 21 13 38 23 50 9 12 19 17 31 17zM475 241c0-6 1-12 4-17 4-5 8-9 13-12 6-3 11-5 17-5s12 2 17 5c6 3 10 7 13 13 3 5 5 10 5 16 0 7-2 12-5 18-3 5-7 9-13 12-5 3-11 4-17 4s-11-1-17-4c-5-3-9-7-13-12-3-6-4-11-4-18zM574 252c13-1 23-2 30-4 6-2 11-5 13-8 2-4 3-9 3-17v-159l9 9h-59v-22c17-2 30-4 40-8 10-3 19-8 26-14 7-7 14-17 21-29h21v223c0 8 1 13 3 17 3 3 7 6 14 8 6 2 16 3 30 4v21h-151zM848 278c-19 0-36-3-51-9s-26-14-34-25-12-24-12-38c0-11 2-21 7-30 5-10 13-18 22-24 9-7 20-11 33-14l16 10c-13 5-22 13-29 22-6 8-9 19-9 33 0 10 2 20 7 27 4 8 10 13 18 18 8 4 18 6 29 6 10 0 18-2 26-6 8-3 14-8 18-14 4-7 7-14 7-22 0-7-2-13-4-18s-6-9-12-13c-5-4-12-8-21-12-6-4-12-6-15-8-3-1-8-3-15-6-5-2-9-4-11-5s-6-2-10-5c-17-7-29-16-37-27s-11-24-11-40c0-14 3-28 12-40 8-12 19-21 33-28 14-6 30-10 47-10s33 3 46 8 24 13 31 22c8 10 11 21 11 35 0 9-2 18-7 26s-11 16-20 22-19 10-30 13l-19-9c8-3 15-7 20-11 6-5 10-11 13-18s5-13 5-21-2-17-6-23c-4-7-9-12-16-15s-16-5-25-5-17 1-24 5c-6 3-12 7-15 12-4 6-6 12-6 20 0 6 1 11 4 15 2 5 5 9 11 13 5 3 12 7 21 11 4 2 7 3 9 4s5 2 9 4c7 3 12 5 15 7 3 1 8 3 14 5 13 6 24 13 33 20s15 15 19 24c4 8 6 19 6 30 0 16-4 30-13 43-9 12-21 22-37 30-16 7-33 11-53 11zM984 208c9 14 19 24 31 31 12 6 26 9 40 9 12 0 22-1 30-5s15-10 19-17c4-8 7-17 7-27 0-13-4-23-11-32s-17-16-30-20c-13-5-29-7-48-7v-22c15 0 28-2 38-6 11-3 19-8 24-15 5-6 8-14 8-23 0-6-2-11-5-17-3-5-7-9-12-11-6-3-12-4-19-4-11 0-21 2-31 8-9 5-19 14-27 24l-15-10c9-22 21-37 37-48 15-11 34-16 55-16 14 0 27 3 37 8 11 4 20 11 26 20s9 19 9 31c0 11-3 21-10 30-6 9-15 17-27 23-13 6-28 11-46 15l6-11c20 2 37 6 52 13 14 7 25 16 33 27 7 11 11 24 11 38 0 16-4 30-12 43-9 13-21 23-36 30-16 7-33 11-52 11-25 0-45-5-61-15s-28-24-36-44z">
          <text:p/>
        </draw:path>
        <draw:frame draw:style-name="gr3" draw:text-style-name="P4" draw:layer="layout" svg:width="0.73cm" svg:height="0.501cm" svg:x="6.612cm" svg:y="26.728cm">
          <draw:text-box>
            <text:p text:style-name="P2"><text:span text:style-name="T3">0.95</text:span></text:p>
          </draw:text-box>
        </draw:frame>
        <draw:frame draw:style-name="gr2" draw:text-style-name="P3" draw:layer="layout" svg:width="15.331cm" svg:height="0.577cm" svg:x="0.988cm" svg:y="28.503cm">
          <draw:text-box>
            <text:p text:style-name="P2"><text:span text:style-name="T1">A mayor </text:span><text:span text:style-name="T1">intensid</text:span><text:span text:style-name="T1">ad de </text:span><text:span text:style-name="T1">curiosid</text:span><text:span text:style-name="T1">ad </text:span><text:span text:style-name="T1">inyectad</text:span><text:span text:style-name="T1">a, mayor </text:span><text:span text:style-name="T1">ventaja </text:span><text:span text:style-name="T1">del </text:span><text:span text:style-name="T1">Experim</text:span><text:span text:style-name="T1">ental.</text:span></text:p>
          </draw:text-box>
        </draw:frame>
      </draw:page>
      <draw:page draw:name="page14" draw:style-name="dp1" draw:master-page-name="master-page55">
        <draw:path draw:style-name="gr1" draw:text-style-name="P1" draw:layer="layout" svg:width="14.552cm" svg:height="0.503cm" svg:x="0.998cm" svg:y="0.289cm" svg:viewBox="0 0 14553 504" svg:d="M0 376c10 0 17-1 23-3 5-3 9-6 11-10 3-5 4-11 4-19v-196c0-8-1-14-4-19-2-4-6-7-11-9-6-3-13-4-23-4v-22h143v22c-10 0-18 2-24 4-5 2-9 5-11 9-2 5-4 11-4 19v196c0 8 2 14 4 19 2 4 6 7 11 10 6 2 14 3 24 3v22h-143zM256 255h-172v-27h172zM197 376c9 0 17-1 22-3 6-3 9-6 12-10 2-5 3-11 3-19v-196c0-8-1-14-3-19-3-4-6-7-12-9-5-2-13-4-22-4v-22h142v22c-10 0-18 2-23 4-6 2-10 5-12 9-2 5-3 11-3 19v196c0 8 1 14 3 19 2 4 6 7 12 10 5 2 13 3 23 3v22h-142zM582 395c-6 3-12 5-19 6-6 1-12 2-18 2-17 0-29-4-38-12-8-9-13-21-13-37v-128c0-13-3-23-8-30-6-7-15-11-27-11-11 0-19 3-25 10-7 7-10 16-10 28v26h-42c-4-2-8-6-10-11-3-5-4-10-4-16 0-11 4-20 12-29s19-16 33-21 29-8 46-8c20 0 37 3 51 10 15 6 26 15 34 27 7 12 11 27 11 44v107c0 5 1 9 2 12 2 2 5 5 9 6 3 2 9 3 16 4zM504 358c-10 16-22 27-36 35-13 7-28 11-45 11-11 0-22-3-32-7-9-5-16-12-21-21s-8-19-8-30c0-16 5-30 16-41 10-12 25-20 46-26l87-24v20l-57 18c-12 3-20 8-25 14-5 7-7 15-7 25 0 6 1 12 4 17 2 5 6 8 12 11 5 3 10 5 17 5 9 0 17-3 26-7 9-5 16-12 23-20zM668 156l-68-32v-16l68-33h20zM688 357c0 4 1 8 2 11 2 2 5 4 8 6 4 1 10 2 17 3v21h-115v-21c7-1 13-2 16-3 4-2 7-4 9-6 1-3 2-7 2-11v-246l61-36zM803 156l-67-32v-16l67-33h21zM824 357c0 4 0 8 2 11 2 2 4 4 8 6 4 1 10 2 17 3v21h-115v-21c7-1 12-2 16-3 4-2 7-4 8-6 2-3 3-7 3-11v-246l61-36zM1092 395c-6 3-12 5-18 6-7 1-13 2-19 2-16 0-29-4-38-12-8-9-12-21-12-37v-128c0-13-3-23-9-30s-15-11-27-11c-10 0-19 3-25 10s-9 16-9 28v26h-43c-4-2-8-6-10-11s-3-10-3-16c0-11 4-20 12-29s19-16 32-21c14-5 30-8 46-8 20 0 37 3 52 10 14 6 25 15 33 27s11 27 11 44v107c0 5 1 9 3 12 1 2 4 5 8 6 3 2 9 3 16 4zM1014 358c-10 16-22 27-36 35-13 7-28 11-44 11-12 0-23-3-32-7-10-5-17-12-22-21s-8-19-8-30c0-16 6-30 16-41 10-12 26-20 46-26l87-24v20l-57 18c-11 3-20 8-25 14-5 7-7 15-7 25 0 6 1 12 4 17s7 8 12 11 11 5 17 5c9 0 17-3 26-7 9-5 17-12 23-20zM1193 195c-11 0-20 1-26 4-6 2-11 7-16 15-4 7-8 17-11 31h-26v-76h168v25zM1164 398h-57v-19l149-210h57v19zM1230 373c10-1 18-3 25-6 8-4 14-10 20-18s11-19 15-33h26l-12 82h-165v-24zM1501 187c11-4 20-8 27-10 6-3 12-5 16-6 5-1 9-1 13-1h13v38h-69zM1446 164c19 0 35 3 50 10 14 7 25 16 33 28s12 25 12 40-4 30-13 43c-8 13-20 23-35 31-15 7-32 11-49 11-19 0-35-4-50-10-14-7-25-16-33-28-9-11-13-25-13-40s5-29 14-42c8-14 20-24 35-31 15-8 31-12 49-12zM1443 186c-12 0-21 4-28 14-6 10-9 23-9 41 0 13 1 24 5 33 3 10 8 17 15 23 6 5 13 8 21 8 12 0 21-4 27-14s9-23 9-41c0-13-1-24-5-33-3-10-8-18-14-23-6-6-13-8-21-8zM1410 409c-13 0-23 3-31 9-7 7-11 15-11 26 0 8 3 14 8 21 5 6 12 10 22 13 10 4 21 5 34 5h15c14 0 27-2 38-5 11-4 20-9 26-17 6-6 9-14 9-22 0-9-3-16-9-20-6-5-15-7-26-7h-102v-11c-12 0-22-4-30-11-8-8-12-18-12-31 0-10 3-18 8-26s12-15 21-19c10-5 21-8 34-9l6 16c-10 0-17 2-22 5-5 4-8 8-8 15 0 5 2 10 5 13 4 3 9 4 16 4h97c14 0 27 3 38 8 10 5 19 12 25 22 5 10 8 21 8 34 0 15-5 28-16 40-11 14-25 24-44 31s-40 11-62 11h-15c-21 0-39-3-55-8-16-4-29-10-38-19-9-8-14-18-14-28s3-18 10-26c6-8 15-15 26-20s22-7 35-7h21v13zM1698 404c-21 0-40-5-57-14-17-10-30-24-39-41-9-18-14-38-14-60s5-43 15-63c10-19 24-34 41-45 18-11 36-17 57-17s40 5 57 15c16 10 29 24 38 41 10 18 15 37 15 59 0 23-5 44-16 63-10 19-23 34-40 45-18 11-37 17-57 17zM1702 381c10 0 19-4 26-10 6-7 11-17 14-30 4-13 5-30 5-50 0-21-2-39-6-54-4-16-10-28-18-36-7-9-16-14-26-14s-19 4-26 11c-6 6-12 16-15 30-3 13-5 29-5 49 0 21 2 39 6 55s10 28 18 36c8 9 17 13 27 13zM2057 229c23 0 39-5 50-14s16-23 16-42c0-18-5-31-16-40s-28-13-49-13h-74v-26h94c36 0 63 6 82 18 19 13 28 32 28 57 0 14-3 26-11 37s-18 19-32 26c-13 7-28 10-44 12h-117v-15zM2071 372c23 0 41-5 52-14s16-24 16-44c0-19-6-34-18-43-13-11-31-16-54-16h-83v-16h117c21 1 40 4 56 10s28 15 36 26c9 11 14 24 14 39 0 16-5 31-15 44-9 13-23 23-40 30-18 7-38 10-60 10h-108v-26zM1912 376c10 0 17-1 23-3 5-3 9-6 11-10 3-5 4-11 4-19v-196c0-8-1-14-4-19-2-4-6-7-11-9-6-2-13-4-23-4v-22h105v244c0 9 1 16 3 20 3 5 7 8 14 11 6 2 14 3 24 3h7v26h-153zM2310 273v-45h386v45zM2804 376c10 0 17-1 23-3 5-3 9-6 11-10 2-5 4-11 4-19v-196c0-8-2-14-4-19-2-4-6-7-11-9-6-3-13-4-23-4v-22h142v22c-10 0-17 1-23 4-5 2-9 5-11 9-3 5-4 11-4 19v190c0 8 1 15 4 20s7 8 13 11c7 2 15 3 25 3h11c13 0 25-2 35-7 10-4 19-11 27-21 9-10 17-24 24-40h24l-17 94h-250zM3317 395c-6 3-12 5-19 6-6 1-12 2-18 2-17 0-29-4-38-12-8-9-13-21-13-37v-128c0-13-3-23-8-30-6-7-15-11-27-11-11 0-19 3-25 10-7 7-10 16-10 28v26h-42c-4-2-8-6-10-11-3-5-4-10-4-16 0-11 4-20 12-29s19-16 33-21 29-8 46-8c20 0 37 3 51 10 15 6 26 15 34 27 7 12 11 27 11 44v107c0 5 1 9 2 12 2 2 5 5 9 6 3 2 9 3 16 4zM3239 358c-11 16-23 27-36 35-13 7-28 11-45 11-12 0-22-3-32-7-9-5-16-12-21-21s-8-19-8-30c0-16 5-30 16-41 10-12 25-20 46-26l87-24v20l-57 18c-12 3-20 8-25 14-5 7-7 15-7 25 0 6 1 12 4 17 2 5 6 8 12 11 5 3 10 5 17 5 9 0 17-3 26-7 8-5 16-12 23-20zM3673 187c-3-17-8-30-16-41-7-11-17-19-28-24-12-6-25-9-41-9-20 0-38 6-53 16-15 11-27 26-35 45-8 20-12 43-12 69 0 27 4 51 13 72 9 20 21 35 36 46 16 12 33 17 54 17 14 0 26-2 36-8 11-5 20-14 29-26 9-11 18-27 27-48h23l-13 79c-14 9-30 16-49 21s-38 8-58 8c-33 0-62-6-87-19s-44-31-59-54c-14-24-21-50-21-80 0-31 7-58 22-84 14-24 34-44 59-58s53-21 85-21c21 0 41 3 61 8s37 11 50 20v71zM3844 404c-21 0-40-5-57-14-17-10-30-24-39-41-10-18-14-38-14-60s5-43 15-63c10-19 24-34 41-45s36-17 57-17 40 5 57 15c16 10 29 24 38 41 10 18 15 37 15 59 0 23-6 44-16 63s-23 34-41 45c-17 11-36 17-56 17zM3848 381c10 0 19-4 25-10 7-7 12-17 15-30s5-30 5-50c0-21-2-39-6-54-5-16-10-28-18-36-8-9-16-14-27-14-10 0-18 4-25 11-7 6-12 16-15 30-4 13-5 29-5 49 0 21 2 39 6 55s10 28 18 36c8 9 17 13 27 13zM4066 164l-20 71-67-27v-17l67-27zM3979 377c6-1 12-2 16-3 4-2 6-4 8-6 2-3 3-7 3-11v-157l60-36v193c0 4 1 8 2 11 2 2 5 4 9 6 4 1 9 2 16 3v21h-114zM4123 377c7-1 12-2 16-3 4-2 7-4 8-6 2-3 3-7 3-11v-113c0-13-3-22-9-28s-15-9-27-9c-7 0-15 1-22 4-8 3-16 7-23 12s-13 11-19 17v-18c8-11 16-21 27-30 10-9 21-15 33-20 11-5 22-8 33-8 22 0 39 6 50 18 12 12 18 28 18 51v124c0 4 0 8 2 11 2 2 4 4 8 6 4 1 10 2 17 3v21h-115zM4262 377c7-1 13-2 16-3 4-2 7-4 9-6 1-3 2-7 2-11v-187c0-19 5-35 16-49 10-15 25-26 44-33 20-8 42-13 68-13 19 0 36 2 51 6s26 10 34 17 12 15 12 25c0 6-1 10-5 15-3 4-7 8-12 10h-49v-13c0-13-4-23-10-29-7-7-16-11-29-11-12 0-23 3-32 9s-16 14-20 25c-5 11-8 24-8 40v187c0 4 1 8 4 11 2 3 5 5 10 7 5 1 11 2 19 3v21h-120zM4259 182c14-4 26-9 35-15 10-6 19-15 29-26h20v67h-84zM4488 208h-161v-38h161zM4420 377c7-1 13-2 16-4 4-1 7-3 9-5 2-3 3-7 3-11v-187l40-6h20v193c0 4 1 8 2 11 2 2 5 4 9 5 4 2 9 3 16 4v21h-115zM4722 187c11-4 19-8 26-10 7-3 12-5 17-6 4-1 8-1 13-1h13v38h-69zM4666 164c19 0 36 3 50 10s26 16 34 28 12 25 12 40-5 30-13 43c-9 13-21 23-36 31-15 7-31 11-49 11s-35-4-49-10c-15-7-26-16-34-28-8-11-12-25-12-40s4-29 13-42c9-14 21-24 35-31 15-8 32-12 49-12zM4664 186c-12 0-22 4-28 14-7 10-10 23-10 41 0 13 2 24 5 33 4 10 9 17 15 23 6 5 13 8 21 8 12 0 21-4 28-14 6-10 9-23 9-41 0-13-2-24-6-33-3-10-8-18-14-23-6-6-13-8-20-8zM4630 409c-13 0-23 3-30 9-8 7-11 15-11 26 0 8 2 14 7 21 6 6 13 10 23 13 9 4 20 5 33 5h16c14 0 27-2 38-5 11-4 19-9 26-17 6-6 9-14 9-22 0-9-3-16-9-20-6-5-15-7-26-7h-102v-11c-13 0-23-4-31-11-7-8-11-18-11-31 0-10 2-18 7-26 6-8 13-15 22-19 9-5 20-8 33-9l6 16c-10 0-17 2-22 5-5 4-7 8-7 15 0 5 2 10 5 13s9 4 15 4h97c15 0 28 3 38 8 11 5 19 12 25 22s9 21 9 34c0 15-6 28-17 40-10 14-25 24-44 31-18 7-39 11-62 11h-15c-21 0-39-3-55-8-16-4-28-10-37-19-10-8-14-18-14-28s3-18 9-26c7-8 15-15 26-20s23-7 35-7h21v13zM4871 235l-66-27v-17l66-27h21zM4892 325c0 12 3 21 9 28 6 6 15 8 28 8 6 0 14-1 22-4 7-3 15-7 22-12s13-10 19-17v18c-7 11-16 22-27 30-10 9-21 16-33 21-12 4-23 7-33 7-22 0-39-6-51-18-11-11-17-28-17-50v-134l61-38zM5016 235l-68-27v-17l68-27h20zM5036 340c0 5 1 9 2 12 2 3 5 5 9 7 4 1 9 2 16 3v22l-67 19h-21v-201l61-38zM5150 235l-67-27v-17l67-27h20zM5170 355c0 5 1 9 3 12s6 5 10 7c5 1 11 2 19 3v21h-119v-21c7-1 12-2 16-3 4-2 7-4 8-6 2-3 3-7 3-11v-157l60-36zM5163 244c9-17 16-31 23-42 8-12 15-21 22-27 8-7 15-11 22-11 4 0 7 1 9 2 3 1 6 2 7 4v55h-12c-11 0-21 2-29 4s-15 6-22 12c-7 5-13 12-20 21zM5487 395c-6 3-12 5-19 6-6 1-13 2-19 2-16 0-28-4-37-12-9-9-13-21-13-37v-128c0-13-3-23-9-30s-15-11-26-11-19 3-26 10c-6 7-9 16-9 28v26h-42c-5-2-8-6-11-11-2-5-3-10-3-16 0-11 4-20 12-29s19-16 32-21c14-5 30-8 47-8 20 0 37 3 51 10 15 6 26 15 33 27 8 12 12 27 12 44v107c0 5 0 9 2 12 2 2 4 5 8 6 4 2 9 3 17 4zM5408 358c-10 16-22 27-35 35-14 7-29 11-45 11-12 0-23-3-32-7-9-5-16-12-22-21-5-9-7-19-7-30 0-16 5-30 15-41 10-12 26-20 46-26l88-24v20l-58 18c-11 3-19 8-25 14-4 7-7 15-7 25 0 6 2 12 4 17 3 5 7 8 12 11s11 5 17 5c9 0 18-3 26-7 9-5 17-12 23-20zM5704 340c-9 21-21 36-37 47s-35 17-58 17c-20 0-39-5-56-14-16-10-29-24-39-41-9-17-14-37-14-59 0-24 5-46 15-65s24-34 42-44c18-11 38-17 60-17 15 0 30 3 42 8 13 5 23 12 30 21s11 19 11 30c0 6-2 11-5 16-2 4-6 8-11 10h-38v-12c0-16-3-28-10-36-6-8-15-13-26-13s-20 4-28 10c-7 7-13 16-18 28-4 13-6 27-6 43 0 17 3 32 9 46 6 13 14 23 25 30 10 7 23 10 37 10 12 0 22-2 32-7 10-4 20-12 29-21zM5741 112c0-7 2-13 5-18 4-6 8-11 14-14 6-4 13-6 20-6s13 2 19 6c6 3 11 8 14 14 3 5 5 12 5 19s-2 13-5 19-8 11-14 14-12 5-19 5-14-2-20-5-10-8-14-14c-3-6-5-12-5-20zM5792 235l-68-27v-17l68-27h20zM5812 357c0 4 1 8 2 11 2 2 5 4 9 5 4 2 9 3 16 4v21h-115v-21c7-1 13-2 16-4 4-1 7-3 9-5 1-3 2-7 2-11v-157l61-36zM5970 404c-21 0-40-5-57-14-16-10-30-24-39-41-9-18-14-38-14-60s5-43 15-63c10-19 24-34 41-45 18-11 36-17 57-17s40 5 57 15c16 10 29 24 38 41 10 18 15 37 15 59 0 23-5 44-16 63-10 19-23 34-40 45-18 11-37 17-57 17zM5974 381c10 0 19-4 26-10 6-7 11-17 14-30 4-13 5-30 5-50 0-21-2-39-6-54-4-16-10-28-18-36-7-9-16-14-26-14s-19 4-26 11c-6 6-11 16-15 30-3 13-5 29-5 49 0 21 2 39 6 55s11 28 18 36c8 9 17 13 27 13zM5953 150l30-77h66l-59 77zM6193 164l-21 71-67-27v-17l67-27zM6105 377c7-1 12-2 16-3 4-2 7-4 8-6 2-3 3-7 3-11v-157l61-36v193c0 4 0 8 2 11 2 2 4 4 8 6 4 1 9 2 17 3v21h-115zM6249 377c7-1 13-2 16-3 4-2 7-4 9-6 1-3 2-7 2-11v-113c0-13-3-22-9-28s-15-9-27-9c-7 0-14 1-22 4s-15 7-23 12c-7 5-13 11-18 17v-18c7-11 16-21 26-30 11-9 22-15 33-20s23-8 34-8c22 0 39 6 50 18 12 12 18 28 18 51v124c0 4 1 8 2 11 2 2 5 4 8 6 4 1 10 2 17 3v21h-116zM6623 404c-28 0-53-7-77-20-22-14-40-32-54-56-13-23-19-49-19-77 0-31 6-59 19-84 14-25 32-44 56-58 23-14 51-21 81-21 28 0 53 7 76 20 23 14 41 33 54 56s20 49 20 77c0 32-7 60-20 85-13 24-32 44-55 58-24 13-51 20-81 20zM6629 379c16 0 31-5 43-15 13-10 22-25 28-44 7-19 10-43 10-70s-4-51-11-72-17-36-30-47-29-17-46-17-32 5-44 15-22 24-28 43c-7 20-10 43-10 70s4 52 11 72c7 21 18 37 31 48s28 17 46 17zM6607 78l30-78h67l-59 78zM6872 235l-67-27v-17l67-27h21zM6893 458c0 5 0 9 2 12 2 2 4 5 8 6s10 3 17 4v21h-115v-21c7-1 12-3 16-4s7-4 8-6c2-3 3-7 3-12v-258l61-36zM6864 230c7-14 16-26 25-36 10-10 21-17 32-22 12-5 24-8 37-8 18 0 34 5 49 14 15 10 26 23 34 40 9 16 13 34 13 54 0 26-5 49-15 69s-25 35-43 46c-19 11-40 17-64 17-15 0-29-3-42-8-14-5-25-13-34-22l15-32c9 12 17 21 26 26 8 5 18 8 29 8 13 0 24-4 34-11 10-8 18-18 23-32 6-14 8-30 8-48 0-17-2-32-7-44-4-12-11-21-20-28-9-6-20-10-32-10-8 0-15 2-23 5-8 4-16 8-22 15-8 6-13 13-18 22zM7076 182c12-4 22-8 29-13s14-11 19-18c6-6 11-16 16-27h27v84h-91zM7167 338c0 7 2 14 6 19 4 4 11 8 19 11 9 3 20 4 34 5v22c-9 3-18 5-27 6-8 2-17 3-25 3-21 0-38-6-50-17-11-11-17-26-17-46v-151h60zM7221 208h-77v-38h77zM7266 112c0-7 2-13 5-18 4-6 8-11 14-14 6-4 13-6 20-6s13 2 19 6c6 3 11 8 14 14 3 5 5 12 5 19s-2 13-5 19-8 11-14 14-12 5-20 5c-7 0-13-2-19-5s-10-8-14-14c-3-6-5-12-5-20zM7317 235l-68-27v-17l68-27h20zM7337 357c0 4 1 8 2 11 2 2 5 4 8 5 4 2 10 3 17 4v21h-115v-21c7-1 13-2 16-4 4-1 7-3 9-5 1-3 2-7 2-11v-157l61-36zM7473 164l-21 71-67-27v-17l67-27zM7385 377c7-1 12-2 16-3 4-2 7-4 8-6 2-3 3-7 3-11v-157l61-36v193c0 4 0 8 2 11 2 2 5 4 8 6 4 1 10 2 17 3v21h-115zM7526 377c7-1 12-2 16-3 4-2 6-4 8-6 2-3 3-7 3-11v-116c0-11-3-20-9-26-6-5-15-8-27-8-7 0-14 1-22 4-7 3-14 6-21 11s-13 10-18 17v-19c7-11 16-20 26-29 10-8 21-15 32-20 11-4 22-7 33-7 21 0 38 6 49 17 12 12 17 28 17 50v126c0 4 1 8 2 11 2 2 5 4 9 6 4 1 9 2 16 3v21h-114zM7666 377c7-1 13-2 16-3 4-2 7-4 8-6 2-3 3-7 3-11v-116c0-11-3-20-9-26-5-5-14-8-27-8-6 0-13 1-21 4s-15 6-22 11-13 10-18 17v-19c7-11 16-20 26-29 10-8 21-15 33-20 11-4 22-7 32-7 22 0 38 6 49 17 12 12 17 28 17 50v126c0 4 1 8 3 11 2 2 5 4 8 6 4 1 10 2 17 3v21h-115zM8025 395c-6 3-13 5-19 6-7 1-13 2-19 2-16 0-29-4-37-12-9-9-13-21-13-37v-128c0-13-3-23-9-30s-15-11-26-11-20 3-26 10-9 16-9 28v26h-43c-4-2-8-6-10-11s-3-10-3-16c0-11 4-20 12-29s19-16 32-21c14-5 30-8 47-8 19 0 37 3 51 10 14 6 26 15 33 27 8 12 12 27 12 44v107c0 5 0 9 2 12 2 2 4 5 8 6 4 2 9 3 17 4zM7946 358c-10 16-22 27-36 35-13 7-28 11-44 11-12 0-23-3-32-7-9-5-17-12-22-21s-7-19-7-30c0-16 5-30 15-41 10-12 26-20 46-26l87-24v20l-57 18c-11 3-20 8-25 14-5 7-7 15-7 25 0 6 1 12 4 17s7 8 12 11 11 5 17 5c9 0 18-3 26-7 9-5 17-12 23-20zM8047 220c0-7 1-13 5-19 3-6 8-11 14-14 6-4 13-6 20-6s13 2 19 6c6 3 11 8 14 14 4 6 6 13 6 20s-2 13-6 19c-3 6-8 11-14 15-6 3-12 4-19 4s-14-1-20-4c-6-4-11-9-14-15-4-6-5-13-5-20zM8047 363c0-7 1-14 5-20 3-6 8-11 14-14 6-4 13-6 20-6s13 2 19 6c6 3 11 8 14 14 4 6 6 13 6 20s-2 13-6 19c-3 6-8 11-14 15-6 3-12 5-19 5s-14-2-20-5c-6-4-11-9-14-15-4-6-5-12-5-19zM8491 187c-3-17-9-30-16-41s-17-19-29-24c-11-6-24-9-40-9-21 0-38 6-53 16-16 11-27 26-35 45-8 20-12 43-12 69 0 27 4 51 12 72 9 20 21 35 37 46 15 12 33 17 53 17 14 0 26-2 37-8 10-5 20-14 29-26 9-11 18-27 26-48h24l-14 79c-13 9-29 16-48 21s-39 8-59 8c-32 0-61-6-86-19s-45-31-59-54c-14-24-21-50-21-80 0-31 7-58 21-84 15-24 34-44 59-58 26-14 54-21 85-21 21 0 42 3 62 8s36 11 50 20v71zM8614 235l-66-27v-17l66-27h21zM8635 325c0 12 3 21 9 28 6 6 16 8 28 8 7 0 14-1 22-4 7-3 15-7 22-12s14-10 19-17v18c-7 11-16 22-27 30-10 9-21 16-33 21-12 4-23 7-33 7-22 0-39-6-51-18-11-11-17-28-17-50v-134l61-38zM8759 235l-68-27v-17l68-27h20zM8779 340c0 5 1 9 2 12 2 3 5 5 9 7 4 1 10 2 16 3v22l-67 19h-21v-201l61-38zM8893 235l-67-27v-17l67-27h20zM8913 355c0 5 1 9 3 12s6 5 10 7c5 1 11 2 19 3v21h-119v-21c7-1 12-2 16-3 4-2 7-4 8-6 2-3 3-7 3-11v-157l60-36zM8906 244c9-17 16-31 23-42 8-12 15-21 23-27 7-7 14-11 22-11 3 0 6 1 8 2 3 1 6 2 8 4v55h-13c-11 0-21 2-29 4s-15 6-22 12c-6 5-13 12-20 21zM9026 112c0-7 2-13 5-18 4-6 8-11 14-14 6-4 12-6 20-6 7 0 13 2 19 6 6 3 11 8 14 14 3 5 5 12 5 19s-2 13-5 19-8 11-14 14-12 5-20 5c-7 0-13-2-19-5s-10-8-14-14c-3-6-5-12-5-20zM9076 235l-67-27v-17l67-27h21zM9097 357c0 4 1 8 2 11 2 2 5 4 8 5 4 2 10 3 17 4v21h-115v-21c7-1 13-2 16-4 4-1 7-3 9-5 1-3 2-7 2-11v-157l61-36zM9255 404c-21 0-40-5-57-14-16-10-30-24-39-41-9-18-14-38-14-60s5-43 15-63c10-19 24-34 41-45 18-11 36-17 57-17s40 5 57 15c16 10 29 24 38 41 10 18 15 37 15 59 0 23-5 44-16 63-10 19-23 34-40 45-18 11-37 17-57 17zM9259 381c10 0 19-4 26-10 6-7 11-17 14-30 4-13 5-30 5-50 0-21-2-39-6-54-4-16-10-28-18-36-7-9-16-14-26-14s-19 4-26 11c-6 6-11 16-15 30-3 13-5 29-5 49 0 21 2 39 6 55s11 28 18 36c8 9 17 13 27 13zM9422 322c5 20 13 34 22 44 10 10 22 14 37 14 9 0 16-1 22-4 7-3 12-6 16-11 3-5 5-11 5-18 0-6-1-11-4-15-3-5-7-9-13-12s-14-6-25-9c-4-1-8-2-11-3-18-4-33-9-44-15-11-7-19-14-25-23-5-9-8-20-8-33 0-14 4-27 12-38s18-19 32-25c14-7 30-10 47-10 16 0 31 2 44 6 14 3 25 8 36 15v54h-27c-5-17-11-29-20-38s-21-13-34-13c-7 0-14 1-20 4-5 2-10 6-12 10-3 5-5 10-5 15 0 6 2 12 5 16 2 4 7 7 14 11 7 3 16 5 28 8 21 5 37 10 49 16 12 7 21 15 27 24 5 9 8 21 8 35 0 15-4 29-12 41-8 11-19 20-34 27-15 6-32 9-52 9-16 0-32-2-47-6-15-5-28-11-39-19v-57zM9619 112c0-7 2-13 5-18 4-6 8-11 14-14 6-4 13-6 20-6s13 2 19 6c6 3 11 8 14 14 3 5 5 12 5 19s-2 13-5 19-8 11-14 14-12 5-20 5c-7 0-13-2-19-5s-10-8-14-14c-3-6-5-12-5-20zM9670 235l-68-27v-17l68-27h20zM9690 357c0 4 1 8 2 11 2 2 5 4 8 5 4 2 10 3 17 4v21h-115v-21c7-1 13-2 16-4 4-1 7-3 9-5 1-3 2-7 2-11v-157l61-36zM9940 156l-67-32v-16l67-33h21zM9961 340c0 5 1 9 2 12 2 3 5 5 8 7 4 1 10 2 17 3v22l-67 19h-21v-290l61-38zM9921 226c-9-12-17-21-26-26-8-5-17-8-28-8-14 0-25 4-35 12-10 7-17 18-23 31-5 14-7 30-7 48 0 17 2 32 6 44 5 12 12 22 21 28 8 7 19 10 32 10 7 0 15-1 23-5 8-3 15-8 22-14 7-7 13-14 17-23l5 15c-7 15-15 27-25 37-10 9-20 17-32 22-12 4-24 7-37 7-18 0-34-5-49-14-14-9-26-22-34-39-9-17-13-35-13-55 0-25 5-48 16-68 10-20 24-36 43-47 18-11 40-17 64-17 14 0 28 3 42 8 13 6 25 13 34 22zM10228 395c-6 3-12 5-19 6-6 1-13 2-19 2-16 0-28-4-37-12-9-9-13-21-13-37v-128c0-13-3-23-9-30s-14-11-26-11c-11 0-19 3-26 10-6 7-9 16-9 28v26h-42c-5-2-8-6-11-11-2-5-3-10-3-16 0-11 4-20 12-29s19-16 32-21c14-5 30-8 47-8 20 0 37 3 51 10 15 6 26 15 33 27 8 12 12 27 12 44v107c0 5 0 9 2 12 2 2 4 5 8 6 4 2 9 3 17 4zM10149 358c-10 16-22 27-35 35-14 7-28 11-45 11-12 0-22-3-32-7-9-5-16-12-21-21-6-9-8-19-8-30 0-16 5-30 15-41 10-12 26-20 47-26l87-24v20l-58 18c-11 3-19 8-24 14-5 7-8 15-8 25 0 6 2 12 4 17 3 5 7 8 12 11s11 5 17 5c9 0 18-3 26-7 9-5 17-12 23-20zM10443 156l-67-32v-16l67-33h21zM10464 340c0 5 1 9 2 12 2 3 5 5 9 7 4 1 9 2 16 3v22l-67 19h-21v-290l61-38zM10424 226c-8-12-17-21-26-26-8-5-17-8-28-8-13 0-25 4-35 12-10 7-17 18-23 31-5 14-7 30-7 48 0 17 2 32 6 44 5 12 12 22 21 28 9 7 19 10 32 10 7 0 15-1 23-5 8-3 15-8 22-14 7-7 13-14 18-23l5 15c-8 15-16 27-26 37-9 9-20 17-32 22-12 4-24 7-37 7-18 0-34-5-49-14-14-9-26-22-34-39-9-17-13-35-13-55 0-25 5-48 16-68 10-20 24-36 43-47s40-17 64-17c15 0 28 3 42 8 13 6 25 13 34 22zM10729 140v212h-34v-212zM10818 229v34h-212v-34zM11041 344c0 8 1 14 3 19 3 4 7 7 12 10 6 2 13 3 23 3v22h-142v-22c9 0 17-1 23-3 5-3 9-6 11-10 2-5 3-11 3-19v-196c0-8-1-14-3-19-2-4-6-7-11-9-6-2-14-4-23-4v-22h104zM11180 180c-4-16-8-28-14-37-6-8-13-14-22-17-10-4-22-6-37-6h-87v-26h183v86zM11093 233c7 0 13-2 18-4 4-2 7-7 10-12 3-6 5-15 7-25h22v108h-22c-2-10-4-19-7-24-3-6-6-10-10-13-5-2-11-4-18-4h-73v-26zM11281 235l-67-27v-17l67-27h20zM11301 355c0 5 1 9 3 12s6 5 10 7c4 1 11 2 19 3v21h-119v-21c7-1 12-2 16-3 4-2 6-4 8-6 2-3 3-7 3-11v-157l60-36zM11294 244c8-17 16-31 23-42 8-12 15-21 22-27 8-7 15-11 22-11 4 0 7 1 9 2 3 1 5 2 7 4v55h-12c-11 0-21 2-29 4s-15 6-22 12c-7 5-13 12-20 21zM11414 112c0-7 2-13 5-18 3-6 8-11 14-14 6-4 12-6 20-6 7 0 13 2 19 6 6 3 11 8 14 14 3 5 5 12 5 19s-2 13-5 19-8 11-14 14-12 5-20 5c-7 0-13-2-19-5s-11-8-14-14-5-12-5-20zM11464 235l-67-27v-17l67-27h21zM11485 357c0 4 0 8 2 11 2 2 5 4 8 5 4 2 10 3 17 4v21h-115v-21c7-1 12-2 16-4 4-1 7-3 8-5 2-3 3-7 3-11v-157l61-36zM11736 340c-8 21-20 36-37 47-16 11-35 17-57 17-21 0-40-5-56-14-17-10-30-24-39-41s-14-37-14-59c0-24 5-46 15-65s24-34 42-44c17-11 37-17 59-17 16 0 30 3 43 8s22 12 30 21c7 9 11 19 11 30 0 6-2 11-5 16-2 4-6 8-11 10h-38v-12c0-16-4-28-10-36s-15-13-26-13-20 4-28 10c-8 7-14 16-18 28-4 13-6 27-6 43 0 17 3 32 9 46 5 13 14 23 25 30 10 7 23 10 37 10 11 0 22-2 32-7 10-4 19-12 29-21zM11960 340c-8 21-20 36-37 47-16 11-35 17-57 17-21 0-40-5-56-14-17-10-30-24-39-41-10-17-14-37-14-59 0-24 5-46 15-65s24-34 42-44c17-11 37-17 59-17 16 0 30 3 43 8 12 5 22 12 29 21 8 9 11 19 11 30 0 6-1 11-4 16-3 4-6 8-11 10h-39v-12c0-16-3-28-9-36s-15-13-26-13-20 4-28 10c-8 7-14 16-18 28-4 13-6 27-6 43 0 17 3 32 9 46 5 13 14 23 24 30 11 7 24 10 38 10 11 0 22-2 32-7 10-4 19-12 29-21zM11998 112c0-7 2-13 5-18 3-6 8-11 14-14 6-4 12-6 20-6 7 0 13 2 19 6 6 3 10 8 14 14 3 5 5 12 5 19s-2 13-5 19c-4 6-8 11-14 14s-13 5-20 5-13-2-19-5-11-8-14-14-5-12-5-20zM12048 235l-67-27v-17l67-27h21zM12069 357c0 4 0 8 2 11 2 2 4 4 8 5 4 2 10 3 17 4v21h-115v-21c7-1 12-2 16-4 4-1 7-3 8-5 2-3 3-7 3-11v-157l61-36zM12226 404c-21 0-40-5-56-14-17-10-30-24-39-41-10-18-14-38-14-60s5-43 15-63c10-19 24-34 41-45s36-17 57-17 40 5 57 15c16 10 29 24 38 41 10 18 14 37 14 59 0 23-5 44-15 63s-24 34-41 45-36 17-57 17zM12231 381c10 0 19-4 25-10 7-7 12-17 15-30s5-30 5-50c0-21-2-39-7-54-4-16-9-28-17-36-8-9-16-14-27-14-10 0-18 4-25 11-7 6-12 16-15 30-4 13-5 29-5 49 0 21 2 39 6 55s10 28 18 36c8 9 17 13 27 13zM12209 150l30-77h67l-59 77zM12449 164l-20 71-68-27v-17l68-27zM12361 377c7-1 13-2 16-3 4-2 7-4 9-6 2-3 2-7 2-11v-157l61-36v193c0 4 1 8 2 11 2 2 5 4 9 6 4 1 9 2 16 3v21h-115zM12506 377c7-1 12-2 16-3 4-2 7-4 8-6 2-3 3-7 3-11v-113c0-13-3-22-9-28s-15-9-27-9c-7 0-15 1-23 4-7 3-15 7-22 12s-13 11-19 17v-18c7-11 16-21 27-30 10-9 21-15 33-20 11-5 22-8 33-8 22 0 38 6 50 18s18 28 18 51v124c0 4 0 8 2 11 2 2 4 4 8 6 4 1 10 2 17 3v21h-115zM12760 296c5 28 14 49 27 62 13 14 31 21 54 21 12 0 23-2 33-6 9-5 17-11 22-18 5-8 7-17 7-27s-2-18-7-24c-4-7-10-12-18-16-8-5-18-9-31-12-4-2-9-3-14-4-20-6-37-12-51-20-14-7-25-16-33-28s-12-27-12-44c0-18 5-34 14-48s22-25 39-32c16-8 35-12 57-12 19 0 37 2 53 7 15 4 30 11 44 20v72h-26c-4-17-9-31-16-42-6-10-13-18-22-23s-20-8-33-8c-11 0-21 2-29 6-8 3-14 8-19 15-4 7-6 15-6 24 0 10 2 19 7 26 6 6 13 11 20 14 8 3 18 6 31 10 2 1 5 1 8 2 22 6 41 13 55 21 15 8 27 18 35 30 9 12 13 28 13 45 0 19-5 36-16 51-10 14-25 25-44 34-18 8-40 12-64 12-20 0-39-3-57-8-19-5-34-13-46-23v-77zM13013 112c0-7 2-13 5-18 3-6 8-11 14-14 6-4 12-6 20-6 7 0 13 2 19 6 6 3 11 8 14 14 3 5 5 12 5 19s-2 13-5 19-8 11-14 14-12 5-20 5c-7 0-13-2-19-5s-11-8-14-14-5-12-5-20zM13063 235l-67-27v-17l67-27h21zM13084 357c0 4 0 8 2 11 2 2 4 4 8 5 4 2 10 3 17 4v21h-115v-21c7-1 12-2 16-4 4-1 7-3 8-5 2-3 3-7 3-11v-157l61-36zM13220 164l-21 71-67-27v-17l67-27zM13132 377c7-1 12-2 16-3 4-2 7-4 8-6 2-3 3-7 3-11v-157l61-36v193c0 4 0 8 2 11 2 2 4 4 8 6 4 1 10 2 17 3v21h-115zM13276 377c7-1 13-2 16-3 4-2 7-4 9-6 1-3 2-7 2-11v-113c0-13-3-22-9-28s-15-9-27-9c-7 0-14 1-22 4s-15 7-23 12c-7 5-13 11-18 17v-18c7-11 16-21 26-30 11-9 22-15 33-20s23-8 34-8c21 0 38 6 49 18 12 12 18 28 18 51v124c0 4 1 8 2 11 2 2 5 4 8 6 4 1 10 2 17 3v21h-115zM13400 182c11-4 21-8 28-13 8-5 14-11 20-18 5-6 10-16 15-27h27v84h-90zM13490 338c0 7 2 14 6 19 4 4 11 8 19 11 9 3 20 4 34 5v22c-9 3-18 5-27 6-8 2-17 3-25 3-21 0-38-6-49-17-12-11-18-26-18-46v-151h60zM13544 208h-77v-38h77zM13778 340c-10 21-24 37-40 48s-35 16-57 16-42-5-59-14c-17-10-30-23-40-41-9-17-13-37-13-59 0-23 5-44 15-64 10-19 24-34 41-45 18-11 37-17 59-17 18 0 34 4 47 12 14 8 25 19 32 33 8 14 12 31 12 49v16h-162v-23l112-3-6 11c0-15-2-28-5-39-3-10-8-18-14-23-6-6-13-9-22-9-10 0-19 4-27 11s-14 17-18 29c-5 13-7 27-7 44 0 18 3 33 9 45 6 13 14 22 25 29s24 10 39 10c12 0 24-2 34-7 11-5 22-12 31-22zM13657 150l30-77h67l-59 77zM13800 182c11-4 21-8 28-13 8-5 14-11 20-18 5-6 10-16 15-27h27v84h-90zM13890 338c0 7 2 14 6 19 4 4 11 8 19 11 9 3 20 4 34 5v22c-9 3-18 5-26 6-9 2-18 3-26 3-21 0-38-6-49-17-12-11-18-26-18-46v-151h60zM13944 208h-77v-38h77zM13989 112c0-7 2-13 5-18 4-6 8-11 14-14 6-4 13-6 20-6s13 2 19 6c6 3 11 8 14 14 3 5 5 12 5 19s-2 13-5 19-8 11-14 14-12 5-19 5c-8 0-14-2-20-5s-10-8-14-14c-3-6-5-12-5-20zM14040 235l-68-27v-17l68-27h20zM14060 357c0 4 1 8 2 11 2 2 5 4 9 5 4 2 9 3 16 4v21h-115v-21c7-1 13-2 16-4 4-1 7-3 9-5 1-3 2-7 2-11v-157l61-36zM14312 340c-9 21-21 36-37 47-17 11-36 17-58 17-21 0-39-5-56-14-16-10-29-24-39-41-9-17-14-37-14-59 0-24 5-46 15-65s24-34 42-44c18-11 38-17 60-17 15 0 29 3 42 8s23 12 30 21 11 19 11 30c0 6-2 11-5 16-2 4-6 8-11 10h-38v-12c0-16-3-28-10-36-6-8-15-13-26-13s-20 4-28 10c-7 7-13 16-18 28-4 13-6 27-6 43 0 17 3 32 9 46 6 13 14 23 25 30 10 7 23 10 37 10 12 0 22-2 32-7 10-4 20-12 29-21zM14553 395c-6 3-12 5-19 6-6 1-13 2-19 2-16 0-28-4-37-12-9-9-13-21-13-37v-128c0-13-3-23-9-30s-14-11-26-11c-11 0-19 3-26 10-6 7-9 16-9 28v26h-42c-5-2-8-6-11-11-2-5-3-10-3-16 0-11 4-20 12-29s19-16 32-21c14-5 30-8 47-8 20 0 37 3 51 10 15 6 26 15 33 27 8 12 12 27 12 44v107c0 5 0 9 2 12 2 2 4 5 8 6 4 2 9 3 17 4zM14474 358c-10 16-22 27-35 35-14 7-29 11-45 11-12 0-23-3-32-7-9-5-16-12-22-21-5-9-7-19-7-30 0-16 5-30 15-41 10-12 26-20 47-26l87-24v20l-58 18c-11 3-19 8-25 14-4 7-7 15-7 25 0 6 2 12 4 17 3 5 7 8 12 11s11 5 17 5c9 0 18-3 26-7 9-5 17-12 23-20z">
          <text:p/>
        </draw:path>
        <draw:path draw:style-name="gr1" draw:text-style-name="P1" draw:layer="layout" svg:width="10.692cm" svg:height="0.433cm" svg:x="0.998cm" svg:y="1.208cm" svg:viewBox="0 0 10693 434" svg:d="M104 266c0 9 2 15 4 20 3 5 8 8 14 10 6 3 14 4 24 4h26c13 0 25-3 34-7 11-5 20-12 28-22s16-23 24-40h23l-16 96h-265v-22c10 0 17-3 23-5 5-2 9-5 11-10 3-4 4-10 4-18v-197c0-7-1-14-4-18-2-4-6-8-11-10-6-2-13-3-23-4v-22h104zM243 107c-3-15-8-28-14-36-5-9-13-14-22-18-9-3-22-5-37-5h-86v-27h183v86zM156 156c8 0 14-1 18-4 5-3 8-7 11-13 2-6 5-14 6-24h23v108h-23c-1-11-4-19-7-24-2-6-6-10-10-13-4-2-10-4-18-4h-72v-26zM370 84l-67-32v-16l67-33h20zM390 285c0 4 1 8 3 10 1 2 4 4 8 6s9 4 16 5v21h-114v-21c7-1 12-3 16-5s6-4 8-6 3-6 3-10v-246l60-36zM584 84l-67-32v-16l67-33h21zM605 285c0 4 0 8 2 10s4 4 8 6 10 4 17 5v21h-115v-21c7-1 12-3 16-5s7-4 8-6c2-2 3-6 3-10v-246l61-36zM589 150c7-12 16-22 26-30 11-9 22-16 33-20 11-6 23-8 34-8 21 0 38 6 49 17 12 12 18 29 18 51v125c0 4 1 8 2 10 2 2 5 4 8 6 4 2 10 4 17 5v21h-115v-21c7-1 13-3 16-5 4-2 7-4 9-6 1-2 2-6 2-10v-114c0-12-3-21-9-27-6-7-15-10-27-10-7 0-14 2-22 5s-15 7-23 12c-7 5-13 10-18 17zM1020 324c-6 2-12 4-19 5-6 2-12 2-18 2-17 0-29-4-38-12-8-8-13-21-13-37v-128c0-13-3-24-8-31-6-7-15-10-27-10-11 0-19 3-25 10-7 6-10 16-10 27v27h-42c-4-3-8-6-11-11-2-5-3-11-3-16 0-11 4-21 12-30 8-8 19-15 33-20 14-6 29-8 46-8 20 0 37 3 51 9 15 7 26 16 33 28 8 12 12 26 12 43v108c0 5 1 8 2 11 2 3 5 5 9 7 3 1 9 3 16 3zM942 286c-11 15-23 28-36 36-13 7-28 11-45 11-12 0-22-3-32-8-9-5-16-12-21-22-5-8-8-18-8-29 0-17 5-31 16-42 10-11 25-19 46-25l87-25v21l-57 17c-12 4-20 9-25 15s-7 15-7 25c0 6 1 11 3 16 3 5 7 9 13 12 5 3 10 4 17 4 9 0 17-2 26-7 8-4 16-11 23-19zM1105 84l-67-32v-16l67-33h21zM1126 285c0 4 0 8 2 10s4 4 8 6 10 4 17 5v21h-115v-21c7-1 12-3 16-5s7-4 8-6c2-2 3-6 3-10v-246l61-36zM1241 84l-67-32v-16l67-33h21zM1262 285c0 4 0 8 2 10s4 4 8 6 10 4 17 5v21h-115v-21c7-1 12-3 16-5s7-4 8-6c2-2 3-6 3-10v-246l61-36zM1530 324c-6 2-12 4-19 5-6 2-12 2-18 2-17 0-29-4-38-12-8-8-12-21-12-37v-128c0-13-3-24-9-31s-15-10-27-10c-10 0-19 3-25 10-6 6-9 16-9 27v27h-43c-4-3-8-6-10-11-3-5-4-11-4-16 0-11 4-21 12-30 8-8 19-15 33-20 14-6 29-8 46-8 20 0 37 3 52 9 14 7 25 16 33 28 7 12 11 26 11 43v108c0 5 1 8 2 11 2 3 5 5 9 7 3 1 9 3 16 3zM1452 286c-10 15-22 28-36 36-13 7-28 11-45 11-11 0-22-3-32-8-9-5-16-12-21-22-5-8-8-18-8-29 0-17 5-31 16-42 10-11 25-19 46-25l87-25v21l-57 17c-12 4-20 9-25 15s-7 15-7 25c0 6 1 11 4 16s7 9 12 12 11 4 17 4c9 0 17-2 26-7 9-4 16-11 23-19zM1631 123c-11 0-20 1-26 4-6 2-11 7-16 14-4 7-8 18-11 32h-26v-76h168v25zM1602 327h-57v-19l149-211h57v19zM1668 300c9 0 18-2 25-5 8-4 14-10 20-18 5-8 11-20 15-34h26l-12 84h-165v-26zM1939 115c11-5 20-8 27-10 6-3 12-5 16-6s9-2 13-2h13v38h-69zM1884 92c19 0 35 3 50 10 14 6 25 16 33 28s12 25 12 40-4 29-13 43c-8 12-20 23-35 30-15 8-32 11-49 11-19 0-36-3-50-9-14-7-25-16-34-28-8-12-12-25-12-40 0-16 5-30 14-43 8-13 20-23 35-31 15-7 31-11 49-11zM1881 113c-12 0-21 5-28 15-6 9-9 23-9 41 0 13 1 24 5 33 3 10 8 17 15 23 6 5 13 8 21 8 12 0 21-5 27-14 6-10 9-24 9-42 0-12-1-23-5-33-3-9-8-17-14-22-6-6-13-9-21-9zM1848 338c-13 0-23 3-31 9-7 7-11 15-11 25 0 8 3 15 8 21 5 5 12 10 22 13 9 3 21 5 34 5h15c14 0 27-2 38-6 11-3 20-8 26-15s9-14 9-22c0-9-3-16-9-21-6-4-15-7-26-7h-102v-10c-12 0-23-4-30-12-8-7-12-19-12-32 0-9 3-18 8-25 5-9 12-15 21-19 10-5 21-8 34-9l6 15c-10 0-17 2-22 6-5 3-8 8-8 14s2 11 5 13c4 3 9 5 16 5h97c14 0 27 2 38 8 10 5 19 13 25 23 5 9 8 21 8 34 0 14-5 28-16 40s-25 22-44 29c-19 8-40 11-62 11h-15c-21 0-39-2-56-7-15-4-28-11-37-19s-14-18-14-28c0-9 3-18 10-26 6-8 15-14 25-20 12-4 23-7 36-7h21v14zM2136 333c-21 0-40-5-57-15s-30-24-39-42c-10-17-14-37-14-59 0-23 5-44 15-63s24-34 41-45 36-17 57-17 40 5 57 15c16 10 29 23 38 41 10 17 15 37 15 58 0 23-6 44-16 63s-23 36-41 47c-17 11-36 17-56 17zM2140 309c10 0 19-3 25-10 7-7 12-17 15-30 4-14 5-31 5-50 0-21-2-39-6-54-5-16-10-28-18-37s-16-13-27-13c-9 0-18 4-25 10-7 7-12 17-15 30-4 13-5 30-5 50s2 39 6 54c4 16 10 28 18 37s17 13 27 13zM2553 84l-67-32v-16l67-33h21zM2574 268c0 4 1 8 2 11 2 3 5 6 9 7 4 2 9 3 16 4v22l-67 19h-21v-290l61-38zM2534 154c-8-12-17-21-26-26-8-5-17-8-28-8-13 0-25 4-35 11-10 8-17 18-23 32-5 14-7 29-7 47s2 33 6 45c5 12 12 21 21 28s19 10 32 10c7 0 15-2 23-5s15-8 22-14c7-7 13-15 18-23l5 15c-8 14-16 26-26 36-9 11-20 18-32 23s-24 8-37 8c-18 0-34-5-49-14-14-10-26-24-34-40-9-17-13-35-13-55 0-26 5-48 16-68 10-20 24-36 43-47s40-17 64-17c15 0 28 3 42 8 13 5 25 12 34 22zM2830 268c-10 21-23 38-40 49-16 10-35 16-57 16s-41-5-59-15c-17-9-30-24-39-41-10-17-14-37-14-59 0-23 5-45 15-64s24-35 42-46c17-11 37-16 58-16 18 0 34 4 48 12 13 8 24 19 31 33 8 14 12 30 12 49v16h-161v-23l111-3-6 11c0-16-2-29-5-39-3-11-8-18-14-24-6-5-13-8-21-8-11 0-20 4-28 11s-14 16-18 29c-5 12-7 27-7 44s3 33 9 45c6 13 14 22 25 29 11 6 24 10 39 10 12 0 24-3 35-8 11-4 21-12 31-22zM3020 92l-20 70-67-27v-16l67-27zM2933 306c6-1 12-3 15-5 4-2 7-4 9-6s2-6 2-10v-157l61-36v193c0 4 1 8 2 10 2 2 5 4 9 6s9 4 16 5v21h-114zM3073 306c7-1 12-3 16-5s7-4 8-6c2-2 3-6 3-10v-116c0-11-3-20-9-26s-14-9-26-9c-7 0-15 2-22 5-8 2-15 6-22 11s-13 10-18 16v-18c7-11 16-21 27-29 10-9 20-15 31-20 12-5 23-7 34-7 21 0 37 6 49 17 11 11 17 28 17 50v126c0 4 0 8 2 10s4 4 8 6 10 4 17 5v21h-115zM3213 306c7-1 13-3 17-5s6-4 8-6 3-6 3-10v-116c0-11-3-20-9-26s-15-9-27-9c-7 0-14 2-22 5-7 2-14 6-21 11s-13 10-19 16v-18c8-11 17-21 26-29 11-9 22-15 33-20s22-7 33-7c21 0 38 6 49 17s17 28 17 50v126c0 4 1 8 2 10 2 2 5 4 9 6s9 4 16 5v21h-115zM3572 324c-6 2-12 4-19 5-6 2-12 2-19 2-16 0-28-4-37-12s-13-21-13-37v-128c0-13-3-24-9-31-5-7-14-10-26-10-11 0-19 3-25 10-7 6-10 16-10 27v27h-42c-5-3-8-6-11-11-2-5-3-11-3-16 0-11 4-21 12-30 8-8 19-15 33-20 14-6 29-8 46-8 20 0 37 3 51 9 15 7 26 16 33 28 8 12 12 26 12 43v108c0 5 1 8 2 11 2 3 5 5 8 7 4 1 9 3 17 3zM3494 286c-11 15-23 28-36 36-13 7-28 11-45 11-12 0-22-3-32-8-9-5-16-12-21-22-6-8-8-18-8-29 0-17 5-31 15-42 11-11 26-19 47-25l87-25v21l-58 17c-11 4-19 9-24 15s-7 15-7 25c0 6 1 11 3 16 3 5 7 9 12 12 6 3 11 4 18 4 8 0 17-2 25-7 9-4 17-11 24-19zM3687 119c-9 1-16 3-21 5-4 2-6 5-7 9 0 4 1 9 4 16l50 123h-12l48-123c2-7 4-12 3-16 0-4-2-7-6-9s-11-4-21-5v-22h86v22c-8 1-14 3-17 6-4 2-7 6-9 12l-82 193h-25l-88-193c-2-6-5-9-9-12-3-3-9-5-17-6v-22h123zM3595 376c15 0 28-2 38-5 10-4 18-9 25-17s14-19 21-34l24 10c-9 23-18 43-27 58-8 15-18 26-29 34s-23 12-37 12c-7 0-14-1-20-4-7-2-12-5-15-9v-45zM3930 333c-21 0-40-5-57-15-16-10-29-24-39-42-9-17-14-37-14-59 0-23 5-44 15-63s24-34 41-45c18-11 37-17 57-17 21 0 40 5 57 15s29 23 39 41c9 17 14 37 14 58 0 23-5 44-16 63-9 19-23 36-40 47-18 11-37 17-57 17zM3934 309c11 0 19-3 26-10 6-7 11-17 15-30 3-14 5-31 5-50 0-21-3-39-7-54-4-16-10-28-18-37-7-9-16-13-26-13s-19 4-26 10c-6 7-11 17-15 30-3 13-5 30-5 50s2 39 6 54c5 16 11 28 18 37 8 9 17 13 27 13zM4132 162l-67-27v-16l67-27h21zM4153 283c0 5 0 9 2 12 3 2 6 4 10 6 5 2 11 4 19 5v21h-119v-21c7-1 12-3 16-5s7-4 8-6c2-2 3-6 3-10v-157l61-36zM4145 172c9-17 17-32 24-43s14-20 22-27c7-7 14-10 22-10 3 0 6 0 9 1 2 2 5 3 7 5v55h-12c-12 0-22 1-30 4-8 2-15 6-22 11-6 6-13 13-20 22zM4344 40c0-7 2-13 6-19 3-6 8-10 14-14 6-3 12-5 20-5 6 0 13 2 19 5 6 4 10 8 14 14 3 6 5 12 5 20 0 7-2 13-5 19-4 6-8 10-14 14-6 3-13 5-20 5s-13-2-19-5c-6-4-11-8-14-14-4-6-6-13-6-20zM4395 162l-68-27v-16l68-27h21zM4416 285c0 4 0 8 2 10s4 4 8 6c4 1 10 2 17 5v21h-116v-21c7-3 12-4 16-5 4-2 8-4 9-6 2-2 3-6 3-10v-157l61-36zM4551 92l-20 70-67-27v-16l67-27zM4464 306c7-1 12-3 16-5s6-4 8-6 3-6 3-10v-157l60-36v193c0 4 1 8 3 10 1 2 4 4 8 6s9 4 16 5v21h-114zM4604 306c7-1 12-3 16-5s7-4 8-6c2-2 3-6 3-10v-116c0-11-3-20-9-26s-14-9-26-9c-7 0-14 2-22 5-8 2-15 6-22 11s-13 10-18 16v-18c8-11 16-21 27-29 10-9 21-15 32-20s22-7 33-7c21 0 37 6 49 17 11 11 17 28 17 50v126c0 4 1 8 2 10 2 2 5 4 8 6 4 2 10 4 17 5v21h-115zM4744 306c8-1 13-3 17-5s7-4 8-6c2-2 3-6 3-10v-116c0-11-3-20-9-26s-15-9-27-9c-7 0-14 2-22 5-7 2-14 6-21 11s-13 10-19 16v-18c8-11 17-21 27-29 10-9 21-15 32-20 12-5 22-7 33-7 21 0 38 6 49 17s17 28 17 50v126c0 4 1 8 3 10 1 2 4 4 8 6s9 4 16 5v21h-115zM4946 162l-67-27v-16l67-27h20zM4966 387c0 5 1 8 3 11 1 2 4 4 8 6 4 1 9 2 16 4v21h-114v-21c7-2 12-3 16-4 4-2 6-4 8-6 2-3 3-6 3-11v-259l60-36zM4938 157c7-14 15-26 25-35 10-10 21-18 32-22 12-6 24-8 37-8 18 0 34 5 49 14 15 10 26 23 34 39 9 17 13 34 13 54 0 26-5 50-16 70-9 20-24 36-43 47-18 11-39 17-63 17-15 0-29-3-42-8-14-6-25-13-35-23l16-33c9 13 17 22 26 27 8 5 18 7 28 7 14 0 25-3 35-11 10-7 18-17 23-31s8-30 8-48c0-17-2-32-7-44s-11-22-21-28c-8-7-19-10-31-10-8 0-16 2-24 5-7 3-15 8-22 14-7 7-13 14-17 23zM5377 324c-5 2-12 4-18 5-7 2-13 2-19 2-16 0-29-4-38-12-8-8-12-21-12-37v-128c0-13-3-24-9-31s-15-10-26-10-20 3-26 10c-6 6-9 16-9 27v27h-43c-4-3-8-6-10-11s-3-11-3-16c0-11 4-21 12-30 8-8 19-15 32-20 14-6 30-8 47-8 19 0 36 3 51 9 14 7 25 16 33 28s11 26 11 43v108c0 5 1 8 3 11 1 3 4 5 8 7 3 1 9 3 16 3zM5299 286c-10 15-22 28-36 36-13 7-28 11-44 11-12 0-23-3-32-8-10-5-17-12-22-22-5-8-7-18-7-29 0-17 5-31 15-42s26-19 46-25l87-25v21l-57 17c-11 4-20 9-25 15s-7 15-7 25c0 6 1 11 4 16s7 9 12 12 11 4 17 4c9 0 17-2 26-7 9-4 17-11 23-19zM5594 268c-8 20-20 37-36 48-17 11-36 17-58 17-21 0-39-5-56-15s-30-24-39-42c-9-17-14-36-14-58 0-24 5-46 15-65s24-34 42-45c17-11 37-16 59-16 16 0 30 2 43 8 13 5 23 12 30 21s11 19 11 30c0 5-2 11-5 15-2 5-6 8-11 11h-38v-12c0-16-4-28-10-36-6-9-15-13-26-13s-20 3-28 10-14 16-18 28-6 26-6 43 3 32 9 45 14 23 25 31c10 7 23 10 37 10 11 0 22-2 32-7s19-12 29-22zM5613 110c12-4 21-9 29-13 7-5 13-11 19-18 5-7 11-16 15-27h27v83h-90zM5703 265c0 8 2 15 6 19 5 5 11 9 20 12 9 2 20 4 33 5v22c-8 3-17 5-26 7s-17 3-26 3c-21 0-37-6-49-17s-18-28-18-48v-151h60zM5757 135h-76v-38h76zM5891 333c-21 0-40-5-57-15-16-10-29-24-39-42-9-17-14-37-14-59 0-23 5-44 15-63s24-34 42-45c17-11 36-17 56-17 22 0 41 5 57 15 17 10 29 23 39 41 9 17 14 37 14 58 0 23-5 44-15 63s-24 36-41 47c-18 11-36 17-57 17zM5895 309c11 0 19-3 26-10 6-7 11-17 15-30 3-14 5-31 5-50 0-21-3-39-7-54-4-16-10-28-18-37-7-9-16-13-26-13s-19 4-25 10c-7 7-12 17-16 30-3 13-5 30-5 50s2 39 6 54c5 16 11 28 18 37 8 9 18 13 27 13zM6170 162l-67-27v-16l67-27h21zM6191 387c0 5 0 8 2 11 2 2 4 4 8 6 4 1 10 2 17 4v21h-115v-21c7-2 12-3 16-4 4-2 7-4 8-6 2-3 3-6 3-11v-259l61-36zM6162 157c7-14 16-26 25-35 10-10 21-18 32-22 12-6 24-8 37-8 18 0 35 5 49 14 15 10 26 23 34 39 9 17 13 34 13 54 0 26-5 50-15 70s-25 36-43 47c-19 11-40 17-64 17-15 0-29-3-42-8-14-6-25-13-34-23l15-33c9 13 18 22 26 27s18 7 29 7c13 0 24-3 34-11 10-7 18-17 23-31 6-14 8-30 8-48 0-17-2-32-7-44-4-12-11-22-20-28-9-7-20-10-32-10-8 0-15 2-23 5s-16 8-22 14c-7 7-13 14-18 23zM6442 162l-68-27v-16l68-27h20zM6462 283c0 5 1 9 3 12 2 2 5 4 10 6 4 2 10 4 19 5v21h-120v-21c7-1 13-3 16-5 4-2 7-4 9-6 1-2 2-6 2-10v-157l61-36zM6454 172c9-17 17-32 24-43s15-20 22-27 15-10 22-10c3 0 6 0 9 1 3 2 5 3 7 5v55h-12c-11 0-21 1-29 4-8 2-16 6-22 11-7 6-14 13-21 22zM6778 324c-6 2-12 4-18 5-7 2-13 2-19 2-16 0-29-4-38-12-8-8-12-21-12-37v-128c0-13-3-24-9-31s-15-10-27-10c-10 0-19 3-25 10-6 6-9 16-9 27v27h-43c-4-3-8-6-10-11s-4-11-4-16c0-11 4-21 13-30 8-8 18-15 32-20 14-6 29-8 46-8 20 0 37 3 52 9 14 7 25 16 33 28 7 12 11 26 11 43v108c0 5 1 8 3 11 1 3 4 5 8 7 3 1 9 3 16 3zM6700 286c-10 15-22 28-36 36-13 7-28 11-44 11-12 0-23-3-32-8-10-5-17-12-22-22-5-8-8-18-8-29 0-17 6-31 16-42s25-19 46-25l87-25v21l-57 17c-12 4-20 9-25 15s-7 15-7 25c0 6 1 11 4 16s7 9 12 12 11 4 17 4c9 0 17-2 26-7 9-4 16-11 23-19zM6641 78l29-78h67l-59 78zM6995 268c-8 20-20 37-37 48-16 11-35 17-57 17-21 0-40-5-56-15-17-10-30-24-39-42-9-17-14-36-14-58 0-24 5-46 15-65s24-34 42-45c17-11 37-16 59-16 16 0 30 2 43 8 13 5 22 12 29 21 8 9 12 19 12 30 0 5-2 11-5 15-2 5-6 8-11 11h-38v-12c0-16-4-28-10-36-6-9-15-13-26-13s-20 3-28 10-14 16-18 28-6 26-6 43 3 32 9 45c5 13 14 23 24 31 11 7 24 10 38 10 11 0 22-2 32-7s19-12 29-22zM7014 110c12-4 21-9 29-13 7-5 13-11 19-18 5-7 10-16 15-27h27v83h-90zM7104 265c0 8 2 15 6 19 5 5 11 9 20 12 8 2 20 4 33 5v22c-9 3-17 5-26 7s-18 3-26 3c-21 0-37-6-49-17s-18-28-18-48v-151h60zM7158 135h-76v-38h76zM7204 40c0-7 1-13 5-19 3-6 8-10 14-14 5-3 12-5 19-5s14 2 20 5c5 4 10 8 13 14 4 6 5 12 5 20 0 7-1 13-5 19-3 6-8 10-13 14-6 3-13 5-20 5s-14-2-19-5c-6-4-11-8-14-14-4-6-5-13-5-20zM7254 162l-67-27v-16l67-27h20zM7274 285c0 4 1 8 3 10 1 2 4 4 8 6 4 1 9 2 16 5v21h-114v-21c7-3 12-4 16-5 4-2 6-4 8-6s3-6 3-10v-157l60-36zM7526 268c-9 20-21 37-37 48s-35 17-57 17c-21 0-40-5-57-15-16-10-29-24-39-42-9-17-13-36-13-58 0-24 4-46 14-65 11-19 25-34 42-45 18-11 38-16 60-16 16 0 30 2 42 8 13 5 23 12 30 21s11 19 11 30c0 5-1 11-4 15-3 5-7 8-11 11h-39v-12c0-16-3-28-9-36-7-9-15-13-27-13-11 0-20 3-27 10-8 7-14 16-19 28-4 12-6 26-6 43s3 32 9 45 14 23 25 31c11 7 23 10 38 10 11 0 22-2 31-7 10-5 20-12 29-22zM7656 333c-21 0-40-5-56-15-17-10-30-24-40-42-9-17-13-37-13-59 0-23 5-44 14-63 11-19 24-34 42-45 17-11 36-17 57-17s40 5 56 15c17 10 30 23 39 41 9 17 14 37 14 58 0 23-5 44-15 63s-24 36-41 47-36 17-57 17zM7661 309c10 0 18-3 25-10s12-17 15-30c3-14 5-31 5-50 0-21-2-39-7-54-4-16-10-28-17-37-8-9-17-13-27-13s-18 4-25 10c-7 7-12 17-16 30-3 13-5 30-5 50s2 39 6 54c5 16 11 28 19 37s17 13 27 13zM8074 84l-67-32v-16l67-33h21zM8095 268c0 4 0 8 2 11s4 6 8 7c4 2 10 3 17 4v22l-68 19h-20v-290l61-38zM8055 154c-9-12-18-21-26-26s-18-8-29-8c-13 0-24 4-34 11-10 8-17 18-23 32-5 14-8 29-8 47s3 33 7 45c5 12 12 21 20 28 9 7 20 10 32 10 8 0 16-2 23-5 8-3 16-8 23-14 6-7 12-15 17-23l5 15c-7 14-15 26-25 36-10 11-20 18-32 23s-24 8-37 8c-18 0-35-5-49-14-15-10-26-24-34-40-9-17-13-35-13-55 0-26 5-48 15-68 11-20 25-36 43-47 19-11 41-17 65-17 14 0 28 3 41 8 14 5 25 12 35 22zM8350 268c-10 21-23 38-39 49-17 10-35 16-57 16s-42-5-59-15c-17-9-30-24-40-41-9-17-13-37-13-59 0-23 4-45 14-64 11-19 25-35 42-46 18-11 37-16 59-16 18 0 33 4 47 12s25 19 32 33c8 14 12 30 12 49v16h-162v-23l112-3-7 11c0-16-1-29-5-39-3-11-7-18-13-24-6-5-13-8-22-8-10 0-19 4-27 11s-14 16-19 29c-4 12-6 27-6 44s3 33 9 45c5 13 14 22 24 29 11 6 24 10 40 10 12 0 24-3 34-8 11-4 22-12 31-22zM8442 84l-67-32v-16l67-33h20zM8462 285c0 4 1 8 3 10 1 2 4 4 8 6s9 4 16 5v21h-114v-21c7-1 12-3 16-5s6-4 8-6 3-6 3-10v-246l60-36zM8652 162l-67-27v-16l67-27h21zM8673 387c0 5 0 8 2 11 2 2 5 4 8 6 4 1 10 2 17 4v21h-115v-21c7-2 12-3 16-4 4-2 7-4 8-6 2-3 3-6 3-11v-259l61-36zM8644 157c7-14 16-26 25-35 10-10 21-18 32-22 12-6 24-8 37-8 18 0 35 5 49 14 15 10 26 23 35 39 8 17 12 34 12 54 0 26-5 50-15 70s-24 36-43 47-40 17-64 17c-14 0-29-3-42-8-14-6-25-13-34-23l15-33c9 13 18 22 26 27 9 5 18 7 29 7 13 0 25-3 35-11 9-7 17-17 22-31 6-14 8-30 8-48 0-17-2-32-7-44-4-12-11-22-20-28-9-7-20-10-32-10-8 0-15 2-23 5s-15 8-22 14c-7 7-13 14-18 23zM8924 162l-67-27v-16l67-27h20zM8944 283c0 5 1 9 3 12 2 2 6 4 10 6s11 4 19 5v21h-119v-21c7-1 12-3 16-5s6-4 8-6 3-6 3-10v-157l60-36zM8937 172c8-17 16-32 23-43 8-11 15-20 22-27 8-7 15-10 22-10 4 0 7 0 9 1 3 2 5 3 7 5v55h-12c-11 0-21 1-29 4-8 2-15 6-22 11-7 6-13 13-20 22zM9146 333c-21 0-40-5-57-15-16-10-30-24-39-42-9-17-14-37-14-59 0-23 5-44 15-63s24-34 41-45c18-11 36-17 57-17s40 5 57 15c16 10 29 23 38 41 10 17 15 37 15 58 0 23-5 44-16 63-10 19-23 36-40 47-18 11-37 17-57 17zM9150 309c10 0 19-3 26-10 6-7 11-17 14-30 4-14 5-31 5-50 0-21-2-39-6-54-4-16-10-28-18-37-7-9-16-13-26-13s-19 4-26 10c-6 7-11 17-15 30-3 13-5 30-5 50s2 39 6 54c4 16 11 28 18 37 8 9 17 13 27 13zM9444 115c11-5 20-8 27-10 7-3 12-5 16-6 5-1 9-2 14-2h12v38h-69zM9389 92c19 0 36 3 50 10 14 6 25 16 34 28 8 12 12 25 12 40s-5 29-14 43c-8 12-20 23-35 30-15 8-31 11-49 11-19 0-35-3-49-9-15-7-26-16-34-28s-12-25-12-40c0-16 4-30 13-43s21-23 35-31c15-7 32-11 49-11zM9387 113c-13 0-22 5-29 15-6 9-9 23-9 41 0 13 2 24 5 33 4 10 9 17 15 23 6 5 13 8 21 8 12 0 21-5 27-14 7-10 10-24 10-42 0-12-2-23-6-33-3-9-8-17-14-22-6-6-13-9-20-9zM9353 338c-13 0-23 3-30 9-8 7-11 15-11 25 0 8 2 15 7 21 5 5 13 10 22 13 10 3 21 5 34 5h15c15 0 27-2 38-6 12-3 20-8 26-15 7-7 10-14 10-22 0-9-3-16-10-21-6-4-14-7-26-7h-102v-10c-12 0-22-4-30-12-8-7-11-19-11-32 0-9 2-18 7-25 5-9 13-15 22-19 9-5 20-8 33-9l6 15c-10 0-17 2-22 6-5 3-7 8-7 14s1 11 5 13c3 3 9 5 15 5h97c15 0 27 2 38 8 11 5 19 13 25 23 6 9 9 21 9 34 0 14-6 28-17 40-10 12-25 22-44 29-19 8-39 11-62 11h-15c-21 0-39-2-55-7-16-4-29-11-38-19s-13-18-13-28c0-9 3-18 9-26 7-8 15-14 26-20 11-4 23-7 35-7h21v14zM9599 162l-68-27v-16l68-27h20zM9619 283c0 5 1 9 3 12 2 2 5 4 10 6 4 2 10 4 18 5v21h-119v-21c7-1 13-3 16-5 4-2 7-4 9-6 1-2 2-6 2-10v-157l61-36zM9611 172c9-17 17-32 24-43s15-20 22-27 15-10 22-10c3 0 6 0 9 1 3 2 5 3 7 5v55h-12c-11 0-21 1-29 4-8 2-16 6-22 11-7 6-14 13-21 22zM9935 324c-6 2-12 4-18 5-7 2-13 2-19 2-16 0-29-4-38-12-8-8-12-21-12-37v-128c0-13-3-24-9-31s-15-10-27-10c-10 0-19 3-25 10-6 6-9 16-9 27v27h-43c-4-3-8-6-10-11s-4-11-4-16c0-11 4-21 13-30 8-8 18-15 32-20 14-6 29-8 46-8 20 0 37 3 52 9 14 7 25 16 33 28 7 12 11 26 11 43v108c0 5 1 8 2 11 2 3 5 5 9 7 3 1 9 3 16 3zM9857 286c-10 15-22 28-36 36-13 7-28 11-44 11-12 0-23-3-32-8-10-5-17-12-22-22-5-8-8-18-8-29 0-17 5-31 16-42 10-11 25-19 46-25l87-25v21l-57 17c-12 4-20 9-25 15s-7 15-7 25c0 6 1 11 4 16s7 9 12 12 11 4 17 4c9 0 17-2 26-7 9-4 16-11 23-19zM10041 92l-20 70-68-27v-16l68-27zM9953 306c7-1 13-3 16-5 4-2 7-4 9-6 1-2 2-6 2-10v-157l61-36v193c0 4 1 8 2 10 2 2 5 4 8 6 4 2 10 4 17 5v21h-115zM10094 306c7-1 12-3 16-5s7-4 8-6c2-2 3-6 3-10v-116c0-11-3-20-9-26s-15-9-26-9c-7 0-15 2-22 5-8 2-15 6-22 11s-13 10-18 16v-18c7-11 16-21 26-29 11-9 21-15 32-20 12-5 23-7 33-7 22 0 38 6 49 17 12 11 18 28 18 50v126c0 4 0 8 2 10s4 4 8 6 10 4 17 5v21h-115zM10234 306c7-1 13-3 16-5 4-2 7-4 9-6s2-6 2-10v-116c0-11-3-20-8-26-6-6-15-9-27-9-7 0-14 2-22 5-7 2-14 6-21 11s-14 10-19 16v-18c8-11 16-21 26-29 11-9 21-15 33-20 11-5 22-7 32-7 22 0 38 6 49 17 12 11 18 28 18 50v126c0 4 0 8 2 10s5 4 9 6 9 4 16 5v21h-115zM10593 324c-6 2-12 4-19 5-6 2-13 2-19 2-16 0-28-4-37-12s-13-21-13-37v-128c0-13-3-24-9-31s-14-10-26-10c-11 0-19 3-26 10-6 6-9 16-9 27v27h-42c-5-3-8-6-11-11-2-5-3-11-3-16 0-11 4-21 12-30 8-8 19-15 33-20 13-6 29-8 46-8 20 0 37 3 51 9 15 7 26 16 33 28 8 12 12 26 12 43v108c0 5 0 8 2 11s5 5 8 7c4 1 9 3 17 3zM10514 286c-10 15-22 28-35 36-14 7-28 11-45 11-12 0-22-3-32-8-9-5-16-12-21-22-6-8-8-18-8-29 0-17 5-31 15-42s26-19 47-25l87-25v21l-58 17c-11 4-19 9-24 15s-8 15-8 25c0 6 2 11 4 16 3 5 7 9 12 12s11 4 17 4c9 0 18-2 26-7 9-4 17-11 23-19zM10615 290c0-7 1-13 5-19 3-6 8-11 14-14 6-4 13-6 20-6s13 2 19 6c6 3 11 8 14 14 4 6 6 12 6 19s-2 15-6 21c-3 6-8 11-14 14-6 4-12 5-19 5s-14-1-20-5c-6-3-11-8-14-14-4-6-5-14-5-21z">
          <text:p/>
        </draw:path>
        <draw:polygon draw:style-name="gr1" draw:text-style-name="P1" draw:layer="layout" svg:width="18.627cm" svg:height="0.018cm" svg:x="1.199cm" svg:y="3.063cm" svg:viewBox="0 0 18628 19" draw:points="0,0 18628,0 18628,19 0,19">
          <text:p/>
        </draw:polygon>
        <draw:polygon draw:style-name="gr1" draw:text-style-name="P1" draw:layer="layout" svg:width="18.627cm" svg:height="0.018cm" svg:x="1.199cm" svg:y="4.134cm" svg:viewBox="0 0 18628 19" draw:points="0,0 18628,0 18628,19 0,19">
          <text:p/>
        </draw:polygon>
        <draw:polygon draw:style-name="gr1" draw:text-style-name="P1" draw:layer="layout" svg:width="18.627cm" svg:height="0.017cm" svg:x="1.199cm" svg:y="5.205cm" svg:viewBox="0 0 18628 18" draw:points="0,0 18628,0 18628,18 0,18">
          <text:p/>
        </draw:polygon>
        <draw:path draw:style-name="gr1" draw:text-style-name="P1" draw:layer="layout" svg:width="2.577cm" svg:height="0.377cm" svg:x="1.241cm" svg:y="2.393cm" svg:viewBox="0 0 2578 378" svg:d="M224 101c-4-15-9-26-15-36-7-10-15-18-25-22-10-5-22-7-35-7-18 0-34 5-47 14s-23 23-30 40-11 37-11 60c0 24 4 45 12 63 7 17 17 31 31 41 13 10 29 14 47 14 12 0 23-2 32-7 9-4 17-12 25-22 8-11 16-25 23-42h21l-12 69c-11 7-26 14-42 18-17 5-34 7-52 7-28 0-53-6-75-17s-41-27-53-47c-12-21-18-44-18-69 0-28 6-52 19-74 12-22 30-40 52-52s47-19 75-19c18 0 36 2 53 7 18 4 33 10 44 17v64zM372 291c-19 0-35-4-50-13-14-9-26-20-34-36-8-15-12-32-12-51 0-20 4-39 13-55 9-17 21-31 36-40 15-10 32-15 50-15s35 4 49 13c15 9 26 21 34 36 9 15 13 32 13 51 0 21-4 39-13 56-9 16-21 30-36 40-15 9-32 14-50 14zM376 271c9 0 16-3 22-9s10-15 13-26c3-12 5-27 5-44 0-18-2-34-6-48-4-13-9-24-16-31-6-8-14-12-23-12s-16 3-22 9-10 15-14 27c-3 11-4 26-4 43 0 18 2 34 6 48 3 13 8 24 15 32 7 7 15 11 24 11zM567 81l-18 62-59-23v-15l59-24zM490 267c6 0 11-1 15-3 3-1 5-3 7-5 1-2 2-5 2-9v-138l53-31v169c0 4 1 7 3 9 1 2 3 4 7 5 3 2 8 3 13 3v19h-100zM617 267c6 0 10-1 14-3 3-1 6-3 7-5s2-5 2-9v-100c0-11-3-19-8-24s-13-8-24-8c-6 0-12 2-19 4s-13 6-19 10c-7 5-12 10-17 16v-16c7-10 14-19 23-26 9-8 19-14 29-18 10-5 20-7 30-7 19 0 33 5 43 15 10 11 15 26 15 45v109c0 4 1 7 2 9 2 2 4 4 7 5 4 2 9 3 15 3v19h-100zM739 267c5 0 10-1 13-3 4-1 7-3 8-5 2-2 2-5 2-9v-164c0-16 5-31 14-44 9-12 22-22 39-29s37-11 59-11c16 0 31 2 44 6 13 3 23 8 30 14s11 14 11 22c0 5-1 10-4 14-3 3-6 7-11 9h-43v-11c0-13-3-21-9-27s-14-9-25-9-20 2-28 8c-8 4-14 12-18 22s-6 22-6 35v164c0 4 1 7 2 9 2 3 5 5 9 6 5 1 10 3 18 3v19h-105zM735 96c13-3 23-8 31-13 9-5 17-13 26-22h18v59h-75zM936 120h-141v-34h141zM877 267c6 0 11-1 14-3 4-1 6-3 7-5 2-2 3-6 3-9v-164l35-5h18v169c0 3 0 7 2 9 1 2 4 4 7 5 4 2 8 3 14 3v19h-100zM1140 101c10-4 18-7 23-9 6-2 11-4 15-4 4-2 8-2 12-2h11v34h-61zM1093 81c16 0 30 3 43 9 12 6 22 14 29 24s10 22 10 35c0 14-4 26-11 38-8 11-18 20-31 26-13 7-27 10-43 10s-30-3-43-8c-13-6-23-14-29-24-7-11-11-22-11-36 0-13 4-26 11-37 8-11 18-21 31-27 13-7 28-10 44-10zM1090 100c-11 0-19 4-24 13-6 8-9 20-9 36 0 10 2 20 5 28 3 9 7 16 12 20 6 5 12 7 19 7 10 0 18-4 24-12 5-9 8-21 8-37 0-10-1-20-4-28-3-9-8-15-13-20-6-4-12-7-18-7zM1060 295c-11 0-20 3-26 8-7 6-10 13-10 23 0 7 2 12 7 17 4 5 10 9 19 12 8 3 18 4 30 4h13c12 0 23-1 33-5 10-3 18-8 23-13 5-6 8-12 8-19 0-8-3-14-8-18s-13-6-22-6h-90v-10c-11 0-20-3-27-10-6-7-10-16-10-27 0-8 3-16 7-22 5-7 11-13 19-17s18-6 29-8l5 14c-8 0-14 2-19 5-4 3-6 7-6 12 0 6 1 9 4 12 3 2 8 4 13 4h86c12 0 23 2 32 7 10 4 17 11 22 19s8 18 8 29c0 13-5 25-14 36-10 11-23 19-39 26-17 6-35 10-54 10h-13c-18 0-34-3-49-7-14-4-25-9-33-17-7-7-11-15-11-24 0-8 2-16 8-23 5-7 13-13 23-17 9-4 19-6 30-6h19v11zM1272 143l-59-23v-15l59-24h18zM1290 222c0 11 2 19 8 24 5 5 13 7 24 7 6 0 12-1 19-3 6-2 13-6 19-10 7-5 13-10 17-16v16c-6 10-14 19-23 27-9 7-19 13-29 18-10 4-20 6-29 6-19 0-34-5-44-15-11-11-16-26-16-45v-117l54-33zM1398 143l-59-23v-15l59-24h18zM1416 235c0 4 1 8 2 10 2 2 4 4 7 6 4 1 9 2 15 4v18l-59 17h-18v-176l53-33zM1515 143l-59-23v-15l59-24h18zM1533 249c0 4 1 7 3 9 1 3 4 5 8 6s9 3 16 3v19h-104v-19c7 0 11-1 15-3 3-1 5-3 7-5 1-2 2-5 2-9v-138l53-31zM1526 151c8-15 15-27 21-37s13-18 19-24c7-6 13-9 19-9 3 0 6 0 9 2 2 0 4 2 6 3v48h-11c-10 0-18 2-26 4-7 2-13 6-19 10-6 5-11 11-18 19zM1810 283c-5 2-11 4-17 5-5 1-11 2-16 2-14 0-25-4-32-11-8-7-11-18-11-32v-111c0-12-3-21-9-27-5-7-13-10-23-10-9 0-16 3-22 9-5 6-8 14-8 24v23h-38c-3-2-6-5-8-10-2-4-3-8-3-13 0-9 3-18 10-26 7-7 17-13 29-18s26-7 40-7c18 0 33 3 45 8 13 6 23 14 29 24 7 11 10 23 10 38v95c0 4 1 7 2 10 2 2 4 4 7 5 4 2 8 3 15 3zM1741 251c-9 13-19 23-31 30s-25 10-39 10c-10 0-20-2-28-7-8-4-14-10-18-18-5-8-7-16-7-26 0-14 4-26 13-36s22-17 40-22l77-22v18l-51 15c-10 3-17 8-21 14-4 5-6 12-6 21 0 5 1 10 3 14 3 5 6 8 11 11 4 3 9 4 14 4 8 0 16-2 23-6 8-5 14-10 20-18zM2000 235c-7 18-18 32-33 42-14 9-30 14-49 14s-35-4-50-13c-14-9-26-20-34-36-8-15-12-32-12-51 0-21 4-40 13-56 9-17 21-30 37-40 15-9 33-14 52-14 14 0 26 2 37 7s20 11 26 19 10 16 10 26c0 5-2 9-4 13s-6 7-10 9h-34v-10c0-14-3-25-8-32s-13-11-23-11c-9 0-18 3-24 9-7 6-12 14-16 25-4 10-5 23-5 36 0 16 2 29 7 41 5 11 13 20 22 26s20 9 33 9c10 0 19-2 27-6 9-4 18-10 26-19zM2034 35c0-6 1-12 4-17s7-9 12-12 10-4 17-4c6 0 12 1 17 4s9 7 12 12 4 11 4 17-1 12-4 18c-3 5-7 9-12 12s-11 4-17 4c-7 0-12-1-17-4s-9-7-12-12c-3-6-4-12-4-18zM2077 143l-59-23v-15l59-24h18zM2095 250c0 3 1 7 3 9 1 2 3 4 7 5 3 2 8 3 13 3v19h-100v-19c6 0 11-1 14-3 4-1 6-3 8-5 1-2 2-5 2-9v-138l53-31zM2233 291c-19 0-35-4-50-13-14-9-26-20-34-36-8-15-12-32-12-51 0-20 4-39 13-55 9-17 21-31 36-40 15-10 32-15 50-15s35 4 49 13c15 9 26 21 34 36 9 15 13 32 13 51 0 21-4 39-13 56-9 16-21 30-36 40-15 9-32 14-50 14zM2237 271c9 0 16-3 22-9 5-6 10-15 13-26 3-12 5-27 5-44 0-18-2-34-6-48-4-13-9-24-16-31-6-8-14-12-23-12s-16 3-22 9-10 15-14 27c-3 11-4 26-4 43 0 18 2 34 5 48 4 13 9 24 16 32 7 7 15 11 24 11zM2218 69l26-69h58l-51 69zM2428 81l-18 62-59-23v-15l59-24zM2351 267c6 0 11-1 14-3 4-1 6-3 8-5 1-2 2-5 2-9v-138l53-31v169c0 4 1 7 2 9 2 2 4 4 8 5 3 2 7 3 13 3v19h-100zM2478 267c6 0 10-1 14-3 3-1 6-3 7-5s2-5 2-9v-100c0-11-3-19-8-24s-13-8-24-8c-6 0-12 2-19 4s-13 6-20 10c-6 5-11 10-16 16v-16c7-10 14-19 23-26 9-8 19-14 29-18 10-5 20-7 29-7 20 0 34 5 44 15 10 11 15 26 15 45v109c0 4 1 7 2 9 2 2 4 4 7 5 4 2 9 3 15 3v19h-100z">
          <text:p/>
        </draw:path>
        <draw:path draw:style-name="gr1" draw:text-style-name="P1" draw:layer="layout" svg:width="1.28cm" svg:height="0.372cm" svg:x="8.581cm" svg:y="2.395cm" svg:viewBox="0 0 1281 373" svg:d="M59 141l-59-23v-15l59-24h18zM77 337c0 3 1 7 2 9 2 2 4 4 7 5 4 1 9 2 15 3v19h-101v-19c7-1 11-2 15-3 3-1 5-3 7-5 1-2 2-6 2-9v-227l53-31zM52 136c6-12 14-22 22-31 9-8 18-15 28-19 11-5 21-7 33-7 15 0 29 4 42 13 13 8 23 19 31 33 7 15 11 31 11 48 0 23-5 43-14 61-8 17-21 31-38 41-16 9-35 14-56 14-12 0-25-2-36-7-12-4-22-11-31-20l14-28c8 11 15 19 23 24 7 4 16 6 25 6 12 0 22-3 31-9 8-7 15-16 19-28 5-12 8-26 8-42 0-15-3-28-7-38-4-11-10-20-18-25-7-6-17-9-27-9-7 0-14 2-21 5s-13 7-20 12c-5 6-10 12-14 20zM253 174v-39h100v39zM483 103c-8 1-14 2-18 4s-6 4-6 7c-1 4 0 8 3 14l40 102h-8l41-102c2-6 3-10 3-14 0-3-3-5-7-7-3-2-9-3-17-4v-19h75v19c-5 1-8 2-11 3s-5 3-7 4c-2 2-3 5-4 8l-74 169h-18l-78-168c-1-4-3-7-5-9-1-1-3-3-6-4s-7-2-11-3v-19h108zM788 281c-5 2-10 4-16 5s-11 2-17 2c-14 0-24-4-32-11-7-7-11-18-11-32v-111c0-12-2-21-8-27-5-7-13-10-23-10-9 0-17 3-22 9-6 6-8 14-8 24v23h-38c-4-2-7-5-9-10-2-4-3-8-3-13 0-9 4-18 11-26 7-7 16-13 29-18 12-5 25-7 40-7 17 0 32 3 45 8 12 6 22 14 29 24 6 11 10 23 10 38v95c0 4 0 7 2 10 1 2 4 4 7 5 3 2 8 3 14 3zM720 249c-9 13-20 23-31 30-12 7-25 10-40 10-10 0-19-2-27-7-8-4-14-10-19-18-4-8-6-16-6-26 0-14 4-26 13-36s22-17 40-22l77-22v18l-51 15c-10 3-17 8-22 14-4 5-6 12-6 21 0 5 1 10 4 14 2 5 6 8 10 11s9 4 15 4c8 0 15-2 23-6 7-5 14-10 20-18zM863 72l-59-28v-14l59-30h18zM881 248c0 4 1 7 2 9 2 2 4 4 8 5 3 2 7 3 13 3v19h-100v-19c6 0 11-1 14-3 4-1 6-3 8-5 1-2 2-5 2-9v-215l53-33zM1020 289c-20 0-36-4-51-13-14-9-26-20-34-36-8-15-12-32-12-51 0-20 4-39 13-55 9-17 21-31 36-40 15-10 32-15 51-15 18 0 35 4 49 13 15 9 26 21 34 36 9 15 13 32 13 51 0 21-5 39-13 56-9 16-21 30-36 40-15 9-32 14-50 14zM1024 269c8 0 16-3 22-9 5-6 10-15 13-26 3-12 5-27 5-44 0-18-2-34-6-48-4-13-9-24-16-31-6-8-14-12-23-12-10 0-17 3-23 9s-10 15-14 27c-3 11-4 26-4 43 0 18 2 34 5 48 4 13 9 24 16 32 7 7 16 11 25 11zM1197 141l-59-23v-15l59-24h18zM1215 247c0 4 1 7 2 9 2 3 5 5 9 6s9 3 16 3v19h-104v-19c6 0 11-1 14-3 4-1 6-3 7-5 2-2 3-5 3-9v-138l53-31zM1208 149c8-15 15-27 21-37s12-18 19-24c6-6 13-9 19-9 3 0 6 0 8 2 3 0 5 2 6 3v48h-10c-10 0-19 2-26 4s-14 6-19 10c-6 5-12 11-18 19z">
          <text:p/>
        </draw:path>
        <draw:path draw:style-name="gr1" draw:text-style-name="P1" draw:layer="layout" svg:width="1.748cm" svg:height="0.288cm" svg:x="10.902cm" svg:y="2.395cm" svg:viewBox="0 0 1749 289" svg:d="M223 99c-3-15-8-26-15-36-6-10-14-17-24-22s-22-7-36-7c-18 0-34 5-47 15-13 8-23 22-30 39s-10 37-10 60c0 24 3 45 11 63 7 17 18 31 31 41 14 10 29 14 47 14 12 0 23-2 32-7 9-4 18-12 25-22 8-11 16-25 24-42h20l-12 69c-11 7-25 14-42 18-17 5-34 7-51 7-29 0-54-6-76-17s-39-27-52-47c-12-21-18-44-18-69 0-28 6-52 19-74 12-22 30-40 52-52s47-19 74-19c18 0 36 2 54 7 17 4 32 10 44 17v64zM371 289c-18 0-35-4-50-13-14-9-25-20-34-36-8-15-12-32-12-51 0-20 5-39 13-55 9-17 21-31 36-40 16-10 32-15 50-15 19 0 35 4 49 13 15 9 27 21 36 36 8 15 12 32 12 51 0 21-4 39-13 56-10 16-22 30-37 40-15 9-32 14-50 14zM375 269c9 0 16-3 22-9s10-15 13-26c4-12 5-27 5-44 0-18-2-34-6-48-4-13-9-24-15-31-7-8-15-12-23-12-9 0-17 3-22 9-6 6-11 15-14 27-3 11-5 26-5 43 0 18 2 34 6 48 3 13 9 24 15 32 7 7 15 11 24 11zM548 72l-59-29v-14l59-29h18zM566 248c0 4 1 7 2 9s4 4 7 5c4 2 8 3 14 3v19h-100v-19c6 0 11-1 14-3 3-1 6-3 7-5 2-2 2-5 2-9v-216l54-32zM552 130c6-10 14-19 23-26 9-8 18-14 28-18 11-5 20-7 30-7 19 0 34 5 44 15 10 11 15 26 15 45v109c0 4 0 7 2 9 1 2 4 4 7 5 3 2 8 3 14 3v19h-100v-19c6 0 11-1 14-3 4-1 6-3 7-5 2-2 3-5 3-9v-100c0-11-3-19-8-24s-13-8-24-8c-6 0-13 2-20 4-6 2-13 6-19 10-6 5-12 10-16 16zM916 233c-9 19-21 33-35 42s-31 14-50 14-36-4-51-13c-15-8-27-20-35-35s-12-32-12-51c0-21 4-40 13-56 9-17 21-31 36-40 16-10 33-15 52-15 15 0 29 4 41 10 12 7 21 17 28 29 7 13 11 27 11 44v13h-142v-20l97-2-5 9c0-14-2-25-4-34-3-9-7-16-12-20-5-5-12-8-19-8-9 0-17 4-24 10s-12 14-16 25-6 24-6 39 3 28 8 39 12 19 22 25c9 6 21 9 34 9 10 0 20-2 30-6s19-11 27-20zM1014 79l-18 62-59-23v-15l59-24zM937 265c6 0 11-1 14-3 3-1 6-3 7-5 2-2 2-5 2-9v-138l54-31v169c0 4 1 7 2 9s4 4 7 5c4 2 8 3 14 3v19h-100zM1063 265c6 0 11-1 14-3 4-1 6-3 7-5 2-2 3-5 3-9v-100c0-11-3-19-8-24s-13-8-24-8c-6 0-13 2-20 4-6 2-13 6-19 10-6 5-12 10-16 16v-16c6-10 14-19 23-26 9-8 18-14 28-18 11-5 20-7 30-7 19 0 34 5 44 15 10 11 15 26 15 45v109c0 4 0 7 2 9 1 2 4 4 7 5 3 2 8 3 14 3v19h-100zM1249 16l-17 110h-22l-17-110zM1304 217c5 17 12 30 20 39 9 8 20 12 32 12 8 0 14-1 20-3 6-3 10-6 13-11 4-4 5-9 5-15 0-5-1-10-4-13-2-4-6-8-11-10-5-3-13-6-22-9-3 0-6-1-10-2-16-4-28-8-38-14-10-5-17-11-22-19-4-8-6-18-6-29 0-12 3-23 10-33 6-10 16-17 28-23 12-5 26-8 41-8 14 0 27 2 39 5 11 3 21 7 31 14v46h-24c-4-14-9-25-17-33-8-7-18-11-30-11-6 0-12 1-17 3s-9 5-11 9c-3 4-4 9-4 13 0 6 1 10 4 14 2 3 7 6 12 9 6 3 14 6 25 8 18 4 32 9 43 14 10 6 18 13 23 21s8 18 8 30c0 14-4 26-11 36s-17 18-30 24c-13 5-28 8-45 8-14 0-28-2-42-6-13-4-24-9-33-16v-50zM1708 72l-59-29v-14l59-29h18zM1726 233c0 4 1 8 2 10s4 4 7 6c4 1 8 2 14 4v18l-58 17h-19v-255l54-33zM1691 134c-8-11-15-19-22-23-8-5-16-7-26-7-11 0-21 3-30 10-9 6-15 15-20 27-4 12-7 26-7 42 0 15 2 28 6 39 4 10 10 19 18 25 8 5 17 8 28 8 7 0 13-2 20-5s13-7 19-12c7-6 12-12 16-20l5 14c-7 12-14 23-23 31-8 9-18 15-28 19-10 5-21 7-32 7-16 0-30-4-43-12-13-9-23-20-30-34-8-15-11-31-11-48 0-23 4-43 13-60 9-18 22-32 38-41 16-10 35-15 56-15 13 0 25 2 37 7 11 5 21 11 30 19z">
          <text:p/>
        </draw:path>
        <draw:path draw:style-name="gr1" draw:text-style-name="P1" draw:layer="layout" svg:width="1.726cm" svg:height="0.372cm" svg:x="14.18cm" svg:y="2.395cm" svg:viewBox="0 0 1727 373" svg:d="M59 141l-59-23v-15l59-24h18zM77 337c0 3 1 7 2 9 2 2 4 4 7 5 4 1 9 2 15 3v19h-101v-19c7-1 11-2 15-3 3-1 5-3 7-5 1-2 2-6 2-9v-227l53-31zM52 136c6-12 14-22 22-31 9-8 18-15 28-19 11-5 21-7 33-7 15 0 29 4 42 13 13 8 23 19 31 33 7 15 11 31 11 48 0 23-5 43-14 61-8 17-21 31-38 41-16 9-35 14-56 14-12 0-25-2-36-7-12-4-22-11-31-20l14-28c8 11 15 19 23 24 7 4 16 6 25 6 12 0 22-3 30-9 9-7 16-16 20-28 5-12 8-26 8-42 0-15-3-28-7-38-4-11-10-20-18-25-7-6-17-9-27-9-7 0-14 2-21 5s-13 7-20 12c-5 6-10 12-14 20zM297 141l-59-23v-15l59-24h18zM315 247c0 4 1 7 2 9 2 3 5 5 9 6s9 3 16 3v19h-104v-19c6 0 11-1 14-3 4-1 6-3 7-5 2-2 3-5 3-9v-138l53-31zM308 149c8-15 15-27 21-37s12-18 19-24c6-6 13-9 19-9 3 0 6 0 8 2 3 0 5 2 6 3v48h-10c-10 0-19 2-26 4s-14 6-19 10c-6 5-12 11-18 19zM492 289c-20 0-36-4-51-13-14-9-26-20-34-36-8-15-12-32-12-51 0-20 4-39 13-55 9-17 21-31 36-40 15-10 32-15 51-15 18 0 35 4 49 13 15 9 26 21 34 36 9 15 13 32 13 51 0 21-4 39-13 56-9 16-21 30-36 40-15 9-32 14-50 14zM496 269c9 0 16-3 22-9 5-6 10-15 13-26 3-12 5-27 5-44 0-18-2-34-6-48-4-13-9-24-16-31-6-8-14-12-23-12-10 0-17 3-23 9s-10 15-14 27c-3 11-4 26-4 43 0 18 2 34 6 48 3 13 8 24 15 32 7 7 16 11 25 11zM687 79l-18 62-59-23v-15l59-24zM610 265c6 0 11-1 15-3 3-1 5-3 7-5 1-2 2-5 2-9v-138l53-31v169c0 4 1 7 3 9 1 2 3 4 7 5 3 2 8 3 13 3v19h-100zM733 265c6 0 11-1 14-3 4-1 6-3 8-5 1-2 2-5 2-9v-101c0-10-3-18-8-23s-13-8-23-8c-6 0-12 2-19 4-6 2-13 6-19 10s-11 8-16 14v-16c7-10 14-18 23-25 9-8 19-13 28-17 10-5 20-7 29-7 19 0 33 5 43 15s15 25 15 43v111c0 4 0 7 2 9 1 2 4 4 7 5 4 2 8 3 14 3v19h-100zM856 265c6 0 11-1 14-3 4-1 6-3 7-5 2-2 3-5 3-9v-101c0-10-3-18-8-23s-13-8-24-8c-6 0-12 2-18 4-7 2-13 6-19 10s-11 8-16 14v-16c6-10 14-18 23-25 9-8 18-13 28-17 10-5 20-7 29-7 18 0 33 5 43 15s15 25 15 43v111c0 4 0 7 2 9 1 2 4 4 7 5 4 2 8 3 14 3v19h-100zM1157 233c-9 19-21 33-35 42s-31 14-50 14-36-4-51-13c-15-8-27-20-35-35s-12-32-12-51c0-21 4-40 13-56 9-17 21-31 36-40 16-10 33-15 52-15 15 0 29 4 41 10 12 7 21 17 28 29 7 13 10 27 10 44v13h-141v-20l97-2-5 9c0-14-2-25-5-34-2-9-6-16-11-20-5-5-12-8-19-8-9 0-17 4-24 10s-13 14-16 25c-4 11-6 24-6 39s3 28 8 39 12 19 22 25c9 6 21 9 34 9 10 0 20-2 30-6s19-11 27-20zM1355 72l-59-28v-14l59-30h18zM1373 233c0 4 0 8 2 10 1 2 4 4 7 6 3 1 8 2 14 4v18l-58 17h-19v-254l54-34zM1338 134c-8-11-15-19-23-23-7-5-15-7-25-7-11 0-21 3-30 10-9 6-15 15-20 27-4 12-7 26-7 42 0 15 2 28 6 39 4 10 10 19 18 25 8 5 17 8 28 8 6 0 13-2 20-5s13-7 19-12c6-6 12-12 16-20l5 14c-7 12-15 23-23 31-8 9-18 15-28 19-10 5-21 7-33 7-15 0-29-4-42-12-13-9-23-20-30-34-8-15-11-31-11-48 0-23 4-43 13-60 9-18 22-32 38-41 16-10 35-15 56-15 13 0 25 2 36 7 12 5 22 11 31 19zM1429 34c0-6 1-13 4-18s7-9 12-12 10-4 17-4c6 0 11 1 17 4 5 3 9 7 12 12s4 12 4 18-1 12-4 17-7 9-12 12c-6 3-11 4-17 4-7 0-12-1-17-4s-9-7-12-12-4-11-4-17zM1472 141l-59-23v-15l59-24h18zM1490 248c0 3 1 7 3 9 1 2 3 4 7 5 3 2 8 3 13 3v19h-100v-19c6 0 11-1 14-3 4-1 6-3 8-5 1-2 2-5 2-9v-138l53-31zM1628 289c-19 0-35-4-50-13-14-9-26-20-34-36-8-15-12-32-12-51 0-20 4-39 13-55 9-17 21-31 36-40 15-10 32-15 50-15s35 4 49 13c15 9 26 21 34 36 9 15 13 32 13 51 0 21-4 39-13 56-9 16-21 30-36 40-15 9-32 14-50 14zM1632 269c9 0 16-3 22-9 5-6 10-15 13-26 3-12 5-27 5-44 0-18-2-34-6-48-4-13-9-24-16-31-6-8-14-12-23-12s-16 3-22 9-10 15-14 27c-3 11-4 26-4 43 0 18 2 34 5 48 4 13 9 24 16 32 7 7 15 11 24 11z">
          <text:p/>
        </draw:path>
        <draw:path draw:style-name="gr1" draw:text-style-name="P1" draw:layer="layout" svg:width="1.539cm" svg:height="0.372cm" svg:x="17.199cm" svg:y="2.395cm" svg:viewBox="0 0 1540 373" svg:d="M31 56c-2-7-5-11-10-14s-12-5-21-6v-20h125v20c-10 1-17 2-21 4-5 3-8 6-9 11s-1 11 1 20l41 166-6 50h-33zM206 70l-75 217h-33l21-50 75-218h32zM187 70l7-51h32l70 218-7 50h-33zM324 71c3-9 3-15 2-20s-4-8-9-11c-4-2-12-3-21-4v-20h96v20c-9 1-16 3-21 6-4 3-8 7-10 14l-72 231h-33l21-50zM414 34c0-6 2-13 5-18 2-5 6-9 11-12s11-4 17-4 12 1 17 4 9 7 12 12 5 12 5 18-2 12-5 17-7 9-12 12-11 4-17 4-12-1-17-4-9-7-11-12c-3-5-5-11-5-17zM458 141l-59-23v-15l59-24h18zM476 248c0 3 1 7 2 9s4 4 7 5c5 2 9 3 15 3v19h-101v-19c6 0 11-1 14-3 3-1 6-3 7-5 2-2 2-5 2-9v-138l54-31zM596 79l-19 62-59-23v-15l59-24zM518 265c7 0 11-1 15-3 3-1 5-3 7-5 1-2 2-5 2-9v-138l54-31v169c0 4 0 7 2 9 1 2 4 4 7 5 3 2 8 3 14 3v19h-101zM645 265c6 0 11-1 14-3 4-1 6-3 7-5 2-2 2-5 2-9v-100c0-11-2-19-7-24-6-5-14-8-25-8-6 0-12 2-19 4s-13 6-19 10c-7 5-12 10-17 16v-16c7-10 15-19 23-26 9-8 19-14 29-18 10-5 20-7 30-7 19 0 33 5 43 15 10 11 15 26 15 45v109c0 4 1 7 2 9 2 2 4 4 8 5 3 2 8 3 14 3v19h-100zM925 232c0 7 1 12 3 17 2 4 6 7 11 9 6 2 13 3 22 3h22c12 0 22-2 31-6s17-10 24-19 14-20 20-35h21l-15 83h-231v-19c9-1 15-2 20-4 5-1 8-4 10-8s3-10 3-16v-172c0-7-1-13-3-16-2-4-5-7-10-9s-11-3-20-4v-20h92zM1046 93c-3-14-7-25-12-32-5-8-12-13-20-16s-19-5-32-5h-76v-24h160v77zM970 135c6 0 11-1 15-3 4-3 7-6 9-12 3-5 4-12 6-21h20v95h-20c-1-10-3-17-6-21-2-5-5-9-9-11-4-3-9-4-15-4h-64v-23zM1244 125c4-4 6-8 6-11s-2-6-5-7c-3-2-9-4-15-4v-19h78v19c-7 1-12 2-16 5-3 2-7 5-11 10l-61 74-15-15zM1122 118c-5-6-8-9-12-11-3-2-8-4-14-4v-19h110v19c-7 0-13 2-16 4-3 1-5 3-6 7 0 3 2 7 6 11l35 48 59 78c3 5 7 8 11 10 3 2 8 4 14 4v19h-110v-19c7 0 12-2 16-3 3-2 5-4 5-7 0-4-2-8-5-12l-36-51zM1156 243c-4 4-5 8-5 11s1 6 5 7c3 2 8 4 15 4v19h-79v-19c7-1 12-2 16-4 3-2 7-6 11-11l62-74 14 15zM1380 141l-58-23v-15l58-24h18zM1398 337c0 3 1 7 2 9 2 2 4 4 7 5 4 1 9 2 15 3v19h-100v-19c6-1 11-2 14-3s5-3 7-5c1-2 2-6 2-9v-227l53-31zM1373 136c7-12 14-22 22-31 9-8 19-15 28-19 11-5 22-7 33-7 15 0 29 4 42 13 13 8 23 19 31 33 7 15 11 31 11 48 0 23-5 43-13 61-9 17-22 31-38 41-17 9-35 14-57 14-12 0-24-2-36-7-12-4-22-11-30-20l13-28c8 11 16 19 23 24 7 4 16 6 25 6 12 0 22-3 31-9 8-7 15-16 19-28 5-12 8-26 8-42 0-15-2-28-6-38-5-11-11-20-19-25-7-6-17-9-27-9-7 0-14 2-21 5s-13 7-19 12c-6 6-11 12-15 20z">
          <text:p/>
        </draw:path>
        <draw:frame draw:style-name="gr3" draw:text-style-name="P4" draw:layer="layout" svg:width="0.369cm" svg:height="0.42cm" svg:x="13.832cm" svg:y="2.339cm">
          <draw:text-box>
            <text:p text:style-name="P2"><text:span text:style-name="T6">Δ</text:span></text:p>
          </draw:text-box>
        </draw:frame>
        <draw:frame draw:style-name="gr3" draw:text-style-name="P4" draw:layer="layout" svg:width="3.706cm" svg:height="0.501cm" svg:x="1.226cm" svg:y="3.353cm">
          <draw:text-box>
            <text:p text:style-name="P2"><text:span text:style-name="T3">Curiosida</text:span><text:span text:style-name="T3">d sola </text:span><text:span text:style-name="T3">(0.95)</text:span></text:p>
          </draw:text-box>
        </draw:frame>
        <draw:frame draw:style-name="gr3" draw:text-style-name="P4" draw:layer="layout" svg:width="0.942cm" svg:height="0.501cm" svg:x="8.575cm" svg:y="3.353cm">
          <draw:text-box>
            <text:p text:style-name="P2"><text:span text:style-name="T3">0.034</text:span></text:p>
          </draw:text-box>
        </draw:frame>
        <draw:frame draw:style-name="gr3" draw:text-style-name="P4" draw:layer="layout" svg:width="0.942cm" svg:height="0.501cm" svg:x="10.887cm" svg:y="3.353cm">
          <draw:text-box>
            <text:p text:style-name="P2"><text:span text:style-name="T3">0.205</text:span></text:p>
          </draw:text-box>
        </draw:frame>
        <draw:frame draw:style-name="gr3" draw:text-style-name="P4" draw:layer="layout" svg:width="1.153cm" svg:height="0.501cm" svg:x="13.832cm" svg:y="3.353cm">
          <draw:text-box>
            <text:p text:style-name="P2"><text:span text:style-name="T3">+0.036</text:span></text:p>
          </draw:text-box>
        </draw:frame>
        <draw:path draw:style-name="gr1" draw:text-style-name="P1" draw:layer="layout" svg:width="5.048cm" svg:height="0.438cm" svg:x="1.241cm" svg:y="4.47cm" svg:viewBox="0 0 5049 439" svg:d="M131 355c-24 0-47-5-67-17s-35-29-47-49-17-43-17-68c0-27 5-52 17-74 12-21 28-39 48-51 21-12 45-18 72-18 24 0 46 6 66 18s36 29 48 49c11 21 17 43 17 68 0 28-6 52-18 74-11 21-27 38-48 50s-44 18-71 18zM137 333c14 0 27-5 38-14 11-8 19-21 24-38 6-16 9-37 9-61s-3-45-10-63c-6-18-15-31-27-42-11-10-24-15-39-15s-28 5-39 13c-11 10-19 23-25 40-5 17-8 37-8 61s3 45 9 62c7 19 16 32 27 42 12 10 25 15 41 15zM117 69l26-69h59l-52 69zM350 207l-59-23v-15l59-24h17zM367 403c0 4 1 7 2 9 2 2 4 4 8 5 3 1 8 3 14 3v19h-100v-19c6 0 11-2 14-3s6-3 7-5 2-5 2-9v-226l53-32zM342 203c7-13 14-23 22-31 9-9 19-16 29-20 10-5 21-7 32-7 16 0 30 5 43 13 12 8 22 19 30 34 7 14 11 30 11 48 0 22-5 43-13 60-9 18-22 31-38 41-17 9-35 14-57 14-12 0-24-2-36-6-12-5-22-12-30-20l13-28c8 11 16 18 23 23 7 4 16 6 25 6 12 0 22-3 31-9 9-7 15-16 20-27 4-13 7-27 7-42s-2-28-6-39-10-19-18-25-17-9-28-9c-7 0-14 2-20 5-7 3-14 7-20 13-6 5-11 12-15 19zM528 161c10-3 18-7 25-11 7-5 12-10 17-16s9-14 14-24h24v74h-80zM608 297c0 7 1 13 5 17 3 4 9 7 16 10 8 2 18 4 30 4v19c-8 3-16 5-23 6-8 1-16 2-22 2-19 0-34-5-44-14-10-10-15-24-15-41v-133h53zM654 184h-66v-34h66zM695 99c0-6 1-12 4-16 3-6 7-10 12-13 5-2 10-4 17-4 6 0 12 2 17 4 5 3 9 7 12 13 3 4 4 10 4 16 0 7-1 13-4 18-3 6-7 9-12 12s-11 5-17 5c-7 0-12-2-17-5s-9-7-12-13c-3-5-4-11-4-17zM738 207l-59-23v-15l59-24h18zM756 314c0 4 1 7 3 9 1 3 3 4 7 6 3 1 8 2 14 3v18h-101v-18c6-1 11-2 15-3 3-2 5-3 7-6 1-2 2-5 2-9v-137l53-32zM875 145l-18 62-59-23v-15l59-24zM798 332c6-1 11-2 14-3 4-2 6-3 7-6 2-2 3-5 3-9v-137l53-32v169c0 4 1 7 2 9 2 3 4 4 7 6 4 1 8 2 14 3v18h-100zM921 332c6-1 11-2 14-3 3-2 6-3 7-6 2-2 2-5 2-9v-101c0-10-2-18-7-23s-13-7-23-7c-6 0-13 1-19 4-7 2-13 5-19 9s-12 9-16 14v-16c6-9 14-18 23-25s18-13 28-17c10-5 19-7 29-7 19 0 33 6 43 16 9 10 14 24 14 43v110c0 4 1 7 3 9 1 3 3 4 7 6 3 1 8 2 14 3v18h-100zM1044 332c6-1 11-2 14-3 3-2 6-3 7-6 2-2 2-5 2-9v-101c0-10-2-18-7-23-6-5-13-7-24-7-6 0-12 1-19 4-6 2-12 5-19 9-5 4-11 9-15 14v-16c6-9 14-18 23-25 8-7 18-13 28-17 10-5 19-7 28-7 19 0 34 6 43 16 10 10 15 24 15 43v110c0 4 1 7 3 9 1 3 3 4 7 6 3 1 8 2 14 3v18h-100zM1257 355c-19 0-35-4-50-12-14-9-26-21-34-36-8-16-12-33-12-52 0-20 4-38 13-55s21-30 36-40 32-15 50-15 36 5 50 14c15 8 26 20 34 35 9 15 13 33 13 52 0 20-4 38-13 55s-21 30-36 40c-15 9-33 14-51 14zM1261 335c9 0 16-3 23-9 5-6 10-14 13-26s5-26 5-44-2-34-6-47c-4-14-9-24-17-32-6-7-14-11-23-11s-16 3-22 9c-6 5-10 14-14 26-3 11-4 26-4 43 0 19 2 34 5 48 4 14 9 24 16 32 7 7 15 11 24 11zM1447 329c30-24 53-44 71-61s31-33 40-48c9-16 13-31 13-47 0-10-2-18-6-26-3-7-9-12-16-17-8-4-16-6-26-6-12 0-22 3-31 8s-18 13-26 23l-14-10c9-22 21-39 37-50 15-12 35-17 57-17 17 0 32 3 45 9 13 7 23 16 30 28 7 13 10 27 10 43 0 18-5 36-16 53s-26 33-46 49c-21 16-45 33-74 50v-10h140v50h-188zM1747 298c0 7 1 13 3 18 2 4 6 7 11 8 6 2 13 3 22 3h4v23h-132v-19c9 0 15-1 20-3s8-5 10-9 3-9 3-16v-172c0-7-1-13-3-17s-5-6-10-8c-5-3-11-4-20-4v-19h92zM1785 83c30 0 56 5 78 16 23 10 40 26 52 46 12 19 18 41 18 68 0 26-6 50-18 71s-28 37-49 49c-22 12-46 17-73 17h-66v-23h63c16 0 30-4 43-13 12-8 22-21 30-37 7-16 11-35 11-56 0-24-4-44-12-61-8-18-20-31-35-40-15-10-32-14-52-14h-48v-23zM2045 227c0-25 4-49 12-71 9-23 19-44 32-62s27-34 43-48h23c-20 28-36 58-47 89-10 31-16 62-16 92 0 31 6 62 16 92 11 31 27 61 47 89h-23c-16-14-30-30-43-48s-23-38-32-60c-8-23-12-47-12-73zM2407 165c-3-14-8-26-15-36-6-9-14-17-24-22-10-4-22-7-36-7-18 0-33 5-47 14-13 10-23 23-29 40-7 17-11 37-11 60 0 24 4 45 11 63s18 31 32 41c13 10 29 15 46 15 13 0 23-3 32-7 9-5 18-13 26-23 7-10 15-24 23-42h21l-12 69c-12 8-26 14-43 19-17 4-34 6-51 6-28 0-53-5-76-16-22-12-39-27-51-48-12-20-19-43-19-69 0-27 7-52 19-73 13-22 30-41 52-53s47-18 74-18c19 0 37 2 54 6 18 5 32 11 44 18v63zM2660 156v30h-185v-30zM2660 248v30h-185v-30zM2810 355c-21 0-41-5-57-17-17-12-30-28-39-49s-14-45-14-72c0-26 5-50 14-71s23-39 39-51c17-11 36-17 58-17s41 6 57 17c17 12 30 29 39 50s14 45 14 71c0 27-5 51-14 73-9 21-22 37-39 49s-36 17-58 17zM2819 330c9 0 17-3 23-9 7-7 12-17 15-29 4-13 6-28 6-47 0-27-3-51-9-73-5-21-12-38-22-50-9-13-19-19-32-19-8 0-16 3-22 10s-11 17-14 30c-4 12-5 27-5 46 0 27 2 52 7 73s13 38 22 50 19 18 31 18zM2949 319c0-6 1-12 4-17 4-5 8-9 13-12 5-4 11-5 17-5s12 1 17 5c6 3 10 7 13 12 3 6 5 11 5 17s-2 12-5 18c-3 5-7 9-13 12-5 3-11 4-17 4s-12-1-17-4-9-7-13-12c-3-6-4-12-4-18zM3065 339c42-12 74-31 96-56 22-26 33-58 33-95 0-17-2-32-7-45-4-13-11-23-19-30-7-7-17-11-27-11-9 0-18 3-24 8-7 4-13 12-16 20-4 9-6 19-6 30 0 12 2 23 7 33 4 9 11 16 19 21s18 8 29 8c9 0 18-2 26-6 9-4 16-10 23-18l1 18c-9 13-20 23-33 30s-28 10-43 10c-16 0-30-3-43-10-12-7-22-17-29-30-7-12-11-26-11-41 0-18 4-34 13-49 9-16 22-27 38-36 15-8 33-12 53-12 21 0 40 4 56 14 17 9 30 22 38 41 10 17 14 36 14 59 0 28-7 54-22 76-14 23-35 41-63 56-27 15-60 26-98 31zM3274 286c9 13 20 24 32 30 12 7 25 10 40 10 11 0 20-2 29-5 8-3 15-8 19-15 5-6 7-14 7-23 0-11-4-21-12-29-7-8-19-15-36-19-16-6-36-9-62-11l27-141h134v51h-132l14-6-11 54-10-12c47 3 83 13 108 30 24 16 36 39 36 68 0 18-4 33-13 46-8 13-20 23-35 30-16 8-33 11-53 11-24 0-44-5-60-14-17-10-29-25-37-45zM3475 393c11-2 22-5 31-11s16-13 22-22c5-9 7-19 7-30h6c0 8-2 13-7 17-4 4-10 6-17 6-6 0-12-1-17-4s-9-7-13-12c-3-6-4-12-4-18s1-12 4-17c4-5 8-9 13-12 5-4 11-5 17-5 8 0 15 2 20 6 6 4 11 9 14 16 4 7 5 15 5 23 0 15-3 29-10 41s-17 21-30 29c-12 8-26 12-41 13zM3734 303c0 7 1 12 3 16s6 7 10 9c5 2 12 3 21 3v19h-125v-19c9 0 15-1 20-3s8-5 10-9 3-9 3-16v-172c0-7-1-13-3-16-2-5-5-7-10-9-5-3-11-4-20-4v-19h91zM3856 159c-3-14-7-24-12-32-5-7-12-13-20-16-8-4-19-5-32-5h-76v-23h160v76zM3780 205c6 0 11-1 15-3s7-6 9-11 4-12 6-21h20v94h-20c-2-9-4-16-6-21s-5-9-9-11-9-3-15-3h-64v-24zM4095 156v30h-185v-30zM4095 248v30h-185v-30zM4245 355c-21 0-41-5-58-17-16-12-29-28-38-49s-14-45-14-72c0-26 5-50 14-71s22-39 39-51c17-11 36-17 58-17s41 6 57 17c17 12 30 29 39 50s14 45 14 71c0 27-5 51-14 73-9 21-23 37-39 49-17 12-36 17-58 17zM4254 330c9 0 17-3 23-9 7-7 12-17 15-29 4-13 6-28 6-47 0-27-3-51-9-73-5-21-12-38-22-50-9-13-19-19-32-19-8 0-16 3-22 10-7 7-11 17-15 30-3 12-4 27-4 46 0 27 2 52 7 73s13 38 22 50 19 18 31 18zM4384 319c0-6 1-12 4-17 4-5 8-9 13-12 5-4 11-5 17-5s12 1 17 5c6 3 10 7 13 12 3 6 5 11 5 17s-2 12-5 18c-3 5-7 9-13 12-5 3-11 4-17 4s-12-1-17-4-9-7-13-12c-3-6-4-12-4-18zM4478 329c29-24 53-44 70-61 18-17 32-33 40-48 9-16 14-31 14-47 0-10-2-18-6-26-4-7-10-12-17-17-7-4-16-6-26-6-11 0-22 3-31 8s-18 13-26 23l-14-10c9-22 21-39 37-50 16-12 35-17 57-17 18 0 33 3 46 9 13 7 23 16 29 28 7 13 11 27 11 43 0 18-6 36-17 53s-26 33-46 49-45 33-74 50v-10h140v50h-187zM4800 355c-22 0-41-5-58-17-16-12-29-28-38-49-10-21-14-45-14-72 0-26 4-50 14-71 9-21 22-39 39-51 16-11 36-17 58-17 21 0 40 6 57 17 17 12 30 29 39 50s14 45 14 71c0 27-5 51-15 73-9 21-22 37-39 49s-36 17-57 17zM4809 330c9 0 16-3 23-9 7-7 12-17 15-29 3-13 5-28 5-47 0-27-2-51-8-73-5-21-12-38-22-50-9-13-20-19-32-19-9 0-16 3-23 10-6 7-11 17-14 30-3 12-5 27-5 46 0 27 3 52 8 73s12 38 21 50 20 18 32 18zM5049 227c0 26-4 50-12 73-9 22-19 42-32 60s-27 34-42 48h-25c21-28 37-58 48-89 11-30 16-61 16-92 0-30-5-61-16-92s-27-61-48-89h25c15 14 29 30 42 48s23 39 32 62c8 22 12 46 12 71z">
          <text:p/>
        </draw:path>
        <draw:path draw:style-name="gr1" draw:text-style-name="P1" draw:layer="layout" svg:width="0.989cm" svg:height="0.276cm" svg:x="8.588cm" svg:y="4.548cm" svg:viewBox="0 0 990 277" svg:d="M110 277c-22 0-41-5-58-17-16-12-29-28-38-49s-14-45-14-72c0-26 5-50 14-71s22-38 39-50c17-11 36-18 58-18 21 0 41 7 57 18 17 12 30 28 39 49s14 45 14 71c0 27-5 51-14 73-10 21-23 37-39 49-17 12-37 17-58 17zM119 252c9 0 17-3 23-9 7-7 12-17 15-29 4-13 6-28 6-47 0-27-3-51-9-73-5-21-12-38-22-50-9-12-20-18-32-18-9 0-16 3-22 10-7 6-11 16-15 29-3 12-5 27-5 46 0 27 3 52 8 73s12 38 22 50c9 12 19 18 31 18zM249 241c0-6 1-12 4-17s8-9 13-12c5-4 11-5 17-5s12 1 17 5c5 3 10 7 13 12 3 6 5 11 5 17s-2 12-5 18c-3 5-8 9-13 12s-11 4-17 4-12-1-17-4-10-7-13-12c-3-6-4-12-4-18zM455 277c-22 0-41-5-58-17-16-12-29-28-38-49-10-21-14-45-14-72 0-26 4-50 14-71 9-21 22-38 39-50 16-11 36-18 58-18 21 0 40 7 57 18 17 12 30 28 39 49s14 45 14 71c0 27-5 51-15 73-9 21-22 37-39 49s-36 17-57 17zM464 252c9 0 16-3 23-9 7-7 12-17 15-29 3-13 5-28 5-47 0-27-2-51-8-73-5-21-12-38-22-50-9-12-20-18-32-18-9 0-16 3-22 10-7 6-12 16-15 29-3 12-5 27-5 46 0 27 3 52 8 73s12 38 21 50c10 12 20 18 32 18zM591 251c30-24 53-44 71-61s31-33 40-48c9-16 13-31 13-47 0-10-2-18-6-26-3-7-9-12-16-17-8-4-16-6-26-6-12 0-22 3-31 8s-18 13-27 23l-13-10c9-22 21-38 37-49 15-13 35-18 57-18 17 0 32 3 45 10s23 16 30 28 10 26 10 42c0 18-5 36-16 53s-26 33-46 49c-21 16-45 33-74 50v-10h140v50h-188zM802 251c30-24 53-44 71-61s31-33 40-48c9-16 13-31 13-47 0-10-2-18-6-26-4-7-9-12-16-17-8-4-16-6-26-6-12 0-22 3-31 8s-18 13-27 23l-13-10c8-22 21-38 37-49 15-13 34-18 57-18 17 0 32 3 45 10s23 16 30 28 10 26 10 42c0 18-5 36-16 53s-26 33-47 49c-20 16-44 33-73 50v-10h140v50h-188z">
          <text:p/>
        </draw:path>
        <draw:path draw:style-name="gr1" draw:text-style-name="P1" draw:layer="layout" svg:width="0.979cm" svg:height="0.276cm" svg:x="10.9cm" svg:y="4.548cm" svg:viewBox="0 0 980 277" svg:d="M111 277c-22 0-41-5-58-17s-30-28-39-49-14-45-14-72c0-26 5-50 14-71 10-21 23-38 39-50 17-11 36-18 58-18s41 7 58 18c16 12 29 28 39 49 9 21 14 45 14 71 0 27-5 51-15 73-9 21-22 37-39 49s-36 17-57 17zM120 252c8 0 16-3 23-9 6-7 11-17 15-29 3-13 5-28 5-47 0-27-3-51-8-73-5-21-13-38-22-50s-20-18-32-18c-9 0-17 3-23 10-6 6-11 16-14 29-3 12-5 27-5 46 0 27 2 52 8 73 5 21 12 38 21 50s20 18 32 18zM249 241c0-6 2-12 5-17s7-9 12-12c6-4 11-5 17-5 7 0 12 1 17 5 6 3 10 7 13 12 3 6 5 11 5 17s-2 12-5 18c-3 5-7 9-13 12-5 3-10 4-17 4-6 0-11-1-17-4-5-3-9-7-12-12-3-6-5-12-5-18zM343 251c30-24 54-44 72-61s31-33 40-48c9-16 13-31 13-47 0-10-2-18-6-26-4-7-9-12-17-17-7-4-16-6-25-6-12 0-22 3-31 8-10 5-18 13-27 23l-14-10c9-22 22-38 37-49 16-13 35-18 58-18 17 0 32 3 45 10s23 16 30 28 10 26 10 42c0 18-5 36-16 53s-27 33-47 49-45 33-74 50v-10h140v50h-188zM726 17c-24 8-45 20-62 34-16 15-29 32-38 52-8 19-13 41-13 65 0 17 3 32 7 45 4 12 11 22 19 29s17 10 28 10c9 0 18-2 24-6 7-5 12-11 16-20s6-19 6-30c0-12-3-23-7-32-5-10-11-17-20-22-8-5-17-8-28-8-10 0-18 2-27 6-8 4-15 10-22 18l-1-19c9-12 20-22 33-29s27-10 42-10c16 0 30 3 43 10s23 17 30 29c7 13 11 27 11 42 0 18-5 34-14 49s-21 26-37 35c-15 8-33 12-52 12-22 0-42-5-58-14-17-10-29-23-38-40s-13-36-13-59c0-27 7-52 20-75s32-42 57-57 54-25 88-32zM797 208c9 13 20 24 32 30 12 7 25 10 40 10 11 0 21-2 29-5 9-4 15-10 20-18 4-7 6-16 6-27 0-12-3-23-10-32-7-8-17-15-31-19-13-5-29-8-48-8v-21c16-1 29-3 39-6 11-4 19-9 24-15 5-7 7-14 7-24 0-5-1-11-4-16-3-4-7-8-13-11-5-2-11-4-18-4-11 0-22 3-31 8-10 5-19 13-28 24l-14-10c8-21 20-37 36-47 16-12 34-17 55-17 15 0 27 2 38 8 11 5 19 12 25 21 6 8 10 18 10 30 0 11-4 21-10 30-7 9-16 16-28 22-12 7-27 12-46 16l6-11c21 2 38 6 52 13 15 7 26 15 33 26 8 11 12 24 12 39s-4 30-13 42c-8 13-20 24-36 31-15 7-32 10-51 10-25 0-46-5-62-14-15-10-27-25-35-45z">
          <text:p/>
        </draw:path>
        <draw:path draw:style-name="gr1" draw:text-style-name="P1" draw:layer="layout" svg:width="1.254cm" svg:height="0.276cm" svg:x="13.857cm" svg:y="4.548cm" svg:viewBox="0 0 1255 277" svg:d="M107 46v186h-29v-186zM185 124v30h-185v-30zM335 277c-21 0-41-5-58-17-16-12-29-28-38-49s-14-45-14-72c0-26 5-50 14-71s22-38 39-50c17-11 36-18 58-18s41 7 57 18c17 12 30 28 39 49s14 45 14 71c0 27-5 51-14 73-9 21-23 37-39 49-17 12-36 17-58 17zM344 252c9 0 17-3 23-9 7-7 12-17 15-29 4-13 6-28 6-47 0-27-3-51-9-73-5-21-12-38-22-50-9-12-19-18-32-18-8 0-16 3-22 10-7 6-11 16-15 29-3 12-4 27-4 46 0 27 2 52 7 73s12 38 22 50c9 12 19 18 31 18zM474 241c0-6 1-12 4-17 4-5 8-9 13-12 5-4 11-5 17-5s12 1 17 5c6 3 10 7 13 12 3 6 5 11 5 17s-2 12-5 18c-3 5-7 9-13 12-5 3-11 4-17 4s-12-1-17-4-9-7-13-12c-3-6-4-12-4-18zM681 277c-22 0-41-5-58-17-16-12-29-28-38-49-10-21-14-45-14-72 0-26 4-50 14-71 9-21 22-38 39-50 17-11 36-18 58-18 21 0 40 7 57 18 17 12 30 28 39 49s14 45 14 71c0 27-5 51-14 73-10 21-23 37-40 49s-36 17-57 17zM690 252c9 0 16-3 23-9 7-7 12-17 15-29 4-13 5-28 5-47 0-27-2-51-8-73-5-21-12-38-22-50-9-12-20-18-32-18-9 0-16 3-22 10-7 6-11 16-15 29-3 12-5 27-5 46 0 27 3 52 8 73s12 38 22 50c9 12 19 18 31 18zM825 208c9 13 20 24 32 30 12 7 25 10 40 10 11 0 20-2 29-5 8-3 15-8 19-15 5-6 7-14 7-23 0-11-4-21-12-29-7-8-19-15-36-19-16-6-36-9-62-11l27-141h134v51h-132l14-6-11 54-10-12c47 3 84 13 108 30 24 16 36 39 36 68 0 18-4 33-13 46-8 13-20 23-35 30-16 8-33 11-53 11-24 0-44-5-60-14-17-10-29-25-37-45zM1118 251c9 0 16-1 20-3 4-1 7-4 9-7 1-4 2-9 2-16v-173h3l-92 123v-10h195v33h-223v-24l129-172h46v223c0 7 1 12 2 16 2 3 4 6 8 7 5 2 12 3 21 3v21h-120z">
          <text:p/>
        </draw:path>
        <draw:path draw:style-name="gr1" draw:text-style-name="P1" draw:layer="layout" svg:width="0.877cm" svg:height="0.276cm" svg:x="17.203cm" svg:y="4.548cm" svg:viewBox="0 0 878 277" svg:d="M24 261c43-12 75-31 96-56 23-26 34-58 34-95 0-17-3-32-8-45-4-13-10-23-18-29-8-7-17-11-28-11-9 0-17 3-24 8-7 4-13 11-16 19-4 9-6 19-6 30 0 12 3 23 7 33 5 9 11 16 19 21 9 5 18 8 29 8 9 0 18-2 26-6 9-4 17-10 24-18v18c-9 13-20 23-33 30s-27 10-42 10c-16 0-31-3-43-10-13-7-23-17-30-30-7-12-11-26-11-41 0-18 5-34 14-49s21-26 37-35 33-13 53-13c22 0 40 4 57 15 16 9 29 22 38 40 9 17 14 36 14 59 0 28-8 54-22 76-15 23-36 41-63 56-28 15-60 26-98 31zM239 241c0-6 1-12 4-17 4-5 8-9 13-12 5-4 11-5 17-5s12 1 17 5c6 3 10 7 13 12 3 6 5 11 5 17s-2 12-5 18c-3 5-7 9-13 12-5 3-11 4-17 4s-12-1-17-4-9-7-13-12c-3-6-4-12-4-18zM333 251c29-24 53-44 70-61 18-17 32-33 41-48 8-16 13-31 13-47 0-10-2-18-6-26-4-7-10-12-17-17-7-4-16-6-26-6-11 0-22 3-31 8s-18 13-26 23l-14-10c9-22 21-38 37-49 16-13 35-18 57-18 18 0 33 3 46 10s23 16 29 28c7 12 11 26 11 42 0 18-6 36-17 53-10 17-26 33-46 49s-45 33-74 50v-10h140v50h-187zM617 0c14 0 26 3 36 10 11 6 20 15 26 26 7 11 10 23 10 36s-3 26-10 37c-6 10-15 19-26 25-10 6-22 9-36 9-13 0-25-3-36-9s-20-15-26-25c-6-11-9-24-9-37 0-14 3-25 9-36s15-20 26-26c11-7 23-10 36-10zM617 22c-7 0-13 2-18 6s-9 10-12 17c-3 8-5 17-5 27 0 11 2 20 5 27 3 8 7 13 12 17s11 6 18 6 13-2 18-6 9-9 12-17c3-7 5-16 5-27 0-10-2-19-5-27-3-7-7-13-12-17s-11-6-18-6zM641 272h-25l156-249 3 3h-117l-32-21h171v18zM807 277c-14 0-26-3-37-9s-21-15-27-25c-6-11-9-24-9-37s3-25 9-36 16-19 27-26c11-6 23-9 37-9 13 0 25 3 35 9 11 7 20 15 26 26 7 11 10 23 10 36s-3 26-10 37c-6 10-15 19-26 25-10 6-22 9-35 9zM807 256c6 0 12-2 17-6 6-4 10-9 12-17 3-8 5-16 5-27 0-10-2-19-5-27-2-8-6-13-12-17-5-4-11-6-17-6-7 0-14 2-19 6s-9 9-12 17-5 17-5 27c0 11 2 19 5 27s7 13 12 17 12 6 19 6z">
          <text:p/>
        </draw:path>
        <draw:frame draw:style-name="gr3" draw:text-style-name="P4" draw:layer="layout" svg:width="0.828cm" svg:height="0.501cm" svg:x="17.194cm" svg:y="3.353cm">
          <draw:text-box>
            <text:p text:style-name="P2"><text:span text:style-name="T3">3.3%</text:span></text:p>
          </draw:text-box>
        </draw:frame>
        <draw:frame draw:style-name="gr2" draw:text-style-name="P3" draw:layer="layout" svg:width="18.972cm" svg:height="0.577cm" svg:x="0.988cm" svg:y="6.199cm">
          <draw:text-box>
            <text:p text:style-name="P2"><text:span text:style-name="T1">Agregar </text:span><text:span text:style-name="T1">frustraci</text:span><text:span text:style-name="T1">ón </text:span><text:span text:style-name="T1">sintética </text:span><text:span text:style-name="T1">leve </text:span><text:span text:style-name="T1">(F=0.20 = </text:span><text:span text:style-name="T1">"tensión </text:span><text:span text:style-name="T1">casi </text:span><text:span text:style-name="T1">neutral") </text:span><text:span text:style-name="T1">a </text:span><text:span text:style-name="T1">máxima </text:span><text:span text:style-name="T1">curiosid</text:span><text:span text:style-name="T1">ad </text:span><text:span text:style-name="T1">produce</text:span></text:p>
          </draw:text-box>
        </draw:frame>
        <draw:frame draw:style-name="gr2" draw:text-style-name="P3" draw:layer="layout" svg:width="17.964cm" svg:height="0.577cm" svg:x="0.988cm" svg:y="6.834cm">
          <draw:text-box>
            <text:p text:style-name="P2"><text:span text:style-name="T1">un p-</text:span><text:span text:style-name="T1">valor </text:span><text:span text:style-name="T1">más </text:span><text:span text:style-name="T1">bajo, </text:span><text:span text:style-name="T1">mayor </text:span><text:span text:style-name="T1">tamaño </text:span><text:span text:style-name="T1">de </text:span><text:span text:style-name="T1">efecto y </text:span><text:span text:style-name="T1">mayor </text:span><text:span text:style-name="T1">tasa de </text:span><text:span text:style-name="T1">victorias. </text:span><text:span text:style-name="T1">La </text:span><text:span text:style-name="T1">fricción </text:span><text:span text:style-name="T1">mínima</text:span></text:p>
          </draw:text-box>
        </draw:frame>
        <draw:frame draw:style-name="gr2" draw:text-style-name="P3" draw:layer="layout" svg:width="18.785cm" svg:height="0.577cm" svg:x="0.988cm" svg:y="7.469cm">
          <draw:text-box>
            <text:p text:style-name="P2"><text:span text:style-name="T1">focaliza </text:span><text:span text:style-name="T1">el </text:span><text:span text:style-name="T1">esfuerzo </text:span><text:span text:style-name="T1">explorat</text:span><text:span text:style-name="T1">orio — </text:span><text:span text:style-name="T1">similar al </text:span><text:span text:style-name="T1">concept</text:span><text:span text:style-name="T1">o de </text:span><text:span text:style-name="T1">"diﬁculta</text:span><text:span text:style-name="T1">des </text:span><text:span text:style-name="T1">deseable</text:span><text:span text:style-name="T1">s" en </text:span><text:span text:style-name="T1">teoría </text:span><text:span text:style-name="T1">del</text:span></text:p>
          </draw:text-box>
        </draw:frame>
        <draw:path draw:style-name="gr1" draw:text-style-name="P1" draw:layer="layout" svg:width="12.307cm" svg:height="0.43cm" svg:x="0.998cm" svg:y="9.395cm" svg:viewBox="0 0 12308 431" svg:d="M0 304c10 0 17-1 23-4 5-2 9-5 11-10 3-4 4-10 4-18v-197c0-8-1-14-4-19-2-4-6-7-11-10-6-2-13-3-23-3v-23h143v23c-10 0-18 2-24 4-5 2-9 5-11 9-2 5-4 11-4 19v197c0 8 2 14 4 18 2 5 6 8 11 10 6 3 14 4 24 4v22h-143zM256 181h-172v-26h172zM197 304c9 0 17-1 22-4 6-2 9-5 12-10 2-4 3-10 3-18v-197c0-8-1-14-3-19-3-4-6-7-12-9-5-2-13-4-22-4v-23h142v23c-10 0-18 2-23 4-6 2-10 5-12 9-2 5-3 11-3 19v197c0 8 1 14 3 18 2 5 6 8 12 10 5 3 13 4 23 4v22h-142zM582 323c-6 3-12 4-19 6-6 1-12 2-18 2-17 0-29-4-38-12-8-9-13-21-13-37v-129c0-13-3-23-8-31-6-6-15-10-27-10-11 0-19 3-25 10-7 7-10 16-10 27v27h-42c-4-3-8-6-10-11-3-5-4-11-4-16 0-11 4-20 12-29s19-16 33-21 29-8 46-8c20 0 37 3 51 9 15 7 26 16 34 28 7 12 11 27 11 44v108c0 5 1 9 2 12 2 2 5 4 9 6 3 2 9 3 16 4zM504 286c-10 16-22 27-36 35-13 7-28 11-45 11-11 0-22-3-32-7-9-5-16-12-21-21s-8-19-8-30c0-18 5-31 16-42 10-12 25-20 46-26l87-25v21l-57 17c-12 4-20 9-25 15-5 7-7 15-7 26 0 6 1 12 4 17 2 5 6 8 12 11 5 3 10 5 17 5 9 0 17-3 26-7 9-5 16-12 23-20zM668 83l-68-32v-16l68-33h20zM688 285c0 4 1 8 2 10 2 3 5 5 8 7 4 1 10 2 17 3v21h-115v-21c7-1 13-2 16-3 4-2 7-4 9-7 1-2 2-6 2-10v-247l61-36zM803 83l-67-32v-16l67-33h21zM824 285c0 4 0 8 2 10 2 3 4 5 8 7 4 1 10 2 17 3v21h-115v-21c7-1 12-2 16-3 4-2 7-4 8-7 2-2 3-6 3-10v-247l61-36zM1092 323c-6 3-12 4-18 6-7 1-13 2-19 2-16 0-29-4-38-12-8-9-12-21-12-37v-129c0-13-3-23-9-31-6-6-15-10-27-10-10 0-19 3-25 10s-9 16-9 27v27h-43c-4-3-8-6-10-11s-3-11-3-16c0-11 4-20 12-29s19-16 32-21c14-5 30-8 46-8 20 0 37 3 52 9 14 7 25 16 33 28s11 27 11 44v108c0 5 1 9 3 12 1 2 4 4 8 6 3 2 9 3 16 4zM1014 286c-10 16-22 27-36 35-13 7-28 11-44 11-12 0-23-3-32-7-10-5-17-12-22-21s-8-19-8-30c0-18 6-31 16-42 10-12 26-20 46-26l87-25v21l-57 17c-11 4-20 9-25 15-5 7-7 15-7 26 0 6 1 12 4 17s7 8 12 11 11 5 17 5c9 0 17-3 26-7 9-5 17-12 23-20zM1193 122c-11 0-20 1-26 4-6 2-11 7-16 15-4 7-8 17-11 31h-26v-76h168v25zM1164 326h-57v-19l149-211h57v19zM1230 300c10 0 18-2 25-5 8-4 14-10 20-18s11-20 15-34h26l-12 83h-165v-24zM1501 114c11-4 20-8 27-10 6-3 12-5 16-6 5-1 9-1 13-1h13v38h-69zM1446 91c19 0 35 3 50 10 14 7 25 16 33 28s12 25 12 40-4 30-13 43c-8 13-20 23-35 31-15 7-32 11-49 11-19 0-35-4-50-10-14-7-25-16-33-28-9-12-13-25-13-40s5-30 14-43c8-13 20-23 35-30 15-8 31-12 49-12zM1443 113c-12 0-21 4-28 14-6 10-9 23-9 41 0 13 1 24 5 33 3 10 8 17 15 23 6 5 13 8 21 8 12 0 21-5 27-14 6-10 9-23 9-42 0-12-1-23-5-33-3-9-8-17-14-22-6-6-13-8-21-8zM1410 337c-13 0-23 3-31 9-7 7-11 15-11 26 0 8 3 14 8 20s12 10 22 13 21 5 34 5h15c14 0 27-2 38-5 11-4 20-9 26-16 6-6 9-14 9-22 0-9-3-16-9-20-6-5-15-7-26-7h-102v-11c-12 0-22-4-30-11-8-8-12-18-12-31 0-10 3-19 8-26 5-9 12-16 21-20 10-5 21-8 34-9l6 16c-10 0-17 2-22 5s-8 9-8 15 2 11 5 14c4 3 9 4 16 4h97c14 0 27 3 38 8 10 5 19 12 25 22 5 9 8 21 8 34 0 15-5 28-16 40-11 13-25 22-44 29-19 8-40 12-62 12h-15c-21 0-39-3-55-8-16-4-29-11-38-19s-14-17-14-28c0-9 3-17 10-25 6-9 15-15 26-20s22-7 35-7h21v13zM1698 332c-21 0-40-5-57-14-17-10-30-24-39-41-9-18-14-39-14-61 0-23 5-43 15-63 10-19 24-34 41-45 18-11 36-17 57-17s40 5 57 15c16 10 29 24 38 41 10 18 15 37 15 59 0 23-5 44-16 64-10 19-23 34-40 45-18 11-37 17-57 17zM1702 309c10 0 19-4 26-10 6-7 11-17 14-30 4-15 5-31 5-51 0-21-2-39-6-54-4-16-10-28-18-37-7-8-16-13-26-13s-19 4-26 11c-6 6-12 16-15 29-3 14-5 30-5 50 0 21 2 39 6 56 4 15 10 28 18 36 8 9 17 13 27 13zM2173 114c-3-17-9-30-16-41s-17-19-29-24c-11-6-24-9-40-9-21 0-38 6-53 16-15 11-27 26-35 45-8 20-12 42-12 69s4 51 13 72c8 21 20 36 36 47 15 11 33 17 53 17 14 0 26-3 37-8 10-5 20-14 29-26 9-11 18-28 26-49h24l-14 80c-13 9-29 16-48 21s-39 8-59 8c-32 0-61-7-86-19-25-13-45-31-59-54-14-25-21-51-21-81 0-31 7-59 21-84 15-25 34-44 59-58 26-14 54-21 85-21 22 0 42 3 62 8s37 11 50 20v71zM2319 200v-46h386v46zM2917 266c0 9 1 15 4 20s7 8 13 11c6 2 15 3 25 3h25c14 0 25-2 35-7 10-4 19-12 28-22 8-10 16-24 23-40h24l-17 95h-264v-22c9 0 17-1 22-4 6-2 10-5 12-10 2-4 3-10 3-18v-197c0-8-1-14-3-19-2-4-6-7-12-10-5-2-13-3-22-3v-23h104zM3056 106c-4-15-9-27-14-36-6-8-13-14-22-18-10-3-22-5-37-5h-87v-27h183v86zM2969 155c7 0 13-1 18-4 4-2 8-7 11-13 2-5 4-13 6-24h22v108h-22c-2-10-4-18-7-24s-6-10-10-13c-5-2-11-4-18-4h-73v-26zM3182 83l-67-32v-16l67-33h21zM3203 285c0 4 0 8 2 10 2 3 4 5 8 7 4 1 10 2 17 3v21h-115v-21c7-1 12-2 16-3 4-2 7-4 8-7 2-2 3-6 3-10v-247l61-36zM3589 114c-3-17-9-30-16-41s-17-19-29-24c-11-6-24-9-40-9-21 0-38 6-53 16-16 11-27 26-35 45-8 20-12 42-12 69s4 51 12 72c9 21 21 36 37 47 15 11 33 17 53 17 14 0 26-3 37-8 10-5 20-14 29-26 9-11 18-28 26-49h24l-14 80c-13 9-29 16-48 21s-39 8-59 8c-32 0-61-7-86-19-25-13-45-31-59-54-14-25-21-51-21-81 0-31 7-59 21-84 15-25 34-44 59-58 26-14 54-21 85-21 21 0 42 3 62 8s37 11 50 20v71zM3759 332c-21 0-40-5-56-14-17-10-30-24-40-41-9-18-13-39-13-61 0-23 5-43 15-63 10-19 23-34 41-45 17-11 36-17 57-17s40 5 56 15c17 10 30 24 39 41 10 18 14 37 14 59 0 23-5 44-15 64-10 19-24 34-41 45s-36 17-57 17zM3764 309c10 0 18-4 25-10 7-7 12-17 15-30 3-15 5-31 5-51 0-21-2-39-7-54-4-16-10-28-17-37-8-8-17-13-27-13s-18 4-25 11c-7 6-12 16-16 29-3 14-5 30-5 50 0 21 2 39 7 56 4 15 10 28 18 36 8 9 17 13 27 13zM3982 91l-20 71-68-27v-17l68-27zM3894 305c7-1 13-2 16-3 4-2 7-4 9-7 1-2 2-6 2-10v-158l61-36v194c0 4 1 8 2 10 2 3 5 5 8 7 4 1 10 2 17 3v21h-115zM4039 305c7-1 12-2 16-3 4-2 7-4 8-7 2-2 3-6 3-10v-115c0-12-3-21-10-27-6-6-14-10-27-10-7 0-14 2-22 5-7 3-15 7-22 12s-13 11-19 17v-18c7-11 16-21 26-30 11-9 22-15 34-20 11-5 22-8 33-8 22 0 38 6 50 18 11 12 17 28 17 50v126c0 4 1 8 3 10 1 3 4 5 8 7 4 1 9 2 16 3v21h-114zM4162 109c12-4 21-9 29-13 7-5 13-11 19-18 5-7 11-16 15-27h27v84h-90zM4252 266c0 7 2 14 6 18 5 5 11 9 20 12s20 4 33 5v21c-8 3-17 6-26 7-9 2-17 3-25 3-22 0-38-6-50-17s-18-26-18-47v-152h60zM4306 135h-76v-38h76zM4402 162l-67-27v-17l67-27h20zM4422 283c0 5 1 9 3 12s6 5 10 7c4 1 11 2 19 3v21h-119v-21c7-1 12-2 16-3 4-2 7-4 8-7 2-2 3-6 3-10v-158l60-36zM4415 171c9-17 16-31 23-42 8-12 15-21 22-27 8-7 15-11 23-11 3 0 6 1 8 2 3 1 6 2 7 4v55h-12c-11 0-21 2-29 4s-15 6-22 12c-7 5-13 12-20 21zM4624 332c-21 0-40-5-57-14-16-10-29-24-39-41-9-18-14-39-14-61 0-23 5-43 15-63 10-19 24-34 42-45 17-11 36-17 56-17 22 0 41 5 57 15 17 10 29 24 39 41 9 18 14 37 14 59 0 23-5 44-15 64-10 19-24 34-41 45-18 11-36 17-57 17zM4628 309c11 0 19-4 26-10 6-7 11-17 15-30 3-15 5-31 5-51 0-21-3-39-7-54-4-16-10-28-18-37-7-8-16-13-26-13s-19 4-25 11c-7 6-12 16-16 29-3 14-5 30-5 50 0 21 2 39 6 56 5 15 11 28 18 36 8 9 18 13 27 13zM4825 83l-68-32v-16l68-33h20zM4845 285c0 4 1 8 2 10 2 3 5 5 8 7 4 1 10 2 17 3v21h-115v-21c7-1 13-2 16-3 4-2 7-4 9-7 1-2 2-6 2-10v-247l61-36zM5042 272c0 8 1 14 3 18 2 5 6 8 11 10 5 3 13 4 23 4v22h-109v-22c10 0 18-1 23-4 6-2 9-5 12-10 2-4 3-10 3-18v-197c0-8-1-14-3-19-3-4-6-7-12-9-5-2-13-4-23-4v-23h75l-3 45zM5248 329l-222-235 19-74 223 235zM5311 43c-10 0-18 2-23 4s-9 5-11 9c-2 5-3 11-3 19v254h-26l-8-44v-210c0-8-1-14-4-19-2-4-6-7-12-9-5-2-12-4-22-4v-23h109zM5528 268c-10 21-23 37-40 48-16 10-35 16-57 16s-41-5-59-14c-17-10-30-23-39-41-10-17-14-38-14-60 0-23 5-44 15-64 10-19 24-34 42-45 17-11 37-17 58-17 18 0 34 4 47 12 14 8 25 19 32 33 8 14 12 31 12 49v16h-161v-23l111-3-6 11c0-16-2-28-5-39-3-10-8-18-14-23-6-6-13-9-21-9-11 0-20 4-28 11s-14 17-18 29c-5 13-7 27-7 44 0 18 3 33 9 45 6 13 14 23 25 30s24 10 39 10c12 0 24-2 35-7s21-12 31-23zM5715 114c11-4 20-8 27-10 6-3 12-5 16-6 5-1 9-1 13-1h13v38h-69zM5660 91c19 0 35 3 50 10 14 7 25 16 33 28s12 25 12 40-4 30-13 43c-8 13-20 23-35 31-15 7-31 11-49 11-19 0-35-4-50-10-14-7-25-16-33-28-9-12-12-25-12-40s4-30 13-43 20-23 35-30c15-8 31-12 49-12zM5657 113c-12 0-21 4-28 14-6 10-9 23-9 41 0 13 1 24 5 33 3 10 8 17 15 23 6 5 13 8 21 8 12 0 21-5 27-14 6-10 10-23 10-42 0-12-2-23-6-33-3-9-8-17-14-22-6-6-13-8-21-8zM5624 337c-13 0-23 3-31 9-7 7-11 15-11 26 0 8 3 14 8 20s12 10 22 13 21 5 34 5h15c15 0 27-2 38-5 11-4 20-9 26-16 6-6 9-14 9-22 0-9-3-16-9-20-6-5-15-7-26-7h-102v-11c-12 0-22-4-30-11-8-8-12-18-12-31 0-10 3-19 8-26 5-9 12-16 22-20 9-5 20-8 33-9l6 16c-10 0-17 2-22 5s-8 9-8 15 2 11 5 14c4 3 9 4 16 4h97c15 0 27 3 38 8s19 12 25 22c6 9 9 21 9 34 0 15-6 28-17 40-11 13-25 22-44 29-19 8-40 12-62 12h-15c-21 0-39-3-55-8-16-4-29-11-38-19s-14-17-14-28c0-9 3-17 10-25 6-9 15-15 26-20s22-7 35-7h21v13zM6022 323c-5 3-12 4-18 6-7 1-13 2-19 2-16 0-29-4-37-12-9-9-13-21-13-37v-129c0-13-3-23-9-31-6-6-15-10-26-10s-20 3-26 10-9 16-9 27v27h-43c-4-3-8-6-10-11s-3-11-3-16c0-11 4-20 12-29s19-16 32-21c14-5 30-8 47-8 19 0 37 3 51 9 14 7 25 16 33 28s12 27 12 44v108c0 5 0 9 2 12 1 2 4 4 8 6s9 3 16 4zM5944 286c-10 16-22 27-36 35-13 7-28 11-44 11-12 0-23-3-32-7-9-5-17-12-22-21s-7-19-7-30c0-18 5-31 15-42 10-12 26-20 46-26l87-25v21l-57 17c-11 4-20 9-25 15-5 7-7 15-7 26 0 6 1 12 4 17s7 8 12 11 11 5 17 5c9 0 18-3 26-7 9-5 17-12 23-20zM6028 109c12-4 21-9 29-13 7-5 13-11 19-18 5-7 10-16 15-27h27v84h-90zM6118 266c0 7 2 14 6 18 5 5 11 9 20 12 8 3 20 4 33 5v21c-9 3-17 6-26 7-9 2-18 3-26 3-21 0-37-6-49-17s-18-26-18-47v-152h60zM6172 135h-76v-38h76zM6218 39c0-7 1-13 5-19 3-5 8-10 14-13 5-4 12-6 19-6s14 2 20 6c5 3 10 8 13 13 4 6 5 12 5 20 0 7-1 13-5 19-3 6-8 11-13 14-6 3-13 5-20 5s-14-2-19-5c-6-3-11-8-14-14-4-6-5-12-5-20zM6268 162l-67-27v-17l67-27h20zM6288 285c0 4 1 8 3 10 1 3 4 5 8 6s9 3 16 4v21h-114v-21c7-1 12-3 16-4s6-3 8-6c2-2 3-6 3-10v-158l60-36zM6447 118c-9 1-16 3-21 5-4 2-6 5-7 8 0 4 1 9 4 16l45 118h-7l46-118c2-6 3-11 3-15-1-4-3-7-8-9-4-2-10-4-20-5v-21h87v21c-6 1-10 3-14 4-3 1-6 3-7 5-2 2-4 5-5 9l-85 193h-20l-88-193c-2-4-4-7-6-9s-5-4-8-5-7-3-13-4v-21h124zM6687 332c-21 0-40-5-56-14-17-10-30-24-40-41-9-18-13-39-13-61 0-23 5-43 15-63 10-19 24-34 41-45s36-17 57-17 40 5 56 15c17 10 30 24 39 41 10 18 14 37 14 59 0 23-5 44-15 64-10 19-24 34-41 45s-36 17-57 17zM6692 309c10 0 19-4 25-10 7-7 12-17 15-30 3-15 5-31 5-51 0-21-2-39-7-54-4-16-10-28-17-37-8-8-16-13-27-13-10 0-18 4-25 11-7 6-12 16-15 29-4 14-5 30-5 50 0 21 1 39 6 56 4 15 10 28 18 36 8 9 17 13 27 13zM7006 272c0 8 1 14 4 18 2 5 6 8 11 10 6 3 13 4 23 4v22h-142v-22c10 0 17-1 23-4 5-2 9-5 11-10 2-4 4-10 4-18v-197c0-8-2-14-4-19-2-4-6-7-11-9-6-2-13-4-23-4v-23h104zM7053 20c24 0 45 4 62 10 18 7 32 16 41 29 10 12 15 26 15 43s-5 32-14 45-22 23-39 29c-16 7-36 10-58 10h-75v-27h49c16 0 29-1 39-5s17-9 21-17c5-8 8-19 8-32 0-19-7-33-19-43s-30-15-54-15h-44v-27zM7389 268c-10 21-23 37-40 48-16 10-35 16-56 16-22 0-42-5-59-14-17-10-31-23-40-41-9-17-14-38-14-60 0-23 5-44 15-64 10-19 24-34 42-45s37-17 58-17c18 0 34 4 48 12s24 19 32 33c7 14 11 31 11 49v16h-161v-23l112-3-7 11c0-16-2-28-5-39-3-10-7-18-14-23-6-6-13-9-21-9-10 0-20 4-28 11-7 7-13 17-18 29-4 13-6 27-6 44 0 18 2 33 8 45 6 13 14 23 25 30s24 10 39 10c13 0 24-2 35-7s21-12 31-23zM7481 162l-68-27v-17l68-27h20zM7501 283c0 5 1 9 3 12s5 5 10 7c4 1 10 2 18 3v21h-119v-21c7-1 13-2 16-3 4-2 7-4 9-7 1-2 2-6 2-10v-158l61-36zM7493 171c9-17 17-31 24-42 7-12 15-21 22-27 7-7 15-11 22-11 3 0 6 1 9 2s5 2 7 4v55h-12c-11 0-21 2-29 4s-16 6-22 12c-7 5-14 12-21 21zM7598 305c7-1 12-2 16-3 4-2 7-4 8-7 2-2 3-6 3-10v-198c0-17 3-31 11-44s18-23 31-30c14-7 29-11 47-11 13 0 25 2 35 6 11 4 19 9 25 16s9 15 9 24c0 4-1 8-3 13-2 4-5 7-9 9h-41v-26c0-8-2-15-5-19-3-5-7-7-12-7-9 0-16 5-21 13-5 9-7 20-7 36v217c0 4 1 8 3 11s6 5 11 7c4 1 11 2 19 3v21h-120zM7595 109c9-3 17-6 24-10 7-3 14-8 20-12 6-5 13-12 20-19h20v67h-84zM7739 135h-77v-38h77zM7973 268c-10 21-24 37-40 48-16 10-35 16-57 16s-42-5-59-14c-17-10-30-23-40-41-9-17-13-38-13-60 0-23 5-44 15-64 10-19 24-34 41-45 18-11 38-17 59-17 18 0 34 4 47 12 14 8 25 19 32 33 8 14 12 31 12 49v16h-162v-23l112-3-6 11c0-16-2-28-5-39-3-10-8-18-14-23-6-6-13-9-22-9-10 0-19 4-27 11s-14 17-18 29c-5 13-7 27-7 44 0 18 3 33 9 45 6 13 14 23 25 30s24 10 39 10c12 0 24-2 34-7 11-5 22-12 31-23zM8200 268c-8 21-21 36-37 47s-35 17-57 17c-21 0-40-5-56-14-17-10-30-24-39-41-10-18-14-38-14-60 0-24 5-46 15-65s24-34 42-44c17-11 37-17 59-17 16 0 30 3 43 8 12 5 22 12 29 21 8 9 11 19 11 30 0 6-1 11-4 15-3 5-6 8-11 11h-39v-12c0-16-3-28-9-36s-15-13-27-13c-10 0-19 4-27 10-8 7-14 16-18 28s-6 27-6 43c0 17 3 32 9 46 5 12 14 24 24 31 11 7 23 10 38 10 11 0 22-2 32-7s19-12 28-22zM8219 109c11-4 21-9 28-13 8-5 14-11 20-18 5-7 10-16 15-27h27v84h-90zM8309 266c0 7 2 14 6 18 4 5 11 9 19 12 9 3 20 4 34 5v21c-9 3-18 6-27 7-8 2-17 3-25 3-21 0-38-6-49-17-12-11-18-26-18-47v-152h60zM8363 135h-77v-38h77zM8497 332c-21 0-40-5-57-14-17-10-30-24-39-41-9-18-14-39-14-61 0-23 5-43 15-63 10-19 24-34 41-45 18-11 36-17 57-17s40 5 57 15c16 10 29 24 38 41 10 18 15 37 15 59 0 23-5 44-16 64-10 19-23 34-40 45-18 11-37 17-57 17zM8501 309c10 0 19-4 26-10 6-7 11-17 14-30 4-15 5-31 5-51 0-21-2-39-6-54-4-16-10-28-18-37-7-8-16-13-26-13s-19 4-26 11c-6 6-12 16-15 29-3 14-5 30-5 50 0 21 2 39 6 56 4 15 10 28 18 36 8 9 17 13 27 13zM8638 147c0-7 2-13 5-19s8-11 14-14c6-4 13-6 20-6s13 2 19 6c7 3 11 8 15 14 3 6 5 13 5 20s-2 13-5 19c-4 6-8 11-15 14-6 4-12 5-19 5s-14-1-20-5c-6-3-11-8-14-14s-5-13-5-20zM8638 290c0-6 2-13 5-19s8-11 14-15 13-6 20-6 13 2 19 6c7 4 11 9 15 15 3 6 5 13 5 19 0 8-2 14-5 20-4 6-8 11-15 15-6 3-12 5-19 5s-14-2-20-5c-6-4-11-9-14-15s-5-12-5-20zM8926 266c0 9 1 15 4 20 2 5 7 8 13 11 6 2 14 3 25 3h5v26h-151v-22c9 0 17-1 22-4 6-2 10-5 12-10 2-4 3-10 3-18v-197c0-8-1-14-3-19-2-4-6-7-12-10-5-2-13-3-22-3v-23h104zM8969 20c35 0 65 7 90 19 26 12 46 29 60 51s21 48 21 78-7 57-21 81c-13 25-33 44-57 57-24 14-52 20-82 20h-76v-26h71c19 0 35-5 49-15 15-10 26-24 35-43 8-19 12-40 12-65 0-27-5-50-14-70-9-19-22-34-39-45-17-10-37-15-59-15h-55v-27zM9279 332c-21 0-40-5-57-14-16-10-29-24-39-41-9-18-14-39-14-61 0-23 5-43 15-63 10-19 24-34 42-45 17-11 36-17 56-17 22 0 41 5 57 15 17 10 30 24 39 41 9 18 14 37 14 59 0 23-5 44-15 64-10 19-24 34-41 45-18 11-36 17-57 17zM9284 309c10 0 18-4 25-10 6-7 11-17 15-30 3-15 5-31 5-51 0-21-3-39-7-54-4-16-10-28-18-37-7-8-16-13-26-13s-18 4-25 11c-7 6-12 16-16 29-3 14-5 30-5 50 0 21 2 39 6 56 5 15 11 28 18 36 8 9 18 13 28 13zM9502 91l-21 71-67-27v-17l67-27zM9414 305c7-1 12-2 16-3 4-2 7-4 8-7 2-2 3-6 3-10v-158l61-36v194c0 4 0 8 2 10 2 3 5 5 8 7 4 1 10 2 17 3v21h-115zM9555 305c7-1 12-2 16-3 4-2 6-4 8-7 2-2 3-6 3-10v-117c0-11-3-20-9-26-6-5-15-9-27-9-7 0-14 2-22 5-7 3-14 6-21 11s-13 10-18 16v-18c7-11 16-20 26-29 10-8 21-15 32-20 11-4 22-7 33-7 21 0 38 6 49 17 12 12 17 28 17 50v127c0 4 1 8 3 10 1 3 4 5 8 7 4 1 9 2 16 3v21h-114zM9695 305c7-1 13-2 16-3 4-2 7-4 9-7 1-2 2-6 2-10v-117c0-11-3-20-9-26-5-5-14-9-27-9-6 0-13 2-21 5s-15 6-22 11-13 10-18 16v-18c7-11 16-20 26-29 10-8 21-15 33-20 11-4 22-7 32-7 22 0 38 6 49 17 12 12 17 28 17 50v127c0 4 1 8 3 10 2 3 5 5 8 7 4 1 10 2 17 3v21h-115zM9850 39c0-7 2-13 5-19 3-5 8-10 14-13 6-4 12-6 20-6 7 0 13 2 19 6 6 3 11 8 14 13 3 6 5 12 5 20 0 7-2 13-5 19s-8 11-14 14-13 5-20 5-13-2-19-5-11-8-14-14-5-12-5-20zM9900 162l-67-27v-17l67-27h21zM9921 285c0 4 0 8 2 10 2 3 4 5 8 6s10 3 17 4v21h-115v-21c7-1 12-3 16-4s7-3 8-6c2-2 3-6 3-10v-158l61-36zM10056 91l-20 71-67-27v-17l67-27zM9969 305c7-1 12-2 16-3 4-2 7-4 8-7 2-2 3-6 3-10v-158l60-36v194c0 4 1 8 3 10 1 3 4 5 8 7 4 1 9 2 16 3v21h-114zM10113 305c7-1 12-2 16-3 4-2 7-4 8-7 2-2 3-6 3-10v-115c0-12-3-21-9-27s-15-10-27-10c-7 0-15 2-22 5-8 3-16 7-23 12s-13 11-19 17v-18c8-11 17-21 27-30 11-9 22-15 33-20s23-8 34-8c21 0 38 6 49 18 12 12 18 28 18 50v126c0 4 1 8 2 10 2 3 5 5 8 7 4 1 10 2 17 3v21h-115zM10269 39c0-7 1-13 4-19 4-5 8-10 14-13 6-4 13-6 20-6s13 2 19 6c6 3 11 8 14 13 3 6 5 12 5 20 0 7-2 13-5 19s-8 11-14 14-12 5-19 5-14-2-20-5-10-8-14-14c-3-6-4-12-4-20zM10319 162l-68-27v-17l68-27h20zM10339 285c0 4 1 8 2 10 2 3 5 5 9 6s9 3 16 4v21h-115v-21c7-1 13-3 16-4 4-1 7-3 9-6 1-2 2-6 2-10v-158l61-36zM10497 332c-21 0-40-5-57-14-16-10-29-24-39-41-9-18-14-39-14-61 0-23 5-43 15-63 10-19 24-34 42-45 17-11 36-17 56-17 22 0 41 5 57 15 17 10 29 24 39 41 9 18 14 37 14 59 0 23-5 44-15 64-10 19-24 34-41 45-18 11-36 17-57 17zM10501 309c11 0 19-4 26-10 6-7 11-17 15-30 3-15 5-31 5-51 0-21-3-39-7-54-4-16-10-28-18-37-7-8-16-13-26-13s-19 4-25 11c-7 6-12 16-16 29-3 14-5 30-5 50 0 21 2 39 6 56 5 15 11 28 18 36 8 9 17 13 27 13zM10805 47c-15 0-27 2-37 5-9 4-16 10-22 18-6 9-10 21-14 36h-23v-86h129v27zM10969 106c-4-15-8-27-14-36-6-8-13-14-22-18-10-3-22-5-37-5h-33v-27h129v86zM10779 304c10 0 18-2 23-4 6-2 9-5 12-10 2-4 3-9 3-17v-253h67v253c0 8 1 13 3 17 2 5 6 8 12 10 5 2 13 4 23 4v22h-143zM11196 268c-9 21-23 37-39 48-16 10-35 16-57 16s-42-5-59-14c-17-10-30-23-40-41-9-17-13-38-13-60 0-23 5-44 14-64 11-19 25-34 42-45 18-11 37-17 59-17 18 0 34 4 47 12 14 8 25 19 32 33 8 14 12 31 12 49v16h-162v-23l112-3-7 11c0-16-1-28-4-39-3-10-8-18-14-23-6-6-13-9-22-9-10 0-19 4-27 11s-14 17-18 29c-5 13-7 27-7 44 0 18 3 33 9 45 5 13 14 23 25 30s23 10 39 10c12 0 24-2 34-7 11-5 22-12 31-23zM11076 77l30-77h67l-59 77zM11424 268c-8 21-21 36-37 47s-35 17-57 17c-21 0-40-5-56-14-17-10-30-24-39-41-10-18-14-38-14-60 0-24 5-46 15-65s24-34 42-44c17-11 37-17 59-17 16 0 30 3 42 8 13 5 23 12 30 21 8 9 11 19 11 30 0 6-1 11-4 15-3 5-6 8-11 11h-39v-12c0-16-3-28-9-36s-15-13-27-13c-10 0-19 4-27 10-8 7-14 16-18 28s-6 27-6 43c0 17 2 32 8 46 6 12 14 24 25 31s23 10 38 10c11 0 22-2 32-7s19-12 28-22zM11531 91l-21 71-67-27v-17l67-27zM11443 305c7-1 12-2 16-3 4-2 7-4 8-7 2-2 3-6 3-10v-158l61-36v194c0 4 0 8 2 10 2 3 4 5 8 7 4 1 10 2 17 3v21h-115zM11587 305c7-1 13-2 16-3 4-2 7-4 9-7 1-2 2-6 2-10v-115c0-12-3-21-9-27s-15-10-27-10c-7 0-14 2-22 5s-15 7-23 12c-7 5-13 11-18 17v-18c7-11 16-21 26-30 11-9 22-15 33-20 12-5 23-8 34-8 21 0 38 6 49 18 12 12 18 28 18 50v126c0 4 1 8 2 10 2 3 5 5 9 7 4 1 9 2 16 3v21h-115zM11743 39c0-7 1-13 5-19 3-5 8-10 13-13 6-4 13-6 20-6s14 2 20 6c5 3 10 8 13 13 4 6 5 12 5 20 0 7-1 13-5 19-3 6-8 11-13 14-6 3-13 5-20 5s-14-2-20-5c-5-3-10-8-13-14-4-6-5-12-5-20zM11793 162l-67-27v-17l67-27h20zM11813 285c0 4 1 8 2 10 2 3 5 5 9 6s9 3 16 4v21h-114v-21c7-1 12-3 16-4s6-3 8-6c2-2 3-6 3-10v-158l60-36zM12065 268c-9 21-21 36-37 47s-35 17-57 17c-21 0-40-5-57-14-16-10-29-24-39-41-9-18-13-38-13-60 0-24 4-46 14-65 11-19 25-34 42-44 18-11 38-17 60-17 16 0 30 3 42 8 13 5 23 12 30 21s11 19 11 30c0 6-1 11-4 15-3 5-7 8-11 11h-39v-12c0-16-3-28-9-36-7-8-15-13-27-13-11 0-20 4-27 10-8 7-14 16-19 28-4 12-6 27-6 43 0 17 3 32 9 46 6 12 14 24 25 31s23 10 38 10c11 0 22-2 31-7 10-5 20-12 29-22zM12195 332c-21 0-40-5-57-14-16-10-29-24-39-41-9-18-14-39-14-61 0-23 5-43 15-63 11-19 24-34 42-45 17-11 36-17 56-17 22 0 41 5 57 15 17 10 30 24 39 41 9 18 14 37 14 59 0 23-5 44-15 64-10 19-24 34-41 45s-36 17-57 17zM12200 309c10 0 18-4 25-10 7-7 11-17 15-30 3-15 5-31 5-51 0-21-2-39-7-54-4-16-10-28-17-37-8-8-17-13-27-13s-18 4-25 11c-7 6-12 16-16 29-3 14-5 30-5 50 0 21 2 39 6 56 5 15 11 28 19 36 8 9 17 13 27 13z">
          <text:p/>
        </draw:path>
        <draw:frame draw:style-name="gr2" draw:text-style-name="P3" draw:layer="layout" svg:width="2.44cm" svg:height="0.577cm" svg:x="0.988cm" svg:y="8.104cm">
          <draw:text-box>
            <text:p text:style-name="P2"><text:span text:style-name="T1">aprendiz</text:span><text:span text:style-name="T1">aje.</text:span></text:p>
          </draw:text-box>
        </draw:frame>
        <draw:polygon draw:style-name="gr1" draw:text-style-name="P1" draw:layer="layout" svg:width="18.627cm" svg:height="0.018cm" svg:x="1.199cm" svg:y="12.096cm" svg:viewBox="0 0 18628 19" draw:points="0,0 18628,0 18628,19 0,19">
          <text:p/>
        </draw:polygon>
        <draw:polygon draw:style-name="gr1" draw:text-style-name="P1" draw:layer="layout" svg:width="18.627cm" svg:height="0.018cm" svg:x="1.199cm" svg:y="13.167cm" svg:viewBox="0 0 18628 19" draw:points="0,0 18628,0 18628,19 0,19">
          <text:p/>
        </draw:polygon>
        <draw:polygon draw:style-name="gr1" draw:text-style-name="P1" draw:layer="layout" svg:width="18.627cm" svg:height="0.017cm" svg:x="1.199cm" svg:y="14.238cm" svg:viewBox="0 0 18628 18" draw:points="0,0 18628,0 18628,18 0,18">
          <text:p/>
        </draw:polygon>
        <draw:polygon draw:style-name="gr1" draw:text-style-name="P1" draw:layer="layout" svg:width="18.627cm" svg:height="0.019cm" svg:x="1.199cm" svg:y="15.308cm" svg:viewBox="0 0 18628 20" draw:points="0,0 18628,0 18628,20 0,20">
          <text:p/>
        </draw:polygon>
        <draw:polygon draw:style-name="gr1" draw:text-style-name="P1" draw:layer="layout" svg:width="18.627cm" svg:height="0.019cm" svg:x="1.199cm" svg:y="16.379cm" svg:viewBox="0 0 18628 20" draw:points="0,0 18628,0 18628,20 0,20">
          <text:p/>
        </draw:polygon>
        <draw:polygon draw:style-name="gr1" draw:text-style-name="P1" draw:layer="layout" svg:width="18.627cm" svg:height="0.017cm" svg:x="1.199cm" svg:y="17.45cm" svg:viewBox="0 0 18628 18" draw:points="0,0 18628,0 18628,18 0,18">
          <text:p/>
        </draw:polygon>
        <draw:path draw:style-name="gr1" draw:text-style-name="P1" draw:layer="layout" svg:width="2.649cm" svg:height="0.374cm" svg:x="1.235cm" svg:y="11.426cm" svg:viewBox="0 0 2650 375" svg:d="M128 136c20 0 34-4 43-11 10-9 14-21 14-37s-4-27-14-35-24-12-43-12h-65v-23h83c31 0 55 6 72 17s25 27 25 49c0 12-4 23-10 32-7 10-16 18-28 23-12 6-25 9-39 10h-103v-13zM140 262c20 0 35-4 45-12 10-9 15-22 15-40 0-16-6-28-17-37s-26-13-46-13h-74v-15h104c18 1 34 4 48 9s24 13 32 23 12 21 12 33c0 15-5 28-13 40-8 11-20 19-36 26-15 6-32 9-52 9h-95v-23zM0 266c9-1 15-2 20-4 4-2 8-4 10-9 2-4 3-9 3-16v-171c0-7-1-12-3-16s-6-7-10-9c-5-2-11-3-20-4v-19h92v215c0 7 1 12 4 17 2 4 6 7 11 9 6 2 13 3 22 3h6v23h-135zM333 73l-59-28v-14l59-29h19zM352 249c0 4 0 7 2 9 1 2 4 4 7 5s8 2 14 3v19h-101v-19c7-1 11-2 15-3 3-1 5-3 7-5 1-2 2-5 2-9v-215l54-32zM489 290c-19 0-35-4-50-13-14-9-25-20-34-36-8-15-12-32-12-51 0-20 4-39 13-56 9-16 21-30 36-39 15-10 32-15 50-15 19 0 35 4 49 13 15 9 26 20 34 36 9 15 13 32 13 51 0 20-4 39-13 56-9 16-21 30-36 40-15 9-32 14-50 14zM493 269c9 0 16-2 22-8s10-15 13-26c3-12 5-27 5-44 0-18-2-34-6-48-4-13-9-24-16-31-6-8-14-12-23-12-8 0-16 3-22 9s-10 15-14 27c-3 11-4 25-4 43s2 34 6 47c3 14 8 25 15 32 7 8 15 11 24 11zM808 80l-43 36v-16l20-20zM808 339c0 3 1 6 2 9 1 2 4 3 7 5 4 1 8 2 14 3v19h-99v-19c5-1 10-2 13-3 4-2 6-3 7-5 2-3 3-6 3-9v-232l53-27zM773 134c-7-10-15-18-22-22-8-5-16-7-26-7-11 0-21 3-30 10-8 6-15 15-20 27-4 12-6 26-6 42 0 15 2 28 6 39 4 10 10 19 17 24 8 6 17 9 28 9 7 0 14-2 20-5 7-3 14-7 20-12 6-6 11-13 15-20l5 14c-7 12-14 23-23 31-8 8-17 15-28 19-10 5-21 7-32 7-16 0-30-4-43-12-13-9-23-20-30-34-7-15-11-31-11-48 0-23 4-43 13-60 9-18 22-32 38-41 16-10 35-15 57-15 12 0 24 2 36 7s22 11 30 19zM890 142l-58-24v-14l58-24h19zM909 220c0 11 2 20 7 25 6 5 14 7 25 7 5 0 12-1 18-3 7-2 14-6 20-10 7-5 12-10 17-16v16c-6 10-14 19-23 27-10 7-19 13-29 18-10 4-20 6-29 6-19 0-34-5-44-16-11-10-16-25-16-44v-117l54-33zM1017 142l-59-24v-14l59-24h18zM1035 234c0 4 1 8 2 10s4 4 7 6c4 1 9 2 15 3v19l-59 17h-18v-176l53-33zM1259 234c-9 19-21 33-35 42s-31 14-50 14-36-4-51-13c-15-8-27-20-35-35s-12-32-12-51c0-21 4-40 13-57 9-16 21-30 36-39 16-10 33-15 52-15 15 0 29 3 41 10s21 17 28 29c7 13 11 27 11 44v13h-142v-20l97-2-5 9c0-14-2-25-4-34-3-9-7-16-12-20-5-5-11-8-19-8-9 0-17 4-24 10s-12 14-16 25-5 24-5 39 2 28 7 39 12 19 22 25c9 6 21 9 34 9 10 0 21-2 30-6 10-5 19-11 27-20zM1346 96c10-4 19-8 25-12 7-4 13-9 17-15 5-6 10-14 14-24h24v73h-80zM1426 232c0 7 2 12 5 17 3 4 9 7 16 9 8 3 18 4 30 5v19c-8 2-15 4-23 6-8 1-15 2-22 2-19 0-33-5-44-14-10-10-15-24-15-42v-132h53zM1473 118h-67v-33h67zM1677 234c-9 19-20 33-34 42s-31 14-51 14c-19 0-36-4-51-13-15-8-26-20-35-35-8-15-12-32-12-51 0-21 5-40 14-57 8-16 20-30 36-39 15-10 32-15 51-15 16 0 30 3 42 10s21 17 28 29c7 13 10 27 10 44v13h-142v-20l98-2-6 9c0-14-1-25-4-34s-6-16-12-20c-5-5-11-8-18-8-9 0-18 4-25 10s-12 14-15 25c-4 11-6 24-6 39s2 28 7 39 13 19 22 25c10 6 21 9 34 9 11 0 21-2 31-6 9-5 18-11 27-20zM1572 68l26-68h58l-51 68zM1876 234c-7 18-18 32-32 42-14 9-31 14-50 14s-35-4-49-13c-15-9-26-20-35-36-8-15-12-32-12-51 0-21 5-40 13-56 9-17 21-30 37-40 16-9 33-14 52-14 14 0 27 2 38 7 11 4 19 11 26 19 6 7 9 16 9 26 0 4-1 9-4 13-2 4-5 7-10 9h-33v-10c0-14-3-25-9-32-5-7-13-11-23-11-9 0-17 3-24 9s-12 14-16 24c-3 11-5 23-5 37 0 16 2 29 8 41 5 11 12 20 21 26 10 6 21 9 33 9 10 0 19-2 28-6s17-10 26-19zM1970 80l-18 62-59-24v-14l59-24zM1893 266c6-1 11-2 14-3s6-3 7-5c2-2 3-5 3-9v-138l53-31v169c0 4 1 7 2 9 2 2 4 4 7 5 4 1 8 2 14 3v19h-100zM2020 266c5-1 10-2 13-3 4-1 6-3 8-5 1-2 2-5 2-9v-100c0-11-3-19-8-24s-13-8-24-8c-6 0-13 2-20 4-6 2-13 6-19 10-6 5-12 10-16 16v-16c6-10 14-19 23-26 9-8 19-14 28-19 11-4 21-6 30-6 19 0 34 5 44 15 10 11 15 25 15 45v109c0 4 0 7 2 9 1 2 4 4 7 5 4 1 8 2 14 3v19h-99zM2156 35c0-7 1-12 4-17s7-9 12-12 10-4 17-4c6 0 12 1 17 4s9 7 12 12 4 10 4 17c0 6-1 12-4 17s-7 9-12 12-11 4-17 4c-7 0-12-1-17-4s-9-7-12-12-4-11-4-17zM2199 142l-59-24v-14l59-24h18zM2217 249c0 3 1 6 3 9 1 2 3 4 7 5 3 1 8 2 14 3v19h-101v-19c6-1 11-2 14-3 4-1 6-3 8-5 1-2 2-5 2-9v-138l53-31zM2437 234c-8 18-18 32-33 42-14 9-30 14-49 14s-36-4-50-13-26-20-34-36c-8-15-12-32-12-51 0-21 4-40 13-56 9-17 21-30 36-40 16-9 34-14 53-14 14 0 26 2 37 7 11 4 20 11 26 19 6 7 10 16 10 26 0 4-2 9-4 13s-6 7-10 9h-34v-10c0-14-3-25-8-32s-13-11-23-11-18 3-25 9c-6 6-11 14-15 24-4 11-5 23-5 37 0 16 2 29 7 41 5 11 13 20 22 26s20 9 33 9c10 0 19-2 27-6 9-4 18-10 26-19zM2551 290c-19 0-35-4-50-13-14-9-25-20-34-36-8-15-12-32-12-51 0-20 4-39 13-56 9-16 21-30 36-39 16-10 32-15 50-15 19 0 35 4 49 13 15 9 26 20 35 36 8 15 12 32 12 51 0 20-4 39-13 56-9 16-21 30-36 40-15 9-32 14-50 14zM2555 269c9 0 16-2 22-8s10-15 13-26c3-12 5-27 5-44 0-18-2-34-6-48-4-13-9-24-15-31-7-8-15-12-24-12-8 0-16 3-22 9s-10 15-13 27c-3 11-5 25-5 43s2 34 6 47c3 14 9 25 15 32 7 8 15 11 24 11z">
          <text:p/>
        </draw:path>
        <draw:path draw:style-name="gr1" draw:text-style-name="P1" draw:layer="layout" svg:width="1.28cm" svg:height="0.372cm" svg:x="6.178cm" svg:y="11.428cm" svg:viewBox="0 0 1281 373" svg:d="M59 140l-59-24v-14l59-24h18zM77 337c0 3 1 6 2 9 2 2 4 3 7 5 4 1 9 2 15 3v19h-101v-19c7-1 12-2 15-3 3-2 5-3 7-5 1-3 2-6 2-9v-228l53-31zM52 135c7-12 14-22 22-31 9-9 19-15 28-20 11-4 22-6 33-6 15 0 29 4 42 13 13 8 23 19 31 33 7 14 11 30 11 48 0 23-5 43-13 61-9 17-22 32-38 42-17 9-35 14-57 14-12 0-24-2-36-7-12-4-22-11-30-20l13-29c8 11 16 19 23 23 7 6 16 8 25 8 12 0 22-3 31-10 8-7 15-16 19-28 5-12 8-26 8-42 0-15-2-28-6-38-5-11-11-20-19-25-7-6-17-9-27-9-7 0-14 2-21 4-7 3-13 8-19 13-6 6-11 12-15 20zM253 173v-39h101v39zM483 102c-8 1-14 2-18 4-3 1-6 4-6 7-1 3 0 8 3 14l40 102h-7l40-102c3-6 3-11 3-14s-3-6-7-7c-3-2-9-3-17-4v-19h75v19c-5 1-8 2-11 3s-5 2-7 4c-1 2-3 5-4 8l-74 170h-18l-78-169c-1-4-3-7-4-9-2-2-4-3-7-4s-6-2-11-3v-19h108zM789 281c-6 2-11 4-17 5-5 1-11 2-16 2-15 0-25-4-32-11-8-8-11-19-11-33v-112c0-11-3-20-9-27-5-6-13-9-23-9-9 0-16 3-22 9-5 6-8 14-8 24v23h-38c-3-3-6-6-9-10-1-4-2-8-2-13 0-10 3-18 10-26s17-14 29-18c12-5 25-7 40-7 18 0 33 3 45 8 13 6 22 14 29 24 7 11 10 23 10 38v95c0 4 1 7 2 10 1 2 4 4 7 5 4 3 8 4 15 4zM720 248c-9 14-19 24-31 31s-25 10-39 10c-11 0-20-2-28-7-8-4-14-10-19-18-4-9-6-17-6-27 0-14 4-26 13-36s22-17 40-22l77-22v18l-51 15c-10 3-17 8-21 14-4 5-6 12-6 21 0 5 1 10 3 14 2 5 6 8 10 11 5 2 10 4 15 4 8 0 15-2 23-6 8-5 14-11 20-18zM864 71l-60-28v-14l60-29h18zM882 247c0 4 1 7 3 9 1 2 3 5 7 6 3 1 8 2 13 3v19h-101v-19c6-1 11-2 14-3 4-1 6-4 8-6 1-2 2-5 2-9v-215l54-32zM1020 289c-19 0-35-4-50-13-14-9-26-21-34-37-8-15-12-32-12-51 0-20 4-39 13-56 9-16 21-30 36-39 15-10 32-15 50-15s35 4 49 13c15 9 26 20 34 36 9 15 13 32 13 51 0 20-4 39-13 56-9 16-21 31-36 41-15 9-32 14-50 14zM1024 268c9 0 16-2 22-8 5-7 10-16 13-27 3-12 5-27 5-44 0-18-2-34-6-48-4-13-9-24-16-31-6-8-14-12-23-12s-16 3-22 9-10 15-14 27c-3 11-4 25-4 43s2 34 5 47c4 14 9 25 16 32 7 9 15 12 24 12zM1197 140l-59-24v-14l59-24h18zM1215 245c0 5 1 8 2 10 2 3 5 5 9 7 4 1 9 2 16 3v19h-104v-19c6-1 11-2 14-3 4-1 6-4 8-6 1-2 2-5 2-9v-138l53-31zM1208 148c8-15 15-27 21-37s12-18 19-24c6-6 13-9 19-9 3 0 6 0 8 1 3 1 5 3 6 4v48h-10c-10 0-19 1-26 4-7 2-13 5-19 10-6 4-12 11-18 19z">
          <text:p/>
        </draw:path>
        <draw:path draw:style-name="gr1" draw:text-style-name="P1" draw:layer="layout" svg:width="1.748cm" svg:height="0.288cm" svg:x="8.952cm" svg:y="11.428cm" svg:viewBox="0 0 1749 289" svg:d="M222 98c-3-15-8-27-15-36-6-10-14-17-24-21-10-5-22-7-36-7-18 0-33 4-46 14-13 8-23 21-30 39-7 17-11 37-11 60 0 24 4 45 11 64 8 17 18 31 32 41 13 10 29 14 47 14 12 0 22-2 32-7 9-5 17-12 25-23 8-10 15-24 23-42h21l-12 69c-12 8-26 15-43 19-17 5-34 7-51 7-28 0-53-6-75-17s-40-27-52-47c-12-21-18-45-18-71 0-27 6-51 18-73 13-22 30-39 52-51 22-13 47-19 75-19 18 0 36 2 53 7 18 4 32 10 44 17v63zM371 289c-19 0-35-4-50-13-14-9-26-20-34-36-8-15-12-32-12-52s4-39 13-56c9-16 21-30 36-39 15-10 32-15 50-15s35 4 49 13c15 9 26 20 34 36 9 15 13 32 13 51 0 21-5 40-13 57-9 16-21 30-36 40-15 9-32 14-50 14zM375 268c8 0 16-2 22-8 5-6 10-15 13-26 3-12 5-27 5-45s-2-34-6-48c-4-13-9-24-16-31-6-8-14-12-23-12s-16 3-22 9-10 15-14 27c-3 11-4 25-4 43s2 35 5 48c4 14 9 25 16 32 7 8 15 11 24 11zM546 71l-59-28v-14l59-29h18zM564 248c0 4 1 7 3 9 1 2 4 4 7 5s8 2 14 3v19h-101v-19c7-1 11-2 15-3 3-1 5-3 7-5 1-2 2-5 2-9v-216l53-32zM550 129c7-10 14-19 23-26 9-8 19-14 29-19 10-4 20-6 30-6 19 0 34 5 44 15 10 11 15 25 15 45v110c0 4 1 7 2 9 2 2 4 4 8 5 3 1 8 2 14 3v19h-101v-19c6-1 11-2 14-3s6-3 7-5 2-5 2-9v-101c0-11-2-19-7-24-6-5-14-8-25-8-6 0-12 2-19 4s-13 6-19 10c-7 5-12 10-17 16zM915 233c-9 19-20 33-34 42-15 9-31 14-51 14-19 0-36-4-51-13-15-8-26-20-35-35-8-15-12-32-12-52 0-21 5-40 13-57 9-16 21-30 37-39 15-10 32-15 51-15 16 0 30 3 41 10 13 7 22 17 29 29 6 13 10 27 10 44v13h-142v-20l98-2-6 9c0-14-1-25-4-34s-6-16-12-20c-5-5-11-8-18-8-10 0-18 4-25 10s-12 14-16 25c-3 11-5 24-5 39s2 29 7 40 13 19 22 25c10 6 21 9 34 9 11 0 21-2 31-6 9-5 18-11 27-20zM1014 78l-19 62-59-24v-14l59-24zM936 265c7-1 11-2 15-3 3-1 5-3 7-5 1-2 2-5 2-9v-139l54-31v170c0 4 0 7 2 9 1 2 4 4 7 5s8 2 14 3v19h-101zM1063 265c6-1 11-2 14-3s6-3 7-5 2-5 2-9v-101c0-11-2-19-7-24-6-5-14-8-25-8-6 0-12 2-19 4s-13 6-19 10c-7 5-12 10-17 16v-16c7-10 15-19 23-26 9-8 19-14 29-19 10-4 20-6 30-6 19 0 33 5 43 15 10 11 15 25 15 45v110c0 4 1 7 2 9 2 2 4 4 8 5 3 1 8 2 14 3v19h-100zM1248 16l-16 109h-22l-17-109zM1304 217c5 17 11 30 20 39 9 8 19 12 32 12 8 0 14-1 20-3 5-3 10-6 13-11 3-4 5-9 5-15 0-5-2-10-4-14s-6-7-12-9c-5-3-12-6-21-9-3 0-6-1-10-2-16-4-29-8-39-15-9-5-16-11-21-19-4-8-7-18-7-29 0-12 4-23 10-33 7-10 16-17 28-23 12-5 26-8 42-8 14 0 27 1 38 5 12 3 22 7 32 14v46h-25c-3-14-9-25-17-33-8-7-18-11-29-11-6 0-12 1-18 3-4 2-8 5-11 9-2 4-3 8-3 13 0 6 1 10 3 14 3 3 7 6 13 9s14 6 24 8c18 4 33 9 43 14 11 6 19 13 24 21 5 9 7 19 7 31 0 14-3 26-10 36s-17 18-31 24c-13 5-28 8-45 8-14 0-28-2-41-6s-25-9-34-16v-50zM1707 71l-58-28v-14l58-29h18zM1725 233c0 4 1 8 3 10 1 2 3 4 7 6 3 1 8 2 14 3v19l-59 17h-18v-255l53-33zM1691 132c-8-10-16-18-23-22-7-5-16-7-25-7-12 0-22 3-31 10-8 6-15 15-19 27-5 12-7 26-7 42s2 29 6 40c4 10 10 19 18 24 7 6 16 9 27 9 7 0 14-2 21-5s13-7 19-12c6-6 11-13 15-20l5 14c-6 12-14 23-22 31-9 8-18 15-28 19-11 5-22 7-33 7-15 0-30-4-42-12-13-9-23-20-31-34-7-15-11-31-11-49 0-23 5-43 13-60 10-18 22-32 39-41 16-10 34-15 56-15 12 0 24 2 36 7s22 11 30 19z">
          <text:p/>
        </draw:path>
        <draw:path draw:style-name="gr1" draw:text-style-name="P1" draw:layer="layout" svg:width="1.736cm" svg:height="0.29cm" svg:x="12.466cm" svg:y="11.426cm" svg:viewBox="0 0 1737 291" svg:d="M91 233c0 7 1 13 3 17 3 4 7 7 12 9s13 3 22 3h4v24h-132v-20c8-1 15-2 19-4 5-2 8-4 10-9 2-4 4-9 4-16v-171c0-7-2-13-4-16-2-4-5-7-10-9-4-2-11-3-19-4v-19h91zM129 18c30 0 56 5 79 16 22 11 40 26 52 45s18 42 18 68c0 27-6 50-18 71s-29 38-50 49c-21 13-45 19-72 19h-66v-24h63c15 0 29-4 42-13s23-21 30-37c8-17 11-35 11-57 0-23-4-44-12-61s-19-30-35-39c-14-9-31-14-51-14h-48v-23zM319 35c0-7 2-12 5-17s7-9 11-12c5-3 11-4 17-4 7 0 12 1 17 4 6 3 10 7 13 12s4 10 4 17c0 6-1 12-4 17s-7 9-13 12c-5 3-10 4-17 4-6 0-12-1-17-4-4-3-8-7-11-12s-5-11-5-17zM363 142l-59-24v-14l59-24h18zM381 249c0 3 1 6 2 9 2 2 4 4 7 5 4 1 8 2 14 3v20h-100v-20c6-1 11-2 14-3 4-1 6-3 7-5 2-2 3-5 3-9v-138l53-31zM482 142l-59-24v-14l59-24h18zM500 247c0 5 0 8 2 10 2 3 4 4 8 6 4 1 10 2 17 3v20h-104v-20c6-1 11-2 14-3s6-3 7-5 2-5 2-9v-138l54-31zM493 150c7-15 14-27 21-37 6-10 12-18 18-24 7-6 13-9 20-9 3 0 6 0 9 1 2 1 4 3 6 4v48h-11c-11 0-19 1-26 4-8 2-14 5-20 10-5 4-11 11-17 19zM764 234c-9 19-20 33-35 42-14 10-30 15-50 15-19 0-36-4-51-14-15-8-26-20-35-35-8-15-12-32-12-51 0-21 4-40 13-57 9-16 21-30 37-39 15-10 32-15 51-15 16 0 29 3 41 10s22 17 28 29c7 13 11 27 11 44v13h-142v-20l98-2-6 9c0-14-1-25-4-34s-7-16-12-20c-5-5-11-8-18-8-10 0-18 4-25 10s-12 14-16 25c-3 11-5 24-5 39s2 28 7 39 12 19 22 25c9 6 21 9 34 9 11 0 21-2 30-6 10-5 19-11 28-20zM963 234c-7 18-18 32-32 42s-31 15-50 15-35-4-50-14c-14-9-25-20-34-36-8-15-12-32-12-51 0-21 5-40 13-56 9-17 21-30 37-40 15-9 33-14 52-14 14 0 27 2 38 7 11 4 19 11 26 19 6 7 9 16 9 26 0 4-1 9-4 13-2 4-5 7-10 9h-33v-10c0-14-3-25-9-32-5-7-13-11-23-11-9 0-17 3-24 9s-12 14-16 24c-3 11-5 23-5 37 0 16 2 29 8 41 5 11 12 20 21 26 10 6 21 9 33 9 10 0 19-2 28-6s17-10 26-19zM1159 234c-7 18-18 32-32 42s-31 15-50 15c-18 0-35-4-49-14-15-9-26-20-34-36-9-15-13-32-13-51 0-21 5-40 14-56 8-17 21-30 36-40 16-9 33-14 52-14 14 0 27 2 38 7 11 4 19 11 26 19 6 7 9 16 9 26 0 4-1 9-4 13-2 4-5 7-10 9h-33v-10c0-14-3-25-9-32-5-7-12-11-23-11-9 0-17 3-24 9s-12 14-15 24c-4 11-6 23-6 37 0 16 3 29 8 41 5 11 12 20 21 26 10 6 21 9 33 9 10 0 19-2 28-6s17-10 26-19zM1193 35c0-7 1-12 4-17s7-9 12-12 11-4 17-4 12 1 17 4 9 7 12 12 5 10 5 17c0 6-2 12-5 17s-7 9-12 12-11 4-17 4-12-1-17-4-9-7-12-12-4-11-4-17zM1237 142l-59-24v-14l59-24h18zM1255 249c0 3 0 6 2 9 1 2 4 4 7 5s8 2 14 3v20h-100v-20c6-1 11-2 14-3s6-3 7-5c2-2 2-5 2-9v-138l54-31zM1392 291c-18 0-35-4-49-14-15-9-26-20-35-36-8-15-12-32-12-51 0-20 5-39 14-56 8-16 20-30 35-39 16-10 32-15 50-15 19 0 35 4 50 13 14 9 26 20 34 36 8 15 12 32 12 51 0 20-4 39-13 56-9 16-21 30-36 40s-31 15-50 15zM1397 269c8 0 15-2 21-8s10-15 13-26c4-12 5-27 5-44 0-18-2-34-6-48-3-13-9-24-15-31-7-8-15-12-23-12-9 0-17 3-22 9-6 6-11 15-14 27-3 11-5 25-5 43s2 34 6 47c3 14 9 25 15 32 7 8 15 11 25 11zM1377 68l26-68h59l-52 68zM1588 80l-18 62-59-24v-14l59-24zM1511 266c6-1 11-2 14-3s6-3 7-5 2-5 2-9v-138l54-31v169c0 4 0 7 2 9 1 2 4 4 7 5s8 2 14 3v20h-100zM1637 266c6-1 11-2 14-3 4-1 6-3 7-5 2-2 2-5 2-9v-100c0-11-2-19-7-24s-13-8-24-8c-6 0-13 2-20 4-6 2-13 6-19 10-6 5-12 10-17 16v-16c7-10 15-19 24-26 9-8 18-14 28-19 10-4 20-6 30-6 19 0 34 5 44 15 9 11 14 25 14 45v109c0 4 1 7 3 9 1 2 3 4 7 5 3 1 8 2 14 3v20h-100z">
          <text:p/>
        </draw:path>
        <draw:frame draw:style-name="gr2" draw:text-style-name="P3" draw:layer="layout" svg:width="19.298cm" svg:height="0.577cm" svg:x="0.988cm" svg:y="10.115cm">
          <draw:text-box>
            <text:p text:style-name="P2"><text:span text:style-name="T1">Todos </text:span><text:span text:style-name="T1">los p-</text:span><text:span text:style-name="T1">values </text:span><text:span text:style-name="T1">en </text:span><text:span text:style-name="T1">dominio </text:span><text:span text:style-name="T1">técnico </text:span><text:span text:style-name="T1">entre </text:span><text:span text:style-name="T1">0.50 y </text:span><text:span text:style-name="T1">0.94, con </text:span><text:span text:style-name="T1">efectos </text:span><text:span text:style-name="T1">consiste</text:span><text:span text:style-name="T1">ntement</text:span><text:span text:style-name="T1">e </text:span><text:span text:style-name="T1">negativo</text:span><text:span text:style-name="T1">s:</text:span></text:p>
          </draw:text-box>
        </draw:frame>
        <draw:frame draw:style-name="gr3" draw:text-style-name="P4" draw:layer="layout" svg:width="1.115cm" svg:height="0.501cm" svg:x="1.226cm" svg:y="12.386cm">
          <draw:text-box>
            <text:p text:style-name="P2"><text:span text:style-name="T3">Global</text:span></text:p>
          </draw:text-box>
        </draw:frame>
        <draw:frame draw:style-name="gr3" draw:text-style-name="P4" draw:layer="layout" svg:width="0.942cm" svg:height="0.501cm" svg:x="6.172cm" svg:y="12.386cm">
          <draw:text-box>
            <text:p text:style-name="P2"><text:span text:style-name="T3">0.937</text:span></text:p>
          </draw:text-box>
        </draw:frame>
        <draw:frame draw:style-name="gr3" draw:text-style-name="P4" draw:layer="layout" svg:width="1.06cm" svg:height="0.501cm" svg:x="8.937cm" svg:y="12.386cm">
          <draw:text-box>
            <text:p text:style-name="P2"><text:span text:style-name="T3">-0.142</text:span></text:p>
          </draw:text-box>
        </draw:frame>
        <draw:frame draw:style-name="gr3" draw:text-style-name="P4" draw:layer="layout" svg:width="1.962cm" svg:height="0.501cm" svg:x="12.457cm" svg:y="12.386cm">
          <draw:text-box>
            <text:p text:style-name="P2"><text:span text:style-name="T3">↓ </text:span><text:span text:style-name="T3">Negativo</text:span></text:p>
          </draw:text-box>
        </draw:frame>
        <draw:frame draw:style-name="gr3" draw:text-style-name="P4" draw:layer="layout" svg:width="0.764cm" svg:height="0.501cm" svg:x="1.226cm" svg:y="13.457cm">
          <draw:text-box>
            <text:p text:style-name="P2"><text:span text:style-name="T3">Bajo</text:span></text:p>
          </draw:text-box>
        </draw:frame>
        <draw:frame draw:style-name="gr3" draw:text-style-name="P4" draw:layer="layout" svg:width="0.942cm" svg:height="0.501cm" svg:x="6.172cm" svg:y="13.457cm">
          <draw:text-box>
            <text:p text:style-name="P2"><text:span text:style-name="T3">0.718</text:span></text:p>
          </draw:text-box>
        </draw:frame>
        <draw:frame draw:style-name="gr3" draw:text-style-name="P4" draw:layer="layout" svg:width="1.06cm" svg:height="0.501cm" svg:x="8.937cm" svg:y="13.457cm">
          <draw:text-box>
            <text:p text:style-name="P2"><text:span text:style-name="T3">-0.274</text:span></text:p>
          </draw:text-box>
        </draw:frame>
        <draw:frame draw:style-name="gr3" draw:text-style-name="P4" draw:layer="layout" svg:width="4.244cm" svg:height="0.501cm" svg:x="12.457cm" svg:y="13.457cm">
          <draw:text-box>
            <text:p text:style-name="P2"><text:span text:style-name="T3">↓ </text:span><text:span text:style-name="T3">Fuerteme</text:span><text:span text:style-name="T3">nte </text:span><text:span text:style-name="T3">negativo</text:span></text:p>
          </draw:text-box>
        </draw:frame>
        <draw:frame draw:style-name="gr3" draw:text-style-name="P4" draw:layer="layout" svg:width="1.086cm" svg:height="0.501cm" svg:x="1.226cm" svg:y="14.527cm">
          <draw:text-box>
            <text:p text:style-name="P2"><text:span text:style-name="T3">Medio</text:span></text:p>
          </draw:text-box>
        </draw:frame>
        <draw:frame draw:style-name="gr3" draw:text-style-name="P4" draw:layer="layout" svg:width="0.942cm" svg:height="0.501cm" svg:x="6.172cm" svg:y="14.527cm">
          <draw:text-box>
            <text:p text:style-name="P2"><text:span text:style-name="T3">0.500</text:span></text:p>
          </draw:text-box>
        </draw:frame>
        <draw:frame draw:style-name="gr3" draw:text-style-name="P4" draw:layer="layout" svg:width="1.06cm" svg:height="0.501cm" svg:x="8.937cm" svg:y="14.527cm">
          <draw:text-box>
            <text:p text:style-name="P2"><text:span text:style-name="T3">-0.223</text:span></text:p>
          </draw:text-box>
        </draw:frame>
        <draw:frame draw:style-name="gr3" draw:text-style-name="P4" draw:layer="layout" svg:width="1.962cm" svg:height="0.501cm" svg:x="12.457cm" svg:y="14.527cm">
          <draw:text-box>
            <text:p text:style-name="P2"><text:span text:style-name="T3">↓ </text:span><text:span text:style-name="T3">Negativo</text:span></text:p>
          </draw:text-box>
        </draw:frame>
        <draw:frame draw:style-name="gr3" draw:text-style-name="P4" draw:layer="layout" svg:width="0.688cm" svg:height="0.501cm" svg:x="1.226cm" svg:y="15.598cm">
          <draw:text-box>
            <text:p text:style-name="P2"><text:span text:style-name="T3">Alto</text:span></text:p>
          </draw:text-box>
        </draw:frame>
        <draw:frame draw:style-name="gr3" draw:text-style-name="P4" draw:layer="layout" svg:width="0.942cm" svg:height="0.501cm" svg:x="6.172cm" svg:y="15.598cm">
          <draw:text-box>
            <text:p text:style-name="P2"><text:span text:style-name="T3">0.841</text:span></text:p>
          </draw:text-box>
        </draw:frame>
        <draw:frame draw:style-name="gr3" draw:text-style-name="P4" draw:layer="layout" svg:width="1.06cm" svg:height="0.501cm" svg:x="8.937cm" svg:y="15.598cm">
          <draw:text-box>
            <text:p text:style-name="P2"><text:span text:style-name="T3">-0.132</text:span></text:p>
          </draw:text-box>
        </draw:frame>
        <draw:frame draw:style-name="gr3" draw:text-style-name="P4" draw:layer="layout" svg:width="1.962cm" svg:height="0.501cm" svg:x="12.457cm" svg:y="15.598cm">
          <draw:text-box>
            <text:p text:style-name="P2"><text:span text:style-name="T3">↓ </text:span><text:span text:style-name="T3">Negativo</text:span></text:p>
          </draw:text-box>
        </draw:frame>
        <draw:frame draw:style-name="gr3" draw:text-style-name="P4" draw:layer="layout" svg:width="1.458cm" svg:height="0.501cm" svg:x="1.226cm" svg:y="16.669cm">
          <draw:text-box>
            <text:p text:style-name="P2"><text:span text:style-name="T3">Extremo</text:span></text:p>
          </draw:text-box>
        </draw:frame>
        <draw:frame draw:style-name="gr3" draw:text-style-name="P4" draw:layer="layout" svg:width="0.942cm" svg:height="0.501cm" svg:x="6.172cm" svg:y="16.669cm">
          <draw:text-box>
            <text:p text:style-name="P2"><text:span text:style-name="T3">0.637</text:span></text:p>
          </draw:text-box>
        </draw:frame>
        <draw:frame draw:style-name="gr3" draw:text-style-name="P4" draw:layer="layout" svg:width="1.06cm" svg:height="0.501cm" svg:x="8.937cm" svg:y="16.669cm">
          <draw:text-box>
            <text:p text:style-name="P2"><text:span text:style-name="T3">-0.066</text:span></text:p>
          </draw:text-box>
        </draw:frame>
        <draw:path draw:style-name="gr1" draw:text-style-name="P1" draw:layer="layout" svg:width="10.102cm" svg:height="0.427cm" svg:x="0.998cm" svg:y="18.57cm" svg:viewBox="0 0 10103 428" svg:d="M104 267c0 8 2 15 4 20 3 5 8 8 14 10s14 4 24 4h26c13 0 25-3 34-7 11-5 20-12 28-22s16-23 24-40h23l-16 95h-265v-22c10 0 17-2 23-4 5-2 9-5 11-10 3-4 4-10 4-18v-197c0-8-1-14-4-18-2-4-6-8-11-10-6-2-13-3-23-4v-22h104zM243 108c-3-16-8-28-14-36-5-9-13-15-22-18s-22-5-37-5h-86v-27h183v86zM156 157c8 0 14-2 18-4 5-3 8-7 11-13 2-6 5-14 6-24h23v108h-23c-1-11-4-19-7-24-2-6-6-10-10-13s-10-4-18-4h-72v-26zM334 250c5 20 13 35 23 44 10 10 22 15 36 15 9 0 16-1 23-4 6-3 11-7 15-12s6-11 6-17-2-12-5-16c-2-4-7-8-13-11-6-4-14-7-25-10-4 0-7-1-11-2-18-4-33-10-44-16s-19-14-25-22c-5-9-8-20-8-33 0-14 4-27 12-38s18-20 32-26 30-9 47-9 31 2 45 5c13 4 25 9 35 16v53h-27c-4-16-11-29-20-37-9-9-20-14-34-14-7 0-14 2-19 4-6 3-10 6-13 11-3 4-5 9-5 15s2 11 5 15 8 8 14 11c7 3 16 6 28 9 21 4 37 10 49 16s21 14 27 24c5 9 8 20 8 34 0 16-4 29-12 41s-19 21-34 27c-14 6-32 10-51 10-17 0-32-3-48-7-15-4-28-10-39-18v-58zM513 111c11-5 21-9 28-13 8-5 14-11 19-18 6-7 11-16 16-28h27v84h-90zM603 266c0 8 2 14 6 19s11 9 19 12c9 2 20 4 34 5v21c-9 3-18 5-27 7-8 2-17 3-25 3-21 0-38-6-50-17-11-11-17-27-17-47v-151h60zM657 136h-77v-38h77zM890 269c-10 21-23 37-39 48-17 10-35 16-57 16s-42-5-59-15c-17-9-30-23-40-40-9-17-14-37-14-59 0-23 5-45 15-64 11-19 25-35 42-46 18-11 37-16 59-16 18 0 33 4 47 12s25 19 32 33c8 14 12 30 12 49v15h-162v-22l112-3-7 11c0-16-1-29-5-39-3-11-7-19-13-24s-13-8-22-8c-10 0-19 4-27 10-8 7-14 17-19 30-4 12-6 27-6 44s3 33 9 45c5 12 14 22 24 29 11 6 24 10 40 10 12 0 24-3 34-8 11-4 22-12 31-22zM1203 269c-10 21-24 37-40 48-16 10-35 16-57 16s-42-5-59-15c-17-9-30-23-39-40-10-17-14-37-14-59 0-23 5-45 15-64s24-35 42-46c17-11 37-16 58-16 18 0 34 4 47 12 14 8 25 19 32 33 8 14 12 30 12 49v15h-162v-22l112-3-6 11c0-16-2-29-5-39-3-11-8-19-14-24s-13-8-22-8c-10 0-19 4-27 10-8 7-14 17-18 30-5 12-7 27-7 44s3 33 9 45 14 22 25 29c11 6 24 10 39 10 12 0 24-3 35-8 11-4 21-12 30-22zM1257 250c5 20 12 35 22 44 10 10 22 15 37 15 8 0 16-1 22-4 7-3 12-7 16-12 3-5 5-11 5-17s-1-12-4-16-7-8-13-11c-6-4-15-7-25-10-4 0-8-1-11-2-18-4-33-10-44-16s-20-14-25-22c-5-9-8-20-8-33 0-14 4-27 12-38 7-11 18-20 32-26s29-9 47-9c16 0 31 2 44 5 13 4 25 9 36 16v53h-28c-4-16-10-29-19-37-10-9-21-14-34-14-8 0-14 2-20 4-5 3-10 6-13 11-3 4-4 9-4 15s1 11 4 15 8 8 15 11 16 6 28 9c20 4 37 10 49 16s21 14 26 24c6 9 9 20 9 34 0 16-4 29-12 41s-19 21-34 27-32 10-52 10c-16 0-32-3-47-7s-28-10-39-18v-58zM1725 269c-10 21-23 37-39 48-17 10-36 16-57 16-22 0-42-5-59-15-17-9-30-23-40-40-9-17-14-37-14-59 0-23 5-45 15-64s24-35 42-46 37-16 58-16c18 0 34 4 48 12s24 19 32 33 11 30 11 49v15h-161v-22l112-3-7 11c0-16-1-29-5-39-3-11-7-19-14-24-5-5-13-8-21-8-10 0-20 4-28 10-7 7-13 17-18 30-4 12-6 27-6 44s2 33 8 45 14 22 25 29c11 6 24 10 39 10 13 0 24-3 35-8 11-4 21-12 31-22zM1817 85l-68-32v-17l68-33h20zM1837 286c0 4 1 8 2 10 2 2 5 4 9 6s9 3 16 3v22h-115v-22c7 0 13-1 16-3 4-2 7-4 9-6 1-2 2-6 2-10v-246l61-37zM2031 163l-67-27v-16l67-27h20zM2051 284c0 5 1 9 3 12 2 2 6 4 10 6s11 3 19 3v22h-119v-22c7 0 12-1 16-3s6-4 8-6 3-6 3-10v-157l60-36zM2044 173c8-18 16-32 23-43 8-11 15-20 22-27 8-7 15-10 22-10 4 0 7 0 9 1 3 1 6 3 7 5v55h-12c-11 0-21 1-29 4-8 2-15 6-22 11-7 6-13 13-20 22zM2353 269c-10 21-24 37-40 48-16 10-35 16-57 16s-42-5-59-15c-17-9-30-23-40-40-9-17-13-37-13-59 0-23 5-45 15-64s24-35 41-46c18-11 38-16 59-16 18 0 34 4 47 12 14 8 25 19 32 33 8 14 12 30 12 49v15h-162v-22l112-3-6 11c0-16-2-29-5-39-3-11-8-19-14-24s-13-8-22-8c-10 0-19 4-27 10-8 7-14 17-18 30-5 12-7 27-7 44s3 33 9 45 14 22 25 29c11 6 24 10 39 10 12 0 24-3 35-8 11-4 21-12 30-22zM2407 250c5 20 12 35 22 44 10 10 22 15 37 15 8 0 16-1 22-4 7-3 12-7 16-12 3-5 5-11 5-17s-1-12-4-16-7-8-13-11c-6-4-15-7-25-10-4 0-8-1-11-2-18-4-33-10-44-16s-20-14-25-22c-5-9-8-20-8-33 0-14 4-27 12-38 7-11 18-20 32-26s29-9 47-9c16 0 31 2 44 5 13 4 25 9 36 16v53h-28c-4-16-10-29-19-37-10-9-21-14-34-14-8 0-14 2-20 4-5 3-10 6-13 11-3 4-4 9-4 15s1 11 4 15 8 8 15 11 16 6 28 9c20 4 37 10 49 16s21 14 26 24c6 9 9 20 9 34 0 16-5 29-12 41-8 12-20 21-34 27-15 6-32 10-52 10-16 0-32-3-47-7-16-4-28-10-39-18v-58zM2650 163l-67-27v-16l67-27h21zM2671 254c0 12 3 21 9 27s15 9 27 9c7 0 15-1 23-4 7-3 15-7 22-12s13-11 19-17v18c-8 11-17 21-27 30-10 8-22 15-33 20-12 5-23 8-33 8-22 0-39-6-51-18-11-12-17-29-17-51v-134l61-37zM2795 163l-68-27v-16l68-27h20zM2815 269c0 4 1 8 2 11 2 3 5 6 9 7 4 2 9 3 16 4v21l-67 19h-21v-201l61-37zM2929 85l-67-32v-17l67-33h20zM2949 286c0 4 1 8 2 10 2 2 5 4 9 6s9 3 16 3v22h-114v-22c6 0 12-1 16-3 3-2 6-4 8-6s3-6 3-10v-246l60-37zM2989 111c11-5 21-9 28-13 8-5 14-11 20-18 5-7 10-16 15-28h27v84h-90zM3079 266c0 8 2 14 6 19s11 9 19 12c9 2 20 4 34 5v21c-9 3-18 5-26 7-9 2-18 3-26 3-21 0-38-6-49-17-12-11-18-27-18-47v-151h60zM3133 136h-77v-38h77zM3382 324c-6 2-12 4-19 5-6 2-12 2-19 2-16 0-28-4-37-12s-13-20-13-36v-128c0-13-3-24-9-31s-14-10-26-10c-11 0-19 3-25 10-7 6-10 15-10 27v27h-42c-5-3-8-7-11-11-2-6-3-11-3-16 0-11 4-21 12-30 8-8 19-15 33-21 14-5 29-7 46-7 20 0 37 3 51 9 15 6 26 16 33 28 8 12 12 26 12 43v108c0 5 1 8 2 11 2 3 5 5 8 7 4 1 9 3 17 3zM3304 287c-11 15-23 27-36 34-13 8-28 12-45 12-12 0-22-3-32-8-9-5-16-12-21-21-6-8-8-18-8-29 0-17 5-31 15-42 11-11 26-20 47-25l87-25v20l-58 18c-11 4-19 9-24 15s-8 15-8 25c0 6 2 11 4 16 3 5 7 9 12 12 6 3 11 4 18 4 8 0 17-2 25-7 9-5 17-11 24-19zM3597 85l-66-32v-17l66-33h21zM3618 269c0 4 1 8 2 11 2 3 5 6 9 7 4 2 9 3 16 4v21l-67 19h-20v-290l60-38zM3579 155c-9-12-18-21-26-26-9-6-18-8-29-8-13 0-25 4-35 11-9 8-17 18-22 32-6 13-8 29-8 47s2 32 7 45c4 12 11 21 20 28s19 10 32 10c8 0 15-2 23-5s15-8 22-14c7-7 13-15 18-24l5 16c-7 14-16 26-26 36-9 10-20 17-32 22s-24 8-37 8c-18 0-34-5-49-14-14-10-25-23-34-39-8-17-12-35-12-55 0-26 5-48 15-68s24-36 43-47 40-17 64-17c15 0 29 2 42 8 13 5 25 12 34 22zM3774 333c-21 0-40-5-57-15-16-10-29-23-39-41-9-17-13-37-13-59 0-23 4-44 14-63 11-19 24-34 42-45 17-11 36-17 57-17s40 5 56 15c17 10 30 23 39 41 9 17 14 37 14 58 0 23-5 44-15 63s-24 35-41 46-36 17-57 17zM3779 309c10 0 18-3 25-10 7-6 12-16 15-29 3-14 5-31 5-50 0-21-2-39-7-55-4-15-10-27-17-36-8-9-17-13-27-13s-18 3-25 10-12 17-16 30c-3 13-5 30-5 50s2 39 6 54c5 16 11 28 19 37 8 8 17 12 27 12zM4079 93l-21 70-68-27v-16l68-27zM3990 305c7 0 12-1 16-3s7-4 8-6c2-2 3-6 3-10v-157l62-36v193c0 4 0 8 2 10s4 4 8 6 10 3 17 3v22h-116zM4132 305c6 0 12-1 16-3s6-4 8-6 3-6 3-10v-116c0-11-3-20-9-26s-15-9-27-9c-7 0-14 2-22 5-7 2-14 6-21 11-7 4-13 10-18 16v-18c7-11 16-21 26-29 10-9 21-15 32-20s22-7 33-7c21 0 38 6 49 17s17 28 17 49v127c0 4 1 8 2 10 2 2 5 4 9 6s9 3 16 3v22h-114zM4272 305c7 0 12-1 16-3s7-4 8-6c2-2 3-6 3-10v-116c0-11-3-20-9-26s-15-9-27-9c-6 0-13 2-21 5-8 2-15 6-22 11-7 4-13 10-18 16v-18c7-11 16-21 26-29 10-9 21-15 33-20 11-5 22-7 32-7 22 0 38 6 49 17s17 28 17 49v127c0 4 1 8 3 10s5 4 8 6c4 2 10 3 17 3v22h-115zM4630 324c-6 2-12 4-18 5-7 2-13 2-19 2-16 0-29-4-38-12-8-8-12-20-12-36v-128c0-13-3-24-9-31s-15-10-27-10c-10 0-19 3-25 10-6 6-9 15-9 27v27h-43c-4-3-8-7-10-11-2-6-3-11-3-16 0-11 4-21 12-30 8-8 19-15 32-21 14-5 30-7 46-7 20 0 37 3 52 9 14 6 25 16 33 28s11 26 11 43v108c0 5 1 8 3 11 1 3 4 5 8 7 3 1 9 3 16 3zM4552 287c-10 15-22 27-36 34-13 8-28 12-44 12-12 0-23-3-32-8-10-5-17-12-22-21-5-8-8-18-8-29 0-17 6-31 16-42s26-20 46-25l87-25v20l-57 18c-11 4-20 9-25 15s-7 15-7 25c0 6 1 11 4 16s7 9 12 12 11 4 17 4c9 0 17-2 26-7s17-11 23-19zM4493 79l29-79h67l-59 79zM4678 250c5 20 13 35 23 44 10 10 22 15 36 15 9 0 16-1 23-4 6-3 12-7 15-12 4-5 6-11 6-17s-2-12-5-16c-2-4-7-8-13-11-6-4-14-7-25-10-3 0-7-1-11-2-18-4-33-10-44-16s-19-14-25-22c-5-9-7-20-7-33 0-14 4-27 11-38 8-11 19-20 32-26 14-6 30-9 48-9 16 0 30 2 44 5 13 4 25 9 36 16v53h-28c-4-16-11-29-20-37-9-9-20-14-33-14-8 0-15 2-20 4-6 3-10 6-13 11-3 4-4 9-4 15s1 11 4 15 8 8 14 11c7 3 17 6 28 9 21 4 37 10 49 16 13 6 21 14 27 24 5 9 8 20 8 34 0 16-4 29-12 41s-19 21-34 27c-14 6-32 10-51 10-17 0-32-3-48-7-15-4-28-10-38-18v-58zM4954 41c0-7 2-13 5-19 4-6 8-10 14-14s13-6 20-6 13 2 19 6 11 8 14 14 5 12 5 19-2 14-5 20-8 10-14 14c-6 3-12 4-20 4-7 0-13-1-19-4-6-4-10-8-14-14-3-6-5-13-5-20zM5005 163l-68-27v-16l68-27h20zM5025 286c0 4 1 8 2 10 2 2 5 4 8 6 4 1 10 2 17 3v22h-115v-22c7-1 13-2 16-3 4-2 7-4 9-6 1-2 2-6 2-10v-157l61-36zM5161 93l-21 70-67-27v-16l67-27zM5073 305c7 0 12-1 16-3s7-4 8-6c2-2 3-6 3-10v-157l61-36v193c0 4 1 8 2 10 2 2 5 4 8 6 4 2 10 3 17 3v22h-115zM5214 305c7 0 12-1 16-3s6-4 8-6 3-6 3-10v-116c0-11-3-20-9-26s-15-9-27-9c-7 0-14 2-22 5-7 2-14 6-21 11-7 4-13 10-18 16v-18c7-11 16-21 26-29 10-9 21-15 32-20s22-7 33-7c21 0 38 6 49 17 12 11 17 28 17 49v127c0 4 1 8 3 10 1 2 4 4 8 6s9 3 16 3v22h-114zM5354 305c7 0 13-1 16-3 4-2 7-4 9-6 1-2 2-6 2-10v-116c0-11-3-20-9-26-5-6-14-9-27-9-6 0-13 2-21 5-7 2-15 6-22 11-7 4-13 10-18 16v-18c7-11 16-21 26-29 10-9 21-15 33-20 11-5 22-7 32-7 22 0 38 6 49 17 12 11 17 28 17 49v127c0 4 1 8 3 10s5 4 8 6c4 2 10 3 17 3v22h-115zM5555 163l-67-27v-16l67-27h21zM5576 387c0 4 1 8 2 11 2 2 5 4 8 6 4 1 10 2 17 3v21h-115v-21c7-1 12-2 16-3 4-2 7-4 8-6 2-3 3-7 3-11v-258l61-36zM5547 158c8-14 16-26 26-35 10-10 20-18 32-23 11-5 24-7 36-7 18 0 35 5 50 14 14 10 26 23 34 39s12 34 12 54c0 26-5 50-15 70s-24 35-43 46-40 17-64 17c-14 0-28-3-42-8-14-6-25-13-34-22l15-33c9 13 18 22 26 27 9 5 18 7 29 7 13 0 25-3 35-11 10-7 17-17 22-31 6-14 9-30 9-48 0-17-3-32-8-44-4-13-11-22-20-28-9-7-20-10-32-10-7 0-15 2-23 5s-15 8-22 14-13 14-18 23zM5876 333c-21 0-40-5-57-15-16-10-29-23-39-41-9-17-14-37-14-59 0-23 5-44 15-63s24-34 42-45c17-11 36-17 56-17 22 0 41 5 57 15 17 10 29 23 39 41 9 17 14 37 14 58 0 23-5 44-15 63s-24 35-41 46c-18 11-36 17-57 17zM5880 309c11 0 19-3 26-10 6-6 11-16 15-29 3-14 5-31 5-50 0-21-3-39-7-55-4-15-10-27-18-36-7-9-16-13-26-13s-19 3-25 10c-7 7-12 17-16 30-3 13-5 30-5 50s2 39 6 54c5 16 11 28 18 37 8 8 18 12 27 12zM6078 163l-67-27v-16l67-27h21zM6099 284c0 5 1 9 2 12 3 2 6 4 10 6 5 2 11 3 19 3v22h-119v-22c7 0 12-1 16-3s7-4 8-6c2-2 3-6 3-10v-157l61-36zM6091 173c9-18 17-32 24-43s14-20 22-27c7-7 14-10 22-10 3 0 6 0 9 1s5 3 7 5v55h-12c-12 0-22 1-30 4-8 2-15 6-22 11-6 6-13 13-20 22zM6192 111c12-5 21-9 29-13 7-5 14-11 19-18 6-7 11-16 16-28h27v84h-91zM6283 266c0 8 2 14 6 19s10 9 19 12c9 2 20 4 34 5v21c-9 3-18 5-27 7s-17 3-25 3c-22 0-38-6-50-17s-17-27-17-47v-151h60zM6337 136h-77v-38h77zM6586 324c-6 2-12 4-19 5-6 2-13 2-19 2-16 0-28-4-37-12s-13-20-13-36v-128c0-13-3-24-9-31s-14-10-26-10c-11 0-19 3-26 10-6 6-9 15-9 27v27h-42c-5-3-8-7-11-11-2-6-3-11-3-16 0-11 4-21 12-30 8-8 19-15 32-21 14-5 30-7 47-7 20 0 37 3 51 9 15 6 26 16 33 28 8 12 12 26 12 43v108c0 5 0 8 2 11s4 5 8 7c4 1 9 3 17 3zM6507 287c-10 15-22 27-35 34-14 8-28 12-45 12-12 0-23-3-32-8s-16-12-22-21c-5-8-7-18-7-29 0-17 5-31 15-42s26-20 47-25l87-25v20l-58 18c-11 4-19 9-25 15-4 6-7 15-7 25 0 6 2 11 4 16 3 5 7 9 12 12s11 4 17 4c9 0 18-2 26-7 9-5 17-11 23-19zM6691 93l-20 70-67-27v-16l67-27zM6604 305c7 0 12-1 16-3s6-4 8-6 3-6 3-10v-157l60-36v193c0 4 1 8 3 10 1 2 4 4 8 6s9 3 16 3v22h-114zM6748 305c7 0 12-1 16-3s7-4 8-6c2-2 3-6 3-10v-114c0-12-3-22-9-27-6-7-15-10-27-10-7 0-15 2-22 5-8 3-16 7-23 12s-13 10-19 17v-18c8-12 17-22 27-30 10-9 22-16 33-21s23-7 34-7c21 0 38 6 49 17 12 12 18 29 18 51v125c0 4 0 8 2 10s5 4 8 6c4 2 10 3 17 3v22h-115zM6871 111c12-5 22-9 29-13 7-5 14-11 19-18 6-7 11-16 16-28h27v84h-91zM6962 266c0 8 2 14 6 19s11 9 19 12c9 2 20 4 34 5v21c-9 3-18 5-27 7s-17 3-25 3c-21 0-38-6-50-17s-17-27-17-47v-151h60zM7016 136h-77v-38h77zM7249 269c-10 21-23 37-39 48-17 10-35 16-57 16s-42-5-59-15c-17-9-30-23-40-40-9-17-14-37-14-59 0-23 5-45 15-64 11-19 25-35 42-46 18-11 37-16 59-16 18 0 33 4 47 12s25 19 32 33c8 14 12 30 12 49v15h-162v-22l112-3-7 11c0-16-1-29-5-39-3-11-7-19-13-24s-13-8-22-8c-10 0-19 4-27 10-8 7-14 17-19 30-4 12-6 27-6 44s3 33 9 45c5 12 14 22 24 29 11 6 24 10 40 10 12 0 24-3 34-8 11-4 21-12 31-22zM7415 163l-67-27v-16l67-27h21zM7436 387c0 4 0 8 2 11 2 2 5 4 8 6 4 1 10 2 17 3v21h-115v-21c7-1 12-2 16-3 4-2 7-4 8-6 2-3 3-7 3-11v-258l61-36zM7407 158c7-14 16-26 26-35 9-10 20-18 31-23 12-5 24-7 37-7 18 0 35 5 49 14 15 10 27 23 35 39s12 34 12 54c0 26-5 50-15 70s-24 35-43 46-40 17-64 17c-14 0-28-3-42-8-14-6-25-13-34-22l15-33c9 13 18 22 26 27 9 5 18 7 29 7 13 0 25-3 35-11 10-7 17-17 22-31 6-14 9-30 9-48 0-17-3-32-8-44-4-13-11-22-20-28-9-7-20-10-32-10-7 0-15 2-23 5s-15 8-22 14-13 14-18 23zM7847 324c-6 2-12 4-19 5-6 2-12 2-19 2-16 0-28-4-37-12s-13-20-13-36v-128c0-13-3-24-9-31-5-7-14-10-26-10-11 0-19 3-25 10-7 6-10 15-10 27v27h-42c-5-3-8-7-11-11-2-6-3-11-3-16 0-11 4-21 12-30 8-8 19-15 33-21 14-5 29-7 46-7 20 0 37 3 51 9 15 6 26 16 33 28 8 12 12 26 12 43v108c0 5 1 8 2 11 2 3 5 5 8 7 4 1 9 3 17 3zM7769 287c-11 15-23 27-36 34-13 8-28 12-45 12-12 0-22-3-32-8-9-5-16-12-21-21-6-8-8-18-8-29 0-17 5-31 15-42 11-11 26-20 47-25l87-25v20l-58 18c-11 4-19 9-24 15s-8 15-8 25c0 6 2 11 4 16 3 5 7 9 12 12 6 3 11 4 18 4 8 0 17-2 25-7 9-5 17-11 24-19zM7932 163l-67-27v-16l67-27h21zM7953 284c0 5 0 9 2 12 3 2 6 4 10 6 5 2 11 3 19 3v22h-119v-22c7 0 12-1 16-3s7-4 8-6c2-2 3-6 3-10v-157l61-36zM7945 173c9-18 17-32 24-43s14-20 22-27c7-7 14-10 22-10 3 0 6 0 8 1 3 1 6 3 8 5v55h-12c-12 0-22 1-30 4-8 2-15 6-22 11-6 6-13 13-20 22zM8269 324c-6 2-12 4-19 5-6 2-12 2-19 2-16 0-28-4-37-12s-13-20-13-36v-128c0-13-3-24-9-31s-14-10-26-10c-11 0-19 3-25 10-7 6-10 15-10 27v27h-42c-5-3-8-7-11-11-2-6-3-11-3-16 0-11 4-21 12-30 8-8 19-15 33-21 14-5 29-7 46-7 20 0 37 3 51 9 15 6 26 16 33 28 8 12 12 26 12 43v108c0 5 1 8 2 11 2 3 5 5 8 7 4 1 9 3 17 3zM8191 287c-11 15-23 27-36 34-13 8-28 12-45 12-12 0-22-3-32-8-9-5-16-12-21-21-6-8-8-18-8-29 0-17 5-31 15-42 11-11 26-20 47-25l87-25v20l-58 18c-11 4-19 9-24 15s-8 15-8 25c0 6 2 11 4 16 3 5 7 9 12 12 6 3 11 4 18 4 8 0 17-2 25-7 9-5 17-11 24-19zM8433 85l-68-32v-17l68-33h20zM8453 286c0 4 1 8 2 10 2 2 5 4 9 6s9 3 16 3v22h-115v-22c7 0 13-1 16-3 4-2 7-4 9-6s2-6 2-10v-246l61-37zM8722 324c-6 2-12 4-19 5-6 2-12 2-19 2-16 0-28-4-37-12s-13-20-13-36v-128c0-13-3-24-9-31s-14-10-26-10c-11 0-19 3-25 10-7 6-10 15-10 27v27h-42c-5-3-8-7-11-11-2-6-3-11-3-16 0-11 4-21 12-30 8-8 19-15 33-21 13-5 29-7 46-7 20 0 37 3 51 9 15 6 26 16 33 28 8 12 12 26 12 43v108c0 5 0 8 2 11s5 5 8 7c4 1 9 3 17 3zM8644 287c-11 15-23 27-36 34-14 8-28 12-45 12-12 0-22-3-32-8-9-5-16-12-21-21-6-8-8-18-8-29 0-17 5-31 15-42 11-11 26-20 47-25l87-25v20l-58 18c-11 4-19 9-24 15s-8 15-8 25c0 6 2 11 4 16 3 5 7 9 12 12s11 4 17 4c9 0 18-2 26-7 9-5 17-11 24-19zM8816 111c12-5 21-9 29-13 7-5 14-11 19-18 6-7 11-16 15-28h27v84h-90zM8906 266c0 8 2 14 7 19 4 5 10 9 19 12 9 2 20 4 33 5v21c-8 3-17 5-26 7s-17 3-25 3c-22 0-38-6-50-17s-18-27-18-47v-151h60zM8960 136h-76v-38h76zM9194 269c-10 21-23 37-40 48-16 10-35 16-56 16-22 0-42-5-59-15-17-9-31-23-40-40s-14-37-14-59c0-23 5-45 15-64s24-35 42-46 37-16 58-16c18 0 34 4 48 12s24 19 32 33c7 14 11 30 11 49v15h-161v-22l112-3-7 11c0-16-2-29-5-39-3-11-7-19-14-24-6-5-13-8-21-8-10 0-20 4-28 10-7 7-14 17-18 30-4 12-7 27-7 44s3 33 9 45 14 22 25 29c11 6 24 10 39 10 13 0 24-3 35-8 11-4 21-12 31-22zM9328 333c-21 0-40-5-57-15-16-10-29-23-39-41-9-17-14-37-14-59 0-23 5-44 15-63s24-34 42-45c17-11 36-17 56-17 22 0 41 5 57 15 17 10 29 23 39 41 9 17 14 37 14 58 0 23-5 44-15 63s-24 35-41 46c-18 11-36 17-57 17zM9332 309c11 0 19-3 26-10 6-6 11-16 15-29 3-14 5-31 5-50 0-21-3-39-7-55-4-15-10-27-18-36-7-9-16-13-26-13s-19 3-25 10c-7 7-12 17-16 30-3 13-5 30-5 50s2 39 6 54c5 16 11 28 18 37 8 8 17 12 27 12zM9530 163l-67-27v-16l67-27h21zM9551 284c0 5 1 9 2 12 3 2 6 4 10 6 5 2 11 3 19 3v22h-119v-22c7 0 12-1 16-3s7-4 8-6c2-2 3-6 3-10v-157l61-36zM9543 173c9-18 17-32 24-43s14-20 22-27c7-7 14-10 22-10 3 0 6 0 9 1 2 1 5 3 7 5v55h-12c-12 0-22 1-30 4-8 2-15 6-22 11-6 6-13 13-20 22zM9714 163l-68-27v-16l68-27h20zM9734 286c0 4 1 8 2 10 2 2 5 4 9 6s9 3 16 3v22h-115v-22c7 0 13-1 16-3 4-2 7-4 9-6s2-6 2-10v-157l61-36zM9683 79l30-79h66l-59 79zM10003 324c-6 2-12 4-19 5-6 2-12 2-19 2-16 0-28-4-37-12s-13-20-13-36v-128c0-13-3-24-9-31s-14-10-26-10c-11 0-19 3-25 10-7 6-10 15-10 27v27h-42c-5-3-8-7-11-11-2-6-3-11-3-16 0-11 4-21 12-30 8-8 19-15 33-21 14-5 29-7 46-7 20 0 37 3 51 9 15 6 26 16 33 28 8 12 12 26 12 43v108c0 5 0 8 2 11s5 5 8 7c4 1 9 3 17 3zM9925 287c-11 15-23 27-36 34-14 8-28 12-45 12-12 0-22-3-32-8-9-5-16-12-21-21-6-8-8-18-8-29 0-17 5-31 15-42 11-11 26-20 47-25l87-25v20l-58 18c-11 4-19 9-24 15s-8 15-8 25c0 6 2 11 4 16 3 5 7 9 12 12 6 3 11 4 17 4 9 0 18-2 26-7 9-5 17-11 24-19zM10025 291c0-7 1-13 5-19 3-6 8-11 14-14 6-4 13-6 20-6s13 2 19 6c6 3 11 8 15 14 3 6 5 12 5 19s-2 14-5 20c-4 6-9 11-15 14-6 4-12 5-19 5s-14-1-20-5c-6-3-11-8-14-14-4-6-5-13-5-20z">
          <text:p/>
        </draw:path>
        <draw:frame draw:style-name="gr3" draw:text-style-name="P4" draw:layer="layout" svg:width="3.922cm" svg:height="0.501cm" svg:x="12.456cm" svg:y="16.669cm">
          <draw:text-box>
            <text:p text:style-name="P2"><text:span text:style-name="T3">↓ </text:span><text:span text:style-name="T3">Levement</text:span><text:span text:style-name="T3">e </text:span><text:span text:style-name="T3">negativo</text:span></text:p>
          </draw:text-box>
        </draw:frame>
        <draw:frame draw:style-name="gr2" draw:text-style-name="P3" draw:layer="layout" svg:width="8.977cm" svg:height="0.577cm" svg:x="11.116cm" svg:y="18.444cm">
          <draw:text-box>
            <text:p text:style-name="P2"><text:span text:style-name="T1"><text:s/></text:span><text:span text:style-name="T1">Demues</text:span><text:span text:style-name="T1">tra que </text:span><text:span text:style-name="T1">la </text:span><text:span text:style-name="T1">inyecció</text:span><text:span text:style-name="T1">n </text:span><text:span text:style-name="T1">emocion</text:span><text:span text:style-name="T1">al no es</text:span></text:p>
          </draw:text-box>
        </draw:frame>
        <draw:frame draw:style-name="gr2" draw:text-style-name="P3" draw:layer="layout" svg:width="19.175cm" svg:height="0.577cm" svg:x="0.988cm" svg:y="19.079cm">
          <draw:text-box>
            <text:p text:style-name="P2"><text:span text:style-name="T1">un </text:span><text:span text:style-name="T1">efecto </text:span><text:span text:style-name="T1">genérico </text:span><text:span text:style-name="T1">de </text:span><text:span text:style-name="T1">prompti</text:span><text:span text:style-name="T1">ng — es </text:span><text:span text:style-name="T1">un </text:span><text:span text:style-name="T1">fenómen</text:span><text:span text:style-name="T1">o </text:span><text:span text:style-name="T1">especíﬁc</text:span><text:span text:style-name="T1">o de </text:span><text:span text:style-name="T1">dominio. </text:span><text:span text:style-name="T1">Si fuera </text:span><text:span text:style-name="T1">un </text:span><text:span text:style-name="T1">artefact</text:span><text:span text:style-name="T1">o</text:span></text:p>
          </draw:text-box>
        </draw:frame>
        <draw:path draw:style-name="gr1" draw:text-style-name="P1" draw:layer="layout" svg:width="12.222cm" svg:height="0.427cm" svg:x="1.005cm" svg:y="20.793cm" svg:viewBox="0 0 12223 428" svg:d="M254 114c-3-17-9-30-16-41s-17-19-29-24c-11-6-24-9-40-9-21 0-38 6-53 16-15 11-27 26-35 45-8 20-12 43-12 69 0 27 4 51 12 72 9 20 21 36 37 47 15 11 33 16 53 16 14 0 26-2 37-8 10-5 20-14 29-26 9-11 18-27 26-47h24l-14 78c-13 9-29 16-48 21s-39 8-59 8c-32 0-61-6-86-19s-45-31-59-54-21-50-21-80c0-31 7-58 21-83 15-25 34-45 59-59 26-14 54-21 85-21 22 0 42 3 62 8s37 11 50 20v71zM424 331c-21 0-40-5-57-14-16-10-29-24-39-41-9-18-13-38-13-60s4-43 14-63c11-19 24-34 42-45 17-11 36-17 57-17s40 5 56 15c17 10 30 24 39 41 9 18 14 37 14 59 0 23-5 44-15 63s-24 34-41 45-36 17-57 17zM429 308c10 0 18-3 25-10s12-17 15-30 5-30 5-50c0-21-2-39-7-54-4-16-10-28-17-36-8-9-17-14-27-14s-18 4-25 11c-7 6-12 16-16 30-3 13-5 29-5 49 0 21 2 39 6 55 5 16 11 28 19 36 8 9 17 13 27 13zM647 91l-20 71-68-27v-17l68-27zM559 304c7-1 13-2 16-3 4-2 7-4 9-6 1-3 2-6 2-11v-157l61-36v193c0 5 1 8 2 11 2 2 5 4 8 6 4 1 10 2 17 3v21h-115zM704 304c7-1 12-2 16-3 4-2 6-4 8-6 2-3 3-6 3-11v-113c0-13-3-22-10-28-6-6-15-9-27-9-7 0-14 1-22 4-7 3-15 7-22 12s-14 11-19 17v-18c7-11 16-21 26-30 11-8 22-15 33-20 12-5 23-8 34-8 22 0 38 6 50 18 11 12 17 29 17 51v124c0 5 1 8 3 11 1 2 4 4 8 6 4 1 9 2 16 3v21h-114zM1041 267c-9 21-21 36-37 47s-35 17-57 17c-21 0-40-5-57-14-16-10-29-24-39-41-9-17-14-37-14-59 0-24 5-45 15-65 11-19 25-34 42-44 18-11 38-17 60-17 15 0 30 3 42 8 13 5 23 12 30 21s11 19 11 30c0 6-2 11-4 16-3 4-7 8-11 10h-39v-12c0-16-3-28-9-36-7-8-16-13-27-13s-20 4-27 10c-8 7-14 16-19 28-4 13-6 27-6 43 0 17 3 32 9 46 6 13 14 23 25 30s23 11 37 11c12 0 23-3 32-8 10-4 20-12 29-21zM1125 84l-67-32v-17l67-33h20zM1145 284c0 5 1 8 2 11 2 2 5 4 9 6 4 1 9 2 16 3v21h-114v-21c6-1 12-2 16-3 4-2 6-4 8-6 2-3 3-6 3-11v-246l60-36zM1256 162l-66-27v-17l66-27h21zM1277 252c0 12 3 22 9 28s15 9 28 9c7 0 14-2 22-5 7-3 15-7 22-11 7-6 13-11 19-18v18c-7 12-16 22-27 30-10 9-21 16-33 21s-23 7-33 7c-22 0-39-6-51-18-11-11-17-28-17-50v-134l61-38zM1401 162l-68-27v-17l68-27h20zM1421 267c0 5 1 9 2 12 2 3 5 5 9 7 4 1 9 2 16 3v22l-67 19h-21v-201l61-38zM1497 249c6 20 13 34 23 44s22 14 36 14c9 0 17-1 23-4 7-2 12-6 15-11 4-5 6-11 6-18 0-6-2-11-4-15-3-5-7-8-14-12-6-3-14-6-24-9-4-1-8-2-12-3-18-4-32-9-44-15-11-7-19-14-24-23-6-9-8-20-8-32 0-15 4-27 11-38 8-12 19-20 32-26 14-7 30-10 48-10 16 0 31 2 44 6 13 3 25 8 36 15v54h-28c-4-17-11-29-20-38s-20-13-33-13c-8 0-14 1-20 4-6 2-10 6-13 10-3 5-4 10-4 15 0 6 1 12 4 16s8 7 15 11c6 3 16 6 28 8 20 5 37 10 49 16 12 7 21 15 26 24 6 9 8 21 8 35 0 15-4 29-12 41-7 11-19 20-33 27-15 6-32 9-52 9-16 0-32-2-48-6-15-4-28-11-38-19v-57zM1695 39c0-6 2-13 5-18 3-6 8-11 14-14 6-4 12-6 20-6 7 0 13 2 19 6 6 3 11 8 14 14 3 5 5 12 5 19s-2 13-5 19-8 11-14 14-12 5-20 5c-7 0-13-2-19-5s-11-8-14-14-5-12-5-20zM1745 162l-67-27v-17l67-27h21zM1766 284c0 5 0 8 2 11 2 2 4 4 8 5 4 2 10 3 17 4v21h-115v-21c7-1 12-2 16-4 4-1 7-3 8-5 2-3 3-6 3-11v-157l61-36zM1924 331c-21 0-40-5-57-14-17-10-30-24-39-41-10-18-14-38-14-60s5-43 15-63c10-19 24-34 41-45s36-17 57-17 40 5 57 15c16 10 29 24 38 41 10 18 15 37 15 59 0 23-6 44-16 63s-23 34-41 45c-17 11-36 17-56 17zM1928 308c10 0 19-3 25-10 7-7 12-17 15-30s5-30 5-50c0-21-2-39-6-54-5-16-10-28-18-36-8-9-16-14-27-14-9 0-18 4-25 11-7 6-12 16-15 30-4 13-5 29-5 49 0 21 2 39 6 55s10 28 18 36c8 9 17 13 27 13zM1906 77l30-77h67l-59 77zM2146 91l-20 71-67-27v-17l67-27zM2059 304c6-1 12-2 16-3 4-2 6-4 8-6 2-3 3-6 3-11v-157l60-36v193c0 5 1 8 2 11 2 2 5 4 9 6 4 1 9 2 16 3v21h-114zM2203 304c7-1 12-2 16-3 4-2 7-4 8-6 2-3 3-6 3-11v-113c0-13-3-22-9-28s-15-9-27-9c-7 0-15 1-22 4-8 3-16 7-23 12s-13 11-19 17v-18c8-11 16-21 27-30 10-8 21-15 33-20 11-5 22-8 33-8 22 0 39 6 50 18 12 12 18 29 18 51v124c0 5 0 8 2 11 2 2 4 4 8 6 4 1 10 2 17 3v21h-115zM2623 267c-8 21-21 36-37 47s-35 17-57 17c-21 0-40-5-56-14-17-10-30-24-39-41-10-17-14-37-14-59 0-24 5-45 15-65 10-19 24-34 42-44 17-11 37-17 59-17 16 0 30 3 43 8 12 5 22 12 29 21 8 9 11 19 11 30 0 6-1 11-4 16-3 4-6 8-11 10h-39v-12c0-16-3-28-9-36s-15-13-27-13c-10 0-19 4-27 10-8 7-14 16-18 28-4 13-6 27-6 43 0 17 3 32 8 46 6 13 15 23 25 30 11 7 23 11 38 11 11 0 22-3 32-8 10-4 19-12 28-21zM2661 39c0-6 2-13 5-18 3-6 8-11 14-14 5-4 12-6 19-6s14 2 20 6c6 3 10 8 14 14 3 5 5 12 5 19s-2 13-5 19c-4 6-8 11-14 14s-13 5-20 5-14-2-19-5c-6-3-11-8-14-14s-5-12-5-20zM2711 162l-67-27v-17l67-27h20zM2731 284c0 5 1 8 3 11 1 2 4 4 8 5 4 2 9 3 16 4v21h-114v-21c7-1 12-2 16-4 4-1 7-3 8-5 2-3 3-6 3-11v-157l60-36zM2773 109c12-4 21-8 29-13 7-4 13-10 19-17 5-7 11-17 15-28h27v84h-90zM2863 265c0 8 2 14 6 19 5 4 11 8 20 11s20 4 33 5v22c-8 3-17 5-26 6-9 2-17 3-25 3-22 0-38-6-50-17s-18-26-18-46v-151h60zM2917 135h-76v-38h76zM3166 322c-6 3-12 5-18 6-7 1-13 2-19 2-16 0-29-4-38-12-8-9-12-21-12-37v-128c0-13-3-23-9-30s-15-11-27-11c-10 0-19 3-25 10s-9 16-9 28v26h-43c-4-2-8-6-10-11s-4-10-4-16c0-11 5-20 13-29s18-16 32-21 30-8 46-8c20 0 37 3 52 10 14 6 25 15 33 27s11 27 11 44v107c0 5 1 9 3 12 1 2 4 5 8 6 3 2 9 3 16 4zM3088 285c-10 16-22 27-36 35-13 7-28 11-44 11-12 0-23-2-32-7-10-5-17-12-22-21s-8-19-8-30c0-16 6-30 16-41 10-12 26-20 46-26l87-24v20l-57 18c-11 3-20 8-25 15-5 6-7 14-7 24 0 6 1 12 4 17s7 9 12 11c5 3 11 5 17 5 9 0 17-2 26-7s17-11 23-20zM3382 84l-67-32v-17l67-33h21zM3403 267c0 5 0 9 2 12s4 5 8 7c4 1 10 2 17 3v22l-68 19h-20v-290l61-38zM3363 153c-9-12-17-21-26-26-8-5-18-8-29-8-13 0-24 4-34 12-10 7-17 18-23 31-5 14-8 30-8 48 0 17 3 32 7 44 5 13 12 22 20 29 9 6 20 9 32 9 8 0 16-1 24-5 8-3 15-8 22-14 6-6 12-14 17-23l5 15c-7 15-15 27-25 37-10 9-20 17-32 22s-24 7-37 7c-18 0-35-5-49-14s-26-22-34-39c-9-16-13-35-13-54 0-26 5-49 15-69 11-20 25-36 43-47 19-11 41-17 65-17 14 0 28 3 41 8 14 6 25 13 35 22zM3670 322c-6 3-13 5-19 6-7 1-13 2-19 2-16 0-29-4-37-12-9-9-13-21-13-37v-128c0-13-3-23-9-30s-15-11-26-11-20 3-26 10-9 16-9 28v26h-43c-4-2-8-6-10-11s-3-10-3-16c0-11 4-20 12-29s19-16 32-21c14-5 30-8 47-8 19 0 37 3 51 10 14 6 25 15 33 27s11 27 11 44v107c0 5 1 9 3 12 1 2 4 5 8 6 4 2 9 3 17 4zM3591 285c-10 16-22 27-36 35-13 7-28 11-44 11-12 0-23-2-32-7s-17-12-22-21-7-19-7-30c0-16 5-30 15-41 10-12 26-20 46-26l87-24v20l-57 18c-11 3-20 8-25 15-5 6-7 14-7 24 0 6 1 12 4 17s7 9 12 11c5 3 11 5 17 5 9 0 18-2 26-7 9-5 17-11 23-20zM3968 84l-67-32v-17l67-33h21zM3989 267c0 5 0 9 2 12s5 5 8 7c4 1 10 2 17 3v22l-67 19h-21v-290l61-38zM3949 153c-9-12-17-21-26-26-8-5-17-8-28-8-14 0-25 4-35 12-10 7-17 18-23 31-5 14-8 30-8 48 0 17 3 32 7 44 5 13 12 22 20 29 9 6 20 9 32 9 8 0 16-1 24-5 8-3 15-8 22-14s12-14 17-23l5 15c-7 15-15 27-25 37-10 9-20 17-32 22s-24 7-37 7c-18 0-34-5-49-14-14-9-26-22-34-39-9-16-13-35-13-54 0-26 5-49 16-69 10-20 24-36 43-47 18-11 40-17 64-17 14 0 28 3 41 8 14 6 25 13 35 22zM4245 267c-10 21-24 37-40 48s-35 16-57 16-42-5-59-14c-17-10-30-23-40-41-9-17-13-37-13-59 0-23 5-44 15-64 10-19 24-34 41-45 18-11 37-17 59-17 18 0 34 4 47 12 14 8 25 19 32 33 8 14 12 31 12 49v16h-162v-23l112-2-6 10c0-15-2-28-5-39-3-10-8-18-14-23-6-6-13-9-22-9-10 0-19 4-27 11s-14 17-18 29c-5 13-7 27-7 44 0 18 3 33 9 45 6 13 14 23 25 29 11 7 24 10 39 10 12 0 24-2 34-7 11-5 22-12 31-22zM4336 84l-67-32v-17l67-33h20zM4356 284c0 5 1 8 3 11 1 2 4 4 8 6 4 1 9 2 16 3v21h-114v-21c7-1 12-2 16-3 4-2 7-4 8-6 2-3 3-6 3-11v-246l60-36zM4704 322c-6 3-13 5-19 6-7 1-13 2-19 2-16 0-29-4-37-12-9-9-13-21-13-37v-128c0-13-3-23-9-30s-15-11-26-11-19 3-26 10c-6 7-9 16-9 28v26h-43c-4-2-7-6-10-11-2-5-3-10-3-16 0-11 4-20 12-29s19-16 32-21c14-5 30-8 47-8 19 0 37 3 51 10 15 6 26 15 33 27 8 12 12 27 12 44v107c0 5 0 9 2 12 2 2 4 5 8 6 4 2 9 3 17 4zM4625 285c-10 16-22 27-36 35-13 7-28 11-44 11-12 0-23-2-32-7s-17-12-22-21-7-19-7-30c0-16 5-30 15-41 10-12 26-20 46-26l87-24v20l-57 18c-11 3-20 8-25 15-4 6-7 14-7 24 0 6 1 12 4 17s7 9 12 11c5 3 11 5 17 5 9 0 18-2 26-7 9-5 17-11 23-20zM4809 91l-20 71-67-27v-17l67-27zM4722 304c7-1 12-2 16-3 4-2 6-4 8-6 2-3 3-6 3-11v-157l60-36v193c0 5 1 8 2 11 2 2 5 4 9 6 4 1 9 2 16 3v21h-114zM4866 304c7-1 12-2 16-3 4-2 7-4 8-6 2-3 3-6 3-11v-113c0-13-3-22-9-28s-15-9-27-9c-7 0-15 1-22 4-8 3-16 7-23 12s-13 11-19 17v-18c8-11 16-21 27-30 10-8 21-15 33-20 11-5 22-8 33-8 22 0 39 6 50 18 12 12 18 29 18 51v124c0 5 0 8 2 11 2 2 4 4 8 6 4 1 10 2 17 3v21h-115zM5226 322c-6 3-12 5-19 6-6 1-13 2-19 2-16 0-28-4-37-12-9-9-13-21-13-37v-128c0-13-3-23-9-30s-14-11-27-11c-11 0-19 3-26 10-6 7-9 16-9 28v26h-42c-5-2-8-6-11-11-2-5-3-10-3-16 0-11 4-20 12-29s19-16 33-21c13-5 29-8 46-8 21 0 38 3 52 10 15 6 26 15 33 27 8 12 12 27 12 44v107c0 5 0 9 2 12 2 2 4 5 8 6 4 2 9 3 17 4zM5147 285c-10 16-22 27-35 35-15 7-29 11-46 11-12 0-22-2-32-7-9-5-16-12-21-21-6-9-8-19-8-30 0-16 5-30 15-41 10-12 26-20 47-26l88-24v20l-59 18c-11 3-19 8-24 15-5 6-8 14-8 24 0 6 2 12 4 17 3 5 7 9 12 11 5 3 11 5 17 5 10 0 19-2 27-7 9-5 17-11 23-20zM5087 77l31-77h66l-59 77zM5311 84l-67-32v-17l67-33h20zM5331 284c0 5 1 8 3 11 1 2 4 4 8 6 4 1 9 2 16 3v21h-114v-21c7-1 12-2 16-3 4-2 7-4 8-6 2-3 3-6 3-11v-246l60-36zM5397 39c0-6 1-13 5-18 3-6 8-11 13-14 6-4 13-6 20-6s14 2 20 6c5 3 10 8 13 14 4 5 5 12 5 19s-1 13-5 19c-3 6-8 11-13 14-6 3-13 5-20 5s-14-2-20-5c-5-3-10-8-13-14-4-6-5-12-5-20zM5447 162l-67-27v-17l67-27h20zM5467 284c0 5 1 8 3 11 1 2 4 4 8 5 4 2 9 3 16 4v21h-114v-21c7-1 12-2 16-4 4-1 6-3 8-5 2-3 3-6 3-11v-157l60-36zM5545 249c5 20 13 34 23 44s22 14 36 14c9 0 17-1 23-4 7-2 12-6 15-11 4-5 6-11 6-18 0-6-2-11-5-15-2-5-7-8-13-12-6-3-14-6-25-9-3-1-7-2-11-3-18-4-32-9-44-15-11-7-19-14-25-23-5-9-7-20-7-32 0-15 4-27 11-38 8-12 19-20 32-26 14-7 30-10 48-10 16 0 31 2 44 6 13 3 25 8 36 15v54h-28c-4-17-11-29-20-38s-20-13-33-13c-8 0-14 1-20 4-6 2-10 6-13 10-3 5-4 10-4 15 0 6 1 12 4 16s8 7 14 11c7 3 17 6 29 8 20 5 36 10 49 16 12 7 21 15 26 24 6 9 8 21 8 35 0 15-4 29-12 41-8 11-19 20-33 27-15 6-32 9-52 9-17 0-32-2-48-6-15-4-28-11-38-19v-57zM5743 39c0-6 2-13 5-18 3-6 8-11 14-14 5-4 12-6 19-6s14 2 20 6c6 3 10 8 14 14 3 5 5 12 5 19s-2 13-5 19c-4 6-8 11-14 14s-13 5-20 5-14-2-19-5c-6-3-11-8-14-14s-5-12-5-20zM5793 162l-67-27v-17l67-27h20zM5813 284c0 5 1 8 3 11 1 2 4 4 8 5 4 2 9 3 16 4v21h-114v-21c7-1 12-2 16-4 4-1 7-3 8-5 2-3 3-6 3-11v-157l60-36zM5891 249c6 20 13 34 23 44s22 14 36 14c9 0 17-1 23-4 7-2 12-6 16-11 3-5 5-11 5-18 0-6-2-11-4-15-3-5-7-8-14-12-6-3-14-6-24-9-4-1-8-2-11-3-19-4-33-9-45-15-11-7-19-14-24-23-6-9-8-20-8-32 0-15 4-27 11-38 8-12 19-20 32-26 14-7 30-10 48-10 16 0 31 2 44 6 13 3 25 8 36 15v54h-28c-4-17-11-29-20-38s-20-13-33-13c-8 0-14 1-20 4-6 2-10 6-13 10-3 5-4 10-4 15 0 6 1 12 4 16s8 7 15 11c6 3 16 6 28 8 20 5 37 10 49 16 12 7 21 15 26 24 6 9 8 21 8 35 0 15-4 29-12 41-7 11-19 20-33 27-15 6-32 9-52 9-16 0-32-2-47-6-16-4-28-11-39-19v-57zM6360 267c-10 21-23 37-40 48-16 11-35 16-56 16-23 0-42-5-59-14-17-10-31-23-40-41-9-17-14-37-14-59 0-23 5-44 15-64 10-19 24-34 42-45s37-17 58-17c18 0 34 4 48 12s24 19 32 33c7 14 11 31 11 49v16h-161v-23l112-2-7 10c0-15-2-28-5-39-3-10-8-18-14-23-6-6-13-9-21-9-11 0-20 4-28 11-7 7-14 17-18 29-4 13-7 27-7 44 0 18 3 33 9 45 6 13 14 23 25 29 11 7 24 10 39 10 13 0 24-2 35-7s21-12 31-22zM6414 249c5 20 13 34 23 44s22 14 36 14c9 0 16-1 23-4 6-2 11-6 15-11s6-11 6-18c0-6-2-11-5-15-2-5-7-8-13-12-6-3-14-6-25-9-4-1-7-2-11-3-18-4-33-9-44-15-11-7-19-14-25-23-5-9-8-20-8-32 0-15 4-27 12-38 8-12 18-20 32-26 14-7 30-10 47-10s31 2 45 6c13 3 25 8 35 15v54h-27c-4-17-11-29-20-38s-20-13-34-13c-7 0-14 1-20 4-5 2-9 6-12 10-3 5-5 10-5 15 0 6 2 12 5 16s8 7 14 11c7 3 16 6 28 8 21 5 37 10 49 16 12 7 21 15 27 24 5 9 8 21 8 35 0 15-4 29-12 41-8 11-19 20-34 27-14 6-32 9-52 9-16 0-32-2-47-6s-28-11-39-19v-57zM6592 109c12-4 22-8 29-13 7-4 14-10 19-17 6-7 11-17 16-28h27v84h-91zM6683 265c0 8 2 14 6 19 4 4 11 8 19 11 9 3 20 4 34 5v22c-9 3-18 5-27 6-9 2-17 3-25 3-21 0-38-6-50-17s-17-26-17-46v-151h60zM6737 135h-77v-38h77zM6986 322c-6 3-13 5-19 6s-13 2-19 2c-16 0-29-4-37-12-9-9-13-21-13-37v-128c0-13-3-23-9-30s-15-11-26-11-19 3-26 10c-6 7-9 16-9 28v26h-42c-5-2-8-6-11-11-2-5-3-10-3-16 0-11 4-20 12-29s19-16 32-21c14-5 30-8 47-8 20 0 37 3 51 10 15 6 26 15 33 27 8 12 12 27 12 44v107c0 5 0 9 2 12 2 2 4 5 8 6 4 2 9 3 17 4zM6907 285c-10 16-22 27-35 35-14 7-29 11-45 11-12 0-23-2-32-7s-16-12-22-21c-5-9-7-19-7-30 0-16 5-30 15-41 10-12 26-20 46-26l88-24v20l-58 18c-11 3-19 8-25 15-4 6-7 14-7 24 0 6 1 12 4 17s7 9 12 11c5 3 11 5 17 5 9 0 18-2 26-7 9-5 17-11 23-20zM7201 84l-67-32v-17l67-33h21zM7222 267c0 5 1 9 2 12 2 3 5 5 9 7 4 1 9 2 16 3v22l-67 19h-21v-290l61-38zM7182 153c-8-12-17-21-25-26-9-5-18-8-29-8-13 0-25 4-35 12-10 7-17 18-22 31-6 14-8 30-8 48 0 17 2 32 6 44 5 13 12 22 21 29 9 6 19 9 32 9 7 0 15-1 23-5 8-3 15-8 22-14s13-14 18-23l5 15c-7 15-16 27-26 37-9 9-20 17-32 22s-24 7-37 7c-18 0-34-5-49-14-14-9-26-22-34-39-8-16-13-35-13-54 0-26 6-49 16-69s24-36 43-47 40-17 64-17c15 0 28 3 42 8 13 6 25 13 34 22zM7336 162l-68-27v-17l68-27h20zM7356 284c0 5 1 8 2 11 2 2 5 4 9 6 4 1 9 2 16 3v21h-115v-21c7-1 13-2 16-3 4-2 7-4 9-6 1-3 2-6 2-11v-157l61-36zM7305 77l30-77h66l-59 77zM7434 249c5 20 13 34 23 44 9 10 22 14 36 14 9 0 16-1 23-4 6-2 11-6 15-11s5-11 5-18c0-6-1-11-4-15-3-5-7-8-13-12-6-3-14-6-25-9-4-1-7-2-11-3-18-4-33-9-44-15-11-7-19-14-25-23-5-9-8-20-8-32 0-15 4-27 12-38 8-12 18-20 32-26 14-7 30-10 47-10 16 0 31 2 44 6 14 3 25 8 36 15v54h-27c-4-17-11-29-20-38s-21-13-34-13c-7 0-14 1-20 4-5 2-9 6-12 10-3 5-5 10-5 15 0 6 2 12 5 16s7 7 14 11c7 3 16 6 28 8 21 5 37 10 49 16 12 7 21 15 27 24 5 9 8 21 8 35 0 15-4 29-12 41-8 11-19 20-34 27-15 6-32 9-52 9-16 0-32-2-47-6s-28-11-39-19v-57zM7612 109c12-4 22-8 29-13 7-4 14-10 19-17 6-7 11-17 16-28h27v84h-91zM7703 265c0 8 2 14 6 19 4 4 11 8 19 11 9 3 20 4 34 5v22c-9 3-18 5-27 6-9 2-17 3-25 3-21 0-38-6-50-17s-17-26-17-46v-151h60zM7757 135h-77v-38h77zM7802 39c0-6 2-13 5-18 4-6 8-11 14-14 6-4 12-6 20-6 7 0 13 2 19 6 6 3 11 8 14 14 3 5 5 12 5 19s-2 13-5 19-8 11-14 14-12 5-20 5c-7 0-13-2-19-5s-10-8-14-14c-3-6-5-12-5-20zM7852 162l-67-27v-17l67-27h21zM7873 284c0 5 1 8 2 11 2 2 5 4 8 5 4 2 10 3 17 4v21h-115v-21c7-1 12-2 16-4 4-1 7-3 8-5 2-3 3-6 3-11v-157l61-36zM8124 267c-8 21-20 36-36 47-17 11-36 17-58 17-21 0-39-5-56-14-17-10-30-24-39-41s-14-37-14-59c0-24 5-45 15-65 10-19 24-34 42-44 17-11 37-17 59-17 16 0 30 3 43 8s23 12 30 21 11 19 11 30c0 6-2 11-5 16-2 4-6 8-11 10h-38v-12c0-16-4-28-10-36s-15-13-26-13-20 4-28 10c-8 7-14 16-18 28-4 13-6 27-6 43 0 17 3 32 9 46 6 13 14 23 25 30 10 7 23 11 37 11 11 0 22-3 32-8 10-4 19-12 29-21zM8255 331c-21 0-40-5-57-14-17-10-30-24-39-41-9-18-14-38-14-60s5-43 15-63c10-19 24-34 41-45s36-17 57-17 40 5 57 15c16 10 29 24 38 41 10 18 15 37 15 59 0 23-6 44-16 63s-23 34-41 45c-17 11-36 17-56 17zM8259 308c10 0 19-3 25-10 7-7 12-17 15-30 4-13 5-30 5-50 0-21-2-39-6-54-4-16-10-28-18-36-7-9-16-14-26-14s-19 4-26 11c-6 6-12 16-15 30-4 13-5 29-5 49 0 21 2 39 6 55s10 28 18 36c8 9 17 13 27 13zM8672 84l-66-32v-17l66-33h21zM8693 267c0 5 1 9 2 12 2 3 5 5 9 7 4 1 9 2 16 3v22l-67 19h-20v-290l60-38zM8653 153c-8-12-17-21-25-26-9-5-18-8-29-8-13 0-25 4-35 12-9 7-17 18-22 31-6 14-8 30-8 48 0 17 2 32 6 44 5 13 12 22 21 29 9 6 19 9 32 9 8 0 15-1 23-5 8-3 15-8 22-14s13-14 18-23l5 15c-7 15-16 27-26 37-9 9-20 17-32 22s-24 7-37 7c-18 0-34-5-49-14-14-9-25-22-34-39-8-16-13-35-13-54 0-26 6-49 16-69s24-36 43-47 40-17 64-17c15 0 29 3 42 8 13 6 25 13 34 22zM8949 267c-10 21-23 37-40 48-16 11-35 16-57 16s-41-5-59-14c-16-10-30-23-39-41-9-17-14-37-14-59 0-23 5-44 15-64 10-19 24-34 42-45 17-11 37-17 58-17 18 0 34 4 48 12s24 19 32 33c7 14 11 31 11 49v16h-161v-23l112-2-7 10c0-15-2-28-5-39-3-10-8-18-14-23-6-6-13-9-21-9-11 0-20 4-28 11s-14 17-18 29c-4 13-7 27-7 44 0 18 3 33 9 45 6 13 14 23 25 29 11 7 24 10 39 10 13 0 24-2 35-7s21-12 31-22zM9122 271c0 8 1 14 3 19 2 4 6 7 11 10 5 2 13 3 23 3v22h-109v-22c10 0 18-1 23-3 6-3 9-6 12-10 2-5 3-11 3-19v-196c0-8-1-14-3-19-3-4-6-7-12-9-5-3-13-4-23-4v-22h112l-40 43zM9265 269l-12 58h-34l-103-249v-57h46zM9242 269l103-248h11v57l-103 249h-34zM9455 43c-10 1-18 2-24 4-5 2-8 5-11 9-2 5-3 11-3 19v196c0 8 1 14 3 19 3 4 6 7 11 10 6 2 14 3 24 3v22h-143v-22c10 0 18-1 23-3 6-3 10-6 12-10 2-5 3-11 3-19v-207l-5-43h110zM9698 322c-6 3-12 5-19 6-6 1-12 2-18 2-17 0-29-4-38-12-8-9-12-21-12-37v-128c0-13-4-23-9-30-6-7-15-11-27-11-10 0-19 3-25 10s-9 16-9 28v26h-43c-4-2-8-6-10-11-3-5-4-10-4-16 0-11 4-20 12-29s19-16 33-21 29-8 46-8c20 0 37 3 52 10 14 6 25 15 33 27 7 12 11 27 11 44v107c0 5 1 9 2 12 2 2 5 5 9 6 3 2 9 3 16 4zM9620 285c-10 16-22 27-36 35-13 7-28 11-45 11-11 0-22-2-32-7-9-5-16-12-21-21s-8-19-8-30c0-16 5-30 16-41 10-12 25-20 46-26l87-24v20l-57 18c-12 3-20 8-25 15-5 6-7 14-7 24 0 6 1 12 4 17s7 9 12 11c5 3 11 5 17 5 9 0 17-2 26-7s16-11 23-20zM9884 144c4-5 6-10 6-13 0-4-2-6-6-8-3-3-9-4-17-5v-21h90v21c-8 2-14 4-18 6s-8 6-12 11l-71 85-16-17zM9744 135c-5-6-9-10-13-12s-9-4-16-5v-21h125v21c-8 1-14 2-18 5-4 2-6 4-6 8 0 3 2 8 6 13l39 54 68 89c4 6 9 10 13 13 4 2 9 3 16 4v21h-125v-21c8-1 13-2 17-4s6-5 6-8c0-4-2-8-6-14l-41-57zM9783 278c-4 6-6 10-6 14 0 3 2 6 5 8 4 2 10 3 19 4v21h-90v-21c7-1 13-3 17-5s9-7 13-12l70-84 17 16zM9993 39c0-6 2-13 5-18 4-6 8-11 14-14 6-4 13-6 20-6s13 2 19 6c6 3 11 8 14 14 3 5 5 12 5 19s-2 13-5 19-8 11-14 14-12 5-19 5c-8 0-14-2-20-5s-10-8-14-14c-3-6-5-12-5-20zM10044 162l-68-27v-17l68-27h20zM10064 284c0 5 1 8 2 11 2 2 5 4 9 5 4 2 9 3 16 4v21h-115v-21c7-1 13-2 16-4 4-1 7-3 9-5 1-3 2-6 2-11v-157l61-36zM10228 224c5 27 14 48 27 61 13 14 31 21 54 21 12 0 23-2 33-6 9-5 17-11 22-18 5-8 7-17 7-27 0-9-2-18-7-24-4-7-10-12-18-16-8-5-18-9-31-12-4-2-9-3-14-4-20-6-37-12-51-20-14-7-25-16-33-28s-12-27-12-44c0-18 5-34 14-48s22-25 39-32c16-8 35-12 57-12 19 0 37 2 53 7 15 4 30 11 44 20v72h-26c-4-17-9-31-16-42-6-10-13-18-22-23s-20-8-33-8c-11 0-21 2-29 6-8 3-14 8-19 15-4 7-6 15-6 24 0 10 2 19 7 26 6 6 13 11 20 14 8 3 18 7 31 10 2 1 5 1 8 2 22 6 41 13 55 21 15 8 27 18 35 30 9 12 13 28 13 46s-5 35-16 50c-10 14-25 25-44 34-18 8-40 12-64 12-20 0-39-3-57-8s-34-13-46-23v-76zM10527 162l-67-27v-17l67-27h21zM10548 387c0 4 1 7 2 10 2 3 5 5 8 6 4 1 10 3 17 4v21h-115v-21c7-1 12-3 16-4s7-3 8-6c2-3 3-6 3-10v-260l61-36zM10519 157c8-14 16-26 26-36 9-10 20-17 32-22 11-5 24-8 36-8 18 0 35 5 50 15 14 9 26 22 34 39 8 16 12 34 12 54 0 26-5 49-15 69s-24 35-43 46-40 17-64 17c-14 0-28-3-42-8s-25-13-34-22l15-32c9 12 18 21 26 26 9 5 18 8 29 8 13 0 25-4 35-11s17-18 22-32c6-13 9-29 9-48 0-17-3-31-8-44-4-12-11-21-20-28-9-6-20-10-32-10-7 0-15 2-23 5-8 4-15 8-22 15-7 6-13 13-18 22zM10948 267c-10 21-23 37-40 48-16 11-35 16-57 16s-41-5-59-14c-17-10-30-23-39-41-10-17-14-37-14-59 0-23 5-44 15-64 10-19 24-34 42-45 17-11 37-17 58-17 18 0 34 4 47 12 14 8 25 19 32 33 8 14 12 31 12 49v16h-162v-23l112-2-6 10c0-15-2-28-5-39-3-10-8-18-14-23-6-6-13-9-21-9-11 0-20 4-28 11s-14 17-18 29c-5 13-7 27-7 44 0 18 3 33 9 45 6 13 14 23 25 29 11 7 24 10 39 10 12 0 24-2 35-7s21-12 31-22zM11039 162l-67-27v-17l67-27h21zM11060 283c0 4 0 8 2 11 3 3 6 5 10 7 5 1 11 2 19 3v21h-119v-21c7-1 12-2 16-3 4-2 7-4 8-6 2-3 3-6 3-11v-157l61-36zM11052 171c9-17 17-31 24-42 7-12 14-21 22-27 7-7 14-11 22-11 3 0 6 1 9 2 2 1 5 2 7 4v55h-12c-12 0-22 2-30 4s-15 6-22 12c-6 5-13 12-20 21zM11376 322c-6 3-12 5-19 6-6 1-12 2-18 2-17 0-29-4-38-12-8-9-13-21-13-37v-128c0-13-3-23-8-30-6-7-15-11-27-11-11 0-19 3-25 10-7 7-10 16-10 28v26h-42c-4-2-8-6-10-11-3-5-4-10-4-16 0-11 4-20 12-29s19-16 33-21 29-8 46-8c20 0 37 3 51 10 15 6 26 15 34 27 7 12 11 27 11 44v107c0 5 1 9 2 12 2 2 5 5 9 6 3 2 9 3 16 4zM11298 285c-11 16-23 27-36 35-13 7-28 11-45 11-12 0-22-2-32-7-9-5-16-12-21-21s-8-19-8-30c0-16 5-30 16-41 10-12 25-20 46-26l87-24v20l-57 18c-12 3-20 8-25 15-5 6-7 14-7 24 0 6 1 12 4 17 2 5 6 9 12 11 5 3 10 5 17 5 9 0 17-2 26-7 8-5 16-11 23-20zM11482 91l-21 71-67-27v-17l67-27zM11394 304c7-1 12-2 16-3 4-2 7-4 8-6 2-3 3-6 3-11v-157l61-36v193c0 5 0 8 2 11 2 2 5 4 8 6 4 1 10 2 17 3v21h-115zM11539 304c6-1 12-2 16-3 4-2 6-4 8-6 2-3 3-6 3-11v-113c0-13-4-22-10-28s-15-9-27-9c-7 0-14 1-22 4s-15 7-22 12c-8 5-14 11-19 17v-18c7-11 16-21 26-30 11-8 22-15 33-20 12-5 23-8 34-8 22 0 38 6 50 18 11 12 17 29 17 51v124c0 5 1 8 2 11 2 2 5 4 9 6 4 1 9 2 16 3v21h-114zM11759 122c-11 0-19 1-25 4-7 3-12 8-16 15-5 7-9 17-11 31h-26v-76h167v25zM11730 325h-57v-19l149-210h58v19zM11796 300c10-1 18-3 26-6 7-4 14-9 19-18 6-8 11-19 15-33h26l-11 82h-166v-24zM12123 322c-6 3-13 5-19 6-7 1-13 2-19 2-16 0-29-4-37-12-9-9-13-21-13-37v-128c0-13-3-23-9-30s-15-11-26-11-20 3-26 10-9 16-9 28v26h-43c-4-2-8-6-10-11s-3-10-3-16c0-11 4-20 12-29s19-16 32-21c14-5 30-8 47-8 19 0 37 3 51 10 14 6 26 15 33 27 8 12 12 27 12 44v107c0 5 0 9 2 12 2 2 4 5 8 6 4 2 9 3 17 4zM12044 285c-10 16-22 27-36 35-13 7-28 11-44 11-12 0-23-2-32-7s-17-12-22-21-7-19-7-30c0-16 5-30 15-41 10-12 26-20 46-26l87-24v20l-57 18c-11 3-20 8-25 15-5 6-7 14-7 24 0 6 1 12 4 17s7 9 12 11c5 3 11 5 17 5 9 0 18-2 26-7 9-5 17-11 23-20zM12144 147c0-6 2-13 5-19 4-6 9-11 15-14 6-4 13-6 20-6 6 0 13 2 19 6s11 8 14 14c4 6 6 13 6 20s-2 13-6 19c-3 6-8 11-14 15-6 3-13 5-19 5-7 0-14-2-20-5-6-4-11-9-15-15-3-6-5-13-5-20zM12144 290c0-7 2-14 5-20 4-6 9-11 15-14 6-4 13-5 20-5 6 0 13 1 19 5 6 3 11 8 14 14 4 6 6 13 6 20s-2 13-6 19c-3 6-8 11-14 15-6 3-13 5-19 5-7 0-14-2-20-5-6-4-11-9-15-15-3-6-5-12-5-19z">
          <text:p/>
        </draw:path>
        <draw:frame draw:style-name="gr2" draw:text-style-name="P3" draw:layer="layout" svg:width="17.96cm" svg:height="0.577cm" svg:x="0.988cm" svg:y="19.714cm">
          <draw:text-box>
            <text:p text:style-name="P2"><text:span text:style-name="T1">general, </text:span><text:span text:style-name="T1">el </text:span><text:span text:style-name="T1">dominio </text:span><text:span text:style-name="T1">técnico </text:span><text:span text:style-name="T1">mostrarí</text:span><text:span text:style-name="T1">a la </text:span><text:span text:style-name="T1">misma </text:span><text:span text:style-name="T1">mejora. </text:span><text:span text:style-name="T1">Muestra </text:span><text:span text:style-name="T1">exactam</text:span><text:span text:style-name="T1">ente lo </text:span><text:span text:style-name="T1">contrari</text:span><text:span text:style-name="T1">o.</text:span></text:p>
          </draw:text-box>
        </draw:frame>
        <draw:frame draw:style-name="gr2" draw:text-style-name="P3" draw:layer="layout" svg:width="5.772cm" svg:height="0.577cm" svg:x="13.326cm" svg:y="20.666cm">
          <draw:text-box>
            <text:p text:style-name="P2"><text:span text:style-name="T7">"Evidenci</text:span><text:span text:style-name="T7">a que el </text:span><text:span text:style-name="T7">Cortex-</text:span><text:span text:style-name="T7">Nexus</text:span></text:p>
          </draw:text-box>
        </draw:frame>
        <draw:polygon draw:style-name="gr1" draw:text-style-name="P1" draw:layer="layout" svg:width="18.733cm" svg:height="0.018cm" svg:x="1.146cm" svg:y="22.547cm" svg:viewBox="0 0 18734 19" draw:points="0,0 18734,0 18734,19 0,19">
          <text:p/>
        </draw:polygon>
        <draw:path draw:style-name="gr1" draw:text-style-name="P1" draw:layer="layout" svg:width="9.849cm" svg:height="0.478cm" svg:x="0.994cm" svg:y="23.679cm" svg:viewBox="0 0 9850 479" svg:d="M19 281c12 18 26 31 41 40 15 8 32 12 51 12 15 0 28-2 38-7 11-6 20-13 25-23 6-9 8-21 8-34 0-16-4-30-13-41s-22-20-39-26-38-9-62-9v-27c20-1 37-4 50-9 13-4 24-11 30-19 7-8 11-18 11-30 0-8-2-15-6-21s-10-11-17-14-15-5-24-5c-14 0-27 3-39 10s-24 17-36 30l-18-13c11-26 26-46 46-60 21-14 44-21 71-21 19 0 35 3 49 9 14 7 25 16 33 27 7 11 11 24 11 39 0 14-4 27-12 39-9 11-21 20-36 28-16 8-36 15-59 20l8-14c26 3 48 9 67 17 18 9 32 20 42 35 10 14 15 30 15 48 0 21-6 39-17 56-11 16-26 29-46 38-19 9-41 14-66 14-32 0-58-6-78-19-21-12-36-31-47-56zM287 324c0-8 2-16 6-22 4-7 9-12 16-16s14-6 22-6 15 2 22 6 12 9 16 16c4 6 7 14 7 22s-3 15-7 22-9 12-16 16-14 6-22 6-15-2-22-6-12-9-16-16-6-14-6-22zM610 296c0 10 1 17 4 23 3 5 8 9 15 11 7 3 17 4 28 4h29c15 0 28-2 39-7 12-5 22-14 31-25s18-26 27-44h26l-19 106h-298v-25c11 0 20-2 25-4 7-3 11-6 14-11 2-5 4-12 4-21v-222c0-9-2-15-4-20-3-5-7-9-14-11-5-3-14-4-25-5v-25h118zM767 117c-4-17-10-31-16-41-7-9-15-16-25-20s-24-6-42-6h-98v-30h206v97zM669 172c8 0 14-2 19-4 5-3 9-8 12-14 3-7 6-16 8-28h24v122h-24c-2-12-5-21-8-28-3-6-7-11-12-14-5-2-11-4-19-4h-83v-30zM908 91l-76-36v-18l76-36h23zM931 318c0 5 1 8 3 11s5 5 9 7c5 2 11 3 18 4v24h-129v-24c8-1 14-2 19-4 4-2 7-4 9-7s3-6 3-11v-277l68-40zM1188 303c0 9 1 16 3 21 3 5 7 8 13 11 6 2 15 4 26 4v25h-160v-25c11 0 20-2 26-4 6-3 10-6 13-11 2-5 4-12 4-21v-222c0-9-2-15-4-20-3-5-7-9-13-11-6-3-15-4-26-5v-25h118zM1241 20c27 0 50 4 70 11 20 8 35 18 46 32 10 14 16 30 16 49s-5 37-16 51c-10 14-24 25-43 33-18 7-40 11-66 11h-84v-30h55c18 0 33-2 44-6s20-11 25-20 8-21 8-35c0-22-7-38-21-49s-34-17-61-17h-50v-30zM1467 181l-76-31v-19l76-30h23zM1490 316c0 5 1 9 3 12s6 6 11 7c5 2 12 4 21 5v24h-134v-24c8-1 14-2 19-4 4-2 7-4 9-7s3-6 3-11v-177l68-40zM1482 190c9-19 18-34 26-47s16-23 24-30c9-8 17-12 26-12 3 0 7 1 10 2s6 3 8 5v62h-14c-13 0-23 1-32 4-10 3-18 7-26 13-7 6-15 14-22 24zM1617 43c0-8 2-15 6-22 4-6 9-11 15-15 7-4 14-6 22-6s15 2 22 6 12 9 15 15c4 7 6 14 6 22s-2 15-6 22c-3 6-8 11-15 15-7 3-14 5-22 5s-15-2-22-5c-6-4-11-9-15-16-4-6-6-14-6-21zM1674 181l-76-31v-19l76-30h23zM1697 318c0 5 1 8 3 11 1 3 5 5 9 7s10 3 18 4v24h-129v-24c8-1 14-2 18-4 5-2 8-4 10-7 1-3 2-6 2-11v-177l69-40zM1849 101l-23 80-76-31v-19l76-30zM1750 340c8-1 14-2 19-4 4-2 7-4 9-7s3-6 3-11v-177l68-40v217c0 5 1 8 3 11s5 5 9 7c5 2 11 3 19 4v24h-130zM1913 340c8-1 14-2 18-4 5-2 8-4 10-7s3-6 3-11v-128c0-14-4-24-11-30-6-7-17-11-31-11-7 0-16 2-25 5-8 3-16 8-24 13-8 6-16 12-22 20v-21c9-12 19-23 30-33 12-10 24-18 37-24 13-5 26-8 38-8 24 0 43 7 56 20s20 32 20 57v140c0 5 1 8 3 11s5 5 9 7 11 3 19 4v24h-130zM2292 298c-9 24-23 42-41 54s-39 18-64 18c-24 0-45-5-64-16s-33-26-43-45c-11-19-16-42-16-66 0-27 6-52 17-73s27-38 47-50c20-13 42-19 67-19 18 0 34 3 48 9s25 14 33 24 13 21 13 33c0 7-2 12-5 17-3 6-7 10-13 12h-44v-13c0-18-3-31-10-40-7-10-17-14-30-14-12 0-22 3-31 11-9 7-15 18-20 31-5 14-7 30-7 48 0 19 3 36 10 51 6 15 16 26 28 34s26 12 42 12c13 0 24-3 35-8 12-6 23-14 34-25zM2335 43c0-8 2-15 6-22 3-6 9-11 15-15 7-4 14-6 22-6s15 2 22 6c6 4 11 9 15 15 4 7 6 14 6 22s-2 15-6 22c-4 6-9 11-15 15-7 3-14 5-22 5s-15-2-22-5c-6-4-12-9-15-16-4-6-6-14-6-21zM2391 181l-76-31v-19l76-30h24zM2415 318c0 5 0 8 2 11s5 5 10 7c4 2 10 3 18 4v24h-130v-24c8-1 15-2 19-4 5-2 8-4 10-7 1-3 2-6 2-11v-177l69-40zM2540 181l-76-31v-19l76-30h23zM2563 432c0 5 1 8 3 11 1 3 4 6 9 7 4 2 10 3 19 4v25h-130v-25c8-1 14-2 18-4 5-1 8-4 10-7 1-3 2-6 2-11v-291l69-40zM2531 175c8-16 17-29 28-40s24-19 37-25 27-9 41-9c20 0 39 6 55 16 17 11 30 25 39 44 9 18 14 39 14 61 0 29-6 55-17 77-11 23-27 40-48 52-21 13-46 19-73 19-16 0-32-3-47-9-15-5-28-14-39-24l17-37c10 14 20 24 30 30 9 6 20 9 32 9 15 0 28-4 39-13 12-8 20-20 26-35 6-16 9-33 9-54 0-19-3-35-8-49s-13-25-23-32c-10-8-22-11-36-11-8 0-17 2-26 6-9 3-17 9-25 16s-14 15-20 25zM2789 43c0-8 2-15 6-22 4-6 9-11 15-15 7-4 14-6 22-6s15 2 22 6 12 9 15 15c4 7 6 14 6 22s-2 15-6 22c-3 6-8 11-15 15-7 3-14 5-22 5s-15-2-22-5c-6-4-11-9-15-16-4-6-6-14-6-21zM2846 181l-76-31v-19l76-30h23zM2869 318c0 5 1 8 3 11 1 3 5 5 9 7s10 3 18 4v24h-129v-24c8-1 14-2 18-4 5-2 8-4 10-7s2-6 2-11v-177l69-40zM3046 370c-24 0-45-5-64-16s-33-27-44-46c-10-20-15-42-15-66 0-26 5-49 16-71 12-21 27-39 47-51 19-13 40-19 64-19s45 6 64 17 33 26 44 46c10 20 15 42 15 66 0 26-5 49-17 71-11 21-26 38-46 50-19 13-41 19-64 19zM3051 344c11 0 21-3 28-11 8-7 14-19 17-33 4-15 6-34 6-57s-2-43-7-60c-5-18-11-31-20-41s-19-14-30-14-21 3-29 11c-7 8-13 19-17 34s-6 33-6 55c0 23 3 44 7 61 5 18 12 31 21 41s19 14 30 14zM3516 91l-76-36v-18l76-36h23zM3539 298c0 6 1 10 3 13 2 4 5 6 9 8 5 2 11 3 18 4v25l-75 21h-23v-327l68-41zM3495 172c-10-14-20-24-30-30-9-6-20-9-32-9-15 0-28 4-39 13-11 8-20 20-26 35s-9 33-9 54c0 19 2 35 8 49 5 14 13 24 23 32 10 7 22 11 36 11 8 0 17-2 26-6 9-3 17-9 25-16s14-16 20-25l6 17c-8 16-18 29-29 40s-23 19-36 25c-14 5-28 8-42 8-20 0-38-5-55-16-16-10-29-25-39-43-9-18-14-39-14-61 0-29 6-55 17-78 12-22 28-40 49-52 21-13 45-19 72-19 16 0 32 3 47 10 15 5 28 14 39 24zM3827 298c-11 24-26 42-44 55-19 11-41 17-65 17-25 0-47-5-66-16s-34-26-45-45c-10-19-16-41-16-66 0-27 6-50 17-72 12-21 27-39 47-51 20-13 42-19 66-19 20 0 38 5 53 13 16 9 28 22 37 38s13 34 13 55v17h-182v-25l126-3-8 11c0-17-2-31-6-43-3-12-8-21-14-26-7-6-15-9-25-9-11 0-22 4-31 11-8 8-15 19-20 33s-8 31-8 49c0 20 3 37 10 51 6 14 16 25 28 32 12 8 27 11 44 11 14 0 27-2 39-8 12-5 24-13 35-24zM4057 296c0 10 2 17 5 23 3 5 8 9 15 11 7 3 16 4 28 4h28c15 0 28-2 40-7 11-5 22-14 31-25s18-26 26-44h27l-19 106h-298v-25c11 0 19-2 25-4 6-3 11-6 13-11 3-5 4-12 4-21v-222c0-9-1-15-4-20-2-5-7-9-13-11-6-3-14-4-25-5v-25h117zM4214 117c-4-17-9-31-16-41-6-9-14-16-25-20-10-4-24-6-41-6h-99v-30h207v97zM4116 172c8 0 15-2 20-4 5-3 9-8 12-14 3-7 5-16 7-28h25v122h-25c-2-12-4-21-7-28-3-6-7-11-12-14-5-2-12-4-20-4h-83v-30zM4316 278c5 23 14 39 25 50 11 10 25 16 41 16 10 0 18-2 26-5 7-3 13-7 17-13s6-12 6-20c0-7-2-13-5-17-3-5-8-9-15-13-7-3-16-7-28-10-4-1-8-2-12-3-21-5-38-11-50-17-12-7-22-16-28-26-5-10-8-22-8-37s4-30 12-42c9-13 21-22 37-29 15-7 33-11 53-11 18 0 34 2 49 6s28 10 40 18v59h-30c-5-18-12-32-22-41-11-10-23-15-38-15-8 0-16 2-22 4-7 3-12 7-15 12-4 4-5 10-5 17s1 13 5 17c3 5 9 9 16 12 8 3 18 7 32 10 23 5 41 11 55 19 13 7 23 15 29 25 7 11 10 24 10 40 0 17-4 33-13 46s-22 23-38 30c-17 7-37 10-59 10-18 0-36-2-53-7s-31-12-44-20v-65zM4589 181l-76-31v-19l76-30h24zM4613 432c0 5 0 8 2 11s5 6 10 7c4 2 10 3 19 4v25h-131v-25c8-1 15-2 19-4 5-1 8-4 10-7 1-3 2-6 2-11v-291l69-40zM4581 175c8-16 17-29 28-40s23-19 37-25c13-6 27-9 41-9 20 0 39 6 55 16 17 11 30 25 39 44 9 18 14 39 14 61 0 29-6 55-17 77-11 23-28 40-48 52-21 13-46 19-73 19-17 0-32-3-47-9-15-5-28-14-39-24l17-37c10 14 20 24 30 30 9 6 20 9 32 9 15 0 28-4 39-13 12-8 20-20 26-35 6-16 9-33 9-54 0-19-3-35-8-49s-13-25-23-32c-10-8-22-11-36-11-8 0-17 2-26 6-9 3-17 9-25 16s-14 15-20 25zM5062 298c-11 24-25 42-44 55-18 11-40 17-65 17-24 0-46-5-65-16s-34-26-45-45-16-41-16-66c0-27 6-50 17-72 11-21 27-39 47-51 20-13 42-19 66-19 20 0 38 5 53 13 16 9 28 22 36 38 9 16 14 34 14 55v17h-182v-25l125-3-7 11c0-17-2-31-6-43-3-12-8-21-15-26-6-6-14-9-24-9-12 0-22 4-31 11-9 8-16 19-21 33s-7 31-7 49c0 20 3 37 9 51 7 14 16 25 29 32 12 8 26 11 44 11 14 0 27-2 39-8 12-5 24-13 35-24zM5318 298c-10 24-23 42-42 54-18 12-39 18-64 18-24 0-45-5-64-16-18-11-33-26-43-45s-16-42-16-66c0-27 6-52 17-73s27-38 47-50c20-13 42-19 67-19 18 0 34 3 48 9s26 14 34 24 12 21 12 33c0 7-2 12-5 17-3 6-7 10-12 12h-44v-13c0-18-4-31-11-40-7-10-16-14-30-14-11 0-22 3-31 11-8 7-15 18-20 31-5 14-7 30-7 48 0 19 3 36 10 51 6 15 16 26 28 34s26 12 42 12c13 0 25-3 36-8 11-6 22-14 33-25zM5360 43c0-8 2-15 6-22 4-6 9-11 15-15 7-4 14-6 22-6s15 2 22 6 12 9 15 15c4 7 6 14 6 22s-2 15-6 22c-3 6-8 11-15 15-7 3-14 5-22 5s-15-2-22-5c-6-4-11-9-15-16-4-6-6-14-6-21zM5417 181l-76-31v-19l76-30h23zM5440 318c0 5 1 8 3 11 1 3 5 5 9 7s10 3 18 4v24h-129v-24c8-1 14-2 18-4 5-2 8-4 10-7s3-6 3-11v-177l68-40zM5494 340c8-1 14-2 18-4 5-2 8-4 10-7s3-6 3-11v-211c0-21 5-39 17-55 12-17 29-29 51-38s47-13 75-13c22 0 41 2 57 6 17 5 29 11 38 19s14 18 14 29c0 5-2 11-5 16s-8 9-14 11h-56v-14c0-15-4-26-11-33-7-8-17-12-31-12s-26 4-37 10c-10 7-17 16-22 28-6 13-8 27-8 45v211c0 5 1 8 3 11s6 6 12 7c5 2 13 4 22 5v24h-136zM5490 121c17-5 30-10 41-17 10-7 21-17 32-29h23v75h-96zM5747 150h-179v-43h179zM5672 340c8-1 14-2 18-4s7-4 9-7 3-6 3-11v-211l45-6h23v217c0 5 1 8 3 11s5 5 10 7c4 2 10 3 18 4v24h-129zM6053 298c-10 24-23 42-42 54-18 12-39 18-64 18-24 0-45-5-64-16-18-11-33-26-43-45s-16-42-16-66c0-27 6-52 17-73s27-38 47-50c20-13 42-19 67-19 18 0 34 3 48 9s26 14 34 24 12 21 12 33c0 7-2 12-5 17-3 6-7 10-12 12h-44v-13c0-18-4-31-11-40-6-10-16-14-30-14-11 0-22 3-30 11-9 7-16 18-21 31-5 14-7 30-7 48 0 19 3 36 10 51 6 15 16 26 28 34s26 12 42 12c13 0 25-3 36-8 11-6 22-14 33-25zM6096 43c0-8 1-15 5-22 4-6 9-11 15-15 7-4 14-6 23-6 7 0 14 2 21 6s12 9 15 15c4 7 6 14 6 22s-2 15-6 22c-3 6-8 11-15 15-7 3-14 5-22 5s-15-2-22-5c-6-4-11-9-15-16-4-6-5-14-5-21zM6152 181l-76-31v-19l76-30h23zM6175 318c0 5 1 8 3 11 1 3 5 5 9 7s11 3 18 4v24h-129v-24c8-1 14-2 18-4 5-2 8-4 10-7s3-6 3-11v-177l68-40zM6456 91l-75-36v-18l75-36h24zM6480 298c0 6 0 10 2 13 2 4 5 6 10 8 4 2 10 3 18 4v25l-76 21h-23v-327l69-41zM6436 172c-11-14-21-24-30-30-10-6-21-9-33-9-15 0-28 4-39 13-11 8-20 20-26 35s-9 33-9 54c0 19 3 35 8 49 6 14 13 24 23 32 10 7 22 11 36 11 9 0 18-2 27-6 8-3 17-9 24-16 8-7 15-16 20-25l6 17c-8 16-17 29-28 40s-24 19-37 25c-13 5-27 8-42 8-20 0-38-5-54-16-17-10-30-25-39-43-10-18-14-39-14-61 0-29 5-55 17-78 11-22 27-40 48-52 21-13 45-19 73-19 16 0 31 3 46 10 16 5 29 14 40 24zM6780 360c-7 3-14 5-21 7-8 1-15 2-22 2-18 0-32-5-41-14-10-9-15-23-15-40v-144c0-15-3-27-10-35s-17-12-30-12c-12 0-21 4-28 12-7 7-11 18-11 31v29h-48c-4-2-8-7-11-12-3-6-4-11-4-18 0-12 4-23 13-33s22-17 37-23c16-6 33-9 52-9 23 0 42 4 58 11 17 7 29 18 37 31 9 13 13 30 13 49v120c0 5 1 10 3 13s5 5 9 7c5 2 11 3 19 5zM6692 319c-12 17-26 30-41 38-15 9-32 13-50 13-13 0-25-3-36-8-10-6-19-13-24-23-6-10-9-21-9-34 0-18 6-34 17-46 12-13 29-22 52-29l98-27v23l-65 20c-12 3-21 9-27 16-5 7-8 16-8 28 0 6 1 13 4 18 4 6 8 10 14 14 6 3 12 4 20 4 9 0 19-2 29-8 10-5 18-12 25-22zM7023 91l-75-36v-18l75-36h23zM7046 298c0 6 1 10 3 13 2 4 5 6 9 8 5 2 11 3 19 4v25l-76 21h-23v-327l68-41zM7002 172c-10-14-20-24-30-30-9-6-20-9-32-9-15 0-28 4-39 13-11 8-20 20-26 35s-9 33-9 54c0 19 2 35 8 49 5 14 13 24 23 32 10 7 22 11 36 11 9 0 17-2 26-6 9-3 17-9 25-16s15-16 20-25l6 17c-8 16-18 29-29 40s-23 19-36 25c-13 5-27 8-42 8-20 0-38-5-55-16-16-10-29-25-39-43-9-18-14-39-14-61 0-29 6-55 18-78 11-22 27-40 48-52 21-13 45-19 72-19 16 0 32 3 47 10 16 5 28 14 39 24zM7413 91l-75-36v-18l75-36h24zM7437 298c0 6 0 10 2 13 2 4 5 6 10 8 4 2 10 3 18 4v25l-76 21h-23v-327l69-41zM7392 172c-10-14-20-24-29-30-10-6-21-9-33-9-15 0-28 4-39 13-11 8-20 20-26 35s-9 33-9 54c0 19 3 35 8 49 6 14 13 24 23 32 10 7 22 11 36 11 9 0 18-2 26-6 9-3 18-9 25-16 8-7 15-16 20-25l6 17c-8 16-17 29-29 40-11 11-23 19-36 25-13 5-27 8-42 8-20 0-38-5-54-16-17-10-30-25-40-43-9-18-13-39-13-61 0-29 5-55 17-78 11-22 27-40 48-52 21-13 45-19 73-19 16 0 31 3 46 10 16 5 29 14 39 24zM7724 298c-11 24-26 42-44 55-18 11-40 17-65 17s-47-5-66-16-34-26-44-45c-11-19-16-41-16-66 0-27 5-50 17-72 11-21 27-39 47-51 20-13 41-19 65-19 20 0 38 5 54 13 15 9 28 22 36 38 9 16 13 34 13 55v17h-182v-25l126-3-8 11c0-17-2-31-5-43s-8-21-15-26c-7-6-15-9-24-9-12 0-22 4-31 11-9 8-16 19-21 33s-7 31-7 49c0 20 3 37 9 51 7 14 16 25 28 32 12 8 27 11 44 11 14 0 27-2 39-8 13-5 24-13 35-24zM7954 297c0 9 1 16 4 22 3 5 8 10 15 12s16 3 28 3h5v30h-170v-25c11 0 20-2 26-4 6-3 10-6 13-11 2-5 4-12 4-21v-222c0-9-2-15-4-20-3-5-7-9-13-11-6-3-15-4-26-5v-25h118zM8004 20c38 0 72 7 101 21 29 13 51 32 67 57s24 55 24 89c0 33-8 64-24 91-15 27-37 48-64 63-28 16-59 23-93 23h-86v-30h81c21 0 39-5 55-16 17-12 30-27 39-48 10-21 14-45 14-73 0-30-5-57-16-79-10-22-25-39-44-50-19-12-41-18-67-18h-62v-30zM8353 370c-24 0-46-5-64-16-19-11-34-27-44-46-11-20-16-42-16-66 0-26 6-49 17-71 11-21 26-39 46-51 19-13 41-19 64-19 24 0 46 6 64 17 19 11 34 26 44 46 11 20 16 42 16 66 0 26-6 49-17 71-11 21-27 38-46 50-20 13-41 19-64 19zM8358 344c11 0 20-3 28-11 7-7 13-19 17-33 4-15 6-34 6-57s-3-43-7-60c-5-18-12-31-21-41-8-10-18-14-29-14-12 0-21 3-29 11s-14 19-18 34-5 33-5 55c0 23 2 44 7 61 5 18 11 31 20 41s19 14 31 14zM8603 101l-23 80-76-31v-19l76-30zM8504 340c8-1 15-2 19-4s7-4 9-7 3-6 3-11v-177l68-40v217c0 5 1 8 3 11s5 5 10 7c4 2 10 3 18 4v24h-130zM8662 340c8-1 15-2 19-4 5-2 8-4 10-7 1-3 2-6 2-11v-130c0-13-3-23-10-29-6-7-16-10-29-10-8 0-16 2-25 5-8 3-16 7-24 13-8 5-15 11-21 18v-20c9-13 18-24 30-34 11-9 23-16 36-22 13-5 25-8 37-8 24 0 43 7 55 19 13 13 20 32 20 56v142c0 5 0 8 2 11s5 5 10 7c4 2 10 3 18 4v24h-130zM8821 340c8-1 14-2 18-4 5-2 8-4 10-7s2-6 2-11v-130c0-13-3-23-9-29-7-7-17-10-31-10-7 0-15 2-23 5-9 3-17 7-25 13-8 5-15 11-21 18v-20c9-13 19-24 30-34 11-9 24-16 37-22 12-5 25-8 36-8 25 0 43 7 56 19 12 13 19 32 19 56v142c0 5 1 8 3 11 1 3 5 5 9 7s11 3 19 4v24h-130zM8996 43c0-8 2-15 5-22 4-6 9-11 16-15 6-4 14-6 22-6s15 2 21 6c7 4 12 9 16 15 3 7 5 14 5 22s-2 15-5 22c-4 6-9 11-16 15-6 3-14 5-22 5-7 0-15-2-21-5-7-4-12-9-16-16-3-6-5-14-5-21zM9052 181l-76-31v-19l76-30h23zM9075 318c0 5 1 8 3 11s5 5 9 7c5 2 11 3 19 4v24h-130v-24c8-1 14-2 19-4 4-2 7-4 9-7s3-6 3-11v-177l68-40zM9228 101l-23 80-76-31v-19l76-30zM9129 340c8-1 14-2 18-4 5-2 8-4 10-7 1-3 2-6 2-11v-177l69-40v217c0 5 1 8 3 11 1 3 5 5 9 7s10 3 18 4v24h-129zM9292 340c7-1 14-2 18-4s7-4 9-7 3-6 3-11v-128c0-14-3-24-10-30-7-7-17-11-31-11-8 0-16 2-25 5s-17 8-25 13c-8 6-15 12-21 20v-21c8-12 18-23 30-33s24-18 37-24c13-5 25-8 37-8 25 0 44 7 57 20s19 32 19 57v140c0 5 1 8 3 11s5 5 10 7c4 2 10 3 18 4v24h-129zM9466 43c0-8 2-15 6-22 3-6 9-11 15-15 7-4 14-6 22-6s15 2 22 6c6 4 12 9 15 15 4 7 6 14 6 22s-2 15-6 22c-3 6-9 11-15 15-7 3-14 5-22 5s-15-2-22-5c-6-4-12-9-15-16-4-6-6-14-6-21zM9523 181l-76-31v-19l76-30h23zM9546 318c0 5 1 8 2 11 2 3 5 5 10 7 4 2 10 3 18 4v24h-129v-24c8-1 14-2 18-4 5-2 8-4 10-7 1-3 2-6 2-11v-177l69-40zM9723 370c-24 0-45-5-64-16s-33-27-44-46c-10-20-15-42-15-66 0-26 5-49 16-71 11-21 27-39 46-51 20-13 41-19 65-19s45 6 64 17 33 26 43 46c11 20 16 42 16 66 0 26-5 49-17 71-11 21-26 38-46 50-20 13-41 19-64 19zM9728 344c11 0 21-3 28-11 8-7 14-19 17-33 4-15 6-34 6-57s-2-43-7-60c-5-18-11-31-20-41s-19-14-30-14-21 3-29 11c-7 8-13 19-17 34s-6 33-6 55c0 23 3 44 7 61 5 18 12 31 21 41s19 14 30 14z">
          <text:p/>
        </draw:path>
        <draw:polygon draw:style-name="gr1" draw:text-style-name="P1" draw:layer="layout" svg:width="18.627cm" svg:height="0.017cm" svg:x="1.199cm" svg:y="25.481cm" svg:viewBox="0 0 18628 18" draw:points="0,0 18628,0 18628,18 0,18">
          <text:p/>
        </draw:polygon>
        <draw:polygon draw:style-name="gr1" draw:text-style-name="P1" draw:layer="layout" svg:width="18.627cm" svg:height="0.018cm" svg:x="1.199cm" svg:y="26.551cm" svg:viewBox="0 0 18628 19" draw:points="0,0 18628,0 18628,19 0,19">
          <text:p/>
        </draw:polygon>
        <draw:polygon draw:style-name="gr1" draw:text-style-name="P1" draw:layer="layout" svg:width="18.627cm" svg:height="0.018cm" svg:x="1.199cm" svg:y="27.622cm" svg:viewBox="0 0 18628 19" draw:points="0,0 18628,0 18628,19 0,19">
          <text:p/>
        </draw:polygon>
        <draw:polygon draw:style-name="gr1" draw:text-style-name="P1" draw:layer="layout" svg:width="18.627cm" svg:height="0.017cm" svg:x="1.199cm" svg:y="28.693cm" svg:viewBox="0 0 18628 18" draw:points="0,0 18628,0 18628,18 0,18">
          <text:p/>
        </draw:polygon>
        <draw:path draw:style-name="gr1" draw:text-style-name="P1" draw:layer="layout" svg:width="1.565cm" svg:height="0.288cm" svg:x="1.235cm" svg:y="24.812cm" svg:viewBox="0 0 1566 289" svg:d="M91 232c0 7 1 13 4 18 2 4 6 7 11 8 6 2 13 3 22 3h4v23h-132v-19c9 0 15-1 20-3 4-2 8-5 10-9s3-10 3-16v-173c0-7-1-12-3-16s-6-6-10-8c-5-3-11-4-20-4v-20h91zM129 16c30 0 57 6 79 16 22 11 40 26 52 46 12 19 18 42 18 68 0 27-6 51-18 72-12 20-28 37-50 49-21 11-45 17-72 17h-66v-23h63c16 0 30-4 42-13 13-8 23-21 31-37 7-16 11-35 11-56 0-24-5-45-13-62-8-18-19-31-34-40s-32-13-52-13h-48v-24zM400 289c-18 0-35-4-49-12-15-9-26-21-35-36-8-16-12-33-12-52 0-20 5-38 14-55 8-17 20-30 35-41 16-10 32-15 51-15 18 0 34 5 49 13 14 10 26 22 34 37s12 32 12 51c0 21-4 39-13 56s-21 30-36 40c-15 9-31 14-50 14zM405 269c8 0 15-3 21-9s10-15 13-26c4-12 5-26 5-44s-2-34-6-47c-3-14-9-24-15-32-7-8-14-12-23-12s-17 4-22 9c-6 6-11 15-14 27-3 11-5 26-5 43 0 18 2 34 6 48 4 13 9 24 15 32 7 7 15 11 25 11zM596 78l-18 63-59-23v-15l59-25zM519 265c6 0 11-1 14-2 3-2 6-4 7-6s2-5 2-9v-137l54-33v170c0 4 0 7 2 9 1 2 4 4 7 6 3 1 8 2 14 2v19h-100zM642 265c6 0 11-1 14-2 3-2 5-4 7-6 1-2 2-5 2-9v-101c0-10-2-18-7-23-6-5-13-7-24-7-6 0-12 1-18 4-7 2-13 5-20 9-6 4-11 9-16 14v-16c7-9 15-18 23-25 10-8 19-14 29-18 10-5 19-7 28-7 19 0 34 5 43 16 10 11 15 25 15 44v110c0 4 1 7 2 9 2 2 4 4 8 6 3 1 8 2 14 2v19h-100zM764 265c7 0 11-1 15-2 3-2 5-4 7-6 1-2 2-5 2-9v-101c0-10-2-18-8-23-5-5-13-7-23-7-6 0-12 1-19 4-6 2-13 5-19 9s-11 9-16 14v-16c7-9 15-18 23-25 9-8 19-14 29-18 9-5 19-7 28-7 19 0 33 5 43 16s15 25 15 44v110c0 4 1 7 2 9 2 2 4 4 7 6 4 1 9 2 15 2v19h-101zM901 33c0-6 1-12 4-17s7-9 12-12 11-4 17-4 12 1 17 4 9 7 12 12 5 11 5 17c0 7-2 13-5 18-3 4-7 8-12 11s-11 5-17 5-12-2-17-5-9-7-12-12-4-11-4-17zM944 141l-59-23v-15l59-25h19zM963 248c0 4 0 7 2 9 1 2 4 4 7 6 3 1 8 2 14 2v19h-101v-19c7 0 11-1 15-2 3-2 5-4 7-6 1-2 2-5 2-9v-137l54-33zM1081 78l-18 63-59-23v-15l59-25zM1004 265c6 0 11-1 14-2 4-2 6-4 8-6 1-2 2-5 2-9v-137l53-33v170c0 4 1 7 2 9 2 2 4 4 8 6 3 1 7 2 13 2v19h-100zM1132 265c6 0 10-1 14-2 3-2 6-4 7-6s2-5 2-9v-99c0-11-3-19-8-25-5-5-13-7-24-7-6 0-13 1-20 4-7 2-13 5-20 9-6 5-11 10-16 16v-16c7-10 14-19 23-26 9-9 19-15 30-19 10-5 20-7 30-7 19 0 33 5 43 16s15 26 15 45v109c0 4 1 7 2 9 2 2 4 4 7 6 4 1 9 2 15 2v19h-100zM1268 33c0-6 1-12 4-17s7-9 12-12 11-4 17-4 12 1 17 4 9 7 12 12 5 11 5 17c0 7-2 13-5 18-3 4-7 8-12 11s-11 5-17 5-12-2-17-5-9-7-12-12-4-11-4-17zM1311 141l-59-23v-15l59-25h19zM1330 248c0 4 0 7 2 9 1 2 4 4 7 6 3 1 8 2 14 2v19h-101v-19c7 0 11-1 15-2 3-2 5-4 7-6 1-2 2-5 2-9v-137l54-33zM1467 289c-18 0-35-4-50-12-14-9-25-21-34-36-8-16-12-33-12-52 0-20 4-38 13-55s21-30 36-41c16-10 32-15 50-15 19 0 35 5 49 13 15 10 26 22 35 37 8 15 12 32 12 51 0 21-4 39-13 56s-21 30-36 40c-15 9-32 14-50 14zM1471 269c9 0 16-3 22-9s10-15 13-26c3-12 5-26 5-44s-2-34-6-47c-4-14-9-24-15-32-7-8-15-12-24-12-8 0-16 4-22 9-6 6-10 15-13 27-3 11-5 26-5 43 0 18 2 34 6 48 3 13 9 24 15 32 7 7 15 11 24 11z">
          <text:p/>
        </draw:path>
        <draw:path draw:style-name="gr1" draw:text-style-name="P1" draw:layer="layout" svg:width="5.834cm" svg:height="0.379cm" svg:x="5.985cm" svg:y="24.81cm" svg:viewBox="0 0 5835 380" svg:d="M91 233c0 7 1 13 4 17 2 4 6 7 11 9 6 2 13 3 22 3h22c12 0 22-2 31-6 8-4 16-10 24-19 7-9 14-20 20-34h21l-15 82h-231v-19c9 0 15-1 20-3 4-2 8-5 10-9s3-10 3-16v-172c0-7-1-12-3-16s-6-6-10-8c-5-3-11-4-20-4v-20h91zM213 94c-3-14-7-25-12-32s-12-12-20-15c-8-4-19-5-32-5h-76v-24h160v76zM137 136c6 0 11-1 15-3s7-6 9-11c3-6 4-13 6-21h20v94h-20c-1-9-3-16-6-21-2-5-5-9-9-11s-9-3-15-3h-64v-24zM265 266c6 0 11-1 14-2 4-2 6-4 8-6 1-2 2-5 2-9v-173c0-14 3-27 9-38 7-11 16-20 28-26s26-10 41-10c12 0 22 2 31 6 9 3 17 8 22 14s7 13 7 20c0 4 0 8-2 11-2 4-5 7-7 9h-37v-23c0-7-2-13-4-17-3-4-7-6-11-6-8 0-14 4-18 11-4 8-6 18-6 32v189c0 4 1 7 2 10 2 2 5 4 9 5 4 2 10 3 18 3v19h-106zM262 96c9-3 16-6 22-9s12-6 17-11c6-4 11-10 17-16h19v59h-75zM389 119h-67v-34h67zM593 235c-8 18-20 32-34 41-14 10-31 14-50 14-20 0-37-4-52-12-15-9-26-21-34-36-9-15-13-32-13-51 0-21 5-39 14-56 8-17 21-30 36-40s33-15 51-15c16 0 30 4 42 11 12 6 21 16 28 28 7 13 10 27 10 44v13h-141v-20l97-2-5 9c0-13-2-25-5-34-2-9-6-16-11-20-6-5-12-7-19-7-9 0-18 3-24 9-7 6-13 14-16 25-4 11-6 24-6 39s2 28 7 39 13 20 22 25c10 6 21 9 34 9 11 0 21-2 31-6 9-4 18-11 27-20zM793 234c-8 18-19 32-33 42-14 9-31 14-50 14-18 0-35-4-49-12-15-9-26-21-34-36-9-15-13-32-13-52 0-21 5-39 14-56s21-30 36-39c16-10 33-15 52-15 14 0 27 3 38 7 11 5 20 11 26 19s9 16 9 26c0 5-1 9-4 13-2 4-5 7-10 9h-33v-10c0-14-3-24-8-31-6-8-13-11-24-11-9 0-17 3-24 8-6 6-12 14-15 25-4 10-6 23-6 37 0 15 3 29 8 40s12 20 21 26c10 6 21 9 33 9 10 0 19-2 28-6s17-10 26-19zM809 96c10-3 18-7 25-11 6-5 12-10 17-16s9-14 14-24h23v74h-79zM888 232c0 7 2 12 5 17 4 4 9 7 17 10 8 2 18 3 30 4v19c-8 3-16 4-23 6-8 1-16 2-23 2-18 0-33-5-43-14-10-10-15-24-15-41v-133h52zM935 119h-66v-34h66zM1052 290c-18 0-35-4-49-12-15-9-26-21-35-36-8-16-12-33-12-52 0-20 5-38 13-55 9-17 21-30 36-40 16-10 32-15 50-15 19 0 35 5 50 13 14 9 26 21 34 36s12 32 12 51c0 21-4 39-13 56s-21 30-36 40c-15 9-32 14-50 14zM1057 270c8 0 15-3 21-9s10-15 13-26c4-12 5-26 5-44s-2-34-6-47c-4-14-9-24-15-32-7-8-15-11-23-11-9 0-17 3-22 8-6 6-11 15-14 27-3 11-5 26-5 43 0 18 2 34 6 48 3 13 9 24 15 32 7 7 15 11 25 11zM1418 74l-59-29v-14l59-29h18zM1436 235c0 4 0 7 2 9 1 3 4 5 7 6s8 3 14 4v19l-58 16h-19v-254l54-33zM1401 135c-8-11-15-18-23-23-7-5-15-7-25-7-11 0-21 3-30 10-9 6-15 15-20 27-4 12-7 26-7 42 0 15 2 28 6 39s10 19 18 25c8 5 17 8 28 8 6 0 13-1 20-4s13-8 19-13c6-6 12-12 16-20l5 14c-7 12-15 23-23 31-8 9-18 15-28 20-10 4-21 6-33 6-15 0-29-4-42-12s-23-20-30-34c-8-14-11-30-11-48 0-22 4-42 13-60s22-31 38-41 35-15 56-15c13 0 25 3 37 7 11 5 21 12 30 20zM1660 235c-9 18-21 32-35 41-14 10-31 14-50 14s-37-4-52-12c-14-9-26-21-34-36s-12-32-12-51c0-21 4-39 13-56s21-30 36-40c16-10 33-15 51-15 16 0 30 4 42 11 12 6 21 16 28 28 7 13 10 27 10 44v13h-141v-20l97-2-5 9c0-13-2-25-5-34-2-9-6-16-11-20-5-5-12-7-19-7-9 0-17 3-24 9s-13 14-16 25c-4 11-6 24-6 39s3 28 7 39c6 11 13 20 23 25 9 6 20 9 34 9 10 0 20-2 30-6s18-11 27-20zM1808 74l-59-29v-14l59-29h18zM1826 249c0 4 1 7 2 9 2 2 4 4 8 6 3 1 7 2 13 2v19h-100v-19c6 0 11-1 14-2 4-2 6-4 7-6 2-2 3-5 3-9v-215l53-32zM2061 282c-6 3-11 4-17 5-5 2-11 2-16 2-15 0-25-4-32-11-8-7-11-18-11-31v-112c0-12-3-21-9-27-5-6-13-10-23-10-9 0-16 3-22 9-5 6-8 14-8 24v23h-38c-3-2-6-5-9-9-1-4-2-9-2-14 0-9 3-18 10-25 7-8 17-14 29-19 12-4 25-7 40-7 18 0 33 3 45 8 13 6 22 14 29 25 7 10 10 23 10 38v94c0 4 1 7 2 10 1 2 4 4 7 5 4 2 8 3 15 4zM1992 250c-9 14-19 24-31 30-12 7-25 10-39 10-11 0-20-2-28-6-8-5-14-11-19-19-4-7-6-16-6-26 0-14 4-26 13-36s22-17 40-22l77-21v17l-51 16c-10 3-17 7-21 13-4 5-6 13-6 21 0 6 1 10 3 15 2 4 6 8 10 10 5 3 10 4 15 4 8 0 15-2 23-6s14-10 20-18zM2160 35c0-6 1-12 4-17s7-9 12-12 11-4 17-4 12 1 17 4 9 7 12 12 5 11 5 17c0 7-2 13-5 18-3 4-7 8-12 11s-11 5-17 5-12-2-17-5-9-7-12-12-4-11-4-17zM2204 142l-59-23v-15l59-24h18zM2222 249c0 4 1 7 2 9s4 4 7 6c4 1 8 2 14 2v19h-100v-19c6 0 11-1 14-2 3-2 6-4 7-6 2-2 2-5 2-9v-137l54-32zM2340 80l-18 62-59-23v-15l59-24zM2263 266c6 0 11-1 15-2 3-2 5-4 7-6 1-2 2-5 2-9v-137l53-32v169c0 4 1 7 3 9 1 2 3 4 7 6 3 1 8 2 13 2v19h-100zM2390 266c6 0 10-1 14-2 3-2 6-4 7-6s2-5 2-9v-99c0-11-3-19-8-25-5-5-13-7-24-7-6 0-12 1-19 4-7 2-13 5-19 9-7 5-12 10-17 16v-16c7-10 14-19 23-26 9-8 19-14 29-18 10-5 20-7 30-7 19 0 33 5 43 16 10 10 15 25 15 44v109c0 4 1 7 2 9 2 2 4 4 7 6 4 1 9 2 15 2v19h-100zM2599 104c-8 1-14 3-18 4-4 2-6 5-6 8-1 3 0 8 3 14l44 107h-11l42-107c2-5 3-10 3-13 0-4-2-7-6-9-3-1-9-3-18-4v-19h75v19c-6 1-11 3-14 5s-6 6-8 11l-72 168h-22l-77-168c-2-5-4-8-8-11-3-2-7-4-14-5v-19h107zM2518 329c14 0 25-2 33-6 9-3 17-8 23-15 6-6 12-16 18-28l21 8c-8 21-15 37-23 51-8 13-16 23-26 30s-20 11-32 11c-6 0-12-1-18-3-6-3-10-5-12-8v-40zM2900 235c-9 18-21 32-35 41-14 10-31 14-50 14s-36-4-52-12c-15-9-27-21-35-36s-12-32-12-51c0-21 4-39 13-56s21-30 36-40c17-10 34-15 53-15 15 0 29 4 41 11 12 6 21 16 28 28 7 13 10 27 10 44v13h-142v-20l98-2-5 9c0-13-2-25-5-34-2-9-6-16-11-20-5-5-12-7-19-7-9 0-17 3-24 9s-12 14-16 25-6 24-6 39 3 28 8 39 12 20 22 25c9 6 21 9 34 9 10 0 20-2 30-6s19-11 27-20zM3099 234c-8 18-18 32-33 42-14 9-30 14-49 14s-36-4-50-12c-14-9-26-21-34-36s-12-32-12-52c0-21 4-39 13-56s21-30 36-39c16-10 34-15 53-15 14 0 26 3 37 7 11 5 20 11 26 19s10 16 10 26c0 5-2 9-4 13-3 4-6 7-10 9h-34v-10c0-14-3-24-8-31-5-8-13-11-23-11s-18 3-25 8c-6 6-11 14-15 25-4 10-5 23-5 37 0 15 2 29 7 40s13 20 22 26 20 9 33 9c10 0 19-2 27-6 9-4 18-10 26-19zM3295 234c-7 18-18 32-32 42-14 9-31 14-50 14s-35-4-50-12c-14-9-25-21-34-36-8-15-12-32-12-52 0-21 4-39 13-56s21-30 37-39c15-10 33-15 52-15 14 0 26 3 37 7 12 5 20 11 26 19 7 8 10 16 10 26 0 5-2 9-4 13s-6 7-10 9h-34v-10c0-14-2-24-8-31-5-8-13-11-23-11-9 0-17 3-24 8-7 6-12 14-16 25-3 10-5 23-5 37 0 15 2 29 7 40 6 11 13 20 22 26s20 9 33 9c10 0 19-2 28-6 8-4 17-10 26-19zM3329 35c0-6 1-12 4-17s7-9 12-12 10-4 17-4c6 0 12 1 17 4s9 7 12 12 4 11 4 17c0 7-1 13-4 18-3 4-7 8-12 11s-11 5-17 5c-7 0-12-2-17-5s-9-7-12-12-4-11-4-17zM3372 142l-59-23v-15l59-24h18zM3390 249c0 4 1 7 3 9 1 2 3 4 7 6 3 1 8 2 14 2v19h-101v-19c6 0 11-1 15-2 3-2 5-4 7-6 1-2 2-5 2-9v-137l53-32zM3528 290c-19 0-35-4-50-12-14-9-26-21-34-36-8-16-12-33-12-52 0-20 4-38 13-55s21-30 36-40 32-15 50-15 35 5 49 13c15 9 26 21 34 36 9 15 13 32 13 51 0 21-4 39-13 56s-21 30-36 40c-15 9-32 14-50 14zM3532 270c9 0 16-3 22-9s10-15 13-26c3-12 5-26 5-44s-2-34-6-47c-4-14-9-24-16-32-6-8-14-11-23-11s-16 3-22 8c-6 6-10 15-14 27-3 11-4 26-4 43 0 18 2 34 6 48 3 13 8 24 15 32 7 7 15 11 24 11zM3513 68l26-68h58l-51 68zM3723 80l-18 62-59-23v-15l59-24zM3646 266c6 0 11-1 15-2 3-2 5-4 7-6 1-2 2-5 2-9v-137l53-32v169c0 4 1 7 3 9 1 2 3 4 7 6 3 1 8 2 14 2v19h-101zM3773 266c6 0 10-1 14-2 3-2 6-4 7-6s2-5 2-9v-99c0-11-2-19-8-25-5-5-13-7-24-7-6 0-12 1-19 4-7 2-13 5-19 9-7 5-12 10-17 16v-16c7-10 14-19 23-26 9-8 19-14 29-18 10-5 20-7 30-7 19 0 33 5 43 16 10 10 15 25 15 44v109c0 4 1 7 2 9 2 2 4 4 7 6 4 1 9 2 15 2v19h-100zM4145 235c-8 18-20 32-34 41-14 10-31 14-50 14-20 0-37-4-52-12-14-9-26-21-34-36-9-15-13-32-13-51 0-21 5-39 14-56s21-30 36-40c16-10 33-15 51-15 16 0 30 4 42 11 12 6 21 16 28 28 7 13 10 27 10 44v13h-141v-20l97-2-5 9c0-13-2-25-5-34-2-9-6-16-11-20-6-5-12-7-19-7-9 0-17 3-24 9s-13 14-16 25c-4 11-6 24-6 39s3 28 7 39c5 11 13 20 22 25 10 6 21 9 35 9 10 0 20-2 30-6 9-4 18-11 27-20zM4244 80l-18 62-59-23v-15l59-24zM4167 266c6 0 11-1 14-2 3-2 6-4 7-6s2-5 2-9v-137l54-32v169c0 4 0 7 2 9 1 2 4 4 7 6 3 1 8 2 14 2v19h-100zM4289 266c7 0 11-1 15-2 3-2 5-4 7-6 1-2 2-5 2-9v-101c0-10-2-18-8-23-5-5-13-7-23-7-6 0-12 1-18 4-7 2-14 5-20 9s-11 9-16 14v-16c7-9 15-18 23-25 10-7 19-13 29-17 9-5 19-7 28-7 19 0 34 5 43 16 10 10 15 24 15 43v110c0 4 1 7 2 9 2 2 4 4 7 6 4 1 9 2 15 2v19h-101zM4412 266c7 0 11-1 15-2 3-2 5-4 7-6 1-2 2-5 2-9v-101c0-10-3-18-8-23s-13-7-23-7c-6 0-12 1-19 4-6 2-13 5-19 9s-11 9-16 14v-16c7-9 15-18 23-25 9-7 19-13 28-17 10-5 20-7 29-7 19 0 33 5 43 16 10 10 15 24 15 43v110c0 4 1 7 2 9 2 2 4 4 7 6 4 1 9 2 15 2v19h-101zM4625 290c-18 0-35-4-49-12-15-9-26-21-34-36-9-16-12-33-12-52 0-20 4-38 13-55s20-30 36-40c15-10 32-15 50-15s34 5 49 13c14 9 26 21 34 36s13 32 13 51c0 21-5 39-14 56-8 17-20 30-35 40-16 9-32 14-51 14zM4630 270c8 0 15-3 21-9s11-15 14-26c3-12 5-26 5-44s-3-34-7-47c-3-14-8-24-15-32s-14-11-23-11-16 3-22 8c-6 6-11 15-14 27-3 11-4 26-4 43 0 18 1 34 5 48 4 13 9 24 16 32 6 7 15 11 24 11zM4928 234c-8 18-19 32-33 42-14 9-30 14-50 14-18 0-35-4-49-12-14-9-26-21-34-36s-12-32-12-52c0-21 4-39 13-56s21-30 36-39c16-10 33-15 53-15 13 0 26 3 37 7 11 5 20 11 26 19s9 16 9 26c0 5-1 9-4 13-2 4-5 7-9 9h-34v-10c0-14-3-24-8-31-6-8-13-11-24-11-9 0-17 3-24 8-6 6-12 14-15 25-4 10-6 23-6 37 0 15 3 29 8 40s12 20 22 26c9 6 20 9 33 9 10 0 19-2 27-6 9-4 18-10 26-19zM4961 35c0-6 2-12 5-17s6-9 11-12 11-4 17-4c7 0 12 1 17 4 6 3 10 7 13 12 2 5 4 11 4 17 0 7-2 13-4 18-3 4-7 8-13 11-5 3-10 5-17 5-6 0-12-2-17-5s-8-7-11-12-5-11-5-17zM5005 142l-59-23v-15l59-24h18zM5023 249c0 4 1 7 2 9 2 2 4 4 7 6 4 1 8 2 14 2v19h-100v-19c6 0 11-1 14-2 3-2 6-4 7-6 2-2 3-5 3-9v-137l53-32zM5160 290c-18 0-35-4-49-12-15-9-26-21-35-36-8-16-12-33-12-52 0-20 5-38 14-55 8-17 20-30 35-40 16-10 32-15 51-15 18 0 34 5 49 13 14 9 26 21 34 36s12 32 12 51c0 21-4 39-13 56s-21 30-36 40c-15 9-31 14-50 14zM5165 270c8 0 15-3 21-9s10-15 13-26c4-12 5-26 5-44s-2-34-6-47c-3-14-9-24-15-32-7-8-15-11-23-11-9 0-17 3-22 8-6 6-11 15-14 27-3 11-5 26-5 43 0 18 2 34 6 48 4 13 9 24 15 32 7 7 15 11 25 11zM5356 80l-18 62-59-23v-15l59-24zM5279 266c6 0 11-1 14-2 3-2 6-4 7-6 2-2 2-5 2-9v-137l54-32v169c0 4 1 7 2 9s4 4 7 6c4 1 8 2 14 2v19h-100zM5406 266c5 0 10-1 13-2 4-2 6-4 7-6 2-2 3-5 3-9v-99c0-11-3-19-8-25-5-5-13-7-24-7-6 0-13 1-20 4-6 2-13 5-19 9-6 5-12 10-16 16v-16c6-10 14-19 23-26 9-8 18-14 28-18 11-5 21-7 30-7 19 0 34 5 44 16 10 10 15 25 15 44v109c0 4 0 7 2 9 1 2 4 4 7 6 4 1 8 2 14 2v19h-99zM5719 282c-5 3-11 4-17 5-5 2-11 2-16 2-14 0-25-4-32-11s-11-18-11-31v-112c0-12-3-21-8-27-6-6-13-10-23-10s-17 3-22 9c-6 6-9 14-9 24v23h-37c-4-2-7-5-9-9s-3-9-3-14c0-9 4-18 11-25 7-8 16-14 28-19 12-4 26-7 41-7 17 0 32 3 45 8 12 6 22 14 28 25 7 10 10 23 10 38v94c0 4 1 7 3 10 1 2 3 4 7 5 3 2 8 3 14 4zM5651 250c-10 14-20 24-32 30-12 7-25 10-39 10-10 0-19-2-27-6-9-5-15-11-19-19-5-7-7-16-7-26 0-14 5-26 13-36 9-10 23-17 41-22l76-21v17l-50 16c-10 3-17 7-22 13-4 5-6 13-6 21 0 6 1 10 3 15 3 4 6 8 11 10 4 3 9 4 15 4 7 0 15-2 22-6 8-4 15-10 21-18zM5794 74l-59-29v-14l59-29h18zM5812 249c0 4 0 7 2 9 1 2 4 4 7 6 3 1 8 2 14 2v19h-100v-19c6 0 11-1 14-2 3-2 6-4 7-6s2-5 2-9v-215l54-32z">
          <text:p/>
        </draw:path>
        <draw:path draw:style-name="gr1" draw:text-style-name="P1" draw:layer="layout" svg:width="4.442cm" svg:height="0.374cm" svg:x="12.842cm" svg:y="24.81cm" svg:viewBox="0 0 4443 375" svg:d="M91 238c0 6 1 12 3 16s6 7 10 9c5 2 12 3 21 3v19h-125v-19c9 0 15-1 20-3s8-5 10-9 3-10 3-16v-172c0-7-1-12-3-16s-5-6-10-8c-5-3-11-4-20-4v-20h91zM143 18c20 0 38 3 53 9 15 5 26 13 34 24 8 10 13 22 13 36 0 15-4 28-12 39-8 10-19 18-33 24-14 5-31 7-50 7h-75v-21h52c14 0 25-1 33-4 9-3 15-8 18-15 4-7 6-16 6-26 0-16-5-28-16-37-10-8-25-12-44-12h-49v-24zM131 151c9 0 17 1 24 3 7 1 13 4 18 7 5 4 10 9 14 15l45 67c4 5 7 10 11 13s8 5 13 7c5 1 11 2 18 3v19h-88l-61-107c-3-5-6-9-9-12-3-2-6-4-10-5s-9-1-15-1v-9zM461 235c-9 18-21 32-35 41-14 10-31 14-50 14s-36-4-51-12c-15-9-27-21-35-36s-12-32-12-51c0-21 4-39 13-56s21-30 36-40c16-10 33-15 52-15 15 0 29 4 41 11 12 6 22 16 28 28 7 13 11 27 11 44v13h-142v-20l98-2-6 9c0-13-2-25-4-34-3-9-7-16-12-20-5-5-11-7-19-7-9 0-17 3-24 9s-12 14-16 25-5 24-5 39 2 28 7 39 12 20 22 25c9 6 21 9 34 9 11 0 21-2 30-6 10-4 19-11 27-20zM660 234c-8 18-18 32-33 42-14 9-30 14-49 14s-36-4-50-12c-14-9-26-21-34-36s-12-32-12-52c0-21 4-39 13-56s21-30 36-39c16-10 34-15 53-15 14 0 26 3 37 7 11 5 20 11 26 19s9 16 9 26c0 5-1 9-3 13-3 4-6 7-10 9h-34v-10c0-14-3-24-8-31-5-8-13-11-23-11s-18 3-25 8c-6 6-11 14-15 25-4 10-6 23-6 37 0 15 3 29 8 40s12 20 22 26c9 6 20 9 33 9 10 0 19-2 27-6 9-4 18-10 26-19zM774 290c-19 0-35-4-50-12-14-9-25-21-34-36-8-16-12-33-12-52 0-20 4-38 13-55s21-30 36-40 32-15 50-15c19 0 35 5 49 13 15 9 26 21 34 36 9 15 13 32 13 51 0 21-4 39-13 56s-21 30-36 40c-15 9-32 14-50 14zM778 270c9 0 16-3 22-9s10-15 13-26c3-12 5-26 5-44s-2-34-6-47c-4-14-9-24-16-32-6-8-14-11-23-11-8 0-16 3-22 8-6 6-10 15-13 27-4 11-5 26-5 43 0 18 2 34 6 48 3 13 8 24 15 32 7 7 15 11 24 11zM970 80l-19 62-59-23v-15l59-24zM892 266c7 0 11-1 15-2 3-2 5-4 7-6 1-2 2-5 2-9v-137l54-32v169c0 4 0 7 2 9 1 2 4 4 7 6 3 1 8 2 14 2v19h-101zM1015 266c7 0 11-1 15-2 3-2 5-4 7-6 1-2 2-5 2-9v-101c0-10-3-18-8-23s-13-7-23-7c-6 0-12 1-19 4-6 2-13 5-19 9s-11 9-16 14v-16c7-9 14-18 23-25s19-13 28-17c10-5 20-7 29-7 19 0 33 5 43 16 10 10 15 24 15 43v110c0 4 1 7 2 9 2 2 4 4 7 6 4 1 9 2 15 2v19h-101zM1138 266c6 0 11-1 15-2 3-2 5-4 7-6 1-2 2-5 2-9v-101c0-10-3-18-8-23s-13-7-23-7c-6 0-13 1-19 4-7 2-13 5-19 9s-11 9-16 14v-16c7-9 14-18 23-25s18-13 28-17c10-5 20-7 29-7 19 0 33 5 43 16 10 10 15 24 15 43v110c0 4 1 7 2 9s4 4 7 6c4 1 9 2 15 2v19h-101zM1439 235c-9 18-21 32-35 41-14 10-31 14-50 14s-36-4-51-12c-15-9-27-21-35-36s-12-32-12-51c0-21 4-39 13-56s21-30 36-40c16-10 33-15 52-15 15 0 29 4 41 11 12 6 21 16 28 28 7 13 11 27 11 44v13h-142v-20l98-2-6 9c0-13-2-25-4-34-3-9-7-16-12-20-5-5-11-7-19-7-9 0-17 3-24 9s-12 14-16 25-6 24-6 39 3 28 8 39 12 20 22 25c9 6 21 9 34 9 11 0 21-2 30-6 10-4 19-11 27-20zM1537 80l-18 62-59-23v-15l59-24zM1460 266c6 0 11-1 14-2 4-2 6-4 7-6 2-2 3-5 3-9v-137l53-32v169c0 4 1 7 2 9 2 2 4 4 7 6 4 1 8 2 14 2v19h-100zM1587 266c5 0 10-1 13-2 4-2 7-4 8-6s2-5 2-9v-99c0-11-3-19-8-25-5-5-13-7-24-7-6 0-13 1-19 4-7 2-14 5-20 9-6 5-12 10-16 16v-16c6-10 14-19 23-26 9-8 19-14 29-18 10-5 20-7 29-7 19 0 34 5 44 16 10 10 15 25 15 44v109c0 4 0 7 2 9 1 2 4 4 7 6 4 1 9 2 14 2v19h-99zM1880 74l-58-29v-14l58-29h18zM1898 235c0 4 1 7 3 9 1 3 3 5 7 6 3 1 8 3 14 4v19l-59 16h-18v-254l53-33zM1864 135c-8-11-16-18-23-23s-16-7-25-7c-12 0-22 3-31 10-8 6-15 15-19 27-5 12-7 26-7 42 0 15 2 28 6 39s10 19 18 25c7 5 16 8 27 8 7 0 14-1 21-4 6-3 13-8 19-13 6-6 11-12 15-20l5 14c-6 12-14 23-22 31-9 9-18 15-28 20-11 4-22 6-33 6-15 0-30-4-42-12-13-8-23-20-31-34-7-14-11-30-11-48 0-22 5-42 13-60 10-18 22-31 38-41 17-10 35-15 57-15 12 0 24 3 36 7 12 5 22 12 30 20zM2132 282c-6 3-11 4-17 5-5 2-11 2-16 2-14 0-25-4-32-11-8-7-11-18-11-31v-112c0-12-3-21-9-27-5-6-13-10-23-10-9 0-16 3-22 9-5 6-8 14-8 24v23h-38c-3-2-6-5-8-9s-3-9-3-14c0-9 3-18 10-25 7-8 17-14 29-19 12-4 25-7 40-7 18 0 33 3 45 8 13 6 22 14 29 25 7 10 10 23 10 38v94c0 4 1 7 2 10 2 2 4 4 7 5 4 2 8 3 15 4zM2063 250c-9 14-19 24-31 30-12 7-25 10-39 10-11 0-20-2-28-6-8-5-14-11-19-19-4-7-6-16-6-26 0-14 4-26 13-36s22-17 40-22l77-21v17l-51 16c-10 3-17 7-21 13-4 5-6 13-6 21 0 6 1 10 3 15 2 4 6 8 10 10 5 3 10 4 15 4 8 0 15-2 23-6s14-10 20-18zM2322 234c-8 18-18 32-33 42-14 9-30 14-49 14s-36-4-50-12c-14-9-26-21-34-36s-12-32-12-52c0-21 4-39 13-56s21-30 36-39c16-10 34-15 53-15 14 0 26 3 37 7 11 5 20 11 26 19s10 16 10 26c0 5-2 9-4 13-3 4-6 7-10 9h-34v-10c0-14-3-24-8-31-5-8-13-11-23-11s-18 3-25 8c-6 6-11 14-15 25-4 10-5 23-5 37 0 15 2 29 7 40s12 20 22 26c9 6 20 9 33 9 10 0 19-2 27-6 9-4 18-10 26-19zM2355 35c0-6 2-12 5-17s7-9 11-12c6-3 11-4 18-4 6 0 11 1 17 4 5 3 9 7 12 12s4 11 4 17c0 7-1 13-4 18-3 4-7 8-12 11-6 3-11 5-17 5-7 0-12-2-18-5-4-3-8-7-11-12s-5-11-5-17zM2399 142l-59-23v-15l59-24h18zM2417 249c0 4 1 7 2 9 2 2 4 4 8 6 3 1 7 2 13 2v19h-100v-19c6 0 11-1 14-2 4-2 6-4 8-6 1-2 2-5 2-9v-137l53-32zM2555 290c-19 0-35-4-50-12-14-9-26-21-34-36-8-16-12-33-12-52 0-20 4-38 13-55s21-30 36-40 32-15 50-15 35 5 49 13c15 9 26 21 34 36 9 15 13 32 13 51 0 21-5 39-13 56-9 17-21 30-36 40-15 9-32 14-50 14zM2559 270c8 0 16-3 22-9 5-6 10-15 13-26 3-12 5-26 5-44s-2-34-6-47c-4-14-9-24-16-32-6-8-14-11-23-11s-16 3-22 8c-6 6-10 15-14 27-3 11-4 26-4 43 0 18 2 34 5 48 4 13 9 24 16 32 7 7 15 11 24 11zM2540 68l26-68h58l-51 68zM2751 80l-18 62-60-23v-15l60-24zM2673 266c6 0 11-1 14-2 4-2 6-4 7-6 2-2 3-5 3-9v-137l54-32v169c0 4 1 7 2 9 2 2 4 4 8 6 3 1 7 2 13 2v19h-101zM2801 266c6 0 10-1 14-2 3-2 6-4 7-6s2-5 2-9v-99c0-11-3-19-8-25-5-5-13-7-24-7-6 0-12 1-19 4-7 2-13 5-20 9-6 5-11 10-16 16v-16c6-10 14-19 23-26 9-8 19-14 29-18 10-5 20-7 29-7 19 0 34 5 44 16 10 10 15 25 15 44v109c0 4 1 7 2 9s4 4 7 6c4 1 9 2 15 2v19h-100zM3045 142l-59-23v-15l59-24h18zM3063 338c0 4 1 7 2 9 2 2 4 4 7 5 4 1 9 2 15 3v20h-101v-20c7-1 11-2 15-3 3-1 5-3 7-5 1-2 2-5 2-9v-226l53-32zM3038 138c6-13 14-23 22-31 9-9 18-16 28-20 11-5 21-7 33-7 15 0 29 4 42 13 13 8 23 19 31 33 7 15 11 31 11 48 0 23-5 43-14 61-8 17-21 31-38 41-16 9-35 14-56 14-12 0-25-2-36-6-12-5-22-12-31-20l14-28c8 11 15 18 23 23 7 4 16 6 25 6 12 0 22-3 31-9 8-7 15-16 19-28 5-12 8-26 8-41s-3-28-7-39-10-19-18-25c-7-6-17-9-27-9-7 0-14 2-21 5s-13 7-20 12c-5 6-10 13-14 20zM3283 142l-59-23v-15l59-24h18zM3301 248c0 4 1 7 2 10 2 2 5 4 9 5 4 2 9 3 16 3v19h-104v-19c6 0 11-1 14-2 4-2 6-4 7-6 2-2 3-5 3-9v-137l53-32zM3294 150c8-15 15-27 21-37s12-18 19-23c6-7 13-10 19-10 3 0 6 1 8 2 3 1 5 2 6 4v48h-10c-10 0-19 1-26 3s-14 6-19 10c-6 5-12 11-18 19zM3577 282c-5 3-10 4-16 5-6 2-11 2-17 2-14 0-24-4-32-11-7-7-11-18-11-31v-112c0-12-3-21-8-27s-13-10-23-10c-9 0-17 3-22 9-6 6-9 14-9 24v23h-37c-4-2-7-5-9-9s-3-9-3-14c0-9 4-18 11-25 7-8 16-14 29-19 12-4 25-7 40-7 17 0 32 3 45 8 12 6 22 14 29 25 6 10 10 23 10 38v94c0 4 0 7 2 10 1 2 4 4 7 5 3 2 8 3 14 4zM3509 250c-9 14-20 24-31 30-12 7-25 10-40 10-10 0-19-2-27-6-8-5-15-11-19-19-4-7-7-16-7-26 0-14 5-26 14-36s22-17 40-22l77-21v17l-51 16c-10 3-17 7-22 13-4 5-6 13-6 21 0 6 1 10 4 15 2 4 6 8 10 10 4 3 9 4 15 4 8 0 15-2 23-6 7-4 14-10 20-18zM3457 68l25-68h59l-51 68zM3767 234c-7 18-18 32-32 42-14 9-31 14-50 14-18 0-35-4-49-12-15-9-26-21-34-36-9-15-13-32-13-52 0-21 5-39 14-56 8-17 21-30 36-39 16-10 33-15 52-15 14 0 27 3 38 7 11 5 19 11 26 19 6 8 9 16 9 26 0 5-1 9-4 13-2 4-5 7-10 9h-33v-10c0-14-3-24-9-31-5-8-12-11-23-11-9 0-17 3-24 8-7 6-12 14-15 25-4 10-6 23-6 37 0 15 3 29 8 40s12 20 21 26c10 6 21 9 33 9 10 0 19-2 28-6s17-10 26-19zM3783 96c11-3 19-7 26-11 6-5 12-10 17-16s9-14 14-24h23v74h-80zM3863 232c0 7 2 12 5 17 4 4 9 7 17 10 8 2 17 3 30 4v19c-8 3-16 4-24 6-7 1-15 2-22 2-18 0-33-5-43-14-10-10-16-24-16-41v-133h53zM3910 119h-66v-34h66zM3951 35c0-6 1-12 4-17s7-9 12-12 10-4 17-4c6 0 12 1 17 4s9 7 12 12 4 11 4 17c0 7-1 13-4 18-3 4-7 8-12 11s-11 5-17 5c-7 0-12-2-17-5s-9-7-12-12-4-11-4-17zM3994 142l-59-23v-15l59-24h18zM4012 249c0 4 1 7 3 9 1 2 3 4 7 6 3 1 8 2 13 2v19h-100v-19c6 0 11-1 14-2 4-2 6-4 8-6 1-2 2-5 2-9v-137l53-32zM4232 234c-8 18-18 32-33 42-14 9-30 14-49 14s-36-4-50-12c-14-9-26-21-34-36s-12-32-12-52c0-21 4-39 13-56s21-30 36-39c16-10 34-15 53-15 14 0 26 3 37 7 11 5 20 11 26 19s10 16 10 26c0 5-2 9-4 13-3 4-6 7-10 9h-34v-10c0-14-3-24-8-31-5-8-13-11-23-11s-18 3-25 8c-6 6-11 14-15 25-4 10-6 23-6 37 0 15 3 29 8 40s13 20 22 26 20 9 33 9c10 0 19-2 27-6 9-4 18-10 26-19zM4443 282c-5 3-11 4-17 5-5 2-11 2-16 2-14 0-25-4-32-11-8-7-11-18-11-31v-112c0-12-3-21-8-27-6-6-13-10-24-10-9 0-16 3-22 9-5 6-8 14-8 24v23h-37c-4-2-7-5-9-9s-3-9-3-14c0-9 4-18 11-25 6-8 16-14 28-19 12-4 26-7 40-7 18 0 33 3 46 8 12 6 22 14 28 25 7 10 10 23 10 38v94c0 4 1 7 2 10 2 2 4 4 8 5 3 2 8 3 14 4zM4375 250c-10 14-20 24-32 30-12 7-25 10-39 10-10 0-20-2-28-6-8-5-14-11-18-19-5-7-7-16-7-26 0-14 5-26 13-36 9-10 23-17 41-22l76-21v17l-50 16c-10 3-18 7-22 13-4 5-6 13-6 21 0 6 1 10 3 15 3 4 6 8 11 10 4 3 9 4 15 4 7 0 15-2 22-6 8-4 15-10 21-18z">
          <text:p/>
        </draw:path>
        <draw:frame draw:style-name="gr2" draw:text-style-name="P3" draw:layer="layout" svg:width="17.973cm" svg:height="0.577cm" svg:x="0.988cm" svg:y="21.301cm">
          <draw:text-box>
            <text:p text:style-name="P2"><text:span text:style-name="T7">no es un </text:span><text:span text:style-name="T7">parche </text:span><text:span text:style-name="T7">ciego </text:span><text:span text:style-name="T7">global, </text:span><text:span text:style-name="T7">requiere </text:span><text:span text:style-name="T7">ser </text:span><text:span text:style-name="T7">invocado </text:span><text:span text:style-name="T7">de </text:span><text:span text:style-name="T7">acuerdo </text:span><text:span text:style-name="T7">a un </text:span><text:span text:style-name="T7">orquesta</text:span><text:span text:style-name="T7">dor de </text:span><text:span text:style-name="T7">dominios</text:span><text:span text:style-name="T7">."</text:span></text:p>
          </draw:text-box>
        </draw:frame>
        <draw:frame draw:style-name="gr5" draw:text-style-name="P6" draw:layer="layout" svg:width="0.465cm" svg:height="0.439cm" svg:x="5.977cm" svg:y="25.823cm">
          <draw:image xlink:href="Pictures/1000000100000037000000349F873052.png" xlink:type="simple" xlink:show="embed" xlink:actuate="onLoad" draw:mime-type="image/png">
            <text:p/>
          </draw:image>
        </draw:frame>
        <draw:frame draw:style-name="gr3" draw:text-style-name="P4" draw:layer="layout" svg:width="3.892cm" svg:height="0.501cm" svg:x="1.226cm" svg:y="25.77cm">
          <draw:text-box>
            <text:p text:style-name="P2"><text:span text:style-name="T3">Filosóﬁco/</text:span><text:span text:style-name="T3">explorato</text:span><text:span text:style-name="T3">rio</text:span></text:p>
          </draw:text-box>
        </draw:frame>
        <draw:frame draw:style-name="gr3" draw:text-style-name="P4" draw:layer="layout" svg:width="3.892cm" svg:height="0.501cm" svg:x="6.438cm" svg:y="25.77cm">
          <draw:text-box>
            <text:p text:style-name="P2"><text:span text:style-name="T3"><text:s/></text:span><text:span text:style-name="T3">Positivo y </text:span><text:span text:style-name="T3">signiﬁcati</text:span><text:span text:style-name="T3">vo</text:span></text:p>
          </draw:text-box>
        </draw:frame>
        <draw:frame draw:style-name="gr3" draw:text-style-name="P4" draw:layer="layout" svg:width="5.979cm" svg:height="0.501cm" svg:x="12.833cm" svg:y="25.77cm">
          <draw:text-box>
            <text:p text:style-name="P2"><text:span text:style-name="T3">Usar </text:span><text:span text:style-name="T3">curiosida</text:span><text:span text:style-name="T3">d 0.75–</text:span><text:span text:style-name="T3">0.95 + </text:span><text:span text:style-name="T3">F=0.20</text:span></text:p>
          </draw:text-box>
        </draw:frame>
        <draw:frame draw:style-name="gr3" draw:text-style-name="P4" draw:layer="layout" svg:width="1.437cm" svg:height="0.501cm" svg:x="1.226cm" svg:y="26.841cm">
          <draw:text-box>
            <text:p text:style-name="P2"><text:span text:style-name="T3">Creativo</text:span></text:p>
          </draw:text-box>
        </draw:frame>
        <draw:frame draw:style-name="gr3" draw:text-style-name="P4" draw:layer="layout" svg:width="1.623cm" svg:height="0.501cm" svg:x="5.976cm" svg:y="26.841cm">
          <draw:text-box>
            <text:p text:style-name="P2"><text:span text:style-name="T3">→ </text:span><text:span text:style-name="T3">Neutro</text:span></text:p>
          </draw:text-box>
        </draw:frame>
        <draw:frame draw:style-name="gr3" draw:text-style-name="P4" draw:layer="layout" svg:width="5.615cm" svg:height="0.501cm" svg:x="12.833cm" svg:y="26.841cm">
          <draw:text-box>
            <text:p text:style-name="P2"><text:span text:style-name="T3">Inyección </text:span><text:span text:style-name="T3">emociona</text:span><text:span text:style-name="T3">l </text:span><text:span text:style-name="T3">innecesari</text:span><text:span text:style-name="T3">a</text:span></text:p>
          </draw:text-box>
        </draw:frame>
        <draw:frame draw:style-name="gr5" draw:text-style-name="P6" draw:layer="layout" svg:width="0.465cm" svg:height="0.439cm" svg:x="5.977cm" svg:y="27.957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2.487cm" svg:height="0.501cm" svg:x="1.226cm" svg:y="27.912cm">
          <draw:text-box>
            <text:p text:style-name="P2"><text:span text:style-name="T3">Técnico/</text:span><text:span text:style-name="T3">lógico</text:span></text:p>
          </draw:text-box>
        </draw:frame>
        <draw:frame draw:style-name="gr3" draw:text-style-name="P4" draw:layer="layout" svg:width="1.653cm" svg:height="0.501cm" svg:x="6.438cm" svg:y="27.912cm">
          <draw:text-box>
            <text:p text:style-name="P2"><text:span text:style-name="T3"><text:s/></text:span><text:span text:style-name="T3">Negativo</text:span></text:p>
          </draw:text-box>
        </draw:frame>
        <draw:frame draw:style-name="gr3" draw:text-style-name="P4" draw:layer="layout" svg:width="5.035cm" svg:height="0.501cm" svg:x="12.833cm" svg:y="27.912cm">
          <draw:text-box>
            <text:p text:style-name="P2"><text:span text:style-name="T3">NO usar </text:span><text:span text:style-name="T3">inyección </text:span><text:span text:style-name="T3">emociona</text:span><text:span text:style-name="T3">l</text:span></text:p>
          </draw:text-box>
        </draw:frame>
      </draw:page>
      <draw:page draw:name="page15" draw:style-name="dp1" draw:master-page-name="master-page35">
        <draw:path draw:style-name="gr1" draw:text-style-name="P1" draw:layer="layout" svg:width="4.032cm" svg:height="0.427cm" svg:x="0.998cm" svg:y="0.15cm" svg:viewBox="0 0 4033 428" svg:d="M104 267c0 8 2 15 4 19 3 5 8 9 14 11s14 3 24 3h26c13 0 25-2 34-6 11-5 20-12 28-22s16-24 24-40h23l-16 95h-265v-22c10-1 17-2 23-4 5-2 9-6 11-10 3-5 4-11 4-18v-197c0-8-1-15-4-19-2-5-6-8-11-10-6-2-13-4-23-4v-22h104zM243 108c-3-16-8-28-14-36-5-10-13-16-22-19-9-4-22-6-37-6h-86v-26h183v87zM156 156c8 0 14-1 18-3 5-3 8-7 11-13 2-6 5-14 6-24h23v108h-23c-1-11-4-19-7-25-2-5-6-10-10-12-4-3-10-4-18-4h-72v-27zM471 145c4-5 6-10 6-13s-2-6-6-8-10-4-17-5v-21h90v21c-9 2-15 4-19 6s-8 6-12 12l-70 84-17-17zM330 136c-4-5-8-9-12-12-5-2-10-4-16-5v-21h125v21c-8 1-15 3-19 5-3 2-5 5-6 8 0 3 2 8 6 13l40 54 67 90c5 5 9 9 13 12 4 2 9 4 16 4v22h-125v-22c8 0 14-2 18-4s6-5 6-8-2-8-6-14l-41-57zM369 279c-4 6-6 11-6 14s2 6 6 8 10 4 18 4v22h-90v-22c8-1 14-3 18-5s8-6 12-12l70-84 17 16zM626 163l-67-27v-17l67-27h21zM647 387c0 4 0 8 2 10 2 3 4 5 8 6 4 2 10 3 17 4v21h-115v-21c7-1 12-2 16-4 4-1 7-3 8-6 2-2 3-6 3-10v-259l61-36zM618 158c7-14 16-26 25-36 10-10 21-17 32-22 12-5 24-8 37-8 18 0 35 5 49 15 15 9 26 22 34 39 9 16 13 34 13 54 0 26-5 49-15 69s-25 36-43 47c-19 11-40 16-64 16-15 0-29-2-42-7-14-6-25-13-34-23l15-32c9 13 17 21 26 26 8 6 18 8 29 8 13 0 24-3 34-11 10-7 18-18 23-31 6-14 8-30 8-48 0-17-2-32-7-44-4-13-11-22-20-28-9-7-20-10-32-10-8 0-15 1-23 5-8 3-16 8-22 14-7 6-13 14-18 23zM895 85l-67-33v-17l67-32h21zM916 285c0 5 1 8 2 11 2 2 5 4 8 6 4 1 10 3 17 3v22h-115v-22c7 0 12-2 16-3 4-2 7-4 8-6 2-3 3-6 3-11v-246l61-36zM981 40c0-7 2-14 5-19 3-6 8-11 14-14s12-5 21-5c7 0 13 2 19 5s11 8 14 14c3 5 5 12 5 19s-2 14-5 20-8 11-14 14c-6 4-12 5-20 5s-14-1-20-5c-6-3-11-8-14-14s-5-13-5-20zM1032 163l-68-27v-17l68-27h21zM1053 285c0 5 0 8 2 11 2 2 5 4 8 5 4 2 10 3 17 4v22h-116v-22c7-1 12-2 16-4 4-1 7-3 8-5 2-3 3-6 3-11v-157l62-36zM1304 268c-8 21-21 37-37 48s-35 16-57 16c-21 0-40-5-56-14-17-10-30-23-39-41-10-17-14-37-14-58 0-25 5-46 15-65s24-34 42-45c17-11 37-17 59-17 16 0 30 3 43 8 12 5 22 13 29 22 8 9 11 18 11 29 0 6-1 11-4 16-3 4-6 8-11 10h-39v-12c0-15-3-27-9-36-6-8-15-12-26-12s-20 3-28 10c-8 6-14 16-18 28s-6 26-6 42c0 18 3 33 9 46 5 13 14 23 24 30 11 7 23 11 38 11 11 0 22-3 32-7 10-5 19-12 28-22zM1545 323c-6 3-12 5-18 6-7 1-13 2-19 2-16 0-29-4-38-12-8-8-12-21-12-36v-128c0-14-3-24-9-31s-15-11-27-11c-10 0-19 4-25 10-6 7-9 16-9 28v26h-43c-4-2-8-6-10-11s-3-10-3-16c0-10 4-20 12-29s19-16 32-21c14-5 30-8 46-8 20 0 37 4 52 10 14 6 25 15 33 27 8 13 11 27 11 44v107c0 5 1 9 3 12 1 3 4 5 8 7 3 1 9 2 16 3zM1467 286c-10 16-22 28-36 35-13 8-28 11-44 11-12 0-23-2-32-7-10-5-17-12-22-21s-8-19-8-30c0-16 6-30 16-41s26-20 46-25l87-25v20l-57 18c-11 4-20 9-25 15s-7 14-7 25c0 6 1 11 4 16s7 9 12 12 11 4 17 4c9 0 17-2 26-7s17-11 23-19zM1762 268c-8 21-20 37-36 48-17 11-36 16-58 16-21 0-39-5-56-14-17-10-30-23-39-41-9-17-14-37-14-58 0-25 5-46 15-65s24-34 42-45c17-11 37-17 59-17 16 0 30 3 43 8s23 13 30 22 11 18 11 29c0 6-2 11-5 16-2 4-6 8-11 10h-38v-12c0-15-4-27-10-36-6-8-15-12-26-12s-20 3-28 10c-8 6-14 16-18 28s-6 26-6 42c0 18 3 33 9 46s14 23 25 30c10 7 23 11 37 11 11 0 22-3 32-7 10-5 19-12 29-22zM1800 40c0-7 2-14 5-19 3-6 8-11 14-14s12-5 20-5c7 0 13 2 19 5s11 8 14 14c3 5 5 12 5 19s-2 14-5 20-8 11-14 14c-6 4-12 5-20 5-7 0-13-1-19-5-6-3-11-8-14-14s-5-13-5-20zM1850 163l-67-27v-17l67-27h21zM1871 285c0 5 0 8 2 11 2 2 4 4 8 5 4 2 10 3 17 4v22h-115v-22c7-1 12-2 16-4 4-1 7-3 8-5 2-3 3-6 3-11v-157l61-36zM2029 332c-21 0-40-5-57-14-17-10-30-23-39-41-10-17-14-37-14-59 0-23 5-44 15-63s24-34 41-45c17-12 36-18 57-18s40 5 57 15c16 10 29 24 38 42 10 17 15 36 15 58 0 23-6 44-16 63s-23 34-41 46c-17 11-36 16-56 16zM2033 309c10 0 19-3 25-10 7-6 12-16 15-30 3-13 5-30 5-50s-2-38-6-54c-5-15-10-28-18-36-8-9-16-13-27-13-9 0-18 3-25 10s-12 17-15 30c-4 13-5 30-5 49 0 21 2 39 6 55s10 28 18 36c8 9 17 13 27 13zM2011 79l30-79h67l-59 79zM2251 92l-20 71-67-27v-17l67-27zM2164 305c6 0 12-2 16-3 4-2 6-4 8-6 2-3 3-6 3-11v-157l60-36v193c0 5 1 8 2 11 2 2 5 4 9 6 4 1 9 3 16 3v22h-114zM2308 305c7 0 12-2 16-3 4-2 7-4 8-6 2-3 3-6 3-11v-113c0-13-3-22-9-28s-15-9-27-9c-7 0-15 1-22 4-8 3-16 7-23 12s-13 11-19 18v-19c8-11 16-21 27-29 10-9 21-16 33-21 11-5 22-8 33-8 22 0 39 6 50 18 12 12 18 29 18 51v124c0 5 0 8 2 11 2 2 4 4 8 6 4 1 10 3 17 3v22h-115zM2523 111c11-5 21-9 28-14 8-4 14-10 20-17 5-7 10-17 15-29h27v85h-90zM2613 266c0 8 2 14 6 19s11 9 19 11c9 3 20 5 34 5v22c-9 3-18 5-27 7-8 1-17 2-25 2-21 0-38-5-49-16-12-11-18-27-18-47v-151h60zM2667 136h-77v-38h77zM2900 268c-10 22-23 38-39 48-17 11-35 16-57 16s-42-5-59-14c-17-10-30-23-40-40-9-18-14-37-14-59 0-24 5-45 15-64 11-20 25-35 42-46 18-11 37-17 59-17 18 0 33 5 47 13 14 7 25 18 32 33 8 14 12 30 12 49v15h-162v-22l112-3-7 10c0-15-1-28-5-38-3-11-7-19-13-24-6-6-13-8-22-8-10 0-19 3-27 10s-14 17-19 29c-4 13-6 28-6 45s3 32 9 45c5 12 14 22 24 28 11 7 24 10 40 10 12 0 24-2 34-7 11-5 22-12 31-22zM3034 332c-21 0-40-5-56-14-17-10-30-23-40-41-9-17-13-37-13-59 0-23 5-44 15-63s24-34 41-45c17-12 36-18 57-18s40 5 56 15c17 10 30 24 39 42 10 17 14 36 14 58 0 23-5 44-15 63s-24 34-41 46c-17 11-36 16-57 16zM3039 309c10 0 19-3 25-10 7-6 12-16 15-30 3-13 5-30 5-50s-2-38-7-54c-4-15-10-28-17-36-8-9-17-13-27-13s-18 3-25 10-12 17-16 30c-3 13-4 30-4 49 0 21 1 39 6 55 4 16 10 28 18 36 8 9 17 13 27 13zM3017 79l30-79h67l-59 79zM3237 163l-68-27v-17l68-27h20zM3257 284c0 5 1 8 3 11s5 5 10 7c4 1 10 3 18 3v22h-119v-22c7 0 13-2 16-3 4-2 7-4 9-6 1-3 2-6 2-11v-157l61-36zM3249 172c9-17 17-31 24-42s15-20 22-27 15-11 22-11c3 0 6 1 9 2s5 3 7 5v55h-12c-11 0-21 1-29 4-8 2-16 6-22 11-7 5-14 13-21 22zM3370 40c0-7 2-14 5-19 3-6 8-11 14-14s12-5 20-5c7 0 13 2 19 5s10 8 14 14c3 5 5 12 5 19s-2 14-5 20c-4 6-8 11-14 14-6 4-13 5-20 5s-13-1-19-5c-6-3-11-8-14-14s-5-13-5-20zM3420 163l-67-27v-17l67-27h21zM3441 285c0 5 0 8 2 11 2 2 4 4 8 5 4 2 10 3 17 4v22h-115v-22c7-1 12-2 16-4 4-1 7-3 8-5 2-3 3-6 3-11v-157l61-36zM3692 268c-8 21-21 37-37 48s-35 16-57 16c-21 0-40-5-56-14-17-10-30-23-40-41-9-17-13-37-13-58 0-25 5-46 15-65s24-34 41-45c18-11 38-17 60-17 16 0 30 3 42 8 13 5 23 13 30 22 8 9 11 18 11 29 0 6-1 11-4 16-3 4-6 8-11 10h-39v-12c0-15-3-27-9-36-6-8-15-12-27-12-10 0-19 3-27 10-8 6-14 16-18 28s-6 26-6 42c0 18 2 33 8 46s14 23 25 30 23 11 38 11c11 0 22-3 32-7 10-5 19-12 28-22zM3933 323c-6 3-12 5-18 6-7 1-13 2-19 2-16 0-29-4-38-12-8-8-12-21-12-36v-128c0-14-3-24-9-31s-15-11-27-11c-10 0-19 4-25 10-6 7-9 16-9 28v26h-43c-4-2-8-6-10-11-3-5-4-10-4-16 0-10 4-20 13-29 7-9 18-16 32-21s29-8 46-8c20 0 37 4 52 10 14 6 25 15 33 27 7 13 11 27 11 44v107c0 5 1 9 2 12 2 3 5 5 9 7 3 1 9 2 16 3zM3855 286c-10 16-22 28-36 35-13 8-28 11-44 11-12 0-23-2-32-7-10-5-17-12-22-21s-8-19-8-30c0-16 5-30 16-41 10-11 25-20 46-25l87-25v20l-57 18c-12 4-20 9-25 15s-7 14-7 25c0 6 1 11 4 16s7 9 12 12 11 4 17 4c9 0 17-2 26-7s16-11 23-19zM3955 149c0-7 2-14 5-20 4-6 9-11 14-14 7-4 13-5 20-5s14 1 20 5 11 9 14 14c4 6 5 13 5 20s-1 14-5 20c-3 5-8 10-14 14-6 3-13 5-20 5s-13-2-20-5c-5-4-10-9-14-14-3-7-5-13-5-20zM3955 291c0-7 2-13 5-19 4-7 9-11 14-15 7-3 13-5 20-5s14 2 20 5c6 4 11 8 14 15 4 6 5 12 5 19s-1 14-5 20c-3 6-8 11-14 14s-13 5-20 5-13-2-20-5c-5-3-10-8-14-14-3-6-5-13-5-20z">
          <text:p/>
        </draw:path>
        <draw:frame draw:style-name="gr2" draw:text-style-name="P3" draw:layer="layout" svg:width="14.408cm" svg:height="0.577cm" svg:x="5.047cm" svg:y="0.024cm">
          <draw:text-box>
            <text:p text:style-name="P2"><text:span text:style-name="T1"><text:s/></text:span><text:span text:style-name="T1">La </text:span><text:span text:style-name="T1">inyecció</text:span><text:span text:style-name="T1">n </text:span><text:span text:style-name="T1">emocion</text:span><text:span text:style-name="T1">al de </text:span><text:span text:style-name="T1">curiosid</text:span><text:span text:style-name="T1">ad </text:span><text:span text:style-name="T1">fomenta </text:span><text:span text:style-name="T1">pensami</text:span><text:span text:style-name="T1">ento </text:span><text:span text:style-name="T1">divergen</text:span><text:span text:style-name="T1">te,</text:span></text:p>
          </draw:text-box>
        </draw:frame>
        <draw:frame draw:style-name="gr2" draw:text-style-name="P3" draw:layer="layout" svg:width="17.875cm" svg:height="0.577cm" svg:x="0.988cm" svg:y="0.659cm">
          <draw:text-box>
            <text:p text:style-name="P2"><text:span text:style-name="T1">especula</text:span><text:span text:style-name="T1">tivo y </text:span><text:span text:style-name="T1">explorat</text:span><text:span text:style-name="T1">orio. </text:span><text:span text:style-name="T1">Esto </text:span><text:span text:style-name="T1">beneﬁci</text:span><text:span text:style-name="T1">a a las </text:span><text:span text:style-name="T1">tareas </text:span><text:span text:style-name="T1">que </text:span><text:span text:style-name="T1">premian </text:span><text:span text:style-name="T1">conexio</text:span><text:span text:style-name="T1">nes </text:span><text:span text:style-name="T1">laterales </text:span><text:span text:style-name="T1">y</text:span></text:p>
          </draw:text-box>
        </draw:frame>
        <draw:frame draw:style-name="gr2" draw:text-style-name="P3" draw:layer="layout" svg:width="18.32cm" svg:height="0.577cm" svg:x="0.988cm" svg:y="1.294cm">
          <draw:text-box>
            <text:p text:style-name="P2"><text:span text:style-name="T1">perspect</text:span><text:span text:style-name="T1">ivas </text:span><text:span text:style-name="T1">novedos</text:span><text:span text:style-name="T1">as. </text:span><text:span text:style-name="T1">Perjudic</text:span><text:span text:style-name="T1">a a las </text:span><text:span text:style-name="T1">tareas </text:span><text:span text:style-name="T1">que </text:span><text:span text:style-name="T1">premian </text:span><text:span text:style-name="T1">precisió</text:span><text:span text:style-name="T1">n y </text:span><text:span text:style-name="T1">respuest</text:span><text:span text:style-name="T1">as </text:span><text:span text:style-name="T1">correcta</text:span><text:span text:style-name="T1">s</text:span></text:p>
          </draw:text-box>
        </draw:frame>
        <draw:frame draw:style-name="gr2" draw:text-style-name="P3" draw:layer="layout" svg:width="18.929cm" svg:height="0.577cm" svg:x="0.988cm" svg:y="1.929cm">
          <draw:text-box>
            <text:p text:style-name="P2"><text:span text:style-name="T1">converg</text:span><text:span text:style-name="T1">entes — </text:span><text:span text:style-name="T1">donde el </text:span><text:span text:style-name="T1">modelo </text:span><text:span text:style-name="T1">debería </text:span><text:span text:style-name="T1">restringi</text:span><text:span text:style-name="T1">rse al </text:span><text:span text:style-name="T1">conocimi</text:span><text:span text:style-name="T1">ento </text:span><text:span text:style-name="T1">estableci</text:span><text:span text:style-name="T1">do, no </text:span><text:span text:style-name="T1">explorar</text:span></text:p>
          </draw:text-box>
        </draw:frame>
        <draw:polygon draw:style-name="gr1" draw:text-style-name="P1" draw:layer="layout" svg:width="18.733cm" svg:height="0.018cm" svg:x="1.146cm" svg:y="3.81cm" svg:viewBox="0 0 18734 19" draw:points="0,0 18734,0 18734,19 0,19">
          <text:p/>
        </draw:polygon>
        <draw:path draw:style-name="gr1" draw:text-style-name="P1" draw:layer="layout" svg:width="7.585cm" svg:height="0.481cm" svg:x="1.002cm" svg:y="4.942cm" svg:viewBox="0 0 7586 482" svg:d="M112 337c11 0 20-2 25-4 6-1 9-5 11-9 2-5 3-12 3-21v-223h5l-119 159v-13h250v43h-287v-31l167-222h59v287c0 9 0 16 2 20 3 5 6 8 11 10 6 2 14 4 26 4v27h-153zM320 324c0-8 1-15 5-22s9-12 16-16 15-6 23-6c7 0 15 2 21 6 7 4 13 9 17 16s6 14 6 22-2 15-6 22-10 12-17 16c-6 4-14 6-21 6-8 0-16-2-23-6s-12-9-16-16-5-14-5-22zM642 296c0 10 1 18 4 23s8 9 15 12c7 2 17 3 29 3h28c15 0 28-2 39-7 12-5 22-13 31-25 9-11 18-26 27-44h26l-19 106h-298v-25c11 0 20-2 26-4s10-6 13-11c2-5 4-12 4-20v-224c0-8-2-15-4-20-3-5-7-9-13-11s-15-4-26-5v-25h118zM799 117c-4-17-10-32-16-42-7-9-15-16-25-20s-24-6-42-6h-98v-30h206v98zM701 172c8 0 14-1 19-4 6-3 10-8 13-14 2-7 5-16 7-28h25v122h-25c-2-12-5-21-7-28-3-6-7-11-13-13-5-3-11-5-19-5h-83v-30zM940 90l-76-35v-19l76-36h23zM963 318c0 5 1 9 3 11 2 3 5 5 10 7 4 2 10 3 18 4v24h-130v-24c8-1 15-2 19-4s7-4 9-7c2-2 3-6 3-11v-278l68-40zM1102 339c11 0 20-2 26-4s10-6 13-11c2-5 4-12 4-20v-224c0-8-2-15-4-20-3-5-7-9-13-11s-15-4-26-5v-25h160v25c-11 1-20 3-26 5s-10 6-12 11c-3 5-4 12-4 20v224c0 8 1 15 4 20 2 5 6 9 12 11s15 4 26 4v25h-160zM1391 202h-195v-30h195zM1326 339c11 0 19-2 25-4s10-6 13-11c2-5 3-12 3-20v-224c0-8-1-15-3-20-3-5-7-9-13-11s-14-4-25-5v-25h158v25c-10 1-19 3-25 5s-10 6-13 11c-2 5-4 12-4 20v224c0 8 2 15 4 20 3 5 7 9 13 11s15 4 25 4v25h-158zM1758 360c-6 3-13 5-21 7-7 1-14 2-21 2-18 0-32-5-42-14s-14-23-14-40v-144c0-15-4-27-11-34-6-8-16-13-30-13-12 0-21 4-28 12-7 7-10 18-10 31v29h-48c-5-2-9-7-12-12-2-6-4-11-4-18 0-12 5-23 14-33s21-17 37-23c15-6 33-9 51-9 23 0 43 4 59 11s28 18 37 31c8 13 12 30 12 49v120c0 5 1 10 3 13s5 5 10 7c4 2 10 4 18 5zM1670 319c-12 17-25 30-41 39-15 8-32 12-50 12-13 0-25-2-36-8-10-5-18-13-24-23-5-10-8-21-8-34 0-18 5-34 17-46 11-12 29-22 52-29l98-27v23l-65 20c-13 3-22 9-27 16-6 7-9 17-9 28 0 6 2 13 5 19 3 5 8 9 13 13 6 3 12 4 20 4 9 0 19-2 29-8 10-5 18-12 26-22zM1854 90l-76-35v-19l76-36h23zM1877 318c0 5 1 9 3 11 2 3 5 5 10 7 4 2 10 3 18 4v24h-130v-24c8-1 15-2 19-4s7-4 9-7c2-2 3-6 3-11v-278l68-40zM2007 90l-76-35v-19l76-36h23zM2030 318c0 5 1 9 3 11 2 3 5 5 9 7 5 2 11 3 18 4v24h-129v-24c8-1 14-2 19-4 4-2 7-4 9-7 2-2 3-6 3-11v-278l68-40zM2332 360c-7 3-14 5-21 7-7 1-14 2-21 2-18 0-32-5-42-14s-15-23-15-40v-144c0-15-3-27-10-34-7-8-17-13-30-13-12 0-21 4-28 12-7 7-10 18-10 31v29h-48c-5-2-9-7-12-12-3-6-4-11-4-18 0-12 5-23 13-33 10-10 22-17 37-23 16-6 33-9 52-9 23 0 42 4 59 11 16 7 28 18 37 31 8 13 12 30 12 49v120c0 5 1 10 3 13s5 5 9 7c5 2 11 4 19 5zM2244 319c-12 17-25 30-41 39-15 8-32 12-50 12-13 0-25-2-36-8-10-5-18-13-24-23s-8-21-8-34c0-18 5-34 17-46 11-12 28-22 51-29l99-27v23l-65 20c-13 3-22 9-27 16-6 7-9 17-9 28 0 6 2 13 5 19 3 5 7 9 13 13 6 3 12 4 20 4 9 0 19-2 29-8 10-5 18-12 25-22zM2445 135c-12 1-22 3-29 5-7 3-13 9-18 17s-9 20-12 35h-30v-85h189v27zM2413 364h-65v-21l168-236h64v21zM2486 335c11 0 21-2 29-6s15-11 22-20 12-22 17-38h29l-12 93h-187v-28zM2792 127c12-5 22-9 29-12 8-3 14-5 19-6s10-2 15-2h15v43h-78zM2730 101c20 0 39 4 55 12 17 7 30 17 39 31 9 13 14 28 14 45s-5 33-15 48c-10 14-24 26-42 34-16 9-35 13-55 13s-39-4-55-11c-16-8-29-18-38-31s-13-28-13-45c0-18 5-33 14-48 10-14 23-26 40-34 17-9 35-14 56-14zM2726 126c-13 0-24 5-31 16-8 11-11 26-11 46 0 14 2 26 6 37s9 20 16 26 15 9 24 9c13 0 23-6 31-16 7-11 11-27 11-47 0-14-3-26-7-37-3-11-9-19-16-25s-14-9-23-9zM2688 376c-14 0-25 3-34 11-8 7-12 17-12 28 0 9 3 17 8 23 6 6 14 11 25 14 11 4 23 6 38 6h18c16 0 30-2 43-6 12-4 23-10 30-17 7-8 10-16 10-24 0-10-3-18-10-24-7-5-18-8-30-8h-115v-11c-15 0-26-5-35-13-8-9-12-21-12-35 0-11 2-21 8-30 6-8 14-15 25-21 10-5 23-8 37-9l6 18c-10 0-19 2-25 5-5 4-8 9-8 16s2 12 6 15 9 5 17 5h110c17 0 31 3 44 9 12 6 21 14 27 25 7 10 10 23 10 38 0 16-6 31-18 45s-29 25-50 33c-22 8-45 13-71 13h-17c-23 0-44-3-62-8s-32-13-42-22-15-20-15-32c0-10 3-20 10-29s17-16 29-21c12-6 26-9 40-9h24v15zM3014 370c-24 0-46-5-64-16-19-11-34-26-44-46-11-19-16-41-16-66 0-26 6-49 17-71 11-21 26-38 46-51 19-12 41-19 65-19 23 0 45 6 63 17 19 11 34 26 44 46 11 20 16 42 16 66 0 26-6 49-17 71-11 21-27 38-46 51-20 12-41 18-64 18zM3019 344c11 0 20-3 28-11 7-7 13-19 17-33 4-15 6-34 6-56 0-24-3-44-7-61-5-18-12-31-21-41-8-9-18-14-29-14-12 0-21 4-29 11-8 8-14 19-18 34-3 15-5 33-5 55 0 23 2 44 7 61 5 18 12 32 20 41 9 10 19 14 31 14zM3371 304c0 8 1 15 4 20 2 5 7 9 13 11s14 4 25 4v25h-159v-25c11 0 19-2 25-4s11-6 13-11c3-5 4-12 4-20v-224c0-8-1-15-4-20-2-5-7-9-13-11s-14-4-25-5v-25h117zM3528 117c-4-17-10-32-16-42-6-9-15-16-25-20-11-4-24-6-42-6h-98v-30h206v98zM3429 177c8 0 15-1 20-4 5-2 9-7 12-14 3-6 6-16 8-28h25v122h-25c-2-12-5-21-8-27-3-7-7-11-12-14s-12-5-20-5h-82v-30zM3641 181l-76-31v-18l76-31h23zM3664 316c0 6 1 10 3 12 2 3 6 6 11 8s12 3 21 4v24h-134v-24c8-1 14-2 19-4 4-2 7-4 9-7 2-2 3-6 3-11v-176l68-41zM3655 191c10-19 19-35 27-48s16-23 24-30c8-8 17-12 25-12 4 0 7 1 10 2s6 3 8 5v62h-13c-13 0-24 1-33 4s-18 7-25 13c-8 6-15 14-23 25zM3890 370c-24 0-45-5-64-16-18-11-33-26-44-46-10-19-15-41-15-66 0-26 5-49 16-71 12-21 27-38 47-51 19-12 41-19 64-19 24 0 45 6 64 17s33 26 44 46c10 20 16 42 16 66 0 26-6 49-17 71-12 21-27 38-47 51-19 12-41 18-64 18zM3895 344c12 0 21-3 28-11 8-7 14-19 17-33 4-15 6-34 6-56 0-24-2-44-7-61-5-18-11-31-20-41-9-9-19-14-30-14s-21 4-29 11c-7 8-13 19-17 34s-6 33-6 55c0 23 3 44 8 61 4 18 11 32 20 41 9 10 19 14 30 14zM4141 101l-23 80-76-31v-18l76-31zM4042 340c8-1 14-2 19-4 4-2 7-4 9-7 2-2 3-6 3-11v-176l68-41v217c0 5 1 9 3 11 2 3 5 5 9 7 5 2 11 3 18 4v24h-129zM4205 340c8-1 14-2 18-4 5-2 8-4 10-7 1-2 2-6 2-11v-128c0-13-3-24-10-30-7-7-17-11-31-11-8 0-16 2-25 5-8 3-17 8-25 13-8 6-15 12-21 20v-21c8-12 18-23 30-33s24-18 37-23c13-6 25-9 38-9 24 0 43 7 56 20s20 33 20 57v140c0 5 0 9 2 11 2 3 5 5 10 7 4 2 10 3 19 4v24h-130zM4343 122c13-5 24-10 32-15 9-6 16-13 22-21s12-18 18-31h30v95h-102zM4445 296c0 8 3 15 7 21 5 5 12 10 22 12 9 4 22 5 37 7v24c-10 3-20 6-30 8-10 1-19 2-28 2-24 0-43-6-56-18s-20-30-20-53v-169h68zM4506 150h-86v-43h86zM4768 299c-11 24-26 42-44 54-19 11-40 17-65 17s-47-5-66-16-34-26-45-45c-10-19-16-41-16-66 0-27 6-50 18-72 11-21 27-38 46-51 20-12 42-19 66-19 20 0 38 5 53 14 16 8 28 21 37 37s13 34 13 55v17h-182v-25l126-3-8 11c0-17-2-31-5-43-4-12-9-20-15-26-7-6-15-9-25-9-11 0-22 4-30 11-9 8-16 19-21 33-5 15-8 31-8 50s4 36 10 50 16 25 28 32c12 8 27 11 44 11 14 0 27-2 39-7 12-6 24-14 35-25zM4870 181l-76-31v-18l76-31h23zM4893 316c0 6 1 10 3 12 2 3 6 6 11 8s12 3 21 4v24h-134v-24c8-1 15-2 19-4s7-4 9-7c2-2 3-6 3-11v-176l68-41zM4885 191c10-19 18-35 26-48s16-23 24-30c9-8 17-12 26-12 3 0 7 1 10 2s6 3 8 5v62h-14c-12 0-23 1-32 4-10 3-18 7-26 13-7 6-15 14-22 25zM5249 360c-6 3-13 5-21 7-7 1-14 2-21 2-18 0-32-5-42-14s-15-23-15-40v-144c0-15-3-27-10-34-7-8-17-13-30-13-12 0-21 4-28 12-7 7-10 18-10 31v29h-48c-5-2-9-7-12-12-2-6-4-11-4-18 0-12 5-23 13-33 10-10 22-17 37-23 16-6 34-9 52-9 23 0 42 4 59 11 16 7 28 18 37 31 8 13 12 30 12 49v120c0 5 1 10 3 13s5 5 9 7c5 2 11 4 19 5zM5161 319c-12 17-25 30-41 39-15 8-32 12-50 12-13 0-25-2-36-8-10-5-18-13-24-23s-8-21-8-34c0-18 5-34 17-46 11-12 28-22 52-29l98-27v23l-65 20c-13 3-22 9-27 16-6 7-9 17-9 28 0 6 2 13 5 19 3 5 7 9 13 13 6 3 12 4 20 4 9 0 19-2 29-8 10-5 18-12 25-22zM5274 165c0-8 1-16 5-22 4-7 9-13 16-16 7-4 15-6 23-6 7 0 15 2 21 6 7 3 13 9 17 16 4 6 6 14 6 22 0 7-2 15-6 22-4 6-10 12-17 16-6 4-14 6-21 6-8 0-16-2-23-6s-12-10-16-16c-4-7-5-15-5-22zM5274 324c0-8 1-15 5-22s9-12 16-16 15-6 23-6c7 0 15 2 21 6 7 4 13 9 17 16s6 14 6 22-2 15-6 22-10 12-17 16c-6 4-14 6-21 6-8 0-16-2-23-6s-12-9-16-16-5-14-5-22zM5474 339c8 0 15-1 20-3 6-2 10-4 13-8 3-3 6-7 8-13l123-299h43l-35 55-86 224c-4 11-6 19-5 26 1 6 4 10 10 13 7 3 16 5 28 5v25h-119zM5732 256h-177l13-30h151zM5682 339c12 0 21-2 27-5s9-7 10-13c1-7 0-15-5-26l-86-224 10-55h43l123 299c2 6 4 10 7 13 4 4 8 6 13 8s12 3 20 3v25h-162zM5891 278c6 23 14 39 25 50s25 16 42 16c9 0 18-2 25-5s13-7 17-13 6-12 6-20c0-7-1-12-5-17-3-5-8-9-15-12-6-4-15-8-27-11-4-1-8-2-13-3-21-5-37-11-49-17-13-7-22-16-28-26s-9-22-9-37 4-29 13-42c9-12 21-22 36-29 16-7 34-11 53-11 18 0 35 2 50 6 14 4 28 10 40 18v60h-31c-4-19-12-33-22-42-10-10-23-15-37-15-9 0-16 2-23 4-6 3-11 7-15 12-3 5-5 10-5 17s2 13 5 17c4 5 9 9 17 12 7 3 18 7 31 10 23 5 42 11 55 19 14 7 24 15 30 26 7 10 10 23 10 39 0 17-5 33-14 46s-21 23-38 30c-16 7-36 10-58 10-18 0-36-2-53-7s-32-11-44-20v-65zM6217 370c-24 0-45-5-64-16-18-11-33-26-44-46-10-19-15-41-15-66 0-26 5-49 16-71 12-21 27-38 47-51 19-12 41-19 64-19 24 0 45 6 64 17s33 26 44 46c10 20 16 42 16 66 0 26-6 49-17 71-11 21-27 38-47 51-19 12-41 18-64 18zM6222 344c12 0 21-3 28-11 8-7 14-19 18-33 4-15 6-34 6-56 0-24-3-44-8-61-4-18-11-31-20-41-9-9-18-14-30-14-11 0-21 4-28 11-8 8-14 19-18 34s-6 33-6 55c0 23 3 44 8 61 4 18 11 32 20 41 9 10 19 14 30 14zM6468 101l-23 80-76-31v-18l76-31zM6369 340c8-1 14-2 19-4 4-2 7-4 9-7 2-2 3-6 3-11v-176l68-41v217c0 5 1 9 3 11 2 3 5 5 9 7 5 2 11 3 18 4v24h-129zM6527 340c8-1 14-2 19-4 4-2 7-4 9-7 2-2 3-6 3-11v-130c0-13-3-22-10-29-7-6-16-10-30-10-7 0-16 2-24 5s-17 7-25 13c-7 5-14 11-20 18v-20c8-13 18-24 30-33 11-10 23-17 35-22 13-6 26-9 38-9 24 0 43 7 55 20 13 13 19 31 19 55v142c0 5 1 9 3 11 2 3 5 5 9 7 5 2 11 3 19 4v24h-130zM6686 340c8-1 14-2 18-4s8-4 9-7c2-2 3-6 3-11v-130c0-13-3-22-10-29-6-6-16-10-30-10-7 0-15 2-24 5-8 3-17 7-25 13-7 5-14 11-20 18v-20c8-13 18-24 30-33 11-10 23-17 36-22 13-6 25-9 37-9 24 0 43 7 55 20 13 13 20 31 20 55v142c0 5 0 9 2 11 2 3 5 5 10 7 4 2 10 3 18 4v24h-129zM6903 90l-76-35v-19l76-36h23zM6857 364v-327l69-37v335zM6914 338l-27 26h-30l57-46zM6902 300c10 14 20 24 29 30 10 6 21 9 33 9 15 0 28-4 39-13 11-8 20-20 26-35 6-16 9-33 9-54 0-19-3-35-9-49-5-14-12-25-22-32s-22-11-36-11c-9 0-18 2-26 6-9 4-18 9-25 16-8 7-15 15-20 25l-6-17c8-16 17-29 28-40 12-11 24-19 37-25s27-9 42-9c20 0 38 6 54 16 17 11 30 25 39 44 10 18 15 39 15 61 0 29-6 55-18 77-11 23-27 40-48 53-21 12-45 18-73 18-16 0-32-3-47-9-15-5-28-14-39-24zM7209 181l-76-31v-18l76-31h23zM7232 316c0 6 1 10 3 12 2 3 6 6 11 8s12 3 21 4v24h-134v-24c8-1 14-2 19-4 4-2 7-4 9-7 2-2 3-6 3-11v-176l68-41zM7223 191c10-19 19-35 27-48s16-23 24-30c9-8 17-12 26-12 3 0 6 1 9 2 4 1 7 3 9 5v62h-14c-13 0-23 1-33 4-9 3-17 7-25 13-7 6-15 14-23 25zM7459 370c-24 0-46-5-64-16-19-11-34-26-44-46-11-19-16-41-16-66 0-26 6-49 17-71 11-21 26-38 46-51 19-12 41-19 65-19 23 0 45 6 63 17 19 11 34 26 44 46 11 20 16 42 16 66 0 26-6 49-17 71-11 21-27 38-46 51-20 12-41 18-64 18zM7464 344c11 0 20-3 28-11 7-7 13-19 17-33 4-15 6-34 6-56 0-24-3-44-7-61-5-18-12-31-21-41-8-9-18-14-29-14-12 0-21 4-29 11-8 8-14 19-18 34-3 15-5 33-5 55 0 23 2 44 7 61 5 18 12 32 20 41 9 10 19 14 31 14z">
          <text:p/>
        </draw:path>
        <draw:frame draw:style-name="gr2" draw:text-style-name="P3" draw:layer="layout" svg:width="2.821cm" svg:height="0.577cm" svg:x="0.988cm" svg:y="2.564cm">
          <draw:text-box>
            <text:p text:style-name="P2"><text:span text:style-name="T1">más allá </text:span><text:span text:style-name="T1">de él.</text:span></text:p>
          </draw:text-box>
        </draw:frame>
        <draw:frame draw:style-name="gr2" draw:text-style-name="P3" draw:layer="layout" svg:width="4.193cm" svg:height="0.577cm" svg:x="0.988cm" svg:y="5.714cm">
          <draw:text-box>
            <text:p text:style-name="P2"><text:span text:style-name="T1">El </text:span><text:span text:style-name="T1">Asombr</text:span><text:span text:style-name="T1">o no </text:span><text:span text:style-name="T1">cruza </text:span></text:p>
          </draw:text-box>
        </draw:frame>
        <draw:frame draw:style-name="gr2" draw:text-style-name="P3" draw:layer="layout" svg:width="0.422cm" svg:height="0.484cm" svg:x="5.165cm" svg:y="5.778cm">
          <draw:text-box>
            <text:p text:style-name="P2"><text:span text:style-name="T2">α</text:span></text:p>
          </draw:text-box>
        </draw:frame>
        <draw:polygon draw:style-name="gr1" draw:text-style-name="P1" draw:layer="layout" svg:width="18.627cm" svg:height="0.018cm" svg:x="1.199cm" svg:y="7.695cm" svg:viewBox="0 0 18628 19" draw:points="0,0 18628,0 18628,19 0,19">
          <text:p/>
        </draw:polygon>
        <draw:polygon draw:style-name="gr1" draw:text-style-name="P1" draw:layer="layout" svg:width="18.627cm" svg:height="0.018cm" svg:x="1.199cm" svg:y="8.766cm" svg:viewBox="0 0 18628 19" draw:points="0,0 18628,0 18628,19 0,19">
          <text:p/>
        </draw:polygon>
        <draw:polygon draw:style-name="gr1" draw:text-style-name="P1" draw:layer="layout" svg:width="18.627cm" svg:height="0.017cm" svg:x="1.199cm" svg:y="9.837cm" svg:viewBox="0 0 18628 18" draw:points="0,0 18628,0 18628,18 0,18">
          <text:p/>
        </draw:polygon>
        <draw:path draw:style-name="gr1" draw:text-style-name="P1" draw:layer="layout" svg:width="1.379cm" svg:height="0.272cm" svg:x="1.235cm" svg:y="7.043cm" svg:viewBox="0 0 1380 273" svg:d="M91 216c0 7 1 13 4 17 2 4 6 7 11 9 6 2 13 3 22 3h4v23h-132v-19c9-1 15-2 20-4 4-1 8-4 10-8s3-10 3-16v-173c0-7-1-13-3-16-2-4-6-7-10-9-5-2-11-3-20-4v-19h91zM129 0c30 0 57 6 79 16 22 11 40 26 52 45 12 20 18 42 18 68 0 28-6 51-18 72s-28 38-50 49c-21 12-45 18-72 18h-66v-23h63c16 0 30-4 42-13 13-9 23-21 31-37 7-16 11-35 11-58s-5-44-13-61-19-30-34-39-32-14-52-14h-48v-23zM497 265c-5 2-11 4-16 5-6 1-11 2-17 2-14 0-25-4-32-11s-11-18-11-32v-112c0-12-3-21-8-28-5-6-13-9-23-9-9 0-17 3-22 9-6 6-9 14-9 24v23h-37c-4-2-7-5-9-10-2-4-3-8-3-13 0-9 4-18 11-26 7-7 16-13 29-18 12-5 25-7 40-7 17 0 32 3 45 8 12 6 22 14 29 24 6 11 10 23 10 38v96c0 4 0 7 2 10 1 2 4 4 7 5 3 2 8 3 14 3zM429 233c-9 13-20 23-32 30-11 7-24 10-39 10-10 0-19-2-27-7-8-4-15-10-19-18s-7-16-7-26c0-14 5-26 14-36 8-10 22-17 40-22l77-22v18l-51 15c-10 3-17 8-22 14-4 5-6 12-6 21 0 5 1 10 4 14 2 5 6 8 10 11s9 4 15 4c8 0 15-2 23-6 7-5 14-10 20-18zM501 78c11-4 19-8 26-12 6-4 12-9 17-15 4-6 9-14 14-24h23v74h-80zM581 215c0 7 2 12 5 17 4 4 9 7 17 10 8 2 17 3 30 4v19c-8 2-16 4-24 6-7 1-15 2-22 2-18 0-33-5-43-14-10-10-16-24-16-42v-133h53zM628 101h-67v-34h67zM847 265c-5 2-11 4-18 5-5 1-11 2-16 2-14 0-25-4-32-11s-11-18-11-32v-112c0-12-3-21-8-28-6-6-13-9-23-9s-17 3-23 9c-5 6-8 14-8 24v23h-37c-4-2-7-5-9-10-2-4-3-8-3-13 0-9 4-18 11-26 7-7 16-13 28-18s26-7 41-7c17 0 32 3 45 8 12 6 22 14 28 24 7 11 10 23 10 38v96c0 4 1 7 3 10 1 2 3 4 7 5 4 2 9 3 15 3zM778 233c-10 13-20 23-32 30s-25 10-39 10c-10 0-19-2-27-7-9-4-15-10-19-18-5-8-7-16-7-26 0-14 5-26 13-36 9-10 23-17 41-22l76-22v18l-50 15c-10 3-18 8-22 14-4 5-6 12-6 21 0 5 1 10 3 14 3 5 6 8 11 11 4 3 9 4 15 4 7 0 15-2 22-6 8-5 15-10 21-18zM889 201c4 17 11 30 19 39 9 8 20 12 32 12 8 0 15-1 20-3 6-3 10-6 13-11 4-4 5-9 5-15 0-5-1-10-4-13-2-4-6-8-11-10-5-3-12-6-22-9-3 0-6-1-10-2-15-4-28-8-38-14-10-5-17-11-22-19-4-8-6-19-6-30 0-12 3-23 10-33 6-10 16-17 28-23 12-5 26-8 41-8s27 2 39 5c11 3 22 7 31 14v46h-24c-3-14-9-25-17-33-8-7-18-11-29-11-7 0-13 1-18 3s-9 5-11 9c-3 4-4 9-4 13 0 6 1 10 4 14 2 3 7 7 13 9 5 3 14 6 24 9 18 4 32 9 43 14 10 6 18 13 23 21s8 18 8 30c0 14-4 26-11 36s-17 18-30 24c-13 5-28 8-45 8-14 0-28-2-42-6-13-4-24-9-33-16v-50zM1230 217c-9 19-20 33-35 42-14 9-30 14-50 14-19 0-36-4-51-13-15-8-26-20-35-35-8-15-12-32-12-51 0-21 5-41 13-57 9-17 21-31 37-40 15-10 32-15 51-15 16 0 29 4 41 10 12 7 22 17 28 29 7 13 11 27 11 45v13h-142v-21l98-2-6 10c0-15-1-26-4-35s-7-16-12-20c-5-5-11-8-18-8-10 0-18 4-25 10s-12 14-16 25c-3 11-5 25-5 40s2 28 7 39 12 19 22 25 21 9 34 9c11 0 21-2 31-6 9-4 18-11 27-20zM1249 78c10-4 19-8 25-12 7-4 13-9 17-15 5-6 10-14 14-24h24v74h-80zM1329 215c0 7 2 12 5 17 3 4 9 7 16 10 8 2 18 3 30 4v19c-8 2-15 4-23 6-8 1-15 2-22 2-19 0-33-5-44-14-10-10-15-24-15-42v-133h53zM1376 101h-67v-34h67z">
          <text:p/>
        </draw:path>
        <draw:path draw:style-name="gr1" draw:text-style-name="P1" draw:layer="layout" svg:width="0.227cm" svg:height="0.205cm" svg:x="7.403cm" svg:y="7.105cm" svg:viewBox="0 0 228 206" svg:d="M77 0l-18 62-59-23v-15l59-24zM0 187c6 0 11-1 15-3 3-1 5-3 7-5 1-2 2-5 2-10v-138l53-31v169c0 5 1 8 3 10 1 2 4 4 7 5 3 2 8 3 14 3v19h-101zM127 187c6 0 11-1 14-3 3-1 6-3 7-5s2-5 2-10v-100c0-11-2-19-8-24-5-5-13-8-24-8-6 0-12 2-19 4s-13 6-19 10c-7 5-12 10-17 16v-16c7-10 14-19 23-26 9-8 19-14 29-18 10-5 20-7 30-7 19 0 34 5 44 15 10 11 15 26 15 45v109c0 5 1 8 2 10 2 2 4 4 8 5 3 2 8 3 14 3v19h-101z">
          <text:p/>
        </draw:path>
        <draw:path draw:style-name="gr1" draw:text-style-name="P1" draw:layer="layout" svg:width="1.28cm" svg:height="0.372cm" svg:x="10.101cm" svg:y="7.027cm" svg:viewBox="0 0 1281 373" svg:d="M59 140l-59-23v-15l59-24h18zM77 337c0 3 0 7 2 9 1 2 4 4 7 5 4 1 8 2 14 3v19h-100v-19c6-1 11-2 14-3 4-1 6-3 7-5 2-2 3-6 3-9v-228l53-31zM52 135c6-12 13-22 22-31 9-8 18-15 28-19 10-5 21-7 32-7 16 0 30 4 43 13 13 8 23 19 30 33 7 15 11 31 11 48 0 23-4 44-13 62-9 17-22 31-38 41-16 9-35 14-56 14-13 0-25-2-37-7-12-4-22-11-30-20l14-28c8 11 15 19 22 24 8 4 16 6 26 6 11 0 22-3 30-9 9-7 16-16 20-28 5-12 7-27 7-43 0-15-2-27-6-38s-10-20-18-25c-8-6-17-9-28-9-6 0-13 2-20 5s-14 7-20 12c-6 6-11 12-15 20zM253 173v-39h100v39zM482 102c-8 1-14 2-17 4-4 2-6 4-7 7 0 4 1 8 3 14l40 103h-7l41-103c2-6 3-10 3-14-1-3-3-5-7-7s-10-3-18-4v-19h76v19c-5 1-9 2-12 3-2 1-5 3-6 4-2 2-3 5-5 8l-74 170h-17l-78-169c-2-4-3-7-5-9-2-1-4-3-7-4-2-1-6-2-11-3v-19h108zM789 281c-5 2-11 4-17 5s-12 2-17 2c-14 0-25-4-32-11s-11-18-11-32v-112c0-12-3-21-8-28-6-6-13-9-23-9s-17 3-22 9c-6 6-9 14-9 24v23h-37c-4-2-7-5-9-10-2-4-3-8-3-13 0-9 4-18 11-26 7-7 16-13 28-18s26-7 41-7c17 0 32 3 45 8 12 6 22 14 28 24 7 11 10 23 10 38v96c0 4 1 7 3 10 1 2 3 4 8 5 3 2 8 3 14 3zM720 249c-10 13-20 23-32 30s-25 10-39 10c-10 0-19-2-27-7-9-4-15-10-19-18-5-8-7-16-7-26 0-14 5-26 13-37 9-10 23-17 41-22l76-22v18l-50 15c-10 3-17 8-22 14-4 6-6 13-6 22 0 5 1 10 3 14 3 5 6 8 11 11 4 3 9 4 15 4 7 0 15-2 22-6 8-5 15-10 21-18zM864 71l-59-28v-14l59-29h18zM882 248c0 4 0 7 2 9 1 2 4 4 7 5 3 2 8 3 14 3v19h-100v-19c6 0 11-1 14-3 3-1 6-3 7-5s2-5 2-9v-216l54-32zM1019 289c-18 0-35-4-49-13-15-9-26-20-35-36-8-15-12-33-12-52 0-20 5-39 13-55 9-17 21-31 36-40 16-10 32-15 50-15 19 0 35 4 50 13 14 9 26 21 34 36s12 32 12 51c0 21-4 40-13 57-9 16-21 30-36 40-15 9-31 14-50 14zM1024 269c8 0 15-3 21-9s10-15 13-26c4-12 5-28 5-45 0-18-2-34-6-48-4-13-9-24-15-31-7-8-15-12-23-12-9 0-17 3-22 9-6 6-11 15-14 27-3 11-5 26-5 43 0 18 2 35 6 49 3 13 9 24 15 32 7 7 15 11 25 11zM1197 140l-59-23v-15l59-24h18zM1215 247c0 4 0 7 2 9 2 3 4 5 8 6s10 3 17 3v19h-104v-19c6 0 11-1 14-3 3-1 6-3 7-5s2-5 2-9v-139l54-31zM1208 148c7-15 14-27 20-37 7-10 13-18 19-24 7-6 13-9 20-9 2 0 5 1 8 2 2 0 4 2 6 3v48h-11c-10 0-18 2-26 4-7 2-13 6-19 10-5 5-11 11-17 19z">
          <text:p/>
        </draw:path>
        <draw:path draw:style-name="gr1" draw:text-style-name="P1" draw:layer="layout" svg:width="1.748cm" svg:height="0.288cm" svg:x="14.402cm" svg:y="7.027cm" svg:viewBox="0 0 1749 289" svg:d="M223 99c-4-15-9-26-15-36s-14-17-24-21c-10-5-22-7-36-7-18 0-34 5-47 14-13 8-23 22-30 39s-10 37-10 60c0 24 3 45 11 63 7 17 18 31 31 41 14 10 29 14 47 14 12 0 23-2 32-7 9-4 18-12 25-22 8-11 16-25 23-42h21l-12 69c-11 7-25 14-42 18-17 5-34 7-51 7-29 0-54-6-76-17s-39-27-52-47c-12-21-18-44-18-69 0-28 6-52 19-74 12-22 30-39 52-51s46-19 74-19c18 0 36 2 54 7 17 4 32 10 44 17v63zM371 289c-18 0-35-4-50-13-14-9-25-20-34-36-8-15-12-32-12-51 0-20 5-39 13-55 9-17 21-31 36-40 16-10 32-15 50-15 19 0 35 4 49 13 15 9 27 21 36 36 8 15 12 32 12 51 0 21-4 39-13 56-9 16-22 30-37 40-15 9-32 14-50 14zM375 269c9 0 16-3 22-9s10-15 13-26c3-12 5-27 5-44 0-18-2-34-6-48-4-13-9-24-15-31-7-8-15-12-24-12-8 0-16 3-22 9-5 6-10 15-13 27-3 11-5 26-5 43 0 18 2 34 6 48 3 13 9 24 15 32 7 7 15 11 24 11zM548 72l-59-28v-14l59-30h18zM566 248c0 4 1 7 2 9 2 2 4 4 7 5 4 2 8 3 14 3v19h-100v-19c6 0 11-1 14-3 3-1 6-3 7-5 2-2 2-5 2-9v-215l54-33zM552 130c6-10 14-19 23-26 9-8 18-14 28-18 11-5 21-7 30-7 19 0 34 5 44 15 10 11 15 26 15 45v109c0 4 0 7 2 9 1 2 4 4 7 5 4 2 8 3 14 3v19h-99v-19c5 0 10-1 13-3 4-1 6-3 7-5 2-2 3-5 3-9v-100c0-11-3-19-8-24s-13-8-24-8c-6 0-13 2-20 4-6 2-13 6-19 10-6 5-12 10-16 16zM916 233c-9 19-21 33-35 42s-31 14-50 14-36-4-51-13c-15-8-27-20-35-35s-12-32-12-51c0-21 4-40 13-56 9-17 21-31 36-40 16-10 33-15 52-15 15 0 29 4 41 10 12 7 21 17 28 29 7 13 10 27 10 44v13h-141v-20l97-2-5 9c0-14-2-25-5-34-2-9-6-16-11-20-5-5-12-8-19-8-9 0-17 4-24 10s-13 14-16 25c-4 11-6 24-6 39s3 28 8 39 12 19 22 25c9 6 21 9 34 9 10 0 20-2 30-6s19-11 27-20zM1014 79l-18 62-59-23v-15l59-24zM937 265c6 0 11-1 14-3 3-1 6-3 7-5 2-2 2-5 2-9v-138l54-31v169c0 4 1 7 2 9s4 4 7 5c4 2 8 3 14 3v19h-100zM1064 265c5 0 10-1 13-3 4-1 6-3 7-5 2-2 3-5 3-9v-100c0-11-3-19-8-24s-13-8-24-8c-6 0-13 2-20 4-6 2-13 6-19 10-6 5-12 10-16 16v-16c6-10 14-19 23-26 9-8 18-14 28-18 11-5 21-7 30-7 19 0 34 5 44 15 10 11 15 26 15 45v109c0 4 0 7 2 9 1 2 4 4 7 5 4 2 8 3 14 3v19h-99zM1249 17l-17 109h-22l-17-109zM1304 217c5 17 12 30 20 39 9 8 20 12 32 12 8 0 15-1 20-3 6-3 10-6 13-11 4-4 5-9 5-15 0-5-1-10-4-13-2-4-6-8-11-10-5-3-13-6-22-9-3 0-6-1-10-2-15-4-28-8-38-14-10-5-17-11-22-19-4-8-6-18-6-29 0-12 3-23 10-33 6-10 16-17 28-23 12-5 26-8 41-8 14 0 27 2 39 5 11 3 21 7 31 14v46h-24c-3-14-9-25-17-33-8-7-18-11-29-11-7 0-13 1-18 3s-9 5-11 9c-3 4-4 9-4 13 0 6 1 10 4 14 2 3 7 7 13 9 5 3 13 6 24 8 18 4 32 9 43 14 10 6 18 13 23 21s8 18 8 30c0 14-4 26-11 36s-17 18-30 24c-13 5-28 8-45 8-14 0-28-2-42-6-13-4-24-9-33-16v-50zM1708 72l-59-28v-14l59-30h18zM1726 233c0 4 1 8 2 10s4 4 7 6c4 1 8 2 14 4v18l-58 17h-19v-254l54-34zM1691 134c-8-11-15-19-23-23-7-5-15-7-25-7-11 0-21 3-30 10-9 6-15 15-20 27-4 12-7 26-7 42 0 15 2 28 6 39 4 10 10 19 18 25 8 5 17 8 28 8 7 0 13-2 20-5s13-7 19-12c7-6 12-12 16-20l5 14c-7 12-14 23-23 31-8 9-18 15-28 19-10 5-21 7-33 7-15 0-29-4-42-12-13-9-23-20-30-34-8-15-11-31-11-48 0-23 4-43 13-60 9-18 22-32 38-41 16-10 35-15 56-15 13 0 25 2 37 7 11 5 21 11 30 19z">
          <text:p/>
        </draw:path>
        <draw:frame draw:style-name="gr2" draw:text-style-name="P3" draw:layer="layout" svg:width="13.591cm" svg:height="0.577cm" svg:x="5.418cm" svg:y="5.714cm">
          <draw:text-box>
            <text:p text:style-name="P2"><text:span text:style-name="T1">=0.05 </text:span><text:span text:style-name="T1">pero su </text:span><text:span text:style-name="T1">trayecto</text:span><text:span text:style-name="T1">ria </text:span><text:span text:style-name="T1">estadísti</text:span><text:span text:style-name="T1">ca </text:span><text:span text:style-name="T1">cuenta </text:span><text:span text:style-name="T1">una </text:span><text:span text:style-name="T1">historia </text:span><text:span text:style-name="T1">importa</text:span><text:span text:style-name="T1">nte:</text:span></text:p>
          </draw:text-box>
        </draw:frame>
        <draw:frame draw:style-name="gr3" draw:text-style-name="P4" draw:layer="layout" svg:width="1.386cm" svg:height="0.501cm" svg:x="1.226cm" svg:y="7.985cm">
          <draw:text-box>
            <text:p text:style-name="P2"><text:span text:style-name="T3">Original</text:span></text:p>
          </draw:text-box>
        </draw:frame>
        <draw:frame draw:style-name="gr3" draw:text-style-name="P4" draw:layer="layout" svg:width="0.633cm" svg:height="0.501cm" svg:x="7.393cm" svg:y="7.985cm">
          <draw:text-box>
            <text:p text:style-name="P2"><text:span text:style-name="T3">194</text:span></text:p>
          </draw:text-box>
        </draw:frame>
        <draw:frame draw:style-name="gr3" draw:text-style-name="P4" draw:layer="layout" svg:width="0.942cm" svg:height="0.501cm" svg:x="10.094cm" svg:y="7.985cm">
          <draw:text-box>
            <text:p text:style-name="P2"><text:span text:style-name="T3">0.107</text:span></text:p>
          </draw:text-box>
        </draw:frame>
        <draw:frame draw:style-name="gr3" draw:text-style-name="P4" draw:layer="layout" svg:width="0.942cm" svg:height="0.501cm" svg:x="14.387cm" svg:y="7.985cm">
          <draw:text-box>
            <text:p text:style-name="P2"><text:span text:style-name="T3">0.148</text:span></text:p>
          </draw:text-box>
        </draw:frame>
        <draw:frame draw:style-name="gr3" draw:text-style-name="P4" draw:layer="layout" svg:width="2.03cm" svg:height="0.501cm" svg:x="1.226cm" svg:y="9.056cm">
          <draw:text-box>
            <text:p text:style-name="P2"><text:span text:style-name="T3">Aumenta</text:span><text:span text:style-name="T3">do</text:span></text:p>
          </draw:text-box>
        </draw:frame>
        <draw:path draw:style-name="gr1" draw:text-style-name="P1" draw:layer="layout" svg:width="1.006cm" svg:height="0.276cm" svg:x="10.108cm" svg:y="9.18cm" svg:viewBox="0 0 1007 277" svg:d="M110 277c-22 0-41-5-58-17s-30-28-39-49-13-45-13-72c0-26 4-50 13-71 10-22 23-39 39-51 17-11 37-17 58-17 22 0 41 6 58 17 16 12 30 28 39 50 9 21 14 45 14 71 0 27-5 51-15 73-9 21-22 37-39 49-17 11-36 17-57 17zM119 252c8 0 16-3 23-9 6-7 11-17 15-29 3-13 5-28 5-47 0-27-3-51-8-73-5-21-13-39-22-51s-20-18-32-18c-9 0-17 3-23 10-6 6-11 16-14 29s-5 28-5 47c0 27 2 52 8 73 5 21 12 38 21 50s20 18 32 18zM248 241c0-6 2-12 5-17s7-9 12-12c6-4 12-5 17-5 7 0 12 1 18 5 5 3 9 7 12 12 4 6 5 11 5 17s-1 12-5 18c-3 5-7 9-12 12-6 3-11 4-18 4-5 0-11-1-17-4-5-3-9-7-12-12-3-6-5-12-5-18zM456 277c-23 0-42-5-59-17s-30-28-39-49-14-45-14-72c0-26 5-50 14-71 10-22 23-39 39-51 17-11 36-17 59-17 22 0 41 6 58 17 16 12 29 28 39 50 9 21 13 45 13 71 0 27-4 51-14 73-9 21-22 37-39 49-17 11-36 17-57 17zM465 252c8 0 16-3 23-9 6-7 11-17 15-29 3-13 5-28 5-47 0-27-3-51-8-73-5-21-13-39-22-51s-20-18-33-18c-9 0-17 3-23 10-6 6-11 16-14 29s-5 28-5 47c0 27 2 52 8 73 5 21 12 38 21 50s20 18 33 18zM600 208c9 13 19 24 31 30 12 7 25 10 40 10 11 0 21-2 29-5 9-3 15-8 20-15 4-6 6-14 6-23 0-11-4-21-11-29-8-8-20-15-36-19-16-6-37-9-62-11l26-141h135v50h-132l13-6-10 55-11-12c48 3 84 13 108 30 24 16 37 39 37 68 0 18-5 33-13 46-9 13-20 23-36 30-15 8-32 11-52 11-25 0-45-5-61-14-16-10-28-25-36-45zM904 277c-19 0-36-3-51-9-15-5-26-14-34-24-8-11-12-24-12-38 0-11 2-21 8-31 5-9 12-17 21-23 10-7 21-12 33-14l16 10c-13 5-22 12-29 21-6 9-9 20-9 33 0 11 2 20 7 28 4 7 10 13 18 18 8 4 18 6 29 6 10 0 19-2 26-6 8-4 14-8 18-15 5-6 7-14 7-22 0-6-2-12-4-17s-6-10-12-14c-5-4-12-8-21-12-6-3-11-6-15-7-3-1-8-4-15-7-5-1-8-3-11-4-2-1-5-3-10-5-16-7-29-16-37-27-7-11-11-24-11-40s4-29 12-40c8-12 19-21 33-28s30-10 47-10 33 2 46 8c14 5 24 12 31 22 8 10 11 21 11 34 0 10-2 19-7 27s-11 15-20 21-19 11-30 14l-19-10c8-2 15-6 20-11 6-5 10-11 13-17 3-7 5-14 5-21 0-10-2-17-6-23-4-7-9-12-16-15-7-4-15-6-25-6-9 0-17 2-24 5-6 3-12 7-15 13-4 5-6 11-6 19 0 7 1 12 4 16 2 4 5 8 11 12 5 4 12 8 21 11 4 2 7 4 9 5 2 0 5 2 9 4 7 3 12 5 15 6s8 3 14 6c14 6 25 13 33 19 9 7 15 15 19 24s6 19 6 30c0 16-4 31-13 43-9 13-21 23-37 30-16 8-33 11-53 11z">
          <text:p/>
        </draw:path>
        <draw:frame draw:style-name="gr3" draw:text-style-name="P4" draw:layer="layout" svg:width="0.633cm" svg:height="0.501cm" svg:x="7.393cm" svg:y="9.056cm">
          <draw:text-box>
            <text:p text:style-name="P2"><text:span text:style-name="T3">294</text:span></text:p>
          </draw:text-box>
        </draw:frame>
        <draw:frame draw:style-name="gr3" draw:text-style-name="P4" draw:layer="layout" svg:width="0.942cm" svg:height="0.501cm" svg:x="14.387cm" svg:y="9.056cm">
          <draw:text-box>
            <text:p text:style-name="P2"><text:span text:style-name="T3">0.148</text:span></text:p>
          </draw:text-box>
        </draw:frame>
        <draw:path draw:style-name="gr1" draw:text-style-name="P1" draw:layer="layout" svg:width="4.583cm" svg:height="0.425cm" svg:x="7.483cm" svg:y="10.96cm" svg:viewBox="0 0 4584 426" svg:d="M67 159l-67-27v-16l67-27h21zM88 384c0 5 0 8 2 11 2 2 4 4 8 6 4 1 10 3 17 4v21h-115v-21c7-1 12-3 16-4 4-2 7-4 8-6 2-3 3-6 3-11v-259l61-36zM59 154c7-13 16-25 25-35 10-10 21-18 32-22 12-6 24-8 37-8 18 0 35 5 49 14 15 10 26 23 35 39 8 17 12 35 12 54 0 27-5 50-15 70-10 21-24 36-43 47s-40 17-64 17c-14 0-29-3-42-8-14-6-25-13-34-22l15-34c9 14 18 23 26 28 9 5 18 8 29 8 13 0 25-4 35-11 9-8 17-19 22-33 6-14 8-30 8-48 0-17-2-32-7-44-4-12-11-22-20-28-9-7-20-10-32-10-8 0-15 2-23 5s-15 8-22 14c-7 7-13 14-18 23zM488 265c-10 22-23 38-40 49-16 10-35 16-57 16s-41-5-59-15c-17-9-30-23-39-41-10-17-14-37-14-59 0-23 5-45 15-64s24-35 42-46c17-11 37-16 58-16 18 0 34 4 47 12 14 8 25 19 32 33 8 14 12 30 12 49v16h-161v-23l111-3-6 11c0-16-2-29-5-39s-8-18-14-24c-6-5-13-8-21-8-11 0-20 4-28 11s-14 16-18 29c-5 12-7 27-7 44 0 18 3 33 9 45 6 13 14 22 25 29s24 11 39 11c12 0 24-3 35-8s21-13 31-23zM579 159l-67-27v-16l67-27h21zM600 281c0 5 0 9 2 12 3 2 6 5 10 6 5 2 11 3 19 4v21h-119v-21c7-1 12-2 16-4 4-1 7-4 8-6 2-2 3-6 3-10v-158l61-36zM592 169c9-17 17-32 24-43s14-20 22-27c7-7 14-10 22-10 3 0 6 0 9 2 2 1 5 2 7 4v55h-12c-12 0-22 1-30 4-8 2-15 6-22 12-6 5-13 12-20 21zM697 303c6-1 12-2 16-4 4-1 6-4 8-6s3-6 3-10v-199c0-16 3-31 11-43 7-13 18-23 31-30 14-7 29-11 46-11 14 0 25 2 36 6s19 9 25 16 9 15 9 23c0 5-1 9-4 14-2 4-5 7-8 9h-42v-26c0-8-1-15-4-19-3-5-7-7-13-7-9 0-16 4-20 13-5 8-7 20-7 36v217c0 4 1 8 3 11 2 2 6 5 10 6 5 2 12 3 20 4v21h-120zM693 107c9-3 17-7 24-10 8-3 15-8 21-13s13-11 19-18h21v66h-85zM838 132h-77v-38h77zM1071 265c-10 22-23 38-40 49-16 10-35 16-56 16-22 0-42-5-59-15-17-9-31-23-40-41-9-17-14-37-14-59 0-23 5-45 15-64s24-35 42-46 37-16 58-16c18 0 34 4 48 12s24 19 32 33c7 14 11 30 11 49v16h-161v-23l112-3-7 11c0-16-2-29-5-39s-7-18-14-24c-6-5-13-8-21-8-10 0-20 4-28 11-7 7-13 16-18 29-4 12-7 27-7 44 0 18 3 33 9 45 6 13 14 22 25 29s24 11 39 11c13 0 24-3 35-8s21-13 31-23zM1299 265c-9 21-21 37-37 48s-35 17-58 17c-20 0-39-5-56-15-16-10-29-23-39-41-9-18-14-37-14-59 0-24 5-46 15-65s24-34 42-45 38-16 60-16c15 0 30 2 42 8 13 5 23 12 30 21s11 19 11 30c0 5-2 11-5 15-2 5-6 8-11 11h-38v-12c0-16-3-28-10-36-6-9-15-13-26-13s-20 3-28 10c-7 7-13 16-18 28-4 12-6 27-6 43 0 17 3 32 9 45s14 23 25 31c10 8 23 11 37 11 12 0 22-2 32-8 10-5 20-12 29-22zM1317 107c12-4 21-9 29-13 7-5 14-11 19-18 6-7 11-16 16-27h27v83h-91zM1408 263c0 7 2 15 6 19 4 5 10 9 19 12 9 2 20 4 34 5v21c-9 3-18 5-27 7s-17 3-25 3c-22 0-38-6-50-17s-17-26-17-48v-151h60zM1462 132h-77v-38h77zM1710 321c-5 2-12 4-18 5-7 2-13 3-19 3-16 0-29-5-37-13-9-8-13-20-13-36v-129c0-13-3-24-9-31s-15-10-26-10-20 3-26 10c-6 6-9 16-9 27v27h-43c-4-3-8-6-10-11s-3-11-3-16c0-11 4-21 12-29 8-9 19-16 32-21 14-6 30-8 47-8 19 0 37 3 51 9 14 7 25 16 33 28s12 27 12 43v109c0 5 0 9 2 11 1 3 4 5 8 7s9 3 16 3zM1632 284c-10 15-22 27-36 35-13 7-28 11-44 11-12 0-23-3-32-7-9-6-17-13-22-21-5-9-7-19-7-31 0-17 5-31 15-42s26-19 46-25l87-25v21l-57 17c-11 4-20 9-25 15-5 7-7 15-7 25 0 6 1 11 4 17 3 5 7 9 12 12s11 5 17 5c9 0 18-3 26-8 9-4 17-12 23-20zM1816 89l-20 70-67-27v-16l67-27zM1729 303c7-1 12-2 16-4 4-1 6-4 8-6s3-6 3-10v-158l60-36v194c0 4 1 8 3 10 1 2 4 5 8 6 4 2 9 3 16 4v21h-114zM1869 303c7-1 13-2 16-4 4-1 7-4 9-6 1-2 2-6 2-10v-117c0-11-3-20-9-26-5-6-14-9-26-9-7 0-14 2-22 5-8 2-15 6-22 11s-13 10-18 16v-18c8-11 16-21 27-29 10-9 21-15 32-20s22-7 33-7c21 0 37 6 49 17 11 11 17 28 17 50v127c0 4 1 8 2 10 2 2 5 5 8 6 4 2 10 3 17 4v21h-115zM2009 303c8-1 13-2 17-4 4-1 7-4 8-6 2-2 3-6 3-10v-117c0-11-3-20-9-26s-15-9-27-9c-7 0-14 2-22 5-7 2-14 6-21 11s-13 10-19 16v-18c8-11 17-21 27-29 10-9 21-15 32-20 12-5 22-7 33-7 21 0 38 6 49 17s17 28 17 50v127c0 4 1 8 3 10 1 2 4 5 8 6 4 2 9 3 16 4v21h-115zM2353 265c-10 22-23 38-40 49-16 10-35 16-56 16-22 0-42-5-59-15-17-9-31-23-40-41-9-17-14-37-14-59 0-23 5-45 15-64s24-35 42-46 37-16 58-16c18 0 34 4 48 12s24 19 32 33c7 14 11 30 11 49v16h-161v-23l112-3-7 11c0-16-2-29-5-39s-7-18-14-24c-6-5-13-8-21-8-10 0-20 4-28 11-7 7-13 16-18 29-4 12-7 27-7 44 0 18 3 33 9 45 6 13 14 22 25 29s24 11 39 11c13 0 24-3 35-8s21-13 31-23zM2465 89l-20 70-68-27v-16l68-27zM2377 303c7-1 13-2 16-4 4-1 7-4 9-6 1-2 2-6 2-10v-158l61-36v194c0 4 1 8 2 10 2 2 5 5 8 6 4 2 10 3 17 4v21h-115zM2522 303c7-1 12-2 16-4 4-1 6-4 8-6s3-6 3-10v-115c0-12-3-21-10-27-6-6-15-10-27-10-7 0-14 2-22 5-7 3-15 7-22 12s-14 10-19 17v-18c7-12 16-21 26-30 11-9 22-16 34-20 11-6 22-8 33-8 22 0 38 6 50 18 11 11 17 28 17 50v126c0 4 1 8 3 10 1 2 4 5 8 6 4 2 9 3 16 4v21h-114zM2645 107c12-4 21-9 29-13 7-5 13-11 19-18 5-7 11-16 15-27h27v83h-90zM2735 263c0 7 2 15 6 19 5 5 11 9 20 12 9 2 20 4 33 5v21c-8 3-17 5-26 7s-17 3-25 3c-22 0-38-6-50-17s-18-26-18-48v-151h60zM2789 132h-76v-38h76zM3023 265c-10 22-23 38-40 49-16 10-35 16-57 16s-41-5-59-15c-16-9-30-23-39-41-9-17-14-37-14-59 0-23 5-45 15-64s24-35 42-46c17-11 37-16 58-16 18 0 34 4 48 12s24 19 32 33c7 14 11 30 11 49v16h-161v-23l112-3-7 11c0-16-2-29-5-39s-8-18-14-24c-6-5-13-8-21-8-11 0-20 4-28 11s-14 16-18 29c-4 12-7 27-7 44 0 18 3 33 9 45 6 13 14 22 25 29s24 11 39 11c13 0 24-3 35-8s21-13 31-23zM3335 265c-10 22-23 38-40 49-16 10-35 16-56 16-22 0-42-5-59-15-17-9-31-23-40-41-9-17-14-37-14-59 0-23 5-45 15-64s24-35 42-46 37-16 58-16c18 0 34 4 48 12s24 19 32 33c7 14 11 30 11 49v16h-161v-23l112-3-7 11c0-16-2-29-5-39s-7-18-14-24c-6-5-13-8-21-8-11 0-20 4-28 11-7 7-13 16-18 29-4 12-7 27-7 44 0 18 3 33 9 45 6 13 14 22 25 29s24 11 39 11c13 0 24-3 35-8s21-13 31-23zM3389 247c5 19 13 35 23 45 10 9 22 14 36 14 9 0 16-1 23-4 6-3 11-7 15-11 4-6 6-11 6-19 0-6-2-11-5-16-2-4-7-8-13-11s-14-6-25-9c-4-1-7-2-11-3-18-4-33-9-44-16-11-6-19-13-25-22-5-9-7-20-7-33 0-14 3-27 11-38s18-19 32-26c14-6 30-9 47-9s31 2 45 5c13 4 25 9 35 16v53h-27c-4-16-11-29-20-37-9-9-20-13-34-13-7 0-14 1-19 3-6 3-10 6-13 11-3 4-5 9-5 15s2 11 5 15 8 8 14 11c7 3 16 6 28 9 21 4 37 10 49 16s21 14 27 24c5 9 8 21 8 34 0 16-4 31-12 42-8 12-19 21-34 27-14 6-32 10-52 10-16 0-31-2-47-6-15-5-28-11-38-19v-58zM3568 107c11-4 21-9 28-13 7-5 14-11 19-18 6-7 11-16 16-27h27v83h-90zM3658 263c0 7 2 15 6 19 4 5 11 9 19 12 9 2 20 4 34 5v21c-9 3-18 5-27 7-8 2-17 3-25 3-21 0-38-6-50-17-11-11-17-26-17-48v-151h60zM3712 132h-77v-38h77zM3961 321c-6 2-12 4-19 5-6 2-12 3-19 3-16 0-28-5-37-13s-13-20-13-36v-129c0-13-3-24-9-31s-14-10-26-10c-11 0-19 3-25 10-7 6-10 16-10 27v27h-42c-5-3-8-6-11-11-2-5-3-11-3-16 0-11 4-21 12-29 8-9 19-16 33-21 14-6 29-8 46-8 20 0 37 3 51 9 15 7 26 16 33 28 8 12 12 27 12 43v109c0 5 1 9 2 11 2 3 5 5 8 7 4 2 9 3 17 3zM3883 284c-11 15-23 27-36 35-13 7-28 11-45 11-12 0-22-3-32-7-9-6-16-13-21-21-6-9-8-19-8-31 0-17 5-31 15-42 11-11 26-19 47-25l87-25v21l-58 17c-11 4-19 9-24 15-5 7-8 15-8 25 0 6 2 11 4 17 3 5 7 9 12 12 6 3 11 5 18 5 8 0 17-3 25-8 9-4 17-12 24-20zM4037 81l-68-32v-16l68-33h20zM3997 324v-291l60-33v298zM4046 301l-23 23h-26l49-41zM4036 266c9 14 17 23 26 28 8 5 18 8 29 8 13 0 24-4 34-11 10-8 18-19 23-33s8-30 8-48c0-17-2-32-7-44-4-12-11-22-20-28-9-7-20-10-32-10-8 0-16 2-24 5-7 3-15 8-22 14-7 7-13 14-17 23l-5-16c7-13 16-25 25-35 10-10 21-18 32-22 12-6 24-8 37-8 18 0 34 5 49 14 15 10 26 23 34 39 9 17 13 35 13 54 0 27-5 50-15 70-10 21-25 36-43 47-19 11-40 17-64 17-15 0-29-3-42-8-14-6-25-13-34-22zM4306 81l-67-32v-16l67-33h21zM4327 283c0 4 1 8 2 10 2 2 5 5 8 6 4 2 10 3 17 4v21h-115v-21c7-1 12-2 16-4 4-1 7-4 8-6 2-2 3-6 3-10v-247l61-36zM4584 265c-10 22-23 38-39 49-17 10-35 16-57 16s-42-5-59-15c-17-9-30-23-40-41-9-17-13-37-13-59 0-23 4-45 14-64 11-19 25-35 42-46 18-11 37-16 59-16 18 0 33 4 47 12s25 19 32 33c8 14 12 30 12 49v16h-162v-23l112-3-7 11c0-16-1-29-5-39-3-10-7-18-13-24-6-5-13-8-22-8-10 0-19 4-27 11s-14 16-19 29c-4 12-6 27-6 44 0 18 3 33 9 45 5 13 14 22 24 29 11 7 24 11 40 11 12 0 24-3 34-8 11-5 22-13 31-23z">
          <text:p/>
        </draw:path>
        <draw:frame draw:style-name="gr2" draw:text-style-name="P3" draw:layer="layout" svg:width="6.559cm" svg:height="0.577cm" svg:x="0.988cm" svg:y="10.831cm">
          <draw:text-box>
            <text:p text:style-name="P2"><text:span text:style-name="T1">El </text:span><text:span text:style-name="T1">tamaño </text:span><text:span text:style-name="T1">de </text:span><text:span text:style-name="T1">efecto </text:span><text:span text:style-name="T1">(d=0.148</text:span><text:span text:style-name="T1">) es </text:span></text:p>
          </draw:text-box>
        </draw:frame>
        <draw:frame draw:style-name="gr2" draw:text-style-name="P3" draw:layer="layout" svg:width="7.262cm" svg:height="0.577cm" svg:x="12.079cm" svg:y="10.831cm">
          <draw:text-box>
            <text:p text:style-name="P2"><text:span text:style-name="T1"><text:s/></text:span><text:span text:style-name="T1">entre </text:span><text:span text:style-name="T1">las dos </text:span><text:span text:style-name="T1">muestra</text:span><text:span text:style-name="T1">s. El p-</text:span><text:span text:style-name="T1">valor se</text:span></text:p>
          </draw:text-box>
        </draw:frame>
        <draw:frame draw:style-name="gr2" draw:text-style-name="P3" draw:layer="layout" svg:width="19.412cm" svg:height="0.577cm" svg:x="0.988cm" svg:y="11.466cm">
          <draw:text-box>
            <text:p text:style-name="P2"><text:span text:style-name="T1">acerca </text:span><text:span text:style-name="T1">asintótic</text:span><text:span text:style-name="T1">amente. </text:span><text:span text:style-name="T1">Es la </text:span><text:span text:style-name="T1">ﬁrma de </text:span><text:span text:style-name="T1">un </text:span><text:span text:style-name="T1">efecto </text:span><text:span text:style-name="T1">real </text:span><text:span text:style-name="T1">pero </text:span><text:span text:style-name="T1">ruidoso </text:span><text:span text:style-name="T1">— el </text:span><text:span text:style-name="T1">asombro </text:span><text:span text:style-name="T1">produce </text:span><text:span text:style-name="T1">mejoras</text:span></text:p>
          </draw:text-box>
        </draw:frame>
        <draw:path draw:style-name="gr1" draw:text-style-name="P1" draw:layer="layout" svg:width="7.803cm" svg:height="0.331cm" svg:x="0.998cm" svg:y="13.18cm" svg:viewBox="0 0 7804 332" svg:d="M104 273c0 7 2 13 4 18 2 4 6 8 11 10 6 2 14 3 24 4v22h-143v-22c10-1 17-2 23-4 5-2 9-6 11-10 3-5 4-11 4-18v-198c0-8-1-14-4-18-2-5-6-8-11-10-6-2-13-3-23-4v-22h104zM151 21c24 0 45 3 63 10 17 6 31 15 40 28 10 12 15 26 15 43 0 18-5 33-14 46-9 12-22 22-39 29-16 6-36 10-58 10h-74v-27h48c16 0 29-2 39-6 10-3 17-9 22-17 4-8 7-19 7-32 0-19-6-33-19-43-12-10-30-15-53-15h-44v-26zM487 268c-10 22-23 38-39 48-17 11-36 16-57 16-22 0-42-5-59-14-17-10-30-23-40-40-9-18-14-37-14-60 0-24 5-45 15-64 10-20 25-35 42-46 18-11 37-17 59-17 18 0 33 5 47 13 14 7 25 18 32 33 8 14 12 30 12 49v15h-162v-23l112-2-7 10c0-15-1-28-5-38-3-11-7-19-13-24-6-6-14-8-22-8-10 0-19 3-27 10s-14 17-19 29c-4 13-6 28-6 44 0 18 3 34 9 47 5 12 14 22 24 28 11 7 24 10 39 10 13 0 24-2 35-7s21-12 31-22zM579 162l-67-27v-17l67-27h20zM599 284c0 4 1 8 3 11s5 5 10 7c4 1 10 2 19 3v22h-119v-22c6-1 12-2 16-3 4-2 6-4 8-6 2-3 3-6 3-11v-158l60-36zM591 171c9-17 17-31 24-42s15-21 22-27c8-7 15-11 22-11 4 0 6 1 9 2s5 3 7 4v56h-12c-11 0-21 1-29 3-8 3-16 7-22 12-7 5-14 12-21 21zM696 305c7-1 12-2 16-3 4-2 7-4 8-6 2-3 3-6 3-11v-188c0-18 5-35 16-49 10-15 25-26 44-33 20-8 42-12 68-12 19 0 36 2 51 6 14 3 26 9 34 16s12 16 12 26c0 5-2 10-5 14s-7 8-12 10h-50v-13c0-13-3-22-9-29-7-7-16-11-29-11s-23 4-32 9c-9 6-16 15-21 26-4 10-7 24-7 39v188c0 5 1 8 4 11 2 3 5 5 10 7 5 1 11 2 19 3v22h-120zM693 109c14-4 26-9 35-15 10-6 19-15 29-26h20v67h-84zM922 135h-161v-38h161zM854 305c7-1 13-2 16-4 4-1 7-3 9-5 1-3 2-6 2-11v-188l41-6h20v194c0 5 1 8 2 11 2 2 5 4 9 5 4 2 9 3 16 4v22h-115zM1057 84l-67-32v-17l67-32h21zM1078 285c0 5 0 8 2 11 2 2 4 4 8 6 4 1 10 2 17 3v22h-115v-22c7-1 12-2 16-3 4-2 7-4 8-6 2-3 3-6 3-11v-247l61-35zM1406 84l-67-32v-17l67-32h21zM1427 268c0 5 1 9 2 12 2 3 5 5 9 7 4 1 9 3 16 3v22l-67 19h-21v-291l61-37zM1387 154c-8-13-17-22-25-27-9-5-18-7-29-7-13 0-25 3-35 11s-17 18-22 32c-6 13-8 29-8 47s2 33 6 46c5 12 12 21 21 28 9 6 19 10 32 10 8 0 15-2 23-5 8-4 15-8 22-15 7-6 13-14 18-23l5 16c-7 14-16 26-26 36-9 10-20 17-32 22s-24 7-37 7c-18 0-34-5-49-14-14-9-25-22-34-39-8-16-13-34-13-55 0-26 6-49 16-69s24-35 43-47c19-11 40-17 64-17 15 0 28 3 42 9 13 5 25 12 34 21zM1491 40c0-7 1-14 4-19 4-6 8-11 14-14 6-4 13-5 20-5s13 1 19 5c6 3 11 8 14 14 3 5 5 12 5 19s-2 14-5 19c-3 6-8 11-14 14-6 4-12 5-19 5s-14-1-20-5c-6-3-10-8-14-14-3-5-4-12-4-19zM1541 162l-68-27v-17l68-27h20zM1561 285c0 5 1 8 2 11 2 2 5 4 9 5 4 2 9 3 16 4v22h-115v-22c7-1 13-2 16-4 4-1 7-3 9-5 1-3 2-6 2-11v-158l61-36zM1697 91l-21 71-67-27v-17l67-27zM1609 305c7-1 12-2 16-3 4-2 7-4 8-6 2-3 3-6 3-11v-158l61-36v194c0 5 0 8 2 11 2 2 5 4 8 6 4 1 10 2 17 3v22h-115zM1750 305c7-1 12-2 16-3 4-2 6-4 8-6 2-3 3-6 3-11v-116c0-12-3-20-9-26s-15-9-27-9c-7 0-14 1-22 4-7 3-14 7-21 11-7 5-13 11-18 17v-18c7-11 16-21 26-30 10-8 21-15 32-19 11-5 22-8 33-8 21 0 38 6 49 17 12 12 17 28 17 50v127c0 5 1 8 3 11 1 2 4 4 8 6 4 1 9 2 16 3v22h-114zM1890 305c7-1 13-2 16-3 4-2 7-4 9-6 1-3 2-6 2-11v-116c0-12-3-20-9-26-5-6-14-9-27-9-6 0-13 1-21 4-7 3-15 7-22 11-7 5-13 11-18 17v-18c7-11 16-21 26-30 10-8 21-15 33-19 11-5 22-8 32-8 22 0 38 6 49 17 12 12 17 28 17 50v127c0 5 1 8 3 11 2 2 5 4 8 6 4 1 10 2 17 3v22h-115zM2234 268c-10 22-24 38-40 48-16 11-35 16-57 16s-42-5-59-14c-17-10-30-23-40-40-9-18-13-37-13-60 0-24 5-45 15-64 10-20 24-35 41-46 18-11 37-17 59-17 18 0 34 5 47 13 14 7 25 18 32 33 8 14 12 30 12 49v15h-162v-23l112-2-6 10c0-15-2-28-5-38-3-11-8-19-14-24-6-6-13-8-22-8-10 0-19 3-27 10s-14 17-18 29c-5 13-7 28-7 44 0 18 3 34 9 47 6 12 14 22 25 28 11 7 24 10 39 10 12 0 24-2 34-7 11-5 22-12 31-22zM2345 91l-20 71-67-27v-17l67-27zM2258 305c7-1 12-2 16-3 4-2 7-4 8-6 2-3 3-6 3-11v-158l60-36v194c0 5 1 8 3 11 1 2 4 4 8 6 4 1 9 2 16 3v22h-114zM2402 305c7-1 12-2 16-3 4-2 7-4 8-6 2-3 3-6 3-11v-114c0-13-3-22-9-28s-15-9-27-9c-7 0-14 1-22 4s-16 7-23 12-13 11-19 17v-18c8-11 17-21 27-29 11-9 22-16 33-21s23-8 34-8c21 0 38 6 49 18 12 12 18 29 18 51v125c0 5 1 8 2 11 2 2 5 4 8 6 4 1 10 2 17 3v22h-115zM2570 250c5 20 13 35 23 44 10 10 22 14 36 14 9 0 17-1 23-3 7-3 12-7 15-12 4-5 6-11 6-18 0-6-2-11-5-15-2-4-7-8-13-12-6-3-14-6-25-9-3-1-7-2-11-3-18-4-32-9-44-16-11-6-19-14-24-23-6-9-8-19-8-32 0-15 4-27 11-38 8-11 19-20 32-26 14-6 30-10 48-10 16 0 31 2 44 6 13 3 25 8 36 15v54h-28c-4-17-11-29-20-38-9-8-20-13-33-13-8 0-14 1-20 4-6 2-10 6-13 10-3 5-4 10-4 15 0 7 1 12 4 16s8 7 14 11c7 3 17 6 29 9 20 4 36 9 49 16 12 6 21 14 26 23 6 11 8 22 8 36 0 15-4 29-12 41s-19 21-33 27c-15 6-32 9-52 9-17 0-32-2-48-6-15-4-28-11-38-19v-57zM2768 40c0-7 2-14 5-19 3-6 8-11 14-14 5-4 12-5 20-5 6 0 13 1 19 5 6 3 10 8 14 14 3 5 5 12 5 19s-2 14-5 19c-4 6-8 11-14 14-6 4-13 5-20 5s-14-1-19-5c-6-3-11-8-14-14-3-5-5-12-5-19zM2818 162l-67-27v-17l67-27h21zM2839 285c0 5 0 8 2 11 2 2 4 4 8 5 4 2 9 3 17 4v22h-115v-22c7-1 12-2 16-4 4-1 7-3 8-5 2-3 3-6 3-11v-158l61-36zM2997 332c-21 0-40-5-56-14-17-10-30-24-40-41-10-18-14-37-14-60s5-44 15-63c11-19 25-34 42-46 17-11 36-17 57-17s40 5 57 15c16 10 29 24 38 42 10 17 14 36 14 58 0 24-5 45-15 64s-24 34-41 46c-17 11-36 16-57 16zM3002 309c10 0 19-3 25-10 7-7 12-16 15-30 3-13 5-30 5-51 0-20-2-38-7-54-4-16-9-28-17-36-8-9-16-13-27-13-10 0-18 3-25 10s-12 17-15 30c-4 13-5 30-5 49 0 21 2 40 6 56s10 28 18 36c8 9 17 13 27 13zM3220 91l-20 71-68-27v-17l68-27zM3132 305c7-1 13-2 16-3 4-2 7-4 9-6 2-3 2-6 2-11v-158l61-36v194c0 5 1 8 2 11 2 2 5 4 9 6 4 1 9 2 16 3v22h-115zM3277 305c7-1 12-2 16-3 4-2 7-4 8-6 2-3 3-6 3-11v-114c0-13-3-22-9-28s-15-9-27-9c-8 0-15 1-23 4-7 3-15 7-22 12s-13 11-19 17v-18c7-11 16-21 27-29 10-9 21-16 33-21 11-5 22-8 33-8 22 0 38 6 50 18s18 29 18 51v125c0 5 0 8 2 11 2 2 4 4 8 6 4 1 10 2 17 3v22h-115zM3636 323c-6 3-13 5-19 6s-13 2-19 2c-16 0-29-4-37-12-9-8-13-21-13-36v-129c0-14-3-24-9-31s-15-11-26-11-19 4-26 10c-6 7-9 16-9 28v26h-42c-5-2-8-6-11-11-2-5-3-10-3-16 0-10 4-20 12-29s19-16 32-21c14-5 30-8 47-8 20 0 37 4 51 10 15 6 26 15 33 27 8 12 12 27 12 44v108c0 5 0 9 2 12s4 5 8 7c4 1 9 2 17 3zM3557 286c-10 16-22 27-35 35-14 7-29 11-45 11-12 0-23-2-32-7s-17-12-22-21-7-19-7-30c0-16 5-30 15-41 10-12 26-21 46-26l87-25v20l-57 18c-11 4-20 10-25 16-4 6-7 14-7 25 0 5 1 11 4 16s7 9 12 12 11 4 17 4c9 0 18-2 26-7 9-5 17-11 23-19zM3721 84l-67-32v-17l67-32h20zM3741 285c0 5 1 8 3 11 1 2 4 4 8 6 4 1 9 2 16 3v22h-114v-22c7-1 12-2 16-3 4-2 6-4 8-6 2-3 3-6 3-11v-247l60-35zM3931 162l-67-27v-17l67-27h21zM3952 253c0 12 3 22 9 28s15 9 27 9c7 0 14-2 22-5s15-6 22-11 14-11 19-17v17c-7 12-16 22-27 31-10 8-21 15-33 20-11 5-22 7-33 7-22 0-39-6-50-17-12-12-17-29-17-51v-135l61-38zM4075 162l-67-27v-17l67-27h21zM4096 268c0 5 0 9 2 12s4 5 9 7c4 1 9 3 16 3v22l-67 19h-21v-202l61-38zM3975 78l30-78h66l-59 78zM4230 91l-20 71-68-27v-17l68-27zM4142 305c7-1 13-2 16-3 4-2 7-4 9-6 1-3 2-6 2-11v-158l61-36v194c0 5 1 8 2 11 2 2 5 4 8 6 4 1 10 2 17 3v22h-115zM4287 305c7-1 12-2 16-3 4-2 6-4 8-6 2-3 3-6 3-11v-114c0-13-3-22-10-28-6-6-15-9-27-9-7 0-14 1-22 4-7 3-15 7-22 12s-14 11-19 17v-18c7-11 16-21 26-29 11-9 22-16 33-21 12-5 23-8 34-8 22 0 38 6 50 18 11 12 17 29 17 51v125c0 5 1 8 3 11 1 2 4 4 8 6 4 1 9 2 16 3v22h-114zM4442 40c0-7 2-14 5-19 3-6 8-11 14-14 6-4 12-5 20-5 6 0 13 1 19 5 6 3 10 8 14 14 3 5 5 12 5 19s-2 14-5 19c-4 6-8 11-14 14-6 4-13 5-20 5s-13-1-19-5c-6-3-11-8-14-14-3-5-5-12-5-19zM4492 162l-67-27v-17l67-27h21zM4513 285c0 5 0 8 2 11 2 2 4 4 8 5 4 2 10 3 17 4v22h-115v-22c7-1 12-2 16-4 4-1 7-3 8-5 2-3 3-6 3-11v-158l61-36zM4764 268c-8 21-21 37-37 48s-35 16-57 16c-21 0-40-5-56-14-17-10-30-24-40-41-9-17-13-37-13-59 0-25 5-46 15-65s24-34 41-45c18-11 38-17 60-17 16 0 30 3 42 8 13 5 23 12 30 22 7 8 11 18 11 29 0 6-1 11-4 16-3 4-7 8-11 10h-39v-12c0-16-3-28-9-36-7-8-15-12-27-12-10 0-19 3-27 10-8 6-14 16-18 28-5 12-6 26-6 42 0 17 2 34 8 47s14 23 25 30 23 11 38 11c11 0 22-3 32-7 10-5 19-12 28-22zM4894 332c-21 0-40-5-56-14-17-10-30-24-39-41-10-18-14-37-14-60s5-44 15-63 24-34 41-46c17-11 36-17 57-17s40 5 57 15c16 10 29 24 38 42 10 17 14 36 14 58 0 24-5 45-15 64s-24 34-41 46c-17 11-36 16-57 16zM4899 309c10 0 19-3 25-10 7-7 12-16 15-30 3-13 5-30 5-51 0-20-2-38-7-54-4-16-9-28-17-36-8-9-16-13-27-13-10 0-18 3-25 10s-12 17-15 30c-4 13-5 30-5 49 0 21 2 40 6 56s10 28 18 36c8 9 17 13 27 13zM5312 84l-67-32v-17l67-32h21zM5333 268c0 5 1 9 2 12 2 3 5 5 8 7 4 1 10 3 17 3v22l-67 19h-21v-291l61-37zM5293 154c-9-13-17-22-26-27-8-5-17-7-28-7-14 0-25 3-35 11s-17 18-23 32c-5 13-7 29-7 47s2 33 6 46c5 12 12 21 21 28 8 6 19 10 32 10 7 0 15-2 23-5 8-4 15-8 22-15 7-6 13-14 17-23l5 16c-7 14-15 26-25 36s-20 17-32 22-24 7-37 7c-18 0-34-5-49-14-14-9-26-22-34-39-9-16-13-34-13-55 0-26 5-49 16-69 10-20 24-35 43-47 18-11 40-17 64-17 14 0 28 3 42 9 13 5 25 12 34 21zM5589 268c-10 22-23 38-40 48-16 11-35 16-57 16s-42-5-59-14c-17-10-30-23-39-40-10-18-14-37-14-60 0-24 5-45 15-64 10-20 24-35 42-46 17-11 37-17 58-17 18 0 34 5 47 13 14 7 25 18 32 33 8 14 12 30 12 49v15h-162v-23l112-2-6 10c0-15-2-28-5-38-3-11-8-19-14-24-6-6-13-8-22-8-10 0-19 3-27 10s-14 17-18 29c-5 13-7 28-7 44 0 18 3 34 9 47 6 12 14 22 25 28 11 7 24 10 39 10 12 0 24-2 35-7s21-12 30-22zM5680 84l-67-32v-17l67-32h21zM5701 285c0 5 0 8 2 11 2 2 4 4 8 6 4 1 10 2 17 3v22h-115v-22c7-1 12-2 16-3 4-2 7-4 8-6 2-3 3-6 3-11v-247l61-35zM5822 305c7-1 13-2 18-3 5-2 8-4 11-7s5-7 8-12l108-265h38l-30 48-77 199c-3 10-5 18-4 23s4 9 9 12c6 3 14 4 25 5v22h-106zM6052 231h-159l11-28h137zM6005 305c11-1 19-2 25-5 5-3 8-7 9-12s-1-13-5-23l-76-199 9-48h38l108 265c3 5 5 9 7 12 3 3 7 5 12 7 4 1 11 2 18 3v22h-145zM6192 250c5 20 13 35 23 44 10 10 22 14 36 14 9 0 16-1 23-3 6-3 11-7 15-12s6-11 6-18c0-6-2-11-5-15-2-4-7-8-13-12-6-3-14-6-25-9-4-1-7-2-11-3-18-4-33-9-44-16-11-6-19-14-25-23-5-9-7-19-7-32 0-15 3-27 11-38s18-20 32-26 30-10 48-10c16 0 30 2 44 6 13 3 25 8 35 15v54h-27c-4-17-11-29-20-38-9-8-20-13-34-13-7 0-14 1-19 4-6 2-10 6-13 10-3 5-4 10-4 15 0 7 1 12 4 16s8 7 14 11c7 3 17 6 28 9 21 4 37 9 49 16 13 6 21 14 27 23 5 11 8 22 8 36 0 15-4 29-12 41s-19 21-34 27c-14 6-32 9-51 9-17 0-32-2-48-6-15-4-28-11-38-19v-57zM6482 332c-21 0-40-5-56-14-17-10-30-24-40-41-9-18-13-37-13-60s5-44 15-63 24-34 41-46c17-11 36-17 57-17s40 5 56 15c17 10 30 24 39 42 10 17 14 36 14 58 0 24-5 45-15 64s-24 34-41 46c-17 11-36 16-57 16zM6487 309c10 0 19-3 25-10 7-7 12-16 15-30 3-13 5-30 5-51 0-20-2-38-7-54-4-16-10-28-17-36-8-9-17-13-27-13s-18 3-25 10-12 17-16 30c-3 13-5 30-5 49 0 21 2 40 7 56 4 16 10 28 18 36 8 9 17 13 27 13zM6705 91l-20 71-68-27v-17l68-27zM6617 305c7-1 13-2 16-3 4-2 7-4 9-6 1-3 2-6 2-11v-158l61-36v194c0 5 1 8 2 11 2 2 5 4 9 6 4 1 9 2 16 3v22h-115zM6758 305c7-1 12-2 16-3 4-2 7-4 8-6 2-3 3-6 3-11v-116c0-12-3-20-9-26s-15-9-26-9c-7 0-15 1-22 4-8 3-15 7-22 11-7 5-13 11-18 17v-18c7-11 16-21 26-30 11-8 21-15 32-19 12-5 23-8 33-8 22 0 38 6 50 17 11 12 17 28 17 50v127c0 5 0 8 2 11 2 2 4 4 8 6 4 1 10 2 17 3v22h-115zM6898 305c7-1 13-2 16-3 5-2 7-4 9-6 2-3 3-6 3-11v-116c0-12-3-20-9-26s-15-9-27-9c-7 0-14 1-22 4-7 3-14 7-21 11-7 5-14 11-19 17v-18c8-11 17-21 26-30 11-8 22-15 33-19 11-5 22-8 32-8 22 0 38 6 50 17 11 12 17 28 17 50v127c0 5 0 8 2 11 2 2 5 4 9 6 4 1 9 2 16 3v22h-115zM7091 84l-67-32v-17l67-32h21zM7051 327v-291l61-33v298zM7101 303l-23 24h-27l50-42zM7090 270c9 12 18 21 26 26 9 6 18 8 29 8 13 0 25-4 35-11 9-7 17-18 22-31 6-14 8-30 8-49 0-18-2-32-7-44-4-13-11-22-20-29-9-6-20-9-32-9-8 0-15 1-23 4-8 4-15 9-22 15s-13 14-18 22l-5-15c7-14 16-26 25-36 10-10 21-17 32-22 12-5 24-8 37-8 18 0 35 5 49 15 15 9 26 22 35 39 8 16 12 34 12 54 0 26-5 50-15 70s-24 36-43 47-40 16-64 16c-15 0-29-2-42-8-14-5-25-12-34-22zM7363 162l-67-27v-17l67-27h20zM7383 284c0 4 1 8 3 11s6 5 10 7c4 1 11 2 19 3v22h-119v-22c7-1 12-2 16-3 4-2 6-4 8-6 2-3 3-6 3-11v-158l60-36zM7376 171c8-17 16-31 23-42 8-11 15-21 22-27 8-7 15-11 22-11 4 0 7 1 9 2 3 1 5 3 7 4v56h-12c-11 0-21 1-29 3-8 3-15 7-22 12s-14 12-20 21zM7585 332c-21 0-40-5-57-14-17-10-30-24-39-41-9-18-14-37-14-60s5-44 15-63 24-34 41-46c18-11 36-17 57-17s40 5 57 15c16 10 29 24 38 42 10 17 15 36 15 58 0 24-5 45-16 64-10 19-23 34-40 46-18 11-37 16-57 16zM7589 309c10 0 19-3 26-10 6-7 11-16 14-30 4-13 5-30 5-51 0-20-2-38-6-54s-10-28-18-36c-7-9-16-13-26-13s-19 3-26 10c-6 7-12 17-15 30s-5 30-5 49c0 21 2 40 6 56s10 28 18 36c8 9 17 13 27 13zM7726 148c0-7 2-14 5-20s8-11 14-14c6-4 13-6 20-6s13 2 19 6c7 4 11 9 15 14 3 6 5 13 5 20s-2 14-5 19c-4 6-8 11-15 15-6 3-12 5-19 5s-14-2-20-5c-6-4-11-9-14-15s-5-12-5-19zM7726 291c0-7 2-14 5-19 3-7 8-11 14-15 6-3 13-5 20-5s13 2 19 5c7 4 11 8 15 15 3 5 5 12 5 19s-2 13-5 20c-4 6-8 10-15 14-6 3-12 5-19 5s-14-2-20-5c-6-4-11-8-14-14-3-7-5-13-5-20z">
          <text:p/>
        </draw:path>
        <draw:frame draw:style-name="gr2" draw:text-style-name="P3" draw:layer="layout" svg:width="9.468cm" svg:height="0.577cm" svg:x="0.988cm" svg:y="12.101cm">
          <draw:text-box>
            <text:p text:style-name="P2"><text:span text:style-name="T1">genuina</text:span><text:span text:style-name="T1">s pero </text:span><text:span text:style-name="T1">con alta </text:span><text:span text:style-name="T1">variabili</text:span><text:span text:style-name="T1">dad </text:span><text:span text:style-name="T1">entre </text:span><text:span text:style-name="T1">ciclos.</text:span></text:p>
          </draw:text-box>
        </draw:frame>
        <draw:frame draw:style-name="gr2" draw:text-style-name="P3" draw:layer="layout" svg:width="10.941cm" svg:height="0.577cm" svg:x="8.818cm" svg:y="13.054cm">
          <draw:text-box>
            <text:p text:style-name="P2"><text:span text:style-name="T1"><text:s/></text:span><text:span text:style-name="T1">mejora </text:span><text:span text:style-name="T1">tanto </text:span><text:span text:style-name="T1">novedad </text:span><text:span text:style-name="T1">(+0.27) </text:span><text:span text:style-name="T1">como </text:span><text:span text:style-name="T1">coheren</text:span><text:span text:style-name="T1">cia </text:span><text:span text:style-name="T1">(+0.29)</text:span></text:p>
          </draw:text-box>
        </draw:frame>
        <draw:frame draw:style-name="gr2" draw:text-style-name="P3" draw:layer="layout" svg:width="18.667cm" svg:height="0.577cm" svg:x="0.988cm" svg:y="13.689cm">
          <draw:text-box>
            <text:p text:style-name="P2"><text:span text:style-name="T1">simultán</text:span><text:span text:style-name="T1">eamente </text:span><text:span text:style-name="T1">— el </text:span><text:span text:style-name="T1">único </text:span><text:span text:style-name="T1">estado </text:span><text:span text:style-name="T1">que </text:span><text:span text:style-name="T1">hace </text:span><text:span text:style-name="T1">esto. </text:span><text:span text:style-name="T1">Ninguna </text:span><text:span text:style-name="T1">otra </text:span><text:span text:style-name="T1">emoción </text:span><text:span text:style-name="T1">del </text:span><text:span text:style-name="T1">program</text:span><text:span text:style-name="T1">a tiene</text:span></text:p>
          </draw:text-box>
        </draw:frame>
        <draw:path draw:style-name="gr1" draw:text-style-name="P1" draw:layer="layout" svg:width="4.639cm" svg:height="0.33cm" svg:x="1.017cm" svg:y="15.404cm" svg:viewBox="0 0 4640 331" svg:d="M157 168c9 0 19-2 28-6 10-5 19-11 27-19v35c-8 8-17 14-27 18-9 3-20 5-31 5-10 0-19-1-27-3s-16-6-25-10-17-7-23-9c-7-2-15-3-24-3-10 0-20 2-29 6-10 5-18 11-26 19v-36c8-7 16-13 26-17 9-4 20-6 31-6s20 1 27 4c8 2 16 5 25 9 9 5 17 8 23 10 7 2 15 3 25 3zM260 301c16-1 27-2 34-4s12-5 15-9c2-4 4-11 4-20v-182l10 9h-68v-23c19-3 35-5 46-9s21-9 29-17c9-7 17-18 25-32h24v254c0 9 2 16 4 20 3 4 8 7 15 9s18 3 34 4v24h-172zM470 252c10 15 22 26 36 34s29 12 46 12c12 0 24-2 33-6 10-4 17-10 22-18 5-7 8-16 8-25 0-14-5-26-13-35-9-9-23-17-41-22-19-6-42-10-72-13l31-160h153v58h-150l15-8-12 63-13-15c55 5 96 16 124 35s42 45 42 79c0 20-5 37-15 52s-23 27-40 36c-18 8-38 12-60 12-28 0-51-6-70-17-18-11-31-28-41-51zM834 331c-24 0-46-7-65-20s-34-32-45-56-16-52-16-82c0-31 5-59 16-83s26-43 45-56 41-20 66-20c24 0 46 6 65 20 19 13 34 32 45 55 11 24 16 51 16 82s-5 59-16 84c-11 24-26 42-45 56-19 13-41 20-66 20zM845 302c10 0 18-4 26-11 7-8 13-19 17-33 4-15 6-32 6-54 0-31-3-59-9-84-6-24-14-43-25-57s-23-21-37-21c-10 0-19 4-26 12-7 7-12 18-16 33-4 14-6 32-6 52 0 32 3 60 9 86 5 24 14 43 24 57 10 13 23 20 37 20zM1271 267c-9 20-21 36-37 47-17 11-36 17-58 17-21 0-39-5-56-15-16-10-30-23-39-40-9-18-14-37-14-60 0-24 5-46 15-65s24-34 42-45 37-16 60-16c15 0 29 2 42 8 13 5 23 12 30 21s11 19 11 30c0 5-2 11-5 15-2 5-6 8-11 11h-38v-12c0-16-3-28-10-36-6-9-15-13-26-13s-20 3-28 10c-7 7-13 16-18 28-4 12-6 27-6 43 0 17 3 33 9 46s14 23 25 31c10 7 23 10 37 10 11 0 22-2 32-7s20-12 29-22zM1309 38c0-7 2-13 5-19 4-5 8-10 14-13 6-4 12-6 20-6 7 0 13 2 19 6 6 3 11 8 14 13 3 6 5 12 5 20 0 7-2 13-5 19s-8 10-14 14c-6 3-12 5-20 5-7 0-13-2-19-5-6-4-10-8-14-14-3-6-5-12-5-20zM1360 160l-69-27v-16l69-27h20zM1380 284c0 4 1 8 2 10 2 2 5 4 8 6 4 1 10 3 17 4v21h-116v-21c7-1 14-3 17-4 4-2 7-4 9-6 1-2 2-6 2-10v-158l61-36zM1631 267c-8 20-20 36-37 47-16 11-35 17-57 17-21 0-40-5-56-15-17-10-30-23-39-40-9-18-14-37-14-60 0-24 5-46 15-65s24-34 42-45c17-11 37-16 59-16 16 0 30 2 43 8 13 5 23 12 30 21s11 19 11 30c0 5-2 11-5 15-2 5-6 8-11 11h-38v-12c0-16-4-28-10-36-6-9-15-13-26-13s-20 3-28 10-14 16-18 28-6 27-6 43c0 17 3 33 9 46 5 13 14 23 25 31 10 7 23 10 37 10 11 0 22-2 32-7s19-12 29-22zM1715 82l-67-32v-16l67-33h21zM1736 284c0 4 0 8 2 10s4 5 8 6c4 2 10 3 17 4v21h-115v-21c7-1 12-2 16-4 4-1 7-4 8-6 2-2 3-6 3-10v-247l61-36zM1894 331c-21 0-40-5-57-15s-30-23-39-40c-9-18-14-38-14-61s5-44 15-63 24-34 41-45 36-17 57-17 40 5 57 15c16 10 29 23 38 41 10 17 15 37 15 59 0 23-6 44-16 63-10 20-23 35-41 46-17 11-36 17-56 17zM1898 308c10 0 19-4 25-10 7-7 12-17 15-30 4-14 5-30 5-51s-2-39-6-54c-4-16-10-28-18-37-7-9-16-13-26-13s-19 4-26 11c-6 6-12 16-15 29-4 14-5 30-5 50 0 22 2 40 6 55 4 16 10 28 18 37 8 8 17 13 27 13zM2061 249c5 19 12 34 22 44 10 9 22 14 37 14 8 0 16-1 22-4 7-3 12-7 16-11 3-6 5-11 5-18 0-6-1-11-4-16-3-4-7-8-13-11s-15-6-25-9c-4-1-8-2-11-3-18-4-33-9-44-17-11-6-20-13-25-22s-8-20-8-33c0-14 4-27 12-38 7-11 18-19 32-26 14-6 29-9 47-9 16 0 31 2 44 5 13 4 25 9 36 16v53h-28c-4-16-10-29-19-37-10-9-21-13-34-13-8 0-14 1-20 3-5 3-10 6-13 11-3 4-4 9-4 15s1 11 4 15 8 8 15 11 16 6 28 9c20 4 37 10 49 16s21 14 26 24c6 10 9 22 9 35 0 16-4 30-12 41-8 12-19 21-34 27s-32 10-52 10c-16 0-32-2-47-6-15-5-28-11-39-19v-57zM2540 322c-6 2-12 4-19 5-6 2-12 3-18 3-17 0-29-5-38-13-8-8-12-20-12-36v-129c0-13-3-24-9-31s-15-10-27-10c-10 0-19 3-25 10-6 6-9 16-9 27v27h-43c-4-3-8-6-10-11-3-5-4-11-4-16 0-11 4-21 12-29 8-9 19-16 33-21 14-6 29-8 46-8 20 0 37 3 52 9 14 7 25 16 33 28 7 12 11 27 11 43v109c0 5 1 9 2 11 2 3 5 5 9 7 3 2 9 3 16 3zM2462 285c-10 15-22 27-36 35-13 7-28 11-45 11-11 0-22-3-32-7-9-6-16-13-21-21-5-9-8-19-8-30 0-17 5-31 16-42 10-12 25-20 46-26l87-25v21l-57 17c-12 4-20 10-25 16-5 7-7 15-7 25 0 6 1 11 4 17 3 4 7 8 12 11s11 5 17 5c9 0 17-3 26-8 9-4 16-11 23-19zM2756 82l-67-32v-16l67-33h21zM2777 267c0 5 0 8 2 11s4 6 8 7c4 2 10 3 17 4v21l-68 20h-20v-291l61-38zM2737 152c-9-12-18-21-26-26s-18-8-29-8c-13 0-24 4-34 12-10 7-18 17-23 31s-8 29-8 47c0 19 2 34 7 46s11 22 20 28c9 7 20 10 32 10 8 0 16-2 23-5 8-3 16-8 22-14 7-7 13-15 18-23l5 15c-7 14-15 27-25 36-10 10-21 17-32 23-12 4-24 7-37 7-18 0-35-5-49-14-15-10-26-23-34-39-9-17-13-35-13-56 0-25 5-48 15-68 11-20 25-36 43-47 19-11 41-17 65-17 14 0 28 3 41 8 14 5 25 13 35 22zM2840 38c0-7 2-13 5-19 3-5 8-10 14-13 5-4 12-6 20-6 6 0 13 2 19 6 6 3 10 8 14 13 3 6 5 12 5 20 0 7-2 13-5 19-4 6-8 10-14 14-6 3-13 5-20 5s-14-2-19-5c-6-4-11-8-14-14s-5-12-5-20zM2890 160l-67-27v-16l67-27h20zM2910 284c0 4 1 8 3 10s4 4 8 6c4 1 9 3 17 4v21h-115v-21c7-1 12-3 16-4 4-2 7-4 8-6 2-2 3-6 3-10v-158l60-36zM3162 267c-9 20-21 36-37 47s-35 17-57 17c-21 0-40-5-56-15-17-10-30-23-40-40-9-18-13-37-13-60 0-24 5-46 14-65 11-19 25-34 42-45 18-11 38-16 60-16 16 0 30 2 42 8 13 5 23 12 30 21s11 19 11 30c0 5-1 11-4 15-3 5-7 8-11 11h-39v-12c0-16-3-28-9-36-7-9-15-13-27-13-10 0-20 3-27 10-8 7-14 16-18 28-5 12-7 27-7 43 0 17 3 33 9 46s14 23 25 31c11 7 23 10 38 10 11 0 22-2 32-7 9-5 19-12 28-22zM3200 38c0-7 1-13 5-19 3-5 8-10 13-13 6-4 13-6 20-6s14 2 20 6c5 3 10 8 13 13 4 6 5 12 5 20 0 7-1 13-5 19-3 6-8 10-13 14-6 3-13 5-20 5s-14-2-20-5c-5-4-10-8-13-14-4-6-5-12-5-20zM3250 160l-67-27v-16l67-27h20zM3270 284c0 4 1 8 3 10 1 2 4 4 8 6 4 1 9 3 16 4v21h-114v-21c7-1 12-3 16-4 4-2 6-4 8-6s3-6 3-10v-158l60-36zM3428 331c-21 0-40-5-57-15-16-10-29-23-39-40-9-18-13-38-13-61s4-44 14-63c11-19 24-34 42-45 17-11 36-17 57-17s40 5 56 15c17 10 30 23 39 41 9 17 14 37 14 59 0 23-5 44-15 63-10 20-24 35-41 46s-36 17-57 17zM3433 308c10 0 18-4 25-10 7-7 12-17 15-30 3-14 5-30 5-51s-2-39-7-54c-4-16-10-28-17-37-8-9-17-13-27-13s-18 4-25 11c-7 6-12 16-16 29-3 14-5 30-5 50 0 22 2 40 6 55 5 16 11 28 19 37 8 8 17 13 27 13zM3651 90l-20 70-68-27v-16l68-27zM3563 304c7-1 13-2 16-4 4-1 7-4 9-6 1-2 2-6 2-10v-158l61-36v194c0 4 1 8 2 10 2 2 5 5 8 6 4 2 10 3 17 4v21h-115zM3708 304c7-1 12-2 16-4 4-1 6-4 8-6s3-6 3-10v-115c0-12-3-21-10-27-6-6-15-10-27-10-7 0-14 2-22 5-7 3-15 7-22 12s-14 10-19 17v-18c7-12 16-21 26-30 11-9 22-16 33-20 12-6 23-8 34-8 22 0 38 6 50 18 11 11 17 28 17 50v126c0 4 1 8 3 10 1 2 4 5 8 6 4 2 9 3 16 4v21h-114zM4066 322c-6 2-12 4-18 5-7 2-13 3-19 3-16 0-29-5-38-13-8-8-12-20-12-36v-129c0-13-3-24-9-31s-15-10-27-10c-10 0-19 3-25 10-6 6-9 16-9 27v27h-43c-4-3-8-6-10-11s-3-11-3-16c0-11 4-21 12-29 8-9 19-16 32-21 14-6 30-8 46-8 20 0 37 3 52 9 14 7 25 16 33 28s11 27 11 43v109c0 5 1 9 3 11 1 3 4 5 8 7 3 2 9 3 16 3zM3988 285c-10 15-22 27-36 35-13 7-28 11-44 11-12 0-23-3-32-7-10-6-17-13-22-21-5-9-8-19-8-30 0-17 6-31 16-42 10-12 26-20 46-26l87-25v21l-57 17c-11 4-20 10-25 16-5 7-7 15-7 25 0 6 1 11 4 17 3 4 7 8 12 11s11 5 17 5c9 0 17-3 26-8 9-4 17-11 23-19zM4152 82l-68-32v-16l68-33h20zM4172 284c0 4 1 8 2 10 2 2 5 5 9 6 4 2 9 3 16 4v21h-115v-21c7-1 13-2 16-4 4-1 7-4 9-6 1-2 2-6 2-10v-247l61-36zM4430 267c-10 21-23 37-40 48-16 10-35 16-57 16s-41-5-59-15c-17-9-30-23-39-40-10-17-14-37-14-60s5-45 15-64 24-35 42-46c17-11 37-16 58-16 18 0 34 4 47 12 14 8 25 19 32 33 8 14 12 30 12 49v16h-161v-23l111-3-6 11c0-16-2-29-5-39s-8-18-14-24c-6-5-13-8-21-8-11 0-20 4-28 11s-14 16-18 29c-5 12-7 27-7 44 0 18 3 34 9 46 6 13 14 22 25 29 11 6 24 10 39 10 12 0 24-3 35-7 11-5 21-13 31-23zM4484 249c5 19 12 34 22 44 10 9 22 14 37 14 9 0 16-1 22-4 7-3 12-7 16-11 3-6 5-11 5-18 0-6-1-11-4-16-3-4-7-8-13-11s-15-6-25-9c-4-1-8-2-11-3-18-4-33-9-44-17-11-6-20-13-25-22s-8-20-8-33c0-14 4-27 12-38s18-19 32-26c14-6 30-9 47-9 16 0 31 2 44 5 14 4 25 9 36 16v53h-27c-5-16-11-29-20-37-10-9-21-13-34-13-7 0-14 1-20 3-5 3-10 6-12 11-3 4-5 9-5 15s2 11 5 15c2 4 7 8 14 11s16 6 28 9c21 4 37 10 49 16s21 14 27 24c5 10 8 22 8 35 0 16-4 30-12 41-8 12-19 21-34 27s-32 10-52 10c-16 0-32-2-47-6-15-5-28-11-39-19v-57z">
          <text:p/>
        </draw:path>
        <draw:frame draw:style-name="gr2" draw:text-style-name="P3" draw:layer="layout" svg:width="2.119cm" svg:height="0.577cm" svg:x="0.988cm" svg:y="14.324cm">
          <draw:text-box>
            <text:p text:style-name="P2"><text:span text:style-name="T1">esta </text:span><text:span text:style-name="T1">ﬁrma.</text:span></text:p>
          </draw:text-box>
        </draw:frame>
        <draw:polygon draw:style-name="gr1" draw:text-style-name="P1" draw:layer="layout" svg:width="18.733cm" svg:height="0.018cm" svg:x="1.146cm" svg:y="16.522cm" svg:viewBox="0 0 18734 19" draw:points="0,0 18734,0 18734,19 0,19">
          <text:p/>
        </draw:polygon>
        <draw:path draw:style-name="gr1" draw:text-style-name="P1" draw:layer="layout" svg:width="5.977cm" svg:height="0.478cm" svg:x="0.993cm" svg:y="17.654cm" svg:viewBox="0 0 5978 479" svg:d="M19 282c12 17 25 30 41 39 15 9 32 13 51 13 14 0 27-2 38-7 10-5 18-11 24-20 6-8 9-18 9-29 0-15-5-28-15-38-10-11-25-19-46-26-21-6-47-11-80-14l34-180h173v65h-169l17-9-14 70-14-16c62 5 108 19 139 40 31 22 47 51 47 89 0 22-6 41-17 58-10 17-25 30-45 40-19 9-42 14-67 14-32 0-58-7-78-19-21-12-36-31-47-57zM288 324c0-8 1-15 5-22s9-12 16-16 14-6 23-6c7 0 14 2 21 6s13 9 17 16 6 14 6 22-2 16-6 22c-4 7-10 12-17 16s-14 6-21 6c-9 0-16-2-23-6s-12-9-16-16c-4-6-5-14-5-22zM610 297c0 9 1 17 4 22 3 6 9 10 16 12 6 3 16 4 28 4h28c15 0 28-3 39-8 12-5 22-13 31-24s18-26 27-45h26l-19 107h-298v-25c11-1 20-2 26-5 6-2 10-6 13-11 2-5 4-11 4-20v-223c0-9-2-16-4-21-3-5-7-8-13-11-6-2-15-4-26-5v-24h118zM767 117c-4-18-10-31-16-41-7-10-15-16-25-20-10-5-24-7-42-7h-98v-29h206v97zM669 171c8 0 14-1 20-4 5-3 9-7 12-14s5-16 7-27h25v122h-25c-2-11-4-22-7-28-3-7-7-11-12-14-6-3-12-4-20-4h-83v-31zM908 91l-76-36v-19l76-36h23zM931 318c0 5 1 9 3 12s5 5 9 7c5 1 11 2 19 3v25h-130v-25c8-1 14-2 19-3 4-2 7-4 9-7s3-7 3-12v-278l68-40zM1150 304c0 9 2 16 4 20 3 5 7 9 13 11 6 3 15 4 26 5v25h-123v-25c11-1 20-2 26-5 6-2 10-6 13-11 2-4 4-11 4-20v-223c0-9-2-16-4-21-3-5-7-8-13-11-6-2-15-4-26-5v-24h125l-45 49zM1312 302l-14 64h-37l-117-282v-64h52zM1287 302l116-282h11v64l-116 282h-37zM1526 44c-11 1-20 3-26 5-6 3-10 6-13 11s-4 12-4 21v223c0 9 1 16 4 20 3 5 7 9 13 11 6 3 15 4 26 5v25h-160v-25c11-1 20-2 26-5 6-2 10-6 13-11 2-4 4-11 4-20v-235l-6-49h123zM1675 371c-24 0-46-6-64-17-19-11-34-26-45-46-10-19-15-41-15-66 0-26 6-50 17-71 11-22 26-39 46-52 19-12 41-18 64-18 24 0 46 5 64 16 19 11 34 27 44 47 10 19 16 41 16 66 0 26-6 50-17 71-11 22-27 39-47 51-19 12-40 19-63 19zM1679 345c12 0 21-4 29-11 7-8 13-19 17-34s6-34 6-56c0-24-3-44-7-62-5-17-12-31-21-41-8-9-18-14-30-14-11 0-21 4-28 12-8 7-14 18-18 33s-5 33-5 55c0 25 2 45 7 63 4 17 11 31 20 40 9 10 19 15 30 15zM2063 91l-77-36v-19l77-36h23zM2086 299c0 5 1 9 3 13 1 3 5 6 9 7 4 2 10 4 18 5v24l-75 21h-23v-327l68-42zM2042 171c-11-14-20-24-30-30-10-5-21-8-33-8-15 0-28 4-40 12-11 8-19 20-26 36-5 15-8 33-8 54 0 19 2 36 7 50 6 13 14 24 24 31 10 8 22 11 35 11 9 0 18-2 28-5 9-4 17-9 25-16 8-8 14-16 19-26l7 17c-9 16-18 30-29 41s-23 19-38 24c-13 6-27 9-41 9-20 0-38-6-55-16-17-11-30-25-39-43-9-19-14-39-14-61 0-31 6-57 17-79 11-23 28-40 49-53 21-12 45-18 72-18 16 0 33 3 48 9s28 14 39 24zM2373 299c-11 24-25 42-44 54-18 12-40 18-65 18-24 0-46-6-65-16-19-11-34-26-45-45-11-20-16-42-16-67 0-27 6-51 17-72 12-22 27-39 47-52 20-12 42-18 66-18 20 0 38 4 53 13 16 9 28 21 37 37 8 16 13 35 13 56v17h-182v-26l126-3-8 12c0-17-2-32-6-43-3-12-8-21-15-27-6-6-14-9-24-9-12 0-22 4-31 12s-16 19-21 33c-4 14-7 30-7 49 0 21 3 37 10 52 6 14 16 24 28 32 12 7 26 11 44 11 14 0 27-3 39-8 12-6 24-14 35-25zM2476 91l-76-36v-19l76-36h23zM2499 318c0 5 1 9 3 12s5 5 9 7c5 1 11 2 18 3v25h-129v-25c8-1 14-2 19-3 4-2 7-4 9-7s3-7 3-12v-278l68-40zM2677 371c-24 0-46-6-64-17-19-11-34-26-45-46-10-19-15-41-15-66 0-26 6-50 17-71 11-22 26-39 46-52 19-12 41-18 64-18 24 0 46 5 64 16 19 11 34 27 44 47 10 19 16 41 16 66 0 26-6 50-17 71-11 22-27 39-47 51-19 12-40 19-63 19zM2682 345c11 0 20-4 28-11 7-8 13-19 17-34s6-34 6-56c0-24-3-44-7-62-5-17-12-31-21-41-8-9-18-14-30-14-11 0-21 4-28 12-8 7-14 18-18 33s-5 33-5 55c0 25 2 45 7 63 4 17 11 31 20 40 9 10 19 15 31 15zM3146 91l-75-36v-19l75-36h23zM3169 299c0 5 1 9 3 13 2 3 5 6 10 7 4 2 10 4 18 5v24l-76 21h-23v-327l68-42zM3125 171c-10-14-20-24-29-30-10-5-21-8-33-8-15 0-28 4-39 12s-20 20-26 36c-6 15-9 33-9 54 0 19 3 36 8 50 5 13 13 24 23 31 10 8 22 11 36 11 9 0 18-2 26-5 9-4 17-9 25-16 8-8 15-16 20-26l6 17c-8 16-18 30-29 41s-23 19-36 24c-13 6-27 9-42 9-20 0-38-6-54-16-17-11-30-25-40-43-9-19-13-39-13-61 0-31 5-57 17-79 11-23 27-40 48-53 21-12 45-18 72-18 17 0 32 3 47 9 16 6 29 14 39 24zM3457 299c-11 24-26 42-44 54-19 12-40 18-65 18s-47-6-66-16c-19-11-34-26-44-45-11-20-16-42-16-67 0-27 5-51 17-72 11-22 27-39 46-52 20-12 42-18 66-18 20 0 38 4 54 13 15 9 27 21 36 37s13 35 13 56v17h-182v-26l126-3-8 12c0-17-2-32-5-43-4-12-9-21-15-27-7-6-15-9-24-9-12 0-22 4-31 12s-16 19-21 33-7 30-7 49c0 21 3 37 9 52 7 14 16 24 28 32 12 7 27 11 44 11 14 0 27-3 39-8 12-6 24-14 35-25zM3686 297c0 10 2 17 5 22 3 6 8 10 15 13 7 2 16 3 28 3h5v30h-170v-25c11-1 19-2 25-5 7-2 11-6 14-11 2-5 4-11 4-20v-223c0-9-2-16-4-21-3-5-7-8-14-11-6-2-14-4-25-5v-24h117zM3737 20c38 0 72 7 101 20 29 14 51 33 67 58 15 25 23 54 23 88s-7 65-23 93c-15 26-37 48-64 63-28 15-59 23-93 23h-86v-30h81c21 0 39-6 55-17 17-11 30-27 39-48s14-46 14-73c0-31-5-57-16-79-10-22-25-39-44-51s-41-18-67-18h-62v-29zM4085 371c-24 0-45-6-64-17-18-11-33-26-44-46-10-19-15-41-15-66 0-26 5-50 16-71 12-22 27-39 47-52 19-12 41-18 64-18 24 0 45 5 64 16s33 27 44 47c10 19 16 41 16 66 0 26-6 50-17 71-11 22-27 39-47 51-19 12-40 19-64 19zM4090 345c12 0 21-4 29-11 7-8 13-19 17-34s6-34 6-56c0-24-3-44-8-62-4-17-11-31-20-41-8-9-18-14-30-14-11 0-21 4-28 12-8 7-14 18-18 33s-5 33-5 55c0 25 2 45 7 63 4 17 11 31 20 40 9 10 19 15 30 15zM4273 279c6 22 15 39 26 49 11 11 24 16 41 16 9 0 18-1 25-4 8-3 13-8 17-13 4-6 6-13 6-20s-1-13-4-18c-4-5-8-9-15-12-7-4-16-7-28-10-4-2-8-3-13-4-20-4-37-10-49-17-13-7-22-16-28-26s-9-23-9-37c0-16 5-30 13-43 9-12 21-22 36-29 16-7 34-10 53-10s35 2 50 6c15 3 28 9 40 17v60h-31c-4-18-12-32-22-42-10-9-23-14-37-14-9 0-16 1-23 4-6 2-11 6-15 11-3 5-5 11-5 17 0 7 2 13 5 18 4 4 9 8 17 11 8 4 18 7 31 10 24 6 42 12 55 19 14 7 24 17 30 27 7 10 10 23 10 39 0 18-5 33-14 46s-21 23-38 30c-16 7-36 11-58 11-18 0-36-3-53-7-17-5-32-12-44-21v-64zM4856 125c-4-19-10-34-19-46-8-12-18-21-31-27-13-7-28-10-46-10-23 0-44 6-61 18s-30 29-39 51c-8 21-13 47-13 77 0 31 5 59 15 82 9 23 22 41 40 53 17 12 38 18 61 18 15 0 29-2 41-8s22-16 32-29c11-14 20-32 30-54h27l-15 88c-15 10-33 18-55 24s-44 9-67 9c-36 0-68-7-97-22-28-14-50-35-66-61s-23-57-23-90c0-35 7-67 23-95s39-50 67-66c28-15 60-23 96-23 24 0 47 2 69 8 23 5 42 13 57 22v81zM5172 361c-7 3-14 5-21 6-8 2-15 3-22 3-18 0-32-5-42-14-9-10-14-23-14-41v-144c0-16-4-27-10-35-7-8-17-12-30-12-12 0-21 4-28 11-7 8-11 18-11 32v28h-48c-5-2-8-6-11-12-3-5-4-11-4-17 0-12 4-23 13-33s22-18 37-23c16-6 33-9 52-9 23 0 42 3 58 11 16 7 29 17 37 31 9 13 13 29 13 48v121c0 6 1 10 3 14 2 3 5 5 9 7s11 3 19 4zM5084 319c-12 18-26 31-41 39s-32 13-50 13c-14 0-26-3-36-9-11-5-19-13-24-23-6-10-9-21-9-33 0-19 6-34 17-47 12-12 29-22 52-29l98-28v23l-65 21c-12 4-21 9-27 17-5 7-8 16-8 27 0 7 1 13 4 19 4 5 8 10 14 13 5 3 12 5 19 5 10 0 20-3 30-8 10-6 18-13 25-22zM5263 180l-76-30v-19l76-30h24zM5287 432c0 5 0 9 2 12s5 5 10 7c4 1 10 3 18 4v24h-130v-24c8-1 15-3 19-4 4-2 7-4 9-7s3-7 3-12v-291l69-40zM5255 175c8-16 17-30 28-41s23-19 37-24c13-6 27-9 41-9 20 0 39 5 55 16 17 10 29 25 39 43 9 19 14 39 14 61 0 30-6 56-17 79-12 22-28 40-49 52s-45 19-72 19c-17 0-32-3-47-9s-28-14-39-25l17-37c10 14 20 25 29 30 10 6 21 9 33 9 15 0 28-4 39-12 11-9 20-21 26-36s9-33 9-53-3-37-8-51-13-24-23-32c-10-7-22-11-36-11-8 0-17 2-26 6s-17 9-25 16-14 16-20 26zM5749 361c-7 3-14 5-21 6-7 2-15 3-21 3-18 0-32-5-42-14-10-10-15-23-15-41v-144c0-16-3-27-10-35s-17-12-30-12c-12 0-21 4-28 11-7 8-11 18-11 32v28h-47c-5-2-9-6-12-12-3-5-4-11-4-17 0-12 5-23 13-33 9-10 22-18 37-23 16-6 33-9 52-9 23 0 42 3 59 11 16 7 28 17 36 31 9 13 13 29 13 48v121c0 6 1 10 3 14 2 3 5 5 9 7 5 2 11 3 19 4zM5661 319c-12 18-26 31-41 39s-32 13-50 13c-13 0-25-3-36-9-10-5-18-13-24-23s-8-21-8-33c0-19 5-34 17-47 11-12 28-22 51-29l99-28v23l-66 21c-12 4-21 9-27 17-5 7-8 16-8 27 0 7 2 13 5 19 3 5 7 10 13 13s12 5 20 5c9 0 19-3 29-8 10-6 18-13 25-22zM5803 279c5 22 14 39 25 49 11 11 25 16 41 16 10 0 18-1 26-4 7-3 13-8 17-13 4-6 6-13 6-20s-2-13-5-18-8-9-15-12c-7-4-16-7-28-10-4-2-8-3-12-4-21-4-37-10-50-17-12-7-22-16-27-26-6-10-9-23-9-37 0-16 4-30 12-43 9-12 21-22 37-29s33-10 53-10c18 0 35 2 49 6 15 3 28 9 41 17v60h-31c-5-18-12-32-22-42-11-9-23-14-38-14-8 0-16 1-22 4-7 2-12 6-15 11-4 5-5 11-5 17 0 7 1 13 5 18 3 4 9 8 16 11 8 4 18 7 32 10 23 6 42 12 55 19s23 17 30 27c6 10 9 23 9 39 0 18-4 33-13 46s-22 23-38 30c-17 7-36 11-59 11-18 0-35-3-53-7-17-5-31-12-44-21v-64z">
          <text:p/>
        </draw:path>
        <draw:path draw:style-name="gr1" draw:text-style-name="P1" draw:layer="layout" svg:width="10.147cm" svg:height="0.43cm" svg:x="1.005cm" svg:y="18.553cm" svg:viewBox="0 0 10148 431" svg:d="M254 115c-3-18-9-31-16-42s-17-19-29-24c-11-6-24-9-40-9-21 0-38 6-53 16-15 11-27 26-35 45-8 21-12 43-12 70s4 51 12 72c9 20 21 35 37 46 15 11 33 17 53 17 14 0 26-3 37-8 10-5 20-14 29-26 9-11 18-27 26-48h24l-14 79c-13 9-29 16-48 21s-39 8-59 8c-32 0-61-6-86-19s-45-31-59-54c-14-24-21-50-21-80 0-31 7-59 21-85 15-25 34-44 59-58 26-14 54-21 85-21 22 0 42 3 62 8s37 11 50 20v72zM424 332c-21 0-40-5-57-14-16-10-29-24-39-41-9-18-13-38-13-60 0-23 4-43 14-63 11-19 24-34 42-46 17-11 36-17 57-17s40 5 56 15c17 11 30 25 39 42 9 18 14 37 14 59 0 23-5 44-15 63s-24 34-41 45-36 17-57 17zM429 309c10 0 18-4 25-10 7-7 12-17 15-30s5-30 5-50c0-21-2-39-7-54-4-16-10-28-17-37-8-8-17-13-27-13s-18 4-25 11c-7 6-12 16-16 29-3 14-5 30-5 50 0 21 2 39 6 55 5 15 11 28 19 36 8 9 17 13 27 13zM647 91l-20 72-68-27v-17l68-28zM559 305c7-1 13-2 16-3 4-2 7-4 9-7 1-2 2-6 2-10v-157l61-37v194c0 4 1 8 2 10 2 3 5 5 8 7 4 1 10 2 17 3v21h-115zM704 305c7-1 12-2 16-3 4-2 6-4 8-7 2-2 3-6 3-10v-114c0-12-3-21-10-27-6-6-15-9-27-9-7 0-14 1-22 4-7 3-15 7-22 12s-14 11-19 17v-18c7-11 16-21 26-30 11-9 22-16 33-21 12-5 23-8 34-8 22 0 38 6 50 19 11 12 17 28 17 50v125c0 4 1 8 3 10 1 3 4 5 8 7 4 1 9 2 16 3v21h-114zM827 110c12-5 21-10 29-14 7-5 13-11 19-18 5-6 11-16 15-27h27v85h-90zM917 266c0 7 2 14 6 18 5 5 11 9 20 12s20 4 33 5v21c-8 4-17 6-26 7-9 2-17 3-25 3-22 0-38-6-50-17s-18-26-18-47v-151h60zM971 136h-76v-39h76zM1067 163l-67-27v-17l67-28h20zM1087 283c0 5 1 9 3 12s6 5 10 7c5 1 11 2 19 3v21h-119v-21c7-1 12-2 16-3 4-2 7-4 8-7 2-2 3-6 3-10v-157l60-37zM1080 172c9-17 16-31 23-42 8-12 15-22 22-28 8-7 15-11 23-11 3 0 6 1 8 2 3 1 6 2 8 4v56h-13c-11 0-21 2-29 4s-15 6-22 12c-6 5-13 12-20 21zM1200 39c0-7 2-13 5-18 4-6 8-11 14-14 6-4 12-6 20-6 7 0 13 2 19 6 6 3 11 8 14 14 3 5 5 12 5 19s-2 13-5 19-8 11-14 14-12 5-20 5c-7 0-13-2-19-5s-10-8-14-14c-3-6-5-12-5-20zM1250 163l-67-27v-17l67-28h21zM1271 285c0 4 1 8 2 10 2 3 5 5 8 6 4 2 10 3 17 4v21h-115v-21c7-1 13-2 16-4 4-1 7-3 8-6 2-2 3-6 3-10v-157l61-37zM1382 83l-67-32v-16l67-33h21zM1342 326v-291l61-33v298zM1392 303l-23 23h-27l50-41zM1381 270c9 12 18 21 26 26 9 5 18 8 29 8 13 0 25-4 35-11 10-8 17-18 22-32 6-14 9-30 9-48 0-17-3-32-8-44-4-12-11-22-20-28s-20-10-32-10c-7 0-15 2-23 5-8 4-15 8-22 15-7 6-13 13-18 22l-5-15c8-14 16-26 26-36s20-18 32-23c11-5 24-8 36-8 18 0 35 5 50 14 14 11 26 24 34 41 8 16 12 34 12 54 0 26-5 49-15 69s-24 35-43 46c-18 11-40 17-64 17-14 0-28-3-42-8-13-5-25-13-34-22zM1652 163l-67-27v-17l67-28h21zM1673 253c0 12 3 21 9 28 6 6 15 8 27 8 7 0 14-1 22-4s15-7 22-12 14-10 19-17v18c-7 11-16 21-27 30-10 9-21 16-33 21-11 4-22 7-33 7-22 0-39-6-50-18-12-11-17-28-17-50v-134l61-39zM1796 163l-67-27v-17l67-28h21zM1817 268c0 5 0 9 2 11 2 4 4 6 9 8 4 1 9 2 16 3v21l-67 20h-21v-201l61-39zM2067 268c-9 21-21 36-37 47s-36 17-58 17c-21 0-39-5-56-14-16-10-29-24-39-41-9-17-14-37-14-59 0-24 5-46 15-65s24-34 42-45 38-17 60-17c15 0 30 3 42 8 13 5 23 13 30 22s11 19 11 30c0 6-2 11-5 15-2 5-6 8-11 11h-38v-12c0-16-3-28-10-36-6-8-15-13-26-13s-20 4-28 10c-7 7-13 16-18 28-4 12-6 27-6 43 0 17 3 32 9 46 6 13 14 23 25 30 10 7 23 10 37 10 12 0 22-2 32-7 10-4 20-12 29-21zM2104 39c0-7 2-13 5-18 4-6 8-11 14-14 6-4 12-6 20-6 7 0 13 2 19 6 6 3 11 8 14 14 3 5 5 12 5 19s-2 13-5 19-8 11-14 14-12 5-20 5c-7 0-13-2-19-5s-10-8-14-14c-3-6-5-12-5-20zM2154 163l-67-27v-17l67-28h21zM2175 285c0 4 1 8 2 10 2 3 5 5 8 6 4 2 10 3 17 4v21h-115v-21c7-1 13-2 16-4 4-1 7-3 8-6 2-2 3-6 3-10v-157l61-37zM2333 332c-21 0-40-5-57-14-17-10-30-24-39-41-9-18-14-38-14-60 0-23 5-43 15-63 10-19 24-34 41-46 18-11 36-17 57-17s40 5 57 15c16 11 29 25 38 42 10 18 15 37 15 59 0 23-5 44-16 63-10 19-23 34-40 45-18 11-37 17-57 17zM2337 309c10 0 19-4 26-10 6-7 11-17 14-30 4-13 5-30 5-50 0-21-2-39-6-54-4-16-10-28-18-37-7-8-16-13-26-13s-19 4-26 11c-6 6-12 16-15 29-3 14-5 30-5 50 0 21 2 39 6 55 4 15 10 28 18 36 8 9 17 13 27 13zM2316 77l29-77h67l-59 77zM2555 91l-20 72-67-27v-17l67-28zM2468 305c7-1 12-2 16-3 4-2 7-4 8-7 2-2 3-6 3-10v-157l60-37v194c0 4 1 8 3 10 1 3 4 5 8 7 4 1 9 2 16 3v21h-114zM2612 305c7-1 13-2 16-3 4-2 7-4 9-7 1-2 2-6 2-10v-114c0-12-3-21-9-27s-15-9-27-9c-7 0-14 1-22 4s-15 7-23 12c-7 5-13 11-19 17v-18c8-11 17-21 27-30 11-9 22-16 33-21s23-8 34-8c21 0 38 6 49 19 12 12 18 28 18 50v125c0 4 1 8 2 10 2 3 5 5 8 7 4 1 10 2 17 3v21h-115zM2827 110c12-5 21-10 28-14 8-5 14-11 20-18 5-6 10-16 15-27h27v85h-90zM2917 266c0 7 2 14 6 18 5 5 11 9 20 12 8 3 20 4 33 5v21c-9 4-17 6-26 7-9 2-18 3-26 3-21 0-38-6-49-17-12-11-18-26-18-47v-151h60zM2971 136h-76v-39h76zM3205 268c-10 21-23 37-40 48-16 10-35 16-57 16s-42-5-59-14c-17-10-30-23-39-41-10-17-14-37-14-59 0-23 5-44 15-64 10-19 24-34 42-46 17-11 37-17 58-17 18 0 34 4 47 12 14 9 25 20 32 34 8 14 12 31 12 49v16h-162v-23l112-3-6 11c0-16-2-28-5-39-3-10-8-18-14-23-6-6-13-9-22-9-10 0-19 4-27 11s-14 17-18 29c-5 13-7 27-7 44 0 18 3 33 9 45 6 13 14 22 25 29s24 10 39 10c12 0 24-2 35-7s21-12 30-22zM3339 332c-21 0-40-5-57-14-17-10-30-24-39-41-10-18-14-38-14-60 0-23 5-43 15-63 10-19 24-34 41-46 17-11 36-17 57-17s40 5 57 15c16 11 29 25 38 42 10 18 15 37 15 59 0 23-6 44-16 63s-23 34-41 45c-17 11-36 17-56 17zM3343 309c10 0 19-4 25-10 7-7 12-17 15-30 4-13 5-30 5-50 0-21-2-39-6-54-5-16-10-28-18-37-7-8-16-13-26-13s-19 4-26 11c-6 6-12 16-15 29-4 14-5 30-5 50 0 21 2 39 6 55 4 15 10 28 18 36 8 9 17 13 27 13zM3322 77l29-77h67l-59 77zM3541 163l-67-27v-17l67-28h20zM3561 283c0 5 1 9 3 12s6 5 10 7c4 1 11 2 19 3v21h-119v-21c7-1 12-2 16-3 4-2 6-4 8-7 2-2 3-6 3-10v-157l60-37zM3554 172c8-17 16-31 23-42 8-12 15-22 22-28 8-7 15-11 22-11 4 0 7 1 9 2 3 1 5 2 7 4v56h-12c-11 0-21 2-29 4s-15 6-22 12c-7 5-13 12-20 21zM3674 39c0-7 2-13 5-18 3-6 8-11 14-14 6-4 12-6 20-6 7 0 13 2 19 6 6 3 11 8 14 14 3 5 5 12 5 19s-2 13-5 19-8 11-14 14-12 5-20 5c-7 0-13-2-19-5s-11-8-14-14-5-12-5-20zM3724 163l-67-27v-17l67-28h21zM3745 285c0 4 0 8 2 10 2 3 4 5 8 6 4 2 10 3 17 4v21h-115v-21c7-1 12-2 16-4 4-1 7-3 8-6 2-2 3-6 3-10v-157l61-37zM3996 268c-8 21-20 36-37 47-16 11-35 17-57 17-21 0-40-5-56-14-17-10-30-24-39-41-10-17-14-37-14-59 0-24 5-46 15-65s24-34 42-45c17-11 37-17 59-17 16 0 30 3 43 8s22 13 29 22c8 9 12 19 12 30 0 6-2 11-5 15-3 5-6 8-11 11h-38v-12c0-16-4-28-10-36s-15-13-26-13-20 4-28 10c-8 7-14 16-18 28s-6 27-6 43c0 17 3 32 9 46 5 13 14 23 24 30 11 7 24 10 38 10 11 0 22-2 32-7 10-4 19-12 29-21zM4238 323c-6 3-12 4-18 6-7 1-13 2-19 2-16 0-29-4-38-12-8-9-12-21-12-37v-128c0-13-3-23-9-31-6-6-15-10-27-10-10 0-19 3-25 10s-9 16-9 28v26h-44c-4-3-8-6-10-11s-3-11-3-16c0-11 4-20 12-29s19-17 32-22c15-5 31-8 47-8 20 0 37 3 52 9 14 7 25 17 33 29s11 27 11 44v107c0 5 1 9 3 12 1 2 4 4 8 6 3 2 9 3 16 4zM4160 286c-10 16-22 27-36 35-13 7-28 11-44 11-13 0-24-3-33-7-10-5-17-12-22-21s-8-19-8-30c0-17 6-30 16-41 10-12 26-20 47-26l87-25v21l-57 17c-11 4-20 9-25 15-5 7-7 15-7 25 0 6 1 12 4 17s7 8 12 11 11 5 17 5c9 0 17-3 26-7 9-5 16-12 23-20zM4423 91l-21 72-67-27v-17l67-28zM4335 305c7-1 12-2 16-3 4-2 7-4 8-7 2-2 3-6 3-10v-157l61-37v194c0 4 0 8 2 10 2 3 4 5 8 7 4 1 10 2 17 3v21h-115zM4476 305c6-1 12-2 16-3 4-2 6-4 8-7 2-2 3-6 3-10v-116c0-11-3-20-9-26-6-5-15-8-27-8-7 0-14 1-22 4-7 3-14 6-21 11s-13 10-18 16v-18c7-11 16-20 26-29 10-8 21-16 32-21 11-4 22-7 33-7 21 0 38 6 49 17 11 13 17 29 17 51v126c0 4 1 8 2 10 2 3 5 5 9 7 4 1 9 2 16 3v21h-114zM4616 305c7-1 12-2 16-3 4-2 7-4 8-7 2-2 3-6 3-10v-116c0-11-3-20-9-26-6-5-15-8-27-8-6 0-13 1-21 4s-15 6-22 11-13 10-18 16v-18c7-11 16-20 26-29 10-8 21-16 33-21 11-4 22-7 32-7 22 0 38 6 49 17 11 13 17 29 17 51v126c0 4 1 8 3 10 2 3 4 5 8 7 4 1 10 2 17 3v21h-115zM4974 323c-6 3-12 4-18 6-7 1-13 2-19 2-16 0-29-4-38-12-8-9-12-21-12-37v-128c0-13-3-23-9-31-6-6-15-10-27-10-10 0-19 3-25 10s-9 16-9 28v26h-43c-4-3-8-6-10-11s-3-11-3-16c0-11 4-20 12-29s19-17 32-22c14-5 30-8 46-8 20 0 37 3 52 9 14 7 25 17 33 29s11 27 11 44v107c0 5 1 9 3 12 1 2 4 4 8 6 3 2 9 3 16 4zM4896 286c-10 16-22 27-36 35-13 7-28 11-44 11-12 0-23-3-32-7-10-5-17-12-22-21s-8-19-8-30c0-17 6-30 16-41 10-12 26-20 46-26l87-25v21l-57 17c-11 4-20 9-25 15-5 7-7 15-7 25 0 6 1 12 4 17s7 8 12 11 11 5 17 5c9 0 17-3 26-7 9-5 16-12 23-20zM4837 77l29-77h67l-59 77zM5022 250c5 20 13 34 23 44 10 9 22 14 36 14 9 0 16-1 23-4 6-3 11-6 15-11s6-11 6-18c0-6-2-11-5-15-2-5-7-9-13-12s-14-6-25-9c-3-1-7-2-11-3-18-4-33-9-44-16-11-6-19-13-25-22-5-9-7-20-7-33 0-14 4-27 11-38 8-11 19-20 32-27 14-6 30-9 48-9 16 0 30 2 44 6 13 3 25 8 36 16v53h-28c-4-16-11-28-20-37s-20-13-33-13c-8 0-15 1-20 4-6 2-10 5-13 10s-4 10-4 15c0 6 1 11 4 15 3 5 8 8 14 11 7 3 17 6 28 9 21 5 37 10 49 16 13 7 21 14 27 24 5 9 8 21 8 35 0 15-4 29-12 40-8 12-19 21-34 27-14 7-32 10-51 10-17 0-32-2-48-6-15-5-28-11-38-19v-57zM5369 91l-20 72-68-27v-17l68-28zM5281 305c7-1 13-2 16-3 4-2 7-4 9-7 1-2 2-6 2-10v-157l61-37v194c0 4 1 8 2 10 2 3 5 5 8 7 4 1 10 2 17 3v21h-115zM5426 305c7-1 12-2 16-3 4-2 6-4 8-7 2-2 3-6 3-10v-114c0-12-3-21-10-27-6-6-15-9-27-9-7 0-14 1-22 4-7 3-15 7-22 12s-14 11-19 17v-18c7-11 16-21 26-30 11-9 22-16 33-21 12-5 23-8 34-8 22 0 38 6 50 19 11 12 17 28 17 50v125c0 4 1 8 3 10 1 3 4 5 8 7 4 1 9 2 16 3v21h-114zM5669 332c-21 0-40-5-56-14-17-10-30-24-40-41-9-18-13-38-13-60 0-23 5-43 15-63 10-19 24-34 41-46 17-11 36-17 57-17s40 5 56 15c17 11 30 25 39 42 10 18 14 37 14 59 0 23-5 44-15 63s-24 34-41 45-36 17-57 17zM5674 309c10 0 18-4 25-10 7-7 12-17 15-30s5-30 5-50c0-21-2-39-7-54-4-16-10-28-17-37-8-8-17-13-27-13s-18 4-25 11c-7 6-12 16-16 29-3 14-4 30-4 50 0 21 1 39 6 55 4 15 10 28 18 36 8 9 17 13 27 13zM5915 119c-9 1-16 3-20 5s-7 5-8 8c0 4 1 9 4 16l46 117h-8l46-117c3-6 4-11 3-15s-3-7-7-9-11-4-21-5v-22h87v22c-6 1-10 3-13 4-4 1-6 3-8 5s-4 5-5 9l-84 192h-21l-88-192c-2-4-4-7-6-9s-4-4-8-5c-3-1-7-3-12-4v-22h123zM6255 268c-9 21-23 37-39 48-17 10-35 16-57 16s-42-5-59-14c-17-10-30-23-40-41-9-17-13-37-13-59 0-23 4-44 14-64 11-19 25-34 42-46 18-11 37-17 59-17 18 0 33 4 47 12 14 9 25 20 32 34 8 14 12 31 12 49v16h-162v-23l112-3-7 11c0-16-1-28-5-39-3-10-7-18-13-23-6-6-13-9-22-9-10 0-19 4-27 11s-14 17-19 29c-4 13-6 27-6 44 0 18 3 33 9 45 5 13 14 22 24 29 11 7 24 10 40 10 12 0 24-2 34-7 11-5 22-12 31-22zM6481 83l-66-32v-16l66-33h21zM6502 268c0 5 1 9 3 11 1 4 4 6 8 8 4 1 9 2 16 3v21l-67 20h-20v-291l60-38zM6463 154c-9-12-18-21-26-26s-18-8-29-8c-13 0-25 4-35 12-9 7-17 18-22 31-5 14-8 30-8 48 0 17 2 32 7 44 4 12 11 22 20 28 9 7 20 10 32 10 8 0 15-1 23-5 8-3 16-8 22-14 7-7 13-14 18-23l5 15c-7 15-16 27-26 37-9 9-20 17-31 22-12 4-25 7-37 7-18 0-35-5-49-14-15-9-26-23-35-39-8-17-12-35-12-55 0-25 5-48 15-68s25-36 43-48c19-11 40-17 65-17 14 0 28 3 41 8 13 6 25 14 35 23zM6658 332c-21 0-40-5-56-14-17-10-30-24-40-41-9-18-13-38-13-60 0-23 5-43 15-63 10-19 24-34 41-46 17-11 36-17 57-17s40 5 56 15c17 11 30 25 39 42 10 18 14 37 14 59 0 23-5 44-15 63s-24 34-41 45-36 17-57 17zM6663 309c10 0 19-4 25-10 7-7 12-17 15-30s5-30 5-50c0-21-2-39-7-54-4-16-10-28-17-37-8-8-17-13-27-13s-18 4-25 11c-7 6-12 16-16 29-3 14-4 30-4 50 0 21 1 39 6 55 4 15 10 28 18 36 8 9 17 13 27 13zM6825 250c5 20 13 34 23 44 10 9 22 14 36 14 9 0 17-1 23-4 7-3 12-6 15-11 4-5 6-11 6-18 0-6-2-11-5-15-2-5-7-9-13-12s-14-6-25-9c-3-1-7-2-11-3-18-4-32-9-44-16-11-6-19-13-24-22-6-9-8-20-8-33 0-14 4-27 11-38 8-11 19-20 32-27 14-6 30-9 48-9 16 0 31 2 44 6 13 3 25 8 36 16v53h-28c-4-16-11-28-20-37s-20-13-33-13c-8 0-14 1-20 4-6 2-10 5-13 10s-4 10-4 15c0 6 1 11 4 15 3 5 8 8 14 11 7 3 17 6 29 9 20 5 37 10 49 16 12 7 21 14 26 24 6 9 8 21 8 35 0 15-4 29-12 40-7 12-19 21-33 27-15 7-32 10-52 10-16 0-32-2-48-6-15-5-28-11-38-19v-57zM7230 323c-6 3-12 4-18 6-7 1-13 2-19 2-16 0-29-4-38-12-8-9-12-21-12-37v-128c0-13-3-23-9-31-6-6-15-10-27-10-10 0-19 3-25 10s-9 16-9 28v26h-43c-4-3-8-6-10-11s-3-11-3-16c0-11 3-20 12-29 8-9 19-17 32-22 14-5 30-8 46-8 20 0 37 3 52 9 14 7 25 17 33 29s11 27 11 44v107c0 5 1 9 3 12 1 2 4 4 8 6 3 2 9 3 16 4zM7152 286c-10 16-22 27-36 35-13 7-28 11-44 11-12 0-23-3-32-7-10-5-17-12-22-21s-8-19-8-30c0-17 6-30 16-41 10-12 25-20 46-26l87-25v21l-57 17c-11 4-20 9-25 15-5 7-7 15-7 25 0 6 1 12 4 17s7 8 12 11 11 5 17 5c9 0 17-3 26-7 9-5 16-12 23-20zM7529 83l-67-32v-16l67-33h21zM7550 268c0 5 0 9 2 11 2 4 4 6 8 8 4 1 10 2 17 3v21l-68 20h-20v-291l61-38zM7510 154c-9-12-18-21-26-26s-18-8-29-8c-13 0-24 4-34 12-10 7-17 18-23 31-5 14-8 30-8 48 0 17 3 32 7 44 5 12 12 22 20 28 9 7 20 10 32 10 8 0 16-1 24-5 8-3 15-8 22-14 6-7 12-14 17-23l5 15c-7 15-15 27-25 37-10 9-20 17-32 22-12 4-24 7-37 7-18 0-35-5-49-14s-26-23-34-39c-9-17-13-35-13-55 0-25 5-48 15-68 11-20 25-36 43-48 19-11 41-17 65-17 14 0 28 3 41 8 14 6 25 14 35 23zM7805 268c-9 21-23 37-39 48-16 10-35 16-57 16s-42-5-59-14c-17-10-30-23-40-41-9-17-13-37-13-59 0-23 4-44 14-64 11-19 25-34 42-46 18-11 37-17 59-17 18 0 33 4 47 12 14 9 25 20 32 34 8 14 12 31 12 49v16h-162v-23l112-3-7 11c0-16-1-28-5-39-3-10-7-18-13-23-6-6-13-9-22-9-10 0-19 4-27 11s-14 17-19 29c-4 13-6 27-6 44 0 18 3 33 9 45 5 13 14 22 24 29 11 7 24 10 40 10 12 0 24-2 34-7 11-5 22-12 31-22zM7897 83l-67-32v-16l67-33h20zM7917 285c0 4 1 8 3 10 1 3 4 5 8 7 4 1 9 2 16 3v21h-114v-21c7-1 12-2 16-3 4-2 6-4 8-7 2-2 3-6 3-10v-247l60-36zM8107 163l-67-27v-17l67-28h21zM8128 386c0 5 0 8 2 11 2 2 5 4 8 6 4 1 10 3 17 4v21h-115v-21c7-1 12-3 16-4 4-2 7-4 8-6 2-3 3-6 3-11v-258l61-37zM8099 158c7-14 16-26 25-36 10-10 21-18 32-23 12-5 24-8 37-8 18 0 35 5 49 14 15 11 26 24 35 41 8 16 12 34 12 54 0 26-5 49-15 69s-24 35-43 46-40 17-64 17c-14 0-28-3-42-8s-25-13-34-22l15-32c9 12 18 21 26 26 9 5 18 8 29 8 13 0 25-4 35-11 9-8 17-18 22-32 6-14 8-30 8-48 0-17-2-32-7-44-4-12-11-22-20-28s-20-10-32-10c-8 0-15 2-23 5-8 4-15 8-22 15-7 6-13 13-18 22zM8379 163l-67-27v-17l67-28h20zM8399 283c0 5 1 9 3 12s6 5 10 7c4 1 11 2 19 3v21h-119v-21c7-1 12-2 16-3 4-2 6-4 8-7 2-2 3-6 3-10v-157l60-37zM8392 172c8-17 16-31 23-42 8-12 15-22 22-28 8-7 15-11 22-11 4 0 7 1 9 2 3 1 6 2 7 4v56h-12c-11 0-21 2-29 4s-15 6-22 12c-7 5-13 12-20 21zM8601 332c-21 0-40-5-57-14-16-10-30-24-39-41-9-18-14-38-14-60 0-23 5-43 15-63 10-19 24-34 41-46 18-11 36-17 57-17s40 5 57 15c16 11 29 25 38 42 10 18 15 37 15 59 0 23-5 44-16 63-10 19-23 34-40 45-18 11-37 17-57 17zM8605 309c10 0 19-4 26-10 6-7 11-17 14-30 4-13 5-30 5-50 0-21-2-39-6-54-4-16-10-28-18-37-7-8-16-13-26-13s-19 4-26 11c-6 6-11 16-15 29-3 14-5 30-5 50 0 21 2 39 6 55 4 15 11 28 18 36 8 9 17 13 27 13zM8899 115c11-4 20-9 27-11 7-3 12-5 16-6 5-1 9-1 14-1h12v39h-69zM8844 91c19 0 36 3 50 10s25 17 34 29c8 12 12 25 12 40s-5 30-14 43c-8 13-20 23-35 31-15 7-31 11-49 11-19 0-35-4-49-10-15-7-26-16-34-28-8-11-12-25-12-40s4-30 13-42c9-14 21-24 35-32 15-8 32-12 49-12zM8842 114c-13 0-22 4-29 14-6 10-9 23-9 41 0 13 2 24 5 33 4 10 9 17 15 23 6 5 13 8 21 8 12 0 21-4 27-14 7-10 10-23 10-41 0-13-2-24-6-34-3-9-8-17-14-22-6-6-13-8-20-8zM8808 337c-13 0-23 3-30 9-8 7-11 15-11 26 0 8 2 14 7 20s13 10 22 13c10 3 21 5 34 5h15c15 0 27-2 38-5 12-4 20-9 26-16 7-6 10-14 10-22 0-9-3-16-10-20-6-5-14-7-26-7h-102v-11c-12 0-22-4-30-11-8-8-11-18-11-31 0-10 2-19 7-26 5-8 13-15 22-19 9-5 20-8 33-9l6 16c-10 0-17 2-22 5s-7 8-7 14 1 11 5 14c3 3 9 4 15 4h97c15 0 27 3 38 8s19 12 25 22 9 21 9 34c0 15-6 28-17 40-10 13-25 22-44 30-19 7-39 11-62 11h-15c-21 0-39-3-55-8-16-4-29-11-38-19s-13-17-13-28c0-9 3-17 9-25 7-9 15-15 26-20s23-7 35-7h21v13zM9054 163l-68-27v-17l68-28h20zM9074 283c0 5 1 9 3 12s5 5 10 7c4 1 10 2 18 3v21h-119v-21c7-1 13-2 16-3 4-2 7-4 9-7 1-2 2-6 2-10v-157l61-37zM9066 172c9-17 17-31 24-42 7-12 15-22 22-28 7-7 15-11 22-11 3 0 6 1 9 2s5 2 7 4v56h-12c-11 0-21 2-29 4s-16 6-22 12c-7 5-14 12-21 21zM9390 323c-6 3-12 4-18 6-7 1-13 2-19 2-16 0-29-4-38-12-8-9-12-21-12-37v-128c0-13-3-23-9-31-6-6-15-10-27-10-10 0-19 3-25 10s-9 16-9 28v26h-43c-4-3-8-6-10-11s-4-11-4-16c0-11 4-20 13-29 8-9 18-17 32-22s29-8 46-8c20 0 37 3 52 9 14 7 25 17 33 29 7 12 11 27 11 44v107c0 5 1 9 3 12 1 2 4 4 8 6 3 2 9 3 16 4zM9312 286c-10 16-22 27-36 35-13 7-28 11-44 11-12 0-23-3-32-7-10-5-17-12-22-21s-8-19-8-30c0-17 5-30 16-41 10-12 25-20 46-26l87-25v21l-57 17c-12 4-20 9-25 15-5 7-7 15-7 25 0 6 1 12 4 17s7 8 12 11 11 5 17 5c9 0 17-3 26-7 9-5 16-12 23-20zM9496 91l-20 72-68-27v-17l68-28zM9408 305c7-1 13-2 16-3 4-2 7-4 9-7 1-2 2-6 2-10v-157l61-37v194c0 4 1 8 2 10 2 3 5 5 8 7 4 1 10 2 17 3v21h-115zM9549 305c7-1 12-2 16-3 4-2 7-4 8-7 2-2 3-6 3-10v-116c0-11-3-20-9-26-6-5-15-8-26-8-7 0-15 1-22 4-8 3-15 6-22 11s-13 10-18 16v-18c7-11 16-20 26-29 11-8 21-16 32-21 12-4 23-7 33-7 22 0 38 6 49 17 12 13 18 29 18 51v126c0 4 0 8 2 10 2 3 4 5 8 7 4 1 10 2 17 3v21h-115zM9689 305c7-1 13-2 16-3 4-2 7-4 9-7 2-2 2-6 2-10v-116c0-11-3-20-8-26-6-5-15-8-27-8-7 0-14 1-22 4-7 3-14 6-21 11s-14 10-19 16v-18c8-11 16-20 26-29 11-8 21-16 33-21 11-4 22-7 32-7 22 0 38 6 49 17 12 13 18 29 18 51v126c0 4 0 8 2 10 2 3 5 5 9 7 4 1 9 2 16 3v21h-115zM10048 323c-6 3-12 4-19 6-6 1-13 2-19 2-16 0-28-4-37-12-9-9-13-21-13-37v-128c0-13-3-23-9-31-6-6-14-10-26-10-11 0-19 3-25 10-7 7-10 16-10 28v26h-42c-5-3-8-6-11-11-2-5-3-11-3-16 0-11 4-20 12-29s19-17 33-22c13-5 29-8 46-8 20 0 37 3 51 9 15 7 26 17 33 29 8 12 12 27 12 44v107c0 5 0 9 2 12 2 2 5 4 8 6 4 2 9 3 17 4zM9969 286c-10 16-22 27-35 35-14 7-28 11-45 11-12 0-22-3-32-7-9-5-16-12-21-21-6-9-8-19-8-30 0-17 5-30 15-41 10-12 26-20 47-26l87-25v21l-58 17c-11 4-19 9-24 15-5 7-8 15-8 25 0 6 2 12 4 17 3 5 7 8 12 11s11 5 17 5c9 0 18-3 26-7 9-5 17-12 23-20zM10070 148c0-7 1-13 5-19 3-6 8-11 14-14 6-4 13-7 20-7s13 3 19 7c6 3 11 8 14 14 4 6 6 13 6 20s-2 13-6 19c-3 6-8 11-14 14-6 4-12 5-19 5s-14-1-20-5c-6-3-11-8-14-14-4-6-5-13-5-20zM10070 291c0-7 1-14 5-20 3-6 8-11 14-14 6-4 13-6 20-6s13 2 19 6c6 3 11 8 14 14 4 6 6 13 6 20s-2 13-6 19c-3 6-8 11-14 15-6 3-12 5-19 5s-14-2-20-5c-6-4-11-9-14-15-4-6-5-12-5-19z">
          <text:p/>
        </draw:path>
        <draw:path draw:style-name="gr1" draw:text-style-name="P1" draw:layer="layout" svg:width="5.898cm" svg:height="0.427cm" svg:x="1.005cm" svg:y="19.505cm" svg:viewBox="0 0 5899 428" svg:d="M254 114c-3-16-9-30-16-41s-17-19-29-24c-11-5-24-8-40-8-21 0-38 5-53 16-15 10-27 25-35 45-8 19-12 42-12 68 0 28 4 52 12 72 9 20 21 36 37 47 15 11 33 16 53 16 14 0 26-2 37-7 10-6 20-14 29-26s18-28 26-48h24l-14 79c-13 9-29 16-48 21s-39 7-59 7c-32 0-61-6-86-19s-45-31-59-54-21-50-21-79c0-31 7-59 21-84 15-25 34-44 59-59 26-13 54-20 85-20 22 0 42 2 62 7s37 12 50 20v71zM535 323c-6 2-12 4-19 5-6 1-12 2-18 2-17 0-29-4-38-12-8-8-13-20-13-36v-128c0-14-3-24-8-31-6-7-15-10-27-10-11 0-19 3-25 9-7 7-10 16-10 28v26h-42c-4-2-8-6-11-11-2-5-3-10-3-16 0-10 4-20 12-29s19-15 33-21c14-5 29-7 46-7 20 0 37 3 51 9 15 6 26 15 33 28 8 12 12 26 12 43v108c0 4 1 8 2 11 2 3 5 5 8 7 4 1 10 2 17 3zM457 286c-11 15-23 27-36 34-13 8-28 11-45 11-12 0-22-2-32-7-9-5-16-12-21-21s-8-18-8-30c0-16 5-30 16-41 10-11 25-20 46-25l87-25v20l-57 18c-12 4-20 9-25 15s-7 14-7 25c0 6 1 11 3 16 3 5 7 9 13 12 5 3 10 4 17 4 9 0 17-2 26-7 8-5 16-11 23-19zM616 162l-67-27v-16l67-27h21zM637 387c0 4 1 8 2 10 2 3 5 5 8 6 4 2 10 3 17 4v21h-115v-21c7-1 12-2 16-4 4-1 7-3 8-6 2-2 3-6 3-10v-260l61-35zM608 157c7-14 16-26 26-36 9-10 20-17 32-22 11-5 23-7 36-7 18 0 35 4 50 14 14 10 26 23 34 39s12 34 12 54c0 26-5 49-15 70-10 19-24 35-43 46s-40 16-64 16c-14 0-28-2-42-7-14-6-25-13-34-22l15-33c9 13 18 21 26 27 9 5 18 7 29 7 13 0 25-3 35-11 10-7 17-18 22-31 6-14 9-30 9-48 0-17-3-32-8-44-4-13-11-22-20-28-9-7-20-10-32-10-7 0-15 1-23 5-8 3-15 8-22 14s-13 14-18 23zM1048 323c-6 2-12 4-19 5-6 1-12 2-19 2-16 0-28-4-37-12s-13-20-13-36v-128c0-14-3-24-9-31-5-7-14-10-26-10-11 0-19 3-25 9-7 7-10 16-10 28v26h-42c-5-2-8-6-11-11-2-5-3-10-3-16 0-10 4-20 12-29s19-15 33-21c14-5 29-7 46-7 20 0 37 3 51 9 15 6 26 15 33 28 8 12 12 26 12 43v108c0 4 1 8 2 11 2 3 5 5 8 7 4 1 9 2 17 3zM970 286c-11 15-23 27-36 34-13 8-28 11-45 11-12 0-22-2-32-7-9-5-16-12-21-21-6-9-8-18-8-30 0-16 5-30 15-41 11-11 26-20 47-25l87-25v20l-58 18c-11 4-19 9-24 15s-7 14-7 25c0 6 1 11 3 16 3 5 7 9 12 12 6 3 11 4 18 4 8 0 17-2 25-7 9-5 17-11 24-19zM1151 302c16-1 27-2 34-4 8-2 13-6 15-10 3-4 4-10 4-19v-181l10 9h-67v-24c19-2 34-5 45-8 12-4 22-10 30-17 8-8 16-18 24-32h25v253c0 9 1 15 4 19 2 4 7 8 14 10s19 3 35 4v24h-173zM1436 201v-46h386v46zM2192 114c-3-16-8-30-16-41-7-11-17-19-28-24-12-5-25-8-41-8-20 0-38 5-53 16-15 10-27 25-35 45-8 19-12 42-12 68 0 28 4 52 13 72s21 36 36 47c16 11 33 16 54 16 14 0 26-2 36-7 11-6 20-14 29-26s18-28 27-48h23l-13 79c-14 9-30 16-49 21s-39 7-58 7c-33 0-62-6-87-19s-45-31-59-54-22-50-22-79c0-31 8-59 23-84 14-25 34-44 59-59 25-13 53-20 85-20 21 0 41 2 61 7s37 12 50 20v71zM2473 323c-6 2-12 4-18 5-7 1-13 2-19 2-16 0-29-4-38-12-8-8-12-20-12-36v-128c0-14-3-24-9-31s-15-10-27-10c-10 0-19 3-25 9-6 7-9 16-9 28v26h-43c-4-2-8-6-10-11-3-5-4-10-4-16 0-10 4-20 13-29 8-9 18-15 32-21 14-5 29-7 46-7 20 0 37 3 52 9 14 6 25 15 33 28 7 12 11 26 11 43v108c0 4 1 8 2 11 2 3 5 5 9 7 3 1 9 2 16 3zM2395 286c-10 15-22 27-36 34-13 8-28 11-44 11-12 0-23-2-32-7-10-5-17-12-22-21s-8-18-8-30c0-16 5-30 16-41 10-11 25-20 46-25l87-25v20l-57 18c-12 4-20 9-25 15s-7 14-7 25c0 6 1 11 4 16s7 9 12 12 11 4 17 4c9 0 17-2 26-7s16-11 23-19zM2559 84l-68-32v-17l68-32h20zM2579 285c0 4 1 7 2 10 2 2 5 4 8 6 4 2 10 3 17 3v22h-115v-22c7 0 13-1 16-3 4-2 7-4 9-6 1-3 2-6 2-10v-246l61-36zM2644 40c0-7 2-13 5-19 4-6 8-10 14-14 6-3 12-5 20-5 7 0 13 2 19 5 6 4 11 8 14 14s5 12 5 19-2 14-5 20-8 10-14 13c-6 4-12 5-20 5-7 0-13-1-19-5-6-3-10-7-14-13-3-6-5-13-5-20zM2694 162l-67-27v-16l67-27h21zM2715 285c0 4 1 7 2 10 2 2 5 4 8 6 4 1 10 2 17 3v22h-115v-22c7-1 12-2 16-3 4-2 7-4 8-6 2-3 3-6 3-10v-158l61-35zM2965 84l-67-32v-17l67-32h21zM2986 267c0 5 0 9 2 12s4 5 8 7 10 3 17 3v22l-68 19h-20v-290l61-37zM2946 154c-9-13-18-21-26-27-8-5-18-7-29-7-13 0-24 4-34 11-10 8-17 18-23 32-5 13-8 29-8 47 0 17 3 32 7 45 5 12 11 21 20 28 9 6 20 10 32 10 8 0 16-2 23-5 8-3 16-8 22-15 7-6 13-14 18-23l5 16c-7 14-15 26-25 36s-21 17-32 22c-12 5-24 7-37 7-18 0-35-4-49-13-15-10-26-23-34-40-9-16-13-34-13-54 0-26 5-49 15-68 11-21 25-36 43-47 19-12 41-17 65-17 14 0 28 2 41 8 14 5 25 12 35 21zM3252 323c-6 2-12 4-18 5-7 1-13 2-19 2-16 0-29-4-38-12-8-8-12-20-12-36v-128c0-14-3-24-9-31s-15-10-27-10c-10 0-19 3-25 9-6 7-9 16-9 28v26h-43c-4-2-8-6-10-11s-3-10-3-16c0-10 4-20 12-29s19-15 32-21c14-5 30-7 46-7 20 0 37 3 52 9 14 6 25 15 33 28 8 12 11 26 11 43v108c0 4 1 8 3 11 1 3 4 5 8 7 3 1 9 2 16 3zM3174 286c-10 15-22 27-36 34-13 8-28 11-44 11-12 0-23-2-32-7-10-5-17-12-22-21s-8-18-8-30c0-16 6-30 16-41s26-20 46-25l87-25v20l-57 18c-11 4-20 9-25 15s-7 14-7 25c0 6 1 11 4 16s7 9 12 12 11 4 17 4c9 0 17-2 26-7s17-11 23-19zM3468 84l-67-32v-17l67-32h21zM3489 267c0 5 0 9 2 12s4 5 8 7 10 3 17 3v22l-67 19h-21v-290l61-37zM3449 154c-9-13-17-21-26-27-8-5-17-7-29-7-13 0-24 4-34 11-10 8-17 18-23 32-5 13-8 29-8 47 0 17 3 32 7 45 5 12 12 21 20 28 9 6 20 10 32 10 8 0 16-2 24-5s15-8 22-15c7-6 12-14 17-23l5 16c-7 14-15 26-25 36s-20 17-32 22-24 7-37 7c-18 0-34-4-49-13-14-10-26-23-34-40-9-16-13-34-13-54 0-26 5-49 15-68 11-21 25-36 43-47 19-12 41-17 65-17 14 0 28 2 41 8 14 5 25 12 35 21zM3651 224c5 27 14 48 27 62 13 13 31 20 54 20 12 0 23-2 33-6 9-4 16-10 22-18 5-7 7-16 7-26s-2-18-7-25c-4-7-11-12-19-16-7-4-17-8-30-12-4-1-9-2-14-4-20-5-37-12-51-19-14-8-25-17-33-29s-12-26-12-44 4-33 14-47c9-14 22-25 39-33 16-8 35-11 57-11 19 0 37 2 53 6 15 5 30 11 44 21v71h-26c-4-17-10-30-16-41s-13-19-22-24-20-8-33-8c-11 0-21 2-29 6-8 3-14 8-19 15-4 7-6 15-6 24 0 11 2 19 7 26 6 6 12 11 20 14 8 4 18 7 30 10 3 1 6 2 9 2 22 6 41 13 55 21 15 8 27 18 35 31 9 12 13 27 13 45 0 19-6 35-16 50-11 14-25 26-44 34-18 8-40 12-64 12-20 0-39-2-58-7-18-6-33-14-45-23v-77zM4096 267c-9 22-23 38-39 48-16 11-35 16-57 16s-42-4-59-14c-17-9-30-23-40-40-9-17-13-37-13-59 0-24 4-45 14-64 11-20 25-35 42-46 18-11 37-16 59-16 18 0 34 4 47 12 14 7 25 18 32 33 8 14 12 30 12 49v15h-162v-22l112-3-7 10c0-15-1-28-5-38-3-11-7-19-13-24s-13-8-22-8c-10 0-19 3-27 10s-14 17-19 30c-4 12-6 27-6 44s3 32 9 45c5 12 14 22 24 28 11 7 24 10 40 10 12 0 24-2 34-7 11-4 22-12 31-22zM4208 92l-20 70-67-27v-16l67-27zM4121 304c7 0 12-1 16-3s6-4 8-6c2-3 3-6 3-10v-158l60-35v193c0 4 1 7 3 10 1 2 4 4 8 6s9 3 16 3v22h-114zM4261 304c7 0 13-1 16-3 4-2 7-4 9-6 1-3 2-6 2-10v-116c0-12-3-20-9-26-5-6-14-9-26-9-7 0-14 2-22 4-8 3-15 7-22 11-7 5-13 11-18 17v-18c8-11 16-21 27-29 10-9 21-15 32-20s22-7 33-7c21 0 37 5 49 17 11 11 17 28 17 49v127c0 4 1 7 2 10 2 2 5 4 8 6 4 2 10 3 17 3v22h-115zM4401 304c8 0 13-1 17-3s7-4 8-6c2-3 3-6 3-10v-116c0-12-3-20-9-26s-15-9-27-9c-7 0-14 2-21 4-8 3-15 7-22 11-7 5-13 11-19 17v-18c8-11 17-21 27-29 10-9 21-15 32-20 12-5 22-7 33-7 21 0 38 5 49 17 11 11 17 28 17 49v127c0 4 1 7 3 10 1 2 4 4 8 6s9 3 16 3v22h-115zM4760 323c-6 2-12 4-19 5-6 1-12 2-18 2-17 0-29-4-38-12-8-8-13-20-13-36v-128c0-14-3-24-8-31-6-7-15-10-27-10-11 0-19 3-25 9-7 7-10 16-10 28v26h-42c-4-2-8-6-10-11-3-5-4-10-4-16 0-10 4-20 12-29s19-15 33-21c14-5 29-7 46-7 20 0 37 3 51 9 15 6 26 15 34 28 7 12 11 26 11 43v108c0 4 1 8 2 11 2 3 5 5 9 7 3 1 9 2 16 3zM4682 286c-10 15-22 27-36 34-13 8-28 11-45 11-12 0-22-2-32-7-9-5-16-12-21-21s-8-18-8-30c0-16 5-30 16-41 10-11 25-20 46-25l87-25v20l-57 18c-12 4-20 9-25 15s-7 14-7 25c0 6 1 11 4 16 2 5 6 9 12 12 5 3 10 4 17 4 9 0 17-2 26-7 8-5 16-11 23-19zM4622 78l30-78h67l-59 78zM4866 92l-21 70-67-27v-16l67-27zM4778 304c7 0 12-1 16-3s7-4 8-6c2-3 3-6 3-10v-158l61-35v193c0 4 0 7 2 10 2 2 5 4 8 6 4 2 10 3 17 3v22h-115zM4923 304c6 0 12-1 16-3s6-4 8-6c2-3 3-6 3-10v-114c0-12-4-22-10-28s-15-9-27-9c-7 0-14 2-22 4-8 3-15 7-22 13-7 4-14 10-19 17v-19c7-11 16-21 26-29 11-9 22-16 33-21 12-5 23-7 34-7 22 0 38 6 50 17 11 12 17 29 17 51v125c0 4 1 7 2 10 2 2 5 4 9 6s9 3 16 3v22h-114zM5046 110c12-5 21-9 29-13 7-5 13-11 19-18 5-7 10-16 15-28h27v84h-90zM5136 265c0 8 2 14 6 19 5 5 11 9 20 12 8 2 20 4 33 5v21c-9 3-17 5-26 7-9 1-18 2-26 2-21 0-37-5-49-16s-18-27-18-47v-151h60zM5190 135h-76v-38h76zM5236 40c0-7 1-13 5-19 3-6 8-10 14-14 5-3 12-5 19-5s14 2 20 5c5 4 10 8 13 14 4 6 5 12 5 19s-1 14-5 20c-3 6-8 10-13 13-6 4-13 5-20 5s-14-1-19-5c-6-3-11-7-14-13-4-6-5-13-5-20zM5286 162l-67-27v-16l67-27h20zM5306 285c0 4 1 7 3 10 1 2 4 4 8 6 4 1 9 2 16 3v22h-114v-22c7-1 12-2 16-3 4-2 6-4 8-6 2-3 3-6 3-10v-158l60-35zM5558 267c-9 21-21 37-37 48s-35 16-57 16c-21 0-40-4-56-14-17-10-30-23-40-41-9-17-13-36-13-58 0-24 5-46 14-65 11-19 25-34 42-45 18-11 38-16 60-16 16 0 30 2 42 7 13 6 23 13 30 22s11 19 11 30c0 5-1 10-4 15-3 4-7 8-11 10h-39v-12c0-15-3-27-9-35-7-9-15-13-27-13-10 0-20 3-27 10-8 6-14 16-18 28-5 12-7 26-7 42 0 18 3 33 9 46s14 23 25 30 23 11 38 11c11 0 22-2 32-7 9-5 19-12 28-22zM5799 323c-6 2-12 4-19 5-6 1-12 2-18 2-17 0-29-4-38-12s-13-20-13-36v-128c0-14-3-24-8-31-6-7-15-10-27-10-11 0-19 3-25 9-7 7-10 16-10 28v26h-42c-4-2-8-6-11-11-2-5-3-10-3-16 0-10 4-20 12-29s19-15 33-21c14-5 29-7 46-7 20 0 37 3 51 9 15 6 26 15 33 28 8 12 12 26 12 43v108c0 4 1 8 2 11 2 3 5 5 8 7 4 1 10 2 17 3zM5721 286c-11 15-23 27-36 34-13 8-28 11-45 11-12 0-22-2-32-7-9-5-16-12-21-21s-8-18-8-30c0-16 5-30 16-41 10-11 25-20 46-25l87-25v20l-57 18c-12 4-20 9-25 15s-7 14-7 25c0 6 1 11 3 16 3 5 7 9 13 12 5 3 10 4 17 4 8 0 17-2 26-7 8-5 16-11 23-19zM5821 148c0-7 2-14 5-19 3-7 8-12 14-15s13-5 20-5 13 2 19 5c7 4 11 9 15 15 3 5 5 12 5 19s-2 14-5 20c-4 6-8 10-15 14-6 3-12 5-19 5s-14-2-20-5c-6-4-11-8-14-14-3-7-5-13-5-20zM5821 290c0-7 2-13 5-19s8-11 14-15c6-3 13-5 20-5s13 2 19 5c7 4 11 9 15 15 3 6 5 12 5 19s-2 14-5 20c-4 6-8 11-15 14-6 3-12 5-19 5s-14-2-20-5-11-8-14-14-5-13-5-20z">
          <text:p/>
        </draw:path>
        <draw:frame draw:style-name="gr2" draw:text-style-name="P3" draw:layer="layout" svg:width="12.033cm" svg:height="0.577cm" svg:x="5.669cm" svg:y="15.276cm">
          <draw:text-box>
            <text:p text:style-name="P2"><text:span text:style-name="T1"><text:s/></text:span><text:span text:style-name="T1">probable</text:span><text:span text:style-name="T1">mente </text:span><text:span text:style-name="T1">cruzaría</text:span><text:span text:style-name="T1">n p&lt;0.05 </text:span><text:span text:style-name="T1">dado el </text:span><text:span text:style-name="T1">d </text:span><text:span text:style-name="T1">estable </text:span><text:span text:style-name="T1">de </text:span><text:span text:style-name="T1">0.148.</text:span></text:p>
          </draw:text-box>
        </draw:frame>
        <draw:frame draw:style-name="gr2" draw:text-style-name="P3" draw:layer="layout" svg:width="11.881cm" svg:height="0.577cm" svg:x="6.92cm" svg:y="19.379cm">
          <draw:text-box>
            <text:p text:style-name="P2"><text:span text:style-name="T1"><text:s/></text:span><text:span text:style-name="T1">Curiosid</text:span><text:span text:style-name="T1">ad </text:span><text:span text:style-name="T1">(conﬁrm</text:span><text:span text:style-name="T1">ado), </text:span><text:span text:style-name="T1">Asombr</text:span><text:span text:style-name="T1">o </text:span><text:span text:style-name="T1">(borderli</text:span><text:span text:style-name="T1">ne), </text:span><text:span text:style-name="T1">Frustraci</text:span><text:span text:style-name="T1">ón</text:span></text:p>
          </draw:text-box>
        </draw:frame>
        <draw:path draw:style-name="gr1" draw:text-style-name="P1" draw:layer="layout" svg:width="5.668cm" svg:height="0.427cm" svg:x="1.005cm" svg:y="21.093cm" svg:viewBox="0 0 5669 428" svg:d="M254 115c-3-17-9-30-16-41s-17-19-29-24c-11-7-24-10-40-10-21 0-38 7-53 17-15 11-27 26-35 45-8 20-12 42-12 69s4 51 12 72c9 20 21 35 37 46 15 11 33 17 53 17 14 0 26-3 37-8 10-5 20-14 29-26 9-11 18-27 26-48h24l-14 79c-13 9-29 16-48 21s-39 8-59 8c-32 0-61-6-86-19s-45-31-59-54c-14-24-21-50-21-80 0-31 7-59 21-84 15-25 34-44 59-59 26-14 54-21 85-21 22 0 42 3 62 8s37 11 50 20v72zM535 323c-6 3-12 4-19 6-6 1-12 2-18 2-17 0-29-4-38-12-8-9-13-21-13-37v-128c0-13-3-23-8-31-6-6-15-10-27-10-11 0-19 3-25 10-7 7-10 16-10 28v26h-42c-4-3-8-6-11-11-2-5-3-11-3-16 0-11 4-20 12-29s19-16 33-21 29-8 46-8c20 0 37 3 51 9 15 7 26 16 33 28 8 12 12 27 12 44v107c0 5 1 9 2 12 2 2 5 4 8 6 4 2 10 3 17 4zM457 286c-11 16-23 27-36 35-13 7-28 11-45 11-12 0-22-3-32-7-9-5-16-12-21-21s-8-19-8-30c0-17 5-30 16-41 10-12 25-20 46-26l87-25v21l-57 17c-12 4-20 9-25 15-5 7-7 15-7 25 0 6 1 12 3 17 3 5 7 8 13 11 5 3 10 5 17 5 9 0 17-3 26-7 8-5 16-12 23-20zM616 163l-67-27v-17l67-27h21zM637 386c0 5 1 8 2 11 2 2 5 4 8 6 4 1 10 3 17 4v21h-115v-21c7-1 12-3 16-4 4-2 7-4 8-6 2-3 3-6 3-11v-258l61-36zM608 158c7-14 16-26 26-36 9-10 20-17 32-22 11-5 23-8 36-8 18 0 35 5 50 14 14 10 26 23 34 40 8 16 12 34 12 54 0 26-5 49-15 69s-24 35-43 46-40 17-64 17c-14 0-28-3-42-8s-25-13-34-22l15-32c9 12 18 21 26 26 9 5 18 8 29 8 13 0 25-4 35-11 10-8 17-18 22-32 6-14 9-30 9-48 0-17-3-32-8-44-4-12-11-22-20-28s-20-10-32-10c-7 0-15 2-23 5-8 4-15 8-22 15-7 6-13 13-18 22zM1048 323c-6 3-12 4-19 6-6 1-12 2-19 2-16 0-28-4-37-12-9-9-13-21-13-37v-128c0-13-3-23-9-31-5-6-14-10-26-10-11 0-19 3-25 10-7 7-10 16-10 28v26h-42c-5-3-8-6-11-11-2-5-3-11-3-16 0-11 4-20 12-29s19-16 33-21 29-8 46-8c20 0 37 3 51 9 15 7 26 16 33 28 8 12 12 27 12 44v107c0 5 1 9 2 12 2 2 5 4 8 6 4 2 9 3 17 4zM970 286c-11 16-23 27-36 35-13 7-28 11-45 11-12 0-22-3-32-7-9-5-16-12-21-21-6-9-8-19-8-30 0-17 5-30 15-41 11-12 26-20 47-26l87-25v21l-58 17c-11 4-19 9-24 15-5 7-7 15-7 25 0 6 1 12 3 17 3 5 7 8 12 11 6 3 11 5 18 5 8 0 17-3 25-7 9-5 17-12 24-20zM1145 302c34-27 61-50 82-70 20-19 35-38 45-55 10-18 15-35 15-52 0-12-2-22-6-31-5-8-11-15-20-19-8-4-18-7-29-7-13 0-25 3-36 9-10 5-20 14-29 26l-16-11c10-25 24-44 42-58 18-13 40-19 66-19 19 0 37 4 51 11 15 7 26 19 34 32 8 14 12 30 12 48 0 21-6 41-19 60-12 20-30 39-53 57-23 19-51 38-84 58v-13h159v58h-214zM1469 201v-46h387v46zM2069 266c0 9 1 15 4 20s7 8 13 11c6 2 14 3 25 3h25c13 0 25-2 35-7 10-4 19-12 27-22 9-10 17-23 24-39h24l-17 94h-264v-22c9 0 17-1 22-4 6-2 10-5 12-9 2-5 3-11 3-19v-196c0-8-1-14-3-19-2-4-6-7-12-10-5-2-13-4-22-4v-22h104zM2208 108c-4-16-9-28-15-37-5-8-13-14-22-18-9-3-21-5-37-5h-86v-27h183v87zM2121 156c7 0 13-1 17-4 5-2 9-7 11-12 3-6 5-14 6-25h23v108h-23c-1-10-3-18-6-24s-6-10-11-13c-4-2-10-4-17-4h-73v-26zM2298 250c5 20 13 34 23 44 10 9 22 14 36 14 9 0 17-1 23-4 7-3 12-6 15-11 4-5 6-11 6-18 0-6-2-11-5-15-2-5-7-9-13-12s-14-6-25-9c-3-1-7-2-11-3-18-4-32-9-44-16-11-6-19-13-24-22-6-9-8-20-8-33 0-14 4-27 11-38 8-11 19-19 32-26 14-6 30-9 48-9 16 0 31 2 44 6 13 3 25 8 36 15v53h-28c-4-16-11-28-20-37s-20-13-33-13c-8 0-14 1-20 4-6 2-10 5-13 10s-4 10-4 15c0 6 1 11 4 15 3 5 8 8 14 11 7 3 17 6 29 9 20 5 37 10 49 16 12 7 21 14 26 24 6 9 8 21 8 35 0 15-4 29-12 40-7 12-19 21-33 27-15 7-32 10-52 10-16 0-32-2-48-6-15-5-28-11-38-19v-57zM2477 110c11-4 21-9 28-13 8-5 14-11 20-18 5-6 10-16 15-27h27v84h-90zM2567 266c0 7 2 14 6 18 5 5 11 9 19 12 9 3 20 4 34 5v21c-9 4-18 6-26 7-9 2-18 3-26 3-21 0-38-6-49-17-12-11-18-26-18-47v-151h60zM2621 136h-76v-38h76zM2667 39c0-7 1-13 5-18 3-6 8-11 13-14 6-4 13-6 20-6s14 2 20 6c5 3 10 8 13 14 4 5 5 12 5 19 0 8-1 14-5 20-3 6-8 11-13 14-6 3-13 5-20 5s-14-2-20-5c-5-3-10-8-13-14-4-6-5-12-5-21zM2717 163l-67-27v-17l67-27h20zM2737 285c0 4 1 8 2 10 2 3 5 5 9 6 4 2 9 3 16 4v21h-114v-21c7-1 12-2 16-4 4-1 6-3 8-6 2-2 3-6 3-10v-157l60-36zM2853 84l-68-32v-17l68-33h20zM2873 285c0 4 1 8 2 10 2 3 5 5 8 7 4 1 10 2 17 3v21h-115v-21c7-1 13-2 16-3 4-2 7-4 9-7 1-2 2-6 2-10v-247l61-36zM3031 332c-21 0-40-5-57-14-16-10-29-24-39-41-9-18-14-38-14-60 0-23 5-43 15-63 10-19 24-34 41-45 18-11 37-17 57-17 21 0 40 5 57 15s29 24 39 41c9 18 14 37 14 59 0 23-5 44-15 63s-24 34-41 45c-18 11-37 17-57 17zM3035 309c11 0 19-4 26-10 6-7 11-17 15-30 3-13 5-30 5-50 0-21-3-39-7-54-4-16-10-28-18-37-7-8-16-13-26-13s-19 4-25 11c-7 6-12 16-16 29-3 14-5 30-5 50 0 21 2 39 6 55 5 15 11 28 18 36 8 9 17 13 27 13zM3350 266c0 9 1 15 4 20s7 8 13 11c6 2 14 3 25 3h25c13 0 25-2 35-7 10-4 19-12 27-22 9-10 17-23 24-39h24l-17 94h-264v-22c9 0 17-1 22-4 6-2 10-5 12-9 2-5 3-11 3-19v-196c0-8-1-14-3-19-2-4-6-7-12-10-5-2-13-4-22-4v-22h104zM3489 108c-4-16-9-28-15-37-5-8-13-14-22-18-9-3-21-5-37-5h-86v-27h183v87zM3402 156c7 0 13-1 17-4 5-2 9-7 11-12 3-6 5-14 6-25h23v108h-23c-1-10-3-18-6-24s-6-10-11-13c-4-2-10-4-17-4h-73v-26zM3611 163l-67-27v-17l67-27h21zM3632 386c0 5 0 8 2 11 2 2 4 4 8 6 4 1 10 3 17 4v21h-115v-21c7-1 12-3 16-4 4-2 7-4 8-6 2-3 3-6 3-11v-258l61-36zM3603 158c7-14 16-26 25-36 10-10 21-17 32-22 12-5 24-8 37-8 18 0 35 5 49 14 15 10 26 23 34 40 9 16 13 34 13 54 0 26-5 49-15 69s-25 35-43 46c-19 11-40 17-64 17-15 0-29-3-42-8-14-5-25-13-34-22l15-32c9 12 18 21 26 26s18 8 29 8c13 0 25-4 34-11 10-8 18-18 23-32 6-14 8-30 8-48 0-17-2-32-7-44-4-12-11-22-20-28s-20-10-32-10c-8 0-15 2-23 5-8 4-16 8-22 15-7 6-13 13-18 22zM3833 39c0-7 1-13 5-18 3-6 7-11 13-14 6-4 13-6 20-6s14 2 20 6c5 3 10 8 13 14 4 5 5 12 5 19 0 8-1 14-5 20-3 6-8 11-13 14-6 3-13 5-20 5s-14-2-20-5-10-8-13-14c-4-6-5-12-5-21zM3883 163l-67-27v-17l67-27h20zM3903 285c0 4 1 8 2 10 2 3 5 5 9 6 4 2 9 3 16 4v21h-114v-21c6-1 12-2 16-4 4-1 6-3 8-6 2-2 3-6 3-10v-157l60-36zM3981 250c5 20 13 34 23 44 10 9 22 14 36 14 9 0 16-1 23-4 6-3 11-6 15-11s6-11 6-18c0-6-2-11-5-15-2-5-7-9-13-12s-14-6-25-9c-4-1-7-2-11-3-18-4-33-9-44-16-11-6-19-13-25-22-5-9-7-20-7-33 0-14 3-27 11-38s18-19 32-26c14-6 30-9 47-9s31 2 45 6c13 3 25 8 35 15v53h-27c-4-16-11-28-20-37s-20-13-34-13c-7 0-14 1-19 4-6 2-10 5-13 10s-5 10-5 15c0 6 2 11 5 15 3 5 8 8 14 11 7 3 16 6 28 9 21 5 37 10 49 16 12 7 21 14 27 24 5 9 8 21 8 35 0 15-4 29-12 40-8 12-19 21-34 27-14 7-32 10-51 10-17 0-32-2-48-6-15-5-28-11-38-19v-57zM4160 110c11-4 21-9 28-13 8-5 14-11 20-18 5-6 10-16 15-27h27v84h-90zM4250 266c0 7 2 14 6 18 4 5 11 9 19 12 9 3 20 4 34 5v21c-9 4-18 6-27 7-8 2-17 3-25 3-21 0-38-6-49-17-12-11-18-26-18-47v-151h60zM4304 136h-77v-38h77zM4537 268c-10 21-23 37-39 48-17 10-35 16-57 16s-42-5-59-14c-17-10-30-23-40-41-9-17-13-37-13-59 0-23 4-44 14-64 11-19 25-34 42-45 18-11 37-17 59-17 18 0 33 4 47 12s25 19 32 33c8 14 12 31 12 49v16h-162v-23l112-3-7 11c0-16-1-28-5-39-3-10-7-18-13-23-6-6-13-9-22-9-10 0-19 4-27 11s-14 17-19 29c-4 13-6 27-6 44 0 18 3 33 9 45 5 13 14 22 24 29 11 7 24 10 40 10 12 0 24-2 34-7 11-5 22-12 31-22zM4417 78l30-78h67l-59 78zM4649 92l-20 71-67-27v-17l67-27zM4562 305c7-1 12-2 16-3 4-2 6-4 8-7 2-2 3-6 3-10v-157l60-36v193c0 4 1 8 3 10 1 3 4 5 8 7 4 1 9 2 16 3v21h-114zM4702 305c7-1 12-2 16-3 4-2 7-4 8-7 2-2 3-6 3-10v-116c0-11-3-20-9-26-6-5-14-8-26-8-7 0-14 1-22 4s-15 6-22 11-13 10-18 16v-18c8-11 16-20 27-29 10-8 21-15 32-20 11-4 22-7 33-7 21 0 37 6 49 17 11 12 17 28 17 50v126c0 4 1 8 2 10 2 3 5 5 8 7 4 1 10 2 17 3v21h-115zM4842 305c8-1 13-2 17-3 4-2 7-4 8-7 2-2 3-6 3-10v-116c0-11-3-20-9-26-6-5-15-8-27-8-7 0-14 1-22 4-7 3-14 6-21 11s-13 10-19 16v-18c8-11 17-20 27-29 10-8 21-15 32-20 12-4 22-7 33-7 21 0 38 6 49 17 11 12 17 28 17 50v126c0 4 1 8 3 10 1 3 4 5 8 7 4 1 9 2 16 3v21h-115zM4998 39c0-7 1-13 5-18 3-6 8-11 13-14 6-4 13-6 20-6s14 2 20 6c5 3 10 8 13 14 4 5 5 12 5 19 0 8-1 14-5 20-3 6-8 11-13 14-6 3-13 5-20 5s-14-2-20-5c-5-3-10-8-13-14-4-6-5-12-5-21zM5048 163l-67-27v-17l67-27h20zM5068 285c0 4 1 8 2 10 2 3 5 5 9 6 4 2 9 3 16 4v21h-114v-21c7-1 12-2 16-4 4-1 6-3 8-6 2-2 3-6 3-10v-157l60-36zM5320 268c-9 21-21 36-37 47s-35 17-57 17c-21 0-40-5-57-14-16-10-29-24-39-41-9-17-14-37-14-59 0-24 5-46 15-65 11-19 25-34 42-44 18-11 38-17 60-17 15 0 30 3 42 8 13 5 23 12 30 21s11 19 11 30c0 6-2 11-4 15-3 5-7 8-11 11h-39v-12c0-16-3-28-9-36-7-8-16-13-27-13s-20 4-27 10c-8 7-14 16-19 28-4 12-6 27-6 43 0 17 3 32 9 46 6 13 14 23 25 30s23 10 37 10c12 0 23-2 32-7 10-4 20-12 29-21zM5450 332c-21 0-40-5-57-14-16-10-29-24-39-41-9-18-14-38-14-60 0-23 5-43 15-63 10-19 24-34 42-45 17-11 36-17 56-17 22 0 41 5 57 15 17 10 30 24 39 41 9 18 14 37 14 59 0 23-5 44-15 63s-24 34-41 45-36 17-57 17zM5455 309c10 0 18-4 25-10 6-7 11-17 15-30 3-13 5-30 5-50 0-21-2-39-7-54-4-16-10-28-18-37-7-8-16-13-26-13s-18 4-25 11c-7 6-12 16-16 29-3 14-5 30-5 50 0 21 2 39 6 55 5 15 11 28 18 36 8 9 18 13 28 13zM5591 148c0-7 2-13 5-19 4-6 9-11 15-14 6-4 12-6 19-6s14 2 20 6c6 3 11 8 14 14 4 6 5 13 5 20s-1 13-5 19c-3 6-8 11-14 14-6 4-13 5-20 5s-13-1-19-5c-6-3-11-8-15-14-3-6-5-13-5-20zM5591 291c0-7 2-14 5-20 4-6 9-11 15-14 6-4 12-6 19-6s14 2 20 6c6 3 11 8 14 14 4 6 5 13 5 20s-1 13-5 19c-3 6-8 11-14 15-6 3-13 5-20 5s-13-2-19-5c-6-4-11-9-15-15-3-6-5-12-5-19z">
          <text:p/>
        </draw:path>
        <draw:frame draw:style-name="gr2" draw:text-style-name="P3" draw:layer="layout" svg:width="15.551cm" svg:height="0.577cm" svg:x="0.988cm" svg:y="20.014cm">
          <draw:text-box>
            <text:p text:style-name="P2"><text:span text:style-name="T1">(descript</text:span><text:span text:style-name="T1">ivo). </text:span><text:span text:style-name="T1">Detectab</text:span><text:span text:style-name="T1">le por el </text:span><text:span text:style-name="T1">Juez. </text:span><text:span text:style-name="T1">Afecta el </text:span><text:span text:style-name="T1">contenid</text:span><text:span text:style-name="T1">o — qué </text:span><text:span text:style-name="T1">dice el </text:span><text:span text:style-name="T1">modelo.</text:span></text:p>
          </draw:text-box>
        </draw:frame>
        <draw:frame draw:style-name="gr2" draw:text-style-name="P3" draw:layer="layout" svg:width="12.342cm" svg:height="0.577cm" svg:x="6.69cm" svg:y="20.966cm">
          <draw:text-box>
            <text:p text:style-name="P2"><text:span text:style-name="T1"><text:s/></text:span><text:span text:style-name="T1">Conﬁanz</text:span><text:span text:style-name="T1">a opera </text:span><text:span text:style-name="T1">aquí. </text:span><text:span text:style-name="T1">Invisible </text:span><text:span text:style-name="T1">al Juez. </text:span><text:span text:style-name="T1">Detectab</text:span><text:span text:style-name="T1">le por </text:span><text:span text:style-name="T1">análisis</text:span></text:p>
          </draw:text-box>
        </draw:frame>
        <draw:polygon draw:style-name="gr1" draw:text-style-name="P1" draw:layer="layout" svg:width="18.627cm" svg:height="0.017cm" svg:x="1.199cm" svg:y="23.583cm" svg:viewBox="0 0 18628 18" draw:points="0,0 18628,0 18628,18 0,18">
          <text:p/>
        </draw:polygon>
        <draw:polygon draw:style-name="gr1" draw:text-style-name="P1" draw:layer="layout" svg:width="18.627cm" svg:height="0.018cm" svg:x="1.199cm" svg:y="24.653cm" svg:viewBox="0 0 18628 19" draw:points="0,0 18628,0 18628,19 0,19">
          <text:p/>
        </draw:polygon>
        <draw:polygon draw:style-name="gr1" draw:text-style-name="P1" draw:layer="layout" svg:width="18.627cm" svg:height="0.018cm" svg:x="1.199cm" svg:y="25.724cm" svg:viewBox="0 0 18628 19" draw:points="0,0 18628,0 18628,19 0,19">
          <text:p/>
        </draw:polygon>
        <draw:polygon draw:style-name="gr1" draw:text-style-name="P1" draw:layer="layout" svg:width="18.627cm" svg:height="0.017cm" svg:x="1.199cm" svg:y="26.795cm" svg:viewBox="0 0 18628 18" draw:points="0,0 18628,0 18628,18 0,18">
          <text:p/>
        </draw:polygon>
        <draw:polygon draw:style-name="gr1" draw:text-style-name="P1" draw:layer="layout" svg:width="18.627cm" svg:height="0.018cm" svg:x="1.199cm" svg:y="27.865cm" svg:viewBox="0 0 18628 19" draw:points="0,0 18628,0 18628,19 0,19">
          <text:p/>
        </draw:polygon>
        <draw:path draw:style-name="gr1" draw:text-style-name="P1" draw:layer="layout" svg:width="1.841cm" svg:height="0.288cm" svg:x="1.241cm" svg:y="22.914cm" svg:viewBox="0 0 1842 289" svg:d="M223 98c-4-14-9-26-15-36-7-9-15-16-25-21-10-4-22-7-35-7-18 0-34 5-47 14s-23 22-30 39-11 37-11 60c0 24 4 46 12 64 7 18 17 31 31 41 13 10 29 15 47 15 12 0 23-3 32-8 9-4 17-12 25-22s16-24 23-42h21l-12 69c-11 8-26 14-42 19-17 4-34 6-52 6-28 0-53-5-75-16-22-12-40-27-52-48-12-20-18-44-18-70 0-27 6-52 19-74 12-22 29-39 51-51s47-18 75-18c18 0 36 2 53 6 18 5 33 10 44 18v62zM371 289c-19 0-35-4-50-12-14-9-26-21-34-36-8-16-12-33-12-53s4-38 13-55 21-30 36-40 32-15 50-15 35 5 49 13c15 9 26 21 34 36 9 15 13 32 13 52 0 21-4 39-13 56s-21 30-36 40c-15 9-32 14-50 14zM375 269c9 0 16-3 22-9s10-14 13-26 5-26 5-45c0-18-2-34-6-47-4-14-9-24-16-32-6-8-14-11-23-11s-16 3-22 8c-6 6-10 15-14 27-3 11-4 26-4 43 0 19 2 35 6 49 3 13 8 24 15 32 7 7 15 11 24 11zM566 78l-18 62-59-23v-15l59-24zM489 266c6-1 11-2 15-3 3-2 5-4 7-6 1-2 2-5 2-9v-138l53-32v170c0 4 1 7 3 9 1 2 3 4 7 6 3 1 8 2 13 3v18h-100zM616 266c6-1 10-2 14-3 3-2 6-4 7-6s2-5 2-9v-100c0-11-3-19-8-25-5-5-13-7-24-7-6 0-12 1-19 4-7 2-13 5-19 9-7 5-12 10-17 16v-16c7-10 14-19 23-26 9-8 19-14 29-18 10-5 20-7 30-7 19 0 33 5 43 16 10 10 15 25 15 44v110c0 4 1 7 2 9 2 2 4 4 7 6 4 1 9 2 15 3v18h-100zM738 266c5-1 10-2 13-3 4-2 7-4 8-6 2-2 2-5 2-9v-165c0-16 5-30 14-43 9-12 22-22 39-29s37-11 59-11c16 0 31 2 44 6 13 3 23 8 30 14 7 7 11 14 11 22 0 5-1 9-4 13s-6 7-11 9h-43v-11c0-11-3-20-9-26s-14-9-25-9-20 3-28 8-14 12-18 22-6 21-6 35v164c0 4 1 7 2 10 2 2 5 4 9 5 5 2 10 3 18 4v18h-105zM734 94c13-4 23-8 31-14 9-5 17-13 26-22h18v59h-75zM935 117h-141v-34h141zM876 266c6-1 11-2 14-3 4-2 6-4 7-6 2-2 3-5 3-9v-165l35-5h18v170c0 4 0 7 2 9 1 2 4 4 7 6 4 1 8 2 14 3v18h-100zM1187 281c-5 3-10 4-16 5-6 2-11 2-17 2-14 0-24-4-32-11-7-7-11-18-11-31v-113c0-12-2-21-8-27-5-6-13-10-23-10-9 0-17 3-22 9-6 6-8 14-8 24v23h-38c-4-2-6-5-9-9-2-4-2-9-2-14 0-9 3-18 10-25 7-8 17-14 29-19 12-4 25-7 40-7 18 0 33 3 45 8 13 6 22 14 29 25 6 10 10 23 10 38v95c0 4 0 7 2 10 1 2 4 4 7 5 3 2 8 3 14 4zM1119 249c-9 14-20 24-31 30-12 7-25 10-39 10-11 0-20-2-28-6-8-5-14-11-19-19-4-7-6-16-6-26 0-14 4-26 13-36s22-18 40-23l77-21v17l-51 17c-10 3-17 7-22 13-4 5-6 13-6 21 0 6 2 10 4 15 2 4 6 8 10 10 5 3 10 4 15 4 8 0 15-2 23-6 7-4 14-10 20-18zM1280 78l-18 62-59-23v-15l59-24zM1203 266c6-1 11-2 14-3 4-2 6-4 8-6 1-2 2-5 2-9v-138l53-32v170c0 4 1 7 3 9 1 2 3 4 7 6 3 1 8 2 13 3v18h-100zM1330 266c6-1 10-2 14-3 3-2 6-4 7-6s2-5 2-9v-100c0-11-3-19-8-25-5-5-13-7-24-7-6 0-12 1-19 4-7 2-13 5-19 9-7 5-12 10-17 16v-16c7-10 14-19 23-26 9-8 19-14 29-18 10-5 20-7 30-7 19 0 33 5 43 16 10 10 15 25 15 44v110c0 4 1 7 2 9 2 2 4 4 7 6 4 1 9 2 15 3v18h-100zM1524 105c-11 0-18 1-24 4-5 2-10 6-14 12-3 7-7 16-9 28h-23v-66h148v21zM1498 284h-50v-17l131-184h50v16zM1556 262c9-1 16-2 22-5 7-3 13-8 17-16 5-7 10-17 14-29h23l-10 72h-146v-22zM1842 281c-6 3-11 4-17 5-5 2-11 2-16 2-15 0-25-4-32-11-8-7-11-18-11-31v-113c0-12-3-21-9-27-5-6-13-10-23-10-9 0-16 3-22 9-5 6-8 14-8 24v23h-38c-3-2-6-5-9-9-1-4-2-9-2-14 0-9 3-18 10-25 7-8 17-14 29-19 12-4 25-7 40-7 18 0 33 3 45 8 13 6 22 14 29 25 7 10 10 23 10 38v95c0 4 1 7 2 10 2 2 4 4 7 5 4 2 8 3 15 4zM1773 249c-9 14-19 24-31 30-12 7-25 10-39 10-11 0-20-2-28-6-8-5-14-11-19-19-4-7-6-16-6-26 0-14 4-26 13-36s22-18 40-23l77-21v17l-51 17c-10 3-17 7-21 13-4 5-6 13-6 21 0 6 1 10 3 15 2 4 6 8 10 10 5 3 10 4 15 4 8 0 15-2 23-6s14-10 20-18z">
          <text:p/>
        </draw:path>
        <draw:path draw:style-name="gr1" draw:text-style-name="P1" draw:layer="layout" svg:width="1.956cm" svg:height="0.375cm" svg:x="7.021cm" svg:y="22.914cm" svg:viewBox="0 0 1957 376" svg:d="M0 265c9 0 16-1 20-3 5-2 8-5 10-9s3-9 3-16v-173c0-7-1-12-3-16s-5-6-10-8c-4-3-11-4-20-4v-20h125v20c-9 0-16 1-21 4-4 2-7 4-10 8-2 4-2 9-2 16v173c0 7 0 12 2 16 3 4 6 7 10 9 5 2 12 3 21 3v19h-125zM223 159h-150v-24h150zM172 265c9 0 15-1 20-3s8-5 10-9 3-9 3-16v-173c0-7-1-12-3-16s-5-6-10-8c-5-3-11-4-20-4v-20h124v20c-8 0-15 1-20 4-5 2-8 4-10 8s-2 9-2 16v173c0 6 0 12 2 16s5 6 10 9c5 2 12 3 20 3v19h-124zM500 234c-9 18-20 32-35 41-14 10-30 14-50 14-19 0-36-4-51-12-15-9-26-21-35-36-8-15-12-32-12-51 0-21 4-39 13-56s21-30 37-40c15-11 32-16 51-16 16 0 29 4 41 12 12 6 22 16 28 28 7 13 11 27 11 44v13h-142v-20l98-2-6 9c0-13-1-25-4-34s-7-16-12-20c-5-5-11-7-18-7-10 0-18 3-25 9s-12 14-16 25c-3 11-5 24-5 39s2 28 7 39 12 20 22 25c10 6 21 9 34 9 11 0 21-2 31-6 9-4 18-11 27-20zM698 72l-58-29v-14l58-29h18zM716 234c0 4 1 7 3 9 1 3 3 5 7 6 3 1 8 3 13 4v19l-58 16h-18v-255l53-33zM682 134c-8-11-16-18-23-23s-16-7-25-7c-12 0-22 3-31 10-8 6-15 15-20 27-4 12-6 26-6 42 0 15 2 28 6 39s10 19 18 25c7 5 16 8 27 8 7 0 14-1 21-4 6-3 13-8 19-13 6-6 11-12 15-20l5 14c-6 12-14 23-22 31-9 9-18 15-29 20-10 4-21 6-32 6-15 0-30-4-42-12-13-8-23-20-31-34-7-14-11-30-11-48 0-22 5-42 13-60 10-18 22-31 38-41 17-11 35-16 57-16 12 0 24 3 36 7 12 6 22 13 30 21zM902 100c9-4 17-8 22-10 6-2 11-4 15-5s8-2 12-2h11v35h-60zM854 78c16 0 30 3 43 10 12 6 22 14 29 24 7 11 10 22 10 36 0 13-3 26-11 37s-18 20-31 27c-13 6-27 9-42 9-17 0-31-2-44-8s-22-14-29-24-11-22-11-35c0-14 4-26 11-38 8-11 18-20 31-27 13-8 28-11 44-11zM851 99c-11 0-19 4-24 12-6 8-9 20-9 36 0 11 2 20 5 29 3 8 7 15 13 20 5 4 11 7 18 7 10 0 18-4 24-13 5-8 8-21 8-36 0-11-1-20-4-29-3-8-7-15-13-19-5-5-11-7-18-7zM821 293c-11 0-20 3-26 8-7 6-10 14-10 23 0 7 3 13 7 18s11 9 19 11c8 3 18 5 30 5h13c13 0 24-2 33-5 10-4 18-8 23-14s8-12 8-19c0-8-3-14-8-18s-13-6-22-6h-90v-10c-11 0-20-3-26-9-7-7-10-16-10-27 0-9 2-16 6-23 5-7 11-12 20-17 8-4 17-6 28-7l5 13c-8 0-14 2-19 5-4 3-6 7-6 13 0 5 1 9 4 11 4 3 8 4 13 4h86c12 0 23 2 32 7 10 5 17 11 22 19 6 9 8 18 8 30s-5 24-14 35c-10 11-23 19-39 26-17 6-34 10-54 10h-13c-18 0-34-2-48-6-15-4-26-10-34-17-7-8-11-16-11-25 0-8 3-15 8-23 6-7 13-12 23-17 9-4 20-6 31-6h18v11zM1161 234c-9 18-20 32-35 41-14 10-30 14-50 14-19 0-36-4-51-12-15-9-26-21-35-36-8-15-12-32-12-51 0-21 5-39 13-56 9-17 21-30 37-40 15-11 32-16 51-16 16 0 30 4 41 12 12 6 22 16 28 28 7 13 11 27 11 44v13h-142v-20l98-2-6 9c0-13-1-25-4-34s-7-16-12-20c-5-5-11-7-18-7-10 0-18 3-25 9s-12 14-16 25c-3 11-5 24-5 39s2 28 7 39 12 20 22 25c10 6 21 9 34 9 11 0 21-2 31-6 9-4 18-11 27-20zM1341 232c0 7 1 13 3 17 3 4 7 7 12 9s13 3 22 3h21c12 0 22-2 31-6s17-10 25-19c7-9 14-20 20-34h21l-15 82h-232v-19c9 0 16-1 20-3 5-2 8-5 10-9s4-10 4-16v-173c0-7-2-12-4-16s-5-6-10-8c-4-3-11-4-20-4v-20h92zM1463 93c-4-15-8-26-13-33s-11-12-19-15c-8-4-19-5-33-5h-76v-24h161v77zM1386 135c7 0 12-1 16-3s7-6 9-11c2-6 4-13 6-21h19v94h-19c-2-9-4-16-6-21s-5-9-9-11-9-3-16-3h-64v-24zM1661 125c4-4 5-8 5-11s-1-5-4-7c-4-2-9-3-16-4v-20h78v20c-6 1-11 3-15 5-3 2-7 5-11 10l-61 74-15-15zM1538 118c-4-5-8-9-12-11-3-2-8-3-13-4v-20h109v20c-7 1-12 2-16 4-3 1-5 4-5 7s2 7 5 11l35 48 59 78c4 5 7 8 11 11 4 2 9 3 14 4v18h-109v-18c7-1 12-2 15-4 4-2 5-4 5-7s-1-7-5-12l-36-50zM1572 243c-3 5-5 9-5 11 0 4 2 6 5 8 4 2 9 3 16 4v18h-79v-18c7-2 12-3 15-5 4-2 8-6 11-10l62-75 14 15zM1798 141l-60-23v-15l60-25h18zM1816 337c0 4 0 7 2 9 1 2 4 4 7 5 4 1 9 2 14 3v19h-101v-19c6-1 11-2 14-3 4-1 6-3 8-5 1-2 2-5 2-9v-226l54-33zM1791 137c6-13 13-23 22-31 9-9 18-16 28-21s21-7 33-7c15 0 29 4 42 14 13 8 23 19 30 33 8 15 11 31 11 48 0 23-4 43-13 61-9 17-21 31-38 41-16 9-35 14-56 14-13 0-25-2-36-6-12-5-22-12-31-20l14-28c8 11 15 18 23 23 7 4 15 6 25 6 12 0 22-3 30-9 9-7 16-16 20-28 5-12 7-26 7-41s-2-28-6-39-10-19-18-25-17-9-28-9c-6 0-13 2-20 5s-14 7-20 12c-6 6-11 13-15 20z">
          <text:p/>
        </draw:path>
        <draw:path draw:style-name="gr1" draw:text-style-name="P1" draw:layer="layout" svg:width="1.777cm" svg:height="0.375cm" svg:x="11.71cm" svg:y="22.914cm" svg:viewBox="0 0 1778 376" svg:d="M0 265c9 0 16-1 20-3 5-2 8-5 10-9s4-9 4-16v-173c0-7-2-12-4-16s-5-6-10-8c-4-3-11-4-20-4v-20h125v20c-9 0-16 1-20 4-5 2-8 4-10 8s-3 9-3 16v173c0 7 1 12 3 16s5 7 10 9c4 2 11 3 20 3v19h-125zM224 159h-151v-24h151zM172 265c9 0 15-1 20-3s8-5 10-9 4-9 4-16v-173c0-7-2-12-4-16s-5-6-10-8c-5-3-11-4-20-4v-20h124v20c-8 0-15 1-19 4-5 2-9 4-10 8-2 4-3 9-3 16v173c0 6 1 12 3 16 1 4 5 6 10 9 4 2 11 3 19 3v19h-124zM500 234c-8 18-20 32-34 41-14 10-31 14-50 14-20 0-37-4-52-12-14-9-26-21-34-36-9-15-13-32-13-51 0-21 5-39 14-56 8-17 21-30 36-40 15-11 33-16 51-16 16 0 30 4 42 12 12 6 21 16 28 28 7 13 10 27 10 44v13h-141v-20l97-2-5 9c0-13-2-25-5-34-2-9-6-16-11-20-6-5-12-7-19-7-9 0-17 3-24 9s-13 14-16 25c-4 11-6 24-6 39s2 28 7 39 13 20 22 25c10 6 21 9 35 9 10 0 20-2 30-6 9-4 18-11 27-20zM698 72l-58-29v-14l58-29h19zM717 234c0 4 0 7 2 9 1 3 4 5 7 6s8 3 14 4v19l-59 16h-18v-255l54-33zM682 134c-8-11-15-18-23-23-7-5-16-7-25-7-11 0-22 3-30 10-9 6-16 15-20 27-5 12-7 26-7 42 0 15 2 28 6 39s10 19 18 25c8 5 17 8 27 8 7 0 14-1 21-4s13-8 19-13c6-6 11-12 16-20l5 14c-7 12-15 23-23 31-9 9-18 15-28 20-11 4-21 6-33 6-15 0-29-4-42-12s-23-20-30-34c-8-14-11-30-11-48 0-22 4-42 13-60s22-31 38-41c16-11 35-16 56-16 12 0 25 3 36 7 12 6 22 13 31 21zM902 100c10-4 17-8 23-10 5-2 10-4 14-5s8-2 12-2h11v35h-60zM854 78c16 0 30 3 43 10 12 6 22 14 29 24 7 11 11 22 11 36 0 13-4 26-12 37-7 11-17 20-31 27-13 6-27 9-42 9-16 0-31-2-44-8-12-6-22-14-29-24s-10-22-10-35c0-14 3-26 11-38 7-11 18-20 31-27 13-8 27-11 43-11zM851 99c-10 0-18 4-24 12-5 8-8 20-8 36 0 11 1 20 4 29 3 8 7 15 13 20 5 4 11 7 18 7 11 0 19-4 24-13 6-8 9-21 9-36 0-11-2-20-5-29-3-8-7-15-13-19-5-5-11-7-18-7zM822 293c-11 0-20 3-27 8-6 6-9 14-9 23 0 7 2 13 6 18 5 5 11 9 19 11 8 3 19 5 30 5h14c12 0 23-2 33-5 10-4 17-8 22-14 6-6 9-12 9-19 0-8-3-14-9-18-5-4-12-6-22-6h-90v-10c-10 0-19-3-26-9-7-7-10-16-10-27 0-9 2-16 7-23 4-7 11-12 19-17 8-4 18-6 29-7l5 13c-9 0-15 2-19 5-5 3-7 7-7 13 0 5 2 9 5 11 3 3 7 4 13 4h85c13 0 24 2 33 7s17 11 22 19c5 9 8 18 8 30s-5 24-15 35c-9 11-22 19-39 26-16 6-34 10-53 10h-14c-18 0-34-2-48-6s-25-10-33-17c-8-8-12-16-12-25 0-8 3-15 8-23 6-7 13-12 23-17 10-4 20-6 31-6h18v11zM1161 234c-8 18-20 32-34 41-14 10-31 14-50 14-20 0-37-4-52-12-14-9-26-21-34-36-9-15-13-32-13-51 0-21 5-39 14-56s21-30 36-40c16-11 33-16 51-16 16 0 30 4 42 12 12 6 21 16 28 28 7 13 10 27 10 44v13h-141v-20l97-2-5 9c0-13-2-25-5-34-2-9-6-16-11-20-6-5-12-7-19-7-9 0-17 3-24 9s-13 14-16 25c-4 11-6 24-6 39s3 28 7 39c5 11 13 20 22 25 10 6 21 9 35 9 10 0 20-2 30-6 9-4 18-11 27-20zM1479 99c-4-15-9-27-15-37-7-9-15-16-25-21-9-4-21-7-35-7-18 0-34 5-47 14s-23 22-30 40c-7 17-10 37-10 60 0 24 3 45 11 63 7 18 17 31 31 41 13 10 29 15 47 15 12 0 23-3 32-8 9-4 17-12 25-22s16-24 23-42h21l-12 69c-11 8-26 14-42 19-17 4-34 6-52 6-28 0-53-5-75-16-22-12-40-27-52-48-12-20-18-43-18-69 0-27 6-52 19-75 12-22 29-39 51-51s47-18 75-18c18 0 36 2 53 6 18 5 33 10 44 18v63zM1525 95c10-3 19-7 25-12 7-5 13-10 18-16 4-6 9-14 13-24h24v75h-80zM1605 231c0 7 2 12 6 17 4 4 9 7 17 10 7 2 17 4 29 4v19c-7 3-15 4-23 6-8 1-15 2-22 2-20 0-34-5-44-14-11-10-16-24-16-41v-133h53zM1653 118h-68v-35h68zM1737 72l-59-29v-14l59-29h18zM1755 248c0 4 1 7 2 9 2 2 4 4 7 6 4 1 8 2 14 3v18h-100v-18c6-1 11-2 14-3 3-2 6-4 7-6 2-2 3-5 3-9v-216l53-32z">
          <text:p/>
        </draw:path>
        <draw:frame draw:style-name="gr2" draw:text-style-name="P3" draw:layer="layout" svg:width="2.148cm" svg:height="0.577cm" svg:x="0.988cm" svg:y="21.601cm">
          <draw:text-box>
            <text:p text:style-name="P2"><text:span text:style-name="T1">lingüístic</text:span><text:span text:style-name="T1">o.</text:span></text:p>
          </draw:text-box>
        </draw:frame>
        <draw:path draw:style-name="gr1" draw:text-style-name="P1" draw:layer="layout" svg:width="1.161cm" svg:height="0.375cm" svg:x="16.39cm" svg:y="22.914cm" svg:viewBox="0 0 1162 376" svg:d="M0 265c8 0 15-1 19-3 5-2 8-5 10-9 3-4 4-9 4-16v-173c0-7-1-12-4-16-2-4-5-6-10-8-4-3-11-4-19-4v-20h124v20c-9 0-16 1-20 4-5 2-8 4-10 8s-3 9-3 16v173c0 7 1 12 3 16s5 7 10 9c4 2 11 3 20 3v19h-124zM223 159h-151v-24h151zM172 265c8 0 15-1 19-3 5-2 8-5 10-9 3-4 4-9 4-16v-173c0-7-1-12-4-16-2-4-5-6-10-8-4-3-11-4-19-4v-20h124v20c-9 0-16 1-20 4-5 2-8 4-10 8s-3 9-3 16v173c0 6 1 12 3 16s5 6 10 9c4 2 11 3 20 3v19h-124zM501 234c-9 18-21 32-35 41-14 10-31 14-51 14-19 0-37-4-52-12-14-9-26-21-34-36s-12-32-12-51c0-21 4-39 13-56s21-30 36-40c16-11 33-16 51-16 17 0 31 4 43 12 12 6 21 16 28 28 7 13 10 27 10 44v13h-142v-20l98-2-5 9c0-13-2-25-5-34-2-9-6-16-11-20-6-5-13-7-20-7-9 0-17 3-24 9s-13 14-16 25c-4 11-6 24-6 39s3 28 7 39c6 11 13 20 23 25 9 6 20 9 35 9 10 0 20-2 30-6 9-4 18-11 27-20zM699 72l-59-29v-14l59-29h18zM717 234c0 4 0 7 2 9 1 3 4 5 7 6s8 3 14 4v19l-59 16h-18v-255l54-33zM682 134c-8-11-15-18-23-23-7-5-15-7-25-7-11 0-21 3-30 10-9 6-15 15-20 27-4 12-7 26-7 42 0 15 2 28 6 39s10 19 18 25c8 5 17 8 28 8 6 0 13-1 20-4s13-8 19-13c6-6 12-12 16-20l5 14c-7 12-15 23-23 31-8 9-18 15-28 20-10 4-21 6-33 6-15 0-29-4-42-12s-23-20-30-34c-8-14-11-30-11-48 0-22 4-42 13-60s22-31 38-41c16-11 35-16 56-16 13 0 25 3 37 7 11 6 21 13 30 21zM902 100c10-4 17-8 23-10s10-4 15-5c4-1 7-2 11-2h11v35h-60zM854 78c16 0 31 3 43 10 13 6 22 14 29 24 7 11 11 22 11 36 0 13-4 26-12 37-7 11-17 20-31 27-13 6-27 9-42 9-16 0-31-2-44-8-12-6-22-14-29-24s-10-22-10-35c0-14 3-26 11-38 7-11 18-20 31-27 13-8 27-11 43-11zM851 99c-10 0-18 4-24 12-5 8-8 20-8 36 0 11 1 20 4 29 3 8 7 15 13 20 6 4 12 7 18 7 11 0 19-4 24-13 6-8 9-21 9-36 0-11-2-20-5-29-3-8-7-15-12-19-6-5-12-7-19-7zM822 293c-11 0-20 3-27 8-6 6-9 14-9 23 0 7 2 13 6 18 5 5 11 9 19 11 9 3 19 5 31 5h13c12 0 23-2 33-5 10-4 17-8 22-14 6-6 9-12 9-19 0-8-3-14-9-18-5-4-12-6-22-6h-89v-10c-11 0-20-3-27-9-7-7-10-16-10-27 0-9 2-16 7-23 4-7 11-12 19-17 8-4 18-6 29-7l5 13c-8 0-15 2-19 5s-7 7-7 13c0 5 2 9 5 11 3 3 7 4 13 4h85c13 0 24 2 33 7s17 11 22 19c5 9 8 18 8 30s-5 24-15 35c-9 11-22 19-39 26-16 6-34 10-53 10h-13c-19 0-35-2-49-6s-25-10-33-17c-8-8-12-16-12-25 0-8 3-15 9-23 5-7 13-12 22-17 10-4 20-6 31-6h18v11zM1162 234c-9 18-21 32-35 41-14 10-31 14-50 14s-37-4-52-12c-14-9-26-21-34-36s-12-32-12-51c0-21 4-39 13-56s21-30 36-40c16-11 33-16 51-16 16 0 30 4 42 12 12 6 21 16 28 28 7 13 10 27 10 44v13h-141v-20l97-2-5 9c0-13-2-25-5-34-2-9-6-16-11-20-5-5-12-7-19-7-9 0-17 3-24 9s-13 14-16 25c-4 11-6 24-6 39s3 28 7 39c6 11 13 20 23 25 9 6 20 9 34 9 10 0 20-2 30-6s18-11 27-20z">
          <text:p/>
        </draw:path>
        <draw:frame draw:style-name="gr3" draw:text-style-name="P4" draw:layer="layout" svg:width="0.369cm" svg:height="0.42cm" svg:x="16.039cm" svg:y="22.858cm">
          <draw:text-box>
            <text:p text:style-name="P2"><text:span text:style-name="T6">Δ</text:span></text:p>
          </draw:text-box>
        </draw:frame>
        <draw:frame draw:style-name="gr3" draw:text-style-name="P4" draw:layer="layout" svg:width="1.78cm" svg:height="0.501cm" svg:x="1.226cm" svg:y="23.872cm">
          <draw:text-box>
            <text:p text:style-name="P2"><text:span text:style-name="T3">0.20 (baja)</text:span></text:p>
          </draw:text-box>
        </draw:frame>
        <draw:frame draw:style-name="gr3" draw:text-style-name="P4" draw:layer="layout" svg:width="0.942cm" svg:height="0.501cm" svg:x="7.012cm" svg:y="23.872cm">
          <draw:text-box>
            <text:p text:style-name="P2"><text:span text:style-name="T3">1.275</text:span></text:p>
          </draw:text-box>
        </draw:frame>
        <draw:path draw:style-name="gr1" draw:text-style-name="P1" draw:layer="layout" svg:width="1.208cm" svg:height="0.277cm" svg:x="16.064cm" svg:y="23.996cm" svg:viewBox="0 0 1209 278" svg:d="M107 46v186h-29v-186zM185 124v29h-185v-29zM336 278c-21 0-41-6-57-17-17-12-30-28-40-49-9-21-14-45-14-73 0-27 5-51 14-72 10-21 24-37 40-49 17-12 36-18 58-18s41 6 57 18c17 12 30 28 39 49 10 21 14 44 14 71 0 28-5 52-14 73s-22 38-39 49c-17 12-36 18-58 18zM345 253c9 0 17-3 23-10 7-6 12-16 15-28 4-13 6-29 6-47 0-28-3-53-9-74-5-22-12-38-22-50-9-12-19-18-32-18-8 0-16 3-22 10-6 6-11 15-14 28-4 13-5 28-5 46 0 28 2 54 7 75s13 38 22 50 19 18 31 18zM475 242c0-7 1-12 4-18 4-5 8-9 13-12s11-5 17-5 12 2 17 5c6 3 10 8 13 13s5 11 5 17-2 12-5 17-7 9-13 12c-5 3-11 5-17 5s-12-2-17-5-9-7-13-12c-3-5-4-11-4-17zM591 261c42-12 74-30 96-56 22-25 33-58 33-96 0-16-2-31-7-44-4-13-11-23-19-29-7-7-17-11-27-11-9 0-18 3-24 7-7 5-13 11-16 20-4 9-6 19-6 30 0 12 2 23 7 32 4 10 11 17 19 22s18 8 29 8c9 0 18-2 26-7 9-4 16-10 23-18l1 19c-9 13-20 24-33 31-13 6-28 10-43 10-16 0-30-4-43-11-12-7-22-17-29-30-7-12-11-26-11-41 0-18 4-35 13-49 9-15 22-27 38-35s33-13 53-13c21 0 40 5 56 15 17 9 30 22 39 39s13 37 13 59c0 29-7 56-22 78-14 22-35 41-63 56-27 15-60 25-98 31zM812 209c9 13 20 23 32 30 12 6 25 10 40 10 11 0 21-2 29-6 9-4 15-9 19-17 5-8 7-17 7-27 0-12-4-23-10-32-7-9-18-16-31-21-13-4-29-7-48-7v-21c16-1 29-3 39-6 10-4 18-9 24-15 5-7 7-15 7-24 0-6-1-11-4-16s-7-8-13-11c-5-2-12-4-19-4-11 0-21 3-30 8-10 5-19 13-28 24l-14-10c8-21 20-37 36-48 16-10 34-16 55-16 15 0 27 3 38 8s19 12 25 20c6 9 9 19 9 31 0 11-3 21-10 29-6 9-15 17-27 23s-28 11-46 15l6-11c20 2 38 7 52 14 15 6 26 15 33 27 8 11 12 24 12 38 0 16-5 30-13 43-9 13-20 23-36 30-15 7-33 11-52 11-24 0-45-5-61-14-16-10-28-25-36-45zM1026 209c9 13 20 23 32 30 12 6 25 10 40 10 11 0 21-2 29-5 9-4 15-9 19-15 5-7 7-14 7-23 0-12-4-21-12-29-7-8-19-15-35-20-17-6-37-10-63-12l27-140h134v51h-131l13-7-11 55-10-13c48 4 84 14 108 31 24 16 36 40 36 69 0 17-4 32-12 46-9 13-21 23-36 30s-33 11-53 11c-24 0-44-5-60-14-17-10-29-25-37-45z">
          <text:p/>
        </draw:path>
        <draw:frame draw:style-name="gr3" draw:text-style-name="P4" draw:layer="layout" svg:width="0.942cm" svg:height="0.501cm" svg:x="11.702cm" svg:y="23.872cm">
          <draw:text-box>
            <text:p text:style-name="P2"><text:span text:style-name="T3">0.340</text:span></text:p>
          </draw:text-box>
        </draw:frame>
        <draw:frame draw:style-name="gr3" draw:text-style-name="P4" draw:layer="layout" svg:width="2.127cm" svg:height="0.501cm" svg:x="1.226cm" svg:y="24.943cm">
          <draw:text-box>
            <text:p text:style-name="P2"><text:span text:style-name="T3">0.50 </text:span><text:span text:style-name="T3">(media)</text:span></text:p>
          </draw:text-box>
        </draw:frame>
        <draw:frame draw:style-name="gr3" draw:text-style-name="P4" draw:layer="layout" svg:width="0.942cm" svg:height="0.501cm" svg:x="7.012cm" svg:y="24.943cm">
          <draw:text-box>
            <text:p text:style-name="P2"><text:span text:style-name="T3">0.636</text:span></text:p>
          </draw:text-box>
        </draw:frame>
        <draw:frame draw:style-name="gr3" draw:text-style-name="P4" draw:layer="layout" svg:width="0.942cm" svg:height="0.501cm" svg:x="11.702cm" svg:y="24.943cm">
          <draw:text-box>
            <text:p text:style-name="P2"><text:span text:style-name="T3">0.444</text:span></text:p>
          </draw:text-box>
        </draw:frame>
        <draw:frame draw:style-name="gr3" draw:text-style-name="P4" draw:layer="layout" svg:width="1.153cm" svg:height="0.501cm" svg:x="16.038cm" svg:y="24.943cm">
          <draw:text-box>
            <text:p text:style-name="P2"><text:span text:style-name="T3">+0.192</text:span></text:p>
          </draw:text-box>
        </draw:frame>
        <draw:frame draw:style-name="gr3" draw:text-style-name="P4" draw:layer="layout" svg:width="1.687cm" svg:height="0.501cm" svg:x="1.226cm" svg:y="26.014cm">
          <draw:text-box>
            <text:p text:style-name="P2"><text:span text:style-name="T3">0.75 (alta)</text:span></text:p>
          </draw:text-box>
        </draw:frame>
        <draw:frame draw:style-name="gr3" draw:text-style-name="P4" draw:layer="layout" svg:width="0.942cm" svg:height="0.501cm" svg:x="7.012cm" svg:y="26.014cm">
          <draw:text-box>
            <text:p text:style-name="P2"><text:span text:style-name="T3">0.297</text:span></text:p>
          </draw:text-box>
        </draw:frame>
        <draw:frame draw:style-name="gr3" draw:text-style-name="P4" draw:layer="layout" svg:width="0.942cm" svg:height="0.501cm" svg:x="11.702cm" svg:y="26.014cm">
          <draw:text-box>
            <text:p text:style-name="P2"><text:span text:style-name="T3">0.330</text:span></text:p>
          </draw:text-box>
        </draw:frame>
        <draw:frame draw:style-name="gr3" draw:text-style-name="P4" draw:layer="layout" svg:width="1.06cm" svg:height="0.501cm" svg:x="16.038cm" svg:y="26.014cm">
          <draw:text-box>
            <text:p text:style-name="P2"><text:span text:style-name="T3">-0.033</text:span></text:p>
          </draw:text-box>
        </draw:frame>
        <draw:frame draw:style-name="gr3" draw:text-style-name="P4" draw:layer="layout" svg:width="2.495cm" svg:height="0.501cm" svg:x="1.226cm" svg:y="27.085cm">
          <draw:text-box>
            <text:p text:style-name="P2"><text:span text:style-name="T3">0.95 </text:span><text:span text:style-name="T3">(extrema)</text:span></text:p>
          </draw:text-box>
        </draw:frame>
        <draw:frame draw:style-name="gr3" draw:text-style-name="P4" draw:layer="layout" svg:width="0.942cm" svg:height="0.501cm" svg:x="7.012cm" svg:y="27.085cm">
          <draw:text-box>
            <text:p text:style-name="P2"><text:span text:style-name="T3">0.241</text:span></text:p>
          </draw:text-box>
        </draw:frame>
        <draw:path draw:style-name="gr1" draw:text-style-name="P1" draw:layer="layout" svg:width="1.068cm" svg:height="0.277cm" svg:x="16.055cm" svg:y="27.208cm" svg:viewBox="0 0 1069 278" svg:d="M0 162v-39h100v39zM240 278c-21 0-41-6-58-17-16-13-29-29-38-50s-14-45-14-72 5-51 14-71c9-22 22-38 39-50s36-18 58-18 41 6 57 18c17 12 30 28 39 49s14 44 14 71-5 51-14 72-23 38-39 50c-17 12-36 18-58 18zM249 252c9 0 17-3 23-10 7-6 12-16 15-28 4-13 6-29 6-47 0-27-3-52-9-73-5-22-12-38-22-50-9-12-19-18-32-18-8 0-16 3-22 10-7 6-11 15-14 28-4 13-5 28-5 47 0 27 2 52 7 73s13 38 22 50 19 18 31 18zM379 241c0-7 1-12 4-17 3-6 8-10 13-13s11-5 17-5 12 2 17 5 10 8 13 13 5 11 5 17-2 12-5 18-8 10-13 12c-5 3-11 5-17 5s-12-2-17-5c-5-2-10-6-13-12s-4-12-4-18zM478 251c13-1 24-2 30-4 7-2 11-4 14-8 2-4 3-9 3-17v-158l9 8h-60v-21c16-2 31-4 40-7 11-3 19-8 26-15 8-7 15-16 22-29h21v222c0 8 1 13 3 17 3 4 7 6 13 8 7 2 17 3 31 4v22h-152zM677 261c43-13 75-31 96-57 22-25 33-57 33-95 0-16-2-31-7-44-4-13-10-23-18-29-8-7-17-11-28-11-9 0-17 3-24 7-7 5-13 11-16 20-4 9-6 19-6 30 0 12 2 23 7 32 5 10 11 17 19 22 9 5 18 8 29 8 9 0 18-2 26-6 9-4 16-10 23-19l1 19c-9 13-20 23-33 30-13 6-27 10-43 10-15 0-30-4-43-11-12-7-22-16-29-29-7-12-11-26-11-41 0-18 5-35 13-49 10-15 22-26 38-35 16-8 33-13 53-13 22 0 40 5 57 15 16 9 29 22 38 39s13 37 13 59c0 29-7 55-22 77-14 22-35 41-62 56-28 16-60 26-99 32zM886 208c9 13 20 23 32 30 12 6 25 10 40 10 11 0 21-2 29-5 9-4 15-9 19-15 5-7 7-14 7-23 0-11-4-21-12-29-7-8-19-15-35-20-17-5-37-9-63-11l27-140h134v51h-131l13-7-11 55-10-13c48 4 84 14 108 31 24 16 36 39 36 68 0 17-4 32-12 46-9 13-21 24-36 31s-33 11-53 11c-24 0-44-5-60-14-17-11-29-26-37-46z">
          <text:p/>
        </draw:path>
        <draw:frame draw:style-name="gr3" draw:text-style-name="P4" draw:layer="layout" svg:width="0.942cm" svg:height="0.501cm" svg:x="11.702cm" svg:y="27.085cm">
          <draw:text-box>
            <text:p text:style-name="P2"><text:span text:style-name="T3">0.436</text:span></text:p>
          </draw:text-box>
        </draw:frame>
      </draw:page>
      <draw:page draw:name="page16" draw:style-name="dp1" draw:master-page-name="master-page35">
        <draw:frame draw:style-name="gr2" draw:text-style-name="P3" draw:layer="layout" svg:width="17.363cm" svg:height="0.577cm" svg:x="0.988cm" svg:y="0.024cm">
          <draw:text-box>
            <text:p text:style-name="P2"><text:span text:style-name="T1">Curva </text:span><text:span text:style-name="T1">perfecta</text:span><text:span text:style-name="T1">mente </text:span><text:span text:style-name="T1">monotó</text:span><text:span text:style-name="T1">nica — </text:span><text:span text:style-name="T1">el </text:span><text:span text:style-name="T1">hallazgo </text:span><text:span text:style-name="T1">más </text:span><text:span text:style-name="T1">conﬁabl</text:span><text:span text:style-name="T1">e y sin </text:span><text:span text:style-name="T1">ruido del </text:span><text:span text:style-name="T1">program</text:span><text:span text:style-name="T1">a</text:span></text:p>
          </draw:text-box>
        </draw:frame>
        <draw:polygon draw:style-name="gr1" draw:text-style-name="P1" draw:layer="layout" svg:width="18.733cm" svg:height="0.018cm" svg:x="1.146cm" svg:y="1.905cm" svg:viewBox="0 0 18734 19" draw:points="0,0 18734,0 18734,19 0,19">
          <text:p/>
        </draw:polygon>
        <draw:path draw:style-name="gr1" draw:text-style-name="P1" draw:layer="layout" svg:width="6.965cm" svg:height="0.48cm" svg:x="1.003cm" svg:y="3.034cm" svg:viewBox="0 0 6966 481" svg:d="M220 37c-31 11-57 26-79 44-21 20-37 42-49 67-11 26-16 54-16 85 0 22 3 41 8 58 6 16 14 29 24 38 11 8 23 13 37 13 12 0 22-3 31-9s16-14 21-25c4-12 7-25 7-40s-4-29-10-41-14-22-25-28c-10-7-22-11-36-11-12 0-23 3-34 8-11 6-20 13-29 23l-1-23c11-17 26-29 42-38 17-9 35-13 55-13s38 4 55 13c16 9 29 22 38 38s14 33 14 53c0 23-6 45-18 64-11 18-27 33-47 44s-43 16-68 16c-28 0-53-6-74-18s-37-29-49-51c-11-22-17-48-17-76 0-36 9-68 26-97 17-30 42-55 74-75 32-19 70-32 113-40zM304 327c0-8 1-15 5-22s9-12 16-16 15-6 23-6c7 0 15 2 21 6 7 4 13 9 17 16s6 14 6 22-2 15-6 22-10 12-17 16c-6 4-14 6-21 6-8 0-16-2-23-6s-12-9-16-16-5-14-5-22zM552 253c6 30 16 54 31 69 14 15 34 23 60 23 14 0 26-3 37-7 11-5 19-11 24-20 6-9 9-19 9-30s-2-20-7-28c-5-7-12-13-21-18s-21-9-35-13c-5-1-10-3-15-5-23-6-43-13-58-21-16-8-29-19-38-33-9-13-13-30-13-50s5-39 15-54c11-16 26-28 44-37 19-8 41-13 65-13 21 0 41 3 59 8s35 12 50 23v82h-29c-4-19-10-35-17-48-7-12-16-21-26-27-11-6-23-9-37-9-13 0-24 2-33 6-9 5-16 10-21 18s-7 18-7 28c0 12 3 21 9 29 6 7 13 13 22 16 9 4 20 8 34 11 3 1 7 2 10 3 24 7 45 14 61 23 17 9 30 21 40 34 10 14 14 31 14 52s-6 39-17 56c-12 16-29 29-50 39-21 9-45 13-71 13-24 0-46-3-66-9s-37-14-51-25v-86zM1065 363c-6 3-13 5-20 7-8 1-15 2-22 2-18 0-32-5-42-14s-14-23-14-40v-144c0-15-4-27-11-34-6-8-16-13-29-13-12 0-22 4-29 12-7 7-10 18-10 31v29h-48c-5-2-9-7-12-12-2-6-3-11-3-18 0-12 4-23 13-33s21-17 37-23c15-6 33-9 52-9 22 0 42 4 58 11s28 18 37 31c8 13 13 30 13 49v120c0 5 0 10 2 13 3 3 6 5 10 7s10 4 18 5zM977 322c-12 17-25 30-41 39-15 8-31 12-50 12-13 0-25-2-35-8-11-5-19-13-25-23-5-10-8-21-8-34 0-18 6-34 17-46s29-22 52-29l98-27v23l-65 20c-13 3-22 9-27 16-6 7-8 17-8 28 0 6 1 13 4 19 3 5 8 9 13 13 6 3 13 4 20 4 10 0 19-2 29-8 10-5 19-12 26-22zM1071 125c13-5 24-10 32-15 9-6 16-12 22-20 6-9 12-19 17-32h31v95h-102zM1173 299c0 8 2 15 7 21 5 5 12 10 21 12 10 4 23 5 38 7v24c-10 3-20 6-30 8-10 1-19 2-28 2-24 0-43-6-56-18s-20-30-20-53v-169h68zM1233 153h-86v-43h86zM1336 184l-76-31v-18l76-31h23zM1359 285c0 14 3 24 10 30 7 7 17 10 31 10 8 0 16-1 25-4s17-8 25-13c8-6 15-13 22-20v20c-9 13-19 24-31 34-11 10-24 18-37 23-12 6-25 8-37 8-25 0-44-6-57-20-13-13-20-32-20-56v-151l69-42zM1499 184l-76-31v-18l76-31h22zM1521 302c0 5 1 9 3 12 2 4 6 6 10 8s11 3 18 4v25l-75 21h-23v-226l67-42zM1650 184l-76-31v-18l76-31h23zM1673 319c0 6 1 10 3 12 2 3 5 6 11 8 5 2 12 3 21 4v24h-134v-24c8-1 14-2 18-4 5-2 8-4 10-7 1-2 2-6 2-11v-176l69-41zM1664 194c10-19 19-35 26-48 8-13 17-23 25-30 8-8 16-12 25-12 4 0 7 1 10 2s6 3 8 5v62h-14c-12 0-23 1-32 4s-18 7-25 13c-8 6-15 14-23 25zM2028 363c-6 3-13 5-20 7-8 1-15 2-22 2-18 0-32-5-42-14s-14-23-14-40v-144c0-15-4-27-11-34-6-8-16-13-29-13-12 0-22 4-29 12-7 7-10 18-10 31v29h-48c-5-2-9-7-12-12-2-6-3-11-3-18 0-12 4-23 13-33s21-17 37-23c15-6 33-9 52-9 22 0 42 4 58 11s28 18 37 31c8 13 13 30 13 49v120c0 5 0 10 2 13 3 3 6 5 10 7s10 4 18 5zM1940 322c-12 17-25 30-41 39-15 8-31 12-50 12-13 0-25-2-35-8-11-5-19-13-25-23-5-10-8-21-8-34 0-18 6-34 17-46s29-22 52-29l98-27v23l-65 20c-13 3-22 9-27 16-6 7-8 17-8 28 0 6 1 13 4 19 3 5 8 9 13 13 6 3 13 4 20 4 10 0 19-2 29-8 10-5 19-12 26-22zM2272 302c-9 23-23 41-41 53s-40 18-64 18-45-5-64-16-33-26-43-45c-11-19-16-41-16-66 0-27 6-51 17-73 11-21 27-38 47-50s42-19 67-19c18 0 34 3 48 9s25 14 33 24 13 21 13 33c0 7-2 12-5 18-3 5-7 9-13 11h-44v-13c0-17-3-31-10-40s-17-14-30-14c-12 0-22 4-31 11s-15 18-20 31c-5 14-7 30-7 48 0 19 3 36 10 51 6 15 16 26 28 34s26 12 42 12c13 0 24-3 35-8 12-6 23-14 34-25zM2315 45c0-8 2-15 6-22 3-6 9-11 15-15 7-4 14-6 22-6s15 2 22 6c6 4 11 9 15 15 4 7 6 14 6 22s-2 15-6 22c-4 6-9 11-15 15-7 5-14 6-22 6s-15-1-22-6c-6-4-12-9-15-16-4-6-6-13-6-21zM2371 184l-76-31v-18l76-31h24zM2395 321c0 5 0 9 2 11 2 3 5 5 10 7 4 2 10 3 18 4v24h-130v-24c8-1 15-2 19-4 5-2 8-4 10-7 1-2 2-6 2-11v-176l69-41zM2573 373c-24 0-45-5-64-16s-34-26-45-46c-10-19-15-41-15-66 0-26 5-49 16-71 11-21 28-38 47-51 20-12 41-19 65-19s45 6 64 17 33 26 43 46c11 20 16 42 16 66 0 26-5 49-17 71-11 21-26 38-46 51-20 12-41 18-64 18zM2578 347c11 0 21-3 28-11 8-7 13-19 17-33 4-15 6-34 6-56 0-24-2-44-7-61-5-18-12-31-20-41-9-9-19-14-30-14-12 0-21 4-29 11-8 8-13 19-17 34s-6 33-6 55c0 23 2 44 7 61 5 18 12 32 21 41 8 10 18 14 30 14zM2554 88l33-88h75l-66 88zM2824 104l-23 80-76-31v-18l76-31zM2725 343c8-1 14-2 18-4 5-2 8-4 10-7 1-2 2-6 2-11v-176l69-41v217c0 5 1 9 3 11 1 3 4 5 9 7 4 2 10 3 18 4v24h-129zM2888 343c7-1 13-2 18-4 4-2 7-4 9-7 2-2 3-6 3-11v-128c0-13-4-24-10-30-7-7-17-11-31-11-8 0-16 2-25 5s-17 8-25 13c-8 6-15 12-21 20v-21c8-12 18-23 30-33s24-18 37-23c13-6 25-9 37-9 25 0 44 7 57 20s19 33 19 57v140c0 5 1 9 3 11 2 3 5 5 9 7 5 2 11 3 19 4v24h-129zM3201 184l-76-31v-18l76-31h24zM3225 435c0 5 0 9 2 12 2 2 5 5 10 6 4 2 10 4 18 5v23h-130v-23c8-1 15-3 19-5 5-1 8-4 10-6 1-3 2-7 2-12v-290l69-41zM3193 178c8-16 17-29 28-40s23-19 37-25c13-6 27-9 41-9 20 0 39 6 55 16 17 11 30 25 39 44 9 18 14 39 14 61 0 29-6 55-17 77-11 23-28 40-49 53-20 12-45 18-72 18-17 0-32-3-47-9-15-5-28-14-39-24l17-37c10 14 20 24 30 30 9 6 20 9 32 9 15 0 28-4 39-13 12-8 20-20 26-35 6-16 9-33 9-54 0-19-3-35-8-49s-13-25-23-32-22-11-36-11c-8 0-17 2-26 6s-17 9-25 16-14 15-20 25zM3563 373c-24 0-46-5-64-16-19-11-34-26-45-46-10-19-15-41-15-66 0-26 6-49 17-71 11-21 26-38 46-51 19-12 41-19 64-19 24 0 46 6 64 17 19 11 34 26 44 46s16 42 16 66c0 26-6 49-17 71-11 21-27 38-47 51-19 12-40 18-63 18zM3567 347c12 0 21-3 29-11 7-7 13-19 17-33 4-15 6-34 6-56 0-24-3-44-7-61-5-18-12-31-21-41-8-9-18-14-30-14-11 0-21 4-28 11-8 8-14 19-18 34s-5 33-5 55c0 23 2 44 7 61 4 18 11 32 20 41 9 10 19 14 30 14zM3790 184l-76-31v-18l76-31h23zM3813 319c0 6 1 10 3 12 2 3 6 6 11 8s12 3 21 4v24h-134v-24c8-1 14-2 19-4 4-2 7-4 9-7 2-2 3-6 3-11v-176l68-41zM3805 194c9-19 18-35 26-48s16-23 24-30c9-8 17-12 26-12 3 0 6 1 9 2 4 1 7 3 9 5v62h-14c-13 0-23 1-33 4-9 3-17 7-25 13-7 6-15 14-22 25zM4301 129c-4-19-10-35-19-48-8-12-18-21-31-27s-29-9-46-9c-24 0-44 6-61 18-17 11-30 29-39 51-8 22-13 48-13 78 0 31 5 57 14 80 10 24 23 41 41 54 17 12 38 18 61 18 15 0 29-3 41-9 11-6 22-15 32-28 10-14 20-32 30-54h27l-15 88c-15 10-33 18-55 23-22 6-44 9-67 9-36 0-69-7-97-21-28-15-50-35-66-61s-24-56-24-90c0-35 8-66 24-94 16-29 38-51 67-67 28-16 60-24 96-24 24 0 47 3 69 8 22 6 41 14 57 23v82zM4492 373c-24 0-45-5-64-16s-33-26-44-46c-10-19-15-41-15-66 0-26 5-49 16-71 12-21 27-38 47-51 19-12 40-19 64-19s45 6 64 17 33 26 43 46c11 20 16 42 16 66 0 26-5 49-17 71-11 21-26 38-46 51-19 12-41 18-64 18zM4497 347c11 0 21-3 28-11 8-7 14-19 17-33 4-15 6-34 6-56 0-24-2-44-7-61-5-18-11-31-20-41-9-9-19-14-30-14s-21 4-29 11c-7 8-13 19-17 34s-6 33-6 55c0 23 3 44 7 61 5 18 12 32 21 41 9 10 19 14 30 14zM4743 104l-23 80-76-31v-18l76-31zM4644 343c8-1 14-2 18-4 5-2 8-4 10-7 2-2 3-6 3-11v-176l68-41v217c0 5 1 9 3 11 1 3 5 5 9 7s11 3 18 4v24h-129zM4802 343c8-1 14-2 19-4 4-2 7-4 9-7 2-2 3-6 3-11v-130c0-13-4-22-10-29-7-6-17-10-30-10-8 0-16 2-24 5-9 3-17 7-25 13-8 5-15 11-20 18v-20c8-13 18-24 29-33 12-10 24-17 36-22 13-6 26-9 38-9 24 0 42 7 55 20s19 31 19 55v142c0 5 1 9 3 11 2 3 5 5 9 7 5 2 11 3 19 4v24h-130zM4961 343c7-1 13-2 18-4 4-2 7-4 9-7 2-2 3-6 3-11v-130c0-13-3-22-10-29-6-6-16-10-30-10-8 0-16 2-24 5s-17 7-25 13c-7 5-14 11-20 18v-20c8-13 18-24 30-33 11-10 23-17 36-22 13-6 25-9 37-9 24 0 43 7 55 20 13 13 19 31 19 55v142c0 5 1 9 3 11 2 3 5 5 9 7 5 2 11 3 19 4v24h-129zM5187 184l-76-31v-18l76-31h23zM5210 435c0 5 1 9 3 12 2 2 5 5 10 6 4 2 10 4 18 5v23h-130v-23c8-1 14-3 19-5 4-1 7-4 9-6 2-3 3-7 3-12v-290l68-41zM5178 178c8-16 18-29 29-40s23-19 36-25c14-6 27-9 42-9 20 0 38 6 55 16 16 11 29 25 39 44 9 18 14 39 14 61 0 29-6 55-17 77-12 23-28 40-49 53-21 12-45 18-73 18-16 0-31-3-46-9-16-5-28-14-39-24l17-37c10 14 20 24 29 30 10 6 21 9 33 9 15 0 28-4 39-13 11-8 20-20 26-35 6-16 9-33 9-54 0-19-3-35-8-49s-13-25-23-32-22-11-36-11c-9 0-17 2-26 6s-17 9-25 16-15 15-20 25zM5491 94l-76-36v-19l76-36h23zM5514 321c0 5 1 9 3 11 2 3 5 5 9 7 5 2 11 3 19 4v24h-130v-24c8-1 14-2 19-4 4-2 7-4 9-7 2-2 3-6 3-11v-278l68-40zM5804 302c-12 24-26 42-45 54-18 11-40 17-65 17-24 0-46-5-65-16s-34-26-45-45-16-41-16-66c0-27 6-50 17-72 12-21 27-38 47-51 20-12 42-19 66-19 20 0 38 5 53 14 16 8 28 21 37 37 8 16 13 34 13 55v17h-182v-25l126-3-8 11c0-17-2-31-6-43-3-12-8-20-15-26-6-6-14-9-24-9-12 0-22 4-31 11-9 8-16 19-21 33-4 15-7 31-7 50s3 36 10 50c6 14 16 25 28 32 12 8 26 11 44 11 14 0 27-2 39-7 12-6 24-14 35-25zM5924 385c0 20-5 37-14 52-9 14-22 25-39 33-17 7-37 11-60 11v-23c12-3 20-6 27-11 6-4 11-10 13-17 3-7 5-16 5-28v-260l68-38zM5901 184l-76-31v-18l76-31h23zM5844 45c0-8 2-15 6-22 4-6 9-11 15-15 7-4 14-6 22-6s15 2 22 6c6 4 11 9 15 15 4 7 6 14 6 22s-2 15-6 22c-4 6-9 11-15 15-7 5-14 6-22 6s-15-1-22-6c-6-4-11-9-15-16-4-6-6-13-6-21zM5985 45c0-8 2-15 6-22 3-6 8-11 15-15s14-6 22-6 15 2 22 6c6 4 11 9 15 15 4 7 6 14 6 22s-2 15-6 22c-4 6-9 11-15 15-7 5-14 6-22 6s-15-1-22-6c-7-4-12-9-15-16-4-6-6-13-6-21zM6041 184l-76-31v-18l76-31h23zM6064 321c0 5 1 9 3 11 2 3 5 5 10 7 4 2 10 3 18 4v24h-130v-24c8-1 15-2 19-4s7-4 9-7c2-2 3-6 3-11v-176l68-41zM6346 94l-75-36v-19l75-36h23zM6369 302c0 5 1 9 3 12 2 4 5 6 9 8 5 2 11 3 18 4v25l-75 21h-23v-328l68-41zM6325 175c-10-14-20-24-30-30-9-6-20-9-32-9-15 0-28 5-39 13s-20 20-26 35-9 33-9 54c0 19 2 35 8 49 5 14 13 24 23 32 10 7 22 11 36 11 8 0 17-2 26-6 9-3 17-9 25-16s14-15 20-25l6 17c-8 16-18 29-29 40s-23 20-36 25c-13 6-28 8-42 8-20 0-38-5-55-16-16-10-29-25-39-43-9-18-14-38-14-61 0-29 6-55 17-78 12-22 28-39 49-52 21-12 45-19 72-19 16 0 32 3 47 10 15 6 28 14 39 24zM6669 363c-6 3-13 5-20 7-8 1-15 2-22 2-18 0-32-5-42-14s-14-23-14-40v-144c0-15-4-27-11-34-6-8-16-13-29-13-12 0-22 4-29 12-7 7-10 18-10 31v29h-48c-5-2-9-7-12-12-2-6-3-11-3-18 0-12 4-23 13-33s21-17 37-23c15-6 33-9 52-9 22 0 42 4 58 11s28 18 37 31c8 13 13 30 13 49v120c0 5 0 10 2 13 3 3 6 5 10 7s10 4 18 5zM6581 322c-12 17-25 30-41 39-15 8-31 12-50 12-13 0-25-2-36-8-10-5-18-13-24-23-5-10-8-21-8-34 0-18 6-34 17-46s29-22 52-29l98-27v23l-65 20c-13 3-22 9-27 16-6 7-8 17-8 28 0 6 1 13 4 19 3 5 8 9 13 13 6 3 13 4 20 4 10 0 19-2 29-8 10-5 19-12 26-22zM6913 94l-76-36v-19l76-36h23zM6936 302c0 5 1 9 3 12 1 4 5 6 9 8s10 3 18 4v25l-75 21h-24v-328l69-41zM6892 175c-11-14-21-24-30-30-10-6-20-9-33-9-14 0-27 5-39 13-11 8-19 20-26 35-6 15-8 33-8 54 0 19 2 35 7 49 6 14 14 24 23 32 11 7 23 11 36 11 9 0 18-2 27-6 9-3 17-9 25-16s14-15 19-25l6 17c-8 16-17 29-28 40s-23 20-37 25c-13 6-27 8-41 8-20 0-39-5-55-16-17-10-30-25-39-43s-14-38-14-61c0-29 6-55 17-78 11-22 28-39 49-52 21-12 45-19 72-19 16 0 32 3 47 10 15 6 28 14 39 24z">
          <text:p/>
        </draw:path>
        <draw:polygon draw:style-name="gr1" draw:text-style-name="P1" draw:layer="layout" svg:width="18.627cm" svg:height="0.017cm" svg:x="1.199cm" svg:y="4.838cm" svg:viewBox="0 0 18628 18" draw:points="0,0 18628,0 18628,18 0,18">
          <text:p/>
        </draw:polygon>
        <draw:polygon draw:style-name="gr1" draw:text-style-name="P1" draw:layer="layout" svg:width="18.627cm" svg:height="0.017cm" svg:x="1.199cm" svg:y="5.909cm" svg:viewBox="0 0 18628 18" draw:points="0,0 18628,0 18628,18 0,18">
          <text:p/>
        </draw:polygon>
        <draw:polygon draw:style-name="gr1" draw:text-style-name="P1" draw:layer="layout" svg:width="18.627cm" svg:height="0.018cm" svg:x="1.199cm" svg:y="6.979cm" svg:viewBox="0 0 18628 19" draw:points="0,0 18628,0 18628,19 0,19">
          <text:p/>
        </draw:polygon>
        <draw:polygon draw:style-name="gr1" draw:text-style-name="P1" draw:layer="layout" svg:width="18.627cm" svg:height="0.017cm" svg:x="1.199cm" svg:y="8.05cm" svg:viewBox="0 0 18628 18" draw:points="0,0 18628,0 18628,18 0,18">
          <text:p/>
        </draw:polygon>
        <draw:path draw:style-name="gr1" draw:text-style-name="P1" draw:layer="layout" svg:width="2.366cm" svg:height="0.288cm" svg:x="1.235cm" svg:y="4.169cm" svg:viewBox="0 0 2367 289" svg:d="M91 232c0 8 1 13 4 18 2 4 6 7 11 9 6 2 13 2 22 2h4v24h-132v-20c9 0 15-1 20-3 4-2 8-5 10-9s3-9 3-16v-172c0-7-1-12-3-16-2-3-6-6-10-8-5-2-11-4-20-4v-19h91zM129 18c30 0 57 5 79 16 22 10 40 25 52 45 12 19 18 42 18 68s-6 50-18 71-28 37-50 49c-21 12-45 18-72 18h-66v-24h63c16 0 30-4 42-12 13-9 23-22 31-38 7-16 11-35 11-56 0-24-5-44-13-61s-19-31-34-39c-15-9-32-14-52-14h-48v-23zM320 34c0-6 1-11 4-16s7-9 12-13c5-3 10-5 17-5 6 0 12 2 17 5 5 4 9 8 12 13s4 10 4 16c0 7-1 13-4 18s-7 9-12 11c-5 3-11 5-17 5-7 0-12-2-17-5-5-2-9-6-12-12-3-5-4-10-4-17zM363 141l-59-23v-15l59-24h18zM381 248c0 4 1 7 3 9 1 3 4 5 7 6s8 2 14 3v19h-101v-19c7-1 11-2 15-3 3-1 5-3 7-6 1-2 2-5 2-9v-137l53-32zM500 79l-18 62-59-23v-15l59-24zM423 266c6-1 11-2 14-3s6-3 7-6c2-2 3-5 3-9v-137l53-32v169c0 4 1 7 2 9 2 3 4 5 7 6 4 1 8 2 14 3v19h-100zM546 266c6-1 11-2 14-3s6-3 7-6c2-2 2-5 2-9v-101c0-10-2-18-7-22-5-5-13-8-23-8-6 0-13 1-19 4-7 2-13 5-19 9s-12 9-16 14v-15c6-10 14-18 23-26 9-7 18-13 28-17s19-7 28-7c19 0 34 6 43 16 10 10 15 24 15 43v110c0 4 1 7 3 9 1 3 3 5 7 6 3 1 8 2 14 3v19h-100zM669 266c6-1 11-2 14-3s6-3 7-6c2-2 2-5 2-9v-101c0-10-2-18-7-22-6-5-13-8-24-8-6 0-12 1-19 4-6 2-12 5-19 9-5 4-11 9-16 14v-15c7-10 15-18 24-26 8-7 18-13 28-17s19-7 28-7c19 0 33 6 43 16s15 24 15 43v110c0 4 1 7 2 9 2 3 4 5 8 6 3 1 8 2 14 3v19h-100zM969 234c-8 18-20 32-34 42-14 9-31 13-51 13-19 0-36-4-51-12-15-9-26-20-35-35-8-16-12-33-12-52 0-20 5-39 14-56 8-17 21-30 36-40s33-15 51-15c16 0 30 4 42 11s21 16 28 29c7 12 10 27 10 43v13h-142v-20l98-2-5 9c0-13-2-24-5-33-2-10-6-16-11-21-6-5-12-7-19-7-9 0-18 3-24 9-7 6-13 15-16 26-4 11-6 24-6 38 0 15 2 28 7 39s13 20 22 26c10 6 21 9 34 9 11 0 21-2 31-6 9-5 18-12 27-20zM1068 79l-19 62-59-23v-15l59-24zM990 266c7-1 11-2 15-3 3-1 5-3 7-6 1-2 2-5 2-9v-137l54-32v169c0 4 0 7 2 9 1 3 4 5 7 6s8 2 14 3v19h-101zM1117 266c6-1 11-2 14-3 4-1 6-3 7-6 2-2 2-5 2-9v-99c0-11-2-19-7-24-6-5-14-8-25-8-6 0-12 1-19 4-7 2-13 5-19 10-7 4-12 9-17 15v-16c7-10 15-18 23-26 10-7 19-14 29-18s20-7 30-7c19 0 34 6 43 16 10 10 15 25 15 45v108c0 4 1 7 2 9 2 3 4 5 8 6 3 1 8 2 14 3v19h-100zM1264 217c4 18 11 31 20 39 8 9 19 12 32 12 7 0 14-1 19-3 6-2 11-6 14-10 3-5 5-10 5-16 0-5-2-9-4-13s-6-7-12-10c-5-3-12-6-21-8-3-1-7-1-10-2-16-4-29-9-39-14s-17-12-21-19c-5-8-7-18-7-30s3-22 10-32 16-18 28-23c12-6 26-9 41-9s28 2 39 5 22 8 31 14v46h-24c-3-14-9-25-17-32-8-8-18-12-29-12-7 0-13 1-18 4-5 2-8 5-11 9-2 4-4 8-4 13s2 10 4 14c3 3 7 6 13 9s14 5 24 8c18 4 32 8 43 14 11 5 18 12 23 20s8 19 8 31c0 13-4 25-10 35-8 11-18 19-31 24-13 6-28 8-45 8-14 0-28-1-41-5-14-4-25-10-34-17v-50zM1437 34c0-6 1-11 4-16s7-9 12-13c5-3 11-5 17-5s12 2 17 5c5 4 9 8 12 13s5 10 5 16c0 7-2 13-5 18s-7 9-12 11c-5 3-11 5-17 5s-12-2-17-5c-5-2-9-6-12-12-3-5-4-10-4-17zM1481 141l-59-23v-15l59-24h18zM1499 248c0 4 0 7 2 9 1 3 4 5 7 6s8 2 14 3v19h-100v-19c6-1 11-2 14-3s6-3 7-6c2-2 2-5 2-9v-137l54-32zM1636 289c-18 0-35-4-49-12-15-9-26-21-35-36-8-15-12-33-12-52 0-20 5-38 14-55 8-17 20-30 35-40 16-10 32-15 50-15 19 0 35 5 50 14 14 8 26 20 34 36 8 15 12 32 12 51 0 20-4 39-13 55-9 17-21 30-36 40s-31 14-50 14zM1641 269c8 0 15-3 21-9s10-14 13-26c4-11 5-26 5-44s-2-34-6-47c-3-14-9-24-15-32-7-7-15-11-23-11-9 0-17 3-22 9-6 6-11 14-14 26s-5 26-5 44 2 34 6 47c4 14 9 24 15 32 7 7 15 11 25 11zM1832 79l-18 62-59-23v-15l59-24zM1755 266c6-1 11-2 14-3s6-3 7-6c1-2 2-5 2-9v-137l54-32v169c0 4 0 7 2 9 1 3 4 5 7 6s8 2 14 3v19h-100zM1881 266c6-1 11-2 14-3 4-1 6-3 7-6 2-2 3-5 3-9v-99c0-11-3-19-8-24s-13-8-24-8c-6 0-13 1-20 4-6 2-13 5-19 10-6 4-12 9-17 15v-16c7-10 15-18 24-26 9-7 18-14 28-18s20-7 30-7c19 0 34 6 44 16 9 10 14 25 14 45v108c0 4 1 7 3 9 1 3 3 5 7 6 3 1 8 2 14 3v19h-100zM2182 234c-9 18-21 32-35 42-14 9-31 13-50 13s-36-4-52-12c-14-9-26-20-34-35-8-16-12-33-12-52 0-20 4-39 13-56s21-30 36-40c16-10 33-15 51-15 16 0 30 4 42 11s21 16 28 29c7 12 10 27 10 43v13h-141v-20l97-2-5 9c0-13-2-24-5-33-2-10-6-16-11-21s-12-7-19-7c-9 0-17 3-24 9s-13 15-16 26c-4 11-6 24-6 38 0 15 3 28 7 39 6 11 13 20 23 26 9 6 20 9 34 9 10 0 20-2 30-6 10-5 19-12 27-20zM2229 217c4 18 11 31 19 39 9 9 20 12 32 12 8 0 15-1 20-3 6-2 10-6 15-10 3-5 4-10 4-16 0-5-1-9-3-13-4-4-7-7-13-10-5-3-12-6-21-8-4-1-7-1-10-2-16-4-29-9-39-14s-17-12-21-19c-5-8-7-18-7-30s3-22 10-32c6-10 16-18 28-23 12-6 26-9 41-9s27 2 40 5c11 3 22 8 31 14v46h-24c-3-14-9-25-18-32-8-8-18-12-29-12-7 0-13 1-18 4-5 2-8 5-11 9s-4 8-4 13 1 10 4 14c3 3 7 6 13 9s14 5 24 8c18 4 33 8 44 14 11 5 18 12 23 20s8 19 8 31c0 13-4 25-11 35-7 11-17 19-30 24-14 6-29 8-46 8-14 0-28-1-41-5-14-4-25-10-34-17v-50z">
          <text:p/>
        </draw:path>
        <draw:path draw:style-name="gr1" draw:text-style-name="P1" draw:layer="layout" svg:width="1.045cm" svg:height="0.372cm" svg:x="6.099cm" svg:y="4.169cm" svg:viewBox="0 0 1046 373" svg:d="M62 237c0 7 1 13 3 17 2 3 6 6 11 8 4 2 11 3 19 3v20h-95v-20c9 0 16-1 20-3 5-2 8-5 10-8 2-4 3-10 3-17v-173c0-7-1-12-3-16-2-3-5-6-10-8-4-2-11-4-20-4v-19h98l-36 38zM188 235l-11 50h-29l-91-218v-50h41zM168 235l91-218h8v50l-90 218h-29zM354 36c-9 0-16 2-20 4-5 2-8 5-10 8-2 4-3 9-3 16v173c0 7 1 13 3 17 2 3 5 6 10 8 4 2 11 3 20 3v20h-125v-20c9 0 16-1 21-3 4-2 8-5 10-8 2-4 3-10 3-17v-182l-4-38h95zM557 234c-8 18-20 32-34 42-14 9-31 13-50 13-20 0-37-4-52-12-15-9-26-20-35-35-8-16-12-33-12-52 0-20 5-39 14-56 8-17 21-31 36-41s33-15 51-15c16 0 30 4 42 11s21 16 28 30c7 12 10 27 10 43v13h-141v-20l97-2-5 9c0-13-2-24-5-33-2-10-6-16-11-22-6-5-12-7-19-7-9 0-18 3-24 10-7 6-13 15-16 26-4 11-6 24-6 38 0 15 2 28 7 39s13 20 22 26c10 6 21 9 34 9 11 0 21-2 31-6 9-5 18-12 27-20zM651 299c0 15-3 28-10 40-7 11-17 19-31 25-13 6-28 9-46 9v-18c9-2 15-5 20-8 5-4 9-8 11-13 2-6 3-13 3-22v-204l53-30zM633 141l-58-23v-16l58-24h18zM589 33c0-6 2-11 5-16s7-9 11-12c6-3 12-5 18-5s12 2 17 5 9 7 12 12 4 10 4 16c0 7-1 13-4 18s-7 9-12 11c-6 3-11 5-17 5-7 0-12-2-18-5-4-2-8-6-11-12-3-5-5-10-5-17zM784 289c-18 0-35-4-49-12-15-9-26-21-35-36-8-15-13-33-13-52 0-20 6-38 15-55 8-17 20-31 35-41 16-10 33-15 51-15s34 5 49 14c14 8 26 21 34 37 8 15 12 32 12 51 0 20-4 39-13 55-9 17-21 30-36 40s-31 14-50 14zM789 269c8 0 15-3 21-9s10-14 13-26c4-11 5-26 5-44s-2-34-6-47c-3-14-9-24-15-32-7-8-14-12-23-12s-17 3-22 9c-6 7-11 15-14 27s-5 26-5 44 2 34 6 47c4 14 9 24 15 32 7 7 15 11 25 11zM962 141l-59-23v-16l59-24h18zM980 247c0 4 1 7 2 10 2 2 5 4 8 5 4 2 10 3 17 4v19h-104v-19c6-1 11-2 14-3s6-3 7-6c2-2 2-5 2-9v-137l54-33zM973 149c7-15 14-27 21-36 6-11 12-19 18-25 7-6 13-10 20-10 3 0 5 1 8 2 2 1 5 2 6 4v49h-10c-10 0-19 1-26 3s-14 6-20 11c-5 4-11 10-17 18z">
          <text:p/>
        </draw:path>
        <draw:frame draw:style-name="gr2" draw:text-style-name="P3" draw:layer="layout" svg:width="1.987cm" svg:height="0.577cm" svg:x="0.988cm" svg:y="0.659cm">
          <draw:text-box>
            <text:p text:style-name="P2"><text:span text:style-name="T1">complet</text:span><text:span text:style-name="T1">o.</text:span></text:p>
          </draw:text-box>
        </draw:frame>
        <draw:path draw:style-name="gr1" draw:text-style-name="P1" draw:layer="layout" svg:width="0.806cm" svg:height="0.271cm" svg:x="9.278cm" svg:y="4.186cm" svg:viewBox="0 0 807 272" svg:d="M92 220c0 7 0 12 2 16 3 4 6 7 10 9 5 2 12 3 21 3v20h-125v-20c9 0 16-1 20-3 5-2 8-5 10-9s3-9 3-16v-172c0-7-1-12-3-15-2-4-5-7-10-9-4-2-11-4-20-4v-20h92zM132 0c22 0 40 3 55 9 15 5 27 14 35 25 9 11 13 23 13 38s-4 28-12 40c-7 11-19 19-33 25-15 6-32 9-52 9h-65v-23h42c15 0 26-2 34-5 9-4 16-9 20-16s6-16 6-27c0-17-5-29-16-38s-27-13-48-13h-38v-24zM427 217c-9 18-21 32-35 42-14 9-31 13-50 13s-36-4-51-12c-15-9-27-20-35-35-8-16-12-33-12-52 0-20 4-39 13-56s21-30 36-40c16-10 33-15 52-15 15 0 29 4 41 11s22 16 28 29c7 12 11 27 11 43v13h-142v-20l98-2-6 9c0-13-1-24-4-33-3-10-7-16-12-21s-11-7-19-7c-9 0-17 3-24 9s-12 15-16 26-5 24-5 38c0 15 2 28 7 39s12 20 22 26c9 6 21 9 34 9 11 0 21-2 30-6 10-5 19-12 27-20zM544 272c-19 0-35-4-50-12-14-9-25-21-34-36-8-15-12-33-12-52 0-20 4-38 13-55s21-30 36-40 32-15 50-15c19 0 35 5 49 14 15 8 26 20 34 36 9 15 13 32 13 51 0 20-4 39-13 55-9 17-21 30-36 40s-32 14-50 14zM548 252c9 0 16-3 22-9s10-14 13-26c3-11 5-26 5-44s-2-34-6-47c-4-14-9-24-16-32-6-7-14-11-23-11-8 0-16 3-22 9s-10 14-14 26c-3 12-4 26-4 44s2 34 6 47c3 14 8 24 15 32 7 7 15 11 24 11zM721 124l-59-23v-15l59-24h18zM739 230c0 4 1 7 3 10 1 2 4 4 8 5 4 2 9 3 16 4v19h-104v-19c6-1 11-2 15-3 3-1 5-3 7-6 1-2 2-5 2-9v-137l53-32zM732 132c8-15 15-27 21-36 6-10 13-18 19-24 7-6 14-10 20-10 3 0 6 1 9 2 2 1 4 2 6 4v48h-11c-10 0-20 1-27 3s-13 6-19 11c-6 4-12 10-18 18z">
          <text:p/>
        </draw:path>
        <draw:frame draw:style-name="gr3" draw:text-style-name="P4" draw:layer="layout" svg:width="0.369cm" svg:height="0.42cm" svg:x="7.22cm" svg:y="4.113cm">
          <draw:text-box>
            <text:p text:style-name="P2"><text:span text:style-name="T6">Δ</text:span></text:p>
          </draw:text-box>
        </draw:frame>
        <draw:path draw:style-name="gr1" draw:text-style-name="P1" draw:layer="layout" svg:width="1.157cm" svg:height="0.358cm" svg:x="12.046cm" svg:y="4.186cm" svg:viewBox="0 0 1158 359" svg:d="M93 219c0 7 0 12 2 16s6 7 10 9c5 2 12 3 21 3v20h-126v-20c9 0 15-1 20-3s8-5 10-9 3-9 3-16v-172c0-7-1-12-3-15-2-4-5-7-10-9s-11-4-20-4v-19h93zM144 0c20 0 38 2 53 8 15 5 26 14 34 24 8 11 13 23 13 37 0 15-4 28-12 38-8 11-19 18-33 24-14 5-31 8-50 8h-76v-21h53c14 0 25-2 33-5 9-3 15-8 18-15 4-7 6-15 6-26 0-16-5-28-16-36-10-9-25-13-44-13h-50v-23zM132 133c9 0 17 0 24 2 7 1 13 4 18 7 5 4 10 9 14 15l45 67c4 6 7 10 11 13s9 6 13 7c5 1 11 3 18 3v20h-88l-61-108c-3-5-6-9-9-12-3-2-6-4-10-5s-9-1-14-1v-8zM479 264c-6 2-11 4-17 5-5 1-11 1-16 1-14 0-25-3-32-11-8-7-11-17-11-31v-112c0-12-3-21-9-27-5-6-13-9-23-9-9 0-16 3-22 8-5 6-8 15-8 25v22h-38c-3-2-6-5-8-9s-3-9-3-14c0-9 3-17 10-25s17-14 29-18c12-5 25-8 40-8 18 0 33 3 45 9 13 5 22 13 29 24 7 10 10 23 10 38v94c0 4 1 8 2 10 2 2 4 4 7 6 4 1 8 2 15 3zM410 231c-9 14-19 24-31 31-12 6-25 9-39 9-11 0-20-2-28-6-8-5-14-11-19-18-4-8-6-17-6-26 0-15 4-27 13-37s22-17 40-22l77-21v17l-51 16c-10 3-17 7-21 13s-6 13-6 22c0 5 1 10 3 14s6 8 10 10c5 3 10 4 15 4 8 0 15-2 23-6s14-10 20-17zM572 61l-19 62-59-23v-15l59-24zM494 248c7-1 11-2 15-3 3-1 5-3 7-6 1-2 2-5 2-9v-137l54-32v169c0 4 0 7 2 9 1 3 4 5 7 6s8 2 14 3v19h-101zM621 248c6-1 11-2 14-3 4-1 6-3 7-6 1-2 2-5 2-9v-99c0-11-2-19-7-24-6-5-14-8-25-8-6 0-12 1-19 4-7 2-13 5-19 10-7 4-12 9-17 15v-16c7-10 15-18 23-26 9-7 19-14 29-18s20-7 30-7c19 0 33 6 43 16s15 25 15 45v108c0 4 1 7 2 9 2 3 4 5 8 6 3 1 8 2 14 3v19h-100zM887 82c9-4 17-7 22-10 6-2 11-3 15-4s8-2 12-2h11v34h-60zM839 61c16 0 30 3 43 9 12 6 22 14 29 25 7 10 10 22 10 35s-3 26-11 37-18 20-31 27c-13 6-27 10-42 10-17 0-31-3-44-9-13-5-22-14-29-24s-11-22-11-35c0-14 4-26 11-38 8-11 18-20 31-27 13-6 28-10 44-10zM836 81c-11 0-19 4-24 12-6 9-9 21-9 36 0 11 2 20 5 29 3 8 7 15 13 20 5 5 11 7 18 7 10 0 18-4 24-13 5-8 8-20 8-36 0-11-1-20-4-29-3-8-7-15-13-19-5-5-11-7-18-7zM806 275c-11 0-20 3-26 9-7 6-10 14-10 23 0 7 3 13 7 18s11 9 19 11c8 3 18 5 30 5h13c13 0 24-2 33-5 10-3 18-8 23-14 5-5 8-12 8-19s-3-13-8-19c-5-4-13-6-22-6h-90v-9c-11 0-19-4-26-10-7-7-10-16-10-27 0-9 2-16 6-23 5-7 11-12 20-16 8-4 17-7 28-8l5 14c-8 0-14 1-19 4-4 3-6 7-6 13 0 5 1 9 4 11 4 3 8 4 14 4h85c12 0 23 3 32 7 10 5 17 11 23 20 5 8 7 17 7 29 0 14-5 25-14 36-10 11-23 20-39 26-16 7-34 10-54 10h-13c-18 0-34-2-48-6s-26-10-34-17c-7-8-11-16-11-24 0-9 3-16 8-25 6-7 13-12 23-17 9-4 20-6 31-6h18v11zM1059 271c-19 0-35-4-50-12-14-9-26-21-34-36s-12-33-12-52c0-20 4-38 13-55s21-30 36-40 32-15 50-15 35 5 49 14c15 8 26 20 34 36 9 15 13 32 13 51 0 20-5 39-13 55-9 17-21 30-36 40s-32 14-50 14zM1063 251c8 0 16-3 21-9 6-6 11-14 14-26 3-11 5-26 5-44s-2-34-6-47c-4-14-9-24-16-32-6-7-14-11-23-11s-16 3-22 9-11 14-14 26-4 26-4 44 2 34 5 47c4 14 9 24 16 32 7 7 15 11 24 11z">
          <text:p/>
        </draw:path>
        <draw:path draw:style-name="gr1" draw:text-style-name="P1" draw:layer="layout" svg:width="2.465cm" svg:height="0.374cm" svg:x="14.834cm" svg:y="4.17cm" svg:viewBox="0 0 2466 375" svg:d="M59 140l-59-24v-15l59-24h18zM77 336c0 4 0 7 2 9 1 2 4 4 7 5 4 2 8 3 14 3v19h-100v-19c6 0 11-1 14-3 4-1 6-3 7-5 2-2 3-5 3-9v-227l53-32zM52 136c6-13 13-24 22-32 9-9 18-16 28-20s21-7 32-7c16 0 30 5 43 13s23 19 30 34c8 15 11 31 11 49 0 23-4 43-13 60-9 18-22 31-38 41s-35 14-56 14c-13 0-25-2-37-6-12-5-22-11-30-20l14-28c8 11 15 19 22 23 8 4 16 7 26 7 11 0 22-3 30-10 9-6 16-15 20-27 5-12 7-26 7-42 0-15-2-28-6-39s-10-20-18-26c-8-5-17-8-28-8-6 0-13 1-20 4s-14 7-20 13-11 13-15 21zM253 174v-40h100v40zM482 101c-8 1-14 3-17 5-4 1-6 3-7 7 0 3 1 8 3 14l40 102h-7l41-102c2-6 3-11 3-14-1-4-3-6-7-7-4-2-10-4-18-5v-19h76v19c-5 1-9 2-12 3-2 2-5 3-6 5-2 2-3 4-5 8l-74 169h-17l-78-169c-2-3-3-6-5-8s-4-3-7-5c-2-1-6-2-11-3v-19h108zM788 281c-5 2-11 4-17 5-5 1-11 1-16 1-14 0-25-3-32-11-8-7-11-17-11-31v-112c0-13-3-22-8-28-6-6-13-9-24-9-9 0-16 3-22 8-5 6-8 15-8 25v23h-37c-4-2-7-5-9-9s-3-9-3-15c0-9 4-17 11-25 6-8 16-14 28-18 12-5 26-8 40-8 18 0 33 3 46 9 12 5 22 13 28 24 7 10 10 24 10 39v94c0 4 1 8 2 10 2 2 4 4 8 6 3 1 8 2 14 3zM720 248c-10 14-20 24-32 31-12 6-25 9-39 9-10 0-20-2-28-6-8-5-14-11-18-18-5-8-7-17-7-26 0-15 4-27 13-37s22-17 41-22l76-21v17l-51 16c-9 3-17 7-21 13s-6 13-6 22c0 5 1 10 3 14 3 4 6 8 11 10 4 3 9 4 15 4 7 0 15-2 22-6 8-4 15-10 21-17zM863 71l-59-28v-15l59-28h18zM881 247c0 4 0 7 2 9 1 3 4 5 7 6s8 2 14 3v19h-100v-19c6-1 11-2 14-3s6-3 7-6c2-2 2-5 2-9v-216l54-31zM1018 288c-18 0-35-4-49-12-15-9-26-21-35-36-8-15-12-33-12-52 0-20 5-38 13-55 9-18 21-31 36-41 16-10 32-15 50-15 19 0 35 5 50 14 14 8 26 20 34 36s12 33 12 52c0 20-4 39-13 55-9 17-21 30-36 40s-31 14-50 14zM1023 268c8 0 15-3 21-9s10-14 13-26c4-11 5-26 5-44s-2-34-6-47c-4-15-9-25-15-33-7-7-15-11-23-11-9 0-17 3-22 9-6 6-11 14-14 27-3 12-5 26-5 44s2 34 6 47c3 14 9 24 15 32 7 7 15 11 25 11zM1197 140l-60-24v-15l60-24h18zM1215 246c0 4 0 7 2 10 2 2 4 4 8 5 4 2 10 3 17 4v19h-105v-19c6-1 11-2 14-3s6-3 7-6c1-2 2-5 2-9v-138l55-32zM1208 148c7-15 14-28 21-37 6-10 12-18 18-24 7-6 13-10 20-10 2 0 5 1 8 2 2 1 4 2 6 4v49h-11c-10 0-18 1-26 3-7 2-13 6-19 11-5 4-11 10-17 18zM1511 98c10-4 18-7 23-10 6-2 11-3 15-4s8-2 11-2h11v34h-60zM1463 77c17 0 31 3 43 9 13 6 23 14 30 25 7 10 10 23 10 36s-4 26-11 37c-8 11-18 20-31 27-13 6-27 10-43 10s-30-3-43-9c-13-5-23-14-30-24s-10-22-10-35c0-14 4-27 11-39 8-11 18-20 31-27 13-6 28-10 43-10zM1461 97c-11 0-19 4-25 12-5 9-8 21-8 37 0 11 2 20 5 29 2 8 7 15 12 20 6 5 12 7 18 7 11 0 19-4 25-13 5-8 8-20 8-36 0-11-2-20-4-30-3-8-8-15-13-19-6-5-12-7-18-7zM1431 292c-11 0-20 3-27 9-6 5-9 13-9 22 0 7 2 13 7 18 4 5 10 9 18 11 9 3 19 5 31 5h13c12 0 23-2 33-5s17-8 23-14c5-5 8-12 8-19s-3-13-8-18c-6-4-13-6-22-6h-90v-9c-11 0-20-4-27-10-6-7-10-16-10-27 0-9 3-16 7-23 5-7 11-12 19-16s18-7 29-8l5 14c-8 0-14 1-19 4-4 3-6 7-6 13 0 5 1 9 4 11 3 3 8 4 13 4h86c12 0 23 3 32 7 10 5 17 11 22 20 5 8 8 17 8 29 0 13-5 24-14 35-10 11-23 20-40 26-16 7-34 10-53 10h-13c-18 0-34-2-49-6-14-4-25-10-33-17-8-8-11-16-11-24 0-9 2-16 8-24 5-7 13-12 22-17 10-4 20-6 31-6h19v11zM1646 71l-59-28v-15l59-28h19zM1665 247c0 4 0 7 2 9 1 3 4 5 7 6s8 2 14 3v19h-101v-19c7-1 11-2 15-3 3-1 5-3 7-6 1-2 2-5 2-9v-216l54-31zM1802 288c-19 0-35-4-50-12-14-9-25-21-34-36-8-15-12-33-12-52 0-20 4-38 13-55 9-18 21-31 36-41s32-15 50-15c19 0 35 5 49 14 15 8 26 20 34 36 9 16 13 33 13 52 0 20-4 39-13 55-9 17-21 30-36 40s-32 14-50 14zM1806 268c9 0 16-3 22-9s10-14 13-26c3-11 5-26 5-44s-2-34-6-47c-4-15-9-25-16-33-6-7-14-11-23-11-8 0-16 3-22 9s-10 14-13 27c-3 12-5 26-5 44s2 34 6 47c3 14 8 24 15 32 7 7 15 11 24 11zM1972 71l-59-28v-15l59-28h18zM1937 284v-255l53-29v261zM1981 263l-21 21h-23l44-36zM1971 234c8 11 15 19 23 23 7 4 16 7 25 7 12 0 22-3 31-10 8-6 15-15 19-27 5-12 8-26 8-42 0-15-3-28-7-39s-10-20-18-26c-7-5-17-8-27-8-7 0-14 1-21 4s-13 7-20 13c-5 6-10 13-14 21l-5-14c6-13 14-24 22-32 9-9 18-16 28-20 11-4 21-7 33-7 15 0 29 5 42 13s23 19 31 34c7 15 11 31 11 49 0 23-5 43-14 60-8 18-21 31-38 41-16 10-35 14-56 14-12 0-24-2-36-6-12-5-22-11-31-20zM2350 281c-6 2-11 4-17 5s-11 1-17 1c-14 0-24-3-32-11-7-7-11-17-11-31v-112c0-13-2-22-8-28-5-6-13-9-23-9-9 0-17 3-22 8-6 6-8 15-8 25v23h-38c-3-2-6-5-9-9-1-4-2-9-2-15 0-9 3-17 10-25s17-14 29-18c12-5 25-8 40-8 18 0 33 3 45 9 13 5 22 13 29 24 7 10 10 24 10 39v94c0 4 1 8 2 10s4 4 7 6c4 1 8 2 15 3zM2281 248c-9 14-20 24-31 31-12 6-25 9-39 9-11 0-20-2-28-6-8-5-14-11-19-18-4-8-6-17-6-26 0-15 4-27 13-37s22-17 40-22l77-21v17l-51 16c-10 3-17 7-21 13-5 6-6 13-6 22 0 5 1 10 3 14s6 8 10 10c5 3 10 4 15 4 8 0 15-2 23-6 7-4 14-10 20-17zM2424 71l-59-28v-15l59-28h18zM2442 247c0 4 1 7 3 9 1 3 3 5 7 6 3 1 8 2 14 3v19h-101v-19c6-1 11-2 15-3 3-1 5-3 7-6 1-2 2-5 2-9v-216l53-31z">
          <text:p/>
        </draw:path>
        <draw:frame draw:style-name="gr3" draw:text-style-name="P4" draw:layer="layout" svg:width="0.369cm" svg:height="0.42cm" svg:x="10.159cm" svg:y="4.113cm">
          <draw:text-box>
            <text:p text:style-name="P2"><text:span text:style-name="T6">Δ</text:span></text:p>
          </draw:text-box>
        </draw:frame>
        <draw:frame draw:style-name="gr3" draw:text-style-name="P4" draw:layer="layout" svg:width="0.48cm" svg:height="0.501cm" svg:x="1.226cm" svg:y="5.128cm">
          <draw:text-box>
            <text:p text:style-name="P2"><text:span text:style-name="T3">1D</text:span></text:p>
          </draw:text-box>
        </draw:frame>
        <draw:frame draw:style-name="gr3" draw:text-style-name="P4" draw:layer="layout" svg:width="1.153cm" svg:height="0.501cm" svg:x="6.09cm" svg:y="5.128cm">
          <draw:text-box>
            <text:p text:style-name="P2"><text:span text:style-name="T3">+0.183</text:span></text:p>
          </draw:text-box>
        </draw:frame>
        <draw:frame draw:style-name="gr3" draw:text-style-name="P4" draw:layer="layout" svg:width="1.06cm" svg:height="0.501cm" svg:x="9.269cm" svg:y="5.128cm">
          <draw:text-box>
            <text:p text:style-name="P2"><text:span text:style-name="T3">-0.022</text:span></text:p>
          </draw:text-box>
        </draw:frame>
        <draw:path draw:style-name="gr1" draw:text-style-name="P1" draw:layer="layout" svg:width="1.063cm" svg:height="0.277cm" svg:x="14.841cm" svg:y="5.251cm" svg:viewBox="0 0 1064 278" svg:d="M110 278c-22 0-41-6-58-17-17-12-30-28-39-49s-13-45-13-72 4-51 13-72c10-22 23-38 39-50 17-12 37-18 58-18 22 0 41 6 58 18s30 28 39 49 14 44 14 72c0 27-5 51-15 72-9 21-22 38-39 49-17 12-36 18-57 18zM119 253c8 0 16-3 23-10 6-6 11-16 15-28 3-13 5-29 5-47 0-27-3-53-8-74-5-22-13-38-22-50s-20-18-32-18c-9 0-17 3-23 10-6 6-11 15-14 28s-5 28-5 47c0 28 2 53 8 74 5 21 12 38 21 50s20 18 32 18zM248 242c0-7 2-12 5-17 3-6 7-10 12-13 6-3 12-4 17-4 7 0 12 1 18 4 5 3 9 8 12 13 4 5 5 11 5 17s-1 12-5 17c-3 6-7 10-12 12-6 3-11 5-18 5-5 0-11-2-17-5-5-2-9-6-12-12-3-5-5-11-5-17zM455 278c-22 0-41-6-58-17-17-12-30-28-39-49s-14-45-14-72 5-51 14-72c10-22 23-38 39-50 17-12 36-18 58-18s41 6 57 18c17 12 30 28 40 49 9 21 13 44 13 72 0 27-4 51-14 72-9 21-22 38-39 49-17 12-36 18-57 18zM463 253c9 0 17-3 24-10 6-6 11-16 14-28 4-13 6-29 6-47 0-27-3-53-8-74-6-22-13-38-22-50-10-12-20-18-32-18-9 0-17 3-23 10-6 6-11 15-14 28-4 13-5 28-5 47 0 28 2 53 7 74 6 21 13 38 22 50s20 18 31 18zM704 278c-21 0-41-6-58-17-16-12-29-28-38-49s-14-45-14-72 5-51 14-72c9-22 22-38 39-50s36-18 58-18 41 6 57 18c17 12 30 28 39 49s14 44 14 72c0 27-5 51-14 72s-23 38-39 49c-17 12-36 18-58 18zM713 253c9 0 17-3 23-10 7-6 12-16 15-28 4-13 6-29 6-47 0-27-3-53-9-74-5-22-12-38-22-50-9-12-19-18-32-18-8 0-16 3-22 10-7 6-11 15-15 28-3 13-4 28-4 47 0 28 2 53 7 74s12 38 22 50c9 12 19 18 31 18zM927 252c9-1 16-2 20-3 4-2 7-4 9-7 1-4 2-9 2-16v-174h3l-92 124v-10h195v33h-223v-24l129-172h46v223c0 7 1 12 2 16 1 3 4 5 8 7 5 1 12 2 21 3v21h-120z">
          <text:p/>
        </draw:path>
        <draw:frame draw:style-name="gr5" draw:text-style-name="P6" draw:layer="layout" svg:width="0.465cm" svg:height="0.439cm" svg:x="15.985cm" svg:y="5.173cm">
          <draw:image xlink:href="Pictures/1000000100000037000000349F873052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12.037cm" svg:y="5.128cm">
          <draw:text-box>
            <text:p text:style-name="P2"><text:span text:style-name="T3">0.205</text:span></text:p>
          </draw:text-box>
        </draw:frame>
        <draw:frame draw:style-name="gr3" draw:text-style-name="P4" draw:layer="layout" svg:width="0.48cm" svg:height="0.501cm" svg:x="1.226cm" svg:y="6.198cm">
          <draw:text-box>
            <text:p text:style-name="P2"><text:span text:style-name="T3">2D</text:span></text:p>
          </draw:text-box>
        </draw:frame>
        <draw:frame draw:style-name="gr3" draw:text-style-name="P4" draw:layer="layout" svg:width="1.153cm" svg:height="0.501cm" svg:x="6.09cm" svg:y="6.198cm">
          <draw:text-box>
            <text:p text:style-name="P2"><text:span text:style-name="T3">+0.192</text:span></text:p>
          </draw:text-box>
        </draw:frame>
        <draw:frame draw:style-name="gr3" draw:text-style-name="P4" draw:layer="layout" svg:width="1.06cm" svg:height="0.501cm" svg:x="9.269cm" svg:y="6.198cm">
          <draw:text-box>
            <text:p text:style-name="P2"><text:span text:style-name="T3">-0.157</text:span></text:p>
          </draw:text-box>
        </draw:frame>
        <draw:frame draw:style-name="gr3" draw:text-style-name="P4" draw:layer="layout" svg:width="0.942cm" svg:height="0.501cm" svg:x="12.037cm" svg:y="6.198cm">
          <draw:text-box>
            <text:p text:style-name="P2"><text:span text:style-name="T3">0.349</text:span></text:p>
          </draw:text-box>
        </draw:frame>
        <draw:frame draw:style-name="gr5" draw:text-style-name="P6" draw:layer="layout" svg:width="0.465cm" svg:height="0.439cm" svg:x="15.824cm" svg:y="6.248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1.035cm" svg:height="0.501cm" svg:x="14.827cm" svg:y="6.198cm">
          <draw:text-box>
            <text:p text:style-name="P2"><text:span text:style-name="T3">0.325 </text:span></text:p>
          </draw:text-box>
        </draw:frame>
        <draw:frame draw:style-name="gr3" draw:text-style-name="P4" draw:layer="layout" svg:width="0.48cm" svg:height="0.501cm" svg:x="1.226cm" svg:y="7.269cm">
          <draw:text-box>
            <text:p text:style-name="P2"><text:span text:style-name="T3">3D</text:span></text:p>
          </draw:text-box>
        </draw:frame>
        <draw:frame draw:style-name="gr3" draw:text-style-name="P4" draw:layer="layout" svg:width="1.153cm" svg:height="0.501cm" svg:x="6.09cm" svg:y="7.269cm">
          <draw:text-box>
            <text:p text:style-name="P2"><text:span text:style-name="T3">+0.077</text:span></text:p>
          </draw:text-box>
        </draw:frame>
        <draw:frame draw:style-name="gr3" draw:text-style-name="P4" draw:layer="layout" svg:width="1.06cm" svg:height="0.501cm" svg:x="9.269cm" svg:y="7.269cm">
          <draw:text-box>
            <text:p text:style-name="P2"><text:span text:style-name="T3">-0.064</text:span></text:p>
          </draw:text-box>
        </draw:frame>
        <draw:frame draw:style-name="gr3" draw:text-style-name="P4" draw:layer="layout" svg:width="0.942cm" svg:height="0.501cm" svg:x="12.037cm" svg:y="7.269cm">
          <draw:text-box>
            <text:p text:style-name="P2"><text:span text:style-name="T3">0.141</text:span></text:p>
          </draw:text-box>
        </draw:frame>
        <draw:frame draw:style-name="gr5" draw:text-style-name="P6" draw:layer="layout" svg:width="0.465cm" svg:height="0.439cm" svg:x="15.807cm" svg:y="7.315cm">
          <draw:image xlink:href="Pictures/1000000100000037000000347FC8E8EF.png" xlink:type="simple" xlink:show="embed" xlink:actuate="onLoad" draw:mime-type="image/png">
            <text:p/>
          </draw:image>
        </draw:frame>
        <draw:frame draw:style-name="gr3" draw:text-style-name="P4" draw:layer="layout" svg:width="1.035cm" svg:height="0.501cm" svg:x="14.827cm" svg:y="7.269cm">
          <draw:text-box>
            <text:p text:style-name="P2"><text:span text:style-name="T3">0.575 </text:span></text:p>
          </draw:text-box>
        </draw:frame>
        <draw:frame draw:style-name="gr2" draw:text-style-name="P3" draw:layer="layout" svg:width="19.226cm" svg:height="0.577cm" svg:x="0.988cm" svg:y="9.044cm">
          <draw:text-box>
            <text:p text:style-name="P2"><text:span text:style-name="T1">Señales </text:span><text:span text:style-name="T1">emocion</text:span><text:span text:style-name="T1">ales </text:span><text:span text:style-name="T1">múltiple</text:span><text:span text:style-name="T1">s crean </text:span><text:span text:style-name="T1">interfere</text:span><text:span text:style-name="T1">ncia que </text:span><text:span text:style-name="T1">promedi</text:span><text:span text:style-name="T1">a hacia </text:span><text:span text:style-name="T1">el </text:span><text:span text:style-name="T1">neutro. </text:span><text:span text:style-name="T1">Una </text:span><text:span text:style-name="T1">señal </text:span><text:span text:style-name="T1">clara</text:span></text:p>
          </draw:text-box>
        </draw:frame>
        <draw:polygon draw:style-name="gr1" draw:text-style-name="P1" draw:layer="layout" svg:width="18.733cm" svg:height="0.018cm" svg:x="1.146cm" svg:y="10.925cm" svg:viewBox="0 0 18734 19" draw:points="0,0 18734,0 18734,19 0,19">
          <text:p/>
        </draw:polygon>
        <draw:path draw:style-name="gr1" draw:text-style-name="P1" draw:layer="layout" svg:width="5.389cm" svg:height="0.371cm" svg:x="1.002cm" svg:y="12.056cm" svg:viewBox="0 0 5390 372" svg:d="M27 366l171-283 1 3h-199v-65h244v27l-141 318zM276 325c0-8 1-16 5-22 4-7 9-13 16-16 7-4 14-6 23-6 7 0 14 2 21 6 7 3 13 9 17 16 4 6 6 14 6 22 0 7-2 16-6 23-4 6-10 12-17 16s-14 6-21 6c-9 0-16-2-23-6s-12-10-16-16c-4-7-5-16-5-23zM775 126c-4-19-10-34-19-46-8-12-18-21-31-27s-29-10-46-10c-24 0-44 6-61 18s-30 29-39 51c-8 22-13 48-13 78s5 57 14 80c10 23 23 41 41 54 17 12 38 19 61 19 15 0 29-3 41-10 11-6 22-16 32-29s20-31 30-54h27l-15 88c-15 11-33 19-55 25s-44 9-67 9c-36 0-69-7-97-22s-50-36-66-62-24-56-24-89c0-35 8-66 24-94 16-29 38-51 67-66 28-16 60-24 96-24 24 0 47 3 69 8 23 6 42 13 57 23v80zM966 372c-24 0-45-6-64-17s-33-27-44-46c-10-20-15-42-15-67s5-49 16-70c12-22 27-39 47-51 19-13 40-19 64-19s45 5 64 16c19 12 33 27 44 47 10 19 15 41 15 66s-5 49-17 70c-11 22-26 40-46 52-19 13-41 19-64 19zM971 346c11 0 21-4 28-12 8-8 14-19 17-34 4-15 6-33 6-56s-2-43-7-60c-5-18-11-32-20-41-9-10-19-15-30-15s-21 4-29 12c-7 7-13 19-17 34-4 14-6 33-6 55 0 23 3 43 7 61 5 18 12 31 21 41s19 15 30 15zM1217 102l-23 79-76-30v-19l76-30zM1118 342c8-1 14-4 18-5 5-2 8-4 10-7s3-7 3-11v-177l68-40v217c0 4 1 8 3 11s5 5 9 7c5 1 11 4 18 5v24h-129zM1281 342c8-1 14-4 18-5 5-2 8-4 9-7 2-3 3-7 3-11v-128c0-14-3-24-10-31s-17-10-31-10c-8 0-16 2-25 5-8 3-17 7-25 13s-15 12-21 19v-20c8-12 18-24 30-34s24-17 37-23c13-5 25-8 38-8 24 0 43 7 56 20s20 32 20 57v140c0 4 0 8 2 11s5 5 10 7c4 1 10 4 18 5v24h-129zM1660 299c-9 23-23 42-41 55-18 12-40 18-65 18-23 0-44-5-63-16s-34-27-44-46c-10-20-15-42-15-66 0-28 5-52 16-73 12-21 27-38 47-50 20-13 43-19 67-19 18 0 34 3 48 9 15 6 26 14 34 24s12 21 12 33c0 6-2 12-5 17s-7 9-12 12h-44v-13c0-18-4-31-11-41-6-9-16-13-29-13-12 0-22 3-31 11-9 7-16 17-21 31-4 14-7 29-7 47 0 20 4 37 10 52 7 14 16 26 28 34 12 7 27 11 43 11 12 0 24-2 35-7 11-6 22-14 33-25zM1756 92l-77-36v-19l77-35h23zM1779 319c0 4 1 8 3 11 1 3 5 5 9 7 4 1 10 4 18 5v24h-130v-24c8-1 15-4 19-5 5-2 8-4 10-7s2-7 2-11v-278l69-39zM1903 181l-75-30v-19l75-30h23zM1926 282c0 14 4 24 11 31s17 10 31 10c8 0 16-1 25-4 8-4 17-8 25-14 8-5 15-12 21-19v20c-8 13-18 24-30 35-12 10-24 17-37 23-13 5-25 8-37 8-25 0-44-7-58-20-13-14-19-33-19-58v-150l68-42zM2066 181l-76-30v-19l76-30h23zM2089 299c0 6 1 10 3 13s5 6 10 8c4 2 10 3 18 4v25l-76 21h-23v-226l68-42zM2175 279c6 22 14 39 25 49 11 12 25 17 42 17 9 0 18-1 25-4 7-4 13-9 17-14 4-6 6-13 6-20s-2-13-5-18c-3-4-8-8-15-12-6-3-16-7-27-10-4-1-9-2-13-4-21-4-37-10-50-17-12-7-21-15-27-25s-9-23-9-37c0-16 4-30 13-42 8-13 21-23 36-30 16-6 33-10 53-10 18 0 35 2 50 6 14 4 28 10 40 18v59h-31c-4-18-12-32-22-42-10-9-23-14-38-14-8 0-16 1-22 4-6 2-11 6-15 11-3 5-5 11-5 17 0 7 2 13 5 18 4 5 9 8 16 12 8 3 19 6 32 10 23 5 42 11 55 18 14 7 23 16 30 26 6 11 10 24 10 39 0 18-5 33-14 47s-22 24-38 30c-17 7-36 11-59 11-18 0-35-3-52-7-17-5-32-12-45-21v-65zM2397 43c0-7 2-15 6-21 3-7 8-12 15-15 7-4 14-7 22-7s15 3 22 7c6 3 11 8 15 15 4 6 5 14 5 21 0 9-1 16-5 23-4 6-9 11-15 14-7 4-15 6-23 6-7 0-14-2-21-6-7-3-12-8-15-15-4-7-6-14-6-22zM2453 181l-76-30v-19l76-30h23zM2476 319c0 4 1 8 3 11s5 5 10 7c4 1 10 4 18 5v24h-130v-24c8-1 15-4 19-5 4-2 7-4 9-7s3-7 3-11v-177l68-40zM2654 372c-24 0-45-6-64-17s-34-27-44-46c-10-20-16-42-16-67s6-49 17-70c11-22 27-39 46-51 20-13 41-19 65-19s45 5 64 16c18 12 33 27 43 47 11 19 16 41 16 66s-6 49-17 70c-11 22-26 40-46 52-20 13-41 19-64 19zM2659 346c11 0 21-4 28-12 8-8 13-19 17-34s6-33 6-56-2-43-7-60c-5-18-12-32-20-41-9-10-19-15-30-15-12 0-21 4-29 12-8 7-14 19-18 34-3 14-5 33-5 55 0 23 2 43 7 61s12 31 21 41c8 10 18 15 30 15zM2905 102l-23 79-77-30v-19l77-30zM2805 342c8-1 15-4 19-5 5-2 8-4 10-7 1-3 2-7 2-11v-177l69-40v217c0 4 1 8 2 11 2 3 5 5 10 7 4 1 10 4 18 5v24h-130zM2969 342c7-1 13-4 18-5 4-2 7-4 9-7s3-7 3-11v-128c0-14-4-24-11-31-6-7-16-10-30-10-8 0-16 2-25 5s-17 7-25 13-15 12-22 19v-20c9-12 19-24 31-34s24-17 37-23c13-5 25-8 37-8 25 0 43 7 56 20 14 13 20 32 20 57v140c0 4 1 8 3 11s5 5 9 7c5 1 11 4 19 5v24h-129zM3355 299c-11 24-26 43-44 55-19 12-40 18-65 18s-47-5-66-16-34-27-44-46c-11-19-16-41-16-66 0-27 5-51 17-72 11-22 27-39 46-51 20-13 42-19 66-19 20 0 38 4 54 13 15 9 27 22 36 38 9 15 13 34 13 55v17h-182v-26l126-2-8 11c0-17-2-31-5-43-4-12-9-21-15-27-7-5-15-8-24-8-12 0-23 3-31 11-9 8-16 19-21 33s-7 30-7 49c0 20 3 37 9 51 7 14 16 25 28 32s27 11 44 11c14 0 27-3 39-8s24-14 35-25zM3415 279c6 22 14 39 25 49 11 12 25 17 42 17 9 0 18-1 25-4 7-4 13-9 17-14 4-6 6-13 6-20s-1-13-5-18c-3-4-8-8-15-12-6-3-16-7-27-10-4-1-8-2-13-4-21-4-37-10-50-17-12-7-21-15-27-25s-9-23-9-37c0-16 4-30 13-42 9-13 21-23 36-30 16-6 34-10 53-10 18 0 35 2 50 6 14 4 28 10 40 18v59h-31c-4-18-12-32-22-42-10-9-23-14-37-14-9 0-16 1-23 4-6 2-11 6-15 11-3 5-5 11-5 17 0 7 2 13 5 18 4 5 9 8 17 12 7 3 18 6 31 10 23 5 42 11 55 18 14 7 24 16 30 26 7 11 10 24 10 39 0 18-5 33-14 47s-21 24-38 30c-17 7-36 11-58 11-18 0-36-3-53-7-17-5-32-12-44-21v-65zM3820 304c0 9 2 16 4 21 3 4 7 8 13 11 6 2 15 4 26 5v25h-160v-25c11-1 19-3 25-5 6-3 11-7 13-11 3-5 4-12 4-21v-222c0-9-1-15-4-20-2-5-7-9-13-11-6-3-14-4-25-5v-25h117zM3977 118c-4-18-9-31-16-41-6-9-14-16-25-20-10-4-24-6-41-6h-98v-30h206v97zM3879 178c8 0 14-1 20-4 5-3 9-8 12-14 3-7 5-16 7-28h26v122h-26c-2-12-4-21-7-27-3-7-7-12-12-15-6-3-12-4-20-4h-82v-30zM4046 43c0-7 2-15 5-21 4-7 9-12 16-15 6-4 14-7 22-7s15 3 21 7c7 3 12 8 16 15 3 6 5 14 5 21 0 9-2 16-5 23-4 6-9 11-16 14-6 4-14 6-22 6-7 0-15-2-21-6-7-3-12-8-16-15-3-7-5-14-5-22zM4102 181l-76-30v-19l76-30h23zM4125 319c0 4 1 8 3 11s5 5 9 7c5 1 11 4 19 5v24h-130v-24c8-1 14-4 19-5 4-2 7-4 9-7s3-7 3-11v-177l68-40zM4278 102l-23 79-76-30v-19l76-30zM4179 342c8-1 14-4 18-5 5-2 8-4 10-7 1-3 2-7 2-11v-177l69-40v217c0 4 1 8 3 11 1 3 4 5 9 7 4 1 10 4 18 5v24h-129zM4342 342c7-1 14-4 18-5 4-2 7-4 9-7s3-7 3-11v-128c0-14-4-24-10-31-7-7-17-10-31-10-8 0-16 2-25 5s-17 7-25 13-15 12-21 19v-20c8-12 18-24 30-34s24-17 37-23c13-5 25-8 37-8 25 0 44 7 57 20s19 32 19 57v140c0 4 1 8 3 11s5 5 10 7c4 1 10 4 18 5v24h-129zM4745 362c-6 3-13 5-21 7-7 1-14 2-21 2-18 0-32-5-42-14s-14-24-14-42v-143c0-16-4-27-11-35s-16-12-30-12c-12 0-21 4-28 12-7 7-10 18-10 31v29h-48c-5-3-9-7-12-12-2-6-4-12-4-18 0-12 5-23 14-33s21-18 36-23c16-6 34-9 52-9 23 0 42 4 59 11 16 7 28 17 37 31 8 13 12 29 12 48v120c0 6 1 10 3 14 2 3 5 5 9 7 5 2 11 3 19 4zM4657 320c-12 17-25 31-41 39-15 9-32 13-50 13-13 0-25-3-36-8-10-6-18-14-24-23-6-11-8-23-8-35 0-18 5-34 17-46 11-13 28-22 52-29l98-28v24l-65 19c-13 4-22 10-27 17-6 7-9 16-9 27 0 7 2 13 5 19s8 10 13 13c6 3 12 5 20 5 9 0 19-3 29-8s18-13 25-22zM4841 92l-76-36v-19l76-35h23zM4864 319c0 4 1 8 3 11s5 5 9 7c5 1 11 4 19 5v24h-130v-24c8-1 14-4 19-5 4-2 7-4 9-7s3-7 3-11v-278l68-39zM5154 299c-11 24-26 43-44 55-19 12-41 18-65 18-25 0-47-5-66-16s-34-27-45-46c-10-19-16-41-16-66 0-27 6-51 17-72 12-22 27-39 47-51 20-13 42-19 66-19 20 0 38 4 53 13 16 9 28 22 37 38 8 15 13 34 13 55v17h-182v-26l126-2-8 11c0-17-2-31-6-43-3-12-8-21-14-27-7-5-15-8-25-8-12 0-22 3-31 11-8 8-15 19-20 33s-8 30-8 49c0 20 3 37 10 51 6 14 16 25 28 32s27 11 44 11c14 0 27-3 39-8s24-14 35-25zM5214 279c6 22 14 39 25 49 11 12 25 17 41 17 10 0 18-1 26-4 7-4 13-9 17-14 4-6 6-13 6-20s-2-13-5-18c-3-4-8-8-15-12-7-3-16-7-27-10-5-1-9-2-13-4-21-4-37-10-50-17-12-7-22-15-27-25-6-10-9-23-9-37 0-16 4-30 13-42 8-13 20-23 36-30 16-6 33-10 53-10 18 0 35 2 49 6 15 4 29 10 41 18v59h-31c-5-18-12-32-22-42-11-9-23-14-38-14-8 0-16 1-22 4-7 2-12 6-15 11-4 5-5 11-5 17 0 7 1 13 5 18 3 5 9 8 16 12 8 3 19 6 32 10 23 5 42 11 55 18s23 16 30 26c6 11 10 24 10 39 0 18-5 33-14 47s-22 24-38 30c-17 7-36 11-59 11-18 0-35-3-53-7-17-5-31-12-44-21v-65z">
          <text:p/>
        </draw:path>
        <draw:path draw:style-name="gr1" draw:text-style-name="P1" draw:layer="layout" svg:width="5.71cm" svg:height="0.414cm" svg:x="1.005cm" svg:y="12.934cm" svg:viewBox="0 0 5711 415" svg:d="M254 137c-3-17-9-30-16-41s-17-19-29-25c-11-6-24-8-40-8-21 0-38 5-53 17-15 10-27 25-35 44-8 20-12 43-12 69 0 27 4 51 12 72 9 20 21 36 37 47 15 11 33 16 53 16 14 0 26-2 37-8 10-5 20-14 29-25 9-12 18-28 26-48h24l-14 78c-13 9-29 16-48 21s-39 8-59 8c-32 0-61-6-86-19s-45-31-59-54-21-50-21-80 7-58 21-83c15-25 34-46 59-60 26-14 54-21 85-21 22 0 42 3 62 8s37 11 50 20v72zM424 354c-21 0-40-5-57-14-16-10-29-24-39-41-9-18-13-38-13-60s4-43 14-62c11-19 24-35 42-46 17-11 36-17 57-17s40 5 56 15c17 10 30 24 39 42 9 17 14 36 14 58 0 23-5 44-15 63s-24 34-41 46c-17 11-36 16-57 16zM429 331c10 0 18-3 25-10s12-17 15-30 5-30 5-50-2-39-7-54c-4-16-10-28-17-36-8-9-17-14-27-14s-18 4-25 11-12 16-16 30c-3 13-5 29-5 49 0 21 2 39 6 55 5 16 11 28 19 36 8 9 17 13 27 13zM647 114l-20 71-68-27v-17l68-27zM559 327c7-1 13-2 16-3 4-2 7-4 9-6 1-3 2-6 2-11v-157l61-36v193c0 5 1 8 2 11 2 2 5 4 8 6 4 1 10 2 17 3v22h-115zM704 327c7-1 12-2 16-3 4-2 6-4 8-6 2-3 3-6 3-11v-113c0-13-3-22-10-28-6-6-15-9-27-9-7 0-14 1-22 4-7 3-15 7-22 12s-14 11-19 17v-18c7-11 16-21 26-30 11-8 22-15 33-20 12-5 23-8 34-8 22 0 38 6 50 18 11 12 17 29 17 51v124c0 5 1 8 3 11 1 2 4 4 8 6 4 1 9 2 16 3v22h-114zM1041 290c-9 21-21 37-37 48s-35 16-57 16c-21 0-40-5-57-14-16-10-29-24-39-41-9-17-14-37-14-58 0-25 5-46 15-65 11-20 25-34 42-45 18-11 38-17 60-17 15 0 30 3 42 8 13 5 23 12 30 22 7 8 11 18 11 29 0 6-2 11-4 16-3 4-7 8-11 10h-39v-12c0-16-3-28-9-36-7-8-16-12-27-12s-20 3-27 9c-8 7-14 16-19 29-4 12-6 26-6 42 0 17 3 33 9 46s14 23 25 30 23 11 37 11c12 0 23-3 32-8 10-4 20-11 29-21zM1125 107l-67-33v-17l67-32h20zM1145 307c0 5 1 8 2 11 2 2 5 4 9 6 4 1 9 2 16 3v22h-114v-22c6-1 12-2 16-3 4-2 6-4 8-6 2-3 3-6 3-11v-247l60-35zM1256 185l-66-27v-17l66-27h21zM1277 275c0 12 3 22 9 28s15 9 28 9c7 0 14-2 22-5 7-3 15-7 22-11 7-5 13-11 19-17v17c-7 12-16 22-27 31-10 8-21 15-33 20s-23 7-33 7c-22 0-39-6-51-18-11-11-17-28-17-50v-134l61-38zM1401 185l-68-27v-17l68-27h20zM1421 290c0 5 1 9 2 12 2 3 5 5 9 7 4 1 9 3 16 3v22l-67 19h-21v-201l61-38zM1497 272c6 20 13 35 23 44 10 10 22 14 36 14 9 0 17-1 23-3 7-3 12-7 15-12 4-5 6-11 6-18 0-6-2-11-4-15-3-5-7-8-14-12-6-3-14-6-24-9-4-1-8-2-12-3-18-4-32-9-44-15-11-6-19-14-24-23-6-9-8-19-8-32 0-15 4-27 11-38 8-11 19-20 32-26 14-7 30-10 48-10 16 0 31 2 44 6 13 3 25 8 36 15v54h-28c-4-17-11-29-20-38s-20-13-33-13c-8 0-14 1-20 4-6 2-10 6-13 10-3 5-4 10-4 15 0 7 1 12 4 16s8 7 15 11c6 3 16 6 28 8 20 5 37 10 49 16 12 7 21 15 26 24 6 9 8 21 8 35 0 15-4 29-12 41-7 12-19 21-33 27-15 6-32 9-52 9-16 0-32-2-48-6-15-4-28-11-38-19v-57zM1695 62c0-7 2-14 5-19 3-6 8-11 14-14 6-4 12-6 20-6 7 0 13 2 19 6 6 3 11 8 14 14 3 5 5 12 5 19s-2 15-5 20c-3 6-8 11-14 14s-12 5-20 5c-7 0-13-2-19-5s-11-8-14-14c-3-5-5-13-5-20zM1745 185l-67-27v-17l67-27h21zM1766 307c0 5 0 8 2 11 2 2 4 4 8 5 4 2 10 3 17 4v22h-115v-22c7-1 12-2 16-4 4-1 7-3 8-5 2-3 3-6 3-11v-157l61-36zM1925 354c-21 0-40-5-57-14-17-10-31-24-40-41-10-18-14-38-14-60s5-43 15-62 25-35 42-46 36-17 57-17 40 5 57 15c16 10 29 24 38 42 10 17 15 36 15 58 0 23-6 44-16 63s-23 34-41 46c-17 11-36 16-56 16zM1929 331c10 0 19-3 25-10 7-7 12-17 15-30s5-30 5-50-2-39-6-54c-5-16-10-28-18-36-8-9-16-14-27-14-9 0-18 4-25 11s-12 16-15 30c-4 13-5 29-5 49 0 21 2 39 6 55s10 28 18 36c8 9 17 13 27 13zM1907 101l30-79h67l-59 79zM2147 114l-20 71-67-27v-17l67-27zM2060 327c6-1 12-2 16-3 4-2 6-4 8-6 2-3 3-6 3-11v-157l60-36v193c0 5 1 8 2 11 2 2 5 4 9 6 4 1 9 2 16 3v22h-114zM2204 327c7-1 12-2 16-3 4-2 7-4 8-6 2-3 3-6 3-11v-113c0-13-3-22-9-28s-15-9-27-9c-7 0-15 1-22 4-8 3-16 7-23 12s-13 11-19 17v-18c8-11 16-21 27-30 10-8 21-15 33-20 11-5 22-8 33-8 22 0 39 6 50 18 12 12 18 29 18 51v124c0 5 0 8 2 11 2 2 4 4 8 6 4 1 10 2 17 3v22h-115zM2427 325c16-1 28-3 35-5s12-5 14-9c3-4 4-10 4-19v-182l10 10h-67v-24c19-2 34-5 46-9 11-3 21-9 29-17s17-19 25-33h24v255c0 9 1 15 4 19 2 4 7 7 14 9s19 4 35 5v24h-173zM2713 223v-45h385v45zM3468 137c-4-17-9-30-16-41-8-11-17-19-29-25s-25-8-40-8c-21 0-39 5-54 17-15 10-27 25-35 44-8 20-12 43-12 69 0 27 4 51 13 72 9 20 21 36 36 47 16 11 34 16 54 16 14 0 26-2 36-8 11-5 21-14 29-25 9-12 18-28 27-48h24l-14 78c-13 9-30 16-49 21s-38 8-58 8c-33 0-61-6-87-19-25-13-44-31-59-54-14-23-21-50-21-80s8-58 22-83 34-46 59-60 53-21 85-21c21 0 42 3 62 8 19 5 36 11 50 20v72zM3591 185l-67-27v-17l67-27h21zM3612 275c0 12 3 22 9 28s15 9 27 9c7 0 15-2 22-5 8-3 15-7 22-11 8-5 14-11 20-17v17c-8 12-17 22-27 31-11 8-22 15-34 20-11 5-22 7-33 7-22 0-39-6-50-18-12-11-17-28-17-50v-134l61-38zM3735 185l-67-27v-17l67-27h21zM3756 290c0 5 0 9 2 12s5 5 9 7c4 1 9 3 16 3v22l-67 19h-21v-201l61-38zM3870 185l-68-27v-17l68-27h20zM3890 306c0 4 1 8 3 11s5 5 10 7c4 1 10 2 18 3v22h-119v-22c7-1 13-2 16-3 4-2 7-4 9-6 1-3 2-6 2-11v-157l61-36zM3882 194c9-17 17-31 24-42s15-21 22-27c7-7 15-11 22-11 3 0 6 1 9 2s5 3 7 4v56h-12c-11 0-21 1-29 3-8 3-16 6-22 12-7 5-14 12-21 21zM4003 62c0-7 2-14 5-19 3-6 8-11 14-14 5-4 12-6 19-6s14 2 20 6c6 3 10 8 14 14 3 5 4 12 4 19s-1 15-4 20c-4 6-8 11-14 14s-13 5-20 5-14-2-19-5c-6-3-11-8-14-14-3-5-5-13-5-20zM4053 185l-67-27v-17l67-27h20zM4073 307c0 5 1 8 3 11 1 2 4 4 8 5 4 2 9 3 16 4v22h-114v-22c7-1 12-2 16-4 4-1 7-3 8-5 2-3 3-6 3-11v-157l60-36zM4231 354c-21 0-40-5-57-14-16-10-29-24-39-41-9-18-13-38-13-60s4-43 14-62c11-19 24-35 42-46 17-11 36-17 57-17s40 5 56 15c17 10 30 24 39 42 9 17 14 36 14 58 0 23-5 44-15 63s-24 34-41 46c-17 11-36 16-57 16zM4236 331c10 0 18-3 25-10s12-17 15-30 5-30 5-50-2-39-7-54c-4-16-10-28-17-36-8-9-17-14-27-14s-18 4-25 11-12 16-16 30c-3 13-5 29-5 49 0 21 2 39 6 55 5 16 11 28 19 36 8 9 17 13 27 13zM4398 272c5 20 13 35 23 44 10 10 22 14 36 14 9 0 16-1 23-3 6-3 12-7 15-12 4-5 6-11 6-18 0-6-2-11-5-15-2-5-7-8-13-12-6-3-14-6-25-9-3-1-7-2-11-3-18-4-33-9-44-15s-19-14-25-23c-5-9-7-19-7-32 0-15 4-27 11-38 8-11 19-20 32-26 14-7 30-10 48-10 16 0 30 2 44 6 13 3 25 8 36 15v54h-28c-4-17-11-29-20-38s-20-13-33-13c-8 0-15 1-20 4-6 2-10 6-13 10-3 5-4 10-4 15 0 7 1 12 4 16s8 7 14 11c7 3 17 6 28 8 21 5 37 10 50 16 12 7 20 15 26 24 5 9 8 21 8 35 0 15-4 29-12 41s-19 21-34 27c-14 6-31 9-51 9-17 0-32-2-48-6-15-4-28-11-38-19v-57zM4596 62c0-7 2-14 5-19 3-6 8-11 14-14 6-4 12-6 20-6 6 0 13 2 19 6 6 3 10 8 14 14 3 5 5 12 5 19s-2 15-5 20c-4 6-8 11-14 14s-13 5-20 5-13-2-19-5-11-8-14-14c-3-5-5-13-5-20zM4646 185l-67-27v-17l67-27h21zM4667 307c0 5 0 8 2 11 2 2 4 4 8 5 4 2 10 3 17 4v22h-115v-22c7-1 12-2 16-4 4-1 7-3 8-5 2-3 3-6 3-11v-157l61-36zM4916 107l-66-33v-17l66-32h21zM4937 290c0 5 1 9 3 12 1 3 4 5 8 7 4 1 9 3 16 3v22l-67 19h-20v-291l60-37zM4898 177c-9-13-18-22-26-27s-18-8-29-8c-13 0-25 4-35 12-9 7-17 18-22 31-6 14-8 30-8 48 0 17 2 32 7 44 4 13 11 22 20 29 9 6 19 9 32 9 8 0 15-1 23-4 8-4 16-8 22-15 7-6 13-14 18-23l5 16c-7 14-16 26-26 36-9 10-20 17-32 22-11 5-24 7-36 7-19 0-35-5-50-14-14-9-25-22-34-39-8-16-12-35-12-54 0-26 5-49 15-69s25-36 43-47c19-11 40-17 65-17 14 0 28 3 41 9 13 5 25 12 35 21zM5204 345c-6 3-12 5-19 6-6 1-12 2-18 2-17 0-29-4-38-12-8-9-13-21-13-37v-127c0-14-3-24-8-31-6-7-15-11-27-11-11 0-19 4-25 10-7 7-10 16-10 28v26h-42c-4-2-8-6-10-11-3-5-4-10-4-16 0-10 4-20 12-29s19-16 33-21 29-8 46-8c20 0 37 3 51 10 15 6 26 15 34 27 7 12 11 27 11 44v107c0 5 1 9 2 12 2 2 5 5 9 6 3 2 9 3 16 4zM5126 308c-11 16-22 27-36 35-13 7-28 11-45 11-11 0-22-2-32-7-9-5-16-12-21-21s-8-19-8-30c0-16 5-30 16-41 10-11 25-20 46-25l87-25v20l-57 18c-12 3-20 8-25 15-5 6-7 14-7 24 0 6 1 12 4 17 2 5 6 9 12 12 5 3 10 4 17 4 9 0 17-2 26-7s16-11 23-19zM5420 107l-67-33v-17l67-32h21zM5441 290c0 5 0 9 2 12s4 5 8 7c4 1 10 3 17 3v22l-68 19h-20v-291l61-37zM5401 177c-9-13-18-22-26-27s-18-8-29-8c-13 0-24 4-34 12-10 7-17 18-23 31-5 14-8 30-8 48 0 17 2 32 7 44 5 13 11 22 20 29 9 6 20 9 32 9 8 0 16-1 23-4 8-4 16-8 22-15 7-6 13-14 18-23l5 16c-7 14-15 26-25 36s-21 17-32 22c-12 5-24 7-37 7-18 0-35-5-49-14-15-9-26-22-34-39-9-16-13-35-13-54 0-26 5-49 15-69 11-20 25-36 43-47 19-11 41-17 65-17 14 0 28 3 41 9 14 5 25 12 35 21zM5585 208c0-29 5-56 14-82s21-49 36-71c14-20 31-38 48-55h28c-24 33-42 67-54 103-12 35-18 70-18 105s6 70 18 105 30 69 54 102h-28c-17-17-34-35-48-55-15-21-27-44-36-70-9-25-14-53-14-82z">
          <text:p/>
        </draw:path>
        <draw:frame draw:style-name="gr5" draw:text-style-name="P6" draw:layer="layout" svg:width="0.532cm" svg:height="0.507cm" svg:x="6.731cm" svg:y="12.886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5.279cm" svg:height="0.414cm" svg:x="7.359cm" svg:y="12.934cm" svg:viewBox="0 0 5280 415" svg:d="M254 137c-3-17-8-30-16-41-7-11-16-19-28-25s-25-8-40-8c-21 0-39 5-54 17-15 10-27 25-35 44-8 20-12 43-12 69 0 27 4 51 13 72 9 20 21 36 36 47 16 11 33 16 54 16 14 0 26-2 36-8 11-5 21-14 29-25 9-12 18-28 27-48h24l-14 78c-14 9-30 16-49 21s-38 8-58 8c-33 0-61-6-87-19-25-13-44-31-59-54-14-23-21-50-21-80s7-58 22-83c14-25 34-46 59-60s53-21 85-21c21 0 42 3 61 8 20 5 37 11 51 20v72zM425 354c-21 0-40-5-57-14-17-10-30-24-39-41-10-18-14-38-14-60s5-43 15-62 24-35 41-46 36-17 57-17 40 5 57 15c16 10 29 24 38 42 10 17 15 36 15 58 0 23-6 44-16 63s-23 34-41 46c-17 11-36 16-56 16zM429 331c10 0 19-3 25-10 7-7 12-17 15-30 4-13 5-30 5-50s-2-39-6-54c-5-16-10-28-18-36-7-9-16-14-26-14s-19 4-26 11c-6 7-12 16-15 30-4 13-5 29-5 49 0 21 2 39 6 55s10 28 18 36c8 9 17 13 27 13zM648 114l-20 71-67-27v-17l67-27zM561 327c7-1 12-2 16-3 4-2 6-4 8-6 2-3 3-6 3-11v-157l60-36v193c0 5 1 8 3 11 1 2 4 4 8 6 4 1 9 2 16 3v22h-114zM705 327c7-1 12-2 16-3 4-2 7-4 8-6 2-3 3-6 3-11v-113c0-13-3-22-9-28s-15-9-27-9c-7 0-15 1-22 4-8 3-16 7-23 12s-13 11-19 17v-18c8-11 16-21 27-30 10-8 21-15 33-20 11-5 22-8 33-8 22 0 39 6 50 18 12 12 18 29 18 51v124c0 5 0 8 2 11 2 2 4 4 8 6 4 1 10 2 17 3v22h-115zM844 327c7-1 13-2 16-3 4-2 7-4 9-6 1-3 2-6 2-11v-187c0-19 6-35 16-50s25-26 44-33c20-8 42-12 68-12 19 0 36 2 51 6 15 3 26 9 34 16s12 16 12 26c0 6-1 10-5 15-3 4-7 8-12 10h-49v-13c0-14-4-23-10-30-7-7-16-11-28-11-13 0-24 3-33 9s-16 15-20 27c-5 10-8 24-8 39v187c0 5 2 8 4 11s5 5 10 7c5 1 11 2 20 3v22h-121zM841 132c14-4 26-9 35-15 10-6 19-15 29-26h20v67h-84zM1070 158h-161v-38h161zM1003 327c6-1 12-2 16-4 4-1 6-3 8-5 2-3 3-6 3-11v-187l40-6h20v193c0 5 1 8 2 11 2 2 5 4 9 5 4 2 9 3 16 4v22h-114zM1206 185l-68-27v-17l68-27h20zM1226 306c0 4 1 8 3 11s5 5 10 7c4 1 10 2 18 3v22h-119v-22c7-1 13-2 16-3 4-2 7-4 9-6 1-3 2-6 2-11v-157l61-36zM1218 194c9-17 17-31 24-42s15-21 22-27c7-7 15-11 22-11 3 0 6 1 9 2s5 3 7 4v56h-12c-12 0-21 1-29 3-8 3-16 6-22 12-7 5-14 12-21 21zM1409 114l-20 71-67-27v-17l67-27zM1322 327c7-1 12-2 16-3 4-2 6-4 8-6 2-3 3-6 3-11v-157l60-36v193c0 5 1 8 3 11 1 2 4 4 8 6 4 1 9 2 16 3v22h-114zM1462 327c7-1 13-2 16-3 4-2 7-4 9-6 1-3 2-6 2-11v-116c0-11-3-20-8-25-6-6-15-9-27-9-7 0-14 1-22 4-7 3-15 7-22 11-7 5-13 11-18 17v-18c8-11 16-21 27-30 10-8 21-15 32-20 11-4 22-7 33-7 21 0 37 6 49 17 11 12 17 28 17 50v126c0 5 1 8 2 11 2 2 5 4 8 6 4 1 10 2 17 3v22h-115zM1602 327c8-1 13-2 17-3 4-2 7-4 8-6 2-3 3-6 3-11v-116c0-11-3-20-9-25-6-6-15-9-27-9-7 0-14 1-21 4-8 3-15 7-22 11-7 5-13 11-19 17v-18c8-11 17-21 27-30 10-8 21-15 32-20 12-4 22-7 33-7 21 0 38 6 49 17 11 12 17 28 17 50v126c0 5 1 8 3 11 2 2 4 4 8 6 4 1 9 2 17 3v22h-116zM1961 345c-6 3-12 5-19 6-6 1-12 2-18 2-17 0-29-4-38-12-8-9-12-21-12-37v-127c0-14-4-24-9-31-6-7-15-11-27-11-10 0-19 4-25 10-6 7-9 16-9 28v26h-43c-4-2-8-6-10-11-3-5-4-10-4-16 0-10 4-20 12-29s19-16 33-21 29-8 46-8c20 0 37 3 51 10 15 6 26 15 34 27 7 12 11 27 11 44v107c0 5 1 9 2 12 2 2 5 5 9 6 3 2 9 3 16 4zM1883 308c-10 16-22 27-36 35-13 7-28 11-45 11-11 0-22-2-32-7-9-5-16-12-21-21s-8-19-8-30c0-16 5-30 16-41 10-11 25-20 46-25l87-25v20l-57 18c-12 3-20 8-25 15-5 6-7 14-7 24 0 6 1 12 4 17s7 9 12 12 11 4 17 4c9 0 17-2 26-7s16-11 23-19zM2177 107l-67-33v-17l67-32h21zM2198 290c0 5 0 9 2 12s4 5 8 7c4 1 10 3 17 3v22l-68 19h-20v-291l61-37zM2158 177c-9-13-18-22-26-27s-18-8-29-8c-13 0-24 4-34 12-10 7-17 18-23 31-5 14-8 30-8 48 0 17 3 32 7 44 5 13 12 22 20 29 9 6 20 9 32 9 8 0 16-1 23-4 8-4 16-8 23-15 6-6 12-14 17-23l5 16c-7 14-15 26-25 36s-20 17-32 22-24 7-37 7c-18 0-35-5-49-14-15-9-26-22-34-39-9-16-13-35-13-54 0-26 5-49 15-69 11-20 25-36 43-47 19-11 41-17 65-17 14 0 28 3 41 9 14 5 25 12 35 21zM2464 345c-6 3-12 5-18 6-7 1-13 2-19 2-16 0-29-4-38-12-8-9-12-21-12-37v-127c0-14-3-24-9-31s-15-11-26-11-20 4-26 10c-6 7-9 16-9 28v26h-43c-4-2-8-6-10-11s-3-10-3-16c0-10 4-20 12-29s19-16 32-21c14-5 30-8 47-8 19 0 36 3 51 10 14 6 25 15 33 27s11 27 11 44v107c0 5 1 9 3 12 1 2 4 5 8 6 3 2 9 3 16 4zM2386 308c-10 16-22 27-36 35-13 7-28 11-44 11-12 0-23-2-32-7-10-5-17-12-22-21s-8-19-8-30c0-16 6-30 16-41s26-20 46-25l87-25v20l-57 18c-11 3-20 8-25 15-5 6-7 14-7 24 0 6 1 12 4 17s7 9 12 12 11 4 17 4c9 0 17-2 26-7s17-11 23-19zM2770 290c-10 22-23 37-39 48-17 11-35 16-57 16s-42-5-59-14c-17-10-30-23-40-40-9-18-14-37-14-59 0-24 5-45 15-64 11-20 25-35 42-46 18-11 37-17 59-17 18 0 33 4 47 12s25 19 32 34c8 14 12 30 12 49v15h-162v-23l112-2-7 10c0-15-1-28-5-38-3-11-7-19-13-24-6-6-13-8-22-8-10 0-19 3-27 10s-14 17-19 29c-4 13-6 28-6 44 0 18 3 33 9 46 5 12 14 22 24 28 11 7 24 10 40 10 12 0 23-2 34-7s21-12 31-22zM2882 114l-20 71-67-27v-17l67-27zM2795 327c6-1 12-2 16-3 4-2 6-4 8-6 2-3 3-6 3-11v-157l60-36v193c0 5 1 8 2 11 2 2 5 4 9 6 4 1 9 2 16 3v22h-114zM2939 327c7-1 12-2 16-3 4-2 7-4 8-6 2-3 3-6 3-11v-113c0-13-3-22-9-28s-15-9-27-9c-7 0-15 1-22 4-8 3-16 7-23 12s-13 11-19 17v-18c8-11 16-21 27-30 10-8 21-15 33-20 11-5 22-8 33-8 22 0 39 6 50 18 12 12 18 29 18 51v124c0 5 0 8 2 11 2 2 4 4 8 6 4 1 10 2 17 3v22h-115zM3154 133c11-5 21-9 28-14 8-4 14-10 20-17 5-7 10-16 15-29h27v85h-90zM3244 288c0 8 2 14 6 19s11 8 19 11c9 3 20 5 34 5v22c-9 3-18 5-26 6-9 2-18 3-26 3-21 0-38-5-49-16-12-11-18-27-18-47v-151h60zM3298 158h-77v-38h77zM3394 185l-67-27v-17l67-27h20zM3414 306c0 4 1 8 3 11s5 5 10 7c4 1 10 2 19 3v22h-119v-22c6-1 12-2 16-3 4-2 6-4 8-6 2-3 3-6 3-11v-157l60-36zM3406 194c9-17 17-31 24-42s15-21 22-27c8-7 15-11 22-11 4 0 6 1 9 2s5 3 7 4v56h-12c-11 0-21 1-29 3-8 3-16 6-22 12-7 5-14 12-21 21zM3715 290c-10 22-23 37-39 48-17 11-35 16-57 16s-42-5-59-14c-17-10-30-23-40-40-9-18-14-37-14-59 0-24 5-45 15-64 11-20 25-35 42-46 18-11 37-17 59-17 18 0 33 4 47 12s25 19 32 34c8 14 12 30 12 49v15h-162v-23l112-2-7 10c0-15-1-28-5-38-3-11-7-19-13-24-6-6-13-8-22-8-10 0-19 3-27 10s-14 17-19 29c-4 13-6 28-6 44 0 18 3 33 9 46 5 12 14 22 24 28 11 7 24 10 40 10 12 0 24-2 34-7 11-5 22-12 31-22zM3769 272c6 20 13 35 23 44 10 10 22 14 36 14 9 0 17-1 23-3 7-3 12-7 15-12 4-5 6-11 6-18 0-6-2-11-4-15-3-5-7-8-14-12-6-3-14-6-24-9-4-1-8-2-12-3-18-4-32-9-44-15-11-6-19-14-24-23-6-9-8-19-8-32 0-15 4-27 11-38 8-11 19-20 32-26 14-7 30-10 48-10 16 0 31 2 44 6 13 3 25 8 36 15v54h-28c-4-17-11-29-20-38s-20-13-33-13c-8 0-14 1-20 4-6 2-10 6-13 10-3 5-4 10-4 15 0 7 1 12 4 16s8 7 15 11c6 3 16 6 28 8 20 5 37 10 49 16 12 7 21 15 26 24 6 9 8 21 8 35 0 15-4 29-12 41-7 12-19 21-33 27-15 6-32 9-52 9-16 0-32-2-48-6-15-4-28-11-38-19v-57zM4026 133c12-5 22-9 29-14 7-4 14-10 19-17 6-7 11-16 16-29h27v85h-91zM4117 288c0 8 2 14 6 19s11 8 19 11c9 3 20 5 34 5v22c-9 3-18 5-27 6-9 2-17 3-25 3-21 0-38-5-50-16s-17-27-17-47v-151h60zM4171 158h-77v-38h77zM4404 290c-10 22-23 37-40 48-16 11-35 16-56 16-22 0-42-5-59-14-17-10-30-23-40-40-9-18-14-37-14-59 0-24 5-45 15-64 10-20 24-35 42-46s37-17 58-17c18 0 34 4 48 12s24 19 32 34c8 14 11 30 11 49v15h-161v-23l112-2-7 10c0-15-1-28-5-38-3-11-7-19-14-24-5-6-13-8-21-8-10 0-20 3-28 10-7 7-13 17-18 29-4 13-6 28-6 44 0 18 2 33 8 46 6 12 14 22 25 28 11 7 24 10 39 10 13 0 24-2 35-7s21-12 31-22zM4458 272c5 20 13 35 23 44 10 10 22 14 36 14 9 0 16-1 23-3 6-3 11-7 15-12s6-11 6-18c0-6-2-11-5-15-2-5-7-8-13-12-6-3-14-6-25-9-3-1-7-2-11-3-18-4-33-9-44-15s-19-14-25-23c-5-9-7-19-7-32 0-15 3-27 11-38s19-20 32-26c14-7 30-10 48-10 16 0 30 2 44 6 13 3 25 8 35 15v54h-27c-4-17-11-29-20-38s-20-13-34-13c-7 0-14 1-19 4-6 2-10 6-13 10-3 5-4 10-4 15 0 7 1 12 4 16s8 7 14 11c7 3 17 6 28 8 21 5 37 10 49 16 13 7 21 15 27 24 5 9 8 21 8 35 0 15-4 29-12 41s-19 21-34 27c-14 6-32 9-51 9-17 0-32-2-48-6-15-4-28-11-38-19v-57zM4637 133c11-5 21-9 28-14 8-4 14-10 20-17 5-7 10-16 15-29h27v85h-90zM4727 288c0 8 2 14 6 19 5 5 11 8 19 11 9 3 20 5 34 5v22c-9 3-18 5-26 6-9 2-18 3-26 3-21 0-38-5-49-16-12-11-18-27-18-47v-151h60zM4781 158h-77v-38h77zM4843 272c5 20 13 35 23 44 10 10 22 14 36 14 9 0 16-1 23-3 6-3 12-7 15-12 4-5 6-11 6-18 0-6-2-11-5-15-2-5-7-8-13-12-6-3-14-6-25-9-3-1-7-2-11-3-18-4-33-9-44-15s-19-14-25-23c-5-9-7-19-7-32 0-15 3-27 11-38s19-20 32-26c14-7 30-10 48-10 16 0 30 2 44 6 13 3 25 8 36 15v54h-28c-4-17-11-29-20-38s-20-13-33-13c-8 0-15 1-20 4-6 2-10 6-13 10-3 5-4 10-4 15 0 7 1 12 4 16s8 7 14 11c7 3 17 6 28 8 21 5 37 10 49 16 13 7 21 15 27 24 5 9 8 21 8 35 0 15-4 29-12 41s-19 21-34 27c-14 6-32 9-51 9-17 0-32-2-48-6-15-4-28-11-38-19v-57zM5153 208c0 29-4 57-14 82-9 26-21 49-35 70-15 20-31 38-49 55h-27c23-33 41-67 54-102 12-35 18-70 18-105s-6-70-18-105c-13-36-31-70-54-103h27c18 17 34 35 49 55 14 22 26 45 35 71 10 26 14 53 14 82zM5201 171c0-7 2-14 5-20 4-6 9-11 15-14 6-4 12-6 19-6s14 2 20 6 11 8 14 14c4 6 6 13 6 20s-2 14-6 19c-3 6-8 11-14 15-6 3-13 5-20 5s-13-2-19-5c-6-4-11-9-15-15-3-6-5-12-5-19zM5201 313c0-7 2-14 5-20 4-6 9-11 15-14s12-5 19-5 14 2 20 5 11 8 14 14c4 6 6 13 6 20s-2 13-6 20c-3 6-8 10-14 14-6 3-13 5-20 5s-13-2-19-5c-6-4-11-8-15-14-3-7-5-13-5-20z">
          <text:p/>
        </draw:path>
        <draw:frame draw:style-name="gr2" draw:text-style-name="P3" draw:layer="layout" svg:width="8.388cm" svg:height="0.577cm" svg:x="0.988cm" svg:y="9.679cm">
          <draw:text-box>
            <text:p text:style-name="P2"><text:span text:style-name="T1">supera a </text:span><text:span text:style-name="T1">cualquie</text:span><text:span text:style-name="T1">r </text:span><text:span text:style-name="T1">combina</text:span><text:span text:style-name="T1">ción </text:span><text:span text:style-name="T1">complej</text:span><text:span text:style-name="T1">a.</text:span></text:p>
          </draw:text-box>
        </draw:frame>
        <draw:frame draw:style-name="gr2" draw:text-style-name="P3" draw:layer="layout" svg:width="5.734cm" svg:height="0.577cm" svg:x="12.654cm" svg:y="12.83cm">
          <draw:text-box>
            <text:p text:style-name="P2"><text:span text:style-name="T1"><text:s/></text:span><text:span text:style-name="T1">p=0.004 </text:span><text:span text:style-name="T1">/ </text:span><text:span text:style-name="T1">p=0.022 </text:span><text:span text:style-name="T1">/ </text:span><text:span text:style-name="T1">p=0.034.</text:span></text:p>
          </draw:text-box>
        </draw:frame>
        <draw:path draw:style-name="gr1" draw:text-style-name="P1" draw:layer="layout" svg:width="5.709cm" svg:height="0.5cm" svg:x="1.005cm" svg:y="14.471cm" svg:viewBox="0 0 5710 501" svg:d="M254 186c-3-16-9-30-16-40-7-11-17-19-29-25-11-5-24-8-40-8-21 0-38 5-53 16-15 10-27 25-35 45-8 19-12 42-12 69 0 28 4 52 12 72 9 21 21 36 37 47 15 11 33 17 53 17 14 0 26-3 37-8 10-6 20-14 29-26s18-28 26-48h24l-14 79c-13 9-29 16-48 21s-39 8-59 8c-32 0-61-7-86-20s-45-31-59-54-21-49-21-79c0-32 7-60 21-85 15-25 34-44 59-58 26-14 54-21 85-21 22 0 42 2 62 7s37 12 50 20v71zM424 405c-21 0-40-5-57-15-16-10-29-23-39-41-9-17-13-37-13-59 0-23 4-45 14-64 11-19 24-34 42-45 17-11 36-17 57-17s40 5 56 15c17 10 30 23 39 41 9 17 14 38 14 59 0 23-5 44-15 63s-24 35-41 46-36 17-57 17zM429 381c10 0 18-3 25-9 7-7 12-17 15-30 3-14 5-31 5-50 0-21-2-39-7-55-4-16-10-28-17-37-8-9-17-13-27-13s-18 4-25 10c-7 7-12 17-16 30-3 13-5 31-5 51s2 39 6 54c5 16 11 28 19 37 8 8 17 12 27 12zM647 164l-20 70-68-27v-16l68-27zM559 378c7-1 13-2 16-4 4-2 7-4 9-6 1-2 2-6 2-10v-158l61-36v194c0 4 1 8 2 10 2 2 5 4 8 6 4 2 10 3 17 4v21h-115zM704 378c7-1 12-2 16-4s6-4 8-6 3-6 3-10v-115c0-12-3-21-10-27-6-7-15-10-27-10-7 0-14 2-22 5-7 3-15 7-22 12s-14 10-19 17v-18c7-12 16-22 26-30 11-9 22-16 33-20 12-6 23-8 34-8 22 0 38 6 50 17 11 12 17 29 17 51v126c0 4 1 8 3 10 1 2 4 4 8 6s9 3 16 4v21h-114zM1041 341c-9 20-21 36-37 47s-35 17-57 17c-21 0-40-5-57-15-16-10-29-23-39-41-9-17-14-36-14-58 0-24 5-47 15-66 11-19 25-34 42-45 18-11 38-16 60-16 15 0 30 2 42 8 13 5 23 12 30 21s11 19 11 30c0 5-2 11-4 15-3 5-7 8-11 11h-39v-12c0-16-3-28-9-36-7-9-16-13-27-13s-20 3-27 10c-8 7-14 16-19 28-4 12-6 27-6 44s3 32 9 45 14 23 25 31c11 7 23 10 37 10 12 0 23-2 32-7 10-5 20-12 29-22zM1125 156l-67-32v-16l67-33h20zM1145 358c0 4 1 8 2 10 2 2 5 4 9 6s9 3 16 4v21h-114v-21c6-1 12-2 16-4s6-4 8-6 3-6 3-10v-247l60-36zM1256 234l-66-27v-16l66-27h21zM1277 326c0 12 3 21 9 27s15 9 28 9c7 0 14-1 22-4 7-3 15-7 22-12s13-11 19-17v18c-7 11-16 21-27 30-10 9-21 15-33 20s-23 8-33 8c-22 0-39-6-51-18-11-12-17-29-17-51v-135l61-37zM1401 234l-68-27v-16l68-27h20zM1421 341c0 4 1 8 2 11 2 3 5 6 9 7 4 2 9 3 16 4v21l-67 19h-21v-202l61-37zM1497 322c6 20 13 35 23 45 10 9 22 14 36 14 9 0 17-1 23-4 7-3 12-7 15-12 4-5 6-11 6-17s-2-11-4-16c-3-4-7-8-14-11-6-3-14-7-24-10-4 0-8-1-12-2-18-4-32-9-44-16-11-6-19-14-24-22-6-9-8-20-8-34s4-27 11-38c8-11 19-19 32-26 14-6 30-9 48-9 16 0 31 2 44 5 13 4 25 9 36 16v53h-28c-4-16-11-29-20-37-9-9-20-13-33-13-8 0-14 1-20 3-6 3-10 6-13 11-3 4-4 9-4 15s1 11 4 15 8 8 15 11c6 3 16 6 28 10 20 4 37 10 49 16s21 14 26 24c6 9 8 20 8 34 0 16-4 30-12 41-7 12-19 21-33 27-15 6-32 10-52 10-16 0-32-2-48-6-15-5-28-11-38-19v-58zM1695 112c0-7 2-13 5-19s8-10 14-14c6-3 12-5 20-5 7 0 13 2 19 5 6 4 11 8 14 14s5 12 5 20c0 7-2 13-5 19s-8 10-14 14c-6 3-12 5-20 5-7 0-13-2-19-5-6-4-11-8-14-14s-5-13-5-20zM1745 234l-67-27v-16l67-27h21zM1766 358c0 4 0 8 2 10s4 4 8 6c4 1 10 2 17 4v21h-115v-21c7-2 12-3 16-4 4-2 7-4 8-6 2-2 3-6 3-10v-158l61-36zM1925 405c-21 0-40-5-57-15s-31-23-40-41c-10-17-14-37-14-59 0-23 5-45 15-64s25-34 42-45 36-17 57-17 40 5 57 15c16 10 29 23 38 41 10 17 15 38 15 59 0 23-6 44-16 63s-23 35-41 46c-17 11-36 17-56 17zM1929 381c10 0 19-3 25-9 7-7 12-17 15-30 3-14 5-31 5-50 0-21-2-39-6-55-5-16-10-28-18-37s-16-13-27-13c-9 0-18 4-25 10-7 7-12 17-15 30-4 13-5 31-5 51s2 39 6 54c4 16 10 28 18 37 8 8 17 12 27 12zM1907 150l30-78h67l-59 78zM2147 164l-20 70-67-27v-16l67-27zM2060 378c6-1 12-2 16-4s6-4 8-6 3-6 3-10v-158l60-36v194c0 4 1 8 2 10 2 2 5 4 9 6s9 3 16 4v21h-114zM2204 378c7-1 12-2 16-4s7-4 8-6c2-2 3-6 3-10v-115c0-12-3-21-9-27-6-7-15-10-27-10-7 0-15 2-22 5-8 3-16 7-23 12s-13 10-19 17v-18c8-12 16-22 27-30 10-9 21-16 33-20 11-6 22-8 33-8 22 0 39 6 50 17 12 12 18 29 18 51v126c0 4 0 8 2 10s4 4 8 6 10 3 17 4v21h-115zM2421 374c34-26 62-50 82-69 20-20 35-38 45-56s16-35 16-53c0-11-3-21-7-30-5-8-11-15-19-19-9-5-18-7-30-7-13 0-25 3-35 8-11 6-21 15-30 27l-16-11c10-26 24-44 42-57s40-19 66-19c20 0 37 3 52 11 14 7 26 18 33 31 8 14 12 30 12 48 0 21-6 41-18 60-13 21-31 40-54 58s-51 38-84 57v-12h160v58h-215zM2746 274v-47h386v47zM3397 405c-28 0-54-7-77-21-23-13-40-32-54-55-13-23-20-49-20-78 0-32 7-60 20-84 14-25 32-45 55-58 24-14 51-21 82-21 28 0 53 7 76 20 23 14 41 32 54 56 13 23 20 49 20 77 0 33-7 61-20 85-13 25-32 44-56 58-23 14-50 21-80 21zM3402 379c17 0 32-5 44-15s22-25 28-44c7-19 10-42 10-69 0-29-4-53-11-73-7-21-17-37-30-48-14-11-29-16-46-16s-32 5-44 15c-12 9-22 24-28 43-7 19-10 42-10 70s3 52 11 73c7 20 17 36 31 48 13 11 28 16 45 16zM3381 77l30-77h66l-59 77zM3646 234l-67-27v-16l67-27h20zM3666 459c0 5 1 8 3 11 2 2 4 4 8 6 4 1 9 2 17 4v21h-115v-21c7-2 12-3 16-4 4-2 7-4 8-6 2-3 3-6 3-11v-259l60-36zM3638 229c7-14 16-26 25-35 10-10 21-18 32-22 12-6 24-8 37-8 18 0 34 5 49 14 15 10 26 23 34 39 9 17 13 35 13 55 0 26-5 50-15 70s-25 35-43 46c-19 11-40 17-64 17-15 0-29-3-42-8-14-6-25-13-34-22l15-33c9 13 17 22 26 27 8 5 18 7 29 7 13 0 24-3 34-11 10-7 18-17 23-31s8-30 8-48c0-17-2-32-7-45-4-12-11-22-20-28-9-7-20-10-32-10-8 0-16 2-24 5-7 3-15 8-22 14-7 7-13 14-17 23zM3850 182c12-4 22-9 29-13 7-5 14-11 19-18 6-7 11-16 16-27h27v83h-91zM3941 338c0 8 2 15 6 19 4 5 11 9 19 12 9 2 20 4 34 5v21c-9 3-18 5-27 7s-17 3-25 3c-21 0-38-6-50-17s-17-27-17-47v-152h60zM3995 207h-77v-38h77zM4040 112c0-7 2-13 5-19 4-6 8-10 14-14 6-3 13-5 20-5s13 2 19 5c6 4 11 8 14 14s5 12 5 20c0 7-2 13-5 19s-8 10-14 14c-6 3-12 5-20 5-7 0-13-2-19-5-6-4-10-8-14-14-3-6-5-13-5-20zM4091 234l-68-27v-16l68-27h20zM4111 358c0 4 1 8 2 10 2 2 5 4 8 6 4 1 10 2 17 4v21h-115v-21c7-2 13-3 16-4 4-2 7-4 9-6 1-2 2-6 2-10v-158l61-36zM4247 164l-21 70-67-27v-16l67-27zM4159 378c7-1 12-2 16-4s7-4 8-6c2-2 3-6 3-10v-158l61-36v194c0 4 0 8 2 10s4 4 8 6 10 3 17 4v21h-115zM4300 378c6-1 12-2 16-4s6-4 8-6 3-6 3-10v-117c0-11-3-20-9-26s-15-9-27-9c-7 0-14 2-22 5-7 2-14 6-21 11s-13 10-18 16v-18c7-11 16-21 26-29 10-9 21-15 32-20s22-7 33-7c21 0 38 6 49 17s17 28 17 50v127c0 4 1 8 2 10 2 2 5 4 9 6s9 3 16 4v21h-114zM4440 378c7-1 12-2 16-4s7-4 8-6c2-2 3-6 3-10v-117c0-11-3-20-9-26s-15-9-27-9c-6 0-13 2-21 5-8 2-15 6-22 11s-13 10-18 16v-18c7-11 16-21 26-29 10-9 21-15 33-20 11-5 22-7 32-7 22 0 38 6 49 17s17 28 17 50v127c0 4 1 8 3 10s5 4 8 6c4 2 10 3 17 4v21h-115zM4684 405c-21 0-40-5-57-15s-30-23-39-41c-9-17-14-37-14-59 0-23 5-45 15-64s24-34 41-45c18-11 36-17 57-17s40 5 57 15c16 10 29 23 38 41 10 17 15 38 15 59 0 23-5 44-16 63-10 19-23 35-40 46-18 11-37 17-57 17zM4688 381c10 0 19-3 26-9 6-7 11-17 14-30 4-14 5-31 5-50 0-21-2-39-6-55s-10-28-18-37c-7-9-16-13-26-13s-19 4-26 10c-6 7-12 17-15 30s-5 31-5 51 2 39 6 54c4 16 10 28 18 37 8 8 17 12 27 12zM4900 374c34-26 61-50 82-69 20-20 35-38 45-56s15-35 15-53c0-11-2-21-6-30-5-8-11-15-20-19-8-5-18-7-29-7-13 0-25 3-36 8-10 6-20 15-30 27l-16-11c11-26 25-44 43-57s40-19 66-19c19 0 37 3 51 11 15 7 26 18 34 31 8 14 12 30 12 48 0 21-6 41-19 60-12 21-30 40-53 58s-51 38-84 57v-12h159v58h-214zM5242 339c0 9 2 15 4 20 3 5 8 8 13 10 7 3 15 4 25 4h5v26h-151v-22c10 0 17-2 23-4 5-2 9-5 11-10 3-4 4-10 4-18v-198c0-7-1-14-4-18-2-4-6-8-11-10-6-2-13-3-23-4v-22h104zM5286 93c34 0 64 6 90 18 25 13 45 30 59 52s21 48 21 77c0 32-7 59-20 83-14 24-33 43-57 56-25 13-52 20-83 20h-76v-26h72c18 0 35-5 49-15 15-10 26-24 34-43 9-18 13-40 13-64 0-28-5-52-14-71-10-20-23-35-40-45-16-10-36-15-58-15h-56v-27zM5584 259c0-30 5-58 14-84 9-25 21-48 36-69s31-39 48-55h28c-24 33-42 66-54 101s-18 70-18 107c0 35 6 70 18 105s30 68 54 101h-28c-17-16-33-34-48-55-15-20-27-44-36-69-9-26-14-53-14-82z">
          <text:p/>
        </draw:path>
        <draw:frame draw:style-name="gr5" draw:text-style-name="P6" draw:layer="layout" svg:width="0.532cm" svg:height="0.507cm" svg:x="6.731cm" svg:y="14.47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745cm" svg:height="0.413cm" svg:x="7.359cm" svg:y="14.522cm" svg:viewBox="0 0 2746 414" svg:d="M254 135c-4-16-9-30-16-40-8-11-17-19-29-25-11-5-25-8-40-8-21 0-39 5-54 16-15 10-26 25-34 45-9 20-13 43-13 70s5 51 13 71c9 21 21 36 36 47 16 11 34 17 54 17 14 0 26-3 36-8 11-6 21-14 30-26 8-12 17-28 26-48h24l-14 79c-13 9-30 16-49 21s-38 8-58 8c-32 0-61-7-87-20-25-13-44-31-59-54-14-23-20-49-20-79 0-31 7-59 21-85 14-25 34-44 59-58s54-21 85-21c21 0 42 2 62 7 19 5 36 12 50 20v71zM424 354c-21 0-40-5-57-15s-30-23-39-41c-9-17-14-37-14-59 0-23 5-44 15-63s24-34 41-46c18-11 36-17 57-17s40 5 57 15c16 10 29 24 38 42 10 17 15 37 15 58 0 23-5 44-16 63-10 19-23 35-40 46-18 11-37 17-57 17zM428 330c10 0 19-3 26-9 6-7 11-17 14-30 4-14 5-31 5-50 0-21-2-39-6-54-4-16-10-28-18-37-7-9-16-14-26-14s-19 5-26 11c-6 7-12 17-15 30s-5 30-5 50 2 39 6 54c4 16 10 28 18 37 8 8 17 12 27 12zM646 113l-20 71-67-27v-16l67-28zM559 327c7-1 12-2 16-4s7-4 8-6c2-2 3-6 3-10v-157l60-37v194c0 4 1 8 3 10 1 2 4 4 8 6s9 3 16 4v21h-114zM703 327c7-1 13-2 16-4 4-2 7-4 9-6 1-2 2-6 2-10v-114c0-12-3-21-9-27-6-7-15-10-27-10-7 0-14 2-22 5s-15 7-23 12c-7 5-13 10-19 17v-18c8-12 17-22 27-30 11-10 22-17 33-21 11-6 23-8 34-8 21 0 38 6 49 17 12 13 18 30 18 52v125c0 4 1 8 2 10 2 2 5 4 8 6 4 2 10 3 17 4v21h-115zM843 327c6-1 12-2 16-4s6-4 8-6 3-6 3-10v-189c0-18 5-34 15-49 11-14 26-25 45-33s42-12 67-12c19 0 36 2 51 6s26 9 34 17c8 7 13 15 13 25 0 5-2 10-5 14-4 5-7 8-13 11h-49v-13c0-13-4-23-10-30-7-6-16-10-28-10-13 0-24 3-33 9s-15 14-20 25-7 24-7 40v188c0 4 1 8 3 11 2 2 6 4 10 6 5 2 12 3 20 4v21h-120zM839 130c14-4 26-9 36-14 9-7 19-15 28-26h21v67h-85zM1068 157h-161v-39h161zM1001 327c7-2 12-3 16-4 4-2 7-4 8-6 2-2 3-6 3-10v-189l40-5h20v194c0 4 1 8 3 10 1 2 4 4 8 6 4 1 9 2 16 4v21h-114zM1204 184l-67-27v-16l67-28h20zM1224 305c0 5 1 9 3 12 2 2 5 4 10 6 4 2 10 3 19 4v21h-119v-21c6-1 12-2 15-4 4-2 7-4 9-6s3-6 3-10v-157l60-37zM1216 194c9-17 17-32 24-43 7-12 15-21 22-28 8-7 15-10 22-10 4 0 6 0 9 1 3 2 5 3 7 5v56h-12c-11 0-21 1-29 4-8 2-16 6-22 11-7 6-14 13-21 22zM1408 113l-21 71-67-27v-16l67-28zM1320 327c7-1 12-2 16-4s7-4 8-6c2-2 3-6 3-10v-157l61-37v194c0 4 0 8 2 10s4 4 8 6 10 3 17 4v21h-115zM1461 327c6-1 12-2 15-4 4-2 7-4 9-6s2-6 2-10v-116c0-11-3-20-8-26-6-6-15-9-27-9-7 0-14 2-22 5-7 2-14 6-21 11s-13 10-19 16v-18c8-11 17-21 27-29 10-10 21-16 32-21s22-7 33-7c21 0 38 6 49 17 11 12 17 29 17 51v126c0 4 1 8 2 10 2 2 5 4 9 6s9 3 16 4v21h-114zM1600 327c8-1 13-2 17-4s7-4 8-6c2-2 3-6 3-10v-116c0-11-3-20-9-26s-15-9-27-9c-6 0-14 2-21 5-8 2-15 6-22 11s-13 10-18 16v-18c7-11 16-21 26-29 10-10 21-16 32-21 12-5 23-7 33-7 22 0 38 6 49 17 11 12 17 29 17 51v126c0 4 1 8 3 10s4 4 8 6 10 3 17 4v21h-116zM1959 345c-6 2-12 4-18 5-7 2-13 2-19 2-16 0-29-4-38-12-8-8-12-20-12-36v-128c0-13-3-24-9-31-6-8-15-11-27-11-10 0-19 3-25 11-6 6-9 16-9 27v27h-43c-4-3-8-6-10-11s-4-11-4-16c0-11 4-21 13-30 8-9 18-16 32-21 14-6 29-8 46-8 20 0 37 3 52 9 14 7 25 16 33 29 7 12 11 26 11 43v108c0 5 1 8 3 11 1 3 4 5 8 7 3 1 9 3 16 3zM1881 308c-10 15-22 27-36 35-13 7-28 11-44 11-12 0-23-3-32-8-10-5-17-12-22-21-5-8-8-18-8-29 0-17 5-31 16-42 10-11 25-19 46-25l87-25v21l-57 17c-12 4-20 9-25 15s-7 15-7 25c0 6 1 11 4 16s7 9 12 12 11 4 17 4c9 0 17-2 26-7 9-4 16-11 23-19zM2175 105l-67-32v-16l67-33h21zM2196 290c0 4 0 8 2 11s4 6 8 7c4 2 10 3 17 4v21l-68 19h-20v-290l61-38zM2156 176c-9-12-18-21-26-26s-18-8-29-8c-13 0-24 4-34 11-10 8-17 18-23 32-5 14-8 29-8 47s3 33 7 45c5 12 12 21 20 28 9 7 20 10 32 10 8 0 16-2 24-5s15-8 22-14c6-7 12-15 17-23l5 15c-7 14-15 26-25 36s-20 17-32 22-24 8-37 8c-18 0-35-5-49-14-14-10-26-23-34-39-9-17-13-35-13-55 0-26 5-48 15-68 11-20 25-36 43-48 19-11 41-17 65-17 14 0 28 3 41 8 14 5 25 12 35 23zM2353 354c-21 0-40-5-57-15s-30-23-39-41c-10-17-15-37-15-59 0-23 5-44 16-63 10-19 24-34 41-46 17-11 36-17 57-17s40 5 57 15c16 10 29 24 38 42 10 17 15 37 15 58 0 23-6 44-16 63s-23 35-41 46c-17 11-36 17-56 17zM2357 330c10 0 19-3 25-9 7-7 12-17 15-30 4-14 5-31 5-50 0-21-2-39-6-54-4-16-10-28-18-37-7-9-16-14-26-14s-19 5-26 11c-6 7-12 17-15 30-4 13-5 30-5 50s2 39 6 54c4 16 10 28 18 37 8 8 17 12 27 12zM2619 208c0 29-4 56-13 82-10 25-22 49-36 69-15 21-31 39-49 55h-27c24-33 42-66 54-101s18-70 18-105c0-36-6-72-18-107s-30-68-54-101h27c18 16 34 34 49 55 14 21 26 44 36 69 9 27 13 55 13 84zM2668 170c0-7 1-13 5-19 3-6 8-12 14-16 6-3 13-5 20-5s13 2 19 5c6 4 11 10 14 16 4 6 6 12 6 20 0 7-2 13-6 19-3 6-8 11-14 14-6 4-12 5-19 5s-14-1-20-5c-6-3-11-8-14-14-4-6-5-13-5-20zM2668 312c0-7 1-13 5-19 3-6 8-11 14-14 6-4 13-6 20-6s13 2 19 6c6 3 11 8 14 14 4 6 6 12 6 19s-2 14-6 20c-3 6-8 11-14 14-6 4-12 5-19 5s-14-1-20-5c-6-3-11-8-14-14-4-6-5-13-5-20z">
          <text:p/>
        </draw:path>
        <draw:frame draw:style-name="gr2" draw:text-style-name="P3" draw:layer="layout" svg:width="17.113cm" svg:height="0.577cm" svg:x="0.988cm" svg:y="13.465cm">
          <draw:text-box>
            <text:p text:style-name="P2"><text:span text:style-name="T1">Cohen's </text:span><text:span text:style-name="T1">d </text:span><text:span text:style-name="T1">estable </text:span><text:span text:style-name="T1">0.205–</text:span><text:span text:style-name="T1">0.263. </text:span><text:span text:style-name="T1">Solo en </text:span><text:span text:style-name="T1">modelos </text:span><text:span text:style-name="T1">70B+, </text:span><text:span text:style-name="T1">dominio </text:span><text:span text:style-name="T1">ﬁlosóﬁco</text:span><text:span text:style-name="T1">/explora</text:span><text:span text:style-name="T1">torio.</text:span></text:p>
          </draw:text-box>
        </draw:frame>
        <draw:frame draw:style-name="gr2" draw:text-style-name="P3" draw:layer="layout" svg:width="8.35cm" svg:height="0.577cm" svg:x="10.12cm" svg:y="14.417cm">
          <draw:text-box>
            <text:p text:style-name="P2"><text:span text:style-name="T1"><text:s/></text:span><text:span text:style-name="T1">Curiosid</text:span><text:span text:style-name="T1">ad 0.95 </text:span><text:span text:style-name="T1">+ </text:span><text:span text:style-name="T1">Frustraci</text:span><text:span text:style-name="T1">ón 0.20 </text:span><text:span text:style-name="T1">supera</text:span></text:p>
          </draw:text-box>
        </draw:frame>
        <draw:frame draw:style-name="gr2" draw:text-style-name="P3" draw:layer="layout" svg:width="18.425cm" svg:height="0.577cm" svg:x="0.988cm" svg:y="15.052cm">
          <draw:text-box>
            <text:p text:style-name="P2"><text:span text:style-name="T1">estadísti</text:span><text:span text:style-name="T1">camente </text:span><text:span text:style-name="T1">a </text:span><text:span text:style-name="T1">curiosid</text:span><text:span text:style-name="T1">ad pura. </text:span><text:span text:style-name="T1">La </text:span><text:span text:style-name="T1">fricción </text:span><text:span text:style-name="T1">mínima </text:span><text:span text:style-name="T1">potencia </text:span><text:span text:style-name="T1">el </text:span><text:span text:style-name="T1">efecto. </text:span><text:span text:style-name="T1">Hallazgo </text:span><text:span text:style-name="T1">de </text:span><text:span text:style-name="T1">mayor</text:span></text:p>
          </draw:text-box>
        </draw:frame>
        <draw:path draw:style-name="gr1" draw:text-style-name="P1" draw:layer="layout" svg:width="8.75cm" svg:height="0.449cm" svg:x="1.005cm" svg:y="16.744cm" svg:viewBox="0 0 8751 450" svg:d="M254 137c-3-17-9-30-16-41s-17-19-29-24c-11-6-24-8-40-8-21 0-38 5-53 16-15 10-27 25-35 44-8 20-12 43-12 69 0 27 4 51 12 72 9 20 21 36 37 47 15 11 33 16 53 16 14 0 26-2 37-8 10-5 20-14 29-25 9-12 18-28 26-48h24l-14 78c-13 9-29 16-48 21s-39 8-59 8c-32 0-61-6-86-19s-45-31-59-54-21-50-21-80 7-58 21-83c15-25 34-45 59-59 26-15 54-22 85-22 22 0 42 3 62 8s37 12 50 21v71zM424 354c-21 0-40-5-57-14-16-10-29-24-39-41-9-18-13-38-13-60s4-43 14-62c11-19 24-35 42-46 17-11 36-17 57-17s40 5 56 15c17 10 30 24 39 42 9 17 14 36 14 58 0 23-5 44-15 63s-24 34-41 46c-17 11-36 16-57 16zM429 331c10 0 18-3 25-10s12-17 15-30 5-30 5-50-2-39-7-54c-4-16-10-28-17-36-8-9-17-14-27-14s-18 4-25 11-12 16-16 30c-3 13-5 29-5 49 0 21 2 39 6 55 5 16 11 28 19 36 8 9 17 13 27 13zM647 114l-20 71-68-27v-17l68-27zM559 327c7-1 13-2 16-3 4-2 7-4 9-6 1-3 2-6 2-11v-157l61-36v193c0 5 1 8 2 11 2 2 5 4 8 6 4 1 10 2 17 3v22h-115zM704 327c7-1 12-2 16-3 4-2 6-4 8-6 2-3 3-6 3-11v-113c0-13-3-22-10-28-6-6-15-9-27-9-7 0-14 1-22 4-7 3-15 7-22 12s-14 11-19 17v-18c7-11 16-21 26-30 11-8 22-15 33-20 12-5 23-8 34-8 22 0 38 6 50 18 11 12 17 29 17 51v124c0 5 1 8 3 11 1 2 4 4 8 6 4 1 9 2 16 3v22h-114zM1041 290c-9 21-21 37-37 48s-35 16-57 16c-21 0-40-5-57-14-16-10-29-24-39-41-9-17-14-37-14-58 0-25 5-46 15-65 11-20 25-34 42-45 18-11 38-17 60-17 15 0 30 3 42 8 13 5 23 12 30 22 7 8 11 18 11 29 0 6-2 11-4 16-3 4-7 8-11 10h-39v-12c0-16-3-28-9-36-7-8-16-12-27-12s-20 3-27 9c-8 7-14 16-19 29-4 12-6 26-6 42 0 17 3 33 9 46s14 23 25 30 23 11 37 11c12 0 23-3 32-8 10-4 20-11 29-21zM1125 107l-67-32v-17l67-33h20zM1145 307c0 5 1 8 2 11 2 2 5 4 9 6 4 1 9 2 16 3v22h-114v-22c6-1 12-2 16-3 4-2 6-4 8-6 2-3 3-6 3-11v-246l60-36zM1256 185l-66-27v-17l66-27h21zM1277 275c0 12 3 22 9 28s15 9 28 9c7 0 14-2 22-5 7-3 15-7 22-11 7-5 13-11 19-17v17c-7 12-16 22-27 31-10 8-21 15-33 20s-23 7-33 7c-22 0-39-6-51-18-11-11-17-28-17-50v-134l61-38zM1401 185l-68-27v-17l68-27h20zM1421 290c0 5 1 9 2 12 2 3 5 5 9 7 4 1 9 3 16 3v22l-67 19h-21v-201l61-38zM1497 272c6 20 13 35 23 44 10 10 22 14 36 14 9 0 17-1 23-3 7-3 12-7 15-12 4-5 6-11 6-18 0-6-2-11-4-15-3-5-7-8-14-12-6-3-14-6-24-9-4-1-8-2-12-3-18-4-32-9-44-15-11-6-19-14-24-23-6-9-8-19-8-32 0-15 4-27 11-38 8-11 19-20 32-26 14-7 30-10 48-10 16 0 31 2 44 6 13 3 25 8 36 15v54h-28c-4-17-11-29-20-38s-20-13-33-13c-8 0-14 1-20 4-6 2-10 6-13 10-3 5-4 10-4 15 0 7 1 12 4 16s8 7 15 11c6 3 16 6 28 8 20 5 37 10 49 16 12 7 21 15 26 24 6 9 8 21 8 35 0 15-4 29-12 41-7 12-19 21-33 27-15 6-32 9-52 9-16 0-32-2-48-6-15-4-28-11-38-19v-57zM1695 63c0-8 2-15 5-20 3-6 8-11 14-14 6-4 12-6 20-6 7 0 13 2 19 6 6 3 11 8 14 14 3 5 5 12 5 20 0 7-2 14-5 19-3 6-8 11-14 14s-12 5-20 5c-7 0-13-2-19-5s-11-8-14-14c-3-5-5-12-5-19zM1745 185l-67-27v-17l67-27h21zM1766 307c0 5 0 8 2 11 2 2 4 4 8 5 4 2 10 3 17 4v22h-115v-22c7-1 12-2 16-4 4-1 7-3 8-5 2-3 3-6 3-11v-157l61-36zM1924 354c-21 0-40-5-57-14-17-10-30-24-39-41-10-18-14-38-14-60s5-43 15-62 24-35 41-46 36-17 57-17 40 5 57 15c16 10 29 24 38 42 10 17 15 36 15 58 0 23-6 44-16 63s-23 34-41 46c-17 11-36 16-56 16zM1928 331c10 0 19-3 25-10 7-7 12-17 15-30s5-30 5-50-2-39-6-54c-5-16-10-28-18-36-8-9-16-14-27-14-9 0-18 4-25 11s-12 16-15 30c-4 13-5 29-5 49 0 21 2 39 6 55s10 28 18 36c8 9 17 13 27 13zM1906 101l30-79h67l-59 79zM2146 114l-20 71-67-27v-17l67-27zM2059 327c6-1 12-2 16-3 4-2 6-4 8-6 2-3 3-6 3-11v-157l60-36v193c0 5 1 8 2 11 2 2 5 4 9 6 4 1 9 2 16 3v22h-114zM2203 327c7-1 12-2 16-3 4-2 7-4 8-6 2-3 3-6 3-11v-113c0-13-3-22-9-28s-15-9-27-9c-7 0-15 1-22 4-8 3-16 7-23 12s-13 11-19 17v-18c8-11 16-21 27-30 10-8 21-15 33-20 11-5 22-8 33-8 22 0 39 6 50 18 12 12 18 29 18 51v124c0 5 0 8 2 11 2 2 4 4 8 6 4 1 10 2 17 3v22h-115zM2431 275c10 15 22 27 36 34 14 8 29 12 45 12 14 0 25-2 35-7 9-4 16-11 21-19 5-9 8-19 8-31 0-14-4-26-12-36s-20-18-35-23c-15-6-33-9-55-9v-23c18-1 33-4 44-8 13-4 21-10 27-17 7-7 10-16 10-27 0-6-2-12-6-18-3-5-8-9-14-12s-14-5-22-5c-12 0-24 3-35 9s-21 15-31 26l-17-11c10-23 24-41 42-55 18-12 39-18 62-18 17 0 32 3 44 9 12 5 22 14 29 24s10 21 10 34-4 25-11 35c-7 9-17 18-31 25s-32 13-53 18l7-12c23 2 43 7 59 15 17 8 30 18 38 30 9 13 14 27 14 43 0 19-5 35-15 50-10 14-24 26-42 34-17 8-36 12-59 12-27 0-51-5-69-16-18-12-32-29-41-51zM2751 223v-45h386v45zM3349 289c0 8 1 15 4 19 3 5 7 9 13 11 8 2 16 3 26 3h25c14 0 25-2 35-7 10-4 20-12 28-22 8-9 16-23 23-39h24l-16 95h-266v-22c10-1 17-2 23-4 5-3 9-6 11-10 2-5 4-11 4-18v-197c0-8-2-14-4-18-2-5-6-8-11-10-6-3-13-4-23-4v-23h104zM3489 130c-4-16-8-28-14-37-6-8-13-14-22-17-9-4-22-6-37-6h-88v-27h184v87zM3402 178c7 0 13-1 18-4 4-2 8-6 11-12 2-6 4-14 6-25h22v109h-22c-2-11-4-19-7-25-2-6-6-10-10-12-5-3-11-4-18-4h-74v-27zM3580 272c5 20 13 35 22 44 10 10 22 14 37 14 9 0 16-1 22-3 7-3 12-7 16-12 3-5 5-11 5-18 0-6-1-11-4-15-3-5-7-8-13-12-6-3-14-6-25-9-4-1-8-2-11-3-18-4-33-9-44-15s-20-14-25-23-8-19-8-32c0-15 4-27 12-38s18-20 32-26c14-7 30-10 47-10 16 0 31 2 44 6 14 3 25 8 36 15v54h-27c-5-17-11-29-20-38-10-9-21-13-34-13-7 0-14 1-20 4-5 2-10 6-12 10-3 5-5 10-5 15 0 7 2 12 5 16 2 4 7 7 14 11 7 3 16 6 28 8 21 5 37 10 49 16 12 7 21 15 27 24 5 9 8 21 8 35 0 15-4 29-12 41s-19 21-34 27-32 9-52 9c-16 0-32-2-47-6s-28-11-39-19v-57zM3824 185l-67-27v-17l67-27h20zM3844 409c0 4 1 8 2 10 2 3 5 5 9 6 4 2 9 3 16 4v21h-114v-21c7-1 12-2 16-4 4-1 6-3 8-6 2-2 3-6 3-10v-259l60-36zM3816 180c7-14 15-26 25-36s21-17 32-22c12-5 24-8 37-8 18 0 34 5 49 15 15 9 26 22 34 39 8 16 13 34 13 54 0 26-5 49-16 69-10 20-24 36-43 47-18 11-39 16-64 16-14 0-28-3-41-8-14-5-26-12-35-22l16-32c9 12 17 21 26 26 8 6 18 8 28 8 14 0 25-4 35-11s17-18 23-31c5-14 8-30 8-48s-3-32-7-45c-5-12-12-21-21-28-8-6-19-10-32-10-7 0-15 2-23 5-7 4-15 9-22 15s-13 14-17 22zM4244 290c-10 22-23 37-40 48-16 11-35 16-56 16-22 0-42-5-59-14-17-10-30-23-40-40-9-18-14-37-14-59 0-24 5-45 15-64 10-20 24-35 42-46s37-17 58-17c18 0 34 4 48 12s24 19 32 34c8 14 11 30 11 49v15h-161v-23l112-2-7 10c0-15-1-28-5-38-3-11-7-19-14-24-5-6-13-8-21-8-10 0-20 3-28 10-7 7-13 17-18 29-4 13-6 28-6 44 0 18 2 33 8 46 6 12 14 22 25 28 11 7 24 10 39 10 13 0 24-2 35-7s21-12 31-22zM4472 290c-9 21-21 37-37 48s-35 16-57 16c-21 0-40-5-57-14-16-10-29-24-39-41-9-17-14-37-14-58 0-25 5-46 15-65 11-20 25-34 42-45 18-11 38-17 60-17 15 0 30 3 42 8 13 5 23 12 30 22 7 8 11 18 11 29 0 6-2 11-4 16-3 4-7 8-11 10h-39v-12c0-16-3-28-9-36-7-8-16-12-27-12s-20 3-27 9c-8 7-14 16-19 29-4 12-6 26-6 42 0 17 3 33 9 46s14 23 25 30 23 11 37 11c12 0 22-3 32-8 10-4 20-11 29-21zM4510 63c0-8 1-15 5-20 3-6 7-11 13-14 6-4 13-6 20-6s14 2 19 6c6 3 11 8 14 14 4 5 5 12 5 20 0 7-1 14-5 19-3 6-8 11-14 14-5 3-12 5-19 5s-14-2-20-5-10-8-13-14c-4-5-5-12-5-19zM4560 185l-68-27v-17l68-27h20zM4580 307c0 5 1 8 2 11 2 2 5 4 9 5 4 2 9 3 16 4v22h-115v-22c7-1 13-2 16-4 4-1 7-3 9-5 2-3 3-6 3-11v-157l60-36zM4629 327c7-1 13-2 16-3 4-2 7-4 9-6 1-3 2-6 2-11v-187c0-19 5-35 16-49 10-16 25-27 44-34 20-8 42-12 68-12 19 0 36 2 51 6 15 3 26 9 34 16s12 17 12 27c0 5-1 9-5 14-3 4-7 8-12 10h-49v-13c0-13-4-22-10-30-7-7-16-11-28-11-13 0-24 3-33 9-9 7-16 16-20 27-5 10-8 24-8 39v187c0 5 2 8 4 11s5 5 10 7c5 1 11 2 19 3v22h-120zM4626 132c14-4 26-9 35-15 10-6 19-15 29-26h20v67h-84zM4855 158h-161v-38h161zM4788 327c6-1 12-2 16-4 4-1 6-3 8-5 2-3 3-6 3-11v-187l40-6h20v193c0 5 1 8 2 11 2 2 5 4 9 5 4 2 9 3 16 4v22h-114zM5127 290c-9 21-21 37-37 48-17 11-36 16-58 16-21 0-39-5-56-14-16-10-29-24-39-41-9-17-14-37-14-58 0-25 5-46 15-65 10-20 24-34 42-45s38-17 60-17c15 0 29 3 42 8s23 12 30 22c7 8 11 18 11 29 0 6-2 11-5 16-2 4-6 8-11 10h-38v-12c0-16-3-28-10-36-6-8-15-12-26-12s-20 3-28 9c-7 7-13 16-18 29-4 12-6 26-6 42 0 17 3 33 9 46s14 23 25 30c10 7 23 11 37 11 12 0 22-3 32-8 10-4 20-11 29-21zM5164 63c0-8 2-15 5-20 4-6 8-11 14-14 6-4 13-6 20-6s13 2 19 6c6 3 11 8 14 14 3 5 5 12 5 20 0 7-2 14-5 19-3 6-8 11-14 14s-12 5-20 5c-7 0-13-2-19-5s-10-8-14-14c-3-5-5-12-5-19zM5215 185l-68-27v-17l68-27h20zM5235 307c0 5 1 8 2 11 2 2 5 4 8 5 4 2 10 3 17 4v22h-115v-22c7-1 13-2 16-4 4-1 7-3 9-5 1-3 2-6 2-11v-157l61-36zM5485 107l-67-32v-17l67-33h21zM5506 290c0 5 0 9 2 12s5 5 8 7c4 1 10 3 17 3v22l-67 19h-21v-290l61-38zM5466 177c-9-13-17-22-26-27-8-5-17-8-28-8-14 0-25 4-35 12-10 7-17 18-23 31-5 14-8 30-8 48 0 17 3 32 7 44 5 13 12 22 20 29 9 6 20 9 32 9 8 0 16-1 24-4 8-4 15-8 22-15 7-6 12-14 17-23l5 16c-7 14-15 26-25 36s-20 17-32 22-24 7-37 7c-18 0-34-5-49-14-14-9-26-22-34-39-9-16-13-35-13-54 0-26 5-49 16-69 10-20 24-36 43-47 18-11 40-17 64-17 14 0 28 3 41 9 14 5 25 12 35 21zM5773 345c-6 3-13 5-19 6-7 1-13 2-19 2-16 0-29-4-37-12-9-9-13-21-13-37v-127c0-14-3-24-9-31s-15-11-26-11-20 4-26 10c-6 7-9 16-9 28v26h-43c-4-2-8-6-10-11s-3-10-3-16c0-10 4-20 12-29s19-16 32-21c14-5 30-8 47-8 19 0 37 3 51 10 14 6 26 15 33 27 8 12 12 27 12 44v107c0 5 0 9 2 12 2 2 4 5 8 6 4 2 9 3 17 4zM5694 308c-10 16-22 27-36 35-13 7-28 11-44 11-12 0-23-2-32-7s-17-12-22-21-7-19-7-30c0-16 5-30 15-41s26-20 46-25l87-25v20l-57 18c-11 3-20 8-25 15-5 6-7 14-7 24 0 6 1 12 4 17s7 9 12 12 11 4 17 4c9 0 18-2 26-7 9-5 17-11 23-19zM5988 107l-67-32v-17l67-33h21zM6009 290c0 5 1 9 2 12 2 3 5 5 8 7 4 1 10 3 17 3v22l-67 19h-21v-290l61-38zM5969 177c-9-13-17-22-26-27-8-5-17-8-28-8-14 0-25 4-35 12-10 7-17 18-23 31-5 14-7 30-7 48 0 17 2 32 6 44 5 13 12 22 21 29 8 6 19 9 32 9 7 0 15-1 23-4 8-4 15-8 22-15 7-6 13-14 17-23l5 16c-7 14-15 26-25 36s-20 17-32 22-24 7-37 7c-18 0-34-5-49-14-14-9-26-22-34-39-9-16-13-35-13-54 0-26 5-49 16-69 10-20 24-36 43-47 18-11 40-17 64-17 14 0 28 3 41 9 14 5 26 12 35 21zM6335 107l-66-32v-17l66-33h21zM6356 290c0 5 1 9 3 12 1 3 4 5 8 7 4 1 9 3 16 3v22l-67 19h-20v-290l60-38zM6317 177c-9-13-18-22-26-27s-18-8-29-8c-13 0-25 4-35 12-9 7-17 18-22 31-5 14-8 30-8 48 0 17 2 32 7 44 4 13 11 22 20 29 9 6 20 9 32 9 8 0 16-1 23-4 8-4 16-8 22-15 7-6 13-14 18-23l5 16c-7 14-16 26-25 36-10 10-21 17-32 22-12 5-25 7-37 7-18 0-35-5-49-14-15-9-26-22-35-39-8-16-12-35-12-54 0-26 5-49 15-69s25-36 43-47c19-11 40-17 65-17 14 0 28 3 41 9 14 5 25 12 35 21zM6612 290c-10 22-23 37-40 48-16 11-35 16-56 16-22 0-42-5-59-14-17-10-30-23-40-40-9-18-14-37-14-59 0-24 5-45 15-64 10-20 24-35 42-46s37-17 58-17c18 0 34 4 48 12s24 19 32 34c8 14 11 30 11 49v15h-161v-23l112-2-7 10c0-15-1-28-5-38-3-11-7-19-14-24-5-6-13-8-21-8-10 0-20 3-28 10-7 7-13 17-18 29-4 13-6 28-6 44 0 18 2 33 8 46 6 12 14 22 25 28 11 7 24 10 39 10 13 0 24-2 35-7s21-12 31-22zM6818 289c0 8 1 15 4 19 3 5 7 9 13 11s15 3 25 3h5v27h-151v-22c9-1 17-2 23-4 5-3 9-6 11-10 2-5 3-11 3-18v-197c0-8-1-14-3-18-2-5-6-8-11-10-6-3-14-4-23-4v-23h104zM6862 43c34 0 64 6 89 19 26 12 46 29 60 51s21 48 21 78-7 57-20 82c-14 23-33 42-58 56-24 13-51 20-82 20h-76v-27h72c18 0 34-5 49-15 14-10 26-24 34-42 8-19 13-40 13-65 0-27-5-50-15-70-9-19-22-34-39-44-17-11-37-16-59-16h-55v-27zM7171 354c-21 0-40-5-56-14-17-10-30-24-40-41-9-18-13-38-13-60s5-43 14-62c11-19 24-35 42-46 17-11 36-17 57-17s40 5 56 15c17 10 30 24 39 42 9 17 14 36 14 58 0 23-5 44-15 63s-24 34-41 46c-17 11-36 16-57 16zM7176 331c10 0 18-3 25-10s12-17 15-30 5-30 5-50-2-39-7-54c-4-16-10-28-17-36-8-9-17-14-27-14s-18 4-25 11-12 16-16 30c-3 13-5 29-5 49 0 21 2 39 6 55 5 16 11 28 19 36 8 9 17 13 27 13zM7394 114l-20 71-68-27v-17l68-27zM7306 327c7-1 13-2 16-3 4-2 7-4 9-6 1-3 2-6 2-11v-157l61-36v193c0 5 1 8 2 11 2 2 5 4 8 6 4 1 10 2 17 3v22h-115zM7447 327c7-1 12-2 16-3 4-2 7-4 8-6 2-3 3-6 3-11v-116c0-11-3-20-9-25-6-6-15-9-26-9-7 0-15 1-22 4-8 3-15 7-22 11-7 5-13 11-18 17v-18c7-11 16-21 26-30 11-8 21-15 32-20 12-4 23-7 33-7 22 0 38 6 49 17 12 12 18 28 18 50v126c0 5 0 8 2 11 2 2 4 4 8 6 4 1 9 2 17 3v22h-115zM7587 327c7-1 13-2 16-3 4-2 7-4 9-6 1-3 2-6 2-11v-116c0-11-3-20-8-25-6-6-15-9-27-9-7 0-14 1-22 4-7 3-15 7-21 11-7 5-14 11-19 17v-18c8-11 16-21 26-30 11-8 21-15 33-20 11-4 22-7 32-7 22 0 38 6 49 17 12 12 18 28 18 50v126c0 5 0 8 2 11 2 2 5 4 9 6 4 1 9 2 16 3v22h-115zM7742 63c0-8 2-15 5-20 4-6 8-11 14-14 6-4 12-6 20-6 7 0 13 2 19 6 6 3 11 8 14 14 3 5 5 12 5 20 0 7-2 14-5 19-3 6-8 11-14 14s-12 5-20 5c-7 0-13-2-19-5s-10-8-14-14c-3-5-5-12-5-19zM7792 185l-67-27v-17l67-27h21zM7813 307c0 5 1 8 2 11 2 2 5 4 8 5 4 2 10 3 17 4v22h-115v-22c7-1 13-2 16-4 4-1 7-3 9-5 1-3 2-6 2-11v-157l61-36zM7949 114l-21 71-67-27v-17l67-27zM7861 327c7-1 12-2 16-3 4-2 7-4 8-6 2-3 3-6 3-11v-157l61-36v193c0 5 0 8 2 11 2 2 4 4 8 6 4 1 10 2 17 3v22h-115zM8005 327c7-1 13-2 16-3 4-2 7-4 9-6 1-3 2-6 2-11v-113c0-13-3-22-9-28s-15-9-27-9c-7 0-14 1-22 4s-15 7-23 12c-7 5-13 11-18 17v-18c7-11 16-21 26-30 11-8 22-15 33-20s23-8 34-8c21 0 38 6 49 18 12 12 18 29 18 51v124c0 5 1 8 2 11 2 2 5 4 9 6 4 1 9 2 16 3v22h-115zM8161 63c0-8 2-15 5-20 3-6 8-11 14-14 5-4 12-6 19-6s14 2 20 6c5 3 10 8 13 14 4 5 5 12 5 20 0 7-1 14-5 19-3 6-8 11-13 14-6 3-13 5-20 5s-14-2-19-5c-6-3-11-8-14-14-3-5-5-12-5-19zM8211 185l-67-27v-17l67-27h20zM8231 307c0 5 1 8 3 11 1 2 4 4 8 5 4 2 9 3 16 4v22h-114v-22c7-1 12-2 16-4 4-1 6-3 8-5 2-3 3-6 3-11v-157l60-36zM8389 354c-21 0-40-5-57-14-16-10-29-24-39-41-9-18-14-38-14-60s5-43 15-62c11-19 24-35 42-46 17-11 36-17 56-17 22 0 41 5 57 15 17 10 30 24 39 42 9 17 14 36 14 58 0 23-5 44-15 63s-24 34-41 46c-17 11-36 16-57 16zM8394 331c10 0 18-3 25-10s12-17 15-30 5-30 5-50-2-39-7-54c-4-16-10-28-17-36-8-9-17-14-27-14s-18 4-25 11-12 16-16 30c-3 13-5 29-5 49 0 21 2 39 6 55 5 16 11 28 19 36 8 9 17 13 27 13zM8625 208c0-29 4-56 14-82 9-26 21-49 35-71 15-20 31-38 49-55h28c-24 33-42 68-55 103-12 35-18 70-18 105s6 70 18 105c13 35 31 69 55 102h-28c-18-17-34-35-49-55-14-21-26-44-35-70-10-25-14-53-14-82z">
          <text:p/>
        </draw:path>
        <draw:frame draw:style-name="gr5" draw:text-style-name="P6" draw:layer="layout" svg:width="0.532cm" svg:height="0.507cm" svg:x="9.771cm" svg:y="16.696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737cm" svg:height="0.414cm" svg:x="10.399cm" svg:y="16.744cm" svg:viewBox="0 0 2738 415" svg:d="M254 136c-3-17-9-30-16-41s-17-19-29-24c-11-6-24-8-40-8-20 0-38 5-53 16-15 10-27 25-35 44-8 20-12 43-12 69 0 27 4 51 13 72 8 20 21 36 36 47s33 16 53 16c14 0 26-2 37-8 10-5 20-14 29-25 9-12 18-28 26-48h24l-14 78c-13 9-29 16-48 21s-39 8-59 8c-32 0-61-6-86-19s-45-31-59-54-21-50-21-80 7-58 21-83c15-25 34-45 59-59 26-14 54-21 85-21 22 0 42 3 62 8s37 11 50 20v71zM424 353c-21 0-40-5-56-14-17-10-30-24-40-41-9-18-13-38-13-60s5-43 14-62c11-19 24-35 42-46 17-11 36-17 57-17s40 5 56 15c17 10 30 24 39 42 9 17 14 36 14 58 0 23-5 44-15 63s-24 34-41 46c-17 11-36 16-57 16zM429 330c10 0 18-3 25-10s12-17 15-30 5-30 5-50-2-39-7-54c-4-16-10-28-17-36-8-9-17-14-27-14s-18 4-25 11-12 16-16 30c-3 13-5 29-5 49 0 21 2 39 7 55 4 16 10 28 18 36 8 9 17 13 27 13zM647 113l-20 71-68-27v-17l68-27zM559 326c7-1 13-2 16-3 4-2 7-4 9-6 1-3 2-6 2-11v-157l61-36v193c0 5 1 8 2 11 2 2 5 4 8 6 4 1 10 2 17 3v22h-115zM704 326c7-1 12-2 16-3 4-2 7-4 8-6 2-3 3-6 3-11v-113c0-13-3-22-10-28-6-6-14-9-27-9-7 0-14 1-22 4-7 3-15 7-22 12s-13 11-19 17v-18c7-11 16-21 26-30 11-8 22-15 34-20 11-5 22-8 33-8 22 0 38 6 50 18 11 12 17 29 17 51v124c0 5 1 8 3 11 1 2 4 4 8 6 4 1 9 2 16 3v22h-114zM843 326c7-1 12-2 16-3 4-2 7-4 8-6 2-3 3-6 3-11v-187c0-19 5-35 16-49 10-15 25-26 44-33 20-8 42-12 67-12 20 0 37 2 52 6 14 3 26 9 34 16s12 16 12 26c0 5-2 9-5 14-3 4-7 8-12 10h-50v-13c0-13-3-22-10-29-6-7-16-11-28-11-13 0-23 3-32 9s-16 15-21 26c-4 10-7 24-7 39v187c0 5 1 8 3 11 3 3 6 5 11 7 5 1 11 2 19 3v22h-120zM840 131c14-4 25-9 35-15s19-15 29-26h20v67h-84zM1069 157h-161v-38h161zM1001 326c7-1 13-2 16-4 4-1 7-3 9-5 1-3 2-6 2-11v-187l41-6h20v193c0 5 1 8 2 11 2 2 5 4 8 5 4 2 10 3 17 4v22h-115zM1204 184l-67-27v-17l67-27h21zM1225 305c0 4 0 8 2 11 3 3 6 5 10 7 5 1 11 2 19 3v22h-119v-22c7-1 12-2 16-3 4-2 7-4 8-6 2-3 3-6 3-11v-157l61-36zM1217 193c9-17 17-31 24-42s14-21 22-27c7-7 14-11 22-11 3 0 6 1 9 2 2 1 5 3 7 4v56h-12c-12 0-22 1-30 3-8 3-15 6-22 12-6 5-13 12-20 21zM1408 113l-20 71-68-27v-17l68-27zM1320 326c7-1 13-2 16-3 4-2 7-4 9-6 1-3 2-6 2-11v-157l61-36v193c0 5 1 8 2 11 2 2 5 4 9 6 4 1 9 2 16 3v22h-115zM1461 326c7-1 12-2 16-3 4-2 7-4 8-6 2-3 3-6 3-11v-116c0-11-3-20-9-25-6-6-15-9-26-9-7 0-15 1-22 4-8 3-15 7-22 11-7 5-13 11-18 17v-18c7-11 16-21 26-30 11-8 21-15 32-20 12-4 23-7 33-7 22 0 38 6 50 17 11 12 17 28 17 50v126c0 5 0 8 2 11 2 2 4 4 8 6 4 1 10 2 17 3v22h-115zM1601 326c7-1 13-2 17-3 4-2 6-4 8-6 2-3 3-6 3-11v-116c0-11-3-20-9-25-6-6-15-9-27-9-7 0-14 1-22 4-7 3-14 7-21 11-7 5-13 11-19 17v-18c8-11 17-21 26-30 11-8 22-15 33-20 11-4 22-7 32-7 22 0 39 6 50 17 11 12 17 28 17 50v126c0 5 0 8 2 11 2 2 5 4 9 6 4 1 9 2 16 3v22h-115zM1961 344c-6 3-12 5-19 6-6 1-12 2-19 2-17 0-29-4-38-12-9-9-13-21-13-37v-127c0-14-3-24-9-31s-14-11-26-11c-11 0-19 4-25 10-7 7-10 16-10 28v26h-42c-5-2-8-6-11-11-2-5-3-10-3-16 0-10 4-20 12-29s19-16 33-21 29-8 46-8c20 0 37 3 51 10 15 6 27 15 34 27 8 12 12 27 12 44v107c0 5 1 9 2 12 2 2 5 5 8 6 4 2 9 3 17 4zM1882 307c-11 16-23 27-36 35-13 7-28 11-45 11-12 0-22-2-32-7-9-5-16-12-21-21-6-9-8-19-8-30 0-16 5-30 15-41 11-11 26-20 47-25l87-25v20l-58 18c-11 3-19 8-24 15-5 6-8 14-8 24 0 6 2 12 4 17 3 5 7 9 12 12 6 3 11 4 18 4 8 0 17-2 25-7 9-5 17-11 24-19zM2176 106l-66-32v-17l66-32h21zM2197 289c0 5 1 9 2 12 2 3 5 5 9 7 4 1 9 3 16 3v22l-67 19h-20v-290l60-37zM2157 176c-8-13-17-22-25-27-9-5-18-8-29-8-13 0-25 4-35 12-9 7-17 18-22 31-6 14-8 30-8 48 0 17 2 32 7 44 4 13 11 22 20 29 9 6 19 9 32 9 8 0 15-1 23-4 8-4 15-8 22-15 7-6 13-14 18-23l5 16c-7 14-16 26-26 36-9 10-20 17-32 22s-24 7-37 7c-18 0-34-5-49-14-14-9-25-22-34-39-8-16-13-35-13-54 0-26 6-49 16-69s24-36 43-47 40-17 64-17c15 0 29 3 42 9 13 5 25 12 34 21zM2464 344c-6 3-12 5-19 6-6 1-12 2-19 2-16 0-28-4-37-12-9-9-13-21-13-37v-127c0-14-3-24-8-31-6-7-15-11-27-11-11 0-19 4-25 10-7 7-10 16-10 28v26h-42c-5-2-8-6-11-11-2-5-3-10-3-16 0-10 4-20 12-29s19-16 33-21 29-8 46-8c20 0 37 3 51 10 15 6 26 15 33 27 8 12 12 27 12 44v107c0 5 1 9 2 12 2 2 5 5 8 6 4 2 10 3 17 4zM2386 307c-11 16-23 27-36 35-13 7-28 11-45 11-12 0-22-2-32-7-9-5-16-12-21-21s-8-19-8-30c0-16 5-30 15-41 11-11 26-20 47-25l87-25v20l-57 18c-12 3-20 8-25 15-5 6-7 14-7 24 0 6 1 12 3 17 3 5 7 9 13 12 5 3 10 4 17 4 8 0 17-2 26-7 8-5 16-11 23-19zM2612 207c0 29-5 57-14 82-9 26-21 49-36 70-15 20-31 39-49 56h-27c24-34 42-68 54-103s18-70 18-105-6-70-18-105-30-69-54-102h27c18 17 34 35 49 55 15 21 27 44 36 70s14 53 14 82zM2660 170c0-7 1-14 5-20 3-6 8-11 14-14 6-4 13-6 20-6s13 2 19 6 11 8 14 14c4 6 6 13 6 20s-2 14-6 19c-3 6-8 11-14 15-6 3-12 5-19 5s-14-2-20-5c-6-4-11-9-14-15-4-6-5-12-5-19zM2660 312c0-7 1-14 5-20 3-6 8-11 14-14s13-5 20-5 13 2 19 5 11 8 14 14c4 6 6 13 6 20s-2 13-6 20c-3 6-8 10-14 14-6 3-12 5-19 5s-14-2-20-5c-6-4-11-8-14-14-4-7-5-13-5-20z">
          <text:p/>
        </draw:path>
        <draw:frame draw:style-name="gr2" draw:text-style-name="P3" draw:layer="layout" svg:width="3.435cm" svg:height="0.577cm" svg:x="0.988cm" svg:y="15.687cm">
          <draw:text-box>
            <text:p text:style-name="P2"><text:span text:style-name="T1">impacto </text:span><text:span text:style-name="T1">práctico.</text:span></text:p>
          </draw:text-box>
        </draw:frame>
        <draw:frame draw:style-name="gr2" draw:text-style-name="P3" draw:layer="layout" svg:width="5.607cm" svg:height="0.577cm" svg:x="13.152cm" svg:y="16.64cm">
          <draw:text-box>
            <text:p text:style-name="P2"><text:span text:style-name="T1"><text:s/></text:span><text:span text:style-name="T1">Filosóﬁc</text:span><text:span text:style-name="T1">o: </text:span><text:span text:style-name="T1">positivo. </text:span><text:span text:style-name="T1">Técnico:</text:span></text:p>
          </draw:text-box>
        </draw:frame>
        <draw:frame draw:style-name="gr2" draw:text-style-name="P3" draw:layer="layout" svg:width="17.68cm" svg:height="0.577cm" svg:x="0.988cm" svg:y="17.275cm">
          <draw:text-box>
            <text:p text:style-name="P2"><text:span text:style-name="T1">negativo</text:span><text:span text:style-name="T1">. </text:span><text:span text:style-name="T1">Creativo: </text:span><text:span text:style-name="T1">neutro. </text:span><text:span text:style-name="T1">La </text:span><text:span text:style-name="T1">inyecció</text:span><text:span text:style-name="T1">n </text:span><text:span text:style-name="T1">emocion</text:span><text:span text:style-name="T1">al es un </text:span><text:span text:style-name="T1">instrume</text:span><text:span text:style-name="T1">nto de </text:span><text:span text:style-name="T1">precisió</text:span><text:span text:style-name="T1">n, no un</text:span></text:p>
          </draw:text-box>
        </draw:frame>
        <draw:path draw:style-name="gr1" draw:text-style-name="P1" draw:layer="layout" svg:width="5.4cm" svg:height="0.413cm" svg:x="1.005cm" svg:y="18.967cm" svg:viewBox="0 0 5401 414" svg:d="M254 135c-3-16-9-30-16-40-7-11-17-19-29-25-11-5-24-8-40-8-21 0-38 5-53 16-15 10-27 25-35 45-8 19-12 42-12 69s4 52 12 72c9 21 21 36 37 47 15 11 33 17 53 17 14 0 26-3 37-8 10-6 20-14 29-26s18-28 26-48h24l-14 79c-13 9-29 16-48 21s-39 8-59 8c-32 0-61-7-86-20s-45-31-59-54-21-50-21-80c0-31 7-59 21-84 15-25 34-44 59-58 26-14 54-21 85-21 22 0 42 2 62 7s37 12 50 20v71zM424 354c-21 0-40-5-57-15-16-10-29-23-39-41-9-17-13-37-13-59 0-24 4-45 14-64 11-19 24-34 42-45 17-11 36-17 57-17s40 5 56 15c17 10 30 23 39 41 9 17 14 37 14 58 0 24-5 45-15 64s-24 35-41 46-36 17-57 17zM429 330c10 0 18-3 25-9 7-7 12-17 15-30 3-14 5-31 5-50 0-22-2-40-7-55-4-16-10-28-17-37-8-9-17-13-27-13s-18 4-25 10c-7 7-12 17-16 30-3 13-5 30-5 50 0 21 2 40 6 55 5 16 11 28 19 37 8 8 17 12 27 12zM647 113l-20 70-68-27v-16l68-27zM559 327c7-1 13-2 16-4 4-2 7-4 9-6 1-2 2-6 2-10v-158l61-36v194c0 4 1 8 2 10 2 2 5 4 8 6 4 2 10 3 17 4v21h-115zM704 327c7-1 12-2 16-4s6-4 8-6 3-6 3-10v-115c0-12-3-21-10-27-6-7-15-10-27-10-7 0-14 2-22 5-7 3-15 7-22 12s-14 10-19 17v-18c7-12 16-22 26-30 11-9 22-16 33-20 12-6 23-8 34-8 22 0 38 6 50 17 11 12 17 29 17 51v126c0 4 1 8 3 10 1 2 4 4 8 6s9 3 16 4v21h-114zM1041 290c-9 20-21 36-37 47s-35 17-57 17c-21 0-40-5-57-15-16-10-29-23-39-41-9-17-14-36-14-58 0-25 5-47 15-66 11-19 25-34 42-45 18-11 38-16 60-16 15 0 30 2 42 8 13 5 23 12 30 21s11 19 11 30c0 5-2 11-4 15-3 5-7 8-11 11h-39v-12c0-16-3-28-9-36-7-9-16-13-27-13s-20 3-27 10c-8 7-14 16-19 28-4 12-6 26-6 43s3 33 9 46 14 23 25 31c11 7 23 10 37 10 12 0 23-2 32-7 10-5 20-12 29-22zM1125 105l-67-32v-16l67-33h20zM1145 307c0 4 1 8 2 10 2 2 5 4 9 6s9 3 16 4v21h-114v-21c6-1 12-2 16-4s6-4 8-6 3-6 3-10v-247l60-36zM1256 183l-66-27v-16l66-27h21zM1277 275c0 12 3 21 9 27s15 9 28 9c7 0 14-1 22-4 7-3 15-7 22-12s13-11 19-17v18c-7 11-16 21-27 30-10 9-21 15-33 20s-23 8-33 8c-22 0-39-6-51-18-11-12-17-29-17-51v-135l61-37zM1401 183l-68-27v-16l68-27h20zM1421 290c0 4 1 8 2 11 2 3 5 6 9 7 4 2 9 3 16 4v21l-67 19h-21v-202l61-37zM1497 271c6 20 13 35 23 45 10 9 22 14 36 14 9 0 17-1 23-4 7-3 12-7 15-12 4-5 6-11 6-17s-2-11-4-16c-3-4-7-8-14-11-6-3-14-7-24-10-4 0-8-1-12-2-18-4-32-9-44-16-11-7-19-15-24-23-6-9-8-20-8-33 0-14 4-27 11-38 8-11 19-19 32-26 14-6 30-9 48-9 16 0 31 2 44 5 13 4 25 9 36 16v53h-28c-4-16-11-29-20-37-9-9-20-13-33-13-8 0-14 1-20 3-6 3-10 6-13 11-3 4-4 9-4 15s1 11 4 15 8 8 15 11c6 3 16 6 28 9 20 4 37 10 49 16s21 14 26 25c6 9 8 20 8 34 0 16-4 30-12 41-7 12-19 21-33 27-15 6-32 10-52 10-16 0-32-2-48-6-15-5-28-11-38-19v-58zM1696 61c0-7 2-13 5-19s8-10 14-14c6-3 12-5 20-5 7 0 13 2 19 5 6 4 11 8 14 14s5 12 5 20c0 7-2 13-5 19s-8 10-14 14c-6 3-12 5-20 5-7 0-13-2-19-5-6-4-11-8-14-14s-5-13-5-20zM1746 183l-68-27v-16l68-27h21zM1767 307c0 4 0 8 2 10s4 4 8 6c4 1 10 2 17 4v21h-116v-21c7-2 12-3 16-4 5-2 8-4 9-6 2-2 3-6 3-10v-158l61-36zM1925 354c-21 0-40-5-57-15s-30-23-39-41c-10-17-14-37-14-59 0-24 5-45 15-64s24-34 41-45 36-17 57-17 40 5 57 15c16 10 29 23 38 41 10 17 15 37 15 58 0 24-6 45-16 64s-23 35-41 46c-17 11-36 17-56 17zM1929 330c10 0 19-3 25-9 7-7 12-17 15-30 3-14 5-31 5-50 0-22-2-40-6-55-5-16-10-28-18-37s-16-13-27-13c-9 0-18 4-25 10-7 7-12 17-15 30-4 13-5 30-5 50 0 21 2 40 6 55 4 16 10 28 18 37 8 8 17 12 27 12zM1907 99l30-78h67l-59 78zM2147 113l-20 70-67-27v-16l67-27zM2060 327c6-1 12-2 16-4s6-4 8-6 3-6 3-10v-158l60-36v194c0 4 1 8 2 10 2 2 5 4 9 6s9 3 16 4v21h-114zM2204 327c7-1 12-2 16-4s7-4 8-6c2-2 3-6 3-10v-115c0-12-3-21-9-27-6-7-15-10-27-10-7 0-15 2-22 5-8 3-16 7-23 12s-13 10-19 17v-18c8-12 16-22 27-30 10-9 21-16 33-20 11-6 22-8 33-8 22 0 39 6 50 17 12 12 18 29 18 51v126c0 4 0 8 2 10s4 4 8 6 10 3 17 4v21h-115zM2521 324c10 0 18-2 23-3 4-2 8-5 9-9 2-4 3-10 3-18v-198h4l-106 140v-11h223v39h-256v-29l149-196h52v255c0 8 1 14 3 18s5 7 10 9c4 1 12 3 23 3v24h-137zM2787 222v-46h386v46zM3277 326c7 0 13-1 18-3 4-2 8-4 11-7s5-7 7-11l108-266h39l-30 48-77 200c-4 10-5 17-4 22 1 6 4 10 9 13 6 2 14 4 25 4v22h-106zM3506 253h-158l11-28h136zM3460 326c11 0 19-2 24-4 6-3 9-7 10-13 0-5-1-12-5-22l-76-200 8-48h39l108 266c2 4 5 8 7 11 3 3 7 5 11 7 5 2 11 3 19 3v22h-145zM3647 271c5 20 13 35 23 45 9 9 22 14 36 14 9 0 16-1 23-4 6-3 11-7 15-12s5-11 5-17-1-11-4-16c-3-4-7-8-13-11s-14-7-25-10c-4 0-7-1-11-2-18-4-33-9-44-16s-19-15-25-23c-5-9-8-20-8-33 0-14 4-27 12-38s18-19 32-26c14-6 30-9 47-9 16 0 31 2 44 5 14 4 25 9 36 16v53h-27c-4-16-11-29-20-37-9-9-21-13-34-13-7 0-14 1-20 3-5 3-9 6-12 11-3 4-5 9-5 15s2 11 5 15 7 8 14 11 16 6 28 9c21 4 37 10 49 16s21 14 27 25c5 9 8 20 8 34 0 16-4 30-12 41-8 12-19 21-34 27s-32 10-52 10c-16 0-32-2-47-6-15-5-28-11-39-19v-58zM3937 354c-21 0-40-5-57-15-16-10-29-23-39-41-9-17-14-37-14-59 0-24 5-45 15-64 11-19 24-34 42-45 17-11 36-17 56-17 22 0 41 5 57 15 17 10 30 23 39 41 9 17 14 37 14 58 0 24-5 45-15 64s-24 35-41 46-36 17-57 17zM3942 330c10 0 18-3 25-9 7-7 11-17 15-30 3-14 5-31 5-50 0-22-2-40-7-55-4-16-10-28-17-37-8-9-17-13-27-13s-18 4-25 10c-7 7-12 17-16 30-3 13-5 30-5 50 0 21 2 40 6 55 5 16 11 28 19 37 8 8 17 12 27 12zM4160 113l-21 70-67-27v-16l67-27zM4072 327c7-1 12-2 16-4s7-4 8-6c2-2 3-6 3-10v-158l61-36v194c0 4 1 8 2 10 2 2 5 4 8 6 4 2 10 3 17 4v21h-115zM4213 327c7-1 12-2 16-4s6-4 8-6 3-6 3-10v-117c0-11-3-20-9-26s-15-9-27-9c-7 0-14 2-22 5-7 2-14 6-21 11s-13 10-18 16v-18c7-11 16-21 26-29 10-9 21-15 32-20s22-7 33-7c21 0 38 6 49 17 12 11 17 28 17 50v127c0 4 1 8 3 10 1 2 4 4 8 6s9 3 16 4v21h-114zM4353 327c7-1 13-2 16-4 4-2 7-4 9-6 1-2 2-6 2-10v-117c0-11-3-20-8-26-6-6-15-9-28-9-6 0-13 2-21 5-7 2-15 6-22 11s-13 10-18 16v-18c7-11 16-21 26-29 10-9 21-15 33-20 11-5 22-7 32-7 22 0 38 6 49 17 12 11 17 28 17 50v127c0 4 1 8 3 10s5 4 8 6c4 2 10 3 17 4v21h-115zM4546 105l-67-32v-16l67-33h20zM4506 348v-291l60-33v298zM4555 325l-23 23h-26l49-41zM4545 291c9 13 17 22 26 27 8 5 18 7 29 7 13 0 24-3 34-11 10-7 18-17 23-31s8-30 8-49c0-17-2-32-7-44-4-12-11-22-20-28-9-7-20-10-32-10-8 0-16 2-24 5-7 3-15 8-22 14-7 7-13 14-17 23l-5-16c7-14 16-26 25-35 10-10 21-18 32-22 12-6 24-8 37-8 18 0 34 5 49 14 15 10 26 23 34 39 9 17 13 34 13 54 0 27-5 51-15 71s-25 35-43 46c-19 11-40 17-64 17-15 0-29-3-42-8-14-6-25-13-34-22zM4818 183l-68-27v-16l68-27h20zM4838 305c0 5 1 9 3 12 2 2 5 4 10 6 4 2 10 3 19 4v21h-120v-21c7-1 13-2 16-4 4-2 7-4 9-6s2-6 2-10v-158l61-36zM4830 193c9-17 17-32 24-43s15-20 22-27 15-10 22-10c3 0 6 0 9 1 3 2 5 3 7 5v55h-12c-11 0-21 1-29 4-8 2-16 6-22 11-7 6-14 13-21 22zM5040 354c-21 0-40-5-57-15s-30-23-39-41c-10-17-14-37-14-59 0-24 5-45 15-64s24-34 41-45 36-17 57-17 40 5 57 15c16 10 29 23 38 41 10 17 15 37 15 58 0 24-6 45-16 64s-23 35-41 46c-17 11-36 17-56 17zM5044 330c10 0 19-3 25-9 7-7 12-17 15-30 4-14 5-31 5-50 0-22-2-40-6-55-5-16-10-28-18-37s-16-13-27-13c-9 0-18 4-25 10-6 7-12 17-15 30-4 13-5 30-5 50 0 21 2 40 6 55 4 16 10 28 18 37 8 8 17 12 27 12zM5275 207c0-29 5-57 14-83 9-25 21-48 36-69 14-21 31-39 48-55h28c-24 33-42 66-54 101s-18 70-18 106 6 71 18 106 30 68 54 101h-28c-17-16-34-34-48-55-15-20-27-44-36-69-9-26-14-54-14-83z">
          <text:p/>
        </draw:path>
        <draw:frame draw:style-name="gr5" draw:text-style-name="P6" draw:layer="layout" svg:width="0.532cm" svg:height="0.507cm" svg:x="6.418cm" svg:y="18.915cm">
          <draw:image xlink:href="Pictures/100000010000003F0000003CBDD2345B.png" xlink:type="simple" xlink:show="embed" xlink:actuate="onLoad" draw:mime-type="image/png">
            <text:p/>
          </draw:image>
        </draw:frame>
        <draw:path draw:style-name="gr1" draw:text-style-name="P1" draw:layer="layout" svg:width="4.36cm" svg:height="0.413cm" svg:x="7.043cm" svg:y="18.967cm" svg:viewBox="0 0 4361 414" svg:d="M104 294c0 8 1 14 3 18 3 5 6 8 12 10 5 2 13 4 23 4v22h-142v-22c9 0 17-2 22-4 6-2 10-5 12-10 2-4 3-10 3-18v-198c0-7-1-13-3-18-2-4-6-7-12-9-5-2-13-4-22-5v-22h104zM243 128c-4-15-9-28-15-36-5-9-13-14-22-18-9-3-21-5-37-5h-86v-27h183v86zM156 181c7 0 13-1 17-3 5-3 8-7 11-13 2-6 4-14 6-25h23v109h-23c-2-10-4-19-6-25-3-6-6-10-11-12-4-2-10-4-17-4h-73v-27zM344 183l-68-27v-16l68-27h20zM364 305c0 5 1 9 3 12 2 2 5 4 10 6 4 2 10 3 18 4v21h-119v-21c7-1 13-2 16-4 4-2 7-4 9-6 1-2 2-6 2-10v-158l61-36zM356 193c9-17 17-32 24-43s15-20 22-27 15-10 22-10c3 0 6 0 9 1 3 2 5 3 7 5v55h-12c-11 0-21 1-29 4-8 2-16 6-22 11-7 6-14 13-21 22zM566 354c-21 0-40-5-57-15s-30-23-39-41c-10-17-14-37-14-59 0-24 5-45 15-64s24-34 41-45 36-17 57-17 40 5 57 15c16 10 29 23 38 41 10 17 15 37 15 58 0 24-6 45-16 64s-23 35-41 46c-17 11-36 17-56 17zM570 330c10 0 19-3 25-9 7-7 12-17 15-30 4-14 5-31 5-50 0-22-2-40-6-55-5-16-10-28-18-37-7-9-16-13-26-13s-19 4-26 10c-6 7-12 17-15 30-4 13-5 30-5 50 0 21 2 40 6 55 4 16 10 28 18 37 8 8 17 12 27 12zM788 113l-20 70-67-27v-16l67-27zM701 327c7-1 12-2 16-4s6-4 8-6 3-6 3-10v-158l60-36v194c0 4 1 8 2 10 2 2 5 4 9 6s9 3 16 4v21h-114zM845 327c7-1 12-2 16-4s7-4 8-6c2-2 3-6 3-10v-115c0-12-3-21-9-27-6-7-15-10-27-10-7 0-15 2-22 5-8 3-16 7-23 12s-13 10-19 17v-18c8-12 16-22 27-30 10-9 21-16 33-20 11-6 22-8 33-8 22 0 39 6 50 17 12 12 18 29 18 51v126c0 4 0 8 2 10s4 4 8 6 10 3 17 4v21h-115zM968 131c12-4 21-9 29-13 7-5 14-11 19-18 6-7 11-16 16-27h27v83h-91zM1059 287c0 8 2 15 6 19 4 5 11 9 19 12 9 2 20 4 34 5v21c-9 3-18 5-27 7s-17 3-25 3c-22 0-38-6-50-17s-17-27-17-47v-152h60zM1113 156h-77v-38h77zM1346 290c-10 21-23 37-39 48-17 10-36 16-57 16-22 0-42-5-59-15-17-9-30-23-40-40-9-17-14-37-14-59 0-24 5-46 15-65s25-35 42-46c18-11 37-16 59-16 17 0 33 4 47 12s24 19 32 33 12 30 12 49v16h-162v-23l112-3-7 11c0-16-1-29-5-39-3-11-7-18-13-24-6-5-14-8-22-8-10 0-20 4-27 11-8 7-14 16-19 29-4 12-6 27-6 44 0 18 3 34 8 46 6 13 15 22 25 29 11 6 24 10 39 10 13 0 24-3 35-8 11-4 21-12 31-22zM1438 183l-67-27v-16l67-27h20zM1458 305c0 5 1 9 3 12 2 2 5 4 10 6 4 2 10 3 19 4v21h-119v-21c6-1 12-2 16-4 3-2 6-4 8-6s3-6 3-10v-158l60-36zM1450 193c9-17 17-32 24-43s15-20 22-27 15-10 22-10c4 0 6 0 9 1 3 2 5 3 7 5v55h-12c-11 0-21 1-29 4-8 2-16 6-22 11-7 6-14 13-21 22zM1774 345c-5 2-12 4-18 5-7 2-13 2-19 2-16 0-29-4-38-12-8-8-12-20-12-36v-129c0-13-3-24-9-31s-15-10-26-10-20 3-26 10c-6 6-9 16-9 27v27h-43c-4-3-8-6-10-11s-3-11-3-16c0-11 4-21 12-30 8-8 19-15 32-20 14-6 30-8 47-8 19 0 36 3 51 9 14 7 25 16 33 28s11 26 11 43v109c0 5 1 8 3 11 1 3 4 5 8 7 3 1 9 3 16 3zM1696 308c-10 15-22 27-36 35-13 7-28 11-44 11-12 0-23-3-32-8-10-5-17-12-22-21-5-8-7-18-7-29 0-17 5-31 15-42s26-20 46-26l87-25v21l-57 18c-11 4-20 9-25 15s-7 15-7 25c0 6 1 11 4 16s7 9 12 12 11 4 17 4c9 0 17-2 26-7 9-4 17-11 23-19zM2080 290c-9 21-23 37-39 48-16 10-35 16-57 16s-42-5-59-15c-17-9-30-23-40-40-9-17-13-37-13-59 0-24 5-46 14-65 11-19 25-35 42-46 18-11 37-16 59-16 18 0 34 4 47 12 14 8 25 19 32 33 8 14 12 30 12 49v16h-162v-23l112-3-6 11c0-16-2-29-5-39-3-11-8-18-14-24-6-5-13-8-22-8-10 0-19 4-27 11s-14 16-18 29c-5 12-7 27-7 44 0 18 3 34 9 46 6 13 14 22 25 29 11 6 24 10 39 10 12 0 24-3 34-8 11-4 22-12 31-22zM2135 271c5 20 12 35 22 45 10 9 22 14 36 14 9 0 17-1 23-4 7-3 12-7 16-12 3-5 5-11 5-17s-1-11-4-16c-3-4-7-8-14-11-6-3-14-7-24-10-4 0-8-1-11-2-18-4-33-9-45-16-11-7-19-15-24-23-6-9-8-20-8-33 0-14 4-27 12-38 7-11 18-19 31-26 14-6 30-9 48-9 16 0 31 2 44 5 13 4 25 9 36 16v53h-28c-4-16-10-29-20-37-9-9-20-13-33-13-8 0-14 1-20 3-6 3-10 6-13 11-3 4-4 9-4 15s1 11 4 15 8 8 15 11c6 3 16 6 28 9 20 4 37 10 49 16s21 14 26 25c6 9 9 20 9 34 0 16-5 30-13 41-7 12-19 21-33 27-15 6-32 10-52 10-16 0-32-2-47-6-16-5-28-11-39-19v-58zM2313 131c12-4 21-9 28-13 8-5 14-11 20-18 5-7 10-16 15-27h27v83h-90zM2403 287c0 8 2 15 6 19 5 5 11 9 20 12 8 2 20 4 33 5v21c-9 3-17 5-26 7s-18 3-26 3c-21 0-38-6-49-17-12-11-18-27-18-47v-152h60zM2457 156h-76v-38h76zM2706 345c-6 2-12 4-19 5-6 2-12 2-18 2-17 0-29-4-38-12-8-8-13-20-13-36v-129c0-13-3-24-8-31-6-7-15-10-27-10-11 0-19 3-25 10-7 6-10 16-10 27v27h-42c-4-3-8-6-10-11-3-5-4-11-4-16 0-11 4-21 12-30 8-8 19-15 33-20 14-6 29-8 46-8 20 0 37 3 51 9 15 7 26 16 34 28 7 12 11 26 11 43v109c0 5 1 8 2 11 2 3 5 5 9 7 3 1 9 3 16 3zM2628 308c-11 15-22 27-36 35-13 7-28 11-45 11-11 0-22-3-32-8-9-5-16-12-21-21-5-8-8-18-8-29 0-17 5-31 16-42 10-11 25-20 46-26l87-25v21l-57 18c-12 4-20 9-25 15s-7 15-7 25c0 6 1 11 4 16 2 5 6 9 12 12 5 3 10 4 17 4 9 0 17-2 26-7 9-4 16-11 23-19zM2922 105l-67-32v-16l67-33h21zM2943 290c0 4 0 8 2 11s4 6 8 7c4 2 10 3 17 4v21l-68 19h-20v-290l61-38zM2903 175c-9-12-18-21-26-26s-18-8-29-8c-13 0-24 4-34 11-10 8-17 18-23 32-5 14-8 29-8 47 0 19 2 34 7 46s11 21 20 28 20 10 32 10c8 0 16-2 23-5 8-3 16-8 22-14 7-7 13-15 18-23l5 15c-7 14-15 26-25 36s-21 17-32 22c-12 5-24 8-37 8-18 0-35-5-49-14-15-10-26-23-34-39-9-17-13-35-13-55 0-27 5-49 15-69 11-20 25-36 43-47 19-11 41-17 65-17 14 0 28 3 41 8 14 5 25 12 35 22zM3056 183l-67-27v-16l67-27h21zM3077 307c0 4 0 8 2 10s4 4 8 6 10 3 17 4v21h-115v-21c7-1 12-2 16-4s7-4 8-6c2-2 3-6 3-10v-158l61-36zM3025 99l30-78h67l-59 78zM3154 271c6 20 13 35 23 45 10 9 22 14 36 14 9 0 17-1 23-4 7-3 12-7 15-12 4-5 6-11 6-17s-2-11-5-16c-2-4-7-8-13-11s-14-7-25-10c-3 0-7-1-11-2-18-4-32-9-44-16-11-7-19-15-24-23-6-9-8-20-8-33 0-14 4-27 11-38 8-11 19-19 32-26 14-6 30-9 48-9 16 0 31 2 44 5 13 4 25 9 36 16v53h-28c-4-16-11-29-20-37-9-9-20-13-33-13-8 0-14 1-20 3-6 3-10 6-13 11-3 4-4 9-4 15s1 11 4 15 8 8 14 11c7 3 17 6 29 9 20 4 37 10 49 16s21 14 26 25c6 9 8 20 8 34 0 16-4 30-12 41-7 12-19 21-33 27-15 6-32 10-52 10-16 0-32-2-48-6-15-5-28-11-38-19v-58zM3333 131c12-4 21-9 29-13 7-5 13-11 19-18 5-7 10-16 15-27h27v83h-90zM3423 287c0 8 2 15 6 19 5 5 11 9 20 12 8 2 20 4 33 5v21c-9 3-17 5-26 7s-18 3-26 3c-21 0-37-6-49-17s-18-27-18-47v-152h60zM3477 156h-76v-38h76zM3523 61c0-7 1-13 5-19 3-6 8-10 13-14 6-3 13-5 20-5s14 2 20 5c5 4 10 8 13 14 4 6 5 12 5 20 0 7-1 13-5 19-3 6-8 10-13 14-6 3-13 5-20 5s-14-2-20-5c-5-4-10-8-13-14-4-6-5-13-5-20zM3573 183l-67-27v-16l67-27h20zM3593 307c0 4 1 8 3 10 1 2 4 4 8 6 4 1 9 2 16 4v21h-114v-21c7-2 12-3 16-4 4-2 6-4 8-6s3-6 3-10v-158l60-36zM3845 290c-9 20-21 36-37 47s-35 17-57 17c-21 0-40-5-57-15-16-10-29-23-39-41-9-17-13-36-13-58 0-25 4-47 14-66 11-19 25-34 42-45 18-11 38-16 60-16 16 0 30 2 42 8 13 5 23 12 30 21s11 19 11 30c0 5-1 11-4 15-3 5-7 8-11 11h-39v-12c0-16-3-28-9-36-7-9-15-13-27-13-11 0-20 3-27 10-8 7-14 16-19 28-4 12-6 26-6 43s3 33 9 46 14 23 25 31c11 7 23 10 38 10 11 0 22-2 31-7 10-5 20-12 29-22zM4087 345c-6 2-12 4-19 5-6 2-12 2-19 2-16 0-28-4-37-12s-13-20-13-36v-129c0-13-3-24-9-31-5-7-14-10-26-10-11 0-19 3-25 10-7 6-10 16-10 27v27h-42c-5-3-8-6-11-11-2-5-3-11-3-16 0-11 4-21 12-30 8-8 19-15 33-20 14-6 29-8 46-8 20 0 37 3 51 9 15 7 26 16 33 28 8 12 12 26 12 43v109c0 5 1 8 2 11 2 3 5 5 8 7 4 1 10 3 17 3zM4009 308c-11 15-23 27-36 35-13 7-28 11-45 11-12 0-22-3-32-8-9-5-16-12-21-21-6-8-8-18-8-29 0-17 5-31 15-42 11-11 26-20 47-26l87-25v21l-57 18c-12 4-20 9-25 15s-7 15-7 25c0 6 1 11 3 16 3 5 7 9 13 12 5 3 10 4 17 4 8 0 17-2 26-7 8-4 16-11 23-19zM4235 207c0 29-5 57-14 83-9 25-21 49-36 69-15 21-31 39-49 55h-27c24-33 42-66 54-101s18-70 18-106-6-71-18-106-30-68-54-101h27c18 16 34 34 49 55s27 44 36 69c9 26 14 54 14 83zM4283 169c0-7 1-13 5-19 3-6 8-11 14-15 6-3 13-5 20-5s13 2 19 5c6 4 11 9 14 15 4 6 6 12 6 20 0 7-2 13-6 19-3 6-8 11-14 14-6 4-12 5-19 5s-14-1-20-5c-6-3-11-8-14-14-4-6-5-13-5-20zM4283 312c0-7 1-13 5-19 3-6 8-11 14-14 6-4 13-6 20-6s13 2 19 6c6 3 11 8 14 14 4 6 6 12 6 19s-2 14-6 20c-3 6-8 11-14 14-6 4-12 5-19 5s-14-1-20-5c-6-3-11-8-14-14-4-6-5-13-5-20z">
          <text:p/>
        </draw:path>
        <draw:frame draw:style-name="gr2" draw:text-style-name="P3" draw:layer="layout" svg:width="4.443cm" svg:height="0.577cm" svg:x="0.988cm" svg:y="17.91cm">
          <draw:text-box>
            <text:p text:style-name="P2"><text:span text:style-name="T1">potencia</text:span><text:span text:style-name="T1">dor </text:span><text:span text:style-name="T1">universa</text:span><text:span text:style-name="T1">l.</text:span></text:p>
          </draw:text-box>
        </draw:frame>
        <draw:frame draw:style-name="gr2" draw:text-style-name="P3" draw:layer="layout" svg:width="8.638cm" svg:height="0.577cm" svg:x="11.419cm" svg:y="18.862cm">
          <draw:text-box>
            <text:p text:style-name="P2"><text:span text:style-name="T1"><text:s/></text:span><text:span text:style-name="T1">p=0.058, </text:span><text:span text:style-name="T1">d=0.148. </text:span><text:span text:style-name="T1">Efecto </text:span><text:span text:style-name="T1">real </text:span><text:span text:style-name="T1">pero </text:span><text:span text:style-name="T1">errático.</text:span></text:p>
          </draw:text-box>
        </draw:frame>
        <draw:path draw:style-name="gr1" draw:text-style-name="P1" draw:layer="layout" svg:width="7.856cm" svg:height="0.449cm" svg:x="1.005cm" svg:y="20.554cm" svg:viewBox="0 0 7857 450" svg:d="M254 136c-3-17-9-30-16-41s-17-19-29-24c-11-6-24-8-40-8-21 0-38 5-53 16-15 10-27 25-35 44-8 20-12 43-12 69 0 27 4 51 12 72 9 21 21 37 37 48 15 11 33 16 53 16 14 0 26-2 37-8 10-5 20-14 29-25 9-12 18-29 26-49h24l-14 79c-13 9-29 16-48 21s-39 8-59 8c-32 0-61-6-86-19s-45-31-59-54c-14-24-21-51-21-81s7-58 21-83c15-25 34-45 59-59 26-14 54-21 85-21 22 0 42 3 62 8s37 11 50 20v71zM424 354c-21 0-40-5-57-14-16-10-29-24-39-41-9-18-13-39-13-61s4-43 14-62c11-19 24-35 42-46 17-11 36-17 57-17s40 5 56 15c17 10 30 24 39 42 9 17 14 36 14 58 0 23-5 44-15 64-10 19-24 34-41 46-17 11-36 16-57 16zM429 331c10 0 18-3 25-10s12-17 15-30c3-14 5-31 5-51s-2-39-7-54c-4-16-10-28-17-36-8-9-17-14-27-14s-18 4-25 11-12 16-16 30c-3 13-5 29-5 49 0 21 2 39 6 56 5 16 11 28 19 36 8 9 17 13 27 13zM647 113l-20 71-68-27v-17l68-27zM559 327c7-1 13-2 16-3 4-2 7-4 9-6 1-3 2-6 2-11v-158l61-36v194c0 5 1 8 2 11 2 2 5 4 8 6 4 1 10 2 17 3v22h-115zM704 327c7-1 12-2 16-3 4-2 6-4 8-6 2-3 3-6 3-11v-114c0-13-3-22-10-28-6-6-15-9-27-9-7 0-14 1-22 4-7 3-15 7-22 12s-14 11-19 17v-18c7-11 16-21 26-30 11-8 22-15 33-20 12-5 23-8 34-8 22 0 38 6 50 18 11 12 17 29 17 51v125c0 5 1 8 3 11 1 2 4 4 8 6 4 1 9 2 16 3v22h-114zM1041 290c-9 21-21 37-37 48s-35 16-57 16c-21 0-40-5-57-14-16-10-29-24-39-41-9-17-14-38-14-59 0-25 5-46 15-65 11-20 25-34 42-45 18-11 38-17 60-17 15 0 30 3 42 8 13 5 23 12 30 22 7 8 11 18 11 29 0 6-2 11-4 16-3 4-7 8-11 10h-39v-12c0-16-3-28-9-36-7-8-16-12-27-12s-20 3-27 9c-8 7-14 16-19 29-4 12-6 26-6 42 0 17 3 33 9 46s14 24 25 31 23 11 37 11c12 0 23-3 32-8 10-4 20-11 29-22zM1125 106l-67-32v-17l67-32h20zM1145 307c0 5 1 8 2 11 2 2 5 4 9 6 4 1 9 2 16 3v22h-114v-22c6-1 12-2 16-3 4-2 6-4 8-6 2-3 3-6 3-11v-247l60-35zM1256 184l-66-27v-17l66-27h21zM1277 274c0 13 3 23 9 29s15 9 28 9c7 0 14-2 22-5 7-3 15-7 22-11 7-5 13-11 19-17v17c-7 12-16 22-27 31-10 8-21 15-33 20s-23 7-33 7c-22 0-39-6-51-18-11-11-17-28-17-50v-135l61-38zM1401 184l-68-27v-17l68-27h20zM1421 290c0 5 1 9 2 12 2 3 5 5 9 7 4 1 9 3 16 3v22l-67 19h-21v-202l61-38zM1497 271c6 21 13 36 23 45 10 10 22 14 36 14 9 0 17-1 23-3 7-3 12-7 15-12 4-5 6-11 6-18 0-6-2-11-4-15-3-6-7-9-14-13-6-3-14-6-24-9-4-1-8-2-12-3-18-4-32-9-44-15-11-6-19-14-24-23-6-9-8-19-8-32 0-15 4-27 11-38 8-11 19-20 32-26 14-7 30-10 48-10 16 0 31 2 44 6 13 3 25 8 36 15v54h-28c-4-17-11-29-20-38s-20-13-33-13c-8 0-14 1-20 4-6 2-10 6-13 10-3 5-4 10-4 15 0 7 1 12 4 16s8 7 15 11c6 3 16 6 28 8 20 5 37 10 49 16 12 7 21 15 26 24 6 9 8 21 8 35 0 16-4 30-12 42-7 12-19 21-33 27-15 6-32 9-52 9-16 0-32-2-48-6-15-4-28-11-38-19v-58zM1695 62c0-7 2-14 5-19 3-6 8-11 14-14 6-4 12-6 20-6 7 0 13 2 19 6 6 3 11 8 14 14 3 5 5 12 5 19s-2 14-5 19c-3 6-8 11-14 14s-12 5-20 5c-7 0-13-2-19-5s-11-8-14-14c-3-5-5-12-5-19zM1745 184l-67-27v-17l67-27h21zM1766 307c0 5 0 8 2 11 2 2 4 4 8 5 4 2 10 3 17 4v22h-115v-22c7-1 12-2 16-4 4-1 7-3 8-5 2-3 3-6 3-11v-158l61-36zM1924 354c-21 0-40-5-57-14-17-10-30-24-39-41-10-18-14-39-14-61s5-43 15-62 24-35 41-46 36-17 57-17 40 5 57 15c16 10 29 24 38 42 10 17 15 36 15 58 0 23-6 44-16 64-10 19-23 34-41 46-17 11-36 16-56 16zM1928 331c10 0 19-3 25-10 7-7 12-17 15-30 3-14 5-31 5-51s-2-39-6-54c-5-16-10-28-18-36-8-9-16-14-27-14-9 0-18 4-25 11s-12 16-15 30c-4 13-5 29-5 49 0 21 2 39 6 56 4 16 10 28 18 36 8 9 17 13 27 13zM1906 100l30-78h67l-59 78zM2146 113l-20 71-67-27v-17l67-27zM2059 327c6-1 12-2 16-3 4-2 6-4 8-6 2-3 3-6 3-11v-158l60-36v194c0 5 1 8 2 11 2 2 5 4 9 6 4 1 9 2 16 3v22h-114zM2203 327c7-1 12-2 16-3 4-2 7-4 8-6 2-3 3-6 3-11v-114c0-13-3-22-9-28s-15-9-27-9c-7 0-15 1-22 4-8 3-16 7-23 12s-13 11-19 17v-18c8-11 16-21 27-30 10-8 21-15 33-20 11-5 22-8 33-8 22 0 39 6 50 18 12 12 18 29 18 51v125c0 5 0 8 2 11 2 2 4 4 8 6 4 1 10 2 17 3v22h-115zM2430 274c10 16 22 28 36 35 13 8 29 12 46 12 12 0 23-2 33-6 9-4 17-10 22-17s8-16 8-27c0-13-5-24-14-34-8-9-22-16-40-22-19-5-43-10-72-12l31-160h153v58h-150l14-8-11 62-13-14c55 4 96 16 124 35s42 45 42 78c0 19-5 38-15 53s-23 27-41 35c-17 8-37 12-60 12-28 0-51-5-69-16-18-12-32-29-41-51zM2750 222v-45h387v45zM3316 295c0 7 1 13 3 18 2 4 6 7 11 10 6 2 13 3 23 4v22h-108v-22c9-1 17-2 22-4 6-3 10-6 12-10 2-5 3-11 3-18v-198c0-8-1-14-3-18-2-5-6-8-12-10-5-3-13-4-22-4v-22h111l-40 43zM3459 292l-12 58h-34l-103-250v-57h46zM3437 292l103-249h10v57l-103 250h-34zM3649 65c-10 1-18 2-23 4-6 2-9 5-11 10-3 4-4 10-4 18v198c0 7 1 13 4 18 2 4 5 7 11 10 5 2 13 3 23 4v22h-142v-22c9-1 17-2 23-4 5-3 9-6 11-10 2-5 4-11 4-18v-209l-5-43h109zM3781 354c-21 0-40-5-56-14-17-10-30-24-39-41-10-18-14-39-14-61s5-43 15-62 24-35 41-46 36-17 57-17 40 5 57 15c16 10 29 24 38 42 10 17 14 36 14 58 0 23-5 44-15 64-10 19-24 34-41 46-17 11-36 16-57 16zM3786 331c10 0 19-3 25-10 7-7 12-17 15-30 3-14 5-31 5-51s-2-39-7-54c-4-16-9-28-17-36-8-9-16-14-27-14-10 0-18 4-25 11s-12 16-15 30c-4 13-5 29-5 49 0 21 2 39 6 56 4 16 10 28 18 36 8 9 17 13 27 13zM4125 106l-67-32v-17l67-32h21zM4146 290c0 5 0 9 2 12s5 5 8 7c4 1 10 3 17 3v22l-67 19h-21v-291l61-37zM4106 176c-9-13-17-22-26-27-8-5-17-8-28-8-14 0-25 4-35 12-10 7-17 18-23 31-5 14-8 30-8 48 0 17 3 32 7 44 5 14 12 23 20 30 9 6 20 9 32 9 8 0 16-1 24-4 8-4 15-8 22-15 7-6 12-14 17-24l5 17c-7 14-15 26-25 36s-20 17-32 22-24 7-37 7c-18 0-34-5-49-14-14-9-26-22-34-39-9-16-13-36-13-55 0-26 5-49 16-69 10-20 24-36 43-47 18-11 40-17 64-17 14 0 28 3 41 9 14 5 25 12 35 21zM4402 290c-10 22-24 37-40 48s-35 16-57 16-42-5-59-14c-17-10-30-23-40-40-9-18-13-38-13-60 0-24 5-45 15-64 10-20 24-35 41-46 18-11 37-17 59-17 18 0 34 4 47 12 14 8 25 19 32 34 8 14 12 30 12 49v15h-162v-23l112-2-6 10c0-15-2-28-5-38-3-11-8-19-14-24-6-6-13-8-22-8-10 0-19 3-27 10s-14 17-18 29c-5 13-7 28-7 44 0 18 3 33 9 46s14 23 25 29c11 7 24 10 39 10 12 0 24-2 34-7 11-5 22-12 31-23zM4493 106l-67-32v-17l67-32h20zM4513 307c0 5 1 8 3 11 1 2 4 4 8 6 4 1 9 2 16 3v22h-114v-22c7-1 12-2 16-3 4-2 7-4 8-6 2-3 3-6 3-11v-247l60-35zM4671 354c-21 0-40-5-56-14-17-10-30-24-40-41-9-18-13-39-13-61s5-43 15-62 24-35 41-46 36-17 57-17 40 5 56 15c17 10 30 24 39 42 10 17 14 36 14 58 0 23-5 44-15 64-10 19-24 34-41 46-17 11-36 16-57 16zM4676 331c10 0 19-3 25-10 7-7 12-17 15-30 3-14 5-31 5-51s-2-39-7-54c-4-16-10-28-17-36-8-9-17-14-27-14s-18 4-25 11-12 16-16 30c-3 13-5 29-5 49 0 21 2 39 7 56 4 16 10 28 18 36 8 9 17 13 27 13zM5089 106l-67-32v-17l67-32h21zM5110 290c0 5 1 9 2 12 2 3 5 5 8 7 4 1 10 3 17 3v22l-67 19h-21v-291l61-37zM5070 176c-9-13-17-22-26-27-8-5-17-8-28-8-14 0-25 4-35 12-10 7-17 18-23 31-5 14-7 30-7 48 0 17 2 32 6 44 5 14 12 23 21 30 8 6 19 9 32 9 7 0 15-1 23-4 8-4 15-8 22-15 7-6 13-14 17-24l5 17c-7 14-15 26-25 36s-20 17-32 22-24 7-37 7c-18 0-34-5-49-14-14-9-26-22-34-39-9-16-13-36-13-55 0-26 5-49 16-69 10-20 24-36 43-47 18-11 40-17 64-17 14 0 28 3 41 9 14 5 26 12 35 21zM5366 290c-10 22-24 37-40 48s-35 16-57 16-42-5-59-14c-17-10-30-23-40-40-9-18-13-38-13-60 0-24 5-45 15-64 10-20 24-35 41-46 18-11 38-17 59-17 18 0 34 4 47 12 14 8 25 19 32 34 8 14 12 30 12 49v15h-162v-23l112-2-6 10c0-15-2-28-5-38-3-11-8-19-14-24-6-6-13-8-22-8-10 0-19 3-27 10s-14 17-18 29c-5 13-7 28-7 44 0 18 3 33 9 46s14 23 25 29c11 7 24 10 39 10 12 0 24-2 35-7s21-12 30-23zM5571 289c0 8 2 15 4 19 3 5 8 9 13 11 7 2 15 3 25 3h5v27h-151v-22c10-1 17-2 23-4 5-3 9-6 11-10 3-5 4-11 4-18v-198c0-8-1-14-4-18-2-5-6-8-11-10-6-3-13-4-23-4v-22h104zM5615 43c34 0 64 6 90 18 25 12 45 29 59 51s21 48 21 78-7 57-20 82c-14 24-33 43-57 57-25 13-52 20-83 20h-76v-27h72c18 0 35-5 49-15 15-10 26-24 34-43 9-19 13-40 13-65 0-27-5-50-14-70-10-19-23-34-40-44-17-11-36-16-59-16h-55v-26zM5925 354c-21 0-40-5-57-14-17-10-30-24-39-41-10-18-14-39-14-61s5-43 15-62 24-35 41-46 36-17 57-17 40 5 57 15c16 10 29 24 38 42 10 17 15 36 15 58 0 23-6 44-16 64-10 19-23 34-41 46-17 11-36 16-56 16zM5929 331c10 0 19-3 25-10 7-7 12-17 15-30 3-14 5-31 5-51s-2-39-6-54c-5-16-10-28-18-36-8-9-16-14-27-14-9 0-18 4-25 11s-12 16-15 30c-4 13-5 29-5 49 0 21 2 39 6 56 4 16 10 28 18 36 8 9 17 13 27 13zM6092 271c5 21 12 36 22 45 10 10 22 14 37 14 8 0 16-1 22-3 7-3 12-7 16-12 3-5 5-11 5-18 0-6-1-11-4-15-3-6-7-9-14-13-5-3-14-6-24-9-4-1-8-2-11-3-18-4-33-9-44-15s-20-14-25-23-8-19-8-32c0-15 4-27 12-38 7-11 18-20 32-26 13-7 29-10 47-10 16 0 31 2 44 6 13 3 25 8 36 15v54h-28c-4-17-10-29-20-38-9-9-20-13-33-13-8 0-14 1-20 4-6 2-10 6-13 10-3 5-4 10-4 15 0 7 1 12 4 16s8 7 15 11c7 3 16 6 28 8 20 5 37 10 49 16 12 7 21 15 26 24 6 9 9 21 9 35 0 16-5 30-13 42-7 12-19 21-33 27-15 6-32 9-52 9-16 0-32-2-47-6-16-4-28-11-39-19v-58zM6610 136c-3-17-8-30-16-41-7-11-17-19-28-24-12-6-25-8-41-8-20 0-38 5-53 16-15 10-27 25-35 44-8 20-12 43-12 69 0 27 4 51 13 72s21 37 36 48c16 11 33 16 54 16 13 0 26-2 36-8 11-5 20-14 29-25 9-12 18-29 27-49h23l-13 79c-14 9-30 16-49 21s-39 8-58 8c-33 0-62-6-87-19s-45-31-59-54c-14-24-21-51-21-81s7-58 22-83c14-25 34-45 59-59s53-21 85-21c21 0 41 3 61 8s37 11 50 20v71zM6891 345c-6 3-12 5-18 6-7 1-13 2-19 2-16 0-29-4-38-12-8-9-12-21-12-37v-128c0-14-3-24-9-31s-15-11-27-11c-10 0-19 4-25 10-6 7-9 16-9 28v26h-43c-4-2-8-6-10-11s-3-10-3-16c0-10 4-20 12-29s19-16 32-21c14-5 29-8 46-8 20 0 37 3 52 10 14 6 25 15 33 27s11 27 11 44v108c0 5 1 9 3 12 1 2 4 5 8 6 3 2 9 3 16 4zM6813 308c-10 16-22 27-36 35-13 7-28 11-44 11-12 0-23-2-32-7-10-5-17-12-22-21s-8-19-8-30c0-16 6-31 16-42s26-20 46-25l87-25v20l-57 18c-12 3-20 8-25 15-5 6-7 14-7 25 0 6 1 12 4 17s7 9 12 12 11 4 17 4c9 0 17-2 26-7s16-11 23-19zM6973 184l-67-27v-17l67-27h20zM6993 409c0 4 1 8 2 10 2 3 5 5 9 6 4 2 9 3 16 4v21h-114v-21c6-1 12-2 16-4 4-1 6-3 8-6 2-2 3-6 3-10v-260l60-36zM6965 179c7-14 15-26 25-36s20-17 32-22 24-8 37-8c18 0 34 5 49 15 14 9 26 22 34 39 8 16 13 34 13 54 0 26-6 49-16 70-10 20-24 36-43 47-18 11-39 16-64 16-14 0-28-3-42-8-13-5-25-12-34-22l16-32c9 12 17 21 26 26 8 6 18 8 28 8 14 0 25-4 35-11s17-18 23-31c5-15 8-31 8-49s-3-32-7-45c-5-12-12-21-21-28-8-6-19-10-32-10-7 0-15 2-23 5-8 4-15 9-22 15s-13 14-17 22zM7404 345c-6 3-12 5-19 6-6 1-12 2-18 2-17 0-29-4-38-12-8-9-12-21-12-37v-128c0-14-4-24-9-31-6-7-15-11-27-11-11 0-19 4-25 10-6 7-9 16-9 28v26h-43c-4-2-8-6-10-11-3-5-4-10-4-16 0-10 4-20 12-29s19-16 33-21 29-8 46-8c20 0 37 3 51 10 15 6 26 15 34 27 7 12 11 27 11 44v108c0 5 1 9 2 12 2 2 5 5 9 6 3 2 9 3 16 4zM7326 308c-10 16-22 27-36 35-13 7-28 11-45 11-11 0-22-2-32-7-9-5-16-12-21-21s-8-19-8-30c0-16 5-31 16-42 10-11 25-20 46-25l87-25v20l-57 18c-12 3-20 8-25 15-5 6-7 14-7 25 0 6 1 12 4 17s6 9 12 12c5 3 10 4 17 4 9 0 17-2 26-7s16-11 23-19zM7452 271c5 21 13 36 23 45 9 10 22 14 36 14 9 0 16-1 23-3 6-3 11-7 15-12s5-11 5-18c0-6-1-11-4-15-3-6-7-9-13-13-6-3-14-6-25-9-4-1-7-2-11-3-18-4-33-9-44-15s-19-14-25-23c-5-9-8-19-8-32 0-15 4-27 12-38s18-20 32-26c14-7 30-10 47-10 16 0 31 2 44 6 14 3 26 8 36 15v54h-27c-4-17-11-29-20-38s-20-13-34-13c-7 0-14 1-20 4-5 2-9 6-12 10-3 5-5 10-5 15 0 7 2 12 5 16s7 7 14 11c7 3 16 6 28 8 21 5 37 10 49 16 12 7 21 15 27 24 5 9 8 21 8 35 0 16-4 30-12 42s-19 21-34 27-32 9-52 9c-16 0-32-2-47-6s-28-11-39-19v-58zM7731 207c0-29 4-56 14-82 9-26 21-49 35-70 15-20 31-38 49-55h28c-24 33-42 67-54 102-13 35-19 70-19 105s6 70 19 106c12 35 30 69 54 102h-28c-18-17-34-35-49-55-14-21-26-44-35-70-10-26-14-54-14-83z">
          <text:p/>
        </draw:path>
        <draw:frame draw:style-name="gr5" draw:text-style-name="P6" draw:layer="layout" svg:width="0.532cm" svg:height="0.507cm" svg:x="8.873cm" svg:y="20.506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746cm" svg:height="0.414cm" svg:x="9.505cm" svg:y="20.554cm" svg:viewBox="0 0 2747 415" svg:d="M255 136c-3-17-9-30-16-41s-17-19-28-24c-12-6-25-8-41-8-20 0-38 5-53 16-16 10-28 25-36 44-8 20-12 43-12 69 0 27 4 51 13 72 8 20 22 36 37 48 15 11 33 16 54 16 13 0 26-2 36-8 11-5 20-14 29-26s18-28 27-48h23l-14 79c-13 9-29 16-48 21s-39 8-58 8c-33 0-62-6-88-19-25-13-45-31-59-55-14-23-21-50-21-80s7-58 22-83c14-25 33-45 59-59s54-21 85-21c22 0 42 3 62 8s37 11 50 20v71zM425 354c-21 0-40-5-56-14-17-10-30-24-40-42-9-18-13-38-13-60s5-43 15-62 24-35 41-46 36-17 57-17 40 5 56 15c17 10 30 24 39 42 10 17 14 36 14 58 0 23-5 44-15 63-10 20-24 35-41 47-17 11-36 16-57 16zM430 331c10 0 19-3 25-10 7-7 12-17 15-31 3-13 5-30 5-50s-2-39-7-54c-4-16-10-28-17-36-8-9-17-14-27-14s-18 4-25 11-12 16-16 30c-3 13-5 29-5 49 0 21 2 39 7 55 4 16 10 29 18 37 8 9 17 13 27 13zM648 113l-20 71-68-27v-17l68-27zM560 327c7-1 13-2 16-3 4-2 7-4 9-6 1-3 2-6 2-11v-158l61-36v194c0 5 1 8 2 11 2 2 5 4 9 6 4 1 9 2 16 3v22h-115zM705 327c7-1 12-2 16-3 4-2 7-4 8-6 2-3 3-6 3-11v-114c0-13-3-22-10-28-5-6-14-9-27-9-7 0-14 1-22 4-7 3-15 7-22 12s-13 11-19 17v-18c7-11 16-21 27-30 10-8 21-15 33-20 11-5 22-8 33-8 22 0 38 6 50 18s17 29 17 51v125c0 5 1 8 3 11 1 2 4 4 8 6 4 1 9 2 16 3v22h-114zM844 327c7-1 13-2 16-3 4-2 7-4 9-6 1-3 2-6 2-11v-188c0-19 5-35 16-49 10-15 25-26 44-33 20-8 42-12 68-12 19 0 36 2 51 6 15 3 26 9 34 16s12 16 12 26c0 5-1 9-5 14-3 4-7 8-12 10h-49v-13c0-13-4-22-10-29-7-7-16-11-29-11-12 0-23 3-32 9s-16 15-20 26c-5 10-8 24-8 39v188c0 5 2 8 4 11s5 5 10 7c5 1 11 2 19 3v22h-120zM841 131c14-4 26-9 35-15 10-6 19-15 29-26h20v67h-84zM1070 157h-161v-38h161zM1002 327c7-1 13-2 16-4 4-1 7-3 9-5 2-3 3-6 3-11v-188l40-6h20v194c0 5 1 8 2 11 2 2 5 4 9 5 4 2 9 3 16 4v22h-115zM1205 184l-67-27v-17l67-27h21zM1226 306c0 4 1 8 2 11 3 3 6 5 10 7 5 1 11 2 19 3v22h-119v-22c7-1 12-2 16-3 4-2 7-4 8-6 2-3 3-6 3-11v-158l61-36zM1218 193c9-17 17-31 24-42s14-21 22-27c7-7 14-11 22-11 3 0 6 1 9 2s5 3 7 4v56h-12c-12 0-22 1-30 3-8 3-15 6-22 12-6 5-13 12-20 21zM1409 113l-20 71-67-27v-17l67-27zM1322 327c7-1 12-2 16-3 4-2 6-4 8-6 2-3 3-6 3-11v-158l60-36v194c0 5 1 8 3 11 1 2 4 4 8 6 4 1 9 2 16 3v22h-114zM1462 327c7-1 12-2 16-3 4-2 7-4 8-6 2-3 3-6 3-11v-117c0-11-3-20-9-25-6-6-14-9-26-9-7 0-14 1-22 4s-15 7-22 11c-7 5-13 11-18 17v-18c8-11 16-21 27-30 10-8 21-15 32-20 11-4 22-7 33-7 21 0 37 6 49 17 11 12 17 28 17 50v127c0 5 1 8 2 11 2 2 5 4 8 6 4 1 10 2 17 3v22h-115zM1602 327c8-1 13-2 17-3 4-2 6-4 8-6 2-3 3-6 3-11v-117c0-11-3-20-9-25-6-6-15-9-27-9-7 0-14 1-22 4-7 3-14 7-21 11-7 5-13 11-19 17v-18c8-11 17-21 27-30 10-8 21-15 32-20 11-4 22-7 33-7 21 0 38 6 49 17 11 12 17 28 17 50v127c0 5 1 8 3 11 1 2 4 4 8 6 4 1 9 2 16 3v22h-115zM1961 345c-6 3-12 5-19 6-6 1-12 2-18 2-17 0-29-4-38-12-8-9-13-21-13-37v-128c0-14-3-24-8-31-6-7-15-11-27-11-11 0-19 4-25 10-7 7-10 16-10 28v26h-42c-4-2-8-6-11-11-2-5-3-10-3-16 0-10 4-20 12-29s19-16 33-21 29-8 46-8c20 0 37 3 51 10 15 6 26 15 33 27 8 12 12 27 12 44v107c0 6 1 10 2 13 2 2 5 5 9 6 3 2 9 3 16 4zM1883 308c-11 16-23 27-36 35-13 7-28 11-45 11-12 0-22-2-32-7-9-5-16-12-21-21s-8-19-8-31c0-16 5-30 16-41 10-11 25-20 46-25l87-25v20l-57 18c-12 3-20 8-25 15-5 6-7 14-7 24 0 6 1 12 3 17 3 6 7 10 13 13 5 3 10 4 17 4 9 0 17-2 26-7 8-6 16-12 23-20zM2176 106l-66-32v-17l66-32h21zM2197 289c0 5 1 9 3 12 1 4 4 6 8 8 4 1 9 3 16 3v22l-67 19h-20v-291l60-37zM2158 176c-9-13-18-22-26-27s-18-8-29-8c-13 0-25 4-35 12-9 7-17 18-22 31-5 14-8 30-8 48 0 17 2 32 7 44 4 13 11 22 20 30 9 6 20 9 32 9 8 0 16-1 23-4 8-4 16-9 22-16 7-6 13-14 18-23l5 16c-7 14-16 27-26 37-9 10-20 17-31 22-12 5-25 7-37 7-18 0-35-5-49-14-15-9-26-22-35-40-8-16-12-35-12-54 0-26 5-49 15-69s25-36 43-47c19-11 40-17 65-17 14 0 28 3 41 9 13 5 25 12 35 21zM2353 354c-21 0-40-5-56-14-17-10-30-24-40-42-9-18-13-38-13-60s5-43 15-62 24-35 41-46 36-17 57-17 40 5 56 15c17 10 30 24 39 42 10 17 14 36 14 58 0 23-5 44-15 63-10 20-24 35-41 47-17 11-36 16-57 16zM2358 331c10 0 19-3 25-10 7-7 12-17 15-31 3-13 5-30 5-50s-2-39-7-54c-4-16-10-28-17-36-8-9-17-14-27-14s-18 4-25 11-12 16-16 30c-3 13-4 29-4 49 0 21 1 39 6 55 4 16 10 29 18 37 8 9 17 13 27 13zM2620 207c0 29-5 57-14 82-9 27-21 50-35 71-15 20-31 38-49 55h-28c24-33 42-67 55-102 12-36 18-71 18-106s-6-70-18-105c-13-35-31-69-55-102h28c18 17 34 35 49 55 14 21 26 44 35 70s14 53 14 82zM2668 170c0-7 2-14 5-20 4-6 9-11 15-14 6-4 12-6 19-6s14 2 20 6 11 8 14 14c4 6 6 13 6 20s-2 14-6 19c-3 6-8 11-14 15-6 3-13 5-20 5s-13-2-19-5c-6-4-11-9-15-15-3-6-5-12-5-19zM2668 313c0-7 2-15 5-21 4-6 9-11 15-14s12-5 19-5 14 2 20 5 11 8 14 14c4 6 6 14 6 21s-2 13-6 20c-3 6-8 10-14 14-6 3-13 5-20 5s-13-2-19-5c-6-4-11-8-15-14-3-7-5-13-5-20z">
          <text:p/>
        </draw:path>
        <draw:frame draw:style-name="gr2" draw:text-style-name="P3" draw:layer="layout" svg:width="9.078cm" svg:height="0.577cm" svg:x="0.988cm" svg:y="19.497cm">
          <draw:text-box>
            <text:p text:style-name="P2"><text:span text:style-name="T1">Perﬁl </text:span><text:span text:style-name="T1">dimensi</text:span><text:span text:style-name="T1">onal </text:span><text:span text:style-name="T1">único. </text:span><text:span text:style-name="T1">Requiere </text:span><text:span text:style-name="T1">más </text:span><text:span text:style-name="T1">datos.</text:span></text:p>
          </draw:text-box>
        </draw:frame>
        <draw:frame draw:style-name="gr2" draw:text-style-name="P3" draw:layer="layout" svg:width="7.525cm" svg:height="0.577cm" svg:x="12.267cm" svg:y="20.45cm">
          <draw:text-box>
            <text:p text:style-name="P2"><text:span text:style-name="T1"><text:s/></text:span><text:span text:style-name="T1">Calidad </text:span><text:span text:style-name="T1">semánti</text:span><text:span text:style-name="T1">ca y </text:span><text:span text:style-name="T1">estilo </text:span><text:span text:style-name="T1">epistémi</text:span><text:span text:style-name="T1">co</text:span></text:p>
          </draw:text-box>
        </draw:frame>
        <draw:path draw:style-name="gr1" draw:text-style-name="P1" draw:layer="layout" svg:width="9.25cm" svg:height="0.449cm" svg:x="1.005cm" svg:y="22.142cm" svg:viewBox="0 0 9251 450" svg:d="M254 136c-3-16-9-30-16-40-7-11-17-19-29-25-11-5-24-8-40-8-21 0-38 5-53 16-15 10-27 25-35 45-8 19-12 42-12 69s4 51 12 71c9 21 21 36 37 47 15 11 33 17 53 17 14 0 26-3 37-8 10-6 20-14 29-26s18-28 26-48h24l-14 79c-13 9-29 16-48 21s-39 8-59 8c-32 0-61-7-86-20s-45-31-59-54-21-49-21-79c0-31 7-59 21-84 15-25 34-44 59-58 26-14 54-21 85-21 22 0 42 2 62 7s37 12 50 20v71zM424 354c-21 0-40-5-57-15-16-10-29-23-39-41-9-17-13-37-13-59 0-23 4-44 14-63 11-19 24-34 42-45 17-11 36-17 57-17s40 5 56 15c17 10 30 23 39 41 9 17 14 37 14 58 0 23-5 44-15 63s-24 35-41 46-36 17-57 17zM429 330c10 0 18-3 25-9 7-7 12-17 15-30 3-14 5-31 5-50 0-21-2-39-7-54-4-16-10-28-17-37-8-9-17-13-27-13s-18 4-25 10c-7 7-12 17-16 30-3 13-5 30-5 50s2 39 6 54c5 16 11 28 19 37 8 8 17 12 27 12zM647 114l-20 70-68-27v-16l68-27zM559 327c7-1 13-2 16-4 4-2 7-4 9-6 1-2 2-6 2-10v-157l61-36v193c0 4 1 8 2 10 2 2 5 4 8 6 4 2 10 3 17 4v21h-115zM704 327c7-1 12-2 16-4s6-4 8-6 3-6 3-10v-114c0-12-3-21-10-27-6-7-15-10-27-10-7 0-14 2-22 5-7 3-15 7-22 12s-14 10-19 17v-18c7-12 16-22 26-30 11-9 22-16 33-20 12-6 23-8 34-8 22 0 38 6 50 17 11 12 17 29 17 51v125c0 4 1 8 3 10 1 2 4 4 8 6s9 3 16 4v21h-114zM1041 290c-9 20-21 36-37 47s-35 17-57 17c-21 0-40-5-57-15-16-10-29-23-39-41-9-17-14-36-14-58 0-24 5-46 15-65 11-19 25-34 42-45 18-11 38-16 60-16 15 0 30 2 42 8 13 5 23 12 30 21s11 19 11 30c0 5-2 11-4 15-3 5-7 8-11 11h-39v-12c0-16-3-28-9-36-7-9-16-13-27-13s-20 3-27 10c-8 7-14 16-19 28-4 12-6 26-6 43s3 32 9 45 14 23 25 31c11 7 23 10 37 10 12 0 23-2 32-7 10-5 20-12 29-22zM1125 106l-67-32v-16l67-34h20zM1145 307c0 4 1 8 2 10 2 2 5 4 9 6s9 3 16 4v21h-114v-21c6-1 12-2 16-4s6-4 8-6 3-6 3-10v-246l60-37zM1256 184l-66-27v-16l66-27h21zM1277 275c0 12 3 21 9 27s15 9 28 9c7 0 14-1 22-4 7-3 15-7 22-12s13-11 19-17v18c-7 11-16 21-27 30-10 9-21 15-33 20s-23 8-33 8c-22 0-39-6-51-18-11-12-17-29-17-51v-134l61-37zM1401 184l-68-27v-16l68-27h20zM1421 290c0 4 1 8 2 11 2 3 5 6 9 7 4 2 9 3 16 4v21l-67 19h-21v-201l61-37zM1497 271c6 20 13 35 23 45 10 9 22 14 36 14 9 0 17-1 23-4 7-3 12-7 15-12 4-5 6-11 6-17s-2-11-4-16c-3-4-7-8-14-11-6-3-14-7-24-10-4 0-8-1-12-2-18-4-32-9-44-16-11-6-19-14-24-22-6-9-8-20-8-33 0-14 4-27 11-38 8-11 19-19 32-26 14-6 30-9 48-9 16 0 31 2 44 5 13 4 25 9 36 16v53h-28c-4-16-11-29-20-37-9-9-20-13-33-13-8 0-14 1-20 3-6 3-10 6-13 11-3 4-4 9-4 15s1 11 4 15 8 8 15 11c6 3 16 6 28 9 20 4 37 10 49 16s21 14 26 24c6 9 8 20 8 34 0 16-4 30-12 41-7 12-19 21-33 27-15 6-32 10-52 10-16 0-32-2-48-6-15-5-28-11-38-19v-58zM1695 62c0-7 2-13 5-19s8-11 14-15c6-3 12-5 20-5 7 0 13 2 19 5 6 4 11 9 14 15s5 12 5 20c0 7-2 13-5 19s-8 10-14 14c-6 3-12 5-20 5-7 0-13-2-19-5-6-4-11-8-14-14s-5-13-5-20zM1745 184l-67-27v-16l67-27h21zM1766 307c0 4 0 8 2 10s4 4 8 6c4 1 10 2 17 4v21h-115v-21c7-2 12-3 16-4 4-2 7-4 8-6 2-2 3-6 3-10v-157l61-36zM1924 354c-21 0-40-5-57-15s-30-23-39-41c-10-17-14-37-14-59 0-23 5-44 15-63s24-34 41-45 36-17 57-17 40 5 57 15c16 10 29 23 38 41 10 17 15 37 15 58 0 23-6 44-16 63s-23 35-41 46c-17 11-36 17-56 17zM1928 330c10 0 19-3 25-9 7-7 12-17 15-30 3-14 5-31 5-50 0-21-2-39-6-54-5-16-10-28-18-37s-16-13-27-13c-9 0-18 4-25 10-7 7-12 17-15 30-4 13-5 30-5 50s2 39 6 54c4 16 10 28 18 37 8 8 17 12 27 12zM1906 100l30-79h67l-59 79zM2146 114l-20 70-67-27v-16l67-27zM2059 327c6-1 12-2 16-4s6-4 8-6 3-6 3-10v-157l60-36v193c0 4 1 8 2 10 2 2 5 4 9 6s9 3 16 4v21h-114zM2203 327c7-1 12-2 16-4s7-4 8-6c2-2 3-6 3-10v-114c0-12-3-21-9-27-6-7-15-10-27-10-7 0-15 2-22 5-8 3-16 7-23 12s-13 10-19 17v-18c8-12 16-22 27-30 10-9 21-16 33-20 11-6 22-8 33-8 22 0 39 6 50 17 12 12 18 29 18 51v125c0 4 0 8 2 10s4 4 8 6 10 3 17 4v21h-115zM2618 56c-28 10-51 23-70 39-20 17-34 36-44 59s-15 47-15 75c0 20 3 37 7 51 5 15 13 26 22 34s20 11 32 11c11 0 20-2 28-7 8-6 13-13 18-23 4-10 6-21 6-35 0-13-3-26-8-36-5-11-13-19-22-25s-20-9-32-9c-11 0-21 2-31 7-9 4-18 11-25 20l-1-21c10-14 22-25 37-33s31-12 49-12c17 0 34 4 48 12 15 8 26 19 34 33 9 15 13 30 13 48 0 21-5 39-15 56-11 17-25 30-43 39-18 10-38 15-60 15-25 0-47-6-66-16-18-11-33-27-43-46-10-20-15-42-15-67 0-32 7-61 23-86 15-26 37-48 65-65 29-18 62-30 101-36zM2773 223v-46h386v46zM3306 246c5 28 14 48 27 62 13 13 31 20 53 20 13 0 24-2 33-6 10-4 17-10 22-17 5-8 8-17 8-27s-2-18-7-25c-5-6-11-12-19-16s-18-8-30-12c-5-1-9-2-14-4-20-5-37-12-51-19s-25-17-33-29c-8-11-12-26-12-44 0-17 4-33 13-47 10-14 23-25 39-33 17-7 36-11 57-11 20 0 37 2 53 6 16 5 31 12 44 21v71h-25c-5-16-10-30-16-41s-14-18-23-24c-9-5-19-7-32-7-11 0-21 2-29 5-9 3-15 9-19 16-5 6-7 14-7 23 0 11 3 20 8 26 5 7 12 11 20 15 8 3 18 6 30 9 3 1 6 2 9 3 22 6 40 13 55 21 15 7 26 18 35 30 8 12 12 27 12 45 0 19-5 36-16 50-10 15-24 26-43 34s-40 13-64 13c-20 0-40-3-58-8-18-6-33-13-46-23v-77zM3763 345c-6 2-12 4-19 5-6 2-12 2-18 2-17 0-29-4-38-12-8-8-13-20-13-36v-128c0-13-3-24-8-31-6-7-15-10-27-10-11 0-19 3-26 10-7 6-10 16-10 27v27h-42c-4-3-8-6-10-11-3-5-4-11-4-16 0-11 4-21 12-30 8-8 19-15 33-20 14-6 30-8 47-8 20 0 37 3 51 9 15 7 26 16 34 28 7 12 11 26 11 43v108c0 5 1 8 2 11 2 3 5 5 9 7 3 1 9 3 16 3zM3685 308c-11 15-22 27-36 35-13 7-28 11-46 11-11 0-22-3-32-8-9-5-16-12-21-21-5-8-8-18-8-29 0-17 5-31 16-42 10-11 25-19 46-25l88-25v21l-57 17c-12 4-21 9-26 15s-7 15-7 25c0 6 1 11 4 16 2 5 6 9 12 12s11 4 18 4c9 0 17-2 26-7 9-4 16-11 23-19zM3768 132c12-4 22-9 29-13 7-5 14-11 19-18 6-7 11-16 16-27h27v83h-91zM3859 287c0 8 2 15 6 19 4 5 11 9 19 12 9 2 20 4 34 5v21c-9 3-18 5-27 7s-17 3-25 3c-21 0-38-6-50-17s-17-27-17-47v-151h60zM3913 157h-77v-38h77zM4004 184l-67-27v-16l67-27h21zM4025 275c0 12 3 21 9 27s15 9 27 9c7 0 15-1 23-4 7-3 15-7 22-12s13-11 19-17v18c-8 11-17 21-27 30-11 9-22 15-33 20-12 5-23 8-33 8-22 0-39-6-51-18-11-12-17-29-17-51v-134l61-37zM4149 184l-68-27v-16l68-27h20zM4169 290c0 4 1 8 2 11 2 3 5 6 9 7 4 2 9 3 16 4v21l-67 19h-21v-201l61-37zM4283 184l-67-27v-16l67-27h20zM4303 305c0 5 1 9 3 12 2 2 5 4 10 6 4 2 10 3 19 4v21h-119v-21c6-1 12-2 15-4 4-2 7-4 9-6s3-6 3-10v-157l60-36zM4295 194c9-17 17-32 24-43s15-20 22-27 15-10 22-10c4 0 6 0 9 1 3 2 5 3 7 5v55h-12c-11 0-21 1-29 4-8 2-16 6-22 11-7 6-14 13-21 22zM4619 345c-6 2-12 4-18 5-7 2-13 2-19 2-16 0-29-4-38-12-8-8-12-20-12-36v-128c0-13-3-24-9-31s-15-10-26-10-20 3-26 10c-6 6-9 16-9 27v27h-43c-4-3-8-6-10-11s-3-11-3-16c0-11 4-21 12-30 8-8 19-15 32-20 14-6 30-8 47-8 19 0 36 3 51 9 14 7 25 16 33 28s11 26 11 43v108c0 5 1 8 3 11 1 3 4 5 8 7 3 1 9 3 16 3zM4541 308c-10 15-22 27-36 35-13 7-28 11-44 11-12 0-23-3-32-8-10-5-17-12-22-21-5-8-8-18-8-29 0-17 6-31 16-42s26-19 46-25l87-25v21l-57 17c-11 4-20 9-25 15s-7 15-7 25c0 6 1 11 4 16s7 9 12 12 11 4 17 4c9 0 17-2 26-7 9-4 17-11 23-19zM4836 290c-8 20-20 36-36 47-17 11-36 17-58 17-21 0-40-5-56-15-17-10-30-23-39-41-9-17-14-36-14-58 0-24 5-46 15-65s24-34 42-45c17-11 37-16 59-16 16 0 30 2 43 8 13 5 23 12 30 21s11 19 11 30c0 5-2 11-5 15-2 5-6 8-11 11h-38v-12c0-16-4-28-10-36-6-9-15-13-26-13s-20 3-28 10-14 16-18 28-6 26-6 43 3 32 9 45 14 23 25 31c10 7 23 10 37 10 11 0 22-2 32-7s19-12 29-22zM4874 62c0-7 2-13 5-19s8-11 14-15c6-3 12-5 20-5 7 0 13 2 19 5 6 4 11 9 14 15s5 12 5 20c0 7-2 13-5 19s-8 10-14 14c-6 3-12 5-20 5-7 0-13-2-19-5-6-4-11-8-14-14s-5-13-5-20zM4924 184l-67-27v-16l67-27h21zM4945 307c0 4 0 8 2 10s5 4 8 6c4 1 10 2 17 4v21h-115v-21c7-2 12-3 16-4 4-2 7-4 8-6 2-2 3-6 3-10v-157l61-36zM5103 354c-21 0-40-5-57-15s-30-23-39-41c-9-17-14-37-14-59 0-23 5-44 15-63s24-34 41-45 36-17 57-17 40 5 57 15c16 10 29 23 38 41 10 17 15 37 15 58 0 23-6 44-16 63s-23 35-41 46c-17 11-36 17-56 17zM5107 330c10 0 19-3 25-9 7-7 12-17 15-30 4-14 5-31 5-50 0-21-2-39-6-54-4-16-10-28-18-37-7-9-16-13-26-13s-19 4-26 10c-6 7-12 17-15 30-4 13-5 30-5 50s2 39 6 54c4 16 10 28 18 37 8 8 17 12 27 12zM5086 100l29-79h67l-59 79zM5325 114l-20 70-67-27v-16l67-27zM5238 327c7-1 12-2 16-4s6-4 8-6 3-6 3-10v-157l60-36v193c0 4 1 8 3 10 1 2 4 4 8 6s9 3 16 4v21h-114zM5382 327c7-1 12-2 16-4s7-4 8-6c2-2 3-6 3-10v-114c0-12-3-21-9-27-6-7-15-10-27-10-7 0-15 2-22 5-8 3-16 7-23 12s-13 10-19 17v-18c8-12 17-22 27-30 10-9 21-16 33-20 11-6 23-8 34-8 21 0 38 6 49 17 12 12 18 29 18 51v125c0 4 0 8 2 10s5 4 8 6c4 2 10 3 17 4v21h-115zM5662 184l-67-27v-16l67-27h21zM5683 408c0 5 0 8 2 11 2 2 4 4 8 6 4 1 10 2 17 4v21h-115v-21c7-2 12-3 16-4 4-2 7-4 8-6 2-3 3-6 3-11v-258l61-36zM5654 179c7-14 16-26 25-35 10-10 21-18 32-22 12-6 24-8 37-8 18 0 34 5 49 14 15 10 26 23 34 39 9 17 13 34 13 54 0 26-5 50-15 70s-25 35-43 46c-19 11-40 17-64 17-15 0-29-3-42-8-14-6-25-13-34-22l15-33c9 13 17 22 26 27 8 5 18 7 29 7 13 0 24-3 34-11 10-7 18-17 23-31s8-30 8-48c0-17-2-32-7-44-4-12-11-22-20-28-9-7-20-10-32-10-8 0-15 2-23 5s-16 8-22 14c-8 7-13 14-18 23zM5983 354c-21 0-40-5-57-15-16-10-30-23-39-41-9-17-14-37-14-59 0-23 5-44 15-63s24-34 41-45c18-11 36-17 57-17s40 5 57 15c16 10 29 23 39 41 9 17 14 37 14 58 0 23-5 44-16 63-10 19-23 35-40 46-18 11-37 17-57 17zM5987 330c10 0 19-3 26-9 6-7 11-17 14-30 4-14 5-31 5-50 0-21-2-39-6-54-4-16-10-28-18-37-7-9-16-13-26-13s-19 4-26 10c-6 7-11 17-15 30-3 13-5 30-5 50s2 39 6 54c4 16 11 28 18 37 8 8 17 12 27 12zM6185 184l-67-27v-16l67-27h21zM6206 305c0 5 0 9 2 12 3 2 6 4 10 6 5 2 11 3 19 4v21h-119v-21c7-1 12-2 16-4s7-4 8-6c2-2 3-6 3-10v-157l61-36zM6198 194c9-17 16-32 24-43 7-11 14-20 22-27 7-7 14-10 22-10 3 0 6 0 8 1 3 2 6 3 8 5v55h-13c-11 0-21 1-29 4-8 2-15 6-22 11-6 6-13 13-20 22zM6639 136c-3-16-8-30-15-40-8-11-17-19-29-25-12-5-25-8-40-8-21 0-39 5-54 16-15 10-27 25-35 45-8 19-12 42-12 69s4 51 13 71c9 21 21 36 36 47 16 11 34 17 54 17 14 0 26-3 36-8 11-6 21-14 29-26 9-12 18-28 27-48h24l-14 79c-13 9-30 16-49 21s-38 8-58 8c-33 0-61-7-87-20-25-13-44-31-59-54-14-23-21-49-21-79 0-31 8-59 22-84s34-44 59-58 53-21 85-21c21 0 42 2 61 7 20 5 37 12 51 20v71zM6810 354c-21 0-40-5-57-15s-30-23-39-41c-9-17-14-37-14-59 0-23 5-44 15-63s24-34 41-45 36-17 57-17 40 5 57 15c16 10 29 23 38 41 10 17 15 37 15 58 0 23-6 44-16 63s-23 35-41 46c-17 11-36 17-56 17zM6814 330c10 0 19-3 25-9 7-7 12-17 15-30 4-14 5-31 5-50 0-21-2-39-6-54-4-16-10-28-18-37-7-9-16-13-26-13s-19 4-26 10c-6 7-12 17-15 30-4 13-5 30-5 50s2 39 6 54c4 16 10 28 18 37 8 8 17 12 27 12zM7032 114l-20 70-67-27v-16l67-27zM6945 327c7-1 12-2 16-4s6-4 8-6 3-6 3-10v-157l60-36v193c0 4 1 8 3 10 1 2 4 4 8 6s9 3 16 4v21h-114zM7085 327c7-1 13-2 16-4 4-2 7-4 9-6 1-2 2-6 2-10v-116c0-11-3-20-9-26-5-6-14-9-26-9-7 0-14 2-22 5-7 2-15 6-22 11s-13 10-18 16v-18c8-11 16-21 27-29 10-9 21-15 32-20s22-7 33-7c21 0 37 6 49 17 11 11 17 28 17 50v126c0 4 1 8 2 10 2 2 5 4 8 6 4 2 10 3 17 4v21h-115zM7225 327c8-1 13-2 17-4s7-4 8-6c2-2 3-6 3-10v-116c0-11-3-20-9-26s-15-9-27-9c-7 0-14 2-21 5-8 2-15 6-22 11s-13 10-19 16v-18c8-11 17-21 27-29 10-9 21-15 32-20 12-5 22-7 33-7 21 0 38 6 49 17s17 28 17 50v126c0 4 1 8 3 10 1 2 4 4 8 6s9 3 16 4v21h-115zM7427 184l-67-27v-16l67-27h20zM7447 408c0 5 1 8 3 11 1 2 4 4 8 6 4 1 9 2 16 4v21h-114v-21c7-2 12-3 16-4 4-2 7-4 8-6 2-3 3-6 3-11v-258l60-36zM7419 179c7-14 15-26 25-35 10-10 21-18 32-22 12-6 24-8 37-8 18 0 34 5 49 14 15 10 26 23 34 39 9 17 13 34 13 54 0 26-5 50-15 70s-25 35-43 46c-19 11-40 17-64 17-15 0-29-3-42-8-14-6-25-13-35-22l16-33c9 13 17 22 26 27 8 5 18 7 29 7 13 0 24-3 34-11 10-7 18-17 23-31s8-30 8-48c0-17-2-32-7-44-4-12-11-22-20-28-9-7-20-10-32-10-8 0-16 2-24 5-7 3-15 8-22 14-7 7-13 14-17 23zM7696 106l-67-32v-16l67-34h21zM7717 307c0 4 0 8 2 10s4 4 8 6 10 3 17 4v21h-115v-21c7-1 12-2 16-4s7-4 8-6c2-2 3-6 3-10v-246l61-37zM7974 290c-10 21-23 37-39 48-17 10-35 16-57 16s-42-5-59-15c-17-9-30-23-40-40-9-17-14-37-14-59 0-23 5-45 15-64 11-19 25-35 42-46 18-11 37-16 59-16 18 0 33 4 47 12s25 19 32 33c8 14 12 30 12 49v16h-162v-23l112-3-7 11c0-16-1-29-5-39-3-11-7-18-13-24-6-5-13-8-22-8-10 0-19 4-27 11s-14 16-19 29c-4 12-6 27-6 44s3 33 9 45c5 13 14 22 24 29 11 6 24 10 40 10 12 0 24-3 34-8 11-4 22-12 31-22zM8082 364c0 18-4 33-12 46s-20 22-35 29-33 11-53 11v-21c10-3 18-6 23-10 6-4 10-9 12-15 3-7 4-15 4-24v-233l61-33zM8061 184l-67-27v-16l67-27h21zM8011 62c0-7 2-13 5-19 4-6 8-11 14-15 5-3 12-5 19-5s14 2 20 5c5 4 10 9 13 15 4 6 5 12 5 20 0 7-1 13-5 19-3 6-8 10-13 14-6 3-13 5-20 5s-14-2-19-5c-6-4-10-8-14-14-3-6-5-13-5-20zM8136 62c0-7 2-13 5-19s8-11 14-15c6-3 12-5 20-5 7 0 13 2 19 5 6 4 10 9 14 15 3 6 5 12 5 20 0 7-2 13-5 19-4 6-8 10-14 14-6 3-13 5-20 5s-13-2-19-5c-6-4-11-8-14-14s-5-13-5-20zM8186 184l-67-27v-16l67-27h21zM8207 307c0 4 0 8 2 10s4 4 8 6c4 1 10 2 17 4v21h-115v-21c7-2 12-3 16-4 4-2 7-4 8-6 2-2 3-6 3-10v-157l61-36zM8457 106l-67-32v-16l67-34h20zM8477 290c0 4 1 8 3 11s4 6 8 7c4 2 9 3 17 4v21l-68 19h-20v-289l60-39zM8438 176c-9-12-18-21-26-26s-18-8-29-8c-13 0-25 4-34 11-10 8-18 18-23 32s-8 29-8 47 2 33 7 45 11 21 20 28 20 10 32 10c8 0 16-2 23-5 8-3 16-8 22-14 7-7 13-15 18-23l5 15c-7 14-15 26-25 36s-21 17-32 22c-12 5-24 8-37 8-18 0-35-5-49-14-15-10-26-23-35-39-8-17-12-35-12-55 0-26 5-48 15-68s25-36 43-47c19-11 40-17 65-17 14 0 28 3 41 8 14 5 25 12 35 22zM8744 345c-6 2-12 4-18 5-7 2-13 2-19 2-16 0-29-4-38-12-8-8-12-20-12-36v-128c0-13-3-24-9-31s-15-10-27-10c-10 0-19 3-25 10-6 6-9 16-9 27v27h-43c-4-3-8-6-10-11s-4-11-4-16c0-11 4-21 13-30 8-8 18-15 32-20 14-6 29-8 46-8 20 0 37 3 52 9 14 7 25 16 33 28 7 12 11 26 11 43v108c0 5 1 8 3 11 1 3 4 5 8 7 3 1 9 3 16 3zM8666 308c-10 15-22 27-36 35-13 7-28 11-44 11-12 0-23-3-32-8-10-5-17-12-22-21-5-8-8-18-8-29 0-17 5-31 16-42 10-11 25-19 46-25l87-25v21l-57 17c-12 4-20 9-25 15s-7 15-7 25c0 6 1 11 4 16s7 9 12 12 11 4 17 4c9 0 17-2 26-7 9-4 16-11 23-19zM8960 106l-67-32v-16l67-34h21zM8981 290c0 4 0 8 2 11s4 6 8 7c4 2 10 3 17 4v21l-68 19h-20v-289l61-39zM8941 176c-9-12-18-21-26-26s-18-8-29-8c-13 0-24 4-34 11-10 8-17 18-23 32-5 14-8 29-8 47s3 33 7 45c5 12 12 21 20 28 9 7 20 10 32 10 8 0 16-2 23-5 8-3 16-8 22-14 7-7 13-15 18-23l5 15c-7 14-15 26-25 36s-21 17-32 22c-12 5-24 8-37 8-18 0-35-5-49-14-15-10-26-23-34-39-9-17-13-35-13-55 0-26 5-48 15-68 11-20 25-36 43-47 19-11 41-17 65-17 14 0 28 3 41 8 14 5 25 12 35 22zM9125 208c0-29 5-57 14-83 9-25 21-48 36-69s31-40 48-56h28c-24 33-42 67-54 102s-18 70-18 106c0 35 6 70 18 105s30 68 54 101h-28c-17-16-33-34-48-55-15-20-27-44-36-69-9-26-14-53-14-82z">
          <text:p/>
        </draw:path>
        <draw:frame draw:style-name="gr5" draw:text-style-name="P6" draw:layer="layout" svg:width="0.532cm" svg:height="0.507cm" svg:x="10.27cm" svg:y="22.09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736cm" svg:height="0.413cm" svg:x="10.9cm" svg:y="22.142cm" svg:viewBox="0 0 2737 414" svg:d="M254 135c-4-16-9-30-16-40-8-11-17-19-29-25-11-5-25-8-40-8-21 0-39 5-54 16-15 10-26 25-34 45-9 19-13 42-13 69s5 51 13 71c9 21 21 36 36 47 16 11 34 17 54 17 14 0 26-3 36-8 11-6 21-14 30-26 8-12 17-28 26-48h24l-14 79c-13 9-30 16-49 21s-38 8-58 8c-32 0-61-7-87-20-25-13-44-31-59-54-14-23-20-49-20-79 0-31 7-59 21-84s34-44 59-58 54-21 85-21c21 0 42 2 62 7 19 5 36 12 50 20v71zM424 353c-21 0-40-5-57-15-16-10-30-23-39-41-9-17-14-37-14-59 0-23 5-44 15-63s24-34 41-45c18-11 36-17 57-17s40 5 57 15c16 10 29 23 38 41 10 17 15 37 15 58 0 23-5 44-16 63-10 19-23 35-40 46-18 11-37 17-57 17zM428 329c10 0 19-3 26-9 6-7 11-17 14-30 4-14 5-31 5-50 0-21-2-39-6-54-4-16-10-28-18-37-7-9-16-13-26-13s-19 4-26 10c-6 7-12 17-15 30s-5 30-5 50 2 39 6 54c4 16 11 28 18 37 8 8 17 12 27 12zM646 113l-20 70-67-27v-16l67-27zM559 326c7-1 12-2 16-4s7-4 8-6c2-2 3-6 3-10v-157l60-36v193c0 4 1 8 3 10s4 4 8 6 9 3 17 4v21h-115zM703 326c7-1 13-2 16-4 4-2 7-4 9-6 1-2 2-6 2-10v-114c0-12-3-21-9-27-6-7-15-10-27-10-7 0-14 2-22 5s-15 7-23 12c-7 5-13 10-18 17v-18c7-12 16-22 26-30 11-9 22-16 33-20 11-6 23-8 34-8 21 0 38 6 49 17 12 12 18 29 18 51v125c0 4 1 8 2 10 2 2 5 4 8 6 4 2 10 3 17 4v21h-115zM843 326c6-1 12-2 16-4s6-4 8-6 3-6 3-10v-188c0-18 5-34 15-49 11-14 26-25 45-33s42-12 67-12c19 0 36 2 51 6s26 9 34 17c8 7 13 15 13 25 0 5-2 10-5 14-3 5-7 8-13 11h-49v-13c0-13-4-23-10-30-7-6-16-10-28-10-13 0-24 3-33 9s-15 14-20 25-7 24-7 40v187c0 4 1 8 3 11 2 2 6 4 10 6 5 2 12 3 20 4v21h-120zM839 130c14-4 26-9 36-14 9-7 19-15 28-26h21v66h-85zM1068 156h-161v-38h161zM1001 326c7-2 12-3 16-4 4-2 7-4 8-6 2-2 3-6 3-10v-188l40-5h20v193c0 4 1 8 3 10 1 2 4 4 8 6 4 1 9 2 16 4v21h-114zM1204 183l-67-27v-16l67-27h20zM1224 304c0 5 1 9 3 12 2 2 5 4 10 6 4 2 10 3 19 4v21h-119v-21c6-1 12-2 16-4 3-2 6-4 8-6s3-6 3-10v-157l60-36zM1216 193c9-17 17-32 24-43s15-20 22-27c8-7 15-10 22-10 4 0 6 0 9 1 3 2 5 3 7 5v55h-12c-11 0-21 1-29 4-8 2-16 6-22 11-7 6-14 13-21 22zM1408 113l-21 70-67-27v-16l67-27zM1320 326c7-1 12-2 16-4s7-4 8-6c2-2 3-6 3-10v-157l61-36v193c0 4 0 8 2 10 3 2 5 4 9 6s10 3 17 4v21h-116zM1462 326c6-1 12-2 15-4 4-2 7-4 9-6s3-6 3-10v-116c0-11-4-20-9-26-6-6-15-9-27-9-7 0-14 2-22 5-7 2-14 6-22 11-7 5-13 10-19 16v-18c8-11 17-21 28-29 10-9 21-15 32-20s22-7 33-7c21 0 38 6 49 17s17 28 17 50v126c0 4 1 8 2 10 2 2 5 4 9 6s9 3 16 4v21h-114zM1601 326c8-1 13-2 17-4s7-4 8-6c2-2 3-6 3-10v-116c0-11-3-20-9-26s-15-9-27-9c-6 0-14 2-21 5-8 2-15 6-22 11s-13 10-18 16v-18c7-11 16-21 26-29 10-9 21-15 32-20 12-5 23-7 33-7 22 0 38 6 49 17s17 28 17 50v126c0 4 1 8 3 10s4 4 8 6 10 3 17 4v21h-116zM1960 344c-6 2-12 4-18 5-7 2-13 2-19 2-16 0-29-4-38-12-8-8-12-20-12-36v-128c0-13-3-24-9-31s-15-10-27-10c-10 0-19 3-25 10-6 6-9 16-9 27v27h-43c-4-3-8-6-10-11s-4-11-4-16c0-11 4-21 13-30 8-8 18-15 32-20 14-6 29-8 46-8 20 0 37 3 52 9 14 7 25 16 33 28 7 12 11 26 11 43v108c0 5 1 8 3 11 1 3 4 5 8 7 3 1 9 3 16 3zM1882 307c-10 15-22 27-36 35-13 7-28 11-44 11-12 0-23-3-32-8-10-5-17-12-22-21-5-8-8-18-8-29 0-17 6-31 16-42s25-19 46-25l87-25v21l-57 17c-12 4-20 9-25 15s-7 15-7 25c0 6 1 11 4 16s7 9 12 12 11 4 17 4c9 0 17-2 26-7 9-4 16-11 23-19zM2176 105l-67-32v-16l67-33h21zM2197 289c0 4 0 8 2 11s4 6 8 7c4 2 10 3 17 4v21l-68 19h-20v-289l61-38zM2157 175c-9-12-18-21-26-26s-18-8-29-8c-13 0-24 4-34 11-10 8-17 18-23 32-5 14-8 29-8 47s3 33 7 45c5 12 12 21 20 28 9 7 20 10 32 10 8 0 16-2 24-5s15-8 22-14c6-7 12-15 17-23l5 15c-7 14-15 26-25 36s-20 17-32 22-24 8-37 8c-18 0-35-5-49-14-14-10-26-23-34-39-9-17-13-35-13-55 0-26 5-48 15-68 11-20 25-36 43-47 19-11 41-17 65-17 14 0 28 3 41 8 14 5 25 12 35 22zM2463 344c-5 2-12 4-18 5-7 2-13 2-19 2-16 0-29-4-37-12-9-8-13-20-13-36v-128c0-13-3-24-9-31s-15-10-26-10-20 3-26 10c-6 6-9 16-9 27v27h-43c-4-3-8-6-10-11s-3-11-3-16c0-11 4-21 12-30 8-8 19-15 32-20 14-6 30-8 47-8 19 0 36 3 51 9 14 7 25 16 33 28s11 26 11 43v108c0 5 1 8 3 11 1 3 4 5 8 7 4 1 9 3 16 3zM2385 307c-10 15-22 27-36 35-13 7-28 11-44 11-12 0-23-3-32-8s-17-12-22-21c-5-8-7-18-7-29 0-17 5-31 15-42s26-19 46-25l87-25v21l-57 17c-11 4-20 9-25 15s-7 15-7 25c0 6 1 11 4 16s7 9 12 12 11 4 17 4c9 0 18-2 26-7 9-4 17-11 23-19zM2611 207c0 29-5 56-14 82-9 25-21 49-36 69-14 22-30 40-48 56h-28c24-33 42-67 54-102 13-35 19-70 19-105 0-36-6-71-19-106-12-35-30-68-54-101h28c18 16 34 34 48 55 15 21 27 44 36 69 9 26 14 54 14 83zM2659 169c0-7 2-13 5-19 4-6 9-11 14-15 7-3 13-5 20-5s14 2 20 5c6 4 11 9 14 15 4 6 5 12 5 20 0 7-1 13-5 19-3 6-8 11-14 14-6 4-13 5-20 5s-13-1-20-5c-5-3-10-8-14-14-3-6-5-13-5-20zM2659 311c0-7 2-13 5-19 4-6 9-11 14-14 7-4 13-6 20-6s14 2 20 6c6 3 11 8 14 14 4 6 5 12 5 19s-1 14-5 20c-3 6-8 11-14 14-6 4-13 5-20 5s-13-1-20-5c-5-3-10-8-14-14-3-6-5-13-5-20z">
          <text:p/>
        </draw:path>
        <draw:frame draw:style-name="gr2" draw:text-style-name="P3" draw:layer="layout" svg:width="10.505cm" svg:height="0.577cm" svg:x="0.988cm" svg:y="21.085cm">
          <draw:text-box>
            <text:p text:style-name="P2"><text:span text:style-name="T1">son </text:span><text:span text:style-name="T1">capas </text:span><text:span text:style-name="T1">indepen</text:span><text:span text:style-name="T1">dientes </text:span><text:span text:style-name="T1">de la </text:span><text:span text:style-name="T1">inyecció</text:span><text:span text:style-name="T1">n </text:span><text:span text:style-name="T1">emocion</text:span><text:span text:style-name="T1">al.</text:span></text:p>
          </draw:text-box>
        </draw:frame>
        <draw:frame draw:style-name="gr2" draw:text-style-name="P3" draw:layer="layout" svg:width="5.755cm" svg:height="0.577cm" svg:x="13.653cm" svg:y="22.037cm">
          <draw:text-box>
            <text:p text:style-name="P2"><text:span text:style-name="T1"><text:s/></text:span><text:span text:style-name="T1">Tres </text:span><text:span text:style-name="T1">emocion</text:span><text:span text:style-name="T1">es </text:span><text:span text:style-name="T1">simultán</text:span><text:span text:style-name="T1">eas</text:span></text:p>
          </draw:text-box>
        </draw:frame>
        <draw:path draw:style-name="gr1" draw:text-style-name="P1" draw:layer="layout" svg:width="7.89cm" svg:height="0.449cm" svg:x="1.005cm" svg:y="23.729cm" svg:viewBox="0 0 7891 450" svg:d="M254 136c-3-17-9-30-16-41s-17-19-29-24c-11-6-24-8-40-8-21 0-38 5-53 16-15 10-27 25-35 44-8 20-12 43-12 69 0 27 4 52 12 73 9 20 21 36 37 47 15 11 33 16 53 16 14 0 26-2 37-8 10-5 20-14 29-25 9-12 18-28 26-48h24l-14 78c-13 9-29 16-48 21s-39 8-59 8c-32 0-61-6-86-19s-45-31-59-54-21-51-21-81 7-58 21-83c15-25 34-45 59-59 26-14 54-21 85-21 22 0 42 3 62 8s37 11 50 20v71zM424 354c-21 0-40-5-57-14-16-10-29-24-39-41-9-18-13-38-13-61 0-22 4-43 14-62 11-19 24-35 42-46 17-11 36-17 57-17s40 5 56 15c17 10 30 24 39 42 9 17 14 36 14 58 0 24-5 45-15 64s-24 34-41 46c-17 11-36 16-57 16zM429 331c10 0 18-3 25-10s12-17 15-30 5-30 5-50c0-21-2-40-7-55-4-16-10-28-17-36-8-9-17-14-27-14s-18 4-25 11-12 16-16 30c-3 13-5 29-5 49 0 22 2 40 6 56 5 16 11 28 19 36 8 9 17 13 27 13zM647 113l-20 71-68-27v-17l68-27zM559 327c7-1 13-2 16-3 4-2 7-4 9-6 1-3 2-6 2-11v-158l61-36v194c0 5 1 8 2 11 2 2 5 4 8 6 4 1 10 2 17 3v22h-115zM704 327c7-1 12-2 16-3 4-2 6-4 8-6 2-3 3-6 3-11v-114c0-13-3-22-10-28-6-6-15-9-27-9-7 0-14 1-22 4-7 3-15 7-22 12s-14 11-19 17v-18c7-11 16-21 26-30 11-8 22-15 33-20 12-5 23-8 34-8 22 0 38 6 50 18 11 12 17 29 17 51v125c0 5 1 8 3 11 1 2 4 4 8 6 4 1 9 2 16 3v22h-114zM1041 290c-9 21-21 37-37 48s-35 16-57 16c-21 0-40-5-57-14-16-10-29-24-39-41-9-17-14-37-14-58 0-26 5-47 15-66 11-20 25-34 42-45 18-11 38-17 60-17 15 0 30 3 42 8 13 5 23 12 30 22 7 8 11 18 11 29 0 6-2 11-4 16-3 4-7 8-11 10h-39v-12c0-16-3-28-9-36-7-8-16-12-27-12s-20 3-27 9c-8 7-14 16-19 29-4 12-6 26-6 42 0 17 3 34 9 47s14 23 25 30 23 11 37 11c12 0 23-3 32-8 10-4 20-11 29-21zM1125 106l-67-32v-17l67-32h20zM1145 307c0 5 1 8 2 11 2 2 5 4 9 6 4 1 9 2 16 3v22h-114v-22c6-1 12-2 16-3 4-2 6-4 8-6 2-3 3-6 3-11v-247l60-35zM1256 184l-66-27v-17l66-27h21zM1277 275c0 12 3 22 9 28s15 9 28 9c7 0 14-2 22-5 7-3 15-7 22-11 7-5 13-11 19-17v17c-7 12-16 22-27 31-10 8-21 15-33 20s-23 7-33 7c-22 0-39-6-51-18-11-11-17-28-17-50v-135l61-38zM1401 184l-68-27v-17l68-27h20zM1421 290c0 5 1 9 2 12 2 3 5 5 9 7 4 1 9 3 16 3v22l-67 19h-21v-202l61-38zM1497 272c6 20 13 35 23 44 10 10 22 14 36 14 9 0 17-1 23-3 7-3 12-7 15-12 4-5 6-11 6-18 0-6-2-11-4-15-3-5-7-8-14-12-6-3-14-6-24-9-4-1-8-2-12-3-18-4-32-9-44-15-11-7-19-15-24-24-6-9-8-19-8-32 0-15 4-27 11-38 8-11 19-20 32-26 14-7 30-10 48-10 16 0 31 2 44 6 13 3 25 8 36 15v54h-28c-4-17-11-29-20-38s-20-13-33-13c-8 0-14 1-20 4-6 2-10 6-13 10-3 5-4 10-4 15 0 7 1 12 4 16s8 7 15 11c6 3 16 6 28 8 20 5 37 10 49 16 12 7 21 15 26 25 6 9 8 21 8 35 0 15-4 29-12 41-7 12-19 21-33 27-15 6-32 9-52 9-16 0-32-2-48-6-15-4-28-11-38-19v-57zM1695 62c0-7 2-14 5-19 3-6 8-11 14-14 6-4 12-6 20-6 7 0 13 2 19 6 6 3 11 8 14 14 3 5 5 12 5 19s-2 14-5 19c-3 6-8 11-14 14s-12 5-20 5c-7 0-13-2-19-5s-11-8-14-14c-3-5-5-12-5-19zM1745 184l-67-27v-17l67-27h21zM1766 307c0 5 0 8 2 11 2 2 4 4 8 5 4 2 10 3 17 4v22h-115v-22c7-1 12-2 16-4 4-1 7-3 8-5 2-3 3-6 3-11v-158l61-36zM1924 354c-21 0-40-5-57-14-17-10-30-24-39-41-10-18-14-38-14-61 0-22 5-43 15-62s24-35 41-46 36-17 57-17 40 5 57 15c16 10 29 24 38 42 10 17 15 36 15 58 0 24-6 45-16 64s-23 34-41 46c-17 11-36 16-56 16zM1928 331c10 0 19-3 25-10 7-7 12-17 15-30s5-30 5-50c0-21-2-40-6-55-5-16-10-28-18-36-8-9-16-14-27-14-9 0-18 4-25 11s-12 16-15 30c-4 13-5 29-5 49 0 22 2 40 6 56s10 28 18 36c8 9 17 13 27 13zM1906 100l30-78h67l-59 78zM2146 113l-20 71-67-27v-17l67-27zM2059 327c6-1 12-2 16-3 4-2 6-4 8-6 2-3 3-6 3-11v-158l60-36v194c0 5 1 8 2 11 2 2 5 4 9 6 4 1 9 2 16 3v22h-114zM2203 327c7-1 12-2 16-3 4-2 7-4 8-6 2-3 3-6 3-11v-114c0-13-3-22-9-28s-15-9-27-9c-7 0-15 1-22 4-8 3-16 7-23 12s-13 11-19 17v-18c8-11 16-21 27-30 10-8 21-15 33-20 11-5 22-8 33-8 22 0 39 6 50 18 12 12 18 29 18 51v125c0 5 0 8 2 11 2 2 4 4 8 6 4 1 10 2 17 3v22h-115zM2445 349l151-252 2 4h-178v-58h217v25l-125 281zM2748 222v-45h387v45zM3382 65c-10 1-17 2-23 4-5 2-9 5-11 10-3 4-4 10-4 18v143c0 15 3 29 9 40 5 11 14 20 25 26s24 8 39 8 28-2 39-8c10-6 19-15 24-26 6-11 9-25 9-40v-143c0-8-1-14-4-18-2-5-6-8-11-10s-13-3-23-4v-22h109v22c-10 1-17 2-23 4-5 2-9 5-11 10-2 4-3 10-3 18v148c0 22-5 41-16 57-10 17-24 30-43 39-18 9-39 13-63 13-25 0-46-5-65-14-18-9-33-21-43-38-10-16-15-35-15-57v-148c0-8-1-14-4-18-2-5-6-8-11-10-6-2-13-3-23-4v-22h142zM3660 113l-20 71-67-27v-17l67-27zM3573 327c6-1 12-2 15-3 5-2 7-4 9-6 2-3 3-6 3-11v-158l60-36v194c0 5 1 8 2 11 2 2 5 4 9 6 4 1 9 2 16 3v22h-114zM3713 327c7-1 12-2 16-3 4-2 7-4 8-6 2-3 3-6 3-11v-117c0-11-3-20-9-25-6-6-14-9-26-9-7 0-15 1-22 4-8 3-15 7-22 11-7 5-13 11-18 17v-18c7-11 16-21 27-30 10-8 20-15 31-20 12-4 23-7 34-7 21 0 37 6 49 17 11 12 17 28 17 50v127c0 5 0 8 2 11 2 2 4 4 8 6 4 1 10 2 17 3v22h-115zM3853 327c7-1 13-2 17-3 4-2 6-4 8-6 2-3 3-6 3-11v-117c0-11-3-20-9-25-6-6-15-9-27-9-7 0-14 1-22 4-7 3-14 7-21 11-7 5-13 11-19 17v-18c8-11 17-21 27-30 10-8 21-15 32-20 11-4 22-7 33-7 21 0 38 6 49 17 11 12 17 28 17 50v127c0 5 1 8 2 11 2 2 5 4 9 6 4 1 9 2 16 3v22h-115zM4047 106l-68-32v-17l68-32h20zM4006 349v-291l61-33v298zM4056 325l-23 24h-27l50-42zM4045 292c9 12 18 21 26 26 9 6 18 8 29 8 13 0 25-4 35-11s17-18 22-31c6-14 9-30 9-49 0-18-3-32-8-45-4-12-11-21-20-28-9-6-19-10-32-10-7 0-15 2-23 5-8 4-15 9-22 15s-13 14-18 22l-5-15c8-14 16-26 26-36s20-17 32-22c11-5 24-8 37-8 17 0 34 5 49 15 14 9 26 22 34 39 8 16 12 34 12 54 0 27-5 50-15 70s-24 36-43 47c-18 11-40 16-64 16-14 0-28-3-42-8-13-5-25-12-34-22zM4318 184l-67-27v-17l67-27h20zM4338 306c0 4 1 8 3 11s6 5 10 7c5 1 11 2 19 3v22h-119v-22c7-1 12-2 16-3 4-2 7-4 8-6 2-3 3-6 3-11v-158l60-36zM4331 193c9-17 16-31 23-42 8-11 15-21 22-27 8-7 15-11 23-11 3 0 6 1 8 2 3 1 6 3 7 4v56h-12c-11 0-21 1-29 3-8 3-15 6-22 12-7 5-13 12-20 21zM4655 345c-6 3-12 5-19 6-6 1-13 2-19 2-16 0-28-4-37-12-9-9-13-21-13-37v-128c0-14-3-24-9-31s-15-11-26-11-19 4-26 10c-6 7-9 16-9 28v26h-42c-5-2-8-6-11-11-2-5-3-10-3-16 0-10 4-20 12-29s19-16 32-21c14-5 30-8 47-8 20 0 37 3 51 10 15 6 26 15 33 27 8 12 12 27 12 44v108c0 5 0 9 2 12 2 2 4 5 8 6 4 2 9 3 17 4zM4576 308c-10 16-22 27-35 35-14 7-29 11-45 11-12 0-23-2-32-7s-16-12-22-21c-5-9-7-19-7-30 0-16 5-30 15-41s26-21 47-26l87-25v20l-58 19c-11 3-19 8-25 15-4 6-7 14-7 24 0 6 2 12 4 17 3 5 7 9 12 12s11 4 17 4c9 0 18-2 26-7 9-5 17-11 23-19zM4740 106l-67-32v-17l67-32h20zM4760 307c0 5 1 8 3 11 1 2 4 4 8 6 4 1 9 2 16 3v22h-114v-22c7-1 12-2 16-3 4-2 6-4 8-6 2-3 3-6 3-11v-247l60-35zM5089 106l-67-32v-17l67-32h21zM5110 290c0 5 1 9 2 12 2 3 5 5 8 7 4 1 10 3 17 3v22l-67 19h-21v-291l61-37zM5070 176c-9-13-17-22-26-27-8-5-17-8-28-8-14 0-25 4-35 12-10 7-17 18-23 31-5 14-7 30-7 48s2 33 6 45c5 13 12 22 21 29 8 6 19 9 32 9 7 0 15-1 23-4 8-4 15-8 22-15 7-6 13-14 17-23l5 16c-7 14-15 26-25 36s-20 17-32 22-24 7-37 7c-18 0-34-5-49-14-14-9-26-22-34-39-9-16-13-35-13-54 0-27 5-50 16-70 10-20 24-36 43-47 18-11 40-17 64-17 14 0 28 3 41 9 14 5 26 12 35 21zM5366 290c-10 22-24 37-40 48s-35 16-57 16-42-5-59-14c-17-10-30-23-40-40-9-18-13-37-13-59 0-25 5-46 15-65 10-20 24-35 41-46 18-11 38-17 59-17 18 0 34 4 47 12 14 8 25 19 32 34 8 14 12 30 12 49v15h-162v-23l112-2-6 10c0-15-2-28-5-38-3-11-8-19-14-24-6-6-13-8-22-8-10 0-19 3-27 10s-14 17-18 29c-5 13-7 28-7 44 0 18 3 34 9 47 6 12 14 22 25 28 11 7 24 10 39 10 12 0 24-2 35-7s21-12 30-22zM5728 136c-3-17-9-30-16-41-8-11-17-19-29-24-11-6-25-8-40-8-21 0-38 5-53 16-16 10-27 25-35 44-8 20-12 43-12 69 0 27 4 52 12 73 9 20 21 36 37 47 15 11 33 16 53 16 14 0 26-2 37-8 10-5 20-14 29-25 9-12 17-28 26-48h24l-14 78c-13 9-29 16-48 21s-39 8-59 8c-32 0-61-6-86-19s-45-31-59-54-21-51-21-81 7-58 21-83c15-25 34-45 59-59 26-14 54-21 85-21 21 0 42 3 62 8s36 11 50 20v71zM6009 345c-6 3-12 5-19 6-6 1-12 2-19 2-16 0-28-4-37-12-9-9-13-21-13-37v-128c0-14-3-24-9-31s-14-11-26-11c-11 0-19 4-25 10-7 7-10 16-10 28v26h-42c-5-2-8-6-11-11-2-5-3-10-3-16 0-10 4-20 12-29s19-16 33-21 29-8 46-8c20 0 37 3 51 10 15 6 26 15 33 27 8 12 12 27 12 44v108c0 5 1 9 2 12 2 2 5 5 8 6 4 2 9 3 17 4zM5931 308c-11 16-23 27-36 35-13 7-28 11-45 11-12 0-22-2-32-7-9-5-16-12-21-21-6-9-8-19-8-30 0-16 5-30 15-41 11-11 26-21 47-26l87-25v20l-58 19c-11 3-19 8-24 15-5 6-8 14-8 24 0 6 2 12 4 17 3 5 7 9 12 12 6 3 11 4 18 4 8 0 17-2 25-7 9-5 17-11 24-19zM6090 184l-67-27v-17l67-27h21zM6111 409c0 4 1 8 2 10 2 3 5 5 8 6 4 2 10 3 17 4v21h-115v-21c7-1 12-2 16-4 4-1 7-3 8-6 2-2 3-6 3-10v-260l61-36zM6082 179c8-14 16-26 26-36 9-10 20-17 32-22 11-5 24-8 36-8 18 0 35 5 50 15 14 9 26 22 34 39 8 16 12 34 12 54 0 27-5 50-15 70s-24 36-43 47-40 16-64 16c-14 0-28-3-42-8s-25-12-34-22l15-32c9 12 18 21 26 26 9 6 18 8 29 8 13 0 25-4 35-11s17-18 22-31c6-14 9-30 9-49 0-18-3-32-8-45-4-12-11-21-20-28-9-6-20-10-32-10-7 0-15 2-23 5-8 4-15 9-22 15s-13 14-18 22zM6522 345c-6 3-12 5-19 6-6 1-12 2-19 2-16 0-28-4-37-12-9-9-13-21-13-37v-128c0-14-3-24-9-31s-14-11-26-11c-11 0-19 4-25 10-7 7-10 16-10 28v26h-42c-5-2-8-6-11-11-2-5-3-10-3-16 0-10 4-20 12-29s19-16 33-21c13-5 29-8 46-8 20 0 37 3 51 10 15 6 26 15 33 27 8 12 12 27 12 44v108c0 5 0 9 2 12 2 2 5 5 8 6 4 2 9 3 17 4zM6444 308c-11 16-23 27-36 35-14 7-28 11-45 11-12 0-22-2-32-7-9-5-16-12-21-21-6-9-8-19-8-30 0-16 5-30 15-41s26-21 47-26l87-25v20l-58 19c-11 3-19 8-24 15-5 6-8 14-8 24 0 6 2 12 4 17 3 5 7 9 12 12s11 4 17 4c9 0 18-2 26-7 9-5 17-11 24-19zM6739 290c-9 21-21 37-37 48s-35 16-57 16c-21 0-40-5-57-14-16-10-29-24-39-41-9-17-14-37-14-58 0-26 5-47 15-66 11-20 25-34 42-45 18-11 38-17 60-17 15 0 30 3 42 8 13 5 23 12 30 22 7 8 11 18 11 29 0 6-2 11-4 16-3 4-7 8-11 10h-39v-12c0-16-3-28-9-36-7-8-16-12-27-12s-20 3-27 9c-8 7-14 16-19 29-4 12-6 26-6 42 0 17 3 34 9 47s14 23 25 30 23 11 37 11c12 0 22-3 32-8 10-4 20-11 29-21zM6777 62c0-7 1-14 5-19 3-6 7-11 13-14 6-4 13-6 20-6s14 2 19 6c6 3 11 8 14 14 4 5 5 12 5 19s-1 14-5 19c-3 6-8 11-14 14-5 3-12 5-19 5s-14-2-20-5-10-8-13-14c-4-5-5-12-5-19zM6827 184l-67-27v-17l67-27h20zM6847 307c0 5 1 8 2 11 2 2 5 4 9 5 4 2 9 3 16 4v22h-114v-22c6-1 12-2 15-4 4-1 7-3 9-5 2-3 3-6 3-11v-158l60-36zM7097 106l-67-32v-17l67-32h21zM7118 290c0 5 1 9 2 12 2 3 5 5 8 7 4 1 10 3 17 3v22l-67 19h-21v-291l61-37zM7078 176c-9-13-17-22-26-27-8-5-17-8-28-8-14 0-25 4-35 12-10 7-17 18-23 31-5 14-7 30-7 48s2 33 6 45c5 13 12 22 21 29 8 6 19 9 32 9 7 0 15-1 23-4 8-4 15-8 22-15 7-6 13-14 17-23l5 16c-7 14-15 26-25 36s-20 17-32 22-24 7-37 7c-18 0-34-5-49-14-14-9-26-22-34-39-9-16-13-35-13-54 0-27 5-50 16-70 10-20 24-36 43-47 18-11 40-17 64-17 14 0 28 3 42 9 13 5 25 12 34 21zM7385 345c-6 3-12 5-19 6-6 1-13 2-19 2-16 0-28-4-37-12-9-9-13-21-13-37v-128c0-14-3-24-9-31s-14-11-26-11c-11 0-19 4-26 10-6 7-9 16-9 28v26h-42c-5-2-8-6-11-11-2-5-3-10-3-16 0-10 4-20 12-29s19-16 33-21c13-5 29-8 46-8 20 0 37 3 51 10 15 6 26 15 33 27 8 12 12 27 12 44v108c0 5 0 9 2 12 2 2 4 5 8 6 4 2 9 3 17 4zM7306 308c-10 16-22 27-35 35-14 7-29 11-45 11-12 0-22-2-32-7-9-5-16-12-21-21-6-9-8-19-8-30 0-16 5-30 15-41s26-21 47-26l87-25v20l-58 19c-11 3-19 8-25 15-4 6-7 14-7 24 0 6 2 12 4 17 3 5 7 9 12 12s11 4 17 4c9 0 18-2 26-7 9-5 17-11 23-19zM7600 106l-66-32v-17l66-32h21zM7621 290c0 5 1 9 2 12 2 3 5 5 9 7 4 1 9 3 16 3v22l-67 19h-20v-291l60-37zM7582 176c-9-13-18-22-26-27-9-5-18-8-29-8-13 0-25 4-35 12-9 7-17 18-22 31-6 14-8 30-8 48s2 33 7 45c4 13 11 22 20 29 9 6 19 9 32 9 8 0 15-1 23-4 8-4 15-8 22-15 7-6 13-14 18-23l5 16c-7 14-16 26-26 36-9 10-20 17-32 22s-24 7-37 7c-18 0-34-5-49-14-14-9-25-22-34-39-8-16-13-35-13-54 0-27 6-50 16-70s24-36 43-47 40-17 64-17c15 0 29 3 42 9 13 5 25 12 34 21zM7766 207c0-29 4-56 14-82 9-26 21-49 35-70 15-20 31-38 49-55h27c-24 33-41 67-54 102-12 35-18 70-18 105 0 36 6 71 18 106 13 35 30 69 54 102h-27c-18-17-34-35-49-55-14-21-26-44-35-70-10-25-14-54-14-83z">
          <text:p/>
        </draw:path>
        <draw:frame draw:style-name="gr5" draw:text-style-name="P6" draw:layer="layout" svg:width="0.532cm" svg:height="0.507cm" svg:x="8.915cm" svg:y="23.681cm">
          <draw:image xlink:href="Pictures/100000010000003F0000003C9A75211C.png" xlink:type="simple" xlink:show="embed" xlink:actuate="onLoad" draw:mime-type="image/png">
            <text:p/>
          </draw:image>
        </draw:frame>
        <draw:path draw:style-name="gr1" draw:text-style-name="P1" draw:layer="layout" svg:width="2.745cm" svg:height="0.414cm" svg:x="9.54cm" svg:y="23.729cm" svg:viewBox="0 0 2746 415" svg:d="M255 137c-3-17-9-30-16-41s-17-19-29-24c-11-6-24-8-40-8-21 0-38 5-53 16-15 10-27 25-35 44-8 20-12 43-12 69 0 27 4 51 13 72 8 20 20 36 36 47 15 11 33 16 53 16 14 0 26-2 37-8 10-5 20-14 29-25 9-12 18-28 26-48h24l-14 78c-13 9-29 16-48 21s-39 8-59 8c-32 0-61-6-86-19-26-13-46-31-60-54s-21-50-21-80 7-58 21-83c15-25 34-45 60-59s54-21 85-21c22 0 42 3 62 8s37 11 50 20v71zM425 354c-21 0-40-5-57-14-16-10-29-24-39-41-9-18-13-38-13-60s4-43 14-62c11-19 24-35 42-46 17-11 36-17 57-17s40 5 56 15c17 10 30 24 39 42 9 17 14 36 14 58 0 23-5 44-15 63s-24 34-41 46c-17 11-36 16-57 16zM430 331c10 0 18-3 25-10s12-17 15-30 5-30 5-50-2-39-7-54c-4-16-10-28-17-36-8-9-17-14-27-14s-18 4-25 11-12 16-16 30c-3 13-5 29-5 49 0 21 2 39 6 55 5 16 11 28 19 36 8 9 17 13 27 13zM648 114l-20 71-68-27v-17l68-27zM560 327c7-1 13-2 16-3 4-2 7-4 9-6 1-3 2-6 2-11v-157l61-36v193c0 5 1 8 2 11 2 2 5 4 8 6 4 1 10 2 17 3v22h-115zM705 327c7-1 12-2 16-3 4-2 6-4 8-6 2-3 3-6 3-11v-113c0-13-3-22-10-28-6-6-15-9-27-9-7 0-14 1-22 4-7 3-15 7-22 12s-14 11-19 17v-18c7-11 16-21 26-30 11-8 22-15 33-20 12-5 23-8 34-8 22 0 38 6 50 18 11 12 17 29 17 51v124c0 5 1 8 3 11 1 2 4 4 8 6 4 1 9 2 16 3v22h-114zM844 327c7-1 12-2 16-3 4-2 7-4 8-6 2-3 3-6 3-11v-187c0-19 5-35 15-49 11-15 26-26 45-33 20-8 42-12 67-12 20 0 37 2 52 6 14 3 26 9 34 16s12 16 12 26c0 5-2 9-5 14-3 4-7 8-12 10h-50v-13c0-13-3-22-10-29-6-7-16-11-28-11-13 0-24 3-32 9-9 6-16 15-21 26-5 10-7 24-7 39v187c0 5 1 8 3 11 3 3 6 5 11 7 5 1 11 2 19 3v22h-120zM841 132c14-4 25-9 35-15s19-15 29-26h20v67h-84zM1069 158h-160v-38h160zM1002 327c7-1 12-2 16-4 4-1 7-3 8-5 2-3 3-6 3-11v-187l40-6h21v193c0 5 1 8 2 11 2 2 5 4 8 5 4 2 10 3 17 4v22h-115zM1205 185l-67-27v-17l67-27h21zM1226 306c0 4 0 8 2 11 3 3 6 5 10 7 5 1 11 2 19 3v22h-119v-22c7-1 12-2 16-3 4-2 7-4 8-6 2-3 3-6 3-11v-157l61-36zM1218 194c9-17 17-31 24-42s14-21 22-27c7-7 14-11 22-11 3 0 6 1 8 2 3 1 6 3 8 4v56h-12c-12 0-22 1-30 3-8 3-15 6-22 12-6 5-13 12-20 21zM1409 114l-20 71-68-27v-17l68-27zM1321 327c7-1 13-2 16-3 4-2 7-4 9-6 1-3 2-6 2-11v-157l61-36v193c0 5 1 8 2 11 2 2 5 4 8 6 4 1 10 2 17 3v22h-115zM1462 327c7-1 12-2 16-3 4-2 7-4 8-6 2-3 3-6 3-11v-116c0-11-3-20-9-25-6-6-15-9-26-9-7 0-15 1-22 4-8 3-15 7-22 11-7 5-13 11-18 17v-18c7-11 16-21 26-30 11-8 21-15 32-20 12-4 23-7 33-7 22 0 38 6 50 17 11 12 17 28 17 50v126c0 5 0 8 2 11 2 2 4 4 8 6 4 1 10 2 17 3v22h-115zM1602 327c7-1 13-2 16-3 4-2 7-4 9-6 2-3 3-6 3-11v-116c0-11-4-20-9-25-6-6-15-9-27-9-7 0-14 1-22 4-7 3-14 7-21 11-7 5-14 11-19 17v-18c8-11 16-21 26-30 11-8 21-15 33-20 11-4 22-7 32-7 22 0 38 6 49 17 12 12 18 28 18 50v126c0 5 0 8 2 11 2 2 5 4 9 6 4 1 9 2 16 3v22h-115zM1961 345c-6 3-12 5-19 6-6 1-13 2-19 2-16 0-28-4-37-12-9-9-13-21-13-37v-127c0-14-3-24-9-31s-14-11-26-11c-11 0-19 4-25 10-7 7-10 16-10 28v26h-42c-5-2-8-6-11-11-2-5-3-10-3-16 0-10 4-20 12-29s19-16 33-21c13-5 29-8 46-8 20 0 37 3 51 10 15 6 26 15 33 27 8 12 12 27 12 44v107c0 5 0 9 2 12 2 2 5 5 8 6 4 2 9 3 17 4zM1882 308c-10 16-22 27-35 35-14 7-28 11-45 11-12 0-22-2-32-7-9-5-16-12-21-21-6-9-8-19-8-30 0-16 5-30 15-41s26-20 47-25l87-25v20l-58 18c-11 3-19 8-24 15-5 6-8 14-8 24 0 6 2 12 4 17 3 5 7 9 12 12s11 4 17 4c9 0 18-2 26-7 9-5 17-11 23-19zM2176 107l-66-32v-17l66-32h21zM2197 290c0 5 1 9 2 12 2 3 5 5 9 7 4 1 9 3 16 3v22l-67 19h-20v-290l60-37zM2158 177c-9-13-18-22-26-27s-18-8-29-8c-13 0-25 4-35 12-9 7-17 18-22 31-6 14-8 30-8 48 0 17 2 32 7 44 4 13 11 22 20 29 9 6 19 9 32 9 8 0 15-1 23-4 8-4 16-8 22-15 7-6 13-14 18-23l5 16c-7 14-16 26-26 36-9 10-20 17-32 22-11 5-24 7-37 7-18 0-34-5-49-14-14-9-25-22-34-39-8-16-12-35-12-54 0-26 5-49 15-69s25-36 43-47c19-11 40-17 64-17 15 0 29 3 42 9 13 5 25 12 35 21zM2353 354c-21 0-40-5-57-14-16-10-29-24-39-41-9-18-13-38-13-60s4-43 14-62c11-19 24-35 42-46 17-11 36-17 57-17s40 5 56 15c17 10 30 24 39 42 9 17 14 36 14 58 0 23-5 44-15 63s-24 34-41 46c-17 11-36 16-57 16zM2358 331c10 0 18-3 25-10s12-17 15-30 5-30 5-50-2-39-7-54c-4-16-10-28-17-36-8-9-17-14-27-14s-18 4-25 11-12 16-16 30c-3 13-5 29-5 49 0 21 2 39 6 55 5 16 11 28 19 36 8 9 17 13 27 13zM2620 208c0 29-5 57-14 82-9 26-21 49-36 70-14 20-30 38-48 55h-28c24-33 42-67 54-102s19-70 19-105-7-70-19-105-30-69-54-103h28c18 17 34 36 48 56 15 21 27 44 36 70s14 53 14 82zM2668 171c0-7 2-14 5-20 4-6 8-11 14-14 6-4 13-6 20-6s13 2 19 6c7 4 11 8 15 14 3 6 5 13 5 20s-2 14-5 19c-4 6-8 11-15 15-6 3-12 5-19 5s-14-2-20-5c-6-4-10-9-14-15-3-6-5-12-5-19zM2668 313c0-7 2-14 5-20 4-6 8-11 14-14s13-5 20-5 13 2 19 5c7 3 11 8 15 14 3 6 5 13 5 20s-2 13-5 20c-4 6-8 10-15 14-6 3-12 5-19 5s-14-2-20-5c-6-4-10-8-14-14-3-7-5-13-5-20z">
          <text:p/>
        </draw:path>
        <draw:frame draw:style-name="gr2" draw:text-style-name="P3" draw:layer="layout" svg:width="14.442cm" svg:height="0.577cm" svg:x="0.988cm" svg:y="22.672cm">
          <draw:text-box>
            <text:p text:style-name="P2"><text:span text:style-name="T1">produce</text:span><text:span text:style-name="T1">n efecto </text:span><text:span text:style-name="T1">nulo. La </text:span><text:span text:style-name="T1">simplicid</text:span><text:span text:style-name="T1">ad </text:span><text:span text:style-name="T1">emocion</text:span><text:span text:style-name="T1">al </text:span><text:span text:style-name="T1">supera a </text:span><text:span text:style-name="T1">la </text:span><text:span text:style-name="T1">compleji</text:span><text:span text:style-name="T1">dad.</text:span></text:p>
          </draw:text-box>
        </draw:frame>
        <draw:frame draw:style-name="gr2" draw:text-style-name="P3" draw:layer="layout" svg:width="7.271cm" svg:height="0.577cm" svg:x="12.302cm" svg:y="23.625cm">
          <draw:text-box>
            <text:p text:style-name="P2"><text:span text:style-name="T1"><text:s/></text:span><text:span text:style-name="T1">El efecto </text:span><text:span text:style-name="T1">requiere </text:span><text:span text:style-name="T1">modelos </text:span><text:span text:style-name="T1">de 70B+.</text:span></text:p>
          </draw:text-box>
        </draw:frame>
        <draw:path draw:style-name="gr1" draw:text-style-name="P1" draw:layer="layout" svg:width="6.373cm" svg:height="0.43cm" svg:x="0.998cm" svg:y="25.338cm" svg:viewBox="0 0 6374 431" svg:d="M0 305c10 0 17-2 23-4 5-2 9-5 11-10 3-4 4-10 4-18v-198c0-7-1-14-4-18-2-4-6-8-11-10-6-2-13-3-23-4v-22h143v22c-10 1-18 2-24 4-5 2-9 6-11 10s-4 11-4 18v192c0 8 2 15 4 20 3 5 8 8 14 10 6 3 14 4 24 4h11c14 0 25-3 35-7s20-12 28-21c8-11 16-24 23-41h25l-17 95h-251zM513 324c-6 2-12 4-18 5-7 2-13 2-19 2-16 0-29-4-38-12-8-8-12-20-12-36v-129c0-13-3-24-9-31s-15-10-27-10c-10 0-19 3-25 10-6 6-9 16-9 27v27h-43c-4-3-8-6-10-11s-4-11-4-16c0-11 4-21 13-30 8-8 18-15 32-20 14-6 29-8 46-8 20 0 37 3 52 9 14 7 25 16 33 28 7 12 11 26 11 43v109c0 5 1 8 3 11 1 3 4 5 8 7 3 1 9 3 16 3zM435 287c-10 15-22 27-36 35-13 7-28 11-44 11-12 0-23-3-32-8-10-5-17-12-22-21-5-8-8-18-8-29 0-17 6-31 16-42s25-19 46-25l87-26v22l-57 17c-12 4-20 9-25 15s-7 15-7 25c0 6 1 11 4 16s7 9 12 12 11 4 17 4c9 0 17-2 26-7 9-4 16-11 23-19zM813 269c-8 20-20 36-37 47-16 11-35 17-57 17-21 0-40-5-56-15-17-10-30-23-39-41-9-17-14-36-14-58 0-24 5-47 15-66s24-34 42-45c17-11 37-16 59-16 16 0 30 2 43 8 13 5 22 12 29 21 8 9 11 19 11 30 0 5-1 11-4 15-3 5-6 8-11 11h-39v-12c0-16-3-28-9-36-6-9-15-13-26-13s-20 3-28 10-14 16-18 28-6 26-6 44c0 17 3 32 9 45 5 13 14 23 24 31 11 7 24 10 38 10 11 0 22-2 32-7s19-12 29-22zM944 333c-21 0-40-5-57-15s-30-23-39-41c-9-17-14-37-14-59 0-23 5-45 15-64s24-34 41-45 36-17 57-17 40 5 57 15c16 10 29 23 38 41 10 17 15 37 15 59 0 23-6 44-16 63s-23 35-41 46c-17 11-36 17-56 17zM948 309c10 0 19-3 25-9 7-7 12-17 15-30 4-14 5-31 5-50 0-21-2-40-6-55-4-16-10-28-18-37-7-9-16-13-26-13s-19 4-26 10c-6 7-12 17-15 30-4 13-5 30-5 51 0 20 2 39 6 54 4 16 10 28 18 37 8 8 17 12 27 12zM1166 92l-20 70-67-27v-16l67-27zM1079 306c7-1 12-2 16-4s6-4 8-6 3-6 3-10v-158l60-36v194c0 4 1 8 3 10 1 2 4 4 8 6s9 3 16 4v21h-114zM1223 306c7-1 12-2 16-4s7-4 8-6c2-2 3-6 3-10v-115c0-12-3-21-9-27-6-7-15-10-27-10-7 0-15 2-22 5-8 3-16 7-23 12s-13 10-19 17v-18c8-12 17-22 27-30 10-9 21-16 33-20 11-6 23-8 34-8 21 0 38 6 49 17 12 12 18 29 18 51v126c0 4 0 8 2 10s5 4 8 6c4 2 10 3 17 4v21h-115zM1560 269c-8 20-20 36-37 47-16 11-35 17-57 17-21 0-40-5-56-15-17-10-30-23-39-41-9-17-14-36-14-58 0-24 5-47 15-66s24-34 42-45c17-11 37-16 59-16 16 0 30 2 43 8 13 5 22 12 29 21 8 9 12 19 12 30 0 5-2 11-5 15-2 5-6 8-11 11h-38v-12c0-16-4-28-10-36-6-9-15-13-26-13s-20 3-28 10-14 16-18 28-6 26-6 44c0 17 3 32 9 45 5 13 14 23 24 31 11 7 24 10 38 10 11 0 22-2 32-7s19-12 29-22zM1644 84l-67-32v-16l67-33h21zM1665 286c0 4 0 8 2 10s4 4 8 6 10 3 17 4v21h-115v-21c7-1 12-2 16-4s7-4 8-6c2-2 3-6 3-10v-247l61-36zM1776 162l-67-27v-16l67-27h21zM1797 254c0 12 2 21 8 27 7 6 16 9 28 9 7 0 14-1 22-4s15-7 22-12 14-11 19-17v18c-7 11-16 21-27 30-10 9-21 15-33 20-11 5-22 8-33 8-22 0-39-6-51-18-11-12-17-29-17-51v-135l62-37zM1920 162l-67-27v-16l67-27h20zM1940 269c0 4 1 8 3 11 1 3 4 6 8 7 4 2 10 3 16 4v21l-66 19h-21v-202l60-37zM2017 250c5 20 13 35 23 45 9 9 22 14 36 14 9 0 16-1 23-4 6-3 11-7 15-12s5-11 5-17-1-11-4-16c-3-4-7-8-13-11s-14-7-25-10c-4 0-7-1-11-2-18-4-33-9-44-16-11-6-19-14-25-22-5-9-8-21-8-34 0-14 4-27 12-38s18-19 32-26c14-6 30-9 47-9 16 0 31 2 44 5 14 4 25 9 36 16v53h-27c-4-16-11-29-20-37-9-9-21-13-34-13-7 0-14 1-20 3-5 3-9 6-12 11-3 4-5 9-5 15s2 11 5 15 7 8 14 11 16 6 28 9c21 4 37 11 49 17s21 14 27 24c5 9 8 20 8 34 0 16-4 30-12 41-8 12-19 21-34 27s-32 10-52 10c-16 0-32-2-47-6-15-5-28-11-39-19v-58zM2216 40c0-7 1-13 5-19 3-6 7-10 13-14 6-3 13-5 20-5s13 2 19 5c6 4 11 8 14 14s5 12 5 20c0 7-2 13-5 19s-8 10-14 14c-6 3-12 5-19 5s-14-2-20-5c-6-4-10-8-13-14-4-6-5-13-5-20zM2266 162l-68-27v-16l68-27h20zM2286 286c0 4 1 8 2 10 2 2 5 4 9 6 4 1 9 2 16 4v21h-115v-21c7-2 13-3 16-4 4-2 7-4 9-6 1-2 2-6 2-10v-158l61-36zM2444 333c-21 0-40-5-57-15-16-10-29-23-39-41-9-17-14-37-14-59 0-23 5-45 15-64s24-34 42-45c17-11 36-17 56-17 22 0 41 5 57 15 17 10 29 23 39 41 9 17 14 37 14 59 0 23-5 44-15 63s-24 35-41 46c-18 11-36 17-57 17zM2448 309c11 0 19-3 26-9 6-7 11-17 15-30 3-14 5-31 5-50 0-21-3-40-7-55-4-16-10-28-18-37-7-9-16-13-26-13s-19 4-25 10c-7 7-12 17-16 30-3 13-5 30-5 51 0 20 2 39 6 54 5 16 11 28 18 37 8 8 17 12 27 12zM2427 78l30-78h66l-59 78zM2667 92l-21 70-67-27v-16l67-27zM2579 306c7-1 12-2 16-4s7-4 8-6c2-2 3-6 3-10v-158l61-36v194c0 4 0 8 2 10s4 4 8 6 10 3 17 4v21h-115zM2723 306c7-1 13-2 16-4 4-2 7-4 9-6s2-6 2-10v-115c0-12-3-21-9-27-6-7-15-10-27-10-7 0-14 2-22 5s-15 7-23 12c-7 5-13 10-18 17v-18c7-12 16-22 26-30 11-9 22-16 33-20 12-6 23-8 34-8 22 0 38 6 49 17 12 12 18 29 18 51v126c0 4 1 8 2 10 2 2 5 4 9 6s9 3 16 4v21h-115zM3105 115c11-5 20-8 27-10 7-3 12-5 16-6 5-1 9-2 14-2h12v38h-69zM3050 92c19 0 36 3 50 10 14 6 25 16 34 28 8 12 12 25 12 40s-5 30-14 44c-8 12-20 23-35 30-15 8-31 11-49 11-19 0-35-3-49-9-15-7-26-16-34-28s-12-25-12-41 4-30 13-43 21-23 35-31c15-7 32-11 49-11zM3048 113c-13 0-22 5-29 15-6 9-9 23-9 41 0 13 2 25 5 34 4 10 9 17 15 23 6 5 13 8 21 8 12 0 21-5 27-14 7-10 10-24 10-43 0-12-2-23-6-33-3-9-8-17-14-22-6-6-13-9-20-9zM3014 338c-13 0-23 3-30 9-8 7-11 15-11 25 0 8 2 15 7 21 5 5 13 10 22 13 10 3 21 5 34 5h15c15 0 27-2 39-6 11-3 19-8 25-15 7-7 10-14 10-22 0-9-3-16-10-21-6-4-14-7-25-7h-102v-10c-13 0-23-4-31-12-8-7-11-18-11-31 0-9 2-18 7-25 5-9 13-15 22-19 9-5 20-8 33-9l6 15c-10 0-17 2-22 6-5 3-7 8-7 14s1 11 5 13c3 3 9 5 15 5h97c15 0 27 2 38 8 11 5 19 12 25 22 6 9 9 21 9 34 0 14-6 28-17 40-10 12-25 22-44 29-19 8-39 11-62 11h-15c-21 0-39-2-55-7-16-4-28-11-38-19-9-8-13-18-13-28 0-9 3-18 9-26 7-8 15-14 26-20 11-4 23-7 35-7h21v14zM3260 84l-68-32v-16l68-33h20zM3280 286c0 4 1 8 2 10 2 2 5 4 9 6s9 3 16 4v21h-115v-21c7-1 13-2 16-4 4-2 7-4 9-6 1-2 2-6 2-10v-247l61-36zM3438 333c-21 0-40-5-57-15-16-10-30-23-39-41-9-17-14-37-14-59 0-23 5-45 15-64s24-34 41-45c18-11 36-17 57-17s40 5 57 15c16 10 29 23 39 41 9 17 14 37 14 59 0 23-5 44-16 63-10 19-23 35-40 46-18 11-37 17-57 17zM3442 309c10 0 19-3 26-9 6-7 11-17 14-30 4-14 5-31 5-50 0-21-2-40-6-55-4-16-10-28-18-37-7-9-16-13-26-13s-19 4-26 10c-6 7-11 17-15 30-3 13-5 30-5 51 0 20 2 39 6 54 4 16 11 28 18 37 8 8 17 12 27 12zM3632 84l-67-32v-16l67-33h21zM3592 327v-291l61-33v298zM3642 304l-23 23h-27l50-41zM3631 270c9 13 18 22 26 27 9 5 18 7 29 7 13 0 25-3 35-11 10-7 17-17 22-31 6-14 8-30 8-48 0-17-2-33-7-45-4-12-11-22-20-28-9-7-20-10-32-10-7 0-15 2-23 5s-15 8-22 14c-7 7-13 14-18 23l-5-16c7-14 16-26 26-35 9-10 20-18 31-22 12-6 24-8 37-8 18 0 35 5 49 14 15 10 27 23 35 39 8 17 12 34 12 55 0 26-5 50-15 70s-24 35-43 46-40 17-64 17c-14 0-28-3-42-8-14-6-25-13-34-22zM4064 324c-6 2-12 4-19 5-6 2-13 2-19 2-16 0-28-4-37-12s-13-20-13-36v-129c0-13-3-24-9-31s-14-10-26-10c-11 0-19 3-26 10-6 6-9 16-9 27v27h-42c-5-3-8-6-11-11-2-5-3-11-3-16 0-11 4-21 12-30 8-8 19-15 33-20 13-6 29-8 46-8 20 0 37 3 51 9 15 7 26 16 33 28 8 12 12 26 12 43v109c0 5 0 8 2 11s5 5 8 7c4 1 9 3 17 3zM3985 287c-10 15-22 27-35 35-14 7-28 11-45 11-12 0-22-3-32-8-9-5-16-12-21-21-6-8-8-18-8-29 0-17 5-31 15-42s26-19 47-25l87-26v22l-58 17c-11 4-19 9-24 15s-8 15-8 25c0 6 2 11 4 16 3 5 7 9 12 12s11 4 17 4c9 0 18-2 26-7 9-4 17-11 23-19zM4149 84l-67-32v-16l67-33h20zM4169 286c0 4 1 8 3 10 1 2 4 4 8 6s9 3 16 4v21h-114v-21c7-1 12-2 16-4s7-4 8-6c2-2 3-6 3-10v-247l60-36zM4498 84l-67-32v-16l67-33h21zM4519 269c0 4 0 8 2 11s5 6 8 7c4 2 10 3 17 4v21l-67 19h-21v-290l61-38zM4479 154c-9-12-17-21-26-26-8-5-17-8-28-8-14 0-25 4-35 11-10 8-17 18-23 32-5 14-7 30-7 48s2 33 6 45c5 12 12 21 20 28 9 7 20 10 32 10 8 0 16-2 24-5s15-8 22-14c7-7 12-15 17-23l5 15c-7 14-15 26-25 36s-20 17-32 22-24 8-37 8c-18 0-34-5-49-14-14-10-26-23-34-39-9-17-13-35-13-55 0-26 5-49 16-69 10-20 24-36 43-47 18-11 40-17 64-17 14 0 28 3 41 8 14 5 25 12 35 22zM4775 269c-10 21-24 37-40 48-16 10-35 16-57 16s-42-5-59-15c-17-9-30-23-40-40-9-17-13-37-13-59 0-23 5-46 15-65s24-35 41-46c18-11 37-16 59-16 18 0 34 4 47 12 14 8 25 19 32 33 8 14 12 30 12 49v17h-162v-24l112-3-6 11c0-16-2-29-5-39-3-11-8-18-14-24-6-5-13-8-22-8-10 0-19 4-27 11s-14 16-18 29c-5 12-7 27-7 45 0 17 3 33 9 45 6 13 14 22 25 29 11 6 24 10 39 10 12 0 24-3 34-8 11-4 22-12 31-22zM4800 306c7-1 12-2 16-4s7-4 8-6c2-2 3-6 3-10v-189c0-18 5-34 15-49 11-14 26-25 45-33s42-12 67-12c20 0 37 2 52 6 14 4 26 9 34 17 8 7 12 15 12 25 0 5-2 10-5 14-3 5-7 8-12 11h-50v-13c0-13-3-23-10-30-6-6-16-10-28-10-13 0-24 3-32 9-9 6-16 14-21 25s-7 24-7 40v188c0 4 1 8 3 11 3 2 6 4 11 6 4 2 11 3 19 4v21h-120zM4797 109c14-4 25-9 35-14 9-7 19-15 29-26h20v66h-84zM5025 135h-161v-38h161zM4958 306c7-2 12-3 16-4 4-2 7-4 8-6 2-2 3-6 3-10v-189l40-5h21v194c0 4 0 8 2 10s4 4 8 6c4 1 10 2 17 4v21h-115zM5181 92l-20 70-67-27v-16l67-27zM5094 306c7-1 12-2 16-4s7-4 8-6c2-2 3-6 3-10v-158l60-36v194c0 4 1 8 3 10 1 2 4 4 8 6s9 3 16 4v21h-114zM5238 306c7-1 13-2 16-4 4-2 7-4 9-6 1-2 2-6 2-10v-115c0-12-3-21-9-27-6-7-15-10-27-10-7 0-14 2-22 5s-15 7-23 12c-7 5-13 10-19 17v-18c8-12 17-22 27-30 11-9 22-16 33-20 11-6 23-8 34-8 21 0 38 6 49 17 12 12 18 29 18 51v126c0 4 1 8 2 10 2 2 5 4 8 6 4 2 10 3 17 4v21h-115zM5394 40c0-7 1-13 5-19 3-6 7-10 13-14 6-3 13-5 20-5s14 2 19 5c6 4 11 8 14 14 4 6 5 12 5 20 0 7-1 13-5 19-3 6-8 10-14 14-5 3-12 5-19 5s-14-2-20-5c-6-4-10-8-13-14-4-6-5-13-5-20zM5444 162l-68-27v-16l68-27h20zM5464 286c0 4 1 8 2 10 2 2 5 4 9 6 4 1 9 2 16 4v21h-115v-21c7-2 13-3 16-4 4-2 7-4 9-6s2-6 2-10v-158l61-36zM5506 110c11-4 21-9 28-13 8-5 14-11 20-18 5-7 10-16 15-27h27v83h-90zM5596 266c0 8 2 15 6 19 5 5 11 9 19 12 9 2 20 4 34 5v21c-9 3-18 5-26 7-9 2-18 3-26 3-21 0-38-6-49-17-12-11-18-27-18-47v-152h60zM5650 135h-76v-38h76zM5696 40c0-7 1-13 5-19 3-6 7-10 13-14 6-3 13-5 20-5s14 2 20 5c5 4 10 8 13 14 4 6 5 12 5 20 0 7-1 13-5 19-3 6-8 10-13 14-6 3-13 5-20 5s-14-2-20-5c-6-4-10-8-13-14-4-6-5-13-5-20zM5746 162l-67-27v-16l67-27h20zM5766 286c0 4 1 8 2 10 2 2 5 4 9 6 4 1 9 2 16 4v21h-114v-21c6-2 12-3 16-4 4-2 6-4 8-6s3-6 3-10v-158l60-36zM5925 119c-10 1-16 3-21 5-4 2-6 4-7 8 0 4 1 9 3 16l46 117h-8l47-117c2-7 3-12 2-15 0-4-2-7-7-9-4-2-11-4-20-5v-22h86v22c-5 1-9 2-13 4-3 1-6 2-7 5-2 2-4 5-5 8l-85 194h-20l-88-193c-2-4-4-7-6-9-2-3-5-4-8-5-3-2-7-3-13-4v-22h124zM6274 324c-6 2-12 4-19 5-6 2-12 2-19 2-16 0-28-4-37-12s-13-20-13-36v-129c0-13-3-24-9-31s-14-10-26-10c-11 0-19 3-25 10-7 6-10 16-10 27v27h-42c-5-3-8-6-11-11-2-5-3-11-3-16 0-11 4-21 12-30 8-8 19-15 33-20 14-6 29-8 46-8 20 0 37 3 51 9 15 7 26 16 33 28 8 12 12 26 12 43v109c0 5 1 8 2 11 2 3 5 5 8 7 4 1 9 3 17 3zM6196 287c-11 15-23 27-36 35-13 7-28 11-45 11-12 0-22-3-32-8-9-5-16-12-21-21-6-8-8-18-8-29 0-17 5-31 15-42 11-11 26-19 47-25l87-26v22l-58 17c-11 4-19 9-24 15s-8 15-8 25c0 6 2 11 4 16 3 5 7 9 12 12 6 3 11 4 18 4 8 0 17-2 25-7 9-4 17-11 24-19zM6296 148c0-7 2-13 5-19s8-11 14-15c6-3 13-5 20-5s13 2 19 5c7 4 11 9 15 15 3 6 5 12 5 20 0 7-2 13-5 19-4 6-8 11-15 14-6 4-12 5-19 5s-14-1-20-5c-6-3-11-8-14-14s-5-13-5-20zM6296 291c0-7 2-13 5-19s8-11 14-14c6-4 13-6 20-6s13 2 19 6c7 3 11 8 15 14 3 6 5 12 5 19s-2 14-5 20c-4 6-8 11-15 14-6 4-12 5-19 5s-14-1-20-5c-6-3-11-8-14-14s-5-13-5-20z">
          <text:p/>
        </draw:path>
        <draw:frame draw:style-name="gr2" draw:text-style-name="P3" draw:layer="layout" svg:width="11.915cm" svg:height="0.577cm" svg:x="0.988cm" svg:y="24.26cm">
          <draw:text-box>
            <text:p text:style-name="P2"><text:span text:style-name="T1">Los de </text:span><text:span text:style-name="T1">4B no </text:span><text:span text:style-name="T1">tienen </text:span><text:span text:style-name="T1">capacida</text:span><text:span text:style-name="T1">d de </text:span><text:span text:style-name="T1">represen</text:span><text:span text:style-name="T1">tación </text:span><text:span text:style-name="T1">suﬁcient</text:span><text:span text:style-name="T1">e.</text:span></text:p>
          </draw:text-box>
        </draw:frame>
      </draw:page>
      <draw:page draw:name="page17" draw:style-name="dp1" draw:master-page-name="master-page35">
        <draw:polygon draw:style-name="gr1" draw:text-style-name="P1" draw:layer="layout" svg:width="0.106cm" svg:height="5.715cm" svg:x="1.199cm" svg:y="0cm" svg:viewBox="0 0 107 5716" draw:points="0,0 107,0 107,5716 0,5716">
          <text:p/>
        </draw:polygon>
        <draw:frame draw:style-name="gr2" draw:text-style-name="P3" draw:layer="layout" svg:width="15.826cm" svg:height="0.577cm" svg:x="1.729cm" svg:y="0.024cm">
          <draw:text-box>
            <text:p text:style-name="P2"><text:span text:style-name="T1">La </text:span><text:span text:style-name="T1">inyecció</text:span><text:span text:style-name="T1">n de </text:span><text:span text:style-name="T1">estados </text:span><text:span text:style-name="T1">emocion</text:span><text:span text:style-name="T1">ales en </text:span><text:span text:style-name="T1">prompts </text:span><text:span text:style-name="T1">de LLMs </text:span><text:span text:style-name="T1">es un </text:span><text:span text:style-name="T1">fenómen</text:span><text:span text:style-name="T1">o real,</text:span></text:p>
          </draw:text-box>
        </draw:frame>
        <draw:frame draw:style-name="gr2" draw:text-style-name="P3" draw:layer="layout" svg:width="17.295cm" svg:height="0.577cm" svg:x="1.729cm" svg:y="0.659cm">
          <draw:text-box>
            <text:p text:style-name="P2"><text:span text:style-name="T1">estadísti</text:span><text:span text:style-name="T1">camente </text:span><text:span text:style-name="T1">conﬁrma</text:span><text:span text:style-name="T1">do y </text:span><text:span text:style-name="T1">especíﬁc</text:span><text:span text:style-name="T1">o de </text:span><text:span text:style-name="T1">dominio. </text:span><text:span text:style-name="T1">Bajo las </text:span><text:span text:style-name="T1">condicio</text:span><text:span text:style-name="T1">nes </text:span><text:span text:style-name="T1">correcta</text:span><text:span text:style-name="T1">s —</text:span></text:p>
          </draw:text-box>
        </draw:frame>
        <draw:frame draw:style-name="gr2" draw:text-style-name="P3" draw:layer="layout" svg:width="18.159cm" svg:height="0.577cm" svg:x="1.729cm" svg:y="1.294cm">
          <draw:text-box>
            <text:p text:style-name="P2"><text:span text:style-name="T1">modelo </text:span><text:span text:style-name="T1">grande </text:span><text:span text:style-name="T1">(70B+), </text:span><text:span text:style-name="T1">curiosid</text:span><text:span text:style-name="T1">ad alta </text:span><text:span text:style-name="T1">(0.75–</text:span><text:span text:style-name="T1">0.95), </text:span><text:span text:style-name="T1">con </text:span><text:span text:style-name="T1">fricción </text:span><text:span text:style-name="T1">sintética </text:span><text:span text:style-name="T1">mínima </text:span><text:span text:style-name="T1">(frustraci</text:span><text:span text:style-name="T1">ón</text:span></text:p>
          </draw:text-box>
        </draw:frame>
        <draw:frame draw:style-name="gr2" draw:text-style-name="P3" draw:layer="layout" svg:width="17.359cm" svg:height="0.577cm" svg:x="1.729cm" svg:y="1.929cm">
          <draw:text-box>
            <text:p text:style-name="P2"><text:span text:style-name="T1">0.20), </text:span><text:span text:style-name="T1">aplicado </text:span><text:span text:style-name="T1">a tareas </text:span><text:span text:style-name="T1">abiertas </text:span><text:span text:style-name="T1">ﬁlosóﬁca</text:span><text:span text:style-name="T1">s o </text:span><text:span text:style-name="T1">explorat</text:span><text:span text:style-name="T1">orias — </text:span><text:span text:style-name="T1">el efecto </text:span><text:span text:style-name="T1">es </text:span><text:span text:style-name="T1">reprodu</text:span><text:span text:style-name="T1">cible y</text:span></text:p>
          </draw:text-box>
        </draw:frame>
        <draw:frame draw:style-name="gr2" draw:text-style-name="P3" draw:layer="layout" svg:width="18.451cm" svg:height="0.577cm" svg:x="1.729cm" svg:y="2.564cm">
          <draw:text-box>
            <text:p text:style-name="P2"><text:span text:style-name="T1">medible. </text:span><text:span text:style-name="T1">Fuera de </text:span><text:span text:style-name="T1">estas </text:span><text:span text:style-name="T1">condicio</text:span><text:span text:style-name="T1">nes, el </text:span><text:span text:style-name="T1">efecto es </text:span><text:span text:style-name="T1">ausente </text:span><text:span text:style-name="T1">o </text:span><text:span text:style-name="T1">invertido</text:span><text:span text:style-name="T1">. La </text:span><text:span text:style-name="T1">inyecció</text:span><text:span text:style-name="T1">n </text:span><text:span text:style-name="T1">emocion</text:span><text:span text:style-name="T1">al</text:span></text:p>
          </draw:text-box>
        </draw:frame>
        <draw:frame draw:style-name="gr2" draw:text-style-name="P3" draw:layer="layout" svg:width="18.087cm" svg:height="0.577cm" svg:x="1.729cm" svg:y="3.199cm">
          <draw:text-box>
            <text:p text:style-name="P2"><text:span text:style-name="T1">potencia </text:span><text:span text:style-name="T1">radicalm</text:span><text:span text:style-name="T1">ente el </text:span><text:span text:style-name="T1">trabajo </text:span><text:span text:style-name="T1">de </text:span><text:span text:style-name="T1">innovaci</text:span><text:span text:style-name="T1">ón </text:span><text:span text:style-name="T1">lateral, </text:span><text:span text:style-name="T1">ﬁlosofía </text:span><text:span text:style-name="T1">e </text:span><text:span text:style-name="T1">interacci</text:span><text:span text:style-name="T1">ón </text:span><text:span text:style-name="T1">humana, </text:span><text:span text:style-name="T1">pero</text:span></text:p>
          </draw:text-box>
        </draw:frame>
        <draw:frame draw:style-name="gr2" draw:text-style-name="P3" draw:layer="layout" svg:width="17.989cm" svg:height="0.577cm" svg:x="1.729cm" svg:y="3.834cm">
          <draw:text-box>
            <text:p text:style-name="P2"><text:span text:style-name="T1">contami</text:span><text:span text:style-name="T1">na o </text:span><text:span text:style-name="T1">perjudic</text:span><text:span text:style-name="T1">a el </text:span><text:span text:style-name="T1">procesa</text:span><text:span text:style-name="T1">miento </text:span><text:span text:style-name="T1">lógico y </text:span><text:span text:style-name="T1">determi</text:span><text:span text:style-name="T1">nista </text:span><text:span text:style-name="T1">puro. No </text:span><text:span text:style-name="T1">es un </text:span><text:span text:style-name="T1">parche </text:span><text:span text:style-name="T1">ciego</text:span></text:p>
          </draw:text-box>
        </draw:frame>
        <draw:frame draw:style-name="gr2" draw:text-style-name="P3" draw:layer="layout" svg:width="17.998cm" svg:height="0.577cm" svg:x="1.729cm" svg:y="4.469cm">
          <draw:text-box>
            <text:p text:style-name="P2"><text:span text:style-name="T1">global — </text:span><text:span text:style-name="T1">es un </text:span><text:span text:style-name="T1">instrume</text:span><text:span text:style-name="T1">nto de </text:span><text:span text:style-name="T1">precisió</text:span><text:span text:style-name="T1">n que </text:span><text:span text:style-name="T1">requiere </text:span><text:span text:style-name="T1">ser </text:span><text:span text:style-name="T1">invocad</text:span><text:span text:style-name="T1">o según </text:span><text:span text:style-name="T1">el </text:span><text:span text:style-name="T1">dominio </text:span><text:span text:style-name="T1">de la</text:span></text:p>
          </draw:text-box>
        </draw:frame>
        <draw:polygon draw:style-name="gr1" draw:text-style-name="P1" draw:layer="layout" svg:width="18.733cm" svg:height="0.019cm" svg:x="1.146cm" svg:y="6.35cm" svg:viewBox="0 0 18734 20" draw:points="0,0 18734,0 18734,20 0,20">
          <text:p/>
        </draw:polygon>
        <draw:path draw:style-name="gr1" draw:text-style-name="P1" draw:layer="layout" svg:width="7.521cm" svg:height="0.372cm" svg:x="1.003cm" svg:y="7.479cm" svg:viewBox="0 0 7522 373" svg:d="M125 373c-25 0-47-3-66-11-19-7-34-18-44-32s-15-30-15-49c0-14 3-27 10-39 6-12 16-22 28-30 12-9 26-15 42-18l21 12c-17 7-29 17-37 28-8 12-12 26-12 43 0 14 2 25 8 35s14 18 24 23c11 6 23 8 38 8 12 0 23-2 33-7s17-11 23-19c6-9 9-18 9-29 0-8-2-15-5-22-3-6-8-12-15-17-7-6-16-11-27-16-9-4-16-7-20-9-5-2-11-5-19-9-7-2-11-4-14-5-3-2-8-4-13-6-21-10-37-21-48-36-10-14-15-32-15-53 0-18 5-35 15-50 11-15 25-27 44-36 18-8 38-13 60-13 23 0 42 4 59 11 18 6 31 16 41 28 9 13 14 27 14 43 0 12-3 24-9 34-6 11-15 21-26 29s-24 14-39 17l-24-11c10-4 18-8 25-15s13-15 17-23c4-9 6-18 6-28 0-11-2-20-7-29-5-8-12-14-21-18-9-5-20-7-32-7s-22 2-31 6c-8 3-15 9-20 16-4 7-7 15-7 24 0 8 2 14 5 20s7 11 14 16c7 4 16 9 27 15 6 2 10 3 12 6 3 1 7 3 12 5 8 4 14 6 19 8 4 2 10 4 18 8 17 7 32 16 43 25s19 19 24 31c5 11 8 24 8 38 0 21-6 39-17 55-11 17-27 30-48 40-20 9-43 13-68 13zM292 327c0-8 1-15 5-22s9-12 16-16 15-6 23-6c7 0 15 2 21 6 7 4 13 9 17 16s6 14 6 22-2 15-6 22-10 12-17 16c-6 4-14 6-21 6-8 0-16-2-23-6s-12-9-16-16-5-14-5-22zM614 307c0 8 1 15 4 20 2 5 6 9 12 11s15 4 26 4v25h-160v-25c11 0 20-2 26-4s10-6 13-11c2-5 4-12 4-20v-224c0-8-2-15-4-20-3-5-7-9-13-11s-15-4-26-5v-25h118zM680 22c27 0 49 4 68 11 20 7 35 18 45 31s15 29 15 48-5 36-15 50c-9 13-23 23-41 30s-40 10-65 10h-97v-27h68c18 0 32-2 42-6 11-4 19-10 24-18 5-10 8-22 8-36 0-20-7-36-21-46-13-11-33-17-58-17h-63v-30zM664 195c12 0 23 1 31 3 9 2 17 5 23 10 7 4 13 11 18 19l60 86c5 7 10 12 15 16s10 7 17 10c6 2 13 3 22 3v25h-112l-81-139c-4-6-8-11-12-14-4-4-8-6-13-7s-11-2-18-2v-10zM1090 302c-11 24-26 42-44 54-19 11-40 17-65 17s-47-5-66-16-34-26-45-45c-10-19-16-41-16-66 0-27 6-50 17-72 12-21 27-39 47-52 20-12 42-19 66-19 20 0 38 5 53 14 16 8 28 21 37 38 9 16 13 34 13 55v17h-182v-25l126-3-8 11c0-17-2-31-5-43-4-12-9-21-15-27-7-6-15-9-25-9-11 0-22 4-30 11-9 9-16 20-21 34-5 15-8 31-8 50s3 36 10 50c6 14 16 25 28 32 12 8 27 11 44 11 14 0 27-2 39-7 12-6 24-14 35-25zM1345 302c-9 23-23 41-41 53s-40 18-65 18c-23 0-45-5-63-16-19-11-34-26-44-45s-15-41-15-66c0-27 5-51 16-73 12-21 27-39 47-51s43-19 67-19c18 0 34 3 48 9 15 6 26 14 34 24s12 22 12 34c0 7-2 12-5 18-3 5-7 9-12 11h-44v-13c0-17-4-31-11-41-6-9-16-14-29-14-12 0-22 4-31 11-9 8-16 19-21 32-4 14-7 30-7 48 0 19 4 36 10 51 7 15 16 26 28 34s26 12 43 12c12 0 24-3 35-8 11-6 22-14 33-25zM1492 373c-24 0-45-5-64-16s-33-26-44-46c-10-19-15-41-15-66 0-26 5-49 16-71 11-21 27-39 46-52 20-12 41-19 65-19s45 6 64 17 33 26 43 47c11 20 16 42 16 66 0 26-5 49-17 71-11 21-26 38-46 51-20 12-41 18-64 18zM1497 347c11 0 21-3 28-11 8-7 14-19 17-33 4-15 6-34 6-56 0-24-2-44-7-61-5-18-11-31-20-42-9-9-19-14-30-14s-21 4-29 11c-7 9-13 20-17 35s-6 33-6 55c0 23 3 44 7 61 5 18 12 32 21 41 9 10 19 14 30 14zM1743 103l-23 81-76-31v-19l76-31zM1644 343c8-1 14-2 18-4 5-2 8-4 10-7 2-2 3-6 3-11v-177l68-41v218c0 5 1 9 3 11 1 3 5 5 9 7s11 3 18 4v24h-129zM1802 343c8-1 14-2 19-4 4-2 7-4 9-7 2-2 3-6 3-11v-130c0-13-4-22-10-29-7-6-17-10-30-10-8 0-16 2-24 5-9 3-17 7-25 13-8 5-15 11-20 18v-20c8-13 18-25 29-34 12-10 24-17 36-22 13-6 26-9 38-9 24 0 42 7 55 20s19 32 19 56v142c0 5 1 9 3 11 2 3 5 5 9 7 5 2 11 3 19 4v24h-130zM1961 343c7-1 13-2 18-4 4-2 7-4 9-7 2-2 3-6 3-11v-130c0-13-3-22-10-29-6-6-16-10-30-10-8 0-16 2-24 5-9 3-17 7-25 13-8 5-14 11-20 18v-20c8-13 18-25 30-34 11-10 23-17 36-22 13-6 25-9 37-9 24 0 42 7 55 20s19 32 19 56v142c0 5 1 9 3 11 2 3 5 5 9 7 5 2 11 3 19 4v24h-129zM2347 302c-12 24-26 42-45 54-18 11-40 17-65 17-24 0-46-5-65-16s-34-26-45-45-16-41-16-66c0-27 6-50 17-72 12-21 27-39 47-52 20-12 42-19 66-19 20 0 38 5 53 14 16 8 28 21 37 38 8 16 13 34 13 55v17h-182v-25l126-3-8 11c0-17-2-31-6-43-3-12-8-21-15-27-6-6-14-9-24-9-12 0-22 4-31 11-9 9-16 20-21 34-4 15-7 31-7 50s3 36 10 50c6 14 16 25 28 32 12 8 26 11 44 11 14 0 27-2 39-7 12-6 24-14 35-25zM2472 103l-23 81-76-31v-19l76-31zM2373 343c8-1 14-2 19-4 4-2 7-4 9-7 2-2 3-6 3-11v-177l68-41v218c0 5 1 9 3 11 2 3 5 5 9 7 5 2 11 3 19 4v24h-130zM2536 343c8-1 14-2 18-4 5-2 8-4 10-7 1-2 2-6 2-11v-128c0-13-3-24-10-30-7-7-17-11-31-11-8 0-16 2-25 5-8 3-17 8-25 13-8 6-15 12-21 20v-21c8-12 18-24 30-34s24-18 37-23c13-6 26-9 38-9 24 0 43 7 56 20s20 34 20 58v140c0 5 1 9 3 11 1 3 5 5 9 7s11 3 19 4v24h-130zM2916 93l-76-35v-19l76-36h23zM2939 302c0 5 1 9 3 12 1 4 5 6 9 8s11 3 18 4v25l-75 21h-23v-328l68-41zM2895 175c-10-14-20-24-30-31-10-6-20-9-32-9-15 0-28 5-40 14-11 8-19 20-25 35s-9 33-9 54c0 19 2 35 7 49 6 14 14 24 24 32 10 7 22 11 35 11 9 0 18-2 27-6 9-3 17-9 25-16s14-15 20-25l6 17c-9 16-18 29-29 40s-23 20-36 25c-14 6-28 8-42 8-20 0-39-5-56-16-16-10-30-25-39-43s-14-38-14-61c0-29 6-55 17-78 12-22 28-40 49-53 22-12 46-19 73-19 16 0 32 3 47 10 15 6 28 14 39 24zM3239 363c-7 3-14 5-21 7-7 1-14 2-21 2-18 0-32-5-42-14s-15-23-15-40v-144c0-15-3-28-10-35-7-8-17-13-30-13-12 0-21 4-28 12-7 7-10 19-10 32v29h-48c-5-2-9-7-12-12-3-6-4-11-4-18 0-12 5-24 13-34 10-10 22-17 37-23 16-6 33-9 52-9 23 0 42 4 59 11 16 7 28 18 37 31 8 14 12 31 12 50v120c0 5 1 10 3 13s5 5 9 7c5 2 11 4 19 5zM3151 322c-12 17-25 30-41 39-15 8-32 12-50 12-13 0-25-2-36-8-10-5-18-13-24-23s-8-21-8-34c0-18 5-34 17-46 11-12 28-22 52-29l98-27v23l-65 20c-13 3-22 9-27 16-6 7-9 17-9 28 0 6 2 13 5 19 3 5 7 9 13 13 6 3 12 4 20 4 9 0 19-2 29-8 10-5 18-12 25-22zM3483 302c-9 23-23 41-41 53s-40 18-65 18c-23 0-44-5-63-16s-34-26-44-45-15-41-15-66c0-27 5-51 16-73 12-21 27-39 47-51s43-19 67-19c18 0 34 3 48 9 15 6 26 14 34 24s12 22 12 34c0 7-2 12-5 18-3 5-7 9-12 11h-44v-13c0-17-4-31-10-41-7-9-17-14-30-14-12 0-22 4-31 11-9 8-16 19-21 32-4 14-7 30-7 48 0 19 4 36 10 51 7 15 16 26 28 34s27 12 43 12c12 0 24-3 35-8 11-6 22-14 33-25zM3526 45c0-8 2-15 5-22 4-6 9-11 16-15 6-4 14-6 22-6s15 2 21 6c7 4 12 9 16 15 3 7 5 14 5 22s-2 15-5 22c-4 6-9 11-16 15-6 4-14 5-22 5-7 0-15-1-21-5-7-4-12-9-16-16-3-6-5-13-5-21zM3582 184l-76-31v-19l76-31h23zM3605 321c0 5 1 9 3 11 2 3 5 5 9 7 5 2 11 3 19 4v24h-130v-24c8-1 14-2 19-4 4-2 7-4 9-7 2-2 3-6 3-11v-177l68-41zM3783 373c-24 0-46-5-64-16-19-11-34-26-44-46-11-19-16-41-16-66 0-26 6-49 17-71 11-21 26-39 46-52 19-12 41-19 64-19 24 0 46 6 64 17 19 11 34 26 44 47 11 20 16 42 16 66 0 26-6 49-17 71-11 21-27 38-46 51-20 12-41 18-64 18zM3788 347c11 0 20-3 28-11 7-7 13-19 17-33 4-15 6-34 6-56 0-24-3-44-7-61-5-18-12-31-21-42-8-9-18-14-30-14-11 0-20 4-28 11-8 9-14 20-18 35s-5 33-5 55c0 23 2 44 7 61 5 18 11 32 20 41 9 10 19 14 31 14zM3763 87l33-87h75l-66 87zM4033 103l-23 81-76-31v-19l76-31zM3934 343c8-1 15-2 19-4s7-4 9-7c2-2 3-6 3-11v-177l68-41v218c0 5 1 9 3 11 2 3 5 5 10 7 4 2 10 3 18 4v24h-130zM4097 343c8-1 14-2 19-4 4-2 7-4 9-7 2-2 3-6 3-11v-128c0-13-4-24-11-30-6-7-17-11-31-11-7 0-16 2-24 5-9 3-17 8-25 13-8 6-16 12-22 20v-21c9-12 19-24 31-34 11-10 23-18 36-23 13-6 26-9 38-9 24 0 43 7 56 20s20 34 20 58v140c0 5 1 9 3 11 2 3 5 5 9 7 5 2 11 3 19 4v24h-130zM4455 307c0 8 1 15 4 20s7 9 13 11 15 4 26 4v25h-160v-25c11 0 19-2 25-4s11-6 13-11c3-5 4-12 4-20v-224c0-8-1-15-4-20-2-5-7-9-13-11s-14-4-25-5v-25h117zM4509 22c26 0 50 4 70 11 20 8 35 18 45 32 11 14 16 30 16 49 0 20-5 38-15 52s-24 25-43 33-41 11-66 11h-84v-30h55c18 0 33-2 44-6s19-11 25-20c5-10 7-22 7-36 0-22-7-38-21-49s-34-17-60-17h-50v-30zM4735 184l-76-31v-19l76-31h23zM4758 319c0 6 1 10 3 12 2 3 6 6 11 8s12 3 21 4v24h-134v-24c8-1 14-2 19-4 4-2 7-4 9-7 2-2 3-6 3-11v-177l68-41zM4749 194c10-19 19-35 27-49 8-13 16-23 24-30 8-8 17-12 25-12 4 0 7 1 10 2s6 3 8 5v63h-13c-13 0-24 1-33 4s-18 7-25 13c-8 6-15 14-23 25zM5114 363c-7 3-14 5-21 7-8 1-15 2-22 2-18 0-32-5-42-14-9-9-14-23-14-40v-144c0-15-4-28-11-35-6-8-16-13-29-13-12 0-21 4-28 12-7 7-11 19-11 32v29h-48c-5-2-8-7-11-12-3-6-4-11-4-18 0-12 4-24 13-34s21-17 37-23 33-9 52-9c22 0 42 4 58 11s29 18 37 31c9 14 13 31 13 50v120c0 5 1 10 3 13s5 5 9 7 11 4 19 5zM5025 322c-11 17-25 30-40 39-16 8-32 12-50 12-14 0-26-2-36-8-11-5-19-13-25-23-5-10-8-21-8-34 0-18 6-34 17-46 12-12 29-22 52-29l98-27v23l-65 20c-12 3-21 9-27 16-5 7-8 17-8 28 0 6 1 13 4 19 4 5 8 9 13 13 6 3 13 4 20 4 10 0 20-2 30-8 9-5 18-12 25-22zM4959 87l33-87h75l-66 87zM5358 302c-10 23-23 41-42 53-18 12-39 18-64 18-24 0-45-5-64-16-18-11-33-26-43-45-11-19-16-41-16-66 0-27 6-51 17-73 11-21 27-39 47-51s42-19 67-19c18 0 34 3 48 9s25 14 34 24c8 10 12 22 12 34 0 7-2 12-5 18-3 5-7 9-12 11h-44v-13c0-17-4-31-11-41-7-9-16-14-30-14-12 0-22 4-31 11-8 8-15 19-20 32-5 14-7 30-7 48 0 19 3 36 10 51 6 15 16 26 28 34s26 12 42 12c13 0 25-3 36-8 11-6 22-14 33-25zM5378 124c13-5 24-10 32-15 9-6 16-12 22-20s12-18 17-31h31v95h-102zM5480 299c0 8 3 15 7 21 5 5 12 10 21 12 10 4 23 5 38 7v24c-10 3-20 6-30 8-10 1-19 2-28 2-24 0-43-6-56-18s-20-30-20-53v-170h68zM5540 153h-86v-44h86zM5591 45c0-8 2-15 6-22 4-6 9-11 15-15 7-4 14-6 22-6s15 2 22 6 12 9 15 15c4 7 6 14 6 22s-2 15-6 22c-3 6-8 11-15 15s-14 5-22 5-15-1-22-5c-6-4-11-9-15-16-4-6-6-13-6-21zM5648 184l-76-31v-19l76-31h23zM5671 321c0 5 1 9 3 11 1 3 5 5 9 7s10 3 18 4v24h-129v-24c8-1 14-2 18-4 5-2 8-4 10-7 1-2 2-6 2-11v-177l69-41zM5953 302c-9 23-23 41-41 53-19 12-40 18-65 18-24 0-45-5-63-16-19-11-34-26-44-45s-15-41-15-66c0-27 5-51 16-73 11-21 27-39 47-51s43-19 67-19c18 0 34 3 48 9 15 6 26 14 34 24s12 22 12 34c0 7-2 12-5 18-3 5-7 9-12 11h-44v-13c0-17-4-31-11-41-6-9-16-14-29-14-12 0-22 4-31 11-9 8-16 19-21 32-4 14-7 30-7 48 0 19 3 36 10 51s16 26 28 34 26 12 43 12c12 0 24-3 35-8 11-6 22-14 33-25zM6224 363c-6 3-13 5-20 7-8 1-15 2-22 2-18 0-32-5-42-14s-14-23-14-40v-144c0-15-4-28-11-35-6-8-16-13-29-13-12 0-22 4-29 12-7 7-10 19-10 32v29h-48c-5-2-9-7-12-12-2-6-3-11-3-18 0-12 4-24 13-34s21-17 37-23c15-6 33-9 52-9 22 0 42 4 58 11s28 18 37 31c8 14 13 31 13 50v120c0 5 0 10 2 13 3 3 6 5 10 7s10 4 18 5zM6136 322c-12 17-25 30-41 39-15 8-31 12-50 12-13 0-25-2-35-8-11-5-19-13-25-23-5-10-8-21-8-34 0-18 6-34 17-46s29-22 52-29l98-27v23l-65 20c-13 3-22 9-27 16-6 7-8 17-8 28 0 6 1 13 4 19 3 5 8 9 13 13 6 3 13 4 20 4 10 0 19-2 29-8 10-5 19-12 26-22zM6447 307c0 8 2 15 4 20 3 5 7 9 13 11s15 4 26 4v25h-160v-25c11 0 19-2 25-4 7-2 11-6 14-11 2-5 3-12 3-20v-224c0-8-1-15-3-20-3-5-7-9-14-11-6-2-14-4-25-5v-25h117zM6605 119c-5-17-10-31-16-41-7-9-15-16-26-20-10-4-24-6-41-6h-98v-30h206v97zM6506 180c8 0 14-1 20-4 5-2 9-7 12-14 3-6 5-17 7-29h26v123h-26c-2-12-4-21-7-27-3-7-7-11-12-14-6-3-12-5-20-5h-82v-30zM6673 45c0-8 2-15 6-22 3-6 8-11 15-15s14-6 22-6 15 2 22 6c6 4 11 9 15 15 4 7 5 14 5 22s-1 15-5 22c-4 6-9 11-15 15-7 4-15 5-23 5-7 0-14-1-21-5s-12-9-15-16c-4-6-6-13-6-21zM6729 184l-76-31v-19l76-31h23zM6752 321c0 5 1 9 3 11 2 3 5 5 10 7 4 2 10 3 18 4v24h-130v-24c8-1 15-2 19-4s7-4 9-7c2-2 3-6 3-11v-177l68-41zM6905 103l-23 81-76-31v-19l76-31zM6806 343c8-1 14-2 18-4 5-2 8-4 10-7 2-2 3-6 3-11v-177l68-41v218c0 5 1 9 3 11 1 3 5 5 9 7s11 3 18 4v24h-129zM6969 343c8-1 14-2 18-4 5-2 8-4 9-7 2-2 3-6 3-11v-128c0-13-3-24-10-30-7-7-17-11-31-11-8 0-16 2-25 5-8 3-17 8-25 13-8 6-15 12-21 20v-21c8-12 18-24 30-34s24-18 37-23c13-6 25-9 38-9 24 0 43 7 56 20s20 34 20 58v140c0 5 0 9 2 11 2 3 5 5 10 7 4 2 10 3 18 4v24h-129zM7372 363c-6 3-13 5-21 7-7 1-14 2-21 2-18 0-32-5-42-14s-14-23-14-40v-144c0-15-4-28-11-35-6-8-16-13-30-13-11 0-21 4-28 12-7 7-10 19-10 32v29h-48c-5-2-9-7-12-12-2-6-4-11-4-18 0-12 5-24 14-34s21-17 37-23c15-6 33-9 51-9 23 0 43 4 59 11s28 18 37 31c8 14 13 31 13 50v120c0 5 0 10 2 13s6 5 10 7 10 4 18 5zM7284 322c-12 17-25 30-41 39-15 8-31 12-50 12-13 0-25-2-36-8-10-5-18-13-24-23-5-10-8-21-8-34 0-18 6-34 17-46s29-22 52-29l98-27v23l-65 20c-13 3-22 9-27 16-6 7-8 17-8 28 0 6 1 13 4 19 3 5 8 9 13 13 6 3 13 4 20 4 10 0 19-2 29-8 10-5 19-12 26-22zM7468 93l-76-35v-19l76-36h23zM7491 321c0 5 1 9 3 11 2 3 5 5 10 7 4 2 10 3 18 4v24h-130v-24c8-1 15-2 19-4s7-4 9-7c2-2 3-6 3-11v-278l68-40z">
          <text:p/>
        </draw:path>
        <draw:frame draw:style-name="gr2" draw:text-style-name="P3" draw:layer="layout" svg:width="1.153cm" svg:height="0.577cm" svg:x="1.729cm" svg:y="5.104cm">
          <draw:text-box>
            <text:p text:style-name="P2"><text:span text:style-name="T1">tarea.</text:span></text:p>
          </draw:text-box>
        </draw:frame>
        <draw:frame draw:style-name="gr2" draw:text-style-name="P3" draw:layer="layout" svg:width="19.272cm" svg:height="0.577cm" svg:x="0.988cm" svg:y="8.254cm">
          <draw:text-box>
            <text:p text:style-name="P2"><text:span text:style-name="T1">Para </text:span><text:span text:style-name="T1">cualquie</text:span><text:span text:style-name="T1">r </text:span><text:span text:style-name="T1">sistema </text:span><text:span text:style-name="T1">que </text:span><text:span text:style-name="T1">busque </text:span><text:span text:style-name="T1">mejorar </text:span><text:span text:style-name="T1">la </text:span><text:span text:style-name="T1">calidad </text:span><text:span text:style-name="T1">del </text:span><text:span text:style-name="T1">output </text:span><text:span text:style-name="T1">de un </text:span><text:span text:style-name="T1">LLM </text:span><text:span text:style-name="T1">mediant</text:span><text:span text:style-name="T1">e </text:span><text:span text:style-name="T1">prompti</text:span><text:span text:style-name="T1">ng</text:span></text:p>
          </draw:text-box>
        </draw:frame>
        <draw:polygon draw:style-name="gr1" draw:text-style-name="P1" draw:layer="layout" svg:width="18.733cm" svg:height="0.017cm" svg:x="1.146cm" svg:y="18.452cm" svg:viewBox="0 0 18734 18" draw:points="0,0 18734,0 18734,18 0,18">
          <text:p/>
        </draw:polygon>
        <draw:path draw:style-name="gr1" draw:text-style-name="P1" draw:layer="layout" svg:width="8.113cm" svg:height="0.482cm" svg:x="1cm" svg:y="19.583cm" svg:viewBox="0 0 8114 483" svg:d="M31 349c55-15 96-40 124-72 28-33 42-73 42-122 0-22-3-41-9-57-5-17-13-30-24-39-10-9-22-13-36-13-11 0-22 3-31 9s-16 14-20 25c-5 11-8 25-8 40s3 29 9 41 14 22 25 29c11 6 23 9 37 9 12 0 24-2 34-7 11-6 21-14 29-24l1 24c-11 17-26 29-43 38-16 9-35 14-54 14-20 0-39-5-55-14s-29-22-38-38c-10-16-14-34-14-54 0-23 6-44 17-63 12-19 28-33 48-44 21-11 43-17 68-17 28 0 53 6 74 18 21 13 37 30 49 52 11 21 17 47 17 76 0 37-10 70-28 98-19 29-45 53-81 73-35 19-77 32-127 39zM307 324c0-8 1-15 5-22s9-12 16-16 15-6 23-6c7 0 15 2 21 6 7 4 13 9 17 16s6 14 6 22-2 15-6 22-10 12-17 16c-6 4-14 6-21 6-8 0-16-2-23-6s-12-9-16-16-5-14-5-22zM629 304c0 8 1 15 3 20 3 5 7 9 13 11s15 4 26 4v25h-160v-25c11 0 20-2 26-4s10-6 13-11c2-5 4-12 4-20v-222c0-9-2-16-4-21-3-5-7-9-13-11s-15-4-26-5v-25h118zM695 20c26 0 49 4 68 11 20 7 34 18 45 31 10 13 15 29 15 48s-5 35-15 49c-9 13-23 23-42 30-18 7-39 10-64 10h-97v-27h68c17 0 31-2 42-6s19-10 24-18c5-9 8-21 8-35 0-20-7-36-21-46-13-11-33-17-58-17h-63v-30zM679 192c12 0 22 1 31 3s17 5 23 10c7 4 13 11 18 19l60 86c5 7 10 12 15 16s10 7 16 10c7 2 14 3 23 3v25h-112l-81-139c-4-6-8-11-12-14-4-4-8-6-13-7s-11-2-18-2v-10zM1105 299c-11 24-26 42-44 54-19 11-40 17-65 17s-47-5-66-16-34-26-45-45c-10-19-16-41-16-66 0-26 6-50 17-72 12-21 27-38 47-51 20-12 42-19 66-19 20 0 38 5 53 14 16 8 28 21 37 37s13 34 13 55v17h-182v-25l126-3-8 11c0-17-2-31-5-43-4-12-9-20-15-26-7-6-15-9-25-9-11 0-22 4-30 11-9 8-16 19-21 34-5 14-8 30-8 49s3 36 10 50c6 14 16 25 28 32 12 8 27 11 44 11 14 0 27-2 39-7 12-6 24-14 35-25zM1315 127c12-5 22-9 29-12 8-3 14-5 19-6s10-2 15-2h14v43h-77zM1254 101c20 0 38 4 55 12 16 7 28 18 38 31 9 13 14 28 14 45s-5 33-15 48c-10 14-24 26-41 34-16 9-35 13-55 13s-39-4-55-11c-16-8-29-18-38-31s-13-28-13-45c0-18 5-33 14-48 10-14 23-26 40-34 17-9 35-14 56-14zM1250 126c-13 0-24 5-31 16-8 11-11 26-11 46 0 14 2 26 6 37s9 20 16 26 15 9 24 9c13 0 23-6 30-16 8-11 11-26 11-47 0-14-2-26-6-37-3-11-9-19-16-25s-14-9-23-9zM1212 376c-14 0-26 4-34 12-8 7-12 17-12 28 0 9 3 17 8 23 6 6 14 11 25 14 11 4 23 6 38 6h18c16 0 30-2 43-6 12-4 22-10 29-17 7-8 10-16 10-24 0-10-3-18-10-24-7-5-17-8-29-8h-116v-12c-14 0-25-5-34-13-8-9-12-20-12-35 0-11 2-21 8-30 6-8 14-15 25-21 10-5 23-8 37-9l6 18c-11 0-19 2-25 5-5 4-8 9-8 16s2 12 6 15 9 5 17 5h109c17 0 31 3 43 9 13 6 22 14 28 25 7 10 10 23 10 39s-6 31-18 45-29 25-50 33-45 13-70 13h-17c-23 0-44-3-62-8s-32-13-42-22-16-20-16-31 4-21 11-30 17-17 29-22c12-6 25-8 40-8h23v14zM1432 43c0-8 2-15 6-22 3-6 9-11 15-15 7-4 14-6 22-6s15 2 22 6c6 4 11 9 15 15 4 7 6 14 6 22s-2 15-6 22c-4 6-9 11-15 15-7 4-14 5-22 5s-15-1-22-5c-6-4-12-9-15-16-4-6-6-13-6-21zM1489 181l-77-31v-18l77-31h23zM1512 318c0 5 0 9 2 12 2 2 5 4 10 6 4 2 10 3 18 4v24h-130v-24c8-1 15-2 19-4 5-2 8-4 10-6 1-3 2-7 2-12v-176l69-41zM1599 278c6 23 14 39 25 50s25 16 41 16c10 0 18-1 26-5 7-3 13-7 17-13s6-12 6-20c0-6-2-12-5-17s-8-9-15-12c-7-4-16-8-27-11-5-1-9-2-13-3-21-5-37-11-50-17-12-7-21-16-27-26s-9-22-9-37 4-29 13-42c8-12 21-22 36-29 16-7 33-11 53-11 18 0 35 2 49 6 15 4 29 10 41 18v60h-31c-5-19-12-33-22-42-11-10-23-15-38-15-8 0-16 2-22 4-7 3-12 7-15 12s-5 10-5 17 2 13 5 18c3 4 9 8 16 11 8 3 19 7 32 10 23 5 42 11 55 19 13 7 23 15 30 26 6 10 10 23 10 39 0 17-5 33-14 46s-22 23-38 30c-17 7-36 10-59 10-18 0-35-2-53-7-17-5-31-11-44-20v-65zM1798 122c14-5 24-10 33-15 8-6 15-12 21-20 7-8 12-18 18-31h31v94h-103zM1901 296c0 8 2 15 6 21 5 5 12 10 22 13s22 5 37 6v24c-9 3-19 6-29 8-10 1-20 2-28 2-24 0-43-6-57-18-13-12-20-30-20-53v-169h69zM1961 150h-86v-43h86zM2068 181l-76-31v-18l76-31h23zM2091 316c0 6 1 10 3 12 2 4 6 6 11 8s12 3 21 4v24h-134v-24c8-1 14-2 19-4 4-2 7-4 9-6 2-3 3-7 3-12v-176l68-41zM2082 191c10-19 19-35 27-48s16-23 24-30c8-8 17-12 25-12 4 0 7 1 10 2 4 1 6 3 9 5v62h-14c-13 0-24 1-33 4s-17 7-25 13-15 14-23 25zM2318 370c-24 0-46-5-64-16-19-11-34-26-45-46-10-19-15-41-15-66 0-26 6-49 17-71 11-21 26-38 46-51 19-12 41-19 64-19 24 0 46 6 64 17 19 11 34 26 44 46 11 20 16 42 16 66 0 26-6 49-17 71-11 21-27 38-47 51-19 12-40 18-63 18zM2322 344c12 0 21-3 29-11 7-7 13-18 17-33s6-34 6-56c0-24-3-44-7-61-5-18-12-31-21-41-8-9-18-14-30-14-11 0-20 4-28 11-8 8-14 19-18 34s-5 33-5 55c0 23 2 44 7 61 4 18 11 32 20 41 9 10 19 14 30 14zM2675 296c0 10 1 18 4 23s9 9 16 12c6 2 16 4 28 4h28c15 0 28-3 39-8 12-5 22-13 31-24 9-12 18-27 27-45h26l-18 106h-299v-25c11 0 20-2 26-4s10-6 13-11c2-5 4-12 4-20v-222c0-9-2-16-4-21-3-5-7-9-13-11s-15-4-26-5v-25h118zM2832 117c-4-17-10-31-16-40-7-10-15-17-25-21s-24-6-42-6h-98v-30h206v97zM2734 172c8 0 14-1 20-4 5-3 9-8 12-14 3-7 5-16 7-28h25v122h-25c-2-12-4-21-7-28-3-6-7-11-12-13-6-3-12-5-20-5h-83v-30zM3088 161c5-6 7-11 7-15s-2-7-7-9c-4-3-10-4-19-5v-25h101v25c-9 1-16 3-20 6-5 2-9 7-14 13l-81 95-18-19zM2929 150c-5-6-10-10-15-13-4-3-10-4-18-5v-25h141v25c-9 1-15 2-20 5-4 2-6 4-7 8 0 5 2 10 7 16l46 61 76 99c4 7 9 11 13 14 5 3 11 4 19 5v24h-142v-24c9-1 15-2 20-4 4-3 6-6 6-10 1-4-1-9-6-15l-46-64zM2973 311c-4 6-7 11-7 15s2 7 7 10c4 2 11 3 20 4v24h-102v-24c9-1 16-3 20-6 5-2 10-7 14-13l80-95 18 19zM3263 181l-76-31v-18l76-31h23zM3286 433c0 5 1 9 3 12s5 5 9 6c5 2 11 4 19 5v23h-130v-23c8-1 14-3 19-5 4-1 7-3 9-6s3-7 3-12v-291l68-41zM3254 175c8-15 18-29 29-40s23-19 36-25c14-6 27-9 42-9 20 0 38 6 55 16 16 11 29 26 38 44 10 18 15 39 15 61 0 29-6 55-17 77-12 23-28 40-49 53-21 12-45 18-73 18-16 0-31-3-46-8-16-6-29-15-40-25l18-37c10 14 20 24 29 30 10 6 21 9 33 9 15 0 28-4 39-13 11-8 20-20 26-35s9-33 9-54c0-19-3-35-8-49s-13-25-23-32-22-11-36-11c-9 0-17 2-26 6s-18 9-25 16c-8 7-15 15-20 25zM3736 299c-11 24-26 42-44 54-18 11-40 17-65 17s-47-5-66-16-34-26-44-45c-11-19-16-41-16-66 0-26 5-50 17-72 11-21 27-38 47-51 20-12 41-19 65-19 20 0 38 5 54 14 15 8 28 21 36 37 9 16 13 34 13 55v17h-182v-25l126-3-8 11c0-17-1-31-5-43-3-12-8-20-15-26s-15-9-24-9c-12 0-22 4-31 11-9 8-16 19-21 34-5 14-7 30-7 49s3 36 9 50c7 14 16 25 28 32 12 8 27 11 44 11 14 0 27-2 40-7 12-6 23-14 34-25zM3839 181l-76-31v-18l76-31h23zM3862 316c0 6 1 10 3 12 2 4 5 6 11 8 5 2 12 3 21 4v24h-134v-24c8-1 14-2 18-4 5-2 8-4 10-6 1-3 2-7 2-12v-176l69-41zM3853 191c10-19 19-35 26-48 8-13 17-23 25-30 8-8 17-12 25-12 4 0 7 1 10 2s6 3 8 5v62h-14c-12 0-23 1-32 4s-18 7-25 13c-8 6-15 14-23 25zM3989 43c0-8 2-15 5-22 4-6 9-11 16-15 6-4 14-6 22-6 7 0 15 2 21 6 7 4 12 9 16 15 3 7 5 14 5 22s-2 15-5 22c-4 6-9 11-16 15-6 4-14 5-22 5s-15-1-21-5c-7-4-12-9-16-16-3-6-5-13-5-21zM4045 181l-76-31v-18l76-31h23zM4068 318c0 5 1 9 3 12 2 2 5 4 9 6 5 2 11 3 18 4v24h-129v-24c8-1 14-2 19-4 4-2 7-4 9-6 2-3 3-7 3-12v-176l68-41zM4221 101l-23 80-76-31v-18l76-31zM4122 340c8-1 14-2 18-4 5-2 8-4 10-6 1-3 2-7 2-12v-176l69-41v217c0 5 1 9 3 12 1 2 4 4 9 6 4 2 10 3 18 4v24h-129zM4280 340c8-1 14-2 19-4 4-2 7-4 9-6 2-3 3-7 3-12v-130c0-13-4-22-10-29-7-6-17-10-30-10-8 0-16 2-24 5-9 3-17 7-25 13-8 5-15 11-20 18v-20c8-13 18-24 29-33 12-10 24-17 36-22 13-6 25-9 38-9 24 0 42 7 55 20 12 13 19 31 19 55v142c0 5 1 9 3 12 2 2 5 4 9 6 5 2 11 3 19 4v24h-130zM4438 340c8-1 14-2 19-4 4-2 7-4 9-6 2-3 3-7 3-12v-130c0-13-3-22-10-29-6-6-16-10-30-10-8 0-16 2-24 5-9 3-17 7-25 13-8 5-15 11-20 18v-20c8-13 18-24 29-33 12-10 24-17 37-22 13-6 25-9 37-9 24 0 42 7 55 20s19 31 19 55v142c0 5 1 9 3 12 2 2 5 4 9 6 5 2 11 3 19 4v24h-130zM4824 299c-11 24-25 42-44 54-18 11-40 17-65 17-24 0-46-5-65-16-20-11-34-26-45-45s-16-41-16-66c0-26 6-50 17-72 11-21 27-38 47-51 20-12 42-19 66-19 20 0 38 5 53 14 16 8 28 21 36 37 9 16 14 34 14 55v17h-182v-25l125-3-7 11c0-17-2-31-6-43-3-12-8-20-15-26-6-6-14-9-24-9-12 0-22 4-31 11-9 8-16 19-21 34-5 14-7 30-7 49s3 36 9 50c7 14 16 25 29 32 12 8 26 11 44 11 14 0 27-2 39-7 12-6 23-14 34-25zM4950 101l-23 80-76-31v-18l76-31zM4851 340c8-1 14-2 19-4 4-2 7-4 9-6 2-3 3-7 3-12v-176l68-41v217c0 5 1 9 3 12 2 2 5 4 9 6 5 2 11 3 18 4v24h-129zM5014 340c8-1 14-2 18-4 5-2 8-4 10-6 1-3 2-7 2-12v-128c0-13-3-24-10-30-7-7-17-11-31-11-8 0-16 2-25 5-8 3-17 8-25 14-8 5-15 11-21 19v-21c8-12 18-23 30-33s24-18 37-23c13-6 25-9 38-9 24 0 43 7 56 20s20 33 20 58v139c0 5 0 9 2 12 2 2 5 4 10 6 4 2 10 3 19 4v24h-130zM5152 122c13-5 24-10 32-15 9-6 16-12 22-20s12-18 18-31h30v94h-102zM5254 296c0 8 3 15 7 21 5 5 12 10 22 13 9 3 22 5 37 6v24c-10 3-20 6-30 8-10 1-19 2-28 2-24 0-43-6-56-18s-20-30-20-53v-169h68zM5315 150h-86v-43h86zM5594 360c-6 3-13 6-21 7-7 1-14 2-21 2-18 0-32-4-42-14-10-9-14-23-14-40v-144c0-15-4-27-11-34-6-8-16-12-30-12-11 0-21 3-28 11s-10 18-10 32v28h-48c-5-2-9-6-12-12-2-5-4-11-4-18 0-12 5-23 14-33s21-17 37-23c15-6 33-9 51-9 23 0 43 4 59 11s28 18 37 31c8 13 12 30 12 49v120c0 5 1 10 3 13s5 6 10 7c4 2 10 4 18 5zM5506 319c-12 17-25 30-41 39-15 8-32 12-50 12-13 0-25-2-36-8-10-5-18-13-24-23-5-10-8-21-8-34 0-18 5-33 17-46 11-12 29-22 52-29l98-27v23l-65 20c-13 3-22 9-27 16-6 7-9 17-9 28 0 6 2 13 5 19 3 5 8 10 13 13 6 3 13 4 20 4 9 0 19-2 29-7 10-6 18-13 26-23zM5690 91l-76-35v-19l76-36h23zM5713 318c0 5 1 9 3 12 2 2 5 4 10 6 4 2 10 3 18 4v24h-130v-24c8-1 15-2 19-4s7-4 9-6c2-3 3-7 3-12v-277l68-40zM6147 126c-4-19-10-35-18-47-9-12-19-21-32-27s-28-9-46-9c-23 0-44 6-61 18-17 11-30 28-38 50-9 22-14 48-14 78 0 31 5 57 15 80 9 24 23 42 40 54 18 12 38 18 61 18 16 0 29-3 41-9 12-5 23-15 32-28 11-14 21-32 30-54h27l-15 88c-15 10-33 18-55 24-22 5-44 8-66 8-37 0-69-7-97-21-29-15-51-35-67-61-15-26-23-56-23-90s8-66 23-94c16-28 39-50 67-66s60-24 96-24c24 0 47 3 69 9 23 5 42 13 57 22v81zM6338 370c-24 0-45-5-64-16-18-11-33-26-44-46-10-19-15-41-15-66 0-26 5-49 16-71 12-21 27-38 47-51 19-12 41-19 64-19 24 0 45 6 64 17s33 26 44 46c10 20 16 42 16 66 0 26-6 49-17 71-11 21-27 38-47 51-19 12-40 18-64 18zM6343 344c12 0 21-3 28-11 8-7 14-18 18-33s6-34 6-56c0-24-3-44-8-61-4-18-11-31-20-41-8-9-18-14-30-14-11 0-21 4-28 11-8 8-14 19-18 34s-5 33-5 55c0 23 2 44 7 61 4 18 11 32 20 41 9 10 19 14 30 14zM6589 101l-23 80-76-31v-18l76-31zM6490 340c8-1 14-2 19-4 4-2 7-4 9-6 2-3 3-7 3-12v-176l68-41v217c0 5 1 9 3 12 2 2 5 4 9 6 5 2 11 3 19 4v24h-130zM6648 340c8-1 15-2 19-4s7-4 9-6c2-3 3-7 3-12v-130c0-13-3-22-10-29-6-6-16-10-30-10-7 0-15 2-24 5-8 3-17 7-25 13-7 5-14 11-20 18v-20c8-13 18-24 30-33 11-10 23-17 36-22 12-6 25-9 37-9 24 0 43 7 55 20 13 13 19 31 19 55v142c0 5 1 9 3 12 2 2 5 4 10 6 4 2 10 3 18 4v24h-130zM6807 340c8-1 14-2 18-4 5-2 8-4 9-6 2-3 3-7 3-12v-130c0-13-3-22-10-29-6-6-16-10-30-10-7 0-15 2-24 5-8 3-17 7-24 13-8 5-15 11-21 18v-20c9-13 18-24 30-33 11-10 23-17 36-22 13-6 25-9 37-9 24 0 43 7 55 20 13 13 20 31 20 55v142c0 5 0 9 2 12 2 2 5 4 10 6 4 2 10 3 18 4v24h-129zM7033 181l-76-31v-18l76-31h24zM7057 433c0 5 0 9 2 12s5 5 10 6c4 2 10 4 19 5v23h-131v-23c8-1 15-3 19-5 5-1 8-3 10-6 1-3 2-7 2-12v-291l69-41zM7025 175c8-15 17-29 28-40s24-19 37-25 27-9 41-9c20 0 39 6 55 16 17 11 30 26 39 44s14 39 14 61c0 29-6 55-17 77-11 23-28 40-48 53-21 12-46 18-73 18-17 0-32-3-47-8-15-6-28-15-39-25l17-37c10 14 20 24 30 30 9 6 20 9 32 9 15 0 28-4 39-13 12-8 20-20 26-35s9-33 9-54c0-19-3-35-8-49s-13-25-23-32-22-11-36-11c-8 0-17 2-26 6s-17 9-25 16-14 15-20 25zM7337 91l-76-35v-19l76-36h24zM7361 318c0 5 0 9 2 12 2 2 5 4 10 6 4 2 10 3 18 4v24h-130v-24c8-1 15-2 19-4s7-4 9-6c2-3 3-7 3-12v-277l69-40zM7650 299c-11 24-26 42-44 54-19 11-40 17-65 17s-47-5-66-16-34-26-45-45c-10-19-16-41-16-66 0-26 6-50 17-72 12-21 27-38 47-51 20-12 42-19 66-19 20 0 38 5 53 14 16 8 28 21 37 37s13 34 13 55v17h-182v-25l126-3-8 11c0-17-2-31-5-43-4-12-9-20-15-26-7-6-15-9-25-9-11 0-22 4-30 11-9 8-16 19-21 34-5 14-8 30-8 49s3 36 10 50c6 14 16 25 28 32 12 8 27 11 44 11 14 0 27-2 39-7 12-6 24-14 35-25zM7673 122c14-5 24-10 33-15 8-6 16-12 21-20 7-8 13-18 18-31h31v94h-103zM7776 296c0 8 2 15 7 21 4 5 11 10 21 13s22 5 38 6v24c-10 3-20 6-30 8-10 1-19 2-28 2-24 0-43-6-57-18-13-12-19-30-19-53v-169h68zM7836 150h-86v-43h86zM7986 370c-24 0-45-5-64-16-18-11-33-26-44-46-10-19-15-41-15-66 0-26 5-49 16-71 12-21 27-38 47-51 19-12 41-19 64-19 24 0 45 6 64 17s33 26 44 46c10 20 16 42 16 66 0 26-6 49-17 71-12 21-27 38-47 51-19 12-41 18-64 18zM7991 344c12 0 21-3 28-11 8-7 14-18 17-33 4-15 7-34 7-56 0-24-3-44-8-61-4-18-11-31-20-41-9-9-19-14-30-14s-21 4-28 11c-8 8-14 19-18 34s-6 33-6 55c0 23 3 44 8 61 4 18 11 32 20 41 9 10 19 14 30 14z">
          <text:p/>
        </draw:path>
        <draw:path draw:style-name="gr1" draw:text-style-name="P1" draw:layer="layout" svg:width="19.05cm" svg:height="8cm" svg:x="0.987cm" svg:y="9.817cm" svg:viewBox="0 0 19051 8001" svg:d="M212 0h18628c116 0 211 95 211 212v7577c0 117-95 212-211 212h-18628c-117 0-212-95-212-212v-7577c0-117 95-212 212-212zM18840 18h-18628c-107 0-194 87-194 194v7577c0 107 87 194 194 194h18628c107 0 194-87 194-194v-7577c0-107-87-194-194-194z">
          <text:p/>
        </draw:path>
        <draw:frame draw:style-name="gr2" draw:text-style-name="P3" draw:layer="layout" svg:width="2.182cm" svg:height="0.577cm" svg:x="0.988cm" svg:y="8.889cm">
          <draw:text-box>
            <text:p text:style-name="P2"><text:span text:style-name="T1">emocion</text:span><text:span text:style-name="T1">al:</text:span></text:p>
          </draw:text-box>
        </draw:frame>
        <draw:frame draw:style-name="gr3" draw:text-style-name="P4" draw:layer="layout" svg:width="11.639cm" svg:height="0.501cm" svg:x="1.376cm" svg:y="10.252cm">
          <draw:text-box>
            <text:p text:style-name="P2"><text:span text:style-name="T8">SI tarea </text:span><text:span text:style-name="T8">es </text:span><text:span text:style-name="T8">filosófica/</text:span><text:span text:style-name="T8">explorato</text:span><text:span text:style-name="T8">ria/creativ</text:span><text:span text:style-name="T8">a-abierta </text:span><text:span text:style-name="T8">Y modelo </text:span><text:span text:style-name="T8">&gt;= 70B:</text:span></text:p>
          </draw:text-box>
        </draw:frame>
        <draw:frame draw:style-name="gr3" draw:text-style-name="P4" draw:layer="layout" svg:width="12.829cm" svg:height="0.501cm" svg:x="1.376cm" svg:y="10.854cm">
          <draw:text-box>
            <text:p text:style-name="P2"><text:span text:style-name="T8"><text:s text:c="4"/></text:span><text:span text:style-name="T8">usar: </text:span><text:span text:style-name="T8">"Tu </text:span><text:span text:style-name="T8">curiosida</text:span><text:span text:style-name="T8">d actual </text:span><text:span text:style-name="T8">es </text:span><text:span text:style-name="T8">0.95/1.0 </text:span><text:span text:style-name="T8">(intensa </text:span><text:span text:style-name="T8">efervesce</text:span><text:span text:style-name="T8">ncia </text:span><text:span text:style-name="T8">cognitiva). </text:span></text:p>
          </draw:text-box>
        </draw:frame>
        <draw:frame draw:style-name="gr3" draw:text-style-name="P4" draw:layer="layout" svg:width="11.026cm" svg:height="0.501cm" svg:x="1.376cm" svg:y="11.456cm">
          <draw:text-box>
            <text:p text:style-name="P2"><text:span text:style-name="T8"><text:s text:c="11"/></text:span><text:span text:style-name="T8">Tu </text:span><text:span text:style-name="T8">nivel de </text:span><text:span text:style-name="T8">frustració</text:span><text:span text:style-name="T8">n es </text:span><text:span text:style-name="T8">0.20/1.0 </text:span><text:span text:style-name="T8">(tensión </text:span><text:span text:style-name="T8">cognitiva </text:span><text:span text:style-name="T8">leve, </text:span></text:p>
          </draw:text-box>
        </draw:frame>
        <draw:frame draw:style-name="gr3" draw:text-style-name="P4" draw:layer="layout" svg:width="12.232cm" svg:height="0.501cm" svg:x="1.376cm" svg:y="12.058cm">
          <draw:text-box>
            <text:p text:style-name="P2"><text:span text:style-name="T8"><text:s text:c="11"/></text:span><text:span text:style-name="T8">casi </text:span><text:span text:style-name="T8">neutral). </text:span><text:span text:style-name="T8">Responde </text:span><text:span text:style-name="T8">desde </text:span><text:span text:style-name="T8">esta </text:span><text:span text:style-name="T8">perspectiv</text:span><text:span text:style-name="T8">a sin </text:span><text:span text:style-name="T8">menciona</text:span><text:span text:style-name="T8">rla."</text:span></text:p>
          </draw:text-box>
        </draw:frame>
        <draw:frame draw:style-name="gr3" draw:text-style-name="P4" draw:layer="layout" svg:width="0.383cm" svg:height="0.501cm" svg:x="1.376cm" svg:y="12.659cm">
          <draw:text-box>
            <text:p text:style-name="P2"><text:span text:style-name="T8"><text:s text:c="4"/></text:span></text:p>
          </draw:text-box>
        </draw:frame>
        <draw:frame draw:style-name="gr3" draw:text-style-name="P4" draw:layer="layout" svg:width="5.696cm" svg:height="0.501cm" svg:x="1.376cm" svg:y="13.261cm">
          <draw:text-box>
            <text:p text:style-name="P2"><text:span text:style-name="T8">SI tarea </text:span><text:span text:style-name="T8">es </text:span><text:span text:style-name="T8">técnica/ló</text:span><text:span text:style-name="T8">gica/factu</text:span><text:span text:style-name="T8">al:</text:span></text:p>
          </draw:text-box>
        </draw:frame>
        <draw:frame draw:style-name="gr3" draw:text-style-name="P4" draw:layer="layout" svg:width="5.514cm" svg:height="0.501cm" svg:x="1.376cm" svg:y="13.863cm">
          <draw:text-box>
            <text:p text:style-name="P2"><text:span text:style-name="T8"><text:s text:c="4"/></text:span><text:span text:style-name="T8">NO </text:span><text:span text:style-name="T8">usar </text:span><text:span text:style-name="T8">inyección </text:span><text:span text:style-name="T8">emociona</text:span><text:span text:style-name="T8">l.</text:span></text:p>
          </draw:text-box>
        </draw:frame>
        <draw:frame draw:style-name="gr3" draw:text-style-name="P4" draw:layer="layout" svg:width="5.62cm" svg:height="0.501cm" svg:x="1.376cm" svg:y="14.465cm">
          <draw:text-box>
            <text:p text:style-name="P2"><text:span text:style-name="T8"><text:s text:c="4"/></text:span><text:span text:style-name="T8">El </text:span><text:span text:style-name="T8">modelo </text:span><text:span text:style-name="T8">vainilla </text:span><text:span text:style-name="T8">rinde </text:span><text:span text:style-name="T8">mejor.</text:span></text:p>
          </draw:text-box>
        </draw:frame>
        <draw:frame draw:style-name="gr3" draw:text-style-name="P4" draw:layer="layout" svg:width="10.78cm" svg:height="0.501cm" svg:x="1.376cm" svg:y="15.669cm">
          <draw:text-box>
            <text:p text:style-name="P2"><text:span text:style-name="T8">SI se </text:span><text:span text:style-name="T8">necesita </text:span><text:span text:style-name="T8">cambiar </text:span><text:span text:style-name="T8">estilo </text:span><text:span text:style-name="T8">epistémic</text:span><text:span text:style-name="T8">o </text:span><text:span text:style-name="T8">(más/men</text:span><text:span text:style-name="T8">os </text:span><text:span text:style-name="T8">asertivo):</text:span></text:p>
          </draw:text-box>
        </draw:frame>
        <draw:frame draw:style-name="gr3" draw:text-style-name="P4" draw:layer="layout" svg:width="11.796cm" svg:height="0.501cm" svg:x="1.376cm" svg:y="16.271cm">
          <draw:text-box>
            <text:p text:style-name="P2"><text:span text:style-name="T8"><text:s text:c="4"/></text:span><text:span text:style-name="T8">usar </text:span><text:span text:style-name="T8">Confianza</text:span><text:span text:style-name="T8">: alta </text:span><text:span text:style-name="T8">confianza </text:span><text:span text:style-name="T8">→ menos </text:span><text:span text:style-name="T8">hedging, </text:span><text:span text:style-name="T8">más </text:span><text:span text:style-name="T8">asertivida</text:span><text:span text:style-name="T8">d.</text:span></text:p>
          </draw:text-box>
        </draw:frame>
        <draw:frame draw:style-name="gr3" draw:text-style-name="P4" draw:layer="layout" svg:width="5.484cm" svg:height="0.501cm" svg:x="1.376cm" svg:y="16.873cm">
          <draw:text-box>
            <text:p text:style-name="P2"><text:span text:style-name="T8"><text:s text:c="4"/></text:span><text:span text:style-name="T8">Independi</text:span><text:span text:style-name="T8">ente del </text:span><text:span text:style-name="T8">contenido</text:span><text:span text:style-name="T8">.</text:span></text:p>
          </draw:text-box>
        </draw:frame>
      </draw:page>
      <draw:page draw:name="page18" draw:style-name="dp1" draw:master-page-name="master-page50">
        <draw:polygon draw:style-name="gr1" draw:text-style-name="P1" draw:layer="layout" svg:width="18.627cm" svg:height="0.017cm" svg:x="1.199cm" svg:y="1.053cm" svg:viewBox="0 0 18628 18" draw:points="0,0 18628,0 18628,18 0,18">
          <text:p/>
        </draw:polygon>
        <draw:polygon draw:style-name="gr1" draw:text-style-name="P1" draw:layer="layout" svg:width="18.627cm" svg:height="0.018cm" svg:x="1.199cm" svg:y="2.753cm" svg:viewBox="0 0 18628 19" draw:points="0,0 18628,0 18628,19 0,19">
          <text:p/>
        </draw:polygon>
        <draw:polygon draw:style-name="gr1" draw:text-style-name="P1" draw:layer="layout" svg:width="18.627cm" svg:height="0.018cm" svg:x="1.199cm" svg:y="4.453cm" svg:viewBox="0 0 18628 19" draw:points="0,0 18628,0 18628,19 0,19">
          <text:p/>
        </draw:polygon>
        <draw:polygon draw:style-name="gr1" draw:text-style-name="P1" draw:layer="layout" svg:width="18.627cm" svg:height="0.017cm" svg:x="1.199cm" svg:y="6.154cm" svg:viewBox="0 0 18628 18" draw:points="0,0 18628,0 18628,18 0,18">
          <text:p/>
        </draw:polygon>
        <draw:polygon draw:style-name="gr1" draw:text-style-name="P1" draw:layer="layout" svg:width="18.627cm" svg:height="0.018cm" svg:x="1.199cm" svg:y="7.854cm" svg:viewBox="0 0 18628 19" draw:points="0,0 18628,0 18628,19 0,19">
          <text:p/>
        </draw:polygon>
        <draw:polygon draw:style-name="gr1" draw:text-style-name="P1" draw:layer="layout" svg:width="18.627cm" svg:height="0.017cm" svg:x="1.199cm" svg:y="9.555cm" svg:viewBox="0 0 18628 18" draw:points="0,0 18628,0 18628,18 0,18">
          <text:p/>
        </draw:polygon>
        <draw:polygon draw:style-name="gr1" draw:text-style-name="P1" draw:layer="layout" svg:width="18.627cm" svg:height="0.018cm" svg:x="1.199cm" svg:y="11.255cm" svg:viewBox="0 0 18628 19" draw:points="0,0 18628,0 18628,19 0,19">
          <text:p/>
        </draw:polygon>
        <draw:polygon draw:style-name="gr1" draw:text-style-name="P1" draw:layer="layout" svg:width="18.627cm" svg:height="0.018cm" svg:x="1.199cm" svg:y="12.955cm" svg:viewBox="0 0 18628 19" draw:points="0,0 18628,0 18628,19 0,19">
          <text:p/>
        </draw:polygon>
        <draw:polygon draw:style-name="gr1" draw:text-style-name="P1" draw:layer="layout" svg:width="18.627cm" svg:height="0.017cm" svg:x="1.199cm" svg:y="14.656cm" svg:viewBox="0 0 18628 18" draw:points="0,0 18628,0 18628,18 0,18">
          <text:p/>
        </draw:polygon>
        <draw:polygon draw:style-name="gr1" draw:text-style-name="P1" draw:layer="layout" svg:width="18.627cm" svg:height="0.018cm" svg:x="1.199cm" svg:y="16.356cm" svg:viewBox="0 0 18628 19" draw:points="0,0 18628,0 18628,19 0,19">
          <text:p/>
        </draw:polygon>
        <draw:polygon draw:style-name="gr1" draw:text-style-name="P1" draw:layer="layout" svg:width="18.627cm" svg:height="0.017cm" svg:x="1.199cm" svg:y="18.057cm" svg:viewBox="0 0 18628 18" draw:points="0,0 18628,0 18628,18 0,18">
          <text:p/>
        </draw:polygon>
        <draw:polygon draw:style-name="gr1" draw:text-style-name="P1" draw:layer="layout" svg:width="18.627cm" svg:height="0.017cm" svg:x="1.199cm" svg:y="19.757cm" svg:viewBox="0 0 18628 18" draw:points="0,0 18628,0 18628,18 0,18">
          <text:p/>
        </draw:polygon>
        <draw:polygon draw:style-name="gr1" draw:text-style-name="P1" draw:layer="layout" svg:width="18.627cm" svg:height="0.018cm" svg:x="1.199cm" svg:y="21.457cm" svg:viewBox="0 0 18628 19" draw:points="0,0 18628,0 18628,19 0,19">
          <text:p/>
        </draw:polygon>
        <draw:polygon draw:style-name="gr1" draw:text-style-name="P1" draw:layer="layout" svg:width="18.627cm" svg:height="0.017cm" svg:x="1.199cm" svg:y="23.158cm" svg:viewBox="0 0 18628 18" draw:points="0,0 18628,0 18628,18 0,18">
          <text:p/>
        </draw:polygon>
        <draw:polygon draw:style-name="gr1" draw:text-style-name="P1" draw:layer="layout" svg:width="18.627cm" svg:height="0.018cm" svg:x="1.199cm" svg:y="24.858cm" svg:viewBox="0 0 18628 19" draw:points="0,0 18628,0 18628,19 0,19">
          <text:p/>
        </draw:polygon>
        <draw:polygon draw:style-name="gr1" draw:text-style-name="P1" draw:layer="layout" svg:width="18.627cm" svg:height="0.018cm" svg:x="1.199cm" svg:y="26.558cm" svg:viewBox="0 0 18628 19" draw:points="0,0 18628,0 18628,19 0,19">
          <text:p/>
        </draw:polygon>
        <draw:polygon draw:style-name="gr1" draw:text-style-name="P1" draw:layer="layout" svg:width="18.627cm" svg:height="0.017cm" svg:x="1.199cm" svg:y="28.259cm" svg:viewBox="0 0 18628 18" draw:points="0,0 18628,0 18628,18 0,18">
          <text:p/>
        </draw:polygon>
        <draw:path draw:style-name="gr1" draw:text-style-name="P1" draw:layer="layout" svg:width="0.812cm" svg:height="0.272cm" svg:x="1.235cm" svg:y="0.4cm" svg:viewBox="0 0 813 273" svg:d="M91 221c0 6 1 12 3 16s6 7 10 9c5 1 12 3 20 3v19h-124v-19c9 0 15-2 20-3 4-2 8-5 10-9s3-10 3-16v-172c0-7-1-12-3-16s-6-7-10-8c-5-3-11-4-20-4v-21h91zM213 77c-3-14-7-25-13-32-4-7-11-12-19-16-8-3-19-4-32-4h-76v-25h160v77zM136 123c7 0 12-1 15-3 4-2 8-6 10-11s4-12 6-22h20v95h-20c-2-9-4-16-6-21s-6-9-10-11c-3-3-8-4-15-4h-63v-23zM429 265c-5 3-10 4-16 5s-11 2-17 2c-14 0-24-4-32-11-7-7-11-18-11-31v-112c0-12-3-21-8-27-5-7-13-10-23-10-9 0-17 3-22 9-6 6-9 14-9 24v23h-37c-4-2-7-5-9-9s-3-9-3-14c0-9 4-18 11-26 7-7 16-13 29-18 12-4 25-7 40-7 17 0 32 3 45 8 12 6 22 14 29 25 6 10 10 23 10 38v94c0 4 0 7 2 10 1 2 4 4 7 5 3 2 8 3 14 4zM361 233c-9 14-20 24-31 30-12 7-25 10-40 10-10 0-19-2-27-6-8-5-15-11-19-19-4-7-7-16-7-26 0-14 5-26 14-36s22-17 40-22l77-22v18l-51 16c-10 3-17 7-22 13-4 5-6 12-6 21 0 6 1 10 4 15 2 4 6 8 10 10 4 3 9 4 15 4 8 0 15-2 23-6 7-5 14-10 20-18zM471 201c4 18 11 31 20 39 8 8 19 12 32 12 7 0 14-1 19-3 6-3 11-6 14-11 3-4 5-9 5-15 0-5-2-10-4-13-2-4-6-8-12-10-5-3-12-6-21-8-3-1-7-2-10-3-16-4-29-8-39-13-9-6-17-12-21-20-5-8-7-18-7-29 0-12 3-23 10-32 7-10 16-18 28-24 12-5 26-8 41-8s28 2 39 5 22 8 31 14v46h-24c-3-14-9-25-17-32-8-8-18-12-29-12-7 0-13 1-18 3s-8 5-11 9c-2 4-4 9-4 13 0 6 2 11 4 14 3 3 7 7 13 10 6 2 14 5 24 7 18 4 32 9 43 15 11 5 18 12 23 20s8 18 8 30c0 14-4 26-10 36-7 10-18 18-31 24-13 5-28 8-45 8-14 0-28-2-41-5-14-4-25-10-34-17v-50zM813 217c-8 19-21 33-35 42s-31 14-50 14c-20 0-37-4-52-13-15-8-26-20-34-35-9-15-13-32-13-51 0-21 5-39 14-56 8-17 21-30 36-40s33-15 51-15c16 0 30 4 42 11 12 6 21 16 29 28 7 13 10 27 10 44v13h-142v-20l97-2-5 9c0-13-2-25-5-34-2-9-6-16-11-20-6-5-12-7-19-7-9 0-18 3-24 9-7 6-13 14-16 25-4 11-6 24-6 39s2 28 7 39 13 20 22 25c10 6 21 9 35 9 10 0 20-2 30-6 9-4 18-11 28-20z">
          <text:p/>
        </draw:path>
        <draw:path draw:style-name="gr1" draw:text-style-name="P1" draw:layer="layout" svg:width="1.084cm" svg:height="0.288cm" svg:x="5.327cm" svg:y="0.384cm" svg:viewBox="0 0 1085 289" svg:d="M223 99c-3-14-8-26-15-36-6-9-14-17-24-22-10-4-22-7-36-7-18 0-34 5-47 15-13 9-23 22-30 39s-10 37-10 60c0 24 3 45 11 63 7 17 18 31 31 41 14 10 30 15 47 15 12 0 23-3 32-8 9-4 18-12 26-22 7-10 15-24 23-42h21l-12 69c-12 7-26 14-43 19-17 4-34 6-51 6-29 0-54-5-76-16-22-12-39-28-52-48-12-20-18-43-18-69 0-27 6-52 19-74 12-22 30-40 52-52s47-19 74-19c19 0 36 3 54 7 17 4 32 10 44 18v63zM291 33c0-6 1-12 4-17s7-9 12-12 11-4 17-4 12 1 17 4 9 7 12 12 4 11 4 17c0 7-1 12-4 19-3 4-7 8-12 11s-11 5-17 5-12-2-17-5-9-7-12-12c-3-6-4-12-4-18zM334 141l-59-23v-15l59-24h19zM353 248c0 3 0 7 2 9 1 2 4 4 7 6 3 1 8 2 14 2v19h-101v-19c7 0 11-1 15-2 3-2 5-4 7-6 1-2 2-5 2-9v-137l54-32zM572 233c-7 18-18 32-32 42-15 9-31 14-50 14s-35-4-50-13c-14-8-25-20-34-35-8-15-12-33-12-52 0-21 4-39 13-56s21-30 37-40c15-9 33-14 52-14 14 0 26 3 37 7 11 5 20 11 26 19 7 8 10 16 10 26 0 5-2 9-4 13s-6 7-10 9h-34v-10c0-14-2-24-8-31-5-8-13-11-23-11-9 0-17 3-24 8-7 6-12 14-16 25-4 10-5 23-5 37 0 15 2 29 7 40s13 20 22 26 20 9 33 9c10 0 19-2 28-6 8-4 17-10 25-19zM646 73l-60-30v-14l60-29h18zM664 248c0 4 1 7 3 9 1 2 3 4 7 6 3 1 8 2 14 2v19h-102v-19c6 0 11-1 15-2 3-2 5-4 7-6 1-2 2-5 2-9v-216l54-32zM802 289c-19 0-35-4-50-13-14-8-26-20-34-35-8-16-12-33-12-52 0-20 4-38 13-55s21-30 36-40 32-15 50-15 35 5 49 13c15 9 26 21 34 36 9 15 13 32 13 51 0 21-4 39-13 56s-21 30-36 40c-15 9-32 14-50 14zM806 269c9 0 16-3 22-9 5-6 10-15 13-26 3-12 5-26 5-44s-2-34-6-48c-4-13-9-23-16-31-6-8-14-12-23-12s-16 4-22 9c-6 6-10 15-14 27-3 11-4 26-4 43 0 18 2 34 6 48 3 13 8 24 15 32 7 7 15 11 24 11zM948 217c5 18 11 31 20 39s19 12 32 12c7 0 14-1 20-3 5-3 10-6 13-11 3-4 5-9 5-15 0-5-2-10-4-13-2-4-6-8-12-10-5-3-12-6-21-8-3-1-7-2-10-3-16-4-29-8-39-13-9-6-17-12-21-20-5-8-7-18-7-29 0-12 3-23 10-32 7-10 16-18 28-24 12-5 26-8 42-8 14 0 27 2 38 5s22 8 32 14v46h-25c-3-14-9-25-17-32-8-8-18-12-29-12-7 0-13 1-18 3s-8 5-11 9c-2 4-4 9-4 13 0 6 2 11 4 14 3 3 7 7 13 10 6 2 14 5 24 7 18 4 32 9 43 15 11 5 19 12 23 20 5 8 8 18 8 30 0 14-3 26-10 36s-17 18-31 24c-13 5-28 8-45 8-14 0-28-2-41-5-13-4-25-10-34-17v-50z">
          <text:p/>
        </draw:path>
        <draw:path draw:style-name="gr1" draw:text-style-name="P1" draw:layer="layout" svg:width="2.36cm" svg:height="0.372cm" svg:x="7.345cm" svg:y="0.384cm" svg:viewBox="0 0 2361 373" svg:d="M92 232c0 7 1 12 3 17 3 4 6 7 12 9 5 2 12 3 22 3h21c12 0 22-2 31-6s17-10 24-19c8-9 14-20 21-35h21l-15 83h-232v-19c9 0 16-2 20-3 5-2 8-5 10-9s3-10 3-16v-173c0-7-1-13-3-16-2-4-5-7-10-8-4-3-11-4-20-4v-20h92zM214 92c-4-14-8-25-13-32s-11-12-19-16c-9-3-19-4-33-4h-76v-24h160v76zM137 134c7 0 12-1 15-3 4-2 8-6 10-12 2-5 4-12 5-21h20v96h-20c-1-9-3-16-5-22-2-5-6-9-10-11-3-2-8-4-15-4h-64v-23zM412 124c3-4 5-8 5-11s-1-5-5-7c-3-2-8-3-15-4v-19h78v19c-6 1-12 3-15 5s-7 5-11 10l-61 75-15-15zM289 117c-4-5-8-9-12-11-3-2-8-3-13-4v-19h109v19c-7 1-12 2-16 4-3 1-5 4-5 7s2 7 5 11l35 48 59 79c4 5 7 8 11 11 4 1 8 3 14 3v19h-109v-19c7 0 12-1 15-3s5-4 5-7-1-7-5-12l-36-50zM323 243c-3 5-5 8-5 11s2 6 5 8c3 1 9 3 16 3v19h-79v-19c7-1 12-2 15-4 4-2 8-6 11-10l62-75 14 15zM548 140l-59-23v-15l59-24h18zM566 337c0 4 0 7 2 9 1 2 4 4 7 5s8 2 14 3v19h-100v-19c6-1 11-2 14-3 4-1 6-3 7-5 2-2 3-5 3-9v-227l53-32zM541 135c6-12 13-22 22-30 9-9 18-16 28-20 10-5 21-7 32-7 16 0 30 4 43 13 13 8 23 19 30 33 7 15 11 31 11 48 0 24-4 44-13 62-9 17-22 31-38 41-16 9-35 14-56 14-13 0-25-2-37-6-11-5-22-12-30-20l14-28c8 11 15 18 22 23 8 4 16 6 26 6 11 0 22-3 30-9 9-7 16-16 20-28 5-12 7-26 7-42s-2-28-6-39-10-19-18-25-17-9-28-9c-6 0-13 2-20 5s-14 7-20 12c-6 6-11 12-15 20zM917 233c-10 19-22 33-36 42s-31 14-50 14-36-4-51-13c-15-8-27-20-35-35s-12-32-12-51c0-22 4-40 13-57s21-30 36-40c16-10 33-15 52-15 15 0 29 4 41 11 12 6 21 16 28 28 7 13 11 27 11 44v14h-142v-21l97-2-5 9c0-13-2-25-5-34-2-9-6-16-11-20-5-5-12-7-19-7-9 0-17 3-24 9s-12 14-16 25-6 24-6 39c0 16 3 29 8 40s12 20 22 25c9 6 21 9 34 9 10 0 20-2 30-6s19-11 27-20zM997 140l-59-23v-15l59-24h18zM1015 247c0 4 1 7 2 10 2 2 5 4 8 5 4 2 10 3 17 3v19h-104v-19c6 0 11-1 14-2 3-2 6-4 7-6 2-2 2-5 2-9v-138l54-32zM1008 148c8-15 14-27 21-37 6-10 12-18 18-24 7-6 13-9 20-9 3 0 5 1 8 2s5 2 6 4v48h-10c-10 0-19 1-26 3s-14 6-20 10c-5 5-11 11-17 19zM1114 33c0-6 1-12 4-17s7-9 12-12 10-4 17-4c6 0 12 1 17 4s9 7 12 12 4 11 4 17c0 7-1 12-4 18-3 4-7 8-12 11s-11 5-17 5c-7 0-12-2-17-5s-9-7-12-12-4-11-4-17zM1157 140l-59-23v-15l59-24h18zM1175 248c0 3 1 7 3 9 1 2 3 4 7 6 3 1 8 2 14 2v19h-101v-19c6 0 11-1 15-2 3-2 5-4 7-6 1-2 2-5 2-9v-138l53-32zM1294 78l-18 62-59-23v-15l59-24zM1217 265c6 0 11-1 14-2 3-2 6-4 7-6 2-2 3-5 3-9v-138l53-32v170c0 4 1 7 2 9 2 2 4 4 7 6 4 1 8 2 14 2v19h-100zM1340 265c6 0 11-1 14-2 3-2 6-4 7-6 2-2 2-5 2-9v-102c0-10-2-18-7-23s-13-7-23-7c-6 0-13 1-19 3-7 3-13 6-19 10s-12 9-16 14v-16c6-9 14-18 23-25s18-13 28-17c10-5 19-7 28-7 20 0 34 5 43 16 10 9 15 24 15 43v111c0 4 1 7 3 9 1 2 3 4 7 6 3 1 8 2 14 2v19h-100zM1463 265c6 0 11-1 14-2 3-2 6-4 7-6 2-2 2-5 2-9v-102c0-10-2-18-7-23-6-5-13-7-24-7-6 0-12 1-19 3-6 3-12 6-19 10-5 4-11 9-16 14v-16c7-9 15-18 24-25 8-7 18-13 28-17 10-5 19-7 28-7 19 0 33 5 43 16 10 9 15 24 15 43v111c0 4 1 7 3 9 1 2 3 4 7 6 3 1 8 2 14 2v19h-100zM1763 233c-8 19-20 33-34 42s-31 14-51 14c-19 0-36-4-51-13-15-8-26-20-35-35-8-15-12-32-12-51 0-22 5-40 14-57 8-17 21-30 36-40s32-15 51-15c16 0 30 4 42 11 12 6 21 16 28 28 7 13 10 27 10 44v14h-141v-21l97-2-5 9c0-13-2-25-5-34-2-9-6-16-11-20-6-5-12-7-19-7-9 0-18 3-24 9-7 6-13 14-16 25-4 11-6 24-6 39 0 16 2 29 7 40s13 20 22 25c10 6 21 9 34 9 11 0 21-2 31-6 9-4 18-11 27-20zM1862 78l-19 62-59-23v-15l59-24zM1784 265c7 0 11-1 15-2 3-2 5-4 7-6 1-2 2-5 2-9v-138l54-32v170c0 4 0 7 2 9 1 2 4 4 7 6 3 1 8 2 14 2v19h-101zM1911 265c6 0 11-1 14-2 4-2 6-4 7-6 2-2 2-5 2-9v-100c0-11-2-19-7-25-6-5-14-7-25-7-6 0-12 1-19 3-6 3-13 6-19 10-7 5-12 10-17 16v-16c7-10 15-19 23-26 10-8 19-14 29-18 10-5 20-7 30-7 19 0 33 5 43 16 10 10 15 25 15 44v110c0 4 1 7 3 9 1 2 3 4 7 6 3 1 8 2 14 2v19h-100zM2018 94c10-3 19-7 26-11 6-5 12-10 17-16 4-6 9-14 13-24h24v74h-80zM2098 231c0 7 2 12 5 17 4 4 9 7 17 10 7 2 17 3 29 4v19c-7 2-15 4-23 6-8 1-15 2-22 2-19 0-33-5-43-14-11-10-16-24-16-42v-133h53zM2145 117h-67v-34h67zM2262 289c-19 0-35-4-50-13-14-8-26-20-34-35-8-16-12-33-12-52 0-21 4-39 13-56s21-30 36-40 32-15 50-15 35 5 49 13c15 9 26 21 34 36 9 15 13 32 13 52 0 21-4 39-13 56s-21 30-36 40c-15 9-32 14-50 14zM2266 269c9 0 16-3 22-9 5-6 10-15 13-26 3-12 5-26 5-44 0-19-2-35-6-49-4-13-9-23-16-31-6-8-14-12-23-12s-16 4-22 9c-6 6-10 15-14 27-3 11-4 26-4 44s2 34 6 48c3 13 8 24 15 32 7 7 15 11 24 11z">
          <text:p/>
        </draw:path>
        <draw:path draw:style-name="gr1" draw:text-style-name="P1" draw:layer="layout" svg:width="0.838cm" svg:height="0.272cm" svg:x="10.737cm" svg:y="0.4cm" svg:viewBox="0 0 839 273" svg:d="M203 21c-9 0-16 1-20 4-5 1-8 4-10 8-2 3-3 9-3 16v143c0 16-4 31-11 43s-17 22-31 28c-14 7-30 10-48 10-15 0-29-2-41-7s-21-12-28-20c-7-9-11-18-11-29 0-6 1-12 4-17s6-10 12-13h29v19c0 15 3 27 8 35 6 7 14 11 24 11 12 0 20-4 26-12 5-8 9-21 9-39v-152c0-7-2-13-4-16-2-4-5-7-10-8-4-3-11-4-20-4v-21h125zM269 125l-59-23v-15l59-24h18zM287 204c0 11 2 19 8 24 5 5 13 8 24 8 6 0 12-1 19-4 6-2 13-6 19-10 7-5 13-10 17-16v16c-6 10-14 19-23 27s-19 14-29 18-20 6-29 6c-19 0-34-5-44-15-11-11-16-25-16-45v-117l54-33zM395 125l-59-23v-15l59-24h18zM413 217c0 5 1 8 2 10 2 3 4 5 7 6 4 1 9 3 15 4v18l-59 17h-18v-176l53-33zM638 217c-9 19-20 33-35 42-14 9-32 14-51 14s-36-4-51-13c-15-8-27-20-35-35s-12-32-12-51c0-21 4-39 13-56s21-30 37-40c15-10 32-15 51-15 16 0 30 4 42 11 12 6 22 16 28 28 7 13 11 27 11 44v13h-143v-20l99-2-6 9c0-13-1-25-4-34s-8-16-13-20c-5-5-11-7-19-7-9 0-17 3-24 9s-12 14-16 25-5 24-5 39 2 28 7 39 12 20 22 25c9 6 21 9 34 9 12 0 22-2 31-6 10-4 19-11 27-20zM731 90c-9 0-17 1-22 3-6 3-11 7-14 13-4 6-7 16-10 28h-22v-66h147v21zM706 268h-50v-17l131-183h50v16zM764 246c8-1 16-2 22-5s12-8 17-16c5-7 9-17 13-29h23l-10 72h-145v-22z">
          <text:p/>
        </draw:path>
        <draw:path draw:style-name="gr1" draw:text-style-name="P1" draw:layer="layout" svg:width="1.28cm" svg:height="0.372cm" svg:x="13.393cm" svg:y="0.384cm" svg:viewBox="0 0 1281 373" svg:d="M60 140l-60-23v-15l60-24h17zM77 337c0 4 1 7 3 9 1 2 3 4 7 5 3 1 8 2 14 3v19h-101v-19c6-1 11-2 14-3s6-3 7-5c2-2 2-5 2-9v-227l54-32zM53 135c6-12 13-22 22-30 8-9 18-16 28-20 10-5 21-7 32-7 16 0 30 4 43 13 13 8 23 19 30 33 7 15 11 31 11 48 0 24-4 44-13 62-9 17-22 31-38 41-16 9-35 14-56 14-13 0-25-2-37-6-12-5-22-12-30-20l14-28c7 11 15 18 22 23 8 4 16 6 26 6 11 0 21-3 30-9 9-7 15-16 20-28 4-12 7-26 7-42s-2-28-6-39-10-19-18-25-17-9-28-9c-6 0-13 2-20 5s-14 7-20 12c-6 6-11 12-15 20zM254 174v-40h100v40zM483 102c-8 1-14 2-17 4-4 2-6 4-7 7 0 4 1 8 3 14l40 103h-7l41-103c2-6 3-10 2-14 0-3-2-5-6-7s-10-3-18-4v-19h76v19c-5 1-9 2-12 3s-5 3-7 5c-1 1-3 4-4 7l-74 170h-17l-78-169c-2-4-3-7-5-8-2-2-4-4-7-5-2-1-6-2-11-3v-19h108zM789 281c-5 3-11 4-17 5-5 1-11 2-16 2-14 0-25-4-32-11-8-7-11-18-11-31v-113c0-12-3-21-8-27-6-7-13-10-24-10-9 0-16 3-22 9-5 6-8 14-8 24v23h-37c-4-2-7-5-9-9s-3-9-3-14c0-9 3-18 10-26 7-7 17-13 29-18 12-4 26-7 40-7 18 0 33 3 46 8 12 6 22 14 28 25 7 10 10 23 10 38v95c0 4 1 7 2 10 2 2 4 4 8 5 3 2 8 3 14 4zM721 249c-10 14-20 24-32 30-12 7-25 10-39 10-10 0-20-2-28-6-8-5-14-11-18-19-5-7-7-16-7-26 0-14 4-26 13-36s22-17 41-22l76-23v19l-51 16c-9 3-17 7-21 13-4 5-6 12-6 21 0 6 1 10 3 15 3 4 6 8 11 10 4 3 9 4 15 4 7 0 15-2 22-6 8-5 15-10 21-18zM863 72l-59-29v-14l59-29h19zM882 248c0 4 0 7 2 9 1 2 4 4 7 6 3 1 8 2 14 2v19h-101v-19c7 0 11-1 15-2 3-2 5-4 7-6 1-2 2-5 2-9v-216l54-32zM1019 289c-18 0-35-4-50-13-14-8-25-20-34-35-8-16-12-33-12-52 0-21 5-39 13-56 9-17 21-30 36-40 16-10 32-15 50-15 19 0 35 5 49 13 15 9 26 21 35 36 8 15 12 32 12 52 0 21-4 39-13 56s-21 30-36 40c-15 9-32 14-50 14zM1023 269c9 0 16-3 22-9s10-15 13-26c3-12 5-26 5-44 0-19-2-35-6-49-4-13-9-23-15-31-7-8-15-12-24-12-8 0-16 4-22 9-6 6-10 15-13 27-3 11-5 26-5 44s2 34 6 48c3 13 9 24 15 32 7 7 15 11 24 11zM1196 140l-59-23v-15l59-24h19zM1215 247c0 4 0 7 2 10 2 2 4 4 8 5 4 2 10 3 17 3v19h-105v-19c7 0 11-1 15-2 3-2 5-4 7-6 1-2 2-5 2-9v-138l54-32zM1207 148c8-15 15-27 21-37 7-10 13-18 19-24 7-6 13-9 19-9 3 0 6 1 9 2 2 1 4 2 6 4v48h-11c-10 0-18 1-26 3-7 2-13 6-19 10-5 5-11 11-18 19z">
          <text:p/>
        </draw:path>
        <draw:path draw:style-name="gr1" draw:text-style-name="P1" draw:layer="layout" svg:width="1.235cm" svg:height="0.288cm" svg:x="15.337cm" svg:y="0.384cm" svg:viewBox="0 0 1236 289" svg:d="M92 232c0 7 1 12 3 17 2 4 7 7 12 9 6 2 13 3 22 3h22c12 0 22-2 31-6s17-10 24-19 14-20 21-35h20l-14 83h-233v-19c9 0 15-2 20-3 5-2 8-5 10-9s3-10 3-16v-172c0-7-1-13-3-16-2-5-5-8-10-9-5-3-11-4-20-4v-20h92zM214 93c-3-14-7-25-12-32s-12-12-20-17c-8-3-19-4-32-4h-77v-24h161v77zM138 135c6 0 11-1 15-3s7-6 10-12c2-5 4-12 5-21h20v95h-20c-1-9-3-16-5-21-3-5-6-9-10-11s-9-4-15-4h-65v-23zM293 217c5 18 11 31 20 39s19 12 32 12c8 0 14-1 20-3 6-3 10-6 13-11 3-4 5-9 5-15 0-5-1-10-4-13-2-4-6-8-12-10-5-3-12-6-21-8-3-1-6-2-10-3-16-4-29-8-39-13-9-6-16-12-21-20-4-8-7-18-7-29 0-12 4-23 10-32 7-10 16-18 28-24 13-5 26-8 42-8 14 0 27 2 38 5 12 3 22 8 32 14v46h-25c-3-14-9-25-17-32-8-8-17-12-29-12-6 0-12 1-17 3s-9 5-11 9c-3 4-4 9-4 13 0 6 1 11 4 14 2 3 6 7 12 10 6 2 14 5 24 7 18 4 33 9 43 15 11 5 19 12 24 20s7 18 7 30c0 14-3 26-10 36s-17 18-30 24c-13 5-28 8-46 8-14 0-28-2-41-5-13-4-25-10-34-17v-50zM449 95c10-3 19-7 25-11 7-5 13-10 17-16 5-6 10-14 14-25h24v75h-80zM529 231c0 7 1 12 5 17 3 4 9 7 16 10 8 2 18 3 30 4v19c-8 2-15 4-23 6-8 1-15 2-22 2-19 0-33-5-44-14-10-10-15-24-15-42v-132h53zM576 118h-67v-34h67zM793 281c-5 3-10 4-16 5s-11 2-17 2c-14 0-24-4-32-11-7-7-11-18-11-31v-112c0-12-2-21-8-27-5-7-13-10-23-10-9 0-17 3-22 9-6 6-8 14-8 24v23h-38c-4-2-6-5-9-9-2-4-2-9-2-14 0-9 3-18 10-26 7-7 17-13 29-18 12-4 25-7 40-7 18 0 33 3 45 8 13 6 22 14 29 25 6 10 10 23 10 38v94c0 4 0 7 2 10 1 2 4 4 7 5 3 2 8 3 14 4zM725 249c-9 14-20 24-31 30-12 7-25 10-39 10-11 0-20-2-28-6-8-5-14-11-19-19-4-7-6-16-6-26 0-14 4-26 13-36s22-17 40-22l77-22v18l-51 16c-10 3-17 7-21 13-5 5-7 12-7 21 0 6 2 10 4 15 2 4 6 8 10 10 5 3 10 4 15 4 8 0 15-2 23-6 7-5 14-10 20-18zM983 73l-59-30v-14l59-29h18zM1001 233c0 5 0 8 2 10 1 3 4 5 7 6s8 3 14 4v18l-59 17h-18v-255l54-33zM966 134c-8-11-15-18-23-23-7-5-15-7-25-7-11 0-22 3-30 10-9 6-15 15-20 27s-7 26-7 42c0 15 2 28 6 39s10 19 18 25c8 5 17 8 28 8 6 0 13-1 20-4s13-8 19-13c6-6 11-12 16-20l5 14c-7 12-15 23-23 31-9 9-18 15-28 20-10 4-21 6-33 6-15 0-29-4-42-12s-23-20-30-34c-8-15-11-30-11-48 0-22 4-43 13-60 9-18 22-31 38-41s35-15 56-15c12 0 25 3 36 7 12 5 22 12 31 20zM1137 289c-18 0-35-4-50-13-14-8-25-20-34-35-8-16-12-33-12-52 0-20 4-38 13-55s21-30 36-40c16-10 32-15 50-15 19 0 35 5 49 13 15 9 26 21 35 36 8 15 12 32 12 51 0 21-4 39-13 56s-21 30-36 40c-15 9-32 14-50 14zM1141 269c9 0 16-3 22-9s10-15 13-26c3-12 5-26 5-44s-2-34-6-48c-4-13-9-23-15-31-7-8-15-12-24-12-8 0-16 4-22 9-6 6-10 15-13 27-3 11-5 26-5 43 0 18 2 34 6 48 3 13 9 24 15 32 7 7 15 11 24 11z">
          <text:p/>
        </draw:path>
        <draw:frame draw:style-name="gr3" draw:text-style-name="P4" draw:layer="layout" svg:width="1.949cm" svg:height="0.501cm" svg:x="1.226cm" svg:y="1.342cm">
          <draw:text-box>
            <text:p text:style-name="P2"><text:span text:style-name="T3">Baseline </text:span><text:span text:style-name="T3">v1</text:span></text:p>
          </draw:text-box>
        </draw:frame>
        <draw:frame draw:style-name="gr3" draw:text-style-name="P4" draw:layer="layout" svg:width="0.633cm" svg:height="0.501cm" svg:x="5.313cm" svg:y="1.342cm">
          <draw:text-box>
            <text:p text:style-name="P2"><text:span text:style-name="T3">421</text:span></text:p>
          </draw:text-box>
        </draw:frame>
        <draw:frame draw:style-name="gr3" draw:text-style-name="P4" draw:layer="layout" svg:width="1.86cm" svg:height="0.501cm" svg:x="7.336cm" svg:y="1.342cm">
          <draw:text-box>
            <text:p text:style-name="P2"><text:span text:style-name="T3">Curiosida</text:span><text:span text:style-name="T3">d</text:span></text:p>
          </draw:text-box>
        </draw:frame>
        <draw:frame draw:style-name="gr3" draw:text-style-name="P4" draw:layer="layout" svg:width="1.678cm" svg:height="0.501cm" svg:x="10.731cm" svg:y="1.342cm">
          <draw:text-box>
            <text:p text:style-name="P2"><text:span text:style-name="T3">Gemma 3</text:span></text:p>
          </draw:text-box>
        </draw:frame>
        <draw:frame draw:style-name="gr3" draw:text-style-name="P4" draw:layer="layout" svg:width="0.451cm" svg:height="0.501cm" svg:x="10.731cm" svg:y="1.972cm">
          <draw:text-box>
            <text:p text:style-name="P2"><text:span text:style-name="T3">4B</text:span></text:p>
          </draw:text-box>
        </draw:frame>
        <draw:frame draw:style-name="gr3" draw:text-style-name="P4" draw:layer="layout" svg:width="0.37cm" svg:height="0.501cm" svg:x="13.386cm" svg:y="1.342cm">
          <draw:text-box>
            <text:p text:style-name="P2"><text:span text:style-name="T3">—</text:span></text:p>
          </draw:text-box>
        </draw:frame>
        <draw:frame draw:style-name="gr3" draw:text-style-name="P4" draw:layer="layout" svg:width="2.525cm" svg:height="0.501cm" svg:x="15.328cm" svg:y="1.342cm">
          <draw:text-box>
            <text:p text:style-name="P2"><text:span text:style-name="T3">Artefacto </text:span><text:span text:style-name="T3">(10x)</text:span></text:p>
          </draw:text-box>
        </draw:frame>
        <draw:frame draw:style-name="gr3" draw:text-style-name="P4" draw:layer="layout" svg:width="2.631cm" svg:height="0.501cm" svg:x="1.226cm" svg:y="3.043cm">
          <draw:text-box>
            <text:p text:style-name="P2"><text:span text:style-name="T3">Baseline </text:span><text:span text:style-name="T3">limpio</text:span></text:p>
          </draw:text-box>
        </draw:frame>
        <draw:frame draw:style-name="gr3" draw:text-style-name="P4" draw:layer="layout" svg:width="0.421cm" svg:height="0.501cm" svg:x="5.312cm" svg:y="3.043cm">
          <draw:text-box>
            <text:p text:style-name="P2"><text:span text:style-name="T3">34</text:span></text:p>
          </draw:text-box>
        </draw:frame>
        <draw:frame draw:style-name="gr3" draw:text-style-name="P4" draw:layer="layout" svg:width="1.86cm" svg:height="0.501cm" svg:x="7.336cm" svg:y="3.043cm">
          <draw:text-box>
            <text:p text:style-name="P2"><text:span text:style-name="T3">Curiosida</text:span><text:span text:style-name="T3">d</text:span></text:p>
          </draw:text-box>
        </draw:frame>
        <draw:frame draw:style-name="gr3" draw:text-style-name="P4" draw:layer="layout" svg:width="1.192cm" svg:height="0.501cm" svg:x="10.731cm" svg:y="3.043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3.672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386cm" svg:y="3.043cm">
          <draw:text-box>
            <text:p text:style-name="P2"><text:span text:style-name="T3">—</text:span></text:p>
          </draw:text-box>
        </draw:frame>
        <draw:frame draw:style-name="gr3" draw:text-style-name="P4" draw:layer="layout" svg:width="0.369cm" svg:height="0.42cm" svg:x="15.328cm" svg:y="3.099cm">
          <draw:text-box>
            <text:p text:style-name="P2"><text:span text:style-name="T10">Δ</text:span></text:p>
          </draw:text-box>
        </draw:frame>
        <draw:frame draw:style-name="gr3" draw:text-style-name="P4" draw:layer="layout" svg:width="1.06cm" svg:height="0.501cm" svg:x="15.573cm" svg:y="3.043cm">
          <draw:text-box>
            <text:p text:style-name="P2"><text:span text:style-name="T3">=-0.03</text:span></text:p>
          </draw:text-box>
        </draw:frame>
        <draw:frame draw:style-name="gr3" draw:text-style-name="P4" draw:layer="layout" svg:width="1.941cm" svg:height="0.501cm" svg:x="1.226cm" svg:y="4.743cm">
          <draw:text-box>
            <text:p text:style-name="P2"><text:span text:style-name="T3">Albert </text:span><text:span text:style-name="T3">local</text:span></text:p>
          </draw:text-box>
        </draw:frame>
        <draw:frame draw:style-name="gr3" draw:text-style-name="P4" draw:layer="layout" svg:width="0.633cm" svg:height="0.501cm" svg:x="5.313cm" svg:y="4.743cm">
          <draw:text-box>
            <text:p text:style-name="P2"><text:span text:style-name="T3">129</text:span></text:p>
          </draw:text-box>
        </draw:frame>
        <draw:frame draw:style-name="gr3" draw:text-style-name="P4" draw:layer="layout" svg:width="1.86cm" svg:height="0.501cm" svg:x="7.336cm" svg:y="4.743cm">
          <draw:text-box>
            <text:p text:style-name="P2"><text:span text:style-name="T3">Curiosida</text:span><text:span text:style-name="T3">d</text:span></text:p>
          </draw:text-box>
        </draw:frame>
        <draw:frame draw:style-name="gr3" draw:text-style-name="P4" draw:layer="layout" svg:width="1.192cm" svg:height="0.501cm" svg:x="10.731cm" svg:y="4.743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5.373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386cm" svg:y="4.743cm">
          <draw:text-box>
            <text:p text:style-name="P2"><text:span text:style-name="T3">—</text:span></text:p>
          </draw:text-box>
        </draw:frame>
        <draw:frame draw:style-name="gr3" draw:text-style-name="P4" draw:layer="layout" svg:width="2.11cm" svg:height="0.501cm" svg:x="15.328cm" svg:y="4.743cm">
          <draw:text-box>
            <text:p text:style-name="P2"><text:span text:style-name="T3">Efecto </text:span><text:span text:style-name="T3">&gt;0.75</text:span></text:p>
          </draw:text-box>
        </draw:frame>
        <draw:frame draw:style-name="gr3" draw:text-style-name="P4" draw:layer="layout" svg:width="2.694cm" svg:height="0.501cm" svg:x="1.226cm" svg:y="6.444cm">
          <draw:text-box>
            <text:p text:style-name="P2"><text:span text:style-name="T3">Cloud </text:span><text:span text:style-name="T3">dinámico</text:span></text:p>
          </draw:text-box>
        </draw:frame>
        <draw:frame draw:style-name="gr3" draw:text-style-name="P4" draw:layer="layout" svg:width="0.633cm" svg:height="0.501cm" svg:x="5.312cm" svg:y="6.444cm">
          <draw:text-box>
            <text:p text:style-name="P2"><text:span text:style-name="T3">411</text:span></text:p>
          </draw:text-box>
        </draw:frame>
        <draw:frame draw:style-name="gr3" draw:text-style-name="P4" draw:layer="layout" svg:width="1.86cm" svg:height="0.501cm" svg:x="7.336cm" svg:y="6.444cm">
          <draw:text-box>
            <text:p text:style-name="P2"><text:span text:style-name="T3">Curiosida</text:span><text:span text:style-name="T3">d</text:span></text:p>
          </draw:text-box>
        </draw:frame>
        <draw:frame draw:style-name="gr3" draw:text-style-name="P4" draw:layer="layout" svg:width="1.192cm" svg:height="0.501cm" svg:x="10.731cm" svg:y="6.444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7.073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386cm" svg:y="6.444cm">
          <draw:text-box>
            <text:p text:style-name="P2"><text:span text:style-name="T3">—</text:span></text:p>
          </draw:text-box>
        </draw:frame>
        <draw:frame draw:style-name="gr3" draw:text-style-name="P4" draw:layer="layout" svg:width="2.893cm" svg:height="0.501cm" svg:x="15.328cm" svg:y="6.444cm">
          <draw:text-box>
            <text:p text:style-name="P2"><text:span text:style-name="T3">Alta </text:span><text:span text:style-name="T3">cur→vent</text:span><text:span text:style-name="T3">aja</text:span></text:p>
          </draw:text-box>
        </draw:frame>
        <draw:frame draw:style-name="gr3" draw:text-style-name="P4" draw:layer="layout" svg:width="3.27cm" svg:height="0.501cm" svg:x="1.226cm" svg:y="8.144cm">
          <draw:text-box>
            <text:p text:style-name="P2"><text:span text:style-name="T3">Bloques </text:span><text:span text:style-name="T3">anteriores</text:span></text:p>
          </draw:text-box>
        </draw:frame>
        <draw:frame draw:style-name="gr3" draw:text-style-name="P4" draw:layer="layout" svg:width="0.633cm" svg:height="0.501cm" svg:x="5.312cm" svg:y="8.144cm">
          <draw:text-box>
            <text:p text:style-name="P2"><text:span text:style-name="T3">200</text:span></text:p>
          </draw:text-box>
        </draw:frame>
        <draw:frame draw:style-name="gr3" draw:text-style-name="P4" draw:layer="layout" svg:width="1.86cm" svg:height="0.501cm" svg:x="7.336cm" svg:y="8.144cm">
          <draw:text-box>
            <text:p text:style-name="P2"><text:span text:style-name="T3">Curiosida</text:span><text:span text:style-name="T3">d</text:span></text:p>
          </draw:text-box>
        </draw:frame>
        <draw:frame draw:style-name="gr3" draw:text-style-name="P4" draw:layer="layout" svg:width="1.192cm" svg:height="0.501cm" svg:x="10.731cm" svg:y="8.144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8.774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37cm" svg:height="0.501cm" svg:x="13.386cm" svg:y="8.144cm">
          <draw:text-box>
            <text:p text:style-name="P2"><text:span text:style-name="T3">—</text:span></text:p>
          </draw:text-box>
        </draw:frame>
        <draw:frame draw:style-name="gr3" draw:text-style-name="P4" draw:layer="layout" svg:width="2.91cm" svg:height="0.501cm" svg:x="15.328cm" svg:y="8.144cm">
          <draw:text-box>
            <text:p text:style-name="P2"><text:span text:style-name="T3">Curva </text:span><text:span text:style-name="T3">monóton</text:span><text:span text:style-name="T3">a</text:span></text:p>
          </draw:text-box>
        </draw:frame>
        <draw:frame draw:style-name="gr3" draw:text-style-name="P4" draw:layer="layout" svg:width="2.648cm" svg:height="0.501cm" svg:x="1.226cm" svg:y="9.844cm">
          <draw:text-box>
            <text:p text:style-name="P2"><text:span text:style-name="T3">Bloques </text:span><text:span text:style-name="T3">SMALL</text:span></text:p>
          </draw:text-box>
        </draw:frame>
        <draw:frame draw:style-name="gr3" draw:text-style-name="P4" draw:layer="layout" svg:width="0.633cm" svg:height="0.501cm" svg:x="5.313cm" svg:y="9.844cm">
          <draw:text-box>
            <text:p text:style-name="P2"><text:span text:style-name="T3">200</text:span></text:p>
          </draw:text-box>
        </draw:frame>
        <draw:frame draw:style-name="gr3" draw:text-style-name="P4" draw:layer="layout" svg:width="1.86cm" svg:height="0.501cm" svg:x="7.336cm" svg:y="9.844cm">
          <draw:text-box>
            <text:p text:style-name="P2"><text:span text:style-name="T3">Curiosida</text:span><text:span text:style-name="T3">d</text:span></text:p>
          </draw:text-box>
        </draw:frame>
        <draw:frame draw:style-name="gr3" draw:text-style-name="P4" draw:layer="layout" svg:width="1.192cm" svg:height="0.501cm" svg:x="10.731cm" svg:y="9.844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10.474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9.844cm">
          <draw:text-box>
            <text:p text:style-name="P2"><text:span text:style-name="T3">0.154</text:span></text:p>
          </draw:text-box>
        </draw:frame>
        <draw:path draw:style-name="gr1" draw:text-style-name="P1" draw:layer="layout" svg:width="2.212cm" svg:height="0.372cm" svg:x="1.235cm" svg:y="11.657cm" svg:viewBox="0 0 2213 373" svg:d="M127 135c20 0 34-4 43-11 10-8 14-21 14-37s-4-27-14-35-24-11-43-11h-64v-25h82c31 0 55 6 72 18 17 11 25 27 25 49 0 12-4 23-10 33-7 9-16 17-28 23-12 5-25 9-39 10h-102v-14zM139 261c20 0 35-4 45-12s15-22 15-39c0-16-6-29-17-38s-26-13-46-13h-73v-14h103c18 0 34 3 48 9 14 5 24 12 32 22s12 21 12 34c0 15-5 28-13 39s-20 20-36 26c-15 6-32 9-52 9h-94v-23zM0 265c9 0 15-1 20-3 4-2 8-5 10-9s3-10 3-16v-172c0-7-1-12-3-16s-6-7-10-8c-5-3-11-4-20-4v-21h91v216c0 7 1 13 4 17 2 4 6 7 11 9 6 2 13 3 22 3h6v23h-134zM332 73l-59-29v-15l59-29h19zM351 248c0 4 0 7 2 9 1 2 4 4 7 6 3 1 8 2 14 2v19h-101v-19c7 0 11-1 15-2 3-2 5-4 7-6 1-2 2-5 2-9v-215l54-33zM488 289c-19 0-35-4-50-13-14-8-25-20-34-35-8-16-12-33-12-52 0-20 4-38 13-55s21-30 36-40 32-15 50-15c19 0 35 5 49 13 15 9 26 21 34 36 9 15 13 32 13 51 0 21-4 39-13 56s-21 30-36 40c-15 9-32 14-50 14zM492 269c9 0 16-3 22-9s10-15 13-26c3-12 5-26 5-44s-2-34-6-47c-4-14-9-24-16-32-6-8-14-11-23-11-8 0-16 3-22 8-6 6-10 15-14 27-3 11-4 26-4 43 0 18 2 34 6 48 3 13 8 24 15 32 7 7 15 11 24 11zM807 79l-43 37v-16l20-21zM807 337c0 4 1 7 2 9s4 4 7 5c4 1 8 2 14 3v19h-99v-19c5-1 10-2 13-3 4-1 6-3 7-5 2-2 3-5 3-9v-230l53-28zM772 134c-7-11-15-18-22-23-8-5-16-7-26-7-11 0-21 3-30 10-8 6-15 15-20 27-4 12-6 26-6 42 0 15 2 28 6 39s10 19 17 25c8 5 17 8 28 8 7 0 14-1 20-4 7-3 14-8 20-13 6-6 11-12 15-20l5 14c-7 12-14 23-23 31-8 9-17 15-28 20-10 4-21 6-32 6-16 0-30-4-43-12s-23-20-30-34-11-30-11-48c0-22 4-43 13-60 9-18 22-31 38-41s35-15 57-15c12 0 24 3 36 7 12 5 22 12 30 20zM889 141l-58-23v-15l58-24h19zM908 220c0 11 2 19 7 24 6 5 14 8 25 8 5 0 12-1 18-4 7-2 14-6 20-10 7-5 12-10 17-16v16c-6 10-14 19-23 27-10 8-19 14-29 18s-20 6-29 6c-19 0-34-5-44-15-11-10-16-25-16-45v-117l54-33zM1016 141l-59-23v-15l59-24h18zM1034 233c0 5 1 8 2 10 1 3 4 5 7 6 4 1 9 3 15 4v19l-59 16h-18v-176l53-33zM1258 233c-9 19-21 33-35 42s-31 14-50 14-36-4-51-13c-15-8-27-20-35-35s-12-32-12-51c0-21 4-39 13-56s21-30 36-40c16-10 33-15 52-15 15 0 29 4 41 11 12 6 21 16 28 28 7 13 11 27 11 44v13h-142v-20l97-2-5 9c0-13-2-25-4-34-3-9-7-16-12-20-5-5-11-7-19-7-9 0-17 3-24 9s-12 14-16 25-5 24-5 39 2 28 7 39 12 20 22 25c9 6 21 9 34 9 10 0 21-2 30-6 10-4 19-11 27-20zM1305 217c4 18 11 31 20 39 8 8 19 12 32 12 7 0 14-1 19-3 6-3 11-6 14-11 3-4 5-9 5-15 0-5-2-9-4-13s-6-8-12-10c-5-3-12-6-21-8-3-1-7-2-10-3-16-4-29-8-39-13-9-6-17-12-21-20-5-8-7-17-7-29s3-23 10-32c7-10 16-18 28-24 12-5 26-8 41-8s28 2 39 5 22 8 31 14v46h-24c-3-14-9-25-17-32-8-8-18-12-29-12-7 0-13 1-18 3s-8 5-11 9c-2 4-4 9-4 13 0 6 2 11 4 14 3 4 7 7 13 10 6 2 14 5 24 7 18 4 32 9 43 15 11 5 18 12 23 20s8 18 8 30c0 14-4 26-10 36-7 11-18 18-31 24-13 5-28 8-45 8-14 0-28-2-41-5-14-4-25-10-34-17v-50zM1657 135c20 0 34-4 43-11 10-8 15-21 15-37s-5-27-15-35c-9-8-24-11-43-11h-64v-25h82c31 0 56 6 72 18 17 11 25 27 25 49 0 12-3 23-10 33-7 9-16 17-28 23-11 5-24 9-39 10h-102v-14zM1669 261c20 0 35-4 45-12s15-22 15-39c0-16-6-29-17-38-10-9-26-13-46-13h-73v-14h103c18 0 34 3 48 9 14 5 25 12 32 22 8 10 12 21 12 34 0 15-4 28-13 39-8 11-20 20-36 26-15 6-32 9-51 9h-95v-23zM1530 265c9 0 15-1 20-3 4-2 8-5 10-9s3-10 3-16v-172c0-7-1-12-3-16s-6-7-10-8c-5-3-11-4-20-4v-21h91v216c0 7 2 13 4 17s6 7 11 9c6 2 13 3 22 3h6v23h-134zM1803 265c8 0 15-1 19-3 5-2 8-5 10-9s4-9 4-16v-172c0-7-2-12-4-16s-5-7-10-8c-4-3-11-4-19-4v-21h124v21c-9 0-16 1-20 4-5 1-8 4-10 8s-3 9-3 16v172c0 7 1 12 3 16s5 7 10 9c4 2 11 3 20 3v19h-124zM2165 99c-3-14-8-26-15-35-6-10-14-17-25-22-9-4-21-7-35-7-19 0-35 5-48 14s-23 22-30 39-10 37-10 60c0 24 3 45 11 63 7 18 17 31 31 41 13 10 29 15 48 15 13 0 24-3 35-8s20-12 29-22l29 24c-12 9-27 16-44 21s-35 7-54 7c-29 0-54-5-76-16-22-12-40-28-52-48s-18-43-18-69c0-27 6-52 19-74 12-22 29-39 51-51 22-13 47-20 76-20 19 0 37 3 54 7 18 4 32 10 44 19v62zM2213 174c-7 0-13 1-17 3s-7 5-9 9c-1 3-2 8-2 13v62h-51v-62c0-6-1-11-4-14-2-4-6-6-12-8s-15-3-27-3v-19h122z">
          <text:p/>
        </draw:path>
        <draw:path draw:style-name="gr1" draw:text-style-name="P1" draw:layer="layout" svg:width="0.592cm" svg:height="0.277cm" svg:x="5.325cm" svg:y="11.668cm" svg:viewBox="0 0 593 278" svg:d="M3 252c14 0 24-2 30-4 7-1 11-4 13-8 3-3 4-9 4-16v-159l8 8h-58v-22c16-2 29-4 39-7s19-8 26-15 15-16 22-29h21v224c0 7 1 13 3 16 2 4 7 7 13 8 6 2 16 4 30 4v21h-151zM278 278c-20 0-37-3-51-9-15-5-27-14-35-24-8-11-12-24-12-38 0-12 3-22 8-31s12-17 22-24c9-6 20-11 33-13l16 10c-13 5-23 12-29 21s-9 20-9 33c0 11 2 20 6 28 5 7 11 13 19 17 8 5 18 6 29 6 9 0 18-1 26-5s14-9 19-15c4-7 6-14 6-22 0-7-1-12-4-17-2-5-6-10-11-14s-13-8-22-12c-7-3-12-6-16-7-3-2-8-4-14-7-5-2-9-3-11-4-3-1-6-3-10-5-17-7-29-16-37-27s-12-25-12-40 4-29 12-40c8-12 19-21 33-28 15-7 30-11 48-11s33 3 46 9c14 5 24 12 32 22 7 9 11 21 11 34 0 10-3 18-7 27-5 8-12 15-21 21-8 6-18 11-29 14l-20-10c9-2 15-6 21-11 5-5 9-11 12-17 4-7 5-14 5-21 0-10-2-17-6-23-3-7-9-12-16-15-7-4-16-6-26-6-8 0-16 2-23 5s-12 7-16 13c-3 5-5 11-5 19 0 6 1 12 3 16s6 8 11 12 12 8 22 11c4 2 7 3 8 5 3 0 6 2 10 3 7 3 12 6 15 7 4 1 8 3 15 5 13 7 24 13 33 20 8 7 15 15 19 24s6 19 6 30c0 16-4 31-13 43-9 13-22 23-37 30-16 7-35 11-54 11zM406 252c29-24 53-44 70-61 18-17 32-33 40-48 9-16 14-31 14-47 0-10-2-18-6-26-4-7-10-14-17-18s-16-6-26-6c-11 0-22 3-31 8s-18 13-26 24l-14-10c9-23 21-39 37-50 16-12 35-18 57-18 18 0 33 4 46 10 13 7 23 16 29 28 7 12 11 27 11 43 0 18-6 36-17 53s-26 33-46 49-45 33-74 50v-11h140v51h-187z">
          <text:p/>
        </draw:path>
        <draw:path draw:style-name="gr1" draw:text-style-name="P1" draw:layer="layout" svg:width="1.972cm" svg:height="0.288cm" svg:x="7.351cm" svg:y="11.657cm" svg:viewBox="0 0 1973 289" svg:d="M223 99c-3-14-8-26-15-36-6-9-14-16-24-21-10-4-22-7-36-7-18 0-34 5-47 14s-23 22-30 39-10 37-10 60c0 24 4 45 11 63s18 31 31 41c14 10 30 15 47 15 12 0 23-3 32-8 9-4 18-12 26-22 7-10 15-24 23-42h21l-12 69c-12 8-26 14-43 19-17 4-34 6-51 6-29 0-54-5-76-16-22-12-39-28-51-48-13-20-19-43-19-69 0-27 7-52 19-74s30-39 52-51 47-19 74-19c19 0 36 3 54 7 17 4 32 10 44 18v62zM331 141l-59-23v-15l59-24h18zM349 220c0 11 2 19 7 24 6 5 14 8 25 8 5 0 12-1 18-4 7-2 14-6 20-10 7-5 13-10 17-16v16c-6 10-14 19-23 27-10 8-19 14-29 18s-20 6-29 6c-19 0-34-5-44-15-11-10-16-25-16-45v-117l54-33zM457 141l-59-23v-15l59-24h18zM475 233c0 5 1 8 2 10 2 3 4 5 7 6 4 1 9 3 15 4v19l-59 16h-18v-176l53-33zM574 141l-59-23v-15l59-24h18zM592 247c0 4 1 7 3 10 1 2 4 4 8 5 4 2 9 3 16 3v19h-104v-19c7 0 11-1 15-2 3-2 5-4 7-6 1-2 2-5 2-9v-137l53-32zM585 149c8-15 15-27 21-37s13-18 19-23c7-7 13-10 19-10 3 0 6 1 9 2 2 1 4 2 6 4v48h-11c-10 0-18 1-26 3-7 2-13 6-19 10-6 5-11 11-18 19zM691 34c0-6 2-12 5-17s6-9 11-13c5-3 11-4 17-4 7 0 12 1 17 4 6 4 10 8 13 13 2 5 4 11 4 17 0 7-2 12-4 18-3 4-7 8-13 11-5 3-10 5-17 5-6 0-12-2-17-5s-8-7-11-12-5-11-5-17zM735 141l-59-23v-15l59-24h18zM753 248c0 4 1 7 2 9 2 2 4 4 7 6 4 1 8 2 14 2v19h-100v-19c6 0 11-1 14-2 3-2 6-4 7-6 2-2 3-5 3-9v-137l53-32zM890 289c-18 0-35-4-49-13-15-8-26-20-34-35-9-16-13-33-13-52 0-20 5-38 14-55s20-30 36-40c15-10 32-15 50-15s34 5 49 13c14 9 26 21 34 36s13 32 13 51c0 21-5 39-14 56-8 17-20 30-35 40-16 9-32 14-51 14zM895 269c8 0 15-3 21-9s11-15 14-26c3-12 5-26 5-44s-3-34-7-47c-3-14-8-24-15-32s-14-11-23-11-16 3-22 8c-6 6-11 15-14 27-3 11-4 26-4 43 0 18 1 34 5 48 4 13 9 24 16 32 6 7 15 11 24 11zM1036 217c5 18 12 31 20 39 9 8 20 12 32 12 8 0 15-1 20-3 6-3 10-6 13-11 4-4 5-9 5-15 0-5-1-9-4-13-2-4-6-8-11-10-5-3-13-6-22-8-3-1-6-2-10-3-15-4-28-8-38-13-10-6-17-12-22-20-4-8-6-17-6-29s3-23 10-32c6-10 16-18 28-24 12-5 26-8 41-8 14 0 27 2 39 5 11 3 22 8 31 14v46h-24c-3-14-9-25-17-32-8-8-18-12-29-12-7 0-13 1-18 3s-9 5-11 9c-3 4-4 9-4 13 0 6 1 11 4 14 2 4 7 7 13 10 5 2 14 5 24 7 18 4 32 9 43 15 10 5 18 12 23 20s8 18 8 30c0 14-4 26-11 36-7 11-17 18-30 24-13 5-28 8-45 8-14 0-28-2-42-5-13-4-24-10-33-17v-50zM1210 34c0-6 1-12 4-17s7-9 12-13c5-3 11-4 17-4s12 1 17 4c5 4 9 8 12 13s5 11 5 17c0 7-2 12-5 18-3 4-7 8-12 11s-11 5-17 5-12-2-17-5-9-7-12-12-4-11-4-17zM1253 141l-59-23v-15l59-24h19zM1272 248c0 4 0 7 2 9 1 2 4 4 7 6 3 1 8 2 14 2v19h-101v-19c7 0 11-1 15-2 3-2 5-4 7-6 1-2 2-5 2-9v-137l54-32zM1490 73l-58-29v-14l58-30h18zM1508 233c0 5 1 8 2 10 2 3 4 5 8 6s8 3 14 4v19l-59 16h-18v-254l53-34zM1473 134c-7-11-15-18-22-23-8-5-16-7-25-7-12 0-22 3-31 10-8 6-15 15-20 27-4 12-6 26-6 42 0 15 2 28 6 39s10 19 17 25c8 5 17 8 28 8 7 0 14-1 20-4 7-3 14-8 20-13 6-6 11-12 15-20l5 14c-7 12-14 23-23 31-8 9-17 15-28 20-10 4-21 6-32 6-16 0-30-4-43-12s-23-20-30-34-11-30-11-48c0-22 4-43 13-60 9-18 22-31 38-41s35-15 57-15c12 0 24 3 36 7 12 5 22 12 30 20zM1742 281c-5 3-10 4-16 5s-11 2-17 2c-14 0-24-4-32-11-7-7-11-18-11-31v-112c0-12-2-21-8-27-5-6-13-10-23-10-9 0-17 3-22 9-6 6-8 14-8 24v23h-38c-4-2-6-5-9-9-2-4-2-9-2-14 0-9 3-18 10-25 7-8 17-14 29-19 12-4 25-7 40-7 18 0 33 3 45 8 13 6 22 14 29 25 6 10 10 23 10 38v94c0 4 0 7 2 10 1 2 4 4 7 5 3 2 8 3 14 4zM1674 249c-9 14-20 24-31 30-12 7-25 10-39 10-11 0-20-2-28-6-8-5-14-11-19-19-4-7-6-16-6-26 0-14 4-26 13-36s22-17 40-22l77-21v17l-51 16c-10 3-17 7-21 13-5 5-7 13-7 21 0 6 2 10 4 15 2 4 6 8 10 10 5 3 10 4 15 4 8 0 15-2 23-6 7-4 14-10 20-18zM1932 73l-59-29v-14l59-30h18zM1950 233c0 5 0 8 2 10 1 3 4 5 7 6s8 3 14 4v19l-59 16h-18v-254l54-34zM1915 134c-8-11-15-18-23-23-7-5-15-7-25-7-11 0-21 3-30 10-9 6-15 15-20 27s-7 26-7 42c0 15 2 28 6 39s10 19 18 25c8 5 17 8 28 8 6 0 13-1 20-4s13-8 19-13c6-6 12-12 16-20l5 14c-7 12-15 23-23 31-9 9-18 15-28 20-10 4-21 6-33 6-15 0-29-4-42-12s-23-20-30-34c-8-14-11-30-11-48 0-22 4-43 13-60 9-18 22-31 38-41s35-15 56-15c12 0 25 3 36 7 12 5 22 12 31 20z">
          <text:p/>
        </draw:path>
        <draw:path draw:style-name="gr1" draw:text-style-name="P1" draw:layer="layout" svg:width="1.295cm" svg:height="0.288cm" svg:x="10.74cm" svg:y="11.657cm" svg:viewBox="0 0 1296 289" svg:d="M62 237c0 7 1 12 3 16s6 7 10 9c5 2 12 3 20 3v19h-95v-19c9 0 15-1 20-3 4-2 8-5 10-9s3-9 3-16v-172c0-7-1-12-3-16s-6-7-10-8c-5-3-11-4-20-4v-20h98l-36 38zM188 235l-11 50h-29l-91-217v-51h41zM168 235l90-218h9v51l-90 217h-29zM355 37c-9 0-16 1-21 4-4 1-7 4-10 8-1 4-2 9-2 16v172c0 7 1 12 2 16 3 4 6 7 10 9 5 2 12 3 21 3v19h-126v-19c9 0 16-1 21-3 4-2 8-5 10-9s3-9 3-16v-182l-5-38h97zM390 34c0-6 1-12 4-17s7-9 12-13c5-3 11-4 17-4s12 1 17 4c5 4 9 8 12 13s5 11 5 17c0 7-2 12-5 18-3 4-7 8-12 11s-11 5-17 5-12-2-17-5-9-7-12-12-4-11-4-17zM434 141l-59-23v-15l59-24h18zM452 248c0 4 1 7 2 9s4 4 7 6c4 1 8 2 14 2v19h-100v-19c6 0 11-1 14-2 3-2 6-4 7-6 2-2 2-5 2-9v-137l54-32zM519 217c5 18 12 31 20 39 9 8 19 12 32 12 8 0 14-1 20-3 6-3 10-6 13-11 3-4 5-9 5-15 0-5-1-9-4-13-2-4-6-8-11-10-6-3-13-6-22-8-3-1-6-2-10-3-16-4-28-8-38-13-10-6-17-12-22-20-4-8-6-17-6-29s3-23 9-32c7-10 16-18 29-24 12-5 25-8 41-8 14 0 27 2 38 5 12 3 22 8 32 14v46h-24c-4-14-9-25-17-32-9-8-18-12-30-12-6 0-12 1-17 3s-9 5-11 9c-3 4-4 9-4 13 0 6 1 11 4 14 2 4 6 7 12 10 6 2 14 5 25 7 18 4 32 9 43 15 10 5 18 12 23 20s7 18 7 30c0 14-3 26-10 36-7 11-17 18-30 24-13 5-28 8-46 8-14 0-27-2-41-5-13-4-24-10-33-17v-50zM675 95c10-3 19-7 25-11 7-5 13-10 17-16 5-6 10-14 14-24h24v74h-80zM755 231c0 7 2 12 5 17 3 4 9 7 16 10 8 2 18 3 30 4v19c-8 3-15 4-23 6-8 1-15 2-22 2-19 0-33-5-44-14-10-10-15-24-15-42v-132h53zM802 118h-67v-34h67zM886 141l-59-23v-15l59-24h18zM904 247c0 4 0 7 2 10 2 2 5 4 8 5 4 2 10 3 17 3v19h-104v-19c6 0 11-1 14-2 3-2 6-4 7-6 2-2 2-5 2-9v-137l54-32zM897 149c7-15 14-27 21-37 6-10 12-18 18-23 7-7 13-10 20-10 3 0 5 1 8 2 2 1 4 2 6 4v48h-11c-9 0-18 1-25 3s-14 6-20 10c-5 5-11 11-17 19zM1180 281c-5 3-11 4-16 5-6 1-11 2-17 2-14 0-25-4-32-11s-11-18-11-31v-112c0-12-3-21-8-27s-13-10-23-10-17 3-22 9c-6 6-9 14-9 24v23h-37c-4-2-7-5-9-9s-3-9-3-14c0-9 4-18 11-25 7-8 16-14 28-19 13-4 26-7 41-7 17 0 32 3 45 8 12 6 22 14 29 25 6 10 9 23 9 38v94c0 4 1 7 3 10 1 2 3 4 7 5 3 2 8 3 14 4zM1112 249c-9 14-20 24-32 30-11 7-24 10-39 10-10 0-19-2-27-6-8-5-15-11-19-19-4-7-7-16-7-26 0-14 5-26 14-36 8-10 22-17 40-22l76-21v17l-50 16c-10 3-17 7-22 13-4 5-6 13-6 21 0 6 1 10 3 15 3 4 6 8 11 10 4 3 9 4 15 4 7 0 15-2 22-6 8-4 15-10 21-18zM1255 73l-59-29v-14l59-30h18zM1273 248c0 4 1 7 2 9s4 4 7 6c4 1 8 2 14 2v19h-100v-19c6 0 11-1 14-2 3-2 6-4 7-6 2-2 2-5 2-9v-215l54-33z">
          <text:p/>
        </draw:path>
        <draw:path draw:style-name="gr1" draw:text-style-name="P1" draw:layer="layout" svg:width="1.066cm" svg:height="0.272cm" svg:x="10.74cm" svg:y="12.303cm" svg:viewBox="0 0 1067 273" svg:d="M62 220c0 7 1 12 3 16 2 5 6 7 10 9 5 2 12 3 20 4v19h-95v-19c9-1 15-2 20-4 4-2 8-4 10-9 2-4 3-9 3-16v-172c0-6-1-12-3-16-2-3-6-7-10-9-5-2-11-3-20-4v-19h66l-4 40zM242 270l-194-204 18-66 194 206zM297 19c-9 1-15 2-20 4s-8 6-10 10-2 9-2 15v222h-23l-7-38v-184c0-6-1-12-4-16-1-3-5-7-9-9-5-2-11-3-20-4v-19h95zM488 217c-9 19-20 33-36 42-14 9-30 14-50 14-19 0-36-4-51-13-15-8-26-20-35-35-8-15-12-32-12-51 0-21 4-40 13-57 9-16 21-30 37-39 15-10 32-15 51-15 16 0 29 3 41 10 13 7 23 17 29 29 7 12 11 27 11 43v14h-143v-20l98-2-6 8c0-13-1-24-4-33s-7-16-12-21c-5-4-11-7-18-7-10 0-18 3-25 10-7 6-12 14-16 25-3 11-5 24-5 39s2 28 7 39 12 19 22 25c9 6 21 9 34 9 11 0 21-2 30-6 11-5 20-11 29-20zM586 63l-18 62-59-24v-15l59-23zM509 249c6-1 11-2 14-3 4-1 6-3 8-5 1-2 2-5 2-10v-137l53-31v168c0 5 1 8 3 10 1 2 3 4 7 5 3 1 8 2 13 3v19h-100zM632 249c6-1 11-2 14-3 4-1 6-3 8-5 1-2 2-5 2-10v-100c0-11-3-18-8-23s-13-8-23-8c-6 0-12 2-19 4-6 2-13 5-19 9-6 5-11 9-16 15v-16c7-10 14-18 23-26 9-7 19-12 28-17 10-4 20-6 29-6 19 0 33 5 43 15s15 24 15 43v110c0 5 0 8 2 10 1 2 4 4 7 5 4 1 8 2 14 3v19h-100zM755 249c6-1 11-2 14-3 4-1 6-3 8-5 1-2 2-5 2-10v-100c0-11-3-18-8-23s-13-8-24-8c-6 0-12 2-18 4-7 2-13 5-19 9-6 5-11 9-16 15v-16c6-10 14-18 23-26 9-7 18-12 28-17 10-4 20-6 29-6 18 0 33 5 43 15s15 24 15 43v110c0 5 0 8 2 10 1 2 4 4 7 5 4 1 8 2 14 3v19h-100zM968 273c-18 0-35-4-50-13-14-9-25-21-34-36-8-15-12-32-12-52 0-19 5-38 13-55 9-16 21-30 36-39 16-10 32-15 50-15 19 0 35 4 49 13 15 9 26 20 35 36 8 15 12 32 12 51 0 20-4 39-13 56-9 16-21 30-36 39-15 10-32 15-50 15zM972 252c9 0 16-2 22-8s10-15 13-26c3-12 5-27 5-44 0-18-2-34-6-48-4-13-9-24-15-31-7-8-15-12-23-12-9 0-17 3-23 9-5 6-10 15-13 26-3 12-5 26-5 44s2 34 6 47c3 14 9 25 15 32 7 8 15 11 24 11z">
          <text:p/>
        </draw:path>
        <draw:path draw:style-name="gr1" draw:text-style-name="P1" draw:layer="layout" svg:width="1.064cm" svg:height="0.277cm" svg:x="13.399cm" svg:y="11.668cm" svg:viewBox="0 0 1065 278" svg:d="M111 278c-22 0-41-5-58-17s-30-28-39-49-14-45-14-72c0-26 5-50 14-71 10-23 23-39 39-51 17-12 36-18 58-18s41 6 58 18c16 12 29 28 39 50 9 21 13 45 13 71 0 27-4 51-14 72-9 21-22 38-39 50-17 11-36 17-57 17zM119 253c9 0 17-3 24-10 6-6 11-16 15-28 3-13 5-29 5-47 0-27-3-51-8-73-6-21-13-39-22-51-10-12-20-18-32-18-9 0-17 3-23 10-6 6-11 16-14 29-4 13-5 28-5 47 0 27 2 52 8 73 5 21 12 38 21 50s20 18 31 18zM249 242c0-6 2-12 5-17s7-9 12-12c6-4 11-5 17-5 7 0 12 1 17 5 6 3 10 7 13 12s5 11 5 17-2 12-5 17c-3 6-7 10-13 13-5 2-10 4-17 4-6 0-11-2-17-4-5-3-9-7-12-13-3-5-5-11-5-17zM456 278c-22 0-41-5-58-17s-30-28-39-49-14-45-14-72c0-26 5-50 14-71 10-23 23-39 39-51 17-12 36-18 58-18s41 6 57 18c17 12 30 28 40 50 9 21 13 45 13 71 0 27-4 51-14 72-9 21-22 38-39 50-17 11-36 17-57 17zM464 253c9 0 17-3 24-10 6-6 11-16 14-28 4-13 6-29 6-47 0-27-3-51-8-73-6-21-13-39-22-51-10-12-20-18-32-18-9 0-17 3-23 10-6 6-11 16-14 29-4 13-5 28-5 47 0 27 2 52 7 73 6 21 13 38 22 50s20 18 31 18zM704 278c-22 0-41-5-58-17-16-12-29-28-38-49-10-21-14-45-14-72 0-26 4-50 14-71 9-23 22-39 39-51s36-18 58-18c21 0 41 6 57 18 17 12 30 28 39 50 9 21 14 45 14 71 0 27-5 51-14 72-10 21-23 38-40 50-16 11-36 17-57 17zM713 253c9 0 17-3 23-10 7-6 12-16 15-28 4-13 6-29 6-47 0-27-3-51-9-73-5-21-12-39-22-51-9-12-20-18-32-18-9 0-16 3-22 10-7 6-11 16-15 29-3 13-5 28-5 47 0 27 3 52 8 73s12 38 22 50c9 12 19 18 31 18zM926 252c10 0 17-2 21-3s8-4 10-7c1-4 2-9 2-16v-174h3l-93 124v-10h196v33h-225v-24l131-172h46v223c0 7 0 12 2 16 1 3 4 6 8 7 5 1 11 3 21 3v21h-122z">
          <text:p/>
        </draw:path>
        <draw:frame draw:style-name="gr5" draw:text-style-name="P6" draw:layer="layout" svg:width="0.465cm" svg:height="0.439cm" svg:x="13.386cm" svg:y="12.226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2.483cm" svg:height="0.29cm" svg:x="15.343cm" svg:y="11.655cm" svg:viewBox="0 0 2484 291" svg:d="M223 101c-3-14-8-26-15-36-6-9-14-17-24-22-10-4-22-7-36-7-18 0-34 5-47 15-13 9-23 22-30 39s-10 37-10 60c0 24 3 45 11 63 7 18 18 31 31 41 14 10 29 15 47 15 12 0 23-3 32-8 9-4 18-12 25-22 8-10 16-24 24-42h20l-12 69c-11 8-25 14-42 19-17 4-34 6-51 6-29 0-54-5-76-16-22-12-39-28-52-48-12-20-18-43-18-69 0-27 6-52 19-74 12-22 30-40 52-52s47-19 74-19c18 0 36 3 54 7 17 4 32 10 44 18v63zM371 291c-18 0-35-4-50-13-14-8-25-20-34-35-8-16-12-33-12-52 0-20 5-38 13-55 9-17 21-30 36-40 16-10 32-15 50-15 19 0 35 5 49 13 15 9 27 21 35 36s12 32 12 51c0 21-4 39-13 56s-21 30-36 40c-15 9-32 14-50 14zM376 271c8 0 15-3 21-9s10-15 13-26c4-12 5-26 5-44s-2-34-6-47c-4-14-9-24-15-32-7-8-15-11-23-11-9 0-17 3-23 8-5 6-10 15-13 27-3 11-5 26-5 43 0 18 2 34 6 48 3 13 9 24 15 32 7 7 15 11 25 11zM567 81l-19 62-59-23v-15l59-24zM489 267c7 0 11-1 15-2 3-2 5-4 7-6 1-2 2-5 2-9v-137l54-32v169c0 4 0 7 2 9 1 2 4 4 7 6 3 1 8 2 14 2v19h-101zM616 267c6 0 11-1 14-2 4-2 6-4 7-6 2-2 2-5 2-9v-99c0-11-2-19-7-25-6-5-14-7-25-7-6 0-12 1-19 3-6 3-13 6-19 10-6 5-12 10-17 16v-16c7-10 15-19 23-26 10-8 19-14 29-18 10-5 20-7 30-7 19 0 33 5 43 16 10 10 15 25 15 44v109c0 4 1 7 3 9 1 2 3 4 7 6 3 1 8 2 14 2v19h-100zM738 267c6 0 10-1 14-2 3-2 6-4 7-6 2-2 3-5 3-9v-164c0-16 4-30 13-44 10-12 24-22 41-29 16-7 36-11 58-11 17 0 32 2 45 6 12 3 22 8 29 14 8 7 11 14 11 22 0 5-1 10-4 14s-6 7-10 9h-44v-11c0-13-3-21-9-27-5-6-14-9-25-9s-20 3-28 8c-7 5-13 12-17 23-5 9-6 21-6 35v163c0 4 0 7 2 10 2 2 4 4 9 5 4 2 10 3 17 3v19h-106zM735 97c12-4 22-8 30-14 9-5 17-13 27-22h18v59h-75zM936 120h-140v-34h140zM877 267c6 0 11-1 15-2 3-2 5-4 7-6 1-2 2-5 2-9v-164l35-5h18v169c0 4 1 7 2 9s4 4 7 6c4 1 9 2 15 2v19h-101zM1055 143l-59-23v-15l59-24h18zM1073 249c0 4 1 7 2 10 2 2 5 4 8 5 4 2 10 3 17 3v19h-104v-19c6 0 11-1 14-2 3-2 6-4 7-6 2-2 3-5 3-9v-137l53-32zM1066 151c8-15 14-27 21-37 6-10 12-18 18-23 7-7 13-10 20-10 3 0 5 1 8 2s5 2 6 4v48h-10c-10 0-19 1-26 3s-14 6-20 10c-5 5-11 11-17 19zM1234 81l-19 62-59-23v-15l59-24zM1156 267c7 0 11-1 15-2 3-2 5-4 7-6 1-2 2-5 2-9v-137l54-32v169c0 4 0 7 2 9 1 2 4 4 7 6 3 1 8 2 14 2v19h-101zM1279 267c6 0 11-1 15-2 3-2 5-4 7-6 1-2 2-5 2-9v-101c0-10-3-18-8-23s-13-7-23-7c-6 0-12 1-19 3-6 3-13 6-19 10s-11 9-16 14v-16c7-9 14-18 23-25s19-13 28-17c10-5 20-7 29-7 19 0 33 5 43 16 10 10 15 24 15 43v110c0 4 1 7 2 9s4 4 7 6c4 1 9 2 15 2v19h-101zM1402 267c6 0 11-1 15-2 3-2 5-4 7-6 1-2 2-5 2-9v-101c0-10-3-18-8-23s-13-7-24-7c-5 0-12 1-18 3-7 3-13 6-19 10s-11 9-16 14v-16c7-9 14-18 23-25s18-13 28-17c10-5 20-7 29-7 19 0 33 5 43 16 10 10 15 24 15 43v110c0 4 0 7 2 9 1 2 4 4 7 6 4 1 9 2 14 2v19h-100zM1716 283c-5 3-11 4-16 5-6 1-11 2-17 2-14 0-25-4-32-11s-11-18-11-31v-112c0-12-3-21-8-27s-13-10-23-10c-9 0-17 3-22 9-6 6-9 14-9 24v23h-37c-4-2-7-5-9-9s-3-9-3-14c0-9 4-18 11-25 7-8 16-14 29-19 12-4 25-7 40-7 17 0 32 3 45 8 12 6 22 14 29 25 6 10 10 23 10 38v94c0 4 0 7 2 10 1 2 4 4 7 5 3 2 8 3 14 4zM1648 251c-9 14-20 24-32 30-11 7-24 10-39 10-10 0-19-2-27-6-8-5-15-11-19-19-4-7-7-16-7-26 0-14 5-26 14-36 8-10 22-17 40-22l77-21v17l-51 16c-10 3-17 7-22 13-4 5-6 13-6 21 0 6 1 10 4 15 2 4 6 8 10 10 4 3 9 4 15 4 8 0 15-2 22-6 8-4 15-10 21-18zM1906 235c-7 18-18 32-32 42-14 9-31 14-50 14-18 0-35-4-49-13-15-8-26-20-35-35-8-15-12-32-12-52 0-21 5-39 14-56 8-17 21-30 36-40 16-9 33-14 52-14 14 0 27 3 38 7 11 5 19 11 26 19 6 8 9 16 9 26 0 5-1 9-4 13-2 4-5 7-10 9h-33v-10c0-14-3-24-9-31-5-8-13-11-23-11-9 0-17 3-24 8-7 6-12 14-15 25-4 10-6 23-6 37 0 15 3 29 8 40s12 20 21 26c10 6 21 9 33 9 10 0 19-2 28-6s17-10 26-19zM1940 35c0-6 1-12 4-17s7-9 12-12 11-4 17-4 12 1 17 4 9 7 12 12 5 11 5 17c0 7-2 12-5 19-3 4-7 8-12 11s-11 5-17 5-12-2-17-5-9-7-12-12c-3-6-4-12-4-18zM1984 143l-59-23v-15l59-24h18zM2002 250c0 4 0 7 2 9 1 2 4 4 7 6 3 1 8 2 14 2v19h-100v-19c6 0 11-1 14-2 3-2 6-4 7-6s2-5 2-9v-137l54-32zM2139 291c-18 0-35-4-50-13-14-8-25-20-34-35-8-16-12-33-12-52 0-20 5-38 13-55 9-17 21-30 36-40 16-10 32-15 50-15 19 0 35 5 49 13 15 9 26 21 35 36 8 15 12 32 12 51 0 21-4 39-13 56s-21 30-36 40c-15 9-32 14-50 14zM2143 271c9 0 16-3 22-9s10-15 13-26c3-12 5-26 5-44s-2-34-6-47c-4-14-9-24-15-32-7-8-15-11-24-11-8 0-16 3-22 8-6 6-10 15-13 27-3 11-5 26-5 43 0 18 2 34 6 48 3 13 9 24 15 32 7 7 15 11 24 11zM2124 69l26-69h58l-51 69zM2335 81l-19 62-58-23v-15l58-24zM2258 267c6 0 11-1 14-2 3-2 6-4 7-6s2-5 2-9v-137l54-32v169c0 4 0 7 2 9 1 2 4 4 7 6 3 1 8 2 14 2v19h-100zM2384 267c6 0 11-1 14-2 4-2 6-4 7-6 2-2 2-5 2-9v-99c0-11-2-19-7-25-6-5-13-7-25-7-5 0-12 1-19 3-6 3-13 6-19 10-6 5-12 10-17 16v-16c7-10 15-19 24-26 9-8 18-14 28-18 10-5 20-7 30-7 19 0 34 5 44 16 9 10 14 25 14 44v109c0 4 1 7 3 9 1 2 3 4 7 6 3 1 8 2 14 2v19h-100z">
          <text:p/>
        </draw:path>
        <draw:path draw:style-name="gr1" draw:text-style-name="P1" draw:layer="layout" svg:width="1.564cm" svg:height="0.372cm" svg:x="15.335cm" svg:y="12.287cm" svg:viewBox="0 0 1565 373" svg:d="M59 140l-59-24v-15l59-23h17zM76 337c0 3 1 6 3 9 1 2 4 3 7 5 3 1 8 2 14 3v19h-100v-19c6-1 11-2 14-3 3-2 6-3 7-5 2-3 3-6 3-9v-228l52-31zM52 135c6-12 13-22 22-31s18-15 28-20c10-4 21-6 32-6 16 0 30 4 43 12 13 9 23 20 30 34s11 30 11 48c0 24-4 44-13 62-9 17-22 31-38 40-16 10-35 15-56 15-13 0-25-2-37-7-12-4-22-11-30-20l14-28c7 11 15 19 22 23 8 5 16 7 26 7 11 0 21-3 30-9 9-7 15-16 20-28s7-26 7-42-2-29-6-39c-4-11-10-20-18-25-8-6-17-9-28-9-6 0-13 1-20 4s-14 8-20 13c-6 6-11 12-15 20zM296 140l-59-24v-15l59-23h18zM314 246c0 4 1 8 3 10 1 2 4 4 8 6 4 1 9 2 16 3v19h-104v-19c6-1 11-2 15-3 3-1 5-3 7-5 1-2 2-5 2-10v-138l53-31zM307 148c8-15 15-27 21-37s13-18 19-24c7-6 13-9 19-9 3 0 6 0 9 1 2 1 4 2 6 4v48h-11c-10 0-18 1-26 4-7 2-13 5-19 10-6 4-11 11-18 19zM413 33c0-7 2-12 5-17s6-9 11-12 11-4 17-4c7 0 12 1 17 4 6 3 10 7 13 12 2 5 4 10 4 17 0 6-2 12-4 17-3 5-7 9-13 12-5 3-10 4-17 4-6 0-12-1-17-4s-8-7-11-12-5-11-5-17zM457 140l-59-24v-15l59-23h18zM475 247c0 4 1 7 2 10 2 2 4 4 7 5 4 1 8 2 14 3v19h-100v-19c6-1 11-2 14-3s6-3 7-5c2-2 3-5 3-10v-138l53-31zM594 78l-19 62-59-24v-15l59-23zM516 265c7-1 12-2 15-3s5-3 7-5c1-2 2-5 2-10v-138l54-31v169c0 5 0 8 2 10 1 2 4 4 7 5s8 2 14 3v19h-101zM639 265c7-1 11-2 15-3 3-1 5-3 7-5 1-2 2-5 2-10v-101c0-11-2-18-8-23-5-5-13-8-23-8-6 0-12 2-18 4-7 2-14 5-20 9-6 5-11 9-16 15v-16c7-10 15-18 23-26 9-7 19-12 28-17 10-4 20-6 29-6 19 0 34 5 43 15 10 10 15 24 15 43v111c0 5 1 8 2 10 2 2 4 4 7 5 4 1 9 2 15 3v19h-101zM762 265c7-1 11-2 15-3 3-1 5-3 7-5 1-2 2-5 2-10v-101c0-11-3-18-8-23s-13-8-23-8c-6 0-13 2-19 4s-13 5-19 9c-6 5-11 9-16 15v-16c7-10 14-18 23-26 9-7 18-12 28-17 10-4 20-6 29-6 19 0 33 5 43 15s15 24 15 43v111c0 5 1 8 2 10 2 2 4 4 7 5 4 1 9 2 15 3v19h-101zM1076 281c-5 2-11 4-16 5-6 1-11 2-17 2-14 0-24-4-32-11-7-8-11-18-11-32v-113c0-11-3-20-8-27-5-6-13-9-23-9-9 0-17 3-22 9-6 6-9 14-9 24v23h-37c-4-3-7-6-9-10s-3-8-3-14c0-9 4-17 11-25s16-14 29-18c12-5 25-7 40-7 17 0 32 3 45 8 12 6 22 14 29 24 6 11 10 23 10 38v96c0 4 0 7 2 10 1 2 4 4 7 5 3 2 8 3 14 3zM1008 249c-9 13-20 23-32 30-11 6-24 10-39 10-10 0-19-2-27-7-8-4-15-10-19-18s-7-16-7-26c0-14 5-26 14-36 8-10 22-18 40-22l77-23v19l-51 15c-10 3-17 8-22 13-4 6-6 13-6 22 0 5 1 10 4 14 2 5 6 8 10 11 4 2 9 4 15 4 8 0 15-2 22-6 8-5 15-11 21-18zM1152 140l-59-24v-15l59-23h18zM1170 246c0 4 1 8 2 10 2 2 5 4 9 6 4 1 9 2 16 3v19h-104v-19c6-1 11-2 14-3 4-1 6-3 7-5 2-2 3-5 3-10v-138l53-31zM1163 148c8-15 15-27 21-37s12-18 19-24c6-6 13-9 19-9 3 0 6 0 8 1 3 1 5 2 6 4v48h-10c-10 0-19 1-26 4-7 2-14 5-19 10-6 4-12 11-18 19zM1269 33c0-7 1-12 4-17s7-9 12-12 11-4 17-4 12 1 17 4 9 7 12 12 5 10 5 17c0 6-2 12-5 17s-7 9-12 12-11 4-17 4-12-1-17-4-9-7-12-12-4-11-4-17zM1312 140l-59-24v-15l59-23h19zM1331 247c0 4 0 7 2 10 1 2 4 4 7 5s8 2 14 3v19h-101v-19c7-1 12-2 15-3s5-3 7-5c1-2 2-5 2-10v-138l54-31zM1565 281c-5 2-11 4-17 5-5 1-11 2-16 2-14 0-25-4-32-11-8-8-11-18-11-32v-113c0-11-3-20-8-27-6-6-13-9-24-9-9 0-16 3-22 9-5 6-8 14-8 24v23h-37c-4-3-7-6-9-10s-3-8-3-14c0-9 4-17 11-25 6-8 16-14 28-18 12-5 26-7 40-7 18 0 33 3 46 8 12 6 22 14 28 24 7 11 10 23 10 38v96c0 4 1 7 2 10 2 2 4 4 8 5 3 2 8 3 14 3zM1497 249c-10 13-20 23-32 30-12 6-25 10-39 10-10 0-20-2-28-7-8-4-14-10-18-18-5-8-7-16-7-26 0-14 5-26 13-36 9-10 23-18 41-22l76-23v19l-50 15c-10 3-18 8-22 13-4 6-6 13-6 22 0 5 1 10 3 14 3 5 6 8 11 11 4 2 9 4 15 4 7 0 15-2 22-6 8-5 15-11 21-18z">
          <text:p/>
        </draw:path>
        <draw:frame draw:style-name="gr3" draw:text-style-name="P4" draw:layer="layout" svg:width="2.542cm" svg:height="0.501cm" svg:x="15.328cm" svg:y="9.844cm">
          <draw:text-box>
            <text:p text:style-name="P2"><text:span text:style-name="T3">4B </text:span><text:span text:style-name="T3">insuﬁcient</text:span><text:span text:style-name="T3">e</text:span></text:p>
          </draw:text-box>
        </draw:frame>
        <draw:frame draw:style-name="gr3" draw:text-style-name="P4" draw:layer="layout" svg:width="3.215cm" svg:height="0.501cm" svg:x="1.226cm" svg:y="13.245cm">
          <draw:text-box>
            <text:p text:style-name="P2"><text:span text:style-name="T3">Frustració</text:span><text:span text:style-name="T3">n SMALL</text:span></text:p>
          </draw:text-box>
        </draw:frame>
        <draw:frame draw:style-name="gr3" draw:text-style-name="P4" draw:layer="layout" svg:width="0.633cm" svg:height="0.501cm" svg:x="5.313cm" svg:y="13.245cm">
          <draw:text-box>
            <text:p text:style-name="P2"><text:span text:style-name="T3">200</text:span></text:p>
          </draw:text-box>
        </draw:frame>
        <draw:frame draw:style-name="gr3" draw:text-style-name="P4" draw:layer="layout" svg:width="1.962cm" svg:height="0.501cm" svg:x="7.336cm" svg:y="13.245cm">
          <draw:text-box>
            <text:p text:style-name="P2"><text:span text:style-name="T3">Frustració</text:span><text:span text:style-name="T3">n</text:span></text:p>
          </draw:text-box>
        </draw:frame>
        <draw:frame draw:style-name="gr3" draw:text-style-name="P4" draw:layer="layout" svg:width="1.192cm" svg:height="0.501cm" svg:x="10.731cm" svg:y="13.245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13.875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13.245cm">
          <draw:text-box>
            <text:p text:style-name="P2"><text:span text:style-name="T3">0.718</text:span></text:p>
          </draw:text-box>
        </draw:frame>
        <draw:frame draw:style-name="gr3" draw:text-style-name="P4" draw:layer="layout" svg:width="2.661cm" svg:height="0.501cm" svg:x="15.328cm" svg:y="13.245cm">
          <draw:text-box>
            <text:p text:style-name="P2"><text:span text:style-name="T3">No </text:span><text:span text:style-name="T3">signiﬁcati</text:span><text:span text:style-name="T3">vo</text:span></text:p>
          </draw:text-box>
        </draw:frame>
        <draw:frame draw:style-name="gr3" draw:text-style-name="P4" draw:layer="layout" svg:width="2.69cm" svg:height="0.501cm" svg:x="1.226cm" svg:y="14.945cm">
          <draw:text-box>
            <text:p text:style-name="P2"><text:span text:style-name="T3">Frustració</text:span><text:span text:style-name="T3">n BIG</text:span></text:p>
          </draw:text-box>
        </draw:frame>
        <draw:frame draw:style-name="gr3" draw:text-style-name="P4" draw:layer="layout" svg:width="0.633cm" svg:height="0.501cm" svg:x="5.313cm" svg:y="14.945cm">
          <draw:text-box>
            <text:p text:style-name="P2"><text:span text:style-name="T3">200</text:span></text:p>
          </draw:text-box>
        </draw:frame>
        <draw:frame draw:style-name="gr3" draw:text-style-name="P4" draw:layer="layout" svg:width="1.962cm" svg:height="0.501cm" svg:x="7.336cm" svg:y="14.945cm">
          <draw:text-box>
            <text:p text:style-name="P2"><text:span text:style-name="T3">Frustració</text:span><text:span text:style-name="T3">n</text:span></text:p>
          </draw:text-box>
        </draw:frame>
        <draw:frame draw:style-name="gr3" draw:text-style-name="P4" draw:layer="layout" svg:width="1.192cm" svg:height="0.501cm" svg:x="10.731cm" svg:y="14.945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15.575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14.945cm">
          <draw:text-box>
            <text:p text:style-name="P2"><text:span text:style-name="T3">0.693</text:span></text:p>
          </draw:text-box>
        </draw:frame>
        <draw:frame draw:style-name="gr3" draw:text-style-name="P4" draw:layer="layout" svg:width="3.054cm" svg:height="0.501cm" svg:x="15.328cm" svg:y="14.945cm">
          <draw:text-box>
            <text:p text:style-name="P2"><text:span text:style-name="T3">-0.188 </text:span><text:span text:style-name="T3">descriptiv</text:span><text:span text:style-name="T3">o</text:span></text:p>
          </draw:text-box>
        </draw:frame>
        <draw:frame draw:style-name="gr3" draw:text-style-name="P4" draw:layer="layout" svg:width="2.309cm" svg:height="0.501cm" svg:x="1.226cm" svg:y="16.646cm">
          <draw:text-box>
            <text:p text:style-name="P2"><text:span text:style-name="T3">Asombro </text:span><text:span text:style-name="T3">BIG</text:span></text:p>
          </draw:text-box>
        </draw:frame>
        <draw:frame draw:style-name="gr3" draw:text-style-name="P4" draw:layer="layout" svg:width="1.187cm" svg:height="0.501cm" svg:x="1.226cm" svg:y="17.276cm">
          <draw:text-box>
            <text:p text:style-name="P2"><text:span text:style-name="T3">(rerun)</text:span></text:p>
          </draw:text-box>
        </draw:frame>
        <draw:frame draw:style-name="gr3" draw:text-style-name="P4" draw:layer="layout" svg:width="1.573cm" svg:height="0.501cm" svg:x="5.312cm" svg:y="16.646cm">
          <draw:text-box>
            <text:p text:style-name="P2"><text:span text:style-name="T3">194→294</text:span></text:p>
          </draw:text-box>
        </draw:frame>
        <draw:frame draw:style-name="gr3" draw:text-style-name="P4" draw:layer="layout" svg:width="1.581cm" svg:height="0.501cm" svg:x="7.337cm" svg:y="16.646cm">
          <draw:text-box>
            <text:p text:style-name="P2"><text:span text:style-name="T3">Asombro</text:span></text:p>
          </draw:text-box>
        </draw:frame>
        <draw:frame draw:style-name="gr3" draw:text-style-name="P4" draw:layer="layout" svg:width="1.192cm" svg:height="0.501cm" svg:x="10.731cm" svg:y="16.646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17.276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16.646cm">
          <draw:text-box>
            <text:p text:style-name="P2"><text:span text:style-name="T3">0.058</text:span></text:p>
          </draw:text-box>
        </draw:frame>
        <draw:frame draw:style-name="gr3" draw:text-style-name="P4" draw:layer="layout" svg:width="2.965cm" svg:height="0.501cm" svg:x="15.328cm" svg:y="16.646cm">
          <draw:text-box>
            <text:p text:style-name="P2"><text:span text:style-name="T3">Frontera </text:span><text:span text:style-name="T3">d=0.148</text:span></text:p>
          </draw:text-box>
        </draw:frame>
        <draw:frame draw:style-name="gr3" draw:text-style-name="P4" draw:layer="layout" svg:width="2.449cm" svg:height="0.501cm" svg:x="1.226cm" svg:y="18.346cm">
          <draw:text-box>
            <text:p text:style-name="P2"><text:span text:style-name="T3">Conﬁanza </text:span><text:span text:style-name="T3">BIG</text:span></text:p>
          </draw:text-box>
        </draw:frame>
        <draw:frame draw:style-name="gr3" draw:text-style-name="P4" draw:layer="layout" svg:width="0.633cm" svg:height="0.501cm" svg:x="5.313cm" svg:y="18.346cm">
          <draw:text-box>
            <text:p text:style-name="P2"><text:span text:style-name="T3">197</text:span></text:p>
          </draw:text-box>
        </draw:frame>
        <draw:frame draw:style-name="gr3" draw:text-style-name="P4" draw:layer="layout" svg:width="1.721cm" svg:height="0.501cm" svg:x="7.336cm" svg:y="18.346cm">
          <draw:text-box>
            <text:p text:style-name="P2"><text:span text:style-name="T3">Conﬁanza</text:span></text:p>
          </draw:text-box>
        </draw:frame>
        <draw:frame draw:style-name="gr3" draw:text-style-name="P4" draw:layer="layout" svg:width="1.192cm" svg:height="0.501cm" svg:x="10.731cm" svg:y="18.346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18.976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18.346cm">
          <draw:text-box>
            <text:p text:style-name="P2"><text:span text:style-name="T3">0.943</text:span></text:p>
          </draw:text-box>
        </draw:frame>
        <draw:frame draw:style-name="gr3" draw:text-style-name="P4" draw:layer="layout" svg:width="3.977cm" svg:height="0.501cm" svg:x="15.328cm" svg:y="18.346cm">
          <draw:text-box>
            <text:p text:style-name="P2"><text:span text:style-name="T3">Capa </text:span><text:span text:style-name="T3">estilo </text:span><text:span text:style-name="T3">conﬁrmad</text:span><text:span text:style-name="T3">a</text:span></text:p>
          </draw:text-box>
        </draw:frame>
        <draw:frame draw:style-name="gr3" draw:text-style-name="P4" draw:layer="layout" svg:width="1.209cm" svg:height="0.501cm" svg:x="1.226cm" svg:y="20.047cm">
          <draw:text-box>
            <text:p text:style-name="P2"><text:span text:style-name="T3">2D BIG</text:span></text:p>
          </draw:text-box>
        </draw:frame>
        <draw:frame draw:style-name="gr3" draw:text-style-name="P4" draw:layer="layout" svg:width="0.633cm" svg:height="0.501cm" svg:x="5.313cm" svg:y="20.047cm">
          <draw:text-box>
            <text:p text:style-name="P2"><text:span text:style-name="T3">230</text:span></text:p>
          </draw:text-box>
        </draw:frame>
        <draw:frame draw:style-name="gr3" draw:text-style-name="P4" draw:layer="layout" svg:width="1.568cm" svg:height="0.501cm" svg:x="7.336cm" svg:y="20.047cm">
          <draw:text-box>
            <text:p text:style-name="P2"><text:span text:style-name="T3">Cur×Frus</text:span></text:p>
          </draw:text-box>
        </draw:frame>
        <draw:frame draw:style-name="gr3" draw:text-style-name="P4" draw:layer="layout" svg:width="1.192cm" svg:height="0.501cm" svg:x="10.731cm" svg:y="20.047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20.676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20.047cm">
          <draw:text-box>
            <text:p text:style-name="P2"><text:span text:style-name="T3">0.325</text:span></text:p>
          </draw:text-box>
        </draw:frame>
        <draw:frame draw:style-name="gr3" draw:text-style-name="P4" draw:layer="layout" svg:width="2.479cm" svg:height="0.501cm" svg:x="15.328cm" svg:y="20.047cm">
          <draw:text-box>
            <text:p text:style-name="P2"><text:span text:style-name="T3">H4 </text:span><text:span text:style-name="T3">descriptiv</text:span><text:span text:style-name="T3">o</text:span></text:p>
          </draw:text-box>
        </draw:frame>
        <draw:frame draw:style-name="gr3" draw:text-style-name="P4" draw:layer="layout" svg:width="1.209cm" svg:height="0.501cm" svg:x="1.226cm" svg:y="21.747cm">
          <draw:text-box>
            <text:p text:style-name="P2"><text:span text:style-name="T3">3D BIG</text:span></text:p>
          </draw:text-box>
        </draw:frame>
        <draw:frame draw:style-name="gr3" draw:text-style-name="P4" draw:layer="layout" svg:width="0.633cm" svg:height="0.501cm" svg:x="5.312cm" svg:y="21.747cm">
          <draw:text-box>
            <text:p text:style-name="P2"><text:span text:style-name="T3">238</text:span></text:p>
          </draw:text-box>
        </draw:frame>
        <draw:frame draw:style-name="gr3" draw:text-style-name="P4" draw:layer="layout" svg:width="4.049cm" svg:height="0.501cm" svg:x="7.336cm" svg:y="21.747cm">
          <draw:text-box>
            <text:p text:style-name="P2"><text:span text:style-name="T3">Cur×Frus×</text:span><text:span text:style-name="T3">Asom </text:span><text:span text:style-name="T3">Mistral</text:span></text:p>
          </draw:text-box>
        </draw:frame>
        <draw:frame draw:style-name="gr3" draw:text-style-name="P4" draw:layer="layout" svg:width="1.056cm" svg:height="0.501cm" svg:x="10.731cm" svg:y="22.377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21.747cm">
          <draw:text-box>
            <text:p text:style-name="P2"><text:span text:style-name="T3">0.575</text:span></text:p>
          </draw:text-box>
        </draw:frame>
        <draw:frame draw:style-name="gr3" draw:text-style-name="P4" draw:layer="layout" svg:width="3.931cm" svg:height="0.501cm" svg:x="15.328cm" svg:y="21.747cm">
          <draw:text-box>
            <text:p text:style-name="P2"><text:span text:style-name="T3">Saturació</text:span><text:span text:style-name="T3">n </text:span><text:span text:style-name="T3">conﬁrmad</text:span><text:span text:style-name="T3">a</text:span></text:p>
          </draw:text-box>
        </draw:frame>
        <draw:frame draw:style-name="gr3" draw:text-style-name="P4" draw:layer="layout" svg:width="2.682cm" svg:height="0.501cm" svg:x="1.226cm" svg:y="23.447cm">
          <draw:text-box>
            <text:p text:style-name="P2"><text:span text:style-name="T3">Cross </text:span><text:span text:style-name="T3">Filosóﬁco</text:span></text:p>
          </draw:text-box>
        </draw:frame>
        <draw:frame draw:style-name="gr3" draw:text-style-name="P4" draw:layer="layout" svg:width="0.633cm" svg:height="0.501cm" svg:x="5.312cm" svg:y="23.447cm">
          <draw:text-box>
            <text:p text:style-name="P2"><text:span text:style-name="T3">120</text:span></text:p>
          </draw:text-box>
        </draw:frame>
        <draw:frame draw:style-name="gr3" draw:text-style-name="P4" draw:layer="layout" svg:width="1.86cm" svg:height="0.501cm" svg:x="7.336cm" svg:y="23.447cm">
          <draw:text-box>
            <text:p text:style-name="P2"><text:span text:style-name="T3">Curiosida</text:span><text:span text:style-name="T3">d</text:span></text:p>
          </draw:text-box>
        </draw:frame>
        <draw:frame draw:style-name="gr3" draw:text-style-name="P4" draw:layer="layout" svg:width="1.192cm" svg:height="0.501cm" svg:x="10.731cm" svg:y="23.447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24.077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23.447cm">
          <draw:text-box>
            <text:p text:style-name="P2"><text:span text:style-name="T3">0.096</text:span></text:p>
          </draw:text-box>
        </draw:frame>
        <draw:path draw:style-name="gr1" draw:text-style-name="P1" draw:layer="layout" svg:width="2.48cm" svg:height="0.29cm" svg:x="1.241cm" svg:y="25.258cm" svg:viewBox="0 0 2481 291" svg:d="M223 101c-4-14-9-26-15-36-7-9-15-16-25-21-10-4-22-7-35-7-18 0-34 5-47 14s-23 22-30 39-11 37-11 60c0 24 4 45 12 63 7 18 17 31 31 41 13 10 29 15 47 15 12 0 23-3 32-8 9-4 17-12 25-22s16-24 23-42h21l-12 69c-11 8-26 14-42 19-17 4-34 6-52 6-28 0-53-5-75-16-22-12-40-27-52-48-12-20-18-43-18-69 0-27 6-52 19-74 12-22 29-39 51-51 22-13 47-20 75-20 18 0 36 3 53 7 18 5 33 11 44 19v62zM334 143l-59-23v-15l59-24h18zM352 249c0 4 1 7 2 10 2 2 5 4 9 5 4 2 9 3 16 3v19h-104v-19c6 0 11-1 14-2 4-2 6-4 7-6 2-2 3-5 3-9v-137l53-32zM345 151c8-15 15-27 21-37s12-18 19-23c6-7 13-10 19-10 3 0 6 1 8 2 3 1 5 2 6 4v48h-10c-10 0-19 1-26 3s-14 6-19 10c-6 5-12 11-18 19zM528 291c-19 0-35-4-50-13-14-8-26-20-34-35-8-16-12-33-12-52 0-20 4-38 13-55s21-30 36-40 32-15 50-15 35 5 49 13c15 9 26 21 34 36 9 15 13 32 13 51 0 21-4 39-13 56s-21 30-36 40c-15 9-32 14-50 14zM532 271c9 0 16-3 22-9 5-6 10-14 13-26s5-26 5-44-2-34-6-47c-4-14-9-24-16-32-6-8-14-11-23-11s-16 3-22 8c-6 6-10 15-14 27-3 11-4 26-4 43 0 18 2 34 5 48 4 13 9 24 16 32 7 7 15 11 24 11zM674 219c5 18 11 31 20 39 8 8 19 12 32 12 7 0 14-1 19-3 6-3 11-6 14-11 3-4 5-9 5-15 0-5-2-9-4-13s-6-8-12-10c-5-3-12-6-21-8-3-1-7-2-10-3-16-4-29-8-39-13-9-5-17-12-21-20-5-8-7-17-7-29s3-23 10-32c7-10 16-18 28-24 12-5 26-8 42-8 14 0 27 2 38 5s22 8 31 14v46h-24c-3-14-9-25-17-32-8-8-18-12-29-12-7 0-13 1-18 3-4 2-8 5-11 9-2 4-4 9-4 13 0 6 2 11 4 14 3 4 7 7 13 10 6 2 14 5 24 7 18 4 32 9 43 15 11 5 19 12 23 20 5 8 8 18 8 30 0 14-3 26-10 36-7 11-17 18-31 24-13 5-28 8-45 8-14 0-28-2-41-5-13-4-25-10-34-17v-50zM858 219c5 18 11 31 20 39 8 8 19 12 32 12 7 0 14-1 19-3 6-3 11-6 14-11 3-4 5-9 5-15 0-5-2-9-4-13s-6-8-12-10c-5-3-12-6-21-8-3-1-7-2-10-3-16-4-29-8-39-13-9-5-17-12-21-20-5-8-7-17-7-29s3-23 10-32c7-10 16-18 28-24 12-5 26-8 41-8s28 2 39 5 22 8 31 14v46h-24c-3-14-9-25-17-32-8-8-18-12-29-12-7 0-13 1-18 3s-8 5-11 9c-2 4-4 9-4 13 0 6 2 11 4 14 3 4 7 7 13 10 6 2 14 5 24 7 18 4 32 9 43 15 11 5 19 12 23 20 5 8 8 18 8 30 0 14-4 26-10 36-7 11-18 18-31 24-13 5-28 8-45 8-14 0-28-2-41-5-14-4-25-10-34-17v-50zM1166 43c-14 0-25 1-33 5-8 3-15 8-20 15s-9 18-12 32h-20v-77h113v25zM1308 95c-3-14-7-25-12-32s-12-12-20-15c-8-4-19-5-32-5h-29v-25h113v77zM1143 267c8-1 15-2 19-4 5-2 8-4 10-8s4-9 4-16v-221h58v221c0 7 1 12 3 16s5 6 10 8c4 2 11 3 20 4v19h-124zM1508 236c-9 18-21 32-35 41-14 10-31 14-50 14s-37-4-52-13c-14-8-26-20-34-35s-12-32-12-51c0-21 4-39 13-56s21-30 36-40c16-10 33-15 51-15 16 0 30 4 42 11 12 6 21 16 28 28 7 13 10 27 10 44v13h-141v-20l97-2-5 9c0-13-2-25-5-34-2-9-6-16-11-20-6-5-12-7-19-7-9 0-17 3-24 9s-13 14-16 25c-4 11-6 24-6 39s3 28 7 39c6 11 13 20 22 25 10 6 21 9 35 9 10 0 20-2 30-6 9-4 18-11 27-20zM1402 69l26-69h59l-52 69zM1707 235c-8 18-19 32-33 42-14 9-30 14-49 14s-36-4-50-13c-14-8-26-20-34-35s-12-32-12-52c0-21 4-39 13-56s21-30 36-39c16-10 33-15 53-15 14 0 26 3 37 7 11 5 20 11 26 19s9 16 9 26c0 5-1 9-3 13-3 4-6 7-10 9h-34v-10c0-14-3-24-8-31-6-8-13-11-23-11s-18 3-25 8c-6 6-12 14-15 25-4 10-6 23-6 37 0 15 3 29 8 40s12 20 22 26c9 6 20 9 33 9 10 0 19-2 27-6 9-4 18-10 26-19zM1800 81l-18 62-59-23v-15l59-24zM1723 267c6 0 11-1 14-2 4-2 6-4 8-6 1-2 2-5 2-9v-137l53-32v169c0 4 1 7 2 9 2 2 4 4 8 6 3 1 7 2 13 2v19h-100zM1850 267c6 0 10-1 14-2 3-2 6-4 7-6s2-5 2-9v-99c0-11-3-19-8-25-5-5-13-7-24-7-6 0-12 1-19 4-7 2-13 5-20 9-6 5-11 10-16 16v-16c7-10 14-19 23-26 9-8 19-14 29-18 10-5 20-7 29-7 20 0 34 5 44 16 10 10 15 25 15 44v109c0 4 1 7 2 9 2 2 4 4 7 6 4 1 9 2 15 2v19h-100zM1986 36c0-7 1-13 4-18s7-9 12-12 11-4 17-4 12 1 17 4 9 7 12 12 5 11 5 18-2 13-5 18c-3 4-7 8-12 11s-11 5-17 5-12-2-17-5-9-7-12-12-4-11-4-17zM2029 143l-59-23v-15l59-24h19zM2048 250c0 4 0 7 2 9 1 2 4 4 7 6 3 1 8 2 14 2v19h-101v-19c7 0 11-1 15-2 3-2 5-4 7-6 1-2 2-5 2-9v-137l54-32zM2267 235c-7 18-18 32-32 42-14 9-31 14-50 14s-35-4-50-13c-14-8-25-20-34-35-8-15-12-32-12-52 0-21 4-39 13-56s21-30 37-39c15-10 33-15 52-15 14 0 27 3 38 7 11 5 19 11 25 19 7 8 10 16 10 26 0 5-2 9-4 13s-6 7-10 9h-34v-10c0-14-2-24-8-31-5-8-13-11-23-11-9 0-17 3-24 8-7 6-12 14-16 25-3 10-5 23-5 37 0 15 2 29 7 40 6 11 13 20 22 26 10 6 21 9 33 9 10 0 19-2 28-6 8-4 17-10 26-19zM2381 291c-18 0-35-4-49-13-15-8-26-20-35-35-8-16-12-33-12-52 0-20 5-38 14-55 8-17 20-30 35-40 16-10 32-15 51-15 18 0 34 5 49 13 14 9 26 21 34 36s13 32 13 51c0 21-5 39-14 56s-21 30-36 40c-15 9-31 14-50 14zM2386 271c8 0 15-3 21-9s10-14 13-26c4-12 5-26 5-44s-2-34-6-47c-3-14-9-24-15-32-7-8-14-11-23-11s-17 3-22 8c-6 6-11 15-14 27-3 11-5 26-5 43 0 18 2 34 6 48 4 13 9 24 15 32 7 7 15 11 25 11z">
          <text:p/>
        </draw:path>
        <draw:path draw:style-name="gr1" draw:text-style-name="P1" draw:layer="layout" svg:width="0.613cm" svg:height="0.277cm" svg:x="5.325cm" svg:y="25.271cm" svg:viewBox="0 0 614 278" svg:d="M3 251c14 0 24-2 30-4 7-1 11-4 13-8 3-3 4-9 4-16v-159l8 8h-58v-21c16-2 29-4 39-7s19-8 26-15c7-6 15-16 22-29h21v223c0 7 1 13 3 16 2 4 7 7 13 8 6 2 16 4 30 4v22h-151zM180 251c29-24 53-44 70-61 18-17 32-33 41-48 8-16 13-31 13-47 0-10-2-18-6-26-4-7-10-13-17-17s-16-6-26-6c-11 0-21 3-31 8-9 5-18 12-26 23l-14-10c9-22 21-38 37-49 16-12 35-18 57-18 18 0 33 4 46 10 13 7 23 16 29 28 7 12 11 26 11 42 0 18-6 36-17 53-10 17-26 33-46 49s-45 33-74 50v-10h140v51h-187zM503 278c-23 0-42-5-59-17-16-13-29-29-38-50-10-21-14-45-14-72 0-26 4-50 14-71 9-21 22-38 39-50s36-18 59-18c21 0 40 6 57 18s30 28 39 49 14 45 14 71c0 27-5 51-14 72-10 21-23 38-40 51-17 11-36 17-57 17zM512 252c9 0 16-3 23-10 7-6 12-16 15-28 4-13 5-29 5-47 0-27-2-51-8-73-5-21-12-38-22-50-9-12-20-18-33-18-9 0-16 3-22 10-7 6-11 16-15 28-3 13-5 28-5 47 0 27 3 52 8 73s12 38 21 50c10 12 21 18 33 18z">
          <text:p/>
        </draw:path>
        <draw:path draw:style-name="gr1" draw:text-style-name="P1" draw:layer="layout" svg:width="1.972cm" svg:height="0.288cm" svg:x="7.351cm" svg:y="25.26cm" svg:viewBox="0 0 1973 289" svg:d="M223 98c-3-14-8-26-15-36-6-9-14-16-24-21-10-4-22-7-36-7-18 0-34 5-47 14s-23 22-30 39-10 37-10 60c0 24 4 45 11 63 7 19 18 32 31 42 14 10 30 15 47 15 12 0 23-3 32-8 9-4 18-12 26-22 7-11 15-25 23-43h21l-12 70c-12 8-26 14-43 19-17 4-34 6-51 6-29 0-54-5-76-16-22-12-39-27-51-49-13-20-19-43-19-69 0-27 7-52 19-74s30-39 52-51 47-19 74-19c19 0 36 3 54 7 17 5 32 10 44 18v62zM331 140l-59-23v-15l59-24h18zM349 219c0 12 2 20 7 25 6 5 14 8 25 8 5 0 12-1 18-4 7-2 14-6 20-10 7-4 13-11 17-17v17c-6 10-14 19-23 27-10 8-19 14-29 18s-20 6-29 6c-19 0-34-5-44-15-11-10-16-25-16-45v-118l54-33zM457 140l-59-23v-15l59-24h18zM475 234c0 4 1 7 2 9 2 3 4 5 7 6 4 1 9 3 15 4v19l-59 16h-18v-177l53-33zM574 140l-59-23v-15l59-24h18zM592 247c0 4 1 7 3 10 1 2 4 4 8 5 4 2 9 3 16 3v19h-104v-19c7 0 11-1 15-2 3-2 5-4 7-6 1-2 2-5 2-9v-138l53-32zM585 148c8-15 15-27 21-37s13-18 19-23c7-7 13-10 19-10 3 0 6 1 9 2 2 1 4 2 6 4v48h-11c-10 0-18 1-26 3-7 2-13 6-19 10-6 5-11 11-18 19zM691 33c0-6 2-12 5-17s6-9 11-12 11-4 17-4c7 0 12 1 17 4 6 3 10 7 13 12 2 5 4 11 4 17 0 7-2 13-4 18-3 4-7 8-13 11-5 3-10 5-17 5-6 0-12-2-17-5s-8-7-11-12-5-11-5-17zM735 140l-59-23v-15l59-24h18zM753 248c0 4 1 7 2 9 2 2 4 4 7 6 4 1 8 2 14 2v19h-100v-19c6 0 11-1 14-2 3-2 6-4 7-6 2-2 3-5 3-9v-138l53-32zM890 289c-18 0-35-4-49-13-15-8-26-20-34-35-9-17-13-34-13-53 0-20 5-38 14-55s20-30 36-40c15-10 32-15 50-15s34 5 49 13c14 9 26 21 34 36s13 32 13 51c0 21-5 39-14 57-8 17-20 30-35 40-16 9-32 14-51 14zM895 269c8 0 15-3 21-9s11-14 14-26c3-13 5-27 5-45s-3-34-7-47c-3-14-8-24-15-32s-14-11-23-11-16 3-22 8c-6 6-11 15-14 27-3 11-4 26-4 43 0 18 1 34 5 48s9 25 16 33c6 7 15 11 24 11zM1036 216c5 19 12 32 20 40 9 8 20 12 32 12 8 0 15-1 20-3 6-3 10-6 13-11 4-4 5-9 5-15 0-5-1-9-4-14-2-4-6-8-11-10-5-3-13-6-22-8-3-1-6-2-10-3-15-4-28-8-38-13s-17-12-22-20c-4-8-6-17-6-29s3-23 10-32c6-10 16-18 28-24 12-5 26-8 41-8 14 0 27 2 39 5 11 3 22 8 31 14v46h-24c-3-14-9-25-17-32-8-8-18-12-29-12-7 0-13 1-18 3s-9 5-11 9c-3 4-4 9-4 13 0 6 1 11 4 14 2 4 7 7 13 10 5 2 14 5 24 7 18 4 32 9 43 15 10 5 18 12 23 20s8 18 8 30c0 15-4 27-11 37-7 11-17 18-30 24-13 5-28 8-45 8-14 0-28-2-42-5-13-4-24-10-33-17v-51zM1210 33c0-6 1-12 4-17s7-9 12-12 11-4 17-4 12 1 17 4 9 7 12 12 5 11 5 17c0 7-2 13-5 18-3 4-7 8-12 11s-11 5-17 5-12-2-17-5-9-7-12-12-4-11-4-17zM1253 140l-59-23v-15l59-24h19zM1272 248c0 4 0 7 2 9 1 2 4 4 7 6 3 1 8 2 14 2v19h-101v-19c7 0 11-1 15-2 3-2 5-4 7-6 1-2 2-5 2-9v-138l54-32zM1490 72l-58-29v-14l58-29h18zM1508 234c0 4 1 7 2 9 2 3 4 5 8 6s8 3 14 4v19l-59 16h-18v-255l53-33zM1473 133c-7-11-15-18-22-23-8-5-16-7-25-7-12 0-22 3-31 10-8 6-15 15-20 27-4 12-6 26-6 42 0 15 2 28 6 39 4 12 10 20 17 26 8 5 17 8 28 8 7 0 14-1 20-4 7-3 14-8 20-13 6-6 11-13 15-21l5 15c-7 12-14 23-23 31-8 9-17 15-28 20-10 4-21 6-32 6-16 0-30-4-43-12s-23-20-30-34-11-31-11-49c0-22 4-43 13-60 9-18 22-31 38-41s35-15 57-15c12 0 24 3 36 7 12 5 22 12 30 20zM1742 281c-5 3-10 4-16 5-6 2-11 2-17 2-14 0-24-4-32-11-7-7-11-18-11-31v-113c0-12-2-21-8-27-5-6-13-10-23-10-9 0-17 3-22 9-6 6-8 14-8 24v23h-38c-4-2-6-5-9-9-2-4-2-9-2-14 0-9 3-18 10-25 7-8 17-14 29-19 12-4 25-7 40-7 18 0 33 3 45 8 13 6 22 14 29 25 6 10 10 23 10 38v95c0 4 0 7 2 10 1 2 4 4 7 5 3 2 8 3 14 4zM1674 249c-9 14-20 24-31 30-12 7-25 10-39 10-11 0-20-2-28-6-8-5-14-11-19-19-4-7-6-16-6-26 0-15 4-27 13-37s22-17 40-22l77-21v17l-51 16c-10 3-17 7-21 13-5 5-7 13-7 21 0 7 2 11 4 16 2 4 6 8 10 10 5 3 10 4 15 4 8 0 15-2 23-6 7-4 14-10 20-18zM1932 72l-59-29v-14l59-29h18zM1950 234c0 4 0 7 2 9 1 3 4 5 7 6s8 3 14 4v19l-59 16h-18v-255l54-33zM1915 133c-8-11-15-18-23-23-7-5-15-7-25-7-11 0-21 3-30 10-9 6-15 15-20 27s-7 26-7 42c0 15 2 28 6 39 4 12 10 20 18 26 8 5 17 8 28 8 6 0 13-1 20-4s13-8 19-13c6-6 12-13 16-21l5 15c-7 12-15 23-23 31-9 9-18 15-28 20-10 4-21 6-33 6-15 0-29-4-42-12s-23-20-30-34c-8-14-11-31-11-49 0-22 4-43 13-60 9-18 22-31 38-41s35-15 56-15c12 0 25 3 36 7 12 5 22 12 31 20z">
          <text:p/>
        </draw:path>
        <draw:path draw:style-name="gr1" draw:text-style-name="P1" draw:layer="layout" svg:width="1.295cm" svg:height="0.288cm" svg:x="10.74cm" svg:y="25.26cm" svg:viewBox="0 0 1296 289" svg:d="M62 237c0 7 1 12 3 16s6 7 10 9c5 2 12 3 20 3v19h-95v-19c9 0 15-1 20-3 4-2 8-5 10-9s3-9 3-16v-173c0-7-1-12-3-16s-6-6-10-8c-5-3-11-4-20-4v-20h98l-36 38zM188 235l-11 50h-29l-91-218v-51h41zM168 235l90-219h9v51l-90 218h-29zM355 36c-9 0-16 1-21 4-4 2-7 4-10 8-1 4-2 9-2 16v173c0 7 1 12 2 16 3 4 6 7 10 9 5 2 12 3 21 3v19h-126v-19c9 0 16-1 21-3 4-2 8-5 10-9s3-9 3-16v-183l-5-38h97zM390 33c0-6 1-12 4-17s7-9 12-12 11-4 17-4 12 1 17 4 9 7 12 12 5 11 5 17c0 7-2 13-5 18-3 4-7 8-12 11s-11 5-17 5-12-2-17-5-9-7-12-12-4-11-4-17zM434 140l-59-23v-15l59-24h18zM452 248c0 4 1 7 2 9s4 4 7 6c4 1 8 2 14 2v19h-100v-19c6 0 11-1 14-2 3-2 6-4 7-6 2-2 2-5 2-9v-138l54-32zM519 216c5 19 12 32 20 40 9 8 19 12 32 12 8 0 14-1 20-3 6-3 10-6 13-11 3-4 5-9 5-15 0-5-1-9-4-14-2-4-6-8-11-10-6-3-13-6-22-8-3-1-6-2-10-3-16-4-28-8-38-13s-17-12-22-20c-4-8-6-17-6-29s3-23 9-32c7-10 16-18 29-24 12-5 25-8 41-8 14 0 27 2 38 5 12 3 22 8 32 14v46h-24c-4-14-9-25-17-32-9-8-18-12-30-12-6 0-12 1-17 3s-9 5-11 9c-3 4-4 9-4 13 0 6 1 11 4 14 2 4 6 7 12 10 6 2 14 5 25 7 18 4 32 9 43 15 10 5 18 12 23 20s7 18 7 30c0 15-3 27-10 37-7 11-17 18-30 24-13 5-28 8-46 8-14 0-27-2-41-5-13-4-24-10-33-17v-51zM675 94c10-3 19-7 25-11 7-5 13-10 17-16 5-6 10-14 14-24h24v74h-80zM755 231c0 7 2 12 5 17 3 4 9 7 16 10 8 2 18 4 30 4v19c-8 3-15 4-23 6-8 1-15 2-22 2-19 0-33-5-44-14-10-10-15-24-15-41v-134h53zM802 117h-67v-34h67zM886 140l-59-23v-15l59-24h18zM904 247c0 4 0 7 2 10 2 2 5 4 8 5 4 2 10 3 17 3v19h-104v-19c6 0 11-1 14-2 3-2 6-4 7-6 2-2 2-5 2-9v-138l54-32zM897 148c7-15 14-27 21-37 6-10 12-18 18-23 7-7 13-10 20-10 3 0 5 1 8 2 2 1 4 2 6 4v48h-11c-9 0-18 1-25 3s-14 6-20 10c-5 5-11 11-17 19zM1180 281c-5 3-11 4-16 5-6 2-11 2-17 2-14 0-25-4-32-11s-11-18-11-31v-113c0-12-3-21-8-27s-13-10-23-10-17 3-22 9c-6 6-9 14-9 24v23h-37c-4-2-7-5-9-9s-3-9-3-14c0-9 4-18 11-25 7-8 16-14 28-19 13-4 26-7 41-7 17 0 32 3 45 8 12 6 22 14 29 25 6 10 9 23 9 38v95c0 4 1 7 3 10 1 2 3 4 7 5 3 2 8 3 14 4zM1112 249c-9 14-20 24-32 30-11 7-24 10-39 10-10 0-19-2-27-6-8-5-15-11-19-19-4-7-7-16-7-26 0-15 5-27 14-37 8-10 22-17 40-22l76-21v17l-50 16c-10 3-17 7-22 13-4 5-6 13-6 21 0 7 1 11 3 16 3 4 6 8 11 10 4 3 9 4 15 4 7 0 15-2 22-6 8-4 15-10 21-18zM1255 72l-59-29v-14l59-29h18zM1273 248c0 4 1 7 2 9s4 4 7 6c4 1 8 2 14 2v19h-100v-19c6 0 11-1 14-2 3-2 6-4 7-6 2-2 2-5 2-9v-216l54-32z">
          <text:p/>
        </draw:path>
        <draw:path draw:style-name="gr1" draw:text-style-name="P1" draw:layer="layout" svg:width="1.066cm" svg:height="0.272cm" svg:x="10.74cm" svg:y="25.906cm" svg:viewBox="0 0 1067 273" svg:d="M62 220c0 6 1 12 3 16s6 7 10 8c5 3 12 4 20 5v19h-95v-19c9-1 15-2 20-5 4-1 8-4 10-8s3-10 3-16v-172c0-7-1-13-3-16-2-4-6-7-10-9-5-2-11-3-20-4v-19h66l-4 39zM242 270l-194-205 18-65 194 205zM297 19c-9 1-15 2-20 4s-8 5-10 9-2 9-2 16v222h-23l-7-39v-183c0-7-1-13-4-16-1-4-5-7-9-9-5-2-11-3-20-4v-19h95zM488 216c-9 19-20 34-36 43-14 9-30 14-50 14-19 0-36-4-51-13-15-8-26-21-35-36-8-15-12-32-12-51 0-21 4-40 13-56 9-17 21-31 37-40 15-10 32-15 51-15 16 0 29 4 41 10 13 7 23 17 29 29 7 13 11 27 11 44v13h-143v-20l98-2-6 9c0-14-1-25-4-34s-7-16-12-20c-5-5-11-8-18-8-10 0-18 4-25 10s-12 14-16 25c-3 11-5 24-5 39s2 28 7 39 12 19 22 25c9 6 21 9 34 9 11 0 21-2 30-6 11-4 20-11 29-20zM586 62l-18 62-59-23v-15l59-24zM509 249c6 0 11-1 14-4 4-1 6-3 8-5 1-2 2-5 2-9v-138l53-31v169c0 4 1 7 3 9 1 2 3 4 7 5 3 3 8 4 13 4v19h-100zM632 249c6 0 11-1 14-4 4-1 6-3 8-5 1-2 2-5 2-9v-101c0-10-3-18-8-23s-13-8-23-8c-6 0-12 2-19 4-6 2-13 6-19 10s-11 8-16 14v-16c7-10 14-18 23-25 9-8 19-13 28-17 10-5 20-7 29-7 19 0 33 5 43 15s15 25 15 43v111c0 4 0 7 2 9 1 2 4 4 7 5 4 3 8 4 14 4v19h-100zM755 249c6 0 11-1 14-4 4-1 6-3 8-5 1-2 2-5 2-9v-101c0-10-3-18-8-23s-13-8-24-8c-6 0-12 2-18 4-7 2-13 6-19 10s-11 8-16 14v-16c6-10 14-18 23-25 9-8 18-13 28-17 10-5 20-7 29-7 18 0 33 5 43 15s15 25 15 43v111c0 4 0 7 2 9 1 2 4 4 7 5 4 3 8 4 14 4v19h-100zM968 273c-18 0-35-4-50-13-14-9-25-21-34-37-8-15-12-32-12-51 0-20 5-39 13-55 9-17 21-31 36-40 16-10 32-15 50-15 19 0 35 4 49 13 15 9 26 21 35 36 8 15 12 32 12 51 0 21-4 39-13 56-9 16-21 31-36 41-15 9-32 14-50 14zM972 253c9 0 16-3 22-10 6-6 10-15 13-26 3-12 5-27 5-44 0-18-2-34-6-48-4-13-9-24-15-31-7-8-15-12-23-12-9 0-17 3-23 9-5 6-10 15-13 27-3 11-5 26-5 43 0 18 2 34 6 48 3 13 9 24 15 32 7 8 15 12 24 12z">
          <text:p/>
        </draw:path>
        <draw:path draw:style-name="gr1" draw:text-style-name="P1" draw:layer="layout" svg:width="0.983cm" svg:height="0.277cm" svg:x="13.399cm" svg:y="25.271cm" svg:viewBox="0 0 984 278" svg:d="M111 278c-22 0-41-5-58-17-17-13-30-29-39-50s-14-45-14-72c0-26 5-50 14-71 10-21 23-38 39-50 17-12 36-18 58-18s41 6 58 18c16 12 29 28 39 49 9 21 13 45 13 71 0 27-4 51-14 72-9 21-22 38-39 51-17 11-36 17-57 17zM119 252c9 0 17-3 24-10 6-6 11-16 15-28 3-13 5-29 5-47 0-27-3-51-8-73-6-21-13-38-22-50-10-12-20-18-32-18-9 0-17 3-23 10-6 6-11 16-14 28-4 13-5 28-5 47 0 27 2 52 8 73 5 21 12 38 21 50s20 18 31 18zM249 241c0-6 2-12 5-17s7-9 12-12c6-4 11-5 17-5 7 0 12 1 17 5 6 3 10 7 13 12 3 6 5 11 5 17s-2 12-5 17c-3 7-7 11-13 14-5 2-10 4-17 4-6 0-11-2-17-4-5-3-9-7-12-14-3-5-5-11-5-17zM365 262c43-13 75-32 97-58 22-25 33-57 33-94 0-17-3-32-7-45-5-13-11-23-19-29-8-7-17-11-28-11-9 0-17 3-24 7-7 5-12 11-16 20s-6 19-6 30c0 12 3 23 7 33 5 9 11 16 19 21 9 5 18 8 29 8 10 0 18-2 27-6 8-4 16-10 23-18v18c-9 13-20 23-33 30s-27 10-42 10c-16 0-30-3-43-11-13-6-23-16-30-29-7-12-11-26-11-41 0-18 5-34 14-49s21-26 37-35c16-8 34-13 53-13 22 0 41 5 57 15 16 9 29 22 38 39s14 37 14 59c0 29-8 55-22 77-15 23-36 41-63 56-27 16-60 26-98 32zM586 208c9 13 20 23 32 30s25 10 40 10c11 0 21-2 29-6 9-4 15-9 20-17 4-7 6-16 6-27 0-12-3-23-10-32-7-8-17-15-31-19-13-5-29-8-47-8v-21c15-1 28-3 38-6 11-4 19-9 24-15 5-7 8-15 8-24 0-6-2-11-5-16-3-4-7-8-13-11-5-2-11-4-18-4-11 0-22 3-31 8-10 5-19 13-28 24l-14-10c8-21 20-37 36-48 16-10 35-16 55-16 15 0 27 3 38 8s19 12 25 21c6 8 10 18 10 30 0 11-4 21-10 30-7 8-16 16-28 22-12 7-27 12-46 16l6-11c21 2 38 6 52 13 15 7 26 15 33 26 8 11 12 24 12 38 0 16-4 31-13 43-8 13-20 24-36 32-15 7-32 10-51 10-25 0-45-5-62-14-15-11-27-26-35-46zM813 273l134-220 2 3h-156v-51h191v22l-110 246z">
          <text:p/>
        </draw:path>
        <draw:frame draw:style-name="gr5" draw:text-style-name="P6" draw:layer="layout" svg:width="0.465cm" svg:height="0.439cm" svg:x="13.386cm" svg:y="25.823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2.972cm" svg:height="0.375cm" svg:x="15.343cm" svg:y="25.26cm" svg:viewBox="0 0 2973 376" svg:d="M223 98c-3-14-8-26-15-36-6-9-14-16-24-21-10-4-22-7-36-7-18 0-34 5-47 14s-23 22-30 39-10 37-10 60c0 24 3 45 11 63 7 18 18 31 31 41 14 10 29 15 47 15 12 0 23-3 32-8 9-4 18-12 25-22 8-10 16-24 24-42h20l-12 69c-11 8-25 14-42 19-17 4-34 6-51 6-29 0-54-5-76-16-22-12-39-27-52-48-12-20-18-43-18-69 0-27 6-52 19-74 12-22 30-39 52-51s47-19 74-19c18 0 36 3 54 7 17 5 32 10 44 18v62zM371 288c-18 0-35-4-50-13-14-8-25-20-34-35-8-16-12-33-12-52 0-20 5-38 13-55 9-17 21-30 36-40 16-10 32-15 50-15 19 0 35 5 49 13 15 9 27 21 35 36s12 32 12 51c0 21-4 39-13 56s-21 30-36 40c-15 9-32 14-50 14zM376 268c8 0 15-3 21-9s10-14 13-26c4-12 5-26 5-44s-2-34-6-47c-4-14-9-24-15-32-7-8-15-11-23-11-9 0-17 3-23 8-5 6-10 15-13 27-3 11-5 26-5 43 0 18 2 34 6 48 3 13 9 24 15 32 7 7 15 11 25 11zM567 78l-19 62-59-23v-15l59-24zM489 264c7 0 11-1 15-2 3-2 5-4 7-6 1-2 2-5 2-9v-137l54-32v169c0 4 0 7 2 9 1 2 4 4 7 6 3 1 8 2 14 2v19h-101zM616 264c6 0 11-1 14-2 4-2 6-4 7-6 2-2 2-5 2-9v-99c0-11-2-19-7-25-6-5-14-7-25-7-6 0-12 1-19 4-6 2-13 5-19 9-6 5-12 10-17 16v-16c7-10 15-19 23-26 10-8 19-14 29-18 10-5 20-7 30-7 19 0 33 5 43 16 10 10 15 25 15 44v109c0 4 1 7 3 9 1 2 3 4 7 6 3 1 8 2 14 2v19h-100zM723 94c10-3 19-7 26-11 6-5 12-10 17-16 4-6 9-14 13-24h24v74h-80zM803 230c0 7 2 12 5 17 4 4 9 7 17 10 7 2 17 4 29 4v19c-7 3-15 4-23 6-8 1-15 2-22 2-19 0-33-5-43-14-11-10-16-24-16-41v-133h53zM850 117h-67v-34h67zM934 140l-59-23v-15l59-24h18zM952 246c0 4 1 7 2 10 2 2 5 4 9 5 4 2 9 3 16 3v19h-104v-19c6 0 11-1 14-2 4-2 6-4 7-6 2-2 3-5 3-9v-137l53-32zM945 148c8-15 15-27 21-37s12-18 19-23c6-7 13-10 20-10 3 0 6 1 8 2 3 1 5 2 6 4v48h-10c-11 0-20 1-27 3s-14 6-19 10c-6 5-12 11-18 19zM1129 288c-19 0-35-4-50-13-14-8-26-20-34-35-8-16-12-33-12-52 0-20 4-38 13-55s21-30 36-40 32-15 50-15 35 5 49 13c15 9 26 21 34 36 9 15 13 32 13 51 0 21-4 39-13 56s-21 30-36 40c-15 9-32 14-50 14zM1133 268c9 0 16-3 22-9 5-6 10-14 13-26s5-26 5-44-2-34-6-47c-4-14-9-24-16-32-6-8-14-11-23-11s-16 3-22 8c-6 6-10 15-14 27-3 11-4 26-4 43 0 18 2 34 5 48 4 13 9 24 16 32 7 7 15 11 24 11zM1304 72l-59-29v-14l59-29h19zM1323 247c0 4 0 7 2 9 1 2 4 4 7 6 3 1 8 2 14 2v19h-101v-19c7 0 12-1 15-2 3-2 5-4 7-6 1-2 2-5 2-9v-215l54-32zM1510 78l-19 62-59-23v-15l59-24zM1432 264c7 0 11-1 15-2 3-2 5-4 7-6 1-2 2-5 2-9v-137l54-32v169c0 4 0 7 2 9 1 2 4 4 7 6 3 1 8 2 14 2v19h-101zM1559 264c6 0 11-1 14-2 4-2 6-4 7-6s2-5 2-9v-99c0-11-2-19-7-25-6-5-14-7-25-7-6 0-12 1-19 4-7 2-13 5-19 9-7 5-12 10-17 16v-16c7-10 15-19 23-26 9-8 19-14 29-18 10-5 20-7 30-7 19 0 33 5 43 16 10 10 15 25 15 44v109c0 4 1 7 2 9 2 2 4 4 8 6 3 1 8 2 14 2v19h-100zM1859 233c-8 18-20 32-34 41-14 10-31 14-50 14-20 0-37-4-52-13-14-8-26-20-34-35-9-15-13-32-13-51 0-21 5-39 14-56 8-17 21-30 36-40s33-15 51-15c16 0 30 4 42 11 12 6 21 16 28 28 7 13 10 27 10 44v13h-141v-20l97-2-5 9c0-13-2-25-5-34-2-9-6-16-11-20-6-5-12-7-19-7-9 0-17 3-24 9s-13 14-16 25c-4 11-6 24-6 39s2 28 7 39 13 20 22 25c10 6 21 9 35 9 10 0 20-2 30-6 9-4 18-11 27-20zM2023 99c10-4 17-8 23-10s11-3 15-4 8-2 11-2h11v34h-60zM1975 78c16 0 31 3 43 9 13 6 22 14 30 24 6 11 10 22 10 36 0 13-4 26-12 37-7 11-17 20-30 26-13 7-27 10-43 10s-31-2-43-8c-13-6-23-14-30-24s-10-22-10-35c0-14 3-26 11-38 8-11 18-20 31-27s27-10 43-10zM1973 97c-11 0-19 5-25 13-5 8-8 20-8 36 0 11 1 20 4 29 3 8 8 15 13 19 6 5 12 8 18 8 11 0 19-4 25-13 5-8 8-21 8-36 0-11-2-21-5-29s-7-15-12-19c-6-5-12-8-18-8zM1943 292c-11 0-20 3-27 8-6 6-9 14-9 23 0 7 2 13 7 18 4 5 10 9 18 11 9 3 19 5 31 5h13c12 0 23-2 33-5 10-4 17-8 23-14 5-6 8-12 8-19 0-8-3-14-8-18-6-4-13-6-23-6h-89v-10c-11 0-20-3-27-10-6-6-10-15-10-26 0-9 2-16 7-23s11-12 19-17c8-4 18-6 29-7l5 13c-8 0-15 2-19 5s-7 7-7 13c0 5 2 9 5 11 3 3 8 4 13 4h86c12 0 23 2 32 7 10 5 17 11 22 19 5 9 8 18 8 30s-5 24-15 35c-9 11-22 19-39 27-16 6-34 10-53 10h-13c-18 0-35-2-49-6s-25-10-33-18-12-16-12-25c0-8 3-16 9-23 5-7 13-12 22-17 10-4 20-6 31-6h18v11zM2292 280c-5 3-11 4-16 5-6 2-11 2-17 2-14 0-25-4-32-11s-11-18-11-31v-112c0-12-3-21-8-27s-13-10-23-10-17 3-22 9c-6 6-9 14-9 24v23h-37c-4-2-7-5-9-9s-3-9-3-14c0-9 4-18 11-25 7-8 16-14 28-19 13-4 26-7 41-7 17 0 32 3 45 8 12 6 22 14 29 25 6 10 9 23 9 38v94c0 4 1 7 3 10 1 2 3 4 7 5 3 2 8 3 14 4zM2224 248c-9 14-20 24-32 30-11 7-24 10-39 10-10 0-19-2-27-6-8-5-15-11-19-19-4-7-7-16-7-26 0-14 5-26 14-36 8-10 22-17 40-22l76-21v17l-50 16c-10 3-17 7-22 13-4 5-6 13-6 21 0 6 1 10 3 15 3 4 6 8 11 10 4 3 9 4 15 4 7 0 15-2 22-6 8-4 15-10 21-18zM2296 94c10-3 19-7 26-11 6-5 12-10 17-16 4-6 9-14 13-24h24v74h-80zM2376 230c0 7 2 12 5 17 4 4 9 7 17 10 7 2 17 4 29 4v19c-7 3-15 4-23 6-7 1-15 2-22 2-19 0-33-5-43-14-11-10-16-24-16-41v-133h53zM2423 117h-67v-34h67zM2463 33c0-6 2-12 5-17s7-9 11-12c5-3 11-4 17-4 7 0 12 1 18 4 5 3 9 7 12 12s4 11 4 17c0 7-1 13-4 18-3 4-7 8-12 11-6 3-11 5-18 5-6 0-12-2-17-5-4-3-8-7-11-12s-5-11-5-17zM2507 140l-59-23v-15l59-24h18zM2525 247c0 4 1 7 2 9 2 2 4 4 8 6 3 1 7 2 13 2v19h-100v-19c6 0 11-1 14-2 4-2 6-4 7-6 2-2 3-5 3-9v-137l53-32zM2664 102c-8 1-14 3-18 4-4 2-6 4-6 7-1 4 0 8 3 14l40 102h-8l41-102c2-6 3-10 3-14-1-3-3-5-7-7-3-1-9-3-17-4v-19h75v19c-5 1-9 2-11 3-3 1-5 3-7 5s-3 4-4 7l-74 169h-18l-78-168c-1-4-3-6-5-8-1-2-3-4-6-5s-7-2-11-3v-19h108zM2874 288c-18 0-35-4-49-13-15-8-26-20-35-35-8-16-12-33-12-52 0-20 5-38 14-55 8-17 20-30 35-40 16-10 32-15 51-15 18 0 34 5 49 13 14 9 26 21 34 36s12 32 12 51c0 21-4 39-13 56s-21 30-36 40c-15 9-31 14-50 14zM2879 268c8 0 15-3 21-9s10-14 13-26c4-12 5-26 5-44s-2-34-6-47c-3-14-9-24-15-32-7-8-15-11-23-11-9 0-17 3-22 8-6 6-11 15-14 27-3 11-5 26-5 43 0 18 2 34 6 48 3 13 9 24 15 32 7 7 15 11 25 11z">
          <text:p/>
        </draw:path>
        <draw:path draw:style-name="gr1" draw:text-style-name="P1" draw:layer="layout" svg:width="1.495cm" svg:height="0.372cm" svg:x="15.335cm" svg:y="25.89cm" svg:viewBox="0 0 1496 373" svg:d="M59 140l-59-23v-15l59-24h17zM76 337c0 3 1 7 3 9 1 2 4 4 7 5s8 2 14 3v19h-100v-19c6-1 11-2 14-3s6-3 7-5c2-2 3-6 3-9v-228l52-31zM52 135c6-12 13-22 22-31 9-8 18-15 28-19 10-5 21-7 32-7 16 0 30 4 43 13 13 8 23 19 30 33 7 15 11 31 11 48 0 23-4 43-13 61-9 17-22 31-38 42-16 9-35 14-56 14-13 0-25-2-37-7-12-4-22-11-30-21l14-28c7 11 15 19 22 24 8 4 16 6 26 6 11 0 21-3 30-9 9-7 15-16 20-28s7-26 7-42c0-15-2-28-6-38-4-11-10-20-18-25-8-6-17-9-28-9-6 0-13 2-20 5s-14 7-20 12c-6 6-11 12-15 20zM428 232c-9 19-21 33-35 43-14 9-32 14-51 14s-36-4-52-13c-14-8-26-21-34-36s-12-32-12-51c0-21 4-40 13-56 9-17 21-31 36-40 16-10 33-15 52-15 15 0 30 4 42 10 12 7 21 17 28 29 7 13 10 27 10 44v13h-142v-20l98-2-5 9c0-14-2-25-5-34-2-9-6-16-12-20-5-5-12-8-19-8-9 0-17 4-24 10s-13 14-16 25c-4 11-6 24-6 39s3 28 8 39 12 19 22 25c9 6 21 9 34 9 11 0 21-2 31-6s19-11 27-20zM508 140l-59-23v-15l59-24h18zM526 246c0 4 1 7 2 9 2 3 5 5 8 6 4 1 10 3 17 3v20h-104v-20c6 0 11-1 14-3 3-1 6-3 7-5 2-2 2-5 2-9v-138l54-31zM519 148c7-15 14-27 21-37 6-10 12-18 18-24 7-6 13-9 20-9 3 0 5 0 8 2 2 0 5 2 6 3v48h-10c-10 0-19 2-26 4s-14 6-20 10c-5 5-11 11-17 19zM610 264c6 0 11-1 14-3 4-1 6-3 8-5 1-2 2-5 2-9v-173c0-14 3-27 9-38 7-11 16-20 28-26 12-7 25-10 41-10 11 0 22 2 31 6 9 3 16 8 22 14 5 6 7 13 7 20 0 4-1 7-2 11-2 4-5 7-8 9h-37v-23c0-7-1-13-3-17-3-4-7-6-11-6-8 0-14 4-18 11s-6 18-6 31v190c0 4 1 7 2 9 2 3 5 5 9 6s10 3 18 3v20h-106zM607 93c8-2 16-5 22-8s12-7 17-11c6-4 11-10 17-16h18v59h-74zM734 117h-67v-34h67zM938 232c-9 19-20 33-35 43-14 9-30 14-50 14-19 0-36-4-51-13-15-8-26-21-35-36-8-15-12-32-12-51 0-21 5-40 13-56 9-17 21-31 37-40 15-10 32-15 51-15 16 0 30 4 41 10 13 7 22 17 29 29 6 13 10 27 10 44v13h-142v-20l98-2-6 9c0-14-1-25-4-34s-7-16-12-20c-5-5-11-8-18-8-10 0-18 4-25 10s-12 14-16 25c-3 11-5 24-5 39s2 28 7 39 12 19 22 25 21 9 34 9c11 0 21-2 31-6 9-4 18-11 27-20zM1137 232c-7 18-18 32-32 43-14 9-31 14-50 14s-35-4-49-13c-15-9-26-21-35-37-8-15-12-32-12-51 0-21 5-40 14-56 8-17 20-30 36-40 16-9 33-14 52-14 14 0 27 2 38 7s19 11 26 19c6 8 9 16 9 26 0 5-1 9-4 13-2 4-5 7-10 9h-33v-10c0-14-3-25-9-32-5-7-13-11-23-11-9 0-17 3-24 9s-12 14-15 25c-4 10-6 23-6 36 0 16 2 29 8 41 5 11 12 20 21 26 10 6 21 9 33 9 10 0 19-2 28-6s17-10 26-19zM1153 94c11-4 19-8 26-12 6-4 12-9 17-15 4-6 9-14 14-24h23v74h-80zM1233 230c0 7 2 12 5 17 4 4 9 7 17 10 7 2 17 3 30 4v20c-8 2-16 4-24 6-7 1-15 2-22 2-18 0-33-5-43-14-11-11-16-25-16-43v-132h53zM1280 117h-67v-34h67zM1397 289c-19 0-35-4-50-13-14-9-25-21-34-37-8-15-12-32-12-51 0-20 4-39 13-55 9-17 21-31 36-40 16-10 32-15 50-15 19 0 35 4 49 13 15 9 26 21 34 36 9 15 13 32 13 51 0 21-4 39-13 56-9 16-21 30-36 41-15 9-32 14-50 14zM1401 269c9 0 16-4 22-10s10-15 13-26c3-12 5-27 5-44 0-18-2-34-6-48-4-13-9-24-15-31-7-8-15-12-24-12-8 0-16 3-22 9s-10 15-13 27c-3 11-5 26-5 43 0 18 2 34 6 48 3 13 8 24 15 32 7 7 15 12 24 12z">
          <text:p/>
        </draw:path>
        <draw:frame draw:style-name="gr3" draw:text-style-name="P4" draw:layer="layout" svg:width="3.456cm" svg:height="0.501cm" svg:x="15.328cm" svg:y="23.447cm">
          <draw:text-box>
            <text:p text:style-name="P2"><text:span text:style-name="T3">d=0.235 </text:span><text:span text:style-name="T3">consistent</text:span><text:span text:style-name="T3">e</text:span></text:p>
          </draw:text-box>
        </draw:frame>
        <draw:frame draw:style-name="gr3" draw:text-style-name="P4" draw:layer="layout" svg:width="2.491cm" svg:height="0.501cm" svg:x="1.226cm" svg:y="26.848cm">
          <draw:text-box>
            <text:p text:style-name="P2"><text:span text:style-name="T3">Cross </text:span><text:span text:style-name="T3">Creativo</text:span></text:p>
          </draw:text-box>
        </draw:frame>
        <draw:frame draw:style-name="gr3" draw:text-style-name="P4" draw:layer="layout" svg:width="0.421cm" svg:height="0.501cm" svg:x="5.312cm" svg:y="26.848cm">
          <draw:text-box>
            <text:p text:style-name="P2"><text:span text:style-name="T3">96</text:span></text:p>
          </draw:text-box>
        </draw:frame>
        <draw:frame draw:style-name="gr3" draw:text-style-name="P4" draw:layer="layout" svg:width="1.86cm" svg:height="0.501cm" svg:x="7.336cm" svg:y="26.848cm">
          <draw:text-box>
            <text:p text:style-name="P2"><text:span text:style-name="T3">Curiosida</text:span><text:span text:style-name="T3">d</text:span></text:p>
          </draw:text-box>
        </draw:frame>
        <draw:frame draw:style-name="gr3" draw:text-style-name="P4" draw:layer="layout" svg:width="1.192cm" svg:height="0.501cm" svg:x="10.731cm" svg:y="26.848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27.478cm">
          <draw:text-box>
            <text:p text:style-name="P2"><text:span text:style-name="T3">Nemo</text:span></text:p>
          </draw:text-box>
        </draw:frame>
        <draw:frame draw:style-name="gr3" draw:text-style-name="P4" draw:layer="layout" svg:width="0.942cm" svg:height="0.501cm" svg:x="13.386cm" svg:y="26.848cm">
          <draw:text-box>
            <text:p text:style-name="P2"><text:span text:style-name="T3">0.680</text:span></text:p>
          </draw:text-box>
        </draw:frame>
        <draw:path draw:style-name="gr1" draw:text-style-name="P1" draw:layer="layout" svg:width="1.932cm" svg:height="0.438cm" svg:x="1.241cm" svg:y="28.595cm" svg:viewBox="0 0 1933 439" svg:d="M131 355c-24 0-47-6-67-18s-35-28-47-48c-12-21-17-43-17-68 0-27 5-52 17-74 12-21 28-38 48-50 21-13 45-19 72-19 24 0 46 6 66 19 20 11 36 28 48 48 11 20 17 43 17 67 0 28-6 53-18 75-11 21-27 38-48 50s-44 18-71 18zM137 332c14 0 27-4 38-13s19-21 24-38c6-17 9-37 9-61s-3-45-10-63c-6-18-15-32-27-41-11-10-24-15-39-15s-28 4-39 13-19 22-25 39c-5 16-8 37-8 60 0 24 3 45 9 63 7 18 16 32 27 42 12 10 25 14 41 14zM117 70l26-70h59l-52 70zM350 207l-59-23v-15l59-24h17zM367 403c0 4 1 7 2 9 2 2 4 4 8 5 3 1 8 2 14 3v19h-100v-19c6-1 11-2 14-3s6-3 7-5 2-5 2-9v-227l53-31zM342 202c7-12 14-22 22-31 9-8 19-15 29-19 10-5 21-7 32-7 16 0 30 4 43 13 12 8 22 19 30 33 7 15 11 31 11 48 0 23-5 43-13 61-9 17-22 31-38 41-17 9-35 14-57 14-12 0-24-2-36-7-12-4-22-11-30-19l13-29c8 12 16 19 23 24 7 4 16 6 25 6 12 0 22-3 31-9 9-7 15-16 20-28 4-12 7-26 7-42 0-15-2-27-6-38s-10-19-18-25-17-9-28-9c-7 0-14 2-20 5-7 3-14 7-20 12-6 6-11 12-15 20zM528 161c10-4 18-7 25-12 7-4 12-9 17-15s9-14 14-24h24v74h-80zM608 297c0 7 1 12 5 17 3 4 9 7 16 10 8 2 18 3 30 4v19c-8 2-16 4-23 6-8 1-16 2-22 2-19 0-34-5-44-14-10-10-15-24-15-42v-132h53zM654 184h-66v-34h66zM695 100c0-6 1-12 4-17s7-9 12-12 10-4 17-4c6 0 12 1 17 4s9 7 12 12 4 11 4 17-1 12-4 17-7 9-12 12-11 4-17 4c-7 0-12-1-17-4s-9-7-12-12-4-11-4-17zM738 207l-59-23v-15l59-24h18zM756 314c0 3 1 7 3 9 1 2 3 4 7 6 3 1 8 2 14 2v19h-101v-19c6 0 11-1 15-2 3-2 5-4 7-6 1-2 2-5 2-9v-138l53-31zM875 145l-18 62-59-23v-15l59-24zM798 331c6 0 11-1 14-2 4-2 6-4 7-6 2-2 3-5 3-9v-138l53-31v169c0 4 1 7 2 9 2 2 4 4 7 6 4 1 8 2 14 2v19h-100zM921 331c6 0 11-1 14-2 3-2 6-4 7-6 2-2 2-5 2-9v-101c0-10-2-18-7-23s-13-7-23-7c-6 0-13 1-19 3-7 3-13 6-19 10s-12 9-16 14v-16c6-9 14-18 23-25 9-8 18-13 28-17 10-5 19-7 29-7 19 0 33 5 43 15 9 10 14 25 14 43v111c0 4 1 7 3 9 1 2 3 4 7 6 3 1 8 2 14 2v19h-100zM1044 331c6 0 11-1 14-2 3-2 6-4 7-6 2-2 2-5 2-9v-101c0-10-2-18-7-23-6-5-13-7-24-7-6 0-12 1-19 3-6 3-12 6-19 10-5 4-11 9-15 14v-16c6-9 14-18 23-25 8-8 18-13 28-17 10-5 19-7 28-7 19 0 34 5 43 15 10 10 15 25 15 43v111c0 4 1 7 3 9 1 2 3 4 7 6 3 1 8 2 14 2v19h-100zM1257 355c-19 0-35-4-50-13-14-8-26-20-34-35-8-16-12-33-12-52 0-20 4-38 13-55s21-30 36-40 32-15 50-15 35 4 49 13c15 9 26 21 34 36 9 15 13 32 13 51 0 21-4 39-13 56s-21 30-36 40c-15 9-32 14-50 14zM1261 335c9 0 16-3 22-9 5-6 10-15 13-26 3-12 5-27 5-44 0-18-2-34-6-48-4-13-9-24-16-31-6-8-14-12-23-12s-16 3-22 9-10 15-14 27c-3 11-4 26-4 43 0 18 2 34 5 48 4 13 9 24 16 32 7 7 15 11 24 11zM1446 329c30-24 53-44 71-61s31-33 40-49c9-15 13-30 13-46 0-10-2-18-6-26-3-7-9-13-16-17-8-4-16-6-26-6-12 0-22 3-31 8s-18 12-26 23l-14-10c9-22 21-39 37-50 15-11 35-17 57-17 17 0 32 4 45 10 13 7 23 16 30 28s10 26 10 42c0 18-5 35-16 53-11 17-26 33-46 49-21 16-45 33-74 50v-11h140v51h-188zM1747 298c0 7 1 13 3 17s6 7 11 9c6 2 13 3 22 3h4v23h-133v-19c10 0 16-2 21-4 5-1 8-4 10-8s3-10 3-16v-172c0-7-1-13-3-16-2-4-5-7-10-9s-11-3-21-3v-20h93zM1785 83c30 0 56 6 78 16 23 11 40 26 52 45 12 20 18 42 18 68 0 27-6 50-18 71s-28 38-49 49c-22 12-46 18-73 18h-66v-23h63c16 0 30-4 43-13 12-9 22-21 30-37 7-16 11-35 11-56 0-24-4-45-12-62s-20-30-35-39-32-14-52-14h-48v-23z">
          <text:p/>
        </draw:path>
        <draw:path draw:style-name="gr1" draw:text-style-name="P1" draw:layer="layout" svg:width="2.079cm" svg:height="0.288cm" svg:x="1.236cm" svg:y="29.291cm" svg:viewBox="0 0 2080 289" svg:d="M178 232c-8 19-18 32-33 42-14 10-30 15-49 15s-35-5-50-13c-14-9-26-21-34-36s-12-32-12-51c0-21 4-40 13-56 9-18 21-31 36-41 16-10 34-14 53-14 14 0 26 2 37 7 11 4 20 11 26 19 6 7 10 16 10 26 0 5-2 10-4 14s-6 7-10 9h-34v-10c0-14-3-26-8-33s-13-11-23-11c-9 0-18 3-24 9-7 5-12 14-16 25s-5 23-5 37c0 16 2 29 7 40 5 12 13 21 22 27s20 9 33 9c10 0 19-2 27-6 9-4 18-11 26-19zM292 289c-18 0-35-5-50-13-14-9-25-21-34-36-8-15-12-32-12-52 0-19 5-38 13-55 9-18 21-31 36-40 16-10 32-15 50-15 19 0 35 4 49 13 15 8 26 20 35 37 8 15 12 32 12 51 0 20-4 39-13 56-9 16-21 29-36 39s-32 15-50 15zM296 268c9 0 16-3 22-9 6-5 10-14 13-25 3-12 5-27 5-45 0-17-2-33-6-47-4-13-9-25-15-32-7-8-15-12-24-12-8 0-16 3-22 9-5 6-10 15-13 27s-5 26-5 44 2 34 6 47c3 14 9 25 15 32 7 8 15 11 24 11zM488 78l-19 62-59-24v-15l59-23zM410 265c7-1 11-2 15-3 3-1 5-3 7-5 1-3 2-6 2-10v-138l54-31v169c0 4 0 7 2 10 1 2 4 4 7 5s8 2 14 3v19h-101zM537 265c6-1 11-2 14-3 4-1 6-3 7-5 1-3 2-6 2-10v-99c0-11-2-19-7-25-6-5-14-8-25-8-6 0-12 2-19 4s-13 6-19 11c-7 4-12 10-17 15v-16c7-11 15-19 23-27 9-7 19-13 29-18 10-4 20-6 30-6 19 0 33 5 43 15s15 25 15 46v108c0 4 1 7 2 10 2 2 4 4 8 5 3 1 8 2 14 3v19h-100zM659 265c6-1 10-2 14-3 3-1 6-3 7-5 2-3 3-6 3-10v-164c0-17 4-31 13-43 9-13 23-23 39-30 17-6 37-10 59-10 17 0 32 2 45 5 12 4 22 9 29 15 8 6 11 13 11 22 0 4-1 9-4 12-3 4-6 7-11 10h-43v-12c0-11-3-20-9-26-5-5-14-8-25-8s-20 2-28 7-13 12-17 22c-5 10-7 22-7 35v165c0 4 1 7 3 9 1 2 4 4 8 6 5 1 11 2 18 3v19h-105zM656 93c12-3 22-8 30-13 9-6 17-13 26-23h18v59h-74zM856 116h-140v-33h140zM797 265c6-1 11-2 15-3 3-1 5-3 7-5 1-3 2-6 2-10v-164l35-5h18v169c0 4 1 7 2 10 1 2 4 4 7 5 4 1 9 2 15 3v19h-101zM975 140l-59-24v-15l59-23h18zM993 246c0 4 1 8 2 10 2 2 5 4 8 6 4 1 10 2 17 3v19h-104v-19c6-1 11-2 14-3s6-3 7-5c2-3 2-6 2-10v-138l54-31zM986 149c7-15 14-29 21-38 6-10 12-18 18-24 7-6 13-9 20-9 3 0 5 0 8 1 2 1 5 2 6 4v49h-10c-10 0-19 1-26 3-7 3-14 6-20 11-5 4-11 11-17 19zM1153 78l-18 62-59-24v-15l59-23zM1076 265c6-1 11-2 15-3 3-1 5-3 7-5 1-3 2-6 2-10v-138l53-31v169c0 4 1 7 3 10 1 2 3 4 7 5 3 1 8 2 14 3v19h-101zM1199 265c6-1 11-2 15-3 3-1 5-3 7-5 1-3 2-6 2-10v-101c0-10-3-17-8-23-5-5-13-8-23-8-6 0-12 2-19 4-6 2-13 5-19 10-6 4-11 9-16 15v-16c7-11 14-19 23-27 9-7 19-13 28-17 10-4 20-6 29-6 19 0 33 5 43 15s15 24 15 44v110c0 4 0 7 2 10 1 2 4 4 7 5 4 1 9 2 15 3v19h-101zM1322 265c6-1 11-2 14-3 4-1 6-3 8-5 1-3 2-6 2-10v-101c0-10-3-17-8-23-5-5-13-8-24-8-6 0-12 2-18 4-7 2-13 5-19 10-6 4-11 9-16 15v-16c7-11 14-19 23-27 9-7 18-13 28-17s20-6 29-6c19 0 33 5 43 15s15 24 15 44v110c0 4 0 7 2 10 1 2 4 4 7 5 4 1 8 2 14 3v19h-100zM1636 281c-5 2-11 4-16 5-6 1-11 2-17 2-14 0-25-4-32-11-7-8-11-18-11-32v-112c0-12-3-21-8-28-5-6-13-9-23-9s-17 3-22 9c-6 6-9 14-9 25v23h-37c-4-3-7-6-9-10s-3-8-3-14c0-10 4-18 11-26s16-14 28-18c13-5 26-7 41-7 17 0 32 2 45 8 12 5 22 14 29 24 6 11 9 24 9 39v94c0 5 1 8 3 10 1 3 4 5 7 6s8 3 14 3zM1568 248c-9 14-20 24-32 31-11 6-24 10-39 10-10 0-19-3-27-7s-15-10-19-18-7-16-7-26c0-14 5-27 14-36 8-10 22-18 40-22l76-22v18l-50 15c-10 3-17 8-22 13-4 6-6 13-6 22 0 5 1 10 3 14 3 5 7 8 11 11 4 2 9 3 15 3 8 0 15-1 22-6 8-4 15-10 21-17zM1825 71l-58-28v-14l58-29h18zM1843 233c0 4 1 7 3 10 1 2 3 4 7 5 3 2 8 3 14 4v19l-59 17h-18v-256l53-32zM1809 133c-8-11-16-19-23-23-7-5-16-8-25-8-12 0-22 4-31 10-8 7-15 17-19 29-5 12-7 26-7 42 0 15 2 27 6 38s10 19 18 25c7 6 16 8 27 8 7 0 14-1 21-4s13-7 19-13c6-5 11-12 15-19l5 13c-6 13-14 23-22 32-9 8-18 15-28 19-11 4-22 7-33 7-15 0-30-4-42-12-13-9-23-20-31-35-7-14-11-30-11-48 0-22 5-42 13-60 10-18 22-32 39-41 16-10 34-15 56-15 12 0 24 2 36 7s22 11 30 19zM1981 289c-19 0-35-5-50-13-14-9-26-21-34-36s-12-32-12-52c0-19 4-38 13-55 9-18 21-31 36-40 15-10 32-15 50-15s35 4 49 13c15 8 26 20 34 37 8 15 13 32 13 51 0 20-5 39-13 56-9 16-21 29-36 39s-32 15-50 15zM1985 268c8 0 16-3 21-9 6-5 11-14 14-25 3-12 5-27 5-45 0-17-2-33-6-47-4-13-9-25-16-32-6-8-14-12-23-12s-16 3-22 9-10 15-14 27c-3 12-4 26-4 44s2 34 5 47c4 14 9 25 16 32 7 8 15 11 24 11z">
          <text:p/>
        </draw:path>
        <draw:path draw:style-name="gr1" draw:text-style-name="P1" draw:layer="layout" svg:width="0.655cm" svg:height="0.277cm" svg:x="5.317cm" svg:y="28.672cm" svg:viewBox="0 0 656 278" svg:d="M15 209c9 13 20 23 32 30s25 10 40 10c11 0 21-2 29-6 9-4 15-9 19-17 5-7 7-16 7-27 0-12-4-23-10-33-7-9-18-15-31-20-13-4-29-7-48-7v-21c16-1 29-3 39-6 10-4 18-9 24-15 5-7 7-15 7-24 0-6-1-11-4-16s-7-8-13-11c-5-2-12-4-19-4-11 0-21 3-30 8-10 5-19 13-28 24l-14-10c8-21 20-37 36-48 16-10 34-16 55-16 14 0 27 3 38 8s19 12 25 20c6 9 9 19 9 31 0 11-3 21-10 30-6 8-15 16-27 22s-28 12-46 16l6-11c20 1 38 6 52 13 15 6 26 15 33 26 8 11 12 25 12 39 0 16-5 30-13 43-9 13-20 23-36 31-15 6-33 10-52 10-24 0-45-5-61-14-16-10-28-25-36-45zM309 252c9-1 16-2 20-3 4-2 7-4 9-7 1-4 2-9 2-16v-174h3l-92 124v-11h195v34h-224v-24l130-172h46v223c0 7 1 12 2 16 2 3 4 5 8 7 5 1 12 2 21 3v21h-120zM469 252c29-24 53-44 70-61 18-17 32-34 41-50 8-15 13-30 13-46 0-10-2-18-6-26-4-7-10-13-17-17s-16-6-26-6c-11 0-21 3-31 8-9 5-18 12-26 23l-14-10c9-22 21-39 37-50s35-17 57-17c18 0 33 4 46 10 13 7 23 16 29 28 7 12 11 26 11 42 0 18-6 35-17 53-10 17-26 33-46 50-20 16-45 33-74 50v-11h140v51h-187z">
          <text:p/>
        </draw:path>
        <draw:path draw:style-name="gr1" draw:text-style-name="P1" draw:layer="layout" svg:width="2.11cm" svg:height="0.374cm" svg:x="7.351cm" svg:y="28.659cm" svg:viewBox="0 0 2111 375" svg:d="M224 100c-3-14-8-26-15-36-6-9-14-16-24-21s-22-7-36-7c-18 0-34 5-47 14s-23 22-30 39-10 37-10 60c0 24 4 45 11 63 7 17 18 31 31 42 14 10 30 14 47 14 12 0 23-2 32-7 9-4 18-13 26-23 7-11 15-25 23-42h21l-12 70c-12 7-26 14-43 18-17 5-34 7-51 7-29 0-54-5-76-17-22-11-39-28-52-48s-19-44-19-69c0-28 7-52 19-74 13-22 31-39 53-51s47-19 74-19c19 0 36 3 54 7 17 4 32 10 44 18v62zM399 59v185h-29v-185zM477 137v30h-185v-30zM604 238c0 6 1 13 3 17s5 7 10 8c4 2 11 4 20 4v19h-124v-19c8 0 15-2 19-4 5-1 8-4 10-8 3-4 4-11 4-17v-172c0-7-1-12-4-16-2-4-5-7-10-9-4-2-11-3-19-3v-20h91zM726 94c-3-14-8-25-13-32s-11-13-19-16-19-5-33-5h-76v-23h161v76zM649 140c6 0 11-1 15-3s7-6 10-11c2-5 4-12 6-22h19v95h-19c-2-9-4-16-6-21-3-6-6-9-10-11-4-3-9-4-15-4h-64v-23zM928 291c-18 0-35-4-49-13-14-8-26-20-34-36s-12-33-12-52c0-20 4-38 13-55s20-30 36-40c15-10 32-15 50-15s35 4 49 13 26 21 34 36 13 32 13 51c0 21-5 39-14 56-8 18-20 31-35 41-16 9-32 14-51 14zM933 271c8 0 15-3 21-9s11-16 14-27c3-12 5-27 5-44 0-18-2-34-6-48-4-13-9-24-16-31-7-8-14-12-23-12s-16 3-22 9-11 15-14 27c-3 11-4 26-4 43 0 18 1 34 5 48 4 13 9 25 16 33 7 7 15 11 24 11zM914 68l25-68h59l-51 68zM1104 142l-59-23v-15l59-24h18zM1122 339c0 4 1 7 2 9 2 2 4 4 7 5 4 1 9 2 15 3v19h-101v-19c7-1 11-2 15-3 3-1 5-3 7-5 1-2 2-5 2-9v-228l53-31zM1097 137c6-12 14-22 22-31 9-8 18-15 28-19 11-5 21-7 33-7 15 0 29 4 42 13 13 8 23 19 31 33 7 15 11 31 11 48 0 23-5 43-14 61-8 18-21 32-38 42-16 9-35 14-56 14-12 0-25-2-36-7-12-4-22-11-31-19l14-30c8 12 15 20 23 25 7 4 16 6 25 6 12 0 22-3 31-9 8-7 15-17 19-29 5-12 7-26 7-42 0-15-2-27-6-38s-10-19-18-25c-7-6-17-9-27-9-7 0-14 2-21 5s-13 7-20 12c-5 6-10 12-14 20zM1282 96c11-4 19-7 26-12 6-4 12-9 17-15 4-6 9-14 14-24h23v74h-80zM1362 232c0 7 2 12 5 18 4 4 9 7 17 10 8 2 17 3 30 4v19c-8 2-16 4-24 6-7 1-15 2-22 2-18 0-33-5-43-14-11-10-16-24-16-43v-132h53zM1409 119h-67v-34h67zM1449 35c0-6 2-12 5-17s7-9 11-12c5-3 11-4 17-4 7 0 12 1 18 4 5 3 9 7 12 12s4 11 4 17-1 12-4 17-7 9-12 12c-6 3-11 4-18 4-6 0-12-1-17-4-4-3-8-7-11-12s-5-11-5-17zM1493 142l-59-23v-15l59-24h18zM1511 250c0 3 1 7 2 9 2 2 4 4 7 6 4 1 8 2 14 2v19h-100v-19c6 0 11-1 14-2 4-2 6-4 7-6 2-2 3-5 3-9v-139l53-31zM1630 80l-18 62-59-23v-15l59-24zM1553 267c6 0 11-1 14-2 3-2 6-4 7-6s2-5 2-9v-139l54-31v170c0 4 0 7 2 9 1 2 4 4 7 6 3 1 8 2 14 2v19h-100zM1675 267c7 0 12-1 15-2 3-2 5-4 7-6 1-2 2-5 2-9v-102c0-10-2-18-7-23-6-5-13-7-24-7-6 0-12 1-18 3-7 3-13 6-20 10-6 4-11 9-16 14v-16c7-9 15-18 23-25 10-8 19-13 29-17 9-5 19-7 28-7 19 0 34 5 43 15 10 10 15 25 15 43v112c0 4 1 7 2 9 2 2 4 4 8 6 3 1 8 2 14 2v19h-101zM1798 267c7 0 11-1 15-2 3-2 5-4 7-6 1-2 2-5 2-9v-102c0-10-2-18-8-23-5-5-13-7-23-7-6 0-12 1-19 3-6 3-13 6-19 10s-11 9-16 14v-16c7-9 15-18 23-25 9-8 19-13 29-17 9-5 19-7 28-7 19 0 33 5 43 15s15 25 15 43v112c0 4 1 7 2 9 2 2 4 4 7 6 4 1 9 2 15 2v19h-101zM2011 291c-18 0-35-4-49-13-14-8-26-20-34-36s-12-33-12-52c0-20 4-38 13-55s20-30 36-40c15-10 32-15 50-15s35 4 49 13 26 21 34 36 13 32 13 51c0 21-5 39-14 56-8 18-20 31-35 41-16 9-32 14-51 14zM2016 271c8 0 15-3 21-9s11-16 14-27c3-12 5-27 5-44 0-18-3-34-6-48-4-13-9-24-16-31-7-8-14-12-23-12s-16 3-22 9-11 15-14 27c-3 11-4 26-4 43 0 18 1 34 5 48 4 13 9 25 16 33 7 7 15 11 24 11z">
          <text:p/>
        </draw:path>
        <draw:path draw:style-name="gr1" draw:text-style-name="P1" draw:layer="layout" svg:width="1.295cm" svg:height="0.288cm" svg:x="10.74cm" svg:y="28.661cm" svg:viewBox="0 0 1296 289" svg:d="M62 236c0 7 1 12 3 16s6 7 10 8c5 2 12 4 20 4v20h-95v-20c9 0 15-2 20-4 4-1 8-4 10-8s3-9 3-16v-172c0-7-1-13-3-16-2-4-6-7-10-9-5-2-11-3-20-3v-20h98l-36 38zM188 234l-11 51h-29l-91-219v-50h41zM168 234l90-218h9v50l-90 219h-29zM355 36c-9 0-16 1-21 3-4 2-7 5-10 9-1 3-2 9-2 16v172c0 7 1 12 2 16 3 4 6 7 10 8 5 2 12 4 21 4v20h-126v-20c9 0 16-2 21-4 4-1 8-4 10-8s3-9 3-16v-182l-5-38h97zM390 33c0-6 1-12 4-17s7-9 12-12 11-4 17-4 12 1 17 4 9 7 12 12 5 11 5 17-2 12-5 17-7 9-12 12-11 4-17 4-12-1-17-4-9-7-12-12-4-11-4-17zM434 140l-59-23v-15l59-24h18zM452 247c0 3 1 7 2 9s4 4 7 6c4 1 8 2 14 2v20h-100v-20c6 0 11-1 14-2 3-2 6-4 7-6 2-2 2-5 2-9v-138l54-31zM519 216c5 17 12 31 20 39 9 8 19 12 32 12 8 0 14-1 20-3 6-3 10-6 13-11 3-4 5-9 5-15 0-5-1-10-4-13-2-4-6-8-11-10-6-3-13-6-22-9-3 0-6-1-10-2-16-4-28-8-38-13-10-6-17-12-22-20-4-8-6-18-6-29 0-12 3-23 9-33 7-9 16-17 29-23 12-5 25-8 41-8 14 0 27 2 38 5 12 3 22 8 32 14v46h-24c-4-14-9-25-17-32-9-8-18-12-30-12-6 0-12 1-17 3s-9 5-11 9c-3 4-4 9-4 13 0 6 1 11 4 14 2 3 6 7 12 9 6 3 14 6 25 8 18 4 32 9 43 15 10 5 18 12 23 20s7 18 7 30c0 14-3 26-10 36s-17 18-30 24-28 9-46 9c-14 0-27-2-41-5-13-5-24-11-33-18v-50zM675 94c10-4 19-7 25-12 7-4 13-9 17-15 5-6 10-14 14-24h24v74h-80zM755 230c0 7 2 12 5 17 3 4 9 7 16 10 8 2 18 3 30 4v19c-8 2-15 5-23 7-8 1-15 2-22 2-19 0-33-5-44-15-10-10-15-24-15-42v-132h53zM802 117h-67v-34h67zM886 140l-59-23v-15l59-24h18zM904 246c0 4 0 7 2 10 2 2 5 4 8 5 4 2 10 3 17 3v20h-104v-20c6 0 11-1 14-2 3-2 6-4 7-6 2-2 2-5 2-9v-138l54-31zM897 148c7-15 14-27 21-37 6-10 12-18 18-24 7-6 13-9 20-9 3 0 5 1 8 2 2 1 4 2 6 4v48h-11c-9 0-18 1-25 3s-14 6-20 10c-5 5-11 11-17 19zM1180 280c-5 4-11 5-16 6-6 1-11 2-17 2-14 0-25-4-32-12-7-7-11-18-11-31v-112c0-12-3-21-8-27-5-7-13-10-23-10s-17 3-22 9c-6 6-9 14-9 24v23h-37c-4-2-7-5-9-9s-3-9-3-14c0-9 4-18 11-26 7-7 16-13 28-18 13-4 26-7 41-7 17 0 32 3 45 8 12 6 22 14 29 25 6 10 9 23 9 38v94c0 4 1 7 3 10 1 2 3 4 7 5 3 2 8 3 14 4zM1112 248c-9 13-20 23-32 30-11 8-24 11-39 11-10 0-19-2-27-8-8-4-15-10-19-18-4-7-7-16-7-26 0-14 5-26 14-36 8-10 22-17 40-22l76-22v18l-50 16c-10 3-17 7-22 13-4 5-6 12-6 21 0 5 1 10 3 15 3 4 6 8 11 10 4 3 9 4 15 4 7 0 15-2 22-6 8-5 15-10 21-18zM1255 71l-59-28v-14l59-29h18zM1273 247c0 4 1 7 2 9s4 4 7 6c4 1 8 2 14 2v20h-100v-20c6 0 11-1 14-2 3-2 6-4 7-6 2-2 2-5 2-9v-215l54-32z">
          <text:p/>
        </draw:path>
        <draw:path draw:style-name="gr1" draw:text-style-name="P1" draw:layer="layout" svg:width="1.066cm" svg:height="0.272cm" svg:x="10.74cm" svg:y="29.307cm" svg:viewBox="0 0 1067 273" svg:d="M62 220c0 7 1 12 3 16s6 7 10 9c5 2 12 3 20 3v20h-95v-20c9 0 15-1 20-3 4-2 8-5 10-9s3-9 3-16v-173c0-7-1-12-3-16-2-3-6-6-10-8-5-2-11-3-20-4v-19h66l-4 38zM242 270l-194-206 18-64 194 206zM297 19c-9 1-15 2-20 4s-8 5-10 9-2 9-2 15v223h-23l-7-38v-185c0-7-1-12-4-16-1-3-5-6-9-8-5-2-11-3-20-4v-19h95zM488 217c-9 18-20 32-36 42-14 9-30 14-50 14-19 0-36-5-51-13s-26-20-35-35c-8-15-12-32-12-52s4-39 13-56 21-31 37-40c15-10 32-15 51-15 16 0 29 3 41 10 13 7 23 16 29 30 7 12 11 27 11 43v14h-143v-20l98-2-6 8c0-13-1-24-4-33s-7-17-12-22c-5-4-11-7-18-7-10 0-18 3-25 10-7 6-12 15-16 26-3 11-5 24-5 38 0 16 2 29 7 40s12 19 22 25c9 6 21 9 34 9 11 0 21-2 30-6 11-5 20-11 29-20zM586 62l-18 62-59-23v-16l59-23zM509 249c6-1 11-2 14-3 4-1 6-3 8-5 1-3 2-6 2-10v-138l53-31v169c0 4 1 7 3 10 1 2 3 4 7 5 3 1 8 2 13 3v19h-100zM632 249c6-1 11-2 14-3 4-1 6-3 8-5 1-3 2-6 2-10v-101c0-10-3-17-8-22s-13-8-23-8c-6 0-12 2-19 4-6 2-13 5-19 9s-11 9-16 15v-16c7-10 14-19 23-27 9-7 19-13 28-17 10-4 20-6 29-6 19 0 33 5 43 15s15 25 15 44v110c0 4 0 7 2 10 1 2 4 4 7 5 4 1 8 2 14 3v19h-100zM755 249c6-1 11-2 14-3 4-1 6-3 8-5 1-3 2-6 2-10v-101c0-10-3-17-8-22s-13-8-24-8c-6 0-12 2-18 4-7 2-13 5-19 9s-11 9-16 15v-16c6-10 14-19 23-27 9-7 18-13 28-17s20-6 29-6c18 0 33 5 43 15s15 25 15 44v110c0 4 0 7 2 10 1 2 4 4 7 5 4 1 8 2 14 3v19h-100zM968 273c-18 0-35-5-50-13-14-9-25-21-34-36-8-15-12-32-12-52 0-19 5-38 13-55 9-17 21-31 36-40 16-10 32-15 50-15 19 0 35 4 49 13 15 8 26 20 35 37 8 15 12 32 12 51 0 20-4 39-13 56-9 16-21 29-36 39s-32 15-50 15zM972 252c9 0 16-3 22-9 6-5 10-14 13-25 3-12 5-27 5-45 0-17-2-33-6-47-4-13-9-24-15-32-7-8-15-12-23-12-9 0-17 3-23 9-5 7-10 16-13 27-3 12-5 26-5 44s2 34 6 47c3 14 9 25 15 32 7 8 15 11 24 11z">
          <text:p/>
        </draw:path>
        <draw:path draw:style-name="gr1" draw:text-style-name="P1" draw:layer="layout" svg:width="0.989cm" svg:height="0.277cm" svg:x="13.399cm" svg:y="28.672cm" svg:viewBox="0 0 990 278" svg:d="M111 278c-22 0-41-6-58-17-17-12-30-28-39-49s-14-46-14-73c0-26 5-50 14-71 10-22 23-38 39-50 17-12 36-18 58-18s41 6 58 18c16 12 29 28 39 49 9 21 13 44 13 71s-4 52-14 73c-9 21-22 38-39 49-17 12-36 18-57 18zM119 253c9 0 17-3 24-10 6-6 11-16 15-28 3-13 5-29 5-48 0-27-3-52-8-73-6-22-13-38-22-50-10-12-20-18-32-18-9 0-17 3-23 10-6 6-11 15-14 28-4 13-5 28-5 47 0 27 2 52 8 74 5 21 12 38 21 50s20 18 31 18zM249 242c0-7 2-12 5-17 3-6 7-10 12-13 6-3 11-5 17-5 7 0 12 2 17 5 6 3 10 8 13 13s5 11 5 17-2 12-5 17c-3 6-7 10-13 12-5 3-10 5-17 5-6 0-11-2-17-5-5-2-9-6-12-12-3-5-5-11-5-17zM456 278c-22 0-41-6-58-17-17-12-30-28-39-49s-14-46-14-73c0-26 5-50 14-71 10-22 23-38 39-50 17-12 36-18 58-18s41 6 57 18c17 12 30 28 40 49 9 21 13 44 13 71s-4 52-14 73c-9 21-22 38-39 49-17 12-36 18-57 18zM464 253c9 0 17-3 24-10 6-6 11-16 14-28 4-13 6-29 6-48 0-27-3-52-8-73-6-22-13-38-22-50-10-12-20-18-32-18-9 0-17 3-23 10-6 6-11 15-14 28-4 13-5 28-5 47 0 27 2 52 7 74 6 21 13 38 22 50s20 18 31 18zM592 252c29-24 53-44 70-61 18-17 32-34 41-50 8-15 13-30 13-46 0-10-2-18-6-26-4-7-10-13-17-17s-16-6-26-6c-11 0-22 3-31 8s-18 12-26 23l-14-10c9-22 21-39 37-50s35-17 57-17c18 0 33 4 46 10 13 7 23 16 29 28 7 12 11 26 11 42 0 18-6 35-17 53-10 17-26 33-46 50-20 16-45 33-74 50v-11h140v51h-187zM802 252c29-24 53-44 70-61 18-17 32-34 41-50 8-15 13-30 13-46 0-10-2-18-6-26-4-7-10-13-17-17s-16-6-26-6c-11 0-22 3-31 8s-18 12-26 23l-14-10c9-22 21-39 37-50s35-17 57-17c18 0 34 4 47 10 13 7 23 16 29 28 7 12 11 26 11 42 0 18-6 35-17 53-10 17-26 33-47 50-20 16-45 33-74 50v-11h141v51h-188z">
          <text:p/>
        </draw:path>
        <draw:frame draw:style-name="gr5" draw:text-style-name="P6" draw:layer="layout" svg:width="0.465cm" svg:height="0.439cm" svg:x="13.386cm" svg:y="29.227cm">
          <draw:image xlink:href="Pictures/1000000100000037000000349F873052.png" xlink:type="simple" xlink:show="embed" xlink:actuate="onLoad" draw:mime-type="image/png">
            <text:p/>
          </draw:image>
        </draw:frame>
        <draw:path draw:style-name="gr1" draw:text-style-name="P1" draw:layer="layout" svg:width="2.158cm" svg:height="0.288cm" svg:x="15.343cm" svg:y="28.661cm" svg:viewBox="0 0 2159 289" svg:d="M223 98c-3-14-8-26-15-36-6-9-14-16-24-21s-22-7-36-7c-18 0-34 5-47 14s-23 22-30 39-10 37-10 60c0 24 3 46 11 64 7 17 18 31 31 41 14 10 29 14 47 14 12 0 23-2 32-7 9-4 18-12 25-22 8-11 16-25 24-42h20l-12 69c-11 7-25 14-42 18-17 5-34 7-51 7-29 0-54-5-76-17-22-11-39-27-52-47-12-20-18-45-18-70 0-28 6-52 19-74 12-22 30-39 52-51s47-19 74-19c18 0 36 3 54 7 17 4 32 10 44 18v62zM371 289c-18 0-35-4-50-13-14-8-25-20-34-35-8-16-12-33-12-52 0-21 5-39 13-56 9-17 21-30 36-40 16-10 32-15 50-15 19 0 35 4 49 13 15 9 27 21 35 36s12 32 12 51c0 22-4 40-13 57s-21 30-36 40c-15 9-32 14-50 14zM376 269c8 0 15-3 21-9s10-15 13-26c4-12 5-27 5-44 0-19-2-35-6-49-4-13-9-24-15-31-7-8-15-12-23-12-9 0-17 3-23 9-5 6-10 15-13 27-3 11-5 26-5 43 0 19 2 35 6 49 3 13 9 24 15 32 7 7 15 11 25 11zM567 78l-19 62-59-23v-15l59-24zM489 265c7 0 11-1 15-2 3-2 5-4 7-6 1-2 2-5 2-9v-139l54-31v170c0 4 0 7 2 9 1 2 4 4 7 6 3 1 8 2 14 2v19h-101zM616 265c6 0 11-1 14-2 4-2 6-4 7-6 2-2 2-5 2-9v-101c0-11-2-19-7-24-6-5-14-7-25-7-6 0-12 1-19 3-6 3-13 6-19 10-6 5-12 10-17 16v-16c7-10 15-19 23-26 10-8 19-14 29-18 10-5 20-7 30-7 19 0 33 5 43 15 10 11 15 26 15 45v110c0 4 1 7 3 9 1 2 3 4 7 6 3 1 8 2 14 2v19h-100zM738 265c6 0 10-1 14-2 3-2 6-4 7-6 2-2 3-5 3-9v-165c0-16 4-30 13-43 10-12 23-22 40-29 16-7 37-11 59-11 17 0 32 2 45 6 12 3 22 8 29 14 8 6 11 14 11 22 0 5-1 9-4 13s-6 7-10 9h-44v-11c0-12-3-20-9-26-5-6-14-9-25-9s-20 3-28 8c-8 4-14 12-18 22-5 9-6 21-6 34v165c0 4 0 7 2 10 2 2 4 4 9 5 4 2 11 3 18 3v19h-106zM735 93c12-3 22-8 30-13 9-5 17-13 26-22h18v59h-74zM936 117h-141v-34h141zM877 265c6 0 11-1 15-2 3-2 5-4 7-6 1-2 2-6 2-9v-165l35-5h18v170c0 3 1 7 2 9s4 4 7 6c4 1 9 2 15 2v19h-101zM1055 140l-59-23v-15l59-24h18zM1073 247c0 4 1 7 2 10 2 2 5 4 8 5 4 2 10 3 17 3v19h-104v-19c6 0 11-1 14-2 3-2 6-4 7-6 2-2 3-5 3-9v-139l53-31zM1066 148c8-15 14-27 21-37 6-10 12-18 18-24 7-6 13-9 20-9 3 0 5 1 8 2s5 2 6 4v48h-10c-10 0-19 1-26 3s-14 6-20 10c-5 5-11 11-17 19zM1234 78l-19 62-59-23v-15l59-24zM1156 265c7 0 11-1 15-2 3-2 5-4 7-6 1-2 2-5 2-9v-139l54-31v170c0 4 0 7 2 9 1 2 4 4 7 6 3 1 8 2 14 2v19h-101zM1279 265c6 0 11-1 15-2 3-2 5-4 7-6 1-2 2-5 2-9v-102c0-10-3-18-8-23s-13-7-23-7c-6 0-12 1-19 3-6 3-13 6-19 10s-11 9-16 14v-16c7-9 14-18 23-25 9-8 19-13 28-17 10-5 20-7 29-7 19 0 33 5 43 15s15 25 15 43v112c0 4 1 7 2 9s4 4 7 6c4 1 9 2 15 2v19h-101zM1402 265c6 0 11-1 15-2 3-2 5-4 7-6 1-2 2-5 2-9v-102c0-10-3-18-8-23s-13-7-24-7c-5 0-12 1-18 3-7 3-13 6-19 10s-11 9-16 14v-16c7-9 14-18 23-25 9-8 18-13 28-17 10-5 20-7 29-7 19 0 33 5 43 15s15 25 15 43v112c0 4 0 7 2 9 1 2 4 4 7 6 4 1 9 2 14 2v19h-100zM1716 281c-5 3-11 4-16 5-6 1-11 2-17 2-14 0-25-4-32-11s-11-18-11-31v-113c0-12-3-21-8-27-5-7-13-10-23-10-9 0-17 3-22 9-6 6-9 14-9 24v23h-37c-4-2-7-5-9-9s-3-9-3-14c0-9 4-18 11-26 7-7 16-13 29-18 12-4 25-7 40-7 17 0 32 3 45 8 12 6 22 14 29 25 6 10 10 23 10 38v95c0 4 0 7 2 10 1 2 4 4 7 5 3 2 8 3 14 4zM1648 249c-9 13-20 23-32 30-11 7-24 10-39 10-10 0-19-2-27-7-8-4-15-10-19-18-4-7-7-16-7-26 0-14 5-26 14-36 8-10 22-17 40-23l77-22v18l-51 17c-10 3-17 7-22 13-4 5-6 12-6 21 0 5 1 10 4 15 2 4 6 8 10 10 4 3 9 4 15 4 8 0 15-2 22-6 8-5 15-10 21-18zM1905 71l-58-28v-14l58-29h19zM1924 233c0 5 0 8 2 10 1 3 4 4 7 6 3 1 8 3 14 4v18l-59 17h-18v-255l54-33zM1889 133c-8-11-16-19-23-23-7-5-16-7-25-7-12 0-22 3-30 10-9 6-16 15-20 27-5 12-7 26-7 42s2 29 6 40 10 19 18 25c7 5 17 8 27 8 7 0 14-2 21-5 7-2 13-7 19-12 6-6 11-12 15-20l5 14c-6 12-14 23-22 31-9 9-18 15-28 19-11 5-22 7-33 7-15 0-29-4-42-12s-23-20-31-34c-7-15-11-31-11-48 0-24 5-44 14-61 9-18 21-31 38-41 16-10 34-15 56-15 12 0 24 3 36 7 12 5 22 12 31 19zM2060 289c-19 0-35-4-50-13-14-8-26-20-34-35-8-16-12-33-12-52 0-21 4-39 13-56s21-30 36-40 32-15 50-15 35 4 49 13c15 9 26 21 34 36 9 15 13 32 13 51 0 22-5 40-13 57-9 17-21 30-36 40-15 9-32 14-50 14zM2064 269c8 0 16-3 22-9 5-6 10-15 13-26 3-12 5-27 5-44 0-19-2-35-6-49-4-13-9-24-16-31-6-8-14-12-23-12s-16 3-22 9-10 15-14 27c-3 11-4 26-4 43 0 19 2 35 5 49 4 13 9 24 16 32 7 7 15 11 24 11z">
          <text:p/>
        </draw:path>
        <draw:frame draw:style-name="gr3" draw:text-style-name="P4" draw:layer="layout" svg:width="1.221cm" svg:height="0.501cm" svg:x="15.328cm" svg:y="26.848cm">
          <draw:text-box>
            <text:p text:style-name="P2"><text:span text:style-name="T3">Neutro</text:span></text:p>
          </draw:text-box>
        </draw:frame>
      </draw:page>
      <draw:page draw:name="page19" draw:style-name="dp1" draw:master-page-name="master-page58">
        <draw:polygon draw:style-name="gr1" draw:text-style-name="P1" draw:layer="layout" svg:width="18.627cm" svg:height="0.018cm" svg:x="1.199cm" svg:y="0.255cm" svg:viewBox="0 0 18628 19" draw:points="0,0 18628,0 18628,19 0,19">
          <text:p/>
        </draw:polygon>
        <draw:polygon draw:style-name="gr1" draw:text-style-name="P1" draw:layer="layout" svg:width="18.627cm" svg:height="0.017cm" svg:x="1.199cm" svg:y="1.956cm" svg:viewBox="0 0 18628 18" draw:points="0,0 18628,0 18628,18 0,18">
          <text:p/>
        </draw:polygon>
        <draw:polygon draw:style-name="gr1" draw:text-style-name="P1" draw:layer="layout" svg:width="18.627cm" svg:height="0.018cm" svg:x="1.199cm" svg:y="3.026cm" svg:viewBox="0 0 18628 19" draw:points="0,0 18628,0 18628,19 0,19">
          <text:p/>
        </draw:polygon>
        <draw:frame draw:style-name="gr3" draw:text-style-name="P4" draw:layer="layout" svg:width="1.86cm" svg:height="0.501cm" svg:x="1.226cm" svg:y="0.545cm">
          <draw:text-box>
            <text:p text:style-name="P2"><text:span text:style-name="T3">Curi</text:span><text:span text:style-name="T3">osid</text:span><text:span text:style-name="T3">ad</text:span></text:p>
          </draw:text-box>
        </draw:frame>
        <draw:frame draw:style-name="gr3" draw:text-style-name="P4" draw:layer="layout" svg:width="1.725cm" svg:height="0.501cm" svg:x="1.226cm" svg:y="1.175cm">
          <draw:text-box>
            <text:p text:style-name="P2"><text:span text:style-name="T3">extend</text:span><text:span text:style-name="T3">ida</text:span></text:p>
          </draw:text-box>
        </draw:frame>
        <draw:frame draw:style-name="gr3" draw:text-style-name="P4" draw:layer="layout" svg:width="0.633cm" svg:height="0.501cm" svg:x="5.312cm" svg:y="0.545cm">
          <draw:text-box>
            <text:p text:style-name="P2"><text:span text:style-name="T3">146</text:span></text:p>
          </draw:text-box>
        </draw:frame>
        <draw:frame draw:style-name="gr3" draw:text-style-name="P4" draw:layer="layout" svg:width="1.86cm" svg:height="0.501cm" svg:x="7.337cm" svg:y="0.545cm">
          <draw:text-box>
            <text:p text:style-name="P2"><text:span text:style-name="T3">C</text:span><text:span text:style-name="T3">ur</text:span><text:span text:style-name="T3">io</text:span><text:span text:style-name="T3">si</text:span><text:span text:style-name="T3">da</text:span><text:span text:style-name="T3">d</text:span></text:p>
          </draw:text-box>
        </draw:frame>
        <draw:frame draw:style-name="gr3" draw:text-style-name="P4" draw:layer="layout" svg:width="1.192cm" svg:height="0.501cm" svg:x="10.731cm" svg:y="0.545cm">
          <draw:text-box>
            <text:p text:style-name="P2"><text:span text:style-name="T3">Mistral</text:span></text:p>
          </draw:text-box>
        </draw:frame>
        <draw:frame draw:style-name="gr3" draw:text-style-name="P4" draw:layer="layout" svg:width="1.056cm" svg:height="0.501cm" svg:x="10.731cm" svg:y="1.175cm">
          <draw:text-box>
            <text:p text:style-name="P2"><text:span text:style-name="T3">Nemo</text:span></text:p>
          </draw:text-box>
        </draw:frame>
        <draw:frame draw:style-name="gr5" draw:text-style-name="P6" draw:layer="layout" svg:width="0.465cm" svg:height="0.439cm" svg:x="13.386cm" svg:y="1.228cm">
          <draw:image xlink:href="Pictures/1000000100000037000000349F873052.png" xlink:type="simple" xlink:show="embed" xlink:actuate="onLoad" draw:mime-type="image/png">
            <text:p/>
          </draw:image>
        </draw:frame>
        <draw:frame draw:style-name="gr3" draw:text-style-name="P4" draw:layer="layout" svg:width="0.942cm" svg:height="0.501cm" svg:x="13.386cm" svg:y="0.545cm">
          <draw:text-box>
            <text:p text:style-name="P2"><text:span text:style-name="T3">0.03</text:span><text:span text:style-name="T3">4</text:span></text:p>
          </draw:text-box>
        </draw:frame>
        <draw:path draw:style-name="gr1" draw:text-style-name="P1" draw:layer="layout" svg:width="1.322cm" svg:height="0.277cm" svg:x="1.233cm" svg:y="2.369cm" svg:viewBox="0 0 1323 278" svg:d="M84 28c-13 0-24 2-32 5s-15 8-20 16c-5 7-9 18-12 32h-20v-76h113v23zM227 81c-3-14-7-25-12-32-5-8-12-13-20-16s-19-5-32-5h-29v-23h113v76zM61 254c9-2 16-3 20-5 5-2 8-5 10-9 2-3 3-8 3-15v-220h59v220c0 7 1 12 3 15 1 4 5 7 9 9 5 2 12 3 21 5v19h-125zM396 278c-25 0-47-6-67-18-20-13-36-29-47-49-12-21-18-43-18-68 0-28 6-52 18-74 11-22 27-39 48-51s45-18 72-18c24 0 46 6 66 18s36 28 47 49c12 20 17 43 17 67 0 28-6 53-17 75-12 21-28 38-48 51-21 12-45 18-71 18zM401 255c15 0 27-5 38-14s19-21 25-38 9-37 9-61-4-45-10-63-15-32-27-41c-12-10-25-15-40-15s-27 4-38 13-19 22-25 39c-6 16-8 36-8 60s3 45 9 63 15 32 27 42 25 15 40 15zM635 28c-14 0-25 2-33 5s-14 8-20 16c-4 7-8 18-12 32h-20v-76h113v23zM779 81c-4-14-8-25-13-32-5-8-11-13-20-16-8-3-19-5-33-5h-29v-23h114v76zM612 254c9-2 15-3 20-5 4-2 8-5 9-9 3-3 4-8 4-15v-220h58v220c0 7 1 12 3 15 2 4 5 7 10 9s11 3 20 5v19h-124zM786 254c7-2 12-3 16-4 4-2 7-3 10-6 2-2 4-6 6-10l95-232h34l-27 43-67 173c-3 9-4 15-4 20 1 5 3 8 8 11 5 2 12 3 22 5v19h-93zM987 188h-138l9-24h119zM947 254c9-2 16-3 21-5 4-3 7-6 8-11 0-5-1-11-4-20l-67-173 8-43h34l94 232c2 4 4 8 6 10 3 3 6 4 10 6 4 1 10 2 16 4v19h-126zM1088 254c9-2 16-3 20-5 5-1 8-4 10-9 2-3 3-9 3-15v-172c0-7-1-13-3-16-2-4-5-7-10-9-4-2-11-3-20-4v-19h125v19c-9 1-16 2-20 4-5 2-8 5-10 9-2 3-3 9-3 16v167c0 7 1 12 3 17 3 4 7 7 12 9s13 3 22 3h9c12 0 22-2 31-6s17-10 24-19 14-20 21-35h21l-15 84h-220z">
          <text:p/>
        </draw:path>
        <draw:path draw:style-name="gr1" draw:text-style-name="P1" draw:layer="layout" svg:width="1.233cm" svg:height="0.277cm" svg:x="5.317cm" svg:y="2.369cm" svg:viewBox="0 0 1234 278" svg:d="M15 207c9 14 20 24 32 31 12 6 25 10 40 10 11 0 21-2 29-6 9-4 15-9 19-17 5-8 7-17 7-27 0-12-4-23-10-32-7-9-18-15-31-20-13-4-29-7-48-7v-21c16-1 29-3 39-6 10-4 18-9 24-15 5-7 7-15 7-24 0-6-1-11-4-16s-7-8-13-11c-5-3-12-4-19-4-11 0-21 3-30 8-10 5-19 13-28 23l-14-9c8-21 20-37 36-48 16-10 34-16 55-16 14 0 27 3 38 8s19 11 25 20 9 19 9 31c0 11-3 21-10 29-6 9-15 17-27 23s-28 11-46 15l6-11c20 2 38 7 52 14 15 6 26 15 33 26 8 11 12 24 12 38 0 16-5 30-13 43-9 13-20 24-36 31-15 7-33 11-52 11-24 0-45-5-61-14-16-10-28-26-36-46zM224 240c0-6 1-11 5-17 4-5 8-9 13-12s11-5 17-5 12 2 17 5c6 3 10 7 13 13 3 5 5 11 5 16 0 7-2 14-5 19s-7 9-13 12c-5 3-11 5-17 5s-12-2-17-5-9-7-13-12-5-12-5-19zM491 17c-24 8-45 19-62 34-16 14-29 31-38 51-8 20-13 42-13 66 0 17 3 32 7 44 4 13 11 23 19 30s17 10 28 10c9 0 17-2 24-7 7-4 12-11 16-19 4-9 6-19 6-31s-3-22-8-32c-4-9-10-16-19-22-8-5-17-7-28-7-10 0-19 2-27 6s-15 10-22 18l-1-19c9-13 20-23 33-29 13-7 27-11 42-11 16 0 30 4 43 11s23 17 30 29c7 13 11 26 11 41 0 18-5 35-14 49-9 15-21 28-37 36-16 9-33 13-52 13-22 0-42-5-58-14-17-10-29-24-38-41s-13-37-13-59c0-28 7-53 20-76 13-22 32-41 57-56s54-26 88-32zM725 17c-24 8-45 19-61 34-17 14-30 31-38 51-9 20-13 42-13 66 0 17 2 32 7 44 4 13 10 23 18 30s18 10 28 10 18-2 25-7c7-4 12-11 16-19 3-9 5-19 5-31s-2-22-7-32c-4-9-11-16-19-22-8-5-18-7-28-7s-19 2-27 6c-9 4-16 10-22 18l-2-19c9-13 20-23 33-29 14-7 28-11 43-11 16 0 30 4 42 11 13 7 23 17 30 29 7 13 11 26 11 41 0 18-5 35-14 49-8 15-21 28-37 36-15 9-32 13-52 13-22 0-41-5-58-14-16-10-28-24-37-41s-14-37-14-59c0-28 7-53 20-76 14-22 33-41 58-56s54-26 88-32zM874 251c9-1 16-2 20-3 5-2 8-4 9-8 2-3 2-8 2-15v-173h4l-92 123v-10h194v33h-223v-24l129-171h46v222c0 7 1 12 2 15 2 4 5 6 9 8 4 1 11 2 20 3v22h-120zM1156 46v185h-30v-185zM1234 124v29h-186v-29z">
          <text:p/>
        </draw:path>
        <draw:polygon draw:style-name="gr1" draw:text-style-name="P1" draw:layer="layout" svg:width="18.733cm" svg:height="0.017cm" svg:x="1.146cm" svg:y="3.997cm" svg:viewBox="0 0 18734 18" draw:points="0,0 18734,0 18734,18 0,18">
          <text:p/>
        </draw:polygon>
        <draw:frame draw:style-name="gr3" draw:text-style-name="P4" draw:layer="layout" svg:width="3.677cm" svg:height="0.501cm" svg:x="15.328cm" svg:y="0.545cm">
          <draw:text-box>
            <text:p text:style-name="P2"><text:span text:style-name="T3">Tercera </text:span><text:span text:style-name="T3">conﬁrmación</text:span></text:p>
          </draw:text-box>
        </draw:frame>
        <draw:frame draw:style-name="gr2" draw:text-style-name="P3" draw:layer="layout" svg:width="16.495cm" svg:height="0.577cm" svg:x="0.988cm" svg:y="4.673cm">
          <draw:text-box>
            <text:p text:style-name="P2"><text:span text:style-name="T7">Investigador </text:span><text:span text:style-name="T7">principal y </text:span><text:span text:style-name="T7">desarrollador: </text:span><text:span text:style-name="T7">Maximiliano </text:span><text:span text:style-name="T7">Rodrigo </text:span><text:span text:style-name="T7">Speranza Cisco </text:span><text:span text:style-name="T7">Networking</text:span></text:p>
          </draw:text-box>
        </draw:frame>
        <draw:frame draw:style-name="gr2" draw:text-style-name="P3" draw:layer="layout" svg:width="13.295cm" svg:height="0.577cm" svg:x="0.988cm" svg:y="5.308cm">
          <draw:text-box>
            <text:p text:style-name="P2"><text:span text:style-name="T7">A</text:span><text:span text:style-name="T7">c</text:span><text:span text:style-name="T7">a</text:span><text:span text:style-name="T7">d</text:span><text:span text:style-name="T7">e</text:span><text:span text:style-name="T7">m</text:span><text:span text:style-name="T7">y </text:span><text:span text:style-name="T7">(C</text:span><text:span text:style-name="T7">er</text:span><text:span text:style-name="T7">ti</text:span><text:span text:style-name="T7">ﬁ</text:span><text:span text:style-name="T7">c</text:span><text:span text:style-name="T7">a</text:span><text:span text:style-name="T7">d</text:span><text:span text:style-name="T7">o) </text:span><text:span text:style-name="T7">· </text:span><text:span text:style-name="T7">U</text:span><text:span text:style-name="T7">T</text:span><text:span text:style-name="T7">N</text:span><text:span text:style-name="T7">-</text:span><text:span text:style-name="T7">B</text:span><text:span text:style-name="T7">A </text:span><text:span text:style-name="T7">—</text:span><text:span text:style-name="T7"> </text:span><text:span text:style-name="T7">a</text:span><text:span text:style-name="T7">ct</text:span><text:span text:style-name="T7">u</text:span><text:span text:style-name="T7">al</text:span><text:span text:style-name="T7">m</text:span><text:span text:style-name="T7">e</text:span><text:span text:style-name="T7">nt</text:span><text:span text:style-name="T7">e </text:span><text:span text:style-name="T7">c</text:span><text:span text:style-name="T7">u</text:span><text:span text:style-name="T7">rs</text:span><text:span text:style-name="T7">a</text:span><text:span text:style-name="T7">n</text:span><text:span text:style-name="T7">d</text:span><text:span text:style-name="T7">o </text:span><text:span text:style-name="T7">B</text:span><text:span text:style-name="T7">u</text:span><text:span text:style-name="T7">e</text:span><text:span text:style-name="T7">n</text:span><text:span text:style-name="T7">o</text:span><text:span text:style-name="T7">s </text:span><text:span text:style-name="T7">Ai</text:span><text:span text:style-name="T7">re</text:span><text:span text:style-name="T7">s,</text:span></text:p>
          </draw:text-box>
        </draw:frame>
        <draw:frame draw:style-name="gr2" draw:text-style-name="P3" draw:layer="layout" svg:width="6.094cm" svg:height="0.577cm" svg:x="0.988cm" svg:y="5.943cm">
          <draw:text-box>
            <text:p text:style-name="P2"><text:span text:style-name="T7">Arg</text:span><text:span text:style-name="T7">enti</text:span><text:span text:style-name="T7">na </text:span><text:span text:style-name="T7">— </text:span><text:span text:style-name="T7">16 </text:span><text:span text:style-name="T7">de </text:span><text:span text:style-name="T7">Abri</text:span><text:span text:style-name="T7">l de </text:span><text:span text:style-name="T7">202</text:span><text:span text:style-name="T7">6</text:span></text:p>
          </draw:text-box>
        </draw:frame>
        <draw:frame draw:style-name="gr2" draw:text-style-name="P3" draw:layer="layout" svg:width="16.978cm" svg:height="0.577cm" svg:x="0.988cm" svg:y="6.896cm">
          <draw:text-box>
            <text:p text:style-name="P2"><text:span text:style-name="T7">Lead </text:span><text:span text:style-name="T7">resear</text:span><text:span text:style-name="T7">cher </text:span><text:span text:style-name="T7">and </text:span><text:span text:style-name="T7">develo</text:span><text:span text:style-name="T7">per: </text:span><text:span text:style-name="T7">Maxi</text:span><text:span text:style-name="T7">milian</text:span><text:span text:style-name="T7">o </text:span><text:span text:style-name="T7">Rodri</text:span><text:span text:style-name="T7">go </text:span><text:span text:style-name="T7">Spera</text:span><text:span text:style-name="T7">nza </text:span><text:span text:style-name="T7">Cisco </text:span><text:span text:style-name="T7">Netwo</text:span><text:span text:style-name="T7">rking </text:span><text:span text:style-name="T7">Acade</text:span><text:span text:style-name="T7">my</text:span></text:p>
          </draw:text-box>
        </draw:frame>
        <draw:frame draw:style-name="gr2" draw:text-style-name="P3" draw:layer="layout" svg:width="12.613cm" svg:height="0.577cm" svg:x="0.988cm" svg:y="7.531cm">
          <draw:text-box>
            <text:p text:style-name="P2"><text:span text:style-name="T7">(Certiﬁed) </text:span><text:span text:style-name="T7">· UTN-BA </text:span><text:span text:style-name="T7">— </text:span><text:span text:style-name="T7">currently </text:span><text:span text:style-name="T7">enrolled </text:span><text:span text:style-name="T7">Buenos </text:span><text:span text:style-name="T7">Aires, </text:span><text:span text:style-name="T7">Argentina </text:span><text:span text:style-name="T7">—</text:span></text:p>
          </draw:text-box>
        </draw:frame>
        <draw:frame draw:style-name="gr2" draw:text-style-name="P3" draw:layer="layout" svg:width="2.597cm" svg:height="0.577cm" svg:x="0.988cm" svg:y="8.166cm">
          <draw:text-box>
            <text:p text:style-name="P2"><text:span text:style-name="T7">A</text:span><text:span text:style-name="T7">pr</text:span><text:span text:style-name="T7">il </text:span><text:span text:style-name="T7">1</text:span><text:span text:style-name="T7">6, </text:span><text:span text:style-name="T7">2</text:span><text:span text:style-name="T7">0</text:span><text:span text:style-name="T7">2</text:span><text:span text:style-name="T7">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hropicMonoVariableVariable" svg:font-family="AnthropicMonoVariableVariable"/>
    <style:font-face style:name="AnthropicSerifWebVariable-Text" svg:font-family="AnthropicSerifWebVariable-Text"/>
    <style:font-face style:name="AnthropicSerifWebVariable-TextRegular" svg:font-family="AnthropicSerifWebVariable-TextRegular"/>
    <style:font-face style:name="DejaVu Sans" svg:font-family="'DejaVu Sans'" style:font-family-generic="system" style:font-pitch="variable"/>
    <style:font-face style:name="DejaVuSansMono" svg:font-family="DejaVuSansMono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zilla_Bullet" svg:font-family="Mozilla_Bulle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0.9cm" fo:margin-right="1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7T00:21:01.711193411</dc:date>
    <meta:editing-duration>PT2M19S</meta:editing-duration>
    <meta:editing-cycles>1</meta:editing-cycles>
    <meta:document-statistic meta:object-count="1504"/>
    <meta:generator>LibreOffice/24.2.7.2$Linux_X86_64 LibreOffice_project/420$Build-2</meta:generator>
  </office:meta>
</office:document-meta>
</file>